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6pt" style:use-optimal-row-height="true"/>
    </style:style>
    <style:style style:name="ACOL-0" style:family="table-column">
      <style:table-column-properties style:column-width="80.1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  <style:map style:apply-style-name="Gnumeric-1" style:condition="of:cell-content()=4" style:base-cell-address="$'display'.$B$2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20.61pt" style:use-optimal-column-width="true"/>
    </style:style>
    <style:style style:name="ACOL-2" style:family="table-column">
      <style:table-column-properties style:column-width="14.999999999999996pt" style:use-optimal-column-width="false"/>
    </style:style>
    <style:style style:name="ACOL-3" style:family="table-column"/>
    <style:style style:name="AROW-1" style:family="table-row">
      <style:table-row-properties style:row-height="15.76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isplay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49"/>
        <table:table-column table:default-cell-style-name="ACE-1" table:style-name="ACOL-0" table:number-columns-repeated="974"/>
        <table:table-row table:style-name="AROW-1">
          <table:table-cell table:style-name="ACE-1" office:value-type="float" office:value="2">
            <text:p>2</text:p>
          </table:table-cell>
          <table:table-cell table:number-columns-repeated="1023" table:style-name="ACE-1"/>
        </table:table-row>
        <table:table-row table:style-name="AROW-0">
          <table:table-cell table:style-name="ACE-1"/>
          <table:table-cell table:style-name="ACE-0" table:formula="of:=IF([$'abs'.B2]&lt;2;4;1)" office:value-type="float" office:value="4">
            <text:p>4</text:p>
          </table:table-cell>
          <table:table-cell table:style-name="ACE-0" table:formula="of:=IF([$'abs'.C2]&lt;2;4;1)" office:value-type="float" office:value="4">
            <text:p>4</text:p>
          </table:table-cell>
          <table:table-cell table:style-name="ACE-0" table:formula="of:=IF([$'abs'.D2]&lt;2;4;1)" office:value-type="float" office:value="4">
            <text:p>4</text:p>
          </table:table-cell>
          <table:table-cell table:style-name="ACE-0" table:formula="of:=IF([$'abs'.E2]&lt;2;4;1)" office:value-type="float" office:value="4">
            <text:p>4</text:p>
          </table:table-cell>
          <table:table-cell table:style-name="ACE-0" table:formula="of:=IF([$'abs'.F2]&lt;2;4;1)" office:value-type="float" office:value="4">
            <text:p>4</text:p>
          </table:table-cell>
          <table:table-cell table:style-name="ACE-0" table:formula="of:=IF([$'abs'.G2]&lt;2;4;1)" office:value-type="float" office:value="4">
            <text:p>4</text:p>
          </table:table-cell>
          <table:table-cell table:style-name="ACE-0" table:formula="of:=IF([$'abs'.H2]&lt;2;4;1)" office:value-type="float" office:value="4">
            <text:p>4</text:p>
          </table:table-cell>
          <table:table-cell table:style-name="ACE-0" table:formula="of:=IF([$'abs'.I2]&lt;2;4;1)" office:value-type="float" office:value="4">
            <text:p>4</text:p>
          </table:table-cell>
          <table:table-cell table:style-name="ACE-0" table:formula="of:=IF([$'abs'.J2]&lt;2;4;1)" office:value-type="float" office:value="4">
            <text:p>4</text:p>
          </table:table-cell>
          <table:table-cell table:style-name="ACE-0" table:formula="of:=IF([$'abs'.K2]&lt;2;4;1)" office:value-type="float" office:value="4">
            <text:p>4</text:p>
          </table:table-cell>
          <table:table-cell table:style-name="ACE-0" table:formula="of:=IF([$'abs'.L2]&lt;2;4;1)" office:value-type="float" office:value="4">
            <text:p>4</text:p>
          </table:table-cell>
          <table:table-cell table:style-name="ACE-0" table:formula="of:=IF([$'abs'.M2]&lt;2;4;1)" office:value-type="float" office:value="4">
            <text:p>4</text:p>
          </table:table-cell>
          <table:table-cell table:style-name="ACE-0" table:formula="of:=IF([$'abs'.N2]&lt;2;4;1)" office:value-type="float" office:value="4">
            <text:p>4</text:p>
          </table:table-cell>
          <table:table-cell table:style-name="ACE-0" table:formula="of:=IF([$'abs'.O2]&lt;2;4;1)" office:value-type="float" office:value="4">
            <text:p>4</text:p>
          </table:table-cell>
          <table:table-cell table:style-name="ACE-0" table:formula="of:=IF([$'abs'.P2]&lt;2;4;1)" office:value-type="float" office:value="4">
            <text:p>4</text:p>
          </table:table-cell>
          <table:table-cell table:style-name="ACE-0" table:formula="of:=IF([$'abs'.Q2]&lt;2;4;1)" office:value-type="float" office:value="4">
            <text:p>4</text:p>
          </table:table-cell>
          <table:table-cell table:style-name="ACE-0" table:formula="of:=IF([$'abs'.R2]&lt;2;4;1)" office:value-type="float" office:value="4">
            <text:p>4</text:p>
          </table:table-cell>
          <table:table-cell table:style-name="ACE-0" table:formula="of:=IF([$'abs'.S2]&lt;2;4;1)" office:value-type="float" office:value="4">
            <text:p>4</text:p>
          </table:table-cell>
          <table:table-cell table:style-name="ACE-0" table:formula="of:=IF([$'abs'.T2]&lt;2;4;1)" office:value-type="float" office:value="4">
            <text:p>4</text:p>
          </table:table-cell>
          <table:table-cell table:style-name="ACE-0" table:formula="of:=IF([$'abs'.U2]&lt;2;4;1)" office:value-type="float" office:value="4">
            <text:p>4</text:p>
          </table:table-cell>
          <table:table-cell table:style-name="ACE-0" table:formula="of:=IF([$'abs'.V2]&lt;2;4;1)" office:value-type="float" office:value="4">
            <text:p>4</text:p>
          </table:table-cell>
          <table:table-cell table:style-name="ACE-0" table:formula="of:=IF([$'abs'.W2]&lt;2;4;1)" office:value-type="float" office:value="4">
            <text:p>4</text:p>
          </table:table-cell>
          <table:table-cell table:style-name="ACE-0" table:formula="of:=IF([$'abs'.X2]&lt;2;4;1)" office:value-type="float" office:value="4">
            <text:p>4</text:p>
          </table:table-cell>
          <table:table-cell table:style-name="ACE-0" table:formula="of:=IF([$'abs'.Y2]&lt;2;4;1)" office:value-type="float" office:value="4">
            <text:p>4</text:p>
          </table:table-cell>
          <table:table-cell table:style-name="ACE-0" table:formula="of:=IF([$'abs'.Z2]&lt;2;4;1)" office:value-type="float" office:value="4">
            <text:p>4</text:p>
          </table:table-cell>
          <table:table-cell table:style-name="ACE-0" table:formula="of:=IF([$'abs'.AA2]&lt;2;4;1)" office:value-type="float" office:value="4">
            <text:p>4</text:p>
          </table:table-cell>
          <table:table-cell table:style-name="ACE-0" table:formula="of:=IF([$'abs'.AB2]&lt;2;4;1)" office:value-type="float" office:value="4">
            <text:p>4</text:p>
          </table:table-cell>
          <table:table-cell table:style-name="ACE-0" table:formula="of:=IF([$'abs'.AC2]&lt;2;4;1)" office:value-type="float" office:value="4">
            <text:p>4</text:p>
          </table:table-cell>
          <table:table-cell table:style-name="ACE-0" table:formula="of:=IF([$'abs'.AD2]&lt;2;4;1)" office:value-type="float" office:value="4">
            <text:p>4</text:p>
          </table:table-cell>
          <table:table-cell table:style-name="ACE-0" table:formula="of:=IF([$'abs'.AE2]&lt;2;4;1)" office:value-type="float" office:value="4">
            <text:p>4</text:p>
          </table:table-cell>
          <table:table-cell table:style-name="ACE-0" table:formula="of:=IF([$'abs'.AF2]&lt;2;4;1)" office:value-type="float" office:value="4">
            <text:p>4</text:p>
          </table:table-cell>
          <table:table-cell table:style-name="ACE-0" table:formula="of:=IF([$'abs'.AG2]&lt;2;4;1)" office:value-type="float" office:value="4">
            <text:p>4</text:p>
          </table:table-cell>
          <table:table-cell table:style-name="ACE-0" table:formula="of:=IF([$'abs'.AH2]&lt;2;4;1)" office:value-type="float" office:value="4">
            <text:p>4</text:p>
          </table:table-cell>
          <table:table-cell table:style-name="ACE-0" table:formula="of:=IF([$'abs'.AI2]&lt;2;4;1)" office:value-type="float" office:value="4">
            <text:p>4</text:p>
          </table:table-cell>
          <table:table-cell table:style-name="ACE-0" table:formula="of:=IF([$'abs'.AJ2]&lt;2;4;1)" office:value-type="float" office:value="4">
            <text:p>4</text:p>
          </table:table-cell>
          <table:table-cell table:style-name="ACE-0" table:formula="of:=IF([$'abs'.AK2]&lt;2;4;1)" office:value-type="float" office:value="4">
            <text:p>4</text:p>
          </table:table-cell>
          <table:table-cell table:style-name="ACE-0" table:formula="of:=IF([$'abs'.AL2]&lt;2;4;1)" office:value-type="float" office:value="4">
            <text:p>4</text:p>
          </table:table-cell>
          <table:table-cell table:style-name="ACE-0" table:formula="of:=IF([$'abs'.AM2]&lt;2;4;1)" office:value-type="float" office:value="4">
            <text:p>4</text:p>
          </table:table-cell>
          <table:table-cell table:style-name="ACE-0" table:formula="of:=IF([$'abs'.AN2]&lt;2;4;1)" office:value-type="float" office:value="4">
            <text:p>4</text:p>
          </table:table-cell>
          <table:table-cell table:style-name="ACE-0" table:formula="of:=IF([$'abs'.AO2]&lt;2;4;1)" office:value-type="float" office:value="4">
            <text:p>4</text:p>
          </table:table-cell>
          <table:table-cell table:style-name="ACE-0" table:formula="of:=IF([$'abs'.AP2]&lt;2;4;1)" office:value-type="float" office:value="4">
            <text:p>4</text:p>
          </table:table-cell>
          <table:table-cell table:style-name="ACE-0" table:formula="of:=IF([$'abs'.AQ2]&lt;2;4;1)" office:value-type="float" office:value="4">
            <text:p>4</text:p>
          </table:table-cell>
          <table:table-cell table:style-name="ACE-0" table:formula="of:=IF([$'abs'.AR2]&lt;2;4;1)" office:value-type="float" office:value="4">
            <text:p>4</text:p>
          </table:table-cell>
          <table:table-cell table:style-name="ACE-0" table:formula="of:=IF([$'abs'.AS2]&lt;2;4;1)" office:value-type="float" office:value="4">
            <text:p>4</text:p>
          </table:table-cell>
          <table:table-cell table:style-name="ACE-0" table:formula="of:=IF([$'abs'.AT2]&lt;2;4;1)" office:value-type="float" office:value="4">
            <text:p>4</text:p>
          </table:table-cell>
          <table:table-cell table:style-name="ACE-0" table:formula="of:=IF([$'abs'.AU2]&lt;2;4;1)" office:value-type="float" office:value="4">
            <text:p>4</text:p>
          </table:table-cell>
          <table:table-cell table:style-name="ACE-0" table:formula="of:=IF([$'abs'.AV2]&lt;2;4;1)" office:value-type="float" office:value="4">
            <text:p>4</text:p>
          </table:table-cell>
          <table:table-cell table:style-name="ACE-0" table:formula="of:=IF([$'abs'.AW2]&lt;2;4;1)" office:value-type="float" office:value="4">
            <text:p>4</text:p>
          </table:table-cell>
          <table:table-cell table:style-name="ACE-0" table:formula="of:=IF([$'abs'.AX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]&lt;2;4;1)" office:value-type="float" office:value="4">
            <text:p>4</text:p>
          </table:table-cell>
          <table:table-cell table:style-name="ACE-0" table:formula="of:=IF([$'abs'.C3]&lt;2;4;1)" office:value-type="float" office:value="4">
            <text:p>4</text:p>
          </table:table-cell>
          <table:table-cell table:style-name="ACE-0" table:formula="of:=IF([$'abs'.D3]&lt;2;4;1)" office:value-type="float" office:value="4">
            <text:p>4</text:p>
          </table:table-cell>
          <table:table-cell table:style-name="ACE-0" table:formula="of:=IF([$'abs'.E3]&lt;2;4;1)" office:value-type="float" office:value="4">
            <text:p>4</text:p>
          </table:table-cell>
          <table:table-cell table:style-name="ACE-0" table:formula="of:=IF([$'abs'.F3]&lt;2;4;1)" office:value-type="float" office:value="4">
            <text:p>4</text:p>
          </table:table-cell>
          <table:table-cell table:style-name="ACE-0" table:formula="of:=IF([$'abs'.G3]&lt;2;4;1)" office:value-type="float" office:value="4">
            <text:p>4</text:p>
          </table:table-cell>
          <table:table-cell table:style-name="ACE-0" table:formula="of:=IF([$'abs'.H3]&lt;2;4;1)" office:value-type="float" office:value="4">
            <text:p>4</text:p>
          </table:table-cell>
          <table:table-cell table:style-name="ACE-0" table:formula="of:=IF([$'abs'.I3]&lt;2;4;1)" office:value-type="float" office:value="4">
            <text:p>4</text:p>
          </table:table-cell>
          <table:table-cell table:style-name="ACE-0" table:formula="of:=IF([$'abs'.J3]&lt;2;4;1)" office:value-type="float" office:value="4">
            <text:p>4</text:p>
          </table:table-cell>
          <table:table-cell table:style-name="ACE-0" table:formula="of:=IF([$'abs'.K3]&lt;2;4;1)" office:value-type="float" office:value="4">
            <text:p>4</text:p>
          </table:table-cell>
          <table:table-cell table:style-name="ACE-0" table:formula="of:=IF([$'abs'.L3]&lt;2;4;1)" office:value-type="float" office:value="4">
            <text:p>4</text:p>
          </table:table-cell>
          <table:table-cell table:style-name="ACE-0" table:formula="of:=IF([$'abs'.M3]&lt;2;4;1)" office:value-type="float" office:value="4">
            <text:p>4</text:p>
          </table:table-cell>
          <table:table-cell table:style-name="ACE-0" table:formula="of:=IF([$'abs'.N3]&lt;2;4;1)" office:value-type="float" office:value="4">
            <text:p>4</text:p>
          </table:table-cell>
          <table:table-cell table:style-name="ACE-0" table:formula="of:=IF([$'abs'.O3]&lt;2;4;1)" office:value-type="float" office:value="4">
            <text:p>4</text:p>
          </table:table-cell>
          <table:table-cell table:style-name="ACE-0" table:formula="of:=IF([$'abs'.P3]&lt;2;4;1)" office:value-type="float" office:value="4">
            <text:p>4</text:p>
          </table:table-cell>
          <table:table-cell table:style-name="ACE-0" table:formula="of:=IF([$'abs'.Q3]&lt;2;4;1)" office:value-type="float" office:value="4">
            <text:p>4</text:p>
          </table:table-cell>
          <table:table-cell table:style-name="ACE-0" table:formula="of:=IF([$'abs'.R3]&lt;2;4;1)" office:value-type="float" office:value="4">
            <text:p>4</text:p>
          </table:table-cell>
          <table:table-cell table:style-name="ACE-0" table:formula="of:=IF([$'abs'.S3]&lt;2;4;1)" office:value-type="float" office:value="4">
            <text:p>4</text:p>
          </table:table-cell>
          <table:table-cell table:style-name="ACE-0" table:formula="of:=IF([$'abs'.T3]&lt;2;4;1)" office:value-type="float" office:value="4">
            <text:p>4</text:p>
          </table:table-cell>
          <table:table-cell table:style-name="ACE-0" table:formula="of:=IF([$'abs'.U3]&lt;2;4;1)" office:value-type="float" office:value="4">
            <text:p>4</text:p>
          </table:table-cell>
          <table:table-cell table:style-name="ACE-0" table:formula="of:=IF([$'abs'.V3]&lt;2;4;1)" office:value-type="float" office:value="4">
            <text:p>4</text:p>
          </table:table-cell>
          <table:table-cell table:style-name="ACE-0" table:formula="of:=IF([$'abs'.W3]&lt;2;4;1)" office:value-type="float" office:value="4">
            <text:p>4</text:p>
          </table:table-cell>
          <table:table-cell table:style-name="ACE-0" table:formula="of:=IF([$'abs'.X3]&lt;2;4;1)" office:value-type="float" office:value="4">
            <text:p>4</text:p>
          </table:table-cell>
          <table:table-cell table:style-name="ACE-0" table:formula="of:=IF([$'abs'.Y3]&lt;2;4;1)" office:value-type="float" office:value="4">
            <text:p>4</text:p>
          </table:table-cell>
          <table:table-cell table:style-name="ACE-0" table:formula="of:=IF([$'abs'.Z3]&lt;2;4;1)" office:value-type="float" office:value="4">
            <text:p>4</text:p>
          </table:table-cell>
          <table:table-cell table:style-name="ACE-0" table:formula="of:=IF([$'abs'.AA3]&lt;2;4;1)" office:value-type="float" office:value="4">
            <text:p>4</text:p>
          </table:table-cell>
          <table:table-cell table:style-name="ACE-0" table:formula="of:=IF([$'abs'.AB3]&lt;2;4;1)" office:value-type="float" office:value="4">
            <text:p>4</text:p>
          </table:table-cell>
          <table:table-cell table:style-name="ACE-0" table:formula="of:=IF([$'abs'.AC3]&lt;2;4;1)" office:value-type="float" office:value="4">
            <text:p>4</text:p>
          </table:table-cell>
          <table:table-cell table:style-name="ACE-0" table:formula="of:=IF([$'abs'.AD3]&lt;2;4;1)" office:value-type="float" office:value="4">
            <text:p>4</text:p>
          </table:table-cell>
          <table:table-cell table:style-name="ACE-0" table:formula="of:=IF([$'abs'.AE3]&lt;2;4;1)" office:value-type="float" office:value="4">
            <text:p>4</text:p>
          </table:table-cell>
          <table:table-cell table:style-name="ACE-0" table:formula="of:=IF([$'abs'.AF3]&lt;2;4;1)" office:value-type="float" office:value="4">
            <text:p>4</text:p>
          </table:table-cell>
          <table:table-cell table:style-name="ACE-0" table:formula="of:=IF([$'abs'.AG3]&lt;2;4;1)" office:value-type="float" office:value="4">
            <text:p>4</text:p>
          </table:table-cell>
          <table:table-cell table:style-name="ACE-0" table:formula="of:=IF([$'abs'.AH3]&lt;2;4;1)" office:value-type="float" office:value="4">
            <text:p>4</text:p>
          </table:table-cell>
          <table:table-cell table:style-name="ACE-0" table:formula="of:=IF([$'abs'.AI3]&lt;2;4;1)" office:value-type="float" office:value="4">
            <text:p>4</text:p>
          </table:table-cell>
          <table:table-cell table:style-name="ACE-0" table:formula="of:=IF([$'abs'.AJ3]&lt;2;4;1)" office:value-type="float" office:value="4">
            <text:p>4</text:p>
          </table:table-cell>
          <table:table-cell table:style-name="ACE-0" table:formula="of:=IF([$'abs'.AK3]&lt;2;4;1)" office:value-type="float" office:value="4">
            <text:p>4</text:p>
          </table:table-cell>
          <table:table-cell table:style-name="ACE-0" table:formula="of:=IF([$'abs'.AL3]&lt;2;4;1)" office:value-type="float" office:value="4">
            <text:p>4</text:p>
          </table:table-cell>
          <table:table-cell table:style-name="ACE-0" table:formula="of:=IF([$'abs'.AM3]&lt;2;4;1)" office:value-type="float" office:value="4">
            <text:p>4</text:p>
          </table:table-cell>
          <table:table-cell table:style-name="ACE-0" table:formula="of:=IF([$'abs'.AN3]&lt;2;4;1)" office:value-type="float" office:value="4">
            <text:p>4</text:p>
          </table:table-cell>
          <table:table-cell table:style-name="ACE-0" table:formula="of:=IF([$'abs'.AO3]&lt;2;4;1)" office:value-type="float" office:value="4">
            <text:p>4</text:p>
          </table:table-cell>
          <table:table-cell table:style-name="ACE-0" table:formula="of:=IF([$'abs'.AP3]&lt;2;4;1)" office:value-type="float" office:value="4">
            <text:p>4</text:p>
          </table:table-cell>
          <table:table-cell table:style-name="ACE-0" table:formula="of:=IF([$'abs'.AQ3]&lt;2;4;1)" office:value-type="float" office:value="4">
            <text:p>4</text:p>
          </table:table-cell>
          <table:table-cell table:style-name="ACE-0" table:formula="of:=IF([$'abs'.AR3]&lt;2;4;1)" office:value-type="float" office:value="4">
            <text:p>4</text:p>
          </table:table-cell>
          <table:table-cell table:style-name="ACE-0" table:formula="of:=IF([$'abs'.AS3]&lt;2;4;1)" office:value-type="float" office:value="4">
            <text:p>4</text:p>
          </table:table-cell>
          <table:table-cell table:style-name="ACE-0" table:formula="of:=IF([$'abs'.AT3]&lt;2;4;1)" office:value-type="float" office:value="4">
            <text:p>4</text:p>
          </table:table-cell>
          <table:table-cell table:style-name="ACE-0" table:formula="of:=IF([$'abs'.AU3]&lt;2;4;1)" office:value-type="float" office:value="4">
            <text:p>4</text:p>
          </table:table-cell>
          <table:table-cell table:style-name="ACE-0" table:formula="of:=IF([$'abs'.AV3]&lt;2;4;1)" office:value-type="float" office:value="4">
            <text:p>4</text:p>
          </table:table-cell>
          <table:table-cell table:style-name="ACE-0" table:formula="of:=IF([$'abs'.AW3]&lt;2;4;1)" office:value-type="float" office:value="4">
            <text:p>4</text:p>
          </table:table-cell>
          <table:table-cell table:style-name="ACE-0" table:formula="of:=IF([$'abs'.AX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]&lt;2;4;1)" office:value-type="float" office:value="4">
            <text:p>4</text:p>
          </table:table-cell>
          <table:table-cell table:style-name="ACE-0" table:formula="of:=IF([$'abs'.C4]&lt;2;4;1)" office:value-type="float" office:value="4">
            <text:p>4</text:p>
          </table:table-cell>
          <table:table-cell table:style-name="ACE-0" table:formula="of:=IF([$'abs'.D4]&lt;2;4;1)" office:value-type="float" office:value="4">
            <text:p>4</text:p>
          </table:table-cell>
          <table:table-cell table:style-name="ACE-0" table:formula="of:=IF([$'abs'.E4]&lt;2;4;1)" office:value-type="float" office:value="4">
            <text:p>4</text:p>
          </table:table-cell>
          <table:table-cell table:style-name="ACE-0" table:formula="of:=IF([$'abs'.F4]&lt;2;4;1)" office:value-type="float" office:value="4">
            <text:p>4</text:p>
          </table:table-cell>
          <table:table-cell table:style-name="ACE-0" table:formula="of:=IF([$'abs'.G4]&lt;2;4;1)" office:value-type="float" office:value="4">
            <text:p>4</text:p>
          </table:table-cell>
          <table:table-cell table:style-name="ACE-0" table:formula="of:=IF([$'abs'.H4]&lt;2;4;1)" office:value-type="float" office:value="4">
            <text:p>4</text:p>
          </table:table-cell>
          <table:table-cell table:style-name="ACE-0" table:formula="of:=IF([$'abs'.I4]&lt;2;4;1)" office:value-type="float" office:value="4">
            <text:p>4</text:p>
          </table:table-cell>
          <table:table-cell table:style-name="ACE-0" table:formula="of:=IF([$'abs'.J4]&lt;2;4;1)" office:value-type="float" office:value="4">
            <text:p>4</text:p>
          </table:table-cell>
          <table:table-cell table:style-name="ACE-0" table:formula="of:=IF([$'abs'.K4]&lt;2;4;1)" office:value-type="float" office:value="4">
            <text:p>4</text:p>
          </table:table-cell>
          <table:table-cell table:style-name="ACE-0" table:formula="of:=IF([$'abs'.L4]&lt;2;4;1)" office:value-type="float" office:value="4">
            <text:p>4</text:p>
          </table:table-cell>
          <table:table-cell table:style-name="ACE-0" table:formula="of:=IF([$'abs'.M4]&lt;2;4;1)" office:value-type="float" office:value="4">
            <text:p>4</text:p>
          </table:table-cell>
          <table:table-cell table:style-name="ACE-0" table:formula="of:=IF([$'abs'.N4]&lt;2;4;1)" office:value-type="float" office:value="4">
            <text:p>4</text:p>
          </table:table-cell>
          <table:table-cell table:style-name="ACE-0" table:formula="of:=IF([$'abs'.O4]&lt;2;4;1)" office:value-type="float" office:value="4">
            <text:p>4</text:p>
          </table:table-cell>
          <table:table-cell table:style-name="ACE-0" table:formula="of:=IF([$'abs'.P4]&lt;2;4;1)" office:value-type="float" office:value="4">
            <text:p>4</text:p>
          </table:table-cell>
          <table:table-cell table:style-name="ACE-0" table:formula="of:=IF([$'abs'.Q4]&lt;2;4;1)" office:value-type="float" office:value="4">
            <text:p>4</text:p>
          </table:table-cell>
          <table:table-cell table:style-name="ACE-0" table:formula="of:=IF([$'abs'.R4]&lt;2;4;1)" office:value-type="float" office:value="4">
            <text:p>4</text:p>
          </table:table-cell>
          <table:table-cell table:style-name="ACE-0" table:formula="of:=IF([$'abs'.S4]&lt;2;4;1)" office:value-type="float" office:value="4">
            <text:p>4</text:p>
          </table:table-cell>
          <table:table-cell table:style-name="ACE-0" table:formula="of:=IF([$'abs'.T4]&lt;2;4;1)" office:value-type="float" office:value="4">
            <text:p>4</text:p>
          </table:table-cell>
          <table:table-cell table:style-name="ACE-0" table:formula="of:=IF([$'abs'.U4]&lt;2;4;1)" office:value-type="float" office:value="4">
            <text:p>4</text:p>
          </table:table-cell>
          <table:table-cell table:style-name="ACE-0" table:formula="of:=IF([$'abs'.V4]&lt;2;4;1)" office:value-type="float" office:value="4">
            <text:p>4</text:p>
          </table:table-cell>
          <table:table-cell table:style-name="ACE-0" table:formula="of:=IF([$'abs'.W4]&lt;2;4;1)" office:value-type="float" office:value="4">
            <text:p>4</text:p>
          </table:table-cell>
          <table:table-cell table:style-name="ACE-0" table:formula="of:=IF([$'abs'.X4]&lt;2;4;1)" office:value-type="float" office:value="4">
            <text:p>4</text:p>
          </table:table-cell>
          <table:table-cell table:style-name="ACE-0" table:formula="of:=IF([$'abs'.Y4]&lt;2;4;1)" office:value-type="float" office:value="4">
            <text:p>4</text:p>
          </table:table-cell>
          <table:table-cell table:style-name="ACE-0" table:formula="of:=IF([$'abs'.Z4]&lt;2;4;1)" office:value-type="float" office:value="4">
            <text:p>4</text:p>
          </table:table-cell>
          <table:table-cell table:style-name="ACE-0" table:formula="of:=IF([$'abs'.AA4]&lt;2;4;1)" office:value-type="float" office:value="4">
            <text:p>4</text:p>
          </table:table-cell>
          <table:table-cell table:style-name="ACE-0" table:formula="of:=IF([$'abs'.AB4]&lt;2;4;1)" office:value-type="float" office:value="4">
            <text:p>4</text:p>
          </table:table-cell>
          <table:table-cell table:style-name="ACE-0" table:formula="of:=IF([$'abs'.AC4]&lt;2;4;1)" office:value-type="float" office:value="4">
            <text:p>4</text:p>
          </table:table-cell>
          <table:table-cell table:style-name="ACE-0" table:formula="of:=IF([$'abs'.AD4]&lt;2;4;1)" office:value-type="float" office:value="4">
            <text:p>4</text:p>
          </table:table-cell>
          <table:table-cell table:style-name="ACE-0" table:formula="of:=IF([$'abs'.AE4]&lt;2;4;1)" office:value-type="float" office:value="4">
            <text:p>4</text:p>
          </table:table-cell>
          <table:table-cell table:style-name="ACE-0" table:formula="of:=IF([$'abs'.AF4]&lt;2;4;1)" office:value-type="float" office:value="4">
            <text:p>4</text:p>
          </table:table-cell>
          <table:table-cell table:style-name="ACE-0" table:formula="of:=IF([$'abs'.AG4]&lt;2;4;1)" office:value-type="float" office:value="4">
            <text:p>4</text:p>
          </table:table-cell>
          <table:table-cell table:style-name="ACE-0" table:formula="of:=IF([$'abs'.AH4]&lt;2;4;1)" office:value-type="float" office:value="4">
            <text:p>4</text:p>
          </table:table-cell>
          <table:table-cell table:style-name="ACE-0" table:formula="of:=IF([$'abs'.AI4]&lt;2;4;1)" office:value-type="float" office:value="4">
            <text:p>4</text:p>
          </table:table-cell>
          <table:table-cell table:style-name="ACE-0" table:formula="of:=IF([$'abs'.AJ4]&lt;2;4;1)" office:value-type="float" office:value="4">
            <text:p>4</text:p>
          </table:table-cell>
          <table:table-cell table:style-name="ACE-0" table:formula="of:=IF([$'abs'.AK4]&lt;2;4;1)" office:value-type="float" office:value="4">
            <text:p>4</text:p>
          </table:table-cell>
          <table:table-cell table:style-name="ACE-0" table:formula="of:=IF([$'abs'.AL4]&lt;2;4;1)" office:value-type="float" office:value="4">
            <text:p>4</text:p>
          </table:table-cell>
          <table:table-cell table:style-name="ACE-0" table:formula="of:=IF([$'abs'.AM4]&lt;2;4;1)" office:value-type="float" office:value="4">
            <text:p>4</text:p>
          </table:table-cell>
          <table:table-cell table:style-name="ACE-0" table:formula="of:=IF([$'abs'.AN4]&lt;2;4;1)" office:value-type="float" office:value="4">
            <text:p>4</text:p>
          </table:table-cell>
          <table:table-cell table:style-name="ACE-0" table:formula="of:=IF([$'abs'.AO4]&lt;2;4;1)" office:value-type="float" office:value="4">
            <text:p>4</text:p>
          </table:table-cell>
          <table:table-cell table:style-name="ACE-0" table:formula="of:=IF([$'abs'.AP4]&lt;2;4;1)" office:value-type="float" office:value="4">
            <text:p>4</text:p>
          </table:table-cell>
          <table:table-cell table:style-name="ACE-0" table:formula="of:=IF([$'abs'.AQ4]&lt;2;4;1)" office:value-type="float" office:value="4">
            <text:p>4</text:p>
          </table:table-cell>
          <table:table-cell table:style-name="ACE-0" table:formula="of:=IF([$'abs'.AR4]&lt;2;4;1)" office:value-type="float" office:value="4">
            <text:p>4</text:p>
          </table:table-cell>
          <table:table-cell table:style-name="ACE-0" table:formula="of:=IF([$'abs'.AS4]&lt;2;4;1)" office:value-type="float" office:value="4">
            <text:p>4</text:p>
          </table:table-cell>
          <table:table-cell table:style-name="ACE-0" table:formula="of:=IF([$'abs'.AT4]&lt;2;4;1)" office:value-type="float" office:value="4">
            <text:p>4</text:p>
          </table:table-cell>
          <table:table-cell table:style-name="ACE-0" table:formula="of:=IF([$'abs'.AU4]&lt;2;4;1)" office:value-type="float" office:value="4">
            <text:p>4</text:p>
          </table:table-cell>
          <table:table-cell table:style-name="ACE-0" table:formula="of:=IF([$'abs'.AV4]&lt;2;4;1)" office:value-type="float" office:value="4">
            <text:p>4</text:p>
          </table:table-cell>
          <table:table-cell table:style-name="ACE-0" table:formula="of:=IF([$'abs'.AW4]&lt;2;4;1)" office:value-type="float" office:value="4">
            <text:p>4</text:p>
          </table:table-cell>
          <table:table-cell table:style-name="ACE-0" table:formula="of:=IF([$'abs'.AX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5]&lt;2;4;1)" office:value-type="float" office:value="4">
            <text:p>4</text:p>
          </table:table-cell>
          <table:table-cell table:style-name="ACE-0" table:formula="of:=IF([$'abs'.C5]&lt;2;4;1)" office:value-type="float" office:value="4">
            <text:p>4</text:p>
          </table:table-cell>
          <table:table-cell table:style-name="ACE-0" table:formula="of:=IF([$'abs'.D5]&lt;2;4;1)" office:value-type="float" office:value="4">
            <text:p>4</text:p>
          </table:table-cell>
          <table:table-cell table:style-name="ACE-0" table:formula="of:=IF([$'abs'.E5]&lt;2;4;1)" office:value-type="float" office:value="4">
            <text:p>4</text:p>
          </table:table-cell>
          <table:table-cell table:style-name="ACE-0" table:formula="of:=IF([$'abs'.F5]&lt;2;4;1)" office:value-type="float" office:value="4">
            <text:p>4</text:p>
          </table:table-cell>
          <table:table-cell table:style-name="ACE-0" table:formula="of:=IF([$'abs'.G5]&lt;2;4;1)" office:value-type="float" office:value="4">
            <text:p>4</text:p>
          </table:table-cell>
          <table:table-cell table:style-name="ACE-0" table:formula="of:=IF([$'abs'.H5]&lt;2;4;1)" office:value-type="float" office:value="4">
            <text:p>4</text:p>
          </table:table-cell>
          <table:table-cell table:style-name="ACE-0" table:formula="of:=IF([$'abs'.I5]&lt;2;4;1)" office:value-type="float" office:value="4">
            <text:p>4</text:p>
          </table:table-cell>
          <table:table-cell table:style-name="ACE-0" table:formula="of:=IF([$'abs'.J5]&lt;2;4;1)" office:value-type="float" office:value="4">
            <text:p>4</text:p>
          </table:table-cell>
          <table:table-cell table:style-name="ACE-0" table:formula="of:=IF([$'abs'.K5]&lt;2;4;1)" office:value-type="float" office:value="4">
            <text:p>4</text:p>
          </table:table-cell>
          <table:table-cell table:style-name="ACE-0" table:formula="of:=IF([$'abs'.L5]&lt;2;4;1)" office:value-type="float" office:value="4">
            <text:p>4</text:p>
          </table:table-cell>
          <table:table-cell table:style-name="ACE-0" table:formula="of:=IF([$'abs'.M5]&lt;2;4;1)" office:value-type="float" office:value="4">
            <text:p>4</text:p>
          </table:table-cell>
          <table:table-cell table:style-name="ACE-0" table:formula="of:=IF([$'abs'.N5]&lt;2;4;1)" office:value-type="float" office:value="4">
            <text:p>4</text:p>
          </table:table-cell>
          <table:table-cell table:style-name="ACE-0" table:formula="of:=IF([$'abs'.O5]&lt;2;4;1)" office:value-type="float" office:value="4">
            <text:p>4</text:p>
          </table:table-cell>
          <table:table-cell table:style-name="ACE-0" table:formula="of:=IF([$'abs'.P5]&lt;2;4;1)" office:value-type="float" office:value="4">
            <text:p>4</text:p>
          </table:table-cell>
          <table:table-cell table:style-name="ACE-0" table:formula="of:=IF([$'abs'.Q5]&lt;2;4;1)" office:value-type="float" office:value="4">
            <text:p>4</text:p>
          </table:table-cell>
          <table:table-cell table:style-name="ACE-0" table:formula="of:=IF([$'abs'.R5]&lt;2;4;1)" office:value-type="float" office:value="4">
            <text:p>4</text:p>
          </table:table-cell>
          <table:table-cell table:style-name="ACE-0" table:formula="of:=IF([$'abs'.S5]&lt;2;4;1)" office:value-type="float" office:value="4">
            <text:p>4</text:p>
          </table:table-cell>
          <table:table-cell table:style-name="ACE-0" table:formula="of:=IF([$'abs'.T5]&lt;2;4;1)" office:value-type="float" office:value="4">
            <text:p>4</text:p>
          </table:table-cell>
          <table:table-cell table:style-name="ACE-0" table:formula="of:=IF([$'abs'.U5]&lt;2;4;1)" office:value-type="float" office:value="4">
            <text:p>4</text:p>
          </table:table-cell>
          <table:table-cell table:style-name="ACE-0" table:formula="of:=IF([$'abs'.V5]&lt;2;4;1)" office:value-type="float" office:value="4">
            <text:p>4</text:p>
          </table:table-cell>
          <table:table-cell table:style-name="ACE-0" table:formula="of:=IF([$'abs'.W5]&lt;2;4;1)" office:value-type="float" office:value="4">
            <text:p>4</text:p>
          </table:table-cell>
          <table:table-cell table:style-name="ACE-0" table:formula="of:=IF([$'abs'.X5]&lt;2;4;1)" office:value-type="float" office:value="4">
            <text:p>4</text:p>
          </table:table-cell>
          <table:table-cell table:style-name="ACE-0" table:formula="of:=IF([$'abs'.Y5]&lt;2;4;1)" office:value-type="float" office:value="4">
            <text:p>4</text:p>
          </table:table-cell>
          <table:table-cell table:style-name="ACE-0" table:formula="of:=IF([$'abs'.Z5]&lt;2;4;1)" office:value-type="float" office:value="4">
            <text:p>4</text:p>
          </table:table-cell>
          <table:table-cell table:style-name="ACE-0" table:formula="of:=IF([$'abs'.AA5]&lt;2;4;1)" office:value-type="float" office:value="4">
            <text:p>4</text:p>
          </table:table-cell>
          <table:table-cell table:style-name="ACE-0" table:formula="of:=IF([$'abs'.AB5]&lt;2;4;1)" office:value-type="float" office:value="4">
            <text:p>4</text:p>
          </table:table-cell>
          <table:table-cell table:style-name="ACE-0" table:formula="of:=IF([$'abs'.AC5]&lt;2;4;1)" office:value-type="float" office:value="4">
            <text:p>4</text:p>
          </table:table-cell>
          <table:table-cell table:style-name="ACE-0" table:formula="of:=IF([$'abs'.AD5]&lt;2;4;1)" office:value-type="float" office:value="4">
            <text:p>4</text:p>
          </table:table-cell>
          <table:table-cell table:style-name="ACE-0" table:formula="of:=IF([$'abs'.AE5]&lt;2;4;1)" office:value-type="float" office:value="4">
            <text:p>4</text:p>
          </table:table-cell>
          <table:table-cell table:style-name="ACE-0" table:formula="of:=IF([$'abs'.AF5]&lt;2;4;1)" office:value-type="float" office:value="4">
            <text:p>4</text:p>
          </table:table-cell>
          <table:table-cell table:style-name="ACE-0" table:formula="of:=IF([$'abs'.AG5]&lt;2;4;1)" office:value-type="float" office:value="4">
            <text:p>4</text:p>
          </table:table-cell>
          <table:table-cell table:style-name="ACE-0" table:formula="of:=IF([$'abs'.AH5]&lt;2;4;1)" office:value-type="float" office:value="4">
            <text:p>4</text:p>
          </table:table-cell>
          <table:table-cell table:style-name="ACE-0" table:formula="of:=IF([$'abs'.AI5]&lt;2;4;1)" office:value-type="float" office:value="4">
            <text:p>4</text:p>
          </table:table-cell>
          <table:table-cell table:style-name="ACE-0" table:formula="of:=IF([$'abs'.AJ5]&lt;2;4;1)" office:value-type="float" office:value="4">
            <text:p>4</text:p>
          </table:table-cell>
          <table:table-cell table:style-name="ACE-0" table:formula="of:=IF([$'abs'.AK5]&lt;2;4;1)" office:value-type="float" office:value="4">
            <text:p>4</text:p>
          </table:table-cell>
          <table:table-cell table:style-name="ACE-0" table:formula="of:=IF([$'abs'.AL5]&lt;2;4;1)" office:value-type="float" office:value="4">
            <text:p>4</text:p>
          </table:table-cell>
          <table:table-cell table:style-name="ACE-0" table:formula="of:=IF([$'abs'.AM5]&lt;2;4;1)" office:value-type="float" office:value="4">
            <text:p>4</text:p>
          </table:table-cell>
          <table:table-cell table:style-name="ACE-0" table:formula="of:=IF([$'abs'.AN5]&lt;2;4;1)" office:value-type="float" office:value="4">
            <text:p>4</text:p>
          </table:table-cell>
          <table:table-cell table:style-name="ACE-0" table:formula="of:=IF([$'abs'.AO5]&lt;2;4;1)" office:value-type="float" office:value="4">
            <text:p>4</text:p>
          </table:table-cell>
          <table:table-cell table:style-name="ACE-0" table:formula="of:=IF([$'abs'.AP5]&lt;2;4;1)" office:value-type="float" office:value="4">
            <text:p>4</text:p>
          </table:table-cell>
          <table:table-cell table:style-name="ACE-0" table:formula="of:=IF([$'abs'.AQ5]&lt;2;4;1)" office:value-type="float" office:value="4">
            <text:p>4</text:p>
          </table:table-cell>
          <table:table-cell table:style-name="ACE-0" table:formula="of:=IF([$'abs'.AR5]&lt;2;4;1)" office:value-type="float" office:value="4">
            <text:p>4</text:p>
          </table:table-cell>
          <table:table-cell table:style-name="ACE-0" table:formula="of:=IF([$'abs'.AS5]&lt;2;4;1)" office:value-type="float" office:value="4">
            <text:p>4</text:p>
          </table:table-cell>
          <table:table-cell table:style-name="ACE-0" table:formula="of:=IF([$'abs'.AT5]&lt;2;4;1)" office:value-type="float" office:value="4">
            <text:p>4</text:p>
          </table:table-cell>
          <table:table-cell table:style-name="ACE-0" table:formula="of:=IF([$'abs'.AU5]&lt;2;4;1)" office:value-type="float" office:value="4">
            <text:p>4</text:p>
          </table:table-cell>
          <table:table-cell table:style-name="ACE-0" table:formula="of:=IF([$'abs'.AV5]&lt;2;4;1)" office:value-type="float" office:value="4">
            <text:p>4</text:p>
          </table:table-cell>
          <table:table-cell table:style-name="ACE-0" table:formula="of:=IF([$'abs'.AW5]&lt;2;4;1)" office:value-type="float" office:value="4">
            <text:p>4</text:p>
          </table:table-cell>
          <table:table-cell table:style-name="ACE-0" table:formula="of:=IF([$'abs'.AX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6]&lt;2;4;1)" office:value-type="float" office:value="4">
            <text:p>4</text:p>
          </table:table-cell>
          <table:table-cell table:style-name="ACE-0" table:formula="of:=IF([$'abs'.C6]&lt;2;4;1)" office:value-type="float" office:value="4">
            <text:p>4</text:p>
          </table:table-cell>
          <table:table-cell table:style-name="ACE-0" table:formula="of:=IF([$'abs'.D6]&lt;2;4;1)" office:value-type="float" office:value="4">
            <text:p>4</text:p>
          </table:table-cell>
          <table:table-cell table:style-name="ACE-0" table:formula="of:=IF([$'abs'.E6]&lt;2;4;1)" office:value-type="float" office:value="4">
            <text:p>4</text:p>
          </table:table-cell>
          <table:table-cell table:style-name="ACE-0" table:formula="of:=IF([$'abs'.F6]&lt;2;4;1)" office:value-type="float" office:value="4">
            <text:p>4</text:p>
          </table:table-cell>
          <table:table-cell table:style-name="ACE-0" table:formula="of:=IF([$'abs'.G6]&lt;2;4;1)" office:value-type="float" office:value="4">
            <text:p>4</text:p>
          </table:table-cell>
          <table:table-cell table:style-name="ACE-0" table:formula="of:=IF([$'abs'.H6]&lt;2;4;1)" office:value-type="float" office:value="4">
            <text:p>4</text:p>
          </table:table-cell>
          <table:table-cell table:style-name="ACE-0" table:formula="of:=IF([$'abs'.I6]&lt;2;4;1)" office:value-type="float" office:value="4">
            <text:p>4</text:p>
          </table:table-cell>
          <table:table-cell table:style-name="ACE-0" table:formula="of:=IF([$'abs'.J6]&lt;2;4;1)" office:value-type="float" office:value="4">
            <text:p>4</text:p>
          </table:table-cell>
          <table:table-cell table:style-name="ACE-0" table:formula="of:=IF([$'abs'.K6]&lt;2;4;1)" office:value-type="float" office:value="4">
            <text:p>4</text:p>
          </table:table-cell>
          <table:table-cell table:style-name="ACE-0" table:formula="of:=IF([$'abs'.L6]&lt;2;4;1)" office:value-type="float" office:value="4">
            <text:p>4</text:p>
          </table:table-cell>
          <table:table-cell table:style-name="ACE-0" table:formula="of:=IF([$'abs'.M6]&lt;2;4;1)" office:value-type="float" office:value="4">
            <text:p>4</text:p>
          </table:table-cell>
          <table:table-cell table:style-name="ACE-0" table:formula="of:=IF([$'abs'.N6]&lt;2;4;1)" office:value-type="float" office:value="4">
            <text:p>4</text:p>
          </table:table-cell>
          <table:table-cell table:style-name="ACE-0" table:formula="of:=IF([$'abs'.O6]&lt;2;4;1)" office:value-type="float" office:value="4">
            <text:p>4</text:p>
          </table:table-cell>
          <table:table-cell table:style-name="ACE-0" table:formula="of:=IF([$'abs'.P6]&lt;2;4;1)" office:value-type="float" office:value="4">
            <text:p>4</text:p>
          </table:table-cell>
          <table:table-cell table:style-name="ACE-0" table:formula="of:=IF([$'abs'.Q6]&lt;2;4;1)" office:value-type="float" office:value="4">
            <text:p>4</text:p>
          </table:table-cell>
          <table:table-cell table:style-name="ACE-0" table:formula="of:=IF([$'abs'.R6]&lt;2;4;1)" office:value-type="float" office:value="4">
            <text:p>4</text:p>
          </table:table-cell>
          <table:table-cell table:style-name="ACE-0" table:formula="of:=IF([$'abs'.S6]&lt;2;4;1)" office:value-type="float" office:value="4">
            <text:p>4</text:p>
          </table:table-cell>
          <table:table-cell table:style-name="ACE-0" table:formula="of:=IF([$'abs'.T6]&lt;2;4;1)" office:value-type="float" office:value="4">
            <text:p>4</text:p>
          </table:table-cell>
          <table:table-cell table:style-name="ACE-0" table:formula="of:=IF([$'abs'.U6]&lt;2;4;1)" office:value-type="float" office:value="4">
            <text:p>4</text:p>
          </table:table-cell>
          <table:table-cell table:style-name="ACE-0" table:formula="of:=IF([$'abs'.V6]&lt;2;4;1)" office:value-type="float" office:value="4">
            <text:p>4</text:p>
          </table:table-cell>
          <table:table-cell table:style-name="ACE-0" table:formula="of:=IF([$'abs'.W6]&lt;2;4;1)" office:value-type="float" office:value="4">
            <text:p>4</text:p>
          </table:table-cell>
          <table:table-cell table:style-name="ACE-0" table:formula="of:=IF([$'abs'.X6]&lt;2;4;1)" office:value-type="float" office:value="4">
            <text:p>4</text:p>
          </table:table-cell>
          <table:table-cell table:style-name="ACE-0" table:formula="of:=IF([$'abs'.Y6]&lt;2;4;1)" office:value-type="float" office:value="4">
            <text:p>4</text:p>
          </table:table-cell>
          <table:table-cell table:style-name="ACE-0" table:formula="of:=IF([$'abs'.Z6]&lt;2;4;1)" office:value-type="float" office:value="4">
            <text:p>4</text:p>
          </table:table-cell>
          <table:table-cell table:style-name="ACE-0" table:formula="of:=IF([$'abs'.AA6]&lt;2;4;1)" office:value-type="float" office:value="4">
            <text:p>4</text:p>
          </table:table-cell>
          <table:table-cell table:style-name="ACE-0" table:formula="of:=IF([$'abs'.AB6]&lt;2;4;1)" office:value-type="float" office:value="4">
            <text:p>4</text:p>
          </table:table-cell>
          <table:table-cell table:style-name="ACE-0" table:formula="of:=IF([$'abs'.AC6]&lt;2;4;1)" office:value-type="float" office:value="4">
            <text:p>4</text:p>
          </table:table-cell>
          <table:table-cell table:style-name="ACE-0" table:formula="of:=IF([$'abs'.AD6]&lt;2;4;1)" office:value-type="float" office:value="4">
            <text:p>4</text:p>
          </table:table-cell>
          <table:table-cell table:style-name="ACE-0" table:formula="of:=IF([$'abs'.AE6]&lt;2;4;1)" office:value-type="float" office:value="4">
            <text:p>4</text:p>
          </table:table-cell>
          <table:table-cell table:style-name="ACE-0" table:formula="of:=IF([$'abs'.AF6]&lt;2;4;1)" office:value-type="float" office:value="4">
            <text:p>4</text:p>
          </table:table-cell>
          <table:table-cell table:style-name="ACE-0" table:formula="of:=IF([$'abs'.AG6]&lt;2;4;1)" office:value-type="float" office:value="4">
            <text:p>4</text:p>
          </table:table-cell>
          <table:table-cell table:style-name="ACE-0" table:formula="of:=IF([$'abs'.AH6]&lt;2;4;1)" office:value-type="float" office:value="4">
            <text:p>4</text:p>
          </table:table-cell>
          <table:table-cell table:style-name="ACE-0" table:formula="of:=IF([$'abs'.AI6]&lt;2;4;1)" office:value-type="float" office:value="4">
            <text:p>4</text:p>
          </table:table-cell>
          <table:table-cell table:style-name="ACE-0" table:formula="of:=IF([$'abs'.AJ6]&lt;2;4;1)" office:value-type="float" office:value="4">
            <text:p>4</text:p>
          </table:table-cell>
          <table:table-cell table:style-name="ACE-0" table:formula="of:=IF([$'abs'.AK6]&lt;2;4;1)" office:value-type="float" office:value="4">
            <text:p>4</text:p>
          </table:table-cell>
          <table:table-cell table:style-name="ACE-0" table:formula="of:=IF([$'abs'.AL6]&lt;2;4;1)" office:value-type="float" office:value="4">
            <text:p>4</text:p>
          </table:table-cell>
          <table:table-cell table:style-name="ACE-0" table:formula="of:=IF([$'abs'.AM6]&lt;2;4;1)" office:value-type="float" office:value="4">
            <text:p>4</text:p>
          </table:table-cell>
          <table:table-cell table:style-name="ACE-0" table:formula="of:=IF([$'abs'.AN6]&lt;2;4;1)" office:value-type="float" office:value="4">
            <text:p>4</text:p>
          </table:table-cell>
          <table:table-cell table:style-name="ACE-0" table:formula="of:=IF([$'abs'.AO6]&lt;2;4;1)" office:value-type="float" office:value="4">
            <text:p>4</text:p>
          </table:table-cell>
          <table:table-cell table:style-name="ACE-0" table:formula="of:=IF([$'abs'.AP6]&lt;2;4;1)" office:value-type="float" office:value="4">
            <text:p>4</text:p>
          </table:table-cell>
          <table:table-cell table:style-name="ACE-0" table:formula="of:=IF([$'abs'.AQ6]&lt;2;4;1)" office:value-type="float" office:value="4">
            <text:p>4</text:p>
          </table:table-cell>
          <table:table-cell table:style-name="ACE-0" table:formula="of:=IF([$'abs'.AR6]&lt;2;4;1)" office:value-type="float" office:value="4">
            <text:p>4</text:p>
          </table:table-cell>
          <table:table-cell table:style-name="ACE-0" table:formula="of:=IF([$'abs'.AS6]&lt;2;4;1)" office:value-type="float" office:value="4">
            <text:p>4</text:p>
          </table:table-cell>
          <table:table-cell table:style-name="ACE-0" table:formula="of:=IF([$'abs'.AT6]&lt;2;4;1)" office:value-type="float" office:value="4">
            <text:p>4</text:p>
          </table:table-cell>
          <table:table-cell table:style-name="ACE-0" table:formula="of:=IF([$'abs'.AU6]&lt;2;4;1)" office:value-type="float" office:value="4">
            <text:p>4</text:p>
          </table:table-cell>
          <table:table-cell table:style-name="ACE-0" table:formula="of:=IF([$'abs'.AV6]&lt;2;4;1)" office:value-type="float" office:value="4">
            <text:p>4</text:p>
          </table:table-cell>
          <table:table-cell table:style-name="ACE-0" table:formula="of:=IF([$'abs'.AW6]&lt;2;4;1)" office:value-type="float" office:value="4">
            <text:p>4</text:p>
          </table:table-cell>
          <table:table-cell table:style-name="ACE-0" table:formula="of:=IF([$'abs'.AX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7]&lt;2;4;1)" office:value-type="float" office:value="4">
            <text:p>4</text:p>
          </table:table-cell>
          <table:table-cell table:style-name="ACE-0" table:formula="of:=IF([$'abs'.C7]&lt;2;4;1)" office:value-type="float" office:value="4">
            <text:p>4</text:p>
          </table:table-cell>
          <table:table-cell table:style-name="ACE-0" table:formula="of:=IF([$'abs'.D7]&lt;2;4;1)" office:value-type="float" office:value="4">
            <text:p>4</text:p>
          </table:table-cell>
          <table:table-cell table:style-name="ACE-0" table:formula="of:=IF([$'abs'.E7]&lt;2;4;1)" office:value-type="float" office:value="4">
            <text:p>4</text:p>
          </table:table-cell>
          <table:table-cell table:style-name="ACE-0" table:formula="of:=IF([$'abs'.F7]&lt;2;4;1)" office:value-type="float" office:value="4">
            <text:p>4</text:p>
          </table:table-cell>
          <table:table-cell table:style-name="ACE-0" table:formula="of:=IF([$'abs'.G7]&lt;2;4;1)" office:value-type="float" office:value="4">
            <text:p>4</text:p>
          </table:table-cell>
          <table:table-cell table:style-name="ACE-0" table:formula="of:=IF([$'abs'.H7]&lt;2;4;1)" office:value-type="float" office:value="4">
            <text:p>4</text:p>
          </table:table-cell>
          <table:table-cell table:style-name="ACE-0" table:formula="of:=IF([$'abs'.I7]&lt;2;4;1)" office:value-type="float" office:value="4">
            <text:p>4</text:p>
          </table:table-cell>
          <table:table-cell table:style-name="ACE-0" table:formula="of:=IF([$'abs'.J7]&lt;2;4;1)" office:value-type="float" office:value="4">
            <text:p>4</text:p>
          </table:table-cell>
          <table:table-cell table:style-name="ACE-0" table:formula="of:=IF([$'abs'.K7]&lt;2;4;1)" office:value-type="float" office:value="4">
            <text:p>4</text:p>
          </table:table-cell>
          <table:table-cell table:style-name="ACE-0" table:formula="of:=IF([$'abs'.L7]&lt;2;4;1)" office:value-type="float" office:value="4">
            <text:p>4</text:p>
          </table:table-cell>
          <table:table-cell table:style-name="ACE-0" table:formula="of:=IF([$'abs'.M7]&lt;2;4;1)" office:value-type="float" office:value="4">
            <text:p>4</text:p>
          </table:table-cell>
          <table:table-cell table:style-name="ACE-0" table:formula="of:=IF([$'abs'.N7]&lt;2;4;1)" office:value-type="float" office:value="4">
            <text:p>4</text:p>
          </table:table-cell>
          <table:table-cell table:style-name="ACE-0" table:formula="of:=IF([$'abs'.O7]&lt;2;4;1)" office:value-type="float" office:value="4">
            <text:p>4</text:p>
          </table:table-cell>
          <table:table-cell table:style-name="ACE-0" table:formula="of:=IF([$'abs'.P7]&lt;2;4;1)" office:value-type="float" office:value="4">
            <text:p>4</text:p>
          </table:table-cell>
          <table:table-cell table:style-name="ACE-0" table:formula="of:=IF([$'abs'.Q7]&lt;2;4;1)" office:value-type="float" office:value="4">
            <text:p>4</text:p>
          </table:table-cell>
          <table:table-cell table:style-name="ACE-0" table:formula="of:=IF([$'abs'.R7]&lt;2;4;1)" office:value-type="float" office:value="4">
            <text:p>4</text:p>
          </table:table-cell>
          <table:table-cell table:style-name="ACE-0" table:formula="of:=IF([$'abs'.S7]&lt;2;4;1)" office:value-type="float" office:value="4">
            <text:p>4</text:p>
          </table:table-cell>
          <table:table-cell table:style-name="ACE-0" table:formula="of:=IF([$'abs'.T7]&lt;2;4;1)" office:value-type="float" office:value="4">
            <text:p>4</text:p>
          </table:table-cell>
          <table:table-cell table:style-name="ACE-0" table:formula="of:=IF([$'abs'.U7]&lt;2;4;1)" office:value-type="float" office:value="4">
            <text:p>4</text:p>
          </table:table-cell>
          <table:table-cell table:style-name="ACE-0" table:formula="of:=IF([$'abs'.V7]&lt;2;4;1)" office:value-type="float" office:value="4">
            <text:p>4</text:p>
          </table:table-cell>
          <table:table-cell table:style-name="ACE-0" table:formula="of:=IF([$'abs'.W7]&lt;2;4;1)" office:value-type="float" office:value="4">
            <text:p>4</text:p>
          </table:table-cell>
          <table:table-cell table:style-name="ACE-0" table:formula="of:=IF([$'abs'.X7]&lt;2;4;1)" office:value-type="float" office:value="4">
            <text:p>4</text:p>
          </table:table-cell>
          <table:table-cell table:style-name="ACE-0" table:formula="of:=IF([$'abs'.Y7]&lt;2;4;1)" office:value-type="float" office:value="4">
            <text:p>4</text:p>
          </table:table-cell>
          <table:table-cell table:style-name="ACE-0" table:formula="of:=IF([$'abs'.Z7]&lt;2;4;1)" office:value-type="float" office:value="4">
            <text:p>4</text:p>
          </table:table-cell>
          <table:table-cell table:style-name="ACE-0" table:formula="of:=IF([$'abs'.AA7]&lt;2;4;1)" office:value-type="float" office:value="4">
            <text:p>4</text:p>
          </table:table-cell>
          <table:table-cell table:style-name="ACE-0" table:formula="of:=IF([$'abs'.AB7]&lt;2;4;1)" office:value-type="float" office:value="4">
            <text:p>4</text:p>
          </table:table-cell>
          <table:table-cell table:style-name="ACE-0" table:formula="of:=IF([$'abs'.AC7]&lt;2;4;1)" office:value-type="float" office:value="4">
            <text:p>4</text:p>
          </table:table-cell>
          <table:table-cell table:style-name="ACE-0" table:formula="of:=IF([$'abs'.AD7]&lt;2;4;1)" office:value-type="float" office:value="4">
            <text:p>4</text:p>
          </table:table-cell>
          <table:table-cell table:style-name="ACE-0" table:formula="of:=IF([$'abs'.AE7]&lt;2;4;1)" office:value-type="float" office:value="4">
            <text:p>4</text:p>
          </table:table-cell>
          <table:table-cell table:style-name="ACE-0" table:formula="of:=IF([$'abs'.AF7]&lt;2;4;1)" office:value-type="float" office:value="4">
            <text:p>4</text:p>
          </table:table-cell>
          <table:table-cell table:style-name="ACE-0" table:formula="of:=IF([$'abs'.AG7]&lt;2;4;1)" office:value-type="float" office:value="4">
            <text:p>4</text:p>
          </table:table-cell>
          <table:table-cell table:style-name="ACE-0" table:formula="of:=IF([$'abs'.AH7]&lt;2;4;1)" office:value-type="float" office:value="4">
            <text:p>4</text:p>
          </table:table-cell>
          <table:table-cell table:style-name="ACE-0" table:formula="of:=IF([$'abs'.AI7]&lt;2;4;1)" office:value-type="float" office:value="4">
            <text:p>4</text:p>
          </table:table-cell>
          <table:table-cell table:style-name="ACE-0" table:formula="of:=IF([$'abs'.AJ7]&lt;2;4;1)" office:value-type="float" office:value="4">
            <text:p>4</text:p>
          </table:table-cell>
          <table:table-cell table:style-name="ACE-0" table:formula="of:=IF([$'abs'.AK7]&lt;2;4;1)" office:value-type="float" office:value="4">
            <text:p>4</text:p>
          </table:table-cell>
          <table:table-cell table:style-name="ACE-0" table:formula="of:=IF([$'abs'.AL7]&lt;2;4;1)" office:value-type="float" office:value="4">
            <text:p>4</text:p>
          </table:table-cell>
          <table:table-cell table:style-name="ACE-0" table:formula="of:=IF([$'abs'.AM7]&lt;2;4;1)" office:value-type="float" office:value="4">
            <text:p>4</text:p>
          </table:table-cell>
          <table:table-cell table:style-name="ACE-0" table:formula="of:=IF([$'abs'.AN7]&lt;2;4;1)" office:value-type="float" office:value="4">
            <text:p>4</text:p>
          </table:table-cell>
          <table:table-cell table:style-name="ACE-0" table:formula="of:=IF([$'abs'.AO7]&lt;2;4;1)" office:value-type="float" office:value="4">
            <text:p>4</text:p>
          </table:table-cell>
          <table:table-cell table:style-name="ACE-0" table:formula="of:=IF([$'abs'.AP7]&lt;2;4;1)" office:value-type="float" office:value="4">
            <text:p>4</text:p>
          </table:table-cell>
          <table:table-cell table:style-name="ACE-0" table:formula="of:=IF([$'abs'.AQ7]&lt;2;4;1)" office:value-type="float" office:value="4">
            <text:p>4</text:p>
          </table:table-cell>
          <table:table-cell table:style-name="ACE-0" table:formula="of:=IF([$'abs'.AR7]&lt;2;4;1)" office:value-type="float" office:value="4">
            <text:p>4</text:p>
          </table:table-cell>
          <table:table-cell table:style-name="ACE-0" table:formula="of:=IF([$'abs'.AS7]&lt;2;4;1)" office:value-type="float" office:value="4">
            <text:p>4</text:p>
          </table:table-cell>
          <table:table-cell table:style-name="ACE-0" table:formula="of:=IF([$'abs'.AT7]&lt;2;4;1)" office:value-type="float" office:value="4">
            <text:p>4</text:p>
          </table:table-cell>
          <table:table-cell table:style-name="ACE-0" table:formula="of:=IF([$'abs'.AU7]&lt;2;4;1)" office:value-type="float" office:value="4">
            <text:p>4</text:p>
          </table:table-cell>
          <table:table-cell table:style-name="ACE-0" table:formula="of:=IF([$'abs'.AV7]&lt;2;4;1)" office:value-type="float" office:value="4">
            <text:p>4</text:p>
          </table:table-cell>
          <table:table-cell table:style-name="ACE-0" table:formula="of:=IF([$'abs'.AW7]&lt;2;4;1)" office:value-type="float" office:value="4">
            <text:p>4</text:p>
          </table:table-cell>
          <table:table-cell table:style-name="ACE-0" table:formula="of:=IF([$'abs'.AX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8]&lt;2;4;1)" office:value-type="float" office:value="4">
            <text:p>4</text:p>
          </table:table-cell>
          <table:table-cell table:style-name="ACE-0" table:formula="of:=IF([$'abs'.C8]&lt;2;4;1)" office:value-type="float" office:value="4">
            <text:p>4</text:p>
          </table:table-cell>
          <table:table-cell table:style-name="ACE-0" table:formula="of:=IF([$'abs'.D8]&lt;2;4;1)" office:value-type="float" office:value="4">
            <text:p>4</text:p>
          </table:table-cell>
          <table:table-cell table:style-name="ACE-0" table:formula="of:=IF([$'abs'.E8]&lt;2;4;1)" office:value-type="float" office:value="4">
            <text:p>4</text:p>
          </table:table-cell>
          <table:table-cell table:style-name="ACE-0" table:formula="of:=IF([$'abs'.F8]&lt;2;4;1)" office:value-type="float" office:value="4">
            <text:p>4</text:p>
          </table:table-cell>
          <table:table-cell table:style-name="ACE-0" table:formula="of:=IF([$'abs'.G8]&lt;2;4;1)" office:value-type="float" office:value="4">
            <text:p>4</text:p>
          </table:table-cell>
          <table:table-cell table:style-name="ACE-0" table:formula="of:=IF([$'abs'.H8]&lt;2;4;1)" office:value-type="float" office:value="4">
            <text:p>4</text:p>
          </table:table-cell>
          <table:table-cell table:style-name="ACE-0" table:formula="of:=IF([$'abs'.I8]&lt;2;4;1)" office:value-type="float" office:value="4">
            <text:p>4</text:p>
          </table:table-cell>
          <table:table-cell table:style-name="ACE-0" table:formula="of:=IF([$'abs'.J8]&lt;2;4;1)" office:value-type="float" office:value="4">
            <text:p>4</text:p>
          </table:table-cell>
          <table:table-cell table:style-name="ACE-0" table:formula="of:=IF([$'abs'.K8]&lt;2;4;1)" office:value-type="float" office:value="4">
            <text:p>4</text:p>
          </table:table-cell>
          <table:table-cell table:style-name="ACE-0" table:formula="of:=IF([$'abs'.L8]&lt;2;4;1)" office:value-type="float" office:value="4">
            <text:p>4</text:p>
          </table:table-cell>
          <table:table-cell table:style-name="ACE-0" table:formula="of:=IF([$'abs'.M8]&lt;2;4;1)" office:value-type="float" office:value="4">
            <text:p>4</text:p>
          </table:table-cell>
          <table:table-cell table:style-name="ACE-0" table:formula="of:=IF([$'abs'.N8]&lt;2;4;1)" office:value-type="float" office:value="4">
            <text:p>4</text:p>
          </table:table-cell>
          <table:table-cell table:style-name="ACE-0" table:formula="of:=IF([$'abs'.O8]&lt;2;4;1)" office:value-type="float" office:value="4">
            <text:p>4</text:p>
          </table:table-cell>
          <table:table-cell table:style-name="ACE-0" table:formula="of:=IF([$'abs'.P8]&lt;2;4;1)" office:value-type="float" office:value="4">
            <text:p>4</text:p>
          </table:table-cell>
          <table:table-cell table:style-name="ACE-0" table:formula="of:=IF([$'abs'.Q8]&lt;2;4;1)" office:value-type="float" office:value="4">
            <text:p>4</text:p>
          </table:table-cell>
          <table:table-cell table:style-name="ACE-0" table:formula="of:=IF([$'abs'.R8]&lt;2;4;1)" office:value-type="float" office:value="4">
            <text:p>4</text:p>
          </table:table-cell>
          <table:table-cell table:style-name="ACE-0" table:formula="of:=IF([$'abs'.S8]&lt;2;4;1)" office:value-type="float" office:value="4">
            <text:p>4</text:p>
          </table:table-cell>
          <table:table-cell table:style-name="ACE-0" table:formula="of:=IF([$'abs'.T8]&lt;2;4;1)" office:value-type="float" office:value="4">
            <text:p>4</text:p>
          </table:table-cell>
          <table:table-cell table:style-name="ACE-0" table:formula="of:=IF([$'abs'.U8]&lt;2;4;1)" office:value-type="float" office:value="4">
            <text:p>4</text:p>
          </table:table-cell>
          <table:table-cell table:style-name="ACE-0" table:formula="of:=IF([$'abs'.V8]&lt;2;4;1)" office:value-type="float" office:value="4">
            <text:p>4</text:p>
          </table:table-cell>
          <table:table-cell table:style-name="ACE-0" table:formula="of:=IF([$'abs'.W8]&lt;2;4;1)" office:value-type="float" office:value="4">
            <text:p>4</text:p>
          </table:table-cell>
          <table:table-cell table:style-name="ACE-0" table:formula="of:=IF([$'abs'.X8]&lt;2;4;1)" office:value-type="float" office:value="4">
            <text:p>4</text:p>
          </table:table-cell>
          <table:table-cell table:style-name="ACE-0" table:formula="of:=IF([$'abs'.Y8]&lt;2;4;1)" office:value-type="float" office:value="4">
            <text:p>4</text:p>
          </table:table-cell>
          <table:table-cell table:style-name="ACE-0" table:formula="of:=IF([$'abs'.Z8]&lt;2;4;1)" office:value-type="float" office:value="4">
            <text:p>4</text:p>
          </table:table-cell>
          <table:table-cell table:style-name="ACE-0" table:formula="of:=IF([$'abs'.AA8]&lt;2;4;1)" office:value-type="float" office:value="4">
            <text:p>4</text:p>
          </table:table-cell>
          <table:table-cell table:style-name="ACE-0" table:formula="of:=IF([$'abs'.AB8]&lt;2;4;1)" office:value-type="float" office:value="4">
            <text:p>4</text:p>
          </table:table-cell>
          <table:table-cell table:style-name="ACE-0" table:formula="of:=IF([$'abs'.AC8]&lt;2;4;1)" office:value-type="float" office:value="4">
            <text:p>4</text:p>
          </table:table-cell>
          <table:table-cell table:style-name="ACE-0" table:formula="of:=IF([$'abs'.AD8]&lt;2;4;1)" office:value-type="float" office:value="4">
            <text:p>4</text:p>
          </table:table-cell>
          <table:table-cell table:style-name="ACE-0" table:formula="of:=IF([$'abs'.AE8]&lt;2;4;1)" office:value-type="float" office:value="4">
            <text:p>4</text:p>
          </table:table-cell>
          <table:table-cell table:style-name="ACE-0" table:formula="of:=IF([$'abs'.AF8]&lt;2;4;1)" office:value-type="float" office:value="4">
            <text:p>4</text:p>
          </table:table-cell>
          <table:table-cell table:style-name="ACE-0" table:formula="of:=IF([$'abs'.AG8]&lt;2;4;1)" office:value-type="float" office:value="4">
            <text:p>4</text:p>
          </table:table-cell>
          <table:table-cell table:style-name="ACE-0" table:formula="of:=IF([$'abs'.AH8]&lt;2;4;1)" office:value-type="float" office:value="4">
            <text:p>4</text:p>
          </table:table-cell>
          <table:table-cell table:style-name="ACE-0" table:formula="of:=IF([$'abs'.AI8]&lt;2;4;1)" office:value-type="float" office:value="4">
            <text:p>4</text:p>
          </table:table-cell>
          <table:table-cell table:style-name="ACE-0" table:formula="of:=IF([$'abs'.AJ8]&lt;2;4;1)" office:value-type="float" office:value="4">
            <text:p>4</text:p>
          </table:table-cell>
          <table:table-cell table:style-name="ACE-0" table:formula="of:=IF([$'abs'.AK8]&lt;2;4;1)" office:value-type="float" office:value="4">
            <text:p>4</text:p>
          </table:table-cell>
          <table:table-cell table:style-name="ACE-0" table:formula="of:=IF([$'abs'.AL8]&lt;2;4;1)" office:value-type="float" office:value="4">
            <text:p>4</text:p>
          </table:table-cell>
          <table:table-cell table:style-name="ACE-0" table:formula="of:=IF([$'abs'.AM8]&lt;2;4;1)" office:value-type="float" office:value="4">
            <text:p>4</text:p>
          </table:table-cell>
          <table:table-cell table:style-name="ACE-0" table:formula="of:=IF([$'abs'.AN8]&lt;2;4;1)" office:value-type="float" office:value="4">
            <text:p>4</text:p>
          </table:table-cell>
          <table:table-cell table:style-name="ACE-0" table:formula="of:=IF([$'abs'.AO8]&lt;2;4;1)" office:value-type="float" office:value="4">
            <text:p>4</text:p>
          </table:table-cell>
          <table:table-cell table:style-name="ACE-0" table:formula="of:=IF([$'abs'.AP8]&lt;2;4;1)" office:value-type="float" office:value="4">
            <text:p>4</text:p>
          </table:table-cell>
          <table:table-cell table:style-name="ACE-0" table:formula="of:=IF([$'abs'.AQ8]&lt;2;4;1)" office:value-type="float" office:value="4">
            <text:p>4</text:p>
          </table:table-cell>
          <table:table-cell table:style-name="ACE-0" table:formula="of:=IF([$'abs'.AR8]&lt;2;4;1)" office:value-type="float" office:value="4">
            <text:p>4</text:p>
          </table:table-cell>
          <table:table-cell table:style-name="ACE-0" table:formula="of:=IF([$'abs'.AS8]&lt;2;4;1)" office:value-type="float" office:value="4">
            <text:p>4</text:p>
          </table:table-cell>
          <table:table-cell table:style-name="ACE-0" table:formula="of:=IF([$'abs'.AT8]&lt;2;4;1)" office:value-type="float" office:value="4">
            <text:p>4</text:p>
          </table:table-cell>
          <table:table-cell table:style-name="ACE-0" table:formula="of:=IF([$'abs'.AU8]&lt;2;4;1)" office:value-type="float" office:value="4">
            <text:p>4</text:p>
          </table:table-cell>
          <table:table-cell table:style-name="ACE-0" table:formula="of:=IF([$'abs'.AV8]&lt;2;4;1)" office:value-type="float" office:value="4">
            <text:p>4</text:p>
          </table:table-cell>
          <table:table-cell table:style-name="ACE-0" table:formula="of:=IF([$'abs'.AW8]&lt;2;4;1)" office:value-type="float" office:value="4">
            <text:p>4</text:p>
          </table:table-cell>
          <table:table-cell table:style-name="ACE-0" table:formula="of:=IF([$'abs'.AX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9]&lt;2;4;1)" office:value-type="float" office:value="4">
            <text:p>4</text:p>
          </table:table-cell>
          <table:table-cell table:style-name="ACE-0" table:formula="of:=IF([$'abs'.C9]&lt;2;4;1)" office:value-type="float" office:value="4">
            <text:p>4</text:p>
          </table:table-cell>
          <table:table-cell table:style-name="ACE-0" table:formula="of:=IF([$'abs'.D9]&lt;2;4;1)" office:value-type="float" office:value="4">
            <text:p>4</text:p>
          </table:table-cell>
          <table:table-cell table:style-name="ACE-0" table:formula="of:=IF([$'abs'.E9]&lt;2;4;1)" office:value-type="float" office:value="4">
            <text:p>4</text:p>
          </table:table-cell>
          <table:table-cell table:style-name="ACE-0" table:formula="of:=IF([$'abs'.F9]&lt;2;4;1)" office:value-type="float" office:value="4">
            <text:p>4</text:p>
          </table:table-cell>
          <table:table-cell table:style-name="ACE-0" table:formula="of:=IF([$'abs'.G9]&lt;2;4;1)" office:value-type="float" office:value="4">
            <text:p>4</text:p>
          </table:table-cell>
          <table:table-cell table:style-name="ACE-0" table:formula="of:=IF([$'abs'.H9]&lt;2;4;1)" office:value-type="float" office:value="4">
            <text:p>4</text:p>
          </table:table-cell>
          <table:table-cell table:style-name="ACE-0" table:formula="of:=IF([$'abs'.I9]&lt;2;4;1)" office:value-type="float" office:value="4">
            <text:p>4</text:p>
          </table:table-cell>
          <table:table-cell table:style-name="ACE-0" table:formula="of:=IF([$'abs'.J9]&lt;2;4;1)" office:value-type="float" office:value="4">
            <text:p>4</text:p>
          </table:table-cell>
          <table:table-cell table:style-name="ACE-0" table:formula="of:=IF([$'abs'.K9]&lt;2;4;1)" office:value-type="float" office:value="4">
            <text:p>4</text:p>
          </table:table-cell>
          <table:table-cell table:style-name="ACE-0" table:formula="of:=IF([$'abs'.L9]&lt;2;4;1)" office:value-type="float" office:value="4">
            <text:p>4</text:p>
          </table:table-cell>
          <table:table-cell table:style-name="ACE-0" table:formula="of:=IF([$'abs'.M9]&lt;2;4;1)" office:value-type="float" office:value="4">
            <text:p>4</text:p>
          </table:table-cell>
          <table:table-cell table:style-name="ACE-0" table:formula="of:=IF([$'abs'.N9]&lt;2;4;1)" office:value-type="float" office:value="4">
            <text:p>4</text:p>
          </table:table-cell>
          <table:table-cell table:style-name="ACE-0" table:formula="of:=IF([$'abs'.O9]&lt;2;4;1)" office:value-type="float" office:value="4">
            <text:p>4</text:p>
          </table:table-cell>
          <table:table-cell table:style-name="ACE-0" table:formula="of:=IF([$'abs'.P9]&lt;2;4;1)" office:value-type="float" office:value="4">
            <text:p>4</text:p>
          </table:table-cell>
          <table:table-cell table:style-name="ACE-0" table:formula="of:=IF([$'abs'.Q9]&lt;2;4;1)" office:value-type="float" office:value="4">
            <text:p>4</text:p>
          </table:table-cell>
          <table:table-cell table:style-name="ACE-0" table:formula="of:=IF([$'abs'.R9]&lt;2;4;1)" office:value-type="float" office:value="4">
            <text:p>4</text:p>
          </table:table-cell>
          <table:table-cell table:style-name="ACE-0" table:formula="of:=IF([$'abs'.S9]&lt;2;4;1)" office:value-type="float" office:value="4">
            <text:p>4</text:p>
          </table:table-cell>
          <table:table-cell table:style-name="ACE-0" table:formula="of:=IF([$'abs'.T9]&lt;2;4;1)" office:value-type="float" office:value="4">
            <text:p>4</text:p>
          </table:table-cell>
          <table:table-cell table:style-name="ACE-0" table:formula="of:=IF([$'abs'.U9]&lt;2;4;1)" office:value-type="float" office:value="4">
            <text:p>4</text:p>
          </table:table-cell>
          <table:table-cell table:style-name="ACE-0" table:formula="of:=IF([$'abs'.V9]&lt;2;4;1)" office:value-type="float" office:value="4">
            <text:p>4</text:p>
          </table:table-cell>
          <table:table-cell table:style-name="ACE-0" table:formula="of:=IF([$'abs'.W9]&lt;2;4;1)" office:value-type="float" office:value="4">
            <text:p>4</text:p>
          </table:table-cell>
          <table:table-cell table:style-name="ACE-0" table:formula="of:=IF([$'abs'.X9]&lt;2;4;1)" office:value-type="float" office:value="4">
            <text:p>4</text:p>
          </table:table-cell>
          <table:table-cell table:style-name="ACE-0" table:formula="of:=IF([$'abs'.Y9]&lt;2;4;1)" office:value-type="float" office:value="4">
            <text:p>4</text:p>
          </table:table-cell>
          <table:table-cell table:style-name="ACE-0" table:formula="of:=IF([$'abs'.Z9]&lt;2;4;1)" office:value-type="float" office:value="4">
            <text:p>4</text:p>
          </table:table-cell>
          <table:table-cell table:style-name="ACE-0" table:formula="of:=IF([$'abs'.AA9]&lt;2;4;1)" office:value-type="float" office:value="4">
            <text:p>4</text:p>
          </table:table-cell>
          <table:table-cell table:style-name="ACE-0" table:formula="of:=IF([$'abs'.AB9]&lt;2;4;1)" office:value-type="float" office:value="4">
            <text:p>4</text:p>
          </table:table-cell>
          <table:table-cell table:style-name="ACE-0" table:formula="of:=IF([$'abs'.AC9]&lt;2;4;1)" office:value-type="float" office:value="4">
            <text:p>4</text:p>
          </table:table-cell>
          <table:table-cell table:style-name="ACE-0" table:formula="of:=IF([$'abs'.AD9]&lt;2;4;1)" office:value-type="float" office:value="4">
            <text:p>4</text:p>
          </table:table-cell>
          <table:table-cell table:style-name="ACE-0" table:formula="of:=IF([$'abs'.AE9]&lt;2;4;1)" office:value-type="float" office:value="4">
            <text:p>4</text:p>
          </table:table-cell>
          <table:table-cell table:style-name="ACE-0" table:formula="of:=IF([$'abs'.AF9]&lt;2;4;1)" office:value-type="float" office:value="4">
            <text:p>4</text:p>
          </table:table-cell>
          <table:table-cell table:style-name="ACE-0" table:formula="of:=IF([$'abs'.AG9]&lt;2;4;1)" office:value-type="float" office:value="4">
            <text:p>4</text:p>
          </table:table-cell>
          <table:table-cell table:style-name="ACE-0" table:formula="of:=IF([$'abs'.AH9]&lt;2;4;1)" office:value-type="float" office:value="4">
            <text:p>4</text:p>
          </table:table-cell>
          <table:table-cell table:style-name="ACE-0" table:formula="of:=IF([$'abs'.AI9]&lt;2;4;1)" office:value-type="float" office:value="4">
            <text:p>4</text:p>
          </table:table-cell>
          <table:table-cell table:style-name="ACE-0" table:formula="of:=IF([$'abs'.AJ9]&lt;2;4;1)" office:value-type="float" office:value="4">
            <text:p>4</text:p>
          </table:table-cell>
          <table:table-cell table:style-name="ACE-0" table:formula="of:=IF([$'abs'.AK9]&lt;2;4;1)" office:value-type="float" office:value="4">
            <text:p>4</text:p>
          </table:table-cell>
          <table:table-cell table:style-name="ACE-0" table:formula="of:=IF([$'abs'.AL9]&lt;2;4;1)" office:value-type="float" office:value="4">
            <text:p>4</text:p>
          </table:table-cell>
          <table:table-cell table:style-name="ACE-0" table:formula="of:=IF([$'abs'.AM9]&lt;2;4;1)" office:value-type="float" office:value="4">
            <text:p>4</text:p>
          </table:table-cell>
          <table:table-cell table:style-name="ACE-0" table:formula="of:=IF([$'abs'.AN9]&lt;2;4;1)" office:value-type="float" office:value="4">
            <text:p>4</text:p>
          </table:table-cell>
          <table:table-cell table:style-name="ACE-0" table:formula="of:=IF([$'abs'.AO9]&lt;2;4;1)" office:value-type="float" office:value="4">
            <text:p>4</text:p>
          </table:table-cell>
          <table:table-cell table:style-name="ACE-0" table:formula="of:=IF([$'abs'.AP9]&lt;2;4;1)" office:value-type="float" office:value="4">
            <text:p>4</text:p>
          </table:table-cell>
          <table:table-cell table:style-name="ACE-0" table:formula="of:=IF([$'abs'.AQ9]&lt;2;4;1)" office:value-type="float" office:value="4">
            <text:p>4</text:p>
          </table:table-cell>
          <table:table-cell table:style-name="ACE-0" table:formula="of:=IF([$'abs'.AR9]&lt;2;4;1)" office:value-type="float" office:value="4">
            <text:p>4</text:p>
          </table:table-cell>
          <table:table-cell table:style-name="ACE-0" table:formula="of:=IF([$'abs'.AS9]&lt;2;4;1)" office:value-type="float" office:value="4">
            <text:p>4</text:p>
          </table:table-cell>
          <table:table-cell table:style-name="ACE-0" table:formula="of:=IF([$'abs'.AT9]&lt;2;4;1)" office:value-type="float" office:value="4">
            <text:p>4</text:p>
          </table:table-cell>
          <table:table-cell table:style-name="ACE-0" table:formula="of:=IF([$'abs'.AU9]&lt;2;4;1)" office:value-type="float" office:value="4">
            <text:p>4</text:p>
          </table:table-cell>
          <table:table-cell table:style-name="ACE-0" table:formula="of:=IF([$'abs'.AV9]&lt;2;4;1)" office:value-type="float" office:value="4">
            <text:p>4</text:p>
          </table:table-cell>
          <table:table-cell table:style-name="ACE-0" table:formula="of:=IF([$'abs'.AW9]&lt;2;4;1)" office:value-type="float" office:value="4">
            <text:p>4</text:p>
          </table:table-cell>
          <table:table-cell table:style-name="ACE-0" table:formula="of:=IF([$'abs'.AX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0]&lt;2;4;1)" office:value-type="float" office:value="4">
            <text:p>4</text:p>
          </table:table-cell>
          <table:table-cell table:style-name="ACE-0" table:formula="of:=IF([$'abs'.C10]&lt;2;4;1)" office:value-type="float" office:value="4">
            <text:p>4</text:p>
          </table:table-cell>
          <table:table-cell table:style-name="ACE-0" table:formula="of:=IF([$'abs'.D10]&lt;2;4;1)" office:value-type="float" office:value="4">
            <text:p>4</text:p>
          </table:table-cell>
          <table:table-cell table:style-name="ACE-0" table:formula="of:=IF([$'abs'.E10]&lt;2;4;1)" office:value-type="float" office:value="4">
            <text:p>4</text:p>
          </table:table-cell>
          <table:table-cell table:style-name="ACE-0" table:formula="of:=IF([$'abs'.F10]&lt;2;4;1)" office:value-type="float" office:value="4">
            <text:p>4</text:p>
          </table:table-cell>
          <table:table-cell table:style-name="ACE-0" table:formula="of:=IF([$'abs'.G10]&lt;2;4;1)" office:value-type="float" office:value="4">
            <text:p>4</text:p>
          </table:table-cell>
          <table:table-cell table:style-name="ACE-0" table:formula="of:=IF([$'abs'.H10]&lt;2;4;1)" office:value-type="float" office:value="4">
            <text:p>4</text:p>
          </table:table-cell>
          <table:table-cell table:style-name="ACE-0" table:formula="of:=IF([$'abs'.I10]&lt;2;4;1)" office:value-type="float" office:value="4">
            <text:p>4</text:p>
          </table:table-cell>
          <table:table-cell table:style-name="ACE-0" table:formula="of:=IF([$'abs'.J10]&lt;2;4;1)" office:value-type="float" office:value="4">
            <text:p>4</text:p>
          </table:table-cell>
          <table:table-cell table:style-name="ACE-0" table:formula="of:=IF([$'abs'.K10]&lt;2;4;1)" office:value-type="float" office:value="4">
            <text:p>4</text:p>
          </table:table-cell>
          <table:table-cell table:style-name="ACE-0" table:formula="of:=IF([$'abs'.L10]&lt;2;4;1)" office:value-type="float" office:value="4">
            <text:p>4</text:p>
          </table:table-cell>
          <table:table-cell table:style-name="ACE-0" table:formula="of:=IF([$'abs'.M10]&lt;2;4;1)" office:value-type="float" office:value="4">
            <text:p>4</text:p>
          </table:table-cell>
          <table:table-cell table:style-name="ACE-0" table:formula="of:=IF([$'abs'.N10]&lt;2;4;1)" office:value-type="float" office:value="4">
            <text:p>4</text:p>
          </table:table-cell>
          <table:table-cell table:style-name="ACE-0" table:formula="of:=IF([$'abs'.O10]&lt;2;4;1)" office:value-type="float" office:value="4">
            <text:p>4</text:p>
          </table:table-cell>
          <table:table-cell table:style-name="ACE-0" table:formula="of:=IF([$'abs'.P10]&lt;2;4;1)" office:value-type="float" office:value="4">
            <text:p>4</text:p>
          </table:table-cell>
          <table:table-cell table:style-name="ACE-0" table:formula="of:=IF([$'abs'.Q10]&lt;2;4;1)" office:value-type="float" office:value="4">
            <text:p>4</text:p>
          </table:table-cell>
          <table:table-cell table:style-name="ACE-0" table:formula="of:=IF([$'abs'.R10]&lt;2;4;1)" office:value-type="float" office:value="4">
            <text:p>4</text:p>
          </table:table-cell>
          <table:table-cell table:style-name="ACE-0" table:formula="of:=IF([$'abs'.S10]&lt;2;4;1)" office:value-type="float" office:value="4">
            <text:p>4</text:p>
          </table:table-cell>
          <table:table-cell table:style-name="ACE-0" table:formula="of:=IF([$'abs'.T10]&lt;2;4;1)" office:value-type="float" office:value="4">
            <text:p>4</text:p>
          </table:table-cell>
          <table:table-cell table:style-name="ACE-0" table:formula="of:=IF([$'abs'.U10]&lt;2;4;1)" office:value-type="float" office:value="4">
            <text:p>4</text:p>
          </table:table-cell>
          <table:table-cell table:style-name="ACE-0" table:formula="of:=IF([$'abs'.V10]&lt;2;4;1)" office:value-type="float" office:value="4">
            <text:p>4</text:p>
          </table:table-cell>
          <table:table-cell table:style-name="ACE-0" table:formula="of:=IF([$'abs'.W10]&lt;2;4;1)" office:value-type="float" office:value="4">
            <text:p>4</text:p>
          </table:table-cell>
          <table:table-cell table:style-name="ACE-0" table:formula="of:=IF([$'abs'.X10]&lt;2;4;1)" office:value-type="float" office:value="4">
            <text:p>4</text:p>
          </table:table-cell>
          <table:table-cell table:style-name="ACE-0" table:formula="of:=IF([$'abs'.Y10]&lt;2;4;1)" office:value-type="float" office:value="4">
            <text:p>4</text:p>
          </table:table-cell>
          <table:table-cell table:style-name="ACE-0" table:formula="of:=IF([$'abs'.Z10]&lt;2;4;1)" office:value-type="float" office:value="4">
            <text:p>4</text:p>
          </table:table-cell>
          <table:table-cell table:style-name="ACE-0" table:formula="of:=IF([$'abs'.AA10]&lt;2;4;1)" office:value-type="float" office:value="4">
            <text:p>4</text:p>
          </table:table-cell>
          <table:table-cell table:style-name="ACE-0" table:formula="of:=IF([$'abs'.AB10]&lt;2;4;1)" office:value-type="float" office:value="4">
            <text:p>4</text:p>
          </table:table-cell>
          <table:table-cell table:style-name="ACE-0" table:formula="of:=IF([$'abs'.AC10]&lt;2;4;1)" office:value-type="float" office:value="4">
            <text:p>4</text:p>
          </table:table-cell>
          <table:table-cell table:style-name="ACE-0" table:formula="of:=IF([$'abs'.AD10]&lt;2;4;1)" office:value-type="float" office:value="4">
            <text:p>4</text:p>
          </table:table-cell>
          <table:table-cell table:style-name="ACE-0" table:formula="of:=IF([$'abs'.AE10]&lt;2;4;1)" office:value-type="float" office:value="4">
            <text:p>4</text:p>
          </table:table-cell>
          <table:table-cell table:style-name="ACE-0" table:formula="of:=IF([$'abs'.AF10]&lt;2;4;1)" office:value-type="float" office:value="4">
            <text:p>4</text:p>
          </table:table-cell>
          <table:table-cell table:style-name="ACE-0" table:formula="of:=IF([$'abs'.AG10]&lt;2;4;1)" office:value-type="float" office:value="4">
            <text:p>4</text:p>
          </table:table-cell>
          <table:table-cell table:style-name="ACE-0" table:formula="of:=IF([$'abs'.AH10]&lt;2;4;1)" office:value-type="float" office:value="4">
            <text:p>4</text:p>
          </table:table-cell>
          <table:table-cell table:style-name="ACE-0" table:formula="of:=IF([$'abs'.AI10]&lt;2;4;1)" office:value-type="float" office:value="4">
            <text:p>4</text:p>
          </table:table-cell>
          <table:table-cell table:style-name="ACE-0" table:formula="of:=IF([$'abs'.AJ10]&lt;2;4;1)" office:value-type="float" office:value="4">
            <text:p>4</text:p>
          </table:table-cell>
          <table:table-cell table:style-name="ACE-0" table:formula="of:=IF([$'abs'.AK10]&lt;2;4;1)" office:value-type="float" office:value="4">
            <text:p>4</text:p>
          </table:table-cell>
          <table:table-cell table:style-name="ACE-0" table:formula="of:=IF([$'abs'.AL10]&lt;2;4;1)" office:value-type="float" office:value="4">
            <text:p>4</text:p>
          </table:table-cell>
          <table:table-cell table:style-name="ACE-0" table:formula="of:=IF([$'abs'.AM10]&lt;2;4;1)" office:value-type="float" office:value="4">
            <text:p>4</text:p>
          </table:table-cell>
          <table:table-cell table:style-name="ACE-0" table:formula="of:=IF([$'abs'.AN10]&lt;2;4;1)" office:value-type="float" office:value="4">
            <text:p>4</text:p>
          </table:table-cell>
          <table:table-cell table:style-name="ACE-0" table:formula="of:=IF([$'abs'.AO10]&lt;2;4;1)" office:value-type="float" office:value="4">
            <text:p>4</text:p>
          </table:table-cell>
          <table:table-cell table:style-name="ACE-0" table:formula="of:=IF([$'abs'.AP10]&lt;2;4;1)" office:value-type="float" office:value="4">
            <text:p>4</text:p>
          </table:table-cell>
          <table:table-cell table:style-name="ACE-0" table:formula="of:=IF([$'abs'.AQ10]&lt;2;4;1)" office:value-type="float" office:value="4">
            <text:p>4</text:p>
          </table:table-cell>
          <table:table-cell table:style-name="ACE-0" table:formula="of:=IF([$'abs'.AR10]&lt;2;4;1)" office:value-type="float" office:value="4">
            <text:p>4</text:p>
          </table:table-cell>
          <table:table-cell table:style-name="ACE-0" table:formula="of:=IF([$'abs'.AS10]&lt;2;4;1)" office:value-type="float" office:value="4">
            <text:p>4</text:p>
          </table:table-cell>
          <table:table-cell table:style-name="ACE-0" table:formula="of:=IF([$'abs'.AT10]&lt;2;4;1)" office:value-type="float" office:value="4">
            <text:p>4</text:p>
          </table:table-cell>
          <table:table-cell table:style-name="ACE-0" table:formula="of:=IF([$'abs'.AU10]&lt;2;4;1)" office:value-type="float" office:value="4">
            <text:p>4</text:p>
          </table:table-cell>
          <table:table-cell table:style-name="ACE-0" table:formula="of:=IF([$'abs'.AV10]&lt;2;4;1)" office:value-type="float" office:value="4">
            <text:p>4</text:p>
          </table:table-cell>
          <table:table-cell table:style-name="ACE-0" table:formula="of:=IF([$'abs'.AW10]&lt;2;4;1)" office:value-type="float" office:value="4">
            <text:p>4</text:p>
          </table:table-cell>
          <table:table-cell table:style-name="ACE-0" table:formula="of:=IF([$'abs'.AX1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1]&lt;2;4;1)" office:value-type="float" office:value="4">
            <text:p>4</text:p>
          </table:table-cell>
          <table:table-cell table:style-name="ACE-0" table:formula="of:=IF([$'abs'.C11]&lt;2;4;1)" office:value-type="float" office:value="4">
            <text:p>4</text:p>
          </table:table-cell>
          <table:table-cell table:style-name="ACE-0" table:formula="of:=IF([$'abs'.D11]&lt;2;4;1)" office:value-type="float" office:value="4">
            <text:p>4</text:p>
          </table:table-cell>
          <table:table-cell table:style-name="ACE-0" table:formula="of:=IF([$'abs'.E11]&lt;2;4;1)" office:value-type="float" office:value="4">
            <text:p>4</text:p>
          </table:table-cell>
          <table:table-cell table:style-name="ACE-0" table:formula="of:=IF([$'abs'.F11]&lt;2;4;1)" office:value-type="float" office:value="4">
            <text:p>4</text:p>
          </table:table-cell>
          <table:table-cell table:style-name="ACE-0" table:formula="of:=IF([$'abs'.G11]&lt;2;4;1)" office:value-type="float" office:value="4">
            <text:p>4</text:p>
          </table:table-cell>
          <table:table-cell table:style-name="ACE-0" table:formula="of:=IF([$'abs'.H11]&lt;2;4;1)" office:value-type="float" office:value="4">
            <text:p>4</text:p>
          </table:table-cell>
          <table:table-cell table:style-name="ACE-0" table:formula="of:=IF([$'abs'.I11]&lt;2;4;1)" office:value-type="float" office:value="4">
            <text:p>4</text:p>
          </table:table-cell>
          <table:table-cell table:style-name="ACE-0" table:formula="of:=IF([$'abs'.J11]&lt;2;4;1)" office:value-type="float" office:value="4">
            <text:p>4</text:p>
          </table:table-cell>
          <table:table-cell table:style-name="ACE-0" table:formula="of:=IF([$'abs'.K11]&lt;2;4;1)" office:value-type="float" office:value="4">
            <text:p>4</text:p>
          </table:table-cell>
          <table:table-cell table:style-name="ACE-0" table:formula="of:=IF([$'abs'.L11]&lt;2;4;1)" office:value-type="float" office:value="4">
            <text:p>4</text:p>
          </table:table-cell>
          <table:table-cell table:style-name="ACE-0" table:formula="of:=IF([$'abs'.M11]&lt;2;4;1)" office:value-type="float" office:value="4">
            <text:p>4</text:p>
          </table:table-cell>
          <table:table-cell table:style-name="ACE-0" table:formula="of:=IF([$'abs'.N11]&lt;2;4;1)" office:value-type="float" office:value="4">
            <text:p>4</text:p>
          </table:table-cell>
          <table:table-cell table:style-name="ACE-0" table:formula="of:=IF([$'abs'.O11]&lt;2;4;1)" office:value-type="float" office:value="4">
            <text:p>4</text:p>
          </table:table-cell>
          <table:table-cell table:style-name="ACE-0" table:formula="of:=IF([$'abs'.P11]&lt;2;4;1)" office:value-type="float" office:value="4">
            <text:p>4</text:p>
          </table:table-cell>
          <table:table-cell table:style-name="ACE-0" table:formula="of:=IF([$'abs'.Q11]&lt;2;4;1)" office:value-type="float" office:value="4">
            <text:p>4</text:p>
          </table:table-cell>
          <table:table-cell table:style-name="ACE-0" table:formula="of:=IF([$'abs'.R11]&lt;2;4;1)" office:value-type="float" office:value="4">
            <text:p>4</text:p>
          </table:table-cell>
          <table:table-cell table:style-name="ACE-0" table:formula="of:=IF([$'abs'.S11]&lt;2;4;1)" office:value-type="float" office:value="4">
            <text:p>4</text:p>
          </table:table-cell>
          <table:table-cell table:style-name="ACE-0" table:formula="of:=IF([$'abs'.T11]&lt;2;4;1)" office:value-type="float" office:value="4">
            <text:p>4</text:p>
          </table:table-cell>
          <table:table-cell table:style-name="ACE-0" table:formula="of:=IF([$'abs'.U11]&lt;2;4;1)" office:value-type="float" office:value="4">
            <text:p>4</text:p>
          </table:table-cell>
          <table:table-cell table:style-name="ACE-0" table:formula="of:=IF([$'abs'.V11]&lt;2;4;1)" office:value-type="float" office:value="4">
            <text:p>4</text:p>
          </table:table-cell>
          <table:table-cell table:style-name="ACE-0" table:formula="of:=IF([$'abs'.W11]&lt;2;4;1)" office:value-type="float" office:value="4">
            <text:p>4</text:p>
          </table:table-cell>
          <table:table-cell table:style-name="ACE-0" table:formula="of:=IF([$'abs'.X11]&lt;2;4;1)" office:value-type="float" office:value="4">
            <text:p>4</text:p>
          </table:table-cell>
          <table:table-cell table:style-name="ACE-0" table:formula="of:=IF([$'abs'.Y11]&lt;2;4;1)" office:value-type="float" office:value="4">
            <text:p>4</text:p>
          </table:table-cell>
          <table:table-cell table:style-name="ACE-0" table:formula="of:=IF([$'abs'.Z11]&lt;2;4;1)" office:value-type="float" office:value="4">
            <text:p>4</text:p>
          </table:table-cell>
          <table:table-cell table:style-name="ACE-0" table:formula="of:=IF([$'abs'.AA11]&lt;2;4;1)" office:value-type="float" office:value="4">
            <text:p>4</text:p>
          </table:table-cell>
          <table:table-cell table:style-name="ACE-0" table:formula="of:=IF([$'abs'.AB11]&lt;2;4;1)" office:value-type="float" office:value="4">
            <text:p>4</text:p>
          </table:table-cell>
          <table:table-cell table:style-name="ACE-0" table:formula="of:=IF([$'abs'.AC11]&lt;2;4;1)" office:value-type="float" office:value="4">
            <text:p>4</text:p>
          </table:table-cell>
          <table:table-cell table:style-name="ACE-0" table:formula="of:=IF([$'abs'.AD11]&lt;2;4;1)" office:value-type="float" office:value="4">
            <text:p>4</text:p>
          </table:table-cell>
          <table:table-cell table:style-name="ACE-0" table:formula="of:=IF([$'abs'.AE11]&lt;2;4;1)" office:value-type="float" office:value="4">
            <text:p>4</text:p>
          </table:table-cell>
          <table:table-cell table:style-name="ACE-0" table:formula="of:=IF([$'abs'.AF11]&lt;2;4;1)" office:value-type="float" office:value="4">
            <text:p>4</text:p>
          </table:table-cell>
          <table:table-cell table:style-name="ACE-0" table:formula="of:=IF([$'abs'.AG11]&lt;2;4;1)" office:value-type="float" office:value="4">
            <text:p>4</text:p>
          </table:table-cell>
          <table:table-cell table:style-name="ACE-0" table:formula="of:=IF([$'abs'.AH11]&lt;2;4;1)" office:value-type="float" office:value="4">
            <text:p>4</text:p>
          </table:table-cell>
          <table:table-cell table:style-name="ACE-0" table:formula="of:=IF([$'abs'.AI11]&lt;2;4;1)" office:value-type="float" office:value="4">
            <text:p>4</text:p>
          </table:table-cell>
          <table:table-cell table:style-name="ACE-0" table:formula="of:=IF([$'abs'.AJ11]&lt;2;4;1)" office:value-type="float" office:value="4">
            <text:p>4</text:p>
          </table:table-cell>
          <table:table-cell table:style-name="ACE-0" table:formula="of:=IF([$'abs'.AK11]&lt;2;4;1)" office:value-type="float" office:value="4">
            <text:p>4</text:p>
          </table:table-cell>
          <table:table-cell table:style-name="ACE-0" table:formula="of:=IF([$'abs'.AL11]&lt;2;4;1)" office:value-type="float" office:value="4">
            <text:p>4</text:p>
          </table:table-cell>
          <table:table-cell table:style-name="ACE-0" table:formula="of:=IF([$'abs'.AM11]&lt;2;4;1)" office:value-type="float" office:value="4">
            <text:p>4</text:p>
          </table:table-cell>
          <table:table-cell table:style-name="ACE-0" table:formula="of:=IF([$'abs'.AN11]&lt;2;4;1)" office:value-type="float" office:value="4">
            <text:p>4</text:p>
          </table:table-cell>
          <table:table-cell table:style-name="ACE-0" table:formula="of:=IF([$'abs'.AO11]&lt;2;4;1)" office:value-type="float" office:value="4">
            <text:p>4</text:p>
          </table:table-cell>
          <table:table-cell table:style-name="ACE-0" table:formula="of:=IF([$'abs'.AP11]&lt;2;4;1)" office:value-type="float" office:value="4">
            <text:p>4</text:p>
          </table:table-cell>
          <table:table-cell table:style-name="ACE-0" table:formula="of:=IF([$'abs'.AQ11]&lt;2;4;1)" office:value-type="float" office:value="4">
            <text:p>4</text:p>
          </table:table-cell>
          <table:table-cell table:style-name="ACE-0" table:formula="of:=IF([$'abs'.AR11]&lt;2;4;1)" office:value-type="float" office:value="4">
            <text:p>4</text:p>
          </table:table-cell>
          <table:table-cell table:style-name="ACE-0" table:formula="of:=IF([$'abs'.AS11]&lt;2;4;1)" office:value-type="float" office:value="4">
            <text:p>4</text:p>
          </table:table-cell>
          <table:table-cell table:style-name="ACE-0" table:formula="of:=IF([$'abs'.AT11]&lt;2;4;1)" office:value-type="float" office:value="4">
            <text:p>4</text:p>
          </table:table-cell>
          <table:table-cell table:style-name="ACE-0" table:formula="of:=IF([$'abs'.AU11]&lt;2;4;1)" office:value-type="float" office:value="4">
            <text:p>4</text:p>
          </table:table-cell>
          <table:table-cell table:style-name="ACE-0" table:formula="of:=IF([$'abs'.AV11]&lt;2;4;1)" office:value-type="float" office:value="4">
            <text:p>4</text:p>
          </table:table-cell>
          <table:table-cell table:style-name="ACE-0" table:formula="of:=IF([$'abs'.AW11]&lt;2;4;1)" office:value-type="float" office:value="4">
            <text:p>4</text:p>
          </table:table-cell>
          <table:table-cell table:style-name="ACE-0" table:formula="of:=IF([$'abs'.AX11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2]&lt;2;4;1)" office:value-type="float" office:value="4">
            <text:p>4</text:p>
          </table:table-cell>
          <table:table-cell table:style-name="ACE-0" table:formula="of:=IF([$'abs'.C12]&lt;2;4;1)" office:value-type="float" office:value="4">
            <text:p>4</text:p>
          </table:table-cell>
          <table:table-cell table:style-name="ACE-0" table:formula="of:=IF([$'abs'.D12]&lt;2;4;1)" office:value-type="float" office:value="4">
            <text:p>4</text:p>
          </table:table-cell>
          <table:table-cell table:style-name="ACE-0" table:formula="of:=IF([$'abs'.E12]&lt;2;4;1)" office:value-type="float" office:value="4">
            <text:p>4</text:p>
          </table:table-cell>
          <table:table-cell table:style-name="ACE-0" table:formula="of:=IF([$'abs'.F12]&lt;2;4;1)" office:value-type="float" office:value="4">
            <text:p>4</text:p>
          </table:table-cell>
          <table:table-cell table:style-name="ACE-0" table:formula="of:=IF([$'abs'.G12]&lt;2;4;1)" office:value-type="float" office:value="4">
            <text:p>4</text:p>
          </table:table-cell>
          <table:table-cell table:style-name="ACE-0" table:formula="of:=IF([$'abs'.H12]&lt;2;4;1)" office:value-type="float" office:value="4">
            <text:p>4</text:p>
          </table:table-cell>
          <table:table-cell table:style-name="ACE-0" table:formula="of:=IF([$'abs'.I12]&lt;2;4;1)" office:value-type="float" office:value="4">
            <text:p>4</text:p>
          </table:table-cell>
          <table:table-cell table:style-name="ACE-0" table:formula="of:=IF([$'abs'.J12]&lt;2;4;1)" office:value-type="float" office:value="4">
            <text:p>4</text:p>
          </table:table-cell>
          <table:table-cell table:style-name="ACE-0" table:formula="of:=IF([$'abs'.K12]&lt;2;4;1)" office:value-type="float" office:value="4">
            <text:p>4</text:p>
          </table:table-cell>
          <table:table-cell table:style-name="ACE-0" table:formula="of:=IF([$'abs'.L12]&lt;2;4;1)" office:value-type="float" office:value="4">
            <text:p>4</text:p>
          </table:table-cell>
          <table:table-cell table:style-name="ACE-0" table:formula="of:=IF([$'abs'.M12]&lt;2;4;1)" office:value-type="float" office:value="4">
            <text:p>4</text:p>
          </table:table-cell>
          <table:table-cell table:style-name="ACE-0" table:formula="of:=IF([$'abs'.N12]&lt;2;4;1)" office:value-type="float" office:value="4">
            <text:p>4</text:p>
          </table:table-cell>
          <table:table-cell table:style-name="ACE-0" table:formula="of:=IF([$'abs'.O12]&lt;2;4;1)" office:value-type="float" office:value="4">
            <text:p>4</text:p>
          </table:table-cell>
          <table:table-cell table:style-name="ACE-0" table:formula="of:=IF([$'abs'.P12]&lt;2;4;1)" office:value-type="float" office:value="4">
            <text:p>4</text:p>
          </table:table-cell>
          <table:table-cell table:style-name="ACE-0" table:formula="of:=IF([$'abs'.Q12]&lt;2;4;1)" office:value-type="float" office:value="4">
            <text:p>4</text:p>
          </table:table-cell>
          <table:table-cell table:style-name="ACE-0" table:formula="of:=IF([$'abs'.R12]&lt;2;4;1)" office:value-type="float" office:value="4">
            <text:p>4</text:p>
          </table:table-cell>
          <table:table-cell table:style-name="ACE-0" table:formula="of:=IF([$'abs'.S12]&lt;2;4;1)" office:value-type="float" office:value="4">
            <text:p>4</text:p>
          </table:table-cell>
          <table:table-cell table:style-name="ACE-0" table:formula="of:=IF([$'abs'.T12]&lt;2;4;1)" office:value-type="float" office:value="4">
            <text:p>4</text:p>
          </table:table-cell>
          <table:table-cell table:style-name="ACE-0" table:formula="of:=IF([$'abs'.U12]&lt;2;4;1)" office:value-type="float" office:value="4">
            <text:p>4</text:p>
          </table:table-cell>
          <table:table-cell table:style-name="ACE-0" table:formula="of:=IF([$'abs'.V12]&lt;2;4;1)" office:value-type="float" office:value="4">
            <text:p>4</text:p>
          </table:table-cell>
          <table:table-cell table:style-name="ACE-0" table:formula="of:=IF([$'abs'.W12]&lt;2;4;1)" office:value-type="float" office:value="4">
            <text:p>4</text:p>
          </table:table-cell>
          <table:table-cell table:style-name="ACE-0" table:formula="of:=IF([$'abs'.X12]&lt;2;4;1)" office:value-type="float" office:value="4">
            <text:p>4</text:p>
          </table:table-cell>
          <table:table-cell table:style-name="ACE-0" table:formula="of:=IF([$'abs'.Y12]&lt;2;4;1)" office:value-type="float" office:value="4">
            <text:p>4</text:p>
          </table:table-cell>
          <table:table-cell table:style-name="ACE-0" table:formula="of:=IF([$'abs'.Z12]&lt;2;4;1)" office:value-type="float" office:value="4">
            <text:p>4</text:p>
          </table:table-cell>
          <table:table-cell table:style-name="ACE-0" table:formula="of:=IF([$'abs'.AA12]&lt;2;4;1)" office:value-type="float" office:value="4">
            <text:p>4</text:p>
          </table:table-cell>
          <table:table-cell table:style-name="ACE-0" table:formula="of:=IF([$'abs'.AB12]&lt;2;4;1)" office:value-type="float" office:value="4">
            <text:p>4</text:p>
          </table:table-cell>
          <table:table-cell table:style-name="ACE-0" table:formula="of:=IF([$'abs'.AC12]&lt;2;4;1)" office:value-type="float" office:value="4">
            <text:p>4</text:p>
          </table:table-cell>
          <table:table-cell table:style-name="ACE-0" table:formula="of:=IF([$'abs'.AD12]&lt;2;4;1)" office:value-type="float" office:value="4">
            <text:p>4</text:p>
          </table:table-cell>
          <table:table-cell table:style-name="ACE-0" table:formula="of:=IF([$'abs'.AE12]&lt;2;4;1)" office:value-type="float" office:value="4">
            <text:p>4</text:p>
          </table:table-cell>
          <table:table-cell table:style-name="ACE-0" table:formula="of:=IF([$'abs'.AF12]&lt;2;4;1)" office:value-type="float" office:value="4">
            <text:p>4</text:p>
          </table:table-cell>
          <table:table-cell table:style-name="ACE-0" table:formula="of:=IF([$'abs'.AG12]&lt;2;4;1)" office:value-type="float" office:value="4">
            <text:p>4</text:p>
          </table:table-cell>
          <table:table-cell table:style-name="ACE-0" table:formula="of:=IF([$'abs'.AH12]&lt;2;4;1)" office:value-type="float" office:value="4">
            <text:p>4</text:p>
          </table:table-cell>
          <table:table-cell table:style-name="ACE-0" table:formula="of:=IF([$'abs'.AI12]&lt;2;4;1)" office:value-type="float" office:value="4">
            <text:p>4</text:p>
          </table:table-cell>
          <table:table-cell table:style-name="ACE-0" table:formula="of:=IF([$'abs'.AJ12]&lt;2;4;1)" office:value-type="float" office:value="4">
            <text:p>4</text:p>
          </table:table-cell>
          <table:table-cell table:style-name="ACE-0" table:formula="of:=IF([$'abs'.AK12]&lt;2;4;1)" office:value-type="float" office:value="4">
            <text:p>4</text:p>
          </table:table-cell>
          <table:table-cell table:style-name="ACE-0" table:formula="of:=IF([$'abs'.AL12]&lt;2;4;1)" office:value-type="float" office:value="4">
            <text:p>4</text:p>
          </table:table-cell>
          <table:table-cell table:style-name="ACE-0" table:formula="of:=IF([$'abs'.AM12]&lt;2;4;1)" office:value-type="float" office:value="4">
            <text:p>4</text:p>
          </table:table-cell>
          <table:table-cell table:style-name="ACE-0" table:formula="of:=IF([$'abs'.AN12]&lt;2;4;1)" office:value-type="float" office:value="4">
            <text:p>4</text:p>
          </table:table-cell>
          <table:table-cell table:style-name="ACE-0" table:formula="of:=IF([$'abs'.AO12]&lt;2;4;1)" office:value-type="float" office:value="4">
            <text:p>4</text:p>
          </table:table-cell>
          <table:table-cell table:style-name="ACE-0" table:formula="of:=IF([$'abs'.AP12]&lt;2;4;1)" office:value-type="float" office:value="4">
            <text:p>4</text:p>
          </table:table-cell>
          <table:table-cell table:style-name="ACE-0" table:formula="of:=IF([$'abs'.AQ12]&lt;2;4;1)" office:value-type="float" office:value="4">
            <text:p>4</text:p>
          </table:table-cell>
          <table:table-cell table:style-name="ACE-0" table:formula="of:=IF([$'abs'.AR12]&lt;2;4;1)" office:value-type="float" office:value="4">
            <text:p>4</text:p>
          </table:table-cell>
          <table:table-cell table:style-name="ACE-0" table:formula="of:=IF([$'abs'.AS12]&lt;2;4;1)" office:value-type="float" office:value="4">
            <text:p>4</text:p>
          </table:table-cell>
          <table:table-cell table:style-name="ACE-0" table:formula="of:=IF([$'abs'.AT12]&lt;2;4;1)" office:value-type="float" office:value="4">
            <text:p>4</text:p>
          </table:table-cell>
          <table:table-cell table:style-name="ACE-0" table:formula="of:=IF([$'abs'.AU12]&lt;2;4;1)" office:value-type="float" office:value="4">
            <text:p>4</text:p>
          </table:table-cell>
          <table:table-cell table:style-name="ACE-0" table:formula="of:=IF([$'abs'.AV12]&lt;2;4;1)" office:value-type="float" office:value="4">
            <text:p>4</text:p>
          </table:table-cell>
          <table:table-cell table:style-name="ACE-0" table:formula="of:=IF([$'abs'.AW12]&lt;2;4;1)" office:value-type="float" office:value="4">
            <text:p>4</text:p>
          </table:table-cell>
          <table:table-cell table:style-name="ACE-0" table:formula="of:=IF([$'abs'.AX1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3]&lt;2;4;1)" office:value-type="float" office:value="4">
            <text:p>4</text:p>
          </table:table-cell>
          <table:table-cell table:style-name="ACE-0" table:formula="of:=IF([$'abs'.C13]&lt;2;4;1)" office:value-type="float" office:value="4">
            <text:p>4</text:p>
          </table:table-cell>
          <table:table-cell table:style-name="ACE-0" table:formula="of:=IF([$'abs'.D13]&lt;2;4;1)" office:value-type="float" office:value="4">
            <text:p>4</text:p>
          </table:table-cell>
          <table:table-cell table:style-name="ACE-0" table:formula="of:=IF([$'abs'.E13]&lt;2;4;1)" office:value-type="float" office:value="4">
            <text:p>4</text:p>
          </table:table-cell>
          <table:table-cell table:style-name="ACE-0" table:formula="of:=IF([$'abs'.F13]&lt;2;4;1)" office:value-type="float" office:value="4">
            <text:p>4</text:p>
          </table:table-cell>
          <table:table-cell table:style-name="ACE-0" table:formula="of:=IF([$'abs'.G13]&lt;2;4;1)" office:value-type="float" office:value="4">
            <text:p>4</text:p>
          </table:table-cell>
          <table:table-cell table:style-name="ACE-0" table:formula="of:=IF([$'abs'.H13]&lt;2;4;1)" office:value-type="float" office:value="4">
            <text:p>4</text:p>
          </table:table-cell>
          <table:table-cell table:style-name="ACE-0" table:formula="of:=IF([$'abs'.I13]&lt;2;4;1)" office:value-type="float" office:value="4">
            <text:p>4</text:p>
          </table:table-cell>
          <table:table-cell table:style-name="ACE-0" table:formula="of:=IF([$'abs'.J13]&lt;2;4;1)" office:value-type="float" office:value="4">
            <text:p>4</text:p>
          </table:table-cell>
          <table:table-cell table:style-name="ACE-0" table:formula="of:=IF([$'abs'.K13]&lt;2;4;1)" office:value-type="float" office:value="4">
            <text:p>4</text:p>
          </table:table-cell>
          <table:table-cell table:style-name="ACE-0" table:formula="of:=IF([$'abs'.L13]&lt;2;4;1)" office:value-type="float" office:value="4">
            <text:p>4</text:p>
          </table:table-cell>
          <table:table-cell table:style-name="ACE-0" table:formula="of:=IF([$'abs'.M13]&lt;2;4;1)" office:value-type="float" office:value="4">
            <text:p>4</text:p>
          </table:table-cell>
          <table:table-cell table:style-name="ACE-0" table:formula="of:=IF([$'abs'.N13]&lt;2;4;1)" office:value-type="float" office:value="4">
            <text:p>4</text:p>
          </table:table-cell>
          <table:table-cell table:style-name="ACE-0" table:formula="of:=IF([$'abs'.O13]&lt;2;4;1)" office:value-type="float" office:value="4">
            <text:p>4</text:p>
          </table:table-cell>
          <table:table-cell table:style-name="ACE-0" table:formula="of:=IF([$'abs'.P13]&lt;2;4;1)" office:value-type="float" office:value="4">
            <text:p>4</text:p>
          </table:table-cell>
          <table:table-cell table:style-name="ACE-0" table:formula="of:=IF([$'abs'.Q13]&lt;2;4;1)" office:value-type="float" office:value="4">
            <text:p>4</text:p>
          </table:table-cell>
          <table:table-cell table:style-name="ACE-0" table:formula="of:=IF([$'abs'.R13]&lt;2;4;1)" office:value-type="float" office:value="4">
            <text:p>4</text:p>
          </table:table-cell>
          <table:table-cell table:style-name="ACE-0" table:formula="of:=IF([$'abs'.S13]&lt;2;4;1)" office:value-type="float" office:value="4">
            <text:p>4</text:p>
          </table:table-cell>
          <table:table-cell table:style-name="ACE-0" table:formula="of:=IF([$'abs'.T13]&lt;2;4;1)" office:value-type="float" office:value="4">
            <text:p>4</text:p>
          </table:table-cell>
          <table:table-cell table:style-name="ACE-0" table:formula="of:=IF([$'abs'.U13]&lt;2;4;1)" office:value-type="float" office:value="4">
            <text:p>4</text:p>
          </table:table-cell>
          <table:table-cell table:style-name="ACE-0" table:formula="of:=IF([$'abs'.V13]&lt;2;4;1)" office:value-type="float" office:value="4">
            <text:p>4</text:p>
          </table:table-cell>
          <table:table-cell table:style-name="ACE-0" table:formula="of:=IF([$'abs'.W13]&lt;2;4;1)" office:value-type="float" office:value="4">
            <text:p>4</text:p>
          </table:table-cell>
          <table:table-cell table:style-name="ACE-0" table:formula="of:=IF([$'abs'.X13]&lt;2;4;1)" office:value-type="float" office:value="4">
            <text:p>4</text:p>
          </table:table-cell>
          <table:table-cell table:style-name="ACE-0" table:formula="of:=IF([$'abs'.Y13]&lt;2;4;1)" office:value-type="float" office:value="4">
            <text:p>4</text:p>
          </table:table-cell>
          <table:table-cell table:style-name="ACE-0" table:formula="of:=IF([$'abs'.Z13]&lt;2;4;1)" office:value-type="float" office:value="4">
            <text:p>4</text:p>
          </table:table-cell>
          <table:table-cell table:style-name="ACE-0" table:formula="of:=IF([$'abs'.AA13]&lt;2;4;1)" office:value-type="float" office:value="4">
            <text:p>4</text:p>
          </table:table-cell>
          <table:table-cell table:style-name="ACE-0" table:formula="of:=IF([$'abs'.AB13]&lt;2;4;1)" office:value-type="float" office:value="4">
            <text:p>4</text:p>
          </table:table-cell>
          <table:table-cell table:style-name="ACE-0" table:formula="of:=IF([$'abs'.AC13]&lt;2;4;1)" office:value-type="float" office:value="4">
            <text:p>4</text:p>
          </table:table-cell>
          <table:table-cell table:style-name="ACE-0" table:formula="of:=IF([$'abs'.AD13]&lt;2;4;1)" office:value-type="float" office:value="4">
            <text:p>4</text:p>
          </table:table-cell>
          <table:table-cell table:style-name="ACE-0" table:formula="of:=IF([$'abs'.AE13]&lt;2;4;1)" office:value-type="float" office:value="4">
            <text:p>4</text:p>
          </table:table-cell>
          <table:table-cell table:style-name="ACE-0" table:formula="of:=IF([$'abs'.AF13]&lt;2;4;1)" office:value-type="float" office:value="4">
            <text:p>4</text:p>
          </table:table-cell>
          <table:table-cell table:style-name="ACE-0" table:formula="of:=IF([$'abs'.AG13]&lt;2;4;1)" office:value-type="float" office:value="4">
            <text:p>4</text:p>
          </table:table-cell>
          <table:table-cell table:style-name="ACE-0" table:formula="of:=IF([$'abs'.AH13]&lt;2;4;1)" office:value-type="float" office:value="4">
            <text:p>4</text:p>
          </table:table-cell>
          <table:table-cell table:style-name="ACE-0" table:formula="of:=IF([$'abs'.AI13]&lt;2;4;1)" office:value-type="float" office:value="4">
            <text:p>4</text:p>
          </table:table-cell>
          <table:table-cell table:style-name="ACE-0" table:formula="of:=IF([$'abs'.AJ13]&lt;2;4;1)" office:value-type="float" office:value="4">
            <text:p>4</text:p>
          </table:table-cell>
          <table:table-cell table:style-name="ACE-0" table:formula="of:=IF([$'abs'.AK13]&lt;2;4;1)" office:value-type="float" office:value="4">
            <text:p>4</text:p>
          </table:table-cell>
          <table:table-cell table:style-name="ACE-0" table:formula="of:=IF([$'abs'.AL13]&lt;2;4;1)" office:value-type="float" office:value="4">
            <text:p>4</text:p>
          </table:table-cell>
          <table:table-cell table:style-name="ACE-0" table:formula="of:=IF([$'abs'.AM13]&lt;2;4;1)" office:value-type="float" office:value="4">
            <text:p>4</text:p>
          </table:table-cell>
          <table:table-cell table:style-name="ACE-0" table:formula="of:=IF([$'abs'.AN13]&lt;2;4;1)" office:value-type="float" office:value="4">
            <text:p>4</text:p>
          </table:table-cell>
          <table:table-cell table:style-name="ACE-0" table:formula="of:=IF([$'abs'.AO13]&lt;2;4;1)" office:value-type="float" office:value="4">
            <text:p>4</text:p>
          </table:table-cell>
          <table:table-cell table:style-name="ACE-0" table:formula="of:=IF([$'abs'.AP13]&lt;2;4;1)" office:value-type="float" office:value="4">
            <text:p>4</text:p>
          </table:table-cell>
          <table:table-cell table:style-name="ACE-0" table:formula="of:=IF([$'abs'.AQ13]&lt;2;4;1)" office:value-type="float" office:value="4">
            <text:p>4</text:p>
          </table:table-cell>
          <table:table-cell table:style-name="ACE-0" table:formula="of:=IF([$'abs'.AR13]&lt;2;4;1)" office:value-type="float" office:value="4">
            <text:p>4</text:p>
          </table:table-cell>
          <table:table-cell table:style-name="ACE-0" table:formula="of:=IF([$'abs'.AS13]&lt;2;4;1)" office:value-type="float" office:value="4">
            <text:p>4</text:p>
          </table:table-cell>
          <table:table-cell table:style-name="ACE-0" table:formula="of:=IF([$'abs'.AT13]&lt;2;4;1)" office:value-type="float" office:value="4">
            <text:p>4</text:p>
          </table:table-cell>
          <table:table-cell table:style-name="ACE-0" table:formula="of:=IF([$'abs'.AU13]&lt;2;4;1)" office:value-type="float" office:value="4">
            <text:p>4</text:p>
          </table:table-cell>
          <table:table-cell table:style-name="ACE-0" table:formula="of:=IF([$'abs'.AV13]&lt;2;4;1)" office:value-type="float" office:value="4">
            <text:p>4</text:p>
          </table:table-cell>
          <table:table-cell table:style-name="ACE-0" table:formula="of:=IF([$'abs'.AW13]&lt;2;4;1)" office:value-type="float" office:value="4">
            <text:p>4</text:p>
          </table:table-cell>
          <table:table-cell table:style-name="ACE-0" table:formula="of:=IF([$'abs'.AX1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4]&lt;2;4;1)" office:value-type="float" office:value="4">
            <text:p>4</text:p>
          </table:table-cell>
          <table:table-cell table:style-name="ACE-0" table:formula="of:=IF([$'abs'.C14]&lt;2;4;1)" office:value-type="float" office:value="4">
            <text:p>4</text:p>
          </table:table-cell>
          <table:table-cell table:style-name="ACE-0" table:formula="of:=IF([$'abs'.D14]&lt;2;4;1)" office:value-type="float" office:value="4">
            <text:p>4</text:p>
          </table:table-cell>
          <table:table-cell table:style-name="ACE-0" table:formula="of:=IF([$'abs'.E14]&lt;2;4;1)" office:value-type="float" office:value="4">
            <text:p>4</text:p>
          </table:table-cell>
          <table:table-cell table:style-name="ACE-0" table:formula="of:=IF([$'abs'.F14]&lt;2;4;1)" office:value-type="float" office:value="4">
            <text:p>4</text:p>
          </table:table-cell>
          <table:table-cell table:style-name="ACE-0" table:formula="of:=IF([$'abs'.G14]&lt;2;4;1)" office:value-type="float" office:value="4">
            <text:p>4</text:p>
          </table:table-cell>
          <table:table-cell table:style-name="ACE-0" table:formula="of:=IF([$'abs'.H14]&lt;2;4;1)" office:value-type="float" office:value="4">
            <text:p>4</text:p>
          </table:table-cell>
          <table:table-cell table:style-name="ACE-0" table:formula="of:=IF([$'abs'.I14]&lt;2;4;1)" office:value-type="float" office:value="4">
            <text:p>4</text:p>
          </table:table-cell>
          <table:table-cell table:style-name="ACE-0" table:formula="of:=IF([$'abs'.J14]&lt;2;4;1)" office:value-type="float" office:value="4">
            <text:p>4</text:p>
          </table:table-cell>
          <table:table-cell table:style-name="ACE-0" table:formula="of:=IF([$'abs'.K14]&lt;2;4;1)" office:value-type="float" office:value="4">
            <text:p>4</text:p>
          </table:table-cell>
          <table:table-cell table:style-name="ACE-0" table:formula="of:=IF([$'abs'.L14]&lt;2;4;1)" office:value-type="float" office:value="4">
            <text:p>4</text:p>
          </table:table-cell>
          <table:table-cell table:style-name="ACE-0" table:formula="of:=IF([$'abs'.M14]&lt;2;4;1)" office:value-type="float" office:value="4">
            <text:p>4</text:p>
          </table:table-cell>
          <table:table-cell table:style-name="ACE-0" table:formula="of:=IF([$'abs'.N14]&lt;2;4;1)" office:value-type="float" office:value="4">
            <text:p>4</text:p>
          </table:table-cell>
          <table:table-cell table:style-name="ACE-0" table:formula="of:=IF([$'abs'.O14]&lt;2;4;1)" office:value-type="float" office:value="4">
            <text:p>4</text:p>
          </table:table-cell>
          <table:table-cell table:style-name="ACE-0" table:formula="of:=IF([$'abs'.P14]&lt;2;4;1)" office:value-type="float" office:value="4">
            <text:p>4</text:p>
          </table:table-cell>
          <table:table-cell table:style-name="ACE-0" table:formula="of:=IF([$'abs'.Q14]&lt;2;4;1)" office:value-type="float" office:value="4">
            <text:p>4</text:p>
          </table:table-cell>
          <table:table-cell table:style-name="ACE-0" table:formula="of:=IF([$'abs'.R14]&lt;2;4;1)" office:value-type="float" office:value="4">
            <text:p>4</text:p>
          </table:table-cell>
          <table:table-cell table:style-name="ACE-0" table:formula="of:=IF([$'abs'.S14]&lt;2;4;1)" office:value-type="float" office:value="4">
            <text:p>4</text:p>
          </table:table-cell>
          <table:table-cell table:style-name="ACE-0" table:formula="of:=IF([$'abs'.T14]&lt;2;4;1)" office:value-type="float" office:value="4">
            <text:p>4</text:p>
          </table:table-cell>
          <table:table-cell table:style-name="ACE-0" table:formula="of:=IF([$'abs'.U14]&lt;2;4;1)" office:value-type="float" office:value="4">
            <text:p>4</text:p>
          </table:table-cell>
          <table:table-cell table:style-name="ACE-0" table:formula="of:=IF([$'abs'.V14]&lt;2;4;1)" office:value-type="float" office:value="4">
            <text:p>4</text:p>
          </table:table-cell>
          <table:table-cell table:style-name="ACE-0" table:formula="of:=IF([$'abs'.W14]&lt;2;4;1)" office:value-type="float" office:value="4">
            <text:p>4</text:p>
          </table:table-cell>
          <table:table-cell table:style-name="ACE-0" table:formula="of:=IF([$'abs'.X14]&lt;2;4;1)" office:value-type="float" office:value="4">
            <text:p>4</text:p>
          </table:table-cell>
          <table:table-cell table:style-name="ACE-0" table:formula="of:=IF([$'abs'.Y14]&lt;2;4;1)" office:value-type="float" office:value="4">
            <text:p>4</text:p>
          </table:table-cell>
          <table:table-cell table:style-name="ACE-0" table:formula="of:=IF([$'abs'.Z14]&lt;2;4;1)" office:value-type="float" office:value="4">
            <text:p>4</text:p>
          </table:table-cell>
          <table:table-cell table:style-name="ACE-0" table:formula="of:=IF([$'abs'.AA14]&lt;2;4;1)" office:value-type="float" office:value="4">
            <text:p>4</text:p>
          </table:table-cell>
          <table:table-cell table:style-name="ACE-0" table:formula="of:=IF([$'abs'.AB14]&lt;2;4;1)" office:value-type="float" office:value="4">
            <text:p>4</text:p>
          </table:table-cell>
          <table:table-cell table:style-name="ACE-0" table:formula="of:=IF([$'abs'.AC14]&lt;2;4;1)" office:value-type="float" office:value="4">
            <text:p>4</text:p>
          </table:table-cell>
          <table:table-cell table:style-name="ACE-0" table:formula="of:=IF([$'abs'.AD14]&lt;2;4;1)" office:value-type="float" office:value="4">
            <text:p>4</text:p>
          </table:table-cell>
          <table:table-cell table:style-name="ACE-0" table:formula="of:=IF([$'abs'.AE14]&lt;2;4;1)" office:value-type="float" office:value="4">
            <text:p>4</text:p>
          </table:table-cell>
          <table:table-cell table:style-name="ACE-0" table:formula="of:=IF([$'abs'.AF14]&lt;2;4;1)" office:value-type="float" office:value="4">
            <text:p>4</text:p>
          </table:table-cell>
          <table:table-cell table:style-name="ACE-0" table:formula="of:=IF([$'abs'.AG14]&lt;2;4;1)" office:value-type="float" office:value="4">
            <text:p>4</text:p>
          </table:table-cell>
          <table:table-cell table:style-name="ACE-0" table:formula="of:=IF([$'abs'.AH14]&lt;2;4;1)" office:value-type="float" office:value="4">
            <text:p>4</text:p>
          </table:table-cell>
          <table:table-cell table:style-name="ACE-0" table:formula="of:=IF([$'abs'.AI14]&lt;2;4;1)" office:value-type="float" office:value="4">
            <text:p>4</text:p>
          </table:table-cell>
          <table:table-cell table:style-name="ACE-0" table:formula="of:=IF([$'abs'.AJ14]&lt;2;4;1)" office:value-type="float" office:value="4">
            <text:p>4</text:p>
          </table:table-cell>
          <table:table-cell table:style-name="ACE-0" table:formula="of:=IF([$'abs'.AK14]&lt;2;4;1)" office:value-type="float" office:value="4">
            <text:p>4</text:p>
          </table:table-cell>
          <table:table-cell table:style-name="ACE-0" table:formula="of:=IF([$'abs'.AL14]&lt;2;4;1)" office:value-type="float" office:value="4">
            <text:p>4</text:p>
          </table:table-cell>
          <table:table-cell table:style-name="ACE-0" table:formula="of:=IF([$'abs'.AM14]&lt;2;4;1)" office:value-type="float" office:value="4">
            <text:p>4</text:p>
          </table:table-cell>
          <table:table-cell table:style-name="ACE-0" table:formula="of:=IF([$'abs'.AN14]&lt;2;4;1)" office:value-type="float" office:value="4">
            <text:p>4</text:p>
          </table:table-cell>
          <table:table-cell table:style-name="ACE-0" table:formula="of:=IF([$'abs'.AO14]&lt;2;4;1)" office:value-type="float" office:value="4">
            <text:p>4</text:p>
          </table:table-cell>
          <table:table-cell table:style-name="ACE-0" table:formula="of:=IF([$'abs'.AP14]&lt;2;4;1)" office:value-type="float" office:value="4">
            <text:p>4</text:p>
          </table:table-cell>
          <table:table-cell table:style-name="ACE-0" table:formula="of:=IF([$'abs'.AQ14]&lt;2;4;1)" office:value-type="float" office:value="4">
            <text:p>4</text:p>
          </table:table-cell>
          <table:table-cell table:style-name="ACE-0" table:formula="of:=IF([$'abs'.AR14]&lt;2;4;1)" office:value-type="float" office:value="4">
            <text:p>4</text:p>
          </table:table-cell>
          <table:table-cell table:style-name="ACE-0" table:formula="of:=IF([$'abs'.AS14]&lt;2;4;1)" office:value-type="float" office:value="4">
            <text:p>4</text:p>
          </table:table-cell>
          <table:table-cell table:style-name="ACE-0" table:formula="of:=IF([$'abs'.AT14]&lt;2;4;1)" office:value-type="float" office:value="4">
            <text:p>4</text:p>
          </table:table-cell>
          <table:table-cell table:style-name="ACE-0" table:formula="of:=IF([$'abs'.AU14]&lt;2;4;1)" office:value-type="float" office:value="4">
            <text:p>4</text:p>
          </table:table-cell>
          <table:table-cell table:style-name="ACE-0" table:formula="of:=IF([$'abs'.AV14]&lt;2;4;1)" office:value-type="float" office:value="4">
            <text:p>4</text:p>
          </table:table-cell>
          <table:table-cell table:style-name="ACE-0" table:formula="of:=IF([$'abs'.AW14]&lt;2;4;1)" office:value-type="float" office:value="4">
            <text:p>4</text:p>
          </table:table-cell>
          <table:table-cell table:style-name="ACE-0" table:formula="of:=IF([$'abs'.AX1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5]&lt;2;4;1)" office:value-type="float" office:value="4">
            <text:p>4</text:p>
          </table:table-cell>
          <table:table-cell table:style-name="ACE-0" table:formula="of:=IF([$'abs'.C15]&lt;2;4;1)" office:value-type="float" office:value="4">
            <text:p>4</text:p>
          </table:table-cell>
          <table:table-cell table:style-name="ACE-0" table:formula="of:=IF([$'abs'.D15]&lt;2;4;1)" office:value-type="float" office:value="4">
            <text:p>4</text:p>
          </table:table-cell>
          <table:table-cell table:style-name="ACE-0" table:formula="of:=IF([$'abs'.E15]&lt;2;4;1)" office:value-type="float" office:value="4">
            <text:p>4</text:p>
          </table:table-cell>
          <table:table-cell table:style-name="ACE-0" table:formula="of:=IF([$'abs'.F15]&lt;2;4;1)" office:value-type="float" office:value="4">
            <text:p>4</text:p>
          </table:table-cell>
          <table:table-cell table:style-name="ACE-0" table:formula="of:=IF([$'abs'.G15]&lt;2;4;1)" office:value-type="float" office:value="4">
            <text:p>4</text:p>
          </table:table-cell>
          <table:table-cell table:style-name="ACE-0" table:formula="of:=IF([$'abs'.H15]&lt;2;4;1)" office:value-type="float" office:value="4">
            <text:p>4</text:p>
          </table:table-cell>
          <table:table-cell table:style-name="ACE-0" table:formula="of:=IF([$'abs'.I15]&lt;2;4;1)" office:value-type="float" office:value="4">
            <text:p>4</text:p>
          </table:table-cell>
          <table:table-cell table:style-name="ACE-0" table:formula="of:=IF([$'abs'.J15]&lt;2;4;1)" office:value-type="float" office:value="4">
            <text:p>4</text:p>
          </table:table-cell>
          <table:table-cell table:style-name="ACE-0" table:formula="of:=IF([$'abs'.K15]&lt;2;4;1)" office:value-type="float" office:value="4">
            <text:p>4</text:p>
          </table:table-cell>
          <table:table-cell table:style-name="ACE-0" table:formula="of:=IF([$'abs'.L15]&lt;2;4;1)" office:value-type="float" office:value="4">
            <text:p>4</text:p>
          </table:table-cell>
          <table:table-cell table:style-name="ACE-0" table:formula="of:=IF([$'abs'.M15]&lt;2;4;1)" office:value-type="float" office:value="4">
            <text:p>4</text:p>
          </table:table-cell>
          <table:table-cell table:style-name="ACE-0" table:formula="of:=IF([$'abs'.N15]&lt;2;4;1)" office:value-type="float" office:value="4">
            <text:p>4</text:p>
          </table:table-cell>
          <table:table-cell table:style-name="ACE-0" table:formula="of:=IF([$'abs'.O15]&lt;2;4;1)" office:value-type="float" office:value="4">
            <text:p>4</text:p>
          </table:table-cell>
          <table:table-cell table:style-name="ACE-0" table:formula="of:=IF([$'abs'.P15]&lt;2;4;1)" office:value-type="float" office:value="4">
            <text:p>4</text:p>
          </table:table-cell>
          <table:table-cell table:style-name="ACE-0" table:formula="of:=IF([$'abs'.Q15]&lt;2;4;1)" office:value-type="float" office:value="4">
            <text:p>4</text:p>
          </table:table-cell>
          <table:table-cell table:style-name="ACE-0" table:formula="of:=IF([$'abs'.R15]&lt;2;4;1)" office:value-type="float" office:value="4">
            <text:p>4</text:p>
          </table:table-cell>
          <table:table-cell table:style-name="ACE-0" table:formula="of:=IF([$'abs'.S15]&lt;2;4;1)" office:value-type="float" office:value="4">
            <text:p>4</text:p>
          </table:table-cell>
          <table:table-cell table:style-name="ACE-0" table:formula="of:=IF([$'abs'.T15]&lt;2;4;1)" office:value-type="float" office:value="4">
            <text:p>4</text:p>
          </table:table-cell>
          <table:table-cell table:style-name="ACE-0" table:formula="of:=IF([$'abs'.U15]&lt;2;4;1)" office:value-type="float" office:value="4">
            <text:p>4</text:p>
          </table:table-cell>
          <table:table-cell table:style-name="ACE-0" table:formula="of:=IF([$'abs'.V15]&lt;2;4;1)" office:value-type="float" office:value="4">
            <text:p>4</text:p>
          </table:table-cell>
          <table:table-cell table:style-name="ACE-0" table:formula="of:=IF([$'abs'.W15]&lt;2;4;1)" office:value-type="float" office:value="4">
            <text:p>4</text:p>
          </table:table-cell>
          <table:table-cell table:style-name="ACE-0" table:formula="of:=IF([$'abs'.X15]&lt;2;4;1)" office:value-type="float" office:value="4">
            <text:p>4</text:p>
          </table:table-cell>
          <table:table-cell table:style-name="ACE-0" table:formula="of:=IF([$'abs'.Y15]&lt;2;4;1)" office:value-type="float" office:value="4">
            <text:p>4</text:p>
          </table:table-cell>
          <table:table-cell table:style-name="ACE-0" table:formula="of:=IF([$'abs'.Z15]&lt;2;4;1)" office:value-type="float" office:value="4">
            <text:p>4</text:p>
          </table:table-cell>
          <table:table-cell table:style-name="ACE-0" table:formula="of:=IF([$'abs'.AA15]&lt;2;4;1)" office:value-type="float" office:value="4">
            <text:p>4</text:p>
          </table:table-cell>
          <table:table-cell table:style-name="ACE-0" table:formula="of:=IF([$'abs'.AB15]&lt;2;4;1)" office:value-type="float" office:value="4">
            <text:p>4</text:p>
          </table:table-cell>
          <table:table-cell table:style-name="ACE-0" table:formula="of:=IF([$'abs'.AC15]&lt;2;4;1)" office:value-type="float" office:value="4">
            <text:p>4</text:p>
          </table:table-cell>
          <table:table-cell table:style-name="ACE-0" table:formula="of:=IF([$'abs'.AD15]&lt;2;4;1)" office:value-type="float" office:value="4">
            <text:p>4</text:p>
          </table:table-cell>
          <table:table-cell table:style-name="ACE-0" table:formula="of:=IF([$'abs'.AE15]&lt;2;4;1)" office:value-type="float" office:value="4">
            <text:p>4</text:p>
          </table:table-cell>
          <table:table-cell table:style-name="ACE-0" table:formula="of:=IF([$'abs'.AF15]&lt;2;4;1)" office:value-type="float" office:value="4">
            <text:p>4</text:p>
          </table:table-cell>
          <table:table-cell table:style-name="ACE-0" table:formula="of:=IF([$'abs'.AG15]&lt;2;4;1)" office:value-type="float" office:value="4">
            <text:p>4</text:p>
          </table:table-cell>
          <table:table-cell table:style-name="ACE-0" table:formula="of:=IF([$'abs'.AH15]&lt;2;4;1)" office:value-type="float" office:value="4">
            <text:p>4</text:p>
          </table:table-cell>
          <table:table-cell table:style-name="ACE-0" table:formula="of:=IF([$'abs'.AI15]&lt;2;4;1)" office:value-type="float" office:value="4">
            <text:p>4</text:p>
          </table:table-cell>
          <table:table-cell table:style-name="ACE-0" table:formula="of:=IF([$'abs'.AJ15]&lt;2;4;1)" office:value-type="float" office:value="4">
            <text:p>4</text:p>
          </table:table-cell>
          <table:table-cell table:style-name="ACE-0" table:formula="of:=IF([$'abs'.AK15]&lt;2;4;1)" office:value-type="float" office:value="4">
            <text:p>4</text:p>
          </table:table-cell>
          <table:table-cell table:style-name="ACE-0" table:formula="of:=IF([$'abs'.AL15]&lt;2;4;1)" office:value-type="float" office:value="4">
            <text:p>4</text:p>
          </table:table-cell>
          <table:table-cell table:style-name="ACE-0" table:formula="of:=IF([$'abs'.AM15]&lt;2;4;1)" office:value-type="float" office:value="4">
            <text:p>4</text:p>
          </table:table-cell>
          <table:table-cell table:style-name="ACE-0" table:formula="of:=IF([$'abs'.AN15]&lt;2;4;1)" office:value-type="float" office:value="4">
            <text:p>4</text:p>
          </table:table-cell>
          <table:table-cell table:style-name="ACE-0" table:formula="of:=IF([$'abs'.AO15]&lt;2;4;1)" office:value-type="float" office:value="4">
            <text:p>4</text:p>
          </table:table-cell>
          <table:table-cell table:style-name="ACE-0" table:formula="of:=IF([$'abs'.AP15]&lt;2;4;1)" office:value-type="float" office:value="4">
            <text:p>4</text:p>
          </table:table-cell>
          <table:table-cell table:style-name="ACE-0" table:formula="of:=IF([$'abs'.AQ15]&lt;2;4;1)" office:value-type="float" office:value="4">
            <text:p>4</text:p>
          </table:table-cell>
          <table:table-cell table:style-name="ACE-0" table:formula="of:=IF([$'abs'.AR15]&lt;2;4;1)" office:value-type="float" office:value="4">
            <text:p>4</text:p>
          </table:table-cell>
          <table:table-cell table:style-name="ACE-0" table:formula="of:=IF([$'abs'.AS15]&lt;2;4;1)" office:value-type="float" office:value="4">
            <text:p>4</text:p>
          </table:table-cell>
          <table:table-cell table:style-name="ACE-0" table:formula="of:=IF([$'abs'.AT15]&lt;2;4;1)" office:value-type="float" office:value="4">
            <text:p>4</text:p>
          </table:table-cell>
          <table:table-cell table:style-name="ACE-0" table:formula="of:=IF([$'abs'.AU15]&lt;2;4;1)" office:value-type="float" office:value="4">
            <text:p>4</text:p>
          </table:table-cell>
          <table:table-cell table:style-name="ACE-0" table:formula="of:=IF([$'abs'.AV15]&lt;2;4;1)" office:value-type="float" office:value="4">
            <text:p>4</text:p>
          </table:table-cell>
          <table:table-cell table:style-name="ACE-0" table:formula="of:=IF([$'abs'.AW15]&lt;2;4;1)" office:value-type="float" office:value="4">
            <text:p>4</text:p>
          </table:table-cell>
          <table:table-cell table:style-name="ACE-0" table:formula="of:=IF([$'abs'.AX1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6]&lt;2;4;1)" office:value-type="float" office:value="4">
            <text:p>4</text:p>
          </table:table-cell>
          <table:table-cell table:style-name="ACE-0" table:formula="of:=IF([$'abs'.C16]&lt;2;4;1)" office:value-type="float" office:value="4">
            <text:p>4</text:p>
          </table:table-cell>
          <table:table-cell table:style-name="ACE-0" table:formula="of:=IF([$'abs'.D16]&lt;2;4;1)" office:value-type="float" office:value="4">
            <text:p>4</text:p>
          </table:table-cell>
          <table:table-cell table:style-name="ACE-0" table:formula="of:=IF([$'abs'.E16]&lt;2;4;1)" office:value-type="float" office:value="4">
            <text:p>4</text:p>
          </table:table-cell>
          <table:table-cell table:style-name="ACE-0" table:formula="of:=IF([$'abs'.F16]&lt;2;4;1)" office:value-type="float" office:value="4">
            <text:p>4</text:p>
          </table:table-cell>
          <table:table-cell table:style-name="ACE-0" table:formula="of:=IF([$'abs'.G16]&lt;2;4;1)" office:value-type="float" office:value="4">
            <text:p>4</text:p>
          </table:table-cell>
          <table:table-cell table:style-name="ACE-0" table:formula="of:=IF([$'abs'.H16]&lt;2;4;1)" office:value-type="float" office:value="4">
            <text:p>4</text:p>
          </table:table-cell>
          <table:table-cell table:style-name="ACE-0" table:formula="of:=IF([$'abs'.I16]&lt;2;4;1)" office:value-type="float" office:value="4">
            <text:p>4</text:p>
          </table:table-cell>
          <table:table-cell table:style-name="ACE-0" table:formula="of:=IF([$'abs'.J16]&lt;2;4;1)" office:value-type="float" office:value="4">
            <text:p>4</text:p>
          </table:table-cell>
          <table:table-cell table:style-name="ACE-0" table:formula="of:=IF([$'abs'.K16]&lt;2;4;1)" office:value-type="float" office:value="4">
            <text:p>4</text:p>
          </table:table-cell>
          <table:table-cell table:style-name="ACE-0" table:formula="of:=IF([$'abs'.L16]&lt;2;4;1)" office:value-type="float" office:value="4">
            <text:p>4</text:p>
          </table:table-cell>
          <table:table-cell table:style-name="ACE-0" table:formula="of:=IF([$'abs'.M16]&lt;2;4;1)" office:value-type="float" office:value="4">
            <text:p>4</text:p>
          </table:table-cell>
          <table:table-cell table:style-name="ACE-0" table:formula="of:=IF([$'abs'.N16]&lt;2;4;1)" office:value-type="float" office:value="4">
            <text:p>4</text:p>
          </table:table-cell>
          <table:table-cell table:style-name="ACE-0" table:formula="of:=IF([$'abs'.O16]&lt;2;4;1)" office:value-type="float" office:value="4">
            <text:p>4</text:p>
          </table:table-cell>
          <table:table-cell table:style-name="ACE-0" table:formula="of:=IF([$'abs'.P16]&lt;2;4;1)" office:value-type="float" office:value="4">
            <text:p>4</text:p>
          </table:table-cell>
          <table:table-cell table:style-name="ACE-0" table:formula="of:=IF([$'abs'.Q16]&lt;2;4;1)" office:value-type="float" office:value="4">
            <text:p>4</text:p>
          </table:table-cell>
          <table:table-cell table:style-name="ACE-0" table:formula="of:=IF([$'abs'.R16]&lt;2;4;1)" office:value-type="float" office:value="4">
            <text:p>4</text:p>
          </table:table-cell>
          <table:table-cell table:style-name="ACE-0" table:formula="of:=IF([$'abs'.S16]&lt;2;4;1)" office:value-type="float" office:value="4">
            <text:p>4</text:p>
          </table:table-cell>
          <table:table-cell table:style-name="ACE-0" table:formula="of:=IF([$'abs'.T16]&lt;2;4;1)" office:value-type="float" office:value="4">
            <text:p>4</text:p>
          </table:table-cell>
          <table:table-cell table:style-name="ACE-0" table:formula="of:=IF([$'abs'.U16]&lt;2;4;1)" office:value-type="float" office:value="4">
            <text:p>4</text:p>
          </table:table-cell>
          <table:table-cell table:style-name="ACE-0" table:formula="of:=IF([$'abs'.V16]&lt;2;4;1)" office:value-type="float" office:value="4">
            <text:p>4</text:p>
          </table:table-cell>
          <table:table-cell table:style-name="ACE-0" table:formula="of:=IF([$'abs'.W16]&lt;2;4;1)" office:value-type="float" office:value="4">
            <text:p>4</text:p>
          </table:table-cell>
          <table:table-cell table:style-name="ACE-0" table:formula="of:=IF([$'abs'.X16]&lt;2;4;1)" office:value-type="float" office:value="4">
            <text:p>4</text:p>
          </table:table-cell>
          <table:table-cell table:style-name="ACE-0" table:formula="of:=IF([$'abs'.Y16]&lt;2;4;1)" office:value-type="float" office:value="4">
            <text:p>4</text:p>
          </table:table-cell>
          <table:table-cell table:style-name="ACE-0" table:formula="of:=IF([$'abs'.Z16]&lt;2;4;1)" office:value-type="float" office:value="4">
            <text:p>4</text:p>
          </table:table-cell>
          <table:table-cell table:style-name="ACE-0" table:formula="of:=IF([$'abs'.AA16]&lt;2;4;1)" office:value-type="float" office:value="4">
            <text:p>4</text:p>
          </table:table-cell>
          <table:table-cell table:style-name="ACE-0" table:formula="of:=IF([$'abs'.AB16]&lt;2;4;1)" office:value-type="float" office:value="4">
            <text:p>4</text:p>
          </table:table-cell>
          <table:table-cell table:style-name="ACE-0" table:formula="of:=IF([$'abs'.AC16]&lt;2;4;1)" office:value-type="float" office:value="4">
            <text:p>4</text:p>
          </table:table-cell>
          <table:table-cell table:style-name="ACE-0" table:formula="of:=IF([$'abs'.AD16]&lt;2;4;1)" office:value-type="float" office:value="4">
            <text:p>4</text:p>
          </table:table-cell>
          <table:table-cell table:style-name="ACE-0" table:formula="of:=IF([$'abs'.AE16]&lt;2;4;1)" office:value-type="float" office:value="4">
            <text:p>4</text:p>
          </table:table-cell>
          <table:table-cell table:style-name="ACE-0" table:formula="of:=IF([$'abs'.AF16]&lt;2;4;1)" office:value-type="float" office:value="4">
            <text:p>4</text:p>
          </table:table-cell>
          <table:table-cell table:style-name="ACE-0" table:formula="of:=IF([$'abs'.AG16]&lt;2;4;1)" office:value-type="float" office:value="4">
            <text:p>4</text:p>
          </table:table-cell>
          <table:table-cell table:style-name="ACE-0" table:formula="of:=IF([$'abs'.AH16]&lt;2;4;1)" office:value-type="float" office:value="4">
            <text:p>4</text:p>
          </table:table-cell>
          <table:table-cell table:style-name="ACE-0" table:formula="of:=IF([$'abs'.AI16]&lt;2;4;1)" office:value-type="float" office:value="4">
            <text:p>4</text:p>
          </table:table-cell>
          <table:table-cell table:style-name="ACE-0" table:formula="of:=IF([$'abs'.AJ16]&lt;2;4;1)" office:value-type="float" office:value="4">
            <text:p>4</text:p>
          </table:table-cell>
          <table:table-cell table:style-name="ACE-0" table:formula="of:=IF([$'abs'.AK16]&lt;2;4;1)" office:value-type="float" office:value="4">
            <text:p>4</text:p>
          </table:table-cell>
          <table:table-cell table:style-name="ACE-0" table:formula="of:=IF([$'abs'.AL16]&lt;2;4;1)" office:value-type="float" office:value="4">
            <text:p>4</text:p>
          </table:table-cell>
          <table:table-cell table:style-name="ACE-0" table:formula="of:=IF([$'abs'.AM16]&lt;2;4;1)" office:value-type="float" office:value="4">
            <text:p>4</text:p>
          </table:table-cell>
          <table:table-cell table:style-name="ACE-0" table:formula="of:=IF([$'abs'.AN16]&lt;2;4;1)" office:value-type="float" office:value="4">
            <text:p>4</text:p>
          </table:table-cell>
          <table:table-cell table:style-name="ACE-0" table:formula="of:=IF([$'abs'.AO16]&lt;2;4;1)" office:value-type="float" office:value="4">
            <text:p>4</text:p>
          </table:table-cell>
          <table:table-cell table:style-name="ACE-0" table:formula="of:=IF([$'abs'.AP16]&lt;2;4;1)" office:value-type="float" office:value="4">
            <text:p>4</text:p>
          </table:table-cell>
          <table:table-cell table:style-name="ACE-0" table:formula="of:=IF([$'abs'.AQ16]&lt;2;4;1)" office:value-type="float" office:value="4">
            <text:p>4</text:p>
          </table:table-cell>
          <table:table-cell table:style-name="ACE-0" table:formula="of:=IF([$'abs'.AR16]&lt;2;4;1)" office:value-type="float" office:value="4">
            <text:p>4</text:p>
          </table:table-cell>
          <table:table-cell table:style-name="ACE-0" table:formula="of:=IF([$'abs'.AS16]&lt;2;4;1)" office:value-type="float" office:value="4">
            <text:p>4</text:p>
          </table:table-cell>
          <table:table-cell table:style-name="ACE-0" table:formula="of:=IF([$'abs'.AT16]&lt;2;4;1)" office:value-type="float" office:value="4">
            <text:p>4</text:p>
          </table:table-cell>
          <table:table-cell table:style-name="ACE-0" table:formula="of:=IF([$'abs'.AU16]&lt;2;4;1)" office:value-type="float" office:value="4">
            <text:p>4</text:p>
          </table:table-cell>
          <table:table-cell table:style-name="ACE-0" table:formula="of:=IF([$'abs'.AV16]&lt;2;4;1)" office:value-type="float" office:value="4">
            <text:p>4</text:p>
          </table:table-cell>
          <table:table-cell table:style-name="ACE-0" table:formula="of:=IF([$'abs'.AW16]&lt;2;4;1)" office:value-type="float" office:value="4">
            <text:p>4</text:p>
          </table:table-cell>
          <table:table-cell table:style-name="ACE-0" table:formula="of:=IF([$'abs'.AX1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7]&lt;2;4;1)" office:value-type="float" office:value="4">
            <text:p>4</text:p>
          </table:table-cell>
          <table:table-cell table:style-name="ACE-0" table:formula="of:=IF([$'abs'.C17]&lt;2;4;1)" office:value-type="float" office:value="4">
            <text:p>4</text:p>
          </table:table-cell>
          <table:table-cell table:style-name="ACE-0" table:formula="of:=IF([$'abs'.D17]&lt;2;4;1)" office:value-type="float" office:value="4">
            <text:p>4</text:p>
          </table:table-cell>
          <table:table-cell table:style-name="ACE-0" table:formula="of:=IF([$'abs'.E17]&lt;2;4;1)" office:value-type="float" office:value="4">
            <text:p>4</text:p>
          </table:table-cell>
          <table:table-cell table:style-name="ACE-0" table:formula="of:=IF([$'abs'.F17]&lt;2;4;1)" office:value-type="float" office:value="4">
            <text:p>4</text:p>
          </table:table-cell>
          <table:table-cell table:style-name="ACE-0" table:formula="of:=IF([$'abs'.G17]&lt;2;4;1)" office:value-type="float" office:value="4">
            <text:p>4</text:p>
          </table:table-cell>
          <table:table-cell table:style-name="ACE-0" table:formula="of:=IF([$'abs'.H17]&lt;2;4;1)" office:value-type="float" office:value="4">
            <text:p>4</text:p>
          </table:table-cell>
          <table:table-cell table:style-name="ACE-0" table:formula="of:=IF([$'abs'.I17]&lt;2;4;1)" office:value-type="float" office:value="4">
            <text:p>4</text:p>
          </table:table-cell>
          <table:table-cell table:style-name="ACE-0" table:formula="of:=IF([$'abs'.J17]&lt;2;4;1)" office:value-type="float" office:value="4">
            <text:p>4</text:p>
          </table:table-cell>
          <table:table-cell table:style-name="ACE-0" table:formula="of:=IF([$'abs'.K17]&lt;2;4;1)" office:value-type="float" office:value="4">
            <text:p>4</text:p>
          </table:table-cell>
          <table:table-cell table:style-name="ACE-0" table:formula="of:=IF([$'abs'.L17]&lt;2;4;1)" office:value-type="float" office:value="4">
            <text:p>4</text:p>
          </table:table-cell>
          <table:table-cell table:style-name="ACE-0" table:formula="of:=IF([$'abs'.M17]&lt;2;4;1)" office:value-type="float" office:value="4">
            <text:p>4</text:p>
          </table:table-cell>
          <table:table-cell table:style-name="ACE-0" table:formula="of:=IF([$'abs'.N17]&lt;2;4;1)" office:value-type="float" office:value="4">
            <text:p>4</text:p>
          </table:table-cell>
          <table:table-cell table:style-name="ACE-0" table:formula="of:=IF([$'abs'.O17]&lt;2;4;1)" office:value-type="float" office:value="4">
            <text:p>4</text:p>
          </table:table-cell>
          <table:table-cell table:style-name="ACE-0" table:formula="of:=IF([$'abs'.P17]&lt;2;4;1)" office:value-type="float" office:value="4">
            <text:p>4</text:p>
          </table:table-cell>
          <table:table-cell table:style-name="ACE-0" table:formula="of:=IF([$'abs'.Q17]&lt;2;4;1)" office:value-type="float" office:value="4">
            <text:p>4</text:p>
          </table:table-cell>
          <table:table-cell table:style-name="ACE-0" table:formula="of:=IF([$'abs'.R17]&lt;2;4;1)" office:value-type="float" office:value="4">
            <text:p>4</text:p>
          </table:table-cell>
          <table:table-cell table:style-name="ACE-0" table:formula="of:=IF([$'abs'.S17]&lt;2;4;1)" office:value-type="float" office:value="4">
            <text:p>4</text:p>
          </table:table-cell>
          <table:table-cell table:style-name="ACE-0" table:formula="of:=IF([$'abs'.T17]&lt;2;4;1)" office:value-type="float" office:value="4">
            <text:p>4</text:p>
          </table:table-cell>
          <table:table-cell table:style-name="ACE-0" table:formula="of:=IF([$'abs'.U17]&lt;2;4;1)" office:value-type="float" office:value="4">
            <text:p>4</text:p>
          </table:table-cell>
          <table:table-cell table:style-name="ACE-0" table:formula="of:=IF([$'abs'.V17]&lt;2;4;1)" office:value-type="float" office:value="4">
            <text:p>4</text:p>
          </table:table-cell>
          <table:table-cell table:style-name="ACE-0" table:formula="of:=IF([$'abs'.W17]&lt;2;4;1)" office:value-type="float" office:value="4">
            <text:p>4</text:p>
          </table:table-cell>
          <table:table-cell table:style-name="ACE-0" table:formula="of:=IF([$'abs'.X17]&lt;2;4;1)" office:value-type="float" office:value="4">
            <text:p>4</text:p>
          </table:table-cell>
          <table:table-cell table:style-name="ACE-0" table:formula="of:=IF([$'abs'.Y17]&lt;2;4;1)" office:value-type="float" office:value="4">
            <text:p>4</text:p>
          </table:table-cell>
          <table:table-cell table:style-name="ACE-0" table:formula="of:=IF([$'abs'.Z17]&lt;2;4;1)" office:value-type="float" office:value="4">
            <text:p>4</text:p>
          </table:table-cell>
          <table:table-cell table:style-name="ACE-0" table:formula="of:=IF([$'abs'.AA17]&lt;2;4;1)" office:value-type="float" office:value="4">
            <text:p>4</text:p>
          </table:table-cell>
          <table:table-cell table:style-name="ACE-0" table:formula="of:=IF([$'abs'.AB17]&lt;2;4;1)" office:value-type="float" office:value="4">
            <text:p>4</text:p>
          </table:table-cell>
          <table:table-cell table:style-name="ACE-0" table:formula="of:=IF([$'abs'.AC17]&lt;2;4;1)" office:value-type="float" office:value="4">
            <text:p>4</text:p>
          </table:table-cell>
          <table:table-cell table:style-name="ACE-0" table:formula="of:=IF([$'abs'.AD17]&lt;2;4;1)" office:value-type="float" office:value="4">
            <text:p>4</text:p>
          </table:table-cell>
          <table:table-cell table:style-name="ACE-0" table:formula="of:=IF([$'abs'.AE17]&lt;2;4;1)" office:value-type="float" office:value="4">
            <text:p>4</text:p>
          </table:table-cell>
          <table:table-cell table:style-name="ACE-0" table:formula="of:=IF([$'abs'.AF17]&lt;2;4;1)" office:value-type="float" office:value="4">
            <text:p>4</text:p>
          </table:table-cell>
          <table:table-cell table:style-name="ACE-0" table:formula="of:=IF([$'abs'.AG17]&lt;2;4;1)" office:value-type="float" office:value="4">
            <text:p>4</text:p>
          </table:table-cell>
          <table:table-cell table:style-name="ACE-0" table:formula="of:=IF([$'abs'.AH17]&lt;2;4;1)" office:value-type="float" office:value="4">
            <text:p>4</text:p>
          </table:table-cell>
          <table:table-cell table:style-name="ACE-0" table:formula="of:=IF([$'abs'.AI17]&lt;2;4;1)" office:value-type="float" office:value="4">
            <text:p>4</text:p>
          </table:table-cell>
          <table:table-cell table:style-name="ACE-0" table:formula="of:=IF([$'abs'.AJ17]&lt;2;4;1)" office:value-type="float" office:value="4">
            <text:p>4</text:p>
          </table:table-cell>
          <table:table-cell table:style-name="ACE-0" table:formula="of:=IF([$'abs'.AK17]&lt;2;4;1)" office:value-type="float" office:value="4">
            <text:p>4</text:p>
          </table:table-cell>
          <table:table-cell table:style-name="ACE-0" table:formula="of:=IF([$'abs'.AL17]&lt;2;4;1)" office:value-type="float" office:value="4">
            <text:p>4</text:p>
          </table:table-cell>
          <table:table-cell table:style-name="ACE-0" table:formula="of:=IF([$'abs'.AM17]&lt;2;4;1)" office:value-type="float" office:value="4">
            <text:p>4</text:p>
          </table:table-cell>
          <table:table-cell table:style-name="ACE-0" table:formula="of:=IF([$'abs'.AN17]&lt;2;4;1)" office:value-type="float" office:value="4">
            <text:p>4</text:p>
          </table:table-cell>
          <table:table-cell table:style-name="ACE-0" table:formula="of:=IF([$'abs'.AO17]&lt;2;4;1)" office:value-type="float" office:value="4">
            <text:p>4</text:p>
          </table:table-cell>
          <table:table-cell table:style-name="ACE-0" table:formula="of:=IF([$'abs'.AP17]&lt;2;4;1)" office:value-type="float" office:value="4">
            <text:p>4</text:p>
          </table:table-cell>
          <table:table-cell table:style-name="ACE-0" table:formula="of:=IF([$'abs'.AQ17]&lt;2;4;1)" office:value-type="float" office:value="4">
            <text:p>4</text:p>
          </table:table-cell>
          <table:table-cell table:style-name="ACE-0" table:formula="of:=IF([$'abs'.AR17]&lt;2;4;1)" office:value-type="float" office:value="4">
            <text:p>4</text:p>
          </table:table-cell>
          <table:table-cell table:style-name="ACE-0" table:formula="of:=IF([$'abs'.AS17]&lt;2;4;1)" office:value-type="float" office:value="4">
            <text:p>4</text:p>
          </table:table-cell>
          <table:table-cell table:style-name="ACE-0" table:formula="of:=IF([$'abs'.AT17]&lt;2;4;1)" office:value-type="float" office:value="4">
            <text:p>4</text:p>
          </table:table-cell>
          <table:table-cell table:style-name="ACE-0" table:formula="of:=IF([$'abs'.AU17]&lt;2;4;1)" office:value-type="float" office:value="4">
            <text:p>4</text:p>
          </table:table-cell>
          <table:table-cell table:style-name="ACE-0" table:formula="of:=IF([$'abs'.AV17]&lt;2;4;1)" office:value-type="float" office:value="4">
            <text:p>4</text:p>
          </table:table-cell>
          <table:table-cell table:style-name="ACE-0" table:formula="of:=IF([$'abs'.AW17]&lt;2;4;1)" office:value-type="float" office:value="4">
            <text:p>4</text:p>
          </table:table-cell>
          <table:table-cell table:style-name="ACE-0" table:formula="of:=IF([$'abs'.AX1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8]&lt;2;4;1)" office:value-type="float" office:value="4">
            <text:p>4</text:p>
          </table:table-cell>
          <table:table-cell table:style-name="ACE-0" table:formula="of:=IF([$'abs'.C18]&lt;2;4;1)" office:value-type="float" office:value="4">
            <text:p>4</text:p>
          </table:table-cell>
          <table:table-cell table:style-name="ACE-0" table:formula="of:=IF([$'abs'.D18]&lt;2;4;1)" office:value-type="float" office:value="4">
            <text:p>4</text:p>
          </table:table-cell>
          <table:table-cell table:style-name="ACE-0" table:formula="of:=IF([$'abs'.E18]&lt;2;4;1)" office:value-type="float" office:value="4">
            <text:p>4</text:p>
          </table:table-cell>
          <table:table-cell table:style-name="ACE-0" table:formula="of:=IF([$'abs'.F18]&lt;2;4;1)" office:value-type="float" office:value="4">
            <text:p>4</text:p>
          </table:table-cell>
          <table:table-cell table:style-name="ACE-0" table:formula="of:=IF([$'abs'.G18]&lt;2;4;1)" office:value-type="float" office:value="4">
            <text:p>4</text:p>
          </table:table-cell>
          <table:table-cell table:style-name="ACE-0" table:formula="of:=IF([$'abs'.H18]&lt;2;4;1)" office:value-type="float" office:value="4">
            <text:p>4</text:p>
          </table:table-cell>
          <table:table-cell table:style-name="ACE-0" table:formula="of:=IF([$'abs'.I18]&lt;2;4;1)" office:value-type="float" office:value="4">
            <text:p>4</text:p>
          </table:table-cell>
          <table:table-cell table:style-name="ACE-0" table:formula="of:=IF([$'abs'.J18]&lt;2;4;1)" office:value-type="float" office:value="4">
            <text:p>4</text:p>
          </table:table-cell>
          <table:table-cell table:style-name="ACE-0" table:formula="of:=IF([$'abs'.K18]&lt;2;4;1)" office:value-type="float" office:value="4">
            <text:p>4</text:p>
          </table:table-cell>
          <table:table-cell table:style-name="ACE-0" table:formula="of:=IF([$'abs'.L18]&lt;2;4;1)" office:value-type="float" office:value="4">
            <text:p>4</text:p>
          </table:table-cell>
          <table:table-cell table:style-name="ACE-0" table:formula="of:=IF([$'abs'.M18]&lt;2;4;1)" office:value-type="float" office:value="4">
            <text:p>4</text:p>
          </table:table-cell>
          <table:table-cell table:style-name="ACE-0" table:formula="of:=IF([$'abs'.N18]&lt;2;4;1)" office:value-type="float" office:value="4">
            <text:p>4</text:p>
          </table:table-cell>
          <table:table-cell table:style-name="ACE-0" table:formula="of:=IF([$'abs'.O18]&lt;2;4;1)" office:value-type="float" office:value="4">
            <text:p>4</text:p>
          </table:table-cell>
          <table:table-cell table:style-name="ACE-0" table:formula="of:=IF([$'abs'.P18]&lt;2;4;1)" office:value-type="float" office:value="4">
            <text:p>4</text:p>
          </table:table-cell>
          <table:table-cell table:style-name="ACE-0" table:formula="of:=IF([$'abs'.Q18]&lt;2;4;1)" office:value-type="float" office:value="4">
            <text:p>4</text:p>
          </table:table-cell>
          <table:table-cell table:style-name="ACE-0" table:formula="of:=IF([$'abs'.R18]&lt;2;4;1)" office:value-type="float" office:value="4">
            <text:p>4</text:p>
          </table:table-cell>
          <table:table-cell table:style-name="ACE-0" table:formula="of:=IF([$'abs'.S18]&lt;2;4;1)" office:value-type="float" office:value="4">
            <text:p>4</text:p>
          </table:table-cell>
          <table:table-cell table:style-name="ACE-0" table:formula="of:=IF([$'abs'.T18]&lt;2;4;1)" office:value-type="float" office:value="4">
            <text:p>4</text:p>
          </table:table-cell>
          <table:table-cell table:style-name="ACE-0" table:formula="of:=IF([$'abs'.U18]&lt;2;4;1)" office:value-type="float" office:value="4">
            <text:p>4</text:p>
          </table:table-cell>
          <table:table-cell table:style-name="ACE-0" table:formula="of:=IF([$'abs'.V18]&lt;2;4;1)" office:value-type="float" office:value="4">
            <text:p>4</text:p>
          </table:table-cell>
          <table:table-cell table:style-name="ACE-0" table:formula="of:=IF([$'abs'.W18]&lt;2;4;1)" office:value-type="float" office:value="4">
            <text:p>4</text:p>
          </table:table-cell>
          <table:table-cell table:style-name="ACE-0" table:formula="of:=IF([$'abs'.X18]&lt;2;4;1)" office:value-type="float" office:value="4">
            <text:p>4</text:p>
          </table:table-cell>
          <table:table-cell table:style-name="ACE-0" table:formula="of:=IF([$'abs'.Y18]&lt;2;4;1)" office:value-type="float" office:value="4">
            <text:p>4</text:p>
          </table:table-cell>
          <table:table-cell table:style-name="ACE-0" table:formula="of:=IF([$'abs'.Z18]&lt;2;4;1)" office:value-type="float" office:value="4">
            <text:p>4</text:p>
          </table:table-cell>
          <table:table-cell table:style-name="ACE-0" table:formula="of:=IF([$'abs'.AA18]&lt;2;4;1)" office:value-type="float" office:value="4">
            <text:p>4</text:p>
          </table:table-cell>
          <table:table-cell table:style-name="ACE-0" table:formula="of:=IF([$'abs'.AB18]&lt;2;4;1)" office:value-type="float" office:value="4">
            <text:p>4</text:p>
          </table:table-cell>
          <table:table-cell table:style-name="ACE-0" table:formula="of:=IF([$'abs'.AC18]&lt;2;4;1)" office:value-type="float" office:value="4">
            <text:p>4</text:p>
          </table:table-cell>
          <table:table-cell table:style-name="ACE-0" table:formula="of:=IF([$'abs'.AD18]&lt;2;4;1)" office:value-type="float" office:value="4">
            <text:p>4</text:p>
          </table:table-cell>
          <table:table-cell table:style-name="ACE-0" table:formula="of:=IF([$'abs'.AE18]&lt;2;4;1)" office:value-type="float" office:value="4">
            <text:p>4</text:p>
          </table:table-cell>
          <table:table-cell table:style-name="ACE-0" table:formula="of:=IF([$'abs'.AF18]&lt;2;4;1)" office:value-type="float" office:value="4">
            <text:p>4</text:p>
          </table:table-cell>
          <table:table-cell table:style-name="ACE-0" table:formula="of:=IF([$'abs'.AG18]&lt;2;4;1)" office:value-type="float" office:value="4">
            <text:p>4</text:p>
          </table:table-cell>
          <table:table-cell table:style-name="ACE-0" table:formula="of:=IF([$'abs'.AH18]&lt;2;4;1)" office:value-type="float" office:value="4">
            <text:p>4</text:p>
          </table:table-cell>
          <table:table-cell table:style-name="ACE-0" table:formula="of:=IF([$'abs'.AI18]&lt;2;4;1)" office:value-type="float" office:value="4">
            <text:p>4</text:p>
          </table:table-cell>
          <table:table-cell table:style-name="ACE-0" table:formula="of:=IF([$'abs'.AJ18]&lt;2;4;1)" office:value-type="float" office:value="4">
            <text:p>4</text:p>
          </table:table-cell>
          <table:table-cell table:style-name="ACE-0" table:formula="of:=IF([$'abs'.AK18]&lt;2;4;1)" office:value-type="float" office:value="4">
            <text:p>4</text:p>
          </table:table-cell>
          <table:table-cell table:style-name="ACE-0" table:formula="of:=IF([$'abs'.AL18]&lt;2;4;1)" office:value-type="float" office:value="4">
            <text:p>4</text:p>
          </table:table-cell>
          <table:table-cell table:style-name="ACE-0" table:formula="of:=IF([$'abs'.AM18]&lt;2;4;1)" office:value-type="float" office:value="4">
            <text:p>4</text:p>
          </table:table-cell>
          <table:table-cell table:style-name="ACE-0" table:formula="of:=IF([$'abs'.AN18]&lt;2;4;1)" office:value-type="float" office:value="4">
            <text:p>4</text:p>
          </table:table-cell>
          <table:table-cell table:style-name="ACE-0" table:formula="of:=IF([$'abs'.AO18]&lt;2;4;1)" office:value-type="float" office:value="4">
            <text:p>4</text:p>
          </table:table-cell>
          <table:table-cell table:style-name="ACE-0" table:formula="of:=IF([$'abs'.AP18]&lt;2;4;1)" office:value-type="float" office:value="4">
            <text:p>4</text:p>
          </table:table-cell>
          <table:table-cell table:style-name="ACE-0" table:formula="of:=IF([$'abs'.AQ18]&lt;2;4;1)" office:value-type="float" office:value="4">
            <text:p>4</text:p>
          </table:table-cell>
          <table:table-cell table:style-name="ACE-0" table:formula="of:=IF([$'abs'.AR18]&lt;2;4;1)" office:value-type="float" office:value="4">
            <text:p>4</text:p>
          </table:table-cell>
          <table:table-cell table:style-name="ACE-0" table:formula="of:=IF([$'abs'.AS18]&lt;2;4;1)" office:value-type="float" office:value="4">
            <text:p>4</text:p>
          </table:table-cell>
          <table:table-cell table:style-name="ACE-0" table:formula="of:=IF([$'abs'.AT18]&lt;2;4;1)" office:value-type="float" office:value="4">
            <text:p>4</text:p>
          </table:table-cell>
          <table:table-cell table:style-name="ACE-0" table:formula="of:=IF([$'abs'.AU18]&lt;2;4;1)" office:value-type="float" office:value="4">
            <text:p>4</text:p>
          </table:table-cell>
          <table:table-cell table:style-name="ACE-0" table:formula="of:=IF([$'abs'.AV18]&lt;2;4;1)" office:value-type="float" office:value="4">
            <text:p>4</text:p>
          </table:table-cell>
          <table:table-cell table:style-name="ACE-0" table:formula="of:=IF([$'abs'.AW18]&lt;2;4;1)" office:value-type="float" office:value="4">
            <text:p>4</text:p>
          </table:table-cell>
          <table:table-cell table:style-name="ACE-0" table:formula="of:=IF([$'abs'.AX1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19]&lt;2;4;1)" office:value-type="float" office:value="4">
            <text:p>4</text:p>
          </table:table-cell>
          <table:table-cell table:style-name="ACE-0" table:formula="of:=IF([$'abs'.C19]&lt;2;4;1)" office:value-type="float" office:value="4">
            <text:p>4</text:p>
          </table:table-cell>
          <table:table-cell table:style-name="ACE-0" table:formula="of:=IF([$'abs'.D19]&lt;2;4;1)" office:value-type="float" office:value="4">
            <text:p>4</text:p>
          </table:table-cell>
          <table:table-cell table:style-name="ACE-0" table:formula="of:=IF([$'abs'.E19]&lt;2;4;1)" office:value-type="float" office:value="4">
            <text:p>4</text:p>
          </table:table-cell>
          <table:table-cell table:style-name="ACE-0" table:formula="of:=IF([$'abs'.F19]&lt;2;4;1)" office:value-type="float" office:value="4">
            <text:p>4</text:p>
          </table:table-cell>
          <table:table-cell table:style-name="ACE-0" table:formula="of:=IF([$'abs'.G19]&lt;2;4;1)" office:value-type="float" office:value="4">
            <text:p>4</text:p>
          </table:table-cell>
          <table:table-cell table:style-name="ACE-0" table:formula="of:=IF([$'abs'.H19]&lt;2;4;1)" office:value-type="float" office:value="4">
            <text:p>4</text:p>
          </table:table-cell>
          <table:table-cell table:style-name="ACE-0" table:formula="of:=IF([$'abs'.I19]&lt;2;4;1)" office:value-type="float" office:value="4">
            <text:p>4</text:p>
          </table:table-cell>
          <table:table-cell table:style-name="ACE-0" table:formula="of:=IF([$'abs'.J19]&lt;2;4;1)" office:value-type="float" office:value="4">
            <text:p>4</text:p>
          </table:table-cell>
          <table:table-cell table:style-name="ACE-0" table:formula="of:=IF([$'abs'.K19]&lt;2;4;1)" office:value-type="float" office:value="4">
            <text:p>4</text:p>
          </table:table-cell>
          <table:table-cell table:style-name="ACE-0" table:formula="of:=IF([$'abs'.L19]&lt;2;4;1)" office:value-type="float" office:value="4">
            <text:p>4</text:p>
          </table:table-cell>
          <table:table-cell table:style-name="ACE-0" table:formula="of:=IF([$'abs'.M19]&lt;2;4;1)" office:value-type="float" office:value="4">
            <text:p>4</text:p>
          </table:table-cell>
          <table:table-cell table:style-name="ACE-0" table:formula="of:=IF([$'abs'.N19]&lt;2;4;1)" office:value-type="float" office:value="4">
            <text:p>4</text:p>
          </table:table-cell>
          <table:table-cell table:style-name="ACE-0" table:formula="of:=IF([$'abs'.O19]&lt;2;4;1)" office:value-type="float" office:value="4">
            <text:p>4</text:p>
          </table:table-cell>
          <table:table-cell table:style-name="ACE-0" table:formula="of:=IF([$'abs'.P19]&lt;2;4;1)" office:value-type="float" office:value="4">
            <text:p>4</text:p>
          </table:table-cell>
          <table:table-cell table:style-name="ACE-0" table:formula="of:=IF([$'abs'.Q19]&lt;2;4;1)" office:value-type="float" office:value="4">
            <text:p>4</text:p>
          </table:table-cell>
          <table:table-cell table:style-name="ACE-0" table:formula="of:=IF([$'abs'.R19]&lt;2;4;1)" office:value-type="float" office:value="4">
            <text:p>4</text:p>
          </table:table-cell>
          <table:table-cell table:style-name="ACE-0" table:formula="of:=IF([$'abs'.S19]&lt;2;4;1)" office:value-type="float" office:value="4">
            <text:p>4</text:p>
          </table:table-cell>
          <table:table-cell table:style-name="ACE-0" table:formula="of:=IF([$'abs'.T19]&lt;2;4;1)" office:value-type="float" office:value="4">
            <text:p>4</text:p>
          </table:table-cell>
          <table:table-cell table:style-name="ACE-0" table:formula="of:=IF([$'abs'.U19]&lt;2;4;1)" office:value-type="float" office:value="4">
            <text:p>4</text:p>
          </table:table-cell>
          <table:table-cell table:style-name="ACE-0" table:formula="of:=IF([$'abs'.V19]&lt;2;4;1)" office:value-type="float" office:value="4">
            <text:p>4</text:p>
          </table:table-cell>
          <table:table-cell table:style-name="ACE-0" table:formula="of:=IF([$'abs'.W19]&lt;2;4;1)" office:value-type="float" office:value="4">
            <text:p>4</text:p>
          </table:table-cell>
          <table:table-cell table:style-name="ACE-0" table:formula="of:=IF([$'abs'.X19]&lt;2;4;1)" office:value-type="float" office:value="4">
            <text:p>4</text:p>
          </table:table-cell>
          <table:table-cell table:style-name="ACE-0" table:formula="of:=IF([$'abs'.Y19]&lt;2;4;1)" office:value-type="float" office:value="4">
            <text:p>4</text:p>
          </table:table-cell>
          <table:table-cell table:style-name="ACE-0" table:formula="of:=IF([$'abs'.Z19]&lt;2;4;1)" office:value-type="float" office:value="4">
            <text:p>4</text:p>
          </table:table-cell>
          <table:table-cell table:style-name="ACE-0" table:formula="of:=IF([$'abs'.AA19]&lt;2;4;1)" office:value-type="float" office:value="4">
            <text:p>4</text:p>
          </table:table-cell>
          <table:table-cell table:style-name="ACE-0" table:formula="of:=IF([$'abs'.AB19]&lt;2;4;1)" office:value-type="float" office:value="4">
            <text:p>4</text:p>
          </table:table-cell>
          <table:table-cell table:style-name="ACE-0" table:formula="of:=IF([$'abs'.AC19]&lt;2;4;1)" office:value-type="float" office:value="4">
            <text:p>4</text:p>
          </table:table-cell>
          <table:table-cell table:style-name="ACE-0" table:formula="of:=IF([$'abs'.AD19]&lt;2;4;1)" office:value-type="float" office:value="4">
            <text:p>4</text:p>
          </table:table-cell>
          <table:table-cell table:style-name="ACE-0" table:formula="of:=IF([$'abs'.AE19]&lt;2;4;1)" office:value-type="float" office:value="4">
            <text:p>4</text:p>
          </table:table-cell>
          <table:table-cell table:style-name="ACE-0" table:formula="of:=IF([$'abs'.AF19]&lt;2;4;1)" office:value-type="float" office:value="4">
            <text:p>4</text:p>
          </table:table-cell>
          <table:table-cell table:style-name="ACE-0" table:formula="of:=IF([$'abs'.AG19]&lt;2;4;1)" office:value-type="float" office:value="4">
            <text:p>4</text:p>
          </table:table-cell>
          <table:table-cell table:style-name="ACE-0" table:formula="of:=IF([$'abs'.AH19]&lt;2;4;1)" office:value-type="float" office:value="4">
            <text:p>4</text:p>
          </table:table-cell>
          <table:table-cell table:style-name="ACE-0" table:formula="of:=IF([$'abs'.AI19]&lt;2;4;1)" office:value-type="float" office:value="4">
            <text:p>4</text:p>
          </table:table-cell>
          <table:table-cell table:style-name="ACE-0" table:formula="of:=IF([$'abs'.AJ19]&lt;2;4;1)" office:value-type="float" office:value="4">
            <text:p>4</text:p>
          </table:table-cell>
          <table:table-cell table:style-name="ACE-0" table:formula="of:=IF([$'abs'.AK19]&lt;2;4;1)" office:value-type="float" office:value="4">
            <text:p>4</text:p>
          </table:table-cell>
          <table:table-cell table:style-name="ACE-0" table:formula="of:=IF([$'abs'.AL19]&lt;2;4;1)" office:value-type="float" office:value="4">
            <text:p>4</text:p>
          </table:table-cell>
          <table:table-cell table:style-name="ACE-0" table:formula="of:=IF([$'abs'.AM19]&lt;2;4;1)" office:value-type="float" office:value="4">
            <text:p>4</text:p>
          </table:table-cell>
          <table:table-cell table:style-name="ACE-0" table:formula="of:=IF([$'abs'.AN19]&lt;2;4;1)" office:value-type="float" office:value="4">
            <text:p>4</text:p>
          </table:table-cell>
          <table:table-cell table:style-name="ACE-0" table:formula="of:=IF([$'abs'.AO19]&lt;2;4;1)" office:value-type="float" office:value="4">
            <text:p>4</text:p>
          </table:table-cell>
          <table:table-cell table:style-name="ACE-0" table:formula="of:=IF([$'abs'.AP19]&lt;2;4;1)" office:value-type="float" office:value="4">
            <text:p>4</text:p>
          </table:table-cell>
          <table:table-cell table:style-name="ACE-0" table:formula="of:=IF([$'abs'.AQ19]&lt;2;4;1)" office:value-type="float" office:value="4">
            <text:p>4</text:p>
          </table:table-cell>
          <table:table-cell table:style-name="ACE-0" table:formula="of:=IF([$'abs'.AR19]&lt;2;4;1)" office:value-type="float" office:value="4">
            <text:p>4</text:p>
          </table:table-cell>
          <table:table-cell table:style-name="ACE-0" table:formula="of:=IF([$'abs'.AS19]&lt;2;4;1)" office:value-type="float" office:value="4">
            <text:p>4</text:p>
          </table:table-cell>
          <table:table-cell table:style-name="ACE-0" table:formula="of:=IF([$'abs'.AT19]&lt;2;4;1)" office:value-type="float" office:value="4">
            <text:p>4</text:p>
          </table:table-cell>
          <table:table-cell table:style-name="ACE-0" table:formula="of:=IF([$'abs'.AU19]&lt;2;4;1)" office:value-type="float" office:value="4">
            <text:p>4</text:p>
          </table:table-cell>
          <table:table-cell table:style-name="ACE-0" table:formula="of:=IF([$'abs'.AV19]&lt;2;4;1)" office:value-type="float" office:value="4">
            <text:p>4</text:p>
          </table:table-cell>
          <table:table-cell table:style-name="ACE-0" table:formula="of:=IF([$'abs'.AW19]&lt;2;4;1)" office:value-type="float" office:value="4">
            <text:p>4</text:p>
          </table:table-cell>
          <table:table-cell table:style-name="ACE-0" table:formula="of:=IF([$'abs'.AX1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0]&lt;2;4;1)" office:value-type="float" office:value="4">
            <text:p>4</text:p>
          </table:table-cell>
          <table:table-cell table:style-name="ACE-0" table:formula="of:=IF([$'abs'.C20]&lt;2;4;1)" office:value-type="float" office:value="4">
            <text:p>4</text:p>
          </table:table-cell>
          <table:table-cell table:style-name="ACE-0" table:formula="of:=IF([$'abs'.D20]&lt;2;4;1)" office:value-type="float" office:value="4">
            <text:p>4</text:p>
          </table:table-cell>
          <table:table-cell table:style-name="ACE-0" table:formula="of:=IF([$'abs'.E20]&lt;2;4;1)" office:value-type="float" office:value="4">
            <text:p>4</text:p>
          </table:table-cell>
          <table:table-cell table:style-name="ACE-0" table:formula="of:=IF([$'abs'.F20]&lt;2;4;1)" office:value-type="float" office:value="4">
            <text:p>4</text:p>
          </table:table-cell>
          <table:table-cell table:style-name="ACE-0" table:formula="of:=IF([$'abs'.G20]&lt;2;4;1)" office:value-type="float" office:value="4">
            <text:p>4</text:p>
          </table:table-cell>
          <table:table-cell table:style-name="ACE-0" table:formula="of:=IF([$'abs'.H20]&lt;2;4;1)" office:value-type="float" office:value="4">
            <text:p>4</text:p>
          </table:table-cell>
          <table:table-cell table:style-name="ACE-0" table:formula="of:=IF([$'abs'.I20]&lt;2;4;1)" office:value-type="float" office:value="4">
            <text:p>4</text:p>
          </table:table-cell>
          <table:table-cell table:style-name="ACE-0" table:formula="of:=IF([$'abs'.J20]&lt;2;4;1)" office:value-type="float" office:value="4">
            <text:p>4</text:p>
          </table:table-cell>
          <table:table-cell table:style-name="ACE-0" table:formula="of:=IF([$'abs'.K20]&lt;2;4;1)" office:value-type="float" office:value="4">
            <text:p>4</text:p>
          </table:table-cell>
          <table:table-cell table:style-name="ACE-0" table:formula="of:=IF([$'abs'.L20]&lt;2;4;1)" office:value-type="float" office:value="4">
            <text:p>4</text:p>
          </table:table-cell>
          <table:table-cell table:style-name="ACE-0" table:formula="of:=IF([$'abs'.M20]&lt;2;4;1)" office:value-type="float" office:value="4">
            <text:p>4</text:p>
          </table:table-cell>
          <table:table-cell table:style-name="ACE-0" table:formula="of:=IF([$'abs'.N20]&lt;2;4;1)" office:value-type="float" office:value="4">
            <text:p>4</text:p>
          </table:table-cell>
          <table:table-cell table:style-name="ACE-0" table:formula="of:=IF([$'abs'.O20]&lt;2;4;1)" office:value-type="float" office:value="4">
            <text:p>4</text:p>
          </table:table-cell>
          <table:table-cell table:style-name="ACE-0" table:formula="of:=IF([$'abs'.P20]&lt;2;4;1)" office:value-type="float" office:value="4">
            <text:p>4</text:p>
          </table:table-cell>
          <table:table-cell table:style-name="ACE-0" table:formula="of:=IF([$'abs'.Q20]&lt;2;4;1)" office:value-type="float" office:value="4">
            <text:p>4</text:p>
          </table:table-cell>
          <table:table-cell table:style-name="ACE-0" table:formula="of:=IF([$'abs'.R20]&lt;2;4;1)" office:value-type="float" office:value="4">
            <text:p>4</text:p>
          </table:table-cell>
          <table:table-cell table:style-name="ACE-0" table:formula="of:=IF([$'abs'.S20]&lt;2;4;1)" office:value-type="float" office:value="4">
            <text:p>4</text:p>
          </table:table-cell>
          <table:table-cell table:style-name="ACE-0" table:formula="of:=IF([$'abs'.T20]&lt;2;4;1)" office:value-type="float" office:value="4">
            <text:p>4</text:p>
          </table:table-cell>
          <table:table-cell table:style-name="ACE-0" table:formula="of:=IF([$'abs'.U20]&lt;2;4;1)" office:value-type="float" office:value="4">
            <text:p>4</text:p>
          </table:table-cell>
          <table:table-cell table:style-name="ACE-0" table:formula="of:=IF([$'abs'.V20]&lt;2;4;1)" office:value-type="float" office:value="4">
            <text:p>4</text:p>
          </table:table-cell>
          <table:table-cell table:style-name="ACE-0" table:formula="of:=IF([$'abs'.W20]&lt;2;4;1)" office:value-type="float" office:value="4">
            <text:p>4</text:p>
          </table:table-cell>
          <table:table-cell table:style-name="ACE-0" table:formula="of:=IF([$'abs'.X20]&lt;2;4;1)" office:value-type="float" office:value="4">
            <text:p>4</text:p>
          </table:table-cell>
          <table:table-cell table:style-name="ACE-0" table:formula="of:=IF([$'abs'.Y20]&lt;2;4;1)" office:value-type="float" office:value="4">
            <text:p>4</text:p>
          </table:table-cell>
          <table:table-cell table:style-name="ACE-0" table:formula="of:=IF([$'abs'.Z20]&lt;2;4;1)" office:value-type="float" office:value="4">
            <text:p>4</text:p>
          </table:table-cell>
          <table:table-cell table:style-name="ACE-0" table:formula="of:=IF([$'abs'.AA20]&lt;2;4;1)" office:value-type="float" office:value="4">
            <text:p>4</text:p>
          </table:table-cell>
          <table:table-cell table:style-name="ACE-0" table:formula="of:=IF([$'abs'.AB20]&lt;2;4;1)" office:value-type="float" office:value="4">
            <text:p>4</text:p>
          </table:table-cell>
          <table:table-cell table:style-name="ACE-0" table:formula="of:=IF([$'abs'.AC20]&lt;2;4;1)" office:value-type="float" office:value="4">
            <text:p>4</text:p>
          </table:table-cell>
          <table:table-cell table:style-name="ACE-0" table:formula="of:=IF([$'abs'.AD20]&lt;2;4;1)" office:value-type="float" office:value="4">
            <text:p>4</text:p>
          </table:table-cell>
          <table:table-cell table:style-name="ACE-0" table:formula="of:=IF([$'abs'.AE20]&lt;2;4;1)" office:value-type="float" office:value="4">
            <text:p>4</text:p>
          </table:table-cell>
          <table:table-cell table:style-name="ACE-0" table:formula="of:=IF([$'abs'.AF20]&lt;2;4;1)" office:value-type="float" office:value="4">
            <text:p>4</text:p>
          </table:table-cell>
          <table:table-cell table:style-name="ACE-0" table:formula="of:=IF([$'abs'.AG20]&lt;2;4;1)" office:value-type="float" office:value="4">
            <text:p>4</text:p>
          </table:table-cell>
          <table:table-cell table:style-name="ACE-0" table:formula="of:=IF([$'abs'.AH20]&lt;2;4;1)" office:value-type="float" office:value="4">
            <text:p>4</text:p>
          </table:table-cell>
          <table:table-cell table:style-name="ACE-0" table:formula="of:=IF([$'abs'.AI20]&lt;2;4;1)" office:value-type="float" office:value="4">
            <text:p>4</text:p>
          </table:table-cell>
          <table:table-cell table:style-name="ACE-0" table:formula="of:=IF([$'abs'.AJ20]&lt;2;4;1)" office:value-type="float" office:value="4">
            <text:p>4</text:p>
          </table:table-cell>
          <table:table-cell table:style-name="ACE-0" table:formula="of:=IF([$'abs'.AK20]&lt;2;4;1)" office:value-type="float" office:value="4">
            <text:p>4</text:p>
          </table:table-cell>
          <table:table-cell table:style-name="ACE-0" table:formula="of:=IF([$'abs'.AL20]&lt;2;4;1)" office:value-type="float" office:value="4">
            <text:p>4</text:p>
          </table:table-cell>
          <table:table-cell table:style-name="ACE-0" table:formula="of:=IF([$'abs'.AM20]&lt;2;4;1)" office:value-type="float" office:value="4">
            <text:p>4</text:p>
          </table:table-cell>
          <table:table-cell table:style-name="ACE-0" table:formula="of:=IF([$'abs'.AN20]&lt;2;4;1)" office:value-type="float" office:value="4">
            <text:p>4</text:p>
          </table:table-cell>
          <table:table-cell table:style-name="ACE-0" table:formula="of:=IF([$'abs'.AO20]&lt;2;4;1)" office:value-type="float" office:value="4">
            <text:p>4</text:p>
          </table:table-cell>
          <table:table-cell table:style-name="ACE-0" table:formula="of:=IF([$'abs'.AP20]&lt;2;4;1)" office:value-type="float" office:value="4">
            <text:p>4</text:p>
          </table:table-cell>
          <table:table-cell table:style-name="ACE-0" table:formula="of:=IF([$'abs'.AQ20]&lt;2;4;1)" office:value-type="float" office:value="4">
            <text:p>4</text:p>
          </table:table-cell>
          <table:table-cell table:style-name="ACE-0" table:formula="of:=IF([$'abs'.AR20]&lt;2;4;1)" office:value-type="float" office:value="4">
            <text:p>4</text:p>
          </table:table-cell>
          <table:table-cell table:style-name="ACE-0" table:formula="of:=IF([$'abs'.AS20]&lt;2;4;1)" office:value-type="float" office:value="4">
            <text:p>4</text:p>
          </table:table-cell>
          <table:table-cell table:style-name="ACE-0" table:formula="of:=IF([$'abs'.AT20]&lt;2;4;1)" office:value-type="float" office:value="4">
            <text:p>4</text:p>
          </table:table-cell>
          <table:table-cell table:style-name="ACE-0" table:formula="of:=IF([$'abs'.AU20]&lt;2;4;1)" office:value-type="float" office:value="4">
            <text:p>4</text:p>
          </table:table-cell>
          <table:table-cell table:style-name="ACE-0" table:formula="of:=IF([$'abs'.AV20]&lt;2;4;1)" office:value-type="float" office:value="4">
            <text:p>4</text:p>
          </table:table-cell>
          <table:table-cell table:style-name="ACE-0" table:formula="of:=IF([$'abs'.AW20]&lt;2;4;1)" office:value-type="float" office:value="4">
            <text:p>4</text:p>
          </table:table-cell>
          <table:table-cell table:style-name="ACE-0" table:formula="of:=IF([$'abs'.AX2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1]&lt;2;4;1)" office:value-type="float" office:value="4">
            <text:p>4</text:p>
          </table:table-cell>
          <table:table-cell table:style-name="ACE-0" table:formula="of:=IF([$'abs'.C21]&lt;2;4;1)" office:value-type="float" office:value="4">
            <text:p>4</text:p>
          </table:table-cell>
          <table:table-cell table:style-name="ACE-0" table:formula="of:=IF([$'abs'.D21]&lt;2;4;1)" office:value-type="float" office:value="4">
            <text:p>4</text:p>
          </table:table-cell>
          <table:table-cell table:style-name="ACE-0" table:formula="of:=IF([$'abs'.E21]&lt;2;4;1)" office:value-type="float" office:value="4">
            <text:p>4</text:p>
          </table:table-cell>
          <table:table-cell table:style-name="ACE-0" table:formula="of:=IF([$'abs'.F21]&lt;2;4;1)" office:value-type="float" office:value="4">
            <text:p>4</text:p>
          </table:table-cell>
          <table:table-cell table:style-name="ACE-0" table:formula="of:=IF([$'abs'.G21]&lt;2;4;1)" office:value-type="float" office:value="4">
            <text:p>4</text:p>
          </table:table-cell>
          <table:table-cell table:style-name="ACE-0" table:formula="of:=IF([$'abs'.H21]&lt;2;4;1)" office:value-type="float" office:value="4">
            <text:p>4</text:p>
          </table:table-cell>
          <table:table-cell table:style-name="ACE-0" table:formula="of:=IF([$'abs'.I21]&lt;2;4;1)" office:value-type="float" office:value="4">
            <text:p>4</text:p>
          </table:table-cell>
          <table:table-cell table:style-name="ACE-0" table:formula="of:=IF([$'abs'.J21]&lt;2;4;1)" office:value-type="float" office:value="4">
            <text:p>4</text:p>
          </table:table-cell>
          <table:table-cell table:style-name="ACE-0" table:formula="of:=IF([$'abs'.K21]&lt;2;4;1)" office:value-type="float" office:value="4">
            <text:p>4</text:p>
          </table:table-cell>
          <table:table-cell table:style-name="ACE-0" table:formula="of:=IF([$'abs'.L21]&lt;2;4;1)" office:value-type="float" office:value="4">
            <text:p>4</text:p>
          </table:table-cell>
          <table:table-cell table:style-name="ACE-0" table:formula="of:=IF([$'abs'.M21]&lt;2;4;1)" office:value-type="float" office:value="4">
            <text:p>4</text:p>
          </table:table-cell>
          <table:table-cell table:style-name="ACE-0" table:formula="of:=IF([$'abs'.N21]&lt;2;4;1)" office:value-type="float" office:value="4">
            <text:p>4</text:p>
          </table:table-cell>
          <table:table-cell table:style-name="ACE-0" table:formula="of:=IF([$'abs'.O21]&lt;2;4;1)" office:value-type="float" office:value="4">
            <text:p>4</text:p>
          </table:table-cell>
          <table:table-cell table:style-name="ACE-0" table:formula="of:=IF([$'abs'.P21]&lt;2;4;1)" office:value-type="float" office:value="4">
            <text:p>4</text:p>
          </table:table-cell>
          <table:table-cell table:style-name="ACE-0" table:formula="of:=IF([$'abs'.Q21]&lt;2;4;1)" office:value-type="float" office:value="4">
            <text:p>4</text:p>
          </table:table-cell>
          <table:table-cell table:style-name="ACE-0" table:formula="of:=IF([$'abs'.R21]&lt;2;4;1)" office:value-type="float" office:value="4">
            <text:p>4</text:p>
          </table:table-cell>
          <table:table-cell table:style-name="ACE-0" table:formula="of:=IF([$'abs'.S21]&lt;2;4;1)" office:value-type="float" office:value="4">
            <text:p>4</text:p>
          </table:table-cell>
          <table:table-cell table:style-name="ACE-0" table:formula="of:=IF([$'abs'.T21]&lt;2;4;1)" office:value-type="float" office:value="4">
            <text:p>4</text:p>
          </table:table-cell>
          <table:table-cell table:style-name="ACE-0" table:formula="of:=IF([$'abs'.U21]&lt;2;4;1)" office:value-type="float" office:value="4">
            <text:p>4</text:p>
          </table:table-cell>
          <table:table-cell table:style-name="ACE-0" table:formula="of:=IF([$'abs'.V21]&lt;2;4;1)" office:value-type="float" office:value="4">
            <text:p>4</text:p>
          </table:table-cell>
          <table:table-cell table:style-name="ACE-0" table:formula="of:=IF([$'abs'.W21]&lt;2;4;1)" office:value-type="float" office:value="4">
            <text:p>4</text:p>
          </table:table-cell>
          <table:table-cell table:style-name="ACE-0" table:formula="of:=IF([$'abs'.X21]&lt;2;4;1)" office:value-type="float" office:value="4">
            <text:p>4</text:p>
          </table:table-cell>
          <table:table-cell table:style-name="ACE-0" table:formula="of:=IF([$'abs'.Y21]&lt;2;4;1)" office:value-type="float" office:value="4">
            <text:p>4</text:p>
          </table:table-cell>
          <table:table-cell table:style-name="ACE-0" table:formula="of:=IF([$'abs'.Z21]&lt;2;4;1)" office:value-type="float" office:value="4">
            <text:p>4</text:p>
          </table:table-cell>
          <table:table-cell table:style-name="ACE-0" table:formula="of:=IF([$'abs'.AA21]&lt;2;4;1)" office:value-type="float" office:value="4">
            <text:p>4</text:p>
          </table:table-cell>
          <table:table-cell table:style-name="ACE-0" table:formula="of:=IF([$'abs'.AB21]&lt;2;4;1)" office:value-type="float" office:value="4">
            <text:p>4</text:p>
          </table:table-cell>
          <table:table-cell table:style-name="ACE-0" table:formula="of:=IF([$'abs'.AC21]&lt;2;4;1)" office:value-type="float" office:value="4">
            <text:p>4</text:p>
          </table:table-cell>
          <table:table-cell table:style-name="ACE-0" table:formula="of:=IF([$'abs'.AD21]&lt;2;4;1)" office:value-type="float" office:value="4">
            <text:p>4</text:p>
          </table:table-cell>
          <table:table-cell table:style-name="ACE-0" table:formula="of:=IF([$'abs'.AE21]&lt;2;4;1)" office:value-type="float" office:value="4">
            <text:p>4</text:p>
          </table:table-cell>
          <table:table-cell table:style-name="ACE-0" table:formula="of:=IF([$'abs'.AF21]&lt;2;4;1)" office:value-type="float" office:value="4">
            <text:p>4</text:p>
          </table:table-cell>
          <table:table-cell table:style-name="ACE-0" table:formula="of:=IF([$'abs'.AG21]&lt;2;4;1)" office:value-type="float" office:value="4">
            <text:p>4</text:p>
          </table:table-cell>
          <table:table-cell table:style-name="ACE-0" table:formula="of:=IF([$'abs'.AH21]&lt;2;4;1)" office:value-type="float" office:value="4">
            <text:p>4</text:p>
          </table:table-cell>
          <table:table-cell table:style-name="ACE-0" table:formula="of:=IF([$'abs'.AI21]&lt;2;4;1)" office:value-type="float" office:value="4">
            <text:p>4</text:p>
          </table:table-cell>
          <table:table-cell table:style-name="ACE-0" table:formula="of:=IF([$'abs'.AJ21]&lt;2;4;1)" office:value-type="float" office:value="4">
            <text:p>4</text:p>
          </table:table-cell>
          <table:table-cell table:style-name="ACE-0" table:formula="of:=IF([$'abs'.AK21]&lt;2;4;1)" office:value-type="float" office:value="4">
            <text:p>4</text:p>
          </table:table-cell>
          <table:table-cell table:style-name="ACE-0" table:formula="of:=IF([$'abs'.AL21]&lt;2;4;1)" office:value-type="float" office:value="4">
            <text:p>4</text:p>
          </table:table-cell>
          <table:table-cell table:style-name="ACE-0" table:formula="of:=IF([$'abs'.AM21]&lt;2;4;1)" office:value-type="float" office:value="4">
            <text:p>4</text:p>
          </table:table-cell>
          <table:table-cell table:style-name="ACE-0" table:formula="of:=IF([$'abs'.AN21]&lt;2;4;1)" office:value-type="float" office:value="4">
            <text:p>4</text:p>
          </table:table-cell>
          <table:table-cell table:style-name="ACE-0" table:formula="of:=IF([$'abs'.AO21]&lt;2;4;1)" office:value-type="float" office:value="4">
            <text:p>4</text:p>
          </table:table-cell>
          <table:table-cell table:style-name="ACE-0" table:formula="of:=IF([$'abs'.AP21]&lt;2;4;1)" office:value-type="float" office:value="4">
            <text:p>4</text:p>
          </table:table-cell>
          <table:table-cell table:style-name="ACE-0" table:formula="of:=IF([$'abs'.AQ21]&lt;2;4;1)" office:value-type="float" office:value="4">
            <text:p>4</text:p>
          </table:table-cell>
          <table:table-cell table:style-name="ACE-0" table:formula="of:=IF([$'abs'.AR21]&lt;2;4;1)" office:value-type="float" office:value="4">
            <text:p>4</text:p>
          </table:table-cell>
          <table:table-cell table:style-name="ACE-0" table:formula="of:=IF([$'abs'.AS21]&lt;2;4;1)" office:value-type="float" office:value="4">
            <text:p>4</text:p>
          </table:table-cell>
          <table:table-cell table:style-name="ACE-0" table:formula="of:=IF([$'abs'.AT21]&lt;2;4;1)" office:value-type="float" office:value="4">
            <text:p>4</text:p>
          </table:table-cell>
          <table:table-cell table:style-name="ACE-0" table:formula="of:=IF([$'abs'.AU21]&lt;2;4;1)" office:value-type="float" office:value="4">
            <text:p>4</text:p>
          </table:table-cell>
          <table:table-cell table:style-name="ACE-0" table:formula="of:=IF([$'abs'.AV21]&lt;2;4;1)" office:value-type="float" office:value="4">
            <text:p>4</text:p>
          </table:table-cell>
          <table:table-cell table:style-name="ACE-0" table:formula="of:=IF([$'abs'.AW21]&lt;2;4;1)" office:value-type="float" office:value="4">
            <text:p>4</text:p>
          </table:table-cell>
          <table:table-cell table:style-name="ACE-0" table:formula="of:=IF([$'abs'.AX21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2]&lt;2;4;1)" office:value-type="float" office:value="4">
            <text:p>4</text:p>
          </table:table-cell>
          <table:table-cell table:style-name="ACE-0" table:formula="of:=IF([$'abs'.C22]&lt;2;4;1)" office:value-type="float" office:value="4">
            <text:p>4</text:p>
          </table:table-cell>
          <table:table-cell table:style-name="ACE-0" table:formula="of:=IF([$'abs'.D22]&lt;2;4;1)" office:value-type="float" office:value="4">
            <text:p>4</text:p>
          </table:table-cell>
          <table:table-cell table:style-name="ACE-0" table:formula="of:=IF([$'abs'.E22]&lt;2;4;1)" office:value-type="float" office:value="4">
            <text:p>4</text:p>
          </table:table-cell>
          <table:table-cell table:style-name="ACE-0" table:formula="of:=IF([$'abs'.F22]&lt;2;4;1)" office:value-type="float" office:value="4">
            <text:p>4</text:p>
          </table:table-cell>
          <table:table-cell table:style-name="ACE-0" table:formula="of:=IF([$'abs'.G22]&lt;2;4;1)" office:value-type="float" office:value="4">
            <text:p>4</text:p>
          </table:table-cell>
          <table:table-cell table:style-name="ACE-0" table:formula="of:=IF([$'abs'.H22]&lt;2;4;1)" office:value-type="float" office:value="4">
            <text:p>4</text:p>
          </table:table-cell>
          <table:table-cell table:style-name="ACE-0" table:formula="of:=IF([$'abs'.I22]&lt;2;4;1)" office:value-type="float" office:value="4">
            <text:p>4</text:p>
          </table:table-cell>
          <table:table-cell table:style-name="ACE-0" table:formula="of:=IF([$'abs'.J22]&lt;2;4;1)" office:value-type="float" office:value="4">
            <text:p>4</text:p>
          </table:table-cell>
          <table:table-cell table:style-name="ACE-0" table:formula="of:=IF([$'abs'.K22]&lt;2;4;1)" office:value-type="float" office:value="4">
            <text:p>4</text:p>
          </table:table-cell>
          <table:table-cell table:style-name="ACE-0" table:formula="of:=IF([$'abs'.L22]&lt;2;4;1)" office:value-type="float" office:value="4">
            <text:p>4</text:p>
          </table:table-cell>
          <table:table-cell table:style-name="ACE-0" table:formula="of:=IF([$'abs'.M22]&lt;2;4;1)" office:value-type="float" office:value="4">
            <text:p>4</text:p>
          </table:table-cell>
          <table:table-cell table:style-name="ACE-0" table:formula="of:=IF([$'abs'.N22]&lt;2;4;1)" office:value-type="float" office:value="4">
            <text:p>4</text:p>
          </table:table-cell>
          <table:table-cell table:style-name="ACE-0" table:formula="of:=IF([$'abs'.O22]&lt;2;4;1)" office:value-type="float" office:value="4">
            <text:p>4</text:p>
          </table:table-cell>
          <table:table-cell table:style-name="ACE-0" table:formula="of:=IF([$'abs'.P22]&lt;2;4;1)" office:value-type="float" office:value="4">
            <text:p>4</text:p>
          </table:table-cell>
          <table:table-cell table:style-name="ACE-0" table:formula="of:=IF([$'abs'.Q22]&lt;2;4;1)" office:value-type="float" office:value="4">
            <text:p>4</text:p>
          </table:table-cell>
          <table:table-cell table:style-name="ACE-0" table:formula="of:=IF([$'abs'.R22]&lt;2;4;1)" office:value-type="float" office:value="4">
            <text:p>4</text:p>
          </table:table-cell>
          <table:table-cell table:style-name="ACE-0" table:formula="of:=IF([$'abs'.S22]&lt;2;4;1)" office:value-type="float" office:value="4">
            <text:p>4</text:p>
          </table:table-cell>
          <table:table-cell table:style-name="ACE-0" table:formula="of:=IF([$'abs'.T22]&lt;2;4;1)" office:value-type="float" office:value="4">
            <text:p>4</text:p>
          </table:table-cell>
          <table:table-cell table:style-name="ACE-0" table:formula="of:=IF([$'abs'.U22]&lt;2;4;1)" office:value-type="float" office:value="4">
            <text:p>4</text:p>
          </table:table-cell>
          <table:table-cell table:style-name="ACE-0" table:formula="of:=IF([$'abs'.V22]&lt;2;4;1)" office:value-type="float" office:value="4">
            <text:p>4</text:p>
          </table:table-cell>
          <table:table-cell table:style-name="ACE-0" table:formula="of:=IF([$'abs'.W22]&lt;2;4;1)" office:value-type="float" office:value="4">
            <text:p>4</text:p>
          </table:table-cell>
          <table:table-cell table:style-name="ACE-0" table:formula="of:=IF([$'abs'.X22]&lt;2;4;1)" office:value-type="float" office:value="4">
            <text:p>4</text:p>
          </table:table-cell>
          <table:table-cell table:style-name="ACE-0" table:formula="of:=IF([$'abs'.Y22]&lt;2;4;1)" office:value-type="float" office:value="4">
            <text:p>4</text:p>
          </table:table-cell>
          <table:table-cell table:style-name="ACE-0" table:formula="of:=IF([$'abs'.Z22]&lt;2;4;1)" office:value-type="float" office:value="4">
            <text:p>4</text:p>
          </table:table-cell>
          <table:table-cell table:style-name="ACE-0" table:formula="of:=IF([$'abs'.AA22]&lt;2;4;1)" office:value-type="float" office:value="4">
            <text:p>4</text:p>
          </table:table-cell>
          <table:table-cell table:style-name="ACE-0" table:formula="of:=IF([$'abs'.AB22]&lt;2;4;1)" office:value-type="float" office:value="4">
            <text:p>4</text:p>
          </table:table-cell>
          <table:table-cell table:style-name="ACE-0" table:formula="of:=IF([$'abs'.AC22]&lt;2;4;1)" office:value-type="float" office:value="4">
            <text:p>4</text:p>
          </table:table-cell>
          <table:table-cell table:style-name="ACE-0" table:formula="of:=IF([$'abs'.AD22]&lt;2;4;1)" office:value-type="float" office:value="4">
            <text:p>4</text:p>
          </table:table-cell>
          <table:table-cell table:style-name="ACE-0" table:formula="of:=IF([$'abs'.AE22]&lt;2;4;1)" office:value-type="float" office:value="4">
            <text:p>4</text:p>
          </table:table-cell>
          <table:table-cell table:style-name="ACE-0" table:formula="of:=IF([$'abs'.AF22]&lt;2;4;1)" office:value-type="float" office:value="4">
            <text:p>4</text:p>
          </table:table-cell>
          <table:table-cell table:style-name="ACE-0" table:formula="of:=IF([$'abs'.AG22]&lt;2;4;1)" office:value-type="float" office:value="4">
            <text:p>4</text:p>
          </table:table-cell>
          <table:table-cell table:style-name="ACE-0" table:formula="of:=IF([$'abs'.AH22]&lt;2;4;1)" office:value-type="float" office:value="4">
            <text:p>4</text:p>
          </table:table-cell>
          <table:table-cell table:style-name="ACE-0" table:formula="of:=IF([$'abs'.AI22]&lt;2;4;1)" office:value-type="float" office:value="4">
            <text:p>4</text:p>
          </table:table-cell>
          <table:table-cell table:style-name="ACE-0" table:formula="of:=IF([$'abs'.AJ22]&lt;2;4;1)" office:value-type="float" office:value="4">
            <text:p>4</text:p>
          </table:table-cell>
          <table:table-cell table:style-name="ACE-0" table:formula="of:=IF([$'abs'.AK22]&lt;2;4;1)" office:value-type="float" office:value="4">
            <text:p>4</text:p>
          </table:table-cell>
          <table:table-cell table:style-name="ACE-0" table:formula="of:=IF([$'abs'.AL22]&lt;2;4;1)" office:value-type="float" office:value="4">
            <text:p>4</text:p>
          </table:table-cell>
          <table:table-cell table:style-name="ACE-0" table:formula="of:=IF([$'abs'.AM22]&lt;2;4;1)" office:value-type="float" office:value="4">
            <text:p>4</text:p>
          </table:table-cell>
          <table:table-cell table:style-name="ACE-0" table:formula="of:=IF([$'abs'.AN22]&lt;2;4;1)" office:value-type="float" office:value="4">
            <text:p>4</text:p>
          </table:table-cell>
          <table:table-cell table:style-name="ACE-0" table:formula="of:=IF([$'abs'.AO22]&lt;2;4;1)" office:value-type="float" office:value="4">
            <text:p>4</text:p>
          </table:table-cell>
          <table:table-cell table:style-name="ACE-0" table:formula="of:=IF([$'abs'.AP22]&lt;2;4;1)" office:value-type="float" office:value="4">
            <text:p>4</text:p>
          </table:table-cell>
          <table:table-cell table:style-name="ACE-0" table:formula="of:=IF([$'abs'.AQ22]&lt;2;4;1)" office:value-type="float" office:value="4">
            <text:p>4</text:p>
          </table:table-cell>
          <table:table-cell table:style-name="ACE-0" table:formula="of:=IF([$'abs'.AR22]&lt;2;4;1)" office:value-type="float" office:value="4">
            <text:p>4</text:p>
          </table:table-cell>
          <table:table-cell table:style-name="ACE-0" table:formula="of:=IF([$'abs'.AS22]&lt;2;4;1)" office:value-type="float" office:value="4">
            <text:p>4</text:p>
          </table:table-cell>
          <table:table-cell table:style-name="ACE-0" table:formula="of:=IF([$'abs'.AT22]&lt;2;4;1)" office:value-type="float" office:value="4">
            <text:p>4</text:p>
          </table:table-cell>
          <table:table-cell table:style-name="ACE-0" table:formula="of:=IF([$'abs'.AU22]&lt;2;4;1)" office:value-type="float" office:value="4">
            <text:p>4</text:p>
          </table:table-cell>
          <table:table-cell table:style-name="ACE-0" table:formula="of:=IF([$'abs'.AV22]&lt;2;4;1)" office:value-type="float" office:value="4">
            <text:p>4</text:p>
          </table:table-cell>
          <table:table-cell table:style-name="ACE-0" table:formula="of:=IF([$'abs'.AW22]&lt;2;4;1)" office:value-type="float" office:value="4">
            <text:p>4</text:p>
          </table:table-cell>
          <table:table-cell table:style-name="ACE-0" table:formula="of:=IF([$'abs'.AX2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3]&lt;2;4;1)" office:value-type="float" office:value="4">
            <text:p>4</text:p>
          </table:table-cell>
          <table:table-cell table:style-name="ACE-0" table:formula="of:=IF([$'abs'.C23]&lt;2;4;1)" office:value-type="float" office:value="4">
            <text:p>4</text:p>
          </table:table-cell>
          <table:table-cell table:style-name="ACE-0" table:formula="of:=IF([$'abs'.D23]&lt;2;4;1)" office:value-type="float" office:value="4">
            <text:p>4</text:p>
          </table:table-cell>
          <table:table-cell table:style-name="ACE-0" table:formula="of:=IF([$'abs'.E23]&lt;2;4;1)" office:value-type="float" office:value="4">
            <text:p>4</text:p>
          </table:table-cell>
          <table:table-cell table:style-name="ACE-0" table:formula="of:=IF([$'abs'.F23]&lt;2;4;1)" office:value-type="float" office:value="4">
            <text:p>4</text:p>
          </table:table-cell>
          <table:table-cell table:style-name="ACE-0" table:formula="of:=IF([$'abs'.G23]&lt;2;4;1)" office:value-type="float" office:value="4">
            <text:p>4</text:p>
          </table:table-cell>
          <table:table-cell table:style-name="ACE-0" table:formula="of:=IF([$'abs'.H23]&lt;2;4;1)" office:value-type="float" office:value="4">
            <text:p>4</text:p>
          </table:table-cell>
          <table:table-cell table:style-name="ACE-0" table:formula="of:=IF([$'abs'.I23]&lt;2;4;1)" office:value-type="float" office:value="4">
            <text:p>4</text:p>
          </table:table-cell>
          <table:table-cell table:style-name="ACE-0" table:formula="of:=IF([$'abs'.J23]&lt;2;4;1)" office:value-type="float" office:value="4">
            <text:p>4</text:p>
          </table:table-cell>
          <table:table-cell table:style-name="ACE-0" table:formula="of:=IF([$'abs'.K23]&lt;2;4;1)" office:value-type="float" office:value="4">
            <text:p>4</text:p>
          </table:table-cell>
          <table:table-cell table:style-name="ACE-0" table:formula="of:=IF([$'abs'.L23]&lt;2;4;1)" office:value-type="float" office:value="4">
            <text:p>4</text:p>
          </table:table-cell>
          <table:table-cell table:style-name="ACE-0" table:formula="of:=IF([$'abs'.M23]&lt;2;4;1)" office:value-type="float" office:value="4">
            <text:p>4</text:p>
          </table:table-cell>
          <table:table-cell table:style-name="ACE-0" table:formula="of:=IF([$'abs'.N23]&lt;2;4;1)" office:value-type="float" office:value="4">
            <text:p>4</text:p>
          </table:table-cell>
          <table:table-cell table:style-name="ACE-0" table:formula="of:=IF([$'abs'.O23]&lt;2;4;1)" office:value-type="float" office:value="4">
            <text:p>4</text:p>
          </table:table-cell>
          <table:table-cell table:style-name="ACE-0" table:formula="of:=IF([$'abs'.P23]&lt;2;4;1)" office:value-type="float" office:value="4">
            <text:p>4</text:p>
          </table:table-cell>
          <table:table-cell table:style-name="ACE-0" table:formula="of:=IF([$'abs'.Q23]&lt;2;4;1)" office:value-type="float" office:value="4">
            <text:p>4</text:p>
          </table:table-cell>
          <table:table-cell table:style-name="ACE-0" table:formula="of:=IF([$'abs'.R23]&lt;2;4;1)" office:value-type="float" office:value="4">
            <text:p>4</text:p>
          </table:table-cell>
          <table:table-cell table:style-name="ACE-0" table:formula="of:=IF([$'abs'.S23]&lt;2;4;1)" office:value-type="float" office:value="4">
            <text:p>4</text:p>
          </table:table-cell>
          <table:table-cell table:style-name="ACE-0" table:formula="of:=IF([$'abs'.T23]&lt;2;4;1)" office:value-type="float" office:value="4">
            <text:p>4</text:p>
          </table:table-cell>
          <table:table-cell table:style-name="ACE-0" table:formula="of:=IF([$'abs'.U23]&lt;2;4;1)" office:value-type="float" office:value="4">
            <text:p>4</text:p>
          </table:table-cell>
          <table:table-cell table:style-name="ACE-0" table:formula="of:=IF([$'abs'.V23]&lt;2;4;1)" office:value-type="float" office:value="4">
            <text:p>4</text:p>
          </table:table-cell>
          <table:table-cell table:style-name="ACE-0" table:formula="of:=IF([$'abs'.W23]&lt;2;4;1)" office:value-type="float" office:value="4">
            <text:p>4</text:p>
          </table:table-cell>
          <table:table-cell table:style-name="ACE-0" table:formula="of:=IF([$'abs'.X23]&lt;2;4;1)" office:value-type="float" office:value="4">
            <text:p>4</text:p>
          </table:table-cell>
          <table:table-cell table:style-name="ACE-0" table:formula="of:=IF([$'abs'.Y23]&lt;2;4;1)" office:value-type="float" office:value="4">
            <text:p>4</text:p>
          </table:table-cell>
          <table:table-cell table:style-name="ACE-0" table:formula="of:=IF([$'abs'.Z23]&lt;2;4;1)" office:value-type="float" office:value="4">
            <text:p>4</text:p>
          </table:table-cell>
          <table:table-cell table:style-name="ACE-0" table:formula="of:=IF([$'abs'.AA23]&lt;2;4;1)" office:value-type="float" office:value="4">
            <text:p>4</text:p>
          </table:table-cell>
          <table:table-cell table:style-name="ACE-0" table:formula="of:=IF([$'abs'.AB23]&lt;2;4;1)" office:value-type="float" office:value="4">
            <text:p>4</text:p>
          </table:table-cell>
          <table:table-cell table:style-name="ACE-0" table:formula="of:=IF([$'abs'.AC23]&lt;2;4;1)" office:value-type="float" office:value="4">
            <text:p>4</text:p>
          </table:table-cell>
          <table:table-cell table:style-name="ACE-0" table:formula="of:=IF([$'abs'.AD23]&lt;2;4;1)" office:value-type="float" office:value="4">
            <text:p>4</text:p>
          </table:table-cell>
          <table:table-cell table:style-name="ACE-0" table:formula="of:=IF([$'abs'.AE23]&lt;2;4;1)" office:value-type="float" office:value="4">
            <text:p>4</text:p>
          </table:table-cell>
          <table:table-cell table:style-name="ACE-0" table:formula="of:=IF([$'abs'.AF23]&lt;2;4;1)" office:value-type="float" office:value="4">
            <text:p>4</text:p>
          </table:table-cell>
          <table:table-cell table:style-name="ACE-0" table:formula="of:=IF([$'abs'.AG23]&lt;2;4;1)" office:value-type="float" office:value="4">
            <text:p>4</text:p>
          </table:table-cell>
          <table:table-cell table:style-name="ACE-0" table:formula="of:=IF([$'abs'.AH23]&lt;2;4;1)" office:value-type="float" office:value="4">
            <text:p>4</text:p>
          </table:table-cell>
          <table:table-cell table:style-name="ACE-0" table:formula="of:=IF([$'abs'.AI23]&lt;2;4;1)" office:value-type="float" office:value="4">
            <text:p>4</text:p>
          </table:table-cell>
          <table:table-cell table:style-name="ACE-0" table:formula="of:=IF([$'abs'.AJ23]&lt;2;4;1)" office:value-type="float" office:value="4">
            <text:p>4</text:p>
          </table:table-cell>
          <table:table-cell table:style-name="ACE-0" table:formula="of:=IF([$'abs'.AK23]&lt;2;4;1)" office:value-type="float" office:value="4">
            <text:p>4</text:p>
          </table:table-cell>
          <table:table-cell table:style-name="ACE-0" table:formula="of:=IF([$'abs'.AL23]&lt;2;4;1)" office:value-type="float" office:value="4">
            <text:p>4</text:p>
          </table:table-cell>
          <table:table-cell table:style-name="ACE-0" table:formula="of:=IF([$'abs'.AM23]&lt;2;4;1)" office:value-type="float" office:value="4">
            <text:p>4</text:p>
          </table:table-cell>
          <table:table-cell table:style-name="ACE-0" table:formula="of:=IF([$'abs'.AN23]&lt;2;4;1)" office:value-type="float" office:value="4">
            <text:p>4</text:p>
          </table:table-cell>
          <table:table-cell table:style-name="ACE-0" table:formula="of:=IF([$'abs'.AO23]&lt;2;4;1)" office:value-type="float" office:value="4">
            <text:p>4</text:p>
          </table:table-cell>
          <table:table-cell table:style-name="ACE-0" table:formula="of:=IF([$'abs'.AP23]&lt;2;4;1)" office:value-type="float" office:value="4">
            <text:p>4</text:p>
          </table:table-cell>
          <table:table-cell table:style-name="ACE-0" table:formula="of:=IF([$'abs'.AQ23]&lt;2;4;1)" office:value-type="float" office:value="4">
            <text:p>4</text:p>
          </table:table-cell>
          <table:table-cell table:style-name="ACE-0" table:formula="of:=IF([$'abs'.AR23]&lt;2;4;1)" office:value-type="float" office:value="4">
            <text:p>4</text:p>
          </table:table-cell>
          <table:table-cell table:style-name="ACE-0" table:formula="of:=IF([$'abs'.AS23]&lt;2;4;1)" office:value-type="float" office:value="4">
            <text:p>4</text:p>
          </table:table-cell>
          <table:table-cell table:style-name="ACE-0" table:formula="of:=IF([$'abs'.AT23]&lt;2;4;1)" office:value-type="float" office:value="4">
            <text:p>4</text:p>
          </table:table-cell>
          <table:table-cell table:style-name="ACE-0" table:formula="of:=IF([$'abs'.AU23]&lt;2;4;1)" office:value-type="float" office:value="4">
            <text:p>4</text:p>
          </table:table-cell>
          <table:table-cell table:style-name="ACE-0" table:formula="of:=IF([$'abs'.AV23]&lt;2;4;1)" office:value-type="float" office:value="4">
            <text:p>4</text:p>
          </table:table-cell>
          <table:table-cell table:style-name="ACE-0" table:formula="of:=IF([$'abs'.AW23]&lt;2;4;1)" office:value-type="float" office:value="4">
            <text:p>4</text:p>
          </table:table-cell>
          <table:table-cell table:style-name="ACE-0" table:formula="of:=IF([$'abs'.AX2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4]&lt;2;4;1)" office:value-type="float" office:value="4">
            <text:p>4</text:p>
          </table:table-cell>
          <table:table-cell table:style-name="ACE-0" table:formula="of:=IF([$'abs'.C24]&lt;2;4;1)" office:value-type="float" office:value="4">
            <text:p>4</text:p>
          </table:table-cell>
          <table:table-cell table:style-name="ACE-0" table:formula="of:=IF([$'abs'.D24]&lt;2;4;1)" office:value-type="float" office:value="4">
            <text:p>4</text:p>
          </table:table-cell>
          <table:table-cell table:style-name="ACE-0" table:formula="of:=IF([$'abs'.E24]&lt;2;4;1)" office:value-type="float" office:value="4">
            <text:p>4</text:p>
          </table:table-cell>
          <table:table-cell table:style-name="ACE-0" table:formula="of:=IF([$'abs'.F24]&lt;2;4;1)" office:value-type="float" office:value="4">
            <text:p>4</text:p>
          </table:table-cell>
          <table:table-cell table:style-name="ACE-0" table:formula="of:=IF([$'abs'.G24]&lt;2;4;1)" office:value-type="float" office:value="4">
            <text:p>4</text:p>
          </table:table-cell>
          <table:table-cell table:style-name="ACE-0" table:formula="of:=IF([$'abs'.H24]&lt;2;4;1)" office:value-type="float" office:value="4">
            <text:p>4</text:p>
          </table:table-cell>
          <table:table-cell table:style-name="ACE-0" table:formula="of:=IF([$'abs'.I24]&lt;2;4;1)" office:value-type="float" office:value="4">
            <text:p>4</text:p>
          </table:table-cell>
          <table:table-cell table:style-name="ACE-0" table:formula="of:=IF([$'abs'.J24]&lt;2;4;1)" office:value-type="float" office:value="4">
            <text:p>4</text:p>
          </table:table-cell>
          <table:table-cell table:style-name="ACE-0" table:formula="of:=IF([$'abs'.K24]&lt;2;4;1)" office:value-type="float" office:value="4">
            <text:p>4</text:p>
          </table:table-cell>
          <table:table-cell table:style-name="ACE-0" table:formula="of:=IF([$'abs'.L24]&lt;2;4;1)" office:value-type="float" office:value="4">
            <text:p>4</text:p>
          </table:table-cell>
          <table:table-cell table:style-name="ACE-0" table:formula="of:=IF([$'abs'.M24]&lt;2;4;1)" office:value-type="float" office:value="4">
            <text:p>4</text:p>
          </table:table-cell>
          <table:table-cell table:style-name="ACE-0" table:formula="of:=IF([$'abs'.N24]&lt;2;4;1)" office:value-type="float" office:value="4">
            <text:p>4</text:p>
          </table:table-cell>
          <table:table-cell table:style-name="ACE-0" table:formula="of:=IF([$'abs'.O24]&lt;2;4;1)" office:value-type="float" office:value="4">
            <text:p>4</text:p>
          </table:table-cell>
          <table:table-cell table:style-name="ACE-0" table:formula="of:=IF([$'abs'.P24]&lt;2;4;1)" office:value-type="float" office:value="4">
            <text:p>4</text:p>
          </table:table-cell>
          <table:table-cell table:style-name="ACE-0" table:formula="of:=IF([$'abs'.Q24]&lt;2;4;1)" office:value-type="float" office:value="4">
            <text:p>4</text:p>
          </table:table-cell>
          <table:table-cell table:style-name="ACE-0" table:formula="of:=IF([$'abs'.R24]&lt;2;4;1)" office:value-type="float" office:value="4">
            <text:p>4</text:p>
          </table:table-cell>
          <table:table-cell table:style-name="ACE-0" table:formula="of:=IF([$'abs'.S24]&lt;2;4;1)" office:value-type="float" office:value="4">
            <text:p>4</text:p>
          </table:table-cell>
          <table:table-cell table:style-name="ACE-0" table:formula="of:=IF([$'abs'.T24]&lt;2;4;1)" office:value-type="float" office:value="4">
            <text:p>4</text:p>
          </table:table-cell>
          <table:table-cell table:style-name="ACE-0" table:formula="of:=IF([$'abs'.U24]&lt;2;4;1)" office:value-type="float" office:value="4">
            <text:p>4</text:p>
          </table:table-cell>
          <table:table-cell table:style-name="ACE-0" table:formula="of:=IF([$'abs'.V24]&lt;2;4;1)" office:value-type="float" office:value="4">
            <text:p>4</text:p>
          </table:table-cell>
          <table:table-cell table:style-name="ACE-0" table:formula="of:=IF([$'abs'.W24]&lt;2;4;1)" office:value-type="float" office:value="4">
            <text:p>4</text:p>
          </table:table-cell>
          <table:table-cell table:style-name="ACE-0" table:formula="of:=IF([$'abs'.X24]&lt;2;4;1)" office:value-type="float" office:value="4">
            <text:p>4</text:p>
          </table:table-cell>
          <table:table-cell table:style-name="ACE-0" table:formula="of:=IF([$'abs'.Y24]&lt;2;4;1)" office:value-type="float" office:value="4">
            <text:p>4</text:p>
          </table:table-cell>
          <table:table-cell table:style-name="ACE-0" table:formula="of:=IF([$'abs'.Z24]&lt;2;4;1)" office:value-type="float" office:value="4">
            <text:p>4</text:p>
          </table:table-cell>
          <table:table-cell table:style-name="ACE-0" table:formula="of:=IF([$'abs'.AA24]&lt;2;4;1)" office:value-type="float" office:value="4">
            <text:p>4</text:p>
          </table:table-cell>
          <table:table-cell table:style-name="ACE-0" table:formula="of:=IF([$'abs'.AB24]&lt;2;4;1)" office:value-type="float" office:value="4">
            <text:p>4</text:p>
          </table:table-cell>
          <table:table-cell table:style-name="ACE-0" table:formula="of:=IF([$'abs'.AC24]&lt;2;4;1)" office:value-type="float" office:value="4">
            <text:p>4</text:p>
          </table:table-cell>
          <table:table-cell table:style-name="ACE-0" table:formula="of:=IF([$'abs'.AD24]&lt;2;4;1)" office:value-type="float" office:value="4">
            <text:p>4</text:p>
          </table:table-cell>
          <table:table-cell table:style-name="ACE-0" table:formula="of:=IF([$'abs'.AE24]&lt;2;4;1)" office:value-type="float" office:value="4">
            <text:p>4</text:p>
          </table:table-cell>
          <table:table-cell table:style-name="ACE-0" table:formula="of:=IF([$'abs'.AF24]&lt;2;4;1)" office:value-type="float" office:value="4">
            <text:p>4</text:p>
          </table:table-cell>
          <table:table-cell table:style-name="ACE-0" table:formula="of:=IF([$'abs'.AG24]&lt;2;4;1)" office:value-type="float" office:value="4">
            <text:p>4</text:p>
          </table:table-cell>
          <table:table-cell table:style-name="ACE-0" table:formula="of:=IF([$'abs'.AH24]&lt;2;4;1)" office:value-type="float" office:value="4">
            <text:p>4</text:p>
          </table:table-cell>
          <table:table-cell table:style-name="ACE-0" table:formula="of:=IF([$'abs'.AI24]&lt;2;4;1)" office:value-type="float" office:value="4">
            <text:p>4</text:p>
          </table:table-cell>
          <table:table-cell table:style-name="ACE-0" table:formula="of:=IF([$'abs'.AJ24]&lt;2;4;1)" office:value-type="float" office:value="4">
            <text:p>4</text:p>
          </table:table-cell>
          <table:table-cell table:style-name="ACE-0" table:formula="of:=IF([$'abs'.AK24]&lt;2;4;1)" office:value-type="float" office:value="4">
            <text:p>4</text:p>
          </table:table-cell>
          <table:table-cell table:style-name="ACE-0" table:formula="of:=IF([$'abs'.AL24]&lt;2;4;1)" office:value-type="float" office:value="4">
            <text:p>4</text:p>
          </table:table-cell>
          <table:table-cell table:style-name="ACE-0" table:formula="of:=IF([$'abs'.AM24]&lt;2;4;1)" office:value-type="float" office:value="4">
            <text:p>4</text:p>
          </table:table-cell>
          <table:table-cell table:style-name="ACE-0" table:formula="of:=IF([$'abs'.AN24]&lt;2;4;1)" office:value-type="float" office:value="4">
            <text:p>4</text:p>
          </table:table-cell>
          <table:table-cell table:style-name="ACE-0" table:formula="of:=IF([$'abs'.AO24]&lt;2;4;1)" office:value-type="float" office:value="4">
            <text:p>4</text:p>
          </table:table-cell>
          <table:table-cell table:style-name="ACE-0" table:formula="of:=IF([$'abs'.AP24]&lt;2;4;1)" office:value-type="float" office:value="4">
            <text:p>4</text:p>
          </table:table-cell>
          <table:table-cell table:style-name="ACE-0" table:formula="of:=IF([$'abs'.AQ24]&lt;2;4;1)" office:value-type="float" office:value="4">
            <text:p>4</text:p>
          </table:table-cell>
          <table:table-cell table:style-name="ACE-0" table:formula="of:=IF([$'abs'.AR24]&lt;2;4;1)" office:value-type="float" office:value="4">
            <text:p>4</text:p>
          </table:table-cell>
          <table:table-cell table:style-name="ACE-0" table:formula="of:=IF([$'abs'.AS24]&lt;2;4;1)" office:value-type="float" office:value="4">
            <text:p>4</text:p>
          </table:table-cell>
          <table:table-cell table:style-name="ACE-0" table:formula="of:=IF([$'abs'.AT24]&lt;2;4;1)" office:value-type="float" office:value="4">
            <text:p>4</text:p>
          </table:table-cell>
          <table:table-cell table:style-name="ACE-0" table:formula="of:=IF([$'abs'.AU24]&lt;2;4;1)" office:value-type="float" office:value="4">
            <text:p>4</text:p>
          </table:table-cell>
          <table:table-cell table:style-name="ACE-0" table:formula="of:=IF([$'abs'.AV24]&lt;2;4;1)" office:value-type="float" office:value="4">
            <text:p>4</text:p>
          </table:table-cell>
          <table:table-cell table:style-name="ACE-0" table:formula="of:=IF([$'abs'.AW24]&lt;2;4;1)" office:value-type="float" office:value="4">
            <text:p>4</text:p>
          </table:table-cell>
          <table:table-cell table:style-name="ACE-0" table:formula="of:=IF([$'abs'.AX2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5]&lt;2;4;1)" office:value-type="float" office:value="4">
            <text:p>4</text:p>
          </table:table-cell>
          <table:table-cell table:style-name="ACE-0" table:formula="of:=IF([$'abs'.C25]&lt;2;4;1)" office:value-type="float" office:value="4">
            <text:p>4</text:p>
          </table:table-cell>
          <table:table-cell table:style-name="ACE-0" table:formula="of:=IF([$'abs'.D25]&lt;2;4;1)" office:value-type="float" office:value="4">
            <text:p>4</text:p>
          </table:table-cell>
          <table:table-cell table:style-name="ACE-0" table:formula="of:=IF([$'abs'.E25]&lt;2;4;1)" office:value-type="float" office:value="4">
            <text:p>4</text:p>
          </table:table-cell>
          <table:table-cell table:style-name="ACE-0" table:formula="of:=IF([$'abs'.F25]&lt;2;4;1)" office:value-type="float" office:value="4">
            <text:p>4</text:p>
          </table:table-cell>
          <table:table-cell table:style-name="ACE-0" table:formula="of:=IF([$'abs'.G25]&lt;2;4;1)" office:value-type="float" office:value="4">
            <text:p>4</text:p>
          </table:table-cell>
          <table:table-cell table:style-name="ACE-0" table:formula="of:=IF([$'abs'.H25]&lt;2;4;1)" office:value-type="float" office:value="4">
            <text:p>4</text:p>
          </table:table-cell>
          <table:table-cell table:style-name="ACE-0" table:formula="of:=IF([$'abs'.I25]&lt;2;4;1)" office:value-type="float" office:value="4">
            <text:p>4</text:p>
          </table:table-cell>
          <table:table-cell table:style-name="ACE-0" table:formula="of:=IF([$'abs'.J25]&lt;2;4;1)" office:value-type="float" office:value="4">
            <text:p>4</text:p>
          </table:table-cell>
          <table:table-cell table:style-name="ACE-0" table:formula="of:=IF([$'abs'.K25]&lt;2;4;1)" office:value-type="float" office:value="4">
            <text:p>4</text:p>
          </table:table-cell>
          <table:table-cell table:style-name="ACE-0" table:formula="of:=IF([$'abs'.L25]&lt;2;4;1)" office:value-type="float" office:value="4">
            <text:p>4</text:p>
          </table:table-cell>
          <table:table-cell table:style-name="ACE-0" table:formula="of:=IF([$'abs'.M25]&lt;2;4;1)" office:value-type="float" office:value="4">
            <text:p>4</text:p>
          </table:table-cell>
          <table:table-cell table:style-name="ACE-0" table:formula="of:=IF([$'abs'.N25]&lt;2;4;1)" office:value-type="float" office:value="4">
            <text:p>4</text:p>
          </table:table-cell>
          <table:table-cell table:style-name="ACE-0" table:formula="of:=IF([$'abs'.O25]&lt;2;4;1)" office:value-type="float" office:value="4">
            <text:p>4</text:p>
          </table:table-cell>
          <table:table-cell table:style-name="ACE-0" table:formula="of:=IF([$'abs'.P25]&lt;2;4;1)" office:value-type="float" office:value="4">
            <text:p>4</text:p>
          </table:table-cell>
          <table:table-cell table:style-name="ACE-0" table:formula="of:=IF([$'abs'.Q25]&lt;2;4;1)" office:value-type="float" office:value="4">
            <text:p>4</text:p>
          </table:table-cell>
          <table:table-cell table:style-name="ACE-0" table:formula="of:=IF([$'abs'.R25]&lt;2;4;1)" office:value-type="float" office:value="4">
            <text:p>4</text:p>
          </table:table-cell>
          <table:table-cell table:style-name="ACE-0" table:formula="of:=IF([$'abs'.S25]&lt;2;4;1)" office:value-type="float" office:value="4">
            <text:p>4</text:p>
          </table:table-cell>
          <table:table-cell table:style-name="ACE-0" table:formula="of:=IF([$'abs'.T25]&lt;2;4;1)" office:value-type="float" office:value="4">
            <text:p>4</text:p>
          </table:table-cell>
          <table:table-cell table:style-name="ACE-0" table:formula="of:=IF([$'abs'.U25]&lt;2;4;1)" office:value-type="float" office:value="4">
            <text:p>4</text:p>
          </table:table-cell>
          <table:table-cell table:style-name="ACE-0" table:formula="of:=IF([$'abs'.V25]&lt;2;4;1)" office:value-type="float" office:value="4">
            <text:p>4</text:p>
          </table:table-cell>
          <table:table-cell table:style-name="ACE-0" table:formula="of:=IF([$'abs'.W25]&lt;2;4;1)" office:value-type="float" office:value="4">
            <text:p>4</text:p>
          </table:table-cell>
          <table:table-cell table:style-name="ACE-0" table:formula="of:=IF([$'abs'.X25]&lt;2;4;1)" office:value-type="float" office:value="4">
            <text:p>4</text:p>
          </table:table-cell>
          <table:table-cell table:style-name="ACE-0" table:formula="of:=IF([$'abs'.Y25]&lt;2;4;1)" office:value-type="float" office:value="4">
            <text:p>4</text:p>
          </table:table-cell>
          <table:table-cell table:style-name="ACE-0" table:formula="of:=IF([$'abs'.Z25]&lt;2;4;1)" office:value-type="float" office:value="4">
            <text:p>4</text:p>
          </table:table-cell>
          <table:table-cell table:style-name="ACE-0" table:formula="of:=IF([$'abs'.AA25]&lt;2;4;1)" office:value-type="float" office:value="4">
            <text:p>4</text:p>
          </table:table-cell>
          <table:table-cell table:style-name="ACE-0" table:formula="of:=IF([$'abs'.AB25]&lt;2;4;1)" office:value-type="float" office:value="4">
            <text:p>4</text:p>
          </table:table-cell>
          <table:table-cell table:style-name="ACE-0" table:formula="of:=IF([$'abs'.AC25]&lt;2;4;1)" office:value-type="float" office:value="4">
            <text:p>4</text:p>
          </table:table-cell>
          <table:table-cell table:style-name="ACE-0" table:formula="of:=IF([$'abs'.AD25]&lt;2;4;1)" office:value-type="float" office:value="4">
            <text:p>4</text:p>
          </table:table-cell>
          <table:table-cell table:style-name="ACE-0" table:formula="of:=IF([$'abs'.AE25]&lt;2;4;1)" office:value-type="float" office:value="4">
            <text:p>4</text:p>
          </table:table-cell>
          <table:table-cell table:style-name="ACE-0" table:formula="of:=IF([$'abs'.AF25]&lt;2;4;1)" office:value-type="float" office:value="4">
            <text:p>4</text:p>
          </table:table-cell>
          <table:table-cell table:style-name="ACE-0" table:formula="of:=IF([$'abs'.AG25]&lt;2;4;1)" office:value-type="float" office:value="4">
            <text:p>4</text:p>
          </table:table-cell>
          <table:table-cell table:style-name="ACE-0" table:formula="of:=IF([$'abs'.AH25]&lt;2;4;1)" office:value-type="float" office:value="4">
            <text:p>4</text:p>
          </table:table-cell>
          <table:table-cell table:style-name="ACE-0" table:formula="of:=IF([$'abs'.AI25]&lt;2;4;1)" office:value-type="float" office:value="4">
            <text:p>4</text:p>
          </table:table-cell>
          <table:table-cell table:style-name="ACE-0" table:formula="of:=IF([$'abs'.AJ25]&lt;2;4;1)" office:value-type="float" office:value="4">
            <text:p>4</text:p>
          </table:table-cell>
          <table:table-cell table:style-name="ACE-0" table:formula="of:=IF([$'abs'.AK25]&lt;2;4;1)" office:value-type="float" office:value="4">
            <text:p>4</text:p>
          </table:table-cell>
          <table:table-cell table:style-name="ACE-0" table:formula="of:=IF([$'abs'.AL25]&lt;2;4;1)" office:value-type="float" office:value="4">
            <text:p>4</text:p>
          </table:table-cell>
          <table:table-cell table:style-name="ACE-0" table:formula="of:=IF([$'abs'.AM25]&lt;2;4;1)" office:value-type="float" office:value="4">
            <text:p>4</text:p>
          </table:table-cell>
          <table:table-cell table:style-name="ACE-0" table:formula="of:=IF([$'abs'.AN25]&lt;2;4;1)" office:value-type="float" office:value="4">
            <text:p>4</text:p>
          </table:table-cell>
          <table:table-cell table:style-name="ACE-0" table:formula="of:=IF([$'abs'.AO25]&lt;2;4;1)" office:value-type="float" office:value="4">
            <text:p>4</text:p>
          </table:table-cell>
          <table:table-cell table:style-name="ACE-0" table:formula="of:=IF([$'abs'.AP25]&lt;2;4;1)" office:value-type="float" office:value="4">
            <text:p>4</text:p>
          </table:table-cell>
          <table:table-cell table:style-name="ACE-0" table:formula="of:=IF([$'abs'.AQ25]&lt;2;4;1)" office:value-type="float" office:value="4">
            <text:p>4</text:p>
          </table:table-cell>
          <table:table-cell table:style-name="ACE-0" table:formula="of:=IF([$'abs'.AR25]&lt;2;4;1)" office:value-type="float" office:value="4">
            <text:p>4</text:p>
          </table:table-cell>
          <table:table-cell table:style-name="ACE-0" table:formula="of:=IF([$'abs'.AS25]&lt;2;4;1)" office:value-type="float" office:value="4">
            <text:p>4</text:p>
          </table:table-cell>
          <table:table-cell table:style-name="ACE-0" table:formula="of:=IF([$'abs'.AT25]&lt;2;4;1)" office:value-type="float" office:value="4">
            <text:p>4</text:p>
          </table:table-cell>
          <table:table-cell table:style-name="ACE-0" table:formula="of:=IF([$'abs'.AU25]&lt;2;4;1)" office:value-type="float" office:value="4">
            <text:p>4</text:p>
          </table:table-cell>
          <table:table-cell table:style-name="ACE-0" table:formula="of:=IF([$'abs'.AV25]&lt;2;4;1)" office:value-type="float" office:value="4">
            <text:p>4</text:p>
          </table:table-cell>
          <table:table-cell table:style-name="ACE-0" table:formula="of:=IF([$'abs'.AW25]&lt;2;4;1)" office:value-type="float" office:value="4">
            <text:p>4</text:p>
          </table:table-cell>
          <table:table-cell table:style-name="ACE-0" table:formula="of:=IF([$'abs'.AX2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6]&lt;2;4;1)" office:value-type="float" office:value="4">
            <text:p>4</text:p>
          </table:table-cell>
          <table:table-cell table:style-name="ACE-0" table:formula="of:=IF([$'abs'.C26]&lt;2;4;1)" office:value-type="float" office:value="4">
            <text:p>4</text:p>
          </table:table-cell>
          <table:table-cell table:style-name="ACE-0" table:formula="of:=IF([$'abs'.D26]&lt;2;4;1)" office:value-type="float" office:value="4">
            <text:p>4</text:p>
          </table:table-cell>
          <table:table-cell table:style-name="ACE-0" table:formula="of:=IF([$'abs'.E26]&lt;2;4;1)" office:value-type="float" office:value="4">
            <text:p>4</text:p>
          </table:table-cell>
          <table:table-cell table:style-name="ACE-0" table:formula="of:=IF([$'abs'.F26]&lt;2;4;1)" office:value-type="float" office:value="4">
            <text:p>4</text:p>
          </table:table-cell>
          <table:table-cell table:style-name="ACE-0" table:formula="of:=IF([$'abs'.G26]&lt;2;4;1)" office:value-type="float" office:value="4">
            <text:p>4</text:p>
          </table:table-cell>
          <table:table-cell table:style-name="ACE-0" table:formula="of:=IF([$'abs'.H26]&lt;2;4;1)" office:value-type="float" office:value="4">
            <text:p>4</text:p>
          </table:table-cell>
          <table:table-cell table:style-name="ACE-0" table:formula="of:=IF([$'abs'.I26]&lt;2;4;1)" office:value-type="float" office:value="4">
            <text:p>4</text:p>
          </table:table-cell>
          <table:table-cell table:style-name="ACE-0" table:formula="of:=IF([$'abs'.J26]&lt;2;4;1)" office:value-type="float" office:value="4">
            <text:p>4</text:p>
          </table:table-cell>
          <table:table-cell table:style-name="ACE-0" table:formula="of:=IF([$'abs'.K26]&lt;2;4;1)" office:value-type="float" office:value="4">
            <text:p>4</text:p>
          </table:table-cell>
          <table:table-cell table:style-name="ACE-0" table:formula="of:=IF([$'abs'.L26]&lt;2;4;1)" office:value-type="float" office:value="4">
            <text:p>4</text:p>
          </table:table-cell>
          <table:table-cell table:style-name="ACE-0" table:formula="of:=IF([$'abs'.M26]&lt;2;4;1)" office:value-type="float" office:value="4">
            <text:p>4</text:p>
          </table:table-cell>
          <table:table-cell table:style-name="ACE-0" table:formula="of:=IF([$'abs'.N26]&lt;2;4;1)" office:value-type="float" office:value="4">
            <text:p>4</text:p>
          </table:table-cell>
          <table:table-cell table:style-name="ACE-0" table:formula="of:=IF([$'abs'.O26]&lt;2;4;1)" office:value-type="float" office:value="4">
            <text:p>4</text:p>
          </table:table-cell>
          <table:table-cell table:style-name="ACE-0" table:formula="of:=IF([$'abs'.P26]&lt;2;4;1)" office:value-type="float" office:value="4">
            <text:p>4</text:p>
          </table:table-cell>
          <table:table-cell table:style-name="ACE-0" table:formula="of:=IF([$'abs'.Q26]&lt;2;4;1)" office:value-type="float" office:value="4">
            <text:p>4</text:p>
          </table:table-cell>
          <table:table-cell table:style-name="ACE-0" table:formula="of:=IF([$'abs'.R26]&lt;2;4;1)" office:value-type="float" office:value="4">
            <text:p>4</text:p>
          </table:table-cell>
          <table:table-cell table:style-name="ACE-0" table:formula="of:=IF([$'abs'.S26]&lt;2;4;1)" office:value-type="float" office:value="4">
            <text:p>4</text:p>
          </table:table-cell>
          <table:table-cell table:style-name="ACE-0" table:formula="of:=IF([$'abs'.T26]&lt;2;4;1)" office:value-type="float" office:value="4">
            <text:p>4</text:p>
          </table:table-cell>
          <table:table-cell table:style-name="ACE-0" table:formula="of:=IF([$'abs'.U26]&lt;2;4;1)" office:value-type="float" office:value="4">
            <text:p>4</text:p>
          </table:table-cell>
          <table:table-cell table:style-name="ACE-0" table:formula="of:=IF([$'abs'.V26]&lt;2;4;1)" office:value-type="float" office:value="4">
            <text:p>4</text:p>
          </table:table-cell>
          <table:table-cell table:style-name="ACE-0" table:formula="of:=IF([$'abs'.W26]&lt;2;4;1)" office:value-type="float" office:value="4">
            <text:p>4</text:p>
          </table:table-cell>
          <table:table-cell table:style-name="ACE-0" table:formula="of:=IF([$'abs'.X26]&lt;2;4;1)" office:value-type="float" office:value="4">
            <text:p>4</text:p>
          </table:table-cell>
          <table:table-cell table:style-name="ACE-0" table:formula="of:=IF([$'abs'.Y26]&lt;2;4;1)" office:value-type="float" office:value="4">
            <text:p>4</text:p>
          </table:table-cell>
          <table:table-cell table:style-name="ACE-0" table:formula="of:=IF([$'abs'.Z26]&lt;2;4;1)" office:value-type="float" office:value="4">
            <text:p>4</text:p>
          </table:table-cell>
          <table:table-cell table:style-name="ACE-0" table:formula="of:=IF([$'abs'.AA26]&lt;2;4;1)" office:value-type="float" office:value="4">
            <text:p>4</text:p>
          </table:table-cell>
          <table:table-cell table:style-name="ACE-0" table:formula="of:=IF([$'abs'.AB26]&lt;2;4;1)" office:value-type="float" office:value="4">
            <text:p>4</text:p>
          </table:table-cell>
          <table:table-cell table:style-name="ACE-0" table:formula="of:=IF([$'abs'.AC26]&lt;2;4;1)" office:value-type="float" office:value="4">
            <text:p>4</text:p>
          </table:table-cell>
          <table:table-cell table:style-name="ACE-0" table:formula="of:=IF([$'abs'.AD26]&lt;2;4;1)" office:value-type="float" office:value="4">
            <text:p>4</text:p>
          </table:table-cell>
          <table:table-cell table:style-name="ACE-0" table:formula="of:=IF([$'abs'.AE26]&lt;2;4;1)" office:value-type="float" office:value="4">
            <text:p>4</text:p>
          </table:table-cell>
          <table:table-cell table:style-name="ACE-0" table:formula="of:=IF([$'abs'.AF26]&lt;2;4;1)" office:value-type="float" office:value="4">
            <text:p>4</text:p>
          </table:table-cell>
          <table:table-cell table:style-name="ACE-0" table:formula="of:=IF([$'abs'.AG26]&lt;2;4;1)" office:value-type="float" office:value="4">
            <text:p>4</text:p>
          </table:table-cell>
          <table:table-cell table:style-name="ACE-0" table:formula="of:=IF([$'abs'.AH26]&lt;2;4;1)" office:value-type="float" office:value="4">
            <text:p>4</text:p>
          </table:table-cell>
          <table:table-cell table:style-name="ACE-0" table:formula="of:=IF([$'abs'.AI26]&lt;2;4;1)" office:value-type="float" office:value="4">
            <text:p>4</text:p>
          </table:table-cell>
          <table:table-cell table:style-name="ACE-0" table:formula="of:=IF([$'abs'.AJ26]&lt;2;4;1)" office:value-type="float" office:value="4">
            <text:p>4</text:p>
          </table:table-cell>
          <table:table-cell table:style-name="ACE-0" table:formula="of:=IF([$'abs'.AK26]&lt;2;4;1)" office:value-type="float" office:value="4">
            <text:p>4</text:p>
          </table:table-cell>
          <table:table-cell table:style-name="ACE-0" table:formula="of:=IF([$'abs'.AL26]&lt;2;4;1)" office:value-type="float" office:value="4">
            <text:p>4</text:p>
          </table:table-cell>
          <table:table-cell table:style-name="ACE-0" table:formula="of:=IF([$'abs'.AM26]&lt;2;4;1)" office:value-type="float" office:value="4">
            <text:p>4</text:p>
          </table:table-cell>
          <table:table-cell table:style-name="ACE-0" table:formula="of:=IF([$'abs'.AN26]&lt;2;4;1)" office:value-type="float" office:value="4">
            <text:p>4</text:p>
          </table:table-cell>
          <table:table-cell table:style-name="ACE-0" table:formula="of:=IF([$'abs'.AO26]&lt;2;4;1)" office:value-type="float" office:value="4">
            <text:p>4</text:p>
          </table:table-cell>
          <table:table-cell table:style-name="ACE-0" table:formula="of:=IF([$'abs'.AP26]&lt;2;4;1)" office:value-type="float" office:value="4">
            <text:p>4</text:p>
          </table:table-cell>
          <table:table-cell table:style-name="ACE-0" table:formula="of:=IF([$'abs'.AQ26]&lt;2;4;1)" office:value-type="float" office:value="4">
            <text:p>4</text:p>
          </table:table-cell>
          <table:table-cell table:style-name="ACE-0" table:formula="of:=IF([$'abs'.AR26]&lt;2;4;1)" office:value-type="float" office:value="4">
            <text:p>4</text:p>
          </table:table-cell>
          <table:table-cell table:style-name="ACE-0" table:formula="of:=IF([$'abs'.AS26]&lt;2;4;1)" office:value-type="float" office:value="4">
            <text:p>4</text:p>
          </table:table-cell>
          <table:table-cell table:style-name="ACE-0" table:formula="of:=IF([$'abs'.AT26]&lt;2;4;1)" office:value-type="float" office:value="4">
            <text:p>4</text:p>
          </table:table-cell>
          <table:table-cell table:style-name="ACE-0" table:formula="of:=IF([$'abs'.AU26]&lt;2;4;1)" office:value-type="float" office:value="4">
            <text:p>4</text:p>
          </table:table-cell>
          <table:table-cell table:style-name="ACE-0" table:formula="of:=IF([$'abs'.AV26]&lt;2;4;1)" office:value-type="float" office:value="4">
            <text:p>4</text:p>
          </table:table-cell>
          <table:table-cell table:style-name="ACE-0" table:formula="of:=IF([$'abs'.AW26]&lt;2;4;1)" office:value-type="float" office:value="4">
            <text:p>4</text:p>
          </table:table-cell>
          <table:table-cell table:style-name="ACE-0" table:formula="of:=IF([$'abs'.AX2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7]&lt;2;4;1)" office:value-type="float" office:value="4">
            <text:p>4</text:p>
          </table:table-cell>
          <table:table-cell table:style-name="ACE-0" table:formula="of:=IF([$'abs'.C27]&lt;2;4;1)" office:value-type="float" office:value="4">
            <text:p>4</text:p>
          </table:table-cell>
          <table:table-cell table:style-name="ACE-0" table:formula="of:=IF([$'abs'.D27]&lt;2;4;1)" office:value-type="float" office:value="4">
            <text:p>4</text:p>
          </table:table-cell>
          <table:table-cell table:style-name="ACE-0" table:formula="of:=IF([$'abs'.E27]&lt;2;4;1)" office:value-type="float" office:value="4">
            <text:p>4</text:p>
          </table:table-cell>
          <table:table-cell table:style-name="ACE-0" table:formula="of:=IF([$'abs'.F27]&lt;2;4;1)" office:value-type="float" office:value="4">
            <text:p>4</text:p>
          </table:table-cell>
          <table:table-cell table:style-name="ACE-0" table:formula="of:=IF([$'abs'.G27]&lt;2;4;1)" office:value-type="float" office:value="4">
            <text:p>4</text:p>
          </table:table-cell>
          <table:table-cell table:style-name="ACE-0" table:formula="of:=IF([$'abs'.H27]&lt;2;4;1)" office:value-type="float" office:value="4">
            <text:p>4</text:p>
          </table:table-cell>
          <table:table-cell table:style-name="ACE-0" table:formula="of:=IF([$'abs'.I27]&lt;2;4;1)" office:value-type="float" office:value="4">
            <text:p>4</text:p>
          </table:table-cell>
          <table:table-cell table:style-name="ACE-0" table:formula="of:=IF([$'abs'.J27]&lt;2;4;1)" office:value-type="float" office:value="4">
            <text:p>4</text:p>
          </table:table-cell>
          <table:table-cell table:style-name="ACE-0" table:formula="of:=IF([$'abs'.K27]&lt;2;4;1)" office:value-type="float" office:value="4">
            <text:p>4</text:p>
          </table:table-cell>
          <table:table-cell table:style-name="ACE-0" table:formula="of:=IF([$'abs'.L27]&lt;2;4;1)" office:value-type="float" office:value="4">
            <text:p>4</text:p>
          </table:table-cell>
          <table:table-cell table:style-name="ACE-0" table:formula="of:=IF([$'abs'.M27]&lt;2;4;1)" office:value-type="float" office:value="4">
            <text:p>4</text:p>
          </table:table-cell>
          <table:table-cell table:style-name="ACE-0" table:formula="of:=IF([$'abs'.N27]&lt;2;4;1)" office:value-type="float" office:value="4">
            <text:p>4</text:p>
          </table:table-cell>
          <table:table-cell table:style-name="ACE-0" table:formula="of:=IF([$'abs'.O27]&lt;2;4;1)" office:value-type="float" office:value="4">
            <text:p>4</text:p>
          </table:table-cell>
          <table:table-cell table:style-name="ACE-0" table:formula="of:=IF([$'abs'.P27]&lt;2;4;1)" office:value-type="float" office:value="4">
            <text:p>4</text:p>
          </table:table-cell>
          <table:table-cell table:style-name="ACE-0" table:formula="of:=IF([$'abs'.Q27]&lt;2;4;1)" office:value-type="float" office:value="4">
            <text:p>4</text:p>
          </table:table-cell>
          <table:table-cell table:style-name="ACE-0" table:formula="of:=IF([$'abs'.R27]&lt;2;4;1)" office:value-type="float" office:value="4">
            <text:p>4</text:p>
          </table:table-cell>
          <table:table-cell table:style-name="ACE-0" table:formula="of:=IF([$'abs'.S27]&lt;2;4;1)" office:value-type="float" office:value="4">
            <text:p>4</text:p>
          </table:table-cell>
          <table:table-cell table:style-name="ACE-0" table:formula="of:=IF([$'abs'.T27]&lt;2;4;1)" office:value-type="float" office:value="4">
            <text:p>4</text:p>
          </table:table-cell>
          <table:table-cell table:style-name="ACE-0" table:formula="of:=IF([$'abs'.U27]&lt;2;4;1)" office:value-type="float" office:value="4">
            <text:p>4</text:p>
          </table:table-cell>
          <table:table-cell table:style-name="ACE-0" table:formula="of:=IF([$'abs'.V27]&lt;2;4;1)" office:value-type="float" office:value="4">
            <text:p>4</text:p>
          </table:table-cell>
          <table:table-cell table:style-name="ACE-0" table:formula="of:=IF([$'abs'.W27]&lt;2;4;1)" office:value-type="float" office:value="4">
            <text:p>4</text:p>
          </table:table-cell>
          <table:table-cell table:style-name="ACE-0" table:formula="of:=IF([$'abs'.X27]&lt;2;4;1)" office:value-type="float" office:value="4">
            <text:p>4</text:p>
          </table:table-cell>
          <table:table-cell table:style-name="ACE-0" table:formula="of:=IF([$'abs'.Y27]&lt;2;4;1)" office:value-type="float" office:value="4">
            <text:p>4</text:p>
          </table:table-cell>
          <table:table-cell table:style-name="ACE-0" table:formula="of:=IF([$'abs'.Z27]&lt;2;4;1)" office:value-type="float" office:value="4">
            <text:p>4</text:p>
          </table:table-cell>
          <table:table-cell table:style-name="ACE-0" table:formula="of:=IF([$'abs'.AA27]&lt;2;4;1)" office:value-type="float" office:value="4">
            <text:p>4</text:p>
          </table:table-cell>
          <table:table-cell table:style-name="ACE-0" table:formula="of:=IF([$'abs'.AB27]&lt;2;4;1)" office:value-type="float" office:value="4">
            <text:p>4</text:p>
          </table:table-cell>
          <table:table-cell table:style-name="ACE-0" table:formula="of:=IF([$'abs'.AC27]&lt;2;4;1)" office:value-type="float" office:value="4">
            <text:p>4</text:p>
          </table:table-cell>
          <table:table-cell table:style-name="ACE-0" table:formula="of:=IF([$'abs'.AD27]&lt;2;4;1)" office:value-type="float" office:value="4">
            <text:p>4</text:p>
          </table:table-cell>
          <table:table-cell table:style-name="ACE-0" table:formula="of:=IF([$'abs'.AE27]&lt;2;4;1)" office:value-type="float" office:value="4">
            <text:p>4</text:p>
          </table:table-cell>
          <table:table-cell table:style-name="ACE-0" table:formula="of:=IF([$'abs'.AF27]&lt;2;4;1)" office:value-type="float" office:value="4">
            <text:p>4</text:p>
          </table:table-cell>
          <table:table-cell table:style-name="ACE-0" table:formula="of:=IF([$'abs'.AG27]&lt;2;4;1)" office:value-type="float" office:value="4">
            <text:p>4</text:p>
          </table:table-cell>
          <table:table-cell table:style-name="ACE-0" table:formula="of:=IF([$'abs'.AH27]&lt;2;4;1)" office:value-type="float" office:value="4">
            <text:p>4</text:p>
          </table:table-cell>
          <table:table-cell table:style-name="ACE-0" table:formula="of:=IF([$'abs'.AI27]&lt;2;4;1)" office:value-type="float" office:value="4">
            <text:p>4</text:p>
          </table:table-cell>
          <table:table-cell table:style-name="ACE-0" table:formula="of:=IF([$'abs'.AJ27]&lt;2;4;1)" office:value-type="float" office:value="4">
            <text:p>4</text:p>
          </table:table-cell>
          <table:table-cell table:style-name="ACE-0" table:formula="of:=IF([$'abs'.AK27]&lt;2;4;1)" office:value-type="float" office:value="4">
            <text:p>4</text:p>
          </table:table-cell>
          <table:table-cell table:style-name="ACE-0" table:formula="of:=IF([$'abs'.AL27]&lt;2;4;1)" office:value-type="float" office:value="4">
            <text:p>4</text:p>
          </table:table-cell>
          <table:table-cell table:style-name="ACE-0" table:formula="of:=IF([$'abs'.AM27]&lt;2;4;1)" office:value-type="float" office:value="4">
            <text:p>4</text:p>
          </table:table-cell>
          <table:table-cell table:style-name="ACE-0" table:formula="of:=IF([$'abs'.AN27]&lt;2;4;1)" office:value-type="float" office:value="4">
            <text:p>4</text:p>
          </table:table-cell>
          <table:table-cell table:style-name="ACE-0" table:formula="of:=IF([$'abs'.AO27]&lt;2;4;1)" office:value-type="float" office:value="4">
            <text:p>4</text:p>
          </table:table-cell>
          <table:table-cell table:style-name="ACE-0" table:formula="of:=IF([$'abs'.AP27]&lt;2;4;1)" office:value-type="float" office:value="4">
            <text:p>4</text:p>
          </table:table-cell>
          <table:table-cell table:style-name="ACE-0" table:formula="of:=IF([$'abs'.AQ27]&lt;2;4;1)" office:value-type="float" office:value="4">
            <text:p>4</text:p>
          </table:table-cell>
          <table:table-cell table:style-name="ACE-0" table:formula="of:=IF([$'abs'.AR27]&lt;2;4;1)" office:value-type="float" office:value="4">
            <text:p>4</text:p>
          </table:table-cell>
          <table:table-cell table:style-name="ACE-0" table:formula="of:=IF([$'abs'.AS27]&lt;2;4;1)" office:value-type="float" office:value="4">
            <text:p>4</text:p>
          </table:table-cell>
          <table:table-cell table:style-name="ACE-0" table:formula="of:=IF([$'abs'.AT27]&lt;2;4;1)" office:value-type="float" office:value="4">
            <text:p>4</text:p>
          </table:table-cell>
          <table:table-cell table:style-name="ACE-0" table:formula="of:=IF([$'abs'.AU27]&lt;2;4;1)" office:value-type="float" office:value="4">
            <text:p>4</text:p>
          </table:table-cell>
          <table:table-cell table:style-name="ACE-0" table:formula="of:=IF([$'abs'.AV27]&lt;2;4;1)" office:value-type="float" office:value="4">
            <text:p>4</text:p>
          </table:table-cell>
          <table:table-cell table:style-name="ACE-0" table:formula="of:=IF([$'abs'.AW27]&lt;2;4;1)" office:value-type="float" office:value="4">
            <text:p>4</text:p>
          </table:table-cell>
          <table:table-cell table:style-name="ACE-0" table:formula="of:=IF([$'abs'.AX2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8]&lt;2;4;1)" office:value-type="float" office:value="4">
            <text:p>4</text:p>
          </table:table-cell>
          <table:table-cell table:style-name="ACE-0" table:formula="of:=IF([$'abs'.C28]&lt;2;4;1)" office:value-type="float" office:value="4">
            <text:p>4</text:p>
          </table:table-cell>
          <table:table-cell table:style-name="ACE-0" table:formula="of:=IF([$'abs'.D28]&lt;2;4;1)" office:value-type="float" office:value="4">
            <text:p>4</text:p>
          </table:table-cell>
          <table:table-cell table:style-name="ACE-0" table:formula="of:=IF([$'abs'.E28]&lt;2;4;1)" office:value-type="float" office:value="4">
            <text:p>4</text:p>
          </table:table-cell>
          <table:table-cell table:style-name="ACE-0" table:formula="of:=IF([$'abs'.F28]&lt;2;4;1)" office:value-type="float" office:value="4">
            <text:p>4</text:p>
          </table:table-cell>
          <table:table-cell table:style-name="ACE-0" table:formula="of:=IF([$'abs'.G28]&lt;2;4;1)" office:value-type="float" office:value="4">
            <text:p>4</text:p>
          </table:table-cell>
          <table:table-cell table:style-name="ACE-0" table:formula="of:=IF([$'abs'.H28]&lt;2;4;1)" office:value-type="float" office:value="4">
            <text:p>4</text:p>
          </table:table-cell>
          <table:table-cell table:style-name="ACE-0" table:formula="of:=IF([$'abs'.I28]&lt;2;4;1)" office:value-type="float" office:value="4">
            <text:p>4</text:p>
          </table:table-cell>
          <table:table-cell table:style-name="ACE-0" table:formula="of:=IF([$'abs'.J28]&lt;2;4;1)" office:value-type="float" office:value="4">
            <text:p>4</text:p>
          </table:table-cell>
          <table:table-cell table:style-name="ACE-0" table:formula="of:=IF([$'abs'.K28]&lt;2;4;1)" office:value-type="float" office:value="4">
            <text:p>4</text:p>
          </table:table-cell>
          <table:table-cell table:style-name="ACE-0" table:formula="of:=IF([$'abs'.L28]&lt;2;4;1)" office:value-type="float" office:value="4">
            <text:p>4</text:p>
          </table:table-cell>
          <table:table-cell table:style-name="ACE-0" table:formula="of:=IF([$'abs'.M28]&lt;2;4;1)" office:value-type="float" office:value="4">
            <text:p>4</text:p>
          </table:table-cell>
          <table:table-cell table:style-name="ACE-0" table:formula="of:=IF([$'abs'.N28]&lt;2;4;1)" office:value-type="float" office:value="4">
            <text:p>4</text:p>
          </table:table-cell>
          <table:table-cell table:style-name="ACE-0" table:formula="of:=IF([$'abs'.O28]&lt;2;4;1)" office:value-type="float" office:value="4">
            <text:p>4</text:p>
          </table:table-cell>
          <table:table-cell table:style-name="ACE-0" table:formula="of:=IF([$'abs'.P28]&lt;2;4;1)" office:value-type="float" office:value="4">
            <text:p>4</text:p>
          </table:table-cell>
          <table:table-cell table:style-name="ACE-0" table:formula="of:=IF([$'abs'.Q28]&lt;2;4;1)" office:value-type="float" office:value="4">
            <text:p>4</text:p>
          </table:table-cell>
          <table:table-cell table:style-name="ACE-0" table:formula="of:=IF([$'abs'.R28]&lt;2;4;1)" office:value-type="float" office:value="4">
            <text:p>4</text:p>
          </table:table-cell>
          <table:table-cell table:style-name="ACE-0" table:formula="of:=IF([$'abs'.S28]&lt;2;4;1)" office:value-type="float" office:value="4">
            <text:p>4</text:p>
          </table:table-cell>
          <table:table-cell table:style-name="ACE-0" table:formula="of:=IF([$'abs'.T28]&lt;2;4;1)" office:value-type="float" office:value="4">
            <text:p>4</text:p>
          </table:table-cell>
          <table:table-cell table:style-name="ACE-0" table:formula="of:=IF([$'abs'.U28]&lt;2;4;1)" office:value-type="float" office:value="4">
            <text:p>4</text:p>
          </table:table-cell>
          <table:table-cell table:style-name="ACE-0" table:formula="of:=IF([$'abs'.V28]&lt;2;4;1)" office:value-type="float" office:value="4">
            <text:p>4</text:p>
          </table:table-cell>
          <table:table-cell table:style-name="ACE-0" table:formula="of:=IF([$'abs'.W28]&lt;2;4;1)" office:value-type="float" office:value="4">
            <text:p>4</text:p>
          </table:table-cell>
          <table:table-cell table:style-name="ACE-0" table:formula="of:=IF([$'abs'.X28]&lt;2;4;1)" office:value-type="float" office:value="4">
            <text:p>4</text:p>
          </table:table-cell>
          <table:table-cell table:style-name="ACE-0" table:formula="of:=IF([$'abs'.Y28]&lt;2;4;1)" office:value-type="float" office:value="4">
            <text:p>4</text:p>
          </table:table-cell>
          <table:table-cell table:style-name="ACE-0" table:formula="of:=IF([$'abs'.Z28]&lt;2;4;1)" office:value-type="float" office:value="4">
            <text:p>4</text:p>
          </table:table-cell>
          <table:table-cell table:style-name="ACE-0" table:formula="of:=IF([$'abs'.AA28]&lt;2;4;1)" office:value-type="float" office:value="4">
            <text:p>4</text:p>
          </table:table-cell>
          <table:table-cell table:style-name="ACE-0" table:formula="of:=IF([$'abs'.AB28]&lt;2;4;1)" office:value-type="float" office:value="4">
            <text:p>4</text:p>
          </table:table-cell>
          <table:table-cell table:style-name="ACE-0" table:formula="of:=IF([$'abs'.AC28]&lt;2;4;1)" office:value-type="float" office:value="4">
            <text:p>4</text:p>
          </table:table-cell>
          <table:table-cell table:style-name="ACE-0" table:formula="of:=IF([$'abs'.AD28]&lt;2;4;1)" office:value-type="float" office:value="4">
            <text:p>4</text:p>
          </table:table-cell>
          <table:table-cell table:style-name="ACE-0" table:formula="of:=IF([$'abs'.AE28]&lt;2;4;1)" office:value-type="float" office:value="4">
            <text:p>4</text:p>
          </table:table-cell>
          <table:table-cell table:style-name="ACE-0" table:formula="of:=IF([$'abs'.AF28]&lt;2;4;1)" office:value-type="float" office:value="4">
            <text:p>4</text:p>
          </table:table-cell>
          <table:table-cell table:style-name="ACE-0" table:formula="of:=IF([$'abs'.AG28]&lt;2;4;1)" office:value-type="float" office:value="4">
            <text:p>4</text:p>
          </table:table-cell>
          <table:table-cell table:style-name="ACE-0" table:formula="of:=IF([$'abs'.AH28]&lt;2;4;1)" office:value-type="float" office:value="4">
            <text:p>4</text:p>
          </table:table-cell>
          <table:table-cell table:style-name="ACE-0" table:formula="of:=IF([$'abs'.AI28]&lt;2;4;1)" office:value-type="float" office:value="4">
            <text:p>4</text:p>
          </table:table-cell>
          <table:table-cell table:style-name="ACE-0" table:formula="of:=IF([$'abs'.AJ28]&lt;2;4;1)" office:value-type="float" office:value="4">
            <text:p>4</text:p>
          </table:table-cell>
          <table:table-cell table:style-name="ACE-0" table:formula="of:=IF([$'abs'.AK28]&lt;2;4;1)" office:value-type="float" office:value="4">
            <text:p>4</text:p>
          </table:table-cell>
          <table:table-cell table:style-name="ACE-0" table:formula="of:=IF([$'abs'.AL28]&lt;2;4;1)" office:value-type="float" office:value="4">
            <text:p>4</text:p>
          </table:table-cell>
          <table:table-cell table:style-name="ACE-0" table:formula="of:=IF([$'abs'.AM28]&lt;2;4;1)" office:value-type="float" office:value="4">
            <text:p>4</text:p>
          </table:table-cell>
          <table:table-cell table:style-name="ACE-0" table:formula="of:=IF([$'abs'.AN28]&lt;2;4;1)" office:value-type="float" office:value="4">
            <text:p>4</text:p>
          </table:table-cell>
          <table:table-cell table:style-name="ACE-0" table:formula="of:=IF([$'abs'.AO28]&lt;2;4;1)" office:value-type="float" office:value="4">
            <text:p>4</text:p>
          </table:table-cell>
          <table:table-cell table:style-name="ACE-0" table:formula="of:=IF([$'abs'.AP28]&lt;2;4;1)" office:value-type="float" office:value="4">
            <text:p>4</text:p>
          </table:table-cell>
          <table:table-cell table:style-name="ACE-0" table:formula="of:=IF([$'abs'.AQ28]&lt;2;4;1)" office:value-type="float" office:value="4">
            <text:p>4</text:p>
          </table:table-cell>
          <table:table-cell table:style-name="ACE-0" table:formula="of:=IF([$'abs'.AR28]&lt;2;4;1)" office:value-type="float" office:value="4">
            <text:p>4</text:p>
          </table:table-cell>
          <table:table-cell table:style-name="ACE-0" table:formula="of:=IF([$'abs'.AS28]&lt;2;4;1)" office:value-type="float" office:value="4">
            <text:p>4</text:p>
          </table:table-cell>
          <table:table-cell table:style-name="ACE-0" table:formula="of:=IF([$'abs'.AT28]&lt;2;4;1)" office:value-type="float" office:value="4">
            <text:p>4</text:p>
          </table:table-cell>
          <table:table-cell table:style-name="ACE-0" table:formula="of:=IF([$'abs'.AU28]&lt;2;4;1)" office:value-type="float" office:value="4">
            <text:p>4</text:p>
          </table:table-cell>
          <table:table-cell table:style-name="ACE-0" table:formula="of:=IF([$'abs'.AV28]&lt;2;4;1)" office:value-type="float" office:value="4">
            <text:p>4</text:p>
          </table:table-cell>
          <table:table-cell table:style-name="ACE-0" table:formula="of:=IF([$'abs'.AW28]&lt;2;4;1)" office:value-type="float" office:value="4">
            <text:p>4</text:p>
          </table:table-cell>
          <table:table-cell table:style-name="ACE-0" table:formula="of:=IF([$'abs'.AX2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29]&lt;2;4;1)" office:value-type="float" office:value="4">
            <text:p>4</text:p>
          </table:table-cell>
          <table:table-cell table:style-name="ACE-0" table:formula="of:=IF([$'abs'.C29]&lt;2;4;1)" office:value-type="float" office:value="4">
            <text:p>4</text:p>
          </table:table-cell>
          <table:table-cell table:style-name="ACE-0" table:formula="of:=IF([$'abs'.D29]&lt;2;4;1)" office:value-type="float" office:value="4">
            <text:p>4</text:p>
          </table:table-cell>
          <table:table-cell table:style-name="ACE-0" table:formula="of:=IF([$'abs'.E29]&lt;2;4;1)" office:value-type="float" office:value="4">
            <text:p>4</text:p>
          </table:table-cell>
          <table:table-cell table:style-name="ACE-0" table:formula="of:=IF([$'abs'.F29]&lt;2;4;1)" office:value-type="float" office:value="4">
            <text:p>4</text:p>
          </table:table-cell>
          <table:table-cell table:style-name="ACE-0" table:formula="of:=IF([$'abs'.G29]&lt;2;4;1)" office:value-type="float" office:value="4">
            <text:p>4</text:p>
          </table:table-cell>
          <table:table-cell table:style-name="ACE-0" table:formula="of:=IF([$'abs'.H29]&lt;2;4;1)" office:value-type="float" office:value="4">
            <text:p>4</text:p>
          </table:table-cell>
          <table:table-cell table:style-name="ACE-0" table:formula="of:=IF([$'abs'.I29]&lt;2;4;1)" office:value-type="float" office:value="4">
            <text:p>4</text:p>
          </table:table-cell>
          <table:table-cell table:style-name="ACE-0" table:formula="of:=IF([$'abs'.J29]&lt;2;4;1)" office:value-type="float" office:value="4">
            <text:p>4</text:p>
          </table:table-cell>
          <table:table-cell table:style-name="ACE-0" table:formula="of:=IF([$'abs'.K29]&lt;2;4;1)" office:value-type="float" office:value="4">
            <text:p>4</text:p>
          </table:table-cell>
          <table:table-cell table:style-name="ACE-0" table:formula="of:=IF([$'abs'.L29]&lt;2;4;1)" office:value-type="float" office:value="4">
            <text:p>4</text:p>
          </table:table-cell>
          <table:table-cell table:style-name="ACE-0" table:formula="of:=IF([$'abs'.M29]&lt;2;4;1)" office:value-type="float" office:value="4">
            <text:p>4</text:p>
          </table:table-cell>
          <table:table-cell table:style-name="ACE-0" table:formula="of:=IF([$'abs'.N29]&lt;2;4;1)" office:value-type="float" office:value="4">
            <text:p>4</text:p>
          </table:table-cell>
          <table:table-cell table:style-name="ACE-0" table:formula="of:=IF([$'abs'.O29]&lt;2;4;1)" office:value-type="float" office:value="4">
            <text:p>4</text:p>
          </table:table-cell>
          <table:table-cell table:style-name="ACE-0" table:formula="of:=IF([$'abs'.P29]&lt;2;4;1)" office:value-type="float" office:value="4">
            <text:p>4</text:p>
          </table:table-cell>
          <table:table-cell table:style-name="ACE-0" table:formula="of:=IF([$'abs'.Q29]&lt;2;4;1)" office:value-type="float" office:value="4">
            <text:p>4</text:p>
          </table:table-cell>
          <table:table-cell table:style-name="ACE-0" table:formula="of:=IF([$'abs'.R29]&lt;2;4;1)" office:value-type="float" office:value="4">
            <text:p>4</text:p>
          </table:table-cell>
          <table:table-cell table:style-name="ACE-0" table:formula="of:=IF([$'abs'.S29]&lt;2;4;1)" office:value-type="float" office:value="4">
            <text:p>4</text:p>
          </table:table-cell>
          <table:table-cell table:style-name="ACE-0" table:formula="of:=IF([$'abs'.T29]&lt;2;4;1)" office:value-type="float" office:value="4">
            <text:p>4</text:p>
          </table:table-cell>
          <table:table-cell table:style-name="ACE-0" table:formula="of:=IF([$'abs'.U29]&lt;2;4;1)" office:value-type="float" office:value="4">
            <text:p>4</text:p>
          </table:table-cell>
          <table:table-cell table:style-name="ACE-0" table:formula="of:=IF([$'abs'.V29]&lt;2;4;1)" office:value-type="float" office:value="4">
            <text:p>4</text:p>
          </table:table-cell>
          <table:table-cell table:style-name="ACE-0" table:formula="of:=IF([$'abs'.W29]&lt;2;4;1)" office:value-type="float" office:value="4">
            <text:p>4</text:p>
          </table:table-cell>
          <table:table-cell table:style-name="ACE-0" table:formula="of:=IF([$'abs'.X29]&lt;2;4;1)" office:value-type="float" office:value="4">
            <text:p>4</text:p>
          </table:table-cell>
          <table:table-cell table:style-name="ACE-0" table:formula="of:=IF([$'abs'.Y29]&lt;2;4;1)" office:value-type="float" office:value="4">
            <text:p>4</text:p>
          </table:table-cell>
          <table:table-cell table:style-name="ACE-0" table:formula="of:=IF([$'abs'.Z29]&lt;2;4;1)" office:value-type="float" office:value="4">
            <text:p>4</text:p>
          </table:table-cell>
          <table:table-cell table:style-name="ACE-0" table:formula="of:=IF([$'abs'.AA29]&lt;2;4;1)" office:value-type="float" office:value="4">
            <text:p>4</text:p>
          </table:table-cell>
          <table:table-cell table:style-name="ACE-0" table:formula="of:=IF([$'abs'.AB29]&lt;2;4;1)" office:value-type="float" office:value="4">
            <text:p>4</text:p>
          </table:table-cell>
          <table:table-cell table:style-name="ACE-0" table:formula="of:=IF([$'abs'.AC29]&lt;2;4;1)" office:value-type="float" office:value="4">
            <text:p>4</text:p>
          </table:table-cell>
          <table:table-cell table:style-name="ACE-0" table:formula="of:=IF([$'abs'.AD29]&lt;2;4;1)" office:value-type="float" office:value="4">
            <text:p>4</text:p>
          </table:table-cell>
          <table:table-cell table:style-name="ACE-0" table:formula="of:=IF([$'abs'.AE29]&lt;2;4;1)" office:value-type="float" office:value="4">
            <text:p>4</text:p>
          </table:table-cell>
          <table:table-cell table:style-name="ACE-0" table:formula="of:=IF([$'abs'.AF29]&lt;2;4;1)" office:value-type="float" office:value="4">
            <text:p>4</text:p>
          </table:table-cell>
          <table:table-cell table:style-name="ACE-0" table:formula="of:=IF([$'abs'.AG29]&lt;2;4;1)" office:value-type="float" office:value="4">
            <text:p>4</text:p>
          </table:table-cell>
          <table:table-cell table:style-name="ACE-0" table:formula="of:=IF([$'abs'.AH29]&lt;2;4;1)" office:value-type="float" office:value="4">
            <text:p>4</text:p>
          </table:table-cell>
          <table:table-cell table:style-name="ACE-0" table:formula="of:=IF([$'abs'.AI29]&lt;2;4;1)" office:value-type="float" office:value="4">
            <text:p>4</text:p>
          </table:table-cell>
          <table:table-cell table:style-name="ACE-0" table:formula="of:=IF([$'abs'.AJ29]&lt;2;4;1)" office:value-type="float" office:value="4">
            <text:p>4</text:p>
          </table:table-cell>
          <table:table-cell table:style-name="ACE-0" table:formula="of:=IF([$'abs'.AK29]&lt;2;4;1)" office:value-type="float" office:value="4">
            <text:p>4</text:p>
          </table:table-cell>
          <table:table-cell table:style-name="ACE-0" table:formula="of:=IF([$'abs'.AL29]&lt;2;4;1)" office:value-type="float" office:value="4">
            <text:p>4</text:p>
          </table:table-cell>
          <table:table-cell table:style-name="ACE-0" table:formula="of:=IF([$'abs'.AM29]&lt;2;4;1)" office:value-type="float" office:value="4">
            <text:p>4</text:p>
          </table:table-cell>
          <table:table-cell table:style-name="ACE-0" table:formula="of:=IF([$'abs'.AN29]&lt;2;4;1)" office:value-type="float" office:value="4">
            <text:p>4</text:p>
          </table:table-cell>
          <table:table-cell table:style-name="ACE-0" table:formula="of:=IF([$'abs'.AO29]&lt;2;4;1)" office:value-type="float" office:value="4">
            <text:p>4</text:p>
          </table:table-cell>
          <table:table-cell table:style-name="ACE-0" table:formula="of:=IF([$'abs'.AP29]&lt;2;4;1)" office:value-type="float" office:value="4">
            <text:p>4</text:p>
          </table:table-cell>
          <table:table-cell table:style-name="ACE-0" table:formula="of:=IF([$'abs'.AQ29]&lt;2;4;1)" office:value-type="float" office:value="4">
            <text:p>4</text:p>
          </table:table-cell>
          <table:table-cell table:style-name="ACE-0" table:formula="of:=IF([$'abs'.AR29]&lt;2;4;1)" office:value-type="float" office:value="4">
            <text:p>4</text:p>
          </table:table-cell>
          <table:table-cell table:style-name="ACE-0" table:formula="of:=IF([$'abs'.AS29]&lt;2;4;1)" office:value-type="float" office:value="4">
            <text:p>4</text:p>
          </table:table-cell>
          <table:table-cell table:style-name="ACE-0" table:formula="of:=IF([$'abs'.AT29]&lt;2;4;1)" office:value-type="float" office:value="4">
            <text:p>4</text:p>
          </table:table-cell>
          <table:table-cell table:style-name="ACE-0" table:formula="of:=IF([$'abs'.AU29]&lt;2;4;1)" office:value-type="float" office:value="4">
            <text:p>4</text:p>
          </table:table-cell>
          <table:table-cell table:style-name="ACE-0" table:formula="of:=IF([$'abs'.AV29]&lt;2;4;1)" office:value-type="float" office:value="4">
            <text:p>4</text:p>
          </table:table-cell>
          <table:table-cell table:style-name="ACE-0" table:formula="of:=IF([$'abs'.AW29]&lt;2;4;1)" office:value-type="float" office:value="4">
            <text:p>4</text:p>
          </table:table-cell>
          <table:table-cell table:style-name="ACE-0" table:formula="of:=IF([$'abs'.AX2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0]&lt;2;4;1)" office:value-type="float" office:value="4">
            <text:p>4</text:p>
          </table:table-cell>
          <table:table-cell table:style-name="ACE-0" table:formula="of:=IF([$'abs'.C30]&lt;2;4;1)" office:value-type="float" office:value="4">
            <text:p>4</text:p>
          </table:table-cell>
          <table:table-cell table:style-name="ACE-0" table:formula="of:=IF([$'abs'.D30]&lt;2;4;1)" office:value-type="float" office:value="4">
            <text:p>4</text:p>
          </table:table-cell>
          <table:table-cell table:style-name="ACE-0" table:formula="of:=IF([$'abs'.E30]&lt;2;4;1)" office:value-type="float" office:value="4">
            <text:p>4</text:p>
          </table:table-cell>
          <table:table-cell table:style-name="ACE-0" table:formula="of:=IF([$'abs'.F30]&lt;2;4;1)" office:value-type="float" office:value="4">
            <text:p>4</text:p>
          </table:table-cell>
          <table:table-cell table:style-name="ACE-0" table:formula="of:=IF([$'abs'.G30]&lt;2;4;1)" office:value-type="float" office:value="4">
            <text:p>4</text:p>
          </table:table-cell>
          <table:table-cell table:style-name="ACE-0" table:formula="of:=IF([$'abs'.H30]&lt;2;4;1)" office:value-type="float" office:value="4">
            <text:p>4</text:p>
          </table:table-cell>
          <table:table-cell table:style-name="ACE-0" table:formula="of:=IF([$'abs'.I30]&lt;2;4;1)" office:value-type="float" office:value="4">
            <text:p>4</text:p>
          </table:table-cell>
          <table:table-cell table:style-name="ACE-0" table:formula="of:=IF([$'abs'.J30]&lt;2;4;1)" office:value-type="float" office:value="4">
            <text:p>4</text:p>
          </table:table-cell>
          <table:table-cell table:style-name="ACE-0" table:formula="of:=IF([$'abs'.K30]&lt;2;4;1)" office:value-type="float" office:value="4">
            <text:p>4</text:p>
          </table:table-cell>
          <table:table-cell table:style-name="ACE-0" table:formula="of:=IF([$'abs'.L30]&lt;2;4;1)" office:value-type="float" office:value="4">
            <text:p>4</text:p>
          </table:table-cell>
          <table:table-cell table:style-name="ACE-0" table:formula="of:=IF([$'abs'.M30]&lt;2;4;1)" office:value-type="float" office:value="4">
            <text:p>4</text:p>
          </table:table-cell>
          <table:table-cell table:style-name="ACE-0" table:formula="of:=IF([$'abs'.N30]&lt;2;4;1)" office:value-type="float" office:value="4">
            <text:p>4</text:p>
          </table:table-cell>
          <table:table-cell table:style-name="ACE-0" table:formula="of:=IF([$'abs'.O30]&lt;2;4;1)" office:value-type="float" office:value="4">
            <text:p>4</text:p>
          </table:table-cell>
          <table:table-cell table:style-name="ACE-0" table:formula="of:=IF([$'abs'.P30]&lt;2;4;1)" office:value-type="float" office:value="4">
            <text:p>4</text:p>
          </table:table-cell>
          <table:table-cell table:style-name="ACE-0" table:formula="of:=IF([$'abs'.Q30]&lt;2;4;1)" office:value-type="float" office:value="4">
            <text:p>4</text:p>
          </table:table-cell>
          <table:table-cell table:style-name="ACE-0" table:formula="of:=IF([$'abs'.R30]&lt;2;4;1)" office:value-type="float" office:value="4">
            <text:p>4</text:p>
          </table:table-cell>
          <table:table-cell table:style-name="ACE-0" table:formula="of:=IF([$'abs'.S30]&lt;2;4;1)" office:value-type="float" office:value="4">
            <text:p>4</text:p>
          </table:table-cell>
          <table:table-cell table:style-name="ACE-0" table:formula="of:=IF([$'abs'.T30]&lt;2;4;1)" office:value-type="float" office:value="4">
            <text:p>4</text:p>
          </table:table-cell>
          <table:table-cell table:style-name="ACE-0" table:formula="of:=IF([$'abs'.U30]&lt;2;4;1)" office:value-type="float" office:value="4">
            <text:p>4</text:p>
          </table:table-cell>
          <table:table-cell table:style-name="ACE-0" table:formula="of:=IF([$'abs'.V30]&lt;2;4;1)" office:value-type="float" office:value="4">
            <text:p>4</text:p>
          </table:table-cell>
          <table:table-cell table:style-name="ACE-0" table:formula="of:=IF([$'abs'.W30]&lt;2;4;1)" office:value-type="float" office:value="4">
            <text:p>4</text:p>
          </table:table-cell>
          <table:table-cell table:style-name="ACE-0" table:formula="of:=IF([$'abs'.X30]&lt;2;4;1)" office:value-type="float" office:value="4">
            <text:p>4</text:p>
          </table:table-cell>
          <table:table-cell table:style-name="ACE-0" table:formula="of:=IF([$'abs'.Y30]&lt;2;4;1)" office:value-type="float" office:value="4">
            <text:p>4</text:p>
          </table:table-cell>
          <table:table-cell table:style-name="ACE-0" table:formula="of:=IF([$'abs'.Z30]&lt;2;4;1)" office:value-type="float" office:value="4">
            <text:p>4</text:p>
          </table:table-cell>
          <table:table-cell table:style-name="ACE-0" table:formula="of:=IF([$'abs'.AA30]&lt;2;4;1)" office:value-type="float" office:value="4">
            <text:p>4</text:p>
          </table:table-cell>
          <table:table-cell table:style-name="ACE-0" table:formula="of:=IF([$'abs'.AB30]&lt;2;4;1)" office:value-type="float" office:value="4">
            <text:p>4</text:p>
          </table:table-cell>
          <table:table-cell table:style-name="ACE-0" table:formula="of:=IF([$'abs'.AC30]&lt;2;4;1)" office:value-type="float" office:value="4">
            <text:p>4</text:p>
          </table:table-cell>
          <table:table-cell table:style-name="ACE-0" table:formula="of:=IF([$'abs'.AD30]&lt;2;4;1)" office:value-type="float" office:value="4">
            <text:p>4</text:p>
          </table:table-cell>
          <table:table-cell table:style-name="ACE-0" table:formula="of:=IF([$'abs'.AE30]&lt;2;4;1)" office:value-type="float" office:value="4">
            <text:p>4</text:p>
          </table:table-cell>
          <table:table-cell table:style-name="ACE-0" table:formula="of:=IF([$'abs'.AF30]&lt;2;4;1)" office:value-type="float" office:value="4">
            <text:p>4</text:p>
          </table:table-cell>
          <table:table-cell table:style-name="ACE-0" table:formula="of:=IF([$'abs'.AG30]&lt;2;4;1)" office:value-type="float" office:value="4">
            <text:p>4</text:p>
          </table:table-cell>
          <table:table-cell table:style-name="ACE-0" table:formula="of:=IF([$'abs'.AH30]&lt;2;4;1)" office:value-type="float" office:value="4">
            <text:p>4</text:p>
          </table:table-cell>
          <table:table-cell table:style-name="ACE-0" table:formula="of:=IF([$'abs'.AI30]&lt;2;4;1)" office:value-type="float" office:value="4">
            <text:p>4</text:p>
          </table:table-cell>
          <table:table-cell table:style-name="ACE-0" table:formula="of:=IF([$'abs'.AJ30]&lt;2;4;1)" office:value-type="float" office:value="4">
            <text:p>4</text:p>
          </table:table-cell>
          <table:table-cell table:style-name="ACE-0" table:formula="of:=IF([$'abs'.AK30]&lt;2;4;1)" office:value-type="float" office:value="4">
            <text:p>4</text:p>
          </table:table-cell>
          <table:table-cell table:style-name="ACE-0" table:formula="of:=IF([$'abs'.AL30]&lt;2;4;1)" office:value-type="float" office:value="4">
            <text:p>4</text:p>
          </table:table-cell>
          <table:table-cell table:style-name="ACE-0" table:formula="of:=IF([$'abs'.AM30]&lt;2;4;1)" office:value-type="float" office:value="4">
            <text:p>4</text:p>
          </table:table-cell>
          <table:table-cell table:style-name="ACE-0" table:formula="of:=IF([$'abs'.AN30]&lt;2;4;1)" office:value-type="float" office:value="4">
            <text:p>4</text:p>
          </table:table-cell>
          <table:table-cell table:style-name="ACE-0" table:formula="of:=IF([$'abs'.AO30]&lt;2;4;1)" office:value-type="float" office:value="4">
            <text:p>4</text:p>
          </table:table-cell>
          <table:table-cell table:style-name="ACE-0" table:formula="of:=IF([$'abs'.AP30]&lt;2;4;1)" office:value-type="float" office:value="4">
            <text:p>4</text:p>
          </table:table-cell>
          <table:table-cell table:style-name="ACE-0" table:formula="of:=IF([$'abs'.AQ30]&lt;2;4;1)" office:value-type="float" office:value="4">
            <text:p>4</text:p>
          </table:table-cell>
          <table:table-cell table:style-name="ACE-0" table:formula="of:=IF([$'abs'.AR30]&lt;2;4;1)" office:value-type="float" office:value="4">
            <text:p>4</text:p>
          </table:table-cell>
          <table:table-cell table:style-name="ACE-0" table:formula="of:=IF([$'abs'.AS30]&lt;2;4;1)" office:value-type="float" office:value="4">
            <text:p>4</text:p>
          </table:table-cell>
          <table:table-cell table:style-name="ACE-0" table:formula="of:=IF([$'abs'.AT30]&lt;2;4;1)" office:value-type="float" office:value="4">
            <text:p>4</text:p>
          </table:table-cell>
          <table:table-cell table:style-name="ACE-0" table:formula="of:=IF([$'abs'.AU30]&lt;2;4;1)" office:value-type="float" office:value="4">
            <text:p>4</text:p>
          </table:table-cell>
          <table:table-cell table:style-name="ACE-0" table:formula="of:=IF([$'abs'.AV30]&lt;2;4;1)" office:value-type="float" office:value="4">
            <text:p>4</text:p>
          </table:table-cell>
          <table:table-cell table:style-name="ACE-0" table:formula="of:=IF([$'abs'.AW30]&lt;2;4;1)" office:value-type="float" office:value="4">
            <text:p>4</text:p>
          </table:table-cell>
          <table:table-cell table:style-name="ACE-0" table:formula="of:=IF([$'abs'.AX3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1]&lt;2;4;1)" office:value-type="float" office:value="4">
            <text:p>4</text:p>
          </table:table-cell>
          <table:table-cell table:style-name="ACE-0" table:formula="of:=IF([$'abs'.C31]&lt;2;4;1)" office:value-type="float" office:value="4">
            <text:p>4</text:p>
          </table:table-cell>
          <table:table-cell table:style-name="ACE-0" table:formula="of:=IF([$'abs'.D31]&lt;2;4;1)" office:value-type="float" office:value="4">
            <text:p>4</text:p>
          </table:table-cell>
          <table:table-cell table:style-name="ACE-0" table:formula="of:=IF([$'abs'.E31]&lt;2;4;1)" office:value-type="float" office:value="4">
            <text:p>4</text:p>
          </table:table-cell>
          <table:table-cell table:style-name="ACE-0" table:formula="of:=IF([$'abs'.F31]&lt;2;4;1)" office:value-type="float" office:value="4">
            <text:p>4</text:p>
          </table:table-cell>
          <table:table-cell table:style-name="ACE-0" table:formula="of:=IF([$'abs'.G31]&lt;2;4;1)" office:value-type="float" office:value="4">
            <text:p>4</text:p>
          </table:table-cell>
          <table:table-cell table:style-name="ACE-0" table:formula="of:=IF([$'abs'.H31]&lt;2;4;1)" office:value-type="float" office:value="4">
            <text:p>4</text:p>
          </table:table-cell>
          <table:table-cell table:style-name="ACE-0" table:formula="of:=IF([$'abs'.I31]&lt;2;4;1)" office:value-type="float" office:value="4">
            <text:p>4</text:p>
          </table:table-cell>
          <table:table-cell table:style-name="ACE-0" table:formula="of:=IF([$'abs'.J31]&lt;2;4;1)" office:value-type="float" office:value="4">
            <text:p>4</text:p>
          </table:table-cell>
          <table:table-cell table:style-name="ACE-0" table:formula="of:=IF([$'abs'.K31]&lt;2;4;1)" office:value-type="float" office:value="4">
            <text:p>4</text:p>
          </table:table-cell>
          <table:table-cell table:style-name="ACE-0" table:formula="of:=IF([$'abs'.L31]&lt;2;4;1)" office:value-type="float" office:value="4">
            <text:p>4</text:p>
          </table:table-cell>
          <table:table-cell table:style-name="ACE-0" table:formula="of:=IF([$'abs'.M31]&lt;2;4;1)" office:value-type="float" office:value="4">
            <text:p>4</text:p>
          </table:table-cell>
          <table:table-cell table:style-name="ACE-0" table:formula="of:=IF([$'abs'.N31]&lt;2;4;1)" office:value-type="float" office:value="4">
            <text:p>4</text:p>
          </table:table-cell>
          <table:table-cell table:style-name="ACE-0" table:formula="of:=IF([$'abs'.O31]&lt;2;4;1)" office:value-type="float" office:value="4">
            <text:p>4</text:p>
          </table:table-cell>
          <table:table-cell table:style-name="ACE-0" table:formula="of:=IF([$'abs'.P31]&lt;2;4;1)" office:value-type="float" office:value="4">
            <text:p>4</text:p>
          </table:table-cell>
          <table:table-cell table:style-name="ACE-0" table:formula="of:=IF([$'abs'.Q31]&lt;2;4;1)" office:value-type="float" office:value="4">
            <text:p>4</text:p>
          </table:table-cell>
          <table:table-cell table:style-name="ACE-0" table:formula="of:=IF([$'abs'.R31]&lt;2;4;1)" office:value-type="float" office:value="4">
            <text:p>4</text:p>
          </table:table-cell>
          <table:table-cell table:style-name="ACE-0" table:formula="of:=IF([$'abs'.S31]&lt;2;4;1)" office:value-type="float" office:value="4">
            <text:p>4</text:p>
          </table:table-cell>
          <table:table-cell table:style-name="ACE-0" table:formula="of:=IF([$'abs'.T31]&lt;2;4;1)" office:value-type="float" office:value="4">
            <text:p>4</text:p>
          </table:table-cell>
          <table:table-cell table:style-name="ACE-0" table:formula="of:=IF([$'abs'.U31]&lt;2;4;1)" office:value-type="float" office:value="4">
            <text:p>4</text:p>
          </table:table-cell>
          <table:table-cell table:style-name="ACE-0" table:formula="of:=IF([$'abs'.V31]&lt;2;4;1)" office:value-type="float" office:value="4">
            <text:p>4</text:p>
          </table:table-cell>
          <table:table-cell table:style-name="ACE-0" table:formula="of:=IF([$'abs'.W31]&lt;2;4;1)" office:value-type="float" office:value="4">
            <text:p>4</text:p>
          </table:table-cell>
          <table:table-cell table:style-name="ACE-0" table:formula="of:=IF([$'abs'.X31]&lt;2;4;1)" office:value-type="float" office:value="4">
            <text:p>4</text:p>
          </table:table-cell>
          <table:table-cell table:style-name="ACE-0" table:formula="of:=IF([$'abs'.Y31]&lt;2;4;1)" office:value-type="float" office:value="4">
            <text:p>4</text:p>
          </table:table-cell>
          <table:table-cell table:style-name="ACE-0" table:formula="of:=IF([$'abs'.Z31]&lt;2;4;1)" office:value-type="float" office:value="4">
            <text:p>4</text:p>
          </table:table-cell>
          <table:table-cell table:style-name="ACE-0" table:formula="of:=IF([$'abs'.AA31]&lt;2;4;1)" office:value-type="float" office:value="4">
            <text:p>4</text:p>
          </table:table-cell>
          <table:table-cell table:style-name="ACE-0" table:formula="of:=IF([$'abs'.AB31]&lt;2;4;1)" office:value-type="float" office:value="4">
            <text:p>4</text:p>
          </table:table-cell>
          <table:table-cell table:style-name="ACE-0" table:formula="of:=IF([$'abs'.AC31]&lt;2;4;1)" office:value-type="float" office:value="4">
            <text:p>4</text:p>
          </table:table-cell>
          <table:table-cell table:style-name="ACE-0" table:formula="of:=IF([$'abs'.AD31]&lt;2;4;1)" office:value-type="float" office:value="4">
            <text:p>4</text:p>
          </table:table-cell>
          <table:table-cell table:style-name="ACE-0" table:formula="of:=IF([$'abs'.AE31]&lt;2;4;1)" office:value-type="float" office:value="4">
            <text:p>4</text:p>
          </table:table-cell>
          <table:table-cell table:style-name="ACE-0" table:formula="of:=IF([$'abs'.AF31]&lt;2;4;1)" office:value-type="float" office:value="4">
            <text:p>4</text:p>
          </table:table-cell>
          <table:table-cell table:style-name="ACE-0" table:formula="of:=IF([$'abs'.AG31]&lt;2;4;1)" office:value-type="float" office:value="4">
            <text:p>4</text:p>
          </table:table-cell>
          <table:table-cell table:style-name="ACE-0" table:formula="of:=IF([$'abs'.AH31]&lt;2;4;1)" office:value-type="float" office:value="4">
            <text:p>4</text:p>
          </table:table-cell>
          <table:table-cell table:style-name="ACE-0" table:formula="of:=IF([$'abs'.AI31]&lt;2;4;1)" office:value-type="float" office:value="4">
            <text:p>4</text:p>
          </table:table-cell>
          <table:table-cell table:style-name="ACE-0" table:formula="of:=IF([$'abs'.AJ31]&lt;2;4;1)" office:value-type="float" office:value="4">
            <text:p>4</text:p>
          </table:table-cell>
          <table:table-cell table:style-name="ACE-0" table:formula="of:=IF([$'abs'.AK31]&lt;2;4;1)" office:value-type="float" office:value="4">
            <text:p>4</text:p>
          </table:table-cell>
          <table:table-cell table:style-name="ACE-0" table:formula="of:=IF([$'abs'.AL31]&lt;2;4;1)" office:value-type="float" office:value="4">
            <text:p>4</text:p>
          </table:table-cell>
          <table:table-cell table:style-name="ACE-0" table:formula="of:=IF([$'abs'.AM31]&lt;2;4;1)" office:value-type="float" office:value="4">
            <text:p>4</text:p>
          </table:table-cell>
          <table:table-cell table:style-name="ACE-0" table:formula="of:=IF([$'abs'.AN31]&lt;2;4;1)" office:value-type="float" office:value="4">
            <text:p>4</text:p>
          </table:table-cell>
          <table:table-cell table:style-name="ACE-0" table:formula="of:=IF([$'abs'.AO31]&lt;2;4;1)" office:value-type="float" office:value="4">
            <text:p>4</text:p>
          </table:table-cell>
          <table:table-cell table:style-name="ACE-0" table:formula="of:=IF([$'abs'.AP31]&lt;2;4;1)" office:value-type="float" office:value="4">
            <text:p>4</text:p>
          </table:table-cell>
          <table:table-cell table:style-name="ACE-0" table:formula="of:=IF([$'abs'.AQ31]&lt;2;4;1)" office:value-type="float" office:value="4">
            <text:p>4</text:p>
          </table:table-cell>
          <table:table-cell table:style-name="ACE-0" table:formula="of:=IF([$'abs'.AR31]&lt;2;4;1)" office:value-type="float" office:value="4">
            <text:p>4</text:p>
          </table:table-cell>
          <table:table-cell table:style-name="ACE-0" table:formula="of:=IF([$'abs'.AS31]&lt;2;4;1)" office:value-type="float" office:value="4">
            <text:p>4</text:p>
          </table:table-cell>
          <table:table-cell table:style-name="ACE-0" table:formula="of:=IF([$'abs'.AT31]&lt;2;4;1)" office:value-type="float" office:value="4">
            <text:p>4</text:p>
          </table:table-cell>
          <table:table-cell table:style-name="ACE-0" table:formula="of:=IF([$'abs'.AU31]&lt;2;4;1)" office:value-type="float" office:value="4">
            <text:p>4</text:p>
          </table:table-cell>
          <table:table-cell table:style-name="ACE-0" table:formula="of:=IF([$'abs'.AV31]&lt;2;4;1)" office:value-type="float" office:value="4">
            <text:p>4</text:p>
          </table:table-cell>
          <table:table-cell table:style-name="ACE-0" table:formula="of:=IF([$'abs'.AW31]&lt;2;4;1)" office:value-type="float" office:value="4">
            <text:p>4</text:p>
          </table:table-cell>
          <table:table-cell table:style-name="ACE-0" table:formula="of:=IF([$'abs'.AX31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2]&lt;2;4;1)" office:value-type="float" office:value="4">
            <text:p>4</text:p>
          </table:table-cell>
          <table:table-cell table:style-name="ACE-0" table:formula="of:=IF([$'abs'.C32]&lt;2;4;1)" office:value-type="float" office:value="4">
            <text:p>4</text:p>
          </table:table-cell>
          <table:table-cell table:style-name="ACE-0" table:formula="of:=IF([$'abs'.D32]&lt;2;4;1)" office:value-type="float" office:value="4">
            <text:p>4</text:p>
          </table:table-cell>
          <table:table-cell table:style-name="ACE-0" table:formula="of:=IF([$'abs'.E32]&lt;2;4;1)" office:value-type="float" office:value="4">
            <text:p>4</text:p>
          </table:table-cell>
          <table:table-cell table:style-name="ACE-0" table:formula="of:=IF([$'abs'.F32]&lt;2;4;1)" office:value-type="float" office:value="4">
            <text:p>4</text:p>
          </table:table-cell>
          <table:table-cell table:style-name="ACE-0" table:formula="of:=IF([$'abs'.G32]&lt;2;4;1)" office:value-type="float" office:value="4">
            <text:p>4</text:p>
          </table:table-cell>
          <table:table-cell table:style-name="ACE-0" table:formula="of:=IF([$'abs'.H32]&lt;2;4;1)" office:value-type="float" office:value="4">
            <text:p>4</text:p>
          </table:table-cell>
          <table:table-cell table:style-name="ACE-0" table:formula="of:=IF([$'abs'.I32]&lt;2;4;1)" office:value-type="float" office:value="4">
            <text:p>4</text:p>
          </table:table-cell>
          <table:table-cell table:style-name="ACE-0" table:formula="of:=IF([$'abs'.J32]&lt;2;4;1)" office:value-type="float" office:value="4">
            <text:p>4</text:p>
          </table:table-cell>
          <table:table-cell table:style-name="ACE-0" table:formula="of:=IF([$'abs'.K32]&lt;2;4;1)" office:value-type="float" office:value="4">
            <text:p>4</text:p>
          </table:table-cell>
          <table:table-cell table:style-name="ACE-0" table:formula="of:=IF([$'abs'.L32]&lt;2;4;1)" office:value-type="float" office:value="4">
            <text:p>4</text:p>
          </table:table-cell>
          <table:table-cell table:style-name="ACE-0" table:formula="of:=IF([$'abs'.M32]&lt;2;4;1)" office:value-type="float" office:value="4">
            <text:p>4</text:p>
          </table:table-cell>
          <table:table-cell table:style-name="ACE-0" table:formula="of:=IF([$'abs'.N32]&lt;2;4;1)" office:value-type="float" office:value="4">
            <text:p>4</text:p>
          </table:table-cell>
          <table:table-cell table:style-name="ACE-0" table:formula="of:=IF([$'abs'.O32]&lt;2;4;1)" office:value-type="float" office:value="4">
            <text:p>4</text:p>
          </table:table-cell>
          <table:table-cell table:style-name="ACE-0" table:formula="of:=IF([$'abs'.P32]&lt;2;4;1)" office:value-type="float" office:value="4">
            <text:p>4</text:p>
          </table:table-cell>
          <table:table-cell table:style-name="ACE-0" table:formula="of:=IF([$'abs'.Q32]&lt;2;4;1)" office:value-type="float" office:value="4">
            <text:p>4</text:p>
          </table:table-cell>
          <table:table-cell table:style-name="ACE-0" table:formula="of:=IF([$'abs'.R32]&lt;2;4;1)" office:value-type="float" office:value="4">
            <text:p>4</text:p>
          </table:table-cell>
          <table:table-cell table:style-name="ACE-0" table:formula="of:=IF([$'abs'.S32]&lt;2;4;1)" office:value-type="float" office:value="4">
            <text:p>4</text:p>
          </table:table-cell>
          <table:table-cell table:style-name="ACE-0" table:formula="of:=IF([$'abs'.T32]&lt;2;4;1)" office:value-type="float" office:value="4">
            <text:p>4</text:p>
          </table:table-cell>
          <table:table-cell table:style-name="ACE-0" table:formula="of:=IF([$'abs'.U32]&lt;2;4;1)" office:value-type="float" office:value="4">
            <text:p>4</text:p>
          </table:table-cell>
          <table:table-cell table:style-name="ACE-0" table:formula="of:=IF([$'abs'.V32]&lt;2;4;1)" office:value-type="float" office:value="4">
            <text:p>4</text:p>
          </table:table-cell>
          <table:table-cell table:style-name="ACE-0" table:formula="of:=IF([$'abs'.W32]&lt;2;4;1)" office:value-type="float" office:value="4">
            <text:p>4</text:p>
          </table:table-cell>
          <table:table-cell table:style-name="ACE-0" table:formula="of:=IF([$'abs'.X32]&lt;2;4;1)" office:value-type="float" office:value="4">
            <text:p>4</text:p>
          </table:table-cell>
          <table:table-cell table:style-name="ACE-0" table:formula="of:=IF([$'abs'.Y32]&lt;2;4;1)" office:value-type="float" office:value="4">
            <text:p>4</text:p>
          </table:table-cell>
          <table:table-cell table:style-name="ACE-0" table:formula="of:=IF([$'abs'.Z32]&lt;2;4;1)" office:value-type="float" office:value="4">
            <text:p>4</text:p>
          </table:table-cell>
          <table:table-cell table:style-name="ACE-0" table:formula="of:=IF([$'abs'.AA32]&lt;2;4;1)" office:value-type="float" office:value="4">
            <text:p>4</text:p>
          </table:table-cell>
          <table:table-cell table:style-name="ACE-0" table:formula="of:=IF([$'abs'.AB32]&lt;2;4;1)" office:value-type="float" office:value="4">
            <text:p>4</text:p>
          </table:table-cell>
          <table:table-cell table:style-name="ACE-0" table:formula="of:=IF([$'abs'.AC32]&lt;2;4;1)" office:value-type="float" office:value="4">
            <text:p>4</text:p>
          </table:table-cell>
          <table:table-cell table:style-name="ACE-0" table:formula="of:=IF([$'abs'.AD32]&lt;2;4;1)" office:value-type="float" office:value="4">
            <text:p>4</text:p>
          </table:table-cell>
          <table:table-cell table:style-name="ACE-0" table:formula="of:=IF([$'abs'.AE32]&lt;2;4;1)" office:value-type="float" office:value="4">
            <text:p>4</text:p>
          </table:table-cell>
          <table:table-cell table:style-name="ACE-0" table:formula="of:=IF([$'abs'.AF32]&lt;2;4;1)" office:value-type="float" office:value="4">
            <text:p>4</text:p>
          </table:table-cell>
          <table:table-cell table:style-name="ACE-0" table:formula="of:=IF([$'abs'.AG32]&lt;2;4;1)" office:value-type="float" office:value="4">
            <text:p>4</text:p>
          </table:table-cell>
          <table:table-cell table:style-name="ACE-0" table:formula="of:=IF([$'abs'.AH32]&lt;2;4;1)" office:value-type="float" office:value="4">
            <text:p>4</text:p>
          </table:table-cell>
          <table:table-cell table:style-name="ACE-0" table:formula="of:=IF([$'abs'.AI32]&lt;2;4;1)" office:value-type="float" office:value="4">
            <text:p>4</text:p>
          </table:table-cell>
          <table:table-cell table:style-name="ACE-0" table:formula="of:=IF([$'abs'.AJ32]&lt;2;4;1)" office:value-type="float" office:value="4">
            <text:p>4</text:p>
          </table:table-cell>
          <table:table-cell table:style-name="ACE-0" table:formula="of:=IF([$'abs'.AK32]&lt;2;4;1)" office:value-type="float" office:value="4">
            <text:p>4</text:p>
          </table:table-cell>
          <table:table-cell table:style-name="ACE-0" table:formula="of:=IF([$'abs'.AL32]&lt;2;4;1)" office:value-type="float" office:value="4">
            <text:p>4</text:p>
          </table:table-cell>
          <table:table-cell table:style-name="ACE-0" table:formula="of:=IF([$'abs'.AM32]&lt;2;4;1)" office:value-type="float" office:value="4">
            <text:p>4</text:p>
          </table:table-cell>
          <table:table-cell table:style-name="ACE-0" table:formula="of:=IF([$'abs'.AN32]&lt;2;4;1)" office:value-type="float" office:value="4">
            <text:p>4</text:p>
          </table:table-cell>
          <table:table-cell table:style-name="ACE-0" table:formula="of:=IF([$'abs'.AO32]&lt;2;4;1)" office:value-type="float" office:value="4">
            <text:p>4</text:p>
          </table:table-cell>
          <table:table-cell table:style-name="ACE-0" table:formula="of:=IF([$'abs'.AP32]&lt;2;4;1)" office:value-type="float" office:value="4">
            <text:p>4</text:p>
          </table:table-cell>
          <table:table-cell table:style-name="ACE-0" table:formula="of:=IF([$'abs'.AQ32]&lt;2;4;1)" office:value-type="float" office:value="4">
            <text:p>4</text:p>
          </table:table-cell>
          <table:table-cell table:style-name="ACE-0" table:formula="of:=IF([$'abs'.AR32]&lt;2;4;1)" office:value-type="float" office:value="4">
            <text:p>4</text:p>
          </table:table-cell>
          <table:table-cell table:style-name="ACE-0" table:formula="of:=IF([$'abs'.AS32]&lt;2;4;1)" office:value-type="float" office:value="4">
            <text:p>4</text:p>
          </table:table-cell>
          <table:table-cell table:style-name="ACE-0" table:formula="of:=IF([$'abs'.AT32]&lt;2;4;1)" office:value-type="float" office:value="4">
            <text:p>4</text:p>
          </table:table-cell>
          <table:table-cell table:style-name="ACE-0" table:formula="of:=IF([$'abs'.AU32]&lt;2;4;1)" office:value-type="float" office:value="4">
            <text:p>4</text:p>
          </table:table-cell>
          <table:table-cell table:style-name="ACE-0" table:formula="of:=IF([$'abs'.AV32]&lt;2;4;1)" office:value-type="float" office:value="4">
            <text:p>4</text:p>
          </table:table-cell>
          <table:table-cell table:style-name="ACE-0" table:formula="of:=IF([$'abs'.AW32]&lt;2;4;1)" office:value-type="float" office:value="4">
            <text:p>4</text:p>
          </table:table-cell>
          <table:table-cell table:style-name="ACE-0" table:formula="of:=IF([$'abs'.AX3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3]&lt;2;4;1)" office:value-type="float" office:value="4">
            <text:p>4</text:p>
          </table:table-cell>
          <table:table-cell table:style-name="ACE-0" table:formula="of:=IF([$'abs'.C33]&lt;2;4;1)" office:value-type="float" office:value="4">
            <text:p>4</text:p>
          </table:table-cell>
          <table:table-cell table:style-name="ACE-0" table:formula="of:=IF([$'abs'.D33]&lt;2;4;1)" office:value-type="float" office:value="4">
            <text:p>4</text:p>
          </table:table-cell>
          <table:table-cell table:style-name="ACE-0" table:formula="of:=IF([$'abs'.E33]&lt;2;4;1)" office:value-type="float" office:value="4">
            <text:p>4</text:p>
          </table:table-cell>
          <table:table-cell table:style-name="ACE-0" table:formula="of:=IF([$'abs'.F33]&lt;2;4;1)" office:value-type="float" office:value="4">
            <text:p>4</text:p>
          </table:table-cell>
          <table:table-cell table:style-name="ACE-0" table:formula="of:=IF([$'abs'.G33]&lt;2;4;1)" office:value-type="float" office:value="4">
            <text:p>4</text:p>
          </table:table-cell>
          <table:table-cell table:style-name="ACE-0" table:formula="of:=IF([$'abs'.H33]&lt;2;4;1)" office:value-type="float" office:value="4">
            <text:p>4</text:p>
          </table:table-cell>
          <table:table-cell table:style-name="ACE-0" table:formula="of:=IF([$'abs'.I33]&lt;2;4;1)" office:value-type="float" office:value="4">
            <text:p>4</text:p>
          </table:table-cell>
          <table:table-cell table:style-name="ACE-0" table:formula="of:=IF([$'abs'.J33]&lt;2;4;1)" office:value-type="float" office:value="4">
            <text:p>4</text:p>
          </table:table-cell>
          <table:table-cell table:style-name="ACE-0" table:formula="of:=IF([$'abs'.K33]&lt;2;4;1)" office:value-type="float" office:value="4">
            <text:p>4</text:p>
          </table:table-cell>
          <table:table-cell table:style-name="ACE-0" table:formula="of:=IF([$'abs'.L33]&lt;2;4;1)" office:value-type="float" office:value="4">
            <text:p>4</text:p>
          </table:table-cell>
          <table:table-cell table:style-name="ACE-0" table:formula="of:=IF([$'abs'.M33]&lt;2;4;1)" office:value-type="float" office:value="4">
            <text:p>4</text:p>
          </table:table-cell>
          <table:table-cell table:style-name="ACE-0" table:formula="of:=IF([$'abs'.N33]&lt;2;4;1)" office:value-type="float" office:value="4">
            <text:p>4</text:p>
          </table:table-cell>
          <table:table-cell table:style-name="ACE-0" table:formula="of:=IF([$'abs'.O33]&lt;2;4;1)" office:value-type="float" office:value="4">
            <text:p>4</text:p>
          </table:table-cell>
          <table:table-cell table:style-name="ACE-0" table:formula="of:=IF([$'abs'.P33]&lt;2;4;1)" office:value-type="float" office:value="4">
            <text:p>4</text:p>
          </table:table-cell>
          <table:table-cell table:style-name="ACE-0" table:formula="of:=IF([$'abs'.Q33]&lt;2;4;1)" office:value-type="float" office:value="4">
            <text:p>4</text:p>
          </table:table-cell>
          <table:table-cell table:style-name="ACE-0" table:formula="of:=IF([$'abs'.R33]&lt;2;4;1)" office:value-type="float" office:value="4">
            <text:p>4</text:p>
          </table:table-cell>
          <table:table-cell table:style-name="ACE-0" table:formula="of:=IF([$'abs'.S33]&lt;2;4;1)" office:value-type="float" office:value="4">
            <text:p>4</text:p>
          </table:table-cell>
          <table:table-cell table:style-name="ACE-0" table:formula="of:=IF([$'abs'.T33]&lt;2;4;1)" office:value-type="float" office:value="4">
            <text:p>4</text:p>
          </table:table-cell>
          <table:table-cell table:style-name="ACE-0" table:formula="of:=IF([$'abs'.U33]&lt;2;4;1)" office:value-type="float" office:value="4">
            <text:p>4</text:p>
          </table:table-cell>
          <table:table-cell table:style-name="ACE-0" table:formula="of:=IF([$'abs'.V33]&lt;2;4;1)" office:value-type="float" office:value="4">
            <text:p>4</text:p>
          </table:table-cell>
          <table:table-cell table:style-name="ACE-0" table:formula="of:=IF([$'abs'.W33]&lt;2;4;1)" office:value-type="float" office:value="4">
            <text:p>4</text:p>
          </table:table-cell>
          <table:table-cell table:style-name="ACE-0" table:formula="of:=IF([$'abs'.X33]&lt;2;4;1)" office:value-type="float" office:value="4">
            <text:p>4</text:p>
          </table:table-cell>
          <table:table-cell table:style-name="ACE-0" table:formula="of:=IF([$'abs'.Y33]&lt;2;4;1)" office:value-type="float" office:value="4">
            <text:p>4</text:p>
          </table:table-cell>
          <table:table-cell table:style-name="ACE-0" table:formula="of:=IF([$'abs'.Z33]&lt;2;4;1)" office:value-type="float" office:value="4">
            <text:p>4</text:p>
          </table:table-cell>
          <table:table-cell table:style-name="ACE-0" table:formula="of:=IF([$'abs'.AA33]&lt;2;4;1)" office:value-type="float" office:value="4">
            <text:p>4</text:p>
          </table:table-cell>
          <table:table-cell table:style-name="ACE-0" table:formula="of:=IF([$'abs'.AB33]&lt;2;4;1)" office:value-type="float" office:value="4">
            <text:p>4</text:p>
          </table:table-cell>
          <table:table-cell table:style-name="ACE-0" table:formula="of:=IF([$'abs'.AC33]&lt;2;4;1)" office:value-type="float" office:value="4">
            <text:p>4</text:p>
          </table:table-cell>
          <table:table-cell table:style-name="ACE-0" table:formula="of:=IF([$'abs'.AD33]&lt;2;4;1)" office:value-type="float" office:value="4">
            <text:p>4</text:p>
          </table:table-cell>
          <table:table-cell table:style-name="ACE-0" table:formula="of:=IF([$'abs'.AE33]&lt;2;4;1)" office:value-type="float" office:value="4">
            <text:p>4</text:p>
          </table:table-cell>
          <table:table-cell table:style-name="ACE-0" table:formula="of:=IF([$'abs'.AF33]&lt;2;4;1)" office:value-type="float" office:value="4">
            <text:p>4</text:p>
          </table:table-cell>
          <table:table-cell table:style-name="ACE-0" table:formula="of:=IF([$'abs'.AG33]&lt;2;4;1)" office:value-type="float" office:value="4">
            <text:p>4</text:p>
          </table:table-cell>
          <table:table-cell table:style-name="ACE-0" table:formula="of:=IF([$'abs'.AH33]&lt;2;4;1)" office:value-type="float" office:value="4">
            <text:p>4</text:p>
          </table:table-cell>
          <table:table-cell table:style-name="ACE-0" table:formula="of:=IF([$'abs'.AI33]&lt;2;4;1)" office:value-type="float" office:value="4">
            <text:p>4</text:p>
          </table:table-cell>
          <table:table-cell table:style-name="ACE-0" table:formula="of:=IF([$'abs'.AJ33]&lt;2;4;1)" office:value-type="float" office:value="4">
            <text:p>4</text:p>
          </table:table-cell>
          <table:table-cell table:style-name="ACE-0" table:formula="of:=IF([$'abs'.AK33]&lt;2;4;1)" office:value-type="float" office:value="4">
            <text:p>4</text:p>
          </table:table-cell>
          <table:table-cell table:style-name="ACE-0" table:formula="of:=IF([$'abs'.AL33]&lt;2;4;1)" office:value-type="float" office:value="4">
            <text:p>4</text:p>
          </table:table-cell>
          <table:table-cell table:style-name="ACE-0" table:formula="of:=IF([$'abs'.AM33]&lt;2;4;1)" office:value-type="float" office:value="4">
            <text:p>4</text:p>
          </table:table-cell>
          <table:table-cell table:style-name="ACE-0" table:formula="of:=IF([$'abs'.AN33]&lt;2;4;1)" office:value-type="float" office:value="4">
            <text:p>4</text:p>
          </table:table-cell>
          <table:table-cell table:style-name="ACE-0" table:formula="of:=IF([$'abs'.AO33]&lt;2;4;1)" office:value-type="float" office:value="4">
            <text:p>4</text:p>
          </table:table-cell>
          <table:table-cell table:style-name="ACE-0" table:formula="of:=IF([$'abs'.AP33]&lt;2;4;1)" office:value-type="float" office:value="4">
            <text:p>4</text:p>
          </table:table-cell>
          <table:table-cell table:style-name="ACE-0" table:formula="of:=IF([$'abs'.AQ33]&lt;2;4;1)" office:value-type="float" office:value="4">
            <text:p>4</text:p>
          </table:table-cell>
          <table:table-cell table:style-name="ACE-0" table:formula="of:=IF([$'abs'.AR33]&lt;2;4;1)" office:value-type="float" office:value="4">
            <text:p>4</text:p>
          </table:table-cell>
          <table:table-cell table:style-name="ACE-0" table:formula="of:=IF([$'abs'.AS33]&lt;2;4;1)" office:value-type="float" office:value="4">
            <text:p>4</text:p>
          </table:table-cell>
          <table:table-cell table:style-name="ACE-0" table:formula="of:=IF([$'abs'.AT33]&lt;2;4;1)" office:value-type="float" office:value="4">
            <text:p>4</text:p>
          </table:table-cell>
          <table:table-cell table:style-name="ACE-0" table:formula="of:=IF([$'abs'.AU33]&lt;2;4;1)" office:value-type="float" office:value="4">
            <text:p>4</text:p>
          </table:table-cell>
          <table:table-cell table:style-name="ACE-0" table:formula="of:=IF([$'abs'.AV33]&lt;2;4;1)" office:value-type="float" office:value="4">
            <text:p>4</text:p>
          </table:table-cell>
          <table:table-cell table:style-name="ACE-0" table:formula="of:=IF([$'abs'.AW33]&lt;2;4;1)" office:value-type="float" office:value="4">
            <text:p>4</text:p>
          </table:table-cell>
          <table:table-cell table:style-name="ACE-0" table:formula="of:=IF([$'abs'.AX3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4]&lt;2;4;1)" office:value-type="float" office:value="4">
            <text:p>4</text:p>
          </table:table-cell>
          <table:table-cell table:style-name="ACE-0" table:formula="of:=IF([$'abs'.C34]&lt;2;4;1)" office:value-type="float" office:value="4">
            <text:p>4</text:p>
          </table:table-cell>
          <table:table-cell table:style-name="ACE-0" table:formula="of:=IF([$'abs'.D34]&lt;2;4;1)" office:value-type="float" office:value="4">
            <text:p>4</text:p>
          </table:table-cell>
          <table:table-cell table:style-name="ACE-0" table:formula="of:=IF([$'abs'.E34]&lt;2;4;1)" office:value-type="float" office:value="4">
            <text:p>4</text:p>
          </table:table-cell>
          <table:table-cell table:style-name="ACE-0" table:formula="of:=IF([$'abs'.F34]&lt;2;4;1)" office:value-type="float" office:value="4">
            <text:p>4</text:p>
          </table:table-cell>
          <table:table-cell table:style-name="ACE-0" table:formula="of:=IF([$'abs'.G34]&lt;2;4;1)" office:value-type="float" office:value="4">
            <text:p>4</text:p>
          </table:table-cell>
          <table:table-cell table:style-name="ACE-0" table:formula="of:=IF([$'abs'.H34]&lt;2;4;1)" office:value-type="float" office:value="4">
            <text:p>4</text:p>
          </table:table-cell>
          <table:table-cell table:style-name="ACE-0" table:formula="of:=IF([$'abs'.I34]&lt;2;4;1)" office:value-type="float" office:value="4">
            <text:p>4</text:p>
          </table:table-cell>
          <table:table-cell table:style-name="ACE-0" table:formula="of:=IF([$'abs'.J34]&lt;2;4;1)" office:value-type="float" office:value="4">
            <text:p>4</text:p>
          </table:table-cell>
          <table:table-cell table:style-name="ACE-0" table:formula="of:=IF([$'abs'.K34]&lt;2;4;1)" office:value-type="float" office:value="4">
            <text:p>4</text:p>
          </table:table-cell>
          <table:table-cell table:style-name="ACE-0" table:formula="of:=IF([$'abs'.L34]&lt;2;4;1)" office:value-type="float" office:value="4">
            <text:p>4</text:p>
          </table:table-cell>
          <table:table-cell table:style-name="ACE-0" table:formula="of:=IF([$'abs'.M34]&lt;2;4;1)" office:value-type="float" office:value="4">
            <text:p>4</text:p>
          </table:table-cell>
          <table:table-cell table:style-name="ACE-0" table:formula="of:=IF([$'abs'.N34]&lt;2;4;1)" office:value-type="float" office:value="4">
            <text:p>4</text:p>
          </table:table-cell>
          <table:table-cell table:style-name="ACE-0" table:formula="of:=IF([$'abs'.O34]&lt;2;4;1)" office:value-type="float" office:value="4">
            <text:p>4</text:p>
          </table:table-cell>
          <table:table-cell table:style-name="ACE-0" table:formula="of:=IF([$'abs'.P34]&lt;2;4;1)" office:value-type="float" office:value="4">
            <text:p>4</text:p>
          </table:table-cell>
          <table:table-cell table:style-name="ACE-0" table:formula="of:=IF([$'abs'.Q34]&lt;2;4;1)" office:value-type="float" office:value="4">
            <text:p>4</text:p>
          </table:table-cell>
          <table:table-cell table:style-name="ACE-0" table:formula="of:=IF([$'abs'.R34]&lt;2;4;1)" office:value-type="float" office:value="4">
            <text:p>4</text:p>
          </table:table-cell>
          <table:table-cell table:style-name="ACE-0" table:formula="of:=IF([$'abs'.S34]&lt;2;4;1)" office:value-type="float" office:value="4">
            <text:p>4</text:p>
          </table:table-cell>
          <table:table-cell table:style-name="ACE-0" table:formula="of:=IF([$'abs'.T34]&lt;2;4;1)" office:value-type="float" office:value="4">
            <text:p>4</text:p>
          </table:table-cell>
          <table:table-cell table:style-name="ACE-0" table:formula="of:=IF([$'abs'.U34]&lt;2;4;1)" office:value-type="float" office:value="4">
            <text:p>4</text:p>
          </table:table-cell>
          <table:table-cell table:style-name="ACE-0" table:formula="of:=IF([$'abs'.V34]&lt;2;4;1)" office:value-type="float" office:value="4">
            <text:p>4</text:p>
          </table:table-cell>
          <table:table-cell table:style-name="ACE-0" table:formula="of:=IF([$'abs'.W34]&lt;2;4;1)" office:value-type="float" office:value="4">
            <text:p>4</text:p>
          </table:table-cell>
          <table:table-cell table:style-name="ACE-0" table:formula="of:=IF([$'abs'.X34]&lt;2;4;1)" office:value-type="float" office:value="4">
            <text:p>4</text:p>
          </table:table-cell>
          <table:table-cell table:style-name="ACE-0" table:formula="of:=IF([$'abs'.Y34]&lt;2;4;1)" office:value-type="float" office:value="4">
            <text:p>4</text:p>
          </table:table-cell>
          <table:table-cell table:style-name="ACE-0" table:formula="of:=IF([$'abs'.Z34]&lt;2;4;1)" office:value-type="float" office:value="4">
            <text:p>4</text:p>
          </table:table-cell>
          <table:table-cell table:style-name="ACE-0" table:formula="of:=IF([$'abs'.AA34]&lt;2;4;1)" office:value-type="float" office:value="4">
            <text:p>4</text:p>
          </table:table-cell>
          <table:table-cell table:style-name="ACE-0" table:formula="of:=IF([$'abs'.AB34]&lt;2;4;1)" office:value-type="float" office:value="4">
            <text:p>4</text:p>
          </table:table-cell>
          <table:table-cell table:style-name="ACE-0" table:formula="of:=IF([$'abs'.AC34]&lt;2;4;1)" office:value-type="float" office:value="4">
            <text:p>4</text:p>
          </table:table-cell>
          <table:table-cell table:style-name="ACE-0" table:formula="of:=IF([$'abs'.AD34]&lt;2;4;1)" office:value-type="float" office:value="4">
            <text:p>4</text:p>
          </table:table-cell>
          <table:table-cell table:style-name="ACE-0" table:formula="of:=IF([$'abs'.AE34]&lt;2;4;1)" office:value-type="float" office:value="4">
            <text:p>4</text:p>
          </table:table-cell>
          <table:table-cell table:style-name="ACE-0" table:formula="of:=IF([$'abs'.AF34]&lt;2;4;1)" office:value-type="float" office:value="4">
            <text:p>4</text:p>
          </table:table-cell>
          <table:table-cell table:style-name="ACE-0" table:formula="of:=IF([$'abs'.AG34]&lt;2;4;1)" office:value-type="float" office:value="4">
            <text:p>4</text:p>
          </table:table-cell>
          <table:table-cell table:style-name="ACE-0" table:formula="of:=IF([$'abs'.AH34]&lt;2;4;1)" office:value-type="float" office:value="4">
            <text:p>4</text:p>
          </table:table-cell>
          <table:table-cell table:style-name="ACE-0" table:formula="of:=IF([$'abs'.AI34]&lt;2;4;1)" office:value-type="float" office:value="4">
            <text:p>4</text:p>
          </table:table-cell>
          <table:table-cell table:style-name="ACE-0" table:formula="of:=IF([$'abs'.AJ34]&lt;2;4;1)" office:value-type="float" office:value="4">
            <text:p>4</text:p>
          </table:table-cell>
          <table:table-cell table:style-name="ACE-0" table:formula="of:=IF([$'abs'.AK34]&lt;2;4;1)" office:value-type="float" office:value="4">
            <text:p>4</text:p>
          </table:table-cell>
          <table:table-cell table:style-name="ACE-0" table:formula="of:=IF([$'abs'.AL34]&lt;2;4;1)" office:value-type="float" office:value="4">
            <text:p>4</text:p>
          </table:table-cell>
          <table:table-cell table:style-name="ACE-0" table:formula="of:=IF([$'abs'.AM34]&lt;2;4;1)" office:value-type="float" office:value="4">
            <text:p>4</text:p>
          </table:table-cell>
          <table:table-cell table:style-name="ACE-0" table:formula="of:=IF([$'abs'.AN34]&lt;2;4;1)" office:value-type="float" office:value="4">
            <text:p>4</text:p>
          </table:table-cell>
          <table:table-cell table:style-name="ACE-0" table:formula="of:=IF([$'abs'.AO34]&lt;2;4;1)" office:value-type="float" office:value="4">
            <text:p>4</text:p>
          </table:table-cell>
          <table:table-cell table:style-name="ACE-0" table:formula="of:=IF([$'abs'.AP34]&lt;2;4;1)" office:value-type="float" office:value="4">
            <text:p>4</text:p>
          </table:table-cell>
          <table:table-cell table:style-name="ACE-0" table:formula="of:=IF([$'abs'.AQ34]&lt;2;4;1)" office:value-type="float" office:value="4">
            <text:p>4</text:p>
          </table:table-cell>
          <table:table-cell table:style-name="ACE-0" table:formula="of:=IF([$'abs'.AR34]&lt;2;4;1)" office:value-type="float" office:value="4">
            <text:p>4</text:p>
          </table:table-cell>
          <table:table-cell table:style-name="ACE-0" table:formula="of:=IF([$'abs'.AS34]&lt;2;4;1)" office:value-type="float" office:value="4">
            <text:p>4</text:p>
          </table:table-cell>
          <table:table-cell table:style-name="ACE-0" table:formula="of:=IF([$'abs'.AT34]&lt;2;4;1)" office:value-type="float" office:value="4">
            <text:p>4</text:p>
          </table:table-cell>
          <table:table-cell table:style-name="ACE-0" table:formula="of:=IF([$'abs'.AU34]&lt;2;4;1)" office:value-type="float" office:value="4">
            <text:p>4</text:p>
          </table:table-cell>
          <table:table-cell table:style-name="ACE-0" table:formula="of:=IF([$'abs'.AV34]&lt;2;4;1)" office:value-type="float" office:value="4">
            <text:p>4</text:p>
          </table:table-cell>
          <table:table-cell table:style-name="ACE-0" table:formula="of:=IF([$'abs'.AW34]&lt;2;4;1)" office:value-type="float" office:value="4">
            <text:p>4</text:p>
          </table:table-cell>
          <table:table-cell table:style-name="ACE-0" table:formula="of:=IF([$'abs'.AX3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5]&lt;2;4;1)" office:value-type="float" office:value="4">
            <text:p>4</text:p>
          </table:table-cell>
          <table:table-cell table:style-name="ACE-0" table:formula="of:=IF([$'abs'.C35]&lt;2;4;1)" office:value-type="float" office:value="4">
            <text:p>4</text:p>
          </table:table-cell>
          <table:table-cell table:style-name="ACE-0" table:formula="of:=IF([$'abs'.D35]&lt;2;4;1)" office:value-type="float" office:value="4">
            <text:p>4</text:p>
          </table:table-cell>
          <table:table-cell table:style-name="ACE-0" table:formula="of:=IF([$'abs'.E35]&lt;2;4;1)" office:value-type="float" office:value="4">
            <text:p>4</text:p>
          </table:table-cell>
          <table:table-cell table:style-name="ACE-0" table:formula="of:=IF([$'abs'.F35]&lt;2;4;1)" office:value-type="float" office:value="4">
            <text:p>4</text:p>
          </table:table-cell>
          <table:table-cell table:style-name="ACE-0" table:formula="of:=IF([$'abs'.G35]&lt;2;4;1)" office:value-type="float" office:value="4">
            <text:p>4</text:p>
          </table:table-cell>
          <table:table-cell table:style-name="ACE-0" table:formula="of:=IF([$'abs'.H35]&lt;2;4;1)" office:value-type="float" office:value="4">
            <text:p>4</text:p>
          </table:table-cell>
          <table:table-cell table:style-name="ACE-0" table:formula="of:=IF([$'abs'.I35]&lt;2;4;1)" office:value-type="float" office:value="4">
            <text:p>4</text:p>
          </table:table-cell>
          <table:table-cell table:style-name="ACE-0" table:formula="of:=IF([$'abs'.J35]&lt;2;4;1)" office:value-type="float" office:value="4">
            <text:p>4</text:p>
          </table:table-cell>
          <table:table-cell table:style-name="ACE-0" table:formula="of:=IF([$'abs'.K35]&lt;2;4;1)" office:value-type="float" office:value="4">
            <text:p>4</text:p>
          </table:table-cell>
          <table:table-cell table:style-name="ACE-0" table:formula="of:=IF([$'abs'.L35]&lt;2;4;1)" office:value-type="float" office:value="4">
            <text:p>4</text:p>
          </table:table-cell>
          <table:table-cell table:style-name="ACE-0" table:formula="of:=IF([$'abs'.M35]&lt;2;4;1)" office:value-type="float" office:value="4">
            <text:p>4</text:p>
          </table:table-cell>
          <table:table-cell table:style-name="ACE-0" table:formula="of:=IF([$'abs'.N35]&lt;2;4;1)" office:value-type="float" office:value="4">
            <text:p>4</text:p>
          </table:table-cell>
          <table:table-cell table:style-name="ACE-0" table:formula="of:=IF([$'abs'.O35]&lt;2;4;1)" office:value-type="float" office:value="4">
            <text:p>4</text:p>
          </table:table-cell>
          <table:table-cell table:style-name="ACE-0" table:formula="of:=IF([$'abs'.P35]&lt;2;4;1)" office:value-type="float" office:value="4">
            <text:p>4</text:p>
          </table:table-cell>
          <table:table-cell table:style-name="ACE-0" table:formula="of:=IF([$'abs'.Q35]&lt;2;4;1)" office:value-type="float" office:value="4">
            <text:p>4</text:p>
          </table:table-cell>
          <table:table-cell table:style-name="ACE-0" table:formula="of:=IF([$'abs'.R35]&lt;2;4;1)" office:value-type="float" office:value="4">
            <text:p>4</text:p>
          </table:table-cell>
          <table:table-cell table:style-name="ACE-0" table:formula="of:=IF([$'abs'.S35]&lt;2;4;1)" office:value-type="float" office:value="4">
            <text:p>4</text:p>
          </table:table-cell>
          <table:table-cell table:style-name="ACE-0" table:formula="of:=IF([$'abs'.T35]&lt;2;4;1)" office:value-type="float" office:value="4">
            <text:p>4</text:p>
          </table:table-cell>
          <table:table-cell table:style-name="ACE-0" table:formula="of:=IF([$'abs'.U35]&lt;2;4;1)" office:value-type="float" office:value="4">
            <text:p>4</text:p>
          </table:table-cell>
          <table:table-cell table:style-name="ACE-0" table:formula="of:=IF([$'abs'.V35]&lt;2;4;1)" office:value-type="float" office:value="4">
            <text:p>4</text:p>
          </table:table-cell>
          <table:table-cell table:style-name="ACE-0" table:formula="of:=IF([$'abs'.W35]&lt;2;4;1)" office:value-type="float" office:value="4">
            <text:p>4</text:p>
          </table:table-cell>
          <table:table-cell table:style-name="ACE-0" table:formula="of:=IF([$'abs'.X35]&lt;2;4;1)" office:value-type="float" office:value="4">
            <text:p>4</text:p>
          </table:table-cell>
          <table:table-cell table:style-name="ACE-0" table:formula="of:=IF([$'abs'.Y35]&lt;2;4;1)" office:value-type="float" office:value="4">
            <text:p>4</text:p>
          </table:table-cell>
          <table:table-cell table:style-name="ACE-0" table:formula="of:=IF([$'abs'.Z35]&lt;2;4;1)" office:value-type="float" office:value="4">
            <text:p>4</text:p>
          </table:table-cell>
          <table:table-cell table:style-name="ACE-0" table:formula="of:=IF([$'abs'.AA35]&lt;2;4;1)" office:value-type="float" office:value="4">
            <text:p>4</text:p>
          </table:table-cell>
          <table:table-cell table:style-name="ACE-0" table:formula="of:=IF([$'abs'.AB35]&lt;2;4;1)" office:value-type="float" office:value="4">
            <text:p>4</text:p>
          </table:table-cell>
          <table:table-cell table:style-name="ACE-0" table:formula="of:=IF([$'abs'.AC35]&lt;2;4;1)" office:value-type="float" office:value="4">
            <text:p>4</text:p>
          </table:table-cell>
          <table:table-cell table:style-name="ACE-0" table:formula="of:=IF([$'abs'.AD35]&lt;2;4;1)" office:value-type="float" office:value="4">
            <text:p>4</text:p>
          </table:table-cell>
          <table:table-cell table:style-name="ACE-0" table:formula="of:=IF([$'abs'.AE35]&lt;2;4;1)" office:value-type="float" office:value="4">
            <text:p>4</text:p>
          </table:table-cell>
          <table:table-cell table:style-name="ACE-0" table:formula="of:=IF([$'abs'.AF35]&lt;2;4;1)" office:value-type="float" office:value="4">
            <text:p>4</text:p>
          </table:table-cell>
          <table:table-cell table:style-name="ACE-0" table:formula="of:=IF([$'abs'.AG35]&lt;2;4;1)" office:value-type="float" office:value="4">
            <text:p>4</text:p>
          </table:table-cell>
          <table:table-cell table:style-name="ACE-0" table:formula="of:=IF([$'abs'.AH35]&lt;2;4;1)" office:value-type="float" office:value="4">
            <text:p>4</text:p>
          </table:table-cell>
          <table:table-cell table:style-name="ACE-0" table:formula="of:=IF([$'abs'.AI35]&lt;2;4;1)" office:value-type="float" office:value="4">
            <text:p>4</text:p>
          </table:table-cell>
          <table:table-cell table:style-name="ACE-0" table:formula="of:=IF([$'abs'.AJ35]&lt;2;4;1)" office:value-type="float" office:value="4">
            <text:p>4</text:p>
          </table:table-cell>
          <table:table-cell table:style-name="ACE-0" table:formula="of:=IF([$'abs'.AK35]&lt;2;4;1)" office:value-type="float" office:value="4">
            <text:p>4</text:p>
          </table:table-cell>
          <table:table-cell table:style-name="ACE-0" table:formula="of:=IF([$'abs'.AL35]&lt;2;4;1)" office:value-type="float" office:value="4">
            <text:p>4</text:p>
          </table:table-cell>
          <table:table-cell table:style-name="ACE-0" table:formula="of:=IF([$'abs'.AM35]&lt;2;4;1)" office:value-type="float" office:value="4">
            <text:p>4</text:p>
          </table:table-cell>
          <table:table-cell table:style-name="ACE-0" table:formula="of:=IF([$'abs'.AN35]&lt;2;4;1)" office:value-type="float" office:value="4">
            <text:p>4</text:p>
          </table:table-cell>
          <table:table-cell table:style-name="ACE-0" table:formula="of:=IF([$'abs'.AO35]&lt;2;4;1)" office:value-type="float" office:value="4">
            <text:p>4</text:p>
          </table:table-cell>
          <table:table-cell table:style-name="ACE-0" table:formula="of:=IF([$'abs'.AP35]&lt;2;4;1)" office:value-type="float" office:value="4">
            <text:p>4</text:p>
          </table:table-cell>
          <table:table-cell table:style-name="ACE-0" table:formula="of:=IF([$'abs'.AQ35]&lt;2;4;1)" office:value-type="float" office:value="4">
            <text:p>4</text:p>
          </table:table-cell>
          <table:table-cell table:style-name="ACE-0" table:formula="of:=IF([$'abs'.AR35]&lt;2;4;1)" office:value-type="float" office:value="4">
            <text:p>4</text:p>
          </table:table-cell>
          <table:table-cell table:style-name="ACE-0" table:formula="of:=IF([$'abs'.AS35]&lt;2;4;1)" office:value-type="float" office:value="4">
            <text:p>4</text:p>
          </table:table-cell>
          <table:table-cell table:style-name="ACE-0" table:formula="of:=IF([$'abs'.AT35]&lt;2;4;1)" office:value-type="float" office:value="4">
            <text:p>4</text:p>
          </table:table-cell>
          <table:table-cell table:style-name="ACE-0" table:formula="of:=IF([$'abs'.AU35]&lt;2;4;1)" office:value-type="float" office:value="4">
            <text:p>4</text:p>
          </table:table-cell>
          <table:table-cell table:style-name="ACE-0" table:formula="of:=IF([$'abs'.AV35]&lt;2;4;1)" office:value-type="float" office:value="4">
            <text:p>4</text:p>
          </table:table-cell>
          <table:table-cell table:style-name="ACE-0" table:formula="of:=IF([$'abs'.AW35]&lt;2;4;1)" office:value-type="float" office:value="4">
            <text:p>4</text:p>
          </table:table-cell>
          <table:table-cell table:style-name="ACE-0" table:formula="of:=IF([$'abs'.AX3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6]&lt;2;4;1)" office:value-type="float" office:value="4">
            <text:p>4</text:p>
          </table:table-cell>
          <table:table-cell table:style-name="ACE-0" table:formula="of:=IF([$'abs'.C36]&lt;2;4;1)" office:value-type="float" office:value="4">
            <text:p>4</text:p>
          </table:table-cell>
          <table:table-cell table:style-name="ACE-0" table:formula="of:=IF([$'abs'.D36]&lt;2;4;1)" office:value-type="float" office:value="4">
            <text:p>4</text:p>
          </table:table-cell>
          <table:table-cell table:style-name="ACE-0" table:formula="of:=IF([$'abs'.E36]&lt;2;4;1)" office:value-type="float" office:value="4">
            <text:p>4</text:p>
          </table:table-cell>
          <table:table-cell table:style-name="ACE-0" table:formula="of:=IF([$'abs'.F36]&lt;2;4;1)" office:value-type="float" office:value="4">
            <text:p>4</text:p>
          </table:table-cell>
          <table:table-cell table:style-name="ACE-0" table:formula="of:=IF([$'abs'.G36]&lt;2;4;1)" office:value-type="float" office:value="4">
            <text:p>4</text:p>
          </table:table-cell>
          <table:table-cell table:style-name="ACE-0" table:formula="of:=IF([$'abs'.H36]&lt;2;4;1)" office:value-type="float" office:value="4">
            <text:p>4</text:p>
          </table:table-cell>
          <table:table-cell table:style-name="ACE-0" table:formula="of:=IF([$'abs'.I36]&lt;2;4;1)" office:value-type="float" office:value="4">
            <text:p>4</text:p>
          </table:table-cell>
          <table:table-cell table:style-name="ACE-0" table:formula="of:=IF([$'abs'.J36]&lt;2;4;1)" office:value-type="float" office:value="4">
            <text:p>4</text:p>
          </table:table-cell>
          <table:table-cell table:style-name="ACE-0" table:formula="of:=IF([$'abs'.K36]&lt;2;4;1)" office:value-type="float" office:value="4">
            <text:p>4</text:p>
          </table:table-cell>
          <table:table-cell table:style-name="ACE-0" table:formula="of:=IF([$'abs'.L36]&lt;2;4;1)" office:value-type="float" office:value="4">
            <text:p>4</text:p>
          </table:table-cell>
          <table:table-cell table:style-name="ACE-0" table:formula="of:=IF([$'abs'.M36]&lt;2;4;1)" office:value-type="float" office:value="4">
            <text:p>4</text:p>
          </table:table-cell>
          <table:table-cell table:style-name="ACE-0" table:formula="of:=IF([$'abs'.N36]&lt;2;4;1)" office:value-type="float" office:value="4">
            <text:p>4</text:p>
          </table:table-cell>
          <table:table-cell table:style-name="ACE-0" table:formula="of:=IF([$'abs'.O36]&lt;2;4;1)" office:value-type="float" office:value="4">
            <text:p>4</text:p>
          </table:table-cell>
          <table:table-cell table:style-name="ACE-0" table:formula="of:=IF([$'abs'.P36]&lt;2;4;1)" office:value-type="float" office:value="4">
            <text:p>4</text:p>
          </table:table-cell>
          <table:table-cell table:style-name="ACE-0" table:formula="of:=IF([$'abs'.Q36]&lt;2;4;1)" office:value-type="float" office:value="4">
            <text:p>4</text:p>
          </table:table-cell>
          <table:table-cell table:style-name="ACE-0" table:formula="of:=IF([$'abs'.R36]&lt;2;4;1)" office:value-type="float" office:value="4">
            <text:p>4</text:p>
          </table:table-cell>
          <table:table-cell table:style-name="ACE-0" table:formula="of:=IF([$'abs'.S36]&lt;2;4;1)" office:value-type="float" office:value="4">
            <text:p>4</text:p>
          </table:table-cell>
          <table:table-cell table:style-name="ACE-0" table:formula="of:=IF([$'abs'.T36]&lt;2;4;1)" office:value-type="float" office:value="4">
            <text:p>4</text:p>
          </table:table-cell>
          <table:table-cell table:style-name="ACE-0" table:formula="of:=IF([$'abs'.U36]&lt;2;4;1)" office:value-type="float" office:value="4">
            <text:p>4</text:p>
          </table:table-cell>
          <table:table-cell table:style-name="ACE-0" table:formula="of:=IF([$'abs'.V36]&lt;2;4;1)" office:value-type="float" office:value="4">
            <text:p>4</text:p>
          </table:table-cell>
          <table:table-cell table:style-name="ACE-0" table:formula="of:=IF([$'abs'.W36]&lt;2;4;1)" office:value-type="float" office:value="4">
            <text:p>4</text:p>
          </table:table-cell>
          <table:table-cell table:style-name="ACE-0" table:formula="of:=IF([$'abs'.X36]&lt;2;4;1)" office:value-type="float" office:value="4">
            <text:p>4</text:p>
          </table:table-cell>
          <table:table-cell table:style-name="ACE-0" table:formula="of:=IF([$'abs'.Y36]&lt;2;4;1)" office:value-type="float" office:value="4">
            <text:p>4</text:p>
          </table:table-cell>
          <table:table-cell table:style-name="ACE-0" table:formula="of:=IF([$'abs'.Z36]&lt;2;4;1)" office:value-type="float" office:value="4">
            <text:p>4</text:p>
          </table:table-cell>
          <table:table-cell table:style-name="ACE-0" table:formula="of:=IF([$'abs'.AA36]&lt;2;4;1)" office:value-type="float" office:value="4">
            <text:p>4</text:p>
          </table:table-cell>
          <table:table-cell table:style-name="ACE-0" table:formula="of:=IF([$'abs'.AB36]&lt;2;4;1)" office:value-type="float" office:value="4">
            <text:p>4</text:p>
          </table:table-cell>
          <table:table-cell table:style-name="ACE-0" table:formula="of:=IF([$'abs'.AC36]&lt;2;4;1)" office:value-type="float" office:value="4">
            <text:p>4</text:p>
          </table:table-cell>
          <table:table-cell table:style-name="ACE-0" table:formula="of:=IF([$'abs'.AD36]&lt;2;4;1)" office:value-type="float" office:value="4">
            <text:p>4</text:p>
          </table:table-cell>
          <table:table-cell table:style-name="ACE-0" table:formula="of:=IF([$'abs'.AE36]&lt;2;4;1)" office:value-type="float" office:value="4">
            <text:p>4</text:p>
          </table:table-cell>
          <table:table-cell table:style-name="ACE-0" table:formula="of:=IF([$'abs'.AF36]&lt;2;4;1)" office:value-type="float" office:value="4">
            <text:p>4</text:p>
          </table:table-cell>
          <table:table-cell table:style-name="ACE-0" table:formula="of:=IF([$'abs'.AG36]&lt;2;4;1)" office:value-type="float" office:value="4">
            <text:p>4</text:p>
          </table:table-cell>
          <table:table-cell table:style-name="ACE-0" table:formula="of:=IF([$'abs'.AH36]&lt;2;4;1)" office:value-type="float" office:value="4">
            <text:p>4</text:p>
          </table:table-cell>
          <table:table-cell table:style-name="ACE-0" table:formula="of:=IF([$'abs'.AI36]&lt;2;4;1)" office:value-type="float" office:value="4">
            <text:p>4</text:p>
          </table:table-cell>
          <table:table-cell table:style-name="ACE-0" table:formula="of:=IF([$'abs'.AJ36]&lt;2;4;1)" office:value-type="float" office:value="4">
            <text:p>4</text:p>
          </table:table-cell>
          <table:table-cell table:style-name="ACE-0" table:formula="of:=IF([$'abs'.AK36]&lt;2;4;1)" office:value-type="float" office:value="4">
            <text:p>4</text:p>
          </table:table-cell>
          <table:table-cell table:style-name="ACE-0" table:formula="of:=IF([$'abs'.AL36]&lt;2;4;1)" office:value-type="float" office:value="4">
            <text:p>4</text:p>
          </table:table-cell>
          <table:table-cell table:style-name="ACE-0" table:formula="of:=IF([$'abs'.AM36]&lt;2;4;1)" office:value-type="float" office:value="4">
            <text:p>4</text:p>
          </table:table-cell>
          <table:table-cell table:style-name="ACE-0" table:formula="of:=IF([$'abs'.AN36]&lt;2;4;1)" office:value-type="float" office:value="4">
            <text:p>4</text:p>
          </table:table-cell>
          <table:table-cell table:style-name="ACE-0" table:formula="of:=IF([$'abs'.AO36]&lt;2;4;1)" office:value-type="float" office:value="4">
            <text:p>4</text:p>
          </table:table-cell>
          <table:table-cell table:style-name="ACE-0" table:formula="of:=IF([$'abs'.AP36]&lt;2;4;1)" office:value-type="float" office:value="4">
            <text:p>4</text:p>
          </table:table-cell>
          <table:table-cell table:style-name="ACE-0" table:formula="of:=IF([$'abs'.AQ36]&lt;2;4;1)" office:value-type="float" office:value="4">
            <text:p>4</text:p>
          </table:table-cell>
          <table:table-cell table:style-name="ACE-0" table:formula="of:=IF([$'abs'.AR36]&lt;2;4;1)" office:value-type="float" office:value="4">
            <text:p>4</text:p>
          </table:table-cell>
          <table:table-cell table:style-name="ACE-0" table:formula="of:=IF([$'abs'.AS36]&lt;2;4;1)" office:value-type="float" office:value="4">
            <text:p>4</text:p>
          </table:table-cell>
          <table:table-cell table:style-name="ACE-0" table:formula="of:=IF([$'abs'.AT36]&lt;2;4;1)" office:value-type="float" office:value="4">
            <text:p>4</text:p>
          </table:table-cell>
          <table:table-cell table:style-name="ACE-0" table:formula="of:=IF([$'abs'.AU36]&lt;2;4;1)" office:value-type="float" office:value="4">
            <text:p>4</text:p>
          </table:table-cell>
          <table:table-cell table:style-name="ACE-0" table:formula="of:=IF([$'abs'.AV36]&lt;2;4;1)" office:value-type="float" office:value="4">
            <text:p>4</text:p>
          </table:table-cell>
          <table:table-cell table:style-name="ACE-0" table:formula="of:=IF([$'abs'.AW36]&lt;2;4;1)" office:value-type="float" office:value="4">
            <text:p>4</text:p>
          </table:table-cell>
          <table:table-cell table:style-name="ACE-0" table:formula="of:=IF([$'abs'.AX3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7]&lt;2;4;1)" office:value-type="float" office:value="4">
            <text:p>4</text:p>
          </table:table-cell>
          <table:table-cell table:style-name="ACE-0" table:formula="of:=IF([$'abs'.C37]&lt;2;4;1)" office:value-type="float" office:value="4">
            <text:p>4</text:p>
          </table:table-cell>
          <table:table-cell table:style-name="ACE-0" table:formula="of:=IF([$'abs'.D37]&lt;2;4;1)" office:value-type="float" office:value="4">
            <text:p>4</text:p>
          </table:table-cell>
          <table:table-cell table:style-name="ACE-0" table:formula="of:=IF([$'abs'.E37]&lt;2;4;1)" office:value-type="float" office:value="4">
            <text:p>4</text:p>
          </table:table-cell>
          <table:table-cell table:style-name="ACE-0" table:formula="of:=IF([$'abs'.F37]&lt;2;4;1)" office:value-type="float" office:value="4">
            <text:p>4</text:p>
          </table:table-cell>
          <table:table-cell table:style-name="ACE-0" table:formula="of:=IF([$'abs'.G37]&lt;2;4;1)" office:value-type="float" office:value="4">
            <text:p>4</text:p>
          </table:table-cell>
          <table:table-cell table:style-name="ACE-0" table:formula="of:=IF([$'abs'.H37]&lt;2;4;1)" office:value-type="float" office:value="4">
            <text:p>4</text:p>
          </table:table-cell>
          <table:table-cell table:style-name="ACE-0" table:formula="of:=IF([$'abs'.I37]&lt;2;4;1)" office:value-type="float" office:value="4">
            <text:p>4</text:p>
          </table:table-cell>
          <table:table-cell table:style-name="ACE-0" table:formula="of:=IF([$'abs'.J37]&lt;2;4;1)" office:value-type="float" office:value="4">
            <text:p>4</text:p>
          </table:table-cell>
          <table:table-cell table:style-name="ACE-0" table:formula="of:=IF([$'abs'.K37]&lt;2;4;1)" office:value-type="float" office:value="4">
            <text:p>4</text:p>
          </table:table-cell>
          <table:table-cell table:style-name="ACE-0" table:formula="of:=IF([$'abs'.L37]&lt;2;4;1)" office:value-type="float" office:value="4">
            <text:p>4</text:p>
          </table:table-cell>
          <table:table-cell table:style-name="ACE-0" table:formula="of:=IF([$'abs'.M37]&lt;2;4;1)" office:value-type="float" office:value="4">
            <text:p>4</text:p>
          </table:table-cell>
          <table:table-cell table:style-name="ACE-0" table:formula="of:=IF([$'abs'.N37]&lt;2;4;1)" office:value-type="float" office:value="4">
            <text:p>4</text:p>
          </table:table-cell>
          <table:table-cell table:style-name="ACE-0" table:formula="of:=IF([$'abs'.O37]&lt;2;4;1)" office:value-type="float" office:value="4">
            <text:p>4</text:p>
          </table:table-cell>
          <table:table-cell table:style-name="ACE-0" table:formula="of:=IF([$'abs'.P37]&lt;2;4;1)" office:value-type="float" office:value="4">
            <text:p>4</text:p>
          </table:table-cell>
          <table:table-cell table:style-name="ACE-0" table:formula="of:=IF([$'abs'.Q37]&lt;2;4;1)" office:value-type="float" office:value="4">
            <text:p>4</text:p>
          </table:table-cell>
          <table:table-cell table:style-name="ACE-0" table:formula="of:=IF([$'abs'.R37]&lt;2;4;1)" office:value-type="float" office:value="4">
            <text:p>4</text:p>
          </table:table-cell>
          <table:table-cell table:style-name="ACE-0" table:formula="of:=IF([$'abs'.S37]&lt;2;4;1)" office:value-type="float" office:value="4">
            <text:p>4</text:p>
          </table:table-cell>
          <table:table-cell table:style-name="ACE-0" table:formula="of:=IF([$'abs'.T37]&lt;2;4;1)" office:value-type="float" office:value="4">
            <text:p>4</text:p>
          </table:table-cell>
          <table:table-cell table:style-name="ACE-0" table:formula="of:=IF([$'abs'.U37]&lt;2;4;1)" office:value-type="float" office:value="4">
            <text:p>4</text:p>
          </table:table-cell>
          <table:table-cell table:style-name="ACE-0" table:formula="of:=IF([$'abs'.V37]&lt;2;4;1)" office:value-type="float" office:value="4">
            <text:p>4</text:p>
          </table:table-cell>
          <table:table-cell table:style-name="ACE-0" table:formula="of:=IF([$'abs'.W37]&lt;2;4;1)" office:value-type="float" office:value="4">
            <text:p>4</text:p>
          </table:table-cell>
          <table:table-cell table:style-name="ACE-0" table:formula="of:=IF([$'abs'.X37]&lt;2;4;1)" office:value-type="float" office:value="4">
            <text:p>4</text:p>
          </table:table-cell>
          <table:table-cell table:style-name="ACE-0" table:formula="of:=IF([$'abs'.Y37]&lt;2;4;1)" office:value-type="float" office:value="4">
            <text:p>4</text:p>
          </table:table-cell>
          <table:table-cell table:style-name="ACE-0" table:formula="of:=IF([$'abs'.Z37]&lt;2;4;1)" office:value-type="float" office:value="4">
            <text:p>4</text:p>
          </table:table-cell>
          <table:table-cell table:style-name="ACE-0" table:formula="of:=IF([$'abs'.AA37]&lt;2;4;1)" office:value-type="float" office:value="4">
            <text:p>4</text:p>
          </table:table-cell>
          <table:table-cell table:style-name="ACE-0" table:formula="of:=IF([$'abs'.AB37]&lt;2;4;1)" office:value-type="float" office:value="4">
            <text:p>4</text:p>
          </table:table-cell>
          <table:table-cell table:style-name="ACE-0" table:formula="of:=IF([$'abs'.AC37]&lt;2;4;1)" office:value-type="float" office:value="4">
            <text:p>4</text:p>
          </table:table-cell>
          <table:table-cell table:style-name="ACE-0" table:formula="of:=IF([$'abs'.AD37]&lt;2;4;1)" office:value-type="float" office:value="4">
            <text:p>4</text:p>
          </table:table-cell>
          <table:table-cell table:style-name="ACE-0" table:formula="of:=IF([$'abs'.AE37]&lt;2;4;1)" office:value-type="float" office:value="4">
            <text:p>4</text:p>
          </table:table-cell>
          <table:table-cell table:style-name="ACE-0" table:formula="of:=IF([$'abs'.AF37]&lt;2;4;1)" office:value-type="float" office:value="4">
            <text:p>4</text:p>
          </table:table-cell>
          <table:table-cell table:style-name="ACE-0" table:formula="of:=IF([$'abs'.AG37]&lt;2;4;1)" office:value-type="float" office:value="4">
            <text:p>4</text:p>
          </table:table-cell>
          <table:table-cell table:style-name="ACE-0" table:formula="of:=IF([$'abs'.AH37]&lt;2;4;1)" office:value-type="float" office:value="4">
            <text:p>4</text:p>
          </table:table-cell>
          <table:table-cell table:style-name="ACE-0" table:formula="of:=IF([$'abs'.AI37]&lt;2;4;1)" office:value-type="float" office:value="4">
            <text:p>4</text:p>
          </table:table-cell>
          <table:table-cell table:style-name="ACE-0" table:formula="of:=IF([$'abs'.AJ37]&lt;2;4;1)" office:value-type="float" office:value="4">
            <text:p>4</text:p>
          </table:table-cell>
          <table:table-cell table:style-name="ACE-0" table:formula="of:=IF([$'abs'.AK37]&lt;2;4;1)" office:value-type="float" office:value="4">
            <text:p>4</text:p>
          </table:table-cell>
          <table:table-cell table:style-name="ACE-0" table:formula="of:=IF([$'abs'.AL37]&lt;2;4;1)" office:value-type="float" office:value="4">
            <text:p>4</text:p>
          </table:table-cell>
          <table:table-cell table:style-name="ACE-0" table:formula="of:=IF([$'abs'.AM37]&lt;2;4;1)" office:value-type="float" office:value="4">
            <text:p>4</text:p>
          </table:table-cell>
          <table:table-cell table:style-name="ACE-0" table:formula="of:=IF([$'abs'.AN37]&lt;2;4;1)" office:value-type="float" office:value="4">
            <text:p>4</text:p>
          </table:table-cell>
          <table:table-cell table:style-name="ACE-0" table:formula="of:=IF([$'abs'.AO37]&lt;2;4;1)" office:value-type="float" office:value="4">
            <text:p>4</text:p>
          </table:table-cell>
          <table:table-cell table:style-name="ACE-0" table:formula="of:=IF([$'abs'.AP37]&lt;2;4;1)" office:value-type="float" office:value="4">
            <text:p>4</text:p>
          </table:table-cell>
          <table:table-cell table:style-name="ACE-0" table:formula="of:=IF([$'abs'.AQ37]&lt;2;4;1)" office:value-type="float" office:value="4">
            <text:p>4</text:p>
          </table:table-cell>
          <table:table-cell table:style-name="ACE-0" table:formula="of:=IF([$'abs'.AR37]&lt;2;4;1)" office:value-type="float" office:value="4">
            <text:p>4</text:p>
          </table:table-cell>
          <table:table-cell table:style-name="ACE-0" table:formula="of:=IF([$'abs'.AS37]&lt;2;4;1)" office:value-type="float" office:value="4">
            <text:p>4</text:p>
          </table:table-cell>
          <table:table-cell table:style-name="ACE-0" table:formula="of:=IF([$'abs'.AT37]&lt;2;4;1)" office:value-type="float" office:value="4">
            <text:p>4</text:p>
          </table:table-cell>
          <table:table-cell table:style-name="ACE-0" table:formula="of:=IF([$'abs'.AU37]&lt;2;4;1)" office:value-type="float" office:value="4">
            <text:p>4</text:p>
          </table:table-cell>
          <table:table-cell table:style-name="ACE-0" table:formula="of:=IF([$'abs'.AV37]&lt;2;4;1)" office:value-type="float" office:value="4">
            <text:p>4</text:p>
          </table:table-cell>
          <table:table-cell table:style-name="ACE-0" table:formula="of:=IF([$'abs'.AW37]&lt;2;4;1)" office:value-type="float" office:value="4">
            <text:p>4</text:p>
          </table:table-cell>
          <table:table-cell table:style-name="ACE-0" table:formula="of:=IF([$'abs'.AX3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8]&lt;2;4;1)" office:value-type="float" office:value="4">
            <text:p>4</text:p>
          </table:table-cell>
          <table:table-cell table:style-name="ACE-0" table:formula="of:=IF([$'abs'.C38]&lt;2;4;1)" office:value-type="float" office:value="4">
            <text:p>4</text:p>
          </table:table-cell>
          <table:table-cell table:style-name="ACE-0" table:formula="of:=IF([$'abs'.D38]&lt;2;4;1)" office:value-type="float" office:value="4">
            <text:p>4</text:p>
          </table:table-cell>
          <table:table-cell table:style-name="ACE-0" table:formula="of:=IF([$'abs'.E38]&lt;2;4;1)" office:value-type="float" office:value="4">
            <text:p>4</text:p>
          </table:table-cell>
          <table:table-cell table:style-name="ACE-0" table:formula="of:=IF([$'abs'.F38]&lt;2;4;1)" office:value-type="float" office:value="4">
            <text:p>4</text:p>
          </table:table-cell>
          <table:table-cell table:style-name="ACE-0" table:formula="of:=IF([$'abs'.G38]&lt;2;4;1)" office:value-type="float" office:value="4">
            <text:p>4</text:p>
          </table:table-cell>
          <table:table-cell table:style-name="ACE-0" table:formula="of:=IF([$'abs'.H38]&lt;2;4;1)" office:value-type="float" office:value="4">
            <text:p>4</text:p>
          </table:table-cell>
          <table:table-cell table:style-name="ACE-0" table:formula="of:=IF([$'abs'.I38]&lt;2;4;1)" office:value-type="float" office:value="4">
            <text:p>4</text:p>
          </table:table-cell>
          <table:table-cell table:style-name="ACE-0" table:formula="of:=IF([$'abs'.J38]&lt;2;4;1)" office:value-type="float" office:value="4">
            <text:p>4</text:p>
          </table:table-cell>
          <table:table-cell table:style-name="ACE-0" table:formula="of:=IF([$'abs'.K38]&lt;2;4;1)" office:value-type="float" office:value="4">
            <text:p>4</text:p>
          </table:table-cell>
          <table:table-cell table:style-name="ACE-0" table:formula="of:=IF([$'abs'.L38]&lt;2;4;1)" office:value-type="float" office:value="4">
            <text:p>4</text:p>
          </table:table-cell>
          <table:table-cell table:style-name="ACE-0" table:formula="of:=IF([$'abs'.M38]&lt;2;4;1)" office:value-type="float" office:value="4">
            <text:p>4</text:p>
          </table:table-cell>
          <table:table-cell table:style-name="ACE-0" table:formula="of:=IF([$'abs'.N38]&lt;2;4;1)" office:value-type="float" office:value="4">
            <text:p>4</text:p>
          </table:table-cell>
          <table:table-cell table:style-name="ACE-0" table:formula="of:=IF([$'abs'.O38]&lt;2;4;1)" office:value-type="float" office:value="4">
            <text:p>4</text:p>
          </table:table-cell>
          <table:table-cell table:style-name="ACE-0" table:formula="of:=IF([$'abs'.P38]&lt;2;4;1)" office:value-type="float" office:value="4">
            <text:p>4</text:p>
          </table:table-cell>
          <table:table-cell table:style-name="ACE-0" table:formula="of:=IF([$'abs'.Q38]&lt;2;4;1)" office:value-type="float" office:value="4">
            <text:p>4</text:p>
          </table:table-cell>
          <table:table-cell table:style-name="ACE-0" table:formula="of:=IF([$'abs'.R38]&lt;2;4;1)" office:value-type="float" office:value="4">
            <text:p>4</text:p>
          </table:table-cell>
          <table:table-cell table:style-name="ACE-0" table:formula="of:=IF([$'abs'.S38]&lt;2;4;1)" office:value-type="float" office:value="4">
            <text:p>4</text:p>
          </table:table-cell>
          <table:table-cell table:style-name="ACE-0" table:formula="of:=IF([$'abs'.T38]&lt;2;4;1)" office:value-type="float" office:value="4">
            <text:p>4</text:p>
          </table:table-cell>
          <table:table-cell table:style-name="ACE-0" table:formula="of:=IF([$'abs'.U38]&lt;2;4;1)" office:value-type="float" office:value="4">
            <text:p>4</text:p>
          </table:table-cell>
          <table:table-cell table:style-name="ACE-0" table:formula="of:=IF([$'abs'.V38]&lt;2;4;1)" office:value-type="float" office:value="4">
            <text:p>4</text:p>
          </table:table-cell>
          <table:table-cell table:style-name="ACE-0" table:formula="of:=IF([$'abs'.W38]&lt;2;4;1)" office:value-type="float" office:value="4">
            <text:p>4</text:p>
          </table:table-cell>
          <table:table-cell table:style-name="ACE-0" table:formula="of:=IF([$'abs'.X38]&lt;2;4;1)" office:value-type="float" office:value="4">
            <text:p>4</text:p>
          </table:table-cell>
          <table:table-cell table:style-name="ACE-0" table:formula="of:=IF([$'abs'.Y38]&lt;2;4;1)" office:value-type="float" office:value="4">
            <text:p>4</text:p>
          </table:table-cell>
          <table:table-cell table:style-name="ACE-0" table:formula="of:=IF([$'abs'.Z38]&lt;2;4;1)" office:value-type="float" office:value="4">
            <text:p>4</text:p>
          </table:table-cell>
          <table:table-cell table:style-name="ACE-0" table:formula="of:=IF([$'abs'.AA38]&lt;2;4;1)" office:value-type="float" office:value="4">
            <text:p>4</text:p>
          </table:table-cell>
          <table:table-cell table:style-name="ACE-0" table:formula="of:=IF([$'abs'.AB38]&lt;2;4;1)" office:value-type="float" office:value="4">
            <text:p>4</text:p>
          </table:table-cell>
          <table:table-cell table:style-name="ACE-0" table:formula="of:=IF([$'abs'.AC38]&lt;2;4;1)" office:value-type="float" office:value="4">
            <text:p>4</text:p>
          </table:table-cell>
          <table:table-cell table:style-name="ACE-0" table:formula="of:=IF([$'abs'.AD38]&lt;2;4;1)" office:value-type="float" office:value="4">
            <text:p>4</text:p>
          </table:table-cell>
          <table:table-cell table:style-name="ACE-0" table:formula="of:=IF([$'abs'.AE38]&lt;2;4;1)" office:value-type="float" office:value="4">
            <text:p>4</text:p>
          </table:table-cell>
          <table:table-cell table:style-name="ACE-0" table:formula="of:=IF([$'abs'.AF38]&lt;2;4;1)" office:value-type="float" office:value="4">
            <text:p>4</text:p>
          </table:table-cell>
          <table:table-cell table:style-name="ACE-0" table:formula="of:=IF([$'abs'.AG38]&lt;2;4;1)" office:value-type="float" office:value="4">
            <text:p>4</text:p>
          </table:table-cell>
          <table:table-cell table:style-name="ACE-0" table:formula="of:=IF([$'abs'.AH38]&lt;2;4;1)" office:value-type="float" office:value="4">
            <text:p>4</text:p>
          </table:table-cell>
          <table:table-cell table:style-name="ACE-0" table:formula="of:=IF([$'abs'.AI38]&lt;2;4;1)" office:value-type="float" office:value="4">
            <text:p>4</text:p>
          </table:table-cell>
          <table:table-cell table:style-name="ACE-0" table:formula="of:=IF([$'abs'.AJ38]&lt;2;4;1)" office:value-type="float" office:value="4">
            <text:p>4</text:p>
          </table:table-cell>
          <table:table-cell table:style-name="ACE-0" table:formula="of:=IF([$'abs'.AK38]&lt;2;4;1)" office:value-type="float" office:value="4">
            <text:p>4</text:p>
          </table:table-cell>
          <table:table-cell table:style-name="ACE-0" table:formula="of:=IF([$'abs'.AL38]&lt;2;4;1)" office:value-type="float" office:value="4">
            <text:p>4</text:p>
          </table:table-cell>
          <table:table-cell table:style-name="ACE-0" table:formula="of:=IF([$'abs'.AM38]&lt;2;4;1)" office:value-type="float" office:value="4">
            <text:p>4</text:p>
          </table:table-cell>
          <table:table-cell table:style-name="ACE-0" table:formula="of:=IF([$'abs'.AN38]&lt;2;4;1)" office:value-type="float" office:value="4">
            <text:p>4</text:p>
          </table:table-cell>
          <table:table-cell table:style-name="ACE-0" table:formula="of:=IF([$'abs'.AO38]&lt;2;4;1)" office:value-type="float" office:value="4">
            <text:p>4</text:p>
          </table:table-cell>
          <table:table-cell table:style-name="ACE-0" table:formula="of:=IF([$'abs'.AP38]&lt;2;4;1)" office:value-type="float" office:value="4">
            <text:p>4</text:p>
          </table:table-cell>
          <table:table-cell table:style-name="ACE-0" table:formula="of:=IF([$'abs'.AQ38]&lt;2;4;1)" office:value-type="float" office:value="4">
            <text:p>4</text:p>
          </table:table-cell>
          <table:table-cell table:style-name="ACE-0" table:formula="of:=IF([$'abs'.AR38]&lt;2;4;1)" office:value-type="float" office:value="4">
            <text:p>4</text:p>
          </table:table-cell>
          <table:table-cell table:style-name="ACE-0" table:formula="of:=IF([$'abs'.AS38]&lt;2;4;1)" office:value-type="float" office:value="4">
            <text:p>4</text:p>
          </table:table-cell>
          <table:table-cell table:style-name="ACE-0" table:formula="of:=IF([$'abs'.AT38]&lt;2;4;1)" office:value-type="float" office:value="4">
            <text:p>4</text:p>
          </table:table-cell>
          <table:table-cell table:style-name="ACE-0" table:formula="of:=IF([$'abs'.AU38]&lt;2;4;1)" office:value-type="float" office:value="4">
            <text:p>4</text:p>
          </table:table-cell>
          <table:table-cell table:style-name="ACE-0" table:formula="of:=IF([$'abs'.AV38]&lt;2;4;1)" office:value-type="float" office:value="4">
            <text:p>4</text:p>
          </table:table-cell>
          <table:table-cell table:style-name="ACE-0" table:formula="of:=IF([$'abs'.AW38]&lt;2;4;1)" office:value-type="float" office:value="4">
            <text:p>4</text:p>
          </table:table-cell>
          <table:table-cell table:style-name="ACE-0" table:formula="of:=IF([$'abs'.AX3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39]&lt;2;4;1)" office:value-type="float" office:value="4">
            <text:p>4</text:p>
          </table:table-cell>
          <table:table-cell table:style-name="ACE-0" table:formula="of:=IF([$'abs'.C39]&lt;2;4;1)" office:value-type="float" office:value="4">
            <text:p>4</text:p>
          </table:table-cell>
          <table:table-cell table:style-name="ACE-0" table:formula="of:=IF([$'abs'.D39]&lt;2;4;1)" office:value-type="float" office:value="4">
            <text:p>4</text:p>
          </table:table-cell>
          <table:table-cell table:style-name="ACE-0" table:formula="of:=IF([$'abs'.E39]&lt;2;4;1)" office:value-type="float" office:value="4">
            <text:p>4</text:p>
          </table:table-cell>
          <table:table-cell table:style-name="ACE-0" table:formula="of:=IF([$'abs'.F39]&lt;2;4;1)" office:value-type="float" office:value="4">
            <text:p>4</text:p>
          </table:table-cell>
          <table:table-cell table:style-name="ACE-0" table:formula="of:=IF([$'abs'.G39]&lt;2;4;1)" office:value-type="float" office:value="4">
            <text:p>4</text:p>
          </table:table-cell>
          <table:table-cell table:style-name="ACE-0" table:formula="of:=IF([$'abs'.H39]&lt;2;4;1)" office:value-type="float" office:value="4">
            <text:p>4</text:p>
          </table:table-cell>
          <table:table-cell table:style-name="ACE-0" table:formula="of:=IF([$'abs'.I39]&lt;2;4;1)" office:value-type="float" office:value="4">
            <text:p>4</text:p>
          </table:table-cell>
          <table:table-cell table:style-name="ACE-0" table:formula="of:=IF([$'abs'.J39]&lt;2;4;1)" office:value-type="float" office:value="4">
            <text:p>4</text:p>
          </table:table-cell>
          <table:table-cell table:style-name="ACE-0" table:formula="of:=IF([$'abs'.K39]&lt;2;4;1)" office:value-type="float" office:value="4">
            <text:p>4</text:p>
          </table:table-cell>
          <table:table-cell table:style-name="ACE-0" table:formula="of:=IF([$'abs'.L39]&lt;2;4;1)" office:value-type="float" office:value="4">
            <text:p>4</text:p>
          </table:table-cell>
          <table:table-cell table:style-name="ACE-0" table:formula="of:=IF([$'abs'.M39]&lt;2;4;1)" office:value-type="float" office:value="4">
            <text:p>4</text:p>
          </table:table-cell>
          <table:table-cell table:style-name="ACE-0" table:formula="of:=IF([$'abs'.N39]&lt;2;4;1)" office:value-type="float" office:value="4">
            <text:p>4</text:p>
          </table:table-cell>
          <table:table-cell table:style-name="ACE-0" table:formula="of:=IF([$'abs'.O39]&lt;2;4;1)" office:value-type="float" office:value="4">
            <text:p>4</text:p>
          </table:table-cell>
          <table:table-cell table:style-name="ACE-0" table:formula="of:=IF([$'abs'.P39]&lt;2;4;1)" office:value-type="float" office:value="4">
            <text:p>4</text:p>
          </table:table-cell>
          <table:table-cell table:style-name="ACE-0" table:formula="of:=IF([$'abs'.Q39]&lt;2;4;1)" office:value-type="float" office:value="4">
            <text:p>4</text:p>
          </table:table-cell>
          <table:table-cell table:style-name="ACE-0" table:formula="of:=IF([$'abs'.R39]&lt;2;4;1)" office:value-type="float" office:value="4">
            <text:p>4</text:p>
          </table:table-cell>
          <table:table-cell table:style-name="ACE-0" table:formula="of:=IF([$'abs'.S39]&lt;2;4;1)" office:value-type="float" office:value="4">
            <text:p>4</text:p>
          </table:table-cell>
          <table:table-cell table:style-name="ACE-0" table:formula="of:=IF([$'abs'.T39]&lt;2;4;1)" office:value-type="float" office:value="4">
            <text:p>4</text:p>
          </table:table-cell>
          <table:table-cell table:style-name="ACE-0" table:formula="of:=IF([$'abs'.U39]&lt;2;4;1)" office:value-type="float" office:value="4">
            <text:p>4</text:p>
          </table:table-cell>
          <table:table-cell table:style-name="ACE-0" table:formula="of:=IF([$'abs'.V39]&lt;2;4;1)" office:value-type="float" office:value="4">
            <text:p>4</text:p>
          </table:table-cell>
          <table:table-cell table:style-name="ACE-0" table:formula="of:=IF([$'abs'.W39]&lt;2;4;1)" office:value-type="float" office:value="4">
            <text:p>4</text:p>
          </table:table-cell>
          <table:table-cell table:style-name="ACE-0" table:formula="of:=IF([$'abs'.X39]&lt;2;4;1)" office:value-type="float" office:value="4">
            <text:p>4</text:p>
          </table:table-cell>
          <table:table-cell table:style-name="ACE-0" table:formula="of:=IF([$'abs'.Y39]&lt;2;4;1)" office:value-type="float" office:value="4">
            <text:p>4</text:p>
          </table:table-cell>
          <table:table-cell table:style-name="ACE-0" table:formula="of:=IF([$'abs'.Z39]&lt;2;4;1)" office:value-type="float" office:value="4">
            <text:p>4</text:p>
          </table:table-cell>
          <table:table-cell table:style-name="ACE-0" table:formula="of:=IF([$'abs'.AA39]&lt;2;4;1)" office:value-type="float" office:value="4">
            <text:p>4</text:p>
          </table:table-cell>
          <table:table-cell table:style-name="ACE-0" table:formula="of:=IF([$'abs'.AB39]&lt;2;4;1)" office:value-type="float" office:value="4">
            <text:p>4</text:p>
          </table:table-cell>
          <table:table-cell table:style-name="ACE-0" table:formula="of:=IF([$'abs'.AC39]&lt;2;4;1)" office:value-type="float" office:value="4">
            <text:p>4</text:p>
          </table:table-cell>
          <table:table-cell table:style-name="ACE-0" table:formula="of:=IF([$'abs'.AD39]&lt;2;4;1)" office:value-type="float" office:value="4">
            <text:p>4</text:p>
          </table:table-cell>
          <table:table-cell table:style-name="ACE-0" table:formula="of:=IF([$'abs'.AE39]&lt;2;4;1)" office:value-type="float" office:value="4">
            <text:p>4</text:p>
          </table:table-cell>
          <table:table-cell table:style-name="ACE-0" table:formula="of:=IF([$'abs'.AF39]&lt;2;4;1)" office:value-type="float" office:value="4">
            <text:p>4</text:p>
          </table:table-cell>
          <table:table-cell table:style-name="ACE-0" table:formula="of:=IF([$'abs'.AG39]&lt;2;4;1)" office:value-type="float" office:value="4">
            <text:p>4</text:p>
          </table:table-cell>
          <table:table-cell table:style-name="ACE-0" table:formula="of:=IF([$'abs'.AH39]&lt;2;4;1)" office:value-type="float" office:value="4">
            <text:p>4</text:p>
          </table:table-cell>
          <table:table-cell table:style-name="ACE-0" table:formula="of:=IF([$'abs'.AI39]&lt;2;4;1)" office:value-type="float" office:value="4">
            <text:p>4</text:p>
          </table:table-cell>
          <table:table-cell table:style-name="ACE-0" table:formula="of:=IF([$'abs'.AJ39]&lt;2;4;1)" office:value-type="float" office:value="4">
            <text:p>4</text:p>
          </table:table-cell>
          <table:table-cell table:style-name="ACE-0" table:formula="of:=IF([$'abs'.AK39]&lt;2;4;1)" office:value-type="float" office:value="4">
            <text:p>4</text:p>
          </table:table-cell>
          <table:table-cell table:style-name="ACE-0" table:formula="of:=IF([$'abs'.AL39]&lt;2;4;1)" office:value-type="float" office:value="4">
            <text:p>4</text:p>
          </table:table-cell>
          <table:table-cell table:style-name="ACE-0" table:formula="of:=IF([$'abs'.AM39]&lt;2;4;1)" office:value-type="float" office:value="4">
            <text:p>4</text:p>
          </table:table-cell>
          <table:table-cell table:style-name="ACE-0" table:formula="of:=IF([$'abs'.AN39]&lt;2;4;1)" office:value-type="float" office:value="4">
            <text:p>4</text:p>
          </table:table-cell>
          <table:table-cell table:style-name="ACE-0" table:formula="of:=IF([$'abs'.AO39]&lt;2;4;1)" office:value-type="float" office:value="4">
            <text:p>4</text:p>
          </table:table-cell>
          <table:table-cell table:style-name="ACE-0" table:formula="of:=IF([$'abs'.AP39]&lt;2;4;1)" office:value-type="float" office:value="4">
            <text:p>4</text:p>
          </table:table-cell>
          <table:table-cell table:style-name="ACE-0" table:formula="of:=IF([$'abs'.AQ39]&lt;2;4;1)" office:value-type="float" office:value="4">
            <text:p>4</text:p>
          </table:table-cell>
          <table:table-cell table:style-name="ACE-0" table:formula="of:=IF([$'abs'.AR39]&lt;2;4;1)" office:value-type="float" office:value="4">
            <text:p>4</text:p>
          </table:table-cell>
          <table:table-cell table:style-name="ACE-0" table:formula="of:=IF([$'abs'.AS39]&lt;2;4;1)" office:value-type="float" office:value="4">
            <text:p>4</text:p>
          </table:table-cell>
          <table:table-cell table:style-name="ACE-0" table:formula="of:=IF([$'abs'.AT39]&lt;2;4;1)" office:value-type="float" office:value="4">
            <text:p>4</text:p>
          </table:table-cell>
          <table:table-cell table:style-name="ACE-0" table:formula="of:=IF([$'abs'.AU39]&lt;2;4;1)" office:value-type="float" office:value="4">
            <text:p>4</text:p>
          </table:table-cell>
          <table:table-cell table:style-name="ACE-0" table:formula="of:=IF([$'abs'.AV39]&lt;2;4;1)" office:value-type="float" office:value="4">
            <text:p>4</text:p>
          </table:table-cell>
          <table:table-cell table:style-name="ACE-0" table:formula="of:=IF([$'abs'.AW39]&lt;2;4;1)" office:value-type="float" office:value="4">
            <text:p>4</text:p>
          </table:table-cell>
          <table:table-cell table:style-name="ACE-0" table:formula="of:=IF([$'abs'.AX3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0]&lt;2;4;1)" office:value-type="float" office:value="4">
            <text:p>4</text:p>
          </table:table-cell>
          <table:table-cell table:style-name="ACE-0" table:formula="of:=IF([$'abs'.C40]&lt;2;4;1)" office:value-type="float" office:value="4">
            <text:p>4</text:p>
          </table:table-cell>
          <table:table-cell table:style-name="ACE-0" table:formula="of:=IF([$'abs'.D40]&lt;2;4;1)" office:value-type="float" office:value="4">
            <text:p>4</text:p>
          </table:table-cell>
          <table:table-cell table:style-name="ACE-0" table:formula="of:=IF([$'abs'.E40]&lt;2;4;1)" office:value-type="float" office:value="4">
            <text:p>4</text:p>
          </table:table-cell>
          <table:table-cell table:style-name="ACE-0" table:formula="of:=IF([$'abs'.F40]&lt;2;4;1)" office:value-type="float" office:value="4">
            <text:p>4</text:p>
          </table:table-cell>
          <table:table-cell table:style-name="ACE-0" table:formula="of:=IF([$'abs'.G40]&lt;2;4;1)" office:value-type="float" office:value="4">
            <text:p>4</text:p>
          </table:table-cell>
          <table:table-cell table:style-name="ACE-0" table:formula="of:=IF([$'abs'.H40]&lt;2;4;1)" office:value-type="float" office:value="4">
            <text:p>4</text:p>
          </table:table-cell>
          <table:table-cell table:style-name="ACE-0" table:formula="of:=IF([$'abs'.I40]&lt;2;4;1)" office:value-type="float" office:value="4">
            <text:p>4</text:p>
          </table:table-cell>
          <table:table-cell table:style-name="ACE-0" table:formula="of:=IF([$'abs'.J40]&lt;2;4;1)" office:value-type="float" office:value="4">
            <text:p>4</text:p>
          </table:table-cell>
          <table:table-cell table:style-name="ACE-0" table:formula="of:=IF([$'abs'.K40]&lt;2;4;1)" office:value-type="float" office:value="4">
            <text:p>4</text:p>
          </table:table-cell>
          <table:table-cell table:style-name="ACE-0" table:formula="of:=IF([$'abs'.L40]&lt;2;4;1)" office:value-type="float" office:value="4">
            <text:p>4</text:p>
          </table:table-cell>
          <table:table-cell table:style-name="ACE-0" table:formula="of:=IF([$'abs'.M40]&lt;2;4;1)" office:value-type="float" office:value="4">
            <text:p>4</text:p>
          </table:table-cell>
          <table:table-cell table:style-name="ACE-0" table:formula="of:=IF([$'abs'.N40]&lt;2;4;1)" office:value-type="float" office:value="4">
            <text:p>4</text:p>
          </table:table-cell>
          <table:table-cell table:style-name="ACE-0" table:formula="of:=IF([$'abs'.O40]&lt;2;4;1)" office:value-type="float" office:value="4">
            <text:p>4</text:p>
          </table:table-cell>
          <table:table-cell table:style-name="ACE-0" table:formula="of:=IF([$'abs'.P40]&lt;2;4;1)" office:value-type="float" office:value="4">
            <text:p>4</text:p>
          </table:table-cell>
          <table:table-cell table:style-name="ACE-0" table:formula="of:=IF([$'abs'.Q40]&lt;2;4;1)" office:value-type="float" office:value="4">
            <text:p>4</text:p>
          </table:table-cell>
          <table:table-cell table:style-name="ACE-0" table:formula="of:=IF([$'abs'.R40]&lt;2;4;1)" office:value-type="float" office:value="4">
            <text:p>4</text:p>
          </table:table-cell>
          <table:table-cell table:style-name="ACE-0" table:formula="of:=IF([$'abs'.S40]&lt;2;4;1)" office:value-type="float" office:value="4">
            <text:p>4</text:p>
          </table:table-cell>
          <table:table-cell table:style-name="ACE-0" table:formula="of:=IF([$'abs'.T40]&lt;2;4;1)" office:value-type="float" office:value="4">
            <text:p>4</text:p>
          </table:table-cell>
          <table:table-cell table:style-name="ACE-0" table:formula="of:=IF([$'abs'.U40]&lt;2;4;1)" office:value-type="float" office:value="4">
            <text:p>4</text:p>
          </table:table-cell>
          <table:table-cell table:style-name="ACE-0" table:formula="of:=IF([$'abs'.V40]&lt;2;4;1)" office:value-type="float" office:value="4">
            <text:p>4</text:p>
          </table:table-cell>
          <table:table-cell table:style-name="ACE-0" table:formula="of:=IF([$'abs'.W40]&lt;2;4;1)" office:value-type="float" office:value="4">
            <text:p>4</text:p>
          </table:table-cell>
          <table:table-cell table:style-name="ACE-0" table:formula="of:=IF([$'abs'.X40]&lt;2;4;1)" office:value-type="float" office:value="4">
            <text:p>4</text:p>
          </table:table-cell>
          <table:table-cell table:style-name="ACE-0" table:formula="of:=IF([$'abs'.Y40]&lt;2;4;1)" office:value-type="float" office:value="4">
            <text:p>4</text:p>
          </table:table-cell>
          <table:table-cell table:style-name="ACE-0" table:formula="of:=IF([$'abs'.Z40]&lt;2;4;1)" office:value-type="float" office:value="4">
            <text:p>4</text:p>
          </table:table-cell>
          <table:table-cell table:style-name="ACE-0" table:formula="of:=IF([$'abs'.AA40]&lt;2;4;1)" office:value-type="float" office:value="4">
            <text:p>4</text:p>
          </table:table-cell>
          <table:table-cell table:style-name="ACE-0" table:formula="of:=IF([$'abs'.AB40]&lt;2;4;1)" office:value-type="float" office:value="4">
            <text:p>4</text:p>
          </table:table-cell>
          <table:table-cell table:style-name="ACE-0" table:formula="of:=IF([$'abs'.AC40]&lt;2;4;1)" office:value-type="float" office:value="4">
            <text:p>4</text:p>
          </table:table-cell>
          <table:table-cell table:style-name="ACE-0" table:formula="of:=IF([$'abs'.AD40]&lt;2;4;1)" office:value-type="float" office:value="4">
            <text:p>4</text:p>
          </table:table-cell>
          <table:table-cell table:style-name="ACE-0" table:formula="of:=IF([$'abs'.AE40]&lt;2;4;1)" office:value-type="float" office:value="4">
            <text:p>4</text:p>
          </table:table-cell>
          <table:table-cell table:style-name="ACE-0" table:formula="of:=IF([$'abs'.AF40]&lt;2;4;1)" office:value-type="float" office:value="4">
            <text:p>4</text:p>
          </table:table-cell>
          <table:table-cell table:style-name="ACE-0" table:formula="of:=IF([$'abs'.AG40]&lt;2;4;1)" office:value-type="float" office:value="4">
            <text:p>4</text:p>
          </table:table-cell>
          <table:table-cell table:style-name="ACE-0" table:formula="of:=IF([$'abs'.AH40]&lt;2;4;1)" office:value-type="float" office:value="4">
            <text:p>4</text:p>
          </table:table-cell>
          <table:table-cell table:style-name="ACE-0" table:formula="of:=IF([$'abs'.AI40]&lt;2;4;1)" office:value-type="float" office:value="4">
            <text:p>4</text:p>
          </table:table-cell>
          <table:table-cell table:style-name="ACE-0" table:formula="of:=IF([$'abs'.AJ40]&lt;2;4;1)" office:value-type="float" office:value="4">
            <text:p>4</text:p>
          </table:table-cell>
          <table:table-cell table:style-name="ACE-0" table:formula="of:=IF([$'abs'.AK40]&lt;2;4;1)" office:value-type="float" office:value="4">
            <text:p>4</text:p>
          </table:table-cell>
          <table:table-cell table:style-name="ACE-0" table:formula="of:=IF([$'abs'.AL40]&lt;2;4;1)" office:value-type="float" office:value="4">
            <text:p>4</text:p>
          </table:table-cell>
          <table:table-cell table:style-name="ACE-0" table:formula="of:=IF([$'abs'.AM40]&lt;2;4;1)" office:value-type="float" office:value="4">
            <text:p>4</text:p>
          </table:table-cell>
          <table:table-cell table:style-name="ACE-0" table:formula="of:=IF([$'abs'.AN40]&lt;2;4;1)" office:value-type="float" office:value="4">
            <text:p>4</text:p>
          </table:table-cell>
          <table:table-cell table:style-name="ACE-0" table:formula="of:=IF([$'abs'.AO40]&lt;2;4;1)" office:value-type="float" office:value="4">
            <text:p>4</text:p>
          </table:table-cell>
          <table:table-cell table:style-name="ACE-0" table:formula="of:=IF([$'abs'.AP40]&lt;2;4;1)" office:value-type="float" office:value="4">
            <text:p>4</text:p>
          </table:table-cell>
          <table:table-cell table:style-name="ACE-0" table:formula="of:=IF([$'abs'.AQ40]&lt;2;4;1)" office:value-type="float" office:value="4">
            <text:p>4</text:p>
          </table:table-cell>
          <table:table-cell table:style-name="ACE-0" table:formula="of:=IF([$'abs'.AR40]&lt;2;4;1)" office:value-type="float" office:value="4">
            <text:p>4</text:p>
          </table:table-cell>
          <table:table-cell table:style-name="ACE-0" table:formula="of:=IF([$'abs'.AS40]&lt;2;4;1)" office:value-type="float" office:value="4">
            <text:p>4</text:p>
          </table:table-cell>
          <table:table-cell table:style-name="ACE-0" table:formula="of:=IF([$'abs'.AT40]&lt;2;4;1)" office:value-type="float" office:value="4">
            <text:p>4</text:p>
          </table:table-cell>
          <table:table-cell table:style-name="ACE-0" table:formula="of:=IF([$'abs'.AU40]&lt;2;4;1)" office:value-type="float" office:value="4">
            <text:p>4</text:p>
          </table:table-cell>
          <table:table-cell table:style-name="ACE-0" table:formula="of:=IF([$'abs'.AV40]&lt;2;4;1)" office:value-type="float" office:value="4">
            <text:p>4</text:p>
          </table:table-cell>
          <table:table-cell table:style-name="ACE-0" table:formula="of:=IF([$'abs'.AW40]&lt;2;4;1)" office:value-type="float" office:value="4">
            <text:p>4</text:p>
          </table:table-cell>
          <table:table-cell table:style-name="ACE-0" table:formula="of:=IF([$'abs'.AX4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1]&lt;2;4;1)" office:value-type="float" office:value="4">
            <text:p>4</text:p>
          </table:table-cell>
          <table:table-cell table:style-name="ACE-0" table:formula="of:=IF([$'abs'.C41]&lt;2;4;1)" office:value-type="float" office:value="4">
            <text:p>4</text:p>
          </table:table-cell>
          <table:table-cell table:style-name="ACE-0" table:formula="of:=IF([$'abs'.D41]&lt;2;4;1)" office:value-type="float" office:value="4">
            <text:p>4</text:p>
          </table:table-cell>
          <table:table-cell table:style-name="ACE-0" table:formula="of:=IF([$'abs'.E41]&lt;2;4;1)" office:value-type="float" office:value="4">
            <text:p>4</text:p>
          </table:table-cell>
          <table:table-cell table:style-name="ACE-0" table:formula="of:=IF([$'abs'.F41]&lt;2;4;1)" office:value-type="float" office:value="4">
            <text:p>4</text:p>
          </table:table-cell>
          <table:table-cell table:style-name="ACE-0" table:formula="of:=IF([$'abs'.G41]&lt;2;4;1)" office:value-type="float" office:value="4">
            <text:p>4</text:p>
          </table:table-cell>
          <table:table-cell table:style-name="ACE-0" table:formula="of:=IF([$'abs'.H41]&lt;2;4;1)" office:value-type="float" office:value="4">
            <text:p>4</text:p>
          </table:table-cell>
          <table:table-cell table:style-name="ACE-0" table:formula="of:=IF([$'abs'.I41]&lt;2;4;1)" office:value-type="float" office:value="4">
            <text:p>4</text:p>
          </table:table-cell>
          <table:table-cell table:style-name="ACE-0" table:formula="of:=IF([$'abs'.J41]&lt;2;4;1)" office:value-type="float" office:value="4">
            <text:p>4</text:p>
          </table:table-cell>
          <table:table-cell table:style-name="ACE-0" table:formula="of:=IF([$'abs'.K41]&lt;2;4;1)" office:value-type="float" office:value="4">
            <text:p>4</text:p>
          </table:table-cell>
          <table:table-cell table:style-name="ACE-0" table:formula="of:=IF([$'abs'.L41]&lt;2;4;1)" office:value-type="float" office:value="4">
            <text:p>4</text:p>
          </table:table-cell>
          <table:table-cell table:style-name="ACE-0" table:formula="of:=IF([$'abs'.M41]&lt;2;4;1)" office:value-type="float" office:value="4">
            <text:p>4</text:p>
          </table:table-cell>
          <table:table-cell table:style-name="ACE-0" table:formula="of:=IF([$'abs'.N41]&lt;2;4;1)" office:value-type="float" office:value="4">
            <text:p>4</text:p>
          </table:table-cell>
          <table:table-cell table:style-name="ACE-0" table:formula="of:=IF([$'abs'.O41]&lt;2;4;1)" office:value-type="float" office:value="4">
            <text:p>4</text:p>
          </table:table-cell>
          <table:table-cell table:style-name="ACE-0" table:formula="of:=IF([$'abs'.P41]&lt;2;4;1)" office:value-type="float" office:value="4">
            <text:p>4</text:p>
          </table:table-cell>
          <table:table-cell table:style-name="ACE-0" table:formula="of:=IF([$'abs'.Q41]&lt;2;4;1)" office:value-type="float" office:value="4">
            <text:p>4</text:p>
          </table:table-cell>
          <table:table-cell table:style-name="ACE-0" table:formula="of:=IF([$'abs'.R41]&lt;2;4;1)" office:value-type="float" office:value="4">
            <text:p>4</text:p>
          </table:table-cell>
          <table:table-cell table:style-name="ACE-0" table:formula="of:=IF([$'abs'.S41]&lt;2;4;1)" office:value-type="float" office:value="4">
            <text:p>4</text:p>
          </table:table-cell>
          <table:table-cell table:style-name="ACE-0" table:formula="of:=IF([$'abs'.T41]&lt;2;4;1)" office:value-type="float" office:value="4">
            <text:p>4</text:p>
          </table:table-cell>
          <table:table-cell table:style-name="ACE-0" table:formula="of:=IF([$'abs'.U41]&lt;2;4;1)" office:value-type="float" office:value="4">
            <text:p>4</text:p>
          </table:table-cell>
          <table:table-cell table:style-name="ACE-0" table:formula="of:=IF([$'abs'.V41]&lt;2;4;1)" office:value-type="float" office:value="4">
            <text:p>4</text:p>
          </table:table-cell>
          <table:table-cell table:style-name="ACE-0" table:formula="of:=IF([$'abs'.W41]&lt;2;4;1)" office:value-type="float" office:value="4">
            <text:p>4</text:p>
          </table:table-cell>
          <table:table-cell table:style-name="ACE-0" table:formula="of:=IF([$'abs'.X41]&lt;2;4;1)" office:value-type="float" office:value="4">
            <text:p>4</text:p>
          </table:table-cell>
          <table:table-cell table:style-name="ACE-0" table:formula="of:=IF([$'abs'.Y41]&lt;2;4;1)" office:value-type="float" office:value="4">
            <text:p>4</text:p>
          </table:table-cell>
          <table:table-cell table:style-name="ACE-0" table:formula="of:=IF([$'abs'.Z41]&lt;2;4;1)" office:value-type="float" office:value="4">
            <text:p>4</text:p>
          </table:table-cell>
          <table:table-cell table:style-name="ACE-0" table:formula="of:=IF([$'abs'.AA41]&lt;2;4;1)" office:value-type="float" office:value="4">
            <text:p>4</text:p>
          </table:table-cell>
          <table:table-cell table:style-name="ACE-0" table:formula="of:=IF([$'abs'.AB41]&lt;2;4;1)" office:value-type="float" office:value="4">
            <text:p>4</text:p>
          </table:table-cell>
          <table:table-cell table:style-name="ACE-0" table:formula="of:=IF([$'abs'.AC41]&lt;2;4;1)" office:value-type="float" office:value="4">
            <text:p>4</text:p>
          </table:table-cell>
          <table:table-cell table:style-name="ACE-0" table:formula="of:=IF([$'abs'.AD41]&lt;2;4;1)" office:value-type="float" office:value="4">
            <text:p>4</text:p>
          </table:table-cell>
          <table:table-cell table:style-name="ACE-0" table:formula="of:=IF([$'abs'.AE41]&lt;2;4;1)" office:value-type="float" office:value="4">
            <text:p>4</text:p>
          </table:table-cell>
          <table:table-cell table:style-name="ACE-0" table:formula="of:=IF([$'abs'.AF41]&lt;2;4;1)" office:value-type="float" office:value="4">
            <text:p>4</text:p>
          </table:table-cell>
          <table:table-cell table:style-name="ACE-0" table:formula="of:=IF([$'abs'.AG41]&lt;2;4;1)" office:value-type="float" office:value="4">
            <text:p>4</text:p>
          </table:table-cell>
          <table:table-cell table:style-name="ACE-0" table:formula="of:=IF([$'abs'.AH41]&lt;2;4;1)" office:value-type="float" office:value="4">
            <text:p>4</text:p>
          </table:table-cell>
          <table:table-cell table:style-name="ACE-0" table:formula="of:=IF([$'abs'.AI41]&lt;2;4;1)" office:value-type="float" office:value="4">
            <text:p>4</text:p>
          </table:table-cell>
          <table:table-cell table:style-name="ACE-0" table:formula="of:=IF([$'abs'.AJ41]&lt;2;4;1)" office:value-type="float" office:value="4">
            <text:p>4</text:p>
          </table:table-cell>
          <table:table-cell table:style-name="ACE-0" table:formula="of:=IF([$'abs'.AK41]&lt;2;4;1)" office:value-type="float" office:value="4">
            <text:p>4</text:p>
          </table:table-cell>
          <table:table-cell table:style-name="ACE-0" table:formula="of:=IF([$'abs'.AL41]&lt;2;4;1)" office:value-type="float" office:value="4">
            <text:p>4</text:p>
          </table:table-cell>
          <table:table-cell table:style-name="ACE-0" table:formula="of:=IF([$'abs'.AM41]&lt;2;4;1)" office:value-type="float" office:value="4">
            <text:p>4</text:p>
          </table:table-cell>
          <table:table-cell table:style-name="ACE-0" table:formula="of:=IF([$'abs'.AN41]&lt;2;4;1)" office:value-type="float" office:value="4">
            <text:p>4</text:p>
          </table:table-cell>
          <table:table-cell table:style-name="ACE-0" table:formula="of:=IF([$'abs'.AO41]&lt;2;4;1)" office:value-type="float" office:value="4">
            <text:p>4</text:p>
          </table:table-cell>
          <table:table-cell table:style-name="ACE-0" table:formula="of:=IF([$'abs'.AP41]&lt;2;4;1)" office:value-type="float" office:value="4">
            <text:p>4</text:p>
          </table:table-cell>
          <table:table-cell table:style-name="ACE-0" table:formula="of:=IF([$'abs'.AQ41]&lt;2;4;1)" office:value-type="float" office:value="4">
            <text:p>4</text:p>
          </table:table-cell>
          <table:table-cell table:style-name="ACE-0" table:formula="of:=IF([$'abs'.AR41]&lt;2;4;1)" office:value-type="float" office:value="4">
            <text:p>4</text:p>
          </table:table-cell>
          <table:table-cell table:style-name="ACE-0" table:formula="of:=IF([$'abs'.AS41]&lt;2;4;1)" office:value-type="float" office:value="4">
            <text:p>4</text:p>
          </table:table-cell>
          <table:table-cell table:style-name="ACE-0" table:formula="of:=IF([$'abs'.AT41]&lt;2;4;1)" office:value-type="float" office:value="4">
            <text:p>4</text:p>
          </table:table-cell>
          <table:table-cell table:style-name="ACE-0" table:formula="of:=IF([$'abs'.AU41]&lt;2;4;1)" office:value-type="float" office:value="4">
            <text:p>4</text:p>
          </table:table-cell>
          <table:table-cell table:style-name="ACE-0" table:formula="of:=IF([$'abs'.AV41]&lt;2;4;1)" office:value-type="float" office:value="4">
            <text:p>4</text:p>
          </table:table-cell>
          <table:table-cell table:style-name="ACE-0" table:formula="of:=IF([$'abs'.AW41]&lt;2;4;1)" office:value-type="float" office:value="4">
            <text:p>4</text:p>
          </table:table-cell>
          <table:table-cell table:style-name="ACE-0" table:formula="of:=IF([$'abs'.AX41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2]&lt;2;4;1)" office:value-type="float" office:value="4">
            <text:p>4</text:p>
          </table:table-cell>
          <table:table-cell table:style-name="ACE-0" table:formula="of:=IF([$'abs'.C42]&lt;2;4;1)" office:value-type="float" office:value="4">
            <text:p>4</text:p>
          </table:table-cell>
          <table:table-cell table:style-name="ACE-0" table:formula="of:=IF([$'abs'.D42]&lt;2;4;1)" office:value-type="float" office:value="4">
            <text:p>4</text:p>
          </table:table-cell>
          <table:table-cell table:style-name="ACE-0" table:formula="of:=IF([$'abs'.E42]&lt;2;4;1)" office:value-type="float" office:value="4">
            <text:p>4</text:p>
          </table:table-cell>
          <table:table-cell table:style-name="ACE-0" table:formula="of:=IF([$'abs'.F42]&lt;2;4;1)" office:value-type="float" office:value="4">
            <text:p>4</text:p>
          </table:table-cell>
          <table:table-cell table:style-name="ACE-0" table:formula="of:=IF([$'abs'.G42]&lt;2;4;1)" office:value-type="float" office:value="4">
            <text:p>4</text:p>
          </table:table-cell>
          <table:table-cell table:style-name="ACE-0" table:formula="of:=IF([$'abs'.H42]&lt;2;4;1)" office:value-type="float" office:value="4">
            <text:p>4</text:p>
          </table:table-cell>
          <table:table-cell table:style-name="ACE-0" table:formula="of:=IF([$'abs'.I42]&lt;2;4;1)" office:value-type="float" office:value="4">
            <text:p>4</text:p>
          </table:table-cell>
          <table:table-cell table:style-name="ACE-0" table:formula="of:=IF([$'abs'.J42]&lt;2;4;1)" office:value-type="float" office:value="4">
            <text:p>4</text:p>
          </table:table-cell>
          <table:table-cell table:style-name="ACE-0" table:formula="of:=IF([$'abs'.K42]&lt;2;4;1)" office:value-type="float" office:value="4">
            <text:p>4</text:p>
          </table:table-cell>
          <table:table-cell table:style-name="ACE-0" table:formula="of:=IF([$'abs'.L42]&lt;2;4;1)" office:value-type="float" office:value="4">
            <text:p>4</text:p>
          </table:table-cell>
          <table:table-cell table:style-name="ACE-0" table:formula="of:=IF([$'abs'.M42]&lt;2;4;1)" office:value-type="float" office:value="4">
            <text:p>4</text:p>
          </table:table-cell>
          <table:table-cell table:style-name="ACE-0" table:formula="of:=IF([$'abs'.N42]&lt;2;4;1)" office:value-type="float" office:value="4">
            <text:p>4</text:p>
          </table:table-cell>
          <table:table-cell table:style-name="ACE-0" table:formula="of:=IF([$'abs'.O42]&lt;2;4;1)" office:value-type="float" office:value="4">
            <text:p>4</text:p>
          </table:table-cell>
          <table:table-cell table:style-name="ACE-0" table:formula="of:=IF([$'abs'.P42]&lt;2;4;1)" office:value-type="float" office:value="4">
            <text:p>4</text:p>
          </table:table-cell>
          <table:table-cell table:style-name="ACE-0" table:formula="of:=IF([$'abs'.Q42]&lt;2;4;1)" office:value-type="float" office:value="4">
            <text:p>4</text:p>
          </table:table-cell>
          <table:table-cell table:style-name="ACE-0" table:formula="of:=IF([$'abs'.R42]&lt;2;4;1)" office:value-type="float" office:value="4">
            <text:p>4</text:p>
          </table:table-cell>
          <table:table-cell table:style-name="ACE-0" table:formula="of:=IF([$'abs'.S42]&lt;2;4;1)" office:value-type="float" office:value="4">
            <text:p>4</text:p>
          </table:table-cell>
          <table:table-cell table:style-name="ACE-0" table:formula="of:=IF([$'abs'.T42]&lt;2;4;1)" office:value-type="float" office:value="4">
            <text:p>4</text:p>
          </table:table-cell>
          <table:table-cell table:style-name="ACE-0" table:formula="of:=IF([$'abs'.U42]&lt;2;4;1)" office:value-type="float" office:value="4">
            <text:p>4</text:p>
          </table:table-cell>
          <table:table-cell table:style-name="ACE-0" table:formula="of:=IF([$'abs'.V42]&lt;2;4;1)" office:value-type="float" office:value="4">
            <text:p>4</text:p>
          </table:table-cell>
          <table:table-cell table:style-name="ACE-0" table:formula="of:=IF([$'abs'.W42]&lt;2;4;1)" office:value-type="float" office:value="4">
            <text:p>4</text:p>
          </table:table-cell>
          <table:table-cell table:style-name="ACE-0" table:formula="of:=IF([$'abs'.X42]&lt;2;4;1)" office:value-type="float" office:value="4">
            <text:p>4</text:p>
          </table:table-cell>
          <table:table-cell table:style-name="ACE-0" table:formula="of:=IF([$'abs'.Y42]&lt;2;4;1)" office:value-type="float" office:value="4">
            <text:p>4</text:p>
          </table:table-cell>
          <table:table-cell table:style-name="ACE-0" table:formula="of:=IF([$'abs'.Z42]&lt;2;4;1)" office:value-type="float" office:value="4">
            <text:p>4</text:p>
          </table:table-cell>
          <table:table-cell table:style-name="ACE-0" table:formula="of:=IF([$'abs'.AA42]&lt;2;4;1)" office:value-type="float" office:value="4">
            <text:p>4</text:p>
          </table:table-cell>
          <table:table-cell table:style-name="ACE-0" table:formula="of:=IF([$'abs'.AB42]&lt;2;4;1)" office:value-type="float" office:value="4">
            <text:p>4</text:p>
          </table:table-cell>
          <table:table-cell table:style-name="ACE-0" table:formula="of:=IF([$'abs'.AC42]&lt;2;4;1)" office:value-type="float" office:value="4">
            <text:p>4</text:p>
          </table:table-cell>
          <table:table-cell table:style-name="ACE-0" table:formula="of:=IF([$'abs'.AD42]&lt;2;4;1)" office:value-type="float" office:value="4">
            <text:p>4</text:p>
          </table:table-cell>
          <table:table-cell table:style-name="ACE-0" table:formula="of:=IF([$'abs'.AE42]&lt;2;4;1)" office:value-type="float" office:value="4">
            <text:p>4</text:p>
          </table:table-cell>
          <table:table-cell table:style-name="ACE-0" table:formula="of:=IF([$'abs'.AF42]&lt;2;4;1)" office:value-type="float" office:value="4">
            <text:p>4</text:p>
          </table:table-cell>
          <table:table-cell table:style-name="ACE-0" table:formula="of:=IF([$'abs'.AG42]&lt;2;4;1)" office:value-type="float" office:value="4">
            <text:p>4</text:p>
          </table:table-cell>
          <table:table-cell table:style-name="ACE-0" table:formula="of:=IF([$'abs'.AH42]&lt;2;4;1)" office:value-type="float" office:value="4">
            <text:p>4</text:p>
          </table:table-cell>
          <table:table-cell table:style-name="ACE-0" table:formula="of:=IF([$'abs'.AI42]&lt;2;4;1)" office:value-type="float" office:value="4">
            <text:p>4</text:p>
          </table:table-cell>
          <table:table-cell table:style-name="ACE-0" table:formula="of:=IF([$'abs'.AJ42]&lt;2;4;1)" office:value-type="float" office:value="4">
            <text:p>4</text:p>
          </table:table-cell>
          <table:table-cell table:style-name="ACE-0" table:formula="of:=IF([$'abs'.AK42]&lt;2;4;1)" office:value-type="float" office:value="4">
            <text:p>4</text:p>
          </table:table-cell>
          <table:table-cell table:style-name="ACE-0" table:formula="of:=IF([$'abs'.AL42]&lt;2;4;1)" office:value-type="float" office:value="4">
            <text:p>4</text:p>
          </table:table-cell>
          <table:table-cell table:style-name="ACE-0" table:formula="of:=IF([$'abs'.AM42]&lt;2;4;1)" office:value-type="float" office:value="4">
            <text:p>4</text:p>
          </table:table-cell>
          <table:table-cell table:style-name="ACE-0" table:formula="of:=IF([$'abs'.AN42]&lt;2;4;1)" office:value-type="float" office:value="4">
            <text:p>4</text:p>
          </table:table-cell>
          <table:table-cell table:style-name="ACE-0" table:formula="of:=IF([$'abs'.AO42]&lt;2;4;1)" office:value-type="float" office:value="4">
            <text:p>4</text:p>
          </table:table-cell>
          <table:table-cell table:style-name="ACE-0" table:formula="of:=IF([$'abs'.AP42]&lt;2;4;1)" office:value-type="float" office:value="4">
            <text:p>4</text:p>
          </table:table-cell>
          <table:table-cell table:style-name="ACE-0" table:formula="of:=IF([$'abs'.AQ42]&lt;2;4;1)" office:value-type="float" office:value="4">
            <text:p>4</text:p>
          </table:table-cell>
          <table:table-cell table:style-name="ACE-0" table:formula="of:=IF([$'abs'.AR42]&lt;2;4;1)" office:value-type="float" office:value="4">
            <text:p>4</text:p>
          </table:table-cell>
          <table:table-cell table:style-name="ACE-0" table:formula="of:=IF([$'abs'.AS42]&lt;2;4;1)" office:value-type="float" office:value="4">
            <text:p>4</text:p>
          </table:table-cell>
          <table:table-cell table:style-name="ACE-0" table:formula="of:=IF([$'abs'.AT42]&lt;2;4;1)" office:value-type="float" office:value="4">
            <text:p>4</text:p>
          </table:table-cell>
          <table:table-cell table:style-name="ACE-0" table:formula="of:=IF([$'abs'.AU42]&lt;2;4;1)" office:value-type="float" office:value="4">
            <text:p>4</text:p>
          </table:table-cell>
          <table:table-cell table:style-name="ACE-0" table:formula="of:=IF([$'abs'.AV42]&lt;2;4;1)" office:value-type="float" office:value="4">
            <text:p>4</text:p>
          </table:table-cell>
          <table:table-cell table:style-name="ACE-0" table:formula="of:=IF([$'abs'.AW42]&lt;2;4;1)" office:value-type="float" office:value="4">
            <text:p>4</text:p>
          </table:table-cell>
          <table:table-cell table:style-name="ACE-0" table:formula="of:=IF([$'abs'.AX42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3]&lt;2;4;1)" office:value-type="float" office:value="4">
            <text:p>4</text:p>
          </table:table-cell>
          <table:table-cell table:style-name="ACE-0" table:formula="of:=IF([$'abs'.C43]&lt;2;4;1)" office:value-type="float" office:value="4">
            <text:p>4</text:p>
          </table:table-cell>
          <table:table-cell table:style-name="ACE-0" table:formula="of:=IF([$'abs'.D43]&lt;2;4;1)" office:value-type="float" office:value="4">
            <text:p>4</text:p>
          </table:table-cell>
          <table:table-cell table:style-name="ACE-0" table:formula="of:=IF([$'abs'.E43]&lt;2;4;1)" office:value-type="float" office:value="4">
            <text:p>4</text:p>
          </table:table-cell>
          <table:table-cell table:style-name="ACE-0" table:formula="of:=IF([$'abs'.F43]&lt;2;4;1)" office:value-type="float" office:value="4">
            <text:p>4</text:p>
          </table:table-cell>
          <table:table-cell table:style-name="ACE-0" table:formula="of:=IF([$'abs'.G43]&lt;2;4;1)" office:value-type="float" office:value="4">
            <text:p>4</text:p>
          </table:table-cell>
          <table:table-cell table:style-name="ACE-0" table:formula="of:=IF([$'abs'.H43]&lt;2;4;1)" office:value-type="float" office:value="4">
            <text:p>4</text:p>
          </table:table-cell>
          <table:table-cell table:style-name="ACE-0" table:formula="of:=IF([$'abs'.I43]&lt;2;4;1)" office:value-type="float" office:value="4">
            <text:p>4</text:p>
          </table:table-cell>
          <table:table-cell table:style-name="ACE-0" table:formula="of:=IF([$'abs'.J43]&lt;2;4;1)" office:value-type="float" office:value="4">
            <text:p>4</text:p>
          </table:table-cell>
          <table:table-cell table:style-name="ACE-0" table:formula="of:=IF([$'abs'.K43]&lt;2;4;1)" office:value-type="float" office:value="4">
            <text:p>4</text:p>
          </table:table-cell>
          <table:table-cell table:style-name="ACE-0" table:formula="of:=IF([$'abs'.L43]&lt;2;4;1)" office:value-type="float" office:value="4">
            <text:p>4</text:p>
          </table:table-cell>
          <table:table-cell table:style-name="ACE-0" table:formula="of:=IF([$'abs'.M43]&lt;2;4;1)" office:value-type="float" office:value="4">
            <text:p>4</text:p>
          </table:table-cell>
          <table:table-cell table:style-name="ACE-0" table:formula="of:=IF([$'abs'.N43]&lt;2;4;1)" office:value-type="float" office:value="4">
            <text:p>4</text:p>
          </table:table-cell>
          <table:table-cell table:style-name="ACE-0" table:formula="of:=IF([$'abs'.O43]&lt;2;4;1)" office:value-type="float" office:value="4">
            <text:p>4</text:p>
          </table:table-cell>
          <table:table-cell table:style-name="ACE-0" table:formula="of:=IF([$'abs'.P43]&lt;2;4;1)" office:value-type="float" office:value="4">
            <text:p>4</text:p>
          </table:table-cell>
          <table:table-cell table:style-name="ACE-0" table:formula="of:=IF([$'abs'.Q43]&lt;2;4;1)" office:value-type="float" office:value="4">
            <text:p>4</text:p>
          </table:table-cell>
          <table:table-cell table:style-name="ACE-0" table:formula="of:=IF([$'abs'.R43]&lt;2;4;1)" office:value-type="float" office:value="4">
            <text:p>4</text:p>
          </table:table-cell>
          <table:table-cell table:style-name="ACE-0" table:formula="of:=IF([$'abs'.S43]&lt;2;4;1)" office:value-type="float" office:value="4">
            <text:p>4</text:p>
          </table:table-cell>
          <table:table-cell table:style-name="ACE-0" table:formula="of:=IF([$'abs'.T43]&lt;2;4;1)" office:value-type="float" office:value="4">
            <text:p>4</text:p>
          </table:table-cell>
          <table:table-cell table:style-name="ACE-0" table:formula="of:=IF([$'abs'.U43]&lt;2;4;1)" office:value-type="float" office:value="4">
            <text:p>4</text:p>
          </table:table-cell>
          <table:table-cell table:style-name="ACE-0" table:formula="of:=IF([$'abs'.V43]&lt;2;4;1)" office:value-type="float" office:value="4">
            <text:p>4</text:p>
          </table:table-cell>
          <table:table-cell table:style-name="ACE-0" table:formula="of:=IF([$'abs'.W43]&lt;2;4;1)" office:value-type="float" office:value="4">
            <text:p>4</text:p>
          </table:table-cell>
          <table:table-cell table:style-name="ACE-0" table:formula="of:=IF([$'abs'.X43]&lt;2;4;1)" office:value-type="float" office:value="4">
            <text:p>4</text:p>
          </table:table-cell>
          <table:table-cell table:style-name="ACE-0" table:formula="of:=IF([$'abs'.Y43]&lt;2;4;1)" office:value-type="float" office:value="4">
            <text:p>4</text:p>
          </table:table-cell>
          <table:table-cell table:style-name="ACE-0" table:formula="of:=IF([$'abs'.Z43]&lt;2;4;1)" office:value-type="float" office:value="4">
            <text:p>4</text:p>
          </table:table-cell>
          <table:table-cell table:style-name="ACE-0" table:formula="of:=IF([$'abs'.AA43]&lt;2;4;1)" office:value-type="float" office:value="4">
            <text:p>4</text:p>
          </table:table-cell>
          <table:table-cell table:style-name="ACE-0" table:formula="of:=IF([$'abs'.AB43]&lt;2;4;1)" office:value-type="float" office:value="4">
            <text:p>4</text:p>
          </table:table-cell>
          <table:table-cell table:style-name="ACE-0" table:formula="of:=IF([$'abs'.AC43]&lt;2;4;1)" office:value-type="float" office:value="4">
            <text:p>4</text:p>
          </table:table-cell>
          <table:table-cell table:style-name="ACE-0" table:formula="of:=IF([$'abs'.AD43]&lt;2;4;1)" office:value-type="float" office:value="4">
            <text:p>4</text:p>
          </table:table-cell>
          <table:table-cell table:style-name="ACE-0" table:formula="of:=IF([$'abs'.AE43]&lt;2;4;1)" office:value-type="float" office:value="4">
            <text:p>4</text:p>
          </table:table-cell>
          <table:table-cell table:style-name="ACE-0" table:formula="of:=IF([$'abs'.AF43]&lt;2;4;1)" office:value-type="float" office:value="4">
            <text:p>4</text:p>
          </table:table-cell>
          <table:table-cell table:style-name="ACE-0" table:formula="of:=IF([$'abs'.AG43]&lt;2;4;1)" office:value-type="float" office:value="4">
            <text:p>4</text:p>
          </table:table-cell>
          <table:table-cell table:style-name="ACE-0" table:formula="of:=IF([$'abs'.AH43]&lt;2;4;1)" office:value-type="float" office:value="4">
            <text:p>4</text:p>
          </table:table-cell>
          <table:table-cell table:style-name="ACE-0" table:formula="of:=IF([$'abs'.AI43]&lt;2;4;1)" office:value-type="float" office:value="4">
            <text:p>4</text:p>
          </table:table-cell>
          <table:table-cell table:style-name="ACE-0" table:formula="of:=IF([$'abs'.AJ43]&lt;2;4;1)" office:value-type="float" office:value="4">
            <text:p>4</text:p>
          </table:table-cell>
          <table:table-cell table:style-name="ACE-0" table:formula="of:=IF([$'abs'.AK43]&lt;2;4;1)" office:value-type="float" office:value="4">
            <text:p>4</text:p>
          </table:table-cell>
          <table:table-cell table:style-name="ACE-0" table:formula="of:=IF([$'abs'.AL43]&lt;2;4;1)" office:value-type="float" office:value="4">
            <text:p>4</text:p>
          </table:table-cell>
          <table:table-cell table:style-name="ACE-0" table:formula="of:=IF([$'abs'.AM43]&lt;2;4;1)" office:value-type="float" office:value="4">
            <text:p>4</text:p>
          </table:table-cell>
          <table:table-cell table:style-name="ACE-0" table:formula="of:=IF([$'abs'.AN43]&lt;2;4;1)" office:value-type="float" office:value="4">
            <text:p>4</text:p>
          </table:table-cell>
          <table:table-cell table:style-name="ACE-0" table:formula="of:=IF([$'abs'.AO43]&lt;2;4;1)" office:value-type="float" office:value="4">
            <text:p>4</text:p>
          </table:table-cell>
          <table:table-cell table:style-name="ACE-0" table:formula="of:=IF([$'abs'.AP43]&lt;2;4;1)" office:value-type="float" office:value="4">
            <text:p>4</text:p>
          </table:table-cell>
          <table:table-cell table:style-name="ACE-0" table:formula="of:=IF([$'abs'.AQ43]&lt;2;4;1)" office:value-type="float" office:value="4">
            <text:p>4</text:p>
          </table:table-cell>
          <table:table-cell table:style-name="ACE-0" table:formula="of:=IF([$'abs'.AR43]&lt;2;4;1)" office:value-type="float" office:value="4">
            <text:p>4</text:p>
          </table:table-cell>
          <table:table-cell table:style-name="ACE-0" table:formula="of:=IF([$'abs'.AS43]&lt;2;4;1)" office:value-type="float" office:value="4">
            <text:p>4</text:p>
          </table:table-cell>
          <table:table-cell table:style-name="ACE-0" table:formula="of:=IF([$'abs'.AT43]&lt;2;4;1)" office:value-type="float" office:value="4">
            <text:p>4</text:p>
          </table:table-cell>
          <table:table-cell table:style-name="ACE-0" table:formula="of:=IF([$'abs'.AU43]&lt;2;4;1)" office:value-type="float" office:value="4">
            <text:p>4</text:p>
          </table:table-cell>
          <table:table-cell table:style-name="ACE-0" table:formula="of:=IF([$'abs'.AV43]&lt;2;4;1)" office:value-type="float" office:value="4">
            <text:p>4</text:p>
          </table:table-cell>
          <table:table-cell table:style-name="ACE-0" table:formula="of:=IF([$'abs'.AW43]&lt;2;4;1)" office:value-type="float" office:value="4">
            <text:p>4</text:p>
          </table:table-cell>
          <table:table-cell table:style-name="ACE-0" table:formula="of:=IF([$'abs'.AX43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4]&lt;2;4;1)" office:value-type="float" office:value="4">
            <text:p>4</text:p>
          </table:table-cell>
          <table:table-cell table:style-name="ACE-0" table:formula="of:=IF([$'abs'.C44]&lt;2;4;1)" office:value-type="float" office:value="4">
            <text:p>4</text:p>
          </table:table-cell>
          <table:table-cell table:style-name="ACE-0" table:formula="of:=IF([$'abs'.D44]&lt;2;4;1)" office:value-type="float" office:value="4">
            <text:p>4</text:p>
          </table:table-cell>
          <table:table-cell table:style-name="ACE-0" table:formula="of:=IF([$'abs'.E44]&lt;2;4;1)" office:value-type="float" office:value="4">
            <text:p>4</text:p>
          </table:table-cell>
          <table:table-cell table:style-name="ACE-0" table:formula="of:=IF([$'abs'.F44]&lt;2;4;1)" office:value-type="float" office:value="4">
            <text:p>4</text:p>
          </table:table-cell>
          <table:table-cell table:style-name="ACE-0" table:formula="of:=IF([$'abs'.G44]&lt;2;4;1)" office:value-type="float" office:value="4">
            <text:p>4</text:p>
          </table:table-cell>
          <table:table-cell table:style-name="ACE-0" table:formula="of:=IF([$'abs'.H44]&lt;2;4;1)" office:value-type="float" office:value="4">
            <text:p>4</text:p>
          </table:table-cell>
          <table:table-cell table:style-name="ACE-0" table:formula="of:=IF([$'abs'.I44]&lt;2;4;1)" office:value-type="float" office:value="4">
            <text:p>4</text:p>
          </table:table-cell>
          <table:table-cell table:style-name="ACE-0" table:formula="of:=IF([$'abs'.J44]&lt;2;4;1)" office:value-type="float" office:value="4">
            <text:p>4</text:p>
          </table:table-cell>
          <table:table-cell table:style-name="ACE-0" table:formula="of:=IF([$'abs'.K44]&lt;2;4;1)" office:value-type="float" office:value="4">
            <text:p>4</text:p>
          </table:table-cell>
          <table:table-cell table:style-name="ACE-0" table:formula="of:=IF([$'abs'.L44]&lt;2;4;1)" office:value-type="float" office:value="4">
            <text:p>4</text:p>
          </table:table-cell>
          <table:table-cell table:style-name="ACE-0" table:formula="of:=IF([$'abs'.M44]&lt;2;4;1)" office:value-type="float" office:value="4">
            <text:p>4</text:p>
          </table:table-cell>
          <table:table-cell table:style-name="ACE-0" table:formula="of:=IF([$'abs'.N44]&lt;2;4;1)" office:value-type="float" office:value="4">
            <text:p>4</text:p>
          </table:table-cell>
          <table:table-cell table:style-name="ACE-0" table:formula="of:=IF([$'abs'.O44]&lt;2;4;1)" office:value-type="float" office:value="4">
            <text:p>4</text:p>
          </table:table-cell>
          <table:table-cell table:style-name="ACE-0" table:formula="of:=IF([$'abs'.P44]&lt;2;4;1)" office:value-type="float" office:value="4">
            <text:p>4</text:p>
          </table:table-cell>
          <table:table-cell table:style-name="ACE-0" table:formula="of:=IF([$'abs'.Q44]&lt;2;4;1)" office:value-type="float" office:value="4">
            <text:p>4</text:p>
          </table:table-cell>
          <table:table-cell table:style-name="ACE-0" table:formula="of:=IF([$'abs'.R44]&lt;2;4;1)" office:value-type="float" office:value="4">
            <text:p>4</text:p>
          </table:table-cell>
          <table:table-cell table:style-name="ACE-0" table:formula="of:=IF([$'abs'.S44]&lt;2;4;1)" office:value-type="float" office:value="4">
            <text:p>4</text:p>
          </table:table-cell>
          <table:table-cell table:style-name="ACE-0" table:formula="of:=IF([$'abs'.T44]&lt;2;4;1)" office:value-type="float" office:value="4">
            <text:p>4</text:p>
          </table:table-cell>
          <table:table-cell table:style-name="ACE-0" table:formula="of:=IF([$'abs'.U44]&lt;2;4;1)" office:value-type="float" office:value="4">
            <text:p>4</text:p>
          </table:table-cell>
          <table:table-cell table:style-name="ACE-0" table:formula="of:=IF([$'abs'.V44]&lt;2;4;1)" office:value-type="float" office:value="4">
            <text:p>4</text:p>
          </table:table-cell>
          <table:table-cell table:style-name="ACE-0" table:formula="of:=IF([$'abs'.W44]&lt;2;4;1)" office:value-type="float" office:value="4">
            <text:p>4</text:p>
          </table:table-cell>
          <table:table-cell table:style-name="ACE-0" table:formula="of:=IF([$'abs'.X44]&lt;2;4;1)" office:value-type="float" office:value="4">
            <text:p>4</text:p>
          </table:table-cell>
          <table:table-cell table:style-name="ACE-0" table:formula="of:=IF([$'abs'.Y44]&lt;2;4;1)" office:value-type="float" office:value="4">
            <text:p>4</text:p>
          </table:table-cell>
          <table:table-cell table:style-name="ACE-0" table:formula="of:=IF([$'abs'.Z44]&lt;2;4;1)" office:value-type="float" office:value="4">
            <text:p>4</text:p>
          </table:table-cell>
          <table:table-cell table:style-name="ACE-0" table:formula="of:=IF([$'abs'.AA44]&lt;2;4;1)" office:value-type="float" office:value="4">
            <text:p>4</text:p>
          </table:table-cell>
          <table:table-cell table:style-name="ACE-0" table:formula="of:=IF([$'abs'.AB44]&lt;2;4;1)" office:value-type="float" office:value="4">
            <text:p>4</text:p>
          </table:table-cell>
          <table:table-cell table:style-name="ACE-0" table:formula="of:=IF([$'abs'.AC44]&lt;2;4;1)" office:value-type="float" office:value="4">
            <text:p>4</text:p>
          </table:table-cell>
          <table:table-cell table:style-name="ACE-0" table:formula="of:=IF([$'abs'.AD44]&lt;2;4;1)" office:value-type="float" office:value="4">
            <text:p>4</text:p>
          </table:table-cell>
          <table:table-cell table:style-name="ACE-0" table:formula="of:=IF([$'abs'.AE44]&lt;2;4;1)" office:value-type="float" office:value="4">
            <text:p>4</text:p>
          </table:table-cell>
          <table:table-cell table:style-name="ACE-0" table:formula="of:=IF([$'abs'.AF44]&lt;2;4;1)" office:value-type="float" office:value="4">
            <text:p>4</text:p>
          </table:table-cell>
          <table:table-cell table:style-name="ACE-0" table:formula="of:=IF([$'abs'.AG44]&lt;2;4;1)" office:value-type="float" office:value="4">
            <text:p>4</text:p>
          </table:table-cell>
          <table:table-cell table:style-name="ACE-0" table:formula="of:=IF([$'abs'.AH44]&lt;2;4;1)" office:value-type="float" office:value="4">
            <text:p>4</text:p>
          </table:table-cell>
          <table:table-cell table:style-name="ACE-0" table:formula="of:=IF([$'abs'.AI44]&lt;2;4;1)" office:value-type="float" office:value="4">
            <text:p>4</text:p>
          </table:table-cell>
          <table:table-cell table:style-name="ACE-0" table:formula="of:=IF([$'abs'.AJ44]&lt;2;4;1)" office:value-type="float" office:value="4">
            <text:p>4</text:p>
          </table:table-cell>
          <table:table-cell table:style-name="ACE-0" table:formula="of:=IF([$'abs'.AK44]&lt;2;4;1)" office:value-type="float" office:value="4">
            <text:p>4</text:p>
          </table:table-cell>
          <table:table-cell table:style-name="ACE-0" table:formula="of:=IF([$'abs'.AL44]&lt;2;4;1)" office:value-type="float" office:value="4">
            <text:p>4</text:p>
          </table:table-cell>
          <table:table-cell table:style-name="ACE-0" table:formula="of:=IF([$'abs'.AM44]&lt;2;4;1)" office:value-type="float" office:value="4">
            <text:p>4</text:p>
          </table:table-cell>
          <table:table-cell table:style-name="ACE-0" table:formula="of:=IF([$'abs'.AN44]&lt;2;4;1)" office:value-type="float" office:value="4">
            <text:p>4</text:p>
          </table:table-cell>
          <table:table-cell table:style-name="ACE-0" table:formula="of:=IF([$'abs'.AO44]&lt;2;4;1)" office:value-type="float" office:value="4">
            <text:p>4</text:p>
          </table:table-cell>
          <table:table-cell table:style-name="ACE-0" table:formula="of:=IF([$'abs'.AP44]&lt;2;4;1)" office:value-type="float" office:value="4">
            <text:p>4</text:p>
          </table:table-cell>
          <table:table-cell table:style-name="ACE-0" table:formula="of:=IF([$'abs'.AQ44]&lt;2;4;1)" office:value-type="float" office:value="4">
            <text:p>4</text:p>
          </table:table-cell>
          <table:table-cell table:style-name="ACE-0" table:formula="of:=IF([$'abs'.AR44]&lt;2;4;1)" office:value-type="float" office:value="4">
            <text:p>4</text:p>
          </table:table-cell>
          <table:table-cell table:style-name="ACE-0" table:formula="of:=IF([$'abs'.AS44]&lt;2;4;1)" office:value-type="float" office:value="4">
            <text:p>4</text:p>
          </table:table-cell>
          <table:table-cell table:style-name="ACE-0" table:formula="of:=IF([$'abs'.AT44]&lt;2;4;1)" office:value-type="float" office:value="4">
            <text:p>4</text:p>
          </table:table-cell>
          <table:table-cell table:style-name="ACE-0" table:formula="of:=IF([$'abs'.AU44]&lt;2;4;1)" office:value-type="float" office:value="4">
            <text:p>4</text:p>
          </table:table-cell>
          <table:table-cell table:style-name="ACE-0" table:formula="of:=IF([$'abs'.AV44]&lt;2;4;1)" office:value-type="float" office:value="4">
            <text:p>4</text:p>
          </table:table-cell>
          <table:table-cell table:style-name="ACE-0" table:formula="of:=IF([$'abs'.AW44]&lt;2;4;1)" office:value-type="float" office:value="4">
            <text:p>4</text:p>
          </table:table-cell>
          <table:table-cell table:style-name="ACE-0" table:formula="of:=IF([$'abs'.AX44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5]&lt;2;4;1)" office:value-type="float" office:value="4">
            <text:p>4</text:p>
          </table:table-cell>
          <table:table-cell table:style-name="ACE-0" table:formula="of:=IF([$'abs'.C45]&lt;2;4;1)" office:value-type="float" office:value="4">
            <text:p>4</text:p>
          </table:table-cell>
          <table:table-cell table:style-name="ACE-0" table:formula="of:=IF([$'abs'.D45]&lt;2;4;1)" office:value-type="float" office:value="4">
            <text:p>4</text:p>
          </table:table-cell>
          <table:table-cell table:style-name="ACE-0" table:formula="of:=IF([$'abs'.E45]&lt;2;4;1)" office:value-type="float" office:value="4">
            <text:p>4</text:p>
          </table:table-cell>
          <table:table-cell table:style-name="ACE-0" table:formula="of:=IF([$'abs'.F45]&lt;2;4;1)" office:value-type="float" office:value="4">
            <text:p>4</text:p>
          </table:table-cell>
          <table:table-cell table:style-name="ACE-0" table:formula="of:=IF([$'abs'.G45]&lt;2;4;1)" office:value-type="float" office:value="4">
            <text:p>4</text:p>
          </table:table-cell>
          <table:table-cell table:style-name="ACE-0" table:formula="of:=IF([$'abs'.H45]&lt;2;4;1)" office:value-type="float" office:value="4">
            <text:p>4</text:p>
          </table:table-cell>
          <table:table-cell table:style-name="ACE-0" table:formula="of:=IF([$'abs'.I45]&lt;2;4;1)" office:value-type="float" office:value="4">
            <text:p>4</text:p>
          </table:table-cell>
          <table:table-cell table:style-name="ACE-0" table:formula="of:=IF([$'abs'.J45]&lt;2;4;1)" office:value-type="float" office:value="4">
            <text:p>4</text:p>
          </table:table-cell>
          <table:table-cell table:style-name="ACE-0" table:formula="of:=IF([$'abs'.K45]&lt;2;4;1)" office:value-type="float" office:value="4">
            <text:p>4</text:p>
          </table:table-cell>
          <table:table-cell table:style-name="ACE-0" table:formula="of:=IF([$'abs'.L45]&lt;2;4;1)" office:value-type="float" office:value="4">
            <text:p>4</text:p>
          </table:table-cell>
          <table:table-cell table:style-name="ACE-0" table:formula="of:=IF([$'abs'.M45]&lt;2;4;1)" office:value-type="float" office:value="4">
            <text:p>4</text:p>
          </table:table-cell>
          <table:table-cell table:style-name="ACE-0" table:formula="of:=IF([$'abs'.N45]&lt;2;4;1)" office:value-type="float" office:value="4">
            <text:p>4</text:p>
          </table:table-cell>
          <table:table-cell table:style-name="ACE-0" table:formula="of:=IF([$'abs'.O45]&lt;2;4;1)" office:value-type="float" office:value="4">
            <text:p>4</text:p>
          </table:table-cell>
          <table:table-cell table:style-name="ACE-0" table:formula="of:=IF([$'abs'.P45]&lt;2;4;1)" office:value-type="float" office:value="4">
            <text:p>4</text:p>
          </table:table-cell>
          <table:table-cell table:style-name="ACE-0" table:formula="of:=IF([$'abs'.Q45]&lt;2;4;1)" office:value-type="float" office:value="4">
            <text:p>4</text:p>
          </table:table-cell>
          <table:table-cell table:style-name="ACE-0" table:formula="of:=IF([$'abs'.R45]&lt;2;4;1)" office:value-type="float" office:value="4">
            <text:p>4</text:p>
          </table:table-cell>
          <table:table-cell table:style-name="ACE-0" table:formula="of:=IF([$'abs'.S45]&lt;2;4;1)" office:value-type="float" office:value="4">
            <text:p>4</text:p>
          </table:table-cell>
          <table:table-cell table:style-name="ACE-0" table:formula="of:=IF([$'abs'.T45]&lt;2;4;1)" office:value-type="float" office:value="4">
            <text:p>4</text:p>
          </table:table-cell>
          <table:table-cell table:style-name="ACE-0" table:formula="of:=IF([$'abs'.U45]&lt;2;4;1)" office:value-type="float" office:value="4">
            <text:p>4</text:p>
          </table:table-cell>
          <table:table-cell table:style-name="ACE-0" table:formula="of:=IF([$'abs'.V45]&lt;2;4;1)" office:value-type="float" office:value="4">
            <text:p>4</text:p>
          </table:table-cell>
          <table:table-cell table:style-name="ACE-0" table:formula="of:=IF([$'abs'.W45]&lt;2;4;1)" office:value-type="float" office:value="4">
            <text:p>4</text:p>
          </table:table-cell>
          <table:table-cell table:style-name="ACE-0" table:formula="of:=IF([$'abs'.X45]&lt;2;4;1)" office:value-type="float" office:value="4">
            <text:p>4</text:p>
          </table:table-cell>
          <table:table-cell table:style-name="ACE-0" table:formula="of:=IF([$'abs'.Y45]&lt;2;4;1)" office:value-type="float" office:value="4">
            <text:p>4</text:p>
          </table:table-cell>
          <table:table-cell table:style-name="ACE-0" table:formula="of:=IF([$'abs'.Z45]&lt;2;4;1)" office:value-type="float" office:value="4">
            <text:p>4</text:p>
          </table:table-cell>
          <table:table-cell table:style-name="ACE-0" table:formula="of:=IF([$'abs'.AA45]&lt;2;4;1)" office:value-type="float" office:value="4">
            <text:p>4</text:p>
          </table:table-cell>
          <table:table-cell table:style-name="ACE-0" table:formula="of:=IF([$'abs'.AB45]&lt;2;4;1)" office:value-type="float" office:value="4">
            <text:p>4</text:p>
          </table:table-cell>
          <table:table-cell table:style-name="ACE-0" table:formula="of:=IF([$'abs'.AC45]&lt;2;4;1)" office:value-type="float" office:value="4">
            <text:p>4</text:p>
          </table:table-cell>
          <table:table-cell table:style-name="ACE-0" table:formula="of:=IF([$'abs'.AD45]&lt;2;4;1)" office:value-type="float" office:value="4">
            <text:p>4</text:p>
          </table:table-cell>
          <table:table-cell table:style-name="ACE-0" table:formula="of:=IF([$'abs'.AE45]&lt;2;4;1)" office:value-type="float" office:value="4">
            <text:p>4</text:p>
          </table:table-cell>
          <table:table-cell table:style-name="ACE-0" table:formula="of:=IF([$'abs'.AF45]&lt;2;4;1)" office:value-type="float" office:value="4">
            <text:p>4</text:p>
          </table:table-cell>
          <table:table-cell table:style-name="ACE-0" table:formula="of:=IF([$'abs'.AG45]&lt;2;4;1)" office:value-type="float" office:value="4">
            <text:p>4</text:p>
          </table:table-cell>
          <table:table-cell table:style-name="ACE-0" table:formula="of:=IF([$'abs'.AH45]&lt;2;4;1)" office:value-type="float" office:value="4">
            <text:p>4</text:p>
          </table:table-cell>
          <table:table-cell table:style-name="ACE-0" table:formula="of:=IF([$'abs'.AI45]&lt;2;4;1)" office:value-type="float" office:value="4">
            <text:p>4</text:p>
          </table:table-cell>
          <table:table-cell table:style-name="ACE-0" table:formula="of:=IF([$'abs'.AJ45]&lt;2;4;1)" office:value-type="float" office:value="4">
            <text:p>4</text:p>
          </table:table-cell>
          <table:table-cell table:style-name="ACE-0" table:formula="of:=IF([$'abs'.AK45]&lt;2;4;1)" office:value-type="float" office:value="4">
            <text:p>4</text:p>
          </table:table-cell>
          <table:table-cell table:style-name="ACE-0" table:formula="of:=IF([$'abs'.AL45]&lt;2;4;1)" office:value-type="float" office:value="4">
            <text:p>4</text:p>
          </table:table-cell>
          <table:table-cell table:style-name="ACE-0" table:formula="of:=IF([$'abs'.AM45]&lt;2;4;1)" office:value-type="float" office:value="4">
            <text:p>4</text:p>
          </table:table-cell>
          <table:table-cell table:style-name="ACE-0" table:formula="of:=IF([$'abs'.AN45]&lt;2;4;1)" office:value-type="float" office:value="4">
            <text:p>4</text:p>
          </table:table-cell>
          <table:table-cell table:style-name="ACE-0" table:formula="of:=IF([$'abs'.AO45]&lt;2;4;1)" office:value-type="float" office:value="4">
            <text:p>4</text:p>
          </table:table-cell>
          <table:table-cell table:style-name="ACE-0" table:formula="of:=IF([$'abs'.AP45]&lt;2;4;1)" office:value-type="float" office:value="4">
            <text:p>4</text:p>
          </table:table-cell>
          <table:table-cell table:style-name="ACE-0" table:formula="of:=IF([$'abs'.AQ45]&lt;2;4;1)" office:value-type="float" office:value="4">
            <text:p>4</text:p>
          </table:table-cell>
          <table:table-cell table:style-name="ACE-0" table:formula="of:=IF([$'abs'.AR45]&lt;2;4;1)" office:value-type="float" office:value="4">
            <text:p>4</text:p>
          </table:table-cell>
          <table:table-cell table:style-name="ACE-0" table:formula="of:=IF([$'abs'.AS45]&lt;2;4;1)" office:value-type="float" office:value="4">
            <text:p>4</text:p>
          </table:table-cell>
          <table:table-cell table:style-name="ACE-0" table:formula="of:=IF([$'abs'.AT45]&lt;2;4;1)" office:value-type="float" office:value="4">
            <text:p>4</text:p>
          </table:table-cell>
          <table:table-cell table:style-name="ACE-0" table:formula="of:=IF([$'abs'.AU45]&lt;2;4;1)" office:value-type="float" office:value="4">
            <text:p>4</text:p>
          </table:table-cell>
          <table:table-cell table:style-name="ACE-0" table:formula="of:=IF([$'abs'.AV45]&lt;2;4;1)" office:value-type="float" office:value="4">
            <text:p>4</text:p>
          </table:table-cell>
          <table:table-cell table:style-name="ACE-0" table:formula="of:=IF([$'abs'.AW45]&lt;2;4;1)" office:value-type="float" office:value="4">
            <text:p>4</text:p>
          </table:table-cell>
          <table:table-cell table:style-name="ACE-0" table:formula="of:=IF([$'abs'.AX45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6]&lt;2;4;1)" office:value-type="float" office:value="4">
            <text:p>4</text:p>
          </table:table-cell>
          <table:table-cell table:style-name="ACE-0" table:formula="of:=IF([$'abs'.C46]&lt;2;4;1)" office:value-type="float" office:value="4">
            <text:p>4</text:p>
          </table:table-cell>
          <table:table-cell table:style-name="ACE-0" table:formula="of:=IF([$'abs'.D46]&lt;2;4;1)" office:value-type="float" office:value="4">
            <text:p>4</text:p>
          </table:table-cell>
          <table:table-cell table:style-name="ACE-0" table:formula="of:=IF([$'abs'.E46]&lt;2;4;1)" office:value-type="float" office:value="4">
            <text:p>4</text:p>
          </table:table-cell>
          <table:table-cell table:style-name="ACE-0" table:formula="of:=IF([$'abs'.F46]&lt;2;4;1)" office:value-type="float" office:value="4">
            <text:p>4</text:p>
          </table:table-cell>
          <table:table-cell table:style-name="ACE-0" table:formula="of:=IF([$'abs'.G46]&lt;2;4;1)" office:value-type="float" office:value="4">
            <text:p>4</text:p>
          </table:table-cell>
          <table:table-cell table:style-name="ACE-0" table:formula="of:=IF([$'abs'.H46]&lt;2;4;1)" office:value-type="float" office:value="4">
            <text:p>4</text:p>
          </table:table-cell>
          <table:table-cell table:style-name="ACE-0" table:formula="of:=IF([$'abs'.I46]&lt;2;4;1)" office:value-type="float" office:value="4">
            <text:p>4</text:p>
          </table:table-cell>
          <table:table-cell table:style-name="ACE-0" table:formula="of:=IF([$'abs'.J46]&lt;2;4;1)" office:value-type="float" office:value="4">
            <text:p>4</text:p>
          </table:table-cell>
          <table:table-cell table:style-name="ACE-0" table:formula="of:=IF([$'abs'.K46]&lt;2;4;1)" office:value-type="float" office:value="4">
            <text:p>4</text:p>
          </table:table-cell>
          <table:table-cell table:style-name="ACE-0" table:formula="of:=IF([$'abs'.L46]&lt;2;4;1)" office:value-type="float" office:value="4">
            <text:p>4</text:p>
          </table:table-cell>
          <table:table-cell table:style-name="ACE-0" table:formula="of:=IF([$'abs'.M46]&lt;2;4;1)" office:value-type="float" office:value="4">
            <text:p>4</text:p>
          </table:table-cell>
          <table:table-cell table:style-name="ACE-0" table:formula="of:=IF([$'abs'.N46]&lt;2;4;1)" office:value-type="float" office:value="4">
            <text:p>4</text:p>
          </table:table-cell>
          <table:table-cell table:style-name="ACE-0" table:formula="of:=IF([$'abs'.O46]&lt;2;4;1)" office:value-type="float" office:value="4">
            <text:p>4</text:p>
          </table:table-cell>
          <table:table-cell table:style-name="ACE-0" table:formula="of:=IF([$'abs'.P46]&lt;2;4;1)" office:value-type="float" office:value="4">
            <text:p>4</text:p>
          </table:table-cell>
          <table:table-cell table:style-name="ACE-0" table:formula="of:=IF([$'abs'.Q46]&lt;2;4;1)" office:value-type="float" office:value="4">
            <text:p>4</text:p>
          </table:table-cell>
          <table:table-cell table:style-name="ACE-0" table:formula="of:=IF([$'abs'.R46]&lt;2;4;1)" office:value-type="float" office:value="4">
            <text:p>4</text:p>
          </table:table-cell>
          <table:table-cell table:style-name="ACE-0" table:formula="of:=IF([$'abs'.S46]&lt;2;4;1)" office:value-type="float" office:value="4">
            <text:p>4</text:p>
          </table:table-cell>
          <table:table-cell table:style-name="ACE-0" table:formula="of:=IF([$'abs'.T46]&lt;2;4;1)" office:value-type="float" office:value="4">
            <text:p>4</text:p>
          </table:table-cell>
          <table:table-cell table:style-name="ACE-0" table:formula="of:=IF([$'abs'.U46]&lt;2;4;1)" office:value-type="float" office:value="4">
            <text:p>4</text:p>
          </table:table-cell>
          <table:table-cell table:style-name="ACE-0" table:formula="of:=IF([$'abs'.V46]&lt;2;4;1)" office:value-type="float" office:value="4">
            <text:p>4</text:p>
          </table:table-cell>
          <table:table-cell table:style-name="ACE-0" table:formula="of:=IF([$'abs'.W46]&lt;2;4;1)" office:value-type="float" office:value="4">
            <text:p>4</text:p>
          </table:table-cell>
          <table:table-cell table:style-name="ACE-0" table:formula="of:=IF([$'abs'.X46]&lt;2;4;1)" office:value-type="float" office:value="4">
            <text:p>4</text:p>
          </table:table-cell>
          <table:table-cell table:style-name="ACE-0" table:formula="of:=IF([$'abs'.Y46]&lt;2;4;1)" office:value-type="float" office:value="4">
            <text:p>4</text:p>
          </table:table-cell>
          <table:table-cell table:style-name="ACE-0" table:formula="of:=IF([$'abs'.Z46]&lt;2;4;1)" office:value-type="float" office:value="4">
            <text:p>4</text:p>
          </table:table-cell>
          <table:table-cell table:style-name="ACE-0" table:formula="of:=IF([$'abs'.AA46]&lt;2;4;1)" office:value-type="float" office:value="4">
            <text:p>4</text:p>
          </table:table-cell>
          <table:table-cell table:style-name="ACE-0" table:formula="of:=IF([$'abs'.AB46]&lt;2;4;1)" office:value-type="float" office:value="4">
            <text:p>4</text:p>
          </table:table-cell>
          <table:table-cell table:style-name="ACE-0" table:formula="of:=IF([$'abs'.AC46]&lt;2;4;1)" office:value-type="float" office:value="4">
            <text:p>4</text:p>
          </table:table-cell>
          <table:table-cell table:style-name="ACE-0" table:formula="of:=IF([$'abs'.AD46]&lt;2;4;1)" office:value-type="float" office:value="4">
            <text:p>4</text:p>
          </table:table-cell>
          <table:table-cell table:style-name="ACE-0" table:formula="of:=IF([$'abs'.AE46]&lt;2;4;1)" office:value-type="float" office:value="4">
            <text:p>4</text:p>
          </table:table-cell>
          <table:table-cell table:style-name="ACE-0" table:formula="of:=IF([$'abs'.AF46]&lt;2;4;1)" office:value-type="float" office:value="4">
            <text:p>4</text:p>
          </table:table-cell>
          <table:table-cell table:style-name="ACE-0" table:formula="of:=IF([$'abs'.AG46]&lt;2;4;1)" office:value-type="float" office:value="4">
            <text:p>4</text:p>
          </table:table-cell>
          <table:table-cell table:style-name="ACE-0" table:formula="of:=IF([$'abs'.AH46]&lt;2;4;1)" office:value-type="float" office:value="4">
            <text:p>4</text:p>
          </table:table-cell>
          <table:table-cell table:style-name="ACE-0" table:formula="of:=IF([$'abs'.AI46]&lt;2;4;1)" office:value-type="float" office:value="4">
            <text:p>4</text:p>
          </table:table-cell>
          <table:table-cell table:style-name="ACE-0" table:formula="of:=IF([$'abs'.AJ46]&lt;2;4;1)" office:value-type="float" office:value="4">
            <text:p>4</text:p>
          </table:table-cell>
          <table:table-cell table:style-name="ACE-0" table:formula="of:=IF([$'abs'.AK46]&lt;2;4;1)" office:value-type="float" office:value="4">
            <text:p>4</text:p>
          </table:table-cell>
          <table:table-cell table:style-name="ACE-0" table:formula="of:=IF([$'abs'.AL46]&lt;2;4;1)" office:value-type="float" office:value="4">
            <text:p>4</text:p>
          </table:table-cell>
          <table:table-cell table:style-name="ACE-0" table:formula="of:=IF([$'abs'.AM46]&lt;2;4;1)" office:value-type="float" office:value="4">
            <text:p>4</text:p>
          </table:table-cell>
          <table:table-cell table:style-name="ACE-0" table:formula="of:=IF([$'abs'.AN46]&lt;2;4;1)" office:value-type="float" office:value="4">
            <text:p>4</text:p>
          </table:table-cell>
          <table:table-cell table:style-name="ACE-0" table:formula="of:=IF([$'abs'.AO46]&lt;2;4;1)" office:value-type="float" office:value="4">
            <text:p>4</text:p>
          </table:table-cell>
          <table:table-cell table:style-name="ACE-0" table:formula="of:=IF([$'abs'.AP46]&lt;2;4;1)" office:value-type="float" office:value="4">
            <text:p>4</text:p>
          </table:table-cell>
          <table:table-cell table:style-name="ACE-0" table:formula="of:=IF([$'abs'.AQ46]&lt;2;4;1)" office:value-type="float" office:value="4">
            <text:p>4</text:p>
          </table:table-cell>
          <table:table-cell table:style-name="ACE-0" table:formula="of:=IF([$'abs'.AR46]&lt;2;4;1)" office:value-type="float" office:value="4">
            <text:p>4</text:p>
          </table:table-cell>
          <table:table-cell table:style-name="ACE-0" table:formula="of:=IF([$'abs'.AS46]&lt;2;4;1)" office:value-type="float" office:value="4">
            <text:p>4</text:p>
          </table:table-cell>
          <table:table-cell table:style-name="ACE-0" table:formula="of:=IF([$'abs'.AT46]&lt;2;4;1)" office:value-type="float" office:value="4">
            <text:p>4</text:p>
          </table:table-cell>
          <table:table-cell table:style-name="ACE-0" table:formula="of:=IF([$'abs'.AU46]&lt;2;4;1)" office:value-type="float" office:value="4">
            <text:p>4</text:p>
          </table:table-cell>
          <table:table-cell table:style-name="ACE-0" table:formula="of:=IF([$'abs'.AV46]&lt;2;4;1)" office:value-type="float" office:value="4">
            <text:p>4</text:p>
          </table:table-cell>
          <table:table-cell table:style-name="ACE-0" table:formula="of:=IF([$'abs'.AW46]&lt;2;4;1)" office:value-type="float" office:value="4">
            <text:p>4</text:p>
          </table:table-cell>
          <table:table-cell table:style-name="ACE-0" table:formula="of:=IF([$'abs'.AX46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7]&lt;2;4;1)" office:value-type="float" office:value="4">
            <text:p>4</text:p>
          </table:table-cell>
          <table:table-cell table:style-name="ACE-0" table:formula="of:=IF([$'abs'.C47]&lt;2;4;1)" office:value-type="float" office:value="4">
            <text:p>4</text:p>
          </table:table-cell>
          <table:table-cell table:style-name="ACE-0" table:formula="of:=IF([$'abs'.D47]&lt;2;4;1)" office:value-type="float" office:value="4">
            <text:p>4</text:p>
          </table:table-cell>
          <table:table-cell table:style-name="ACE-0" table:formula="of:=IF([$'abs'.E47]&lt;2;4;1)" office:value-type="float" office:value="4">
            <text:p>4</text:p>
          </table:table-cell>
          <table:table-cell table:style-name="ACE-0" table:formula="of:=IF([$'abs'.F47]&lt;2;4;1)" office:value-type="float" office:value="4">
            <text:p>4</text:p>
          </table:table-cell>
          <table:table-cell table:style-name="ACE-0" table:formula="of:=IF([$'abs'.G47]&lt;2;4;1)" office:value-type="float" office:value="4">
            <text:p>4</text:p>
          </table:table-cell>
          <table:table-cell table:style-name="ACE-0" table:formula="of:=IF([$'abs'.H47]&lt;2;4;1)" office:value-type="float" office:value="4">
            <text:p>4</text:p>
          </table:table-cell>
          <table:table-cell table:style-name="ACE-0" table:formula="of:=IF([$'abs'.I47]&lt;2;4;1)" office:value-type="float" office:value="4">
            <text:p>4</text:p>
          </table:table-cell>
          <table:table-cell table:style-name="ACE-0" table:formula="of:=IF([$'abs'.J47]&lt;2;4;1)" office:value-type="float" office:value="4">
            <text:p>4</text:p>
          </table:table-cell>
          <table:table-cell table:style-name="ACE-0" table:formula="of:=IF([$'abs'.K47]&lt;2;4;1)" office:value-type="float" office:value="4">
            <text:p>4</text:p>
          </table:table-cell>
          <table:table-cell table:style-name="ACE-0" table:formula="of:=IF([$'abs'.L47]&lt;2;4;1)" office:value-type="float" office:value="4">
            <text:p>4</text:p>
          </table:table-cell>
          <table:table-cell table:style-name="ACE-0" table:formula="of:=IF([$'abs'.M47]&lt;2;4;1)" office:value-type="float" office:value="4">
            <text:p>4</text:p>
          </table:table-cell>
          <table:table-cell table:style-name="ACE-0" table:formula="of:=IF([$'abs'.N47]&lt;2;4;1)" office:value-type="float" office:value="4">
            <text:p>4</text:p>
          </table:table-cell>
          <table:table-cell table:style-name="ACE-0" table:formula="of:=IF([$'abs'.O47]&lt;2;4;1)" office:value-type="float" office:value="4">
            <text:p>4</text:p>
          </table:table-cell>
          <table:table-cell table:style-name="ACE-0" table:formula="of:=IF([$'abs'.P47]&lt;2;4;1)" office:value-type="float" office:value="4">
            <text:p>4</text:p>
          </table:table-cell>
          <table:table-cell table:style-name="ACE-0" table:formula="of:=IF([$'abs'.Q47]&lt;2;4;1)" office:value-type="float" office:value="4">
            <text:p>4</text:p>
          </table:table-cell>
          <table:table-cell table:style-name="ACE-0" table:formula="of:=IF([$'abs'.R47]&lt;2;4;1)" office:value-type="float" office:value="4">
            <text:p>4</text:p>
          </table:table-cell>
          <table:table-cell table:style-name="ACE-0" table:formula="of:=IF([$'abs'.S47]&lt;2;4;1)" office:value-type="float" office:value="4">
            <text:p>4</text:p>
          </table:table-cell>
          <table:table-cell table:style-name="ACE-0" table:formula="of:=IF([$'abs'.T47]&lt;2;4;1)" office:value-type="float" office:value="4">
            <text:p>4</text:p>
          </table:table-cell>
          <table:table-cell table:style-name="ACE-0" table:formula="of:=IF([$'abs'.U47]&lt;2;4;1)" office:value-type="float" office:value="4">
            <text:p>4</text:p>
          </table:table-cell>
          <table:table-cell table:style-name="ACE-0" table:formula="of:=IF([$'abs'.V47]&lt;2;4;1)" office:value-type="float" office:value="4">
            <text:p>4</text:p>
          </table:table-cell>
          <table:table-cell table:style-name="ACE-0" table:formula="of:=IF([$'abs'.W47]&lt;2;4;1)" office:value-type="float" office:value="4">
            <text:p>4</text:p>
          </table:table-cell>
          <table:table-cell table:style-name="ACE-0" table:formula="of:=IF([$'abs'.X47]&lt;2;4;1)" office:value-type="float" office:value="4">
            <text:p>4</text:p>
          </table:table-cell>
          <table:table-cell table:style-name="ACE-0" table:formula="of:=IF([$'abs'.Y47]&lt;2;4;1)" office:value-type="float" office:value="4">
            <text:p>4</text:p>
          </table:table-cell>
          <table:table-cell table:style-name="ACE-0" table:formula="of:=IF([$'abs'.Z47]&lt;2;4;1)" office:value-type="float" office:value="4">
            <text:p>4</text:p>
          </table:table-cell>
          <table:table-cell table:style-name="ACE-0" table:formula="of:=IF([$'abs'.AA47]&lt;2;4;1)" office:value-type="float" office:value="4">
            <text:p>4</text:p>
          </table:table-cell>
          <table:table-cell table:style-name="ACE-0" table:formula="of:=IF([$'abs'.AB47]&lt;2;4;1)" office:value-type="float" office:value="4">
            <text:p>4</text:p>
          </table:table-cell>
          <table:table-cell table:style-name="ACE-0" table:formula="of:=IF([$'abs'.AC47]&lt;2;4;1)" office:value-type="float" office:value="4">
            <text:p>4</text:p>
          </table:table-cell>
          <table:table-cell table:style-name="ACE-0" table:formula="of:=IF([$'abs'.AD47]&lt;2;4;1)" office:value-type="float" office:value="4">
            <text:p>4</text:p>
          </table:table-cell>
          <table:table-cell table:style-name="ACE-0" table:formula="of:=IF([$'abs'.AE47]&lt;2;4;1)" office:value-type="float" office:value="4">
            <text:p>4</text:p>
          </table:table-cell>
          <table:table-cell table:style-name="ACE-0" table:formula="of:=IF([$'abs'.AF47]&lt;2;4;1)" office:value-type="float" office:value="4">
            <text:p>4</text:p>
          </table:table-cell>
          <table:table-cell table:style-name="ACE-0" table:formula="of:=IF([$'abs'.AG47]&lt;2;4;1)" office:value-type="float" office:value="4">
            <text:p>4</text:p>
          </table:table-cell>
          <table:table-cell table:style-name="ACE-0" table:formula="of:=IF([$'abs'.AH47]&lt;2;4;1)" office:value-type="float" office:value="4">
            <text:p>4</text:p>
          </table:table-cell>
          <table:table-cell table:style-name="ACE-0" table:formula="of:=IF([$'abs'.AI47]&lt;2;4;1)" office:value-type="float" office:value="4">
            <text:p>4</text:p>
          </table:table-cell>
          <table:table-cell table:style-name="ACE-0" table:formula="of:=IF([$'abs'.AJ47]&lt;2;4;1)" office:value-type="float" office:value="4">
            <text:p>4</text:p>
          </table:table-cell>
          <table:table-cell table:style-name="ACE-0" table:formula="of:=IF([$'abs'.AK47]&lt;2;4;1)" office:value-type="float" office:value="4">
            <text:p>4</text:p>
          </table:table-cell>
          <table:table-cell table:style-name="ACE-0" table:formula="of:=IF([$'abs'.AL47]&lt;2;4;1)" office:value-type="float" office:value="4">
            <text:p>4</text:p>
          </table:table-cell>
          <table:table-cell table:style-name="ACE-0" table:formula="of:=IF([$'abs'.AM47]&lt;2;4;1)" office:value-type="float" office:value="4">
            <text:p>4</text:p>
          </table:table-cell>
          <table:table-cell table:style-name="ACE-0" table:formula="of:=IF([$'abs'.AN47]&lt;2;4;1)" office:value-type="float" office:value="4">
            <text:p>4</text:p>
          </table:table-cell>
          <table:table-cell table:style-name="ACE-0" table:formula="of:=IF([$'abs'.AO47]&lt;2;4;1)" office:value-type="float" office:value="4">
            <text:p>4</text:p>
          </table:table-cell>
          <table:table-cell table:style-name="ACE-0" table:formula="of:=IF([$'abs'.AP47]&lt;2;4;1)" office:value-type="float" office:value="4">
            <text:p>4</text:p>
          </table:table-cell>
          <table:table-cell table:style-name="ACE-0" table:formula="of:=IF([$'abs'.AQ47]&lt;2;4;1)" office:value-type="float" office:value="4">
            <text:p>4</text:p>
          </table:table-cell>
          <table:table-cell table:style-name="ACE-0" table:formula="of:=IF([$'abs'.AR47]&lt;2;4;1)" office:value-type="float" office:value="4">
            <text:p>4</text:p>
          </table:table-cell>
          <table:table-cell table:style-name="ACE-0" table:formula="of:=IF([$'abs'.AS47]&lt;2;4;1)" office:value-type="float" office:value="4">
            <text:p>4</text:p>
          </table:table-cell>
          <table:table-cell table:style-name="ACE-0" table:formula="of:=IF([$'abs'.AT47]&lt;2;4;1)" office:value-type="float" office:value="4">
            <text:p>4</text:p>
          </table:table-cell>
          <table:table-cell table:style-name="ACE-0" table:formula="of:=IF([$'abs'.AU47]&lt;2;4;1)" office:value-type="float" office:value="4">
            <text:p>4</text:p>
          </table:table-cell>
          <table:table-cell table:style-name="ACE-0" table:formula="of:=IF([$'abs'.AV47]&lt;2;4;1)" office:value-type="float" office:value="4">
            <text:p>4</text:p>
          </table:table-cell>
          <table:table-cell table:style-name="ACE-0" table:formula="of:=IF([$'abs'.AW47]&lt;2;4;1)" office:value-type="float" office:value="4">
            <text:p>4</text:p>
          </table:table-cell>
          <table:table-cell table:style-name="ACE-0" table:formula="of:=IF([$'abs'.AX47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8]&lt;2;4;1)" office:value-type="float" office:value="4">
            <text:p>4</text:p>
          </table:table-cell>
          <table:table-cell table:style-name="ACE-0" table:formula="of:=IF([$'abs'.C48]&lt;2;4;1)" office:value-type="float" office:value="4">
            <text:p>4</text:p>
          </table:table-cell>
          <table:table-cell table:style-name="ACE-0" table:formula="of:=IF([$'abs'.D48]&lt;2;4;1)" office:value-type="float" office:value="4">
            <text:p>4</text:p>
          </table:table-cell>
          <table:table-cell table:style-name="ACE-0" table:formula="of:=IF([$'abs'.E48]&lt;2;4;1)" office:value-type="float" office:value="4">
            <text:p>4</text:p>
          </table:table-cell>
          <table:table-cell table:style-name="ACE-0" table:formula="of:=IF([$'abs'.F48]&lt;2;4;1)" office:value-type="float" office:value="4">
            <text:p>4</text:p>
          </table:table-cell>
          <table:table-cell table:style-name="ACE-0" table:formula="of:=IF([$'abs'.G48]&lt;2;4;1)" office:value-type="float" office:value="4">
            <text:p>4</text:p>
          </table:table-cell>
          <table:table-cell table:style-name="ACE-0" table:formula="of:=IF([$'abs'.H48]&lt;2;4;1)" office:value-type="float" office:value="4">
            <text:p>4</text:p>
          </table:table-cell>
          <table:table-cell table:style-name="ACE-0" table:formula="of:=IF([$'abs'.I48]&lt;2;4;1)" office:value-type="float" office:value="4">
            <text:p>4</text:p>
          </table:table-cell>
          <table:table-cell table:style-name="ACE-0" table:formula="of:=IF([$'abs'.J48]&lt;2;4;1)" office:value-type="float" office:value="4">
            <text:p>4</text:p>
          </table:table-cell>
          <table:table-cell table:style-name="ACE-0" table:formula="of:=IF([$'abs'.K48]&lt;2;4;1)" office:value-type="float" office:value="4">
            <text:p>4</text:p>
          </table:table-cell>
          <table:table-cell table:style-name="ACE-0" table:formula="of:=IF([$'abs'.L48]&lt;2;4;1)" office:value-type="float" office:value="4">
            <text:p>4</text:p>
          </table:table-cell>
          <table:table-cell table:style-name="ACE-0" table:formula="of:=IF([$'abs'.M48]&lt;2;4;1)" office:value-type="float" office:value="4">
            <text:p>4</text:p>
          </table:table-cell>
          <table:table-cell table:style-name="ACE-0" table:formula="of:=IF([$'abs'.N48]&lt;2;4;1)" office:value-type="float" office:value="4">
            <text:p>4</text:p>
          </table:table-cell>
          <table:table-cell table:style-name="ACE-0" table:formula="of:=IF([$'abs'.O48]&lt;2;4;1)" office:value-type="float" office:value="4">
            <text:p>4</text:p>
          </table:table-cell>
          <table:table-cell table:style-name="ACE-0" table:formula="of:=IF([$'abs'.P48]&lt;2;4;1)" office:value-type="float" office:value="4">
            <text:p>4</text:p>
          </table:table-cell>
          <table:table-cell table:style-name="ACE-0" table:formula="of:=IF([$'abs'.Q48]&lt;2;4;1)" office:value-type="float" office:value="4">
            <text:p>4</text:p>
          </table:table-cell>
          <table:table-cell table:style-name="ACE-0" table:formula="of:=IF([$'abs'.R48]&lt;2;4;1)" office:value-type="float" office:value="4">
            <text:p>4</text:p>
          </table:table-cell>
          <table:table-cell table:style-name="ACE-0" table:formula="of:=IF([$'abs'.S48]&lt;2;4;1)" office:value-type="float" office:value="4">
            <text:p>4</text:p>
          </table:table-cell>
          <table:table-cell table:style-name="ACE-0" table:formula="of:=IF([$'abs'.T48]&lt;2;4;1)" office:value-type="float" office:value="4">
            <text:p>4</text:p>
          </table:table-cell>
          <table:table-cell table:style-name="ACE-0" table:formula="of:=IF([$'abs'.U48]&lt;2;4;1)" office:value-type="float" office:value="4">
            <text:p>4</text:p>
          </table:table-cell>
          <table:table-cell table:style-name="ACE-0" table:formula="of:=IF([$'abs'.V48]&lt;2;4;1)" office:value-type="float" office:value="4">
            <text:p>4</text:p>
          </table:table-cell>
          <table:table-cell table:style-name="ACE-0" table:formula="of:=IF([$'abs'.W48]&lt;2;4;1)" office:value-type="float" office:value="4">
            <text:p>4</text:p>
          </table:table-cell>
          <table:table-cell table:style-name="ACE-0" table:formula="of:=IF([$'abs'.X48]&lt;2;4;1)" office:value-type="float" office:value="4">
            <text:p>4</text:p>
          </table:table-cell>
          <table:table-cell table:style-name="ACE-0" table:formula="of:=IF([$'abs'.Y48]&lt;2;4;1)" office:value-type="float" office:value="4">
            <text:p>4</text:p>
          </table:table-cell>
          <table:table-cell table:style-name="ACE-0" table:formula="of:=IF([$'abs'.Z48]&lt;2;4;1)" office:value-type="float" office:value="4">
            <text:p>4</text:p>
          </table:table-cell>
          <table:table-cell table:style-name="ACE-0" table:formula="of:=IF([$'abs'.AA48]&lt;2;4;1)" office:value-type="float" office:value="4">
            <text:p>4</text:p>
          </table:table-cell>
          <table:table-cell table:style-name="ACE-0" table:formula="of:=IF([$'abs'.AB48]&lt;2;4;1)" office:value-type="float" office:value="4">
            <text:p>4</text:p>
          </table:table-cell>
          <table:table-cell table:style-name="ACE-0" table:formula="of:=IF([$'abs'.AC48]&lt;2;4;1)" office:value-type="float" office:value="4">
            <text:p>4</text:p>
          </table:table-cell>
          <table:table-cell table:style-name="ACE-0" table:formula="of:=IF([$'abs'.AD48]&lt;2;4;1)" office:value-type="float" office:value="4">
            <text:p>4</text:p>
          </table:table-cell>
          <table:table-cell table:style-name="ACE-0" table:formula="of:=IF([$'abs'.AE48]&lt;2;4;1)" office:value-type="float" office:value="4">
            <text:p>4</text:p>
          </table:table-cell>
          <table:table-cell table:style-name="ACE-0" table:formula="of:=IF([$'abs'.AF48]&lt;2;4;1)" office:value-type="float" office:value="4">
            <text:p>4</text:p>
          </table:table-cell>
          <table:table-cell table:style-name="ACE-0" table:formula="of:=IF([$'abs'.AG48]&lt;2;4;1)" office:value-type="float" office:value="4">
            <text:p>4</text:p>
          </table:table-cell>
          <table:table-cell table:style-name="ACE-0" table:formula="of:=IF([$'abs'.AH48]&lt;2;4;1)" office:value-type="float" office:value="4">
            <text:p>4</text:p>
          </table:table-cell>
          <table:table-cell table:style-name="ACE-0" table:formula="of:=IF([$'abs'.AI48]&lt;2;4;1)" office:value-type="float" office:value="4">
            <text:p>4</text:p>
          </table:table-cell>
          <table:table-cell table:style-name="ACE-0" table:formula="of:=IF([$'abs'.AJ48]&lt;2;4;1)" office:value-type="float" office:value="4">
            <text:p>4</text:p>
          </table:table-cell>
          <table:table-cell table:style-name="ACE-0" table:formula="of:=IF([$'abs'.AK48]&lt;2;4;1)" office:value-type="float" office:value="4">
            <text:p>4</text:p>
          </table:table-cell>
          <table:table-cell table:style-name="ACE-0" table:formula="of:=IF([$'abs'.AL48]&lt;2;4;1)" office:value-type="float" office:value="4">
            <text:p>4</text:p>
          </table:table-cell>
          <table:table-cell table:style-name="ACE-0" table:formula="of:=IF([$'abs'.AM48]&lt;2;4;1)" office:value-type="float" office:value="4">
            <text:p>4</text:p>
          </table:table-cell>
          <table:table-cell table:style-name="ACE-0" table:formula="of:=IF([$'abs'.AN48]&lt;2;4;1)" office:value-type="float" office:value="4">
            <text:p>4</text:p>
          </table:table-cell>
          <table:table-cell table:style-name="ACE-0" table:formula="of:=IF([$'abs'.AO48]&lt;2;4;1)" office:value-type="float" office:value="4">
            <text:p>4</text:p>
          </table:table-cell>
          <table:table-cell table:style-name="ACE-0" table:formula="of:=IF([$'abs'.AP48]&lt;2;4;1)" office:value-type="float" office:value="4">
            <text:p>4</text:p>
          </table:table-cell>
          <table:table-cell table:style-name="ACE-0" table:formula="of:=IF([$'abs'.AQ48]&lt;2;4;1)" office:value-type="float" office:value="4">
            <text:p>4</text:p>
          </table:table-cell>
          <table:table-cell table:style-name="ACE-0" table:formula="of:=IF([$'abs'.AR48]&lt;2;4;1)" office:value-type="float" office:value="4">
            <text:p>4</text:p>
          </table:table-cell>
          <table:table-cell table:style-name="ACE-0" table:formula="of:=IF([$'abs'.AS48]&lt;2;4;1)" office:value-type="float" office:value="4">
            <text:p>4</text:p>
          </table:table-cell>
          <table:table-cell table:style-name="ACE-0" table:formula="of:=IF([$'abs'.AT48]&lt;2;4;1)" office:value-type="float" office:value="4">
            <text:p>4</text:p>
          </table:table-cell>
          <table:table-cell table:style-name="ACE-0" table:formula="of:=IF([$'abs'.AU48]&lt;2;4;1)" office:value-type="float" office:value="4">
            <text:p>4</text:p>
          </table:table-cell>
          <table:table-cell table:style-name="ACE-0" table:formula="of:=IF([$'abs'.AV48]&lt;2;4;1)" office:value-type="float" office:value="4">
            <text:p>4</text:p>
          </table:table-cell>
          <table:table-cell table:style-name="ACE-0" table:formula="of:=IF([$'abs'.AW48]&lt;2;4;1)" office:value-type="float" office:value="4">
            <text:p>4</text:p>
          </table:table-cell>
          <table:table-cell table:style-name="ACE-0" table:formula="of:=IF([$'abs'.AX48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49]&lt;2;4;1)" office:value-type="float" office:value="4">
            <text:p>4</text:p>
          </table:table-cell>
          <table:table-cell table:style-name="ACE-0" table:formula="of:=IF([$'abs'.C49]&lt;2;4;1)" office:value-type="float" office:value="4">
            <text:p>4</text:p>
          </table:table-cell>
          <table:table-cell table:style-name="ACE-0" table:formula="of:=IF([$'abs'.D49]&lt;2;4;1)" office:value-type="float" office:value="4">
            <text:p>4</text:p>
          </table:table-cell>
          <table:table-cell table:style-name="ACE-0" table:formula="of:=IF([$'abs'.E49]&lt;2;4;1)" office:value-type="float" office:value="4">
            <text:p>4</text:p>
          </table:table-cell>
          <table:table-cell table:style-name="ACE-0" table:formula="of:=IF([$'abs'.F49]&lt;2;4;1)" office:value-type="float" office:value="4">
            <text:p>4</text:p>
          </table:table-cell>
          <table:table-cell table:style-name="ACE-0" table:formula="of:=IF([$'abs'.G49]&lt;2;4;1)" office:value-type="float" office:value="4">
            <text:p>4</text:p>
          </table:table-cell>
          <table:table-cell table:style-name="ACE-0" table:formula="of:=IF([$'abs'.H49]&lt;2;4;1)" office:value-type="float" office:value="4">
            <text:p>4</text:p>
          </table:table-cell>
          <table:table-cell table:style-name="ACE-0" table:formula="of:=IF([$'abs'.I49]&lt;2;4;1)" office:value-type="float" office:value="4">
            <text:p>4</text:p>
          </table:table-cell>
          <table:table-cell table:style-name="ACE-0" table:formula="of:=IF([$'abs'.J49]&lt;2;4;1)" office:value-type="float" office:value="4">
            <text:p>4</text:p>
          </table:table-cell>
          <table:table-cell table:style-name="ACE-0" table:formula="of:=IF([$'abs'.K49]&lt;2;4;1)" office:value-type="float" office:value="4">
            <text:p>4</text:p>
          </table:table-cell>
          <table:table-cell table:style-name="ACE-0" table:formula="of:=IF([$'abs'.L49]&lt;2;4;1)" office:value-type="float" office:value="4">
            <text:p>4</text:p>
          </table:table-cell>
          <table:table-cell table:style-name="ACE-0" table:formula="of:=IF([$'abs'.M49]&lt;2;4;1)" office:value-type="float" office:value="4">
            <text:p>4</text:p>
          </table:table-cell>
          <table:table-cell table:style-name="ACE-0" table:formula="of:=IF([$'abs'.N49]&lt;2;4;1)" office:value-type="float" office:value="4">
            <text:p>4</text:p>
          </table:table-cell>
          <table:table-cell table:style-name="ACE-0" table:formula="of:=IF([$'abs'.O49]&lt;2;4;1)" office:value-type="float" office:value="4">
            <text:p>4</text:p>
          </table:table-cell>
          <table:table-cell table:style-name="ACE-0" table:formula="of:=IF([$'abs'.P49]&lt;2;4;1)" office:value-type="float" office:value="4">
            <text:p>4</text:p>
          </table:table-cell>
          <table:table-cell table:style-name="ACE-0" table:formula="of:=IF([$'abs'.Q49]&lt;2;4;1)" office:value-type="float" office:value="4">
            <text:p>4</text:p>
          </table:table-cell>
          <table:table-cell table:style-name="ACE-0" table:formula="of:=IF([$'abs'.R49]&lt;2;4;1)" office:value-type="float" office:value="4">
            <text:p>4</text:p>
          </table:table-cell>
          <table:table-cell table:style-name="ACE-0" table:formula="of:=IF([$'abs'.S49]&lt;2;4;1)" office:value-type="float" office:value="4">
            <text:p>4</text:p>
          </table:table-cell>
          <table:table-cell table:style-name="ACE-0" table:formula="of:=IF([$'abs'.T49]&lt;2;4;1)" office:value-type="float" office:value="4">
            <text:p>4</text:p>
          </table:table-cell>
          <table:table-cell table:style-name="ACE-0" table:formula="of:=IF([$'abs'.U49]&lt;2;4;1)" office:value-type="float" office:value="4">
            <text:p>4</text:p>
          </table:table-cell>
          <table:table-cell table:style-name="ACE-0" table:formula="of:=IF([$'abs'.V49]&lt;2;4;1)" office:value-type="float" office:value="4">
            <text:p>4</text:p>
          </table:table-cell>
          <table:table-cell table:style-name="ACE-0" table:formula="of:=IF([$'abs'.W49]&lt;2;4;1)" office:value-type="float" office:value="4">
            <text:p>4</text:p>
          </table:table-cell>
          <table:table-cell table:style-name="ACE-0" table:formula="of:=IF([$'abs'.X49]&lt;2;4;1)" office:value-type="float" office:value="4">
            <text:p>4</text:p>
          </table:table-cell>
          <table:table-cell table:style-name="ACE-0" table:formula="of:=IF([$'abs'.Y49]&lt;2;4;1)" office:value-type="float" office:value="4">
            <text:p>4</text:p>
          </table:table-cell>
          <table:table-cell table:style-name="ACE-0" table:formula="of:=IF([$'abs'.Z49]&lt;2;4;1)" office:value-type="float" office:value="4">
            <text:p>4</text:p>
          </table:table-cell>
          <table:table-cell table:style-name="ACE-0" table:formula="of:=IF([$'abs'.AA49]&lt;2;4;1)" office:value-type="float" office:value="4">
            <text:p>4</text:p>
          </table:table-cell>
          <table:table-cell table:style-name="ACE-0" table:formula="of:=IF([$'abs'.AB49]&lt;2;4;1)" office:value-type="float" office:value="4">
            <text:p>4</text:p>
          </table:table-cell>
          <table:table-cell table:style-name="ACE-0" table:formula="of:=IF([$'abs'.AC49]&lt;2;4;1)" office:value-type="float" office:value="4">
            <text:p>4</text:p>
          </table:table-cell>
          <table:table-cell table:style-name="ACE-0" table:formula="of:=IF([$'abs'.AD49]&lt;2;4;1)" office:value-type="float" office:value="4">
            <text:p>4</text:p>
          </table:table-cell>
          <table:table-cell table:style-name="ACE-0" table:formula="of:=IF([$'abs'.AE49]&lt;2;4;1)" office:value-type="float" office:value="4">
            <text:p>4</text:p>
          </table:table-cell>
          <table:table-cell table:style-name="ACE-0" table:formula="of:=IF([$'abs'.AF49]&lt;2;4;1)" office:value-type="float" office:value="4">
            <text:p>4</text:p>
          </table:table-cell>
          <table:table-cell table:style-name="ACE-0" table:formula="of:=IF([$'abs'.AG49]&lt;2;4;1)" office:value-type="float" office:value="4">
            <text:p>4</text:p>
          </table:table-cell>
          <table:table-cell table:style-name="ACE-0" table:formula="of:=IF([$'abs'.AH49]&lt;2;4;1)" office:value-type="float" office:value="4">
            <text:p>4</text:p>
          </table:table-cell>
          <table:table-cell table:style-name="ACE-0" table:formula="of:=IF([$'abs'.AI49]&lt;2;4;1)" office:value-type="float" office:value="4">
            <text:p>4</text:p>
          </table:table-cell>
          <table:table-cell table:style-name="ACE-0" table:formula="of:=IF([$'abs'.AJ49]&lt;2;4;1)" office:value-type="float" office:value="4">
            <text:p>4</text:p>
          </table:table-cell>
          <table:table-cell table:style-name="ACE-0" table:formula="of:=IF([$'abs'.AK49]&lt;2;4;1)" office:value-type="float" office:value="4">
            <text:p>4</text:p>
          </table:table-cell>
          <table:table-cell table:style-name="ACE-0" table:formula="of:=IF([$'abs'.AL49]&lt;2;4;1)" office:value-type="float" office:value="4">
            <text:p>4</text:p>
          </table:table-cell>
          <table:table-cell table:style-name="ACE-0" table:formula="of:=IF([$'abs'.AM49]&lt;2;4;1)" office:value-type="float" office:value="4">
            <text:p>4</text:p>
          </table:table-cell>
          <table:table-cell table:style-name="ACE-0" table:formula="of:=IF([$'abs'.AN49]&lt;2;4;1)" office:value-type="float" office:value="4">
            <text:p>4</text:p>
          </table:table-cell>
          <table:table-cell table:style-name="ACE-0" table:formula="of:=IF([$'abs'.AO49]&lt;2;4;1)" office:value-type="float" office:value="4">
            <text:p>4</text:p>
          </table:table-cell>
          <table:table-cell table:style-name="ACE-0" table:formula="of:=IF([$'abs'.AP49]&lt;2;4;1)" office:value-type="float" office:value="4">
            <text:p>4</text:p>
          </table:table-cell>
          <table:table-cell table:style-name="ACE-0" table:formula="of:=IF([$'abs'.AQ49]&lt;2;4;1)" office:value-type="float" office:value="4">
            <text:p>4</text:p>
          </table:table-cell>
          <table:table-cell table:style-name="ACE-0" table:formula="of:=IF([$'abs'.AR49]&lt;2;4;1)" office:value-type="float" office:value="4">
            <text:p>4</text:p>
          </table:table-cell>
          <table:table-cell table:style-name="ACE-0" table:formula="of:=IF([$'abs'.AS49]&lt;2;4;1)" office:value-type="float" office:value="4">
            <text:p>4</text:p>
          </table:table-cell>
          <table:table-cell table:style-name="ACE-0" table:formula="of:=IF([$'abs'.AT49]&lt;2;4;1)" office:value-type="float" office:value="4">
            <text:p>4</text:p>
          </table:table-cell>
          <table:table-cell table:style-name="ACE-0" table:formula="of:=IF([$'abs'.AU49]&lt;2;4;1)" office:value-type="float" office:value="4">
            <text:p>4</text:p>
          </table:table-cell>
          <table:table-cell table:style-name="ACE-0" table:formula="of:=IF([$'abs'.AV49]&lt;2;4;1)" office:value-type="float" office:value="4">
            <text:p>4</text:p>
          </table:table-cell>
          <table:table-cell table:style-name="ACE-0" table:formula="of:=IF([$'abs'.AW49]&lt;2;4;1)" office:value-type="float" office:value="4">
            <text:p>4</text:p>
          </table:table-cell>
          <table:table-cell table:style-name="ACE-0" table:formula="of:=IF([$'abs'.AX49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>
          <table:table-cell table:style-name="ACE-1"/>
          <table:table-cell table:style-name="ACE-0" table:formula="of:=IF([$'abs'.B50]&lt;2;4;1)" office:value-type="float" office:value="4">
            <text:p>4</text:p>
          </table:table-cell>
          <table:table-cell table:style-name="ACE-0" table:formula="of:=IF([$'abs'.C50]&lt;2;4;1)" office:value-type="float" office:value="4">
            <text:p>4</text:p>
          </table:table-cell>
          <table:table-cell table:style-name="ACE-0" table:formula="of:=IF([$'abs'.D50]&lt;2;4;1)" office:value-type="float" office:value="4">
            <text:p>4</text:p>
          </table:table-cell>
          <table:table-cell table:style-name="ACE-0" table:formula="of:=IF([$'abs'.E50]&lt;2;4;1)" office:value-type="float" office:value="4">
            <text:p>4</text:p>
          </table:table-cell>
          <table:table-cell table:style-name="ACE-0" table:formula="of:=IF([$'abs'.F50]&lt;2;4;1)" office:value-type="float" office:value="4">
            <text:p>4</text:p>
          </table:table-cell>
          <table:table-cell table:style-name="ACE-0" table:formula="of:=IF([$'abs'.G50]&lt;2;4;1)" office:value-type="float" office:value="4">
            <text:p>4</text:p>
          </table:table-cell>
          <table:table-cell table:style-name="ACE-0" table:formula="of:=IF([$'abs'.H50]&lt;2;4;1)" office:value-type="float" office:value="4">
            <text:p>4</text:p>
          </table:table-cell>
          <table:table-cell table:style-name="ACE-0" table:formula="of:=IF([$'abs'.I50]&lt;2;4;1)" office:value-type="float" office:value="4">
            <text:p>4</text:p>
          </table:table-cell>
          <table:table-cell table:style-name="ACE-0" table:formula="of:=IF([$'abs'.J50]&lt;2;4;1)" office:value-type="float" office:value="4">
            <text:p>4</text:p>
          </table:table-cell>
          <table:table-cell table:style-name="ACE-0" table:formula="of:=IF([$'abs'.K50]&lt;2;4;1)" office:value-type="float" office:value="4">
            <text:p>4</text:p>
          </table:table-cell>
          <table:table-cell table:style-name="ACE-0" table:formula="of:=IF([$'abs'.L50]&lt;2;4;1)" office:value-type="float" office:value="4">
            <text:p>4</text:p>
          </table:table-cell>
          <table:table-cell table:style-name="ACE-0" table:formula="of:=IF([$'abs'.M50]&lt;2;4;1)" office:value-type="float" office:value="4">
            <text:p>4</text:p>
          </table:table-cell>
          <table:table-cell table:style-name="ACE-0" table:formula="of:=IF([$'abs'.N50]&lt;2;4;1)" office:value-type="float" office:value="4">
            <text:p>4</text:p>
          </table:table-cell>
          <table:table-cell table:style-name="ACE-0" table:formula="of:=IF([$'abs'.O50]&lt;2;4;1)" office:value-type="float" office:value="4">
            <text:p>4</text:p>
          </table:table-cell>
          <table:table-cell table:style-name="ACE-0" table:formula="of:=IF([$'abs'.P50]&lt;2;4;1)" office:value-type="float" office:value="4">
            <text:p>4</text:p>
          </table:table-cell>
          <table:table-cell table:style-name="ACE-0" table:formula="of:=IF([$'abs'.Q50]&lt;2;4;1)" office:value-type="float" office:value="4">
            <text:p>4</text:p>
          </table:table-cell>
          <table:table-cell table:style-name="ACE-0" table:formula="of:=IF([$'abs'.R50]&lt;2;4;1)" office:value-type="float" office:value="4">
            <text:p>4</text:p>
          </table:table-cell>
          <table:table-cell table:style-name="ACE-0" table:formula="of:=IF([$'abs'.S50]&lt;2;4;1)" office:value-type="float" office:value="4">
            <text:p>4</text:p>
          </table:table-cell>
          <table:table-cell table:style-name="ACE-0" table:formula="of:=IF([$'abs'.T50]&lt;2;4;1)" office:value-type="float" office:value="4">
            <text:p>4</text:p>
          </table:table-cell>
          <table:table-cell table:style-name="ACE-0" table:formula="of:=IF([$'abs'.U50]&lt;2;4;1)" office:value-type="float" office:value="4">
            <text:p>4</text:p>
          </table:table-cell>
          <table:table-cell table:style-name="ACE-0" table:formula="of:=IF([$'abs'.V50]&lt;2;4;1)" office:value-type="float" office:value="4">
            <text:p>4</text:p>
          </table:table-cell>
          <table:table-cell table:style-name="ACE-0" table:formula="of:=IF([$'abs'.W50]&lt;2;4;1)" office:value-type="float" office:value="4">
            <text:p>4</text:p>
          </table:table-cell>
          <table:table-cell table:style-name="ACE-0" table:formula="of:=IF([$'abs'.X50]&lt;2;4;1)" office:value-type="float" office:value="4">
            <text:p>4</text:p>
          </table:table-cell>
          <table:table-cell table:style-name="ACE-0" table:formula="of:=IF([$'abs'.Y50]&lt;2;4;1)" office:value-type="float" office:value="4">
            <text:p>4</text:p>
          </table:table-cell>
          <table:table-cell table:style-name="ACE-0" table:formula="of:=IF([$'abs'.Z50]&lt;2;4;1)" office:value-type="float" office:value="4">
            <text:p>4</text:p>
          </table:table-cell>
          <table:table-cell table:style-name="ACE-0" table:formula="of:=IF([$'abs'.AA50]&lt;2;4;1)" office:value-type="float" office:value="4">
            <text:p>4</text:p>
          </table:table-cell>
          <table:table-cell table:style-name="ACE-0" table:formula="of:=IF([$'abs'.AB50]&lt;2;4;1)" office:value-type="float" office:value="4">
            <text:p>4</text:p>
          </table:table-cell>
          <table:table-cell table:style-name="ACE-0" table:formula="of:=IF([$'abs'.AC50]&lt;2;4;1)" office:value-type="float" office:value="4">
            <text:p>4</text:p>
          </table:table-cell>
          <table:table-cell table:style-name="ACE-0" table:formula="of:=IF([$'abs'.AD50]&lt;2;4;1)" office:value-type="float" office:value="4">
            <text:p>4</text:p>
          </table:table-cell>
          <table:table-cell table:style-name="ACE-0" table:formula="of:=IF([$'abs'.AE50]&lt;2;4;1)" office:value-type="float" office:value="4">
            <text:p>4</text:p>
          </table:table-cell>
          <table:table-cell table:style-name="ACE-0" table:formula="of:=IF([$'abs'.AF50]&lt;2;4;1)" office:value-type="float" office:value="4">
            <text:p>4</text:p>
          </table:table-cell>
          <table:table-cell table:style-name="ACE-0" table:formula="of:=IF([$'abs'.AG50]&lt;2;4;1)" office:value-type="float" office:value="4">
            <text:p>4</text:p>
          </table:table-cell>
          <table:table-cell table:style-name="ACE-0" table:formula="of:=IF([$'abs'.AH50]&lt;2;4;1)" office:value-type="float" office:value="4">
            <text:p>4</text:p>
          </table:table-cell>
          <table:table-cell table:style-name="ACE-0" table:formula="of:=IF([$'abs'.AI50]&lt;2;4;1)" office:value-type="float" office:value="4">
            <text:p>4</text:p>
          </table:table-cell>
          <table:table-cell table:style-name="ACE-0" table:formula="of:=IF([$'abs'.AJ50]&lt;2;4;1)" office:value-type="float" office:value="4">
            <text:p>4</text:p>
          </table:table-cell>
          <table:table-cell table:style-name="ACE-0" table:formula="of:=IF([$'abs'.AK50]&lt;2;4;1)" office:value-type="float" office:value="4">
            <text:p>4</text:p>
          </table:table-cell>
          <table:table-cell table:style-name="ACE-0" table:formula="of:=IF([$'abs'.AL50]&lt;2;4;1)" office:value-type="float" office:value="4">
            <text:p>4</text:p>
          </table:table-cell>
          <table:table-cell table:style-name="ACE-0" table:formula="of:=IF([$'abs'.AM50]&lt;2;4;1)" office:value-type="float" office:value="4">
            <text:p>4</text:p>
          </table:table-cell>
          <table:table-cell table:style-name="ACE-0" table:formula="of:=IF([$'abs'.AN50]&lt;2;4;1)" office:value-type="float" office:value="4">
            <text:p>4</text:p>
          </table:table-cell>
          <table:table-cell table:style-name="ACE-0" table:formula="of:=IF([$'abs'.AO50]&lt;2;4;1)" office:value-type="float" office:value="4">
            <text:p>4</text:p>
          </table:table-cell>
          <table:table-cell table:style-name="ACE-0" table:formula="of:=IF([$'abs'.AP50]&lt;2;4;1)" office:value-type="float" office:value="4">
            <text:p>4</text:p>
          </table:table-cell>
          <table:table-cell table:style-name="ACE-0" table:formula="of:=IF([$'abs'.AQ50]&lt;2;4;1)" office:value-type="float" office:value="4">
            <text:p>4</text:p>
          </table:table-cell>
          <table:table-cell table:style-name="ACE-0" table:formula="of:=IF([$'abs'.AR50]&lt;2;4;1)" office:value-type="float" office:value="4">
            <text:p>4</text:p>
          </table:table-cell>
          <table:table-cell table:style-name="ACE-0" table:formula="of:=IF([$'abs'.AS50]&lt;2;4;1)" office:value-type="float" office:value="4">
            <text:p>4</text:p>
          </table:table-cell>
          <table:table-cell table:style-name="ACE-0" table:formula="of:=IF([$'abs'.AT50]&lt;2;4;1)" office:value-type="float" office:value="4">
            <text:p>4</text:p>
          </table:table-cell>
          <table:table-cell table:style-name="ACE-0" table:formula="of:=IF([$'abs'.AU50]&lt;2;4;1)" office:value-type="float" office:value="4">
            <text:p>4</text:p>
          </table:table-cell>
          <table:table-cell table:style-name="ACE-0" table:formula="of:=IF([$'abs'.AV50]&lt;2;4;1)" office:value-type="float" office:value="4">
            <text:p>4</text:p>
          </table:table-cell>
          <table:table-cell table:style-name="ACE-0" table:formula="of:=IF([$'abs'.AW50]&lt;2;4;1)" office:value-type="float" office:value="4">
            <text:p>4</text:p>
          </table:table-cell>
          <table:table-cell table:style-name="ACE-0" table:formula="of:=IF([$'abs'.AX50]&lt;2;4;1)" office:value-type="float" office:value="4">
            <text:p>4</text:p>
          </table:table-cell>
          <table:table-cell table:number-columns-repeated="974" table:style-name="ACE-1"/>
        </table:table-row>
        <table:table-row table:style-name="AROW-0" table:number-rows-repeated="1048525">
          <table:table-cell table:number-columns-repeated="1024"/>
        </table:table-row>
        <table:table-row table:style-name="AROW-1">
          <table:table-cell table:number-columns-repeated="1024"/>
        </table:table-row>
        <table:named-expressions>
          <table:named-expression table:name="Sheet_Title" table:expression="of:=&quot;display&quot;" table:base-cell-address="$'display'.$A$1"/>
          <table:named-expression table:name="Print_Area" table:expression="of:=#REF!" table:base-cell-address="$'display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xi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50"/>
        <table:table-column table:default-cell-style-name="ACE-2" table:style-name="ACOL-0" table:number-columns-repeated="974"/>
        <table:table-row table:style-name="AROW-0">
          <table:table-cell table:style-name="ACE-2"/>
          <table:table-cell table:style-name="ACE-3" office:value-type="float" office:value="-1.8999999999999999">
            <text:p>−1.9</text:p>
          </table:table-cell>
          <table:table-cell table:style-name="ACE-3" table:formula="of:=[.B1]+0.050000000000000003" office:value-type="float" office:value="-1.8499999999999999">
            <text:p>−1.85</text:p>
          </table:table-cell>
          <table:table-cell table:style-name="ACE-3" table:formula="of:=[.C1]+0.050000000000000003" office:value-type="float" office:value="-1.7999999999999998">
            <text:p>−1.8</text:p>
          </table:table-cell>
          <table:table-cell table:style-name="ACE-3" table:formula="of:=[.D1]+0.050000000000000003" office:value-type="float" office:value="-1.7499999999999998">
            <text:p>−1.75</text:p>
          </table:table-cell>
          <table:table-cell table:style-name="ACE-3" table:formula="of:=[.E1]+0.050000000000000003" office:value-type="float" office:value="-1.6999999999999997">
            <text:p>−1.7</text:p>
          </table:table-cell>
          <table:table-cell table:style-name="ACE-3" table:formula="of:=[.F1]+0.050000000000000003" office:value-type="float" office:value="-1.6499999999999997">
            <text:p>−1.65</text:p>
          </table:table-cell>
          <table:table-cell table:style-name="ACE-3" table:formula="of:=[.G1]+0.050000000000000003" office:value-type="float" office:value="-1.5999999999999996">
            <text:p>−1.6</text:p>
          </table:table-cell>
          <table:table-cell table:style-name="ACE-3" table:formula="of:=[.H1]+0.050000000000000003" office:value-type="float" office:value="-1.5499999999999996">
            <text:p>−1.55</text:p>
          </table:table-cell>
          <table:table-cell table:style-name="ACE-3" table:formula="of:=[.I1]+0.050000000000000003" office:value-type="float" office:value="-1.4999999999999996">
            <text:p>−1.5</text:p>
          </table:table-cell>
          <table:table-cell table:style-name="ACE-3" table:formula="of:=[.J1]+0.050000000000000003" office:value-type="float" office:value="-1.4499999999999995">
            <text:p>−1.45</text:p>
          </table:table-cell>
          <table:table-cell table:style-name="ACE-3" table:formula="of:=[.K1]+0.050000000000000003" office:value-type="float" office:value="-1.3999999999999995">
            <text:p>−1.4</text:p>
          </table:table-cell>
          <table:table-cell table:style-name="ACE-3" table:formula="of:=[.L1]+0.050000000000000003" office:value-type="float" office:value="-1.3499999999999994">
            <text:p>−1.35</text:p>
          </table:table-cell>
          <table:table-cell table:style-name="ACE-3" table:formula="of:=[.M1]+0.050000000000000003" office:value-type="float" office:value="-1.2999999999999994">
            <text:p>−1.3</text:p>
          </table:table-cell>
          <table:table-cell table:style-name="ACE-3" table:formula="of:=[.N1]+0.050000000000000003" office:value-type="float" office:value="-1.2499999999999993">
            <text:p>−1.25</text:p>
          </table:table-cell>
          <table:table-cell table:style-name="ACE-3" table:formula="of:=[.O1]+0.050000000000000003" office:value-type="float" office:value="-1.1999999999999993">
            <text:p>−1.2</text:p>
          </table:table-cell>
          <table:table-cell table:style-name="ACE-3" table:formula="of:=[.P1]+0.050000000000000003" office:value-type="float" office:value="-1.1499999999999992">
            <text:p>−1.15</text:p>
          </table:table-cell>
          <table:table-cell table:style-name="ACE-3" table:formula="of:=[.Q1]+0.050000000000000003" office:value-type="float" office:value="-1.0999999999999992">
            <text:p>−1.1</text:p>
          </table:table-cell>
          <table:table-cell table:style-name="ACE-3" table:formula="of:=[.R1]+0.050000000000000003" office:value-type="float" office:value="-1.0499999999999992">
            <text:p>−1.05</text:p>
          </table:table-cell>
          <table:table-cell table:style-name="ACE-3" table:formula="of:=[.S1]+0.050000000000000003" office:value-type="float" office:value="-0.99999999999999911">
            <text:p>−1</text:p>
          </table:table-cell>
          <table:table-cell table:style-name="ACE-3" table:formula="of:=[.T1]+0.050000000000000003" office:value-type="float" office:value="-0.94999999999999907">
            <text:p>−0.95</text:p>
          </table:table-cell>
          <table:table-cell table:style-name="ACE-3" table:formula="of:=[.U1]+0.050000000000000003" office:value-type="float" office:value="-0.89999999999999902">
            <text:p>−0.9</text:p>
          </table:table-cell>
          <table:table-cell table:style-name="ACE-3" table:formula="of:=[.V1]+0.050000000000000003" office:value-type="float" office:value="-0.84999999999999898">
            <text:p>−0.85</text:p>
          </table:table-cell>
          <table:table-cell table:style-name="ACE-3" table:formula="of:=[.W1]+0.050000000000000003" office:value-type="float" office:value="-0.79999999999999893">
            <text:p>−0.8</text:p>
          </table:table-cell>
          <table:table-cell table:style-name="ACE-3" table:formula="of:=[.X1]+0.050000000000000003" office:value-type="float" office:value="-0.74999999999999889">
            <text:p>−0.75</text:p>
          </table:table-cell>
          <table:table-cell table:style-name="ACE-3" table:formula="of:=[.Y1]+0.050000000000000003" office:value-type="float" office:value="-0.69999999999999885">
            <text:p>−0.7</text:p>
          </table:table-cell>
          <table:table-cell table:style-name="ACE-3" table:formula="of:=[.Z1]+0.050000000000000003" office:value-type="float" office:value="-0.6499999999999988">
            <text:p>−0.65</text:p>
          </table:table-cell>
          <table:table-cell table:style-name="ACE-3" table:formula="of:=[.AA1]+0.050000000000000003" office:value-type="float" office:value="-0.59999999999999876">
            <text:p>−0.6</text:p>
          </table:table-cell>
          <table:table-cell table:style-name="ACE-3" table:formula="of:=[.AB1]+0.050000000000000003" office:value-type="float" office:value="-0.54999999999999871">
            <text:p>−0.55</text:p>
          </table:table-cell>
          <table:table-cell table:style-name="ACE-3" table:formula="of:=[.AC1]+0.050000000000000003" office:value-type="float" office:value="-0.49999999999999872">
            <text:p>−0.5</text:p>
          </table:table-cell>
          <table:table-cell table:style-name="ACE-3" table:formula="of:=[.AD1]+0.050000000000000003" office:value-type="float" office:value="-0.44999999999999873">
            <text:p>−0.45</text:p>
          </table:table-cell>
          <table:table-cell table:style-name="ACE-3" table:formula="of:=[.AE1]+0.050000000000000003" office:value-type="float" office:value="-0.39999999999999875">
            <text:p>−0.4</text:p>
          </table:table-cell>
          <table:table-cell table:style-name="ACE-3" table:formula="of:=[.AF1]+0.050000000000000003" office:value-type="float" office:value="-0.34999999999999876">
            <text:p>−0.35</text:p>
          </table:table-cell>
          <table:table-cell table:style-name="ACE-3" table:formula="of:=[.AG1]+0.050000000000000003" office:value-type="float" office:value="-0.29999999999999877">
            <text:p>−0.3</text:p>
          </table:table-cell>
          <table:table-cell table:style-name="ACE-3" table:formula="of:=[.AH1]+0.050000000000000003" office:value-type="float" office:value="-0.24999999999999878">
            <text:p>−0.25</text:p>
          </table:table-cell>
          <table:table-cell table:style-name="ACE-3" table:formula="of:=[.AI1]+0.050000000000000003" office:value-type="float" office:value="-0.19999999999999879">
            <text:p>−0.2</text:p>
          </table:table-cell>
          <table:table-cell table:style-name="ACE-3" table:formula="of:=[.AJ1]+0.050000000000000003" office:value-type="float" office:value="-0.1499999999999988">
            <text:p>−0.15</text:p>
          </table:table-cell>
          <table:table-cell table:style-name="ACE-3" table:formula="of:=[.AK1]+0.050000000000000003" office:value-type="float" office:value="-0.099999999999998798">
            <text:p>−0.1</text:p>
          </table:table-cell>
          <table:table-cell table:style-name="ACE-3" table:formula="of:=[.AL1]+0.050000000000000003" office:value-type="float" office:value="-0.049999999999998795">
            <text:p>−0.05</text:p>
          </table:table-cell>
          <table:table-cell table:style-name="ACE-3" table:formula="of:=[.AM1]+0.050000000000000003" office:value-type="float" office:value="1.2073675392798577e-15">
            <text:p>1.20737E−15</text:p>
          </table:table-cell>
          <table:table-cell table:style-name="ACE-3" table:formula="of:=[.AN1]+0.050000000000000003" office:value-type="float" office:value="0.05000000000000121">
            <text:p>0.05</text:p>
          </table:table-cell>
          <table:table-cell table:style-name="ACE-3" table:formula="of:=[.AO1]+0.050000000000000003" office:value-type="float" office:value="0.10000000000000121">
            <text:p>0.1</text:p>
          </table:table-cell>
          <table:table-cell table:style-name="ACE-3" table:formula="of:=[.AP1]+0.050000000000000003" office:value-type="float" office:value="0.15000000000000122">
            <text:p>0.15</text:p>
          </table:table-cell>
          <table:table-cell table:style-name="ACE-3" table:formula="of:=[.AQ1]+0.050000000000000003" office:value-type="float" office:value="0.20000000000000123">
            <text:p>0.2</text:p>
          </table:table-cell>
          <table:table-cell table:style-name="ACE-3" table:formula="of:=[.AR1]+0.050000000000000003" office:value-type="float" office:value="0.25000000000000122">
            <text:p>0.25</text:p>
          </table:table-cell>
          <table:table-cell table:style-name="ACE-3" table:formula="of:=[.AS1]+0.050000000000000003" office:value-type="float" office:value="0.30000000000000121">
            <text:p>0.3</text:p>
          </table:table-cell>
          <table:table-cell table:style-name="ACE-3" table:formula="of:=[.AT1]+0.050000000000000003" office:value-type="float" office:value="0.3500000000000012">
            <text:p>0.35</text:p>
          </table:table-cell>
          <table:table-cell table:style-name="ACE-3" table:formula="of:=[.AU1]+0.050000000000000003" office:value-type="float" office:value="0.40000000000000119">
            <text:p>0.4</text:p>
          </table:table-cell>
          <table:table-cell table:style-name="ACE-3" table:formula="of:=[.AV1]+0.050000000000000003" office:value-type="float" office:value="0.45000000000000118">
            <text:p>0.45</text:p>
          </table:table-cell>
          <table:table-cell table:style-name="ACE-3" table:formula="of:=[.AW1]+0.050000000000000003" office:value-type="float" office:value="0.50000000000000122">
            <text:p>0.5</text:p>
          </table:table-cell>
          <table:table-cell table:number-columns-repeated="3" table:style-name="ACE-3"/>
          <table:table-cell table:number-columns-repeated="971" table:style-name="ACE-2"/>
        </table:table-row>
        <table:table-row table:style-name="AROW-0">
          <table:table-cell table:style-name="ACE-3" office:value-type="float" office:value="1.2">
            <text:p>1.2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]-0.050000000000000003" office:value-type="float" office:value="1.1499999999999999">
            <text:p>1.1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3]-0.050000000000000003" office:value-type="float" office:value="1.0999999999999999">
            <text:p>1.1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4]-0.050000000000000003" office:value-type="float" office:value="1.0499999999999998">
            <text:p>1.0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5]-0.050000000000000003" office:value-type="float" office:value="0.99999999999999978">
            <text:p>1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6]-0.050000000000000003" office:value-type="float" office:value="0.94999999999999973">
            <text:p>0.9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7]-0.050000000000000003" office:value-type="float" office:value="0.89999999999999969">
            <text:p>0.9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8]-0.050000000000000003" office:value-type="float" office:value="0.84999999999999964">
            <text:p>0.8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9]-0.050000000000000003" office:value-type="float" office:value="0.7999999999999996">
            <text:p>0.8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0]-0.050000000000000003" office:value-type="float" office:value="0.74999999999999956">
            <text:p>0.7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1]-0.050000000000000003" office:value-type="float" office:value="0.69999999999999951">
            <text:p>0.7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2]-0.050000000000000003" office:value-type="float" office:value="0.64999999999999947">
            <text:p>0.6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3]-0.050000000000000003" office:value-type="float" office:value="0.59999999999999942">
            <text:p>0.6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4]-0.050000000000000003" office:value-type="float" office:value="0.54999999999999938">
            <text:p>0.5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5]-0.050000000000000003" office:value-type="float" office:value="0.49999999999999939">
            <text:p>0.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6]-0.050000000000000003" office:value-type="float" office:value="0.4499999999999994">
            <text:p>0.4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7]-0.050000000000000003" office:value-type="float" office:value="0.39999999999999941">
            <text:p>0.4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8]-0.050000000000000003" office:value-type="float" office:value="0.34999999999999942">
            <text:p>0.3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19]-0.050000000000000003" office:value-type="float" office:value="0.29999999999999943">
            <text:p>0.3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0]-0.050000000000000003" office:value-type="float" office:value="0.24999999999999944">
            <text:p>0.2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1]-0.050000000000000003" office:value-type="float" office:value="0.19999999999999946">
            <text:p>0.2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2]-0.050000000000000003" office:value-type="float" office:value="0.14999999999999947">
            <text:p>0.15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3]-0.050000000000000003" office:value-type="float" office:value="0.099999999999999464">
            <text:p>0.1</text:p>
          </table:table-cell>
          <table:table-cell table:number-columns-repeated="1023" table:style-name="ACE-2"/>
        </table:table-row>
        <table:table-row table:style-name="AROW-0">
          <table:table-cell table:style-name="ACE-3" table:formula="of:=[.A24]-0.050000000000000003" office:value-type="float" office:value="0.049999999999999462">
            <text:p>0.05</text:p>
          </table:table-cell>
          <table:table-cell table:number-columns-repeated="1023" table:style-name="ACE-2"/>
        </table:table-row>
        <table:table-row table:style-name="AROW-0">
          <table:table-cell table:style-name="ACE-3" office:value-type="float" office:value="0">
            <text:p>0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26]-0.050000000000000003" office:value-type="float" office:value="-0.050000000000000003">
            <text:p>−0.0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27]-0.050000000000000003" office:value-type="float" office:value="-0.10000000000000001">
            <text:p>−0.1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28]-0.050000000000000003" office:value-type="float" office:value="-0.15000000000000002">
            <text:p>−0.1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29]-0.050000000000000003" office:value-type="float" office:value="-0.20000000000000001">
            <text:p>−0.2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0]-0.050000000000000003" office:value-type="float" office:value="-0.25">
            <text:p>−0.2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1]-0.050000000000000003" office:value-type="float" office:value="-0.29999999999999999">
            <text:p>−0.3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2]-0.050000000000000003" office:value-type="float" office:value="-0.34999999999999998">
            <text:p>−0.3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3]-0.050000000000000003" office:value-type="float" office:value="-0.39999999999999997">
            <text:p>−0.4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4]-0.050000000000000003" office:value-type="float" office:value="-0.44999999999999996">
            <text:p>−0.4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5]-0.050000000000000003" office:value-type="float" office:value="-0.49999999999999994">
            <text:p>−0.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6]-0.050000000000000003" office:value-type="float" office:value="-0.54999999999999993">
            <text:p>−0.5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7]-0.050000000000000003" office:value-type="float" office:value="-0.59999999999999998">
            <text:p>−0.6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8]-0.050000000000000003" office:value-type="float" office:value="-0.65000000000000002">
            <text:p>−0.6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39]-0.050000000000000003" office:value-type="float" office:value="-0.70000000000000007">
            <text:p>−0.7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0]-0.050000000000000003" office:value-type="float" office:value="-0.75000000000000011">
            <text:p>−0.7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1]-0.050000000000000003" office:value-type="float" office:value="-0.80000000000000016">
            <text:p>−0.8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2]-0.050000000000000003" office:value-type="float" office:value="-0.8500000000000002">
            <text:p>−0.8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3]-0.050000000000000003" office:value-type="float" office:value="-0.90000000000000024">
            <text:p>−0.9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4]-0.050000000000000003" office:value-type="float" office:value="-0.95000000000000029">
            <text:p>−0.9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5]-0.050000000000000003" office:value-type="float" office:value="-1.0000000000000002">
            <text:p>−1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6]-0.050000000000000003" office:value-type="float" office:value="-1.0500000000000003">
            <text:p>−1.0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7]-0.050000000000000003" office:value-type="float" office:value="-1.1000000000000003">
            <text:p>−1.1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8]-0.050000000000000003" office:value-type="float" office:value="-1.1500000000000004">
            <text:p>−1.15</text:p>
          </table:table-cell>
          <table:table-cell table:number-columns-repeated="1023" table:style-name="ACE-2"/>
        </table:table-row>
        <table:table-row table:style-name="AROW-1">
          <table:table-cell table:style-name="ACE-3" table:formula="of:=[.A49]-0.050000000000000003" office:value-type="float" office:value="-1.2000000000000004">
            <text:p>−1.2</text:p>
          </table:table-cell>
          <table:table-cell table:number-columns-repeated="1023" table:style-name="ACE-2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axi&quot;" table:base-cell-address="$'axi'.$A$1"/>
          <table:named-expression table:name="Print_Area" table:expression="of:=#REF!" table:base-cell-address="$'axi'.$A$1"/>
        </table:named-expressions>
        <gnm:selections gnm:cursor-col="49" gnm:cursor-row="2">
          <gnm:selection gnm:start-col="49" gnm:start-row="2" gnm:end-col="49" gnm:end-row="2"/>
        </gnm:selections>
      </table:table>
      <table:table table:name="abs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50"/>
        <table:table-column table:default-cell-style-name="ACE-5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5"/>
          <table:table-cell table:style-name="ACE-4" table:formula="of:=IF([$'switches'.$A$1]=2;0;(POWER([$'a'.B2];2)+POWER([$'b'.B2];2)))" office:value-type="float" office:value="0">
            <text:p>0</text:p>
          </table:table-cell>
          <table:table-cell table:style-name="ACE-4" table:formula="of:=IF([$'switches'.$A$1]=2;0;(POWER([$'a'.C2];2)+POWER([$'b'.C2];2)))" office:value-type="float" office:value="0">
            <text:p>0</text:p>
          </table:table-cell>
          <table:table-cell table:style-name="ACE-4" table:formula="of:=IF([$'switches'.$A$1]=2;0;(POWER([$'a'.D2];2)+POWER([$'b'.D2];2)))" office:value-type="float" office:value="0">
            <text:p>0</text:p>
          </table:table-cell>
          <table:table-cell table:style-name="ACE-4" table:formula="of:=IF([$'switches'.$A$1]=2;0;(POWER([$'a'.E2];2)+POWER([$'b'.E2];2)))" office:value-type="float" office:value="0">
            <text:p>0</text:p>
          </table:table-cell>
          <table:table-cell table:style-name="ACE-4" table:formula="of:=IF([$'switches'.$A$1]=2;0;(POWER([$'a'.F2];2)+POWER([$'b'.F2];2)))" office:value-type="float" office:value="0">
            <text:p>0</text:p>
          </table:table-cell>
          <table:table-cell table:style-name="ACE-4" table:formula="of:=IF([$'switches'.$A$1]=2;0;(POWER([$'a'.G2];2)+POWER([$'b'.G2];2)))" office:value-type="float" office:value="0">
            <text:p>0</text:p>
          </table:table-cell>
          <table:table-cell table:style-name="ACE-4" table:formula="of:=IF([$'switches'.$A$1]=2;0;(POWER([$'a'.H2];2)+POWER([$'b'.H2];2)))" office:value-type="float" office:value="0">
            <text:p>0</text:p>
          </table:table-cell>
          <table:table-cell table:style-name="ACE-4" table:formula="of:=IF([$'switches'.$A$1]=2;0;(POWER([$'a'.I2];2)+POWER([$'b'.I2];2)))" office:value-type="float" office:value="0">
            <text:p>0</text:p>
          </table:table-cell>
          <table:table-cell table:style-name="ACE-4" table:formula="of:=IF([$'switches'.$A$1]=2;0;(POWER([$'a'.J2];2)+POWER([$'b'.J2];2)))" office:value-type="float" office:value="0">
            <text:p>0</text:p>
          </table:table-cell>
          <table:table-cell table:style-name="ACE-4" table:formula="of:=IF([$'switches'.$A$1]=2;0;(POWER([$'a'.K2];2)+POWER([$'b'.K2];2)))" office:value-type="float" office:value="0">
            <text:p>0</text:p>
          </table:table-cell>
          <table:table-cell table:style-name="ACE-4" table:formula="of:=IF([$'switches'.$A$1]=2;0;(POWER([$'a'.L2];2)+POWER([$'b'.L2];2)))" office:value-type="float" office:value="0">
            <text:p>0</text:p>
          </table:table-cell>
          <table:table-cell table:style-name="ACE-4" table:formula="of:=IF([$'switches'.$A$1]=2;0;(POWER([$'a'.M2];2)+POWER([$'b'.M2];2)))" office:value-type="float" office:value="0">
            <text:p>0</text:p>
          </table:table-cell>
          <table:table-cell table:style-name="ACE-4" table:formula="of:=IF([$'switches'.$A$1]=2;0;(POWER([$'a'.N2];2)+POWER([$'b'.N2];2)))" office:value-type="float" office:value="0">
            <text:p>0</text:p>
          </table:table-cell>
          <table:table-cell table:style-name="ACE-4" table:formula="of:=IF([$'switches'.$A$1]=2;0;(POWER([$'a'.O2];2)+POWER([$'b'.O2];2)))" office:value-type="float" office:value="0">
            <text:p>0</text:p>
          </table:table-cell>
          <table:table-cell table:style-name="ACE-4" table:formula="of:=IF([$'switches'.$A$1]=2;0;(POWER([$'a'.P2];2)+POWER([$'b'.P2];2)))" office:value-type="float" office:value="0">
            <text:p>0</text:p>
          </table:table-cell>
          <table:table-cell table:style-name="ACE-4" table:formula="of:=IF([$'switches'.$A$1]=2;0;(POWER([$'a'.Q2];2)+POWER([$'b'.Q2];2)))" office:value-type="float" office:value="0">
            <text:p>0</text:p>
          </table:table-cell>
          <table:table-cell table:style-name="ACE-4" table:formula="of:=IF([$'switches'.$A$1]=2;0;(POWER([$'a'.R2];2)+POWER([$'b'.R2];2)))" office:value-type="float" office:value="0">
            <text:p>0</text:p>
          </table:table-cell>
          <table:table-cell table:style-name="ACE-4" table:formula="of:=IF([$'switches'.$A$1]=2;0;(POWER([$'a'.S2];2)+POWER([$'b'.S2];2)))" office:value-type="float" office:value="0">
            <text:p>0</text:p>
          </table:table-cell>
          <table:table-cell table:style-name="ACE-4" table:formula="of:=IF([$'switches'.$A$1]=2;0;(POWER([$'a'.T2];2)+POWER([$'b'.T2];2)))" office:value-type="float" office:value="0">
            <text:p>0</text:p>
          </table:table-cell>
          <table:table-cell table:style-name="ACE-4" table:formula="of:=IF([$'switches'.$A$1]=2;0;(POWER([$'a'.U2];2)+POWER([$'b'.U2];2)))" office:value-type="float" office:value="0">
            <text:p>0</text:p>
          </table:table-cell>
          <table:table-cell table:style-name="ACE-4" table:formula="of:=IF([$'switches'.$A$1]=2;0;(POWER([$'a'.V2];2)+POWER([$'b'.V2];2)))" office:value-type="float" office:value="0">
            <text:p>0</text:p>
          </table:table-cell>
          <table:table-cell table:style-name="ACE-4" table:formula="of:=IF([$'switches'.$A$1]=2;0;(POWER([$'a'.W2];2)+POWER([$'b'.W2];2)))" office:value-type="float" office:value="0">
            <text:p>0</text:p>
          </table:table-cell>
          <table:table-cell table:style-name="ACE-4" table:formula="of:=IF([$'switches'.$A$1]=2;0;(POWER([$'a'.X2];2)+POWER([$'b'.X2];2)))" office:value-type="float" office:value="0">
            <text:p>0</text:p>
          </table:table-cell>
          <table:table-cell table:style-name="ACE-4" table:formula="of:=IF([$'switches'.$A$1]=2;0;(POWER([$'a'.Y2];2)+POWER([$'b'.Y2];2)))" office:value-type="float" office:value="0">
            <text:p>0</text:p>
          </table:table-cell>
          <table:table-cell table:style-name="ACE-4" table:formula="of:=IF([$'switches'.$A$1]=2;0;(POWER([$'a'.Z2];2)+POWER([$'b'.Z2];2)))" office:value-type="float" office:value="0">
            <text:p>0</text:p>
          </table:table-cell>
          <table:table-cell table:style-name="ACE-4" table:formula="of:=IF([$'switches'.$A$1]=2;0;(POWER([$'a'.AA2];2)+POWER([$'b'.AA2];2)))" office:value-type="float" office:value="0">
            <text:p>0</text:p>
          </table:table-cell>
          <table:table-cell table:style-name="ACE-4" table:formula="of:=IF([$'switches'.$A$1]=2;0;(POWER([$'a'.AB2];2)+POWER([$'b'.AB2];2)))" office:value-type="float" office:value="0">
            <text:p>0</text:p>
          </table:table-cell>
          <table:table-cell table:style-name="ACE-4" table:formula="of:=IF([$'switches'.$A$1]=2;0;(POWER([$'a'.AC2];2)+POWER([$'b'.AC2];2)))" office:value-type="float" office:value="0">
            <text:p>0</text:p>
          </table:table-cell>
          <table:table-cell table:style-name="ACE-4" table:formula="of:=IF([$'switches'.$A$1]=2;0;(POWER([$'a'.AD2];2)+POWER([$'b'.AD2];2)))" office:value-type="float" office:value="0">
            <text:p>0</text:p>
          </table:table-cell>
          <table:table-cell table:style-name="ACE-4" table:formula="of:=IF([$'switches'.$A$1]=2;0;(POWER([$'a'.AE2];2)+POWER([$'b'.AE2];2)))" office:value-type="float" office:value="0">
            <text:p>0</text:p>
          </table:table-cell>
          <table:table-cell table:style-name="ACE-4" table:formula="of:=IF([$'switches'.$A$1]=2;0;(POWER([$'a'.AF2];2)+POWER([$'b'.AF2];2)))" office:value-type="float" office:value="0">
            <text:p>0</text:p>
          </table:table-cell>
          <table:table-cell table:style-name="ACE-4" table:formula="of:=IF([$'switches'.$A$1]=2;0;(POWER([$'a'.AG2];2)+POWER([$'b'.AG2];2)))" office:value-type="float" office:value="0">
            <text:p>0</text:p>
          </table:table-cell>
          <table:table-cell table:style-name="ACE-4" table:formula="of:=IF([$'switches'.$A$1]=2;0;(POWER([$'a'.AH2];2)+POWER([$'b'.AH2];2)))" office:value-type="float" office:value="0">
            <text:p>0</text:p>
          </table:table-cell>
          <table:table-cell table:style-name="ACE-4" table:formula="of:=IF([$'switches'.$A$1]=2;0;(POWER([$'a'.AI2];2)+POWER([$'b'.AI2];2)))" office:value-type="float" office:value="0">
            <text:p>0</text:p>
          </table:table-cell>
          <table:table-cell table:style-name="ACE-4" table:formula="of:=IF([$'switches'.$A$1]=2;0;(POWER([$'a'.AJ2];2)+POWER([$'b'.AJ2];2)))" office:value-type="float" office:value="0">
            <text:p>0</text:p>
          </table:table-cell>
          <table:table-cell table:style-name="ACE-4" table:formula="of:=IF([$'switches'.$A$1]=2;0;(POWER([$'a'.AK2];2)+POWER([$'b'.AK2];2)))" office:value-type="float" office:value="0">
            <text:p>0</text:p>
          </table:table-cell>
          <table:table-cell table:style-name="ACE-4" table:formula="of:=IF([$'switches'.$A$1]=2;0;(POWER([$'a'.AL2];2)+POWER([$'b'.AL2];2)))" office:value-type="float" office:value="0">
            <text:p>0</text:p>
          </table:table-cell>
          <table:table-cell table:style-name="ACE-4" table:formula="of:=IF([$'switches'.$A$1]=2;0;(POWER([$'a'.AM2];2)+POWER([$'b'.AM2];2)))" office:value-type="float" office:value="0">
            <text:p>0</text:p>
          </table:table-cell>
          <table:table-cell table:style-name="ACE-4" table:formula="of:=IF([$'switches'.$A$1]=2;0;(POWER([$'a'.AN2];2)+POWER([$'b'.AN2];2)))" office:value-type="float" office:value="0">
            <text:p>0</text:p>
          </table:table-cell>
          <table:table-cell table:style-name="ACE-4" table:formula="of:=IF([$'switches'.$A$1]=2;0;(POWER([$'a'.AO2];2)+POWER([$'b'.AO2];2)))" office:value-type="float" office:value="0">
            <text:p>0</text:p>
          </table:table-cell>
          <table:table-cell table:style-name="ACE-4" table:formula="of:=IF([$'switches'.$A$1]=2;0;(POWER([$'a'.AP2];2)+POWER([$'b'.AP2];2)))" office:value-type="float" office:value="0">
            <text:p>0</text:p>
          </table:table-cell>
          <table:table-cell table:style-name="ACE-4" table:formula="of:=IF([$'switches'.$A$1]=2;0;(POWER([$'a'.AQ2];2)+POWER([$'b'.AQ2];2)))" office:value-type="float" office:value="0">
            <text:p>0</text:p>
          </table:table-cell>
          <table:table-cell table:style-name="ACE-4" table:formula="of:=IF([$'switches'.$A$1]=2;0;(POWER([$'a'.AR2];2)+POWER([$'b'.AR2];2)))" office:value-type="float" office:value="0">
            <text:p>0</text:p>
          </table:table-cell>
          <table:table-cell table:style-name="ACE-4" table:formula="of:=IF([$'switches'.$A$1]=2;0;(POWER([$'a'.AS2];2)+POWER([$'b'.AS2];2)))" office:value-type="float" office:value="0">
            <text:p>0</text:p>
          </table:table-cell>
          <table:table-cell table:style-name="ACE-4" table:formula="of:=IF([$'switches'.$A$1]=2;0;(POWER([$'a'.AT2];2)+POWER([$'b'.AT2];2)))" office:value-type="float" office:value="0">
            <text:p>0</text:p>
          </table:table-cell>
          <table:table-cell table:style-name="ACE-4" table:formula="of:=IF([$'switches'.$A$1]=2;0;(POWER([$'a'.AU2];2)+POWER([$'b'.AU2];2)))" office:value-type="float" office:value="0">
            <text:p>0</text:p>
          </table:table-cell>
          <table:table-cell table:style-name="ACE-4" table:formula="of:=IF([$'switches'.$A$1]=2;0;(POWER([$'a'.AV2];2)+POWER([$'b'.AV2];2)))" office:value-type="float" office:value="0">
            <text:p>0</text:p>
          </table:table-cell>
          <table:table-cell table:style-name="ACE-4" table:formula="of:=IF([$'switches'.$A$1]=2;0;(POWER([$'a'.AW2];2)+POWER([$'b'.AW2];2)))" office:value-type="float" office:value="0">
            <text:p>0</text:p>
          </table:table-cell>
          <table:table-cell table:style-name="ACE-4" table:formula="of:=IF([$'switches'.$A$1]=2;0;(POWER([$'a'.AX2];2)+POWER([$'b'.AX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3];2)+POWER([$'b'.B3];2)))" office:value-type="float" office:value="0">
            <text:p>0</text:p>
          </table:table-cell>
          <table:table-cell table:style-name="ACE-4" table:formula="of:=IF([$'switches'.$A$1]=2;0;(POWER([$'a'.C3];2)+POWER([$'b'.C3];2)))" office:value-type="float" office:value="0">
            <text:p>0</text:p>
          </table:table-cell>
          <table:table-cell table:style-name="ACE-4" table:formula="of:=IF([$'switches'.$A$1]=2;0;(POWER([$'a'.D3];2)+POWER([$'b'.D3];2)))" office:value-type="float" office:value="0">
            <text:p>0</text:p>
          </table:table-cell>
          <table:table-cell table:style-name="ACE-4" table:formula="of:=IF([$'switches'.$A$1]=2;0;(POWER([$'a'.E3];2)+POWER([$'b'.E3];2)))" office:value-type="float" office:value="0">
            <text:p>0</text:p>
          </table:table-cell>
          <table:table-cell table:style-name="ACE-4" table:formula="of:=IF([$'switches'.$A$1]=2;0;(POWER([$'a'.F3];2)+POWER([$'b'.F3];2)))" office:value-type="float" office:value="0">
            <text:p>0</text:p>
          </table:table-cell>
          <table:table-cell table:style-name="ACE-4" table:formula="of:=IF([$'switches'.$A$1]=2;0;(POWER([$'a'.G3];2)+POWER([$'b'.G3];2)))" office:value-type="float" office:value="0">
            <text:p>0</text:p>
          </table:table-cell>
          <table:table-cell table:style-name="ACE-4" table:formula="of:=IF([$'switches'.$A$1]=2;0;(POWER([$'a'.H3];2)+POWER([$'b'.H3];2)))" office:value-type="float" office:value="0">
            <text:p>0</text:p>
          </table:table-cell>
          <table:table-cell table:style-name="ACE-4" table:formula="of:=IF([$'switches'.$A$1]=2;0;(POWER([$'a'.I3];2)+POWER([$'b'.I3];2)))" office:value-type="float" office:value="0">
            <text:p>0</text:p>
          </table:table-cell>
          <table:table-cell table:style-name="ACE-4" table:formula="of:=IF([$'switches'.$A$1]=2;0;(POWER([$'a'.J3];2)+POWER([$'b'.J3];2)))" office:value-type="float" office:value="0">
            <text:p>0</text:p>
          </table:table-cell>
          <table:table-cell table:style-name="ACE-4" table:formula="of:=IF([$'switches'.$A$1]=2;0;(POWER([$'a'.K3];2)+POWER([$'b'.K3];2)))" office:value-type="float" office:value="0">
            <text:p>0</text:p>
          </table:table-cell>
          <table:table-cell table:style-name="ACE-4" table:formula="of:=IF([$'switches'.$A$1]=2;0;(POWER([$'a'.L3];2)+POWER([$'b'.L3];2)))" office:value-type="float" office:value="0">
            <text:p>0</text:p>
          </table:table-cell>
          <table:table-cell table:style-name="ACE-4" table:formula="of:=IF([$'switches'.$A$1]=2;0;(POWER([$'a'.M3];2)+POWER([$'b'.M3];2)))" office:value-type="float" office:value="0">
            <text:p>0</text:p>
          </table:table-cell>
          <table:table-cell table:style-name="ACE-4" table:formula="of:=IF([$'switches'.$A$1]=2;0;(POWER([$'a'.N3];2)+POWER([$'b'.N3];2)))" office:value-type="float" office:value="0">
            <text:p>0</text:p>
          </table:table-cell>
          <table:table-cell table:style-name="ACE-4" table:formula="of:=IF([$'switches'.$A$1]=2;0;(POWER([$'a'.O3];2)+POWER([$'b'.O3];2)))" office:value-type="float" office:value="0">
            <text:p>0</text:p>
          </table:table-cell>
          <table:table-cell table:style-name="ACE-4" table:formula="of:=IF([$'switches'.$A$1]=2;0;(POWER([$'a'.P3];2)+POWER([$'b'.P3];2)))" office:value-type="float" office:value="0">
            <text:p>0</text:p>
          </table:table-cell>
          <table:table-cell table:style-name="ACE-4" table:formula="of:=IF([$'switches'.$A$1]=2;0;(POWER([$'a'.Q3];2)+POWER([$'b'.Q3];2)))" office:value-type="float" office:value="0">
            <text:p>0</text:p>
          </table:table-cell>
          <table:table-cell table:style-name="ACE-4" table:formula="of:=IF([$'switches'.$A$1]=2;0;(POWER([$'a'.R3];2)+POWER([$'b'.R3];2)))" office:value-type="float" office:value="0">
            <text:p>0</text:p>
          </table:table-cell>
          <table:table-cell table:style-name="ACE-4" table:formula="of:=IF([$'switches'.$A$1]=2;0;(POWER([$'a'.S3];2)+POWER([$'b'.S3];2)))" office:value-type="float" office:value="0">
            <text:p>0</text:p>
          </table:table-cell>
          <table:table-cell table:style-name="ACE-4" table:formula="of:=IF([$'switches'.$A$1]=2;0;(POWER([$'a'.T3];2)+POWER([$'b'.T3];2)))" office:value-type="float" office:value="0">
            <text:p>0</text:p>
          </table:table-cell>
          <table:table-cell table:style-name="ACE-4" table:formula="of:=IF([$'switches'.$A$1]=2;0;(POWER([$'a'.U3];2)+POWER([$'b'.U3];2)))" office:value-type="float" office:value="0">
            <text:p>0</text:p>
          </table:table-cell>
          <table:table-cell table:style-name="ACE-4" table:formula="of:=IF([$'switches'.$A$1]=2;0;(POWER([$'a'.V3];2)+POWER([$'b'.V3];2)))" office:value-type="float" office:value="0">
            <text:p>0</text:p>
          </table:table-cell>
          <table:table-cell table:style-name="ACE-4" table:formula="of:=IF([$'switches'.$A$1]=2;0;(POWER([$'a'.W3];2)+POWER([$'b'.W3];2)))" office:value-type="float" office:value="0">
            <text:p>0</text:p>
          </table:table-cell>
          <table:table-cell table:style-name="ACE-4" table:formula="of:=IF([$'switches'.$A$1]=2;0;(POWER([$'a'.X3];2)+POWER([$'b'.X3];2)))" office:value-type="float" office:value="0">
            <text:p>0</text:p>
          </table:table-cell>
          <table:table-cell table:style-name="ACE-4" table:formula="of:=IF([$'switches'.$A$1]=2;0;(POWER([$'a'.Y3];2)+POWER([$'b'.Y3];2)))" office:value-type="float" office:value="0">
            <text:p>0</text:p>
          </table:table-cell>
          <table:table-cell table:style-name="ACE-4" table:formula="of:=IF([$'switches'.$A$1]=2;0;(POWER([$'a'.Z3];2)+POWER([$'b'.Z3];2)))" office:value-type="float" office:value="0">
            <text:p>0</text:p>
          </table:table-cell>
          <table:table-cell table:style-name="ACE-4" table:formula="of:=IF([$'switches'.$A$1]=2;0;(POWER([$'a'.AA3];2)+POWER([$'b'.AA3];2)))" office:value-type="float" office:value="0">
            <text:p>0</text:p>
          </table:table-cell>
          <table:table-cell table:style-name="ACE-4" table:formula="of:=IF([$'switches'.$A$1]=2;0;(POWER([$'a'.AB3];2)+POWER([$'b'.AB3];2)))" office:value-type="float" office:value="0">
            <text:p>0</text:p>
          </table:table-cell>
          <table:table-cell table:style-name="ACE-4" table:formula="of:=IF([$'switches'.$A$1]=2;0;(POWER([$'a'.AC3];2)+POWER([$'b'.AC3];2)))" office:value-type="float" office:value="0">
            <text:p>0</text:p>
          </table:table-cell>
          <table:table-cell table:style-name="ACE-4" table:formula="of:=IF([$'switches'.$A$1]=2;0;(POWER([$'a'.AD3];2)+POWER([$'b'.AD3];2)))" office:value-type="float" office:value="0">
            <text:p>0</text:p>
          </table:table-cell>
          <table:table-cell table:style-name="ACE-4" table:formula="of:=IF([$'switches'.$A$1]=2;0;(POWER([$'a'.AE3];2)+POWER([$'b'.AE3];2)))" office:value-type="float" office:value="0">
            <text:p>0</text:p>
          </table:table-cell>
          <table:table-cell table:style-name="ACE-4" table:formula="of:=IF([$'switches'.$A$1]=2;0;(POWER([$'a'.AF3];2)+POWER([$'b'.AF3];2)))" office:value-type="float" office:value="0">
            <text:p>0</text:p>
          </table:table-cell>
          <table:table-cell table:style-name="ACE-4" table:formula="of:=IF([$'switches'.$A$1]=2;0;(POWER([$'a'.AG3];2)+POWER([$'b'.AG3];2)))" office:value-type="float" office:value="0">
            <text:p>0</text:p>
          </table:table-cell>
          <table:table-cell table:style-name="ACE-4" table:formula="of:=IF([$'switches'.$A$1]=2;0;(POWER([$'a'.AH3];2)+POWER([$'b'.AH3];2)))" office:value-type="float" office:value="0">
            <text:p>0</text:p>
          </table:table-cell>
          <table:table-cell table:style-name="ACE-4" table:formula="of:=IF([$'switches'.$A$1]=2;0;(POWER([$'a'.AI3];2)+POWER([$'b'.AI3];2)))" office:value-type="float" office:value="0">
            <text:p>0</text:p>
          </table:table-cell>
          <table:table-cell table:style-name="ACE-4" table:formula="of:=IF([$'switches'.$A$1]=2;0;(POWER([$'a'.AJ3];2)+POWER([$'b'.AJ3];2)))" office:value-type="float" office:value="0">
            <text:p>0</text:p>
          </table:table-cell>
          <table:table-cell table:style-name="ACE-4" table:formula="of:=IF([$'switches'.$A$1]=2;0;(POWER([$'a'.AK3];2)+POWER([$'b'.AK3];2)))" office:value-type="float" office:value="0">
            <text:p>0</text:p>
          </table:table-cell>
          <table:table-cell table:style-name="ACE-4" table:formula="of:=IF([$'switches'.$A$1]=2;0;(POWER([$'a'.AL3];2)+POWER([$'b'.AL3];2)))" office:value-type="float" office:value="0">
            <text:p>0</text:p>
          </table:table-cell>
          <table:table-cell table:style-name="ACE-4" table:formula="of:=IF([$'switches'.$A$1]=2;0;(POWER([$'a'.AM3];2)+POWER([$'b'.AM3];2)))" office:value-type="float" office:value="0">
            <text:p>0</text:p>
          </table:table-cell>
          <table:table-cell table:style-name="ACE-4" table:formula="of:=IF([$'switches'.$A$1]=2;0;(POWER([$'a'.AN3];2)+POWER([$'b'.AN3];2)))" office:value-type="float" office:value="0">
            <text:p>0</text:p>
          </table:table-cell>
          <table:table-cell table:style-name="ACE-4" table:formula="of:=IF([$'switches'.$A$1]=2;0;(POWER([$'a'.AO3];2)+POWER([$'b'.AO3];2)))" office:value-type="float" office:value="0">
            <text:p>0</text:p>
          </table:table-cell>
          <table:table-cell table:style-name="ACE-4" table:formula="of:=IF([$'switches'.$A$1]=2;0;(POWER([$'a'.AP3];2)+POWER([$'b'.AP3];2)))" office:value-type="float" office:value="0">
            <text:p>0</text:p>
          </table:table-cell>
          <table:table-cell table:style-name="ACE-4" table:formula="of:=IF([$'switches'.$A$1]=2;0;(POWER([$'a'.AQ3];2)+POWER([$'b'.AQ3];2)))" office:value-type="float" office:value="0">
            <text:p>0</text:p>
          </table:table-cell>
          <table:table-cell table:style-name="ACE-4" table:formula="of:=IF([$'switches'.$A$1]=2;0;(POWER([$'a'.AR3];2)+POWER([$'b'.AR3];2)))" office:value-type="float" office:value="0">
            <text:p>0</text:p>
          </table:table-cell>
          <table:table-cell table:style-name="ACE-4" table:formula="of:=IF([$'switches'.$A$1]=2;0;(POWER([$'a'.AS3];2)+POWER([$'b'.AS3];2)))" office:value-type="float" office:value="0">
            <text:p>0</text:p>
          </table:table-cell>
          <table:table-cell table:style-name="ACE-4" table:formula="of:=IF([$'switches'.$A$1]=2;0;(POWER([$'a'.AT3];2)+POWER([$'b'.AT3];2)))" office:value-type="float" office:value="0">
            <text:p>0</text:p>
          </table:table-cell>
          <table:table-cell table:style-name="ACE-4" table:formula="of:=IF([$'switches'.$A$1]=2;0;(POWER([$'a'.AU3];2)+POWER([$'b'.AU3];2)))" office:value-type="float" office:value="0">
            <text:p>0</text:p>
          </table:table-cell>
          <table:table-cell table:style-name="ACE-4" table:formula="of:=IF([$'switches'.$A$1]=2;0;(POWER([$'a'.AV3];2)+POWER([$'b'.AV3];2)))" office:value-type="float" office:value="0">
            <text:p>0</text:p>
          </table:table-cell>
          <table:table-cell table:style-name="ACE-4" table:formula="of:=IF([$'switches'.$A$1]=2;0;(POWER([$'a'.AW3];2)+POWER([$'b'.AW3];2)))" office:value-type="float" office:value="0">
            <text:p>0</text:p>
          </table:table-cell>
          <table:table-cell table:style-name="ACE-4" table:formula="of:=IF([$'switches'.$A$1]=2;0;(POWER([$'a'.AX3];2)+POWER([$'b'.AX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4];2)+POWER([$'b'.B4];2)))" office:value-type="float" office:value="0">
            <text:p>0</text:p>
          </table:table-cell>
          <table:table-cell table:style-name="ACE-4" table:formula="of:=IF([$'switches'.$A$1]=2;0;(POWER([$'a'.C4];2)+POWER([$'b'.C4];2)))" office:value-type="float" office:value="0">
            <text:p>0</text:p>
          </table:table-cell>
          <table:table-cell table:style-name="ACE-4" table:formula="of:=IF([$'switches'.$A$1]=2;0;(POWER([$'a'.D4];2)+POWER([$'b'.D4];2)))" office:value-type="float" office:value="0">
            <text:p>0</text:p>
          </table:table-cell>
          <table:table-cell table:style-name="ACE-4" table:formula="of:=IF([$'switches'.$A$1]=2;0;(POWER([$'a'.E4];2)+POWER([$'b'.E4];2)))" office:value-type="float" office:value="0">
            <text:p>0</text:p>
          </table:table-cell>
          <table:table-cell table:style-name="ACE-4" table:formula="of:=IF([$'switches'.$A$1]=2;0;(POWER([$'a'.F4];2)+POWER([$'b'.F4];2)))" office:value-type="float" office:value="0">
            <text:p>0</text:p>
          </table:table-cell>
          <table:table-cell table:style-name="ACE-4" table:formula="of:=IF([$'switches'.$A$1]=2;0;(POWER([$'a'.G4];2)+POWER([$'b'.G4];2)))" office:value-type="float" office:value="0">
            <text:p>0</text:p>
          </table:table-cell>
          <table:table-cell table:style-name="ACE-4" table:formula="of:=IF([$'switches'.$A$1]=2;0;(POWER([$'a'.H4];2)+POWER([$'b'.H4];2)))" office:value-type="float" office:value="0">
            <text:p>0</text:p>
          </table:table-cell>
          <table:table-cell table:style-name="ACE-4" table:formula="of:=IF([$'switches'.$A$1]=2;0;(POWER([$'a'.I4];2)+POWER([$'b'.I4];2)))" office:value-type="float" office:value="0">
            <text:p>0</text:p>
          </table:table-cell>
          <table:table-cell table:style-name="ACE-4" table:formula="of:=IF([$'switches'.$A$1]=2;0;(POWER([$'a'.J4];2)+POWER([$'b'.J4];2)))" office:value-type="float" office:value="0">
            <text:p>0</text:p>
          </table:table-cell>
          <table:table-cell table:style-name="ACE-4" table:formula="of:=IF([$'switches'.$A$1]=2;0;(POWER([$'a'.K4];2)+POWER([$'b'.K4];2)))" office:value-type="float" office:value="0">
            <text:p>0</text:p>
          </table:table-cell>
          <table:table-cell table:style-name="ACE-4" table:formula="of:=IF([$'switches'.$A$1]=2;0;(POWER([$'a'.L4];2)+POWER([$'b'.L4];2)))" office:value-type="float" office:value="0">
            <text:p>0</text:p>
          </table:table-cell>
          <table:table-cell table:style-name="ACE-4" table:formula="of:=IF([$'switches'.$A$1]=2;0;(POWER([$'a'.M4];2)+POWER([$'b'.M4];2)))" office:value-type="float" office:value="0">
            <text:p>0</text:p>
          </table:table-cell>
          <table:table-cell table:style-name="ACE-4" table:formula="of:=IF([$'switches'.$A$1]=2;0;(POWER([$'a'.N4];2)+POWER([$'b'.N4];2)))" office:value-type="float" office:value="0">
            <text:p>0</text:p>
          </table:table-cell>
          <table:table-cell table:style-name="ACE-4" table:formula="of:=IF([$'switches'.$A$1]=2;0;(POWER([$'a'.O4];2)+POWER([$'b'.O4];2)))" office:value-type="float" office:value="0">
            <text:p>0</text:p>
          </table:table-cell>
          <table:table-cell table:style-name="ACE-4" table:formula="of:=IF([$'switches'.$A$1]=2;0;(POWER([$'a'.P4];2)+POWER([$'b'.P4];2)))" office:value-type="float" office:value="0">
            <text:p>0</text:p>
          </table:table-cell>
          <table:table-cell table:style-name="ACE-4" table:formula="of:=IF([$'switches'.$A$1]=2;0;(POWER([$'a'.Q4];2)+POWER([$'b'.Q4];2)))" office:value-type="float" office:value="0">
            <text:p>0</text:p>
          </table:table-cell>
          <table:table-cell table:style-name="ACE-4" table:formula="of:=IF([$'switches'.$A$1]=2;0;(POWER([$'a'.R4];2)+POWER([$'b'.R4];2)))" office:value-type="float" office:value="0">
            <text:p>0</text:p>
          </table:table-cell>
          <table:table-cell table:style-name="ACE-4" table:formula="of:=IF([$'switches'.$A$1]=2;0;(POWER([$'a'.S4];2)+POWER([$'b'.S4];2)))" office:value-type="float" office:value="0">
            <text:p>0</text:p>
          </table:table-cell>
          <table:table-cell table:style-name="ACE-4" table:formula="of:=IF([$'switches'.$A$1]=2;0;(POWER([$'a'.T4];2)+POWER([$'b'.T4];2)))" office:value-type="float" office:value="0">
            <text:p>0</text:p>
          </table:table-cell>
          <table:table-cell table:style-name="ACE-4" table:formula="of:=IF([$'switches'.$A$1]=2;0;(POWER([$'a'.U4];2)+POWER([$'b'.U4];2)))" office:value-type="float" office:value="0">
            <text:p>0</text:p>
          </table:table-cell>
          <table:table-cell table:style-name="ACE-4" table:formula="of:=IF([$'switches'.$A$1]=2;0;(POWER([$'a'.V4];2)+POWER([$'b'.V4];2)))" office:value-type="float" office:value="0">
            <text:p>0</text:p>
          </table:table-cell>
          <table:table-cell table:style-name="ACE-4" table:formula="of:=IF([$'switches'.$A$1]=2;0;(POWER([$'a'.W4];2)+POWER([$'b'.W4];2)))" office:value-type="float" office:value="0">
            <text:p>0</text:p>
          </table:table-cell>
          <table:table-cell table:style-name="ACE-4" table:formula="of:=IF([$'switches'.$A$1]=2;0;(POWER([$'a'.X4];2)+POWER([$'b'.X4];2)))" office:value-type="float" office:value="0">
            <text:p>0</text:p>
          </table:table-cell>
          <table:table-cell table:style-name="ACE-4" table:formula="of:=IF([$'switches'.$A$1]=2;0;(POWER([$'a'.Y4];2)+POWER([$'b'.Y4];2)))" office:value-type="float" office:value="0">
            <text:p>0</text:p>
          </table:table-cell>
          <table:table-cell table:style-name="ACE-4" table:formula="of:=IF([$'switches'.$A$1]=2;0;(POWER([$'a'.Z4];2)+POWER([$'b'.Z4];2)))" office:value-type="float" office:value="0">
            <text:p>0</text:p>
          </table:table-cell>
          <table:table-cell table:style-name="ACE-4" table:formula="of:=IF([$'switches'.$A$1]=2;0;(POWER([$'a'.AA4];2)+POWER([$'b'.AA4];2)))" office:value-type="float" office:value="0">
            <text:p>0</text:p>
          </table:table-cell>
          <table:table-cell table:style-name="ACE-4" table:formula="of:=IF([$'switches'.$A$1]=2;0;(POWER([$'a'.AB4];2)+POWER([$'b'.AB4];2)))" office:value-type="float" office:value="0">
            <text:p>0</text:p>
          </table:table-cell>
          <table:table-cell table:style-name="ACE-4" table:formula="of:=IF([$'switches'.$A$1]=2;0;(POWER([$'a'.AC4];2)+POWER([$'b'.AC4];2)))" office:value-type="float" office:value="0">
            <text:p>0</text:p>
          </table:table-cell>
          <table:table-cell table:style-name="ACE-4" table:formula="of:=IF([$'switches'.$A$1]=2;0;(POWER([$'a'.AD4];2)+POWER([$'b'.AD4];2)))" office:value-type="float" office:value="0">
            <text:p>0</text:p>
          </table:table-cell>
          <table:table-cell table:style-name="ACE-4" table:formula="of:=IF([$'switches'.$A$1]=2;0;(POWER([$'a'.AE4];2)+POWER([$'b'.AE4];2)))" office:value-type="float" office:value="0">
            <text:p>0</text:p>
          </table:table-cell>
          <table:table-cell table:style-name="ACE-4" table:formula="of:=IF([$'switches'.$A$1]=2;0;(POWER([$'a'.AF4];2)+POWER([$'b'.AF4];2)))" office:value-type="float" office:value="0">
            <text:p>0</text:p>
          </table:table-cell>
          <table:table-cell table:style-name="ACE-4" table:formula="of:=IF([$'switches'.$A$1]=2;0;(POWER([$'a'.AG4];2)+POWER([$'b'.AG4];2)))" office:value-type="float" office:value="0">
            <text:p>0</text:p>
          </table:table-cell>
          <table:table-cell table:style-name="ACE-4" table:formula="of:=IF([$'switches'.$A$1]=2;0;(POWER([$'a'.AH4];2)+POWER([$'b'.AH4];2)))" office:value-type="float" office:value="0">
            <text:p>0</text:p>
          </table:table-cell>
          <table:table-cell table:style-name="ACE-4" table:formula="of:=IF([$'switches'.$A$1]=2;0;(POWER([$'a'.AI4];2)+POWER([$'b'.AI4];2)))" office:value-type="float" office:value="0">
            <text:p>0</text:p>
          </table:table-cell>
          <table:table-cell table:style-name="ACE-4" table:formula="of:=IF([$'switches'.$A$1]=2;0;(POWER([$'a'.AJ4];2)+POWER([$'b'.AJ4];2)))" office:value-type="float" office:value="0">
            <text:p>0</text:p>
          </table:table-cell>
          <table:table-cell table:style-name="ACE-4" table:formula="of:=IF([$'switches'.$A$1]=2;0;(POWER([$'a'.AK4];2)+POWER([$'b'.AK4];2)))" office:value-type="float" office:value="0">
            <text:p>0</text:p>
          </table:table-cell>
          <table:table-cell table:style-name="ACE-4" table:formula="of:=IF([$'switches'.$A$1]=2;0;(POWER([$'a'.AL4];2)+POWER([$'b'.AL4];2)))" office:value-type="float" office:value="0">
            <text:p>0</text:p>
          </table:table-cell>
          <table:table-cell table:style-name="ACE-4" table:formula="of:=IF([$'switches'.$A$1]=2;0;(POWER([$'a'.AM4];2)+POWER([$'b'.AM4];2)))" office:value-type="float" office:value="0">
            <text:p>0</text:p>
          </table:table-cell>
          <table:table-cell table:style-name="ACE-4" table:formula="of:=IF([$'switches'.$A$1]=2;0;(POWER([$'a'.AN4];2)+POWER([$'b'.AN4];2)))" office:value-type="float" office:value="0">
            <text:p>0</text:p>
          </table:table-cell>
          <table:table-cell table:style-name="ACE-4" table:formula="of:=IF([$'switches'.$A$1]=2;0;(POWER([$'a'.AO4];2)+POWER([$'b'.AO4];2)))" office:value-type="float" office:value="0">
            <text:p>0</text:p>
          </table:table-cell>
          <table:table-cell table:style-name="ACE-4" table:formula="of:=IF([$'switches'.$A$1]=2;0;(POWER([$'a'.AP4];2)+POWER([$'b'.AP4];2)))" office:value-type="float" office:value="0">
            <text:p>0</text:p>
          </table:table-cell>
          <table:table-cell table:style-name="ACE-4" table:formula="of:=IF([$'switches'.$A$1]=2;0;(POWER([$'a'.AQ4];2)+POWER([$'b'.AQ4];2)))" office:value-type="float" office:value="0">
            <text:p>0</text:p>
          </table:table-cell>
          <table:table-cell table:style-name="ACE-4" table:formula="of:=IF([$'switches'.$A$1]=2;0;(POWER([$'a'.AR4];2)+POWER([$'b'.AR4];2)))" office:value-type="float" office:value="0">
            <text:p>0</text:p>
          </table:table-cell>
          <table:table-cell table:style-name="ACE-4" table:formula="of:=IF([$'switches'.$A$1]=2;0;(POWER([$'a'.AS4];2)+POWER([$'b'.AS4];2)))" office:value-type="float" office:value="0">
            <text:p>0</text:p>
          </table:table-cell>
          <table:table-cell table:style-name="ACE-4" table:formula="of:=IF([$'switches'.$A$1]=2;0;(POWER([$'a'.AT4];2)+POWER([$'b'.AT4];2)))" office:value-type="float" office:value="0">
            <text:p>0</text:p>
          </table:table-cell>
          <table:table-cell table:style-name="ACE-4" table:formula="of:=IF([$'switches'.$A$1]=2;0;(POWER([$'a'.AU4];2)+POWER([$'b'.AU4];2)))" office:value-type="float" office:value="0">
            <text:p>0</text:p>
          </table:table-cell>
          <table:table-cell table:style-name="ACE-4" table:formula="of:=IF([$'switches'.$A$1]=2;0;(POWER([$'a'.AV4];2)+POWER([$'b'.AV4];2)))" office:value-type="float" office:value="0">
            <text:p>0</text:p>
          </table:table-cell>
          <table:table-cell table:style-name="ACE-4" table:formula="of:=IF([$'switches'.$A$1]=2;0;(POWER([$'a'.AW4];2)+POWER([$'b'.AW4];2)))" office:value-type="float" office:value="0">
            <text:p>0</text:p>
          </table:table-cell>
          <table:table-cell table:style-name="ACE-4" table:formula="of:=IF([$'switches'.$A$1]=2;0;(POWER([$'a'.AX4];2)+POWER([$'b'.AX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5];2)+POWER([$'b'.B5];2)))" office:value-type="float" office:value="0">
            <text:p>0</text:p>
          </table:table-cell>
          <table:table-cell table:style-name="ACE-4" table:formula="of:=IF([$'switches'.$A$1]=2;0;(POWER([$'a'.C5];2)+POWER([$'b'.C5];2)))" office:value-type="float" office:value="0">
            <text:p>0</text:p>
          </table:table-cell>
          <table:table-cell table:style-name="ACE-4" table:formula="of:=IF([$'switches'.$A$1]=2;0;(POWER([$'a'.D5];2)+POWER([$'b'.D5];2)))" office:value-type="float" office:value="0">
            <text:p>0</text:p>
          </table:table-cell>
          <table:table-cell table:style-name="ACE-4" table:formula="of:=IF([$'switches'.$A$1]=2;0;(POWER([$'a'.E5];2)+POWER([$'b'.E5];2)))" office:value-type="float" office:value="0">
            <text:p>0</text:p>
          </table:table-cell>
          <table:table-cell table:style-name="ACE-4" table:formula="of:=IF([$'switches'.$A$1]=2;0;(POWER([$'a'.F5];2)+POWER([$'b'.F5];2)))" office:value-type="float" office:value="0">
            <text:p>0</text:p>
          </table:table-cell>
          <table:table-cell table:style-name="ACE-4" table:formula="of:=IF([$'switches'.$A$1]=2;0;(POWER([$'a'.G5];2)+POWER([$'b'.G5];2)))" office:value-type="float" office:value="0">
            <text:p>0</text:p>
          </table:table-cell>
          <table:table-cell table:style-name="ACE-4" table:formula="of:=IF([$'switches'.$A$1]=2;0;(POWER([$'a'.H5];2)+POWER([$'b'.H5];2)))" office:value-type="float" office:value="0">
            <text:p>0</text:p>
          </table:table-cell>
          <table:table-cell table:style-name="ACE-4" table:formula="of:=IF([$'switches'.$A$1]=2;0;(POWER([$'a'.I5];2)+POWER([$'b'.I5];2)))" office:value-type="float" office:value="0">
            <text:p>0</text:p>
          </table:table-cell>
          <table:table-cell table:style-name="ACE-4" table:formula="of:=IF([$'switches'.$A$1]=2;0;(POWER([$'a'.J5];2)+POWER([$'b'.J5];2)))" office:value-type="float" office:value="0">
            <text:p>0</text:p>
          </table:table-cell>
          <table:table-cell table:style-name="ACE-4" table:formula="of:=IF([$'switches'.$A$1]=2;0;(POWER([$'a'.K5];2)+POWER([$'b'.K5];2)))" office:value-type="float" office:value="0">
            <text:p>0</text:p>
          </table:table-cell>
          <table:table-cell table:style-name="ACE-4" table:formula="of:=IF([$'switches'.$A$1]=2;0;(POWER([$'a'.L5];2)+POWER([$'b'.L5];2)))" office:value-type="float" office:value="0">
            <text:p>0</text:p>
          </table:table-cell>
          <table:table-cell table:style-name="ACE-4" table:formula="of:=IF([$'switches'.$A$1]=2;0;(POWER([$'a'.M5];2)+POWER([$'b'.M5];2)))" office:value-type="float" office:value="0">
            <text:p>0</text:p>
          </table:table-cell>
          <table:table-cell table:style-name="ACE-4" table:formula="of:=IF([$'switches'.$A$1]=2;0;(POWER([$'a'.N5];2)+POWER([$'b'.N5];2)))" office:value-type="float" office:value="0">
            <text:p>0</text:p>
          </table:table-cell>
          <table:table-cell table:style-name="ACE-4" table:formula="of:=IF([$'switches'.$A$1]=2;0;(POWER([$'a'.O5];2)+POWER([$'b'.O5];2)))" office:value-type="float" office:value="0">
            <text:p>0</text:p>
          </table:table-cell>
          <table:table-cell table:style-name="ACE-4" table:formula="of:=IF([$'switches'.$A$1]=2;0;(POWER([$'a'.P5];2)+POWER([$'b'.P5];2)))" office:value-type="float" office:value="0">
            <text:p>0</text:p>
          </table:table-cell>
          <table:table-cell table:style-name="ACE-4" table:formula="of:=IF([$'switches'.$A$1]=2;0;(POWER([$'a'.Q5];2)+POWER([$'b'.Q5];2)))" office:value-type="float" office:value="0">
            <text:p>0</text:p>
          </table:table-cell>
          <table:table-cell table:style-name="ACE-4" table:formula="of:=IF([$'switches'.$A$1]=2;0;(POWER([$'a'.R5];2)+POWER([$'b'.R5];2)))" office:value-type="float" office:value="0">
            <text:p>0</text:p>
          </table:table-cell>
          <table:table-cell table:style-name="ACE-4" table:formula="of:=IF([$'switches'.$A$1]=2;0;(POWER([$'a'.S5];2)+POWER([$'b'.S5];2)))" office:value-type="float" office:value="0">
            <text:p>0</text:p>
          </table:table-cell>
          <table:table-cell table:style-name="ACE-4" table:formula="of:=IF([$'switches'.$A$1]=2;0;(POWER([$'a'.T5];2)+POWER([$'b'.T5];2)))" office:value-type="float" office:value="0">
            <text:p>0</text:p>
          </table:table-cell>
          <table:table-cell table:style-name="ACE-4" table:formula="of:=IF([$'switches'.$A$1]=2;0;(POWER([$'a'.U5];2)+POWER([$'b'.U5];2)))" office:value-type="float" office:value="0">
            <text:p>0</text:p>
          </table:table-cell>
          <table:table-cell table:style-name="ACE-4" table:formula="of:=IF([$'switches'.$A$1]=2;0;(POWER([$'a'.V5];2)+POWER([$'b'.V5];2)))" office:value-type="float" office:value="0">
            <text:p>0</text:p>
          </table:table-cell>
          <table:table-cell table:style-name="ACE-4" table:formula="of:=IF([$'switches'.$A$1]=2;0;(POWER([$'a'.W5];2)+POWER([$'b'.W5];2)))" office:value-type="float" office:value="0">
            <text:p>0</text:p>
          </table:table-cell>
          <table:table-cell table:style-name="ACE-4" table:formula="of:=IF([$'switches'.$A$1]=2;0;(POWER([$'a'.X5];2)+POWER([$'b'.X5];2)))" office:value-type="float" office:value="0">
            <text:p>0</text:p>
          </table:table-cell>
          <table:table-cell table:style-name="ACE-4" table:formula="of:=IF([$'switches'.$A$1]=2;0;(POWER([$'a'.Y5];2)+POWER([$'b'.Y5];2)))" office:value-type="float" office:value="0">
            <text:p>0</text:p>
          </table:table-cell>
          <table:table-cell table:style-name="ACE-4" table:formula="of:=IF([$'switches'.$A$1]=2;0;(POWER([$'a'.Z5];2)+POWER([$'b'.Z5];2)))" office:value-type="float" office:value="0">
            <text:p>0</text:p>
          </table:table-cell>
          <table:table-cell table:style-name="ACE-4" table:formula="of:=IF([$'switches'.$A$1]=2;0;(POWER([$'a'.AA5];2)+POWER([$'b'.AA5];2)))" office:value-type="float" office:value="0">
            <text:p>0</text:p>
          </table:table-cell>
          <table:table-cell table:style-name="ACE-4" table:formula="of:=IF([$'switches'.$A$1]=2;0;(POWER([$'a'.AB5];2)+POWER([$'b'.AB5];2)))" office:value-type="float" office:value="0">
            <text:p>0</text:p>
          </table:table-cell>
          <table:table-cell table:style-name="ACE-4" table:formula="of:=IF([$'switches'.$A$1]=2;0;(POWER([$'a'.AC5];2)+POWER([$'b'.AC5];2)))" office:value-type="float" office:value="0">
            <text:p>0</text:p>
          </table:table-cell>
          <table:table-cell table:style-name="ACE-4" table:formula="of:=IF([$'switches'.$A$1]=2;0;(POWER([$'a'.AD5];2)+POWER([$'b'.AD5];2)))" office:value-type="float" office:value="0">
            <text:p>0</text:p>
          </table:table-cell>
          <table:table-cell table:style-name="ACE-4" table:formula="of:=IF([$'switches'.$A$1]=2;0;(POWER([$'a'.AE5];2)+POWER([$'b'.AE5];2)))" office:value-type="float" office:value="0">
            <text:p>0</text:p>
          </table:table-cell>
          <table:table-cell table:style-name="ACE-4" table:formula="of:=IF([$'switches'.$A$1]=2;0;(POWER([$'a'.AF5];2)+POWER([$'b'.AF5];2)))" office:value-type="float" office:value="0">
            <text:p>0</text:p>
          </table:table-cell>
          <table:table-cell table:style-name="ACE-4" table:formula="of:=IF([$'switches'.$A$1]=2;0;(POWER([$'a'.AG5];2)+POWER([$'b'.AG5];2)))" office:value-type="float" office:value="0">
            <text:p>0</text:p>
          </table:table-cell>
          <table:table-cell table:style-name="ACE-4" table:formula="of:=IF([$'switches'.$A$1]=2;0;(POWER([$'a'.AH5];2)+POWER([$'b'.AH5];2)))" office:value-type="float" office:value="0">
            <text:p>0</text:p>
          </table:table-cell>
          <table:table-cell table:style-name="ACE-4" table:formula="of:=IF([$'switches'.$A$1]=2;0;(POWER([$'a'.AI5];2)+POWER([$'b'.AI5];2)))" office:value-type="float" office:value="0">
            <text:p>0</text:p>
          </table:table-cell>
          <table:table-cell table:style-name="ACE-4" table:formula="of:=IF([$'switches'.$A$1]=2;0;(POWER([$'a'.AJ5];2)+POWER([$'b'.AJ5];2)))" office:value-type="float" office:value="0">
            <text:p>0</text:p>
          </table:table-cell>
          <table:table-cell table:style-name="ACE-4" table:formula="of:=IF([$'switches'.$A$1]=2;0;(POWER([$'a'.AK5];2)+POWER([$'b'.AK5];2)))" office:value-type="float" office:value="0">
            <text:p>0</text:p>
          </table:table-cell>
          <table:table-cell table:style-name="ACE-4" table:formula="of:=IF([$'switches'.$A$1]=2;0;(POWER([$'a'.AL5];2)+POWER([$'b'.AL5];2)))" office:value-type="float" office:value="0">
            <text:p>0</text:p>
          </table:table-cell>
          <table:table-cell table:style-name="ACE-4" table:formula="of:=IF([$'switches'.$A$1]=2;0;(POWER([$'a'.AM5];2)+POWER([$'b'.AM5];2)))" office:value-type="float" office:value="0">
            <text:p>0</text:p>
          </table:table-cell>
          <table:table-cell table:style-name="ACE-4" table:formula="of:=IF([$'switches'.$A$1]=2;0;(POWER([$'a'.AN5];2)+POWER([$'b'.AN5];2)))" office:value-type="float" office:value="0">
            <text:p>0</text:p>
          </table:table-cell>
          <table:table-cell table:style-name="ACE-4" table:formula="of:=IF([$'switches'.$A$1]=2;0;(POWER([$'a'.AO5];2)+POWER([$'b'.AO5];2)))" office:value-type="float" office:value="0">
            <text:p>0</text:p>
          </table:table-cell>
          <table:table-cell table:style-name="ACE-4" table:formula="of:=IF([$'switches'.$A$1]=2;0;(POWER([$'a'.AP5];2)+POWER([$'b'.AP5];2)))" office:value-type="float" office:value="0">
            <text:p>0</text:p>
          </table:table-cell>
          <table:table-cell table:style-name="ACE-4" table:formula="of:=IF([$'switches'.$A$1]=2;0;(POWER([$'a'.AQ5];2)+POWER([$'b'.AQ5];2)))" office:value-type="float" office:value="0">
            <text:p>0</text:p>
          </table:table-cell>
          <table:table-cell table:style-name="ACE-4" table:formula="of:=IF([$'switches'.$A$1]=2;0;(POWER([$'a'.AR5];2)+POWER([$'b'.AR5];2)))" office:value-type="float" office:value="0">
            <text:p>0</text:p>
          </table:table-cell>
          <table:table-cell table:style-name="ACE-4" table:formula="of:=IF([$'switches'.$A$1]=2;0;(POWER([$'a'.AS5];2)+POWER([$'b'.AS5];2)))" office:value-type="float" office:value="0">
            <text:p>0</text:p>
          </table:table-cell>
          <table:table-cell table:style-name="ACE-4" table:formula="of:=IF([$'switches'.$A$1]=2;0;(POWER([$'a'.AT5];2)+POWER([$'b'.AT5];2)))" office:value-type="float" office:value="0">
            <text:p>0</text:p>
          </table:table-cell>
          <table:table-cell table:style-name="ACE-4" table:formula="of:=IF([$'switches'.$A$1]=2;0;(POWER([$'a'.AU5];2)+POWER([$'b'.AU5];2)))" office:value-type="float" office:value="0">
            <text:p>0</text:p>
          </table:table-cell>
          <table:table-cell table:style-name="ACE-4" table:formula="of:=IF([$'switches'.$A$1]=2;0;(POWER([$'a'.AV5];2)+POWER([$'b'.AV5];2)))" office:value-type="float" office:value="0">
            <text:p>0</text:p>
          </table:table-cell>
          <table:table-cell table:style-name="ACE-4" table:formula="of:=IF([$'switches'.$A$1]=2;0;(POWER([$'a'.AW5];2)+POWER([$'b'.AW5];2)))" office:value-type="float" office:value="0">
            <text:p>0</text:p>
          </table:table-cell>
          <table:table-cell table:style-name="ACE-4" table:formula="of:=IF([$'switches'.$A$1]=2;0;(POWER([$'a'.AX5];2)+POWER([$'b'.AX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6];2)+POWER([$'b'.B6];2)))" office:value-type="float" office:value="0">
            <text:p>0</text:p>
          </table:table-cell>
          <table:table-cell table:style-name="ACE-4" table:formula="of:=IF([$'switches'.$A$1]=2;0;(POWER([$'a'.C6];2)+POWER([$'b'.C6];2)))" office:value-type="float" office:value="0">
            <text:p>0</text:p>
          </table:table-cell>
          <table:table-cell table:style-name="ACE-4" table:formula="of:=IF([$'switches'.$A$1]=2;0;(POWER([$'a'.D6];2)+POWER([$'b'.D6];2)))" office:value-type="float" office:value="0">
            <text:p>0</text:p>
          </table:table-cell>
          <table:table-cell table:style-name="ACE-4" table:formula="of:=IF([$'switches'.$A$1]=2;0;(POWER([$'a'.E6];2)+POWER([$'b'.E6];2)))" office:value-type="float" office:value="0">
            <text:p>0</text:p>
          </table:table-cell>
          <table:table-cell table:style-name="ACE-4" table:formula="of:=IF([$'switches'.$A$1]=2;0;(POWER([$'a'.F6];2)+POWER([$'b'.F6];2)))" office:value-type="float" office:value="0">
            <text:p>0</text:p>
          </table:table-cell>
          <table:table-cell table:style-name="ACE-4" table:formula="of:=IF([$'switches'.$A$1]=2;0;(POWER([$'a'.G6];2)+POWER([$'b'.G6];2)))" office:value-type="float" office:value="0">
            <text:p>0</text:p>
          </table:table-cell>
          <table:table-cell table:style-name="ACE-4" table:formula="of:=IF([$'switches'.$A$1]=2;0;(POWER([$'a'.H6];2)+POWER([$'b'.H6];2)))" office:value-type="float" office:value="0">
            <text:p>0</text:p>
          </table:table-cell>
          <table:table-cell table:style-name="ACE-4" table:formula="of:=IF([$'switches'.$A$1]=2;0;(POWER([$'a'.I6];2)+POWER([$'b'.I6];2)))" office:value-type="float" office:value="0">
            <text:p>0</text:p>
          </table:table-cell>
          <table:table-cell table:style-name="ACE-4" table:formula="of:=IF([$'switches'.$A$1]=2;0;(POWER([$'a'.J6];2)+POWER([$'b'.J6];2)))" office:value-type="float" office:value="0">
            <text:p>0</text:p>
          </table:table-cell>
          <table:table-cell table:style-name="ACE-4" table:formula="of:=IF([$'switches'.$A$1]=2;0;(POWER([$'a'.K6];2)+POWER([$'b'.K6];2)))" office:value-type="float" office:value="0">
            <text:p>0</text:p>
          </table:table-cell>
          <table:table-cell table:style-name="ACE-4" table:formula="of:=IF([$'switches'.$A$1]=2;0;(POWER([$'a'.L6];2)+POWER([$'b'.L6];2)))" office:value-type="float" office:value="0">
            <text:p>0</text:p>
          </table:table-cell>
          <table:table-cell table:style-name="ACE-4" table:formula="of:=IF([$'switches'.$A$1]=2;0;(POWER([$'a'.M6];2)+POWER([$'b'.M6];2)))" office:value-type="float" office:value="0">
            <text:p>0</text:p>
          </table:table-cell>
          <table:table-cell table:style-name="ACE-4" table:formula="of:=IF([$'switches'.$A$1]=2;0;(POWER([$'a'.N6];2)+POWER([$'b'.N6];2)))" office:value-type="float" office:value="0">
            <text:p>0</text:p>
          </table:table-cell>
          <table:table-cell table:style-name="ACE-4" table:formula="of:=IF([$'switches'.$A$1]=2;0;(POWER([$'a'.O6];2)+POWER([$'b'.O6];2)))" office:value-type="float" office:value="0">
            <text:p>0</text:p>
          </table:table-cell>
          <table:table-cell table:style-name="ACE-4" table:formula="of:=IF([$'switches'.$A$1]=2;0;(POWER([$'a'.P6];2)+POWER([$'b'.P6];2)))" office:value-type="float" office:value="0">
            <text:p>0</text:p>
          </table:table-cell>
          <table:table-cell table:style-name="ACE-4" table:formula="of:=IF([$'switches'.$A$1]=2;0;(POWER([$'a'.Q6];2)+POWER([$'b'.Q6];2)))" office:value-type="float" office:value="0">
            <text:p>0</text:p>
          </table:table-cell>
          <table:table-cell table:style-name="ACE-4" table:formula="of:=IF([$'switches'.$A$1]=2;0;(POWER([$'a'.R6];2)+POWER([$'b'.R6];2)))" office:value-type="float" office:value="0">
            <text:p>0</text:p>
          </table:table-cell>
          <table:table-cell table:style-name="ACE-4" table:formula="of:=IF([$'switches'.$A$1]=2;0;(POWER([$'a'.S6];2)+POWER([$'b'.S6];2)))" office:value-type="float" office:value="0">
            <text:p>0</text:p>
          </table:table-cell>
          <table:table-cell table:style-name="ACE-4" table:formula="of:=IF([$'switches'.$A$1]=2;0;(POWER([$'a'.T6];2)+POWER([$'b'.T6];2)))" office:value-type="float" office:value="0">
            <text:p>0</text:p>
          </table:table-cell>
          <table:table-cell table:style-name="ACE-4" table:formula="of:=IF([$'switches'.$A$1]=2;0;(POWER([$'a'.U6];2)+POWER([$'b'.U6];2)))" office:value-type="float" office:value="0">
            <text:p>0</text:p>
          </table:table-cell>
          <table:table-cell table:style-name="ACE-4" table:formula="of:=IF([$'switches'.$A$1]=2;0;(POWER([$'a'.V6];2)+POWER([$'b'.V6];2)))" office:value-type="float" office:value="0">
            <text:p>0</text:p>
          </table:table-cell>
          <table:table-cell table:style-name="ACE-4" table:formula="of:=IF([$'switches'.$A$1]=2;0;(POWER([$'a'.W6];2)+POWER([$'b'.W6];2)))" office:value-type="float" office:value="0">
            <text:p>0</text:p>
          </table:table-cell>
          <table:table-cell table:style-name="ACE-4" table:formula="of:=IF([$'switches'.$A$1]=2;0;(POWER([$'a'.X6];2)+POWER([$'b'.X6];2)))" office:value-type="float" office:value="0">
            <text:p>0</text:p>
          </table:table-cell>
          <table:table-cell table:style-name="ACE-4" table:formula="of:=IF([$'switches'.$A$1]=2;0;(POWER([$'a'.Y6];2)+POWER([$'b'.Y6];2)))" office:value-type="float" office:value="0">
            <text:p>0</text:p>
          </table:table-cell>
          <table:table-cell table:style-name="ACE-4" table:formula="of:=IF([$'switches'.$A$1]=2;0;(POWER([$'a'.Z6];2)+POWER([$'b'.Z6];2)))" office:value-type="float" office:value="0">
            <text:p>0</text:p>
          </table:table-cell>
          <table:table-cell table:style-name="ACE-4" table:formula="of:=IF([$'switches'.$A$1]=2;0;(POWER([$'a'.AA6];2)+POWER([$'b'.AA6];2)))" office:value-type="float" office:value="0">
            <text:p>0</text:p>
          </table:table-cell>
          <table:table-cell table:style-name="ACE-4" table:formula="of:=IF([$'switches'.$A$1]=2;0;(POWER([$'a'.AB6];2)+POWER([$'b'.AB6];2)))" office:value-type="float" office:value="0">
            <text:p>0</text:p>
          </table:table-cell>
          <table:table-cell table:style-name="ACE-4" table:formula="of:=IF([$'switches'.$A$1]=2;0;(POWER([$'a'.AC6];2)+POWER([$'b'.AC6];2)))" office:value-type="float" office:value="0">
            <text:p>0</text:p>
          </table:table-cell>
          <table:table-cell table:style-name="ACE-4" table:formula="of:=IF([$'switches'.$A$1]=2;0;(POWER([$'a'.AD6];2)+POWER([$'b'.AD6];2)))" office:value-type="float" office:value="0">
            <text:p>0</text:p>
          </table:table-cell>
          <table:table-cell table:style-name="ACE-4" table:formula="of:=IF([$'switches'.$A$1]=2;0;(POWER([$'a'.AE6];2)+POWER([$'b'.AE6];2)))" office:value-type="float" office:value="0">
            <text:p>0</text:p>
          </table:table-cell>
          <table:table-cell table:style-name="ACE-4" table:formula="of:=IF([$'switches'.$A$1]=2;0;(POWER([$'a'.AF6];2)+POWER([$'b'.AF6];2)))" office:value-type="float" office:value="0">
            <text:p>0</text:p>
          </table:table-cell>
          <table:table-cell table:style-name="ACE-4" table:formula="of:=IF([$'switches'.$A$1]=2;0;(POWER([$'a'.AG6];2)+POWER([$'b'.AG6];2)))" office:value-type="float" office:value="0">
            <text:p>0</text:p>
          </table:table-cell>
          <table:table-cell table:style-name="ACE-4" table:formula="of:=IF([$'switches'.$A$1]=2;0;(POWER([$'a'.AH6];2)+POWER([$'b'.AH6];2)))" office:value-type="float" office:value="0">
            <text:p>0</text:p>
          </table:table-cell>
          <table:table-cell table:style-name="ACE-4" table:formula="of:=IF([$'switches'.$A$1]=2;0;(POWER([$'a'.AI6];2)+POWER([$'b'.AI6];2)))" office:value-type="float" office:value="0">
            <text:p>0</text:p>
          </table:table-cell>
          <table:table-cell table:style-name="ACE-4" table:formula="of:=IF([$'switches'.$A$1]=2;0;(POWER([$'a'.AJ6];2)+POWER([$'b'.AJ6];2)))" office:value-type="float" office:value="0">
            <text:p>0</text:p>
          </table:table-cell>
          <table:table-cell table:style-name="ACE-4" table:formula="of:=IF([$'switches'.$A$1]=2;0;(POWER([$'a'.AK6];2)+POWER([$'b'.AK6];2)))" office:value-type="float" office:value="0">
            <text:p>0</text:p>
          </table:table-cell>
          <table:table-cell table:style-name="ACE-4" table:formula="of:=IF([$'switches'.$A$1]=2;0;(POWER([$'a'.AL6];2)+POWER([$'b'.AL6];2)))" office:value-type="float" office:value="0">
            <text:p>0</text:p>
          </table:table-cell>
          <table:table-cell table:style-name="ACE-4" table:formula="of:=IF([$'switches'.$A$1]=2;0;(POWER([$'a'.AM6];2)+POWER([$'b'.AM6];2)))" office:value-type="float" office:value="0">
            <text:p>0</text:p>
          </table:table-cell>
          <table:table-cell table:style-name="ACE-4" table:formula="of:=IF([$'switches'.$A$1]=2;0;(POWER([$'a'.AN6];2)+POWER([$'b'.AN6];2)))" office:value-type="float" office:value="0">
            <text:p>0</text:p>
          </table:table-cell>
          <table:table-cell table:style-name="ACE-4" table:formula="of:=IF([$'switches'.$A$1]=2;0;(POWER([$'a'.AO6];2)+POWER([$'b'.AO6];2)))" office:value-type="float" office:value="0">
            <text:p>0</text:p>
          </table:table-cell>
          <table:table-cell table:style-name="ACE-4" table:formula="of:=IF([$'switches'.$A$1]=2;0;(POWER([$'a'.AP6];2)+POWER([$'b'.AP6];2)))" office:value-type="float" office:value="0">
            <text:p>0</text:p>
          </table:table-cell>
          <table:table-cell table:style-name="ACE-4" table:formula="of:=IF([$'switches'.$A$1]=2;0;(POWER([$'a'.AQ6];2)+POWER([$'b'.AQ6];2)))" office:value-type="float" office:value="0">
            <text:p>0</text:p>
          </table:table-cell>
          <table:table-cell table:style-name="ACE-4" table:formula="of:=IF([$'switches'.$A$1]=2;0;(POWER([$'a'.AR6];2)+POWER([$'b'.AR6];2)))" office:value-type="float" office:value="0">
            <text:p>0</text:p>
          </table:table-cell>
          <table:table-cell table:style-name="ACE-4" table:formula="of:=IF([$'switches'.$A$1]=2;0;(POWER([$'a'.AS6];2)+POWER([$'b'.AS6];2)))" office:value-type="float" office:value="0">
            <text:p>0</text:p>
          </table:table-cell>
          <table:table-cell table:style-name="ACE-4" table:formula="of:=IF([$'switches'.$A$1]=2;0;(POWER([$'a'.AT6];2)+POWER([$'b'.AT6];2)))" office:value-type="float" office:value="0">
            <text:p>0</text:p>
          </table:table-cell>
          <table:table-cell table:style-name="ACE-4" table:formula="of:=IF([$'switches'.$A$1]=2;0;(POWER([$'a'.AU6];2)+POWER([$'b'.AU6];2)))" office:value-type="float" office:value="0">
            <text:p>0</text:p>
          </table:table-cell>
          <table:table-cell table:style-name="ACE-4" table:formula="of:=IF([$'switches'.$A$1]=2;0;(POWER([$'a'.AV6];2)+POWER([$'b'.AV6];2)))" office:value-type="float" office:value="0">
            <text:p>0</text:p>
          </table:table-cell>
          <table:table-cell table:style-name="ACE-4" table:formula="of:=IF([$'switches'.$A$1]=2;0;(POWER([$'a'.AW6];2)+POWER([$'b'.AW6];2)))" office:value-type="float" office:value="0">
            <text:p>0</text:p>
          </table:table-cell>
          <table:table-cell table:style-name="ACE-4" table:formula="of:=IF([$'switches'.$A$1]=2;0;(POWER([$'a'.AX6];2)+POWER([$'b'.AX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7];2)+POWER([$'b'.B7];2)))" office:value-type="float" office:value="0">
            <text:p>0</text:p>
          </table:table-cell>
          <table:table-cell table:style-name="ACE-4" table:formula="of:=IF([$'switches'.$A$1]=2;0;(POWER([$'a'.C7];2)+POWER([$'b'.C7];2)))" office:value-type="float" office:value="0">
            <text:p>0</text:p>
          </table:table-cell>
          <table:table-cell table:style-name="ACE-4" table:formula="of:=IF([$'switches'.$A$1]=2;0;(POWER([$'a'.D7];2)+POWER([$'b'.D7];2)))" office:value-type="float" office:value="0">
            <text:p>0</text:p>
          </table:table-cell>
          <table:table-cell table:style-name="ACE-4" table:formula="of:=IF([$'switches'.$A$1]=2;0;(POWER([$'a'.E7];2)+POWER([$'b'.E7];2)))" office:value-type="float" office:value="0">
            <text:p>0</text:p>
          </table:table-cell>
          <table:table-cell table:style-name="ACE-4" table:formula="of:=IF([$'switches'.$A$1]=2;0;(POWER([$'a'.F7];2)+POWER([$'b'.F7];2)))" office:value-type="float" office:value="0">
            <text:p>0</text:p>
          </table:table-cell>
          <table:table-cell table:style-name="ACE-4" table:formula="of:=IF([$'switches'.$A$1]=2;0;(POWER([$'a'.G7];2)+POWER([$'b'.G7];2)))" office:value-type="float" office:value="0">
            <text:p>0</text:p>
          </table:table-cell>
          <table:table-cell table:style-name="ACE-4" table:formula="of:=IF([$'switches'.$A$1]=2;0;(POWER([$'a'.H7];2)+POWER([$'b'.H7];2)))" office:value-type="float" office:value="0">
            <text:p>0</text:p>
          </table:table-cell>
          <table:table-cell table:style-name="ACE-4" table:formula="of:=IF([$'switches'.$A$1]=2;0;(POWER([$'a'.I7];2)+POWER([$'b'.I7];2)))" office:value-type="float" office:value="0">
            <text:p>0</text:p>
          </table:table-cell>
          <table:table-cell table:style-name="ACE-4" table:formula="of:=IF([$'switches'.$A$1]=2;0;(POWER([$'a'.J7];2)+POWER([$'b'.J7];2)))" office:value-type="float" office:value="0">
            <text:p>0</text:p>
          </table:table-cell>
          <table:table-cell table:style-name="ACE-4" table:formula="of:=IF([$'switches'.$A$1]=2;0;(POWER([$'a'.K7];2)+POWER([$'b'.K7];2)))" office:value-type="float" office:value="0">
            <text:p>0</text:p>
          </table:table-cell>
          <table:table-cell table:style-name="ACE-4" table:formula="of:=IF([$'switches'.$A$1]=2;0;(POWER([$'a'.L7];2)+POWER([$'b'.L7];2)))" office:value-type="float" office:value="0">
            <text:p>0</text:p>
          </table:table-cell>
          <table:table-cell table:style-name="ACE-4" table:formula="of:=IF([$'switches'.$A$1]=2;0;(POWER([$'a'.M7];2)+POWER([$'b'.M7];2)))" office:value-type="float" office:value="0">
            <text:p>0</text:p>
          </table:table-cell>
          <table:table-cell table:style-name="ACE-4" table:formula="of:=IF([$'switches'.$A$1]=2;0;(POWER([$'a'.N7];2)+POWER([$'b'.N7];2)))" office:value-type="float" office:value="0">
            <text:p>0</text:p>
          </table:table-cell>
          <table:table-cell table:style-name="ACE-4" table:formula="of:=IF([$'switches'.$A$1]=2;0;(POWER([$'a'.O7];2)+POWER([$'b'.O7];2)))" office:value-type="float" office:value="0">
            <text:p>0</text:p>
          </table:table-cell>
          <table:table-cell table:style-name="ACE-4" table:formula="of:=IF([$'switches'.$A$1]=2;0;(POWER([$'a'.P7];2)+POWER([$'b'.P7];2)))" office:value-type="float" office:value="0">
            <text:p>0</text:p>
          </table:table-cell>
          <table:table-cell table:style-name="ACE-4" table:formula="of:=IF([$'switches'.$A$1]=2;0;(POWER([$'a'.Q7];2)+POWER([$'b'.Q7];2)))" office:value-type="float" office:value="0">
            <text:p>0</text:p>
          </table:table-cell>
          <table:table-cell table:style-name="ACE-4" table:formula="of:=IF([$'switches'.$A$1]=2;0;(POWER([$'a'.R7];2)+POWER([$'b'.R7];2)))" office:value-type="float" office:value="0">
            <text:p>0</text:p>
          </table:table-cell>
          <table:table-cell table:style-name="ACE-4" table:formula="of:=IF([$'switches'.$A$1]=2;0;(POWER([$'a'.S7];2)+POWER([$'b'.S7];2)))" office:value-type="float" office:value="0">
            <text:p>0</text:p>
          </table:table-cell>
          <table:table-cell table:style-name="ACE-4" table:formula="of:=IF([$'switches'.$A$1]=2;0;(POWER([$'a'.T7];2)+POWER([$'b'.T7];2)))" office:value-type="float" office:value="0">
            <text:p>0</text:p>
          </table:table-cell>
          <table:table-cell table:style-name="ACE-4" table:formula="of:=IF([$'switches'.$A$1]=2;0;(POWER([$'a'.U7];2)+POWER([$'b'.U7];2)))" office:value-type="float" office:value="0">
            <text:p>0</text:p>
          </table:table-cell>
          <table:table-cell table:style-name="ACE-4" table:formula="of:=IF([$'switches'.$A$1]=2;0;(POWER([$'a'.V7];2)+POWER([$'b'.V7];2)))" office:value-type="float" office:value="0">
            <text:p>0</text:p>
          </table:table-cell>
          <table:table-cell table:style-name="ACE-4" table:formula="of:=IF([$'switches'.$A$1]=2;0;(POWER([$'a'.W7];2)+POWER([$'b'.W7];2)))" office:value-type="float" office:value="0">
            <text:p>0</text:p>
          </table:table-cell>
          <table:table-cell table:style-name="ACE-4" table:formula="of:=IF([$'switches'.$A$1]=2;0;(POWER([$'a'.X7];2)+POWER([$'b'.X7];2)))" office:value-type="float" office:value="0">
            <text:p>0</text:p>
          </table:table-cell>
          <table:table-cell table:style-name="ACE-4" table:formula="of:=IF([$'switches'.$A$1]=2;0;(POWER([$'a'.Y7];2)+POWER([$'b'.Y7];2)))" office:value-type="float" office:value="0">
            <text:p>0</text:p>
          </table:table-cell>
          <table:table-cell table:style-name="ACE-4" table:formula="of:=IF([$'switches'.$A$1]=2;0;(POWER([$'a'.Z7];2)+POWER([$'b'.Z7];2)))" office:value-type="float" office:value="0">
            <text:p>0</text:p>
          </table:table-cell>
          <table:table-cell table:style-name="ACE-4" table:formula="of:=IF([$'switches'.$A$1]=2;0;(POWER([$'a'.AA7];2)+POWER([$'b'.AA7];2)))" office:value-type="float" office:value="0">
            <text:p>0</text:p>
          </table:table-cell>
          <table:table-cell table:style-name="ACE-4" table:formula="of:=IF([$'switches'.$A$1]=2;0;(POWER([$'a'.AB7];2)+POWER([$'b'.AB7];2)))" office:value-type="float" office:value="0">
            <text:p>0</text:p>
          </table:table-cell>
          <table:table-cell table:style-name="ACE-4" table:formula="of:=IF([$'switches'.$A$1]=2;0;(POWER([$'a'.AC7];2)+POWER([$'b'.AC7];2)))" office:value-type="float" office:value="0">
            <text:p>0</text:p>
          </table:table-cell>
          <table:table-cell table:style-name="ACE-4" table:formula="of:=IF([$'switches'.$A$1]=2;0;(POWER([$'a'.AD7];2)+POWER([$'b'.AD7];2)))" office:value-type="float" office:value="0">
            <text:p>0</text:p>
          </table:table-cell>
          <table:table-cell table:style-name="ACE-4" table:formula="of:=IF([$'switches'.$A$1]=2;0;(POWER([$'a'.AE7];2)+POWER([$'b'.AE7];2)))" office:value-type="float" office:value="0">
            <text:p>0</text:p>
          </table:table-cell>
          <table:table-cell table:style-name="ACE-4" table:formula="of:=IF([$'switches'.$A$1]=2;0;(POWER([$'a'.AF7];2)+POWER([$'b'.AF7];2)))" office:value-type="float" office:value="0">
            <text:p>0</text:p>
          </table:table-cell>
          <table:table-cell table:style-name="ACE-4" table:formula="of:=IF([$'switches'.$A$1]=2;0;(POWER([$'a'.AG7];2)+POWER([$'b'.AG7];2)))" office:value-type="float" office:value="0">
            <text:p>0</text:p>
          </table:table-cell>
          <table:table-cell table:style-name="ACE-4" table:formula="of:=IF([$'switches'.$A$1]=2;0;(POWER([$'a'.AH7];2)+POWER([$'b'.AH7];2)))" office:value-type="float" office:value="0">
            <text:p>0</text:p>
          </table:table-cell>
          <table:table-cell table:style-name="ACE-4" table:formula="of:=IF([$'switches'.$A$1]=2;0;(POWER([$'a'.AI7];2)+POWER([$'b'.AI7];2)))" office:value-type="float" office:value="0">
            <text:p>0</text:p>
          </table:table-cell>
          <table:table-cell table:style-name="ACE-4" table:formula="of:=IF([$'switches'.$A$1]=2;0;(POWER([$'a'.AJ7];2)+POWER([$'b'.AJ7];2)))" office:value-type="float" office:value="0">
            <text:p>0</text:p>
          </table:table-cell>
          <table:table-cell table:style-name="ACE-4" table:formula="of:=IF([$'switches'.$A$1]=2;0;(POWER([$'a'.AK7];2)+POWER([$'b'.AK7];2)))" office:value-type="float" office:value="0">
            <text:p>0</text:p>
          </table:table-cell>
          <table:table-cell table:style-name="ACE-4" table:formula="of:=IF([$'switches'.$A$1]=2;0;(POWER([$'a'.AL7];2)+POWER([$'b'.AL7];2)))" office:value-type="float" office:value="0">
            <text:p>0</text:p>
          </table:table-cell>
          <table:table-cell table:style-name="ACE-4" table:formula="of:=IF([$'switches'.$A$1]=2;0;(POWER([$'a'.AM7];2)+POWER([$'b'.AM7];2)))" office:value-type="float" office:value="0">
            <text:p>0</text:p>
          </table:table-cell>
          <table:table-cell table:style-name="ACE-4" table:formula="of:=IF([$'switches'.$A$1]=2;0;(POWER([$'a'.AN7];2)+POWER([$'b'.AN7];2)))" office:value-type="float" office:value="0">
            <text:p>0</text:p>
          </table:table-cell>
          <table:table-cell table:style-name="ACE-4" table:formula="of:=IF([$'switches'.$A$1]=2;0;(POWER([$'a'.AO7];2)+POWER([$'b'.AO7];2)))" office:value-type="float" office:value="0">
            <text:p>0</text:p>
          </table:table-cell>
          <table:table-cell table:style-name="ACE-4" table:formula="of:=IF([$'switches'.$A$1]=2;0;(POWER([$'a'.AP7];2)+POWER([$'b'.AP7];2)))" office:value-type="float" office:value="0">
            <text:p>0</text:p>
          </table:table-cell>
          <table:table-cell table:style-name="ACE-4" table:formula="of:=IF([$'switches'.$A$1]=2;0;(POWER([$'a'.AQ7];2)+POWER([$'b'.AQ7];2)))" office:value-type="float" office:value="0">
            <text:p>0</text:p>
          </table:table-cell>
          <table:table-cell table:style-name="ACE-4" table:formula="of:=IF([$'switches'.$A$1]=2;0;(POWER([$'a'.AR7];2)+POWER([$'b'.AR7];2)))" office:value-type="float" office:value="0">
            <text:p>0</text:p>
          </table:table-cell>
          <table:table-cell table:style-name="ACE-4" table:formula="of:=IF([$'switches'.$A$1]=2;0;(POWER([$'a'.AS7];2)+POWER([$'b'.AS7];2)))" office:value-type="float" office:value="0">
            <text:p>0</text:p>
          </table:table-cell>
          <table:table-cell table:style-name="ACE-4" table:formula="of:=IF([$'switches'.$A$1]=2;0;(POWER([$'a'.AT7];2)+POWER([$'b'.AT7];2)))" office:value-type="float" office:value="0">
            <text:p>0</text:p>
          </table:table-cell>
          <table:table-cell table:style-name="ACE-4" table:formula="of:=IF([$'switches'.$A$1]=2;0;(POWER([$'a'.AU7];2)+POWER([$'b'.AU7];2)))" office:value-type="float" office:value="0">
            <text:p>0</text:p>
          </table:table-cell>
          <table:table-cell table:style-name="ACE-4" table:formula="of:=IF([$'switches'.$A$1]=2;0;(POWER([$'a'.AV7];2)+POWER([$'b'.AV7];2)))" office:value-type="float" office:value="0">
            <text:p>0</text:p>
          </table:table-cell>
          <table:table-cell table:style-name="ACE-4" table:formula="of:=IF([$'switches'.$A$1]=2;0;(POWER([$'a'.AW7];2)+POWER([$'b'.AW7];2)))" office:value-type="float" office:value="0">
            <text:p>0</text:p>
          </table:table-cell>
          <table:table-cell table:style-name="ACE-4" table:formula="of:=IF([$'switches'.$A$1]=2;0;(POWER([$'a'.AX7];2)+POWER([$'b'.AX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8];2)+POWER([$'b'.B8];2)))" office:value-type="float" office:value="0">
            <text:p>0</text:p>
          </table:table-cell>
          <table:table-cell table:style-name="ACE-4" table:formula="of:=IF([$'switches'.$A$1]=2;0;(POWER([$'a'.C8];2)+POWER([$'b'.C8];2)))" office:value-type="float" office:value="0">
            <text:p>0</text:p>
          </table:table-cell>
          <table:table-cell table:style-name="ACE-4" table:formula="of:=IF([$'switches'.$A$1]=2;0;(POWER([$'a'.D8];2)+POWER([$'b'.D8];2)))" office:value-type="float" office:value="0">
            <text:p>0</text:p>
          </table:table-cell>
          <table:table-cell table:style-name="ACE-4" table:formula="of:=IF([$'switches'.$A$1]=2;0;(POWER([$'a'.E8];2)+POWER([$'b'.E8];2)))" office:value-type="float" office:value="0">
            <text:p>0</text:p>
          </table:table-cell>
          <table:table-cell table:style-name="ACE-4" table:formula="of:=IF([$'switches'.$A$1]=2;0;(POWER([$'a'.F8];2)+POWER([$'b'.F8];2)))" office:value-type="float" office:value="0">
            <text:p>0</text:p>
          </table:table-cell>
          <table:table-cell table:style-name="ACE-4" table:formula="of:=IF([$'switches'.$A$1]=2;0;(POWER([$'a'.G8];2)+POWER([$'b'.G8];2)))" office:value-type="float" office:value="0">
            <text:p>0</text:p>
          </table:table-cell>
          <table:table-cell table:style-name="ACE-4" table:formula="of:=IF([$'switches'.$A$1]=2;0;(POWER([$'a'.H8];2)+POWER([$'b'.H8];2)))" office:value-type="float" office:value="0">
            <text:p>0</text:p>
          </table:table-cell>
          <table:table-cell table:style-name="ACE-4" table:formula="of:=IF([$'switches'.$A$1]=2;0;(POWER([$'a'.I8];2)+POWER([$'b'.I8];2)))" office:value-type="float" office:value="0">
            <text:p>0</text:p>
          </table:table-cell>
          <table:table-cell table:style-name="ACE-4" table:formula="of:=IF([$'switches'.$A$1]=2;0;(POWER([$'a'.J8];2)+POWER([$'b'.J8];2)))" office:value-type="float" office:value="0">
            <text:p>0</text:p>
          </table:table-cell>
          <table:table-cell table:style-name="ACE-4" table:formula="of:=IF([$'switches'.$A$1]=2;0;(POWER([$'a'.K8];2)+POWER([$'b'.K8];2)))" office:value-type="float" office:value="0">
            <text:p>0</text:p>
          </table:table-cell>
          <table:table-cell table:style-name="ACE-4" table:formula="of:=IF([$'switches'.$A$1]=2;0;(POWER([$'a'.L8];2)+POWER([$'b'.L8];2)))" office:value-type="float" office:value="0">
            <text:p>0</text:p>
          </table:table-cell>
          <table:table-cell table:style-name="ACE-4" table:formula="of:=IF([$'switches'.$A$1]=2;0;(POWER([$'a'.M8];2)+POWER([$'b'.M8];2)))" office:value-type="float" office:value="0">
            <text:p>0</text:p>
          </table:table-cell>
          <table:table-cell table:style-name="ACE-4" table:formula="of:=IF([$'switches'.$A$1]=2;0;(POWER([$'a'.N8];2)+POWER([$'b'.N8];2)))" office:value-type="float" office:value="0">
            <text:p>0</text:p>
          </table:table-cell>
          <table:table-cell table:style-name="ACE-4" table:formula="of:=IF([$'switches'.$A$1]=2;0;(POWER([$'a'.O8];2)+POWER([$'b'.O8];2)))" office:value-type="float" office:value="0">
            <text:p>0</text:p>
          </table:table-cell>
          <table:table-cell table:style-name="ACE-4" table:formula="of:=IF([$'switches'.$A$1]=2;0;(POWER([$'a'.P8];2)+POWER([$'b'.P8];2)))" office:value-type="float" office:value="0">
            <text:p>0</text:p>
          </table:table-cell>
          <table:table-cell table:style-name="ACE-4" table:formula="of:=IF([$'switches'.$A$1]=2;0;(POWER([$'a'.Q8];2)+POWER([$'b'.Q8];2)))" office:value-type="float" office:value="0">
            <text:p>0</text:p>
          </table:table-cell>
          <table:table-cell table:style-name="ACE-4" table:formula="of:=IF([$'switches'.$A$1]=2;0;(POWER([$'a'.R8];2)+POWER([$'b'.R8];2)))" office:value-type="float" office:value="0">
            <text:p>0</text:p>
          </table:table-cell>
          <table:table-cell table:style-name="ACE-4" table:formula="of:=IF([$'switches'.$A$1]=2;0;(POWER([$'a'.S8];2)+POWER([$'b'.S8];2)))" office:value-type="float" office:value="0">
            <text:p>0</text:p>
          </table:table-cell>
          <table:table-cell table:style-name="ACE-4" table:formula="of:=IF([$'switches'.$A$1]=2;0;(POWER([$'a'.T8];2)+POWER([$'b'.T8];2)))" office:value-type="float" office:value="0">
            <text:p>0</text:p>
          </table:table-cell>
          <table:table-cell table:style-name="ACE-4" table:formula="of:=IF([$'switches'.$A$1]=2;0;(POWER([$'a'.U8];2)+POWER([$'b'.U8];2)))" office:value-type="float" office:value="0">
            <text:p>0</text:p>
          </table:table-cell>
          <table:table-cell table:style-name="ACE-4" table:formula="of:=IF([$'switches'.$A$1]=2;0;(POWER([$'a'.V8];2)+POWER([$'b'.V8];2)))" office:value-type="float" office:value="0">
            <text:p>0</text:p>
          </table:table-cell>
          <table:table-cell table:style-name="ACE-4" table:formula="of:=IF([$'switches'.$A$1]=2;0;(POWER([$'a'.W8];2)+POWER([$'b'.W8];2)))" office:value-type="float" office:value="0">
            <text:p>0</text:p>
          </table:table-cell>
          <table:table-cell table:style-name="ACE-4" table:formula="of:=IF([$'switches'.$A$1]=2;0;(POWER([$'a'.X8];2)+POWER([$'b'.X8];2)))" office:value-type="float" office:value="0">
            <text:p>0</text:p>
          </table:table-cell>
          <table:table-cell table:style-name="ACE-4" table:formula="of:=IF([$'switches'.$A$1]=2;0;(POWER([$'a'.Y8];2)+POWER([$'b'.Y8];2)))" office:value-type="float" office:value="0">
            <text:p>0</text:p>
          </table:table-cell>
          <table:table-cell table:style-name="ACE-4" table:formula="of:=IF([$'switches'.$A$1]=2;0;(POWER([$'a'.Z8];2)+POWER([$'b'.Z8];2)))" office:value-type="float" office:value="0">
            <text:p>0</text:p>
          </table:table-cell>
          <table:table-cell table:style-name="ACE-4" table:formula="of:=IF([$'switches'.$A$1]=2;0;(POWER([$'a'.AA8];2)+POWER([$'b'.AA8];2)))" office:value-type="float" office:value="0">
            <text:p>0</text:p>
          </table:table-cell>
          <table:table-cell table:style-name="ACE-4" table:formula="of:=IF([$'switches'.$A$1]=2;0;(POWER([$'a'.AB8];2)+POWER([$'b'.AB8];2)))" office:value-type="float" office:value="0">
            <text:p>0</text:p>
          </table:table-cell>
          <table:table-cell table:style-name="ACE-4" table:formula="of:=IF([$'switches'.$A$1]=2;0;(POWER([$'a'.AC8];2)+POWER([$'b'.AC8];2)))" office:value-type="float" office:value="0">
            <text:p>0</text:p>
          </table:table-cell>
          <table:table-cell table:style-name="ACE-4" table:formula="of:=IF([$'switches'.$A$1]=2;0;(POWER([$'a'.AD8];2)+POWER([$'b'.AD8];2)))" office:value-type="float" office:value="0">
            <text:p>0</text:p>
          </table:table-cell>
          <table:table-cell table:style-name="ACE-4" table:formula="of:=IF([$'switches'.$A$1]=2;0;(POWER([$'a'.AE8];2)+POWER([$'b'.AE8];2)))" office:value-type="float" office:value="0">
            <text:p>0</text:p>
          </table:table-cell>
          <table:table-cell table:style-name="ACE-4" table:formula="of:=IF([$'switches'.$A$1]=2;0;(POWER([$'a'.AF8];2)+POWER([$'b'.AF8];2)))" office:value-type="float" office:value="0">
            <text:p>0</text:p>
          </table:table-cell>
          <table:table-cell table:style-name="ACE-4" table:formula="of:=IF([$'switches'.$A$1]=2;0;(POWER([$'a'.AG8];2)+POWER([$'b'.AG8];2)))" office:value-type="float" office:value="0">
            <text:p>0</text:p>
          </table:table-cell>
          <table:table-cell table:style-name="ACE-4" table:formula="of:=IF([$'switches'.$A$1]=2;0;(POWER([$'a'.AH8];2)+POWER([$'b'.AH8];2)))" office:value-type="float" office:value="0">
            <text:p>0</text:p>
          </table:table-cell>
          <table:table-cell table:style-name="ACE-4" table:formula="of:=IF([$'switches'.$A$1]=2;0;(POWER([$'a'.AI8];2)+POWER([$'b'.AI8];2)))" office:value-type="float" office:value="0">
            <text:p>0</text:p>
          </table:table-cell>
          <table:table-cell table:style-name="ACE-4" table:formula="of:=IF([$'switches'.$A$1]=2;0;(POWER([$'a'.AJ8];2)+POWER([$'b'.AJ8];2)))" office:value-type="float" office:value="0">
            <text:p>0</text:p>
          </table:table-cell>
          <table:table-cell table:style-name="ACE-4" table:formula="of:=IF([$'switches'.$A$1]=2;0;(POWER([$'a'.AK8];2)+POWER([$'b'.AK8];2)))" office:value-type="float" office:value="0">
            <text:p>0</text:p>
          </table:table-cell>
          <table:table-cell table:style-name="ACE-4" table:formula="of:=IF([$'switches'.$A$1]=2;0;(POWER([$'a'.AL8];2)+POWER([$'b'.AL8];2)))" office:value-type="float" office:value="0">
            <text:p>0</text:p>
          </table:table-cell>
          <table:table-cell table:style-name="ACE-4" table:formula="of:=IF([$'switches'.$A$1]=2;0;(POWER([$'a'.AM8];2)+POWER([$'b'.AM8];2)))" office:value-type="float" office:value="0">
            <text:p>0</text:p>
          </table:table-cell>
          <table:table-cell table:style-name="ACE-4" table:formula="of:=IF([$'switches'.$A$1]=2;0;(POWER([$'a'.AN8];2)+POWER([$'b'.AN8];2)))" office:value-type="float" office:value="0">
            <text:p>0</text:p>
          </table:table-cell>
          <table:table-cell table:style-name="ACE-4" table:formula="of:=IF([$'switches'.$A$1]=2;0;(POWER([$'a'.AO8];2)+POWER([$'b'.AO8];2)))" office:value-type="float" office:value="0">
            <text:p>0</text:p>
          </table:table-cell>
          <table:table-cell table:style-name="ACE-4" table:formula="of:=IF([$'switches'.$A$1]=2;0;(POWER([$'a'.AP8];2)+POWER([$'b'.AP8];2)))" office:value-type="float" office:value="0">
            <text:p>0</text:p>
          </table:table-cell>
          <table:table-cell table:style-name="ACE-4" table:formula="of:=IF([$'switches'.$A$1]=2;0;(POWER([$'a'.AQ8];2)+POWER([$'b'.AQ8];2)))" office:value-type="float" office:value="0">
            <text:p>0</text:p>
          </table:table-cell>
          <table:table-cell table:style-name="ACE-4" table:formula="of:=IF([$'switches'.$A$1]=2;0;(POWER([$'a'.AR8];2)+POWER([$'b'.AR8];2)))" office:value-type="float" office:value="0">
            <text:p>0</text:p>
          </table:table-cell>
          <table:table-cell table:style-name="ACE-4" table:formula="of:=IF([$'switches'.$A$1]=2;0;(POWER([$'a'.AS8];2)+POWER([$'b'.AS8];2)))" office:value-type="float" office:value="0">
            <text:p>0</text:p>
          </table:table-cell>
          <table:table-cell table:style-name="ACE-4" table:formula="of:=IF([$'switches'.$A$1]=2;0;(POWER([$'a'.AT8];2)+POWER([$'b'.AT8];2)))" office:value-type="float" office:value="0">
            <text:p>0</text:p>
          </table:table-cell>
          <table:table-cell table:style-name="ACE-4" table:formula="of:=IF([$'switches'.$A$1]=2;0;(POWER([$'a'.AU8];2)+POWER([$'b'.AU8];2)))" office:value-type="float" office:value="0">
            <text:p>0</text:p>
          </table:table-cell>
          <table:table-cell table:style-name="ACE-4" table:formula="of:=IF([$'switches'.$A$1]=2;0;(POWER([$'a'.AV8];2)+POWER([$'b'.AV8];2)))" office:value-type="float" office:value="0">
            <text:p>0</text:p>
          </table:table-cell>
          <table:table-cell table:style-name="ACE-4" table:formula="of:=IF([$'switches'.$A$1]=2;0;(POWER([$'a'.AW8];2)+POWER([$'b'.AW8];2)))" office:value-type="float" office:value="0">
            <text:p>0</text:p>
          </table:table-cell>
          <table:table-cell table:style-name="ACE-4" table:formula="of:=IF([$'switches'.$A$1]=2;0;(POWER([$'a'.AX8];2)+POWER([$'b'.AX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9];2)+POWER([$'b'.B9];2)))" office:value-type="float" office:value="0">
            <text:p>0</text:p>
          </table:table-cell>
          <table:table-cell table:style-name="ACE-4" table:formula="of:=IF([$'switches'.$A$1]=2;0;(POWER([$'a'.C9];2)+POWER([$'b'.C9];2)))" office:value-type="float" office:value="0">
            <text:p>0</text:p>
          </table:table-cell>
          <table:table-cell table:style-name="ACE-4" table:formula="of:=IF([$'switches'.$A$1]=2;0;(POWER([$'a'.D9];2)+POWER([$'b'.D9];2)))" office:value-type="float" office:value="0">
            <text:p>0</text:p>
          </table:table-cell>
          <table:table-cell table:style-name="ACE-4" table:formula="of:=IF([$'switches'.$A$1]=2;0;(POWER([$'a'.E9];2)+POWER([$'b'.E9];2)))" office:value-type="float" office:value="0">
            <text:p>0</text:p>
          </table:table-cell>
          <table:table-cell table:style-name="ACE-4" table:formula="of:=IF([$'switches'.$A$1]=2;0;(POWER([$'a'.F9];2)+POWER([$'b'.F9];2)))" office:value-type="float" office:value="0">
            <text:p>0</text:p>
          </table:table-cell>
          <table:table-cell table:style-name="ACE-4" table:formula="of:=IF([$'switches'.$A$1]=2;0;(POWER([$'a'.G9];2)+POWER([$'b'.G9];2)))" office:value-type="float" office:value="0">
            <text:p>0</text:p>
          </table:table-cell>
          <table:table-cell table:style-name="ACE-4" table:formula="of:=IF([$'switches'.$A$1]=2;0;(POWER([$'a'.H9];2)+POWER([$'b'.H9];2)))" office:value-type="float" office:value="0">
            <text:p>0</text:p>
          </table:table-cell>
          <table:table-cell table:style-name="ACE-4" table:formula="of:=IF([$'switches'.$A$1]=2;0;(POWER([$'a'.I9];2)+POWER([$'b'.I9];2)))" office:value-type="float" office:value="0">
            <text:p>0</text:p>
          </table:table-cell>
          <table:table-cell table:style-name="ACE-4" table:formula="of:=IF([$'switches'.$A$1]=2;0;(POWER([$'a'.J9];2)+POWER([$'b'.J9];2)))" office:value-type="float" office:value="0">
            <text:p>0</text:p>
          </table:table-cell>
          <table:table-cell table:style-name="ACE-4" table:formula="of:=IF([$'switches'.$A$1]=2;0;(POWER([$'a'.K9];2)+POWER([$'b'.K9];2)))" office:value-type="float" office:value="0">
            <text:p>0</text:p>
          </table:table-cell>
          <table:table-cell table:style-name="ACE-4" table:formula="of:=IF([$'switches'.$A$1]=2;0;(POWER([$'a'.L9];2)+POWER([$'b'.L9];2)))" office:value-type="float" office:value="0">
            <text:p>0</text:p>
          </table:table-cell>
          <table:table-cell table:style-name="ACE-4" table:formula="of:=IF([$'switches'.$A$1]=2;0;(POWER([$'a'.M9];2)+POWER([$'b'.M9];2)))" office:value-type="float" office:value="0">
            <text:p>0</text:p>
          </table:table-cell>
          <table:table-cell table:style-name="ACE-4" table:formula="of:=IF([$'switches'.$A$1]=2;0;(POWER([$'a'.N9];2)+POWER([$'b'.N9];2)))" office:value-type="float" office:value="0">
            <text:p>0</text:p>
          </table:table-cell>
          <table:table-cell table:style-name="ACE-4" table:formula="of:=IF([$'switches'.$A$1]=2;0;(POWER([$'a'.O9];2)+POWER([$'b'.O9];2)))" office:value-type="float" office:value="0">
            <text:p>0</text:p>
          </table:table-cell>
          <table:table-cell table:style-name="ACE-4" table:formula="of:=IF([$'switches'.$A$1]=2;0;(POWER([$'a'.P9];2)+POWER([$'b'.P9];2)))" office:value-type="float" office:value="0">
            <text:p>0</text:p>
          </table:table-cell>
          <table:table-cell table:style-name="ACE-4" table:formula="of:=IF([$'switches'.$A$1]=2;0;(POWER([$'a'.Q9];2)+POWER([$'b'.Q9];2)))" office:value-type="float" office:value="0">
            <text:p>0</text:p>
          </table:table-cell>
          <table:table-cell table:style-name="ACE-4" table:formula="of:=IF([$'switches'.$A$1]=2;0;(POWER([$'a'.R9];2)+POWER([$'b'.R9];2)))" office:value-type="float" office:value="0">
            <text:p>0</text:p>
          </table:table-cell>
          <table:table-cell table:style-name="ACE-4" table:formula="of:=IF([$'switches'.$A$1]=2;0;(POWER([$'a'.S9];2)+POWER([$'b'.S9];2)))" office:value-type="float" office:value="0">
            <text:p>0</text:p>
          </table:table-cell>
          <table:table-cell table:style-name="ACE-4" table:formula="of:=IF([$'switches'.$A$1]=2;0;(POWER([$'a'.T9];2)+POWER([$'b'.T9];2)))" office:value-type="float" office:value="0">
            <text:p>0</text:p>
          </table:table-cell>
          <table:table-cell table:style-name="ACE-4" table:formula="of:=IF([$'switches'.$A$1]=2;0;(POWER([$'a'.U9];2)+POWER([$'b'.U9];2)))" office:value-type="float" office:value="0">
            <text:p>0</text:p>
          </table:table-cell>
          <table:table-cell table:style-name="ACE-4" table:formula="of:=IF([$'switches'.$A$1]=2;0;(POWER([$'a'.V9];2)+POWER([$'b'.V9];2)))" office:value-type="float" office:value="0">
            <text:p>0</text:p>
          </table:table-cell>
          <table:table-cell table:style-name="ACE-4" table:formula="of:=IF([$'switches'.$A$1]=2;0;(POWER([$'a'.W9];2)+POWER([$'b'.W9];2)))" office:value-type="float" office:value="0">
            <text:p>0</text:p>
          </table:table-cell>
          <table:table-cell table:style-name="ACE-4" table:formula="of:=IF([$'switches'.$A$1]=2;0;(POWER([$'a'.X9];2)+POWER([$'b'.X9];2)))" office:value-type="float" office:value="0">
            <text:p>0</text:p>
          </table:table-cell>
          <table:table-cell table:style-name="ACE-4" table:formula="of:=IF([$'switches'.$A$1]=2;0;(POWER([$'a'.Y9];2)+POWER([$'b'.Y9];2)))" office:value-type="float" office:value="0">
            <text:p>0</text:p>
          </table:table-cell>
          <table:table-cell table:style-name="ACE-4" table:formula="of:=IF([$'switches'.$A$1]=2;0;(POWER([$'a'.Z9];2)+POWER([$'b'.Z9];2)))" office:value-type="float" office:value="0">
            <text:p>0</text:p>
          </table:table-cell>
          <table:table-cell table:style-name="ACE-4" table:formula="of:=IF([$'switches'.$A$1]=2;0;(POWER([$'a'.AA9];2)+POWER([$'b'.AA9];2)))" office:value-type="float" office:value="0">
            <text:p>0</text:p>
          </table:table-cell>
          <table:table-cell table:style-name="ACE-4" table:formula="of:=IF([$'switches'.$A$1]=2;0;(POWER([$'a'.AB9];2)+POWER([$'b'.AB9];2)))" office:value-type="float" office:value="0">
            <text:p>0</text:p>
          </table:table-cell>
          <table:table-cell table:style-name="ACE-4" table:formula="of:=IF([$'switches'.$A$1]=2;0;(POWER([$'a'.AC9];2)+POWER([$'b'.AC9];2)))" office:value-type="float" office:value="0">
            <text:p>0</text:p>
          </table:table-cell>
          <table:table-cell table:style-name="ACE-4" table:formula="of:=IF([$'switches'.$A$1]=2;0;(POWER([$'a'.AD9];2)+POWER([$'b'.AD9];2)))" office:value-type="float" office:value="0">
            <text:p>0</text:p>
          </table:table-cell>
          <table:table-cell table:style-name="ACE-4" table:formula="of:=IF([$'switches'.$A$1]=2;0;(POWER([$'a'.AE9];2)+POWER([$'b'.AE9];2)))" office:value-type="float" office:value="0">
            <text:p>0</text:p>
          </table:table-cell>
          <table:table-cell table:style-name="ACE-4" table:formula="of:=IF([$'switches'.$A$1]=2;0;(POWER([$'a'.AF9];2)+POWER([$'b'.AF9];2)))" office:value-type="float" office:value="0">
            <text:p>0</text:p>
          </table:table-cell>
          <table:table-cell table:style-name="ACE-4" table:formula="of:=IF([$'switches'.$A$1]=2;0;(POWER([$'a'.AG9];2)+POWER([$'b'.AG9];2)))" office:value-type="float" office:value="0">
            <text:p>0</text:p>
          </table:table-cell>
          <table:table-cell table:style-name="ACE-4" table:formula="of:=IF([$'switches'.$A$1]=2;0;(POWER([$'a'.AH9];2)+POWER([$'b'.AH9];2)))" office:value-type="float" office:value="0">
            <text:p>0</text:p>
          </table:table-cell>
          <table:table-cell table:style-name="ACE-4" table:formula="of:=IF([$'switches'.$A$1]=2;0;(POWER([$'a'.AI9];2)+POWER([$'b'.AI9];2)))" office:value-type="float" office:value="0">
            <text:p>0</text:p>
          </table:table-cell>
          <table:table-cell table:style-name="ACE-4" table:formula="of:=IF([$'switches'.$A$1]=2;0;(POWER([$'a'.AJ9];2)+POWER([$'b'.AJ9];2)))" office:value-type="float" office:value="0">
            <text:p>0</text:p>
          </table:table-cell>
          <table:table-cell table:style-name="ACE-4" table:formula="of:=IF([$'switches'.$A$1]=2;0;(POWER([$'a'.AK9];2)+POWER([$'b'.AK9];2)))" office:value-type="float" office:value="0">
            <text:p>0</text:p>
          </table:table-cell>
          <table:table-cell table:style-name="ACE-4" table:formula="of:=IF([$'switches'.$A$1]=2;0;(POWER([$'a'.AL9];2)+POWER([$'b'.AL9];2)))" office:value-type="float" office:value="0">
            <text:p>0</text:p>
          </table:table-cell>
          <table:table-cell table:style-name="ACE-4" table:formula="of:=IF([$'switches'.$A$1]=2;0;(POWER([$'a'.AM9];2)+POWER([$'b'.AM9];2)))" office:value-type="float" office:value="0">
            <text:p>0</text:p>
          </table:table-cell>
          <table:table-cell table:style-name="ACE-4" table:formula="of:=IF([$'switches'.$A$1]=2;0;(POWER([$'a'.AN9];2)+POWER([$'b'.AN9];2)))" office:value-type="float" office:value="0">
            <text:p>0</text:p>
          </table:table-cell>
          <table:table-cell table:style-name="ACE-4" table:formula="of:=IF([$'switches'.$A$1]=2;0;(POWER([$'a'.AO9];2)+POWER([$'b'.AO9];2)))" office:value-type="float" office:value="0">
            <text:p>0</text:p>
          </table:table-cell>
          <table:table-cell table:style-name="ACE-4" table:formula="of:=IF([$'switches'.$A$1]=2;0;(POWER([$'a'.AP9];2)+POWER([$'b'.AP9];2)))" office:value-type="float" office:value="0">
            <text:p>0</text:p>
          </table:table-cell>
          <table:table-cell table:style-name="ACE-4" table:formula="of:=IF([$'switches'.$A$1]=2;0;(POWER([$'a'.AQ9];2)+POWER([$'b'.AQ9];2)))" office:value-type="float" office:value="0">
            <text:p>0</text:p>
          </table:table-cell>
          <table:table-cell table:style-name="ACE-4" table:formula="of:=IF([$'switches'.$A$1]=2;0;(POWER([$'a'.AR9];2)+POWER([$'b'.AR9];2)))" office:value-type="float" office:value="0">
            <text:p>0</text:p>
          </table:table-cell>
          <table:table-cell table:style-name="ACE-4" table:formula="of:=IF([$'switches'.$A$1]=2;0;(POWER([$'a'.AS9];2)+POWER([$'b'.AS9];2)))" office:value-type="float" office:value="0">
            <text:p>0</text:p>
          </table:table-cell>
          <table:table-cell table:style-name="ACE-4" table:formula="of:=IF([$'switches'.$A$1]=2;0;(POWER([$'a'.AT9];2)+POWER([$'b'.AT9];2)))" office:value-type="float" office:value="0">
            <text:p>0</text:p>
          </table:table-cell>
          <table:table-cell table:style-name="ACE-4" table:formula="of:=IF([$'switches'.$A$1]=2;0;(POWER([$'a'.AU9];2)+POWER([$'b'.AU9];2)))" office:value-type="float" office:value="0">
            <text:p>0</text:p>
          </table:table-cell>
          <table:table-cell table:style-name="ACE-4" table:formula="of:=IF([$'switches'.$A$1]=2;0;(POWER([$'a'.AV9];2)+POWER([$'b'.AV9];2)))" office:value-type="float" office:value="0">
            <text:p>0</text:p>
          </table:table-cell>
          <table:table-cell table:style-name="ACE-4" table:formula="of:=IF([$'switches'.$A$1]=2;0;(POWER([$'a'.AW9];2)+POWER([$'b'.AW9];2)))" office:value-type="float" office:value="0">
            <text:p>0</text:p>
          </table:table-cell>
          <table:table-cell table:style-name="ACE-4" table:formula="of:=IF([$'switches'.$A$1]=2;0;(POWER([$'a'.AX9];2)+POWER([$'b'.AX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0];2)+POWER([$'b'.B10];2)))" office:value-type="float" office:value="0">
            <text:p>0</text:p>
          </table:table-cell>
          <table:table-cell table:style-name="ACE-4" table:formula="of:=IF([$'switches'.$A$1]=2;0;(POWER([$'a'.C10];2)+POWER([$'b'.C10];2)))" office:value-type="float" office:value="0">
            <text:p>0</text:p>
          </table:table-cell>
          <table:table-cell table:style-name="ACE-4" table:formula="of:=IF([$'switches'.$A$1]=2;0;(POWER([$'a'.D10];2)+POWER([$'b'.D10];2)))" office:value-type="float" office:value="0">
            <text:p>0</text:p>
          </table:table-cell>
          <table:table-cell table:style-name="ACE-4" table:formula="of:=IF([$'switches'.$A$1]=2;0;(POWER([$'a'.E10];2)+POWER([$'b'.E10];2)))" office:value-type="float" office:value="0">
            <text:p>0</text:p>
          </table:table-cell>
          <table:table-cell table:style-name="ACE-4" table:formula="of:=IF([$'switches'.$A$1]=2;0;(POWER([$'a'.F10];2)+POWER([$'b'.F10];2)))" office:value-type="float" office:value="0">
            <text:p>0</text:p>
          </table:table-cell>
          <table:table-cell table:style-name="ACE-4" table:formula="of:=IF([$'switches'.$A$1]=2;0;(POWER([$'a'.G10];2)+POWER([$'b'.G10];2)))" office:value-type="float" office:value="0">
            <text:p>0</text:p>
          </table:table-cell>
          <table:table-cell table:style-name="ACE-4" table:formula="of:=IF([$'switches'.$A$1]=2;0;(POWER([$'a'.H10];2)+POWER([$'b'.H10];2)))" office:value-type="float" office:value="0">
            <text:p>0</text:p>
          </table:table-cell>
          <table:table-cell table:style-name="ACE-4" table:formula="of:=IF([$'switches'.$A$1]=2;0;(POWER([$'a'.I10];2)+POWER([$'b'.I10];2)))" office:value-type="float" office:value="0">
            <text:p>0</text:p>
          </table:table-cell>
          <table:table-cell table:style-name="ACE-4" table:formula="of:=IF([$'switches'.$A$1]=2;0;(POWER([$'a'.J10];2)+POWER([$'b'.J10];2)))" office:value-type="float" office:value="0">
            <text:p>0</text:p>
          </table:table-cell>
          <table:table-cell table:style-name="ACE-4" table:formula="of:=IF([$'switches'.$A$1]=2;0;(POWER([$'a'.K10];2)+POWER([$'b'.K10];2)))" office:value-type="float" office:value="0">
            <text:p>0</text:p>
          </table:table-cell>
          <table:table-cell table:style-name="ACE-4" table:formula="of:=IF([$'switches'.$A$1]=2;0;(POWER([$'a'.L10];2)+POWER([$'b'.L10];2)))" office:value-type="float" office:value="0">
            <text:p>0</text:p>
          </table:table-cell>
          <table:table-cell table:style-name="ACE-4" table:formula="of:=IF([$'switches'.$A$1]=2;0;(POWER([$'a'.M10];2)+POWER([$'b'.M10];2)))" office:value-type="float" office:value="0">
            <text:p>0</text:p>
          </table:table-cell>
          <table:table-cell table:style-name="ACE-4" table:formula="of:=IF([$'switches'.$A$1]=2;0;(POWER([$'a'.N10];2)+POWER([$'b'.N10];2)))" office:value-type="float" office:value="0">
            <text:p>0</text:p>
          </table:table-cell>
          <table:table-cell table:style-name="ACE-4" table:formula="of:=IF([$'switches'.$A$1]=2;0;(POWER([$'a'.O10];2)+POWER([$'b'.O10];2)))" office:value-type="float" office:value="0">
            <text:p>0</text:p>
          </table:table-cell>
          <table:table-cell table:style-name="ACE-4" table:formula="of:=IF([$'switches'.$A$1]=2;0;(POWER([$'a'.P10];2)+POWER([$'b'.P10];2)))" office:value-type="float" office:value="0">
            <text:p>0</text:p>
          </table:table-cell>
          <table:table-cell table:style-name="ACE-4" table:formula="of:=IF([$'switches'.$A$1]=2;0;(POWER([$'a'.Q10];2)+POWER([$'b'.Q10];2)))" office:value-type="float" office:value="0">
            <text:p>0</text:p>
          </table:table-cell>
          <table:table-cell table:style-name="ACE-4" table:formula="of:=IF([$'switches'.$A$1]=2;0;(POWER([$'a'.R10];2)+POWER([$'b'.R10];2)))" office:value-type="float" office:value="0">
            <text:p>0</text:p>
          </table:table-cell>
          <table:table-cell table:style-name="ACE-4" table:formula="of:=IF([$'switches'.$A$1]=2;0;(POWER([$'a'.S10];2)+POWER([$'b'.S10];2)))" office:value-type="float" office:value="0">
            <text:p>0</text:p>
          </table:table-cell>
          <table:table-cell table:style-name="ACE-4" table:formula="of:=IF([$'switches'.$A$1]=2;0;(POWER([$'a'.T10];2)+POWER([$'b'.T10];2)))" office:value-type="float" office:value="0">
            <text:p>0</text:p>
          </table:table-cell>
          <table:table-cell table:style-name="ACE-4" table:formula="of:=IF([$'switches'.$A$1]=2;0;(POWER([$'a'.U10];2)+POWER([$'b'.U10];2)))" office:value-type="float" office:value="0">
            <text:p>0</text:p>
          </table:table-cell>
          <table:table-cell table:style-name="ACE-4" table:formula="of:=IF([$'switches'.$A$1]=2;0;(POWER([$'a'.V10];2)+POWER([$'b'.V10];2)))" office:value-type="float" office:value="0">
            <text:p>0</text:p>
          </table:table-cell>
          <table:table-cell table:style-name="ACE-4" table:formula="of:=IF([$'switches'.$A$1]=2;0;(POWER([$'a'.W10];2)+POWER([$'b'.W10];2)))" office:value-type="float" office:value="0">
            <text:p>0</text:p>
          </table:table-cell>
          <table:table-cell table:style-name="ACE-4" table:formula="of:=IF([$'switches'.$A$1]=2;0;(POWER([$'a'.X10];2)+POWER([$'b'.X10];2)))" office:value-type="float" office:value="0">
            <text:p>0</text:p>
          </table:table-cell>
          <table:table-cell table:style-name="ACE-4" table:formula="of:=IF([$'switches'.$A$1]=2;0;(POWER([$'a'.Y10];2)+POWER([$'b'.Y10];2)))" office:value-type="float" office:value="0">
            <text:p>0</text:p>
          </table:table-cell>
          <table:table-cell table:style-name="ACE-4" table:formula="of:=IF([$'switches'.$A$1]=2;0;(POWER([$'a'.Z10];2)+POWER([$'b'.Z10];2)))" office:value-type="float" office:value="0">
            <text:p>0</text:p>
          </table:table-cell>
          <table:table-cell table:style-name="ACE-4" table:formula="of:=IF([$'switches'.$A$1]=2;0;(POWER([$'a'.AA10];2)+POWER([$'b'.AA10];2)))" office:value-type="float" office:value="0">
            <text:p>0</text:p>
          </table:table-cell>
          <table:table-cell table:style-name="ACE-4" table:formula="of:=IF([$'switches'.$A$1]=2;0;(POWER([$'a'.AB10];2)+POWER([$'b'.AB10];2)))" office:value-type="float" office:value="0">
            <text:p>0</text:p>
          </table:table-cell>
          <table:table-cell table:style-name="ACE-4" table:formula="of:=IF([$'switches'.$A$1]=2;0;(POWER([$'a'.AC10];2)+POWER([$'b'.AC10];2)))" office:value-type="float" office:value="0">
            <text:p>0</text:p>
          </table:table-cell>
          <table:table-cell table:style-name="ACE-4" table:formula="of:=IF([$'switches'.$A$1]=2;0;(POWER([$'a'.AD10];2)+POWER([$'b'.AD10];2)))" office:value-type="float" office:value="0">
            <text:p>0</text:p>
          </table:table-cell>
          <table:table-cell table:style-name="ACE-4" table:formula="of:=IF([$'switches'.$A$1]=2;0;(POWER([$'a'.AE10];2)+POWER([$'b'.AE10];2)))" office:value-type="float" office:value="0">
            <text:p>0</text:p>
          </table:table-cell>
          <table:table-cell table:style-name="ACE-4" table:formula="of:=IF([$'switches'.$A$1]=2;0;(POWER([$'a'.AF10];2)+POWER([$'b'.AF10];2)))" office:value-type="float" office:value="0">
            <text:p>0</text:p>
          </table:table-cell>
          <table:table-cell table:style-name="ACE-4" table:formula="of:=IF([$'switches'.$A$1]=2;0;(POWER([$'a'.AG10];2)+POWER([$'b'.AG10];2)))" office:value-type="float" office:value="0">
            <text:p>0</text:p>
          </table:table-cell>
          <table:table-cell table:style-name="ACE-4" table:formula="of:=IF([$'switches'.$A$1]=2;0;(POWER([$'a'.AH10];2)+POWER([$'b'.AH10];2)))" office:value-type="float" office:value="0">
            <text:p>0</text:p>
          </table:table-cell>
          <table:table-cell table:style-name="ACE-4" table:formula="of:=IF([$'switches'.$A$1]=2;0;(POWER([$'a'.AI10];2)+POWER([$'b'.AI10];2)))" office:value-type="float" office:value="0">
            <text:p>0</text:p>
          </table:table-cell>
          <table:table-cell table:style-name="ACE-4" table:formula="of:=IF([$'switches'.$A$1]=2;0;(POWER([$'a'.AJ10];2)+POWER([$'b'.AJ10];2)))" office:value-type="float" office:value="0">
            <text:p>0</text:p>
          </table:table-cell>
          <table:table-cell table:style-name="ACE-4" table:formula="of:=IF([$'switches'.$A$1]=2;0;(POWER([$'a'.AK10];2)+POWER([$'b'.AK10];2)))" office:value-type="float" office:value="0">
            <text:p>0</text:p>
          </table:table-cell>
          <table:table-cell table:style-name="ACE-4" table:formula="of:=IF([$'switches'.$A$1]=2;0;(POWER([$'a'.AL10];2)+POWER([$'b'.AL10];2)))" office:value-type="float" office:value="0">
            <text:p>0</text:p>
          </table:table-cell>
          <table:table-cell table:style-name="ACE-4" table:formula="of:=IF([$'switches'.$A$1]=2;0;(POWER([$'a'.AM10];2)+POWER([$'b'.AM10];2)))" office:value-type="float" office:value="0">
            <text:p>0</text:p>
          </table:table-cell>
          <table:table-cell table:style-name="ACE-4" table:formula="of:=IF([$'switches'.$A$1]=2;0;(POWER([$'a'.AN10];2)+POWER([$'b'.AN10];2)))" office:value-type="float" office:value="0">
            <text:p>0</text:p>
          </table:table-cell>
          <table:table-cell table:style-name="ACE-4" table:formula="of:=IF([$'switches'.$A$1]=2;0;(POWER([$'a'.AO10];2)+POWER([$'b'.AO10];2)))" office:value-type="float" office:value="0">
            <text:p>0</text:p>
          </table:table-cell>
          <table:table-cell table:style-name="ACE-4" table:formula="of:=IF([$'switches'.$A$1]=2;0;(POWER([$'a'.AP10];2)+POWER([$'b'.AP10];2)))" office:value-type="float" office:value="0">
            <text:p>0</text:p>
          </table:table-cell>
          <table:table-cell table:style-name="ACE-4" table:formula="of:=IF([$'switches'.$A$1]=2;0;(POWER([$'a'.AQ10];2)+POWER([$'b'.AQ10];2)))" office:value-type="float" office:value="0">
            <text:p>0</text:p>
          </table:table-cell>
          <table:table-cell table:style-name="ACE-4" table:formula="of:=IF([$'switches'.$A$1]=2;0;(POWER([$'a'.AR10];2)+POWER([$'b'.AR10];2)))" office:value-type="float" office:value="0">
            <text:p>0</text:p>
          </table:table-cell>
          <table:table-cell table:style-name="ACE-4" table:formula="of:=IF([$'switches'.$A$1]=2;0;(POWER([$'a'.AS10];2)+POWER([$'b'.AS10];2)))" office:value-type="float" office:value="0">
            <text:p>0</text:p>
          </table:table-cell>
          <table:table-cell table:style-name="ACE-4" table:formula="of:=IF([$'switches'.$A$1]=2;0;(POWER([$'a'.AT10];2)+POWER([$'b'.AT10];2)))" office:value-type="float" office:value="0">
            <text:p>0</text:p>
          </table:table-cell>
          <table:table-cell table:style-name="ACE-4" table:formula="of:=IF([$'switches'.$A$1]=2;0;(POWER([$'a'.AU10];2)+POWER([$'b'.AU10];2)))" office:value-type="float" office:value="0">
            <text:p>0</text:p>
          </table:table-cell>
          <table:table-cell table:style-name="ACE-4" table:formula="of:=IF([$'switches'.$A$1]=2;0;(POWER([$'a'.AV10];2)+POWER([$'b'.AV10];2)))" office:value-type="float" office:value="0">
            <text:p>0</text:p>
          </table:table-cell>
          <table:table-cell table:style-name="ACE-4" table:formula="of:=IF([$'switches'.$A$1]=2;0;(POWER([$'a'.AW10];2)+POWER([$'b'.AW10];2)))" office:value-type="float" office:value="0">
            <text:p>0</text:p>
          </table:table-cell>
          <table:table-cell table:style-name="ACE-4" table:formula="of:=IF([$'switches'.$A$1]=2;0;(POWER([$'a'.AX10];2)+POWER([$'b'.AX1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1];2)+POWER([$'b'.B11];2)))" office:value-type="float" office:value="0">
            <text:p>0</text:p>
          </table:table-cell>
          <table:table-cell table:style-name="ACE-4" table:formula="of:=IF([$'switches'.$A$1]=2;0;(POWER([$'a'.C11];2)+POWER([$'b'.C11];2)))" office:value-type="float" office:value="0">
            <text:p>0</text:p>
          </table:table-cell>
          <table:table-cell table:style-name="ACE-4" table:formula="of:=IF([$'switches'.$A$1]=2;0;(POWER([$'a'.D11];2)+POWER([$'b'.D11];2)))" office:value-type="float" office:value="0">
            <text:p>0</text:p>
          </table:table-cell>
          <table:table-cell table:style-name="ACE-4" table:formula="of:=IF([$'switches'.$A$1]=2;0;(POWER([$'a'.E11];2)+POWER([$'b'.E11];2)))" office:value-type="float" office:value="0">
            <text:p>0</text:p>
          </table:table-cell>
          <table:table-cell table:style-name="ACE-4" table:formula="of:=IF([$'switches'.$A$1]=2;0;(POWER([$'a'.F11];2)+POWER([$'b'.F11];2)))" office:value-type="float" office:value="0">
            <text:p>0</text:p>
          </table:table-cell>
          <table:table-cell table:style-name="ACE-4" table:formula="of:=IF([$'switches'.$A$1]=2;0;(POWER([$'a'.G11];2)+POWER([$'b'.G11];2)))" office:value-type="float" office:value="0">
            <text:p>0</text:p>
          </table:table-cell>
          <table:table-cell table:style-name="ACE-4" table:formula="of:=IF([$'switches'.$A$1]=2;0;(POWER([$'a'.H11];2)+POWER([$'b'.H11];2)))" office:value-type="float" office:value="0">
            <text:p>0</text:p>
          </table:table-cell>
          <table:table-cell table:style-name="ACE-4" table:formula="of:=IF([$'switches'.$A$1]=2;0;(POWER([$'a'.I11];2)+POWER([$'b'.I11];2)))" office:value-type="float" office:value="0">
            <text:p>0</text:p>
          </table:table-cell>
          <table:table-cell table:style-name="ACE-4" table:formula="of:=IF([$'switches'.$A$1]=2;0;(POWER([$'a'.J11];2)+POWER([$'b'.J11];2)))" office:value-type="float" office:value="0">
            <text:p>0</text:p>
          </table:table-cell>
          <table:table-cell table:style-name="ACE-4" table:formula="of:=IF([$'switches'.$A$1]=2;0;(POWER([$'a'.K11];2)+POWER([$'b'.K11];2)))" office:value-type="float" office:value="0">
            <text:p>0</text:p>
          </table:table-cell>
          <table:table-cell table:style-name="ACE-4" table:formula="of:=IF([$'switches'.$A$1]=2;0;(POWER([$'a'.L11];2)+POWER([$'b'.L11];2)))" office:value-type="float" office:value="0">
            <text:p>0</text:p>
          </table:table-cell>
          <table:table-cell table:style-name="ACE-4" table:formula="of:=IF([$'switches'.$A$1]=2;0;(POWER([$'a'.M11];2)+POWER([$'b'.M11];2)))" office:value-type="float" office:value="0">
            <text:p>0</text:p>
          </table:table-cell>
          <table:table-cell table:style-name="ACE-4" table:formula="of:=IF([$'switches'.$A$1]=2;0;(POWER([$'a'.N11];2)+POWER([$'b'.N11];2)))" office:value-type="float" office:value="0">
            <text:p>0</text:p>
          </table:table-cell>
          <table:table-cell table:style-name="ACE-4" table:formula="of:=IF([$'switches'.$A$1]=2;0;(POWER([$'a'.O11];2)+POWER([$'b'.O11];2)))" office:value-type="float" office:value="0">
            <text:p>0</text:p>
          </table:table-cell>
          <table:table-cell table:style-name="ACE-4" table:formula="of:=IF([$'switches'.$A$1]=2;0;(POWER([$'a'.P11];2)+POWER([$'b'.P11];2)))" office:value-type="float" office:value="0">
            <text:p>0</text:p>
          </table:table-cell>
          <table:table-cell table:style-name="ACE-4" table:formula="of:=IF([$'switches'.$A$1]=2;0;(POWER([$'a'.Q11];2)+POWER([$'b'.Q11];2)))" office:value-type="float" office:value="0">
            <text:p>0</text:p>
          </table:table-cell>
          <table:table-cell table:style-name="ACE-4" table:formula="of:=IF([$'switches'.$A$1]=2;0;(POWER([$'a'.R11];2)+POWER([$'b'.R11];2)))" office:value-type="float" office:value="0">
            <text:p>0</text:p>
          </table:table-cell>
          <table:table-cell table:style-name="ACE-4" table:formula="of:=IF([$'switches'.$A$1]=2;0;(POWER([$'a'.S11];2)+POWER([$'b'.S11];2)))" office:value-type="float" office:value="0">
            <text:p>0</text:p>
          </table:table-cell>
          <table:table-cell table:style-name="ACE-4" table:formula="of:=IF([$'switches'.$A$1]=2;0;(POWER([$'a'.T11];2)+POWER([$'b'.T11];2)))" office:value-type="float" office:value="0">
            <text:p>0</text:p>
          </table:table-cell>
          <table:table-cell table:style-name="ACE-4" table:formula="of:=IF([$'switches'.$A$1]=2;0;(POWER([$'a'.U11];2)+POWER([$'b'.U11];2)))" office:value-type="float" office:value="0">
            <text:p>0</text:p>
          </table:table-cell>
          <table:table-cell table:style-name="ACE-4" table:formula="of:=IF([$'switches'.$A$1]=2;0;(POWER([$'a'.V11];2)+POWER([$'b'.V11];2)))" office:value-type="float" office:value="0">
            <text:p>0</text:p>
          </table:table-cell>
          <table:table-cell table:style-name="ACE-4" table:formula="of:=IF([$'switches'.$A$1]=2;0;(POWER([$'a'.W11];2)+POWER([$'b'.W11];2)))" office:value-type="float" office:value="0">
            <text:p>0</text:p>
          </table:table-cell>
          <table:table-cell table:style-name="ACE-4" table:formula="of:=IF([$'switches'.$A$1]=2;0;(POWER([$'a'.X11];2)+POWER([$'b'.X11];2)))" office:value-type="float" office:value="0">
            <text:p>0</text:p>
          </table:table-cell>
          <table:table-cell table:style-name="ACE-4" table:formula="of:=IF([$'switches'.$A$1]=2;0;(POWER([$'a'.Y11];2)+POWER([$'b'.Y11];2)))" office:value-type="float" office:value="0">
            <text:p>0</text:p>
          </table:table-cell>
          <table:table-cell table:style-name="ACE-4" table:formula="of:=IF([$'switches'.$A$1]=2;0;(POWER([$'a'.Z11];2)+POWER([$'b'.Z11];2)))" office:value-type="float" office:value="0">
            <text:p>0</text:p>
          </table:table-cell>
          <table:table-cell table:style-name="ACE-4" table:formula="of:=IF([$'switches'.$A$1]=2;0;(POWER([$'a'.AA11];2)+POWER([$'b'.AA11];2)))" office:value-type="float" office:value="0">
            <text:p>0</text:p>
          </table:table-cell>
          <table:table-cell table:style-name="ACE-4" table:formula="of:=IF([$'switches'.$A$1]=2;0;(POWER([$'a'.AB11];2)+POWER([$'b'.AB11];2)))" office:value-type="float" office:value="0">
            <text:p>0</text:p>
          </table:table-cell>
          <table:table-cell table:style-name="ACE-4" table:formula="of:=IF([$'switches'.$A$1]=2;0;(POWER([$'a'.AC11];2)+POWER([$'b'.AC11];2)))" office:value-type="float" office:value="0">
            <text:p>0</text:p>
          </table:table-cell>
          <table:table-cell table:style-name="ACE-4" table:formula="of:=IF([$'switches'.$A$1]=2;0;(POWER([$'a'.AD11];2)+POWER([$'b'.AD11];2)))" office:value-type="float" office:value="0">
            <text:p>0</text:p>
          </table:table-cell>
          <table:table-cell table:style-name="ACE-4" table:formula="of:=IF([$'switches'.$A$1]=2;0;(POWER([$'a'.AE11];2)+POWER([$'b'.AE11];2)))" office:value-type="float" office:value="0">
            <text:p>0</text:p>
          </table:table-cell>
          <table:table-cell table:style-name="ACE-4" table:formula="of:=IF([$'switches'.$A$1]=2;0;(POWER([$'a'.AF11];2)+POWER([$'b'.AF11];2)))" office:value-type="float" office:value="0">
            <text:p>0</text:p>
          </table:table-cell>
          <table:table-cell table:style-name="ACE-4" table:formula="of:=IF([$'switches'.$A$1]=2;0;(POWER([$'a'.AG11];2)+POWER([$'b'.AG11];2)))" office:value-type="float" office:value="0">
            <text:p>0</text:p>
          </table:table-cell>
          <table:table-cell table:style-name="ACE-4" table:formula="of:=IF([$'switches'.$A$1]=2;0;(POWER([$'a'.AH11];2)+POWER([$'b'.AH11];2)))" office:value-type="float" office:value="0">
            <text:p>0</text:p>
          </table:table-cell>
          <table:table-cell table:style-name="ACE-4" table:formula="of:=IF([$'switches'.$A$1]=2;0;(POWER([$'a'.AI11];2)+POWER([$'b'.AI11];2)))" office:value-type="float" office:value="0">
            <text:p>0</text:p>
          </table:table-cell>
          <table:table-cell table:style-name="ACE-4" table:formula="of:=IF([$'switches'.$A$1]=2;0;(POWER([$'a'.AJ11];2)+POWER([$'b'.AJ11];2)))" office:value-type="float" office:value="0">
            <text:p>0</text:p>
          </table:table-cell>
          <table:table-cell table:style-name="ACE-4" table:formula="of:=IF([$'switches'.$A$1]=2;0;(POWER([$'a'.AK11];2)+POWER([$'b'.AK11];2)))" office:value-type="float" office:value="0">
            <text:p>0</text:p>
          </table:table-cell>
          <table:table-cell table:style-name="ACE-4" table:formula="of:=IF([$'switches'.$A$1]=2;0;(POWER([$'a'.AL11];2)+POWER([$'b'.AL11];2)))" office:value-type="float" office:value="0">
            <text:p>0</text:p>
          </table:table-cell>
          <table:table-cell table:style-name="ACE-4" table:formula="of:=IF([$'switches'.$A$1]=2;0;(POWER([$'a'.AM11];2)+POWER([$'b'.AM11];2)))" office:value-type="float" office:value="0">
            <text:p>0</text:p>
          </table:table-cell>
          <table:table-cell table:style-name="ACE-4" table:formula="of:=IF([$'switches'.$A$1]=2;0;(POWER([$'a'.AN11];2)+POWER([$'b'.AN11];2)))" office:value-type="float" office:value="0">
            <text:p>0</text:p>
          </table:table-cell>
          <table:table-cell table:style-name="ACE-4" table:formula="of:=IF([$'switches'.$A$1]=2;0;(POWER([$'a'.AO11];2)+POWER([$'b'.AO11];2)))" office:value-type="float" office:value="0">
            <text:p>0</text:p>
          </table:table-cell>
          <table:table-cell table:style-name="ACE-4" table:formula="of:=IF([$'switches'.$A$1]=2;0;(POWER([$'a'.AP11];2)+POWER([$'b'.AP11];2)))" office:value-type="float" office:value="0">
            <text:p>0</text:p>
          </table:table-cell>
          <table:table-cell table:style-name="ACE-4" table:formula="of:=IF([$'switches'.$A$1]=2;0;(POWER([$'a'.AQ11];2)+POWER([$'b'.AQ11];2)))" office:value-type="float" office:value="0">
            <text:p>0</text:p>
          </table:table-cell>
          <table:table-cell table:style-name="ACE-4" table:formula="of:=IF([$'switches'.$A$1]=2;0;(POWER([$'a'.AR11];2)+POWER([$'b'.AR11];2)))" office:value-type="float" office:value="0">
            <text:p>0</text:p>
          </table:table-cell>
          <table:table-cell table:style-name="ACE-4" table:formula="of:=IF([$'switches'.$A$1]=2;0;(POWER([$'a'.AS11];2)+POWER([$'b'.AS11];2)))" office:value-type="float" office:value="0">
            <text:p>0</text:p>
          </table:table-cell>
          <table:table-cell table:style-name="ACE-4" table:formula="of:=IF([$'switches'.$A$1]=2;0;(POWER([$'a'.AT11];2)+POWER([$'b'.AT11];2)))" office:value-type="float" office:value="0">
            <text:p>0</text:p>
          </table:table-cell>
          <table:table-cell table:style-name="ACE-4" table:formula="of:=IF([$'switches'.$A$1]=2;0;(POWER([$'a'.AU11];2)+POWER([$'b'.AU11];2)))" office:value-type="float" office:value="0">
            <text:p>0</text:p>
          </table:table-cell>
          <table:table-cell table:style-name="ACE-4" table:formula="of:=IF([$'switches'.$A$1]=2;0;(POWER([$'a'.AV11];2)+POWER([$'b'.AV11];2)))" office:value-type="float" office:value="0">
            <text:p>0</text:p>
          </table:table-cell>
          <table:table-cell table:style-name="ACE-4" table:formula="of:=IF([$'switches'.$A$1]=2;0;(POWER([$'a'.AW11];2)+POWER([$'b'.AW11];2)))" office:value-type="float" office:value="0">
            <text:p>0</text:p>
          </table:table-cell>
          <table:table-cell table:style-name="ACE-4" table:formula="of:=IF([$'switches'.$A$1]=2;0;(POWER([$'a'.AX11];2)+POWER([$'b'.AX11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2];2)+POWER([$'b'.B12];2)))" office:value-type="float" office:value="0">
            <text:p>0</text:p>
          </table:table-cell>
          <table:table-cell table:style-name="ACE-4" table:formula="of:=IF([$'switches'.$A$1]=2;0;(POWER([$'a'.C12];2)+POWER([$'b'.C12];2)))" office:value-type="float" office:value="0">
            <text:p>0</text:p>
          </table:table-cell>
          <table:table-cell table:style-name="ACE-4" table:formula="of:=IF([$'switches'.$A$1]=2;0;(POWER([$'a'.D12];2)+POWER([$'b'.D12];2)))" office:value-type="float" office:value="0">
            <text:p>0</text:p>
          </table:table-cell>
          <table:table-cell table:style-name="ACE-4" table:formula="of:=IF([$'switches'.$A$1]=2;0;(POWER([$'a'.E12];2)+POWER([$'b'.E12];2)))" office:value-type="float" office:value="0">
            <text:p>0</text:p>
          </table:table-cell>
          <table:table-cell table:style-name="ACE-4" table:formula="of:=IF([$'switches'.$A$1]=2;0;(POWER([$'a'.F12];2)+POWER([$'b'.F12];2)))" office:value-type="float" office:value="0">
            <text:p>0</text:p>
          </table:table-cell>
          <table:table-cell table:style-name="ACE-4" table:formula="of:=IF([$'switches'.$A$1]=2;0;(POWER([$'a'.G12];2)+POWER([$'b'.G12];2)))" office:value-type="float" office:value="0">
            <text:p>0</text:p>
          </table:table-cell>
          <table:table-cell table:style-name="ACE-4" table:formula="of:=IF([$'switches'.$A$1]=2;0;(POWER([$'a'.H12];2)+POWER([$'b'.H12];2)))" office:value-type="float" office:value="0">
            <text:p>0</text:p>
          </table:table-cell>
          <table:table-cell table:style-name="ACE-4" table:formula="of:=IF([$'switches'.$A$1]=2;0;(POWER([$'a'.I12];2)+POWER([$'b'.I12];2)))" office:value-type="float" office:value="0">
            <text:p>0</text:p>
          </table:table-cell>
          <table:table-cell table:style-name="ACE-4" table:formula="of:=IF([$'switches'.$A$1]=2;0;(POWER([$'a'.J12];2)+POWER([$'b'.J12];2)))" office:value-type="float" office:value="0">
            <text:p>0</text:p>
          </table:table-cell>
          <table:table-cell table:style-name="ACE-4" table:formula="of:=IF([$'switches'.$A$1]=2;0;(POWER([$'a'.K12];2)+POWER([$'b'.K12];2)))" office:value-type="float" office:value="0">
            <text:p>0</text:p>
          </table:table-cell>
          <table:table-cell table:style-name="ACE-4" table:formula="of:=IF([$'switches'.$A$1]=2;0;(POWER([$'a'.L12];2)+POWER([$'b'.L12];2)))" office:value-type="float" office:value="0">
            <text:p>0</text:p>
          </table:table-cell>
          <table:table-cell table:style-name="ACE-4" table:formula="of:=IF([$'switches'.$A$1]=2;0;(POWER([$'a'.M12];2)+POWER([$'b'.M12];2)))" office:value-type="float" office:value="0">
            <text:p>0</text:p>
          </table:table-cell>
          <table:table-cell table:style-name="ACE-4" table:formula="of:=IF([$'switches'.$A$1]=2;0;(POWER([$'a'.N12];2)+POWER([$'b'.N12];2)))" office:value-type="float" office:value="0">
            <text:p>0</text:p>
          </table:table-cell>
          <table:table-cell table:style-name="ACE-4" table:formula="of:=IF([$'switches'.$A$1]=2;0;(POWER([$'a'.O12];2)+POWER([$'b'.O12];2)))" office:value-type="float" office:value="0">
            <text:p>0</text:p>
          </table:table-cell>
          <table:table-cell table:style-name="ACE-4" table:formula="of:=IF([$'switches'.$A$1]=2;0;(POWER([$'a'.P12];2)+POWER([$'b'.P12];2)))" office:value-type="float" office:value="0">
            <text:p>0</text:p>
          </table:table-cell>
          <table:table-cell table:style-name="ACE-4" table:formula="of:=IF([$'switches'.$A$1]=2;0;(POWER([$'a'.Q12];2)+POWER([$'b'.Q12];2)))" office:value-type="float" office:value="0">
            <text:p>0</text:p>
          </table:table-cell>
          <table:table-cell table:style-name="ACE-4" table:formula="of:=IF([$'switches'.$A$1]=2;0;(POWER([$'a'.R12];2)+POWER([$'b'.R12];2)))" office:value-type="float" office:value="0">
            <text:p>0</text:p>
          </table:table-cell>
          <table:table-cell table:style-name="ACE-4" table:formula="of:=IF([$'switches'.$A$1]=2;0;(POWER([$'a'.S12];2)+POWER([$'b'.S12];2)))" office:value-type="float" office:value="0">
            <text:p>0</text:p>
          </table:table-cell>
          <table:table-cell table:style-name="ACE-4" table:formula="of:=IF([$'switches'.$A$1]=2;0;(POWER([$'a'.T12];2)+POWER([$'b'.T12];2)))" office:value-type="float" office:value="0">
            <text:p>0</text:p>
          </table:table-cell>
          <table:table-cell table:style-name="ACE-4" table:formula="of:=IF([$'switches'.$A$1]=2;0;(POWER([$'a'.U12];2)+POWER([$'b'.U12];2)))" office:value-type="float" office:value="0">
            <text:p>0</text:p>
          </table:table-cell>
          <table:table-cell table:style-name="ACE-4" table:formula="of:=IF([$'switches'.$A$1]=2;0;(POWER([$'a'.V12];2)+POWER([$'b'.V12];2)))" office:value-type="float" office:value="0">
            <text:p>0</text:p>
          </table:table-cell>
          <table:table-cell table:style-name="ACE-4" table:formula="of:=IF([$'switches'.$A$1]=2;0;(POWER([$'a'.W12];2)+POWER([$'b'.W12];2)))" office:value-type="float" office:value="0">
            <text:p>0</text:p>
          </table:table-cell>
          <table:table-cell table:style-name="ACE-4" table:formula="of:=IF([$'switches'.$A$1]=2;0;(POWER([$'a'.X12];2)+POWER([$'b'.X12];2)))" office:value-type="float" office:value="0">
            <text:p>0</text:p>
          </table:table-cell>
          <table:table-cell table:style-name="ACE-4" table:formula="of:=IF([$'switches'.$A$1]=2;0;(POWER([$'a'.Y12];2)+POWER([$'b'.Y12];2)))" office:value-type="float" office:value="0">
            <text:p>0</text:p>
          </table:table-cell>
          <table:table-cell table:style-name="ACE-4" table:formula="of:=IF([$'switches'.$A$1]=2;0;(POWER([$'a'.Z12];2)+POWER([$'b'.Z12];2)))" office:value-type="float" office:value="0">
            <text:p>0</text:p>
          </table:table-cell>
          <table:table-cell table:style-name="ACE-4" table:formula="of:=IF([$'switches'.$A$1]=2;0;(POWER([$'a'.AA12];2)+POWER([$'b'.AA12];2)))" office:value-type="float" office:value="0">
            <text:p>0</text:p>
          </table:table-cell>
          <table:table-cell table:style-name="ACE-4" table:formula="of:=IF([$'switches'.$A$1]=2;0;(POWER([$'a'.AB12];2)+POWER([$'b'.AB12];2)))" office:value-type="float" office:value="0">
            <text:p>0</text:p>
          </table:table-cell>
          <table:table-cell table:style-name="ACE-4" table:formula="of:=IF([$'switches'.$A$1]=2;0;(POWER([$'a'.AC12];2)+POWER([$'b'.AC12];2)))" office:value-type="float" office:value="0">
            <text:p>0</text:p>
          </table:table-cell>
          <table:table-cell table:style-name="ACE-4" table:formula="of:=IF([$'switches'.$A$1]=2;0;(POWER([$'a'.AD12];2)+POWER([$'b'.AD12];2)))" office:value-type="float" office:value="0">
            <text:p>0</text:p>
          </table:table-cell>
          <table:table-cell table:style-name="ACE-4" table:formula="of:=IF([$'switches'.$A$1]=2;0;(POWER([$'a'.AE12];2)+POWER([$'b'.AE12];2)))" office:value-type="float" office:value="0">
            <text:p>0</text:p>
          </table:table-cell>
          <table:table-cell table:style-name="ACE-4" table:formula="of:=IF([$'switches'.$A$1]=2;0;(POWER([$'a'.AF12];2)+POWER([$'b'.AF12];2)))" office:value-type="float" office:value="0">
            <text:p>0</text:p>
          </table:table-cell>
          <table:table-cell table:style-name="ACE-4" table:formula="of:=IF([$'switches'.$A$1]=2;0;(POWER([$'a'.AG12];2)+POWER([$'b'.AG12];2)))" office:value-type="float" office:value="0">
            <text:p>0</text:p>
          </table:table-cell>
          <table:table-cell table:style-name="ACE-4" table:formula="of:=IF([$'switches'.$A$1]=2;0;(POWER([$'a'.AH12];2)+POWER([$'b'.AH12];2)))" office:value-type="float" office:value="0">
            <text:p>0</text:p>
          </table:table-cell>
          <table:table-cell table:style-name="ACE-4" table:formula="of:=IF([$'switches'.$A$1]=2;0;(POWER([$'a'.AI12];2)+POWER([$'b'.AI12];2)))" office:value-type="float" office:value="0">
            <text:p>0</text:p>
          </table:table-cell>
          <table:table-cell table:style-name="ACE-4" table:formula="of:=IF([$'switches'.$A$1]=2;0;(POWER([$'a'.AJ12];2)+POWER([$'b'.AJ12];2)))" office:value-type="float" office:value="0">
            <text:p>0</text:p>
          </table:table-cell>
          <table:table-cell table:style-name="ACE-4" table:formula="of:=IF([$'switches'.$A$1]=2;0;(POWER([$'a'.AK12];2)+POWER([$'b'.AK12];2)))" office:value-type="float" office:value="0">
            <text:p>0</text:p>
          </table:table-cell>
          <table:table-cell table:style-name="ACE-4" table:formula="of:=IF([$'switches'.$A$1]=2;0;(POWER([$'a'.AL12];2)+POWER([$'b'.AL12];2)))" office:value-type="float" office:value="0">
            <text:p>0</text:p>
          </table:table-cell>
          <table:table-cell table:style-name="ACE-4" table:formula="of:=IF([$'switches'.$A$1]=2;0;(POWER([$'a'.AM12];2)+POWER([$'b'.AM12];2)))" office:value-type="float" office:value="0">
            <text:p>0</text:p>
          </table:table-cell>
          <table:table-cell table:style-name="ACE-4" table:formula="of:=IF([$'switches'.$A$1]=2;0;(POWER([$'a'.AN12];2)+POWER([$'b'.AN12];2)))" office:value-type="float" office:value="0">
            <text:p>0</text:p>
          </table:table-cell>
          <table:table-cell table:style-name="ACE-4" table:formula="of:=IF([$'switches'.$A$1]=2;0;(POWER([$'a'.AO12];2)+POWER([$'b'.AO12];2)))" office:value-type="float" office:value="0">
            <text:p>0</text:p>
          </table:table-cell>
          <table:table-cell table:style-name="ACE-4" table:formula="of:=IF([$'switches'.$A$1]=2;0;(POWER([$'a'.AP12];2)+POWER([$'b'.AP12];2)))" office:value-type="float" office:value="0">
            <text:p>0</text:p>
          </table:table-cell>
          <table:table-cell table:style-name="ACE-4" table:formula="of:=IF([$'switches'.$A$1]=2;0;(POWER([$'a'.AQ12];2)+POWER([$'b'.AQ12];2)))" office:value-type="float" office:value="0">
            <text:p>0</text:p>
          </table:table-cell>
          <table:table-cell table:style-name="ACE-4" table:formula="of:=IF([$'switches'.$A$1]=2;0;(POWER([$'a'.AR12];2)+POWER([$'b'.AR12];2)))" office:value-type="float" office:value="0">
            <text:p>0</text:p>
          </table:table-cell>
          <table:table-cell table:style-name="ACE-4" table:formula="of:=IF([$'switches'.$A$1]=2;0;(POWER([$'a'.AS12];2)+POWER([$'b'.AS12];2)))" office:value-type="float" office:value="0">
            <text:p>0</text:p>
          </table:table-cell>
          <table:table-cell table:style-name="ACE-4" table:formula="of:=IF([$'switches'.$A$1]=2;0;(POWER([$'a'.AT12];2)+POWER([$'b'.AT12];2)))" office:value-type="float" office:value="0">
            <text:p>0</text:p>
          </table:table-cell>
          <table:table-cell table:style-name="ACE-4" table:formula="of:=IF([$'switches'.$A$1]=2;0;(POWER([$'a'.AU12];2)+POWER([$'b'.AU12];2)))" office:value-type="float" office:value="0">
            <text:p>0</text:p>
          </table:table-cell>
          <table:table-cell table:style-name="ACE-4" table:formula="of:=IF([$'switches'.$A$1]=2;0;(POWER([$'a'.AV12];2)+POWER([$'b'.AV12];2)))" office:value-type="float" office:value="0">
            <text:p>0</text:p>
          </table:table-cell>
          <table:table-cell table:style-name="ACE-4" table:formula="of:=IF([$'switches'.$A$1]=2;0;(POWER([$'a'.AW12];2)+POWER([$'b'.AW12];2)))" office:value-type="float" office:value="0">
            <text:p>0</text:p>
          </table:table-cell>
          <table:table-cell table:style-name="ACE-4" table:formula="of:=IF([$'switches'.$A$1]=2;0;(POWER([$'a'.AX12];2)+POWER([$'b'.AX1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3];2)+POWER([$'b'.B13];2)))" office:value-type="float" office:value="0">
            <text:p>0</text:p>
          </table:table-cell>
          <table:table-cell table:style-name="ACE-4" table:formula="of:=IF([$'switches'.$A$1]=2;0;(POWER([$'a'.C13];2)+POWER([$'b'.C13];2)))" office:value-type="float" office:value="0">
            <text:p>0</text:p>
          </table:table-cell>
          <table:table-cell table:style-name="ACE-4" table:formula="of:=IF([$'switches'.$A$1]=2;0;(POWER([$'a'.D13];2)+POWER([$'b'.D13];2)))" office:value-type="float" office:value="0">
            <text:p>0</text:p>
          </table:table-cell>
          <table:table-cell table:style-name="ACE-4" table:formula="of:=IF([$'switches'.$A$1]=2;0;(POWER([$'a'.E13];2)+POWER([$'b'.E13];2)))" office:value-type="float" office:value="0">
            <text:p>0</text:p>
          </table:table-cell>
          <table:table-cell table:style-name="ACE-4" table:formula="of:=IF([$'switches'.$A$1]=2;0;(POWER([$'a'.F13];2)+POWER([$'b'.F13];2)))" office:value-type="float" office:value="0">
            <text:p>0</text:p>
          </table:table-cell>
          <table:table-cell table:style-name="ACE-4" table:formula="of:=IF([$'switches'.$A$1]=2;0;(POWER([$'a'.G13];2)+POWER([$'b'.G13];2)))" office:value-type="float" office:value="0">
            <text:p>0</text:p>
          </table:table-cell>
          <table:table-cell table:style-name="ACE-4" table:formula="of:=IF([$'switches'.$A$1]=2;0;(POWER([$'a'.H13];2)+POWER([$'b'.H13];2)))" office:value-type="float" office:value="0">
            <text:p>0</text:p>
          </table:table-cell>
          <table:table-cell table:style-name="ACE-4" table:formula="of:=IF([$'switches'.$A$1]=2;0;(POWER([$'a'.I13];2)+POWER([$'b'.I13];2)))" office:value-type="float" office:value="0">
            <text:p>0</text:p>
          </table:table-cell>
          <table:table-cell table:style-name="ACE-4" table:formula="of:=IF([$'switches'.$A$1]=2;0;(POWER([$'a'.J13];2)+POWER([$'b'.J13];2)))" office:value-type="float" office:value="0">
            <text:p>0</text:p>
          </table:table-cell>
          <table:table-cell table:style-name="ACE-4" table:formula="of:=IF([$'switches'.$A$1]=2;0;(POWER([$'a'.K13];2)+POWER([$'b'.K13];2)))" office:value-type="float" office:value="0">
            <text:p>0</text:p>
          </table:table-cell>
          <table:table-cell table:style-name="ACE-4" table:formula="of:=IF([$'switches'.$A$1]=2;0;(POWER([$'a'.L13];2)+POWER([$'b'.L13];2)))" office:value-type="float" office:value="0">
            <text:p>0</text:p>
          </table:table-cell>
          <table:table-cell table:style-name="ACE-4" table:formula="of:=IF([$'switches'.$A$1]=2;0;(POWER([$'a'.M13];2)+POWER([$'b'.M13];2)))" office:value-type="float" office:value="0">
            <text:p>0</text:p>
          </table:table-cell>
          <table:table-cell table:style-name="ACE-4" table:formula="of:=IF([$'switches'.$A$1]=2;0;(POWER([$'a'.N13];2)+POWER([$'b'.N13];2)))" office:value-type="float" office:value="0">
            <text:p>0</text:p>
          </table:table-cell>
          <table:table-cell table:style-name="ACE-4" table:formula="of:=IF([$'switches'.$A$1]=2;0;(POWER([$'a'.O13];2)+POWER([$'b'.O13];2)))" office:value-type="float" office:value="0">
            <text:p>0</text:p>
          </table:table-cell>
          <table:table-cell table:style-name="ACE-4" table:formula="of:=IF([$'switches'.$A$1]=2;0;(POWER([$'a'.P13];2)+POWER([$'b'.P13];2)))" office:value-type="float" office:value="0">
            <text:p>0</text:p>
          </table:table-cell>
          <table:table-cell table:style-name="ACE-4" table:formula="of:=IF([$'switches'.$A$1]=2;0;(POWER([$'a'.Q13];2)+POWER([$'b'.Q13];2)))" office:value-type="float" office:value="0">
            <text:p>0</text:p>
          </table:table-cell>
          <table:table-cell table:style-name="ACE-4" table:formula="of:=IF([$'switches'.$A$1]=2;0;(POWER([$'a'.R13];2)+POWER([$'b'.R13];2)))" office:value-type="float" office:value="0">
            <text:p>0</text:p>
          </table:table-cell>
          <table:table-cell table:style-name="ACE-4" table:formula="of:=IF([$'switches'.$A$1]=2;0;(POWER([$'a'.S13];2)+POWER([$'b'.S13];2)))" office:value-type="float" office:value="0">
            <text:p>0</text:p>
          </table:table-cell>
          <table:table-cell table:style-name="ACE-4" table:formula="of:=IF([$'switches'.$A$1]=2;0;(POWER([$'a'.T13];2)+POWER([$'b'.T13];2)))" office:value-type="float" office:value="0">
            <text:p>0</text:p>
          </table:table-cell>
          <table:table-cell table:style-name="ACE-4" table:formula="of:=IF([$'switches'.$A$1]=2;0;(POWER([$'a'.U13];2)+POWER([$'b'.U13];2)))" office:value-type="float" office:value="0">
            <text:p>0</text:p>
          </table:table-cell>
          <table:table-cell table:style-name="ACE-4" table:formula="of:=IF([$'switches'.$A$1]=2;0;(POWER([$'a'.V13];2)+POWER([$'b'.V13];2)))" office:value-type="float" office:value="0">
            <text:p>0</text:p>
          </table:table-cell>
          <table:table-cell table:style-name="ACE-4" table:formula="of:=IF([$'switches'.$A$1]=2;0;(POWER([$'a'.W13];2)+POWER([$'b'.W13];2)))" office:value-type="float" office:value="0">
            <text:p>0</text:p>
          </table:table-cell>
          <table:table-cell table:style-name="ACE-4" table:formula="of:=IF([$'switches'.$A$1]=2;0;(POWER([$'a'.X13];2)+POWER([$'b'.X13];2)))" office:value-type="float" office:value="0">
            <text:p>0</text:p>
          </table:table-cell>
          <table:table-cell table:style-name="ACE-4" table:formula="of:=IF([$'switches'.$A$1]=2;0;(POWER([$'a'.Y13];2)+POWER([$'b'.Y13];2)))" office:value-type="float" office:value="0">
            <text:p>0</text:p>
          </table:table-cell>
          <table:table-cell table:style-name="ACE-4" table:formula="of:=IF([$'switches'.$A$1]=2;0;(POWER([$'a'.Z13];2)+POWER([$'b'.Z13];2)))" office:value-type="float" office:value="0">
            <text:p>0</text:p>
          </table:table-cell>
          <table:table-cell table:style-name="ACE-4" table:formula="of:=IF([$'switches'.$A$1]=2;0;(POWER([$'a'.AA13];2)+POWER([$'b'.AA13];2)))" office:value-type="float" office:value="0">
            <text:p>0</text:p>
          </table:table-cell>
          <table:table-cell table:style-name="ACE-4" table:formula="of:=IF([$'switches'.$A$1]=2;0;(POWER([$'a'.AB13];2)+POWER([$'b'.AB13];2)))" office:value-type="float" office:value="0">
            <text:p>0</text:p>
          </table:table-cell>
          <table:table-cell table:style-name="ACE-4" table:formula="of:=IF([$'switches'.$A$1]=2;0;(POWER([$'a'.AC13];2)+POWER([$'b'.AC13];2)))" office:value-type="float" office:value="0">
            <text:p>0</text:p>
          </table:table-cell>
          <table:table-cell table:style-name="ACE-4" table:formula="of:=IF([$'switches'.$A$1]=2;0;(POWER([$'a'.AD13];2)+POWER([$'b'.AD13];2)))" office:value-type="float" office:value="0">
            <text:p>0</text:p>
          </table:table-cell>
          <table:table-cell table:style-name="ACE-4" table:formula="of:=IF([$'switches'.$A$1]=2;0;(POWER([$'a'.AE13];2)+POWER([$'b'.AE13];2)))" office:value-type="float" office:value="0">
            <text:p>0</text:p>
          </table:table-cell>
          <table:table-cell table:style-name="ACE-4" table:formula="of:=IF([$'switches'.$A$1]=2;0;(POWER([$'a'.AF13];2)+POWER([$'b'.AF13];2)))" office:value-type="float" office:value="0">
            <text:p>0</text:p>
          </table:table-cell>
          <table:table-cell table:style-name="ACE-4" table:formula="of:=IF([$'switches'.$A$1]=2;0;(POWER([$'a'.AG13];2)+POWER([$'b'.AG13];2)))" office:value-type="float" office:value="0">
            <text:p>0</text:p>
          </table:table-cell>
          <table:table-cell table:style-name="ACE-4" table:formula="of:=IF([$'switches'.$A$1]=2;0;(POWER([$'a'.AH13];2)+POWER([$'b'.AH13];2)))" office:value-type="float" office:value="0">
            <text:p>0</text:p>
          </table:table-cell>
          <table:table-cell table:style-name="ACE-4" table:formula="of:=IF([$'switches'.$A$1]=2;0;(POWER([$'a'.AI13];2)+POWER([$'b'.AI13];2)))" office:value-type="float" office:value="0">
            <text:p>0</text:p>
          </table:table-cell>
          <table:table-cell table:style-name="ACE-4" table:formula="of:=IF([$'switches'.$A$1]=2;0;(POWER([$'a'.AJ13];2)+POWER([$'b'.AJ13];2)))" office:value-type="float" office:value="0">
            <text:p>0</text:p>
          </table:table-cell>
          <table:table-cell table:style-name="ACE-4" table:formula="of:=IF([$'switches'.$A$1]=2;0;(POWER([$'a'.AK13];2)+POWER([$'b'.AK13];2)))" office:value-type="float" office:value="0">
            <text:p>0</text:p>
          </table:table-cell>
          <table:table-cell table:style-name="ACE-4" table:formula="of:=IF([$'switches'.$A$1]=2;0;(POWER([$'a'.AL13];2)+POWER([$'b'.AL13];2)))" office:value-type="float" office:value="0">
            <text:p>0</text:p>
          </table:table-cell>
          <table:table-cell table:style-name="ACE-4" table:formula="of:=IF([$'switches'.$A$1]=2;0;(POWER([$'a'.AM13];2)+POWER([$'b'.AM13];2)))" office:value-type="float" office:value="0">
            <text:p>0</text:p>
          </table:table-cell>
          <table:table-cell table:style-name="ACE-4" table:formula="of:=IF([$'switches'.$A$1]=2;0;(POWER([$'a'.AN13];2)+POWER([$'b'.AN13];2)))" office:value-type="float" office:value="0">
            <text:p>0</text:p>
          </table:table-cell>
          <table:table-cell table:style-name="ACE-4" table:formula="of:=IF([$'switches'.$A$1]=2;0;(POWER([$'a'.AO13];2)+POWER([$'b'.AO13];2)))" office:value-type="float" office:value="0">
            <text:p>0</text:p>
          </table:table-cell>
          <table:table-cell table:style-name="ACE-4" table:formula="of:=IF([$'switches'.$A$1]=2;0;(POWER([$'a'.AP13];2)+POWER([$'b'.AP13];2)))" office:value-type="float" office:value="0">
            <text:p>0</text:p>
          </table:table-cell>
          <table:table-cell table:style-name="ACE-4" table:formula="of:=IF([$'switches'.$A$1]=2;0;(POWER([$'a'.AQ13];2)+POWER([$'b'.AQ13];2)))" office:value-type="float" office:value="0">
            <text:p>0</text:p>
          </table:table-cell>
          <table:table-cell table:style-name="ACE-4" table:formula="of:=IF([$'switches'.$A$1]=2;0;(POWER([$'a'.AR13];2)+POWER([$'b'.AR13];2)))" office:value-type="float" office:value="0">
            <text:p>0</text:p>
          </table:table-cell>
          <table:table-cell table:style-name="ACE-4" table:formula="of:=IF([$'switches'.$A$1]=2;0;(POWER([$'a'.AS13];2)+POWER([$'b'.AS13];2)))" office:value-type="float" office:value="0">
            <text:p>0</text:p>
          </table:table-cell>
          <table:table-cell table:style-name="ACE-4" table:formula="of:=IF([$'switches'.$A$1]=2;0;(POWER([$'a'.AT13];2)+POWER([$'b'.AT13];2)))" office:value-type="float" office:value="0">
            <text:p>0</text:p>
          </table:table-cell>
          <table:table-cell table:style-name="ACE-4" table:formula="of:=IF([$'switches'.$A$1]=2;0;(POWER([$'a'.AU13];2)+POWER([$'b'.AU13];2)))" office:value-type="float" office:value="0">
            <text:p>0</text:p>
          </table:table-cell>
          <table:table-cell table:style-name="ACE-4" table:formula="of:=IF([$'switches'.$A$1]=2;0;(POWER([$'a'.AV13];2)+POWER([$'b'.AV13];2)))" office:value-type="float" office:value="0">
            <text:p>0</text:p>
          </table:table-cell>
          <table:table-cell table:style-name="ACE-4" table:formula="of:=IF([$'switches'.$A$1]=2;0;(POWER([$'a'.AW13];2)+POWER([$'b'.AW13];2)))" office:value-type="float" office:value="0">
            <text:p>0</text:p>
          </table:table-cell>
          <table:table-cell table:style-name="ACE-4" table:formula="of:=IF([$'switches'.$A$1]=2;0;(POWER([$'a'.AX13];2)+POWER([$'b'.AX1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4];2)+POWER([$'b'.B14];2)))" office:value-type="float" office:value="0">
            <text:p>0</text:p>
          </table:table-cell>
          <table:table-cell table:style-name="ACE-4" table:formula="of:=IF([$'switches'.$A$1]=2;0;(POWER([$'a'.C14];2)+POWER([$'b'.C14];2)))" office:value-type="float" office:value="0">
            <text:p>0</text:p>
          </table:table-cell>
          <table:table-cell table:style-name="ACE-4" table:formula="of:=IF([$'switches'.$A$1]=2;0;(POWER([$'a'.D14];2)+POWER([$'b'.D14];2)))" office:value-type="float" office:value="0">
            <text:p>0</text:p>
          </table:table-cell>
          <table:table-cell table:style-name="ACE-4" table:formula="of:=IF([$'switches'.$A$1]=2;0;(POWER([$'a'.E14];2)+POWER([$'b'.E14];2)))" office:value-type="float" office:value="0">
            <text:p>0</text:p>
          </table:table-cell>
          <table:table-cell table:style-name="ACE-4" table:formula="of:=IF([$'switches'.$A$1]=2;0;(POWER([$'a'.F14];2)+POWER([$'b'.F14];2)))" office:value-type="float" office:value="0">
            <text:p>0</text:p>
          </table:table-cell>
          <table:table-cell table:style-name="ACE-4" table:formula="of:=IF([$'switches'.$A$1]=2;0;(POWER([$'a'.G14];2)+POWER([$'b'.G14];2)))" office:value-type="float" office:value="0">
            <text:p>0</text:p>
          </table:table-cell>
          <table:table-cell table:style-name="ACE-4" table:formula="of:=IF([$'switches'.$A$1]=2;0;(POWER([$'a'.H14];2)+POWER([$'b'.H14];2)))" office:value-type="float" office:value="0">
            <text:p>0</text:p>
          </table:table-cell>
          <table:table-cell table:style-name="ACE-4" table:formula="of:=IF([$'switches'.$A$1]=2;0;(POWER([$'a'.I14];2)+POWER([$'b'.I14];2)))" office:value-type="float" office:value="0">
            <text:p>0</text:p>
          </table:table-cell>
          <table:table-cell table:style-name="ACE-4" table:formula="of:=IF([$'switches'.$A$1]=2;0;(POWER([$'a'.J14];2)+POWER([$'b'.J14];2)))" office:value-type="float" office:value="0">
            <text:p>0</text:p>
          </table:table-cell>
          <table:table-cell table:style-name="ACE-4" table:formula="of:=IF([$'switches'.$A$1]=2;0;(POWER([$'a'.K14];2)+POWER([$'b'.K14];2)))" office:value-type="float" office:value="0">
            <text:p>0</text:p>
          </table:table-cell>
          <table:table-cell table:style-name="ACE-4" table:formula="of:=IF([$'switches'.$A$1]=2;0;(POWER([$'a'.L14];2)+POWER([$'b'.L14];2)))" office:value-type="float" office:value="0">
            <text:p>0</text:p>
          </table:table-cell>
          <table:table-cell table:style-name="ACE-4" table:formula="of:=IF([$'switches'.$A$1]=2;0;(POWER([$'a'.M14];2)+POWER([$'b'.M14];2)))" office:value-type="float" office:value="0">
            <text:p>0</text:p>
          </table:table-cell>
          <table:table-cell table:style-name="ACE-4" table:formula="of:=IF([$'switches'.$A$1]=2;0;(POWER([$'a'.N14];2)+POWER([$'b'.N14];2)))" office:value-type="float" office:value="0">
            <text:p>0</text:p>
          </table:table-cell>
          <table:table-cell table:style-name="ACE-4" table:formula="of:=IF([$'switches'.$A$1]=2;0;(POWER([$'a'.O14];2)+POWER([$'b'.O14];2)))" office:value-type="float" office:value="0">
            <text:p>0</text:p>
          </table:table-cell>
          <table:table-cell table:style-name="ACE-4" table:formula="of:=IF([$'switches'.$A$1]=2;0;(POWER([$'a'.P14];2)+POWER([$'b'.P14];2)))" office:value-type="float" office:value="0">
            <text:p>0</text:p>
          </table:table-cell>
          <table:table-cell table:style-name="ACE-4" table:formula="of:=IF([$'switches'.$A$1]=2;0;(POWER([$'a'.Q14];2)+POWER([$'b'.Q14];2)))" office:value-type="float" office:value="0">
            <text:p>0</text:p>
          </table:table-cell>
          <table:table-cell table:style-name="ACE-4" table:formula="of:=IF([$'switches'.$A$1]=2;0;(POWER([$'a'.R14];2)+POWER([$'b'.R14];2)))" office:value-type="float" office:value="0">
            <text:p>0</text:p>
          </table:table-cell>
          <table:table-cell table:style-name="ACE-4" table:formula="of:=IF([$'switches'.$A$1]=2;0;(POWER([$'a'.S14];2)+POWER([$'b'.S14];2)))" office:value-type="float" office:value="0">
            <text:p>0</text:p>
          </table:table-cell>
          <table:table-cell table:style-name="ACE-4" table:formula="of:=IF([$'switches'.$A$1]=2;0;(POWER([$'a'.T14];2)+POWER([$'b'.T14];2)))" office:value-type="float" office:value="0">
            <text:p>0</text:p>
          </table:table-cell>
          <table:table-cell table:style-name="ACE-4" table:formula="of:=IF([$'switches'.$A$1]=2;0;(POWER([$'a'.U14];2)+POWER([$'b'.U14];2)))" office:value-type="float" office:value="0">
            <text:p>0</text:p>
          </table:table-cell>
          <table:table-cell table:style-name="ACE-4" table:formula="of:=IF([$'switches'.$A$1]=2;0;(POWER([$'a'.V14];2)+POWER([$'b'.V14];2)))" office:value-type="float" office:value="0">
            <text:p>0</text:p>
          </table:table-cell>
          <table:table-cell table:style-name="ACE-4" table:formula="of:=IF([$'switches'.$A$1]=2;0;(POWER([$'a'.W14];2)+POWER([$'b'.W14];2)))" office:value-type="float" office:value="0">
            <text:p>0</text:p>
          </table:table-cell>
          <table:table-cell table:style-name="ACE-4" table:formula="of:=IF([$'switches'.$A$1]=2;0;(POWER([$'a'.X14];2)+POWER([$'b'.X14];2)))" office:value-type="float" office:value="0">
            <text:p>0</text:p>
          </table:table-cell>
          <table:table-cell table:style-name="ACE-4" table:formula="of:=IF([$'switches'.$A$1]=2;0;(POWER([$'a'.Y14];2)+POWER([$'b'.Y14];2)))" office:value-type="float" office:value="0">
            <text:p>0</text:p>
          </table:table-cell>
          <table:table-cell table:style-name="ACE-4" table:formula="of:=IF([$'switches'.$A$1]=2;0;(POWER([$'a'.Z14];2)+POWER([$'b'.Z14];2)))" office:value-type="float" office:value="0">
            <text:p>0</text:p>
          </table:table-cell>
          <table:table-cell table:style-name="ACE-4" table:formula="of:=IF([$'switches'.$A$1]=2;0;(POWER([$'a'.AA14];2)+POWER([$'b'.AA14];2)))" office:value-type="float" office:value="0">
            <text:p>0</text:p>
          </table:table-cell>
          <table:table-cell table:style-name="ACE-4" table:formula="of:=IF([$'switches'.$A$1]=2;0;(POWER([$'a'.AB14];2)+POWER([$'b'.AB14];2)))" office:value-type="float" office:value="0">
            <text:p>0</text:p>
          </table:table-cell>
          <table:table-cell table:style-name="ACE-4" table:formula="of:=IF([$'switches'.$A$1]=2;0;(POWER([$'a'.AC14];2)+POWER([$'b'.AC14];2)))" office:value-type="float" office:value="0">
            <text:p>0</text:p>
          </table:table-cell>
          <table:table-cell table:style-name="ACE-4" table:formula="of:=IF([$'switches'.$A$1]=2;0;(POWER([$'a'.AD14];2)+POWER([$'b'.AD14];2)))" office:value-type="float" office:value="0">
            <text:p>0</text:p>
          </table:table-cell>
          <table:table-cell table:style-name="ACE-4" table:formula="of:=IF([$'switches'.$A$1]=2;0;(POWER([$'a'.AE14];2)+POWER([$'b'.AE14];2)))" office:value-type="float" office:value="0">
            <text:p>0</text:p>
          </table:table-cell>
          <table:table-cell table:style-name="ACE-4" table:formula="of:=IF([$'switches'.$A$1]=2;0;(POWER([$'a'.AF14];2)+POWER([$'b'.AF14];2)))" office:value-type="float" office:value="0">
            <text:p>0</text:p>
          </table:table-cell>
          <table:table-cell table:style-name="ACE-4" table:formula="of:=IF([$'switches'.$A$1]=2;0;(POWER([$'a'.AG14];2)+POWER([$'b'.AG14];2)))" office:value-type="float" office:value="0">
            <text:p>0</text:p>
          </table:table-cell>
          <table:table-cell table:style-name="ACE-4" table:formula="of:=IF([$'switches'.$A$1]=2;0;(POWER([$'a'.AH14];2)+POWER([$'b'.AH14];2)))" office:value-type="float" office:value="0">
            <text:p>0</text:p>
          </table:table-cell>
          <table:table-cell table:style-name="ACE-4" table:formula="of:=IF([$'switches'.$A$1]=2;0;(POWER([$'a'.AI14];2)+POWER([$'b'.AI14];2)))" office:value-type="float" office:value="0">
            <text:p>0</text:p>
          </table:table-cell>
          <table:table-cell table:style-name="ACE-4" table:formula="of:=IF([$'switches'.$A$1]=2;0;(POWER([$'a'.AJ14];2)+POWER([$'b'.AJ14];2)))" office:value-type="float" office:value="0">
            <text:p>0</text:p>
          </table:table-cell>
          <table:table-cell table:style-name="ACE-4" table:formula="of:=IF([$'switches'.$A$1]=2;0;(POWER([$'a'.AK14];2)+POWER([$'b'.AK14];2)))" office:value-type="float" office:value="0">
            <text:p>0</text:p>
          </table:table-cell>
          <table:table-cell table:style-name="ACE-4" table:formula="of:=IF([$'switches'.$A$1]=2;0;(POWER([$'a'.AL14];2)+POWER([$'b'.AL14];2)))" office:value-type="float" office:value="0">
            <text:p>0</text:p>
          </table:table-cell>
          <table:table-cell table:style-name="ACE-4" table:formula="of:=IF([$'switches'.$A$1]=2;0;(POWER([$'a'.AM14];2)+POWER([$'b'.AM14];2)))" office:value-type="float" office:value="0">
            <text:p>0</text:p>
          </table:table-cell>
          <table:table-cell table:style-name="ACE-4" table:formula="of:=IF([$'switches'.$A$1]=2;0;(POWER([$'a'.AN14];2)+POWER([$'b'.AN14];2)))" office:value-type="float" office:value="0">
            <text:p>0</text:p>
          </table:table-cell>
          <table:table-cell table:style-name="ACE-4" table:formula="of:=IF([$'switches'.$A$1]=2;0;(POWER([$'a'.AO14];2)+POWER([$'b'.AO14];2)))" office:value-type="float" office:value="0">
            <text:p>0</text:p>
          </table:table-cell>
          <table:table-cell table:style-name="ACE-4" table:formula="of:=IF([$'switches'.$A$1]=2;0;(POWER([$'a'.AP14];2)+POWER([$'b'.AP14];2)))" office:value-type="float" office:value="0">
            <text:p>0</text:p>
          </table:table-cell>
          <table:table-cell table:style-name="ACE-4" table:formula="of:=IF([$'switches'.$A$1]=2;0;(POWER([$'a'.AQ14];2)+POWER([$'b'.AQ14];2)))" office:value-type="float" office:value="0">
            <text:p>0</text:p>
          </table:table-cell>
          <table:table-cell table:style-name="ACE-4" table:formula="of:=IF([$'switches'.$A$1]=2;0;(POWER([$'a'.AR14];2)+POWER([$'b'.AR14];2)))" office:value-type="float" office:value="0">
            <text:p>0</text:p>
          </table:table-cell>
          <table:table-cell table:style-name="ACE-4" table:formula="of:=IF([$'switches'.$A$1]=2;0;(POWER([$'a'.AS14];2)+POWER([$'b'.AS14];2)))" office:value-type="float" office:value="0">
            <text:p>0</text:p>
          </table:table-cell>
          <table:table-cell table:style-name="ACE-4" table:formula="of:=IF([$'switches'.$A$1]=2;0;(POWER([$'a'.AT14];2)+POWER([$'b'.AT14];2)))" office:value-type="float" office:value="0">
            <text:p>0</text:p>
          </table:table-cell>
          <table:table-cell table:style-name="ACE-4" table:formula="of:=IF([$'switches'.$A$1]=2;0;(POWER([$'a'.AU14];2)+POWER([$'b'.AU14];2)))" office:value-type="float" office:value="0">
            <text:p>0</text:p>
          </table:table-cell>
          <table:table-cell table:style-name="ACE-4" table:formula="of:=IF([$'switches'.$A$1]=2;0;(POWER([$'a'.AV14];2)+POWER([$'b'.AV14];2)))" office:value-type="float" office:value="0">
            <text:p>0</text:p>
          </table:table-cell>
          <table:table-cell table:style-name="ACE-4" table:formula="of:=IF([$'switches'.$A$1]=2;0;(POWER([$'a'.AW14];2)+POWER([$'b'.AW14];2)))" office:value-type="float" office:value="0">
            <text:p>0</text:p>
          </table:table-cell>
          <table:table-cell table:style-name="ACE-4" table:formula="of:=IF([$'switches'.$A$1]=2;0;(POWER([$'a'.AX14];2)+POWER([$'b'.AX1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5];2)+POWER([$'b'.B15];2)))" office:value-type="float" office:value="0">
            <text:p>0</text:p>
          </table:table-cell>
          <table:table-cell table:style-name="ACE-4" table:formula="of:=IF([$'switches'.$A$1]=2;0;(POWER([$'a'.C15];2)+POWER([$'b'.C15];2)))" office:value-type="float" office:value="0">
            <text:p>0</text:p>
          </table:table-cell>
          <table:table-cell table:style-name="ACE-4" table:formula="of:=IF([$'switches'.$A$1]=2;0;(POWER([$'a'.D15];2)+POWER([$'b'.D15];2)))" office:value-type="float" office:value="0">
            <text:p>0</text:p>
          </table:table-cell>
          <table:table-cell table:style-name="ACE-4" table:formula="of:=IF([$'switches'.$A$1]=2;0;(POWER([$'a'.E15];2)+POWER([$'b'.E15];2)))" office:value-type="float" office:value="0">
            <text:p>0</text:p>
          </table:table-cell>
          <table:table-cell table:style-name="ACE-4" table:formula="of:=IF([$'switches'.$A$1]=2;0;(POWER([$'a'.F15];2)+POWER([$'b'.F15];2)))" office:value-type="float" office:value="0">
            <text:p>0</text:p>
          </table:table-cell>
          <table:table-cell table:style-name="ACE-4" table:formula="of:=IF([$'switches'.$A$1]=2;0;(POWER([$'a'.G15];2)+POWER([$'b'.G15];2)))" office:value-type="float" office:value="0">
            <text:p>0</text:p>
          </table:table-cell>
          <table:table-cell table:style-name="ACE-4" table:formula="of:=IF([$'switches'.$A$1]=2;0;(POWER([$'a'.H15];2)+POWER([$'b'.H15];2)))" office:value-type="float" office:value="0">
            <text:p>0</text:p>
          </table:table-cell>
          <table:table-cell table:style-name="ACE-4" table:formula="of:=IF([$'switches'.$A$1]=2;0;(POWER([$'a'.I15];2)+POWER([$'b'.I15];2)))" office:value-type="float" office:value="0">
            <text:p>0</text:p>
          </table:table-cell>
          <table:table-cell table:style-name="ACE-4" table:formula="of:=IF([$'switches'.$A$1]=2;0;(POWER([$'a'.J15];2)+POWER([$'b'.J15];2)))" office:value-type="float" office:value="0">
            <text:p>0</text:p>
          </table:table-cell>
          <table:table-cell table:style-name="ACE-4" table:formula="of:=IF([$'switches'.$A$1]=2;0;(POWER([$'a'.K15];2)+POWER([$'b'.K15];2)))" office:value-type="float" office:value="0">
            <text:p>0</text:p>
          </table:table-cell>
          <table:table-cell table:style-name="ACE-4" table:formula="of:=IF([$'switches'.$A$1]=2;0;(POWER([$'a'.L15];2)+POWER([$'b'.L15];2)))" office:value-type="float" office:value="0">
            <text:p>0</text:p>
          </table:table-cell>
          <table:table-cell table:style-name="ACE-4" table:formula="of:=IF([$'switches'.$A$1]=2;0;(POWER([$'a'.M15];2)+POWER([$'b'.M15];2)))" office:value-type="float" office:value="0">
            <text:p>0</text:p>
          </table:table-cell>
          <table:table-cell table:style-name="ACE-4" table:formula="of:=IF([$'switches'.$A$1]=2;0;(POWER([$'a'.N15];2)+POWER([$'b'.N15];2)))" office:value-type="float" office:value="0">
            <text:p>0</text:p>
          </table:table-cell>
          <table:table-cell table:style-name="ACE-4" table:formula="of:=IF([$'switches'.$A$1]=2;0;(POWER([$'a'.O15];2)+POWER([$'b'.O15];2)))" office:value-type="float" office:value="0">
            <text:p>0</text:p>
          </table:table-cell>
          <table:table-cell table:style-name="ACE-4" table:formula="of:=IF([$'switches'.$A$1]=2;0;(POWER([$'a'.P15];2)+POWER([$'b'.P15];2)))" office:value-type="float" office:value="0">
            <text:p>0</text:p>
          </table:table-cell>
          <table:table-cell table:style-name="ACE-4" table:formula="of:=IF([$'switches'.$A$1]=2;0;(POWER([$'a'.Q15];2)+POWER([$'b'.Q15];2)))" office:value-type="float" office:value="0">
            <text:p>0</text:p>
          </table:table-cell>
          <table:table-cell table:style-name="ACE-4" table:formula="of:=IF([$'switches'.$A$1]=2;0;(POWER([$'a'.R15];2)+POWER([$'b'.R15];2)))" office:value-type="float" office:value="0">
            <text:p>0</text:p>
          </table:table-cell>
          <table:table-cell table:style-name="ACE-4" table:formula="of:=IF([$'switches'.$A$1]=2;0;(POWER([$'a'.S15];2)+POWER([$'b'.S15];2)))" office:value-type="float" office:value="0">
            <text:p>0</text:p>
          </table:table-cell>
          <table:table-cell table:style-name="ACE-4" table:formula="of:=IF([$'switches'.$A$1]=2;0;(POWER([$'a'.T15];2)+POWER([$'b'.T15];2)))" office:value-type="float" office:value="0">
            <text:p>0</text:p>
          </table:table-cell>
          <table:table-cell table:style-name="ACE-4" table:formula="of:=IF([$'switches'.$A$1]=2;0;(POWER([$'a'.U15];2)+POWER([$'b'.U15];2)))" office:value-type="float" office:value="0">
            <text:p>0</text:p>
          </table:table-cell>
          <table:table-cell table:style-name="ACE-4" table:formula="of:=IF([$'switches'.$A$1]=2;0;(POWER([$'a'.V15];2)+POWER([$'b'.V15];2)))" office:value-type="float" office:value="0">
            <text:p>0</text:p>
          </table:table-cell>
          <table:table-cell table:style-name="ACE-4" table:formula="of:=IF([$'switches'.$A$1]=2;0;(POWER([$'a'.W15];2)+POWER([$'b'.W15];2)))" office:value-type="float" office:value="0">
            <text:p>0</text:p>
          </table:table-cell>
          <table:table-cell table:style-name="ACE-4" table:formula="of:=IF([$'switches'.$A$1]=2;0;(POWER([$'a'.X15];2)+POWER([$'b'.X15];2)))" office:value-type="float" office:value="0">
            <text:p>0</text:p>
          </table:table-cell>
          <table:table-cell table:style-name="ACE-4" table:formula="of:=IF([$'switches'.$A$1]=2;0;(POWER([$'a'.Y15];2)+POWER([$'b'.Y15];2)))" office:value-type="float" office:value="0">
            <text:p>0</text:p>
          </table:table-cell>
          <table:table-cell table:style-name="ACE-4" table:formula="of:=IF([$'switches'.$A$1]=2;0;(POWER([$'a'.Z15];2)+POWER([$'b'.Z15];2)))" office:value-type="float" office:value="0">
            <text:p>0</text:p>
          </table:table-cell>
          <table:table-cell table:style-name="ACE-4" table:formula="of:=IF([$'switches'.$A$1]=2;0;(POWER([$'a'.AA15];2)+POWER([$'b'.AA15];2)))" office:value-type="float" office:value="0">
            <text:p>0</text:p>
          </table:table-cell>
          <table:table-cell table:style-name="ACE-4" table:formula="of:=IF([$'switches'.$A$1]=2;0;(POWER([$'a'.AB15];2)+POWER([$'b'.AB15];2)))" office:value-type="float" office:value="0">
            <text:p>0</text:p>
          </table:table-cell>
          <table:table-cell table:style-name="ACE-4" table:formula="of:=IF([$'switches'.$A$1]=2;0;(POWER([$'a'.AC15];2)+POWER([$'b'.AC15];2)))" office:value-type="float" office:value="0">
            <text:p>0</text:p>
          </table:table-cell>
          <table:table-cell table:style-name="ACE-4" table:formula="of:=IF([$'switches'.$A$1]=2;0;(POWER([$'a'.AD15];2)+POWER([$'b'.AD15];2)))" office:value-type="float" office:value="0">
            <text:p>0</text:p>
          </table:table-cell>
          <table:table-cell table:style-name="ACE-4" table:formula="of:=IF([$'switches'.$A$1]=2;0;(POWER([$'a'.AE15];2)+POWER([$'b'.AE15];2)))" office:value-type="float" office:value="0">
            <text:p>0</text:p>
          </table:table-cell>
          <table:table-cell table:style-name="ACE-4" table:formula="of:=IF([$'switches'.$A$1]=2;0;(POWER([$'a'.AF15];2)+POWER([$'b'.AF15];2)))" office:value-type="float" office:value="0">
            <text:p>0</text:p>
          </table:table-cell>
          <table:table-cell table:style-name="ACE-4" table:formula="of:=IF([$'switches'.$A$1]=2;0;(POWER([$'a'.AG15];2)+POWER([$'b'.AG15];2)))" office:value-type="float" office:value="0">
            <text:p>0</text:p>
          </table:table-cell>
          <table:table-cell table:style-name="ACE-4" table:formula="of:=IF([$'switches'.$A$1]=2;0;(POWER([$'a'.AH15];2)+POWER([$'b'.AH15];2)))" office:value-type="float" office:value="0">
            <text:p>0</text:p>
          </table:table-cell>
          <table:table-cell table:style-name="ACE-4" table:formula="of:=IF([$'switches'.$A$1]=2;0;(POWER([$'a'.AI15];2)+POWER([$'b'.AI15];2)))" office:value-type="float" office:value="0">
            <text:p>0</text:p>
          </table:table-cell>
          <table:table-cell table:style-name="ACE-4" table:formula="of:=IF([$'switches'.$A$1]=2;0;(POWER([$'a'.AJ15];2)+POWER([$'b'.AJ15];2)))" office:value-type="float" office:value="0">
            <text:p>0</text:p>
          </table:table-cell>
          <table:table-cell table:style-name="ACE-4" table:formula="of:=IF([$'switches'.$A$1]=2;0;(POWER([$'a'.AK15];2)+POWER([$'b'.AK15];2)))" office:value-type="float" office:value="0">
            <text:p>0</text:p>
          </table:table-cell>
          <table:table-cell table:style-name="ACE-4" table:formula="of:=IF([$'switches'.$A$1]=2;0;(POWER([$'a'.AL15];2)+POWER([$'b'.AL15];2)))" office:value-type="float" office:value="0">
            <text:p>0</text:p>
          </table:table-cell>
          <table:table-cell table:style-name="ACE-4" table:formula="of:=IF([$'switches'.$A$1]=2;0;(POWER([$'a'.AM15];2)+POWER([$'b'.AM15];2)))" office:value-type="float" office:value="0">
            <text:p>0</text:p>
          </table:table-cell>
          <table:table-cell table:style-name="ACE-4" table:formula="of:=IF([$'switches'.$A$1]=2;0;(POWER([$'a'.AN15];2)+POWER([$'b'.AN15];2)))" office:value-type="float" office:value="0">
            <text:p>0</text:p>
          </table:table-cell>
          <table:table-cell table:style-name="ACE-4" table:formula="of:=IF([$'switches'.$A$1]=2;0;(POWER([$'a'.AO15];2)+POWER([$'b'.AO15];2)))" office:value-type="float" office:value="0">
            <text:p>0</text:p>
          </table:table-cell>
          <table:table-cell table:style-name="ACE-4" table:formula="of:=IF([$'switches'.$A$1]=2;0;(POWER([$'a'.AP15];2)+POWER([$'b'.AP15];2)))" office:value-type="float" office:value="0">
            <text:p>0</text:p>
          </table:table-cell>
          <table:table-cell table:style-name="ACE-4" table:formula="of:=IF([$'switches'.$A$1]=2;0;(POWER([$'a'.AQ15];2)+POWER([$'b'.AQ15];2)))" office:value-type="float" office:value="0">
            <text:p>0</text:p>
          </table:table-cell>
          <table:table-cell table:style-name="ACE-4" table:formula="of:=IF([$'switches'.$A$1]=2;0;(POWER([$'a'.AR15];2)+POWER([$'b'.AR15];2)))" office:value-type="float" office:value="0">
            <text:p>0</text:p>
          </table:table-cell>
          <table:table-cell table:style-name="ACE-4" table:formula="of:=IF([$'switches'.$A$1]=2;0;(POWER([$'a'.AS15];2)+POWER([$'b'.AS15];2)))" office:value-type="float" office:value="0">
            <text:p>0</text:p>
          </table:table-cell>
          <table:table-cell table:style-name="ACE-4" table:formula="of:=IF([$'switches'.$A$1]=2;0;(POWER([$'a'.AT15];2)+POWER([$'b'.AT15];2)))" office:value-type="float" office:value="0">
            <text:p>0</text:p>
          </table:table-cell>
          <table:table-cell table:style-name="ACE-4" table:formula="of:=IF([$'switches'.$A$1]=2;0;(POWER([$'a'.AU15];2)+POWER([$'b'.AU15];2)))" office:value-type="float" office:value="0">
            <text:p>0</text:p>
          </table:table-cell>
          <table:table-cell table:style-name="ACE-4" table:formula="of:=IF([$'switches'.$A$1]=2;0;(POWER([$'a'.AV15];2)+POWER([$'b'.AV15];2)))" office:value-type="float" office:value="0">
            <text:p>0</text:p>
          </table:table-cell>
          <table:table-cell table:style-name="ACE-4" table:formula="of:=IF([$'switches'.$A$1]=2;0;(POWER([$'a'.AW15];2)+POWER([$'b'.AW15];2)))" office:value-type="float" office:value="0">
            <text:p>0</text:p>
          </table:table-cell>
          <table:table-cell table:style-name="ACE-4" table:formula="of:=IF([$'switches'.$A$1]=2;0;(POWER([$'a'.AX15];2)+POWER([$'b'.AX1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6];2)+POWER([$'b'.B16];2)))" office:value-type="float" office:value="0">
            <text:p>0</text:p>
          </table:table-cell>
          <table:table-cell table:style-name="ACE-4" table:formula="of:=IF([$'switches'.$A$1]=2;0;(POWER([$'a'.C16];2)+POWER([$'b'.C16];2)))" office:value-type="float" office:value="0">
            <text:p>0</text:p>
          </table:table-cell>
          <table:table-cell table:style-name="ACE-4" table:formula="of:=IF([$'switches'.$A$1]=2;0;(POWER([$'a'.D16];2)+POWER([$'b'.D16];2)))" office:value-type="float" office:value="0">
            <text:p>0</text:p>
          </table:table-cell>
          <table:table-cell table:style-name="ACE-4" table:formula="of:=IF([$'switches'.$A$1]=2;0;(POWER([$'a'.E16];2)+POWER([$'b'.E16];2)))" office:value-type="float" office:value="0">
            <text:p>0</text:p>
          </table:table-cell>
          <table:table-cell table:style-name="ACE-4" table:formula="of:=IF([$'switches'.$A$1]=2;0;(POWER([$'a'.F16];2)+POWER([$'b'.F16];2)))" office:value-type="float" office:value="0">
            <text:p>0</text:p>
          </table:table-cell>
          <table:table-cell table:style-name="ACE-4" table:formula="of:=IF([$'switches'.$A$1]=2;0;(POWER([$'a'.G16];2)+POWER([$'b'.G16];2)))" office:value-type="float" office:value="0">
            <text:p>0</text:p>
          </table:table-cell>
          <table:table-cell table:style-name="ACE-4" table:formula="of:=IF([$'switches'.$A$1]=2;0;(POWER([$'a'.H16];2)+POWER([$'b'.H16];2)))" office:value-type="float" office:value="0">
            <text:p>0</text:p>
          </table:table-cell>
          <table:table-cell table:style-name="ACE-4" table:formula="of:=IF([$'switches'.$A$1]=2;0;(POWER([$'a'.I16];2)+POWER([$'b'.I16];2)))" office:value-type="float" office:value="0">
            <text:p>0</text:p>
          </table:table-cell>
          <table:table-cell table:style-name="ACE-4" table:formula="of:=IF([$'switches'.$A$1]=2;0;(POWER([$'a'.J16];2)+POWER([$'b'.J16];2)))" office:value-type="float" office:value="0">
            <text:p>0</text:p>
          </table:table-cell>
          <table:table-cell table:style-name="ACE-4" table:formula="of:=IF([$'switches'.$A$1]=2;0;(POWER([$'a'.K16];2)+POWER([$'b'.K16];2)))" office:value-type="float" office:value="0">
            <text:p>0</text:p>
          </table:table-cell>
          <table:table-cell table:style-name="ACE-4" table:formula="of:=IF([$'switches'.$A$1]=2;0;(POWER([$'a'.L16];2)+POWER([$'b'.L16];2)))" office:value-type="float" office:value="0">
            <text:p>0</text:p>
          </table:table-cell>
          <table:table-cell table:style-name="ACE-4" table:formula="of:=IF([$'switches'.$A$1]=2;0;(POWER([$'a'.M16];2)+POWER([$'b'.M16];2)))" office:value-type="float" office:value="0">
            <text:p>0</text:p>
          </table:table-cell>
          <table:table-cell table:style-name="ACE-4" table:formula="of:=IF([$'switches'.$A$1]=2;0;(POWER([$'a'.N16];2)+POWER([$'b'.N16];2)))" office:value-type="float" office:value="0">
            <text:p>0</text:p>
          </table:table-cell>
          <table:table-cell table:style-name="ACE-4" table:formula="of:=IF([$'switches'.$A$1]=2;0;(POWER([$'a'.O16];2)+POWER([$'b'.O16];2)))" office:value-type="float" office:value="0">
            <text:p>0</text:p>
          </table:table-cell>
          <table:table-cell table:style-name="ACE-4" table:formula="of:=IF([$'switches'.$A$1]=2;0;(POWER([$'a'.P16];2)+POWER([$'b'.P16];2)))" office:value-type="float" office:value="0">
            <text:p>0</text:p>
          </table:table-cell>
          <table:table-cell table:style-name="ACE-4" table:formula="of:=IF([$'switches'.$A$1]=2;0;(POWER([$'a'.Q16];2)+POWER([$'b'.Q16];2)))" office:value-type="float" office:value="0">
            <text:p>0</text:p>
          </table:table-cell>
          <table:table-cell table:style-name="ACE-4" table:formula="of:=IF([$'switches'.$A$1]=2;0;(POWER([$'a'.R16];2)+POWER([$'b'.R16];2)))" office:value-type="float" office:value="0">
            <text:p>0</text:p>
          </table:table-cell>
          <table:table-cell table:style-name="ACE-4" table:formula="of:=IF([$'switches'.$A$1]=2;0;(POWER([$'a'.S16];2)+POWER([$'b'.S16];2)))" office:value-type="float" office:value="0">
            <text:p>0</text:p>
          </table:table-cell>
          <table:table-cell table:style-name="ACE-4" table:formula="of:=IF([$'switches'.$A$1]=2;0;(POWER([$'a'.T16];2)+POWER([$'b'.T16];2)))" office:value-type="float" office:value="0">
            <text:p>0</text:p>
          </table:table-cell>
          <table:table-cell table:style-name="ACE-4" table:formula="of:=IF([$'switches'.$A$1]=2;0;(POWER([$'a'.U16];2)+POWER([$'b'.U16];2)))" office:value-type="float" office:value="0">
            <text:p>0</text:p>
          </table:table-cell>
          <table:table-cell table:style-name="ACE-4" table:formula="of:=IF([$'switches'.$A$1]=2;0;(POWER([$'a'.V16];2)+POWER([$'b'.V16];2)))" office:value-type="float" office:value="0">
            <text:p>0</text:p>
          </table:table-cell>
          <table:table-cell table:style-name="ACE-4" table:formula="of:=IF([$'switches'.$A$1]=2;0;(POWER([$'a'.W16];2)+POWER([$'b'.W16];2)))" office:value-type="float" office:value="0">
            <text:p>0</text:p>
          </table:table-cell>
          <table:table-cell table:style-name="ACE-4" table:formula="of:=IF([$'switches'.$A$1]=2;0;(POWER([$'a'.X16];2)+POWER([$'b'.X16];2)))" office:value-type="float" office:value="0">
            <text:p>0</text:p>
          </table:table-cell>
          <table:table-cell table:style-name="ACE-4" table:formula="of:=IF([$'switches'.$A$1]=2;0;(POWER([$'a'.Y16];2)+POWER([$'b'.Y16];2)))" office:value-type="float" office:value="0">
            <text:p>0</text:p>
          </table:table-cell>
          <table:table-cell table:style-name="ACE-4" table:formula="of:=IF([$'switches'.$A$1]=2;0;(POWER([$'a'.Z16];2)+POWER([$'b'.Z16];2)))" office:value-type="float" office:value="0">
            <text:p>0</text:p>
          </table:table-cell>
          <table:table-cell table:style-name="ACE-4" table:formula="of:=IF([$'switches'.$A$1]=2;0;(POWER([$'a'.AA16];2)+POWER([$'b'.AA16];2)))" office:value-type="float" office:value="0">
            <text:p>0</text:p>
          </table:table-cell>
          <table:table-cell table:style-name="ACE-4" table:formula="of:=IF([$'switches'.$A$1]=2;0;(POWER([$'a'.AB16];2)+POWER([$'b'.AB16];2)))" office:value-type="float" office:value="0">
            <text:p>0</text:p>
          </table:table-cell>
          <table:table-cell table:style-name="ACE-4" table:formula="of:=IF([$'switches'.$A$1]=2;0;(POWER([$'a'.AC16];2)+POWER([$'b'.AC16];2)))" office:value-type="float" office:value="0">
            <text:p>0</text:p>
          </table:table-cell>
          <table:table-cell table:style-name="ACE-4" table:formula="of:=IF([$'switches'.$A$1]=2;0;(POWER([$'a'.AD16];2)+POWER([$'b'.AD16];2)))" office:value-type="float" office:value="0">
            <text:p>0</text:p>
          </table:table-cell>
          <table:table-cell table:style-name="ACE-4" table:formula="of:=IF([$'switches'.$A$1]=2;0;(POWER([$'a'.AE16];2)+POWER([$'b'.AE16];2)))" office:value-type="float" office:value="0">
            <text:p>0</text:p>
          </table:table-cell>
          <table:table-cell table:style-name="ACE-4" table:formula="of:=IF([$'switches'.$A$1]=2;0;(POWER([$'a'.AF16];2)+POWER([$'b'.AF16];2)))" office:value-type="float" office:value="0">
            <text:p>0</text:p>
          </table:table-cell>
          <table:table-cell table:style-name="ACE-4" table:formula="of:=IF([$'switches'.$A$1]=2;0;(POWER([$'a'.AG16];2)+POWER([$'b'.AG16];2)))" office:value-type="float" office:value="0">
            <text:p>0</text:p>
          </table:table-cell>
          <table:table-cell table:style-name="ACE-4" table:formula="of:=IF([$'switches'.$A$1]=2;0;(POWER([$'a'.AH16];2)+POWER([$'b'.AH16];2)))" office:value-type="float" office:value="0">
            <text:p>0</text:p>
          </table:table-cell>
          <table:table-cell table:style-name="ACE-4" table:formula="of:=IF([$'switches'.$A$1]=2;0;(POWER([$'a'.AI16];2)+POWER([$'b'.AI16];2)))" office:value-type="float" office:value="0">
            <text:p>0</text:p>
          </table:table-cell>
          <table:table-cell table:style-name="ACE-4" table:formula="of:=IF([$'switches'.$A$1]=2;0;(POWER([$'a'.AJ16];2)+POWER([$'b'.AJ16];2)))" office:value-type="float" office:value="0">
            <text:p>0</text:p>
          </table:table-cell>
          <table:table-cell table:style-name="ACE-4" table:formula="of:=IF([$'switches'.$A$1]=2;0;(POWER([$'a'.AK16];2)+POWER([$'b'.AK16];2)))" office:value-type="float" office:value="0">
            <text:p>0</text:p>
          </table:table-cell>
          <table:table-cell table:style-name="ACE-4" table:formula="of:=IF([$'switches'.$A$1]=2;0;(POWER([$'a'.AL16];2)+POWER([$'b'.AL16];2)))" office:value-type="float" office:value="0">
            <text:p>0</text:p>
          </table:table-cell>
          <table:table-cell table:style-name="ACE-4" table:formula="of:=IF([$'switches'.$A$1]=2;0;(POWER([$'a'.AM16];2)+POWER([$'b'.AM16];2)))" office:value-type="float" office:value="0">
            <text:p>0</text:p>
          </table:table-cell>
          <table:table-cell table:style-name="ACE-4" table:formula="of:=IF([$'switches'.$A$1]=2;0;(POWER([$'a'.AN16];2)+POWER([$'b'.AN16];2)))" office:value-type="float" office:value="0">
            <text:p>0</text:p>
          </table:table-cell>
          <table:table-cell table:style-name="ACE-4" table:formula="of:=IF([$'switches'.$A$1]=2;0;(POWER([$'a'.AO16];2)+POWER([$'b'.AO16];2)))" office:value-type="float" office:value="0">
            <text:p>0</text:p>
          </table:table-cell>
          <table:table-cell table:style-name="ACE-4" table:formula="of:=IF([$'switches'.$A$1]=2;0;(POWER([$'a'.AP16];2)+POWER([$'b'.AP16];2)))" office:value-type="float" office:value="0">
            <text:p>0</text:p>
          </table:table-cell>
          <table:table-cell table:style-name="ACE-4" table:formula="of:=IF([$'switches'.$A$1]=2;0;(POWER([$'a'.AQ16];2)+POWER([$'b'.AQ16];2)))" office:value-type="float" office:value="0">
            <text:p>0</text:p>
          </table:table-cell>
          <table:table-cell table:style-name="ACE-4" table:formula="of:=IF([$'switches'.$A$1]=2;0;(POWER([$'a'.AR16];2)+POWER([$'b'.AR16];2)))" office:value-type="float" office:value="0">
            <text:p>0</text:p>
          </table:table-cell>
          <table:table-cell table:style-name="ACE-4" table:formula="of:=IF([$'switches'.$A$1]=2;0;(POWER([$'a'.AS16];2)+POWER([$'b'.AS16];2)))" office:value-type="float" office:value="0">
            <text:p>0</text:p>
          </table:table-cell>
          <table:table-cell table:style-name="ACE-4" table:formula="of:=IF([$'switches'.$A$1]=2;0;(POWER([$'a'.AT16];2)+POWER([$'b'.AT16];2)))" office:value-type="float" office:value="0">
            <text:p>0</text:p>
          </table:table-cell>
          <table:table-cell table:style-name="ACE-4" table:formula="of:=IF([$'switches'.$A$1]=2;0;(POWER([$'a'.AU16];2)+POWER([$'b'.AU16];2)))" office:value-type="float" office:value="0">
            <text:p>0</text:p>
          </table:table-cell>
          <table:table-cell table:style-name="ACE-4" table:formula="of:=IF([$'switches'.$A$1]=2;0;(POWER([$'a'.AV16];2)+POWER([$'b'.AV16];2)))" office:value-type="float" office:value="0">
            <text:p>0</text:p>
          </table:table-cell>
          <table:table-cell table:style-name="ACE-4" table:formula="of:=IF([$'switches'.$A$1]=2;0;(POWER([$'a'.AW16];2)+POWER([$'b'.AW16];2)))" office:value-type="float" office:value="0">
            <text:p>0</text:p>
          </table:table-cell>
          <table:table-cell table:style-name="ACE-4" table:formula="of:=IF([$'switches'.$A$1]=2;0;(POWER([$'a'.AX16];2)+POWER([$'b'.AX1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7];2)+POWER([$'b'.B17];2)))" office:value-type="float" office:value="0">
            <text:p>0</text:p>
          </table:table-cell>
          <table:table-cell table:style-name="ACE-4" table:formula="of:=IF([$'switches'.$A$1]=2;0;(POWER([$'a'.C17];2)+POWER([$'b'.C17];2)))" office:value-type="float" office:value="0">
            <text:p>0</text:p>
          </table:table-cell>
          <table:table-cell table:style-name="ACE-4" table:formula="of:=IF([$'switches'.$A$1]=2;0;(POWER([$'a'.D17];2)+POWER([$'b'.D17];2)))" office:value-type="float" office:value="0">
            <text:p>0</text:p>
          </table:table-cell>
          <table:table-cell table:style-name="ACE-4" table:formula="of:=IF([$'switches'.$A$1]=2;0;(POWER([$'a'.E17];2)+POWER([$'b'.E17];2)))" office:value-type="float" office:value="0">
            <text:p>0</text:p>
          </table:table-cell>
          <table:table-cell table:style-name="ACE-4" table:formula="of:=IF([$'switches'.$A$1]=2;0;(POWER([$'a'.F17];2)+POWER([$'b'.F17];2)))" office:value-type="float" office:value="0">
            <text:p>0</text:p>
          </table:table-cell>
          <table:table-cell table:style-name="ACE-4" table:formula="of:=IF([$'switches'.$A$1]=2;0;(POWER([$'a'.G17];2)+POWER([$'b'.G17];2)))" office:value-type="float" office:value="0">
            <text:p>0</text:p>
          </table:table-cell>
          <table:table-cell table:style-name="ACE-4" table:formula="of:=IF([$'switches'.$A$1]=2;0;(POWER([$'a'.H17];2)+POWER([$'b'.H17];2)))" office:value-type="float" office:value="0">
            <text:p>0</text:p>
          </table:table-cell>
          <table:table-cell table:style-name="ACE-4" table:formula="of:=IF([$'switches'.$A$1]=2;0;(POWER([$'a'.I17];2)+POWER([$'b'.I17];2)))" office:value-type="float" office:value="0">
            <text:p>0</text:p>
          </table:table-cell>
          <table:table-cell table:style-name="ACE-4" table:formula="of:=IF([$'switches'.$A$1]=2;0;(POWER([$'a'.J17];2)+POWER([$'b'.J17];2)))" office:value-type="float" office:value="0">
            <text:p>0</text:p>
          </table:table-cell>
          <table:table-cell table:style-name="ACE-4" table:formula="of:=IF([$'switches'.$A$1]=2;0;(POWER([$'a'.K17];2)+POWER([$'b'.K17];2)))" office:value-type="float" office:value="0">
            <text:p>0</text:p>
          </table:table-cell>
          <table:table-cell table:style-name="ACE-4" table:formula="of:=IF([$'switches'.$A$1]=2;0;(POWER([$'a'.L17];2)+POWER([$'b'.L17];2)))" office:value-type="float" office:value="0">
            <text:p>0</text:p>
          </table:table-cell>
          <table:table-cell table:style-name="ACE-4" table:formula="of:=IF([$'switches'.$A$1]=2;0;(POWER([$'a'.M17];2)+POWER([$'b'.M17];2)))" office:value-type="float" office:value="0">
            <text:p>0</text:p>
          </table:table-cell>
          <table:table-cell table:style-name="ACE-4" table:formula="of:=IF([$'switches'.$A$1]=2;0;(POWER([$'a'.N17];2)+POWER([$'b'.N17];2)))" office:value-type="float" office:value="0">
            <text:p>0</text:p>
          </table:table-cell>
          <table:table-cell table:style-name="ACE-4" table:formula="of:=IF([$'switches'.$A$1]=2;0;(POWER([$'a'.O17];2)+POWER([$'b'.O17];2)))" office:value-type="float" office:value="0">
            <text:p>0</text:p>
          </table:table-cell>
          <table:table-cell table:style-name="ACE-4" table:formula="of:=IF([$'switches'.$A$1]=2;0;(POWER([$'a'.P17];2)+POWER([$'b'.P17];2)))" office:value-type="float" office:value="0">
            <text:p>0</text:p>
          </table:table-cell>
          <table:table-cell table:style-name="ACE-4" table:formula="of:=IF([$'switches'.$A$1]=2;0;(POWER([$'a'.Q17];2)+POWER([$'b'.Q17];2)))" office:value-type="float" office:value="0">
            <text:p>0</text:p>
          </table:table-cell>
          <table:table-cell table:style-name="ACE-4" table:formula="of:=IF([$'switches'.$A$1]=2;0;(POWER([$'a'.R17];2)+POWER([$'b'.R17];2)))" office:value-type="float" office:value="0">
            <text:p>0</text:p>
          </table:table-cell>
          <table:table-cell table:style-name="ACE-4" table:formula="of:=IF([$'switches'.$A$1]=2;0;(POWER([$'a'.S17];2)+POWER([$'b'.S17];2)))" office:value-type="float" office:value="0">
            <text:p>0</text:p>
          </table:table-cell>
          <table:table-cell table:style-name="ACE-4" table:formula="of:=IF([$'switches'.$A$1]=2;0;(POWER([$'a'.T17];2)+POWER([$'b'.T17];2)))" office:value-type="float" office:value="0">
            <text:p>0</text:p>
          </table:table-cell>
          <table:table-cell table:style-name="ACE-4" table:formula="of:=IF([$'switches'.$A$1]=2;0;(POWER([$'a'.U17];2)+POWER([$'b'.U17];2)))" office:value-type="float" office:value="0">
            <text:p>0</text:p>
          </table:table-cell>
          <table:table-cell table:style-name="ACE-4" table:formula="of:=IF([$'switches'.$A$1]=2;0;(POWER([$'a'.V17];2)+POWER([$'b'.V17];2)))" office:value-type="float" office:value="0">
            <text:p>0</text:p>
          </table:table-cell>
          <table:table-cell table:style-name="ACE-4" table:formula="of:=IF([$'switches'.$A$1]=2;0;(POWER([$'a'.W17];2)+POWER([$'b'.W17];2)))" office:value-type="float" office:value="0">
            <text:p>0</text:p>
          </table:table-cell>
          <table:table-cell table:style-name="ACE-4" table:formula="of:=IF([$'switches'.$A$1]=2;0;(POWER([$'a'.X17];2)+POWER([$'b'.X17];2)))" office:value-type="float" office:value="0">
            <text:p>0</text:p>
          </table:table-cell>
          <table:table-cell table:style-name="ACE-4" table:formula="of:=IF([$'switches'.$A$1]=2;0;(POWER([$'a'.Y17];2)+POWER([$'b'.Y17];2)))" office:value-type="float" office:value="0">
            <text:p>0</text:p>
          </table:table-cell>
          <table:table-cell table:style-name="ACE-4" table:formula="of:=IF([$'switches'.$A$1]=2;0;(POWER([$'a'.Z17];2)+POWER([$'b'.Z17];2)))" office:value-type="float" office:value="0">
            <text:p>0</text:p>
          </table:table-cell>
          <table:table-cell table:style-name="ACE-4" table:formula="of:=IF([$'switches'.$A$1]=2;0;(POWER([$'a'.AA17];2)+POWER([$'b'.AA17];2)))" office:value-type="float" office:value="0">
            <text:p>0</text:p>
          </table:table-cell>
          <table:table-cell table:style-name="ACE-4" table:formula="of:=IF([$'switches'.$A$1]=2;0;(POWER([$'a'.AB17];2)+POWER([$'b'.AB17];2)))" office:value-type="float" office:value="0">
            <text:p>0</text:p>
          </table:table-cell>
          <table:table-cell table:style-name="ACE-4" table:formula="of:=IF([$'switches'.$A$1]=2;0;(POWER([$'a'.AC17];2)+POWER([$'b'.AC17];2)))" office:value-type="float" office:value="0">
            <text:p>0</text:p>
          </table:table-cell>
          <table:table-cell table:style-name="ACE-4" table:formula="of:=IF([$'switches'.$A$1]=2;0;(POWER([$'a'.AD17];2)+POWER([$'b'.AD17];2)))" office:value-type="float" office:value="0">
            <text:p>0</text:p>
          </table:table-cell>
          <table:table-cell table:style-name="ACE-4" table:formula="of:=IF([$'switches'.$A$1]=2;0;(POWER([$'a'.AE17];2)+POWER([$'b'.AE17];2)))" office:value-type="float" office:value="0">
            <text:p>0</text:p>
          </table:table-cell>
          <table:table-cell table:style-name="ACE-4" table:formula="of:=IF([$'switches'.$A$1]=2;0;(POWER([$'a'.AF17];2)+POWER([$'b'.AF17];2)))" office:value-type="float" office:value="0">
            <text:p>0</text:p>
          </table:table-cell>
          <table:table-cell table:style-name="ACE-4" table:formula="of:=IF([$'switches'.$A$1]=2;0;(POWER([$'a'.AG17];2)+POWER([$'b'.AG17];2)))" office:value-type="float" office:value="0">
            <text:p>0</text:p>
          </table:table-cell>
          <table:table-cell table:style-name="ACE-4" table:formula="of:=IF([$'switches'.$A$1]=2;0;(POWER([$'a'.AH17];2)+POWER([$'b'.AH17];2)))" office:value-type="float" office:value="0">
            <text:p>0</text:p>
          </table:table-cell>
          <table:table-cell table:style-name="ACE-4" table:formula="of:=IF([$'switches'.$A$1]=2;0;(POWER([$'a'.AI17];2)+POWER([$'b'.AI17];2)))" office:value-type="float" office:value="0">
            <text:p>0</text:p>
          </table:table-cell>
          <table:table-cell table:style-name="ACE-4" table:formula="of:=IF([$'switches'.$A$1]=2;0;(POWER([$'a'.AJ17];2)+POWER([$'b'.AJ17];2)))" office:value-type="float" office:value="0">
            <text:p>0</text:p>
          </table:table-cell>
          <table:table-cell table:style-name="ACE-4" table:formula="of:=IF([$'switches'.$A$1]=2;0;(POWER([$'a'.AK17];2)+POWER([$'b'.AK17];2)))" office:value-type="float" office:value="0">
            <text:p>0</text:p>
          </table:table-cell>
          <table:table-cell table:style-name="ACE-4" table:formula="of:=IF([$'switches'.$A$1]=2;0;(POWER([$'a'.AL17];2)+POWER([$'b'.AL17];2)))" office:value-type="float" office:value="0">
            <text:p>0</text:p>
          </table:table-cell>
          <table:table-cell table:style-name="ACE-4" table:formula="of:=IF([$'switches'.$A$1]=2;0;(POWER([$'a'.AM17];2)+POWER([$'b'.AM17];2)))" office:value-type="float" office:value="0">
            <text:p>0</text:p>
          </table:table-cell>
          <table:table-cell table:style-name="ACE-4" table:formula="of:=IF([$'switches'.$A$1]=2;0;(POWER([$'a'.AN17];2)+POWER([$'b'.AN17];2)))" office:value-type="float" office:value="0">
            <text:p>0</text:p>
          </table:table-cell>
          <table:table-cell table:style-name="ACE-4" table:formula="of:=IF([$'switches'.$A$1]=2;0;(POWER([$'a'.AO17];2)+POWER([$'b'.AO17];2)))" office:value-type="float" office:value="0">
            <text:p>0</text:p>
          </table:table-cell>
          <table:table-cell table:style-name="ACE-4" table:formula="of:=IF([$'switches'.$A$1]=2;0;(POWER([$'a'.AP17];2)+POWER([$'b'.AP17];2)))" office:value-type="float" office:value="0">
            <text:p>0</text:p>
          </table:table-cell>
          <table:table-cell table:style-name="ACE-4" table:formula="of:=IF([$'switches'.$A$1]=2;0;(POWER([$'a'.AQ17];2)+POWER([$'b'.AQ17];2)))" office:value-type="float" office:value="0">
            <text:p>0</text:p>
          </table:table-cell>
          <table:table-cell table:style-name="ACE-4" table:formula="of:=IF([$'switches'.$A$1]=2;0;(POWER([$'a'.AR17];2)+POWER([$'b'.AR17];2)))" office:value-type="float" office:value="0">
            <text:p>0</text:p>
          </table:table-cell>
          <table:table-cell table:style-name="ACE-4" table:formula="of:=IF([$'switches'.$A$1]=2;0;(POWER([$'a'.AS17];2)+POWER([$'b'.AS17];2)))" office:value-type="float" office:value="0">
            <text:p>0</text:p>
          </table:table-cell>
          <table:table-cell table:style-name="ACE-4" table:formula="of:=IF([$'switches'.$A$1]=2;0;(POWER([$'a'.AT17];2)+POWER([$'b'.AT17];2)))" office:value-type="float" office:value="0">
            <text:p>0</text:p>
          </table:table-cell>
          <table:table-cell table:style-name="ACE-4" table:formula="of:=IF([$'switches'.$A$1]=2;0;(POWER([$'a'.AU17];2)+POWER([$'b'.AU17];2)))" office:value-type="float" office:value="0">
            <text:p>0</text:p>
          </table:table-cell>
          <table:table-cell table:style-name="ACE-4" table:formula="of:=IF([$'switches'.$A$1]=2;0;(POWER([$'a'.AV17];2)+POWER([$'b'.AV17];2)))" office:value-type="float" office:value="0">
            <text:p>0</text:p>
          </table:table-cell>
          <table:table-cell table:style-name="ACE-4" table:formula="of:=IF([$'switches'.$A$1]=2;0;(POWER([$'a'.AW17];2)+POWER([$'b'.AW17];2)))" office:value-type="float" office:value="0">
            <text:p>0</text:p>
          </table:table-cell>
          <table:table-cell table:style-name="ACE-4" table:formula="of:=IF([$'switches'.$A$1]=2;0;(POWER([$'a'.AX17];2)+POWER([$'b'.AX1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8];2)+POWER([$'b'.B18];2)))" office:value-type="float" office:value="0">
            <text:p>0</text:p>
          </table:table-cell>
          <table:table-cell table:style-name="ACE-4" table:formula="of:=IF([$'switches'.$A$1]=2;0;(POWER([$'a'.C18];2)+POWER([$'b'.C18];2)))" office:value-type="float" office:value="0">
            <text:p>0</text:p>
          </table:table-cell>
          <table:table-cell table:style-name="ACE-4" table:formula="of:=IF([$'switches'.$A$1]=2;0;(POWER([$'a'.D18];2)+POWER([$'b'.D18];2)))" office:value-type="float" office:value="0">
            <text:p>0</text:p>
          </table:table-cell>
          <table:table-cell table:style-name="ACE-4" table:formula="of:=IF([$'switches'.$A$1]=2;0;(POWER([$'a'.E18];2)+POWER([$'b'.E18];2)))" office:value-type="float" office:value="0">
            <text:p>0</text:p>
          </table:table-cell>
          <table:table-cell table:style-name="ACE-4" table:formula="of:=IF([$'switches'.$A$1]=2;0;(POWER([$'a'.F18];2)+POWER([$'b'.F18];2)))" office:value-type="float" office:value="0">
            <text:p>0</text:p>
          </table:table-cell>
          <table:table-cell table:style-name="ACE-4" table:formula="of:=IF([$'switches'.$A$1]=2;0;(POWER([$'a'.G18];2)+POWER([$'b'.G18];2)))" office:value-type="float" office:value="0">
            <text:p>0</text:p>
          </table:table-cell>
          <table:table-cell table:style-name="ACE-4" table:formula="of:=IF([$'switches'.$A$1]=2;0;(POWER([$'a'.H18];2)+POWER([$'b'.H18];2)))" office:value-type="float" office:value="0">
            <text:p>0</text:p>
          </table:table-cell>
          <table:table-cell table:style-name="ACE-4" table:formula="of:=IF([$'switches'.$A$1]=2;0;(POWER([$'a'.I18];2)+POWER([$'b'.I18];2)))" office:value-type="float" office:value="0">
            <text:p>0</text:p>
          </table:table-cell>
          <table:table-cell table:style-name="ACE-4" table:formula="of:=IF([$'switches'.$A$1]=2;0;(POWER([$'a'.J18];2)+POWER([$'b'.J18];2)))" office:value-type="float" office:value="0">
            <text:p>0</text:p>
          </table:table-cell>
          <table:table-cell table:style-name="ACE-4" table:formula="of:=IF([$'switches'.$A$1]=2;0;(POWER([$'a'.K18];2)+POWER([$'b'.K18];2)))" office:value-type="float" office:value="0">
            <text:p>0</text:p>
          </table:table-cell>
          <table:table-cell table:style-name="ACE-4" table:formula="of:=IF([$'switches'.$A$1]=2;0;(POWER([$'a'.L18];2)+POWER([$'b'.L18];2)))" office:value-type="float" office:value="0">
            <text:p>0</text:p>
          </table:table-cell>
          <table:table-cell table:style-name="ACE-4" table:formula="of:=IF([$'switches'.$A$1]=2;0;(POWER([$'a'.M18];2)+POWER([$'b'.M18];2)))" office:value-type="float" office:value="0">
            <text:p>0</text:p>
          </table:table-cell>
          <table:table-cell table:style-name="ACE-4" table:formula="of:=IF([$'switches'.$A$1]=2;0;(POWER([$'a'.N18];2)+POWER([$'b'.N18];2)))" office:value-type="float" office:value="0">
            <text:p>0</text:p>
          </table:table-cell>
          <table:table-cell table:style-name="ACE-4" table:formula="of:=IF([$'switches'.$A$1]=2;0;(POWER([$'a'.O18];2)+POWER([$'b'.O18];2)))" office:value-type="float" office:value="0">
            <text:p>0</text:p>
          </table:table-cell>
          <table:table-cell table:style-name="ACE-4" table:formula="of:=IF([$'switches'.$A$1]=2;0;(POWER([$'a'.P18];2)+POWER([$'b'.P18];2)))" office:value-type="float" office:value="0">
            <text:p>0</text:p>
          </table:table-cell>
          <table:table-cell table:style-name="ACE-4" table:formula="of:=IF([$'switches'.$A$1]=2;0;(POWER([$'a'.Q18];2)+POWER([$'b'.Q18];2)))" office:value-type="float" office:value="0">
            <text:p>0</text:p>
          </table:table-cell>
          <table:table-cell table:style-name="ACE-4" table:formula="of:=IF([$'switches'.$A$1]=2;0;(POWER([$'a'.R18];2)+POWER([$'b'.R18];2)))" office:value-type="float" office:value="0">
            <text:p>0</text:p>
          </table:table-cell>
          <table:table-cell table:style-name="ACE-4" table:formula="of:=IF([$'switches'.$A$1]=2;0;(POWER([$'a'.S18];2)+POWER([$'b'.S18];2)))" office:value-type="float" office:value="0">
            <text:p>0</text:p>
          </table:table-cell>
          <table:table-cell table:style-name="ACE-4" table:formula="of:=IF([$'switches'.$A$1]=2;0;(POWER([$'a'.T18];2)+POWER([$'b'.T18];2)))" office:value-type="float" office:value="0">
            <text:p>0</text:p>
          </table:table-cell>
          <table:table-cell table:style-name="ACE-4" table:formula="of:=IF([$'switches'.$A$1]=2;0;(POWER([$'a'.U18];2)+POWER([$'b'.U18];2)))" office:value-type="float" office:value="0">
            <text:p>0</text:p>
          </table:table-cell>
          <table:table-cell table:style-name="ACE-4" table:formula="of:=IF([$'switches'.$A$1]=2;0;(POWER([$'a'.V18];2)+POWER([$'b'.V18];2)))" office:value-type="float" office:value="0">
            <text:p>0</text:p>
          </table:table-cell>
          <table:table-cell table:style-name="ACE-4" table:formula="of:=IF([$'switches'.$A$1]=2;0;(POWER([$'a'.W18];2)+POWER([$'b'.W18];2)))" office:value-type="float" office:value="0">
            <text:p>0</text:p>
          </table:table-cell>
          <table:table-cell table:style-name="ACE-4" table:formula="of:=IF([$'switches'.$A$1]=2;0;(POWER([$'a'.X18];2)+POWER([$'b'.X18];2)))" office:value-type="float" office:value="0">
            <text:p>0</text:p>
          </table:table-cell>
          <table:table-cell table:style-name="ACE-4" table:formula="of:=IF([$'switches'.$A$1]=2;0;(POWER([$'a'.Y18];2)+POWER([$'b'.Y18];2)))" office:value-type="float" office:value="0">
            <text:p>0</text:p>
          </table:table-cell>
          <table:table-cell table:style-name="ACE-4" table:formula="of:=IF([$'switches'.$A$1]=2;0;(POWER([$'a'.Z18];2)+POWER([$'b'.Z18];2)))" office:value-type="float" office:value="0">
            <text:p>0</text:p>
          </table:table-cell>
          <table:table-cell table:style-name="ACE-4" table:formula="of:=IF([$'switches'.$A$1]=2;0;(POWER([$'a'.AA18];2)+POWER([$'b'.AA18];2)))" office:value-type="float" office:value="0">
            <text:p>0</text:p>
          </table:table-cell>
          <table:table-cell table:style-name="ACE-4" table:formula="of:=IF([$'switches'.$A$1]=2;0;(POWER([$'a'.AB18];2)+POWER([$'b'.AB18];2)))" office:value-type="float" office:value="0">
            <text:p>0</text:p>
          </table:table-cell>
          <table:table-cell table:style-name="ACE-4" table:formula="of:=IF([$'switches'.$A$1]=2;0;(POWER([$'a'.AC18];2)+POWER([$'b'.AC18];2)))" office:value-type="float" office:value="0">
            <text:p>0</text:p>
          </table:table-cell>
          <table:table-cell table:style-name="ACE-4" table:formula="of:=IF([$'switches'.$A$1]=2;0;(POWER([$'a'.AD18];2)+POWER([$'b'.AD18];2)))" office:value-type="float" office:value="0">
            <text:p>0</text:p>
          </table:table-cell>
          <table:table-cell table:style-name="ACE-4" table:formula="of:=IF([$'switches'.$A$1]=2;0;(POWER([$'a'.AE18];2)+POWER([$'b'.AE18];2)))" office:value-type="float" office:value="0">
            <text:p>0</text:p>
          </table:table-cell>
          <table:table-cell table:style-name="ACE-4" table:formula="of:=IF([$'switches'.$A$1]=2;0;(POWER([$'a'.AF18];2)+POWER([$'b'.AF18];2)))" office:value-type="float" office:value="0">
            <text:p>0</text:p>
          </table:table-cell>
          <table:table-cell table:style-name="ACE-4" table:formula="of:=IF([$'switches'.$A$1]=2;0;(POWER([$'a'.AG18];2)+POWER([$'b'.AG18];2)))" office:value-type="float" office:value="0">
            <text:p>0</text:p>
          </table:table-cell>
          <table:table-cell table:style-name="ACE-4" table:formula="of:=IF([$'switches'.$A$1]=2;0;(POWER([$'a'.AH18];2)+POWER([$'b'.AH18];2)))" office:value-type="float" office:value="0">
            <text:p>0</text:p>
          </table:table-cell>
          <table:table-cell table:style-name="ACE-4" table:formula="of:=IF([$'switches'.$A$1]=2;0;(POWER([$'a'.AI18];2)+POWER([$'b'.AI18];2)))" office:value-type="float" office:value="0">
            <text:p>0</text:p>
          </table:table-cell>
          <table:table-cell table:style-name="ACE-4" table:formula="of:=IF([$'switches'.$A$1]=2;0;(POWER([$'a'.AJ18];2)+POWER([$'b'.AJ18];2)))" office:value-type="float" office:value="0">
            <text:p>0</text:p>
          </table:table-cell>
          <table:table-cell table:style-name="ACE-4" table:formula="of:=IF([$'switches'.$A$1]=2;0;(POWER([$'a'.AK18];2)+POWER([$'b'.AK18];2)))" office:value-type="float" office:value="0">
            <text:p>0</text:p>
          </table:table-cell>
          <table:table-cell table:style-name="ACE-4" table:formula="of:=IF([$'switches'.$A$1]=2;0;(POWER([$'a'.AL18];2)+POWER([$'b'.AL18];2)))" office:value-type="float" office:value="0">
            <text:p>0</text:p>
          </table:table-cell>
          <table:table-cell table:style-name="ACE-4" table:formula="of:=IF([$'switches'.$A$1]=2;0;(POWER([$'a'.AM18];2)+POWER([$'b'.AM18];2)))" office:value-type="float" office:value="0">
            <text:p>0</text:p>
          </table:table-cell>
          <table:table-cell table:style-name="ACE-4" table:formula="of:=IF([$'switches'.$A$1]=2;0;(POWER([$'a'.AN18];2)+POWER([$'b'.AN18];2)))" office:value-type="float" office:value="0">
            <text:p>0</text:p>
          </table:table-cell>
          <table:table-cell table:style-name="ACE-4" table:formula="of:=IF([$'switches'.$A$1]=2;0;(POWER([$'a'.AO18];2)+POWER([$'b'.AO18];2)))" office:value-type="float" office:value="0">
            <text:p>0</text:p>
          </table:table-cell>
          <table:table-cell table:style-name="ACE-4" table:formula="of:=IF([$'switches'.$A$1]=2;0;(POWER([$'a'.AP18];2)+POWER([$'b'.AP18];2)))" office:value-type="float" office:value="0">
            <text:p>0</text:p>
          </table:table-cell>
          <table:table-cell table:style-name="ACE-4" table:formula="of:=IF([$'switches'.$A$1]=2;0;(POWER([$'a'.AQ18];2)+POWER([$'b'.AQ18];2)))" office:value-type="float" office:value="0">
            <text:p>0</text:p>
          </table:table-cell>
          <table:table-cell table:style-name="ACE-4" table:formula="of:=IF([$'switches'.$A$1]=2;0;(POWER([$'a'.AR18];2)+POWER([$'b'.AR18];2)))" office:value-type="float" office:value="0">
            <text:p>0</text:p>
          </table:table-cell>
          <table:table-cell table:style-name="ACE-4" table:formula="of:=IF([$'switches'.$A$1]=2;0;(POWER([$'a'.AS18];2)+POWER([$'b'.AS18];2)))" office:value-type="float" office:value="0">
            <text:p>0</text:p>
          </table:table-cell>
          <table:table-cell table:style-name="ACE-4" table:formula="of:=IF([$'switches'.$A$1]=2;0;(POWER([$'a'.AT18];2)+POWER([$'b'.AT18];2)))" office:value-type="float" office:value="0">
            <text:p>0</text:p>
          </table:table-cell>
          <table:table-cell table:style-name="ACE-4" table:formula="of:=IF([$'switches'.$A$1]=2;0;(POWER([$'a'.AU18];2)+POWER([$'b'.AU18];2)))" office:value-type="float" office:value="0">
            <text:p>0</text:p>
          </table:table-cell>
          <table:table-cell table:style-name="ACE-4" table:formula="of:=IF([$'switches'.$A$1]=2;0;(POWER([$'a'.AV18];2)+POWER([$'b'.AV18];2)))" office:value-type="float" office:value="0">
            <text:p>0</text:p>
          </table:table-cell>
          <table:table-cell table:style-name="ACE-4" table:formula="of:=IF([$'switches'.$A$1]=2;0;(POWER([$'a'.AW18];2)+POWER([$'b'.AW18];2)))" office:value-type="float" office:value="0">
            <text:p>0</text:p>
          </table:table-cell>
          <table:table-cell table:style-name="ACE-4" table:formula="of:=IF([$'switches'.$A$1]=2;0;(POWER([$'a'.AX18];2)+POWER([$'b'.AX1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19];2)+POWER([$'b'.B19];2)))" office:value-type="float" office:value="0">
            <text:p>0</text:p>
          </table:table-cell>
          <table:table-cell table:style-name="ACE-4" table:formula="of:=IF([$'switches'.$A$1]=2;0;(POWER([$'a'.C19];2)+POWER([$'b'.C19];2)))" office:value-type="float" office:value="0">
            <text:p>0</text:p>
          </table:table-cell>
          <table:table-cell table:style-name="ACE-4" table:formula="of:=IF([$'switches'.$A$1]=2;0;(POWER([$'a'.D19];2)+POWER([$'b'.D19];2)))" office:value-type="float" office:value="0">
            <text:p>0</text:p>
          </table:table-cell>
          <table:table-cell table:style-name="ACE-4" table:formula="of:=IF([$'switches'.$A$1]=2;0;(POWER([$'a'.E19];2)+POWER([$'b'.E19];2)))" office:value-type="float" office:value="0">
            <text:p>0</text:p>
          </table:table-cell>
          <table:table-cell table:style-name="ACE-4" table:formula="of:=IF([$'switches'.$A$1]=2;0;(POWER([$'a'.F19];2)+POWER([$'b'.F19];2)))" office:value-type="float" office:value="0">
            <text:p>0</text:p>
          </table:table-cell>
          <table:table-cell table:style-name="ACE-4" table:formula="of:=IF([$'switches'.$A$1]=2;0;(POWER([$'a'.G19];2)+POWER([$'b'.G19];2)))" office:value-type="float" office:value="0">
            <text:p>0</text:p>
          </table:table-cell>
          <table:table-cell table:style-name="ACE-4" table:formula="of:=IF([$'switches'.$A$1]=2;0;(POWER([$'a'.H19];2)+POWER([$'b'.H19];2)))" office:value-type="float" office:value="0">
            <text:p>0</text:p>
          </table:table-cell>
          <table:table-cell table:style-name="ACE-4" table:formula="of:=IF([$'switches'.$A$1]=2;0;(POWER([$'a'.I19];2)+POWER([$'b'.I19];2)))" office:value-type="float" office:value="0">
            <text:p>0</text:p>
          </table:table-cell>
          <table:table-cell table:style-name="ACE-4" table:formula="of:=IF([$'switches'.$A$1]=2;0;(POWER([$'a'.J19];2)+POWER([$'b'.J19];2)))" office:value-type="float" office:value="0">
            <text:p>0</text:p>
          </table:table-cell>
          <table:table-cell table:style-name="ACE-4" table:formula="of:=IF([$'switches'.$A$1]=2;0;(POWER([$'a'.K19];2)+POWER([$'b'.K19];2)))" office:value-type="float" office:value="0">
            <text:p>0</text:p>
          </table:table-cell>
          <table:table-cell table:style-name="ACE-4" table:formula="of:=IF([$'switches'.$A$1]=2;0;(POWER([$'a'.L19];2)+POWER([$'b'.L19];2)))" office:value-type="float" office:value="0">
            <text:p>0</text:p>
          </table:table-cell>
          <table:table-cell table:style-name="ACE-4" table:formula="of:=IF([$'switches'.$A$1]=2;0;(POWER([$'a'.M19];2)+POWER([$'b'.M19];2)))" office:value-type="float" office:value="0">
            <text:p>0</text:p>
          </table:table-cell>
          <table:table-cell table:style-name="ACE-4" table:formula="of:=IF([$'switches'.$A$1]=2;0;(POWER([$'a'.N19];2)+POWER([$'b'.N19];2)))" office:value-type="float" office:value="0">
            <text:p>0</text:p>
          </table:table-cell>
          <table:table-cell table:style-name="ACE-4" table:formula="of:=IF([$'switches'.$A$1]=2;0;(POWER([$'a'.O19];2)+POWER([$'b'.O19];2)))" office:value-type="float" office:value="0">
            <text:p>0</text:p>
          </table:table-cell>
          <table:table-cell table:style-name="ACE-4" table:formula="of:=IF([$'switches'.$A$1]=2;0;(POWER([$'a'.P19];2)+POWER([$'b'.P19];2)))" office:value-type="float" office:value="0">
            <text:p>0</text:p>
          </table:table-cell>
          <table:table-cell table:style-name="ACE-4" table:formula="of:=IF([$'switches'.$A$1]=2;0;(POWER([$'a'.Q19];2)+POWER([$'b'.Q19];2)))" office:value-type="float" office:value="0">
            <text:p>0</text:p>
          </table:table-cell>
          <table:table-cell table:style-name="ACE-4" table:formula="of:=IF([$'switches'.$A$1]=2;0;(POWER([$'a'.R19];2)+POWER([$'b'.R19];2)))" office:value-type="float" office:value="0">
            <text:p>0</text:p>
          </table:table-cell>
          <table:table-cell table:style-name="ACE-4" table:formula="of:=IF([$'switches'.$A$1]=2;0;(POWER([$'a'.S19];2)+POWER([$'b'.S19];2)))" office:value-type="float" office:value="0">
            <text:p>0</text:p>
          </table:table-cell>
          <table:table-cell table:style-name="ACE-4" table:formula="of:=IF([$'switches'.$A$1]=2;0;(POWER([$'a'.T19];2)+POWER([$'b'.T19];2)))" office:value-type="float" office:value="0">
            <text:p>0</text:p>
          </table:table-cell>
          <table:table-cell table:style-name="ACE-4" table:formula="of:=IF([$'switches'.$A$1]=2;0;(POWER([$'a'.U19];2)+POWER([$'b'.U19];2)))" office:value-type="float" office:value="0">
            <text:p>0</text:p>
          </table:table-cell>
          <table:table-cell table:style-name="ACE-4" table:formula="of:=IF([$'switches'.$A$1]=2;0;(POWER([$'a'.V19];2)+POWER([$'b'.V19];2)))" office:value-type="float" office:value="0">
            <text:p>0</text:p>
          </table:table-cell>
          <table:table-cell table:style-name="ACE-4" table:formula="of:=IF([$'switches'.$A$1]=2;0;(POWER([$'a'.W19];2)+POWER([$'b'.W19];2)))" office:value-type="float" office:value="0">
            <text:p>0</text:p>
          </table:table-cell>
          <table:table-cell table:style-name="ACE-4" table:formula="of:=IF([$'switches'.$A$1]=2;0;(POWER([$'a'.X19];2)+POWER([$'b'.X19];2)))" office:value-type="float" office:value="0">
            <text:p>0</text:p>
          </table:table-cell>
          <table:table-cell table:style-name="ACE-4" table:formula="of:=IF([$'switches'.$A$1]=2;0;(POWER([$'a'.Y19];2)+POWER([$'b'.Y19];2)))" office:value-type="float" office:value="0">
            <text:p>0</text:p>
          </table:table-cell>
          <table:table-cell table:style-name="ACE-4" table:formula="of:=IF([$'switches'.$A$1]=2;0;(POWER([$'a'.Z19];2)+POWER([$'b'.Z19];2)))" office:value-type="float" office:value="0">
            <text:p>0</text:p>
          </table:table-cell>
          <table:table-cell table:style-name="ACE-4" table:formula="of:=IF([$'switches'.$A$1]=2;0;(POWER([$'a'.AA19];2)+POWER([$'b'.AA19];2)))" office:value-type="float" office:value="0">
            <text:p>0</text:p>
          </table:table-cell>
          <table:table-cell table:style-name="ACE-4" table:formula="of:=IF([$'switches'.$A$1]=2;0;(POWER([$'a'.AB19];2)+POWER([$'b'.AB19];2)))" office:value-type="float" office:value="0">
            <text:p>0</text:p>
          </table:table-cell>
          <table:table-cell table:style-name="ACE-4" table:formula="of:=IF([$'switches'.$A$1]=2;0;(POWER([$'a'.AC19];2)+POWER([$'b'.AC19];2)))" office:value-type="float" office:value="0">
            <text:p>0</text:p>
          </table:table-cell>
          <table:table-cell table:style-name="ACE-4" table:formula="of:=IF([$'switches'.$A$1]=2;0;(POWER([$'a'.AD19];2)+POWER([$'b'.AD19];2)))" office:value-type="float" office:value="0">
            <text:p>0</text:p>
          </table:table-cell>
          <table:table-cell table:style-name="ACE-4" table:formula="of:=IF([$'switches'.$A$1]=2;0;(POWER([$'a'.AE19];2)+POWER([$'b'.AE19];2)))" office:value-type="float" office:value="0">
            <text:p>0</text:p>
          </table:table-cell>
          <table:table-cell table:style-name="ACE-4" table:formula="of:=IF([$'switches'.$A$1]=2;0;(POWER([$'a'.AF19];2)+POWER([$'b'.AF19];2)))" office:value-type="float" office:value="0">
            <text:p>0</text:p>
          </table:table-cell>
          <table:table-cell table:style-name="ACE-4" table:formula="of:=IF([$'switches'.$A$1]=2;0;(POWER([$'a'.AG19];2)+POWER([$'b'.AG19];2)))" office:value-type="float" office:value="0">
            <text:p>0</text:p>
          </table:table-cell>
          <table:table-cell table:style-name="ACE-4" table:formula="of:=IF([$'switches'.$A$1]=2;0;(POWER([$'a'.AH19];2)+POWER([$'b'.AH19];2)))" office:value-type="float" office:value="0">
            <text:p>0</text:p>
          </table:table-cell>
          <table:table-cell table:style-name="ACE-4" table:formula="of:=IF([$'switches'.$A$1]=2;0;(POWER([$'a'.AI19];2)+POWER([$'b'.AI19];2)))" office:value-type="float" office:value="0">
            <text:p>0</text:p>
          </table:table-cell>
          <table:table-cell table:style-name="ACE-4" table:formula="of:=IF([$'switches'.$A$1]=2;0;(POWER([$'a'.AJ19];2)+POWER([$'b'.AJ19];2)))" office:value-type="float" office:value="0">
            <text:p>0</text:p>
          </table:table-cell>
          <table:table-cell table:style-name="ACE-4" table:formula="of:=IF([$'switches'.$A$1]=2;0;(POWER([$'a'.AK19];2)+POWER([$'b'.AK19];2)))" office:value-type="float" office:value="0">
            <text:p>0</text:p>
          </table:table-cell>
          <table:table-cell table:style-name="ACE-4" table:formula="of:=IF([$'switches'.$A$1]=2;0;(POWER([$'a'.AL19];2)+POWER([$'b'.AL19];2)))" office:value-type="float" office:value="0">
            <text:p>0</text:p>
          </table:table-cell>
          <table:table-cell table:style-name="ACE-4" table:formula="of:=IF([$'switches'.$A$1]=2;0;(POWER([$'a'.AM19];2)+POWER([$'b'.AM19];2)))" office:value-type="float" office:value="0">
            <text:p>0</text:p>
          </table:table-cell>
          <table:table-cell table:style-name="ACE-4" table:formula="of:=IF([$'switches'.$A$1]=2;0;(POWER([$'a'.AN19];2)+POWER([$'b'.AN19];2)))" office:value-type="float" office:value="0">
            <text:p>0</text:p>
          </table:table-cell>
          <table:table-cell table:style-name="ACE-4" table:formula="of:=IF([$'switches'.$A$1]=2;0;(POWER([$'a'.AO19];2)+POWER([$'b'.AO19];2)))" office:value-type="float" office:value="0">
            <text:p>0</text:p>
          </table:table-cell>
          <table:table-cell table:style-name="ACE-4" table:formula="of:=IF([$'switches'.$A$1]=2;0;(POWER([$'a'.AP19];2)+POWER([$'b'.AP19];2)))" office:value-type="float" office:value="0">
            <text:p>0</text:p>
          </table:table-cell>
          <table:table-cell table:style-name="ACE-4" table:formula="of:=IF([$'switches'.$A$1]=2;0;(POWER([$'a'.AQ19];2)+POWER([$'b'.AQ19];2)))" office:value-type="float" office:value="0">
            <text:p>0</text:p>
          </table:table-cell>
          <table:table-cell table:style-name="ACE-4" table:formula="of:=IF([$'switches'.$A$1]=2;0;(POWER([$'a'.AR19];2)+POWER([$'b'.AR19];2)))" office:value-type="float" office:value="0">
            <text:p>0</text:p>
          </table:table-cell>
          <table:table-cell table:style-name="ACE-4" table:formula="of:=IF([$'switches'.$A$1]=2;0;(POWER([$'a'.AS19];2)+POWER([$'b'.AS19];2)))" office:value-type="float" office:value="0">
            <text:p>0</text:p>
          </table:table-cell>
          <table:table-cell table:style-name="ACE-4" table:formula="of:=IF([$'switches'.$A$1]=2;0;(POWER([$'a'.AT19];2)+POWER([$'b'.AT19];2)))" office:value-type="float" office:value="0">
            <text:p>0</text:p>
          </table:table-cell>
          <table:table-cell table:style-name="ACE-4" table:formula="of:=IF([$'switches'.$A$1]=2;0;(POWER([$'a'.AU19];2)+POWER([$'b'.AU19];2)))" office:value-type="float" office:value="0">
            <text:p>0</text:p>
          </table:table-cell>
          <table:table-cell table:style-name="ACE-4" table:formula="of:=IF([$'switches'.$A$1]=2;0;(POWER([$'a'.AV19];2)+POWER([$'b'.AV19];2)))" office:value-type="float" office:value="0">
            <text:p>0</text:p>
          </table:table-cell>
          <table:table-cell table:style-name="ACE-4" table:formula="of:=IF([$'switches'.$A$1]=2;0;(POWER([$'a'.AW19];2)+POWER([$'b'.AW19];2)))" office:value-type="float" office:value="0">
            <text:p>0</text:p>
          </table:table-cell>
          <table:table-cell table:style-name="ACE-4" table:formula="of:=IF([$'switches'.$A$1]=2;0;(POWER([$'a'.AX19];2)+POWER([$'b'.AX1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0];2)+POWER([$'b'.B20];2)))" office:value-type="float" office:value="0">
            <text:p>0</text:p>
          </table:table-cell>
          <table:table-cell table:style-name="ACE-4" table:formula="of:=IF([$'switches'.$A$1]=2;0;(POWER([$'a'.C20];2)+POWER([$'b'.C20];2)))" office:value-type="float" office:value="0">
            <text:p>0</text:p>
          </table:table-cell>
          <table:table-cell table:style-name="ACE-4" table:formula="of:=IF([$'switches'.$A$1]=2;0;(POWER([$'a'.D20];2)+POWER([$'b'.D20];2)))" office:value-type="float" office:value="0">
            <text:p>0</text:p>
          </table:table-cell>
          <table:table-cell table:style-name="ACE-4" table:formula="of:=IF([$'switches'.$A$1]=2;0;(POWER([$'a'.E20];2)+POWER([$'b'.E20];2)))" office:value-type="float" office:value="0">
            <text:p>0</text:p>
          </table:table-cell>
          <table:table-cell table:style-name="ACE-4" table:formula="of:=IF([$'switches'.$A$1]=2;0;(POWER([$'a'.F20];2)+POWER([$'b'.F20];2)))" office:value-type="float" office:value="0">
            <text:p>0</text:p>
          </table:table-cell>
          <table:table-cell table:style-name="ACE-4" table:formula="of:=IF([$'switches'.$A$1]=2;0;(POWER([$'a'.G20];2)+POWER([$'b'.G20];2)))" office:value-type="float" office:value="0">
            <text:p>0</text:p>
          </table:table-cell>
          <table:table-cell table:style-name="ACE-4" table:formula="of:=IF([$'switches'.$A$1]=2;0;(POWER([$'a'.H20];2)+POWER([$'b'.H20];2)))" office:value-type="float" office:value="0">
            <text:p>0</text:p>
          </table:table-cell>
          <table:table-cell table:style-name="ACE-4" table:formula="of:=IF([$'switches'.$A$1]=2;0;(POWER([$'a'.I20];2)+POWER([$'b'.I20];2)))" office:value-type="float" office:value="0">
            <text:p>0</text:p>
          </table:table-cell>
          <table:table-cell table:style-name="ACE-4" table:formula="of:=IF([$'switches'.$A$1]=2;0;(POWER([$'a'.J20];2)+POWER([$'b'.J20];2)))" office:value-type="float" office:value="0">
            <text:p>0</text:p>
          </table:table-cell>
          <table:table-cell table:style-name="ACE-4" table:formula="of:=IF([$'switches'.$A$1]=2;0;(POWER([$'a'.K20];2)+POWER([$'b'.K20];2)))" office:value-type="float" office:value="0">
            <text:p>0</text:p>
          </table:table-cell>
          <table:table-cell table:style-name="ACE-4" table:formula="of:=IF([$'switches'.$A$1]=2;0;(POWER([$'a'.L20];2)+POWER([$'b'.L20];2)))" office:value-type="float" office:value="0">
            <text:p>0</text:p>
          </table:table-cell>
          <table:table-cell table:style-name="ACE-4" table:formula="of:=IF([$'switches'.$A$1]=2;0;(POWER([$'a'.M20];2)+POWER([$'b'.M20];2)))" office:value-type="float" office:value="0">
            <text:p>0</text:p>
          </table:table-cell>
          <table:table-cell table:style-name="ACE-4" table:formula="of:=IF([$'switches'.$A$1]=2;0;(POWER([$'a'.N20];2)+POWER([$'b'.N20];2)))" office:value-type="float" office:value="0">
            <text:p>0</text:p>
          </table:table-cell>
          <table:table-cell table:style-name="ACE-4" table:formula="of:=IF([$'switches'.$A$1]=2;0;(POWER([$'a'.O20];2)+POWER([$'b'.O20];2)))" office:value-type="float" office:value="0">
            <text:p>0</text:p>
          </table:table-cell>
          <table:table-cell table:style-name="ACE-4" table:formula="of:=IF([$'switches'.$A$1]=2;0;(POWER([$'a'.P20];2)+POWER([$'b'.P20];2)))" office:value-type="float" office:value="0">
            <text:p>0</text:p>
          </table:table-cell>
          <table:table-cell table:style-name="ACE-4" table:formula="of:=IF([$'switches'.$A$1]=2;0;(POWER([$'a'.Q20];2)+POWER([$'b'.Q20];2)))" office:value-type="float" office:value="0">
            <text:p>0</text:p>
          </table:table-cell>
          <table:table-cell table:style-name="ACE-4" table:formula="of:=IF([$'switches'.$A$1]=2;0;(POWER([$'a'.R20];2)+POWER([$'b'.R20];2)))" office:value-type="float" office:value="0">
            <text:p>0</text:p>
          </table:table-cell>
          <table:table-cell table:style-name="ACE-4" table:formula="of:=IF([$'switches'.$A$1]=2;0;(POWER([$'a'.S20];2)+POWER([$'b'.S20];2)))" office:value-type="float" office:value="0">
            <text:p>0</text:p>
          </table:table-cell>
          <table:table-cell table:style-name="ACE-4" table:formula="of:=IF([$'switches'.$A$1]=2;0;(POWER([$'a'.T20];2)+POWER([$'b'.T20];2)))" office:value-type="float" office:value="0">
            <text:p>0</text:p>
          </table:table-cell>
          <table:table-cell table:style-name="ACE-4" table:formula="of:=IF([$'switches'.$A$1]=2;0;(POWER([$'a'.U20];2)+POWER([$'b'.U20];2)))" office:value-type="float" office:value="0">
            <text:p>0</text:p>
          </table:table-cell>
          <table:table-cell table:style-name="ACE-4" table:formula="of:=IF([$'switches'.$A$1]=2;0;(POWER([$'a'.V20];2)+POWER([$'b'.V20];2)))" office:value-type="float" office:value="0">
            <text:p>0</text:p>
          </table:table-cell>
          <table:table-cell table:style-name="ACE-4" table:formula="of:=IF([$'switches'.$A$1]=2;0;(POWER([$'a'.W20];2)+POWER([$'b'.W20];2)))" office:value-type="float" office:value="0">
            <text:p>0</text:p>
          </table:table-cell>
          <table:table-cell table:style-name="ACE-4" table:formula="of:=IF([$'switches'.$A$1]=2;0;(POWER([$'a'.X20];2)+POWER([$'b'.X20];2)))" office:value-type="float" office:value="0">
            <text:p>0</text:p>
          </table:table-cell>
          <table:table-cell table:style-name="ACE-4" table:formula="of:=IF([$'switches'.$A$1]=2;0;(POWER([$'a'.Y20];2)+POWER([$'b'.Y20];2)))" office:value-type="float" office:value="0">
            <text:p>0</text:p>
          </table:table-cell>
          <table:table-cell table:style-name="ACE-4" table:formula="of:=IF([$'switches'.$A$1]=2;0;(POWER([$'a'.Z20];2)+POWER([$'b'.Z20];2)))" office:value-type="float" office:value="0">
            <text:p>0</text:p>
          </table:table-cell>
          <table:table-cell table:style-name="ACE-4" table:formula="of:=IF([$'switches'.$A$1]=2;0;(POWER([$'a'.AA20];2)+POWER([$'b'.AA20];2)))" office:value-type="float" office:value="0">
            <text:p>0</text:p>
          </table:table-cell>
          <table:table-cell table:style-name="ACE-4" table:formula="of:=IF([$'switches'.$A$1]=2;0;(POWER([$'a'.AB20];2)+POWER([$'b'.AB20];2)))" office:value-type="float" office:value="0">
            <text:p>0</text:p>
          </table:table-cell>
          <table:table-cell table:style-name="ACE-4" table:formula="of:=IF([$'switches'.$A$1]=2;0;(POWER([$'a'.AC20];2)+POWER([$'b'.AC20];2)))" office:value-type="float" office:value="0">
            <text:p>0</text:p>
          </table:table-cell>
          <table:table-cell table:style-name="ACE-4" table:formula="of:=IF([$'switches'.$A$1]=2;0;(POWER([$'a'.AD20];2)+POWER([$'b'.AD20];2)))" office:value-type="float" office:value="0">
            <text:p>0</text:p>
          </table:table-cell>
          <table:table-cell table:style-name="ACE-4" table:formula="of:=IF([$'switches'.$A$1]=2;0;(POWER([$'a'.AE20];2)+POWER([$'b'.AE20];2)))" office:value-type="float" office:value="0">
            <text:p>0</text:p>
          </table:table-cell>
          <table:table-cell table:style-name="ACE-4" table:formula="of:=IF([$'switches'.$A$1]=2;0;(POWER([$'a'.AF20];2)+POWER([$'b'.AF20];2)))" office:value-type="float" office:value="0">
            <text:p>0</text:p>
          </table:table-cell>
          <table:table-cell table:style-name="ACE-4" table:formula="of:=IF([$'switches'.$A$1]=2;0;(POWER([$'a'.AG20];2)+POWER([$'b'.AG20];2)))" office:value-type="float" office:value="0">
            <text:p>0</text:p>
          </table:table-cell>
          <table:table-cell table:style-name="ACE-4" table:formula="of:=IF([$'switches'.$A$1]=2;0;(POWER([$'a'.AH20];2)+POWER([$'b'.AH20];2)))" office:value-type="float" office:value="0">
            <text:p>0</text:p>
          </table:table-cell>
          <table:table-cell table:style-name="ACE-4" table:formula="of:=IF([$'switches'.$A$1]=2;0;(POWER([$'a'.AI20];2)+POWER([$'b'.AI20];2)))" office:value-type="float" office:value="0">
            <text:p>0</text:p>
          </table:table-cell>
          <table:table-cell table:style-name="ACE-4" table:formula="of:=IF([$'switches'.$A$1]=2;0;(POWER([$'a'.AJ20];2)+POWER([$'b'.AJ20];2)))" office:value-type="float" office:value="0">
            <text:p>0</text:p>
          </table:table-cell>
          <table:table-cell table:style-name="ACE-4" table:formula="of:=IF([$'switches'.$A$1]=2;0;(POWER([$'a'.AK20];2)+POWER([$'b'.AK20];2)))" office:value-type="float" office:value="0">
            <text:p>0</text:p>
          </table:table-cell>
          <table:table-cell table:style-name="ACE-4" table:formula="of:=IF([$'switches'.$A$1]=2;0;(POWER([$'a'.AL20];2)+POWER([$'b'.AL20];2)))" office:value-type="float" office:value="0">
            <text:p>0</text:p>
          </table:table-cell>
          <table:table-cell table:style-name="ACE-4" table:formula="of:=IF([$'switches'.$A$1]=2;0;(POWER([$'a'.AM20];2)+POWER([$'b'.AM20];2)))" office:value-type="float" office:value="0">
            <text:p>0</text:p>
          </table:table-cell>
          <table:table-cell table:style-name="ACE-4" table:formula="of:=IF([$'switches'.$A$1]=2;0;(POWER([$'a'.AN20];2)+POWER([$'b'.AN20];2)))" office:value-type="float" office:value="0">
            <text:p>0</text:p>
          </table:table-cell>
          <table:table-cell table:style-name="ACE-4" table:formula="of:=IF([$'switches'.$A$1]=2;0;(POWER([$'a'.AO20];2)+POWER([$'b'.AO20];2)))" office:value-type="float" office:value="0">
            <text:p>0</text:p>
          </table:table-cell>
          <table:table-cell table:style-name="ACE-4" table:formula="of:=IF([$'switches'.$A$1]=2;0;(POWER([$'a'.AP20];2)+POWER([$'b'.AP20];2)))" office:value-type="float" office:value="0">
            <text:p>0</text:p>
          </table:table-cell>
          <table:table-cell table:style-name="ACE-4" table:formula="of:=IF([$'switches'.$A$1]=2;0;(POWER([$'a'.AQ20];2)+POWER([$'b'.AQ20];2)))" office:value-type="float" office:value="0">
            <text:p>0</text:p>
          </table:table-cell>
          <table:table-cell table:style-name="ACE-4" table:formula="of:=IF([$'switches'.$A$1]=2;0;(POWER([$'a'.AR20];2)+POWER([$'b'.AR20];2)))" office:value-type="float" office:value="0">
            <text:p>0</text:p>
          </table:table-cell>
          <table:table-cell table:style-name="ACE-4" table:formula="of:=IF([$'switches'.$A$1]=2;0;(POWER([$'a'.AS20];2)+POWER([$'b'.AS20];2)))" office:value-type="float" office:value="0">
            <text:p>0</text:p>
          </table:table-cell>
          <table:table-cell table:style-name="ACE-4" table:formula="of:=IF([$'switches'.$A$1]=2;0;(POWER([$'a'.AT20];2)+POWER([$'b'.AT20];2)))" office:value-type="float" office:value="0">
            <text:p>0</text:p>
          </table:table-cell>
          <table:table-cell table:style-name="ACE-4" table:formula="of:=IF([$'switches'.$A$1]=2;0;(POWER([$'a'.AU20];2)+POWER([$'b'.AU20];2)))" office:value-type="float" office:value="0">
            <text:p>0</text:p>
          </table:table-cell>
          <table:table-cell table:style-name="ACE-4" table:formula="of:=IF([$'switches'.$A$1]=2;0;(POWER([$'a'.AV20];2)+POWER([$'b'.AV20];2)))" office:value-type="float" office:value="0">
            <text:p>0</text:p>
          </table:table-cell>
          <table:table-cell table:style-name="ACE-4" table:formula="of:=IF([$'switches'.$A$1]=2;0;(POWER([$'a'.AW20];2)+POWER([$'b'.AW20];2)))" office:value-type="float" office:value="0">
            <text:p>0</text:p>
          </table:table-cell>
          <table:table-cell table:style-name="ACE-4" table:formula="of:=IF([$'switches'.$A$1]=2;0;(POWER([$'a'.AX20];2)+POWER([$'b'.AX2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1];2)+POWER([$'b'.B21];2)))" office:value-type="float" office:value="0">
            <text:p>0</text:p>
          </table:table-cell>
          <table:table-cell table:style-name="ACE-4" table:formula="of:=IF([$'switches'.$A$1]=2;0;(POWER([$'a'.C21];2)+POWER([$'b'.C21];2)))" office:value-type="float" office:value="0">
            <text:p>0</text:p>
          </table:table-cell>
          <table:table-cell table:style-name="ACE-4" table:formula="of:=IF([$'switches'.$A$1]=2;0;(POWER([$'a'.D21];2)+POWER([$'b'.D21];2)))" office:value-type="float" office:value="0">
            <text:p>0</text:p>
          </table:table-cell>
          <table:table-cell table:style-name="ACE-4" table:formula="of:=IF([$'switches'.$A$1]=2;0;(POWER([$'a'.E21];2)+POWER([$'b'.E21];2)))" office:value-type="float" office:value="0">
            <text:p>0</text:p>
          </table:table-cell>
          <table:table-cell table:style-name="ACE-4" table:formula="of:=IF([$'switches'.$A$1]=2;0;(POWER([$'a'.F21];2)+POWER([$'b'.F21];2)))" office:value-type="float" office:value="0">
            <text:p>0</text:p>
          </table:table-cell>
          <table:table-cell table:style-name="ACE-4" table:formula="of:=IF([$'switches'.$A$1]=2;0;(POWER([$'a'.G21];2)+POWER([$'b'.G21];2)))" office:value-type="float" office:value="0">
            <text:p>0</text:p>
          </table:table-cell>
          <table:table-cell table:style-name="ACE-4" table:formula="of:=IF([$'switches'.$A$1]=2;0;(POWER([$'a'.H21];2)+POWER([$'b'.H21];2)))" office:value-type="float" office:value="0">
            <text:p>0</text:p>
          </table:table-cell>
          <table:table-cell table:style-name="ACE-4" table:formula="of:=IF([$'switches'.$A$1]=2;0;(POWER([$'a'.I21];2)+POWER([$'b'.I21];2)))" office:value-type="float" office:value="0">
            <text:p>0</text:p>
          </table:table-cell>
          <table:table-cell table:style-name="ACE-4" table:formula="of:=IF([$'switches'.$A$1]=2;0;(POWER([$'a'.J21];2)+POWER([$'b'.J21];2)))" office:value-type="float" office:value="0">
            <text:p>0</text:p>
          </table:table-cell>
          <table:table-cell table:style-name="ACE-4" table:formula="of:=IF([$'switches'.$A$1]=2;0;(POWER([$'a'.K21];2)+POWER([$'b'.K21];2)))" office:value-type="float" office:value="0">
            <text:p>0</text:p>
          </table:table-cell>
          <table:table-cell table:style-name="ACE-4" table:formula="of:=IF([$'switches'.$A$1]=2;0;(POWER([$'a'.L21];2)+POWER([$'b'.L21];2)))" office:value-type="float" office:value="0">
            <text:p>0</text:p>
          </table:table-cell>
          <table:table-cell table:style-name="ACE-4" table:formula="of:=IF([$'switches'.$A$1]=2;0;(POWER([$'a'.M21];2)+POWER([$'b'.M21];2)))" office:value-type="float" office:value="0">
            <text:p>0</text:p>
          </table:table-cell>
          <table:table-cell table:style-name="ACE-4" table:formula="of:=IF([$'switches'.$A$1]=2;0;(POWER([$'a'.N21];2)+POWER([$'b'.N21];2)))" office:value-type="float" office:value="0">
            <text:p>0</text:p>
          </table:table-cell>
          <table:table-cell table:style-name="ACE-4" table:formula="of:=IF([$'switches'.$A$1]=2;0;(POWER([$'a'.O21];2)+POWER([$'b'.O21];2)))" office:value-type="float" office:value="0">
            <text:p>0</text:p>
          </table:table-cell>
          <table:table-cell table:style-name="ACE-4" table:formula="of:=IF([$'switches'.$A$1]=2;0;(POWER([$'a'.P21];2)+POWER([$'b'.P21];2)))" office:value-type="float" office:value="0">
            <text:p>0</text:p>
          </table:table-cell>
          <table:table-cell table:style-name="ACE-4" table:formula="of:=IF([$'switches'.$A$1]=2;0;(POWER([$'a'.Q21];2)+POWER([$'b'.Q21];2)))" office:value-type="float" office:value="0">
            <text:p>0</text:p>
          </table:table-cell>
          <table:table-cell table:style-name="ACE-4" table:formula="of:=IF([$'switches'.$A$1]=2;0;(POWER([$'a'.R21];2)+POWER([$'b'.R21];2)))" office:value-type="float" office:value="0">
            <text:p>0</text:p>
          </table:table-cell>
          <table:table-cell table:style-name="ACE-4" table:formula="of:=IF([$'switches'.$A$1]=2;0;(POWER([$'a'.S21];2)+POWER([$'b'.S21];2)))" office:value-type="float" office:value="0">
            <text:p>0</text:p>
          </table:table-cell>
          <table:table-cell table:style-name="ACE-4" table:formula="of:=IF([$'switches'.$A$1]=2;0;(POWER([$'a'.T21];2)+POWER([$'b'.T21];2)))" office:value-type="float" office:value="0">
            <text:p>0</text:p>
          </table:table-cell>
          <table:table-cell table:style-name="ACE-4" table:formula="of:=IF([$'switches'.$A$1]=2;0;(POWER([$'a'.U21];2)+POWER([$'b'.U21];2)))" office:value-type="float" office:value="0">
            <text:p>0</text:p>
          </table:table-cell>
          <table:table-cell table:style-name="ACE-4" table:formula="of:=IF([$'switches'.$A$1]=2;0;(POWER([$'a'.V21];2)+POWER([$'b'.V21];2)))" office:value-type="float" office:value="0">
            <text:p>0</text:p>
          </table:table-cell>
          <table:table-cell table:style-name="ACE-4" table:formula="of:=IF([$'switches'.$A$1]=2;0;(POWER([$'a'.W21];2)+POWER([$'b'.W21];2)))" office:value-type="float" office:value="0">
            <text:p>0</text:p>
          </table:table-cell>
          <table:table-cell table:style-name="ACE-4" table:formula="of:=IF([$'switches'.$A$1]=2;0;(POWER([$'a'.X21];2)+POWER([$'b'.X21];2)))" office:value-type="float" office:value="0">
            <text:p>0</text:p>
          </table:table-cell>
          <table:table-cell table:style-name="ACE-4" table:formula="of:=IF([$'switches'.$A$1]=2;0;(POWER([$'a'.Y21];2)+POWER([$'b'.Y21];2)))" office:value-type="float" office:value="0">
            <text:p>0</text:p>
          </table:table-cell>
          <table:table-cell table:style-name="ACE-4" table:formula="of:=IF([$'switches'.$A$1]=2;0;(POWER([$'a'.Z21];2)+POWER([$'b'.Z21];2)))" office:value-type="float" office:value="0">
            <text:p>0</text:p>
          </table:table-cell>
          <table:table-cell table:style-name="ACE-4" table:formula="of:=IF([$'switches'.$A$1]=2;0;(POWER([$'a'.AA21];2)+POWER([$'b'.AA21];2)))" office:value-type="float" office:value="0">
            <text:p>0</text:p>
          </table:table-cell>
          <table:table-cell table:style-name="ACE-4" table:formula="of:=IF([$'switches'.$A$1]=2;0;(POWER([$'a'.AB21];2)+POWER([$'b'.AB21];2)))" office:value-type="float" office:value="0">
            <text:p>0</text:p>
          </table:table-cell>
          <table:table-cell table:style-name="ACE-4" table:formula="of:=IF([$'switches'.$A$1]=2;0;(POWER([$'a'.AC21];2)+POWER([$'b'.AC21];2)))" office:value-type="float" office:value="0">
            <text:p>0</text:p>
          </table:table-cell>
          <table:table-cell table:style-name="ACE-4" table:formula="of:=IF([$'switches'.$A$1]=2;0;(POWER([$'a'.AD21];2)+POWER([$'b'.AD21];2)))" office:value-type="float" office:value="0">
            <text:p>0</text:p>
          </table:table-cell>
          <table:table-cell table:style-name="ACE-4" table:formula="of:=IF([$'switches'.$A$1]=2;0;(POWER([$'a'.AE21];2)+POWER([$'b'.AE21];2)))" office:value-type="float" office:value="0">
            <text:p>0</text:p>
          </table:table-cell>
          <table:table-cell table:style-name="ACE-4" table:formula="of:=IF([$'switches'.$A$1]=2;0;(POWER([$'a'.AF21];2)+POWER([$'b'.AF21];2)))" office:value-type="float" office:value="0">
            <text:p>0</text:p>
          </table:table-cell>
          <table:table-cell table:style-name="ACE-4" table:formula="of:=IF([$'switches'.$A$1]=2;0;(POWER([$'a'.AG21];2)+POWER([$'b'.AG21];2)))" office:value-type="float" office:value="0">
            <text:p>0</text:p>
          </table:table-cell>
          <table:table-cell table:style-name="ACE-4" table:formula="of:=IF([$'switches'.$A$1]=2;0;(POWER([$'a'.AH21];2)+POWER([$'b'.AH21];2)))" office:value-type="float" office:value="0">
            <text:p>0</text:p>
          </table:table-cell>
          <table:table-cell table:style-name="ACE-4" table:formula="of:=IF([$'switches'.$A$1]=2;0;(POWER([$'a'.AI21];2)+POWER([$'b'.AI21];2)))" office:value-type="float" office:value="0">
            <text:p>0</text:p>
          </table:table-cell>
          <table:table-cell table:style-name="ACE-4" table:formula="of:=IF([$'switches'.$A$1]=2;0;(POWER([$'a'.AJ21];2)+POWER([$'b'.AJ21];2)))" office:value-type="float" office:value="0">
            <text:p>0</text:p>
          </table:table-cell>
          <table:table-cell table:style-name="ACE-4" table:formula="of:=IF([$'switches'.$A$1]=2;0;(POWER([$'a'.AK21];2)+POWER([$'b'.AK21];2)))" office:value-type="float" office:value="0">
            <text:p>0</text:p>
          </table:table-cell>
          <table:table-cell table:style-name="ACE-4" table:formula="of:=IF([$'switches'.$A$1]=2;0;(POWER([$'a'.AL21];2)+POWER([$'b'.AL21];2)))" office:value-type="float" office:value="0">
            <text:p>0</text:p>
          </table:table-cell>
          <table:table-cell table:style-name="ACE-4" table:formula="of:=IF([$'switches'.$A$1]=2;0;(POWER([$'a'.AM21];2)+POWER([$'b'.AM21];2)))" office:value-type="float" office:value="0">
            <text:p>0</text:p>
          </table:table-cell>
          <table:table-cell table:style-name="ACE-4" table:formula="of:=IF([$'switches'.$A$1]=2;0;(POWER([$'a'.AN21];2)+POWER([$'b'.AN21];2)))" office:value-type="float" office:value="0">
            <text:p>0</text:p>
          </table:table-cell>
          <table:table-cell table:style-name="ACE-4" table:formula="of:=IF([$'switches'.$A$1]=2;0;(POWER([$'a'.AO21];2)+POWER([$'b'.AO21];2)))" office:value-type="float" office:value="0">
            <text:p>0</text:p>
          </table:table-cell>
          <table:table-cell table:style-name="ACE-4" table:formula="of:=IF([$'switches'.$A$1]=2;0;(POWER([$'a'.AP21];2)+POWER([$'b'.AP21];2)))" office:value-type="float" office:value="0">
            <text:p>0</text:p>
          </table:table-cell>
          <table:table-cell table:style-name="ACE-4" table:formula="of:=IF([$'switches'.$A$1]=2;0;(POWER([$'a'.AQ21];2)+POWER([$'b'.AQ21];2)))" office:value-type="float" office:value="0">
            <text:p>0</text:p>
          </table:table-cell>
          <table:table-cell table:style-name="ACE-4" table:formula="of:=IF([$'switches'.$A$1]=2;0;(POWER([$'a'.AR21];2)+POWER([$'b'.AR21];2)))" office:value-type="float" office:value="0">
            <text:p>0</text:p>
          </table:table-cell>
          <table:table-cell table:style-name="ACE-4" table:formula="of:=IF([$'switches'.$A$1]=2;0;(POWER([$'a'.AS21];2)+POWER([$'b'.AS21];2)))" office:value-type="float" office:value="0">
            <text:p>0</text:p>
          </table:table-cell>
          <table:table-cell table:style-name="ACE-4" table:formula="of:=IF([$'switches'.$A$1]=2;0;(POWER([$'a'.AT21];2)+POWER([$'b'.AT21];2)))" office:value-type="float" office:value="0">
            <text:p>0</text:p>
          </table:table-cell>
          <table:table-cell table:style-name="ACE-4" table:formula="of:=IF([$'switches'.$A$1]=2;0;(POWER([$'a'.AU21];2)+POWER([$'b'.AU21];2)))" office:value-type="float" office:value="0">
            <text:p>0</text:p>
          </table:table-cell>
          <table:table-cell table:style-name="ACE-4" table:formula="of:=IF([$'switches'.$A$1]=2;0;(POWER([$'a'.AV21];2)+POWER([$'b'.AV21];2)))" office:value-type="float" office:value="0">
            <text:p>0</text:p>
          </table:table-cell>
          <table:table-cell table:style-name="ACE-4" table:formula="of:=IF([$'switches'.$A$1]=2;0;(POWER([$'a'.AW21];2)+POWER([$'b'.AW21];2)))" office:value-type="float" office:value="0">
            <text:p>0</text:p>
          </table:table-cell>
          <table:table-cell table:style-name="ACE-4" table:formula="of:=IF([$'switches'.$A$1]=2;0;(POWER([$'a'.AX21];2)+POWER([$'b'.AX21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2];2)+POWER([$'b'.B22];2)))" office:value-type="float" office:value="0">
            <text:p>0</text:p>
          </table:table-cell>
          <table:table-cell table:style-name="ACE-4" table:formula="of:=IF([$'switches'.$A$1]=2;0;(POWER([$'a'.C22];2)+POWER([$'b'.C22];2)))" office:value-type="float" office:value="0">
            <text:p>0</text:p>
          </table:table-cell>
          <table:table-cell table:style-name="ACE-4" table:formula="of:=IF([$'switches'.$A$1]=2;0;(POWER([$'a'.D22];2)+POWER([$'b'.D22];2)))" office:value-type="float" office:value="0">
            <text:p>0</text:p>
          </table:table-cell>
          <table:table-cell table:style-name="ACE-4" table:formula="of:=IF([$'switches'.$A$1]=2;0;(POWER([$'a'.E22];2)+POWER([$'b'.E22];2)))" office:value-type="float" office:value="0">
            <text:p>0</text:p>
          </table:table-cell>
          <table:table-cell table:style-name="ACE-4" table:formula="of:=IF([$'switches'.$A$1]=2;0;(POWER([$'a'.F22];2)+POWER([$'b'.F22];2)))" office:value-type="float" office:value="0">
            <text:p>0</text:p>
          </table:table-cell>
          <table:table-cell table:style-name="ACE-4" table:formula="of:=IF([$'switches'.$A$1]=2;0;(POWER([$'a'.G22];2)+POWER([$'b'.G22];2)))" office:value-type="float" office:value="0">
            <text:p>0</text:p>
          </table:table-cell>
          <table:table-cell table:style-name="ACE-4" table:formula="of:=IF([$'switches'.$A$1]=2;0;(POWER([$'a'.H22];2)+POWER([$'b'.H22];2)))" office:value-type="float" office:value="0">
            <text:p>0</text:p>
          </table:table-cell>
          <table:table-cell table:style-name="ACE-4" table:formula="of:=IF([$'switches'.$A$1]=2;0;(POWER([$'a'.I22];2)+POWER([$'b'.I22];2)))" office:value-type="float" office:value="0">
            <text:p>0</text:p>
          </table:table-cell>
          <table:table-cell table:style-name="ACE-4" table:formula="of:=IF([$'switches'.$A$1]=2;0;(POWER([$'a'.J22];2)+POWER([$'b'.J22];2)))" office:value-type="float" office:value="0">
            <text:p>0</text:p>
          </table:table-cell>
          <table:table-cell table:style-name="ACE-4" table:formula="of:=IF([$'switches'.$A$1]=2;0;(POWER([$'a'.K22];2)+POWER([$'b'.K22];2)))" office:value-type="float" office:value="0">
            <text:p>0</text:p>
          </table:table-cell>
          <table:table-cell table:style-name="ACE-4" table:formula="of:=IF([$'switches'.$A$1]=2;0;(POWER([$'a'.L22];2)+POWER([$'b'.L22];2)))" office:value-type="float" office:value="0">
            <text:p>0</text:p>
          </table:table-cell>
          <table:table-cell table:style-name="ACE-4" table:formula="of:=IF([$'switches'.$A$1]=2;0;(POWER([$'a'.M22];2)+POWER([$'b'.M22];2)))" office:value-type="float" office:value="0">
            <text:p>0</text:p>
          </table:table-cell>
          <table:table-cell table:style-name="ACE-4" table:formula="of:=IF([$'switches'.$A$1]=2;0;(POWER([$'a'.N22];2)+POWER([$'b'.N22];2)))" office:value-type="float" office:value="0">
            <text:p>0</text:p>
          </table:table-cell>
          <table:table-cell table:style-name="ACE-4" table:formula="of:=IF([$'switches'.$A$1]=2;0;(POWER([$'a'.O22];2)+POWER([$'b'.O22];2)))" office:value-type="float" office:value="0">
            <text:p>0</text:p>
          </table:table-cell>
          <table:table-cell table:style-name="ACE-4" table:formula="of:=IF([$'switches'.$A$1]=2;0;(POWER([$'a'.P22];2)+POWER([$'b'.P22];2)))" office:value-type="float" office:value="0">
            <text:p>0</text:p>
          </table:table-cell>
          <table:table-cell table:style-name="ACE-4" table:formula="of:=IF([$'switches'.$A$1]=2;0;(POWER([$'a'.Q22];2)+POWER([$'b'.Q22];2)))" office:value-type="float" office:value="0">
            <text:p>0</text:p>
          </table:table-cell>
          <table:table-cell table:style-name="ACE-4" table:formula="of:=IF([$'switches'.$A$1]=2;0;(POWER([$'a'.R22];2)+POWER([$'b'.R22];2)))" office:value-type="float" office:value="0">
            <text:p>0</text:p>
          </table:table-cell>
          <table:table-cell table:style-name="ACE-4" table:formula="of:=IF([$'switches'.$A$1]=2;0;(POWER([$'a'.S22];2)+POWER([$'b'.S22];2)))" office:value-type="float" office:value="0">
            <text:p>0</text:p>
          </table:table-cell>
          <table:table-cell table:style-name="ACE-4" table:formula="of:=IF([$'switches'.$A$1]=2;0;(POWER([$'a'.T22];2)+POWER([$'b'.T22];2)))" office:value-type="float" office:value="0">
            <text:p>0</text:p>
          </table:table-cell>
          <table:table-cell table:style-name="ACE-4" table:formula="of:=IF([$'switches'.$A$1]=2;0;(POWER([$'a'.U22];2)+POWER([$'b'.U22];2)))" office:value-type="float" office:value="0">
            <text:p>0</text:p>
          </table:table-cell>
          <table:table-cell table:style-name="ACE-4" table:formula="of:=IF([$'switches'.$A$1]=2;0;(POWER([$'a'.V22];2)+POWER([$'b'.V22];2)))" office:value-type="float" office:value="0">
            <text:p>0</text:p>
          </table:table-cell>
          <table:table-cell table:style-name="ACE-4" table:formula="of:=IF([$'switches'.$A$1]=2;0;(POWER([$'a'.W22];2)+POWER([$'b'.W22];2)))" office:value-type="float" office:value="0">
            <text:p>0</text:p>
          </table:table-cell>
          <table:table-cell table:style-name="ACE-4" table:formula="of:=IF([$'switches'.$A$1]=2;0;(POWER([$'a'.X22];2)+POWER([$'b'.X22];2)))" office:value-type="float" office:value="0">
            <text:p>0</text:p>
          </table:table-cell>
          <table:table-cell table:style-name="ACE-4" table:formula="of:=IF([$'switches'.$A$1]=2;0;(POWER([$'a'.Y22];2)+POWER([$'b'.Y22];2)))" office:value-type="float" office:value="0">
            <text:p>0</text:p>
          </table:table-cell>
          <table:table-cell table:style-name="ACE-4" table:formula="of:=IF([$'switches'.$A$1]=2;0;(POWER([$'a'.Z22];2)+POWER([$'b'.Z22];2)))" office:value-type="float" office:value="0">
            <text:p>0</text:p>
          </table:table-cell>
          <table:table-cell table:style-name="ACE-4" table:formula="of:=IF([$'switches'.$A$1]=2;0;(POWER([$'a'.AA22];2)+POWER([$'b'.AA22];2)))" office:value-type="float" office:value="0">
            <text:p>0</text:p>
          </table:table-cell>
          <table:table-cell table:style-name="ACE-4" table:formula="of:=IF([$'switches'.$A$1]=2;0;(POWER([$'a'.AB22];2)+POWER([$'b'.AB22];2)))" office:value-type="float" office:value="0">
            <text:p>0</text:p>
          </table:table-cell>
          <table:table-cell table:style-name="ACE-4" table:formula="of:=IF([$'switches'.$A$1]=2;0;(POWER([$'a'.AC22];2)+POWER([$'b'.AC22];2)))" office:value-type="float" office:value="0">
            <text:p>0</text:p>
          </table:table-cell>
          <table:table-cell table:style-name="ACE-4" table:formula="of:=IF([$'switches'.$A$1]=2;0;(POWER([$'a'.AD22];2)+POWER([$'b'.AD22];2)))" office:value-type="float" office:value="0">
            <text:p>0</text:p>
          </table:table-cell>
          <table:table-cell table:style-name="ACE-4" table:formula="of:=IF([$'switches'.$A$1]=2;0;(POWER([$'a'.AE22];2)+POWER([$'b'.AE22];2)))" office:value-type="float" office:value="0">
            <text:p>0</text:p>
          </table:table-cell>
          <table:table-cell table:style-name="ACE-4" table:formula="of:=IF([$'switches'.$A$1]=2;0;(POWER([$'a'.AF22];2)+POWER([$'b'.AF22];2)))" office:value-type="float" office:value="0">
            <text:p>0</text:p>
          </table:table-cell>
          <table:table-cell table:style-name="ACE-4" table:formula="of:=IF([$'switches'.$A$1]=2;0;(POWER([$'a'.AG22];2)+POWER([$'b'.AG22];2)))" office:value-type="float" office:value="0">
            <text:p>0</text:p>
          </table:table-cell>
          <table:table-cell table:style-name="ACE-4" table:formula="of:=IF([$'switches'.$A$1]=2;0;(POWER([$'a'.AH22];2)+POWER([$'b'.AH22];2)))" office:value-type="float" office:value="0">
            <text:p>0</text:p>
          </table:table-cell>
          <table:table-cell table:style-name="ACE-4" table:formula="of:=IF([$'switches'.$A$1]=2;0;(POWER([$'a'.AI22];2)+POWER([$'b'.AI22];2)))" office:value-type="float" office:value="0">
            <text:p>0</text:p>
          </table:table-cell>
          <table:table-cell table:style-name="ACE-4" table:formula="of:=IF([$'switches'.$A$1]=2;0;(POWER([$'a'.AJ22];2)+POWER([$'b'.AJ22];2)))" office:value-type="float" office:value="0">
            <text:p>0</text:p>
          </table:table-cell>
          <table:table-cell table:style-name="ACE-4" table:formula="of:=IF([$'switches'.$A$1]=2;0;(POWER([$'a'.AK22];2)+POWER([$'b'.AK22];2)))" office:value-type="float" office:value="0">
            <text:p>0</text:p>
          </table:table-cell>
          <table:table-cell table:style-name="ACE-4" table:formula="of:=IF([$'switches'.$A$1]=2;0;(POWER([$'a'.AL22];2)+POWER([$'b'.AL22];2)))" office:value-type="float" office:value="0">
            <text:p>0</text:p>
          </table:table-cell>
          <table:table-cell table:style-name="ACE-4" table:formula="of:=IF([$'switches'.$A$1]=2;0;(POWER([$'a'.AM22];2)+POWER([$'b'.AM22];2)))" office:value-type="float" office:value="0">
            <text:p>0</text:p>
          </table:table-cell>
          <table:table-cell table:style-name="ACE-4" table:formula="of:=IF([$'switches'.$A$1]=2;0;(POWER([$'a'.AN22];2)+POWER([$'b'.AN22];2)))" office:value-type="float" office:value="0">
            <text:p>0</text:p>
          </table:table-cell>
          <table:table-cell table:style-name="ACE-4" table:formula="of:=IF([$'switches'.$A$1]=2;0;(POWER([$'a'.AO22];2)+POWER([$'b'.AO22];2)))" office:value-type="float" office:value="0">
            <text:p>0</text:p>
          </table:table-cell>
          <table:table-cell table:style-name="ACE-4" table:formula="of:=IF([$'switches'.$A$1]=2;0;(POWER([$'a'.AP22];2)+POWER([$'b'.AP22];2)))" office:value-type="float" office:value="0">
            <text:p>0</text:p>
          </table:table-cell>
          <table:table-cell table:style-name="ACE-4" table:formula="of:=IF([$'switches'.$A$1]=2;0;(POWER([$'a'.AQ22];2)+POWER([$'b'.AQ22];2)))" office:value-type="float" office:value="0">
            <text:p>0</text:p>
          </table:table-cell>
          <table:table-cell table:style-name="ACE-4" table:formula="of:=IF([$'switches'.$A$1]=2;0;(POWER([$'a'.AR22];2)+POWER([$'b'.AR22];2)))" office:value-type="float" office:value="0">
            <text:p>0</text:p>
          </table:table-cell>
          <table:table-cell table:style-name="ACE-4" table:formula="of:=IF([$'switches'.$A$1]=2;0;(POWER([$'a'.AS22];2)+POWER([$'b'.AS22];2)))" office:value-type="float" office:value="0">
            <text:p>0</text:p>
          </table:table-cell>
          <table:table-cell table:style-name="ACE-4" table:formula="of:=IF([$'switches'.$A$1]=2;0;(POWER([$'a'.AT22];2)+POWER([$'b'.AT22];2)))" office:value-type="float" office:value="0">
            <text:p>0</text:p>
          </table:table-cell>
          <table:table-cell table:style-name="ACE-4" table:formula="of:=IF([$'switches'.$A$1]=2;0;(POWER([$'a'.AU22];2)+POWER([$'b'.AU22];2)))" office:value-type="float" office:value="0">
            <text:p>0</text:p>
          </table:table-cell>
          <table:table-cell table:style-name="ACE-4" table:formula="of:=IF([$'switches'.$A$1]=2;0;(POWER([$'a'.AV22];2)+POWER([$'b'.AV22];2)))" office:value-type="float" office:value="0">
            <text:p>0</text:p>
          </table:table-cell>
          <table:table-cell table:style-name="ACE-4" table:formula="of:=IF([$'switches'.$A$1]=2;0;(POWER([$'a'.AW22];2)+POWER([$'b'.AW22];2)))" office:value-type="float" office:value="0">
            <text:p>0</text:p>
          </table:table-cell>
          <table:table-cell table:style-name="ACE-4" table:formula="of:=IF([$'switches'.$A$1]=2;0;(POWER([$'a'.AX22];2)+POWER([$'b'.AX2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3];2)+POWER([$'b'.B23];2)))" office:value-type="float" office:value="0">
            <text:p>0</text:p>
          </table:table-cell>
          <table:table-cell table:style-name="ACE-4" table:formula="of:=IF([$'switches'.$A$1]=2;0;(POWER([$'a'.C23];2)+POWER([$'b'.C23];2)))" office:value-type="float" office:value="0">
            <text:p>0</text:p>
          </table:table-cell>
          <table:table-cell table:style-name="ACE-4" table:formula="of:=IF([$'switches'.$A$1]=2;0;(POWER([$'a'.D23];2)+POWER([$'b'.D23];2)))" office:value-type="float" office:value="0">
            <text:p>0</text:p>
          </table:table-cell>
          <table:table-cell table:style-name="ACE-4" table:formula="of:=IF([$'switches'.$A$1]=2;0;(POWER([$'a'.E23];2)+POWER([$'b'.E23];2)))" office:value-type="float" office:value="0">
            <text:p>0</text:p>
          </table:table-cell>
          <table:table-cell table:style-name="ACE-4" table:formula="of:=IF([$'switches'.$A$1]=2;0;(POWER([$'a'.F23];2)+POWER([$'b'.F23];2)))" office:value-type="float" office:value="0">
            <text:p>0</text:p>
          </table:table-cell>
          <table:table-cell table:style-name="ACE-4" table:formula="of:=IF([$'switches'.$A$1]=2;0;(POWER([$'a'.G23];2)+POWER([$'b'.G23];2)))" office:value-type="float" office:value="0">
            <text:p>0</text:p>
          </table:table-cell>
          <table:table-cell table:style-name="ACE-4" table:formula="of:=IF([$'switches'.$A$1]=2;0;(POWER([$'a'.H23];2)+POWER([$'b'.H23];2)))" office:value-type="float" office:value="0">
            <text:p>0</text:p>
          </table:table-cell>
          <table:table-cell table:style-name="ACE-4" table:formula="of:=IF([$'switches'.$A$1]=2;0;(POWER([$'a'.I23];2)+POWER([$'b'.I23];2)))" office:value-type="float" office:value="0">
            <text:p>0</text:p>
          </table:table-cell>
          <table:table-cell table:style-name="ACE-4" table:formula="of:=IF([$'switches'.$A$1]=2;0;(POWER([$'a'.J23];2)+POWER([$'b'.J23];2)))" office:value-type="float" office:value="0">
            <text:p>0</text:p>
          </table:table-cell>
          <table:table-cell table:style-name="ACE-4" table:formula="of:=IF([$'switches'.$A$1]=2;0;(POWER([$'a'.K23];2)+POWER([$'b'.K23];2)))" office:value-type="float" office:value="0">
            <text:p>0</text:p>
          </table:table-cell>
          <table:table-cell table:style-name="ACE-4" table:formula="of:=IF([$'switches'.$A$1]=2;0;(POWER([$'a'.L23];2)+POWER([$'b'.L23];2)))" office:value-type="float" office:value="0">
            <text:p>0</text:p>
          </table:table-cell>
          <table:table-cell table:style-name="ACE-4" table:formula="of:=IF([$'switches'.$A$1]=2;0;(POWER([$'a'.M23];2)+POWER([$'b'.M23];2)))" office:value-type="float" office:value="0">
            <text:p>0</text:p>
          </table:table-cell>
          <table:table-cell table:style-name="ACE-4" table:formula="of:=IF([$'switches'.$A$1]=2;0;(POWER([$'a'.N23];2)+POWER([$'b'.N23];2)))" office:value-type="float" office:value="0">
            <text:p>0</text:p>
          </table:table-cell>
          <table:table-cell table:style-name="ACE-4" table:formula="of:=IF([$'switches'.$A$1]=2;0;(POWER([$'a'.O23];2)+POWER([$'b'.O23];2)))" office:value-type="float" office:value="0">
            <text:p>0</text:p>
          </table:table-cell>
          <table:table-cell table:style-name="ACE-4" table:formula="of:=IF([$'switches'.$A$1]=2;0;(POWER([$'a'.P23];2)+POWER([$'b'.P23];2)))" office:value-type="float" office:value="0">
            <text:p>0</text:p>
          </table:table-cell>
          <table:table-cell table:style-name="ACE-4" table:formula="of:=IF([$'switches'.$A$1]=2;0;(POWER([$'a'.Q23];2)+POWER([$'b'.Q23];2)))" office:value-type="float" office:value="0">
            <text:p>0</text:p>
          </table:table-cell>
          <table:table-cell table:style-name="ACE-4" table:formula="of:=IF([$'switches'.$A$1]=2;0;(POWER([$'a'.R23];2)+POWER([$'b'.R23];2)))" office:value-type="float" office:value="0">
            <text:p>0</text:p>
          </table:table-cell>
          <table:table-cell table:style-name="ACE-4" table:formula="of:=IF([$'switches'.$A$1]=2;0;(POWER([$'a'.S23];2)+POWER([$'b'.S23];2)))" office:value-type="float" office:value="0">
            <text:p>0</text:p>
          </table:table-cell>
          <table:table-cell table:style-name="ACE-4" table:formula="of:=IF([$'switches'.$A$1]=2;0;(POWER([$'a'.T23];2)+POWER([$'b'.T23];2)))" office:value-type="float" office:value="0">
            <text:p>0</text:p>
          </table:table-cell>
          <table:table-cell table:style-name="ACE-4" table:formula="of:=IF([$'switches'.$A$1]=2;0;(POWER([$'a'.U23];2)+POWER([$'b'.U23];2)))" office:value-type="float" office:value="0">
            <text:p>0</text:p>
          </table:table-cell>
          <table:table-cell table:style-name="ACE-4" table:formula="of:=IF([$'switches'.$A$1]=2;0;(POWER([$'a'.V23];2)+POWER([$'b'.V23];2)))" office:value-type="float" office:value="0">
            <text:p>0</text:p>
          </table:table-cell>
          <table:table-cell table:style-name="ACE-4" table:formula="of:=IF([$'switches'.$A$1]=2;0;(POWER([$'a'.W23];2)+POWER([$'b'.W23];2)))" office:value-type="float" office:value="0">
            <text:p>0</text:p>
          </table:table-cell>
          <table:table-cell table:style-name="ACE-4" table:formula="of:=IF([$'switches'.$A$1]=2;0;(POWER([$'a'.X23];2)+POWER([$'b'.X23];2)))" office:value-type="float" office:value="0">
            <text:p>0</text:p>
          </table:table-cell>
          <table:table-cell table:style-name="ACE-4" table:formula="of:=IF([$'switches'.$A$1]=2;0;(POWER([$'a'.Y23];2)+POWER([$'b'.Y23];2)))" office:value-type="float" office:value="0">
            <text:p>0</text:p>
          </table:table-cell>
          <table:table-cell table:style-name="ACE-4" table:formula="of:=IF([$'switches'.$A$1]=2;0;(POWER([$'a'.Z23];2)+POWER([$'b'.Z23];2)))" office:value-type="float" office:value="0">
            <text:p>0</text:p>
          </table:table-cell>
          <table:table-cell table:style-name="ACE-4" table:formula="of:=IF([$'switches'.$A$1]=2;0;(POWER([$'a'.AA23];2)+POWER([$'b'.AA23];2)))" office:value-type="float" office:value="0">
            <text:p>0</text:p>
          </table:table-cell>
          <table:table-cell table:style-name="ACE-4" table:formula="of:=IF([$'switches'.$A$1]=2;0;(POWER([$'a'.AB23];2)+POWER([$'b'.AB23];2)))" office:value-type="float" office:value="0">
            <text:p>0</text:p>
          </table:table-cell>
          <table:table-cell table:style-name="ACE-4" table:formula="of:=IF([$'switches'.$A$1]=2;0;(POWER([$'a'.AC23];2)+POWER([$'b'.AC23];2)))" office:value-type="float" office:value="0">
            <text:p>0</text:p>
          </table:table-cell>
          <table:table-cell table:style-name="ACE-4" table:formula="of:=IF([$'switches'.$A$1]=2;0;(POWER([$'a'.AD23];2)+POWER([$'b'.AD23];2)))" office:value-type="float" office:value="0">
            <text:p>0</text:p>
          </table:table-cell>
          <table:table-cell table:style-name="ACE-4" table:formula="of:=IF([$'switches'.$A$1]=2;0;(POWER([$'a'.AE23];2)+POWER([$'b'.AE23];2)))" office:value-type="float" office:value="0">
            <text:p>0</text:p>
          </table:table-cell>
          <table:table-cell table:style-name="ACE-4" table:formula="of:=IF([$'switches'.$A$1]=2;0;(POWER([$'a'.AF23];2)+POWER([$'b'.AF23];2)))" office:value-type="float" office:value="0">
            <text:p>0</text:p>
          </table:table-cell>
          <table:table-cell table:style-name="ACE-4" table:formula="of:=IF([$'switches'.$A$1]=2;0;(POWER([$'a'.AG23];2)+POWER([$'b'.AG23];2)))" office:value-type="float" office:value="0">
            <text:p>0</text:p>
          </table:table-cell>
          <table:table-cell table:style-name="ACE-4" table:formula="of:=IF([$'switches'.$A$1]=2;0;(POWER([$'a'.AH23];2)+POWER([$'b'.AH23];2)))" office:value-type="float" office:value="0">
            <text:p>0</text:p>
          </table:table-cell>
          <table:table-cell table:style-name="ACE-4" table:formula="of:=IF([$'switches'.$A$1]=2;0;(POWER([$'a'.AI23];2)+POWER([$'b'.AI23];2)))" office:value-type="float" office:value="0">
            <text:p>0</text:p>
          </table:table-cell>
          <table:table-cell table:style-name="ACE-4" table:formula="of:=IF([$'switches'.$A$1]=2;0;(POWER([$'a'.AJ23];2)+POWER([$'b'.AJ23];2)))" office:value-type="float" office:value="0">
            <text:p>0</text:p>
          </table:table-cell>
          <table:table-cell table:style-name="ACE-4" table:formula="of:=IF([$'switches'.$A$1]=2;0;(POWER([$'a'.AK23];2)+POWER([$'b'.AK23];2)))" office:value-type="float" office:value="0">
            <text:p>0</text:p>
          </table:table-cell>
          <table:table-cell table:style-name="ACE-4" table:formula="of:=IF([$'switches'.$A$1]=2;0;(POWER([$'a'.AL23];2)+POWER([$'b'.AL23];2)))" office:value-type="float" office:value="0">
            <text:p>0</text:p>
          </table:table-cell>
          <table:table-cell table:style-name="ACE-4" table:formula="of:=IF([$'switches'.$A$1]=2;0;(POWER([$'a'.AM23];2)+POWER([$'b'.AM23];2)))" office:value-type="float" office:value="0">
            <text:p>0</text:p>
          </table:table-cell>
          <table:table-cell table:style-name="ACE-4" table:formula="of:=IF([$'switches'.$A$1]=2;0;(POWER([$'a'.AN23];2)+POWER([$'b'.AN23];2)))" office:value-type="float" office:value="0">
            <text:p>0</text:p>
          </table:table-cell>
          <table:table-cell table:style-name="ACE-4" table:formula="of:=IF([$'switches'.$A$1]=2;0;(POWER([$'a'.AO23];2)+POWER([$'b'.AO23];2)))" office:value-type="float" office:value="0">
            <text:p>0</text:p>
          </table:table-cell>
          <table:table-cell table:style-name="ACE-4" table:formula="of:=IF([$'switches'.$A$1]=2;0;(POWER([$'a'.AP23];2)+POWER([$'b'.AP23];2)))" office:value-type="float" office:value="0">
            <text:p>0</text:p>
          </table:table-cell>
          <table:table-cell table:style-name="ACE-4" table:formula="of:=IF([$'switches'.$A$1]=2;0;(POWER([$'a'.AQ23];2)+POWER([$'b'.AQ23];2)))" office:value-type="float" office:value="0">
            <text:p>0</text:p>
          </table:table-cell>
          <table:table-cell table:style-name="ACE-4" table:formula="of:=IF([$'switches'.$A$1]=2;0;(POWER([$'a'.AR23];2)+POWER([$'b'.AR23];2)))" office:value-type="float" office:value="0">
            <text:p>0</text:p>
          </table:table-cell>
          <table:table-cell table:style-name="ACE-4" table:formula="of:=IF([$'switches'.$A$1]=2;0;(POWER([$'a'.AS23];2)+POWER([$'b'.AS23];2)))" office:value-type="float" office:value="0">
            <text:p>0</text:p>
          </table:table-cell>
          <table:table-cell table:style-name="ACE-4" table:formula="of:=IF([$'switches'.$A$1]=2;0;(POWER([$'a'.AT23];2)+POWER([$'b'.AT23];2)))" office:value-type="float" office:value="0">
            <text:p>0</text:p>
          </table:table-cell>
          <table:table-cell table:style-name="ACE-4" table:formula="of:=IF([$'switches'.$A$1]=2;0;(POWER([$'a'.AU23];2)+POWER([$'b'.AU23];2)))" office:value-type="float" office:value="0">
            <text:p>0</text:p>
          </table:table-cell>
          <table:table-cell table:style-name="ACE-4" table:formula="of:=IF([$'switches'.$A$1]=2;0;(POWER([$'a'.AV23];2)+POWER([$'b'.AV23];2)))" office:value-type="float" office:value="0">
            <text:p>0</text:p>
          </table:table-cell>
          <table:table-cell table:style-name="ACE-4" table:formula="of:=IF([$'switches'.$A$1]=2;0;(POWER([$'a'.AW23];2)+POWER([$'b'.AW23];2)))" office:value-type="float" office:value="0">
            <text:p>0</text:p>
          </table:table-cell>
          <table:table-cell table:style-name="ACE-4" table:formula="of:=IF([$'switches'.$A$1]=2;0;(POWER([$'a'.AX23];2)+POWER([$'b'.AX2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4];2)+POWER([$'b'.B24];2)))" office:value-type="float" office:value="0">
            <text:p>0</text:p>
          </table:table-cell>
          <table:table-cell table:style-name="ACE-4" table:formula="of:=IF([$'switches'.$A$1]=2;0;(POWER([$'a'.C24];2)+POWER([$'b'.C24];2)))" office:value-type="float" office:value="0">
            <text:p>0</text:p>
          </table:table-cell>
          <table:table-cell table:style-name="ACE-4" table:formula="of:=IF([$'switches'.$A$1]=2;0;(POWER([$'a'.D24];2)+POWER([$'b'.D24];2)))" office:value-type="float" office:value="0">
            <text:p>0</text:p>
          </table:table-cell>
          <table:table-cell table:style-name="ACE-4" table:formula="of:=IF([$'switches'.$A$1]=2;0;(POWER([$'a'.E24];2)+POWER([$'b'.E24];2)))" office:value-type="float" office:value="0">
            <text:p>0</text:p>
          </table:table-cell>
          <table:table-cell table:style-name="ACE-4" table:formula="of:=IF([$'switches'.$A$1]=2;0;(POWER([$'a'.F24];2)+POWER([$'b'.F24];2)))" office:value-type="float" office:value="0">
            <text:p>0</text:p>
          </table:table-cell>
          <table:table-cell table:style-name="ACE-4" table:formula="of:=IF([$'switches'.$A$1]=2;0;(POWER([$'a'.G24];2)+POWER([$'b'.G24];2)))" office:value-type="float" office:value="0">
            <text:p>0</text:p>
          </table:table-cell>
          <table:table-cell table:style-name="ACE-4" table:formula="of:=IF([$'switches'.$A$1]=2;0;(POWER([$'a'.H24];2)+POWER([$'b'.H24];2)))" office:value-type="float" office:value="0">
            <text:p>0</text:p>
          </table:table-cell>
          <table:table-cell table:style-name="ACE-4" table:formula="of:=IF([$'switches'.$A$1]=2;0;(POWER([$'a'.I24];2)+POWER([$'b'.I24];2)))" office:value-type="float" office:value="0">
            <text:p>0</text:p>
          </table:table-cell>
          <table:table-cell table:style-name="ACE-4" table:formula="of:=IF([$'switches'.$A$1]=2;0;(POWER([$'a'.J24];2)+POWER([$'b'.J24];2)))" office:value-type="float" office:value="0">
            <text:p>0</text:p>
          </table:table-cell>
          <table:table-cell table:style-name="ACE-4" table:formula="of:=IF([$'switches'.$A$1]=2;0;(POWER([$'a'.K24];2)+POWER([$'b'.K24];2)))" office:value-type="float" office:value="0">
            <text:p>0</text:p>
          </table:table-cell>
          <table:table-cell table:style-name="ACE-4" table:formula="of:=IF([$'switches'.$A$1]=2;0;(POWER([$'a'.L24];2)+POWER([$'b'.L24];2)))" office:value-type="float" office:value="0">
            <text:p>0</text:p>
          </table:table-cell>
          <table:table-cell table:style-name="ACE-4" table:formula="of:=IF([$'switches'.$A$1]=2;0;(POWER([$'a'.M24];2)+POWER([$'b'.M24];2)))" office:value-type="float" office:value="0">
            <text:p>0</text:p>
          </table:table-cell>
          <table:table-cell table:style-name="ACE-4" table:formula="of:=IF([$'switches'.$A$1]=2;0;(POWER([$'a'.N24];2)+POWER([$'b'.N24];2)))" office:value-type="float" office:value="0">
            <text:p>0</text:p>
          </table:table-cell>
          <table:table-cell table:style-name="ACE-4" table:formula="of:=IF([$'switches'.$A$1]=2;0;(POWER([$'a'.O24];2)+POWER([$'b'.O24];2)))" office:value-type="float" office:value="0">
            <text:p>0</text:p>
          </table:table-cell>
          <table:table-cell table:style-name="ACE-4" table:formula="of:=IF([$'switches'.$A$1]=2;0;(POWER([$'a'.P24];2)+POWER([$'b'.P24];2)))" office:value-type="float" office:value="0">
            <text:p>0</text:p>
          </table:table-cell>
          <table:table-cell table:style-name="ACE-4" table:formula="of:=IF([$'switches'.$A$1]=2;0;(POWER([$'a'.Q24];2)+POWER([$'b'.Q24];2)))" office:value-type="float" office:value="0">
            <text:p>0</text:p>
          </table:table-cell>
          <table:table-cell table:style-name="ACE-4" table:formula="of:=IF([$'switches'.$A$1]=2;0;(POWER([$'a'.R24];2)+POWER([$'b'.R24];2)))" office:value-type="float" office:value="0">
            <text:p>0</text:p>
          </table:table-cell>
          <table:table-cell table:style-name="ACE-4" table:formula="of:=IF([$'switches'.$A$1]=2;0;(POWER([$'a'.S24];2)+POWER([$'b'.S24];2)))" office:value-type="float" office:value="0">
            <text:p>0</text:p>
          </table:table-cell>
          <table:table-cell table:style-name="ACE-4" table:formula="of:=IF([$'switches'.$A$1]=2;0;(POWER([$'a'.T24];2)+POWER([$'b'.T24];2)))" office:value-type="float" office:value="0">
            <text:p>0</text:p>
          </table:table-cell>
          <table:table-cell table:style-name="ACE-4" table:formula="of:=IF([$'switches'.$A$1]=2;0;(POWER([$'a'.U24];2)+POWER([$'b'.U24];2)))" office:value-type="float" office:value="0">
            <text:p>0</text:p>
          </table:table-cell>
          <table:table-cell table:style-name="ACE-4" table:formula="of:=IF([$'switches'.$A$1]=2;0;(POWER([$'a'.V24];2)+POWER([$'b'.V24];2)))" office:value-type="float" office:value="0">
            <text:p>0</text:p>
          </table:table-cell>
          <table:table-cell table:style-name="ACE-4" table:formula="of:=IF([$'switches'.$A$1]=2;0;(POWER([$'a'.W24];2)+POWER([$'b'.W24];2)))" office:value-type="float" office:value="0">
            <text:p>0</text:p>
          </table:table-cell>
          <table:table-cell table:style-name="ACE-4" table:formula="of:=IF([$'switches'.$A$1]=2;0;(POWER([$'a'.X24];2)+POWER([$'b'.X24];2)))" office:value-type="float" office:value="0">
            <text:p>0</text:p>
          </table:table-cell>
          <table:table-cell table:style-name="ACE-4" table:formula="of:=IF([$'switches'.$A$1]=2;0;(POWER([$'a'.Y24];2)+POWER([$'b'.Y24];2)))" office:value-type="float" office:value="0">
            <text:p>0</text:p>
          </table:table-cell>
          <table:table-cell table:style-name="ACE-4" table:formula="of:=IF([$'switches'.$A$1]=2;0;(POWER([$'a'.Z24];2)+POWER([$'b'.Z24];2)))" office:value-type="float" office:value="0">
            <text:p>0</text:p>
          </table:table-cell>
          <table:table-cell table:style-name="ACE-4" table:formula="of:=IF([$'switches'.$A$1]=2;0;(POWER([$'a'.AA24];2)+POWER([$'b'.AA24];2)))" office:value-type="float" office:value="0">
            <text:p>0</text:p>
          </table:table-cell>
          <table:table-cell table:style-name="ACE-4" table:formula="of:=IF([$'switches'.$A$1]=2;0;(POWER([$'a'.AB24];2)+POWER([$'b'.AB24];2)))" office:value-type="float" office:value="0">
            <text:p>0</text:p>
          </table:table-cell>
          <table:table-cell table:style-name="ACE-4" table:formula="of:=IF([$'switches'.$A$1]=2;0;(POWER([$'a'.AC24];2)+POWER([$'b'.AC24];2)))" office:value-type="float" office:value="0">
            <text:p>0</text:p>
          </table:table-cell>
          <table:table-cell table:style-name="ACE-4" table:formula="of:=IF([$'switches'.$A$1]=2;0;(POWER([$'a'.AD24];2)+POWER([$'b'.AD24];2)))" office:value-type="float" office:value="0">
            <text:p>0</text:p>
          </table:table-cell>
          <table:table-cell table:style-name="ACE-4" table:formula="of:=IF([$'switches'.$A$1]=2;0;(POWER([$'a'.AE24];2)+POWER([$'b'.AE24];2)))" office:value-type="float" office:value="0">
            <text:p>0</text:p>
          </table:table-cell>
          <table:table-cell table:style-name="ACE-4" table:formula="of:=IF([$'switches'.$A$1]=2;0;(POWER([$'a'.AF24];2)+POWER([$'b'.AF24];2)))" office:value-type="float" office:value="0">
            <text:p>0</text:p>
          </table:table-cell>
          <table:table-cell table:style-name="ACE-4" table:formula="of:=IF([$'switches'.$A$1]=2;0;(POWER([$'a'.AG24];2)+POWER([$'b'.AG24];2)))" office:value-type="float" office:value="0">
            <text:p>0</text:p>
          </table:table-cell>
          <table:table-cell table:style-name="ACE-4" table:formula="of:=IF([$'switches'.$A$1]=2;0;(POWER([$'a'.AH24];2)+POWER([$'b'.AH24];2)))" office:value-type="float" office:value="0">
            <text:p>0</text:p>
          </table:table-cell>
          <table:table-cell table:style-name="ACE-4" table:formula="of:=IF([$'switches'.$A$1]=2;0;(POWER([$'a'.AI24];2)+POWER([$'b'.AI24];2)))" office:value-type="float" office:value="0">
            <text:p>0</text:p>
          </table:table-cell>
          <table:table-cell table:style-name="ACE-4" table:formula="of:=IF([$'switches'.$A$1]=2;0;(POWER([$'a'.AJ24];2)+POWER([$'b'.AJ24];2)))" office:value-type="float" office:value="0">
            <text:p>0</text:p>
          </table:table-cell>
          <table:table-cell table:style-name="ACE-4" table:formula="of:=IF([$'switches'.$A$1]=2;0;(POWER([$'a'.AK24];2)+POWER([$'b'.AK24];2)))" office:value-type="float" office:value="0">
            <text:p>0</text:p>
          </table:table-cell>
          <table:table-cell table:style-name="ACE-4" table:formula="of:=IF([$'switches'.$A$1]=2;0;(POWER([$'a'.AL24];2)+POWER([$'b'.AL24];2)))" office:value-type="float" office:value="0">
            <text:p>0</text:p>
          </table:table-cell>
          <table:table-cell table:style-name="ACE-4" table:formula="of:=IF([$'switches'.$A$1]=2;0;(POWER([$'a'.AM24];2)+POWER([$'b'.AM24];2)))" office:value-type="float" office:value="0">
            <text:p>0</text:p>
          </table:table-cell>
          <table:table-cell table:style-name="ACE-4" table:formula="of:=IF([$'switches'.$A$1]=2;0;(POWER([$'a'.AN24];2)+POWER([$'b'.AN24];2)))" office:value-type="float" office:value="0">
            <text:p>0</text:p>
          </table:table-cell>
          <table:table-cell table:style-name="ACE-4" table:formula="of:=IF([$'switches'.$A$1]=2;0;(POWER([$'a'.AO24];2)+POWER([$'b'.AO24];2)))" office:value-type="float" office:value="0">
            <text:p>0</text:p>
          </table:table-cell>
          <table:table-cell table:style-name="ACE-4" table:formula="of:=IF([$'switches'.$A$1]=2;0;(POWER([$'a'.AP24];2)+POWER([$'b'.AP24];2)))" office:value-type="float" office:value="0">
            <text:p>0</text:p>
          </table:table-cell>
          <table:table-cell table:style-name="ACE-4" table:formula="of:=IF([$'switches'.$A$1]=2;0;(POWER([$'a'.AQ24];2)+POWER([$'b'.AQ24];2)))" office:value-type="float" office:value="0">
            <text:p>0</text:p>
          </table:table-cell>
          <table:table-cell table:style-name="ACE-4" table:formula="of:=IF([$'switches'.$A$1]=2;0;(POWER([$'a'.AR24];2)+POWER([$'b'.AR24];2)))" office:value-type="float" office:value="0">
            <text:p>0</text:p>
          </table:table-cell>
          <table:table-cell table:style-name="ACE-4" table:formula="of:=IF([$'switches'.$A$1]=2;0;(POWER([$'a'.AS24];2)+POWER([$'b'.AS24];2)))" office:value-type="float" office:value="0">
            <text:p>0</text:p>
          </table:table-cell>
          <table:table-cell table:style-name="ACE-4" table:formula="of:=IF([$'switches'.$A$1]=2;0;(POWER([$'a'.AT24];2)+POWER([$'b'.AT24];2)))" office:value-type="float" office:value="0">
            <text:p>0</text:p>
          </table:table-cell>
          <table:table-cell table:style-name="ACE-4" table:formula="of:=IF([$'switches'.$A$1]=2;0;(POWER([$'a'.AU24];2)+POWER([$'b'.AU24];2)))" office:value-type="float" office:value="0">
            <text:p>0</text:p>
          </table:table-cell>
          <table:table-cell table:style-name="ACE-4" table:formula="of:=IF([$'switches'.$A$1]=2;0;(POWER([$'a'.AV24];2)+POWER([$'b'.AV24];2)))" office:value-type="float" office:value="0">
            <text:p>0</text:p>
          </table:table-cell>
          <table:table-cell table:style-name="ACE-4" table:formula="of:=IF([$'switches'.$A$1]=2;0;(POWER([$'a'.AW24];2)+POWER([$'b'.AW24];2)))" office:value-type="float" office:value="0">
            <text:p>0</text:p>
          </table:table-cell>
          <table:table-cell table:style-name="ACE-4" table:formula="of:=IF([$'switches'.$A$1]=2;0;(POWER([$'a'.AX24];2)+POWER([$'b'.AX2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5];2)+POWER([$'b'.B25];2)))" office:value-type="float" office:value="0">
            <text:p>0</text:p>
          </table:table-cell>
          <table:table-cell table:style-name="ACE-4" table:formula="of:=IF([$'switches'.$A$1]=2;0;(POWER([$'a'.C25];2)+POWER([$'b'.C25];2)))" office:value-type="float" office:value="0">
            <text:p>0</text:p>
          </table:table-cell>
          <table:table-cell table:style-name="ACE-4" table:formula="of:=IF([$'switches'.$A$1]=2;0;(POWER([$'a'.D25];2)+POWER([$'b'.D25];2)))" office:value-type="float" office:value="0">
            <text:p>0</text:p>
          </table:table-cell>
          <table:table-cell table:style-name="ACE-4" table:formula="of:=IF([$'switches'.$A$1]=2;0;(POWER([$'a'.E25];2)+POWER([$'b'.E25];2)))" office:value-type="float" office:value="0">
            <text:p>0</text:p>
          </table:table-cell>
          <table:table-cell table:style-name="ACE-4" table:formula="of:=IF([$'switches'.$A$1]=2;0;(POWER([$'a'.F25];2)+POWER([$'b'.F25];2)))" office:value-type="float" office:value="0">
            <text:p>0</text:p>
          </table:table-cell>
          <table:table-cell table:style-name="ACE-4" table:formula="of:=IF([$'switches'.$A$1]=2;0;(POWER([$'a'.G25];2)+POWER([$'b'.G25];2)))" office:value-type="float" office:value="0">
            <text:p>0</text:p>
          </table:table-cell>
          <table:table-cell table:style-name="ACE-4" table:formula="of:=IF([$'switches'.$A$1]=2;0;(POWER([$'a'.H25];2)+POWER([$'b'.H25];2)))" office:value-type="float" office:value="0">
            <text:p>0</text:p>
          </table:table-cell>
          <table:table-cell table:style-name="ACE-4" table:formula="of:=IF([$'switches'.$A$1]=2;0;(POWER([$'a'.I25];2)+POWER([$'b'.I25];2)))" office:value-type="float" office:value="0">
            <text:p>0</text:p>
          </table:table-cell>
          <table:table-cell table:style-name="ACE-4" table:formula="of:=IF([$'switches'.$A$1]=2;0;(POWER([$'a'.J25];2)+POWER([$'b'.J25];2)))" office:value-type="float" office:value="0">
            <text:p>0</text:p>
          </table:table-cell>
          <table:table-cell table:style-name="ACE-4" table:formula="of:=IF([$'switches'.$A$1]=2;0;(POWER([$'a'.K25];2)+POWER([$'b'.K25];2)))" office:value-type="float" office:value="0">
            <text:p>0</text:p>
          </table:table-cell>
          <table:table-cell table:style-name="ACE-4" table:formula="of:=IF([$'switches'.$A$1]=2;0;(POWER([$'a'.L25];2)+POWER([$'b'.L25];2)))" office:value-type="float" office:value="0">
            <text:p>0</text:p>
          </table:table-cell>
          <table:table-cell table:style-name="ACE-4" table:formula="of:=IF([$'switches'.$A$1]=2;0;(POWER([$'a'.M25];2)+POWER([$'b'.M25];2)))" office:value-type="float" office:value="0">
            <text:p>0</text:p>
          </table:table-cell>
          <table:table-cell table:style-name="ACE-4" table:formula="of:=IF([$'switches'.$A$1]=2;0;(POWER([$'a'.N25];2)+POWER([$'b'.N25];2)))" office:value-type="float" office:value="0">
            <text:p>0</text:p>
          </table:table-cell>
          <table:table-cell table:style-name="ACE-4" table:formula="of:=IF([$'switches'.$A$1]=2;0;(POWER([$'a'.O25];2)+POWER([$'b'.O25];2)))" office:value-type="float" office:value="0">
            <text:p>0</text:p>
          </table:table-cell>
          <table:table-cell table:style-name="ACE-4" table:formula="of:=IF([$'switches'.$A$1]=2;0;(POWER([$'a'.P25];2)+POWER([$'b'.P25];2)))" office:value-type="float" office:value="0">
            <text:p>0</text:p>
          </table:table-cell>
          <table:table-cell table:style-name="ACE-4" table:formula="of:=IF([$'switches'.$A$1]=2;0;(POWER([$'a'.Q25];2)+POWER([$'b'.Q25];2)))" office:value-type="float" office:value="0">
            <text:p>0</text:p>
          </table:table-cell>
          <table:table-cell table:style-name="ACE-4" table:formula="of:=IF([$'switches'.$A$1]=2;0;(POWER([$'a'.R25];2)+POWER([$'b'.R25];2)))" office:value-type="float" office:value="0">
            <text:p>0</text:p>
          </table:table-cell>
          <table:table-cell table:style-name="ACE-4" table:formula="of:=IF([$'switches'.$A$1]=2;0;(POWER([$'a'.S25];2)+POWER([$'b'.S25];2)))" office:value-type="float" office:value="0">
            <text:p>0</text:p>
          </table:table-cell>
          <table:table-cell table:style-name="ACE-4" table:formula="of:=IF([$'switches'.$A$1]=2;0;(POWER([$'a'.T25];2)+POWER([$'b'.T25];2)))" office:value-type="float" office:value="0">
            <text:p>0</text:p>
          </table:table-cell>
          <table:table-cell table:style-name="ACE-4" table:formula="of:=IF([$'switches'.$A$1]=2;0;(POWER([$'a'.U25];2)+POWER([$'b'.U25];2)))" office:value-type="float" office:value="0">
            <text:p>0</text:p>
          </table:table-cell>
          <table:table-cell table:style-name="ACE-4" table:formula="of:=IF([$'switches'.$A$1]=2;0;(POWER([$'a'.V25];2)+POWER([$'b'.V25];2)))" office:value-type="float" office:value="0">
            <text:p>0</text:p>
          </table:table-cell>
          <table:table-cell table:style-name="ACE-4" table:formula="of:=IF([$'switches'.$A$1]=2;0;(POWER([$'a'.W25];2)+POWER([$'b'.W25];2)))" office:value-type="float" office:value="0">
            <text:p>0</text:p>
          </table:table-cell>
          <table:table-cell table:style-name="ACE-4" table:formula="of:=IF([$'switches'.$A$1]=2;0;(POWER([$'a'.X25];2)+POWER([$'b'.X25];2)))" office:value-type="float" office:value="0">
            <text:p>0</text:p>
          </table:table-cell>
          <table:table-cell table:style-name="ACE-4" table:formula="of:=IF([$'switches'.$A$1]=2;0;(POWER([$'a'.Y25];2)+POWER([$'b'.Y25];2)))" office:value-type="float" office:value="0">
            <text:p>0</text:p>
          </table:table-cell>
          <table:table-cell table:style-name="ACE-4" table:formula="of:=IF([$'switches'.$A$1]=2;0;(POWER([$'a'.Z25];2)+POWER([$'b'.Z25];2)))" office:value-type="float" office:value="0">
            <text:p>0</text:p>
          </table:table-cell>
          <table:table-cell table:style-name="ACE-4" table:formula="of:=IF([$'switches'.$A$1]=2;0;(POWER([$'a'.AA25];2)+POWER([$'b'.AA25];2)))" office:value-type="float" office:value="0">
            <text:p>0</text:p>
          </table:table-cell>
          <table:table-cell table:style-name="ACE-4" table:formula="of:=IF([$'switches'.$A$1]=2;0;(POWER([$'a'.AB25];2)+POWER([$'b'.AB25];2)))" office:value-type="float" office:value="0">
            <text:p>0</text:p>
          </table:table-cell>
          <table:table-cell table:style-name="ACE-4" table:formula="of:=IF([$'switches'.$A$1]=2;0;(POWER([$'a'.AC25];2)+POWER([$'b'.AC25];2)))" office:value-type="float" office:value="0">
            <text:p>0</text:p>
          </table:table-cell>
          <table:table-cell table:style-name="ACE-4" table:formula="of:=IF([$'switches'.$A$1]=2;0;(POWER([$'a'.AD25];2)+POWER([$'b'.AD25];2)))" office:value-type="float" office:value="0">
            <text:p>0</text:p>
          </table:table-cell>
          <table:table-cell table:style-name="ACE-4" table:formula="of:=IF([$'switches'.$A$1]=2;0;(POWER([$'a'.AE25];2)+POWER([$'b'.AE25];2)))" office:value-type="float" office:value="0">
            <text:p>0</text:p>
          </table:table-cell>
          <table:table-cell table:style-name="ACE-4" table:formula="of:=IF([$'switches'.$A$1]=2;0;(POWER([$'a'.AF25];2)+POWER([$'b'.AF25];2)))" office:value-type="float" office:value="0">
            <text:p>0</text:p>
          </table:table-cell>
          <table:table-cell table:style-name="ACE-4" table:formula="of:=IF([$'switches'.$A$1]=2;0;(POWER([$'a'.AG25];2)+POWER([$'b'.AG25];2)))" office:value-type="float" office:value="0">
            <text:p>0</text:p>
          </table:table-cell>
          <table:table-cell table:style-name="ACE-4" table:formula="of:=IF([$'switches'.$A$1]=2;0;(POWER([$'a'.AH25];2)+POWER([$'b'.AH25];2)))" office:value-type="float" office:value="0">
            <text:p>0</text:p>
          </table:table-cell>
          <table:table-cell table:style-name="ACE-4" table:formula="of:=IF([$'switches'.$A$1]=2;0;(POWER([$'a'.AI25];2)+POWER([$'b'.AI25];2)))" office:value-type="float" office:value="0">
            <text:p>0</text:p>
          </table:table-cell>
          <table:table-cell table:style-name="ACE-4" table:formula="of:=IF([$'switches'.$A$1]=2;0;(POWER([$'a'.AJ25];2)+POWER([$'b'.AJ25];2)))" office:value-type="float" office:value="0">
            <text:p>0</text:p>
          </table:table-cell>
          <table:table-cell table:style-name="ACE-4" table:formula="of:=IF([$'switches'.$A$1]=2;0;(POWER([$'a'.AK25];2)+POWER([$'b'.AK25];2)))" office:value-type="float" office:value="0">
            <text:p>0</text:p>
          </table:table-cell>
          <table:table-cell table:style-name="ACE-4" table:formula="of:=IF([$'switches'.$A$1]=2;0;(POWER([$'a'.AL25];2)+POWER([$'b'.AL25];2)))" office:value-type="float" office:value="0">
            <text:p>0</text:p>
          </table:table-cell>
          <table:table-cell table:style-name="ACE-4" table:formula="of:=IF([$'switches'.$A$1]=2;0;(POWER([$'a'.AM25];2)+POWER([$'b'.AM25];2)))" office:value-type="float" office:value="0">
            <text:p>0</text:p>
          </table:table-cell>
          <table:table-cell table:style-name="ACE-4" table:formula="of:=IF([$'switches'.$A$1]=2;0;(POWER([$'a'.AN25];2)+POWER([$'b'.AN25];2)))" office:value-type="float" office:value="0">
            <text:p>0</text:p>
          </table:table-cell>
          <table:table-cell table:style-name="ACE-4" table:formula="of:=IF([$'switches'.$A$1]=2;0;(POWER([$'a'.AO25];2)+POWER([$'b'.AO25];2)))" office:value-type="float" office:value="0">
            <text:p>0</text:p>
          </table:table-cell>
          <table:table-cell table:style-name="ACE-4" table:formula="of:=IF([$'switches'.$A$1]=2;0;(POWER([$'a'.AP25];2)+POWER([$'b'.AP25];2)))" office:value-type="float" office:value="0">
            <text:p>0</text:p>
          </table:table-cell>
          <table:table-cell table:style-name="ACE-4" table:formula="of:=IF([$'switches'.$A$1]=2;0;(POWER([$'a'.AQ25];2)+POWER([$'b'.AQ25];2)))" office:value-type="float" office:value="0">
            <text:p>0</text:p>
          </table:table-cell>
          <table:table-cell table:style-name="ACE-4" table:formula="of:=IF([$'switches'.$A$1]=2;0;(POWER([$'a'.AR25];2)+POWER([$'b'.AR25];2)))" office:value-type="float" office:value="0">
            <text:p>0</text:p>
          </table:table-cell>
          <table:table-cell table:style-name="ACE-4" table:formula="of:=IF([$'switches'.$A$1]=2;0;(POWER([$'a'.AS25];2)+POWER([$'b'.AS25];2)))" office:value-type="float" office:value="0">
            <text:p>0</text:p>
          </table:table-cell>
          <table:table-cell table:style-name="ACE-4" table:formula="of:=IF([$'switches'.$A$1]=2;0;(POWER([$'a'.AT25];2)+POWER([$'b'.AT25];2)))" office:value-type="float" office:value="0">
            <text:p>0</text:p>
          </table:table-cell>
          <table:table-cell table:style-name="ACE-4" table:formula="of:=IF([$'switches'.$A$1]=2;0;(POWER([$'a'.AU25];2)+POWER([$'b'.AU25];2)))" office:value-type="float" office:value="0">
            <text:p>0</text:p>
          </table:table-cell>
          <table:table-cell table:style-name="ACE-4" table:formula="of:=IF([$'switches'.$A$1]=2;0;(POWER([$'a'.AV25];2)+POWER([$'b'.AV25];2)))" office:value-type="float" office:value="0">
            <text:p>0</text:p>
          </table:table-cell>
          <table:table-cell table:style-name="ACE-4" table:formula="of:=IF([$'switches'.$A$1]=2;0;(POWER([$'a'.AW25];2)+POWER([$'b'.AW25];2)))" office:value-type="float" office:value="0">
            <text:p>0</text:p>
          </table:table-cell>
          <table:table-cell table:style-name="ACE-4" table:formula="of:=IF([$'switches'.$A$1]=2;0;(POWER([$'a'.AX25];2)+POWER([$'b'.AX2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0">
          <table:table-cell table:style-name="ACE-5"/>
          <table:table-cell table:style-name="ACE-4" table:formula="of:=IF([$'switches'.$A$1]=2;0;(POWER([$'a'.B26];2)+POWER([$'b'.B26];2)))" office:value-type="float" office:value="0">
            <text:p>0</text:p>
          </table:table-cell>
          <table:table-cell table:style-name="ACE-4" table:formula="of:=IF([$'switches'.$A$1]=2;0;(POWER([$'a'.C26];2)+POWER([$'b'.C26];2)))" office:value-type="float" office:value="0">
            <text:p>0</text:p>
          </table:table-cell>
          <table:table-cell table:style-name="ACE-4" table:formula="of:=IF([$'switches'.$A$1]=2;0;(POWER([$'a'.D26];2)+POWER([$'b'.D26];2)))" office:value-type="float" office:value="0">
            <text:p>0</text:p>
          </table:table-cell>
          <table:table-cell table:style-name="ACE-4" table:formula="of:=IF([$'switches'.$A$1]=2;0;(POWER([$'a'.E26];2)+POWER([$'b'.E26];2)))" office:value-type="float" office:value="0">
            <text:p>0</text:p>
          </table:table-cell>
          <table:table-cell table:style-name="ACE-4" table:formula="of:=IF([$'switches'.$A$1]=2;0;(POWER([$'a'.F26];2)+POWER([$'b'.F26];2)))" office:value-type="float" office:value="0">
            <text:p>0</text:p>
          </table:table-cell>
          <table:table-cell table:style-name="ACE-4" table:formula="of:=IF([$'switches'.$A$1]=2;0;(POWER([$'a'.G26];2)+POWER([$'b'.G26];2)))" office:value-type="float" office:value="0">
            <text:p>0</text:p>
          </table:table-cell>
          <table:table-cell table:style-name="ACE-4" table:formula="of:=IF([$'switches'.$A$1]=2;0;(POWER([$'a'.H26];2)+POWER([$'b'.H26];2)))" office:value-type="float" office:value="0">
            <text:p>0</text:p>
          </table:table-cell>
          <table:table-cell table:style-name="ACE-4" table:formula="of:=IF([$'switches'.$A$1]=2;0;(POWER([$'a'.I26];2)+POWER([$'b'.I26];2)))" office:value-type="float" office:value="0">
            <text:p>0</text:p>
          </table:table-cell>
          <table:table-cell table:style-name="ACE-4" table:formula="of:=IF([$'switches'.$A$1]=2;0;(POWER([$'a'.J26];2)+POWER([$'b'.J26];2)))" office:value-type="float" office:value="0">
            <text:p>0</text:p>
          </table:table-cell>
          <table:table-cell table:style-name="ACE-4" table:formula="of:=IF([$'switches'.$A$1]=2;0;(POWER([$'a'.K26];2)+POWER([$'b'.K26];2)))" office:value-type="float" office:value="0">
            <text:p>0</text:p>
          </table:table-cell>
          <table:table-cell table:style-name="ACE-4" table:formula="of:=IF([$'switches'.$A$1]=2;0;(POWER([$'a'.L26];2)+POWER([$'b'.L26];2)))" office:value-type="float" office:value="0">
            <text:p>0</text:p>
          </table:table-cell>
          <table:table-cell table:style-name="ACE-4" table:formula="of:=IF([$'switches'.$A$1]=2;0;(POWER([$'a'.M26];2)+POWER([$'b'.M26];2)))" office:value-type="float" office:value="0">
            <text:p>0</text:p>
          </table:table-cell>
          <table:table-cell table:style-name="ACE-4" table:formula="of:=IF([$'switches'.$A$1]=2;0;(POWER([$'a'.N26];2)+POWER([$'b'.N26];2)))" office:value-type="float" office:value="0">
            <text:p>0</text:p>
          </table:table-cell>
          <table:table-cell table:style-name="ACE-4" table:formula="of:=IF([$'switches'.$A$1]=2;0;(POWER([$'a'.O26];2)+POWER([$'b'.O26];2)))" office:value-type="float" office:value="0">
            <text:p>0</text:p>
          </table:table-cell>
          <table:table-cell table:style-name="ACE-4" table:formula="of:=IF([$'switches'.$A$1]=2;0;(POWER([$'a'.P26];2)+POWER([$'b'.P26];2)))" office:value-type="float" office:value="0">
            <text:p>0</text:p>
          </table:table-cell>
          <table:table-cell table:style-name="ACE-4" table:formula="of:=IF([$'switches'.$A$1]=2;0;(POWER([$'a'.Q26];2)+POWER([$'b'.Q26];2)))" office:value-type="float" office:value="0">
            <text:p>0</text:p>
          </table:table-cell>
          <table:table-cell table:style-name="ACE-4" table:formula="of:=IF([$'switches'.$A$1]=2;0;(POWER([$'a'.R26];2)+POWER([$'b'.R26];2)))" office:value-type="float" office:value="0">
            <text:p>0</text:p>
          </table:table-cell>
          <table:table-cell table:style-name="ACE-4" table:formula="of:=IF([$'switches'.$A$1]=2;0;(POWER([$'a'.S26];2)+POWER([$'b'.S26];2)))" office:value-type="float" office:value="0">
            <text:p>0</text:p>
          </table:table-cell>
          <table:table-cell table:style-name="ACE-4" table:formula="of:=IF([$'switches'.$A$1]=2;0;(POWER([$'a'.T26];2)+POWER([$'b'.T26];2)))" office:value-type="float" office:value="0">
            <text:p>0</text:p>
          </table:table-cell>
          <table:table-cell table:style-name="ACE-4" table:formula="of:=IF([$'switches'.$A$1]=2;0;(POWER([$'a'.U26];2)+POWER([$'b'.U26];2)))" office:value-type="float" office:value="0">
            <text:p>0</text:p>
          </table:table-cell>
          <table:table-cell table:style-name="ACE-4" table:formula="of:=IF([$'switches'.$A$1]=2;0;(POWER([$'a'.V26];2)+POWER([$'b'.V26];2)))" office:value-type="float" office:value="0">
            <text:p>0</text:p>
          </table:table-cell>
          <table:table-cell table:style-name="ACE-4" table:formula="of:=IF([$'switches'.$A$1]=2;0;(POWER([$'a'.W26];2)+POWER([$'b'.W26];2)))" office:value-type="float" office:value="0">
            <text:p>0</text:p>
          </table:table-cell>
          <table:table-cell table:style-name="ACE-4" table:formula="of:=IF([$'switches'.$A$1]=2;0;(POWER([$'a'.X26];2)+POWER([$'b'.X26];2)))" office:value-type="float" office:value="0">
            <text:p>0</text:p>
          </table:table-cell>
          <table:table-cell table:style-name="ACE-4" table:formula="of:=IF([$'switches'.$A$1]=2;0;(POWER([$'a'.Y26];2)+POWER([$'b'.Y26];2)))" office:value-type="float" office:value="0">
            <text:p>0</text:p>
          </table:table-cell>
          <table:table-cell table:style-name="ACE-4" table:formula="of:=IF([$'switches'.$A$1]=2;0;(POWER([$'a'.Z26];2)+POWER([$'b'.Z26];2)))" office:value-type="float" office:value="0">
            <text:p>0</text:p>
          </table:table-cell>
          <table:table-cell table:style-name="ACE-4" table:formula="of:=IF([$'switches'.$A$1]=2;0;(POWER([$'a'.AA26];2)+POWER([$'b'.AA26];2)))" office:value-type="float" office:value="0">
            <text:p>0</text:p>
          </table:table-cell>
          <table:table-cell table:style-name="ACE-4" table:formula="of:=IF([$'switches'.$A$1]=2;0;(POWER([$'a'.AB26];2)+POWER([$'b'.AB26];2)))" office:value-type="float" office:value="0">
            <text:p>0</text:p>
          </table:table-cell>
          <table:table-cell table:style-name="ACE-4" table:formula="of:=IF([$'switches'.$A$1]=2;0;(POWER([$'a'.AC26];2)+POWER([$'b'.AC26];2)))" office:value-type="float" office:value="0">
            <text:p>0</text:p>
          </table:table-cell>
          <table:table-cell table:style-name="ACE-4" table:formula="of:=IF([$'switches'.$A$1]=2;0;(POWER([$'a'.AD26];2)+POWER([$'b'.AD26];2)))" office:value-type="float" office:value="0">
            <text:p>0</text:p>
          </table:table-cell>
          <table:table-cell table:style-name="ACE-4" table:formula="of:=IF([$'switches'.$A$1]=2;0;(POWER([$'a'.AE26];2)+POWER([$'b'.AE26];2)))" office:value-type="float" office:value="0">
            <text:p>0</text:p>
          </table:table-cell>
          <table:table-cell table:style-name="ACE-4" table:formula="of:=IF([$'switches'.$A$1]=2;0;(POWER([$'a'.AF26];2)+POWER([$'b'.AF26];2)))" office:value-type="float" office:value="0">
            <text:p>0</text:p>
          </table:table-cell>
          <table:table-cell table:style-name="ACE-4" table:formula="of:=IF([$'switches'.$A$1]=2;0;(POWER([$'a'.AG26];2)+POWER([$'b'.AG26];2)))" office:value-type="float" office:value="0">
            <text:p>0</text:p>
          </table:table-cell>
          <table:table-cell table:style-name="ACE-4" table:formula="of:=IF([$'switches'.$A$1]=2;0;(POWER([$'a'.AH26];2)+POWER([$'b'.AH26];2)))" office:value-type="float" office:value="0">
            <text:p>0</text:p>
          </table:table-cell>
          <table:table-cell table:style-name="ACE-4" table:formula="of:=IF([$'switches'.$A$1]=2;0;(POWER([$'a'.AI26];2)+POWER([$'b'.AI26];2)))" office:value-type="float" office:value="0">
            <text:p>0</text:p>
          </table:table-cell>
          <table:table-cell table:style-name="ACE-4" table:formula="of:=IF([$'switches'.$A$1]=2;0;(POWER([$'a'.AJ26];2)+POWER([$'b'.AJ26];2)))" office:value-type="float" office:value="0">
            <text:p>0</text:p>
          </table:table-cell>
          <table:table-cell table:style-name="ACE-4" table:formula="of:=IF([$'switches'.$A$1]=2;0;(POWER([$'a'.AK26];2)+POWER([$'b'.AK26];2)))" office:value-type="float" office:value="0">
            <text:p>0</text:p>
          </table:table-cell>
          <table:table-cell table:style-name="ACE-4" table:formula="of:=IF([$'switches'.$A$1]=2;0;(POWER([$'a'.AL26];2)+POWER([$'b'.AL26];2)))" office:value-type="float" office:value="0">
            <text:p>0</text:p>
          </table:table-cell>
          <table:table-cell table:style-name="ACE-4" table:formula="of:=IF([$'switches'.$A$1]=2;0;(POWER([$'a'.AM26];2)+POWER([$'b'.AM26];2)))" office:value-type="float" office:value="0">
            <text:p>0</text:p>
          </table:table-cell>
          <table:table-cell table:style-name="ACE-4" table:formula="of:=IF([$'switches'.$A$1]=2;0;(POWER([$'a'.AN26];2)+POWER([$'b'.AN26];2)))" office:value-type="float" office:value="0">
            <text:p>0</text:p>
          </table:table-cell>
          <table:table-cell table:style-name="ACE-4" table:formula="of:=IF([$'switches'.$A$1]=2;0;(POWER([$'a'.AO26];2)+POWER([$'b'.AO26];2)))" office:value-type="float" office:value="0">
            <text:p>0</text:p>
          </table:table-cell>
          <table:table-cell table:style-name="ACE-4" table:formula="of:=IF([$'switches'.$A$1]=2;0;(POWER([$'a'.AP26];2)+POWER([$'b'.AP26];2)))" office:value-type="float" office:value="0">
            <text:p>0</text:p>
          </table:table-cell>
          <table:table-cell table:style-name="ACE-4" table:formula="of:=IF([$'switches'.$A$1]=2;0;(POWER([$'a'.AQ26];2)+POWER([$'b'.AQ26];2)))" office:value-type="float" office:value="0">
            <text:p>0</text:p>
          </table:table-cell>
          <table:table-cell table:style-name="ACE-4" table:formula="of:=IF([$'switches'.$A$1]=2;0;(POWER([$'a'.AR26];2)+POWER([$'b'.AR26];2)))" office:value-type="float" office:value="0">
            <text:p>0</text:p>
          </table:table-cell>
          <table:table-cell table:style-name="ACE-4" table:formula="of:=IF([$'switches'.$A$1]=2;0;(POWER([$'a'.AS26];2)+POWER([$'b'.AS26];2)))" office:value-type="float" office:value="0">
            <text:p>0</text:p>
          </table:table-cell>
          <table:table-cell table:style-name="ACE-4" table:formula="of:=IF([$'switches'.$A$1]=2;0;(POWER([$'a'.AT26];2)+POWER([$'b'.AT26];2)))" office:value-type="float" office:value="0">
            <text:p>0</text:p>
          </table:table-cell>
          <table:table-cell table:style-name="ACE-4" table:formula="of:=IF([$'switches'.$A$1]=2;0;(POWER([$'a'.AU26];2)+POWER([$'b'.AU26];2)))" office:value-type="float" office:value="0">
            <text:p>0</text:p>
          </table:table-cell>
          <table:table-cell table:style-name="ACE-4" table:formula="of:=IF([$'switches'.$A$1]=2;0;(POWER([$'a'.AV26];2)+POWER([$'b'.AV26];2)))" office:value-type="float" office:value="0">
            <text:p>0</text:p>
          </table:table-cell>
          <table:table-cell table:style-name="ACE-4" table:formula="of:=IF([$'switches'.$A$1]=2;0;(POWER([$'a'.AW26];2)+POWER([$'b'.AW26];2)))" office:value-type="float" office:value="0">
            <text:p>0</text:p>
          </table:table-cell>
          <table:table-cell table:style-name="ACE-4" table:formula="of:=IF([$'switches'.$A$1]=2;0;(POWER([$'a'.AX26];2)+POWER([$'b'.AX2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27];2)+POWER([$'b'.B27];2)))" office:value-type="float" office:value="0">
            <text:p>0</text:p>
          </table:table-cell>
          <table:table-cell table:style-name="ACE-4" table:formula="of:=IF([$'switches'.$A$1]=2;0;(POWER([$'a'.C27];2)+POWER([$'b'.C27];2)))" office:value-type="float" office:value="0">
            <text:p>0</text:p>
          </table:table-cell>
          <table:table-cell table:style-name="ACE-4" table:formula="of:=IF([$'switches'.$A$1]=2;0;(POWER([$'a'.D27];2)+POWER([$'b'.D27];2)))" office:value-type="float" office:value="0">
            <text:p>0</text:p>
          </table:table-cell>
          <table:table-cell table:style-name="ACE-4" table:formula="of:=IF([$'switches'.$A$1]=2;0;(POWER([$'a'.E27];2)+POWER([$'b'.E27];2)))" office:value-type="float" office:value="0">
            <text:p>0</text:p>
          </table:table-cell>
          <table:table-cell table:style-name="ACE-4" table:formula="of:=IF([$'switches'.$A$1]=2;0;(POWER([$'a'.F27];2)+POWER([$'b'.F27];2)))" office:value-type="float" office:value="0">
            <text:p>0</text:p>
          </table:table-cell>
          <table:table-cell table:style-name="ACE-4" table:formula="of:=IF([$'switches'.$A$1]=2;0;(POWER([$'a'.G27];2)+POWER([$'b'.G27];2)))" office:value-type="float" office:value="0">
            <text:p>0</text:p>
          </table:table-cell>
          <table:table-cell table:style-name="ACE-4" table:formula="of:=IF([$'switches'.$A$1]=2;0;(POWER([$'a'.H27];2)+POWER([$'b'.H27];2)))" office:value-type="float" office:value="0">
            <text:p>0</text:p>
          </table:table-cell>
          <table:table-cell table:style-name="ACE-4" table:formula="of:=IF([$'switches'.$A$1]=2;0;(POWER([$'a'.I27];2)+POWER([$'b'.I27];2)))" office:value-type="float" office:value="0">
            <text:p>0</text:p>
          </table:table-cell>
          <table:table-cell table:style-name="ACE-4" table:formula="of:=IF([$'switches'.$A$1]=2;0;(POWER([$'a'.J27];2)+POWER([$'b'.J27];2)))" office:value-type="float" office:value="0">
            <text:p>0</text:p>
          </table:table-cell>
          <table:table-cell table:style-name="ACE-4" table:formula="of:=IF([$'switches'.$A$1]=2;0;(POWER([$'a'.K27];2)+POWER([$'b'.K27];2)))" office:value-type="float" office:value="0">
            <text:p>0</text:p>
          </table:table-cell>
          <table:table-cell table:style-name="ACE-4" table:formula="of:=IF([$'switches'.$A$1]=2;0;(POWER([$'a'.L27];2)+POWER([$'b'.L27];2)))" office:value-type="float" office:value="0">
            <text:p>0</text:p>
          </table:table-cell>
          <table:table-cell table:style-name="ACE-4" table:formula="of:=IF([$'switches'.$A$1]=2;0;(POWER([$'a'.M27];2)+POWER([$'b'.M27];2)))" office:value-type="float" office:value="0">
            <text:p>0</text:p>
          </table:table-cell>
          <table:table-cell table:style-name="ACE-4" table:formula="of:=IF([$'switches'.$A$1]=2;0;(POWER([$'a'.N27];2)+POWER([$'b'.N27];2)))" office:value-type="float" office:value="0">
            <text:p>0</text:p>
          </table:table-cell>
          <table:table-cell table:style-name="ACE-4" table:formula="of:=IF([$'switches'.$A$1]=2;0;(POWER([$'a'.O27];2)+POWER([$'b'.O27];2)))" office:value-type="float" office:value="0">
            <text:p>0</text:p>
          </table:table-cell>
          <table:table-cell table:style-name="ACE-4" table:formula="of:=IF([$'switches'.$A$1]=2;0;(POWER([$'a'.P27];2)+POWER([$'b'.P27];2)))" office:value-type="float" office:value="0">
            <text:p>0</text:p>
          </table:table-cell>
          <table:table-cell table:style-name="ACE-4" table:formula="of:=IF([$'switches'.$A$1]=2;0;(POWER([$'a'.Q27];2)+POWER([$'b'.Q27];2)))" office:value-type="float" office:value="0">
            <text:p>0</text:p>
          </table:table-cell>
          <table:table-cell table:style-name="ACE-4" table:formula="of:=IF([$'switches'.$A$1]=2;0;(POWER([$'a'.R27];2)+POWER([$'b'.R27];2)))" office:value-type="float" office:value="0">
            <text:p>0</text:p>
          </table:table-cell>
          <table:table-cell table:style-name="ACE-4" table:formula="of:=IF([$'switches'.$A$1]=2;0;(POWER([$'a'.S27];2)+POWER([$'b'.S27];2)))" office:value-type="float" office:value="0">
            <text:p>0</text:p>
          </table:table-cell>
          <table:table-cell table:style-name="ACE-4" table:formula="of:=IF([$'switches'.$A$1]=2;0;(POWER([$'a'.T27];2)+POWER([$'b'.T27];2)))" office:value-type="float" office:value="0">
            <text:p>0</text:p>
          </table:table-cell>
          <table:table-cell table:style-name="ACE-4" table:formula="of:=IF([$'switches'.$A$1]=2;0;(POWER([$'a'.U27];2)+POWER([$'b'.U27];2)))" office:value-type="float" office:value="0">
            <text:p>0</text:p>
          </table:table-cell>
          <table:table-cell table:style-name="ACE-4" table:formula="of:=IF([$'switches'.$A$1]=2;0;(POWER([$'a'.V27];2)+POWER([$'b'.V27];2)))" office:value-type="float" office:value="0">
            <text:p>0</text:p>
          </table:table-cell>
          <table:table-cell table:style-name="ACE-4" table:formula="of:=IF([$'switches'.$A$1]=2;0;(POWER([$'a'.W27];2)+POWER([$'b'.W27];2)))" office:value-type="float" office:value="0">
            <text:p>0</text:p>
          </table:table-cell>
          <table:table-cell table:style-name="ACE-4" table:formula="of:=IF([$'switches'.$A$1]=2;0;(POWER([$'a'.X27];2)+POWER([$'b'.X27];2)))" office:value-type="float" office:value="0">
            <text:p>0</text:p>
          </table:table-cell>
          <table:table-cell table:style-name="ACE-4" table:formula="of:=IF([$'switches'.$A$1]=2;0;(POWER([$'a'.Y27];2)+POWER([$'b'.Y27];2)))" office:value-type="float" office:value="0">
            <text:p>0</text:p>
          </table:table-cell>
          <table:table-cell table:style-name="ACE-4" table:formula="of:=IF([$'switches'.$A$1]=2;0;(POWER([$'a'.Z27];2)+POWER([$'b'.Z27];2)))" office:value-type="float" office:value="0">
            <text:p>0</text:p>
          </table:table-cell>
          <table:table-cell table:style-name="ACE-4" table:formula="of:=IF([$'switches'.$A$1]=2;0;(POWER([$'a'.AA27];2)+POWER([$'b'.AA27];2)))" office:value-type="float" office:value="0">
            <text:p>0</text:p>
          </table:table-cell>
          <table:table-cell table:style-name="ACE-4" table:formula="of:=IF([$'switches'.$A$1]=2;0;(POWER([$'a'.AB27];2)+POWER([$'b'.AB27];2)))" office:value-type="float" office:value="0">
            <text:p>0</text:p>
          </table:table-cell>
          <table:table-cell table:style-name="ACE-4" table:formula="of:=IF([$'switches'.$A$1]=2;0;(POWER([$'a'.AC27];2)+POWER([$'b'.AC27];2)))" office:value-type="float" office:value="0">
            <text:p>0</text:p>
          </table:table-cell>
          <table:table-cell table:style-name="ACE-4" table:formula="of:=IF([$'switches'.$A$1]=2;0;(POWER([$'a'.AD27];2)+POWER([$'b'.AD27];2)))" office:value-type="float" office:value="0">
            <text:p>0</text:p>
          </table:table-cell>
          <table:table-cell table:style-name="ACE-4" table:formula="of:=IF([$'switches'.$A$1]=2;0;(POWER([$'a'.AE27];2)+POWER([$'b'.AE27];2)))" office:value-type="float" office:value="0">
            <text:p>0</text:p>
          </table:table-cell>
          <table:table-cell table:style-name="ACE-4" table:formula="of:=IF([$'switches'.$A$1]=2;0;(POWER([$'a'.AF27];2)+POWER([$'b'.AF27];2)))" office:value-type="float" office:value="0">
            <text:p>0</text:p>
          </table:table-cell>
          <table:table-cell table:style-name="ACE-4" table:formula="of:=IF([$'switches'.$A$1]=2;0;(POWER([$'a'.AG27];2)+POWER([$'b'.AG27];2)))" office:value-type="float" office:value="0">
            <text:p>0</text:p>
          </table:table-cell>
          <table:table-cell table:style-name="ACE-4" table:formula="of:=IF([$'switches'.$A$1]=2;0;(POWER([$'a'.AH27];2)+POWER([$'b'.AH27];2)))" office:value-type="float" office:value="0">
            <text:p>0</text:p>
          </table:table-cell>
          <table:table-cell table:style-name="ACE-4" table:formula="of:=IF([$'switches'.$A$1]=2;0;(POWER([$'a'.AI27];2)+POWER([$'b'.AI27];2)))" office:value-type="float" office:value="0">
            <text:p>0</text:p>
          </table:table-cell>
          <table:table-cell table:style-name="ACE-4" table:formula="of:=IF([$'switches'.$A$1]=2;0;(POWER([$'a'.AJ27];2)+POWER([$'b'.AJ27];2)))" office:value-type="float" office:value="0">
            <text:p>0</text:p>
          </table:table-cell>
          <table:table-cell table:style-name="ACE-4" table:formula="of:=IF([$'switches'.$A$1]=2;0;(POWER([$'a'.AK27];2)+POWER([$'b'.AK27];2)))" office:value-type="float" office:value="0">
            <text:p>0</text:p>
          </table:table-cell>
          <table:table-cell table:style-name="ACE-4" table:formula="of:=IF([$'switches'.$A$1]=2;0;(POWER([$'a'.AL27];2)+POWER([$'b'.AL27];2)))" office:value-type="float" office:value="0">
            <text:p>0</text:p>
          </table:table-cell>
          <table:table-cell table:style-name="ACE-4" table:formula="of:=IF([$'switches'.$A$1]=2;0;(POWER([$'a'.AM27];2)+POWER([$'b'.AM27];2)))" office:value-type="float" office:value="0">
            <text:p>0</text:p>
          </table:table-cell>
          <table:table-cell table:style-name="ACE-4" table:formula="of:=IF([$'switches'.$A$1]=2;0;(POWER([$'a'.AN27];2)+POWER([$'b'.AN27];2)))" office:value-type="float" office:value="0">
            <text:p>0</text:p>
          </table:table-cell>
          <table:table-cell table:style-name="ACE-4" table:formula="of:=IF([$'switches'.$A$1]=2;0;(POWER([$'a'.AO27];2)+POWER([$'b'.AO27];2)))" office:value-type="float" office:value="0">
            <text:p>0</text:p>
          </table:table-cell>
          <table:table-cell table:style-name="ACE-4" table:formula="of:=IF([$'switches'.$A$1]=2;0;(POWER([$'a'.AP27];2)+POWER([$'b'.AP27];2)))" office:value-type="float" office:value="0">
            <text:p>0</text:p>
          </table:table-cell>
          <table:table-cell table:style-name="ACE-4" table:formula="of:=IF([$'switches'.$A$1]=2;0;(POWER([$'a'.AQ27];2)+POWER([$'b'.AQ27];2)))" office:value-type="float" office:value="0">
            <text:p>0</text:p>
          </table:table-cell>
          <table:table-cell table:style-name="ACE-4" table:formula="of:=IF([$'switches'.$A$1]=2;0;(POWER([$'a'.AR27];2)+POWER([$'b'.AR27];2)))" office:value-type="float" office:value="0">
            <text:p>0</text:p>
          </table:table-cell>
          <table:table-cell table:style-name="ACE-4" table:formula="of:=IF([$'switches'.$A$1]=2;0;(POWER([$'a'.AS27];2)+POWER([$'b'.AS27];2)))" office:value-type="float" office:value="0">
            <text:p>0</text:p>
          </table:table-cell>
          <table:table-cell table:style-name="ACE-4" table:formula="of:=IF([$'switches'.$A$1]=2;0;(POWER([$'a'.AT27];2)+POWER([$'b'.AT27];2)))" office:value-type="float" office:value="0">
            <text:p>0</text:p>
          </table:table-cell>
          <table:table-cell table:style-name="ACE-4" table:formula="of:=IF([$'switches'.$A$1]=2;0;(POWER([$'a'.AU27];2)+POWER([$'b'.AU27];2)))" office:value-type="float" office:value="0">
            <text:p>0</text:p>
          </table:table-cell>
          <table:table-cell table:style-name="ACE-4" table:formula="of:=IF([$'switches'.$A$1]=2;0;(POWER([$'a'.AV27];2)+POWER([$'b'.AV27];2)))" office:value-type="float" office:value="0">
            <text:p>0</text:p>
          </table:table-cell>
          <table:table-cell table:style-name="ACE-4" table:formula="of:=IF([$'switches'.$A$1]=2;0;(POWER([$'a'.AW27];2)+POWER([$'b'.AW27];2)))" office:value-type="float" office:value="0">
            <text:p>0</text:p>
          </table:table-cell>
          <table:table-cell table:style-name="ACE-4" table:formula="of:=IF([$'switches'.$A$1]=2;0;(POWER([$'a'.AX27];2)+POWER([$'b'.AX2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28];2)+POWER([$'b'.B28];2)))" office:value-type="float" office:value="0">
            <text:p>0</text:p>
          </table:table-cell>
          <table:table-cell table:style-name="ACE-4" table:formula="of:=IF([$'switches'.$A$1]=2;0;(POWER([$'a'.C28];2)+POWER([$'b'.C28];2)))" office:value-type="float" office:value="0">
            <text:p>0</text:p>
          </table:table-cell>
          <table:table-cell table:style-name="ACE-4" table:formula="of:=IF([$'switches'.$A$1]=2;0;(POWER([$'a'.D28];2)+POWER([$'b'.D28];2)))" office:value-type="float" office:value="0">
            <text:p>0</text:p>
          </table:table-cell>
          <table:table-cell table:style-name="ACE-4" table:formula="of:=IF([$'switches'.$A$1]=2;0;(POWER([$'a'.E28];2)+POWER([$'b'.E28];2)))" office:value-type="float" office:value="0">
            <text:p>0</text:p>
          </table:table-cell>
          <table:table-cell table:style-name="ACE-4" table:formula="of:=IF([$'switches'.$A$1]=2;0;(POWER([$'a'.F28];2)+POWER([$'b'.F28];2)))" office:value-type="float" office:value="0">
            <text:p>0</text:p>
          </table:table-cell>
          <table:table-cell table:style-name="ACE-4" table:formula="of:=IF([$'switches'.$A$1]=2;0;(POWER([$'a'.G28];2)+POWER([$'b'.G28];2)))" office:value-type="float" office:value="0">
            <text:p>0</text:p>
          </table:table-cell>
          <table:table-cell table:style-name="ACE-4" table:formula="of:=IF([$'switches'.$A$1]=2;0;(POWER([$'a'.H28];2)+POWER([$'b'.H28];2)))" office:value-type="float" office:value="0">
            <text:p>0</text:p>
          </table:table-cell>
          <table:table-cell table:style-name="ACE-4" table:formula="of:=IF([$'switches'.$A$1]=2;0;(POWER([$'a'.I28];2)+POWER([$'b'.I28];2)))" office:value-type="float" office:value="0">
            <text:p>0</text:p>
          </table:table-cell>
          <table:table-cell table:style-name="ACE-4" table:formula="of:=IF([$'switches'.$A$1]=2;0;(POWER([$'a'.J28];2)+POWER([$'b'.J28];2)))" office:value-type="float" office:value="0">
            <text:p>0</text:p>
          </table:table-cell>
          <table:table-cell table:style-name="ACE-4" table:formula="of:=IF([$'switches'.$A$1]=2;0;(POWER([$'a'.K28];2)+POWER([$'b'.K28];2)))" office:value-type="float" office:value="0">
            <text:p>0</text:p>
          </table:table-cell>
          <table:table-cell table:style-name="ACE-4" table:formula="of:=IF([$'switches'.$A$1]=2;0;(POWER([$'a'.L28];2)+POWER([$'b'.L28];2)))" office:value-type="float" office:value="0">
            <text:p>0</text:p>
          </table:table-cell>
          <table:table-cell table:style-name="ACE-4" table:formula="of:=IF([$'switches'.$A$1]=2;0;(POWER([$'a'.M28];2)+POWER([$'b'.M28];2)))" office:value-type="float" office:value="0">
            <text:p>0</text:p>
          </table:table-cell>
          <table:table-cell table:style-name="ACE-4" table:formula="of:=IF([$'switches'.$A$1]=2;0;(POWER([$'a'.N28];2)+POWER([$'b'.N28];2)))" office:value-type="float" office:value="0">
            <text:p>0</text:p>
          </table:table-cell>
          <table:table-cell table:style-name="ACE-4" table:formula="of:=IF([$'switches'.$A$1]=2;0;(POWER([$'a'.O28];2)+POWER([$'b'.O28];2)))" office:value-type="float" office:value="0">
            <text:p>0</text:p>
          </table:table-cell>
          <table:table-cell table:style-name="ACE-4" table:formula="of:=IF([$'switches'.$A$1]=2;0;(POWER([$'a'.P28];2)+POWER([$'b'.P28];2)))" office:value-type="float" office:value="0">
            <text:p>0</text:p>
          </table:table-cell>
          <table:table-cell table:style-name="ACE-4" table:formula="of:=IF([$'switches'.$A$1]=2;0;(POWER([$'a'.Q28];2)+POWER([$'b'.Q28];2)))" office:value-type="float" office:value="0">
            <text:p>0</text:p>
          </table:table-cell>
          <table:table-cell table:style-name="ACE-4" table:formula="of:=IF([$'switches'.$A$1]=2;0;(POWER([$'a'.R28];2)+POWER([$'b'.R28];2)))" office:value-type="float" office:value="0">
            <text:p>0</text:p>
          </table:table-cell>
          <table:table-cell table:style-name="ACE-4" table:formula="of:=IF([$'switches'.$A$1]=2;0;(POWER([$'a'.S28];2)+POWER([$'b'.S28];2)))" office:value-type="float" office:value="0">
            <text:p>0</text:p>
          </table:table-cell>
          <table:table-cell table:style-name="ACE-4" table:formula="of:=IF([$'switches'.$A$1]=2;0;(POWER([$'a'.T28];2)+POWER([$'b'.T28];2)))" office:value-type="float" office:value="0">
            <text:p>0</text:p>
          </table:table-cell>
          <table:table-cell table:style-name="ACE-4" table:formula="of:=IF([$'switches'.$A$1]=2;0;(POWER([$'a'.U28];2)+POWER([$'b'.U28];2)))" office:value-type="float" office:value="0">
            <text:p>0</text:p>
          </table:table-cell>
          <table:table-cell table:style-name="ACE-4" table:formula="of:=IF([$'switches'.$A$1]=2;0;(POWER([$'a'.V28];2)+POWER([$'b'.V28];2)))" office:value-type="float" office:value="0">
            <text:p>0</text:p>
          </table:table-cell>
          <table:table-cell table:style-name="ACE-4" table:formula="of:=IF([$'switches'.$A$1]=2;0;(POWER([$'a'.W28];2)+POWER([$'b'.W28];2)))" office:value-type="float" office:value="0">
            <text:p>0</text:p>
          </table:table-cell>
          <table:table-cell table:style-name="ACE-4" table:formula="of:=IF([$'switches'.$A$1]=2;0;(POWER([$'a'.X28];2)+POWER([$'b'.X28];2)))" office:value-type="float" office:value="0">
            <text:p>0</text:p>
          </table:table-cell>
          <table:table-cell table:style-name="ACE-4" table:formula="of:=IF([$'switches'.$A$1]=2;0;(POWER([$'a'.Y28];2)+POWER([$'b'.Y28];2)))" office:value-type="float" office:value="0">
            <text:p>0</text:p>
          </table:table-cell>
          <table:table-cell table:style-name="ACE-4" table:formula="of:=IF([$'switches'.$A$1]=2;0;(POWER([$'a'.Z28];2)+POWER([$'b'.Z28];2)))" office:value-type="float" office:value="0">
            <text:p>0</text:p>
          </table:table-cell>
          <table:table-cell table:style-name="ACE-4" table:formula="of:=IF([$'switches'.$A$1]=2;0;(POWER([$'a'.AA28];2)+POWER([$'b'.AA28];2)))" office:value-type="float" office:value="0">
            <text:p>0</text:p>
          </table:table-cell>
          <table:table-cell table:style-name="ACE-4" table:formula="of:=IF([$'switches'.$A$1]=2;0;(POWER([$'a'.AB28];2)+POWER([$'b'.AB28];2)))" office:value-type="float" office:value="0">
            <text:p>0</text:p>
          </table:table-cell>
          <table:table-cell table:style-name="ACE-4" table:formula="of:=IF([$'switches'.$A$1]=2;0;(POWER([$'a'.AC28];2)+POWER([$'b'.AC28];2)))" office:value-type="float" office:value="0">
            <text:p>0</text:p>
          </table:table-cell>
          <table:table-cell table:style-name="ACE-4" table:formula="of:=IF([$'switches'.$A$1]=2;0;(POWER([$'a'.AD28];2)+POWER([$'b'.AD28];2)))" office:value-type="float" office:value="0">
            <text:p>0</text:p>
          </table:table-cell>
          <table:table-cell table:style-name="ACE-4" table:formula="of:=IF([$'switches'.$A$1]=2;0;(POWER([$'a'.AE28];2)+POWER([$'b'.AE28];2)))" office:value-type="float" office:value="0">
            <text:p>0</text:p>
          </table:table-cell>
          <table:table-cell table:style-name="ACE-4" table:formula="of:=IF([$'switches'.$A$1]=2;0;(POWER([$'a'.AF28];2)+POWER([$'b'.AF28];2)))" office:value-type="float" office:value="0">
            <text:p>0</text:p>
          </table:table-cell>
          <table:table-cell table:style-name="ACE-4" table:formula="of:=IF([$'switches'.$A$1]=2;0;(POWER([$'a'.AG28];2)+POWER([$'b'.AG28];2)))" office:value-type="float" office:value="0">
            <text:p>0</text:p>
          </table:table-cell>
          <table:table-cell table:style-name="ACE-4" table:formula="of:=IF([$'switches'.$A$1]=2;0;(POWER([$'a'.AH28];2)+POWER([$'b'.AH28];2)))" office:value-type="float" office:value="0">
            <text:p>0</text:p>
          </table:table-cell>
          <table:table-cell table:style-name="ACE-4" table:formula="of:=IF([$'switches'.$A$1]=2;0;(POWER([$'a'.AI28];2)+POWER([$'b'.AI28];2)))" office:value-type="float" office:value="0">
            <text:p>0</text:p>
          </table:table-cell>
          <table:table-cell table:style-name="ACE-4" table:formula="of:=IF([$'switches'.$A$1]=2;0;(POWER([$'a'.AJ28];2)+POWER([$'b'.AJ28];2)))" office:value-type="float" office:value="0">
            <text:p>0</text:p>
          </table:table-cell>
          <table:table-cell table:style-name="ACE-4" table:formula="of:=IF([$'switches'.$A$1]=2;0;(POWER([$'a'.AK28];2)+POWER([$'b'.AK28];2)))" office:value-type="float" office:value="0">
            <text:p>0</text:p>
          </table:table-cell>
          <table:table-cell table:style-name="ACE-4" table:formula="of:=IF([$'switches'.$A$1]=2;0;(POWER([$'a'.AL28];2)+POWER([$'b'.AL28];2)))" office:value-type="float" office:value="0">
            <text:p>0</text:p>
          </table:table-cell>
          <table:table-cell table:style-name="ACE-4" table:formula="of:=IF([$'switches'.$A$1]=2;0;(POWER([$'a'.AM28];2)+POWER([$'b'.AM28];2)))" office:value-type="float" office:value="0">
            <text:p>0</text:p>
          </table:table-cell>
          <table:table-cell table:style-name="ACE-4" table:formula="of:=IF([$'switches'.$A$1]=2;0;(POWER([$'a'.AN28];2)+POWER([$'b'.AN28];2)))" office:value-type="float" office:value="0">
            <text:p>0</text:p>
          </table:table-cell>
          <table:table-cell table:style-name="ACE-4" table:formula="of:=IF([$'switches'.$A$1]=2;0;(POWER([$'a'.AO28];2)+POWER([$'b'.AO28];2)))" office:value-type="float" office:value="0">
            <text:p>0</text:p>
          </table:table-cell>
          <table:table-cell table:style-name="ACE-4" table:formula="of:=IF([$'switches'.$A$1]=2;0;(POWER([$'a'.AP28];2)+POWER([$'b'.AP28];2)))" office:value-type="float" office:value="0">
            <text:p>0</text:p>
          </table:table-cell>
          <table:table-cell table:style-name="ACE-4" table:formula="of:=IF([$'switches'.$A$1]=2;0;(POWER([$'a'.AQ28];2)+POWER([$'b'.AQ28];2)))" office:value-type="float" office:value="0">
            <text:p>0</text:p>
          </table:table-cell>
          <table:table-cell table:style-name="ACE-4" table:formula="of:=IF([$'switches'.$A$1]=2;0;(POWER([$'a'.AR28];2)+POWER([$'b'.AR28];2)))" office:value-type="float" office:value="0">
            <text:p>0</text:p>
          </table:table-cell>
          <table:table-cell table:style-name="ACE-4" table:formula="of:=IF([$'switches'.$A$1]=2;0;(POWER([$'a'.AS28];2)+POWER([$'b'.AS28];2)))" office:value-type="float" office:value="0">
            <text:p>0</text:p>
          </table:table-cell>
          <table:table-cell table:style-name="ACE-4" table:formula="of:=IF([$'switches'.$A$1]=2;0;(POWER([$'a'.AT28];2)+POWER([$'b'.AT28];2)))" office:value-type="float" office:value="0">
            <text:p>0</text:p>
          </table:table-cell>
          <table:table-cell table:style-name="ACE-4" table:formula="of:=IF([$'switches'.$A$1]=2;0;(POWER([$'a'.AU28];2)+POWER([$'b'.AU28];2)))" office:value-type="float" office:value="0">
            <text:p>0</text:p>
          </table:table-cell>
          <table:table-cell table:style-name="ACE-4" table:formula="of:=IF([$'switches'.$A$1]=2;0;(POWER([$'a'.AV28];2)+POWER([$'b'.AV28];2)))" office:value-type="float" office:value="0">
            <text:p>0</text:p>
          </table:table-cell>
          <table:table-cell table:style-name="ACE-4" table:formula="of:=IF([$'switches'.$A$1]=2;0;(POWER([$'a'.AW28];2)+POWER([$'b'.AW28];2)))" office:value-type="float" office:value="0">
            <text:p>0</text:p>
          </table:table-cell>
          <table:table-cell table:style-name="ACE-4" table:formula="of:=IF([$'switches'.$A$1]=2;0;(POWER([$'a'.AX28];2)+POWER([$'b'.AX2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29];2)+POWER([$'b'.B29];2)))" office:value-type="float" office:value="0">
            <text:p>0</text:p>
          </table:table-cell>
          <table:table-cell table:style-name="ACE-4" table:formula="of:=IF([$'switches'.$A$1]=2;0;(POWER([$'a'.C29];2)+POWER([$'b'.C29];2)))" office:value-type="float" office:value="0">
            <text:p>0</text:p>
          </table:table-cell>
          <table:table-cell table:style-name="ACE-4" table:formula="of:=IF([$'switches'.$A$1]=2;0;(POWER([$'a'.D29];2)+POWER([$'b'.D29];2)))" office:value-type="float" office:value="0">
            <text:p>0</text:p>
          </table:table-cell>
          <table:table-cell table:style-name="ACE-4" table:formula="of:=IF([$'switches'.$A$1]=2;0;(POWER([$'a'.E29];2)+POWER([$'b'.E29];2)))" office:value-type="float" office:value="0">
            <text:p>0</text:p>
          </table:table-cell>
          <table:table-cell table:style-name="ACE-4" table:formula="of:=IF([$'switches'.$A$1]=2;0;(POWER([$'a'.F29];2)+POWER([$'b'.F29];2)))" office:value-type="float" office:value="0">
            <text:p>0</text:p>
          </table:table-cell>
          <table:table-cell table:style-name="ACE-4" table:formula="of:=IF([$'switches'.$A$1]=2;0;(POWER([$'a'.G29];2)+POWER([$'b'.G29];2)))" office:value-type="float" office:value="0">
            <text:p>0</text:p>
          </table:table-cell>
          <table:table-cell table:style-name="ACE-4" table:formula="of:=IF([$'switches'.$A$1]=2;0;(POWER([$'a'.H29];2)+POWER([$'b'.H29];2)))" office:value-type="float" office:value="0">
            <text:p>0</text:p>
          </table:table-cell>
          <table:table-cell table:style-name="ACE-4" table:formula="of:=IF([$'switches'.$A$1]=2;0;(POWER([$'a'.I29];2)+POWER([$'b'.I29];2)))" office:value-type="float" office:value="0">
            <text:p>0</text:p>
          </table:table-cell>
          <table:table-cell table:style-name="ACE-4" table:formula="of:=IF([$'switches'.$A$1]=2;0;(POWER([$'a'.J29];2)+POWER([$'b'.J29];2)))" office:value-type="float" office:value="0">
            <text:p>0</text:p>
          </table:table-cell>
          <table:table-cell table:style-name="ACE-4" table:formula="of:=IF([$'switches'.$A$1]=2;0;(POWER([$'a'.K29];2)+POWER([$'b'.K29];2)))" office:value-type="float" office:value="0">
            <text:p>0</text:p>
          </table:table-cell>
          <table:table-cell table:style-name="ACE-4" table:formula="of:=IF([$'switches'.$A$1]=2;0;(POWER([$'a'.L29];2)+POWER([$'b'.L29];2)))" office:value-type="float" office:value="0">
            <text:p>0</text:p>
          </table:table-cell>
          <table:table-cell table:style-name="ACE-4" table:formula="of:=IF([$'switches'.$A$1]=2;0;(POWER([$'a'.M29];2)+POWER([$'b'.M29];2)))" office:value-type="float" office:value="0">
            <text:p>0</text:p>
          </table:table-cell>
          <table:table-cell table:style-name="ACE-4" table:formula="of:=IF([$'switches'.$A$1]=2;0;(POWER([$'a'.N29];2)+POWER([$'b'.N29];2)))" office:value-type="float" office:value="0">
            <text:p>0</text:p>
          </table:table-cell>
          <table:table-cell table:style-name="ACE-4" table:formula="of:=IF([$'switches'.$A$1]=2;0;(POWER([$'a'.O29];2)+POWER([$'b'.O29];2)))" office:value-type="float" office:value="0">
            <text:p>0</text:p>
          </table:table-cell>
          <table:table-cell table:style-name="ACE-4" table:formula="of:=IF([$'switches'.$A$1]=2;0;(POWER([$'a'.P29];2)+POWER([$'b'.P29];2)))" office:value-type="float" office:value="0">
            <text:p>0</text:p>
          </table:table-cell>
          <table:table-cell table:style-name="ACE-4" table:formula="of:=IF([$'switches'.$A$1]=2;0;(POWER([$'a'.Q29];2)+POWER([$'b'.Q29];2)))" office:value-type="float" office:value="0">
            <text:p>0</text:p>
          </table:table-cell>
          <table:table-cell table:style-name="ACE-4" table:formula="of:=IF([$'switches'.$A$1]=2;0;(POWER([$'a'.R29];2)+POWER([$'b'.R29];2)))" office:value-type="float" office:value="0">
            <text:p>0</text:p>
          </table:table-cell>
          <table:table-cell table:style-name="ACE-4" table:formula="of:=IF([$'switches'.$A$1]=2;0;(POWER([$'a'.S29];2)+POWER([$'b'.S29];2)))" office:value-type="float" office:value="0">
            <text:p>0</text:p>
          </table:table-cell>
          <table:table-cell table:style-name="ACE-4" table:formula="of:=IF([$'switches'.$A$1]=2;0;(POWER([$'a'.T29];2)+POWER([$'b'.T29];2)))" office:value-type="float" office:value="0">
            <text:p>0</text:p>
          </table:table-cell>
          <table:table-cell table:style-name="ACE-4" table:formula="of:=IF([$'switches'.$A$1]=2;0;(POWER([$'a'.U29];2)+POWER([$'b'.U29];2)))" office:value-type="float" office:value="0">
            <text:p>0</text:p>
          </table:table-cell>
          <table:table-cell table:style-name="ACE-4" table:formula="of:=IF([$'switches'.$A$1]=2;0;(POWER([$'a'.V29];2)+POWER([$'b'.V29];2)))" office:value-type="float" office:value="0">
            <text:p>0</text:p>
          </table:table-cell>
          <table:table-cell table:style-name="ACE-4" table:formula="of:=IF([$'switches'.$A$1]=2;0;(POWER([$'a'.W29];2)+POWER([$'b'.W29];2)))" office:value-type="float" office:value="0">
            <text:p>0</text:p>
          </table:table-cell>
          <table:table-cell table:style-name="ACE-4" table:formula="of:=IF([$'switches'.$A$1]=2;0;(POWER([$'a'.X29];2)+POWER([$'b'.X29];2)))" office:value-type="float" office:value="0">
            <text:p>0</text:p>
          </table:table-cell>
          <table:table-cell table:style-name="ACE-4" table:formula="of:=IF([$'switches'.$A$1]=2;0;(POWER([$'a'.Y29];2)+POWER([$'b'.Y29];2)))" office:value-type="float" office:value="0">
            <text:p>0</text:p>
          </table:table-cell>
          <table:table-cell table:style-name="ACE-4" table:formula="of:=IF([$'switches'.$A$1]=2;0;(POWER([$'a'.Z29];2)+POWER([$'b'.Z29];2)))" office:value-type="float" office:value="0">
            <text:p>0</text:p>
          </table:table-cell>
          <table:table-cell table:style-name="ACE-4" table:formula="of:=IF([$'switches'.$A$1]=2;0;(POWER([$'a'.AA29];2)+POWER([$'b'.AA29];2)))" office:value-type="float" office:value="0">
            <text:p>0</text:p>
          </table:table-cell>
          <table:table-cell table:style-name="ACE-4" table:formula="of:=IF([$'switches'.$A$1]=2;0;(POWER([$'a'.AB29];2)+POWER([$'b'.AB29];2)))" office:value-type="float" office:value="0">
            <text:p>0</text:p>
          </table:table-cell>
          <table:table-cell table:style-name="ACE-4" table:formula="of:=IF([$'switches'.$A$1]=2;0;(POWER([$'a'.AC29];2)+POWER([$'b'.AC29];2)))" office:value-type="float" office:value="0">
            <text:p>0</text:p>
          </table:table-cell>
          <table:table-cell table:style-name="ACE-4" table:formula="of:=IF([$'switches'.$A$1]=2;0;(POWER([$'a'.AD29];2)+POWER([$'b'.AD29];2)))" office:value-type="float" office:value="0">
            <text:p>0</text:p>
          </table:table-cell>
          <table:table-cell table:style-name="ACE-4" table:formula="of:=IF([$'switches'.$A$1]=2;0;(POWER([$'a'.AE29];2)+POWER([$'b'.AE29];2)))" office:value-type="float" office:value="0">
            <text:p>0</text:p>
          </table:table-cell>
          <table:table-cell table:style-name="ACE-4" table:formula="of:=IF([$'switches'.$A$1]=2;0;(POWER([$'a'.AF29];2)+POWER([$'b'.AF29];2)))" office:value-type="float" office:value="0">
            <text:p>0</text:p>
          </table:table-cell>
          <table:table-cell table:style-name="ACE-4" table:formula="of:=IF([$'switches'.$A$1]=2;0;(POWER([$'a'.AG29];2)+POWER([$'b'.AG29];2)))" office:value-type="float" office:value="0">
            <text:p>0</text:p>
          </table:table-cell>
          <table:table-cell table:style-name="ACE-4" table:formula="of:=IF([$'switches'.$A$1]=2;0;(POWER([$'a'.AH29];2)+POWER([$'b'.AH29];2)))" office:value-type="float" office:value="0">
            <text:p>0</text:p>
          </table:table-cell>
          <table:table-cell table:style-name="ACE-4" table:formula="of:=IF([$'switches'.$A$1]=2;0;(POWER([$'a'.AI29];2)+POWER([$'b'.AI29];2)))" office:value-type="float" office:value="0">
            <text:p>0</text:p>
          </table:table-cell>
          <table:table-cell table:style-name="ACE-4" table:formula="of:=IF([$'switches'.$A$1]=2;0;(POWER([$'a'.AJ29];2)+POWER([$'b'.AJ29];2)))" office:value-type="float" office:value="0">
            <text:p>0</text:p>
          </table:table-cell>
          <table:table-cell table:style-name="ACE-4" table:formula="of:=IF([$'switches'.$A$1]=2;0;(POWER([$'a'.AK29];2)+POWER([$'b'.AK29];2)))" office:value-type="float" office:value="0">
            <text:p>0</text:p>
          </table:table-cell>
          <table:table-cell table:style-name="ACE-4" table:formula="of:=IF([$'switches'.$A$1]=2;0;(POWER([$'a'.AL29];2)+POWER([$'b'.AL29];2)))" office:value-type="float" office:value="0">
            <text:p>0</text:p>
          </table:table-cell>
          <table:table-cell table:style-name="ACE-4" table:formula="of:=IF([$'switches'.$A$1]=2;0;(POWER([$'a'.AM29];2)+POWER([$'b'.AM29];2)))" office:value-type="float" office:value="0">
            <text:p>0</text:p>
          </table:table-cell>
          <table:table-cell table:style-name="ACE-4" table:formula="of:=IF([$'switches'.$A$1]=2;0;(POWER([$'a'.AN29];2)+POWER([$'b'.AN29];2)))" office:value-type="float" office:value="0">
            <text:p>0</text:p>
          </table:table-cell>
          <table:table-cell table:style-name="ACE-4" table:formula="of:=IF([$'switches'.$A$1]=2;0;(POWER([$'a'.AO29];2)+POWER([$'b'.AO29];2)))" office:value-type="float" office:value="0">
            <text:p>0</text:p>
          </table:table-cell>
          <table:table-cell table:style-name="ACE-4" table:formula="of:=IF([$'switches'.$A$1]=2;0;(POWER([$'a'.AP29];2)+POWER([$'b'.AP29];2)))" office:value-type="float" office:value="0">
            <text:p>0</text:p>
          </table:table-cell>
          <table:table-cell table:style-name="ACE-4" table:formula="of:=IF([$'switches'.$A$1]=2;0;(POWER([$'a'.AQ29];2)+POWER([$'b'.AQ29];2)))" office:value-type="float" office:value="0">
            <text:p>0</text:p>
          </table:table-cell>
          <table:table-cell table:style-name="ACE-4" table:formula="of:=IF([$'switches'.$A$1]=2;0;(POWER([$'a'.AR29];2)+POWER([$'b'.AR29];2)))" office:value-type="float" office:value="0">
            <text:p>0</text:p>
          </table:table-cell>
          <table:table-cell table:style-name="ACE-4" table:formula="of:=IF([$'switches'.$A$1]=2;0;(POWER([$'a'.AS29];2)+POWER([$'b'.AS29];2)))" office:value-type="float" office:value="0">
            <text:p>0</text:p>
          </table:table-cell>
          <table:table-cell table:style-name="ACE-4" table:formula="of:=IF([$'switches'.$A$1]=2;0;(POWER([$'a'.AT29];2)+POWER([$'b'.AT29];2)))" office:value-type="float" office:value="0">
            <text:p>0</text:p>
          </table:table-cell>
          <table:table-cell table:style-name="ACE-4" table:formula="of:=IF([$'switches'.$A$1]=2;0;(POWER([$'a'.AU29];2)+POWER([$'b'.AU29];2)))" office:value-type="float" office:value="0">
            <text:p>0</text:p>
          </table:table-cell>
          <table:table-cell table:style-name="ACE-4" table:formula="of:=IF([$'switches'.$A$1]=2;0;(POWER([$'a'.AV29];2)+POWER([$'b'.AV29];2)))" office:value-type="float" office:value="0">
            <text:p>0</text:p>
          </table:table-cell>
          <table:table-cell table:style-name="ACE-4" table:formula="of:=IF([$'switches'.$A$1]=2;0;(POWER([$'a'.AW29];2)+POWER([$'b'.AW29];2)))" office:value-type="float" office:value="0">
            <text:p>0</text:p>
          </table:table-cell>
          <table:table-cell table:style-name="ACE-4" table:formula="of:=IF([$'switches'.$A$1]=2;0;(POWER([$'a'.AX29];2)+POWER([$'b'.AX2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0];2)+POWER([$'b'.B30];2)))" office:value-type="float" office:value="0">
            <text:p>0</text:p>
          </table:table-cell>
          <table:table-cell table:style-name="ACE-4" table:formula="of:=IF([$'switches'.$A$1]=2;0;(POWER([$'a'.C30];2)+POWER([$'b'.C30];2)))" office:value-type="float" office:value="0">
            <text:p>0</text:p>
          </table:table-cell>
          <table:table-cell table:style-name="ACE-4" table:formula="of:=IF([$'switches'.$A$1]=2;0;(POWER([$'a'.D30];2)+POWER([$'b'.D30];2)))" office:value-type="float" office:value="0">
            <text:p>0</text:p>
          </table:table-cell>
          <table:table-cell table:style-name="ACE-4" table:formula="of:=IF([$'switches'.$A$1]=2;0;(POWER([$'a'.E30];2)+POWER([$'b'.E30];2)))" office:value-type="float" office:value="0">
            <text:p>0</text:p>
          </table:table-cell>
          <table:table-cell table:style-name="ACE-4" table:formula="of:=IF([$'switches'.$A$1]=2;0;(POWER([$'a'.F30];2)+POWER([$'b'.F30];2)))" office:value-type="float" office:value="0">
            <text:p>0</text:p>
          </table:table-cell>
          <table:table-cell table:style-name="ACE-4" table:formula="of:=IF([$'switches'.$A$1]=2;0;(POWER([$'a'.G30];2)+POWER([$'b'.G30];2)))" office:value-type="float" office:value="0">
            <text:p>0</text:p>
          </table:table-cell>
          <table:table-cell table:style-name="ACE-4" table:formula="of:=IF([$'switches'.$A$1]=2;0;(POWER([$'a'.H30];2)+POWER([$'b'.H30];2)))" office:value-type="float" office:value="0">
            <text:p>0</text:p>
          </table:table-cell>
          <table:table-cell table:style-name="ACE-4" table:formula="of:=IF([$'switches'.$A$1]=2;0;(POWER([$'a'.I30];2)+POWER([$'b'.I30];2)))" office:value-type="float" office:value="0">
            <text:p>0</text:p>
          </table:table-cell>
          <table:table-cell table:style-name="ACE-4" table:formula="of:=IF([$'switches'.$A$1]=2;0;(POWER([$'a'.J30];2)+POWER([$'b'.J30];2)))" office:value-type="float" office:value="0">
            <text:p>0</text:p>
          </table:table-cell>
          <table:table-cell table:style-name="ACE-4" table:formula="of:=IF([$'switches'.$A$1]=2;0;(POWER([$'a'.K30];2)+POWER([$'b'.K30];2)))" office:value-type="float" office:value="0">
            <text:p>0</text:p>
          </table:table-cell>
          <table:table-cell table:style-name="ACE-4" table:formula="of:=IF([$'switches'.$A$1]=2;0;(POWER([$'a'.L30];2)+POWER([$'b'.L30];2)))" office:value-type="float" office:value="0">
            <text:p>0</text:p>
          </table:table-cell>
          <table:table-cell table:style-name="ACE-4" table:formula="of:=IF([$'switches'.$A$1]=2;0;(POWER([$'a'.M30];2)+POWER([$'b'.M30];2)))" office:value-type="float" office:value="0">
            <text:p>0</text:p>
          </table:table-cell>
          <table:table-cell table:style-name="ACE-4" table:formula="of:=IF([$'switches'.$A$1]=2;0;(POWER([$'a'.N30];2)+POWER([$'b'.N30];2)))" office:value-type="float" office:value="0">
            <text:p>0</text:p>
          </table:table-cell>
          <table:table-cell table:style-name="ACE-4" table:formula="of:=IF([$'switches'.$A$1]=2;0;(POWER([$'a'.O30];2)+POWER([$'b'.O30];2)))" office:value-type="float" office:value="0">
            <text:p>0</text:p>
          </table:table-cell>
          <table:table-cell table:style-name="ACE-4" table:formula="of:=IF([$'switches'.$A$1]=2;0;(POWER([$'a'.P30];2)+POWER([$'b'.P30];2)))" office:value-type="float" office:value="0">
            <text:p>0</text:p>
          </table:table-cell>
          <table:table-cell table:style-name="ACE-4" table:formula="of:=IF([$'switches'.$A$1]=2;0;(POWER([$'a'.Q30];2)+POWER([$'b'.Q30];2)))" office:value-type="float" office:value="0">
            <text:p>0</text:p>
          </table:table-cell>
          <table:table-cell table:style-name="ACE-4" table:formula="of:=IF([$'switches'.$A$1]=2;0;(POWER([$'a'.R30];2)+POWER([$'b'.R30];2)))" office:value-type="float" office:value="0">
            <text:p>0</text:p>
          </table:table-cell>
          <table:table-cell table:style-name="ACE-4" table:formula="of:=IF([$'switches'.$A$1]=2;0;(POWER([$'a'.S30];2)+POWER([$'b'.S30];2)))" office:value-type="float" office:value="0">
            <text:p>0</text:p>
          </table:table-cell>
          <table:table-cell table:style-name="ACE-4" table:formula="of:=IF([$'switches'.$A$1]=2;0;(POWER([$'a'.T30];2)+POWER([$'b'.T30];2)))" office:value-type="float" office:value="0">
            <text:p>0</text:p>
          </table:table-cell>
          <table:table-cell table:style-name="ACE-4" table:formula="of:=IF([$'switches'.$A$1]=2;0;(POWER([$'a'.U30];2)+POWER([$'b'.U30];2)))" office:value-type="float" office:value="0">
            <text:p>0</text:p>
          </table:table-cell>
          <table:table-cell table:style-name="ACE-4" table:formula="of:=IF([$'switches'.$A$1]=2;0;(POWER([$'a'.V30];2)+POWER([$'b'.V30];2)))" office:value-type="float" office:value="0">
            <text:p>0</text:p>
          </table:table-cell>
          <table:table-cell table:style-name="ACE-4" table:formula="of:=IF([$'switches'.$A$1]=2;0;(POWER([$'a'.W30];2)+POWER([$'b'.W30];2)))" office:value-type="float" office:value="0">
            <text:p>0</text:p>
          </table:table-cell>
          <table:table-cell table:style-name="ACE-4" table:formula="of:=IF([$'switches'.$A$1]=2;0;(POWER([$'a'.X30];2)+POWER([$'b'.X30];2)))" office:value-type="float" office:value="0">
            <text:p>0</text:p>
          </table:table-cell>
          <table:table-cell table:style-name="ACE-4" table:formula="of:=IF([$'switches'.$A$1]=2;0;(POWER([$'a'.Y30];2)+POWER([$'b'.Y30];2)))" office:value-type="float" office:value="0">
            <text:p>0</text:p>
          </table:table-cell>
          <table:table-cell table:style-name="ACE-4" table:formula="of:=IF([$'switches'.$A$1]=2;0;(POWER([$'a'.Z30];2)+POWER([$'b'.Z30];2)))" office:value-type="float" office:value="0">
            <text:p>0</text:p>
          </table:table-cell>
          <table:table-cell table:style-name="ACE-4" table:formula="of:=IF([$'switches'.$A$1]=2;0;(POWER([$'a'.AA30];2)+POWER([$'b'.AA30];2)))" office:value-type="float" office:value="0">
            <text:p>0</text:p>
          </table:table-cell>
          <table:table-cell table:style-name="ACE-4" table:formula="of:=IF([$'switches'.$A$1]=2;0;(POWER([$'a'.AB30];2)+POWER([$'b'.AB30];2)))" office:value-type="float" office:value="0">
            <text:p>0</text:p>
          </table:table-cell>
          <table:table-cell table:style-name="ACE-4" table:formula="of:=IF([$'switches'.$A$1]=2;0;(POWER([$'a'.AC30];2)+POWER([$'b'.AC30];2)))" office:value-type="float" office:value="0">
            <text:p>0</text:p>
          </table:table-cell>
          <table:table-cell table:style-name="ACE-4" table:formula="of:=IF([$'switches'.$A$1]=2;0;(POWER([$'a'.AD30];2)+POWER([$'b'.AD30];2)))" office:value-type="float" office:value="0">
            <text:p>0</text:p>
          </table:table-cell>
          <table:table-cell table:style-name="ACE-4" table:formula="of:=IF([$'switches'.$A$1]=2;0;(POWER([$'a'.AE30];2)+POWER([$'b'.AE30];2)))" office:value-type="float" office:value="0">
            <text:p>0</text:p>
          </table:table-cell>
          <table:table-cell table:style-name="ACE-4" table:formula="of:=IF([$'switches'.$A$1]=2;0;(POWER([$'a'.AF30];2)+POWER([$'b'.AF30];2)))" office:value-type="float" office:value="0">
            <text:p>0</text:p>
          </table:table-cell>
          <table:table-cell table:style-name="ACE-4" table:formula="of:=IF([$'switches'.$A$1]=2;0;(POWER([$'a'.AG30];2)+POWER([$'b'.AG30];2)))" office:value-type="float" office:value="0">
            <text:p>0</text:p>
          </table:table-cell>
          <table:table-cell table:style-name="ACE-4" table:formula="of:=IF([$'switches'.$A$1]=2;0;(POWER([$'a'.AH30];2)+POWER([$'b'.AH30];2)))" office:value-type="float" office:value="0">
            <text:p>0</text:p>
          </table:table-cell>
          <table:table-cell table:style-name="ACE-4" table:formula="of:=IF([$'switches'.$A$1]=2;0;(POWER([$'a'.AI30];2)+POWER([$'b'.AI30];2)))" office:value-type="float" office:value="0">
            <text:p>0</text:p>
          </table:table-cell>
          <table:table-cell table:style-name="ACE-4" table:formula="of:=IF([$'switches'.$A$1]=2;0;(POWER([$'a'.AJ30];2)+POWER([$'b'.AJ30];2)))" office:value-type="float" office:value="0">
            <text:p>0</text:p>
          </table:table-cell>
          <table:table-cell table:style-name="ACE-4" table:formula="of:=IF([$'switches'.$A$1]=2;0;(POWER([$'a'.AK30];2)+POWER([$'b'.AK30];2)))" office:value-type="float" office:value="0">
            <text:p>0</text:p>
          </table:table-cell>
          <table:table-cell table:style-name="ACE-4" table:formula="of:=IF([$'switches'.$A$1]=2;0;(POWER([$'a'.AL30];2)+POWER([$'b'.AL30];2)))" office:value-type="float" office:value="0">
            <text:p>0</text:p>
          </table:table-cell>
          <table:table-cell table:style-name="ACE-4" table:formula="of:=IF([$'switches'.$A$1]=2;0;(POWER([$'a'.AM30];2)+POWER([$'b'.AM30];2)))" office:value-type="float" office:value="0">
            <text:p>0</text:p>
          </table:table-cell>
          <table:table-cell table:style-name="ACE-4" table:formula="of:=IF([$'switches'.$A$1]=2;0;(POWER([$'a'.AN30];2)+POWER([$'b'.AN30];2)))" office:value-type="float" office:value="0">
            <text:p>0</text:p>
          </table:table-cell>
          <table:table-cell table:style-name="ACE-4" table:formula="of:=IF([$'switches'.$A$1]=2;0;(POWER([$'a'.AO30];2)+POWER([$'b'.AO30];2)))" office:value-type="float" office:value="0">
            <text:p>0</text:p>
          </table:table-cell>
          <table:table-cell table:style-name="ACE-4" table:formula="of:=IF([$'switches'.$A$1]=2;0;(POWER([$'a'.AP30];2)+POWER([$'b'.AP30];2)))" office:value-type="float" office:value="0">
            <text:p>0</text:p>
          </table:table-cell>
          <table:table-cell table:style-name="ACE-4" table:formula="of:=IF([$'switches'.$A$1]=2;0;(POWER([$'a'.AQ30];2)+POWER([$'b'.AQ30];2)))" office:value-type="float" office:value="0">
            <text:p>0</text:p>
          </table:table-cell>
          <table:table-cell table:style-name="ACE-4" table:formula="of:=IF([$'switches'.$A$1]=2;0;(POWER([$'a'.AR30];2)+POWER([$'b'.AR30];2)))" office:value-type="float" office:value="0">
            <text:p>0</text:p>
          </table:table-cell>
          <table:table-cell table:style-name="ACE-4" table:formula="of:=IF([$'switches'.$A$1]=2;0;(POWER([$'a'.AS30];2)+POWER([$'b'.AS30];2)))" office:value-type="float" office:value="0">
            <text:p>0</text:p>
          </table:table-cell>
          <table:table-cell table:style-name="ACE-4" table:formula="of:=IF([$'switches'.$A$1]=2;0;(POWER([$'a'.AT30];2)+POWER([$'b'.AT30];2)))" office:value-type="float" office:value="0">
            <text:p>0</text:p>
          </table:table-cell>
          <table:table-cell table:style-name="ACE-4" table:formula="of:=IF([$'switches'.$A$1]=2;0;(POWER([$'a'.AU30];2)+POWER([$'b'.AU30];2)))" office:value-type="float" office:value="0">
            <text:p>0</text:p>
          </table:table-cell>
          <table:table-cell table:style-name="ACE-4" table:formula="of:=IF([$'switches'.$A$1]=2;0;(POWER([$'a'.AV30];2)+POWER([$'b'.AV30];2)))" office:value-type="float" office:value="0">
            <text:p>0</text:p>
          </table:table-cell>
          <table:table-cell table:style-name="ACE-4" table:formula="of:=IF([$'switches'.$A$1]=2;0;(POWER([$'a'.AW30];2)+POWER([$'b'.AW30];2)))" office:value-type="float" office:value="0">
            <text:p>0</text:p>
          </table:table-cell>
          <table:table-cell table:style-name="ACE-4" table:formula="of:=IF([$'switches'.$A$1]=2;0;(POWER([$'a'.AX30];2)+POWER([$'b'.AX3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1];2)+POWER([$'b'.B31];2)))" office:value-type="float" office:value="0">
            <text:p>0</text:p>
          </table:table-cell>
          <table:table-cell table:style-name="ACE-4" table:formula="of:=IF([$'switches'.$A$1]=2;0;(POWER([$'a'.C31];2)+POWER([$'b'.C31];2)))" office:value-type="float" office:value="0">
            <text:p>0</text:p>
          </table:table-cell>
          <table:table-cell table:style-name="ACE-4" table:formula="of:=IF([$'switches'.$A$1]=2;0;(POWER([$'a'.D31];2)+POWER([$'b'.D31];2)))" office:value-type="float" office:value="0">
            <text:p>0</text:p>
          </table:table-cell>
          <table:table-cell table:style-name="ACE-4" table:formula="of:=IF([$'switches'.$A$1]=2;0;(POWER([$'a'.E31];2)+POWER([$'b'.E31];2)))" office:value-type="float" office:value="0">
            <text:p>0</text:p>
          </table:table-cell>
          <table:table-cell table:style-name="ACE-4" table:formula="of:=IF([$'switches'.$A$1]=2;0;(POWER([$'a'.F31];2)+POWER([$'b'.F31];2)))" office:value-type="float" office:value="0">
            <text:p>0</text:p>
          </table:table-cell>
          <table:table-cell table:style-name="ACE-4" table:formula="of:=IF([$'switches'.$A$1]=2;0;(POWER([$'a'.G31];2)+POWER([$'b'.G31];2)))" office:value-type="float" office:value="0">
            <text:p>0</text:p>
          </table:table-cell>
          <table:table-cell table:style-name="ACE-4" table:formula="of:=IF([$'switches'.$A$1]=2;0;(POWER([$'a'.H31];2)+POWER([$'b'.H31];2)))" office:value-type="float" office:value="0">
            <text:p>0</text:p>
          </table:table-cell>
          <table:table-cell table:style-name="ACE-4" table:formula="of:=IF([$'switches'.$A$1]=2;0;(POWER([$'a'.I31];2)+POWER([$'b'.I31];2)))" office:value-type="float" office:value="0">
            <text:p>0</text:p>
          </table:table-cell>
          <table:table-cell table:style-name="ACE-4" table:formula="of:=IF([$'switches'.$A$1]=2;0;(POWER([$'a'.J31];2)+POWER([$'b'.J31];2)))" office:value-type="float" office:value="0">
            <text:p>0</text:p>
          </table:table-cell>
          <table:table-cell table:style-name="ACE-4" table:formula="of:=IF([$'switches'.$A$1]=2;0;(POWER([$'a'.K31];2)+POWER([$'b'.K31];2)))" office:value-type="float" office:value="0">
            <text:p>0</text:p>
          </table:table-cell>
          <table:table-cell table:style-name="ACE-4" table:formula="of:=IF([$'switches'.$A$1]=2;0;(POWER([$'a'.L31];2)+POWER([$'b'.L31];2)))" office:value-type="float" office:value="0">
            <text:p>0</text:p>
          </table:table-cell>
          <table:table-cell table:style-name="ACE-4" table:formula="of:=IF([$'switches'.$A$1]=2;0;(POWER([$'a'.M31];2)+POWER([$'b'.M31];2)))" office:value-type="float" office:value="0">
            <text:p>0</text:p>
          </table:table-cell>
          <table:table-cell table:style-name="ACE-4" table:formula="of:=IF([$'switches'.$A$1]=2;0;(POWER([$'a'.N31];2)+POWER([$'b'.N31];2)))" office:value-type="float" office:value="0">
            <text:p>0</text:p>
          </table:table-cell>
          <table:table-cell table:style-name="ACE-4" table:formula="of:=IF([$'switches'.$A$1]=2;0;(POWER([$'a'.O31];2)+POWER([$'b'.O31];2)))" office:value-type="float" office:value="0">
            <text:p>0</text:p>
          </table:table-cell>
          <table:table-cell table:style-name="ACE-4" table:formula="of:=IF([$'switches'.$A$1]=2;0;(POWER([$'a'.P31];2)+POWER([$'b'.P31];2)))" office:value-type="float" office:value="0">
            <text:p>0</text:p>
          </table:table-cell>
          <table:table-cell table:style-name="ACE-4" table:formula="of:=IF([$'switches'.$A$1]=2;0;(POWER([$'a'.Q31];2)+POWER([$'b'.Q31];2)))" office:value-type="float" office:value="0">
            <text:p>0</text:p>
          </table:table-cell>
          <table:table-cell table:style-name="ACE-4" table:formula="of:=IF([$'switches'.$A$1]=2;0;(POWER([$'a'.R31];2)+POWER([$'b'.R31];2)))" office:value-type="float" office:value="0">
            <text:p>0</text:p>
          </table:table-cell>
          <table:table-cell table:style-name="ACE-4" table:formula="of:=IF([$'switches'.$A$1]=2;0;(POWER([$'a'.S31];2)+POWER([$'b'.S31];2)))" office:value-type="float" office:value="0">
            <text:p>0</text:p>
          </table:table-cell>
          <table:table-cell table:style-name="ACE-4" table:formula="of:=IF([$'switches'.$A$1]=2;0;(POWER([$'a'.T31];2)+POWER([$'b'.T31];2)))" office:value-type="float" office:value="0">
            <text:p>0</text:p>
          </table:table-cell>
          <table:table-cell table:style-name="ACE-4" table:formula="of:=IF([$'switches'.$A$1]=2;0;(POWER([$'a'.U31];2)+POWER([$'b'.U31];2)))" office:value-type="float" office:value="0">
            <text:p>0</text:p>
          </table:table-cell>
          <table:table-cell table:style-name="ACE-4" table:formula="of:=IF([$'switches'.$A$1]=2;0;(POWER([$'a'.V31];2)+POWER([$'b'.V31];2)))" office:value-type="float" office:value="0">
            <text:p>0</text:p>
          </table:table-cell>
          <table:table-cell table:style-name="ACE-4" table:formula="of:=IF([$'switches'.$A$1]=2;0;(POWER([$'a'.W31];2)+POWER([$'b'.W31];2)))" office:value-type="float" office:value="0">
            <text:p>0</text:p>
          </table:table-cell>
          <table:table-cell table:style-name="ACE-4" table:formula="of:=IF([$'switches'.$A$1]=2;0;(POWER([$'a'.X31];2)+POWER([$'b'.X31];2)))" office:value-type="float" office:value="0">
            <text:p>0</text:p>
          </table:table-cell>
          <table:table-cell table:style-name="ACE-4" table:formula="of:=IF([$'switches'.$A$1]=2;0;(POWER([$'a'.Y31];2)+POWER([$'b'.Y31];2)))" office:value-type="float" office:value="0">
            <text:p>0</text:p>
          </table:table-cell>
          <table:table-cell table:style-name="ACE-4" table:formula="of:=IF([$'switches'.$A$1]=2;0;(POWER([$'a'.Z31];2)+POWER([$'b'.Z31];2)))" office:value-type="float" office:value="0">
            <text:p>0</text:p>
          </table:table-cell>
          <table:table-cell table:style-name="ACE-4" table:formula="of:=IF([$'switches'.$A$1]=2;0;(POWER([$'a'.AA31];2)+POWER([$'b'.AA31];2)))" office:value-type="float" office:value="0">
            <text:p>0</text:p>
          </table:table-cell>
          <table:table-cell table:style-name="ACE-4" table:formula="of:=IF([$'switches'.$A$1]=2;0;(POWER([$'a'.AB31];2)+POWER([$'b'.AB31];2)))" office:value-type="float" office:value="0">
            <text:p>0</text:p>
          </table:table-cell>
          <table:table-cell table:style-name="ACE-4" table:formula="of:=IF([$'switches'.$A$1]=2;0;(POWER([$'a'.AC31];2)+POWER([$'b'.AC31];2)))" office:value-type="float" office:value="0">
            <text:p>0</text:p>
          </table:table-cell>
          <table:table-cell table:style-name="ACE-4" table:formula="of:=IF([$'switches'.$A$1]=2;0;(POWER([$'a'.AD31];2)+POWER([$'b'.AD31];2)))" office:value-type="float" office:value="0">
            <text:p>0</text:p>
          </table:table-cell>
          <table:table-cell table:style-name="ACE-4" table:formula="of:=IF([$'switches'.$A$1]=2;0;(POWER([$'a'.AE31];2)+POWER([$'b'.AE31];2)))" office:value-type="float" office:value="0">
            <text:p>0</text:p>
          </table:table-cell>
          <table:table-cell table:style-name="ACE-4" table:formula="of:=IF([$'switches'.$A$1]=2;0;(POWER([$'a'.AF31];2)+POWER([$'b'.AF31];2)))" office:value-type="float" office:value="0">
            <text:p>0</text:p>
          </table:table-cell>
          <table:table-cell table:style-name="ACE-4" table:formula="of:=IF([$'switches'.$A$1]=2;0;(POWER([$'a'.AG31];2)+POWER([$'b'.AG31];2)))" office:value-type="float" office:value="0">
            <text:p>0</text:p>
          </table:table-cell>
          <table:table-cell table:style-name="ACE-4" table:formula="of:=IF([$'switches'.$A$1]=2;0;(POWER([$'a'.AH31];2)+POWER([$'b'.AH31];2)))" office:value-type="float" office:value="0">
            <text:p>0</text:p>
          </table:table-cell>
          <table:table-cell table:style-name="ACE-4" table:formula="of:=IF([$'switches'.$A$1]=2;0;(POWER([$'a'.AI31];2)+POWER([$'b'.AI31];2)))" office:value-type="float" office:value="0">
            <text:p>0</text:p>
          </table:table-cell>
          <table:table-cell table:style-name="ACE-4" table:formula="of:=IF([$'switches'.$A$1]=2;0;(POWER([$'a'.AJ31];2)+POWER([$'b'.AJ31];2)))" office:value-type="float" office:value="0">
            <text:p>0</text:p>
          </table:table-cell>
          <table:table-cell table:style-name="ACE-4" table:formula="of:=IF([$'switches'.$A$1]=2;0;(POWER([$'a'.AK31];2)+POWER([$'b'.AK31];2)))" office:value-type="float" office:value="0">
            <text:p>0</text:p>
          </table:table-cell>
          <table:table-cell table:style-name="ACE-4" table:formula="of:=IF([$'switches'.$A$1]=2;0;(POWER([$'a'.AL31];2)+POWER([$'b'.AL31];2)))" office:value-type="float" office:value="0">
            <text:p>0</text:p>
          </table:table-cell>
          <table:table-cell table:style-name="ACE-4" table:formula="of:=IF([$'switches'.$A$1]=2;0;(POWER([$'a'.AM31];2)+POWER([$'b'.AM31];2)))" office:value-type="float" office:value="0">
            <text:p>0</text:p>
          </table:table-cell>
          <table:table-cell table:style-name="ACE-4" table:formula="of:=IF([$'switches'.$A$1]=2;0;(POWER([$'a'.AN31];2)+POWER([$'b'.AN31];2)))" office:value-type="float" office:value="0">
            <text:p>0</text:p>
          </table:table-cell>
          <table:table-cell table:style-name="ACE-4" table:formula="of:=IF([$'switches'.$A$1]=2;0;(POWER([$'a'.AO31];2)+POWER([$'b'.AO31];2)))" office:value-type="float" office:value="0">
            <text:p>0</text:p>
          </table:table-cell>
          <table:table-cell table:style-name="ACE-4" table:formula="of:=IF([$'switches'.$A$1]=2;0;(POWER([$'a'.AP31];2)+POWER([$'b'.AP31];2)))" office:value-type="float" office:value="0">
            <text:p>0</text:p>
          </table:table-cell>
          <table:table-cell table:style-name="ACE-4" table:formula="of:=IF([$'switches'.$A$1]=2;0;(POWER([$'a'.AQ31];2)+POWER([$'b'.AQ31];2)))" office:value-type="float" office:value="0">
            <text:p>0</text:p>
          </table:table-cell>
          <table:table-cell table:style-name="ACE-4" table:formula="of:=IF([$'switches'.$A$1]=2;0;(POWER([$'a'.AR31];2)+POWER([$'b'.AR31];2)))" office:value-type="float" office:value="0">
            <text:p>0</text:p>
          </table:table-cell>
          <table:table-cell table:style-name="ACE-4" table:formula="of:=IF([$'switches'.$A$1]=2;0;(POWER([$'a'.AS31];2)+POWER([$'b'.AS31];2)))" office:value-type="float" office:value="0">
            <text:p>0</text:p>
          </table:table-cell>
          <table:table-cell table:style-name="ACE-4" table:formula="of:=IF([$'switches'.$A$1]=2;0;(POWER([$'a'.AT31];2)+POWER([$'b'.AT31];2)))" office:value-type="float" office:value="0">
            <text:p>0</text:p>
          </table:table-cell>
          <table:table-cell table:style-name="ACE-4" table:formula="of:=IF([$'switches'.$A$1]=2;0;(POWER([$'a'.AU31];2)+POWER([$'b'.AU31];2)))" office:value-type="float" office:value="0">
            <text:p>0</text:p>
          </table:table-cell>
          <table:table-cell table:style-name="ACE-4" table:formula="of:=IF([$'switches'.$A$1]=2;0;(POWER([$'a'.AV31];2)+POWER([$'b'.AV31];2)))" office:value-type="float" office:value="0">
            <text:p>0</text:p>
          </table:table-cell>
          <table:table-cell table:style-name="ACE-4" table:formula="of:=IF([$'switches'.$A$1]=2;0;(POWER([$'a'.AW31];2)+POWER([$'b'.AW31];2)))" office:value-type="float" office:value="0">
            <text:p>0</text:p>
          </table:table-cell>
          <table:table-cell table:style-name="ACE-4" table:formula="of:=IF([$'switches'.$A$1]=2;0;(POWER([$'a'.AX31];2)+POWER([$'b'.AX31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2];2)+POWER([$'b'.B32];2)))" office:value-type="float" office:value="0">
            <text:p>0</text:p>
          </table:table-cell>
          <table:table-cell table:style-name="ACE-4" table:formula="of:=IF([$'switches'.$A$1]=2;0;(POWER([$'a'.C32];2)+POWER([$'b'.C32];2)))" office:value-type="float" office:value="0">
            <text:p>0</text:p>
          </table:table-cell>
          <table:table-cell table:style-name="ACE-4" table:formula="of:=IF([$'switches'.$A$1]=2;0;(POWER([$'a'.D32];2)+POWER([$'b'.D32];2)))" office:value-type="float" office:value="0">
            <text:p>0</text:p>
          </table:table-cell>
          <table:table-cell table:style-name="ACE-4" table:formula="of:=IF([$'switches'.$A$1]=2;0;(POWER([$'a'.E32];2)+POWER([$'b'.E32];2)))" office:value-type="float" office:value="0">
            <text:p>0</text:p>
          </table:table-cell>
          <table:table-cell table:style-name="ACE-4" table:formula="of:=IF([$'switches'.$A$1]=2;0;(POWER([$'a'.F32];2)+POWER([$'b'.F32];2)))" office:value-type="float" office:value="0">
            <text:p>0</text:p>
          </table:table-cell>
          <table:table-cell table:style-name="ACE-4" table:formula="of:=IF([$'switches'.$A$1]=2;0;(POWER([$'a'.G32];2)+POWER([$'b'.G32];2)))" office:value-type="float" office:value="0">
            <text:p>0</text:p>
          </table:table-cell>
          <table:table-cell table:style-name="ACE-4" table:formula="of:=IF([$'switches'.$A$1]=2;0;(POWER([$'a'.H32];2)+POWER([$'b'.H32];2)))" office:value-type="float" office:value="0">
            <text:p>0</text:p>
          </table:table-cell>
          <table:table-cell table:style-name="ACE-4" table:formula="of:=IF([$'switches'.$A$1]=2;0;(POWER([$'a'.I32];2)+POWER([$'b'.I32];2)))" office:value-type="float" office:value="0">
            <text:p>0</text:p>
          </table:table-cell>
          <table:table-cell table:style-name="ACE-4" table:formula="of:=IF([$'switches'.$A$1]=2;0;(POWER([$'a'.J32];2)+POWER([$'b'.J32];2)))" office:value-type="float" office:value="0">
            <text:p>0</text:p>
          </table:table-cell>
          <table:table-cell table:style-name="ACE-4" table:formula="of:=IF([$'switches'.$A$1]=2;0;(POWER([$'a'.K32];2)+POWER([$'b'.K32];2)))" office:value-type="float" office:value="0">
            <text:p>0</text:p>
          </table:table-cell>
          <table:table-cell table:style-name="ACE-4" table:formula="of:=IF([$'switches'.$A$1]=2;0;(POWER([$'a'.L32];2)+POWER([$'b'.L32];2)))" office:value-type="float" office:value="0">
            <text:p>0</text:p>
          </table:table-cell>
          <table:table-cell table:style-name="ACE-4" table:formula="of:=IF([$'switches'.$A$1]=2;0;(POWER([$'a'.M32];2)+POWER([$'b'.M32];2)))" office:value-type="float" office:value="0">
            <text:p>0</text:p>
          </table:table-cell>
          <table:table-cell table:style-name="ACE-4" table:formula="of:=IF([$'switches'.$A$1]=2;0;(POWER([$'a'.N32];2)+POWER([$'b'.N32];2)))" office:value-type="float" office:value="0">
            <text:p>0</text:p>
          </table:table-cell>
          <table:table-cell table:style-name="ACE-4" table:formula="of:=IF([$'switches'.$A$1]=2;0;(POWER([$'a'.O32];2)+POWER([$'b'.O32];2)))" office:value-type="float" office:value="0">
            <text:p>0</text:p>
          </table:table-cell>
          <table:table-cell table:style-name="ACE-4" table:formula="of:=IF([$'switches'.$A$1]=2;0;(POWER([$'a'.P32];2)+POWER([$'b'.P32];2)))" office:value-type="float" office:value="0">
            <text:p>0</text:p>
          </table:table-cell>
          <table:table-cell table:style-name="ACE-4" table:formula="of:=IF([$'switches'.$A$1]=2;0;(POWER([$'a'.Q32];2)+POWER([$'b'.Q32];2)))" office:value-type="float" office:value="0">
            <text:p>0</text:p>
          </table:table-cell>
          <table:table-cell table:style-name="ACE-4" table:formula="of:=IF([$'switches'.$A$1]=2;0;(POWER([$'a'.R32];2)+POWER([$'b'.R32];2)))" office:value-type="float" office:value="0">
            <text:p>0</text:p>
          </table:table-cell>
          <table:table-cell table:style-name="ACE-4" table:formula="of:=IF([$'switches'.$A$1]=2;0;(POWER([$'a'.S32];2)+POWER([$'b'.S32];2)))" office:value-type="float" office:value="0">
            <text:p>0</text:p>
          </table:table-cell>
          <table:table-cell table:style-name="ACE-4" table:formula="of:=IF([$'switches'.$A$1]=2;0;(POWER([$'a'.T32];2)+POWER([$'b'.T32];2)))" office:value-type="float" office:value="0">
            <text:p>0</text:p>
          </table:table-cell>
          <table:table-cell table:style-name="ACE-4" table:formula="of:=IF([$'switches'.$A$1]=2;0;(POWER([$'a'.U32];2)+POWER([$'b'.U32];2)))" office:value-type="float" office:value="0">
            <text:p>0</text:p>
          </table:table-cell>
          <table:table-cell table:style-name="ACE-4" table:formula="of:=IF([$'switches'.$A$1]=2;0;(POWER([$'a'.V32];2)+POWER([$'b'.V32];2)))" office:value-type="float" office:value="0">
            <text:p>0</text:p>
          </table:table-cell>
          <table:table-cell table:style-name="ACE-4" table:formula="of:=IF([$'switches'.$A$1]=2;0;(POWER([$'a'.W32];2)+POWER([$'b'.W32];2)))" office:value-type="float" office:value="0">
            <text:p>0</text:p>
          </table:table-cell>
          <table:table-cell table:style-name="ACE-4" table:formula="of:=IF([$'switches'.$A$1]=2;0;(POWER([$'a'.X32];2)+POWER([$'b'.X32];2)))" office:value-type="float" office:value="0">
            <text:p>0</text:p>
          </table:table-cell>
          <table:table-cell table:style-name="ACE-4" table:formula="of:=IF([$'switches'.$A$1]=2;0;(POWER([$'a'.Y32];2)+POWER([$'b'.Y32];2)))" office:value-type="float" office:value="0">
            <text:p>0</text:p>
          </table:table-cell>
          <table:table-cell table:style-name="ACE-4" table:formula="of:=IF([$'switches'.$A$1]=2;0;(POWER([$'a'.Z32];2)+POWER([$'b'.Z32];2)))" office:value-type="float" office:value="0">
            <text:p>0</text:p>
          </table:table-cell>
          <table:table-cell table:style-name="ACE-4" table:formula="of:=IF([$'switches'.$A$1]=2;0;(POWER([$'a'.AA32];2)+POWER([$'b'.AA32];2)))" office:value-type="float" office:value="0">
            <text:p>0</text:p>
          </table:table-cell>
          <table:table-cell table:style-name="ACE-4" table:formula="of:=IF([$'switches'.$A$1]=2;0;(POWER([$'a'.AB32];2)+POWER([$'b'.AB32];2)))" office:value-type="float" office:value="0">
            <text:p>0</text:p>
          </table:table-cell>
          <table:table-cell table:style-name="ACE-4" table:formula="of:=IF([$'switches'.$A$1]=2;0;(POWER([$'a'.AC32];2)+POWER([$'b'.AC32];2)))" office:value-type="float" office:value="0">
            <text:p>0</text:p>
          </table:table-cell>
          <table:table-cell table:style-name="ACE-4" table:formula="of:=IF([$'switches'.$A$1]=2;0;(POWER([$'a'.AD32];2)+POWER([$'b'.AD32];2)))" office:value-type="float" office:value="0">
            <text:p>0</text:p>
          </table:table-cell>
          <table:table-cell table:style-name="ACE-4" table:formula="of:=IF([$'switches'.$A$1]=2;0;(POWER([$'a'.AE32];2)+POWER([$'b'.AE32];2)))" office:value-type="float" office:value="0">
            <text:p>0</text:p>
          </table:table-cell>
          <table:table-cell table:style-name="ACE-4" table:formula="of:=IF([$'switches'.$A$1]=2;0;(POWER([$'a'.AF32];2)+POWER([$'b'.AF32];2)))" office:value-type="float" office:value="0">
            <text:p>0</text:p>
          </table:table-cell>
          <table:table-cell table:style-name="ACE-4" table:formula="of:=IF([$'switches'.$A$1]=2;0;(POWER([$'a'.AG32];2)+POWER([$'b'.AG32];2)))" office:value-type="float" office:value="0">
            <text:p>0</text:p>
          </table:table-cell>
          <table:table-cell table:style-name="ACE-4" table:formula="of:=IF([$'switches'.$A$1]=2;0;(POWER([$'a'.AH32];2)+POWER([$'b'.AH32];2)))" office:value-type="float" office:value="0">
            <text:p>0</text:p>
          </table:table-cell>
          <table:table-cell table:style-name="ACE-4" table:formula="of:=IF([$'switches'.$A$1]=2;0;(POWER([$'a'.AI32];2)+POWER([$'b'.AI32];2)))" office:value-type="float" office:value="0">
            <text:p>0</text:p>
          </table:table-cell>
          <table:table-cell table:style-name="ACE-4" table:formula="of:=IF([$'switches'.$A$1]=2;0;(POWER([$'a'.AJ32];2)+POWER([$'b'.AJ32];2)))" office:value-type="float" office:value="0">
            <text:p>0</text:p>
          </table:table-cell>
          <table:table-cell table:style-name="ACE-4" table:formula="of:=IF([$'switches'.$A$1]=2;0;(POWER([$'a'.AK32];2)+POWER([$'b'.AK32];2)))" office:value-type="float" office:value="0">
            <text:p>0</text:p>
          </table:table-cell>
          <table:table-cell table:style-name="ACE-4" table:formula="of:=IF([$'switches'.$A$1]=2;0;(POWER([$'a'.AL32];2)+POWER([$'b'.AL32];2)))" office:value-type="float" office:value="0">
            <text:p>0</text:p>
          </table:table-cell>
          <table:table-cell table:style-name="ACE-4" table:formula="of:=IF([$'switches'.$A$1]=2;0;(POWER([$'a'.AM32];2)+POWER([$'b'.AM32];2)))" office:value-type="float" office:value="0">
            <text:p>0</text:p>
          </table:table-cell>
          <table:table-cell table:style-name="ACE-4" table:formula="of:=IF([$'switches'.$A$1]=2;0;(POWER([$'a'.AN32];2)+POWER([$'b'.AN32];2)))" office:value-type="float" office:value="0">
            <text:p>0</text:p>
          </table:table-cell>
          <table:table-cell table:style-name="ACE-4" table:formula="of:=IF([$'switches'.$A$1]=2;0;(POWER([$'a'.AO32];2)+POWER([$'b'.AO32];2)))" office:value-type="float" office:value="0">
            <text:p>0</text:p>
          </table:table-cell>
          <table:table-cell table:style-name="ACE-4" table:formula="of:=IF([$'switches'.$A$1]=2;0;(POWER([$'a'.AP32];2)+POWER([$'b'.AP32];2)))" office:value-type="float" office:value="0">
            <text:p>0</text:p>
          </table:table-cell>
          <table:table-cell table:style-name="ACE-4" table:formula="of:=IF([$'switches'.$A$1]=2;0;(POWER([$'a'.AQ32];2)+POWER([$'b'.AQ32];2)))" office:value-type="float" office:value="0">
            <text:p>0</text:p>
          </table:table-cell>
          <table:table-cell table:style-name="ACE-4" table:formula="of:=IF([$'switches'.$A$1]=2;0;(POWER([$'a'.AR32];2)+POWER([$'b'.AR32];2)))" office:value-type="float" office:value="0">
            <text:p>0</text:p>
          </table:table-cell>
          <table:table-cell table:style-name="ACE-4" table:formula="of:=IF([$'switches'.$A$1]=2;0;(POWER([$'a'.AS32];2)+POWER([$'b'.AS32];2)))" office:value-type="float" office:value="0">
            <text:p>0</text:p>
          </table:table-cell>
          <table:table-cell table:style-name="ACE-4" table:formula="of:=IF([$'switches'.$A$1]=2;0;(POWER([$'a'.AT32];2)+POWER([$'b'.AT32];2)))" office:value-type="float" office:value="0">
            <text:p>0</text:p>
          </table:table-cell>
          <table:table-cell table:style-name="ACE-4" table:formula="of:=IF([$'switches'.$A$1]=2;0;(POWER([$'a'.AU32];2)+POWER([$'b'.AU32];2)))" office:value-type="float" office:value="0">
            <text:p>0</text:p>
          </table:table-cell>
          <table:table-cell table:style-name="ACE-4" table:formula="of:=IF([$'switches'.$A$1]=2;0;(POWER([$'a'.AV32];2)+POWER([$'b'.AV32];2)))" office:value-type="float" office:value="0">
            <text:p>0</text:p>
          </table:table-cell>
          <table:table-cell table:style-name="ACE-4" table:formula="of:=IF([$'switches'.$A$1]=2;0;(POWER([$'a'.AW32];2)+POWER([$'b'.AW32];2)))" office:value-type="float" office:value="0">
            <text:p>0</text:p>
          </table:table-cell>
          <table:table-cell table:style-name="ACE-4" table:formula="of:=IF([$'switches'.$A$1]=2;0;(POWER([$'a'.AX32];2)+POWER([$'b'.AX3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3];2)+POWER([$'b'.B33];2)))" office:value-type="float" office:value="0">
            <text:p>0</text:p>
          </table:table-cell>
          <table:table-cell table:style-name="ACE-4" table:formula="of:=IF([$'switches'.$A$1]=2;0;(POWER([$'a'.C33];2)+POWER([$'b'.C33];2)))" office:value-type="float" office:value="0">
            <text:p>0</text:p>
          </table:table-cell>
          <table:table-cell table:style-name="ACE-4" table:formula="of:=IF([$'switches'.$A$1]=2;0;(POWER([$'a'.D33];2)+POWER([$'b'.D33];2)))" office:value-type="float" office:value="0">
            <text:p>0</text:p>
          </table:table-cell>
          <table:table-cell table:style-name="ACE-4" table:formula="of:=IF([$'switches'.$A$1]=2;0;(POWER([$'a'.E33];2)+POWER([$'b'.E33];2)))" office:value-type="float" office:value="0">
            <text:p>0</text:p>
          </table:table-cell>
          <table:table-cell table:style-name="ACE-4" table:formula="of:=IF([$'switches'.$A$1]=2;0;(POWER([$'a'.F33];2)+POWER([$'b'.F33];2)))" office:value-type="float" office:value="0">
            <text:p>0</text:p>
          </table:table-cell>
          <table:table-cell table:style-name="ACE-4" table:formula="of:=IF([$'switches'.$A$1]=2;0;(POWER([$'a'.G33];2)+POWER([$'b'.G33];2)))" office:value-type="float" office:value="0">
            <text:p>0</text:p>
          </table:table-cell>
          <table:table-cell table:style-name="ACE-4" table:formula="of:=IF([$'switches'.$A$1]=2;0;(POWER([$'a'.H33];2)+POWER([$'b'.H33];2)))" office:value-type="float" office:value="0">
            <text:p>0</text:p>
          </table:table-cell>
          <table:table-cell table:style-name="ACE-4" table:formula="of:=IF([$'switches'.$A$1]=2;0;(POWER([$'a'.I33];2)+POWER([$'b'.I33];2)))" office:value-type="float" office:value="0">
            <text:p>0</text:p>
          </table:table-cell>
          <table:table-cell table:style-name="ACE-4" table:formula="of:=IF([$'switches'.$A$1]=2;0;(POWER([$'a'.J33];2)+POWER([$'b'.J33];2)))" office:value-type="float" office:value="0">
            <text:p>0</text:p>
          </table:table-cell>
          <table:table-cell table:style-name="ACE-4" table:formula="of:=IF([$'switches'.$A$1]=2;0;(POWER([$'a'.K33];2)+POWER([$'b'.K33];2)))" office:value-type="float" office:value="0">
            <text:p>0</text:p>
          </table:table-cell>
          <table:table-cell table:style-name="ACE-4" table:formula="of:=IF([$'switches'.$A$1]=2;0;(POWER([$'a'.L33];2)+POWER([$'b'.L33];2)))" office:value-type="float" office:value="0">
            <text:p>0</text:p>
          </table:table-cell>
          <table:table-cell table:style-name="ACE-4" table:formula="of:=IF([$'switches'.$A$1]=2;0;(POWER([$'a'.M33];2)+POWER([$'b'.M33];2)))" office:value-type="float" office:value="0">
            <text:p>0</text:p>
          </table:table-cell>
          <table:table-cell table:style-name="ACE-4" table:formula="of:=IF([$'switches'.$A$1]=2;0;(POWER([$'a'.N33];2)+POWER([$'b'.N33];2)))" office:value-type="float" office:value="0">
            <text:p>0</text:p>
          </table:table-cell>
          <table:table-cell table:style-name="ACE-4" table:formula="of:=IF([$'switches'.$A$1]=2;0;(POWER([$'a'.O33];2)+POWER([$'b'.O33];2)))" office:value-type="float" office:value="0">
            <text:p>0</text:p>
          </table:table-cell>
          <table:table-cell table:style-name="ACE-4" table:formula="of:=IF([$'switches'.$A$1]=2;0;(POWER([$'a'.P33];2)+POWER([$'b'.P33];2)))" office:value-type="float" office:value="0">
            <text:p>0</text:p>
          </table:table-cell>
          <table:table-cell table:style-name="ACE-4" table:formula="of:=IF([$'switches'.$A$1]=2;0;(POWER([$'a'.Q33];2)+POWER([$'b'.Q33];2)))" office:value-type="float" office:value="0">
            <text:p>0</text:p>
          </table:table-cell>
          <table:table-cell table:style-name="ACE-4" table:formula="of:=IF([$'switches'.$A$1]=2;0;(POWER([$'a'.R33];2)+POWER([$'b'.R33];2)))" office:value-type="float" office:value="0">
            <text:p>0</text:p>
          </table:table-cell>
          <table:table-cell table:style-name="ACE-4" table:formula="of:=IF([$'switches'.$A$1]=2;0;(POWER([$'a'.S33];2)+POWER([$'b'.S33];2)))" office:value-type="float" office:value="0">
            <text:p>0</text:p>
          </table:table-cell>
          <table:table-cell table:style-name="ACE-4" table:formula="of:=IF([$'switches'.$A$1]=2;0;(POWER([$'a'.T33];2)+POWER([$'b'.T33];2)))" office:value-type="float" office:value="0">
            <text:p>0</text:p>
          </table:table-cell>
          <table:table-cell table:style-name="ACE-4" table:formula="of:=IF([$'switches'.$A$1]=2;0;(POWER([$'a'.U33];2)+POWER([$'b'.U33];2)))" office:value-type="float" office:value="0">
            <text:p>0</text:p>
          </table:table-cell>
          <table:table-cell table:style-name="ACE-4" table:formula="of:=IF([$'switches'.$A$1]=2;0;(POWER([$'a'.V33];2)+POWER([$'b'.V33];2)))" office:value-type="float" office:value="0">
            <text:p>0</text:p>
          </table:table-cell>
          <table:table-cell table:style-name="ACE-4" table:formula="of:=IF([$'switches'.$A$1]=2;0;(POWER([$'a'.W33];2)+POWER([$'b'.W33];2)))" office:value-type="float" office:value="0">
            <text:p>0</text:p>
          </table:table-cell>
          <table:table-cell table:style-name="ACE-4" table:formula="of:=IF([$'switches'.$A$1]=2;0;(POWER([$'a'.X33];2)+POWER([$'b'.X33];2)))" office:value-type="float" office:value="0">
            <text:p>0</text:p>
          </table:table-cell>
          <table:table-cell table:style-name="ACE-4" table:formula="of:=IF([$'switches'.$A$1]=2;0;(POWER([$'a'.Y33];2)+POWER([$'b'.Y33];2)))" office:value-type="float" office:value="0">
            <text:p>0</text:p>
          </table:table-cell>
          <table:table-cell table:style-name="ACE-4" table:formula="of:=IF([$'switches'.$A$1]=2;0;(POWER([$'a'.Z33];2)+POWER([$'b'.Z33];2)))" office:value-type="float" office:value="0">
            <text:p>0</text:p>
          </table:table-cell>
          <table:table-cell table:style-name="ACE-4" table:formula="of:=IF([$'switches'.$A$1]=2;0;(POWER([$'a'.AA33];2)+POWER([$'b'.AA33];2)))" office:value-type="float" office:value="0">
            <text:p>0</text:p>
          </table:table-cell>
          <table:table-cell table:style-name="ACE-4" table:formula="of:=IF([$'switches'.$A$1]=2;0;(POWER([$'a'.AB33];2)+POWER([$'b'.AB33];2)))" office:value-type="float" office:value="0">
            <text:p>0</text:p>
          </table:table-cell>
          <table:table-cell table:style-name="ACE-4" table:formula="of:=IF([$'switches'.$A$1]=2;0;(POWER([$'a'.AC33];2)+POWER([$'b'.AC33];2)))" office:value-type="float" office:value="0">
            <text:p>0</text:p>
          </table:table-cell>
          <table:table-cell table:style-name="ACE-4" table:formula="of:=IF([$'switches'.$A$1]=2;0;(POWER([$'a'.AD33];2)+POWER([$'b'.AD33];2)))" office:value-type="float" office:value="0">
            <text:p>0</text:p>
          </table:table-cell>
          <table:table-cell table:style-name="ACE-4" table:formula="of:=IF([$'switches'.$A$1]=2;0;(POWER([$'a'.AE33];2)+POWER([$'b'.AE33];2)))" office:value-type="float" office:value="0">
            <text:p>0</text:p>
          </table:table-cell>
          <table:table-cell table:style-name="ACE-4" table:formula="of:=IF([$'switches'.$A$1]=2;0;(POWER([$'a'.AF33];2)+POWER([$'b'.AF33];2)))" office:value-type="float" office:value="0">
            <text:p>0</text:p>
          </table:table-cell>
          <table:table-cell table:style-name="ACE-4" table:formula="of:=IF([$'switches'.$A$1]=2;0;(POWER([$'a'.AG33];2)+POWER([$'b'.AG33];2)))" office:value-type="float" office:value="0">
            <text:p>0</text:p>
          </table:table-cell>
          <table:table-cell table:style-name="ACE-4" table:formula="of:=IF([$'switches'.$A$1]=2;0;(POWER([$'a'.AH33];2)+POWER([$'b'.AH33];2)))" office:value-type="float" office:value="0">
            <text:p>0</text:p>
          </table:table-cell>
          <table:table-cell table:style-name="ACE-4" table:formula="of:=IF([$'switches'.$A$1]=2;0;(POWER([$'a'.AI33];2)+POWER([$'b'.AI33];2)))" office:value-type="float" office:value="0">
            <text:p>0</text:p>
          </table:table-cell>
          <table:table-cell table:style-name="ACE-4" table:formula="of:=IF([$'switches'.$A$1]=2;0;(POWER([$'a'.AJ33];2)+POWER([$'b'.AJ33];2)))" office:value-type="float" office:value="0">
            <text:p>0</text:p>
          </table:table-cell>
          <table:table-cell table:style-name="ACE-4" table:formula="of:=IF([$'switches'.$A$1]=2;0;(POWER([$'a'.AK33];2)+POWER([$'b'.AK33];2)))" office:value-type="float" office:value="0">
            <text:p>0</text:p>
          </table:table-cell>
          <table:table-cell table:style-name="ACE-4" table:formula="of:=IF([$'switches'.$A$1]=2;0;(POWER([$'a'.AL33];2)+POWER([$'b'.AL33];2)))" office:value-type="float" office:value="0">
            <text:p>0</text:p>
          </table:table-cell>
          <table:table-cell table:style-name="ACE-4" table:formula="of:=IF([$'switches'.$A$1]=2;0;(POWER([$'a'.AM33];2)+POWER([$'b'.AM33];2)))" office:value-type="float" office:value="0">
            <text:p>0</text:p>
          </table:table-cell>
          <table:table-cell table:style-name="ACE-4" table:formula="of:=IF([$'switches'.$A$1]=2;0;(POWER([$'a'.AN33];2)+POWER([$'b'.AN33];2)))" office:value-type="float" office:value="0">
            <text:p>0</text:p>
          </table:table-cell>
          <table:table-cell table:style-name="ACE-4" table:formula="of:=IF([$'switches'.$A$1]=2;0;(POWER([$'a'.AO33];2)+POWER([$'b'.AO33];2)))" office:value-type="float" office:value="0">
            <text:p>0</text:p>
          </table:table-cell>
          <table:table-cell table:style-name="ACE-4" table:formula="of:=IF([$'switches'.$A$1]=2;0;(POWER([$'a'.AP33];2)+POWER([$'b'.AP33];2)))" office:value-type="float" office:value="0">
            <text:p>0</text:p>
          </table:table-cell>
          <table:table-cell table:style-name="ACE-4" table:formula="of:=IF([$'switches'.$A$1]=2;0;(POWER([$'a'.AQ33];2)+POWER([$'b'.AQ33];2)))" office:value-type="float" office:value="0">
            <text:p>0</text:p>
          </table:table-cell>
          <table:table-cell table:style-name="ACE-4" table:formula="of:=IF([$'switches'.$A$1]=2;0;(POWER([$'a'.AR33];2)+POWER([$'b'.AR33];2)))" office:value-type="float" office:value="0">
            <text:p>0</text:p>
          </table:table-cell>
          <table:table-cell table:style-name="ACE-4" table:formula="of:=IF([$'switches'.$A$1]=2;0;(POWER([$'a'.AS33];2)+POWER([$'b'.AS33];2)))" office:value-type="float" office:value="0">
            <text:p>0</text:p>
          </table:table-cell>
          <table:table-cell table:style-name="ACE-4" table:formula="of:=IF([$'switches'.$A$1]=2;0;(POWER([$'a'.AT33];2)+POWER([$'b'.AT33];2)))" office:value-type="float" office:value="0">
            <text:p>0</text:p>
          </table:table-cell>
          <table:table-cell table:style-name="ACE-4" table:formula="of:=IF([$'switches'.$A$1]=2;0;(POWER([$'a'.AU33];2)+POWER([$'b'.AU33];2)))" office:value-type="float" office:value="0">
            <text:p>0</text:p>
          </table:table-cell>
          <table:table-cell table:style-name="ACE-4" table:formula="of:=IF([$'switches'.$A$1]=2;0;(POWER([$'a'.AV33];2)+POWER([$'b'.AV33];2)))" office:value-type="float" office:value="0">
            <text:p>0</text:p>
          </table:table-cell>
          <table:table-cell table:style-name="ACE-4" table:formula="of:=IF([$'switches'.$A$1]=2;0;(POWER([$'a'.AW33];2)+POWER([$'b'.AW33];2)))" office:value-type="float" office:value="0">
            <text:p>0</text:p>
          </table:table-cell>
          <table:table-cell table:style-name="ACE-4" table:formula="of:=IF([$'switches'.$A$1]=2;0;(POWER([$'a'.AX33];2)+POWER([$'b'.AX3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4];2)+POWER([$'b'.B34];2)))" office:value-type="float" office:value="0">
            <text:p>0</text:p>
          </table:table-cell>
          <table:table-cell table:style-name="ACE-4" table:formula="of:=IF([$'switches'.$A$1]=2;0;(POWER([$'a'.C34];2)+POWER([$'b'.C34];2)))" office:value-type="float" office:value="0">
            <text:p>0</text:p>
          </table:table-cell>
          <table:table-cell table:style-name="ACE-4" table:formula="of:=IF([$'switches'.$A$1]=2;0;(POWER([$'a'.D34];2)+POWER([$'b'.D34];2)))" office:value-type="float" office:value="0">
            <text:p>0</text:p>
          </table:table-cell>
          <table:table-cell table:style-name="ACE-4" table:formula="of:=IF([$'switches'.$A$1]=2;0;(POWER([$'a'.E34];2)+POWER([$'b'.E34];2)))" office:value-type="float" office:value="0">
            <text:p>0</text:p>
          </table:table-cell>
          <table:table-cell table:style-name="ACE-4" table:formula="of:=IF([$'switches'.$A$1]=2;0;(POWER([$'a'.F34];2)+POWER([$'b'.F34];2)))" office:value-type="float" office:value="0">
            <text:p>0</text:p>
          </table:table-cell>
          <table:table-cell table:style-name="ACE-4" table:formula="of:=IF([$'switches'.$A$1]=2;0;(POWER([$'a'.G34];2)+POWER([$'b'.G34];2)))" office:value-type="float" office:value="0">
            <text:p>0</text:p>
          </table:table-cell>
          <table:table-cell table:style-name="ACE-4" table:formula="of:=IF([$'switches'.$A$1]=2;0;(POWER([$'a'.H34];2)+POWER([$'b'.H34];2)))" office:value-type="float" office:value="0">
            <text:p>0</text:p>
          </table:table-cell>
          <table:table-cell table:style-name="ACE-4" table:formula="of:=IF([$'switches'.$A$1]=2;0;(POWER([$'a'.I34];2)+POWER([$'b'.I34];2)))" office:value-type="float" office:value="0">
            <text:p>0</text:p>
          </table:table-cell>
          <table:table-cell table:style-name="ACE-4" table:formula="of:=IF([$'switches'.$A$1]=2;0;(POWER([$'a'.J34];2)+POWER([$'b'.J34];2)))" office:value-type="float" office:value="0">
            <text:p>0</text:p>
          </table:table-cell>
          <table:table-cell table:style-name="ACE-4" table:formula="of:=IF([$'switches'.$A$1]=2;0;(POWER([$'a'.K34];2)+POWER([$'b'.K34];2)))" office:value-type="float" office:value="0">
            <text:p>0</text:p>
          </table:table-cell>
          <table:table-cell table:style-name="ACE-4" table:formula="of:=IF([$'switches'.$A$1]=2;0;(POWER([$'a'.L34];2)+POWER([$'b'.L34];2)))" office:value-type="float" office:value="0">
            <text:p>0</text:p>
          </table:table-cell>
          <table:table-cell table:style-name="ACE-4" table:formula="of:=IF([$'switches'.$A$1]=2;0;(POWER([$'a'.M34];2)+POWER([$'b'.M34];2)))" office:value-type="float" office:value="0">
            <text:p>0</text:p>
          </table:table-cell>
          <table:table-cell table:style-name="ACE-4" table:formula="of:=IF([$'switches'.$A$1]=2;0;(POWER([$'a'.N34];2)+POWER([$'b'.N34];2)))" office:value-type="float" office:value="0">
            <text:p>0</text:p>
          </table:table-cell>
          <table:table-cell table:style-name="ACE-4" table:formula="of:=IF([$'switches'.$A$1]=2;0;(POWER([$'a'.O34];2)+POWER([$'b'.O34];2)))" office:value-type="float" office:value="0">
            <text:p>0</text:p>
          </table:table-cell>
          <table:table-cell table:style-name="ACE-4" table:formula="of:=IF([$'switches'.$A$1]=2;0;(POWER([$'a'.P34];2)+POWER([$'b'.P34];2)))" office:value-type="float" office:value="0">
            <text:p>0</text:p>
          </table:table-cell>
          <table:table-cell table:style-name="ACE-4" table:formula="of:=IF([$'switches'.$A$1]=2;0;(POWER([$'a'.Q34];2)+POWER([$'b'.Q34];2)))" office:value-type="float" office:value="0">
            <text:p>0</text:p>
          </table:table-cell>
          <table:table-cell table:style-name="ACE-4" table:formula="of:=IF([$'switches'.$A$1]=2;0;(POWER([$'a'.R34];2)+POWER([$'b'.R34];2)))" office:value-type="float" office:value="0">
            <text:p>0</text:p>
          </table:table-cell>
          <table:table-cell table:style-name="ACE-4" table:formula="of:=IF([$'switches'.$A$1]=2;0;(POWER([$'a'.S34];2)+POWER([$'b'.S34];2)))" office:value-type="float" office:value="0">
            <text:p>0</text:p>
          </table:table-cell>
          <table:table-cell table:style-name="ACE-4" table:formula="of:=IF([$'switches'.$A$1]=2;0;(POWER([$'a'.T34];2)+POWER([$'b'.T34];2)))" office:value-type="float" office:value="0">
            <text:p>0</text:p>
          </table:table-cell>
          <table:table-cell table:style-name="ACE-4" table:formula="of:=IF([$'switches'.$A$1]=2;0;(POWER([$'a'.U34];2)+POWER([$'b'.U34];2)))" office:value-type="float" office:value="0">
            <text:p>0</text:p>
          </table:table-cell>
          <table:table-cell table:style-name="ACE-4" table:formula="of:=IF([$'switches'.$A$1]=2;0;(POWER([$'a'.V34];2)+POWER([$'b'.V34];2)))" office:value-type="float" office:value="0">
            <text:p>0</text:p>
          </table:table-cell>
          <table:table-cell table:style-name="ACE-4" table:formula="of:=IF([$'switches'.$A$1]=2;0;(POWER([$'a'.W34];2)+POWER([$'b'.W34];2)))" office:value-type="float" office:value="0">
            <text:p>0</text:p>
          </table:table-cell>
          <table:table-cell table:style-name="ACE-4" table:formula="of:=IF([$'switches'.$A$1]=2;0;(POWER([$'a'.X34];2)+POWER([$'b'.X34];2)))" office:value-type="float" office:value="0">
            <text:p>0</text:p>
          </table:table-cell>
          <table:table-cell table:style-name="ACE-4" table:formula="of:=IF([$'switches'.$A$1]=2;0;(POWER([$'a'.Y34];2)+POWER([$'b'.Y34];2)))" office:value-type="float" office:value="0">
            <text:p>0</text:p>
          </table:table-cell>
          <table:table-cell table:style-name="ACE-4" table:formula="of:=IF([$'switches'.$A$1]=2;0;(POWER([$'a'.Z34];2)+POWER([$'b'.Z34];2)))" office:value-type="float" office:value="0">
            <text:p>0</text:p>
          </table:table-cell>
          <table:table-cell table:style-name="ACE-4" table:formula="of:=IF([$'switches'.$A$1]=2;0;(POWER([$'a'.AA34];2)+POWER([$'b'.AA34];2)))" office:value-type="float" office:value="0">
            <text:p>0</text:p>
          </table:table-cell>
          <table:table-cell table:style-name="ACE-4" table:formula="of:=IF([$'switches'.$A$1]=2;0;(POWER([$'a'.AB34];2)+POWER([$'b'.AB34];2)))" office:value-type="float" office:value="0">
            <text:p>0</text:p>
          </table:table-cell>
          <table:table-cell table:style-name="ACE-4" table:formula="of:=IF([$'switches'.$A$1]=2;0;(POWER([$'a'.AC34];2)+POWER([$'b'.AC34];2)))" office:value-type="float" office:value="0">
            <text:p>0</text:p>
          </table:table-cell>
          <table:table-cell table:style-name="ACE-4" table:formula="of:=IF([$'switches'.$A$1]=2;0;(POWER([$'a'.AD34];2)+POWER([$'b'.AD34];2)))" office:value-type="float" office:value="0">
            <text:p>0</text:p>
          </table:table-cell>
          <table:table-cell table:style-name="ACE-4" table:formula="of:=IF([$'switches'.$A$1]=2;0;(POWER([$'a'.AE34];2)+POWER([$'b'.AE34];2)))" office:value-type="float" office:value="0">
            <text:p>0</text:p>
          </table:table-cell>
          <table:table-cell table:style-name="ACE-4" table:formula="of:=IF([$'switches'.$A$1]=2;0;(POWER([$'a'.AF34];2)+POWER([$'b'.AF34];2)))" office:value-type="float" office:value="0">
            <text:p>0</text:p>
          </table:table-cell>
          <table:table-cell table:style-name="ACE-4" table:formula="of:=IF([$'switches'.$A$1]=2;0;(POWER([$'a'.AG34];2)+POWER([$'b'.AG34];2)))" office:value-type="float" office:value="0">
            <text:p>0</text:p>
          </table:table-cell>
          <table:table-cell table:style-name="ACE-4" table:formula="of:=IF([$'switches'.$A$1]=2;0;(POWER([$'a'.AH34];2)+POWER([$'b'.AH34];2)))" office:value-type="float" office:value="0">
            <text:p>0</text:p>
          </table:table-cell>
          <table:table-cell table:style-name="ACE-4" table:formula="of:=IF([$'switches'.$A$1]=2;0;(POWER([$'a'.AI34];2)+POWER([$'b'.AI34];2)))" office:value-type="float" office:value="0">
            <text:p>0</text:p>
          </table:table-cell>
          <table:table-cell table:style-name="ACE-4" table:formula="of:=IF([$'switches'.$A$1]=2;0;(POWER([$'a'.AJ34];2)+POWER([$'b'.AJ34];2)))" office:value-type="float" office:value="0">
            <text:p>0</text:p>
          </table:table-cell>
          <table:table-cell table:style-name="ACE-4" table:formula="of:=IF([$'switches'.$A$1]=2;0;(POWER([$'a'.AK34];2)+POWER([$'b'.AK34];2)))" office:value-type="float" office:value="0">
            <text:p>0</text:p>
          </table:table-cell>
          <table:table-cell table:style-name="ACE-4" table:formula="of:=IF([$'switches'.$A$1]=2;0;(POWER([$'a'.AL34];2)+POWER([$'b'.AL34];2)))" office:value-type="float" office:value="0">
            <text:p>0</text:p>
          </table:table-cell>
          <table:table-cell table:style-name="ACE-4" table:formula="of:=IF([$'switches'.$A$1]=2;0;(POWER([$'a'.AM34];2)+POWER([$'b'.AM34];2)))" office:value-type="float" office:value="0">
            <text:p>0</text:p>
          </table:table-cell>
          <table:table-cell table:style-name="ACE-4" table:formula="of:=IF([$'switches'.$A$1]=2;0;(POWER([$'a'.AN34];2)+POWER([$'b'.AN34];2)))" office:value-type="float" office:value="0">
            <text:p>0</text:p>
          </table:table-cell>
          <table:table-cell table:style-name="ACE-4" table:formula="of:=IF([$'switches'.$A$1]=2;0;(POWER([$'a'.AO34];2)+POWER([$'b'.AO34];2)))" office:value-type="float" office:value="0">
            <text:p>0</text:p>
          </table:table-cell>
          <table:table-cell table:style-name="ACE-4" table:formula="of:=IF([$'switches'.$A$1]=2;0;(POWER([$'a'.AP34];2)+POWER([$'b'.AP34];2)))" office:value-type="float" office:value="0">
            <text:p>0</text:p>
          </table:table-cell>
          <table:table-cell table:style-name="ACE-4" table:formula="of:=IF([$'switches'.$A$1]=2;0;(POWER([$'a'.AQ34];2)+POWER([$'b'.AQ34];2)))" office:value-type="float" office:value="0">
            <text:p>0</text:p>
          </table:table-cell>
          <table:table-cell table:style-name="ACE-4" table:formula="of:=IF([$'switches'.$A$1]=2;0;(POWER([$'a'.AR34];2)+POWER([$'b'.AR34];2)))" office:value-type="float" office:value="0">
            <text:p>0</text:p>
          </table:table-cell>
          <table:table-cell table:style-name="ACE-4" table:formula="of:=IF([$'switches'.$A$1]=2;0;(POWER([$'a'.AS34];2)+POWER([$'b'.AS34];2)))" office:value-type="float" office:value="0">
            <text:p>0</text:p>
          </table:table-cell>
          <table:table-cell table:style-name="ACE-4" table:formula="of:=IF([$'switches'.$A$1]=2;0;(POWER([$'a'.AT34];2)+POWER([$'b'.AT34];2)))" office:value-type="float" office:value="0">
            <text:p>0</text:p>
          </table:table-cell>
          <table:table-cell table:style-name="ACE-4" table:formula="of:=IF([$'switches'.$A$1]=2;0;(POWER([$'a'.AU34];2)+POWER([$'b'.AU34];2)))" office:value-type="float" office:value="0">
            <text:p>0</text:p>
          </table:table-cell>
          <table:table-cell table:style-name="ACE-4" table:formula="of:=IF([$'switches'.$A$1]=2;0;(POWER([$'a'.AV34];2)+POWER([$'b'.AV34];2)))" office:value-type="float" office:value="0">
            <text:p>0</text:p>
          </table:table-cell>
          <table:table-cell table:style-name="ACE-4" table:formula="of:=IF([$'switches'.$A$1]=2;0;(POWER([$'a'.AW34];2)+POWER([$'b'.AW34];2)))" office:value-type="float" office:value="0">
            <text:p>0</text:p>
          </table:table-cell>
          <table:table-cell table:style-name="ACE-4" table:formula="of:=IF([$'switches'.$A$1]=2;0;(POWER([$'a'.AX34];2)+POWER([$'b'.AX3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5];2)+POWER([$'b'.B35];2)))" office:value-type="float" office:value="0">
            <text:p>0</text:p>
          </table:table-cell>
          <table:table-cell table:style-name="ACE-4" table:formula="of:=IF([$'switches'.$A$1]=2;0;(POWER([$'a'.C35];2)+POWER([$'b'.C35];2)))" office:value-type="float" office:value="0">
            <text:p>0</text:p>
          </table:table-cell>
          <table:table-cell table:style-name="ACE-4" table:formula="of:=IF([$'switches'.$A$1]=2;0;(POWER([$'a'.D35];2)+POWER([$'b'.D35];2)))" office:value-type="float" office:value="0">
            <text:p>0</text:p>
          </table:table-cell>
          <table:table-cell table:style-name="ACE-4" table:formula="of:=IF([$'switches'.$A$1]=2;0;(POWER([$'a'.E35];2)+POWER([$'b'.E35];2)))" office:value-type="float" office:value="0">
            <text:p>0</text:p>
          </table:table-cell>
          <table:table-cell table:style-name="ACE-4" table:formula="of:=IF([$'switches'.$A$1]=2;0;(POWER([$'a'.F35];2)+POWER([$'b'.F35];2)))" office:value-type="float" office:value="0">
            <text:p>0</text:p>
          </table:table-cell>
          <table:table-cell table:style-name="ACE-4" table:formula="of:=IF([$'switches'.$A$1]=2;0;(POWER([$'a'.G35];2)+POWER([$'b'.G35];2)))" office:value-type="float" office:value="0">
            <text:p>0</text:p>
          </table:table-cell>
          <table:table-cell table:style-name="ACE-4" table:formula="of:=IF([$'switches'.$A$1]=2;0;(POWER([$'a'.H35];2)+POWER([$'b'.H35];2)))" office:value-type="float" office:value="0">
            <text:p>0</text:p>
          </table:table-cell>
          <table:table-cell table:style-name="ACE-4" table:formula="of:=IF([$'switches'.$A$1]=2;0;(POWER([$'a'.I35];2)+POWER([$'b'.I35];2)))" office:value-type="float" office:value="0">
            <text:p>0</text:p>
          </table:table-cell>
          <table:table-cell table:style-name="ACE-4" table:formula="of:=IF([$'switches'.$A$1]=2;0;(POWER([$'a'.J35];2)+POWER([$'b'.J35];2)))" office:value-type="float" office:value="0">
            <text:p>0</text:p>
          </table:table-cell>
          <table:table-cell table:style-name="ACE-4" table:formula="of:=IF([$'switches'.$A$1]=2;0;(POWER([$'a'.K35];2)+POWER([$'b'.K35];2)))" office:value-type="float" office:value="0">
            <text:p>0</text:p>
          </table:table-cell>
          <table:table-cell table:style-name="ACE-4" table:formula="of:=IF([$'switches'.$A$1]=2;0;(POWER([$'a'.L35];2)+POWER([$'b'.L35];2)))" office:value-type="float" office:value="0">
            <text:p>0</text:p>
          </table:table-cell>
          <table:table-cell table:style-name="ACE-4" table:formula="of:=IF([$'switches'.$A$1]=2;0;(POWER([$'a'.M35];2)+POWER([$'b'.M35];2)))" office:value-type="float" office:value="0">
            <text:p>0</text:p>
          </table:table-cell>
          <table:table-cell table:style-name="ACE-4" table:formula="of:=IF([$'switches'.$A$1]=2;0;(POWER([$'a'.N35];2)+POWER([$'b'.N35];2)))" office:value-type="float" office:value="0">
            <text:p>0</text:p>
          </table:table-cell>
          <table:table-cell table:style-name="ACE-4" table:formula="of:=IF([$'switches'.$A$1]=2;0;(POWER([$'a'.O35];2)+POWER([$'b'.O35];2)))" office:value-type="float" office:value="0">
            <text:p>0</text:p>
          </table:table-cell>
          <table:table-cell table:style-name="ACE-4" table:formula="of:=IF([$'switches'.$A$1]=2;0;(POWER([$'a'.P35];2)+POWER([$'b'.P35];2)))" office:value-type="float" office:value="0">
            <text:p>0</text:p>
          </table:table-cell>
          <table:table-cell table:style-name="ACE-4" table:formula="of:=IF([$'switches'.$A$1]=2;0;(POWER([$'a'.Q35];2)+POWER([$'b'.Q35];2)))" office:value-type="float" office:value="0">
            <text:p>0</text:p>
          </table:table-cell>
          <table:table-cell table:style-name="ACE-4" table:formula="of:=IF([$'switches'.$A$1]=2;0;(POWER([$'a'.R35];2)+POWER([$'b'.R35];2)))" office:value-type="float" office:value="0">
            <text:p>0</text:p>
          </table:table-cell>
          <table:table-cell table:style-name="ACE-4" table:formula="of:=IF([$'switches'.$A$1]=2;0;(POWER([$'a'.S35];2)+POWER([$'b'.S35];2)))" office:value-type="float" office:value="0">
            <text:p>0</text:p>
          </table:table-cell>
          <table:table-cell table:style-name="ACE-4" table:formula="of:=IF([$'switches'.$A$1]=2;0;(POWER([$'a'.T35];2)+POWER([$'b'.T35];2)))" office:value-type="float" office:value="0">
            <text:p>0</text:p>
          </table:table-cell>
          <table:table-cell table:style-name="ACE-4" table:formula="of:=IF([$'switches'.$A$1]=2;0;(POWER([$'a'.U35];2)+POWER([$'b'.U35];2)))" office:value-type="float" office:value="0">
            <text:p>0</text:p>
          </table:table-cell>
          <table:table-cell table:style-name="ACE-4" table:formula="of:=IF([$'switches'.$A$1]=2;0;(POWER([$'a'.V35];2)+POWER([$'b'.V35];2)))" office:value-type="float" office:value="0">
            <text:p>0</text:p>
          </table:table-cell>
          <table:table-cell table:style-name="ACE-4" table:formula="of:=IF([$'switches'.$A$1]=2;0;(POWER([$'a'.W35];2)+POWER([$'b'.W35];2)))" office:value-type="float" office:value="0">
            <text:p>0</text:p>
          </table:table-cell>
          <table:table-cell table:style-name="ACE-4" table:formula="of:=IF([$'switches'.$A$1]=2;0;(POWER([$'a'.X35];2)+POWER([$'b'.X35];2)))" office:value-type="float" office:value="0">
            <text:p>0</text:p>
          </table:table-cell>
          <table:table-cell table:style-name="ACE-4" table:formula="of:=IF([$'switches'.$A$1]=2;0;(POWER([$'a'.Y35];2)+POWER([$'b'.Y35];2)))" office:value-type="float" office:value="0">
            <text:p>0</text:p>
          </table:table-cell>
          <table:table-cell table:style-name="ACE-4" table:formula="of:=IF([$'switches'.$A$1]=2;0;(POWER([$'a'.Z35];2)+POWER([$'b'.Z35];2)))" office:value-type="float" office:value="0">
            <text:p>0</text:p>
          </table:table-cell>
          <table:table-cell table:style-name="ACE-4" table:formula="of:=IF([$'switches'.$A$1]=2;0;(POWER([$'a'.AA35];2)+POWER([$'b'.AA35];2)))" office:value-type="float" office:value="0">
            <text:p>0</text:p>
          </table:table-cell>
          <table:table-cell table:style-name="ACE-4" table:formula="of:=IF([$'switches'.$A$1]=2;0;(POWER([$'a'.AB35];2)+POWER([$'b'.AB35];2)))" office:value-type="float" office:value="0">
            <text:p>0</text:p>
          </table:table-cell>
          <table:table-cell table:style-name="ACE-4" table:formula="of:=IF([$'switches'.$A$1]=2;0;(POWER([$'a'.AC35];2)+POWER([$'b'.AC35];2)))" office:value-type="float" office:value="0">
            <text:p>0</text:p>
          </table:table-cell>
          <table:table-cell table:style-name="ACE-4" table:formula="of:=IF([$'switches'.$A$1]=2;0;(POWER([$'a'.AD35];2)+POWER([$'b'.AD35];2)))" office:value-type="float" office:value="0">
            <text:p>0</text:p>
          </table:table-cell>
          <table:table-cell table:style-name="ACE-4" table:formula="of:=IF([$'switches'.$A$1]=2;0;(POWER([$'a'.AE35];2)+POWER([$'b'.AE35];2)))" office:value-type="float" office:value="0">
            <text:p>0</text:p>
          </table:table-cell>
          <table:table-cell table:style-name="ACE-4" table:formula="of:=IF([$'switches'.$A$1]=2;0;(POWER([$'a'.AF35];2)+POWER([$'b'.AF35];2)))" office:value-type="float" office:value="0">
            <text:p>0</text:p>
          </table:table-cell>
          <table:table-cell table:style-name="ACE-4" table:formula="of:=IF([$'switches'.$A$1]=2;0;(POWER([$'a'.AG35];2)+POWER([$'b'.AG35];2)))" office:value-type="float" office:value="0">
            <text:p>0</text:p>
          </table:table-cell>
          <table:table-cell table:style-name="ACE-4" table:formula="of:=IF([$'switches'.$A$1]=2;0;(POWER([$'a'.AH35];2)+POWER([$'b'.AH35];2)))" office:value-type="float" office:value="0">
            <text:p>0</text:p>
          </table:table-cell>
          <table:table-cell table:style-name="ACE-4" table:formula="of:=IF([$'switches'.$A$1]=2;0;(POWER([$'a'.AI35];2)+POWER([$'b'.AI35];2)))" office:value-type="float" office:value="0">
            <text:p>0</text:p>
          </table:table-cell>
          <table:table-cell table:style-name="ACE-4" table:formula="of:=IF([$'switches'.$A$1]=2;0;(POWER([$'a'.AJ35];2)+POWER([$'b'.AJ35];2)))" office:value-type="float" office:value="0">
            <text:p>0</text:p>
          </table:table-cell>
          <table:table-cell table:style-name="ACE-4" table:formula="of:=IF([$'switches'.$A$1]=2;0;(POWER([$'a'.AK35];2)+POWER([$'b'.AK35];2)))" office:value-type="float" office:value="0">
            <text:p>0</text:p>
          </table:table-cell>
          <table:table-cell table:style-name="ACE-4" table:formula="of:=IF([$'switches'.$A$1]=2;0;(POWER([$'a'.AL35];2)+POWER([$'b'.AL35];2)))" office:value-type="float" office:value="0">
            <text:p>0</text:p>
          </table:table-cell>
          <table:table-cell table:style-name="ACE-4" table:formula="of:=IF([$'switches'.$A$1]=2;0;(POWER([$'a'.AM35];2)+POWER([$'b'.AM35];2)))" office:value-type="float" office:value="0">
            <text:p>0</text:p>
          </table:table-cell>
          <table:table-cell table:style-name="ACE-4" table:formula="of:=IF([$'switches'.$A$1]=2;0;(POWER([$'a'.AN35];2)+POWER([$'b'.AN35];2)))" office:value-type="float" office:value="0">
            <text:p>0</text:p>
          </table:table-cell>
          <table:table-cell table:style-name="ACE-4" table:formula="of:=IF([$'switches'.$A$1]=2;0;(POWER([$'a'.AO35];2)+POWER([$'b'.AO35];2)))" office:value-type="float" office:value="0">
            <text:p>0</text:p>
          </table:table-cell>
          <table:table-cell table:style-name="ACE-4" table:formula="of:=IF([$'switches'.$A$1]=2;0;(POWER([$'a'.AP35];2)+POWER([$'b'.AP35];2)))" office:value-type="float" office:value="0">
            <text:p>0</text:p>
          </table:table-cell>
          <table:table-cell table:style-name="ACE-4" table:formula="of:=IF([$'switches'.$A$1]=2;0;(POWER([$'a'.AQ35];2)+POWER([$'b'.AQ35];2)))" office:value-type="float" office:value="0">
            <text:p>0</text:p>
          </table:table-cell>
          <table:table-cell table:style-name="ACE-4" table:formula="of:=IF([$'switches'.$A$1]=2;0;(POWER([$'a'.AR35];2)+POWER([$'b'.AR35];2)))" office:value-type="float" office:value="0">
            <text:p>0</text:p>
          </table:table-cell>
          <table:table-cell table:style-name="ACE-4" table:formula="of:=IF([$'switches'.$A$1]=2;0;(POWER([$'a'.AS35];2)+POWER([$'b'.AS35];2)))" office:value-type="float" office:value="0">
            <text:p>0</text:p>
          </table:table-cell>
          <table:table-cell table:style-name="ACE-4" table:formula="of:=IF([$'switches'.$A$1]=2;0;(POWER([$'a'.AT35];2)+POWER([$'b'.AT35];2)))" office:value-type="float" office:value="0">
            <text:p>0</text:p>
          </table:table-cell>
          <table:table-cell table:style-name="ACE-4" table:formula="of:=IF([$'switches'.$A$1]=2;0;(POWER([$'a'.AU35];2)+POWER([$'b'.AU35];2)))" office:value-type="float" office:value="0">
            <text:p>0</text:p>
          </table:table-cell>
          <table:table-cell table:style-name="ACE-4" table:formula="of:=IF([$'switches'.$A$1]=2;0;(POWER([$'a'.AV35];2)+POWER([$'b'.AV35];2)))" office:value-type="float" office:value="0">
            <text:p>0</text:p>
          </table:table-cell>
          <table:table-cell table:style-name="ACE-4" table:formula="of:=IF([$'switches'.$A$1]=2;0;(POWER([$'a'.AW35];2)+POWER([$'b'.AW35];2)))" office:value-type="float" office:value="0">
            <text:p>0</text:p>
          </table:table-cell>
          <table:table-cell table:style-name="ACE-4" table:formula="of:=IF([$'switches'.$A$1]=2;0;(POWER([$'a'.AX35];2)+POWER([$'b'.AX3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6];2)+POWER([$'b'.B36];2)))" office:value-type="float" office:value="0">
            <text:p>0</text:p>
          </table:table-cell>
          <table:table-cell table:style-name="ACE-4" table:formula="of:=IF([$'switches'.$A$1]=2;0;(POWER([$'a'.C36];2)+POWER([$'b'.C36];2)))" office:value-type="float" office:value="0">
            <text:p>0</text:p>
          </table:table-cell>
          <table:table-cell table:style-name="ACE-4" table:formula="of:=IF([$'switches'.$A$1]=2;0;(POWER([$'a'.D36];2)+POWER([$'b'.D36];2)))" office:value-type="float" office:value="0">
            <text:p>0</text:p>
          </table:table-cell>
          <table:table-cell table:style-name="ACE-4" table:formula="of:=IF([$'switches'.$A$1]=2;0;(POWER([$'a'.E36];2)+POWER([$'b'.E36];2)))" office:value-type="float" office:value="0">
            <text:p>0</text:p>
          </table:table-cell>
          <table:table-cell table:style-name="ACE-4" table:formula="of:=IF([$'switches'.$A$1]=2;0;(POWER([$'a'.F36];2)+POWER([$'b'.F36];2)))" office:value-type="float" office:value="0">
            <text:p>0</text:p>
          </table:table-cell>
          <table:table-cell table:style-name="ACE-4" table:formula="of:=IF([$'switches'.$A$1]=2;0;(POWER([$'a'.G36];2)+POWER([$'b'.G36];2)))" office:value-type="float" office:value="0">
            <text:p>0</text:p>
          </table:table-cell>
          <table:table-cell table:style-name="ACE-4" table:formula="of:=IF([$'switches'.$A$1]=2;0;(POWER([$'a'.H36];2)+POWER([$'b'.H36];2)))" office:value-type="float" office:value="0">
            <text:p>0</text:p>
          </table:table-cell>
          <table:table-cell table:style-name="ACE-4" table:formula="of:=IF([$'switches'.$A$1]=2;0;(POWER([$'a'.I36];2)+POWER([$'b'.I36];2)))" office:value-type="float" office:value="0">
            <text:p>0</text:p>
          </table:table-cell>
          <table:table-cell table:style-name="ACE-4" table:formula="of:=IF([$'switches'.$A$1]=2;0;(POWER([$'a'.J36];2)+POWER([$'b'.J36];2)))" office:value-type="float" office:value="0">
            <text:p>0</text:p>
          </table:table-cell>
          <table:table-cell table:style-name="ACE-4" table:formula="of:=IF([$'switches'.$A$1]=2;0;(POWER([$'a'.K36];2)+POWER([$'b'.K36];2)))" office:value-type="float" office:value="0">
            <text:p>0</text:p>
          </table:table-cell>
          <table:table-cell table:style-name="ACE-4" table:formula="of:=IF([$'switches'.$A$1]=2;0;(POWER([$'a'.L36];2)+POWER([$'b'.L36];2)))" office:value-type="float" office:value="0">
            <text:p>0</text:p>
          </table:table-cell>
          <table:table-cell table:style-name="ACE-4" table:formula="of:=IF([$'switches'.$A$1]=2;0;(POWER([$'a'.M36];2)+POWER([$'b'.M36];2)))" office:value-type="float" office:value="0">
            <text:p>0</text:p>
          </table:table-cell>
          <table:table-cell table:style-name="ACE-4" table:formula="of:=IF([$'switches'.$A$1]=2;0;(POWER([$'a'.N36];2)+POWER([$'b'.N36];2)))" office:value-type="float" office:value="0">
            <text:p>0</text:p>
          </table:table-cell>
          <table:table-cell table:style-name="ACE-4" table:formula="of:=IF([$'switches'.$A$1]=2;0;(POWER([$'a'.O36];2)+POWER([$'b'.O36];2)))" office:value-type="float" office:value="0">
            <text:p>0</text:p>
          </table:table-cell>
          <table:table-cell table:style-name="ACE-4" table:formula="of:=IF([$'switches'.$A$1]=2;0;(POWER([$'a'.P36];2)+POWER([$'b'.P36];2)))" office:value-type="float" office:value="0">
            <text:p>0</text:p>
          </table:table-cell>
          <table:table-cell table:style-name="ACE-4" table:formula="of:=IF([$'switches'.$A$1]=2;0;(POWER([$'a'.Q36];2)+POWER([$'b'.Q36];2)))" office:value-type="float" office:value="0">
            <text:p>0</text:p>
          </table:table-cell>
          <table:table-cell table:style-name="ACE-4" table:formula="of:=IF([$'switches'.$A$1]=2;0;(POWER([$'a'.R36];2)+POWER([$'b'.R36];2)))" office:value-type="float" office:value="0">
            <text:p>0</text:p>
          </table:table-cell>
          <table:table-cell table:style-name="ACE-4" table:formula="of:=IF([$'switches'.$A$1]=2;0;(POWER([$'a'.S36];2)+POWER([$'b'.S36];2)))" office:value-type="float" office:value="0">
            <text:p>0</text:p>
          </table:table-cell>
          <table:table-cell table:style-name="ACE-4" table:formula="of:=IF([$'switches'.$A$1]=2;0;(POWER([$'a'.T36];2)+POWER([$'b'.T36];2)))" office:value-type="float" office:value="0">
            <text:p>0</text:p>
          </table:table-cell>
          <table:table-cell table:style-name="ACE-4" table:formula="of:=IF([$'switches'.$A$1]=2;0;(POWER([$'a'.U36];2)+POWER([$'b'.U36];2)))" office:value-type="float" office:value="0">
            <text:p>0</text:p>
          </table:table-cell>
          <table:table-cell table:style-name="ACE-4" table:formula="of:=IF([$'switches'.$A$1]=2;0;(POWER([$'a'.V36];2)+POWER([$'b'.V36];2)))" office:value-type="float" office:value="0">
            <text:p>0</text:p>
          </table:table-cell>
          <table:table-cell table:style-name="ACE-4" table:formula="of:=IF([$'switches'.$A$1]=2;0;(POWER([$'a'.W36];2)+POWER([$'b'.W36];2)))" office:value-type="float" office:value="0">
            <text:p>0</text:p>
          </table:table-cell>
          <table:table-cell table:style-name="ACE-4" table:formula="of:=IF([$'switches'.$A$1]=2;0;(POWER([$'a'.X36];2)+POWER([$'b'.X36];2)))" office:value-type="float" office:value="0">
            <text:p>0</text:p>
          </table:table-cell>
          <table:table-cell table:style-name="ACE-4" table:formula="of:=IF([$'switches'.$A$1]=2;0;(POWER([$'a'.Y36];2)+POWER([$'b'.Y36];2)))" office:value-type="float" office:value="0">
            <text:p>0</text:p>
          </table:table-cell>
          <table:table-cell table:style-name="ACE-4" table:formula="of:=IF([$'switches'.$A$1]=2;0;(POWER([$'a'.Z36];2)+POWER([$'b'.Z36];2)))" office:value-type="float" office:value="0">
            <text:p>0</text:p>
          </table:table-cell>
          <table:table-cell table:style-name="ACE-4" table:formula="of:=IF([$'switches'.$A$1]=2;0;(POWER([$'a'.AA36];2)+POWER([$'b'.AA36];2)))" office:value-type="float" office:value="0">
            <text:p>0</text:p>
          </table:table-cell>
          <table:table-cell table:style-name="ACE-4" table:formula="of:=IF([$'switches'.$A$1]=2;0;(POWER([$'a'.AB36];2)+POWER([$'b'.AB36];2)))" office:value-type="float" office:value="0">
            <text:p>0</text:p>
          </table:table-cell>
          <table:table-cell table:style-name="ACE-4" table:formula="of:=IF([$'switches'.$A$1]=2;0;(POWER([$'a'.AC36];2)+POWER([$'b'.AC36];2)))" office:value-type="float" office:value="0">
            <text:p>0</text:p>
          </table:table-cell>
          <table:table-cell table:style-name="ACE-4" table:formula="of:=IF([$'switches'.$A$1]=2;0;(POWER([$'a'.AD36];2)+POWER([$'b'.AD36];2)))" office:value-type="float" office:value="0">
            <text:p>0</text:p>
          </table:table-cell>
          <table:table-cell table:style-name="ACE-4" table:formula="of:=IF([$'switches'.$A$1]=2;0;(POWER([$'a'.AE36];2)+POWER([$'b'.AE36];2)))" office:value-type="float" office:value="0">
            <text:p>0</text:p>
          </table:table-cell>
          <table:table-cell table:style-name="ACE-4" table:formula="of:=IF([$'switches'.$A$1]=2;0;(POWER([$'a'.AF36];2)+POWER([$'b'.AF36];2)))" office:value-type="float" office:value="0">
            <text:p>0</text:p>
          </table:table-cell>
          <table:table-cell table:style-name="ACE-4" table:formula="of:=IF([$'switches'.$A$1]=2;0;(POWER([$'a'.AG36];2)+POWER([$'b'.AG36];2)))" office:value-type="float" office:value="0">
            <text:p>0</text:p>
          </table:table-cell>
          <table:table-cell table:style-name="ACE-4" table:formula="of:=IF([$'switches'.$A$1]=2;0;(POWER([$'a'.AH36];2)+POWER([$'b'.AH36];2)))" office:value-type="float" office:value="0">
            <text:p>0</text:p>
          </table:table-cell>
          <table:table-cell table:style-name="ACE-4" table:formula="of:=IF([$'switches'.$A$1]=2;0;(POWER([$'a'.AI36];2)+POWER([$'b'.AI36];2)))" office:value-type="float" office:value="0">
            <text:p>0</text:p>
          </table:table-cell>
          <table:table-cell table:style-name="ACE-4" table:formula="of:=IF([$'switches'.$A$1]=2;0;(POWER([$'a'.AJ36];2)+POWER([$'b'.AJ36];2)))" office:value-type="float" office:value="0">
            <text:p>0</text:p>
          </table:table-cell>
          <table:table-cell table:style-name="ACE-4" table:formula="of:=IF([$'switches'.$A$1]=2;0;(POWER([$'a'.AK36];2)+POWER([$'b'.AK36];2)))" office:value-type="float" office:value="0">
            <text:p>0</text:p>
          </table:table-cell>
          <table:table-cell table:style-name="ACE-4" table:formula="of:=IF([$'switches'.$A$1]=2;0;(POWER([$'a'.AL36];2)+POWER([$'b'.AL36];2)))" office:value-type="float" office:value="0">
            <text:p>0</text:p>
          </table:table-cell>
          <table:table-cell table:style-name="ACE-4" table:formula="of:=IF([$'switches'.$A$1]=2;0;(POWER([$'a'.AM36];2)+POWER([$'b'.AM36];2)))" office:value-type="float" office:value="0">
            <text:p>0</text:p>
          </table:table-cell>
          <table:table-cell table:style-name="ACE-4" table:formula="of:=IF([$'switches'.$A$1]=2;0;(POWER([$'a'.AN36];2)+POWER([$'b'.AN36];2)))" office:value-type="float" office:value="0">
            <text:p>0</text:p>
          </table:table-cell>
          <table:table-cell table:style-name="ACE-4" table:formula="of:=IF([$'switches'.$A$1]=2;0;(POWER([$'a'.AO36];2)+POWER([$'b'.AO36];2)))" office:value-type="float" office:value="0">
            <text:p>0</text:p>
          </table:table-cell>
          <table:table-cell table:style-name="ACE-4" table:formula="of:=IF([$'switches'.$A$1]=2;0;(POWER([$'a'.AP36];2)+POWER([$'b'.AP36];2)))" office:value-type="float" office:value="0">
            <text:p>0</text:p>
          </table:table-cell>
          <table:table-cell table:style-name="ACE-4" table:formula="of:=IF([$'switches'.$A$1]=2;0;(POWER([$'a'.AQ36];2)+POWER([$'b'.AQ36];2)))" office:value-type="float" office:value="0">
            <text:p>0</text:p>
          </table:table-cell>
          <table:table-cell table:style-name="ACE-4" table:formula="of:=IF([$'switches'.$A$1]=2;0;(POWER([$'a'.AR36];2)+POWER([$'b'.AR36];2)))" office:value-type="float" office:value="0">
            <text:p>0</text:p>
          </table:table-cell>
          <table:table-cell table:style-name="ACE-4" table:formula="of:=IF([$'switches'.$A$1]=2;0;(POWER([$'a'.AS36];2)+POWER([$'b'.AS36];2)))" office:value-type="float" office:value="0">
            <text:p>0</text:p>
          </table:table-cell>
          <table:table-cell table:style-name="ACE-4" table:formula="of:=IF([$'switches'.$A$1]=2;0;(POWER([$'a'.AT36];2)+POWER([$'b'.AT36];2)))" office:value-type="float" office:value="0">
            <text:p>0</text:p>
          </table:table-cell>
          <table:table-cell table:style-name="ACE-4" table:formula="of:=IF([$'switches'.$A$1]=2;0;(POWER([$'a'.AU36];2)+POWER([$'b'.AU36];2)))" office:value-type="float" office:value="0">
            <text:p>0</text:p>
          </table:table-cell>
          <table:table-cell table:style-name="ACE-4" table:formula="of:=IF([$'switches'.$A$1]=2;0;(POWER([$'a'.AV36];2)+POWER([$'b'.AV36];2)))" office:value-type="float" office:value="0">
            <text:p>0</text:p>
          </table:table-cell>
          <table:table-cell table:style-name="ACE-4" table:formula="of:=IF([$'switches'.$A$1]=2;0;(POWER([$'a'.AW36];2)+POWER([$'b'.AW36];2)))" office:value-type="float" office:value="0">
            <text:p>0</text:p>
          </table:table-cell>
          <table:table-cell table:style-name="ACE-4" table:formula="of:=IF([$'switches'.$A$1]=2;0;(POWER([$'a'.AX36];2)+POWER([$'b'.AX3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7];2)+POWER([$'b'.B37];2)))" office:value-type="float" office:value="0">
            <text:p>0</text:p>
          </table:table-cell>
          <table:table-cell table:style-name="ACE-4" table:formula="of:=IF([$'switches'.$A$1]=2;0;(POWER([$'a'.C37];2)+POWER([$'b'.C37];2)))" office:value-type="float" office:value="0">
            <text:p>0</text:p>
          </table:table-cell>
          <table:table-cell table:style-name="ACE-4" table:formula="of:=IF([$'switches'.$A$1]=2;0;(POWER([$'a'.D37];2)+POWER([$'b'.D37];2)))" office:value-type="float" office:value="0">
            <text:p>0</text:p>
          </table:table-cell>
          <table:table-cell table:style-name="ACE-4" table:formula="of:=IF([$'switches'.$A$1]=2;0;(POWER([$'a'.E37];2)+POWER([$'b'.E37];2)))" office:value-type="float" office:value="0">
            <text:p>0</text:p>
          </table:table-cell>
          <table:table-cell table:style-name="ACE-4" table:formula="of:=IF([$'switches'.$A$1]=2;0;(POWER([$'a'.F37];2)+POWER([$'b'.F37];2)))" office:value-type="float" office:value="0">
            <text:p>0</text:p>
          </table:table-cell>
          <table:table-cell table:style-name="ACE-4" table:formula="of:=IF([$'switches'.$A$1]=2;0;(POWER([$'a'.G37];2)+POWER([$'b'.G37];2)))" office:value-type="float" office:value="0">
            <text:p>0</text:p>
          </table:table-cell>
          <table:table-cell table:style-name="ACE-4" table:formula="of:=IF([$'switches'.$A$1]=2;0;(POWER([$'a'.H37];2)+POWER([$'b'.H37];2)))" office:value-type="float" office:value="0">
            <text:p>0</text:p>
          </table:table-cell>
          <table:table-cell table:style-name="ACE-4" table:formula="of:=IF([$'switches'.$A$1]=2;0;(POWER([$'a'.I37];2)+POWER([$'b'.I37];2)))" office:value-type="float" office:value="0">
            <text:p>0</text:p>
          </table:table-cell>
          <table:table-cell table:style-name="ACE-4" table:formula="of:=IF([$'switches'.$A$1]=2;0;(POWER([$'a'.J37];2)+POWER([$'b'.J37];2)))" office:value-type="float" office:value="0">
            <text:p>0</text:p>
          </table:table-cell>
          <table:table-cell table:style-name="ACE-4" table:formula="of:=IF([$'switches'.$A$1]=2;0;(POWER([$'a'.K37];2)+POWER([$'b'.K37];2)))" office:value-type="float" office:value="0">
            <text:p>0</text:p>
          </table:table-cell>
          <table:table-cell table:style-name="ACE-4" table:formula="of:=IF([$'switches'.$A$1]=2;0;(POWER([$'a'.L37];2)+POWER([$'b'.L37];2)))" office:value-type="float" office:value="0">
            <text:p>0</text:p>
          </table:table-cell>
          <table:table-cell table:style-name="ACE-4" table:formula="of:=IF([$'switches'.$A$1]=2;0;(POWER([$'a'.M37];2)+POWER([$'b'.M37];2)))" office:value-type="float" office:value="0">
            <text:p>0</text:p>
          </table:table-cell>
          <table:table-cell table:style-name="ACE-4" table:formula="of:=IF([$'switches'.$A$1]=2;0;(POWER([$'a'.N37];2)+POWER([$'b'.N37];2)))" office:value-type="float" office:value="0">
            <text:p>0</text:p>
          </table:table-cell>
          <table:table-cell table:style-name="ACE-4" table:formula="of:=IF([$'switches'.$A$1]=2;0;(POWER([$'a'.O37];2)+POWER([$'b'.O37];2)))" office:value-type="float" office:value="0">
            <text:p>0</text:p>
          </table:table-cell>
          <table:table-cell table:style-name="ACE-4" table:formula="of:=IF([$'switches'.$A$1]=2;0;(POWER([$'a'.P37];2)+POWER([$'b'.P37];2)))" office:value-type="float" office:value="0">
            <text:p>0</text:p>
          </table:table-cell>
          <table:table-cell table:style-name="ACE-4" table:formula="of:=IF([$'switches'.$A$1]=2;0;(POWER([$'a'.Q37];2)+POWER([$'b'.Q37];2)))" office:value-type="float" office:value="0">
            <text:p>0</text:p>
          </table:table-cell>
          <table:table-cell table:style-name="ACE-4" table:formula="of:=IF([$'switches'.$A$1]=2;0;(POWER([$'a'.R37];2)+POWER([$'b'.R37];2)))" office:value-type="float" office:value="0">
            <text:p>0</text:p>
          </table:table-cell>
          <table:table-cell table:style-name="ACE-4" table:formula="of:=IF([$'switches'.$A$1]=2;0;(POWER([$'a'.S37];2)+POWER([$'b'.S37];2)))" office:value-type="float" office:value="0">
            <text:p>0</text:p>
          </table:table-cell>
          <table:table-cell table:style-name="ACE-4" table:formula="of:=IF([$'switches'.$A$1]=2;0;(POWER([$'a'.T37];2)+POWER([$'b'.T37];2)))" office:value-type="float" office:value="0">
            <text:p>0</text:p>
          </table:table-cell>
          <table:table-cell table:style-name="ACE-4" table:formula="of:=IF([$'switches'.$A$1]=2;0;(POWER([$'a'.U37];2)+POWER([$'b'.U37];2)))" office:value-type="float" office:value="0">
            <text:p>0</text:p>
          </table:table-cell>
          <table:table-cell table:style-name="ACE-4" table:formula="of:=IF([$'switches'.$A$1]=2;0;(POWER([$'a'.V37];2)+POWER([$'b'.V37];2)))" office:value-type="float" office:value="0">
            <text:p>0</text:p>
          </table:table-cell>
          <table:table-cell table:style-name="ACE-4" table:formula="of:=IF([$'switches'.$A$1]=2;0;(POWER([$'a'.W37];2)+POWER([$'b'.W37];2)))" office:value-type="float" office:value="0">
            <text:p>0</text:p>
          </table:table-cell>
          <table:table-cell table:style-name="ACE-4" table:formula="of:=IF([$'switches'.$A$1]=2;0;(POWER([$'a'.X37];2)+POWER([$'b'.X37];2)))" office:value-type="float" office:value="0">
            <text:p>0</text:p>
          </table:table-cell>
          <table:table-cell table:style-name="ACE-4" table:formula="of:=IF([$'switches'.$A$1]=2;0;(POWER([$'a'.Y37];2)+POWER([$'b'.Y37];2)))" office:value-type="float" office:value="0">
            <text:p>0</text:p>
          </table:table-cell>
          <table:table-cell table:style-name="ACE-4" table:formula="of:=IF([$'switches'.$A$1]=2;0;(POWER([$'a'.Z37];2)+POWER([$'b'.Z37];2)))" office:value-type="float" office:value="0">
            <text:p>0</text:p>
          </table:table-cell>
          <table:table-cell table:style-name="ACE-4" table:formula="of:=IF([$'switches'.$A$1]=2;0;(POWER([$'a'.AA37];2)+POWER([$'b'.AA37];2)))" office:value-type="float" office:value="0">
            <text:p>0</text:p>
          </table:table-cell>
          <table:table-cell table:style-name="ACE-4" table:formula="of:=IF([$'switches'.$A$1]=2;0;(POWER([$'a'.AB37];2)+POWER([$'b'.AB37];2)))" office:value-type="float" office:value="0">
            <text:p>0</text:p>
          </table:table-cell>
          <table:table-cell table:style-name="ACE-4" table:formula="of:=IF([$'switches'.$A$1]=2;0;(POWER([$'a'.AC37];2)+POWER([$'b'.AC37];2)))" office:value-type="float" office:value="0">
            <text:p>0</text:p>
          </table:table-cell>
          <table:table-cell table:style-name="ACE-4" table:formula="of:=IF([$'switches'.$A$1]=2;0;(POWER([$'a'.AD37];2)+POWER([$'b'.AD37];2)))" office:value-type="float" office:value="0">
            <text:p>0</text:p>
          </table:table-cell>
          <table:table-cell table:style-name="ACE-4" table:formula="of:=IF([$'switches'.$A$1]=2;0;(POWER([$'a'.AE37];2)+POWER([$'b'.AE37];2)))" office:value-type="float" office:value="0">
            <text:p>0</text:p>
          </table:table-cell>
          <table:table-cell table:style-name="ACE-4" table:formula="of:=IF([$'switches'.$A$1]=2;0;(POWER([$'a'.AF37];2)+POWER([$'b'.AF37];2)))" office:value-type="float" office:value="0">
            <text:p>0</text:p>
          </table:table-cell>
          <table:table-cell table:style-name="ACE-4" table:formula="of:=IF([$'switches'.$A$1]=2;0;(POWER([$'a'.AG37];2)+POWER([$'b'.AG37];2)))" office:value-type="float" office:value="0">
            <text:p>0</text:p>
          </table:table-cell>
          <table:table-cell table:style-name="ACE-4" table:formula="of:=IF([$'switches'.$A$1]=2;0;(POWER([$'a'.AH37];2)+POWER([$'b'.AH37];2)))" office:value-type="float" office:value="0">
            <text:p>0</text:p>
          </table:table-cell>
          <table:table-cell table:style-name="ACE-4" table:formula="of:=IF([$'switches'.$A$1]=2;0;(POWER([$'a'.AI37];2)+POWER([$'b'.AI37];2)))" office:value-type="float" office:value="0">
            <text:p>0</text:p>
          </table:table-cell>
          <table:table-cell table:style-name="ACE-4" table:formula="of:=IF([$'switches'.$A$1]=2;0;(POWER([$'a'.AJ37];2)+POWER([$'b'.AJ37];2)))" office:value-type="float" office:value="0">
            <text:p>0</text:p>
          </table:table-cell>
          <table:table-cell table:style-name="ACE-4" table:formula="of:=IF([$'switches'.$A$1]=2;0;(POWER([$'a'.AK37];2)+POWER([$'b'.AK37];2)))" office:value-type="float" office:value="0">
            <text:p>0</text:p>
          </table:table-cell>
          <table:table-cell table:style-name="ACE-4" table:formula="of:=IF([$'switches'.$A$1]=2;0;(POWER([$'a'.AL37];2)+POWER([$'b'.AL37];2)))" office:value-type="float" office:value="0">
            <text:p>0</text:p>
          </table:table-cell>
          <table:table-cell table:style-name="ACE-4" table:formula="of:=IF([$'switches'.$A$1]=2;0;(POWER([$'a'.AM37];2)+POWER([$'b'.AM37];2)))" office:value-type="float" office:value="0">
            <text:p>0</text:p>
          </table:table-cell>
          <table:table-cell table:style-name="ACE-4" table:formula="of:=IF([$'switches'.$A$1]=2;0;(POWER([$'a'.AN37];2)+POWER([$'b'.AN37];2)))" office:value-type="float" office:value="0">
            <text:p>0</text:p>
          </table:table-cell>
          <table:table-cell table:style-name="ACE-4" table:formula="of:=IF([$'switches'.$A$1]=2;0;(POWER([$'a'.AO37];2)+POWER([$'b'.AO37];2)))" office:value-type="float" office:value="0">
            <text:p>0</text:p>
          </table:table-cell>
          <table:table-cell table:style-name="ACE-4" table:formula="of:=IF([$'switches'.$A$1]=2;0;(POWER([$'a'.AP37];2)+POWER([$'b'.AP37];2)))" office:value-type="float" office:value="0">
            <text:p>0</text:p>
          </table:table-cell>
          <table:table-cell table:style-name="ACE-4" table:formula="of:=IF([$'switches'.$A$1]=2;0;(POWER([$'a'.AQ37];2)+POWER([$'b'.AQ37];2)))" office:value-type="float" office:value="0">
            <text:p>0</text:p>
          </table:table-cell>
          <table:table-cell table:style-name="ACE-4" table:formula="of:=IF([$'switches'.$A$1]=2;0;(POWER([$'a'.AR37];2)+POWER([$'b'.AR37];2)))" office:value-type="float" office:value="0">
            <text:p>0</text:p>
          </table:table-cell>
          <table:table-cell table:style-name="ACE-4" table:formula="of:=IF([$'switches'.$A$1]=2;0;(POWER([$'a'.AS37];2)+POWER([$'b'.AS37];2)))" office:value-type="float" office:value="0">
            <text:p>0</text:p>
          </table:table-cell>
          <table:table-cell table:style-name="ACE-4" table:formula="of:=IF([$'switches'.$A$1]=2;0;(POWER([$'a'.AT37];2)+POWER([$'b'.AT37];2)))" office:value-type="float" office:value="0">
            <text:p>0</text:p>
          </table:table-cell>
          <table:table-cell table:style-name="ACE-4" table:formula="of:=IF([$'switches'.$A$1]=2;0;(POWER([$'a'.AU37];2)+POWER([$'b'.AU37];2)))" office:value-type="float" office:value="0">
            <text:p>0</text:p>
          </table:table-cell>
          <table:table-cell table:style-name="ACE-4" table:formula="of:=IF([$'switches'.$A$1]=2;0;(POWER([$'a'.AV37];2)+POWER([$'b'.AV37];2)))" office:value-type="float" office:value="0">
            <text:p>0</text:p>
          </table:table-cell>
          <table:table-cell table:style-name="ACE-4" table:formula="of:=IF([$'switches'.$A$1]=2;0;(POWER([$'a'.AW37];2)+POWER([$'b'.AW37];2)))" office:value-type="float" office:value="0">
            <text:p>0</text:p>
          </table:table-cell>
          <table:table-cell table:style-name="ACE-4" table:formula="of:=IF([$'switches'.$A$1]=2;0;(POWER([$'a'.AX37];2)+POWER([$'b'.AX3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8];2)+POWER([$'b'.B38];2)))" office:value-type="float" office:value="0">
            <text:p>0</text:p>
          </table:table-cell>
          <table:table-cell table:style-name="ACE-4" table:formula="of:=IF([$'switches'.$A$1]=2;0;(POWER([$'a'.C38];2)+POWER([$'b'.C38];2)))" office:value-type="float" office:value="0">
            <text:p>0</text:p>
          </table:table-cell>
          <table:table-cell table:style-name="ACE-4" table:formula="of:=IF([$'switches'.$A$1]=2;0;(POWER([$'a'.D38];2)+POWER([$'b'.D38];2)))" office:value-type="float" office:value="0">
            <text:p>0</text:p>
          </table:table-cell>
          <table:table-cell table:style-name="ACE-4" table:formula="of:=IF([$'switches'.$A$1]=2;0;(POWER([$'a'.E38];2)+POWER([$'b'.E38];2)))" office:value-type="float" office:value="0">
            <text:p>0</text:p>
          </table:table-cell>
          <table:table-cell table:style-name="ACE-4" table:formula="of:=IF([$'switches'.$A$1]=2;0;(POWER([$'a'.F38];2)+POWER([$'b'.F38];2)))" office:value-type="float" office:value="0">
            <text:p>0</text:p>
          </table:table-cell>
          <table:table-cell table:style-name="ACE-4" table:formula="of:=IF([$'switches'.$A$1]=2;0;(POWER([$'a'.G38];2)+POWER([$'b'.G38];2)))" office:value-type="float" office:value="0">
            <text:p>0</text:p>
          </table:table-cell>
          <table:table-cell table:style-name="ACE-4" table:formula="of:=IF([$'switches'.$A$1]=2;0;(POWER([$'a'.H38];2)+POWER([$'b'.H38];2)))" office:value-type="float" office:value="0">
            <text:p>0</text:p>
          </table:table-cell>
          <table:table-cell table:style-name="ACE-4" table:formula="of:=IF([$'switches'.$A$1]=2;0;(POWER([$'a'.I38];2)+POWER([$'b'.I38];2)))" office:value-type="float" office:value="0">
            <text:p>0</text:p>
          </table:table-cell>
          <table:table-cell table:style-name="ACE-4" table:formula="of:=IF([$'switches'.$A$1]=2;0;(POWER([$'a'.J38];2)+POWER([$'b'.J38];2)))" office:value-type="float" office:value="0">
            <text:p>0</text:p>
          </table:table-cell>
          <table:table-cell table:style-name="ACE-4" table:formula="of:=IF([$'switches'.$A$1]=2;0;(POWER([$'a'.K38];2)+POWER([$'b'.K38];2)))" office:value-type="float" office:value="0">
            <text:p>0</text:p>
          </table:table-cell>
          <table:table-cell table:style-name="ACE-4" table:formula="of:=IF([$'switches'.$A$1]=2;0;(POWER([$'a'.L38];2)+POWER([$'b'.L38];2)))" office:value-type="float" office:value="0">
            <text:p>0</text:p>
          </table:table-cell>
          <table:table-cell table:style-name="ACE-4" table:formula="of:=IF([$'switches'.$A$1]=2;0;(POWER([$'a'.M38];2)+POWER([$'b'.M38];2)))" office:value-type="float" office:value="0">
            <text:p>0</text:p>
          </table:table-cell>
          <table:table-cell table:style-name="ACE-4" table:formula="of:=IF([$'switches'.$A$1]=2;0;(POWER([$'a'.N38];2)+POWER([$'b'.N38];2)))" office:value-type="float" office:value="0">
            <text:p>0</text:p>
          </table:table-cell>
          <table:table-cell table:style-name="ACE-4" table:formula="of:=IF([$'switches'.$A$1]=2;0;(POWER([$'a'.O38];2)+POWER([$'b'.O38];2)))" office:value-type="float" office:value="0">
            <text:p>0</text:p>
          </table:table-cell>
          <table:table-cell table:style-name="ACE-4" table:formula="of:=IF([$'switches'.$A$1]=2;0;(POWER([$'a'.P38];2)+POWER([$'b'.P38];2)))" office:value-type="float" office:value="0">
            <text:p>0</text:p>
          </table:table-cell>
          <table:table-cell table:style-name="ACE-4" table:formula="of:=IF([$'switches'.$A$1]=2;0;(POWER([$'a'.Q38];2)+POWER([$'b'.Q38];2)))" office:value-type="float" office:value="0">
            <text:p>0</text:p>
          </table:table-cell>
          <table:table-cell table:style-name="ACE-4" table:formula="of:=IF([$'switches'.$A$1]=2;0;(POWER([$'a'.R38];2)+POWER([$'b'.R38];2)))" office:value-type="float" office:value="0">
            <text:p>0</text:p>
          </table:table-cell>
          <table:table-cell table:style-name="ACE-4" table:formula="of:=IF([$'switches'.$A$1]=2;0;(POWER([$'a'.S38];2)+POWER([$'b'.S38];2)))" office:value-type="float" office:value="0">
            <text:p>0</text:p>
          </table:table-cell>
          <table:table-cell table:style-name="ACE-4" table:formula="of:=IF([$'switches'.$A$1]=2;0;(POWER([$'a'.T38];2)+POWER([$'b'.T38];2)))" office:value-type="float" office:value="0">
            <text:p>0</text:p>
          </table:table-cell>
          <table:table-cell table:style-name="ACE-4" table:formula="of:=IF([$'switches'.$A$1]=2;0;(POWER([$'a'.U38];2)+POWER([$'b'.U38];2)))" office:value-type="float" office:value="0">
            <text:p>0</text:p>
          </table:table-cell>
          <table:table-cell table:style-name="ACE-4" table:formula="of:=IF([$'switches'.$A$1]=2;0;(POWER([$'a'.V38];2)+POWER([$'b'.V38];2)))" office:value-type="float" office:value="0">
            <text:p>0</text:p>
          </table:table-cell>
          <table:table-cell table:style-name="ACE-4" table:formula="of:=IF([$'switches'.$A$1]=2;0;(POWER([$'a'.W38];2)+POWER([$'b'.W38];2)))" office:value-type="float" office:value="0">
            <text:p>0</text:p>
          </table:table-cell>
          <table:table-cell table:style-name="ACE-4" table:formula="of:=IF([$'switches'.$A$1]=2;0;(POWER([$'a'.X38];2)+POWER([$'b'.X38];2)))" office:value-type="float" office:value="0">
            <text:p>0</text:p>
          </table:table-cell>
          <table:table-cell table:style-name="ACE-4" table:formula="of:=IF([$'switches'.$A$1]=2;0;(POWER([$'a'.Y38];2)+POWER([$'b'.Y38];2)))" office:value-type="float" office:value="0">
            <text:p>0</text:p>
          </table:table-cell>
          <table:table-cell table:style-name="ACE-4" table:formula="of:=IF([$'switches'.$A$1]=2;0;(POWER([$'a'.Z38];2)+POWER([$'b'.Z38];2)))" office:value-type="float" office:value="0">
            <text:p>0</text:p>
          </table:table-cell>
          <table:table-cell table:style-name="ACE-4" table:formula="of:=IF([$'switches'.$A$1]=2;0;(POWER([$'a'.AA38];2)+POWER([$'b'.AA38];2)))" office:value-type="float" office:value="0">
            <text:p>0</text:p>
          </table:table-cell>
          <table:table-cell table:style-name="ACE-4" table:formula="of:=IF([$'switches'.$A$1]=2;0;(POWER([$'a'.AB38];2)+POWER([$'b'.AB38];2)))" office:value-type="float" office:value="0">
            <text:p>0</text:p>
          </table:table-cell>
          <table:table-cell table:style-name="ACE-4" table:formula="of:=IF([$'switches'.$A$1]=2;0;(POWER([$'a'.AC38];2)+POWER([$'b'.AC38];2)))" office:value-type="float" office:value="0">
            <text:p>0</text:p>
          </table:table-cell>
          <table:table-cell table:style-name="ACE-4" table:formula="of:=IF([$'switches'.$A$1]=2;0;(POWER([$'a'.AD38];2)+POWER([$'b'.AD38];2)))" office:value-type="float" office:value="0">
            <text:p>0</text:p>
          </table:table-cell>
          <table:table-cell table:style-name="ACE-4" table:formula="of:=IF([$'switches'.$A$1]=2;0;(POWER([$'a'.AE38];2)+POWER([$'b'.AE38];2)))" office:value-type="float" office:value="0">
            <text:p>0</text:p>
          </table:table-cell>
          <table:table-cell table:style-name="ACE-4" table:formula="of:=IF([$'switches'.$A$1]=2;0;(POWER([$'a'.AF38];2)+POWER([$'b'.AF38];2)))" office:value-type="float" office:value="0">
            <text:p>0</text:p>
          </table:table-cell>
          <table:table-cell table:style-name="ACE-4" table:formula="of:=IF([$'switches'.$A$1]=2;0;(POWER([$'a'.AG38];2)+POWER([$'b'.AG38];2)))" office:value-type="float" office:value="0">
            <text:p>0</text:p>
          </table:table-cell>
          <table:table-cell table:style-name="ACE-4" table:formula="of:=IF([$'switches'.$A$1]=2;0;(POWER([$'a'.AH38];2)+POWER([$'b'.AH38];2)))" office:value-type="float" office:value="0">
            <text:p>0</text:p>
          </table:table-cell>
          <table:table-cell table:style-name="ACE-4" table:formula="of:=IF([$'switches'.$A$1]=2;0;(POWER([$'a'.AI38];2)+POWER([$'b'.AI38];2)))" office:value-type="float" office:value="0">
            <text:p>0</text:p>
          </table:table-cell>
          <table:table-cell table:style-name="ACE-4" table:formula="of:=IF([$'switches'.$A$1]=2;0;(POWER([$'a'.AJ38];2)+POWER([$'b'.AJ38];2)))" office:value-type="float" office:value="0">
            <text:p>0</text:p>
          </table:table-cell>
          <table:table-cell table:style-name="ACE-4" table:formula="of:=IF([$'switches'.$A$1]=2;0;(POWER([$'a'.AK38];2)+POWER([$'b'.AK38];2)))" office:value-type="float" office:value="0">
            <text:p>0</text:p>
          </table:table-cell>
          <table:table-cell table:style-name="ACE-4" table:formula="of:=IF([$'switches'.$A$1]=2;0;(POWER([$'a'.AL38];2)+POWER([$'b'.AL38];2)))" office:value-type="float" office:value="0">
            <text:p>0</text:p>
          </table:table-cell>
          <table:table-cell table:style-name="ACE-4" table:formula="of:=IF([$'switches'.$A$1]=2;0;(POWER([$'a'.AM38];2)+POWER([$'b'.AM38];2)))" office:value-type="float" office:value="0">
            <text:p>0</text:p>
          </table:table-cell>
          <table:table-cell table:style-name="ACE-4" table:formula="of:=IF([$'switches'.$A$1]=2;0;(POWER([$'a'.AN38];2)+POWER([$'b'.AN38];2)))" office:value-type="float" office:value="0">
            <text:p>0</text:p>
          </table:table-cell>
          <table:table-cell table:style-name="ACE-4" table:formula="of:=IF([$'switches'.$A$1]=2;0;(POWER([$'a'.AO38];2)+POWER([$'b'.AO38];2)))" office:value-type="float" office:value="0">
            <text:p>0</text:p>
          </table:table-cell>
          <table:table-cell table:style-name="ACE-4" table:formula="of:=IF([$'switches'.$A$1]=2;0;(POWER([$'a'.AP38];2)+POWER([$'b'.AP38];2)))" office:value-type="float" office:value="0">
            <text:p>0</text:p>
          </table:table-cell>
          <table:table-cell table:style-name="ACE-4" table:formula="of:=IF([$'switches'.$A$1]=2;0;(POWER([$'a'.AQ38];2)+POWER([$'b'.AQ38];2)))" office:value-type="float" office:value="0">
            <text:p>0</text:p>
          </table:table-cell>
          <table:table-cell table:style-name="ACE-4" table:formula="of:=IF([$'switches'.$A$1]=2;0;(POWER([$'a'.AR38];2)+POWER([$'b'.AR38];2)))" office:value-type="float" office:value="0">
            <text:p>0</text:p>
          </table:table-cell>
          <table:table-cell table:style-name="ACE-4" table:formula="of:=IF([$'switches'.$A$1]=2;0;(POWER([$'a'.AS38];2)+POWER([$'b'.AS38];2)))" office:value-type="float" office:value="0">
            <text:p>0</text:p>
          </table:table-cell>
          <table:table-cell table:style-name="ACE-4" table:formula="of:=IF([$'switches'.$A$1]=2;0;(POWER([$'a'.AT38];2)+POWER([$'b'.AT38];2)))" office:value-type="float" office:value="0">
            <text:p>0</text:p>
          </table:table-cell>
          <table:table-cell table:style-name="ACE-4" table:formula="of:=IF([$'switches'.$A$1]=2;0;(POWER([$'a'.AU38];2)+POWER([$'b'.AU38];2)))" office:value-type="float" office:value="0">
            <text:p>0</text:p>
          </table:table-cell>
          <table:table-cell table:style-name="ACE-4" table:formula="of:=IF([$'switches'.$A$1]=2;0;(POWER([$'a'.AV38];2)+POWER([$'b'.AV38];2)))" office:value-type="float" office:value="0">
            <text:p>0</text:p>
          </table:table-cell>
          <table:table-cell table:style-name="ACE-4" table:formula="of:=IF([$'switches'.$A$1]=2;0;(POWER([$'a'.AW38];2)+POWER([$'b'.AW38];2)))" office:value-type="float" office:value="0">
            <text:p>0</text:p>
          </table:table-cell>
          <table:table-cell table:style-name="ACE-4" table:formula="of:=IF([$'switches'.$A$1]=2;0;(POWER([$'a'.AX38];2)+POWER([$'b'.AX3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39];2)+POWER([$'b'.B39];2)))" office:value-type="float" office:value="0">
            <text:p>0</text:p>
          </table:table-cell>
          <table:table-cell table:style-name="ACE-4" table:formula="of:=IF([$'switches'.$A$1]=2;0;(POWER([$'a'.C39];2)+POWER([$'b'.C39];2)))" office:value-type="float" office:value="0">
            <text:p>0</text:p>
          </table:table-cell>
          <table:table-cell table:style-name="ACE-4" table:formula="of:=IF([$'switches'.$A$1]=2;0;(POWER([$'a'.D39];2)+POWER([$'b'.D39];2)))" office:value-type="float" office:value="0">
            <text:p>0</text:p>
          </table:table-cell>
          <table:table-cell table:style-name="ACE-4" table:formula="of:=IF([$'switches'.$A$1]=2;0;(POWER([$'a'.E39];2)+POWER([$'b'.E39];2)))" office:value-type="float" office:value="0">
            <text:p>0</text:p>
          </table:table-cell>
          <table:table-cell table:style-name="ACE-4" table:formula="of:=IF([$'switches'.$A$1]=2;0;(POWER([$'a'.F39];2)+POWER([$'b'.F39];2)))" office:value-type="float" office:value="0">
            <text:p>0</text:p>
          </table:table-cell>
          <table:table-cell table:style-name="ACE-4" table:formula="of:=IF([$'switches'.$A$1]=2;0;(POWER([$'a'.G39];2)+POWER([$'b'.G39];2)))" office:value-type="float" office:value="0">
            <text:p>0</text:p>
          </table:table-cell>
          <table:table-cell table:style-name="ACE-4" table:formula="of:=IF([$'switches'.$A$1]=2;0;(POWER([$'a'.H39];2)+POWER([$'b'.H39];2)))" office:value-type="float" office:value="0">
            <text:p>0</text:p>
          </table:table-cell>
          <table:table-cell table:style-name="ACE-4" table:formula="of:=IF([$'switches'.$A$1]=2;0;(POWER([$'a'.I39];2)+POWER([$'b'.I39];2)))" office:value-type="float" office:value="0">
            <text:p>0</text:p>
          </table:table-cell>
          <table:table-cell table:style-name="ACE-4" table:formula="of:=IF([$'switches'.$A$1]=2;0;(POWER([$'a'.J39];2)+POWER([$'b'.J39];2)))" office:value-type="float" office:value="0">
            <text:p>0</text:p>
          </table:table-cell>
          <table:table-cell table:style-name="ACE-4" table:formula="of:=IF([$'switches'.$A$1]=2;0;(POWER([$'a'.K39];2)+POWER([$'b'.K39];2)))" office:value-type="float" office:value="0">
            <text:p>0</text:p>
          </table:table-cell>
          <table:table-cell table:style-name="ACE-4" table:formula="of:=IF([$'switches'.$A$1]=2;0;(POWER([$'a'.L39];2)+POWER([$'b'.L39];2)))" office:value-type="float" office:value="0">
            <text:p>0</text:p>
          </table:table-cell>
          <table:table-cell table:style-name="ACE-4" table:formula="of:=IF([$'switches'.$A$1]=2;0;(POWER([$'a'.M39];2)+POWER([$'b'.M39];2)))" office:value-type="float" office:value="0">
            <text:p>0</text:p>
          </table:table-cell>
          <table:table-cell table:style-name="ACE-4" table:formula="of:=IF([$'switches'.$A$1]=2;0;(POWER([$'a'.N39];2)+POWER([$'b'.N39];2)))" office:value-type="float" office:value="0">
            <text:p>0</text:p>
          </table:table-cell>
          <table:table-cell table:style-name="ACE-4" table:formula="of:=IF([$'switches'.$A$1]=2;0;(POWER([$'a'.O39];2)+POWER([$'b'.O39];2)))" office:value-type="float" office:value="0">
            <text:p>0</text:p>
          </table:table-cell>
          <table:table-cell table:style-name="ACE-4" table:formula="of:=IF([$'switches'.$A$1]=2;0;(POWER([$'a'.P39];2)+POWER([$'b'.P39];2)))" office:value-type="float" office:value="0">
            <text:p>0</text:p>
          </table:table-cell>
          <table:table-cell table:style-name="ACE-4" table:formula="of:=IF([$'switches'.$A$1]=2;0;(POWER([$'a'.Q39];2)+POWER([$'b'.Q39];2)))" office:value-type="float" office:value="0">
            <text:p>0</text:p>
          </table:table-cell>
          <table:table-cell table:style-name="ACE-4" table:formula="of:=IF([$'switches'.$A$1]=2;0;(POWER([$'a'.R39];2)+POWER([$'b'.R39];2)))" office:value-type="float" office:value="0">
            <text:p>0</text:p>
          </table:table-cell>
          <table:table-cell table:style-name="ACE-4" table:formula="of:=IF([$'switches'.$A$1]=2;0;(POWER([$'a'.S39];2)+POWER([$'b'.S39];2)))" office:value-type="float" office:value="0">
            <text:p>0</text:p>
          </table:table-cell>
          <table:table-cell table:style-name="ACE-4" table:formula="of:=IF([$'switches'.$A$1]=2;0;(POWER([$'a'.T39];2)+POWER([$'b'.T39];2)))" office:value-type="float" office:value="0">
            <text:p>0</text:p>
          </table:table-cell>
          <table:table-cell table:style-name="ACE-4" table:formula="of:=IF([$'switches'.$A$1]=2;0;(POWER([$'a'.U39];2)+POWER([$'b'.U39];2)))" office:value-type="float" office:value="0">
            <text:p>0</text:p>
          </table:table-cell>
          <table:table-cell table:style-name="ACE-4" table:formula="of:=IF([$'switches'.$A$1]=2;0;(POWER([$'a'.V39];2)+POWER([$'b'.V39];2)))" office:value-type="float" office:value="0">
            <text:p>0</text:p>
          </table:table-cell>
          <table:table-cell table:style-name="ACE-4" table:formula="of:=IF([$'switches'.$A$1]=2;0;(POWER([$'a'.W39];2)+POWER([$'b'.W39];2)))" office:value-type="float" office:value="0">
            <text:p>0</text:p>
          </table:table-cell>
          <table:table-cell table:style-name="ACE-4" table:formula="of:=IF([$'switches'.$A$1]=2;0;(POWER([$'a'.X39];2)+POWER([$'b'.X39];2)))" office:value-type="float" office:value="0">
            <text:p>0</text:p>
          </table:table-cell>
          <table:table-cell table:style-name="ACE-4" table:formula="of:=IF([$'switches'.$A$1]=2;0;(POWER([$'a'.Y39];2)+POWER([$'b'.Y39];2)))" office:value-type="float" office:value="0">
            <text:p>0</text:p>
          </table:table-cell>
          <table:table-cell table:style-name="ACE-4" table:formula="of:=IF([$'switches'.$A$1]=2;0;(POWER([$'a'.Z39];2)+POWER([$'b'.Z39];2)))" office:value-type="float" office:value="0">
            <text:p>0</text:p>
          </table:table-cell>
          <table:table-cell table:style-name="ACE-4" table:formula="of:=IF([$'switches'.$A$1]=2;0;(POWER([$'a'.AA39];2)+POWER([$'b'.AA39];2)))" office:value-type="float" office:value="0">
            <text:p>0</text:p>
          </table:table-cell>
          <table:table-cell table:style-name="ACE-4" table:formula="of:=IF([$'switches'.$A$1]=2;0;(POWER([$'a'.AB39];2)+POWER([$'b'.AB39];2)))" office:value-type="float" office:value="0">
            <text:p>0</text:p>
          </table:table-cell>
          <table:table-cell table:style-name="ACE-4" table:formula="of:=IF([$'switches'.$A$1]=2;0;(POWER([$'a'.AC39];2)+POWER([$'b'.AC39];2)))" office:value-type="float" office:value="0">
            <text:p>0</text:p>
          </table:table-cell>
          <table:table-cell table:style-name="ACE-4" table:formula="of:=IF([$'switches'.$A$1]=2;0;(POWER([$'a'.AD39];2)+POWER([$'b'.AD39];2)))" office:value-type="float" office:value="0">
            <text:p>0</text:p>
          </table:table-cell>
          <table:table-cell table:style-name="ACE-4" table:formula="of:=IF([$'switches'.$A$1]=2;0;(POWER([$'a'.AE39];2)+POWER([$'b'.AE39];2)))" office:value-type="float" office:value="0">
            <text:p>0</text:p>
          </table:table-cell>
          <table:table-cell table:style-name="ACE-4" table:formula="of:=IF([$'switches'.$A$1]=2;0;(POWER([$'a'.AF39];2)+POWER([$'b'.AF39];2)))" office:value-type="float" office:value="0">
            <text:p>0</text:p>
          </table:table-cell>
          <table:table-cell table:style-name="ACE-4" table:formula="of:=IF([$'switches'.$A$1]=2;0;(POWER([$'a'.AG39];2)+POWER([$'b'.AG39];2)))" office:value-type="float" office:value="0">
            <text:p>0</text:p>
          </table:table-cell>
          <table:table-cell table:style-name="ACE-4" table:formula="of:=IF([$'switches'.$A$1]=2;0;(POWER([$'a'.AH39];2)+POWER([$'b'.AH39];2)))" office:value-type="float" office:value="0">
            <text:p>0</text:p>
          </table:table-cell>
          <table:table-cell table:style-name="ACE-4" table:formula="of:=IF([$'switches'.$A$1]=2;0;(POWER([$'a'.AI39];2)+POWER([$'b'.AI39];2)))" office:value-type="float" office:value="0">
            <text:p>0</text:p>
          </table:table-cell>
          <table:table-cell table:style-name="ACE-4" table:formula="of:=IF([$'switches'.$A$1]=2;0;(POWER([$'a'.AJ39];2)+POWER([$'b'.AJ39];2)))" office:value-type="float" office:value="0">
            <text:p>0</text:p>
          </table:table-cell>
          <table:table-cell table:style-name="ACE-4" table:formula="of:=IF([$'switches'.$A$1]=2;0;(POWER([$'a'.AK39];2)+POWER([$'b'.AK39];2)))" office:value-type="float" office:value="0">
            <text:p>0</text:p>
          </table:table-cell>
          <table:table-cell table:style-name="ACE-4" table:formula="of:=IF([$'switches'.$A$1]=2;0;(POWER([$'a'.AL39];2)+POWER([$'b'.AL39];2)))" office:value-type="float" office:value="0">
            <text:p>0</text:p>
          </table:table-cell>
          <table:table-cell table:style-name="ACE-4" table:formula="of:=IF([$'switches'.$A$1]=2;0;(POWER([$'a'.AM39];2)+POWER([$'b'.AM39];2)))" office:value-type="float" office:value="0">
            <text:p>0</text:p>
          </table:table-cell>
          <table:table-cell table:style-name="ACE-4" table:formula="of:=IF([$'switches'.$A$1]=2;0;(POWER([$'a'.AN39];2)+POWER([$'b'.AN39];2)))" office:value-type="float" office:value="0">
            <text:p>0</text:p>
          </table:table-cell>
          <table:table-cell table:style-name="ACE-4" table:formula="of:=IF([$'switches'.$A$1]=2;0;(POWER([$'a'.AO39];2)+POWER([$'b'.AO39];2)))" office:value-type="float" office:value="0">
            <text:p>0</text:p>
          </table:table-cell>
          <table:table-cell table:style-name="ACE-4" table:formula="of:=IF([$'switches'.$A$1]=2;0;(POWER([$'a'.AP39];2)+POWER([$'b'.AP39];2)))" office:value-type="float" office:value="0">
            <text:p>0</text:p>
          </table:table-cell>
          <table:table-cell table:style-name="ACE-4" table:formula="of:=IF([$'switches'.$A$1]=2;0;(POWER([$'a'.AQ39];2)+POWER([$'b'.AQ39];2)))" office:value-type="float" office:value="0">
            <text:p>0</text:p>
          </table:table-cell>
          <table:table-cell table:style-name="ACE-4" table:formula="of:=IF([$'switches'.$A$1]=2;0;(POWER([$'a'.AR39];2)+POWER([$'b'.AR39];2)))" office:value-type="float" office:value="0">
            <text:p>0</text:p>
          </table:table-cell>
          <table:table-cell table:style-name="ACE-4" table:formula="of:=IF([$'switches'.$A$1]=2;0;(POWER([$'a'.AS39];2)+POWER([$'b'.AS39];2)))" office:value-type="float" office:value="0">
            <text:p>0</text:p>
          </table:table-cell>
          <table:table-cell table:style-name="ACE-4" table:formula="of:=IF([$'switches'.$A$1]=2;0;(POWER([$'a'.AT39];2)+POWER([$'b'.AT39];2)))" office:value-type="float" office:value="0">
            <text:p>0</text:p>
          </table:table-cell>
          <table:table-cell table:style-name="ACE-4" table:formula="of:=IF([$'switches'.$A$1]=2;0;(POWER([$'a'.AU39];2)+POWER([$'b'.AU39];2)))" office:value-type="float" office:value="0">
            <text:p>0</text:p>
          </table:table-cell>
          <table:table-cell table:style-name="ACE-4" table:formula="of:=IF([$'switches'.$A$1]=2;0;(POWER([$'a'.AV39];2)+POWER([$'b'.AV39];2)))" office:value-type="float" office:value="0">
            <text:p>0</text:p>
          </table:table-cell>
          <table:table-cell table:style-name="ACE-4" table:formula="of:=IF([$'switches'.$A$1]=2;0;(POWER([$'a'.AW39];2)+POWER([$'b'.AW39];2)))" office:value-type="float" office:value="0">
            <text:p>0</text:p>
          </table:table-cell>
          <table:table-cell table:style-name="ACE-4" table:formula="of:=IF([$'switches'.$A$1]=2;0;(POWER([$'a'.AX39];2)+POWER([$'b'.AX3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0];2)+POWER([$'b'.B40];2)))" office:value-type="float" office:value="0">
            <text:p>0</text:p>
          </table:table-cell>
          <table:table-cell table:style-name="ACE-4" table:formula="of:=IF([$'switches'.$A$1]=2;0;(POWER([$'a'.C40];2)+POWER([$'b'.C40];2)))" office:value-type="float" office:value="0">
            <text:p>0</text:p>
          </table:table-cell>
          <table:table-cell table:style-name="ACE-4" table:formula="of:=IF([$'switches'.$A$1]=2;0;(POWER([$'a'.D40];2)+POWER([$'b'.D40];2)))" office:value-type="float" office:value="0">
            <text:p>0</text:p>
          </table:table-cell>
          <table:table-cell table:style-name="ACE-4" table:formula="of:=IF([$'switches'.$A$1]=2;0;(POWER([$'a'.E40];2)+POWER([$'b'.E40];2)))" office:value-type="float" office:value="0">
            <text:p>0</text:p>
          </table:table-cell>
          <table:table-cell table:style-name="ACE-4" table:formula="of:=IF([$'switches'.$A$1]=2;0;(POWER([$'a'.F40];2)+POWER([$'b'.F40];2)))" office:value-type="float" office:value="0">
            <text:p>0</text:p>
          </table:table-cell>
          <table:table-cell table:style-name="ACE-4" table:formula="of:=IF([$'switches'.$A$1]=2;0;(POWER([$'a'.G40];2)+POWER([$'b'.G40];2)))" office:value-type="float" office:value="0">
            <text:p>0</text:p>
          </table:table-cell>
          <table:table-cell table:style-name="ACE-4" table:formula="of:=IF([$'switches'.$A$1]=2;0;(POWER([$'a'.H40];2)+POWER([$'b'.H40];2)))" office:value-type="float" office:value="0">
            <text:p>0</text:p>
          </table:table-cell>
          <table:table-cell table:style-name="ACE-4" table:formula="of:=IF([$'switches'.$A$1]=2;0;(POWER([$'a'.I40];2)+POWER([$'b'.I40];2)))" office:value-type="float" office:value="0">
            <text:p>0</text:p>
          </table:table-cell>
          <table:table-cell table:style-name="ACE-4" table:formula="of:=IF([$'switches'.$A$1]=2;0;(POWER([$'a'.J40];2)+POWER([$'b'.J40];2)))" office:value-type="float" office:value="0">
            <text:p>0</text:p>
          </table:table-cell>
          <table:table-cell table:style-name="ACE-4" table:formula="of:=IF([$'switches'.$A$1]=2;0;(POWER([$'a'.K40];2)+POWER([$'b'.K40];2)))" office:value-type="float" office:value="0">
            <text:p>0</text:p>
          </table:table-cell>
          <table:table-cell table:style-name="ACE-4" table:formula="of:=IF([$'switches'.$A$1]=2;0;(POWER([$'a'.L40];2)+POWER([$'b'.L40];2)))" office:value-type="float" office:value="0">
            <text:p>0</text:p>
          </table:table-cell>
          <table:table-cell table:style-name="ACE-4" table:formula="of:=IF([$'switches'.$A$1]=2;0;(POWER([$'a'.M40];2)+POWER([$'b'.M40];2)))" office:value-type="float" office:value="0">
            <text:p>0</text:p>
          </table:table-cell>
          <table:table-cell table:style-name="ACE-4" table:formula="of:=IF([$'switches'.$A$1]=2;0;(POWER([$'a'.N40];2)+POWER([$'b'.N40];2)))" office:value-type="float" office:value="0">
            <text:p>0</text:p>
          </table:table-cell>
          <table:table-cell table:style-name="ACE-4" table:formula="of:=IF([$'switches'.$A$1]=2;0;(POWER([$'a'.O40];2)+POWER([$'b'.O40];2)))" office:value-type="float" office:value="0">
            <text:p>0</text:p>
          </table:table-cell>
          <table:table-cell table:style-name="ACE-4" table:formula="of:=IF([$'switches'.$A$1]=2;0;(POWER([$'a'.P40];2)+POWER([$'b'.P40];2)))" office:value-type="float" office:value="0">
            <text:p>0</text:p>
          </table:table-cell>
          <table:table-cell table:style-name="ACE-4" table:formula="of:=IF([$'switches'.$A$1]=2;0;(POWER([$'a'.Q40];2)+POWER([$'b'.Q40];2)))" office:value-type="float" office:value="0">
            <text:p>0</text:p>
          </table:table-cell>
          <table:table-cell table:style-name="ACE-4" table:formula="of:=IF([$'switches'.$A$1]=2;0;(POWER([$'a'.R40];2)+POWER([$'b'.R40];2)))" office:value-type="float" office:value="0">
            <text:p>0</text:p>
          </table:table-cell>
          <table:table-cell table:style-name="ACE-4" table:formula="of:=IF([$'switches'.$A$1]=2;0;(POWER([$'a'.S40];2)+POWER([$'b'.S40];2)))" office:value-type="float" office:value="0">
            <text:p>0</text:p>
          </table:table-cell>
          <table:table-cell table:style-name="ACE-4" table:formula="of:=IF([$'switches'.$A$1]=2;0;(POWER([$'a'.T40];2)+POWER([$'b'.T40];2)))" office:value-type="float" office:value="0">
            <text:p>0</text:p>
          </table:table-cell>
          <table:table-cell table:style-name="ACE-4" table:formula="of:=IF([$'switches'.$A$1]=2;0;(POWER([$'a'.U40];2)+POWER([$'b'.U40];2)))" office:value-type="float" office:value="0">
            <text:p>0</text:p>
          </table:table-cell>
          <table:table-cell table:style-name="ACE-4" table:formula="of:=IF([$'switches'.$A$1]=2;0;(POWER([$'a'.V40];2)+POWER([$'b'.V40];2)))" office:value-type="float" office:value="0">
            <text:p>0</text:p>
          </table:table-cell>
          <table:table-cell table:style-name="ACE-4" table:formula="of:=IF([$'switches'.$A$1]=2;0;(POWER([$'a'.W40];2)+POWER([$'b'.W40];2)))" office:value-type="float" office:value="0">
            <text:p>0</text:p>
          </table:table-cell>
          <table:table-cell table:style-name="ACE-4" table:formula="of:=IF([$'switches'.$A$1]=2;0;(POWER([$'a'.X40];2)+POWER([$'b'.X40];2)))" office:value-type="float" office:value="0">
            <text:p>0</text:p>
          </table:table-cell>
          <table:table-cell table:style-name="ACE-4" table:formula="of:=IF([$'switches'.$A$1]=2;0;(POWER([$'a'.Y40];2)+POWER([$'b'.Y40];2)))" office:value-type="float" office:value="0">
            <text:p>0</text:p>
          </table:table-cell>
          <table:table-cell table:style-name="ACE-4" table:formula="of:=IF([$'switches'.$A$1]=2;0;(POWER([$'a'.Z40];2)+POWER([$'b'.Z40];2)))" office:value-type="float" office:value="0">
            <text:p>0</text:p>
          </table:table-cell>
          <table:table-cell table:style-name="ACE-4" table:formula="of:=IF([$'switches'.$A$1]=2;0;(POWER([$'a'.AA40];2)+POWER([$'b'.AA40];2)))" office:value-type="float" office:value="0">
            <text:p>0</text:p>
          </table:table-cell>
          <table:table-cell table:style-name="ACE-4" table:formula="of:=IF([$'switches'.$A$1]=2;0;(POWER([$'a'.AB40];2)+POWER([$'b'.AB40];2)))" office:value-type="float" office:value="0">
            <text:p>0</text:p>
          </table:table-cell>
          <table:table-cell table:style-name="ACE-4" table:formula="of:=IF([$'switches'.$A$1]=2;0;(POWER([$'a'.AC40];2)+POWER([$'b'.AC40];2)))" office:value-type="float" office:value="0">
            <text:p>0</text:p>
          </table:table-cell>
          <table:table-cell table:style-name="ACE-4" table:formula="of:=IF([$'switches'.$A$1]=2;0;(POWER([$'a'.AD40];2)+POWER([$'b'.AD40];2)))" office:value-type="float" office:value="0">
            <text:p>0</text:p>
          </table:table-cell>
          <table:table-cell table:style-name="ACE-4" table:formula="of:=IF([$'switches'.$A$1]=2;0;(POWER([$'a'.AE40];2)+POWER([$'b'.AE40];2)))" office:value-type="float" office:value="0">
            <text:p>0</text:p>
          </table:table-cell>
          <table:table-cell table:style-name="ACE-4" table:formula="of:=IF([$'switches'.$A$1]=2;0;(POWER([$'a'.AF40];2)+POWER([$'b'.AF40];2)))" office:value-type="float" office:value="0">
            <text:p>0</text:p>
          </table:table-cell>
          <table:table-cell table:style-name="ACE-4" table:formula="of:=IF([$'switches'.$A$1]=2;0;(POWER([$'a'.AG40];2)+POWER([$'b'.AG40];2)))" office:value-type="float" office:value="0">
            <text:p>0</text:p>
          </table:table-cell>
          <table:table-cell table:style-name="ACE-4" table:formula="of:=IF([$'switches'.$A$1]=2;0;(POWER([$'a'.AH40];2)+POWER([$'b'.AH40];2)))" office:value-type="float" office:value="0">
            <text:p>0</text:p>
          </table:table-cell>
          <table:table-cell table:style-name="ACE-4" table:formula="of:=IF([$'switches'.$A$1]=2;0;(POWER([$'a'.AI40];2)+POWER([$'b'.AI40];2)))" office:value-type="float" office:value="0">
            <text:p>0</text:p>
          </table:table-cell>
          <table:table-cell table:style-name="ACE-4" table:formula="of:=IF([$'switches'.$A$1]=2;0;(POWER([$'a'.AJ40];2)+POWER([$'b'.AJ40];2)))" office:value-type="float" office:value="0">
            <text:p>0</text:p>
          </table:table-cell>
          <table:table-cell table:style-name="ACE-4" table:formula="of:=IF([$'switches'.$A$1]=2;0;(POWER([$'a'.AK40];2)+POWER([$'b'.AK40];2)))" office:value-type="float" office:value="0">
            <text:p>0</text:p>
          </table:table-cell>
          <table:table-cell table:style-name="ACE-4" table:formula="of:=IF([$'switches'.$A$1]=2;0;(POWER([$'a'.AL40];2)+POWER([$'b'.AL40];2)))" office:value-type="float" office:value="0">
            <text:p>0</text:p>
          </table:table-cell>
          <table:table-cell table:style-name="ACE-4" table:formula="of:=IF([$'switches'.$A$1]=2;0;(POWER([$'a'.AM40];2)+POWER([$'b'.AM40];2)))" office:value-type="float" office:value="0">
            <text:p>0</text:p>
          </table:table-cell>
          <table:table-cell table:style-name="ACE-4" table:formula="of:=IF([$'switches'.$A$1]=2;0;(POWER([$'a'.AN40];2)+POWER([$'b'.AN40];2)))" office:value-type="float" office:value="0">
            <text:p>0</text:p>
          </table:table-cell>
          <table:table-cell table:style-name="ACE-4" table:formula="of:=IF([$'switches'.$A$1]=2;0;(POWER([$'a'.AO40];2)+POWER([$'b'.AO40];2)))" office:value-type="float" office:value="0">
            <text:p>0</text:p>
          </table:table-cell>
          <table:table-cell table:style-name="ACE-4" table:formula="of:=IF([$'switches'.$A$1]=2;0;(POWER([$'a'.AP40];2)+POWER([$'b'.AP40];2)))" office:value-type="float" office:value="0">
            <text:p>0</text:p>
          </table:table-cell>
          <table:table-cell table:style-name="ACE-4" table:formula="of:=IF([$'switches'.$A$1]=2;0;(POWER([$'a'.AQ40];2)+POWER([$'b'.AQ40];2)))" office:value-type="float" office:value="0">
            <text:p>0</text:p>
          </table:table-cell>
          <table:table-cell table:style-name="ACE-4" table:formula="of:=IF([$'switches'.$A$1]=2;0;(POWER([$'a'.AR40];2)+POWER([$'b'.AR40];2)))" office:value-type="float" office:value="0">
            <text:p>0</text:p>
          </table:table-cell>
          <table:table-cell table:style-name="ACE-4" table:formula="of:=IF([$'switches'.$A$1]=2;0;(POWER([$'a'.AS40];2)+POWER([$'b'.AS40];2)))" office:value-type="float" office:value="0">
            <text:p>0</text:p>
          </table:table-cell>
          <table:table-cell table:style-name="ACE-4" table:formula="of:=IF([$'switches'.$A$1]=2;0;(POWER([$'a'.AT40];2)+POWER([$'b'.AT40];2)))" office:value-type="float" office:value="0">
            <text:p>0</text:p>
          </table:table-cell>
          <table:table-cell table:style-name="ACE-4" table:formula="of:=IF([$'switches'.$A$1]=2;0;(POWER([$'a'.AU40];2)+POWER([$'b'.AU40];2)))" office:value-type="float" office:value="0">
            <text:p>0</text:p>
          </table:table-cell>
          <table:table-cell table:style-name="ACE-4" table:formula="of:=IF([$'switches'.$A$1]=2;0;(POWER([$'a'.AV40];2)+POWER([$'b'.AV40];2)))" office:value-type="float" office:value="0">
            <text:p>0</text:p>
          </table:table-cell>
          <table:table-cell table:style-name="ACE-4" table:formula="of:=IF([$'switches'.$A$1]=2;0;(POWER([$'a'.AW40];2)+POWER([$'b'.AW40];2)))" office:value-type="float" office:value="0">
            <text:p>0</text:p>
          </table:table-cell>
          <table:table-cell table:style-name="ACE-4" table:formula="of:=IF([$'switches'.$A$1]=2;0;(POWER([$'a'.AX40];2)+POWER([$'b'.AX4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1];2)+POWER([$'b'.B41];2)))" office:value-type="float" office:value="0">
            <text:p>0</text:p>
          </table:table-cell>
          <table:table-cell table:style-name="ACE-4" table:formula="of:=IF([$'switches'.$A$1]=2;0;(POWER([$'a'.C41];2)+POWER([$'b'.C41];2)))" office:value-type="float" office:value="0">
            <text:p>0</text:p>
          </table:table-cell>
          <table:table-cell table:style-name="ACE-4" table:formula="of:=IF([$'switches'.$A$1]=2;0;(POWER([$'a'.D41];2)+POWER([$'b'.D41];2)))" office:value-type="float" office:value="0">
            <text:p>0</text:p>
          </table:table-cell>
          <table:table-cell table:style-name="ACE-4" table:formula="of:=IF([$'switches'.$A$1]=2;0;(POWER([$'a'.E41];2)+POWER([$'b'.E41];2)))" office:value-type="float" office:value="0">
            <text:p>0</text:p>
          </table:table-cell>
          <table:table-cell table:style-name="ACE-4" table:formula="of:=IF([$'switches'.$A$1]=2;0;(POWER([$'a'.F41];2)+POWER([$'b'.F41];2)))" office:value-type="float" office:value="0">
            <text:p>0</text:p>
          </table:table-cell>
          <table:table-cell table:style-name="ACE-4" table:formula="of:=IF([$'switches'.$A$1]=2;0;(POWER([$'a'.G41];2)+POWER([$'b'.G41];2)))" office:value-type="float" office:value="0">
            <text:p>0</text:p>
          </table:table-cell>
          <table:table-cell table:style-name="ACE-4" table:formula="of:=IF([$'switches'.$A$1]=2;0;(POWER([$'a'.H41];2)+POWER([$'b'.H41];2)))" office:value-type="float" office:value="0">
            <text:p>0</text:p>
          </table:table-cell>
          <table:table-cell table:style-name="ACE-4" table:formula="of:=IF([$'switches'.$A$1]=2;0;(POWER([$'a'.I41];2)+POWER([$'b'.I41];2)))" office:value-type="float" office:value="0">
            <text:p>0</text:p>
          </table:table-cell>
          <table:table-cell table:style-name="ACE-4" table:formula="of:=IF([$'switches'.$A$1]=2;0;(POWER([$'a'.J41];2)+POWER([$'b'.J41];2)))" office:value-type="float" office:value="0">
            <text:p>0</text:p>
          </table:table-cell>
          <table:table-cell table:style-name="ACE-4" table:formula="of:=IF([$'switches'.$A$1]=2;0;(POWER([$'a'.K41];2)+POWER([$'b'.K41];2)))" office:value-type="float" office:value="0">
            <text:p>0</text:p>
          </table:table-cell>
          <table:table-cell table:style-name="ACE-4" table:formula="of:=IF([$'switches'.$A$1]=2;0;(POWER([$'a'.L41];2)+POWER([$'b'.L41];2)))" office:value-type="float" office:value="0">
            <text:p>0</text:p>
          </table:table-cell>
          <table:table-cell table:style-name="ACE-4" table:formula="of:=IF([$'switches'.$A$1]=2;0;(POWER([$'a'.M41];2)+POWER([$'b'.M41];2)))" office:value-type="float" office:value="0">
            <text:p>0</text:p>
          </table:table-cell>
          <table:table-cell table:style-name="ACE-4" table:formula="of:=IF([$'switches'.$A$1]=2;0;(POWER([$'a'.N41];2)+POWER([$'b'.N41];2)))" office:value-type="float" office:value="0">
            <text:p>0</text:p>
          </table:table-cell>
          <table:table-cell table:style-name="ACE-4" table:formula="of:=IF([$'switches'.$A$1]=2;0;(POWER([$'a'.O41];2)+POWER([$'b'.O41];2)))" office:value-type="float" office:value="0">
            <text:p>0</text:p>
          </table:table-cell>
          <table:table-cell table:style-name="ACE-4" table:formula="of:=IF([$'switches'.$A$1]=2;0;(POWER([$'a'.P41];2)+POWER([$'b'.P41];2)))" office:value-type="float" office:value="0">
            <text:p>0</text:p>
          </table:table-cell>
          <table:table-cell table:style-name="ACE-4" table:formula="of:=IF([$'switches'.$A$1]=2;0;(POWER([$'a'.Q41];2)+POWER([$'b'.Q41];2)))" office:value-type="float" office:value="0">
            <text:p>0</text:p>
          </table:table-cell>
          <table:table-cell table:style-name="ACE-4" table:formula="of:=IF([$'switches'.$A$1]=2;0;(POWER([$'a'.R41];2)+POWER([$'b'.R41];2)))" office:value-type="float" office:value="0">
            <text:p>0</text:p>
          </table:table-cell>
          <table:table-cell table:style-name="ACE-4" table:formula="of:=IF([$'switches'.$A$1]=2;0;(POWER([$'a'.S41];2)+POWER([$'b'.S41];2)))" office:value-type="float" office:value="0">
            <text:p>0</text:p>
          </table:table-cell>
          <table:table-cell table:style-name="ACE-4" table:formula="of:=IF([$'switches'.$A$1]=2;0;(POWER([$'a'.T41];2)+POWER([$'b'.T41];2)))" office:value-type="float" office:value="0">
            <text:p>0</text:p>
          </table:table-cell>
          <table:table-cell table:style-name="ACE-4" table:formula="of:=IF([$'switches'.$A$1]=2;0;(POWER([$'a'.U41];2)+POWER([$'b'.U41];2)))" office:value-type="float" office:value="0">
            <text:p>0</text:p>
          </table:table-cell>
          <table:table-cell table:style-name="ACE-4" table:formula="of:=IF([$'switches'.$A$1]=2;0;(POWER([$'a'.V41];2)+POWER([$'b'.V41];2)))" office:value-type="float" office:value="0">
            <text:p>0</text:p>
          </table:table-cell>
          <table:table-cell table:style-name="ACE-4" table:formula="of:=IF([$'switches'.$A$1]=2;0;(POWER([$'a'.W41];2)+POWER([$'b'.W41];2)))" office:value-type="float" office:value="0">
            <text:p>0</text:p>
          </table:table-cell>
          <table:table-cell table:style-name="ACE-4" table:formula="of:=IF([$'switches'.$A$1]=2;0;(POWER([$'a'.X41];2)+POWER([$'b'.X41];2)))" office:value-type="float" office:value="0">
            <text:p>0</text:p>
          </table:table-cell>
          <table:table-cell table:style-name="ACE-4" table:formula="of:=IF([$'switches'.$A$1]=2;0;(POWER([$'a'.Y41];2)+POWER([$'b'.Y41];2)))" office:value-type="float" office:value="0">
            <text:p>0</text:p>
          </table:table-cell>
          <table:table-cell table:style-name="ACE-4" table:formula="of:=IF([$'switches'.$A$1]=2;0;(POWER([$'a'.Z41];2)+POWER([$'b'.Z41];2)))" office:value-type="float" office:value="0">
            <text:p>0</text:p>
          </table:table-cell>
          <table:table-cell table:style-name="ACE-4" table:formula="of:=IF([$'switches'.$A$1]=2;0;(POWER([$'a'.AA41];2)+POWER([$'b'.AA41];2)))" office:value-type="float" office:value="0">
            <text:p>0</text:p>
          </table:table-cell>
          <table:table-cell table:style-name="ACE-4" table:formula="of:=IF([$'switches'.$A$1]=2;0;(POWER([$'a'.AB41];2)+POWER([$'b'.AB41];2)))" office:value-type="float" office:value="0">
            <text:p>0</text:p>
          </table:table-cell>
          <table:table-cell table:style-name="ACE-4" table:formula="of:=IF([$'switches'.$A$1]=2;0;(POWER([$'a'.AC41];2)+POWER([$'b'.AC41];2)))" office:value-type="float" office:value="0">
            <text:p>0</text:p>
          </table:table-cell>
          <table:table-cell table:style-name="ACE-4" table:formula="of:=IF([$'switches'.$A$1]=2;0;(POWER([$'a'.AD41];2)+POWER([$'b'.AD41];2)))" office:value-type="float" office:value="0">
            <text:p>0</text:p>
          </table:table-cell>
          <table:table-cell table:style-name="ACE-4" table:formula="of:=IF([$'switches'.$A$1]=2;0;(POWER([$'a'.AE41];2)+POWER([$'b'.AE41];2)))" office:value-type="float" office:value="0">
            <text:p>0</text:p>
          </table:table-cell>
          <table:table-cell table:style-name="ACE-4" table:formula="of:=IF([$'switches'.$A$1]=2;0;(POWER([$'a'.AF41];2)+POWER([$'b'.AF41];2)))" office:value-type="float" office:value="0">
            <text:p>0</text:p>
          </table:table-cell>
          <table:table-cell table:style-name="ACE-4" table:formula="of:=IF([$'switches'.$A$1]=2;0;(POWER([$'a'.AG41];2)+POWER([$'b'.AG41];2)))" office:value-type="float" office:value="0">
            <text:p>0</text:p>
          </table:table-cell>
          <table:table-cell table:style-name="ACE-4" table:formula="of:=IF([$'switches'.$A$1]=2;0;(POWER([$'a'.AH41];2)+POWER([$'b'.AH41];2)))" office:value-type="float" office:value="0">
            <text:p>0</text:p>
          </table:table-cell>
          <table:table-cell table:style-name="ACE-4" table:formula="of:=IF([$'switches'.$A$1]=2;0;(POWER([$'a'.AI41];2)+POWER([$'b'.AI41];2)))" office:value-type="float" office:value="0">
            <text:p>0</text:p>
          </table:table-cell>
          <table:table-cell table:style-name="ACE-4" table:formula="of:=IF([$'switches'.$A$1]=2;0;(POWER([$'a'.AJ41];2)+POWER([$'b'.AJ41];2)))" office:value-type="float" office:value="0">
            <text:p>0</text:p>
          </table:table-cell>
          <table:table-cell table:style-name="ACE-4" table:formula="of:=IF([$'switches'.$A$1]=2;0;(POWER([$'a'.AK41];2)+POWER([$'b'.AK41];2)))" office:value-type="float" office:value="0">
            <text:p>0</text:p>
          </table:table-cell>
          <table:table-cell table:style-name="ACE-4" table:formula="of:=IF([$'switches'.$A$1]=2;0;(POWER([$'a'.AL41];2)+POWER([$'b'.AL41];2)))" office:value-type="float" office:value="0">
            <text:p>0</text:p>
          </table:table-cell>
          <table:table-cell table:style-name="ACE-4" table:formula="of:=IF([$'switches'.$A$1]=2;0;(POWER([$'a'.AM41];2)+POWER([$'b'.AM41];2)))" office:value-type="float" office:value="0">
            <text:p>0</text:p>
          </table:table-cell>
          <table:table-cell table:style-name="ACE-4" table:formula="of:=IF([$'switches'.$A$1]=2;0;(POWER([$'a'.AN41];2)+POWER([$'b'.AN41];2)))" office:value-type="float" office:value="0">
            <text:p>0</text:p>
          </table:table-cell>
          <table:table-cell table:style-name="ACE-4" table:formula="of:=IF([$'switches'.$A$1]=2;0;(POWER([$'a'.AO41];2)+POWER([$'b'.AO41];2)))" office:value-type="float" office:value="0">
            <text:p>0</text:p>
          </table:table-cell>
          <table:table-cell table:style-name="ACE-4" table:formula="of:=IF([$'switches'.$A$1]=2;0;(POWER([$'a'.AP41];2)+POWER([$'b'.AP41];2)))" office:value-type="float" office:value="0">
            <text:p>0</text:p>
          </table:table-cell>
          <table:table-cell table:style-name="ACE-4" table:formula="of:=IF([$'switches'.$A$1]=2;0;(POWER([$'a'.AQ41];2)+POWER([$'b'.AQ41];2)))" office:value-type="float" office:value="0">
            <text:p>0</text:p>
          </table:table-cell>
          <table:table-cell table:style-name="ACE-4" table:formula="of:=IF([$'switches'.$A$1]=2;0;(POWER([$'a'.AR41];2)+POWER([$'b'.AR41];2)))" office:value-type="float" office:value="0">
            <text:p>0</text:p>
          </table:table-cell>
          <table:table-cell table:style-name="ACE-4" table:formula="of:=IF([$'switches'.$A$1]=2;0;(POWER([$'a'.AS41];2)+POWER([$'b'.AS41];2)))" office:value-type="float" office:value="0">
            <text:p>0</text:p>
          </table:table-cell>
          <table:table-cell table:style-name="ACE-4" table:formula="of:=IF([$'switches'.$A$1]=2;0;(POWER([$'a'.AT41];2)+POWER([$'b'.AT41];2)))" office:value-type="float" office:value="0">
            <text:p>0</text:p>
          </table:table-cell>
          <table:table-cell table:style-name="ACE-4" table:formula="of:=IF([$'switches'.$A$1]=2;0;(POWER([$'a'.AU41];2)+POWER([$'b'.AU41];2)))" office:value-type="float" office:value="0">
            <text:p>0</text:p>
          </table:table-cell>
          <table:table-cell table:style-name="ACE-4" table:formula="of:=IF([$'switches'.$A$1]=2;0;(POWER([$'a'.AV41];2)+POWER([$'b'.AV41];2)))" office:value-type="float" office:value="0">
            <text:p>0</text:p>
          </table:table-cell>
          <table:table-cell table:style-name="ACE-4" table:formula="of:=IF([$'switches'.$A$1]=2;0;(POWER([$'a'.AW41];2)+POWER([$'b'.AW41];2)))" office:value-type="float" office:value="0">
            <text:p>0</text:p>
          </table:table-cell>
          <table:table-cell table:style-name="ACE-4" table:formula="of:=IF([$'switches'.$A$1]=2;0;(POWER([$'a'.AX41];2)+POWER([$'b'.AX41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2];2)+POWER([$'b'.B42];2)))" office:value-type="float" office:value="0">
            <text:p>0</text:p>
          </table:table-cell>
          <table:table-cell table:style-name="ACE-4" table:formula="of:=IF([$'switches'.$A$1]=2;0;(POWER([$'a'.C42];2)+POWER([$'b'.C42];2)))" office:value-type="float" office:value="0">
            <text:p>0</text:p>
          </table:table-cell>
          <table:table-cell table:style-name="ACE-4" table:formula="of:=IF([$'switches'.$A$1]=2;0;(POWER([$'a'.D42];2)+POWER([$'b'.D42];2)))" office:value-type="float" office:value="0">
            <text:p>0</text:p>
          </table:table-cell>
          <table:table-cell table:style-name="ACE-4" table:formula="of:=IF([$'switches'.$A$1]=2;0;(POWER([$'a'.E42];2)+POWER([$'b'.E42];2)))" office:value-type="float" office:value="0">
            <text:p>0</text:p>
          </table:table-cell>
          <table:table-cell table:style-name="ACE-4" table:formula="of:=IF([$'switches'.$A$1]=2;0;(POWER([$'a'.F42];2)+POWER([$'b'.F42];2)))" office:value-type="float" office:value="0">
            <text:p>0</text:p>
          </table:table-cell>
          <table:table-cell table:style-name="ACE-4" table:formula="of:=IF([$'switches'.$A$1]=2;0;(POWER([$'a'.G42];2)+POWER([$'b'.G42];2)))" office:value-type="float" office:value="0">
            <text:p>0</text:p>
          </table:table-cell>
          <table:table-cell table:style-name="ACE-4" table:formula="of:=IF([$'switches'.$A$1]=2;0;(POWER([$'a'.H42];2)+POWER([$'b'.H42];2)))" office:value-type="float" office:value="0">
            <text:p>0</text:p>
          </table:table-cell>
          <table:table-cell table:style-name="ACE-4" table:formula="of:=IF([$'switches'.$A$1]=2;0;(POWER([$'a'.I42];2)+POWER([$'b'.I42];2)))" office:value-type="float" office:value="0">
            <text:p>0</text:p>
          </table:table-cell>
          <table:table-cell table:style-name="ACE-4" table:formula="of:=IF([$'switches'.$A$1]=2;0;(POWER([$'a'.J42];2)+POWER([$'b'.J42];2)))" office:value-type="float" office:value="0">
            <text:p>0</text:p>
          </table:table-cell>
          <table:table-cell table:style-name="ACE-4" table:formula="of:=IF([$'switches'.$A$1]=2;0;(POWER([$'a'.K42];2)+POWER([$'b'.K42];2)))" office:value-type="float" office:value="0">
            <text:p>0</text:p>
          </table:table-cell>
          <table:table-cell table:style-name="ACE-4" table:formula="of:=IF([$'switches'.$A$1]=2;0;(POWER([$'a'.L42];2)+POWER([$'b'.L42];2)))" office:value-type="float" office:value="0">
            <text:p>0</text:p>
          </table:table-cell>
          <table:table-cell table:style-name="ACE-4" table:formula="of:=IF([$'switches'.$A$1]=2;0;(POWER([$'a'.M42];2)+POWER([$'b'.M42];2)))" office:value-type="float" office:value="0">
            <text:p>0</text:p>
          </table:table-cell>
          <table:table-cell table:style-name="ACE-4" table:formula="of:=IF([$'switches'.$A$1]=2;0;(POWER([$'a'.N42];2)+POWER([$'b'.N42];2)))" office:value-type="float" office:value="0">
            <text:p>0</text:p>
          </table:table-cell>
          <table:table-cell table:style-name="ACE-4" table:formula="of:=IF([$'switches'.$A$1]=2;0;(POWER([$'a'.O42];2)+POWER([$'b'.O42];2)))" office:value-type="float" office:value="0">
            <text:p>0</text:p>
          </table:table-cell>
          <table:table-cell table:style-name="ACE-4" table:formula="of:=IF([$'switches'.$A$1]=2;0;(POWER([$'a'.P42];2)+POWER([$'b'.P42];2)))" office:value-type="float" office:value="0">
            <text:p>0</text:p>
          </table:table-cell>
          <table:table-cell table:style-name="ACE-4" table:formula="of:=IF([$'switches'.$A$1]=2;0;(POWER([$'a'.Q42];2)+POWER([$'b'.Q42];2)))" office:value-type="float" office:value="0">
            <text:p>0</text:p>
          </table:table-cell>
          <table:table-cell table:style-name="ACE-4" table:formula="of:=IF([$'switches'.$A$1]=2;0;(POWER([$'a'.R42];2)+POWER([$'b'.R42];2)))" office:value-type="float" office:value="0">
            <text:p>0</text:p>
          </table:table-cell>
          <table:table-cell table:style-name="ACE-4" table:formula="of:=IF([$'switches'.$A$1]=2;0;(POWER([$'a'.S42];2)+POWER([$'b'.S42];2)))" office:value-type="float" office:value="0">
            <text:p>0</text:p>
          </table:table-cell>
          <table:table-cell table:style-name="ACE-4" table:formula="of:=IF([$'switches'.$A$1]=2;0;(POWER([$'a'.T42];2)+POWER([$'b'.T42];2)))" office:value-type="float" office:value="0">
            <text:p>0</text:p>
          </table:table-cell>
          <table:table-cell table:style-name="ACE-4" table:formula="of:=IF([$'switches'.$A$1]=2;0;(POWER([$'a'.U42];2)+POWER([$'b'.U42];2)))" office:value-type="float" office:value="0">
            <text:p>0</text:p>
          </table:table-cell>
          <table:table-cell table:style-name="ACE-4" table:formula="of:=IF([$'switches'.$A$1]=2;0;(POWER([$'a'.V42];2)+POWER([$'b'.V42];2)))" office:value-type="float" office:value="0">
            <text:p>0</text:p>
          </table:table-cell>
          <table:table-cell table:style-name="ACE-4" table:formula="of:=IF([$'switches'.$A$1]=2;0;(POWER([$'a'.W42];2)+POWER([$'b'.W42];2)))" office:value-type="float" office:value="0">
            <text:p>0</text:p>
          </table:table-cell>
          <table:table-cell table:style-name="ACE-4" table:formula="of:=IF([$'switches'.$A$1]=2;0;(POWER([$'a'.X42];2)+POWER([$'b'.X42];2)))" office:value-type="float" office:value="0">
            <text:p>0</text:p>
          </table:table-cell>
          <table:table-cell table:style-name="ACE-4" table:formula="of:=IF([$'switches'.$A$1]=2;0;(POWER([$'a'.Y42];2)+POWER([$'b'.Y42];2)))" office:value-type="float" office:value="0">
            <text:p>0</text:p>
          </table:table-cell>
          <table:table-cell table:style-name="ACE-4" table:formula="of:=IF([$'switches'.$A$1]=2;0;(POWER([$'a'.Z42];2)+POWER([$'b'.Z42];2)))" office:value-type="float" office:value="0">
            <text:p>0</text:p>
          </table:table-cell>
          <table:table-cell table:style-name="ACE-4" table:formula="of:=IF([$'switches'.$A$1]=2;0;(POWER([$'a'.AA42];2)+POWER([$'b'.AA42];2)))" office:value-type="float" office:value="0">
            <text:p>0</text:p>
          </table:table-cell>
          <table:table-cell table:style-name="ACE-4" table:formula="of:=IF([$'switches'.$A$1]=2;0;(POWER([$'a'.AB42];2)+POWER([$'b'.AB42];2)))" office:value-type="float" office:value="0">
            <text:p>0</text:p>
          </table:table-cell>
          <table:table-cell table:style-name="ACE-4" table:formula="of:=IF([$'switches'.$A$1]=2;0;(POWER([$'a'.AC42];2)+POWER([$'b'.AC42];2)))" office:value-type="float" office:value="0">
            <text:p>0</text:p>
          </table:table-cell>
          <table:table-cell table:style-name="ACE-4" table:formula="of:=IF([$'switches'.$A$1]=2;0;(POWER([$'a'.AD42];2)+POWER([$'b'.AD42];2)))" office:value-type="float" office:value="0">
            <text:p>0</text:p>
          </table:table-cell>
          <table:table-cell table:style-name="ACE-4" table:formula="of:=IF([$'switches'.$A$1]=2;0;(POWER([$'a'.AE42];2)+POWER([$'b'.AE42];2)))" office:value-type="float" office:value="0">
            <text:p>0</text:p>
          </table:table-cell>
          <table:table-cell table:style-name="ACE-4" table:formula="of:=IF([$'switches'.$A$1]=2;0;(POWER([$'a'.AF42];2)+POWER([$'b'.AF42];2)))" office:value-type="float" office:value="0">
            <text:p>0</text:p>
          </table:table-cell>
          <table:table-cell table:style-name="ACE-4" table:formula="of:=IF([$'switches'.$A$1]=2;0;(POWER([$'a'.AG42];2)+POWER([$'b'.AG42];2)))" office:value-type="float" office:value="0">
            <text:p>0</text:p>
          </table:table-cell>
          <table:table-cell table:style-name="ACE-4" table:formula="of:=IF([$'switches'.$A$1]=2;0;(POWER([$'a'.AH42];2)+POWER([$'b'.AH42];2)))" office:value-type="float" office:value="0">
            <text:p>0</text:p>
          </table:table-cell>
          <table:table-cell table:style-name="ACE-4" table:formula="of:=IF([$'switches'.$A$1]=2;0;(POWER([$'a'.AI42];2)+POWER([$'b'.AI42];2)))" office:value-type="float" office:value="0">
            <text:p>0</text:p>
          </table:table-cell>
          <table:table-cell table:style-name="ACE-4" table:formula="of:=IF([$'switches'.$A$1]=2;0;(POWER([$'a'.AJ42];2)+POWER([$'b'.AJ42];2)))" office:value-type="float" office:value="0">
            <text:p>0</text:p>
          </table:table-cell>
          <table:table-cell table:style-name="ACE-4" table:formula="of:=IF([$'switches'.$A$1]=2;0;(POWER([$'a'.AK42];2)+POWER([$'b'.AK42];2)))" office:value-type="float" office:value="0">
            <text:p>0</text:p>
          </table:table-cell>
          <table:table-cell table:style-name="ACE-4" table:formula="of:=IF([$'switches'.$A$1]=2;0;(POWER([$'a'.AL42];2)+POWER([$'b'.AL42];2)))" office:value-type="float" office:value="0">
            <text:p>0</text:p>
          </table:table-cell>
          <table:table-cell table:style-name="ACE-4" table:formula="of:=IF([$'switches'.$A$1]=2;0;(POWER([$'a'.AM42];2)+POWER([$'b'.AM42];2)))" office:value-type="float" office:value="0">
            <text:p>0</text:p>
          </table:table-cell>
          <table:table-cell table:style-name="ACE-4" table:formula="of:=IF([$'switches'.$A$1]=2;0;(POWER([$'a'.AN42];2)+POWER([$'b'.AN42];2)))" office:value-type="float" office:value="0">
            <text:p>0</text:p>
          </table:table-cell>
          <table:table-cell table:style-name="ACE-4" table:formula="of:=IF([$'switches'.$A$1]=2;0;(POWER([$'a'.AO42];2)+POWER([$'b'.AO42];2)))" office:value-type="float" office:value="0">
            <text:p>0</text:p>
          </table:table-cell>
          <table:table-cell table:style-name="ACE-4" table:formula="of:=IF([$'switches'.$A$1]=2;0;(POWER([$'a'.AP42];2)+POWER([$'b'.AP42];2)))" office:value-type="float" office:value="0">
            <text:p>0</text:p>
          </table:table-cell>
          <table:table-cell table:style-name="ACE-4" table:formula="of:=IF([$'switches'.$A$1]=2;0;(POWER([$'a'.AQ42];2)+POWER([$'b'.AQ42];2)))" office:value-type="float" office:value="0">
            <text:p>0</text:p>
          </table:table-cell>
          <table:table-cell table:style-name="ACE-4" table:formula="of:=IF([$'switches'.$A$1]=2;0;(POWER([$'a'.AR42];2)+POWER([$'b'.AR42];2)))" office:value-type="float" office:value="0">
            <text:p>0</text:p>
          </table:table-cell>
          <table:table-cell table:style-name="ACE-4" table:formula="of:=IF([$'switches'.$A$1]=2;0;(POWER([$'a'.AS42];2)+POWER([$'b'.AS42];2)))" office:value-type="float" office:value="0">
            <text:p>0</text:p>
          </table:table-cell>
          <table:table-cell table:style-name="ACE-4" table:formula="of:=IF([$'switches'.$A$1]=2;0;(POWER([$'a'.AT42];2)+POWER([$'b'.AT42];2)))" office:value-type="float" office:value="0">
            <text:p>0</text:p>
          </table:table-cell>
          <table:table-cell table:style-name="ACE-4" table:formula="of:=IF([$'switches'.$A$1]=2;0;(POWER([$'a'.AU42];2)+POWER([$'b'.AU42];2)))" office:value-type="float" office:value="0">
            <text:p>0</text:p>
          </table:table-cell>
          <table:table-cell table:style-name="ACE-4" table:formula="of:=IF([$'switches'.$A$1]=2;0;(POWER([$'a'.AV42];2)+POWER([$'b'.AV42];2)))" office:value-type="float" office:value="0">
            <text:p>0</text:p>
          </table:table-cell>
          <table:table-cell table:style-name="ACE-4" table:formula="of:=IF([$'switches'.$A$1]=2;0;(POWER([$'a'.AW42];2)+POWER([$'b'.AW42];2)))" office:value-type="float" office:value="0">
            <text:p>0</text:p>
          </table:table-cell>
          <table:table-cell table:style-name="ACE-4" table:formula="of:=IF([$'switches'.$A$1]=2;0;(POWER([$'a'.AX42];2)+POWER([$'b'.AX42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3];2)+POWER([$'b'.B43];2)))" office:value-type="float" office:value="0">
            <text:p>0</text:p>
          </table:table-cell>
          <table:table-cell table:style-name="ACE-4" table:formula="of:=IF([$'switches'.$A$1]=2;0;(POWER([$'a'.C43];2)+POWER([$'b'.C43];2)))" office:value-type="float" office:value="0">
            <text:p>0</text:p>
          </table:table-cell>
          <table:table-cell table:style-name="ACE-4" table:formula="of:=IF([$'switches'.$A$1]=2;0;(POWER([$'a'.D43];2)+POWER([$'b'.D43];2)))" office:value-type="float" office:value="0">
            <text:p>0</text:p>
          </table:table-cell>
          <table:table-cell table:style-name="ACE-4" table:formula="of:=IF([$'switches'.$A$1]=2;0;(POWER([$'a'.E43];2)+POWER([$'b'.E43];2)))" office:value-type="float" office:value="0">
            <text:p>0</text:p>
          </table:table-cell>
          <table:table-cell table:style-name="ACE-4" table:formula="of:=IF([$'switches'.$A$1]=2;0;(POWER([$'a'.F43];2)+POWER([$'b'.F43];2)))" office:value-type="float" office:value="0">
            <text:p>0</text:p>
          </table:table-cell>
          <table:table-cell table:style-name="ACE-4" table:formula="of:=IF([$'switches'.$A$1]=2;0;(POWER([$'a'.G43];2)+POWER([$'b'.G43];2)))" office:value-type="float" office:value="0">
            <text:p>0</text:p>
          </table:table-cell>
          <table:table-cell table:style-name="ACE-4" table:formula="of:=IF([$'switches'.$A$1]=2;0;(POWER([$'a'.H43];2)+POWER([$'b'.H43];2)))" office:value-type="float" office:value="0">
            <text:p>0</text:p>
          </table:table-cell>
          <table:table-cell table:style-name="ACE-4" table:formula="of:=IF([$'switches'.$A$1]=2;0;(POWER([$'a'.I43];2)+POWER([$'b'.I43];2)))" office:value-type="float" office:value="0">
            <text:p>0</text:p>
          </table:table-cell>
          <table:table-cell table:style-name="ACE-4" table:formula="of:=IF([$'switches'.$A$1]=2;0;(POWER([$'a'.J43];2)+POWER([$'b'.J43];2)))" office:value-type="float" office:value="0">
            <text:p>0</text:p>
          </table:table-cell>
          <table:table-cell table:style-name="ACE-4" table:formula="of:=IF([$'switches'.$A$1]=2;0;(POWER([$'a'.K43];2)+POWER([$'b'.K43];2)))" office:value-type="float" office:value="0">
            <text:p>0</text:p>
          </table:table-cell>
          <table:table-cell table:style-name="ACE-4" table:formula="of:=IF([$'switches'.$A$1]=2;0;(POWER([$'a'.L43];2)+POWER([$'b'.L43];2)))" office:value-type="float" office:value="0">
            <text:p>0</text:p>
          </table:table-cell>
          <table:table-cell table:style-name="ACE-4" table:formula="of:=IF([$'switches'.$A$1]=2;0;(POWER([$'a'.M43];2)+POWER([$'b'.M43];2)))" office:value-type="float" office:value="0">
            <text:p>0</text:p>
          </table:table-cell>
          <table:table-cell table:style-name="ACE-4" table:formula="of:=IF([$'switches'.$A$1]=2;0;(POWER([$'a'.N43];2)+POWER([$'b'.N43];2)))" office:value-type="float" office:value="0">
            <text:p>0</text:p>
          </table:table-cell>
          <table:table-cell table:style-name="ACE-4" table:formula="of:=IF([$'switches'.$A$1]=2;0;(POWER([$'a'.O43];2)+POWER([$'b'.O43];2)))" office:value-type="float" office:value="0">
            <text:p>0</text:p>
          </table:table-cell>
          <table:table-cell table:style-name="ACE-4" table:formula="of:=IF([$'switches'.$A$1]=2;0;(POWER([$'a'.P43];2)+POWER([$'b'.P43];2)))" office:value-type="float" office:value="0">
            <text:p>0</text:p>
          </table:table-cell>
          <table:table-cell table:style-name="ACE-4" table:formula="of:=IF([$'switches'.$A$1]=2;0;(POWER([$'a'.Q43];2)+POWER([$'b'.Q43];2)))" office:value-type="float" office:value="0">
            <text:p>0</text:p>
          </table:table-cell>
          <table:table-cell table:style-name="ACE-4" table:formula="of:=IF([$'switches'.$A$1]=2;0;(POWER([$'a'.R43];2)+POWER([$'b'.R43];2)))" office:value-type="float" office:value="0">
            <text:p>0</text:p>
          </table:table-cell>
          <table:table-cell table:style-name="ACE-4" table:formula="of:=IF([$'switches'.$A$1]=2;0;(POWER([$'a'.S43];2)+POWER([$'b'.S43];2)))" office:value-type="float" office:value="0">
            <text:p>0</text:p>
          </table:table-cell>
          <table:table-cell table:style-name="ACE-4" table:formula="of:=IF([$'switches'.$A$1]=2;0;(POWER([$'a'.T43];2)+POWER([$'b'.T43];2)))" office:value-type="float" office:value="0">
            <text:p>0</text:p>
          </table:table-cell>
          <table:table-cell table:style-name="ACE-4" table:formula="of:=IF([$'switches'.$A$1]=2;0;(POWER([$'a'.U43];2)+POWER([$'b'.U43];2)))" office:value-type="float" office:value="0">
            <text:p>0</text:p>
          </table:table-cell>
          <table:table-cell table:style-name="ACE-4" table:formula="of:=IF([$'switches'.$A$1]=2;0;(POWER([$'a'.V43];2)+POWER([$'b'.V43];2)))" office:value-type="float" office:value="0">
            <text:p>0</text:p>
          </table:table-cell>
          <table:table-cell table:style-name="ACE-4" table:formula="of:=IF([$'switches'.$A$1]=2;0;(POWER([$'a'.W43];2)+POWER([$'b'.W43];2)))" office:value-type="float" office:value="0">
            <text:p>0</text:p>
          </table:table-cell>
          <table:table-cell table:style-name="ACE-4" table:formula="of:=IF([$'switches'.$A$1]=2;0;(POWER([$'a'.X43];2)+POWER([$'b'.X43];2)))" office:value-type="float" office:value="0">
            <text:p>0</text:p>
          </table:table-cell>
          <table:table-cell table:style-name="ACE-4" table:formula="of:=IF([$'switches'.$A$1]=2;0;(POWER([$'a'.Y43];2)+POWER([$'b'.Y43];2)))" office:value-type="float" office:value="0">
            <text:p>0</text:p>
          </table:table-cell>
          <table:table-cell table:style-name="ACE-4" table:formula="of:=IF([$'switches'.$A$1]=2;0;(POWER([$'a'.Z43];2)+POWER([$'b'.Z43];2)))" office:value-type="float" office:value="0">
            <text:p>0</text:p>
          </table:table-cell>
          <table:table-cell table:style-name="ACE-4" table:formula="of:=IF([$'switches'.$A$1]=2;0;(POWER([$'a'.AA43];2)+POWER([$'b'.AA43];2)))" office:value-type="float" office:value="0">
            <text:p>0</text:p>
          </table:table-cell>
          <table:table-cell table:style-name="ACE-4" table:formula="of:=IF([$'switches'.$A$1]=2;0;(POWER([$'a'.AB43];2)+POWER([$'b'.AB43];2)))" office:value-type="float" office:value="0">
            <text:p>0</text:p>
          </table:table-cell>
          <table:table-cell table:style-name="ACE-4" table:formula="of:=IF([$'switches'.$A$1]=2;0;(POWER([$'a'.AC43];2)+POWER([$'b'.AC43];2)))" office:value-type="float" office:value="0">
            <text:p>0</text:p>
          </table:table-cell>
          <table:table-cell table:style-name="ACE-4" table:formula="of:=IF([$'switches'.$A$1]=2;0;(POWER([$'a'.AD43];2)+POWER([$'b'.AD43];2)))" office:value-type="float" office:value="0">
            <text:p>0</text:p>
          </table:table-cell>
          <table:table-cell table:style-name="ACE-4" table:formula="of:=IF([$'switches'.$A$1]=2;0;(POWER([$'a'.AE43];2)+POWER([$'b'.AE43];2)))" office:value-type="float" office:value="0">
            <text:p>0</text:p>
          </table:table-cell>
          <table:table-cell table:style-name="ACE-4" table:formula="of:=IF([$'switches'.$A$1]=2;0;(POWER([$'a'.AF43];2)+POWER([$'b'.AF43];2)))" office:value-type="float" office:value="0">
            <text:p>0</text:p>
          </table:table-cell>
          <table:table-cell table:style-name="ACE-4" table:formula="of:=IF([$'switches'.$A$1]=2;0;(POWER([$'a'.AG43];2)+POWER([$'b'.AG43];2)))" office:value-type="float" office:value="0">
            <text:p>0</text:p>
          </table:table-cell>
          <table:table-cell table:style-name="ACE-4" table:formula="of:=IF([$'switches'.$A$1]=2;0;(POWER([$'a'.AH43];2)+POWER([$'b'.AH43];2)))" office:value-type="float" office:value="0">
            <text:p>0</text:p>
          </table:table-cell>
          <table:table-cell table:style-name="ACE-4" table:formula="of:=IF([$'switches'.$A$1]=2;0;(POWER([$'a'.AI43];2)+POWER([$'b'.AI43];2)))" office:value-type="float" office:value="0">
            <text:p>0</text:p>
          </table:table-cell>
          <table:table-cell table:style-name="ACE-4" table:formula="of:=IF([$'switches'.$A$1]=2;0;(POWER([$'a'.AJ43];2)+POWER([$'b'.AJ43];2)))" office:value-type="float" office:value="0">
            <text:p>0</text:p>
          </table:table-cell>
          <table:table-cell table:style-name="ACE-4" table:formula="of:=IF([$'switches'.$A$1]=2;0;(POWER([$'a'.AK43];2)+POWER([$'b'.AK43];2)))" office:value-type="float" office:value="0">
            <text:p>0</text:p>
          </table:table-cell>
          <table:table-cell table:style-name="ACE-4" table:formula="of:=IF([$'switches'.$A$1]=2;0;(POWER([$'a'.AL43];2)+POWER([$'b'.AL43];2)))" office:value-type="float" office:value="0">
            <text:p>0</text:p>
          </table:table-cell>
          <table:table-cell table:style-name="ACE-4" table:formula="of:=IF([$'switches'.$A$1]=2;0;(POWER([$'a'.AM43];2)+POWER([$'b'.AM43];2)))" office:value-type="float" office:value="0">
            <text:p>0</text:p>
          </table:table-cell>
          <table:table-cell table:style-name="ACE-4" table:formula="of:=IF([$'switches'.$A$1]=2;0;(POWER([$'a'.AN43];2)+POWER([$'b'.AN43];2)))" office:value-type="float" office:value="0">
            <text:p>0</text:p>
          </table:table-cell>
          <table:table-cell table:style-name="ACE-4" table:formula="of:=IF([$'switches'.$A$1]=2;0;(POWER([$'a'.AO43];2)+POWER([$'b'.AO43];2)))" office:value-type="float" office:value="0">
            <text:p>0</text:p>
          </table:table-cell>
          <table:table-cell table:style-name="ACE-4" table:formula="of:=IF([$'switches'.$A$1]=2;0;(POWER([$'a'.AP43];2)+POWER([$'b'.AP43];2)))" office:value-type="float" office:value="0">
            <text:p>0</text:p>
          </table:table-cell>
          <table:table-cell table:style-name="ACE-4" table:formula="of:=IF([$'switches'.$A$1]=2;0;(POWER([$'a'.AQ43];2)+POWER([$'b'.AQ43];2)))" office:value-type="float" office:value="0">
            <text:p>0</text:p>
          </table:table-cell>
          <table:table-cell table:style-name="ACE-4" table:formula="of:=IF([$'switches'.$A$1]=2;0;(POWER([$'a'.AR43];2)+POWER([$'b'.AR43];2)))" office:value-type="float" office:value="0">
            <text:p>0</text:p>
          </table:table-cell>
          <table:table-cell table:style-name="ACE-4" table:formula="of:=IF([$'switches'.$A$1]=2;0;(POWER([$'a'.AS43];2)+POWER([$'b'.AS43];2)))" office:value-type="float" office:value="0">
            <text:p>0</text:p>
          </table:table-cell>
          <table:table-cell table:style-name="ACE-4" table:formula="of:=IF([$'switches'.$A$1]=2;0;(POWER([$'a'.AT43];2)+POWER([$'b'.AT43];2)))" office:value-type="float" office:value="0">
            <text:p>0</text:p>
          </table:table-cell>
          <table:table-cell table:style-name="ACE-4" table:formula="of:=IF([$'switches'.$A$1]=2;0;(POWER([$'a'.AU43];2)+POWER([$'b'.AU43];2)))" office:value-type="float" office:value="0">
            <text:p>0</text:p>
          </table:table-cell>
          <table:table-cell table:style-name="ACE-4" table:formula="of:=IF([$'switches'.$A$1]=2;0;(POWER([$'a'.AV43];2)+POWER([$'b'.AV43];2)))" office:value-type="float" office:value="0">
            <text:p>0</text:p>
          </table:table-cell>
          <table:table-cell table:style-name="ACE-4" table:formula="of:=IF([$'switches'.$A$1]=2;0;(POWER([$'a'.AW43];2)+POWER([$'b'.AW43];2)))" office:value-type="float" office:value="0">
            <text:p>0</text:p>
          </table:table-cell>
          <table:table-cell table:style-name="ACE-4" table:formula="of:=IF([$'switches'.$A$1]=2;0;(POWER([$'a'.AX43];2)+POWER([$'b'.AX43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4];2)+POWER([$'b'.B44];2)))" office:value-type="float" office:value="0">
            <text:p>0</text:p>
          </table:table-cell>
          <table:table-cell table:style-name="ACE-4" table:formula="of:=IF([$'switches'.$A$1]=2;0;(POWER([$'a'.C44];2)+POWER([$'b'.C44];2)))" office:value-type="float" office:value="0">
            <text:p>0</text:p>
          </table:table-cell>
          <table:table-cell table:style-name="ACE-4" table:formula="of:=IF([$'switches'.$A$1]=2;0;(POWER([$'a'.D44];2)+POWER([$'b'.D44];2)))" office:value-type="float" office:value="0">
            <text:p>0</text:p>
          </table:table-cell>
          <table:table-cell table:style-name="ACE-4" table:formula="of:=IF([$'switches'.$A$1]=2;0;(POWER([$'a'.E44];2)+POWER([$'b'.E44];2)))" office:value-type="float" office:value="0">
            <text:p>0</text:p>
          </table:table-cell>
          <table:table-cell table:style-name="ACE-4" table:formula="of:=IF([$'switches'.$A$1]=2;0;(POWER([$'a'.F44];2)+POWER([$'b'.F44];2)))" office:value-type="float" office:value="0">
            <text:p>0</text:p>
          </table:table-cell>
          <table:table-cell table:style-name="ACE-4" table:formula="of:=IF([$'switches'.$A$1]=2;0;(POWER([$'a'.G44];2)+POWER([$'b'.G44];2)))" office:value-type="float" office:value="0">
            <text:p>0</text:p>
          </table:table-cell>
          <table:table-cell table:style-name="ACE-4" table:formula="of:=IF([$'switches'.$A$1]=2;0;(POWER([$'a'.H44];2)+POWER([$'b'.H44];2)))" office:value-type="float" office:value="0">
            <text:p>0</text:p>
          </table:table-cell>
          <table:table-cell table:style-name="ACE-4" table:formula="of:=IF([$'switches'.$A$1]=2;0;(POWER([$'a'.I44];2)+POWER([$'b'.I44];2)))" office:value-type="float" office:value="0">
            <text:p>0</text:p>
          </table:table-cell>
          <table:table-cell table:style-name="ACE-4" table:formula="of:=IF([$'switches'.$A$1]=2;0;(POWER([$'a'.J44];2)+POWER([$'b'.J44];2)))" office:value-type="float" office:value="0">
            <text:p>0</text:p>
          </table:table-cell>
          <table:table-cell table:style-name="ACE-4" table:formula="of:=IF([$'switches'.$A$1]=2;0;(POWER([$'a'.K44];2)+POWER([$'b'.K44];2)))" office:value-type="float" office:value="0">
            <text:p>0</text:p>
          </table:table-cell>
          <table:table-cell table:style-name="ACE-4" table:formula="of:=IF([$'switches'.$A$1]=2;0;(POWER([$'a'.L44];2)+POWER([$'b'.L44];2)))" office:value-type="float" office:value="0">
            <text:p>0</text:p>
          </table:table-cell>
          <table:table-cell table:style-name="ACE-4" table:formula="of:=IF([$'switches'.$A$1]=2;0;(POWER([$'a'.M44];2)+POWER([$'b'.M44];2)))" office:value-type="float" office:value="0">
            <text:p>0</text:p>
          </table:table-cell>
          <table:table-cell table:style-name="ACE-4" table:formula="of:=IF([$'switches'.$A$1]=2;0;(POWER([$'a'.N44];2)+POWER([$'b'.N44];2)))" office:value-type="float" office:value="0">
            <text:p>0</text:p>
          </table:table-cell>
          <table:table-cell table:style-name="ACE-4" table:formula="of:=IF([$'switches'.$A$1]=2;0;(POWER([$'a'.O44];2)+POWER([$'b'.O44];2)))" office:value-type="float" office:value="0">
            <text:p>0</text:p>
          </table:table-cell>
          <table:table-cell table:style-name="ACE-4" table:formula="of:=IF([$'switches'.$A$1]=2;0;(POWER([$'a'.P44];2)+POWER([$'b'.P44];2)))" office:value-type="float" office:value="0">
            <text:p>0</text:p>
          </table:table-cell>
          <table:table-cell table:style-name="ACE-4" table:formula="of:=IF([$'switches'.$A$1]=2;0;(POWER([$'a'.Q44];2)+POWER([$'b'.Q44];2)))" office:value-type="float" office:value="0">
            <text:p>0</text:p>
          </table:table-cell>
          <table:table-cell table:style-name="ACE-4" table:formula="of:=IF([$'switches'.$A$1]=2;0;(POWER([$'a'.R44];2)+POWER([$'b'.R44];2)))" office:value-type="float" office:value="0">
            <text:p>0</text:p>
          </table:table-cell>
          <table:table-cell table:style-name="ACE-4" table:formula="of:=IF([$'switches'.$A$1]=2;0;(POWER([$'a'.S44];2)+POWER([$'b'.S44];2)))" office:value-type="float" office:value="0">
            <text:p>0</text:p>
          </table:table-cell>
          <table:table-cell table:style-name="ACE-4" table:formula="of:=IF([$'switches'.$A$1]=2;0;(POWER([$'a'.T44];2)+POWER([$'b'.T44];2)))" office:value-type="float" office:value="0">
            <text:p>0</text:p>
          </table:table-cell>
          <table:table-cell table:style-name="ACE-4" table:formula="of:=IF([$'switches'.$A$1]=2;0;(POWER([$'a'.U44];2)+POWER([$'b'.U44];2)))" office:value-type="float" office:value="0">
            <text:p>0</text:p>
          </table:table-cell>
          <table:table-cell table:style-name="ACE-4" table:formula="of:=IF([$'switches'.$A$1]=2;0;(POWER([$'a'.V44];2)+POWER([$'b'.V44];2)))" office:value-type="float" office:value="0">
            <text:p>0</text:p>
          </table:table-cell>
          <table:table-cell table:style-name="ACE-4" table:formula="of:=IF([$'switches'.$A$1]=2;0;(POWER([$'a'.W44];2)+POWER([$'b'.W44];2)))" office:value-type="float" office:value="0">
            <text:p>0</text:p>
          </table:table-cell>
          <table:table-cell table:style-name="ACE-4" table:formula="of:=IF([$'switches'.$A$1]=2;0;(POWER([$'a'.X44];2)+POWER([$'b'.X44];2)))" office:value-type="float" office:value="0">
            <text:p>0</text:p>
          </table:table-cell>
          <table:table-cell table:style-name="ACE-4" table:formula="of:=IF([$'switches'.$A$1]=2;0;(POWER([$'a'.Y44];2)+POWER([$'b'.Y44];2)))" office:value-type="float" office:value="0">
            <text:p>0</text:p>
          </table:table-cell>
          <table:table-cell table:style-name="ACE-4" table:formula="of:=IF([$'switches'.$A$1]=2;0;(POWER([$'a'.Z44];2)+POWER([$'b'.Z44];2)))" office:value-type="float" office:value="0">
            <text:p>0</text:p>
          </table:table-cell>
          <table:table-cell table:style-name="ACE-4" table:formula="of:=IF([$'switches'.$A$1]=2;0;(POWER([$'a'.AA44];2)+POWER([$'b'.AA44];2)))" office:value-type="float" office:value="0">
            <text:p>0</text:p>
          </table:table-cell>
          <table:table-cell table:style-name="ACE-4" table:formula="of:=IF([$'switches'.$A$1]=2;0;(POWER([$'a'.AB44];2)+POWER([$'b'.AB44];2)))" office:value-type="float" office:value="0">
            <text:p>0</text:p>
          </table:table-cell>
          <table:table-cell table:style-name="ACE-4" table:formula="of:=IF([$'switches'.$A$1]=2;0;(POWER([$'a'.AC44];2)+POWER([$'b'.AC44];2)))" office:value-type="float" office:value="0">
            <text:p>0</text:p>
          </table:table-cell>
          <table:table-cell table:style-name="ACE-4" table:formula="of:=IF([$'switches'.$A$1]=2;0;(POWER([$'a'.AD44];2)+POWER([$'b'.AD44];2)))" office:value-type="float" office:value="0">
            <text:p>0</text:p>
          </table:table-cell>
          <table:table-cell table:style-name="ACE-4" table:formula="of:=IF([$'switches'.$A$1]=2;0;(POWER([$'a'.AE44];2)+POWER([$'b'.AE44];2)))" office:value-type="float" office:value="0">
            <text:p>0</text:p>
          </table:table-cell>
          <table:table-cell table:style-name="ACE-4" table:formula="of:=IF([$'switches'.$A$1]=2;0;(POWER([$'a'.AF44];2)+POWER([$'b'.AF44];2)))" office:value-type="float" office:value="0">
            <text:p>0</text:p>
          </table:table-cell>
          <table:table-cell table:style-name="ACE-4" table:formula="of:=IF([$'switches'.$A$1]=2;0;(POWER([$'a'.AG44];2)+POWER([$'b'.AG44];2)))" office:value-type="float" office:value="0">
            <text:p>0</text:p>
          </table:table-cell>
          <table:table-cell table:style-name="ACE-4" table:formula="of:=IF([$'switches'.$A$1]=2;0;(POWER([$'a'.AH44];2)+POWER([$'b'.AH44];2)))" office:value-type="float" office:value="0">
            <text:p>0</text:p>
          </table:table-cell>
          <table:table-cell table:style-name="ACE-4" table:formula="of:=IF([$'switches'.$A$1]=2;0;(POWER([$'a'.AI44];2)+POWER([$'b'.AI44];2)))" office:value-type="float" office:value="0">
            <text:p>0</text:p>
          </table:table-cell>
          <table:table-cell table:style-name="ACE-4" table:formula="of:=IF([$'switches'.$A$1]=2;0;(POWER([$'a'.AJ44];2)+POWER([$'b'.AJ44];2)))" office:value-type="float" office:value="0">
            <text:p>0</text:p>
          </table:table-cell>
          <table:table-cell table:style-name="ACE-4" table:formula="of:=IF([$'switches'.$A$1]=2;0;(POWER([$'a'.AK44];2)+POWER([$'b'.AK44];2)))" office:value-type="float" office:value="0">
            <text:p>0</text:p>
          </table:table-cell>
          <table:table-cell table:style-name="ACE-4" table:formula="of:=IF([$'switches'.$A$1]=2;0;(POWER([$'a'.AL44];2)+POWER([$'b'.AL44];2)))" office:value-type="float" office:value="0">
            <text:p>0</text:p>
          </table:table-cell>
          <table:table-cell table:style-name="ACE-4" table:formula="of:=IF([$'switches'.$A$1]=2;0;(POWER([$'a'.AM44];2)+POWER([$'b'.AM44];2)))" office:value-type="float" office:value="0">
            <text:p>0</text:p>
          </table:table-cell>
          <table:table-cell table:style-name="ACE-4" table:formula="of:=IF([$'switches'.$A$1]=2;0;(POWER([$'a'.AN44];2)+POWER([$'b'.AN44];2)))" office:value-type="float" office:value="0">
            <text:p>0</text:p>
          </table:table-cell>
          <table:table-cell table:style-name="ACE-4" table:formula="of:=IF([$'switches'.$A$1]=2;0;(POWER([$'a'.AO44];2)+POWER([$'b'.AO44];2)))" office:value-type="float" office:value="0">
            <text:p>0</text:p>
          </table:table-cell>
          <table:table-cell table:style-name="ACE-4" table:formula="of:=IF([$'switches'.$A$1]=2;0;(POWER([$'a'.AP44];2)+POWER([$'b'.AP44];2)))" office:value-type="float" office:value="0">
            <text:p>0</text:p>
          </table:table-cell>
          <table:table-cell table:style-name="ACE-4" table:formula="of:=IF([$'switches'.$A$1]=2;0;(POWER([$'a'.AQ44];2)+POWER([$'b'.AQ44];2)))" office:value-type="float" office:value="0">
            <text:p>0</text:p>
          </table:table-cell>
          <table:table-cell table:style-name="ACE-4" table:formula="of:=IF([$'switches'.$A$1]=2;0;(POWER([$'a'.AR44];2)+POWER([$'b'.AR44];2)))" office:value-type="float" office:value="0">
            <text:p>0</text:p>
          </table:table-cell>
          <table:table-cell table:style-name="ACE-4" table:formula="of:=IF([$'switches'.$A$1]=2;0;(POWER([$'a'.AS44];2)+POWER([$'b'.AS44];2)))" office:value-type="float" office:value="0">
            <text:p>0</text:p>
          </table:table-cell>
          <table:table-cell table:style-name="ACE-4" table:formula="of:=IF([$'switches'.$A$1]=2;0;(POWER([$'a'.AT44];2)+POWER([$'b'.AT44];2)))" office:value-type="float" office:value="0">
            <text:p>0</text:p>
          </table:table-cell>
          <table:table-cell table:style-name="ACE-4" table:formula="of:=IF([$'switches'.$A$1]=2;0;(POWER([$'a'.AU44];2)+POWER([$'b'.AU44];2)))" office:value-type="float" office:value="0">
            <text:p>0</text:p>
          </table:table-cell>
          <table:table-cell table:style-name="ACE-4" table:formula="of:=IF([$'switches'.$A$1]=2;0;(POWER([$'a'.AV44];2)+POWER([$'b'.AV44];2)))" office:value-type="float" office:value="0">
            <text:p>0</text:p>
          </table:table-cell>
          <table:table-cell table:style-name="ACE-4" table:formula="of:=IF([$'switches'.$A$1]=2;0;(POWER([$'a'.AW44];2)+POWER([$'b'.AW44];2)))" office:value-type="float" office:value="0">
            <text:p>0</text:p>
          </table:table-cell>
          <table:table-cell table:style-name="ACE-4" table:formula="of:=IF([$'switches'.$A$1]=2;0;(POWER([$'a'.AX44];2)+POWER([$'b'.AX44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5];2)+POWER([$'b'.B45];2)))" office:value-type="float" office:value="0">
            <text:p>0</text:p>
          </table:table-cell>
          <table:table-cell table:style-name="ACE-4" table:formula="of:=IF([$'switches'.$A$1]=2;0;(POWER([$'a'.C45];2)+POWER([$'b'.C45];2)))" office:value-type="float" office:value="0">
            <text:p>0</text:p>
          </table:table-cell>
          <table:table-cell table:style-name="ACE-4" table:formula="of:=IF([$'switches'.$A$1]=2;0;(POWER([$'a'.D45];2)+POWER([$'b'.D45];2)))" office:value-type="float" office:value="0">
            <text:p>0</text:p>
          </table:table-cell>
          <table:table-cell table:style-name="ACE-4" table:formula="of:=IF([$'switches'.$A$1]=2;0;(POWER([$'a'.E45];2)+POWER([$'b'.E45];2)))" office:value-type="float" office:value="0">
            <text:p>0</text:p>
          </table:table-cell>
          <table:table-cell table:style-name="ACE-4" table:formula="of:=IF([$'switches'.$A$1]=2;0;(POWER([$'a'.F45];2)+POWER([$'b'.F45];2)))" office:value-type="float" office:value="0">
            <text:p>0</text:p>
          </table:table-cell>
          <table:table-cell table:style-name="ACE-4" table:formula="of:=IF([$'switches'.$A$1]=2;0;(POWER([$'a'.G45];2)+POWER([$'b'.G45];2)))" office:value-type="float" office:value="0">
            <text:p>0</text:p>
          </table:table-cell>
          <table:table-cell table:style-name="ACE-4" table:formula="of:=IF([$'switches'.$A$1]=2;0;(POWER([$'a'.H45];2)+POWER([$'b'.H45];2)))" office:value-type="float" office:value="0">
            <text:p>0</text:p>
          </table:table-cell>
          <table:table-cell table:style-name="ACE-4" table:formula="of:=IF([$'switches'.$A$1]=2;0;(POWER([$'a'.I45];2)+POWER([$'b'.I45];2)))" office:value-type="float" office:value="0">
            <text:p>0</text:p>
          </table:table-cell>
          <table:table-cell table:style-name="ACE-4" table:formula="of:=IF([$'switches'.$A$1]=2;0;(POWER([$'a'.J45];2)+POWER([$'b'.J45];2)))" office:value-type="float" office:value="0">
            <text:p>0</text:p>
          </table:table-cell>
          <table:table-cell table:style-name="ACE-4" table:formula="of:=IF([$'switches'.$A$1]=2;0;(POWER([$'a'.K45];2)+POWER([$'b'.K45];2)))" office:value-type="float" office:value="0">
            <text:p>0</text:p>
          </table:table-cell>
          <table:table-cell table:style-name="ACE-4" table:formula="of:=IF([$'switches'.$A$1]=2;0;(POWER([$'a'.L45];2)+POWER([$'b'.L45];2)))" office:value-type="float" office:value="0">
            <text:p>0</text:p>
          </table:table-cell>
          <table:table-cell table:style-name="ACE-4" table:formula="of:=IF([$'switches'.$A$1]=2;0;(POWER([$'a'.M45];2)+POWER([$'b'.M45];2)))" office:value-type="float" office:value="0">
            <text:p>0</text:p>
          </table:table-cell>
          <table:table-cell table:style-name="ACE-4" table:formula="of:=IF([$'switches'.$A$1]=2;0;(POWER([$'a'.N45];2)+POWER([$'b'.N45];2)))" office:value-type="float" office:value="0">
            <text:p>0</text:p>
          </table:table-cell>
          <table:table-cell table:style-name="ACE-4" table:formula="of:=IF([$'switches'.$A$1]=2;0;(POWER([$'a'.O45];2)+POWER([$'b'.O45];2)))" office:value-type="float" office:value="0">
            <text:p>0</text:p>
          </table:table-cell>
          <table:table-cell table:style-name="ACE-4" table:formula="of:=IF([$'switches'.$A$1]=2;0;(POWER([$'a'.P45];2)+POWER([$'b'.P45];2)))" office:value-type="float" office:value="0">
            <text:p>0</text:p>
          </table:table-cell>
          <table:table-cell table:style-name="ACE-4" table:formula="of:=IF([$'switches'.$A$1]=2;0;(POWER([$'a'.Q45];2)+POWER([$'b'.Q45];2)))" office:value-type="float" office:value="0">
            <text:p>0</text:p>
          </table:table-cell>
          <table:table-cell table:style-name="ACE-4" table:formula="of:=IF([$'switches'.$A$1]=2;0;(POWER([$'a'.R45];2)+POWER([$'b'.R45];2)))" office:value-type="float" office:value="0">
            <text:p>0</text:p>
          </table:table-cell>
          <table:table-cell table:style-name="ACE-4" table:formula="of:=IF([$'switches'.$A$1]=2;0;(POWER([$'a'.S45];2)+POWER([$'b'.S45];2)))" office:value-type="float" office:value="0">
            <text:p>0</text:p>
          </table:table-cell>
          <table:table-cell table:style-name="ACE-4" table:formula="of:=IF([$'switches'.$A$1]=2;0;(POWER([$'a'.T45];2)+POWER([$'b'.T45];2)))" office:value-type="float" office:value="0">
            <text:p>0</text:p>
          </table:table-cell>
          <table:table-cell table:style-name="ACE-4" table:formula="of:=IF([$'switches'.$A$1]=2;0;(POWER([$'a'.U45];2)+POWER([$'b'.U45];2)))" office:value-type="float" office:value="0">
            <text:p>0</text:p>
          </table:table-cell>
          <table:table-cell table:style-name="ACE-4" table:formula="of:=IF([$'switches'.$A$1]=2;0;(POWER([$'a'.V45];2)+POWER([$'b'.V45];2)))" office:value-type="float" office:value="0">
            <text:p>0</text:p>
          </table:table-cell>
          <table:table-cell table:style-name="ACE-4" table:formula="of:=IF([$'switches'.$A$1]=2;0;(POWER([$'a'.W45];2)+POWER([$'b'.W45];2)))" office:value-type="float" office:value="0">
            <text:p>0</text:p>
          </table:table-cell>
          <table:table-cell table:style-name="ACE-4" table:formula="of:=IF([$'switches'.$A$1]=2;0;(POWER([$'a'.X45];2)+POWER([$'b'.X45];2)))" office:value-type="float" office:value="0">
            <text:p>0</text:p>
          </table:table-cell>
          <table:table-cell table:style-name="ACE-4" table:formula="of:=IF([$'switches'.$A$1]=2;0;(POWER([$'a'.Y45];2)+POWER([$'b'.Y45];2)))" office:value-type="float" office:value="0">
            <text:p>0</text:p>
          </table:table-cell>
          <table:table-cell table:style-name="ACE-4" table:formula="of:=IF([$'switches'.$A$1]=2;0;(POWER([$'a'.Z45];2)+POWER([$'b'.Z45];2)))" office:value-type="float" office:value="0">
            <text:p>0</text:p>
          </table:table-cell>
          <table:table-cell table:style-name="ACE-4" table:formula="of:=IF([$'switches'.$A$1]=2;0;(POWER([$'a'.AA45];2)+POWER([$'b'.AA45];2)))" office:value-type="float" office:value="0">
            <text:p>0</text:p>
          </table:table-cell>
          <table:table-cell table:style-name="ACE-4" table:formula="of:=IF([$'switches'.$A$1]=2;0;(POWER([$'a'.AB45];2)+POWER([$'b'.AB45];2)))" office:value-type="float" office:value="0">
            <text:p>0</text:p>
          </table:table-cell>
          <table:table-cell table:style-name="ACE-4" table:formula="of:=IF([$'switches'.$A$1]=2;0;(POWER([$'a'.AC45];2)+POWER([$'b'.AC45];2)))" office:value-type="float" office:value="0">
            <text:p>0</text:p>
          </table:table-cell>
          <table:table-cell table:style-name="ACE-4" table:formula="of:=IF([$'switches'.$A$1]=2;0;(POWER([$'a'.AD45];2)+POWER([$'b'.AD45];2)))" office:value-type="float" office:value="0">
            <text:p>0</text:p>
          </table:table-cell>
          <table:table-cell table:style-name="ACE-4" table:formula="of:=IF([$'switches'.$A$1]=2;0;(POWER([$'a'.AE45];2)+POWER([$'b'.AE45];2)))" office:value-type="float" office:value="0">
            <text:p>0</text:p>
          </table:table-cell>
          <table:table-cell table:style-name="ACE-4" table:formula="of:=IF([$'switches'.$A$1]=2;0;(POWER([$'a'.AF45];2)+POWER([$'b'.AF45];2)))" office:value-type="float" office:value="0">
            <text:p>0</text:p>
          </table:table-cell>
          <table:table-cell table:style-name="ACE-4" table:formula="of:=IF([$'switches'.$A$1]=2;0;(POWER([$'a'.AG45];2)+POWER([$'b'.AG45];2)))" office:value-type="float" office:value="0">
            <text:p>0</text:p>
          </table:table-cell>
          <table:table-cell table:style-name="ACE-4" table:formula="of:=IF([$'switches'.$A$1]=2;0;(POWER([$'a'.AH45];2)+POWER([$'b'.AH45];2)))" office:value-type="float" office:value="0">
            <text:p>0</text:p>
          </table:table-cell>
          <table:table-cell table:style-name="ACE-4" table:formula="of:=IF([$'switches'.$A$1]=2;0;(POWER([$'a'.AI45];2)+POWER([$'b'.AI45];2)))" office:value-type="float" office:value="0">
            <text:p>0</text:p>
          </table:table-cell>
          <table:table-cell table:style-name="ACE-4" table:formula="of:=IF([$'switches'.$A$1]=2;0;(POWER([$'a'.AJ45];2)+POWER([$'b'.AJ45];2)))" office:value-type="float" office:value="0">
            <text:p>0</text:p>
          </table:table-cell>
          <table:table-cell table:style-name="ACE-4" table:formula="of:=IF([$'switches'.$A$1]=2;0;(POWER([$'a'.AK45];2)+POWER([$'b'.AK45];2)))" office:value-type="float" office:value="0">
            <text:p>0</text:p>
          </table:table-cell>
          <table:table-cell table:style-name="ACE-4" table:formula="of:=IF([$'switches'.$A$1]=2;0;(POWER([$'a'.AL45];2)+POWER([$'b'.AL45];2)))" office:value-type="float" office:value="0">
            <text:p>0</text:p>
          </table:table-cell>
          <table:table-cell table:style-name="ACE-4" table:formula="of:=IF([$'switches'.$A$1]=2;0;(POWER([$'a'.AM45];2)+POWER([$'b'.AM45];2)))" office:value-type="float" office:value="0">
            <text:p>0</text:p>
          </table:table-cell>
          <table:table-cell table:style-name="ACE-4" table:formula="of:=IF([$'switches'.$A$1]=2;0;(POWER([$'a'.AN45];2)+POWER([$'b'.AN45];2)))" office:value-type="float" office:value="0">
            <text:p>0</text:p>
          </table:table-cell>
          <table:table-cell table:style-name="ACE-4" table:formula="of:=IF([$'switches'.$A$1]=2;0;(POWER([$'a'.AO45];2)+POWER([$'b'.AO45];2)))" office:value-type="float" office:value="0">
            <text:p>0</text:p>
          </table:table-cell>
          <table:table-cell table:style-name="ACE-4" table:formula="of:=IF([$'switches'.$A$1]=2;0;(POWER([$'a'.AP45];2)+POWER([$'b'.AP45];2)))" office:value-type="float" office:value="0">
            <text:p>0</text:p>
          </table:table-cell>
          <table:table-cell table:style-name="ACE-4" table:formula="of:=IF([$'switches'.$A$1]=2;0;(POWER([$'a'.AQ45];2)+POWER([$'b'.AQ45];2)))" office:value-type="float" office:value="0">
            <text:p>0</text:p>
          </table:table-cell>
          <table:table-cell table:style-name="ACE-4" table:formula="of:=IF([$'switches'.$A$1]=2;0;(POWER([$'a'.AR45];2)+POWER([$'b'.AR45];2)))" office:value-type="float" office:value="0">
            <text:p>0</text:p>
          </table:table-cell>
          <table:table-cell table:style-name="ACE-4" table:formula="of:=IF([$'switches'.$A$1]=2;0;(POWER([$'a'.AS45];2)+POWER([$'b'.AS45];2)))" office:value-type="float" office:value="0">
            <text:p>0</text:p>
          </table:table-cell>
          <table:table-cell table:style-name="ACE-4" table:formula="of:=IF([$'switches'.$A$1]=2;0;(POWER([$'a'.AT45];2)+POWER([$'b'.AT45];2)))" office:value-type="float" office:value="0">
            <text:p>0</text:p>
          </table:table-cell>
          <table:table-cell table:style-name="ACE-4" table:formula="of:=IF([$'switches'.$A$1]=2;0;(POWER([$'a'.AU45];2)+POWER([$'b'.AU45];2)))" office:value-type="float" office:value="0">
            <text:p>0</text:p>
          </table:table-cell>
          <table:table-cell table:style-name="ACE-4" table:formula="of:=IF([$'switches'.$A$1]=2;0;(POWER([$'a'.AV45];2)+POWER([$'b'.AV45];2)))" office:value-type="float" office:value="0">
            <text:p>0</text:p>
          </table:table-cell>
          <table:table-cell table:style-name="ACE-4" table:formula="of:=IF([$'switches'.$A$1]=2;0;(POWER([$'a'.AW45];2)+POWER([$'b'.AW45];2)))" office:value-type="float" office:value="0">
            <text:p>0</text:p>
          </table:table-cell>
          <table:table-cell table:style-name="ACE-4" table:formula="of:=IF([$'switches'.$A$1]=2;0;(POWER([$'a'.AX45];2)+POWER([$'b'.AX45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6];2)+POWER([$'b'.B46];2)))" office:value-type="float" office:value="0">
            <text:p>0</text:p>
          </table:table-cell>
          <table:table-cell table:style-name="ACE-4" table:formula="of:=IF([$'switches'.$A$1]=2;0;(POWER([$'a'.C46];2)+POWER([$'b'.C46];2)))" office:value-type="float" office:value="0">
            <text:p>0</text:p>
          </table:table-cell>
          <table:table-cell table:style-name="ACE-4" table:formula="of:=IF([$'switches'.$A$1]=2;0;(POWER([$'a'.D46];2)+POWER([$'b'.D46];2)))" office:value-type="float" office:value="0">
            <text:p>0</text:p>
          </table:table-cell>
          <table:table-cell table:style-name="ACE-4" table:formula="of:=IF([$'switches'.$A$1]=2;0;(POWER([$'a'.E46];2)+POWER([$'b'.E46];2)))" office:value-type="float" office:value="0">
            <text:p>0</text:p>
          </table:table-cell>
          <table:table-cell table:style-name="ACE-4" table:formula="of:=IF([$'switches'.$A$1]=2;0;(POWER([$'a'.F46];2)+POWER([$'b'.F46];2)))" office:value-type="float" office:value="0">
            <text:p>0</text:p>
          </table:table-cell>
          <table:table-cell table:style-name="ACE-4" table:formula="of:=IF([$'switches'.$A$1]=2;0;(POWER([$'a'.G46];2)+POWER([$'b'.G46];2)))" office:value-type="float" office:value="0">
            <text:p>0</text:p>
          </table:table-cell>
          <table:table-cell table:style-name="ACE-4" table:formula="of:=IF([$'switches'.$A$1]=2;0;(POWER([$'a'.H46];2)+POWER([$'b'.H46];2)))" office:value-type="float" office:value="0">
            <text:p>0</text:p>
          </table:table-cell>
          <table:table-cell table:style-name="ACE-4" table:formula="of:=IF([$'switches'.$A$1]=2;0;(POWER([$'a'.I46];2)+POWER([$'b'.I46];2)))" office:value-type="float" office:value="0">
            <text:p>0</text:p>
          </table:table-cell>
          <table:table-cell table:style-name="ACE-4" table:formula="of:=IF([$'switches'.$A$1]=2;0;(POWER([$'a'.J46];2)+POWER([$'b'.J46];2)))" office:value-type="float" office:value="0">
            <text:p>0</text:p>
          </table:table-cell>
          <table:table-cell table:style-name="ACE-4" table:formula="of:=IF([$'switches'.$A$1]=2;0;(POWER([$'a'.K46];2)+POWER([$'b'.K46];2)))" office:value-type="float" office:value="0">
            <text:p>0</text:p>
          </table:table-cell>
          <table:table-cell table:style-name="ACE-4" table:formula="of:=IF([$'switches'.$A$1]=2;0;(POWER([$'a'.L46];2)+POWER([$'b'.L46];2)))" office:value-type="float" office:value="0">
            <text:p>0</text:p>
          </table:table-cell>
          <table:table-cell table:style-name="ACE-4" table:formula="of:=IF([$'switches'.$A$1]=2;0;(POWER([$'a'.M46];2)+POWER([$'b'.M46];2)))" office:value-type="float" office:value="0">
            <text:p>0</text:p>
          </table:table-cell>
          <table:table-cell table:style-name="ACE-4" table:formula="of:=IF([$'switches'.$A$1]=2;0;(POWER([$'a'.N46];2)+POWER([$'b'.N46];2)))" office:value-type="float" office:value="0">
            <text:p>0</text:p>
          </table:table-cell>
          <table:table-cell table:style-name="ACE-4" table:formula="of:=IF([$'switches'.$A$1]=2;0;(POWER([$'a'.O46];2)+POWER([$'b'.O46];2)))" office:value-type="float" office:value="0">
            <text:p>0</text:p>
          </table:table-cell>
          <table:table-cell table:style-name="ACE-4" table:formula="of:=IF([$'switches'.$A$1]=2;0;(POWER([$'a'.P46];2)+POWER([$'b'.P46];2)))" office:value-type="float" office:value="0">
            <text:p>0</text:p>
          </table:table-cell>
          <table:table-cell table:style-name="ACE-4" table:formula="of:=IF([$'switches'.$A$1]=2;0;(POWER([$'a'.Q46];2)+POWER([$'b'.Q46];2)))" office:value-type="float" office:value="0">
            <text:p>0</text:p>
          </table:table-cell>
          <table:table-cell table:style-name="ACE-4" table:formula="of:=IF([$'switches'.$A$1]=2;0;(POWER([$'a'.R46];2)+POWER([$'b'.R46];2)))" office:value-type="float" office:value="0">
            <text:p>0</text:p>
          </table:table-cell>
          <table:table-cell table:style-name="ACE-4" table:formula="of:=IF([$'switches'.$A$1]=2;0;(POWER([$'a'.S46];2)+POWER([$'b'.S46];2)))" office:value-type="float" office:value="0">
            <text:p>0</text:p>
          </table:table-cell>
          <table:table-cell table:style-name="ACE-4" table:formula="of:=IF([$'switches'.$A$1]=2;0;(POWER([$'a'.T46];2)+POWER([$'b'.T46];2)))" office:value-type="float" office:value="0">
            <text:p>0</text:p>
          </table:table-cell>
          <table:table-cell table:style-name="ACE-4" table:formula="of:=IF([$'switches'.$A$1]=2;0;(POWER([$'a'.U46];2)+POWER([$'b'.U46];2)))" office:value-type="float" office:value="0">
            <text:p>0</text:p>
          </table:table-cell>
          <table:table-cell table:style-name="ACE-4" table:formula="of:=IF([$'switches'.$A$1]=2;0;(POWER([$'a'.V46];2)+POWER([$'b'.V46];2)))" office:value-type="float" office:value="0">
            <text:p>0</text:p>
          </table:table-cell>
          <table:table-cell table:style-name="ACE-4" table:formula="of:=IF([$'switches'.$A$1]=2;0;(POWER([$'a'.W46];2)+POWER([$'b'.W46];2)))" office:value-type="float" office:value="0">
            <text:p>0</text:p>
          </table:table-cell>
          <table:table-cell table:style-name="ACE-4" table:formula="of:=IF([$'switches'.$A$1]=2;0;(POWER([$'a'.X46];2)+POWER([$'b'.X46];2)))" office:value-type="float" office:value="0">
            <text:p>0</text:p>
          </table:table-cell>
          <table:table-cell table:style-name="ACE-4" table:formula="of:=IF([$'switches'.$A$1]=2;0;(POWER([$'a'.Y46];2)+POWER([$'b'.Y46];2)))" office:value-type="float" office:value="0">
            <text:p>0</text:p>
          </table:table-cell>
          <table:table-cell table:style-name="ACE-4" table:formula="of:=IF([$'switches'.$A$1]=2;0;(POWER([$'a'.Z46];2)+POWER([$'b'.Z46];2)))" office:value-type="float" office:value="0">
            <text:p>0</text:p>
          </table:table-cell>
          <table:table-cell table:style-name="ACE-4" table:formula="of:=IF([$'switches'.$A$1]=2;0;(POWER([$'a'.AA46];2)+POWER([$'b'.AA46];2)))" office:value-type="float" office:value="0">
            <text:p>0</text:p>
          </table:table-cell>
          <table:table-cell table:style-name="ACE-4" table:formula="of:=IF([$'switches'.$A$1]=2;0;(POWER([$'a'.AB46];2)+POWER([$'b'.AB46];2)))" office:value-type="float" office:value="0">
            <text:p>0</text:p>
          </table:table-cell>
          <table:table-cell table:style-name="ACE-4" table:formula="of:=IF([$'switches'.$A$1]=2;0;(POWER([$'a'.AC46];2)+POWER([$'b'.AC46];2)))" office:value-type="float" office:value="0">
            <text:p>0</text:p>
          </table:table-cell>
          <table:table-cell table:style-name="ACE-4" table:formula="of:=IF([$'switches'.$A$1]=2;0;(POWER([$'a'.AD46];2)+POWER([$'b'.AD46];2)))" office:value-type="float" office:value="0">
            <text:p>0</text:p>
          </table:table-cell>
          <table:table-cell table:style-name="ACE-4" table:formula="of:=IF([$'switches'.$A$1]=2;0;(POWER([$'a'.AE46];2)+POWER([$'b'.AE46];2)))" office:value-type="float" office:value="0">
            <text:p>0</text:p>
          </table:table-cell>
          <table:table-cell table:style-name="ACE-4" table:formula="of:=IF([$'switches'.$A$1]=2;0;(POWER([$'a'.AF46];2)+POWER([$'b'.AF46];2)))" office:value-type="float" office:value="0">
            <text:p>0</text:p>
          </table:table-cell>
          <table:table-cell table:style-name="ACE-4" table:formula="of:=IF([$'switches'.$A$1]=2;0;(POWER([$'a'.AG46];2)+POWER([$'b'.AG46];2)))" office:value-type="float" office:value="0">
            <text:p>0</text:p>
          </table:table-cell>
          <table:table-cell table:style-name="ACE-4" table:formula="of:=IF([$'switches'.$A$1]=2;0;(POWER([$'a'.AH46];2)+POWER([$'b'.AH46];2)))" office:value-type="float" office:value="0">
            <text:p>0</text:p>
          </table:table-cell>
          <table:table-cell table:style-name="ACE-4" table:formula="of:=IF([$'switches'.$A$1]=2;0;(POWER([$'a'.AI46];2)+POWER([$'b'.AI46];2)))" office:value-type="float" office:value="0">
            <text:p>0</text:p>
          </table:table-cell>
          <table:table-cell table:style-name="ACE-4" table:formula="of:=IF([$'switches'.$A$1]=2;0;(POWER([$'a'.AJ46];2)+POWER([$'b'.AJ46];2)))" office:value-type="float" office:value="0">
            <text:p>0</text:p>
          </table:table-cell>
          <table:table-cell table:style-name="ACE-4" table:formula="of:=IF([$'switches'.$A$1]=2;0;(POWER([$'a'.AK46];2)+POWER([$'b'.AK46];2)))" office:value-type="float" office:value="0">
            <text:p>0</text:p>
          </table:table-cell>
          <table:table-cell table:style-name="ACE-4" table:formula="of:=IF([$'switches'.$A$1]=2;0;(POWER([$'a'.AL46];2)+POWER([$'b'.AL46];2)))" office:value-type="float" office:value="0">
            <text:p>0</text:p>
          </table:table-cell>
          <table:table-cell table:style-name="ACE-4" table:formula="of:=IF([$'switches'.$A$1]=2;0;(POWER([$'a'.AM46];2)+POWER([$'b'.AM46];2)))" office:value-type="float" office:value="0">
            <text:p>0</text:p>
          </table:table-cell>
          <table:table-cell table:style-name="ACE-4" table:formula="of:=IF([$'switches'.$A$1]=2;0;(POWER([$'a'.AN46];2)+POWER([$'b'.AN46];2)))" office:value-type="float" office:value="0">
            <text:p>0</text:p>
          </table:table-cell>
          <table:table-cell table:style-name="ACE-4" table:formula="of:=IF([$'switches'.$A$1]=2;0;(POWER([$'a'.AO46];2)+POWER([$'b'.AO46];2)))" office:value-type="float" office:value="0">
            <text:p>0</text:p>
          </table:table-cell>
          <table:table-cell table:style-name="ACE-4" table:formula="of:=IF([$'switches'.$A$1]=2;0;(POWER([$'a'.AP46];2)+POWER([$'b'.AP46];2)))" office:value-type="float" office:value="0">
            <text:p>0</text:p>
          </table:table-cell>
          <table:table-cell table:style-name="ACE-4" table:formula="of:=IF([$'switches'.$A$1]=2;0;(POWER([$'a'.AQ46];2)+POWER([$'b'.AQ46];2)))" office:value-type="float" office:value="0">
            <text:p>0</text:p>
          </table:table-cell>
          <table:table-cell table:style-name="ACE-4" table:formula="of:=IF([$'switches'.$A$1]=2;0;(POWER([$'a'.AR46];2)+POWER([$'b'.AR46];2)))" office:value-type="float" office:value="0">
            <text:p>0</text:p>
          </table:table-cell>
          <table:table-cell table:style-name="ACE-4" table:formula="of:=IF([$'switches'.$A$1]=2;0;(POWER([$'a'.AS46];2)+POWER([$'b'.AS46];2)))" office:value-type="float" office:value="0">
            <text:p>0</text:p>
          </table:table-cell>
          <table:table-cell table:style-name="ACE-4" table:formula="of:=IF([$'switches'.$A$1]=2;0;(POWER([$'a'.AT46];2)+POWER([$'b'.AT46];2)))" office:value-type="float" office:value="0">
            <text:p>0</text:p>
          </table:table-cell>
          <table:table-cell table:style-name="ACE-4" table:formula="of:=IF([$'switches'.$A$1]=2;0;(POWER([$'a'.AU46];2)+POWER([$'b'.AU46];2)))" office:value-type="float" office:value="0">
            <text:p>0</text:p>
          </table:table-cell>
          <table:table-cell table:style-name="ACE-4" table:formula="of:=IF([$'switches'.$A$1]=2;0;(POWER([$'a'.AV46];2)+POWER([$'b'.AV46];2)))" office:value-type="float" office:value="0">
            <text:p>0</text:p>
          </table:table-cell>
          <table:table-cell table:style-name="ACE-4" table:formula="of:=IF([$'switches'.$A$1]=2;0;(POWER([$'a'.AW46];2)+POWER([$'b'.AW46];2)))" office:value-type="float" office:value="0">
            <text:p>0</text:p>
          </table:table-cell>
          <table:table-cell table:style-name="ACE-4" table:formula="of:=IF([$'switches'.$A$1]=2;0;(POWER([$'a'.AX46];2)+POWER([$'b'.AX46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7];2)+POWER([$'b'.B47];2)))" office:value-type="float" office:value="0">
            <text:p>0</text:p>
          </table:table-cell>
          <table:table-cell table:style-name="ACE-4" table:formula="of:=IF([$'switches'.$A$1]=2;0;(POWER([$'a'.C47];2)+POWER([$'b'.C47];2)))" office:value-type="float" office:value="0">
            <text:p>0</text:p>
          </table:table-cell>
          <table:table-cell table:style-name="ACE-4" table:formula="of:=IF([$'switches'.$A$1]=2;0;(POWER([$'a'.D47];2)+POWER([$'b'.D47];2)))" office:value-type="float" office:value="0">
            <text:p>0</text:p>
          </table:table-cell>
          <table:table-cell table:style-name="ACE-4" table:formula="of:=IF([$'switches'.$A$1]=2;0;(POWER([$'a'.E47];2)+POWER([$'b'.E47];2)))" office:value-type="float" office:value="0">
            <text:p>0</text:p>
          </table:table-cell>
          <table:table-cell table:style-name="ACE-4" table:formula="of:=IF([$'switches'.$A$1]=2;0;(POWER([$'a'.F47];2)+POWER([$'b'.F47];2)))" office:value-type="float" office:value="0">
            <text:p>0</text:p>
          </table:table-cell>
          <table:table-cell table:style-name="ACE-4" table:formula="of:=IF([$'switches'.$A$1]=2;0;(POWER([$'a'.G47];2)+POWER([$'b'.G47];2)))" office:value-type="float" office:value="0">
            <text:p>0</text:p>
          </table:table-cell>
          <table:table-cell table:style-name="ACE-4" table:formula="of:=IF([$'switches'.$A$1]=2;0;(POWER([$'a'.H47];2)+POWER([$'b'.H47];2)))" office:value-type="float" office:value="0">
            <text:p>0</text:p>
          </table:table-cell>
          <table:table-cell table:style-name="ACE-4" table:formula="of:=IF([$'switches'.$A$1]=2;0;(POWER([$'a'.I47];2)+POWER([$'b'.I47];2)))" office:value-type="float" office:value="0">
            <text:p>0</text:p>
          </table:table-cell>
          <table:table-cell table:style-name="ACE-4" table:formula="of:=IF([$'switches'.$A$1]=2;0;(POWER([$'a'.J47];2)+POWER([$'b'.J47];2)))" office:value-type="float" office:value="0">
            <text:p>0</text:p>
          </table:table-cell>
          <table:table-cell table:style-name="ACE-4" table:formula="of:=IF([$'switches'.$A$1]=2;0;(POWER([$'a'.K47];2)+POWER([$'b'.K47];2)))" office:value-type="float" office:value="0">
            <text:p>0</text:p>
          </table:table-cell>
          <table:table-cell table:style-name="ACE-4" table:formula="of:=IF([$'switches'.$A$1]=2;0;(POWER([$'a'.L47];2)+POWER([$'b'.L47];2)))" office:value-type="float" office:value="0">
            <text:p>0</text:p>
          </table:table-cell>
          <table:table-cell table:style-name="ACE-4" table:formula="of:=IF([$'switches'.$A$1]=2;0;(POWER([$'a'.M47];2)+POWER([$'b'.M47];2)))" office:value-type="float" office:value="0">
            <text:p>0</text:p>
          </table:table-cell>
          <table:table-cell table:style-name="ACE-4" table:formula="of:=IF([$'switches'.$A$1]=2;0;(POWER([$'a'.N47];2)+POWER([$'b'.N47];2)))" office:value-type="float" office:value="0">
            <text:p>0</text:p>
          </table:table-cell>
          <table:table-cell table:style-name="ACE-4" table:formula="of:=IF([$'switches'.$A$1]=2;0;(POWER([$'a'.O47];2)+POWER([$'b'.O47];2)))" office:value-type="float" office:value="0">
            <text:p>0</text:p>
          </table:table-cell>
          <table:table-cell table:style-name="ACE-4" table:formula="of:=IF([$'switches'.$A$1]=2;0;(POWER([$'a'.P47];2)+POWER([$'b'.P47];2)))" office:value-type="float" office:value="0">
            <text:p>0</text:p>
          </table:table-cell>
          <table:table-cell table:style-name="ACE-4" table:formula="of:=IF([$'switches'.$A$1]=2;0;(POWER([$'a'.Q47];2)+POWER([$'b'.Q47];2)))" office:value-type="float" office:value="0">
            <text:p>0</text:p>
          </table:table-cell>
          <table:table-cell table:style-name="ACE-4" table:formula="of:=IF([$'switches'.$A$1]=2;0;(POWER([$'a'.R47];2)+POWER([$'b'.R47];2)))" office:value-type="float" office:value="0">
            <text:p>0</text:p>
          </table:table-cell>
          <table:table-cell table:style-name="ACE-4" table:formula="of:=IF([$'switches'.$A$1]=2;0;(POWER([$'a'.S47];2)+POWER([$'b'.S47];2)))" office:value-type="float" office:value="0">
            <text:p>0</text:p>
          </table:table-cell>
          <table:table-cell table:style-name="ACE-4" table:formula="of:=IF([$'switches'.$A$1]=2;0;(POWER([$'a'.T47];2)+POWER([$'b'.T47];2)))" office:value-type="float" office:value="0">
            <text:p>0</text:p>
          </table:table-cell>
          <table:table-cell table:style-name="ACE-4" table:formula="of:=IF([$'switches'.$A$1]=2;0;(POWER([$'a'.U47];2)+POWER([$'b'.U47];2)))" office:value-type="float" office:value="0">
            <text:p>0</text:p>
          </table:table-cell>
          <table:table-cell table:style-name="ACE-4" table:formula="of:=IF([$'switches'.$A$1]=2;0;(POWER([$'a'.V47];2)+POWER([$'b'.V47];2)))" office:value-type="float" office:value="0">
            <text:p>0</text:p>
          </table:table-cell>
          <table:table-cell table:style-name="ACE-4" table:formula="of:=IF([$'switches'.$A$1]=2;0;(POWER([$'a'.W47];2)+POWER([$'b'.W47];2)))" office:value-type="float" office:value="0">
            <text:p>0</text:p>
          </table:table-cell>
          <table:table-cell table:style-name="ACE-4" table:formula="of:=IF([$'switches'.$A$1]=2;0;(POWER([$'a'.X47];2)+POWER([$'b'.X47];2)))" office:value-type="float" office:value="0">
            <text:p>0</text:p>
          </table:table-cell>
          <table:table-cell table:style-name="ACE-4" table:formula="of:=IF([$'switches'.$A$1]=2;0;(POWER([$'a'.Y47];2)+POWER([$'b'.Y47];2)))" office:value-type="float" office:value="0">
            <text:p>0</text:p>
          </table:table-cell>
          <table:table-cell table:style-name="ACE-4" table:formula="of:=IF([$'switches'.$A$1]=2;0;(POWER([$'a'.Z47];2)+POWER([$'b'.Z47];2)))" office:value-type="float" office:value="0">
            <text:p>0</text:p>
          </table:table-cell>
          <table:table-cell table:style-name="ACE-4" table:formula="of:=IF([$'switches'.$A$1]=2;0;(POWER([$'a'.AA47];2)+POWER([$'b'.AA47];2)))" office:value-type="float" office:value="0">
            <text:p>0</text:p>
          </table:table-cell>
          <table:table-cell table:style-name="ACE-4" table:formula="of:=IF([$'switches'.$A$1]=2;0;(POWER([$'a'.AB47];2)+POWER([$'b'.AB47];2)))" office:value-type="float" office:value="0">
            <text:p>0</text:p>
          </table:table-cell>
          <table:table-cell table:style-name="ACE-4" table:formula="of:=IF([$'switches'.$A$1]=2;0;(POWER([$'a'.AC47];2)+POWER([$'b'.AC47];2)))" office:value-type="float" office:value="0">
            <text:p>0</text:p>
          </table:table-cell>
          <table:table-cell table:style-name="ACE-4" table:formula="of:=IF([$'switches'.$A$1]=2;0;(POWER([$'a'.AD47];2)+POWER([$'b'.AD47];2)))" office:value-type="float" office:value="0">
            <text:p>0</text:p>
          </table:table-cell>
          <table:table-cell table:style-name="ACE-4" table:formula="of:=IF([$'switches'.$A$1]=2;0;(POWER([$'a'.AE47];2)+POWER([$'b'.AE47];2)))" office:value-type="float" office:value="0">
            <text:p>0</text:p>
          </table:table-cell>
          <table:table-cell table:style-name="ACE-4" table:formula="of:=IF([$'switches'.$A$1]=2;0;(POWER([$'a'.AF47];2)+POWER([$'b'.AF47];2)))" office:value-type="float" office:value="0">
            <text:p>0</text:p>
          </table:table-cell>
          <table:table-cell table:style-name="ACE-4" table:formula="of:=IF([$'switches'.$A$1]=2;0;(POWER([$'a'.AG47];2)+POWER([$'b'.AG47];2)))" office:value-type="float" office:value="0">
            <text:p>0</text:p>
          </table:table-cell>
          <table:table-cell table:style-name="ACE-4" table:formula="of:=IF([$'switches'.$A$1]=2;0;(POWER([$'a'.AH47];2)+POWER([$'b'.AH47];2)))" office:value-type="float" office:value="0">
            <text:p>0</text:p>
          </table:table-cell>
          <table:table-cell table:style-name="ACE-4" table:formula="of:=IF([$'switches'.$A$1]=2;0;(POWER([$'a'.AI47];2)+POWER([$'b'.AI47];2)))" office:value-type="float" office:value="0">
            <text:p>0</text:p>
          </table:table-cell>
          <table:table-cell table:style-name="ACE-4" table:formula="of:=IF([$'switches'.$A$1]=2;0;(POWER([$'a'.AJ47];2)+POWER([$'b'.AJ47];2)))" office:value-type="float" office:value="0">
            <text:p>0</text:p>
          </table:table-cell>
          <table:table-cell table:style-name="ACE-4" table:formula="of:=IF([$'switches'.$A$1]=2;0;(POWER([$'a'.AK47];2)+POWER([$'b'.AK47];2)))" office:value-type="float" office:value="0">
            <text:p>0</text:p>
          </table:table-cell>
          <table:table-cell table:style-name="ACE-4" table:formula="of:=IF([$'switches'.$A$1]=2;0;(POWER([$'a'.AL47];2)+POWER([$'b'.AL47];2)))" office:value-type="float" office:value="0">
            <text:p>0</text:p>
          </table:table-cell>
          <table:table-cell table:style-name="ACE-4" table:formula="of:=IF([$'switches'.$A$1]=2;0;(POWER([$'a'.AM47];2)+POWER([$'b'.AM47];2)))" office:value-type="float" office:value="0">
            <text:p>0</text:p>
          </table:table-cell>
          <table:table-cell table:style-name="ACE-4" table:formula="of:=IF([$'switches'.$A$1]=2;0;(POWER([$'a'.AN47];2)+POWER([$'b'.AN47];2)))" office:value-type="float" office:value="0">
            <text:p>0</text:p>
          </table:table-cell>
          <table:table-cell table:style-name="ACE-4" table:formula="of:=IF([$'switches'.$A$1]=2;0;(POWER([$'a'.AO47];2)+POWER([$'b'.AO47];2)))" office:value-type="float" office:value="0">
            <text:p>0</text:p>
          </table:table-cell>
          <table:table-cell table:style-name="ACE-4" table:formula="of:=IF([$'switches'.$A$1]=2;0;(POWER([$'a'.AP47];2)+POWER([$'b'.AP47];2)))" office:value-type="float" office:value="0">
            <text:p>0</text:p>
          </table:table-cell>
          <table:table-cell table:style-name="ACE-4" table:formula="of:=IF([$'switches'.$A$1]=2;0;(POWER([$'a'.AQ47];2)+POWER([$'b'.AQ47];2)))" office:value-type="float" office:value="0">
            <text:p>0</text:p>
          </table:table-cell>
          <table:table-cell table:style-name="ACE-4" table:formula="of:=IF([$'switches'.$A$1]=2;0;(POWER([$'a'.AR47];2)+POWER([$'b'.AR47];2)))" office:value-type="float" office:value="0">
            <text:p>0</text:p>
          </table:table-cell>
          <table:table-cell table:style-name="ACE-4" table:formula="of:=IF([$'switches'.$A$1]=2;0;(POWER([$'a'.AS47];2)+POWER([$'b'.AS47];2)))" office:value-type="float" office:value="0">
            <text:p>0</text:p>
          </table:table-cell>
          <table:table-cell table:style-name="ACE-4" table:formula="of:=IF([$'switches'.$A$1]=2;0;(POWER([$'a'.AT47];2)+POWER([$'b'.AT47];2)))" office:value-type="float" office:value="0">
            <text:p>0</text:p>
          </table:table-cell>
          <table:table-cell table:style-name="ACE-4" table:formula="of:=IF([$'switches'.$A$1]=2;0;(POWER([$'a'.AU47];2)+POWER([$'b'.AU47];2)))" office:value-type="float" office:value="0">
            <text:p>0</text:p>
          </table:table-cell>
          <table:table-cell table:style-name="ACE-4" table:formula="of:=IF([$'switches'.$A$1]=2;0;(POWER([$'a'.AV47];2)+POWER([$'b'.AV47];2)))" office:value-type="float" office:value="0">
            <text:p>0</text:p>
          </table:table-cell>
          <table:table-cell table:style-name="ACE-4" table:formula="of:=IF([$'switches'.$A$1]=2;0;(POWER([$'a'.AW47];2)+POWER([$'b'.AW47];2)))" office:value-type="float" office:value="0">
            <text:p>0</text:p>
          </table:table-cell>
          <table:table-cell table:style-name="ACE-4" table:formula="of:=IF([$'switches'.$A$1]=2;0;(POWER([$'a'.AX47];2)+POWER([$'b'.AX47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8];2)+POWER([$'b'.B48];2)))" office:value-type="float" office:value="0">
            <text:p>0</text:p>
          </table:table-cell>
          <table:table-cell table:style-name="ACE-4" table:formula="of:=IF([$'switches'.$A$1]=2;0;(POWER([$'a'.C48];2)+POWER([$'b'.C48];2)))" office:value-type="float" office:value="0">
            <text:p>0</text:p>
          </table:table-cell>
          <table:table-cell table:style-name="ACE-4" table:formula="of:=IF([$'switches'.$A$1]=2;0;(POWER([$'a'.D48];2)+POWER([$'b'.D48];2)))" office:value-type="float" office:value="0">
            <text:p>0</text:p>
          </table:table-cell>
          <table:table-cell table:style-name="ACE-4" table:formula="of:=IF([$'switches'.$A$1]=2;0;(POWER([$'a'.E48];2)+POWER([$'b'.E48];2)))" office:value-type="float" office:value="0">
            <text:p>0</text:p>
          </table:table-cell>
          <table:table-cell table:style-name="ACE-4" table:formula="of:=IF([$'switches'.$A$1]=2;0;(POWER([$'a'.F48];2)+POWER([$'b'.F48];2)))" office:value-type="float" office:value="0">
            <text:p>0</text:p>
          </table:table-cell>
          <table:table-cell table:style-name="ACE-4" table:formula="of:=IF([$'switches'.$A$1]=2;0;(POWER([$'a'.G48];2)+POWER([$'b'.G48];2)))" office:value-type="float" office:value="0">
            <text:p>0</text:p>
          </table:table-cell>
          <table:table-cell table:style-name="ACE-4" table:formula="of:=IF([$'switches'.$A$1]=2;0;(POWER([$'a'.H48];2)+POWER([$'b'.H48];2)))" office:value-type="float" office:value="0">
            <text:p>0</text:p>
          </table:table-cell>
          <table:table-cell table:style-name="ACE-4" table:formula="of:=IF([$'switches'.$A$1]=2;0;(POWER([$'a'.I48];2)+POWER([$'b'.I48];2)))" office:value-type="float" office:value="0">
            <text:p>0</text:p>
          </table:table-cell>
          <table:table-cell table:style-name="ACE-4" table:formula="of:=IF([$'switches'.$A$1]=2;0;(POWER([$'a'.J48];2)+POWER([$'b'.J48];2)))" office:value-type="float" office:value="0">
            <text:p>0</text:p>
          </table:table-cell>
          <table:table-cell table:style-name="ACE-4" table:formula="of:=IF([$'switches'.$A$1]=2;0;(POWER([$'a'.K48];2)+POWER([$'b'.K48];2)))" office:value-type="float" office:value="0">
            <text:p>0</text:p>
          </table:table-cell>
          <table:table-cell table:style-name="ACE-4" table:formula="of:=IF([$'switches'.$A$1]=2;0;(POWER([$'a'.L48];2)+POWER([$'b'.L48];2)))" office:value-type="float" office:value="0">
            <text:p>0</text:p>
          </table:table-cell>
          <table:table-cell table:style-name="ACE-4" table:formula="of:=IF([$'switches'.$A$1]=2;0;(POWER([$'a'.M48];2)+POWER([$'b'.M48];2)))" office:value-type="float" office:value="0">
            <text:p>0</text:p>
          </table:table-cell>
          <table:table-cell table:style-name="ACE-4" table:formula="of:=IF([$'switches'.$A$1]=2;0;(POWER([$'a'.N48];2)+POWER([$'b'.N48];2)))" office:value-type="float" office:value="0">
            <text:p>0</text:p>
          </table:table-cell>
          <table:table-cell table:style-name="ACE-4" table:formula="of:=IF([$'switches'.$A$1]=2;0;(POWER([$'a'.O48];2)+POWER([$'b'.O48];2)))" office:value-type="float" office:value="0">
            <text:p>0</text:p>
          </table:table-cell>
          <table:table-cell table:style-name="ACE-4" table:formula="of:=IF([$'switches'.$A$1]=2;0;(POWER([$'a'.P48];2)+POWER([$'b'.P48];2)))" office:value-type="float" office:value="0">
            <text:p>0</text:p>
          </table:table-cell>
          <table:table-cell table:style-name="ACE-4" table:formula="of:=IF([$'switches'.$A$1]=2;0;(POWER([$'a'.Q48];2)+POWER([$'b'.Q48];2)))" office:value-type="float" office:value="0">
            <text:p>0</text:p>
          </table:table-cell>
          <table:table-cell table:style-name="ACE-4" table:formula="of:=IF([$'switches'.$A$1]=2;0;(POWER([$'a'.R48];2)+POWER([$'b'.R48];2)))" office:value-type="float" office:value="0">
            <text:p>0</text:p>
          </table:table-cell>
          <table:table-cell table:style-name="ACE-4" table:formula="of:=IF([$'switches'.$A$1]=2;0;(POWER([$'a'.S48];2)+POWER([$'b'.S48];2)))" office:value-type="float" office:value="0">
            <text:p>0</text:p>
          </table:table-cell>
          <table:table-cell table:style-name="ACE-4" table:formula="of:=IF([$'switches'.$A$1]=2;0;(POWER([$'a'.T48];2)+POWER([$'b'.T48];2)))" office:value-type="float" office:value="0">
            <text:p>0</text:p>
          </table:table-cell>
          <table:table-cell table:style-name="ACE-4" table:formula="of:=IF([$'switches'.$A$1]=2;0;(POWER([$'a'.U48];2)+POWER([$'b'.U48];2)))" office:value-type="float" office:value="0">
            <text:p>0</text:p>
          </table:table-cell>
          <table:table-cell table:style-name="ACE-4" table:formula="of:=IF([$'switches'.$A$1]=2;0;(POWER([$'a'.V48];2)+POWER([$'b'.V48];2)))" office:value-type="float" office:value="0">
            <text:p>0</text:p>
          </table:table-cell>
          <table:table-cell table:style-name="ACE-4" table:formula="of:=IF([$'switches'.$A$1]=2;0;(POWER([$'a'.W48];2)+POWER([$'b'.W48];2)))" office:value-type="float" office:value="0">
            <text:p>0</text:p>
          </table:table-cell>
          <table:table-cell table:style-name="ACE-4" table:formula="of:=IF([$'switches'.$A$1]=2;0;(POWER([$'a'.X48];2)+POWER([$'b'.X48];2)))" office:value-type="float" office:value="0">
            <text:p>0</text:p>
          </table:table-cell>
          <table:table-cell table:style-name="ACE-4" table:formula="of:=IF([$'switches'.$A$1]=2;0;(POWER([$'a'.Y48];2)+POWER([$'b'.Y48];2)))" office:value-type="float" office:value="0">
            <text:p>0</text:p>
          </table:table-cell>
          <table:table-cell table:style-name="ACE-4" table:formula="of:=IF([$'switches'.$A$1]=2;0;(POWER([$'a'.Z48];2)+POWER([$'b'.Z48];2)))" office:value-type="float" office:value="0">
            <text:p>0</text:p>
          </table:table-cell>
          <table:table-cell table:style-name="ACE-4" table:formula="of:=IF([$'switches'.$A$1]=2;0;(POWER([$'a'.AA48];2)+POWER([$'b'.AA48];2)))" office:value-type="float" office:value="0">
            <text:p>0</text:p>
          </table:table-cell>
          <table:table-cell table:style-name="ACE-4" table:formula="of:=IF([$'switches'.$A$1]=2;0;(POWER([$'a'.AB48];2)+POWER([$'b'.AB48];2)))" office:value-type="float" office:value="0">
            <text:p>0</text:p>
          </table:table-cell>
          <table:table-cell table:style-name="ACE-4" table:formula="of:=IF([$'switches'.$A$1]=2;0;(POWER([$'a'.AC48];2)+POWER([$'b'.AC48];2)))" office:value-type="float" office:value="0">
            <text:p>0</text:p>
          </table:table-cell>
          <table:table-cell table:style-name="ACE-4" table:formula="of:=IF([$'switches'.$A$1]=2;0;(POWER([$'a'.AD48];2)+POWER([$'b'.AD48];2)))" office:value-type="float" office:value="0">
            <text:p>0</text:p>
          </table:table-cell>
          <table:table-cell table:style-name="ACE-4" table:formula="of:=IF([$'switches'.$A$1]=2;0;(POWER([$'a'.AE48];2)+POWER([$'b'.AE48];2)))" office:value-type="float" office:value="0">
            <text:p>0</text:p>
          </table:table-cell>
          <table:table-cell table:style-name="ACE-4" table:formula="of:=IF([$'switches'.$A$1]=2;0;(POWER([$'a'.AF48];2)+POWER([$'b'.AF48];2)))" office:value-type="float" office:value="0">
            <text:p>0</text:p>
          </table:table-cell>
          <table:table-cell table:style-name="ACE-4" table:formula="of:=IF([$'switches'.$A$1]=2;0;(POWER([$'a'.AG48];2)+POWER([$'b'.AG48];2)))" office:value-type="float" office:value="0">
            <text:p>0</text:p>
          </table:table-cell>
          <table:table-cell table:style-name="ACE-4" table:formula="of:=IF([$'switches'.$A$1]=2;0;(POWER([$'a'.AH48];2)+POWER([$'b'.AH48];2)))" office:value-type="float" office:value="0">
            <text:p>0</text:p>
          </table:table-cell>
          <table:table-cell table:style-name="ACE-4" table:formula="of:=IF([$'switches'.$A$1]=2;0;(POWER([$'a'.AI48];2)+POWER([$'b'.AI48];2)))" office:value-type="float" office:value="0">
            <text:p>0</text:p>
          </table:table-cell>
          <table:table-cell table:style-name="ACE-4" table:formula="of:=IF([$'switches'.$A$1]=2;0;(POWER([$'a'.AJ48];2)+POWER([$'b'.AJ48];2)))" office:value-type="float" office:value="0">
            <text:p>0</text:p>
          </table:table-cell>
          <table:table-cell table:style-name="ACE-4" table:formula="of:=IF([$'switches'.$A$1]=2;0;(POWER([$'a'.AK48];2)+POWER([$'b'.AK48];2)))" office:value-type="float" office:value="0">
            <text:p>0</text:p>
          </table:table-cell>
          <table:table-cell table:style-name="ACE-4" table:formula="of:=IF([$'switches'.$A$1]=2;0;(POWER([$'a'.AL48];2)+POWER([$'b'.AL48];2)))" office:value-type="float" office:value="0">
            <text:p>0</text:p>
          </table:table-cell>
          <table:table-cell table:style-name="ACE-4" table:formula="of:=IF([$'switches'.$A$1]=2;0;(POWER([$'a'.AM48];2)+POWER([$'b'.AM48];2)))" office:value-type="float" office:value="0">
            <text:p>0</text:p>
          </table:table-cell>
          <table:table-cell table:style-name="ACE-4" table:formula="of:=IF([$'switches'.$A$1]=2;0;(POWER([$'a'.AN48];2)+POWER([$'b'.AN48];2)))" office:value-type="float" office:value="0">
            <text:p>0</text:p>
          </table:table-cell>
          <table:table-cell table:style-name="ACE-4" table:formula="of:=IF([$'switches'.$A$1]=2;0;(POWER([$'a'.AO48];2)+POWER([$'b'.AO48];2)))" office:value-type="float" office:value="0">
            <text:p>0</text:p>
          </table:table-cell>
          <table:table-cell table:style-name="ACE-4" table:formula="of:=IF([$'switches'.$A$1]=2;0;(POWER([$'a'.AP48];2)+POWER([$'b'.AP48];2)))" office:value-type="float" office:value="0">
            <text:p>0</text:p>
          </table:table-cell>
          <table:table-cell table:style-name="ACE-4" table:formula="of:=IF([$'switches'.$A$1]=2;0;(POWER([$'a'.AQ48];2)+POWER([$'b'.AQ48];2)))" office:value-type="float" office:value="0">
            <text:p>0</text:p>
          </table:table-cell>
          <table:table-cell table:style-name="ACE-4" table:formula="of:=IF([$'switches'.$A$1]=2;0;(POWER([$'a'.AR48];2)+POWER([$'b'.AR48];2)))" office:value-type="float" office:value="0">
            <text:p>0</text:p>
          </table:table-cell>
          <table:table-cell table:style-name="ACE-4" table:formula="of:=IF([$'switches'.$A$1]=2;0;(POWER([$'a'.AS48];2)+POWER([$'b'.AS48];2)))" office:value-type="float" office:value="0">
            <text:p>0</text:p>
          </table:table-cell>
          <table:table-cell table:style-name="ACE-4" table:formula="of:=IF([$'switches'.$A$1]=2;0;(POWER([$'a'.AT48];2)+POWER([$'b'.AT48];2)))" office:value-type="float" office:value="0">
            <text:p>0</text:p>
          </table:table-cell>
          <table:table-cell table:style-name="ACE-4" table:formula="of:=IF([$'switches'.$A$1]=2;0;(POWER([$'a'.AU48];2)+POWER([$'b'.AU48];2)))" office:value-type="float" office:value="0">
            <text:p>0</text:p>
          </table:table-cell>
          <table:table-cell table:style-name="ACE-4" table:formula="of:=IF([$'switches'.$A$1]=2;0;(POWER([$'a'.AV48];2)+POWER([$'b'.AV48];2)))" office:value-type="float" office:value="0">
            <text:p>0</text:p>
          </table:table-cell>
          <table:table-cell table:style-name="ACE-4" table:formula="of:=IF([$'switches'.$A$1]=2;0;(POWER([$'a'.AW48];2)+POWER([$'b'.AW48];2)))" office:value-type="float" office:value="0">
            <text:p>0</text:p>
          </table:table-cell>
          <table:table-cell table:style-name="ACE-4" table:formula="of:=IF([$'switches'.$A$1]=2;0;(POWER([$'a'.AX48];2)+POWER([$'b'.AX48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49];2)+POWER([$'b'.B49];2)))" office:value-type="float" office:value="0">
            <text:p>0</text:p>
          </table:table-cell>
          <table:table-cell table:style-name="ACE-4" table:formula="of:=IF([$'switches'.$A$1]=2;0;(POWER([$'a'.C49];2)+POWER([$'b'.C49];2)))" office:value-type="float" office:value="0">
            <text:p>0</text:p>
          </table:table-cell>
          <table:table-cell table:style-name="ACE-4" table:formula="of:=IF([$'switches'.$A$1]=2;0;(POWER([$'a'.D49];2)+POWER([$'b'.D49];2)))" office:value-type="float" office:value="0">
            <text:p>0</text:p>
          </table:table-cell>
          <table:table-cell table:style-name="ACE-4" table:formula="of:=IF([$'switches'.$A$1]=2;0;(POWER([$'a'.E49];2)+POWER([$'b'.E49];2)))" office:value-type="float" office:value="0">
            <text:p>0</text:p>
          </table:table-cell>
          <table:table-cell table:style-name="ACE-4" table:formula="of:=IF([$'switches'.$A$1]=2;0;(POWER([$'a'.F49];2)+POWER([$'b'.F49];2)))" office:value-type="float" office:value="0">
            <text:p>0</text:p>
          </table:table-cell>
          <table:table-cell table:style-name="ACE-4" table:formula="of:=IF([$'switches'.$A$1]=2;0;(POWER([$'a'.G49];2)+POWER([$'b'.G49];2)))" office:value-type="float" office:value="0">
            <text:p>0</text:p>
          </table:table-cell>
          <table:table-cell table:style-name="ACE-4" table:formula="of:=IF([$'switches'.$A$1]=2;0;(POWER([$'a'.H49];2)+POWER([$'b'.H49];2)))" office:value-type="float" office:value="0">
            <text:p>0</text:p>
          </table:table-cell>
          <table:table-cell table:style-name="ACE-4" table:formula="of:=IF([$'switches'.$A$1]=2;0;(POWER([$'a'.I49];2)+POWER([$'b'.I49];2)))" office:value-type="float" office:value="0">
            <text:p>0</text:p>
          </table:table-cell>
          <table:table-cell table:style-name="ACE-4" table:formula="of:=IF([$'switches'.$A$1]=2;0;(POWER([$'a'.J49];2)+POWER([$'b'.J49];2)))" office:value-type="float" office:value="0">
            <text:p>0</text:p>
          </table:table-cell>
          <table:table-cell table:style-name="ACE-4" table:formula="of:=IF([$'switches'.$A$1]=2;0;(POWER([$'a'.K49];2)+POWER([$'b'.K49];2)))" office:value-type="float" office:value="0">
            <text:p>0</text:p>
          </table:table-cell>
          <table:table-cell table:style-name="ACE-4" table:formula="of:=IF([$'switches'.$A$1]=2;0;(POWER([$'a'.L49];2)+POWER([$'b'.L49];2)))" office:value-type="float" office:value="0">
            <text:p>0</text:p>
          </table:table-cell>
          <table:table-cell table:style-name="ACE-4" table:formula="of:=IF([$'switches'.$A$1]=2;0;(POWER([$'a'.M49];2)+POWER([$'b'.M49];2)))" office:value-type="float" office:value="0">
            <text:p>0</text:p>
          </table:table-cell>
          <table:table-cell table:style-name="ACE-4" table:formula="of:=IF([$'switches'.$A$1]=2;0;(POWER([$'a'.N49];2)+POWER([$'b'.N49];2)))" office:value-type="float" office:value="0">
            <text:p>0</text:p>
          </table:table-cell>
          <table:table-cell table:style-name="ACE-4" table:formula="of:=IF([$'switches'.$A$1]=2;0;(POWER([$'a'.O49];2)+POWER([$'b'.O49];2)))" office:value-type="float" office:value="0">
            <text:p>0</text:p>
          </table:table-cell>
          <table:table-cell table:style-name="ACE-4" table:formula="of:=IF([$'switches'.$A$1]=2;0;(POWER([$'a'.P49];2)+POWER([$'b'.P49];2)))" office:value-type="float" office:value="0">
            <text:p>0</text:p>
          </table:table-cell>
          <table:table-cell table:style-name="ACE-4" table:formula="of:=IF([$'switches'.$A$1]=2;0;(POWER([$'a'.Q49];2)+POWER([$'b'.Q49];2)))" office:value-type="float" office:value="0">
            <text:p>0</text:p>
          </table:table-cell>
          <table:table-cell table:style-name="ACE-4" table:formula="of:=IF([$'switches'.$A$1]=2;0;(POWER([$'a'.R49];2)+POWER([$'b'.R49];2)))" office:value-type="float" office:value="0">
            <text:p>0</text:p>
          </table:table-cell>
          <table:table-cell table:style-name="ACE-4" table:formula="of:=IF([$'switches'.$A$1]=2;0;(POWER([$'a'.S49];2)+POWER([$'b'.S49];2)))" office:value-type="float" office:value="0">
            <text:p>0</text:p>
          </table:table-cell>
          <table:table-cell table:style-name="ACE-4" table:formula="of:=IF([$'switches'.$A$1]=2;0;(POWER([$'a'.T49];2)+POWER([$'b'.T49];2)))" office:value-type="float" office:value="0">
            <text:p>0</text:p>
          </table:table-cell>
          <table:table-cell table:style-name="ACE-4" table:formula="of:=IF([$'switches'.$A$1]=2;0;(POWER([$'a'.U49];2)+POWER([$'b'.U49];2)))" office:value-type="float" office:value="0">
            <text:p>0</text:p>
          </table:table-cell>
          <table:table-cell table:style-name="ACE-4" table:formula="of:=IF([$'switches'.$A$1]=2;0;(POWER([$'a'.V49];2)+POWER([$'b'.V49];2)))" office:value-type="float" office:value="0">
            <text:p>0</text:p>
          </table:table-cell>
          <table:table-cell table:style-name="ACE-4" table:formula="of:=IF([$'switches'.$A$1]=2;0;(POWER([$'a'.W49];2)+POWER([$'b'.W49];2)))" office:value-type="float" office:value="0">
            <text:p>0</text:p>
          </table:table-cell>
          <table:table-cell table:style-name="ACE-4" table:formula="of:=IF([$'switches'.$A$1]=2;0;(POWER([$'a'.X49];2)+POWER([$'b'.X49];2)))" office:value-type="float" office:value="0">
            <text:p>0</text:p>
          </table:table-cell>
          <table:table-cell table:style-name="ACE-4" table:formula="of:=IF([$'switches'.$A$1]=2;0;(POWER([$'a'.Y49];2)+POWER([$'b'.Y49];2)))" office:value-type="float" office:value="0">
            <text:p>0</text:p>
          </table:table-cell>
          <table:table-cell table:style-name="ACE-4" table:formula="of:=IF([$'switches'.$A$1]=2;0;(POWER([$'a'.Z49];2)+POWER([$'b'.Z49];2)))" office:value-type="float" office:value="0">
            <text:p>0</text:p>
          </table:table-cell>
          <table:table-cell table:style-name="ACE-4" table:formula="of:=IF([$'switches'.$A$1]=2;0;(POWER([$'a'.AA49];2)+POWER([$'b'.AA49];2)))" office:value-type="float" office:value="0">
            <text:p>0</text:p>
          </table:table-cell>
          <table:table-cell table:style-name="ACE-4" table:formula="of:=IF([$'switches'.$A$1]=2;0;(POWER([$'a'.AB49];2)+POWER([$'b'.AB49];2)))" office:value-type="float" office:value="0">
            <text:p>0</text:p>
          </table:table-cell>
          <table:table-cell table:style-name="ACE-4" table:formula="of:=IF([$'switches'.$A$1]=2;0;(POWER([$'a'.AC49];2)+POWER([$'b'.AC49];2)))" office:value-type="float" office:value="0">
            <text:p>0</text:p>
          </table:table-cell>
          <table:table-cell table:style-name="ACE-4" table:formula="of:=IF([$'switches'.$A$1]=2;0;(POWER([$'a'.AD49];2)+POWER([$'b'.AD49];2)))" office:value-type="float" office:value="0">
            <text:p>0</text:p>
          </table:table-cell>
          <table:table-cell table:style-name="ACE-4" table:formula="of:=IF([$'switches'.$A$1]=2;0;(POWER([$'a'.AE49];2)+POWER([$'b'.AE49];2)))" office:value-type="float" office:value="0">
            <text:p>0</text:p>
          </table:table-cell>
          <table:table-cell table:style-name="ACE-4" table:formula="of:=IF([$'switches'.$A$1]=2;0;(POWER([$'a'.AF49];2)+POWER([$'b'.AF49];2)))" office:value-type="float" office:value="0">
            <text:p>0</text:p>
          </table:table-cell>
          <table:table-cell table:style-name="ACE-4" table:formula="of:=IF([$'switches'.$A$1]=2;0;(POWER([$'a'.AG49];2)+POWER([$'b'.AG49];2)))" office:value-type="float" office:value="0">
            <text:p>0</text:p>
          </table:table-cell>
          <table:table-cell table:style-name="ACE-4" table:formula="of:=IF([$'switches'.$A$1]=2;0;(POWER([$'a'.AH49];2)+POWER([$'b'.AH49];2)))" office:value-type="float" office:value="0">
            <text:p>0</text:p>
          </table:table-cell>
          <table:table-cell table:style-name="ACE-4" table:formula="of:=IF([$'switches'.$A$1]=2;0;(POWER([$'a'.AI49];2)+POWER([$'b'.AI49];2)))" office:value-type="float" office:value="0">
            <text:p>0</text:p>
          </table:table-cell>
          <table:table-cell table:style-name="ACE-4" table:formula="of:=IF([$'switches'.$A$1]=2;0;(POWER([$'a'.AJ49];2)+POWER([$'b'.AJ49];2)))" office:value-type="float" office:value="0">
            <text:p>0</text:p>
          </table:table-cell>
          <table:table-cell table:style-name="ACE-4" table:formula="of:=IF([$'switches'.$A$1]=2;0;(POWER([$'a'.AK49];2)+POWER([$'b'.AK49];2)))" office:value-type="float" office:value="0">
            <text:p>0</text:p>
          </table:table-cell>
          <table:table-cell table:style-name="ACE-4" table:formula="of:=IF([$'switches'.$A$1]=2;0;(POWER([$'a'.AL49];2)+POWER([$'b'.AL49];2)))" office:value-type="float" office:value="0">
            <text:p>0</text:p>
          </table:table-cell>
          <table:table-cell table:style-name="ACE-4" table:formula="of:=IF([$'switches'.$A$1]=2;0;(POWER([$'a'.AM49];2)+POWER([$'b'.AM49];2)))" office:value-type="float" office:value="0">
            <text:p>0</text:p>
          </table:table-cell>
          <table:table-cell table:style-name="ACE-4" table:formula="of:=IF([$'switches'.$A$1]=2;0;(POWER([$'a'.AN49];2)+POWER([$'b'.AN49];2)))" office:value-type="float" office:value="0">
            <text:p>0</text:p>
          </table:table-cell>
          <table:table-cell table:style-name="ACE-4" table:formula="of:=IF([$'switches'.$A$1]=2;0;(POWER([$'a'.AO49];2)+POWER([$'b'.AO49];2)))" office:value-type="float" office:value="0">
            <text:p>0</text:p>
          </table:table-cell>
          <table:table-cell table:style-name="ACE-4" table:formula="of:=IF([$'switches'.$A$1]=2;0;(POWER([$'a'.AP49];2)+POWER([$'b'.AP49];2)))" office:value-type="float" office:value="0">
            <text:p>0</text:p>
          </table:table-cell>
          <table:table-cell table:style-name="ACE-4" table:formula="of:=IF([$'switches'.$A$1]=2;0;(POWER([$'a'.AQ49];2)+POWER([$'b'.AQ49];2)))" office:value-type="float" office:value="0">
            <text:p>0</text:p>
          </table:table-cell>
          <table:table-cell table:style-name="ACE-4" table:formula="of:=IF([$'switches'.$A$1]=2;0;(POWER([$'a'.AR49];2)+POWER([$'b'.AR49];2)))" office:value-type="float" office:value="0">
            <text:p>0</text:p>
          </table:table-cell>
          <table:table-cell table:style-name="ACE-4" table:formula="of:=IF([$'switches'.$A$1]=2;0;(POWER([$'a'.AS49];2)+POWER([$'b'.AS49];2)))" office:value-type="float" office:value="0">
            <text:p>0</text:p>
          </table:table-cell>
          <table:table-cell table:style-name="ACE-4" table:formula="of:=IF([$'switches'.$A$1]=2;0;(POWER([$'a'.AT49];2)+POWER([$'b'.AT49];2)))" office:value-type="float" office:value="0">
            <text:p>0</text:p>
          </table:table-cell>
          <table:table-cell table:style-name="ACE-4" table:formula="of:=IF([$'switches'.$A$1]=2;0;(POWER([$'a'.AU49];2)+POWER([$'b'.AU49];2)))" office:value-type="float" office:value="0">
            <text:p>0</text:p>
          </table:table-cell>
          <table:table-cell table:style-name="ACE-4" table:formula="of:=IF([$'switches'.$A$1]=2;0;(POWER([$'a'.AV49];2)+POWER([$'b'.AV49];2)))" office:value-type="float" office:value="0">
            <text:p>0</text:p>
          </table:table-cell>
          <table:table-cell table:style-name="ACE-4" table:formula="of:=IF([$'switches'.$A$1]=2;0;(POWER([$'a'.AW49];2)+POWER([$'b'.AW49];2)))" office:value-type="float" office:value="0">
            <text:p>0</text:p>
          </table:table-cell>
          <table:table-cell table:style-name="ACE-4" table:formula="of:=IF([$'switches'.$A$1]=2;0;(POWER([$'a'.AX49];2)+POWER([$'b'.AX49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>
          <table:table-cell table:style-name="ACE-5"/>
          <table:table-cell table:style-name="ACE-4" table:formula="of:=IF([$'switches'.$A$1]=2;0;(POWER([$'a'.B50];2)+POWER([$'b'.B50];2)))" office:value-type="float" office:value="0">
            <text:p>0</text:p>
          </table:table-cell>
          <table:table-cell table:style-name="ACE-4" table:formula="of:=IF([$'switches'.$A$1]=2;0;(POWER([$'a'.C50];2)+POWER([$'b'.C50];2)))" office:value-type="float" office:value="0">
            <text:p>0</text:p>
          </table:table-cell>
          <table:table-cell table:style-name="ACE-4" table:formula="of:=IF([$'switches'.$A$1]=2;0;(POWER([$'a'.D50];2)+POWER([$'b'.D50];2)))" office:value-type="float" office:value="0">
            <text:p>0</text:p>
          </table:table-cell>
          <table:table-cell table:style-name="ACE-4" table:formula="of:=IF([$'switches'.$A$1]=2;0;(POWER([$'a'.E50];2)+POWER([$'b'.E50];2)))" office:value-type="float" office:value="0">
            <text:p>0</text:p>
          </table:table-cell>
          <table:table-cell table:style-name="ACE-4" table:formula="of:=IF([$'switches'.$A$1]=2;0;(POWER([$'a'.F50];2)+POWER([$'b'.F50];2)))" office:value-type="float" office:value="0">
            <text:p>0</text:p>
          </table:table-cell>
          <table:table-cell table:style-name="ACE-4" table:formula="of:=IF([$'switches'.$A$1]=2;0;(POWER([$'a'.G50];2)+POWER([$'b'.G50];2)))" office:value-type="float" office:value="0">
            <text:p>0</text:p>
          </table:table-cell>
          <table:table-cell table:style-name="ACE-4" table:formula="of:=IF([$'switches'.$A$1]=2;0;(POWER([$'a'.H50];2)+POWER([$'b'.H50];2)))" office:value-type="float" office:value="0">
            <text:p>0</text:p>
          </table:table-cell>
          <table:table-cell table:style-name="ACE-4" table:formula="of:=IF([$'switches'.$A$1]=2;0;(POWER([$'a'.I50];2)+POWER([$'b'.I50];2)))" office:value-type="float" office:value="0">
            <text:p>0</text:p>
          </table:table-cell>
          <table:table-cell table:style-name="ACE-4" table:formula="of:=IF([$'switches'.$A$1]=2;0;(POWER([$'a'.J50];2)+POWER([$'b'.J50];2)))" office:value-type="float" office:value="0">
            <text:p>0</text:p>
          </table:table-cell>
          <table:table-cell table:style-name="ACE-4" table:formula="of:=IF([$'switches'.$A$1]=2;0;(POWER([$'a'.K50];2)+POWER([$'b'.K50];2)))" office:value-type="float" office:value="0">
            <text:p>0</text:p>
          </table:table-cell>
          <table:table-cell table:style-name="ACE-4" table:formula="of:=IF([$'switches'.$A$1]=2;0;(POWER([$'a'.L50];2)+POWER([$'b'.L50];2)))" office:value-type="float" office:value="0">
            <text:p>0</text:p>
          </table:table-cell>
          <table:table-cell table:style-name="ACE-4" table:formula="of:=IF([$'switches'.$A$1]=2;0;(POWER([$'a'.M50];2)+POWER([$'b'.M50];2)))" office:value-type="float" office:value="0">
            <text:p>0</text:p>
          </table:table-cell>
          <table:table-cell table:style-name="ACE-4" table:formula="of:=IF([$'switches'.$A$1]=2;0;(POWER([$'a'.N50];2)+POWER([$'b'.N50];2)))" office:value-type="float" office:value="0">
            <text:p>0</text:p>
          </table:table-cell>
          <table:table-cell table:style-name="ACE-4" table:formula="of:=IF([$'switches'.$A$1]=2;0;(POWER([$'a'.O50];2)+POWER([$'b'.O50];2)))" office:value-type="float" office:value="0">
            <text:p>0</text:p>
          </table:table-cell>
          <table:table-cell table:style-name="ACE-4" table:formula="of:=IF([$'switches'.$A$1]=2;0;(POWER([$'a'.P50];2)+POWER([$'b'.P50];2)))" office:value-type="float" office:value="0">
            <text:p>0</text:p>
          </table:table-cell>
          <table:table-cell table:style-name="ACE-4" table:formula="of:=IF([$'switches'.$A$1]=2;0;(POWER([$'a'.Q50];2)+POWER([$'b'.Q50];2)))" office:value-type="float" office:value="0">
            <text:p>0</text:p>
          </table:table-cell>
          <table:table-cell table:style-name="ACE-4" table:formula="of:=IF([$'switches'.$A$1]=2;0;(POWER([$'a'.R50];2)+POWER([$'b'.R50];2)))" office:value-type="float" office:value="0">
            <text:p>0</text:p>
          </table:table-cell>
          <table:table-cell table:style-name="ACE-4" table:formula="of:=IF([$'switches'.$A$1]=2;0;(POWER([$'a'.S50];2)+POWER([$'b'.S50];2)))" office:value-type="float" office:value="0">
            <text:p>0</text:p>
          </table:table-cell>
          <table:table-cell table:style-name="ACE-4" table:formula="of:=IF([$'switches'.$A$1]=2;0;(POWER([$'a'.T50];2)+POWER([$'b'.T50];2)))" office:value-type="float" office:value="0">
            <text:p>0</text:p>
          </table:table-cell>
          <table:table-cell table:style-name="ACE-4" table:formula="of:=IF([$'switches'.$A$1]=2;0;(POWER([$'a'.U50];2)+POWER([$'b'.U50];2)))" office:value-type="float" office:value="0">
            <text:p>0</text:p>
          </table:table-cell>
          <table:table-cell table:style-name="ACE-4" table:formula="of:=IF([$'switches'.$A$1]=2;0;(POWER([$'a'.V50];2)+POWER([$'b'.V50];2)))" office:value-type="float" office:value="0">
            <text:p>0</text:p>
          </table:table-cell>
          <table:table-cell table:style-name="ACE-4" table:formula="of:=IF([$'switches'.$A$1]=2;0;(POWER([$'a'.W50];2)+POWER([$'b'.W50];2)))" office:value-type="float" office:value="0">
            <text:p>0</text:p>
          </table:table-cell>
          <table:table-cell table:style-name="ACE-4" table:formula="of:=IF([$'switches'.$A$1]=2;0;(POWER([$'a'.X50];2)+POWER([$'b'.X50];2)))" office:value-type="float" office:value="0">
            <text:p>0</text:p>
          </table:table-cell>
          <table:table-cell table:style-name="ACE-4" table:formula="of:=IF([$'switches'.$A$1]=2;0;(POWER([$'a'.Y50];2)+POWER([$'b'.Y50];2)))" office:value-type="float" office:value="0">
            <text:p>0</text:p>
          </table:table-cell>
          <table:table-cell table:style-name="ACE-4" table:formula="of:=IF([$'switches'.$A$1]=2;0;(POWER([$'a'.Z50];2)+POWER([$'b'.Z50];2)))" office:value-type="float" office:value="0">
            <text:p>0</text:p>
          </table:table-cell>
          <table:table-cell table:style-name="ACE-4" table:formula="of:=IF([$'switches'.$A$1]=2;0;(POWER([$'a'.AA50];2)+POWER([$'b'.AA50];2)))" office:value-type="float" office:value="0">
            <text:p>0</text:p>
          </table:table-cell>
          <table:table-cell table:style-name="ACE-4" table:formula="of:=IF([$'switches'.$A$1]=2;0;(POWER([$'a'.AB50];2)+POWER([$'b'.AB50];2)))" office:value-type="float" office:value="0">
            <text:p>0</text:p>
          </table:table-cell>
          <table:table-cell table:style-name="ACE-4" table:formula="of:=IF([$'switches'.$A$1]=2;0;(POWER([$'a'.AC50];2)+POWER([$'b'.AC50];2)))" office:value-type="float" office:value="0">
            <text:p>0</text:p>
          </table:table-cell>
          <table:table-cell table:style-name="ACE-4" table:formula="of:=IF([$'switches'.$A$1]=2;0;(POWER([$'a'.AD50];2)+POWER([$'b'.AD50];2)))" office:value-type="float" office:value="0">
            <text:p>0</text:p>
          </table:table-cell>
          <table:table-cell table:style-name="ACE-4" table:formula="of:=IF([$'switches'.$A$1]=2;0;(POWER([$'a'.AE50];2)+POWER([$'b'.AE50];2)))" office:value-type="float" office:value="0">
            <text:p>0</text:p>
          </table:table-cell>
          <table:table-cell table:style-name="ACE-4" table:formula="of:=IF([$'switches'.$A$1]=2;0;(POWER([$'a'.AF50];2)+POWER([$'b'.AF50];2)))" office:value-type="float" office:value="0">
            <text:p>0</text:p>
          </table:table-cell>
          <table:table-cell table:style-name="ACE-4" table:formula="of:=IF([$'switches'.$A$1]=2;0;(POWER([$'a'.AG50];2)+POWER([$'b'.AG50];2)))" office:value-type="float" office:value="0">
            <text:p>0</text:p>
          </table:table-cell>
          <table:table-cell table:style-name="ACE-4" table:formula="of:=IF([$'switches'.$A$1]=2;0;(POWER([$'a'.AH50];2)+POWER([$'b'.AH50];2)))" office:value-type="float" office:value="0">
            <text:p>0</text:p>
          </table:table-cell>
          <table:table-cell table:style-name="ACE-4" table:formula="of:=IF([$'switches'.$A$1]=2;0;(POWER([$'a'.AI50];2)+POWER([$'b'.AI50];2)))" office:value-type="float" office:value="0">
            <text:p>0</text:p>
          </table:table-cell>
          <table:table-cell table:style-name="ACE-4" table:formula="of:=IF([$'switches'.$A$1]=2;0;(POWER([$'a'.AJ50];2)+POWER([$'b'.AJ50];2)))" office:value-type="float" office:value="0">
            <text:p>0</text:p>
          </table:table-cell>
          <table:table-cell table:style-name="ACE-4" table:formula="of:=IF([$'switches'.$A$1]=2;0;(POWER([$'a'.AK50];2)+POWER([$'b'.AK50];2)))" office:value-type="float" office:value="0">
            <text:p>0</text:p>
          </table:table-cell>
          <table:table-cell table:style-name="ACE-4" table:formula="of:=IF([$'switches'.$A$1]=2;0;(POWER([$'a'.AL50];2)+POWER([$'b'.AL50];2)))" office:value-type="float" office:value="0">
            <text:p>0</text:p>
          </table:table-cell>
          <table:table-cell table:style-name="ACE-4" table:formula="of:=IF([$'switches'.$A$1]=2;0;(POWER([$'a'.AM50];2)+POWER([$'b'.AM50];2)))" office:value-type="float" office:value="0">
            <text:p>0</text:p>
          </table:table-cell>
          <table:table-cell table:style-name="ACE-4" table:formula="of:=IF([$'switches'.$A$1]=2;0;(POWER([$'a'.AN50];2)+POWER([$'b'.AN50];2)))" office:value-type="float" office:value="0">
            <text:p>0</text:p>
          </table:table-cell>
          <table:table-cell table:style-name="ACE-4" table:formula="of:=IF([$'switches'.$A$1]=2;0;(POWER([$'a'.AO50];2)+POWER([$'b'.AO50];2)))" office:value-type="float" office:value="0">
            <text:p>0</text:p>
          </table:table-cell>
          <table:table-cell table:style-name="ACE-4" table:formula="of:=IF([$'switches'.$A$1]=2;0;(POWER([$'a'.AP50];2)+POWER([$'b'.AP50];2)))" office:value-type="float" office:value="0">
            <text:p>0</text:p>
          </table:table-cell>
          <table:table-cell table:style-name="ACE-4" table:formula="of:=IF([$'switches'.$A$1]=2;0;(POWER([$'a'.AQ50];2)+POWER([$'b'.AQ50];2)))" office:value-type="float" office:value="0">
            <text:p>0</text:p>
          </table:table-cell>
          <table:table-cell table:style-name="ACE-4" table:formula="of:=IF([$'switches'.$A$1]=2;0;(POWER([$'a'.AR50];2)+POWER([$'b'.AR50];2)))" office:value-type="float" office:value="0">
            <text:p>0</text:p>
          </table:table-cell>
          <table:table-cell table:style-name="ACE-4" table:formula="of:=IF([$'switches'.$A$1]=2;0;(POWER([$'a'.AS50];2)+POWER([$'b'.AS50];2)))" office:value-type="float" office:value="0">
            <text:p>0</text:p>
          </table:table-cell>
          <table:table-cell table:style-name="ACE-4" table:formula="of:=IF([$'switches'.$A$1]=2;0;(POWER([$'a'.AT50];2)+POWER([$'b'.AT50];2)))" office:value-type="float" office:value="0">
            <text:p>0</text:p>
          </table:table-cell>
          <table:table-cell table:style-name="ACE-4" table:formula="of:=IF([$'switches'.$A$1]=2;0;(POWER([$'a'.AU50];2)+POWER([$'b'.AU50];2)))" office:value-type="float" office:value="0">
            <text:p>0</text:p>
          </table:table-cell>
          <table:table-cell table:style-name="ACE-4" table:formula="of:=IF([$'switches'.$A$1]=2;0;(POWER([$'a'.AV50];2)+POWER([$'b'.AV50];2)))" office:value-type="float" office:value="0">
            <text:p>0</text:p>
          </table:table-cell>
          <table:table-cell table:style-name="ACE-4" table:formula="of:=IF([$'switches'.$A$1]=2;0;(POWER([$'a'.AW50];2)+POWER([$'b'.AW50];2)))" office:value-type="float" office:value="0">
            <text:p>0</text:p>
          </table:table-cell>
          <table:table-cell table:style-name="ACE-4" table:formula="of:=IF([$'switches'.$A$1]=2;0;(POWER([$'a'.AX50];2)+POWER([$'b'.AX50];2)))" office:value-type="float" office:value="0">
            <text:p>0</text:p>
          </table:table-cell>
          <table:table-cell table:number-columns-repeated="974" table:style-name="ACE-5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abs&quot;" table:base-cell-address="$'abs'.$A$1"/>
          <table:named-expression table:name="Print_Area" table:expression="of:=#REF!" table:base-cell-address="$'abs'.$A$1"/>
        </table:named-expressions>
        <gnm:selections gnm:cursor-col="3" gnm:cursor-row="15">
          <gnm:selection gnm:start-col="3" gnm:start-row="15" gnm:end-col="3" gnm:end-row="15"/>
        </gnm:selections>
      </table:table>
      <table:table table:name="a" table:style-name="ta-3" table:print="true">
        <office:forms form:automatic-focus="false" form:apply-design-mode="false">
          <form:form/>
        </office:forms>
        <table:table-column table:default-cell-style-name="ACE-7" table:style-name="ACOL-0" table:number-columns-repeated="50"/>
        <table:table-column table:default-cell-style-name="ACE-7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7"/>
          <table:table-cell table:style-name="ACE-6" table:formula="of:=IF([$'abs'.B2]&lt;2;COM.MICROSOFT.SWITCH([$'switches'.$A$1];1;POWER([$'ba'.B2];2)-POWER([$'bb'.B2];2)+[$'axi'.B$1];0;[.B2];2;0);[.B2])" office:value-type="float" office:value="0">
            <text:p>0</text:p>
          </table:table-cell>
          <table:table-cell table:style-name="ACE-6" table:formula="of:=IF([$'abs'.C2]&lt;2;COM.MICROSOFT.SWITCH([$'switches'.$A$1];1;POWER([$'ba'.C2];2)-POWER([$'bb'.C2];2)+[$'axi'.C$1];0;[.C2];2;0);[.C2])" office:value-type="float" office:value="0">
            <text:p>0</text:p>
          </table:table-cell>
          <table:table-cell table:style-name="ACE-6" table:formula="of:=IF([$'abs'.D2]&lt;2;COM.MICROSOFT.SWITCH([$'switches'.$A$1];1;POWER([$'ba'.D2];2)-POWER([$'bb'.D2];2)+[$'axi'.D$1];0;[.D2];2;0);[.D2])" office:value-type="float" office:value="0">
            <text:p>0</text:p>
          </table:table-cell>
          <table:table-cell table:style-name="ACE-6" table:formula="of:=IF([$'abs'.E2]&lt;2;COM.MICROSOFT.SWITCH([$'switches'.$A$1];1;POWER([$'ba'.E2];2)-POWER([$'bb'.E2];2)+[$'axi'.E$1];0;[.E2];2;0);[.E2])" office:value-type="float" office:value="0">
            <text:p>0</text:p>
          </table:table-cell>
          <table:table-cell table:style-name="ACE-6" table:formula="of:=IF([$'abs'.F2]&lt;2;COM.MICROSOFT.SWITCH([$'switches'.$A$1];1;POWER([$'ba'.F2];2)-POWER([$'bb'.F2];2)+[$'axi'.F$1];0;[.F2];2;0);[.F2])" office:value-type="float" office:value="0">
            <text:p>0</text:p>
          </table:table-cell>
          <table:table-cell table:style-name="ACE-6" table:formula="of:=IF([$'abs'.G2]&lt;2;COM.MICROSOFT.SWITCH([$'switches'.$A$1];1;POWER([$'ba'.G2];2)-POWER([$'bb'.G2];2)+[$'axi'.G$1];0;[.G2];2;0);[.G2])" office:value-type="float" office:value="0">
            <text:p>0</text:p>
          </table:table-cell>
          <table:table-cell table:style-name="ACE-6" table:formula="of:=IF([$'abs'.H2]&lt;2;COM.MICROSOFT.SWITCH([$'switches'.$A$1];1;POWER([$'ba'.H2];2)-POWER([$'bb'.H2];2)+[$'axi'.H$1];0;[.H2];2;0);[.H2])" office:value-type="float" office:value="0">
            <text:p>0</text:p>
          </table:table-cell>
          <table:table-cell table:style-name="ACE-6" table:formula="of:=IF([$'abs'.I2]&lt;2;COM.MICROSOFT.SWITCH([$'switches'.$A$1];1;POWER([$'ba'.I2];2)-POWER([$'bb'.I2];2)+[$'axi'.I$1];0;[.I2];2;0);[.I2])" office:value-type="float" office:value="0">
            <text:p>0</text:p>
          </table:table-cell>
          <table:table-cell table:style-name="ACE-6" table:formula="of:=IF([$'abs'.J2]&lt;2;COM.MICROSOFT.SWITCH([$'switches'.$A$1];1;POWER([$'ba'.J2];2)-POWER([$'bb'.J2];2)+[$'axi'.J$1];0;[.J2];2;0);[.J2])" office:value-type="float" office:value="0">
            <text:p>0</text:p>
          </table:table-cell>
          <table:table-cell table:style-name="ACE-6" table:formula="of:=IF([$'abs'.K2]&lt;2;COM.MICROSOFT.SWITCH([$'switches'.$A$1];1;POWER([$'ba'.K2];2)-POWER([$'bb'.K2];2)+[$'axi'.K$1];0;[.K2];2;0);[.K2])" office:value-type="float" office:value="0">
            <text:p>0</text:p>
          </table:table-cell>
          <table:table-cell table:style-name="ACE-6" table:formula="of:=IF([$'abs'.L2]&lt;2;COM.MICROSOFT.SWITCH([$'switches'.$A$1];1;POWER([$'ba'.L2];2)-POWER([$'bb'.L2];2)+[$'axi'.L$1];0;[.L2];2;0);[.L2])" office:value-type="float" office:value="0">
            <text:p>0</text:p>
          </table:table-cell>
          <table:table-cell table:style-name="ACE-6" table:formula="of:=IF([$'abs'.M2]&lt;2;COM.MICROSOFT.SWITCH([$'switches'.$A$1];1;POWER([$'ba'.M2];2)-POWER([$'bb'.M2];2)+[$'axi'.M$1];0;[.M2];2;0);[.M2])" office:value-type="float" office:value="0">
            <text:p>0</text:p>
          </table:table-cell>
          <table:table-cell table:style-name="ACE-6" table:formula="of:=IF([$'abs'.N2]&lt;2;COM.MICROSOFT.SWITCH([$'switches'.$A$1];1;POWER([$'ba'.N2];2)-POWER([$'bb'.N2];2)+[$'axi'.N$1];0;[.N2];2;0);[.N2])" office:value-type="float" office:value="0">
            <text:p>0</text:p>
          </table:table-cell>
          <table:table-cell table:style-name="ACE-6" table:formula="of:=IF([$'abs'.O2]&lt;2;COM.MICROSOFT.SWITCH([$'switches'.$A$1];1;POWER([$'ba'.O2];2)-POWER([$'bb'.O2];2)+[$'axi'.O$1];0;[.O2];2;0);[.O2])" office:value-type="float" office:value="0">
            <text:p>0</text:p>
          </table:table-cell>
          <table:table-cell table:style-name="ACE-6" table:formula="of:=IF([$'abs'.P2]&lt;2;COM.MICROSOFT.SWITCH([$'switches'.$A$1];1;POWER([$'ba'.P2];2)-POWER([$'bb'.P2];2)+[$'axi'.P$1];0;[.P2];2;0);[.P2])" office:value-type="float" office:value="0">
            <text:p>0</text:p>
          </table:table-cell>
          <table:table-cell table:style-name="ACE-6" table:formula="of:=IF([$'abs'.Q2]&lt;2;COM.MICROSOFT.SWITCH([$'switches'.$A$1];1;POWER([$'ba'.Q2];2)-POWER([$'bb'.Q2];2)+[$'axi'.Q$1];0;[.Q2];2;0);[.Q2])" office:value-type="float" office:value="0">
            <text:p>0</text:p>
          </table:table-cell>
          <table:table-cell table:style-name="ACE-6" table:formula="of:=IF([$'abs'.R2]&lt;2;COM.MICROSOFT.SWITCH([$'switches'.$A$1];1;POWER([$'ba'.R2];2)-POWER([$'bb'.R2];2)+[$'axi'.R$1];0;[.R2];2;0);[.R2])" office:value-type="float" office:value="0">
            <text:p>0</text:p>
          </table:table-cell>
          <table:table-cell table:style-name="ACE-6" table:formula="of:=IF([$'abs'.S2]&lt;2;COM.MICROSOFT.SWITCH([$'switches'.$A$1];1;POWER([$'ba'.S2];2)-POWER([$'bb'.S2];2)+[$'axi'.S$1];0;[.S2];2;0);[.S2])" office:value-type="float" office:value="0">
            <text:p>0</text:p>
          </table:table-cell>
          <table:table-cell table:style-name="ACE-6" table:formula="of:=IF([$'abs'.T2]&lt;2;COM.MICROSOFT.SWITCH([$'switches'.$A$1];1;POWER([$'ba'.T2];2)-POWER([$'bb'.T2];2)+[$'axi'.T$1];0;[.T2];2;0);[.T2])" office:value-type="float" office:value="0">
            <text:p>0</text:p>
          </table:table-cell>
          <table:table-cell table:style-name="ACE-6" table:formula="of:=IF([$'abs'.U2]&lt;2;COM.MICROSOFT.SWITCH([$'switches'.$A$1];1;POWER([$'ba'.U2];2)-POWER([$'bb'.U2];2)+[$'axi'.U$1];0;[.U2];2;0);[.U2])" office:value-type="float" office:value="0">
            <text:p>0</text:p>
          </table:table-cell>
          <table:table-cell table:style-name="ACE-6" table:formula="of:=IF([$'abs'.V2]&lt;2;COM.MICROSOFT.SWITCH([$'switches'.$A$1];1;POWER([$'ba'.V2];2)-POWER([$'bb'.V2];2)+[$'axi'.V$1];0;[.V2];2;0);[.V2])" office:value-type="float" office:value="0">
            <text:p>0</text:p>
          </table:table-cell>
          <table:table-cell table:style-name="ACE-6" table:formula="of:=IF([$'abs'.W2]&lt;2;COM.MICROSOFT.SWITCH([$'switches'.$A$1];1;POWER([$'ba'.W2];2)-POWER([$'bb'.W2];2)+[$'axi'.W$1];0;[.W2];2;0);[.W2])" office:value-type="float" office:value="0">
            <text:p>0</text:p>
          </table:table-cell>
          <table:table-cell table:style-name="ACE-6" table:formula="of:=IF([$'abs'.X2]&lt;2;COM.MICROSOFT.SWITCH([$'switches'.$A$1];1;POWER([$'ba'.X2];2)-POWER([$'bb'.X2];2)+[$'axi'.X$1];0;[.X2];2;0);[.X2])" office:value-type="float" office:value="0">
            <text:p>0</text:p>
          </table:table-cell>
          <table:table-cell table:style-name="ACE-6" table:formula="of:=IF([$'abs'.Y2]&lt;2;COM.MICROSOFT.SWITCH([$'switches'.$A$1];1;POWER([$'ba'.Y2];2)-POWER([$'bb'.Y2];2)+[$'axi'.Y$1];0;[.Y2];2;0);[.Y2])" office:value-type="float" office:value="0">
            <text:p>0</text:p>
          </table:table-cell>
          <table:table-cell table:style-name="ACE-6" table:formula="of:=IF([$'abs'.Z2]&lt;2;COM.MICROSOFT.SWITCH([$'switches'.$A$1];1;POWER([$'ba'.Z2];2)-POWER([$'bb'.Z2];2)+[$'axi'.Z$1];0;[.Z2];2;0);[.Z2])" office:value-type="float" office:value="0">
            <text:p>0</text:p>
          </table:table-cell>
          <table:table-cell table:style-name="ACE-6" table:formula="of:=IF([$'abs'.AA2]&lt;2;COM.MICROSOFT.SWITCH([$'switches'.$A$1];1;POWER([$'ba'.AA2];2)-POWER([$'bb'.AA2];2)+[$'axi'.AA$1];0;[.AA2];2;0);[.AA2])" office:value-type="float" office:value="0">
            <text:p>0</text:p>
          </table:table-cell>
          <table:table-cell table:style-name="ACE-6" table:formula="of:=IF([$'abs'.AB2]&lt;2;COM.MICROSOFT.SWITCH([$'switches'.$A$1];1;POWER([$'ba'.AB2];2)-POWER([$'bb'.AB2];2)+[$'axi'.AB$1];0;[.AB2];2;0);[.AB2])" office:value-type="float" office:value="0">
            <text:p>0</text:p>
          </table:table-cell>
          <table:table-cell table:style-name="ACE-6" table:formula="of:=IF([$'abs'.AC2]&lt;2;COM.MICROSOFT.SWITCH([$'switches'.$A$1];1;POWER([$'ba'.AC2];2)-POWER([$'bb'.AC2];2)+[$'axi'.AC$1];0;[.AC2];2;0);[.AC2])" office:value-type="float" office:value="0">
            <text:p>0</text:p>
          </table:table-cell>
          <table:table-cell table:style-name="ACE-6" table:formula="of:=IF([$'abs'.AD2]&lt;2;COM.MICROSOFT.SWITCH([$'switches'.$A$1];1;POWER([$'ba'.AD2];2)-POWER([$'bb'.AD2];2)+[$'axi'.AD$1];0;[.AD2];2;0);[.AD2])" office:value-type="float" office:value="0">
            <text:p>0</text:p>
          </table:table-cell>
          <table:table-cell table:style-name="ACE-6" table:formula="of:=IF([$'abs'.AE2]&lt;2;COM.MICROSOFT.SWITCH([$'switches'.$A$1];1;POWER([$'ba'.AE2];2)-POWER([$'bb'.AE2];2)+[$'axi'.AE$1];0;[.AE2];2;0);[.AE2])" office:value-type="float" office:value="0">
            <text:p>0</text:p>
          </table:table-cell>
          <table:table-cell table:style-name="ACE-6" table:formula="of:=IF([$'abs'.AF2]&lt;2;COM.MICROSOFT.SWITCH([$'switches'.$A$1];1;POWER([$'ba'.AF2];2)-POWER([$'bb'.AF2];2)+[$'axi'.AF$1];0;[.AF2];2;0);[.AF2])" office:value-type="float" office:value="0">
            <text:p>0</text:p>
          </table:table-cell>
          <table:table-cell table:style-name="ACE-6" table:formula="of:=IF([$'abs'.AG2]&lt;2;COM.MICROSOFT.SWITCH([$'switches'.$A$1];1;POWER([$'ba'.AG2];2)-POWER([$'bb'.AG2];2)+[$'axi'.AG$1];0;[.AG2];2;0);[.AG2])" office:value-type="float" office:value="0">
            <text:p>0</text:p>
          </table:table-cell>
          <table:table-cell table:style-name="ACE-6" table:formula="of:=IF([$'abs'.AH2]&lt;2;COM.MICROSOFT.SWITCH([$'switches'.$A$1];1;POWER([$'ba'.AH2];2)-POWER([$'bb'.AH2];2)+[$'axi'.AH$1];0;[.AH2];2;0);[.AH2])" office:value-type="float" office:value="0">
            <text:p>0</text:p>
          </table:table-cell>
          <table:table-cell table:style-name="ACE-6" table:formula="of:=IF([$'abs'.AI2]&lt;2;COM.MICROSOFT.SWITCH([$'switches'.$A$1];1;POWER([$'ba'.AI2];2)-POWER([$'bb'.AI2];2)+[$'axi'.AI$1];0;[.AI2];2;0);[.AI2])" office:value-type="float" office:value="0">
            <text:p>0</text:p>
          </table:table-cell>
          <table:table-cell table:style-name="ACE-6" table:formula="of:=IF([$'abs'.AJ2]&lt;2;COM.MICROSOFT.SWITCH([$'switches'.$A$1];1;POWER([$'ba'.AJ2];2)-POWER([$'bb'.AJ2];2)+[$'axi'.AJ$1];0;[.AJ2];2;0);[.AJ2])" office:value-type="float" office:value="0">
            <text:p>0</text:p>
          </table:table-cell>
          <table:table-cell table:style-name="ACE-6" table:formula="of:=IF([$'abs'.AK2]&lt;2;COM.MICROSOFT.SWITCH([$'switches'.$A$1];1;POWER([$'ba'.AK2];2)-POWER([$'bb'.AK2];2)+[$'axi'.AK$1];0;[.AK2];2;0);[.AK2])" office:value-type="float" office:value="0">
            <text:p>0</text:p>
          </table:table-cell>
          <table:table-cell table:style-name="ACE-6" table:formula="of:=IF([$'abs'.AL2]&lt;2;COM.MICROSOFT.SWITCH([$'switches'.$A$1];1;POWER([$'ba'.AL2];2)-POWER([$'bb'.AL2];2)+[$'axi'.AL$1];0;[.AL2];2;0);[.AL2])" office:value-type="float" office:value="0">
            <text:p>0</text:p>
          </table:table-cell>
          <table:table-cell table:style-name="ACE-6" table:formula="of:=IF([$'abs'.AM2]&lt;2;COM.MICROSOFT.SWITCH([$'switches'.$A$1];1;POWER([$'ba'.AM2];2)-POWER([$'bb'.AM2];2)+[$'axi'.AM$1];0;[.AM2];2;0);[.AM2])" office:value-type="float" office:value="0">
            <text:p>0</text:p>
          </table:table-cell>
          <table:table-cell table:style-name="ACE-6" table:formula="of:=IF([$'abs'.AN2]&lt;2;COM.MICROSOFT.SWITCH([$'switches'.$A$1];1;POWER([$'ba'.AN2];2)-POWER([$'bb'.AN2];2)+[$'axi'.AN$1];0;[.AN2];2;0);[.AN2])" office:value-type="float" office:value="0">
            <text:p>0</text:p>
          </table:table-cell>
          <table:table-cell table:style-name="ACE-6" table:formula="of:=IF([$'abs'.AO2]&lt;2;COM.MICROSOFT.SWITCH([$'switches'.$A$1];1;POWER([$'ba'.AO2];2)-POWER([$'bb'.AO2];2)+[$'axi'.AO$1];0;[.AO2];2;0);[.AO2])" office:value-type="float" office:value="0">
            <text:p>0</text:p>
          </table:table-cell>
          <table:table-cell table:style-name="ACE-6" table:formula="of:=IF([$'abs'.AP2]&lt;2;COM.MICROSOFT.SWITCH([$'switches'.$A$1];1;POWER([$'ba'.AP2];2)-POWER([$'bb'.AP2];2)+[$'axi'.AP$1];0;[.AP2];2;0);[.AP2])" office:value-type="float" office:value="0">
            <text:p>0</text:p>
          </table:table-cell>
          <table:table-cell table:style-name="ACE-6" table:formula="of:=IF([$'abs'.AQ2]&lt;2;COM.MICROSOFT.SWITCH([$'switches'.$A$1];1;POWER([$'ba'.AQ2];2)-POWER([$'bb'.AQ2];2)+[$'axi'.AQ$1];0;[.AQ2];2;0);[.AQ2])" office:value-type="float" office:value="0">
            <text:p>0</text:p>
          </table:table-cell>
          <table:table-cell table:style-name="ACE-6" table:formula="of:=IF([$'abs'.AR2]&lt;2;COM.MICROSOFT.SWITCH([$'switches'.$A$1];1;POWER([$'ba'.AR2];2)-POWER([$'bb'.AR2];2)+[$'axi'.AR$1];0;[.AR2];2;0);[.AR2])" office:value-type="float" office:value="0">
            <text:p>0</text:p>
          </table:table-cell>
          <table:table-cell table:style-name="ACE-6" table:formula="of:=IF([$'abs'.AS2]&lt;2;COM.MICROSOFT.SWITCH([$'switches'.$A$1];1;POWER([$'ba'.AS2];2)-POWER([$'bb'.AS2];2)+[$'axi'.AS$1];0;[.AS2];2;0);[.AS2])" office:value-type="float" office:value="0">
            <text:p>0</text:p>
          </table:table-cell>
          <table:table-cell table:style-name="ACE-6" table:formula="of:=IF([$'abs'.AT2]&lt;2;COM.MICROSOFT.SWITCH([$'switches'.$A$1];1;POWER([$'ba'.AT2];2)-POWER([$'bb'.AT2];2)+[$'axi'.AT$1];0;[.AT2];2;0);[.AT2])" office:value-type="float" office:value="0">
            <text:p>0</text:p>
          </table:table-cell>
          <table:table-cell table:style-name="ACE-6" table:formula="of:=IF([$'abs'.AU2]&lt;2;COM.MICROSOFT.SWITCH([$'switches'.$A$1];1;POWER([$'ba'.AU2];2)-POWER([$'bb'.AU2];2)+[$'axi'.AU$1];0;[.AU2];2;0);[.AU2])" office:value-type="float" office:value="0">
            <text:p>0</text:p>
          </table:table-cell>
          <table:table-cell table:style-name="ACE-6" table:formula="of:=IF([$'abs'.AV2]&lt;2;COM.MICROSOFT.SWITCH([$'switches'.$A$1];1;POWER([$'ba'.AV2];2)-POWER([$'bb'.AV2];2)+[$'axi'.AV$1];0;[.AV2];2;0);[.AV2])" office:value-type="float" office:value="0">
            <text:p>0</text:p>
          </table:table-cell>
          <table:table-cell table:style-name="ACE-6" table:formula="of:=IF([$'abs'.AW2]&lt;2;COM.MICROSOFT.SWITCH([$'switches'.$A$1];1;POWER([$'ba'.AW2];2)-POWER([$'bb'.AW2];2)+[$'axi'.AW$1];0;[.AW2];2;0);[.AW2])" office:value-type="float" office:value="0">
            <text:p>0</text:p>
          </table:table-cell>
          <table:table-cell table:style-name="ACE-6" table:formula="of:=IF([$'abs'.AX2]&lt;2;COM.MICROSOFT.SWITCH([$'switches'.$A$1];1;POWER([$'ba'.AX2];2)-POWER([$'bb'.AX2];2)+[$'axi'.AX$1];0;[.AX2];2;0);[.AX2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3]&lt;2;COM.MICROSOFT.SWITCH([$'switches'.$A$1];1;POWER([$'ba'.B3];2)-POWER([$'bb'.B3];2)+[$'axi'.B$1];0;[.B3];2;0);[.B3])" office:value-type="float" office:value="0">
            <text:p>0</text:p>
          </table:table-cell>
          <table:table-cell table:style-name="ACE-6" table:formula="of:=IF([$'abs'.C3]&lt;2;COM.MICROSOFT.SWITCH([$'switches'.$A$1];1;POWER([$'ba'.C3];2)-POWER([$'bb'.C3];2)+[$'axi'.C$1];0;[.C3];2;0);[.C3])" office:value-type="float" office:value="0">
            <text:p>0</text:p>
          </table:table-cell>
          <table:table-cell table:style-name="ACE-6" table:formula="of:=IF([$'abs'.D3]&lt;2;COM.MICROSOFT.SWITCH([$'switches'.$A$1];1;POWER([$'ba'.D3];2)-POWER([$'bb'.D3];2)+[$'axi'.D$1];0;[.D3];2;0);[.D3])" office:value-type="float" office:value="0">
            <text:p>0</text:p>
          </table:table-cell>
          <table:table-cell table:style-name="ACE-6" table:formula="of:=IF([$'abs'.E3]&lt;2;COM.MICROSOFT.SWITCH([$'switches'.$A$1];1;POWER([$'ba'.E3];2)-POWER([$'bb'.E3];2)+[$'axi'.E$1];0;[.E3];2;0);[.E3])" office:value-type="float" office:value="0">
            <text:p>0</text:p>
          </table:table-cell>
          <table:table-cell table:style-name="ACE-6" table:formula="of:=IF([$'abs'.F3]&lt;2;COM.MICROSOFT.SWITCH([$'switches'.$A$1];1;POWER([$'ba'.F3];2)-POWER([$'bb'.F3];2)+[$'axi'.F$1];0;[.F3];2;0);[.F3])" office:value-type="float" office:value="0">
            <text:p>0</text:p>
          </table:table-cell>
          <table:table-cell table:style-name="ACE-6" table:formula="of:=IF([$'abs'.G3]&lt;2;COM.MICROSOFT.SWITCH([$'switches'.$A$1];1;POWER([$'ba'.G3];2)-POWER([$'bb'.G3];2)+[$'axi'.G$1];0;[.G3];2;0);[.G3])" office:value-type="float" office:value="0">
            <text:p>0</text:p>
          </table:table-cell>
          <table:table-cell table:style-name="ACE-6" table:formula="of:=IF([$'abs'.H3]&lt;2;COM.MICROSOFT.SWITCH([$'switches'.$A$1];1;POWER([$'ba'.H3];2)-POWER([$'bb'.H3];2)+[$'axi'.H$1];0;[.H3];2;0);[.H3])" office:value-type="float" office:value="0">
            <text:p>0</text:p>
          </table:table-cell>
          <table:table-cell table:style-name="ACE-6" table:formula="of:=IF([$'abs'.I3]&lt;2;COM.MICROSOFT.SWITCH([$'switches'.$A$1];1;POWER([$'ba'.I3];2)-POWER([$'bb'.I3];2)+[$'axi'.I$1];0;[.I3];2;0);[.I3])" office:value-type="float" office:value="0">
            <text:p>0</text:p>
          </table:table-cell>
          <table:table-cell table:style-name="ACE-6" table:formula="of:=IF([$'abs'.J3]&lt;2;COM.MICROSOFT.SWITCH([$'switches'.$A$1];1;POWER([$'ba'.J3];2)-POWER([$'bb'.J3];2)+[$'axi'.J$1];0;[.J3];2;0);[.J3])" office:value-type="float" office:value="0">
            <text:p>0</text:p>
          </table:table-cell>
          <table:table-cell table:style-name="ACE-6" table:formula="of:=IF([$'abs'.K3]&lt;2;COM.MICROSOFT.SWITCH([$'switches'.$A$1];1;POWER([$'ba'.K3];2)-POWER([$'bb'.K3];2)+[$'axi'.K$1];0;[.K3];2;0);[.K3])" office:value-type="float" office:value="0">
            <text:p>0</text:p>
          </table:table-cell>
          <table:table-cell table:style-name="ACE-6" table:formula="of:=IF([$'abs'.L3]&lt;2;COM.MICROSOFT.SWITCH([$'switches'.$A$1];1;POWER([$'ba'.L3];2)-POWER([$'bb'.L3];2)+[$'axi'.L$1];0;[.L3];2;0);[.L3])" office:value-type="float" office:value="0">
            <text:p>0</text:p>
          </table:table-cell>
          <table:table-cell table:style-name="ACE-6" table:formula="of:=IF([$'abs'.M3]&lt;2;COM.MICROSOFT.SWITCH([$'switches'.$A$1];1;POWER([$'ba'.M3];2)-POWER([$'bb'.M3];2)+[$'axi'.M$1];0;[.M3];2;0);[.M3])" office:value-type="float" office:value="0">
            <text:p>0</text:p>
          </table:table-cell>
          <table:table-cell table:style-name="ACE-6" table:formula="of:=IF([$'abs'.N3]&lt;2;COM.MICROSOFT.SWITCH([$'switches'.$A$1];1;POWER([$'ba'.N3];2)-POWER([$'bb'.N3];2)+[$'axi'.N$1];0;[.N3];2;0);[.N3])" office:value-type="float" office:value="0">
            <text:p>0</text:p>
          </table:table-cell>
          <table:table-cell table:style-name="ACE-6" table:formula="of:=IF([$'abs'.O3]&lt;2;COM.MICROSOFT.SWITCH([$'switches'.$A$1];1;POWER([$'ba'.O3];2)-POWER([$'bb'.O3];2)+[$'axi'.O$1];0;[.O3];2;0);[.O3])" office:value-type="float" office:value="0">
            <text:p>0</text:p>
          </table:table-cell>
          <table:table-cell table:style-name="ACE-6" table:formula="of:=IF([$'abs'.P3]&lt;2;COM.MICROSOFT.SWITCH([$'switches'.$A$1];1;POWER([$'ba'.P3];2)-POWER([$'bb'.P3];2)+[$'axi'.P$1];0;[.P3];2;0);[.P3])" office:value-type="float" office:value="0">
            <text:p>0</text:p>
          </table:table-cell>
          <table:table-cell table:style-name="ACE-6" table:formula="of:=IF([$'abs'.Q3]&lt;2;COM.MICROSOFT.SWITCH([$'switches'.$A$1];1;POWER([$'ba'.Q3];2)-POWER([$'bb'.Q3];2)+[$'axi'.Q$1];0;[.Q3];2;0);[.Q3])" office:value-type="float" office:value="0">
            <text:p>0</text:p>
          </table:table-cell>
          <table:table-cell table:style-name="ACE-6" table:formula="of:=IF([$'abs'.R3]&lt;2;COM.MICROSOFT.SWITCH([$'switches'.$A$1];1;POWER([$'ba'.R3];2)-POWER([$'bb'.R3];2)+[$'axi'.R$1];0;[.R3];2;0);[.R3])" office:value-type="float" office:value="0">
            <text:p>0</text:p>
          </table:table-cell>
          <table:table-cell table:style-name="ACE-6" table:formula="of:=IF([$'abs'.S3]&lt;2;COM.MICROSOFT.SWITCH([$'switches'.$A$1];1;POWER([$'ba'.S3];2)-POWER([$'bb'.S3];2)+[$'axi'.S$1];0;[.S3];2;0);[.S3])" office:value-type="float" office:value="0">
            <text:p>0</text:p>
          </table:table-cell>
          <table:table-cell table:style-name="ACE-6" table:formula="of:=IF([$'abs'.T3]&lt;2;COM.MICROSOFT.SWITCH([$'switches'.$A$1];1;POWER([$'ba'.T3];2)-POWER([$'bb'.T3];2)+[$'axi'.T$1];0;[.T3];2;0);[.T3])" office:value-type="float" office:value="0">
            <text:p>0</text:p>
          </table:table-cell>
          <table:table-cell table:style-name="ACE-6" table:formula="of:=IF([$'abs'.U3]&lt;2;COM.MICROSOFT.SWITCH([$'switches'.$A$1];1;POWER([$'ba'.U3];2)-POWER([$'bb'.U3];2)+[$'axi'.U$1];0;[.U3];2;0);[.U3])" office:value-type="float" office:value="0">
            <text:p>0</text:p>
          </table:table-cell>
          <table:table-cell table:style-name="ACE-6" table:formula="of:=IF([$'abs'.V3]&lt;2;COM.MICROSOFT.SWITCH([$'switches'.$A$1];1;POWER([$'ba'.V3];2)-POWER([$'bb'.V3];2)+[$'axi'.V$1];0;[.V3];2;0);[.V3])" office:value-type="float" office:value="0">
            <text:p>0</text:p>
          </table:table-cell>
          <table:table-cell table:style-name="ACE-6" table:formula="of:=IF([$'abs'.W3]&lt;2;COM.MICROSOFT.SWITCH([$'switches'.$A$1];1;POWER([$'ba'.W3];2)-POWER([$'bb'.W3];2)+[$'axi'.W$1];0;[.W3];2;0);[.W3])" office:value-type="float" office:value="0">
            <text:p>0</text:p>
          </table:table-cell>
          <table:table-cell table:style-name="ACE-6" table:formula="of:=IF([$'abs'.X3]&lt;2;COM.MICROSOFT.SWITCH([$'switches'.$A$1];1;POWER([$'ba'.X3];2)-POWER([$'bb'.X3];2)+[$'axi'.X$1];0;[.X3];2;0);[.X3])" office:value-type="float" office:value="0">
            <text:p>0</text:p>
          </table:table-cell>
          <table:table-cell table:style-name="ACE-6" table:formula="of:=IF([$'abs'.Y3]&lt;2;COM.MICROSOFT.SWITCH([$'switches'.$A$1];1;POWER([$'ba'.Y3];2)-POWER([$'bb'.Y3];2)+[$'axi'.Y$1];0;[.Y3];2;0);[.Y3])" office:value-type="float" office:value="0">
            <text:p>0</text:p>
          </table:table-cell>
          <table:table-cell table:style-name="ACE-6" table:formula="of:=IF([$'abs'.Z3]&lt;2;COM.MICROSOFT.SWITCH([$'switches'.$A$1];1;POWER([$'ba'.Z3];2)-POWER([$'bb'.Z3];2)+[$'axi'.Z$1];0;[.Z3];2;0);[.Z3])" office:value-type="float" office:value="0">
            <text:p>0</text:p>
          </table:table-cell>
          <table:table-cell table:style-name="ACE-6" table:formula="of:=IF([$'abs'.AA3]&lt;2;COM.MICROSOFT.SWITCH([$'switches'.$A$1];1;POWER([$'ba'.AA3];2)-POWER([$'bb'.AA3];2)+[$'axi'.AA$1];0;[.AA3];2;0);[.AA3])" office:value-type="float" office:value="0">
            <text:p>0</text:p>
          </table:table-cell>
          <table:table-cell table:style-name="ACE-6" table:formula="of:=IF([$'abs'.AB3]&lt;2;COM.MICROSOFT.SWITCH([$'switches'.$A$1];1;POWER([$'ba'.AB3];2)-POWER([$'bb'.AB3];2)+[$'axi'.AB$1];0;[.AB3];2;0);[.AB3])" office:value-type="float" office:value="0">
            <text:p>0</text:p>
          </table:table-cell>
          <table:table-cell table:style-name="ACE-6" table:formula="of:=IF([$'abs'.AC3]&lt;2;COM.MICROSOFT.SWITCH([$'switches'.$A$1];1;POWER([$'ba'.AC3];2)-POWER([$'bb'.AC3];2)+[$'axi'.AC$1];0;[.AC3];2;0);[.AC3])" office:value-type="float" office:value="0">
            <text:p>0</text:p>
          </table:table-cell>
          <table:table-cell table:style-name="ACE-6" table:formula="of:=IF([$'abs'.AD3]&lt;2;COM.MICROSOFT.SWITCH([$'switches'.$A$1];1;POWER([$'ba'.AD3];2)-POWER([$'bb'.AD3];2)+[$'axi'.AD$1];0;[.AD3];2;0);[.AD3])" office:value-type="float" office:value="0">
            <text:p>0</text:p>
          </table:table-cell>
          <table:table-cell table:style-name="ACE-6" table:formula="of:=IF([$'abs'.AE3]&lt;2;COM.MICROSOFT.SWITCH([$'switches'.$A$1];1;POWER([$'ba'.AE3];2)-POWER([$'bb'.AE3];2)+[$'axi'.AE$1];0;[.AE3];2;0);[.AE3])" office:value-type="float" office:value="0">
            <text:p>0</text:p>
          </table:table-cell>
          <table:table-cell table:style-name="ACE-6" table:formula="of:=IF([$'abs'.AF3]&lt;2;COM.MICROSOFT.SWITCH([$'switches'.$A$1];1;POWER([$'ba'.AF3];2)-POWER([$'bb'.AF3];2)+[$'axi'.AF$1];0;[.AF3];2;0);[.AF3])" office:value-type="float" office:value="0">
            <text:p>0</text:p>
          </table:table-cell>
          <table:table-cell table:style-name="ACE-6" table:formula="of:=IF([$'abs'.AG3]&lt;2;COM.MICROSOFT.SWITCH([$'switches'.$A$1];1;POWER([$'ba'.AG3];2)-POWER([$'bb'.AG3];2)+[$'axi'.AG$1];0;[.AG3];2;0);[.AG3])" office:value-type="float" office:value="0">
            <text:p>0</text:p>
          </table:table-cell>
          <table:table-cell table:style-name="ACE-6" table:formula="of:=IF([$'abs'.AH3]&lt;2;COM.MICROSOFT.SWITCH([$'switches'.$A$1];1;POWER([$'ba'.AH3];2)-POWER([$'bb'.AH3];2)+[$'axi'.AH$1];0;[.AH3];2;0);[.AH3])" office:value-type="float" office:value="0">
            <text:p>0</text:p>
          </table:table-cell>
          <table:table-cell table:style-name="ACE-6" table:formula="of:=IF([$'abs'.AI3]&lt;2;COM.MICROSOFT.SWITCH([$'switches'.$A$1];1;POWER([$'ba'.AI3];2)-POWER([$'bb'.AI3];2)+[$'axi'.AI$1];0;[.AI3];2;0);[.AI3])" office:value-type="float" office:value="0">
            <text:p>0</text:p>
          </table:table-cell>
          <table:table-cell table:style-name="ACE-6" table:formula="of:=IF([$'abs'.AJ3]&lt;2;COM.MICROSOFT.SWITCH([$'switches'.$A$1];1;POWER([$'ba'.AJ3];2)-POWER([$'bb'.AJ3];2)+[$'axi'.AJ$1];0;[.AJ3];2;0);[.AJ3])" office:value-type="float" office:value="0">
            <text:p>0</text:p>
          </table:table-cell>
          <table:table-cell table:style-name="ACE-6" table:formula="of:=IF([$'abs'.AK3]&lt;2;COM.MICROSOFT.SWITCH([$'switches'.$A$1];1;POWER([$'ba'.AK3];2)-POWER([$'bb'.AK3];2)+[$'axi'.AK$1];0;[.AK3];2;0);[.AK3])" office:value-type="float" office:value="0">
            <text:p>0</text:p>
          </table:table-cell>
          <table:table-cell table:style-name="ACE-6" table:formula="of:=IF([$'abs'.AL3]&lt;2;COM.MICROSOFT.SWITCH([$'switches'.$A$1];1;POWER([$'ba'.AL3];2)-POWER([$'bb'.AL3];2)+[$'axi'.AL$1];0;[.AL3];2;0);[.AL3])" office:value-type="float" office:value="0">
            <text:p>0</text:p>
          </table:table-cell>
          <table:table-cell table:style-name="ACE-6" table:formula="of:=IF([$'abs'.AM3]&lt;2;COM.MICROSOFT.SWITCH([$'switches'.$A$1];1;POWER([$'ba'.AM3];2)-POWER([$'bb'.AM3];2)+[$'axi'.AM$1];0;[.AM3];2;0);[.AM3])" office:value-type="float" office:value="0">
            <text:p>0</text:p>
          </table:table-cell>
          <table:table-cell table:style-name="ACE-6" table:formula="of:=IF([$'abs'.AN3]&lt;2;COM.MICROSOFT.SWITCH([$'switches'.$A$1];1;POWER([$'ba'.AN3];2)-POWER([$'bb'.AN3];2)+[$'axi'.AN$1];0;[.AN3];2;0);[.AN3])" office:value-type="float" office:value="0">
            <text:p>0</text:p>
          </table:table-cell>
          <table:table-cell table:style-name="ACE-6" table:formula="of:=IF([$'abs'.AO3]&lt;2;COM.MICROSOFT.SWITCH([$'switches'.$A$1];1;POWER([$'ba'.AO3];2)-POWER([$'bb'.AO3];2)+[$'axi'.AO$1];0;[.AO3];2;0);[.AO3])" office:value-type="float" office:value="0">
            <text:p>0</text:p>
          </table:table-cell>
          <table:table-cell table:style-name="ACE-6" table:formula="of:=IF([$'abs'.AP3]&lt;2;COM.MICROSOFT.SWITCH([$'switches'.$A$1];1;POWER([$'ba'.AP3];2)-POWER([$'bb'.AP3];2)+[$'axi'.AP$1];0;[.AP3];2;0);[.AP3])" office:value-type="float" office:value="0">
            <text:p>0</text:p>
          </table:table-cell>
          <table:table-cell table:style-name="ACE-6" table:formula="of:=IF([$'abs'.AQ3]&lt;2;COM.MICROSOFT.SWITCH([$'switches'.$A$1];1;POWER([$'ba'.AQ3];2)-POWER([$'bb'.AQ3];2)+[$'axi'.AQ$1];0;[.AQ3];2;0);[.AQ3])" office:value-type="float" office:value="0">
            <text:p>0</text:p>
          </table:table-cell>
          <table:table-cell table:style-name="ACE-6" table:formula="of:=IF([$'abs'.AR3]&lt;2;COM.MICROSOFT.SWITCH([$'switches'.$A$1];1;POWER([$'ba'.AR3];2)-POWER([$'bb'.AR3];2)+[$'axi'.AR$1];0;[.AR3];2;0);[.AR3])" office:value-type="float" office:value="0">
            <text:p>0</text:p>
          </table:table-cell>
          <table:table-cell table:style-name="ACE-6" table:formula="of:=IF([$'abs'.AS3]&lt;2;COM.MICROSOFT.SWITCH([$'switches'.$A$1];1;POWER([$'ba'.AS3];2)-POWER([$'bb'.AS3];2)+[$'axi'.AS$1];0;[.AS3];2;0);[.AS3])" office:value-type="float" office:value="0">
            <text:p>0</text:p>
          </table:table-cell>
          <table:table-cell table:style-name="ACE-6" table:formula="of:=IF([$'abs'.AT3]&lt;2;COM.MICROSOFT.SWITCH([$'switches'.$A$1];1;POWER([$'ba'.AT3];2)-POWER([$'bb'.AT3];2)+[$'axi'.AT$1];0;[.AT3];2;0);[.AT3])" office:value-type="float" office:value="0">
            <text:p>0</text:p>
          </table:table-cell>
          <table:table-cell table:style-name="ACE-6" table:formula="of:=IF([$'abs'.AU3]&lt;2;COM.MICROSOFT.SWITCH([$'switches'.$A$1];1;POWER([$'ba'.AU3];2)-POWER([$'bb'.AU3];2)+[$'axi'.AU$1];0;[.AU3];2;0);[.AU3])" office:value-type="float" office:value="0">
            <text:p>0</text:p>
          </table:table-cell>
          <table:table-cell table:style-name="ACE-6" table:formula="of:=IF([$'abs'.AV3]&lt;2;COM.MICROSOFT.SWITCH([$'switches'.$A$1];1;POWER([$'ba'.AV3];2)-POWER([$'bb'.AV3];2)+[$'axi'.AV$1];0;[.AV3];2;0);[.AV3])" office:value-type="float" office:value="0">
            <text:p>0</text:p>
          </table:table-cell>
          <table:table-cell table:style-name="ACE-6" table:formula="of:=IF([$'abs'.AW3]&lt;2;COM.MICROSOFT.SWITCH([$'switches'.$A$1];1;POWER([$'ba'.AW3];2)-POWER([$'bb'.AW3];2)+[$'axi'.AW$1];0;[.AW3];2;0);[.AW3])" office:value-type="float" office:value="0">
            <text:p>0</text:p>
          </table:table-cell>
          <table:table-cell table:style-name="ACE-6" table:formula="of:=IF([$'abs'.AX3]&lt;2;COM.MICROSOFT.SWITCH([$'switches'.$A$1];1;POWER([$'ba'.AX3];2)-POWER([$'bb'.AX3];2)+[$'axi'.AX$1];0;[.AX3];2;0);[.AX3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4]&lt;2;COM.MICROSOFT.SWITCH([$'switches'.$A$1];1;POWER([$'ba'.B4];2)-POWER([$'bb'.B4];2)+[$'axi'.B$1];0;[.B4];2;0);[.B4])" office:value-type="float" office:value="0">
            <text:p>0</text:p>
          </table:table-cell>
          <table:table-cell table:style-name="ACE-6" table:formula="of:=IF([$'abs'.C4]&lt;2;COM.MICROSOFT.SWITCH([$'switches'.$A$1];1;POWER([$'ba'.C4];2)-POWER([$'bb'.C4];2)+[$'axi'.C$1];0;[.C4];2;0);[.C4])" office:value-type="float" office:value="0">
            <text:p>0</text:p>
          </table:table-cell>
          <table:table-cell table:style-name="ACE-6" table:formula="of:=IF([$'abs'.D4]&lt;2;COM.MICROSOFT.SWITCH([$'switches'.$A$1];1;POWER([$'ba'.D4];2)-POWER([$'bb'.D4];2)+[$'axi'.D$1];0;[.D4];2;0);[.D4])" office:value-type="float" office:value="0">
            <text:p>0</text:p>
          </table:table-cell>
          <table:table-cell table:style-name="ACE-6" table:formula="of:=IF([$'abs'.E4]&lt;2;COM.MICROSOFT.SWITCH([$'switches'.$A$1];1;POWER([$'ba'.E4];2)-POWER([$'bb'.E4];2)+[$'axi'.E$1];0;[.E4];2;0);[.E4])" office:value-type="float" office:value="0">
            <text:p>0</text:p>
          </table:table-cell>
          <table:table-cell table:style-name="ACE-6" table:formula="of:=IF([$'abs'.F4]&lt;2;COM.MICROSOFT.SWITCH([$'switches'.$A$1];1;POWER([$'ba'.F4];2)-POWER([$'bb'.F4];2)+[$'axi'.F$1];0;[.F4];2;0);[.F4])" office:value-type="float" office:value="0">
            <text:p>0</text:p>
          </table:table-cell>
          <table:table-cell table:style-name="ACE-6" table:formula="of:=IF([$'abs'.G4]&lt;2;COM.MICROSOFT.SWITCH([$'switches'.$A$1];1;POWER([$'ba'.G4];2)-POWER([$'bb'.G4];2)+[$'axi'.G$1];0;[.G4];2;0);[.G4])" office:value-type="float" office:value="0">
            <text:p>0</text:p>
          </table:table-cell>
          <table:table-cell table:style-name="ACE-6" table:formula="of:=IF([$'abs'.H4]&lt;2;COM.MICROSOFT.SWITCH([$'switches'.$A$1];1;POWER([$'ba'.H4];2)-POWER([$'bb'.H4];2)+[$'axi'.H$1];0;[.H4];2;0);[.H4])" office:value-type="float" office:value="0">
            <text:p>0</text:p>
          </table:table-cell>
          <table:table-cell table:style-name="ACE-6" table:formula="of:=IF([$'abs'.I4]&lt;2;COM.MICROSOFT.SWITCH([$'switches'.$A$1];1;POWER([$'ba'.I4];2)-POWER([$'bb'.I4];2)+[$'axi'.I$1];0;[.I4];2;0);[.I4])" office:value-type="float" office:value="0">
            <text:p>0</text:p>
          </table:table-cell>
          <table:table-cell table:style-name="ACE-6" table:formula="of:=IF([$'abs'.J4]&lt;2;COM.MICROSOFT.SWITCH([$'switches'.$A$1];1;POWER([$'ba'.J4];2)-POWER([$'bb'.J4];2)+[$'axi'.J$1];0;[.J4];2;0);[.J4])" office:value-type="float" office:value="0">
            <text:p>0</text:p>
          </table:table-cell>
          <table:table-cell table:style-name="ACE-6" table:formula="of:=IF([$'abs'.K4]&lt;2;COM.MICROSOFT.SWITCH([$'switches'.$A$1];1;POWER([$'ba'.K4];2)-POWER([$'bb'.K4];2)+[$'axi'.K$1];0;[.K4];2;0);[.K4])" office:value-type="float" office:value="0">
            <text:p>0</text:p>
          </table:table-cell>
          <table:table-cell table:style-name="ACE-6" table:formula="of:=IF([$'abs'.L4]&lt;2;COM.MICROSOFT.SWITCH([$'switches'.$A$1];1;POWER([$'ba'.L4];2)-POWER([$'bb'.L4];2)+[$'axi'.L$1];0;[.L4];2;0);[.L4])" office:value-type="float" office:value="0">
            <text:p>0</text:p>
          </table:table-cell>
          <table:table-cell table:style-name="ACE-6" table:formula="of:=IF([$'abs'.M4]&lt;2;COM.MICROSOFT.SWITCH([$'switches'.$A$1];1;POWER([$'ba'.M4];2)-POWER([$'bb'.M4];2)+[$'axi'.M$1];0;[.M4];2;0);[.M4])" office:value-type="float" office:value="0">
            <text:p>0</text:p>
          </table:table-cell>
          <table:table-cell table:style-name="ACE-6" table:formula="of:=IF([$'abs'.N4]&lt;2;COM.MICROSOFT.SWITCH([$'switches'.$A$1];1;POWER([$'ba'.N4];2)-POWER([$'bb'.N4];2)+[$'axi'.N$1];0;[.N4];2;0);[.N4])" office:value-type="float" office:value="0">
            <text:p>0</text:p>
          </table:table-cell>
          <table:table-cell table:style-name="ACE-6" table:formula="of:=IF([$'abs'.O4]&lt;2;COM.MICROSOFT.SWITCH([$'switches'.$A$1];1;POWER([$'ba'.O4];2)-POWER([$'bb'.O4];2)+[$'axi'.O$1];0;[.O4];2;0);[.O4])" office:value-type="float" office:value="0">
            <text:p>0</text:p>
          </table:table-cell>
          <table:table-cell table:style-name="ACE-6" table:formula="of:=IF([$'abs'.P4]&lt;2;COM.MICROSOFT.SWITCH([$'switches'.$A$1];1;POWER([$'ba'.P4];2)-POWER([$'bb'.P4];2)+[$'axi'.P$1];0;[.P4];2;0);[.P4])" office:value-type="float" office:value="0">
            <text:p>0</text:p>
          </table:table-cell>
          <table:table-cell table:style-name="ACE-6" table:formula="of:=IF([$'abs'.Q4]&lt;2;COM.MICROSOFT.SWITCH([$'switches'.$A$1];1;POWER([$'ba'.Q4];2)-POWER([$'bb'.Q4];2)+[$'axi'.Q$1];0;[.Q4];2;0);[.Q4])" office:value-type="float" office:value="0">
            <text:p>0</text:p>
          </table:table-cell>
          <table:table-cell table:style-name="ACE-6" table:formula="of:=IF([$'abs'.R4]&lt;2;COM.MICROSOFT.SWITCH([$'switches'.$A$1];1;POWER([$'ba'.R4];2)-POWER([$'bb'.R4];2)+[$'axi'.R$1];0;[.R4];2;0);[.R4])" office:value-type="float" office:value="0">
            <text:p>0</text:p>
          </table:table-cell>
          <table:table-cell table:style-name="ACE-6" table:formula="of:=IF([$'abs'.S4]&lt;2;COM.MICROSOFT.SWITCH([$'switches'.$A$1];1;POWER([$'ba'.S4];2)-POWER([$'bb'.S4];2)+[$'axi'.S$1];0;[.S4];2;0);[.S4])" office:value-type="float" office:value="0">
            <text:p>0</text:p>
          </table:table-cell>
          <table:table-cell table:style-name="ACE-6" table:formula="of:=IF([$'abs'.T4]&lt;2;COM.MICROSOFT.SWITCH([$'switches'.$A$1];1;POWER([$'ba'.T4];2)-POWER([$'bb'.T4];2)+[$'axi'.T$1];0;[.T4];2;0);[.T4])" office:value-type="float" office:value="0">
            <text:p>0</text:p>
          </table:table-cell>
          <table:table-cell table:style-name="ACE-6" table:formula="of:=IF([$'abs'.U4]&lt;2;COM.MICROSOFT.SWITCH([$'switches'.$A$1];1;POWER([$'ba'.U4];2)-POWER([$'bb'.U4];2)+[$'axi'.U$1];0;[.U4];2;0);[.U4])" office:value-type="float" office:value="0">
            <text:p>0</text:p>
          </table:table-cell>
          <table:table-cell table:style-name="ACE-6" table:formula="of:=IF([$'abs'.V4]&lt;2;COM.MICROSOFT.SWITCH([$'switches'.$A$1];1;POWER([$'ba'.V4];2)-POWER([$'bb'.V4];2)+[$'axi'.V$1];0;[.V4];2;0);[.V4])" office:value-type="float" office:value="0">
            <text:p>0</text:p>
          </table:table-cell>
          <table:table-cell table:style-name="ACE-6" table:formula="of:=IF([$'abs'.W4]&lt;2;COM.MICROSOFT.SWITCH([$'switches'.$A$1];1;POWER([$'ba'.W4];2)-POWER([$'bb'.W4];2)+[$'axi'.W$1];0;[.W4];2;0);[.W4])" office:value-type="float" office:value="0">
            <text:p>0</text:p>
          </table:table-cell>
          <table:table-cell table:style-name="ACE-6" table:formula="of:=IF([$'abs'.X4]&lt;2;COM.MICROSOFT.SWITCH([$'switches'.$A$1];1;POWER([$'ba'.X4];2)-POWER([$'bb'.X4];2)+[$'axi'.X$1];0;[.X4];2;0);[.X4])" office:value-type="float" office:value="0">
            <text:p>0</text:p>
          </table:table-cell>
          <table:table-cell table:style-name="ACE-6" table:formula="of:=IF([$'abs'.Y4]&lt;2;COM.MICROSOFT.SWITCH([$'switches'.$A$1];1;POWER([$'ba'.Y4];2)-POWER([$'bb'.Y4];2)+[$'axi'.Y$1];0;[.Y4];2;0);[.Y4])" office:value-type="float" office:value="0">
            <text:p>0</text:p>
          </table:table-cell>
          <table:table-cell table:style-name="ACE-6" table:formula="of:=IF([$'abs'.Z4]&lt;2;COM.MICROSOFT.SWITCH([$'switches'.$A$1];1;POWER([$'ba'.Z4];2)-POWER([$'bb'.Z4];2)+[$'axi'.Z$1];0;[.Z4];2;0);[.Z4])" office:value-type="float" office:value="0">
            <text:p>0</text:p>
          </table:table-cell>
          <table:table-cell table:style-name="ACE-6" table:formula="of:=IF([$'abs'.AA4]&lt;2;COM.MICROSOFT.SWITCH([$'switches'.$A$1];1;POWER([$'ba'.AA4];2)-POWER([$'bb'.AA4];2)+[$'axi'.AA$1];0;[.AA4];2;0);[.AA4])" office:value-type="float" office:value="0">
            <text:p>0</text:p>
          </table:table-cell>
          <table:table-cell table:style-name="ACE-6" table:formula="of:=IF([$'abs'.AB4]&lt;2;COM.MICROSOFT.SWITCH([$'switches'.$A$1];1;POWER([$'ba'.AB4];2)-POWER([$'bb'.AB4];2)+[$'axi'.AB$1];0;[.AB4];2;0);[.AB4])" office:value-type="float" office:value="0">
            <text:p>0</text:p>
          </table:table-cell>
          <table:table-cell table:style-name="ACE-6" table:formula="of:=IF([$'abs'.AC4]&lt;2;COM.MICROSOFT.SWITCH([$'switches'.$A$1];1;POWER([$'ba'.AC4];2)-POWER([$'bb'.AC4];2)+[$'axi'.AC$1];0;[.AC4];2;0);[.AC4])" office:value-type="float" office:value="0">
            <text:p>0</text:p>
          </table:table-cell>
          <table:table-cell table:style-name="ACE-6" table:formula="of:=IF([$'abs'.AD4]&lt;2;COM.MICROSOFT.SWITCH([$'switches'.$A$1];1;POWER([$'ba'.AD4];2)-POWER([$'bb'.AD4];2)+[$'axi'.AD$1];0;[.AD4];2;0);[.AD4])" office:value-type="float" office:value="0">
            <text:p>0</text:p>
          </table:table-cell>
          <table:table-cell table:style-name="ACE-6" table:formula="of:=IF([$'abs'.AE4]&lt;2;COM.MICROSOFT.SWITCH([$'switches'.$A$1];1;POWER([$'ba'.AE4];2)-POWER([$'bb'.AE4];2)+[$'axi'.AE$1];0;[.AE4];2;0);[.AE4])" office:value-type="float" office:value="0">
            <text:p>0</text:p>
          </table:table-cell>
          <table:table-cell table:style-name="ACE-6" table:formula="of:=IF([$'abs'.AF4]&lt;2;COM.MICROSOFT.SWITCH([$'switches'.$A$1];1;POWER([$'ba'.AF4];2)-POWER([$'bb'.AF4];2)+[$'axi'.AF$1];0;[.AF4];2;0);[.AF4])" office:value-type="float" office:value="0">
            <text:p>0</text:p>
          </table:table-cell>
          <table:table-cell table:style-name="ACE-6" table:formula="of:=IF([$'abs'.AG4]&lt;2;COM.MICROSOFT.SWITCH([$'switches'.$A$1];1;POWER([$'ba'.AG4];2)-POWER([$'bb'.AG4];2)+[$'axi'.AG$1];0;[.AG4];2;0);[.AG4])" office:value-type="float" office:value="0">
            <text:p>0</text:p>
          </table:table-cell>
          <table:table-cell table:style-name="ACE-6" table:formula="of:=IF([$'abs'.AH4]&lt;2;COM.MICROSOFT.SWITCH([$'switches'.$A$1];1;POWER([$'ba'.AH4];2)-POWER([$'bb'.AH4];2)+[$'axi'.AH$1];0;[.AH4];2;0);[.AH4])" office:value-type="float" office:value="0">
            <text:p>0</text:p>
          </table:table-cell>
          <table:table-cell table:style-name="ACE-6" table:formula="of:=IF([$'abs'.AI4]&lt;2;COM.MICROSOFT.SWITCH([$'switches'.$A$1];1;POWER([$'ba'.AI4];2)-POWER([$'bb'.AI4];2)+[$'axi'.AI$1];0;[.AI4];2;0);[.AI4])" office:value-type="float" office:value="0">
            <text:p>0</text:p>
          </table:table-cell>
          <table:table-cell table:style-name="ACE-6" table:formula="of:=IF([$'abs'.AJ4]&lt;2;COM.MICROSOFT.SWITCH([$'switches'.$A$1];1;POWER([$'ba'.AJ4];2)-POWER([$'bb'.AJ4];2)+[$'axi'.AJ$1];0;[.AJ4];2;0);[.AJ4])" office:value-type="float" office:value="0">
            <text:p>0</text:p>
          </table:table-cell>
          <table:table-cell table:style-name="ACE-6" table:formula="of:=IF([$'abs'.AK4]&lt;2;COM.MICROSOFT.SWITCH([$'switches'.$A$1];1;POWER([$'ba'.AK4];2)-POWER([$'bb'.AK4];2)+[$'axi'.AK$1];0;[.AK4];2;0);[.AK4])" office:value-type="float" office:value="0">
            <text:p>0</text:p>
          </table:table-cell>
          <table:table-cell table:style-name="ACE-6" table:formula="of:=IF([$'abs'.AL4]&lt;2;COM.MICROSOFT.SWITCH([$'switches'.$A$1];1;POWER([$'ba'.AL4];2)-POWER([$'bb'.AL4];2)+[$'axi'.AL$1];0;[.AL4];2;0);[.AL4])" office:value-type="float" office:value="0">
            <text:p>0</text:p>
          </table:table-cell>
          <table:table-cell table:style-name="ACE-6" table:formula="of:=IF([$'abs'.AM4]&lt;2;COM.MICROSOFT.SWITCH([$'switches'.$A$1];1;POWER([$'ba'.AM4];2)-POWER([$'bb'.AM4];2)+[$'axi'.AM$1];0;[.AM4];2;0);[.AM4])" office:value-type="float" office:value="0">
            <text:p>0</text:p>
          </table:table-cell>
          <table:table-cell table:style-name="ACE-6" table:formula="of:=IF([$'abs'.AN4]&lt;2;COM.MICROSOFT.SWITCH([$'switches'.$A$1];1;POWER([$'ba'.AN4];2)-POWER([$'bb'.AN4];2)+[$'axi'.AN$1];0;[.AN4];2;0);[.AN4])" office:value-type="float" office:value="0">
            <text:p>0</text:p>
          </table:table-cell>
          <table:table-cell table:style-name="ACE-6" table:formula="of:=IF([$'abs'.AO4]&lt;2;COM.MICROSOFT.SWITCH([$'switches'.$A$1];1;POWER([$'ba'.AO4];2)-POWER([$'bb'.AO4];2)+[$'axi'.AO$1];0;[.AO4];2;0);[.AO4])" office:value-type="float" office:value="0">
            <text:p>0</text:p>
          </table:table-cell>
          <table:table-cell table:style-name="ACE-6" table:formula="of:=IF([$'abs'.AP4]&lt;2;COM.MICROSOFT.SWITCH([$'switches'.$A$1];1;POWER([$'ba'.AP4];2)-POWER([$'bb'.AP4];2)+[$'axi'.AP$1];0;[.AP4];2;0);[.AP4])" office:value-type="float" office:value="0">
            <text:p>0</text:p>
          </table:table-cell>
          <table:table-cell table:style-name="ACE-6" table:formula="of:=IF([$'abs'.AQ4]&lt;2;COM.MICROSOFT.SWITCH([$'switches'.$A$1];1;POWER([$'ba'.AQ4];2)-POWER([$'bb'.AQ4];2)+[$'axi'.AQ$1];0;[.AQ4];2;0);[.AQ4])" office:value-type="float" office:value="0">
            <text:p>0</text:p>
          </table:table-cell>
          <table:table-cell table:style-name="ACE-6" table:formula="of:=IF([$'abs'.AR4]&lt;2;COM.MICROSOFT.SWITCH([$'switches'.$A$1];1;POWER([$'ba'.AR4];2)-POWER([$'bb'.AR4];2)+[$'axi'.AR$1];0;[.AR4];2;0);[.AR4])" office:value-type="float" office:value="0">
            <text:p>0</text:p>
          </table:table-cell>
          <table:table-cell table:style-name="ACE-6" table:formula="of:=IF([$'abs'.AS4]&lt;2;COM.MICROSOFT.SWITCH([$'switches'.$A$1];1;POWER([$'ba'.AS4];2)-POWER([$'bb'.AS4];2)+[$'axi'.AS$1];0;[.AS4];2;0);[.AS4])" office:value-type="float" office:value="0">
            <text:p>0</text:p>
          </table:table-cell>
          <table:table-cell table:style-name="ACE-6" table:formula="of:=IF([$'abs'.AT4]&lt;2;COM.MICROSOFT.SWITCH([$'switches'.$A$1];1;POWER([$'ba'.AT4];2)-POWER([$'bb'.AT4];2)+[$'axi'.AT$1];0;[.AT4];2;0);[.AT4])" office:value-type="float" office:value="0">
            <text:p>0</text:p>
          </table:table-cell>
          <table:table-cell table:style-name="ACE-6" table:formula="of:=IF([$'abs'.AU4]&lt;2;COM.MICROSOFT.SWITCH([$'switches'.$A$1];1;POWER([$'ba'.AU4];2)-POWER([$'bb'.AU4];2)+[$'axi'.AU$1];0;[.AU4];2;0);[.AU4])" office:value-type="float" office:value="0">
            <text:p>0</text:p>
          </table:table-cell>
          <table:table-cell table:style-name="ACE-6" table:formula="of:=IF([$'abs'.AV4]&lt;2;COM.MICROSOFT.SWITCH([$'switches'.$A$1];1;POWER([$'ba'.AV4];2)-POWER([$'bb'.AV4];2)+[$'axi'.AV$1];0;[.AV4];2;0);[.AV4])" office:value-type="float" office:value="0">
            <text:p>0</text:p>
          </table:table-cell>
          <table:table-cell table:style-name="ACE-6" table:formula="of:=IF([$'abs'.AW4]&lt;2;COM.MICROSOFT.SWITCH([$'switches'.$A$1];1;POWER([$'ba'.AW4];2)-POWER([$'bb'.AW4];2)+[$'axi'.AW$1];0;[.AW4];2;0);[.AW4])" office:value-type="float" office:value="0">
            <text:p>0</text:p>
          </table:table-cell>
          <table:table-cell table:style-name="ACE-6" table:formula="of:=IF([$'abs'.AX4]&lt;2;COM.MICROSOFT.SWITCH([$'switches'.$A$1];1;POWER([$'ba'.AX4];2)-POWER([$'bb'.AX4];2)+[$'axi'.AX$1];0;[.AX4];2;0);[.AX4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5]&lt;2;COM.MICROSOFT.SWITCH([$'switches'.$A$1];1;POWER([$'ba'.B5];2)-POWER([$'bb'.B5];2)+[$'axi'.B$1];0;[.B5];2;0);[.B5])" office:value-type="float" office:value="0">
            <text:p>0</text:p>
          </table:table-cell>
          <table:table-cell table:style-name="ACE-6" table:formula="of:=IF([$'abs'.C5]&lt;2;COM.MICROSOFT.SWITCH([$'switches'.$A$1];1;POWER([$'ba'.C5];2)-POWER([$'bb'.C5];2)+[$'axi'.C$1];0;[.C5];2;0);[.C5])" office:value-type="float" office:value="0">
            <text:p>0</text:p>
          </table:table-cell>
          <table:table-cell table:style-name="ACE-6" table:formula="of:=IF([$'abs'.D5]&lt;2;COM.MICROSOFT.SWITCH([$'switches'.$A$1];1;POWER([$'ba'.D5];2)-POWER([$'bb'.D5];2)+[$'axi'.D$1];0;[.D5];2;0);[.D5])" office:value-type="float" office:value="0">
            <text:p>0</text:p>
          </table:table-cell>
          <table:table-cell table:style-name="ACE-6" table:formula="of:=IF([$'abs'.E5]&lt;2;COM.MICROSOFT.SWITCH([$'switches'.$A$1];1;POWER([$'ba'.E5];2)-POWER([$'bb'.E5];2)+[$'axi'.E$1];0;[.E5];2;0);[.E5])" office:value-type="float" office:value="0">
            <text:p>0</text:p>
          </table:table-cell>
          <table:table-cell table:style-name="ACE-6" table:formula="of:=IF([$'abs'.F5]&lt;2;COM.MICROSOFT.SWITCH([$'switches'.$A$1];1;POWER([$'ba'.F5];2)-POWER([$'bb'.F5];2)+[$'axi'.F$1];0;[.F5];2;0);[.F5])" office:value-type="float" office:value="0">
            <text:p>0</text:p>
          </table:table-cell>
          <table:table-cell table:style-name="ACE-6" table:formula="of:=IF([$'abs'.G5]&lt;2;COM.MICROSOFT.SWITCH([$'switches'.$A$1];1;POWER([$'ba'.G5];2)-POWER([$'bb'.G5];2)+[$'axi'.G$1];0;[.G5];2;0);[.G5])" office:value-type="float" office:value="0">
            <text:p>0</text:p>
          </table:table-cell>
          <table:table-cell table:style-name="ACE-6" table:formula="of:=IF([$'abs'.H5]&lt;2;COM.MICROSOFT.SWITCH([$'switches'.$A$1];1;POWER([$'ba'.H5];2)-POWER([$'bb'.H5];2)+[$'axi'.H$1];0;[.H5];2;0);[.H5])" office:value-type="float" office:value="0">
            <text:p>0</text:p>
          </table:table-cell>
          <table:table-cell table:style-name="ACE-6" table:formula="of:=IF([$'abs'.I5]&lt;2;COM.MICROSOFT.SWITCH([$'switches'.$A$1];1;POWER([$'ba'.I5];2)-POWER([$'bb'.I5];2)+[$'axi'.I$1];0;[.I5];2;0);[.I5])" office:value-type="float" office:value="0">
            <text:p>0</text:p>
          </table:table-cell>
          <table:table-cell table:style-name="ACE-6" table:formula="of:=IF([$'abs'.J5]&lt;2;COM.MICROSOFT.SWITCH([$'switches'.$A$1];1;POWER([$'ba'.J5];2)-POWER([$'bb'.J5];2)+[$'axi'.J$1];0;[.J5];2;0);[.J5])" office:value-type="float" office:value="0">
            <text:p>0</text:p>
          </table:table-cell>
          <table:table-cell table:style-name="ACE-6" table:formula="of:=IF([$'abs'.K5]&lt;2;COM.MICROSOFT.SWITCH([$'switches'.$A$1];1;POWER([$'ba'.K5];2)-POWER([$'bb'.K5];2)+[$'axi'.K$1];0;[.K5];2;0);[.K5])" office:value-type="float" office:value="0">
            <text:p>0</text:p>
          </table:table-cell>
          <table:table-cell table:style-name="ACE-6" table:formula="of:=IF([$'abs'.L5]&lt;2;COM.MICROSOFT.SWITCH([$'switches'.$A$1];1;POWER([$'ba'.L5];2)-POWER([$'bb'.L5];2)+[$'axi'.L$1];0;[.L5];2;0);[.L5])" office:value-type="float" office:value="0">
            <text:p>0</text:p>
          </table:table-cell>
          <table:table-cell table:style-name="ACE-6" table:formula="of:=IF([$'abs'.M5]&lt;2;COM.MICROSOFT.SWITCH([$'switches'.$A$1];1;POWER([$'ba'.M5];2)-POWER([$'bb'.M5];2)+[$'axi'.M$1];0;[.M5];2;0);[.M5])" office:value-type="float" office:value="0">
            <text:p>0</text:p>
          </table:table-cell>
          <table:table-cell table:style-name="ACE-6" table:formula="of:=IF([$'abs'.N5]&lt;2;COM.MICROSOFT.SWITCH([$'switches'.$A$1];1;POWER([$'ba'.N5];2)-POWER([$'bb'.N5];2)+[$'axi'.N$1];0;[.N5];2;0);[.N5])" office:value-type="float" office:value="0">
            <text:p>0</text:p>
          </table:table-cell>
          <table:table-cell table:style-name="ACE-6" table:formula="of:=IF([$'abs'.O5]&lt;2;COM.MICROSOFT.SWITCH([$'switches'.$A$1];1;POWER([$'ba'.O5];2)-POWER([$'bb'.O5];2)+[$'axi'.O$1];0;[.O5];2;0);[.O5])" office:value-type="float" office:value="0">
            <text:p>0</text:p>
          </table:table-cell>
          <table:table-cell table:style-name="ACE-6" table:formula="of:=IF([$'abs'.P5]&lt;2;COM.MICROSOFT.SWITCH([$'switches'.$A$1];1;POWER([$'ba'.P5];2)-POWER([$'bb'.P5];2)+[$'axi'.P$1];0;[.P5];2;0);[.P5])" office:value-type="float" office:value="0">
            <text:p>0</text:p>
          </table:table-cell>
          <table:table-cell table:style-name="ACE-6" table:formula="of:=IF([$'abs'.Q5]&lt;2;COM.MICROSOFT.SWITCH([$'switches'.$A$1];1;POWER([$'ba'.Q5];2)-POWER([$'bb'.Q5];2)+[$'axi'.Q$1];0;[.Q5];2;0);[.Q5])" office:value-type="float" office:value="0">
            <text:p>0</text:p>
          </table:table-cell>
          <table:table-cell table:style-name="ACE-6" table:formula="of:=IF([$'abs'.R5]&lt;2;COM.MICROSOFT.SWITCH([$'switches'.$A$1];1;POWER([$'ba'.R5];2)-POWER([$'bb'.R5];2)+[$'axi'.R$1];0;[.R5];2;0);[.R5])" office:value-type="float" office:value="0">
            <text:p>0</text:p>
          </table:table-cell>
          <table:table-cell table:style-name="ACE-6" table:formula="of:=IF([$'abs'.S5]&lt;2;COM.MICROSOFT.SWITCH([$'switches'.$A$1];1;POWER([$'ba'.S5];2)-POWER([$'bb'.S5];2)+[$'axi'.S$1];0;[.S5];2;0);[.S5])" office:value-type="float" office:value="0">
            <text:p>0</text:p>
          </table:table-cell>
          <table:table-cell table:style-name="ACE-6" table:formula="of:=IF([$'abs'.T5]&lt;2;COM.MICROSOFT.SWITCH([$'switches'.$A$1];1;POWER([$'ba'.T5];2)-POWER([$'bb'.T5];2)+[$'axi'.T$1];0;[.T5];2;0);[.T5])" office:value-type="float" office:value="0">
            <text:p>0</text:p>
          </table:table-cell>
          <table:table-cell table:style-name="ACE-6" table:formula="of:=IF([$'abs'.U5]&lt;2;COM.MICROSOFT.SWITCH([$'switches'.$A$1];1;POWER([$'ba'.U5];2)-POWER([$'bb'.U5];2)+[$'axi'.U$1];0;[.U5];2;0);[.U5])" office:value-type="float" office:value="0">
            <text:p>0</text:p>
          </table:table-cell>
          <table:table-cell table:style-name="ACE-6" table:formula="of:=IF([$'abs'.V5]&lt;2;COM.MICROSOFT.SWITCH([$'switches'.$A$1];1;POWER([$'ba'.V5];2)-POWER([$'bb'.V5];2)+[$'axi'.V$1];0;[.V5];2;0);[.V5])" office:value-type="float" office:value="0">
            <text:p>0</text:p>
          </table:table-cell>
          <table:table-cell table:style-name="ACE-6" table:formula="of:=IF([$'abs'.W5]&lt;2;COM.MICROSOFT.SWITCH([$'switches'.$A$1];1;POWER([$'ba'.W5];2)-POWER([$'bb'.W5];2)+[$'axi'.W$1];0;[.W5];2;0);[.W5])" office:value-type="float" office:value="0">
            <text:p>0</text:p>
          </table:table-cell>
          <table:table-cell table:style-name="ACE-6" table:formula="of:=IF([$'abs'.X5]&lt;2;COM.MICROSOFT.SWITCH([$'switches'.$A$1];1;POWER([$'ba'.X5];2)-POWER([$'bb'.X5];2)+[$'axi'.X$1];0;[.X5];2;0);[.X5])" office:value-type="float" office:value="0">
            <text:p>0</text:p>
          </table:table-cell>
          <table:table-cell table:style-name="ACE-6" table:formula="of:=IF([$'abs'.Y5]&lt;2;COM.MICROSOFT.SWITCH([$'switches'.$A$1];1;POWER([$'ba'.Y5];2)-POWER([$'bb'.Y5];2)+[$'axi'.Y$1];0;[.Y5];2;0);[.Y5])" office:value-type="float" office:value="0">
            <text:p>0</text:p>
          </table:table-cell>
          <table:table-cell table:style-name="ACE-6" table:formula="of:=IF([$'abs'.Z5]&lt;2;COM.MICROSOFT.SWITCH([$'switches'.$A$1];1;POWER([$'ba'.Z5];2)-POWER([$'bb'.Z5];2)+[$'axi'.Z$1];0;[.Z5];2;0);[.Z5])" office:value-type="float" office:value="0">
            <text:p>0</text:p>
          </table:table-cell>
          <table:table-cell table:style-name="ACE-6" table:formula="of:=IF([$'abs'.AA5]&lt;2;COM.MICROSOFT.SWITCH([$'switches'.$A$1];1;POWER([$'ba'.AA5];2)-POWER([$'bb'.AA5];2)+[$'axi'.AA$1];0;[.AA5];2;0);[.AA5])" office:value-type="float" office:value="0">
            <text:p>0</text:p>
          </table:table-cell>
          <table:table-cell table:style-name="ACE-6" table:formula="of:=IF([$'abs'.AB5]&lt;2;COM.MICROSOFT.SWITCH([$'switches'.$A$1];1;POWER([$'ba'.AB5];2)-POWER([$'bb'.AB5];2)+[$'axi'.AB$1];0;[.AB5];2;0);[.AB5])" office:value-type="float" office:value="0">
            <text:p>0</text:p>
          </table:table-cell>
          <table:table-cell table:style-name="ACE-6" table:formula="of:=IF([$'abs'.AC5]&lt;2;COM.MICROSOFT.SWITCH([$'switches'.$A$1];1;POWER([$'ba'.AC5];2)-POWER([$'bb'.AC5];2)+[$'axi'.AC$1];0;[.AC5];2;0);[.AC5])" office:value-type="float" office:value="0">
            <text:p>0</text:p>
          </table:table-cell>
          <table:table-cell table:style-name="ACE-6" table:formula="of:=IF([$'abs'.AD5]&lt;2;COM.MICROSOFT.SWITCH([$'switches'.$A$1];1;POWER([$'ba'.AD5];2)-POWER([$'bb'.AD5];2)+[$'axi'.AD$1];0;[.AD5];2;0);[.AD5])" office:value-type="float" office:value="0">
            <text:p>0</text:p>
          </table:table-cell>
          <table:table-cell table:style-name="ACE-6" table:formula="of:=IF([$'abs'.AE5]&lt;2;COM.MICROSOFT.SWITCH([$'switches'.$A$1];1;POWER([$'ba'.AE5];2)-POWER([$'bb'.AE5];2)+[$'axi'.AE$1];0;[.AE5];2;0);[.AE5])" office:value-type="float" office:value="0">
            <text:p>0</text:p>
          </table:table-cell>
          <table:table-cell table:style-name="ACE-6" table:formula="of:=IF([$'abs'.AF5]&lt;2;COM.MICROSOFT.SWITCH([$'switches'.$A$1];1;POWER([$'ba'.AF5];2)-POWER([$'bb'.AF5];2)+[$'axi'.AF$1];0;[.AF5];2;0);[.AF5])" office:value-type="float" office:value="0">
            <text:p>0</text:p>
          </table:table-cell>
          <table:table-cell table:style-name="ACE-6" table:formula="of:=IF([$'abs'.AG5]&lt;2;COM.MICROSOFT.SWITCH([$'switches'.$A$1];1;POWER([$'ba'.AG5];2)-POWER([$'bb'.AG5];2)+[$'axi'.AG$1];0;[.AG5];2;0);[.AG5])" office:value-type="float" office:value="0">
            <text:p>0</text:p>
          </table:table-cell>
          <table:table-cell table:style-name="ACE-6" table:formula="of:=IF([$'abs'.AH5]&lt;2;COM.MICROSOFT.SWITCH([$'switches'.$A$1];1;POWER([$'ba'.AH5];2)-POWER([$'bb'.AH5];2)+[$'axi'.AH$1];0;[.AH5];2;0);[.AH5])" office:value-type="float" office:value="0">
            <text:p>0</text:p>
          </table:table-cell>
          <table:table-cell table:style-name="ACE-6" table:formula="of:=IF([$'abs'.AI5]&lt;2;COM.MICROSOFT.SWITCH([$'switches'.$A$1];1;POWER([$'ba'.AI5];2)-POWER([$'bb'.AI5];2)+[$'axi'.AI$1];0;[.AI5];2;0);[.AI5])" office:value-type="float" office:value="0">
            <text:p>0</text:p>
          </table:table-cell>
          <table:table-cell table:style-name="ACE-6" table:formula="of:=IF([$'abs'.AJ5]&lt;2;COM.MICROSOFT.SWITCH([$'switches'.$A$1];1;POWER([$'ba'.AJ5];2)-POWER([$'bb'.AJ5];2)+[$'axi'.AJ$1];0;[.AJ5];2;0);[.AJ5])" office:value-type="float" office:value="0">
            <text:p>0</text:p>
          </table:table-cell>
          <table:table-cell table:style-name="ACE-6" table:formula="of:=IF([$'abs'.AK5]&lt;2;COM.MICROSOFT.SWITCH([$'switches'.$A$1];1;POWER([$'ba'.AK5];2)-POWER([$'bb'.AK5];2)+[$'axi'.AK$1];0;[.AK5];2;0);[.AK5])" office:value-type="float" office:value="0">
            <text:p>0</text:p>
          </table:table-cell>
          <table:table-cell table:style-name="ACE-6" table:formula="of:=IF([$'abs'.AL5]&lt;2;COM.MICROSOFT.SWITCH([$'switches'.$A$1];1;POWER([$'ba'.AL5];2)-POWER([$'bb'.AL5];2)+[$'axi'.AL$1];0;[.AL5];2;0);[.AL5])" office:value-type="float" office:value="0">
            <text:p>0</text:p>
          </table:table-cell>
          <table:table-cell table:style-name="ACE-6" table:formula="of:=IF([$'abs'.AM5]&lt;2;COM.MICROSOFT.SWITCH([$'switches'.$A$1];1;POWER([$'ba'.AM5];2)-POWER([$'bb'.AM5];2)+[$'axi'.AM$1];0;[.AM5];2;0);[.AM5])" office:value-type="float" office:value="0">
            <text:p>0</text:p>
          </table:table-cell>
          <table:table-cell table:style-name="ACE-6" table:formula="of:=IF([$'abs'.AN5]&lt;2;COM.MICROSOFT.SWITCH([$'switches'.$A$1];1;POWER([$'ba'.AN5];2)-POWER([$'bb'.AN5];2)+[$'axi'.AN$1];0;[.AN5];2;0);[.AN5])" office:value-type="float" office:value="0">
            <text:p>0</text:p>
          </table:table-cell>
          <table:table-cell table:style-name="ACE-6" table:formula="of:=IF([$'abs'.AO5]&lt;2;COM.MICROSOFT.SWITCH([$'switches'.$A$1];1;POWER([$'ba'.AO5];2)-POWER([$'bb'.AO5];2)+[$'axi'.AO$1];0;[.AO5];2;0);[.AO5])" office:value-type="float" office:value="0">
            <text:p>0</text:p>
          </table:table-cell>
          <table:table-cell table:style-name="ACE-6" table:formula="of:=IF([$'abs'.AP5]&lt;2;COM.MICROSOFT.SWITCH([$'switches'.$A$1];1;POWER([$'ba'.AP5];2)-POWER([$'bb'.AP5];2)+[$'axi'.AP$1];0;[.AP5];2;0);[.AP5])" office:value-type="float" office:value="0">
            <text:p>0</text:p>
          </table:table-cell>
          <table:table-cell table:style-name="ACE-6" table:formula="of:=IF([$'abs'.AQ5]&lt;2;COM.MICROSOFT.SWITCH([$'switches'.$A$1];1;POWER([$'ba'.AQ5];2)-POWER([$'bb'.AQ5];2)+[$'axi'.AQ$1];0;[.AQ5];2;0);[.AQ5])" office:value-type="float" office:value="0">
            <text:p>0</text:p>
          </table:table-cell>
          <table:table-cell table:style-name="ACE-6" table:formula="of:=IF([$'abs'.AR5]&lt;2;COM.MICROSOFT.SWITCH([$'switches'.$A$1];1;POWER([$'ba'.AR5];2)-POWER([$'bb'.AR5];2)+[$'axi'.AR$1];0;[.AR5];2;0);[.AR5])" office:value-type="float" office:value="0">
            <text:p>0</text:p>
          </table:table-cell>
          <table:table-cell table:style-name="ACE-6" table:formula="of:=IF([$'abs'.AS5]&lt;2;COM.MICROSOFT.SWITCH([$'switches'.$A$1];1;POWER([$'ba'.AS5];2)-POWER([$'bb'.AS5];2)+[$'axi'.AS$1];0;[.AS5];2;0);[.AS5])" office:value-type="float" office:value="0">
            <text:p>0</text:p>
          </table:table-cell>
          <table:table-cell table:style-name="ACE-6" table:formula="of:=IF([$'abs'.AT5]&lt;2;COM.MICROSOFT.SWITCH([$'switches'.$A$1];1;POWER([$'ba'.AT5];2)-POWER([$'bb'.AT5];2)+[$'axi'.AT$1];0;[.AT5];2;0);[.AT5])" office:value-type="float" office:value="0">
            <text:p>0</text:p>
          </table:table-cell>
          <table:table-cell table:style-name="ACE-6" table:formula="of:=IF([$'abs'.AU5]&lt;2;COM.MICROSOFT.SWITCH([$'switches'.$A$1];1;POWER([$'ba'.AU5];2)-POWER([$'bb'.AU5];2)+[$'axi'.AU$1];0;[.AU5];2;0);[.AU5])" office:value-type="float" office:value="0">
            <text:p>0</text:p>
          </table:table-cell>
          <table:table-cell table:style-name="ACE-6" table:formula="of:=IF([$'abs'.AV5]&lt;2;COM.MICROSOFT.SWITCH([$'switches'.$A$1];1;POWER([$'ba'.AV5];2)-POWER([$'bb'.AV5];2)+[$'axi'.AV$1];0;[.AV5];2;0);[.AV5])" office:value-type="float" office:value="0">
            <text:p>0</text:p>
          </table:table-cell>
          <table:table-cell table:style-name="ACE-6" table:formula="of:=IF([$'abs'.AW5]&lt;2;COM.MICROSOFT.SWITCH([$'switches'.$A$1];1;POWER([$'ba'.AW5];2)-POWER([$'bb'.AW5];2)+[$'axi'.AW$1];0;[.AW5];2;0);[.AW5])" office:value-type="float" office:value="0">
            <text:p>0</text:p>
          </table:table-cell>
          <table:table-cell table:style-name="ACE-6" table:formula="of:=IF([$'abs'.AX5]&lt;2;COM.MICROSOFT.SWITCH([$'switches'.$A$1];1;POWER([$'ba'.AX5];2)-POWER([$'bb'.AX5];2)+[$'axi'.AX$1];0;[.AX5];2;0);[.AX5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6]&lt;2;COM.MICROSOFT.SWITCH([$'switches'.$A$1];1;POWER([$'ba'.B6];2)-POWER([$'bb'.B6];2)+[$'axi'.B$1];0;[.B6];2;0);[.B6])" office:value-type="float" office:value="0">
            <text:p>0</text:p>
          </table:table-cell>
          <table:table-cell table:style-name="ACE-6" table:formula="of:=IF([$'abs'.C6]&lt;2;COM.MICROSOFT.SWITCH([$'switches'.$A$1];1;POWER([$'ba'.C6];2)-POWER([$'bb'.C6];2)+[$'axi'.C$1];0;[.C6];2;0);[.C6])" office:value-type="float" office:value="0">
            <text:p>0</text:p>
          </table:table-cell>
          <table:table-cell table:style-name="ACE-6" table:formula="of:=IF([$'abs'.D6]&lt;2;COM.MICROSOFT.SWITCH([$'switches'.$A$1];1;POWER([$'ba'.D6];2)-POWER([$'bb'.D6];2)+[$'axi'.D$1];0;[.D6];2;0);[.D6])" office:value-type="float" office:value="0">
            <text:p>0</text:p>
          </table:table-cell>
          <table:table-cell table:style-name="ACE-6" table:formula="of:=IF([$'abs'.E6]&lt;2;COM.MICROSOFT.SWITCH([$'switches'.$A$1];1;POWER([$'ba'.E6];2)-POWER([$'bb'.E6];2)+[$'axi'.E$1];0;[.E6];2;0);[.E6])" office:value-type="float" office:value="0">
            <text:p>0</text:p>
          </table:table-cell>
          <table:table-cell table:style-name="ACE-6" table:formula="of:=IF([$'abs'.F6]&lt;2;COM.MICROSOFT.SWITCH([$'switches'.$A$1];1;POWER([$'ba'.F6];2)-POWER([$'bb'.F6];2)+[$'axi'.F$1];0;[.F6];2;0);[.F6])" office:value-type="float" office:value="0">
            <text:p>0</text:p>
          </table:table-cell>
          <table:table-cell table:style-name="ACE-6" table:formula="of:=IF([$'abs'.G6]&lt;2;COM.MICROSOFT.SWITCH([$'switches'.$A$1];1;POWER([$'ba'.G6];2)-POWER([$'bb'.G6];2)+[$'axi'.G$1];0;[.G6];2;0);[.G6])" office:value-type="float" office:value="0">
            <text:p>0</text:p>
          </table:table-cell>
          <table:table-cell table:style-name="ACE-6" table:formula="of:=IF([$'abs'.H6]&lt;2;COM.MICROSOFT.SWITCH([$'switches'.$A$1];1;POWER([$'ba'.H6];2)-POWER([$'bb'.H6];2)+[$'axi'.H$1];0;[.H6];2;0);[.H6])" office:value-type="float" office:value="0">
            <text:p>0</text:p>
          </table:table-cell>
          <table:table-cell table:style-name="ACE-6" table:formula="of:=IF([$'abs'.I6]&lt;2;COM.MICROSOFT.SWITCH([$'switches'.$A$1];1;POWER([$'ba'.I6];2)-POWER([$'bb'.I6];2)+[$'axi'.I$1];0;[.I6];2;0);[.I6])" office:value-type="float" office:value="0">
            <text:p>0</text:p>
          </table:table-cell>
          <table:table-cell table:style-name="ACE-6" table:formula="of:=IF([$'abs'.J6]&lt;2;COM.MICROSOFT.SWITCH([$'switches'.$A$1];1;POWER([$'ba'.J6];2)-POWER([$'bb'.J6];2)+[$'axi'.J$1];0;[.J6];2;0);[.J6])" office:value-type="float" office:value="0">
            <text:p>0</text:p>
          </table:table-cell>
          <table:table-cell table:style-name="ACE-6" table:formula="of:=IF([$'abs'.K6]&lt;2;COM.MICROSOFT.SWITCH([$'switches'.$A$1];1;POWER([$'ba'.K6];2)-POWER([$'bb'.K6];2)+[$'axi'.K$1];0;[.K6];2;0);[.K6])" office:value-type="float" office:value="0">
            <text:p>0</text:p>
          </table:table-cell>
          <table:table-cell table:style-name="ACE-6" table:formula="of:=IF([$'abs'.L6]&lt;2;COM.MICROSOFT.SWITCH([$'switches'.$A$1];1;POWER([$'ba'.L6];2)-POWER([$'bb'.L6];2)+[$'axi'.L$1];0;[.L6];2;0);[.L6])" office:value-type="float" office:value="0">
            <text:p>0</text:p>
          </table:table-cell>
          <table:table-cell table:style-name="ACE-6" table:formula="of:=IF([$'abs'.M6]&lt;2;COM.MICROSOFT.SWITCH([$'switches'.$A$1];1;POWER([$'ba'.M6];2)-POWER([$'bb'.M6];2)+[$'axi'.M$1];0;[.M6];2;0);[.M6])" office:value-type="float" office:value="0">
            <text:p>0</text:p>
          </table:table-cell>
          <table:table-cell table:style-name="ACE-6" table:formula="of:=IF([$'abs'.N6]&lt;2;COM.MICROSOFT.SWITCH([$'switches'.$A$1];1;POWER([$'ba'.N6];2)-POWER([$'bb'.N6];2)+[$'axi'.N$1];0;[.N6];2;0);[.N6])" office:value-type="float" office:value="0">
            <text:p>0</text:p>
          </table:table-cell>
          <table:table-cell table:style-name="ACE-6" table:formula="of:=IF([$'abs'.O6]&lt;2;COM.MICROSOFT.SWITCH([$'switches'.$A$1];1;POWER([$'ba'.O6];2)-POWER([$'bb'.O6];2)+[$'axi'.O$1];0;[.O6];2;0);[.O6])" office:value-type="float" office:value="0">
            <text:p>0</text:p>
          </table:table-cell>
          <table:table-cell table:style-name="ACE-6" table:formula="of:=IF([$'abs'.P6]&lt;2;COM.MICROSOFT.SWITCH([$'switches'.$A$1];1;POWER([$'ba'.P6];2)-POWER([$'bb'.P6];2)+[$'axi'.P$1];0;[.P6];2;0);[.P6])" office:value-type="float" office:value="0">
            <text:p>0</text:p>
          </table:table-cell>
          <table:table-cell table:style-name="ACE-6" table:formula="of:=IF([$'abs'.Q6]&lt;2;COM.MICROSOFT.SWITCH([$'switches'.$A$1];1;POWER([$'ba'.Q6];2)-POWER([$'bb'.Q6];2)+[$'axi'.Q$1];0;[.Q6];2;0);[.Q6])" office:value-type="float" office:value="0">
            <text:p>0</text:p>
          </table:table-cell>
          <table:table-cell table:style-name="ACE-6" table:formula="of:=IF([$'abs'.R6]&lt;2;COM.MICROSOFT.SWITCH([$'switches'.$A$1];1;POWER([$'ba'.R6];2)-POWER([$'bb'.R6];2)+[$'axi'.R$1];0;[.R6];2;0);[.R6])" office:value-type="float" office:value="0">
            <text:p>0</text:p>
          </table:table-cell>
          <table:table-cell table:style-name="ACE-6" table:formula="of:=IF([$'abs'.S6]&lt;2;COM.MICROSOFT.SWITCH([$'switches'.$A$1];1;POWER([$'ba'.S6];2)-POWER([$'bb'.S6];2)+[$'axi'.S$1];0;[.S6];2;0);[.S6])" office:value-type="float" office:value="0">
            <text:p>0</text:p>
          </table:table-cell>
          <table:table-cell table:style-name="ACE-6" table:formula="of:=IF([$'abs'.T6]&lt;2;COM.MICROSOFT.SWITCH([$'switches'.$A$1];1;POWER([$'ba'.T6];2)-POWER([$'bb'.T6];2)+[$'axi'.T$1];0;[.T6];2;0);[.T6])" office:value-type="float" office:value="0">
            <text:p>0</text:p>
          </table:table-cell>
          <table:table-cell table:style-name="ACE-6" table:formula="of:=IF([$'abs'.U6]&lt;2;COM.MICROSOFT.SWITCH([$'switches'.$A$1];1;POWER([$'ba'.U6];2)-POWER([$'bb'.U6];2)+[$'axi'.U$1];0;[.U6];2;0);[.U6])" office:value-type="float" office:value="0">
            <text:p>0</text:p>
          </table:table-cell>
          <table:table-cell table:style-name="ACE-6" table:formula="of:=IF([$'abs'.V6]&lt;2;COM.MICROSOFT.SWITCH([$'switches'.$A$1];1;POWER([$'ba'.V6];2)-POWER([$'bb'.V6];2)+[$'axi'.V$1];0;[.V6];2;0);[.V6])" office:value-type="float" office:value="0">
            <text:p>0</text:p>
          </table:table-cell>
          <table:table-cell table:style-name="ACE-6" table:formula="of:=IF([$'abs'.W6]&lt;2;COM.MICROSOFT.SWITCH([$'switches'.$A$1];1;POWER([$'ba'.W6];2)-POWER([$'bb'.W6];2)+[$'axi'.W$1];0;[.W6];2;0);[.W6])" office:value-type="float" office:value="0">
            <text:p>0</text:p>
          </table:table-cell>
          <table:table-cell table:style-name="ACE-6" table:formula="of:=IF([$'abs'.X6]&lt;2;COM.MICROSOFT.SWITCH([$'switches'.$A$1];1;POWER([$'ba'.X6];2)-POWER([$'bb'.X6];2)+[$'axi'.X$1];0;[.X6];2;0);[.X6])" office:value-type="float" office:value="0">
            <text:p>0</text:p>
          </table:table-cell>
          <table:table-cell table:style-name="ACE-6" table:formula="of:=IF([$'abs'.Y6]&lt;2;COM.MICROSOFT.SWITCH([$'switches'.$A$1];1;POWER([$'ba'.Y6];2)-POWER([$'bb'.Y6];2)+[$'axi'.Y$1];0;[.Y6];2;0);[.Y6])" office:value-type="float" office:value="0">
            <text:p>0</text:p>
          </table:table-cell>
          <table:table-cell table:style-name="ACE-6" table:formula="of:=IF([$'abs'.Z6]&lt;2;COM.MICROSOFT.SWITCH([$'switches'.$A$1];1;POWER([$'ba'.Z6];2)-POWER([$'bb'.Z6];2)+[$'axi'.Z$1];0;[.Z6];2;0);[.Z6])" office:value-type="float" office:value="0">
            <text:p>0</text:p>
          </table:table-cell>
          <table:table-cell table:style-name="ACE-6" table:formula="of:=IF([$'abs'.AA6]&lt;2;COM.MICROSOFT.SWITCH([$'switches'.$A$1];1;POWER([$'ba'.AA6];2)-POWER([$'bb'.AA6];2)+[$'axi'.AA$1];0;[.AA6];2;0);[.AA6])" office:value-type="float" office:value="0">
            <text:p>0</text:p>
          </table:table-cell>
          <table:table-cell table:style-name="ACE-6" table:formula="of:=IF([$'abs'.AB6]&lt;2;COM.MICROSOFT.SWITCH([$'switches'.$A$1];1;POWER([$'ba'.AB6];2)-POWER([$'bb'.AB6];2)+[$'axi'.AB$1];0;[.AB6];2;0);[.AB6])" office:value-type="float" office:value="0">
            <text:p>0</text:p>
          </table:table-cell>
          <table:table-cell table:style-name="ACE-6" table:formula="of:=IF([$'abs'.AC6]&lt;2;COM.MICROSOFT.SWITCH([$'switches'.$A$1];1;POWER([$'ba'.AC6];2)-POWER([$'bb'.AC6];2)+[$'axi'.AC$1];0;[.AC6];2;0);[.AC6])" office:value-type="float" office:value="0">
            <text:p>0</text:p>
          </table:table-cell>
          <table:table-cell table:style-name="ACE-6" table:formula="of:=IF([$'abs'.AD6]&lt;2;COM.MICROSOFT.SWITCH([$'switches'.$A$1];1;POWER([$'ba'.AD6];2)-POWER([$'bb'.AD6];2)+[$'axi'.AD$1];0;[.AD6];2;0);[.AD6])" office:value-type="float" office:value="0">
            <text:p>0</text:p>
          </table:table-cell>
          <table:table-cell table:style-name="ACE-6" table:formula="of:=IF([$'abs'.AE6]&lt;2;COM.MICROSOFT.SWITCH([$'switches'.$A$1];1;POWER([$'ba'.AE6];2)-POWER([$'bb'.AE6];2)+[$'axi'.AE$1];0;[.AE6];2;0);[.AE6])" office:value-type="float" office:value="0">
            <text:p>0</text:p>
          </table:table-cell>
          <table:table-cell table:style-name="ACE-6" table:formula="of:=IF([$'abs'.AF6]&lt;2;COM.MICROSOFT.SWITCH([$'switches'.$A$1];1;POWER([$'ba'.AF6];2)-POWER([$'bb'.AF6];2)+[$'axi'.AF$1];0;[.AF6];2;0);[.AF6])" office:value-type="float" office:value="0">
            <text:p>0</text:p>
          </table:table-cell>
          <table:table-cell table:style-name="ACE-6" table:formula="of:=IF([$'abs'.AG6]&lt;2;COM.MICROSOFT.SWITCH([$'switches'.$A$1];1;POWER([$'ba'.AG6];2)-POWER([$'bb'.AG6];2)+[$'axi'.AG$1];0;[.AG6];2;0);[.AG6])" office:value-type="float" office:value="0">
            <text:p>0</text:p>
          </table:table-cell>
          <table:table-cell table:style-name="ACE-6" table:formula="of:=IF([$'abs'.AH6]&lt;2;COM.MICROSOFT.SWITCH([$'switches'.$A$1];1;POWER([$'ba'.AH6];2)-POWER([$'bb'.AH6];2)+[$'axi'.AH$1];0;[.AH6];2;0);[.AH6])" office:value-type="float" office:value="0">
            <text:p>0</text:p>
          </table:table-cell>
          <table:table-cell table:style-name="ACE-6" table:formula="of:=IF([$'abs'.AI6]&lt;2;COM.MICROSOFT.SWITCH([$'switches'.$A$1];1;POWER([$'ba'.AI6];2)-POWER([$'bb'.AI6];2)+[$'axi'.AI$1];0;[.AI6];2;0);[.AI6])" office:value-type="float" office:value="0">
            <text:p>0</text:p>
          </table:table-cell>
          <table:table-cell table:style-name="ACE-6" table:formula="of:=IF([$'abs'.AJ6]&lt;2;COM.MICROSOFT.SWITCH([$'switches'.$A$1];1;POWER([$'ba'.AJ6];2)-POWER([$'bb'.AJ6];2)+[$'axi'.AJ$1];0;[.AJ6];2;0);[.AJ6])" office:value-type="float" office:value="0">
            <text:p>0</text:p>
          </table:table-cell>
          <table:table-cell table:style-name="ACE-6" table:formula="of:=IF([$'abs'.AK6]&lt;2;COM.MICROSOFT.SWITCH([$'switches'.$A$1];1;POWER([$'ba'.AK6];2)-POWER([$'bb'.AK6];2)+[$'axi'.AK$1];0;[.AK6];2;0);[.AK6])" office:value-type="float" office:value="0">
            <text:p>0</text:p>
          </table:table-cell>
          <table:table-cell table:style-name="ACE-6" table:formula="of:=IF([$'abs'.AL6]&lt;2;COM.MICROSOFT.SWITCH([$'switches'.$A$1];1;POWER([$'ba'.AL6];2)-POWER([$'bb'.AL6];2)+[$'axi'.AL$1];0;[.AL6];2;0);[.AL6])" office:value-type="float" office:value="0">
            <text:p>0</text:p>
          </table:table-cell>
          <table:table-cell table:style-name="ACE-6" table:formula="of:=IF([$'abs'.AM6]&lt;2;COM.MICROSOFT.SWITCH([$'switches'.$A$1];1;POWER([$'ba'.AM6];2)-POWER([$'bb'.AM6];2)+[$'axi'.AM$1];0;[.AM6];2;0);[.AM6])" office:value-type="float" office:value="0">
            <text:p>0</text:p>
          </table:table-cell>
          <table:table-cell table:style-name="ACE-6" table:formula="of:=IF([$'abs'.AN6]&lt;2;COM.MICROSOFT.SWITCH([$'switches'.$A$1];1;POWER([$'ba'.AN6];2)-POWER([$'bb'.AN6];2)+[$'axi'.AN$1];0;[.AN6];2;0);[.AN6])" office:value-type="float" office:value="0">
            <text:p>0</text:p>
          </table:table-cell>
          <table:table-cell table:style-name="ACE-6" table:formula="of:=IF([$'abs'.AO6]&lt;2;COM.MICROSOFT.SWITCH([$'switches'.$A$1];1;POWER([$'ba'.AO6];2)-POWER([$'bb'.AO6];2)+[$'axi'.AO$1];0;[.AO6];2;0);[.AO6])" office:value-type="float" office:value="0">
            <text:p>0</text:p>
          </table:table-cell>
          <table:table-cell table:style-name="ACE-6" table:formula="of:=IF([$'abs'.AP6]&lt;2;COM.MICROSOFT.SWITCH([$'switches'.$A$1];1;POWER([$'ba'.AP6];2)-POWER([$'bb'.AP6];2)+[$'axi'.AP$1];0;[.AP6];2;0);[.AP6])" office:value-type="float" office:value="0">
            <text:p>0</text:p>
          </table:table-cell>
          <table:table-cell table:style-name="ACE-6" table:formula="of:=IF([$'abs'.AQ6]&lt;2;COM.MICROSOFT.SWITCH([$'switches'.$A$1];1;POWER([$'ba'.AQ6];2)-POWER([$'bb'.AQ6];2)+[$'axi'.AQ$1];0;[.AQ6];2;0);[.AQ6])" office:value-type="float" office:value="0">
            <text:p>0</text:p>
          </table:table-cell>
          <table:table-cell table:style-name="ACE-6" table:formula="of:=IF([$'abs'.AR6]&lt;2;COM.MICROSOFT.SWITCH([$'switches'.$A$1];1;POWER([$'ba'.AR6];2)-POWER([$'bb'.AR6];2)+[$'axi'.AR$1];0;[.AR6];2;0);[.AR6])" office:value-type="float" office:value="0">
            <text:p>0</text:p>
          </table:table-cell>
          <table:table-cell table:style-name="ACE-6" table:formula="of:=IF([$'abs'.AS6]&lt;2;COM.MICROSOFT.SWITCH([$'switches'.$A$1];1;POWER([$'ba'.AS6];2)-POWER([$'bb'.AS6];2)+[$'axi'.AS$1];0;[.AS6];2;0);[.AS6])" office:value-type="float" office:value="0">
            <text:p>0</text:p>
          </table:table-cell>
          <table:table-cell table:style-name="ACE-6" table:formula="of:=IF([$'abs'.AT6]&lt;2;COM.MICROSOFT.SWITCH([$'switches'.$A$1];1;POWER([$'ba'.AT6];2)-POWER([$'bb'.AT6];2)+[$'axi'.AT$1];0;[.AT6];2;0);[.AT6])" office:value-type="float" office:value="0">
            <text:p>0</text:p>
          </table:table-cell>
          <table:table-cell table:style-name="ACE-6" table:formula="of:=IF([$'abs'.AU6]&lt;2;COM.MICROSOFT.SWITCH([$'switches'.$A$1];1;POWER([$'ba'.AU6];2)-POWER([$'bb'.AU6];2)+[$'axi'.AU$1];0;[.AU6];2;0);[.AU6])" office:value-type="float" office:value="0">
            <text:p>0</text:p>
          </table:table-cell>
          <table:table-cell table:style-name="ACE-6" table:formula="of:=IF([$'abs'.AV6]&lt;2;COM.MICROSOFT.SWITCH([$'switches'.$A$1];1;POWER([$'ba'.AV6];2)-POWER([$'bb'.AV6];2)+[$'axi'.AV$1];0;[.AV6];2;0);[.AV6])" office:value-type="float" office:value="0">
            <text:p>0</text:p>
          </table:table-cell>
          <table:table-cell table:style-name="ACE-6" table:formula="of:=IF([$'abs'.AW6]&lt;2;COM.MICROSOFT.SWITCH([$'switches'.$A$1];1;POWER([$'ba'.AW6];2)-POWER([$'bb'.AW6];2)+[$'axi'.AW$1];0;[.AW6];2;0);[.AW6])" office:value-type="float" office:value="0">
            <text:p>0</text:p>
          </table:table-cell>
          <table:table-cell table:style-name="ACE-6" table:formula="of:=IF([$'abs'.AX6]&lt;2;COM.MICROSOFT.SWITCH([$'switches'.$A$1];1;POWER([$'ba'.AX6];2)-POWER([$'bb'.AX6];2)+[$'axi'.AX$1];0;[.AX6];2;0);[.AX6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7]&lt;2;COM.MICROSOFT.SWITCH([$'switches'.$A$1];1;POWER([$'ba'.B7];2)-POWER([$'bb'.B7];2)+[$'axi'.B$1];0;[.B7];2;0);[.B7])" office:value-type="float" office:value="0">
            <text:p>0</text:p>
          </table:table-cell>
          <table:table-cell table:style-name="ACE-6" table:formula="of:=IF([$'abs'.C7]&lt;2;COM.MICROSOFT.SWITCH([$'switches'.$A$1];1;POWER([$'ba'.C7];2)-POWER([$'bb'.C7];2)+[$'axi'.C$1];0;[.C7];2;0);[.C7])" office:value-type="float" office:value="0">
            <text:p>0</text:p>
          </table:table-cell>
          <table:table-cell table:style-name="ACE-6" table:formula="of:=IF([$'abs'.D7]&lt;2;COM.MICROSOFT.SWITCH([$'switches'.$A$1];1;POWER([$'ba'.D7];2)-POWER([$'bb'.D7];2)+[$'axi'.D$1];0;[.D7];2;0);[.D7])" office:value-type="float" office:value="0">
            <text:p>0</text:p>
          </table:table-cell>
          <table:table-cell table:style-name="ACE-6" table:formula="of:=IF([$'abs'.E7]&lt;2;COM.MICROSOFT.SWITCH([$'switches'.$A$1];1;POWER([$'ba'.E7];2)-POWER([$'bb'.E7];2)+[$'axi'.E$1];0;[.E7];2;0);[.E7])" office:value-type="float" office:value="0">
            <text:p>0</text:p>
          </table:table-cell>
          <table:table-cell table:style-name="ACE-6" table:formula="of:=IF([$'abs'.F7]&lt;2;COM.MICROSOFT.SWITCH([$'switches'.$A$1];1;POWER([$'ba'.F7];2)-POWER([$'bb'.F7];2)+[$'axi'.F$1];0;[.F7];2;0);[.F7])" office:value-type="float" office:value="0">
            <text:p>0</text:p>
          </table:table-cell>
          <table:table-cell table:style-name="ACE-6" table:formula="of:=IF([$'abs'.G7]&lt;2;COM.MICROSOFT.SWITCH([$'switches'.$A$1];1;POWER([$'ba'.G7];2)-POWER([$'bb'.G7];2)+[$'axi'.G$1];0;[.G7];2;0);[.G7])" office:value-type="float" office:value="0">
            <text:p>0</text:p>
          </table:table-cell>
          <table:table-cell table:style-name="ACE-6" table:formula="of:=IF([$'abs'.H7]&lt;2;COM.MICROSOFT.SWITCH([$'switches'.$A$1];1;POWER([$'ba'.H7];2)-POWER([$'bb'.H7];2)+[$'axi'.H$1];0;[.H7];2;0);[.H7])" office:value-type="float" office:value="0">
            <text:p>0</text:p>
          </table:table-cell>
          <table:table-cell table:style-name="ACE-6" table:formula="of:=IF([$'abs'.I7]&lt;2;COM.MICROSOFT.SWITCH([$'switches'.$A$1];1;POWER([$'ba'.I7];2)-POWER([$'bb'.I7];2)+[$'axi'.I$1];0;[.I7];2;0);[.I7])" office:value-type="float" office:value="0">
            <text:p>0</text:p>
          </table:table-cell>
          <table:table-cell table:style-name="ACE-6" table:formula="of:=IF([$'abs'.J7]&lt;2;COM.MICROSOFT.SWITCH([$'switches'.$A$1];1;POWER([$'ba'.J7];2)-POWER([$'bb'.J7];2)+[$'axi'.J$1];0;[.J7];2;0);[.J7])" office:value-type="float" office:value="0">
            <text:p>0</text:p>
          </table:table-cell>
          <table:table-cell table:style-name="ACE-6" table:formula="of:=IF([$'abs'.K7]&lt;2;COM.MICROSOFT.SWITCH([$'switches'.$A$1];1;POWER([$'ba'.K7];2)-POWER([$'bb'.K7];2)+[$'axi'.K$1];0;[.K7];2;0);[.K7])" office:value-type="float" office:value="0">
            <text:p>0</text:p>
          </table:table-cell>
          <table:table-cell table:style-name="ACE-6" table:formula="of:=IF([$'abs'.L7]&lt;2;COM.MICROSOFT.SWITCH([$'switches'.$A$1];1;POWER([$'ba'.L7];2)-POWER([$'bb'.L7];2)+[$'axi'.L$1];0;[.L7];2;0);[.L7])" office:value-type="float" office:value="0">
            <text:p>0</text:p>
          </table:table-cell>
          <table:table-cell table:style-name="ACE-6" table:formula="of:=IF([$'abs'.M7]&lt;2;COM.MICROSOFT.SWITCH([$'switches'.$A$1];1;POWER([$'ba'.M7];2)-POWER([$'bb'.M7];2)+[$'axi'.M$1];0;[.M7];2;0);[.M7])" office:value-type="float" office:value="0">
            <text:p>0</text:p>
          </table:table-cell>
          <table:table-cell table:style-name="ACE-6" table:formula="of:=IF([$'abs'.N7]&lt;2;COM.MICROSOFT.SWITCH([$'switches'.$A$1];1;POWER([$'ba'.N7];2)-POWER([$'bb'.N7];2)+[$'axi'.N$1];0;[.N7];2;0);[.N7])" office:value-type="float" office:value="0">
            <text:p>0</text:p>
          </table:table-cell>
          <table:table-cell table:style-name="ACE-6" table:formula="of:=IF([$'abs'.O7]&lt;2;COM.MICROSOFT.SWITCH([$'switches'.$A$1];1;POWER([$'ba'.O7];2)-POWER([$'bb'.O7];2)+[$'axi'.O$1];0;[.O7];2;0);[.O7])" office:value-type="float" office:value="0">
            <text:p>0</text:p>
          </table:table-cell>
          <table:table-cell table:style-name="ACE-6" table:formula="of:=IF([$'abs'.P7]&lt;2;COM.MICROSOFT.SWITCH([$'switches'.$A$1];1;POWER([$'ba'.P7];2)-POWER([$'bb'.P7];2)+[$'axi'.P$1];0;[.P7];2;0);[.P7])" office:value-type="float" office:value="0">
            <text:p>0</text:p>
          </table:table-cell>
          <table:table-cell table:style-name="ACE-6" table:formula="of:=IF([$'abs'.Q7]&lt;2;COM.MICROSOFT.SWITCH([$'switches'.$A$1];1;POWER([$'ba'.Q7];2)-POWER([$'bb'.Q7];2)+[$'axi'.Q$1];0;[.Q7];2;0);[.Q7])" office:value-type="float" office:value="0">
            <text:p>0</text:p>
          </table:table-cell>
          <table:table-cell table:style-name="ACE-6" table:formula="of:=IF([$'abs'.R7]&lt;2;COM.MICROSOFT.SWITCH([$'switches'.$A$1];1;POWER([$'ba'.R7];2)-POWER([$'bb'.R7];2)+[$'axi'.R$1];0;[.R7];2;0);[.R7])" office:value-type="float" office:value="0">
            <text:p>0</text:p>
          </table:table-cell>
          <table:table-cell table:style-name="ACE-6" table:formula="of:=IF([$'abs'.S7]&lt;2;COM.MICROSOFT.SWITCH([$'switches'.$A$1];1;POWER([$'ba'.S7];2)-POWER([$'bb'.S7];2)+[$'axi'.S$1];0;[.S7];2;0);[.S7])" office:value-type="float" office:value="0">
            <text:p>0</text:p>
          </table:table-cell>
          <table:table-cell table:style-name="ACE-6" table:formula="of:=IF([$'abs'.T7]&lt;2;COM.MICROSOFT.SWITCH([$'switches'.$A$1];1;POWER([$'ba'.T7];2)-POWER([$'bb'.T7];2)+[$'axi'.T$1];0;[.T7];2;0);[.T7])" office:value-type="float" office:value="0">
            <text:p>0</text:p>
          </table:table-cell>
          <table:table-cell table:style-name="ACE-6" table:formula="of:=IF([$'abs'.U7]&lt;2;COM.MICROSOFT.SWITCH([$'switches'.$A$1];1;POWER([$'ba'.U7];2)-POWER([$'bb'.U7];2)+[$'axi'.U$1];0;[.U7];2;0);[.U7])" office:value-type="float" office:value="0">
            <text:p>0</text:p>
          </table:table-cell>
          <table:table-cell table:style-name="ACE-6" table:formula="of:=IF([$'abs'.V7]&lt;2;COM.MICROSOFT.SWITCH([$'switches'.$A$1];1;POWER([$'ba'.V7];2)-POWER([$'bb'.V7];2)+[$'axi'.V$1];0;[.V7];2;0);[.V7])" office:value-type="float" office:value="0">
            <text:p>0</text:p>
          </table:table-cell>
          <table:table-cell table:style-name="ACE-6" table:formula="of:=IF([$'abs'.W7]&lt;2;COM.MICROSOFT.SWITCH([$'switches'.$A$1];1;POWER([$'ba'.W7];2)-POWER([$'bb'.W7];2)+[$'axi'.W$1];0;[.W7];2;0);[.W7])" office:value-type="float" office:value="0">
            <text:p>0</text:p>
          </table:table-cell>
          <table:table-cell table:style-name="ACE-6" table:formula="of:=IF([$'abs'.X7]&lt;2;COM.MICROSOFT.SWITCH([$'switches'.$A$1];1;POWER([$'ba'.X7];2)-POWER([$'bb'.X7];2)+[$'axi'.X$1];0;[.X7];2;0);[.X7])" office:value-type="float" office:value="0">
            <text:p>0</text:p>
          </table:table-cell>
          <table:table-cell table:style-name="ACE-6" table:formula="of:=IF([$'abs'.Y7]&lt;2;COM.MICROSOFT.SWITCH([$'switches'.$A$1];1;POWER([$'ba'.Y7];2)-POWER([$'bb'.Y7];2)+[$'axi'.Y$1];0;[.Y7];2;0);[.Y7])" office:value-type="float" office:value="0">
            <text:p>0</text:p>
          </table:table-cell>
          <table:table-cell table:style-name="ACE-6" table:formula="of:=IF([$'abs'.Z7]&lt;2;COM.MICROSOFT.SWITCH([$'switches'.$A$1];1;POWER([$'ba'.Z7];2)-POWER([$'bb'.Z7];2)+[$'axi'.Z$1];0;[.Z7];2;0);[.Z7])" office:value-type="float" office:value="0">
            <text:p>0</text:p>
          </table:table-cell>
          <table:table-cell table:style-name="ACE-6" table:formula="of:=IF([$'abs'.AA7]&lt;2;COM.MICROSOFT.SWITCH([$'switches'.$A$1];1;POWER([$'ba'.AA7];2)-POWER([$'bb'.AA7];2)+[$'axi'.AA$1];0;[.AA7];2;0);[.AA7])" office:value-type="float" office:value="0">
            <text:p>0</text:p>
          </table:table-cell>
          <table:table-cell table:style-name="ACE-6" table:formula="of:=IF([$'abs'.AB7]&lt;2;COM.MICROSOFT.SWITCH([$'switches'.$A$1];1;POWER([$'ba'.AB7];2)-POWER([$'bb'.AB7];2)+[$'axi'.AB$1];0;[.AB7];2;0);[.AB7])" office:value-type="float" office:value="0">
            <text:p>0</text:p>
          </table:table-cell>
          <table:table-cell table:style-name="ACE-6" table:formula="of:=IF([$'abs'.AC7]&lt;2;COM.MICROSOFT.SWITCH([$'switches'.$A$1];1;POWER([$'ba'.AC7];2)-POWER([$'bb'.AC7];2)+[$'axi'.AC$1];0;[.AC7];2;0);[.AC7])" office:value-type="float" office:value="0">
            <text:p>0</text:p>
          </table:table-cell>
          <table:table-cell table:style-name="ACE-6" table:formula="of:=IF([$'abs'.AD7]&lt;2;COM.MICROSOFT.SWITCH([$'switches'.$A$1];1;POWER([$'ba'.AD7];2)-POWER([$'bb'.AD7];2)+[$'axi'.AD$1];0;[.AD7];2;0);[.AD7])" office:value-type="float" office:value="0">
            <text:p>0</text:p>
          </table:table-cell>
          <table:table-cell table:style-name="ACE-6" table:formula="of:=IF([$'abs'.AE7]&lt;2;COM.MICROSOFT.SWITCH([$'switches'.$A$1];1;POWER([$'ba'.AE7];2)-POWER([$'bb'.AE7];2)+[$'axi'.AE$1];0;[.AE7];2;0);[.AE7])" office:value-type="float" office:value="0">
            <text:p>0</text:p>
          </table:table-cell>
          <table:table-cell table:style-name="ACE-6" table:formula="of:=IF([$'abs'.AF7]&lt;2;COM.MICROSOFT.SWITCH([$'switches'.$A$1];1;POWER([$'ba'.AF7];2)-POWER([$'bb'.AF7];2)+[$'axi'.AF$1];0;[.AF7];2;0);[.AF7])" office:value-type="float" office:value="0">
            <text:p>0</text:p>
          </table:table-cell>
          <table:table-cell table:style-name="ACE-6" table:formula="of:=IF([$'abs'.AG7]&lt;2;COM.MICROSOFT.SWITCH([$'switches'.$A$1];1;POWER([$'ba'.AG7];2)-POWER([$'bb'.AG7];2)+[$'axi'.AG$1];0;[.AG7];2;0);[.AG7])" office:value-type="float" office:value="0">
            <text:p>0</text:p>
          </table:table-cell>
          <table:table-cell table:style-name="ACE-6" table:formula="of:=IF([$'abs'.AH7]&lt;2;COM.MICROSOFT.SWITCH([$'switches'.$A$1];1;POWER([$'ba'.AH7];2)-POWER([$'bb'.AH7];2)+[$'axi'.AH$1];0;[.AH7];2;0);[.AH7])" office:value-type="float" office:value="0">
            <text:p>0</text:p>
          </table:table-cell>
          <table:table-cell table:style-name="ACE-6" table:formula="of:=IF([$'abs'.AI7]&lt;2;COM.MICROSOFT.SWITCH([$'switches'.$A$1];1;POWER([$'ba'.AI7];2)-POWER([$'bb'.AI7];2)+[$'axi'.AI$1];0;[.AI7];2;0);[.AI7])" office:value-type="float" office:value="0">
            <text:p>0</text:p>
          </table:table-cell>
          <table:table-cell table:style-name="ACE-6" table:formula="of:=IF([$'abs'.AJ7]&lt;2;COM.MICROSOFT.SWITCH([$'switches'.$A$1];1;POWER([$'ba'.AJ7];2)-POWER([$'bb'.AJ7];2)+[$'axi'.AJ$1];0;[.AJ7];2;0);[.AJ7])" office:value-type="float" office:value="0">
            <text:p>0</text:p>
          </table:table-cell>
          <table:table-cell table:style-name="ACE-6" table:formula="of:=IF([$'abs'.AK7]&lt;2;COM.MICROSOFT.SWITCH([$'switches'.$A$1];1;POWER([$'ba'.AK7];2)-POWER([$'bb'.AK7];2)+[$'axi'.AK$1];0;[.AK7];2;0);[.AK7])" office:value-type="float" office:value="0">
            <text:p>0</text:p>
          </table:table-cell>
          <table:table-cell table:style-name="ACE-6" table:formula="of:=IF([$'abs'.AL7]&lt;2;COM.MICROSOFT.SWITCH([$'switches'.$A$1];1;POWER([$'ba'.AL7];2)-POWER([$'bb'.AL7];2)+[$'axi'.AL$1];0;[.AL7];2;0);[.AL7])" office:value-type="float" office:value="0">
            <text:p>0</text:p>
          </table:table-cell>
          <table:table-cell table:style-name="ACE-6" table:formula="of:=IF([$'abs'.AM7]&lt;2;COM.MICROSOFT.SWITCH([$'switches'.$A$1];1;POWER([$'ba'.AM7];2)-POWER([$'bb'.AM7];2)+[$'axi'.AM$1];0;[.AM7];2;0);[.AM7])" office:value-type="float" office:value="0">
            <text:p>0</text:p>
          </table:table-cell>
          <table:table-cell table:style-name="ACE-6" table:formula="of:=IF([$'abs'.AN7]&lt;2;COM.MICROSOFT.SWITCH([$'switches'.$A$1];1;POWER([$'ba'.AN7];2)-POWER([$'bb'.AN7];2)+[$'axi'.AN$1];0;[.AN7];2;0);[.AN7])" office:value-type="float" office:value="0">
            <text:p>0</text:p>
          </table:table-cell>
          <table:table-cell table:style-name="ACE-6" table:formula="of:=IF([$'abs'.AO7]&lt;2;COM.MICROSOFT.SWITCH([$'switches'.$A$1];1;POWER([$'ba'.AO7];2)-POWER([$'bb'.AO7];2)+[$'axi'.AO$1];0;[.AO7];2;0);[.AO7])" office:value-type="float" office:value="0">
            <text:p>0</text:p>
          </table:table-cell>
          <table:table-cell table:style-name="ACE-6" table:formula="of:=IF([$'abs'.AP7]&lt;2;COM.MICROSOFT.SWITCH([$'switches'.$A$1];1;POWER([$'ba'.AP7];2)-POWER([$'bb'.AP7];2)+[$'axi'.AP$1];0;[.AP7];2;0);[.AP7])" office:value-type="float" office:value="0">
            <text:p>0</text:p>
          </table:table-cell>
          <table:table-cell table:style-name="ACE-6" table:formula="of:=IF([$'abs'.AQ7]&lt;2;COM.MICROSOFT.SWITCH([$'switches'.$A$1];1;POWER([$'ba'.AQ7];2)-POWER([$'bb'.AQ7];2)+[$'axi'.AQ$1];0;[.AQ7];2;0);[.AQ7])" office:value-type="float" office:value="0">
            <text:p>0</text:p>
          </table:table-cell>
          <table:table-cell table:style-name="ACE-6" table:formula="of:=IF([$'abs'.AR7]&lt;2;COM.MICROSOFT.SWITCH([$'switches'.$A$1];1;POWER([$'ba'.AR7];2)-POWER([$'bb'.AR7];2)+[$'axi'.AR$1];0;[.AR7];2;0);[.AR7])" office:value-type="float" office:value="0">
            <text:p>0</text:p>
          </table:table-cell>
          <table:table-cell table:style-name="ACE-6" table:formula="of:=IF([$'abs'.AS7]&lt;2;COM.MICROSOFT.SWITCH([$'switches'.$A$1];1;POWER([$'ba'.AS7];2)-POWER([$'bb'.AS7];2)+[$'axi'.AS$1];0;[.AS7];2;0);[.AS7])" office:value-type="float" office:value="0">
            <text:p>0</text:p>
          </table:table-cell>
          <table:table-cell table:style-name="ACE-6" table:formula="of:=IF([$'abs'.AT7]&lt;2;COM.MICROSOFT.SWITCH([$'switches'.$A$1];1;POWER([$'ba'.AT7];2)-POWER([$'bb'.AT7];2)+[$'axi'.AT$1];0;[.AT7];2;0);[.AT7])" office:value-type="float" office:value="0">
            <text:p>0</text:p>
          </table:table-cell>
          <table:table-cell table:style-name="ACE-6" table:formula="of:=IF([$'abs'.AU7]&lt;2;COM.MICROSOFT.SWITCH([$'switches'.$A$1];1;POWER([$'ba'.AU7];2)-POWER([$'bb'.AU7];2)+[$'axi'.AU$1];0;[.AU7];2;0);[.AU7])" office:value-type="float" office:value="0">
            <text:p>0</text:p>
          </table:table-cell>
          <table:table-cell table:style-name="ACE-6" table:formula="of:=IF([$'abs'.AV7]&lt;2;COM.MICROSOFT.SWITCH([$'switches'.$A$1];1;POWER([$'ba'.AV7];2)-POWER([$'bb'.AV7];2)+[$'axi'.AV$1];0;[.AV7];2;0);[.AV7])" office:value-type="float" office:value="0">
            <text:p>0</text:p>
          </table:table-cell>
          <table:table-cell table:style-name="ACE-6" table:formula="of:=IF([$'abs'.AW7]&lt;2;COM.MICROSOFT.SWITCH([$'switches'.$A$1];1;POWER([$'ba'.AW7];2)-POWER([$'bb'.AW7];2)+[$'axi'.AW$1];0;[.AW7];2;0);[.AW7])" office:value-type="float" office:value="0">
            <text:p>0</text:p>
          </table:table-cell>
          <table:table-cell table:style-name="ACE-6" table:formula="of:=IF([$'abs'.AX7]&lt;2;COM.MICROSOFT.SWITCH([$'switches'.$A$1];1;POWER([$'ba'.AX7];2)-POWER([$'bb'.AX7];2)+[$'axi'.AX$1];0;[.AX7];2;0);[.AX7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8]&lt;2;COM.MICROSOFT.SWITCH([$'switches'.$A$1];1;POWER([$'ba'.B8];2)-POWER([$'bb'.B8];2)+[$'axi'.B$1];0;[.B8];2;0);[.B8])" office:value-type="float" office:value="0">
            <text:p>0</text:p>
          </table:table-cell>
          <table:table-cell table:style-name="ACE-6" table:formula="of:=IF([$'abs'.C8]&lt;2;COM.MICROSOFT.SWITCH([$'switches'.$A$1];1;POWER([$'ba'.C8];2)-POWER([$'bb'.C8];2)+[$'axi'.C$1];0;[.C8];2;0);[.C8])" office:value-type="float" office:value="0">
            <text:p>0</text:p>
          </table:table-cell>
          <table:table-cell table:style-name="ACE-6" table:formula="of:=IF([$'abs'.D8]&lt;2;COM.MICROSOFT.SWITCH([$'switches'.$A$1];1;POWER([$'ba'.D8];2)-POWER([$'bb'.D8];2)+[$'axi'.D$1];0;[.D8];2;0);[.D8])" office:value-type="float" office:value="0">
            <text:p>0</text:p>
          </table:table-cell>
          <table:table-cell table:style-name="ACE-6" table:formula="of:=IF([$'abs'.E8]&lt;2;COM.MICROSOFT.SWITCH([$'switches'.$A$1];1;POWER([$'ba'.E8];2)-POWER([$'bb'.E8];2)+[$'axi'.E$1];0;[.E8];2;0);[.E8])" office:value-type="float" office:value="0">
            <text:p>0</text:p>
          </table:table-cell>
          <table:table-cell table:style-name="ACE-6" table:formula="of:=IF([$'abs'.F8]&lt;2;COM.MICROSOFT.SWITCH([$'switches'.$A$1];1;POWER([$'ba'.F8];2)-POWER([$'bb'.F8];2)+[$'axi'.F$1];0;[.F8];2;0);[.F8])" office:value-type="float" office:value="0">
            <text:p>0</text:p>
          </table:table-cell>
          <table:table-cell table:style-name="ACE-6" table:formula="of:=IF([$'abs'.G8]&lt;2;COM.MICROSOFT.SWITCH([$'switches'.$A$1];1;POWER([$'ba'.G8];2)-POWER([$'bb'.G8];2)+[$'axi'.G$1];0;[.G8];2;0);[.G8])" office:value-type="float" office:value="0">
            <text:p>0</text:p>
          </table:table-cell>
          <table:table-cell table:style-name="ACE-6" table:formula="of:=IF([$'abs'.H8]&lt;2;COM.MICROSOFT.SWITCH([$'switches'.$A$1];1;POWER([$'ba'.H8];2)-POWER([$'bb'.H8];2)+[$'axi'.H$1];0;[.H8];2;0);[.H8])" office:value-type="float" office:value="0">
            <text:p>0</text:p>
          </table:table-cell>
          <table:table-cell table:style-name="ACE-6" table:formula="of:=IF([$'abs'.I8]&lt;2;COM.MICROSOFT.SWITCH([$'switches'.$A$1];1;POWER([$'ba'.I8];2)-POWER([$'bb'.I8];2)+[$'axi'.I$1];0;[.I8];2;0);[.I8])" office:value-type="float" office:value="0">
            <text:p>0</text:p>
          </table:table-cell>
          <table:table-cell table:style-name="ACE-6" table:formula="of:=IF([$'abs'.J8]&lt;2;COM.MICROSOFT.SWITCH([$'switches'.$A$1];1;POWER([$'ba'.J8];2)-POWER([$'bb'.J8];2)+[$'axi'.J$1];0;[.J8];2;0);[.J8])" office:value-type="float" office:value="0">
            <text:p>0</text:p>
          </table:table-cell>
          <table:table-cell table:style-name="ACE-6" table:formula="of:=IF([$'abs'.K8]&lt;2;COM.MICROSOFT.SWITCH([$'switches'.$A$1];1;POWER([$'ba'.K8];2)-POWER([$'bb'.K8];2)+[$'axi'.K$1];0;[.K8];2;0);[.K8])" office:value-type="float" office:value="0">
            <text:p>0</text:p>
          </table:table-cell>
          <table:table-cell table:style-name="ACE-6" table:formula="of:=IF([$'abs'.L8]&lt;2;COM.MICROSOFT.SWITCH([$'switches'.$A$1];1;POWER([$'ba'.L8];2)-POWER([$'bb'.L8];2)+[$'axi'.L$1];0;[.L8];2;0);[.L8])" office:value-type="float" office:value="0">
            <text:p>0</text:p>
          </table:table-cell>
          <table:table-cell table:style-name="ACE-6" table:formula="of:=IF([$'abs'.M8]&lt;2;COM.MICROSOFT.SWITCH([$'switches'.$A$1];1;POWER([$'ba'.M8];2)-POWER([$'bb'.M8];2)+[$'axi'.M$1];0;[.M8];2;0);[.M8])" office:value-type="float" office:value="0">
            <text:p>0</text:p>
          </table:table-cell>
          <table:table-cell table:style-name="ACE-6" table:formula="of:=IF([$'abs'.N8]&lt;2;COM.MICROSOFT.SWITCH([$'switches'.$A$1];1;POWER([$'ba'.N8];2)-POWER([$'bb'.N8];2)+[$'axi'.N$1];0;[.N8];2;0);[.N8])" office:value-type="float" office:value="0">
            <text:p>0</text:p>
          </table:table-cell>
          <table:table-cell table:style-name="ACE-6" table:formula="of:=IF([$'abs'.O8]&lt;2;COM.MICROSOFT.SWITCH([$'switches'.$A$1];1;POWER([$'ba'.O8];2)-POWER([$'bb'.O8];2)+[$'axi'.O$1];0;[.O8];2;0);[.O8])" office:value-type="float" office:value="0">
            <text:p>0</text:p>
          </table:table-cell>
          <table:table-cell table:style-name="ACE-6" table:formula="of:=IF([$'abs'.P8]&lt;2;COM.MICROSOFT.SWITCH([$'switches'.$A$1];1;POWER([$'ba'.P8];2)-POWER([$'bb'.P8];2)+[$'axi'.P$1];0;[.P8];2;0);[.P8])" office:value-type="float" office:value="0">
            <text:p>0</text:p>
          </table:table-cell>
          <table:table-cell table:style-name="ACE-6" table:formula="of:=IF([$'abs'.Q8]&lt;2;COM.MICROSOFT.SWITCH([$'switches'.$A$1];1;POWER([$'ba'.Q8];2)-POWER([$'bb'.Q8];2)+[$'axi'.Q$1];0;[.Q8];2;0);[.Q8])" office:value-type="float" office:value="0">
            <text:p>0</text:p>
          </table:table-cell>
          <table:table-cell table:style-name="ACE-6" table:formula="of:=IF([$'abs'.R8]&lt;2;COM.MICROSOFT.SWITCH([$'switches'.$A$1];1;POWER([$'ba'.R8];2)-POWER([$'bb'.R8];2)+[$'axi'.R$1];0;[.R8];2;0);[.R8])" office:value-type="float" office:value="0">
            <text:p>0</text:p>
          </table:table-cell>
          <table:table-cell table:style-name="ACE-6" table:formula="of:=IF([$'abs'.S8]&lt;2;COM.MICROSOFT.SWITCH([$'switches'.$A$1];1;POWER([$'ba'.S8];2)-POWER([$'bb'.S8];2)+[$'axi'.S$1];0;[.S8];2;0);[.S8])" office:value-type="float" office:value="0">
            <text:p>0</text:p>
          </table:table-cell>
          <table:table-cell table:style-name="ACE-6" table:formula="of:=IF([$'abs'.T8]&lt;2;COM.MICROSOFT.SWITCH([$'switches'.$A$1];1;POWER([$'ba'.T8];2)-POWER([$'bb'.T8];2)+[$'axi'.T$1];0;[.T8];2;0);[.T8])" office:value-type="float" office:value="0">
            <text:p>0</text:p>
          </table:table-cell>
          <table:table-cell table:style-name="ACE-6" table:formula="of:=IF([$'abs'.U8]&lt;2;COM.MICROSOFT.SWITCH([$'switches'.$A$1];1;POWER([$'ba'.U8];2)-POWER([$'bb'.U8];2)+[$'axi'.U$1];0;[.U8];2;0);[.U8])" office:value-type="float" office:value="0">
            <text:p>0</text:p>
          </table:table-cell>
          <table:table-cell table:style-name="ACE-6" table:formula="of:=IF([$'abs'.V8]&lt;2;COM.MICROSOFT.SWITCH([$'switches'.$A$1];1;POWER([$'ba'.V8];2)-POWER([$'bb'.V8];2)+[$'axi'.V$1];0;[.V8];2;0);[.V8])" office:value-type="float" office:value="0">
            <text:p>0</text:p>
          </table:table-cell>
          <table:table-cell table:style-name="ACE-6" table:formula="of:=IF([$'abs'.W8]&lt;2;COM.MICROSOFT.SWITCH([$'switches'.$A$1];1;POWER([$'ba'.W8];2)-POWER([$'bb'.W8];2)+[$'axi'.W$1];0;[.W8];2;0);[.W8])" office:value-type="float" office:value="0">
            <text:p>0</text:p>
          </table:table-cell>
          <table:table-cell table:style-name="ACE-6" table:formula="of:=IF([$'abs'.X8]&lt;2;COM.MICROSOFT.SWITCH([$'switches'.$A$1];1;POWER([$'ba'.X8];2)-POWER([$'bb'.X8];2)+[$'axi'.X$1];0;[.X8];2;0);[.X8])" office:value-type="float" office:value="0">
            <text:p>0</text:p>
          </table:table-cell>
          <table:table-cell table:style-name="ACE-6" table:formula="of:=IF([$'abs'.Y8]&lt;2;COM.MICROSOFT.SWITCH([$'switches'.$A$1];1;POWER([$'ba'.Y8];2)-POWER([$'bb'.Y8];2)+[$'axi'.Y$1];0;[.Y8];2;0);[.Y8])" office:value-type="float" office:value="0">
            <text:p>0</text:p>
          </table:table-cell>
          <table:table-cell table:style-name="ACE-6" table:formula="of:=IF([$'abs'.Z8]&lt;2;COM.MICROSOFT.SWITCH([$'switches'.$A$1];1;POWER([$'ba'.Z8];2)-POWER([$'bb'.Z8];2)+[$'axi'.Z$1];0;[.Z8];2;0);[.Z8])" office:value-type="float" office:value="0">
            <text:p>0</text:p>
          </table:table-cell>
          <table:table-cell table:style-name="ACE-6" table:formula="of:=IF([$'abs'.AA8]&lt;2;COM.MICROSOFT.SWITCH([$'switches'.$A$1];1;POWER([$'ba'.AA8];2)-POWER([$'bb'.AA8];2)+[$'axi'.AA$1];0;[.AA8];2;0);[.AA8])" office:value-type="float" office:value="0">
            <text:p>0</text:p>
          </table:table-cell>
          <table:table-cell table:style-name="ACE-6" table:formula="of:=IF([$'abs'.AB8]&lt;2;COM.MICROSOFT.SWITCH([$'switches'.$A$1];1;POWER([$'ba'.AB8];2)-POWER([$'bb'.AB8];2)+[$'axi'.AB$1];0;[.AB8];2;0);[.AB8])" office:value-type="float" office:value="0">
            <text:p>0</text:p>
          </table:table-cell>
          <table:table-cell table:style-name="ACE-6" table:formula="of:=IF([$'abs'.AC8]&lt;2;COM.MICROSOFT.SWITCH([$'switches'.$A$1];1;POWER([$'ba'.AC8];2)-POWER([$'bb'.AC8];2)+[$'axi'.AC$1];0;[.AC8];2;0);[.AC8])" office:value-type="float" office:value="0">
            <text:p>0</text:p>
          </table:table-cell>
          <table:table-cell table:style-name="ACE-6" table:formula="of:=IF([$'abs'.AD8]&lt;2;COM.MICROSOFT.SWITCH([$'switches'.$A$1];1;POWER([$'ba'.AD8];2)-POWER([$'bb'.AD8];2)+[$'axi'.AD$1];0;[.AD8];2;0);[.AD8])" office:value-type="float" office:value="0">
            <text:p>0</text:p>
          </table:table-cell>
          <table:table-cell table:style-name="ACE-6" table:formula="of:=IF([$'abs'.AE8]&lt;2;COM.MICROSOFT.SWITCH([$'switches'.$A$1];1;POWER([$'ba'.AE8];2)-POWER([$'bb'.AE8];2)+[$'axi'.AE$1];0;[.AE8];2;0);[.AE8])" office:value-type="float" office:value="0">
            <text:p>0</text:p>
          </table:table-cell>
          <table:table-cell table:style-name="ACE-6" table:formula="of:=IF([$'abs'.AF8]&lt;2;COM.MICROSOFT.SWITCH([$'switches'.$A$1];1;POWER([$'ba'.AF8];2)-POWER([$'bb'.AF8];2)+[$'axi'.AF$1];0;[.AF8];2;0);[.AF8])" office:value-type="float" office:value="0">
            <text:p>0</text:p>
          </table:table-cell>
          <table:table-cell table:style-name="ACE-6" table:formula="of:=IF([$'abs'.AG8]&lt;2;COM.MICROSOFT.SWITCH([$'switches'.$A$1];1;POWER([$'ba'.AG8];2)-POWER([$'bb'.AG8];2)+[$'axi'.AG$1];0;[.AG8];2;0);[.AG8])" office:value-type="float" office:value="0">
            <text:p>0</text:p>
          </table:table-cell>
          <table:table-cell table:style-name="ACE-6" table:formula="of:=IF([$'abs'.AH8]&lt;2;COM.MICROSOFT.SWITCH([$'switches'.$A$1];1;POWER([$'ba'.AH8];2)-POWER([$'bb'.AH8];2)+[$'axi'.AH$1];0;[.AH8];2;0);[.AH8])" office:value-type="float" office:value="0">
            <text:p>0</text:p>
          </table:table-cell>
          <table:table-cell table:style-name="ACE-6" table:formula="of:=IF([$'abs'.AI8]&lt;2;COM.MICROSOFT.SWITCH([$'switches'.$A$1];1;POWER([$'ba'.AI8];2)-POWER([$'bb'.AI8];2)+[$'axi'.AI$1];0;[.AI8];2;0);[.AI8])" office:value-type="float" office:value="0">
            <text:p>0</text:p>
          </table:table-cell>
          <table:table-cell table:style-name="ACE-6" table:formula="of:=IF([$'abs'.AJ8]&lt;2;COM.MICROSOFT.SWITCH([$'switches'.$A$1];1;POWER([$'ba'.AJ8];2)-POWER([$'bb'.AJ8];2)+[$'axi'.AJ$1];0;[.AJ8];2;0);[.AJ8])" office:value-type="float" office:value="0">
            <text:p>0</text:p>
          </table:table-cell>
          <table:table-cell table:style-name="ACE-6" table:formula="of:=IF([$'abs'.AK8]&lt;2;COM.MICROSOFT.SWITCH([$'switches'.$A$1];1;POWER([$'ba'.AK8];2)-POWER([$'bb'.AK8];2)+[$'axi'.AK$1];0;[.AK8];2;0);[.AK8])" office:value-type="float" office:value="0">
            <text:p>0</text:p>
          </table:table-cell>
          <table:table-cell table:style-name="ACE-6" table:formula="of:=IF([$'abs'.AL8]&lt;2;COM.MICROSOFT.SWITCH([$'switches'.$A$1];1;POWER([$'ba'.AL8];2)-POWER([$'bb'.AL8];2)+[$'axi'.AL$1];0;[.AL8];2;0);[.AL8])" office:value-type="float" office:value="0">
            <text:p>0</text:p>
          </table:table-cell>
          <table:table-cell table:style-name="ACE-6" table:formula="of:=IF([$'abs'.AM8]&lt;2;COM.MICROSOFT.SWITCH([$'switches'.$A$1];1;POWER([$'ba'.AM8];2)-POWER([$'bb'.AM8];2)+[$'axi'.AM$1];0;[.AM8];2;0);[.AM8])" office:value-type="float" office:value="0">
            <text:p>0</text:p>
          </table:table-cell>
          <table:table-cell table:style-name="ACE-6" table:formula="of:=IF([$'abs'.AN8]&lt;2;COM.MICROSOFT.SWITCH([$'switches'.$A$1];1;POWER([$'ba'.AN8];2)-POWER([$'bb'.AN8];2)+[$'axi'.AN$1];0;[.AN8];2;0);[.AN8])" office:value-type="float" office:value="0">
            <text:p>0</text:p>
          </table:table-cell>
          <table:table-cell table:style-name="ACE-6" table:formula="of:=IF([$'abs'.AO8]&lt;2;COM.MICROSOFT.SWITCH([$'switches'.$A$1];1;POWER([$'ba'.AO8];2)-POWER([$'bb'.AO8];2)+[$'axi'.AO$1];0;[.AO8];2;0);[.AO8])" office:value-type="float" office:value="0">
            <text:p>0</text:p>
          </table:table-cell>
          <table:table-cell table:style-name="ACE-6" table:formula="of:=IF([$'abs'.AP8]&lt;2;COM.MICROSOFT.SWITCH([$'switches'.$A$1];1;POWER([$'ba'.AP8];2)-POWER([$'bb'.AP8];2)+[$'axi'.AP$1];0;[.AP8];2;0);[.AP8])" office:value-type="float" office:value="0">
            <text:p>0</text:p>
          </table:table-cell>
          <table:table-cell table:style-name="ACE-6" table:formula="of:=IF([$'abs'.AQ8]&lt;2;COM.MICROSOFT.SWITCH([$'switches'.$A$1];1;POWER([$'ba'.AQ8];2)-POWER([$'bb'.AQ8];2)+[$'axi'.AQ$1];0;[.AQ8];2;0);[.AQ8])" office:value-type="float" office:value="0">
            <text:p>0</text:p>
          </table:table-cell>
          <table:table-cell table:style-name="ACE-6" table:formula="of:=IF([$'abs'.AR8]&lt;2;COM.MICROSOFT.SWITCH([$'switches'.$A$1];1;POWER([$'ba'.AR8];2)-POWER([$'bb'.AR8];2)+[$'axi'.AR$1];0;[.AR8];2;0);[.AR8])" office:value-type="float" office:value="0">
            <text:p>0</text:p>
          </table:table-cell>
          <table:table-cell table:style-name="ACE-6" table:formula="of:=IF([$'abs'.AS8]&lt;2;COM.MICROSOFT.SWITCH([$'switches'.$A$1];1;POWER([$'ba'.AS8];2)-POWER([$'bb'.AS8];2)+[$'axi'.AS$1];0;[.AS8];2;0);[.AS8])" office:value-type="float" office:value="0">
            <text:p>0</text:p>
          </table:table-cell>
          <table:table-cell table:style-name="ACE-6" table:formula="of:=IF([$'abs'.AT8]&lt;2;COM.MICROSOFT.SWITCH([$'switches'.$A$1];1;POWER([$'ba'.AT8];2)-POWER([$'bb'.AT8];2)+[$'axi'.AT$1];0;[.AT8];2;0);[.AT8])" office:value-type="float" office:value="0">
            <text:p>0</text:p>
          </table:table-cell>
          <table:table-cell table:style-name="ACE-6" table:formula="of:=IF([$'abs'.AU8]&lt;2;COM.MICROSOFT.SWITCH([$'switches'.$A$1];1;POWER([$'ba'.AU8];2)-POWER([$'bb'.AU8];2)+[$'axi'.AU$1];0;[.AU8];2;0);[.AU8])" office:value-type="float" office:value="0">
            <text:p>0</text:p>
          </table:table-cell>
          <table:table-cell table:style-name="ACE-6" table:formula="of:=IF([$'abs'.AV8]&lt;2;COM.MICROSOFT.SWITCH([$'switches'.$A$1];1;POWER([$'ba'.AV8];2)-POWER([$'bb'.AV8];2)+[$'axi'.AV$1];0;[.AV8];2;0);[.AV8])" office:value-type="float" office:value="0">
            <text:p>0</text:p>
          </table:table-cell>
          <table:table-cell table:style-name="ACE-6" table:formula="of:=IF([$'abs'.AW8]&lt;2;COM.MICROSOFT.SWITCH([$'switches'.$A$1];1;POWER([$'ba'.AW8];2)-POWER([$'bb'.AW8];2)+[$'axi'.AW$1];0;[.AW8];2;0);[.AW8])" office:value-type="float" office:value="0">
            <text:p>0</text:p>
          </table:table-cell>
          <table:table-cell table:style-name="ACE-6" table:formula="of:=IF([$'abs'.AX8]&lt;2;COM.MICROSOFT.SWITCH([$'switches'.$A$1];1;POWER([$'ba'.AX8];2)-POWER([$'bb'.AX8];2)+[$'axi'.AX$1];0;[.AX8];2;0);[.AX8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9]&lt;2;COM.MICROSOFT.SWITCH([$'switches'.$A$1];1;POWER([$'ba'.B9];2)-POWER([$'bb'.B9];2)+[$'axi'.B$1];0;[.B9];2;0);[.B9])" office:value-type="float" office:value="0">
            <text:p>0</text:p>
          </table:table-cell>
          <table:table-cell table:style-name="ACE-6" table:formula="of:=IF([$'abs'.C9]&lt;2;COM.MICROSOFT.SWITCH([$'switches'.$A$1];1;POWER([$'ba'.C9];2)-POWER([$'bb'.C9];2)+[$'axi'.C$1];0;[.C9];2;0);[.C9])" office:value-type="float" office:value="0">
            <text:p>0</text:p>
          </table:table-cell>
          <table:table-cell table:style-name="ACE-6" table:formula="of:=IF([$'abs'.D9]&lt;2;COM.MICROSOFT.SWITCH([$'switches'.$A$1];1;POWER([$'ba'.D9];2)-POWER([$'bb'.D9];2)+[$'axi'.D$1];0;[.D9];2;0);[.D9])" office:value-type="float" office:value="0">
            <text:p>0</text:p>
          </table:table-cell>
          <table:table-cell table:style-name="ACE-6" table:formula="of:=IF([$'abs'.E9]&lt;2;COM.MICROSOFT.SWITCH([$'switches'.$A$1];1;POWER([$'ba'.E9];2)-POWER([$'bb'.E9];2)+[$'axi'.E$1];0;[.E9];2;0);[.E9])" office:value-type="float" office:value="0">
            <text:p>0</text:p>
          </table:table-cell>
          <table:table-cell table:style-name="ACE-6" table:formula="of:=IF([$'abs'.F9]&lt;2;COM.MICROSOFT.SWITCH([$'switches'.$A$1];1;POWER([$'ba'.F9];2)-POWER([$'bb'.F9];2)+[$'axi'.F$1];0;[.F9];2;0);[.F9])" office:value-type="float" office:value="0">
            <text:p>0</text:p>
          </table:table-cell>
          <table:table-cell table:style-name="ACE-6" table:formula="of:=IF([$'abs'.G9]&lt;2;COM.MICROSOFT.SWITCH([$'switches'.$A$1];1;POWER([$'ba'.G9];2)-POWER([$'bb'.G9];2)+[$'axi'.G$1];0;[.G9];2;0);[.G9])" office:value-type="float" office:value="0">
            <text:p>0</text:p>
          </table:table-cell>
          <table:table-cell table:style-name="ACE-6" table:formula="of:=IF([$'abs'.H9]&lt;2;COM.MICROSOFT.SWITCH([$'switches'.$A$1];1;POWER([$'ba'.H9];2)-POWER([$'bb'.H9];2)+[$'axi'.H$1];0;[.H9];2;0);[.H9])" office:value-type="float" office:value="0">
            <text:p>0</text:p>
          </table:table-cell>
          <table:table-cell table:style-name="ACE-6" table:formula="of:=IF([$'abs'.I9]&lt;2;COM.MICROSOFT.SWITCH([$'switches'.$A$1];1;POWER([$'ba'.I9];2)-POWER([$'bb'.I9];2)+[$'axi'.I$1];0;[.I9];2;0);[.I9])" office:value-type="float" office:value="0">
            <text:p>0</text:p>
          </table:table-cell>
          <table:table-cell table:style-name="ACE-6" table:formula="of:=IF([$'abs'.J9]&lt;2;COM.MICROSOFT.SWITCH([$'switches'.$A$1];1;POWER([$'ba'.J9];2)-POWER([$'bb'.J9];2)+[$'axi'.J$1];0;[.J9];2;0);[.J9])" office:value-type="float" office:value="0">
            <text:p>0</text:p>
          </table:table-cell>
          <table:table-cell table:style-name="ACE-6" table:formula="of:=IF([$'abs'.K9]&lt;2;COM.MICROSOFT.SWITCH([$'switches'.$A$1];1;POWER([$'ba'.K9];2)-POWER([$'bb'.K9];2)+[$'axi'.K$1];0;[.K9];2;0);[.K9])" office:value-type="float" office:value="0">
            <text:p>0</text:p>
          </table:table-cell>
          <table:table-cell table:style-name="ACE-6" table:formula="of:=IF([$'abs'.L9]&lt;2;COM.MICROSOFT.SWITCH([$'switches'.$A$1];1;POWER([$'ba'.L9];2)-POWER([$'bb'.L9];2)+[$'axi'.L$1];0;[.L9];2;0);[.L9])" office:value-type="float" office:value="0">
            <text:p>0</text:p>
          </table:table-cell>
          <table:table-cell table:style-name="ACE-6" table:formula="of:=IF([$'abs'.M9]&lt;2;COM.MICROSOFT.SWITCH([$'switches'.$A$1];1;POWER([$'ba'.M9];2)-POWER([$'bb'.M9];2)+[$'axi'.M$1];0;[.M9];2;0);[.M9])" office:value-type="float" office:value="0">
            <text:p>0</text:p>
          </table:table-cell>
          <table:table-cell table:style-name="ACE-6" table:formula="of:=IF([$'abs'.N9]&lt;2;COM.MICROSOFT.SWITCH([$'switches'.$A$1];1;POWER([$'ba'.N9];2)-POWER([$'bb'.N9];2)+[$'axi'.N$1];0;[.N9];2;0);[.N9])" office:value-type="float" office:value="0">
            <text:p>0</text:p>
          </table:table-cell>
          <table:table-cell table:style-name="ACE-6" table:formula="of:=IF([$'abs'.O9]&lt;2;COM.MICROSOFT.SWITCH([$'switches'.$A$1];1;POWER([$'ba'.O9];2)-POWER([$'bb'.O9];2)+[$'axi'.O$1];0;[.O9];2;0);[.O9])" office:value-type="float" office:value="0">
            <text:p>0</text:p>
          </table:table-cell>
          <table:table-cell table:style-name="ACE-6" table:formula="of:=IF([$'abs'.P9]&lt;2;COM.MICROSOFT.SWITCH([$'switches'.$A$1];1;POWER([$'ba'.P9];2)-POWER([$'bb'.P9];2)+[$'axi'.P$1];0;[.P9];2;0);[.P9])" office:value-type="float" office:value="0">
            <text:p>0</text:p>
          </table:table-cell>
          <table:table-cell table:style-name="ACE-6" table:formula="of:=IF([$'abs'.Q9]&lt;2;COM.MICROSOFT.SWITCH([$'switches'.$A$1];1;POWER([$'ba'.Q9];2)-POWER([$'bb'.Q9];2)+[$'axi'.Q$1];0;[.Q9];2;0);[.Q9])" office:value-type="float" office:value="0">
            <text:p>0</text:p>
          </table:table-cell>
          <table:table-cell table:style-name="ACE-6" table:formula="of:=IF([$'abs'.R9]&lt;2;COM.MICROSOFT.SWITCH([$'switches'.$A$1];1;POWER([$'ba'.R9];2)-POWER([$'bb'.R9];2)+[$'axi'.R$1];0;[.R9];2;0);[.R9])" office:value-type="float" office:value="0">
            <text:p>0</text:p>
          </table:table-cell>
          <table:table-cell table:style-name="ACE-6" table:formula="of:=IF([$'abs'.S9]&lt;2;COM.MICROSOFT.SWITCH([$'switches'.$A$1];1;POWER([$'ba'.S9];2)-POWER([$'bb'.S9];2)+[$'axi'.S$1];0;[.S9];2;0);[.S9])" office:value-type="float" office:value="0">
            <text:p>0</text:p>
          </table:table-cell>
          <table:table-cell table:style-name="ACE-6" table:formula="of:=IF([$'abs'.T9]&lt;2;COM.MICROSOFT.SWITCH([$'switches'.$A$1];1;POWER([$'ba'.T9];2)-POWER([$'bb'.T9];2)+[$'axi'.T$1];0;[.T9];2;0);[.T9])" office:value-type="float" office:value="0">
            <text:p>0</text:p>
          </table:table-cell>
          <table:table-cell table:style-name="ACE-6" table:formula="of:=IF([$'abs'.U9]&lt;2;COM.MICROSOFT.SWITCH([$'switches'.$A$1];1;POWER([$'ba'.U9];2)-POWER([$'bb'.U9];2)+[$'axi'.U$1];0;[.U9];2;0);[.U9])" office:value-type="float" office:value="0">
            <text:p>0</text:p>
          </table:table-cell>
          <table:table-cell table:style-name="ACE-6" table:formula="of:=IF([$'abs'.V9]&lt;2;COM.MICROSOFT.SWITCH([$'switches'.$A$1];1;POWER([$'ba'.V9];2)-POWER([$'bb'.V9];2)+[$'axi'.V$1];0;[.V9];2;0);[.V9])" office:value-type="float" office:value="0">
            <text:p>0</text:p>
          </table:table-cell>
          <table:table-cell table:style-name="ACE-6" table:formula="of:=IF([$'abs'.W9]&lt;2;COM.MICROSOFT.SWITCH([$'switches'.$A$1];1;POWER([$'ba'.W9];2)-POWER([$'bb'.W9];2)+[$'axi'.W$1];0;[.W9];2;0);[.W9])" office:value-type="float" office:value="0">
            <text:p>0</text:p>
          </table:table-cell>
          <table:table-cell table:style-name="ACE-6" table:formula="of:=IF([$'abs'.X9]&lt;2;COM.MICROSOFT.SWITCH([$'switches'.$A$1];1;POWER([$'ba'.X9];2)-POWER([$'bb'.X9];2)+[$'axi'.X$1];0;[.X9];2;0);[.X9])" office:value-type="float" office:value="0">
            <text:p>0</text:p>
          </table:table-cell>
          <table:table-cell table:style-name="ACE-6" table:formula="of:=IF([$'abs'.Y9]&lt;2;COM.MICROSOFT.SWITCH([$'switches'.$A$1];1;POWER([$'ba'.Y9];2)-POWER([$'bb'.Y9];2)+[$'axi'.Y$1];0;[.Y9];2;0);[.Y9])" office:value-type="float" office:value="0">
            <text:p>0</text:p>
          </table:table-cell>
          <table:table-cell table:style-name="ACE-6" table:formula="of:=IF([$'abs'.Z9]&lt;2;COM.MICROSOFT.SWITCH([$'switches'.$A$1];1;POWER([$'ba'.Z9];2)-POWER([$'bb'.Z9];2)+[$'axi'.Z$1];0;[.Z9];2;0);[.Z9])" office:value-type="float" office:value="0">
            <text:p>0</text:p>
          </table:table-cell>
          <table:table-cell table:style-name="ACE-6" table:formula="of:=IF([$'abs'.AA9]&lt;2;COM.MICROSOFT.SWITCH([$'switches'.$A$1];1;POWER([$'ba'.AA9];2)-POWER([$'bb'.AA9];2)+[$'axi'.AA$1];0;[.AA9];2;0);[.AA9])" office:value-type="float" office:value="0">
            <text:p>0</text:p>
          </table:table-cell>
          <table:table-cell table:style-name="ACE-6" table:formula="of:=IF([$'abs'.AB9]&lt;2;COM.MICROSOFT.SWITCH([$'switches'.$A$1];1;POWER([$'ba'.AB9];2)-POWER([$'bb'.AB9];2)+[$'axi'.AB$1];0;[.AB9];2;0);[.AB9])" office:value-type="float" office:value="0">
            <text:p>0</text:p>
          </table:table-cell>
          <table:table-cell table:style-name="ACE-6" table:formula="of:=IF([$'abs'.AC9]&lt;2;COM.MICROSOFT.SWITCH([$'switches'.$A$1];1;POWER([$'ba'.AC9];2)-POWER([$'bb'.AC9];2)+[$'axi'.AC$1];0;[.AC9];2;0);[.AC9])" office:value-type="float" office:value="0">
            <text:p>0</text:p>
          </table:table-cell>
          <table:table-cell table:style-name="ACE-6" table:formula="of:=IF([$'abs'.AD9]&lt;2;COM.MICROSOFT.SWITCH([$'switches'.$A$1];1;POWER([$'ba'.AD9];2)-POWER([$'bb'.AD9];2)+[$'axi'.AD$1];0;[.AD9];2;0);[.AD9])" office:value-type="float" office:value="0">
            <text:p>0</text:p>
          </table:table-cell>
          <table:table-cell table:style-name="ACE-6" table:formula="of:=IF([$'abs'.AE9]&lt;2;COM.MICROSOFT.SWITCH([$'switches'.$A$1];1;POWER([$'ba'.AE9];2)-POWER([$'bb'.AE9];2)+[$'axi'.AE$1];0;[.AE9];2;0);[.AE9])" office:value-type="float" office:value="0">
            <text:p>0</text:p>
          </table:table-cell>
          <table:table-cell table:style-name="ACE-6" table:formula="of:=IF([$'abs'.AF9]&lt;2;COM.MICROSOFT.SWITCH([$'switches'.$A$1];1;POWER([$'ba'.AF9];2)-POWER([$'bb'.AF9];2)+[$'axi'.AF$1];0;[.AF9];2;0);[.AF9])" office:value-type="float" office:value="0">
            <text:p>0</text:p>
          </table:table-cell>
          <table:table-cell table:style-name="ACE-6" table:formula="of:=IF([$'abs'.AG9]&lt;2;COM.MICROSOFT.SWITCH([$'switches'.$A$1];1;POWER([$'ba'.AG9];2)-POWER([$'bb'.AG9];2)+[$'axi'.AG$1];0;[.AG9];2;0);[.AG9])" office:value-type="float" office:value="0">
            <text:p>0</text:p>
          </table:table-cell>
          <table:table-cell table:style-name="ACE-6" table:formula="of:=IF([$'abs'.AH9]&lt;2;COM.MICROSOFT.SWITCH([$'switches'.$A$1];1;POWER([$'ba'.AH9];2)-POWER([$'bb'.AH9];2)+[$'axi'.AH$1];0;[.AH9];2;0);[.AH9])" office:value-type="float" office:value="0">
            <text:p>0</text:p>
          </table:table-cell>
          <table:table-cell table:style-name="ACE-6" table:formula="of:=IF([$'abs'.AI9]&lt;2;COM.MICROSOFT.SWITCH([$'switches'.$A$1];1;POWER([$'ba'.AI9];2)-POWER([$'bb'.AI9];2)+[$'axi'.AI$1];0;[.AI9];2;0);[.AI9])" office:value-type="float" office:value="0">
            <text:p>0</text:p>
          </table:table-cell>
          <table:table-cell table:style-name="ACE-6" table:formula="of:=IF([$'abs'.AJ9]&lt;2;COM.MICROSOFT.SWITCH([$'switches'.$A$1];1;POWER([$'ba'.AJ9];2)-POWER([$'bb'.AJ9];2)+[$'axi'.AJ$1];0;[.AJ9];2;0);[.AJ9])" office:value-type="float" office:value="0">
            <text:p>0</text:p>
          </table:table-cell>
          <table:table-cell table:style-name="ACE-6" table:formula="of:=IF([$'abs'.AK9]&lt;2;COM.MICROSOFT.SWITCH([$'switches'.$A$1];1;POWER([$'ba'.AK9];2)-POWER([$'bb'.AK9];2)+[$'axi'.AK$1];0;[.AK9];2;0);[.AK9])" office:value-type="float" office:value="0">
            <text:p>0</text:p>
          </table:table-cell>
          <table:table-cell table:style-name="ACE-6" table:formula="of:=IF([$'abs'.AL9]&lt;2;COM.MICROSOFT.SWITCH([$'switches'.$A$1];1;POWER([$'ba'.AL9];2)-POWER([$'bb'.AL9];2)+[$'axi'.AL$1];0;[.AL9];2;0);[.AL9])" office:value-type="float" office:value="0">
            <text:p>0</text:p>
          </table:table-cell>
          <table:table-cell table:style-name="ACE-6" table:formula="of:=IF([$'abs'.AM9]&lt;2;COM.MICROSOFT.SWITCH([$'switches'.$A$1];1;POWER([$'ba'.AM9];2)-POWER([$'bb'.AM9];2)+[$'axi'.AM$1];0;[.AM9];2;0);[.AM9])" office:value-type="float" office:value="0">
            <text:p>0</text:p>
          </table:table-cell>
          <table:table-cell table:style-name="ACE-6" table:formula="of:=IF([$'abs'.AN9]&lt;2;COM.MICROSOFT.SWITCH([$'switches'.$A$1];1;POWER([$'ba'.AN9];2)-POWER([$'bb'.AN9];2)+[$'axi'.AN$1];0;[.AN9];2;0);[.AN9])" office:value-type="float" office:value="0">
            <text:p>0</text:p>
          </table:table-cell>
          <table:table-cell table:style-name="ACE-6" table:formula="of:=IF([$'abs'.AO9]&lt;2;COM.MICROSOFT.SWITCH([$'switches'.$A$1];1;POWER([$'ba'.AO9];2)-POWER([$'bb'.AO9];2)+[$'axi'.AO$1];0;[.AO9];2;0);[.AO9])" office:value-type="float" office:value="0">
            <text:p>0</text:p>
          </table:table-cell>
          <table:table-cell table:style-name="ACE-6" table:formula="of:=IF([$'abs'.AP9]&lt;2;COM.MICROSOFT.SWITCH([$'switches'.$A$1];1;POWER([$'ba'.AP9];2)-POWER([$'bb'.AP9];2)+[$'axi'.AP$1];0;[.AP9];2;0);[.AP9])" office:value-type="float" office:value="0">
            <text:p>0</text:p>
          </table:table-cell>
          <table:table-cell table:style-name="ACE-6" table:formula="of:=IF([$'abs'.AQ9]&lt;2;COM.MICROSOFT.SWITCH([$'switches'.$A$1];1;POWER([$'ba'.AQ9];2)-POWER([$'bb'.AQ9];2)+[$'axi'.AQ$1];0;[.AQ9];2;0);[.AQ9])" office:value-type="float" office:value="0">
            <text:p>0</text:p>
          </table:table-cell>
          <table:table-cell table:style-name="ACE-6" table:formula="of:=IF([$'abs'.AR9]&lt;2;COM.MICROSOFT.SWITCH([$'switches'.$A$1];1;POWER([$'ba'.AR9];2)-POWER([$'bb'.AR9];2)+[$'axi'.AR$1];0;[.AR9];2;0);[.AR9])" office:value-type="float" office:value="0">
            <text:p>0</text:p>
          </table:table-cell>
          <table:table-cell table:style-name="ACE-6" table:formula="of:=IF([$'abs'.AS9]&lt;2;COM.MICROSOFT.SWITCH([$'switches'.$A$1];1;POWER([$'ba'.AS9];2)-POWER([$'bb'.AS9];2)+[$'axi'.AS$1];0;[.AS9];2;0);[.AS9])" office:value-type="float" office:value="0">
            <text:p>0</text:p>
          </table:table-cell>
          <table:table-cell table:style-name="ACE-6" table:formula="of:=IF([$'abs'.AT9]&lt;2;COM.MICROSOFT.SWITCH([$'switches'.$A$1];1;POWER([$'ba'.AT9];2)-POWER([$'bb'.AT9];2)+[$'axi'.AT$1];0;[.AT9];2;0);[.AT9])" office:value-type="float" office:value="0">
            <text:p>0</text:p>
          </table:table-cell>
          <table:table-cell table:style-name="ACE-6" table:formula="of:=IF([$'abs'.AU9]&lt;2;COM.MICROSOFT.SWITCH([$'switches'.$A$1];1;POWER([$'ba'.AU9];2)-POWER([$'bb'.AU9];2)+[$'axi'.AU$1];0;[.AU9];2;0);[.AU9])" office:value-type="float" office:value="0">
            <text:p>0</text:p>
          </table:table-cell>
          <table:table-cell table:style-name="ACE-6" table:formula="of:=IF([$'abs'.AV9]&lt;2;COM.MICROSOFT.SWITCH([$'switches'.$A$1];1;POWER([$'ba'.AV9];2)-POWER([$'bb'.AV9];2)+[$'axi'.AV$1];0;[.AV9];2;0);[.AV9])" office:value-type="float" office:value="0">
            <text:p>0</text:p>
          </table:table-cell>
          <table:table-cell table:style-name="ACE-6" table:formula="of:=IF([$'abs'.AW9]&lt;2;COM.MICROSOFT.SWITCH([$'switches'.$A$1];1;POWER([$'ba'.AW9];2)-POWER([$'bb'.AW9];2)+[$'axi'.AW$1];0;[.AW9];2;0);[.AW9])" office:value-type="float" office:value="0">
            <text:p>0</text:p>
          </table:table-cell>
          <table:table-cell table:style-name="ACE-6" table:formula="of:=IF([$'abs'.AX9]&lt;2;COM.MICROSOFT.SWITCH([$'switches'.$A$1];1;POWER([$'ba'.AX9];2)-POWER([$'bb'.AX9];2)+[$'axi'.AX$1];0;[.AX9];2;0);[.AX9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0]&lt;2;COM.MICROSOFT.SWITCH([$'switches'.$A$1];1;POWER([$'ba'.B10];2)-POWER([$'bb'.B10];2)+[$'axi'.B$1];0;[.B10];2;0);[.B10])" office:value-type="float" office:value="0">
            <text:p>0</text:p>
          </table:table-cell>
          <table:table-cell table:style-name="ACE-6" table:formula="of:=IF([$'abs'.C10]&lt;2;COM.MICROSOFT.SWITCH([$'switches'.$A$1];1;POWER([$'ba'.C10];2)-POWER([$'bb'.C10];2)+[$'axi'.C$1];0;[.C10];2;0);[.C10])" office:value-type="float" office:value="0">
            <text:p>0</text:p>
          </table:table-cell>
          <table:table-cell table:style-name="ACE-6" table:formula="of:=IF([$'abs'.D10]&lt;2;COM.MICROSOFT.SWITCH([$'switches'.$A$1];1;POWER([$'ba'.D10];2)-POWER([$'bb'.D10];2)+[$'axi'.D$1];0;[.D10];2;0);[.D10])" office:value-type="float" office:value="0">
            <text:p>0</text:p>
          </table:table-cell>
          <table:table-cell table:style-name="ACE-6" table:formula="of:=IF([$'abs'.E10]&lt;2;COM.MICROSOFT.SWITCH([$'switches'.$A$1];1;POWER([$'ba'.E10];2)-POWER([$'bb'.E10];2)+[$'axi'.E$1];0;[.E10];2;0);[.E10])" office:value-type="float" office:value="0">
            <text:p>0</text:p>
          </table:table-cell>
          <table:table-cell table:style-name="ACE-6" table:formula="of:=IF([$'abs'.F10]&lt;2;COM.MICROSOFT.SWITCH([$'switches'.$A$1];1;POWER([$'ba'.F10];2)-POWER([$'bb'.F10];2)+[$'axi'.F$1];0;[.F10];2;0);[.F10])" office:value-type="float" office:value="0">
            <text:p>0</text:p>
          </table:table-cell>
          <table:table-cell table:style-name="ACE-6" table:formula="of:=IF([$'abs'.G10]&lt;2;COM.MICROSOFT.SWITCH([$'switches'.$A$1];1;POWER([$'ba'.G10];2)-POWER([$'bb'.G10];2)+[$'axi'.G$1];0;[.G10];2;0);[.G10])" office:value-type="float" office:value="0">
            <text:p>0</text:p>
          </table:table-cell>
          <table:table-cell table:style-name="ACE-6" table:formula="of:=IF([$'abs'.H10]&lt;2;COM.MICROSOFT.SWITCH([$'switches'.$A$1];1;POWER([$'ba'.H10];2)-POWER([$'bb'.H10];2)+[$'axi'.H$1];0;[.H10];2;0);[.H10])" office:value-type="float" office:value="0">
            <text:p>0</text:p>
          </table:table-cell>
          <table:table-cell table:style-name="ACE-6" table:formula="of:=IF([$'abs'.I10]&lt;2;COM.MICROSOFT.SWITCH([$'switches'.$A$1];1;POWER([$'ba'.I10];2)-POWER([$'bb'.I10];2)+[$'axi'.I$1];0;[.I10];2;0);[.I10])" office:value-type="float" office:value="0">
            <text:p>0</text:p>
          </table:table-cell>
          <table:table-cell table:style-name="ACE-6" table:formula="of:=IF([$'abs'.J10]&lt;2;COM.MICROSOFT.SWITCH([$'switches'.$A$1];1;POWER([$'ba'.J10];2)-POWER([$'bb'.J10];2)+[$'axi'.J$1];0;[.J10];2;0);[.J10])" office:value-type="float" office:value="0">
            <text:p>0</text:p>
          </table:table-cell>
          <table:table-cell table:style-name="ACE-6" table:formula="of:=IF([$'abs'.K10]&lt;2;COM.MICROSOFT.SWITCH([$'switches'.$A$1];1;POWER([$'ba'.K10];2)-POWER([$'bb'.K10];2)+[$'axi'.K$1];0;[.K10];2;0);[.K10])" office:value-type="float" office:value="0">
            <text:p>0</text:p>
          </table:table-cell>
          <table:table-cell table:style-name="ACE-6" table:formula="of:=IF([$'abs'.L10]&lt;2;COM.MICROSOFT.SWITCH([$'switches'.$A$1];1;POWER([$'ba'.L10];2)-POWER([$'bb'.L10];2)+[$'axi'.L$1];0;[.L10];2;0);[.L10])" office:value-type="float" office:value="0">
            <text:p>0</text:p>
          </table:table-cell>
          <table:table-cell table:style-name="ACE-6" table:formula="of:=IF([$'abs'.M10]&lt;2;COM.MICROSOFT.SWITCH([$'switches'.$A$1];1;POWER([$'ba'.M10];2)-POWER([$'bb'.M10];2)+[$'axi'.M$1];0;[.M10];2;0);[.M10])" office:value-type="float" office:value="0">
            <text:p>0</text:p>
          </table:table-cell>
          <table:table-cell table:style-name="ACE-6" table:formula="of:=IF([$'abs'.N10]&lt;2;COM.MICROSOFT.SWITCH([$'switches'.$A$1];1;POWER([$'ba'.N10];2)-POWER([$'bb'.N10];2)+[$'axi'.N$1];0;[.N10];2;0);[.N10])" office:value-type="float" office:value="0">
            <text:p>0</text:p>
          </table:table-cell>
          <table:table-cell table:style-name="ACE-6" table:formula="of:=IF([$'abs'.O10]&lt;2;COM.MICROSOFT.SWITCH([$'switches'.$A$1];1;POWER([$'ba'.O10];2)-POWER([$'bb'.O10];2)+[$'axi'.O$1];0;[.O10];2;0);[.O10])" office:value-type="float" office:value="0">
            <text:p>0</text:p>
          </table:table-cell>
          <table:table-cell table:style-name="ACE-6" table:formula="of:=IF([$'abs'.P10]&lt;2;COM.MICROSOFT.SWITCH([$'switches'.$A$1];1;POWER([$'ba'.P10];2)-POWER([$'bb'.P10];2)+[$'axi'.P$1];0;[.P10];2;0);[.P10])" office:value-type="float" office:value="0">
            <text:p>0</text:p>
          </table:table-cell>
          <table:table-cell table:style-name="ACE-6" table:formula="of:=IF([$'abs'.Q10]&lt;2;COM.MICROSOFT.SWITCH([$'switches'.$A$1];1;POWER([$'ba'.Q10];2)-POWER([$'bb'.Q10];2)+[$'axi'.Q$1];0;[.Q10];2;0);[.Q10])" office:value-type="float" office:value="0">
            <text:p>0</text:p>
          </table:table-cell>
          <table:table-cell table:style-name="ACE-6" table:formula="of:=IF([$'abs'.R10]&lt;2;COM.MICROSOFT.SWITCH([$'switches'.$A$1];1;POWER([$'ba'.R10];2)-POWER([$'bb'.R10];2)+[$'axi'.R$1];0;[.R10];2;0);[.R10])" office:value-type="float" office:value="0">
            <text:p>0</text:p>
          </table:table-cell>
          <table:table-cell table:style-name="ACE-6" table:formula="of:=IF([$'abs'.S10]&lt;2;COM.MICROSOFT.SWITCH([$'switches'.$A$1];1;POWER([$'ba'.S10];2)-POWER([$'bb'.S10];2)+[$'axi'.S$1];0;[.S10];2;0);[.S10])" office:value-type="float" office:value="0">
            <text:p>0</text:p>
          </table:table-cell>
          <table:table-cell table:style-name="ACE-6" table:formula="of:=IF([$'abs'.T10]&lt;2;COM.MICROSOFT.SWITCH([$'switches'.$A$1];1;POWER([$'ba'.T10];2)-POWER([$'bb'.T10];2)+[$'axi'.T$1];0;[.T10];2;0);[.T10])" office:value-type="float" office:value="0">
            <text:p>0</text:p>
          </table:table-cell>
          <table:table-cell table:style-name="ACE-6" table:formula="of:=IF([$'abs'.U10]&lt;2;COM.MICROSOFT.SWITCH([$'switches'.$A$1];1;POWER([$'ba'.U10];2)-POWER([$'bb'.U10];2)+[$'axi'.U$1];0;[.U10];2;0);[.U10])" office:value-type="float" office:value="0">
            <text:p>0</text:p>
          </table:table-cell>
          <table:table-cell table:style-name="ACE-6" table:formula="of:=IF([$'abs'.V10]&lt;2;COM.MICROSOFT.SWITCH([$'switches'.$A$1];1;POWER([$'ba'.V10];2)-POWER([$'bb'.V10];2)+[$'axi'.V$1];0;[.V10];2;0);[.V10])" office:value-type="float" office:value="0">
            <text:p>0</text:p>
          </table:table-cell>
          <table:table-cell table:style-name="ACE-6" table:formula="of:=IF([$'abs'.W10]&lt;2;COM.MICROSOFT.SWITCH([$'switches'.$A$1];1;POWER([$'ba'.W10];2)-POWER([$'bb'.W10];2)+[$'axi'.W$1];0;[.W10];2;0);[.W10])" office:value-type="float" office:value="0">
            <text:p>0</text:p>
          </table:table-cell>
          <table:table-cell table:style-name="ACE-6" table:formula="of:=IF([$'abs'.X10]&lt;2;COM.MICROSOFT.SWITCH([$'switches'.$A$1];1;POWER([$'ba'.X10];2)-POWER([$'bb'.X10];2)+[$'axi'.X$1];0;[.X10];2;0);[.X10])" office:value-type="float" office:value="0">
            <text:p>0</text:p>
          </table:table-cell>
          <table:table-cell table:style-name="ACE-6" table:formula="of:=IF([$'abs'.Y10]&lt;2;COM.MICROSOFT.SWITCH([$'switches'.$A$1];1;POWER([$'ba'.Y10];2)-POWER([$'bb'.Y10];2)+[$'axi'.Y$1];0;[.Y10];2;0);[.Y10])" office:value-type="float" office:value="0">
            <text:p>0</text:p>
          </table:table-cell>
          <table:table-cell table:style-name="ACE-6" table:formula="of:=IF([$'abs'.Z10]&lt;2;COM.MICROSOFT.SWITCH([$'switches'.$A$1];1;POWER([$'ba'.Z10];2)-POWER([$'bb'.Z10];2)+[$'axi'.Z$1];0;[.Z10];2;0);[.Z10])" office:value-type="float" office:value="0">
            <text:p>0</text:p>
          </table:table-cell>
          <table:table-cell table:style-name="ACE-6" table:formula="of:=IF([$'abs'.AA10]&lt;2;COM.MICROSOFT.SWITCH([$'switches'.$A$1];1;POWER([$'ba'.AA10];2)-POWER([$'bb'.AA10];2)+[$'axi'.AA$1];0;[.AA10];2;0);[.AA10])" office:value-type="float" office:value="0">
            <text:p>0</text:p>
          </table:table-cell>
          <table:table-cell table:style-name="ACE-6" table:formula="of:=IF([$'abs'.AB10]&lt;2;COM.MICROSOFT.SWITCH([$'switches'.$A$1];1;POWER([$'ba'.AB10];2)-POWER([$'bb'.AB10];2)+[$'axi'.AB$1];0;[.AB10];2;0);[.AB10])" office:value-type="float" office:value="0">
            <text:p>0</text:p>
          </table:table-cell>
          <table:table-cell table:style-name="ACE-6" table:formula="of:=IF([$'abs'.AC10]&lt;2;COM.MICROSOFT.SWITCH([$'switches'.$A$1];1;POWER([$'ba'.AC10];2)-POWER([$'bb'.AC10];2)+[$'axi'.AC$1];0;[.AC10];2;0);[.AC10])" office:value-type="float" office:value="0">
            <text:p>0</text:p>
          </table:table-cell>
          <table:table-cell table:style-name="ACE-6" table:formula="of:=IF([$'abs'.AD10]&lt;2;COM.MICROSOFT.SWITCH([$'switches'.$A$1];1;POWER([$'ba'.AD10];2)-POWER([$'bb'.AD10];2)+[$'axi'.AD$1];0;[.AD10];2;0);[.AD10])" office:value-type="float" office:value="0">
            <text:p>0</text:p>
          </table:table-cell>
          <table:table-cell table:style-name="ACE-6" table:formula="of:=IF([$'abs'.AE10]&lt;2;COM.MICROSOFT.SWITCH([$'switches'.$A$1];1;POWER([$'ba'.AE10];2)-POWER([$'bb'.AE10];2)+[$'axi'.AE$1];0;[.AE10];2;0);[.AE10])" office:value-type="float" office:value="0">
            <text:p>0</text:p>
          </table:table-cell>
          <table:table-cell table:style-name="ACE-6" table:formula="of:=IF([$'abs'.AF10]&lt;2;COM.MICROSOFT.SWITCH([$'switches'.$A$1];1;POWER([$'ba'.AF10];2)-POWER([$'bb'.AF10];2)+[$'axi'.AF$1];0;[.AF10];2;0);[.AF10])" office:value-type="float" office:value="0">
            <text:p>0</text:p>
          </table:table-cell>
          <table:table-cell table:style-name="ACE-6" table:formula="of:=IF([$'abs'.AG10]&lt;2;COM.MICROSOFT.SWITCH([$'switches'.$A$1];1;POWER([$'ba'.AG10];2)-POWER([$'bb'.AG10];2)+[$'axi'.AG$1];0;[.AG10];2;0);[.AG10])" office:value-type="float" office:value="0">
            <text:p>0</text:p>
          </table:table-cell>
          <table:table-cell table:style-name="ACE-6" table:formula="of:=IF([$'abs'.AH10]&lt;2;COM.MICROSOFT.SWITCH([$'switches'.$A$1];1;POWER([$'ba'.AH10];2)-POWER([$'bb'.AH10];2)+[$'axi'.AH$1];0;[.AH10];2;0);[.AH10])" office:value-type="float" office:value="0">
            <text:p>0</text:p>
          </table:table-cell>
          <table:table-cell table:style-name="ACE-6" table:formula="of:=IF([$'abs'.AI10]&lt;2;COM.MICROSOFT.SWITCH([$'switches'.$A$1];1;POWER([$'ba'.AI10];2)-POWER([$'bb'.AI10];2)+[$'axi'.AI$1];0;[.AI10];2;0);[.AI10])" office:value-type="float" office:value="0">
            <text:p>0</text:p>
          </table:table-cell>
          <table:table-cell table:style-name="ACE-6" table:formula="of:=IF([$'abs'.AJ10]&lt;2;COM.MICROSOFT.SWITCH([$'switches'.$A$1];1;POWER([$'ba'.AJ10];2)-POWER([$'bb'.AJ10];2)+[$'axi'.AJ$1];0;[.AJ10];2;0);[.AJ10])" office:value-type="float" office:value="0">
            <text:p>0</text:p>
          </table:table-cell>
          <table:table-cell table:style-name="ACE-6" table:formula="of:=IF([$'abs'.AK10]&lt;2;COM.MICROSOFT.SWITCH([$'switches'.$A$1];1;POWER([$'ba'.AK10];2)-POWER([$'bb'.AK10];2)+[$'axi'.AK$1];0;[.AK10];2;0);[.AK10])" office:value-type="float" office:value="0">
            <text:p>0</text:p>
          </table:table-cell>
          <table:table-cell table:style-name="ACE-6" table:formula="of:=IF([$'abs'.AL10]&lt;2;COM.MICROSOFT.SWITCH([$'switches'.$A$1];1;POWER([$'ba'.AL10];2)-POWER([$'bb'.AL10];2)+[$'axi'.AL$1];0;[.AL10];2;0);[.AL10])" office:value-type="float" office:value="0">
            <text:p>0</text:p>
          </table:table-cell>
          <table:table-cell table:style-name="ACE-6" table:formula="of:=IF([$'abs'.AM10]&lt;2;COM.MICROSOFT.SWITCH([$'switches'.$A$1];1;POWER([$'ba'.AM10];2)-POWER([$'bb'.AM10];2)+[$'axi'.AM$1];0;[.AM10];2;0);[.AM10])" office:value-type="float" office:value="0">
            <text:p>0</text:p>
          </table:table-cell>
          <table:table-cell table:style-name="ACE-6" table:formula="of:=IF([$'abs'.AN10]&lt;2;COM.MICROSOFT.SWITCH([$'switches'.$A$1];1;POWER([$'ba'.AN10];2)-POWER([$'bb'.AN10];2)+[$'axi'.AN$1];0;[.AN10];2;0);[.AN10])" office:value-type="float" office:value="0">
            <text:p>0</text:p>
          </table:table-cell>
          <table:table-cell table:style-name="ACE-6" table:formula="of:=IF([$'abs'.AO10]&lt;2;COM.MICROSOFT.SWITCH([$'switches'.$A$1];1;POWER([$'ba'.AO10];2)-POWER([$'bb'.AO10];2)+[$'axi'.AO$1];0;[.AO10];2;0);[.AO10])" office:value-type="float" office:value="0">
            <text:p>0</text:p>
          </table:table-cell>
          <table:table-cell table:style-name="ACE-6" table:formula="of:=IF([$'abs'.AP10]&lt;2;COM.MICROSOFT.SWITCH([$'switches'.$A$1];1;POWER([$'ba'.AP10];2)-POWER([$'bb'.AP10];2)+[$'axi'.AP$1];0;[.AP10];2;0);[.AP10])" office:value-type="float" office:value="0">
            <text:p>0</text:p>
          </table:table-cell>
          <table:table-cell table:style-name="ACE-6" table:formula="of:=IF([$'abs'.AQ10]&lt;2;COM.MICROSOFT.SWITCH([$'switches'.$A$1];1;POWER([$'ba'.AQ10];2)-POWER([$'bb'.AQ10];2)+[$'axi'.AQ$1];0;[.AQ10];2;0);[.AQ10])" office:value-type="float" office:value="0">
            <text:p>0</text:p>
          </table:table-cell>
          <table:table-cell table:style-name="ACE-6" table:formula="of:=IF([$'abs'.AR10]&lt;2;COM.MICROSOFT.SWITCH([$'switches'.$A$1];1;POWER([$'ba'.AR10];2)-POWER([$'bb'.AR10];2)+[$'axi'.AR$1];0;[.AR10];2;0);[.AR10])" office:value-type="float" office:value="0">
            <text:p>0</text:p>
          </table:table-cell>
          <table:table-cell table:style-name="ACE-6" table:formula="of:=IF([$'abs'.AS10]&lt;2;COM.MICROSOFT.SWITCH([$'switches'.$A$1];1;POWER([$'ba'.AS10];2)-POWER([$'bb'.AS10];2)+[$'axi'.AS$1];0;[.AS10];2;0);[.AS10])" office:value-type="float" office:value="0">
            <text:p>0</text:p>
          </table:table-cell>
          <table:table-cell table:style-name="ACE-6" table:formula="of:=IF([$'abs'.AT10]&lt;2;COM.MICROSOFT.SWITCH([$'switches'.$A$1];1;POWER([$'ba'.AT10];2)-POWER([$'bb'.AT10];2)+[$'axi'.AT$1];0;[.AT10];2;0);[.AT10])" office:value-type="float" office:value="0">
            <text:p>0</text:p>
          </table:table-cell>
          <table:table-cell table:style-name="ACE-6" table:formula="of:=IF([$'abs'.AU10]&lt;2;COM.MICROSOFT.SWITCH([$'switches'.$A$1];1;POWER([$'ba'.AU10];2)-POWER([$'bb'.AU10];2)+[$'axi'.AU$1];0;[.AU10];2;0);[.AU10])" office:value-type="float" office:value="0">
            <text:p>0</text:p>
          </table:table-cell>
          <table:table-cell table:style-name="ACE-6" table:formula="of:=IF([$'abs'.AV10]&lt;2;COM.MICROSOFT.SWITCH([$'switches'.$A$1];1;POWER([$'ba'.AV10];2)-POWER([$'bb'.AV10];2)+[$'axi'.AV$1];0;[.AV10];2;0);[.AV10])" office:value-type="float" office:value="0">
            <text:p>0</text:p>
          </table:table-cell>
          <table:table-cell table:style-name="ACE-6" table:formula="of:=IF([$'abs'.AW10]&lt;2;COM.MICROSOFT.SWITCH([$'switches'.$A$1];1;POWER([$'ba'.AW10];2)-POWER([$'bb'.AW10];2)+[$'axi'.AW$1];0;[.AW10];2;0);[.AW10])" office:value-type="float" office:value="0">
            <text:p>0</text:p>
          </table:table-cell>
          <table:table-cell table:style-name="ACE-6" table:formula="of:=IF([$'abs'.AX10]&lt;2;COM.MICROSOFT.SWITCH([$'switches'.$A$1];1;POWER([$'ba'.AX10];2)-POWER([$'bb'.AX10];2)+[$'axi'.AX$1];0;[.AX10];2;0);[.AX10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1]&lt;2;COM.MICROSOFT.SWITCH([$'switches'.$A$1];1;POWER([$'ba'.B11];2)-POWER([$'bb'.B11];2)+[$'axi'.B$1];0;[.B11];2;0);[.B11])" office:value-type="float" office:value="0">
            <text:p>0</text:p>
          </table:table-cell>
          <table:table-cell table:style-name="ACE-6" table:formula="of:=IF([$'abs'.C11]&lt;2;COM.MICROSOFT.SWITCH([$'switches'.$A$1];1;POWER([$'ba'.C11];2)-POWER([$'bb'.C11];2)+[$'axi'.C$1];0;[.C11];2;0);[.C11])" office:value-type="float" office:value="0">
            <text:p>0</text:p>
          </table:table-cell>
          <table:table-cell table:style-name="ACE-6" table:formula="of:=IF([$'abs'.D11]&lt;2;COM.MICROSOFT.SWITCH([$'switches'.$A$1];1;POWER([$'ba'.D11];2)-POWER([$'bb'.D11];2)+[$'axi'.D$1];0;[.D11];2;0);[.D11])" office:value-type="float" office:value="0">
            <text:p>0</text:p>
          </table:table-cell>
          <table:table-cell table:style-name="ACE-6" table:formula="of:=IF([$'abs'.E11]&lt;2;COM.MICROSOFT.SWITCH([$'switches'.$A$1];1;POWER([$'ba'.E11];2)-POWER([$'bb'.E11];2)+[$'axi'.E$1];0;[.E11];2;0);[.E11])" office:value-type="float" office:value="0">
            <text:p>0</text:p>
          </table:table-cell>
          <table:table-cell table:style-name="ACE-6" table:formula="of:=IF([$'abs'.F11]&lt;2;COM.MICROSOFT.SWITCH([$'switches'.$A$1];1;POWER([$'ba'.F11];2)-POWER([$'bb'.F11];2)+[$'axi'.F$1];0;[.F11];2;0);[.F11])" office:value-type="float" office:value="0">
            <text:p>0</text:p>
          </table:table-cell>
          <table:table-cell table:style-name="ACE-6" table:formula="of:=IF([$'abs'.G11]&lt;2;COM.MICROSOFT.SWITCH([$'switches'.$A$1];1;POWER([$'ba'.G11];2)-POWER([$'bb'.G11];2)+[$'axi'.G$1];0;[.G11];2;0);[.G11])" office:value-type="float" office:value="0">
            <text:p>0</text:p>
          </table:table-cell>
          <table:table-cell table:style-name="ACE-6" table:formula="of:=IF([$'abs'.H11]&lt;2;COM.MICROSOFT.SWITCH([$'switches'.$A$1];1;POWER([$'ba'.H11];2)-POWER([$'bb'.H11];2)+[$'axi'.H$1];0;[.H11];2;0);[.H11])" office:value-type="float" office:value="0">
            <text:p>0</text:p>
          </table:table-cell>
          <table:table-cell table:style-name="ACE-6" table:formula="of:=IF([$'abs'.I11]&lt;2;COM.MICROSOFT.SWITCH([$'switches'.$A$1];1;POWER([$'ba'.I11];2)-POWER([$'bb'.I11];2)+[$'axi'.I$1];0;[.I11];2;0);[.I11])" office:value-type="float" office:value="0">
            <text:p>0</text:p>
          </table:table-cell>
          <table:table-cell table:style-name="ACE-6" table:formula="of:=IF([$'abs'.J11]&lt;2;COM.MICROSOFT.SWITCH([$'switches'.$A$1];1;POWER([$'ba'.J11];2)-POWER([$'bb'.J11];2)+[$'axi'.J$1];0;[.J11];2;0);[.J11])" office:value-type="float" office:value="0">
            <text:p>0</text:p>
          </table:table-cell>
          <table:table-cell table:style-name="ACE-6" table:formula="of:=IF([$'abs'.K11]&lt;2;COM.MICROSOFT.SWITCH([$'switches'.$A$1];1;POWER([$'ba'.K11];2)-POWER([$'bb'.K11];2)+[$'axi'.K$1];0;[.K11];2;0);[.K11])" office:value-type="float" office:value="0">
            <text:p>0</text:p>
          </table:table-cell>
          <table:table-cell table:style-name="ACE-6" table:formula="of:=IF([$'abs'.L11]&lt;2;COM.MICROSOFT.SWITCH([$'switches'.$A$1];1;POWER([$'ba'.L11];2)-POWER([$'bb'.L11];2)+[$'axi'.L$1];0;[.L11];2;0);[.L11])" office:value-type="float" office:value="0">
            <text:p>0</text:p>
          </table:table-cell>
          <table:table-cell table:style-name="ACE-6" table:formula="of:=IF([$'abs'.M11]&lt;2;COM.MICROSOFT.SWITCH([$'switches'.$A$1];1;POWER([$'ba'.M11];2)-POWER([$'bb'.M11];2)+[$'axi'.M$1];0;[.M11];2;0);[.M11])" office:value-type="float" office:value="0">
            <text:p>0</text:p>
          </table:table-cell>
          <table:table-cell table:style-name="ACE-6" table:formula="of:=IF([$'abs'.N11]&lt;2;COM.MICROSOFT.SWITCH([$'switches'.$A$1];1;POWER([$'ba'.N11];2)-POWER([$'bb'.N11];2)+[$'axi'.N$1];0;[.N11];2;0);[.N11])" office:value-type="float" office:value="0">
            <text:p>0</text:p>
          </table:table-cell>
          <table:table-cell table:style-name="ACE-6" table:formula="of:=IF([$'abs'.O11]&lt;2;COM.MICROSOFT.SWITCH([$'switches'.$A$1];1;POWER([$'ba'.O11];2)-POWER([$'bb'.O11];2)+[$'axi'.O$1];0;[.O11];2;0);[.O11])" office:value-type="float" office:value="0">
            <text:p>0</text:p>
          </table:table-cell>
          <table:table-cell table:style-name="ACE-6" table:formula="of:=IF([$'abs'.P11]&lt;2;COM.MICROSOFT.SWITCH([$'switches'.$A$1];1;POWER([$'ba'.P11];2)-POWER([$'bb'.P11];2)+[$'axi'.P$1];0;[.P11];2;0);[.P11])" office:value-type="float" office:value="0">
            <text:p>0</text:p>
          </table:table-cell>
          <table:table-cell table:style-name="ACE-6" table:formula="of:=IF([$'abs'.Q11]&lt;2;COM.MICROSOFT.SWITCH([$'switches'.$A$1];1;POWER([$'ba'.Q11];2)-POWER([$'bb'.Q11];2)+[$'axi'.Q$1];0;[.Q11];2;0);[.Q11])" office:value-type="float" office:value="0">
            <text:p>0</text:p>
          </table:table-cell>
          <table:table-cell table:style-name="ACE-6" table:formula="of:=IF([$'abs'.R11]&lt;2;COM.MICROSOFT.SWITCH([$'switches'.$A$1];1;POWER([$'ba'.R11];2)-POWER([$'bb'.R11];2)+[$'axi'.R$1];0;[.R11];2;0);[.R11])" office:value-type="float" office:value="0">
            <text:p>0</text:p>
          </table:table-cell>
          <table:table-cell table:style-name="ACE-6" table:formula="of:=IF([$'abs'.S11]&lt;2;COM.MICROSOFT.SWITCH([$'switches'.$A$1];1;POWER([$'ba'.S11];2)-POWER([$'bb'.S11];2)+[$'axi'.S$1];0;[.S11];2;0);[.S11])" office:value-type="float" office:value="0">
            <text:p>0</text:p>
          </table:table-cell>
          <table:table-cell table:style-name="ACE-6" table:formula="of:=IF([$'abs'.T11]&lt;2;COM.MICROSOFT.SWITCH([$'switches'.$A$1];1;POWER([$'ba'.T11];2)-POWER([$'bb'.T11];2)+[$'axi'.T$1];0;[.T11];2;0);[.T11])" office:value-type="float" office:value="0">
            <text:p>0</text:p>
          </table:table-cell>
          <table:table-cell table:style-name="ACE-6" table:formula="of:=IF([$'abs'.U11]&lt;2;COM.MICROSOFT.SWITCH([$'switches'.$A$1];1;POWER([$'ba'.U11];2)-POWER([$'bb'.U11];2)+[$'axi'.U$1];0;[.U11];2;0);[.U11])" office:value-type="float" office:value="0">
            <text:p>0</text:p>
          </table:table-cell>
          <table:table-cell table:style-name="ACE-6" table:formula="of:=IF([$'abs'.V11]&lt;2;COM.MICROSOFT.SWITCH([$'switches'.$A$1];1;POWER([$'ba'.V11];2)-POWER([$'bb'.V11];2)+[$'axi'.V$1];0;[.V11];2;0);[.V11])" office:value-type="float" office:value="0">
            <text:p>0</text:p>
          </table:table-cell>
          <table:table-cell table:style-name="ACE-6" table:formula="of:=IF([$'abs'.W11]&lt;2;COM.MICROSOFT.SWITCH([$'switches'.$A$1];1;POWER([$'ba'.W11];2)-POWER([$'bb'.W11];2)+[$'axi'.W$1];0;[.W11];2;0);[.W11])" office:value-type="float" office:value="0">
            <text:p>0</text:p>
          </table:table-cell>
          <table:table-cell table:style-name="ACE-6" table:formula="of:=IF([$'abs'.X11]&lt;2;COM.MICROSOFT.SWITCH([$'switches'.$A$1];1;POWER([$'ba'.X11];2)-POWER([$'bb'.X11];2)+[$'axi'.X$1];0;[.X11];2;0);[.X11])" office:value-type="float" office:value="0">
            <text:p>0</text:p>
          </table:table-cell>
          <table:table-cell table:style-name="ACE-6" table:formula="of:=IF([$'abs'.Y11]&lt;2;COM.MICROSOFT.SWITCH([$'switches'.$A$1];1;POWER([$'ba'.Y11];2)-POWER([$'bb'.Y11];2)+[$'axi'.Y$1];0;[.Y11];2;0);[.Y11])" office:value-type="float" office:value="0">
            <text:p>0</text:p>
          </table:table-cell>
          <table:table-cell table:style-name="ACE-6" table:formula="of:=IF([$'abs'.Z11]&lt;2;COM.MICROSOFT.SWITCH([$'switches'.$A$1];1;POWER([$'ba'.Z11];2)-POWER([$'bb'.Z11];2)+[$'axi'.Z$1];0;[.Z11];2;0);[.Z11])" office:value-type="float" office:value="0">
            <text:p>0</text:p>
          </table:table-cell>
          <table:table-cell table:style-name="ACE-6" table:formula="of:=IF([$'abs'.AA11]&lt;2;COM.MICROSOFT.SWITCH([$'switches'.$A$1];1;POWER([$'ba'.AA11];2)-POWER([$'bb'.AA11];2)+[$'axi'.AA$1];0;[.AA11];2;0);[.AA11])" office:value-type="float" office:value="0">
            <text:p>0</text:p>
          </table:table-cell>
          <table:table-cell table:style-name="ACE-6" table:formula="of:=IF([$'abs'.AB11]&lt;2;COM.MICROSOFT.SWITCH([$'switches'.$A$1];1;POWER([$'ba'.AB11];2)-POWER([$'bb'.AB11];2)+[$'axi'.AB$1];0;[.AB11];2;0);[.AB11])" office:value-type="float" office:value="0">
            <text:p>0</text:p>
          </table:table-cell>
          <table:table-cell table:style-name="ACE-6" table:formula="of:=IF([$'abs'.AC11]&lt;2;COM.MICROSOFT.SWITCH([$'switches'.$A$1];1;POWER([$'ba'.AC11];2)-POWER([$'bb'.AC11];2)+[$'axi'.AC$1];0;[.AC11];2;0);[.AC11])" office:value-type="float" office:value="0">
            <text:p>0</text:p>
          </table:table-cell>
          <table:table-cell table:style-name="ACE-6" table:formula="of:=IF([$'abs'.AD11]&lt;2;COM.MICROSOFT.SWITCH([$'switches'.$A$1];1;POWER([$'ba'.AD11];2)-POWER([$'bb'.AD11];2)+[$'axi'.AD$1];0;[.AD11];2;0);[.AD11])" office:value-type="float" office:value="0">
            <text:p>0</text:p>
          </table:table-cell>
          <table:table-cell table:style-name="ACE-6" table:formula="of:=IF([$'abs'.AE11]&lt;2;COM.MICROSOFT.SWITCH([$'switches'.$A$1];1;POWER([$'ba'.AE11];2)-POWER([$'bb'.AE11];2)+[$'axi'.AE$1];0;[.AE11];2;0);[.AE11])" office:value-type="float" office:value="0">
            <text:p>0</text:p>
          </table:table-cell>
          <table:table-cell table:style-name="ACE-6" table:formula="of:=IF([$'abs'.AF11]&lt;2;COM.MICROSOFT.SWITCH([$'switches'.$A$1];1;POWER([$'ba'.AF11];2)-POWER([$'bb'.AF11];2)+[$'axi'.AF$1];0;[.AF11];2;0);[.AF11])" office:value-type="float" office:value="0">
            <text:p>0</text:p>
          </table:table-cell>
          <table:table-cell table:style-name="ACE-6" table:formula="of:=IF([$'abs'.AG11]&lt;2;COM.MICROSOFT.SWITCH([$'switches'.$A$1];1;POWER([$'ba'.AG11];2)-POWER([$'bb'.AG11];2)+[$'axi'.AG$1];0;[.AG11];2;0);[.AG11])" office:value-type="float" office:value="0">
            <text:p>0</text:p>
          </table:table-cell>
          <table:table-cell table:style-name="ACE-6" table:formula="of:=IF([$'abs'.AH11]&lt;2;COM.MICROSOFT.SWITCH([$'switches'.$A$1];1;POWER([$'ba'.AH11];2)-POWER([$'bb'.AH11];2)+[$'axi'.AH$1];0;[.AH11];2;0);[.AH11])" office:value-type="float" office:value="0">
            <text:p>0</text:p>
          </table:table-cell>
          <table:table-cell table:style-name="ACE-6" table:formula="of:=IF([$'abs'.AI11]&lt;2;COM.MICROSOFT.SWITCH([$'switches'.$A$1];1;POWER([$'ba'.AI11];2)-POWER([$'bb'.AI11];2)+[$'axi'.AI$1];0;[.AI11];2;0);[.AI11])" office:value-type="float" office:value="0">
            <text:p>0</text:p>
          </table:table-cell>
          <table:table-cell table:style-name="ACE-6" table:formula="of:=IF([$'abs'.AJ11]&lt;2;COM.MICROSOFT.SWITCH([$'switches'.$A$1];1;POWER([$'ba'.AJ11];2)-POWER([$'bb'.AJ11];2)+[$'axi'.AJ$1];0;[.AJ11];2;0);[.AJ11])" office:value-type="float" office:value="0">
            <text:p>0</text:p>
          </table:table-cell>
          <table:table-cell table:style-name="ACE-6" table:formula="of:=IF([$'abs'.AK11]&lt;2;COM.MICROSOFT.SWITCH([$'switches'.$A$1];1;POWER([$'ba'.AK11];2)-POWER([$'bb'.AK11];2)+[$'axi'.AK$1];0;[.AK11];2;0);[.AK11])" office:value-type="float" office:value="0">
            <text:p>0</text:p>
          </table:table-cell>
          <table:table-cell table:style-name="ACE-6" table:formula="of:=IF([$'abs'.AL11]&lt;2;COM.MICROSOFT.SWITCH([$'switches'.$A$1];1;POWER([$'ba'.AL11];2)-POWER([$'bb'.AL11];2)+[$'axi'.AL$1];0;[.AL11];2;0);[.AL11])" office:value-type="float" office:value="0">
            <text:p>0</text:p>
          </table:table-cell>
          <table:table-cell table:style-name="ACE-6" table:formula="of:=IF([$'abs'.AM11]&lt;2;COM.MICROSOFT.SWITCH([$'switches'.$A$1];1;POWER([$'ba'.AM11];2)-POWER([$'bb'.AM11];2)+[$'axi'.AM$1];0;[.AM11];2;0);[.AM11])" office:value-type="float" office:value="0">
            <text:p>0</text:p>
          </table:table-cell>
          <table:table-cell table:style-name="ACE-6" table:formula="of:=IF([$'abs'.AN11]&lt;2;COM.MICROSOFT.SWITCH([$'switches'.$A$1];1;POWER([$'ba'.AN11];2)-POWER([$'bb'.AN11];2)+[$'axi'.AN$1];0;[.AN11];2;0);[.AN11])" office:value-type="float" office:value="0">
            <text:p>0</text:p>
          </table:table-cell>
          <table:table-cell table:style-name="ACE-6" table:formula="of:=IF([$'abs'.AO11]&lt;2;COM.MICROSOFT.SWITCH([$'switches'.$A$1];1;POWER([$'ba'.AO11];2)-POWER([$'bb'.AO11];2)+[$'axi'.AO$1];0;[.AO11];2;0);[.AO11])" office:value-type="float" office:value="0">
            <text:p>0</text:p>
          </table:table-cell>
          <table:table-cell table:style-name="ACE-6" table:formula="of:=IF([$'abs'.AP11]&lt;2;COM.MICROSOFT.SWITCH([$'switches'.$A$1];1;POWER([$'ba'.AP11];2)-POWER([$'bb'.AP11];2)+[$'axi'.AP$1];0;[.AP11];2;0);[.AP11])" office:value-type="float" office:value="0">
            <text:p>0</text:p>
          </table:table-cell>
          <table:table-cell table:style-name="ACE-6" table:formula="of:=IF([$'abs'.AQ11]&lt;2;COM.MICROSOFT.SWITCH([$'switches'.$A$1];1;POWER([$'ba'.AQ11];2)-POWER([$'bb'.AQ11];2)+[$'axi'.AQ$1];0;[.AQ11];2;0);[.AQ11])" office:value-type="float" office:value="0">
            <text:p>0</text:p>
          </table:table-cell>
          <table:table-cell table:style-name="ACE-6" table:formula="of:=IF([$'abs'.AR11]&lt;2;COM.MICROSOFT.SWITCH([$'switches'.$A$1];1;POWER([$'ba'.AR11];2)-POWER([$'bb'.AR11];2)+[$'axi'.AR$1];0;[.AR11];2;0);[.AR11])" office:value-type="float" office:value="0">
            <text:p>0</text:p>
          </table:table-cell>
          <table:table-cell table:style-name="ACE-6" table:formula="of:=IF([$'abs'.AS11]&lt;2;COM.MICROSOFT.SWITCH([$'switches'.$A$1];1;POWER([$'ba'.AS11];2)-POWER([$'bb'.AS11];2)+[$'axi'.AS$1];0;[.AS11];2;0);[.AS11])" office:value-type="float" office:value="0">
            <text:p>0</text:p>
          </table:table-cell>
          <table:table-cell table:style-name="ACE-6" table:formula="of:=IF([$'abs'.AT11]&lt;2;COM.MICROSOFT.SWITCH([$'switches'.$A$1];1;POWER([$'ba'.AT11];2)-POWER([$'bb'.AT11];2)+[$'axi'.AT$1];0;[.AT11];2;0);[.AT11])" office:value-type="float" office:value="0">
            <text:p>0</text:p>
          </table:table-cell>
          <table:table-cell table:style-name="ACE-6" table:formula="of:=IF([$'abs'.AU11]&lt;2;COM.MICROSOFT.SWITCH([$'switches'.$A$1];1;POWER([$'ba'.AU11];2)-POWER([$'bb'.AU11];2)+[$'axi'.AU$1];0;[.AU11];2;0);[.AU11])" office:value-type="float" office:value="0">
            <text:p>0</text:p>
          </table:table-cell>
          <table:table-cell table:style-name="ACE-6" table:formula="of:=IF([$'abs'.AV11]&lt;2;COM.MICROSOFT.SWITCH([$'switches'.$A$1];1;POWER([$'ba'.AV11];2)-POWER([$'bb'.AV11];2)+[$'axi'.AV$1];0;[.AV11];2;0);[.AV11])" office:value-type="float" office:value="0">
            <text:p>0</text:p>
          </table:table-cell>
          <table:table-cell table:style-name="ACE-6" table:formula="of:=IF([$'abs'.AW11]&lt;2;COM.MICROSOFT.SWITCH([$'switches'.$A$1];1;POWER([$'ba'.AW11];2)-POWER([$'bb'.AW11];2)+[$'axi'.AW$1];0;[.AW11];2;0);[.AW11])" office:value-type="float" office:value="0">
            <text:p>0</text:p>
          </table:table-cell>
          <table:table-cell table:style-name="ACE-6" table:formula="of:=IF([$'abs'.AX11]&lt;2;COM.MICROSOFT.SWITCH([$'switches'.$A$1];1;POWER([$'ba'.AX11];2)-POWER([$'bb'.AX11];2)+[$'axi'.AX$1];0;[.AX11];2;0);[.AX11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2]&lt;2;COM.MICROSOFT.SWITCH([$'switches'.$A$1];1;POWER([$'ba'.B12];2)-POWER([$'bb'.B12];2)+[$'axi'.B$1];0;[.B12];2;0);[.B12])" office:value-type="float" office:value="0">
            <text:p>0</text:p>
          </table:table-cell>
          <table:table-cell table:style-name="ACE-6" table:formula="of:=IF([$'abs'.C12]&lt;2;COM.MICROSOFT.SWITCH([$'switches'.$A$1];1;POWER([$'ba'.C12];2)-POWER([$'bb'.C12];2)+[$'axi'.C$1];0;[.C12];2;0);[.C12])" office:value-type="float" office:value="0">
            <text:p>0</text:p>
          </table:table-cell>
          <table:table-cell table:style-name="ACE-6" table:formula="of:=IF([$'abs'.D12]&lt;2;COM.MICROSOFT.SWITCH([$'switches'.$A$1];1;POWER([$'ba'.D12];2)-POWER([$'bb'.D12];2)+[$'axi'.D$1];0;[.D12];2;0);[.D12])" office:value-type="float" office:value="0">
            <text:p>0</text:p>
          </table:table-cell>
          <table:table-cell table:style-name="ACE-6" table:formula="of:=IF([$'abs'.E12]&lt;2;COM.MICROSOFT.SWITCH([$'switches'.$A$1];1;POWER([$'ba'.E12];2)-POWER([$'bb'.E12];2)+[$'axi'.E$1];0;[.E12];2;0);[.E12])" office:value-type="float" office:value="0">
            <text:p>0</text:p>
          </table:table-cell>
          <table:table-cell table:style-name="ACE-6" table:formula="of:=IF([$'abs'.F12]&lt;2;COM.MICROSOFT.SWITCH([$'switches'.$A$1];1;POWER([$'ba'.F12];2)-POWER([$'bb'.F12];2)+[$'axi'.F$1];0;[.F12];2;0);[.F12])" office:value-type="float" office:value="0">
            <text:p>0</text:p>
          </table:table-cell>
          <table:table-cell table:style-name="ACE-6" table:formula="of:=IF([$'abs'.G12]&lt;2;COM.MICROSOFT.SWITCH([$'switches'.$A$1];1;POWER([$'ba'.G12];2)-POWER([$'bb'.G12];2)+[$'axi'.G$1];0;[.G12];2;0);[.G12])" office:value-type="float" office:value="0">
            <text:p>0</text:p>
          </table:table-cell>
          <table:table-cell table:style-name="ACE-6" table:formula="of:=IF([$'abs'.H12]&lt;2;COM.MICROSOFT.SWITCH([$'switches'.$A$1];1;POWER([$'ba'.H12];2)-POWER([$'bb'.H12];2)+[$'axi'.H$1];0;[.H12];2;0);[.H12])" office:value-type="float" office:value="0">
            <text:p>0</text:p>
          </table:table-cell>
          <table:table-cell table:style-name="ACE-6" table:formula="of:=IF([$'abs'.I12]&lt;2;COM.MICROSOFT.SWITCH([$'switches'.$A$1];1;POWER([$'ba'.I12];2)-POWER([$'bb'.I12];2)+[$'axi'.I$1];0;[.I12];2;0);[.I12])" office:value-type="float" office:value="0">
            <text:p>0</text:p>
          </table:table-cell>
          <table:table-cell table:style-name="ACE-6" table:formula="of:=IF([$'abs'.J12]&lt;2;COM.MICROSOFT.SWITCH([$'switches'.$A$1];1;POWER([$'ba'.J12];2)-POWER([$'bb'.J12];2)+[$'axi'.J$1];0;[.J12];2;0);[.J12])" office:value-type="float" office:value="0">
            <text:p>0</text:p>
          </table:table-cell>
          <table:table-cell table:style-name="ACE-6" table:formula="of:=IF([$'abs'.K12]&lt;2;COM.MICROSOFT.SWITCH([$'switches'.$A$1];1;POWER([$'ba'.K12];2)-POWER([$'bb'.K12];2)+[$'axi'.K$1];0;[.K12];2;0);[.K12])" office:value-type="float" office:value="0">
            <text:p>0</text:p>
          </table:table-cell>
          <table:table-cell table:style-name="ACE-6" table:formula="of:=IF([$'abs'.L12]&lt;2;COM.MICROSOFT.SWITCH([$'switches'.$A$1];1;POWER([$'ba'.L12];2)-POWER([$'bb'.L12];2)+[$'axi'.L$1];0;[.L12];2;0);[.L12])" office:value-type="float" office:value="0">
            <text:p>0</text:p>
          </table:table-cell>
          <table:table-cell table:style-name="ACE-6" table:formula="of:=IF([$'abs'.M12]&lt;2;COM.MICROSOFT.SWITCH([$'switches'.$A$1];1;POWER([$'ba'.M12];2)-POWER([$'bb'.M12];2)+[$'axi'.M$1];0;[.M12];2;0);[.M12])" office:value-type="float" office:value="0">
            <text:p>0</text:p>
          </table:table-cell>
          <table:table-cell table:style-name="ACE-6" table:formula="of:=IF([$'abs'.N12]&lt;2;COM.MICROSOFT.SWITCH([$'switches'.$A$1];1;POWER([$'ba'.N12];2)-POWER([$'bb'.N12];2)+[$'axi'.N$1];0;[.N12];2;0);[.N12])" office:value-type="float" office:value="0">
            <text:p>0</text:p>
          </table:table-cell>
          <table:table-cell table:style-name="ACE-6" table:formula="of:=IF([$'abs'.O12]&lt;2;COM.MICROSOFT.SWITCH([$'switches'.$A$1];1;POWER([$'ba'.O12];2)-POWER([$'bb'.O12];2)+[$'axi'.O$1];0;[.O12];2;0);[.O12])" office:value-type="float" office:value="0">
            <text:p>0</text:p>
          </table:table-cell>
          <table:table-cell table:style-name="ACE-6" table:formula="of:=IF([$'abs'.P12]&lt;2;COM.MICROSOFT.SWITCH([$'switches'.$A$1];1;POWER([$'ba'.P12];2)-POWER([$'bb'.P12];2)+[$'axi'.P$1];0;[.P12];2;0);[.P12])" office:value-type="float" office:value="0">
            <text:p>0</text:p>
          </table:table-cell>
          <table:table-cell table:style-name="ACE-6" table:formula="of:=IF([$'abs'.Q12]&lt;2;COM.MICROSOFT.SWITCH([$'switches'.$A$1];1;POWER([$'ba'.Q12];2)-POWER([$'bb'.Q12];2)+[$'axi'.Q$1];0;[.Q12];2;0);[.Q12])" office:value-type="float" office:value="0">
            <text:p>0</text:p>
          </table:table-cell>
          <table:table-cell table:style-name="ACE-6" table:formula="of:=IF([$'abs'.R12]&lt;2;COM.MICROSOFT.SWITCH([$'switches'.$A$1];1;POWER([$'ba'.R12];2)-POWER([$'bb'.R12];2)+[$'axi'.R$1];0;[.R12];2;0);[.R12])" office:value-type="float" office:value="0">
            <text:p>0</text:p>
          </table:table-cell>
          <table:table-cell table:style-name="ACE-6" table:formula="of:=IF([$'abs'.S12]&lt;2;COM.MICROSOFT.SWITCH([$'switches'.$A$1];1;POWER([$'ba'.S12];2)-POWER([$'bb'.S12];2)+[$'axi'.S$1];0;[.S12];2;0);[.S12])" office:value-type="float" office:value="0">
            <text:p>0</text:p>
          </table:table-cell>
          <table:table-cell table:style-name="ACE-6" table:formula="of:=IF([$'abs'.T12]&lt;2;COM.MICROSOFT.SWITCH([$'switches'.$A$1];1;POWER([$'ba'.T12];2)-POWER([$'bb'.T12];2)+[$'axi'.T$1];0;[.T12];2;0);[.T12])" office:value-type="float" office:value="0">
            <text:p>0</text:p>
          </table:table-cell>
          <table:table-cell table:style-name="ACE-6" table:formula="of:=IF([$'abs'.U12]&lt;2;COM.MICROSOFT.SWITCH([$'switches'.$A$1];1;POWER([$'ba'.U12];2)-POWER([$'bb'.U12];2)+[$'axi'.U$1];0;[.U12];2;0);[.U12])" office:value-type="float" office:value="0">
            <text:p>0</text:p>
          </table:table-cell>
          <table:table-cell table:style-name="ACE-6" table:formula="of:=IF([$'abs'.V12]&lt;2;COM.MICROSOFT.SWITCH([$'switches'.$A$1];1;POWER([$'ba'.V12];2)-POWER([$'bb'.V12];2)+[$'axi'.V$1];0;[.V12];2;0);[.V12])" office:value-type="float" office:value="0">
            <text:p>0</text:p>
          </table:table-cell>
          <table:table-cell table:style-name="ACE-6" table:formula="of:=IF([$'abs'.W12]&lt;2;COM.MICROSOFT.SWITCH([$'switches'.$A$1];1;POWER([$'ba'.W12];2)-POWER([$'bb'.W12];2)+[$'axi'.W$1];0;[.W12];2;0);[.W12])" office:value-type="float" office:value="0">
            <text:p>0</text:p>
          </table:table-cell>
          <table:table-cell table:style-name="ACE-6" table:formula="of:=IF([$'abs'.X12]&lt;2;COM.MICROSOFT.SWITCH([$'switches'.$A$1];1;POWER([$'ba'.X12];2)-POWER([$'bb'.X12];2)+[$'axi'.X$1];0;[.X12];2;0);[.X12])" office:value-type="float" office:value="0">
            <text:p>0</text:p>
          </table:table-cell>
          <table:table-cell table:style-name="ACE-6" table:formula="of:=IF([$'abs'.Y12]&lt;2;COM.MICROSOFT.SWITCH([$'switches'.$A$1];1;POWER([$'ba'.Y12];2)-POWER([$'bb'.Y12];2)+[$'axi'.Y$1];0;[.Y12];2;0);[.Y12])" office:value-type="float" office:value="0">
            <text:p>0</text:p>
          </table:table-cell>
          <table:table-cell table:style-name="ACE-6" table:formula="of:=IF([$'abs'.Z12]&lt;2;COM.MICROSOFT.SWITCH([$'switches'.$A$1];1;POWER([$'ba'.Z12];2)-POWER([$'bb'.Z12];2)+[$'axi'.Z$1];0;[.Z12];2;0);[.Z12])" office:value-type="float" office:value="0">
            <text:p>0</text:p>
          </table:table-cell>
          <table:table-cell table:style-name="ACE-6" table:formula="of:=IF([$'abs'.AA12]&lt;2;COM.MICROSOFT.SWITCH([$'switches'.$A$1];1;POWER([$'ba'.AA12];2)-POWER([$'bb'.AA12];2)+[$'axi'.AA$1];0;[.AA12];2;0);[.AA12])" office:value-type="float" office:value="0">
            <text:p>0</text:p>
          </table:table-cell>
          <table:table-cell table:style-name="ACE-6" table:formula="of:=IF([$'abs'.AB12]&lt;2;COM.MICROSOFT.SWITCH([$'switches'.$A$1];1;POWER([$'ba'.AB12];2)-POWER([$'bb'.AB12];2)+[$'axi'.AB$1];0;[.AB12];2;0);[.AB12])" office:value-type="float" office:value="0">
            <text:p>0</text:p>
          </table:table-cell>
          <table:table-cell table:style-name="ACE-6" table:formula="of:=IF([$'abs'.AC12]&lt;2;COM.MICROSOFT.SWITCH([$'switches'.$A$1];1;POWER([$'ba'.AC12];2)-POWER([$'bb'.AC12];2)+[$'axi'.AC$1];0;[.AC12];2;0);[.AC12])" office:value-type="float" office:value="0">
            <text:p>0</text:p>
          </table:table-cell>
          <table:table-cell table:style-name="ACE-6" table:formula="of:=IF([$'abs'.AD12]&lt;2;COM.MICROSOFT.SWITCH([$'switches'.$A$1];1;POWER([$'ba'.AD12];2)-POWER([$'bb'.AD12];2)+[$'axi'.AD$1];0;[.AD12];2;0);[.AD12])" office:value-type="float" office:value="0">
            <text:p>0</text:p>
          </table:table-cell>
          <table:table-cell table:style-name="ACE-6" table:formula="of:=IF([$'abs'.AE12]&lt;2;COM.MICROSOFT.SWITCH([$'switches'.$A$1];1;POWER([$'ba'.AE12];2)-POWER([$'bb'.AE12];2)+[$'axi'.AE$1];0;[.AE12];2;0);[.AE12])" office:value-type="float" office:value="0">
            <text:p>0</text:p>
          </table:table-cell>
          <table:table-cell table:style-name="ACE-6" table:formula="of:=IF([$'abs'.AF12]&lt;2;COM.MICROSOFT.SWITCH([$'switches'.$A$1];1;POWER([$'ba'.AF12];2)-POWER([$'bb'.AF12];2)+[$'axi'.AF$1];0;[.AF12];2;0);[.AF12])" office:value-type="float" office:value="0">
            <text:p>0</text:p>
          </table:table-cell>
          <table:table-cell table:style-name="ACE-6" table:formula="of:=IF([$'abs'.AG12]&lt;2;COM.MICROSOFT.SWITCH([$'switches'.$A$1];1;POWER([$'ba'.AG12];2)-POWER([$'bb'.AG12];2)+[$'axi'.AG$1];0;[.AG12];2;0);[.AG12])" office:value-type="float" office:value="0">
            <text:p>0</text:p>
          </table:table-cell>
          <table:table-cell table:style-name="ACE-6" table:formula="of:=IF([$'abs'.AH12]&lt;2;COM.MICROSOFT.SWITCH([$'switches'.$A$1];1;POWER([$'ba'.AH12];2)-POWER([$'bb'.AH12];2)+[$'axi'.AH$1];0;[.AH12];2;0);[.AH12])" office:value-type="float" office:value="0">
            <text:p>0</text:p>
          </table:table-cell>
          <table:table-cell table:style-name="ACE-6" table:formula="of:=IF([$'abs'.AI12]&lt;2;COM.MICROSOFT.SWITCH([$'switches'.$A$1];1;POWER([$'ba'.AI12];2)-POWER([$'bb'.AI12];2)+[$'axi'.AI$1];0;[.AI12];2;0);[.AI12])" office:value-type="float" office:value="0">
            <text:p>0</text:p>
          </table:table-cell>
          <table:table-cell table:style-name="ACE-6" table:formula="of:=IF([$'abs'.AJ12]&lt;2;COM.MICROSOFT.SWITCH([$'switches'.$A$1];1;POWER([$'ba'.AJ12];2)-POWER([$'bb'.AJ12];2)+[$'axi'.AJ$1];0;[.AJ12];2;0);[.AJ12])" office:value-type="float" office:value="0">
            <text:p>0</text:p>
          </table:table-cell>
          <table:table-cell table:style-name="ACE-6" table:formula="of:=IF([$'abs'.AK12]&lt;2;COM.MICROSOFT.SWITCH([$'switches'.$A$1];1;POWER([$'ba'.AK12];2)-POWER([$'bb'.AK12];2)+[$'axi'.AK$1];0;[.AK12];2;0);[.AK12])" office:value-type="float" office:value="0">
            <text:p>0</text:p>
          </table:table-cell>
          <table:table-cell table:style-name="ACE-6" table:formula="of:=IF([$'abs'.AL12]&lt;2;COM.MICROSOFT.SWITCH([$'switches'.$A$1];1;POWER([$'ba'.AL12];2)-POWER([$'bb'.AL12];2)+[$'axi'.AL$1];0;[.AL12];2;0);[.AL12])" office:value-type="float" office:value="0">
            <text:p>0</text:p>
          </table:table-cell>
          <table:table-cell table:style-name="ACE-6" table:formula="of:=IF([$'abs'.AM12]&lt;2;COM.MICROSOFT.SWITCH([$'switches'.$A$1];1;POWER([$'ba'.AM12];2)-POWER([$'bb'.AM12];2)+[$'axi'.AM$1];0;[.AM12];2;0);[.AM12])" office:value-type="float" office:value="0">
            <text:p>0</text:p>
          </table:table-cell>
          <table:table-cell table:style-name="ACE-6" table:formula="of:=IF([$'abs'.AN12]&lt;2;COM.MICROSOFT.SWITCH([$'switches'.$A$1];1;POWER([$'ba'.AN12];2)-POWER([$'bb'.AN12];2)+[$'axi'.AN$1];0;[.AN12];2;0);[.AN12])" office:value-type="float" office:value="0">
            <text:p>0</text:p>
          </table:table-cell>
          <table:table-cell table:style-name="ACE-6" table:formula="of:=IF([$'abs'.AO12]&lt;2;COM.MICROSOFT.SWITCH([$'switches'.$A$1];1;POWER([$'ba'.AO12];2)-POWER([$'bb'.AO12];2)+[$'axi'.AO$1];0;[.AO12];2;0);[.AO12])" office:value-type="float" office:value="0">
            <text:p>0</text:p>
          </table:table-cell>
          <table:table-cell table:style-name="ACE-6" table:formula="of:=IF([$'abs'.AP12]&lt;2;COM.MICROSOFT.SWITCH([$'switches'.$A$1];1;POWER([$'ba'.AP12];2)-POWER([$'bb'.AP12];2)+[$'axi'.AP$1];0;[.AP12];2;0);[.AP12])" office:value-type="float" office:value="0">
            <text:p>0</text:p>
          </table:table-cell>
          <table:table-cell table:style-name="ACE-6" table:formula="of:=IF([$'abs'.AQ12]&lt;2;COM.MICROSOFT.SWITCH([$'switches'.$A$1];1;POWER([$'ba'.AQ12];2)-POWER([$'bb'.AQ12];2)+[$'axi'.AQ$1];0;[.AQ12];2;0);[.AQ12])" office:value-type="float" office:value="0">
            <text:p>0</text:p>
          </table:table-cell>
          <table:table-cell table:style-name="ACE-6" table:formula="of:=IF([$'abs'.AR12]&lt;2;COM.MICROSOFT.SWITCH([$'switches'.$A$1];1;POWER([$'ba'.AR12];2)-POWER([$'bb'.AR12];2)+[$'axi'.AR$1];0;[.AR12];2;0);[.AR12])" office:value-type="float" office:value="0">
            <text:p>0</text:p>
          </table:table-cell>
          <table:table-cell table:style-name="ACE-6" table:formula="of:=IF([$'abs'.AS12]&lt;2;COM.MICROSOFT.SWITCH([$'switches'.$A$1];1;POWER([$'ba'.AS12];2)-POWER([$'bb'.AS12];2)+[$'axi'.AS$1];0;[.AS12];2;0);[.AS12])" office:value-type="float" office:value="0">
            <text:p>0</text:p>
          </table:table-cell>
          <table:table-cell table:style-name="ACE-6" table:formula="of:=IF([$'abs'.AT12]&lt;2;COM.MICROSOFT.SWITCH([$'switches'.$A$1];1;POWER([$'ba'.AT12];2)-POWER([$'bb'.AT12];2)+[$'axi'.AT$1];0;[.AT12];2;0);[.AT12])" office:value-type="float" office:value="0">
            <text:p>0</text:p>
          </table:table-cell>
          <table:table-cell table:style-name="ACE-6" table:formula="of:=IF([$'abs'.AU12]&lt;2;COM.MICROSOFT.SWITCH([$'switches'.$A$1];1;POWER([$'ba'.AU12];2)-POWER([$'bb'.AU12];2)+[$'axi'.AU$1];0;[.AU12];2;0);[.AU12])" office:value-type="float" office:value="0">
            <text:p>0</text:p>
          </table:table-cell>
          <table:table-cell table:style-name="ACE-6" table:formula="of:=IF([$'abs'.AV12]&lt;2;COM.MICROSOFT.SWITCH([$'switches'.$A$1];1;POWER([$'ba'.AV12];2)-POWER([$'bb'.AV12];2)+[$'axi'.AV$1];0;[.AV12];2;0);[.AV12])" office:value-type="float" office:value="0">
            <text:p>0</text:p>
          </table:table-cell>
          <table:table-cell table:style-name="ACE-6" table:formula="of:=IF([$'abs'.AW12]&lt;2;COM.MICROSOFT.SWITCH([$'switches'.$A$1];1;POWER([$'ba'.AW12];2)-POWER([$'bb'.AW12];2)+[$'axi'.AW$1];0;[.AW12];2;0);[.AW12])" office:value-type="float" office:value="0">
            <text:p>0</text:p>
          </table:table-cell>
          <table:table-cell table:style-name="ACE-6" table:formula="of:=IF([$'abs'.AX12]&lt;2;COM.MICROSOFT.SWITCH([$'switches'.$A$1];1;POWER([$'ba'.AX12];2)-POWER([$'bb'.AX12];2)+[$'axi'.AX$1];0;[.AX12];2;0);[.AX12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3]&lt;2;COM.MICROSOFT.SWITCH([$'switches'.$A$1];1;POWER([$'ba'.B13];2)-POWER([$'bb'.B13];2)+[$'axi'.B$1];0;[.B13];2;0);[.B13])" office:value-type="float" office:value="0">
            <text:p>0</text:p>
          </table:table-cell>
          <table:table-cell table:style-name="ACE-6" table:formula="of:=IF([$'abs'.C13]&lt;2;COM.MICROSOFT.SWITCH([$'switches'.$A$1];1;POWER([$'ba'.C13];2)-POWER([$'bb'.C13];2)+[$'axi'.C$1];0;[.C13];2;0);[.C13])" office:value-type="float" office:value="0">
            <text:p>0</text:p>
          </table:table-cell>
          <table:table-cell table:style-name="ACE-6" table:formula="of:=IF([$'abs'.D13]&lt;2;COM.MICROSOFT.SWITCH([$'switches'.$A$1];1;POWER([$'ba'.D13];2)-POWER([$'bb'.D13];2)+[$'axi'.D$1];0;[.D13];2;0);[.D13])" office:value-type="float" office:value="0">
            <text:p>0</text:p>
          </table:table-cell>
          <table:table-cell table:style-name="ACE-6" table:formula="of:=IF([$'abs'.E13]&lt;2;COM.MICROSOFT.SWITCH([$'switches'.$A$1];1;POWER([$'ba'.E13];2)-POWER([$'bb'.E13];2)+[$'axi'.E$1];0;[.E13];2;0);[.E13])" office:value-type="float" office:value="0">
            <text:p>0</text:p>
          </table:table-cell>
          <table:table-cell table:style-name="ACE-6" table:formula="of:=IF([$'abs'.F13]&lt;2;COM.MICROSOFT.SWITCH([$'switches'.$A$1];1;POWER([$'ba'.F13];2)-POWER([$'bb'.F13];2)+[$'axi'.F$1];0;[.F13];2;0);[.F13])" office:value-type="float" office:value="0">
            <text:p>0</text:p>
          </table:table-cell>
          <table:table-cell table:style-name="ACE-6" table:formula="of:=IF([$'abs'.G13]&lt;2;COM.MICROSOFT.SWITCH([$'switches'.$A$1];1;POWER([$'ba'.G13];2)-POWER([$'bb'.G13];2)+[$'axi'.G$1];0;[.G13];2;0);[.G13])" office:value-type="float" office:value="0">
            <text:p>0</text:p>
          </table:table-cell>
          <table:table-cell table:style-name="ACE-6" table:formula="of:=IF([$'abs'.H13]&lt;2;COM.MICROSOFT.SWITCH([$'switches'.$A$1];1;POWER([$'ba'.H13];2)-POWER([$'bb'.H13];2)+[$'axi'.H$1];0;[.H13];2;0);[.H13])" office:value-type="float" office:value="0">
            <text:p>0</text:p>
          </table:table-cell>
          <table:table-cell table:style-name="ACE-6" table:formula="of:=IF([$'abs'.I13]&lt;2;COM.MICROSOFT.SWITCH([$'switches'.$A$1];1;POWER([$'ba'.I13];2)-POWER([$'bb'.I13];2)+[$'axi'.I$1];0;[.I13];2;0);[.I13])" office:value-type="float" office:value="0">
            <text:p>0</text:p>
          </table:table-cell>
          <table:table-cell table:style-name="ACE-6" table:formula="of:=IF([$'abs'.J13]&lt;2;COM.MICROSOFT.SWITCH([$'switches'.$A$1];1;POWER([$'ba'.J13];2)-POWER([$'bb'.J13];2)+[$'axi'.J$1];0;[.J13];2;0);[.J13])" office:value-type="float" office:value="0">
            <text:p>0</text:p>
          </table:table-cell>
          <table:table-cell table:style-name="ACE-6" table:formula="of:=IF([$'abs'.K13]&lt;2;COM.MICROSOFT.SWITCH([$'switches'.$A$1];1;POWER([$'ba'.K13];2)-POWER([$'bb'.K13];2)+[$'axi'.K$1];0;[.K13];2;0);[.K13])" office:value-type="float" office:value="0">
            <text:p>0</text:p>
          </table:table-cell>
          <table:table-cell table:style-name="ACE-6" table:formula="of:=IF([$'abs'.L13]&lt;2;COM.MICROSOFT.SWITCH([$'switches'.$A$1];1;POWER([$'ba'.L13];2)-POWER([$'bb'.L13];2)+[$'axi'.L$1];0;[.L13];2;0);[.L13])" office:value-type="float" office:value="0">
            <text:p>0</text:p>
          </table:table-cell>
          <table:table-cell table:style-name="ACE-6" table:formula="of:=IF([$'abs'.M13]&lt;2;COM.MICROSOFT.SWITCH([$'switches'.$A$1];1;POWER([$'ba'.M13];2)-POWER([$'bb'.M13];2)+[$'axi'.M$1];0;[.M13];2;0);[.M13])" office:value-type="float" office:value="0">
            <text:p>0</text:p>
          </table:table-cell>
          <table:table-cell table:style-name="ACE-6" table:formula="of:=IF([$'abs'.N13]&lt;2;COM.MICROSOFT.SWITCH([$'switches'.$A$1];1;POWER([$'ba'.N13];2)-POWER([$'bb'.N13];2)+[$'axi'.N$1];0;[.N13];2;0);[.N13])" office:value-type="float" office:value="0">
            <text:p>0</text:p>
          </table:table-cell>
          <table:table-cell table:style-name="ACE-6" table:formula="of:=IF([$'abs'.O13]&lt;2;COM.MICROSOFT.SWITCH([$'switches'.$A$1];1;POWER([$'ba'.O13];2)-POWER([$'bb'.O13];2)+[$'axi'.O$1];0;[.O13];2;0);[.O13])" office:value-type="float" office:value="0">
            <text:p>0</text:p>
          </table:table-cell>
          <table:table-cell table:style-name="ACE-6" table:formula="of:=IF([$'abs'.P13]&lt;2;COM.MICROSOFT.SWITCH([$'switches'.$A$1];1;POWER([$'ba'.P13];2)-POWER([$'bb'.P13];2)+[$'axi'.P$1];0;[.P13];2;0);[.P13])" office:value-type="float" office:value="0">
            <text:p>0</text:p>
          </table:table-cell>
          <table:table-cell table:style-name="ACE-6" table:formula="of:=IF([$'abs'.Q13]&lt;2;COM.MICROSOFT.SWITCH([$'switches'.$A$1];1;POWER([$'ba'.Q13];2)-POWER([$'bb'.Q13];2)+[$'axi'.Q$1];0;[.Q13];2;0);[.Q13])" office:value-type="float" office:value="0">
            <text:p>0</text:p>
          </table:table-cell>
          <table:table-cell table:style-name="ACE-6" table:formula="of:=IF([$'abs'.R13]&lt;2;COM.MICROSOFT.SWITCH([$'switches'.$A$1];1;POWER([$'ba'.R13];2)-POWER([$'bb'.R13];2)+[$'axi'.R$1];0;[.R13];2;0);[.R13])" office:value-type="float" office:value="0">
            <text:p>0</text:p>
          </table:table-cell>
          <table:table-cell table:style-name="ACE-6" table:formula="of:=IF([$'abs'.S13]&lt;2;COM.MICROSOFT.SWITCH([$'switches'.$A$1];1;POWER([$'ba'.S13];2)-POWER([$'bb'.S13];2)+[$'axi'.S$1];0;[.S13];2;0);[.S13])" office:value-type="float" office:value="0">
            <text:p>0</text:p>
          </table:table-cell>
          <table:table-cell table:style-name="ACE-6" table:formula="of:=IF([$'abs'.T13]&lt;2;COM.MICROSOFT.SWITCH([$'switches'.$A$1];1;POWER([$'ba'.T13];2)-POWER([$'bb'.T13];2)+[$'axi'.T$1];0;[.T13];2;0);[.T13])" office:value-type="float" office:value="0">
            <text:p>0</text:p>
          </table:table-cell>
          <table:table-cell table:style-name="ACE-6" table:formula="of:=IF([$'abs'.U13]&lt;2;COM.MICROSOFT.SWITCH([$'switches'.$A$1];1;POWER([$'ba'.U13];2)-POWER([$'bb'.U13];2)+[$'axi'.U$1];0;[.U13];2;0);[.U13])" office:value-type="float" office:value="0">
            <text:p>0</text:p>
          </table:table-cell>
          <table:table-cell table:style-name="ACE-6" table:formula="of:=IF([$'abs'.V13]&lt;2;COM.MICROSOFT.SWITCH([$'switches'.$A$1];1;POWER([$'ba'.V13];2)-POWER([$'bb'.V13];2)+[$'axi'.V$1];0;[.V13];2;0);[.V13])" office:value-type="float" office:value="0">
            <text:p>0</text:p>
          </table:table-cell>
          <table:table-cell table:style-name="ACE-6" table:formula="of:=IF([$'abs'.W13]&lt;2;COM.MICROSOFT.SWITCH([$'switches'.$A$1];1;POWER([$'ba'.W13];2)-POWER([$'bb'.W13];2)+[$'axi'.W$1];0;[.W13];2;0);[.W13])" office:value-type="float" office:value="0">
            <text:p>0</text:p>
          </table:table-cell>
          <table:table-cell table:style-name="ACE-6" table:formula="of:=IF([$'abs'.X13]&lt;2;COM.MICROSOFT.SWITCH([$'switches'.$A$1];1;POWER([$'ba'.X13];2)-POWER([$'bb'.X13];2)+[$'axi'.X$1];0;[.X13];2;0);[.X13])" office:value-type="float" office:value="0">
            <text:p>0</text:p>
          </table:table-cell>
          <table:table-cell table:style-name="ACE-6" table:formula="of:=IF([$'abs'.Y13]&lt;2;COM.MICROSOFT.SWITCH([$'switches'.$A$1];1;POWER([$'ba'.Y13];2)-POWER([$'bb'.Y13];2)+[$'axi'.Y$1];0;[.Y13];2;0);[.Y13])" office:value-type="float" office:value="0">
            <text:p>0</text:p>
          </table:table-cell>
          <table:table-cell table:style-name="ACE-6" table:formula="of:=IF([$'abs'.Z13]&lt;2;COM.MICROSOFT.SWITCH([$'switches'.$A$1];1;POWER([$'ba'.Z13];2)-POWER([$'bb'.Z13];2)+[$'axi'.Z$1];0;[.Z13];2;0);[.Z13])" office:value-type="float" office:value="0">
            <text:p>0</text:p>
          </table:table-cell>
          <table:table-cell table:style-name="ACE-6" table:formula="of:=IF([$'abs'.AA13]&lt;2;COM.MICROSOFT.SWITCH([$'switches'.$A$1];1;POWER([$'ba'.AA13];2)-POWER([$'bb'.AA13];2)+[$'axi'.AA$1];0;[.AA13];2;0);[.AA13])" office:value-type="float" office:value="0">
            <text:p>0</text:p>
          </table:table-cell>
          <table:table-cell table:style-name="ACE-6" table:formula="of:=IF([$'abs'.AB13]&lt;2;COM.MICROSOFT.SWITCH([$'switches'.$A$1];1;POWER([$'ba'.AB13];2)-POWER([$'bb'.AB13];2)+[$'axi'.AB$1];0;[.AB13];2;0);[.AB13])" office:value-type="float" office:value="0">
            <text:p>0</text:p>
          </table:table-cell>
          <table:table-cell table:style-name="ACE-6" table:formula="of:=IF([$'abs'.AC13]&lt;2;COM.MICROSOFT.SWITCH([$'switches'.$A$1];1;POWER([$'ba'.AC13];2)-POWER([$'bb'.AC13];2)+[$'axi'.AC$1];0;[.AC13];2;0);[.AC13])" office:value-type="float" office:value="0">
            <text:p>0</text:p>
          </table:table-cell>
          <table:table-cell table:style-name="ACE-6" table:formula="of:=IF([$'abs'.AD13]&lt;2;COM.MICROSOFT.SWITCH([$'switches'.$A$1];1;POWER([$'ba'.AD13];2)-POWER([$'bb'.AD13];2)+[$'axi'.AD$1];0;[.AD13];2;0);[.AD13])" office:value-type="float" office:value="0">
            <text:p>0</text:p>
          </table:table-cell>
          <table:table-cell table:style-name="ACE-6" table:formula="of:=IF([$'abs'.AE13]&lt;2;COM.MICROSOFT.SWITCH([$'switches'.$A$1];1;POWER([$'ba'.AE13];2)-POWER([$'bb'.AE13];2)+[$'axi'.AE$1];0;[.AE13];2;0);[.AE13])" office:value-type="float" office:value="0">
            <text:p>0</text:p>
          </table:table-cell>
          <table:table-cell table:style-name="ACE-6" table:formula="of:=IF([$'abs'.AF13]&lt;2;COM.MICROSOFT.SWITCH([$'switches'.$A$1];1;POWER([$'ba'.AF13];2)-POWER([$'bb'.AF13];2)+[$'axi'.AF$1];0;[.AF13];2;0);[.AF13])" office:value-type="float" office:value="0">
            <text:p>0</text:p>
          </table:table-cell>
          <table:table-cell table:style-name="ACE-6" table:formula="of:=IF([$'abs'.AG13]&lt;2;COM.MICROSOFT.SWITCH([$'switches'.$A$1];1;POWER([$'ba'.AG13];2)-POWER([$'bb'.AG13];2)+[$'axi'.AG$1];0;[.AG13];2;0);[.AG13])" office:value-type="float" office:value="0">
            <text:p>0</text:p>
          </table:table-cell>
          <table:table-cell table:style-name="ACE-6" table:formula="of:=IF([$'abs'.AH13]&lt;2;COM.MICROSOFT.SWITCH([$'switches'.$A$1];1;POWER([$'ba'.AH13];2)-POWER([$'bb'.AH13];2)+[$'axi'.AH$1];0;[.AH13];2;0);[.AH13])" office:value-type="float" office:value="0">
            <text:p>0</text:p>
          </table:table-cell>
          <table:table-cell table:style-name="ACE-6" table:formula="of:=IF([$'abs'.AI13]&lt;2;COM.MICROSOFT.SWITCH([$'switches'.$A$1];1;POWER([$'ba'.AI13];2)-POWER([$'bb'.AI13];2)+[$'axi'.AI$1];0;[.AI13];2;0);[.AI13])" office:value-type="float" office:value="0">
            <text:p>0</text:p>
          </table:table-cell>
          <table:table-cell table:style-name="ACE-6" table:formula="of:=IF([$'abs'.AJ13]&lt;2;COM.MICROSOFT.SWITCH([$'switches'.$A$1];1;POWER([$'ba'.AJ13];2)-POWER([$'bb'.AJ13];2)+[$'axi'.AJ$1];0;[.AJ13];2;0);[.AJ13])" office:value-type="float" office:value="0">
            <text:p>0</text:p>
          </table:table-cell>
          <table:table-cell table:style-name="ACE-6" table:formula="of:=IF([$'abs'.AK13]&lt;2;COM.MICROSOFT.SWITCH([$'switches'.$A$1];1;POWER([$'ba'.AK13];2)-POWER([$'bb'.AK13];2)+[$'axi'.AK$1];0;[.AK13];2;0);[.AK13])" office:value-type="float" office:value="0">
            <text:p>0</text:p>
          </table:table-cell>
          <table:table-cell table:style-name="ACE-6" table:formula="of:=IF([$'abs'.AL13]&lt;2;COM.MICROSOFT.SWITCH([$'switches'.$A$1];1;POWER([$'ba'.AL13];2)-POWER([$'bb'.AL13];2)+[$'axi'.AL$1];0;[.AL13];2;0);[.AL13])" office:value-type="float" office:value="0">
            <text:p>0</text:p>
          </table:table-cell>
          <table:table-cell table:style-name="ACE-6" table:formula="of:=IF([$'abs'.AM13]&lt;2;COM.MICROSOFT.SWITCH([$'switches'.$A$1];1;POWER([$'ba'.AM13];2)-POWER([$'bb'.AM13];2)+[$'axi'.AM$1];0;[.AM13];2;0);[.AM13])" office:value-type="float" office:value="0">
            <text:p>0</text:p>
          </table:table-cell>
          <table:table-cell table:style-name="ACE-6" table:formula="of:=IF([$'abs'.AN13]&lt;2;COM.MICROSOFT.SWITCH([$'switches'.$A$1];1;POWER([$'ba'.AN13];2)-POWER([$'bb'.AN13];2)+[$'axi'.AN$1];0;[.AN13];2;0);[.AN13])" office:value-type="float" office:value="0">
            <text:p>0</text:p>
          </table:table-cell>
          <table:table-cell table:style-name="ACE-6" table:formula="of:=IF([$'abs'.AO13]&lt;2;COM.MICROSOFT.SWITCH([$'switches'.$A$1];1;POWER([$'ba'.AO13];2)-POWER([$'bb'.AO13];2)+[$'axi'.AO$1];0;[.AO13];2;0);[.AO13])" office:value-type="float" office:value="0">
            <text:p>0</text:p>
          </table:table-cell>
          <table:table-cell table:style-name="ACE-6" table:formula="of:=IF([$'abs'.AP13]&lt;2;COM.MICROSOFT.SWITCH([$'switches'.$A$1];1;POWER([$'ba'.AP13];2)-POWER([$'bb'.AP13];2)+[$'axi'.AP$1];0;[.AP13];2;0);[.AP13])" office:value-type="float" office:value="0">
            <text:p>0</text:p>
          </table:table-cell>
          <table:table-cell table:style-name="ACE-6" table:formula="of:=IF([$'abs'.AQ13]&lt;2;COM.MICROSOFT.SWITCH([$'switches'.$A$1];1;POWER([$'ba'.AQ13];2)-POWER([$'bb'.AQ13];2)+[$'axi'.AQ$1];0;[.AQ13];2;0);[.AQ13])" office:value-type="float" office:value="0">
            <text:p>0</text:p>
          </table:table-cell>
          <table:table-cell table:style-name="ACE-6" table:formula="of:=IF([$'abs'.AR13]&lt;2;COM.MICROSOFT.SWITCH([$'switches'.$A$1];1;POWER([$'ba'.AR13];2)-POWER([$'bb'.AR13];2)+[$'axi'.AR$1];0;[.AR13];2;0);[.AR13])" office:value-type="float" office:value="0">
            <text:p>0</text:p>
          </table:table-cell>
          <table:table-cell table:style-name="ACE-6" table:formula="of:=IF([$'abs'.AS13]&lt;2;COM.MICROSOFT.SWITCH([$'switches'.$A$1];1;POWER([$'ba'.AS13];2)-POWER([$'bb'.AS13];2)+[$'axi'.AS$1];0;[.AS13];2;0);[.AS13])" office:value-type="float" office:value="0">
            <text:p>0</text:p>
          </table:table-cell>
          <table:table-cell table:style-name="ACE-6" table:formula="of:=IF([$'abs'.AT13]&lt;2;COM.MICROSOFT.SWITCH([$'switches'.$A$1];1;POWER([$'ba'.AT13];2)-POWER([$'bb'.AT13];2)+[$'axi'.AT$1];0;[.AT13];2;0);[.AT13])" office:value-type="float" office:value="0">
            <text:p>0</text:p>
          </table:table-cell>
          <table:table-cell table:style-name="ACE-6" table:formula="of:=IF([$'abs'.AU13]&lt;2;COM.MICROSOFT.SWITCH([$'switches'.$A$1];1;POWER([$'ba'.AU13];2)-POWER([$'bb'.AU13];2)+[$'axi'.AU$1];0;[.AU13];2;0);[.AU13])" office:value-type="float" office:value="0">
            <text:p>0</text:p>
          </table:table-cell>
          <table:table-cell table:style-name="ACE-6" table:formula="of:=IF([$'abs'.AV13]&lt;2;COM.MICROSOFT.SWITCH([$'switches'.$A$1];1;POWER([$'ba'.AV13];2)-POWER([$'bb'.AV13];2)+[$'axi'.AV$1];0;[.AV13];2;0);[.AV13])" office:value-type="float" office:value="0">
            <text:p>0</text:p>
          </table:table-cell>
          <table:table-cell table:style-name="ACE-6" table:formula="of:=IF([$'abs'.AW13]&lt;2;COM.MICROSOFT.SWITCH([$'switches'.$A$1];1;POWER([$'ba'.AW13];2)-POWER([$'bb'.AW13];2)+[$'axi'.AW$1];0;[.AW13];2;0);[.AW13])" office:value-type="float" office:value="0">
            <text:p>0</text:p>
          </table:table-cell>
          <table:table-cell table:style-name="ACE-6" table:formula="of:=IF([$'abs'.AX13]&lt;2;COM.MICROSOFT.SWITCH([$'switches'.$A$1];1;POWER([$'ba'.AX13];2)-POWER([$'bb'.AX13];2)+[$'axi'.AX$1];0;[.AX13];2;0);[.AX13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4]&lt;2;COM.MICROSOFT.SWITCH([$'switches'.$A$1];1;POWER([$'ba'.B14];2)-POWER([$'bb'.B14];2)+[$'axi'.B$1];0;[.B14];2;0);[.B14])" office:value-type="float" office:value="0">
            <text:p>0</text:p>
          </table:table-cell>
          <table:table-cell table:style-name="ACE-6" table:formula="of:=IF([$'abs'.C14]&lt;2;COM.MICROSOFT.SWITCH([$'switches'.$A$1];1;POWER([$'ba'.C14];2)-POWER([$'bb'.C14];2)+[$'axi'.C$1];0;[.C14];2;0);[.C14])" office:value-type="float" office:value="0">
            <text:p>0</text:p>
          </table:table-cell>
          <table:table-cell table:style-name="ACE-6" table:formula="of:=IF([$'abs'.D14]&lt;2;COM.MICROSOFT.SWITCH([$'switches'.$A$1];1;POWER([$'ba'.D14];2)-POWER([$'bb'.D14];2)+[$'axi'.D$1];0;[.D14];2;0);[.D14])" office:value-type="float" office:value="0">
            <text:p>0</text:p>
          </table:table-cell>
          <table:table-cell table:style-name="ACE-6" table:formula="of:=IF([$'abs'.E14]&lt;2;COM.MICROSOFT.SWITCH([$'switches'.$A$1];1;POWER([$'ba'.E14];2)-POWER([$'bb'.E14];2)+[$'axi'.E$1];0;[.E14];2;0);[.E14])" office:value-type="float" office:value="0">
            <text:p>0</text:p>
          </table:table-cell>
          <table:table-cell table:style-name="ACE-6" table:formula="of:=IF([$'abs'.F14]&lt;2;COM.MICROSOFT.SWITCH([$'switches'.$A$1];1;POWER([$'ba'.F14];2)-POWER([$'bb'.F14];2)+[$'axi'.F$1];0;[.F14];2;0);[.F14])" office:value-type="float" office:value="0">
            <text:p>0</text:p>
          </table:table-cell>
          <table:table-cell table:style-name="ACE-6" table:formula="of:=IF([$'abs'.G14]&lt;2;COM.MICROSOFT.SWITCH([$'switches'.$A$1];1;POWER([$'ba'.G14];2)-POWER([$'bb'.G14];2)+[$'axi'.G$1];0;[.G14];2;0);[.G14])" office:value-type="float" office:value="0">
            <text:p>0</text:p>
          </table:table-cell>
          <table:table-cell table:style-name="ACE-6" table:formula="of:=IF([$'abs'.H14]&lt;2;COM.MICROSOFT.SWITCH([$'switches'.$A$1];1;POWER([$'ba'.H14];2)-POWER([$'bb'.H14];2)+[$'axi'.H$1];0;[.H14];2;0);[.H14])" office:value-type="float" office:value="0">
            <text:p>0</text:p>
          </table:table-cell>
          <table:table-cell table:style-name="ACE-6" table:formula="of:=IF([$'abs'.I14]&lt;2;COM.MICROSOFT.SWITCH([$'switches'.$A$1];1;POWER([$'ba'.I14];2)-POWER([$'bb'.I14];2)+[$'axi'.I$1];0;[.I14];2;0);[.I14])" office:value-type="float" office:value="0">
            <text:p>0</text:p>
          </table:table-cell>
          <table:table-cell table:style-name="ACE-6" table:formula="of:=IF([$'abs'.J14]&lt;2;COM.MICROSOFT.SWITCH([$'switches'.$A$1];1;POWER([$'ba'.J14];2)-POWER([$'bb'.J14];2)+[$'axi'.J$1];0;[.J14];2;0);[.J14])" office:value-type="float" office:value="0">
            <text:p>0</text:p>
          </table:table-cell>
          <table:table-cell table:style-name="ACE-6" table:formula="of:=IF([$'abs'.K14]&lt;2;COM.MICROSOFT.SWITCH([$'switches'.$A$1];1;POWER([$'ba'.K14];2)-POWER([$'bb'.K14];2)+[$'axi'.K$1];0;[.K14];2;0);[.K14])" office:value-type="float" office:value="0">
            <text:p>0</text:p>
          </table:table-cell>
          <table:table-cell table:style-name="ACE-6" table:formula="of:=IF([$'abs'.L14]&lt;2;COM.MICROSOFT.SWITCH([$'switches'.$A$1];1;POWER([$'ba'.L14];2)-POWER([$'bb'.L14];2)+[$'axi'.L$1];0;[.L14];2;0);[.L14])" office:value-type="float" office:value="0">
            <text:p>0</text:p>
          </table:table-cell>
          <table:table-cell table:style-name="ACE-6" table:formula="of:=IF([$'abs'.M14]&lt;2;COM.MICROSOFT.SWITCH([$'switches'.$A$1];1;POWER([$'ba'.M14];2)-POWER([$'bb'.M14];2)+[$'axi'.M$1];0;[.M14];2;0);[.M14])" office:value-type="float" office:value="0">
            <text:p>0</text:p>
          </table:table-cell>
          <table:table-cell table:style-name="ACE-6" table:formula="of:=IF([$'abs'.N14]&lt;2;COM.MICROSOFT.SWITCH([$'switches'.$A$1];1;POWER([$'ba'.N14];2)-POWER([$'bb'.N14];2)+[$'axi'.N$1];0;[.N14];2;0);[.N14])" office:value-type="float" office:value="0">
            <text:p>0</text:p>
          </table:table-cell>
          <table:table-cell table:style-name="ACE-6" table:formula="of:=IF([$'abs'.O14]&lt;2;COM.MICROSOFT.SWITCH([$'switches'.$A$1];1;POWER([$'ba'.O14];2)-POWER([$'bb'.O14];2)+[$'axi'.O$1];0;[.O14];2;0);[.O14])" office:value-type="float" office:value="0">
            <text:p>0</text:p>
          </table:table-cell>
          <table:table-cell table:style-name="ACE-6" table:formula="of:=IF([$'abs'.P14]&lt;2;COM.MICROSOFT.SWITCH([$'switches'.$A$1];1;POWER([$'ba'.P14];2)-POWER([$'bb'.P14];2)+[$'axi'.P$1];0;[.P14];2;0);[.P14])" office:value-type="float" office:value="0">
            <text:p>0</text:p>
          </table:table-cell>
          <table:table-cell table:style-name="ACE-6" table:formula="of:=IF([$'abs'.Q14]&lt;2;COM.MICROSOFT.SWITCH([$'switches'.$A$1];1;POWER([$'ba'.Q14];2)-POWER([$'bb'.Q14];2)+[$'axi'.Q$1];0;[.Q14];2;0);[.Q14])" office:value-type="float" office:value="0">
            <text:p>0</text:p>
          </table:table-cell>
          <table:table-cell table:style-name="ACE-6" table:formula="of:=IF([$'abs'.R14]&lt;2;COM.MICROSOFT.SWITCH([$'switches'.$A$1];1;POWER([$'ba'.R14];2)-POWER([$'bb'.R14];2)+[$'axi'.R$1];0;[.R14];2;0);[.R14])" office:value-type="float" office:value="0">
            <text:p>0</text:p>
          </table:table-cell>
          <table:table-cell table:style-name="ACE-6" table:formula="of:=IF([$'abs'.S14]&lt;2;COM.MICROSOFT.SWITCH([$'switches'.$A$1];1;POWER([$'ba'.S14];2)-POWER([$'bb'.S14];2)+[$'axi'.S$1];0;[.S14];2;0);[.S14])" office:value-type="float" office:value="0">
            <text:p>0</text:p>
          </table:table-cell>
          <table:table-cell table:style-name="ACE-6" table:formula="of:=IF([$'abs'.T14]&lt;2;COM.MICROSOFT.SWITCH([$'switches'.$A$1];1;POWER([$'ba'.T14];2)-POWER([$'bb'.T14];2)+[$'axi'.T$1];0;[.T14];2;0);[.T14])" office:value-type="float" office:value="0">
            <text:p>0</text:p>
          </table:table-cell>
          <table:table-cell table:style-name="ACE-6" table:formula="of:=IF([$'abs'.U14]&lt;2;COM.MICROSOFT.SWITCH([$'switches'.$A$1];1;POWER([$'ba'.U14];2)-POWER([$'bb'.U14];2)+[$'axi'.U$1];0;[.U14];2;0);[.U14])" office:value-type="float" office:value="0">
            <text:p>0</text:p>
          </table:table-cell>
          <table:table-cell table:style-name="ACE-6" table:formula="of:=IF([$'abs'.V14]&lt;2;COM.MICROSOFT.SWITCH([$'switches'.$A$1];1;POWER([$'ba'.V14];2)-POWER([$'bb'.V14];2)+[$'axi'.V$1];0;[.V14];2;0);[.V14])" office:value-type="float" office:value="0">
            <text:p>0</text:p>
          </table:table-cell>
          <table:table-cell table:style-name="ACE-6" table:formula="of:=IF([$'abs'.W14]&lt;2;COM.MICROSOFT.SWITCH([$'switches'.$A$1];1;POWER([$'ba'.W14];2)-POWER([$'bb'.W14];2)+[$'axi'.W$1];0;[.W14];2;0);[.W14])" office:value-type="float" office:value="0">
            <text:p>0</text:p>
          </table:table-cell>
          <table:table-cell table:style-name="ACE-6" table:formula="of:=IF([$'abs'.X14]&lt;2;COM.MICROSOFT.SWITCH([$'switches'.$A$1];1;POWER([$'ba'.X14];2)-POWER([$'bb'.X14];2)+[$'axi'.X$1];0;[.X14];2;0);[.X14])" office:value-type="float" office:value="0">
            <text:p>0</text:p>
          </table:table-cell>
          <table:table-cell table:style-name="ACE-6" table:formula="of:=IF([$'abs'.Y14]&lt;2;COM.MICROSOFT.SWITCH([$'switches'.$A$1];1;POWER([$'ba'.Y14];2)-POWER([$'bb'.Y14];2)+[$'axi'.Y$1];0;[.Y14];2;0);[.Y14])" office:value-type="float" office:value="0">
            <text:p>0</text:p>
          </table:table-cell>
          <table:table-cell table:style-name="ACE-6" table:formula="of:=IF([$'abs'.Z14]&lt;2;COM.MICROSOFT.SWITCH([$'switches'.$A$1];1;POWER([$'ba'.Z14];2)-POWER([$'bb'.Z14];2)+[$'axi'.Z$1];0;[.Z14];2;0);[.Z14])" office:value-type="float" office:value="0">
            <text:p>0</text:p>
          </table:table-cell>
          <table:table-cell table:style-name="ACE-6" table:formula="of:=IF([$'abs'.AA14]&lt;2;COM.MICROSOFT.SWITCH([$'switches'.$A$1];1;POWER([$'ba'.AA14];2)-POWER([$'bb'.AA14];2)+[$'axi'.AA$1];0;[.AA14];2;0);[.AA14])" office:value-type="float" office:value="0">
            <text:p>0</text:p>
          </table:table-cell>
          <table:table-cell table:style-name="ACE-6" table:formula="of:=IF([$'abs'.AB14]&lt;2;COM.MICROSOFT.SWITCH([$'switches'.$A$1];1;POWER([$'ba'.AB14];2)-POWER([$'bb'.AB14];2)+[$'axi'.AB$1];0;[.AB14];2;0);[.AB14])" office:value-type="float" office:value="0">
            <text:p>0</text:p>
          </table:table-cell>
          <table:table-cell table:style-name="ACE-6" table:formula="of:=IF([$'abs'.AC14]&lt;2;COM.MICROSOFT.SWITCH([$'switches'.$A$1];1;POWER([$'ba'.AC14];2)-POWER([$'bb'.AC14];2)+[$'axi'.AC$1];0;[.AC14];2;0);[.AC14])" office:value-type="float" office:value="0">
            <text:p>0</text:p>
          </table:table-cell>
          <table:table-cell table:style-name="ACE-6" table:formula="of:=IF([$'abs'.AD14]&lt;2;COM.MICROSOFT.SWITCH([$'switches'.$A$1];1;POWER([$'ba'.AD14];2)-POWER([$'bb'.AD14];2)+[$'axi'.AD$1];0;[.AD14];2;0);[.AD14])" office:value-type="float" office:value="0">
            <text:p>0</text:p>
          </table:table-cell>
          <table:table-cell table:style-name="ACE-6" table:formula="of:=IF([$'abs'.AE14]&lt;2;COM.MICROSOFT.SWITCH([$'switches'.$A$1];1;POWER([$'ba'.AE14];2)-POWER([$'bb'.AE14];2)+[$'axi'.AE$1];0;[.AE14];2;0);[.AE14])" office:value-type="float" office:value="0">
            <text:p>0</text:p>
          </table:table-cell>
          <table:table-cell table:style-name="ACE-6" table:formula="of:=IF([$'abs'.AF14]&lt;2;COM.MICROSOFT.SWITCH([$'switches'.$A$1];1;POWER([$'ba'.AF14];2)-POWER([$'bb'.AF14];2)+[$'axi'.AF$1];0;[.AF14];2;0);[.AF14])" office:value-type="float" office:value="0">
            <text:p>0</text:p>
          </table:table-cell>
          <table:table-cell table:style-name="ACE-6" table:formula="of:=IF([$'abs'.AG14]&lt;2;COM.MICROSOFT.SWITCH([$'switches'.$A$1];1;POWER([$'ba'.AG14];2)-POWER([$'bb'.AG14];2)+[$'axi'.AG$1];0;[.AG14];2;0);[.AG14])" office:value-type="float" office:value="0">
            <text:p>0</text:p>
          </table:table-cell>
          <table:table-cell table:style-name="ACE-6" table:formula="of:=IF([$'abs'.AH14]&lt;2;COM.MICROSOFT.SWITCH([$'switches'.$A$1];1;POWER([$'ba'.AH14];2)-POWER([$'bb'.AH14];2)+[$'axi'.AH$1];0;[.AH14];2;0);[.AH14])" office:value-type="float" office:value="0">
            <text:p>0</text:p>
          </table:table-cell>
          <table:table-cell table:style-name="ACE-6" table:formula="of:=IF([$'abs'.AI14]&lt;2;COM.MICROSOFT.SWITCH([$'switches'.$A$1];1;POWER([$'ba'.AI14];2)-POWER([$'bb'.AI14];2)+[$'axi'.AI$1];0;[.AI14];2;0);[.AI14])" office:value-type="float" office:value="0">
            <text:p>0</text:p>
          </table:table-cell>
          <table:table-cell table:style-name="ACE-6" table:formula="of:=IF([$'abs'.AJ14]&lt;2;COM.MICROSOFT.SWITCH([$'switches'.$A$1];1;POWER([$'ba'.AJ14];2)-POWER([$'bb'.AJ14];2)+[$'axi'.AJ$1];0;[.AJ14];2;0);[.AJ14])" office:value-type="float" office:value="0">
            <text:p>0</text:p>
          </table:table-cell>
          <table:table-cell table:style-name="ACE-6" table:formula="of:=IF([$'abs'.AK14]&lt;2;COM.MICROSOFT.SWITCH([$'switches'.$A$1];1;POWER([$'ba'.AK14];2)-POWER([$'bb'.AK14];2)+[$'axi'.AK$1];0;[.AK14];2;0);[.AK14])" office:value-type="float" office:value="0">
            <text:p>0</text:p>
          </table:table-cell>
          <table:table-cell table:style-name="ACE-6" table:formula="of:=IF([$'abs'.AL14]&lt;2;COM.MICROSOFT.SWITCH([$'switches'.$A$1];1;POWER([$'ba'.AL14];2)-POWER([$'bb'.AL14];2)+[$'axi'.AL$1];0;[.AL14];2;0);[.AL14])" office:value-type="float" office:value="0">
            <text:p>0</text:p>
          </table:table-cell>
          <table:table-cell table:style-name="ACE-6" table:formula="of:=IF([$'abs'.AM14]&lt;2;COM.MICROSOFT.SWITCH([$'switches'.$A$1];1;POWER([$'ba'.AM14];2)-POWER([$'bb'.AM14];2)+[$'axi'.AM$1];0;[.AM14];2;0);[.AM14])" office:value-type="float" office:value="0">
            <text:p>0</text:p>
          </table:table-cell>
          <table:table-cell table:style-name="ACE-6" table:formula="of:=IF([$'abs'.AN14]&lt;2;COM.MICROSOFT.SWITCH([$'switches'.$A$1];1;POWER([$'ba'.AN14];2)-POWER([$'bb'.AN14];2)+[$'axi'.AN$1];0;[.AN14];2;0);[.AN14])" office:value-type="float" office:value="0">
            <text:p>0</text:p>
          </table:table-cell>
          <table:table-cell table:style-name="ACE-6" table:formula="of:=IF([$'abs'.AO14]&lt;2;COM.MICROSOFT.SWITCH([$'switches'.$A$1];1;POWER([$'ba'.AO14];2)-POWER([$'bb'.AO14];2)+[$'axi'.AO$1];0;[.AO14];2;0);[.AO14])" office:value-type="float" office:value="0">
            <text:p>0</text:p>
          </table:table-cell>
          <table:table-cell table:style-name="ACE-6" table:formula="of:=IF([$'abs'.AP14]&lt;2;COM.MICROSOFT.SWITCH([$'switches'.$A$1];1;POWER([$'ba'.AP14];2)-POWER([$'bb'.AP14];2)+[$'axi'.AP$1];0;[.AP14];2;0);[.AP14])" office:value-type="float" office:value="0">
            <text:p>0</text:p>
          </table:table-cell>
          <table:table-cell table:style-name="ACE-6" table:formula="of:=IF([$'abs'.AQ14]&lt;2;COM.MICROSOFT.SWITCH([$'switches'.$A$1];1;POWER([$'ba'.AQ14];2)-POWER([$'bb'.AQ14];2)+[$'axi'.AQ$1];0;[.AQ14];2;0);[.AQ14])" office:value-type="float" office:value="0">
            <text:p>0</text:p>
          </table:table-cell>
          <table:table-cell table:style-name="ACE-6" table:formula="of:=IF([$'abs'.AR14]&lt;2;COM.MICROSOFT.SWITCH([$'switches'.$A$1];1;POWER([$'ba'.AR14];2)-POWER([$'bb'.AR14];2)+[$'axi'.AR$1];0;[.AR14];2;0);[.AR14])" office:value-type="float" office:value="0">
            <text:p>0</text:p>
          </table:table-cell>
          <table:table-cell table:style-name="ACE-6" table:formula="of:=IF([$'abs'.AS14]&lt;2;COM.MICROSOFT.SWITCH([$'switches'.$A$1];1;POWER([$'ba'.AS14];2)-POWER([$'bb'.AS14];2)+[$'axi'.AS$1];0;[.AS14];2;0);[.AS14])" office:value-type="float" office:value="0">
            <text:p>0</text:p>
          </table:table-cell>
          <table:table-cell table:style-name="ACE-6" table:formula="of:=IF([$'abs'.AT14]&lt;2;COM.MICROSOFT.SWITCH([$'switches'.$A$1];1;POWER([$'ba'.AT14];2)-POWER([$'bb'.AT14];2)+[$'axi'.AT$1];0;[.AT14];2;0);[.AT14])" office:value-type="float" office:value="0">
            <text:p>0</text:p>
          </table:table-cell>
          <table:table-cell table:style-name="ACE-6" table:formula="of:=IF([$'abs'.AU14]&lt;2;COM.MICROSOFT.SWITCH([$'switches'.$A$1];1;POWER([$'ba'.AU14];2)-POWER([$'bb'.AU14];2)+[$'axi'.AU$1];0;[.AU14];2;0);[.AU14])" office:value-type="float" office:value="0">
            <text:p>0</text:p>
          </table:table-cell>
          <table:table-cell table:style-name="ACE-6" table:formula="of:=IF([$'abs'.AV14]&lt;2;COM.MICROSOFT.SWITCH([$'switches'.$A$1];1;POWER([$'ba'.AV14];2)-POWER([$'bb'.AV14];2)+[$'axi'.AV$1];0;[.AV14];2;0);[.AV14])" office:value-type="float" office:value="0">
            <text:p>0</text:p>
          </table:table-cell>
          <table:table-cell table:style-name="ACE-6" table:formula="of:=IF([$'abs'.AW14]&lt;2;COM.MICROSOFT.SWITCH([$'switches'.$A$1];1;POWER([$'ba'.AW14];2)-POWER([$'bb'.AW14];2)+[$'axi'.AW$1];0;[.AW14];2;0);[.AW14])" office:value-type="float" office:value="0">
            <text:p>0</text:p>
          </table:table-cell>
          <table:table-cell table:style-name="ACE-6" table:formula="of:=IF([$'abs'.AX14]&lt;2;COM.MICROSOFT.SWITCH([$'switches'.$A$1];1;POWER([$'ba'.AX14];2)-POWER([$'bb'.AX14];2)+[$'axi'.AX$1];0;[.AX14];2;0);[.AX14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5]&lt;2;COM.MICROSOFT.SWITCH([$'switches'.$A$1];1;POWER([$'ba'.B15];2)-POWER([$'bb'.B15];2)+[$'axi'.B$1];0;[.B15];2;0);[.B15])" office:value-type="float" office:value="0">
            <text:p>0</text:p>
          </table:table-cell>
          <table:table-cell table:style-name="ACE-6" table:formula="of:=IF([$'abs'.C15]&lt;2;COM.MICROSOFT.SWITCH([$'switches'.$A$1];1;POWER([$'ba'.C15];2)-POWER([$'bb'.C15];2)+[$'axi'.C$1];0;[.C15];2;0);[.C15])" office:value-type="float" office:value="0">
            <text:p>0</text:p>
          </table:table-cell>
          <table:table-cell table:style-name="ACE-6" table:formula="of:=IF([$'abs'.D15]&lt;2;COM.MICROSOFT.SWITCH([$'switches'.$A$1];1;POWER([$'ba'.D15];2)-POWER([$'bb'.D15];2)+[$'axi'.D$1];0;[.D15];2;0);[.D15])" office:value-type="float" office:value="0">
            <text:p>0</text:p>
          </table:table-cell>
          <table:table-cell table:style-name="ACE-6" table:formula="of:=IF([$'abs'.E15]&lt;2;COM.MICROSOFT.SWITCH([$'switches'.$A$1];1;POWER([$'ba'.E15];2)-POWER([$'bb'.E15];2)+[$'axi'.E$1];0;[.E15];2;0);[.E15])" office:value-type="float" office:value="0">
            <text:p>0</text:p>
          </table:table-cell>
          <table:table-cell table:style-name="ACE-6" table:formula="of:=IF([$'abs'.F15]&lt;2;COM.MICROSOFT.SWITCH([$'switches'.$A$1];1;POWER([$'ba'.F15];2)-POWER([$'bb'.F15];2)+[$'axi'.F$1];0;[.F15];2;0);[.F15])" office:value-type="float" office:value="0">
            <text:p>0</text:p>
          </table:table-cell>
          <table:table-cell table:style-name="ACE-6" table:formula="of:=IF([$'abs'.G15]&lt;2;COM.MICROSOFT.SWITCH([$'switches'.$A$1];1;POWER([$'ba'.G15];2)-POWER([$'bb'.G15];2)+[$'axi'.G$1];0;[.G15];2;0);[.G15])" office:value-type="float" office:value="0">
            <text:p>0</text:p>
          </table:table-cell>
          <table:table-cell table:style-name="ACE-6" table:formula="of:=IF([$'abs'.H15]&lt;2;COM.MICROSOFT.SWITCH([$'switches'.$A$1];1;POWER([$'ba'.H15];2)-POWER([$'bb'.H15];2)+[$'axi'.H$1];0;[.H15];2;0);[.H15])" office:value-type="float" office:value="0">
            <text:p>0</text:p>
          </table:table-cell>
          <table:table-cell table:style-name="ACE-6" table:formula="of:=IF([$'abs'.I15]&lt;2;COM.MICROSOFT.SWITCH([$'switches'.$A$1];1;POWER([$'ba'.I15];2)-POWER([$'bb'.I15];2)+[$'axi'.I$1];0;[.I15];2;0);[.I15])" office:value-type="float" office:value="0">
            <text:p>0</text:p>
          </table:table-cell>
          <table:table-cell table:style-name="ACE-6" table:formula="of:=IF([$'abs'.J15]&lt;2;COM.MICROSOFT.SWITCH([$'switches'.$A$1];1;POWER([$'ba'.J15];2)-POWER([$'bb'.J15];2)+[$'axi'.J$1];0;[.J15];2;0);[.J15])" office:value-type="float" office:value="0">
            <text:p>0</text:p>
          </table:table-cell>
          <table:table-cell table:style-name="ACE-6" table:formula="of:=IF([$'abs'.K15]&lt;2;COM.MICROSOFT.SWITCH([$'switches'.$A$1];1;POWER([$'ba'.K15];2)-POWER([$'bb'.K15];2)+[$'axi'.K$1];0;[.K15];2;0);[.K15])" office:value-type="float" office:value="0">
            <text:p>0</text:p>
          </table:table-cell>
          <table:table-cell table:style-name="ACE-6" table:formula="of:=IF([$'abs'.L15]&lt;2;COM.MICROSOFT.SWITCH([$'switches'.$A$1];1;POWER([$'ba'.L15];2)-POWER([$'bb'.L15];2)+[$'axi'.L$1];0;[.L15];2;0);[.L15])" office:value-type="float" office:value="0">
            <text:p>0</text:p>
          </table:table-cell>
          <table:table-cell table:style-name="ACE-6" table:formula="of:=IF([$'abs'.M15]&lt;2;COM.MICROSOFT.SWITCH([$'switches'.$A$1];1;POWER([$'ba'.M15];2)-POWER([$'bb'.M15];2)+[$'axi'.M$1];0;[.M15];2;0);[.M15])" office:value-type="float" office:value="0">
            <text:p>0</text:p>
          </table:table-cell>
          <table:table-cell table:style-name="ACE-6" table:formula="of:=IF([$'abs'.N15]&lt;2;COM.MICROSOFT.SWITCH([$'switches'.$A$1];1;POWER([$'ba'.N15];2)-POWER([$'bb'.N15];2)+[$'axi'.N$1];0;[.N15];2;0);[.N15])" office:value-type="float" office:value="0">
            <text:p>0</text:p>
          </table:table-cell>
          <table:table-cell table:style-name="ACE-6" table:formula="of:=IF([$'abs'.O15]&lt;2;COM.MICROSOFT.SWITCH([$'switches'.$A$1];1;POWER([$'ba'.O15];2)-POWER([$'bb'.O15];2)+[$'axi'.O$1];0;[.O15];2;0);[.O15])" office:value-type="float" office:value="0">
            <text:p>0</text:p>
          </table:table-cell>
          <table:table-cell table:style-name="ACE-6" table:formula="of:=IF([$'abs'.P15]&lt;2;COM.MICROSOFT.SWITCH([$'switches'.$A$1];1;POWER([$'ba'.P15];2)-POWER([$'bb'.P15];2)+[$'axi'.P$1];0;[.P15];2;0);[.P15])" office:value-type="float" office:value="0">
            <text:p>0</text:p>
          </table:table-cell>
          <table:table-cell table:style-name="ACE-6" table:formula="of:=IF([$'abs'.Q15]&lt;2;COM.MICROSOFT.SWITCH([$'switches'.$A$1];1;POWER([$'ba'.Q15];2)-POWER([$'bb'.Q15];2)+[$'axi'.Q$1];0;[.Q15];2;0);[.Q15])" office:value-type="float" office:value="0">
            <text:p>0</text:p>
          </table:table-cell>
          <table:table-cell table:style-name="ACE-6" table:formula="of:=IF([$'abs'.R15]&lt;2;COM.MICROSOFT.SWITCH([$'switches'.$A$1];1;POWER([$'ba'.R15];2)-POWER([$'bb'.R15];2)+[$'axi'.R$1];0;[.R15];2;0);[.R15])" office:value-type="float" office:value="0">
            <text:p>0</text:p>
          </table:table-cell>
          <table:table-cell table:style-name="ACE-6" table:formula="of:=IF([$'abs'.S15]&lt;2;COM.MICROSOFT.SWITCH([$'switches'.$A$1];1;POWER([$'ba'.S15];2)-POWER([$'bb'.S15];2)+[$'axi'.S$1];0;[.S15];2;0);[.S15])" office:value-type="float" office:value="0">
            <text:p>0</text:p>
          </table:table-cell>
          <table:table-cell table:style-name="ACE-6" table:formula="of:=IF([$'abs'.T15]&lt;2;COM.MICROSOFT.SWITCH([$'switches'.$A$1];1;POWER([$'ba'.T15];2)-POWER([$'bb'.T15];2)+[$'axi'.T$1];0;[.T15];2;0);[.T15])" office:value-type="float" office:value="0">
            <text:p>0</text:p>
          </table:table-cell>
          <table:table-cell table:style-name="ACE-6" table:formula="of:=IF([$'abs'.U15]&lt;2;COM.MICROSOFT.SWITCH([$'switches'.$A$1];1;POWER([$'ba'.U15];2)-POWER([$'bb'.U15];2)+[$'axi'.U$1];0;[.U15];2;0);[.U15])" office:value-type="float" office:value="0">
            <text:p>0</text:p>
          </table:table-cell>
          <table:table-cell table:style-name="ACE-6" table:formula="of:=IF([$'abs'.V15]&lt;2;COM.MICROSOFT.SWITCH([$'switches'.$A$1];1;POWER([$'ba'.V15];2)-POWER([$'bb'.V15];2)+[$'axi'.V$1];0;[.V15];2;0);[.V15])" office:value-type="float" office:value="0">
            <text:p>0</text:p>
          </table:table-cell>
          <table:table-cell table:style-name="ACE-6" table:formula="of:=IF([$'abs'.W15]&lt;2;COM.MICROSOFT.SWITCH([$'switches'.$A$1];1;POWER([$'ba'.W15];2)-POWER([$'bb'.W15];2)+[$'axi'.W$1];0;[.W15];2;0);[.W15])" office:value-type="float" office:value="0">
            <text:p>0</text:p>
          </table:table-cell>
          <table:table-cell table:style-name="ACE-6" table:formula="of:=IF([$'abs'.X15]&lt;2;COM.MICROSOFT.SWITCH([$'switches'.$A$1];1;POWER([$'ba'.X15];2)-POWER([$'bb'.X15];2)+[$'axi'.X$1];0;[.X15];2;0);[.X15])" office:value-type="float" office:value="0">
            <text:p>0</text:p>
          </table:table-cell>
          <table:table-cell table:style-name="ACE-6" table:formula="of:=IF([$'abs'.Y15]&lt;2;COM.MICROSOFT.SWITCH([$'switches'.$A$1];1;POWER([$'ba'.Y15];2)-POWER([$'bb'.Y15];2)+[$'axi'.Y$1];0;[.Y15];2;0);[.Y15])" office:value-type="float" office:value="0">
            <text:p>0</text:p>
          </table:table-cell>
          <table:table-cell table:style-name="ACE-6" table:formula="of:=IF([$'abs'.Z15]&lt;2;COM.MICROSOFT.SWITCH([$'switches'.$A$1];1;POWER([$'ba'.Z15];2)-POWER([$'bb'.Z15];2)+[$'axi'.Z$1];0;[.Z15];2;0);[.Z15])" office:value-type="float" office:value="0">
            <text:p>0</text:p>
          </table:table-cell>
          <table:table-cell table:style-name="ACE-6" table:formula="of:=IF([$'abs'.AA15]&lt;2;COM.MICROSOFT.SWITCH([$'switches'.$A$1];1;POWER([$'ba'.AA15];2)-POWER([$'bb'.AA15];2)+[$'axi'.AA$1];0;[.AA15];2;0);[.AA15])" office:value-type="float" office:value="0">
            <text:p>0</text:p>
          </table:table-cell>
          <table:table-cell table:style-name="ACE-6" table:formula="of:=IF([$'abs'.AB15]&lt;2;COM.MICROSOFT.SWITCH([$'switches'.$A$1];1;POWER([$'ba'.AB15];2)-POWER([$'bb'.AB15];2)+[$'axi'.AB$1];0;[.AB15];2;0);[.AB15])" office:value-type="float" office:value="0">
            <text:p>0</text:p>
          </table:table-cell>
          <table:table-cell table:style-name="ACE-6" table:formula="of:=IF([$'abs'.AC15]&lt;2;COM.MICROSOFT.SWITCH([$'switches'.$A$1];1;POWER([$'ba'.AC15];2)-POWER([$'bb'.AC15];2)+[$'axi'.AC$1];0;[.AC15];2;0);[.AC15])" office:value-type="float" office:value="0">
            <text:p>0</text:p>
          </table:table-cell>
          <table:table-cell table:style-name="ACE-6" table:formula="of:=IF([$'abs'.AD15]&lt;2;COM.MICROSOFT.SWITCH([$'switches'.$A$1];1;POWER([$'ba'.AD15];2)-POWER([$'bb'.AD15];2)+[$'axi'.AD$1];0;[.AD15];2;0);[.AD15])" office:value-type="float" office:value="0">
            <text:p>0</text:p>
          </table:table-cell>
          <table:table-cell table:style-name="ACE-6" table:formula="of:=IF([$'abs'.AE15]&lt;2;COM.MICROSOFT.SWITCH([$'switches'.$A$1];1;POWER([$'ba'.AE15];2)-POWER([$'bb'.AE15];2)+[$'axi'.AE$1];0;[.AE15];2;0);[.AE15])" office:value-type="float" office:value="0">
            <text:p>0</text:p>
          </table:table-cell>
          <table:table-cell table:style-name="ACE-6" table:formula="of:=IF([$'abs'.AF15]&lt;2;COM.MICROSOFT.SWITCH([$'switches'.$A$1];1;POWER([$'ba'.AF15];2)-POWER([$'bb'.AF15];2)+[$'axi'.AF$1];0;[.AF15];2;0);[.AF15])" office:value-type="float" office:value="0">
            <text:p>0</text:p>
          </table:table-cell>
          <table:table-cell table:style-name="ACE-6" table:formula="of:=IF([$'abs'.AG15]&lt;2;COM.MICROSOFT.SWITCH([$'switches'.$A$1];1;POWER([$'ba'.AG15];2)-POWER([$'bb'.AG15];2)+[$'axi'.AG$1];0;[.AG15];2;0);[.AG15])" office:value-type="float" office:value="0">
            <text:p>0</text:p>
          </table:table-cell>
          <table:table-cell table:style-name="ACE-6" table:formula="of:=IF([$'abs'.AH15]&lt;2;COM.MICROSOFT.SWITCH([$'switches'.$A$1];1;POWER([$'ba'.AH15];2)-POWER([$'bb'.AH15];2)+[$'axi'.AH$1];0;[.AH15];2;0);[.AH15])" office:value-type="float" office:value="0">
            <text:p>0</text:p>
          </table:table-cell>
          <table:table-cell table:style-name="ACE-6" table:formula="of:=IF([$'abs'.AI15]&lt;2;COM.MICROSOFT.SWITCH([$'switches'.$A$1];1;POWER([$'ba'.AI15];2)-POWER([$'bb'.AI15];2)+[$'axi'.AI$1];0;[.AI15];2;0);[.AI15])" office:value-type="float" office:value="0">
            <text:p>0</text:p>
          </table:table-cell>
          <table:table-cell table:style-name="ACE-6" table:formula="of:=IF([$'abs'.AJ15]&lt;2;COM.MICROSOFT.SWITCH([$'switches'.$A$1];1;POWER([$'ba'.AJ15];2)-POWER([$'bb'.AJ15];2)+[$'axi'.AJ$1];0;[.AJ15];2;0);[.AJ15])" office:value-type="float" office:value="0">
            <text:p>0</text:p>
          </table:table-cell>
          <table:table-cell table:style-name="ACE-6" table:formula="of:=IF([$'abs'.AK15]&lt;2;COM.MICROSOFT.SWITCH([$'switches'.$A$1];1;POWER([$'ba'.AK15];2)-POWER([$'bb'.AK15];2)+[$'axi'.AK$1];0;[.AK15];2;0);[.AK15])" office:value-type="float" office:value="0">
            <text:p>0</text:p>
          </table:table-cell>
          <table:table-cell table:style-name="ACE-6" table:formula="of:=IF([$'abs'.AL15]&lt;2;COM.MICROSOFT.SWITCH([$'switches'.$A$1];1;POWER([$'ba'.AL15];2)-POWER([$'bb'.AL15];2)+[$'axi'.AL$1];0;[.AL15];2;0);[.AL15])" office:value-type="float" office:value="0">
            <text:p>0</text:p>
          </table:table-cell>
          <table:table-cell table:style-name="ACE-6" table:formula="of:=IF([$'abs'.AM15]&lt;2;COM.MICROSOFT.SWITCH([$'switches'.$A$1];1;POWER([$'ba'.AM15];2)-POWER([$'bb'.AM15];2)+[$'axi'.AM$1];0;[.AM15];2;0);[.AM15])" office:value-type="float" office:value="0">
            <text:p>0</text:p>
          </table:table-cell>
          <table:table-cell table:style-name="ACE-6" table:formula="of:=IF([$'abs'.AN15]&lt;2;COM.MICROSOFT.SWITCH([$'switches'.$A$1];1;POWER([$'ba'.AN15];2)-POWER([$'bb'.AN15];2)+[$'axi'.AN$1];0;[.AN15];2;0);[.AN15])" office:value-type="float" office:value="0">
            <text:p>0</text:p>
          </table:table-cell>
          <table:table-cell table:style-name="ACE-6" table:formula="of:=IF([$'abs'.AO15]&lt;2;COM.MICROSOFT.SWITCH([$'switches'.$A$1];1;POWER([$'ba'.AO15];2)-POWER([$'bb'.AO15];2)+[$'axi'.AO$1];0;[.AO15];2;0);[.AO15])" office:value-type="float" office:value="0">
            <text:p>0</text:p>
          </table:table-cell>
          <table:table-cell table:style-name="ACE-6" table:formula="of:=IF([$'abs'.AP15]&lt;2;COM.MICROSOFT.SWITCH([$'switches'.$A$1];1;POWER([$'ba'.AP15];2)-POWER([$'bb'.AP15];2)+[$'axi'.AP$1];0;[.AP15];2;0);[.AP15])" office:value-type="float" office:value="0">
            <text:p>0</text:p>
          </table:table-cell>
          <table:table-cell table:style-name="ACE-6" table:formula="of:=IF([$'abs'.AQ15]&lt;2;COM.MICROSOFT.SWITCH([$'switches'.$A$1];1;POWER([$'ba'.AQ15];2)-POWER([$'bb'.AQ15];2)+[$'axi'.AQ$1];0;[.AQ15];2;0);[.AQ15])" office:value-type="float" office:value="0">
            <text:p>0</text:p>
          </table:table-cell>
          <table:table-cell table:style-name="ACE-6" table:formula="of:=IF([$'abs'.AR15]&lt;2;COM.MICROSOFT.SWITCH([$'switches'.$A$1];1;POWER([$'ba'.AR15];2)-POWER([$'bb'.AR15];2)+[$'axi'.AR$1];0;[.AR15];2;0);[.AR15])" office:value-type="float" office:value="0">
            <text:p>0</text:p>
          </table:table-cell>
          <table:table-cell table:style-name="ACE-6" table:formula="of:=IF([$'abs'.AS15]&lt;2;COM.MICROSOFT.SWITCH([$'switches'.$A$1];1;POWER([$'ba'.AS15];2)-POWER([$'bb'.AS15];2)+[$'axi'.AS$1];0;[.AS15];2;0);[.AS15])" office:value-type="float" office:value="0">
            <text:p>0</text:p>
          </table:table-cell>
          <table:table-cell table:style-name="ACE-6" table:formula="of:=IF([$'abs'.AT15]&lt;2;COM.MICROSOFT.SWITCH([$'switches'.$A$1];1;POWER([$'ba'.AT15];2)-POWER([$'bb'.AT15];2)+[$'axi'.AT$1];0;[.AT15];2;0);[.AT15])" office:value-type="float" office:value="0">
            <text:p>0</text:p>
          </table:table-cell>
          <table:table-cell table:style-name="ACE-6" table:formula="of:=IF([$'abs'.AU15]&lt;2;COM.MICROSOFT.SWITCH([$'switches'.$A$1];1;POWER([$'ba'.AU15];2)-POWER([$'bb'.AU15];2)+[$'axi'.AU$1];0;[.AU15];2;0);[.AU15])" office:value-type="float" office:value="0">
            <text:p>0</text:p>
          </table:table-cell>
          <table:table-cell table:style-name="ACE-6" table:formula="of:=IF([$'abs'.AV15]&lt;2;COM.MICROSOFT.SWITCH([$'switches'.$A$1];1;POWER([$'ba'.AV15];2)-POWER([$'bb'.AV15];2)+[$'axi'.AV$1];0;[.AV15];2;0);[.AV15])" office:value-type="float" office:value="0">
            <text:p>0</text:p>
          </table:table-cell>
          <table:table-cell table:style-name="ACE-6" table:formula="of:=IF([$'abs'.AW15]&lt;2;COM.MICROSOFT.SWITCH([$'switches'.$A$1];1;POWER([$'ba'.AW15];2)-POWER([$'bb'.AW15];2)+[$'axi'.AW$1];0;[.AW15];2;0);[.AW15])" office:value-type="float" office:value="0">
            <text:p>0</text:p>
          </table:table-cell>
          <table:table-cell table:style-name="ACE-6" table:formula="of:=IF([$'abs'.AX15]&lt;2;COM.MICROSOFT.SWITCH([$'switches'.$A$1];1;POWER([$'ba'.AX15];2)-POWER([$'bb'.AX15];2)+[$'axi'.AX$1];0;[.AX15];2;0);[.AX15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6]&lt;2;COM.MICROSOFT.SWITCH([$'switches'.$A$1];1;POWER([$'ba'.B16];2)-POWER([$'bb'.B16];2)+[$'axi'.B$1];0;[.B16];2;0);[.B16])" office:value-type="float" office:value="0">
            <text:p>0</text:p>
          </table:table-cell>
          <table:table-cell table:style-name="ACE-6" table:formula="of:=IF([$'abs'.C16]&lt;2;COM.MICROSOFT.SWITCH([$'switches'.$A$1];1;POWER([$'ba'.C16];2)-POWER([$'bb'.C16];2)+[$'axi'.C$1];0;[.C16];2;0);[.C16])" office:value-type="float" office:value="0">
            <text:p>0</text:p>
          </table:table-cell>
          <table:table-cell table:style-name="ACE-6" table:formula="of:=IF([$'abs'.D16]&lt;2;COM.MICROSOFT.SWITCH([$'switches'.$A$1];1;POWER([$'ba'.D16];2)-POWER([$'bb'.D16];2)+[$'axi'.D$1];0;[.D16];2;0);[.D16])" office:value-type="float" office:value="0">
            <text:p>0</text:p>
          </table:table-cell>
          <table:table-cell table:style-name="ACE-6" table:formula="of:=IF([$'abs'.E16]&lt;2;COM.MICROSOFT.SWITCH([$'switches'.$A$1];1;POWER([$'ba'.E16];2)-POWER([$'bb'.E16];2)+[$'axi'.E$1];0;[.E16];2;0);[.E16])" office:value-type="float" office:value="0">
            <text:p>0</text:p>
          </table:table-cell>
          <table:table-cell table:style-name="ACE-6" table:formula="of:=IF([$'abs'.F16]&lt;2;COM.MICROSOFT.SWITCH([$'switches'.$A$1];1;POWER([$'ba'.F16];2)-POWER([$'bb'.F16];2)+[$'axi'.F$1];0;[.F16];2;0);[.F16])" office:value-type="float" office:value="0">
            <text:p>0</text:p>
          </table:table-cell>
          <table:table-cell table:style-name="ACE-6" table:formula="of:=IF([$'abs'.G16]&lt;2;COM.MICROSOFT.SWITCH([$'switches'.$A$1];1;POWER([$'ba'.G16];2)-POWER([$'bb'.G16];2)+[$'axi'.G$1];0;[.G16];2;0);[.G16])" office:value-type="float" office:value="0">
            <text:p>0</text:p>
          </table:table-cell>
          <table:table-cell table:style-name="ACE-6" table:formula="of:=IF([$'abs'.H16]&lt;2;COM.MICROSOFT.SWITCH([$'switches'.$A$1];1;POWER([$'ba'.H16];2)-POWER([$'bb'.H16];2)+[$'axi'.H$1];0;[.H16];2;0);[.H16])" office:value-type="float" office:value="0">
            <text:p>0</text:p>
          </table:table-cell>
          <table:table-cell table:style-name="ACE-6" table:formula="of:=IF([$'abs'.I16]&lt;2;COM.MICROSOFT.SWITCH([$'switches'.$A$1];1;POWER([$'ba'.I16];2)-POWER([$'bb'.I16];2)+[$'axi'.I$1];0;[.I16];2;0);[.I16])" office:value-type="float" office:value="0">
            <text:p>0</text:p>
          </table:table-cell>
          <table:table-cell table:style-name="ACE-6" table:formula="of:=IF([$'abs'.J16]&lt;2;COM.MICROSOFT.SWITCH([$'switches'.$A$1];1;POWER([$'ba'.J16];2)-POWER([$'bb'.J16];2)+[$'axi'.J$1];0;[.J16];2;0);[.J16])" office:value-type="float" office:value="0">
            <text:p>0</text:p>
          </table:table-cell>
          <table:table-cell table:style-name="ACE-6" table:formula="of:=IF([$'abs'.K16]&lt;2;COM.MICROSOFT.SWITCH([$'switches'.$A$1];1;POWER([$'ba'.K16];2)-POWER([$'bb'.K16];2)+[$'axi'.K$1];0;[.K16];2;0);[.K16])" office:value-type="float" office:value="0">
            <text:p>0</text:p>
          </table:table-cell>
          <table:table-cell table:style-name="ACE-6" table:formula="of:=IF([$'abs'.L16]&lt;2;COM.MICROSOFT.SWITCH([$'switches'.$A$1];1;POWER([$'ba'.L16];2)-POWER([$'bb'.L16];2)+[$'axi'.L$1];0;[.L16];2;0);[.L16])" office:value-type="float" office:value="0">
            <text:p>0</text:p>
          </table:table-cell>
          <table:table-cell table:style-name="ACE-6" table:formula="of:=IF([$'abs'.M16]&lt;2;COM.MICROSOFT.SWITCH([$'switches'.$A$1];1;POWER([$'ba'.M16];2)-POWER([$'bb'.M16];2)+[$'axi'.M$1];0;[.M16];2;0);[.M16])" office:value-type="float" office:value="0">
            <text:p>0</text:p>
          </table:table-cell>
          <table:table-cell table:style-name="ACE-6" table:formula="of:=IF([$'abs'.N16]&lt;2;COM.MICROSOFT.SWITCH([$'switches'.$A$1];1;POWER([$'ba'.N16];2)-POWER([$'bb'.N16];2)+[$'axi'.N$1];0;[.N16];2;0);[.N16])" office:value-type="float" office:value="0">
            <text:p>0</text:p>
          </table:table-cell>
          <table:table-cell table:style-name="ACE-6" table:formula="of:=IF([$'abs'.O16]&lt;2;COM.MICROSOFT.SWITCH([$'switches'.$A$1];1;POWER([$'ba'.O16];2)-POWER([$'bb'.O16];2)+[$'axi'.O$1];0;[.O16];2;0);[.O16])" office:value-type="float" office:value="0">
            <text:p>0</text:p>
          </table:table-cell>
          <table:table-cell table:style-name="ACE-6" table:formula="of:=IF([$'abs'.P16]&lt;2;COM.MICROSOFT.SWITCH([$'switches'.$A$1];1;POWER([$'ba'.P16];2)-POWER([$'bb'.P16];2)+[$'axi'.P$1];0;[.P16];2;0);[.P16])" office:value-type="float" office:value="0">
            <text:p>0</text:p>
          </table:table-cell>
          <table:table-cell table:style-name="ACE-6" table:formula="of:=IF([$'abs'.Q16]&lt;2;COM.MICROSOFT.SWITCH([$'switches'.$A$1];1;POWER([$'ba'.Q16];2)-POWER([$'bb'.Q16];2)+[$'axi'.Q$1];0;[.Q16];2;0);[.Q16])" office:value-type="float" office:value="0">
            <text:p>0</text:p>
          </table:table-cell>
          <table:table-cell table:style-name="ACE-6" table:formula="of:=IF([$'abs'.R16]&lt;2;COM.MICROSOFT.SWITCH([$'switches'.$A$1];1;POWER([$'ba'.R16];2)-POWER([$'bb'.R16];2)+[$'axi'.R$1];0;[.R16];2;0);[.R16])" office:value-type="float" office:value="0">
            <text:p>0</text:p>
          </table:table-cell>
          <table:table-cell table:style-name="ACE-6" table:formula="of:=IF([$'abs'.S16]&lt;2;COM.MICROSOFT.SWITCH([$'switches'.$A$1];1;POWER([$'ba'.S16];2)-POWER([$'bb'.S16];2)+[$'axi'.S$1];0;[.S16];2;0);[.S16])" office:value-type="float" office:value="0">
            <text:p>0</text:p>
          </table:table-cell>
          <table:table-cell table:style-name="ACE-6" table:formula="of:=IF([$'abs'.T16]&lt;2;COM.MICROSOFT.SWITCH([$'switches'.$A$1];1;POWER([$'ba'.T16];2)-POWER([$'bb'.T16];2)+[$'axi'.T$1];0;[.T16];2;0);[.T16])" office:value-type="float" office:value="0">
            <text:p>0</text:p>
          </table:table-cell>
          <table:table-cell table:style-name="ACE-6" table:formula="of:=IF([$'abs'.U16]&lt;2;COM.MICROSOFT.SWITCH([$'switches'.$A$1];1;POWER([$'ba'.U16];2)-POWER([$'bb'.U16];2)+[$'axi'.U$1];0;[.U16];2;0);[.U16])" office:value-type="float" office:value="0">
            <text:p>0</text:p>
          </table:table-cell>
          <table:table-cell table:style-name="ACE-6" table:formula="of:=IF([$'abs'.V16]&lt;2;COM.MICROSOFT.SWITCH([$'switches'.$A$1];1;POWER([$'ba'.V16];2)-POWER([$'bb'.V16];2)+[$'axi'.V$1];0;[.V16];2;0);[.V16])" office:value-type="float" office:value="0">
            <text:p>0</text:p>
          </table:table-cell>
          <table:table-cell table:style-name="ACE-6" table:formula="of:=IF([$'abs'.W16]&lt;2;COM.MICROSOFT.SWITCH([$'switches'.$A$1];1;POWER([$'ba'.W16];2)-POWER([$'bb'.W16];2)+[$'axi'.W$1];0;[.W16];2;0);[.W16])" office:value-type="float" office:value="0">
            <text:p>0</text:p>
          </table:table-cell>
          <table:table-cell table:style-name="ACE-6" table:formula="of:=IF([$'abs'.X16]&lt;2;COM.MICROSOFT.SWITCH([$'switches'.$A$1];1;POWER([$'ba'.X16];2)-POWER([$'bb'.X16];2)+[$'axi'.X$1];0;[.X16];2;0);[.X16])" office:value-type="float" office:value="0">
            <text:p>0</text:p>
          </table:table-cell>
          <table:table-cell table:style-name="ACE-6" table:formula="of:=IF([$'abs'.Y16]&lt;2;COM.MICROSOFT.SWITCH([$'switches'.$A$1];1;POWER([$'ba'.Y16];2)-POWER([$'bb'.Y16];2)+[$'axi'.Y$1];0;[.Y16];2;0);[.Y16])" office:value-type="float" office:value="0">
            <text:p>0</text:p>
          </table:table-cell>
          <table:table-cell table:style-name="ACE-6" table:formula="of:=IF([$'abs'.Z16]&lt;2;COM.MICROSOFT.SWITCH([$'switches'.$A$1];1;POWER([$'ba'.Z16];2)-POWER([$'bb'.Z16];2)+[$'axi'.Z$1];0;[.Z16];2;0);[.Z16])" office:value-type="float" office:value="0">
            <text:p>0</text:p>
          </table:table-cell>
          <table:table-cell table:style-name="ACE-6" table:formula="of:=IF([$'abs'.AA16]&lt;2;COM.MICROSOFT.SWITCH([$'switches'.$A$1];1;POWER([$'ba'.AA16];2)-POWER([$'bb'.AA16];2)+[$'axi'.AA$1];0;[.AA16];2;0);[.AA16])" office:value-type="float" office:value="0">
            <text:p>0</text:p>
          </table:table-cell>
          <table:table-cell table:style-name="ACE-6" table:formula="of:=IF([$'abs'.AB16]&lt;2;COM.MICROSOFT.SWITCH([$'switches'.$A$1];1;POWER([$'ba'.AB16];2)-POWER([$'bb'.AB16];2)+[$'axi'.AB$1];0;[.AB16];2;0);[.AB16])" office:value-type="float" office:value="0">
            <text:p>0</text:p>
          </table:table-cell>
          <table:table-cell table:style-name="ACE-6" table:formula="of:=IF([$'abs'.AC16]&lt;2;COM.MICROSOFT.SWITCH([$'switches'.$A$1];1;POWER([$'ba'.AC16];2)-POWER([$'bb'.AC16];2)+[$'axi'.AC$1];0;[.AC16];2;0);[.AC16])" office:value-type="float" office:value="0">
            <text:p>0</text:p>
          </table:table-cell>
          <table:table-cell table:style-name="ACE-6" table:formula="of:=IF([$'abs'.AD16]&lt;2;COM.MICROSOFT.SWITCH([$'switches'.$A$1];1;POWER([$'ba'.AD16];2)-POWER([$'bb'.AD16];2)+[$'axi'.AD$1];0;[.AD16];2;0);[.AD16])" office:value-type="float" office:value="0">
            <text:p>0</text:p>
          </table:table-cell>
          <table:table-cell table:style-name="ACE-6" table:formula="of:=IF([$'abs'.AE16]&lt;2;COM.MICROSOFT.SWITCH([$'switches'.$A$1];1;POWER([$'ba'.AE16];2)-POWER([$'bb'.AE16];2)+[$'axi'.AE$1];0;[.AE16];2;0);[.AE16])" office:value-type="float" office:value="0">
            <text:p>0</text:p>
          </table:table-cell>
          <table:table-cell table:style-name="ACE-6" table:formula="of:=IF([$'abs'.AF16]&lt;2;COM.MICROSOFT.SWITCH([$'switches'.$A$1];1;POWER([$'ba'.AF16];2)-POWER([$'bb'.AF16];2)+[$'axi'.AF$1];0;[.AF16];2;0);[.AF16])" office:value-type="float" office:value="0">
            <text:p>0</text:p>
          </table:table-cell>
          <table:table-cell table:style-name="ACE-6" table:formula="of:=IF([$'abs'.AG16]&lt;2;COM.MICROSOFT.SWITCH([$'switches'.$A$1];1;POWER([$'ba'.AG16];2)-POWER([$'bb'.AG16];2)+[$'axi'.AG$1];0;[.AG16];2;0);[.AG16])" office:value-type="float" office:value="0">
            <text:p>0</text:p>
          </table:table-cell>
          <table:table-cell table:style-name="ACE-6" table:formula="of:=IF([$'abs'.AH16]&lt;2;COM.MICROSOFT.SWITCH([$'switches'.$A$1];1;POWER([$'ba'.AH16];2)-POWER([$'bb'.AH16];2)+[$'axi'.AH$1];0;[.AH16];2;0);[.AH16])" office:value-type="float" office:value="0">
            <text:p>0</text:p>
          </table:table-cell>
          <table:table-cell table:style-name="ACE-6" table:formula="of:=IF([$'abs'.AI16]&lt;2;COM.MICROSOFT.SWITCH([$'switches'.$A$1];1;POWER([$'ba'.AI16];2)-POWER([$'bb'.AI16];2)+[$'axi'.AI$1];0;[.AI16];2;0);[.AI16])" office:value-type="float" office:value="0">
            <text:p>0</text:p>
          </table:table-cell>
          <table:table-cell table:style-name="ACE-6" table:formula="of:=IF([$'abs'.AJ16]&lt;2;COM.MICROSOFT.SWITCH([$'switches'.$A$1];1;POWER([$'ba'.AJ16];2)-POWER([$'bb'.AJ16];2)+[$'axi'.AJ$1];0;[.AJ16];2;0);[.AJ16])" office:value-type="float" office:value="0">
            <text:p>0</text:p>
          </table:table-cell>
          <table:table-cell table:style-name="ACE-6" table:formula="of:=IF([$'abs'.AK16]&lt;2;COM.MICROSOFT.SWITCH([$'switches'.$A$1];1;POWER([$'ba'.AK16];2)-POWER([$'bb'.AK16];2)+[$'axi'.AK$1];0;[.AK16];2;0);[.AK16])" office:value-type="float" office:value="0">
            <text:p>0</text:p>
          </table:table-cell>
          <table:table-cell table:style-name="ACE-6" table:formula="of:=IF([$'abs'.AL16]&lt;2;COM.MICROSOFT.SWITCH([$'switches'.$A$1];1;POWER([$'ba'.AL16];2)-POWER([$'bb'.AL16];2)+[$'axi'.AL$1];0;[.AL16];2;0);[.AL16])" office:value-type="float" office:value="0">
            <text:p>0</text:p>
          </table:table-cell>
          <table:table-cell table:style-name="ACE-6" table:formula="of:=IF([$'abs'.AM16]&lt;2;COM.MICROSOFT.SWITCH([$'switches'.$A$1];1;POWER([$'ba'.AM16];2)-POWER([$'bb'.AM16];2)+[$'axi'.AM$1];0;[.AM16];2;0);[.AM16])" office:value-type="float" office:value="0">
            <text:p>0</text:p>
          </table:table-cell>
          <table:table-cell table:style-name="ACE-6" table:formula="of:=IF([$'abs'.AN16]&lt;2;COM.MICROSOFT.SWITCH([$'switches'.$A$1];1;POWER([$'ba'.AN16];2)-POWER([$'bb'.AN16];2)+[$'axi'.AN$1];0;[.AN16];2;0);[.AN16])" office:value-type="float" office:value="0">
            <text:p>0</text:p>
          </table:table-cell>
          <table:table-cell table:style-name="ACE-6" table:formula="of:=IF([$'abs'.AO16]&lt;2;COM.MICROSOFT.SWITCH([$'switches'.$A$1];1;POWER([$'ba'.AO16];2)-POWER([$'bb'.AO16];2)+[$'axi'.AO$1];0;[.AO16];2;0);[.AO16])" office:value-type="float" office:value="0">
            <text:p>0</text:p>
          </table:table-cell>
          <table:table-cell table:style-name="ACE-6" table:formula="of:=IF([$'abs'.AP16]&lt;2;COM.MICROSOFT.SWITCH([$'switches'.$A$1];1;POWER([$'ba'.AP16];2)-POWER([$'bb'.AP16];2)+[$'axi'.AP$1];0;[.AP16];2;0);[.AP16])" office:value-type="float" office:value="0">
            <text:p>0</text:p>
          </table:table-cell>
          <table:table-cell table:style-name="ACE-6" table:formula="of:=IF([$'abs'.AQ16]&lt;2;COM.MICROSOFT.SWITCH([$'switches'.$A$1];1;POWER([$'ba'.AQ16];2)-POWER([$'bb'.AQ16];2)+[$'axi'.AQ$1];0;[.AQ16];2;0);[.AQ16])" office:value-type="float" office:value="0">
            <text:p>0</text:p>
          </table:table-cell>
          <table:table-cell table:style-name="ACE-6" table:formula="of:=IF([$'abs'.AR16]&lt;2;COM.MICROSOFT.SWITCH([$'switches'.$A$1];1;POWER([$'ba'.AR16];2)-POWER([$'bb'.AR16];2)+[$'axi'.AR$1];0;[.AR16];2;0);[.AR16])" office:value-type="float" office:value="0">
            <text:p>0</text:p>
          </table:table-cell>
          <table:table-cell table:style-name="ACE-6" table:formula="of:=IF([$'abs'.AS16]&lt;2;COM.MICROSOFT.SWITCH([$'switches'.$A$1];1;POWER([$'ba'.AS16];2)-POWER([$'bb'.AS16];2)+[$'axi'.AS$1];0;[.AS16];2;0);[.AS16])" office:value-type="float" office:value="0">
            <text:p>0</text:p>
          </table:table-cell>
          <table:table-cell table:style-name="ACE-6" table:formula="of:=IF([$'abs'.AT16]&lt;2;COM.MICROSOFT.SWITCH([$'switches'.$A$1];1;POWER([$'ba'.AT16];2)-POWER([$'bb'.AT16];2)+[$'axi'.AT$1];0;[.AT16];2;0);[.AT16])" office:value-type="float" office:value="0">
            <text:p>0</text:p>
          </table:table-cell>
          <table:table-cell table:style-name="ACE-6" table:formula="of:=IF([$'abs'.AU16]&lt;2;COM.MICROSOFT.SWITCH([$'switches'.$A$1];1;POWER([$'ba'.AU16];2)-POWER([$'bb'.AU16];2)+[$'axi'.AU$1];0;[.AU16];2;0);[.AU16])" office:value-type="float" office:value="0">
            <text:p>0</text:p>
          </table:table-cell>
          <table:table-cell table:style-name="ACE-6" table:formula="of:=IF([$'abs'.AV16]&lt;2;COM.MICROSOFT.SWITCH([$'switches'.$A$1];1;POWER([$'ba'.AV16];2)-POWER([$'bb'.AV16];2)+[$'axi'.AV$1];0;[.AV16];2;0);[.AV16])" office:value-type="float" office:value="0">
            <text:p>0</text:p>
          </table:table-cell>
          <table:table-cell table:style-name="ACE-6" table:formula="of:=IF([$'abs'.AW16]&lt;2;COM.MICROSOFT.SWITCH([$'switches'.$A$1];1;POWER([$'ba'.AW16];2)-POWER([$'bb'.AW16];2)+[$'axi'.AW$1];0;[.AW16];2;0);[.AW16])" office:value-type="float" office:value="0">
            <text:p>0</text:p>
          </table:table-cell>
          <table:table-cell table:style-name="ACE-6" table:formula="of:=IF([$'abs'.AX16]&lt;2;COM.MICROSOFT.SWITCH([$'switches'.$A$1];1;POWER([$'ba'.AX16];2)-POWER([$'bb'.AX16];2)+[$'axi'.AX$1];0;[.AX16];2;0);[.AX16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7]&lt;2;COM.MICROSOFT.SWITCH([$'switches'.$A$1];1;POWER([$'ba'.B17];2)-POWER([$'bb'.B17];2)+[$'axi'.B$1];0;[.B17];2;0);[.B17])" office:value-type="float" office:value="0">
            <text:p>0</text:p>
          </table:table-cell>
          <table:table-cell table:style-name="ACE-6" table:formula="of:=IF([$'abs'.C17]&lt;2;COM.MICROSOFT.SWITCH([$'switches'.$A$1];1;POWER([$'ba'.C17];2)-POWER([$'bb'.C17];2)+[$'axi'.C$1];0;[.C17];2;0);[.C17])" office:value-type="float" office:value="0">
            <text:p>0</text:p>
          </table:table-cell>
          <table:table-cell table:style-name="ACE-6" table:formula="of:=IF([$'abs'.D17]&lt;2;COM.MICROSOFT.SWITCH([$'switches'.$A$1];1;POWER([$'ba'.D17];2)-POWER([$'bb'.D17];2)+[$'axi'.D$1];0;[.D17];2;0);[.D17])" office:value-type="float" office:value="0">
            <text:p>0</text:p>
          </table:table-cell>
          <table:table-cell table:style-name="ACE-6" table:formula="of:=IF([$'abs'.E17]&lt;2;COM.MICROSOFT.SWITCH([$'switches'.$A$1];1;POWER([$'ba'.E17];2)-POWER([$'bb'.E17];2)+[$'axi'.E$1];0;[.E17];2;0);[.E17])" office:value-type="float" office:value="0">
            <text:p>0</text:p>
          </table:table-cell>
          <table:table-cell table:style-name="ACE-6" table:formula="of:=IF([$'abs'.F17]&lt;2;COM.MICROSOFT.SWITCH([$'switches'.$A$1];1;POWER([$'ba'.F17];2)-POWER([$'bb'.F17];2)+[$'axi'.F$1];0;[.F17];2;0);[.F17])" office:value-type="float" office:value="0">
            <text:p>0</text:p>
          </table:table-cell>
          <table:table-cell table:style-name="ACE-6" table:formula="of:=IF([$'abs'.G17]&lt;2;COM.MICROSOFT.SWITCH([$'switches'.$A$1];1;POWER([$'ba'.G17];2)-POWER([$'bb'.G17];2)+[$'axi'.G$1];0;[.G17];2;0);[.G17])" office:value-type="float" office:value="0">
            <text:p>0</text:p>
          </table:table-cell>
          <table:table-cell table:style-name="ACE-6" table:formula="of:=IF([$'abs'.H17]&lt;2;COM.MICROSOFT.SWITCH([$'switches'.$A$1];1;POWER([$'ba'.H17];2)-POWER([$'bb'.H17];2)+[$'axi'.H$1];0;[.H17];2;0);[.H17])" office:value-type="float" office:value="0">
            <text:p>0</text:p>
          </table:table-cell>
          <table:table-cell table:style-name="ACE-6" table:formula="of:=IF([$'abs'.I17]&lt;2;COM.MICROSOFT.SWITCH([$'switches'.$A$1];1;POWER([$'ba'.I17];2)-POWER([$'bb'.I17];2)+[$'axi'.I$1];0;[.I17];2;0);[.I17])" office:value-type="float" office:value="0">
            <text:p>0</text:p>
          </table:table-cell>
          <table:table-cell table:style-name="ACE-6" table:formula="of:=IF([$'abs'.J17]&lt;2;COM.MICROSOFT.SWITCH([$'switches'.$A$1];1;POWER([$'ba'.J17];2)-POWER([$'bb'.J17];2)+[$'axi'.J$1];0;[.J17];2;0);[.J17])" office:value-type="float" office:value="0">
            <text:p>0</text:p>
          </table:table-cell>
          <table:table-cell table:style-name="ACE-6" table:formula="of:=IF([$'abs'.K17]&lt;2;COM.MICROSOFT.SWITCH([$'switches'.$A$1];1;POWER([$'ba'.K17];2)-POWER([$'bb'.K17];2)+[$'axi'.K$1];0;[.K17];2;0);[.K17])" office:value-type="float" office:value="0">
            <text:p>0</text:p>
          </table:table-cell>
          <table:table-cell table:style-name="ACE-6" table:formula="of:=IF([$'abs'.L17]&lt;2;COM.MICROSOFT.SWITCH([$'switches'.$A$1];1;POWER([$'ba'.L17];2)-POWER([$'bb'.L17];2)+[$'axi'.L$1];0;[.L17];2;0);[.L17])" office:value-type="float" office:value="0">
            <text:p>0</text:p>
          </table:table-cell>
          <table:table-cell table:style-name="ACE-6" table:formula="of:=IF([$'abs'.M17]&lt;2;COM.MICROSOFT.SWITCH([$'switches'.$A$1];1;POWER([$'ba'.M17];2)-POWER([$'bb'.M17];2)+[$'axi'.M$1];0;[.M17];2;0);[.M17])" office:value-type="float" office:value="0">
            <text:p>0</text:p>
          </table:table-cell>
          <table:table-cell table:style-name="ACE-6" table:formula="of:=IF([$'abs'.N17]&lt;2;COM.MICROSOFT.SWITCH([$'switches'.$A$1];1;POWER([$'ba'.N17];2)-POWER([$'bb'.N17];2)+[$'axi'.N$1];0;[.N17];2;0);[.N17])" office:value-type="float" office:value="0">
            <text:p>0</text:p>
          </table:table-cell>
          <table:table-cell table:style-name="ACE-6" table:formula="of:=IF([$'abs'.O17]&lt;2;COM.MICROSOFT.SWITCH([$'switches'.$A$1];1;POWER([$'ba'.O17];2)-POWER([$'bb'.O17];2)+[$'axi'.O$1];0;[.O17];2;0);[.O17])" office:value-type="float" office:value="0">
            <text:p>0</text:p>
          </table:table-cell>
          <table:table-cell table:style-name="ACE-6" table:formula="of:=IF([$'abs'.P17]&lt;2;COM.MICROSOFT.SWITCH([$'switches'.$A$1];1;POWER([$'ba'.P17];2)-POWER([$'bb'.P17];2)+[$'axi'.P$1];0;[.P17];2;0);[.P17])" office:value-type="float" office:value="0">
            <text:p>0</text:p>
          </table:table-cell>
          <table:table-cell table:style-name="ACE-6" table:formula="of:=IF([$'abs'.Q17]&lt;2;COM.MICROSOFT.SWITCH([$'switches'.$A$1];1;POWER([$'ba'.Q17];2)-POWER([$'bb'.Q17];2)+[$'axi'.Q$1];0;[.Q17];2;0);[.Q17])" office:value-type="float" office:value="0">
            <text:p>0</text:p>
          </table:table-cell>
          <table:table-cell table:style-name="ACE-6" table:formula="of:=IF([$'abs'.R17]&lt;2;COM.MICROSOFT.SWITCH([$'switches'.$A$1];1;POWER([$'ba'.R17];2)-POWER([$'bb'.R17];2)+[$'axi'.R$1];0;[.R17];2;0);[.R17])" office:value-type="float" office:value="0">
            <text:p>0</text:p>
          </table:table-cell>
          <table:table-cell table:style-name="ACE-6" table:formula="of:=IF([$'abs'.S17]&lt;2;COM.MICROSOFT.SWITCH([$'switches'.$A$1];1;POWER([$'ba'.S17];2)-POWER([$'bb'.S17];2)+[$'axi'.S$1];0;[.S17];2;0);[.S17])" office:value-type="float" office:value="0">
            <text:p>0</text:p>
          </table:table-cell>
          <table:table-cell table:style-name="ACE-6" table:formula="of:=IF([$'abs'.T17]&lt;2;COM.MICROSOFT.SWITCH([$'switches'.$A$1];1;POWER([$'ba'.T17];2)-POWER([$'bb'.T17];2)+[$'axi'.T$1];0;[.T17];2;0);[.T17])" office:value-type="float" office:value="0">
            <text:p>0</text:p>
          </table:table-cell>
          <table:table-cell table:style-name="ACE-6" table:formula="of:=IF([$'abs'.U17]&lt;2;COM.MICROSOFT.SWITCH([$'switches'.$A$1];1;POWER([$'ba'.U17];2)-POWER([$'bb'.U17];2)+[$'axi'.U$1];0;[.U17];2;0);[.U17])" office:value-type="float" office:value="0">
            <text:p>0</text:p>
          </table:table-cell>
          <table:table-cell table:style-name="ACE-6" table:formula="of:=IF([$'abs'.V17]&lt;2;COM.MICROSOFT.SWITCH([$'switches'.$A$1];1;POWER([$'ba'.V17];2)-POWER([$'bb'.V17];2)+[$'axi'.V$1];0;[.V17];2;0);[.V17])" office:value-type="float" office:value="0">
            <text:p>0</text:p>
          </table:table-cell>
          <table:table-cell table:style-name="ACE-6" table:formula="of:=IF([$'abs'.W17]&lt;2;COM.MICROSOFT.SWITCH([$'switches'.$A$1];1;POWER([$'ba'.W17];2)-POWER([$'bb'.W17];2)+[$'axi'.W$1];0;[.W17];2;0);[.W17])" office:value-type="float" office:value="0">
            <text:p>0</text:p>
          </table:table-cell>
          <table:table-cell table:style-name="ACE-6" table:formula="of:=IF([$'abs'.X17]&lt;2;COM.MICROSOFT.SWITCH([$'switches'.$A$1];1;POWER([$'ba'.X17];2)-POWER([$'bb'.X17];2)+[$'axi'.X$1];0;[.X17];2;0);[.X17])" office:value-type="float" office:value="0">
            <text:p>0</text:p>
          </table:table-cell>
          <table:table-cell table:style-name="ACE-6" table:formula="of:=IF([$'abs'.Y17]&lt;2;COM.MICROSOFT.SWITCH([$'switches'.$A$1];1;POWER([$'ba'.Y17];2)-POWER([$'bb'.Y17];2)+[$'axi'.Y$1];0;[.Y17];2;0);[.Y17])" office:value-type="float" office:value="0">
            <text:p>0</text:p>
          </table:table-cell>
          <table:table-cell table:style-name="ACE-6" table:formula="of:=IF([$'abs'.Z17]&lt;2;COM.MICROSOFT.SWITCH([$'switches'.$A$1];1;POWER([$'ba'.Z17];2)-POWER([$'bb'.Z17];2)+[$'axi'.Z$1];0;[.Z17];2;0);[.Z17])" office:value-type="float" office:value="0">
            <text:p>0</text:p>
          </table:table-cell>
          <table:table-cell table:style-name="ACE-6" table:formula="of:=IF([$'abs'.AA17]&lt;2;COM.MICROSOFT.SWITCH([$'switches'.$A$1];1;POWER([$'ba'.AA17];2)-POWER([$'bb'.AA17];2)+[$'axi'.AA$1];0;[.AA17];2;0);[.AA17])" office:value-type="float" office:value="0">
            <text:p>0</text:p>
          </table:table-cell>
          <table:table-cell table:style-name="ACE-6" table:formula="of:=IF([$'abs'.AB17]&lt;2;COM.MICROSOFT.SWITCH([$'switches'.$A$1];1;POWER([$'ba'.AB17];2)-POWER([$'bb'.AB17];2)+[$'axi'.AB$1];0;[.AB17];2;0);[.AB17])" office:value-type="float" office:value="0">
            <text:p>0</text:p>
          </table:table-cell>
          <table:table-cell table:style-name="ACE-6" table:formula="of:=IF([$'abs'.AC17]&lt;2;COM.MICROSOFT.SWITCH([$'switches'.$A$1];1;POWER([$'ba'.AC17];2)-POWER([$'bb'.AC17];2)+[$'axi'.AC$1];0;[.AC17];2;0);[.AC17])" office:value-type="float" office:value="0">
            <text:p>0</text:p>
          </table:table-cell>
          <table:table-cell table:style-name="ACE-6" table:formula="of:=IF([$'abs'.AD17]&lt;2;COM.MICROSOFT.SWITCH([$'switches'.$A$1];1;POWER([$'ba'.AD17];2)-POWER([$'bb'.AD17];2)+[$'axi'.AD$1];0;[.AD17];2;0);[.AD17])" office:value-type="float" office:value="0">
            <text:p>0</text:p>
          </table:table-cell>
          <table:table-cell table:style-name="ACE-6" table:formula="of:=IF([$'abs'.AE17]&lt;2;COM.MICROSOFT.SWITCH([$'switches'.$A$1];1;POWER([$'ba'.AE17];2)-POWER([$'bb'.AE17];2)+[$'axi'.AE$1];0;[.AE17];2;0);[.AE17])" office:value-type="float" office:value="0">
            <text:p>0</text:p>
          </table:table-cell>
          <table:table-cell table:style-name="ACE-6" table:formula="of:=IF([$'abs'.AF17]&lt;2;COM.MICROSOFT.SWITCH([$'switches'.$A$1];1;POWER([$'ba'.AF17];2)-POWER([$'bb'.AF17];2)+[$'axi'.AF$1];0;[.AF17];2;0);[.AF17])" office:value-type="float" office:value="0">
            <text:p>0</text:p>
          </table:table-cell>
          <table:table-cell table:style-name="ACE-6" table:formula="of:=IF([$'abs'.AG17]&lt;2;COM.MICROSOFT.SWITCH([$'switches'.$A$1];1;POWER([$'ba'.AG17];2)-POWER([$'bb'.AG17];2)+[$'axi'.AG$1];0;[.AG17];2;0);[.AG17])" office:value-type="float" office:value="0">
            <text:p>0</text:p>
          </table:table-cell>
          <table:table-cell table:style-name="ACE-6" table:formula="of:=IF([$'abs'.AH17]&lt;2;COM.MICROSOFT.SWITCH([$'switches'.$A$1];1;POWER([$'ba'.AH17];2)-POWER([$'bb'.AH17];2)+[$'axi'.AH$1];0;[.AH17];2;0);[.AH17])" office:value-type="float" office:value="0">
            <text:p>0</text:p>
          </table:table-cell>
          <table:table-cell table:style-name="ACE-6" table:formula="of:=IF([$'abs'.AI17]&lt;2;COM.MICROSOFT.SWITCH([$'switches'.$A$1];1;POWER([$'ba'.AI17];2)-POWER([$'bb'.AI17];2)+[$'axi'.AI$1];0;[.AI17];2;0);[.AI17])" office:value-type="float" office:value="0">
            <text:p>0</text:p>
          </table:table-cell>
          <table:table-cell table:style-name="ACE-6" table:formula="of:=IF([$'abs'.AJ17]&lt;2;COM.MICROSOFT.SWITCH([$'switches'.$A$1];1;POWER([$'ba'.AJ17];2)-POWER([$'bb'.AJ17];2)+[$'axi'.AJ$1];0;[.AJ17];2;0);[.AJ17])" office:value-type="float" office:value="0">
            <text:p>0</text:p>
          </table:table-cell>
          <table:table-cell table:style-name="ACE-6" table:formula="of:=IF([$'abs'.AK17]&lt;2;COM.MICROSOFT.SWITCH([$'switches'.$A$1];1;POWER([$'ba'.AK17];2)-POWER([$'bb'.AK17];2)+[$'axi'.AK$1];0;[.AK17];2;0);[.AK17])" office:value-type="float" office:value="0">
            <text:p>0</text:p>
          </table:table-cell>
          <table:table-cell table:style-name="ACE-6" table:formula="of:=IF([$'abs'.AL17]&lt;2;COM.MICROSOFT.SWITCH([$'switches'.$A$1];1;POWER([$'ba'.AL17];2)-POWER([$'bb'.AL17];2)+[$'axi'.AL$1];0;[.AL17];2;0);[.AL17])" office:value-type="float" office:value="0">
            <text:p>0</text:p>
          </table:table-cell>
          <table:table-cell table:style-name="ACE-6" table:formula="of:=IF([$'abs'.AM17]&lt;2;COM.MICROSOFT.SWITCH([$'switches'.$A$1];1;POWER([$'ba'.AM17];2)-POWER([$'bb'.AM17];2)+[$'axi'.AM$1];0;[.AM17];2;0);[.AM17])" office:value-type="float" office:value="0">
            <text:p>0</text:p>
          </table:table-cell>
          <table:table-cell table:style-name="ACE-6" table:formula="of:=IF([$'abs'.AN17]&lt;2;COM.MICROSOFT.SWITCH([$'switches'.$A$1];1;POWER([$'ba'.AN17];2)-POWER([$'bb'.AN17];2)+[$'axi'.AN$1];0;[.AN17];2;0);[.AN17])" office:value-type="float" office:value="0">
            <text:p>0</text:p>
          </table:table-cell>
          <table:table-cell table:style-name="ACE-6" table:formula="of:=IF([$'abs'.AO17]&lt;2;COM.MICROSOFT.SWITCH([$'switches'.$A$1];1;POWER([$'ba'.AO17];2)-POWER([$'bb'.AO17];2)+[$'axi'.AO$1];0;[.AO17];2;0);[.AO17])" office:value-type="float" office:value="0">
            <text:p>0</text:p>
          </table:table-cell>
          <table:table-cell table:style-name="ACE-6" table:formula="of:=IF([$'abs'.AP17]&lt;2;COM.MICROSOFT.SWITCH([$'switches'.$A$1];1;POWER([$'ba'.AP17];2)-POWER([$'bb'.AP17];2)+[$'axi'.AP$1];0;[.AP17];2;0);[.AP17])" office:value-type="float" office:value="0">
            <text:p>0</text:p>
          </table:table-cell>
          <table:table-cell table:style-name="ACE-6" table:formula="of:=IF([$'abs'.AQ17]&lt;2;COM.MICROSOFT.SWITCH([$'switches'.$A$1];1;POWER([$'ba'.AQ17];2)-POWER([$'bb'.AQ17];2)+[$'axi'.AQ$1];0;[.AQ17];2;0);[.AQ17])" office:value-type="float" office:value="0">
            <text:p>0</text:p>
          </table:table-cell>
          <table:table-cell table:style-name="ACE-6" table:formula="of:=IF([$'abs'.AR17]&lt;2;COM.MICROSOFT.SWITCH([$'switches'.$A$1];1;POWER([$'ba'.AR17];2)-POWER([$'bb'.AR17];2)+[$'axi'.AR$1];0;[.AR17];2;0);[.AR17])" office:value-type="float" office:value="0">
            <text:p>0</text:p>
          </table:table-cell>
          <table:table-cell table:style-name="ACE-6" table:formula="of:=IF([$'abs'.AS17]&lt;2;COM.MICROSOFT.SWITCH([$'switches'.$A$1];1;POWER([$'ba'.AS17];2)-POWER([$'bb'.AS17];2)+[$'axi'.AS$1];0;[.AS17];2;0);[.AS17])" office:value-type="float" office:value="0">
            <text:p>0</text:p>
          </table:table-cell>
          <table:table-cell table:style-name="ACE-6" table:formula="of:=IF([$'abs'.AT17]&lt;2;COM.MICROSOFT.SWITCH([$'switches'.$A$1];1;POWER([$'ba'.AT17];2)-POWER([$'bb'.AT17];2)+[$'axi'.AT$1];0;[.AT17];2;0);[.AT17])" office:value-type="float" office:value="0">
            <text:p>0</text:p>
          </table:table-cell>
          <table:table-cell table:style-name="ACE-6" table:formula="of:=IF([$'abs'.AU17]&lt;2;COM.MICROSOFT.SWITCH([$'switches'.$A$1];1;POWER([$'ba'.AU17];2)-POWER([$'bb'.AU17];2)+[$'axi'.AU$1];0;[.AU17];2;0);[.AU17])" office:value-type="float" office:value="0">
            <text:p>0</text:p>
          </table:table-cell>
          <table:table-cell table:style-name="ACE-6" table:formula="of:=IF([$'abs'.AV17]&lt;2;COM.MICROSOFT.SWITCH([$'switches'.$A$1];1;POWER([$'ba'.AV17];2)-POWER([$'bb'.AV17];2)+[$'axi'.AV$1];0;[.AV17];2;0);[.AV17])" office:value-type="float" office:value="0">
            <text:p>0</text:p>
          </table:table-cell>
          <table:table-cell table:style-name="ACE-6" table:formula="of:=IF([$'abs'.AW17]&lt;2;COM.MICROSOFT.SWITCH([$'switches'.$A$1];1;POWER([$'ba'.AW17];2)-POWER([$'bb'.AW17];2)+[$'axi'.AW$1];0;[.AW17];2;0);[.AW17])" office:value-type="float" office:value="0">
            <text:p>0</text:p>
          </table:table-cell>
          <table:table-cell table:style-name="ACE-6" table:formula="of:=IF([$'abs'.AX17]&lt;2;COM.MICROSOFT.SWITCH([$'switches'.$A$1];1;POWER([$'ba'.AX17];2)-POWER([$'bb'.AX17];2)+[$'axi'.AX$1];0;[.AX17];2;0);[.AX17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8]&lt;2;COM.MICROSOFT.SWITCH([$'switches'.$A$1];1;POWER([$'ba'.B18];2)-POWER([$'bb'.B18];2)+[$'axi'.B$1];0;[.B18];2;0);[.B18])" office:value-type="float" office:value="0">
            <text:p>0</text:p>
          </table:table-cell>
          <table:table-cell table:style-name="ACE-6" table:formula="of:=IF([$'abs'.C18]&lt;2;COM.MICROSOFT.SWITCH([$'switches'.$A$1];1;POWER([$'ba'.C18];2)-POWER([$'bb'.C18];2)+[$'axi'.C$1];0;[.C18];2;0);[.C18])" office:value-type="float" office:value="0">
            <text:p>0</text:p>
          </table:table-cell>
          <table:table-cell table:style-name="ACE-6" table:formula="of:=IF([$'abs'.D18]&lt;2;COM.MICROSOFT.SWITCH([$'switches'.$A$1];1;POWER([$'ba'.D18];2)-POWER([$'bb'.D18];2)+[$'axi'.D$1];0;[.D18];2;0);[.D18])" office:value-type="float" office:value="0">
            <text:p>0</text:p>
          </table:table-cell>
          <table:table-cell table:style-name="ACE-6" table:formula="of:=IF([$'abs'.E18]&lt;2;COM.MICROSOFT.SWITCH([$'switches'.$A$1];1;POWER([$'ba'.E18];2)-POWER([$'bb'.E18];2)+[$'axi'.E$1];0;[.E18];2;0);[.E18])" office:value-type="float" office:value="0">
            <text:p>0</text:p>
          </table:table-cell>
          <table:table-cell table:style-name="ACE-6" table:formula="of:=IF([$'abs'.F18]&lt;2;COM.MICROSOFT.SWITCH([$'switches'.$A$1];1;POWER([$'ba'.F18];2)-POWER([$'bb'.F18];2)+[$'axi'.F$1];0;[.F18];2;0);[.F18])" office:value-type="float" office:value="0">
            <text:p>0</text:p>
          </table:table-cell>
          <table:table-cell table:style-name="ACE-6" table:formula="of:=IF([$'abs'.G18]&lt;2;COM.MICROSOFT.SWITCH([$'switches'.$A$1];1;POWER([$'ba'.G18];2)-POWER([$'bb'.G18];2)+[$'axi'.G$1];0;[.G18];2;0);[.G18])" office:value-type="float" office:value="0">
            <text:p>0</text:p>
          </table:table-cell>
          <table:table-cell table:style-name="ACE-6" table:formula="of:=IF([$'abs'.H18]&lt;2;COM.MICROSOFT.SWITCH([$'switches'.$A$1];1;POWER([$'ba'.H18];2)-POWER([$'bb'.H18];2)+[$'axi'.H$1];0;[.H18];2;0);[.H18])" office:value-type="float" office:value="0">
            <text:p>0</text:p>
          </table:table-cell>
          <table:table-cell table:style-name="ACE-6" table:formula="of:=IF([$'abs'.I18]&lt;2;COM.MICROSOFT.SWITCH([$'switches'.$A$1];1;POWER([$'ba'.I18];2)-POWER([$'bb'.I18];2)+[$'axi'.I$1];0;[.I18];2;0);[.I18])" office:value-type="float" office:value="0">
            <text:p>0</text:p>
          </table:table-cell>
          <table:table-cell table:style-name="ACE-6" table:formula="of:=IF([$'abs'.J18]&lt;2;COM.MICROSOFT.SWITCH([$'switches'.$A$1];1;POWER([$'ba'.J18];2)-POWER([$'bb'.J18];2)+[$'axi'.J$1];0;[.J18];2;0);[.J18])" office:value-type="float" office:value="0">
            <text:p>0</text:p>
          </table:table-cell>
          <table:table-cell table:style-name="ACE-6" table:formula="of:=IF([$'abs'.K18]&lt;2;COM.MICROSOFT.SWITCH([$'switches'.$A$1];1;POWER([$'ba'.K18];2)-POWER([$'bb'.K18];2)+[$'axi'.K$1];0;[.K18];2;0);[.K18])" office:value-type="float" office:value="0">
            <text:p>0</text:p>
          </table:table-cell>
          <table:table-cell table:style-name="ACE-6" table:formula="of:=IF([$'abs'.L18]&lt;2;COM.MICROSOFT.SWITCH([$'switches'.$A$1];1;POWER([$'ba'.L18];2)-POWER([$'bb'.L18];2)+[$'axi'.L$1];0;[.L18];2;0);[.L18])" office:value-type="float" office:value="0">
            <text:p>0</text:p>
          </table:table-cell>
          <table:table-cell table:style-name="ACE-6" table:formula="of:=IF([$'abs'.M18]&lt;2;COM.MICROSOFT.SWITCH([$'switches'.$A$1];1;POWER([$'ba'.M18];2)-POWER([$'bb'.M18];2)+[$'axi'.M$1];0;[.M18];2;0);[.M18])" office:value-type="float" office:value="0">
            <text:p>0</text:p>
          </table:table-cell>
          <table:table-cell table:style-name="ACE-6" table:formula="of:=IF([$'abs'.N18]&lt;2;COM.MICROSOFT.SWITCH([$'switches'.$A$1];1;POWER([$'ba'.N18];2)-POWER([$'bb'.N18];2)+[$'axi'.N$1];0;[.N18];2;0);[.N18])" office:value-type="float" office:value="0">
            <text:p>0</text:p>
          </table:table-cell>
          <table:table-cell table:style-name="ACE-6" table:formula="of:=IF([$'abs'.O18]&lt;2;COM.MICROSOFT.SWITCH([$'switches'.$A$1];1;POWER([$'ba'.O18];2)-POWER([$'bb'.O18];2)+[$'axi'.O$1];0;[.O18];2;0);[.O18])" office:value-type="float" office:value="0">
            <text:p>0</text:p>
          </table:table-cell>
          <table:table-cell table:style-name="ACE-6" table:formula="of:=IF([$'abs'.P18]&lt;2;COM.MICROSOFT.SWITCH([$'switches'.$A$1];1;POWER([$'ba'.P18];2)-POWER([$'bb'.P18];2)+[$'axi'.P$1];0;[.P18];2;0);[.P18])" office:value-type="float" office:value="0">
            <text:p>0</text:p>
          </table:table-cell>
          <table:table-cell table:style-name="ACE-6" table:formula="of:=IF([$'abs'.Q18]&lt;2;COM.MICROSOFT.SWITCH([$'switches'.$A$1];1;POWER([$'ba'.Q18];2)-POWER([$'bb'.Q18];2)+[$'axi'.Q$1];0;[.Q18];2;0);[.Q18])" office:value-type="float" office:value="0">
            <text:p>0</text:p>
          </table:table-cell>
          <table:table-cell table:style-name="ACE-6" table:formula="of:=IF([$'abs'.R18]&lt;2;COM.MICROSOFT.SWITCH([$'switches'.$A$1];1;POWER([$'ba'.R18];2)-POWER([$'bb'.R18];2)+[$'axi'.R$1];0;[.R18];2;0);[.R18])" office:value-type="float" office:value="0">
            <text:p>0</text:p>
          </table:table-cell>
          <table:table-cell table:style-name="ACE-6" table:formula="of:=IF([$'abs'.S18]&lt;2;COM.MICROSOFT.SWITCH([$'switches'.$A$1];1;POWER([$'ba'.S18];2)-POWER([$'bb'.S18];2)+[$'axi'.S$1];0;[.S18];2;0);[.S18])" office:value-type="float" office:value="0">
            <text:p>0</text:p>
          </table:table-cell>
          <table:table-cell table:style-name="ACE-6" table:formula="of:=IF([$'abs'.T18]&lt;2;COM.MICROSOFT.SWITCH([$'switches'.$A$1];1;POWER([$'ba'.T18];2)-POWER([$'bb'.T18];2)+[$'axi'.T$1];0;[.T18];2;0);[.T18])" office:value-type="float" office:value="0">
            <text:p>0</text:p>
          </table:table-cell>
          <table:table-cell table:style-name="ACE-6" table:formula="of:=IF([$'abs'.U18]&lt;2;COM.MICROSOFT.SWITCH([$'switches'.$A$1];1;POWER([$'ba'.U18];2)-POWER([$'bb'.U18];2)+[$'axi'.U$1];0;[.U18];2;0);[.U18])" office:value-type="float" office:value="0">
            <text:p>0</text:p>
          </table:table-cell>
          <table:table-cell table:style-name="ACE-6" table:formula="of:=IF([$'abs'.V18]&lt;2;COM.MICROSOFT.SWITCH([$'switches'.$A$1];1;POWER([$'ba'.V18];2)-POWER([$'bb'.V18];2)+[$'axi'.V$1];0;[.V18];2;0);[.V18])" office:value-type="float" office:value="0">
            <text:p>0</text:p>
          </table:table-cell>
          <table:table-cell table:style-name="ACE-6" table:formula="of:=IF([$'abs'.W18]&lt;2;COM.MICROSOFT.SWITCH([$'switches'.$A$1];1;POWER([$'ba'.W18];2)-POWER([$'bb'.W18];2)+[$'axi'.W$1];0;[.W18];2;0);[.W18])" office:value-type="float" office:value="0">
            <text:p>0</text:p>
          </table:table-cell>
          <table:table-cell table:style-name="ACE-6" table:formula="of:=IF([$'abs'.X18]&lt;2;COM.MICROSOFT.SWITCH([$'switches'.$A$1];1;POWER([$'ba'.X18];2)-POWER([$'bb'.X18];2)+[$'axi'.X$1];0;[.X18];2;0);[.X18])" office:value-type="float" office:value="0">
            <text:p>0</text:p>
          </table:table-cell>
          <table:table-cell table:style-name="ACE-6" table:formula="of:=IF([$'abs'.Y18]&lt;2;COM.MICROSOFT.SWITCH([$'switches'.$A$1];1;POWER([$'ba'.Y18];2)-POWER([$'bb'.Y18];2)+[$'axi'.Y$1];0;[.Y18];2;0);[.Y18])" office:value-type="float" office:value="0">
            <text:p>0</text:p>
          </table:table-cell>
          <table:table-cell table:style-name="ACE-6" table:formula="of:=IF([$'abs'.Z18]&lt;2;COM.MICROSOFT.SWITCH([$'switches'.$A$1];1;POWER([$'ba'.Z18];2)-POWER([$'bb'.Z18];2)+[$'axi'.Z$1];0;[.Z18];2;0);[.Z18])" office:value-type="float" office:value="0">
            <text:p>0</text:p>
          </table:table-cell>
          <table:table-cell table:style-name="ACE-6" table:formula="of:=IF([$'abs'.AA18]&lt;2;COM.MICROSOFT.SWITCH([$'switches'.$A$1];1;POWER([$'ba'.AA18];2)-POWER([$'bb'.AA18];2)+[$'axi'.AA$1];0;[.AA18];2;0);[.AA18])" office:value-type="float" office:value="0">
            <text:p>0</text:p>
          </table:table-cell>
          <table:table-cell table:style-name="ACE-6" table:formula="of:=IF([$'abs'.AB18]&lt;2;COM.MICROSOFT.SWITCH([$'switches'.$A$1];1;POWER([$'ba'.AB18];2)-POWER([$'bb'.AB18];2)+[$'axi'.AB$1];0;[.AB18];2;0);[.AB18])" office:value-type="float" office:value="0">
            <text:p>0</text:p>
          </table:table-cell>
          <table:table-cell table:style-name="ACE-6" table:formula="of:=IF([$'abs'.AC18]&lt;2;COM.MICROSOFT.SWITCH([$'switches'.$A$1];1;POWER([$'ba'.AC18];2)-POWER([$'bb'.AC18];2)+[$'axi'.AC$1];0;[.AC18];2;0);[.AC18])" office:value-type="float" office:value="0">
            <text:p>0</text:p>
          </table:table-cell>
          <table:table-cell table:style-name="ACE-6" table:formula="of:=IF([$'abs'.AD18]&lt;2;COM.MICROSOFT.SWITCH([$'switches'.$A$1];1;POWER([$'ba'.AD18];2)-POWER([$'bb'.AD18];2)+[$'axi'.AD$1];0;[.AD18];2;0);[.AD18])" office:value-type="float" office:value="0">
            <text:p>0</text:p>
          </table:table-cell>
          <table:table-cell table:style-name="ACE-6" table:formula="of:=IF([$'abs'.AE18]&lt;2;COM.MICROSOFT.SWITCH([$'switches'.$A$1];1;POWER([$'ba'.AE18];2)-POWER([$'bb'.AE18];2)+[$'axi'.AE$1];0;[.AE18];2;0);[.AE18])" office:value-type="float" office:value="0">
            <text:p>0</text:p>
          </table:table-cell>
          <table:table-cell table:style-name="ACE-6" table:formula="of:=IF([$'abs'.AF18]&lt;2;COM.MICROSOFT.SWITCH([$'switches'.$A$1];1;POWER([$'ba'.AF18];2)-POWER([$'bb'.AF18];2)+[$'axi'.AF$1];0;[.AF18];2;0);[.AF18])" office:value-type="float" office:value="0">
            <text:p>0</text:p>
          </table:table-cell>
          <table:table-cell table:style-name="ACE-6" table:formula="of:=IF([$'abs'.AG18]&lt;2;COM.MICROSOFT.SWITCH([$'switches'.$A$1];1;POWER([$'ba'.AG18];2)-POWER([$'bb'.AG18];2)+[$'axi'.AG$1];0;[.AG18];2;0);[.AG18])" office:value-type="float" office:value="0">
            <text:p>0</text:p>
          </table:table-cell>
          <table:table-cell table:style-name="ACE-6" table:formula="of:=IF([$'abs'.AH18]&lt;2;COM.MICROSOFT.SWITCH([$'switches'.$A$1];1;POWER([$'ba'.AH18];2)-POWER([$'bb'.AH18];2)+[$'axi'.AH$1];0;[.AH18];2;0);[.AH18])" office:value-type="float" office:value="0">
            <text:p>0</text:p>
          </table:table-cell>
          <table:table-cell table:style-name="ACE-6" table:formula="of:=IF([$'abs'.AI18]&lt;2;COM.MICROSOFT.SWITCH([$'switches'.$A$1];1;POWER([$'ba'.AI18];2)-POWER([$'bb'.AI18];2)+[$'axi'.AI$1];0;[.AI18];2;0);[.AI18])" office:value-type="float" office:value="0">
            <text:p>0</text:p>
          </table:table-cell>
          <table:table-cell table:style-name="ACE-6" table:formula="of:=IF([$'abs'.AJ18]&lt;2;COM.MICROSOFT.SWITCH([$'switches'.$A$1];1;POWER([$'ba'.AJ18];2)-POWER([$'bb'.AJ18];2)+[$'axi'.AJ$1];0;[.AJ18];2;0);[.AJ18])" office:value-type="float" office:value="0">
            <text:p>0</text:p>
          </table:table-cell>
          <table:table-cell table:style-name="ACE-6" table:formula="of:=IF([$'abs'.AK18]&lt;2;COM.MICROSOFT.SWITCH([$'switches'.$A$1];1;POWER([$'ba'.AK18];2)-POWER([$'bb'.AK18];2)+[$'axi'.AK$1];0;[.AK18];2;0);[.AK18])" office:value-type="float" office:value="0">
            <text:p>0</text:p>
          </table:table-cell>
          <table:table-cell table:style-name="ACE-6" table:formula="of:=IF([$'abs'.AL18]&lt;2;COM.MICROSOFT.SWITCH([$'switches'.$A$1];1;POWER([$'ba'.AL18];2)-POWER([$'bb'.AL18];2)+[$'axi'.AL$1];0;[.AL18];2;0);[.AL18])" office:value-type="float" office:value="0">
            <text:p>0</text:p>
          </table:table-cell>
          <table:table-cell table:style-name="ACE-6" table:formula="of:=IF([$'abs'.AM18]&lt;2;COM.MICROSOFT.SWITCH([$'switches'.$A$1];1;POWER([$'ba'.AM18];2)-POWER([$'bb'.AM18];2)+[$'axi'.AM$1];0;[.AM18];2;0);[.AM18])" office:value-type="float" office:value="0">
            <text:p>0</text:p>
          </table:table-cell>
          <table:table-cell table:style-name="ACE-6" table:formula="of:=IF([$'abs'.AN18]&lt;2;COM.MICROSOFT.SWITCH([$'switches'.$A$1];1;POWER([$'ba'.AN18];2)-POWER([$'bb'.AN18];2)+[$'axi'.AN$1];0;[.AN18];2;0);[.AN18])" office:value-type="float" office:value="0">
            <text:p>0</text:p>
          </table:table-cell>
          <table:table-cell table:style-name="ACE-6" table:formula="of:=IF([$'abs'.AO18]&lt;2;COM.MICROSOFT.SWITCH([$'switches'.$A$1];1;POWER([$'ba'.AO18];2)-POWER([$'bb'.AO18];2)+[$'axi'.AO$1];0;[.AO18];2;0);[.AO18])" office:value-type="float" office:value="0">
            <text:p>0</text:p>
          </table:table-cell>
          <table:table-cell table:style-name="ACE-6" table:formula="of:=IF([$'abs'.AP18]&lt;2;COM.MICROSOFT.SWITCH([$'switches'.$A$1];1;POWER([$'ba'.AP18];2)-POWER([$'bb'.AP18];2)+[$'axi'.AP$1];0;[.AP18];2;0);[.AP18])" office:value-type="float" office:value="0">
            <text:p>0</text:p>
          </table:table-cell>
          <table:table-cell table:style-name="ACE-6" table:formula="of:=IF([$'abs'.AQ18]&lt;2;COM.MICROSOFT.SWITCH([$'switches'.$A$1];1;POWER([$'ba'.AQ18];2)-POWER([$'bb'.AQ18];2)+[$'axi'.AQ$1];0;[.AQ18];2;0);[.AQ18])" office:value-type="float" office:value="0">
            <text:p>0</text:p>
          </table:table-cell>
          <table:table-cell table:style-name="ACE-6" table:formula="of:=IF([$'abs'.AR18]&lt;2;COM.MICROSOFT.SWITCH([$'switches'.$A$1];1;POWER([$'ba'.AR18];2)-POWER([$'bb'.AR18];2)+[$'axi'.AR$1];0;[.AR18];2;0);[.AR18])" office:value-type="float" office:value="0">
            <text:p>0</text:p>
          </table:table-cell>
          <table:table-cell table:style-name="ACE-6" table:formula="of:=IF([$'abs'.AS18]&lt;2;COM.MICROSOFT.SWITCH([$'switches'.$A$1];1;POWER([$'ba'.AS18];2)-POWER([$'bb'.AS18];2)+[$'axi'.AS$1];0;[.AS18];2;0);[.AS18])" office:value-type="float" office:value="0">
            <text:p>0</text:p>
          </table:table-cell>
          <table:table-cell table:style-name="ACE-6" table:formula="of:=IF([$'abs'.AT18]&lt;2;COM.MICROSOFT.SWITCH([$'switches'.$A$1];1;POWER([$'ba'.AT18];2)-POWER([$'bb'.AT18];2)+[$'axi'.AT$1];0;[.AT18];2;0);[.AT18])" office:value-type="float" office:value="0">
            <text:p>0</text:p>
          </table:table-cell>
          <table:table-cell table:style-name="ACE-6" table:formula="of:=IF([$'abs'.AU18]&lt;2;COM.MICROSOFT.SWITCH([$'switches'.$A$1];1;POWER([$'ba'.AU18];2)-POWER([$'bb'.AU18];2)+[$'axi'.AU$1];0;[.AU18];2;0);[.AU18])" office:value-type="float" office:value="0">
            <text:p>0</text:p>
          </table:table-cell>
          <table:table-cell table:style-name="ACE-6" table:formula="of:=IF([$'abs'.AV18]&lt;2;COM.MICROSOFT.SWITCH([$'switches'.$A$1];1;POWER([$'ba'.AV18];2)-POWER([$'bb'.AV18];2)+[$'axi'.AV$1];0;[.AV18];2;0);[.AV18])" office:value-type="float" office:value="0">
            <text:p>0</text:p>
          </table:table-cell>
          <table:table-cell table:style-name="ACE-6" table:formula="of:=IF([$'abs'.AW18]&lt;2;COM.MICROSOFT.SWITCH([$'switches'.$A$1];1;POWER([$'ba'.AW18];2)-POWER([$'bb'.AW18];2)+[$'axi'.AW$1];0;[.AW18];2;0);[.AW18])" office:value-type="float" office:value="0">
            <text:p>0</text:p>
          </table:table-cell>
          <table:table-cell table:style-name="ACE-6" table:formula="of:=IF([$'abs'.AX18]&lt;2;COM.MICROSOFT.SWITCH([$'switches'.$A$1];1;POWER([$'ba'.AX18];2)-POWER([$'bb'.AX18];2)+[$'axi'.AX$1];0;[.AX18];2;0);[.AX18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19]&lt;2;COM.MICROSOFT.SWITCH([$'switches'.$A$1];1;POWER([$'ba'.B19];2)-POWER([$'bb'.B19];2)+[$'axi'.B$1];0;[.B19];2;0);[.B19])" office:value-type="float" office:value="0">
            <text:p>0</text:p>
          </table:table-cell>
          <table:table-cell table:style-name="ACE-6" table:formula="of:=IF([$'abs'.C19]&lt;2;COM.MICROSOFT.SWITCH([$'switches'.$A$1];1;POWER([$'ba'.C19];2)-POWER([$'bb'.C19];2)+[$'axi'.C$1];0;[.C19];2;0);[.C19])" office:value-type="float" office:value="0">
            <text:p>0</text:p>
          </table:table-cell>
          <table:table-cell table:style-name="ACE-6" table:formula="of:=IF([$'abs'.D19]&lt;2;COM.MICROSOFT.SWITCH([$'switches'.$A$1];1;POWER([$'ba'.D19];2)-POWER([$'bb'.D19];2)+[$'axi'.D$1];0;[.D19];2;0);[.D19])" office:value-type="float" office:value="0">
            <text:p>0</text:p>
          </table:table-cell>
          <table:table-cell table:style-name="ACE-6" table:formula="of:=IF([$'abs'.E19]&lt;2;COM.MICROSOFT.SWITCH([$'switches'.$A$1];1;POWER([$'ba'.E19];2)-POWER([$'bb'.E19];2)+[$'axi'.E$1];0;[.E19];2;0);[.E19])" office:value-type="float" office:value="0">
            <text:p>0</text:p>
          </table:table-cell>
          <table:table-cell table:style-name="ACE-6" table:formula="of:=IF([$'abs'.F19]&lt;2;COM.MICROSOFT.SWITCH([$'switches'.$A$1];1;POWER([$'ba'.F19];2)-POWER([$'bb'.F19];2)+[$'axi'.F$1];0;[.F19];2;0);[.F19])" office:value-type="float" office:value="0">
            <text:p>0</text:p>
          </table:table-cell>
          <table:table-cell table:style-name="ACE-6" table:formula="of:=IF([$'abs'.G19]&lt;2;COM.MICROSOFT.SWITCH([$'switches'.$A$1];1;POWER([$'ba'.G19];2)-POWER([$'bb'.G19];2)+[$'axi'.G$1];0;[.G19];2;0);[.G19])" office:value-type="float" office:value="0">
            <text:p>0</text:p>
          </table:table-cell>
          <table:table-cell table:style-name="ACE-6" table:formula="of:=IF([$'abs'.H19]&lt;2;COM.MICROSOFT.SWITCH([$'switches'.$A$1];1;POWER([$'ba'.H19];2)-POWER([$'bb'.H19];2)+[$'axi'.H$1];0;[.H19];2;0);[.H19])" office:value-type="float" office:value="0">
            <text:p>0</text:p>
          </table:table-cell>
          <table:table-cell table:style-name="ACE-6" table:formula="of:=IF([$'abs'.I19]&lt;2;COM.MICROSOFT.SWITCH([$'switches'.$A$1];1;POWER([$'ba'.I19];2)-POWER([$'bb'.I19];2)+[$'axi'.I$1];0;[.I19];2;0);[.I19])" office:value-type="float" office:value="0">
            <text:p>0</text:p>
          </table:table-cell>
          <table:table-cell table:style-name="ACE-6" table:formula="of:=IF([$'abs'.J19]&lt;2;COM.MICROSOFT.SWITCH([$'switches'.$A$1];1;POWER([$'ba'.J19];2)-POWER([$'bb'.J19];2)+[$'axi'.J$1];0;[.J19];2;0);[.J19])" office:value-type="float" office:value="0">
            <text:p>0</text:p>
          </table:table-cell>
          <table:table-cell table:style-name="ACE-6" table:formula="of:=IF([$'abs'.K19]&lt;2;COM.MICROSOFT.SWITCH([$'switches'.$A$1];1;POWER([$'ba'.K19];2)-POWER([$'bb'.K19];2)+[$'axi'.K$1];0;[.K19];2;0);[.K19])" office:value-type="float" office:value="0">
            <text:p>0</text:p>
          </table:table-cell>
          <table:table-cell table:style-name="ACE-6" table:formula="of:=IF([$'abs'.L19]&lt;2;COM.MICROSOFT.SWITCH([$'switches'.$A$1];1;POWER([$'ba'.L19];2)-POWER([$'bb'.L19];2)+[$'axi'.L$1];0;[.L19];2;0);[.L19])" office:value-type="float" office:value="0">
            <text:p>0</text:p>
          </table:table-cell>
          <table:table-cell table:style-name="ACE-6" table:formula="of:=IF([$'abs'.M19]&lt;2;COM.MICROSOFT.SWITCH([$'switches'.$A$1];1;POWER([$'ba'.M19];2)-POWER([$'bb'.M19];2)+[$'axi'.M$1];0;[.M19];2;0);[.M19])" office:value-type="float" office:value="0">
            <text:p>0</text:p>
          </table:table-cell>
          <table:table-cell table:style-name="ACE-6" table:formula="of:=IF([$'abs'.N19]&lt;2;COM.MICROSOFT.SWITCH([$'switches'.$A$1];1;POWER([$'ba'.N19];2)-POWER([$'bb'.N19];2)+[$'axi'.N$1];0;[.N19];2;0);[.N19])" office:value-type="float" office:value="0">
            <text:p>0</text:p>
          </table:table-cell>
          <table:table-cell table:style-name="ACE-6" table:formula="of:=IF([$'abs'.O19]&lt;2;COM.MICROSOFT.SWITCH([$'switches'.$A$1];1;POWER([$'ba'.O19];2)-POWER([$'bb'.O19];2)+[$'axi'.O$1];0;[.O19];2;0);[.O19])" office:value-type="float" office:value="0">
            <text:p>0</text:p>
          </table:table-cell>
          <table:table-cell table:style-name="ACE-6" table:formula="of:=IF([$'abs'.P19]&lt;2;COM.MICROSOFT.SWITCH([$'switches'.$A$1];1;POWER([$'ba'.P19];2)-POWER([$'bb'.P19];2)+[$'axi'.P$1];0;[.P19];2;0);[.P19])" office:value-type="float" office:value="0">
            <text:p>0</text:p>
          </table:table-cell>
          <table:table-cell table:style-name="ACE-6" table:formula="of:=IF([$'abs'.Q19]&lt;2;COM.MICROSOFT.SWITCH([$'switches'.$A$1];1;POWER([$'ba'.Q19];2)-POWER([$'bb'.Q19];2)+[$'axi'.Q$1];0;[.Q19];2;0);[.Q19])" office:value-type="float" office:value="0">
            <text:p>0</text:p>
          </table:table-cell>
          <table:table-cell table:style-name="ACE-6" table:formula="of:=IF([$'abs'.R19]&lt;2;COM.MICROSOFT.SWITCH([$'switches'.$A$1];1;POWER([$'ba'.R19];2)-POWER([$'bb'.R19];2)+[$'axi'.R$1];0;[.R19];2;0);[.R19])" office:value-type="float" office:value="0">
            <text:p>0</text:p>
          </table:table-cell>
          <table:table-cell table:style-name="ACE-6" table:formula="of:=IF([$'abs'.S19]&lt;2;COM.MICROSOFT.SWITCH([$'switches'.$A$1];1;POWER([$'ba'.S19];2)-POWER([$'bb'.S19];2)+[$'axi'.S$1];0;[.S19];2;0);[.S19])" office:value-type="float" office:value="0">
            <text:p>0</text:p>
          </table:table-cell>
          <table:table-cell table:style-name="ACE-6" table:formula="of:=IF([$'abs'.T19]&lt;2;COM.MICROSOFT.SWITCH([$'switches'.$A$1];1;POWER([$'ba'.T19];2)-POWER([$'bb'.T19];2)+[$'axi'.T$1];0;[.T19];2;0);[.T19])" office:value-type="float" office:value="0">
            <text:p>0</text:p>
          </table:table-cell>
          <table:table-cell table:style-name="ACE-6" table:formula="of:=IF([$'abs'.U19]&lt;2;COM.MICROSOFT.SWITCH([$'switches'.$A$1];1;POWER([$'ba'.U19];2)-POWER([$'bb'.U19];2)+[$'axi'.U$1];0;[.U19];2;0);[.U19])" office:value-type="float" office:value="0">
            <text:p>0</text:p>
          </table:table-cell>
          <table:table-cell table:style-name="ACE-6" table:formula="of:=IF([$'abs'.V19]&lt;2;COM.MICROSOFT.SWITCH([$'switches'.$A$1];1;POWER([$'ba'.V19];2)-POWER([$'bb'.V19];2)+[$'axi'.V$1];0;[.V19];2;0);[.V19])" office:value-type="float" office:value="0">
            <text:p>0</text:p>
          </table:table-cell>
          <table:table-cell table:style-name="ACE-6" table:formula="of:=IF([$'abs'.W19]&lt;2;COM.MICROSOFT.SWITCH([$'switches'.$A$1];1;POWER([$'ba'.W19];2)-POWER([$'bb'.W19];2)+[$'axi'.W$1];0;[.W19];2;0);[.W19])" office:value-type="float" office:value="0">
            <text:p>0</text:p>
          </table:table-cell>
          <table:table-cell table:style-name="ACE-6" table:formula="of:=IF([$'abs'.X19]&lt;2;COM.MICROSOFT.SWITCH([$'switches'.$A$1];1;POWER([$'ba'.X19];2)-POWER([$'bb'.X19];2)+[$'axi'.X$1];0;[.X19];2;0);[.X19])" office:value-type="float" office:value="0">
            <text:p>0</text:p>
          </table:table-cell>
          <table:table-cell table:style-name="ACE-6" table:formula="of:=IF([$'abs'.Y19]&lt;2;COM.MICROSOFT.SWITCH([$'switches'.$A$1];1;POWER([$'ba'.Y19];2)-POWER([$'bb'.Y19];2)+[$'axi'.Y$1];0;[.Y19];2;0);[.Y19])" office:value-type="float" office:value="0">
            <text:p>0</text:p>
          </table:table-cell>
          <table:table-cell table:style-name="ACE-6" table:formula="of:=IF([$'abs'.Z19]&lt;2;COM.MICROSOFT.SWITCH([$'switches'.$A$1];1;POWER([$'ba'.Z19];2)-POWER([$'bb'.Z19];2)+[$'axi'.Z$1];0;[.Z19];2;0);[.Z19])" office:value-type="float" office:value="0">
            <text:p>0</text:p>
          </table:table-cell>
          <table:table-cell table:style-name="ACE-6" table:formula="of:=IF([$'abs'.AA19]&lt;2;COM.MICROSOFT.SWITCH([$'switches'.$A$1];1;POWER([$'ba'.AA19];2)-POWER([$'bb'.AA19];2)+[$'axi'.AA$1];0;[.AA19];2;0);[.AA19])" office:value-type="float" office:value="0">
            <text:p>0</text:p>
          </table:table-cell>
          <table:table-cell table:style-name="ACE-6" table:formula="of:=IF([$'abs'.AB19]&lt;2;COM.MICROSOFT.SWITCH([$'switches'.$A$1];1;POWER([$'ba'.AB19];2)-POWER([$'bb'.AB19];2)+[$'axi'.AB$1];0;[.AB19];2;0);[.AB19])" office:value-type="float" office:value="0">
            <text:p>0</text:p>
          </table:table-cell>
          <table:table-cell table:style-name="ACE-6" table:formula="of:=IF([$'abs'.AC19]&lt;2;COM.MICROSOFT.SWITCH([$'switches'.$A$1];1;POWER([$'ba'.AC19];2)-POWER([$'bb'.AC19];2)+[$'axi'.AC$1];0;[.AC19];2;0);[.AC19])" office:value-type="float" office:value="0">
            <text:p>0</text:p>
          </table:table-cell>
          <table:table-cell table:style-name="ACE-6" table:formula="of:=IF([$'abs'.AD19]&lt;2;COM.MICROSOFT.SWITCH([$'switches'.$A$1];1;POWER([$'ba'.AD19];2)-POWER([$'bb'.AD19];2)+[$'axi'.AD$1];0;[.AD19];2;0);[.AD19])" office:value-type="float" office:value="0">
            <text:p>0</text:p>
          </table:table-cell>
          <table:table-cell table:style-name="ACE-6" table:formula="of:=IF([$'abs'.AE19]&lt;2;COM.MICROSOFT.SWITCH([$'switches'.$A$1];1;POWER([$'ba'.AE19];2)-POWER([$'bb'.AE19];2)+[$'axi'.AE$1];0;[.AE19];2;0);[.AE19])" office:value-type="float" office:value="0">
            <text:p>0</text:p>
          </table:table-cell>
          <table:table-cell table:style-name="ACE-6" table:formula="of:=IF([$'abs'.AF19]&lt;2;COM.MICROSOFT.SWITCH([$'switches'.$A$1];1;POWER([$'ba'.AF19];2)-POWER([$'bb'.AF19];2)+[$'axi'.AF$1];0;[.AF19];2;0);[.AF19])" office:value-type="float" office:value="0">
            <text:p>0</text:p>
          </table:table-cell>
          <table:table-cell table:style-name="ACE-6" table:formula="of:=IF([$'abs'.AG19]&lt;2;COM.MICROSOFT.SWITCH([$'switches'.$A$1];1;POWER([$'ba'.AG19];2)-POWER([$'bb'.AG19];2)+[$'axi'.AG$1];0;[.AG19];2;0);[.AG19])" office:value-type="float" office:value="0">
            <text:p>0</text:p>
          </table:table-cell>
          <table:table-cell table:style-name="ACE-6" table:formula="of:=IF([$'abs'.AH19]&lt;2;COM.MICROSOFT.SWITCH([$'switches'.$A$1];1;POWER([$'ba'.AH19];2)-POWER([$'bb'.AH19];2)+[$'axi'.AH$1];0;[.AH19];2;0);[.AH19])" office:value-type="float" office:value="0">
            <text:p>0</text:p>
          </table:table-cell>
          <table:table-cell table:style-name="ACE-6" table:formula="of:=IF([$'abs'.AI19]&lt;2;COM.MICROSOFT.SWITCH([$'switches'.$A$1];1;POWER([$'ba'.AI19];2)-POWER([$'bb'.AI19];2)+[$'axi'.AI$1];0;[.AI19];2;0);[.AI19])" office:value-type="float" office:value="0">
            <text:p>0</text:p>
          </table:table-cell>
          <table:table-cell table:style-name="ACE-6" table:formula="of:=IF([$'abs'.AJ19]&lt;2;COM.MICROSOFT.SWITCH([$'switches'.$A$1];1;POWER([$'ba'.AJ19];2)-POWER([$'bb'.AJ19];2)+[$'axi'.AJ$1];0;[.AJ19];2;0);[.AJ19])" office:value-type="float" office:value="0">
            <text:p>0</text:p>
          </table:table-cell>
          <table:table-cell table:style-name="ACE-6" table:formula="of:=IF([$'abs'.AK19]&lt;2;COM.MICROSOFT.SWITCH([$'switches'.$A$1];1;POWER([$'ba'.AK19];2)-POWER([$'bb'.AK19];2)+[$'axi'.AK$1];0;[.AK19];2;0);[.AK19])" office:value-type="float" office:value="0">
            <text:p>0</text:p>
          </table:table-cell>
          <table:table-cell table:style-name="ACE-6" table:formula="of:=IF([$'abs'.AL19]&lt;2;COM.MICROSOFT.SWITCH([$'switches'.$A$1];1;POWER([$'ba'.AL19];2)-POWER([$'bb'.AL19];2)+[$'axi'.AL$1];0;[.AL19];2;0);[.AL19])" office:value-type="float" office:value="0">
            <text:p>0</text:p>
          </table:table-cell>
          <table:table-cell table:style-name="ACE-6" table:formula="of:=IF([$'abs'.AM19]&lt;2;COM.MICROSOFT.SWITCH([$'switches'.$A$1];1;POWER([$'ba'.AM19];2)-POWER([$'bb'.AM19];2)+[$'axi'.AM$1];0;[.AM19];2;0);[.AM19])" office:value-type="float" office:value="0">
            <text:p>0</text:p>
          </table:table-cell>
          <table:table-cell table:style-name="ACE-6" table:formula="of:=IF([$'abs'.AN19]&lt;2;COM.MICROSOFT.SWITCH([$'switches'.$A$1];1;POWER([$'ba'.AN19];2)-POWER([$'bb'.AN19];2)+[$'axi'.AN$1];0;[.AN19];2;0);[.AN19])" office:value-type="float" office:value="0">
            <text:p>0</text:p>
          </table:table-cell>
          <table:table-cell table:style-name="ACE-6" table:formula="of:=IF([$'abs'.AO19]&lt;2;COM.MICROSOFT.SWITCH([$'switches'.$A$1];1;POWER([$'ba'.AO19];2)-POWER([$'bb'.AO19];2)+[$'axi'.AO$1];0;[.AO19];2;0);[.AO19])" office:value-type="float" office:value="0">
            <text:p>0</text:p>
          </table:table-cell>
          <table:table-cell table:style-name="ACE-6" table:formula="of:=IF([$'abs'.AP19]&lt;2;COM.MICROSOFT.SWITCH([$'switches'.$A$1];1;POWER([$'ba'.AP19];2)-POWER([$'bb'.AP19];2)+[$'axi'.AP$1];0;[.AP19];2;0);[.AP19])" office:value-type="float" office:value="0">
            <text:p>0</text:p>
          </table:table-cell>
          <table:table-cell table:style-name="ACE-6" table:formula="of:=IF([$'abs'.AQ19]&lt;2;COM.MICROSOFT.SWITCH([$'switches'.$A$1];1;POWER([$'ba'.AQ19];2)-POWER([$'bb'.AQ19];2)+[$'axi'.AQ$1];0;[.AQ19];2;0);[.AQ19])" office:value-type="float" office:value="0">
            <text:p>0</text:p>
          </table:table-cell>
          <table:table-cell table:style-name="ACE-6" table:formula="of:=IF([$'abs'.AR19]&lt;2;COM.MICROSOFT.SWITCH([$'switches'.$A$1];1;POWER([$'ba'.AR19];2)-POWER([$'bb'.AR19];2)+[$'axi'.AR$1];0;[.AR19];2;0);[.AR19])" office:value-type="float" office:value="0">
            <text:p>0</text:p>
          </table:table-cell>
          <table:table-cell table:style-name="ACE-6" table:formula="of:=IF([$'abs'.AS19]&lt;2;COM.MICROSOFT.SWITCH([$'switches'.$A$1];1;POWER([$'ba'.AS19];2)-POWER([$'bb'.AS19];2)+[$'axi'.AS$1];0;[.AS19];2;0);[.AS19])" office:value-type="float" office:value="0">
            <text:p>0</text:p>
          </table:table-cell>
          <table:table-cell table:style-name="ACE-6" table:formula="of:=IF([$'abs'.AT19]&lt;2;COM.MICROSOFT.SWITCH([$'switches'.$A$1];1;POWER([$'ba'.AT19];2)-POWER([$'bb'.AT19];2)+[$'axi'.AT$1];0;[.AT19];2;0);[.AT19])" office:value-type="float" office:value="0">
            <text:p>0</text:p>
          </table:table-cell>
          <table:table-cell table:style-name="ACE-6" table:formula="of:=IF([$'abs'.AU19]&lt;2;COM.MICROSOFT.SWITCH([$'switches'.$A$1];1;POWER([$'ba'.AU19];2)-POWER([$'bb'.AU19];2)+[$'axi'.AU$1];0;[.AU19];2;0);[.AU19])" office:value-type="float" office:value="0">
            <text:p>0</text:p>
          </table:table-cell>
          <table:table-cell table:style-name="ACE-6" table:formula="of:=IF([$'abs'.AV19]&lt;2;COM.MICROSOFT.SWITCH([$'switches'.$A$1];1;POWER([$'ba'.AV19];2)-POWER([$'bb'.AV19];2)+[$'axi'.AV$1];0;[.AV19];2;0);[.AV19])" office:value-type="float" office:value="0">
            <text:p>0</text:p>
          </table:table-cell>
          <table:table-cell table:style-name="ACE-6" table:formula="of:=IF([$'abs'.AW19]&lt;2;COM.MICROSOFT.SWITCH([$'switches'.$A$1];1;POWER([$'ba'.AW19];2)-POWER([$'bb'.AW19];2)+[$'axi'.AW$1];0;[.AW19];2;0);[.AW19])" office:value-type="float" office:value="0">
            <text:p>0</text:p>
          </table:table-cell>
          <table:table-cell table:style-name="ACE-6" table:formula="of:=IF([$'abs'.AX19]&lt;2;COM.MICROSOFT.SWITCH([$'switches'.$A$1];1;POWER([$'ba'.AX19];2)-POWER([$'bb'.AX19];2)+[$'axi'.AX$1];0;[.AX19];2;0);[.AX19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0]&lt;2;COM.MICROSOFT.SWITCH([$'switches'.$A$1];1;POWER([$'ba'.B20];2)-POWER([$'bb'.B20];2)+[$'axi'.B$1];0;[.B20];2;0);[.B20])" office:value-type="float" office:value="0">
            <text:p>0</text:p>
          </table:table-cell>
          <table:table-cell table:style-name="ACE-6" table:formula="of:=IF([$'abs'.C20]&lt;2;COM.MICROSOFT.SWITCH([$'switches'.$A$1];1;POWER([$'ba'.C20];2)-POWER([$'bb'.C20];2)+[$'axi'.C$1];0;[.C20];2;0);[.C20])" office:value-type="float" office:value="0">
            <text:p>0</text:p>
          </table:table-cell>
          <table:table-cell table:style-name="ACE-6" table:formula="of:=IF([$'abs'.D20]&lt;2;COM.MICROSOFT.SWITCH([$'switches'.$A$1];1;POWER([$'ba'.D20];2)-POWER([$'bb'.D20];2)+[$'axi'.D$1];0;[.D20];2;0);[.D20])" office:value-type="float" office:value="0">
            <text:p>0</text:p>
          </table:table-cell>
          <table:table-cell table:style-name="ACE-6" table:formula="of:=IF([$'abs'.E20]&lt;2;COM.MICROSOFT.SWITCH([$'switches'.$A$1];1;POWER([$'ba'.E20];2)-POWER([$'bb'.E20];2)+[$'axi'.E$1];0;[.E20];2;0);[.E20])" office:value-type="float" office:value="0">
            <text:p>0</text:p>
          </table:table-cell>
          <table:table-cell table:style-name="ACE-6" table:formula="of:=IF([$'abs'.F20]&lt;2;COM.MICROSOFT.SWITCH([$'switches'.$A$1];1;POWER([$'ba'.F20];2)-POWER([$'bb'.F20];2)+[$'axi'.F$1];0;[.F20];2;0);[.F20])" office:value-type="float" office:value="0">
            <text:p>0</text:p>
          </table:table-cell>
          <table:table-cell table:style-name="ACE-6" table:formula="of:=IF([$'abs'.G20]&lt;2;COM.MICROSOFT.SWITCH([$'switches'.$A$1];1;POWER([$'ba'.G20];2)-POWER([$'bb'.G20];2)+[$'axi'.G$1];0;[.G20];2;0);[.G20])" office:value-type="float" office:value="0">
            <text:p>0</text:p>
          </table:table-cell>
          <table:table-cell table:style-name="ACE-6" table:formula="of:=IF([$'abs'.H20]&lt;2;COM.MICROSOFT.SWITCH([$'switches'.$A$1];1;POWER([$'ba'.H20];2)-POWER([$'bb'.H20];2)+[$'axi'.H$1];0;[.H20];2;0);[.H20])" office:value-type="float" office:value="0">
            <text:p>0</text:p>
          </table:table-cell>
          <table:table-cell table:style-name="ACE-6" table:formula="of:=IF([$'abs'.I20]&lt;2;COM.MICROSOFT.SWITCH([$'switches'.$A$1];1;POWER([$'ba'.I20];2)-POWER([$'bb'.I20];2)+[$'axi'.I$1];0;[.I20];2;0);[.I20])" office:value-type="float" office:value="0">
            <text:p>0</text:p>
          </table:table-cell>
          <table:table-cell table:style-name="ACE-6" table:formula="of:=IF([$'abs'.J20]&lt;2;COM.MICROSOFT.SWITCH([$'switches'.$A$1];1;POWER([$'ba'.J20];2)-POWER([$'bb'.J20];2)+[$'axi'.J$1];0;[.J20];2;0);[.J20])" office:value-type="float" office:value="0">
            <text:p>0</text:p>
          </table:table-cell>
          <table:table-cell table:style-name="ACE-6" table:formula="of:=IF([$'abs'.K20]&lt;2;COM.MICROSOFT.SWITCH([$'switches'.$A$1];1;POWER([$'ba'.K20];2)-POWER([$'bb'.K20];2)+[$'axi'.K$1];0;[.K20];2;0);[.K20])" office:value-type="float" office:value="0">
            <text:p>0</text:p>
          </table:table-cell>
          <table:table-cell table:style-name="ACE-6" table:formula="of:=IF([$'abs'.L20]&lt;2;COM.MICROSOFT.SWITCH([$'switches'.$A$1];1;POWER([$'ba'.L20];2)-POWER([$'bb'.L20];2)+[$'axi'.L$1];0;[.L20];2;0);[.L20])" office:value-type="float" office:value="0">
            <text:p>0</text:p>
          </table:table-cell>
          <table:table-cell table:style-name="ACE-6" table:formula="of:=IF([$'abs'.M20]&lt;2;COM.MICROSOFT.SWITCH([$'switches'.$A$1];1;POWER([$'ba'.M20];2)-POWER([$'bb'.M20];2)+[$'axi'.M$1];0;[.M20];2;0);[.M20])" office:value-type="float" office:value="0">
            <text:p>0</text:p>
          </table:table-cell>
          <table:table-cell table:style-name="ACE-6" table:formula="of:=IF([$'abs'.N20]&lt;2;COM.MICROSOFT.SWITCH([$'switches'.$A$1];1;POWER([$'ba'.N20];2)-POWER([$'bb'.N20];2)+[$'axi'.N$1];0;[.N20];2;0);[.N20])" office:value-type="float" office:value="0">
            <text:p>0</text:p>
          </table:table-cell>
          <table:table-cell table:style-name="ACE-6" table:formula="of:=IF([$'abs'.O20]&lt;2;COM.MICROSOFT.SWITCH([$'switches'.$A$1];1;POWER([$'ba'.O20];2)-POWER([$'bb'.O20];2)+[$'axi'.O$1];0;[.O20];2;0);[.O20])" office:value-type="float" office:value="0">
            <text:p>0</text:p>
          </table:table-cell>
          <table:table-cell table:style-name="ACE-6" table:formula="of:=IF([$'abs'.P20]&lt;2;COM.MICROSOFT.SWITCH([$'switches'.$A$1];1;POWER([$'ba'.P20];2)-POWER([$'bb'.P20];2)+[$'axi'.P$1];0;[.P20];2;0);[.P20])" office:value-type="float" office:value="0">
            <text:p>0</text:p>
          </table:table-cell>
          <table:table-cell table:style-name="ACE-6" table:formula="of:=IF([$'abs'.Q20]&lt;2;COM.MICROSOFT.SWITCH([$'switches'.$A$1];1;POWER([$'ba'.Q20];2)-POWER([$'bb'.Q20];2)+[$'axi'.Q$1];0;[.Q20];2;0);[.Q20])" office:value-type="float" office:value="0">
            <text:p>0</text:p>
          </table:table-cell>
          <table:table-cell table:style-name="ACE-6" table:formula="of:=IF([$'abs'.R20]&lt;2;COM.MICROSOFT.SWITCH([$'switches'.$A$1];1;POWER([$'ba'.R20];2)-POWER([$'bb'.R20];2)+[$'axi'.R$1];0;[.R20];2;0);[.R20])" office:value-type="float" office:value="0">
            <text:p>0</text:p>
          </table:table-cell>
          <table:table-cell table:style-name="ACE-6" table:formula="of:=IF([$'abs'.S20]&lt;2;COM.MICROSOFT.SWITCH([$'switches'.$A$1];1;POWER([$'ba'.S20];2)-POWER([$'bb'.S20];2)+[$'axi'.S$1];0;[.S20];2;0);[.S20])" office:value-type="float" office:value="0">
            <text:p>0</text:p>
          </table:table-cell>
          <table:table-cell table:style-name="ACE-6" table:formula="of:=IF([$'abs'.T20]&lt;2;COM.MICROSOFT.SWITCH([$'switches'.$A$1];1;POWER([$'ba'.T20];2)-POWER([$'bb'.T20];2)+[$'axi'.T$1];0;[.T20];2;0);[.T20])" office:value-type="float" office:value="0">
            <text:p>0</text:p>
          </table:table-cell>
          <table:table-cell table:style-name="ACE-6" table:formula="of:=IF([$'abs'.U20]&lt;2;COM.MICROSOFT.SWITCH([$'switches'.$A$1];1;POWER([$'ba'.U20];2)-POWER([$'bb'.U20];2)+[$'axi'.U$1];0;[.U20];2;0);[.U20])" office:value-type="float" office:value="0">
            <text:p>0</text:p>
          </table:table-cell>
          <table:table-cell table:style-name="ACE-6" table:formula="of:=IF([$'abs'.V20]&lt;2;COM.MICROSOFT.SWITCH([$'switches'.$A$1];1;POWER([$'ba'.V20];2)-POWER([$'bb'.V20];2)+[$'axi'.V$1];0;[.V20];2;0);[.V20])" office:value-type="float" office:value="0">
            <text:p>0</text:p>
          </table:table-cell>
          <table:table-cell table:style-name="ACE-6" table:formula="of:=IF([$'abs'.W20]&lt;2;COM.MICROSOFT.SWITCH([$'switches'.$A$1];1;POWER([$'ba'.W20];2)-POWER([$'bb'.W20];2)+[$'axi'.W$1];0;[.W20];2;0);[.W20])" office:value-type="float" office:value="0">
            <text:p>0</text:p>
          </table:table-cell>
          <table:table-cell table:style-name="ACE-6" table:formula="of:=IF([$'abs'.X20]&lt;2;COM.MICROSOFT.SWITCH([$'switches'.$A$1];1;POWER([$'ba'.X20];2)-POWER([$'bb'.X20];2)+[$'axi'.X$1];0;[.X20];2;0);[.X20])" office:value-type="float" office:value="0">
            <text:p>0</text:p>
          </table:table-cell>
          <table:table-cell table:style-name="ACE-6" table:formula="of:=IF([$'abs'.Y20]&lt;2;COM.MICROSOFT.SWITCH([$'switches'.$A$1];1;POWER([$'ba'.Y20];2)-POWER([$'bb'.Y20];2)+[$'axi'.Y$1];0;[.Y20];2;0);[.Y20])" office:value-type="float" office:value="0">
            <text:p>0</text:p>
          </table:table-cell>
          <table:table-cell table:style-name="ACE-6" table:formula="of:=IF([$'abs'.Z20]&lt;2;COM.MICROSOFT.SWITCH([$'switches'.$A$1];1;POWER([$'ba'.Z20];2)-POWER([$'bb'.Z20];2)+[$'axi'.Z$1];0;[.Z20];2;0);[.Z20])" office:value-type="float" office:value="0">
            <text:p>0</text:p>
          </table:table-cell>
          <table:table-cell table:style-name="ACE-6" table:formula="of:=IF([$'abs'.AA20]&lt;2;COM.MICROSOFT.SWITCH([$'switches'.$A$1];1;POWER([$'ba'.AA20];2)-POWER([$'bb'.AA20];2)+[$'axi'.AA$1];0;[.AA20];2;0);[.AA20])" office:value-type="float" office:value="0">
            <text:p>0</text:p>
          </table:table-cell>
          <table:table-cell table:style-name="ACE-6" table:formula="of:=IF([$'abs'.AB20]&lt;2;COM.MICROSOFT.SWITCH([$'switches'.$A$1];1;POWER([$'ba'.AB20];2)-POWER([$'bb'.AB20];2)+[$'axi'.AB$1];0;[.AB20];2;0);[.AB20])" office:value-type="float" office:value="0">
            <text:p>0</text:p>
          </table:table-cell>
          <table:table-cell table:style-name="ACE-6" table:formula="of:=IF([$'abs'.AC20]&lt;2;COM.MICROSOFT.SWITCH([$'switches'.$A$1];1;POWER([$'ba'.AC20];2)-POWER([$'bb'.AC20];2)+[$'axi'.AC$1];0;[.AC20];2;0);[.AC20])" office:value-type="float" office:value="0">
            <text:p>0</text:p>
          </table:table-cell>
          <table:table-cell table:style-name="ACE-6" table:formula="of:=IF([$'abs'.AD20]&lt;2;COM.MICROSOFT.SWITCH([$'switches'.$A$1];1;POWER([$'ba'.AD20];2)-POWER([$'bb'.AD20];2)+[$'axi'.AD$1];0;[.AD20];2;0);[.AD20])" office:value-type="float" office:value="0">
            <text:p>0</text:p>
          </table:table-cell>
          <table:table-cell table:style-name="ACE-6" table:formula="of:=IF([$'abs'.AE20]&lt;2;COM.MICROSOFT.SWITCH([$'switches'.$A$1];1;POWER([$'ba'.AE20];2)-POWER([$'bb'.AE20];2)+[$'axi'.AE$1];0;[.AE20];2;0);[.AE20])" office:value-type="float" office:value="0">
            <text:p>0</text:p>
          </table:table-cell>
          <table:table-cell table:style-name="ACE-6" table:formula="of:=IF([$'abs'.AF20]&lt;2;COM.MICROSOFT.SWITCH([$'switches'.$A$1];1;POWER([$'ba'.AF20];2)-POWER([$'bb'.AF20];2)+[$'axi'.AF$1];0;[.AF20];2;0);[.AF20])" office:value-type="float" office:value="0">
            <text:p>0</text:p>
          </table:table-cell>
          <table:table-cell table:style-name="ACE-6" table:formula="of:=IF([$'abs'.AG20]&lt;2;COM.MICROSOFT.SWITCH([$'switches'.$A$1];1;POWER([$'ba'.AG20];2)-POWER([$'bb'.AG20];2)+[$'axi'.AG$1];0;[.AG20];2;0);[.AG20])" office:value-type="float" office:value="0">
            <text:p>0</text:p>
          </table:table-cell>
          <table:table-cell table:style-name="ACE-6" table:formula="of:=IF([$'abs'.AH20]&lt;2;COM.MICROSOFT.SWITCH([$'switches'.$A$1];1;POWER([$'ba'.AH20];2)-POWER([$'bb'.AH20];2)+[$'axi'.AH$1];0;[.AH20];2;0);[.AH20])" office:value-type="float" office:value="0">
            <text:p>0</text:p>
          </table:table-cell>
          <table:table-cell table:style-name="ACE-6" table:formula="of:=IF([$'abs'.AI20]&lt;2;COM.MICROSOFT.SWITCH([$'switches'.$A$1];1;POWER([$'ba'.AI20];2)-POWER([$'bb'.AI20];2)+[$'axi'.AI$1];0;[.AI20];2;0);[.AI20])" office:value-type="float" office:value="0">
            <text:p>0</text:p>
          </table:table-cell>
          <table:table-cell table:style-name="ACE-6" table:formula="of:=IF([$'abs'.AJ20]&lt;2;COM.MICROSOFT.SWITCH([$'switches'.$A$1];1;POWER([$'ba'.AJ20];2)-POWER([$'bb'.AJ20];2)+[$'axi'.AJ$1];0;[.AJ20];2;0);[.AJ20])" office:value-type="float" office:value="0">
            <text:p>0</text:p>
          </table:table-cell>
          <table:table-cell table:style-name="ACE-6" table:formula="of:=IF([$'abs'.AK20]&lt;2;COM.MICROSOFT.SWITCH([$'switches'.$A$1];1;POWER([$'ba'.AK20];2)-POWER([$'bb'.AK20];2)+[$'axi'.AK$1];0;[.AK20];2;0);[.AK20])" office:value-type="float" office:value="0">
            <text:p>0</text:p>
          </table:table-cell>
          <table:table-cell table:style-name="ACE-6" table:formula="of:=IF([$'abs'.AL20]&lt;2;COM.MICROSOFT.SWITCH([$'switches'.$A$1];1;POWER([$'ba'.AL20];2)-POWER([$'bb'.AL20];2)+[$'axi'.AL$1];0;[.AL20];2;0);[.AL20])" office:value-type="float" office:value="0">
            <text:p>0</text:p>
          </table:table-cell>
          <table:table-cell table:style-name="ACE-6" table:formula="of:=IF([$'abs'.AM20]&lt;2;COM.MICROSOFT.SWITCH([$'switches'.$A$1];1;POWER([$'ba'.AM20];2)-POWER([$'bb'.AM20];2)+[$'axi'.AM$1];0;[.AM20];2;0);[.AM20])" office:value-type="float" office:value="0">
            <text:p>0</text:p>
          </table:table-cell>
          <table:table-cell table:style-name="ACE-6" table:formula="of:=IF([$'abs'.AN20]&lt;2;COM.MICROSOFT.SWITCH([$'switches'.$A$1];1;POWER([$'ba'.AN20];2)-POWER([$'bb'.AN20];2)+[$'axi'.AN$1];0;[.AN20];2;0);[.AN20])" office:value-type="float" office:value="0">
            <text:p>0</text:p>
          </table:table-cell>
          <table:table-cell table:style-name="ACE-6" table:formula="of:=IF([$'abs'.AO20]&lt;2;COM.MICROSOFT.SWITCH([$'switches'.$A$1];1;POWER([$'ba'.AO20];2)-POWER([$'bb'.AO20];2)+[$'axi'.AO$1];0;[.AO20];2;0);[.AO20])" office:value-type="float" office:value="0">
            <text:p>0</text:p>
          </table:table-cell>
          <table:table-cell table:style-name="ACE-6" table:formula="of:=IF([$'abs'.AP20]&lt;2;COM.MICROSOFT.SWITCH([$'switches'.$A$1];1;POWER([$'ba'.AP20];2)-POWER([$'bb'.AP20];2)+[$'axi'.AP$1];0;[.AP20];2;0);[.AP20])" office:value-type="float" office:value="0">
            <text:p>0</text:p>
          </table:table-cell>
          <table:table-cell table:style-name="ACE-6" table:formula="of:=IF([$'abs'.AQ20]&lt;2;COM.MICROSOFT.SWITCH([$'switches'.$A$1];1;POWER([$'ba'.AQ20];2)-POWER([$'bb'.AQ20];2)+[$'axi'.AQ$1];0;[.AQ20];2;0);[.AQ20])" office:value-type="float" office:value="0">
            <text:p>0</text:p>
          </table:table-cell>
          <table:table-cell table:style-name="ACE-6" table:formula="of:=IF([$'abs'.AR20]&lt;2;COM.MICROSOFT.SWITCH([$'switches'.$A$1];1;POWER([$'ba'.AR20];2)-POWER([$'bb'.AR20];2)+[$'axi'.AR$1];0;[.AR20];2;0);[.AR20])" office:value-type="float" office:value="0">
            <text:p>0</text:p>
          </table:table-cell>
          <table:table-cell table:style-name="ACE-6" table:formula="of:=IF([$'abs'.AS20]&lt;2;COM.MICROSOFT.SWITCH([$'switches'.$A$1];1;POWER([$'ba'.AS20];2)-POWER([$'bb'.AS20];2)+[$'axi'.AS$1];0;[.AS20];2;0);[.AS20])" office:value-type="float" office:value="0">
            <text:p>0</text:p>
          </table:table-cell>
          <table:table-cell table:style-name="ACE-6" table:formula="of:=IF([$'abs'.AT20]&lt;2;COM.MICROSOFT.SWITCH([$'switches'.$A$1];1;POWER([$'ba'.AT20];2)-POWER([$'bb'.AT20];2)+[$'axi'.AT$1];0;[.AT20];2;0);[.AT20])" office:value-type="float" office:value="0">
            <text:p>0</text:p>
          </table:table-cell>
          <table:table-cell table:style-name="ACE-6" table:formula="of:=IF([$'abs'.AU20]&lt;2;COM.MICROSOFT.SWITCH([$'switches'.$A$1];1;POWER([$'ba'.AU20];2)-POWER([$'bb'.AU20];2)+[$'axi'.AU$1];0;[.AU20];2;0);[.AU20])" office:value-type="float" office:value="0">
            <text:p>0</text:p>
          </table:table-cell>
          <table:table-cell table:style-name="ACE-6" table:formula="of:=IF([$'abs'.AV20]&lt;2;COM.MICROSOFT.SWITCH([$'switches'.$A$1];1;POWER([$'ba'.AV20];2)-POWER([$'bb'.AV20];2)+[$'axi'.AV$1];0;[.AV20];2;0);[.AV20])" office:value-type="float" office:value="0">
            <text:p>0</text:p>
          </table:table-cell>
          <table:table-cell table:style-name="ACE-6" table:formula="of:=IF([$'abs'.AW20]&lt;2;COM.MICROSOFT.SWITCH([$'switches'.$A$1];1;POWER([$'ba'.AW20];2)-POWER([$'bb'.AW20];2)+[$'axi'.AW$1];0;[.AW20];2;0);[.AW20])" office:value-type="float" office:value="0">
            <text:p>0</text:p>
          </table:table-cell>
          <table:table-cell table:style-name="ACE-6" table:formula="of:=IF([$'abs'.AX20]&lt;2;COM.MICROSOFT.SWITCH([$'switches'.$A$1];1;POWER([$'ba'.AX20];2)-POWER([$'bb'.AX20];2)+[$'axi'.AX$1];0;[.AX20];2;0);[.AX20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1]&lt;2;COM.MICROSOFT.SWITCH([$'switches'.$A$1];1;POWER([$'ba'.B21];2)-POWER([$'bb'.B21];2)+[$'axi'.B$1];0;[.B21];2;0);[.B21])" office:value-type="float" office:value="0">
            <text:p>0</text:p>
          </table:table-cell>
          <table:table-cell table:style-name="ACE-6" table:formula="of:=IF([$'abs'.C21]&lt;2;COM.MICROSOFT.SWITCH([$'switches'.$A$1];1;POWER([$'ba'.C21];2)-POWER([$'bb'.C21];2)+[$'axi'.C$1];0;[.C21];2;0);[.C21])" office:value-type="float" office:value="0">
            <text:p>0</text:p>
          </table:table-cell>
          <table:table-cell table:style-name="ACE-6" table:formula="of:=IF([$'abs'.D21]&lt;2;COM.MICROSOFT.SWITCH([$'switches'.$A$1];1;POWER([$'ba'.D21];2)-POWER([$'bb'.D21];2)+[$'axi'.D$1];0;[.D21];2;0);[.D21])" office:value-type="float" office:value="0">
            <text:p>0</text:p>
          </table:table-cell>
          <table:table-cell table:style-name="ACE-6" table:formula="of:=IF([$'abs'.E21]&lt;2;COM.MICROSOFT.SWITCH([$'switches'.$A$1];1;POWER([$'ba'.E21];2)-POWER([$'bb'.E21];2)+[$'axi'.E$1];0;[.E21];2;0);[.E21])" office:value-type="float" office:value="0">
            <text:p>0</text:p>
          </table:table-cell>
          <table:table-cell table:style-name="ACE-6" table:formula="of:=IF([$'abs'.F21]&lt;2;COM.MICROSOFT.SWITCH([$'switches'.$A$1];1;POWER([$'ba'.F21];2)-POWER([$'bb'.F21];2)+[$'axi'.F$1];0;[.F21];2;0);[.F21])" office:value-type="float" office:value="0">
            <text:p>0</text:p>
          </table:table-cell>
          <table:table-cell table:style-name="ACE-6" table:formula="of:=IF([$'abs'.G21]&lt;2;COM.MICROSOFT.SWITCH([$'switches'.$A$1];1;POWER([$'ba'.G21];2)-POWER([$'bb'.G21];2)+[$'axi'.G$1];0;[.G21];2;0);[.G21])" office:value-type="float" office:value="0">
            <text:p>0</text:p>
          </table:table-cell>
          <table:table-cell table:style-name="ACE-6" table:formula="of:=IF([$'abs'.H21]&lt;2;COM.MICROSOFT.SWITCH([$'switches'.$A$1];1;POWER([$'ba'.H21];2)-POWER([$'bb'.H21];2)+[$'axi'.H$1];0;[.H21];2;0);[.H21])" office:value-type="float" office:value="0">
            <text:p>0</text:p>
          </table:table-cell>
          <table:table-cell table:style-name="ACE-6" table:formula="of:=IF([$'abs'.I21]&lt;2;COM.MICROSOFT.SWITCH([$'switches'.$A$1];1;POWER([$'ba'.I21];2)-POWER([$'bb'.I21];2)+[$'axi'.I$1];0;[.I21];2;0);[.I21])" office:value-type="float" office:value="0">
            <text:p>0</text:p>
          </table:table-cell>
          <table:table-cell table:style-name="ACE-6" table:formula="of:=IF([$'abs'.J21]&lt;2;COM.MICROSOFT.SWITCH([$'switches'.$A$1];1;POWER([$'ba'.J21];2)-POWER([$'bb'.J21];2)+[$'axi'.J$1];0;[.J21];2;0);[.J21])" office:value-type="float" office:value="0">
            <text:p>0</text:p>
          </table:table-cell>
          <table:table-cell table:style-name="ACE-6" table:formula="of:=IF([$'abs'.K21]&lt;2;COM.MICROSOFT.SWITCH([$'switches'.$A$1];1;POWER([$'ba'.K21];2)-POWER([$'bb'.K21];2)+[$'axi'.K$1];0;[.K21];2;0);[.K21])" office:value-type="float" office:value="0">
            <text:p>0</text:p>
          </table:table-cell>
          <table:table-cell table:style-name="ACE-6" table:formula="of:=IF([$'abs'.L21]&lt;2;COM.MICROSOFT.SWITCH([$'switches'.$A$1];1;POWER([$'ba'.L21];2)-POWER([$'bb'.L21];2)+[$'axi'.L$1];0;[.L21];2;0);[.L21])" office:value-type="float" office:value="0">
            <text:p>0</text:p>
          </table:table-cell>
          <table:table-cell table:style-name="ACE-6" table:formula="of:=IF([$'abs'.M21]&lt;2;COM.MICROSOFT.SWITCH([$'switches'.$A$1];1;POWER([$'ba'.M21];2)-POWER([$'bb'.M21];2)+[$'axi'.M$1];0;[.M21];2;0);[.M21])" office:value-type="float" office:value="0">
            <text:p>0</text:p>
          </table:table-cell>
          <table:table-cell table:style-name="ACE-6" table:formula="of:=IF([$'abs'.N21]&lt;2;COM.MICROSOFT.SWITCH([$'switches'.$A$1];1;POWER([$'ba'.N21];2)-POWER([$'bb'.N21];2)+[$'axi'.N$1];0;[.N21];2;0);[.N21])" office:value-type="float" office:value="0">
            <text:p>0</text:p>
          </table:table-cell>
          <table:table-cell table:style-name="ACE-6" table:formula="of:=IF([$'abs'.O21]&lt;2;COM.MICROSOFT.SWITCH([$'switches'.$A$1];1;POWER([$'ba'.O21];2)-POWER([$'bb'.O21];2)+[$'axi'.O$1];0;[.O21];2;0);[.O21])" office:value-type="float" office:value="0">
            <text:p>0</text:p>
          </table:table-cell>
          <table:table-cell table:style-name="ACE-6" table:formula="of:=IF([$'abs'.P21]&lt;2;COM.MICROSOFT.SWITCH([$'switches'.$A$1];1;POWER([$'ba'.P21];2)-POWER([$'bb'.P21];2)+[$'axi'.P$1];0;[.P21];2;0);[.P21])" office:value-type="float" office:value="0">
            <text:p>0</text:p>
          </table:table-cell>
          <table:table-cell table:style-name="ACE-6" table:formula="of:=IF([$'abs'.Q21]&lt;2;COM.MICROSOFT.SWITCH([$'switches'.$A$1];1;POWER([$'ba'.Q21];2)-POWER([$'bb'.Q21];2)+[$'axi'.Q$1];0;[.Q21];2;0);[.Q21])" office:value-type="float" office:value="0">
            <text:p>0</text:p>
          </table:table-cell>
          <table:table-cell table:style-name="ACE-6" table:formula="of:=IF([$'abs'.R21]&lt;2;COM.MICROSOFT.SWITCH([$'switches'.$A$1];1;POWER([$'ba'.R21];2)-POWER([$'bb'.R21];2)+[$'axi'.R$1];0;[.R21];2;0);[.R21])" office:value-type="float" office:value="0">
            <text:p>0</text:p>
          </table:table-cell>
          <table:table-cell table:style-name="ACE-6" table:formula="of:=IF([$'abs'.S21]&lt;2;COM.MICROSOFT.SWITCH([$'switches'.$A$1];1;POWER([$'ba'.S21];2)-POWER([$'bb'.S21];2)+[$'axi'.S$1];0;[.S21];2;0);[.S21])" office:value-type="float" office:value="0">
            <text:p>0</text:p>
          </table:table-cell>
          <table:table-cell table:style-name="ACE-6" table:formula="of:=IF([$'abs'.T21]&lt;2;COM.MICROSOFT.SWITCH([$'switches'.$A$1];1;POWER([$'ba'.T21];2)-POWER([$'bb'.T21];2)+[$'axi'.T$1];0;[.T21];2;0);[.T21])" office:value-type="float" office:value="0">
            <text:p>0</text:p>
          </table:table-cell>
          <table:table-cell table:style-name="ACE-6" table:formula="of:=IF([$'abs'.U21]&lt;2;COM.MICROSOFT.SWITCH([$'switches'.$A$1];1;POWER([$'ba'.U21];2)-POWER([$'bb'.U21];2)+[$'axi'.U$1];0;[.U21];2;0);[.U21])" office:value-type="float" office:value="0">
            <text:p>0</text:p>
          </table:table-cell>
          <table:table-cell table:style-name="ACE-6" table:formula="of:=IF([$'abs'.V21]&lt;2;COM.MICROSOFT.SWITCH([$'switches'.$A$1];1;POWER([$'ba'.V21];2)-POWER([$'bb'.V21];2)+[$'axi'.V$1];0;[.V21];2;0);[.V21])" office:value-type="float" office:value="0">
            <text:p>0</text:p>
          </table:table-cell>
          <table:table-cell table:style-name="ACE-6" table:formula="of:=IF([$'abs'.W21]&lt;2;COM.MICROSOFT.SWITCH([$'switches'.$A$1];1;POWER([$'ba'.W21];2)-POWER([$'bb'.W21];2)+[$'axi'.W$1];0;[.W21];2;0);[.W21])" office:value-type="float" office:value="0">
            <text:p>0</text:p>
          </table:table-cell>
          <table:table-cell table:style-name="ACE-6" table:formula="of:=IF([$'abs'.X21]&lt;2;COM.MICROSOFT.SWITCH([$'switches'.$A$1];1;POWER([$'ba'.X21];2)-POWER([$'bb'.X21];2)+[$'axi'.X$1];0;[.X21];2;0);[.X21])" office:value-type="float" office:value="0">
            <text:p>0</text:p>
          </table:table-cell>
          <table:table-cell table:style-name="ACE-6" table:formula="of:=IF([$'abs'.Y21]&lt;2;COM.MICROSOFT.SWITCH([$'switches'.$A$1];1;POWER([$'ba'.Y21];2)-POWER([$'bb'.Y21];2)+[$'axi'.Y$1];0;[.Y21];2;0);[.Y21])" office:value-type="float" office:value="0">
            <text:p>0</text:p>
          </table:table-cell>
          <table:table-cell table:style-name="ACE-6" table:formula="of:=IF([$'abs'.Z21]&lt;2;COM.MICROSOFT.SWITCH([$'switches'.$A$1];1;POWER([$'ba'.Z21];2)-POWER([$'bb'.Z21];2)+[$'axi'.Z$1];0;[.Z21];2;0);[.Z21])" office:value-type="float" office:value="0">
            <text:p>0</text:p>
          </table:table-cell>
          <table:table-cell table:style-name="ACE-6" table:formula="of:=IF([$'abs'.AA21]&lt;2;COM.MICROSOFT.SWITCH([$'switches'.$A$1];1;POWER([$'ba'.AA21];2)-POWER([$'bb'.AA21];2)+[$'axi'.AA$1];0;[.AA21];2;0);[.AA21])" office:value-type="float" office:value="0">
            <text:p>0</text:p>
          </table:table-cell>
          <table:table-cell table:style-name="ACE-6" table:formula="of:=IF([$'abs'.AB21]&lt;2;COM.MICROSOFT.SWITCH([$'switches'.$A$1];1;POWER([$'ba'.AB21];2)-POWER([$'bb'.AB21];2)+[$'axi'.AB$1];0;[.AB21];2;0);[.AB21])" office:value-type="float" office:value="0">
            <text:p>0</text:p>
          </table:table-cell>
          <table:table-cell table:style-name="ACE-6" table:formula="of:=IF([$'abs'.AC21]&lt;2;COM.MICROSOFT.SWITCH([$'switches'.$A$1];1;POWER([$'ba'.AC21];2)-POWER([$'bb'.AC21];2)+[$'axi'.AC$1];0;[.AC21];2;0);[.AC21])" office:value-type="float" office:value="0">
            <text:p>0</text:p>
          </table:table-cell>
          <table:table-cell table:style-name="ACE-6" table:formula="of:=IF([$'abs'.AD21]&lt;2;COM.MICROSOFT.SWITCH([$'switches'.$A$1];1;POWER([$'ba'.AD21];2)-POWER([$'bb'.AD21];2)+[$'axi'.AD$1];0;[.AD21];2;0);[.AD21])" office:value-type="float" office:value="0">
            <text:p>0</text:p>
          </table:table-cell>
          <table:table-cell table:style-name="ACE-6" table:formula="of:=IF([$'abs'.AE21]&lt;2;COM.MICROSOFT.SWITCH([$'switches'.$A$1];1;POWER([$'ba'.AE21];2)-POWER([$'bb'.AE21];2)+[$'axi'.AE$1];0;[.AE21];2;0);[.AE21])" office:value-type="float" office:value="0">
            <text:p>0</text:p>
          </table:table-cell>
          <table:table-cell table:style-name="ACE-6" table:formula="of:=IF([$'abs'.AF21]&lt;2;COM.MICROSOFT.SWITCH([$'switches'.$A$1];1;POWER([$'ba'.AF21];2)-POWER([$'bb'.AF21];2)+[$'axi'.AF$1];0;[.AF21];2;0);[.AF21])" office:value-type="float" office:value="0">
            <text:p>0</text:p>
          </table:table-cell>
          <table:table-cell table:style-name="ACE-6" table:formula="of:=IF([$'abs'.AG21]&lt;2;COM.MICROSOFT.SWITCH([$'switches'.$A$1];1;POWER([$'ba'.AG21];2)-POWER([$'bb'.AG21];2)+[$'axi'.AG$1];0;[.AG21];2;0);[.AG21])" office:value-type="float" office:value="0">
            <text:p>0</text:p>
          </table:table-cell>
          <table:table-cell table:style-name="ACE-6" table:formula="of:=IF([$'abs'.AH21]&lt;2;COM.MICROSOFT.SWITCH([$'switches'.$A$1];1;POWER([$'ba'.AH21];2)-POWER([$'bb'.AH21];2)+[$'axi'.AH$1];0;[.AH21];2;0);[.AH21])" office:value-type="float" office:value="0">
            <text:p>0</text:p>
          </table:table-cell>
          <table:table-cell table:style-name="ACE-6" table:formula="of:=IF([$'abs'.AI21]&lt;2;COM.MICROSOFT.SWITCH([$'switches'.$A$1];1;POWER([$'ba'.AI21];2)-POWER([$'bb'.AI21];2)+[$'axi'.AI$1];0;[.AI21];2;0);[.AI21])" office:value-type="float" office:value="0">
            <text:p>0</text:p>
          </table:table-cell>
          <table:table-cell table:style-name="ACE-6" table:formula="of:=IF([$'abs'.AJ21]&lt;2;COM.MICROSOFT.SWITCH([$'switches'.$A$1];1;POWER([$'ba'.AJ21];2)-POWER([$'bb'.AJ21];2)+[$'axi'.AJ$1];0;[.AJ21];2;0);[.AJ21])" office:value-type="float" office:value="0">
            <text:p>0</text:p>
          </table:table-cell>
          <table:table-cell table:style-name="ACE-6" table:formula="of:=IF([$'abs'.AK21]&lt;2;COM.MICROSOFT.SWITCH([$'switches'.$A$1];1;POWER([$'ba'.AK21];2)-POWER([$'bb'.AK21];2)+[$'axi'.AK$1];0;[.AK21];2;0);[.AK21])" office:value-type="float" office:value="0">
            <text:p>0</text:p>
          </table:table-cell>
          <table:table-cell table:style-name="ACE-6" table:formula="of:=IF([$'abs'.AL21]&lt;2;COM.MICROSOFT.SWITCH([$'switches'.$A$1];1;POWER([$'ba'.AL21];2)-POWER([$'bb'.AL21];2)+[$'axi'.AL$1];0;[.AL21];2;0);[.AL21])" office:value-type="float" office:value="0">
            <text:p>0</text:p>
          </table:table-cell>
          <table:table-cell table:style-name="ACE-6" table:formula="of:=IF([$'abs'.AM21]&lt;2;COM.MICROSOFT.SWITCH([$'switches'.$A$1];1;POWER([$'ba'.AM21];2)-POWER([$'bb'.AM21];2)+[$'axi'.AM$1];0;[.AM21];2;0);[.AM21])" office:value-type="float" office:value="0">
            <text:p>0</text:p>
          </table:table-cell>
          <table:table-cell table:style-name="ACE-6" table:formula="of:=IF([$'abs'.AN21]&lt;2;COM.MICROSOFT.SWITCH([$'switches'.$A$1];1;POWER([$'ba'.AN21];2)-POWER([$'bb'.AN21];2)+[$'axi'.AN$1];0;[.AN21];2;0);[.AN21])" office:value-type="float" office:value="0">
            <text:p>0</text:p>
          </table:table-cell>
          <table:table-cell table:style-name="ACE-6" table:formula="of:=IF([$'abs'.AO21]&lt;2;COM.MICROSOFT.SWITCH([$'switches'.$A$1];1;POWER([$'ba'.AO21];2)-POWER([$'bb'.AO21];2)+[$'axi'.AO$1];0;[.AO21];2;0);[.AO21])" office:value-type="float" office:value="0">
            <text:p>0</text:p>
          </table:table-cell>
          <table:table-cell table:style-name="ACE-6" table:formula="of:=IF([$'abs'.AP21]&lt;2;COM.MICROSOFT.SWITCH([$'switches'.$A$1];1;POWER([$'ba'.AP21];2)-POWER([$'bb'.AP21];2)+[$'axi'.AP$1];0;[.AP21];2;0);[.AP21])" office:value-type="float" office:value="0">
            <text:p>0</text:p>
          </table:table-cell>
          <table:table-cell table:style-name="ACE-6" table:formula="of:=IF([$'abs'.AQ21]&lt;2;COM.MICROSOFT.SWITCH([$'switches'.$A$1];1;POWER([$'ba'.AQ21];2)-POWER([$'bb'.AQ21];2)+[$'axi'.AQ$1];0;[.AQ21];2;0);[.AQ21])" office:value-type="float" office:value="0">
            <text:p>0</text:p>
          </table:table-cell>
          <table:table-cell table:style-name="ACE-6" table:formula="of:=IF([$'abs'.AR21]&lt;2;COM.MICROSOFT.SWITCH([$'switches'.$A$1];1;POWER([$'ba'.AR21];2)-POWER([$'bb'.AR21];2)+[$'axi'.AR$1];0;[.AR21];2;0);[.AR21])" office:value-type="float" office:value="0">
            <text:p>0</text:p>
          </table:table-cell>
          <table:table-cell table:style-name="ACE-6" table:formula="of:=IF([$'abs'.AS21]&lt;2;COM.MICROSOFT.SWITCH([$'switches'.$A$1];1;POWER([$'ba'.AS21];2)-POWER([$'bb'.AS21];2)+[$'axi'.AS$1];0;[.AS21];2;0);[.AS21])" office:value-type="float" office:value="0">
            <text:p>0</text:p>
          </table:table-cell>
          <table:table-cell table:style-name="ACE-6" table:formula="of:=IF([$'abs'.AT21]&lt;2;COM.MICROSOFT.SWITCH([$'switches'.$A$1];1;POWER([$'ba'.AT21];2)-POWER([$'bb'.AT21];2)+[$'axi'.AT$1];0;[.AT21];2;0);[.AT21])" office:value-type="float" office:value="0">
            <text:p>0</text:p>
          </table:table-cell>
          <table:table-cell table:style-name="ACE-6" table:formula="of:=IF([$'abs'.AU21]&lt;2;COM.MICROSOFT.SWITCH([$'switches'.$A$1];1;POWER([$'ba'.AU21];2)-POWER([$'bb'.AU21];2)+[$'axi'.AU$1];0;[.AU21];2;0);[.AU21])" office:value-type="float" office:value="0">
            <text:p>0</text:p>
          </table:table-cell>
          <table:table-cell table:style-name="ACE-6" table:formula="of:=IF([$'abs'.AV21]&lt;2;COM.MICROSOFT.SWITCH([$'switches'.$A$1];1;POWER([$'ba'.AV21];2)-POWER([$'bb'.AV21];2)+[$'axi'.AV$1];0;[.AV21];2;0);[.AV21])" office:value-type="float" office:value="0">
            <text:p>0</text:p>
          </table:table-cell>
          <table:table-cell table:style-name="ACE-6" table:formula="of:=IF([$'abs'.AW21]&lt;2;COM.MICROSOFT.SWITCH([$'switches'.$A$1];1;POWER([$'ba'.AW21];2)-POWER([$'bb'.AW21];2)+[$'axi'.AW$1];0;[.AW21];2;0);[.AW21])" office:value-type="float" office:value="0">
            <text:p>0</text:p>
          </table:table-cell>
          <table:table-cell table:style-name="ACE-6" table:formula="of:=IF([$'abs'.AX21]&lt;2;COM.MICROSOFT.SWITCH([$'switches'.$A$1];1;POWER([$'ba'.AX21];2)-POWER([$'bb'.AX21];2)+[$'axi'.AX$1];0;[.AX21];2;0);[.AX21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2]&lt;2;COM.MICROSOFT.SWITCH([$'switches'.$A$1];1;POWER([$'ba'.B22];2)-POWER([$'bb'.B22];2)+[$'axi'.B$1];0;[.B22];2;0);[.B22])" office:value-type="float" office:value="0">
            <text:p>0</text:p>
          </table:table-cell>
          <table:table-cell table:style-name="ACE-6" table:formula="of:=IF([$'abs'.C22]&lt;2;COM.MICROSOFT.SWITCH([$'switches'.$A$1];1;POWER([$'ba'.C22];2)-POWER([$'bb'.C22];2)+[$'axi'.C$1];0;[.C22];2;0);[.C22])" office:value-type="float" office:value="0">
            <text:p>0</text:p>
          </table:table-cell>
          <table:table-cell table:style-name="ACE-6" table:formula="of:=IF([$'abs'.D22]&lt;2;COM.MICROSOFT.SWITCH([$'switches'.$A$1];1;POWER([$'ba'.D22];2)-POWER([$'bb'.D22];2)+[$'axi'.D$1];0;[.D22];2;0);[.D22])" office:value-type="float" office:value="0">
            <text:p>0</text:p>
          </table:table-cell>
          <table:table-cell table:style-name="ACE-6" table:formula="of:=IF([$'abs'.E22]&lt;2;COM.MICROSOFT.SWITCH([$'switches'.$A$1];1;POWER([$'ba'.E22];2)-POWER([$'bb'.E22];2)+[$'axi'.E$1];0;[.E22];2;0);[.E22])" office:value-type="float" office:value="0">
            <text:p>0</text:p>
          </table:table-cell>
          <table:table-cell table:style-name="ACE-6" table:formula="of:=IF([$'abs'.F22]&lt;2;COM.MICROSOFT.SWITCH([$'switches'.$A$1];1;POWER([$'ba'.F22];2)-POWER([$'bb'.F22];2)+[$'axi'.F$1];0;[.F22];2;0);[.F22])" office:value-type="float" office:value="0">
            <text:p>0</text:p>
          </table:table-cell>
          <table:table-cell table:style-name="ACE-6" table:formula="of:=IF([$'abs'.G22]&lt;2;COM.MICROSOFT.SWITCH([$'switches'.$A$1];1;POWER([$'ba'.G22];2)-POWER([$'bb'.G22];2)+[$'axi'.G$1];0;[.G22];2;0);[.G22])" office:value-type="float" office:value="0">
            <text:p>0</text:p>
          </table:table-cell>
          <table:table-cell table:style-name="ACE-6" table:formula="of:=IF([$'abs'.H22]&lt;2;COM.MICROSOFT.SWITCH([$'switches'.$A$1];1;POWER([$'ba'.H22];2)-POWER([$'bb'.H22];2)+[$'axi'.H$1];0;[.H22];2;0);[.H22])" office:value-type="float" office:value="0">
            <text:p>0</text:p>
          </table:table-cell>
          <table:table-cell table:style-name="ACE-6" table:formula="of:=IF([$'abs'.I22]&lt;2;COM.MICROSOFT.SWITCH([$'switches'.$A$1];1;POWER([$'ba'.I22];2)-POWER([$'bb'.I22];2)+[$'axi'.I$1];0;[.I22];2;0);[.I22])" office:value-type="float" office:value="0">
            <text:p>0</text:p>
          </table:table-cell>
          <table:table-cell table:style-name="ACE-6" table:formula="of:=IF([$'abs'.J22]&lt;2;COM.MICROSOFT.SWITCH([$'switches'.$A$1];1;POWER([$'ba'.J22];2)-POWER([$'bb'.J22];2)+[$'axi'.J$1];0;[.J22];2;0);[.J22])" office:value-type="float" office:value="0">
            <text:p>0</text:p>
          </table:table-cell>
          <table:table-cell table:style-name="ACE-6" table:formula="of:=IF([$'abs'.K22]&lt;2;COM.MICROSOFT.SWITCH([$'switches'.$A$1];1;POWER([$'ba'.K22];2)-POWER([$'bb'.K22];2)+[$'axi'.K$1];0;[.K22];2;0);[.K22])" office:value-type="float" office:value="0">
            <text:p>0</text:p>
          </table:table-cell>
          <table:table-cell table:style-name="ACE-6" table:formula="of:=IF([$'abs'.L22]&lt;2;COM.MICROSOFT.SWITCH([$'switches'.$A$1];1;POWER([$'ba'.L22];2)-POWER([$'bb'.L22];2)+[$'axi'.L$1];0;[.L22];2;0);[.L22])" office:value-type="float" office:value="0">
            <text:p>0</text:p>
          </table:table-cell>
          <table:table-cell table:style-name="ACE-6" table:formula="of:=IF([$'abs'.M22]&lt;2;COM.MICROSOFT.SWITCH([$'switches'.$A$1];1;POWER([$'ba'.M22];2)-POWER([$'bb'.M22];2)+[$'axi'.M$1];0;[.M22];2;0);[.M22])" office:value-type="float" office:value="0">
            <text:p>0</text:p>
          </table:table-cell>
          <table:table-cell table:style-name="ACE-6" table:formula="of:=IF([$'abs'.N22]&lt;2;COM.MICROSOFT.SWITCH([$'switches'.$A$1];1;POWER([$'ba'.N22];2)-POWER([$'bb'.N22];2)+[$'axi'.N$1];0;[.N22];2;0);[.N22])" office:value-type="float" office:value="0">
            <text:p>0</text:p>
          </table:table-cell>
          <table:table-cell table:style-name="ACE-6" table:formula="of:=IF([$'abs'.O22]&lt;2;COM.MICROSOFT.SWITCH([$'switches'.$A$1];1;POWER([$'ba'.O22];2)-POWER([$'bb'.O22];2)+[$'axi'.O$1];0;[.O22];2;0);[.O22])" office:value-type="float" office:value="0">
            <text:p>0</text:p>
          </table:table-cell>
          <table:table-cell table:style-name="ACE-6" table:formula="of:=IF([$'abs'.P22]&lt;2;COM.MICROSOFT.SWITCH([$'switches'.$A$1];1;POWER([$'ba'.P22];2)-POWER([$'bb'.P22];2)+[$'axi'.P$1];0;[.P22];2;0);[.P22])" office:value-type="float" office:value="0">
            <text:p>0</text:p>
          </table:table-cell>
          <table:table-cell table:style-name="ACE-6" table:formula="of:=IF([$'abs'.Q22]&lt;2;COM.MICROSOFT.SWITCH([$'switches'.$A$1];1;POWER([$'ba'.Q22];2)-POWER([$'bb'.Q22];2)+[$'axi'.Q$1];0;[.Q22];2;0);[.Q22])" office:value-type="float" office:value="0">
            <text:p>0</text:p>
          </table:table-cell>
          <table:table-cell table:style-name="ACE-6" table:formula="of:=IF([$'abs'.R22]&lt;2;COM.MICROSOFT.SWITCH([$'switches'.$A$1];1;POWER([$'ba'.R22];2)-POWER([$'bb'.R22];2)+[$'axi'.R$1];0;[.R22];2;0);[.R22])" office:value-type="float" office:value="0">
            <text:p>0</text:p>
          </table:table-cell>
          <table:table-cell table:style-name="ACE-6" table:formula="of:=IF([$'abs'.S22]&lt;2;COM.MICROSOFT.SWITCH([$'switches'.$A$1];1;POWER([$'ba'.S22];2)-POWER([$'bb'.S22];2)+[$'axi'.S$1];0;[.S22];2;0);[.S22])" office:value-type="float" office:value="0">
            <text:p>0</text:p>
          </table:table-cell>
          <table:table-cell table:style-name="ACE-6" table:formula="of:=IF([$'abs'.T22]&lt;2;COM.MICROSOFT.SWITCH([$'switches'.$A$1];1;POWER([$'ba'.T22];2)-POWER([$'bb'.T22];2)+[$'axi'.T$1];0;[.T22];2;0);[.T22])" office:value-type="float" office:value="0">
            <text:p>0</text:p>
          </table:table-cell>
          <table:table-cell table:style-name="ACE-6" table:formula="of:=IF([$'abs'.U22]&lt;2;COM.MICROSOFT.SWITCH([$'switches'.$A$1];1;POWER([$'ba'.U22];2)-POWER([$'bb'.U22];2)+[$'axi'.U$1];0;[.U22];2;0);[.U22])" office:value-type="float" office:value="0">
            <text:p>0</text:p>
          </table:table-cell>
          <table:table-cell table:style-name="ACE-6" table:formula="of:=IF([$'abs'.V22]&lt;2;COM.MICROSOFT.SWITCH([$'switches'.$A$1];1;POWER([$'ba'.V22];2)-POWER([$'bb'.V22];2)+[$'axi'.V$1];0;[.V22];2;0);[.V22])" office:value-type="float" office:value="0">
            <text:p>0</text:p>
          </table:table-cell>
          <table:table-cell table:style-name="ACE-6" table:formula="of:=IF([$'abs'.W22]&lt;2;COM.MICROSOFT.SWITCH([$'switches'.$A$1];1;POWER([$'ba'.W22];2)-POWER([$'bb'.W22];2)+[$'axi'.W$1];0;[.W22];2;0);[.W22])" office:value-type="float" office:value="0">
            <text:p>0</text:p>
          </table:table-cell>
          <table:table-cell table:style-name="ACE-6" table:formula="of:=IF([$'abs'.X22]&lt;2;COM.MICROSOFT.SWITCH([$'switches'.$A$1];1;POWER([$'ba'.X22];2)-POWER([$'bb'.X22];2)+[$'axi'.X$1];0;[.X22];2;0);[.X22])" office:value-type="float" office:value="0">
            <text:p>0</text:p>
          </table:table-cell>
          <table:table-cell table:style-name="ACE-6" table:formula="of:=IF([$'abs'.Y22]&lt;2;COM.MICROSOFT.SWITCH([$'switches'.$A$1];1;POWER([$'ba'.Y22];2)-POWER([$'bb'.Y22];2)+[$'axi'.Y$1];0;[.Y22];2;0);[.Y22])" office:value-type="float" office:value="0">
            <text:p>0</text:p>
          </table:table-cell>
          <table:table-cell table:style-name="ACE-6" table:formula="of:=IF([$'abs'.Z22]&lt;2;COM.MICROSOFT.SWITCH([$'switches'.$A$1];1;POWER([$'ba'.Z22];2)-POWER([$'bb'.Z22];2)+[$'axi'.Z$1];0;[.Z22];2;0);[.Z22])" office:value-type="float" office:value="0">
            <text:p>0</text:p>
          </table:table-cell>
          <table:table-cell table:style-name="ACE-6" table:formula="of:=IF([$'abs'.AA22]&lt;2;COM.MICROSOFT.SWITCH([$'switches'.$A$1];1;POWER([$'ba'.AA22];2)-POWER([$'bb'.AA22];2)+[$'axi'.AA$1];0;[.AA22];2;0);[.AA22])" office:value-type="float" office:value="0">
            <text:p>0</text:p>
          </table:table-cell>
          <table:table-cell table:style-name="ACE-6" table:formula="of:=IF([$'abs'.AB22]&lt;2;COM.MICROSOFT.SWITCH([$'switches'.$A$1];1;POWER([$'ba'.AB22];2)-POWER([$'bb'.AB22];2)+[$'axi'.AB$1];0;[.AB22];2;0);[.AB22])" office:value-type="float" office:value="0">
            <text:p>0</text:p>
          </table:table-cell>
          <table:table-cell table:style-name="ACE-6" table:formula="of:=IF([$'abs'.AC22]&lt;2;COM.MICROSOFT.SWITCH([$'switches'.$A$1];1;POWER([$'ba'.AC22];2)-POWER([$'bb'.AC22];2)+[$'axi'.AC$1];0;[.AC22];2;0);[.AC22])" office:value-type="float" office:value="0">
            <text:p>0</text:p>
          </table:table-cell>
          <table:table-cell table:style-name="ACE-6" table:formula="of:=IF([$'abs'.AD22]&lt;2;COM.MICROSOFT.SWITCH([$'switches'.$A$1];1;POWER([$'ba'.AD22];2)-POWER([$'bb'.AD22];2)+[$'axi'.AD$1];0;[.AD22];2;0);[.AD22])" office:value-type="float" office:value="0">
            <text:p>0</text:p>
          </table:table-cell>
          <table:table-cell table:style-name="ACE-6" table:formula="of:=IF([$'abs'.AE22]&lt;2;COM.MICROSOFT.SWITCH([$'switches'.$A$1];1;POWER([$'ba'.AE22];2)-POWER([$'bb'.AE22];2)+[$'axi'.AE$1];0;[.AE22];2;0);[.AE22])" office:value-type="float" office:value="0">
            <text:p>0</text:p>
          </table:table-cell>
          <table:table-cell table:style-name="ACE-6" table:formula="of:=IF([$'abs'.AF22]&lt;2;COM.MICROSOFT.SWITCH([$'switches'.$A$1];1;POWER([$'ba'.AF22];2)-POWER([$'bb'.AF22];2)+[$'axi'.AF$1];0;[.AF22];2;0);[.AF22])" office:value-type="float" office:value="0">
            <text:p>0</text:p>
          </table:table-cell>
          <table:table-cell table:style-name="ACE-6" table:formula="of:=IF([$'abs'.AG22]&lt;2;COM.MICROSOFT.SWITCH([$'switches'.$A$1];1;POWER([$'ba'.AG22];2)-POWER([$'bb'.AG22];2)+[$'axi'.AG$1];0;[.AG22];2;0);[.AG22])" office:value-type="float" office:value="0">
            <text:p>0</text:p>
          </table:table-cell>
          <table:table-cell table:style-name="ACE-6" table:formula="of:=IF([$'abs'.AH22]&lt;2;COM.MICROSOFT.SWITCH([$'switches'.$A$1];1;POWER([$'ba'.AH22];2)-POWER([$'bb'.AH22];2)+[$'axi'.AH$1];0;[.AH22];2;0);[.AH22])" office:value-type="float" office:value="0">
            <text:p>0</text:p>
          </table:table-cell>
          <table:table-cell table:style-name="ACE-6" table:formula="of:=IF([$'abs'.AI22]&lt;2;COM.MICROSOFT.SWITCH([$'switches'.$A$1];1;POWER([$'ba'.AI22];2)-POWER([$'bb'.AI22];2)+[$'axi'.AI$1];0;[.AI22];2;0);[.AI22])" office:value-type="float" office:value="0">
            <text:p>0</text:p>
          </table:table-cell>
          <table:table-cell table:style-name="ACE-6" table:formula="of:=IF([$'abs'.AJ22]&lt;2;COM.MICROSOFT.SWITCH([$'switches'.$A$1];1;POWER([$'ba'.AJ22];2)-POWER([$'bb'.AJ22];2)+[$'axi'.AJ$1];0;[.AJ22];2;0);[.AJ22])" office:value-type="float" office:value="0">
            <text:p>0</text:p>
          </table:table-cell>
          <table:table-cell table:style-name="ACE-6" table:formula="of:=IF([$'abs'.AK22]&lt;2;COM.MICROSOFT.SWITCH([$'switches'.$A$1];1;POWER([$'ba'.AK22];2)-POWER([$'bb'.AK22];2)+[$'axi'.AK$1];0;[.AK22];2;0);[.AK22])" office:value-type="float" office:value="0">
            <text:p>0</text:p>
          </table:table-cell>
          <table:table-cell table:style-name="ACE-6" table:formula="of:=IF([$'abs'.AL22]&lt;2;COM.MICROSOFT.SWITCH([$'switches'.$A$1];1;POWER([$'ba'.AL22];2)-POWER([$'bb'.AL22];2)+[$'axi'.AL$1];0;[.AL22];2;0);[.AL22])" office:value-type="float" office:value="0">
            <text:p>0</text:p>
          </table:table-cell>
          <table:table-cell table:style-name="ACE-6" table:formula="of:=IF([$'abs'.AM22]&lt;2;COM.MICROSOFT.SWITCH([$'switches'.$A$1];1;POWER([$'ba'.AM22];2)-POWER([$'bb'.AM22];2)+[$'axi'.AM$1];0;[.AM22];2;0);[.AM22])" office:value-type="float" office:value="0">
            <text:p>0</text:p>
          </table:table-cell>
          <table:table-cell table:style-name="ACE-6" table:formula="of:=IF([$'abs'.AN22]&lt;2;COM.MICROSOFT.SWITCH([$'switches'.$A$1];1;POWER([$'ba'.AN22];2)-POWER([$'bb'.AN22];2)+[$'axi'.AN$1];0;[.AN22];2;0);[.AN22])" office:value-type="float" office:value="0">
            <text:p>0</text:p>
          </table:table-cell>
          <table:table-cell table:style-name="ACE-6" table:formula="of:=IF([$'abs'.AO22]&lt;2;COM.MICROSOFT.SWITCH([$'switches'.$A$1];1;POWER([$'ba'.AO22];2)-POWER([$'bb'.AO22];2)+[$'axi'.AO$1];0;[.AO22];2;0);[.AO22])" office:value-type="float" office:value="0">
            <text:p>0</text:p>
          </table:table-cell>
          <table:table-cell table:style-name="ACE-6" table:formula="of:=IF([$'abs'.AP22]&lt;2;COM.MICROSOFT.SWITCH([$'switches'.$A$1];1;POWER([$'ba'.AP22];2)-POWER([$'bb'.AP22];2)+[$'axi'.AP$1];0;[.AP22];2;0);[.AP22])" office:value-type="float" office:value="0">
            <text:p>0</text:p>
          </table:table-cell>
          <table:table-cell table:style-name="ACE-6" table:formula="of:=IF([$'abs'.AQ22]&lt;2;COM.MICROSOFT.SWITCH([$'switches'.$A$1];1;POWER([$'ba'.AQ22];2)-POWER([$'bb'.AQ22];2)+[$'axi'.AQ$1];0;[.AQ22];2;0);[.AQ22])" office:value-type="float" office:value="0">
            <text:p>0</text:p>
          </table:table-cell>
          <table:table-cell table:style-name="ACE-6" table:formula="of:=IF([$'abs'.AR22]&lt;2;COM.MICROSOFT.SWITCH([$'switches'.$A$1];1;POWER([$'ba'.AR22];2)-POWER([$'bb'.AR22];2)+[$'axi'.AR$1];0;[.AR22];2;0);[.AR22])" office:value-type="float" office:value="0">
            <text:p>0</text:p>
          </table:table-cell>
          <table:table-cell table:style-name="ACE-6" table:formula="of:=IF([$'abs'.AS22]&lt;2;COM.MICROSOFT.SWITCH([$'switches'.$A$1];1;POWER([$'ba'.AS22];2)-POWER([$'bb'.AS22];2)+[$'axi'.AS$1];0;[.AS22];2;0);[.AS22])" office:value-type="float" office:value="0">
            <text:p>0</text:p>
          </table:table-cell>
          <table:table-cell table:style-name="ACE-6" table:formula="of:=IF([$'abs'.AT22]&lt;2;COM.MICROSOFT.SWITCH([$'switches'.$A$1];1;POWER([$'ba'.AT22];2)-POWER([$'bb'.AT22];2)+[$'axi'.AT$1];0;[.AT22];2;0);[.AT22])" office:value-type="float" office:value="0">
            <text:p>0</text:p>
          </table:table-cell>
          <table:table-cell table:style-name="ACE-6" table:formula="of:=IF([$'abs'.AU22]&lt;2;COM.MICROSOFT.SWITCH([$'switches'.$A$1];1;POWER([$'ba'.AU22];2)-POWER([$'bb'.AU22];2)+[$'axi'.AU$1];0;[.AU22];2;0);[.AU22])" office:value-type="float" office:value="0">
            <text:p>0</text:p>
          </table:table-cell>
          <table:table-cell table:style-name="ACE-6" table:formula="of:=IF([$'abs'.AV22]&lt;2;COM.MICROSOFT.SWITCH([$'switches'.$A$1];1;POWER([$'ba'.AV22];2)-POWER([$'bb'.AV22];2)+[$'axi'.AV$1];0;[.AV22];2;0);[.AV22])" office:value-type="float" office:value="0">
            <text:p>0</text:p>
          </table:table-cell>
          <table:table-cell table:style-name="ACE-6" table:formula="of:=IF([$'abs'.AW22]&lt;2;COM.MICROSOFT.SWITCH([$'switches'.$A$1];1;POWER([$'ba'.AW22];2)-POWER([$'bb'.AW22];2)+[$'axi'.AW$1];0;[.AW22];2;0);[.AW22])" office:value-type="float" office:value="0">
            <text:p>0</text:p>
          </table:table-cell>
          <table:table-cell table:style-name="ACE-6" table:formula="of:=IF([$'abs'.AX22]&lt;2;COM.MICROSOFT.SWITCH([$'switches'.$A$1];1;POWER([$'ba'.AX22];2)-POWER([$'bb'.AX22];2)+[$'axi'.AX$1];0;[.AX22];2;0);[.AX22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3]&lt;2;COM.MICROSOFT.SWITCH([$'switches'.$A$1];1;POWER([$'ba'.B23];2)-POWER([$'bb'.B23];2)+[$'axi'.B$1];0;[.B23];2;0);[.B23])" office:value-type="float" office:value="0">
            <text:p>0</text:p>
          </table:table-cell>
          <table:table-cell table:style-name="ACE-6" table:formula="of:=IF([$'abs'.C23]&lt;2;COM.MICROSOFT.SWITCH([$'switches'.$A$1];1;POWER([$'ba'.C23];2)-POWER([$'bb'.C23];2)+[$'axi'.C$1];0;[.C23];2;0);[.C23])" office:value-type="float" office:value="0">
            <text:p>0</text:p>
          </table:table-cell>
          <table:table-cell table:style-name="ACE-6" table:formula="of:=IF([$'abs'.D23]&lt;2;COM.MICROSOFT.SWITCH([$'switches'.$A$1];1;POWER([$'ba'.D23];2)-POWER([$'bb'.D23];2)+[$'axi'.D$1];0;[.D23];2;0);[.D23])" office:value-type="float" office:value="0">
            <text:p>0</text:p>
          </table:table-cell>
          <table:table-cell table:style-name="ACE-6" table:formula="of:=IF([$'abs'.E23]&lt;2;COM.MICROSOFT.SWITCH([$'switches'.$A$1];1;POWER([$'ba'.E23];2)-POWER([$'bb'.E23];2)+[$'axi'.E$1];0;[.E23];2;0);[.E23])" office:value-type="float" office:value="0">
            <text:p>0</text:p>
          </table:table-cell>
          <table:table-cell table:style-name="ACE-6" table:formula="of:=IF([$'abs'.F23]&lt;2;COM.MICROSOFT.SWITCH([$'switches'.$A$1];1;POWER([$'ba'.F23];2)-POWER([$'bb'.F23];2)+[$'axi'.F$1];0;[.F23];2;0);[.F23])" office:value-type="float" office:value="0">
            <text:p>0</text:p>
          </table:table-cell>
          <table:table-cell table:style-name="ACE-6" table:formula="of:=IF([$'abs'.G23]&lt;2;COM.MICROSOFT.SWITCH([$'switches'.$A$1];1;POWER([$'ba'.G23];2)-POWER([$'bb'.G23];2)+[$'axi'.G$1];0;[.G23];2;0);[.G23])" office:value-type="float" office:value="0">
            <text:p>0</text:p>
          </table:table-cell>
          <table:table-cell table:style-name="ACE-6" table:formula="of:=IF([$'abs'.H23]&lt;2;COM.MICROSOFT.SWITCH([$'switches'.$A$1];1;POWER([$'ba'.H23];2)-POWER([$'bb'.H23];2)+[$'axi'.H$1];0;[.H23];2;0);[.H23])" office:value-type="float" office:value="0">
            <text:p>0</text:p>
          </table:table-cell>
          <table:table-cell table:style-name="ACE-6" table:formula="of:=IF([$'abs'.I23]&lt;2;COM.MICROSOFT.SWITCH([$'switches'.$A$1];1;POWER([$'ba'.I23];2)-POWER([$'bb'.I23];2)+[$'axi'.I$1];0;[.I23];2;0);[.I23])" office:value-type="float" office:value="0">
            <text:p>0</text:p>
          </table:table-cell>
          <table:table-cell table:style-name="ACE-6" table:formula="of:=IF([$'abs'.J23]&lt;2;COM.MICROSOFT.SWITCH([$'switches'.$A$1];1;POWER([$'ba'.J23];2)-POWER([$'bb'.J23];2)+[$'axi'.J$1];0;[.J23];2;0);[.J23])" office:value-type="float" office:value="0">
            <text:p>0</text:p>
          </table:table-cell>
          <table:table-cell table:style-name="ACE-6" table:formula="of:=IF([$'abs'.K23]&lt;2;COM.MICROSOFT.SWITCH([$'switches'.$A$1];1;POWER([$'ba'.K23];2)-POWER([$'bb'.K23];2)+[$'axi'.K$1];0;[.K23];2;0);[.K23])" office:value-type="float" office:value="0">
            <text:p>0</text:p>
          </table:table-cell>
          <table:table-cell table:style-name="ACE-6" table:formula="of:=IF([$'abs'.L23]&lt;2;COM.MICROSOFT.SWITCH([$'switches'.$A$1];1;POWER([$'ba'.L23];2)-POWER([$'bb'.L23];2)+[$'axi'.L$1];0;[.L23];2;0);[.L23])" office:value-type="float" office:value="0">
            <text:p>0</text:p>
          </table:table-cell>
          <table:table-cell table:style-name="ACE-6" table:formula="of:=IF([$'abs'.M23]&lt;2;COM.MICROSOFT.SWITCH([$'switches'.$A$1];1;POWER([$'ba'.M23];2)-POWER([$'bb'.M23];2)+[$'axi'.M$1];0;[.M23];2;0);[.M23])" office:value-type="float" office:value="0">
            <text:p>0</text:p>
          </table:table-cell>
          <table:table-cell table:style-name="ACE-6" table:formula="of:=IF([$'abs'.N23]&lt;2;COM.MICROSOFT.SWITCH([$'switches'.$A$1];1;POWER([$'ba'.N23];2)-POWER([$'bb'.N23];2)+[$'axi'.N$1];0;[.N23];2;0);[.N23])" office:value-type="float" office:value="0">
            <text:p>0</text:p>
          </table:table-cell>
          <table:table-cell table:style-name="ACE-6" table:formula="of:=IF([$'abs'.O23]&lt;2;COM.MICROSOFT.SWITCH([$'switches'.$A$1];1;POWER([$'ba'.O23];2)-POWER([$'bb'.O23];2)+[$'axi'.O$1];0;[.O23];2;0);[.O23])" office:value-type="float" office:value="0">
            <text:p>0</text:p>
          </table:table-cell>
          <table:table-cell table:style-name="ACE-6" table:formula="of:=IF([$'abs'.P23]&lt;2;COM.MICROSOFT.SWITCH([$'switches'.$A$1];1;POWER([$'ba'.P23];2)-POWER([$'bb'.P23];2)+[$'axi'.P$1];0;[.P23];2;0);[.P23])" office:value-type="float" office:value="0">
            <text:p>0</text:p>
          </table:table-cell>
          <table:table-cell table:style-name="ACE-6" table:formula="of:=IF([$'abs'.Q23]&lt;2;COM.MICROSOFT.SWITCH([$'switches'.$A$1];1;POWER([$'ba'.Q23];2)-POWER([$'bb'.Q23];2)+[$'axi'.Q$1];0;[.Q23];2;0);[.Q23])" office:value-type="float" office:value="0">
            <text:p>0</text:p>
          </table:table-cell>
          <table:table-cell table:style-name="ACE-6" table:formula="of:=IF([$'abs'.R23]&lt;2;COM.MICROSOFT.SWITCH([$'switches'.$A$1];1;POWER([$'ba'.R23];2)-POWER([$'bb'.R23];2)+[$'axi'.R$1];0;[.R23];2;0);[.R23])" office:value-type="float" office:value="0">
            <text:p>0</text:p>
          </table:table-cell>
          <table:table-cell table:style-name="ACE-6" table:formula="of:=IF([$'abs'.S23]&lt;2;COM.MICROSOFT.SWITCH([$'switches'.$A$1];1;POWER([$'ba'.S23];2)-POWER([$'bb'.S23];2)+[$'axi'.S$1];0;[.S23];2;0);[.S23])" office:value-type="float" office:value="0">
            <text:p>0</text:p>
          </table:table-cell>
          <table:table-cell table:style-name="ACE-6" table:formula="of:=IF([$'abs'.T23]&lt;2;COM.MICROSOFT.SWITCH([$'switches'.$A$1];1;POWER([$'ba'.T23];2)-POWER([$'bb'.T23];2)+[$'axi'.T$1];0;[.T23];2;0);[.T23])" office:value-type="float" office:value="0">
            <text:p>0</text:p>
          </table:table-cell>
          <table:table-cell table:style-name="ACE-6" table:formula="of:=IF([$'abs'.U23]&lt;2;COM.MICROSOFT.SWITCH([$'switches'.$A$1];1;POWER([$'ba'.U23];2)-POWER([$'bb'.U23];2)+[$'axi'.U$1];0;[.U23];2;0);[.U23])" office:value-type="float" office:value="0">
            <text:p>0</text:p>
          </table:table-cell>
          <table:table-cell table:style-name="ACE-6" table:formula="of:=IF([$'abs'.V23]&lt;2;COM.MICROSOFT.SWITCH([$'switches'.$A$1];1;POWER([$'ba'.V23];2)-POWER([$'bb'.V23];2)+[$'axi'.V$1];0;[.V23];2;0);[.V23])" office:value-type="float" office:value="0">
            <text:p>0</text:p>
          </table:table-cell>
          <table:table-cell table:style-name="ACE-6" table:formula="of:=IF([$'abs'.W23]&lt;2;COM.MICROSOFT.SWITCH([$'switches'.$A$1];1;POWER([$'ba'.W23];2)-POWER([$'bb'.W23];2)+[$'axi'.W$1];0;[.W23];2;0);[.W23])" office:value-type="float" office:value="0">
            <text:p>0</text:p>
          </table:table-cell>
          <table:table-cell table:style-name="ACE-6" table:formula="of:=IF([$'abs'.X23]&lt;2;COM.MICROSOFT.SWITCH([$'switches'.$A$1];1;POWER([$'ba'.X23];2)-POWER([$'bb'.X23];2)+[$'axi'.X$1];0;[.X23];2;0);[.X23])" office:value-type="float" office:value="0">
            <text:p>0</text:p>
          </table:table-cell>
          <table:table-cell table:style-name="ACE-6" table:formula="of:=IF([$'abs'.Y23]&lt;2;COM.MICROSOFT.SWITCH([$'switches'.$A$1];1;POWER([$'ba'.Y23];2)-POWER([$'bb'.Y23];2)+[$'axi'.Y$1];0;[.Y23];2;0);[.Y23])" office:value-type="float" office:value="0">
            <text:p>0</text:p>
          </table:table-cell>
          <table:table-cell table:style-name="ACE-6" table:formula="of:=IF([$'abs'.Z23]&lt;2;COM.MICROSOFT.SWITCH([$'switches'.$A$1];1;POWER([$'ba'.Z23];2)-POWER([$'bb'.Z23];2)+[$'axi'.Z$1];0;[.Z23];2;0);[.Z23])" office:value-type="float" office:value="0">
            <text:p>0</text:p>
          </table:table-cell>
          <table:table-cell table:style-name="ACE-6" table:formula="of:=IF([$'abs'.AA23]&lt;2;COM.MICROSOFT.SWITCH([$'switches'.$A$1];1;POWER([$'ba'.AA23];2)-POWER([$'bb'.AA23];2)+[$'axi'.AA$1];0;[.AA23];2;0);[.AA23])" office:value-type="float" office:value="0">
            <text:p>0</text:p>
          </table:table-cell>
          <table:table-cell table:style-name="ACE-6" table:formula="of:=IF([$'abs'.AB23]&lt;2;COM.MICROSOFT.SWITCH([$'switches'.$A$1];1;POWER([$'ba'.AB23];2)-POWER([$'bb'.AB23];2)+[$'axi'.AB$1];0;[.AB23];2;0);[.AB23])" office:value-type="float" office:value="0">
            <text:p>0</text:p>
          </table:table-cell>
          <table:table-cell table:style-name="ACE-6" table:formula="of:=IF([$'abs'.AC23]&lt;2;COM.MICROSOFT.SWITCH([$'switches'.$A$1];1;POWER([$'ba'.AC23];2)-POWER([$'bb'.AC23];2)+[$'axi'.AC$1];0;[.AC23];2;0);[.AC23])" office:value-type="float" office:value="0">
            <text:p>0</text:p>
          </table:table-cell>
          <table:table-cell table:style-name="ACE-6" table:formula="of:=IF([$'abs'.AD23]&lt;2;COM.MICROSOFT.SWITCH([$'switches'.$A$1];1;POWER([$'ba'.AD23];2)-POWER([$'bb'.AD23];2)+[$'axi'.AD$1];0;[.AD23];2;0);[.AD23])" office:value-type="float" office:value="0">
            <text:p>0</text:p>
          </table:table-cell>
          <table:table-cell table:style-name="ACE-6" table:formula="of:=IF([$'abs'.AE23]&lt;2;COM.MICROSOFT.SWITCH([$'switches'.$A$1];1;POWER([$'ba'.AE23];2)-POWER([$'bb'.AE23];2)+[$'axi'.AE$1];0;[.AE23];2;0);[.AE23])" office:value-type="float" office:value="0">
            <text:p>0</text:p>
          </table:table-cell>
          <table:table-cell table:style-name="ACE-6" table:formula="of:=IF([$'abs'.AF23]&lt;2;COM.MICROSOFT.SWITCH([$'switches'.$A$1];1;POWER([$'ba'.AF23];2)-POWER([$'bb'.AF23];2)+[$'axi'.AF$1];0;[.AF23];2;0);[.AF23])" office:value-type="float" office:value="0">
            <text:p>0</text:p>
          </table:table-cell>
          <table:table-cell table:style-name="ACE-6" table:formula="of:=IF([$'abs'.AG23]&lt;2;COM.MICROSOFT.SWITCH([$'switches'.$A$1];1;POWER([$'ba'.AG23];2)-POWER([$'bb'.AG23];2)+[$'axi'.AG$1];0;[.AG23];2;0);[.AG23])" office:value-type="float" office:value="0">
            <text:p>0</text:p>
          </table:table-cell>
          <table:table-cell table:style-name="ACE-6" table:formula="of:=IF([$'abs'.AH23]&lt;2;COM.MICROSOFT.SWITCH([$'switches'.$A$1];1;POWER([$'ba'.AH23];2)-POWER([$'bb'.AH23];2)+[$'axi'.AH$1];0;[.AH23];2;0);[.AH23])" office:value-type="float" office:value="0">
            <text:p>0</text:p>
          </table:table-cell>
          <table:table-cell table:style-name="ACE-6" table:formula="of:=IF([$'abs'.AI23]&lt;2;COM.MICROSOFT.SWITCH([$'switches'.$A$1];1;POWER([$'ba'.AI23];2)-POWER([$'bb'.AI23];2)+[$'axi'.AI$1];0;[.AI23];2;0);[.AI23])" office:value-type="float" office:value="0">
            <text:p>0</text:p>
          </table:table-cell>
          <table:table-cell table:style-name="ACE-6" table:formula="of:=IF([$'abs'.AJ23]&lt;2;COM.MICROSOFT.SWITCH([$'switches'.$A$1];1;POWER([$'ba'.AJ23];2)-POWER([$'bb'.AJ23];2)+[$'axi'.AJ$1];0;[.AJ23];2;0);[.AJ23])" office:value-type="float" office:value="0">
            <text:p>0</text:p>
          </table:table-cell>
          <table:table-cell table:style-name="ACE-6" table:formula="of:=IF([$'abs'.AK23]&lt;2;COM.MICROSOFT.SWITCH([$'switches'.$A$1];1;POWER([$'ba'.AK23];2)-POWER([$'bb'.AK23];2)+[$'axi'.AK$1];0;[.AK23];2;0);[.AK23])" office:value-type="float" office:value="0">
            <text:p>0</text:p>
          </table:table-cell>
          <table:table-cell table:style-name="ACE-6" table:formula="of:=IF([$'abs'.AL23]&lt;2;COM.MICROSOFT.SWITCH([$'switches'.$A$1];1;POWER([$'ba'.AL23];2)-POWER([$'bb'.AL23];2)+[$'axi'.AL$1];0;[.AL23];2;0);[.AL23])" office:value-type="float" office:value="0">
            <text:p>0</text:p>
          </table:table-cell>
          <table:table-cell table:style-name="ACE-6" table:formula="of:=IF([$'abs'.AM23]&lt;2;COM.MICROSOFT.SWITCH([$'switches'.$A$1];1;POWER([$'ba'.AM23];2)-POWER([$'bb'.AM23];2)+[$'axi'.AM$1];0;[.AM23];2;0);[.AM23])" office:value-type="float" office:value="0">
            <text:p>0</text:p>
          </table:table-cell>
          <table:table-cell table:style-name="ACE-6" table:formula="of:=IF([$'abs'.AN23]&lt;2;COM.MICROSOFT.SWITCH([$'switches'.$A$1];1;POWER([$'ba'.AN23];2)-POWER([$'bb'.AN23];2)+[$'axi'.AN$1];0;[.AN23];2;0);[.AN23])" office:value-type="float" office:value="0">
            <text:p>0</text:p>
          </table:table-cell>
          <table:table-cell table:style-name="ACE-6" table:formula="of:=IF([$'abs'.AO23]&lt;2;COM.MICROSOFT.SWITCH([$'switches'.$A$1];1;POWER([$'ba'.AO23];2)-POWER([$'bb'.AO23];2)+[$'axi'.AO$1];0;[.AO23];2;0);[.AO23])" office:value-type="float" office:value="0">
            <text:p>0</text:p>
          </table:table-cell>
          <table:table-cell table:style-name="ACE-6" table:formula="of:=IF([$'abs'.AP23]&lt;2;COM.MICROSOFT.SWITCH([$'switches'.$A$1];1;POWER([$'ba'.AP23];2)-POWER([$'bb'.AP23];2)+[$'axi'.AP$1];0;[.AP23];2;0);[.AP23])" office:value-type="float" office:value="0">
            <text:p>0</text:p>
          </table:table-cell>
          <table:table-cell table:style-name="ACE-6" table:formula="of:=IF([$'abs'.AQ23]&lt;2;COM.MICROSOFT.SWITCH([$'switches'.$A$1];1;POWER([$'ba'.AQ23];2)-POWER([$'bb'.AQ23];2)+[$'axi'.AQ$1];0;[.AQ23];2;0);[.AQ23])" office:value-type="float" office:value="0">
            <text:p>0</text:p>
          </table:table-cell>
          <table:table-cell table:style-name="ACE-6" table:formula="of:=IF([$'abs'.AR23]&lt;2;COM.MICROSOFT.SWITCH([$'switches'.$A$1];1;POWER([$'ba'.AR23];2)-POWER([$'bb'.AR23];2)+[$'axi'.AR$1];0;[.AR23];2;0);[.AR23])" office:value-type="float" office:value="0">
            <text:p>0</text:p>
          </table:table-cell>
          <table:table-cell table:style-name="ACE-6" table:formula="of:=IF([$'abs'.AS23]&lt;2;COM.MICROSOFT.SWITCH([$'switches'.$A$1];1;POWER([$'ba'.AS23];2)-POWER([$'bb'.AS23];2)+[$'axi'.AS$1];0;[.AS23];2;0);[.AS23])" office:value-type="float" office:value="0">
            <text:p>0</text:p>
          </table:table-cell>
          <table:table-cell table:style-name="ACE-6" table:formula="of:=IF([$'abs'.AT23]&lt;2;COM.MICROSOFT.SWITCH([$'switches'.$A$1];1;POWER([$'ba'.AT23];2)-POWER([$'bb'.AT23];2)+[$'axi'.AT$1];0;[.AT23];2;0);[.AT23])" office:value-type="float" office:value="0">
            <text:p>0</text:p>
          </table:table-cell>
          <table:table-cell table:style-name="ACE-6" table:formula="of:=IF([$'abs'.AU23]&lt;2;COM.MICROSOFT.SWITCH([$'switches'.$A$1];1;POWER([$'ba'.AU23];2)-POWER([$'bb'.AU23];2)+[$'axi'.AU$1];0;[.AU23];2;0);[.AU23])" office:value-type="float" office:value="0">
            <text:p>0</text:p>
          </table:table-cell>
          <table:table-cell table:style-name="ACE-6" table:formula="of:=IF([$'abs'.AV23]&lt;2;COM.MICROSOFT.SWITCH([$'switches'.$A$1];1;POWER([$'ba'.AV23];2)-POWER([$'bb'.AV23];2)+[$'axi'.AV$1];0;[.AV23];2;0);[.AV23])" office:value-type="float" office:value="0">
            <text:p>0</text:p>
          </table:table-cell>
          <table:table-cell table:style-name="ACE-6" table:formula="of:=IF([$'abs'.AW23]&lt;2;COM.MICROSOFT.SWITCH([$'switches'.$A$1];1;POWER([$'ba'.AW23];2)-POWER([$'bb'.AW23];2)+[$'axi'.AW$1];0;[.AW23];2;0);[.AW23])" office:value-type="float" office:value="0">
            <text:p>0</text:p>
          </table:table-cell>
          <table:table-cell table:style-name="ACE-6" table:formula="of:=IF([$'abs'.AX23]&lt;2;COM.MICROSOFT.SWITCH([$'switches'.$A$1];1;POWER([$'ba'.AX23];2)-POWER([$'bb'.AX23];2)+[$'axi'.AX$1];0;[.AX23];2;0);[.AX23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4]&lt;2;COM.MICROSOFT.SWITCH([$'switches'.$A$1];1;POWER([$'ba'.B24];2)-POWER([$'bb'.B24];2)+[$'axi'.B$1];0;[.B24];2;0);[.B24])" office:value-type="float" office:value="0">
            <text:p>0</text:p>
          </table:table-cell>
          <table:table-cell table:style-name="ACE-6" table:formula="of:=IF([$'abs'.C24]&lt;2;COM.MICROSOFT.SWITCH([$'switches'.$A$1];1;POWER([$'ba'.C24];2)-POWER([$'bb'.C24];2)+[$'axi'.C$1];0;[.C24];2;0);[.C24])" office:value-type="float" office:value="0">
            <text:p>0</text:p>
          </table:table-cell>
          <table:table-cell table:style-name="ACE-6" table:formula="of:=IF([$'abs'.D24]&lt;2;COM.MICROSOFT.SWITCH([$'switches'.$A$1];1;POWER([$'ba'.D24];2)-POWER([$'bb'.D24];2)+[$'axi'.D$1];0;[.D24];2;0);[.D24])" office:value-type="float" office:value="0">
            <text:p>0</text:p>
          </table:table-cell>
          <table:table-cell table:style-name="ACE-6" table:formula="of:=IF([$'abs'.E24]&lt;2;COM.MICROSOFT.SWITCH([$'switches'.$A$1];1;POWER([$'ba'.E24];2)-POWER([$'bb'.E24];2)+[$'axi'.E$1];0;[.E24];2;0);[.E24])" office:value-type="float" office:value="0">
            <text:p>0</text:p>
          </table:table-cell>
          <table:table-cell table:style-name="ACE-6" table:formula="of:=IF([$'abs'.F24]&lt;2;COM.MICROSOFT.SWITCH([$'switches'.$A$1];1;POWER([$'ba'.F24];2)-POWER([$'bb'.F24];2)+[$'axi'.F$1];0;[.F24];2;0);[.F24])" office:value-type="float" office:value="0">
            <text:p>0</text:p>
          </table:table-cell>
          <table:table-cell table:style-name="ACE-6" table:formula="of:=IF([$'abs'.G24]&lt;2;COM.MICROSOFT.SWITCH([$'switches'.$A$1];1;POWER([$'ba'.G24];2)-POWER([$'bb'.G24];2)+[$'axi'.G$1];0;[.G24];2;0);[.G24])" office:value-type="float" office:value="0">
            <text:p>0</text:p>
          </table:table-cell>
          <table:table-cell table:style-name="ACE-6" table:formula="of:=IF([$'abs'.H24]&lt;2;COM.MICROSOFT.SWITCH([$'switches'.$A$1];1;POWER([$'ba'.H24];2)-POWER([$'bb'.H24];2)+[$'axi'.H$1];0;[.H24];2;0);[.H24])" office:value-type="float" office:value="0">
            <text:p>0</text:p>
          </table:table-cell>
          <table:table-cell table:style-name="ACE-6" table:formula="of:=IF([$'abs'.I24]&lt;2;COM.MICROSOFT.SWITCH([$'switches'.$A$1];1;POWER([$'ba'.I24];2)-POWER([$'bb'.I24];2)+[$'axi'.I$1];0;[.I24];2;0);[.I24])" office:value-type="float" office:value="0">
            <text:p>0</text:p>
          </table:table-cell>
          <table:table-cell table:style-name="ACE-6" table:formula="of:=IF([$'abs'.J24]&lt;2;COM.MICROSOFT.SWITCH([$'switches'.$A$1];1;POWER([$'ba'.J24];2)-POWER([$'bb'.J24];2)+[$'axi'.J$1];0;[.J24];2;0);[.J24])" office:value-type="float" office:value="0">
            <text:p>0</text:p>
          </table:table-cell>
          <table:table-cell table:style-name="ACE-6" table:formula="of:=IF([$'abs'.K24]&lt;2;COM.MICROSOFT.SWITCH([$'switches'.$A$1];1;POWER([$'ba'.K24];2)-POWER([$'bb'.K24];2)+[$'axi'.K$1];0;[.K24];2;0);[.K24])" office:value-type="float" office:value="0">
            <text:p>0</text:p>
          </table:table-cell>
          <table:table-cell table:style-name="ACE-6" table:formula="of:=IF([$'abs'.L24]&lt;2;COM.MICROSOFT.SWITCH([$'switches'.$A$1];1;POWER([$'ba'.L24];2)-POWER([$'bb'.L24];2)+[$'axi'.L$1];0;[.L24];2;0);[.L24])" office:value-type="float" office:value="0">
            <text:p>0</text:p>
          </table:table-cell>
          <table:table-cell table:style-name="ACE-6" table:formula="of:=IF([$'abs'.M24]&lt;2;COM.MICROSOFT.SWITCH([$'switches'.$A$1];1;POWER([$'ba'.M24];2)-POWER([$'bb'.M24];2)+[$'axi'.M$1];0;[.M24];2;0);[.M24])" office:value-type="float" office:value="0">
            <text:p>0</text:p>
          </table:table-cell>
          <table:table-cell table:style-name="ACE-6" table:formula="of:=IF([$'abs'.N24]&lt;2;COM.MICROSOFT.SWITCH([$'switches'.$A$1];1;POWER([$'ba'.N24];2)-POWER([$'bb'.N24];2)+[$'axi'.N$1];0;[.N24];2;0);[.N24])" office:value-type="float" office:value="0">
            <text:p>0</text:p>
          </table:table-cell>
          <table:table-cell table:style-name="ACE-6" table:formula="of:=IF([$'abs'.O24]&lt;2;COM.MICROSOFT.SWITCH([$'switches'.$A$1];1;POWER([$'ba'.O24];2)-POWER([$'bb'.O24];2)+[$'axi'.O$1];0;[.O24];2;0);[.O24])" office:value-type="float" office:value="0">
            <text:p>0</text:p>
          </table:table-cell>
          <table:table-cell table:style-name="ACE-6" table:formula="of:=IF([$'abs'.P24]&lt;2;COM.MICROSOFT.SWITCH([$'switches'.$A$1];1;POWER([$'ba'.P24];2)-POWER([$'bb'.P24];2)+[$'axi'.P$1];0;[.P24];2;0);[.P24])" office:value-type="float" office:value="0">
            <text:p>0</text:p>
          </table:table-cell>
          <table:table-cell table:style-name="ACE-6" table:formula="of:=IF([$'abs'.Q24]&lt;2;COM.MICROSOFT.SWITCH([$'switches'.$A$1];1;POWER([$'ba'.Q24];2)-POWER([$'bb'.Q24];2)+[$'axi'.Q$1];0;[.Q24];2;0);[.Q24])" office:value-type="float" office:value="0">
            <text:p>0</text:p>
          </table:table-cell>
          <table:table-cell table:style-name="ACE-6" table:formula="of:=IF([$'abs'.R24]&lt;2;COM.MICROSOFT.SWITCH([$'switches'.$A$1];1;POWER([$'ba'.R24];2)-POWER([$'bb'.R24];2)+[$'axi'.R$1];0;[.R24];2;0);[.R24])" office:value-type="float" office:value="0">
            <text:p>0</text:p>
          </table:table-cell>
          <table:table-cell table:style-name="ACE-6" table:formula="of:=IF([$'abs'.S24]&lt;2;COM.MICROSOFT.SWITCH([$'switches'.$A$1];1;POWER([$'ba'.S24];2)-POWER([$'bb'.S24];2)+[$'axi'.S$1];0;[.S24];2;0);[.S24])" office:value-type="float" office:value="0">
            <text:p>0</text:p>
          </table:table-cell>
          <table:table-cell table:style-name="ACE-6" table:formula="of:=IF([$'abs'.T24]&lt;2;COM.MICROSOFT.SWITCH([$'switches'.$A$1];1;POWER([$'ba'.T24];2)-POWER([$'bb'.T24];2)+[$'axi'.T$1];0;[.T24];2;0);[.T24])" office:value-type="float" office:value="0">
            <text:p>0</text:p>
          </table:table-cell>
          <table:table-cell table:style-name="ACE-6" table:formula="of:=IF([$'abs'.U24]&lt;2;COM.MICROSOFT.SWITCH([$'switches'.$A$1];1;POWER([$'ba'.U24];2)-POWER([$'bb'.U24];2)+[$'axi'.U$1];0;[.U24];2;0);[.U24])" office:value-type="float" office:value="0">
            <text:p>0</text:p>
          </table:table-cell>
          <table:table-cell table:style-name="ACE-6" table:formula="of:=IF([$'abs'.V24]&lt;2;COM.MICROSOFT.SWITCH([$'switches'.$A$1];1;POWER([$'ba'.V24];2)-POWER([$'bb'.V24];2)+[$'axi'.V$1];0;[.V24];2;0);[.V24])" office:value-type="float" office:value="0">
            <text:p>0</text:p>
          </table:table-cell>
          <table:table-cell table:style-name="ACE-6" table:formula="of:=IF([$'abs'.W24]&lt;2;COM.MICROSOFT.SWITCH([$'switches'.$A$1];1;POWER([$'ba'.W24];2)-POWER([$'bb'.W24];2)+[$'axi'.W$1];0;[.W24];2;0);[.W24])" office:value-type="float" office:value="0">
            <text:p>0</text:p>
          </table:table-cell>
          <table:table-cell table:style-name="ACE-6" table:formula="of:=IF([$'abs'.X24]&lt;2;COM.MICROSOFT.SWITCH([$'switches'.$A$1];1;POWER([$'ba'.X24];2)-POWER([$'bb'.X24];2)+[$'axi'.X$1];0;[.X24];2;0);[.X24])" office:value-type="float" office:value="0">
            <text:p>0</text:p>
          </table:table-cell>
          <table:table-cell table:style-name="ACE-6" table:formula="of:=IF([$'abs'.Y24]&lt;2;COM.MICROSOFT.SWITCH([$'switches'.$A$1];1;POWER([$'ba'.Y24];2)-POWER([$'bb'.Y24];2)+[$'axi'.Y$1];0;[.Y24];2;0);[.Y24])" office:value-type="float" office:value="0">
            <text:p>0</text:p>
          </table:table-cell>
          <table:table-cell table:style-name="ACE-6" table:formula="of:=IF([$'abs'.Z24]&lt;2;COM.MICROSOFT.SWITCH([$'switches'.$A$1];1;POWER([$'ba'.Z24];2)-POWER([$'bb'.Z24];2)+[$'axi'.Z$1];0;[.Z24];2;0);[.Z24])" office:value-type="float" office:value="0">
            <text:p>0</text:p>
          </table:table-cell>
          <table:table-cell table:style-name="ACE-6" table:formula="of:=IF([$'abs'.AA24]&lt;2;COM.MICROSOFT.SWITCH([$'switches'.$A$1];1;POWER([$'ba'.AA24];2)-POWER([$'bb'.AA24];2)+[$'axi'.AA$1];0;[.AA24];2;0);[.AA24])" office:value-type="float" office:value="0">
            <text:p>0</text:p>
          </table:table-cell>
          <table:table-cell table:style-name="ACE-6" table:formula="of:=IF([$'abs'.AB24]&lt;2;COM.MICROSOFT.SWITCH([$'switches'.$A$1];1;POWER([$'ba'.AB24];2)-POWER([$'bb'.AB24];2)+[$'axi'.AB$1];0;[.AB24];2;0);[.AB24])" office:value-type="float" office:value="0">
            <text:p>0</text:p>
          </table:table-cell>
          <table:table-cell table:style-name="ACE-6" table:formula="of:=IF([$'abs'.AC24]&lt;2;COM.MICROSOFT.SWITCH([$'switches'.$A$1];1;POWER([$'ba'.AC24];2)-POWER([$'bb'.AC24];2)+[$'axi'.AC$1];0;[.AC24];2;0);[.AC24])" office:value-type="float" office:value="0">
            <text:p>0</text:p>
          </table:table-cell>
          <table:table-cell table:style-name="ACE-6" table:formula="of:=IF([$'abs'.AD24]&lt;2;COM.MICROSOFT.SWITCH([$'switches'.$A$1];1;POWER([$'ba'.AD24];2)-POWER([$'bb'.AD24];2)+[$'axi'.AD$1];0;[.AD24];2;0);[.AD24])" office:value-type="float" office:value="0">
            <text:p>0</text:p>
          </table:table-cell>
          <table:table-cell table:style-name="ACE-6" table:formula="of:=IF([$'abs'.AE24]&lt;2;COM.MICROSOFT.SWITCH([$'switches'.$A$1];1;POWER([$'ba'.AE24];2)-POWER([$'bb'.AE24];2)+[$'axi'.AE$1];0;[.AE24];2;0);[.AE24])" office:value-type="float" office:value="0">
            <text:p>0</text:p>
          </table:table-cell>
          <table:table-cell table:style-name="ACE-6" table:formula="of:=IF([$'abs'.AF24]&lt;2;COM.MICROSOFT.SWITCH([$'switches'.$A$1];1;POWER([$'ba'.AF24];2)-POWER([$'bb'.AF24];2)+[$'axi'.AF$1];0;[.AF24];2;0);[.AF24])" office:value-type="float" office:value="0">
            <text:p>0</text:p>
          </table:table-cell>
          <table:table-cell table:style-name="ACE-6" table:formula="of:=IF([$'abs'.AG24]&lt;2;COM.MICROSOFT.SWITCH([$'switches'.$A$1];1;POWER([$'ba'.AG24];2)-POWER([$'bb'.AG24];2)+[$'axi'.AG$1];0;[.AG24];2;0);[.AG24])" office:value-type="float" office:value="0">
            <text:p>0</text:p>
          </table:table-cell>
          <table:table-cell table:style-name="ACE-6" table:formula="of:=IF([$'abs'.AH24]&lt;2;COM.MICROSOFT.SWITCH([$'switches'.$A$1];1;POWER([$'ba'.AH24];2)-POWER([$'bb'.AH24];2)+[$'axi'.AH$1];0;[.AH24];2;0);[.AH24])" office:value-type="float" office:value="0">
            <text:p>0</text:p>
          </table:table-cell>
          <table:table-cell table:style-name="ACE-6" table:formula="of:=IF([$'abs'.AI24]&lt;2;COM.MICROSOFT.SWITCH([$'switches'.$A$1];1;POWER([$'ba'.AI24];2)-POWER([$'bb'.AI24];2)+[$'axi'.AI$1];0;[.AI24];2;0);[.AI24])" office:value-type="float" office:value="0">
            <text:p>0</text:p>
          </table:table-cell>
          <table:table-cell table:style-name="ACE-6" table:formula="of:=IF([$'abs'.AJ24]&lt;2;COM.MICROSOFT.SWITCH([$'switches'.$A$1];1;POWER([$'ba'.AJ24];2)-POWER([$'bb'.AJ24];2)+[$'axi'.AJ$1];0;[.AJ24];2;0);[.AJ24])" office:value-type="float" office:value="0">
            <text:p>0</text:p>
          </table:table-cell>
          <table:table-cell table:style-name="ACE-6" table:formula="of:=IF([$'abs'.AK24]&lt;2;COM.MICROSOFT.SWITCH([$'switches'.$A$1];1;POWER([$'ba'.AK24];2)-POWER([$'bb'.AK24];2)+[$'axi'.AK$1];0;[.AK24];2;0);[.AK24])" office:value-type="float" office:value="0">
            <text:p>0</text:p>
          </table:table-cell>
          <table:table-cell table:style-name="ACE-6" table:formula="of:=IF([$'abs'.AL24]&lt;2;COM.MICROSOFT.SWITCH([$'switches'.$A$1];1;POWER([$'ba'.AL24];2)-POWER([$'bb'.AL24];2)+[$'axi'.AL$1];0;[.AL24];2;0);[.AL24])" office:value-type="float" office:value="0">
            <text:p>0</text:p>
          </table:table-cell>
          <table:table-cell table:style-name="ACE-6" table:formula="of:=IF([$'abs'.AM24]&lt;2;COM.MICROSOFT.SWITCH([$'switches'.$A$1];1;POWER([$'ba'.AM24];2)-POWER([$'bb'.AM24];2)+[$'axi'.AM$1];0;[.AM24];2;0);[.AM24])" office:value-type="float" office:value="0">
            <text:p>0</text:p>
          </table:table-cell>
          <table:table-cell table:style-name="ACE-6" table:formula="of:=IF([$'abs'.AN24]&lt;2;COM.MICROSOFT.SWITCH([$'switches'.$A$1];1;POWER([$'ba'.AN24];2)-POWER([$'bb'.AN24];2)+[$'axi'.AN$1];0;[.AN24];2;0);[.AN24])" office:value-type="float" office:value="0">
            <text:p>0</text:p>
          </table:table-cell>
          <table:table-cell table:style-name="ACE-6" table:formula="of:=IF([$'abs'.AO24]&lt;2;COM.MICROSOFT.SWITCH([$'switches'.$A$1];1;POWER([$'ba'.AO24];2)-POWER([$'bb'.AO24];2)+[$'axi'.AO$1];0;[.AO24];2;0);[.AO24])" office:value-type="float" office:value="0">
            <text:p>0</text:p>
          </table:table-cell>
          <table:table-cell table:style-name="ACE-6" table:formula="of:=IF([$'abs'.AP24]&lt;2;COM.MICROSOFT.SWITCH([$'switches'.$A$1];1;POWER([$'ba'.AP24];2)-POWER([$'bb'.AP24];2)+[$'axi'.AP$1];0;[.AP24];2;0);[.AP24])" office:value-type="float" office:value="0">
            <text:p>0</text:p>
          </table:table-cell>
          <table:table-cell table:style-name="ACE-6" table:formula="of:=IF([$'abs'.AQ24]&lt;2;COM.MICROSOFT.SWITCH([$'switches'.$A$1];1;POWER([$'ba'.AQ24];2)-POWER([$'bb'.AQ24];2)+[$'axi'.AQ$1];0;[.AQ24];2;0);[.AQ24])" office:value-type="float" office:value="0">
            <text:p>0</text:p>
          </table:table-cell>
          <table:table-cell table:style-name="ACE-6" table:formula="of:=IF([$'abs'.AR24]&lt;2;COM.MICROSOFT.SWITCH([$'switches'.$A$1];1;POWER([$'ba'.AR24];2)-POWER([$'bb'.AR24];2)+[$'axi'.AR$1];0;[.AR24];2;0);[.AR24])" office:value-type="float" office:value="0">
            <text:p>0</text:p>
          </table:table-cell>
          <table:table-cell table:style-name="ACE-6" table:formula="of:=IF([$'abs'.AS24]&lt;2;COM.MICROSOFT.SWITCH([$'switches'.$A$1];1;POWER([$'ba'.AS24];2)-POWER([$'bb'.AS24];2)+[$'axi'.AS$1];0;[.AS24];2;0);[.AS24])" office:value-type="float" office:value="0">
            <text:p>0</text:p>
          </table:table-cell>
          <table:table-cell table:style-name="ACE-6" table:formula="of:=IF([$'abs'.AT24]&lt;2;COM.MICROSOFT.SWITCH([$'switches'.$A$1];1;POWER([$'ba'.AT24];2)-POWER([$'bb'.AT24];2)+[$'axi'.AT$1];0;[.AT24];2;0);[.AT24])" office:value-type="float" office:value="0">
            <text:p>0</text:p>
          </table:table-cell>
          <table:table-cell table:style-name="ACE-6" table:formula="of:=IF([$'abs'.AU24]&lt;2;COM.MICROSOFT.SWITCH([$'switches'.$A$1];1;POWER([$'ba'.AU24];2)-POWER([$'bb'.AU24];2)+[$'axi'.AU$1];0;[.AU24];2;0);[.AU24])" office:value-type="float" office:value="0">
            <text:p>0</text:p>
          </table:table-cell>
          <table:table-cell table:style-name="ACE-6" table:formula="of:=IF([$'abs'.AV24]&lt;2;COM.MICROSOFT.SWITCH([$'switches'.$A$1];1;POWER([$'ba'.AV24];2)-POWER([$'bb'.AV24];2)+[$'axi'.AV$1];0;[.AV24];2;0);[.AV24])" office:value-type="float" office:value="0">
            <text:p>0</text:p>
          </table:table-cell>
          <table:table-cell table:style-name="ACE-6" table:formula="of:=IF([$'abs'.AW24]&lt;2;COM.MICROSOFT.SWITCH([$'switches'.$A$1];1;POWER([$'ba'.AW24];2)-POWER([$'bb'.AW24];2)+[$'axi'.AW$1];0;[.AW24];2;0);[.AW24])" office:value-type="float" office:value="0">
            <text:p>0</text:p>
          </table:table-cell>
          <table:table-cell table:style-name="ACE-6" table:formula="of:=IF([$'abs'.AX24]&lt;2;COM.MICROSOFT.SWITCH([$'switches'.$A$1];1;POWER([$'ba'.AX24];2)-POWER([$'bb'.AX24];2)+[$'axi'.AX$1];0;[.AX24];2;0);[.AX24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5]&lt;2;COM.MICROSOFT.SWITCH([$'switches'.$A$1];1;POWER([$'ba'.B25];2)-POWER([$'bb'.B25];2)+[$'axi'.B$1];0;[.B25];2;0);[.B25])" office:value-type="float" office:value="0">
            <text:p>0</text:p>
          </table:table-cell>
          <table:table-cell table:style-name="ACE-6" table:formula="of:=IF([$'abs'.C25]&lt;2;COM.MICROSOFT.SWITCH([$'switches'.$A$1];1;POWER([$'ba'.C25];2)-POWER([$'bb'.C25];2)+[$'axi'.C$1];0;[.C25];2;0);[.C25])" office:value-type="float" office:value="0">
            <text:p>0</text:p>
          </table:table-cell>
          <table:table-cell table:style-name="ACE-6" table:formula="of:=IF([$'abs'.D25]&lt;2;COM.MICROSOFT.SWITCH([$'switches'.$A$1];1;POWER([$'ba'.D25];2)-POWER([$'bb'.D25];2)+[$'axi'.D$1];0;[.D25];2;0);[.D25])" office:value-type="float" office:value="0">
            <text:p>0</text:p>
          </table:table-cell>
          <table:table-cell table:style-name="ACE-6" table:formula="of:=IF([$'abs'.E25]&lt;2;COM.MICROSOFT.SWITCH([$'switches'.$A$1];1;POWER([$'ba'.E25];2)-POWER([$'bb'.E25];2)+[$'axi'.E$1];0;[.E25];2;0);[.E25])" office:value-type="float" office:value="0">
            <text:p>0</text:p>
          </table:table-cell>
          <table:table-cell table:style-name="ACE-6" table:formula="of:=IF([$'abs'.F25]&lt;2;COM.MICROSOFT.SWITCH([$'switches'.$A$1];1;POWER([$'ba'.F25];2)-POWER([$'bb'.F25];2)+[$'axi'.F$1];0;[.F25];2;0);[.F25])" office:value-type="float" office:value="0">
            <text:p>0</text:p>
          </table:table-cell>
          <table:table-cell table:style-name="ACE-6" table:formula="of:=IF([$'abs'.G25]&lt;2;COM.MICROSOFT.SWITCH([$'switches'.$A$1];1;POWER([$'ba'.G25];2)-POWER([$'bb'.G25];2)+[$'axi'.G$1];0;[.G25];2;0);[.G25])" office:value-type="float" office:value="0">
            <text:p>0</text:p>
          </table:table-cell>
          <table:table-cell table:style-name="ACE-6" table:formula="of:=IF([$'abs'.H25]&lt;2;COM.MICROSOFT.SWITCH([$'switches'.$A$1];1;POWER([$'ba'.H25];2)-POWER([$'bb'.H25];2)+[$'axi'.H$1];0;[.H25];2;0);[.H25])" office:value-type="float" office:value="0">
            <text:p>0</text:p>
          </table:table-cell>
          <table:table-cell table:style-name="ACE-6" table:formula="of:=IF([$'abs'.I25]&lt;2;COM.MICROSOFT.SWITCH([$'switches'.$A$1];1;POWER([$'ba'.I25];2)-POWER([$'bb'.I25];2)+[$'axi'.I$1];0;[.I25];2;0);[.I25])" office:value-type="float" office:value="0">
            <text:p>0</text:p>
          </table:table-cell>
          <table:table-cell table:style-name="ACE-6" table:formula="of:=IF([$'abs'.J25]&lt;2;COM.MICROSOFT.SWITCH([$'switches'.$A$1];1;POWER([$'ba'.J25];2)-POWER([$'bb'.J25];2)+[$'axi'.J$1];0;[.J25];2;0);[.J25])" office:value-type="float" office:value="0">
            <text:p>0</text:p>
          </table:table-cell>
          <table:table-cell table:style-name="ACE-6" table:formula="of:=IF([$'abs'.K25]&lt;2;COM.MICROSOFT.SWITCH([$'switches'.$A$1];1;POWER([$'ba'.K25];2)-POWER([$'bb'.K25];2)+[$'axi'.K$1];0;[.K25];2;0);[.K25])" office:value-type="float" office:value="0">
            <text:p>0</text:p>
          </table:table-cell>
          <table:table-cell table:style-name="ACE-6" table:formula="of:=IF([$'abs'.L25]&lt;2;COM.MICROSOFT.SWITCH([$'switches'.$A$1];1;POWER([$'ba'.L25];2)-POWER([$'bb'.L25];2)+[$'axi'.L$1];0;[.L25];2;0);[.L25])" office:value-type="float" office:value="0">
            <text:p>0</text:p>
          </table:table-cell>
          <table:table-cell table:style-name="ACE-6" table:formula="of:=IF([$'abs'.M25]&lt;2;COM.MICROSOFT.SWITCH([$'switches'.$A$1];1;POWER([$'ba'.M25];2)-POWER([$'bb'.M25];2)+[$'axi'.M$1];0;[.M25];2;0);[.M25])" office:value-type="float" office:value="0">
            <text:p>0</text:p>
          </table:table-cell>
          <table:table-cell table:style-name="ACE-6" table:formula="of:=IF([$'abs'.N25]&lt;2;COM.MICROSOFT.SWITCH([$'switches'.$A$1];1;POWER([$'ba'.N25];2)-POWER([$'bb'.N25];2)+[$'axi'.N$1];0;[.N25];2;0);[.N25])" office:value-type="float" office:value="0">
            <text:p>0</text:p>
          </table:table-cell>
          <table:table-cell table:style-name="ACE-6" table:formula="of:=IF([$'abs'.O25]&lt;2;COM.MICROSOFT.SWITCH([$'switches'.$A$1];1;POWER([$'ba'.O25];2)-POWER([$'bb'.O25];2)+[$'axi'.O$1];0;[.O25];2;0);[.O25])" office:value-type="float" office:value="0">
            <text:p>0</text:p>
          </table:table-cell>
          <table:table-cell table:style-name="ACE-6" table:formula="of:=IF([$'abs'.P25]&lt;2;COM.MICROSOFT.SWITCH([$'switches'.$A$1];1;POWER([$'ba'.P25];2)-POWER([$'bb'.P25];2)+[$'axi'.P$1];0;[.P25];2;0);[.P25])" office:value-type="float" office:value="0">
            <text:p>0</text:p>
          </table:table-cell>
          <table:table-cell table:style-name="ACE-6" table:formula="of:=IF([$'abs'.Q25]&lt;2;COM.MICROSOFT.SWITCH([$'switches'.$A$1];1;POWER([$'ba'.Q25];2)-POWER([$'bb'.Q25];2)+[$'axi'.Q$1];0;[.Q25];2;0);[.Q25])" office:value-type="float" office:value="0">
            <text:p>0</text:p>
          </table:table-cell>
          <table:table-cell table:style-name="ACE-6" table:formula="of:=IF([$'abs'.R25]&lt;2;COM.MICROSOFT.SWITCH([$'switches'.$A$1];1;POWER([$'ba'.R25];2)-POWER([$'bb'.R25];2)+[$'axi'.R$1];0;[.R25];2;0);[.R25])" office:value-type="float" office:value="0">
            <text:p>0</text:p>
          </table:table-cell>
          <table:table-cell table:style-name="ACE-6" table:formula="of:=IF([$'abs'.S25]&lt;2;COM.MICROSOFT.SWITCH([$'switches'.$A$1];1;POWER([$'ba'.S25];2)-POWER([$'bb'.S25];2)+[$'axi'.S$1];0;[.S25];2;0);[.S25])" office:value-type="float" office:value="0">
            <text:p>0</text:p>
          </table:table-cell>
          <table:table-cell table:style-name="ACE-6" table:formula="of:=IF([$'abs'.T25]&lt;2;COM.MICROSOFT.SWITCH([$'switches'.$A$1];1;POWER([$'ba'.T25];2)-POWER([$'bb'.T25];2)+[$'axi'.T$1];0;[.T25];2;0);[.T25])" office:value-type="float" office:value="0">
            <text:p>0</text:p>
          </table:table-cell>
          <table:table-cell table:style-name="ACE-6" table:formula="of:=IF([$'abs'.U25]&lt;2;COM.MICROSOFT.SWITCH([$'switches'.$A$1];1;POWER([$'ba'.U25];2)-POWER([$'bb'.U25];2)+[$'axi'.U$1];0;[.U25];2;0);[.U25])" office:value-type="float" office:value="0">
            <text:p>0</text:p>
          </table:table-cell>
          <table:table-cell table:style-name="ACE-6" table:formula="of:=IF([$'abs'.V25]&lt;2;COM.MICROSOFT.SWITCH([$'switches'.$A$1];1;POWER([$'ba'.V25];2)-POWER([$'bb'.V25];2)+[$'axi'.V$1];0;[.V25];2;0);[.V25])" office:value-type="float" office:value="0">
            <text:p>0</text:p>
          </table:table-cell>
          <table:table-cell table:style-name="ACE-6" table:formula="of:=IF([$'abs'.W25]&lt;2;COM.MICROSOFT.SWITCH([$'switches'.$A$1];1;POWER([$'ba'.W25];2)-POWER([$'bb'.W25];2)+[$'axi'.W$1];0;[.W25];2;0);[.W25])" office:value-type="float" office:value="0">
            <text:p>0</text:p>
          </table:table-cell>
          <table:table-cell table:style-name="ACE-6" table:formula="of:=IF([$'abs'.X25]&lt;2;COM.MICROSOFT.SWITCH([$'switches'.$A$1];1;POWER([$'ba'.X25];2)-POWER([$'bb'.X25];2)+[$'axi'.X$1];0;[.X25];2;0);[.X25])" office:value-type="float" office:value="0">
            <text:p>0</text:p>
          </table:table-cell>
          <table:table-cell table:style-name="ACE-6" table:formula="of:=IF([$'abs'.Y25]&lt;2;COM.MICROSOFT.SWITCH([$'switches'.$A$1];1;POWER([$'ba'.Y25];2)-POWER([$'bb'.Y25];2)+[$'axi'.Y$1];0;[.Y25];2;0);[.Y25])" office:value-type="float" office:value="0">
            <text:p>0</text:p>
          </table:table-cell>
          <table:table-cell table:style-name="ACE-6" table:formula="of:=IF([$'abs'.Z25]&lt;2;COM.MICROSOFT.SWITCH([$'switches'.$A$1];1;POWER([$'ba'.Z25];2)-POWER([$'bb'.Z25];2)+[$'axi'.Z$1];0;[.Z25];2;0);[.Z25])" office:value-type="float" office:value="0">
            <text:p>0</text:p>
          </table:table-cell>
          <table:table-cell table:style-name="ACE-6" table:formula="of:=IF([$'abs'.AA25]&lt;2;COM.MICROSOFT.SWITCH([$'switches'.$A$1];1;POWER([$'ba'.AA25];2)-POWER([$'bb'.AA25];2)+[$'axi'.AA$1];0;[.AA25];2;0);[.AA25])" office:value-type="float" office:value="0">
            <text:p>0</text:p>
          </table:table-cell>
          <table:table-cell table:style-name="ACE-6" table:formula="of:=IF([$'abs'.AB25]&lt;2;COM.MICROSOFT.SWITCH([$'switches'.$A$1];1;POWER([$'ba'.AB25];2)-POWER([$'bb'.AB25];2)+[$'axi'.AB$1];0;[.AB25];2;0);[.AB25])" office:value-type="float" office:value="0">
            <text:p>0</text:p>
          </table:table-cell>
          <table:table-cell table:style-name="ACE-6" table:formula="of:=IF([$'abs'.AC25]&lt;2;COM.MICROSOFT.SWITCH([$'switches'.$A$1];1;POWER([$'ba'.AC25];2)-POWER([$'bb'.AC25];2)+[$'axi'.AC$1];0;[.AC25];2;0);[.AC25])" office:value-type="float" office:value="0">
            <text:p>0</text:p>
          </table:table-cell>
          <table:table-cell table:style-name="ACE-6" table:formula="of:=IF([$'abs'.AD25]&lt;2;COM.MICROSOFT.SWITCH([$'switches'.$A$1];1;POWER([$'ba'.AD25];2)-POWER([$'bb'.AD25];2)+[$'axi'.AD$1];0;[.AD25];2;0);[.AD25])" office:value-type="float" office:value="0">
            <text:p>0</text:p>
          </table:table-cell>
          <table:table-cell table:style-name="ACE-6" table:formula="of:=IF([$'abs'.AE25]&lt;2;COM.MICROSOFT.SWITCH([$'switches'.$A$1];1;POWER([$'ba'.AE25];2)-POWER([$'bb'.AE25];2)+[$'axi'.AE$1];0;[.AE25];2;0);[.AE25])" office:value-type="float" office:value="0">
            <text:p>0</text:p>
          </table:table-cell>
          <table:table-cell table:style-name="ACE-6" table:formula="of:=IF([$'abs'.AF25]&lt;2;COM.MICROSOFT.SWITCH([$'switches'.$A$1];1;POWER([$'ba'.AF25];2)-POWER([$'bb'.AF25];2)+[$'axi'.AF$1];0;[.AF25];2;0);[.AF25])" office:value-type="float" office:value="0">
            <text:p>0</text:p>
          </table:table-cell>
          <table:table-cell table:style-name="ACE-6" table:formula="of:=IF([$'abs'.AG25]&lt;2;COM.MICROSOFT.SWITCH([$'switches'.$A$1];1;POWER([$'ba'.AG25];2)-POWER([$'bb'.AG25];2)+[$'axi'.AG$1];0;[.AG25];2;0);[.AG25])" office:value-type="float" office:value="0">
            <text:p>0</text:p>
          </table:table-cell>
          <table:table-cell table:style-name="ACE-6" table:formula="of:=IF([$'abs'.AH25]&lt;2;COM.MICROSOFT.SWITCH([$'switches'.$A$1];1;POWER([$'ba'.AH25];2)-POWER([$'bb'.AH25];2)+[$'axi'.AH$1];0;[.AH25];2;0);[.AH25])" office:value-type="float" office:value="0">
            <text:p>0</text:p>
          </table:table-cell>
          <table:table-cell table:style-name="ACE-6" table:formula="of:=IF([$'abs'.AI25]&lt;2;COM.MICROSOFT.SWITCH([$'switches'.$A$1];1;POWER([$'ba'.AI25];2)-POWER([$'bb'.AI25];2)+[$'axi'.AI$1];0;[.AI25];2;0);[.AI25])" office:value-type="float" office:value="0">
            <text:p>0</text:p>
          </table:table-cell>
          <table:table-cell table:style-name="ACE-6" table:formula="of:=IF([$'abs'.AJ25]&lt;2;COM.MICROSOFT.SWITCH([$'switches'.$A$1];1;POWER([$'ba'.AJ25];2)-POWER([$'bb'.AJ25];2)+[$'axi'.AJ$1];0;[.AJ25];2;0);[.AJ25])" office:value-type="float" office:value="0">
            <text:p>0</text:p>
          </table:table-cell>
          <table:table-cell table:style-name="ACE-6" table:formula="of:=IF([$'abs'.AK25]&lt;2;COM.MICROSOFT.SWITCH([$'switches'.$A$1];1;POWER([$'ba'.AK25];2)-POWER([$'bb'.AK25];2)+[$'axi'.AK$1];0;[.AK25];2;0);[.AK25])" office:value-type="float" office:value="0">
            <text:p>0</text:p>
          </table:table-cell>
          <table:table-cell table:style-name="ACE-6" table:formula="of:=IF([$'abs'.AL25]&lt;2;COM.MICROSOFT.SWITCH([$'switches'.$A$1];1;POWER([$'ba'.AL25];2)-POWER([$'bb'.AL25];2)+[$'axi'.AL$1];0;[.AL25];2;0);[.AL25])" office:value-type="float" office:value="0">
            <text:p>0</text:p>
          </table:table-cell>
          <table:table-cell table:style-name="ACE-6" table:formula="of:=IF([$'abs'.AM25]&lt;2;COM.MICROSOFT.SWITCH([$'switches'.$A$1];1;POWER([$'ba'.AM25];2)-POWER([$'bb'.AM25];2)+[$'axi'.AM$1];0;[.AM25];2;0);[.AM25])" office:value-type="float" office:value="0">
            <text:p>0</text:p>
          </table:table-cell>
          <table:table-cell table:style-name="ACE-6" table:formula="of:=IF([$'abs'.AN25]&lt;2;COM.MICROSOFT.SWITCH([$'switches'.$A$1];1;POWER([$'ba'.AN25];2)-POWER([$'bb'.AN25];2)+[$'axi'.AN$1];0;[.AN25];2;0);[.AN25])" office:value-type="float" office:value="0">
            <text:p>0</text:p>
          </table:table-cell>
          <table:table-cell table:style-name="ACE-6" table:formula="of:=IF([$'abs'.AO25]&lt;2;COM.MICROSOFT.SWITCH([$'switches'.$A$1];1;POWER([$'ba'.AO25];2)-POWER([$'bb'.AO25];2)+[$'axi'.AO$1];0;[.AO25];2;0);[.AO25])" office:value-type="float" office:value="0">
            <text:p>0</text:p>
          </table:table-cell>
          <table:table-cell table:style-name="ACE-6" table:formula="of:=IF([$'abs'.AP25]&lt;2;COM.MICROSOFT.SWITCH([$'switches'.$A$1];1;POWER([$'ba'.AP25];2)-POWER([$'bb'.AP25];2)+[$'axi'.AP$1];0;[.AP25];2;0);[.AP25])" office:value-type="float" office:value="0">
            <text:p>0</text:p>
          </table:table-cell>
          <table:table-cell table:style-name="ACE-6" table:formula="of:=IF([$'abs'.AQ25]&lt;2;COM.MICROSOFT.SWITCH([$'switches'.$A$1];1;POWER([$'ba'.AQ25];2)-POWER([$'bb'.AQ25];2)+[$'axi'.AQ$1];0;[.AQ25];2;0);[.AQ25])" office:value-type="float" office:value="0">
            <text:p>0</text:p>
          </table:table-cell>
          <table:table-cell table:style-name="ACE-6" table:formula="of:=IF([$'abs'.AR25]&lt;2;COM.MICROSOFT.SWITCH([$'switches'.$A$1];1;POWER([$'ba'.AR25];2)-POWER([$'bb'.AR25];2)+[$'axi'.AR$1];0;[.AR25];2;0);[.AR25])" office:value-type="float" office:value="0">
            <text:p>0</text:p>
          </table:table-cell>
          <table:table-cell table:style-name="ACE-6" table:formula="of:=IF([$'abs'.AS25]&lt;2;COM.MICROSOFT.SWITCH([$'switches'.$A$1];1;POWER([$'ba'.AS25];2)-POWER([$'bb'.AS25];2)+[$'axi'.AS$1];0;[.AS25];2;0);[.AS25])" office:value-type="float" office:value="0">
            <text:p>0</text:p>
          </table:table-cell>
          <table:table-cell table:style-name="ACE-6" table:formula="of:=IF([$'abs'.AT25]&lt;2;COM.MICROSOFT.SWITCH([$'switches'.$A$1];1;POWER([$'ba'.AT25];2)-POWER([$'bb'.AT25];2)+[$'axi'.AT$1];0;[.AT25];2;0);[.AT25])" office:value-type="float" office:value="0">
            <text:p>0</text:p>
          </table:table-cell>
          <table:table-cell table:style-name="ACE-6" table:formula="of:=IF([$'abs'.AU25]&lt;2;COM.MICROSOFT.SWITCH([$'switches'.$A$1];1;POWER([$'ba'.AU25];2)-POWER([$'bb'.AU25];2)+[$'axi'.AU$1];0;[.AU25];2;0);[.AU25])" office:value-type="float" office:value="0">
            <text:p>0</text:p>
          </table:table-cell>
          <table:table-cell table:style-name="ACE-6" table:formula="of:=IF([$'abs'.AV25]&lt;2;COM.MICROSOFT.SWITCH([$'switches'.$A$1];1;POWER([$'ba'.AV25];2)-POWER([$'bb'.AV25];2)+[$'axi'.AV$1];0;[.AV25];2;0);[.AV25])" office:value-type="float" office:value="0">
            <text:p>0</text:p>
          </table:table-cell>
          <table:table-cell table:style-name="ACE-6" table:formula="of:=IF([$'abs'.AW25]&lt;2;COM.MICROSOFT.SWITCH([$'switches'.$A$1];1;POWER([$'ba'.AW25];2)-POWER([$'bb'.AW25];2)+[$'axi'.AW$1];0;[.AW25];2;0);[.AW25])" office:value-type="float" office:value="0">
            <text:p>0</text:p>
          </table:table-cell>
          <table:table-cell table:style-name="ACE-6" table:formula="of:=IF([$'abs'.AX25]&lt;2;COM.MICROSOFT.SWITCH([$'switches'.$A$1];1;POWER([$'ba'.AX25];2)-POWER([$'bb'.AX25];2)+[$'axi'.AX$1];0;[.AX25];2;0);[.AX25])" office:value-type="float" office:value="0">
            <text:p>0</text:p>
          </table:table-cell>
          <table:table-cell table:number-columns-repeated="974" table:style-name="ACE-7"/>
        </table:table-row>
        <table:table-row table:style-name="AROW-0">
          <table:table-cell table:style-name="ACE-7"/>
          <table:table-cell table:style-name="ACE-6" table:formula="of:=IF([$'abs'.B26]&lt;2;COM.MICROSOFT.SWITCH([$'switches'.$A$1];1;POWER([$'ba'.B26];2)-POWER([$'bb'.B26];2)+[$'axi'.B$1];0;[.B26];2;0);[.B26])" office:value-type="float" office:value="0">
            <text:p>0</text:p>
          </table:table-cell>
          <table:table-cell table:style-name="ACE-6" table:formula="of:=IF([$'abs'.C26]&lt;2;COM.MICROSOFT.SWITCH([$'switches'.$A$1];1;POWER([$'ba'.C26];2)-POWER([$'bb'.C26];2)+[$'axi'.C$1];0;[.C26];2;0);[.C26])" office:value-type="float" office:value="0">
            <text:p>0</text:p>
          </table:table-cell>
          <table:table-cell table:style-name="ACE-6" table:formula="of:=IF([$'abs'.D26]&lt;2;COM.MICROSOFT.SWITCH([$'switches'.$A$1];1;POWER([$'ba'.D26];2)-POWER([$'bb'.D26];2)+[$'axi'.D$1];0;[.D26];2;0);[.D26])" office:value-type="float" office:value="0">
            <text:p>0</text:p>
          </table:table-cell>
          <table:table-cell table:style-name="ACE-6" table:formula="of:=IF([$'abs'.E26]&lt;2;COM.MICROSOFT.SWITCH([$'switches'.$A$1];1;POWER([$'ba'.E26];2)-POWER([$'bb'.E26];2)+[$'axi'.E$1];0;[.E26];2;0);[.E26])" office:value-type="float" office:value="0">
            <text:p>0</text:p>
          </table:table-cell>
          <table:table-cell table:style-name="ACE-6" table:formula="of:=IF([$'abs'.F26]&lt;2;COM.MICROSOFT.SWITCH([$'switches'.$A$1];1;POWER([$'ba'.F26];2)-POWER([$'bb'.F26];2)+[$'axi'.F$1];0;[.F26];2;0);[.F26])" office:value-type="float" office:value="0">
            <text:p>0</text:p>
          </table:table-cell>
          <table:table-cell table:style-name="ACE-6" table:formula="of:=IF([$'abs'.G26]&lt;2;COM.MICROSOFT.SWITCH([$'switches'.$A$1];1;POWER([$'ba'.G26];2)-POWER([$'bb'.G26];2)+[$'axi'.G$1];0;[.G26];2;0);[.G26])" office:value-type="float" office:value="0">
            <text:p>0</text:p>
          </table:table-cell>
          <table:table-cell table:style-name="ACE-6" table:formula="of:=IF([$'abs'.H26]&lt;2;COM.MICROSOFT.SWITCH([$'switches'.$A$1];1;POWER([$'ba'.H26];2)-POWER([$'bb'.H26];2)+[$'axi'.H$1];0;[.H26];2;0);[.H26])" office:value-type="float" office:value="0">
            <text:p>0</text:p>
          </table:table-cell>
          <table:table-cell table:style-name="ACE-6" table:formula="of:=IF([$'abs'.I26]&lt;2;COM.MICROSOFT.SWITCH([$'switches'.$A$1];1;POWER([$'ba'.I26];2)-POWER([$'bb'.I26];2)+[$'axi'.I$1];0;[.I26];2;0);[.I26])" office:value-type="float" office:value="0">
            <text:p>0</text:p>
          </table:table-cell>
          <table:table-cell table:style-name="ACE-6" table:formula="of:=IF([$'abs'.J26]&lt;2;COM.MICROSOFT.SWITCH([$'switches'.$A$1];1;POWER([$'ba'.J26];2)-POWER([$'bb'.J26];2)+[$'axi'.J$1];0;[.J26];2;0);[.J26])" office:value-type="float" office:value="0">
            <text:p>0</text:p>
          </table:table-cell>
          <table:table-cell table:style-name="ACE-6" table:formula="of:=IF([$'abs'.K26]&lt;2;COM.MICROSOFT.SWITCH([$'switches'.$A$1];1;POWER([$'ba'.K26];2)-POWER([$'bb'.K26];2)+[$'axi'.K$1];0;[.K26];2;0);[.K26])" office:value-type="float" office:value="0">
            <text:p>0</text:p>
          </table:table-cell>
          <table:table-cell table:style-name="ACE-6" table:formula="of:=IF([$'abs'.L26]&lt;2;COM.MICROSOFT.SWITCH([$'switches'.$A$1];1;POWER([$'ba'.L26];2)-POWER([$'bb'.L26];2)+[$'axi'.L$1];0;[.L26];2;0);[.L26])" office:value-type="float" office:value="0">
            <text:p>0</text:p>
          </table:table-cell>
          <table:table-cell table:style-name="ACE-6" table:formula="of:=IF([$'abs'.M26]&lt;2;COM.MICROSOFT.SWITCH([$'switches'.$A$1];1;POWER([$'ba'.M26];2)-POWER([$'bb'.M26];2)+[$'axi'.M$1];0;[.M26];2;0);[.M26])" office:value-type="float" office:value="0">
            <text:p>0</text:p>
          </table:table-cell>
          <table:table-cell table:style-name="ACE-6" table:formula="of:=IF([$'abs'.N26]&lt;2;COM.MICROSOFT.SWITCH([$'switches'.$A$1];1;POWER([$'ba'.N26];2)-POWER([$'bb'.N26];2)+[$'axi'.N$1];0;[.N26];2;0);[.N26])" office:value-type="float" office:value="0">
            <text:p>0</text:p>
          </table:table-cell>
          <table:table-cell table:style-name="ACE-6" table:formula="of:=IF([$'abs'.O26]&lt;2;COM.MICROSOFT.SWITCH([$'switches'.$A$1];1;POWER([$'ba'.O26];2)-POWER([$'bb'.O26];2)+[$'axi'.O$1];0;[.O26];2;0);[.O26])" office:value-type="float" office:value="0">
            <text:p>0</text:p>
          </table:table-cell>
          <table:table-cell table:style-name="ACE-6" table:formula="of:=IF([$'abs'.P26]&lt;2;COM.MICROSOFT.SWITCH([$'switches'.$A$1];1;POWER([$'ba'.P26];2)-POWER([$'bb'.P26];2)+[$'axi'.P$1];0;[.P26];2;0);[.P26])" office:value-type="float" office:value="0">
            <text:p>0</text:p>
          </table:table-cell>
          <table:table-cell table:style-name="ACE-6" table:formula="of:=IF([$'abs'.Q26]&lt;2;COM.MICROSOFT.SWITCH([$'switches'.$A$1];1;POWER([$'ba'.Q26];2)-POWER([$'bb'.Q26];2)+[$'axi'.Q$1];0;[.Q26];2;0);[.Q26])" office:value-type="float" office:value="0">
            <text:p>0</text:p>
          </table:table-cell>
          <table:table-cell table:style-name="ACE-6" table:formula="of:=IF([$'abs'.R26]&lt;2;COM.MICROSOFT.SWITCH([$'switches'.$A$1];1;POWER([$'ba'.R26];2)-POWER([$'bb'.R26];2)+[$'axi'.R$1];0;[.R26];2;0);[.R26])" office:value-type="float" office:value="0">
            <text:p>0</text:p>
          </table:table-cell>
          <table:table-cell table:style-name="ACE-6" table:formula="of:=IF([$'abs'.S26]&lt;2;COM.MICROSOFT.SWITCH([$'switches'.$A$1];1;POWER([$'ba'.S26];2)-POWER([$'bb'.S26];2)+[$'axi'.S$1];0;[.S26];2;0);[.S26])" office:value-type="float" office:value="0">
            <text:p>0</text:p>
          </table:table-cell>
          <table:table-cell table:style-name="ACE-6" table:formula="of:=IF([$'abs'.T26]&lt;2;COM.MICROSOFT.SWITCH([$'switches'.$A$1];1;POWER([$'ba'.T26];2)-POWER([$'bb'.T26];2)+[$'axi'.T$1];0;[.T26];2;0);[.T26])" office:value-type="float" office:value="0">
            <text:p>0</text:p>
          </table:table-cell>
          <table:table-cell table:style-name="ACE-6" table:formula="of:=IF([$'abs'.U26]&lt;2;COM.MICROSOFT.SWITCH([$'switches'.$A$1];1;POWER([$'ba'.U26];2)-POWER([$'bb'.U26];2)+[$'axi'.U$1];0;[.U26];2;0);[.U26])" office:value-type="float" office:value="0">
            <text:p>0</text:p>
          </table:table-cell>
          <table:table-cell table:style-name="ACE-6" table:formula="of:=IF([$'abs'.V26]&lt;2;COM.MICROSOFT.SWITCH([$'switches'.$A$1];1;POWER([$'ba'.V26];2)-POWER([$'bb'.V26];2)+[$'axi'.V$1];0;[.V26];2;0);[.V26])" office:value-type="float" office:value="0">
            <text:p>0</text:p>
          </table:table-cell>
          <table:table-cell table:style-name="ACE-6" table:formula="of:=IF([$'abs'.W26]&lt;2;COM.MICROSOFT.SWITCH([$'switches'.$A$1];1;POWER([$'ba'.W26];2)-POWER([$'bb'.W26];2)+[$'axi'.W$1];0;[.W26];2;0);[.W26])" office:value-type="float" office:value="0">
            <text:p>0</text:p>
          </table:table-cell>
          <table:table-cell table:style-name="ACE-6" table:formula="of:=IF([$'abs'.X26]&lt;2;COM.MICROSOFT.SWITCH([$'switches'.$A$1];1;POWER([$'ba'.X26];2)-POWER([$'bb'.X26];2)+[$'axi'.X$1];0;[.X26];2;0);[.X26])" office:value-type="float" office:value="0">
            <text:p>0</text:p>
          </table:table-cell>
          <table:table-cell table:style-name="ACE-6" table:formula="of:=IF([$'abs'.Y26]&lt;2;COM.MICROSOFT.SWITCH([$'switches'.$A$1];1;POWER([$'ba'.Y26];2)-POWER([$'bb'.Y26];2)+[$'axi'.Y$1];0;[.Y26];2;0);[.Y26])" office:value-type="float" office:value="0">
            <text:p>0</text:p>
          </table:table-cell>
          <table:table-cell table:style-name="ACE-6" table:formula="of:=IF([$'abs'.Z26]&lt;2;COM.MICROSOFT.SWITCH([$'switches'.$A$1];1;POWER([$'ba'.Z26];2)-POWER([$'bb'.Z26];2)+[$'axi'.Z$1];0;[.Z26];2;0);[.Z26])" office:value-type="float" office:value="0">
            <text:p>0</text:p>
          </table:table-cell>
          <table:table-cell table:style-name="ACE-6" table:formula="of:=IF([$'abs'.AA26]&lt;2;COM.MICROSOFT.SWITCH([$'switches'.$A$1];1;POWER([$'ba'.AA26];2)-POWER([$'bb'.AA26];2)+[$'axi'.AA$1];0;[.AA26];2;0);[.AA26])" office:value-type="float" office:value="0">
            <text:p>0</text:p>
          </table:table-cell>
          <table:table-cell table:style-name="ACE-6" table:formula="of:=IF([$'abs'.AB26]&lt;2;COM.MICROSOFT.SWITCH([$'switches'.$A$1];1;POWER([$'ba'.AB26];2)-POWER([$'bb'.AB26];2)+[$'axi'.AB$1];0;[.AB26];2;0);[.AB26])" office:value-type="float" office:value="0">
            <text:p>0</text:p>
          </table:table-cell>
          <table:table-cell table:style-name="ACE-6" table:formula="of:=IF([$'abs'.AC26]&lt;2;COM.MICROSOFT.SWITCH([$'switches'.$A$1];1;POWER([$'ba'.AC26];2)-POWER([$'bb'.AC26];2)+[$'axi'.AC$1];0;[.AC26];2;0);[.AC26])" office:value-type="float" office:value="0">
            <text:p>0</text:p>
          </table:table-cell>
          <table:table-cell table:style-name="ACE-6" table:formula="of:=IF([$'abs'.AD26]&lt;2;COM.MICROSOFT.SWITCH([$'switches'.$A$1];1;POWER([$'ba'.AD26];2)-POWER([$'bb'.AD26];2)+[$'axi'.AD$1];0;[.AD26];2;0);[.AD26])" office:value-type="float" office:value="0">
            <text:p>0</text:p>
          </table:table-cell>
          <table:table-cell table:style-name="ACE-6" table:formula="of:=IF([$'abs'.AE26]&lt;2;COM.MICROSOFT.SWITCH([$'switches'.$A$1];1;POWER([$'ba'.AE26];2)-POWER([$'bb'.AE26];2)+[$'axi'.AE$1];0;[.AE26];2;0);[.AE26])" office:value-type="float" office:value="0">
            <text:p>0</text:p>
          </table:table-cell>
          <table:table-cell table:style-name="ACE-6" table:formula="of:=IF([$'abs'.AF26]&lt;2;COM.MICROSOFT.SWITCH([$'switches'.$A$1];1;POWER([$'ba'.AF26];2)-POWER([$'bb'.AF26];2)+[$'axi'.AF$1];0;[.AF26];2;0);[.AF26])" office:value-type="float" office:value="0">
            <text:p>0</text:p>
          </table:table-cell>
          <table:table-cell table:style-name="ACE-6" table:formula="of:=IF([$'abs'.AG26]&lt;2;COM.MICROSOFT.SWITCH([$'switches'.$A$1];1;POWER([$'ba'.AG26];2)-POWER([$'bb'.AG26];2)+[$'axi'.AG$1];0;[.AG26];2;0);[.AG26])" office:value-type="float" office:value="0">
            <text:p>0</text:p>
          </table:table-cell>
          <table:table-cell table:style-name="ACE-6" table:formula="of:=IF([$'abs'.AH26]&lt;2;COM.MICROSOFT.SWITCH([$'switches'.$A$1];1;POWER([$'ba'.AH26];2)-POWER([$'bb'.AH26];2)+[$'axi'.AH$1];0;[.AH26];2;0);[.AH26])" office:value-type="float" office:value="0">
            <text:p>0</text:p>
          </table:table-cell>
          <table:table-cell table:style-name="ACE-6" table:formula="of:=IF([$'abs'.AI26]&lt;2;COM.MICROSOFT.SWITCH([$'switches'.$A$1];1;POWER([$'ba'.AI26];2)-POWER([$'bb'.AI26];2)+[$'axi'.AI$1];0;[.AI26];2;0);[.AI26])" office:value-type="float" office:value="0">
            <text:p>0</text:p>
          </table:table-cell>
          <table:table-cell table:style-name="ACE-6" table:formula="of:=IF([$'abs'.AJ26]&lt;2;COM.MICROSOFT.SWITCH([$'switches'.$A$1];1;POWER([$'ba'.AJ26];2)-POWER([$'bb'.AJ26];2)+[$'axi'.AJ$1];0;[.AJ26];2;0);[.AJ26])" office:value-type="float" office:value="0">
            <text:p>0</text:p>
          </table:table-cell>
          <table:table-cell table:style-name="ACE-6" table:formula="of:=IF([$'abs'.AK26]&lt;2;COM.MICROSOFT.SWITCH([$'switches'.$A$1];1;POWER([$'ba'.AK26];2)-POWER([$'bb'.AK26];2)+[$'axi'.AK$1];0;[.AK26];2;0);[.AK26])" office:value-type="float" office:value="0">
            <text:p>0</text:p>
          </table:table-cell>
          <table:table-cell table:style-name="ACE-6" table:formula="of:=IF([$'abs'.AL26]&lt;2;COM.MICROSOFT.SWITCH([$'switches'.$A$1];1;POWER([$'ba'.AL26];2)-POWER([$'bb'.AL26];2)+[$'axi'.AL$1];0;[.AL26];2;0);[.AL26])" office:value-type="float" office:value="0">
            <text:p>0</text:p>
          </table:table-cell>
          <table:table-cell table:style-name="ACE-6" table:formula="of:=IF([$'abs'.AM26]&lt;2;COM.MICROSOFT.SWITCH([$'switches'.$A$1];1;POWER([$'ba'.AM26];2)-POWER([$'bb'.AM26];2)+[$'axi'.AM$1];0;[.AM26];2;0);[.AM26])" office:value-type="float" office:value="0">
            <text:p>0</text:p>
          </table:table-cell>
          <table:table-cell table:style-name="ACE-6" table:formula="of:=IF([$'abs'.AN26]&lt;2;COM.MICROSOFT.SWITCH([$'switches'.$A$1];1;POWER([$'ba'.AN26];2)-POWER([$'bb'.AN26];2)+[$'axi'.AN$1];0;[.AN26];2;0);[.AN26])" office:value-type="float" office:value="0">
            <text:p>0</text:p>
          </table:table-cell>
          <table:table-cell table:style-name="ACE-6" table:formula="of:=IF([$'abs'.AO26]&lt;2;COM.MICROSOFT.SWITCH([$'switches'.$A$1];1;POWER([$'ba'.AO26];2)-POWER([$'bb'.AO26];2)+[$'axi'.AO$1];0;[.AO26];2;0);[.AO26])" office:value-type="float" office:value="0">
            <text:p>0</text:p>
          </table:table-cell>
          <table:table-cell table:style-name="ACE-6" table:formula="of:=IF([$'abs'.AP26]&lt;2;COM.MICROSOFT.SWITCH([$'switches'.$A$1];1;POWER([$'ba'.AP26];2)-POWER([$'bb'.AP26];2)+[$'axi'.AP$1];0;[.AP26];2;0);[.AP26])" office:value-type="float" office:value="0">
            <text:p>0</text:p>
          </table:table-cell>
          <table:table-cell table:style-name="ACE-6" table:formula="of:=IF([$'abs'.AQ26]&lt;2;COM.MICROSOFT.SWITCH([$'switches'.$A$1];1;POWER([$'ba'.AQ26];2)-POWER([$'bb'.AQ26];2)+[$'axi'.AQ$1];0;[.AQ26];2;0);[.AQ26])" office:value-type="float" office:value="0">
            <text:p>0</text:p>
          </table:table-cell>
          <table:table-cell table:style-name="ACE-6" table:formula="of:=IF([$'abs'.AR26]&lt;2;COM.MICROSOFT.SWITCH([$'switches'.$A$1];1;POWER([$'ba'.AR26];2)-POWER([$'bb'.AR26];2)+[$'axi'.AR$1];0;[.AR26];2;0);[.AR26])" office:value-type="float" office:value="0">
            <text:p>0</text:p>
          </table:table-cell>
          <table:table-cell table:style-name="ACE-6" table:formula="of:=IF([$'abs'.AS26]&lt;2;COM.MICROSOFT.SWITCH([$'switches'.$A$1];1;POWER([$'ba'.AS26];2)-POWER([$'bb'.AS26];2)+[$'axi'.AS$1];0;[.AS26];2;0);[.AS26])" office:value-type="float" office:value="0">
            <text:p>0</text:p>
          </table:table-cell>
          <table:table-cell table:style-name="ACE-6" table:formula="of:=IF([$'abs'.AT26]&lt;2;COM.MICROSOFT.SWITCH([$'switches'.$A$1];1;POWER([$'ba'.AT26];2)-POWER([$'bb'.AT26];2)+[$'axi'.AT$1];0;[.AT26];2;0);[.AT26])" office:value-type="float" office:value="0">
            <text:p>0</text:p>
          </table:table-cell>
          <table:table-cell table:style-name="ACE-6" table:formula="of:=IF([$'abs'.AU26]&lt;2;COM.MICROSOFT.SWITCH([$'switches'.$A$1];1;POWER([$'ba'.AU26];2)-POWER([$'bb'.AU26];2)+[$'axi'.AU$1];0;[.AU26];2;0);[.AU26])" office:value-type="float" office:value="0">
            <text:p>0</text:p>
          </table:table-cell>
          <table:table-cell table:style-name="ACE-6" table:formula="of:=IF([$'abs'.AV26]&lt;2;COM.MICROSOFT.SWITCH([$'switches'.$A$1];1;POWER([$'ba'.AV26];2)-POWER([$'bb'.AV26];2)+[$'axi'.AV$1];0;[.AV26];2;0);[.AV26])" office:value-type="float" office:value="0">
            <text:p>0</text:p>
          </table:table-cell>
          <table:table-cell table:style-name="ACE-6" table:formula="of:=IF([$'abs'.AW26]&lt;2;COM.MICROSOFT.SWITCH([$'switches'.$A$1];1;POWER([$'ba'.AW26];2)-POWER([$'bb'.AW26];2)+[$'axi'.AW$1];0;[.AW26];2;0);[.AW26])" office:value-type="float" office:value="0">
            <text:p>0</text:p>
          </table:table-cell>
          <table:table-cell table:style-name="ACE-6" table:formula="of:=IF([$'abs'.AX26]&lt;2;COM.MICROSOFT.SWITCH([$'switches'.$A$1];1;POWER([$'ba'.AX26];2)-POWER([$'bb'.AX26];2)+[$'axi'.AX$1];0;[.AX26];2;0);[.AX26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27]&lt;2;COM.MICROSOFT.SWITCH([$'switches'.$A$1];1;POWER([$'ba'.B27];2)-POWER([$'bb'.B27];2)+[$'axi'.B$1];0;[.B27];2;0);[.B27])" office:value-type="float" office:value="0">
            <text:p>0</text:p>
          </table:table-cell>
          <table:table-cell table:style-name="ACE-6" table:formula="of:=IF([$'abs'.C27]&lt;2;COM.MICROSOFT.SWITCH([$'switches'.$A$1];1;POWER([$'ba'.C27];2)-POWER([$'bb'.C27];2)+[$'axi'.C$1];0;[.C27];2;0);[.C27])" office:value-type="float" office:value="0">
            <text:p>0</text:p>
          </table:table-cell>
          <table:table-cell table:style-name="ACE-6" table:formula="of:=IF([$'abs'.D27]&lt;2;COM.MICROSOFT.SWITCH([$'switches'.$A$1];1;POWER([$'ba'.D27];2)-POWER([$'bb'.D27];2)+[$'axi'.D$1];0;[.D27];2;0);[.D27])" office:value-type="float" office:value="0">
            <text:p>0</text:p>
          </table:table-cell>
          <table:table-cell table:style-name="ACE-6" table:formula="of:=IF([$'abs'.E27]&lt;2;COM.MICROSOFT.SWITCH([$'switches'.$A$1];1;POWER([$'ba'.E27];2)-POWER([$'bb'.E27];2)+[$'axi'.E$1];0;[.E27];2;0);[.E27])" office:value-type="float" office:value="0">
            <text:p>0</text:p>
          </table:table-cell>
          <table:table-cell table:style-name="ACE-6" table:formula="of:=IF([$'abs'.F27]&lt;2;COM.MICROSOFT.SWITCH([$'switches'.$A$1];1;POWER([$'ba'.F27];2)-POWER([$'bb'.F27];2)+[$'axi'.F$1];0;[.F27];2;0);[.F27])" office:value-type="float" office:value="0">
            <text:p>0</text:p>
          </table:table-cell>
          <table:table-cell table:style-name="ACE-6" table:formula="of:=IF([$'abs'.G27]&lt;2;COM.MICROSOFT.SWITCH([$'switches'.$A$1];1;POWER([$'ba'.G27];2)-POWER([$'bb'.G27];2)+[$'axi'.G$1];0;[.G27];2;0);[.G27])" office:value-type="float" office:value="0">
            <text:p>0</text:p>
          </table:table-cell>
          <table:table-cell table:style-name="ACE-6" table:formula="of:=IF([$'abs'.H27]&lt;2;COM.MICROSOFT.SWITCH([$'switches'.$A$1];1;POWER([$'ba'.H27];2)-POWER([$'bb'.H27];2)+[$'axi'.H$1];0;[.H27];2;0);[.H27])" office:value-type="float" office:value="0">
            <text:p>0</text:p>
          </table:table-cell>
          <table:table-cell table:style-name="ACE-6" table:formula="of:=IF([$'abs'.I27]&lt;2;COM.MICROSOFT.SWITCH([$'switches'.$A$1];1;POWER([$'ba'.I27];2)-POWER([$'bb'.I27];2)+[$'axi'.I$1];0;[.I27];2;0);[.I27])" office:value-type="float" office:value="0">
            <text:p>0</text:p>
          </table:table-cell>
          <table:table-cell table:style-name="ACE-6" table:formula="of:=IF([$'abs'.J27]&lt;2;COM.MICROSOFT.SWITCH([$'switches'.$A$1];1;POWER([$'ba'.J27];2)-POWER([$'bb'.J27];2)+[$'axi'.J$1];0;[.J27];2;0);[.J27])" office:value-type="float" office:value="0">
            <text:p>0</text:p>
          </table:table-cell>
          <table:table-cell table:style-name="ACE-6" table:formula="of:=IF([$'abs'.K27]&lt;2;COM.MICROSOFT.SWITCH([$'switches'.$A$1];1;POWER([$'ba'.K27];2)-POWER([$'bb'.K27];2)+[$'axi'.K$1];0;[.K27];2;0);[.K27])" office:value-type="float" office:value="0">
            <text:p>0</text:p>
          </table:table-cell>
          <table:table-cell table:style-name="ACE-6" table:formula="of:=IF([$'abs'.L27]&lt;2;COM.MICROSOFT.SWITCH([$'switches'.$A$1];1;POWER([$'ba'.L27];2)-POWER([$'bb'.L27];2)+[$'axi'.L$1];0;[.L27];2;0);[.L27])" office:value-type="float" office:value="0">
            <text:p>0</text:p>
          </table:table-cell>
          <table:table-cell table:style-name="ACE-6" table:formula="of:=IF([$'abs'.M27]&lt;2;COM.MICROSOFT.SWITCH([$'switches'.$A$1];1;POWER([$'ba'.M27];2)-POWER([$'bb'.M27];2)+[$'axi'.M$1];0;[.M27];2;0);[.M27])" office:value-type="float" office:value="0">
            <text:p>0</text:p>
          </table:table-cell>
          <table:table-cell table:style-name="ACE-6" table:formula="of:=IF([$'abs'.N27]&lt;2;COM.MICROSOFT.SWITCH([$'switches'.$A$1];1;POWER([$'ba'.N27];2)-POWER([$'bb'.N27];2)+[$'axi'.N$1];0;[.N27];2;0);[.N27])" office:value-type="float" office:value="0">
            <text:p>0</text:p>
          </table:table-cell>
          <table:table-cell table:style-name="ACE-6" table:formula="of:=IF([$'abs'.O27]&lt;2;COM.MICROSOFT.SWITCH([$'switches'.$A$1];1;POWER([$'ba'.O27];2)-POWER([$'bb'.O27];2)+[$'axi'.O$1];0;[.O27];2;0);[.O27])" office:value-type="float" office:value="0">
            <text:p>0</text:p>
          </table:table-cell>
          <table:table-cell table:style-name="ACE-6" table:formula="of:=IF([$'abs'.P27]&lt;2;COM.MICROSOFT.SWITCH([$'switches'.$A$1];1;POWER([$'ba'.P27];2)-POWER([$'bb'.P27];2)+[$'axi'.P$1];0;[.P27];2;0);[.P27])" office:value-type="float" office:value="0">
            <text:p>0</text:p>
          </table:table-cell>
          <table:table-cell table:style-name="ACE-6" table:formula="of:=IF([$'abs'.Q27]&lt;2;COM.MICROSOFT.SWITCH([$'switches'.$A$1];1;POWER([$'ba'.Q27];2)-POWER([$'bb'.Q27];2)+[$'axi'.Q$1];0;[.Q27];2;0);[.Q27])" office:value-type="float" office:value="0">
            <text:p>0</text:p>
          </table:table-cell>
          <table:table-cell table:style-name="ACE-6" table:formula="of:=IF([$'abs'.R27]&lt;2;COM.MICROSOFT.SWITCH([$'switches'.$A$1];1;POWER([$'ba'.R27];2)-POWER([$'bb'.R27];2)+[$'axi'.R$1];0;[.R27];2;0);[.R27])" office:value-type="float" office:value="0">
            <text:p>0</text:p>
          </table:table-cell>
          <table:table-cell table:style-name="ACE-6" table:formula="of:=IF([$'abs'.S27]&lt;2;COM.MICROSOFT.SWITCH([$'switches'.$A$1];1;POWER([$'ba'.S27];2)-POWER([$'bb'.S27];2)+[$'axi'.S$1];0;[.S27];2;0);[.S27])" office:value-type="float" office:value="0">
            <text:p>0</text:p>
          </table:table-cell>
          <table:table-cell table:style-name="ACE-6" table:formula="of:=IF([$'abs'.T27]&lt;2;COM.MICROSOFT.SWITCH([$'switches'.$A$1];1;POWER([$'ba'.T27];2)-POWER([$'bb'.T27];2)+[$'axi'.T$1];0;[.T27];2;0);[.T27])" office:value-type="float" office:value="0">
            <text:p>0</text:p>
          </table:table-cell>
          <table:table-cell table:style-name="ACE-6" table:formula="of:=IF([$'abs'.U27]&lt;2;COM.MICROSOFT.SWITCH([$'switches'.$A$1];1;POWER([$'ba'.U27];2)-POWER([$'bb'.U27];2)+[$'axi'.U$1];0;[.U27];2;0);[.U27])" office:value-type="float" office:value="0">
            <text:p>0</text:p>
          </table:table-cell>
          <table:table-cell table:style-name="ACE-6" table:formula="of:=IF([$'abs'.V27]&lt;2;COM.MICROSOFT.SWITCH([$'switches'.$A$1];1;POWER([$'ba'.V27];2)-POWER([$'bb'.V27];2)+[$'axi'.V$1];0;[.V27];2;0);[.V27])" office:value-type="float" office:value="0">
            <text:p>0</text:p>
          </table:table-cell>
          <table:table-cell table:style-name="ACE-6" table:formula="of:=IF([$'abs'.W27]&lt;2;COM.MICROSOFT.SWITCH([$'switches'.$A$1];1;POWER([$'ba'.W27];2)-POWER([$'bb'.W27];2)+[$'axi'.W$1];0;[.W27];2;0);[.W27])" office:value-type="float" office:value="0">
            <text:p>0</text:p>
          </table:table-cell>
          <table:table-cell table:style-name="ACE-6" table:formula="of:=IF([$'abs'.X27]&lt;2;COM.MICROSOFT.SWITCH([$'switches'.$A$1];1;POWER([$'ba'.X27];2)-POWER([$'bb'.X27];2)+[$'axi'.X$1];0;[.X27];2;0);[.X27])" office:value-type="float" office:value="0">
            <text:p>0</text:p>
          </table:table-cell>
          <table:table-cell table:style-name="ACE-6" table:formula="of:=IF([$'abs'.Y27]&lt;2;COM.MICROSOFT.SWITCH([$'switches'.$A$1];1;POWER([$'ba'.Y27];2)-POWER([$'bb'.Y27];2)+[$'axi'.Y$1];0;[.Y27];2;0);[.Y27])" office:value-type="float" office:value="0">
            <text:p>0</text:p>
          </table:table-cell>
          <table:table-cell table:style-name="ACE-6" table:formula="of:=IF([$'abs'.Z27]&lt;2;COM.MICROSOFT.SWITCH([$'switches'.$A$1];1;POWER([$'ba'.Z27];2)-POWER([$'bb'.Z27];2)+[$'axi'.Z$1];0;[.Z27];2;0);[.Z27])" office:value-type="float" office:value="0">
            <text:p>0</text:p>
          </table:table-cell>
          <table:table-cell table:style-name="ACE-6" table:formula="of:=IF([$'abs'.AA27]&lt;2;COM.MICROSOFT.SWITCH([$'switches'.$A$1];1;POWER([$'ba'.AA27];2)-POWER([$'bb'.AA27];2)+[$'axi'.AA$1];0;[.AA27];2;0);[.AA27])" office:value-type="float" office:value="0">
            <text:p>0</text:p>
          </table:table-cell>
          <table:table-cell table:style-name="ACE-6" table:formula="of:=IF([$'abs'.AB27]&lt;2;COM.MICROSOFT.SWITCH([$'switches'.$A$1];1;POWER([$'ba'.AB27];2)-POWER([$'bb'.AB27];2)+[$'axi'.AB$1];0;[.AB27];2;0);[.AB27])" office:value-type="float" office:value="0">
            <text:p>0</text:p>
          </table:table-cell>
          <table:table-cell table:style-name="ACE-6" table:formula="of:=IF([$'abs'.AC27]&lt;2;COM.MICROSOFT.SWITCH([$'switches'.$A$1];1;POWER([$'ba'.AC27];2)-POWER([$'bb'.AC27];2)+[$'axi'.AC$1];0;[.AC27];2;0);[.AC27])" office:value-type="float" office:value="0">
            <text:p>0</text:p>
          </table:table-cell>
          <table:table-cell table:style-name="ACE-6" table:formula="of:=IF([$'abs'.AD27]&lt;2;COM.MICROSOFT.SWITCH([$'switches'.$A$1];1;POWER([$'ba'.AD27];2)-POWER([$'bb'.AD27];2)+[$'axi'.AD$1];0;[.AD27];2;0);[.AD27])" office:value-type="float" office:value="0">
            <text:p>0</text:p>
          </table:table-cell>
          <table:table-cell table:style-name="ACE-6" table:formula="of:=IF([$'abs'.AE27]&lt;2;COM.MICROSOFT.SWITCH([$'switches'.$A$1];1;POWER([$'ba'.AE27];2)-POWER([$'bb'.AE27];2)+[$'axi'.AE$1];0;[.AE27];2;0);[.AE27])" office:value-type="float" office:value="0">
            <text:p>0</text:p>
          </table:table-cell>
          <table:table-cell table:style-name="ACE-6" table:formula="of:=IF([$'abs'.AF27]&lt;2;COM.MICROSOFT.SWITCH([$'switches'.$A$1];1;POWER([$'ba'.AF27];2)-POWER([$'bb'.AF27];2)+[$'axi'.AF$1];0;[.AF27];2;0);[.AF27])" office:value-type="float" office:value="0">
            <text:p>0</text:p>
          </table:table-cell>
          <table:table-cell table:style-name="ACE-6" table:formula="of:=IF([$'abs'.AG27]&lt;2;COM.MICROSOFT.SWITCH([$'switches'.$A$1];1;POWER([$'ba'.AG27];2)-POWER([$'bb'.AG27];2)+[$'axi'.AG$1];0;[.AG27];2;0);[.AG27])" office:value-type="float" office:value="0">
            <text:p>0</text:p>
          </table:table-cell>
          <table:table-cell table:style-name="ACE-6" table:formula="of:=IF([$'abs'.AH27]&lt;2;COM.MICROSOFT.SWITCH([$'switches'.$A$1];1;POWER([$'ba'.AH27];2)-POWER([$'bb'.AH27];2)+[$'axi'.AH$1];0;[.AH27];2;0);[.AH27])" office:value-type="float" office:value="0">
            <text:p>0</text:p>
          </table:table-cell>
          <table:table-cell table:style-name="ACE-6" table:formula="of:=IF([$'abs'.AI27]&lt;2;COM.MICROSOFT.SWITCH([$'switches'.$A$1];1;POWER([$'ba'.AI27];2)-POWER([$'bb'.AI27];2)+[$'axi'.AI$1];0;[.AI27];2;0);[.AI27])" office:value-type="float" office:value="0">
            <text:p>0</text:p>
          </table:table-cell>
          <table:table-cell table:style-name="ACE-6" table:formula="of:=IF([$'abs'.AJ27]&lt;2;COM.MICROSOFT.SWITCH([$'switches'.$A$1];1;POWER([$'ba'.AJ27];2)-POWER([$'bb'.AJ27];2)+[$'axi'.AJ$1];0;[.AJ27];2;0);[.AJ27])" office:value-type="float" office:value="0">
            <text:p>0</text:p>
          </table:table-cell>
          <table:table-cell table:style-name="ACE-6" table:formula="of:=IF([$'abs'.AK27]&lt;2;COM.MICROSOFT.SWITCH([$'switches'.$A$1];1;POWER([$'ba'.AK27];2)-POWER([$'bb'.AK27];2)+[$'axi'.AK$1];0;[.AK27];2;0);[.AK27])" office:value-type="float" office:value="0">
            <text:p>0</text:p>
          </table:table-cell>
          <table:table-cell table:style-name="ACE-6" table:formula="of:=IF([$'abs'.AL27]&lt;2;COM.MICROSOFT.SWITCH([$'switches'.$A$1];1;POWER([$'ba'.AL27];2)-POWER([$'bb'.AL27];2)+[$'axi'.AL$1];0;[.AL27];2;0);[.AL27])" office:value-type="float" office:value="0">
            <text:p>0</text:p>
          </table:table-cell>
          <table:table-cell table:style-name="ACE-6" table:formula="of:=IF([$'abs'.AM27]&lt;2;COM.MICROSOFT.SWITCH([$'switches'.$A$1];1;POWER([$'ba'.AM27];2)-POWER([$'bb'.AM27];2)+[$'axi'.AM$1];0;[.AM27];2;0);[.AM27])" office:value-type="float" office:value="0">
            <text:p>0</text:p>
          </table:table-cell>
          <table:table-cell table:style-name="ACE-6" table:formula="of:=IF([$'abs'.AN27]&lt;2;COM.MICROSOFT.SWITCH([$'switches'.$A$1];1;POWER([$'ba'.AN27];2)-POWER([$'bb'.AN27];2)+[$'axi'.AN$1];0;[.AN27];2;0);[.AN27])" office:value-type="float" office:value="0">
            <text:p>0</text:p>
          </table:table-cell>
          <table:table-cell table:style-name="ACE-6" table:formula="of:=IF([$'abs'.AO27]&lt;2;COM.MICROSOFT.SWITCH([$'switches'.$A$1];1;POWER([$'ba'.AO27];2)-POWER([$'bb'.AO27];2)+[$'axi'.AO$1];0;[.AO27];2;0);[.AO27])" office:value-type="float" office:value="0">
            <text:p>0</text:p>
          </table:table-cell>
          <table:table-cell table:style-name="ACE-6" table:formula="of:=IF([$'abs'.AP27]&lt;2;COM.MICROSOFT.SWITCH([$'switches'.$A$1];1;POWER([$'ba'.AP27];2)-POWER([$'bb'.AP27];2)+[$'axi'.AP$1];0;[.AP27];2;0);[.AP27])" office:value-type="float" office:value="0">
            <text:p>0</text:p>
          </table:table-cell>
          <table:table-cell table:style-name="ACE-6" table:formula="of:=IF([$'abs'.AQ27]&lt;2;COM.MICROSOFT.SWITCH([$'switches'.$A$1];1;POWER([$'ba'.AQ27];2)-POWER([$'bb'.AQ27];2)+[$'axi'.AQ$1];0;[.AQ27];2;0);[.AQ27])" office:value-type="float" office:value="0">
            <text:p>0</text:p>
          </table:table-cell>
          <table:table-cell table:style-name="ACE-6" table:formula="of:=IF([$'abs'.AR27]&lt;2;COM.MICROSOFT.SWITCH([$'switches'.$A$1];1;POWER([$'ba'.AR27];2)-POWER([$'bb'.AR27];2)+[$'axi'.AR$1];0;[.AR27];2;0);[.AR27])" office:value-type="float" office:value="0">
            <text:p>0</text:p>
          </table:table-cell>
          <table:table-cell table:style-name="ACE-6" table:formula="of:=IF([$'abs'.AS27]&lt;2;COM.MICROSOFT.SWITCH([$'switches'.$A$1];1;POWER([$'ba'.AS27];2)-POWER([$'bb'.AS27];2)+[$'axi'.AS$1];0;[.AS27];2;0);[.AS27])" office:value-type="float" office:value="0">
            <text:p>0</text:p>
          </table:table-cell>
          <table:table-cell table:style-name="ACE-6" table:formula="of:=IF([$'abs'.AT27]&lt;2;COM.MICROSOFT.SWITCH([$'switches'.$A$1];1;POWER([$'ba'.AT27];2)-POWER([$'bb'.AT27];2)+[$'axi'.AT$1];0;[.AT27];2;0);[.AT27])" office:value-type="float" office:value="0">
            <text:p>0</text:p>
          </table:table-cell>
          <table:table-cell table:style-name="ACE-6" table:formula="of:=IF([$'abs'.AU27]&lt;2;COM.MICROSOFT.SWITCH([$'switches'.$A$1];1;POWER([$'ba'.AU27];2)-POWER([$'bb'.AU27];2)+[$'axi'.AU$1];0;[.AU27];2;0);[.AU27])" office:value-type="float" office:value="0">
            <text:p>0</text:p>
          </table:table-cell>
          <table:table-cell table:style-name="ACE-6" table:formula="of:=IF([$'abs'.AV27]&lt;2;COM.MICROSOFT.SWITCH([$'switches'.$A$1];1;POWER([$'ba'.AV27];2)-POWER([$'bb'.AV27];2)+[$'axi'.AV$1];0;[.AV27];2;0);[.AV27])" office:value-type="float" office:value="0">
            <text:p>0</text:p>
          </table:table-cell>
          <table:table-cell table:style-name="ACE-6" table:formula="of:=IF([$'abs'.AW27]&lt;2;COM.MICROSOFT.SWITCH([$'switches'.$A$1];1;POWER([$'ba'.AW27];2)-POWER([$'bb'.AW27];2)+[$'axi'.AW$1];0;[.AW27];2;0);[.AW27])" office:value-type="float" office:value="0">
            <text:p>0</text:p>
          </table:table-cell>
          <table:table-cell table:style-name="ACE-6" table:formula="of:=IF([$'abs'.AX27]&lt;2;COM.MICROSOFT.SWITCH([$'switches'.$A$1];1;POWER([$'ba'.AX27];2)-POWER([$'bb'.AX27];2)+[$'axi'.AX$1];0;[.AX27];2;0);[.AX27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28]&lt;2;COM.MICROSOFT.SWITCH([$'switches'.$A$1];1;POWER([$'ba'.B28];2)-POWER([$'bb'.B28];2)+[$'axi'.B$1];0;[.B28];2;0);[.B28])" office:value-type="float" office:value="0">
            <text:p>0</text:p>
          </table:table-cell>
          <table:table-cell table:style-name="ACE-6" table:formula="of:=IF([$'abs'.C28]&lt;2;COM.MICROSOFT.SWITCH([$'switches'.$A$1];1;POWER([$'ba'.C28];2)-POWER([$'bb'.C28];2)+[$'axi'.C$1];0;[.C28];2;0);[.C28])" office:value-type="float" office:value="0">
            <text:p>0</text:p>
          </table:table-cell>
          <table:table-cell table:style-name="ACE-6" table:formula="of:=IF([$'abs'.D28]&lt;2;COM.MICROSOFT.SWITCH([$'switches'.$A$1];1;POWER([$'ba'.D28];2)-POWER([$'bb'.D28];2)+[$'axi'.D$1];0;[.D28];2;0);[.D28])" office:value-type="float" office:value="0">
            <text:p>0</text:p>
          </table:table-cell>
          <table:table-cell table:style-name="ACE-6" table:formula="of:=IF([$'abs'.E28]&lt;2;COM.MICROSOFT.SWITCH([$'switches'.$A$1];1;POWER([$'ba'.E28];2)-POWER([$'bb'.E28];2)+[$'axi'.E$1];0;[.E28];2;0);[.E28])" office:value-type="float" office:value="0">
            <text:p>0</text:p>
          </table:table-cell>
          <table:table-cell table:style-name="ACE-6" table:formula="of:=IF([$'abs'.F28]&lt;2;COM.MICROSOFT.SWITCH([$'switches'.$A$1];1;POWER([$'ba'.F28];2)-POWER([$'bb'.F28];2)+[$'axi'.F$1];0;[.F28];2;0);[.F28])" office:value-type="float" office:value="0">
            <text:p>0</text:p>
          </table:table-cell>
          <table:table-cell table:style-name="ACE-6" table:formula="of:=IF([$'abs'.G28]&lt;2;COM.MICROSOFT.SWITCH([$'switches'.$A$1];1;POWER([$'ba'.G28];2)-POWER([$'bb'.G28];2)+[$'axi'.G$1];0;[.G28];2;0);[.G28])" office:value-type="float" office:value="0">
            <text:p>0</text:p>
          </table:table-cell>
          <table:table-cell table:style-name="ACE-6" table:formula="of:=IF([$'abs'.H28]&lt;2;COM.MICROSOFT.SWITCH([$'switches'.$A$1];1;POWER([$'ba'.H28];2)-POWER([$'bb'.H28];2)+[$'axi'.H$1];0;[.H28];2;0);[.H28])" office:value-type="float" office:value="0">
            <text:p>0</text:p>
          </table:table-cell>
          <table:table-cell table:style-name="ACE-6" table:formula="of:=IF([$'abs'.I28]&lt;2;COM.MICROSOFT.SWITCH([$'switches'.$A$1];1;POWER([$'ba'.I28];2)-POWER([$'bb'.I28];2)+[$'axi'.I$1];0;[.I28];2;0);[.I28])" office:value-type="float" office:value="0">
            <text:p>0</text:p>
          </table:table-cell>
          <table:table-cell table:style-name="ACE-6" table:formula="of:=IF([$'abs'.J28]&lt;2;COM.MICROSOFT.SWITCH([$'switches'.$A$1];1;POWER([$'ba'.J28];2)-POWER([$'bb'.J28];2)+[$'axi'.J$1];0;[.J28];2;0);[.J28])" office:value-type="float" office:value="0">
            <text:p>0</text:p>
          </table:table-cell>
          <table:table-cell table:style-name="ACE-6" table:formula="of:=IF([$'abs'.K28]&lt;2;COM.MICROSOFT.SWITCH([$'switches'.$A$1];1;POWER([$'ba'.K28];2)-POWER([$'bb'.K28];2)+[$'axi'.K$1];0;[.K28];2;0);[.K28])" office:value-type="float" office:value="0">
            <text:p>0</text:p>
          </table:table-cell>
          <table:table-cell table:style-name="ACE-6" table:formula="of:=IF([$'abs'.L28]&lt;2;COM.MICROSOFT.SWITCH([$'switches'.$A$1];1;POWER([$'ba'.L28];2)-POWER([$'bb'.L28];2)+[$'axi'.L$1];0;[.L28];2;0);[.L28])" office:value-type="float" office:value="0">
            <text:p>0</text:p>
          </table:table-cell>
          <table:table-cell table:style-name="ACE-6" table:formula="of:=IF([$'abs'.M28]&lt;2;COM.MICROSOFT.SWITCH([$'switches'.$A$1];1;POWER([$'ba'.M28];2)-POWER([$'bb'.M28];2)+[$'axi'.M$1];0;[.M28];2;0);[.M28])" office:value-type="float" office:value="0">
            <text:p>0</text:p>
          </table:table-cell>
          <table:table-cell table:style-name="ACE-6" table:formula="of:=IF([$'abs'.N28]&lt;2;COM.MICROSOFT.SWITCH([$'switches'.$A$1];1;POWER([$'ba'.N28];2)-POWER([$'bb'.N28];2)+[$'axi'.N$1];0;[.N28];2;0);[.N28])" office:value-type="float" office:value="0">
            <text:p>0</text:p>
          </table:table-cell>
          <table:table-cell table:style-name="ACE-6" table:formula="of:=IF([$'abs'.O28]&lt;2;COM.MICROSOFT.SWITCH([$'switches'.$A$1];1;POWER([$'ba'.O28];2)-POWER([$'bb'.O28];2)+[$'axi'.O$1];0;[.O28];2;0);[.O28])" office:value-type="float" office:value="0">
            <text:p>0</text:p>
          </table:table-cell>
          <table:table-cell table:style-name="ACE-6" table:formula="of:=IF([$'abs'.P28]&lt;2;COM.MICROSOFT.SWITCH([$'switches'.$A$1];1;POWER([$'ba'.P28];2)-POWER([$'bb'.P28];2)+[$'axi'.P$1];0;[.P28];2;0);[.P28])" office:value-type="float" office:value="0">
            <text:p>0</text:p>
          </table:table-cell>
          <table:table-cell table:style-name="ACE-6" table:formula="of:=IF([$'abs'.Q28]&lt;2;COM.MICROSOFT.SWITCH([$'switches'.$A$1];1;POWER([$'ba'.Q28];2)-POWER([$'bb'.Q28];2)+[$'axi'.Q$1];0;[.Q28];2;0);[.Q28])" office:value-type="float" office:value="0">
            <text:p>0</text:p>
          </table:table-cell>
          <table:table-cell table:style-name="ACE-6" table:formula="of:=IF([$'abs'.R28]&lt;2;COM.MICROSOFT.SWITCH([$'switches'.$A$1];1;POWER([$'ba'.R28];2)-POWER([$'bb'.R28];2)+[$'axi'.R$1];0;[.R28];2;0);[.R28])" office:value-type="float" office:value="0">
            <text:p>0</text:p>
          </table:table-cell>
          <table:table-cell table:style-name="ACE-6" table:formula="of:=IF([$'abs'.S28]&lt;2;COM.MICROSOFT.SWITCH([$'switches'.$A$1];1;POWER([$'ba'.S28];2)-POWER([$'bb'.S28];2)+[$'axi'.S$1];0;[.S28];2;0);[.S28])" office:value-type="float" office:value="0">
            <text:p>0</text:p>
          </table:table-cell>
          <table:table-cell table:style-name="ACE-6" table:formula="of:=IF([$'abs'.T28]&lt;2;COM.MICROSOFT.SWITCH([$'switches'.$A$1];1;POWER([$'ba'.T28];2)-POWER([$'bb'.T28];2)+[$'axi'.T$1];0;[.T28];2;0);[.T28])" office:value-type="float" office:value="0">
            <text:p>0</text:p>
          </table:table-cell>
          <table:table-cell table:style-name="ACE-6" table:formula="of:=IF([$'abs'.U28]&lt;2;COM.MICROSOFT.SWITCH([$'switches'.$A$1];1;POWER([$'ba'.U28];2)-POWER([$'bb'.U28];2)+[$'axi'.U$1];0;[.U28];2;0);[.U28])" office:value-type="float" office:value="0">
            <text:p>0</text:p>
          </table:table-cell>
          <table:table-cell table:style-name="ACE-6" table:formula="of:=IF([$'abs'.V28]&lt;2;COM.MICROSOFT.SWITCH([$'switches'.$A$1];1;POWER([$'ba'.V28];2)-POWER([$'bb'.V28];2)+[$'axi'.V$1];0;[.V28];2;0);[.V28])" office:value-type="float" office:value="0">
            <text:p>0</text:p>
          </table:table-cell>
          <table:table-cell table:style-name="ACE-6" table:formula="of:=IF([$'abs'.W28]&lt;2;COM.MICROSOFT.SWITCH([$'switches'.$A$1];1;POWER([$'ba'.W28];2)-POWER([$'bb'.W28];2)+[$'axi'.W$1];0;[.W28];2;0);[.W28])" office:value-type="float" office:value="0">
            <text:p>0</text:p>
          </table:table-cell>
          <table:table-cell table:style-name="ACE-6" table:formula="of:=IF([$'abs'.X28]&lt;2;COM.MICROSOFT.SWITCH([$'switches'.$A$1];1;POWER([$'ba'.X28];2)-POWER([$'bb'.X28];2)+[$'axi'.X$1];0;[.X28];2;0);[.X28])" office:value-type="float" office:value="0">
            <text:p>0</text:p>
          </table:table-cell>
          <table:table-cell table:style-name="ACE-6" table:formula="of:=IF([$'abs'.Y28]&lt;2;COM.MICROSOFT.SWITCH([$'switches'.$A$1];1;POWER([$'ba'.Y28];2)-POWER([$'bb'.Y28];2)+[$'axi'.Y$1];0;[.Y28];2;0);[.Y28])" office:value-type="float" office:value="0">
            <text:p>0</text:p>
          </table:table-cell>
          <table:table-cell table:style-name="ACE-6" table:formula="of:=IF([$'abs'.Z28]&lt;2;COM.MICROSOFT.SWITCH([$'switches'.$A$1];1;POWER([$'ba'.Z28];2)-POWER([$'bb'.Z28];2)+[$'axi'.Z$1];0;[.Z28];2;0);[.Z28])" office:value-type="float" office:value="0">
            <text:p>0</text:p>
          </table:table-cell>
          <table:table-cell table:style-name="ACE-6" table:formula="of:=IF([$'abs'.AA28]&lt;2;COM.MICROSOFT.SWITCH([$'switches'.$A$1];1;POWER([$'ba'.AA28];2)-POWER([$'bb'.AA28];2)+[$'axi'.AA$1];0;[.AA28];2;0);[.AA28])" office:value-type="float" office:value="0">
            <text:p>0</text:p>
          </table:table-cell>
          <table:table-cell table:style-name="ACE-6" table:formula="of:=IF([$'abs'.AB28]&lt;2;COM.MICROSOFT.SWITCH([$'switches'.$A$1];1;POWER([$'ba'.AB28];2)-POWER([$'bb'.AB28];2)+[$'axi'.AB$1];0;[.AB28];2;0);[.AB28])" office:value-type="float" office:value="0">
            <text:p>0</text:p>
          </table:table-cell>
          <table:table-cell table:style-name="ACE-6" table:formula="of:=IF([$'abs'.AC28]&lt;2;COM.MICROSOFT.SWITCH([$'switches'.$A$1];1;POWER([$'ba'.AC28];2)-POWER([$'bb'.AC28];2)+[$'axi'.AC$1];0;[.AC28];2;0);[.AC28])" office:value-type="float" office:value="0">
            <text:p>0</text:p>
          </table:table-cell>
          <table:table-cell table:style-name="ACE-6" table:formula="of:=IF([$'abs'.AD28]&lt;2;COM.MICROSOFT.SWITCH([$'switches'.$A$1];1;POWER([$'ba'.AD28];2)-POWER([$'bb'.AD28];2)+[$'axi'.AD$1];0;[.AD28];2;0);[.AD28])" office:value-type="float" office:value="0">
            <text:p>0</text:p>
          </table:table-cell>
          <table:table-cell table:style-name="ACE-6" table:formula="of:=IF([$'abs'.AE28]&lt;2;COM.MICROSOFT.SWITCH([$'switches'.$A$1];1;POWER([$'ba'.AE28];2)-POWER([$'bb'.AE28];2)+[$'axi'.AE$1];0;[.AE28];2;0);[.AE28])" office:value-type="float" office:value="0">
            <text:p>0</text:p>
          </table:table-cell>
          <table:table-cell table:style-name="ACE-6" table:formula="of:=IF([$'abs'.AF28]&lt;2;COM.MICROSOFT.SWITCH([$'switches'.$A$1];1;POWER([$'ba'.AF28];2)-POWER([$'bb'.AF28];2)+[$'axi'.AF$1];0;[.AF28];2;0);[.AF28])" office:value-type="float" office:value="0">
            <text:p>0</text:p>
          </table:table-cell>
          <table:table-cell table:style-name="ACE-6" table:formula="of:=IF([$'abs'.AG28]&lt;2;COM.MICROSOFT.SWITCH([$'switches'.$A$1];1;POWER([$'ba'.AG28];2)-POWER([$'bb'.AG28];2)+[$'axi'.AG$1];0;[.AG28];2;0);[.AG28])" office:value-type="float" office:value="0">
            <text:p>0</text:p>
          </table:table-cell>
          <table:table-cell table:style-name="ACE-6" table:formula="of:=IF([$'abs'.AH28]&lt;2;COM.MICROSOFT.SWITCH([$'switches'.$A$1];1;POWER([$'ba'.AH28];2)-POWER([$'bb'.AH28];2)+[$'axi'.AH$1];0;[.AH28];2;0);[.AH28])" office:value-type="float" office:value="0">
            <text:p>0</text:p>
          </table:table-cell>
          <table:table-cell table:style-name="ACE-6" table:formula="of:=IF([$'abs'.AI28]&lt;2;COM.MICROSOFT.SWITCH([$'switches'.$A$1];1;POWER([$'ba'.AI28];2)-POWER([$'bb'.AI28];2)+[$'axi'.AI$1];0;[.AI28];2;0);[.AI28])" office:value-type="float" office:value="0">
            <text:p>0</text:p>
          </table:table-cell>
          <table:table-cell table:style-name="ACE-6" table:formula="of:=IF([$'abs'.AJ28]&lt;2;COM.MICROSOFT.SWITCH([$'switches'.$A$1];1;POWER([$'ba'.AJ28];2)-POWER([$'bb'.AJ28];2)+[$'axi'.AJ$1];0;[.AJ28];2;0);[.AJ28])" office:value-type="float" office:value="0">
            <text:p>0</text:p>
          </table:table-cell>
          <table:table-cell table:style-name="ACE-6" table:formula="of:=IF([$'abs'.AK28]&lt;2;COM.MICROSOFT.SWITCH([$'switches'.$A$1];1;POWER([$'ba'.AK28];2)-POWER([$'bb'.AK28];2)+[$'axi'.AK$1];0;[.AK28];2;0);[.AK28])" office:value-type="float" office:value="0">
            <text:p>0</text:p>
          </table:table-cell>
          <table:table-cell table:style-name="ACE-6" table:formula="of:=IF([$'abs'.AL28]&lt;2;COM.MICROSOFT.SWITCH([$'switches'.$A$1];1;POWER([$'ba'.AL28];2)-POWER([$'bb'.AL28];2)+[$'axi'.AL$1];0;[.AL28];2;0);[.AL28])" office:value-type="float" office:value="0">
            <text:p>0</text:p>
          </table:table-cell>
          <table:table-cell table:style-name="ACE-6" table:formula="of:=IF([$'abs'.AM28]&lt;2;COM.MICROSOFT.SWITCH([$'switches'.$A$1];1;POWER([$'ba'.AM28];2)-POWER([$'bb'.AM28];2)+[$'axi'.AM$1];0;[.AM28];2;0);[.AM28])" office:value-type="float" office:value="0">
            <text:p>0</text:p>
          </table:table-cell>
          <table:table-cell table:style-name="ACE-6" table:formula="of:=IF([$'abs'.AN28]&lt;2;COM.MICROSOFT.SWITCH([$'switches'.$A$1];1;POWER([$'ba'.AN28];2)-POWER([$'bb'.AN28];2)+[$'axi'.AN$1];0;[.AN28];2;0);[.AN28])" office:value-type="float" office:value="0">
            <text:p>0</text:p>
          </table:table-cell>
          <table:table-cell table:style-name="ACE-6" table:formula="of:=IF([$'abs'.AO28]&lt;2;COM.MICROSOFT.SWITCH([$'switches'.$A$1];1;POWER([$'ba'.AO28];2)-POWER([$'bb'.AO28];2)+[$'axi'.AO$1];0;[.AO28];2;0);[.AO28])" office:value-type="float" office:value="0">
            <text:p>0</text:p>
          </table:table-cell>
          <table:table-cell table:style-name="ACE-6" table:formula="of:=IF([$'abs'.AP28]&lt;2;COM.MICROSOFT.SWITCH([$'switches'.$A$1];1;POWER([$'ba'.AP28];2)-POWER([$'bb'.AP28];2)+[$'axi'.AP$1];0;[.AP28];2;0);[.AP28])" office:value-type="float" office:value="0">
            <text:p>0</text:p>
          </table:table-cell>
          <table:table-cell table:style-name="ACE-6" table:formula="of:=IF([$'abs'.AQ28]&lt;2;COM.MICROSOFT.SWITCH([$'switches'.$A$1];1;POWER([$'ba'.AQ28];2)-POWER([$'bb'.AQ28];2)+[$'axi'.AQ$1];0;[.AQ28];2;0);[.AQ28])" office:value-type="float" office:value="0">
            <text:p>0</text:p>
          </table:table-cell>
          <table:table-cell table:style-name="ACE-6" table:formula="of:=IF([$'abs'.AR28]&lt;2;COM.MICROSOFT.SWITCH([$'switches'.$A$1];1;POWER([$'ba'.AR28];2)-POWER([$'bb'.AR28];2)+[$'axi'.AR$1];0;[.AR28];2;0);[.AR28])" office:value-type="float" office:value="0">
            <text:p>0</text:p>
          </table:table-cell>
          <table:table-cell table:style-name="ACE-6" table:formula="of:=IF([$'abs'.AS28]&lt;2;COM.MICROSOFT.SWITCH([$'switches'.$A$1];1;POWER([$'ba'.AS28];2)-POWER([$'bb'.AS28];2)+[$'axi'.AS$1];0;[.AS28];2;0);[.AS28])" office:value-type="float" office:value="0">
            <text:p>0</text:p>
          </table:table-cell>
          <table:table-cell table:style-name="ACE-6" table:formula="of:=IF([$'abs'.AT28]&lt;2;COM.MICROSOFT.SWITCH([$'switches'.$A$1];1;POWER([$'ba'.AT28];2)-POWER([$'bb'.AT28];2)+[$'axi'.AT$1];0;[.AT28];2;0);[.AT28])" office:value-type="float" office:value="0">
            <text:p>0</text:p>
          </table:table-cell>
          <table:table-cell table:style-name="ACE-6" table:formula="of:=IF([$'abs'.AU28]&lt;2;COM.MICROSOFT.SWITCH([$'switches'.$A$1];1;POWER([$'ba'.AU28];2)-POWER([$'bb'.AU28];2)+[$'axi'.AU$1];0;[.AU28];2;0);[.AU28])" office:value-type="float" office:value="0">
            <text:p>0</text:p>
          </table:table-cell>
          <table:table-cell table:style-name="ACE-6" table:formula="of:=IF([$'abs'.AV28]&lt;2;COM.MICROSOFT.SWITCH([$'switches'.$A$1];1;POWER([$'ba'.AV28];2)-POWER([$'bb'.AV28];2)+[$'axi'.AV$1];0;[.AV28];2;0);[.AV28])" office:value-type="float" office:value="0">
            <text:p>0</text:p>
          </table:table-cell>
          <table:table-cell table:style-name="ACE-6" table:formula="of:=IF([$'abs'.AW28]&lt;2;COM.MICROSOFT.SWITCH([$'switches'.$A$1];1;POWER([$'ba'.AW28];2)-POWER([$'bb'.AW28];2)+[$'axi'.AW$1];0;[.AW28];2;0);[.AW28])" office:value-type="float" office:value="0">
            <text:p>0</text:p>
          </table:table-cell>
          <table:table-cell table:style-name="ACE-6" table:formula="of:=IF([$'abs'.AX28]&lt;2;COM.MICROSOFT.SWITCH([$'switches'.$A$1];1;POWER([$'ba'.AX28];2)-POWER([$'bb'.AX28];2)+[$'axi'.AX$1];0;[.AX28];2;0);[.AX28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29]&lt;2;COM.MICROSOFT.SWITCH([$'switches'.$A$1];1;POWER([$'ba'.B29];2)-POWER([$'bb'.B29];2)+[$'axi'.B$1];0;[.B29];2;0);[.B29])" office:value-type="float" office:value="0">
            <text:p>0</text:p>
          </table:table-cell>
          <table:table-cell table:style-name="ACE-6" table:formula="of:=IF([$'abs'.C29]&lt;2;COM.MICROSOFT.SWITCH([$'switches'.$A$1];1;POWER([$'ba'.C29];2)-POWER([$'bb'.C29];2)+[$'axi'.C$1];0;[.C29];2;0);[.C29])" office:value-type="float" office:value="0">
            <text:p>0</text:p>
          </table:table-cell>
          <table:table-cell table:style-name="ACE-6" table:formula="of:=IF([$'abs'.D29]&lt;2;COM.MICROSOFT.SWITCH([$'switches'.$A$1];1;POWER([$'ba'.D29];2)-POWER([$'bb'.D29];2)+[$'axi'.D$1];0;[.D29];2;0);[.D29])" office:value-type="float" office:value="0">
            <text:p>0</text:p>
          </table:table-cell>
          <table:table-cell table:style-name="ACE-6" table:formula="of:=IF([$'abs'.E29]&lt;2;COM.MICROSOFT.SWITCH([$'switches'.$A$1];1;POWER([$'ba'.E29];2)-POWER([$'bb'.E29];2)+[$'axi'.E$1];0;[.E29];2;0);[.E29])" office:value-type="float" office:value="0">
            <text:p>0</text:p>
          </table:table-cell>
          <table:table-cell table:style-name="ACE-6" table:formula="of:=IF([$'abs'.F29]&lt;2;COM.MICROSOFT.SWITCH([$'switches'.$A$1];1;POWER([$'ba'.F29];2)-POWER([$'bb'.F29];2)+[$'axi'.F$1];0;[.F29];2;0);[.F29])" office:value-type="float" office:value="0">
            <text:p>0</text:p>
          </table:table-cell>
          <table:table-cell table:style-name="ACE-6" table:formula="of:=IF([$'abs'.G29]&lt;2;COM.MICROSOFT.SWITCH([$'switches'.$A$1];1;POWER([$'ba'.G29];2)-POWER([$'bb'.G29];2)+[$'axi'.G$1];0;[.G29];2;0);[.G29])" office:value-type="float" office:value="0">
            <text:p>0</text:p>
          </table:table-cell>
          <table:table-cell table:style-name="ACE-6" table:formula="of:=IF([$'abs'.H29]&lt;2;COM.MICROSOFT.SWITCH([$'switches'.$A$1];1;POWER([$'ba'.H29];2)-POWER([$'bb'.H29];2)+[$'axi'.H$1];0;[.H29];2;0);[.H29])" office:value-type="float" office:value="0">
            <text:p>0</text:p>
          </table:table-cell>
          <table:table-cell table:style-name="ACE-6" table:formula="of:=IF([$'abs'.I29]&lt;2;COM.MICROSOFT.SWITCH([$'switches'.$A$1];1;POWER([$'ba'.I29];2)-POWER([$'bb'.I29];2)+[$'axi'.I$1];0;[.I29];2;0);[.I29])" office:value-type="float" office:value="0">
            <text:p>0</text:p>
          </table:table-cell>
          <table:table-cell table:style-name="ACE-6" table:formula="of:=IF([$'abs'.J29]&lt;2;COM.MICROSOFT.SWITCH([$'switches'.$A$1];1;POWER([$'ba'.J29];2)-POWER([$'bb'.J29];2)+[$'axi'.J$1];0;[.J29];2;0);[.J29])" office:value-type="float" office:value="0">
            <text:p>0</text:p>
          </table:table-cell>
          <table:table-cell table:style-name="ACE-6" table:formula="of:=IF([$'abs'.K29]&lt;2;COM.MICROSOFT.SWITCH([$'switches'.$A$1];1;POWER([$'ba'.K29];2)-POWER([$'bb'.K29];2)+[$'axi'.K$1];0;[.K29];2;0);[.K29])" office:value-type="float" office:value="0">
            <text:p>0</text:p>
          </table:table-cell>
          <table:table-cell table:style-name="ACE-6" table:formula="of:=IF([$'abs'.L29]&lt;2;COM.MICROSOFT.SWITCH([$'switches'.$A$1];1;POWER([$'ba'.L29];2)-POWER([$'bb'.L29];2)+[$'axi'.L$1];0;[.L29];2;0);[.L29])" office:value-type="float" office:value="0">
            <text:p>0</text:p>
          </table:table-cell>
          <table:table-cell table:style-name="ACE-6" table:formula="of:=IF([$'abs'.M29]&lt;2;COM.MICROSOFT.SWITCH([$'switches'.$A$1];1;POWER([$'ba'.M29];2)-POWER([$'bb'.M29];2)+[$'axi'.M$1];0;[.M29];2;0);[.M29])" office:value-type="float" office:value="0">
            <text:p>0</text:p>
          </table:table-cell>
          <table:table-cell table:style-name="ACE-6" table:formula="of:=IF([$'abs'.N29]&lt;2;COM.MICROSOFT.SWITCH([$'switches'.$A$1];1;POWER([$'ba'.N29];2)-POWER([$'bb'.N29];2)+[$'axi'.N$1];0;[.N29];2;0);[.N29])" office:value-type="float" office:value="0">
            <text:p>0</text:p>
          </table:table-cell>
          <table:table-cell table:style-name="ACE-6" table:formula="of:=IF([$'abs'.O29]&lt;2;COM.MICROSOFT.SWITCH([$'switches'.$A$1];1;POWER([$'ba'.O29];2)-POWER([$'bb'.O29];2)+[$'axi'.O$1];0;[.O29];2;0);[.O29])" office:value-type="float" office:value="0">
            <text:p>0</text:p>
          </table:table-cell>
          <table:table-cell table:style-name="ACE-6" table:formula="of:=IF([$'abs'.P29]&lt;2;COM.MICROSOFT.SWITCH([$'switches'.$A$1];1;POWER([$'ba'.P29];2)-POWER([$'bb'.P29];2)+[$'axi'.P$1];0;[.P29];2;0);[.P29])" office:value-type="float" office:value="0">
            <text:p>0</text:p>
          </table:table-cell>
          <table:table-cell table:style-name="ACE-6" table:formula="of:=IF([$'abs'.Q29]&lt;2;COM.MICROSOFT.SWITCH([$'switches'.$A$1];1;POWER([$'ba'.Q29];2)-POWER([$'bb'.Q29];2)+[$'axi'.Q$1];0;[.Q29];2;0);[.Q29])" office:value-type="float" office:value="0">
            <text:p>0</text:p>
          </table:table-cell>
          <table:table-cell table:style-name="ACE-6" table:formula="of:=IF([$'abs'.R29]&lt;2;COM.MICROSOFT.SWITCH([$'switches'.$A$1];1;POWER([$'ba'.R29];2)-POWER([$'bb'.R29];2)+[$'axi'.R$1];0;[.R29];2;0);[.R29])" office:value-type="float" office:value="0">
            <text:p>0</text:p>
          </table:table-cell>
          <table:table-cell table:style-name="ACE-6" table:formula="of:=IF([$'abs'.S29]&lt;2;COM.MICROSOFT.SWITCH([$'switches'.$A$1];1;POWER([$'ba'.S29];2)-POWER([$'bb'.S29];2)+[$'axi'.S$1];0;[.S29];2;0);[.S29])" office:value-type="float" office:value="0">
            <text:p>0</text:p>
          </table:table-cell>
          <table:table-cell table:style-name="ACE-6" table:formula="of:=IF([$'abs'.T29]&lt;2;COM.MICROSOFT.SWITCH([$'switches'.$A$1];1;POWER([$'ba'.T29];2)-POWER([$'bb'.T29];2)+[$'axi'.T$1];0;[.T29];2;0);[.T29])" office:value-type="float" office:value="0">
            <text:p>0</text:p>
          </table:table-cell>
          <table:table-cell table:style-name="ACE-6" table:formula="of:=IF([$'abs'.U29]&lt;2;COM.MICROSOFT.SWITCH([$'switches'.$A$1];1;POWER([$'ba'.U29];2)-POWER([$'bb'.U29];2)+[$'axi'.U$1];0;[.U29];2;0);[.U29])" office:value-type="float" office:value="0">
            <text:p>0</text:p>
          </table:table-cell>
          <table:table-cell table:style-name="ACE-6" table:formula="of:=IF([$'abs'.V29]&lt;2;COM.MICROSOFT.SWITCH([$'switches'.$A$1];1;POWER([$'ba'.V29];2)-POWER([$'bb'.V29];2)+[$'axi'.V$1];0;[.V29];2;0);[.V29])" office:value-type="float" office:value="0">
            <text:p>0</text:p>
          </table:table-cell>
          <table:table-cell table:style-name="ACE-6" table:formula="of:=IF([$'abs'.W29]&lt;2;COM.MICROSOFT.SWITCH([$'switches'.$A$1];1;POWER([$'ba'.W29];2)-POWER([$'bb'.W29];2)+[$'axi'.W$1];0;[.W29];2;0);[.W29])" office:value-type="float" office:value="0">
            <text:p>0</text:p>
          </table:table-cell>
          <table:table-cell table:style-name="ACE-6" table:formula="of:=IF([$'abs'.X29]&lt;2;COM.MICROSOFT.SWITCH([$'switches'.$A$1];1;POWER([$'ba'.X29];2)-POWER([$'bb'.X29];2)+[$'axi'.X$1];0;[.X29];2;0);[.X29])" office:value-type="float" office:value="0">
            <text:p>0</text:p>
          </table:table-cell>
          <table:table-cell table:style-name="ACE-6" table:formula="of:=IF([$'abs'.Y29]&lt;2;COM.MICROSOFT.SWITCH([$'switches'.$A$1];1;POWER([$'ba'.Y29];2)-POWER([$'bb'.Y29];2)+[$'axi'.Y$1];0;[.Y29];2;0);[.Y29])" office:value-type="float" office:value="0">
            <text:p>0</text:p>
          </table:table-cell>
          <table:table-cell table:style-name="ACE-6" table:formula="of:=IF([$'abs'.Z29]&lt;2;COM.MICROSOFT.SWITCH([$'switches'.$A$1];1;POWER([$'ba'.Z29];2)-POWER([$'bb'.Z29];2)+[$'axi'.Z$1];0;[.Z29];2;0);[.Z29])" office:value-type="float" office:value="0">
            <text:p>0</text:p>
          </table:table-cell>
          <table:table-cell table:style-name="ACE-6" table:formula="of:=IF([$'abs'.AA29]&lt;2;COM.MICROSOFT.SWITCH([$'switches'.$A$1];1;POWER([$'ba'.AA29];2)-POWER([$'bb'.AA29];2)+[$'axi'.AA$1];0;[.AA29];2;0);[.AA29])" office:value-type="float" office:value="0">
            <text:p>0</text:p>
          </table:table-cell>
          <table:table-cell table:style-name="ACE-6" table:formula="of:=IF([$'abs'.AB29]&lt;2;COM.MICROSOFT.SWITCH([$'switches'.$A$1];1;POWER([$'ba'.AB29];2)-POWER([$'bb'.AB29];2)+[$'axi'.AB$1];0;[.AB29];2;0);[.AB29])" office:value-type="float" office:value="0">
            <text:p>0</text:p>
          </table:table-cell>
          <table:table-cell table:style-name="ACE-6" table:formula="of:=IF([$'abs'.AC29]&lt;2;COM.MICROSOFT.SWITCH([$'switches'.$A$1];1;POWER([$'ba'.AC29];2)-POWER([$'bb'.AC29];2)+[$'axi'.AC$1];0;[.AC29];2;0);[.AC29])" office:value-type="float" office:value="0">
            <text:p>0</text:p>
          </table:table-cell>
          <table:table-cell table:style-name="ACE-6" table:formula="of:=IF([$'abs'.AD29]&lt;2;COM.MICROSOFT.SWITCH([$'switches'.$A$1];1;POWER([$'ba'.AD29];2)-POWER([$'bb'.AD29];2)+[$'axi'.AD$1];0;[.AD29];2;0);[.AD29])" office:value-type="float" office:value="0">
            <text:p>0</text:p>
          </table:table-cell>
          <table:table-cell table:style-name="ACE-6" table:formula="of:=IF([$'abs'.AE29]&lt;2;COM.MICROSOFT.SWITCH([$'switches'.$A$1];1;POWER([$'ba'.AE29];2)-POWER([$'bb'.AE29];2)+[$'axi'.AE$1];0;[.AE29];2;0);[.AE29])" office:value-type="float" office:value="0">
            <text:p>0</text:p>
          </table:table-cell>
          <table:table-cell table:style-name="ACE-6" table:formula="of:=IF([$'abs'.AF29]&lt;2;COM.MICROSOFT.SWITCH([$'switches'.$A$1];1;POWER([$'ba'.AF29];2)-POWER([$'bb'.AF29];2)+[$'axi'.AF$1];0;[.AF29];2;0);[.AF29])" office:value-type="float" office:value="0">
            <text:p>0</text:p>
          </table:table-cell>
          <table:table-cell table:style-name="ACE-6" table:formula="of:=IF([$'abs'.AG29]&lt;2;COM.MICROSOFT.SWITCH([$'switches'.$A$1];1;POWER([$'ba'.AG29];2)-POWER([$'bb'.AG29];2)+[$'axi'.AG$1];0;[.AG29];2;0);[.AG29])" office:value-type="float" office:value="0">
            <text:p>0</text:p>
          </table:table-cell>
          <table:table-cell table:style-name="ACE-6" table:formula="of:=IF([$'abs'.AH29]&lt;2;COM.MICROSOFT.SWITCH([$'switches'.$A$1];1;POWER([$'ba'.AH29];2)-POWER([$'bb'.AH29];2)+[$'axi'.AH$1];0;[.AH29];2;0);[.AH29])" office:value-type="float" office:value="0">
            <text:p>0</text:p>
          </table:table-cell>
          <table:table-cell table:style-name="ACE-6" table:formula="of:=IF([$'abs'.AI29]&lt;2;COM.MICROSOFT.SWITCH([$'switches'.$A$1];1;POWER([$'ba'.AI29];2)-POWER([$'bb'.AI29];2)+[$'axi'.AI$1];0;[.AI29];2;0);[.AI29])" office:value-type="float" office:value="0">
            <text:p>0</text:p>
          </table:table-cell>
          <table:table-cell table:style-name="ACE-6" table:formula="of:=IF([$'abs'.AJ29]&lt;2;COM.MICROSOFT.SWITCH([$'switches'.$A$1];1;POWER([$'ba'.AJ29];2)-POWER([$'bb'.AJ29];2)+[$'axi'.AJ$1];0;[.AJ29];2;0);[.AJ29])" office:value-type="float" office:value="0">
            <text:p>0</text:p>
          </table:table-cell>
          <table:table-cell table:style-name="ACE-6" table:formula="of:=IF([$'abs'.AK29]&lt;2;COM.MICROSOFT.SWITCH([$'switches'.$A$1];1;POWER([$'ba'.AK29];2)-POWER([$'bb'.AK29];2)+[$'axi'.AK$1];0;[.AK29];2;0);[.AK29])" office:value-type="float" office:value="0">
            <text:p>0</text:p>
          </table:table-cell>
          <table:table-cell table:style-name="ACE-6" table:formula="of:=IF([$'abs'.AL29]&lt;2;COM.MICROSOFT.SWITCH([$'switches'.$A$1];1;POWER([$'ba'.AL29];2)-POWER([$'bb'.AL29];2)+[$'axi'.AL$1];0;[.AL29];2;0);[.AL29])" office:value-type="float" office:value="0">
            <text:p>0</text:p>
          </table:table-cell>
          <table:table-cell table:style-name="ACE-6" table:formula="of:=IF([$'abs'.AM29]&lt;2;COM.MICROSOFT.SWITCH([$'switches'.$A$1];1;POWER([$'ba'.AM29];2)-POWER([$'bb'.AM29];2)+[$'axi'.AM$1];0;[.AM29];2;0);[.AM29])" office:value-type="float" office:value="0">
            <text:p>0</text:p>
          </table:table-cell>
          <table:table-cell table:style-name="ACE-6" table:formula="of:=IF([$'abs'.AN29]&lt;2;COM.MICROSOFT.SWITCH([$'switches'.$A$1];1;POWER([$'ba'.AN29];2)-POWER([$'bb'.AN29];2)+[$'axi'.AN$1];0;[.AN29];2;0);[.AN29])" office:value-type="float" office:value="0">
            <text:p>0</text:p>
          </table:table-cell>
          <table:table-cell table:style-name="ACE-6" table:formula="of:=IF([$'abs'.AO29]&lt;2;COM.MICROSOFT.SWITCH([$'switches'.$A$1];1;POWER([$'ba'.AO29];2)-POWER([$'bb'.AO29];2)+[$'axi'.AO$1];0;[.AO29];2;0);[.AO29])" office:value-type="float" office:value="0">
            <text:p>0</text:p>
          </table:table-cell>
          <table:table-cell table:style-name="ACE-6" table:formula="of:=IF([$'abs'.AP29]&lt;2;COM.MICROSOFT.SWITCH([$'switches'.$A$1];1;POWER([$'ba'.AP29];2)-POWER([$'bb'.AP29];2)+[$'axi'.AP$1];0;[.AP29];2;0);[.AP29])" office:value-type="float" office:value="0">
            <text:p>0</text:p>
          </table:table-cell>
          <table:table-cell table:style-name="ACE-6" table:formula="of:=IF([$'abs'.AQ29]&lt;2;COM.MICROSOFT.SWITCH([$'switches'.$A$1];1;POWER([$'ba'.AQ29];2)-POWER([$'bb'.AQ29];2)+[$'axi'.AQ$1];0;[.AQ29];2;0);[.AQ29])" office:value-type="float" office:value="0">
            <text:p>0</text:p>
          </table:table-cell>
          <table:table-cell table:style-name="ACE-6" table:formula="of:=IF([$'abs'.AR29]&lt;2;COM.MICROSOFT.SWITCH([$'switches'.$A$1];1;POWER([$'ba'.AR29];2)-POWER([$'bb'.AR29];2)+[$'axi'.AR$1];0;[.AR29];2;0);[.AR29])" office:value-type="float" office:value="0">
            <text:p>0</text:p>
          </table:table-cell>
          <table:table-cell table:style-name="ACE-6" table:formula="of:=IF([$'abs'.AS29]&lt;2;COM.MICROSOFT.SWITCH([$'switches'.$A$1];1;POWER([$'ba'.AS29];2)-POWER([$'bb'.AS29];2)+[$'axi'.AS$1];0;[.AS29];2;0);[.AS29])" office:value-type="float" office:value="0">
            <text:p>0</text:p>
          </table:table-cell>
          <table:table-cell table:style-name="ACE-6" table:formula="of:=IF([$'abs'.AT29]&lt;2;COM.MICROSOFT.SWITCH([$'switches'.$A$1];1;POWER([$'ba'.AT29];2)-POWER([$'bb'.AT29];2)+[$'axi'.AT$1];0;[.AT29];2;0);[.AT29])" office:value-type="float" office:value="0">
            <text:p>0</text:p>
          </table:table-cell>
          <table:table-cell table:style-name="ACE-6" table:formula="of:=IF([$'abs'.AU29]&lt;2;COM.MICROSOFT.SWITCH([$'switches'.$A$1];1;POWER([$'ba'.AU29];2)-POWER([$'bb'.AU29];2)+[$'axi'.AU$1];0;[.AU29];2;0);[.AU29])" office:value-type="float" office:value="0">
            <text:p>0</text:p>
          </table:table-cell>
          <table:table-cell table:style-name="ACE-6" table:formula="of:=IF([$'abs'.AV29]&lt;2;COM.MICROSOFT.SWITCH([$'switches'.$A$1];1;POWER([$'ba'.AV29];2)-POWER([$'bb'.AV29];2)+[$'axi'.AV$1];0;[.AV29];2;0);[.AV29])" office:value-type="float" office:value="0">
            <text:p>0</text:p>
          </table:table-cell>
          <table:table-cell table:style-name="ACE-6" table:formula="of:=IF([$'abs'.AW29]&lt;2;COM.MICROSOFT.SWITCH([$'switches'.$A$1];1;POWER([$'ba'.AW29];2)-POWER([$'bb'.AW29];2)+[$'axi'.AW$1];0;[.AW29];2;0);[.AW29])" office:value-type="float" office:value="0">
            <text:p>0</text:p>
          </table:table-cell>
          <table:table-cell table:style-name="ACE-6" table:formula="of:=IF([$'abs'.AX29]&lt;2;COM.MICROSOFT.SWITCH([$'switches'.$A$1];1;POWER([$'ba'.AX29];2)-POWER([$'bb'.AX29];2)+[$'axi'.AX$1];0;[.AX29];2;0);[.AX29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0]&lt;2;COM.MICROSOFT.SWITCH([$'switches'.$A$1];1;POWER([$'ba'.B30];2)-POWER([$'bb'.B30];2)+[$'axi'.B$1];0;[.B30];2;0);[.B30])" office:value-type="float" office:value="0">
            <text:p>0</text:p>
          </table:table-cell>
          <table:table-cell table:style-name="ACE-6" table:formula="of:=IF([$'abs'.C30]&lt;2;COM.MICROSOFT.SWITCH([$'switches'.$A$1];1;POWER([$'ba'.C30];2)-POWER([$'bb'.C30];2)+[$'axi'.C$1];0;[.C30];2;0);[.C30])" office:value-type="float" office:value="0">
            <text:p>0</text:p>
          </table:table-cell>
          <table:table-cell table:style-name="ACE-6" table:formula="of:=IF([$'abs'.D30]&lt;2;COM.MICROSOFT.SWITCH([$'switches'.$A$1];1;POWER([$'ba'.D30];2)-POWER([$'bb'.D30];2)+[$'axi'.D$1];0;[.D30];2;0);[.D30])" office:value-type="float" office:value="0">
            <text:p>0</text:p>
          </table:table-cell>
          <table:table-cell table:style-name="ACE-6" table:formula="of:=IF([$'abs'.E30]&lt;2;COM.MICROSOFT.SWITCH([$'switches'.$A$1];1;POWER([$'ba'.E30];2)-POWER([$'bb'.E30];2)+[$'axi'.E$1];0;[.E30];2;0);[.E30])" office:value-type="float" office:value="0">
            <text:p>0</text:p>
          </table:table-cell>
          <table:table-cell table:style-name="ACE-6" table:formula="of:=IF([$'abs'.F30]&lt;2;COM.MICROSOFT.SWITCH([$'switches'.$A$1];1;POWER([$'ba'.F30];2)-POWER([$'bb'.F30];2)+[$'axi'.F$1];0;[.F30];2;0);[.F30])" office:value-type="float" office:value="0">
            <text:p>0</text:p>
          </table:table-cell>
          <table:table-cell table:style-name="ACE-6" table:formula="of:=IF([$'abs'.G30]&lt;2;COM.MICROSOFT.SWITCH([$'switches'.$A$1];1;POWER([$'ba'.G30];2)-POWER([$'bb'.G30];2)+[$'axi'.G$1];0;[.G30];2;0);[.G30])" office:value-type="float" office:value="0">
            <text:p>0</text:p>
          </table:table-cell>
          <table:table-cell table:style-name="ACE-6" table:formula="of:=IF([$'abs'.H30]&lt;2;COM.MICROSOFT.SWITCH([$'switches'.$A$1];1;POWER([$'ba'.H30];2)-POWER([$'bb'.H30];2)+[$'axi'.H$1];0;[.H30];2;0);[.H30])" office:value-type="float" office:value="0">
            <text:p>0</text:p>
          </table:table-cell>
          <table:table-cell table:style-name="ACE-6" table:formula="of:=IF([$'abs'.I30]&lt;2;COM.MICROSOFT.SWITCH([$'switches'.$A$1];1;POWER([$'ba'.I30];2)-POWER([$'bb'.I30];2)+[$'axi'.I$1];0;[.I30];2;0);[.I30])" office:value-type="float" office:value="0">
            <text:p>0</text:p>
          </table:table-cell>
          <table:table-cell table:style-name="ACE-6" table:formula="of:=IF([$'abs'.J30]&lt;2;COM.MICROSOFT.SWITCH([$'switches'.$A$1];1;POWER([$'ba'.J30];2)-POWER([$'bb'.J30];2)+[$'axi'.J$1];0;[.J30];2;0);[.J30])" office:value-type="float" office:value="0">
            <text:p>0</text:p>
          </table:table-cell>
          <table:table-cell table:style-name="ACE-6" table:formula="of:=IF([$'abs'.K30]&lt;2;COM.MICROSOFT.SWITCH([$'switches'.$A$1];1;POWER([$'ba'.K30];2)-POWER([$'bb'.K30];2)+[$'axi'.K$1];0;[.K30];2;0);[.K30])" office:value-type="float" office:value="0">
            <text:p>0</text:p>
          </table:table-cell>
          <table:table-cell table:style-name="ACE-6" table:formula="of:=IF([$'abs'.L30]&lt;2;COM.MICROSOFT.SWITCH([$'switches'.$A$1];1;POWER([$'ba'.L30];2)-POWER([$'bb'.L30];2)+[$'axi'.L$1];0;[.L30];2;0);[.L30])" office:value-type="float" office:value="0">
            <text:p>0</text:p>
          </table:table-cell>
          <table:table-cell table:style-name="ACE-6" table:formula="of:=IF([$'abs'.M30]&lt;2;COM.MICROSOFT.SWITCH([$'switches'.$A$1];1;POWER([$'ba'.M30];2)-POWER([$'bb'.M30];2)+[$'axi'.M$1];0;[.M30];2;0);[.M30])" office:value-type="float" office:value="0">
            <text:p>0</text:p>
          </table:table-cell>
          <table:table-cell table:style-name="ACE-6" table:formula="of:=IF([$'abs'.N30]&lt;2;COM.MICROSOFT.SWITCH([$'switches'.$A$1];1;POWER([$'ba'.N30];2)-POWER([$'bb'.N30];2)+[$'axi'.N$1];0;[.N30];2;0);[.N30])" office:value-type="float" office:value="0">
            <text:p>0</text:p>
          </table:table-cell>
          <table:table-cell table:style-name="ACE-6" table:formula="of:=IF([$'abs'.O30]&lt;2;COM.MICROSOFT.SWITCH([$'switches'.$A$1];1;POWER([$'ba'.O30];2)-POWER([$'bb'.O30];2)+[$'axi'.O$1];0;[.O30];2;0);[.O30])" office:value-type="float" office:value="0">
            <text:p>0</text:p>
          </table:table-cell>
          <table:table-cell table:style-name="ACE-6" table:formula="of:=IF([$'abs'.P30]&lt;2;COM.MICROSOFT.SWITCH([$'switches'.$A$1];1;POWER([$'ba'.P30];2)-POWER([$'bb'.P30];2)+[$'axi'.P$1];0;[.P30];2;0);[.P30])" office:value-type="float" office:value="0">
            <text:p>0</text:p>
          </table:table-cell>
          <table:table-cell table:style-name="ACE-6" table:formula="of:=IF([$'abs'.Q30]&lt;2;COM.MICROSOFT.SWITCH([$'switches'.$A$1];1;POWER([$'ba'.Q30];2)-POWER([$'bb'.Q30];2)+[$'axi'.Q$1];0;[.Q30];2;0);[.Q30])" office:value-type="float" office:value="0">
            <text:p>0</text:p>
          </table:table-cell>
          <table:table-cell table:style-name="ACE-6" table:formula="of:=IF([$'abs'.R30]&lt;2;COM.MICROSOFT.SWITCH([$'switches'.$A$1];1;POWER([$'ba'.R30];2)-POWER([$'bb'.R30];2)+[$'axi'.R$1];0;[.R30];2;0);[.R30])" office:value-type="float" office:value="0">
            <text:p>0</text:p>
          </table:table-cell>
          <table:table-cell table:style-name="ACE-6" table:formula="of:=IF([$'abs'.S30]&lt;2;COM.MICROSOFT.SWITCH([$'switches'.$A$1];1;POWER([$'ba'.S30];2)-POWER([$'bb'.S30];2)+[$'axi'.S$1];0;[.S30];2;0);[.S30])" office:value-type="float" office:value="0">
            <text:p>0</text:p>
          </table:table-cell>
          <table:table-cell table:style-name="ACE-6" table:formula="of:=IF([$'abs'.T30]&lt;2;COM.MICROSOFT.SWITCH([$'switches'.$A$1];1;POWER([$'ba'.T30];2)-POWER([$'bb'.T30];2)+[$'axi'.T$1];0;[.T30];2;0);[.T30])" office:value-type="float" office:value="0">
            <text:p>0</text:p>
          </table:table-cell>
          <table:table-cell table:style-name="ACE-6" table:formula="of:=IF([$'abs'.U30]&lt;2;COM.MICROSOFT.SWITCH([$'switches'.$A$1];1;POWER([$'ba'.U30];2)-POWER([$'bb'.U30];2)+[$'axi'.U$1];0;[.U30];2;0);[.U30])" office:value-type="float" office:value="0">
            <text:p>0</text:p>
          </table:table-cell>
          <table:table-cell table:style-name="ACE-6" table:formula="of:=IF([$'abs'.V30]&lt;2;COM.MICROSOFT.SWITCH([$'switches'.$A$1];1;POWER([$'ba'.V30];2)-POWER([$'bb'.V30];2)+[$'axi'.V$1];0;[.V30];2;0);[.V30])" office:value-type="float" office:value="0">
            <text:p>0</text:p>
          </table:table-cell>
          <table:table-cell table:style-name="ACE-6" table:formula="of:=IF([$'abs'.W30]&lt;2;COM.MICROSOFT.SWITCH([$'switches'.$A$1];1;POWER([$'ba'.W30];2)-POWER([$'bb'.W30];2)+[$'axi'.W$1];0;[.W30];2;0);[.W30])" office:value-type="float" office:value="0">
            <text:p>0</text:p>
          </table:table-cell>
          <table:table-cell table:style-name="ACE-6" table:formula="of:=IF([$'abs'.X30]&lt;2;COM.MICROSOFT.SWITCH([$'switches'.$A$1];1;POWER([$'ba'.X30];2)-POWER([$'bb'.X30];2)+[$'axi'.X$1];0;[.X30];2;0);[.X30])" office:value-type="float" office:value="0">
            <text:p>0</text:p>
          </table:table-cell>
          <table:table-cell table:style-name="ACE-6" table:formula="of:=IF([$'abs'.Y30]&lt;2;COM.MICROSOFT.SWITCH([$'switches'.$A$1];1;POWER([$'ba'.Y30];2)-POWER([$'bb'.Y30];2)+[$'axi'.Y$1];0;[.Y30];2;0);[.Y30])" office:value-type="float" office:value="0">
            <text:p>0</text:p>
          </table:table-cell>
          <table:table-cell table:style-name="ACE-6" table:formula="of:=IF([$'abs'.Z30]&lt;2;COM.MICROSOFT.SWITCH([$'switches'.$A$1];1;POWER([$'ba'.Z30];2)-POWER([$'bb'.Z30];2)+[$'axi'.Z$1];0;[.Z30];2;0);[.Z30])" office:value-type="float" office:value="0">
            <text:p>0</text:p>
          </table:table-cell>
          <table:table-cell table:style-name="ACE-6" table:formula="of:=IF([$'abs'.AA30]&lt;2;COM.MICROSOFT.SWITCH([$'switches'.$A$1];1;POWER([$'ba'.AA30];2)-POWER([$'bb'.AA30];2)+[$'axi'.AA$1];0;[.AA30];2;0);[.AA30])" office:value-type="float" office:value="0">
            <text:p>0</text:p>
          </table:table-cell>
          <table:table-cell table:style-name="ACE-6" table:formula="of:=IF([$'abs'.AB30]&lt;2;COM.MICROSOFT.SWITCH([$'switches'.$A$1];1;POWER([$'ba'.AB30];2)-POWER([$'bb'.AB30];2)+[$'axi'.AB$1];0;[.AB30];2;0);[.AB30])" office:value-type="float" office:value="0">
            <text:p>0</text:p>
          </table:table-cell>
          <table:table-cell table:style-name="ACE-6" table:formula="of:=IF([$'abs'.AC30]&lt;2;COM.MICROSOFT.SWITCH([$'switches'.$A$1];1;POWER([$'ba'.AC30];2)-POWER([$'bb'.AC30];2)+[$'axi'.AC$1];0;[.AC30];2;0);[.AC30])" office:value-type="float" office:value="0">
            <text:p>0</text:p>
          </table:table-cell>
          <table:table-cell table:style-name="ACE-6" table:formula="of:=IF([$'abs'.AD30]&lt;2;COM.MICROSOFT.SWITCH([$'switches'.$A$1];1;POWER([$'ba'.AD30];2)-POWER([$'bb'.AD30];2)+[$'axi'.AD$1];0;[.AD30];2;0);[.AD30])" office:value-type="float" office:value="0">
            <text:p>0</text:p>
          </table:table-cell>
          <table:table-cell table:style-name="ACE-6" table:formula="of:=IF([$'abs'.AE30]&lt;2;COM.MICROSOFT.SWITCH([$'switches'.$A$1];1;POWER([$'ba'.AE30];2)-POWER([$'bb'.AE30];2)+[$'axi'.AE$1];0;[.AE30];2;0);[.AE30])" office:value-type="float" office:value="0">
            <text:p>0</text:p>
          </table:table-cell>
          <table:table-cell table:style-name="ACE-6" table:formula="of:=IF([$'abs'.AF30]&lt;2;COM.MICROSOFT.SWITCH([$'switches'.$A$1];1;POWER([$'ba'.AF30];2)-POWER([$'bb'.AF30];2)+[$'axi'.AF$1];0;[.AF30];2;0);[.AF30])" office:value-type="float" office:value="0">
            <text:p>0</text:p>
          </table:table-cell>
          <table:table-cell table:style-name="ACE-6" table:formula="of:=IF([$'abs'.AG30]&lt;2;COM.MICROSOFT.SWITCH([$'switches'.$A$1];1;POWER([$'ba'.AG30];2)-POWER([$'bb'.AG30];2)+[$'axi'.AG$1];0;[.AG30];2;0);[.AG30])" office:value-type="float" office:value="0">
            <text:p>0</text:p>
          </table:table-cell>
          <table:table-cell table:style-name="ACE-6" table:formula="of:=IF([$'abs'.AH30]&lt;2;COM.MICROSOFT.SWITCH([$'switches'.$A$1];1;POWER([$'ba'.AH30];2)-POWER([$'bb'.AH30];2)+[$'axi'.AH$1];0;[.AH30];2;0);[.AH30])" office:value-type="float" office:value="0">
            <text:p>0</text:p>
          </table:table-cell>
          <table:table-cell table:style-name="ACE-6" table:formula="of:=IF([$'abs'.AI30]&lt;2;COM.MICROSOFT.SWITCH([$'switches'.$A$1];1;POWER([$'ba'.AI30];2)-POWER([$'bb'.AI30];2)+[$'axi'.AI$1];0;[.AI30];2;0);[.AI30])" office:value-type="float" office:value="0">
            <text:p>0</text:p>
          </table:table-cell>
          <table:table-cell table:style-name="ACE-6" table:formula="of:=IF([$'abs'.AJ30]&lt;2;COM.MICROSOFT.SWITCH([$'switches'.$A$1];1;POWER([$'ba'.AJ30];2)-POWER([$'bb'.AJ30];2)+[$'axi'.AJ$1];0;[.AJ30];2;0);[.AJ30])" office:value-type="float" office:value="0">
            <text:p>0</text:p>
          </table:table-cell>
          <table:table-cell table:style-name="ACE-6" table:formula="of:=IF([$'abs'.AK30]&lt;2;COM.MICROSOFT.SWITCH([$'switches'.$A$1];1;POWER([$'ba'.AK30];2)-POWER([$'bb'.AK30];2)+[$'axi'.AK$1];0;[.AK30];2;0);[.AK30])" office:value-type="float" office:value="0">
            <text:p>0</text:p>
          </table:table-cell>
          <table:table-cell table:style-name="ACE-6" table:formula="of:=IF([$'abs'.AL30]&lt;2;COM.MICROSOFT.SWITCH([$'switches'.$A$1];1;POWER([$'ba'.AL30];2)-POWER([$'bb'.AL30];2)+[$'axi'.AL$1];0;[.AL30];2;0);[.AL30])" office:value-type="float" office:value="0">
            <text:p>0</text:p>
          </table:table-cell>
          <table:table-cell table:style-name="ACE-6" table:formula="of:=IF([$'abs'.AM30]&lt;2;COM.MICROSOFT.SWITCH([$'switches'.$A$1];1;POWER([$'ba'.AM30];2)-POWER([$'bb'.AM30];2)+[$'axi'.AM$1];0;[.AM30];2;0);[.AM30])" office:value-type="float" office:value="0">
            <text:p>0</text:p>
          </table:table-cell>
          <table:table-cell table:style-name="ACE-6" table:formula="of:=IF([$'abs'.AN30]&lt;2;COM.MICROSOFT.SWITCH([$'switches'.$A$1];1;POWER([$'ba'.AN30];2)-POWER([$'bb'.AN30];2)+[$'axi'.AN$1];0;[.AN30];2;0);[.AN30])" office:value-type="float" office:value="0">
            <text:p>0</text:p>
          </table:table-cell>
          <table:table-cell table:style-name="ACE-6" table:formula="of:=IF([$'abs'.AO30]&lt;2;COM.MICROSOFT.SWITCH([$'switches'.$A$1];1;POWER([$'ba'.AO30];2)-POWER([$'bb'.AO30];2)+[$'axi'.AO$1];0;[.AO30];2;0);[.AO30])" office:value-type="float" office:value="0">
            <text:p>0</text:p>
          </table:table-cell>
          <table:table-cell table:style-name="ACE-6" table:formula="of:=IF([$'abs'.AP30]&lt;2;COM.MICROSOFT.SWITCH([$'switches'.$A$1];1;POWER([$'ba'.AP30];2)-POWER([$'bb'.AP30];2)+[$'axi'.AP$1];0;[.AP30];2;0);[.AP30])" office:value-type="float" office:value="0">
            <text:p>0</text:p>
          </table:table-cell>
          <table:table-cell table:style-name="ACE-6" table:formula="of:=IF([$'abs'.AQ30]&lt;2;COM.MICROSOFT.SWITCH([$'switches'.$A$1];1;POWER([$'ba'.AQ30];2)-POWER([$'bb'.AQ30];2)+[$'axi'.AQ$1];0;[.AQ30];2;0);[.AQ30])" office:value-type="float" office:value="0">
            <text:p>0</text:p>
          </table:table-cell>
          <table:table-cell table:style-name="ACE-6" table:formula="of:=IF([$'abs'.AR30]&lt;2;COM.MICROSOFT.SWITCH([$'switches'.$A$1];1;POWER([$'ba'.AR30];2)-POWER([$'bb'.AR30];2)+[$'axi'.AR$1];0;[.AR30];2;0);[.AR30])" office:value-type="float" office:value="0">
            <text:p>0</text:p>
          </table:table-cell>
          <table:table-cell table:style-name="ACE-6" table:formula="of:=IF([$'abs'.AS30]&lt;2;COM.MICROSOFT.SWITCH([$'switches'.$A$1];1;POWER([$'ba'.AS30];2)-POWER([$'bb'.AS30];2)+[$'axi'.AS$1];0;[.AS30];2;0);[.AS30])" office:value-type="float" office:value="0">
            <text:p>0</text:p>
          </table:table-cell>
          <table:table-cell table:style-name="ACE-6" table:formula="of:=IF([$'abs'.AT30]&lt;2;COM.MICROSOFT.SWITCH([$'switches'.$A$1];1;POWER([$'ba'.AT30];2)-POWER([$'bb'.AT30];2)+[$'axi'.AT$1];0;[.AT30];2;0);[.AT30])" office:value-type="float" office:value="0">
            <text:p>0</text:p>
          </table:table-cell>
          <table:table-cell table:style-name="ACE-6" table:formula="of:=IF([$'abs'.AU30]&lt;2;COM.MICROSOFT.SWITCH([$'switches'.$A$1];1;POWER([$'ba'.AU30];2)-POWER([$'bb'.AU30];2)+[$'axi'.AU$1];0;[.AU30];2;0);[.AU30])" office:value-type="float" office:value="0">
            <text:p>0</text:p>
          </table:table-cell>
          <table:table-cell table:style-name="ACE-6" table:formula="of:=IF([$'abs'.AV30]&lt;2;COM.MICROSOFT.SWITCH([$'switches'.$A$1];1;POWER([$'ba'.AV30];2)-POWER([$'bb'.AV30];2)+[$'axi'.AV$1];0;[.AV30];2;0);[.AV30])" office:value-type="float" office:value="0">
            <text:p>0</text:p>
          </table:table-cell>
          <table:table-cell table:style-name="ACE-6" table:formula="of:=IF([$'abs'.AW30]&lt;2;COM.MICROSOFT.SWITCH([$'switches'.$A$1];1;POWER([$'ba'.AW30];2)-POWER([$'bb'.AW30];2)+[$'axi'.AW$1];0;[.AW30];2;0);[.AW30])" office:value-type="float" office:value="0">
            <text:p>0</text:p>
          </table:table-cell>
          <table:table-cell table:style-name="ACE-6" table:formula="of:=IF([$'abs'.AX30]&lt;2;COM.MICROSOFT.SWITCH([$'switches'.$A$1];1;POWER([$'ba'.AX30];2)-POWER([$'bb'.AX30];2)+[$'axi'.AX$1];0;[.AX30];2;0);[.AX30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1]&lt;2;COM.MICROSOFT.SWITCH([$'switches'.$A$1];1;POWER([$'ba'.B31];2)-POWER([$'bb'.B31];2)+[$'axi'.B$1];0;[.B31];2;0);[.B31])" office:value-type="float" office:value="0">
            <text:p>0</text:p>
          </table:table-cell>
          <table:table-cell table:style-name="ACE-6" table:formula="of:=IF([$'abs'.C31]&lt;2;COM.MICROSOFT.SWITCH([$'switches'.$A$1];1;POWER([$'ba'.C31];2)-POWER([$'bb'.C31];2)+[$'axi'.C$1];0;[.C31];2;0);[.C31])" office:value-type="float" office:value="0">
            <text:p>0</text:p>
          </table:table-cell>
          <table:table-cell table:style-name="ACE-6" table:formula="of:=IF([$'abs'.D31]&lt;2;COM.MICROSOFT.SWITCH([$'switches'.$A$1];1;POWER([$'ba'.D31];2)-POWER([$'bb'.D31];2)+[$'axi'.D$1];0;[.D31];2;0);[.D31])" office:value-type="float" office:value="0">
            <text:p>0</text:p>
          </table:table-cell>
          <table:table-cell table:style-name="ACE-6" table:formula="of:=IF([$'abs'.E31]&lt;2;COM.MICROSOFT.SWITCH([$'switches'.$A$1];1;POWER([$'ba'.E31];2)-POWER([$'bb'.E31];2)+[$'axi'.E$1];0;[.E31];2;0);[.E31])" office:value-type="float" office:value="0">
            <text:p>0</text:p>
          </table:table-cell>
          <table:table-cell table:style-name="ACE-6" table:formula="of:=IF([$'abs'.F31]&lt;2;COM.MICROSOFT.SWITCH([$'switches'.$A$1];1;POWER([$'ba'.F31];2)-POWER([$'bb'.F31];2)+[$'axi'.F$1];0;[.F31];2;0);[.F31])" office:value-type="float" office:value="0">
            <text:p>0</text:p>
          </table:table-cell>
          <table:table-cell table:style-name="ACE-6" table:formula="of:=IF([$'abs'.G31]&lt;2;COM.MICROSOFT.SWITCH([$'switches'.$A$1];1;POWER([$'ba'.G31];2)-POWER([$'bb'.G31];2)+[$'axi'.G$1];0;[.G31];2;0);[.G31])" office:value-type="float" office:value="0">
            <text:p>0</text:p>
          </table:table-cell>
          <table:table-cell table:style-name="ACE-6" table:formula="of:=IF([$'abs'.H31]&lt;2;COM.MICROSOFT.SWITCH([$'switches'.$A$1];1;POWER([$'ba'.H31];2)-POWER([$'bb'.H31];2)+[$'axi'.H$1];0;[.H31];2;0);[.H31])" office:value-type="float" office:value="0">
            <text:p>0</text:p>
          </table:table-cell>
          <table:table-cell table:style-name="ACE-6" table:formula="of:=IF([$'abs'.I31]&lt;2;COM.MICROSOFT.SWITCH([$'switches'.$A$1];1;POWER([$'ba'.I31];2)-POWER([$'bb'.I31];2)+[$'axi'.I$1];0;[.I31];2;0);[.I31])" office:value-type="float" office:value="0">
            <text:p>0</text:p>
          </table:table-cell>
          <table:table-cell table:style-name="ACE-6" table:formula="of:=IF([$'abs'.J31]&lt;2;COM.MICROSOFT.SWITCH([$'switches'.$A$1];1;POWER([$'ba'.J31];2)-POWER([$'bb'.J31];2)+[$'axi'.J$1];0;[.J31];2;0);[.J31])" office:value-type="float" office:value="0">
            <text:p>0</text:p>
          </table:table-cell>
          <table:table-cell table:style-name="ACE-6" table:formula="of:=IF([$'abs'.K31]&lt;2;COM.MICROSOFT.SWITCH([$'switches'.$A$1];1;POWER([$'ba'.K31];2)-POWER([$'bb'.K31];2)+[$'axi'.K$1];0;[.K31];2;0);[.K31])" office:value-type="float" office:value="0">
            <text:p>0</text:p>
          </table:table-cell>
          <table:table-cell table:style-name="ACE-6" table:formula="of:=IF([$'abs'.L31]&lt;2;COM.MICROSOFT.SWITCH([$'switches'.$A$1];1;POWER([$'ba'.L31];2)-POWER([$'bb'.L31];2)+[$'axi'.L$1];0;[.L31];2;0);[.L31])" office:value-type="float" office:value="0">
            <text:p>0</text:p>
          </table:table-cell>
          <table:table-cell table:style-name="ACE-6" table:formula="of:=IF([$'abs'.M31]&lt;2;COM.MICROSOFT.SWITCH([$'switches'.$A$1];1;POWER([$'ba'.M31];2)-POWER([$'bb'.M31];2)+[$'axi'.M$1];0;[.M31];2;0);[.M31])" office:value-type="float" office:value="0">
            <text:p>0</text:p>
          </table:table-cell>
          <table:table-cell table:style-name="ACE-6" table:formula="of:=IF([$'abs'.N31]&lt;2;COM.MICROSOFT.SWITCH([$'switches'.$A$1];1;POWER([$'ba'.N31];2)-POWER([$'bb'.N31];2)+[$'axi'.N$1];0;[.N31];2;0);[.N31])" office:value-type="float" office:value="0">
            <text:p>0</text:p>
          </table:table-cell>
          <table:table-cell table:style-name="ACE-6" table:formula="of:=IF([$'abs'.O31]&lt;2;COM.MICROSOFT.SWITCH([$'switches'.$A$1];1;POWER([$'ba'.O31];2)-POWER([$'bb'.O31];2)+[$'axi'.O$1];0;[.O31];2;0);[.O31])" office:value-type="float" office:value="0">
            <text:p>0</text:p>
          </table:table-cell>
          <table:table-cell table:style-name="ACE-6" table:formula="of:=IF([$'abs'.P31]&lt;2;COM.MICROSOFT.SWITCH([$'switches'.$A$1];1;POWER([$'ba'.P31];2)-POWER([$'bb'.P31];2)+[$'axi'.P$1];0;[.P31];2;0);[.P31])" office:value-type="float" office:value="0">
            <text:p>0</text:p>
          </table:table-cell>
          <table:table-cell table:style-name="ACE-6" table:formula="of:=IF([$'abs'.Q31]&lt;2;COM.MICROSOFT.SWITCH([$'switches'.$A$1];1;POWER([$'ba'.Q31];2)-POWER([$'bb'.Q31];2)+[$'axi'.Q$1];0;[.Q31];2;0);[.Q31])" office:value-type="float" office:value="0">
            <text:p>0</text:p>
          </table:table-cell>
          <table:table-cell table:style-name="ACE-6" table:formula="of:=IF([$'abs'.R31]&lt;2;COM.MICROSOFT.SWITCH([$'switches'.$A$1];1;POWER([$'ba'.R31];2)-POWER([$'bb'.R31];2)+[$'axi'.R$1];0;[.R31];2;0);[.R31])" office:value-type="float" office:value="0">
            <text:p>0</text:p>
          </table:table-cell>
          <table:table-cell table:style-name="ACE-6" table:formula="of:=IF([$'abs'.S31]&lt;2;COM.MICROSOFT.SWITCH([$'switches'.$A$1];1;POWER([$'ba'.S31];2)-POWER([$'bb'.S31];2)+[$'axi'.S$1];0;[.S31];2;0);[.S31])" office:value-type="float" office:value="0">
            <text:p>0</text:p>
          </table:table-cell>
          <table:table-cell table:style-name="ACE-6" table:formula="of:=IF([$'abs'.T31]&lt;2;COM.MICROSOFT.SWITCH([$'switches'.$A$1];1;POWER([$'ba'.T31];2)-POWER([$'bb'.T31];2)+[$'axi'.T$1];0;[.T31];2;0);[.T31])" office:value-type="float" office:value="0">
            <text:p>0</text:p>
          </table:table-cell>
          <table:table-cell table:style-name="ACE-6" table:formula="of:=IF([$'abs'.U31]&lt;2;COM.MICROSOFT.SWITCH([$'switches'.$A$1];1;POWER([$'ba'.U31];2)-POWER([$'bb'.U31];2)+[$'axi'.U$1];0;[.U31];2;0);[.U31])" office:value-type="float" office:value="0">
            <text:p>0</text:p>
          </table:table-cell>
          <table:table-cell table:style-name="ACE-6" table:formula="of:=IF([$'abs'.V31]&lt;2;COM.MICROSOFT.SWITCH([$'switches'.$A$1];1;POWER([$'ba'.V31];2)-POWER([$'bb'.V31];2)+[$'axi'.V$1];0;[.V31];2;0);[.V31])" office:value-type="float" office:value="0">
            <text:p>0</text:p>
          </table:table-cell>
          <table:table-cell table:style-name="ACE-6" table:formula="of:=IF([$'abs'.W31]&lt;2;COM.MICROSOFT.SWITCH([$'switches'.$A$1];1;POWER([$'ba'.W31];2)-POWER([$'bb'.W31];2)+[$'axi'.W$1];0;[.W31];2;0);[.W31])" office:value-type="float" office:value="0">
            <text:p>0</text:p>
          </table:table-cell>
          <table:table-cell table:style-name="ACE-6" table:formula="of:=IF([$'abs'.X31]&lt;2;COM.MICROSOFT.SWITCH([$'switches'.$A$1];1;POWER([$'ba'.X31];2)-POWER([$'bb'.X31];2)+[$'axi'.X$1];0;[.X31];2;0);[.X31])" office:value-type="float" office:value="0">
            <text:p>0</text:p>
          </table:table-cell>
          <table:table-cell table:style-name="ACE-6" table:formula="of:=IF([$'abs'.Y31]&lt;2;COM.MICROSOFT.SWITCH([$'switches'.$A$1];1;POWER([$'ba'.Y31];2)-POWER([$'bb'.Y31];2)+[$'axi'.Y$1];0;[.Y31];2;0);[.Y31])" office:value-type="float" office:value="0">
            <text:p>0</text:p>
          </table:table-cell>
          <table:table-cell table:style-name="ACE-6" table:formula="of:=IF([$'abs'.Z31]&lt;2;COM.MICROSOFT.SWITCH([$'switches'.$A$1];1;POWER([$'ba'.Z31];2)-POWER([$'bb'.Z31];2)+[$'axi'.Z$1];0;[.Z31];2;0);[.Z31])" office:value-type="float" office:value="0">
            <text:p>0</text:p>
          </table:table-cell>
          <table:table-cell table:style-name="ACE-6" table:formula="of:=IF([$'abs'.AA31]&lt;2;COM.MICROSOFT.SWITCH([$'switches'.$A$1];1;POWER([$'ba'.AA31];2)-POWER([$'bb'.AA31];2)+[$'axi'.AA$1];0;[.AA31];2;0);[.AA31])" office:value-type="float" office:value="0">
            <text:p>0</text:p>
          </table:table-cell>
          <table:table-cell table:style-name="ACE-6" table:formula="of:=IF([$'abs'.AB31]&lt;2;COM.MICROSOFT.SWITCH([$'switches'.$A$1];1;POWER([$'ba'.AB31];2)-POWER([$'bb'.AB31];2)+[$'axi'.AB$1];0;[.AB31];2;0);[.AB31])" office:value-type="float" office:value="0">
            <text:p>0</text:p>
          </table:table-cell>
          <table:table-cell table:style-name="ACE-6" table:formula="of:=IF([$'abs'.AC31]&lt;2;COM.MICROSOFT.SWITCH([$'switches'.$A$1];1;POWER([$'ba'.AC31];2)-POWER([$'bb'.AC31];2)+[$'axi'.AC$1];0;[.AC31];2;0);[.AC31])" office:value-type="float" office:value="0">
            <text:p>0</text:p>
          </table:table-cell>
          <table:table-cell table:style-name="ACE-6" table:formula="of:=IF([$'abs'.AD31]&lt;2;COM.MICROSOFT.SWITCH([$'switches'.$A$1];1;POWER([$'ba'.AD31];2)-POWER([$'bb'.AD31];2)+[$'axi'.AD$1];0;[.AD31];2;0);[.AD31])" office:value-type="float" office:value="0">
            <text:p>0</text:p>
          </table:table-cell>
          <table:table-cell table:style-name="ACE-6" table:formula="of:=IF([$'abs'.AE31]&lt;2;COM.MICROSOFT.SWITCH([$'switches'.$A$1];1;POWER([$'ba'.AE31];2)-POWER([$'bb'.AE31];2)+[$'axi'.AE$1];0;[.AE31];2;0);[.AE31])" office:value-type="float" office:value="0">
            <text:p>0</text:p>
          </table:table-cell>
          <table:table-cell table:style-name="ACE-6" table:formula="of:=IF([$'abs'.AF31]&lt;2;COM.MICROSOFT.SWITCH([$'switches'.$A$1];1;POWER([$'ba'.AF31];2)-POWER([$'bb'.AF31];2)+[$'axi'.AF$1];0;[.AF31];2;0);[.AF31])" office:value-type="float" office:value="0">
            <text:p>0</text:p>
          </table:table-cell>
          <table:table-cell table:style-name="ACE-6" table:formula="of:=IF([$'abs'.AG31]&lt;2;COM.MICROSOFT.SWITCH([$'switches'.$A$1];1;POWER([$'ba'.AG31];2)-POWER([$'bb'.AG31];2)+[$'axi'.AG$1];0;[.AG31];2;0);[.AG31])" office:value-type="float" office:value="0">
            <text:p>0</text:p>
          </table:table-cell>
          <table:table-cell table:style-name="ACE-6" table:formula="of:=IF([$'abs'.AH31]&lt;2;COM.MICROSOFT.SWITCH([$'switches'.$A$1];1;POWER([$'ba'.AH31];2)-POWER([$'bb'.AH31];2)+[$'axi'.AH$1];0;[.AH31];2;0);[.AH31])" office:value-type="float" office:value="0">
            <text:p>0</text:p>
          </table:table-cell>
          <table:table-cell table:style-name="ACE-6" table:formula="of:=IF([$'abs'.AI31]&lt;2;COM.MICROSOFT.SWITCH([$'switches'.$A$1];1;POWER([$'ba'.AI31];2)-POWER([$'bb'.AI31];2)+[$'axi'.AI$1];0;[.AI31];2;0);[.AI31])" office:value-type="float" office:value="0">
            <text:p>0</text:p>
          </table:table-cell>
          <table:table-cell table:style-name="ACE-6" table:formula="of:=IF([$'abs'.AJ31]&lt;2;COM.MICROSOFT.SWITCH([$'switches'.$A$1];1;POWER([$'ba'.AJ31];2)-POWER([$'bb'.AJ31];2)+[$'axi'.AJ$1];0;[.AJ31];2;0);[.AJ31])" office:value-type="float" office:value="0">
            <text:p>0</text:p>
          </table:table-cell>
          <table:table-cell table:style-name="ACE-6" table:formula="of:=IF([$'abs'.AK31]&lt;2;COM.MICROSOFT.SWITCH([$'switches'.$A$1];1;POWER([$'ba'.AK31];2)-POWER([$'bb'.AK31];2)+[$'axi'.AK$1];0;[.AK31];2;0);[.AK31])" office:value-type="float" office:value="0">
            <text:p>0</text:p>
          </table:table-cell>
          <table:table-cell table:style-name="ACE-6" table:formula="of:=IF([$'abs'.AL31]&lt;2;COM.MICROSOFT.SWITCH([$'switches'.$A$1];1;POWER([$'ba'.AL31];2)-POWER([$'bb'.AL31];2)+[$'axi'.AL$1];0;[.AL31];2;0);[.AL31])" office:value-type="float" office:value="0">
            <text:p>0</text:p>
          </table:table-cell>
          <table:table-cell table:style-name="ACE-6" table:formula="of:=IF([$'abs'.AM31]&lt;2;COM.MICROSOFT.SWITCH([$'switches'.$A$1];1;POWER([$'ba'.AM31];2)-POWER([$'bb'.AM31];2)+[$'axi'.AM$1];0;[.AM31];2;0);[.AM31])" office:value-type="float" office:value="0">
            <text:p>0</text:p>
          </table:table-cell>
          <table:table-cell table:style-name="ACE-6" table:formula="of:=IF([$'abs'.AN31]&lt;2;COM.MICROSOFT.SWITCH([$'switches'.$A$1];1;POWER([$'ba'.AN31];2)-POWER([$'bb'.AN31];2)+[$'axi'.AN$1];0;[.AN31];2;0);[.AN31])" office:value-type="float" office:value="0">
            <text:p>0</text:p>
          </table:table-cell>
          <table:table-cell table:style-name="ACE-6" table:formula="of:=IF([$'abs'.AO31]&lt;2;COM.MICROSOFT.SWITCH([$'switches'.$A$1];1;POWER([$'ba'.AO31];2)-POWER([$'bb'.AO31];2)+[$'axi'.AO$1];0;[.AO31];2;0);[.AO31])" office:value-type="float" office:value="0">
            <text:p>0</text:p>
          </table:table-cell>
          <table:table-cell table:style-name="ACE-6" table:formula="of:=IF([$'abs'.AP31]&lt;2;COM.MICROSOFT.SWITCH([$'switches'.$A$1];1;POWER([$'ba'.AP31];2)-POWER([$'bb'.AP31];2)+[$'axi'.AP$1];0;[.AP31];2;0);[.AP31])" office:value-type="float" office:value="0">
            <text:p>0</text:p>
          </table:table-cell>
          <table:table-cell table:style-name="ACE-6" table:formula="of:=IF([$'abs'.AQ31]&lt;2;COM.MICROSOFT.SWITCH([$'switches'.$A$1];1;POWER([$'ba'.AQ31];2)-POWER([$'bb'.AQ31];2)+[$'axi'.AQ$1];0;[.AQ31];2;0);[.AQ31])" office:value-type="float" office:value="0">
            <text:p>0</text:p>
          </table:table-cell>
          <table:table-cell table:style-name="ACE-6" table:formula="of:=IF([$'abs'.AR31]&lt;2;COM.MICROSOFT.SWITCH([$'switches'.$A$1];1;POWER([$'ba'.AR31];2)-POWER([$'bb'.AR31];2)+[$'axi'.AR$1];0;[.AR31];2;0);[.AR31])" office:value-type="float" office:value="0">
            <text:p>0</text:p>
          </table:table-cell>
          <table:table-cell table:style-name="ACE-6" table:formula="of:=IF([$'abs'.AS31]&lt;2;COM.MICROSOFT.SWITCH([$'switches'.$A$1];1;POWER([$'ba'.AS31];2)-POWER([$'bb'.AS31];2)+[$'axi'.AS$1];0;[.AS31];2;0);[.AS31])" office:value-type="float" office:value="0">
            <text:p>0</text:p>
          </table:table-cell>
          <table:table-cell table:style-name="ACE-6" table:formula="of:=IF([$'abs'.AT31]&lt;2;COM.MICROSOFT.SWITCH([$'switches'.$A$1];1;POWER([$'ba'.AT31];2)-POWER([$'bb'.AT31];2)+[$'axi'.AT$1];0;[.AT31];2;0);[.AT31])" office:value-type="float" office:value="0">
            <text:p>0</text:p>
          </table:table-cell>
          <table:table-cell table:style-name="ACE-6" table:formula="of:=IF([$'abs'.AU31]&lt;2;COM.MICROSOFT.SWITCH([$'switches'.$A$1];1;POWER([$'ba'.AU31];2)-POWER([$'bb'.AU31];2)+[$'axi'.AU$1];0;[.AU31];2;0);[.AU31])" office:value-type="float" office:value="0">
            <text:p>0</text:p>
          </table:table-cell>
          <table:table-cell table:style-name="ACE-6" table:formula="of:=IF([$'abs'.AV31]&lt;2;COM.MICROSOFT.SWITCH([$'switches'.$A$1];1;POWER([$'ba'.AV31];2)-POWER([$'bb'.AV31];2)+[$'axi'.AV$1];0;[.AV31];2;0);[.AV31])" office:value-type="float" office:value="0">
            <text:p>0</text:p>
          </table:table-cell>
          <table:table-cell table:style-name="ACE-6" table:formula="of:=IF([$'abs'.AW31]&lt;2;COM.MICROSOFT.SWITCH([$'switches'.$A$1];1;POWER([$'ba'.AW31];2)-POWER([$'bb'.AW31];2)+[$'axi'.AW$1];0;[.AW31];2;0);[.AW31])" office:value-type="float" office:value="0">
            <text:p>0</text:p>
          </table:table-cell>
          <table:table-cell table:style-name="ACE-6" table:formula="of:=IF([$'abs'.AX31]&lt;2;COM.MICROSOFT.SWITCH([$'switches'.$A$1];1;POWER([$'ba'.AX31];2)-POWER([$'bb'.AX31];2)+[$'axi'.AX$1];0;[.AX31];2;0);[.AX31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2]&lt;2;COM.MICROSOFT.SWITCH([$'switches'.$A$1];1;POWER([$'ba'.B32];2)-POWER([$'bb'.B32];2)+[$'axi'.B$1];0;[.B32];2;0);[.B32])" office:value-type="float" office:value="0">
            <text:p>0</text:p>
          </table:table-cell>
          <table:table-cell table:style-name="ACE-6" table:formula="of:=IF([$'abs'.C32]&lt;2;COM.MICROSOFT.SWITCH([$'switches'.$A$1];1;POWER([$'ba'.C32];2)-POWER([$'bb'.C32];2)+[$'axi'.C$1];0;[.C32];2;0);[.C32])" office:value-type="float" office:value="0">
            <text:p>0</text:p>
          </table:table-cell>
          <table:table-cell table:style-name="ACE-6" table:formula="of:=IF([$'abs'.D32]&lt;2;COM.MICROSOFT.SWITCH([$'switches'.$A$1];1;POWER([$'ba'.D32];2)-POWER([$'bb'.D32];2)+[$'axi'.D$1];0;[.D32];2;0);[.D32])" office:value-type="float" office:value="0">
            <text:p>0</text:p>
          </table:table-cell>
          <table:table-cell table:style-name="ACE-6" table:formula="of:=IF([$'abs'.E32]&lt;2;COM.MICROSOFT.SWITCH([$'switches'.$A$1];1;POWER([$'ba'.E32];2)-POWER([$'bb'.E32];2)+[$'axi'.E$1];0;[.E32];2;0);[.E32])" office:value-type="float" office:value="0">
            <text:p>0</text:p>
          </table:table-cell>
          <table:table-cell table:style-name="ACE-6" table:formula="of:=IF([$'abs'.F32]&lt;2;COM.MICROSOFT.SWITCH([$'switches'.$A$1];1;POWER([$'ba'.F32];2)-POWER([$'bb'.F32];2)+[$'axi'.F$1];0;[.F32];2;0);[.F32])" office:value-type="float" office:value="0">
            <text:p>0</text:p>
          </table:table-cell>
          <table:table-cell table:style-name="ACE-6" table:formula="of:=IF([$'abs'.G32]&lt;2;COM.MICROSOFT.SWITCH([$'switches'.$A$1];1;POWER([$'ba'.G32];2)-POWER([$'bb'.G32];2)+[$'axi'.G$1];0;[.G32];2;0);[.G32])" office:value-type="float" office:value="0">
            <text:p>0</text:p>
          </table:table-cell>
          <table:table-cell table:style-name="ACE-6" table:formula="of:=IF([$'abs'.H32]&lt;2;COM.MICROSOFT.SWITCH([$'switches'.$A$1];1;POWER([$'ba'.H32];2)-POWER([$'bb'.H32];2)+[$'axi'.H$1];0;[.H32];2;0);[.H32])" office:value-type="float" office:value="0">
            <text:p>0</text:p>
          </table:table-cell>
          <table:table-cell table:style-name="ACE-6" table:formula="of:=IF([$'abs'.I32]&lt;2;COM.MICROSOFT.SWITCH([$'switches'.$A$1];1;POWER([$'ba'.I32];2)-POWER([$'bb'.I32];2)+[$'axi'.I$1];0;[.I32];2;0);[.I32])" office:value-type="float" office:value="0">
            <text:p>0</text:p>
          </table:table-cell>
          <table:table-cell table:style-name="ACE-6" table:formula="of:=IF([$'abs'.J32]&lt;2;COM.MICROSOFT.SWITCH([$'switches'.$A$1];1;POWER([$'ba'.J32];2)-POWER([$'bb'.J32];2)+[$'axi'.J$1];0;[.J32];2;0);[.J32])" office:value-type="float" office:value="0">
            <text:p>0</text:p>
          </table:table-cell>
          <table:table-cell table:style-name="ACE-6" table:formula="of:=IF([$'abs'.K32]&lt;2;COM.MICROSOFT.SWITCH([$'switches'.$A$1];1;POWER([$'ba'.K32];2)-POWER([$'bb'.K32];2)+[$'axi'.K$1];0;[.K32];2;0);[.K32])" office:value-type="float" office:value="0">
            <text:p>0</text:p>
          </table:table-cell>
          <table:table-cell table:style-name="ACE-6" table:formula="of:=IF([$'abs'.L32]&lt;2;COM.MICROSOFT.SWITCH([$'switches'.$A$1];1;POWER([$'ba'.L32];2)-POWER([$'bb'.L32];2)+[$'axi'.L$1];0;[.L32];2;0);[.L32])" office:value-type="float" office:value="0">
            <text:p>0</text:p>
          </table:table-cell>
          <table:table-cell table:style-name="ACE-6" table:formula="of:=IF([$'abs'.M32]&lt;2;COM.MICROSOFT.SWITCH([$'switches'.$A$1];1;POWER([$'ba'.M32];2)-POWER([$'bb'.M32];2)+[$'axi'.M$1];0;[.M32];2;0);[.M32])" office:value-type="float" office:value="0">
            <text:p>0</text:p>
          </table:table-cell>
          <table:table-cell table:style-name="ACE-6" table:formula="of:=IF([$'abs'.N32]&lt;2;COM.MICROSOFT.SWITCH([$'switches'.$A$1];1;POWER([$'ba'.N32];2)-POWER([$'bb'.N32];2)+[$'axi'.N$1];0;[.N32];2;0);[.N32])" office:value-type="float" office:value="0">
            <text:p>0</text:p>
          </table:table-cell>
          <table:table-cell table:style-name="ACE-6" table:formula="of:=IF([$'abs'.O32]&lt;2;COM.MICROSOFT.SWITCH([$'switches'.$A$1];1;POWER([$'ba'.O32];2)-POWER([$'bb'.O32];2)+[$'axi'.O$1];0;[.O32];2;0);[.O32])" office:value-type="float" office:value="0">
            <text:p>0</text:p>
          </table:table-cell>
          <table:table-cell table:style-name="ACE-6" table:formula="of:=IF([$'abs'.P32]&lt;2;COM.MICROSOFT.SWITCH([$'switches'.$A$1];1;POWER([$'ba'.P32];2)-POWER([$'bb'.P32];2)+[$'axi'.P$1];0;[.P32];2;0);[.P32])" office:value-type="float" office:value="0">
            <text:p>0</text:p>
          </table:table-cell>
          <table:table-cell table:style-name="ACE-6" table:formula="of:=IF([$'abs'.Q32]&lt;2;COM.MICROSOFT.SWITCH([$'switches'.$A$1];1;POWER([$'ba'.Q32];2)-POWER([$'bb'.Q32];2)+[$'axi'.Q$1];0;[.Q32];2;0);[.Q32])" office:value-type="float" office:value="0">
            <text:p>0</text:p>
          </table:table-cell>
          <table:table-cell table:style-name="ACE-6" table:formula="of:=IF([$'abs'.R32]&lt;2;COM.MICROSOFT.SWITCH([$'switches'.$A$1];1;POWER([$'ba'.R32];2)-POWER([$'bb'.R32];2)+[$'axi'.R$1];0;[.R32];2;0);[.R32])" office:value-type="float" office:value="0">
            <text:p>0</text:p>
          </table:table-cell>
          <table:table-cell table:style-name="ACE-6" table:formula="of:=IF([$'abs'.S32]&lt;2;COM.MICROSOFT.SWITCH([$'switches'.$A$1];1;POWER([$'ba'.S32];2)-POWER([$'bb'.S32];2)+[$'axi'.S$1];0;[.S32];2;0);[.S32])" office:value-type="float" office:value="0">
            <text:p>0</text:p>
          </table:table-cell>
          <table:table-cell table:style-name="ACE-6" table:formula="of:=IF([$'abs'.T32]&lt;2;COM.MICROSOFT.SWITCH([$'switches'.$A$1];1;POWER([$'ba'.T32];2)-POWER([$'bb'.T32];2)+[$'axi'.T$1];0;[.T32];2;0);[.T32])" office:value-type="float" office:value="0">
            <text:p>0</text:p>
          </table:table-cell>
          <table:table-cell table:style-name="ACE-6" table:formula="of:=IF([$'abs'.U32]&lt;2;COM.MICROSOFT.SWITCH([$'switches'.$A$1];1;POWER([$'ba'.U32];2)-POWER([$'bb'.U32];2)+[$'axi'.U$1];0;[.U32];2;0);[.U32])" office:value-type="float" office:value="0">
            <text:p>0</text:p>
          </table:table-cell>
          <table:table-cell table:style-name="ACE-6" table:formula="of:=IF([$'abs'.V32]&lt;2;COM.MICROSOFT.SWITCH([$'switches'.$A$1];1;POWER([$'ba'.V32];2)-POWER([$'bb'.V32];2)+[$'axi'.V$1];0;[.V32];2;0);[.V32])" office:value-type="float" office:value="0">
            <text:p>0</text:p>
          </table:table-cell>
          <table:table-cell table:style-name="ACE-6" table:formula="of:=IF([$'abs'.W32]&lt;2;COM.MICROSOFT.SWITCH([$'switches'.$A$1];1;POWER([$'ba'.W32];2)-POWER([$'bb'.W32];2)+[$'axi'.W$1];0;[.W32];2;0);[.W32])" office:value-type="float" office:value="0">
            <text:p>0</text:p>
          </table:table-cell>
          <table:table-cell table:style-name="ACE-6" table:formula="of:=IF([$'abs'.X32]&lt;2;COM.MICROSOFT.SWITCH([$'switches'.$A$1];1;POWER([$'ba'.X32];2)-POWER([$'bb'.X32];2)+[$'axi'.X$1];0;[.X32];2;0);[.X32])" office:value-type="float" office:value="0">
            <text:p>0</text:p>
          </table:table-cell>
          <table:table-cell table:style-name="ACE-6" table:formula="of:=IF([$'abs'.Y32]&lt;2;COM.MICROSOFT.SWITCH([$'switches'.$A$1];1;POWER([$'ba'.Y32];2)-POWER([$'bb'.Y32];2)+[$'axi'.Y$1];0;[.Y32];2;0);[.Y32])" office:value-type="float" office:value="0">
            <text:p>0</text:p>
          </table:table-cell>
          <table:table-cell table:style-name="ACE-6" table:formula="of:=IF([$'abs'.Z32]&lt;2;COM.MICROSOFT.SWITCH([$'switches'.$A$1];1;POWER([$'ba'.Z32];2)-POWER([$'bb'.Z32];2)+[$'axi'.Z$1];0;[.Z32];2;0);[.Z32])" office:value-type="float" office:value="0">
            <text:p>0</text:p>
          </table:table-cell>
          <table:table-cell table:style-name="ACE-6" table:formula="of:=IF([$'abs'.AA32]&lt;2;COM.MICROSOFT.SWITCH([$'switches'.$A$1];1;POWER([$'ba'.AA32];2)-POWER([$'bb'.AA32];2)+[$'axi'.AA$1];0;[.AA32];2;0);[.AA32])" office:value-type="float" office:value="0">
            <text:p>0</text:p>
          </table:table-cell>
          <table:table-cell table:style-name="ACE-6" table:formula="of:=IF([$'abs'.AB32]&lt;2;COM.MICROSOFT.SWITCH([$'switches'.$A$1];1;POWER([$'ba'.AB32];2)-POWER([$'bb'.AB32];2)+[$'axi'.AB$1];0;[.AB32];2;0);[.AB32])" office:value-type="float" office:value="0">
            <text:p>0</text:p>
          </table:table-cell>
          <table:table-cell table:style-name="ACE-6" table:formula="of:=IF([$'abs'.AC32]&lt;2;COM.MICROSOFT.SWITCH([$'switches'.$A$1];1;POWER([$'ba'.AC32];2)-POWER([$'bb'.AC32];2)+[$'axi'.AC$1];0;[.AC32];2;0);[.AC32])" office:value-type="float" office:value="0">
            <text:p>0</text:p>
          </table:table-cell>
          <table:table-cell table:style-name="ACE-6" table:formula="of:=IF([$'abs'.AD32]&lt;2;COM.MICROSOFT.SWITCH([$'switches'.$A$1];1;POWER([$'ba'.AD32];2)-POWER([$'bb'.AD32];2)+[$'axi'.AD$1];0;[.AD32];2;0);[.AD32])" office:value-type="float" office:value="0">
            <text:p>0</text:p>
          </table:table-cell>
          <table:table-cell table:style-name="ACE-6" table:formula="of:=IF([$'abs'.AE32]&lt;2;COM.MICROSOFT.SWITCH([$'switches'.$A$1];1;POWER([$'ba'.AE32];2)-POWER([$'bb'.AE32];2)+[$'axi'.AE$1];0;[.AE32];2;0);[.AE32])" office:value-type="float" office:value="0">
            <text:p>0</text:p>
          </table:table-cell>
          <table:table-cell table:style-name="ACE-6" table:formula="of:=IF([$'abs'.AF32]&lt;2;COM.MICROSOFT.SWITCH([$'switches'.$A$1];1;POWER([$'ba'.AF32];2)-POWER([$'bb'.AF32];2)+[$'axi'.AF$1];0;[.AF32];2;0);[.AF32])" office:value-type="float" office:value="0">
            <text:p>0</text:p>
          </table:table-cell>
          <table:table-cell table:style-name="ACE-6" table:formula="of:=IF([$'abs'.AG32]&lt;2;COM.MICROSOFT.SWITCH([$'switches'.$A$1];1;POWER([$'ba'.AG32];2)-POWER([$'bb'.AG32];2)+[$'axi'.AG$1];0;[.AG32];2;0);[.AG32])" office:value-type="float" office:value="0">
            <text:p>0</text:p>
          </table:table-cell>
          <table:table-cell table:style-name="ACE-6" table:formula="of:=IF([$'abs'.AH32]&lt;2;COM.MICROSOFT.SWITCH([$'switches'.$A$1];1;POWER([$'ba'.AH32];2)-POWER([$'bb'.AH32];2)+[$'axi'.AH$1];0;[.AH32];2;0);[.AH32])" office:value-type="float" office:value="0">
            <text:p>0</text:p>
          </table:table-cell>
          <table:table-cell table:style-name="ACE-6" table:formula="of:=IF([$'abs'.AI32]&lt;2;COM.MICROSOFT.SWITCH([$'switches'.$A$1];1;POWER([$'ba'.AI32];2)-POWER([$'bb'.AI32];2)+[$'axi'.AI$1];0;[.AI32];2;0);[.AI32])" office:value-type="float" office:value="0">
            <text:p>0</text:p>
          </table:table-cell>
          <table:table-cell table:style-name="ACE-6" table:formula="of:=IF([$'abs'.AJ32]&lt;2;COM.MICROSOFT.SWITCH([$'switches'.$A$1];1;POWER([$'ba'.AJ32];2)-POWER([$'bb'.AJ32];2)+[$'axi'.AJ$1];0;[.AJ32];2;0);[.AJ32])" office:value-type="float" office:value="0">
            <text:p>0</text:p>
          </table:table-cell>
          <table:table-cell table:style-name="ACE-6" table:formula="of:=IF([$'abs'.AK32]&lt;2;COM.MICROSOFT.SWITCH([$'switches'.$A$1];1;POWER([$'ba'.AK32];2)-POWER([$'bb'.AK32];2)+[$'axi'.AK$1];0;[.AK32];2;0);[.AK32])" office:value-type="float" office:value="0">
            <text:p>0</text:p>
          </table:table-cell>
          <table:table-cell table:style-name="ACE-6" table:formula="of:=IF([$'abs'.AL32]&lt;2;COM.MICROSOFT.SWITCH([$'switches'.$A$1];1;POWER([$'ba'.AL32];2)-POWER([$'bb'.AL32];2)+[$'axi'.AL$1];0;[.AL32];2;0);[.AL32])" office:value-type="float" office:value="0">
            <text:p>0</text:p>
          </table:table-cell>
          <table:table-cell table:style-name="ACE-6" table:formula="of:=IF([$'abs'.AM32]&lt;2;COM.MICROSOFT.SWITCH([$'switches'.$A$1];1;POWER([$'ba'.AM32];2)-POWER([$'bb'.AM32];2)+[$'axi'.AM$1];0;[.AM32];2;0);[.AM32])" office:value-type="float" office:value="0">
            <text:p>0</text:p>
          </table:table-cell>
          <table:table-cell table:style-name="ACE-6" table:formula="of:=IF([$'abs'.AN32]&lt;2;COM.MICROSOFT.SWITCH([$'switches'.$A$1];1;POWER([$'ba'.AN32];2)-POWER([$'bb'.AN32];2)+[$'axi'.AN$1];0;[.AN32];2;0);[.AN32])" office:value-type="float" office:value="0">
            <text:p>0</text:p>
          </table:table-cell>
          <table:table-cell table:style-name="ACE-6" table:formula="of:=IF([$'abs'.AO32]&lt;2;COM.MICROSOFT.SWITCH([$'switches'.$A$1];1;POWER([$'ba'.AO32];2)-POWER([$'bb'.AO32];2)+[$'axi'.AO$1];0;[.AO32];2;0);[.AO32])" office:value-type="float" office:value="0">
            <text:p>0</text:p>
          </table:table-cell>
          <table:table-cell table:style-name="ACE-6" table:formula="of:=IF([$'abs'.AP32]&lt;2;COM.MICROSOFT.SWITCH([$'switches'.$A$1];1;POWER([$'ba'.AP32];2)-POWER([$'bb'.AP32];2)+[$'axi'.AP$1];0;[.AP32];2;0);[.AP32])" office:value-type="float" office:value="0">
            <text:p>0</text:p>
          </table:table-cell>
          <table:table-cell table:style-name="ACE-6" table:formula="of:=IF([$'abs'.AQ32]&lt;2;COM.MICROSOFT.SWITCH([$'switches'.$A$1];1;POWER([$'ba'.AQ32];2)-POWER([$'bb'.AQ32];2)+[$'axi'.AQ$1];0;[.AQ32];2;0);[.AQ32])" office:value-type="float" office:value="0">
            <text:p>0</text:p>
          </table:table-cell>
          <table:table-cell table:style-name="ACE-6" table:formula="of:=IF([$'abs'.AR32]&lt;2;COM.MICROSOFT.SWITCH([$'switches'.$A$1];1;POWER([$'ba'.AR32];2)-POWER([$'bb'.AR32];2)+[$'axi'.AR$1];0;[.AR32];2;0);[.AR32])" office:value-type="float" office:value="0">
            <text:p>0</text:p>
          </table:table-cell>
          <table:table-cell table:style-name="ACE-6" table:formula="of:=IF([$'abs'.AS32]&lt;2;COM.MICROSOFT.SWITCH([$'switches'.$A$1];1;POWER([$'ba'.AS32];2)-POWER([$'bb'.AS32];2)+[$'axi'.AS$1];0;[.AS32];2;0);[.AS32])" office:value-type="float" office:value="0">
            <text:p>0</text:p>
          </table:table-cell>
          <table:table-cell table:style-name="ACE-6" table:formula="of:=IF([$'abs'.AT32]&lt;2;COM.MICROSOFT.SWITCH([$'switches'.$A$1];1;POWER([$'ba'.AT32];2)-POWER([$'bb'.AT32];2)+[$'axi'.AT$1];0;[.AT32];2;0);[.AT32])" office:value-type="float" office:value="0">
            <text:p>0</text:p>
          </table:table-cell>
          <table:table-cell table:style-name="ACE-6" table:formula="of:=IF([$'abs'.AU32]&lt;2;COM.MICROSOFT.SWITCH([$'switches'.$A$1];1;POWER([$'ba'.AU32];2)-POWER([$'bb'.AU32];2)+[$'axi'.AU$1];0;[.AU32];2;0);[.AU32])" office:value-type="float" office:value="0">
            <text:p>0</text:p>
          </table:table-cell>
          <table:table-cell table:style-name="ACE-6" table:formula="of:=IF([$'abs'.AV32]&lt;2;COM.MICROSOFT.SWITCH([$'switches'.$A$1];1;POWER([$'ba'.AV32];2)-POWER([$'bb'.AV32];2)+[$'axi'.AV$1];0;[.AV32];2;0);[.AV32])" office:value-type="float" office:value="0">
            <text:p>0</text:p>
          </table:table-cell>
          <table:table-cell table:style-name="ACE-6" table:formula="of:=IF([$'abs'.AW32]&lt;2;COM.MICROSOFT.SWITCH([$'switches'.$A$1];1;POWER([$'ba'.AW32];2)-POWER([$'bb'.AW32];2)+[$'axi'.AW$1];0;[.AW32];2;0);[.AW32])" office:value-type="float" office:value="0">
            <text:p>0</text:p>
          </table:table-cell>
          <table:table-cell table:style-name="ACE-6" table:formula="of:=IF([$'abs'.AX32]&lt;2;COM.MICROSOFT.SWITCH([$'switches'.$A$1];1;POWER([$'ba'.AX32];2)-POWER([$'bb'.AX32];2)+[$'axi'.AX$1];0;[.AX32];2;0);[.AX32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3]&lt;2;COM.MICROSOFT.SWITCH([$'switches'.$A$1];1;POWER([$'ba'.B33];2)-POWER([$'bb'.B33];2)+[$'axi'.B$1];0;[.B33];2;0);[.B33])" office:value-type="float" office:value="0">
            <text:p>0</text:p>
          </table:table-cell>
          <table:table-cell table:style-name="ACE-6" table:formula="of:=IF([$'abs'.C33]&lt;2;COM.MICROSOFT.SWITCH([$'switches'.$A$1];1;POWER([$'ba'.C33];2)-POWER([$'bb'.C33];2)+[$'axi'.C$1];0;[.C33];2;0);[.C33])" office:value-type="float" office:value="0">
            <text:p>0</text:p>
          </table:table-cell>
          <table:table-cell table:style-name="ACE-6" table:formula="of:=IF([$'abs'.D33]&lt;2;COM.MICROSOFT.SWITCH([$'switches'.$A$1];1;POWER([$'ba'.D33];2)-POWER([$'bb'.D33];2)+[$'axi'.D$1];0;[.D33];2;0);[.D33])" office:value-type="float" office:value="0">
            <text:p>0</text:p>
          </table:table-cell>
          <table:table-cell table:style-name="ACE-6" table:formula="of:=IF([$'abs'.E33]&lt;2;COM.MICROSOFT.SWITCH([$'switches'.$A$1];1;POWER([$'ba'.E33];2)-POWER([$'bb'.E33];2)+[$'axi'.E$1];0;[.E33];2;0);[.E33])" office:value-type="float" office:value="0">
            <text:p>0</text:p>
          </table:table-cell>
          <table:table-cell table:style-name="ACE-6" table:formula="of:=IF([$'abs'.F33]&lt;2;COM.MICROSOFT.SWITCH([$'switches'.$A$1];1;POWER([$'ba'.F33];2)-POWER([$'bb'.F33];2)+[$'axi'.F$1];0;[.F33];2;0);[.F33])" office:value-type="float" office:value="0">
            <text:p>0</text:p>
          </table:table-cell>
          <table:table-cell table:style-name="ACE-6" table:formula="of:=IF([$'abs'.G33]&lt;2;COM.MICROSOFT.SWITCH([$'switches'.$A$1];1;POWER([$'ba'.G33];2)-POWER([$'bb'.G33];2)+[$'axi'.G$1];0;[.G33];2;0);[.G33])" office:value-type="float" office:value="0">
            <text:p>0</text:p>
          </table:table-cell>
          <table:table-cell table:style-name="ACE-6" table:formula="of:=IF([$'abs'.H33]&lt;2;COM.MICROSOFT.SWITCH([$'switches'.$A$1];1;POWER([$'ba'.H33];2)-POWER([$'bb'.H33];2)+[$'axi'.H$1];0;[.H33];2;0);[.H33])" office:value-type="float" office:value="0">
            <text:p>0</text:p>
          </table:table-cell>
          <table:table-cell table:style-name="ACE-6" table:formula="of:=IF([$'abs'.I33]&lt;2;COM.MICROSOFT.SWITCH([$'switches'.$A$1];1;POWER([$'ba'.I33];2)-POWER([$'bb'.I33];2)+[$'axi'.I$1];0;[.I33];2;0);[.I33])" office:value-type="float" office:value="0">
            <text:p>0</text:p>
          </table:table-cell>
          <table:table-cell table:style-name="ACE-6" table:formula="of:=IF([$'abs'.J33]&lt;2;COM.MICROSOFT.SWITCH([$'switches'.$A$1];1;POWER([$'ba'.J33];2)-POWER([$'bb'.J33];2)+[$'axi'.J$1];0;[.J33];2;0);[.J33])" office:value-type="float" office:value="0">
            <text:p>0</text:p>
          </table:table-cell>
          <table:table-cell table:style-name="ACE-6" table:formula="of:=IF([$'abs'.K33]&lt;2;COM.MICROSOFT.SWITCH([$'switches'.$A$1];1;POWER([$'ba'.K33];2)-POWER([$'bb'.K33];2)+[$'axi'.K$1];0;[.K33];2;0);[.K33])" office:value-type="float" office:value="0">
            <text:p>0</text:p>
          </table:table-cell>
          <table:table-cell table:style-name="ACE-6" table:formula="of:=IF([$'abs'.L33]&lt;2;COM.MICROSOFT.SWITCH([$'switches'.$A$1];1;POWER([$'ba'.L33];2)-POWER([$'bb'.L33];2)+[$'axi'.L$1];0;[.L33];2;0);[.L33])" office:value-type="float" office:value="0">
            <text:p>0</text:p>
          </table:table-cell>
          <table:table-cell table:style-name="ACE-6" table:formula="of:=IF([$'abs'.M33]&lt;2;COM.MICROSOFT.SWITCH([$'switches'.$A$1];1;POWER([$'ba'.M33];2)-POWER([$'bb'.M33];2)+[$'axi'.M$1];0;[.M33];2;0);[.M33])" office:value-type="float" office:value="0">
            <text:p>0</text:p>
          </table:table-cell>
          <table:table-cell table:style-name="ACE-6" table:formula="of:=IF([$'abs'.N33]&lt;2;COM.MICROSOFT.SWITCH([$'switches'.$A$1];1;POWER([$'ba'.N33];2)-POWER([$'bb'.N33];2)+[$'axi'.N$1];0;[.N33];2;0);[.N33])" office:value-type="float" office:value="0">
            <text:p>0</text:p>
          </table:table-cell>
          <table:table-cell table:style-name="ACE-6" table:formula="of:=IF([$'abs'.O33]&lt;2;COM.MICROSOFT.SWITCH([$'switches'.$A$1];1;POWER([$'ba'.O33];2)-POWER([$'bb'.O33];2)+[$'axi'.O$1];0;[.O33];2;0);[.O33])" office:value-type="float" office:value="0">
            <text:p>0</text:p>
          </table:table-cell>
          <table:table-cell table:style-name="ACE-6" table:formula="of:=IF([$'abs'.P33]&lt;2;COM.MICROSOFT.SWITCH([$'switches'.$A$1];1;POWER([$'ba'.P33];2)-POWER([$'bb'.P33];2)+[$'axi'.P$1];0;[.P33];2;0);[.P33])" office:value-type="float" office:value="0">
            <text:p>0</text:p>
          </table:table-cell>
          <table:table-cell table:style-name="ACE-6" table:formula="of:=IF([$'abs'.Q33]&lt;2;COM.MICROSOFT.SWITCH([$'switches'.$A$1];1;POWER([$'ba'.Q33];2)-POWER([$'bb'.Q33];2)+[$'axi'.Q$1];0;[.Q33];2;0);[.Q33])" office:value-type="float" office:value="0">
            <text:p>0</text:p>
          </table:table-cell>
          <table:table-cell table:style-name="ACE-6" table:formula="of:=IF([$'abs'.R33]&lt;2;COM.MICROSOFT.SWITCH([$'switches'.$A$1];1;POWER([$'ba'.R33];2)-POWER([$'bb'.R33];2)+[$'axi'.R$1];0;[.R33];2;0);[.R33])" office:value-type="float" office:value="0">
            <text:p>0</text:p>
          </table:table-cell>
          <table:table-cell table:style-name="ACE-6" table:formula="of:=IF([$'abs'.S33]&lt;2;COM.MICROSOFT.SWITCH([$'switches'.$A$1];1;POWER([$'ba'.S33];2)-POWER([$'bb'.S33];2)+[$'axi'.S$1];0;[.S33];2;0);[.S33])" office:value-type="float" office:value="0">
            <text:p>0</text:p>
          </table:table-cell>
          <table:table-cell table:style-name="ACE-6" table:formula="of:=IF([$'abs'.T33]&lt;2;COM.MICROSOFT.SWITCH([$'switches'.$A$1];1;POWER([$'ba'.T33];2)-POWER([$'bb'.T33];2)+[$'axi'.T$1];0;[.T33];2;0);[.T33])" office:value-type="float" office:value="0">
            <text:p>0</text:p>
          </table:table-cell>
          <table:table-cell table:style-name="ACE-6" table:formula="of:=IF([$'abs'.U33]&lt;2;COM.MICROSOFT.SWITCH([$'switches'.$A$1];1;POWER([$'ba'.U33];2)-POWER([$'bb'.U33];2)+[$'axi'.U$1];0;[.U33];2;0);[.U33])" office:value-type="float" office:value="0">
            <text:p>0</text:p>
          </table:table-cell>
          <table:table-cell table:style-name="ACE-6" table:formula="of:=IF([$'abs'.V33]&lt;2;COM.MICROSOFT.SWITCH([$'switches'.$A$1];1;POWER([$'ba'.V33];2)-POWER([$'bb'.V33];2)+[$'axi'.V$1];0;[.V33];2;0);[.V33])" office:value-type="float" office:value="0">
            <text:p>0</text:p>
          </table:table-cell>
          <table:table-cell table:style-name="ACE-6" table:formula="of:=IF([$'abs'.W33]&lt;2;COM.MICROSOFT.SWITCH([$'switches'.$A$1];1;POWER([$'ba'.W33];2)-POWER([$'bb'.W33];2)+[$'axi'.W$1];0;[.W33];2;0);[.W33])" office:value-type="float" office:value="0">
            <text:p>0</text:p>
          </table:table-cell>
          <table:table-cell table:style-name="ACE-6" table:formula="of:=IF([$'abs'.X33]&lt;2;COM.MICROSOFT.SWITCH([$'switches'.$A$1];1;POWER([$'ba'.X33];2)-POWER([$'bb'.X33];2)+[$'axi'.X$1];0;[.X33];2;0);[.X33])" office:value-type="float" office:value="0">
            <text:p>0</text:p>
          </table:table-cell>
          <table:table-cell table:style-name="ACE-6" table:formula="of:=IF([$'abs'.Y33]&lt;2;COM.MICROSOFT.SWITCH([$'switches'.$A$1];1;POWER([$'ba'.Y33];2)-POWER([$'bb'.Y33];2)+[$'axi'.Y$1];0;[.Y33];2;0);[.Y33])" office:value-type="float" office:value="0">
            <text:p>0</text:p>
          </table:table-cell>
          <table:table-cell table:style-name="ACE-6" table:formula="of:=IF([$'abs'.Z33]&lt;2;COM.MICROSOFT.SWITCH([$'switches'.$A$1];1;POWER([$'ba'.Z33];2)-POWER([$'bb'.Z33];2)+[$'axi'.Z$1];0;[.Z33];2;0);[.Z33])" office:value-type="float" office:value="0">
            <text:p>0</text:p>
          </table:table-cell>
          <table:table-cell table:style-name="ACE-6" table:formula="of:=IF([$'abs'.AA33]&lt;2;COM.MICROSOFT.SWITCH([$'switches'.$A$1];1;POWER([$'ba'.AA33];2)-POWER([$'bb'.AA33];2)+[$'axi'.AA$1];0;[.AA33];2;0);[.AA33])" office:value-type="float" office:value="0">
            <text:p>0</text:p>
          </table:table-cell>
          <table:table-cell table:style-name="ACE-6" table:formula="of:=IF([$'abs'.AB33]&lt;2;COM.MICROSOFT.SWITCH([$'switches'.$A$1];1;POWER([$'ba'.AB33];2)-POWER([$'bb'.AB33];2)+[$'axi'.AB$1];0;[.AB33];2;0);[.AB33])" office:value-type="float" office:value="0">
            <text:p>0</text:p>
          </table:table-cell>
          <table:table-cell table:style-name="ACE-6" table:formula="of:=IF([$'abs'.AC33]&lt;2;COM.MICROSOFT.SWITCH([$'switches'.$A$1];1;POWER([$'ba'.AC33];2)-POWER([$'bb'.AC33];2)+[$'axi'.AC$1];0;[.AC33];2;0);[.AC33])" office:value-type="float" office:value="0">
            <text:p>0</text:p>
          </table:table-cell>
          <table:table-cell table:style-name="ACE-6" table:formula="of:=IF([$'abs'.AD33]&lt;2;COM.MICROSOFT.SWITCH([$'switches'.$A$1];1;POWER([$'ba'.AD33];2)-POWER([$'bb'.AD33];2)+[$'axi'.AD$1];0;[.AD33];2;0);[.AD33])" office:value-type="float" office:value="0">
            <text:p>0</text:p>
          </table:table-cell>
          <table:table-cell table:style-name="ACE-6" table:formula="of:=IF([$'abs'.AE33]&lt;2;COM.MICROSOFT.SWITCH([$'switches'.$A$1];1;POWER([$'ba'.AE33];2)-POWER([$'bb'.AE33];2)+[$'axi'.AE$1];0;[.AE33];2;0);[.AE33])" office:value-type="float" office:value="0">
            <text:p>0</text:p>
          </table:table-cell>
          <table:table-cell table:style-name="ACE-6" table:formula="of:=IF([$'abs'.AF33]&lt;2;COM.MICROSOFT.SWITCH([$'switches'.$A$1];1;POWER([$'ba'.AF33];2)-POWER([$'bb'.AF33];2)+[$'axi'.AF$1];0;[.AF33];2;0);[.AF33])" office:value-type="float" office:value="0">
            <text:p>0</text:p>
          </table:table-cell>
          <table:table-cell table:style-name="ACE-6" table:formula="of:=IF([$'abs'.AG33]&lt;2;COM.MICROSOFT.SWITCH([$'switches'.$A$1];1;POWER([$'ba'.AG33];2)-POWER([$'bb'.AG33];2)+[$'axi'.AG$1];0;[.AG33];2;0);[.AG33])" office:value-type="float" office:value="0">
            <text:p>0</text:p>
          </table:table-cell>
          <table:table-cell table:style-name="ACE-6" table:formula="of:=IF([$'abs'.AH33]&lt;2;COM.MICROSOFT.SWITCH([$'switches'.$A$1];1;POWER([$'ba'.AH33];2)-POWER([$'bb'.AH33];2)+[$'axi'.AH$1];0;[.AH33];2;0);[.AH33])" office:value-type="float" office:value="0">
            <text:p>0</text:p>
          </table:table-cell>
          <table:table-cell table:style-name="ACE-6" table:formula="of:=IF([$'abs'.AI33]&lt;2;COM.MICROSOFT.SWITCH([$'switches'.$A$1];1;POWER([$'ba'.AI33];2)-POWER([$'bb'.AI33];2)+[$'axi'.AI$1];0;[.AI33];2;0);[.AI33])" office:value-type="float" office:value="0">
            <text:p>0</text:p>
          </table:table-cell>
          <table:table-cell table:style-name="ACE-6" table:formula="of:=IF([$'abs'.AJ33]&lt;2;COM.MICROSOFT.SWITCH([$'switches'.$A$1];1;POWER([$'ba'.AJ33];2)-POWER([$'bb'.AJ33];2)+[$'axi'.AJ$1];0;[.AJ33];2;0);[.AJ33])" office:value-type="float" office:value="0">
            <text:p>0</text:p>
          </table:table-cell>
          <table:table-cell table:style-name="ACE-6" table:formula="of:=IF([$'abs'.AK33]&lt;2;COM.MICROSOFT.SWITCH([$'switches'.$A$1];1;POWER([$'ba'.AK33];2)-POWER([$'bb'.AK33];2)+[$'axi'.AK$1];0;[.AK33];2;0);[.AK33])" office:value-type="float" office:value="0">
            <text:p>0</text:p>
          </table:table-cell>
          <table:table-cell table:style-name="ACE-6" table:formula="of:=IF([$'abs'.AL33]&lt;2;COM.MICROSOFT.SWITCH([$'switches'.$A$1];1;POWER([$'ba'.AL33];2)-POWER([$'bb'.AL33];2)+[$'axi'.AL$1];0;[.AL33];2;0);[.AL33])" office:value-type="float" office:value="0">
            <text:p>0</text:p>
          </table:table-cell>
          <table:table-cell table:style-name="ACE-6" table:formula="of:=IF([$'abs'.AM33]&lt;2;COM.MICROSOFT.SWITCH([$'switches'.$A$1];1;POWER([$'ba'.AM33];2)-POWER([$'bb'.AM33];2)+[$'axi'.AM$1];0;[.AM33];2;0);[.AM33])" office:value-type="float" office:value="0">
            <text:p>0</text:p>
          </table:table-cell>
          <table:table-cell table:style-name="ACE-6" table:formula="of:=IF([$'abs'.AN33]&lt;2;COM.MICROSOFT.SWITCH([$'switches'.$A$1];1;POWER([$'ba'.AN33];2)-POWER([$'bb'.AN33];2)+[$'axi'.AN$1];0;[.AN33];2;0);[.AN33])" office:value-type="float" office:value="0">
            <text:p>0</text:p>
          </table:table-cell>
          <table:table-cell table:style-name="ACE-6" table:formula="of:=IF([$'abs'.AO33]&lt;2;COM.MICROSOFT.SWITCH([$'switches'.$A$1];1;POWER([$'ba'.AO33];2)-POWER([$'bb'.AO33];2)+[$'axi'.AO$1];0;[.AO33];2;0);[.AO33])" office:value-type="float" office:value="0">
            <text:p>0</text:p>
          </table:table-cell>
          <table:table-cell table:style-name="ACE-6" table:formula="of:=IF([$'abs'.AP33]&lt;2;COM.MICROSOFT.SWITCH([$'switches'.$A$1];1;POWER([$'ba'.AP33];2)-POWER([$'bb'.AP33];2)+[$'axi'.AP$1];0;[.AP33];2;0);[.AP33])" office:value-type="float" office:value="0">
            <text:p>0</text:p>
          </table:table-cell>
          <table:table-cell table:style-name="ACE-6" table:formula="of:=IF([$'abs'.AQ33]&lt;2;COM.MICROSOFT.SWITCH([$'switches'.$A$1];1;POWER([$'ba'.AQ33];2)-POWER([$'bb'.AQ33];2)+[$'axi'.AQ$1];0;[.AQ33];2;0);[.AQ33])" office:value-type="float" office:value="0">
            <text:p>0</text:p>
          </table:table-cell>
          <table:table-cell table:style-name="ACE-6" table:formula="of:=IF([$'abs'.AR33]&lt;2;COM.MICROSOFT.SWITCH([$'switches'.$A$1];1;POWER([$'ba'.AR33];2)-POWER([$'bb'.AR33];2)+[$'axi'.AR$1];0;[.AR33];2;0);[.AR33])" office:value-type="float" office:value="0">
            <text:p>0</text:p>
          </table:table-cell>
          <table:table-cell table:style-name="ACE-6" table:formula="of:=IF([$'abs'.AS33]&lt;2;COM.MICROSOFT.SWITCH([$'switches'.$A$1];1;POWER([$'ba'.AS33];2)-POWER([$'bb'.AS33];2)+[$'axi'.AS$1];0;[.AS33];2;0);[.AS33])" office:value-type="float" office:value="0">
            <text:p>0</text:p>
          </table:table-cell>
          <table:table-cell table:style-name="ACE-6" table:formula="of:=IF([$'abs'.AT33]&lt;2;COM.MICROSOFT.SWITCH([$'switches'.$A$1];1;POWER([$'ba'.AT33];2)-POWER([$'bb'.AT33];2)+[$'axi'.AT$1];0;[.AT33];2;0);[.AT33])" office:value-type="float" office:value="0">
            <text:p>0</text:p>
          </table:table-cell>
          <table:table-cell table:style-name="ACE-6" table:formula="of:=IF([$'abs'.AU33]&lt;2;COM.MICROSOFT.SWITCH([$'switches'.$A$1];1;POWER([$'ba'.AU33];2)-POWER([$'bb'.AU33];2)+[$'axi'.AU$1];0;[.AU33];2;0);[.AU33])" office:value-type="float" office:value="0">
            <text:p>0</text:p>
          </table:table-cell>
          <table:table-cell table:style-name="ACE-6" table:formula="of:=IF([$'abs'.AV33]&lt;2;COM.MICROSOFT.SWITCH([$'switches'.$A$1];1;POWER([$'ba'.AV33];2)-POWER([$'bb'.AV33];2)+[$'axi'.AV$1];0;[.AV33];2;0);[.AV33])" office:value-type="float" office:value="0">
            <text:p>0</text:p>
          </table:table-cell>
          <table:table-cell table:style-name="ACE-6" table:formula="of:=IF([$'abs'.AW33]&lt;2;COM.MICROSOFT.SWITCH([$'switches'.$A$1];1;POWER([$'ba'.AW33];2)-POWER([$'bb'.AW33];2)+[$'axi'.AW$1];0;[.AW33];2;0);[.AW33])" office:value-type="float" office:value="0">
            <text:p>0</text:p>
          </table:table-cell>
          <table:table-cell table:style-name="ACE-6" table:formula="of:=IF([$'abs'.AX33]&lt;2;COM.MICROSOFT.SWITCH([$'switches'.$A$1];1;POWER([$'ba'.AX33];2)-POWER([$'bb'.AX33];2)+[$'axi'.AX$1];0;[.AX33];2;0);[.AX33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4]&lt;2;COM.MICROSOFT.SWITCH([$'switches'.$A$1];1;POWER([$'ba'.B34];2)-POWER([$'bb'.B34];2)+[$'axi'.B$1];0;[.B34];2;0);[.B34])" office:value-type="float" office:value="0">
            <text:p>0</text:p>
          </table:table-cell>
          <table:table-cell table:style-name="ACE-6" table:formula="of:=IF([$'abs'.C34]&lt;2;COM.MICROSOFT.SWITCH([$'switches'.$A$1];1;POWER([$'ba'.C34];2)-POWER([$'bb'.C34];2)+[$'axi'.C$1];0;[.C34];2;0);[.C34])" office:value-type="float" office:value="0">
            <text:p>0</text:p>
          </table:table-cell>
          <table:table-cell table:style-name="ACE-6" table:formula="of:=IF([$'abs'.D34]&lt;2;COM.MICROSOFT.SWITCH([$'switches'.$A$1];1;POWER([$'ba'.D34];2)-POWER([$'bb'.D34];2)+[$'axi'.D$1];0;[.D34];2;0);[.D34])" office:value-type="float" office:value="0">
            <text:p>0</text:p>
          </table:table-cell>
          <table:table-cell table:style-name="ACE-6" table:formula="of:=IF([$'abs'.E34]&lt;2;COM.MICROSOFT.SWITCH([$'switches'.$A$1];1;POWER([$'ba'.E34];2)-POWER([$'bb'.E34];2)+[$'axi'.E$1];0;[.E34];2;0);[.E34])" office:value-type="float" office:value="0">
            <text:p>0</text:p>
          </table:table-cell>
          <table:table-cell table:style-name="ACE-6" table:formula="of:=IF([$'abs'.F34]&lt;2;COM.MICROSOFT.SWITCH([$'switches'.$A$1];1;POWER([$'ba'.F34];2)-POWER([$'bb'.F34];2)+[$'axi'.F$1];0;[.F34];2;0);[.F34])" office:value-type="float" office:value="0">
            <text:p>0</text:p>
          </table:table-cell>
          <table:table-cell table:style-name="ACE-6" table:formula="of:=IF([$'abs'.G34]&lt;2;COM.MICROSOFT.SWITCH([$'switches'.$A$1];1;POWER([$'ba'.G34];2)-POWER([$'bb'.G34];2)+[$'axi'.G$1];0;[.G34];2;0);[.G34])" office:value-type="float" office:value="0">
            <text:p>0</text:p>
          </table:table-cell>
          <table:table-cell table:style-name="ACE-6" table:formula="of:=IF([$'abs'.H34]&lt;2;COM.MICROSOFT.SWITCH([$'switches'.$A$1];1;POWER([$'ba'.H34];2)-POWER([$'bb'.H34];2)+[$'axi'.H$1];0;[.H34];2;0);[.H34])" office:value-type="float" office:value="0">
            <text:p>0</text:p>
          </table:table-cell>
          <table:table-cell table:style-name="ACE-6" table:formula="of:=IF([$'abs'.I34]&lt;2;COM.MICROSOFT.SWITCH([$'switches'.$A$1];1;POWER([$'ba'.I34];2)-POWER([$'bb'.I34];2)+[$'axi'.I$1];0;[.I34];2;0);[.I34])" office:value-type="float" office:value="0">
            <text:p>0</text:p>
          </table:table-cell>
          <table:table-cell table:style-name="ACE-6" table:formula="of:=IF([$'abs'.J34]&lt;2;COM.MICROSOFT.SWITCH([$'switches'.$A$1];1;POWER([$'ba'.J34];2)-POWER([$'bb'.J34];2)+[$'axi'.J$1];0;[.J34];2;0);[.J34])" office:value-type="float" office:value="0">
            <text:p>0</text:p>
          </table:table-cell>
          <table:table-cell table:style-name="ACE-6" table:formula="of:=IF([$'abs'.K34]&lt;2;COM.MICROSOFT.SWITCH([$'switches'.$A$1];1;POWER([$'ba'.K34];2)-POWER([$'bb'.K34];2)+[$'axi'.K$1];0;[.K34];2;0);[.K34])" office:value-type="float" office:value="0">
            <text:p>0</text:p>
          </table:table-cell>
          <table:table-cell table:style-name="ACE-6" table:formula="of:=IF([$'abs'.L34]&lt;2;COM.MICROSOFT.SWITCH([$'switches'.$A$1];1;POWER([$'ba'.L34];2)-POWER([$'bb'.L34];2)+[$'axi'.L$1];0;[.L34];2;0);[.L34])" office:value-type="float" office:value="0">
            <text:p>0</text:p>
          </table:table-cell>
          <table:table-cell table:style-name="ACE-6" table:formula="of:=IF([$'abs'.M34]&lt;2;COM.MICROSOFT.SWITCH([$'switches'.$A$1];1;POWER([$'ba'.M34];2)-POWER([$'bb'.M34];2)+[$'axi'.M$1];0;[.M34];2;0);[.M34])" office:value-type="float" office:value="0">
            <text:p>0</text:p>
          </table:table-cell>
          <table:table-cell table:style-name="ACE-6" table:formula="of:=IF([$'abs'.N34]&lt;2;COM.MICROSOFT.SWITCH([$'switches'.$A$1];1;POWER([$'ba'.N34];2)-POWER([$'bb'.N34];2)+[$'axi'.N$1];0;[.N34];2;0);[.N34])" office:value-type="float" office:value="0">
            <text:p>0</text:p>
          </table:table-cell>
          <table:table-cell table:style-name="ACE-6" table:formula="of:=IF([$'abs'.O34]&lt;2;COM.MICROSOFT.SWITCH([$'switches'.$A$1];1;POWER([$'ba'.O34];2)-POWER([$'bb'.O34];2)+[$'axi'.O$1];0;[.O34];2;0);[.O34])" office:value-type="float" office:value="0">
            <text:p>0</text:p>
          </table:table-cell>
          <table:table-cell table:style-name="ACE-6" table:formula="of:=IF([$'abs'.P34]&lt;2;COM.MICROSOFT.SWITCH([$'switches'.$A$1];1;POWER([$'ba'.P34];2)-POWER([$'bb'.P34];2)+[$'axi'.P$1];0;[.P34];2;0);[.P34])" office:value-type="float" office:value="0">
            <text:p>0</text:p>
          </table:table-cell>
          <table:table-cell table:style-name="ACE-6" table:formula="of:=IF([$'abs'.Q34]&lt;2;COM.MICROSOFT.SWITCH([$'switches'.$A$1];1;POWER([$'ba'.Q34];2)-POWER([$'bb'.Q34];2)+[$'axi'.Q$1];0;[.Q34];2;0);[.Q34])" office:value-type="float" office:value="0">
            <text:p>0</text:p>
          </table:table-cell>
          <table:table-cell table:style-name="ACE-6" table:formula="of:=IF([$'abs'.R34]&lt;2;COM.MICROSOFT.SWITCH([$'switches'.$A$1];1;POWER([$'ba'.R34];2)-POWER([$'bb'.R34];2)+[$'axi'.R$1];0;[.R34];2;0);[.R34])" office:value-type="float" office:value="0">
            <text:p>0</text:p>
          </table:table-cell>
          <table:table-cell table:style-name="ACE-6" table:formula="of:=IF([$'abs'.S34]&lt;2;COM.MICROSOFT.SWITCH([$'switches'.$A$1];1;POWER([$'ba'.S34];2)-POWER([$'bb'.S34];2)+[$'axi'.S$1];0;[.S34];2;0);[.S34])" office:value-type="float" office:value="0">
            <text:p>0</text:p>
          </table:table-cell>
          <table:table-cell table:style-name="ACE-6" table:formula="of:=IF([$'abs'.T34]&lt;2;COM.MICROSOFT.SWITCH([$'switches'.$A$1];1;POWER([$'ba'.T34];2)-POWER([$'bb'.T34];2)+[$'axi'.T$1];0;[.T34];2;0);[.T34])" office:value-type="float" office:value="0">
            <text:p>0</text:p>
          </table:table-cell>
          <table:table-cell table:style-name="ACE-6" table:formula="of:=IF([$'abs'.U34]&lt;2;COM.MICROSOFT.SWITCH([$'switches'.$A$1];1;POWER([$'ba'.U34];2)-POWER([$'bb'.U34];2)+[$'axi'.U$1];0;[.U34];2;0);[.U34])" office:value-type="float" office:value="0">
            <text:p>0</text:p>
          </table:table-cell>
          <table:table-cell table:style-name="ACE-6" table:formula="of:=IF([$'abs'.V34]&lt;2;COM.MICROSOFT.SWITCH([$'switches'.$A$1];1;POWER([$'ba'.V34];2)-POWER([$'bb'.V34];2)+[$'axi'.V$1];0;[.V34];2;0);[.V34])" office:value-type="float" office:value="0">
            <text:p>0</text:p>
          </table:table-cell>
          <table:table-cell table:style-name="ACE-6" table:formula="of:=IF([$'abs'.W34]&lt;2;COM.MICROSOFT.SWITCH([$'switches'.$A$1];1;POWER([$'ba'.W34];2)-POWER([$'bb'.W34];2)+[$'axi'.W$1];0;[.W34];2;0);[.W34])" office:value-type="float" office:value="0">
            <text:p>0</text:p>
          </table:table-cell>
          <table:table-cell table:style-name="ACE-6" table:formula="of:=IF([$'abs'.X34]&lt;2;COM.MICROSOFT.SWITCH([$'switches'.$A$1];1;POWER([$'ba'.X34];2)-POWER([$'bb'.X34];2)+[$'axi'.X$1];0;[.X34];2;0);[.X34])" office:value-type="float" office:value="0">
            <text:p>0</text:p>
          </table:table-cell>
          <table:table-cell table:style-name="ACE-6" table:formula="of:=IF([$'abs'.Y34]&lt;2;COM.MICROSOFT.SWITCH([$'switches'.$A$1];1;POWER([$'ba'.Y34];2)-POWER([$'bb'.Y34];2)+[$'axi'.Y$1];0;[.Y34];2;0);[.Y34])" office:value-type="float" office:value="0">
            <text:p>0</text:p>
          </table:table-cell>
          <table:table-cell table:style-name="ACE-6" table:formula="of:=IF([$'abs'.Z34]&lt;2;COM.MICROSOFT.SWITCH([$'switches'.$A$1];1;POWER([$'ba'.Z34];2)-POWER([$'bb'.Z34];2)+[$'axi'.Z$1];0;[.Z34];2;0);[.Z34])" office:value-type="float" office:value="0">
            <text:p>0</text:p>
          </table:table-cell>
          <table:table-cell table:style-name="ACE-6" table:formula="of:=IF([$'abs'.AA34]&lt;2;COM.MICROSOFT.SWITCH([$'switches'.$A$1];1;POWER([$'ba'.AA34];2)-POWER([$'bb'.AA34];2)+[$'axi'.AA$1];0;[.AA34];2;0);[.AA34])" office:value-type="float" office:value="0">
            <text:p>0</text:p>
          </table:table-cell>
          <table:table-cell table:style-name="ACE-6" table:formula="of:=IF([$'abs'.AB34]&lt;2;COM.MICROSOFT.SWITCH([$'switches'.$A$1];1;POWER([$'ba'.AB34];2)-POWER([$'bb'.AB34];2)+[$'axi'.AB$1];0;[.AB34];2;0);[.AB34])" office:value-type="float" office:value="0">
            <text:p>0</text:p>
          </table:table-cell>
          <table:table-cell table:style-name="ACE-6" table:formula="of:=IF([$'abs'.AC34]&lt;2;COM.MICROSOFT.SWITCH([$'switches'.$A$1];1;POWER([$'ba'.AC34];2)-POWER([$'bb'.AC34];2)+[$'axi'.AC$1];0;[.AC34];2;0);[.AC34])" office:value-type="float" office:value="0">
            <text:p>0</text:p>
          </table:table-cell>
          <table:table-cell table:style-name="ACE-6" table:formula="of:=IF([$'abs'.AD34]&lt;2;COM.MICROSOFT.SWITCH([$'switches'.$A$1];1;POWER([$'ba'.AD34];2)-POWER([$'bb'.AD34];2)+[$'axi'.AD$1];0;[.AD34];2;0);[.AD34])" office:value-type="float" office:value="0">
            <text:p>0</text:p>
          </table:table-cell>
          <table:table-cell table:style-name="ACE-6" table:formula="of:=IF([$'abs'.AE34]&lt;2;COM.MICROSOFT.SWITCH([$'switches'.$A$1];1;POWER([$'ba'.AE34];2)-POWER([$'bb'.AE34];2)+[$'axi'.AE$1];0;[.AE34];2;0);[.AE34])" office:value-type="float" office:value="0">
            <text:p>0</text:p>
          </table:table-cell>
          <table:table-cell table:style-name="ACE-6" table:formula="of:=IF([$'abs'.AF34]&lt;2;COM.MICROSOFT.SWITCH([$'switches'.$A$1];1;POWER([$'ba'.AF34];2)-POWER([$'bb'.AF34];2)+[$'axi'.AF$1];0;[.AF34];2;0);[.AF34])" office:value-type="float" office:value="0">
            <text:p>0</text:p>
          </table:table-cell>
          <table:table-cell table:style-name="ACE-6" table:formula="of:=IF([$'abs'.AG34]&lt;2;COM.MICROSOFT.SWITCH([$'switches'.$A$1];1;POWER([$'ba'.AG34];2)-POWER([$'bb'.AG34];2)+[$'axi'.AG$1];0;[.AG34];2;0);[.AG34])" office:value-type="float" office:value="0">
            <text:p>0</text:p>
          </table:table-cell>
          <table:table-cell table:style-name="ACE-6" table:formula="of:=IF([$'abs'.AH34]&lt;2;COM.MICROSOFT.SWITCH([$'switches'.$A$1];1;POWER([$'ba'.AH34];2)-POWER([$'bb'.AH34];2)+[$'axi'.AH$1];0;[.AH34];2;0);[.AH34])" office:value-type="float" office:value="0">
            <text:p>0</text:p>
          </table:table-cell>
          <table:table-cell table:style-name="ACE-6" table:formula="of:=IF([$'abs'.AI34]&lt;2;COM.MICROSOFT.SWITCH([$'switches'.$A$1];1;POWER([$'ba'.AI34];2)-POWER([$'bb'.AI34];2)+[$'axi'.AI$1];0;[.AI34];2;0);[.AI34])" office:value-type="float" office:value="0">
            <text:p>0</text:p>
          </table:table-cell>
          <table:table-cell table:style-name="ACE-6" table:formula="of:=IF([$'abs'.AJ34]&lt;2;COM.MICROSOFT.SWITCH([$'switches'.$A$1];1;POWER([$'ba'.AJ34];2)-POWER([$'bb'.AJ34];2)+[$'axi'.AJ$1];0;[.AJ34];2;0);[.AJ34])" office:value-type="float" office:value="0">
            <text:p>0</text:p>
          </table:table-cell>
          <table:table-cell table:style-name="ACE-6" table:formula="of:=IF([$'abs'.AK34]&lt;2;COM.MICROSOFT.SWITCH([$'switches'.$A$1];1;POWER([$'ba'.AK34];2)-POWER([$'bb'.AK34];2)+[$'axi'.AK$1];0;[.AK34];2;0);[.AK34])" office:value-type="float" office:value="0">
            <text:p>0</text:p>
          </table:table-cell>
          <table:table-cell table:style-name="ACE-6" table:formula="of:=IF([$'abs'.AL34]&lt;2;COM.MICROSOFT.SWITCH([$'switches'.$A$1];1;POWER([$'ba'.AL34];2)-POWER([$'bb'.AL34];2)+[$'axi'.AL$1];0;[.AL34];2;0);[.AL34])" office:value-type="float" office:value="0">
            <text:p>0</text:p>
          </table:table-cell>
          <table:table-cell table:style-name="ACE-6" table:formula="of:=IF([$'abs'.AM34]&lt;2;COM.MICROSOFT.SWITCH([$'switches'.$A$1];1;POWER([$'ba'.AM34];2)-POWER([$'bb'.AM34];2)+[$'axi'.AM$1];0;[.AM34];2;0);[.AM34])" office:value-type="float" office:value="0">
            <text:p>0</text:p>
          </table:table-cell>
          <table:table-cell table:style-name="ACE-6" table:formula="of:=IF([$'abs'.AN34]&lt;2;COM.MICROSOFT.SWITCH([$'switches'.$A$1];1;POWER([$'ba'.AN34];2)-POWER([$'bb'.AN34];2)+[$'axi'.AN$1];0;[.AN34];2;0);[.AN34])" office:value-type="float" office:value="0">
            <text:p>0</text:p>
          </table:table-cell>
          <table:table-cell table:style-name="ACE-6" table:formula="of:=IF([$'abs'.AO34]&lt;2;COM.MICROSOFT.SWITCH([$'switches'.$A$1];1;POWER([$'ba'.AO34];2)-POWER([$'bb'.AO34];2)+[$'axi'.AO$1];0;[.AO34];2;0);[.AO34])" office:value-type="float" office:value="0">
            <text:p>0</text:p>
          </table:table-cell>
          <table:table-cell table:style-name="ACE-6" table:formula="of:=IF([$'abs'.AP34]&lt;2;COM.MICROSOFT.SWITCH([$'switches'.$A$1];1;POWER([$'ba'.AP34];2)-POWER([$'bb'.AP34];2)+[$'axi'.AP$1];0;[.AP34];2;0);[.AP34])" office:value-type="float" office:value="0">
            <text:p>0</text:p>
          </table:table-cell>
          <table:table-cell table:style-name="ACE-6" table:formula="of:=IF([$'abs'.AQ34]&lt;2;COM.MICROSOFT.SWITCH([$'switches'.$A$1];1;POWER([$'ba'.AQ34];2)-POWER([$'bb'.AQ34];2)+[$'axi'.AQ$1];0;[.AQ34];2;0);[.AQ34])" office:value-type="float" office:value="0">
            <text:p>0</text:p>
          </table:table-cell>
          <table:table-cell table:style-name="ACE-6" table:formula="of:=IF([$'abs'.AR34]&lt;2;COM.MICROSOFT.SWITCH([$'switches'.$A$1];1;POWER([$'ba'.AR34];2)-POWER([$'bb'.AR34];2)+[$'axi'.AR$1];0;[.AR34];2;0);[.AR34])" office:value-type="float" office:value="0">
            <text:p>0</text:p>
          </table:table-cell>
          <table:table-cell table:style-name="ACE-6" table:formula="of:=IF([$'abs'.AS34]&lt;2;COM.MICROSOFT.SWITCH([$'switches'.$A$1];1;POWER([$'ba'.AS34];2)-POWER([$'bb'.AS34];2)+[$'axi'.AS$1];0;[.AS34];2;0);[.AS34])" office:value-type="float" office:value="0">
            <text:p>0</text:p>
          </table:table-cell>
          <table:table-cell table:style-name="ACE-6" table:formula="of:=IF([$'abs'.AT34]&lt;2;COM.MICROSOFT.SWITCH([$'switches'.$A$1];1;POWER([$'ba'.AT34];2)-POWER([$'bb'.AT34];2)+[$'axi'.AT$1];0;[.AT34];2;0);[.AT34])" office:value-type="float" office:value="0">
            <text:p>0</text:p>
          </table:table-cell>
          <table:table-cell table:style-name="ACE-6" table:formula="of:=IF([$'abs'.AU34]&lt;2;COM.MICROSOFT.SWITCH([$'switches'.$A$1];1;POWER([$'ba'.AU34];2)-POWER([$'bb'.AU34];2)+[$'axi'.AU$1];0;[.AU34];2;0);[.AU34])" office:value-type="float" office:value="0">
            <text:p>0</text:p>
          </table:table-cell>
          <table:table-cell table:style-name="ACE-6" table:formula="of:=IF([$'abs'.AV34]&lt;2;COM.MICROSOFT.SWITCH([$'switches'.$A$1];1;POWER([$'ba'.AV34];2)-POWER([$'bb'.AV34];2)+[$'axi'.AV$1];0;[.AV34];2;0);[.AV34])" office:value-type="float" office:value="0">
            <text:p>0</text:p>
          </table:table-cell>
          <table:table-cell table:style-name="ACE-6" table:formula="of:=IF([$'abs'.AW34]&lt;2;COM.MICROSOFT.SWITCH([$'switches'.$A$1];1;POWER([$'ba'.AW34];2)-POWER([$'bb'.AW34];2)+[$'axi'.AW$1];0;[.AW34];2;0);[.AW34])" office:value-type="float" office:value="0">
            <text:p>0</text:p>
          </table:table-cell>
          <table:table-cell table:style-name="ACE-6" table:formula="of:=IF([$'abs'.AX34]&lt;2;COM.MICROSOFT.SWITCH([$'switches'.$A$1];1;POWER([$'ba'.AX34];2)-POWER([$'bb'.AX34];2)+[$'axi'.AX$1];0;[.AX34];2;0);[.AX34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5]&lt;2;COM.MICROSOFT.SWITCH([$'switches'.$A$1];1;POWER([$'ba'.B35];2)-POWER([$'bb'.B35];2)+[$'axi'.B$1];0;[.B35];2;0);[.B35])" office:value-type="float" office:value="0">
            <text:p>0</text:p>
          </table:table-cell>
          <table:table-cell table:style-name="ACE-6" table:formula="of:=IF([$'abs'.C35]&lt;2;COM.MICROSOFT.SWITCH([$'switches'.$A$1];1;POWER([$'ba'.C35];2)-POWER([$'bb'.C35];2)+[$'axi'.C$1];0;[.C35];2;0);[.C35])" office:value-type="float" office:value="0">
            <text:p>0</text:p>
          </table:table-cell>
          <table:table-cell table:style-name="ACE-6" table:formula="of:=IF([$'abs'.D35]&lt;2;COM.MICROSOFT.SWITCH([$'switches'.$A$1];1;POWER([$'ba'.D35];2)-POWER([$'bb'.D35];2)+[$'axi'.D$1];0;[.D35];2;0);[.D35])" office:value-type="float" office:value="0">
            <text:p>0</text:p>
          </table:table-cell>
          <table:table-cell table:style-name="ACE-6" table:formula="of:=IF([$'abs'.E35]&lt;2;COM.MICROSOFT.SWITCH([$'switches'.$A$1];1;POWER([$'ba'.E35];2)-POWER([$'bb'.E35];2)+[$'axi'.E$1];0;[.E35];2;0);[.E35])" office:value-type="float" office:value="0">
            <text:p>0</text:p>
          </table:table-cell>
          <table:table-cell table:style-name="ACE-6" table:formula="of:=IF([$'abs'.F35]&lt;2;COM.MICROSOFT.SWITCH([$'switches'.$A$1];1;POWER([$'ba'.F35];2)-POWER([$'bb'.F35];2)+[$'axi'.F$1];0;[.F35];2;0);[.F35])" office:value-type="float" office:value="0">
            <text:p>0</text:p>
          </table:table-cell>
          <table:table-cell table:style-name="ACE-6" table:formula="of:=IF([$'abs'.G35]&lt;2;COM.MICROSOFT.SWITCH([$'switches'.$A$1];1;POWER([$'ba'.G35];2)-POWER([$'bb'.G35];2)+[$'axi'.G$1];0;[.G35];2;0);[.G35])" office:value-type="float" office:value="0">
            <text:p>0</text:p>
          </table:table-cell>
          <table:table-cell table:style-name="ACE-6" table:formula="of:=IF([$'abs'.H35]&lt;2;COM.MICROSOFT.SWITCH([$'switches'.$A$1];1;POWER([$'ba'.H35];2)-POWER([$'bb'.H35];2)+[$'axi'.H$1];0;[.H35];2;0);[.H35])" office:value-type="float" office:value="0">
            <text:p>0</text:p>
          </table:table-cell>
          <table:table-cell table:style-name="ACE-6" table:formula="of:=IF([$'abs'.I35]&lt;2;COM.MICROSOFT.SWITCH([$'switches'.$A$1];1;POWER([$'ba'.I35];2)-POWER([$'bb'.I35];2)+[$'axi'.I$1];0;[.I35];2;0);[.I35])" office:value-type="float" office:value="0">
            <text:p>0</text:p>
          </table:table-cell>
          <table:table-cell table:style-name="ACE-6" table:formula="of:=IF([$'abs'.J35]&lt;2;COM.MICROSOFT.SWITCH([$'switches'.$A$1];1;POWER([$'ba'.J35];2)-POWER([$'bb'.J35];2)+[$'axi'.J$1];0;[.J35];2;0);[.J35])" office:value-type="float" office:value="0">
            <text:p>0</text:p>
          </table:table-cell>
          <table:table-cell table:style-name="ACE-6" table:formula="of:=IF([$'abs'.K35]&lt;2;COM.MICROSOFT.SWITCH([$'switches'.$A$1];1;POWER([$'ba'.K35];2)-POWER([$'bb'.K35];2)+[$'axi'.K$1];0;[.K35];2;0);[.K35])" office:value-type="float" office:value="0">
            <text:p>0</text:p>
          </table:table-cell>
          <table:table-cell table:style-name="ACE-6" table:formula="of:=IF([$'abs'.L35]&lt;2;COM.MICROSOFT.SWITCH([$'switches'.$A$1];1;POWER([$'ba'.L35];2)-POWER([$'bb'.L35];2)+[$'axi'.L$1];0;[.L35];2;0);[.L35])" office:value-type="float" office:value="0">
            <text:p>0</text:p>
          </table:table-cell>
          <table:table-cell table:style-name="ACE-6" table:formula="of:=IF([$'abs'.M35]&lt;2;COM.MICROSOFT.SWITCH([$'switches'.$A$1];1;POWER([$'ba'.M35];2)-POWER([$'bb'.M35];2)+[$'axi'.M$1];0;[.M35];2;0);[.M35])" office:value-type="float" office:value="0">
            <text:p>0</text:p>
          </table:table-cell>
          <table:table-cell table:style-name="ACE-6" table:formula="of:=IF([$'abs'.N35]&lt;2;COM.MICROSOFT.SWITCH([$'switches'.$A$1];1;POWER([$'ba'.N35];2)-POWER([$'bb'.N35];2)+[$'axi'.N$1];0;[.N35];2;0);[.N35])" office:value-type="float" office:value="0">
            <text:p>0</text:p>
          </table:table-cell>
          <table:table-cell table:style-name="ACE-6" table:formula="of:=IF([$'abs'.O35]&lt;2;COM.MICROSOFT.SWITCH([$'switches'.$A$1];1;POWER([$'ba'.O35];2)-POWER([$'bb'.O35];2)+[$'axi'.O$1];0;[.O35];2;0);[.O35])" office:value-type="float" office:value="0">
            <text:p>0</text:p>
          </table:table-cell>
          <table:table-cell table:style-name="ACE-6" table:formula="of:=IF([$'abs'.P35]&lt;2;COM.MICROSOFT.SWITCH([$'switches'.$A$1];1;POWER([$'ba'.P35];2)-POWER([$'bb'.P35];2)+[$'axi'.P$1];0;[.P35];2;0);[.P35])" office:value-type="float" office:value="0">
            <text:p>0</text:p>
          </table:table-cell>
          <table:table-cell table:style-name="ACE-6" table:formula="of:=IF([$'abs'.Q35]&lt;2;COM.MICROSOFT.SWITCH([$'switches'.$A$1];1;POWER([$'ba'.Q35];2)-POWER([$'bb'.Q35];2)+[$'axi'.Q$1];0;[.Q35];2;0);[.Q35])" office:value-type="float" office:value="0">
            <text:p>0</text:p>
          </table:table-cell>
          <table:table-cell table:style-name="ACE-6" table:formula="of:=IF([$'abs'.R35]&lt;2;COM.MICROSOFT.SWITCH([$'switches'.$A$1];1;POWER([$'ba'.R35];2)-POWER([$'bb'.R35];2)+[$'axi'.R$1];0;[.R35];2;0);[.R35])" office:value-type="float" office:value="0">
            <text:p>0</text:p>
          </table:table-cell>
          <table:table-cell table:style-name="ACE-6" table:formula="of:=IF([$'abs'.S35]&lt;2;COM.MICROSOFT.SWITCH([$'switches'.$A$1];1;POWER([$'ba'.S35];2)-POWER([$'bb'.S35];2)+[$'axi'.S$1];0;[.S35];2;0);[.S35])" office:value-type="float" office:value="0">
            <text:p>0</text:p>
          </table:table-cell>
          <table:table-cell table:style-name="ACE-6" table:formula="of:=IF([$'abs'.T35]&lt;2;COM.MICROSOFT.SWITCH([$'switches'.$A$1];1;POWER([$'ba'.T35];2)-POWER([$'bb'.T35];2)+[$'axi'.T$1];0;[.T35];2;0);[.T35])" office:value-type="float" office:value="0">
            <text:p>0</text:p>
          </table:table-cell>
          <table:table-cell table:style-name="ACE-6" table:formula="of:=IF([$'abs'.U35]&lt;2;COM.MICROSOFT.SWITCH([$'switches'.$A$1];1;POWER([$'ba'.U35];2)-POWER([$'bb'.U35];2)+[$'axi'.U$1];0;[.U35];2;0);[.U35])" office:value-type="float" office:value="0">
            <text:p>0</text:p>
          </table:table-cell>
          <table:table-cell table:style-name="ACE-6" table:formula="of:=IF([$'abs'.V35]&lt;2;COM.MICROSOFT.SWITCH([$'switches'.$A$1];1;POWER([$'ba'.V35];2)-POWER([$'bb'.V35];2)+[$'axi'.V$1];0;[.V35];2;0);[.V35])" office:value-type="float" office:value="0">
            <text:p>0</text:p>
          </table:table-cell>
          <table:table-cell table:style-name="ACE-6" table:formula="of:=IF([$'abs'.W35]&lt;2;COM.MICROSOFT.SWITCH([$'switches'.$A$1];1;POWER([$'ba'.W35];2)-POWER([$'bb'.W35];2)+[$'axi'.W$1];0;[.W35];2;0);[.W35])" office:value-type="float" office:value="0">
            <text:p>0</text:p>
          </table:table-cell>
          <table:table-cell table:style-name="ACE-6" table:formula="of:=IF([$'abs'.X35]&lt;2;COM.MICROSOFT.SWITCH([$'switches'.$A$1];1;POWER([$'ba'.X35];2)-POWER([$'bb'.X35];2)+[$'axi'.X$1];0;[.X35];2;0);[.X35])" office:value-type="float" office:value="0">
            <text:p>0</text:p>
          </table:table-cell>
          <table:table-cell table:style-name="ACE-6" table:formula="of:=IF([$'abs'.Y35]&lt;2;COM.MICROSOFT.SWITCH([$'switches'.$A$1];1;POWER([$'ba'.Y35];2)-POWER([$'bb'.Y35];2)+[$'axi'.Y$1];0;[.Y35];2;0);[.Y35])" office:value-type="float" office:value="0">
            <text:p>0</text:p>
          </table:table-cell>
          <table:table-cell table:style-name="ACE-6" table:formula="of:=IF([$'abs'.Z35]&lt;2;COM.MICROSOFT.SWITCH([$'switches'.$A$1];1;POWER([$'ba'.Z35];2)-POWER([$'bb'.Z35];2)+[$'axi'.Z$1];0;[.Z35];2;0);[.Z35])" office:value-type="float" office:value="0">
            <text:p>0</text:p>
          </table:table-cell>
          <table:table-cell table:style-name="ACE-6" table:formula="of:=IF([$'abs'.AA35]&lt;2;COM.MICROSOFT.SWITCH([$'switches'.$A$1];1;POWER([$'ba'.AA35];2)-POWER([$'bb'.AA35];2)+[$'axi'.AA$1];0;[.AA35];2;0);[.AA35])" office:value-type="float" office:value="0">
            <text:p>0</text:p>
          </table:table-cell>
          <table:table-cell table:style-name="ACE-6" table:formula="of:=IF([$'abs'.AB35]&lt;2;COM.MICROSOFT.SWITCH([$'switches'.$A$1];1;POWER([$'ba'.AB35];2)-POWER([$'bb'.AB35];2)+[$'axi'.AB$1];0;[.AB35];2;0);[.AB35])" office:value-type="float" office:value="0">
            <text:p>0</text:p>
          </table:table-cell>
          <table:table-cell table:style-name="ACE-6" table:formula="of:=IF([$'abs'.AC35]&lt;2;COM.MICROSOFT.SWITCH([$'switches'.$A$1];1;POWER([$'ba'.AC35];2)-POWER([$'bb'.AC35];2)+[$'axi'.AC$1];0;[.AC35];2;0);[.AC35])" office:value-type="float" office:value="0">
            <text:p>0</text:p>
          </table:table-cell>
          <table:table-cell table:style-name="ACE-6" table:formula="of:=IF([$'abs'.AD35]&lt;2;COM.MICROSOFT.SWITCH([$'switches'.$A$1];1;POWER([$'ba'.AD35];2)-POWER([$'bb'.AD35];2)+[$'axi'.AD$1];0;[.AD35];2;0);[.AD35])" office:value-type="float" office:value="0">
            <text:p>0</text:p>
          </table:table-cell>
          <table:table-cell table:style-name="ACE-6" table:formula="of:=IF([$'abs'.AE35]&lt;2;COM.MICROSOFT.SWITCH([$'switches'.$A$1];1;POWER([$'ba'.AE35];2)-POWER([$'bb'.AE35];2)+[$'axi'.AE$1];0;[.AE35];2;0);[.AE35])" office:value-type="float" office:value="0">
            <text:p>0</text:p>
          </table:table-cell>
          <table:table-cell table:style-name="ACE-6" table:formula="of:=IF([$'abs'.AF35]&lt;2;COM.MICROSOFT.SWITCH([$'switches'.$A$1];1;POWER([$'ba'.AF35];2)-POWER([$'bb'.AF35];2)+[$'axi'.AF$1];0;[.AF35];2;0);[.AF35])" office:value-type="float" office:value="0">
            <text:p>0</text:p>
          </table:table-cell>
          <table:table-cell table:style-name="ACE-6" table:formula="of:=IF([$'abs'.AG35]&lt;2;COM.MICROSOFT.SWITCH([$'switches'.$A$1];1;POWER([$'ba'.AG35];2)-POWER([$'bb'.AG35];2)+[$'axi'.AG$1];0;[.AG35];2;0);[.AG35])" office:value-type="float" office:value="0">
            <text:p>0</text:p>
          </table:table-cell>
          <table:table-cell table:style-name="ACE-6" table:formula="of:=IF([$'abs'.AH35]&lt;2;COM.MICROSOFT.SWITCH([$'switches'.$A$1];1;POWER([$'ba'.AH35];2)-POWER([$'bb'.AH35];2)+[$'axi'.AH$1];0;[.AH35];2;0);[.AH35])" office:value-type="float" office:value="0">
            <text:p>0</text:p>
          </table:table-cell>
          <table:table-cell table:style-name="ACE-6" table:formula="of:=IF([$'abs'.AI35]&lt;2;COM.MICROSOFT.SWITCH([$'switches'.$A$1];1;POWER([$'ba'.AI35];2)-POWER([$'bb'.AI35];2)+[$'axi'.AI$1];0;[.AI35];2;0);[.AI35])" office:value-type="float" office:value="0">
            <text:p>0</text:p>
          </table:table-cell>
          <table:table-cell table:style-name="ACE-6" table:formula="of:=IF([$'abs'.AJ35]&lt;2;COM.MICROSOFT.SWITCH([$'switches'.$A$1];1;POWER([$'ba'.AJ35];2)-POWER([$'bb'.AJ35];2)+[$'axi'.AJ$1];0;[.AJ35];2;0);[.AJ35])" office:value-type="float" office:value="0">
            <text:p>0</text:p>
          </table:table-cell>
          <table:table-cell table:style-name="ACE-6" table:formula="of:=IF([$'abs'.AK35]&lt;2;COM.MICROSOFT.SWITCH([$'switches'.$A$1];1;POWER([$'ba'.AK35];2)-POWER([$'bb'.AK35];2)+[$'axi'.AK$1];0;[.AK35];2;0);[.AK35])" office:value-type="float" office:value="0">
            <text:p>0</text:p>
          </table:table-cell>
          <table:table-cell table:style-name="ACE-6" table:formula="of:=IF([$'abs'.AL35]&lt;2;COM.MICROSOFT.SWITCH([$'switches'.$A$1];1;POWER([$'ba'.AL35];2)-POWER([$'bb'.AL35];2)+[$'axi'.AL$1];0;[.AL35];2;0);[.AL35])" office:value-type="float" office:value="0">
            <text:p>0</text:p>
          </table:table-cell>
          <table:table-cell table:style-name="ACE-6" table:formula="of:=IF([$'abs'.AM35]&lt;2;COM.MICROSOFT.SWITCH([$'switches'.$A$1];1;POWER([$'ba'.AM35];2)-POWER([$'bb'.AM35];2)+[$'axi'.AM$1];0;[.AM35];2;0);[.AM35])" office:value-type="float" office:value="0">
            <text:p>0</text:p>
          </table:table-cell>
          <table:table-cell table:style-name="ACE-6" table:formula="of:=IF([$'abs'.AN35]&lt;2;COM.MICROSOFT.SWITCH([$'switches'.$A$1];1;POWER([$'ba'.AN35];2)-POWER([$'bb'.AN35];2)+[$'axi'.AN$1];0;[.AN35];2;0);[.AN35])" office:value-type="float" office:value="0">
            <text:p>0</text:p>
          </table:table-cell>
          <table:table-cell table:style-name="ACE-6" table:formula="of:=IF([$'abs'.AO35]&lt;2;COM.MICROSOFT.SWITCH([$'switches'.$A$1];1;POWER([$'ba'.AO35];2)-POWER([$'bb'.AO35];2)+[$'axi'.AO$1];0;[.AO35];2;0);[.AO35])" office:value-type="float" office:value="0">
            <text:p>0</text:p>
          </table:table-cell>
          <table:table-cell table:style-name="ACE-6" table:formula="of:=IF([$'abs'.AP35]&lt;2;COM.MICROSOFT.SWITCH([$'switches'.$A$1];1;POWER([$'ba'.AP35];2)-POWER([$'bb'.AP35];2)+[$'axi'.AP$1];0;[.AP35];2;0);[.AP35])" office:value-type="float" office:value="0">
            <text:p>0</text:p>
          </table:table-cell>
          <table:table-cell table:style-name="ACE-6" table:formula="of:=IF([$'abs'.AQ35]&lt;2;COM.MICROSOFT.SWITCH([$'switches'.$A$1];1;POWER([$'ba'.AQ35];2)-POWER([$'bb'.AQ35];2)+[$'axi'.AQ$1];0;[.AQ35];2;0);[.AQ35])" office:value-type="float" office:value="0">
            <text:p>0</text:p>
          </table:table-cell>
          <table:table-cell table:style-name="ACE-6" table:formula="of:=IF([$'abs'.AR35]&lt;2;COM.MICROSOFT.SWITCH([$'switches'.$A$1];1;POWER([$'ba'.AR35];2)-POWER([$'bb'.AR35];2)+[$'axi'.AR$1];0;[.AR35];2;0);[.AR35])" office:value-type="float" office:value="0">
            <text:p>0</text:p>
          </table:table-cell>
          <table:table-cell table:style-name="ACE-6" table:formula="of:=IF([$'abs'.AS35]&lt;2;COM.MICROSOFT.SWITCH([$'switches'.$A$1];1;POWER([$'ba'.AS35];2)-POWER([$'bb'.AS35];2)+[$'axi'.AS$1];0;[.AS35];2;0);[.AS35])" office:value-type="float" office:value="0">
            <text:p>0</text:p>
          </table:table-cell>
          <table:table-cell table:style-name="ACE-6" table:formula="of:=IF([$'abs'.AT35]&lt;2;COM.MICROSOFT.SWITCH([$'switches'.$A$1];1;POWER([$'ba'.AT35];2)-POWER([$'bb'.AT35];2)+[$'axi'.AT$1];0;[.AT35];2;0);[.AT35])" office:value-type="float" office:value="0">
            <text:p>0</text:p>
          </table:table-cell>
          <table:table-cell table:style-name="ACE-6" table:formula="of:=IF([$'abs'.AU35]&lt;2;COM.MICROSOFT.SWITCH([$'switches'.$A$1];1;POWER([$'ba'.AU35];2)-POWER([$'bb'.AU35];2)+[$'axi'.AU$1];0;[.AU35];2;0);[.AU35])" office:value-type="float" office:value="0">
            <text:p>0</text:p>
          </table:table-cell>
          <table:table-cell table:style-name="ACE-6" table:formula="of:=IF([$'abs'.AV35]&lt;2;COM.MICROSOFT.SWITCH([$'switches'.$A$1];1;POWER([$'ba'.AV35];2)-POWER([$'bb'.AV35];2)+[$'axi'.AV$1];0;[.AV35];2;0);[.AV35])" office:value-type="float" office:value="0">
            <text:p>0</text:p>
          </table:table-cell>
          <table:table-cell table:style-name="ACE-6" table:formula="of:=IF([$'abs'.AW35]&lt;2;COM.MICROSOFT.SWITCH([$'switches'.$A$1];1;POWER([$'ba'.AW35];2)-POWER([$'bb'.AW35];2)+[$'axi'.AW$1];0;[.AW35];2;0);[.AW35])" office:value-type="float" office:value="0">
            <text:p>0</text:p>
          </table:table-cell>
          <table:table-cell table:style-name="ACE-6" table:formula="of:=IF([$'abs'.AX35]&lt;2;COM.MICROSOFT.SWITCH([$'switches'.$A$1];1;POWER([$'ba'.AX35];2)-POWER([$'bb'.AX35];2)+[$'axi'.AX$1];0;[.AX35];2;0);[.AX35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6]&lt;2;COM.MICROSOFT.SWITCH([$'switches'.$A$1];1;POWER([$'ba'.B36];2)-POWER([$'bb'.B36];2)+[$'axi'.B$1];0;[.B36];2;0);[.B36])" office:value-type="float" office:value="0">
            <text:p>0</text:p>
          </table:table-cell>
          <table:table-cell table:style-name="ACE-6" table:formula="of:=IF([$'abs'.C36]&lt;2;COM.MICROSOFT.SWITCH([$'switches'.$A$1];1;POWER([$'ba'.C36];2)-POWER([$'bb'.C36];2)+[$'axi'.C$1];0;[.C36];2;0);[.C36])" office:value-type="float" office:value="0">
            <text:p>0</text:p>
          </table:table-cell>
          <table:table-cell table:style-name="ACE-6" table:formula="of:=IF([$'abs'.D36]&lt;2;COM.MICROSOFT.SWITCH([$'switches'.$A$1];1;POWER([$'ba'.D36];2)-POWER([$'bb'.D36];2)+[$'axi'.D$1];0;[.D36];2;0);[.D36])" office:value-type="float" office:value="0">
            <text:p>0</text:p>
          </table:table-cell>
          <table:table-cell table:style-name="ACE-6" table:formula="of:=IF([$'abs'.E36]&lt;2;COM.MICROSOFT.SWITCH([$'switches'.$A$1];1;POWER([$'ba'.E36];2)-POWER([$'bb'.E36];2)+[$'axi'.E$1];0;[.E36];2;0);[.E36])" office:value-type="float" office:value="0">
            <text:p>0</text:p>
          </table:table-cell>
          <table:table-cell table:style-name="ACE-6" table:formula="of:=IF([$'abs'.F36]&lt;2;COM.MICROSOFT.SWITCH([$'switches'.$A$1];1;POWER([$'ba'.F36];2)-POWER([$'bb'.F36];2)+[$'axi'.F$1];0;[.F36];2;0);[.F36])" office:value-type="float" office:value="0">
            <text:p>0</text:p>
          </table:table-cell>
          <table:table-cell table:style-name="ACE-6" table:formula="of:=IF([$'abs'.G36]&lt;2;COM.MICROSOFT.SWITCH([$'switches'.$A$1];1;POWER([$'ba'.G36];2)-POWER([$'bb'.G36];2)+[$'axi'.G$1];0;[.G36];2;0);[.G36])" office:value-type="float" office:value="0">
            <text:p>0</text:p>
          </table:table-cell>
          <table:table-cell table:style-name="ACE-6" table:formula="of:=IF([$'abs'.H36]&lt;2;COM.MICROSOFT.SWITCH([$'switches'.$A$1];1;POWER([$'ba'.H36];2)-POWER([$'bb'.H36];2)+[$'axi'.H$1];0;[.H36];2;0);[.H36])" office:value-type="float" office:value="0">
            <text:p>0</text:p>
          </table:table-cell>
          <table:table-cell table:style-name="ACE-6" table:formula="of:=IF([$'abs'.I36]&lt;2;COM.MICROSOFT.SWITCH([$'switches'.$A$1];1;POWER([$'ba'.I36];2)-POWER([$'bb'.I36];2)+[$'axi'.I$1];0;[.I36];2;0);[.I36])" office:value-type="float" office:value="0">
            <text:p>0</text:p>
          </table:table-cell>
          <table:table-cell table:style-name="ACE-6" table:formula="of:=IF([$'abs'.J36]&lt;2;COM.MICROSOFT.SWITCH([$'switches'.$A$1];1;POWER([$'ba'.J36];2)-POWER([$'bb'.J36];2)+[$'axi'.J$1];0;[.J36];2;0);[.J36])" office:value-type="float" office:value="0">
            <text:p>0</text:p>
          </table:table-cell>
          <table:table-cell table:style-name="ACE-6" table:formula="of:=IF([$'abs'.K36]&lt;2;COM.MICROSOFT.SWITCH([$'switches'.$A$1];1;POWER([$'ba'.K36];2)-POWER([$'bb'.K36];2)+[$'axi'.K$1];0;[.K36];2;0);[.K36])" office:value-type="float" office:value="0">
            <text:p>0</text:p>
          </table:table-cell>
          <table:table-cell table:style-name="ACE-6" table:formula="of:=IF([$'abs'.L36]&lt;2;COM.MICROSOFT.SWITCH([$'switches'.$A$1];1;POWER([$'ba'.L36];2)-POWER([$'bb'.L36];2)+[$'axi'.L$1];0;[.L36];2;0);[.L36])" office:value-type="float" office:value="0">
            <text:p>0</text:p>
          </table:table-cell>
          <table:table-cell table:style-name="ACE-6" table:formula="of:=IF([$'abs'.M36]&lt;2;COM.MICROSOFT.SWITCH([$'switches'.$A$1];1;POWER([$'ba'.M36];2)-POWER([$'bb'.M36];2)+[$'axi'.M$1];0;[.M36];2;0);[.M36])" office:value-type="float" office:value="0">
            <text:p>0</text:p>
          </table:table-cell>
          <table:table-cell table:style-name="ACE-6" table:formula="of:=IF([$'abs'.N36]&lt;2;COM.MICROSOFT.SWITCH([$'switches'.$A$1];1;POWER([$'ba'.N36];2)-POWER([$'bb'.N36];2)+[$'axi'.N$1];0;[.N36];2;0);[.N36])" office:value-type="float" office:value="0">
            <text:p>0</text:p>
          </table:table-cell>
          <table:table-cell table:style-name="ACE-6" table:formula="of:=IF([$'abs'.O36]&lt;2;COM.MICROSOFT.SWITCH([$'switches'.$A$1];1;POWER([$'ba'.O36];2)-POWER([$'bb'.O36];2)+[$'axi'.O$1];0;[.O36];2;0);[.O36])" office:value-type="float" office:value="0">
            <text:p>0</text:p>
          </table:table-cell>
          <table:table-cell table:style-name="ACE-6" table:formula="of:=IF([$'abs'.P36]&lt;2;COM.MICROSOFT.SWITCH([$'switches'.$A$1];1;POWER([$'ba'.P36];2)-POWER([$'bb'.P36];2)+[$'axi'.P$1];0;[.P36];2;0);[.P36])" office:value-type="float" office:value="0">
            <text:p>0</text:p>
          </table:table-cell>
          <table:table-cell table:style-name="ACE-6" table:formula="of:=IF([$'abs'.Q36]&lt;2;COM.MICROSOFT.SWITCH([$'switches'.$A$1];1;POWER([$'ba'.Q36];2)-POWER([$'bb'.Q36];2)+[$'axi'.Q$1];0;[.Q36];2;0);[.Q36])" office:value-type="float" office:value="0">
            <text:p>0</text:p>
          </table:table-cell>
          <table:table-cell table:style-name="ACE-6" table:formula="of:=IF([$'abs'.R36]&lt;2;COM.MICROSOFT.SWITCH([$'switches'.$A$1];1;POWER([$'ba'.R36];2)-POWER([$'bb'.R36];2)+[$'axi'.R$1];0;[.R36];2;0);[.R36])" office:value-type="float" office:value="0">
            <text:p>0</text:p>
          </table:table-cell>
          <table:table-cell table:style-name="ACE-6" table:formula="of:=IF([$'abs'.S36]&lt;2;COM.MICROSOFT.SWITCH([$'switches'.$A$1];1;POWER([$'ba'.S36];2)-POWER([$'bb'.S36];2)+[$'axi'.S$1];0;[.S36];2;0);[.S36])" office:value-type="float" office:value="0">
            <text:p>0</text:p>
          </table:table-cell>
          <table:table-cell table:style-name="ACE-6" table:formula="of:=IF([$'abs'.T36]&lt;2;COM.MICROSOFT.SWITCH([$'switches'.$A$1];1;POWER([$'ba'.T36];2)-POWER([$'bb'.T36];2)+[$'axi'.T$1];0;[.T36];2;0);[.T36])" office:value-type="float" office:value="0">
            <text:p>0</text:p>
          </table:table-cell>
          <table:table-cell table:style-name="ACE-6" table:formula="of:=IF([$'abs'.U36]&lt;2;COM.MICROSOFT.SWITCH([$'switches'.$A$1];1;POWER([$'ba'.U36];2)-POWER([$'bb'.U36];2)+[$'axi'.U$1];0;[.U36];2;0);[.U36])" office:value-type="float" office:value="0">
            <text:p>0</text:p>
          </table:table-cell>
          <table:table-cell table:style-name="ACE-6" table:formula="of:=IF([$'abs'.V36]&lt;2;COM.MICROSOFT.SWITCH([$'switches'.$A$1];1;POWER([$'ba'.V36];2)-POWER([$'bb'.V36];2)+[$'axi'.V$1];0;[.V36];2;0);[.V36])" office:value-type="float" office:value="0">
            <text:p>0</text:p>
          </table:table-cell>
          <table:table-cell table:style-name="ACE-6" table:formula="of:=IF([$'abs'.W36]&lt;2;COM.MICROSOFT.SWITCH([$'switches'.$A$1];1;POWER([$'ba'.W36];2)-POWER([$'bb'.W36];2)+[$'axi'.W$1];0;[.W36];2;0);[.W36])" office:value-type="float" office:value="0">
            <text:p>0</text:p>
          </table:table-cell>
          <table:table-cell table:style-name="ACE-6" table:formula="of:=IF([$'abs'.X36]&lt;2;COM.MICROSOFT.SWITCH([$'switches'.$A$1];1;POWER([$'ba'.X36];2)-POWER([$'bb'.X36];2)+[$'axi'.X$1];0;[.X36];2;0);[.X36])" office:value-type="float" office:value="0">
            <text:p>0</text:p>
          </table:table-cell>
          <table:table-cell table:style-name="ACE-6" table:formula="of:=IF([$'abs'.Y36]&lt;2;COM.MICROSOFT.SWITCH([$'switches'.$A$1];1;POWER([$'ba'.Y36];2)-POWER([$'bb'.Y36];2)+[$'axi'.Y$1];0;[.Y36];2;0);[.Y36])" office:value-type="float" office:value="0">
            <text:p>0</text:p>
          </table:table-cell>
          <table:table-cell table:style-name="ACE-6" table:formula="of:=IF([$'abs'.Z36]&lt;2;COM.MICROSOFT.SWITCH([$'switches'.$A$1];1;POWER([$'ba'.Z36];2)-POWER([$'bb'.Z36];2)+[$'axi'.Z$1];0;[.Z36];2;0);[.Z36])" office:value-type="float" office:value="0">
            <text:p>0</text:p>
          </table:table-cell>
          <table:table-cell table:style-name="ACE-6" table:formula="of:=IF([$'abs'.AA36]&lt;2;COM.MICROSOFT.SWITCH([$'switches'.$A$1];1;POWER([$'ba'.AA36];2)-POWER([$'bb'.AA36];2)+[$'axi'.AA$1];0;[.AA36];2;0);[.AA36])" office:value-type="float" office:value="0">
            <text:p>0</text:p>
          </table:table-cell>
          <table:table-cell table:style-name="ACE-6" table:formula="of:=IF([$'abs'.AB36]&lt;2;COM.MICROSOFT.SWITCH([$'switches'.$A$1];1;POWER([$'ba'.AB36];2)-POWER([$'bb'.AB36];2)+[$'axi'.AB$1];0;[.AB36];2;0);[.AB36])" office:value-type="float" office:value="0">
            <text:p>0</text:p>
          </table:table-cell>
          <table:table-cell table:style-name="ACE-6" table:formula="of:=IF([$'abs'.AC36]&lt;2;COM.MICROSOFT.SWITCH([$'switches'.$A$1];1;POWER([$'ba'.AC36];2)-POWER([$'bb'.AC36];2)+[$'axi'.AC$1];0;[.AC36];2;0);[.AC36])" office:value-type="float" office:value="0">
            <text:p>0</text:p>
          </table:table-cell>
          <table:table-cell table:style-name="ACE-6" table:formula="of:=IF([$'abs'.AD36]&lt;2;COM.MICROSOFT.SWITCH([$'switches'.$A$1];1;POWER([$'ba'.AD36];2)-POWER([$'bb'.AD36];2)+[$'axi'.AD$1];0;[.AD36];2;0);[.AD36])" office:value-type="float" office:value="0">
            <text:p>0</text:p>
          </table:table-cell>
          <table:table-cell table:style-name="ACE-6" table:formula="of:=IF([$'abs'.AE36]&lt;2;COM.MICROSOFT.SWITCH([$'switches'.$A$1];1;POWER([$'ba'.AE36];2)-POWER([$'bb'.AE36];2)+[$'axi'.AE$1];0;[.AE36];2;0);[.AE36])" office:value-type="float" office:value="0">
            <text:p>0</text:p>
          </table:table-cell>
          <table:table-cell table:style-name="ACE-6" table:formula="of:=IF([$'abs'.AF36]&lt;2;COM.MICROSOFT.SWITCH([$'switches'.$A$1];1;POWER([$'ba'.AF36];2)-POWER([$'bb'.AF36];2)+[$'axi'.AF$1];0;[.AF36];2;0);[.AF36])" office:value-type="float" office:value="0">
            <text:p>0</text:p>
          </table:table-cell>
          <table:table-cell table:style-name="ACE-6" table:formula="of:=IF([$'abs'.AG36]&lt;2;COM.MICROSOFT.SWITCH([$'switches'.$A$1];1;POWER([$'ba'.AG36];2)-POWER([$'bb'.AG36];2)+[$'axi'.AG$1];0;[.AG36];2;0);[.AG36])" office:value-type="float" office:value="0">
            <text:p>0</text:p>
          </table:table-cell>
          <table:table-cell table:style-name="ACE-6" table:formula="of:=IF([$'abs'.AH36]&lt;2;COM.MICROSOFT.SWITCH([$'switches'.$A$1];1;POWER([$'ba'.AH36];2)-POWER([$'bb'.AH36];2)+[$'axi'.AH$1];0;[.AH36];2;0);[.AH36])" office:value-type="float" office:value="0">
            <text:p>0</text:p>
          </table:table-cell>
          <table:table-cell table:style-name="ACE-6" table:formula="of:=IF([$'abs'.AI36]&lt;2;COM.MICROSOFT.SWITCH([$'switches'.$A$1];1;POWER([$'ba'.AI36];2)-POWER([$'bb'.AI36];2)+[$'axi'.AI$1];0;[.AI36];2;0);[.AI36])" office:value-type="float" office:value="0">
            <text:p>0</text:p>
          </table:table-cell>
          <table:table-cell table:style-name="ACE-6" table:formula="of:=IF([$'abs'.AJ36]&lt;2;COM.MICROSOFT.SWITCH([$'switches'.$A$1];1;POWER([$'ba'.AJ36];2)-POWER([$'bb'.AJ36];2)+[$'axi'.AJ$1];0;[.AJ36];2;0);[.AJ36])" office:value-type="float" office:value="0">
            <text:p>0</text:p>
          </table:table-cell>
          <table:table-cell table:style-name="ACE-6" table:formula="of:=IF([$'abs'.AK36]&lt;2;COM.MICROSOFT.SWITCH([$'switches'.$A$1];1;POWER([$'ba'.AK36];2)-POWER([$'bb'.AK36];2)+[$'axi'.AK$1];0;[.AK36];2;0);[.AK36])" office:value-type="float" office:value="0">
            <text:p>0</text:p>
          </table:table-cell>
          <table:table-cell table:style-name="ACE-6" table:formula="of:=IF([$'abs'.AL36]&lt;2;COM.MICROSOFT.SWITCH([$'switches'.$A$1];1;POWER([$'ba'.AL36];2)-POWER([$'bb'.AL36];2)+[$'axi'.AL$1];0;[.AL36];2;0);[.AL36])" office:value-type="float" office:value="0">
            <text:p>0</text:p>
          </table:table-cell>
          <table:table-cell table:style-name="ACE-6" table:formula="of:=IF([$'abs'.AM36]&lt;2;COM.MICROSOFT.SWITCH([$'switches'.$A$1];1;POWER([$'ba'.AM36];2)-POWER([$'bb'.AM36];2)+[$'axi'.AM$1];0;[.AM36];2;0);[.AM36])" office:value-type="float" office:value="0">
            <text:p>0</text:p>
          </table:table-cell>
          <table:table-cell table:style-name="ACE-6" table:formula="of:=IF([$'abs'.AN36]&lt;2;COM.MICROSOFT.SWITCH([$'switches'.$A$1];1;POWER([$'ba'.AN36];2)-POWER([$'bb'.AN36];2)+[$'axi'.AN$1];0;[.AN36];2;0);[.AN36])" office:value-type="float" office:value="0">
            <text:p>0</text:p>
          </table:table-cell>
          <table:table-cell table:style-name="ACE-6" table:formula="of:=IF([$'abs'.AO36]&lt;2;COM.MICROSOFT.SWITCH([$'switches'.$A$1];1;POWER([$'ba'.AO36];2)-POWER([$'bb'.AO36];2)+[$'axi'.AO$1];0;[.AO36];2;0);[.AO36])" office:value-type="float" office:value="0">
            <text:p>0</text:p>
          </table:table-cell>
          <table:table-cell table:style-name="ACE-6" table:formula="of:=IF([$'abs'.AP36]&lt;2;COM.MICROSOFT.SWITCH([$'switches'.$A$1];1;POWER([$'ba'.AP36];2)-POWER([$'bb'.AP36];2)+[$'axi'.AP$1];0;[.AP36];2;0);[.AP36])" office:value-type="float" office:value="0">
            <text:p>0</text:p>
          </table:table-cell>
          <table:table-cell table:style-name="ACE-6" table:formula="of:=IF([$'abs'.AQ36]&lt;2;COM.MICROSOFT.SWITCH([$'switches'.$A$1];1;POWER([$'ba'.AQ36];2)-POWER([$'bb'.AQ36];2)+[$'axi'.AQ$1];0;[.AQ36];2;0);[.AQ36])" office:value-type="float" office:value="0">
            <text:p>0</text:p>
          </table:table-cell>
          <table:table-cell table:style-name="ACE-6" table:formula="of:=IF([$'abs'.AR36]&lt;2;COM.MICROSOFT.SWITCH([$'switches'.$A$1];1;POWER([$'ba'.AR36];2)-POWER([$'bb'.AR36];2)+[$'axi'.AR$1];0;[.AR36];2;0);[.AR36])" office:value-type="float" office:value="0">
            <text:p>0</text:p>
          </table:table-cell>
          <table:table-cell table:style-name="ACE-6" table:formula="of:=IF([$'abs'.AS36]&lt;2;COM.MICROSOFT.SWITCH([$'switches'.$A$1];1;POWER([$'ba'.AS36];2)-POWER([$'bb'.AS36];2)+[$'axi'.AS$1];0;[.AS36];2;0);[.AS36])" office:value-type="float" office:value="0">
            <text:p>0</text:p>
          </table:table-cell>
          <table:table-cell table:style-name="ACE-6" table:formula="of:=IF([$'abs'.AT36]&lt;2;COM.MICROSOFT.SWITCH([$'switches'.$A$1];1;POWER([$'ba'.AT36];2)-POWER([$'bb'.AT36];2)+[$'axi'.AT$1];0;[.AT36];2;0);[.AT36])" office:value-type="float" office:value="0">
            <text:p>0</text:p>
          </table:table-cell>
          <table:table-cell table:style-name="ACE-6" table:formula="of:=IF([$'abs'.AU36]&lt;2;COM.MICROSOFT.SWITCH([$'switches'.$A$1];1;POWER([$'ba'.AU36];2)-POWER([$'bb'.AU36];2)+[$'axi'.AU$1];0;[.AU36];2;0);[.AU36])" office:value-type="float" office:value="0">
            <text:p>0</text:p>
          </table:table-cell>
          <table:table-cell table:style-name="ACE-6" table:formula="of:=IF([$'abs'.AV36]&lt;2;COM.MICROSOFT.SWITCH([$'switches'.$A$1];1;POWER([$'ba'.AV36];2)-POWER([$'bb'.AV36];2)+[$'axi'.AV$1];0;[.AV36];2;0);[.AV36])" office:value-type="float" office:value="0">
            <text:p>0</text:p>
          </table:table-cell>
          <table:table-cell table:style-name="ACE-6" table:formula="of:=IF([$'abs'.AW36]&lt;2;COM.MICROSOFT.SWITCH([$'switches'.$A$1];1;POWER([$'ba'.AW36];2)-POWER([$'bb'.AW36];2)+[$'axi'.AW$1];0;[.AW36];2;0);[.AW36])" office:value-type="float" office:value="0">
            <text:p>0</text:p>
          </table:table-cell>
          <table:table-cell table:style-name="ACE-6" table:formula="of:=IF([$'abs'.AX36]&lt;2;COM.MICROSOFT.SWITCH([$'switches'.$A$1];1;POWER([$'ba'.AX36];2)-POWER([$'bb'.AX36];2)+[$'axi'.AX$1];0;[.AX36];2;0);[.AX36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7]&lt;2;COM.MICROSOFT.SWITCH([$'switches'.$A$1];1;POWER([$'ba'.B37];2)-POWER([$'bb'.B37];2)+[$'axi'.B$1];0;[.B37];2;0);[.B37])" office:value-type="float" office:value="0">
            <text:p>0</text:p>
          </table:table-cell>
          <table:table-cell table:style-name="ACE-6" table:formula="of:=IF([$'abs'.C37]&lt;2;COM.MICROSOFT.SWITCH([$'switches'.$A$1];1;POWER([$'ba'.C37];2)-POWER([$'bb'.C37];2)+[$'axi'.C$1];0;[.C37];2;0);[.C37])" office:value-type="float" office:value="0">
            <text:p>0</text:p>
          </table:table-cell>
          <table:table-cell table:style-name="ACE-6" table:formula="of:=IF([$'abs'.D37]&lt;2;COM.MICROSOFT.SWITCH([$'switches'.$A$1];1;POWER([$'ba'.D37];2)-POWER([$'bb'.D37];2)+[$'axi'.D$1];0;[.D37];2;0);[.D37])" office:value-type="float" office:value="0">
            <text:p>0</text:p>
          </table:table-cell>
          <table:table-cell table:style-name="ACE-6" table:formula="of:=IF([$'abs'.E37]&lt;2;COM.MICROSOFT.SWITCH([$'switches'.$A$1];1;POWER([$'ba'.E37];2)-POWER([$'bb'.E37];2)+[$'axi'.E$1];0;[.E37];2;0);[.E37])" office:value-type="float" office:value="0">
            <text:p>0</text:p>
          </table:table-cell>
          <table:table-cell table:style-name="ACE-6" table:formula="of:=IF([$'abs'.F37]&lt;2;COM.MICROSOFT.SWITCH([$'switches'.$A$1];1;POWER([$'ba'.F37];2)-POWER([$'bb'.F37];2)+[$'axi'.F$1];0;[.F37];2;0);[.F37])" office:value-type="float" office:value="0">
            <text:p>0</text:p>
          </table:table-cell>
          <table:table-cell table:style-name="ACE-6" table:formula="of:=IF([$'abs'.G37]&lt;2;COM.MICROSOFT.SWITCH([$'switches'.$A$1];1;POWER([$'ba'.G37];2)-POWER([$'bb'.G37];2)+[$'axi'.G$1];0;[.G37];2;0);[.G37])" office:value-type="float" office:value="0">
            <text:p>0</text:p>
          </table:table-cell>
          <table:table-cell table:style-name="ACE-6" table:formula="of:=IF([$'abs'.H37]&lt;2;COM.MICROSOFT.SWITCH([$'switches'.$A$1];1;POWER([$'ba'.H37];2)-POWER([$'bb'.H37];2)+[$'axi'.H$1];0;[.H37];2;0);[.H37])" office:value-type="float" office:value="0">
            <text:p>0</text:p>
          </table:table-cell>
          <table:table-cell table:style-name="ACE-6" table:formula="of:=IF([$'abs'.I37]&lt;2;COM.MICROSOFT.SWITCH([$'switches'.$A$1];1;POWER([$'ba'.I37];2)-POWER([$'bb'.I37];2)+[$'axi'.I$1];0;[.I37];2;0);[.I37])" office:value-type="float" office:value="0">
            <text:p>0</text:p>
          </table:table-cell>
          <table:table-cell table:style-name="ACE-6" table:formula="of:=IF([$'abs'.J37]&lt;2;COM.MICROSOFT.SWITCH([$'switches'.$A$1];1;POWER([$'ba'.J37];2)-POWER([$'bb'.J37];2)+[$'axi'.J$1];0;[.J37];2;0);[.J37])" office:value-type="float" office:value="0">
            <text:p>0</text:p>
          </table:table-cell>
          <table:table-cell table:style-name="ACE-6" table:formula="of:=IF([$'abs'.K37]&lt;2;COM.MICROSOFT.SWITCH([$'switches'.$A$1];1;POWER([$'ba'.K37];2)-POWER([$'bb'.K37];2)+[$'axi'.K$1];0;[.K37];2;0);[.K37])" office:value-type="float" office:value="0">
            <text:p>0</text:p>
          </table:table-cell>
          <table:table-cell table:style-name="ACE-6" table:formula="of:=IF([$'abs'.L37]&lt;2;COM.MICROSOFT.SWITCH([$'switches'.$A$1];1;POWER([$'ba'.L37];2)-POWER([$'bb'.L37];2)+[$'axi'.L$1];0;[.L37];2;0);[.L37])" office:value-type="float" office:value="0">
            <text:p>0</text:p>
          </table:table-cell>
          <table:table-cell table:style-name="ACE-6" table:formula="of:=IF([$'abs'.M37]&lt;2;COM.MICROSOFT.SWITCH([$'switches'.$A$1];1;POWER([$'ba'.M37];2)-POWER([$'bb'.M37];2)+[$'axi'.M$1];0;[.M37];2;0);[.M37])" office:value-type="float" office:value="0">
            <text:p>0</text:p>
          </table:table-cell>
          <table:table-cell table:style-name="ACE-6" table:formula="of:=IF([$'abs'.N37]&lt;2;COM.MICROSOFT.SWITCH([$'switches'.$A$1];1;POWER([$'ba'.N37];2)-POWER([$'bb'.N37];2)+[$'axi'.N$1];0;[.N37];2;0);[.N37])" office:value-type="float" office:value="0">
            <text:p>0</text:p>
          </table:table-cell>
          <table:table-cell table:style-name="ACE-6" table:formula="of:=IF([$'abs'.O37]&lt;2;COM.MICROSOFT.SWITCH([$'switches'.$A$1];1;POWER([$'ba'.O37];2)-POWER([$'bb'.O37];2)+[$'axi'.O$1];0;[.O37];2;0);[.O37])" office:value-type="float" office:value="0">
            <text:p>0</text:p>
          </table:table-cell>
          <table:table-cell table:style-name="ACE-6" table:formula="of:=IF([$'abs'.P37]&lt;2;COM.MICROSOFT.SWITCH([$'switches'.$A$1];1;POWER([$'ba'.P37];2)-POWER([$'bb'.P37];2)+[$'axi'.P$1];0;[.P37];2;0);[.P37])" office:value-type="float" office:value="0">
            <text:p>0</text:p>
          </table:table-cell>
          <table:table-cell table:style-name="ACE-6" table:formula="of:=IF([$'abs'.Q37]&lt;2;COM.MICROSOFT.SWITCH([$'switches'.$A$1];1;POWER([$'ba'.Q37];2)-POWER([$'bb'.Q37];2)+[$'axi'.Q$1];0;[.Q37];2;0);[.Q37])" office:value-type="float" office:value="0">
            <text:p>0</text:p>
          </table:table-cell>
          <table:table-cell table:style-name="ACE-6" table:formula="of:=IF([$'abs'.R37]&lt;2;COM.MICROSOFT.SWITCH([$'switches'.$A$1];1;POWER([$'ba'.R37];2)-POWER([$'bb'.R37];2)+[$'axi'.R$1];0;[.R37];2;0);[.R37])" office:value-type="float" office:value="0">
            <text:p>0</text:p>
          </table:table-cell>
          <table:table-cell table:style-name="ACE-6" table:formula="of:=IF([$'abs'.S37]&lt;2;COM.MICROSOFT.SWITCH([$'switches'.$A$1];1;POWER([$'ba'.S37];2)-POWER([$'bb'.S37];2)+[$'axi'.S$1];0;[.S37];2;0);[.S37])" office:value-type="float" office:value="0">
            <text:p>0</text:p>
          </table:table-cell>
          <table:table-cell table:style-name="ACE-6" table:formula="of:=IF([$'abs'.T37]&lt;2;COM.MICROSOFT.SWITCH([$'switches'.$A$1];1;POWER([$'ba'.T37];2)-POWER([$'bb'.T37];2)+[$'axi'.T$1];0;[.T37];2;0);[.T37])" office:value-type="float" office:value="0">
            <text:p>0</text:p>
          </table:table-cell>
          <table:table-cell table:style-name="ACE-6" table:formula="of:=IF([$'abs'.U37]&lt;2;COM.MICROSOFT.SWITCH([$'switches'.$A$1];1;POWER([$'ba'.U37];2)-POWER([$'bb'.U37];2)+[$'axi'.U$1];0;[.U37];2;0);[.U37])" office:value-type="float" office:value="0">
            <text:p>0</text:p>
          </table:table-cell>
          <table:table-cell table:style-name="ACE-6" table:formula="of:=IF([$'abs'.V37]&lt;2;COM.MICROSOFT.SWITCH([$'switches'.$A$1];1;POWER([$'ba'.V37];2)-POWER([$'bb'.V37];2)+[$'axi'.V$1];0;[.V37];2;0);[.V37])" office:value-type="float" office:value="0">
            <text:p>0</text:p>
          </table:table-cell>
          <table:table-cell table:style-name="ACE-6" table:formula="of:=IF([$'abs'.W37]&lt;2;COM.MICROSOFT.SWITCH([$'switches'.$A$1];1;POWER([$'ba'.W37];2)-POWER([$'bb'.W37];2)+[$'axi'.W$1];0;[.W37];2;0);[.W37])" office:value-type="float" office:value="0">
            <text:p>0</text:p>
          </table:table-cell>
          <table:table-cell table:style-name="ACE-6" table:formula="of:=IF([$'abs'.X37]&lt;2;COM.MICROSOFT.SWITCH([$'switches'.$A$1];1;POWER([$'ba'.X37];2)-POWER([$'bb'.X37];2)+[$'axi'.X$1];0;[.X37];2;0);[.X37])" office:value-type="float" office:value="0">
            <text:p>0</text:p>
          </table:table-cell>
          <table:table-cell table:style-name="ACE-6" table:formula="of:=IF([$'abs'.Y37]&lt;2;COM.MICROSOFT.SWITCH([$'switches'.$A$1];1;POWER([$'ba'.Y37];2)-POWER([$'bb'.Y37];2)+[$'axi'.Y$1];0;[.Y37];2;0);[.Y37])" office:value-type="float" office:value="0">
            <text:p>0</text:p>
          </table:table-cell>
          <table:table-cell table:style-name="ACE-6" table:formula="of:=IF([$'abs'.Z37]&lt;2;COM.MICROSOFT.SWITCH([$'switches'.$A$1];1;POWER([$'ba'.Z37];2)-POWER([$'bb'.Z37];2)+[$'axi'.Z$1];0;[.Z37];2;0);[.Z37])" office:value-type="float" office:value="0">
            <text:p>0</text:p>
          </table:table-cell>
          <table:table-cell table:style-name="ACE-6" table:formula="of:=IF([$'abs'.AA37]&lt;2;COM.MICROSOFT.SWITCH([$'switches'.$A$1];1;POWER([$'ba'.AA37];2)-POWER([$'bb'.AA37];2)+[$'axi'.AA$1];0;[.AA37];2;0);[.AA37])" office:value-type="float" office:value="0">
            <text:p>0</text:p>
          </table:table-cell>
          <table:table-cell table:style-name="ACE-6" table:formula="of:=IF([$'abs'.AB37]&lt;2;COM.MICROSOFT.SWITCH([$'switches'.$A$1];1;POWER([$'ba'.AB37];2)-POWER([$'bb'.AB37];2)+[$'axi'.AB$1];0;[.AB37];2;0);[.AB37])" office:value-type="float" office:value="0">
            <text:p>0</text:p>
          </table:table-cell>
          <table:table-cell table:style-name="ACE-6" table:formula="of:=IF([$'abs'.AC37]&lt;2;COM.MICROSOFT.SWITCH([$'switches'.$A$1];1;POWER([$'ba'.AC37];2)-POWER([$'bb'.AC37];2)+[$'axi'.AC$1];0;[.AC37];2;0);[.AC37])" office:value-type="float" office:value="0">
            <text:p>0</text:p>
          </table:table-cell>
          <table:table-cell table:style-name="ACE-6" table:formula="of:=IF([$'abs'.AD37]&lt;2;COM.MICROSOFT.SWITCH([$'switches'.$A$1];1;POWER([$'ba'.AD37];2)-POWER([$'bb'.AD37];2)+[$'axi'.AD$1];0;[.AD37];2;0);[.AD37])" office:value-type="float" office:value="0">
            <text:p>0</text:p>
          </table:table-cell>
          <table:table-cell table:style-name="ACE-6" table:formula="of:=IF([$'abs'.AE37]&lt;2;COM.MICROSOFT.SWITCH([$'switches'.$A$1];1;POWER([$'ba'.AE37];2)-POWER([$'bb'.AE37];2)+[$'axi'.AE$1];0;[.AE37];2;0);[.AE37])" office:value-type="float" office:value="0">
            <text:p>0</text:p>
          </table:table-cell>
          <table:table-cell table:style-name="ACE-6" table:formula="of:=IF([$'abs'.AF37]&lt;2;COM.MICROSOFT.SWITCH([$'switches'.$A$1];1;POWER([$'ba'.AF37];2)-POWER([$'bb'.AF37];2)+[$'axi'.AF$1];0;[.AF37];2;0);[.AF37])" office:value-type="float" office:value="0">
            <text:p>0</text:p>
          </table:table-cell>
          <table:table-cell table:style-name="ACE-6" table:formula="of:=IF([$'abs'.AG37]&lt;2;COM.MICROSOFT.SWITCH([$'switches'.$A$1];1;POWER([$'ba'.AG37];2)-POWER([$'bb'.AG37];2)+[$'axi'.AG$1];0;[.AG37];2;0);[.AG37])" office:value-type="float" office:value="0">
            <text:p>0</text:p>
          </table:table-cell>
          <table:table-cell table:style-name="ACE-6" table:formula="of:=IF([$'abs'.AH37]&lt;2;COM.MICROSOFT.SWITCH([$'switches'.$A$1];1;POWER([$'ba'.AH37];2)-POWER([$'bb'.AH37];2)+[$'axi'.AH$1];0;[.AH37];2;0);[.AH37])" office:value-type="float" office:value="0">
            <text:p>0</text:p>
          </table:table-cell>
          <table:table-cell table:style-name="ACE-6" table:formula="of:=IF([$'abs'.AI37]&lt;2;COM.MICROSOFT.SWITCH([$'switches'.$A$1];1;POWER([$'ba'.AI37];2)-POWER([$'bb'.AI37];2)+[$'axi'.AI$1];0;[.AI37];2;0);[.AI37])" office:value-type="float" office:value="0">
            <text:p>0</text:p>
          </table:table-cell>
          <table:table-cell table:style-name="ACE-6" table:formula="of:=IF([$'abs'.AJ37]&lt;2;COM.MICROSOFT.SWITCH([$'switches'.$A$1];1;POWER([$'ba'.AJ37];2)-POWER([$'bb'.AJ37];2)+[$'axi'.AJ$1];0;[.AJ37];2;0);[.AJ37])" office:value-type="float" office:value="0">
            <text:p>0</text:p>
          </table:table-cell>
          <table:table-cell table:style-name="ACE-6" table:formula="of:=IF([$'abs'.AK37]&lt;2;COM.MICROSOFT.SWITCH([$'switches'.$A$1];1;POWER([$'ba'.AK37];2)-POWER([$'bb'.AK37];2)+[$'axi'.AK$1];0;[.AK37];2;0);[.AK37])" office:value-type="float" office:value="0">
            <text:p>0</text:p>
          </table:table-cell>
          <table:table-cell table:style-name="ACE-6" table:formula="of:=IF([$'abs'.AL37]&lt;2;COM.MICROSOFT.SWITCH([$'switches'.$A$1];1;POWER([$'ba'.AL37];2)-POWER([$'bb'.AL37];2)+[$'axi'.AL$1];0;[.AL37];2;0);[.AL37])" office:value-type="float" office:value="0">
            <text:p>0</text:p>
          </table:table-cell>
          <table:table-cell table:style-name="ACE-6" table:formula="of:=IF([$'abs'.AM37]&lt;2;COM.MICROSOFT.SWITCH([$'switches'.$A$1];1;POWER([$'ba'.AM37];2)-POWER([$'bb'.AM37];2)+[$'axi'.AM$1];0;[.AM37];2;0);[.AM37])" office:value-type="float" office:value="0">
            <text:p>0</text:p>
          </table:table-cell>
          <table:table-cell table:style-name="ACE-6" table:formula="of:=IF([$'abs'.AN37]&lt;2;COM.MICROSOFT.SWITCH([$'switches'.$A$1];1;POWER([$'ba'.AN37];2)-POWER([$'bb'.AN37];2)+[$'axi'.AN$1];0;[.AN37];2;0);[.AN37])" office:value-type="float" office:value="0">
            <text:p>0</text:p>
          </table:table-cell>
          <table:table-cell table:style-name="ACE-6" table:formula="of:=IF([$'abs'.AO37]&lt;2;COM.MICROSOFT.SWITCH([$'switches'.$A$1];1;POWER([$'ba'.AO37];2)-POWER([$'bb'.AO37];2)+[$'axi'.AO$1];0;[.AO37];2;0);[.AO37])" office:value-type="float" office:value="0">
            <text:p>0</text:p>
          </table:table-cell>
          <table:table-cell table:style-name="ACE-6" table:formula="of:=IF([$'abs'.AP37]&lt;2;COM.MICROSOFT.SWITCH([$'switches'.$A$1];1;POWER([$'ba'.AP37];2)-POWER([$'bb'.AP37];2)+[$'axi'.AP$1];0;[.AP37];2;0);[.AP37])" office:value-type="float" office:value="0">
            <text:p>0</text:p>
          </table:table-cell>
          <table:table-cell table:style-name="ACE-6" table:formula="of:=IF([$'abs'.AQ37]&lt;2;COM.MICROSOFT.SWITCH([$'switches'.$A$1];1;POWER([$'ba'.AQ37];2)-POWER([$'bb'.AQ37];2)+[$'axi'.AQ$1];0;[.AQ37];2;0);[.AQ37])" office:value-type="float" office:value="0">
            <text:p>0</text:p>
          </table:table-cell>
          <table:table-cell table:style-name="ACE-6" table:formula="of:=IF([$'abs'.AR37]&lt;2;COM.MICROSOFT.SWITCH([$'switches'.$A$1];1;POWER([$'ba'.AR37];2)-POWER([$'bb'.AR37];2)+[$'axi'.AR$1];0;[.AR37];2;0);[.AR37])" office:value-type="float" office:value="0">
            <text:p>0</text:p>
          </table:table-cell>
          <table:table-cell table:style-name="ACE-6" table:formula="of:=IF([$'abs'.AS37]&lt;2;COM.MICROSOFT.SWITCH([$'switches'.$A$1];1;POWER([$'ba'.AS37];2)-POWER([$'bb'.AS37];2)+[$'axi'.AS$1];0;[.AS37];2;0);[.AS37])" office:value-type="float" office:value="0">
            <text:p>0</text:p>
          </table:table-cell>
          <table:table-cell table:style-name="ACE-6" table:formula="of:=IF([$'abs'.AT37]&lt;2;COM.MICROSOFT.SWITCH([$'switches'.$A$1];1;POWER([$'ba'.AT37];2)-POWER([$'bb'.AT37];2)+[$'axi'.AT$1];0;[.AT37];2;0);[.AT37])" office:value-type="float" office:value="0">
            <text:p>0</text:p>
          </table:table-cell>
          <table:table-cell table:style-name="ACE-6" table:formula="of:=IF([$'abs'.AU37]&lt;2;COM.MICROSOFT.SWITCH([$'switches'.$A$1];1;POWER([$'ba'.AU37];2)-POWER([$'bb'.AU37];2)+[$'axi'.AU$1];0;[.AU37];2;0);[.AU37])" office:value-type="float" office:value="0">
            <text:p>0</text:p>
          </table:table-cell>
          <table:table-cell table:style-name="ACE-6" table:formula="of:=IF([$'abs'.AV37]&lt;2;COM.MICROSOFT.SWITCH([$'switches'.$A$1];1;POWER([$'ba'.AV37];2)-POWER([$'bb'.AV37];2)+[$'axi'.AV$1];0;[.AV37];2;0);[.AV37])" office:value-type="float" office:value="0">
            <text:p>0</text:p>
          </table:table-cell>
          <table:table-cell table:style-name="ACE-6" table:formula="of:=IF([$'abs'.AW37]&lt;2;COM.MICROSOFT.SWITCH([$'switches'.$A$1];1;POWER([$'ba'.AW37];2)-POWER([$'bb'.AW37];2)+[$'axi'.AW$1];0;[.AW37];2;0);[.AW37])" office:value-type="float" office:value="0">
            <text:p>0</text:p>
          </table:table-cell>
          <table:table-cell table:style-name="ACE-6" table:formula="of:=IF([$'abs'.AX37]&lt;2;COM.MICROSOFT.SWITCH([$'switches'.$A$1];1;POWER([$'ba'.AX37];2)-POWER([$'bb'.AX37];2)+[$'axi'.AX$1];0;[.AX37];2;0);[.AX37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8]&lt;2;COM.MICROSOFT.SWITCH([$'switches'.$A$1];1;POWER([$'ba'.B38];2)-POWER([$'bb'.B38];2)+[$'axi'.B$1];0;[.B38];2;0);[.B38])" office:value-type="float" office:value="0">
            <text:p>0</text:p>
          </table:table-cell>
          <table:table-cell table:style-name="ACE-6" table:formula="of:=IF([$'abs'.C38]&lt;2;COM.MICROSOFT.SWITCH([$'switches'.$A$1];1;POWER([$'ba'.C38];2)-POWER([$'bb'.C38];2)+[$'axi'.C$1];0;[.C38];2;0);[.C38])" office:value-type="float" office:value="0">
            <text:p>0</text:p>
          </table:table-cell>
          <table:table-cell table:style-name="ACE-6" table:formula="of:=IF([$'abs'.D38]&lt;2;COM.MICROSOFT.SWITCH([$'switches'.$A$1];1;POWER([$'ba'.D38];2)-POWER([$'bb'.D38];2)+[$'axi'.D$1];0;[.D38];2;0);[.D38])" office:value-type="float" office:value="0">
            <text:p>0</text:p>
          </table:table-cell>
          <table:table-cell table:style-name="ACE-6" table:formula="of:=IF([$'abs'.E38]&lt;2;COM.MICROSOFT.SWITCH([$'switches'.$A$1];1;POWER([$'ba'.E38];2)-POWER([$'bb'.E38];2)+[$'axi'.E$1];0;[.E38];2;0);[.E38])" office:value-type="float" office:value="0">
            <text:p>0</text:p>
          </table:table-cell>
          <table:table-cell table:style-name="ACE-6" table:formula="of:=IF([$'abs'.F38]&lt;2;COM.MICROSOFT.SWITCH([$'switches'.$A$1];1;POWER([$'ba'.F38];2)-POWER([$'bb'.F38];2)+[$'axi'.F$1];0;[.F38];2;0);[.F38])" office:value-type="float" office:value="0">
            <text:p>0</text:p>
          </table:table-cell>
          <table:table-cell table:style-name="ACE-6" table:formula="of:=IF([$'abs'.G38]&lt;2;COM.MICROSOFT.SWITCH([$'switches'.$A$1];1;POWER([$'ba'.G38];2)-POWER([$'bb'.G38];2)+[$'axi'.G$1];0;[.G38];2;0);[.G38])" office:value-type="float" office:value="0">
            <text:p>0</text:p>
          </table:table-cell>
          <table:table-cell table:style-name="ACE-6" table:formula="of:=IF([$'abs'.H38]&lt;2;COM.MICROSOFT.SWITCH([$'switches'.$A$1];1;POWER([$'ba'.H38];2)-POWER([$'bb'.H38];2)+[$'axi'.H$1];0;[.H38];2;0);[.H38])" office:value-type="float" office:value="0">
            <text:p>0</text:p>
          </table:table-cell>
          <table:table-cell table:style-name="ACE-6" table:formula="of:=IF([$'abs'.I38]&lt;2;COM.MICROSOFT.SWITCH([$'switches'.$A$1];1;POWER([$'ba'.I38];2)-POWER([$'bb'.I38];2)+[$'axi'.I$1];0;[.I38];2;0);[.I38])" office:value-type="float" office:value="0">
            <text:p>0</text:p>
          </table:table-cell>
          <table:table-cell table:style-name="ACE-6" table:formula="of:=IF([$'abs'.J38]&lt;2;COM.MICROSOFT.SWITCH([$'switches'.$A$1];1;POWER([$'ba'.J38];2)-POWER([$'bb'.J38];2)+[$'axi'.J$1];0;[.J38];2;0);[.J38])" office:value-type="float" office:value="0">
            <text:p>0</text:p>
          </table:table-cell>
          <table:table-cell table:style-name="ACE-6" table:formula="of:=IF([$'abs'.K38]&lt;2;COM.MICROSOFT.SWITCH([$'switches'.$A$1];1;POWER([$'ba'.K38];2)-POWER([$'bb'.K38];2)+[$'axi'.K$1];0;[.K38];2;0);[.K38])" office:value-type="float" office:value="0">
            <text:p>0</text:p>
          </table:table-cell>
          <table:table-cell table:style-name="ACE-6" table:formula="of:=IF([$'abs'.L38]&lt;2;COM.MICROSOFT.SWITCH([$'switches'.$A$1];1;POWER([$'ba'.L38];2)-POWER([$'bb'.L38];2)+[$'axi'.L$1];0;[.L38];2;0);[.L38])" office:value-type="float" office:value="0">
            <text:p>0</text:p>
          </table:table-cell>
          <table:table-cell table:style-name="ACE-6" table:formula="of:=IF([$'abs'.M38]&lt;2;COM.MICROSOFT.SWITCH([$'switches'.$A$1];1;POWER([$'ba'.M38];2)-POWER([$'bb'.M38];2)+[$'axi'.M$1];0;[.M38];2;0);[.M38])" office:value-type="float" office:value="0">
            <text:p>0</text:p>
          </table:table-cell>
          <table:table-cell table:style-name="ACE-6" table:formula="of:=IF([$'abs'.N38]&lt;2;COM.MICROSOFT.SWITCH([$'switches'.$A$1];1;POWER([$'ba'.N38];2)-POWER([$'bb'.N38];2)+[$'axi'.N$1];0;[.N38];2;0);[.N38])" office:value-type="float" office:value="0">
            <text:p>0</text:p>
          </table:table-cell>
          <table:table-cell table:style-name="ACE-6" table:formula="of:=IF([$'abs'.O38]&lt;2;COM.MICROSOFT.SWITCH([$'switches'.$A$1];1;POWER([$'ba'.O38];2)-POWER([$'bb'.O38];2)+[$'axi'.O$1];0;[.O38];2;0);[.O38])" office:value-type="float" office:value="0">
            <text:p>0</text:p>
          </table:table-cell>
          <table:table-cell table:style-name="ACE-6" table:formula="of:=IF([$'abs'.P38]&lt;2;COM.MICROSOFT.SWITCH([$'switches'.$A$1];1;POWER([$'ba'.P38];2)-POWER([$'bb'.P38];2)+[$'axi'.P$1];0;[.P38];2;0);[.P38])" office:value-type="float" office:value="0">
            <text:p>0</text:p>
          </table:table-cell>
          <table:table-cell table:style-name="ACE-6" table:formula="of:=IF([$'abs'.Q38]&lt;2;COM.MICROSOFT.SWITCH([$'switches'.$A$1];1;POWER([$'ba'.Q38];2)-POWER([$'bb'.Q38];2)+[$'axi'.Q$1];0;[.Q38];2;0);[.Q38])" office:value-type="float" office:value="0">
            <text:p>0</text:p>
          </table:table-cell>
          <table:table-cell table:style-name="ACE-6" table:formula="of:=IF([$'abs'.R38]&lt;2;COM.MICROSOFT.SWITCH([$'switches'.$A$1];1;POWER([$'ba'.R38];2)-POWER([$'bb'.R38];2)+[$'axi'.R$1];0;[.R38];2;0);[.R38])" office:value-type="float" office:value="0">
            <text:p>0</text:p>
          </table:table-cell>
          <table:table-cell table:style-name="ACE-6" table:formula="of:=IF([$'abs'.S38]&lt;2;COM.MICROSOFT.SWITCH([$'switches'.$A$1];1;POWER([$'ba'.S38];2)-POWER([$'bb'.S38];2)+[$'axi'.S$1];0;[.S38];2;0);[.S38])" office:value-type="float" office:value="0">
            <text:p>0</text:p>
          </table:table-cell>
          <table:table-cell table:style-name="ACE-6" table:formula="of:=IF([$'abs'.T38]&lt;2;COM.MICROSOFT.SWITCH([$'switches'.$A$1];1;POWER([$'ba'.T38];2)-POWER([$'bb'.T38];2)+[$'axi'.T$1];0;[.T38];2;0);[.T38])" office:value-type="float" office:value="0">
            <text:p>0</text:p>
          </table:table-cell>
          <table:table-cell table:style-name="ACE-6" table:formula="of:=IF([$'abs'.U38]&lt;2;COM.MICROSOFT.SWITCH([$'switches'.$A$1];1;POWER([$'ba'.U38];2)-POWER([$'bb'.U38];2)+[$'axi'.U$1];0;[.U38];2;0);[.U38])" office:value-type="float" office:value="0">
            <text:p>0</text:p>
          </table:table-cell>
          <table:table-cell table:style-name="ACE-6" table:formula="of:=IF([$'abs'.V38]&lt;2;COM.MICROSOFT.SWITCH([$'switches'.$A$1];1;POWER([$'ba'.V38];2)-POWER([$'bb'.V38];2)+[$'axi'.V$1];0;[.V38];2;0);[.V38])" office:value-type="float" office:value="0">
            <text:p>0</text:p>
          </table:table-cell>
          <table:table-cell table:style-name="ACE-6" table:formula="of:=IF([$'abs'.W38]&lt;2;COM.MICROSOFT.SWITCH([$'switches'.$A$1];1;POWER([$'ba'.W38];2)-POWER([$'bb'.W38];2)+[$'axi'.W$1];0;[.W38];2;0);[.W38])" office:value-type="float" office:value="0">
            <text:p>0</text:p>
          </table:table-cell>
          <table:table-cell table:style-name="ACE-6" table:formula="of:=IF([$'abs'.X38]&lt;2;COM.MICROSOFT.SWITCH([$'switches'.$A$1];1;POWER([$'ba'.X38];2)-POWER([$'bb'.X38];2)+[$'axi'.X$1];0;[.X38];2;0);[.X38])" office:value-type="float" office:value="0">
            <text:p>0</text:p>
          </table:table-cell>
          <table:table-cell table:style-name="ACE-6" table:formula="of:=IF([$'abs'.Y38]&lt;2;COM.MICROSOFT.SWITCH([$'switches'.$A$1];1;POWER([$'ba'.Y38];2)-POWER([$'bb'.Y38];2)+[$'axi'.Y$1];0;[.Y38];2;0);[.Y38])" office:value-type="float" office:value="0">
            <text:p>0</text:p>
          </table:table-cell>
          <table:table-cell table:style-name="ACE-6" table:formula="of:=IF([$'abs'.Z38]&lt;2;COM.MICROSOFT.SWITCH([$'switches'.$A$1];1;POWER([$'ba'.Z38];2)-POWER([$'bb'.Z38];2)+[$'axi'.Z$1];0;[.Z38];2;0);[.Z38])" office:value-type="float" office:value="0">
            <text:p>0</text:p>
          </table:table-cell>
          <table:table-cell table:style-name="ACE-6" table:formula="of:=IF([$'abs'.AA38]&lt;2;COM.MICROSOFT.SWITCH([$'switches'.$A$1];1;POWER([$'ba'.AA38];2)-POWER([$'bb'.AA38];2)+[$'axi'.AA$1];0;[.AA38];2;0);[.AA38])" office:value-type="float" office:value="0">
            <text:p>0</text:p>
          </table:table-cell>
          <table:table-cell table:style-name="ACE-6" table:formula="of:=IF([$'abs'.AB38]&lt;2;COM.MICROSOFT.SWITCH([$'switches'.$A$1];1;POWER([$'ba'.AB38];2)-POWER([$'bb'.AB38];2)+[$'axi'.AB$1];0;[.AB38];2;0);[.AB38])" office:value-type="float" office:value="0">
            <text:p>0</text:p>
          </table:table-cell>
          <table:table-cell table:style-name="ACE-6" table:formula="of:=IF([$'abs'.AC38]&lt;2;COM.MICROSOFT.SWITCH([$'switches'.$A$1];1;POWER([$'ba'.AC38];2)-POWER([$'bb'.AC38];2)+[$'axi'.AC$1];0;[.AC38];2;0);[.AC38])" office:value-type="float" office:value="0">
            <text:p>0</text:p>
          </table:table-cell>
          <table:table-cell table:style-name="ACE-6" table:formula="of:=IF([$'abs'.AD38]&lt;2;COM.MICROSOFT.SWITCH([$'switches'.$A$1];1;POWER([$'ba'.AD38];2)-POWER([$'bb'.AD38];2)+[$'axi'.AD$1];0;[.AD38];2;0);[.AD38])" office:value-type="float" office:value="0">
            <text:p>0</text:p>
          </table:table-cell>
          <table:table-cell table:style-name="ACE-6" table:formula="of:=IF([$'abs'.AE38]&lt;2;COM.MICROSOFT.SWITCH([$'switches'.$A$1];1;POWER([$'ba'.AE38];2)-POWER([$'bb'.AE38];2)+[$'axi'.AE$1];0;[.AE38];2;0);[.AE38])" office:value-type="float" office:value="0">
            <text:p>0</text:p>
          </table:table-cell>
          <table:table-cell table:style-name="ACE-6" table:formula="of:=IF([$'abs'.AF38]&lt;2;COM.MICROSOFT.SWITCH([$'switches'.$A$1];1;POWER([$'ba'.AF38];2)-POWER([$'bb'.AF38];2)+[$'axi'.AF$1];0;[.AF38];2;0);[.AF38])" office:value-type="float" office:value="0">
            <text:p>0</text:p>
          </table:table-cell>
          <table:table-cell table:style-name="ACE-6" table:formula="of:=IF([$'abs'.AG38]&lt;2;COM.MICROSOFT.SWITCH([$'switches'.$A$1];1;POWER([$'ba'.AG38];2)-POWER([$'bb'.AG38];2)+[$'axi'.AG$1];0;[.AG38];2;0);[.AG38])" office:value-type="float" office:value="0">
            <text:p>0</text:p>
          </table:table-cell>
          <table:table-cell table:style-name="ACE-6" table:formula="of:=IF([$'abs'.AH38]&lt;2;COM.MICROSOFT.SWITCH([$'switches'.$A$1];1;POWER([$'ba'.AH38];2)-POWER([$'bb'.AH38];2)+[$'axi'.AH$1];0;[.AH38];2;0);[.AH38])" office:value-type="float" office:value="0">
            <text:p>0</text:p>
          </table:table-cell>
          <table:table-cell table:style-name="ACE-6" table:formula="of:=IF([$'abs'.AI38]&lt;2;COM.MICROSOFT.SWITCH([$'switches'.$A$1];1;POWER([$'ba'.AI38];2)-POWER([$'bb'.AI38];2)+[$'axi'.AI$1];0;[.AI38];2;0);[.AI38])" office:value-type="float" office:value="0">
            <text:p>0</text:p>
          </table:table-cell>
          <table:table-cell table:style-name="ACE-6" table:formula="of:=IF([$'abs'.AJ38]&lt;2;COM.MICROSOFT.SWITCH([$'switches'.$A$1];1;POWER([$'ba'.AJ38];2)-POWER([$'bb'.AJ38];2)+[$'axi'.AJ$1];0;[.AJ38];2;0);[.AJ38])" office:value-type="float" office:value="0">
            <text:p>0</text:p>
          </table:table-cell>
          <table:table-cell table:style-name="ACE-6" table:formula="of:=IF([$'abs'.AK38]&lt;2;COM.MICROSOFT.SWITCH([$'switches'.$A$1];1;POWER([$'ba'.AK38];2)-POWER([$'bb'.AK38];2)+[$'axi'.AK$1];0;[.AK38];2;0);[.AK38])" office:value-type="float" office:value="0">
            <text:p>0</text:p>
          </table:table-cell>
          <table:table-cell table:style-name="ACE-6" table:formula="of:=IF([$'abs'.AL38]&lt;2;COM.MICROSOFT.SWITCH([$'switches'.$A$1];1;POWER([$'ba'.AL38];2)-POWER([$'bb'.AL38];2)+[$'axi'.AL$1];0;[.AL38];2;0);[.AL38])" office:value-type="float" office:value="0">
            <text:p>0</text:p>
          </table:table-cell>
          <table:table-cell table:style-name="ACE-6" table:formula="of:=IF([$'abs'.AM38]&lt;2;COM.MICROSOFT.SWITCH([$'switches'.$A$1];1;POWER([$'ba'.AM38];2)-POWER([$'bb'.AM38];2)+[$'axi'.AM$1];0;[.AM38];2;0);[.AM38])" office:value-type="float" office:value="0">
            <text:p>0</text:p>
          </table:table-cell>
          <table:table-cell table:style-name="ACE-6" table:formula="of:=IF([$'abs'.AN38]&lt;2;COM.MICROSOFT.SWITCH([$'switches'.$A$1];1;POWER([$'ba'.AN38];2)-POWER([$'bb'.AN38];2)+[$'axi'.AN$1];0;[.AN38];2;0);[.AN38])" office:value-type="float" office:value="0">
            <text:p>0</text:p>
          </table:table-cell>
          <table:table-cell table:style-name="ACE-6" table:formula="of:=IF([$'abs'.AO38]&lt;2;COM.MICROSOFT.SWITCH([$'switches'.$A$1];1;POWER([$'ba'.AO38];2)-POWER([$'bb'.AO38];2)+[$'axi'.AO$1];0;[.AO38];2;0);[.AO38])" office:value-type="float" office:value="0">
            <text:p>0</text:p>
          </table:table-cell>
          <table:table-cell table:style-name="ACE-6" table:formula="of:=IF([$'abs'.AP38]&lt;2;COM.MICROSOFT.SWITCH([$'switches'.$A$1];1;POWER([$'ba'.AP38];2)-POWER([$'bb'.AP38];2)+[$'axi'.AP$1];0;[.AP38];2;0);[.AP38])" office:value-type="float" office:value="0">
            <text:p>0</text:p>
          </table:table-cell>
          <table:table-cell table:style-name="ACE-6" table:formula="of:=IF([$'abs'.AQ38]&lt;2;COM.MICROSOFT.SWITCH([$'switches'.$A$1];1;POWER([$'ba'.AQ38];2)-POWER([$'bb'.AQ38];2)+[$'axi'.AQ$1];0;[.AQ38];2;0);[.AQ38])" office:value-type="float" office:value="0">
            <text:p>0</text:p>
          </table:table-cell>
          <table:table-cell table:style-name="ACE-6" table:formula="of:=IF([$'abs'.AR38]&lt;2;COM.MICROSOFT.SWITCH([$'switches'.$A$1];1;POWER([$'ba'.AR38];2)-POWER([$'bb'.AR38];2)+[$'axi'.AR$1];0;[.AR38];2;0);[.AR38])" office:value-type="float" office:value="0">
            <text:p>0</text:p>
          </table:table-cell>
          <table:table-cell table:style-name="ACE-6" table:formula="of:=IF([$'abs'.AS38]&lt;2;COM.MICROSOFT.SWITCH([$'switches'.$A$1];1;POWER([$'ba'.AS38];2)-POWER([$'bb'.AS38];2)+[$'axi'.AS$1];0;[.AS38];2;0);[.AS38])" office:value-type="float" office:value="0">
            <text:p>0</text:p>
          </table:table-cell>
          <table:table-cell table:style-name="ACE-6" table:formula="of:=IF([$'abs'.AT38]&lt;2;COM.MICROSOFT.SWITCH([$'switches'.$A$1];1;POWER([$'ba'.AT38];2)-POWER([$'bb'.AT38];2)+[$'axi'.AT$1];0;[.AT38];2;0);[.AT38])" office:value-type="float" office:value="0">
            <text:p>0</text:p>
          </table:table-cell>
          <table:table-cell table:style-name="ACE-6" table:formula="of:=IF([$'abs'.AU38]&lt;2;COM.MICROSOFT.SWITCH([$'switches'.$A$1];1;POWER([$'ba'.AU38];2)-POWER([$'bb'.AU38];2)+[$'axi'.AU$1];0;[.AU38];2;0);[.AU38])" office:value-type="float" office:value="0">
            <text:p>0</text:p>
          </table:table-cell>
          <table:table-cell table:style-name="ACE-6" table:formula="of:=IF([$'abs'.AV38]&lt;2;COM.MICROSOFT.SWITCH([$'switches'.$A$1];1;POWER([$'ba'.AV38];2)-POWER([$'bb'.AV38];2)+[$'axi'.AV$1];0;[.AV38];2;0);[.AV38])" office:value-type="float" office:value="0">
            <text:p>0</text:p>
          </table:table-cell>
          <table:table-cell table:style-name="ACE-6" table:formula="of:=IF([$'abs'.AW38]&lt;2;COM.MICROSOFT.SWITCH([$'switches'.$A$1];1;POWER([$'ba'.AW38];2)-POWER([$'bb'.AW38];2)+[$'axi'.AW$1];0;[.AW38];2;0);[.AW38])" office:value-type="float" office:value="0">
            <text:p>0</text:p>
          </table:table-cell>
          <table:table-cell table:style-name="ACE-6" table:formula="of:=IF([$'abs'.AX38]&lt;2;COM.MICROSOFT.SWITCH([$'switches'.$A$1];1;POWER([$'ba'.AX38];2)-POWER([$'bb'.AX38];2)+[$'axi'.AX$1];0;[.AX38];2;0);[.AX38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39]&lt;2;COM.MICROSOFT.SWITCH([$'switches'.$A$1];1;POWER([$'ba'.B39];2)-POWER([$'bb'.B39];2)+[$'axi'.B$1];0;[.B39];2;0);[.B39])" office:value-type="float" office:value="0">
            <text:p>0</text:p>
          </table:table-cell>
          <table:table-cell table:style-name="ACE-6" table:formula="of:=IF([$'abs'.C39]&lt;2;COM.MICROSOFT.SWITCH([$'switches'.$A$1];1;POWER([$'ba'.C39];2)-POWER([$'bb'.C39];2)+[$'axi'.C$1];0;[.C39];2;0);[.C39])" office:value-type="float" office:value="0">
            <text:p>0</text:p>
          </table:table-cell>
          <table:table-cell table:style-name="ACE-6" table:formula="of:=IF([$'abs'.D39]&lt;2;COM.MICROSOFT.SWITCH([$'switches'.$A$1];1;POWER([$'ba'.D39];2)-POWER([$'bb'.D39];2)+[$'axi'.D$1];0;[.D39];2;0);[.D39])" office:value-type="float" office:value="0">
            <text:p>0</text:p>
          </table:table-cell>
          <table:table-cell table:style-name="ACE-6" table:formula="of:=IF([$'abs'.E39]&lt;2;COM.MICROSOFT.SWITCH([$'switches'.$A$1];1;POWER([$'ba'.E39];2)-POWER([$'bb'.E39];2)+[$'axi'.E$1];0;[.E39];2;0);[.E39])" office:value-type="float" office:value="0">
            <text:p>0</text:p>
          </table:table-cell>
          <table:table-cell table:style-name="ACE-6" table:formula="of:=IF([$'abs'.F39]&lt;2;COM.MICROSOFT.SWITCH([$'switches'.$A$1];1;POWER([$'ba'.F39];2)-POWER([$'bb'.F39];2)+[$'axi'.F$1];0;[.F39];2;0);[.F39])" office:value-type="float" office:value="0">
            <text:p>0</text:p>
          </table:table-cell>
          <table:table-cell table:style-name="ACE-6" table:formula="of:=IF([$'abs'.G39]&lt;2;COM.MICROSOFT.SWITCH([$'switches'.$A$1];1;POWER([$'ba'.G39];2)-POWER([$'bb'.G39];2)+[$'axi'.G$1];0;[.G39];2;0);[.G39])" office:value-type="float" office:value="0">
            <text:p>0</text:p>
          </table:table-cell>
          <table:table-cell table:style-name="ACE-6" table:formula="of:=IF([$'abs'.H39]&lt;2;COM.MICROSOFT.SWITCH([$'switches'.$A$1];1;POWER([$'ba'.H39];2)-POWER([$'bb'.H39];2)+[$'axi'.H$1];0;[.H39];2;0);[.H39])" office:value-type="float" office:value="0">
            <text:p>0</text:p>
          </table:table-cell>
          <table:table-cell table:style-name="ACE-6" table:formula="of:=IF([$'abs'.I39]&lt;2;COM.MICROSOFT.SWITCH([$'switches'.$A$1];1;POWER([$'ba'.I39];2)-POWER([$'bb'.I39];2)+[$'axi'.I$1];0;[.I39];2;0);[.I39])" office:value-type="float" office:value="0">
            <text:p>0</text:p>
          </table:table-cell>
          <table:table-cell table:style-name="ACE-6" table:formula="of:=IF([$'abs'.J39]&lt;2;COM.MICROSOFT.SWITCH([$'switches'.$A$1];1;POWER([$'ba'.J39];2)-POWER([$'bb'.J39];2)+[$'axi'.J$1];0;[.J39];2;0);[.J39])" office:value-type="float" office:value="0">
            <text:p>0</text:p>
          </table:table-cell>
          <table:table-cell table:style-name="ACE-6" table:formula="of:=IF([$'abs'.K39]&lt;2;COM.MICROSOFT.SWITCH([$'switches'.$A$1];1;POWER([$'ba'.K39];2)-POWER([$'bb'.K39];2)+[$'axi'.K$1];0;[.K39];2;0);[.K39])" office:value-type="float" office:value="0">
            <text:p>0</text:p>
          </table:table-cell>
          <table:table-cell table:style-name="ACE-6" table:formula="of:=IF([$'abs'.L39]&lt;2;COM.MICROSOFT.SWITCH([$'switches'.$A$1];1;POWER([$'ba'.L39];2)-POWER([$'bb'.L39];2)+[$'axi'.L$1];0;[.L39];2;0);[.L39])" office:value-type="float" office:value="0">
            <text:p>0</text:p>
          </table:table-cell>
          <table:table-cell table:style-name="ACE-6" table:formula="of:=IF([$'abs'.M39]&lt;2;COM.MICROSOFT.SWITCH([$'switches'.$A$1];1;POWER([$'ba'.M39];2)-POWER([$'bb'.M39];2)+[$'axi'.M$1];0;[.M39];2;0);[.M39])" office:value-type="float" office:value="0">
            <text:p>0</text:p>
          </table:table-cell>
          <table:table-cell table:style-name="ACE-6" table:formula="of:=IF([$'abs'.N39]&lt;2;COM.MICROSOFT.SWITCH([$'switches'.$A$1];1;POWER([$'ba'.N39];2)-POWER([$'bb'.N39];2)+[$'axi'.N$1];0;[.N39];2;0);[.N39])" office:value-type="float" office:value="0">
            <text:p>0</text:p>
          </table:table-cell>
          <table:table-cell table:style-name="ACE-6" table:formula="of:=IF([$'abs'.O39]&lt;2;COM.MICROSOFT.SWITCH([$'switches'.$A$1];1;POWER([$'ba'.O39];2)-POWER([$'bb'.O39];2)+[$'axi'.O$1];0;[.O39];2;0);[.O39])" office:value-type="float" office:value="0">
            <text:p>0</text:p>
          </table:table-cell>
          <table:table-cell table:style-name="ACE-6" table:formula="of:=IF([$'abs'.P39]&lt;2;COM.MICROSOFT.SWITCH([$'switches'.$A$1];1;POWER([$'ba'.P39];2)-POWER([$'bb'.P39];2)+[$'axi'.P$1];0;[.P39];2;0);[.P39])" office:value-type="float" office:value="0">
            <text:p>0</text:p>
          </table:table-cell>
          <table:table-cell table:style-name="ACE-6" table:formula="of:=IF([$'abs'.Q39]&lt;2;COM.MICROSOFT.SWITCH([$'switches'.$A$1];1;POWER([$'ba'.Q39];2)-POWER([$'bb'.Q39];2)+[$'axi'.Q$1];0;[.Q39];2;0);[.Q39])" office:value-type="float" office:value="0">
            <text:p>0</text:p>
          </table:table-cell>
          <table:table-cell table:style-name="ACE-6" table:formula="of:=IF([$'abs'.R39]&lt;2;COM.MICROSOFT.SWITCH([$'switches'.$A$1];1;POWER([$'ba'.R39];2)-POWER([$'bb'.R39];2)+[$'axi'.R$1];0;[.R39];2;0);[.R39])" office:value-type="float" office:value="0">
            <text:p>0</text:p>
          </table:table-cell>
          <table:table-cell table:style-name="ACE-6" table:formula="of:=IF([$'abs'.S39]&lt;2;COM.MICROSOFT.SWITCH([$'switches'.$A$1];1;POWER([$'ba'.S39];2)-POWER([$'bb'.S39];2)+[$'axi'.S$1];0;[.S39];2;0);[.S39])" office:value-type="float" office:value="0">
            <text:p>0</text:p>
          </table:table-cell>
          <table:table-cell table:style-name="ACE-6" table:formula="of:=IF([$'abs'.T39]&lt;2;COM.MICROSOFT.SWITCH([$'switches'.$A$1];1;POWER([$'ba'.T39];2)-POWER([$'bb'.T39];2)+[$'axi'.T$1];0;[.T39];2;0);[.T39])" office:value-type="float" office:value="0">
            <text:p>0</text:p>
          </table:table-cell>
          <table:table-cell table:style-name="ACE-6" table:formula="of:=IF([$'abs'.U39]&lt;2;COM.MICROSOFT.SWITCH([$'switches'.$A$1];1;POWER([$'ba'.U39];2)-POWER([$'bb'.U39];2)+[$'axi'.U$1];0;[.U39];2;0);[.U39])" office:value-type="float" office:value="0">
            <text:p>0</text:p>
          </table:table-cell>
          <table:table-cell table:style-name="ACE-6" table:formula="of:=IF([$'abs'.V39]&lt;2;COM.MICROSOFT.SWITCH([$'switches'.$A$1];1;POWER([$'ba'.V39];2)-POWER([$'bb'.V39];2)+[$'axi'.V$1];0;[.V39];2;0);[.V39])" office:value-type="float" office:value="0">
            <text:p>0</text:p>
          </table:table-cell>
          <table:table-cell table:style-name="ACE-6" table:formula="of:=IF([$'abs'.W39]&lt;2;COM.MICROSOFT.SWITCH([$'switches'.$A$1];1;POWER([$'ba'.W39];2)-POWER([$'bb'.W39];2)+[$'axi'.W$1];0;[.W39];2;0);[.W39])" office:value-type="float" office:value="0">
            <text:p>0</text:p>
          </table:table-cell>
          <table:table-cell table:style-name="ACE-6" table:formula="of:=IF([$'abs'.X39]&lt;2;COM.MICROSOFT.SWITCH([$'switches'.$A$1];1;POWER([$'ba'.X39];2)-POWER([$'bb'.X39];2)+[$'axi'.X$1];0;[.X39];2;0);[.X39])" office:value-type="float" office:value="0">
            <text:p>0</text:p>
          </table:table-cell>
          <table:table-cell table:style-name="ACE-6" table:formula="of:=IF([$'abs'.Y39]&lt;2;COM.MICROSOFT.SWITCH([$'switches'.$A$1];1;POWER([$'ba'.Y39];2)-POWER([$'bb'.Y39];2)+[$'axi'.Y$1];0;[.Y39];2;0);[.Y39])" office:value-type="float" office:value="0">
            <text:p>0</text:p>
          </table:table-cell>
          <table:table-cell table:style-name="ACE-6" table:formula="of:=IF([$'abs'.Z39]&lt;2;COM.MICROSOFT.SWITCH([$'switches'.$A$1];1;POWER([$'ba'.Z39];2)-POWER([$'bb'.Z39];2)+[$'axi'.Z$1];0;[.Z39];2;0);[.Z39])" office:value-type="float" office:value="0">
            <text:p>0</text:p>
          </table:table-cell>
          <table:table-cell table:style-name="ACE-6" table:formula="of:=IF([$'abs'.AA39]&lt;2;COM.MICROSOFT.SWITCH([$'switches'.$A$1];1;POWER([$'ba'.AA39];2)-POWER([$'bb'.AA39];2)+[$'axi'.AA$1];0;[.AA39];2;0);[.AA39])" office:value-type="float" office:value="0">
            <text:p>0</text:p>
          </table:table-cell>
          <table:table-cell table:style-name="ACE-6" table:formula="of:=IF([$'abs'.AB39]&lt;2;COM.MICROSOFT.SWITCH([$'switches'.$A$1];1;POWER([$'ba'.AB39];2)-POWER([$'bb'.AB39];2)+[$'axi'.AB$1];0;[.AB39];2;0);[.AB39])" office:value-type="float" office:value="0">
            <text:p>0</text:p>
          </table:table-cell>
          <table:table-cell table:style-name="ACE-6" table:formula="of:=IF([$'abs'.AC39]&lt;2;COM.MICROSOFT.SWITCH([$'switches'.$A$1];1;POWER([$'ba'.AC39];2)-POWER([$'bb'.AC39];2)+[$'axi'.AC$1];0;[.AC39];2;0);[.AC39])" office:value-type="float" office:value="0">
            <text:p>0</text:p>
          </table:table-cell>
          <table:table-cell table:style-name="ACE-6" table:formula="of:=IF([$'abs'.AD39]&lt;2;COM.MICROSOFT.SWITCH([$'switches'.$A$1];1;POWER([$'ba'.AD39];2)-POWER([$'bb'.AD39];2)+[$'axi'.AD$1];0;[.AD39];2;0);[.AD39])" office:value-type="float" office:value="0">
            <text:p>0</text:p>
          </table:table-cell>
          <table:table-cell table:style-name="ACE-6" table:formula="of:=IF([$'abs'.AE39]&lt;2;COM.MICROSOFT.SWITCH([$'switches'.$A$1];1;POWER([$'ba'.AE39];2)-POWER([$'bb'.AE39];2)+[$'axi'.AE$1];0;[.AE39];2;0);[.AE39])" office:value-type="float" office:value="0">
            <text:p>0</text:p>
          </table:table-cell>
          <table:table-cell table:style-name="ACE-6" table:formula="of:=IF([$'abs'.AF39]&lt;2;COM.MICROSOFT.SWITCH([$'switches'.$A$1];1;POWER([$'ba'.AF39];2)-POWER([$'bb'.AF39];2)+[$'axi'.AF$1];0;[.AF39];2;0);[.AF39])" office:value-type="float" office:value="0">
            <text:p>0</text:p>
          </table:table-cell>
          <table:table-cell table:style-name="ACE-6" table:formula="of:=IF([$'abs'.AG39]&lt;2;COM.MICROSOFT.SWITCH([$'switches'.$A$1];1;POWER([$'ba'.AG39];2)-POWER([$'bb'.AG39];2)+[$'axi'.AG$1];0;[.AG39];2;0);[.AG39])" office:value-type="float" office:value="0">
            <text:p>0</text:p>
          </table:table-cell>
          <table:table-cell table:style-name="ACE-6" table:formula="of:=IF([$'abs'.AH39]&lt;2;COM.MICROSOFT.SWITCH([$'switches'.$A$1];1;POWER([$'ba'.AH39];2)-POWER([$'bb'.AH39];2)+[$'axi'.AH$1];0;[.AH39];2;0);[.AH39])" office:value-type="float" office:value="0">
            <text:p>0</text:p>
          </table:table-cell>
          <table:table-cell table:style-name="ACE-6" table:formula="of:=IF([$'abs'.AI39]&lt;2;COM.MICROSOFT.SWITCH([$'switches'.$A$1];1;POWER([$'ba'.AI39];2)-POWER([$'bb'.AI39];2)+[$'axi'.AI$1];0;[.AI39];2;0);[.AI39])" office:value-type="float" office:value="0">
            <text:p>0</text:p>
          </table:table-cell>
          <table:table-cell table:style-name="ACE-6" table:formula="of:=IF([$'abs'.AJ39]&lt;2;COM.MICROSOFT.SWITCH([$'switches'.$A$1];1;POWER([$'ba'.AJ39];2)-POWER([$'bb'.AJ39];2)+[$'axi'.AJ$1];0;[.AJ39];2;0);[.AJ39])" office:value-type="float" office:value="0">
            <text:p>0</text:p>
          </table:table-cell>
          <table:table-cell table:style-name="ACE-6" table:formula="of:=IF([$'abs'.AK39]&lt;2;COM.MICROSOFT.SWITCH([$'switches'.$A$1];1;POWER([$'ba'.AK39];2)-POWER([$'bb'.AK39];2)+[$'axi'.AK$1];0;[.AK39];2;0);[.AK39])" office:value-type="float" office:value="0">
            <text:p>0</text:p>
          </table:table-cell>
          <table:table-cell table:style-name="ACE-6" table:formula="of:=IF([$'abs'.AL39]&lt;2;COM.MICROSOFT.SWITCH([$'switches'.$A$1];1;POWER([$'ba'.AL39];2)-POWER([$'bb'.AL39];2)+[$'axi'.AL$1];0;[.AL39];2;0);[.AL39])" office:value-type="float" office:value="0">
            <text:p>0</text:p>
          </table:table-cell>
          <table:table-cell table:style-name="ACE-6" table:formula="of:=IF([$'abs'.AM39]&lt;2;COM.MICROSOFT.SWITCH([$'switches'.$A$1];1;POWER([$'ba'.AM39];2)-POWER([$'bb'.AM39];2)+[$'axi'.AM$1];0;[.AM39];2;0);[.AM39])" office:value-type="float" office:value="0">
            <text:p>0</text:p>
          </table:table-cell>
          <table:table-cell table:style-name="ACE-6" table:formula="of:=IF([$'abs'.AN39]&lt;2;COM.MICROSOFT.SWITCH([$'switches'.$A$1];1;POWER([$'ba'.AN39];2)-POWER([$'bb'.AN39];2)+[$'axi'.AN$1];0;[.AN39];2;0);[.AN39])" office:value-type="float" office:value="0">
            <text:p>0</text:p>
          </table:table-cell>
          <table:table-cell table:style-name="ACE-6" table:formula="of:=IF([$'abs'.AO39]&lt;2;COM.MICROSOFT.SWITCH([$'switches'.$A$1];1;POWER([$'ba'.AO39];2)-POWER([$'bb'.AO39];2)+[$'axi'.AO$1];0;[.AO39];2;0);[.AO39])" office:value-type="float" office:value="0">
            <text:p>0</text:p>
          </table:table-cell>
          <table:table-cell table:style-name="ACE-6" table:formula="of:=IF([$'abs'.AP39]&lt;2;COM.MICROSOFT.SWITCH([$'switches'.$A$1];1;POWER([$'ba'.AP39];2)-POWER([$'bb'.AP39];2)+[$'axi'.AP$1];0;[.AP39];2;0);[.AP39])" office:value-type="float" office:value="0">
            <text:p>0</text:p>
          </table:table-cell>
          <table:table-cell table:style-name="ACE-6" table:formula="of:=IF([$'abs'.AQ39]&lt;2;COM.MICROSOFT.SWITCH([$'switches'.$A$1];1;POWER([$'ba'.AQ39];2)-POWER([$'bb'.AQ39];2)+[$'axi'.AQ$1];0;[.AQ39];2;0);[.AQ39])" office:value-type="float" office:value="0">
            <text:p>0</text:p>
          </table:table-cell>
          <table:table-cell table:style-name="ACE-6" table:formula="of:=IF([$'abs'.AR39]&lt;2;COM.MICROSOFT.SWITCH([$'switches'.$A$1];1;POWER([$'ba'.AR39];2)-POWER([$'bb'.AR39];2)+[$'axi'.AR$1];0;[.AR39];2;0);[.AR39])" office:value-type="float" office:value="0">
            <text:p>0</text:p>
          </table:table-cell>
          <table:table-cell table:style-name="ACE-6" table:formula="of:=IF([$'abs'.AS39]&lt;2;COM.MICROSOFT.SWITCH([$'switches'.$A$1];1;POWER([$'ba'.AS39];2)-POWER([$'bb'.AS39];2)+[$'axi'.AS$1];0;[.AS39];2;0);[.AS39])" office:value-type="float" office:value="0">
            <text:p>0</text:p>
          </table:table-cell>
          <table:table-cell table:style-name="ACE-6" table:formula="of:=IF([$'abs'.AT39]&lt;2;COM.MICROSOFT.SWITCH([$'switches'.$A$1];1;POWER([$'ba'.AT39];2)-POWER([$'bb'.AT39];2)+[$'axi'.AT$1];0;[.AT39];2;0);[.AT39])" office:value-type="float" office:value="0">
            <text:p>0</text:p>
          </table:table-cell>
          <table:table-cell table:style-name="ACE-6" table:formula="of:=IF([$'abs'.AU39]&lt;2;COM.MICROSOFT.SWITCH([$'switches'.$A$1];1;POWER([$'ba'.AU39];2)-POWER([$'bb'.AU39];2)+[$'axi'.AU$1];0;[.AU39];2;0);[.AU39])" office:value-type="float" office:value="0">
            <text:p>0</text:p>
          </table:table-cell>
          <table:table-cell table:style-name="ACE-6" table:formula="of:=IF([$'abs'.AV39]&lt;2;COM.MICROSOFT.SWITCH([$'switches'.$A$1];1;POWER([$'ba'.AV39];2)-POWER([$'bb'.AV39];2)+[$'axi'.AV$1];0;[.AV39];2;0);[.AV39])" office:value-type="float" office:value="0">
            <text:p>0</text:p>
          </table:table-cell>
          <table:table-cell table:style-name="ACE-6" table:formula="of:=IF([$'abs'.AW39]&lt;2;COM.MICROSOFT.SWITCH([$'switches'.$A$1];1;POWER([$'ba'.AW39];2)-POWER([$'bb'.AW39];2)+[$'axi'.AW$1];0;[.AW39];2;0);[.AW39])" office:value-type="float" office:value="0">
            <text:p>0</text:p>
          </table:table-cell>
          <table:table-cell table:style-name="ACE-6" table:formula="of:=IF([$'abs'.AX39]&lt;2;COM.MICROSOFT.SWITCH([$'switches'.$A$1];1;POWER([$'ba'.AX39];2)-POWER([$'bb'.AX39];2)+[$'axi'.AX$1];0;[.AX39];2;0);[.AX39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0]&lt;2;COM.MICROSOFT.SWITCH([$'switches'.$A$1];1;POWER([$'ba'.B40];2)-POWER([$'bb'.B40];2)+[$'axi'.B$1];0;[.B40];2;0);[.B40])" office:value-type="float" office:value="0">
            <text:p>0</text:p>
          </table:table-cell>
          <table:table-cell table:style-name="ACE-6" table:formula="of:=IF([$'abs'.C40]&lt;2;COM.MICROSOFT.SWITCH([$'switches'.$A$1];1;POWER([$'ba'.C40];2)-POWER([$'bb'.C40];2)+[$'axi'.C$1];0;[.C40];2;0);[.C40])" office:value-type="float" office:value="0">
            <text:p>0</text:p>
          </table:table-cell>
          <table:table-cell table:style-name="ACE-6" table:formula="of:=IF([$'abs'.D40]&lt;2;COM.MICROSOFT.SWITCH([$'switches'.$A$1];1;POWER([$'ba'.D40];2)-POWER([$'bb'.D40];2)+[$'axi'.D$1];0;[.D40];2;0);[.D40])" office:value-type="float" office:value="0">
            <text:p>0</text:p>
          </table:table-cell>
          <table:table-cell table:style-name="ACE-6" table:formula="of:=IF([$'abs'.E40]&lt;2;COM.MICROSOFT.SWITCH([$'switches'.$A$1];1;POWER([$'ba'.E40];2)-POWER([$'bb'.E40];2)+[$'axi'.E$1];0;[.E40];2;0);[.E40])" office:value-type="float" office:value="0">
            <text:p>0</text:p>
          </table:table-cell>
          <table:table-cell table:style-name="ACE-6" table:formula="of:=IF([$'abs'.F40]&lt;2;COM.MICROSOFT.SWITCH([$'switches'.$A$1];1;POWER([$'ba'.F40];2)-POWER([$'bb'.F40];2)+[$'axi'.F$1];0;[.F40];2;0);[.F40])" office:value-type="float" office:value="0">
            <text:p>0</text:p>
          </table:table-cell>
          <table:table-cell table:style-name="ACE-6" table:formula="of:=IF([$'abs'.G40]&lt;2;COM.MICROSOFT.SWITCH([$'switches'.$A$1];1;POWER([$'ba'.G40];2)-POWER([$'bb'.G40];2)+[$'axi'.G$1];0;[.G40];2;0);[.G40])" office:value-type="float" office:value="0">
            <text:p>0</text:p>
          </table:table-cell>
          <table:table-cell table:style-name="ACE-6" table:formula="of:=IF([$'abs'.H40]&lt;2;COM.MICROSOFT.SWITCH([$'switches'.$A$1];1;POWER([$'ba'.H40];2)-POWER([$'bb'.H40];2)+[$'axi'.H$1];0;[.H40];2;0);[.H40])" office:value-type="float" office:value="0">
            <text:p>0</text:p>
          </table:table-cell>
          <table:table-cell table:style-name="ACE-6" table:formula="of:=IF([$'abs'.I40]&lt;2;COM.MICROSOFT.SWITCH([$'switches'.$A$1];1;POWER([$'ba'.I40];2)-POWER([$'bb'.I40];2)+[$'axi'.I$1];0;[.I40];2;0);[.I40])" office:value-type="float" office:value="0">
            <text:p>0</text:p>
          </table:table-cell>
          <table:table-cell table:style-name="ACE-6" table:formula="of:=IF([$'abs'.J40]&lt;2;COM.MICROSOFT.SWITCH([$'switches'.$A$1];1;POWER([$'ba'.J40];2)-POWER([$'bb'.J40];2)+[$'axi'.J$1];0;[.J40];2;0);[.J40])" office:value-type="float" office:value="0">
            <text:p>0</text:p>
          </table:table-cell>
          <table:table-cell table:style-name="ACE-6" table:formula="of:=IF([$'abs'.K40]&lt;2;COM.MICROSOFT.SWITCH([$'switches'.$A$1];1;POWER([$'ba'.K40];2)-POWER([$'bb'.K40];2)+[$'axi'.K$1];0;[.K40];2;0);[.K40])" office:value-type="float" office:value="0">
            <text:p>0</text:p>
          </table:table-cell>
          <table:table-cell table:style-name="ACE-6" table:formula="of:=IF([$'abs'.L40]&lt;2;COM.MICROSOFT.SWITCH([$'switches'.$A$1];1;POWER([$'ba'.L40];2)-POWER([$'bb'.L40];2)+[$'axi'.L$1];0;[.L40];2;0);[.L40])" office:value-type="float" office:value="0">
            <text:p>0</text:p>
          </table:table-cell>
          <table:table-cell table:style-name="ACE-6" table:formula="of:=IF([$'abs'.M40]&lt;2;COM.MICROSOFT.SWITCH([$'switches'.$A$1];1;POWER([$'ba'.M40];2)-POWER([$'bb'.M40];2)+[$'axi'.M$1];0;[.M40];2;0);[.M40])" office:value-type="float" office:value="0">
            <text:p>0</text:p>
          </table:table-cell>
          <table:table-cell table:style-name="ACE-6" table:formula="of:=IF([$'abs'.N40]&lt;2;COM.MICROSOFT.SWITCH([$'switches'.$A$1];1;POWER([$'ba'.N40];2)-POWER([$'bb'.N40];2)+[$'axi'.N$1];0;[.N40];2;0);[.N40])" office:value-type="float" office:value="0">
            <text:p>0</text:p>
          </table:table-cell>
          <table:table-cell table:style-name="ACE-6" table:formula="of:=IF([$'abs'.O40]&lt;2;COM.MICROSOFT.SWITCH([$'switches'.$A$1];1;POWER([$'ba'.O40];2)-POWER([$'bb'.O40];2)+[$'axi'.O$1];0;[.O40];2;0);[.O40])" office:value-type="float" office:value="0">
            <text:p>0</text:p>
          </table:table-cell>
          <table:table-cell table:style-name="ACE-6" table:formula="of:=IF([$'abs'.P40]&lt;2;COM.MICROSOFT.SWITCH([$'switches'.$A$1];1;POWER([$'ba'.P40];2)-POWER([$'bb'.P40];2)+[$'axi'.P$1];0;[.P40];2;0);[.P40])" office:value-type="float" office:value="0">
            <text:p>0</text:p>
          </table:table-cell>
          <table:table-cell table:style-name="ACE-6" table:formula="of:=IF([$'abs'.Q40]&lt;2;COM.MICROSOFT.SWITCH([$'switches'.$A$1];1;POWER([$'ba'.Q40];2)-POWER([$'bb'.Q40];2)+[$'axi'.Q$1];0;[.Q40];2;0);[.Q40])" office:value-type="float" office:value="0">
            <text:p>0</text:p>
          </table:table-cell>
          <table:table-cell table:style-name="ACE-6" table:formula="of:=IF([$'abs'.R40]&lt;2;COM.MICROSOFT.SWITCH([$'switches'.$A$1];1;POWER([$'ba'.R40];2)-POWER([$'bb'.R40];2)+[$'axi'.R$1];0;[.R40];2;0);[.R40])" office:value-type="float" office:value="0">
            <text:p>0</text:p>
          </table:table-cell>
          <table:table-cell table:style-name="ACE-6" table:formula="of:=IF([$'abs'.S40]&lt;2;COM.MICROSOFT.SWITCH([$'switches'.$A$1];1;POWER([$'ba'.S40];2)-POWER([$'bb'.S40];2)+[$'axi'.S$1];0;[.S40];2;0);[.S40])" office:value-type="float" office:value="0">
            <text:p>0</text:p>
          </table:table-cell>
          <table:table-cell table:style-name="ACE-6" table:formula="of:=IF([$'abs'.T40]&lt;2;COM.MICROSOFT.SWITCH([$'switches'.$A$1];1;POWER([$'ba'.T40];2)-POWER([$'bb'.T40];2)+[$'axi'.T$1];0;[.T40];2;0);[.T40])" office:value-type="float" office:value="0">
            <text:p>0</text:p>
          </table:table-cell>
          <table:table-cell table:style-name="ACE-6" table:formula="of:=IF([$'abs'.U40]&lt;2;COM.MICROSOFT.SWITCH([$'switches'.$A$1];1;POWER([$'ba'.U40];2)-POWER([$'bb'.U40];2)+[$'axi'.U$1];0;[.U40];2;0);[.U40])" office:value-type="float" office:value="0">
            <text:p>0</text:p>
          </table:table-cell>
          <table:table-cell table:style-name="ACE-6" table:formula="of:=IF([$'abs'.V40]&lt;2;COM.MICROSOFT.SWITCH([$'switches'.$A$1];1;POWER([$'ba'.V40];2)-POWER([$'bb'.V40];2)+[$'axi'.V$1];0;[.V40];2;0);[.V40])" office:value-type="float" office:value="0">
            <text:p>0</text:p>
          </table:table-cell>
          <table:table-cell table:style-name="ACE-6" table:formula="of:=IF([$'abs'.W40]&lt;2;COM.MICROSOFT.SWITCH([$'switches'.$A$1];1;POWER([$'ba'.W40];2)-POWER([$'bb'.W40];2)+[$'axi'.W$1];0;[.W40];2;0);[.W40])" office:value-type="float" office:value="0">
            <text:p>0</text:p>
          </table:table-cell>
          <table:table-cell table:style-name="ACE-6" table:formula="of:=IF([$'abs'.X40]&lt;2;COM.MICROSOFT.SWITCH([$'switches'.$A$1];1;POWER([$'ba'.X40];2)-POWER([$'bb'.X40];2)+[$'axi'.X$1];0;[.X40];2;0);[.X40])" office:value-type="float" office:value="0">
            <text:p>0</text:p>
          </table:table-cell>
          <table:table-cell table:style-name="ACE-6" table:formula="of:=IF([$'abs'.Y40]&lt;2;COM.MICROSOFT.SWITCH([$'switches'.$A$1];1;POWER([$'ba'.Y40];2)-POWER([$'bb'.Y40];2)+[$'axi'.Y$1];0;[.Y40];2;0);[.Y40])" office:value-type="float" office:value="0">
            <text:p>0</text:p>
          </table:table-cell>
          <table:table-cell table:style-name="ACE-6" table:formula="of:=IF([$'abs'.Z40]&lt;2;COM.MICROSOFT.SWITCH([$'switches'.$A$1];1;POWER([$'ba'.Z40];2)-POWER([$'bb'.Z40];2)+[$'axi'.Z$1];0;[.Z40];2;0);[.Z40])" office:value-type="float" office:value="0">
            <text:p>0</text:p>
          </table:table-cell>
          <table:table-cell table:style-name="ACE-6" table:formula="of:=IF([$'abs'.AA40]&lt;2;COM.MICROSOFT.SWITCH([$'switches'.$A$1];1;POWER([$'ba'.AA40];2)-POWER([$'bb'.AA40];2)+[$'axi'.AA$1];0;[.AA40];2;0);[.AA40])" office:value-type="float" office:value="0">
            <text:p>0</text:p>
          </table:table-cell>
          <table:table-cell table:style-name="ACE-6" table:formula="of:=IF([$'abs'.AB40]&lt;2;COM.MICROSOFT.SWITCH([$'switches'.$A$1];1;POWER([$'ba'.AB40];2)-POWER([$'bb'.AB40];2)+[$'axi'.AB$1];0;[.AB40];2;0);[.AB40])" office:value-type="float" office:value="0">
            <text:p>0</text:p>
          </table:table-cell>
          <table:table-cell table:style-name="ACE-6" table:formula="of:=IF([$'abs'.AC40]&lt;2;COM.MICROSOFT.SWITCH([$'switches'.$A$1];1;POWER([$'ba'.AC40];2)-POWER([$'bb'.AC40];2)+[$'axi'.AC$1];0;[.AC40];2;0);[.AC40])" office:value-type="float" office:value="0">
            <text:p>0</text:p>
          </table:table-cell>
          <table:table-cell table:style-name="ACE-6" table:formula="of:=IF([$'abs'.AD40]&lt;2;COM.MICROSOFT.SWITCH([$'switches'.$A$1];1;POWER([$'ba'.AD40];2)-POWER([$'bb'.AD40];2)+[$'axi'.AD$1];0;[.AD40];2;0);[.AD40])" office:value-type="float" office:value="0">
            <text:p>0</text:p>
          </table:table-cell>
          <table:table-cell table:style-name="ACE-6" table:formula="of:=IF([$'abs'.AE40]&lt;2;COM.MICROSOFT.SWITCH([$'switches'.$A$1];1;POWER([$'ba'.AE40];2)-POWER([$'bb'.AE40];2)+[$'axi'.AE$1];0;[.AE40];2;0);[.AE40])" office:value-type="float" office:value="0">
            <text:p>0</text:p>
          </table:table-cell>
          <table:table-cell table:style-name="ACE-6" table:formula="of:=IF([$'abs'.AF40]&lt;2;COM.MICROSOFT.SWITCH([$'switches'.$A$1];1;POWER([$'ba'.AF40];2)-POWER([$'bb'.AF40];2)+[$'axi'.AF$1];0;[.AF40];2;0);[.AF40])" office:value-type="float" office:value="0">
            <text:p>0</text:p>
          </table:table-cell>
          <table:table-cell table:style-name="ACE-6" table:formula="of:=IF([$'abs'.AG40]&lt;2;COM.MICROSOFT.SWITCH([$'switches'.$A$1];1;POWER([$'ba'.AG40];2)-POWER([$'bb'.AG40];2)+[$'axi'.AG$1];0;[.AG40];2;0);[.AG40])" office:value-type="float" office:value="0">
            <text:p>0</text:p>
          </table:table-cell>
          <table:table-cell table:style-name="ACE-6" table:formula="of:=IF([$'abs'.AH40]&lt;2;COM.MICROSOFT.SWITCH([$'switches'.$A$1];1;POWER([$'ba'.AH40];2)-POWER([$'bb'.AH40];2)+[$'axi'.AH$1];0;[.AH40];2;0);[.AH40])" office:value-type="float" office:value="0">
            <text:p>0</text:p>
          </table:table-cell>
          <table:table-cell table:style-name="ACE-6" table:formula="of:=IF([$'abs'.AI40]&lt;2;COM.MICROSOFT.SWITCH([$'switches'.$A$1];1;POWER([$'ba'.AI40];2)-POWER([$'bb'.AI40];2)+[$'axi'.AI$1];0;[.AI40];2;0);[.AI40])" office:value-type="float" office:value="0">
            <text:p>0</text:p>
          </table:table-cell>
          <table:table-cell table:style-name="ACE-6" table:formula="of:=IF([$'abs'.AJ40]&lt;2;COM.MICROSOFT.SWITCH([$'switches'.$A$1];1;POWER([$'ba'.AJ40];2)-POWER([$'bb'.AJ40];2)+[$'axi'.AJ$1];0;[.AJ40];2;0);[.AJ40])" office:value-type="float" office:value="0">
            <text:p>0</text:p>
          </table:table-cell>
          <table:table-cell table:style-name="ACE-6" table:formula="of:=IF([$'abs'.AK40]&lt;2;COM.MICROSOFT.SWITCH([$'switches'.$A$1];1;POWER([$'ba'.AK40];2)-POWER([$'bb'.AK40];2)+[$'axi'.AK$1];0;[.AK40];2;0);[.AK40])" office:value-type="float" office:value="0">
            <text:p>0</text:p>
          </table:table-cell>
          <table:table-cell table:style-name="ACE-6" table:formula="of:=IF([$'abs'.AL40]&lt;2;COM.MICROSOFT.SWITCH([$'switches'.$A$1];1;POWER([$'ba'.AL40];2)-POWER([$'bb'.AL40];2)+[$'axi'.AL$1];0;[.AL40];2;0);[.AL40])" office:value-type="float" office:value="0">
            <text:p>0</text:p>
          </table:table-cell>
          <table:table-cell table:style-name="ACE-6" table:formula="of:=IF([$'abs'.AM40]&lt;2;COM.MICROSOFT.SWITCH([$'switches'.$A$1];1;POWER([$'ba'.AM40];2)-POWER([$'bb'.AM40];2)+[$'axi'.AM$1];0;[.AM40];2;0);[.AM40])" office:value-type="float" office:value="0">
            <text:p>0</text:p>
          </table:table-cell>
          <table:table-cell table:style-name="ACE-6" table:formula="of:=IF([$'abs'.AN40]&lt;2;COM.MICROSOFT.SWITCH([$'switches'.$A$1];1;POWER([$'ba'.AN40];2)-POWER([$'bb'.AN40];2)+[$'axi'.AN$1];0;[.AN40];2;0);[.AN40])" office:value-type="float" office:value="0">
            <text:p>0</text:p>
          </table:table-cell>
          <table:table-cell table:style-name="ACE-6" table:formula="of:=IF([$'abs'.AO40]&lt;2;COM.MICROSOFT.SWITCH([$'switches'.$A$1];1;POWER([$'ba'.AO40];2)-POWER([$'bb'.AO40];2)+[$'axi'.AO$1];0;[.AO40];2;0);[.AO40])" office:value-type="float" office:value="0">
            <text:p>0</text:p>
          </table:table-cell>
          <table:table-cell table:style-name="ACE-6" table:formula="of:=IF([$'abs'.AP40]&lt;2;COM.MICROSOFT.SWITCH([$'switches'.$A$1];1;POWER([$'ba'.AP40];2)-POWER([$'bb'.AP40];2)+[$'axi'.AP$1];0;[.AP40];2;0);[.AP40])" office:value-type="float" office:value="0">
            <text:p>0</text:p>
          </table:table-cell>
          <table:table-cell table:style-name="ACE-6" table:formula="of:=IF([$'abs'.AQ40]&lt;2;COM.MICROSOFT.SWITCH([$'switches'.$A$1];1;POWER([$'ba'.AQ40];2)-POWER([$'bb'.AQ40];2)+[$'axi'.AQ$1];0;[.AQ40];2;0);[.AQ40])" office:value-type="float" office:value="0">
            <text:p>0</text:p>
          </table:table-cell>
          <table:table-cell table:style-name="ACE-6" table:formula="of:=IF([$'abs'.AR40]&lt;2;COM.MICROSOFT.SWITCH([$'switches'.$A$1];1;POWER([$'ba'.AR40];2)-POWER([$'bb'.AR40];2)+[$'axi'.AR$1];0;[.AR40];2;0);[.AR40])" office:value-type="float" office:value="0">
            <text:p>0</text:p>
          </table:table-cell>
          <table:table-cell table:style-name="ACE-6" table:formula="of:=IF([$'abs'.AS40]&lt;2;COM.MICROSOFT.SWITCH([$'switches'.$A$1];1;POWER([$'ba'.AS40];2)-POWER([$'bb'.AS40];2)+[$'axi'.AS$1];0;[.AS40];2;0);[.AS40])" office:value-type="float" office:value="0">
            <text:p>0</text:p>
          </table:table-cell>
          <table:table-cell table:style-name="ACE-6" table:formula="of:=IF([$'abs'.AT40]&lt;2;COM.MICROSOFT.SWITCH([$'switches'.$A$1];1;POWER([$'ba'.AT40];2)-POWER([$'bb'.AT40];2)+[$'axi'.AT$1];0;[.AT40];2;0);[.AT40])" office:value-type="float" office:value="0">
            <text:p>0</text:p>
          </table:table-cell>
          <table:table-cell table:style-name="ACE-6" table:formula="of:=IF([$'abs'.AU40]&lt;2;COM.MICROSOFT.SWITCH([$'switches'.$A$1];1;POWER([$'ba'.AU40];2)-POWER([$'bb'.AU40];2)+[$'axi'.AU$1];0;[.AU40];2;0);[.AU40])" office:value-type="float" office:value="0">
            <text:p>0</text:p>
          </table:table-cell>
          <table:table-cell table:style-name="ACE-6" table:formula="of:=IF([$'abs'.AV40]&lt;2;COM.MICROSOFT.SWITCH([$'switches'.$A$1];1;POWER([$'ba'.AV40];2)-POWER([$'bb'.AV40];2)+[$'axi'.AV$1];0;[.AV40];2;0);[.AV40])" office:value-type="float" office:value="0">
            <text:p>0</text:p>
          </table:table-cell>
          <table:table-cell table:style-name="ACE-6" table:formula="of:=IF([$'abs'.AW40]&lt;2;COM.MICROSOFT.SWITCH([$'switches'.$A$1];1;POWER([$'ba'.AW40];2)-POWER([$'bb'.AW40];2)+[$'axi'.AW$1];0;[.AW40];2;0);[.AW40])" office:value-type="float" office:value="0">
            <text:p>0</text:p>
          </table:table-cell>
          <table:table-cell table:style-name="ACE-6" table:formula="of:=IF([$'abs'.AX40]&lt;2;COM.MICROSOFT.SWITCH([$'switches'.$A$1];1;POWER([$'ba'.AX40];2)-POWER([$'bb'.AX40];2)+[$'axi'.AX$1];0;[.AX40];2;0);[.AX40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1]&lt;2;COM.MICROSOFT.SWITCH([$'switches'.$A$1];1;POWER([$'ba'.B41];2)-POWER([$'bb'.B41];2)+[$'axi'.B$1];0;[.B41];2;0);[.B41])" office:value-type="float" office:value="0">
            <text:p>0</text:p>
          </table:table-cell>
          <table:table-cell table:style-name="ACE-6" table:formula="of:=IF([$'abs'.C41]&lt;2;COM.MICROSOFT.SWITCH([$'switches'.$A$1];1;POWER([$'ba'.C41];2)-POWER([$'bb'.C41];2)+[$'axi'.C$1];0;[.C41];2;0);[.C41])" office:value-type="float" office:value="0">
            <text:p>0</text:p>
          </table:table-cell>
          <table:table-cell table:style-name="ACE-6" table:formula="of:=IF([$'abs'.D41]&lt;2;COM.MICROSOFT.SWITCH([$'switches'.$A$1];1;POWER([$'ba'.D41];2)-POWER([$'bb'.D41];2)+[$'axi'.D$1];0;[.D41];2;0);[.D41])" office:value-type="float" office:value="0">
            <text:p>0</text:p>
          </table:table-cell>
          <table:table-cell table:style-name="ACE-6" table:formula="of:=IF([$'abs'.E41]&lt;2;COM.MICROSOFT.SWITCH([$'switches'.$A$1];1;POWER([$'ba'.E41];2)-POWER([$'bb'.E41];2)+[$'axi'.E$1];0;[.E41];2;0);[.E41])" office:value-type="float" office:value="0">
            <text:p>0</text:p>
          </table:table-cell>
          <table:table-cell table:style-name="ACE-6" table:formula="of:=IF([$'abs'.F41]&lt;2;COM.MICROSOFT.SWITCH([$'switches'.$A$1];1;POWER([$'ba'.F41];2)-POWER([$'bb'.F41];2)+[$'axi'.F$1];0;[.F41];2;0);[.F41])" office:value-type="float" office:value="0">
            <text:p>0</text:p>
          </table:table-cell>
          <table:table-cell table:style-name="ACE-6" table:formula="of:=IF([$'abs'.G41]&lt;2;COM.MICROSOFT.SWITCH([$'switches'.$A$1];1;POWER([$'ba'.G41];2)-POWER([$'bb'.G41];2)+[$'axi'.G$1];0;[.G41];2;0);[.G41])" office:value-type="float" office:value="0">
            <text:p>0</text:p>
          </table:table-cell>
          <table:table-cell table:style-name="ACE-6" table:formula="of:=IF([$'abs'.H41]&lt;2;COM.MICROSOFT.SWITCH([$'switches'.$A$1];1;POWER([$'ba'.H41];2)-POWER([$'bb'.H41];2)+[$'axi'.H$1];0;[.H41];2;0);[.H41])" office:value-type="float" office:value="0">
            <text:p>0</text:p>
          </table:table-cell>
          <table:table-cell table:style-name="ACE-6" table:formula="of:=IF([$'abs'.I41]&lt;2;COM.MICROSOFT.SWITCH([$'switches'.$A$1];1;POWER([$'ba'.I41];2)-POWER([$'bb'.I41];2)+[$'axi'.I$1];0;[.I41];2;0);[.I41])" office:value-type="float" office:value="0">
            <text:p>0</text:p>
          </table:table-cell>
          <table:table-cell table:style-name="ACE-6" table:formula="of:=IF([$'abs'.J41]&lt;2;COM.MICROSOFT.SWITCH([$'switches'.$A$1];1;POWER([$'ba'.J41];2)-POWER([$'bb'.J41];2)+[$'axi'.J$1];0;[.J41];2;0);[.J41])" office:value-type="float" office:value="0">
            <text:p>0</text:p>
          </table:table-cell>
          <table:table-cell table:style-name="ACE-6" table:formula="of:=IF([$'abs'.K41]&lt;2;COM.MICROSOFT.SWITCH([$'switches'.$A$1];1;POWER([$'ba'.K41];2)-POWER([$'bb'.K41];2)+[$'axi'.K$1];0;[.K41];2;0);[.K41])" office:value-type="float" office:value="0">
            <text:p>0</text:p>
          </table:table-cell>
          <table:table-cell table:style-name="ACE-6" table:formula="of:=IF([$'abs'.L41]&lt;2;COM.MICROSOFT.SWITCH([$'switches'.$A$1];1;POWER([$'ba'.L41];2)-POWER([$'bb'.L41];2)+[$'axi'.L$1];0;[.L41];2;0);[.L41])" office:value-type="float" office:value="0">
            <text:p>0</text:p>
          </table:table-cell>
          <table:table-cell table:style-name="ACE-6" table:formula="of:=IF([$'abs'.M41]&lt;2;COM.MICROSOFT.SWITCH([$'switches'.$A$1];1;POWER([$'ba'.M41];2)-POWER([$'bb'.M41];2)+[$'axi'.M$1];0;[.M41];2;0);[.M41])" office:value-type="float" office:value="0">
            <text:p>0</text:p>
          </table:table-cell>
          <table:table-cell table:style-name="ACE-6" table:formula="of:=IF([$'abs'.N41]&lt;2;COM.MICROSOFT.SWITCH([$'switches'.$A$1];1;POWER([$'ba'.N41];2)-POWER([$'bb'.N41];2)+[$'axi'.N$1];0;[.N41];2;0);[.N41])" office:value-type="float" office:value="0">
            <text:p>0</text:p>
          </table:table-cell>
          <table:table-cell table:style-name="ACE-6" table:formula="of:=IF([$'abs'.O41]&lt;2;COM.MICROSOFT.SWITCH([$'switches'.$A$1];1;POWER([$'ba'.O41];2)-POWER([$'bb'.O41];2)+[$'axi'.O$1];0;[.O41];2;0);[.O41])" office:value-type="float" office:value="0">
            <text:p>0</text:p>
          </table:table-cell>
          <table:table-cell table:style-name="ACE-6" table:formula="of:=IF([$'abs'.P41]&lt;2;COM.MICROSOFT.SWITCH([$'switches'.$A$1];1;POWER([$'ba'.P41];2)-POWER([$'bb'.P41];2)+[$'axi'.P$1];0;[.P41];2;0);[.P41])" office:value-type="float" office:value="0">
            <text:p>0</text:p>
          </table:table-cell>
          <table:table-cell table:style-name="ACE-6" table:formula="of:=IF([$'abs'.Q41]&lt;2;COM.MICROSOFT.SWITCH([$'switches'.$A$1];1;POWER([$'ba'.Q41];2)-POWER([$'bb'.Q41];2)+[$'axi'.Q$1];0;[.Q41];2;0);[.Q41])" office:value-type="float" office:value="0">
            <text:p>0</text:p>
          </table:table-cell>
          <table:table-cell table:style-name="ACE-6" table:formula="of:=IF([$'abs'.R41]&lt;2;COM.MICROSOFT.SWITCH([$'switches'.$A$1];1;POWER([$'ba'.R41];2)-POWER([$'bb'.R41];2)+[$'axi'.R$1];0;[.R41];2;0);[.R41])" office:value-type="float" office:value="0">
            <text:p>0</text:p>
          </table:table-cell>
          <table:table-cell table:style-name="ACE-6" table:formula="of:=IF([$'abs'.S41]&lt;2;COM.MICROSOFT.SWITCH([$'switches'.$A$1];1;POWER([$'ba'.S41];2)-POWER([$'bb'.S41];2)+[$'axi'.S$1];0;[.S41];2;0);[.S41])" office:value-type="float" office:value="0">
            <text:p>0</text:p>
          </table:table-cell>
          <table:table-cell table:style-name="ACE-6" table:formula="of:=IF([$'abs'.T41]&lt;2;COM.MICROSOFT.SWITCH([$'switches'.$A$1];1;POWER([$'ba'.T41];2)-POWER([$'bb'.T41];2)+[$'axi'.T$1];0;[.T41];2;0);[.T41])" office:value-type="float" office:value="0">
            <text:p>0</text:p>
          </table:table-cell>
          <table:table-cell table:style-name="ACE-6" table:formula="of:=IF([$'abs'.U41]&lt;2;COM.MICROSOFT.SWITCH([$'switches'.$A$1];1;POWER([$'ba'.U41];2)-POWER([$'bb'.U41];2)+[$'axi'.U$1];0;[.U41];2;0);[.U41])" office:value-type="float" office:value="0">
            <text:p>0</text:p>
          </table:table-cell>
          <table:table-cell table:style-name="ACE-6" table:formula="of:=IF([$'abs'.V41]&lt;2;COM.MICROSOFT.SWITCH([$'switches'.$A$1];1;POWER([$'ba'.V41];2)-POWER([$'bb'.V41];2)+[$'axi'.V$1];0;[.V41];2;0);[.V41])" office:value-type="float" office:value="0">
            <text:p>0</text:p>
          </table:table-cell>
          <table:table-cell table:style-name="ACE-6" table:formula="of:=IF([$'abs'.W41]&lt;2;COM.MICROSOFT.SWITCH([$'switches'.$A$1];1;POWER([$'ba'.W41];2)-POWER([$'bb'.W41];2)+[$'axi'.W$1];0;[.W41];2;0);[.W41])" office:value-type="float" office:value="0">
            <text:p>0</text:p>
          </table:table-cell>
          <table:table-cell table:style-name="ACE-6" table:formula="of:=IF([$'abs'.X41]&lt;2;COM.MICROSOFT.SWITCH([$'switches'.$A$1];1;POWER([$'ba'.X41];2)-POWER([$'bb'.X41];2)+[$'axi'.X$1];0;[.X41];2;0);[.X41])" office:value-type="float" office:value="0">
            <text:p>0</text:p>
          </table:table-cell>
          <table:table-cell table:style-name="ACE-6" table:formula="of:=IF([$'abs'.Y41]&lt;2;COM.MICROSOFT.SWITCH([$'switches'.$A$1];1;POWER([$'ba'.Y41];2)-POWER([$'bb'.Y41];2)+[$'axi'.Y$1];0;[.Y41];2;0);[.Y41])" office:value-type="float" office:value="0">
            <text:p>0</text:p>
          </table:table-cell>
          <table:table-cell table:style-name="ACE-6" table:formula="of:=IF([$'abs'.Z41]&lt;2;COM.MICROSOFT.SWITCH([$'switches'.$A$1];1;POWER([$'ba'.Z41];2)-POWER([$'bb'.Z41];2)+[$'axi'.Z$1];0;[.Z41];2;0);[.Z41])" office:value-type="float" office:value="0">
            <text:p>0</text:p>
          </table:table-cell>
          <table:table-cell table:style-name="ACE-6" table:formula="of:=IF([$'abs'.AA41]&lt;2;COM.MICROSOFT.SWITCH([$'switches'.$A$1];1;POWER([$'ba'.AA41];2)-POWER([$'bb'.AA41];2)+[$'axi'.AA$1];0;[.AA41];2;0);[.AA41])" office:value-type="float" office:value="0">
            <text:p>0</text:p>
          </table:table-cell>
          <table:table-cell table:style-name="ACE-6" table:formula="of:=IF([$'abs'.AB41]&lt;2;COM.MICROSOFT.SWITCH([$'switches'.$A$1];1;POWER([$'ba'.AB41];2)-POWER([$'bb'.AB41];2)+[$'axi'.AB$1];0;[.AB41];2;0);[.AB41])" office:value-type="float" office:value="0">
            <text:p>0</text:p>
          </table:table-cell>
          <table:table-cell table:style-name="ACE-6" table:formula="of:=IF([$'abs'.AC41]&lt;2;COM.MICROSOFT.SWITCH([$'switches'.$A$1];1;POWER([$'ba'.AC41];2)-POWER([$'bb'.AC41];2)+[$'axi'.AC$1];0;[.AC41];2;0);[.AC41])" office:value-type="float" office:value="0">
            <text:p>0</text:p>
          </table:table-cell>
          <table:table-cell table:style-name="ACE-6" table:formula="of:=IF([$'abs'.AD41]&lt;2;COM.MICROSOFT.SWITCH([$'switches'.$A$1];1;POWER([$'ba'.AD41];2)-POWER([$'bb'.AD41];2)+[$'axi'.AD$1];0;[.AD41];2;0);[.AD41])" office:value-type="float" office:value="0">
            <text:p>0</text:p>
          </table:table-cell>
          <table:table-cell table:style-name="ACE-6" table:formula="of:=IF([$'abs'.AE41]&lt;2;COM.MICROSOFT.SWITCH([$'switches'.$A$1];1;POWER([$'ba'.AE41];2)-POWER([$'bb'.AE41];2)+[$'axi'.AE$1];0;[.AE41];2;0);[.AE41])" office:value-type="float" office:value="0">
            <text:p>0</text:p>
          </table:table-cell>
          <table:table-cell table:style-name="ACE-6" table:formula="of:=IF([$'abs'.AF41]&lt;2;COM.MICROSOFT.SWITCH([$'switches'.$A$1];1;POWER([$'ba'.AF41];2)-POWER([$'bb'.AF41];2)+[$'axi'.AF$1];0;[.AF41];2;0);[.AF41])" office:value-type="float" office:value="0">
            <text:p>0</text:p>
          </table:table-cell>
          <table:table-cell table:style-name="ACE-6" table:formula="of:=IF([$'abs'.AG41]&lt;2;COM.MICROSOFT.SWITCH([$'switches'.$A$1];1;POWER([$'ba'.AG41];2)-POWER([$'bb'.AG41];2)+[$'axi'.AG$1];0;[.AG41];2;0);[.AG41])" office:value-type="float" office:value="0">
            <text:p>0</text:p>
          </table:table-cell>
          <table:table-cell table:style-name="ACE-6" table:formula="of:=IF([$'abs'.AH41]&lt;2;COM.MICROSOFT.SWITCH([$'switches'.$A$1];1;POWER([$'ba'.AH41];2)-POWER([$'bb'.AH41];2)+[$'axi'.AH$1];0;[.AH41];2;0);[.AH41])" office:value-type="float" office:value="0">
            <text:p>0</text:p>
          </table:table-cell>
          <table:table-cell table:style-name="ACE-6" table:formula="of:=IF([$'abs'.AI41]&lt;2;COM.MICROSOFT.SWITCH([$'switches'.$A$1];1;POWER([$'ba'.AI41];2)-POWER([$'bb'.AI41];2)+[$'axi'.AI$1];0;[.AI41];2;0);[.AI41])" office:value-type="float" office:value="0">
            <text:p>0</text:p>
          </table:table-cell>
          <table:table-cell table:style-name="ACE-6" table:formula="of:=IF([$'abs'.AJ41]&lt;2;COM.MICROSOFT.SWITCH([$'switches'.$A$1];1;POWER([$'ba'.AJ41];2)-POWER([$'bb'.AJ41];2)+[$'axi'.AJ$1];0;[.AJ41];2;0);[.AJ41])" office:value-type="float" office:value="0">
            <text:p>0</text:p>
          </table:table-cell>
          <table:table-cell table:style-name="ACE-6" table:formula="of:=IF([$'abs'.AK41]&lt;2;COM.MICROSOFT.SWITCH([$'switches'.$A$1];1;POWER([$'ba'.AK41];2)-POWER([$'bb'.AK41];2)+[$'axi'.AK$1];0;[.AK41];2;0);[.AK41])" office:value-type="float" office:value="0">
            <text:p>0</text:p>
          </table:table-cell>
          <table:table-cell table:style-name="ACE-6" table:formula="of:=IF([$'abs'.AL41]&lt;2;COM.MICROSOFT.SWITCH([$'switches'.$A$1];1;POWER([$'ba'.AL41];2)-POWER([$'bb'.AL41];2)+[$'axi'.AL$1];0;[.AL41];2;0);[.AL41])" office:value-type="float" office:value="0">
            <text:p>0</text:p>
          </table:table-cell>
          <table:table-cell table:style-name="ACE-6" table:formula="of:=IF([$'abs'.AM41]&lt;2;COM.MICROSOFT.SWITCH([$'switches'.$A$1];1;POWER([$'ba'.AM41];2)-POWER([$'bb'.AM41];2)+[$'axi'.AM$1];0;[.AM41];2;0);[.AM41])" office:value-type="float" office:value="0">
            <text:p>0</text:p>
          </table:table-cell>
          <table:table-cell table:style-name="ACE-6" table:formula="of:=IF([$'abs'.AN41]&lt;2;COM.MICROSOFT.SWITCH([$'switches'.$A$1];1;POWER([$'ba'.AN41];2)-POWER([$'bb'.AN41];2)+[$'axi'.AN$1];0;[.AN41];2;0);[.AN41])" office:value-type="float" office:value="0">
            <text:p>0</text:p>
          </table:table-cell>
          <table:table-cell table:style-name="ACE-6" table:formula="of:=IF([$'abs'.AO41]&lt;2;COM.MICROSOFT.SWITCH([$'switches'.$A$1];1;POWER([$'ba'.AO41];2)-POWER([$'bb'.AO41];2)+[$'axi'.AO$1];0;[.AO41];2;0);[.AO41])" office:value-type="float" office:value="0">
            <text:p>0</text:p>
          </table:table-cell>
          <table:table-cell table:style-name="ACE-6" table:formula="of:=IF([$'abs'.AP41]&lt;2;COM.MICROSOFT.SWITCH([$'switches'.$A$1];1;POWER([$'ba'.AP41];2)-POWER([$'bb'.AP41];2)+[$'axi'.AP$1];0;[.AP41];2;0);[.AP41])" office:value-type="float" office:value="0">
            <text:p>0</text:p>
          </table:table-cell>
          <table:table-cell table:style-name="ACE-6" table:formula="of:=IF([$'abs'.AQ41]&lt;2;COM.MICROSOFT.SWITCH([$'switches'.$A$1];1;POWER([$'ba'.AQ41];2)-POWER([$'bb'.AQ41];2)+[$'axi'.AQ$1];0;[.AQ41];2;0);[.AQ41])" office:value-type="float" office:value="0">
            <text:p>0</text:p>
          </table:table-cell>
          <table:table-cell table:style-name="ACE-6" table:formula="of:=IF([$'abs'.AR41]&lt;2;COM.MICROSOFT.SWITCH([$'switches'.$A$1];1;POWER([$'ba'.AR41];2)-POWER([$'bb'.AR41];2)+[$'axi'.AR$1];0;[.AR41];2;0);[.AR41])" office:value-type="float" office:value="0">
            <text:p>0</text:p>
          </table:table-cell>
          <table:table-cell table:style-name="ACE-6" table:formula="of:=IF([$'abs'.AS41]&lt;2;COM.MICROSOFT.SWITCH([$'switches'.$A$1];1;POWER([$'ba'.AS41];2)-POWER([$'bb'.AS41];2)+[$'axi'.AS$1];0;[.AS41];2;0);[.AS41])" office:value-type="float" office:value="0">
            <text:p>0</text:p>
          </table:table-cell>
          <table:table-cell table:style-name="ACE-6" table:formula="of:=IF([$'abs'.AT41]&lt;2;COM.MICROSOFT.SWITCH([$'switches'.$A$1];1;POWER([$'ba'.AT41];2)-POWER([$'bb'.AT41];2)+[$'axi'.AT$1];0;[.AT41];2;0);[.AT41])" office:value-type="float" office:value="0">
            <text:p>0</text:p>
          </table:table-cell>
          <table:table-cell table:style-name="ACE-6" table:formula="of:=IF([$'abs'.AU41]&lt;2;COM.MICROSOFT.SWITCH([$'switches'.$A$1];1;POWER([$'ba'.AU41];2)-POWER([$'bb'.AU41];2)+[$'axi'.AU$1];0;[.AU41];2;0);[.AU41])" office:value-type="float" office:value="0">
            <text:p>0</text:p>
          </table:table-cell>
          <table:table-cell table:style-name="ACE-6" table:formula="of:=IF([$'abs'.AV41]&lt;2;COM.MICROSOFT.SWITCH([$'switches'.$A$1];1;POWER([$'ba'.AV41];2)-POWER([$'bb'.AV41];2)+[$'axi'.AV$1];0;[.AV41];2;0);[.AV41])" office:value-type="float" office:value="0">
            <text:p>0</text:p>
          </table:table-cell>
          <table:table-cell table:style-name="ACE-6" table:formula="of:=IF([$'abs'.AW41]&lt;2;COM.MICROSOFT.SWITCH([$'switches'.$A$1];1;POWER([$'ba'.AW41];2)-POWER([$'bb'.AW41];2)+[$'axi'.AW$1];0;[.AW41];2;0);[.AW41])" office:value-type="float" office:value="0">
            <text:p>0</text:p>
          </table:table-cell>
          <table:table-cell table:style-name="ACE-6" table:formula="of:=IF([$'abs'.AX41]&lt;2;COM.MICROSOFT.SWITCH([$'switches'.$A$1];1;POWER([$'ba'.AX41];2)-POWER([$'bb'.AX41];2)+[$'axi'.AX$1];0;[.AX41];2;0);[.AX41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2]&lt;2;COM.MICROSOFT.SWITCH([$'switches'.$A$1];1;POWER([$'ba'.B42];2)-POWER([$'bb'.B42];2)+[$'axi'.B$1];0;[.B42];2;0);[.B42])" office:value-type="float" office:value="0">
            <text:p>0</text:p>
          </table:table-cell>
          <table:table-cell table:style-name="ACE-6" table:formula="of:=IF([$'abs'.C42]&lt;2;COM.MICROSOFT.SWITCH([$'switches'.$A$1];1;POWER([$'ba'.C42];2)-POWER([$'bb'.C42];2)+[$'axi'.C$1];0;[.C42];2;0);[.C42])" office:value-type="float" office:value="0">
            <text:p>0</text:p>
          </table:table-cell>
          <table:table-cell table:style-name="ACE-6" table:formula="of:=IF([$'abs'.D42]&lt;2;COM.MICROSOFT.SWITCH([$'switches'.$A$1];1;POWER([$'ba'.D42];2)-POWER([$'bb'.D42];2)+[$'axi'.D$1];0;[.D42];2;0);[.D42])" office:value-type="float" office:value="0">
            <text:p>0</text:p>
          </table:table-cell>
          <table:table-cell table:style-name="ACE-6" table:formula="of:=IF([$'abs'.E42]&lt;2;COM.MICROSOFT.SWITCH([$'switches'.$A$1];1;POWER([$'ba'.E42];2)-POWER([$'bb'.E42];2)+[$'axi'.E$1];0;[.E42];2;0);[.E42])" office:value-type="float" office:value="0">
            <text:p>0</text:p>
          </table:table-cell>
          <table:table-cell table:style-name="ACE-6" table:formula="of:=IF([$'abs'.F42]&lt;2;COM.MICROSOFT.SWITCH([$'switches'.$A$1];1;POWER([$'ba'.F42];2)-POWER([$'bb'.F42];2)+[$'axi'.F$1];0;[.F42];2;0);[.F42])" office:value-type="float" office:value="0">
            <text:p>0</text:p>
          </table:table-cell>
          <table:table-cell table:style-name="ACE-6" table:formula="of:=IF([$'abs'.G42]&lt;2;COM.MICROSOFT.SWITCH([$'switches'.$A$1];1;POWER([$'ba'.G42];2)-POWER([$'bb'.G42];2)+[$'axi'.G$1];0;[.G42];2;0);[.G42])" office:value-type="float" office:value="0">
            <text:p>0</text:p>
          </table:table-cell>
          <table:table-cell table:style-name="ACE-6" table:formula="of:=IF([$'abs'.H42]&lt;2;COM.MICROSOFT.SWITCH([$'switches'.$A$1];1;POWER([$'ba'.H42];2)-POWER([$'bb'.H42];2)+[$'axi'.H$1];0;[.H42];2;0);[.H42])" office:value-type="float" office:value="0">
            <text:p>0</text:p>
          </table:table-cell>
          <table:table-cell table:style-name="ACE-6" table:formula="of:=IF([$'abs'.I42]&lt;2;COM.MICROSOFT.SWITCH([$'switches'.$A$1];1;POWER([$'ba'.I42];2)-POWER([$'bb'.I42];2)+[$'axi'.I$1];0;[.I42];2;0);[.I42])" office:value-type="float" office:value="0">
            <text:p>0</text:p>
          </table:table-cell>
          <table:table-cell table:style-name="ACE-6" table:formula="of:=IF([$'abs'.J42]&lt;2;COM.MICROSOFT.SWITCH([$'switches'.$A$1];1;POWER([$'ba'.J42];2)-POWER([$'bb'.J42];2)+[$'axi'.J$1];0;[.J42];2;0);[.J42])" office:value-type="float" office:value="0">
            <text:p>0</text:p>
          </table:table-cell>
          <table:table-cell table:style-name="ACE-6" table:formula="of:=IF([$'abs'.K42]&lt;2;COM.MICROSOFT.SWITCH([$'switches'.$A$1];1;POWER([$'ba'.K42];2)-POWER([$'bb'.K42];2)+[$'axi'.K$1];0;[.K42];2;0);[.K42])" office:value-type="float" office:value="0">
            <text:p>0</text:p>
          </table:table-cell>
          <table:table-cell table:style-name="ACE-6" table:formula="of:=IF([$'abs'.L42]&lt;2;COM.MICROSOFT.SWITCH([$'switches'.$A$1];1;POWER([$'ba'.L42];2)-POWER([$'bb'.L42];2)+[$'axi'.L$1];0;[.L42];2;0);[.L42])" office:value-type="float" office:value="0">
            <text:p>0</text:p>
          </table:table-cell>
          <table:table-cell table:style-name="ACE-6" table:formula="of:=IF([$'abs'.M42]&lt;2;COM.MICROSOFT.SWITCH([$'switches'.$A$1];1;POWER([$'ba'.M42];2)-POWER([$'bb'.M42];2)+[$'axi'.M$1];0;[.M42];2;0);[.M42])" office:value-type="float" office:value="0">
            <text:p>0</text:p>
          </table:table-cell>
          <table:table-cell table:style-name="ACE-6" table:formula="of:=IF([$'abs'.N42]&lt;2;COM.MICROSOFT.SWITCH([$'switches'.$A$1];1;POWER([$'ba'.N42];2)-POWER([$'bb'.N42];2)+[$'axi'.N$1];0;[.N42];2;0);[.N42])" office:value-type="float" office:value="0">
            <text:p>0</text:p>
          </table:table-cell>
          <table:table-cell table:style-name="ACE-6" table:formula="of:=IF([$'abs'.O42]&lt;2;COM.MICROSOFT.SWITCH([$'switches'.$A$1];1;POWER([$'ba'.O42];2)-POWER([$'bb'.O42];2)+[$'axi'.O$1];0;[.O42];2;0);[.O42])" office:value-type="float" office:value="0">
            <text:p>0</text:p>
          </table:table-cell>
          <table:table-cell table:style-name="ACE-6" table:formula="of:=IF([$'abs'.P42]&lt;2;COM.MICROSOFT.SWITCH([$'switches'.$A$1];1;POWER([$'ba'.P42];2)-POWER([$'bb'.P42];2)+[$'axi'.P$1];0;[.P42];2;0);[.P42])" office:value-type="float" office:value="0">
            <text:p>0</text:p>
          </table:table-cell>
          <table:table-cell table:style-name="ACE-6" table:formula="of:=IF([$'abs'.Q42]&lt;2;COM.MICROSOFT.SWITCH([$'switches'.$A$1];1;POWER([$'ba'.Q42];2)-POWER([$'bb'.Q42];2)+[$'axi'.Q$1];0;[.Q42];2;0);[.Q42])" office:value-type="float" office:value="0">
            <text:p>0</text:p>
          </table:table-cell>
          <table:table-cell table:style-name="ACE-6" table:formula="of:=IF([$'abs'.R42]&lt;2;COM.MICROSOFT.SWITCH([$'switches'.$A$1];1;POWER([$'ba'.R42];2)-POWER([$'bb'.R42];2)+[$'axi'.R$1];0;[.R42];2;0);[.R42])" office:value-type="float" office:value="0">
            <text:p>0</text:p>
          </table:table-cell>
          <table:table-cell table:style-name="ACE-6" table:formula="of:=IF([$'abs'.S42]&lt;2;COM.MICROSOFT.SWITCH([$'switches'.$A$1];1;POWER([$'ba'.S42];2)-POWER([$'bb'.S42];2)+[$'axi'.S$1];0;[.S42];2;0);[.S42])" office:value-type="float" office:value="0">
            <text:p>0</text:p>
          </table:table-cell>
          <table:table-cell table:style-name="ACE-6" table:formula="of:=IF([$'abs'.T42]&lt;2;COM.MICROSOFT.SWITCH([$'switches'.$A$1];1;POWER([$'ba'.T42];2)-POWER([$'bb'.T42];2)+[$'axi'.T$1];0;[.T42];2;0);[.T42])" office:value-type="float" office:value="0">
            <text:p>0</text:p>
          </table:table-cell>
          <table:table-cell table:style-name="ACE-6" table:formula="of:=IF([$'abs'.U42]&lt;2;COM.MICROSOFT.SWITCH([$'switches'.$A$1];1;POWER([$'ba'.U42];2)-POWER([$'bb'.U42];2)+[$'axi'.U$1];0;[.U42];2;0);[.U42])" office:value-type="float" office:value="0">
            <text:p>0</text:p>
          </table:table-cell>
          <table:table-cell table:style-name="ACE-6" table:formula="of:=IF([$'abs'.V42]&lt;2;COM.MICROSOFT.SWITCH([$'switches'.$A$1];1;POWER([$'ba'.V42];2)-POWER([$'bb'.V42];2)+[$'axi'.V$1];0;[.V42];2;0);[.V42])" office:value-type="float" office:value="0">
            <text:p>0</text:p>
          </table:table-cell>
          <table:table-cell table:style-name="ACE-6" table:formula="of:=IF([$'abs'.W42]&lt;2;COM.MICROSOFT.SWITCH([$'switches'.$A$1];1;POWER([$'ba'.W42];2)-POWER([$'bb'.W42];2)+[$'axi'.W$1];0;[.W42];2;0);[.W42])" office:value-type="float" office:value="0">
            <text:p>0</text:p>
          </table:table-cell>
          <table:table-cell table:style-name="ACE-6" table:formula="of:=IF([$'abs'.X42]&lt;2;COM.MICROSOFT.SWITCH([$'switches'.$A$1];1;POWER([$'ba'.X42];2)-POWER([$'bb'.X42];2)+[$'axi'.X$1];0;[.X42];2;0);[.X42])" office:value-type="float" office:value="0">
            <text:p>0</text:p>
          </table:table-cell>
          <table:table-cell table:style-name="ACE-6" table:formula="of:=IF([$'abs'.Y42]&lt;2;COM.MICROSOFT.SWITCH([$'switches'.$A$1];1;POWER([$'ba'.Y42];2)-POWER([$'bb'.Y42];2)+[$'axi'.Y$1];0;[.Y42];2;0);[.Y42])" office:value-type="float" office:value="0">
            <text:p>0</text:p>
          </table:table-cell>
          <table:table-cell table:style-name="ACE-6" table:formula="of:=IF([$'abs'.Z42]&lt;2;COM.MICROSOFT.SWITCH([$'switches'.$A$1];1;POWER([$'ba'.Z42];2)-POWER([$'bb'.Z42];2)+[$'axi'.Z$1];0;[.Z42];2;0);[.Z42])" office:value-type="float" office:value="0">
            <text:p>0</text:p>
          </table:table-cell>
          <table:table-cell table:style-name="ACE-6" table:formula="of:=IF([$'abs'.AA42]&lt;2;COM.MICROSOFT.SWITCH([$'switches'.$A$1];1;POWER([$'ba'.AA42];2)-POWER([$'bb'.AA42];2)+[$'axi'.AA$1];0;[.AA42];2;0);[.AA42])" office:value-type="float" office:value="0">
            <text:p>0</text:p>
          </table:table-cell>
          <table:table-cell table:style-name="ACE-6" table:formula="of:=IF([$'abs'.AB42]&lt;2;COM.MICROSOFT.SWITCH([$'switches'.$A$1];1;POWER([$'ba'.AB42];2)-POWER([$'bb'.AB42];2)+[$'axi'.AB$1];0;[.AB42];2;0);[.AB42])" office:value-type="float" office:value="0">
            <text:p>0</text:p>
          </table:table-cell>
          <table:table-cell table:style-name="ACE-6" table:formula="of:=IF([$'abs'.AC42]&lt;2;COM.MICROSOFT.SWITCH([$'switches'.$A$1];1;POWER([$'ba'.AC42];2)-POWER([$'bb'.AC42];2)+[$'axi'.AC$1];0;[.AC42];2;0);[.AC42])" office:value-type="float" office:value="0">
            <text:p>0</text:p>
          </table:table-cell>
          <table:table-cell table:style-name="ACE-6" table:formula="of:=IF([$'abs'.AD42]&lt;2;COM.MICROSOFT.SWITCH([$'switches'.$A$1];1;POWER([$'ba'.AD42];2)-POWER([$'bb'.AD42];2)+[$'axi'.AD$1];0;[.AD42];2;0);[.AD42])" office:value-type="float" office:value="0">
            <text:p>0</text:p>
          </table:table-cell>
          <table:table-cell table:style-name="ACE-6" table:formula="of:=IF([$'abs'.AE42]&lt;2;COM.MICROSOFT.SWITCH([$'switches'.$A$1];1;POWER([$'ba'.AE42];2)-POWER([$'bb'.AE42];2)+[$'axi'.AE$1];0;[.AE42];2;0);[.AE42])" office:value-type="float" office:value="0">
            <text:p>0</text:p>
          </table:table-cell>
          <table:table-cell table:style-name="ACE-6" table:formula="of:=IF([$'abs'.AF42]&lt;2;COM.MICROSOFT.SWITCH([$'switches'.$A$1];1;POWER([$'ba'.AF42];2)-POWER([$'bb'.AF42];2)+[$'axi'.AF$1];0;[.AF42];2;0);[.AF42])" office:value-type="float" office:value="0">
            <text:p>0</text:p>
          </table:table-cell>
          <table:table-cell table:style-name="ACE-6" table:formula="of:=IF([$'abs'.AG42]&lt;2;COM.MICROSOFT.SWITCH([$'switches'.$A$1];1;POWER([$'ba'.AG42];2)-POWER([$'bb'.AG42];2)+[$'axi'.AG$1];0;[.AG42];2;0);[.AG42])" office:value-type="float" office:value="0">
            <text:p>0</text:p>
          </table:table-cell>
          <table:table-cell table:style-name="ACE-6" table:formula="of:=IF([$'abs'.AH42]&lt;2;COM.MICROSOFT.SWITCH([$'switches'.$A$1];1;POWER([$'ba'.AH42];2)-POWER([$'bb'.AH42];2)+[$'axi'.AH$1];0;[.AH42];2;0);[.AH42])" office:value-type="float" office:value="0">
            <text:p>0</text:p>
          </table:table-cell>
          <table:table-cell table:style-name="ACE-6" table:formula="of:=IF([$'abs'.AI42]&lt;2;COM.MICROSOFT.SWITCH([$'switches'.$A$1];1;POWER([$'ba'.AI42];2)-POWER([$'bb'.AI42];2)+[$'axi'.AI$1];0;[.AI42];2;0);[.AI42])" office:value-type="float" office:value="0">
            <text:p>0</text:p>
          </table:table-cell>
          <table:table-cell table:style-name="ACE-6" table:formula="of:=IF([$'abs'.AJ42]&lt;2;COM.MICROSOFT.SWITCH([$'switches'.$A$1];1;POWER([$'ba'.AJ42];2)-POWER([$'bb'.AJ42];2)+[$'axi'.AJ$1];0;[.AJ42];2;0);[.AJ42])" office:value-type="float" office:value="0">
            <text:p>0</text:p>
          </table:table-cell>
          <table:table-cell table:style-name="ACE-6" table:formula="of:=IF([$'abs'.AK42]&lt;2;COM.MICROSOFT.SWITCH([$'switches'.$A$1];1;POWER([$'ba'.AK42];2)-POWER([$'bb'.AK42];2)+[$'axi'.AK$1];0;[.AK42];2;0);[.AK42])" office:value-type="float" office:value="0">
            <text:p>0</text:p>
          </table:table-cell>
          <table:table-cell table:style-name="ACE-6" table:formula="of:=IF([$'abs'.AL42]&lt;2;COM.MICROSOFT.SWITCH([$'switches'.$A$1];1;POWER([$'ba'.AL42];2)-POWER([$'bb'.AL42];2)+[$'axi'.AL$1];0;[.AL42];2;0);[.AL42])" office:value-type="float" office:value="0">
            <text:p>0</text:p>
          </table:table-cell>
          <table:table-cell table:style-name="ACE-6" table:formula="of:=IF([$'abs'.AM42]&lt;2;COM.MICROSOFT.SWITCH([$'switches'.$A$1];1;POWER([$'ba'.AM42];2)-POWER([$'bb'.AM42];2)+[$'axi'.AM$1];0;[.AM42];2;0);[.AM42])" office:value-type="float" office:value="0">
            <text:p>0</text:p>
          </table:table-cell>
          <table:table-cell table:style-name="ACE-6" table:formula="of:=IF([$'abs'.AN42]&lt;2;COM.MICROSOFT.SWITCH([$'switches'.$A$1];1;POWER([$'ba'.AN42];2)-POWER([$'bb'.AN42];2)+[$'axi'.AN$1];0;[.AN42];2;0);[.AN42])" office:value-type="float" office:value="0">
            <text:p>0</text:p>
          </table:table-cell>
          <table:table-cell table:style-name="ACE-6" table:formula="of:=IF([$'abs'.AO42]&lt;2;COM.MICROSOFT.SWITCH([$'switches'.$A$1];1;POWER([$'ba'.AO42];2)-POWER([$'bb'.AO42];2)+[$'axi'.AO$1];0;[.AO42];2;0);[.AO42])" office:value-type="float" office:value="0">
            <text:p>0</text:p>
          </table:table-cell>
          <table:table-cell table:style-name="ACE-6" table:formula="of:=IF([$'abs'.AP42]&lt;2;COM.MICROSOFT.SWITCH([$'switches'.$A$1];1;POWER([$'ba'.AP42];2)-POWER([$'bb'.AP42];2)+[$'axi'.AP$1];0;[.AP42];2;0);[.AP42])" office:value-type="float" office:value="0">
            <text:p>0</text:p>
          </table:table-cell>
          <table:table-cell table:style-name="ACE-6" table:formula="of:=IF([$'abs'.AQ42]&lt;2;COM.MICROSOFT.SWITCH([$'switches'.$A$1];1;POWER([$'ba'.AQ42];2)-POWER([$'bb'.AQ42];2)+[$'axi'.AQ$1];0;[.AQ42];2;0);[.AQ42])" office:value-type="float" office:value="0">
            <text:p>0</text:p>
          </table:table-cell>
          <table:table-cell table:style-name="ACE-6" table:formula="of:=IF([$'abs'.AR42]&lt;2;COM.MICROSOFT.SWITCH([$'switches'.$A$1];1;POWER([$'ba'.AR42];2)-POWER([$'bb'.AR42];2)+[$'axi'.AR$1];0;[.AR42];2;0);[.AR42])" office:value-type="float" office:value="0">
            <text:p>0</text:p>
          </table:table-cell>
          <table:table-cell table:style-name="ACE-6" table:formula="of:=IF([$'abs'.AS42]&lt;2;COM.MICROSOFT.SWITCH([$'switches'.$A$1];1;POWER([$'ba'.AS42];2)-POWER([$'bb'.AS42];2)+[$'axi'.AS$1];0;[.AS42];2;0);[.AS42])" office:value-type="float" office:value="0">
            <text:p>0</text:p>
          </table:table-cell>
          <table:table-cell table:style-name="ACE-6" table:formula="of:=IF([$'abs'.AT42]&lt;2;COM.MICROSOFT.SWITCH([$'switches'.$A$1];1;POWER([$'ba'.AT42];2)-POWER([$'bb'.AT42];2)+[$'axi'.AT$1];0;[.AT42];2;0);[.AT42])" office:value-type="float" office:value="0">
            <text:p>0</text:p>
          </table:table-cell>
          <table:table-cell table:style-name="ACE-6" table:formula="of:=IF([$'abs'.AU42]&lt;2;COM.MICROSOFT.SWITCH([$'switches'.$A$1];1;POWER([$'ba'.AU42];2)-POWER([$'bb'.AU42];2)+[$'axi'.AU$1];0;[.AU42];2;0);[.AU42])" office:value-type="float" office:value="0">
            <text:p>0</text:p>
          </table:table-cell>
          <table:table-cell table:style-name="ACE-6" table:formula="of:=IF([$'abs'.AV42]&lt;2;COM.MICROSOFT.SWITCH([$'switches'.$A$1];1;POWER([$'ba'.AV42];2)-POWER([$'bb'.AV42];2)+[$'axi'.AV$1];0;[.AV42];2;0);[.AV42])" office:value-type="float" office:value="0">
            <text:p>0</text:p>
          </table:table-cell>
          <table:table-cell table:style-name="ACE-6" table:formula="of:=IF([$'abs'.AW42]&lt;2;COM.MICROSOFT.SWITCH([$'switches'.$A$1];1;POWER([$'ba'.AW42];2)-POWER([$'bb'.AW42];2)+[$'axi'.AW$1];0;[.AW42];2;0);[.AW42])" office:value-type="float" office:value="0">
            <text:p>0</text:p>
          </table:table-cell>
          <table:table-cell table:style-name="ACE-6" table:formula="of:=IF([$'abs'.AX42]&lt;2;COM.MICROSOFT.SWITCH([$'switches'.$A$1];1;POWER([$'ba'.AX42];2)-POWER([$'bb'.AX42];2)+[$'axi'.AX$1];0;[.AX42];2;0);[.AX42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3]&lt;2;COM.MICROSOFT.SWITCH([$'switches'.$A$1];1;POWER([$'ba'.B43];2)-POWER([$'bb'.B43];2)+[$'axi'.B$1];0;[.B43];2;0);[.B43])" office:value-type="float" office:value="0">
            <text:p>0</text:p>
          </table:table-cell>
          <table:table-cell table:style-name="ACE-6" table:formula="of:=IF([$'abs'.C43]&lt;2;COM.MICROSOFT.SWITCH([$'switches'.$A$1];1;POWER([$'ba'.C43];2)-POWER([$'bb'.C43];2)+[$'axi'.C$1];0;[.C43];2;0);[.C43])" office:value-type="float" office:value="0">
            <text:p>0</text:p>
          </table:table-cell>
          <table:table-cell table:style-name="ACE-6" table:formula="of:=IF([$'abs'.D43]&lt;2;COM.MICROSOFT.SWITCH([$'switches'.$A$1];1;POWER([$'ba'.D43];2)-POWER([$'bb'.D43];2)+[$'axi'.D$1];0;[.D43];2;0);[.D43])" office:value-type="float" office:value="0">
            <text:p>0</text:p>
          </table:table-cell>
          <table:table-cell table:style-name="ACE-6" table:formula="of:=IF([$'abs'.E43]&lt;2;COM.MICROSOFT.SWITCH([$'switches'.$A$1];1;POWER([$'ba'.E43];2)-POWER([$'bb'.E43];2)+[$'axi'.E$1];0;[.E43];2;0);[.E43])" office:value-type="float" office:value="0">
            <text:p>0</text:p>
          </table:table-cell>
          <table:table-cell table:style-name="ACE-6" table:formula="of:=IF([$'abs'.F43]&lt;2;COM.MICROSOFT.SWITCH([$'switches'.$A$1];1;POWER([$'ba'.F43];2)-POWER([$'bb'.F43];2)+[$'axi'.F$1];0;[.F43];2;0);[.F43])" office:value-type="float" office:value="0">
            <text:p>0</text:p>
          </table:table-cell>
          <table:table-cell table:style-name="ACE-6" table:formula="of:=IF([$'abs'.G43]&lt;2;COM.MICROSOFT.SWITCH([$'switches'.$A$1];1;POWER([$'ba'.G43];2)-POWER([$'bb'.G43];2)+[$'axi'.G$1];0;[.G43];2;0);[.G43])" office:value-type="float" office:value="0">
            <text:p>0</text:p>
          </table:table-cell>
          <table:table-cell table:style-name="ACE-6" table:formula="of:=IF([$'abs'.H43]&lt;2;COM.MICROSOFT.SWITCH([$'switches'.$A$1];1;POWER([$'ba'.H43];2)-POWER([$'bb'.H43];2)+[$'axi'.H$1];0;[.H43];2;0);[.H43])" office:value-type="float" office:value="0">
            <text:p>0</text:p>
          </table:table-cell>
          <table:table-cell table:style-name="ACE-6" table:formula="of:=IF([$'abs'.I43]&lt;2;COM.MICROSOFT.SWITCH([$'switches'.$A$1];1;POWER([$'ba'.I43];2)-POWER([$'bb'.I43];2)+[$'axi'.I$1];0;[.I43];2;0);[.I43])" office:value-type="float" office:value="0">
            <text:p>0</text:p>
          </table:table-cell>
          <table:table-cell table:style-name="ACE-6" table:formula="of:=IF([$'abs'.J43]&lt;2;COM.MICROSOFT.SWITCH([$'switches'.$A$1];1;POWER([$'ba'.J43];2)-POWER([$'bb'.J43];2)+[$'axi'.J$1];0;[.J43];2;0);[.J43])" office:value-type="float" office:value="0">
            <text:p>0</text:p>
          </table:table-cell>
          <table:table-cell table:style-name="ACE-6" table:formula="of:=IF([$'abs'.K43]&lt;2;COM.MICROSOFT.SWITCH([$'switches'.$A$1];1;POWER([$'ba'.K43];2)-POWER([$'bb'.K43];2)+[$'axi'.K$1];0;[.K43];2;0);[.K43])" office:value-type="float" office:value="0">
            <text:p>0</text:p>
          </table:table-cell>
          <table:table-cell table:style-name="ACE-6" table:formula="of:=IF([$'abs'.L43]&lt;2;COM.MICROSOFT.SWITCH([$'switches'.$A$1];1;POWER([$'ba'.L43];2)-POWER([$'bb'.L43];2)+[$'axi'.L$1];0;[.L43];2;0);[.L43])" office:value-type="float" office:value="0">
            <text:p>0</text:p>
          </table:table-cell>
          <table:table-cell table:style-name="ACE-6" table:formula="of:=IF([$'abs'.M43]&lt;2;COM.MICROSOFT.SWITCH([$'switches'.$A$1];1;POWER([$'ba'.M43];2)-POWER([$'bb'.M43];2)+[$'axi'.M$1];0;[.M43];2;0);[.M43])" office:value-type="float" office:value="0">
            <text:p>0</text:p>
          </table:table-cell>
          <table:table-cell table:style-name="ACE-6" table:formula="of:=IF([$'abs'.N43]&lt;2;COM.MICROSOFT.SWITCH([$'switches'.$A$1];1;POWER([$'ba'.N43];2)-POWER([$'bb'.N43];2)+[$'axi'.N$1];0;[.N43];2;0);[.N43])" office:value-type="float" office:value="0">
            <text:p>0</text:p>
          </table:table-cell>
          <table:table-cell table:style-name="ACE-6" table:formula="of:=IF([$'abs'.O43]&lt;2;COM.MICROSOFT.SWITCH([$'switches'.$A$1];1;POWER([$'ba'.O43];2)-POWER([$'bb'.O43];2)+[$'axi'.O$1];0;[.O43];2;0);[.O43])" office:value-type="float" office:value="0">
            <text:p>0</text:p>
          </table:table-cell>
          <table:table-cell table:style-name="ACE-6" table:formula="of:=IF([$'abs'.P43]&lt;2;COM.MICROSOFT.SWITCH([$'switches'.$A$1];1;POWER([$'ba'.P43];2)-POWER([$'bb'.P43];2)+[$'axi'.P$1];0;[.P43];2;0);[.P43])" office:value-type="float" office:value="0">
            <text:p>0</text:p>
          </table:table-cell>
          <table:table-cell table:style-name="ACE-6" table:formula="of:=IF([$'abs'.Q43]&lt;2;COM.MICROSOFT.SWITCH([$'switches'.$A$1];1;POWER([$'ba'.Q43];2)-POWER([$'bb'.Q43];2)+[$'axi'.Q$1];0;[.Q43];2;0);[.Q43])" office:value-type="float" office:value="0">
            <text:p>0</text:p>
          </table:table-cell>
          <table:table-cell table:style-name="ACE-6" table:formula="of:=IF([$'abs'.R43]&lt;2;COM.MICROSOFT.SWITCH([$'switches'.$A$1];1;POWER([$'ba'.R43];2)-POWER([$'bb'.R43];2)+[$'axi'.R$1];0;[.R43];2;0);[.R43])" office:value-type="float" office:value="0">
            <text:p>0</text:p>
          </table:table-cell>
          <table:table-cell table:style-name="ACE-6" table:formula="of:=IF([$'abs'.S43]&lt;2;COM.MICROSOFT.SWITCH([$'switches'.$A$1];1;POWER([$'ba'.S43];2)-POWER([$'bb'.S43];2)+[$'axi'.S$1];0;[.S43];2;0);[.S43])" office:value-type="float" office:value="0">
            <text:p>0</text:p>
          </table:table-cell>
          <table:table-cell table:style-name="ACE-6" table:formula="of:=IF([$'abs'.T43]&lt;2;COM.MICROSOFT.SWITCH([$'switches'.$A$1];1;POWER([$'ba'.T43];2)-POWER([$'bb'.T43];2)+[$'axi'.T$1];0;[.T43];2;0);[.T43])" office:value-type="float" office:value="0">
            <text:p>0</text:p>
          </table:table-cell>
          <table:table-cell table:style-name="ACE-6" table:formula="of:=IF([$'abs'.U43]&lt;2;COM.MICROSOFT.SWITCH([$'switches'.$A$1];1;POWER([$'ba'.U43];2)-POWER([$'bb'.U43];2)+[$'axi'.U$1];0;[.U43];2;0);[.U43])" office:value-type="float" office:value="0">
            <text:p>0</text:p>
          </table:table-cell>
          <table:table-cell table:style-name="ACE-6" table:formula="of:=IF([$'abs'.V43]&lt;2;COM.MICROSOFT.SWITCH([$'switches'.$A$1];1;POWER([$'ba'.V43];2)-POWER([$'bb'.V43];2)+[$'axi'.V$1];0;[.V43];2;0);[.V43])" office:value-type="float" office:value="0">
            <text:p>0</text:p>
          </table:table-cell>
          <table:table-cell table:style-name="ACE-6" table:formula="of:=IF([$'abs'.W43]&lt;2;COM.MICROSOFT.SWITCH([$'switches'.$A$1];1;POWER([$'ba'.W43];2)-POWER([$'bb'.W43];2)+[$'axi'.W$1];0;[.W43];2;0);[.W43])" office:value-type="float" office:value="0">
            <text:p>0</text:p>
          </table:table-cell>
          <table:table-cell table:style-name="ACE-6" table:formula="of:=IF([$'abs'.X43]&lt;2;COM.MICROSOFT.SWITCH([$'switches'.$A$1];1;POWER([$'ba'.X43];2)-POWER([$'bb'.X43];2)+[$'axi'.X$1];0;[.X43];2;0);[.X43])" office:value-type="float" office:value="0">
            <text:p>0</text:p>
          </table:table-cell>
          <table:table-cell table:style-name="ACE-6" table:formula="of:=IF([$'abs'.Y43]&lt;2;COM.MICROSOFT.SWITCH([$'switches'.$A$1];1;POWER([$'ba'.Y43];2)-POWER([$'bb'.Y43];2)+[$'axi'.Y$1];0;[.Y43];2;0);[.Y43])" office:value-type="float" office:value="0">
            <text:p>0</text:p>
          </table:table-cell>
          <table:table-cell table:style-name="ACE-6" table:formula="of:=IF([$'abs'.Z43]&lt;2;COM.MICROSOFT.SWITCH([$'switches'.$A$1];1;POWER([$'ba'.Z43];2)-POWER([$'bb'.Z43];2)+[$'axi'.Z$1];0;[.Z43];2;0);[.Z43])" office:value-type="float" office:value="0">
            <text:p>0</text:p>
          </table:table-cell>
          <table:table-cell table:style-name="ACE-6" table:formula="of:=IF([$'abs'.AA43]&lt;2;COM.MICROSOFT.SWITCH([$'switches'.$A$1];1;POWER([$'ba'.AA43];2)-POWER([$'bb'.AA43];2)+[$'axi'.AA$1];0;[.AA43];2;0);[.AA43])" office:value-type="float" office:value="0">
            <text:p>0</text:p>
          </table:table-cell>
          <table:table-cell table:style-name="ACE-6" table:formula="of:=IF([$'abs'.AB43]&lt;2;COM.MICROSOFT.SWITCH([$'switches'.$A$1];1;POWER([$'ba'.AB43];2)-POWER([$'bb'.AB43];2)+[$'axi'.AB$1];0;[.AB43];2;0);[.AB43])" office:value-type="float" office:value="0">
            <text:p>0</text:p>
          </table:table-cell>
          <table:table-cell table:style-name="ACE-6" table:formula="of:=IF([$'abs'.AC43]&lt;2;COM.MICROSOFT.SWITCH([$'switches'.$A$1];1;POWER([$'ba'.AC43];2)-POWER([$'bb'.AC43];2)+[$'axi'.AC$1];0;[.AC43];2;0);[.AC43])" office:value-type="float" office:value="0">
            <text:p>0</text:p>
          </table:table-cell>
          <table:table-cell table:style-name="ACE-6" table:formula="of:=IF([$'abs'.AD43]&lt;2;COM.MICROSOFT.SWITCH([$'switches'.$A$1];1;POWER([$'ba'.AD43];2)-POWER([$'bb'.AD43];2)+[$'axi'.AD$1];0;[.AD43];2;0);[.AD43])" office:value-type="float" office:value="0">
            <text:p>0</text:p>
          </table:table-cell>
          <table:table-cell table:style-name="ACE-6" table:formula="of:=IF([$'abs'.AE43]&lt;2;COM.MICROSOFT.SWITCH([$'switches'.$A$1];1;POWER([$'ba'.AE43];2)-POWER([$'bb'.AE43];2)+[$'axi'.AE$1];0;[.AE43];2;0);[.AE43])" office:value-type="float" office:value="0">
            <text:p>0</text:p>
          </table:table-cell>
          <table:table-cell table:style-name="ACE-6" table:formula="of:=IF([$'abs'.AF43]&lt;2;COM.MICROSOFT.SWITCH([$'switches'.$A$1];1;POWER([$'ba'.AF43];2)-POWER([$'bb'.AF43];2)+[$'axi'.AF$1];0;[.AF43];2;0);[.AF43])" office:value-type="float" office:value="0">
            <text:p>0</text:p>
          </table:table-cell>
          <table:table-cell table:style-name="ACE-6" table:formula="of:=IF([$'abs'.AG43]&lt;2;COM.MICROSOFT.SWITCH([$'switches'.$A$1];1;POWER([$'ba'.AG43];2)-POWER([$'bb'.AG43];2)+[$'axi'.AG$1];0;[.AG43];2;0);[.AG43])" office:value-type="float" office:value="0">
            <text:p>0</text:p>
          </table:table-cell>
          <table:table-cell table:style-name="ACE-6" table:formula="of:=IF([$'abs'.AH43]&lt;2;COM.MICROSOFT.SWITCH([$'switches'.$A$1];1;POWER([$'ba'.AH43];2)-POWER([$'bb'.AH43];2)+[$'axi'.AH$1];0;[.AH43];2;0);[.AH43])" office:value-type="float" office:value="0">
            <text:p>0</text:p>
          </table:table-cell>
          <table:table-cell table:style-name="ACE-6" table:formula="of:=IF([$'abs'.AI43]&lt;2;COM.MICROSOFT.SWITCH([$'switches'.$A$1];1;POWER([$'ba'.AI43];2)-POWER([$'bb'.AI43];2)+[$'axi'.AI$1];0;[.AI43];2;0);[.AI43])" office:value-type="float" office:value="0">
            <text:p>0</text:p>
          </table:table-cell>
          <table:table-cell table:style-name="ACE-6" table:formula="of:=IF([$'abs'.AJ43]&lt;2;COM.MICROSOFT.SWITCH([$'switches'.$A$1];1;POWER([$'ba'.AJ43];2)-POWER([$'bb'.AJ43];2)+[$'axi'.AJ$1];0;[.AJ43];2;0);[.AJ43])" office:value-type="float" office:value="0">
            <text:p>0</text:p>
          </table:table-cell>
          <table:table-cell table:style-name="ACE-6" table:formula="of:=IF([$'abs'.AK43]&lt;2;COM.MICROSOFT.SWITCH([$'switches'.$A$1];1;POWER([$'ba'.AK43];2)-POWER([$'bb'.AK43];2)+[$'axi'.AK$1];0;[.AK43];2;0);[.AK43])" office:value-type="float" office:value="0">
            <text:p>0</text:p>
          </table:table-cell>
          <table:table-cell table:style-name="ACE-6" table:formula="of:=IF([$'abs'.AL43]&lt;2;COM.MICROSOFT.SWITCH([$'switches'.$A$1];1;POWER([$'ba'.AL43];2)-POWER([$'bb'.AL43];2)+[$'axi'.AL$1];0;[.AL43];2;0);[.AL43])" office:value-type="float" office:value="0">
            <text:p>0</text:p>
          </table:table-cell>
          <table:table-cell table:style-name="ACE-6" table:formula="of:=IF([$'abs'.AM43]&lt;2;COM.MICROSOFT.SWITCH([$'switches'.$A$1];1;POWER([$'ba'.AM43];2)-POWER([$'bb'.AM43];2)+[$'axi'.AM$1];0;[.AM43];2;0);[.AM43])" office:value-type="float" office:value="0">
            <text:p>0</text:p>
          </table:table-cell>
          <table:table-cell table:style-name="ACE-6" table:formula="of:=IF([$'abs'.AN43]&lt;2;COM.MICROSOFT.SWITCH([$'switches'.$A$1];1;POWER([$'ba'.AN43];2)-POWER([$'bb'.AN43];2)+[$'axi'.AN$1];0;[.AN43];2;0);[.AN43])" office:value-type="float" office:value="0">
            <text:p>0</text:p>
          </table:table-cell>
          <table:table-cell table:style-name="ACE-6" table:formula="of:=IF([$'abs'.AO43]&lt;2;COM.MICROSOFT.SWITCH([$'switches'.$A$1];1;POWER([$'ba'.AO43];2)-POWER([$'bb'.AO43];2)+[$'axi'.AO$1];0;[.AO43];2;0);[.AO43])" office:value-type="float" office:value="0">
            <text:p>0</text:p>
          </table:table-cell>
          <table:table-cell table:style-name="ACE-6" table:formula="of:=IF([$'abs'.AP43]&lt;2;COM.MICROSOFT.SWITCH([$'switches'.$A$1];1;POWER([$'ba'.AP43];2)-POWER([$'bb'.AP43];2)+[$'axi'.AP$1];0;[.AP43];2;0);[.AP43])" office:value-type="float" office:value="0">
            <text:p>0</text:p>
          </table:table-cell>
          <table:table-cell table:style-name="ACE-6" table:formula="of:=IF([$'abs'.AQ43]&lt;2;COM.MICROSOFT.SWITCH([$'switches'.$A$1];1;POWER([$'ba'.AQ43];2)-POWER([$'bb'.AQ43];2)+[$'axi'.AQ$1];0;[.AQ43];2;0);[.AQ43])" office:value-type="float" office:value="0">
            <text:p>0</text:p>
          </table:table-cell>
          <table:table-cell table:style-name="ACE-6" table:formula="of:=IF([$'abs'.AR43]&lt;2;COM.MICROSOFT.SWITCH([$'switches'.$A$1];1;POWER([$'ba'.AR43];2)-POWER([$'bb'.AR43];2)+[$'axi'.AR$1];0;[.AR43];2;0);[.AR43])" office:value-type="float" office:value="0">
            <text:p>0</text:p>
          </table:table-cell>
          <table:table-cell table:style-name="ACE-6" table:formula="of:=IF([$'abs'.AS43]&lt;2;COM.MICROSOFT.SWITCH([$'switches'.$A$1];1;POWER([$'ba'.AS43];2)-POWER([$'bb'.AS43];2)+[$'axi'.AS$1];0;[.AS43];2;0);[.AS43])" office:value-type="float" office:value="0">
            <text:p>0</text:p>
          </table:table-cell>
          <table:table-cell table:style-name="ACE-6" table:formula="of:=IF([$'abs'.AT43]&lt;2;COM.MICROSOFT.SWITCH([$'switches'.$A$1];1;POWER([$'ba'.AT43];2)-POWER([$'bb'.AT43];2)+[$'axi'.AT$1];0;[.AT43];2;0);[.AT43])" office:value-type="float" office:value="0">
            <text:p>0</text:p>
          </table:table-cell>
          <table:table-cell table:style-name="ACE-6" table:formula="of:=IF([$'abs'.AU43]&lt;2;COM.MICROSOFT.SWITCH([$'switches'.$A$1];1;POWER([$'ba'.AU43];2)-POWER([$'bb'.AU43];2)+[$'axi'.AU$1];0;[.AU43];2;0);[.AU43])" office:value-type="float" office:value="0">
            <text:p>0</text:p>
          </table:table-cell>
          <table:table-cell table:style-name="ACE-6" table:formula="of:=IF([$'abs'.AV43]&lt;2;COM.MICROSOFT.SWITCH([$'switches'.$A$1];1;POWER([$'ba'.AV43];2)-POWER([$'bb'.AV43];2)+[$'axi'.AV$1];0;[.AV43];2;0);[.AV43])" office:value-type="float" office:value="0">
            <text:p>0</text:p>
          </table:table-cell>
          <table:table-cell table:style-name="ACE-6" table:formula="of:=IF([$'abs'.AW43]&lt;2;COM.MICROSOFT.SWITCH([$'switches'.$A$1];1;POWER([$'ba'.AW43];2)-POWER([$'bb'.AW43];2)+[$'axi'.AW$1];0;[.AW43];2;0);[.AW43])" office:value-type="float" office:value="0">
            <text:p>0</text:p>
          </table:table-cell>
          <table:table-cell table:style-name="ACE-6" table:formula="of:=IF([$'abs'.AX43]&lt;2;COM.MICROSOFT.SWITCH([$'switches'.$A$1];1;POWER([$'ba'.AX43];2)-POWER([$'bb'.AX43];2)+[$'axi'.AX$1];0;[.AX43];2;0);[.AX43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4]&lt;2;COM.MICROSOFT.SWITCH([$'switches'.$A$1];1;POWER([$'ba'.B44];2)-POWER([$'bb'.B44];2)+[$'axi'.B$1];0;[.B44];2;0);[.B44])" office:value-type="float" office:value="0">
            <text:p>0</text:p>
          </table:table-cell>
          <table:table-cell table:style-name="ACE-6" table:formula="of:=IF([$'abs'.C44]&lt;2;COM.MICROSOFT.SWITCH([$'switches'.$A$1];1;POWER([$'ba'.C44];2)-POWER([$'bb'.C44];2)+[$'axi'.C$1];0;[.C44];2;0);[.C44])" office:value-type="float" office:value="0">
            <text:p>0</text:p>
          </table:table-cell>
          <table:table-cell table:style-name="ACE-6" table:formula="of:=IF([$'abs'.D44]&lt;2;COM.MICROSOFT.SWITCH([$'switches'.$A$1];1;POWER([$'ba'.D44];2)-POWER([$'bb'.D44];2)+[$'axi'.D$1];0;[.D44];2;0);[.D44])" office:value-type="float" office:value="0">
            <text:p>0</text:p>
          </table:table-cell>
          <table:table-cell table:style-name="ACE-6" table:formula="of:=IF([$'abs'.E44]&lt;2;COM.MICROSOFT.SWITCH([$'switches'.$A$1];1;POWER([$'ba'.E44];2)-POWER([$'bb'.E44];2)+[$'axi'.E$1];0;[.E44];2;0);[.E44])" office:value-type="float" office:value="0">
            <text:p>0</text:p>
          </table:table-cell>
          <table:table-cell table:style-name="ACE-6" table:formula="of:=IF([$'abs'.F44]&lt;2;COM.MICROSOFT.SWITCH([$'switches'.$A$1];1;POWER([$'ba'.F44];2)-POWER([$'bb'.F44];2)+[$'axi'.F$1];0;[.F44];2;0);[.F44])" office:value-type="float" office:value="0">
            <text:p>0</text:p>
          </table:table-cell>
          <table:table-cell table:style-name="ACE-6" table:formula="of:=IF([$'abs'.G44]&lt;2;COM.MICROSOFT.SWITCH([$'switches'.$A$1];1;POWER([$'ba'.G44];2)-POWER([$'bb'.G44];2)+[$'axi'.G$1];0;[.G44];2;0);[.G44])" office:value-type="float" office:value="0">
            <text:p>0</text:p>
          </table:table-cell>
          <table:table-cell table:style-name="ACE-6" table:formula="of:=IF([$'abs'.H44]&lt;2;COM.MICROSOFT.SWITCH([$'switches'.$A$1];1;POWER([$'ba'.H44];2)-POWER([$'bb'.H44];2)+[$'axi'.H$1];0;[.H44];2;0);[.H44])" office:value-type="float" office:value="0">
            <text:p>0</text:p>
          </table:table-cell>
          <table:table-cell table:style-name="ACE-6" table:formula="of:=IF([$'abs'.I44]&lt;2;COM.MICROSOFT.SWITCH([$'switches'.$A$1];1;POWER([$'ba'.I44];2)-POWER([$'bb'.I44];2)+[$'axi'.I$1];0;[.I44];2;0);[.I44])" office:value-type="float" office:value="0">
            <text:p>0</text:p>
          </table:table-cell>
          <table:table-cell table:style-name="ACE-6" table:formula="of:=IF([$'abs'.J44]&lt;2;COM.MICROSOFT.SWITCH([$'switches'.$A$1];1;POWER([$'ba'.J44];2)-POWER([$'bb'.J44];2)+[$'axi'.J$1];0;[.J44];2;0);[.J44])" office:value-type="float" office:value="0">
            <text:p>0</text:p>
          </table:table-cell>
          <table:table-cell table:style-name="ACE-6" table:formula="of:=IF([$'abs'.K44]&lt;2;COM.MICROSOFT.SWITCH([$'switches'.$A$1];1;POWER([$'ba'.K44];2)-POWER([$'bb'.K44];2)+[$'axi'.K$1];0;[.K44];2;0);[.K44])" office:value-type="float" office:value="0">
            <text:p>0</text:p>
          </table:table-cell>
          <table:table-cell table:style-name="ACE-6" table:formula="of:=IF([$'abs'.L44]&lt;2;COM.MICROSOFT.SWITCH([$'switches'.$A$1];1;POWER([$'ba'.L44];2)-POWER([$'bb'.L44];2)+[$'axi'.L$1];0;[.L44];2;0);[.L44])" office:value-type="float" office:value="0">
            <text:p>0</text:p>
          </table:table-cell>
          <table:table-cell table:style-name="ACE-6" table:formula="of:=IF([$'abs'.M44]&lt;2;COM.MICROSOFT.SWITCH([$'switches'.$A$1];1;POWER([$'ba'.M44];2)-POWER([$'bb'.M44];2)+[$'axi'.M$1];0;[.M44];2;0);[.M44])" office:value-type="float" office:value="0">
            <text:p>0</text:p>
          </table:table-cell>
          <table:table-cell table:style-name="ACE-6" table:formula="of:=IF([$'abs'.N44]&lt;2;COM.MICROSOFT.SWITCH([$'switches'.$A$1];1;POWER([$'ba'.N44];2)-POWER([$'bb'.N44];2)+[$'axi'.N$1];0;[.N44];2;0);[.N44])" office:value-type="float" office:value="0">
            <text:p>0</text:p>
          </table:table-cell>
          <table:table-cell table:style-name="ACE-6" table:formula="of:=IF([$'abs'.O44]&lt;2;COM.MICROSOFT.SWITCH([$'switches'.$A$1];1;POWER([$'ba'.O44];2)-POWER([$'bb'.O44];2)+[$'axi'.O$1];0;[.O44];2;0);[.O44])" office:value-type="float" office:value="0">
            <text:p>0</text:p>
          </table:table-cell>
          <table:table-cell table:style-name="ACE-6" table:formula="of:=IF([$'abs'.P44]&lt;2;COM.MICROSOFT.SWITCH([$'switches'.$A$1];1;POWER([$'ba'.P44];2)-POWER([$'bb'.P44];2)+[$'axi'.P$1];0;[.P44];2;0);[.P44])" office:value-type="float" office:value="0">
            <text:p>0</text:p>
          </table:table-cell>
          <table:table-cell table:style-name="ACE-6" table:formula="of:=IF([$'abs'.Q44]&lt;2;COM.MICROSOFT.SWITCH([$'switches'.$A$1];1;POWER([$'ba'.Q44];2)-POWER([$'bb'.Q44];2)+[$'axi'.Q$1];0;[.Q44];2;0);[.Q44])" office:value-type="float" office:value="0">
            <text:p>0</text:p>
          </table:table-cell>
          <table:table-cell table:style-name="ACE-6" table:formula="of:=IF([$'abs'.R44]&lt;2;COM.MICROSOFT.SWITCH([$'switches'.$A$1];1;POWER([$'ba'.R44];2)-POWER([$'bb'.R44];2)+[$'axi'.R$1];0;[.R44];2;0);[.R44])" office:value-type="float" office:value="0">
            <text:p>0</text:p>
          </table:table-cell>
          <table:table-cell table:style-name="ACE-6" table:formula="of:=IF([$'abs'.S44]&lt;2;COM.MICROSOFT.SWITCH([$'switches'.$A$1];1;POWER([$'ba'.S44];2)-POWER([$'bb'.S44];2)+[$'axi'.S$1];0;[.S44];2;0);[.S44])" office:value-type="float" office:value="0">
            <text:p>0</text:p>
          </table:table-cell>
          <table:table-cell table:style-name="ACE-6" table:formula="of:=IF([$'abs'.T44]&lt;2;COM.MICROSOFT.SWITCH([$'switches'.$A$1];1;POWER([$'ba'.T44];2)-POWER([$'bb'.T44];2)+[$'axi'.T$1];0;[.T44];2;0);[.T44])" office:value-type="float" office:value="0">
            <text:p>0</text:p>
          </table:table-cell>
          <table:table-cell table:style-name="ACE-6" table:formula="of:=IF([$'abs'.U44]&lt;2;COM.MICROSOFT.SWITCH([$'switches'.$A$1];1;POWER([$'ba'.U44];2)-POWER([$'bb'.U44];2)+[$'axi'.U$1];0;[.U44];2;0);[.U44])" office:value-type="float" office:value="0">
            <text:p>0</text:p>
          </table:table-cell>
          <table:table-cell table:style-name="ACE-6" table:formula="of:=IF([$'abs'.V44]&lt;2;COM.MICROSOFT.SWITCH([$'switches'.$A$1];1;POWER([$'ba'.V44];2)-POWER([$'bb'.V44];2)+[$'axi'.V$1];0;[.V44];2;0);[.V44])" office:value-type="float" office:value="0">
            <text:p>0</text:p>
          </table:table-cell>
          <table:table-cell table:style-name="ACE-6" table:formula="of:=IF([$'abs'.W44]&lt;2;COM.MICROSOFT.SWITCH([$'switches'.$A$1];1;POWER([$'ba'.W44];2)-POWER([$'bb'.W44];2)+[$'axi'.W$1];0;[.W44];2;0);[.W44])" office:value-type="float" office:value="0">
            <text:p>0</text:p>
          </table:table-cell>
          <table:table-cell table:style-name="ACE-6" table:formula="of:=IF([$'abs'.X44]&lt;2;COM.MICROSOFT.SWITCH([$'switches'.$A$1];1;POWER([$'ba'.X44];2)-POWER([$'bb'.X44];2)+[$'axi'.X$1];0;[.X44];2;0);[.X44])" office:value-type="float" office:value="0">
            <text:p>0</text:p>
          </table:table-cell>
          <table:table-cell table:style-name="ACE-6" table:formula="of:=IF([$'abs'.Y44]&lt;2;COM.MICROSOFT.SWITCH([$'switches'.$A$1];1;POWER([$'ba'.Y44];2)-POWER([$'bb'.Y44];2)+[$'axi'.Y$1];0;[.Y44];2;0);[.Y44])" office:value-type="float" office:value="0">
            <text:p>0</text:p>
          </table:table-cell>
          <table:table-cell table:style-name="ACE-6" table:formula="of:=IF([$'abs'.Z44]&lt;2;COM.MICROSOFT.SWITCH([$'switches'.$A$1];1;POWER([$'ba'.Z44];2)-POWER([$'bb'.Z44];2)+[$'axi'.Z$1];0;[.Z44];2;0);[.Z44])" office:value-type="float" office:value="0">
            <text:p>0</text:p>
          </table:table-cell>
          <table:table-cell table:style-name="ACE-6" table:formula="of:=IF([$'abs'.AA44]&lt;2;COM.MICROSOFT.SWITCH([$'switches'.$A$1];1;POWER([$'ba'.AA44];2)-POWER([$'bb'.AA44];2)+[$'axi'.AA$1];0;[.AA44];2;0);[.AA44])" office:value-type="float" office:value="0">
            <text:p>0</text:p>
          </table:table-cell>
          <table:table-cell table:style-name="ACE-6" table:formula="of:=IF([$'abs'.AB44]&lt;2;COM.MICROSOFT.SWITCH([$'switches'.$A$1];1;POWER([$'ba'.AB44];2)-POWER([$'bb'.AB44];2)+[$'axi'.AB$1];0;[.AB44];2;0);[.AB44])" office:value-type="float" office:value="0">
            <text:p>0</text:p>
          </table:table-cell>
          <table:table-cell table:style-name="ACE-6" table:formula="of:=IF([$'abs'.AC44]&lt;2;COM.MICROSOFT.SWITCH([$'switches'.$A$1];1;POWER([$'ba'.AC44];2)-POWER([$'bb'.AC44];2)+[$'axi'.AC$1];0;[.AC44];2;0);[.AC44])" office:value-type="float" office:value="0">
            <text:p>0</text:p>
          </table:table-cell>
          <table:table-cell table:style-name="ACE-6" table:formula="of:=IF([$'abs'.AD44]&lt;2;COM.MICROSOFT.SWITCH([$'switches'.$A$1];1;POWER([$'ba'.AD44];2)-POWER([$'bb'.AD44];2)+[$'axi'.AD$1];0;[.AD44];2;0);[.AD44])" office:value-type="float" office:value="0">
            <text:p>0</text:p>
          </table:table-cell>
          <table:table-cell table:style-name="ACE-6" table:formula="of:=IF([$'abs'.AE44]&lt;2;COM.MICROSOFT.SWITCH([$'switches'.$A$1];1;POWER([$'ba'.AE44];2)-POWER([$'bb'.AE44];2)+[$'axi'.AE$1];0;[.AE44];2;0);[.AE44])" office:value-type="float" office:value="0">
            <text:p>0</text:p>
          </table:table-cell>
          <table:table-cell table:style-name="ACE-6" table:formula="of:=IF([$'abs'.AF44]&lt;2;COM.MICROSOFT.SWITCH([$'switches'.$A$1];1;POWER([$'ba'.AF44];2)-POWER([$'bb'.AF44];2)+[$'axi'.AF$1];0;[.AF44];2;0);[.AF44])" office:value-type="float" office:value="0">
            <text:p>0</text:p>
          </table:table-cell>
          <table:table-cell table:style-name="ACE-6" table:formula="of:=IF([$'abs'.AG44]&lt;2;COM.MICROSOFT.SWITCH([$'switches'.$A$1];1;POWER([$'ba'.AG44];2)-POWER([$'bb'.AG44];2)+[$'axi'.AG$1];0;[.AG44];2;0);[.AG44])" office:value-type="float" office:value="0">
            <text:p>0</text:p>
          </table:table-cell>
          <table:table-cell table:style-name="ACE-6" table:formula="of:=IF([$'abs'.AH44]&lt;2;COM.MICROSOFT.SWITCH([$'switches'.$A$1];1;POWER([$'ba'.AH44];2)-POWER([$'bb'.AH44];2)+[$'axi'.AH$1];0;[.AH44];2;0);[.AH44])" office:value-type="float" office:value="0">
            <text:p>0</text:p>
          </table:table-cell>
          <table:table-cell table:style-name="ACE-6" table:formula="of:=IF([$'abs'.AI44]&lt;2;COM.MICROSOFT.SWITCH([$'switches'.$A$1];1;POWER([$'ba'.AI44];2)-POWER([$'bb'.AI44];2)+[$'axi'.AI$1];0;[.AI44];2;0);[.AI44])" office:value-type="float" office:value="0">
            <text:p>0</text:p>
          </table:table-cell>
          <table:table-cell table:style-name="ACE-6" table:formula="of:=IF([$'abs'.AJ44]&lt;2;COM.MICROSOFT.SWITCH([$'switches'.$A$1];1;POWER([$'ba'.AJ44];2)-POWER([$'bb'.AJ44];2)+[$'axi'.AJ$1];0;[.AJ44];2;0);[.AJ44])" office:value-type="float" office:value="0">
            <text:p>0</text:p>
          </table:table-cell>
          <table:table-cell table:style-name="ACE-6" table:formula="of:=IF([$'abs'.AK44]&lt;2;COM.MICROSOFT.SWITCH([$'switches'.$A$1];1;POWER([$'ba'.AK44];2)-POWER([$'bb'.AK44];2)+[$'axi'.AK$1];0;[.AK44];2;0);[.AK44])" office:value-type="float" office:value="0">
            <text:p>0</text:p>
          </table:table-cell>
          <table:table-cell table:style-name="ACE-6" table:formula="of:=IF([$'abs'.AL44]&lt;2;COM.MICROSOFT.SWITCH([$'switches'.$A$1];1;POWER([$'ba'.AL44];2)-POWER([$'bb'.AL44];2)+[$'axi'.AL$1];0;[.AL44];2;0);[.AL44])" office:value-type="float" office:value="0">
            <text:p>0</text:p>
          </table:table-cell>
          <table:table-cell table:style-name="ACE-6" table:formula="of:=IF([$'abs'.AM44]&lt;2;COM.MICROSOFT.SWITCH([$'switches'.$A$1];1;POWER([$'ba'.AM44];2)-POWER([$'bb'.AM44];2)+[$'axi'.AM$1];0;[.AM44];2;0);[.AM44])" office:value-type="float" office:value="0">
            <text:p>0</text:p>
          </table:table-cell>
          <table:table-cell table:style-name="ACE-6" table:formula="of:=IF([$'abs'.AN44]&lt;2;COM.MICROSOFT.SWITCH([$'switches'.$A$1];1;POWER([$'ba'.AN44];2)-POWER([$'bb'.AN44];2)+[$'axi'.AN$1];0;[.AN44];2;0);[.AN44])" office:value-type="float" office:value="0">
            <text:p>0</text:p>
          </table:table-cell>
          <table:table-cell table:style-name="ACE-6" table:formula="of:=IF([$'abs'.AO44]&lt;2;COM.MICROSOFT.SWITCH([$'switches'.$A$1];1;POWER([$'ba'.AO44];2)-POWER([$'bb'.AO44];2)+[$'axi'.AO$1];0;[.AO44];2;0);[.AO44])" office:value-type="float" office:value="0">
            <text:p>0</text:p>
          </table:table-cell>
          <table:table-cell table:style-name="ACE-6" table:formula="of:=IF([$'abs'.AP44]&lt;2;COM.MICROSOFT.SWITCH([$'switches'.$A$1];1;POWER([$'ba'.AP44];2)-POWER([$'bb'.AP44];2)+[$'axi'.AP$1];0;[.AP44];2;0);[.AP44])" office:value-type="float" office:value="0">
            <text:p>0</text:p>
          </table:table-cell>
          <table:table-cell table:style-name="ACE-6" table:formula="of:=IF([$'abs'.AQ44]&lt;2;COM.MICROSOFT.SWITCH([$'switches'.$A$1];1;POWER([$'ba'.AQ44];2)-POWER([$'bb'.AQ44];2)+[$'axi'.AQ$1];0;[.AQ44];2;0);[.AQ44])" office:value-type="float" office:value="0">
            <text:p>0</text:p>
          </table:table-cell>
          <table:table-cell table:style-name="ACE-6" table:formula="of:=IF([$'abs'.AR44]&lt;2;COM.MICROSOFT.SWITCH([$'switches'.$A$1];1;POWER([$'ba'.AR44];2)-POWER([$'bb'.AR44];2)+[$'axi'.AR$1];0;[.AR44];2;0);[.AR44])" office:value-type="float" office:value="0">
            <text:p>0</text:p>
          </table:table-cell>
          <table:table-cell table:style-name="ACE-6" table:formula="of:=IF([$'abs'.AS44]&lt;2;COM.MICROSOFT.SWITCH([$'switches'.$A$1];1;POWER([$'ba'.AS44];2)-POWER([$'bb'.AS44];2)+[$'axi'.AS$1];0;[.AS44];2;0);[.AS44])" office:value-type="float" office:value="0">
            <text:p>0</text:p>
          </table:table-cell>
          <table:table-cell table:style-name="ACE-6" table:formula="of:=IF([$'abs'.AT44]&lt;2;COM.MICROSOFT.SWITCH([$'switches'.$A$1];1;POWER([$'ba'.AT44];2)-POWER([$'bb'.AT44];2)+[$'axi'.AT$1];0;[.AT44];2;0);[.AT44])" office:value-type="float" office:value="0">
            <text:p>0</text:p>
          </table:table-cell>
          <table:table-cell table:style-name="ACE-6" table:formula="of:=IF([$'abs'.AU44]&lt;2;COM.MICROSOFT.SWITCH([$'switches'.$A$1];1;POWER([$'ba'.AU44];2)-POWER([$'bb'.AU44];2)+[$'axi'.AU$1];0;[.AU44];2;0);[.AU44])" office:value-type="float" office:value="0">
            <text:p>0</text:p>
          </table:table-cell>
          <table:table-cell table:style-name="ACE-6" table:formula="of:=IF([$'abs'.AV44]&lt;2;COM.MICROSOFT.SWITCH([$'switches'.$A$1];1;POWER([$'ba'.AV44];2)-POWER([$'bb'.AV44];2)+[$'axi'.AV$1];0;[.AV44];2;0);[.AV44])" office:value-type="float" office:value="0">
            <text:p>0</text:p>
          </table:table-cell>
          <table:table-cell table:style-name="ACE-6" table:formula="of:=IF([$'abs'.AW44]&lt;2;COM.MICROSOFT.SWITCH([$'switches'.$A$1];1;POWER([$'ba'.AW44];2)-POWER([$'bb'.AW44];2)+[$'axi'.AW$1];0;[.AW44];2;0);[.AW44])" office:value-type="float" office:value="0">
            <text:p>0</text:p>
          </table:table-cell>
          <table:table-cell table:style-name="ACE-6" table:formula="of:=IF([$'abs'.AX44]&lt;2;COM.MICROSOFT.SWITCH([$'switches'.$A$1];1;POWER([$'ba'.AX44];2)-POWER([$'bb'.AX44];2)+[$'axi'.AX$1];0;[.AX44];2;0);[.AX44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5]&lt;2;COM.MICROSOFT.SWITCH([$'switches'.$A$1];1;POWER([$'ba'.B45];2)-POWER([$'bb'.B45];2)+[$'axi'.B$1];0;[.B45];2;0);[.B45])" office:value-type="float" office:value="0">
            <text:p>0</text:p>
          </table:table-cell>
          <table:table-cell table:style-name="ACE-6" table:formula="of:=IF([$'abs'.C45]&lt;2;COM.MICROSOFT.SWITCH([$'switches'.$A$1];1;POWER([$'ba'.C45];2)-POWER([$'bb'.C45];2)+[$'axi'.C$1];0;[.C45];2;0);[.C45])" office:value-type="float" office:value="0">
            <text:p>0</text:p>
          </table:table-cell>
          <table:table-cell table:style-name="ACE-6" table:formula="of:=IF([$'abs'.D45]&lt;2;COM.MICROSOFT.SWITCH([$'switches'.$A$1];1;POWER([$'ba'.D45];2)-POWER([$'bb'.D45];2)+[$'axi'.D$1];0;[.D45];2;0);[.D45])" office:value-type="float" office:value="0">
            <text:p>0</text:p>
          </table:table-cell>
          <table:table-cell table:style-name="ACE-6" table:formula="of:=IF([$'abs'.E45]&lt;2;COM.MICROSOFT.SWITCH([$'switches'.$A$1];1;POWER([$'ba'.E45];2)-POWER([$'bb'.E45];2)+[$'axi'.E$1];0;[.E45];2;0);[.E45])" office:value-type="float" office:value="0">
            <text:p>0</text:p>
          </table:table-cell>
          <table:table-cell table:style-name="ACE-6" table:formula="of:=IF([$'abs'.F45]&lt;2;COM.MICROSOFT.SWITCH([$'switches'.$A$1];1;POWER([$'ba'.F45];2)-POWER([$'bb'.F45];2)+[$'axi'.F$1];0;[.F45];2;0);[.F45])" office:value-type="float" office:value="0">
            <text:p>0</text:p>
          </table:table-cell>
          <table:table-cell table:style-name="ACE-6" table:formula="of:=IF([$'abs'.G45]&lt;2;COM.MICROSOFT.SWITCH([$'switches'.$A$1];1;POWER([$'ba'.G45];2)-POWER([$'bb'.G45];2)+[$'axi'.G$1];0;[.G45];2;0);[.G45])" office:value-type="float" office:value="0">
            <text:p>0</text:p>
          </table:table-cell>
          <table:table-cell table:style-name="ACE-6" table:formula="of:=IF([$'abs'.H45]&lt;2;COM.MICROSOFT.SWITCH([$'switches'.$A$1];1;POWER([$'ba'.H45];2)-POWER([$'bb'.H45];2)+[$'axi'.H$1];0;[.H45];2;0);[.H45])" office:value-type="float" office:value="0">
            <text:p>0</text:p>
          </table:table-cell>
          <table:table-cell table:style-name="ACE-6" table:formula="of:=IF([$'abs'.I45]&lt;2;COM.MICROSOFT.SWITCH([$'switches'.$A$1];1;POWER([$'ba'.I45];2)-POWER([$'bb'.I45];2)+[$'axi'.I$1];0;[.I45];2;0);[.I45])" office:value-type="float" office:value="0">
            <text:p>0</text:p>
          </table:table-cell>
          <table:table-cell table:style-name="ACE-6" table:formula="of:=IF([$'abs'.J45]&lt;2;COM.MICROSOFT.SWITCH([$'switches'.$A$1];1;POWER([$'ba'.J45];2)-POWER([$'bb'.J45];2)+[$'axi'.J$1];0;[.J45];2;0);[.J45])" office:value-type="float" office:value="0">
            <text:p>0</text:p>
          </table:table-cell>
          <table:table-cell table:style-name="ACE-6" table:formula="of:=IF([$'abs'.K45]&lt;2;COM.MICROSOFT.SWITCH([$'switches'.$A$1];1;POWER([$'ba'.K45];2)-POWER([$'bb'.K45];2)+[$'axi'.K$1];0;[.K45];2;0);[.K45])" office:value-type="float" office:value="0">
            <text:p>0</text:p>
          </table:table-cell>
          <table:table-cell table:style-name="ACE-6" table:formula="of:=IF([$'abs'.L45]&lt;2;COM.MICROSOFT.SWITCH([$'switches'.$A$1];1;POWER([$'ba'.L45];2)-POWER([$'bb'.L45];2)+[$'axi'.L$1];0;[.L45];2;0);[.L45])" office:value-type="float" office:value="0">
            <text:p>0</text:p>
          </table:table-cell>
          <table:table-cell table:style-name="ACE-6" table:formula="of:=IF([$'abs'.M45]&lt;2;COM.MICROSOFT.SWITCH([$'switches'.$A$1];1;POWER([$'ba'.M45];2)-POWER([$'bb'.M45];2)+[$'axi'.M$1];0;[.M45];2;0);[.M45])" office:value-type="float" office:value="0">
            <text:p>0</text:p>
          </table:table-cell>
          <table:table-cell table:style-name="ACE-6" table:formula="of:=IF([$'abs'.N45]&lt;2;COM.MICROSOFT.SWITCH([$'switches'.$A$1];1;POWER([$'ba'.N45];2)-POWER([$'bb'.N45];2)+[$'axi'.N$1];0;[.N45];2;0);[.N45])" office:value-type="float" office:value="0">
            <text:p>0</text:p>
          </table:table-cell>
          <table:table-cell table:style-name="ACE-6" table:formula="of:=IF([$'abs'.O45]&lt;2;COM.MICROSOFT.SWITCH([$'switches'.$A$1];1;POWER([$'ba'.O45];2)-POWER([$'bb'.O45];2)+[$'axi'.O$1];0;[.O45];2;0);[.O45])" office:value-type="float" office:value="0">
            <text:p>0</text:p>
          </table:table-cell>
          <table:table-cell table:style-name="ACE-6" table:formula="of:=IF([$'abs'.P45]&lt;2;COM.MICROSOFT.SWITCH([$'switches'.$A$1];1;POWER([$'ba'.P45];2)-POWER([$'bb'.P45];2)+[$'axi'.P$1];0;[.P45];2;0);[.P45])" office:value-type="float" office:value="0">
            <text:p>0</text:p>
          </table:table-cell>
          <table:table-cell table:style-name="ACE-6" table:formula="of:=IF([$'abs'.Q45]&lt;2;COM.MICROSOFT.SWITCH([$'switches'.$A$1];1;POWER([$'ba'.Q45];2)-POWER([$'bb'.Q45];2)+[$'axi'.Q$1];0;[.Q45];2;0);[.Q45])" office:value-type="float" office:value="0">
            <text:p>0</text:p>
          </table:table-cell>
          <table:table-cell table:style-name="ACE-6" table:formula="of:=IF([$'abs'.R45]&lt;2;COM.MICROSOFT.SWITCH([$'switches'.$A$1];1;POWER([$'ba'.R45];2)-POWER([$'bb'.R45];2)+[$'axi'.R$1];0;[.R45];2;0);[.R45])" office:value-type="float" office:value="0">
            <text:p>0</text:p>
          </table:table-cell>
          <table:table-cell table:style-name="ACE-6" table:formula="of:=IF([$'abs'.S45]&lt;2;COM.MICROSOFT.SWITCH([$'switches'.$A$1];1;POWER([$'ba'.S45];2)-POWER([$'bb'.S45];2)+[$'axi'.S$1];0;[.S45];2;0);[.S45])" office:value-type="float" office:value="0">
            <text:p>0</text:p>
          </table:table-cell>
          <table:table-cell table:style-name="ACE-6" table:formula="of:=IF([$'abs'.T45]&lt;2;COM.MICROSOFT.SWITCH([$'switches'.$A$1];1;POWER([$'ba'.T45];2)-POWER([$'bb'.T45];2)+[$'axi'.T$1];0;[.T45];2;0);[.T45])" office:value-type="float" office:value="0">
            <text:p>0</text:p>
          </table:table-cell>
          <table:table-cell table:style-name="ACE-6" table:formula="of:=IF([$'abs'.U45]&lt;2;COM.MICROSOFT.SWITCH([$'switches'.$A$1];1;POWER([$'ba'.U45];2)-POWER([$'bb'.U45];2)+[$'axi'.U$1];0;[.U45];2;0);[.U45])" office:value-type="float" office:value="0">
            <text:p>0</text:p>
          </table:table-cell>
          <table:table-cell table:style-name="ACE-6" table:formula="of:=IF([$'abs'.V45]&lt;2;COM.MICROSOFT.SWITCH([$'switches'.$A$1];1;POWER([$'ba'.V45];2)-POWER([$'bb'.V45];2)+[$'axi'.V$1];0;[.V45];2;0);[.V45])" office:value-type="float" office:value="0">
            <text:p>0</text:p>
          </table:table-cell>
          <table:table-cell table:style-name="ACE-6" table:formula="of:=IF([$'abs'.W45]&lt;2;COM.MICROSOFT.SWITCH([$'switches'.$A$1];1;POWER([$'ba'.W45];2)-POWER([$'bb'.W45];2)+[$'axi'.W$1];0;[.W45];2;0);[.W45])" office:value-type="float" office:value="0">
            <text:p>0</text:p>
          </table:table-cell>
          <table:table-cell table:style-name="ACE-6" table:formula="of:=IF([$'abs'.X45]&lt;2;COM.MICROSOFT.SWITCH([$'switches'.$A$1];1;POWER([$'ba'.X45];2)-POWER([$'bb'.X45];2)+[$'axi'.X$1];0;[.X45];2;0);[.X45])" office:value-type="float" office:value="0">
            <text:p>0</text:p>
          </table:table-cell>
          <table:table-cell table:style-name="ACE-6" table:formula="of:=IF([$'abs'.Y45]&lt;2;COM.MICROSOFT.SWITCH([$'switches'.$A$1];1;POWER([$'ba'.Y45];2)-POWER([$'bb'.Y45];2)+[$'axi'.Y$1];0;[.Y45];2;0);[.Y45])" office:value-type="float" office:value="0">
            <text:p>0</text:p>
          </table:table-cell>
          <table:table-cell table:style-name="ACE-6" table:formula="of:=IF([$'abs'.Z45]&lt;2;COM.MICROSOFT.SWITCH([$'switches'.$A$1];1;POWER([$'ba'.Z45];2)-POWER([$'bb'.Z45];2)+[$'axi'.Z$1];0;[.Z45];2;0);[.Z45])" office:value-type="float" office:value="0">
            <text:p>0</text:p>
          </table:table-cell>
          <table:table-cell table:style-name="ACE-6" table:formula="of:=IF([$'abs'.AA45]&lt;2;COM.MICROSOFT.SWITCH([$'switches'.$A$1];1;POWER([$'ba'.AA45];2)-POWER([$'bb'.AA45];2)+[$'axi'.AA$1];0;[.AA45];2;0);[.AA45])" office:value-type="float" office:value="0">
            <text:p>0</text:p>
          </table:table-cell>
          <table:table-cell table:style-name="ACE-6" table:formula="of:=IF([$'abs'.AB45]&lt;2;COM.MICROSOFT.SWITCH([$'switches'.$A$1];1;POWER([$'ba'.AB45];2)-POWER([$'bb'.AB45];2)+[$'axi'.AB$1];0;[.AB45];2;0);[.AB45])" office:value-type="float" office:value="0">
            <text:p>0</text:p>
          </table:table-cell>
          <table:table-cell table:style-name="ACE-6" table:formula="of:=IF([$'abs'.AC45]&lt;2;COM.MICROSOFT.SWITCH([$'switches'.$A$1];1;POWER([$'ba'.AC45];2)-POWER([$'bb'.AC45];2)+[$'axi'.AC$1];0;[.AC45];2;0);[.AC45])" office:value-type="float" office:value="0">
            <text:p>0</text:p>
          </table:table-cell>
          <table:table-cell table:style-name="ACE-6" table:formula="of:=IF([$'abs'.AD45]&lt;2;COM.MICROSOFT.SWITCH([$'switches'.$A$1];1;POWER([$'ba'.AD45];2)-POWER([$'bb'.AD45];2)+[$'axi'.AD$1];0;[.AD45];2;0);[.AD45])" office:value-type="float" office:value="0">
            <text:p>0</text:p>
          </table:table-cell>
          <table:table-cell table:style-name="ACE-6" table:formula="of:=IF([$'abs'.AE45]&lt;2;COM.MICROSOFT.SWITCH([$'switches'.$A$1];1;POWER([$'ba'.AE45];2)-POWER([$'bb'.AE45];2)+[$'axi'.AE$1];0;[.AE45];2;0);[.AE45])" office:value-type="float" office:value="0">
            <text:p>0</text:p>
          </table:table-cell>
          <table:table-cell table:style-name="ACE-6" table:formula="of:=IF([$'abs'.AF45]&lt;2;COM.MICROSOFT.SWITCH([$'switches'.$A$1];1;POWER([$'ba'.AF45];2)-POWER([$'bb'.AF45];2)+[$'axi'.AF$1];0;[.AF45];2;0);[.AF45])" office:value-type="float" office:value="0">
            <text:p>0</text:p>
          </table:table-cell>
          <table:table-cell table:style-name="ACE-6" table:formula="of:=IF([$'abs'.AG45]&lt;2;COM.MICROSOFT.SWITCH([$'switches'.$A$1];1;POWER([$'ba'.AG45];2)-POWER([$'bb'.AG45];2)+[$'axi'.AG$1];0;[.AG45];2;0);[.AG45])" office:value-type="float" office:value="0">
            <text:p>0</text:p>
          </table:table-cell>
          <table:table-cell table:style-name="ACE-6" table:formula="of:=IF([$'abs'.AH45]&lt;2;COM.MICROSOFT.SWITCH([$'switches'.$A$1];1;POWER([$'ba'.AH45];2)-POWER([$'bb'.AH45];2)+[$'axi'.AH$1];0;[.AH45];2;0);[.AH45])" office:value-type="float" office:value="0">
            <text:p>0</text:p>
          </table:table-cell>
          <table:table-cell table:style-name="ACE-6" table:formula="of:=IF([$'abs'.AI45]&lt;2;COM.MICROSOFT.SWITCH([$'switches'.$A$1];1;POWER([$'ba'.AI45];2)-POWER([$'bb'.AI45];2)+[$'axi'.AI$1];0;[.AI45];2;0);[.AI45])" office:value-type="float" office:value="0">
            <text:p>0</text:p>
          </table:table-cell>
          <table:table-cell table:style-name="ACE-6" table:formula="of:=IF([$'abs'.AJ45]&lt;2;COM.MICROSOFT.SWITCH([$'switches'.$A$1];1;POWER([$'ba'.AJ45];2)-POWER([$'bb'.AJ45];2)+[$'axi'.AJ$1];0;[.AJ45];2;0);[.AJ45])" office:value-type="float" office:value="0">
            <text:p>0</text:p>
          </table:table-cell>
          <table:table-cell table:style-name="ACE-6" table:formula="of:=IF([$'abs'.AK45]&lt;2;COM.MICROSOFT.SWITCH([$'switches'.$A$1];1;POWER([$'ba'.AK45];2)-POWER([$'bb'.AK45];2)+[$'axi'.AK$1];0;[.AK45];2;0);[.AK45])" office:value-type="float" office:value="0">
            <text:p>0</text:p>
          </table:table-cell>
          <table:table-cell table:style-name="ACE-6" table:formula="of:=IF([$'abs'.AL45]&lt;2;COM.MICROSOFT.SWITCH([$'switches'.$A$1];1;POWER([$'ba'.AL45];2)-POWER([$'bb'.AL45];2)+[$'axi'.AL$1];0;[.AL45];2;0);[.AL45])" office:value-type="float" office:value="0">
            <text:p>0</text:p>
          </table:table-cell>
          <table:table-cell table:style-name="ACE-6" table:formula="of:=IF([$'abs'.AM45]&lt;2;COM.MICROSOFT.SWITCH([$'switches'.$A$1];1;POWER([$'ba'.AM45];2)-POWER([$'bb'.AM45];2)+[$'axi'.AM$1];0;[.AM45];2;0);[.AM45])" office:value-type="float" office:value="0">
            <text:p>0</text:p>
          </table:table-cell>
          <table:table-cell table:style-name="ACE-6" table:formula="of:=IF([$'abs'.AN45]&lt;2;COM.MICROSOFT.SWITCH([$'switches'.$A$1];1;POWER([$'ba'.AN45];2)-POWER([$'bb'.AN45];2)+[$'axi'.AN$1];0;[.AN45];2;0);[.AN45])" office:value-type="float" office:value="0">
            <text:p>0</text:p>
          </table:table-cell>
          <table:table-cell table:style-name="ACE-6" table:formula="of:=IF([$'abs'.AO45]&lt;2;COM.MICROSOFT.SWITCH([$'switches'.$A$1];1;POWER([$'ba'.AO45];2)-POWER([$'bb'.AO45];2)+[$'axi'.AO$1];0;[.AO45];2;0);[.AO45])" office:value-type="float" office:value="0">
            <text:p>0</text:p>
          </table:table-cell>
          <table:table-cell table:style-name="ACE-6" table:formula="of:=IF([$'abs'.AP45]&lt;2;COM.MICROSOFT.SWITCH([$'switches'.$A$1];1;POWER([$'ba'.AP45];2)-POWER([$'bb'.AP45];2)+[$'axi'.AP$1];0;[.AP45];2;0);[.AP45])" office:value-type="float" office:value="0">
            <text:p>0</text:p>
          </table:table-cell>
          <table:table-cell table:style-name="ACE-6" table:formula="of:=IF([$'abs'.AQ45]&lt;2;COM.MICROSOFT.SWITCH([$'switches'.$A$1];1;POWER([$'ba'.AQ45];2)-POWER([$'bb'.AQ45];2)+[$'axi'.AQ$1];0;[.AQ45];2;0);[.AQ45])" office:value-type="float" office:value="0">
            <text:p>0</text:p>
          </table:table-cell>
          <table:table-cell table:style-name="ACE-6" table:formula="of:=IF([$'abs'.AR45]&lt;2;COM.MICROSOFT.SWITCH([$'switches'.$A$1];1;POWER([$'ba'.AR45];2)-POWER([$'bb'.AR45];2)+[$'axi'.AR$1];0;[.AR45];2;0);[.AR45])" office:value-type="float" office:value="0">
            <text:p>0</text:p>
          </table:table-cell>
          <table:table-cell table:style-name="ACE-6" table:formula="of:=IF([$'abs'.AS45]&lt;2;COM.MICROSOFT.SWITCH([$'switches'.$A$1];1;POWER([$'ba'.AS45];2)-POWER([$'bb'.AS45];2)+[$'axi'.AS$1];0;[.AS45];2;0);[.AS45])" office:value-type="float" office:value="0">
            <text:p>0</text:p>
          </table:table-cell>
          <table:table-cell table:style-name="ACE-6" table:formula="of:=IF([$'abs'.AT45]&lt;2;COM.MICROSOFT.SWITCH([$'switches'.$A$1];1;POWER([$'ba'.AT45];2)-POWER([$'bb'.AT45];2)+[$'axi'.AT$1];0;[.AT45];2;0);[.AT45])" office:value-type="float" office:value="0">
            <text:p>0</text:p>
          </table:table-cell>
          <table:table-cell table:style-name="ACE-6" table:formula="of:=IF([$'abs'.AU45]&lt;2;COM.MICROSOFT.SWITCH([$'switches'.$A$1];1;POWER([$'ba'.AU45];2)-POWER([$'bb'.AU45];2)+[$'axi'.AU$1];0;[.AU45];2;0);[.AU45])" office:value-type="float" office:value="0">
            <text:p>0</text:p>
          </table:table-cell>
          <table:table-cell table:style-name="ACE-6" table:formula="of:=IF([$'abs'.AV45]&lt;2;COM.MICROSOFT.SWITCH([$'switches'.$A$1];1;POWER([$'ba'.AV45];2)-POWER([$'bb'.AV45];2)+[$'axi'.AV$1];0;[.AV45];2;0);[.AV45])" office:value-type="float" office:value="0">
            <text:p>0</text:p>
          </table:table-cell>
          <table:table-cell table:style-name="ACE-6" table:formula="of:=IF([$'abs'.AW45]&lt;2;COM.MICROSOFT.SWITCH([$'switches'.$A$1];1;POWER([$'ba'.AW45];2)-POWER([$'bb'.AW45];2)+[$'axi'.AW$1];0;[.AW45];2;0);[.AW45])" office:value-type="float" office:value="0">
            <text:p>0</text:p>
          </table:table-cell>
          <table:table-cell table:style-name="ACE-6" table:formula="of:=IF([$'abs'.AX45]&lt;2;COM.MICROSOFT.SWITCH([$'switches'.$A$1];1;POWER([$'ba'.AX45];2)-POWER([$'bb'.AX45];2)+[$'axi'.AX$1];0;[.AX45];2;0);[.AX45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6]&lt;2;COM.MICROSOFT.SWITCH([$'switches'.$A$1];1;POWER([$'ba'.B46];2)-POWER([$'bb'.B46];2)+[$'axi'.B$1];0;[.B46];2;0);[.B46])" office:value-type="float" office:value="0">
            <text:p>0</text:p>
          </table:table-cell>
          <table:table-cell table:style-name="ACE-6" table:formula="of:=IF([$'abs'.C46]&lt;2;COM.MICROSOFT.SWITCH([$'switches'.$A$1];1;POWER([$'ba'.C46];2)-POWER([$'bb'.C46];2)+[$'axi'.C$1];0;[.C46];2;0);[.C46])" office:value-type="float" office:value="0">
            <text:p>0</text:p>
          </table:table-cell>
          <table:table-cell table:style-name="ACE-6" table:formula="of:=IF([$'abs'.D46]&lt;2;COM.MICROSOFT.SWITCH([$'switches'.$A$1];1;POWER([$'ba'.D46];2)-POWER([$'bb'.D46];2)+[$'axi'.D$1];0;[.D46];2;0);[.D46])" office:value-type="float" office:value="0">
            <text:p>0</text:p>
          </table:table-cell>
          <table:table-cell table:style-name="ACE-6" table:formula="of:=IF([$'abs'.E46]&lt;2;COM.MICROSOFT.SWITCH([$'switches'.$A$1];1;POWER([$'ba'.E46];2)-POWER([$'bb'.E46];2)+[$'axi'.E$1];0;[.E46];2;0);[.E46])" office:value-type="float" office:value="0">
            <text:p>0</text:p>
          </table:table-cell>
          <table:table-cell table:style-name="ACE-6" table:formula="of:=IF([$'abs'.F46]&lt;2;COM.MICROSOFT.SWITCH([$'switches'.$A$1];1;POWER([$'ba'.F46];2)-POWER([$'bb'.F46];2)+[$'axi'.F$1];0;[.F46];2;0);[.F46])" office:value-type="float" office:value="0">
            <text:p>0</text:p>
          </table:table-cell>
          <table:table-cell table:style-name="ACE-6" table:formula="of:=IF([$'abs'.G46]&lt;2;COM.MICROSOFT.SWITCH([$'switches'.$A$1];1;POWER([$'ba'.G46];2)-POWER([$'bb'.G46];2)+[$'axi'.G$1];0;[.G46];2;0);[.G46])" office:value-type="float" office:value="0">
            <text:p>0</text:p>
          </table:table-cell>
          <table:table-cell table:style-name="ACE-6" table:formula="of:=IF([$'abs'.H46]&lt;2;COM.MICROSOFT.SWITCH([$'switches'.$A$1];1;POWER([$'ba'.H46];2)-POWER([$'bb'.H46];2)+[$'axi'.H$1];0;[.H46];2;0);[.H46])" office:value-type="float" office:value="0">
            <text:p>0</text:p>
          </table:table-cell>
          <table:table-cell table:style-name="ACE-6" table:formula="of:=IF([$'abs'.I46]&lt;2;COM.MICROSOFT.SWITCH([$'switches'.$A$1];1;POWER([$'ba'.I46];2)-POWER([$'bb'.I46];2)+[$'axi'.I$1];0;[.I46];2;0);[.I46])" office:value-type="float" office:value="0">
            <text:p>0</text:p>
          </table:table-cell>
          <table:table-cell table:style-name="ACE-6" table:formula="of:=IF([$'abs'.J46]&lt;2;COM.MICROSOFT.SWITCH([$'switches'.$A$1];1;POWER([$'ba'.J46];2)-POWER([$'bb'.J46];2)+[$'axi'.J$1];0;[.J46];2;0);[.J46])" office:value-type="float" office:value="0">
            <text:p>0</text:p>
          </table:table-cell>
          <table:table-cell table:style-name="ACE-6" table:formula="of:=IF([$'abs'.K46]&lt;2;COM.MICROSOFT.SWITCH([$'switches'.$A$1];1;POWER([$'ba'.K46];2)-POWER([$'bb'.K46];2)+[$'axi'.K$1];0;[.K46];2;0);[.K46])" office:value-type="float" office:value="0">
            <text:p>0</text:p>
          </table:table-cell>
          <table:table-cell table:style-name="ACE-6" table:formula="of:=IF([$'abs'.L46]&lt;2;COM.MICROSOFT.SWITCH([$'switches'.$A$1];1;POWER([$'ba'.L46];2)-POWER([$'bb'.L46];2)+[$'axi'.L$1];0;[.L46];2;0);[.L46])" office:value-type="float" office:value="0">
            <text:p>0</text:p>
          </table:table-cell>
          <table:table-cell table:style-name="ACE-6" table:formula="of:=IF([$'abs'.M46]&lt;2;COM.MICROSOFT.SWITCH([$'switches'.$A$1];1;POWER([$'ba'.M46];2)-POWER([$'bb'.M46];2)+[$'axi'.M$1];0;[.M46];2;0);[.M46])" office:value-type="float" office:value="0">
            <text:p>0</text:p>
          </table:table-cell>
          <table:table-cell table:style-name="ACE-6" table:formula="of:=IF([$'abs'.N46]&lt;2;COM.MICROSOFT.SWITCH([$'switches'.$A$1];1;POWER([$'ba'.N46];2)-POWER([$'bb'.N46];2)+[$'axi'.N$1];0;[.N46];2;0);[.N46])" office:value-type="float" office:value="0">
            <text:p>0</text:p>
          </table:table-cell>
          <table:table-cell table:style-name="ACE-6" table:formula="of:=IF([$'abs'.O46]&lt;2;COM.MICROSOFT.SWITCH([$'switches'.$A$1];1;POWER([$'ba'.O46];2)-POWER([$'bb'.O46];2)+[$'axi'.O$1];0;[.O46];2;0);[.O46])" office:value-type="float" office:value="0">
            <text:p>0</text:p>
          </table:table-cell>
          <table:table-cell table:style-name="ACE-6" table:formula="of:=IF([$'abs'.P46]&lt;2;COM.MICROSOFT.SWITCH([$'switches'.$A$1];1;POWER([$'ba'.P46];2)-POWER([$'bb'.P46];2)+[$'axi'.P$1];0;[.P46];2;0);[.P46])" office:value-type="float" office:value="0">
            <text:p>0</text:p>
          </table:table-cell>
          <table:table-cell table:style-name="ACE-6" table:formula="of:=IF([$'abs'.Q46]&lt;2;COM.MICROSOFT.SWITCH([$'switches'.$A$1];1;POWER([$'ba'.Q46];2)-POWER([$'bb'.Q46];2)+[$'axi'.Q$1];0;[.Q46];2;0);[.Q46])" office:value-type="float" office:value="0">
            <text:p>0</text:p>
          </table:table-cell>
          <table:table-cell table:style-name="ACE-6" table:formula="of:=IF([$'abs'.R46]&lt;2;COM.MICROSOFT.SWITCH([$'switches'.$A$1];1;POWER([$'ba'.R46];2)-POWER([$'bb'.R46];2)+[$'axi'.R$1];0;[.R46];2;0);[.R46])" office:value-type="float" office:value="0">
            <text:p>0</text:p>
          </table:table-cell>
          <table:table-cell table:style-name="ACE-6" table:formula="of:=IF([$'abs'.S46]&lt;2;COM.MICROSOFT.SWITCH([$'switches'.$A$1];1;POWER([$'ba'.S46];2)-POWER([$'bb'.S46];2)+[$'axi'.S$1];0;[.S46];2;0);[.S46])" office:value-type="float" office:value="0">
            <text:p>0</text:p>
          </table:table-cell>
          <table:table-cell table:style-name="ACE-6" table:formula="of:=IF([$'abs'.T46]&lt;2;COM.MICROSOFT.SWITCH([$'switches'.$A$1];1;POWER([$'ba'.T46];2)-POWER([$'bb'.T46];2)+[$'axi'.T$1];0;[.T46];2;0);[.T46])" office:value-type="float" office:value="0">
            <text:p>0</text:p>
          </table:table-cell>
          <table:table-cell table:style-name="ACE-6" table:formula="of:=IF([$'abs'.U46]&lt;2;COM.MICROSOFT.SWITCH([$'switches'.$A$1];1;POWER([$'ba'.U46];2)-POWER([$'bb'.U46];2)+[$'axi'.U$1];0;[.U46];2;0);[.U46])" office:value-type="float" office:value="0">
            <text:p>0</text:p>
          </table:table-cell>
          <table:table-cell table:style-name="ACE-6" table:formula="of:=IF([$'abs'.V46]&lt;2;COM.MICROSOFT.SWITCH([$'switches'.$A$1];1;POWER([$'ba'.V46];2)-POWER([$'bb'.V46];2)+[$'axi'.V$1];0;[.V46];2;0);[.V46])" office:value-type="float" office:value="0">
            <text:p>0</text:p>
          </table:table-cell>
          <table:table-cell table:style-name="ACE-6" table:formula="of:=IF([$'abs'.W46]&lt;2;COM.MICROSOFT.SWITCH([$'switches'.$A$1];1;POWER([$'ba'.W46];2)-POWER([$'bb'.W46];2)+[$'axi'.W$1];0;[.W46];2;0);[.W46])" office:value-type="float" office:value="0">
            <text:p>0</text:p>
          </table:table-cell>
          <table:table-cell table:style-name="ACE-6" table:formula="of:=IF([$'abs'.X46]&lt;2;COM.MICROSOFT.SWITCH([$'switches'.$A$1];1;POWER([$'ba'.X46];2)-POWER([$'bb'.X46];2)+[$'axi'.X$1];0;[.X46];2;0);[.X46])" office:value-type="float" office:value="0">
            <text:p>0</text:p>
          </table:table-cell>
          <table:table-cell table:style-name="ACE-6" table:formula="of:=IF([$'abs'.Y46]&lt;2;COM.MICROSOFT.SWITCH([$'switches'.$A$1];1;POWER([$'ba'.Y46];2)-POWER([$'bb'.Y46];2)+[$'axi'.Y$1];0;[.Y46];2;0);[.Y46])" office:value-type="float" office:value="0">
            <text:p>0</text:p>
          </table:table-cell>
          <table:table-cell table:style-name="ACE-6" table:formula="of:=IF([$'abs'.Z46]&lt;2;COM.MICROSOFT.SWITCH([$'switches'.$A$1];1;POWER([$'ba'.Z46];2)-POWER([$'bb'.Z46];2)+[$'axi'.Z$1];0;[.Z46];2;0);[.Z46])" office:value-type="float" office:value="0">
            <text:p>0</text:p>
          </table:table-cell>
          <table:table-cell table:style-name="ACE-6" table:formula="of:=IF([$'abs'.AA46]&lt;2;COM.MICROSOFT.SWITCH([$'switches'.$A$1];1;POWER([$'ba'.AA46];2)-POWER([$'bb'.AA46];2)+[$'axi'.AA$1];0;[.AA46];2;0);[.AA46])" office:value-type="float" office:value="0">
            <text:p>0</text:p>
          </table:table-cell>
          <table:table-cell table:style-name="ACE-6" table:formula="of:=IF([$'abs'.AB46]&lt;2;COM.MICROSOFT.SWITCH([$'switches'.$A$1];1;POWER([$'ba'.AB46];2)-POWER([$'bb'.AB46];2)+[$'axi'.AB$1];0;[.AB46];2;0);[.AB46])" office:value-type="float" office:value="0">
            <text:p>0</text:p>
          </table:table-cell>
          <table:table-cell table:style-name="ACE-6" table:formula="of:=IF([$'abs'.AC46]&lt;2;COM.MICROSOFT.SWITCH([$'switches'.$A$1];1;POWER([$'ba'.AC46];2)-POWER([$'bb'.AC46];2)+[$'axi'.AC$1];0;[.AC46];2;0);[.AC46])" office:value-type="float" office:value="0">
            <text:p>0</text:p>
          </table:table-cell>
          <table:table-cell table:style-name="ACE-6" table:formula="of:=IF([$'abs'.AD46]&lt;2;COM.MICROSOFT.SWITCH([$'switches'.$A$1];1;POWER([$'ba'.AD46];2)-POWER([$'bb'.AD46];2)+[$'axi'.AD$1];0;[.AD46];2;0);[.AD46])" office:value-type="float" office:value="0">
            <text:p>0</text:p>
          </table:table-cell>
          <table:table-cell table:style-name="ACE-6" table:formula="of:=IF([$'abs'.AE46]&lt;2;COM.MICROSOFT.SWITCH([$'switches'.$A$1];1;POWER([$'ba'.AE46];2)-POWER([$'bb'.AE46];2)+[$'axi'.AE$1];0;[.AE46];2;0);[.AE46])" office:value-type="float" office:value="0">
            <text:p>0</text:p>
          </table:table-cell>
          <table:table-cell table:style-name="ACE-6" table:formula="of:=IF([$'abs'.AF46]&lt;2;COM.MICROSOFT.SWITCH([$'switches'.$A$1];1;POWER([$'ba'.AF46];2)-POWER([$'bb'.AF46];2)+[$'axi'.AF$1];0;[.AF46];2;0);[.AF46])" office:value-type="float" office:value="0">
            <text:p>0</text:p>
          </table:table-cell>
          <table:table-cell table:style-name="ACE-6" table:formula="of:=IF([$'abs'.AG46]&lt;2;COM.MICROSOFT.SWITCH([$'switches'.$A$1];1;POWER([$'ba'.AG46];2)-POWER([$'bb'.AG46];2)+[$'axi'.AG$1];0;[.AG46];2;0);[.AG46])" office:value-type="float" office:value="0">
            <text:p>0</text:p>
          </table:table-cell>
          <table:table-cell table:style-name="ACE-6" table:formula="of:=IF([$'abs'.AH46]&lt;2;COM.MICROSOFT.SWITCH([$'switches'.$A$1];1;POWER([$'ba'.AH46];2)-POWER([$'bb'.AH46];2)+[$'axi'.AH$1];0;[.AH46];2;0);[.AH46])" office:value-type="float" office:value="0">
            <text:p>0</text:p>
          </table:table-cell>
          <table:table-cell table:style-name="ACE-6" table:formula="of:=IF([$'abs'.AI46]&lt;2;COM.MICROSOFT.SWITCH([$'switches'.$A$1];1;POWER([$'ba'.AI46];2)-POWER([$'bb'.AI46];2)+[$'axi'.AI$1];0;[.AI46];2;0);[.AI46])" office:value-type="float" office:value="0">
            <text:p>0</text:p>
          </table:table-cell>
          <table:table-cell table:style-name="ACE-6" table:formula="of:=IF([$'abs'.AJ46]&lt;2;COM.MICROSOFT.SWITCH([$'switches'.$A$1];1;POWER([$'ba'.AJ46];2)-POWER([$'bb'.AJ46];2)+[$'axi'.AJ$1];0;[.AJ46];2;0);[.AJ46])" office:value-type="float" office:value="0">
            <text:p>0</text:p>
          </table:table-cell>
          <table:table-cell table:style-name="ACE-6" table:formula="of:=IF([$'abs'.AK46]&lt;2;COM.MICROSOFT.SWITCH([$'switches'.$A$1];1;POWER([$'ba'.AK46];2)-POWER([$'bb'.AK46];2)+[$'axi'.AK$1];0;[.AK46];2;0);[.AK46])" office:value-type="float" office:value="0">
            <text:p>0</text:p>
          </table:table-cell>
          <table:table-cell table:style-name="ACE-6" table:formula="of:=IF([$'abs'.AL46]&lt;2;COM.MICROSOFT.SWITCH([$'switches'.$A$1];1;POWER([$'ba'.AL46];2)-POWER([$'bb'.AL46];2)+[$'axi'.AL$1];0;[.AL46];2;0);[.AL46])" office:value-type="float" office:value="0">
            <text:p>0</text:p>
          </table:table-cell>
          <table:table-cell table:style-name="ACE-6" table:formula="of:=IF([$'abs'.AM46]&lt;2;COM.MICROSOFT.SWITCH([$'switches'.$A$1];1;POWER([$'ba'.AM46];2)-POWER([$'bb'.AM46];2)+[$'axi'.AM$1];0;[.AM46];2;0);[.AM46])" office:value-type="float" office:value="0">
            <text:p>0</text:p>
          </table:table-cell>
          <table:table-cell table:style-name="ACE-6" table:formula="of:=IF([$'abs'.AN46]&lt;2;COM.MICROSOFT.SWITCH([$'switches'.$A$1];1;POWER([$'ba'.AN46];2)-POWER([$'bb'.AN46];2)+[$'axi'.AN$1];0;[.AN46];2;0);[.AN46])" office:value-type="float" office:value="0">
            <text:p>0</text:p>
          </table:table-cell>
          <table:table-cell table:style-name="ACE-6" table:formula="of:=IF([$'abs'.AO46]&lt;2;COM.MICROSOFT.SWITCH([$'switches'.$A$1];1;POWER([$'ba'.AO46];2)-POWER([$'bb'.AO46];2)+[$'axi'.AO$1];0;[.AO46];2;0);[.AO46])" office:value-type="float" office:value="0">
            <text:p>0</text:p>
          </table:table-cell>
          <table:table-cell table:style-name="ACE-6" table:formula="of:=IF([$'abs'.AP46]&lt;2;COM.MICROSOFT.SWITCH([$'switches'.$A$1];1;POWER([$'ba'.AP46];2)-POWER([$'bb'.AP46];2)+[$'axi'.AP$1];0;[.AP46];2;0);[.AP46])" office:value-type="float" office:value="0">
            <text:p>0</text:p>
          </table:table-cell>
          <table:table-cell table:style-name="ACE-6" table:formula="of:=IF([$'abs'.AQ46]&lt;2;COM.MICROSOFT.SWITCH([$'switches'.$A$1];1;POWER([$'ba'.AQ46];2)-POWER([$'bb'.AQ46];2)+[$'axi'.AQ$1];0;[.AQ46];2;0);[.AQ46])" office:value-type="float" office:value="0">
            <text:p>0</text:p>
          </table:table-cell>
          <table:table-cell table:style-name="ACE-6" table:formula="of:=IF([$'abs'.AR46]&lt;2;COM.MICROSOFT.SWITCH([$'switches'.$A$1];1;POWER([$'ba'.AR46];2)-POWER([$'bb'.AR46];2)+[$'axi'.AR$1];0;[.AR46];2;0);[.AR46])" office:value-type="float" office:value="0">
            <text:p>0</text:p>
          </table:table-cell>
          <table:table-cell table:style-name="ACE-6" table:formula="of:=IF([$'abs'.AS46]&lt;2;COM.MICROSOFT.SWITCH([$'switches'.$A$1];1;POWER([$'ba'.AS46];2)-POWER([$'bb'.AS46];2)+[$'axi'.AS$1];0;[.AS46];2;0);[.AS46])" office:value-type="float" office:value="0">
            <text:p>0</text:p>
          </table:table-cell>
          <table:table-cell table:style-name="ACE-6" table:formula="of:=IF([$'abs'.AT46]&lt;2;COM.MICROSOFT.SWITCH([$'switches'.$A$1];1;POWER([$'ba'.AT46];2)-POWER([$'bb'.AT46];2)+[$'axi'.AT$1];0;[.AT46];2;0);[.AT46])" office:value-type="float" office:value="0">
            <text:p>0</text:p>
          </table:table-cell>
          <table:table-cell table:style-name="ACE-6" table:formula="of:=IF([$'abs'.AU46]&lt;2;COM.MICROSOFT.SWITCH([$'switches'.$A$1];1;POWER([$'ba'.AU46];2)-POWER([$'bb'.AU46];2)+[$'axi'.AU$1];0;[.AU46];2;0);[.AU46])" office:value-type="float" office:value="0">
            <text:p>0</text:p>
          </table:table-cell>
          <table:table-cell table:style-name="ACE-6" table:formula="of:=IF([$'abs'.AV46]&lt;2;COM.MICROSOFT.SWITCH([$'switches'.$A$1];1;POWER([$'ba'.AV46];2)-POWER([$'bb'.AV46];2)+[$'axi'.AV$1];0;[.AV46];2;0);[.AV46])" office:value-type="float" office:value="0">
            <text:p>0</text:p>
          </table:table-cell>
          <table:table-cell table:style-name="ACE-6" table:formula="of:=IF([$'abs'.AW46]&lt;2;COM.MICROSOFT.SWITCH([$'switches'.$A$1];1;POWER([$'ba'.AW46];2)-POWER([$'bb'.AW46];2)+[$'axi'.AW$1];0;[.AW46];2;0);[.AW46])" office:value-type="float" office:value="0">
            <text:p>0</text:p>
          </table:table-cell>
          <table:table-cell table:style-name="ACE-6" table:formula="of:=IF([$'abs'.AX46]&lt;2;COM.MICROSOFT.SWITCH([$'switches'.$A$1];1;POWER([$'ba'.AX46];2)-POWER([$'bb'.AX46];2)+[$'axi'.AX$1];0;[.AX46];2;0);[.AX46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7]&lt;2;COM.MICROSOFT.SWITCH([$'switches'.$A$1];1;POWER([$'ba'.B47];2)-POWER([$'bb'.B47];2)+[$'axi'.B$1];0;[.B47];2;0);[.B47])" office:value-type="float" office:value="0">
            <text:p>0</text:p>
          </table:table-cell>
          <table:table-cell table:style-name="ACE-6" table:formula="of:=IF([$'abs'.C47]&lt;2;COM.MICROSOFT.SWITCH([$'switches'.$A$1];1;POWER([$'ba'.C47];2)-POWER([$'bb'.C47];2)+[$'axi'.C$1];0;[.C47];2;0);[.C47])" office:value-type="float" office:value="0">
            <text:p>0</text:p>
          </table:table-cell>
          <table:table-cell table:style-name="ACE-6" table:formula="of:=IF([$'abs'.D47]&lt;2;COM.MICROSOFT.SWITCH([$'switches'.$A$1];1;POWER([$'ba'.D47];2)-POWER([$'bb'.D47];2)+[$'axi'.D$1];0;[.D47];2;0);[.D47])" office:value-type="float" office:value="0">
            <text:p>0</text:p>
          </table:table-cell>
          <table:table-cell table:style-name="ACE-6" table:formula="of:=IF([$'abs'.E47]&lt;2;COM.MICROSOFT.SWITCH([$'switches'.$A$1];1;POWER([$'ba'.E47];2)-POWER([$'bb'.E47];2)+[$'axi'.E$1];0;[.E47];2;0);[.E47])" office:value-type="float" office:value="0">
            <text:p>0</text:p>
          </table:table-cell>
          <table:table-cell table:style-name="ACE-6" table:formula="of:=IF([$'abs'.F47]&lt;2;COM.MICROSOFT.SWITCH([$'switches'.$A$1];1;POWER([$'ba'.F47];2)-POWER([$'bb'.F47];2)+[$'axi'.F$1];0;[.F47];2;0);[.F47])" office:value-type="float" office:value="0">
            <text:p>0</text:p>
          </table:table-cell>
          <table:table-cell table:style-name="ACE-6" table:formula="of:=IF([$'abs'.G47]&lt;2;COM.MICROSOFT.SWITCH([$'switches'.$A$1];1;POWER([$'ba'.G47];2)-POWER([$'bb'.G47];2)+[$'axi'.G$1];0;[.G47];2;0);[.G47])" office:value-type="float" office:value="0">
            <text:p>0</text:p>
          </table:table-cell>
          <table:table-cell table:style-name="ACE-6" table:formula="of:=IF([$'abs'.H47]&lt;2;COM.MICROSOFT.SWITCH([$'switches'.$A$1];1;POWER([$'ba'.H47];2)-POWER([$'bb'.H47];2)+[$'axi'.H$1];0;[.H47];2;0);[.H47])" office:value-type="float" office:value="0">
            <text:p>0</text:p>
          </table:table-cell>
          <table:table-cell table:style-name="ACE-6" table:formula="of:=IF([$'abs'.I47]&lt;2;COM.MICROSOFT.SWITCH([$'switches'.$A$1];1;POWER([$'ba'.I47];2)-POWER([$'bb'.I47];2)+[$'axi'.I$1];0;[.I47];2;0);[.I47])" office:value-type="float" office:value="0">
            <text:p>0</text:p>
          </table:table-cell>
          <table:table-cell table:style-name="ACE-6" table:formula="of:=IF([$'abs'.J47]&lt;2;COM.MICROSOFT.SWITCH([$'switches'.$A$1];1;POWER([$'ba'.J47];2)-POWER([$'bb'.J47];2)+[$'axi'.J$1];0;[.J47];2;0);[.J47])" office:value-type="float" office:value="0">
            <text:p>0</text:p>
          </table:table-cell>
          <table:table-cell table:style-name="ACE-6" table:formula="of:=IF([$'abs'.K47]&lt;2;COM.MICROSOFT.SWITCH([$'switches'.$A$1];1;POWER([$'ba'.K47];2)-POWER([$'bb'.K47];2)+[$'axi'.K$1];0;[.K47];2;0);[.K47])" office:value-type="float" office:value="0">
            <text:p>0</text:p>
          </table:table-cell>
          <table:table-cell table:style-name="ACE-6" table:formula="of:=IF([$'abs'.L47]&lt;2;COM.MICROSOFT.SWITCH([$'switches'.$A$1];1;POWER([$'ba'.L47];2)-POWER([$'bb'.L47];2)+[$'axi'.L$1];0;[.L47];2;0);[.L47])" office:value-type="float" office:value="0">
            <text:p>0</text:p>
          </table:table-cell>
          <table:table-cell table:style-name="ACE-6" table:formula="of:=IF([$'abs'.M47]&lt;2;COM.MICROSOFT.SWITCH([$'switches'.$A$1];1;POWER([$'ba'.M47];2)-POWER([$'bb'.M47];2)+[$'axi'.M$1];0;[.M47];2;0);[.M47])" office:value-type="float" office:value="0">
            <text:p>0</text:p>
          </table:table-cell>
          <table:table-cell table:style-name="ACE-6" table:formula="of:=IF([$'abs'.N47]&lt;2;COM.MICROSOFT.SWITCH([$'switches'.$A$1];1;POWER([$'ba'.N47];2)-POWER([$'bb'.N47];2)+[$'axi'.N$1];0;[.N47];2;0);[.N47])" office:value-type="float" office:value="0">
            <text:p>0</text:p>
          </table:table-cell>
          <table:table-cell table:style-name="ACE-6" table:formula="of:=IF([$'abs'.O47]&lt;2;COM.MICROSOFT.SWITCH([$'switches'.$A$1];1;POWER([$'ba'.O47];2)-POWER([$'bb'.O47];2)+[$'axi'.O$1];0;[.O47];2;0);[.O47])" office:value-type="float" office:value="0">
            <text:p>0</text:p>
          </table:table-cell>
          <table:table-cell table:style-name="ACE-6" table:formula="of:=IF([$'abs'.P47]&lt;2;COM.MICROSOFT.SWITCH([$'switches'.$A$1];1;POWER([$'ba'.P47];2)-POWER([$'bb'.P47];2)+[$'axi'.P$1];0;[.P47];2;0);[.P47])" office:value-type="float" office:value="0">
            <text:p>0</text:p>
          </table:table-cell>
          <table:table-cell table:style-name="ACE-6" table:formula="of:=IF([$'abs'.Q47]&lt;2;COM.MICROSOFT.SWITCH([$'switches'.$A$1];1;POWER([$'ba'.Q47];2)-POWER([$'bb'.Q47];2)+[$'axi'.Q$1];0;[.Q47];2;0);[.Q47])" office:value-type="float" office:value="0">
            <text:p>0</text:p>
          </table:table-cell>
          <table:table-cell table:style-name="ACE-6" table:formula="of:=IF([$'abs'.R47]&lt;2;COM.MICROSOFT.SWITCH([$'switches'.$A$1];1;POWER([$'ba'.R47];2)-POWER([$'bb'.R47];2)+[$'axi'.R$1];0;[.R47];2;0);[.R47])" office:value-type="float" office:value="0">
            <text:p>0</text:p>
          </table:table-cell>
          <table:table-cell table:style-name="ACE-6" table:formula="of:=IF([$'abs'.S47]&lt;2;COM.MICROSOFT.SWITCH([$'switches'.$A$1];1;POWER([$'ba'.S47];2)-POWER([$'bb'.S47];2)+[$'axi'.S$1];0;[.S47];2;0);[.S47])" office:value-type="float" office:value="0">
            <text:p>0</text:p>
          </table:table-cell>
          <table:table-cell table:style-name="ACE-6" table:formula="of:=IF([$'abs'.T47]&lt;2;COM.MICROSOFT.SWITCH([$'switches'.$A$1];1;POWER([$'ba'.T47];2)-POWER([$'bb'.T47];2)+[$'axi'.T$1];0;[.T47];2;0);[.T47])" office:value-type="float" office:value="0">
            <text:p>0</text:p>
          </table:table-cell>
          <table:table-cell table:style-name="ACE-6" table:formula="of:=IF([$'abs'.U47]&lt;2;COM.MICROSOFT.SWITCH([$'switches'.$A$1];1;POWER([$'ba'.U47];2)-POWER([$'bb'.U47];2)+[$'axi'.U$1];0;[.U47];2;0);[.U47])" office:value-type="float" office:value="0">
            <text:p>0</text:p>
          </table:table-cell>
          <table:table-cell table:style-name="ACE-6" table:formula="of:=IF([$'abs'.V47]&lt;2;COM.MICROSOFT.SWITCH([$'switches'.$A$1];1;POWER([$'ba'.V47];2)-POWER([$'bb'.V47];2)+[$'axi'.V$1];0;[.V47];2;0);[.V47])" office:value-type="float" office:value="0">
            <text:p>0</text:p>
          </table:table-cell>
          <table:table-cell table:style-name="ACE-6" table:formula="of:=IF([$'abs'.W47]&lt;2;COM.MICROSOFT.SWITCH([$'switches'.$A$1];1;POWER([$'ba'.W47];2)-POWER([$'bb'.W47];2)+[$'axi'.W$1];0;[.W47];2;0);[.W47])" office:value-type="float" office:value="0">
            <text:p>0</text:p>
          </table:table-cell>
          <table:table-cell table:style-name="ACE-6" table:formula="of:=IF([$'abs'.X47]&lt;2;COM.MICROSOFT.SWITCH([$'switches'.$A$1];1;POWER([$'ba'.X47];2)-POWER([$'bb'.X47];2)+[$'axi'.X$1];0;[.X47];2;0);[.X47])" office:value-type="float" office:value="0">
            <text:p>0</text:p>
          </table:table-cell>
          <table:table-cell table:style-name="ACE-6" table:formula="of:=IF([$'abs'.Y47]&lt;2;COM.MICROSOFT.SWITCH([$'switches'.$A$1];1;POWER([$'ba'.Y47];2)-POWER([$'bb'.Y47];2)+[$'axi'.Y$1];0;[.Y47];2;0);[.Y47])" office:value-type="float" office:value="0">
            <text:p>0</text:p>
          </table:table-cell>
          <table:table-cell table:style-name="ACE-6" table:formula="of:=IF([$'abs'.Z47]&lt;2;COM.MICROSOFT.SWITCH([$'switches'.$A$1];1;POWER([$'ba'.Z47];2)-POWER([$'bb'.Z47];2)+[$'axi'.Z$1];0;[.Z47];2;0);[.Z47])" office:value-type="float" office:value="0">
            <text:p>0</text:p>
          </table:table-cell>
          <table:table-cell table:style-name="ACE-6" table:formula="of:=IF([$'abs'.AA47]&lt;2;COM.MICROSOFT.SWITCH([$'switches'.$A$1];1;POWER([$'ba'.AA47];2)-POWER([$'bb'.AA47];2)+[$'axi'.AA$1];0;[.AA47];2;0);[.AA47])" office:value-type="float" office:value="0">
            <text:p>0</text:p>
          </table:table-cell>
          <table:table-cell table:style-name="ACE-6" table:formula="of:=IF([$'abs'.AB47]&lt;2;COM.MICROSOFT.SWITCH([$'switches'.$A$1];1;POWER([$'ba'.AB47];2)-POWER([$'bb'.AB47];2)+[$'axi'.AB$1];0;[.AB47];2;0);[.AB47])" office:value-type="float" office:value="0">
            <text:p>0</text:p>
          </table:table-cell>
          <table:table-cell table:style-name="ACE-6" table:formula="of:=IF([$'abs'.AC47]&lt;2;COM.MICROSOFT.SWITCH([$'switches'.$A$1];1;POWER([$'ba'.AC47];2)-POWER([$'bb'.AC47];2)+[$'axi'.AC$1];0;[.AC47];2;0);[.AC47])" office:value-type="float" office:value="0">
            <text:p>0</text:p>
          </table:table-cell>
          <table:table-cell table:style-name="ACE-6" table:formula="of:=IF([$'abs'.AD47]&lt;2;COM.MICROSOFT.SWITCH([$'switches'.$A$1];1;POWER([$'ba'.AD47];2)-POWER([$'bb'.AD47];2)+[$'axi'.AD$1];0;[.AD47];2;0);[.AD47])" office:value-type="float" office:value="0">
            <text:p>0</text:p>
          </table:table-cell>
          <table:table-cell table:style-name="ACE-6" table:formula="of:=IF([$'abs'.AE47]&lt;2;COM.MICROSOFT.SWITCH([$'switches'.$A$1];1;POWER([$'ba'.AE47];2)-POWER([$'bb'.AE47];2)+[$'axi'.AE$1];0;[.AE47];2;0);[.AE47])" office:value-type="float" office:value="0">
            <text:p>0</text:p>
          </table:table-cell>
          <table:table-cell table:style-name="ACE-6" table:formula="of:=IF([$'abs'.AF47]&lt;2;COM.MICROSOFT.SWITCH([$'switches'.$A$1];1;POWER([$'ba'.AF47];2)-POWER([$'bb'.AF47];2)+[$'axi'.AF$1];0;[.AF47];2;0);[.AF47])" office:value-type="float" office:value="0">
            <text:p>0</text:p>
          </table:table-cell>
          <table:table-cell table:style-name="ACE-6" table:formula="of:=IF([$'abs'.AG47]&lt;2;COM.MICROSOFT.SWITCH([$'switches'.$A$1];1;POWER([$'ba'.AG47];2)-POWER([$'bb'.AG47];2)+[$'axi'.AG$1];0;[.AG47];2;0);[.AG47])" office:value-type="float" office:value="0">
            <text:p>0</text:p>
          </table:table-cell>
          <table:table-cell table:style-name="ACE-6" table:formula="of:=IF([$'abs'.AH47]&lt;2;COM.MICROSOFT.SWITCH([$'switches'.$A$1];1;POWER([$'ba'.AH47];2)-POWER([$'bb'.AH47];2)+[$'axi'.AH$1];0;[.AH47];2;0);[.AH47])" office:value-type="float" office:value="0">
            <text:p>0</text:p>
          </table:table-cell>
          <table:table-cell table:style-name="ACE-6" table:formula="of:=IF([$'abs'.AI47]&lt;2;COM.MICROSOFT.SWITCH([$'switches'.$A$1];1;POWER([$'ba'.AI47];2)-POWER([$'bb'.AI47];2)+[$'axi'.AI$1];0;[.AI47];2;0);[.AI47])" office:value-type="float" office:value="0">
            <text:p>0</text:p>
          </table:table-cell>
          <table:table-cell table:style-name="ACE-6" table:formula="of:=IF([$'abs'.AJ47]&lt;2;COM.MICROSOFT.SWITCH([$'switches'.$A$1];1;POWER([$'ba'.AJ47];2)-POWER([$'bb'.AJ47];2)+[$'axi'.AJ$1];0;[.AJ47];2;0);[.AJ47])" office:value-type="float" office:value="0">
            <text:p>0</text:p>
          </table:table-cell>
          <table:table-cell table:style-name="ACE-6" table:formula="of:=IF([$'abs'.AK47]&lt;2;COM.MICROSOFT.SWITCH([$'switches'.$A$1];1;POWER([$'ba'.AK47];2)-POWER([$'bb'.AK47];2)+[$'axi'.AK$1];0;[.AK47];2;0);[.AK47])" office:value-type="float" office:value="0">
            <text:p>0</text:p>
          </table:table-cell>
          <table:table-cell table:style-name="ACE-6" table:formula="of:=IF([$'abs'.AL47]&lt;2;COM.MICROSOFT.SWITCH([$'switches'.$A$1];1;POWER([$'ba'.AL47];2)-POWER([$'bb'.AL47];2)+[$'axi'.AL$1];0;[.AL47];2;0);[.AL47])" office:value-type="float" office:value="0">
            <text:p>0</text:p>
          </table:table-cell>
          <table:table-cell table:style-name="ACE-6" table:formula="of:=IF([$'abs'.AM47]&lt;2;COM.MICROSOFT.SWITCH([$'switches'.$A$1];1;POWER([$'ba'.AM47];2)-POWER([$'bb'.AM47];2)+[$'axi'.AM$1];0;[.AM47];2;0);[.AM47])" office:value-type="float" office:value="0">
            <text:p>0</text:p>
          </table:table-cell>
          <table:table-cell table:style-name="ACE-6" table:formula="of:=IF([$'abs'.AN47]&lt;2;COM.MICROSOFT.SWITCH([$'switches'.$A$1];1;POWER([$'ba'.AN47];2)-POWER([$'bb'.AN47];2)+[$'axi'.AN$1];0;[.AN47];2;0);[.AN47])" office:value-type="float" office:value="0">
            <text:p>0</text:p>
          </table:table-cell>
          <table:table-cell table:style-name="ACE-6" table:formula="of:=IF([$'abs'.AO47]&lt;2;COM.MICROSOFT.SWITCH([$'switches'.$A$1];1;POWER([$'ba'.AO47];2)-POWER([$'bb'.AO47];2)+[$'axi'.AO$1];0;[.AO47];2;0);[.AO47])" office:value-type="float" office:value="0">
            <text:p>0</text:p>
          </table:table-cell>
          <table:table-cell table:style-name="ACE-6" table:formula="of:=IF([$'abs'.AP47]&lt;2;COM.MICROSOFT.SWITCH([$'switches'.$A$1];1;POWER([$'ba'.AP47];2)-POWER([$'bb'.AP47];2)+[$'axi'.AP$1];0;[.AP47];2;0);[.AP47])" office:value-type="float" office:value="0">
            <text:p>0</text:p>
          </table:table-cell>
          <table:table-cell table:style-name="ACE-6" table:formula="of:=IF([$'abs'.AQ47]&lt;2;COM.MICROSOFT.SWITCH([$'switches'.$A$1];1;POWER([$'ba'.AQ47];2)-POWER([$'bb'.AQ47];2)+[$'axi'.AQ$1];0;[.AQ47];2;0);[.AQ47])" office:value-type="float" office:value="0">
            <text:p>0</text:p>
          </table:table-cell>
          <table:table-cell table:style-name="ACE-6" table:formula="of:=IF([$'abs'.AR47]&lt;2;COM.MICROSOFT.SWITCH([$'switches'.$A$1];1;POWER([$'ba'.AR47];2)-POWER([$'bb'.AR47];2)+[$'axi'.AR$1];0;[.AR47];2;0);[.AR47])" office:value-type="float" office:value="0">
            <text:p>0</text:p>
          </table:table-cell>
          <table:table-cell table:style-name="ACE-6" table:formula="of:=IF([$'abs'.AS47]&lt;2;COM.MICROSOFT.SWITCH([$'switches'.$A$1];1;POWER([$'ba'.AS47];2)-POWER([$'bb'.AS47];2)+[$'axi'.AS$1];0;[.AS47];2;0);[.AS47])" office:value-type="float" office:value="0">
            <text:p>0</text:p>
          </table:table-cell>
          <table:table-cell table:style-name="ACE-6" table:formula="of:=IF([$'abs'.AT47]&lt;2;COM.MICROSOFT.SWITCH([$'switches'.$A$1];1;POWER([$'ba'.AT47];2)-POWER([$'bb'.AT47];2)+[$'axi'.AT$1];0;[.AT47];2;0);[.AT47])" office:value-type="float" office:value="0">
            <text:p>0</text:p>
          </table:table-cell>
          <table:table-cell table:style-name="ACE-6" table:formula="of:=IF([$'abs'.AU47]&lt;2;COM.MICROSOFT.SWITCH([$'switches'.$A$1];1;POWER([$'ba'.AU47];2)-POWER([$'bb'.AU47];2)+[$'axi'.AU$1];0;[.AU47];2;0);[.AU47])" office:value-type="float" office:value="0">
            <text:p>0</text:p>
          </table:table-cell>
          <table:table-cell table:style-name="ACE-6" table:formula="of:=IF([$'abs'.AV47]&lt;2;COM.MICROSOFT.SWITCH([$'switches'.$A$1];1;POWER([$'ba'.AV47];2)-POWER([$'bb'.AV47];2)+[$'axi'.AV$1];0;[.AV47];2;0);[.AV47])" office:value-type="float" office:value="0">
            <text:p>0</text:p>
          </table:table-cell>
          <table:table-cell table:style-name="ACE-6" table:formula="of:=IF([$'abs'.AW47]&lt;2;COM.MICROSOFT.SWITCH([$'switches'.$A$1];1;POWER([$'ba'.AW47];2)-POWER([$'bb'.AW47];2)+[$'axi'.AW$1];0;[.AW47];2;0);[.AW47])" office:value-type="float" office:value="0">
            <text:p>0</text:p>
          </table:table-cell>
          <table:table-cell table:style-name="ACE-6" table:formula="of:=IF([$'abs'.AX47]&lt;2;COM.MICROSOFT.SWITCH([$'switches'.$A$1];1;POWER([$'ba'.AX47];2)-POWER([$'bb'.AX47];2)+[$'axi'.AX$1];0;[.AX47];2;0);[.AX47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8]&lt;2;COM.MICROSOFT.SWITCH([$'switches'.$A$1];1;POWER([$'ba'.B48];2)-POWER([$'bb'.B48];2)+[$'axi'.B$1];0;[.B48];2;0);[.B48])" office:value-type="float" office:value="0">
            <text:p>0</text:p>
          </table:table-cell>
          <table:table-cell table:style-name="ACE-6" table:formula="of:=IF([$'abs'.C48]&lt;2;COM.MICROSOFT.SWITCH([$'switches'.$A$1];1;POWER([$'ba'.C48];2)-POWER([$'bb'.C48];2)+[$'axi'.C$1];0;[.C48];2;0);[.C48])" office:value-type="float" office:value="0">
            <text:p>0</text:p>
          </table:table-cell>
          <table:table-cell table:style-name="ACE-6" table:formula="of:=IF([$'abs'.D48]&lt;2;COM.MICROSOFT.SWITCH([$'switches'.$A$1];1;POWER([$'ba'.D48];2)-POWER([$'bb'.D48];2)+[$'axi'.D$1];0;[.D48];2;0);[.D48])" office:value-type="float" office:value="0">
            <text:p>0</text:p>
          </table:table-cell>
          <table:table-cell table:style-name="ACE-6" table:formula="of:=IF([$'abs'.E48]&lt;2;COM.MICROSOFT.SWITCH([$'switches'.$A$1];1;POWER([$'ba'.E48];2)-POWER([$'bb'.E48];2)+[$'axi'.E$1];0;[.E48];2;0);[.E48])" office:value-type="float" office:value="0">
            <text:p>0</text:p>
          </table:table-cell>
          <table:table-cell table:style-name="ACE-6" table:formula="of:=IF([$'abs'.F48]&lt;2;COM.MICROSOFT.SWITCH([$'switches'.$A$1];1;POWER([$'ba'.F48];2)-POWER([$'bb'.F48];2)+[$'axi'.F$1];0;[.F48];2;0);[.F48])" office:value-type="float" office:value="0">
            <text:p>0</text:p>
          </table:table-cell>
          <table:table-cell table:style-name="ACE-6" table:formula="of:=IF([$'abs'.G48]&lt;2;COM.MICROSOFT.SWITCH([$'switches'.$A$1];1;POWER([$'ba'.G48];2)-POWER([$'bb'.G48];2)+[$'axi'.G$1];0;[.G48];2;0);[.G48])" office:value-type="float" office:value="0">
            <text:p>0</text:p>
          </table:table-cell>
          <table:table-cell table:style-name="ACE-6" table:formula="of:=IF([$'abs'.H48]&lt;2;COM.MICROSOFT.SWITCH([$'switches'.$A$1];1;POWER([$'ba'.H48];2)-POWER([$'bb'.H48];2)+[$'axi'.H$1];0;[.H48];2;0);[.H48])" office:value-type="float" office:value="0">
            <text:p>0</text:p>
          </table:table-cell>
          <table:table-cell table:style-name="ACE-6" table:formula="of:=IF([$'abs'.I48]&lt;2;COM.MICROSOFT.SWITCH([$'switches'.$A$1];1;POWER([$'ba'.I48];2)-POWER([$'bb'.I48];2)+[$'axi'.I$1];0;[.I48];2;0);[.I48])" office:value-type="float" office:value="0">
            <text:p>0</text:p>
          </table:table-cell>
          <table:table-cell table:style-name="ACE-6" table:formula="of:=IF([$'abs'.J48]&lt;2;COM.MICROSOFT.SWITCH([$'switches'.$A$1];1;POWER([$'ba'.J48];2)-POWER([$'bb'.J48];2)+[$'axi'.J$1];0;[.J48];2;0);[.J48])" office:value-type="float" office:value="0">
            <text:p>0</text:p>
          </table:table-cell>
          <table:table-cell table:style-name="ACE-6" table:formula="of:=IF([$'abs'.K48]&lt;2;COM.MICROSOFT.SWITCH([$'switches'.$A$1];1;POWER([$'ba'.K48];2)-POWER([$'bb'.K48];2)+[$'axi'.K$1];0;[.K48];2;0);[.K48])" office:value-type="float" office:value="0">
            <text:p>0</text:p>
          </table:table-cell>
          <table:table-cell table:style-name="ACE-6" table:formula="of:=IF([$'abs'.L48]&lt;2;COM.MICROSOFT.SWITCH([$'switches'.$A$1];1;POWER([$'ba'.L48];2)-POWER([$'bb'.L48];2)+[$'axi'.L$1];0;[.L48];2;0);[.L48])" office:value-type="float" office:value="0">
            <text:p>0</text:p>
          </table:table-cell>
          <table:table-cell table:style-name="ACE-6" table:formula="of:=IF([$'abs'.M48]&lt;2;COM.MICROSOFT.SWITCH([$'switches'.$A$1];1;POWER([$'ba'.M48];2)-POWER([$'bb'.M48];2)+[$'axi'.M$1];0;[.M48];2;0);[.M48])" office:value-type="float" office:value="0">
            <text:p>0</text:p>
          </table:table-cell>
          <table:table-cell table:style-name="ACE-6" table:formula="of:=IF([$'abs'.N48]&lt;2;COM.MICROSOFT.SWITCH([$'switches'.$A$1];1;POWER([$'ba'.N48];2)-POWER([$'bb'.N48];2)+[$'axi'.N$1];0;[.N48];2;0);[.N48])" office:value-type="float" office:value="0">
            <text:p>0</text:p>
          </table:table-cell>
          <table:table-cell table:style-name="ACE-6" table:formula="of:=IF([$'abs'.O48]&lt;2;COM.MICROSOFT.SWITCH([$'switches'.$A$1];1;POWER([$'ba'.O48];2)-POWER([$'bb'.O48];2)+[$'axi'.O$1];0;[.O48];2;0);[.O48])" office:value-type="float" office:value="0">
            <text:p>0</text:p>
          </table:table-cell>
          <table:table-cell table:style-name="ACE-6" table:formula="of:=IF([$'abs'.P48]&lt;2;COM.MICROSOFT.SWITCH([$'switches'.$A$1];1;POWER([$'ba'.P48];2)-POWER([$'bb'.P48];2)+[$'axi'.P$1];0;[.P48];2;0);[.P48])" office:value-type="float" office:value="0">
            <text:p>0</text:p>
          </table:table-cell>
          <table:table-cell table:style-name="ACE-6" table:formula="of:=IF([$'abs'.Q48]&lt;2;COM.MICROSOFT.SWITCH([$'switches'.$A$1];1;POWER([$'ba'.Q48];2)-POWER([$'bb'.Q48];2)+[$'axi'.Q$1];0;[.Q48];2;0);[.Q48])" office:value-type="float" office:value="0">
            <text:p>0</text:p>
          </table:table-cell>
          <table:table-cell table:style-name="ACE-6" table:formula="of:=IF([$'abs'.R48]&lt;2;COM.MICROSOFT.SWITCH([$'switches'.$A$1];1;POWER([$'ba'.R48];2)-POWER([$'bb'.R48];2)+[$'axi'.R$1];0;[.R48];2;0);[.R48])" office:value-type="float" office:value="0">
            <text:p>0</text:p>
          </table:table-cell>
          <table:table-cell table:style-name="ACE-6" table:formula="of:=IF([$'abs'.S48]&lt;2;COM.MICROSOFT.SWITCH([$'switches'.$A$1];1;POWER([$'ba'.S48];2)-POWER([$'bb'.S48];2)+[$'axi'.S$1];0;[.S48];2;0);[.S48])" office:value-type="float" office:value="0">
            <text:p>0</text:p>
          </table:table-cell>
          <table:table-cell table:style-name="ACE-6" table:formula="of:=IF([$'abs'.T48]&lt;2;COM.MICROSOFT.SWITCH([$'switches'.$A$1];1;POWER([$'ba'.T48];2)-POWER([$'bb'.T48];2)+[$'axi'.T$1];0;[.T48];2;0);[.T48])" office:value-type="float" office:value="0">
            <text:p>0</text:p>
          </table:table-cell>
          <table:table-cell table:style-name="ACE-6" table:formula="of:=IF([$'abs'.U48]&lt;2;COM.MICROSOFT.SWITCH([$'switches'.$A$1];1;POWER([$'ba'.U48];2)-POWER([$'bb'.U48];2)+[$'axi'.U$1];0;[.U48];2;0);[.U48])" office:value-type="float" office:value="0">
            <text:p>0</text:p>
          </table:table-cell>
          <table:table-cell table:style-name="ACE-6" table:formula="of:=IF([$'abs'.V48]&lt;2;COM.MICROSOFT.SWITCH([$'switches'.$A$1];1;POWER([$'ba'.V48];2)-POWER([$'bb'.V48];2)+[$'axi'.V$1];0;[.V48];2;0);[.V48])" office:value-type="float" office:value="0">
            <text:p>0</text:p>
          </table:table-cell>
          <table:table-cell table:style-name="ACE-6" table:formula="of:=IF([$'abs'.W48]&lt;2;COM.MICROSOFT.SWITCH([$'switches'.$A$1];1;POWER([$'ba'.W48];2)-POWER([$'bb'.W48];2)+[$'axi'.W$1];0;[.W48];2;0);[.W48])" office:value-type="float" office:value="0">
            <text:p>0</text:p>
          </table:table-cell>
          <table:table-cell table:style-name="ACE-6" table:formula="of:=IF([$'abs'.X48]&lt;2;COM.MICROSOFT.SWITCH([$'switches'.$A$1];1;POWER([$'ba'.X48];2)-POWER([$'bb'.X48];2)+[$'axi'.X$1];0;[.X48];2;0);[.X48])" office:value-type="float" office:value="0">
            <text:p>0</text:p>
          </table:table-cell>
          <table:table-cell table:style-name="ACE-6" table:formula="of:=IF([$'abs'.Y48]&lt;2;COM.MICROSOFT.SWITCH([$'switches'.$A$1];1;POWER([$'ba'.Y48];2)-POWER([$'bb'.Y48];2)+[$'axi'.Y$1];0;[.Y48];2;0);[.Y48])" office:value-type="float" office:value="0">
            <text:p>0</text:p>
          </table:table-cell>
          <table:table-cell table:style-name="ACE-6" table:formula="of:=IF([$'abs'.Z48]&lt;2;COM.MICROSOFT.SWITCH([$'switches'.$A$1];1;POWER([$'ba'.Z48];2)-POWER([$'bb'.Z48];2)+[$'axi'.Z$1];0;[.Z48];2;0);[.Z48])" office:value-type="float" office:value="0">
            <text:p>0</text:p>
          </table:table-cell>
          <table:table-cell table:style-name="ACE-6" table:formula="of:=IF([$'abs'.AA48]&lt;2;COM.MICROSOFT.SWITCH([$'switches'.$A$1];1;POWER([$'ba'.AA48];2)-POWER([$'bb'.AA48];2)+[$'axi'.AA$1];0;[.AA48];2;0);[.AA48])" office:value-type="float" office:value="0">
            <text:p>0</text:p>
          </table:table-cell>
          <table:table-cell table:style-name="ACE-6" table:formula="of:=IF([$'abs'.AB48]&lt;2;COM.MICROSOFT.SWITCH([$'switches'.$A$1];1;POWER([$'ba'.AB48];2)-POWER([$'bb'.AB48];2)+[$'axi'.AB$1];0;[.AB48];2;0);[.AB48])" office:value-type="float" office:value="0">
            <text:p>0</text:p>
          </table:table-cell>
          <table:table-cell table:style-name="ACE-6" table:formula="of:=IF([$'abs'.AC48]&lt;2;COM.MICROSOFT.SWITCH([$'switches'.$A$1];1;POWER([$'ba'.AC48];2)-POWER([$'bb'.AC48];2)+[$'axi'.AC$1];0;[.AC48];2;0);[.AC48])" office:value-type="float" office:value="0">
            <text:p>0</text:p>
          </table:table-cell>
          <table:table-cell table:style-name="ACE-6" table:formula="of:=IF([$'abs'.AD48]&lt;2;COM.MICROSOFT.SWITCH([$'switches'.$A$1];1;POWER([$'ba'.AD48];2)-POWER([$'bb'.AD48];2)+[$'axi'.AD$1];0;[.AD48];2;0);[.AD48])" office:value-type="float" office:value="0">
            <text:p>0</text:p>
          </table:table-cell>
          <table:table-cell table:style-name="ACE-6" table:formula="of:=IF([$'abs'.AE48]&lt;2;COM.MICROSOFT.SWITCH([$'switches'.$A$1];1;POWER([$'ba'.AE48];2)-POWER([$'bb'.AE48];2)+[$'axi'.AE$1];0;[.AE48];2;0);[.AE48])" office:value-type="float" office:value="0">
            <text:p>0</text:p>
          </table:table-cell>
          <table:table-cell table:style-name="ACE-6" table:formula="of:=IF([$'abs'.AF48]&lt;2;COM.MICROSOFT.SWITCH([$'switches'.$A$1];1;POWER([$'ba'.AF48];2)-POWER([$'bb'.AF48];2)+[$'axi'.AF$1];0;[.AF48];2;0);[.AF48])" office:value-type="float" office:value="0">
            <text:p>0</text:p>
          </table:table-cell>
          <table:table-cell table:style-name="ACE-6" table:formula="of:=IF([$'abs'.AG48]&lt;2;COM.MICROSOFT.SWITCH([$'switches'.$A$1];1;POWER([$'ba'.AG48];2)-POWER([$'bb'.AG48];2)+[$'axi'.AG$1];0;[.AG48];2;0);[.AG48])" office:value-type="float" office:value="0">
            <text:p>0</text:p>
          </table:table-cell>
          <table:table-cell table:style-name="ACE-6" table:formula="of:=IF([$'abs'.AH48]&lt;2;COM.MICROSOFT.SWITCH([$'switches'.$A$1];1;POWER([$'ba'.AH48];2)-POWER([$'bb'.AH48];2)+[$'axi'.AH$1];0;[.AH48];2;0);[.AH48])" office:value-type="float" office:value="0">
            <text:p>0</text:p>
          </table:table-cell>
          <table:table-cell table:style-name="ACE-6" table:formula="of:=IF([$'abs'.AI48]&lt;2;COM.MICROSOFT.SWITCH([$'switches'.$A$1];1;POWER([$'ba'.AI48];2)-POWER([$'bb'.AI48];2)+[$'axi'.AI$1];0;[.AI48];2;0);[.AI48])" office:value-type="float" office:value="0">
            <text:p>0</text:p>
          </table:table-cell>
          <table:table-cell table:style-name="ACE-6" table:formula="of:=IF([$'abs'.AJ48]&lt;2;COM.MICROSOFT.SWITCH([$'switches'.$A$1];1;POWER([$'ba'.AJ48];2)-POWER([$'bb'.AJ48];2)+[$'axi'.AJ$1];0;[.AJ48];2;0);[.AJ48])" office:value-type="float" office:value="0">
            <text:p>0</text:p>
          </table:table-cell>
          <table:table-cell table:style-name="ACE-6" table:formula="of:=IF([$'abs'.AK48]&lt;2;COM.MICROSOFT.SWITCH([$'switches'.$A$1];1;POWER([$'ba'.AK48];2)-POWER([$'bb'.AK48];2)+[$'axi'.AK$1];0;[.AK48];2;0);[.AK48])" office:value-type="float" office:value="0">
            <text:p>0</text:p>
          </table:table-cell>
          <table:table-cell table:style-name="ACE-6" table:formula="of:=IF([$'abs'.AL48]&lt;2;COM.MICROSOFT.SWITCH([$'switches'.$A$1];1;POWER([$'ba'.AL48];2)-POWER([$'bb'.AL48];2)+[$'axi'.AL$1];0;[.AL48];2;0);[.AL48])" office:value-type="float" office:value="0">
            <text:p>0</text:p>
          </table:table-cell>
          <table:table-cell table:style-name="ACE-6" table:formula="of:=IF([$'abs'.AM48]&lt;2;COM.MICROSOFT.SWITCH([$'switches'.$A$1];1;POWER([$'ba'.AM48];2)-POWER([$'bb'.AM48];2)+[$'axi'.AM$1];0;[.AM48];2;0);[.AM48])" office:value-type="float" office:value="0">
            <text:p>0</text:p>
          </table:table-cell>
          <table:table-cell table:style-name="ACE-6" table:formula="of:=IF([$'abs'.AN48]&lt;2;COM.MICROSOFT.SWITCH([$'switches'.$A$1];1;POWER([$'ba'.AN48];2)-POWER([$'bb'.AN48];2)+[$'axi'.AN$1];0;[.AN48];2;0);[.AN48])" office:value-type="float" office:value="0">
            <text:p>0</text:p>
          </table:table-cell>
          <table:table-cell table:style-name="ACE-6" table:formula="of:=IF([$'abs'.AO48]&lt;2;COM.MICROSOFT.SWITCH([$'switches'.$A$1];1;POWER([$'ba'.AO48];2)-POWER([$'bb'.AO48];2)+[$'axi'.AO$1];0;[.AO48];2;0);[.AO48])" office:value-type="float" office:value="0">
            <text:p>0</text:p>
          </table:table-cell>
          <table:table-cell table:style-name="ACE-6" table:formula="of:=IF([$'abs'.AP48]&lt;2;COM.MICROSOFT.SWITCH([$'switches'.$A$1];1;POWER([$'ba'.AP48];2)-POWER([$'bb'.AP48];2)+[$'axi'.AP$1];0;[.AP48];2;0);[.AP48])" office:value-type="float" office:value="0">
            <text:p>0</text:p>
          </table:table-cell>
          <table:table-cell table:style-name="ACE-6" table:formula="of:=IF([$'abs'.AQ48]&lt;2;COM.MICROSOFT.SWITCH([$'switches'.$A$1];1;POWER([$'ba'.AQ48];2)-POWER([$'bb'.AQ48];2)+[$'axi'.AQ$1];0;[.AQ48];2;0);[.AQ48])" office:value-type="float" office:value="0">
            <text:p>0</text:p>
          </table:table-cell>
          <table:table-cell table:style-name="ACE-6" table:formula="of:=IF([$'abs'.AR48]&lt;2;COM.MICROSOFT.SWITCH([$'switches'.$A$1];1;POWER([$'ba'.AR48];2)-POWER([$'bb'.AR48];2)+[$'axi'.AR$1];0;[.AR48];2;0);[.AR48])" office:value-type="float" office:value="0">
            <text:p>0</text:p>
          </table:table-cell>
          <table:table-cell table:style-name="ACE-6" table:formula="of:=IF([$'abs'.AS48]&lt;2;COM.MICROSOFT.SWITCH([$'switches'.$A$1];1;POWER([$'ba'.AS48];2)-POWER([$'bb'.AS48];2)+[$'axi'.AS$1];0;[.AS48];2;0);[.AS48])" office:value-type="float" office:value="0">
            <text:p>0</text:p>
          </table:table-cell>
          <table:table-cell table:style-name="ACE-6" table:formula="of:=IF([$'abs'.AT48]&lt;2;COM.MICROSOFT.SWITCH([$'switches'.$A$1];1;POWER([$'ba'.AT48];2)-POWER([$'bb'.AT48];2)+[$'axi'.AT$1];0;[.AT48];2;0);[.AT48])" office:value-type="float" office:value="0">
            <text:p>0</text:p>
          </table:table-cell>
          <table:table-cell table:style-name="ACE-6" table:formula="of:=IF([$'abs'.AU48]&lt;2;COM.MICROSOFT.SWITCH([$'switches'.$A$1];1;POWER([$'ba'.AU48];2)-POWER([$'bb'.AU48];2)+[$'axi'.AU$1];0;[.AU48];2;0);[.AU48])" office:value-type="float" office:value="0">
            <text:p>0</text:p>
          </table:table-cell>
          <table:table-cell table:style-name="ACE-6" table:formula="of:=IF([$'abs'.AV48]&lt;2;COM.MICROSOFT.SWITCH([$'switches'.$A$1];1;POWER([$'ba'.AV48];2)-POWER([$'bb'.AV48];2)+[$'axi'.AV$1];0;[.AV48];2;0);[.AV48])" office:value-type="float" office:value="0">
            <text:p>0</text:p>
          </table:table-cell>
          <table:table-cell table:style-name="ACE-6" table:formula="of:=IF([$'abs'.AW48]&lt;2;COM.MICROSOFT.SWITCH([$'switches'.$A$1];1;POWER([$'ba'.AW48];2)-POWER([$'bb'.AW48];2)+[$'axi'.AW$1];0;[.AW48];2;0);[.AW48])" office:value-type="float" office:value="0">
            <text:p>0</text:p>
          </table:table-cell>
          <table:table-cell table:style-name="ACE-6" table:formula="of:=IF([$'abs'.AX48]&lt;2;COM.MICROSOFT.SWITCH([$'switches'.$A$1];1;POWER([$'ba'.AX48];2)-POWER([$'bb'.AX48];2)+[$'axi'.AX$1];0;[.AX48];2;0);[.AX48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49]&lt;2;COM.MICROSOFT.SWITCH([$'switches'.$A$1];1;POWER([$'ba'.B49];2)-POWER([$'bb'.B49];2)+[$'axi'.B$1];0;[.B49];2;0);[.B49])" office:value-type="float" office:value="0">
            <text:p>0</text:p>
          </table:table-cell>
          <table:table-cell table:style-name="ACE-6" table:formula="of:=IF([$'abs'.C49]&lt;2;COM.MICROSOFT.SWITCH([$'switches'.$A$1];1;POWER([$'ba'.C49];2)-POWER([$'bb'.C49];2)+[$'axi'.C$1];0;[.C49];2;0);[.C49])" office:value-type="float" office:value="0">
            <text:p>0</text:p>
          </table:table-cell>
          <table:table-cell table:style-name="ACE-6" table:formula="of:=IF([$'abs'.D49]&lt;2;COM.MICROSOFT.SWITCH([$'switches'.$A$1];1;POWER([$'ba'.D49];2)-POWER([$'bb'.D49];2)+[$'axi'.D$1];0;[.D49];2;0);[.D49])" office:value-type="float" office:value="0">
            <text:p>0</text:p>
          </table:table-cell>
          <table:table-cell table:style-name="ACE-6" table:formula="of:=IF([$'abs'.E49]&lt;2;COM.MICROSOFT.SWITCH([$'switches'.$A$1];1;POWER([$'ba'.E49];2)-POWER([$'bb'.E49];2)+[$'axi'.E$1];0;[.E49];2;0);[.E49])" office:value-type="float" office:value="0">
            <text:p>0</text:p>
          </table:table-cell>
          <table:table-cell table:style-name="ACE-6" table:formula="of:=IF([$'abs'.F49]&lt;2;COM.MICROSOFT.SWITCH([$'switches'.$A$1];1;POWER([$'ba'.F49];2)-POWER([$'bb'.F49];2)+[$'axi'.F$1];0;[.F49];2;0);[.F49])" office:value-type="float" office:value="0">
            <text:p>0</text:p>
          </table:table-cell>
          <table:table-cell table:style-name="ACE-6" table:formula="of:=IF([$'abs'.G49]&lt;2;COM.MICROSOFT.SWITCH([$'switches'.$A$1];1;POWER([$'ba'.G49];2)-POWER([$'bb'.G49];2)+[$'axi'.G$1];0;[.G49];2;0);[.G49])" office:value-type="float" office:value="0">
            <text:p>0</text:p>
          </table:table-cell>
          <table:table-cell table:style-name="ACE-6" table:formula="of:=IF([$'abs'.H49]&lt;2;COM.MICROSOFT.SWITCH([$'switches'.$A$1];1;POWER([$'ba'.H49];2)-POWER([$'bb'.H49];2)+[$'axi'.H$1];0;[.H49];2;0);[.H49])" office:value-type="float" office:value="0">
            <text:p>0</text:p>
          </table:table-cell>
          <table:table-cell table:style-name="ACE-6" table:formula="of:=IF([$'abs'.I49]&lt;2;COM.MICROSOFT.SWITCH([$'switches'.$A$1];1;POWER([$'ba'.I49];2)-POWER([$'bb'.I49];2)+[$'axi'.I$1];0;[.I49];2;0);[.I49])" office:value-type="float" office:value="0">
            <text:p>0</text:p>
          </table:table-cell>
          <table:table-cell table:style-name="ACE-6" table:formula="of:=IF([$'abs'.J49]&lt;2;COM.MICROSOFT.SWITCH([$'switches'.$A$1];1;POWER([$'ba'.J49];2)-POWER([$'bb'.J49];2)+[$'axi'.J$1];0;[.J49];2;0);[.J49])" office:value-type="float" office:value="0">
            <text:p>0</text:p>
          </table:table-cell>
          <table:table-cell table:style-name="ACE-6" table:formula="of:=IF([$'abs'.K49]&lt;2;COM.MICROSOFT.SWITCH([$'switches'.$A$1];1;POWER([$'ba'.K49];2)-POWER([$'bb'.K49];2)+[$'axi'.K$1];0;[.K49];2;0);[.K49])" office:value-type="float" office:value="0">
            <text:p>0</text:p>
          </table:table-cell>
          <table:table-cell table:style-name="ACE-6" table:formula="of:=IF([$'abs'.L49]&lt;2;COM.MICROSOFT.SWITCH([$'switches'.$A$1];1;POWER([$'ba'.L49];2)-POWER([$'bb'.L49];2)+[$'axi'.L$1];0;[.L49];2;0);[.L49])" office:value-type="float" office:value="0">
            <text:p>0</text:p>
          </table:table-cell>
          <table:table-cell table:style-name="ACE-6" table:formula="of:=IF([$'abs'.M49]&lt;2;COM.MICROSOFT.SWITCH([$'switches'.$A$1];1;POWER([$'ba'.M49];2)-POWER([$'bb'.M49];2)+[$'axi'.M$1];0;[.M49];2;0);[.M49])" office:value-type="float" office:value="0">
            <text:p>0</text:p>
          </table:table-cell>
          <table:table-cell table:style-name="ACE-6" table:formula="of:=IF([$'abs'.N49]&lt;2;COM.MICROSOFT.SWITCH([$'switches'.$A$1];1;POWER([$'ba'.N49];2)-POWER([$'bb'.N49];2)+[$'axi'.N$1];0;[.N49];2;0);[.N49])" office:value-type="float" office:value="0">
            <text:p>0</text:p>
          </table:table-cell>
          <table:table-cell table:style-name="ACE-6" table:formula="of:=IF([$'abs'.O49]&lt;2;COM.MICROSOFT.SWITCH([$'switches'.$A$1];1;POWER([$'ba'.O49];2)-POWER([$'bb'.O49];2)+[$'axi'.O$1];0;[.O49];2;0);[.O49])" office:value-type="float" office:value="0">
            <text:p>0</text:p>
          </table:table-cell>
          <table:table-cell table:style-name="ACE-6" table:formula="of:=IF([$'abs'.P49]&lt;2;COM.MICROSOFT.SWITCH([$'switches'.$A$1];1;POWER([$'ba'.P49];2)-POWER([$'bb'.P49];2)+[$'axi'.P$1];0;[.P49];2;0);[.P49])" office:value-type="float" office:value="0">
            <text:p>0</text:p>
          </table:table-cell>
          <table:table-cell table:style-name="ACE-6" table:formula="of:=IF([$'abs'.Q49]&lt;2;COM.MICROSOFT.SWITCH([$'switches'.$A$1];1;POWER([$'ba'.Q49];2)-POWER([$'bb'.Q49];2)+[$'axi'.Q$1];0;[.Q49];2;0);[.Q49])" office:value-type="float" office:value="0">
            <text:p>0</text:p>
          </table:table-cell>
          <table:table-cell table:style-name="ACE-6" table:formula="of:=IF([$'abs'.R49]&lt;2;COM.MICROSOFT.SWITCH([$'switches'.$A$1];1;POWER([$'ba'.R49];2)-POWER([$'bb'.R49];2)+[$'axi'.R$1];0;[.R49];2;0);[.R49])" office:value-type="float" office:value="0">
            <text:p>0</text:p>
          </table:table-cell>
          <table:table-cell table:style-name="ACE-6" table:formula="of:=IF([$'abs'.S49]&lt;2;COM.MICROSOFT.SWITCH([$'switches'.$A$1];1;POWER([$'ba'.S49];2)-POWER([$'bb'.S49];2)+[$'axi'.S$1];0;[.S49];2;0);[.S49])" office:value-type="float" office:value="0">
            <text:p>0</text:p>
          </table:table-cell>
          <table:table-cell table:style-name="ACE-6" table:formula="of:=IF([$'abs'.T49]&lt;2;COM.MICROSOFT.SWITCH([$'switches'.$A$1];1;POWER([$'ba'.T49];2)-POWER([$'bb'.T49];2)+[$'axi'.T$1];0;[.T49];2;0);[.T49])" office:value-type="float" office:value="0">
            <text:p>0</text:p>
          </table:table-cell>
          <table:table-cell table:style-name="ACE-6" table:formula="of:=IF([$'abs'.U49]&lt;2;COM.MICROSOFT.SWITCH([$'switches'.$A$1];1;POWER([$'ba'.U49];2)-POWER([$'bb'.U49];2)+[$'axi'.U$1];0;[.U49];2;0);[.U49])" office:value-type="float" office:value="0">
            <text:p>0</text:p>
          </table:table-cell>
          <table:table-cell table:style-name="ACE-6" table:formula="of:=IF([$'abs'.V49]&lt;2;COM.MICROSOFT.SWITCH([$'switches'.$A$1];1;POWER([$'ba'.V49];2)-POWER([$'bb'.V49];2)+[$'axi'.V$1];0;[.V49];2;0);[.V49])" office:value-type="float" office:value="0">
            <text:p>0</text:p>
          </table:table-cell>
          <table:table-cell table:style-name="ACE-6" table:formula="of:=IF([$'abs'.W49]&lt;2;COM.MICROSOFT.SWITCH([$'switches'.$A$1];1;POWER([$'ba'.W49];2)-POWER([$'bb'.W49];2)+[$'axi'.W$1];0;[.W49];2;0);[.W49])" office:value-type="float" office:value="0">
            <text:p>0</text:p>
          </table:table-cell>
          <table:table-cell table:style-name="ACE-6" table:formula="of:=IF([$'abs'.X49]&lt;2;COM.MICROSOFT.SWITCH([$'switches'.$A$1];1;POWER([$'ba'.X49];2)-POWER([$'bb'.X49];2)+[$'axi'.X$1];0;[.X49];2;0);[.X49])" office:value-type="float" office:value="0">
            <text:p>0</text:p>
          </table:table-cell>
          <table:table-cell table:style-name="ACE-6" table:formula="of:=IF([$'abs'.Y49]&lt;2;COM.MICROSOFT.SWITCH([$'switches'.$A$1];1;POWER([$'ba'.Y49];2)-POWER([$'bb'.Y49];2)+[$'axi'.Y$1];0;[.Y49];2;0);[.Y49])" office:value-type="float" office:value="0">
            <text:p>0</text:p>
          </table:table-cell>
          <table:table-cell table:style-name="ACE-6" table:formula="of:=IF([$'abs'.Z49]&lt;2;COM.MICROSOFT.SWITCH([$'switches'.$A$1];1;POWER([$'ba'.Z49];2)-POWER([$'bb'.Z49];2)+[$'axi'.Z$1];0;[.Z49];2;0);[.Z49])" office:value-type="float" office:value="0">
            <text:p>0</text:p>
          </table:table-cell>
          <table:table-cell table:style-name="ACE-6" table:formula="of:=IF([$'abs'.AA49]&lt;2;COM.MICROSOFT.SWITCH([$'switches'.$A$1];1;POWER([$'ba'.AA49];2)-POWER([$'bb'.AA49];2)+[$'axi'.AA$1];0;[.AA49];2;0);[.AA49])" office:value-type="float" office:value="0">
            <text:p>0</text:p>
          </table:table-cell>
          <table:table-cell table:style-name="ACE-6" table:formula="of:=IF([$'abs'.AB49]&lt;2;COM.MICROSOFT.SWITCH([$'switches'.$A$1];1;POWER([$'ba'.AB49];2)-POWER([$'bb'.AB49];2)+[$'axi'.AB$1];0;[.AB49];2;0);[.AB49])" office:value-type="float" office:value="0">
            <text:p>0</text:p>
          </table:table-cell>
          <table:table-cell table:style-name="ACE-6" table:formula="of:=IF([$'abs'.AC49]&lt;2;COM.MICROSOFT.SWITCH([$'switches'.$A$1];1;POWER([$'ba'.AC49];2)-POWER([$'bb'.AC49];2)+[$'axi'.AC$1];0;[.AC49];2;0);[.AC49])" office:value-type="float" office:value="0">
            <text:p>0</text:p>
          </table:table-cell>
          <table:table-cell table:style-name="ACE-6" table:formula="of:=IF([$'abs'.AD49]&lt;2;COM.MICROSOFT.SWITCH([$'switches'.$A$1];1;POWER([$'ba'.AD49];2)-POWER([$'bb'.AD49];2)+[$'axi'.AD$1];0;[.AD49];2;0);[.AD49])" office:value-type="float" office:value="0">
            <text:p>0</text:p>
          </table:table-cell>
          <table:table-cell table:style-name="ACE-6" table:formula="of:=IF([$'abs'.AE49]&lt;2;COM.MICROSOFT.SWITCH([$'switches'.$A$1];1;POWER([$'ba'.AE49];2)-POWER([$'bb'.AE49];2)+[$'axi'.AE$1];0;[.AE49];2;0);[.AE49])" office:value-type="float" office:value="0">
            <text:p>0</text:p>
          </table:table-cell>
          <table:table-cell table:style-name="ACE-6" table:formula="of:=IF([$'abs'.AF49]&lt;2;COM.MICROSOFT.SWITCH([$'switches'.$A$1];1;POWER([$'ba'.AF49];2)-POWER([$'bb'.AF49];2)+[$'axi'.AF$1];0;[.AF49];2;0);[.AF49])" office:value-type="float" office:value="0">
            <text:p>0</text:p>
          </table:table-cell>
          <table:table-cell table:style-name="ACE-6" table:formula="of:=IF([$'abs'.AG49]&lt;2;COM.MICROSOFT.SWITCH([$'switches'.$A$1];1;POWER([$'ba'.AG49];2)-POWER([$'bb'.AG49];2)+[$'axi'.AG$1];0;[.AG49];2;0);[.AG49])" office:value-type="float" office:value="0">
            <text:p>0</text:p>
          </table:table-cell>
          <table:table-cell table:style-name="ACE-6" table:formula="of:=IF([$'abs'.AH49]&lt;2;COM.MICROSOFT.SWITCH([$'switches'.$A$1];1;POWER([$'ba'.AH49];2)-POWER([$'bb'.AH49];2)+[$'axi'.AH$1];0;[.AH49];2;0);[.AH49])" office:value-type="float" office:value="0">
            <text:p>0</text:p>
          </table:table-cell>
          <table:table-cell table:style-name="ACE-6" table:formula="of:=IF([$'abs'.AI49]&lt;2;COM.MICROSOFT.SWITCH([$'switches'.$A$1];1;POWER([$'ba'.AI49];2)-POWER([$'bb'.AI49];2)+[$'axi'.AI$1];0;[.AI49];2;0);[.AI49])" office:value-type="float" office:value="0">
            <text:p>0</text:p>
          </table:table-cell>
          <table:table-cell table:style-name="ACE-6" table:formula="of:=IF([$'abs'.AJ49]&lt;2;COM.MICROSOFT.SWITCH([$'switches'.$A$1];1;POWER([$'ba'.AJ49];2)-POWER([$'bb'.AJ49];2)+[$'axi'.AJ$1];0;[.AJ49];2;0);[.AJ49])" office:value-type="float" office:value="0">
            <text:p>0</text:p>
          </table:table-cell>
          <table:table-cell table:style-name="ACE-6" table:formula="of:=IF([$'abs'.AK49]&lt;2;COM.MICROSOFT.SWITCH([$'switches'.$A$1];1;POWER([$'ba'.AK49];2)-POWER([$'bb'.AK49];2)+[$'axi'.AK$1];0;[.AK49];2;0);[.AK49])" office:value-type="float" office:value="0">
            <text:p>0</text:p>
          </table:table-cell>
          <table:table-cell table:style-name="ACE-6" table:formula="of:=IF([$'abs'.AL49]&lt;2;COM.MICROSOFT.SWITCH([$'switches'.$A$1];1;POWER([$'ba'.AL49];2)-POWER([$'bb'.AL49];2)+[$'axi'.AL$1];0;[.AL49];2;0);[.AL49])" office:value-type="float" office:value="0">
            <text:p>0</text:p>
          </table:table-cell>
          <table:table-cell table:style-name="ACE-6" table:formula="of:=IF([$'abs'.AM49]&lt;2;COM.MICROSOFT.SWITCH([$'switches'.$A$1];1;POWER([$'ba'.AM49];2)-POWER([$'bb'.AM49];2)+[$'axi'.AM$1];0;[.AM49];2;0);[.AM49])" office:value-type="float" office:value="0">
            <text:p>0</text:p>
          </table:table-cell>
          <table:table-cell table:style-name="ACE-6" table:formula="of:=IF([$'abs'.AN49]&lt;2;COM.MICROSOFT.SWITCH([$'switches'.$A$1];1;POWER([$'ba'.AN49];2)-POWER([$'bb'.AN49];2)+[$'axi'.AN$1];0;[.AN49];2;0);[.AN49])" office:value-type="float" office:value="0">
            <text:p>0</text:p>
          </table:table-cell>
          <table:table-cell table:style-name="ACE-6" table:formula="of:=IF([$'abs'.AO49]&lt;2;COM.MICROSOFT.SWITCH([$'switches'.$A$1];1;POWER([$'ba'.AO49];2)-POWER([$'bb'.AO49];2)+[$'axi'.AO$1];0;[.AO49];2;0);[.AO49])" office:value-type="float" office:value="0">
            <text:p>0</text:p>
          </table:table-cell>
          <table:table-cell table:style-name="ACE-6" table:formula="of:=IF([$'abs'.AP49]&lt;2;COM.MICROSOFT.SWITCH([$'switches'.$A$1];1;POWER([$'ba'.AP49];2)-POWER([$'bb'.AP49];2)+[$'axi'.AP$1];0;[.AP49];2;0);[.AP49])" office:value-type="float" office:value="0">
            <text:p>0</text:p>
          </table:table-cell>
          <table:table-cell table:style-name="ACE-6" table:formula="of:=IF([$'abs'.AQ49]&lt;2;COM.MICROSOFT.SWITCH([$'switches'.$A$1];1;POWER([$'ba'.AQ49];2)-POWER([$'bb'.AQ49];2)+[$'axi'.AQ$1];0;[.AQ49];2;0);[.AQ49])" office:value-type="float" office:value="0">
            <text:p>0</text:p>
          </table:table-cell>
          <table:table-cell table:style-name="ACE-6" table:formula="of:=IF([$'abs'.AR49]&lt;2;COM.MICROSOFT.SWITCH([$'switches'.$A$1];1;POWER([$'ba'.AR49];2)-POWER([$'bb'.AR49];2)+[$'axi'.AR$1];0;[.AR49];2;0);[.AR49])" office:value-type="float" office:value="0">
            <text:p>0</text:p>
          </table:table-cell>
          <table:table-cell table:style-name="ACE-6" table:formula="of:=IF([$'abs'.AS49]&lt;2;COM.MICROSOFT.SWITCH([$'switches'.$A$1];1;POWER([$'ba'.AS49];2)-POWER([$'bb'.AS49];2)+[$'axi'.AS$1];0;[.AS49];2;0);[.AS49])" office:value-type="float" office:value="0">
            <text:p>0</text:p>
          </table:table-cell>
          <table:table-cell table:style-name="ACE-6" table:formula="of:=IF([$'abs'.AT49]&lt;2;COM.MICROSOFT.SWITCH([$'switches'.$A$1];1;POWER([$'ba'.AT49];2)-POWER([$'bb'.AT49];2)+[$'axi'.AT$1];0;[.AT49];2;0);[.AT49])" office:value-type="float" office:value="0">
            <text:p>0</text:p>
          </table:table-cell>
          <table:table-cell table:style-name="ACE-6" table:formula="of:=IF([$'abs'.AU49]&lt;2;COM.MICROSOFT.SWITCH([$'switches'.$A$1];1;POWER([$'ba'.AU49];2)-POWER([$'bb'.AU49];2)+[$'axi'.AU$1];0;[.AU49];2;0);[.AU49])" office:value-type="float" office:value="0">
            <text:p>0</text:p>
          </table:table-cell>
          <table:table-cell table:style-name="ACE-6" table:formula="of:=IF([$'abs'.AV49]&lt;2;COM.MICROSOFT.SWITCH([$'switches'.$A$1];1;POWER([$'ba'.AV49];2)-POWER([$'bb'.AV49];2)+[$'axi'.AV$1];0;[.AV49];2;0);[.AV49])" office:value-type="float" office:value="0">
            <text:p>0</text:p>
          </table:table-cell>
          <table:table-cell table:style-name="ACE-6" table:formula="of:=IF([$'abs'.AW49]&lt;2;COM.MICROSOFT.SWITCH([$'switches'.$A$1];1;POWER([$'ba'.AW49];2)-POWER([$'bb'.AW49];2)+[$'axi'.AW$1];0;[.AW49];2;0);[.AW49])" office:value-type="float" office:value="0">
            <text:p>0</text:p>
          </table:table-cell>
          <table:table-cell table:style-name="ACE-6" table:formula="of:=IF([$'abs'.AX49]&lt;2;COM.MICROSOFT.SWITCH([$'switches'.$A$1];1;POWER([$'ba'.AX49];2)-POWER([$'bb'.AX49];2)+[$'axi'.AX$1];0;[.AX49];2;0);[.AX49])" office:value-type="float" office:value="0">
            <text:p>0</text:p>
          </table:table-cell>
          <table:table-cell table:number-columns-repeated="974" table:style-name="ACE-7"/>
        </table:table-row>
        <table:table-row table:style-name="AROW-1">
          <table:table-cell table:style-name="ACE-7"/>
          <table:table-cell table:style-name="ACE-6" table:formula="of:=IF([$'abs'.B50]&lt;2;COM.MICROSOFT.SWITCH([$'switches'.$A$1];1;POWER([$'ba'.B50];2)-POWER([$'bb'.B50];2)+[$'axi'.B$1];0;[.B50];2;0);[.B50])" office:value-type="float" office:value="0">
            <text:p>0</text:p>
          </table:table-cell>
          <table:table-cell table:style-name="ACE-6" table:formula="of:=IF([$'abs'.C50]&lt;2;COM.MICROSOFT.SWITCH([$'switches'.$A$1];1;POWER([$'ba'.C50];2)-POWER([$'bb'.C50];2)+[$'axi'.C$1];0;[.C50];2;0);[.C50])" office:value-type="float" office:value="0">
            <text:p>0</text:p>
          </table:table-cell>
          <table:table-cell table:style-name="ACE-6" table:formula="of:=IF([$'abs'.D50]&lt;2;COM.MICROSOFT.SWITCH([$'switches'.$A$1];1;POWER([$'ba'.D50];2)-POWER([$'bb'.D50];2)+[$'axi'.D$1];0;[.D50];2;0);[.D50])" office:value-type="float" office:value="0">
            <text:p>0</text:p>
          </table:table-cell>
          <table:table-cell table:style-name="ACE-6" table:formula="of:=IF([$'abs'.E50]&lt;2;COM.MICROSOFT.SWITCH([$'switches'.$A$1];1;POWER([$'ba'.E50];2)-POWER([$'bb'.E50];2)+[$'axi'.E$1];0;[.E50];2;0);[.E50])" office:value-type="float" office:value="0">
            <text:p>0</text:p>
          </table:table-cell>
          <table:table-cell table:style-name="ACE-6" table:formula="of:=IF([$'abs'.F50]&lt;2;COM.MICROSOFT.SWITCH([$'switches'.$A$1];1;POWER([$'ba'.F50];2)-POWER([$'bb'.F50];2)+[$'axi'.F$1];0;[.F50];2;0);[.F50])" office:value-type="float" office:value="0">
            <text:p>0</text:p>
          </table:table-cell>
          <table:table-cell table:style-name="ACE-6" table:formula="of:=IF([$'abs'.G50]&lt;2;COM.MICROSOFT.SWITCH([$'switches'.$A$1];1;POWER([$'ba'.G50];2)-POWER([$'bb'.G50];2)+[$'axi'.G$1];0;[.G50];2;0);[.G50])" office:value-type="float" office:value="0">
            <text:p>0</text:p>
          </table:table-cell>
          <table:table-cell table:style-name="ACE-6" table:formula="of:=IF([$'abs'.H50]&lt;2;COM.MICROSOFT.SWITCH([$'switches'.$A$1];1;POWER([$'ba'.H50];2)-POWER([$'bb'.H50];2)+[$'axi'.H$1];0;[.H50];2;0);[.H50])" office:value-type="float" office:value="0">
            <text:p>0</text:p>
          </table:table-cell>
          <table:table-cell table:style-name="ACE-6" table:formula="of:=IF([$'abs'.I50]&lt;2;COM.MICROSOFT.SWITCH([$'switches'.$A$1];1;POWER([$'ba'.I50];2)-POWER([$'bb'.I50];2)+[$'axi'.I$1];0;[.I50];2;0);[.I50])" office:value-type="float" office:value="0">
            <text:p>0</text:p>
          </table:table-cell>
          <table:table-cell table:style-name="ACE-6" table:formula="of:=IF([$'abs'.J50]&lt;2;COM.MICROSOFT.SWITCH([$'switches'.$A$1];1;POWER([$'ba'.J50];2)-POWER([$'bb'.J50];2)+[$'axi'.J$1];0;[.J50];2;0);[.J50])" office:value-type="float" office:value="0">
            <text:p>0</text:p>
          </table:table-cell>
          <table:table-cell table:style-name="ACE-6" table:formula="of:=IF([$'abs'.K50]&lt;2;COM.MICROSOFT.SWITCH([$'switches'.$A$1];1;POWER([$'ba'.K50];2)-POWER([$'bb'.K50];2)+[$'axi'.K$1];0;[.K50];2;0);[.K50])" office:value-type="float" office:value="0">
            <text:p>0</text:p>
          </table:table-cell>
          <table:table-cell table:style-name="ACE-6" table:formula="of:=IF([$'abs'.L50]&lt;2;COM.MICROSOFT.SWITCH([$'switches'.$A$1];1;POWER([$'ba'.L50];2)-POWER([$'bb'.L50];2)+[$'axi'.L$1];0;[.L50];2;0);[.L50])" office:value-type="float" office:value="0">
            <text:p>0</text:p>
          </table:table-cell>
          <table:table-cell table:style-name="ACE-6" table:formula="of:=IF([$'abs'.M50]&lt;2;COM.MICROSOFT.SWITCH([$'switches'.$A$1];1;POWER([$'ba'.M50];2)-POWER([$'bb'.M50];2)+[$'axi'.M$1];0;[.M50];2;0);[.M50])" office:value-type="float" office:value="0">
            <text:p>0</text:p>
          </table:table-cell>
          <table:table-cell table:style-name="ACE-6" table:formula="of:=IF([$'abs'.N50]&lt;2;COM.MICROSOFT.SWITCH([$'switches'.$A$1];1;POWER([$'ba'.N50];2)-POWER([$'bb'.N50];2)+[$'axi'.N$1];0;[.N50];2;0);[.N50])" office:value-type="float" office:value="0">
            <text:p>0</text:p>
          </table:table-cell>
          <table:table-cell table:style-name="ACE-6" table:formula="of:=IF([$'abs'.O50]&lt;2;COM.MICROSOFT.SWITCH([$'switches'.$A$1];1;POWER([$'ba'.O50];2)-POWER([$'bb'.O50];2)+[$'axi'.O$1];0;[.O50];2;0);[.O50])" office:value-type="float" office:value="0">
            <text:p>0</text:p>
          </table:table-cell>
          <table:table-cell table:style-name="ACE-6" table:formula="of:=IF([$'abs'.P50]&lt;2;COM.MICROSOFT.SWITCH([$'switches'.$A$1];1;POWER([$'ba'.P50];2)-POWER([$'bb'.P50];2)+[$'axi'.P$1];0;[.P50];2;0);[.P50])" office:value-type="float" office:value="0">
            <text:p>0</text:p>
          </table:table-cell>
          <table:table-cell table:style-name="ACE-6" table:formula="of:=IF([$'abs'.Q50]&lt;2;COM.MICROSOFT.SWITCH([$'switches'.$A$1];1;POWER([$'ba'.Q50];2)-POWER([$'bb'.Q50];2)+[$'axi'.Q$1];0;[.Q50];2;0);[.Q50])" office:value-type="float" office:value="0">
            <text:p>0</text:p>
          </table:table-cell>
          <table:table-cell table:style-name="ACE-6" table:formula="of:=IF([$'abs'.R50]&lt;2;COM.MICROSOFT.SWITCH([$'switches'.$A$1];1;POWER([$'ba'.R50];2)-POWER([$'bb'.R50];2)+[$'axi'.R$1];0;[.R50];2;0);[.R50])" office:value-type="float" office:value="0">
            <text:p>0</text:p>
          </table:table-cell>
          <table:table-cell table:style-name="ACE-6" table:formula="of:=IF([$'abs'.S50]&lt;2;COM.MICROSOFT.SWITCH([$'switches'.$A$1];1;POWER([$'ba'.S50];2)-POWER([$'bb'.S50];2)+[$'axi'.S$1];0;[.S50];2;0);[.S50])" office:value-type="float" office:value="0">
            <text:p>0</text:p>
          </table:table-cell>
          <table:table-cell table:style-name="ACE-6" table:formula="of:=IF([$'abs'.T50]&lt;2;COM.MICROSOFT.SWITCH([$'switches'.$A$1];1;POWER([$'ba'.T50];2)-POWER([$'bb'.T50];2)+[$'axi'.T$1];0;[.T50];2;0);[.T50])" office:value-type="float" office:value="0">
            <text:p>0</text:p>
          </table:table-cell>
          <table:table-cell table:style-name="ACE-6" table:formula="of:=IF([$'abs'.U50]&lt;2;COM.MICROSOFT.SWITCH([$'switches'.$A$1];1;POWER([$'ba'.U50];2)-POWER([$'bb'.U50];2)+[$'axi'.U$1];0;[.U50];2;0);[.U50])" office:value-type="float" office:value="0">
            <text:p>0</text:p>
          </table:table-cell>
          <table:table-cell table:style-name="ACE-6" table:formula="of:=IF([$'abs'.V50]&lt;2;COM.MICROSOFT.SWITCH([$'switches'.$A$1];1;POWER([$'ba'.V50];2)-POWER([$'bb'.V50];2)+[$'axi'.V$1];0;[.V50];2;0);[.V50])" office:value-type="float" office:value="0">
            <text:p>0</text:p>
          </table:table-cell>
          <table:table-cell table:style-name="ACE-6" table:formula="of:=IF([$'abs'.W50]&lt;2;COM.MICROSOFT.SWITCH([$'switches'.$A$1];1;POWER([$'ba'.W50];2)-POWER([$'bb'.W50];2)+[$'axi'.W$1];0;[.W50];2;0);[.W50])" office:value-type="float" office:value="0">
            <text:p>0</text:p>
          </table:table-cell>
          <table:table-cell table:style-name="ACE-6" table:formula="of:=IF([$'abs'.X50]&lt;2;COM.MICROSOFT.SWITCH([$'switches'.$A$1];1;POWER([$'ba'.X50];2)-POWER([$'bb'.X50];2)+[$'axi'.X$1];0;[.X50];2;0);[.X50])" office:value-type="float" office:value="0">
            <text:p>0</text:p>
          </table:table-cell>
          <table:table-cell table:style-name="ACE-6" table:formula="of:=IF([$'abs'.Y50]&lt;2;COM.MICROSOFT.SWITCH([$'switches'.$A$1];1;POWER([$'ba'.Y50];2)-POWER([$'bb'.Y50];2)+[$'axi'.Y$1];0;[.Y50];2;0);[.Y50])" office:value-type="float" office:value="0">
            <text:p>0</text:p>
          </table:table-cell>
          <table:table-cell table:style-name="ACE-6" table:formula="of:=IF([$'abs'.Z50]&lt;2;COM.MICROSOFT.SWITCH([$'switches'.$A$1];1;POWER([$'ba'.Z50];2)-POWER([$'bb'.Z50];2)+[$'axi'.Z$1];0;[.Z50];2;0);[.Z50])" office:value-type="float" office:value="0">
            <text:p>0</text:p>
          </table:table-cell>
          <table:table-cell table:style-name="ACE-6" table:formula="of:=IF([$'abs'.AA50]&lt;2;COM.MICROSOFT.SWITCH([$'switches'.$A$1];1;POWER([$'ba'.AA50];2)-POWER([$'bb'.AA50];2)+[$'axi'.AA$1];0;[.AA50];2;0);[.AA50])" office:value-type="float" office:value="0">
            <text:p>0</text:p>
          </table:table-cell>
          <table:table-cell table:style-name="ACE-6" table:formula="of:=IF([$'abs'.AB50]&lt;2;COM.MICROSOFT.SWITCH([$'switches'.$A$1];1;POWER([$'ba'.AB50];2)-POWER([$'bb'.AB50];2)+[$'axi'.AB$1];0;[.AB50];2;0);[.AB50])" office:value-type="float" office:value="0">
            <text:p>0</text:p>
          </table:table-cell>
          <table:table-cell table:style-name="ACE-6" table:formula="of:=IF([$'abs'.AC50]&lt;2;COM.MICROSOFT.SWITCH([$'switches'.$A$1];1;POWER([$'ba'.AC50];2)-POWER([$'bb'.AC50];2)+[$'axi'.AC$1];0;[.AC50];2;0);[.AC50])" office:value-type="float" office:value="0">
            <text:p>0</text:p>
          </table:table-cell>
          <table:table-cell table:style-name="ACE-6" table:formula="of:=IF([$'abs'.AD50]&lt;2;COM.MICROSOFT.SWITCH([$'switches'.$A$1];1;POWER([$'ba'.AD50];2)-POWER([$'bb'.AD50];2)+[$'axi'.AD$1];0;[.AD50];2;0);[.AD50])" office:value-type="float" office:value="0">
            <text:p>0</text:p>
          </table:table-cell>
          <table:table-cell table:style-name="ACE-6" table:formula="of:=IF([$'abs'.AE50]&lt;2;COM.MICROSOFT.SWITCH([$'switches'.$A$1];1;POWER([$'ba'.AE50];2)-POWER([$'bb'.AE50];2)+[$'axi'.AE$1];0;[.AE50];2;0);[.AE50])" office:value-type="float" office:value="0">
            <text:p>0</text:p>
          </table:table-cell>
          <table:table-cell table:style-name="ACE-6" table:formula="of:=IF([$'abs'.AF50]&lt;2;COM.MICROSOFT.SWITCH([$'switches'.$A$1];1;POWER([$'ba'.AF50];2)-POWER([$'bb'.AF50];2)+[$'axi'.AF$1];0;[.AF50];2;0);[.AF50])" office:value-type="float" office:value="0">
            <text:p>0</text:p>
          </table:table-cell>
          <table:table-cell table:style-name="ACE-6" table:formula="of:=IF([$'abs'.AG50]&lt;2;COM.MICROSOFT.SWITCH([$'switches'.$A$1];1;POWER([$'ba'.AG50];2)-POWER([$'bb'.AG50];2)+[$'axi'.AG$1];0;[.AG50];2;0);[.AG50])" office:value-type="float" office:value="0">
            <text:p>0</text:p>
          </table:table-cell>
          <table:table-cell table:style-name="ACE-6" table:formula="of:=IF([$'abs'.AH50]&lt;2;COM.MICROSOFT.SWITCH([$'switches'.$A$1];1;POWER([$'ba'.AH50];2)-POWER([$'bb'.AH50];2)+[$'axi'.AH$1];0;[.AH50];2;0);[.AH50])" office:value-type="float" office:value="0">
            <text:p>0</text:p>
          </table:table-cell>
          <table:table-cell table:style-name="ACE-6" table:formula="of:=IF([$'abs'.AI50]&lt;2;COM.MICROSOFT.SWITCH([$'switches'.$A$1];1;POWER([$'ba'.AI50];2)-POWER([$'bb'.AI50];2)+[$'axi'.AI$1];0;[.AI50];2;0);[.AI50])" office:value-type="float" office:value="0">
            <text:p>0</text:p>
          </table:table-cell>
          <table:table-cell table:style-name="ACE-6" table:formula="of:=IF([$'abs'.AJ50]&lt;2;COM.MICROSOFT.SWITCH([$'switches'.$A$1];1;POWER([$'ba'.AJ50];2)-POWER([$'bb'.AJ50];2)+[$'axi'.AJ$1];0;[.AJ50];2;0);[.AJ50])" office:value-type="float" office:value="0">
            <text:p>0</text:p>
          </table:table-cell>
          <table:table-cell table:style-name="ACE-6" table:formula="of:=IF([$'abs'.AK50]&lt;2;COM.MICROSOFT.SWITCH([$'switches'.$A$1];1;POWER([$'ba'.AK50];2)-POWER([$'bb'.AK50];2)+[$'axi'.AK$1];0;[.AK50];2;0);[.AK50])" office:value-type="float" office:value="0">
            <text:p>0</text:p>
          </table:table-cell>
          <table:table-cell table:style-name="ACE-6" table:formula="of:=IF([$'abs'.AL50]&lt;2;COM.MICROSOFT.SWITCH([$'switches'.$A$1];1;POWER([$'ba'.AL50];2)-POWER([$'bb'.AL50];2)+[$'axi'.AL$1];0;[.AL50];2;0);[.AL50])" office:value-type="float" office:value="0">
            <text:p>0</text:p>
          </table:table-cell>
          <table:table-cell table:style-name="ACE-6" table:formula="of:=IF([$'abs'.AM50]&lt;2;COM.MICROSOFT.SWITCH([$'switches'.$A$1];1;POWER([$'ba'.AM50];2)-POWER([$'bb'.AM50];2)+[$'axi'.AM$1];0;[.AM50];2;0);[.AM50])" office:value-type="float" office:value="0">
            <text:p>0</text:p>
          </table:table-cell>
          <table:table-cell table:style-name="ACE-6" table:formula="of:=IF([$'abs'.AN50]&lt;2;COM.MICROSOFT.SWITCH([$'switches'.$A$1];1;POWER([$'ba'.AN50];2)-POWER([$'bb'.AN50];2)+[$'axi'.AN$1];0;[.AN50];2;0);[.AN50])" office:value-type="float" office:value="0">
            <text:p>0</text:p>
          </table:table-cell>
          <table:table-cell table:style-name="ACE-6" table:formula="of:=IF([$'abs'.AO50]&lt;2;COM.MICROSOFT.SWITCH([$'switches'.$A$1];1;POWER([$'ba'.AO50];2)-POWER([$'bb'.AO50];2)+[$'axi'.AO$1];0;[.AO50];2;0);[.AO50])" office:value-type="float" office:value="0">
            <text:p>0</text:p>
          </table:table-cell>
          <table:table-cell table:style-name="ACE-6" table:formula="of:=IF([$'abs'.AP50]&lt;2;COM.MICROSOFT.SWITCH([$'switches'.$A$1];1;POWER([$'ba'.AP50];2)-POWER([$'bb'.AP50];2)+[$'axi'.AP$1];0;[.AP50];2;0);[.AP50])" office:value-type="float" office:value="0">
            <text:p>0</text:p>
          </table:table-cell>
          <table:table-cell table:style-name="ACE-6" table:formula="of:=IF([$'abs'.AQ50]&lt;2;COM.MICROSOFT.SWITCH([$'switches'.$A$1];1;POWER([$'ba'.AQ50];2)-POWER([$'bb'.AQ50];2)+[$'axi'.AQ$1];0;[.AQ50];2;0);[.AQ50])" office:value-type="float" office:value="0">
            <text:p>0</text:p>
          </table:table-cell>
          <table:table-cell table:style-name="ACE-6" table:formula="of:=IF([$'abs'.AR50]&lt;2;COM.MICROSOFT.SWITCH([$'switches'.$A$1];1;POWER([$'ba'.AR50];2)-POWER([$'bb'.AR50];2)+[$'axi'.AR$1];0;[.AR50];2;0);[.AR50])" office:value-type="float" office:value="0">
            <text:p>0</text:p>
          </table:table-cell>
          <table:table-cell table:style-name="ACE-6" table:formula="of:=IF([$'abs'.AS50]&lt;2;COM.MICROSOFT.SWITCH([$'switches'.$A$1];1;POWER([$'ba'.AS50];2)-POWER([$'bb'.AS50];2)+[$'axi'.AS$1];0;[.AS50];2;0);[.AS50])" office:value-type="float" office:value="0">
            <text:p>0</text:p>
          </table:table-cell>
          <table:table-cell table:style-name="ACE-6" table:formula="of:=IF([$'abs'.AT50]&lt;2;COM.MICROSOFT.SWITCH([$'switches'.$A$1];1;POWER([$'ba'.AT50];2)-POWER([$'bb'.AT50];2)+[$'axi'.AT$1];0;[.AT50];2;0);[.AT50])" office:value-type="float" office:value="0">
            <text:p>0</text:p>
          </table:table-cell>
          <table:table-cell table:style-name="ACE-6" table:formula="of:=IF([$'abs'.AU50]&lt;2;COM.MICROSOFT.SWITCH([$'switches'.$A$1];1;POWER([$'ba'.AU50];2)-POWER([$'bb'.AU50];2)+[$'axi'.AU$1];0;[.AU50];2;0);[.AU50])" office:value-type="float" office:value="0">
            <text:p>0</text:p>
          </table:table-cell>
          <table:table-cell table:style-name="ACE-6" table:formula="of:=IF([$'abs'.AV50]&lt;2;COM.MICROSOFT.SWITCH([$'switches'.$A$1];1;POWER([$'ba'.AV50];2)-POWER([$'bb'.AV50];2)+[$'axi'.AV$1];0;[.AV50];2;0);[.AV50])" office:value-type="float" office:value="0">
            <text:p>0</text:p>
          </table:table-cell>
          <table:table-cell table:style-name="ACE-6" table:formula="of:=IF([$'abs'.AW50]&lt;2;COM.MICROSOFT.SWITCH([$'switches'.$A$1];1;POWER([$'ba'.AW50];2)-POWER([$'bb'.AW50];2)+[$'axi'.AW$1];0;[.AW50];2;0);[.AW50])" office:value-type="float" office:value="0">
            <text:p>0</text:p>
          </table:table-cell>
          <table:table-cell table:style-name="ACE-6" table:formula="of:=IF([$'abs'.AX50]&lt;2;COM.MICROSOFT.SWITCH([$'switches'.$A$1];1;POWER([$'ba'.AX50];2)-POWER([$'bb'.AX50];2)+[$'axi'.AX$1];0;[.AX50];2;0);[.AX50])" office:value-type="float" office:value="0">
            <text:p>0</text:p>
          </table:table-cell>
          <table:table-cell table:number-columns-repeated="974" table:style-name="ACE-7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a&quot;" table:base-cell-address="$'a'.$A$1"/>
          <table:named-expression table:name="Print_Area" table:expression="of:=#REF!" table:base-cell-address="$'a'.$A$1"/>
        </table:named-expressions>
        <gnm:selections gnm:cursor-col="1" gnm:cursor-row="1">
          <gnm:selection gnm:start-col="1" gnm:start-row="1" gnm:end-col="49" gnm:end-row="49"/>
        </gnm:selections>
      </table:table>
      <table:table table:name="b" table:style-name="ta-4" table:print="true">
        <office:forms form:automatic-focus="false" form:apply-design-mode="false">
          <form:form/>
        </office:forms>
        <table:table-column table:default-cell-style-name="ACE-9" table:style-name="ACOL-0" table:number-columns-repeated="50"/>
        <table:table-column table:default-cell-style-name="ACE-9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9"/>
          <table:table-cell table:style-name="ACE-8" table:formula="of:=IF([$'abs'.B2]&lt;2;COM.MICROSOFT.SWITCH([$'switches'.$A$1];1;2*[$'ba'.B2]*[$'bb'.B2]+[$'axi'.$A2];0;[.B2];2;0);[.B2])" office:value-type="float" office:value="0">
            <text:p>0</text:p>
          </table:table-cell>
          <table:table-cell table:style-name="ACE-8" table:formula="of:=IF([$'abs'.C2]&lt;2;COM.MICROSOFT.SWITCH([$'switches'.$A$1];1;2*[$'ba'.C2]*[$'bb'.C2]+[$'axi'.$A2];0;[.C2];2;0);[.C2])" office:value-type="float" office:value="0">
            <text:p>0</text:p>
          </table:table-cell>
          <table:table-cell table:style-name="ACE-8" table:formula="of:=IF([$'abs'.D2]&lt;2;COM.MICROSOFT.SWITCH([$'switches'.$A$1];1;2*[$'ba'.D2]*[$'bb'.D2]+[$'axi'.$A2];0;[.D2];2;0);[.D2])" office:value-type="float" office:value="0">
            <text:p>0</text:p>
          </table:table-cell>
          <table:table-cell table:style-name="ACE-8" table:formula="of:=IF([$'abs'.E2]&lt;2;COM.MICROSOFT.SWITCH([$'switches'.$A$1];1;2*[$'ba'.E2]*[$'bb'.E2]+[$'axi'.$A2];0;[.E2];2;0);[.E2])" office:value-type="float" office:value="0">
            <text:p>0</text:p>
          </table:table-cell>
          <table:table-cell table:style-name="ACE-8" table:formula="of:=IF([$'abs'.F2]&lt;2;COM.MICROSOFT.SWITCH([$'switches'.$A$1];1;2*[$'ba'.F2]*[$'bb'.F2]+[$'axi'.$A2];0;[.F2];2;0);[.F2])" office:value-type="float" office:value="0">
            <text:p>0</text:p>
          </table:table-cell>
          <table:table-cell table:style-name="ACE-8" table:formula="of:=IF([$'abs'.G2]&lt;2;COM.MICROSOFT.SWITCH([$'switches'.$A$1];1;2*[$'ba'.G2]*[$'bb'.G2]+[$'axi'.$A2];0;[.G2];2;0);[.G2])" office:value-type="float" office:value="0">
            <text:p>0</text:p>
          </table:table-cell>
          <table:table-cell table:style-name="ACE-8" table:formula="of:=IF([$'abs'.H2]&lt;2;COM.MICROSOFT.SWITCH([$'switches'.$A$1];1;2*[$'ba'.H2]*[$'bb'.H2]+[$'axi'.$A2];0;[.H2];2;0);[.H2])" office:value-type="float" office:value="0">
            <text:p>0</text:p>
          </table:table-cell>
          <table:table-cell table:style-name="ACE-8" table:formula="of:=IF([$'abs'.I2]&lt;2;COM.MICROSOFT.SWITCH([$'switches'.$A$1];1;2*[$'ba'.I2]*[$'bb'.I2]+[$'axi'.$A2];0;[.I2];2;0);[.I2])" office:value-type="float" office:value="0">
            <text:p>0</text:p>
          </table:table-cell>
          <table:table-cell table:style-name="ACE-8" table:formula="of:=IF([$'abs'.J2]&lt;2;COM.MICROSOFT.SWITCH([$'switches'.$A$1];1;2*[$'ba'.J2]*[$'bb'.J2]+[$'axi'.$A2];0;[.J2];2;0);[.J2])" office:value-type="float" office:value="0">
            <text:p>0</text:p>
          </table:table-cell>
          <table:table-cell table:style-name="ACE-8" table:formula="of:=IF([$'abs'.K2]&lt;2;COM.MICROSOFT.SWITCH([$'switches'.$A$1];1;2*[$'ba'.K2]*[$'bb'.K2]+[$'axi'.$A2];0;[.K2];2;0);[.K2])" office:value-type="float" office:value="0">
            <text:p>0</text:p>
          </table:table-cell>
          <table:table-cell table:style-name="ACE-8" table:formula="of:=IF([$'abs'.L2]&lt;2;COM.MICROSOFT.SWITCH([$'switches'.$A$1];1;2*[$'ba'.L2]*[$'bb'.L2]+[$'axi'.$A2];0;[.L2];2;0);[.L2])" office:value-type="float" office:value="0">
            <text:p>0</text:p>
          </table:table-cell>
          <table:table-cell table:style-name="ACE-8" table:formula="of:=IF([$'abs'.M2]&lt;2;COM.MICROSOFT.SWITCH([$'switches'.$A$1];1;2*[$'ba'.M2]*[$'bb'.M2]+[$'axi'.$A2];0;[.M2];2;0);[.M2])" office:value-type="float" office:value="0">
            <text:p>0</text:p>
          </table:table-cell>
          <table:table-cell table:style-name="ACE-8" table:formula="of:=IF([$'abs'.N2]&lt;2;COM.MICROSOFT.SWITCH([$'switches'.$A$1];1;2*[$'ba'.N2]*[$'bb'.N2]+[$'axi'.$A2];0;[.N2];2;0);[.N2])" office:value-type="float" office:value="0">
            <text:p>0</text:p>
          </table:table-cell>
          <table:table-cell table:style-name="ACE-8" table:formula="of:=IF([$'abs'.O2]&lt;2;COM.MICROSOFT.SWITCH([$'switches'.$A$1];1;2*[$'ba'.O2]*[$'bb'.O2]+[$'axi'.$A2];0;[.O2];2;0);[.O2])" office:value-type="float" office:value="0">
            <text:p>0</text:p>
          </table:table-cell>
          <table:table-cell table:style-name="ACE-8" table:formula="of:=IF([$'abs'.P2]&lt;2;COM.MICROSOFT.SWITCH([$'switches'.$A$1];1;2*[$'ba'.P2]*[$'bb'.P2]+[$'axi'.$A2];0;[.P2];2;0);[.P2])" office:value-type="float" office:value="0">
            <text:p>0</text:p>
          </table:table-cell>
          <table:table-cell table:style-name="ACE-8" table:formula="of:=IF([$'abs'.Q2]&lt;2;COM.MICROSOFT.SWITCH([$'switches'.$A$1];1;2*[$'ba'.Q2]*[$'bb'.Q2]+[$'axi'.$A2];0;[.Q2];2;0);[.Q2])" office:value-type="float" office:value="0">
            <text:p>0</text:p>
          </table:table-cell>
          <table:table-cell table:style-name="ACE-8" table:formula="of:=IF([$'abs'.R2]&lt;2;COM.MICROSOFT.SWITCH([$'switches'.$A$1];1;2*[$'ba'.R2]*[$'bb'.R2]+[$'axi'.$A2];0;[.R2];2;0);[.R2])" office:value-type="float" office:value="0">
            <text:p>0</text:p>
          </table:table-cell>
          <table:table-cell table:style-name="ACE-8" table:formula="of:=IF([$'abs'.S2]&lt;2;COM.MICROSOFT.SWITCH([$'switches'.$A$1];1;2*[$'ba'.S2]*[$'bb'.S2]+[$'axi'.$A2];0;[.S2];2;0);[.S2])" office:value-type="float" office:value="0">
            <text:p>0</text:p>
          </table:table-cell>
          <table:table-cell table:style-name="ACE-8" table:formula="of:=IF([$'abs'.T2]&lt;2;COM.MICROSOFT.SWITCH([$'switches'.$A$1];1;2*[$'ba'.T2]*[$'bb'.T2]+[$'axi'.$A2];0;[.T2];2;0);[.T2])" office:value-type="float" office:value="0">
            <text:p>0</text:p>
          </table:table-cell>
          <table:table-cell table:style-name="ACE-8" table:formula="of:=IF([$'abs'.U2]&lt;2;COM.MICROSOFT.SWITCH([$'switches'.$A$1];1;2*[$'ba'.U2]*[$'bb'.U2]+[$'axi'.$A2];0;[.U2];2;0);[.U2])" office:value-type="float" office:value="0">
            <text:p>0</text:p>
          </table:table-cell>
          <table:table-cell table:style-name="ACE-8" table:formula="of:=IF([$'abs'.V2]&lt;2;COM.MICROSOFT.SWITCH([$'switches'.$A$1];1;2*[$'ba'.V2]*[$'bb'.V2]+[$'axi'.$A2];0;[.V2];2;0);[.V2])" office:value-type="float" office:value="0">
            <text:p>0</text:p>
          </table:table-cell>
          <table:table-cell table:style-name="ACE-8" table:formula="of:=IF([$'abs'.W2]&lt;2;COM.MICROSOFT.SWITCH([$'switches'.$A$1];1;2*[$'ba'.W2]*[$'bb'.W2]+[$'axi'.$A2];0;[.W2];2;0);[.W2])" office:value-type="float" office:value="0">
            <text:p>0</text:p>
          </table:table-cell>
          <table:table-cell table:style-name="ACE-8" table:formula="of:=IF([$'abs'.X2]&lt;2;COM.MICROSOFT.SWITCH([$'switches'.$A$1];1;2*[$'ba'.X2]*[$'bb'.X2]+[$'axi'.$A2];0;[.X2];2;0);[.X2])" office:value-type="float" office:value="0">
            <text:p>0</text:p>
          </table:table-cell>
          <table:table-cell table:style-name="ACE-8" table:formula="of:=IF([$'abs'.Y2]&lt;2;COM.MICROSOFT.SWITCH([$'switches'.$A$1];1;2*[$'ba'.Y2]*[$'bb'.Y2]+[$'axi'.$A2];0;[.Y2];2;0);[.Y2])" office:value-type="float" office:value="0">
            <text:p>0</text:p>
          </table:table-cell>
          <table:table-cell table:style-name="ACE-8" table:formula="of:=IF([$'abs'.Z2]&lt;2;COM.MICROSOFT.SWITCH([$'switches'.$A$1];1;2*[$'ba'.Z2]*[$'bb'.Z2]+[$'axi'.$A2];0;[.Z2];2;0);[.Z2])" office:value-type="float" office:value="0">
            <text:p>0</text:p>
          </table:table-cell>
          <table:table-cell table:style-name="ACE-8" table:formula="of:=IF([$'abs'.AA2]&lt;2;COM.MICROSOFT.SWITCH([$'switches'.$A$1];1;2*[$'ba'.AA2]*[$'bb'.AA2]+[$'axi'.$A2];0;[.AA2];2;0);[.AA2])" office:value-type="float" office:value="0">
            <text:p>0</text:p>
          </table:table-cell>
          <table:table-cell table:style-name="ACE-8" table:formula="of:=IF([$'abs'.AB2]&lt;2;COM.MICROSOFT.SWITCH([$'switches'.$A$1];1;2*[$'ba'.AB2]*[$'bb'.AB2]+[$'axi'.$A2];0;[.AB2];2;0);[.AB2])" office:value-type="float" office:value="0">
            <text:p>0</text:p>
          </table:table-cell>
          <table:table-cell table:style-name="ACE-8" table:formula="of:=IF([$'abs'.AC2]&lt;2;COM.MICROSOFT.SWITCH([$'switches'.$A$1];1;2*[$'ba'.AC2]*[$'bb'.AC2]+[$'axi'.$A2];0;[.AC2];2;0);[.AC2])" office:value-type="float" office:value="0">
            <text:p>0</text:p>
          </table:table-cell>
          <table:table-cell table:style-name="ACE-8" table:formula="of:=IF([$'abs'.AD2]&lt;2;COM.MICROSOFT.SWITCH([$'switches'.$A$1];1;2*[$'ba'.AD2]*[$'bb'.AD2]+[$'axi'.$A2];0;[.AD2];2;0);[.AD2])" office:value-type="float" office:value="0">
            <text:p>0</text:p>
          </table:table-cell>
          <table:table-cell table:style-name="ACE-8" table:formula="of:=IF([$'abs'.AE2]&lt;2;COM.MICROSOFT.SWITCH([$'switches'.$A$1];1;2*[$'ba'.AE2]*[$'bb'.AE2]+[$'axi'.$A2];0;[.AE2];2;0);[.AE2])" office:value-type="float" office:value="0">
            <text:p>0</text:p>
          </table:table-cell>
          <table:table-cell table:style-name="ACE-8" table:formula="of:=IF([$'abs'.AF2]&lt;2;COM.MICROSOFT.SWITCH([$'switches'.$A$1];1;2*[$'ba'.AF2]*[$'bb'.AF2]+[$'axi'.$A2];0;[.AF2];2;0);[.AF2])" office:value-type="float" office:value="0">
            <text:p>0</text:p>
          </table:table-cell>
          <table:table-cell table:style-name="ACE-8" table:formula="of:=IF([$'abs'.AG2]&lt;2;COM.MICROSOFT.SWITCH([$'switches'.$A$1];1;2*[$'ba'.AG2]*[$'bb'.AG2]+[$'axi'.$A2];0;[.AG2];2;0);[.AG2])" office:value-type="float" office:value="0">
            <text:p>0</text:p>
          </table:table-cell>
          <table:table-cell table:style-name="ACE-8" table:formula="of:=IF([$'abs'.AH2]&lt;2;COM.MICROSOFT.SWITCH([$'switches'.$A$1];1;2*[$'ba'.AH2]*[$'bb'.AH2]+[$'axi'.$A2];0;[.AH2];2;0);[.AH2])" office:value-type="float" office:value="0">
            <text:p>0</text:p>
          </table:table-cell>
          <table:table-cell table:style-name="ACE-8" table:formula="of:=IF([$'abs'.AI2]&lt;2;COM.MICROSOFT.SWITCH([$'switches'.$A$1];1;2*[$'ba'.AI2]*[$'bb'.AI2]+[$'axi'.$A2];0;[.AI2];2;0);[.AI2])" office:value-type="float" office:value="0">
            <text:p>0</text:p>
          </table:table-cell>
          <table:table-cell table:style-name="ACE-8" table:formula="of:=IF([$'abs'.AJ2]&lt;2;COM.MICROSOFT.SWITCH([$'switches'.$A$1];1;2*[$'ba'.AJ2]*[$'bb'.AJ2]+[$'axi'.$A2];0;[.AJ2];2;0);[.AJ2])" office:value-type="float" office:value="0">
            <text:p>0</text:p>
          </table:table-cell>
          <table:table-cell table:style-name="ACE-8" table:formula="of:=IF([$'abs'.AK2]&lt;2;COM.MICROSOFT.SWITCH([$'switches'.$A$1];1;2*[$'ba'.AK2]*[$'bb'.AK2]+[$'axi'.$A2];0;[.AK2];2;0);[.AK2])" office:value-type="float" office:value="0">
            <text:p>0</text:p>
          </table:table-cell>
          <table:table-cell table:style-name="ACE-8" table:formula="of:=IF([$'abs'.AL2]&lt;2;COM.MICROSOFT.SWITCH([$'switches'.$A$1];1;2*[$'ba'.AL2]*[$'bb'.AL2]+[$'axi'.$A2];0;[.AL2];2;0);[.AL2])" office:value-type="float" office:value="0">
            <text:p>0</text:p>
          </table:table-cell>
          <table:table-cell table:style-name="ACE-8" table:formula="of:=IF([$'abs'.AM2]&lt;2;COM.MICROSOFT.SWITCH([$'switches'.$A$1];1;2*[$'ba'.AM2]*[$'bb'.AM2]+[$'axi'.$A2];0;[.AM2];2;0);[.AM2])" office:value-type="float" office:value="0">
            <text:p>0</text:p>
          </table:table-cell>
          <table:table-cell table:style-name="ACE-8" table:formula="of:=IF([$'abs'.AN2]&lt;2;COM.MICROSOFT.SWITCH([$'switches'.$A$1];1;2*[$'ba'.AN2]*[$'bb'.AN2]+[$'axi'.$A2];0;[.AN2];2;0);[.AN2])" office:value-type="float" office:value="0">
            <text:p>0</text:p>
          </table:table-cell>
          <table:table-cell table:style-name="ACE-8" table:formula="of:=IF([$'abs'.AO2]&lt;2;COM.MICROSOFT.SWITCH([$'switches'.$A$1];1;2*[$'ba'.AO2]*[$'bb'.AO2]+[$'axi'.$A2];0;[.AO2];2;0);[.AO2])" office:value-type="float" office:value="0">
            <text:p>0</text:p>
          </table:table-cell>
          <table:table-cell table:style-name="ACE-8" table:formula="of:=IF([$'abs'.AP2]&lt;2;COM.MICROSOFT.SWITCH([$'switches'.$A$1];1;2*[$'ba'.AP2]*[$'bb'.AP2]+[$'axi'.$A2];0;[.AP2];2;0);[.AP2])" office:value-type="float" office:value="0">
            <text:p>0</text:p>
          </table:table-cell>
          <table:table-cell table:style-name="ACE-8" table:formula="of:=IF([$'abs'.AQ2]&lt;2;COM.MICROSOFT.SWITCH([$'switches'.$A$1];1;2*[$'ba'.AQ2]*[$'bb'.AQ2]+[$'axi'.$A2];0;[.AQ2];2;0);[.AQ2])" office:value-type="float" office:value="0">
            <text:p>0</text:p>
          </table:table-cell>
          <table:table-cell table:style-name="ACE-8" table:formula="of:=IF([$'abs'.AR2]&lt;2;COM.MICROSOFT.SWITCH([$'switches'.$A$1];1;2*[$'ba'.AR2]*[$'bb'.AR2]+[$'axi'.$A2];0;[.AR2];2;0);[.AR2])" office:value-type="float" office:value="0">
            <text:p>0</text:p>
          </table:table-cell>
          <table:table-cell table:style-name="ACE-8" table:formula="of:=IF([$'abs'.AS2]&lt;2;COM.MICROSOFT.SWITCH([$'switches'.$A$1];1;2*[$'ba'.AS2]*[$'bb'.AS2]+[$'axi'.$A2];0;[.AS2];2;0);[.AS2])" office:value-type="float" office:value="0">
            <text:p>0</text:p>
          </table:table-cell>
          <table:table-cell table:style-name="ACE-8" table:formula="of:=IF([$'abs'.AT2]&lt;2;COM.MICROSOFT.SWITCH([$'switches'.$A$1];1;2*[$'ba'.AT2]*[$'bb'.AT2]+[$'axi'.$A2];0;[.AT2];2;0);[.AT2])" office:value-type="float" office:value="0">
            <text:p>0</text:p>
          </table:table-cell>
          <table:table-cell table:style-name="ACE-8" table:formula="of:=IF([$'abs'.AU2]&lt;2;COM.MICROSOFT.SWITCH([$'switches'.$A$1];1;2*[$'ba'.AU2]*[$'bb'.AU2]+[$'axi'.$A2];0;[.AU2];2;0);[.AU2])" office:value-type="float" office:value="0">
            <text:p>0</text:p>
          </table:table-cell>
          <table:table-cell table:style-name="ACE-8" table:formula="of:=IF([$'abs'.AV2]&lt;2;COM.MICROSOFT.SWITCH([$'switches'.$A$1];1;2*[$'ba'.AV2]*[$'bb'.AV2]+[$'axi'.$A2];0;[.AV2];2;0);[.AV2])" office:value-type="float" office:value="0">
            <text:p>0</text:p>
          </table:table-cell>
          <table:table-cell table:style-name="ACE-8" table:formula="of:=IF([$'abs'.AW2]&lt;2;COM.MICROSOFT.SWITCH([$'switches'.$A$1];1;2*[$'ba'.AW2]*[$'bb'.AW2]+[$'axi'.$A2];0;[.AW2];2;0);[.AW2])" office:value-type="float" office:value="0">
            <text:p>0</text:p>
          </table:table-cell>
          <table:table-cell table:style-name="ACE-8" table:formula="of:=IF([$'abs'.AX2]&lt;2;COM.MICROSOFT.SWITCH([$'switches'.$A$1];1;2*[$'ba'.AX2]*[$'bb'.AX2]+[$'axi'.$A2];0;[.AX2];2;0);[.AX2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3]&lt;2;COM.MICROSOFT.SWITCH([$'switches'.$A$1];1;2*[$'ba'.B3]*[$'bb'.B3]+[$'axi'.$A3];0;[.B3];2;0);[.B3])" office:value-type="float" office:value="0">
            <text:p>0</text:p>
          </table:table-cell>
          <table:table-cell table:style-name="ACE-8" table:formula="of:=IF([$'abs'.C3]&lt;2;COM.MICROSOFT.SWITCH([$'switches'.$A$1];1;2*[$'ba'.C3]*[$'bb'.C3]+[$'axi'.$A3];0;[.C3];2;0);[.C3])" office:value-type="float" office:value="0">
            <text:p>0</text:p>
          </table:table-cell>
          <table:table-cell table:style-name="ACE-8" table:formula="of:=IF([$'abs'.D3]&lt;2;COM.MICROSOFT.SWITCH([$'switches'.$A$1];1;2*[$'ba'.D3]*[$'bb'.D3]+[$'axi'.$A3];0;[.D3];2;0);[.D3])" office:value-type="float" office:value="0">
            <text:p>0</text:p>
          </table:table-cell>
          <table:table-cell table:style-name="ACE-8" table:formula="of:=IF([$'abs'.E3]&lt;2;COM.MICROSOFT.SWITCH([$'switches'.$A$1];1;2*[$'ba'.E3]*[$'bb'.E3]+[$'axi'.$A3];0;[.E3];2;0);[.E3])" office:value-type="float" office:value="0">
            <text:p>0</text:p>
          </table:table-cell>
          <table:table-cell table:style-name="ACE-8" table:formula="of:=IF([$'abs'.F3]&lt;2;COM.MICROSOFT.SWITCH([$'switches'.$A$1];1;2*[$'ba'.F3]*[$'bb'.F3]+[$'axi'.$A3];0;[.F3];2;0);[.F3])" office:value-type="float" office:value="0">
            <text:p>0</text:p>
          </table:table-cell>
          <table:table-cell table:style-name="ACE-8" table:formula="of:=IF([$'abs'.G3]&lt;2;COM.MICROSOFT.SWITCH([$'switches'.$A$1];1;2*[$'ba'.G3]*[$'bb'.G3]+[$'axi'.$A3];0;[.G3];2;0);[.G3])" office:value-type="float" office:value="0">
            <text:p>0</text:p>
          </table:table-cell>
          <table:table-cell table:style-name="ACE-8" table:formula="of:=IF([$'abs'.H3]&lt;2;COM.MICROSOFT.SWITCH([$'switches'.$A$1];1;2*[$'ba'.H3]*[$'bb'.H3]+[$'axi'.$A3];0;[.H3];2;0);[.H3])" office:value-type="float" office:value="0">
            <text:p>0</text:p>
          </table:table-cell>
          <table:table-cell table:style-name="ACE-8" table:formula="of:=IF([$'abs'.I3]&lt;2;COM.MICROSOFT.SWITCH([$'switches'.$A$1];1;2*[$'ba'.I3]*[$'bb'.I3]+[$'axi'.$A3];0;[.I3];2;0);[.I3])" office:value-type="float" office:value="0">
            <text:p>0</text:p>
          </table:table-cell>
          <table:table-cell table:style-name="ACE-8" table:formula="of:=IF([$'abs'.J3]&lt;2;COM.MICROSOFT.SWITCH([$'switches'.$A$1];1;2*[$'ba'.J3]*[$'bb'.J3]+[$'axi'.$A3];0;[.J3];2;0);[.J3])" office:value-type="float" office:value="0">
            <text:p>0</text:p>
          </table:table-cell>
          <table:table-cell table:style-name="ACE-8" table:formula="of:=IF([$'abs'.K3]&lt;2;COM.MICROSOFT.SWITCH([$'switches'.$A$1];1;2*[$'ba'.K3]*[$'bb'.K3]+[$'axi'.$A3];0;[.K3];2;0);[.K3])" office:value-type="float" office:value="0">
            <text:p>0</text:p>
          </table:table-cell>
          <table:table-cell table:style-name="ACE-8" table:formula="of:=IF([$'abs'.L3]&lt;2;COM.MICROSOFT.SWITCH([$'switches'.$A$1];1;2*[$'ba'.L3]*[$'bb'.L3]+[$'axi'.$A3];0;[.L3];2;0);[.L3])" office:value-type="float" office:value="0">
            <text:p>0</text:p>
          </table:table-cell>
          <table:table-cell table:style-name="ACE-8" table:formula="of:=IF([$'abs'.M3]&lt;2;COM.MICROSOFT.SWITCH([$'switches'.$A$1];1;2*[$'ba'.M3]*[$'bb'.M3]+[$'axi'.$A3];0;[.M3];2;0);[.M3])" office:value-type="float" office:value="0">
            <text:p>0</text:p>
          </table:table-cell>
          <table:table-cell table:style-name="ACE-8" table:formula="of:=IF([$'abs'.N3]&lt;2;COM.MICROSOFT.SWITCH([$'switches'.$A$1];1;2*[$'ba'.N3]*[$'bb'.N3]+[$'axi'.$A3];0;[.N3];2;0);[.N3])" office:value-type="float" office:value="0">
            <text:p>0</text:p>
          </table:table-cell>
          <table:table-cell table:style-name="ACE-8" table:formula="of:=IF([$'abs'.O3]&lt;2;COM.MICROSOFT.SWITCH([$'switches'.$A$1];1;2*[$'ba'.O3]*[$'bb'.O3]+[$'axi'.$A3];0;[.O3];2;0);[.O3])" office:value-type="float" office:value="0">
            <text:p>0</text:p>
          </table:table-cell>
          <table:table-cell table:style-name="ACE-8" table:formula="of:=IF([$'abs'.P3]&lt;2;COM.MICROSOFT.SWITCH([$'switches'.$A$1];1;2*[$'ba'.P3]*[$'bb'.P3]+[$'axi'.$A3];0;[.P3];2;0);[.P3])" office:value-type="float" office:value="0">
            <text:p>0</text:p>
          </table:table-cell>
          <table:table-cell table:style-name="ACE-8" table:formula="of:=IF([$'abs'.Q3]&lt;2;COM.MICROSOFT.SWITCH([$'switches'.$A$1];1;2*[$'ba'.Q3]*[$'bb'.Q3]+[$'axi'.$A3];0;[.Q3];2;0);[.Q3])" office:value-type="float" office:value="0">
            <text:p>0</text:p>
          </table:table-cell>
          <table:table-cell table:style-name="ACE-8" table:formula="of:=IF([$'abs'.R3]&lt;2;COM.MICROSOFT.SWITCH([$'switches'.$A$1];1;2*[$'ba'.R3]*[$'bb'.R3]+[$'axi'.$A3];0;[.R3];2;0);[.R3])" office:value-type="float" office:value="0">
            <text:p>0</text:p>
          </table:table-cell>
          <table:table-cell table:style-name="ACE-8" table:formula="of:=IF([$'abs'.S3]&lt;2;COM.MICROSOFT.SWITCH([$'switches'.$A$1];1;2*[$'ba'.S3]*[$'bb'.S3]+[$'axi'.$A3];0;[.S3];2;0);[.S3])" office:value-type="float" office:value="0">
            <text:p>0</text:p>
          </table:table-cell>
          <table:table-cell table:style-name="ACE-8" table:formula="of:=IF([$'abs'.T3]&lt;2;COM.MICROSOFT.SWITCH([$'switches'.$A$1];1;2*[$'ba'.T3]*[$'bb'.T3]+[$'axi'.$A3];0;[.T3];2;0);[.T3])" office:value-type="float" office:value="0">
            <text:p>0</text:p>
          </table:table-cell>
          <table:table-cell table:style-name="ACE-8" table:formula="of:=IF([$'abs'.U3]&lt;2;COM.MICROSOFT.SWITCH([$'switches'.$A$1];1;2*[$'ba'.U3]*[$'bb'.U3]+[$'axi'.$A3];0;[.U3];2;0);[.U3])" office:value-type="float" office:value="0">
            <text:p>0</text:p>
          </table:table-cell>
          <table:table-cell table:style-name="ACE-8" table:formula="of:=IF([$'abs'.V3]&lt;2;COM.MICROSOFT.SWITCH([$'switches'.$A$1];1;2*[$'ba'.V3]*[$'bb'.V3]+[$'axi'.$A3];0;[.V3];2;0);[.V3])" office:value-type="float" office:value="0">
            <text:p>0</text:p>
          </table:table-cell>
          <table:table-cell table:style-name="ACE-8" table:formula="of:=IF([$'abs'.W3]&lt;2;COM.MICROSOFT.SWITCH([$'switches'.$A$1];1;2*[$'ba'.W3]*[$'bb'.W3]+[$'axi'.$A3];0;[.W3];2;0);[.W3])" office:value-type="float" office:value="0">
            <text:p>0</text:p>
          </table:table-cell>
          <table:table-cell table:style-name="ACE-8" table:formula="of:=IF([$'abs'.X3]&lt;2;COM.MICROSOFT.SWITCH([$'switches'.$A$1];1;2*[$'ba'.X3]*[$'bb'.X3]+[$'axi'.$A3];0;[.X3];2;0);[.X3])" office:value-type="float" office:value="0">
            <text:p>0</text:p>
          </table:table-cell>
          <table:table-cell table:style-name="ACE-8" table:formula="of:=IF([$'abs'.Y3]&lt;2;COM.MICROSOFT.SWITCH([$'switches'.$A$1];1;2*[$'ba'.Y3]*[$'bb'.Y3]+[$'axi'.$A3];0;[.Y3];2;0);[.Y3])" office:value-type="float" office:value="0">
            <text:p>0</text:p>
          </table:table-cell>
          <table:table-cell table:style-name="ACE-8" table:formula="of:=IF([$'abs'.Z3]&lt;2;COM.MICROSOFT.SWITCH([$'switches'.$A$1];1;2*[$'ba'.Z3]*[$'bb'.Z3]+[$'axi'.$A3];0;[.Z3];2;0);[.Z3])" office:value-type="float" office:value="0">
            <text:p>0</text:p>
          </table:table-cell>
          <table:table-cell table:style-name="ACE-8" table:formula="of:=IF([$'abs'.AA3]&lt;2;COM.MICROSOFT.SWITCH([$'switches'.$A$1];1;2*[$'ba'.AA3]*[$'bb'.AA3]+[$'axi'.$A3];0;[.AA3];2;0);[.AA3])" office:value-type="float" office:value="0">
            <text:p>0</text:p>
          </table:table-cell>
          <table:table-cell table:style-name="ACE-8" table:formula="of:=IF([$'abs'.AB3]&lt;2;COM.MICROSOFT.SWITCH([$'switches'.$A$1];1;2*[$'ba'.AB3]*[$'bb'.AB3]+[$'axi'.$A3];0;[.AB3];2;0);[.AB3])" office:value-type="float" office:value="0">
            <text:p>0</text:p>
          </table:table-cell>
          <table:table-cell table:style-name="ACE-8" table:formula="of:=IF([$'abs'.AC3]&lt;2;COM.MICROSOFT.SWITCH([$'switches'.$A$1];1;2*[$'ba'.AC3]*[$'bb'.AC3]+[$'axi'.$A3];0;[.AC3];2;0);[.AC3])" office:value-type="float" office:value="0">
            <text:p>0</text:p>
          </table:table-cell>
          <table:table-cell table:style-name="ACE-8" table:formula="of:=IF([$'abs'.AD3]&lt;2;COM.MICROSOFT.SWITCH([$'switches'.$A$1];1;2*[$'ba'.AD3]*[$'bb'.AD3]+[$'axi'.$A3];0;[.AD3];2;0);[.AD3])" office:value-type="float" office:value="0">
            <text:p>0</text:p>
          </table:table-cell>
          <table:table-cell table:style-name="ACE-8" table:formula="of:=IF([$'abs'.AE3]&lt;2;COM.MICROSOFT.SWITCH([$'switches'.$A$1];1;2*[$'ba'.AE3]*[$'bb'.AE3]+[$'axi'.$A3];0;[.AE3];2;0);[.AE3])" office:value-type="float" office:value="0">
            <text:p>0</text:p>
          </table:table-cell>
          <table:table-cell table:style-name="ACE-8" table:formula="of:=IF([$'abs'.AF3]&lt;2;COM.MICROSOFT.SWITCH([$'switches'.$A$1];1;2*[$'ba'.AF3]*[$'bb'.AF3]+[$'axi'.$A3];0;[.AF3];2;0);[.AF3])" office:value-type="float" office:value="0">
            <text:p>0</text:p>
          </table:table-cell>
          <table:table-cell table:style-name="ACE-8" table:formula="of:=IF([$'abs'.AG3]&lt;2;COM.MICROSOFT.SWITCH([$'switches'.$A$1];1;2*[$'ba'.AG3]*[$'bb'.AG3]+[$'axi'.$A3];0;[.AG3];2;0);[.AG3])" office:value-type="float" office:value="0">
            <text:p>0</text:p>
          </table:table-cell>
          <table:table-cell table:style-name="ACE-8" table:formula="of:=IF([$'abs'.AH3]&lt;2;COM.MICROSOFT.SWITCH([$'switches'.$A$1];1;2*[$'ba'.AH3]*[$'bb'.AH3]+[$'axi'.$A3];0;[.AH3];2;0);[.AH3])" office:value-type="float" office:value="0">
            <text:p>0</text:p>
          </table:table-cell>
          <table:table-cell table:style-name="ACE-8" table:formula="of:=IF([$'abs'.AI3]&lt;2;COM.MICROSOFT.SWITCH([$'switches'.$A$1];1;2*[$'ba'.AI3]*[$'bb'.AI3]+[$'axi'.$A3];0;[.AI3];2;0);[.AI3])" office:value-type="float" office:value="0">
            <text:p>0</text:p>
          </table:table-cell>
          <table:table-cell table:style-name="ACE-8" table:formula="of:=IF([$'abs'.AJ3]&lt;2;COM.MICROSOFT.SWITCH([$'switches'.$A$1];1;2*[$'ba'.AJ3]*[$'bb'.AJ3]+[$'axi'.$A3];0;[.AJ3];2;0);[.AJ3])" office:value-type="float" office:value="0">
            <text:p>0</text:p>
          </table:table-cell>
          <table:table-cell table:style-name="ACE-8" table:formula="of:=IF([$'abs'.AK3]&lt;2;COM.MICROSOFT.SWITCH([$'switches'.$A$1];1;2*[$'ba'.AK3]*[$'bb'.AK3]+[$'axi'.$A3];0;[.AK3];2;0);[.AK3])" office:value-type="float" office:value="0">
            <text:p>0</text:p>
          </table:table-cell>
          <table:table-cell table:style-name="ACE-8" table:formula="of:=IF([$'abs'.AL3]&lt;2;COM.MICROSOFT.SWITCH([$'switches'.$A$1];1;2*[$'ba'.AL3]*[$'bb'.AL3]+[$'axi'.$A3];0;[.AL3];2;0);[.AL3])" office:value-type="float" office:value="0">
            <text:p>0</text:p>
          </table:table-cell>
          <table:table-cell table:style-name="ACE-8" table:formula="of:=IF([$'abs'.AM3]&lt;2;COM.MICROSOFT.SWITCH([$'switches'.$A$1];1;2*[$'ba'.AM3]*[$'bb'.AM3]+[$'axi'.$A3];0;[.AM3];2;0);[.AM3])" office:value-type="float" office:value="0">
            <text:p>0</text:p>
          </table:table-cell>
          <table:table-cell table:style-name="ACE-8" table:formula="of:=IF([$'abs'.AN3]&lt;2;COM.MICROSOFT.SWITCH([$'switches'.$A$1];1;2*[$'ba'.AN3]*[$'bb'.AN3]+[$'axi'.$A3];0;[.AN3];2;0);[.AN3])" office:value-type="float" office:value="0">
            <text:p>0</text:p>
          </table:table-cell>
          <table:table-cell table:style-name="ACE-8" table:formula="of:=IF([$'abs'.AO3]&lt;2;COM.MICROSOFT.SWITCH([$'switches'.$A$1];1;2*[$'ba'.AO3]*[$'bb'.AO3]+[$'axi'.$A3];0;[.AO3];2;0);[.AO3])" office:value-type="float" office:value="0">
            <text:p>0</text:p>
          </table:table-cell>
          <table:table-cell table:style-name="ACE-8" table:formula="of:=IF([$'abs'.AP3]&lt;2;COM.MICROSOFT.SWITCH([$'switches'.$A$1];1;2*[$'ba'.AP3]*[$'bb'.AP3]+[$'axi'.$A3];0;[.AP3];2;0);[.AP3])" office:value-type="float" office:value="0">
            <text:p>0</text:p>
          </table:table-cell>
          <table:table-cell table:style-name="ACE-8" table:formula="of:=IF([$'abs'.AQ3]&lt;2;COM.MICROSOFT.SWITCH([$'switches'.$A$1];1;2*[$'ba'.AQ3]*[$'bb'.AQ3]+[$'axi'.$A3];0;[.AQ3];2;0);[.AQ3])" office:value-type="float" office:value="0">
            <text:p>0</text:p>
          </table:table-cell>
          <table:table-cell table:style-name="ACE-8" table:formula="of:=IF([$'abs'.AR3]&lt;2;COM.MICROSOFT.SWITCH([$'switches'.$A$1];1;2*[$'ba'.AR3]*[$'bb'.AR3]+[$'axi'.$A3];0;[.AR3];2;0);[.AR3])" office:value-type="float" office:value="0">
            <text:p>0</text:p>
          </table:table-cell>
          <table:table-cell table:style-name="ACE-8" table:formula="of:=IF([$'abs'.AS3]&lt;2;COM.MICROSOFT.SWITCH([$'switches'.$A$1];1;2*[$'ba'.AS3]*[$'bb'.AS3]+[$'axi'.$A3];0;[.AS3];2;0);[.AS3])" office:value-type="float" office:value="0">
            <text:p>0</text:p>
          </table:table-cell>
          <table:table-cell table:style-name="ACE-8" table:formula="of:=IF([$'abs'.AT3]&lt;2;COM.MICROSOFT.SWITCH([$'switches'.$A$1];1;2*[$'ba'.AT3]*[$'bb'.AT3]+[$'axi'.$A3];0;[.AT3];2;0);[.AT3])" office:value-type="float" office:value="0">
            <text:p>0</text:p>
          </table:table-cell>
          <table:table-cell table:style-name="ACE-8" table:formula="of:=IF([$'abs'.AU3]&lt;2;COM.MICROSOFT.SWITCH([$'switches'.$A$1];1;2*[$'ba'.AU3]*[$'bb'.AU3]+[$'axi'.$A3];0;[.AU3];2;0);[.AU3])" office:value-type="float" office:value="0">
            <text:p>0</text:p>
          </table:table-cell>
          <table:table-cell table:style-name="ACE-8" table:formula="of:=IF([$'abs'.AV3]&lt;2;COM.MICROSOFT.SWITCH([$'switches'.$A$1];1;2*[$'ba'.AV3]*[$'bb'.AV3]+[$'axi'.$A3];0;[.AV3];2;0);[.AV3])" office:value-type="float" office:value="0">
            <text:p>0</text:p>
          </table:table-cell>
          <table:table-cell table:style-name="ACE-8" table:formula="of:=IF([$'abs'.AW3]&lt;2;COM.MICROSOFT.SWITCH([$'switches'.$A$1];1;2*[$'ba'.AW3]*[$'bb'.AW3]+[$'axi'.$A3];0;[.AW3];2;0);[.AW3])" office:value-type="float" office:value="0">
            <text:p>0</text:p>
          </table:table-cell>
          <table:table-cell table:style-name="ACE-8" table:formula="of:=IF([$'abs'.AX3]&lt;2;COM.MICROSOFT.SWITCH([$'switches'.$A$1];1;2*[$'ba'.AX3]*[$'bb'.AX3]+[$'axi'.$A3];0;[.AX3];2;0);[.AX3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4]&lt;2;COM.MICROSOFT.SWITCH([$'switches'.$A$1];1;2*[$'ba'.B4]*[$'bb'.B4]+[$'axi'.$A4];0;[.B4];2;0);[.B4])" office:value-type="float" office:value="0">
            <text:p>0</text:p>
          </table:table-cell>
          <table:table-cell table:style-name="ACE-8" table:formula="of:=IF([$'abs'.C4]&lt;2;COM.MICROSOFT.SWITCH([$'switches'.$A$1];1;2*[$'ba'.C4]*[$'bb'.C4]+[$'axi'.$A4];0;[.C4];2;0);[.C4])" office:value-type="float" office:value="0">
            <text:p>0</text:p>
          </table:table-cell>
          <table:table-cell table:style-name="ACE-8" table:formula="of:=IF([$'abs'.D4]&lt;2;COM.MICROSOFT.SWITCH([$'switches'.$A$1];1;2*[$'ba'.D4]*[$'bb'.D4]+[$'axi'.$A4];0;[.D4];2;0);[.D4])" office:value-type="float" office:value="0">
            <text:p>0</text:p>
          </table:table-cell>
          <table:table-cell table:style-name="ACE-8" table:formula="of:=IF([$'abs'.E4]&lt;2;COM.MICROSOFT.SWITCH([$'switches'.$A$1];1;2*[$'ba'.E4]*[$'bb'.E4]+[$'axi'.$A4];0;[.E4];2;0);[.E4])" office:value-type="float" office:value="0">
            <text:p>0</text:p>
          </table:table-cell>
          <table:table-cell table:style-name="ACE-8" table:formula="of:=IF([$'abs'.F4]&lt;2;COM.MICROSOFT.SWITCH([$'switches'.$A$1];1;2*[$'ba'.F4]*[$'bb'.F4]+[$'axi'.$A4];0;[.F4];2;0);[.F4])" office:value-type="float" office:value="0">
            <text:p>0</text:p>
          </table:table-cell>
          <table:table-cell table:style-name="ACE-8" table:formula="of:=IF([$'abs'.G4]&lt;2;COM.MICROSOFT.SWITCH([$'switches'.$A$1];1;2*[$'ba'.G4]*[$'bb'.G4]+[$'axi'.$A4];0;[.G4];2;0);[.G4])" office:value-type="float" office:value="0">
            <text:p>0</text:p>
          </table:table-cell>
          <table:table-cell table:style-name="ACE-8" table:formula="of:=IF([$'abs'.H4]&lt;2;COM.MICROSOFT.SWITCH([$'switches'.$A$1];1;2*[$'ba'.H4]*[$'bb'.H4]+[$'axi'.$A4];0;[.H4];2;0);[.H4])" office:value-type="float" office:value="0">
            <text:p>0</text:p>
          </table:table-cell>
          <table:table-cell table:style-name="ACE-8" table:formula="of:=IF([$'abs'.I4]&lt;2;COM.MICROSOFT.SWITCH([$'switches'.$A$1];1;2*[$'ba'.I4]*[$'bb'.I4]+[$'axi'.$A4];0;[.I4];2;0);[.I4])" office:value-type="float" office:value="0">
            <text:p>0</text:p>
          </table:table-cell>
          <table:table-cell table:style-name="ACE-8" table:formula="of:=IF([$'abs'.J4]&lt;2;COM.MICROSOFT.SWITCH([$'switches'.$A$1];1;2*[$'ba'.J4]*[$'bb'.J4]+[$'axi'.$A4];0;[.J4];2;0);[.J4])" office:value-type="float" office:value="0">
            <text:p>0</text:p>
          </table:table-cell>
          <table:table-cell table:style-name="ACE-8" table:formula="of:=IF([$'abs'.K4]&lt;2;COM.MICROSOFT.SWITCH([$'switches'.$A$1];1;2*[$'ba'.K4]*[$'bb'.K4]+[$'axi'.$A4];0;[.K4];2;0);[.K4])" office:value-type="float" office:value="0">
            <text:p>0</text:p>
          </table:table-cell>
          <table:table-cell table:style-name="ACE-8" table:formula="of:=IF([$'abs'.L4]&lt;2;COM.MICROSOFT.SWITCH([$'switches'.$A$1];1;2*[$'ba'.L4]*[$'bb'.L4]+[$'axi'.$A4];0;[.L4];2;0);[.L4])" office:value-type="float" office:value="0">
            <text:p>0</text:p>
          </table:table-cell>
          <table:table-cell table:style-name="ACE-8" table:formula="of:=IF([$'abs'.M4]&lt;2;COM.MICROSOFT.SWITCH([$'switches'.$A$1];1;2*[$'ba'.M4]*[$'bb'.M4]+[$'axi'.$A4];0;[.M4];2;0);[.M4])" office:value-type="float" office:value="0">
            <text:p>0</text:p>
          </table:table-cell>
          <table:table-cell table:style-name="ACE-8" table:formula="of:=IF([$'abs'.N4]&lt;2;COM.MICROSOFT.SWITCH([$'switches'.$A$1];1;2*[$'ba'.N4]*[$'bb'.N4]+[$'axi'.$A4];0;[.N4];2;0);[.N4])" office:value-type="float" office:value="0">
            <text:p>0</text:p>
          </table:table-cell>
          <table:table-cell table:style-name="ACE-8" table:formula="of:=IF([$'abs'.O4]&lt;2;COM.MICROSOFT.SWITCH([$'switches'.$A$1];1;2*[$'ba'.O4]*[$'bb'.O4]+[$'axi'.$A4];0;[.O4];2;0);[.O4])" office:value-type="float" office:value="0">
            <text:p>0</text:p>
          </table:table-cell>
          <table:table-cell table:style-name="ACE-8" table:formula="of:=IF([$'abs'.P4]&lt;2;COM.MICROSOFT.SWITCH([$'switches'.$A$1];1;2*[$'ba'.P4]*[$'bb'.P4]+[$'axi'.$A4];0;[.P4];2;0);[.P4])" office:value-type="float" office:value="0">
            <text:p>0</text:p>
          </table:table-cell>
          <table:table-cell table:style-name="ACE-8" table:formula="of:=IF([$'abs'.Q4]&lt;2;COM.MICROSOFT.SWITCH([$'switches'.$A$1];1;2*[$'ba'.Q4]*[$'bb'.Q4]+[$'axi'.$A4];0;[.Q4];2;0);[.Q4])" office:value-type="float" office:value="0">
            <text:p>0</text:p>
          </table:table-cell>
          <table:table-cell table:style-name="ACE-8" table:formula="of:=IF([$'abs'.R4]&lt;2;COM.MICROSOFT.SWITCH([$'switches'.$A$1];1;2*[$'ba'.R4]*[$'bb'.R4]+[$'axi'.$A4];0;[.R4];2;0);[.R4])" office:value-type="float" office:value="0">
            <text:p>0</text:p>
          </table:table-cell>
          <table:table-cell table:style-name="ACE-8" table:formula="of:=IF([$'abs'.S4]&lt;2;COM.MICROSOFT.SWITCH([$'switches'.$A$1];1;2*[$'ba'.S4]*[$'bb'.S4]+[$'axi'.$A4];0;[.S4];2;0);[.S4])" office:value-type="float" office:value="0">
            <text:p>0</text:p>
          </table:table-cell>
          <table:table-cell table:style-name="ACE-8" table:formula="of:=IF([$'abs'.T4]&lt;2;COM.MICROSOFT.SWITCH([$'switches'.$A$1];1;2*[$'ba'.T4]*[$'bb'.T4]+[$'axi'.$A4];0;[.T4];2;0);[.T4])" office:value-type="float" office:value="0">
            <text:p>0</text:p>
          </table:table-cell>
          <table:table-cell table:style-name="ACE-8" table:formula="of:=IF([$'abs'.U4]&lt;2;COM.MICROSOFT.SWITCH([$'switches'.$A$1];1;2*[$'ba'.U4]*[$'bb'.U4]+[$'axi'.$A4];0;[.U4];2;0);[.U4])" office:value-type="float" office:value="0">
            <text:p>0</text:p>
          </table:table-cell>
          <table:table-cell table:style-name="ACE-8" table:formula="of:=IF([$'abs'.V4]&lt;2;COM.MICROSOFT.SWITCH([$'switches'.$A$1];1;2*[$'ba'.V4]*[$'bb'.V4]+[$'axi'.$A4];0;[.V4];2;0);[.V4])" office:value-type="float" office:value="0">
            <text:p>0</text:p>
          </table:table-cell>
          <table:table-cell table:style-name="ACE-8" table:formula="of:=IF([$'abs'.W4]&lt;2;COM.MICROSOFT.SWITCH([$'switches'.$A$1];1;2*[$'ba'.W4]*[$'bb'.W4]+[$'axi'.$A4];0;[.W4];2;0);[.W4])" office:value-type="float" office:value="0">
            <text:p>0</text:p>
          </table:table-cell>
          <table:table-cell table:style-name="ACE-8" table:formula="of:=IF([$'abs'.X4]&lt;2;COM.MICROSOFT.SWITCH([$'switches'.$A$1];1;2*[$'ba'.X4]*[$'bb'.X4]+[$'axi'.$A4];0;[.X4];2;0);[.X4])" office:value-type="float" office:value="0">
            <text:p>0</text:p>
          </table:table-cell>
          <table:table-cell table:style-name="ACE-8" table:formula="of:=IF([$'abs'.Y4]&lt;2;COM.MICROSOFT.SWITCH([$'switches'.$A$1];1;2*[$'ba'.Y4]*[$'bb'.Y4]+[$'axi'.$A4];0;[.Y4];2;0);[.Y4])" office:value-type="float" office:value="0">
            <text:p>0</text:p>
          </table:table-cell>
          <table:table-cell table:style-name="ACE-8" table:formula="of:=IF([$'abs'.Z4]&lt;2;COM.MICROSOFT.SWITCH([$'switches'.$A$1];1;2*[$'ba'.Z4]*[$'bb'.Z4]+[$'axi'.$A4];0;[.Z4];2;0);[.Z4])" office:value-type="float" office:value="0">
            <text:p>0</text:p>
          </table:table-cell>
          <table:table-cell table:style-name="ACE-8" table:formula="of:=IF([$'abs'.AA4]&lt;2;COM.MICROSOFT.SWITCH([$'switches'.$A$1];1;2*[$'ba'.AA4]*[$'bb'.AA4]+[$'axi'.$A4];0;[.AA4];2;0);[.AA4])" office:value-type="float" office:value="0">
            <text:p>0</text:p>
          </table:table-cell>
          <table:table-cell table:style-name="ACE-8" table:formula="of:=IF([$'abs'.AB4]&lt;2;COM.MICROSOFT.SWITCH([$'switches'.$A$1];1;2*[$'ba'.AB4]*[$'bb'.AB4]+[$'axi'.$A4];0;[.AB4];2;0);[.AB4])" office:value-type="float" office:value="0">
            <text:p>0</text:p>
          </table:table-cell>
          <table:table-cell table:style-name="ACE-8" table:formula="of:=IF([$'abs'.AC4]&lt;2;COM.MICROSOFT.SWITCH([$'switches'.$A$1];1;2*[$'ba'.AC4]*[$'bb'.AC4]+[$'axi'.$A4];0;[.AC4];2;0);[.AC4])" office:value-type="float" office:value="0">
            <text:p>0</text:p>
          </table:table-cell>
          <table:table-cell table:style-name="ACE-8" table:formula="of:=IF([$'abs'.AD4]&lt;2;COM.MICROSOFT.SWITCH([$'switches'.$A$1];1;2*[$'ba'.AD4]*[$'bb'.AD4]+[$'axi'.$A4];0;[.AD4];2;0);[.AD4])" office:value-type="float" office:value="0">
            <text:p>0</text:p>
          </table:table-cell>
          <table:table-cell table:style-name="ACE-8" table:formula="of:=IF([$'abs'.AE4]&lt;2;COM.MICROSOFT.SWITCH([$'switches'.$A$1];1;2*[$'ba'.AE4]*[$'bb'.AE4]+[$'axi'.$A4];0;[.AE4];2;0);[.AE4])" office:value-type="float" office:value="0">
            <text:p>0</text:p>
          </table:table-cell>
          <table:table-cell table:style-name="ACE-8" table:formula="of:=IF([$'abs'.AF4]&lt;2;COM.MICROSOFT.SWITCH([$'switches'.$A$1];1;2*[$'ba'.AF4]*[$'bb'.AF4]+[$'axi'.$A4];0;[.AF4];2;0);[.AF4])" office:value-type="float" office:value="0">
            <text:p>0</text:p>
          </table:table-cell>
          <table:table-cell table:style-name="ACE-8" table:formula="of:=IF([$'abs'.AG4]&lt;2;COM.MICROSOFT.SWITCH([$'switches'.$A$1];1;2*[$'ba'.AG4]*[$'bb'.AG4]+[$'axi'.$A4];0;[.AG4];2;0);[.AG4])" office:value-type="float" office:value="0">
            <text:p>0</text:p>
          </table:table-cell>
          <table:table-cell table:style-name="ACE-8" table:formula="of:=IF([$'abs'.AH4]&lt;2;COM.MICROSOFT.SWITCH([$'switches'.$A$1];1;2*[$'ba'.AH4]*[$'bb'.AH4]+[$'axi'.$A4];0;[.AH4];2;0);[.AH4])" office:value-type="float" office:value="0">
            <text:p>0</text:p>
          </table:table-cell>
          <table:table-cell table:style-name="ACE-8" table:formula="of:=IF([$'abs'.AI4]&lt;2;COM.MICROSOFT.SWITCH([$'switches'.$A$1];1;2*[$'ba'.AI4]*[$'bb'.AI4]+[$'axi'.$A4];0;[.AI4];2;0);[.AI4])" office:value-type="float" office:value="0">
            <text:p>0</text:p>
          </table:table-cell>
          <table:table-cell table:style-name="ACE-8" table:formula="of:=IF([$'abs'.AJ4]&lt;2;COM.MICROSOFT.SWITCH([$'switches'.$A$1];1;2*[$'ba'.AJ4]*[$'bb'.AJ4]+[$'axi'.$A4];0;[.AJ4];2;0);[.AJ4])" office:value-type="float" office:value="0">
            <text:p>0</text:p>
          </table:table-cell>
          <table:table-cell table:style-name="ACE-8" table:formula="of:=IF([$'abs'.AK4]&lt;2;COM.MICROSOFT.SWITCH([$'switches'.$A$1];1;2*[$'ba'.AK4]*[$'bb'.AK4]+[$'axi'.$A4];0;[.AK4];2;0);[.AK4])" office:value-type="float" office:value="0">
            <text:p>0</text:p>
          </table:table-cell>
          <table:table-cell table:style-name="ACE-8" table:formula="of:=IF([$'abs'.AL4]&lt;2;COM.MICROSOFT.SWITCH([$'switches'.$A$1];1;2*[$'ba'.AL4]*[$'bb'.AL4]+[$'axi'.$A4];0;[.AL4];2;0);[.AL4])" office:value-type="float" office:value="0">
            <text:p>0</text:p>
          </table:table-cell>
          <table:table-cell table:style-name="ACE-8" table:formula="of:=IF([$'abs'.AM4]&lt;2;COM.MICROSOFT.SWITCH([$'switches'.$A$1];1;2*[$'ba'.AM4]*[$'bb'.AM4]+[$'axi'.$A4];0;[.AM4];2;0);[.AM4])" office:value-type="float" office:value="0">
            <text:p>0</text:p>
          </table:table-cell>
          <table:table-cell table:style-name="ACE-8" table:formula="of:=IF([$'abs'.AN4]&lt;2;COM.MICROSOFT.SWITCH([$'switches'.$A$1];1;2*[$'ba'.AN4]*[$'bb'.AN4]+[$'axi'.$A4];0;[.AN4];2;0);[.AN4])" office:value-type="float" office:value="0">
            <text:p>0</text:p>
          </table:table-cell>
          <table:table-cell table:style-name="ACE-8" table:formula="of:=IF([$'abs'.AO4]&lt;2;COM.MICROSOFT.SWITCH([$'switches'.$A$1];1;2*[$'ba'.AO4]*[$'bb'.AO4]+[$'axi'.$A4];0;[.AO4];2;0);[.AO4])" office:value-type="float" office:value="0">
            <text:p>0</text:p>
          </table:table-cell>
          <table:table-cell table:style-name="ACE-8" table:formula="of:=IF([$'abs'.AP4]&lt;2;COM.MICROSOFT.SWITCH([$'switches'.$A$1];1;2*[$'ba'.AP4]*[$'bb'.AP4]+[$'axi'.$A4];0;[.AP4];2;0);[.AP4])" office:value-type="float" office:value="0">
            <text:p>0</text:p>
          </table:table-cell>
          <table:table-cell table:style-name="ACE-8" table:formula="of:=IF([$'abs'.AQ4]&lt;2;COM.MICROSOFT.SWITCH([$'switches'.$A$1];1;2*[$'ba'.AQ4]*[$'bb'.AQ4]+[$'axi'.$A4];0;[.AQ4];2;0);[.AQ4])" office:value-type="float" office:value="0">
            <text:p>0</text:p>
          </table:table-cell>
          <table:table-cell table:style-name="ACE-8" table:formula="of:=IF([$'abs'.AR4]&lt;2;COM.MICROSOFT.SWITCH([$'switches'.$A$1];1;2*[$'ba'.AR4]*[$'bb'.AR4]+[$'axi'.$A4];0;[.AR4];2;0);[.AR4])" office:value-type="float" office:value="0">
            <text:p>0</text:p>
          </table:table-cell>
          <table:table-cell table:style-name="ACE-8" table:formula="of:=IF([$'abs'.AS4]&lt;2;COM.MICROSOFT.SWITCH([$'switches'.$A$1];1;2*[$'ba'.AS4]*[$'bb'.AS4]+[$'axi'.$A4];0;[.AS4];2;0);[.AS4])" office:value-type="float" office:value="0">
            <text:p>0</text:p>
          </table:table-cell>
          <table:table-cell table:style-name="ACE-8" table:formula="of:=IF([$'abs'.AT4]&lt;2;COM.MICROSOFT.SWITCH([$'switches'.$A$1];1;2*[$'ba'.AT4]*[$'bb'.AT4]+[$'axi'.$A4];0;[.AT4];2;0);[.AT4])" office:value-type="float" office:value="0">
            <text:p>0</text:p>
          </table:table-cell>
          <table:table-cell table:style-name="ACE-8" table:formula="of:=IF([$'abs'.AU4]&lt;2;COM.MICROSOFT.SWITCH([$'switches'.$A$1];1;2*[$'ba'.AU4]*[$'bb'.AU4]+[$'axi'.$A4];0;[.AU4];2;0);[.AU4])" office:value-type="float" office:value="0">
            <text:p>0</text:p>
          </table:table-cell>
          <table:table-cell table:style-name="ACE-8" table:formula="of:=IF([$'abs'.AV4]&lt;2;COM.MICROSOFT.SWITCH([$'switches'.$A$1];1;2*[$'ba'.AV4]*[$'bb'.AV4]+[$'axi'.$A4];0;[.AV4];2;0);[.AV4])" office:value-type="float" office:value="0">
            <text:p>0</text:p>
          </table:table-cell>
          <table:table-cell table:style-name="ACE-8" table:formula="of:=IF([$'abs'.AW4]&lt;2;COM.MICROSOFT.SWITCH([$'switches'.$A$1];1;2*[$'ba'.AW4]*[$'bb'.AW4]+[$'axi'.$A4];0;[.AW4];2;0);[.AW4])" office:value-type="float" office:value="0">
            <text:p>0</text:p>
          </table:table-cell>
          <table:table-cell table:style-name="ACE-8" table:formula="of:=IF([$'abs'.AX4]&lt;2;COM.MICROSOFT.SWITCH([$'switches'.$A$1];1;2*[$'ba'.AX4]*[$'bb'.AX4]+[$'axi'.$A4];0;[.AX4];2;0);[.AX4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5]&lt;2;COM.MICROSOFT.SWITCH([$'switches'.$A$1];1;2*[$'ba'.B5]*[$'bb'.B5]+[$'axi'.$A5];0;[.B5];2;0);[.B5])" office:value-type="float" office:value="0">
            <text:p>0</text:p>
          </table:table-cell>
          <table:table-cell table:style-name="ACE-8" table:formula="of:=IF([$'abs'.C5]&lt;2;COM.MICROSOFT.SWITCH([$'switches'.$A$1];1;2*[$'ba'.C5]*[$'bb'.C5]+[$'axi'.$A5];0;[.C5];2;0);[.C5])" office:value-type="float" office:value="0">
            <text:p>0</text:p>
          </table:table-cell>
          <table:table-cell table:style-name="ACE-8" table:formula="of:=IF([$'abs'.D5]&lt;2;COM.MICROSOFT.SWITCH([$'switches'.$A$1];1;2*[$'ba'.D5]*[$'bb'.D5]+[$'axi'.$A5];0;[.D5];2;0);[.D5])" office:value-type="float" office:value="0">
            <text:p>0</text:p>
          </table:table-cell>
          <table:table-cell table:style-name="ACE-8" table:formula="of:=IF([$'abs'.E5]&lt;2;COM.MICROSOFT.SWITCH([$'switches'.$A$1];1;2*[$'ba'.E5]*[$'bb'.E5]+[$'axi'.$A5];0;[.E5];2;0);[.E5])" office:value-type="float" office:value="0">
            <text:p>0</text:p>
          </table:table-cell>
          <table:table-cell table:style-name="ACE-8" table:formula="of:=IF([$'abs'.F5]&lt;2;COM.MICROSOFT.SWITCH([$'switches'.$A$1];1;2*[$'ba'.F5]*[$'bb'.F5]+[$'axi'.$A5];0;[.F5];2;0);[.F5])" office:value-type="float" office:value="0">
            <text:p>0</text:p>
          </table:table-cell>
          <table:table-cell table:style-name="ACE-8" table:formula="of:=IF([$'abs'.G5]&lt;2;COM.MICROSOFT.SWITCH([$'switches'.$A$1];1;2*[$'ba'.G5]*[$'bb'.G5]+[$'axi'.$A5];0;[.G5];2;0);[.G5])" office:value-type="float" office:value="0">
            <text:p>0</text:p>
          </table:table-cell>
          <table:table-cell table:style-name="ACE-8" table:formula="of:=IF([$'abs'.H5]&lt;2;COM.MICROSOFT.SWITCH([$'switches'.$A$1];1;2*[$'ba'.H5]*[$'bb'.H5]+[$'axi'.$A5];0;[.H5];2;0);[.H5])" office:value-type="float" office:value="0">
            <text:p>0</text:p>
          </table:table-cell>
          <table:table-cell table:style-name="ACE-8" table:formula="of:=IF([$'abs'.I5]&lt;2;COM.MICROSOFT.SWITCH([$'switches'.$A$1];1;2*[$'ba'.I5]*[$'bb'.I5]+[$'axi'.$A5];0;[.I5];2;0);[.I5])" office:value-type="float" office:value="0">
            <text:p>0</text:p>
          </table:table-cell>
          <table:table-cell table:style-name="ACE-8" table:formula="of:=IF([$'abs'.J5]&lt;2;COM.MICROSOFT.SWITCH([$'switches'.$A$1];1;2*[$'ba'.J5]*[$'bb'.J5]+[$'axi'.$A5];0;[.J5];2;0);[.J5])" office:value-type="float" office:value="0">
            <text:p>0</text:p>
          </table:table-cell>
          <table:table-cell table:style-name="ACE-8" table:formula="of:=IF([$'abs'.K5]&lt;2;COM.MICROSOFT.SWITCH([$'switches'.$A$1];1;2*[$'ba'.K5]*[$'bb'.K5]+[$'axi'.$A5];0;[.K5];2;0);[.K5])" office:value-type="float" office:value="0">
            <text:p>0</text:p>
          </table:table-cell>
          <table:table-cell table:style-name="ACE-8" table:formula="of:=IF([$'abs'.L5]&lt;2;COM.MICROSOFT.SWITCH([$'switches'.$A$1];1;2*[$'ba'.L5]*[$'bb'.L5]+[$'axi'.$A5];0;[.L5];2;0);[.L5])" office:value-type="float" office:value="0">
            <text:p>0</text:p>
          </table:table-cell>
          <table:table-cell table:style-name="ACE-8" table:formula="of:=IF([$'abs'.M5]&lt;2;COM.MICROSOFT.SWITCH([$'switches'.$A$1];1;2*[$'ba'.M5]*[$'bb'.M5]+[$'axi'.$A5];0;[.M5];2;0);[.M5])" office:value-type="float" office:value="0">
            <text:p>0</text:p>
          </table:table-cell>
          <table:table-cell table:style-name="ACE-8" table:formula="of:=IF([$'abs'.N5]&lt;2;COM.MICROSOFT.SWITCH([$'switches'.$A$1];1;2*[$'ba'.N5]*[$'bb'.N5]+[$'axi'.$A5];0;[.N5];2;0);[.N5])" office:value-type="float" office:value="0">
            <text:p>0</text:p>
          </table:table-cell>
          <table:table-cell table:style-name="ACE-8" table:formula="of:=IF([$'abs'.O5]&lt;2;COM.MICROSOFT.SWITCH([$'switches'.$A$1];1;2*[$'ba'.O5]*[$'bb'.O5]+[$'axi'.$A5];0;[.O5];2;0);[.O5])" office:value-type="float" office:value="0">
            <text:p>0</text:p>
          </table:table-cell>
          <table:table-cell table:style-name="ACE-8" table:formula="of:=IF([$'abs'.P5]&lt;2;COM.MICROSOFT.SWITCH([$'switches'.$A$1];1;2*[$'ba'.P5]*[$'bb'.P5]+[$'axi'.$A5];0;[.P5];2;0);[.P5])" office:value-type="float" office:value="0">
            <text:p>0</text:p>
          </table:table-cell>
          <table:table-cell table:style-name="ACE-8" table:formula="of:=IF([$'abs'.Q5]&lt;2;COM.MICROSOFT.SWITCH([$'switches'.$A$1];1;2*[$'ba'.Q5]*[$'bb'.Q5]+[$'axi'.$A5];0;[.Q5];2;0);[.Q5])" office:value-type="float" office:value="0">
            <text:p>0</text:p>
          </table:table-cell>
          <table:table-cell table:style-name="ACE-8" table:formula="of:=IF([$'abs'.R5]&lt;2;COM.MICROSOFT.SWITCH([$'switches'.$A$1];1;2*[$'ba'.R5]*[$'bb'.R5]+[$'axi'.$A5];0;[.R5];2;0);[.R5])" office:value-type="float" office:value="0">
            <text:p>0</text:p>
          </table:table-cell>
          <table:table-cell table:style-name="ACE-8" table:formula="of:=IF([$'abs'.S5]&lt;2;COM.MICROSOFT.SWITCH([$'switches'.$A$1];1;2*[$'ba'.S5]*[$'bb'.S5]+[$'axi'.$A5];0;[.S5];2;0);[.S5])" office:value-type="float" office:value="0">
            <text:p>0</text:p>
          </table:table-cell>
          <table:table-cell table:style-name="ACE-8" table:formula="of:=IF([$'abs'.T5]&lt;2;COM.MICROSOFT.SWITCH([$'switches'.$A$1];1;2*[$'ba'.T5]*[$'bb'.T5]+[$'axi'.$A5];0;[.T5];2;0);[.T5])" office:value-type="float" office:value="0">
            <text:p>0</text:p>
          </table:table-cell>
          <table:table-cell table:style-name="ACE-8" table:formula="of:=IF([$'abs'.U5]&lt;2;COM.MICROSOFT.SWITCH([$'switches'.$A$1];1;2*[$'ba'.U5]*[$'bb'.U5]+[$'axi'.$A5];0;[.U5];2;0);[.U5])" office:value-type="float" office:value="0">
            <text:p>0</text:p>
          </table:table-cell>
          <table:table-cell table:style-name="ACE-8" table:formula="of:=IF([$'abs'.V5]&lt;2;COM.MICROSOFT.SWITCH([$'switches'.$A$1];1;2*[$'ba'.V5]*[$'bb'.V5]+[$'axi'.$A5];0;[.V5];2;0);[.V5])" office:value-type="float" office:value="0">
            <text:p>0</text:p>
          </table:table-cell>
          <table:table-cell table:style-name="ACE-8" table:formula="of:=IF([$'abs'.W5]&lt;2;COM.MICROSOFT.SWITCH([$'switches'.$A$1];1;2*[$'ba'.W5]*[$'bb'.W5]+[$'axi'.$A5];0;[.W5];2;0);[.W5])" office:value-type="float" office:value="0">
            <text:p>0</text:p>
          </table:table-cell>
          <table:table-cell table:style-name="ACE-8" table:formula="of:=IF([$'abs'.X5]&lt;2;COM.MICROSOFT.SWITCH([$'switches'.$A$1];1;2*[$'ba'.X5]*[$'bb'.X5]+[$'axi'.$A5];0;[.X5];2;0);[.X5])" office:value-type="float" office:value="0">
            <text:p>0</text:p>
          </table:table-cell>
          <table:table-cell table:style-name="ACE-8" table:formula="of:=IF([$'abs'.Y5]&lt;2;COM.MICROSOFT.SWITCH([$'switches'.$A$1];1;2*[$'ba'.Y5]*[$'bb'.Y5]+[$'axi'.$A5];0;[.Y5];2;0);[.Y5])" office:value-type="float" office:value="0">
            <text:p>0</text:p>
          </table:table-cell>
          <table:table-cell table:style-name="ACE-8" table:formula="of:=IF([$'abs'.Z5]&lt;2;COM.MICROSOFT.SWITCH([$'switches'.$A$1];1;2*[$'ba'.Z5]*[$'bb'.Z5]+[$'axi'.$A5];0;[.Z5];2;0);[.Z5])" office:value-type="float" office:value="0">
            <text:p>0</text:p>
          </table:table-cell>
          <table:table-cell table:style-name="ACE-8" table:formula="of:=IF([$'abs'.AA5]&lt;2;COM.MICROSOFT.SWITCH([$'switches'.$A$1];1;2*[$'ba'.AA5]*[$'bb'.AA5]+[$'axi'.$A5];0;[.AA5];2;0);[.AA5])" office:value-type="float" office:value="0">
            <text:p>0</text:p>
          </table:table-cell>
          <table:table-cell table:style-name="ACE-8" table:formula="of:=IF([$'abs'.AB5]&lt;2;COM.MICROSOFT.SWITCH([$'switches'.$A$1];1;2*[$'ba'.AB5]*[$'bb'.AB5]+[$'axi'.$A5];0;[.AB5];2;0);[.AB5])" office:value-type="float" office:value="0">
            <text:p>0</text:p>
          </table:table-cell>
          <table:table-cell table:style-name="ACE-8" table:formula="of:=IF([$'abs'.AC5]&lt;2;COM.MICROSOFT.SWITCH([$'switches'.$A$1];1;2*[$'ba'.AC5]*[$'bb'.AC5]+[$'axi'.$A5];0;[.AC5];2;0);[.AC5])" office:value-type="float" office:value="0">
            <text:p>0</text:p>
          </table:table-cell>
          <table:table-cell table:style-name="ACE-8" table:formula="of:=IF([$'abs'.AD5]&lt;2;COM.MICROSOFT.SWITCH([$'switches'.$A$1];1;2*[$'ba'.AD5]*[$'bb'.AD5]+[$'axi'.$A5];0;[.AD5];2;0);[.AD5])" office:value-type="float" office:value="0">
            <text:p>0</text:p>
          </table:table-cell>
          <table:table-cell table:style-name="ACE-8" table:formula="of:=IF([$'abs'.AE5]&lt;2;COM.MICROSOFT.SWITCH([$'switches'.$A$1];1;2*[$'ba'.AE5]*[$'bb'.AE5]+[$'axi'.$A5];0;[.AE5];2;0);[.AE5])" office:value-type="float" office:value="0">
            <text:p>0</text:p>
          </table:table-cell>
          <table:table-cell table:style-name="ACE-8" table:formula="of:=IF([$'abs'.AF5]&lt;2;COM.MICROSOFT.SWITCH([$'switches'.$A$1];1;2*[$'ba'.AF5]*[$'bb'.AF5]+[$'axi'.$A5];0;[.AF5];2;0);[.AF5])" office:value-type="float" office:value="0">
            <text:p>0</text:p>
          </table:table-cell>
          <table:table-cell table:style-name="ACE-8" table:formula="of:=IF([$'abs'.AG5]&lt;2;COM.MICROSOFT.SWITCH([$'switches'.$A$1];1;2*[$'ba'.AG5]*[$'bb'.AG5]+[$'axi'.$A5];0;[.AG5];2;0);[.AG5])" office:value-type="float" office:value="0">
            <text:p>0</text:p>
          </table:table-cell>
          <table:table-cell table:style-name="ACE-8" table:formula="of:=IF([$'abs'.AH5]&lt;2;COM.MICROSOFT.SWITCH([$'switches'.$A$1];1;2*[$'ba'.AH5]*[$'bb'.AH5]+[$'axi'.$A5];0;[.AH5];2;0);[.AH5])" office:value-type="float" office:value="0">
            <text:p>0</text:p>
          </table:table-cell>
          <table:table-cell table:style-name="ACE-8" table:formula="of:=IF([$'abs'.AI5]&lt;2;COM.MICROSOFT.SWITCH([$'switches'.$A$1];1;2*[$'ba'.AI5]*[$'bb'.AI5]+[$'axi'.$A5];0;[.AI5];2;0);[.AI5])" office:value-type="float" office:value="0">
            <text:p>0</text:p>
          </table:table-cell>
          <table:table-cell table:style-name="ACE-8" table:formula="of:=IF([$'abs'.AJ5]&lt;2;COM.MICROSOFT.SWITCH([$'switches'.$A$1];1;2*[$'ba'.AJ5]*[$'bb'.AJ5]+[$'axi'.$A5];0;[.AJ5];2;0);[.AJ5])" office:value-type="float" office:value="0">
            <text:p>0</text:p>
          </table:table-cell>
          <table:table-cell table:style-name="ACE-8" table:formula="of:=IF([$'abs'.AK5]&lt;2;COM.MICROSOFT.SWITCH([$'switches'.$A$1];1;2*[$'ba'.AK5]*[$'bb'.AK5]+[$'axi'.$A5];0;[.AK5];2;0);[.AK5])" office:value-type="float" office:value="0">
            <text:p>0</text:p>
          </table:table-cell>
          <table:table-cell table:style-name="ACE-8" table:formula="of:=IF([$'abs'.AL5]&lt;2;COM.MICROSOFT.SWITCH([$'switches'.$A$1];1;2*[$'ba'.AL5]*[$'bb'.AL5]+[$'axi'.$A5];0;[.AL5];2;0);[.AL5])" office:value-type="float" office:value="0">
            <text:p>0</text:p>
          </table:table-cell>
          <table:table-cell table:style-name="ACE-8" table:formula="of:=IF([$'abs'.AM5]&lt;2;COM.MICROSOFT.SWITCH([$'switches'.$A$1];1;2*[$'ba'.AM5]*[$'bb'.AM5]+[$'axi'.$A5];0;[.AM5];2;0);[.AM5])" office:value-type="float" office:value="0">
            <text:p>0</text:p>
          </table:table-cell>
          <table:table-cell table:style-name="ACE-8" table:formula="of:=IF([$'abs'.AN5]&lt;2;COM.MICROSOFT.SWITCH([$'switches'.$A$1];1;2*[$'ba'.AN5]*[$'bb'.AN5]+[$'axi'.$A5];0;[.AN5];2;0);[.AN5])" office:value-type="float" office:value="0">
            <text:p>0</text:p>
          </table:table-cell>
          <table:table-cell table:style-name="ACE-8" table:formula="of:=IF([$'abs'.AO5]&lt;2;COM.MICROSOFT.SWITCH([$'switches'.$A$1];1;2*[$'ba'.AO5]*[$'bb'.AO5]+[$'axi'.$A5];0;[.AO5];2;0);[.AO5])" office:value-type="float" office:value="0">
            <text:p>0</text:p>
          </table:table-cell>
          <table:table-cell table:style-name="ACE-8" table:formula="of:=IF([$'abs'.AP5]&lt;2;COM.MICROSOFT.SWITCH([$'switches'.$A$1];1;2*[$'ba'.AP5]*[$'bb'.AP5]+[$'axi'.$A5];0;[.AP5];2;0);[.AP5])" office:value-type="float" office:value="0">
            <text:p>0</text:p>
          </table:table-cell>
          <table:table-cell table:style-name="ACE-8" table:formula="of:=IF([$'abs'.AQ5]&lt;2;COM.MICROSOFT.SWITCH([$'switches'.$A$1];1;2*[$'ba'.AQ5]*[$'bb'.AQ5]+[$'axi'.$A5];0;[.AQ5];2;0);[.AQ5])" office:value-type="float" office:value="0">
            <text:p>0</text:p>
          </table:table-cell>
          <table:table-cell table:style-name="ACE-8" table:formula="of:=IF([$'abs'.AR5]&lt;2;COM.MICROSOFT.SWITCH([$'switches'.$A$1];1;2*[$'ba'.AR5]*[$'bb'.AR5]+[$'axi'.$A5];0;[.AR5];2;0);[.AR5])" office:value-type="float" office:value="0">
            <text:p>0</text:p>
          </table:table-cell>
          <table:table-cell table:style-name="ACE-8" table:formula="of:=IF([$'abs'.AS5]&lt;2;COM.MICROSOFT.SWITCH([$'switches'.$A$1];1;2*[$'ba'.AS5]*[$'bb'.AS5]+[$'axi'.$A5];0;[.AS5];2;0);[.AS5])" office:value-type="float" office:value="0">
            <text:p>0</text:p>
          </table:table-cell>
          <table:table-cell table:style-name="ACE-8" table:formula="of:=IF([$'abs'.AT5]&lt;2;COM.MICROSOFT.SWITCH([$'switches'.$A$1];1;2*[$'ba'.AT5]*[$'bb'.AT5]+[$'axi'.$A5];0;[.AT5];2;0);[.AT5])" office:value-type="float" office:value="0">
            <text:p>0</text:p>
          </table:table-cell>
          <table:table-cell table:style-name="ACE-8" table:formula="of:=IF([$'abs'.AU5]&lt;2;COM.MICROSOFT.SWITCH([$'switches'.$A$1];1;2*[$'ba'.AU5]*[$'bb'.AU5]+[$'axi'.$A5];0;[.AU5];2;0);[.AU5])" office:value-type="float" office:value="0">
            <text:p>0</text:p>
          </table:table-cell>
          <table:table-cell table:style-name="ACE-8" table:formula="of:=IF([$'abs'.AV5]&lt;2;COM.MICROSOFT.SWITCH([$'switches'.$A$1];1;2*[$'ba'.AV5]*[$'bb'.AV5]+[$'axi'.$A5];0;[.AV5];2;0);[.AV5])" office:value-type="float" office:value="0">
            <text:p>0</text:p>
          </table:table-cell>
          <table:table-cell table:style-name="ACE-8" table:formula="of:=IF([$'abs'.AW5]&lt;2;COM.MICROSOFT.SWITCH([$'switches'.$A$1];1;2*[$'ba'.AW5]*[$'bb'.AW5]+[$'axi'.$A5];0;[.AW5];2;0);[.AW5])" office:value-type="float" office:value="0">
            <text:p>0</text:p>
          </table:table-cell>
          <table:table-cell table:style-name="ACE-8" table:formula="of:=IF([$'abs'.AX5]&lt;2;COM.MICROSOFT.SWITCH([$'switches'.$A$1];1;2*[$'ba'.AX5]*[$'bb'.AX5]+[$'axi'.$A5];0;[.AX5];2;0);[.AX5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6]&lt;2;COM.MICROSOFT.SWITCH([$'switches'.$A$1];1;2*[$'ba'.B6]*[$'bb'.B6]+[$'axi'.$A6];0;[.B6];2;0);[.B6])" office:value-type="float" office:value="0">
            <text:p>0</text:p>
          </table:table-cell>
          <table:table-cell table:style-name="ACE-8" table:formula="of:=IF([$'abs'.C6]&lt;2;COM.MICROSOFT.SWITCH([$'switches'.$A$1];1;2*[$'ba'.C6]*[$'bb'.C6]+[$'axi'.$A6];0;[.C6];2;0);[.C6])" office:value-type="float" office:value="0">
            <text:p>0</text:p>
          </table:table-cell>
          <table:table-cell table:style-name="ACE-8" table:formula="of:=IF([$'abs'.D6]&lt;2;COM.MICROSOFT.SWITCH([$'switches'.$A$1];1;2*[$'ba'.D6]*[$'bb'.D6]+[$'axi'.$A6];0;[.D6];2;0);[.D6])" office:value-type="float" office:value="0">
            <text:p>0</text:p>
          </table:table-cell>
          <table:table-cell table:style-name="ACE-8" table:formula="of:=IF([$'abs'.E6]&lt;2;COM.MICROSOFT.SWITCH([$'switches'.$A$1];1;2*[$'ba'.E6]*[$'bb'.E6]+[$'axi'.$A6];0;[.E6];2;0);[.E6])" office:value-type="float" office:value="0">
            <text:p>0</text:p>
          </table:table-cell>
          <table:table-cell table:style-name="ACE-8" table:formula="of:=IF([$'abs'.F6]&lt;2;COM.MICROSOFT.SWITCH([$'switches'.$A$1];1;2*[$'ba'.F6]*[$'bb'.F6]+[$'axi'.$A6];0;[.F6];2;0);[.F6])" office:value-type="float" office:value="0">
            <text:p>0</text:p>
          </table:table-cell>
          <table:table-cell table:style-name="ACE-8" table:formula="of:=IF([$'abs'.G6]&lt;2;COM.MICROSOFT.SWITCH([$'switches'.$A$1];1;2*[$'ba'.G6]*[$'bb'.G6]+[$'axi'.$A6];0;[.G6];2;0);[.G6])" office:value-type="float" office:value="0">
            <text:p>0</text:p>
          </table:table-cell>
          <table:table-cell table:style-name="ACE-8" table:formula="of:=IF([$'abs'.H6]&lt;2;COM.MICROSOFT.SWITCH([$'switches'.$A$1];1;2*[$'ba'.H6]*[$'bb'.H6]+[$'axi'.$A6];0;[.H6];2;0);[.H6])" office:value-type="float" office:value="0">
            <text:p>0</text:p>
          </table:table-cell>
          <table:table-cell table:style-name="ACE-8" table:formula="of:=IF([$'abs'.I6]&lt;2;COM.MICROSOFT.SWITCH([$'switches'.$A$1];1;2*[$'ba'.I6]*[$'bb'.I6]+[$'axi'.$A6];0;[.I6];2;0);[.I6])" office:value-type="float" office:value="0">
            <text:p>0</text:p>
          </table:table-cell>
          <table:table-cell table:style-name="ACE-8" table:formula="of:=IF([$'abs'.J6]&lt;2;COM.MICROSOFT.SWITCH([$'switches'.$A$1];1;2*[$'ba'.J6]*[$'bb'.J6]+[$'axi'.$A6];0;[.J6];2;0);[.J6])" office:value-type="float" office:value="0">
            <text:p>0</text:p>
          </table:table-cell>
          <table:table-cell table:style-name="ACE-8" table:formula="of:=IF([$'abs'.K6]&lt;2;COM.MICROSOFT.SWITCH([$'switches'.$A$1];1;2*[$'ba'.K6]*[$'bb'.K6]+[$'axi'.$A6];0;[.K6];2;0);[.K6])" office:value-type="float" office:value="0">
            <text:p>0</text:p>
          </table:table-cell>
          <table:table-cell table:style-name="ACE-8" table:formula="of:=IF([$'abs'.L6]&lt;2;COM.MICROSOFT.SWITCH([$'switches'.$A$1];1;2*[$'ba'.L6]*[$'bb'.L6]+[$'axi'.$A6];0;[.L6];2;0);[.L6])" office:value-type="float" office:value="0">
            <text:p>0</text:p>
          </table:table-cell>
          <table:table-cell table:style-name="ACE-8" table:formula="of:=IF([$'abs'.M6]&lt;2;COM.MICROSOFT.SWITCH([$'switches'.$A$1];1;2*[$'ba'.M6]*[$'bb'.M6]+[$'axi'.$A6];0;[.M6];2;0);[.M6])" office:value-type="float" office:value="0">
            <text:p>0</text:p>
          </table:table-cell>
          <table:table-cell table:style-name="ACE-8" table:formula="of:=IF([$'abs'.N6]&lt;2;COM.MICROSOFT.SWITCH([$'switches'.$A$1];1;2*[$'ba'.N6]*[$'bb'.N6]+[$'axi'.$A6];0;[.N6];2;0);[.N6])" office:value-type="float" office:value="0">
            <text:p>0</text:p>
          </table:table-cell>
          <table:table-cell table:style-name="ACE-8" table:formula="of:=IF([$'abs'.O6]&lt;2;COM.MICROSOFT.SWITCH([$'switches'.$A$1];1;2*[$'ba'.O6]*[$'bb'.O6]+[$'axi'.$A6];0;[.O6];2;0);[.O6])" office:value-type="float" office:value="0">
            <text:p>0</text:p>
          </table:table-cell>
          <table:table-cell table:style-name="ACE-8" table:formula="of:=IF([$'abs'.P6]&lt;2;COM.MICROSOFT.SWITCH([$'switches'.$A$1];1;2*[$'ba'.P6]*[$'bb'.P6]+[$'axi'.$A6];0;[.P6];2;0);[.P6])" office:value-type="float" office:value="0">
            <text:p>0</text:p>
          </table:table-cell>
          <table:table-cell table:style-name="ACE-8" table:formula="of:=IF([$'abs'.Q6]&lt;2;COM.MICROSOFT.SWITCH([$'switches'.$A$1];1;2*[$'ba'.Q6]*[$'bb'.Q6]+[$'axi'.$A6];0;[.Q6];2;0);[.Q6])" office:value-type="float" office:value="0">
            <text:p>0</text:p>
          </table:table-cell>
          <table:table-cell table:style-name="ACE-8" table:formula="of:=IF([$'abs'.R6]&lt;2;COM.MICROSOFT.SWITCH([$'switches'.$A$1];1;2*[$'ba'.R6]*[$'bb'.R6]+[$'axi'.$A6];0;[.R6];2;0);[.R6])" office:value-type="float" office:value="0">
            <text:p>0</text:p>
          </table:table-cell>
          <table:table-cell table:style-name="ACE-8" table:formula="of:=IF([$'abs'.S6]&lt;2;COM.MICROSOFT.SWITCH([$'switches'.$A$1];1;2*[$'ba'.S6]*[$'bb'.S6]+[$'axi'.$A6];0;[.S6];2;0);[.S6])" office:value-type="float" office:value="0">
            <text:p>0</text:p>
          </table:table-cell>
          <table:table-cell table:style-name="ACE-8" table:formula="of:=IF([$'abs'.T6]&lt;2;COM.MICROSOFT.SWITCH([$'switches'.$A$1];1;2*[$'ba'.T6]*[$'bb'.T6]+[$'axi'.$A6];0;[.T6];2;0);[.T6])" office:value-type="float" office:value="0">
            <text:p>0</text:p>
          </table:table-cell>
          <table:table-cell table:style-name="ACE-8" table:formula="of:=IF([$'abs'.U6]&lt;2;COM.MICROSOFT.SWITCH([$'switches'.$A$1];1;2*[$'ba'.U6]*[$'bb'.U6]+[$'axi'.$A6];0;[.U6];2;0);[.U6])" office:value-type="float" office:value="0">
            <text:p>0</text:p>
          </table:table-cell>
          <table:table-cell table:style-name="ACE-8" table:formula="of:=IF([$'abs'.V6]&lt;2;COM.MICROSOFT.SWITCH([$'switches'.$A$1];1;2*[$'ba'.V6]*[$'bb'.V6]+[$'axi'.$A6];0;[.V6];2;0);[.V6])" office:value-type="float" office:value="0">
            <text:p>0</text:p>
          </table:table-cell>
          <table:table-cell table:style-name="ACE-8" table:formula="of:=IF([$'abs'.W6]&lt;2;COM.MICROSOFT.SWITCH([$'switches'.$A$1];1;2*[$'ba'.W6]*[$'bb'.W6]+[$'axi'.$A6];0;[.W6];2;0);[.W6])" office:value-type="float" office:value="0">
            <text:p>0</text:p>
          </table:table-cell>
          <table:table-cell table:style-name="ACE-8" table:formula="of:=IF([$'abs'.X6]&lt;2;COM.MICROSOFT.SWITCH([$'switches'.$A$1];1;2*[$'ba'.X6]*[$'bb'.X6]+[$'axi'.$A6];0;[.X6];2;0);[.X6])" office:value-type="float" office:value="0">
            <text:p>0</text:p>
          </table:table-cell>
          <table:table-cell table:style-name="ACE-8" table:formula="of:=IF([$'abs'.Y6]&lt;2;COM.MICROSOFT.SWITCH([$'switches'.$A$1];1;2*[$'ba'.Y6]*[$'bb'.Y6]+[$'axi'.$A6];0;[.Y6];2;0);[.Y6])" office:value-type="float" office:value="0">
            <text:p>0</text:p>
          </table:table-cell>
          <table:table-cell table:style-name="ACE-8" table:formula="of:=IF([$'abs'.Z6]&lt;2;COM.MICROSOFT.SWITCH([$'switches'.$A$1];1;2*[$'ba'.Z6]*[$'bb'.Z6]+[$'axi'.$A6];0;[.Z6];2;0);[.Z6])" office:value-type="float" office:value="0">
            <text:p>0</text:p>
          </table:table-cell>
          <table:table-cell table:style-name="ACE-8" table:formula="of:=IF([$'abs'.AA6]&lt;2;COM.MICROSOFT.SWITCH([$'switches'.$A$1];1;2*[$'ba'.AA6]*[$'bb'.AA6]+[$'axi'.$A6];0;[.AA6];2;0);[.AA6])" office:value-type="float" office:value="0">
            <text:p>0</text:p>
          </table:table-cell>
          <table:table-cell table:style-name="ACE-8" table:formula="of:=IF([$'abs'.AB6]&lt;2;COM.MICROSOFT.SWITCH([$'switches'.$A$1];1;2*[$'ba'.AB6]*[$'bb'.AB6]+[$'axi'.$A6];0;[.AB6];2;0);[.AB6])" office:value-type="float" office:value="0">
            <text:p>0</text:p>
          </table:table-cell>
          <table:table-cell table:style-name="ACE-8" table:formula="of:=IF([$'abs'.AC6]&lt;2;COM.MICROSOFT.SWITCH([$'switches'.$A$1];1;2*[$'ba'.AC6]*[$'bb'.AC6]+[$'axi'.$A6];0;[.AC6];2;0);[.AC6])" office:value-type="float" office:value="0">
            <text:p>0</text:p>
          </table:table-cell>
          <table:table-cell table:style-name="ACE-8" table:formula="of:=IF([$'abs'.AD6]&lt;2;COM.MICROSOFT.SWITCH([$'switches'.$A$1];1;2*[$'ba'.AD6]*[$'bb'.AD6]+[$'axi'.$A6];0;[.AD6];2;0);[.AD6])" office:value-type="float" office:value="0">
            <text:p>0</text:p>
          </table:table-cell>
          <table:table-cell table:style-name="ACE-8" table:formula="of:=IF([$'abs'.AE6]&lt;2;COM.MICROSOFT.SWITCH([$'switches'.$A$1];1;2*[$'ba'.AE6]*[$'bb'.AE6]+[$'axi'.$A6];0;[.AE6];2;0);[.AE6])" office:value-type="float" office:value="0">
            <text:p>0</text:p>
          </table:table-cell>
          <table:table-cell table:style-name="ACE-8" table:formula="of:=IF([$'abs'.AF6]&lt;2;COM.MICROSOFT.SWITCH([$'switches'.$A$1];1;2*[$'ba'.AF6]*[$'bb'.AF6]+[$'axi'.$A6];0;[.AF6];2;0);[.AF6])" office:value-type="float" office:value="0">
            <text:p>0</text:p>
          </table:table-cell>
          <table:table-cell table:style-name="ACE-8" table:formula="of:=IF([$'abs'.AG6]&lt;2;COM.MICROSOFT.SWITCH([$'switches'.$A$1];1;2*[$'ba'.AG6]*[$'bb'.AG6]+[$'axi'.$A6];0;[.AG6];2;0);[.AG6])" office:value-type="float" office:value="0">
            <text:p>0</text:p>
          </table:table-cell>
          <table:table-cell table:style-name="ACE-8" table:formula="of:=IF([$'abs'.AH6]&lt;2;COM.MICROSOFT.SWITCH([$'switches'.$A$1];1;2*[$'ba'.AH6]*[$'bb'.AH6]+[$'axi'.$A6];0;[.AH6];2;0);[.AH6])" office:value-type="float" office:value="0">
            <text:p>0</text:p>
          </table:table-cell>
          <table:table-cell table:style-name="ACE-8" table:formula="of:=IF([$'abs'.AI6]&lt;2;COM.MICROSOFT.SWITCH([$'switches'.$A$1];1;2*[$'ba'.AI6]*[$'bb'.AI6]+[$'axi'.$A6];0;[.AI6];2;0);[.AI6])" office:value-type="float" office:value="0">
            <text:p>0</text:p>
          </table:table-cell>
          <table:table-cell table:style-name="ACE-8" table:formula="of:=IF([$'abs'.AJ6]&lt;2;COM.MICROSOFT.SWITCH([$'switches'.$A$1];1;2*[$'ba'.AJ6]*[$'bb'.AJ6]+[$'axi'.$A6];0;[.AJ6];2;0);[.AJ6])" office:value-type="float" office:value="0">
            <text:p>0</text:p>
          </table:table-cell>
          <table:table-cell table:style-name="ACE-8" table:formula="of:=IF([$'abs'.AK6]&lt;2;COM.MICROSOFT.SWITCH([$'switches'.$A$1];1;2*[$'ba'.AK6]*[$'bb'.AK6]+[$'axi'.$A6];0;[.AK6];2;0);[.AK6])" office:value-type="float" office:value="0">
            <text:p>0</text:p>
          </table:table-cell>
          <table:table-cell table:style-name="ACE-8" table:formula="of:=IF([$'abs'.AL6]&lt;2;COM.MICROSOFT.SWITCH([$'switches'.$A$1];1;2*[$'ba'.AL6]*[$'bb'.AL6]+[$'axi'.$A6];0;[.AL6];2;0);[.AL6])" office:value-type="float" office:value="0">
            <text:p>0</text:p>
          </table:table-cell>
          <table:table-cell table:style-name="ACE-8" table:formula="of:=IF([$'abs'.AM6]&lt;2;COM.MICROSOFT.SWITCH([$'switches'.$A$1];1;2*[$'ba'.AM6]*[$'bb'.AM6]+[$'axi'.$A6];0;[.AM6];2;0);[.AM6])" office:value-type="float" office:value="0">
            <text:p>0</text:p>
          </table:table-cell>
          <table:table-cell table:style-name="ACE-8" table:formula="of:=IF([$'abs'.AN6]&lt;2;COM.MICROSOFT.SWITCH([$'switches'.$A$1];1;2*[$'ba'.AN6]*[$'bb'.AN6]+[$'axi'.$A6];0;[.AN6];2;0);[.AN6])" office:value-type="float" office:value="0">
            <text:p>0</text:p>
          </table:table-cell>
          <table:table-cell table:style-name="ACE-8" table:formula="of:=IF([$'abs'.AO6]&lt;2;COM.MICROSOFT.SWITCH([$'switches'.$A$1];1;2*[$'ba'.AO6]*[$'bb'.AO6]+[$'axi'.$A6];0;[.AO6];2;0);[.AO6])" office:value-type="float" office:value="0">
            <text:p>0</text:p>
          </table:table-cell>
          <table:table-cell table:style-name="ACE-8" table:formula="of:=IF([$'abs'.AP6]&lt;2;COM.MICROSOFT.SWITCH([$'switches'.$A$1];1;2*[$'ba'.AP6]*[$'bb'.AP6]+[$'axi'.$A6];0;[.AP6];2;0);[.AP6])" office:value-type="float" office:value="0">
            <text:p>0</text:p>
          </table:table-cell>
          <table:table-cell table:style-name="ACE-8" table:formula="of:=IF([$'abs'.AQ6]&lt;2;COM.MICROSOFT.SWITCH([$'switches'.$A$1];1;2*[$'ba'.AQ6]*[$'bb'.AQ6]+[$'axi'.$A6];0;[.AQ6];2;0);[.AQ6])" office:value-type="float" office:value="0">
            <text:p>0</text:p>
          </table:table-cell>
          <table:table-cell table:style-name="ACE-8" table:formula="of:=IF([$'abs'.AR6]&lt;2;COM.MICROSOFT.SWITCH([$'switches'.$A$1];1;2*[$'ba'.AR6]*[$'bb'.AR6]+[$'axi'.$A6];0;[.AR6];2;0);[.AR6])" office:value-type="float" office:value="0">
            <text:p>0</text:p>
          </table:table-cell>
          <table:table-cell table:style-name="ACE-8" table:formula="of:=IF([$'abs'.AS6]&lt;2;COM.MICROSOFT.SWITCH([$'switches'.$A$1];1;2*[$'ba'.AS6]*[$'bb'.AS6]+[$'axi'.$A6];0;[.AS6];2;0);[.AS6])" office:value-type="float" office:value="0">
            <text:p>0</text:p>
          </table:table-cell>
          <table:table-cell table:style-name="ACE-8" table:formula="of:=IF([$'abs'.AT6]&lt;2;COM.MICROSOFT.SWITCH([$'switches'.$A$1];1;2*[$'ba'.AT6]*[$'bb'.AT6]+[$'axi'.$A6];0;[.AT6];2;0);[.AT6])" office:value-type="float" office:value="0">
            <text:p>0</text:p>
          </table:table-cell>
          <table:table-cell table:style-name="ACE-8" table:formula="of:=IF([$'abs'.AU6]&lt;2;COM.MICROSOFT.SWITCH([$'switches'.$A$1];1;2*[$'ba'.AU6]*[$'bb'.AU6]+[$'axi'.$A6];0;[.AU6];2;0);[.AU6])" office:value-type="float" office:value="0">
            <text:p>0</text:p>
          </table:table-cell>
          <table:table-cell table:style-name="ACE-8" table:formula="of:=IF([$'abs'.AV6]&lt;2;COM.MICROSOFT.SWITCH([$'switches'.$A$1];1;2*[$'ba'.AV6]*[$'bb'.AV6]+[$'axi'.$A6];0;[.AV6];2;0);[.AV6])" office:value-type="float" office:value="0">
            <text:p>0</text:p>
          </table:table-cell>
          <table:table-cell table:style-name="ACE-8" table:formula="of:=IF([$'abs'.AW6]&lt;2;COM.MICROSOFT.SWITCH([$'switches'.$A$1];1;2*[$'ba'.AW6]*[$'bb'.AW6]+[$'axi'.$A6];0;[.AW6];2;0);[.AW6])" office:value-type="float" office:value="0">
            <text:p>0</text:p>
          </table:table-cell>
          <table:table-cell table:style-name="ACE-8" table:formula="of:=IF([$'abs'.AX6]&lt;2;COM.MICROSOFT.SWITCH([$'switches'.$A$1];1;2*[$'ba'.AX6]*[$'bb'.AX6]+[$'axi'.$A6];0;[.AX6];2;0);[.AX6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7]&lt;2;COM.MICROSOFT.SWITCH([$'switches'.$A$1];1;2*[$'ba'.B7]*[$'bb'.B7]+[$'axi'.$A7];0;[.B7];2;0);[.B7])" office:value-type="float" office:value="0">
            <text:p>0</text:p>
          </table:table-cell>
          <table:table-cell table:style-name="ACE-8" table:formula="of:=IF([$'abs'.C7]&lt;2;COM.MICROSOFT.SWITCH([$'switches'.$A$1];1;2*[$'ba'.C7]*[$'bb'.C7]+[$'axi'.$A7];0;[.C7];2;0);[.C7])" office:value-type="float" office:value="0">
            <text:p>0</text:p>
          </table:table-cell>
          <table:table-cell table:style-name="ACE-8" table:formula="of:=IF([$'abs'.D7]&lt;2;COM.MICROSOFT.SWITCH([$'switches'.$A$1];1;2*[$'ba'.D7]*[$'bb'.D7]+[$'axi'.$A7];0;[.D7];2;0);[.D7])" office:value-type="float" office:value="0">
            <text:p>0</text:p>
          </table:table-cell>
          <table:table-cell table:style-name="ACE-8" table:formula="of:=IF([$'abs'.E7]&lt;2;COM.MICROSOFT.SWITCH([$'switches'.$A$1];1;2*[$'ba'.E7]*[$'bb'.E7]+[$'axi'.$A7];0;[.E7];2;0);[.E7])" office:value-type="float" office:value="0">
            <text:p>0</text:p>
          </table:table-cell>
          <table:table-cell table:style-name="ACE-8" table:formula="of:=IF([$'abs'.F7]&lt;2;COM.MICROSOFT.SWITCH([$'switches'.$A$1];1;2*[$'ba'.F7]*[$'bb'.F7]+[$'axi'.$A7];0;[.F7];2;0);[.F7])" office:value-type="float" office:value="0">
            <text:p>0</text:p>
          </table:table-cell>
          <table:table-cell table:style-name="ACE-8" table:formula="of:=IF([$'abs'.G7]&lt;2;COM.MICROSOFT.SWITCH([$'switches'.$A$1];1;2*[$'ba'.G7]*[$'bb'.G7]+[$'axi'.$A7];0;[.G7];2;0);[.G7])" office:value-type="float" office:value="0">
            <text:p>0</text:p>
          </table:table-cell>
          <table:table-cell table:style-name="ACE-8" table:formula="of:=IF([$'abs'.H7]&lt;2;COM.MICROSOFT.SWITCH([$'switches'.$A$1];1;2*[$'ba'.H7]*[$'bb'.H7]+[$'axi'.$A7];0;[.H7];2;0);[.H7])" office:value-type="float" office:value="0">
            <text:p>0</text:p>
          </table:table-cell>
          <table:table-cell table:style-name="ACE-8" table:formula="of:=IF([$'abs'.I7]&lt;2;COM.MICROSOFT.SWITCH([$'switches'.$A$1];1;2*[$'ba'.I7]*[$'bb'.I7]+[$'axi'.$A7];0;[.I7];2;0);[.I7])" office:value-type="float" office:value="0">
            <text:p>0</text:p>
          </table:table-cell>
          <table:table-cell table:style-name="ACE-8" table:formula="of:=IF([$'abs'.J7]&lt;2;COM.MICROSOFT.SWITCH([$'switches'.$A$1];1;2*[$'ba'.J7]*[$'bb'.J7]+[$'axi'.$A7];0;[.J7];2;0);[.J7])" office:value-type="float" office:value="0">
            <text:p>0</text:p>
          </table:table-cell>
          <table:table-cell table:style-name="ACE-8" table:formula="of:=IF([$'abs'.K7]&lt;2;COM.MICROSOFT.SWITCH([$'switches'.$A$1];1;2*[$'ba'.K7]*[$'bb'.K7]+[$'axi'.$A7];0;[.K7];2;0);[.K7])" office:value-type="float" office:value="0">
            <text:p>0</text:p>
          </table:table-cell>
          <table:table-cell table:style-name="ACE-8" table:formula="of:=IF([$'abs'.L7]&lt;2;COM.MICROSOFT.SWITCH([$'switches'.$A$1];1;2*[$'ba'.L7]*[$'bb'.L7]+[$'axi'.$A7];0;[.L7];2;0);[.L7])" office:value-type="float" office:value="0">
            <text:p>0</text:p>
          </table:table-cell>
          <table:table-cell table:style-name="ACE-8" table:formula="of:=IF([$'abs'.M7]&lt;2;COM.MICROSOFT.SWITCH([$'switches'.$A$1];1;2*[$'ba'.M7]*[$'bb'.M7]+[$'axi'.$A7];0;[.M7];2;0);[.M7])" office:value-type="float" office:value="0">
            <text:p>0</text:p>
          </table:table-cell>
          <table:table-cell table:style-name="ACE-8" table:formula="of:=IF([$'abs'.N7]&lt;2;COM.MICROSOFT.SWITCH([$'switches'.$A$1];1;2*[$'ba'.N7]*[$'bb'.N7]+[$'axi'.$A7];0;[.N7];2;0);[.N7])" office:value-type="float" office:value="0">
            <text:p>0</text:p>
          </table:table-cell>
          <table:table-cell table:style-name="ACE-8" table:formula="of:=IF([$'abs'.O7]&lt;2;COM.MICROSOFT.SWITCH([$'switches'.$A$1];1;2*[$'ba'.O7]*[$'bb'.O7]+[$'axi'.$A7];0;[.O7];2;0);[.O7])" office:value-type="float" office:value="0">
            <text:p>0</text:p>
          </table:table-cell>
          <table:table-cell table:style-name="ACE-8" table:formula="of:=IF([$'abs'.P7]&lt;2;COM.MICROSOFT.SWITCH([$'switches'.$A$1];1;2*[$'ba'.P7]*[$'bb'.P7]+[$'axi'.$A7];0;[.P7];2;0);[.P7])" office:value-type="float" office:value="0">
            <text:p>0</text:p>
          </table:table-cell>
          <table:table-cell table:style-name="ACE-8" table:formula="of:=IF([$'abs'.Q7]&lt;2;COM.MICROSOFT.SWITCH([$'switches'.$A$1];1;2*[$'ba'.Q7]*[$'bb'.Q7]+[$'axi'.$A7];0;[.Q7];2;0);[.Q7])" office:value-type="float" office:value="0">
            <text:p>0</text:p>
          </table:table-cell>
          <table:table-cell table:style-name="ACE-8" table:formula="of:=IF([$'abs'.R7]&lt;2;COM.MICROSOFT.SWITCH([$'switches'.$A$1];1;2*[$'ba'.R7]*[$'bb'.R7]+[$'axi'.$A7];0;[.R7];2;0);[.R7])" office:value-type="float" office:value="0">
            <text:p>0</text:p>
          </table:table-cell>
          <table:table-cell table:style-name="ACE-8" table:formula="of:=IF([$'abs'.S7]&lt;2;COM.MICROSOFT.SWITCH([$'switches'.$A$1];1;2*[$'ba'.S7]*[$'bb'.S7]+[$'axi'.$A7];0;[.S7];2;0);[.S7])" office:value-type="float" office:value="0">
            <text:p>0</text:p>
          </table:table-cell>
          <table:table-cell table:style-name="ACE-8" table:formula="of:=IF([$'abs'.T7]&lt;2;COM.MICROSOFT.SWITCH([$'switches'.$A$1];1;2*[$'ba'.T7]*[$'bb'.T7]+[$'axi'.$A7];0;[.T7];2;0);[.T7])" office:value-type="float" office:value="0">
            <text:p>0</text:p>
          </table:table-cell>
          <table:table-cell table:style-name="ACE-8" table:formula="of:=IF([$'abs'.U7]&lt;2;COM.MICROSOFT.SWITCH([$'switches'.$A$1];1;2*[$'ba'.U7]*[$'bb'.U7]+[$'axi'.$A7];0;[.U7];2;0);[.U7])" office:value-type="float" office:value="0">
            <text:p>0</text:p>
          </table:table-cell>
          <table:table-cell table:style-name="ACE-8" table:formula="of:=IF([$'abs'.V7]&lt;2;COM.MICROSOFT.SWITCH([$'switches'.$A$1];1;2*[$'ba'.V7]*[$'bb'.V7]+[$'axi'.$A7];0;[.V7];2;0);[.V7])" office:value-type="float" office:value="0">
            <text:p>0</text:p>
          </table:table-cell>
          <table:table-cell table:style-name="ACE-8" table:formula="of:=IF([$'abs'.W7]&lt;2;COM.MICROSOFT.SWITCH([$'switches'.$A$1];1;2*[$'ba'.W7]*[$'bb'.W7]+[$'axi'.$A7];0;[.W7];2;0);[.W7])" office:value-type="float" office:value="0">
            <text:p>0</text:p>
          </table:table-cell>
          <table:table-cell table:style-name="ACE-8" table:formula="of:=IF([$'abs'.X7]&lt;2;COM.MICROSOFT.SWITCH([$'switches'.$A$1];1;2*[$'ba'.X7]*[$'bb'.X7]+[$'axi'.$A7];0;[.X7];2;0);[.X7])" office:value-type="float" office:value="0">
            <text:p>0</text:p>
          </table:table-cell>
          <table:table-cell table:style-name="ACE-8" table:formula="of:=IF([$'abs'.Y7]&lt;2;COM.MICROSOFT.SWITCH([$'switches'.$A$1];1;2*[$'ba'.Y7]*[$'bb'.Y7]+[$'axi'.$A7];0;[.Y7];2;0);[.Y7])" office:value-type="float" office:value="0">
            <text:p>0</text:p>
          </table:table-cell>
          <table:table-cell table:style-name="ACE-8" table:formula="of:=IF([$'abs'.Z7]&lt;2;COM.MICROSOFT.SWITCH([$'switches'.$A$1];1;2*[$'ba'.Z7]*[$'bb'.Z7]+[$'axi'.$A7];0;[.Z7];2;0);[.Z7])" office:value-type="float" office:value="0">
            <text:p>0</text:p>
          </table:table-cell>
          <table:table-cell table:style-name="ACE-8" table:formula="of:=IF([$'abs'.AA7]&lt;2;COM.MICROSOFT.SWITCH([$'switches'.$A$1];1;2*[$'ba'.AA7]*[$'bb'.AA7]+[$'axi'.$A7];0;[.AA7];2;0);[.AA7])" office:value-type="float" office:value="0">
            <text:p>0</text:p>
          </table:table-cell>
          <table:table-cell table:style-name="ACE-8" table:formula="of:=IF([$'abs'.AB7]&lt;2;COM.MICROSOFT.SWITCH([$'switches'.$A$1];1;2*[$'ba'.AB7]*[$'bb'.AB7]+[$'axi'.$A7];0;[.AB7];2;0);[.AB7])" office:value-type="float" office:value="0">
            <text:p>0</text:p>
          </table:table-cell>
          <table:table-cell table:style-name="ACE-8" table:formula="of:=IF([$'abs'.AC7]&lt;2;COM.MICROSOFT.SWITCH([$'switches'.$A$1];1;2*[$'ba'.AC7]*[$'bb'.AC7]+[$'axi'.$A7];0;[.AC7];2;0);[.AC7])" office:value-type="float" office:value="0">
            <text:p>0</text:p>
          </table:table-cell>
          <table:table-cell table:style-name="ACE-8" table:formula="of:=IF([$'abs'.AD7]&lt;2;COM.MICROSOFT.SWITCH([$'switches'.$A$1];1;2*[$'ba'.AD7]*[$'bb'.AD7]+[$'axi'.$A7];0;[.AD7];2;0);[.AD7])" office:value-type="float" office:value="0">
            <text:p>0</text:p>
          </table:table-cell>
          <table:table-cell table:style-name="ACE-8" table:formula="of:=IF([$'abs'.AE7]&lt;2;COM.MICROSOFT.SWITCH([$'switches'.$A$1];1;2*[$'ba'.AE7]*[$'bb'.AE7]+[$'axi'.$A7];0;[.AE7];2;0);[.AE7])" office:value-type="float" office:value="0">
            <text:p>0</text:p>
          </table:table-cell>
          <table:table-cell table:style-name="ACE-8" table:formula="of:=IF([$'abs'.AF7]&lt;2;COM.MICROSOFT.SWITCH([$'switches'.$A$1];1;2*[$'ba'.AF7]*[$'bb'.AF7]+[$'axi'.$A7];0;[.AF7];2;0);[.AF7])" office:value-type="float" office:value="0">
            <text:p>0</text:p>
          </table:table-cell>
          <table:table-cell table:style-name="ACE-8" table:formula="of:=IF([$'abs'.AG7]&lt;2;COM.MICROSOFT.SWITCH([$'switches'.$A$1];1;2*[$'ba'.AG7]*[$'bb'.AG7]+[$'axi'.$A7];0;[.AG7];2;0);[.AG7])" office:value-type="float" office:value="0">
            <text:p>0</text:p>
          </table:table-cell>
          <table:table-cell table:style-name="ACE-8" table:formula="of:=IF([$'abs'.AH7]&lt;2;COM.MICROSOFT.SWITCH([$'switches'.$A$1];1;2*[$'ba'.AH7]*[$'bb'.AH7]+[$'axi'.$A7];0;[.AH7];2;0);[.AH7])" office:value-type="float" office:value="0">
            <text:p>0</text:p>
          </table:table-cell>
          <table:table-cell table:style-name="ACE-8" table:formula="of:=IF([$'abs'.AI7]&lt;2;COM.MICROSOFT.SWITCH([$'switches'.$A$1];1;2*[$'ba'.AI7]*[$'bb'.AI7]+[$'axi'.$A7];0;[.AI7];2;0);[.AI7])" office:value-type="float" office:value="0">
            <text:p>0</text:p>
          </table:table-cell>
          <table:table-cell table:style-name="ACE-8" table:formula="of:=IF([$'abs'.AJ7]&lt;2;COM.MICROSOFT.SWITCH([$'switches'.$A$1];1;2*[$'ba'.AJ7]*[$'bb'.AJ7]+[$'axi'.$A7];0;[.AJ7];2;0);[.AJ7])" office:value-type="float" office:value="0">
            <text:p>0</text:p>
          </table:table-cell>
          <table:table-cell table:style-name="ACE-8" table:formula="of:=IF([$'abs'.AK7]&lt;2;COM.MICROSOFT.SWITCH([$'switches'.$A$1];1;2*[$'ba'.AK7]*[$'bb'.AK7]+[$'axi'.$A7];0;[.AK7];2;0);[.AK7])" office:value-type="float" office:value="0">
            <text:p>0</text:p>
          </table:table-cell>
          <table:table-cell table:style-name="ACE-8" table:formula="of:=IF([$'abs'.AL7]&lt;2;COM.MICROSOFT.SWITCH([$'switches'.$A$1];1;2*[$'ba'.AL7]*[$'bb'.AL7]+[$'axi'.$A7];0;[.AL7];2;0);[.AL7])" office:value-type="float" office:value="0">
            <text:p>0</text:p>
          </table:table-cell>
          <table:table-cell table:style-name="ACE-8" table:formula="of:=IF([$'abs'.AM7]&lt;2;COM.MICROSOFT.SWITCH([$'switches'.$A$1];1;2*[$'ba'.AM7]*[$'bb'.AM7]+[$'axi'.$A7];0;[.AM7];2;0);[.AM7])" office:value-type="float" office:value="0">
            <text:p>0</text:p>
          </table:table-cell>
          <table:table-cell table:style-name="ACE-8" table:formula="of:=IF([$'abs'.AN7]&lt;2;COM.MICROSOFT.SWITCH([$'switches'.$A$1];1;2*[$'ba'.AN7]*[$'bb'.AN7]+[$'axi'.$A7];0;[.AN7];2;0);[.AN7])" office:value-type="float" office:value="0">
            <text:p>0</text:p>
          </table:table-cell>
          <table:table-cell table:style-name="ACE-8" table:formula="of:=IF([$'abs'.AO7]&lt;2;COM.MICROSOFT.SWITCH([$'switches'.$A$1];1;2*[$'ba'.AO7]*[$'bb'.AO7]+[$'axi'.$A7];0;[.AO7];2;0);[.AO7])" office:value-type="float" office:value="0">
            <text:p>0</text:p>
          </table:table-cell>
          <table:table-cell table:style-name="ACE-8" table:formula="of:=IF([$'abs'.AP7]&lt;2;COM.MICROSOFT.SWITCH([$'switches'.$A$1];1;2*[$'ba'.AP7]*[$'bb'.AP7]+[$'axi'.$A7];0;[.AP7];2;0);[.AP7])" office:value-type="float" office:value="0">
            <text:p>0</text:p>
          </table:table-cell>
          <table:table-cell table:style-name="ACE-8" table:formula="of:=IF([$'abs'.AQ7]&lt;2;COM.MICROSOFT.SWITCH([$'switches'.$A$1];1;2*[$'ba'.AQ7]*[$'bb'.AQ7]+[$'axi'.$A7];0;[.AQ7];2;0);[.AQ7])" office:value-type="float" office:value="0">
            <text:p>0</text:p>
          </table:table-cell>
          <table:table-cell table:style-name="ACE-8" table:formula="of:=IF([$'abs'.AR7]&lt;2;COM.MICROSOFT.SWITCH([$'switches'.$A$1];1;2*[$'ba'.AR7]*[$'bb'.AR7]+[$'axi'.$A7];0;[.AR7];2;0);[.AR7])" office:value-type="float" office:value="0">
            <text:p>0</text:p>
          </table:table-cell>
          <table:table-cell table:style-name="ACE-8" table:formula="of:=IF([$'abs'.AS7]&lt;2;COM.MICROSOFT.SWITCH([$'switches'.$A$1];1;2*[$'ba'.AS7]*[$'bb'.AS7]+[$'axi'.$A7];0;[.AS7];2;0);[.AS7])" office:value-type="float" office:value="0">
            <text:p>0</text:p>
          </table:table-cell>
          <table:table-cell table:style-name="ACE-8" table:formula="of:=IF([$'abs'.AT7]&lt;2;COM.MICROSOFT.SWITCH([$'switches'.$A$1];1;2*[$'ba'.AT7]*[$'bb'.AT7]+[$'axi'.$A7];0;[.AT7];2;0);[.AT7])" office:value-type="float" office:value="0">
            <text:p>0</text:p>
          </table:table-cell>
          <table:table-cell table:style-name="ACE-8" table:formula="of:=IF([$'abs'.AU7]&lt;2;COM.MICROSOFT.SWITCH([$'switches'.$A$1];1;2*[$'ba'.AU7]*[$'bb'.AU7]+[$'axi'.$A7];0;[.AU7];2;0);[.AU7])" office:value-type="float" office:value="0">
            <text:p>0</text:p>
          </table:table-cell>
          <table:table-cell table:style-name="ACE-8" table:formula="of:=IF([$'abs'.AV7]&lt;2;COM.MICROSOFT.SWITCH([$'switches'.$A$1];1;2*[$'ba'.AV7]*[$'bb'.AV7]+[$'axi'.$A7];0;[.AV7];2;0);[.AV7])" office:value-type="float" office:value="0">
            <text:p>0</text:p>
          </table:table-cell>
          <table:table-cell table:style-name="ACE-8" table:formula="of:=IF([$'abs'.AW7]&lt;2;COM.MICROSOFT.SWITCH([$'switches'.$A$1];1;2*[$'ba'.AW7]*[$'bb'.AW7]+[$'axi'.$A7];0;[.AW7];2;0);[.AW7])" office:value-type="float" office:value="0">
            <text:p>0</text:p>
          </table:table-cell>
          <table:table-cell table:style-name="ACE-8" table:formula="of:=IF([$'abs'.AX7]&lt;2;COM.MICROSOFT.SWITCH([$'switches'.$A$1];1;2*[$'ba'.AX7]*[$'bb'.AX7]+[$'axi'.$A7];0;[.AX7];2;0);[.AX7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8]&lt;2;COM.MICROSOFT.SWITCH([$'switches'.$A$1];1;2*[$'ba'.B8]*[$'bb'.B8]+[$'axi'.$A8];0;[.B8];2;0);[.B8])" office:value-type="float" office:value="0">
            <text:p>0</text:p>
          </table:table-cell>
          <table:table-cell table:style-name="ACE-8" table:formula="of:=IF([$'abs'.C8]&lt;2;COM.MICROSOFT.SWITCH([$'switches'.$A$1];1;2*[$'ba'.C8]*[$'bb'.C8]+[$'axi'.$A8];0;[.C8];2;0);[.C8])" office:value-type="float" office:value="0">
            <text:p>0</text:p>
          </table:table-cell>
          <table:table-cell table:style-name="ACE-8" table:formula="of:=IF([$'abs'.D8]&lt;2;COM.MICROSOFT.SWITCH([$'switches'.$A$1];1;2*[$'ba'.D8]*[$'bb'.D8]+[$'axi'.$A8];0;[.D8];2;0);[.D8])" office:value-type="float" office:value="0">
            <text:p>0</text:p>
          </table:table-cell>
          <table:table-cell table:style-name="ACE-8" table:formula="of:=IF([$'abs'.E8]&lt;2;COM.MICROSOFT.SWITCH([$'switches'.$A$1];1;2*[$'ba'.E8]*[$'bb'.E8]+[$'axi'.$A8];0;[.E8];2;0);[.E8])" office:value-type="float" office:value="0">
            <text:p>0</text:p>
          </table:table-cell>
          <table:table-cell table:style-name="ACE-8" table:formula="of:=IF([$'abs'.F8]&lt;2;COM.MICROSOFT.SWITCH([$'switches'.$A$1];1;2*[$'ba'.F8]*[$'bb'.F8]+[$'axi'.$A8];0;[.F8];2;0);[.F8])" office:value-type="float" office:value="0">
            <text:p>0</text:p>
          </table:table-cell>
          <table:table-cell table:style-name="ACE-8" table:formula="of:=IF([$'abs'.G8]&lt;2;COM.MICROSOFT.SWITCH([$'switches'.$A$1];1;2*[$'ba'.G8]*[$'bb'.G8]+[$'axi'.$A8];0;[.G8];2;0);[.G8])" office:value-type="float" office:value="0">
            <text:p>0</text:p>
          </table:table-cell>
          <table:table-cell table:style-name="ACE-8" table:formula="of:=IF([$'abs'.H8]&lt;2;COM.MICROSOFT.SWITCH([$'switches'.$A$1];1;2*[$'ba'.H8]*[$'bb'.H8]+[$'axi'.$A8];0;[.H8];2;0);[.H8])" office:value-type="float" office:value="0">
            <text:p>0</text:p>
          </table:table-cell>
          <table:table-cell table:style-name="ACE-8" table:formula="of:=IF([$'abs'.I8]&lt;2;COM.MICROSOFT.SWITCH([$'switches'.$A$1];1;2*[$'ba'.I8]*[$'bb'.I8]+[$'axi'.$A8];0;[.I8];2;0);[.I8])" office:value-type="float" office:value="0">
            <text:p>0</text:p>
          </table:table-cell>
          <table:table-cell table:style-name="ACE-8" table:formula="of:=IF([$'abs'.J8]&lt;2;COM.MICROSOFT.SWITCH([$'switches'.$A$1];1;2*[$'ba'.J8]*[$'bb'.J8]+[$'axi'.$A8];0;[.J8];2;0);[.J8])" office:value-type="float" office:value="0">
            <text:p>0</text:p>
          </table:table-cell>
          <table:table-cell table:style-name="ACE-8" table:formula="of:=IF([$'abs'.K8]&lt;2;COM.MICROSOFT.SWITCH([$'switches'.$A$1];1;2*[$'ba'.K8]*[$'bb'.K8]+[$'axi'.$A8];0;[.K8];2;0);[.K8])" office:value-type="float" office:value="0">
            <text:p>0</text:p>
          </table:table-cell>
          <table:table-cell table:style-name="ACE-8" table:formula="of:=IF([$'abs'.L8]&lt;2;COM.MICROSOFT.SWITCH([$'switches'.$A$1];1;2*[$'ba'.L8]*[$'bb'.L8]+[$'axi'.$A8];0;[.L8];2;0);[.L8])" office:value-type="float" office:value="0">
            <text:p>0</text:p>
          </table:table-cell>
          <table:table-cell table:style-name="ACE-8" table:formula="of:=IF([$'abs'.M8]&lt;2;COM.MICROSOFT.SWITCH([$'switches'.$A$1];1;2*[$'ba'.M8]*[$'bb'.M8]+[$'axi'.$A8];0;[.M8];2;0);[.M8])" office:value-type="float" office:value="0">
            <text:p>0</text:p>
          </table:table-cell>
          <table:table-cell table:style-name="ACE-8" table:formula="of:=IF([$'abs'.N8]&lt;2;COM.MICROSOFT.SWITCH([$'switches'.$A$1];1;2*[$'ba'.N8]*[$'bb'.N8]+[$'axi'.$A8];0;[.N8];2;0);[.N8])" office:value-type="float" office:value="0">
            <text:p>0</text:p>
          </table:table-cell>
          <table:table-cell table:style-name="ACE-8" table:formula="of:=IF([$'abs'.O8]&lt;2;COM.MICROSOFT.SWITCH([$'switches'.$A$1];1;2*[$'ba'.O8]*[$'bb'.O8]+[$'axi'.$A8];0;[.O8];2;0);[.O8])" office:value-type="float" office:value="0">
            <text:p>0</text:p>
          </table:table-cell>
          <table:table-cell table:style-name="ACE-8" table:formula="of:=IF([$'abs'.P8]&lt;2;COM.MICROSOFT.SWITCH([$'switches'.$A$1];1;2*[$'ba'.P8]*[$'bb'.P8]+[$'axi'.$A8];0;[.P8];2;0);[.P8])" office:value-type="float" office:value="0">
            <text:p>0</text:p>
          </table:table-cell>
          <table:table-cell table:style-name="ACE-8" table:formula="of:=IF([$'abs'.Q8]&lt;2;COM.MICROSOFT.SWITCH([$'switches'.$A$1];1;2*[$'ba'.Q8]*[$'bb'.Q8]+[$'axi'.$A8];0;[.Q8];2;0);[.Q8])" office:value-type="float" office:value="0">
            <text:p>0</text:p>
          </table:table-cell>
          <table:table-cell table:style-name="ACE-8" table:formula="of:=IF([$'abs'.R8]&lt;2;COM.MICROSOFT.SWITCH([$'switches'.$A$1];1;2*[$'ba'.R8]*[$'bb'.R8]+[$'axi'.$A8];0;[.R8];2;0);[.R8])" office:value-type="float" office:value="0">
            <text:p>0</text:p>
          </table:table-cell>
          <table:table-cell table:style-name="ACE-8" table:formula="of:=IF([$'abs'.S8]&lt;2;COM.MICROSOFT.SWITCH([$'switches'.$A$1];1;2*[$'ba'.S8]*[$'bb'.S8]+[$'axi'.$A8];0;[.S8];2;0);[.S8])" office:value-type="float" office:value="0">
            <text:p>0</text:p>
          </table:table-cell>
          <table:table-cell table:style-name="ACE-8" table:formula="of:=IF([$'abs'.T8]&lt;2;COM.MICROSOFT.SWITCH([$'switches'.$A$1];1;2*[$'ba'.T8]*[$'bb'.T8]+[$'axi'.$A8];0;[.T8];2;0);[.T8])" office:value-type="float" office:value="0">
            <text:p>0</text:p>
          </table:table-cell>
          <table:table-cell table:style-name="ACE-8" table:formula="of:=IF([$'abs'.U8]&lt;2;COM.MICROSOFT.SWITCH([$'switches'.$A$1];1;2*[$'ba'.U8]*[$'bb'.U8]+[$'axi'.$A8];0;[.U8];2;0);[.U8])" office:value-type="float" office:value="0">
            <text:p>0</text:p>
          </table:table-cell>
          <table:table-cell table:style-name="ACE-8" table:formula="of:=IF([$'abs'.V8]&lt;2;COM.MICROSOFT.SWITCH([$'switches'.$A$1];1;2*[$'ba'.V8]*[$'bb'.V8]+[$'axi'.$A8];0;[.V8];2;0);[.V8])" office:value-type="float" office:value="0">
            <text:p>0</text:p>
          </table:table-cell>
          <table:table-cell table:style-name="ACE-8" table:formula="of:=IF([$'abs'.W8]&lt;2;COM.MICROSOFT.SWITCH([$'switches'.$A$1];1;2*[$'ba'.W8]*[$'bb'.W8]+[$'axi'.$A8];0;[.W8];2;0);[.W8])" office:value-type="float" office:value="0">
            <text:p>0</text:p>
          </table:table-cell>
          <table:table-cell table:style-name="ACE-8" table:formula="of:=IF([$'abs'.X8]&lt;2;COM.MICROSOFT.SWITCH([$'switches'.$A$1];1;2*[$'ba'.X8]*[$'bb'.X8]+[$'axi'.$A8];0;[.X8];2;0);[.X8])" office:value-type="float" office:value="0">
            <text:p>0</text:p>
          </table:table-cell>
          <table:table-cell table:style-name="ACE-8" table:formula="of:=IF([$'abs'.Y8]&lt;2;COM.MICROSOFT.SWITCH([$'switches'.$A$1];1;2*[$'ba'.Y8]*[$'bb'.Y8]+[$'axi'.$A8];0;[.Y8];2;0);[.Y8])" office:value-type="float" office:value="0">
            <text:p>0</text:p>
          </table:table-cell>
          <table:table-cell table:style-name="ACE-8" table:formula="of:=IF([$'abs'.Z8]&lt;2;COM.MICROSOFT.SWITCH([$'switches'.$A$1];1;2*[$'ba'.Z8]*[$'bb'.Z8]+[$'axi'.$A8];0;[.Z8];2;0);[.Z8])" office:value-type="float" office:value="0">
            <text:p>0</text:p>
          </table:table-cell>
          <table:table-cell table:style-name="ACE-8" table:formula="of:=IF([$'abs'.AA8]&lt;2;COM.MICROSOFT.SWITCH([$'switches'.$A$1];1;2*[$'ba'.AA8]*[$'bb'.AA8]+[$'axi'.$A8];0;[.AA8];2;0);[.AA8])" office:value-type="float" office:value="0">
            <text:p>0</text:p>
          </table:table-cell>
          <table:table-cell table:style-name="ACE-8" table:formula="of:=IF([$'abs'.AB8]&lt;2;COM.MICROSOFT.SWITCH([$'switches'.$A$1];1;2*[$'ba'.AB8]*[$'bb'.AB8]+[$'axi'.$A8];0;[.AB8];2;0);[.AB8])" office:value-type="float" office:value="0">
            <text:p>0</text:p>
          </table:table-cell>
          <table:table-cell table:style-name="ACE-8" table:formula="of:=IF([$'abs'.AC8]&lt;2;COM.MICROSOFT.SWITCH([$'switches'.$A$1];1;2*[$'ba'.AC8]*[$'bb'.AC8]+[$'axi'.$A8];0;[.AC8];2;0);[.AC8])" office:value-type="float" office:value="0">
            <text:p>0</text:p>
          </table:table-cell>
          <table:table-cell table:style-name="ACE-8" table:formula="of:=IF([$'abs'.AD8]&lt;2;COM.MICROSOFT.SWITCH([$'switches'.$A$1];1;2*[$'ba'.AD8]*[$'bb'.AD8]+[$'axi'.$A8];0;[.AD8];2;0);[.AD8])" office:value-type="float" office:value="0">
            <text:p>0</text:p>
          </table:table-cell>
          <table:table-cell table:style-name="ACE-8" table:formula="of:=IF([$'abs'.AE8]&lt;2;COM.MICROSOFT.SWITCH([$'switches'.$A$1];1;2*[$'ba'.AE8]*[$'bb'.AE8]+[$'axi'.$A8];0;[.AE8];2;0);[.AE8])" office:value-type="float" office:value="0">
            <text:p>0</text:p>
          </table:table-cell>
          <table:table-cell table:style-name="ACE-8" table:formula="of:=IF([$'abs'.AF8]&lt;2;COM.MICROSOFT.SWITCH([$'switches'.$A$1];1;2*[$'ba'.AF8]*[$'bb'.AF8]+[$'axi'.$A8];0;[.AF8];2;0);[.AF8])" office:value-type="float" office:value="0">
            <text:p>0</text:p>
          </table:table-cell>
          <table:table-cell table:style-name="ACE-8" table:formula="of:=IF([$'abs'.AG8]&lt;2;COM.MICROSOFT.SWITCH([$'switches'.$A$1];1;2*[$'ba'.AG8]*[$'bb'.AG8]+[$'axi'.$A8];0;[.AG8];2;0);[.AG8])" office:value-type="float" office:value="0">
            <text:p>0</text:p>
          </table:table-cell>
          <table:table-cell table:style-name="ACE-8" table:formula="of:=IF([$'abs'.AH8]&lt;2;COM.MICROSOFT.SWITCH([$'switches'.$A$1];1;2*[$'ba'.AH8]*[$'bb'.AH8]+[$'axi'.$A8];0;[.AH8];2;0);[.AH8])" office:value-type="float" office:value="0">
            <text:p>0</text:p>
          </table:table-cell>
          <table:table-cell table:style-name="ACE-8" table:formula="of:=IF([$'abs'.AI8]&lt;2;COM.MICROSOFT.SWITCH([$'switches'.$A$1];1;2*[$'ba'.AI8]*[$'bb'.AI8]+[$'axi'.$A8];0;[.AI8];2;0);[.AI8])" office:value-type="float" office:value="0">
            <text:p>0</text:p>
          </table:table-cell>
          <table:table-cell table:style-name="ACE-8" table:formula="of:=IF([$'abs'.AJ8]&lt;2;COM.MICROSOFT.SWITCH([$'switches'.$A$1];1;2*[$'ba'.AJ8]*[$'bb'.AJ8]+[$'axi'.$A8];0;[.AJ8];2;0);[.AJ8])" office:value-type="float" office:value="0">
            <text:p>0</text:p>
          </table:table-cell>
          <table:table-cell table:style-name="ACE-8" table:formula="of:=IF([$'abs'.AK8]&lt;2;COM.MICROSOFT.SWITCH([$'switches'.$A$1];1;2*[$'ba'.AK8]*[$'bb'.AK8]+[$'axi'.$A8];0;[.AK8];2;0);[.AK8])" office:value-type="float" office:value="0">
            <text:p>0</text:p>
          </table:table-cell>
          <table:table-cell table:style-name="ACE-8" table:formula="of:=IF([$'abs'.AL8]&lt;2;COM.MICROSOFT.SWITCH([$'switches'.$A$1];1;2*[$'ba'.AL8]*[$'bb'.AL8]+[$'axi'.$A8];0;[.AL8];2;0);[.AL8])" office:value-type="float" office:value="0">
            <text:p>0</text:p>
          </table:table-cell>
          <table:table-cell table:style-name="ACE-8" table:formula="of:=IF([$'abs'.AM8]&lt;2;COM.MICROSOFT.SWITCH([$'switches'.$A$1];1;2*[$'ba'.AM8]*[$'bb'.AM8]+[$'axi'.$A8];0;[.AM8];2;0);[.AM8])" office:value-type="float" office:value="0">
            <text:p>0</text:p>
          </table:table-cell>
          <table:table-cell table:style-name="ACE-8" table:formula="of:=IF([$'abs'.AN8]&lt;2;COM.MICROSOFT.SWITCH([$'switches'.$A$1];1;2*[$'ba'.AN8]*[$'bb'.AN8]+[$'axi'.$A8];0;[.AN8];2;0);[.AN8])" office:value-type="float" office:value="0">
            <text:p>0</text:p>
          </table:table-cell>
          <table:table-cell table:style-name="ACE-8" table:formula="of:=IF([$'abs'.AO8]&lt;2;COM.MICROSOFT.SWITCH([$'switches'.$A$1];1;2*[$'ba'.AO8]*[$'bb'.AO8]+[$'axi'.$A8];0;[.AO8];2;0);[.AO8])" office:value-type="float" office:value="0">
            <text:p>0</text:p>
          </table:table-cell>
          <table:table-cell table:style-name="ACE-8" table:formula="of:=IF([$'abs'.AP8]&lt;2;COM.MICROSOFT.SWITCH([$'switches'.$A$1];1;2*[$'ba'.AP8]*[$'bb'.AP8]+[$'axi'.$A8];0;[.AP8];2;0);[.AP8])" office:value-type="float" office:value="0">
            <text:p>0</text:p>
          </table:table-cell>
          <table:table-cell table:style-name="ACE-8" table:formula="of:=IF([$'abs'.AQ8]&lt;2;COM.MICROSOFT.SWITCH([$'switches'.$A$1];1;2*[$'ba'.AQ8]*[$'bb'.AQ8]+[$'axi'.$A8];0;[.AQ8];2;0);[.AQ8])" office:value-type="float" office:value="0">
            <text:p>0</text:p>
          </table:table-cell>
          <table:table-cell table:style-name="ACE-8" table:formula="of:=IF([$'abs'.AR8]&lt;2;COM.MICROSOFT.SWITCH([$'switches'.$A$1];1;2*[$'ba'.AR8]*[$'bb'.AR8]+[$'axi'.$A8];0;[.AR8];2;0);[.AR8])" office:value-type="float" office:value="0">
            <text:p>0</text:p>
          </table:table-cell>
          <table:table-cell table:style-name="ACE-8" table:formula="of:=IF([$'abs'.AS8]&lt;2;COM.MICROSOFT.SWITCH([$'switches'.$A$1];1;2*[$'ba'.AS8]*[$'bb'.AS8]+[$'axi'.$A8];0;[.AS8];2;0);[.AS8])" office:value-type="float" office:value="0">
            <text:p>0</text:p>
          </table:table-cell>
          <table:table-cell table:style-name="ACE-8" table:formula="of:=IF([$'abs'.AT8]&lt;2;COM.MICROSOFT.SWITCH([$'switches'.$A$1];1;2*[$'ba'.AT8]*[$'bb'.AT8]+[$'axi'.$A8];0;[.AT8];2;0);[.AT8])" office:value-type="float" office:value="0">
            <text:p>0</text:p>
          </table:table-cell>
          <table:table-cell table:style-name="ACE-8" table:formula="of:=IF([$'abs'.AU8]&lt;2;COM.MICROSOFT.SWITCH([$'switches'.$A$1];1;2*[$'ba'.AU8]*[$'bb'.AU8]+[$'axi'.$A8];0;[.AU8];2;0);[.AU8])" office:value-type="float" office:value="0">
            <text:p>0</text:p>
          </table:table-cell>
          <table:table-cell table:style-name="ACE-8" table:formula="of:=IF([$'abs'.AV8]&lt;2;COM.MICROSOFT.SWITCH([$'switches'.$A$1];1;2*[$'ba'.AV8]*[$'bb'.AV8]+[$'axi'.$A8];0;[.AV8];2;0);[.AV8])" office:value-type="float" office:value="0">
            <text:p>0</text:p>
          </table:table-cell>
          <table:table-cell table:style-name="ACE-8" table:formula="of:=IF([$'abs'.AW8]&lt;2;COM.MICROSOFT.SWITCH([$'switches'.$A$1];1;2*[$'ba'.AW8]*[$'bb'.AW8]+[$'axi'.$A8];0;[.AW8];2;0);[.AW8])" office:value-type="float" office:value="0">
            <text:p>0</text:p>
          </table:table-cell>
          <table:table-cell table:style-name="ACE-8" table:formula="of:=IF([$'abs'.AX8]&lt;2;COM.MICROSOFT.SWITCH([$'switches'.$A$1];1;2*[$'ba'.AX8]*[$'bb'.AX8]+[$'axi'.$A8];0;[.AX8];2;0);[.AX8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9]&lt;2;COM.MICROSOFT.SWITCH([$'switches'.$A$1];1;2*[$'ba'.B9]*[$'bb'.B9]+[$'axi'.$A9];0;[.B9];2;0);[.B9])" office:value-type="float" office:value="0">
            <text:p>0</text:p>
          </table:table-cell>
          <table:table-cell table:style-name="ACE-8" table:formula="of:=IF([$'abs'.C9]&lt;2;COM.MICROSOFT.SWITCH([$'switches'.$A$1];1;2*[$'ba'.C9]*[$'bb'.C9]+[$'axi'.$A9];0;[.C9];2;0);[.C9])" office:value-type="float" office:value="0">
            <text:p>0</text:p>
          </table:table-cell>
          <table:table-cell table:style-name="ACE-8" table:formula="of:=IF([$'abs'.D9]&lt;2;COM.MICROSOFT.SWITCH([$'switches'.$A$1];1;2*[$'ba'.D9]*[$'bb'.D9]+[$'axi'.$A9];0;[.D9];2;0);[.D9])" office:value-type="float" office:value="0">
            <text:p>0</text:p>
          </table:table-cell>
          <table:table-cell table:style-name="ACE-8" table:formula="of:=IF([$'abs'.E9]&lt;2;COM.MICROSOFT.SWITCH([$'switches'.$A$1];1;2*[$'ba'.E9]*[$'bb'.E9]+[$'axi'.$A9];0;[.E9];2;0);[.E9])" office:value-type="float" office:value="0">
            <text:p>0</text:p>
          </table:table-cell>
          <table:table-cell table:style-name="ACE-8" table:formula="of:=IF([$'abs'.F9]&lt;2;COM.MICROSOFT.SWITCH([$'switches'.$A$1];1;2*[$'ba'.F9]*[$'bb'.F9]+[$'axi'.$A9];0;[.F9];2;0);[.F9])" office:value-type="float" office:value="0">
            <text:p>0</text:p>
          </table:table-cell>
          <table:table-cell table:style-name="ACE-8" table:formula="of:=IF([$'abs'.G9]&lt;2;COM.MICROSOFT.SWITCH([$'switches'.$A$1];1;2*[$'ba'.G9]*[$'bb'.G9]+[$'axi'.$A9];0;[.G9];2;0);[.G9])" office:value-type="float" office:value="0">
            <text:p>0</text:p>
          </table:table-cell>
          <table:table-cell table:style-name="ACE-8" table:formula="of:=IF([$'abs'.H9]&lt;2;COM.MICROSOFT.SWITCH([$'switches'.$A$1];1;2*[$'ba'.H9]*[$'bb'.H9]+[$'axi'.$A9];0;[.H9];2;0);[.H9])" office:value-type="float" office:value="0">
            <text:p>0</text:p>
          </table:table-cell>
          <table:table-cell table:style-name="ACE-8" table:formula="of:=IF([$'abs'.I9]&lt;2;COM.MICROSOFT.SWITCH([$'switches'.$A$1];1;2*[$'ba'.I9]*[$'bb'.I9]+[$'axi'.$A9];0;[.I9];2;0);[.I9])" office:value-type="float" office:value="0">
            <text:p>0</text:p>
          </table:table-cell>
          <table:table-cell table:style-name="ACE-8" table:formula="of:=IF([$'abs'.J9]&lt;2;COM.MICROSOFT.SWITCH([$'switches'.$A$1];1;2*[$'ba'.J9]*[$'bb'.J9]+[$'axi'.$A9];0;[.J9];2;0);[.J9])" office:value-type="float" office:value="0">
            <text:p>0</text:p>
          </table:table-cell>
          <table:table-cell table:style-name="ACE-8" table:formula="of:=IF([$'abs'.K9]&lt;2;COM.MICROSOFT.SWITCH([$'switches'.$A$1];1;2*[$'ba'.K9]*[$'bb'.K9]+[$'axi'.$A9];0;[.K9];2;0);[.K9])" office:value-type="float" office:value="0">
            <text:p>0</text:p>
          </table:table-cell>
          <table:table-cell table:style-name="ACE-8" table:formula="of:=IF([$'abs'.L9]&lt;2;COM.MICROSOFT.SWITCH([$'switches'.$A$1];1;2*[$'ba'.L9]*[$'bb'.L9]+[$'axi'.$A9];0;[.L9];2;0);[.L9])" office:value-type="float" office:value="0">
            <text:p>0</text:p>
          </table:table-cell>
          <table:table-cell table:style-name="ACE-8" table:formula="of:=IF([$'abs'.M9]&lt;2;COM.MICROSOFT.SWITCH([$'switches'.$A$1];1;2*[$'ba'.M9]*[$'bb'.M9]+[$'axi'.$A9];0;[.M9];2;0);[.M9])" office:value-type="float" office:value="0">
            <text:p>0</text:p>
          </table:table-cell>
          <table:table-cell table:style-name="ACE-8" table:formula="of:=IF([$'abs'.N9]&lt;2;COM.MICROSOFT.SWITCH([$'switches'.$A$1];1;2*[$'ba'.N9]*[$'bb'.N9]+[$'axi'.$A9];0;[.N9];2;0);[.N9])" office:value-type="float" office:value="0">
            <text:p>0</text:p>
          </table:table-cell>
          <table:table-cell table:style-name="ACE-8" table:formula="of:=IF([$'abs'.O9]&lt;2;COM.MICROSOFT.SWITCH([$'switches'.$A$1];1;2*[$'ba'.O9]*[$'bb'.O9]+[$'axi'.$A9];0;[.O9];2;0);[.O9])" office:value-type="float" office:value="0">
            <text:p>0</text:p>
          </table:table-cell>
          <table:table-cell table:style-name="ACE-8" table:formula="of:=IF([$'abs'.P9]&lt;2;COM.MICROSOFT.SWITCH([$'switches'.$A$1];1;2*[$'ba'.P9]*[$'bb'.P9]+[$'axi'.$A9];0;[.P9];2;0);[.P9])" office:value-type="float" office:value="0">
            <text:p>0</text:p>
          </table:table-cell>
          <table:table-cell table:style-name="ACE-8" table:formula="of:=IF([$'abs'.Q9]&lt;2;COM.MICROSOFT.SWITCH([$'switches'.$A$1];1;2*[$'ba'.Q9]*[$'bb'.Q9]+[$'axi'.$A9];0;[.Q9];2;0);[.Q9])" office:value-type="float" office:value="0">
            <text:p>0</text:p>
          </table:table-cell>
          <table:table-cell table:style-name="ACE-8" table:formula="of:=IF([$'abs'.R9]&lt;2;COM.MICROSOFT.SWITCH([$'switches'.$A$1];1;2*[$'ba'.R9]*[$'bb'.R9]+[$'axi'.$A9];0;[.R9];2;0);[.R9])" office:value-type="float" office:value="0">
            <text:p>0</text:p>
          </table:table-cell>
          <table:table-cell table:style-name="ACE-8" table:formula="of:=IF([$'abs'.S9]&lt;2;COM.MICROSOFT.SWITCH([$'switches'.$A$1];1;2*[$'ba'.S9]*[$'bb'.S9]+[$'axi'.$A9];0;[.S9];2;0);[.S9])" office:value-type="float" office:value="0">
            <text:p>0</text:p>
          </table:table-cell>
          <table:table-cell table:style-name="ACE-8" table:formula="of:=IF([$'abs'.T9]&lt;2;COM.MICROSOFT.SWITCH([$'switches'.$A$1];1;2*[$'ba'.T9]*[$'bb'.T9]+[$'axi'.$A9];0;[.T9];2;0);[.T9])" office:value-type="float" office:value="0">
            <text:p>0</text:p>
          </table:table-cell>
          <table:table-cell table:style-name="ACE-8" table:formula="of:=IF([$'abs'.U9]&lt;2;COM.MICROSOFT.SWITCH([$'switches'.$A$1];1;2*[$'ba'.U9]*[$'bb'.U9]+[$'axi'.$A9];0;[.U9];2;0);[.U9])" office:value-type="float" office:value="0">
            <text:p>0</text:p>
          </table:table-cell>
          <table:table-cell table:style-name="ACE-8" table:formula="of:=IF([$'abs'.V9]&lt;2;COM.MICROSOFT.SWITCH([$'switches'.$A$1];1;2*[$'ba'.V9]*[$'bb'.V9]+[$'axi'.$A9];0;[.V9];2;0);[.V9])" office:value-type="float" office:value="0">
            <text:p>0</text:p>
          </table:table-cell>
          <table:table-cell table:style-name="ACE-8" table:formula="of:=IF([$'abs'.W9]&lt;2;COM.MICROSOFT.SWITCH([$'switches'.$A$1];1;2*[$'ba'.W9]*[$'bb'.W9]+[$'axi'.$A9];0;[.W9];2;0);[.W9])" office:value-type="float" office:value="0">
            <text:p>0</text:p>
          </table:table-cell>
          <table:table-cell table:style-name="ACE-8" table:formula="of:=IF([$'abs'.X9]&lt;2;COM.MICROSOFT.SWITCH([$'switches'.$A$1];1;2*[$'ba'.X9]*[$'bb'.X9]+[$'axi'.$A9];0;[.X9];2;0);[.X9])" office:value-type="float" office:value="0">
            <text:p>0</text:p>
          </table:table-cell>
          <table:table-cell table:style-name="ACE-8" table:formula="of:=IF([$'abs'.Y9]&lt;2;COM.MICROSOFT.SWITCH([$'switches'.$A$1];1;2*[$'ba'.Y9]*[$'bb'.Y9]+[$'axi'.$A9];0;[.Y9];2;0);[.Y9])" office:value-type="float" office:value="0">
            <text:p>0</text:p>
          </table:table-cell>
          <table:table-cell table:style-name="ACE-8" table:formula="of:=IF([$'abs'.Z9]&lt;2;COM.MICROSOFT.SWITCH([$'switches'.$A$1];1;2*[$'ba'.Z9]*[$'bb'.Z9]+[$'axi'.$A9];0;[.Z9];2;0);[.Z9])" office:value-type="float" office:value="0">
            <text:p>0</text:p>
          </table:table-cell>
          <table:table-cell table:style-name="ACE-8" table:formula="of:=IF([$'abs'.AA9]&lt;2;COM.MICROSOFT.SWITCH([$'switches'.$A$1];1;2*[$'ba'.AA9]*[$'bb'.AA9]+[$'axi'.$A9];0;[.AA9];2;0);[.AA9])" office:value-type="float" office:value="0">
            <text:p>0</text:p>
          </table:table-cell>
          <table:table-cell table:style-name="ACE-8" table:formula="of:=IF([$'abs'.AB9]&lt;2;COM.MICROSOFT.SWITCH([$'switches'.$A$1];1;2*[$'ba'.AB9]*[$'bb'.AB9]+[$'axi'.$A9];0;[.AB9];2;0);[.AB9])" office:value-type="float" office:value="0">
            <text:p>0</text:p>
          </table:table-cell>
          <table:table-cell table:style-name="ACE-8" table:formula="of:=IF([$'abs'.AC9]&lt;2;COM.MICROSOFT.SWITCH([$'switches'.$A$1];1;2*[$'ba'.AC9]*[$'bb'.AC9]+[$'axi'.$A9];0;[.AC9];2;0);[.AC9])" office:value-type="float" office:value="0">
            <text:p>0</text:p>
          </table:table-cell>
          <table:table-cell table:style-name="ACE-8" table:formula="of:=IF([$'abs'.AD9]&lt;2;COM.MICROSOFT.SWITCH([$'switches'.$A$1];1;2*[$'ba'.AD9]*[$'bb'.AD9]+[$'axi'.$A9];0;[.AD9];2;0);[.AD9])" office:value-type="float" office:value="0">
            <text:p>0</text:p>
          </table:table-cell>
          <table:table-cell table:style-name="ACE-8" table:formula="of:=IF([$'abs'.AE9]&lt;2;COM.MICROSOFT.SWITCH([$'switches'.$A$1];1;2*[$'ba'.AE9]*[$'bb'.AE9]+[$'axi'.$A9];0;[.AE9];2;0);[.AE9])" office:value-type="float" office:value="0">
            <text:p>0</text:p>
          </table:table-cell>
          <table:table-cell table:style-name="ACE-8" table:formula="of:=IF([$'abs'.AF9]&lt;2;COM.MICROSOFT.SWITCH([$'switches'.$A$1];1;2*[$'ba'.AF9]*[$'bb'.AF9]+[$'axi'.$A9];0;[.AF9];2;0);[.AF9])" office:value-type="float" office:value="0">
            <text:p>0</text:p>
          </table:table-cell>
          <table:table-cell table:style-name="ACE-8" table:formula="of:=IF([$'abs'.AG9]&lt;2;COM.MICROSOFT.SWITCH([$'switches'.$A$1];1;2*[$'ba'.AG9]*[$'bb'.AG9]+[$'axi'.$A9];0;[.AG9];2;0);[.AG9])" office:value-type="float" office:value="0">
            <text:p>0</text:p>
          </table:table-cell>
          <table:table-cell table:style-name="ACE-8" table:formula="of:=IF([$'abs'.AH9]&lt;2;COM.MICROSOFT.SWITCH([$'switches'.$A$1];1;2*[$'ba'.AH9]*[$'bb'.AH9]+[$'axi'.$A9];0;[.AH9];2;0);[.AH9])" office:value-type="float" office:value="0">
            <text:p>0</text:p>
          </table:table-cell>
          <table:table-cell table:style-name="ACE-8" table:formula="of:=IF([$'abs'.AI9]&lt;2;COM.MICROSOFT.SWITCH([$'switches'.$A$1];1;2*[$'ba'.AI9]*[$'bb'.AI9]+[$'axi'.$A9];0;[.AI9];2;0);[.AI9])" office:value-type="float" office:value="0">
            <text:p>0</text:p>
          </table:table-cell>
          <table:table-cell table:style-name="ACE-8" table:formula="of:=IF([$'abs'.AJ9]&lt;2;COM.MICROSOFT.SWITCH([$'switches'.$A$1];1;2*[$'ba'.AJ9]*[$'bb'.AJ9]+[$'axi'.$A9];0;[.AJ9];2;0);[.AJ9])" office:value-type="float" office:value="0">
            <text:p>0</text:p>
          </table:table-cell>
          <table:table-cell table:style-name="ACE-8" table:formula="of:=IF([$'abs'.AK9]&lt;2;COM.MICROSOFT.SWITCH([$'switches'.$A$1];1;2*[$'ba'.AK9]*[$'bb'.AK9]+[$'axi'.$A9];0;[.AK9];2;0);[.AK9])" office:value-type="float" office:value="0">
            <text:p>0</text:p>
          </table:table-cell>
          <table:table-cell table:style-name="ACE-8" table:formula="of:=IF([$'abs'.AL9]&lt;2;COM.MICROSOFT.SWITCH([$'switches'.$A$1];1;2*[$'ba'.AL9]*[$'bb'.AL9]+[$'axi'.$A9];0;[.AL9];2;0);[.AL9])" office:value-type="float" office:value="0">
            <text:p>0</text:p>
          </table:table-cell>
          <table:table-cell table:style-name="ACE-8" table:formula="of:=IF([$'abs'.AM9]&lt;2;COM.MICROSOFT.SWITCH([$'switches'.$A$1];1;2*[$'ba'.AM9]*[$'bb'.AM9]+[$'axi'.$A9];0;[.AM9];2;0);[.AM9])" office:value-type="float" office:value="0">
            <text:p>0</text:p>
          </table:table-cell>
          <table:table-cell table:style-name="ACE-8" table:formula="of:=IF([$'abs'.AN9]&lt;2;COM.MICROSOFT.SWITCH([$'switches'.$A$1];1;2*[$'ba'.AN9]*[$'bb'.AN9]+[$'axi'.$A9];0;[.AN9];2;0);[.AN9])" office:value-type="float" office:value="0">
            <text:p>0</text:p>
          </table:table-cell>
          <table:table-cell table:style-name="ACE-8" table:formula="of:=IF([$'abs'.AO9]&lt;2;COM.MICROSOFT.SWITCH([$'switches'.$A$1];1;2*[$'ba'.AO9]*[$'bb'.AO9]+[$'axi'.$A9];0;[.AO9];2;0);[.AO9])" office:value-type="float" office:value="0">
            <text:p>0</text:p>
          </table:table-cell>
          <table:table-cell table:style-name="ACE-8" table:formula="of:=IF([$'abs'.AP9]&lt;2;COM.MICROSOFT.SWITCH([$'switches'.$A$1];1;2*[$'ba'.AP9]*[$'bb'.AP9]+[$'axi'.$A9];0;[.AP9];2;0);[.AP9])" office:value-type="float" office:value="0">
            <text:p>0</text:p>
          </table:table-cell>
          <table:table-cell table:style-name="ACE-8" table:formula="of:=IF([$'abs'.AQ9]&lt;2;COM.MICROSOFT.SWITCH([$'switches'.$A$1];1;2*[$'ba'.AQ9]*[$'bb'.AQ9]+[$'axi'.$A9];0;[.AQ9];2;0);[.AQ9])" office:value-type="float" office:value="0">
            <text:p>0</text:p>
          </table:table-cell>
          <table:table-cell table:style-name="ACE-8" table:formula="of:=IF([$'abs'.AR9]&lt;2;COM.MICROSOFT.SWITCH([$'switches'.$A$1];1;2*[$'ba'.AR9]*[$'bb'.AR9]+[$'axi'.$A9];0;[.AR9];2;0);[.AR9])" office:value-type="float" office:value="0">
            <text:p>0</text:p>
          </table:table-cell>
          <table:table-cell table:style-name="ACE-8" table:formula="of:=IF([$'abs'.AS9]&lt;2;COM.MICROSOFT.SWITCH([$'switches'.$A$1];1;2*[$'ba'.AS9]*[$'bb'.AS9]+[$'axi'.$A9];0;[.AS9];2;0);[.AS9])" office:value-type="float" office:value="0">
            <text:p>0</text:p>
          </table:table-cell>
          <table:table-cell table:style-name="ACE-8" table:formula="of:=IF([$'abs'.AT9]&lt;2;COM.MICROSOFT.SWITCH([$'switches'.$A$1];1;2*[$'ba'.AT9]*[$'bb'.AT9]+[$'axi'.$A9];0;[.AT9];2;0);[.AT9])" office:value-type="float" office:value="0">
            <text:p>0</text:p>
          </table:table-cell>
          <table:table-cell table:style-name="ACE-8" table:formula="of:=IF([$'abs'.AU9]&lt;2;COM.MICROSOFT.SWITCH([$'switches'.$A$1];1;2*[$'ba'.AU9]*[$'bb'.AU9]+[$'axi'.$A9];0;[.AU9];2;0);[.AU9])" office:value-type="float" office:value="0">
            <text:p>0</text:p>
          </table:table-cell>
          <table:table-cell table:style-name="ACE-8" table:formula="of:=IF([$'abs'.AV9]&lt;2;COM.MICROSOFT.SWITCH([$'switches'.$A$1];1;2*[$'ba'.AV9]*[$'bb'.AV9]+[$'axi'.$A9];0;[.AV9];2;0);[.AV9])" office:value-type="float" office:value="0">
            <text:p>0</text:p>
          </table:table-cell>
          <table:table-cell table:style-name="ACE-8" table:formula="of:=IF([$'abs'.AW9]&lt;2;COM.MICROSOFT.SWITCH([$'switches'.$A$1];1;2*[$'ba'.AW9]*[$'bb'.AW9]+[$'axi'.$A9];0;[.AW9];2;0);[.AW9])" office:value-type="float" office:value="0">
            <text:p>0</text:p>
          </table:table-cell>
          <table:table-cell table:style-name="ACE-8" table:formula="of:=IF([$'abs'.AX9]&lt;2;COM.MICROSOFT.SWITCH([$'switches'.$A$1];1;2*[$'ba'.AX9]*[$'bb'.AX9]+[$'axi'.$A9];0;[.AX9];2;0);[.AX9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0]&lt;2;COM.MICROSOFT.SWITCH([$'switches'.$A$1];1;2*[$'ba'.B10]*[$'bb'.B10]+[$'axi'.$A10];0;[.B10];2;0);[.B10])" office:value-type="float" office:value="0">
            <text:p>0</text:p>
          </table:table-cell>
          <table:table-cell table:style-name="ACE-8" table:formula="of:=IF([$'abs'.C10]&lt;2;COM.MICROSOFT.SWITCH([$'switches'.$A$1];1;2*[$'ba'.C10]*[$'bb'.C10]+[$'axi'.$A10];0;[.C10];2;0);[.C10])" office:value-type="float" office:value="0">
            <text:p>0</text:p>
          </table:table-cell>
          <table:table-cell table:style-name="ACE-8" table:formula="of:=IF([$'abs'.D10]&lt;2;COM.MICROSOFT.SWITCH([$'switches'.$A$1];1;2*[$'ba'.D10]*[$'bb'.D10]+[$'axi'.$A10];0;[.D10];2;0);[.D10])" office:value-type="float" office:value="0">
            <text:p>0</text:p>
          </table:table-cell>
          <table:table-cell table:style-name="ACE-8" table:formula="of:=IF([$'abs'.E10]&lt;2;COM.MICROSOFT.SWITCH([$'switches'.$A$1];1;2*[$'ba'.E10]*[$'bb'.E10]+[$'axi'.$A10];0;[.E10];2;0);[.E10])" office:value-type="float" office:value="0">
            <text:p>0</text:p>
          </table:table-cell>
          <table:table-cell table:style-name="ACE-8" table:formula="of:=IF([$'abs'.F10]&lt;2;COM.MICROSOFT.SWITCH([$'switches'.$A$1];1;2*[$'ba'.F10]*[$'bb'.F10]+[$'axi'.$A10];0;[.F10];2;0);[.F10])" office:value-type="float" office:value="0">
            <text:p>0</text:p>
          </table:table-cell>
          <table:table-cell table:style-name="ACE-8" table:formula="of:=IF([$'abs'.G10]&lt;2;COM.MICROSOFT.SWITCH([$'switches'.$A$1];1;2*[$'ba'.G10]*[$'bb'.G10]+[$'axi'.$A10];0;[.G10];2;0);[.G10])" office:value-type="float" office:value="0">
            <text:p>0</text:p>
          </table:table-cell>
          <table:table-cell table:style-name="ACE-8" table:formula="of:=IF([$'abs'.H10]&lt;2;COM.MICROSOFT.SWITCH([$'switches'.$A$1];1;2*[$'ba'.H10]*[$'bb'.H10]+[$'axi'.$A10];0;[.H10];2;0);[.H10])" office:value-type="float" office:value="0">
            <text:p>0</text:p>
          </table:table-cell>
          <table:table-cell table:style-name="ACE-8" table:formula="of:=IF([$'abs'.I10]&lt;2;COM.MICROSOFT.SWITCH([$'switches'.$A$1];1;2*[$'ba'.I10]*[$'bb'.I10]+[$'axi'.$A10];0;[.I10];2;0);[.I10])" office:value-type="float" office:value="0">
            <text:p>0</text:p>
          </table:table-cell>
          <table:table-cell table:style-name="ACE-8" table:formula="of:=IF([$'abs'.J10]&lt;2;COM.MICROSOFT.SWITCH([$'switches'.$A$1];1;2*[$'ba'.J10]*[$'bb'.J10]+[$'axi'.$A10];0;[.J10];2;0);[.J10])" office:value-type="float" office:value="0">
            <text:p>0</text:p>
          </table:table-cell>
          <table:table-cell table:style-name="ACE-8" table:formula="of:=IF([$'abs'.K10]&lt;2;COM.MICROSOFT.SWITCH([$'switches'.$A$1];1;2*[$'ba'.K10]*[$'bb'.K10]+[$'axi'.$A10];0;[.K10];2;0);[.K10])" office:value-type="float" office:value="0">
            <text:p>0</text:p>
          </table:table-cell>
          <table:table-cell table:style-name="ACE-8" table:formula="of:=IF([$'abs'.L10]&lt;2;COM.MICROSOFT.SWITCH([$'switches'.$A$1];1;2*[$'ba'.L10]*[$'bb'.L10]+[$'axi'.$A10];0;[.L10];2;0);[.L10])" office:value-type="float" office:value="0">
            <text:p>0</text:p>
          </table:table-cell>
          <table:table-cell table:style-name="ACE-8" table:formula="of:=IF([$'abs'.M10]&lt;2;COM.MICROSOFT.SWITCH([$'switches'.$A$1];1;2*[$'ba'.M10]*[$'bb'.M10]+[$'axi'.$A10];0;[.M10];2;0);[.M10])" office:value-type="float" office:value="0">
            <text:p>0</text:p>
          </table:table-cell>
          <table:table-cell table:style-name="ACE-8" table:formula="of:=IF([$'abs'.N10]&lt;2;COM.MICROSOFT.SWITCH([$'switches'.$A$1];1;2*[$'ba'.N10]*[$'bb'.N10]+[$'axi'.$A10];0;[.N10];2;0);[.N10])" office:value-type="float" office:value="0">
            <text:p>0</text:p>
          </table:table-cell>
          <table:table-cell table:style-name="ACE-8" table:formula="of:=IF([$'abs'.O10]&lt;2;COM.MICROSOFT.SWITCH([$'switches'.$A$1];1;2*[$'ba'.O10]*[$'bb'.O10]+[$'axi'.$A10];0;[.O10];2;0);[.O10])" office:value-type="float" office:value="0">
            <text:p>0</text:p>
          </table:table-cell>
          <table:table-cell table:style-name="ACE-8" table:formula="of:=IF([$'abs'.P10]&lt;2;COM.MICROSOFT.SWITCH([$'switches'.$A$1];1;2*[$'ba'.P10]*[$'bb'.P10]+[$'axi'.$A10];0;[.P10];2;0);[.P10])" office:value-type="float" office:value="0">
            <text:p>0</text:p>
          </table:table-cell>
          <table:table-cell table:style-name="ACE-8" table:formula="of:=IF([$'abs'.Q10]&lt;2;COM.MICROSOFT.SWITCH([$'switches'.$A$1];1;2*[$'ba'.Q10]*[$'bb'.Q10]+[$'axi'.$A10];0;[.Q10];2;0);[.Q10])" office:value-type="float" office:value="0">
            <text:p>0</text:p>
          </table:table-cell>
          <table:table-cell table:style-name="ACE-8" table:formula="of:=IF([$'abs'.R10]&lt;2;COM.MICROSOFT.SWITCH([$'switches'.$A$1];1;2*[$'ba'.R10]*[$'bb'.R10]+[$'axi'.$A10];0;[.R10];2;0);[.R10])" office:value-type="float" office:value="0">
            <text:p>0</text:p>
          </table:table-cell>
          <table:table-cell table:style-name="ACE-8" table:formula="of:=IF([$'abs'.S10]&lt;2;COM.MICROSOFT.SWITCH([$'switches'.$A$1];1;2*[$'ba'.S10]*[$'bb'.S10]+[$'axi'.$A10];0;[.S10];2;0);[.S10])" office:value-type="float" office:value="0">
            <text:p>0</text:p>
          </table:table-cell>
          <table:table-cell table:style-name="ACE-8" table:formula="of:=IF([$'abs'.T10]&lt;2;COM.MICROSOFT.SWITCH([$'switches'.$A$1];1;2*[$'ba'.T10]*[$'bb'.T10]+[$'axi'.$A10];0;[.T10];2;0);[.T10])" office:value-type="float" office:value="0">
            <text:p>0</text:p>
          </table:table-cell>
          <table:table-cell table:style-name="ACE-8" table:formula="of:=IF([$'abs'.U10]&lt;2;COM.MICROSOFT.SWITCH([$'switches'.$A$1];1;2*[$'ba'.U10]*[$'bb'.U10]+[$'axi'.$A10];0;[.U10];2;0);[.U10])" office:value-type="float" office:value="0">
            <text:p>0</text:p>
          </table:table-cell>
          <table:table-cell table:style-name="ACE-8" table:formula="of:=IF([$'abs'.V10]&lt;2;COM.MICROSOFT.SWITCH([$'switches'.$A$1];1;2*[$'ba'.V10]*[$'bb'.V10]+[$'axi'.$A10];0;[.V10];2;0);[.V10])" office:value-type="float" office:value="0">
            <text:p>0</text:p>
          </table:table-cell>
          <table:table-cell table:style-name="ACE-8" table:formula="of:=IF([$'abs'.W10]&lt;2;COM.MICROSOFT.SWITCH([$'switches'.$A$1];1;2*[$'ba'.W10]*[$'bb'.W10]+[$'axi'.$A10];0;[.W10];2;0);[.W10])" office:value-type="float" office:value="0">
            <text:p>0</text:p>
          </table:table-cell>
          <table:table-cell table:style-name="ACE-8" table:formula="of:=IF([$'abs'.X10]&lt;2;COM.MICROSOFT.SWITCH([$'switches'.$A$1];1;2*[$'ba'.X10]*[$'bb'.X10]+[$'axi'.$A10];0;[.X10];2;0);[.X10])" office:value-type="float" office:value="0">
            <text:p>0</text:p>
          </table:table-cell>
          <table:table-cell table:style-name="ACE-8" table:formula="of:=IF([$'abs'.Y10]&lt;2;COM.MICROSOFT.SWITCH([$'switches'.$A$1];1;2*[$'ba'.Y10]*[$'bb'.Y10]+[$'axi'.$A10];0;[.Y10];2;0);[.Y10])" office:value-type="float" office:value="0">
            <text:p>0</text:p>
          </table:table-cell>
          <table:table-cell table:style-name="ACE-8" table:formula="of:=IF([$'abs'.Z10]&lt;2;COM.MICROSOFT.SWITCH([$'switches'.$A$1];1;2*[$'ba'.Z10]*[$'bb'.Z10]+[$'axi'.$A10];0;[.Z10];2;0);[.Z10])" office:value-type="float" office:value="0">
            <text:p>0</text:p>
          </table:table-cell>
          <table:table-cell table:style-name="ACE-8" table:formula="of:=IF([$'abs'.AA10]&lt;2;COM.MICROSOFT.SWITCH([$'switches'.$A$1];1;2*[$'ba'.AA10]*[$'bb'.AA10]+[$'axi'.$A10];0;[.AA10];2;0);[.AA10])" office:value-type="float" office:value="0">
            <text:p>0</text:p>
          </table:table-cell>
          <table:table-cell table:style-name="ACE-8" table:formula="of:=IF([$'abs'.AB10]&lt;2;COM.MICROSOFT.SWITCH([$'switches'.$A$1];1;2*[$'ba'.AB10]*[$'bb'.AB10]+[$'axi'.$A10];0;[.AB10];2;0);[.AB10])" office:value-type="float" office:value="0">
            <text:p>0</text:p>
          </table:table-cell>
          <table:table-cell table:style-name="ACE-8" table:formula="of:=IF([$'abs'.AC10]&lt;2;COM.MICROSOFT.SWITCH([$'switches'.$A$1];1;2*[$'ba'.AC10]*[$'bb'.AC10]+[$'axi'.$A10];0;[.AC10];2;0);[.AC10])" office:value-type="float" office:value="0">
            <text:p>0</text:p>
          </table:table-cell>
          <table:table-cell table:style-name="ACE-8" table:formula="of:=IF([$'abs'.AD10]&lt;2;COM.MICROSOFT.SWITCH([$'switches'.$A$1];1;2*[$'ba'.AD10]*[$'bb'.AD10]+[$'axi'.$A10];0;[.AD10];2;0);[.AD10])" office:value-type="float" office:value="0">
            <text:p>0</text:p>
          </table:table-cell>
          <table:table-cell table:style-name="ACE-8" table:formula="of:=IF([$'abs'.AE10]&lt;2;COM.MICROSOFT.SWITCH([$'switches'.$A$1];1;2*[$'ba'.AE10]*[$'bb'.AE10]+[$'axi'.$A10];0;[.AE10];2;0);[.AE10])" office:value-type="float" office:value="0">
            <text:p>0</text:p>
          </table:table-cell>
          <table:table-cell table:style-name="ACE-8" table:formula="of:=IF([$'abs'.AF10]&lt;2;COM.MICROSOFT.SWITCH([$'switches'.$A$1];1;2*[$'ba'.AF10]*[$'bb'.AF10]+[$'axi'.$A10];0;[.AF10];2;0);[.AF10])" office:value-type="float" office:value="0">
            <text:p>0</text:p>
          </table:table-cell>
          <table:table-cell table:style-name="ACE-8" table:formula="of:=IF([$'abs'.AG10]&lt;2;COM.MICROSOFT.SWITCH([$'switches'.$A$1];1;2*[$'ba'.AG10]*[$'bb'.AG10]+[$'axi'.$A10];0;[.AG10];2;0);[.AG10])" office:value-type="float" office:value="0">
            <text:p>0</text:p>
          </table:table-cell>
          <table:table-cell table:style-name="ACE-8" table:formula="of:=IF([$'abs'.AH10]&lt;2;COM.MICROSOFT.SWITCH([$'switches'.$A$1];1;2*[$'ba'.AH10]*[$'bb'.AH10]+[$'axi'.$A10];0;[.AH10];2;0);[.AH10])" office:value-type="float" office:value="0">
            <text:p>0</text:p>
          </table:table-cell>
          <table:table-cell table:style-name="ACE-8" table:formula="of:=IF([$'abs'.AI10]&lt;2;COM.MICROSOFT.SWITCH([$'switches'.$A$1];1;2*[$'ba'.AI10]*[$'bb'.AI10]+[$'axi'.$A10];0;[.AI10];2;0);[.AI10])" office:value-type="float" office:value="0">
            <text:p>0</text:p>
          </table:table-cell>
          <table:table-cell table:style-name="ACE-8" table:formula="of:=IF([$'abs'.AJ10]&lt;2;COM.MICROSOFT.SWITCH([$'switches'.$A$1];1;2*[$'ba'.AJ10]*[$'bb'.AJ10]+[$'axi'.$A10];0;[.AJ10];2;0);[.AJ10])" office:value-type="float" office:value="0">
            <text:p>0</text:p>
          </table:table-cell>
          <table:table-cell table:style-name="ACE-8" table:formula="of:=IF([$'abs'.AK10]&lt;2;COM.MICROSOFT.SWITCH([$'switches'.$A$1];1;2*[$'ba'.AK10]*[$'bb'.AK10]+[$'axi'.$A10];0;[.AK10];2;0);[.AK10])" office:value-type="float" office:value="0">
            <text:p>0</text:p>
          </table:table-cell>
          <table:table-cell table:style-name="ACE-8" table:formula="of:=IF([$'abs'.AL10]&lt;2;COM.MICROSOFT.SWITCH([$'switches'.$A$1];1;2*[$'ba'.AL10]*[$'bb'.AL10]+[$'axi'.$A10];0;[.AL10];2;0);[.AL10])" office:value-type="float" office:value="0">
            <text:p>0</text:p>
          </table:table-cell>
          <table:table-cell table:style-name="ACE-8" table:formula="of:=IF([$'abs'.AM10]&lt;2;COM.MICROSOFT.SWITCH([$'switches'.$A$1];1;2*[$'ba'.AM10]*[$'bb'.AM10]+[$'axi'.$A10];0;[.AM10];2;0);[.AM10])" office:value-type="float" office:value="0">
            <text:p>0</text:p>
          </table:table-cell>
          <table:table-cell table:style-name="ACE-8" table:formula="of:=IF([$'abs'.AN10]&lt;2;COM.MICROSOFT.SWITCH([$'switches'.$A$1];1;2*[$'ba'.AN10]*[$'bb'.AN10]+[$'axi'.$A10];0;[.AN10];2;0);[.AN10])" office:value-type="float" office:value="0">
            <text:p>0</text:p>
          </table:table-cell>
          <table:table-cell table:style-name="ACE-8" table:formula="of:=IF([$'abs'.AO10]&lt;2;COM.MICROSOFT.SWITCH([$'switches'.$A$1];1;2*[$'ba'.AO10]*[$'bb'.AO10]+[$'axi'.$A10];0;[.AO10];2;0);[.AO10])" office:value-type="float" office:value="0">
            <text:p>0</text:p>
          </table:table-cell>
          <table:table-cell table:style-name="ACE-8" table:formula="of:=IF([$'abs'.AP10]&lt;2;COM.MICROSOFT.SWITCH([$'switches'.$A$1];1;2*[$'ba'.AP10]*[$'bb'.AP10]+[$'axi'.$A10];0;[.AP10];2;0);[.AP10])" office:value-type="float" office:value="0">
            <text:p>0</text:p>
          </table:table-cell>
          <table:table-cell table:style-name="ACE-8" table:formula="of:=IF([$'abs'.AQ10]&lt;2;COM.MICROSOFT.SWITCH([$'switches'.$A$1];1;2*[$'ba'.AQ10]*[$'bb'.AQ10]+[$'axi'.$A10];0;[.AQ10];2;0);[.AQ10])" office:value-type="float" office:value="0">
            <text:p>0</text:p>
          </table:table-cell>
          <table:table-cell table:style-name="ACE-8" table:formula="of:=IF([$'abs'.AR10]&lt;2;COM.MICROSOFT.SWITCH([$'switches'.$A$1];1;2*[$'ba'.AR10]*[$'bb'.AR10]+[$'axi'.$A10];0;[.AR10];2;0);[.AR10])" office:value-type="float" office:value="0">
            <text:p>0</text:p>
          </table:table-cell>
          <table:table-cell table:style-name="ACE-8" table:formula="of:=IF([$'abs'.AS10]&lt;2;COM.MICROSOFT.SWITCH([$'switches'.$A$1];1;2*[$'ba'.AS10]*[$'bb'.AS10]+[$'axi'.$A10];0;[.AS10];2;0);[.AS10])" office:value-type="float" office:value="0">
            <text:p>0</text:p>
          </table:table-cell>
          <table:table-cell table:style-name="ACE-8" table:formula="of:=IF([$'abs'.AT10]&lt;2;COM.MICROSOFT.SWITCH([$'switches'.$A$1];1;2*[$'ba'.AT10]*[$'bb'.AT10]+[$'axi'.$A10];0;[.AT10];2;0);[.AT10])" office:value-type="float" office:value="0">
            <text:p>0</text:p>
          </table:table-cell>
          <table:table-cell table:style-name="ACE-8" table:formula="of:=IF([$'abs'.AU10]&lt;2;COM.MICROSOFT.SWITCH([$'switches'.$A$1];1;2*[$'ba'.AU10]*[$'bb'.AU10]+[$'axi'.$A10];0;[.AU10];2;0);[.AU10])" office:value-type="float" office:value="0">
            <text:p>0</text:p>
          </table:table-cell>
          <table:table-cell table:style-name="ACE-8" table:formula="of:=IF([$'abs'.AV10]&lt;2;COM.MICROSOFT.SWITCH([$'switches'.$A$1];1;2*[$'ba'.AV10]*[$'bb'.AV10]+[$'axi'.$A10];0;[.AV10];2;0);[.AV10])" office:value-type="float" office:value="0">
            <text:p>0</text:p>
          </table:table-cell>
          <table:table-cell table:style-name="ACE-8" table:formula="of:=IF([$'abs'.AW10]&lt;2;COM.MICROSOFT.SWITCH([$'switches'.$A$1];1;2*[$'ba'.AW10]*[$'bb'.AW10]+[$'axi'.$A10];0;[.AW10];2;0);[.AW10])" office:value-type="float" office:value="0">
            <text:p>0</text:p>
          </table:table-cell>
          <table:table-cell table:style-name="ACE-8" table:formula="of:=IF([$'abs'.AX10]&lt;2;COM.MICROSOFT.SWITCH([$'switches'.$A$1];1;2*[$'ba'.AX10]*[$'bb'.AX10]+[$'axi'.$A10];0;[.AX10];2;0);[.AX10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1]&lt;2;COM.MICROSOFT.SWITCH([$'switches'.$A$1];1;2*[$'ba'.B11]*[$'bb'.B11]+[$'axi'.$A11];0;[.B11];2;0);[.B11])" office:value-type="float" office:value="0">
            <text:p>0</text:p>
          </table:table-cell>
          <table:table-cell table:style-name="ACE-8" table:formula="of:=IF([$'abs'.C11]&lt;2;COM.MICROSOFT.SWITCH([$'switches'.$A$1];1;2*[$'ba'.C11]*[$'bb'.C11]+[$'axi'.$A11];0;[.C11];2;0);[.C11])" office:value-type="float" office:value="0">
            <text:p>0</text:p>
          </table:table-cell>
          <table:table-cell table:style-name="ACE-8" table:formula="of:=IF([$'abs'.D11]&lt;2;COM.MICROSOFT.SWITCH([$'switches'.$A$1];1;2*[$'ba'.D11]*[$'bb'.D11]+[$'axi'.$A11];0;[.D11];2;0);[.D11])" office:value-type="float" office:value="0">
            <text:p>0</text:p>
          </table:table-cell>
          <table:table-cell table:style-name="ACE-8" table:formula="of:=IF([$'abs'.E11]&lt;2;COM.MICROSOFT.SWITCH([$'switches'.$A$1];1;2*[$'ba'.E11]*[$'bb'.E11]+[$'axi'.$A11];0;[.E11];2;0);[.E11])" office:value-type="float" office:value="0">
            <text:p>0</text:p>
          </table:table-cell>
          <table:table-cell table:style-name="ACE-8" table:formula="of:=IF([$'abs'.F11]&lt;2;COM.MICROSOFT.SWITCH([$'switches'.$A$1];1;2*[$'ba'.F11]*[$'bb'.F11]+[$'axi'.$A11];0;[.F11];2;0);[.F11])" office:value-type="float" office:value="0">
            <text:p>0</text:p>
          </table:table-cell>
          <table:table-cell table:style-name="ACE-8" table:formula="of:=IF([$'abs'.G11]&lt;2;COM.MICROSOFT.SWITCH([$'switches'.$A$1];1;2*[$'ba'.G11]*[$'bb'.G11]+[$'axi'.$A11];0;[.G11];2;0);[.G11])" office:value-type="float" office:value="0">
            <text:p>0</text:p>
          </table:table-cell>
          <table:table-cell table:style-name="ACE-8" table:formula="of:=IF([$'abs'.H11]&lt;2;COM.MICROSOFT.SWITCH([$'switches'.$A$1];1;2*[$'ba'.H11]*[$'bb'.H11]+[$'axi'.$A11];0;[.H11];2;0);[.H11])" office:value-type="float" office:value="0">
            <text:p>0</text:p>
          </table:table-cell>
          <table:table-cell table:style-name="ACE-8" table:formula="of:=IF([$'abs'.I11]&lt;2;COM.MICROSOFT.SWITCH([$'switches'.$A$1];1;2*[$'ba'.I11]*[$'bb'.I11]+[$'axi'.$A11];0;[.I11];2;0);[.I11])" office:value-type="float" office:value="0">
            <text:p>0</text:p>
          </table:table-cell>
          <table:table-cell table:style-name="ACE-8" table:formula="of:=IF([$'abs'.J11]&lt;2;COM.MICROSOFT.SWITCH([$'switches'.$A$1];1;2*[$'ba'.J11]*[$'bb'.J11]+[$'axi'.$A11];0;[.J11];2;0);[.J11])" office:value-type="float" office:value="0">
            <text:p>0</text:p>
          </table:table-cell>
          <table:table-cell table:style-name="ACE-8" table:formula="of:=IF([$'abs'.K11]&lt;2;COM.MICROSOFT.SWITCH([$'switches'.$A$1];1;2*[$'ba'.K11]*[$'bb'.K11]+[$'axi'.$A11];0;[.K11];2;0);[.K11])" office:value-type="float" office:value="0">
            <text:p>0</text:p>
          </table:table-cell>
          <table:table-cell table:style-name="ACE-8" table:formula="of:=IF([$'abs'.L11]&lt;2;COM.MICROSOFT.SWITCH([$'switches'.$A$1];1;2*[$'ba'.L11]*[$'bb'.L11]+[$'axi'.$A11];0;[.L11];2;0);[.L11])" office:value-type="float" office:value="0">
            <text:p>0</text:p>
          </table:table-cell>
          <table:table-cell table:style-name="ACE-8" table:formula="of:=IF([$'abs'.M11]&lt;2;COM.MICROSOFT.SWITCH([$'switches'.$A$1];1;2*[$'ba'.M11]*[$'bb'.M11]+[$'axi'.$A11];0;[.M11];2;0);[.M11])" office:value-type="float" office:value="0">
            <text:p>0</text:p>
          </table:table-cell>
          <table:table-cell table:style-name="ACE-8" table:formula="of:=IF([$'abs'.N11]&lt;2;COM.MICROSOFT.SWITCH([$'switches'.$A$1];1;2*[$'ba'.N11]*[$'bb'.N11]+[$'axi'.$A11];0;[.N11];2;0);[.N11])" office:value-type="float" office:value="0">
            <text:p>0</text:p>
          </table:table-cell>
          <table:table-cell table:style-name="ACE-8" table:formula="of:=IF([$'abs'.O11]&lt;2;COM.MICROSOFT.SWITCH([$'switches'.$A$1];1;2*[$'ba'.O11]*[$'bb'.O11]+[$'axi'.$A11];0;[.O11];2;0);[.O11])" office:value-type="float" office:value="0">
            <text:p>0</text:p>
          </table:table-cell>
          <table:table-cell table:style-name="ACE-8" table:formula="of:=IF([$'abs'.P11]&lt;2;COM.MICROSOFT.SWITCH([$'switches'.$A$1];1;2*[$'ba'.P11]*[$'bb'.P11]+[$'axi'.$A11];0;[.P11];2;0);[.P11])" office:value-type="float" office:value="0">
            <text:p>0</text:p>
          </table:table-cell>
          <table:table-cell table:style-name="ACE-8" table:formula="of:=IF([$'abs'.Q11]&lt;2;COM.MICROSOFT.SWITCH([$'switches'.$A$1];1;2*[$'ba'.Q11]*[$'bb'.Q11]+[$'axi'.$A11];0;[.Q11];2;0);[.Q11])" office:value-type="float" office:value="0">
            <text:p>0</text:p>
          </table:table-cell>
          <table:table-cell table:style-name="ACE-8" table:formula="of:=IF([$'abs'.R11]&lt;2;COM.MICROSOFT.SWITCH([$'switches'.$A$1];1;2*[$'ba'.R11]*[$'bb'.R11]+[$'axi'.$A11];0;[.R11];2;0);[.R11])" office:value-type="float" office:value="0">
            <text:p>0</text:p>
          </table:table-cell>
          <table:table-cell table:style-name="ACE-8" table:formula="of:=IF([$'abs'.S11]&lt;2;COM.MICROSOFT.SWITCH([$'switches'.$A$1];1;2*[$'ba'.S11]*[$'bb'.S11]+[$'axi'.$A11];0;[.S11];2;0);[.S11])" office:value-type="float" office:value="0">
            <text:p>0</text:p>
          </table:table-cell>
          <table:table-cell table:style-name="ACE-8" table:formula="of:=IF([$'abs'.T11]&lt;2;COM.MICROSOFT.SWITCH([$'switches'.$A$1];1;2*[$'ba'.T11]*[$'bb'.T11]+[$'axi'.$A11];0;[.T11];2;0);[.T11])" office:value-type="float" office:value="0">
            <text:p>0</text:p>
          </table:table-cell>
          <table:table-cell table:style-name="ACE-8" table:formula="of:=IF([$'abs'.U11]&lt;2;COM.MICROSOFT.SWITCH([$'switches'.$A$1];1;2*[$'ba'.U11]*[$'bb'.U11]+[$'axi'.$A11];0;[.U11];2;0);[.U11])" office:value-type="float" office:value="0">
            <text:p>0</text:p>
          </table:table-cell>
          <table:table-cell table:style-name="ACE-8" table:formula="of:=IF([$'abs'.V11]&lt;2;COM.MICROSOFT.SWITCH([$'switches'.$A$1];1;2*[$'ba'.V11]*[$'bb'.V11]+[$'axi'.$A11];0;[.V11];2;0);[.V11])" office:value-type="float" office:value="0">
            <text:p>0</text:p>
          </table:table-cell>
          <table:table-cell table:style-name="ACE-8" table:formula="of:=IF([$'abs'.W11]&lt;2;COM.MICROSOFT.SWITCH([$'switches'.$A$1];1;2*[$'ba'.W11]*[$'bb'.W11]+[$'axi'.$A11];0;[.W11];2;0);[.W11])" office:value-type="float" office:value="0">
            <text:p>0</text:p>
          </table:table-cell>
          <table:table-cell table:style-name="ACE-8" table:formula="of:=IF([$'abs'.X11]&lt;2;COM.MICROSOFT.SWITCH([$'switches'.$A$1];1;2*[$'ba'.X11]*[$'bb'.X11]+[$'axi'.$A11];0;[.X11];2;0);[.X11])" office:value-type="float" office:value="0">
            <text:p>0</text:p>
          </table:table-cell>
          <table:table-cell table:style-name="ACE-8" table:formula="of:=IF([$'abs'.Y11]&lt;2;COM.MICROSOFT.SWITCH([$'switches'.$A$1];1;2*[$'ba'.Y11]*[$'bb'.Y11]+[$'axi'.$A11];0;[.Y11];2;0);[.Y11])" office:value-type="float" office:value="0">
            <text:p>0</text:p>
          </table:table-cell>
          <table:table-cell table:style-name="ACE-8" table:formula="of:=IF([$'abs'.Z11]&lt;2;COM.MICROSOFT.SWITCH([$'switches'.$A$1];1;2*[$'ba'.Z11]*[$'bb'.Z11]+[$'axi'.$A11];0;[.Z11];2;0);[.Z11])" office:value-type="float" office:value="0">
            <text:p>0</text:p>
          </table:table-cell>
          <table:table-cell table:style-name="ACE-8" table:formula="of:=IF([$'abs'.AA11]&lt;2;COM.MICROSOFT.SWITCH([$'switches'.$A$1];1;2*[$'ba'.AA11]*[$'bb'.AA11]+[$'axi'.$A11];0;[.AA11];2;0);[.AA11])" office:value-type="float" office:value="0">
            <text:p>0</text:p>
          </table:table-cell>
          <table:table-cell table:style-name="ACE-8" table:formula="of:=IF([$'abs'.AB11]&lt;2;COM.MICROSOFT.SWITCH([$'switches'.$A$1];1;2*[$'ba'.AB11]*[$'bb'.AB11]+[$'axi'.$A11];0;[.AB11];2;0);[.AB11])" office:value-type="float" office:value="0">
            <text:p>0</text:p>
          </table:table-cell>
          <table:table-cell table:style-name="ACE-8" table:formula="of:=IF([$'abs'.AC11]&lt;2;COM.MICROSOFT.SWITCH([$'switches'.$A$1];1;2*[$'ba'.AC11]*[$'bb'.AC11]+[$'axi'.$A11];0;[.AC11];2;0);[.AC11])" office:value-type="float" office:value="0">
            <text:p>0</text:p>
          </table:table-cell>
          <table:table-cell table:style-name="ACE-8" table:formula="of:=IF([$'abs'.AD11]&lt;2;COM.MICROSOFT.SWITCH([$'switches'.$A$1];1;2*[$'ba'.AD11]*[$'bb'.AD11]+[$'axi'.$A11];0;[.AD11];2;0);[.AD11])" office:value-type="float" office:value="0">
            <text:p>0</text:p>
          </table:table-cell>
          <table:table-cell table:style-name="ACE-8" table:formula="of:=IF([$'abs'.AE11]&lt;2;COM.MICROSOFT.SWITCH([$'switches'.$A$1];1;2*[$'ba'.AE11]*[$'bb'.AE11]+[$'axi'.$A11];0;[.AE11];2;0);[.AE11])" office:value-type="float" office:value="0">
            <text:p>0</text:p>
          </table:table-cell>
          <table:table-cell table:style-name="ACE-8" table:formula="of:=IF([$'abs'.AF11]&lt;2;COM.MICROSOFT.SWITCH([$'switches'.$A$1];1;2*[$'ba'.AF11]*[$'bb'.AF11]+[$'axi'.$A11];0;[.AF11];2;0);[.AF11])" office:value-type="float" office:value="0">
            <text:p>0</text:p>
          </table:table-cell>
          <table:table-cell table:style-name="ACE-8" table:formula="of:=IF([$'abs'.AG11]&lt;2;COM.MICROSOFT.SWITCH([$'switches'.$A$1];1;2*[$'ba'.AG11]*[$'bb'.AG11]+[$'axi'.$A11];0;[.AG11];2;0);[.AG11])" office:value-type="float" office:value="0">
            <text:p>0</text:p>
          </table:table-cell>
          <table:table-cell table:style-name="ACE-8" table:formula="of:=IF([$'abs'.AH11]&lt;2;COM.MICROSOFT.SWITCH([$'switches'.$A$1];1;2*[$'ba'.AH11]*[$'bb'.AH11]+[$'axi'.$A11];0;[.AH11];2;0);[.AH11])" office:value-type="float" office:value="0">
            <text:p>0</text:p>
          </table:table-cell>
          <table:table-cell table:style-name="ACE-8" table:formula="of:=IF([$'abs'.AI11]&lt;2;COM.MICROSOFT.SWITCH([$'switches'.$A$1];1;2*[$'ba'.AI11]*[$'bb'.AI11]+[$'axi'.$A11];0;[.AI11];2;0);[.AI11])" office:value-type="float" office:value="0">
            <text:p>0</text:p>
          </table:table-cell>
          <table:table-cell table:style-name="ACE-8" table:formula="of:=IF([$'abs'.AJ11]&lt;2;COM.MICROSOFT.SWITCH([$'switches'.$A$1];1;2*[$'ba'.AJ11]*[$'bb'.AJ11]+[$'axi'.$A11];0;[.AJ11];2;0);[.AJ11])" office:value-type="float" office:value="0">
            <text:p>0</text:p>
          </table:table-cell>
          <table:table-cell table:style-name="ACE-8" table:formula="of:=IF([$'abs'.AK11]&lt;2;COM.MICROSOFT.SWITCH([$'switches'.$A$1];1;2*[$'ba'.AK11]*[$'bb'.AK11]+[$'axi'.$A11];0;[.AK11];2;0);[.AK11])" office:value-type="float" office:value="0">
            <text:p>0</text:p>
          </table:table-cell>
          <table:table-cell table:style-name="ACE-8" table:formula="of:=IF([$'abs'.AL11]&lt;2;COM.MICROSOFT.SWITCH([$'switches'.$A$1];1;2*[$'ba'.AL11]*[$'bb'.AL11]+[$'axi'.$A11];0;[.AL11];2;0);[.AL11])" office:value-type="float" office:value="0">
            <text:p>0</text:p>
          </table:table-cell>
          <table:table-cell table:style-name="ACE-8" table:formula="of:=IF([$'abs'.AM11]&lt;2;COM.MICROSOFT.SWITCH([$'switches'.$A$1];1;2*[$'ba'.AM11]*[$'bb'.AM11]+[$'axi'.$A11];0;[.AM11];2;0);[.AM11])" office:value-type="float" office:value="0">
            <text:p>0</text:p>
          </table:table-cell>
          <table:table-cell table:style-name="ACE-8" table:formula="of:=IF([$'abs'.AN11]&lt;2;COM.MICROSOFT.SWITCH([$'switches'.$A$1];1;2*[$'ba'.AN11]*[$'bb'.AN11]+[$'axi'.$A11];0;[.AN11];2;0);[.AN11])" office:value-type="float" office:value="0">
            <text:p>0</text:p>
          </table:table-cell>
          <table:table-cell table:style-name="ACE-8" table:formula="of:=IF([$'abs'.AO11]&lt;2;COM.MICROSOFT.SWITCH([$'switches'.$A$1];1;2*[$'ba'.AO11]*[$'bb'.AO11]+[$'axi'.$A11];0;[.AO11];2;0);[.AO11])" office:value-type="float" office:value="0">
            <text:p>0</text:p>
          </table:table-cell>
          <table:table-cell table:style-name="ACE-8" table:formula="of:=IF([$'abs'.AP11]&lt;2;COM.MICROSOFT.SWITCH([$'switches'.$A$1];1;2*[$'ba'.AP11]*[$'bb'.AP11]+[$'axi'.$A11];0;[.AP11];2;0);[.AP11])" office:value-type="float" office:value="0">
            <text:p>0</text:p>
          </table:table-cell>
          <table:table-cell table:style-name="ACE-8" table:formula="of:=IF([$'abs'.AQ11]&lt;2;COM.MICROSOFT.SWITCH([$'switches'.$A$1];1;2*[$'ba'.AQ11]*[$'bb'.AQ11]+[$'axi'.$A11];0;[.AQ11];2;0);[.AQ11])" office:value-type="float" office:value="0">
            <text:p>0</text:p>
          </table:table-cell>
          <table:table-cell table:style-name="ACE-8" table:formula="of:=IF([$'abs'.AR11]&lt;2;COM.MICROSOFT.SWITCH([$'switches'.$A$1];1;2*[$'ba'.AR11]*[$'bb'.AR11]+[$'axi'.$A11];0;[.AR11];2;0);[.AR11])" office:value-type="float" office:value="0">
            <text:p>0</text:p>
          </table:table-cell>
          <table:table-cell table:style-name="ACE-8" table:formula="of:=IF([$'abs'.AS11]&lt;2;COM.MICROSOFT.SWITCH([$'switches'.$A$1];1;2*[$'ba'.AS11]*[$'bb'.AS11]+[$'axi'.$A11];0;[.AS11];2;0);[.AS11])" office:value-type="float" office:value="0">
            <text:p>0</text:p>
          </table:table-cell>
          <table:table-cell table:style-name="ACE-8" table:formula="of:=IF([$'abs'.AT11]&lt;2;COM.MICROSOFT.SWITCH([$'switches'.$A$1];1;2*[$'ba'.AT11]*[$'bb'.AT11]+[$'axi'.$A11];0;[.AT11];2;0);[.AT11])" office:value-type="float" office:value="0">
            <text:p>0</text:p>
          </table:table-cell>
          <table:table-cell table:style-name="ACE-8" table:formula="of:=IF([$'abs'.AU11]&lt;2;COM.MICROSOFT.SWITCH([$'switches'.$A$1];1;2*[$'ba'.AU11]*[$'bb'.AU11]+[$'axi'.$A11];0;[.AU11];2;0);[.AU11])" office:value-type="float" office:value="0">
            <text:p>0</text:p>
          </table:table-cell>
          <table:table-cell table:style-name="ACE-8" table:formula="of:=IF([$'abs'.AV11]&lt;2;COM.MICROSOFT.SWITCH([$'switches'.$A$1];1;2*[$'ba'.AV11]*[$'bb'.AV11]+[$'axi'.$A11];0;[.AV11];2;0);[.AV11])" office:value-type="float" office:value="0">
            <text:p>0</text:p>
          </table:table-cell>
          <table:table-cell table:style-name="ACE-8" table:formula="of:=IF([$'abs'.AW11]&lt;2;COM.MICROSOFT.SWITCH([$'switches'.$A$1];1;2*[$'ba'.AW11]*[$'bb'.AW11]+[$'axi'.$A11];0;[.AW11];2;0);[.AW11])" office:value-type="float" office:value="0">
            <text:p>0</text:p>
          </table:table-cell>
          <table:table-cell table:style-name="ACE-8" table:formula="of:=IF([$'abs'.AX11]&lt;2;COM.MICROSOFT.SWITCH([$'switches'.$A$1];1;2*[$'ba'.AX11]*[$'bb'.AX11]+[$'axi'.$A11];0;[.AX11];2;0);[.AX11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2]&lt;2;COM.MICROSOFT.SWITCH([$'switches'.$A$1];1;2*[$'ba'.B12]*[$'bb'.B12]+[$'axi'.$A12];0;[.B12];2;0);[.B12])" office:value-type="float" office:value="0">
            <text:p>0</text:p>
          </table:table-cell>
          <table:table-cell table:style-name="ACE-8" table:formula="of:=IF([$'abs'.C12]&lt;2;COM.MICROSOFT.SWITCH([$'switches'.$A$1];1;2*[$'ba'.C12]*[$'bb'.C12]+[$'axi'.$A12];0;[.C12];2;0);[.C12])" office:value-type="float" office:value="0">
            <text:p>0</text:p>
          </table:table-cell>
          <table:table-cell table:style-name="ACE-8" table:formula="of:=IF([$'abs'.D12]&lt;2;COM.MICROSOFT.SWITCH([$'switches'.$A$1];1;2*[$'ba'.D12]*[$'bb'.D12]+[$'axi'.$A12];0;[.D12];2;0);[.D12])" office:value-type="float" office:value="0">
            <text:p>0</text:p>
          </table:table-cell>
          <table:table-cell table:style-name="ACE-8" table:formula="of:=IF([$'abs'.E12]&lt;2;COM.MICROSOFT.SWITCH([$'switches'.$A$1];1;2*[$'ba'.E12]*[$'bb'.E12]+[$'axi'.$A12];0;[.E12];2;0);[.E12])" office:value-type="float" office:value="0">
            <text:p>0</text:p>
          </table:table-cell>
          <table:table-cell table:style-name="ACE-8" table:formula="of:=IF([$'abs'.F12]&lt;2;COM.MICROSOFT.SWITCH([$'switches'.$A$1];1;2*[$'ba'.F12]*[$'bb'.F12]+[$'axi'.$A12];0;[.F12];2;0);[.F12])" office:value-type="float" office:value="0">
            <text:p>0</text:p>
          </table:table-cell>
          <table:table-cell table:style-name="ACE-8" table:formula="of:=IF([$'abs'.G12]&lt;2;COM.MICROSOFT.SWITCH([$'switches'.$A$1];1;2*[$'ba'.G12]*[$'bb'.G12]+[$'axi'.$A12];0;[.G12];2;0);[.G12])" office:value-type="float" office:value="0">
            <text:p>0</text:p>
          </table:table-cell>
          <table:table-cell table:style-name="ACE-8" table:formula="of:=IF([$'abs'.H12]&lt;2;COM.MICROSOFT.SWITCH([$'switches'.$A$1];1;2*[$'ba'.H12]*[$'bb'.H12]+[$'axi'.$A12];0;[.H12];2;0);[.H12])" office:value-type="float" office:value="0">
            <text:p>0</text:p>
          </table:table-cell>
          <table:table-cell table:style-name="ACE-8" table:formula="of:=IF([$'abs'.I12]&lt;2;COM.MICROSOFT.SWITCH([$'switches'.$A$1];1;2*[$'ba'.I12]*[$'bb'.I12]+[$'axi'.$A12];0;[.I12];2;0);[.I12])" office:value-type="float" office:value="0">
            <text:p>0</text:p>
          </table:table-cell>
          <table:table-cell table:style-name="ACE-8" table:formula="of:=IF([$'abs'.J12]&lt;2;COM.MICROSOFT.SWITCH([$'switches'.$A$1];1;2*[$'ba'.J12]*[$'bb'.J12]+[$'axi'.$A12];0;[.J12];2;0);[.J12])" office:value-type="float" office:value="0">
            <text:p>0</text:p>
          </table:table-cell>
          <table:table-cell table:style-name="ACE-8" table:formula="of:=IF([$'abs'.K12]&lt;2;COM.MICROSOFT.SWITCH([$'switches'.$A$1];1;2*[$'ba'.K12]*[$'bb'.K12]+[$'axi'.$A12];0;[.K12];2;0);[.K12])" office:value-type="float" office:value="0">
            <text:p>0</text:p>
          </table:table-cell>
          <table:table-cell table:style-name="ACE-8" table:formula="of:=IF([$'abs'.L12]&lt;2;COM.MICROSOFT.SWITCH([$'switches'.$A$1];1;2*[$'ba'.L12]*[$'bb'.L12]+[$'axi'.$A12];0;[.L12];2;0);[.L12])" office:value-type="float" office:value="0">
            <text:p>0</text:p>
          </table:table-cell>
          <table:table-cell table:style-name="ACE-8" table:formula="of:=IF([$'abs'.M12]&lt;2;COM.MICROSOFT.SWITCH([$'switches'.$A$1];1;2*[$'ba'.M12]*[$'bb'.M12]+[$'axi'.$A12];0;[.M12];2;0);[.M12])" office:value-type="float" office:value="0">
            <text:p>0</text:p>
          </table:table-cell>
          <table:table-cell table:style-name="ACE-8" table:formula="of:=IF([$'abs'.N12]&lt;2;COM.MICROSOFT.SWITCH([$'switches'.$A$1];1;2*[$'ba'.N12]*[$'bb'.N12]+[$'axi'.$A12];0;[.N12];2;0);[.N12])" office:value-type="float" office:value="0">
            <text:p>0</text:p>
          </table:table-cell>
          <table:table-cell table:style-name="ACE-8" table:formula="of:=IF([$'abs'.O12]&lt;2;COM.MICROSOFT.SWITCH([$'switches'.$A$1];1;2*[$'ba'.O12]*[$'bb'.O12]+[$'axi'.$A12];0;[.O12];2;0);[.O12])" office:value-type="float" office:value="0">
            <text:p>0</text:p>
          </table:table-cell>
          <table:table-cell table:style-name="ACE-8" table:formula="of:=IF([$'abs'.P12]&lt;2;COM.MICROSOFT.SWITCH([$'switches'.$A$1];1;2*[$'ba'.P12]*[$'bb'.P12]+[$'axi'.$A12];0;[.P12];2;0);[.P12])" office:value-type="float" office:value="0">
            <text:p>0</text:p>
          </table:table-cell>
          <table:table-cell table:style-name="ACE-8" table:formula="of:=IF([$'abs'.Q12]&lt;2;COM.MICROSOFT.SWITCH([$'switches'.$A$1];1;2*[$'ba'.Q12]*[$'bb'.Q12]+[$'axi'.$A12];0;[.Q12];2;0);[.Q12])" office:value-type="float" office:value="0">
            <text:p>0</text:p>
          </table:table-cell>
          <table:table-cell table:style-name="ACE-8" table:formula="of:=IF([$'abs'.R12]&lt;2;COM.MICROSOFT.SWITCH([$'switches'.$A$1];1;2*[$'ba'.R12]*[$'bb'.R12]+[$'axi'.$A12];0;[.R12];2;0);[.R12])" office:value-type="float" office:value="0">
            <text:p>0</text:p>
          </table:table-cell>
          <table:table-cell table:style-name="ACE-8" table:formula="of:=IF([$'abs'.S12]&lt;2;COM.MICROSOFT.SWITCH([$'switches'.$A$1];1;2*[$'ba'.S12]*[$'bb'.S12]+[$'axi'.$A12];0;[.S12];2;0);[.S12])" office:value-type="float" office:value="0">
            <text:p>0</text:p>
          </table:table-cell>
          <table:table-cell table:style-name="ACE-8" table:formula="of:=IF([$'abs'.T12]&lt;2;COM.MICROSOFT.SWITCH([$'switches'.$A$1];1;2*[$'ba'.T12]*[$'bb'.T12]+[$'axi'.$A12];0;[.T12];2;0);[.T12])" office:value-type="float" office:value="0">
            <text:p>0</text:p>
          </table:table-cell>
          <table:table-cell table:style-name="ACE-8" table:formula="of:=IF([$'abs'.U12]&lt;2;COM.MICROSOFT.SWITCH([$'switches'.$A$1];1;2*[$'ba'.U12]*[$'bb'.U12]+[$'axi'.$A12];0;[.U12];2;0);[.U12])" office:value-type="float" office:value="0">
            <text:p>0</text:p>
          </table:table-cell>
          <table:table-cell table:style-name="ACE-8" table:formula="of:=IF([$'abs'.V12]&lt;2;COM.MICROSOFT.SWITCH([$'switches'.$A$1];1;2*[$'ba'.V12]*[$'bb'.V12]+[$'axi'.$A12];0;[.V12];2;0);[.V12])" office:value-type="float" office:value="0">
            <text:p>0</text:p>
          </table:table-cell>
          <table:table-cell table:style-name="ACE-8" table:formula="of:=IF([$'abs'.W12]&lt;2;COM.MICROSOFT.SWITCH([$'switches'.$A$1];1;2*[$'ba'.W12]*[$'bb'.W12]+[$'axi'.$A12];0;[.W12];2;0);[.W12])" office:value-type="float" office:value="0">
            <text:p>0</text:p>
          </table:table-cell>
          <table:table-cell table:style-name="ACE-8" table:formula="of:=IF([$'abs'.X12]&lt;2;COM.MICROSOFT.SWITCH([$'switches'.$A$1];1;2*[$'ba'.X12]*[$'bb'.X12]+[$'axi'.$A12];0;[.X12];2;0);[.X12])" office:value-type="float" office:value="0">
            <text:p>0</text:p>
          </table:table-cell>
          <table:table-cell table:style-name="ACE-8" table:formula="of:=IF([$'abs'.Y12]&lt;2;COM.MICROSOFT.SWITCH([$'switches'.$A$1];1;2*[$'ba'.Y12]*[$'bb'.Y12]+[$'axi'.$A12];0;[.Y12];2;0);[.Y12])" office:value-type="float" office:value="0">
            <text:p>0</text:p>
          </table:table-cell>
          <table:table-cell table:style-name="ACE-8" table:formula="of:=IF([$'abs'.Z12]&lt;2;COM.MICROSOFT.SWITCH([$'switches'.$A$1];1;2*[$'ba'.Z12]*[$'bb'.Z12]+[$'axi'.$A12];0;[.Z12];2;0);[.Z12])" office:value-type="float" office:value="0">
            <text:p>0</text:p>
          </table:table-cell>
          <table:table-cell table:style-name="ACE-8" table:formula="of:=IF([$'abs'.AA12]&lt;2;COM.MICROSOFT.SWITCH([$'switches'.$A$1];1;2*[$'ba'.AA12]*[$'bb'.AA12]+[$'axi'.$A12];0;[.AA12];2;0);[.AA12])" office:value-type="float" office:value="0">
            <text:p>0</text:p>
          </table:table-cell>
          <table:table-cell table:style-name="ACE-8" table:formula="of:=IF([$'abs'.AB12]&lt;2;COM.MICROSOFT.SWITCH([$'switches'.$A$1];1;2*[$'ba'.AB12]*[$'bb'.AB12]+[$'axi'.$A12];0;[.AB12];2;0);[.AB12])" office:value-type="float" office:value="0">
            <text:p>0</text:p>
          </table:table-cell>
          <table:table-cell table:style-name="ACE-8" table:formula="of:=IF([$'abs'.AC12]&lt;2;COM.MICROSOFT.SWITCH([$'switches'.$A$1];1;2*[$'ba'.AC12]*[$'bb'.AC12]+[$'axi'.$A12];0;[.AC12];2;0);[.AC12])" office:value-type="float" office:value="0">
            <text:p>0</text:p>
          </table:table-cell>
          <table:table-cell table:style-name="ACE-8" table:formula="of:=IF([$'abs'.AD12]&lt;2;COM.MICROSOFT.SWITCH([$'switches'.$A$1];1;2*[$'ba'.AD12]*[$'bb'.AD12]+[$'axi'.$A12];0;[.AD12];2;0);[.AD12])" office:value-type="float" office:value="0">
            <text:p>0</text:p>
          </table:table-cell>
          <table:table-cell table:style-name="ACE-8" table:formula="of:=IF([$'abs'.AE12]&lt;2;COM.MICROSOFT.SWITCH([$'switches'.$A$1];1;2*[$'ba'.AE12]*[$'bb'.AE12]+[$'axi'.$A12];0;[.AE12];2;0);[.AE12])" office:value-type="float" office:value="0">
            <text:p>0</text:p>
          </table:table-cell>
          <table:table-cell table:style-name="ACE-8" table:formula="of:=IF([$'abs'.AF12]&lt;2;COM.MICROSOFT.SWITCH([$'switches'.$A$1];1;2*[$'ba'.AF12]*[$'bb'.AF12]+[$'axi'.$A12];0;[.AF12];2;0);[.AF12])" office:value-type="float" office:value="0">
            <text:p>0</text:p>
          </table:table-cell>
          <table:table-cell table:style-name="ACE-8" table:formula="of:=IF([$'abs'.AG12]&lt;2;COM.MICROSOFT.SWITCH([$'switches'.$A$1];1;2*[$'ba'.AG12]*[$'bb'.AG12]+[$'axi'.$A12];0;[.AG12];2;0);[.AG12])" office:value-type="float" office:value="0">
            <text:p>0</text:p>
          </table:table-cell>
          <table:table-cell table:style-name="ACE-8" table:formula="of:=IF([$'abs'.AH12]&lt;2;COM.MICROSOFT.SWITCH([$'switches'.$A$1];1;2*[$'ba'.AH12]*[$'bb'.AH12]+[$'axi'.$A12];0;[.AH12];2;0);[.AH12])" office:value-type="float" office:value="0">
            <text:p>0</text:p>
          </table:table-cell>
          <table:table-cell table:style-name="ACE-8" table:formula="of:=IF([$'abs'.AI12]&lt;2;COM.MICROSOFT.SWITCH([$'switches'.$A$1];1;2*[$'ba'.AI12]*[$'bb'.AI12]+[$'axi'.$A12];0;[.AI12];2;0);[.AI12])" office:value-type="float" office:value="0">
            <text:p>0</text:p>
          </table:table-cell>
          <table:table-cell table:style-name="ACE-8" table:formula="of:=IF([$'abs'.AJ12]&lt;2;COM.MICROSOFT.SWITCH([$'switches'.$A$1];1;2*[$'ba'.AJ12]*[$'bb'.AJ12]+[$'axi'.$A12];0;[.AJ12];2;0);[.AJ12])" office:value-type="float" office:value="0">
            <text:p>0</text:p>
          </table:table-cell>
          <table:table-cell table:style-name="ACE-8" table:formula="of:=IF([$'abs'.AK12]&lt;2;COM.MICROSOFT.SWITCH([$'switches'.$A$1];1;2*[$'ba'.AK12]*[$'bb'.AK12]+[$'axi'.$A12];0;[.AK12];2;0);[.AK12])" office:value-type="float" office:value="0">
            <text:p>0</text:p>
          </table:table-cell>
          <table:table-cell table:style-name="ACE-8" table:formula="of:=IF([$'abs'.AL12]&lt;2;COM.MICROSOFT.SWITCH([$'switches'.$A$1];1;2*[$'ba'.AL12]*[$'bb'.AL12]+[$'axi'.$A12];0;[.AL12];2;0);[.AL12])" office:value-type="float" office:value="0">
            <text:p>0</text:p>
          </table:table-cell>
          <table:table-cell table:style-name="ACE-8" table:formula="of:=IF([$'abs'.AM12]&lt;2;COM.MICROSOFT.SWITCH([$'switches'.$A$1];1;2*[$'ba'.AM12]*[$'bb'.AM12]+[$'axi'.$A12];0;[.AM12];2;0);[.AM12])" office:value-type="float" office:value="0">
            <text:p>0</text:p>
          </table:table-cell>
          <table:table-cell table:style-name="ACE-8" table:formula="of:=IF([$'abs'.AN12]&lt;2;COM.MICROSOFT.SWITCH([$'switches'.$A$1];1;2*[$'ba'.AN12]*[$'bb'.AN12]+[$'axi'.$A12];0;[.AN12];2;0);[.AN12])" office:value-type="float" office:value="0">
            <text:p>0</text:p>
          </table:table-cell>
          <table:table-cell table:style-name="ACE-8" table:formula="of:=IF([$'abs'.AO12]&lt;2;COM.MICROSOFT.SWITCH([$'switches'.$A$1];1;2*[$'ba'.AO12]*[$'bb'.AO12]+[$'axi'.$A12];0;[.AO12];2;0);[.AO12])" office:value-type="float" office:value="0">
            <text:p>0</text:p>
          </table:table-cell>
          <table:table-cell table:style-name="ACE-8" table:formula="of:=IF([$'abs'.AP12]&lt;2;COM.MICROSOFT.SWITCH([$'switches'.$A$1];1;2*[$'ba'.AP12]*[$'bb'.AP12]+[$'axi'.$A12];0;[.AP12];2;0);[.AP12])" office:value-type="float" office:value="0">
            <text:p>0</text:p>
          </table:table-cell>
          <table:table-cell table:style-name="ACE-8" table:formula="of:=IF([$'abs'.AQ12]&lt;2;COM.MICROSOFT.SWITCH([$'switches'.$A$1];1;2*[$'ba'.AQ12]*[$'bb'.AQ12]+[$'axi'.$A12];0;[.AQ12];2;0);[.AQ12])" office:value-type="float" office:value="0">
            <text:p>0</text:p>
          </table:table-cell>
          <table:table-cell table:style-name="ACE-8" table:formula="of:=IF([$'abs'.AR12]&lt;2;COM.MICROSOFT.SWITCH([$'switches'.$A$1];1;2*[$'ba'.AR12]*[$'bb'.AR12]+[$'axi'.$A12];0;[.AR12];2;0);[.AR12])" office:value-type="float" office:value="0">
            <text:p>0</text:p>
          </table:table-cell>
          <table:table-cell table:style-name="ACE-8" table:formula="of:=IF([$'abs'.AS12]&lt;2;COM.MICROSOFT.SWITCH([$'switches'.$A$1];1;2*[$'ba'.AS12]*[$'bb'.AS12]+[$'axi'.$A12];0;[.AS12];2;0);[.AS12])" office:value-type="float" office:value="0">
            <text:p>0</text:p>
          </table:table-cell>
          <table:table-cell table:style-name="ACE-8" table:formula="of:=IF([$'abs'.AT12]&lt;2;COM.MICROSOFT.SWITCH([$'switches'.$A$1];1;2*[$'ba'.AT12]*[$'bb'.AT12]+[$'axi'.$A12];0;[.AT12];2;0);[.AT12])" office:value-type="float" office:value="0">
            <text:p>0</text:p>
          </table:table-cell>
          <table:table-cell table:style-name="ACE-8" table:formula="of:=IF([$'abs'.AU12]&lt;2;COM.MICROSOFT.SWITCH([$'switches'.$A$1];1;2*[$'ba'.AU12]*[$'bb'.AU12]+[$'axi'.$A12];0;[.AU12];2;0);[.AU12])" office:value-type="float" office:value="0">
            <text:p>0</text:p>
          </table:table-cell>
          <table:table-cell table:style-name="ACE-8" table:formula="of:=IF([$'abs'.AV12]&lt;2;COM.MICROSOFT.SWITCH([$'switches'.$A$1];1;2*[$'ba'.AV12]*[$'bb'.AV12]+[$'axi'.$A12];0;[.AV12];2;0);[.AV12])" office:value-type="float" office:value="0">
            <text:p>0</text:p>
          </table:table-cell>
          <table:table-cell table:style-name="ACE-8" table:formula="of:=IF([$'abs'.AW12]&lt;2;COM.MICROSOFT.SWITCH([$'switches'.$A$1];1;2*[$'ba'.AW12]*[$'bb'.AW12]+[$'axi'.$A12];0;[.AW12];2;0);[.AW12])" office:value-type="float" office:value="0">
            <text:p>0</text:p>
          </table:table-cell>
          <table:table-cell table:style-name="ACE-8" table:formula="of:=IF([$'abs'.AX12]&lt;2;COM.MICROSOFT.SWITCH([$'switches'.$A$1];1;2*[$'ba'.AX12]*[$'bb'.AX12]+[$'axi'.$A12];0;[.AX12];2;0);[.AX12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3]&lt;2;COM.MICROSOFT.SWITCH([$'switches'.$A$1];1;2*[$'ba'.B13]*[$'bb'.B13]+[$'axi'.$A13];0;[.B13];2;0);[.B13])" office:value-type="float" office:value="0">
            <text:p>0</text:p>
          </table:table-cell>
          <table:table-cell table:style-name="ACE-8" table:formula="of:=IF([$'abs'.C13]&lt;2;COM.MICROSOFT.SWITCH([$'switches'.$A$1];1;2*[$'ba'.C13]*[$'bb'.C13]+[$'axi'.$A13];0;[.C13];2;0);[.C13])" office:value-type="float" office:value="0">
            <text:p>0</text:p>
          </table:table-cell>
          <table:table-cell table:style-name="ACE-8" table:formula="of:=IF([$'abs'.D13]&lt;2;COM.MICROSOFT.SWITCH([$'switches'.$A$1];1;2*[$'ba'.D13]*[$'bb'.D13]+[$'axi'.$A13];0;[.D13];2;0);[.D13])" office:value-type="float" office:value="0">
            <text:p>0</text:p>
          </table:table-cell>
          <table:table-cell table:style-name="ACE-8" table:formula="of:=IF([$'abs'.E13]&lt;2;COM.MICROSOFT.SWITCH([$'switches'.$A$1];1;2*[$'ba'.E13]*[$'bb'.E13]+[$'axi'.$A13];0;[.E13];2;0);[.E13])" office:value-type="float" office:value="0">
            <text:p>0</text:p>
          </table:table-cell>
          <table:table-cell table:style-name="ACE-8" table:formula="of:=IF([$'abs'.F13]&lt;2;COM.MICROSOFT.SWITCH([$'switches'.$A$1];1;2*[$'ba'.F13]*[$'bb'.F13]+[$'axi'.$A13];0;[.F13];2;0);[.F13])" office:value-type="float" office:value="0">
            <text:p>0</text:p>
          </table:table-cell>
          <table:table-cell table:style-name="ACE-8" table:formula="of:=IF([$'abs'.G13]&lt;2;COM.MICROSOFT.SWITCH([$'switches'.$A$1];1;2*[$'ba'.G13]*[$'bb'.G13]+[$'axi'.$A13];0;[.G13];2;0);[.G13])" office:value-type="float" office:value="0">
            <text:p>0</text:p>
          </table:table-cell>
          <table:table-cell table:style-name="ACE-8" table:formula="of:=IF([$'abs'.H13]&lt;2;COM.MICROSOFT.SWITCH([$'switches'.$A$1];1;2*[$'ba'.H13]*[$'bb'.H13]+[$'axi'.$A13];0;[.H13];2;0);[.H13])" office:value-type="float" office:value="0">
            <text:p>0</text:p>
          </table:table-cell>
          <table:table-cell table:style-name="ACE-8" table:formula="of:=IF([$'abs'.I13]&lt;2;COM.MICROSOFT.SWITCH([$'switches'.$A$1];1;2*[$'ba'.I13]*[$'bb'.I13]+[$'axi'.$A13];0;[.I13];2;0);[.I13])" office:value-type="float" office:value="0">
            <text:p>0</text:p>
          </table:table-cell>
          <table:table-cell table:style-name="ACE-8" table:formula="of:=IF([$'abs'.J13]&lt;2;COM.MICROSOFT.SWITCH([$'switches'.$A$1];1;2*[$'ba'.J13]*[$'bb'.J13]+[$'axi'.$A13];0;[.J13];2;0);[.J13])" office:value-type="float" office:value="0">
            <text:p>0</text:p>
          </table:table-cell>
          <table:table-cell table:style-name="ACE-8" table:formula="of:=IF([$'abs'.K13]&lt;2;COM.MICROSOFT.SWITCH([$'switches'.$A$1];1;2*[$'ba'.K13]*[$'bb'.K13]+[$'axi'.$A13];0;[.K13];2;0);[.K13])" office:value-type="float" office:value="0">
            <text:p>0</text:p>
          </table:table-cell>
          <table:table-cell table:style-name="ACE-8" table:formula="of:=IF([$'abs'.L13]&lt;2;COM.MICROSOFT.SWITCH([$'switches'.$A$1];1;2*[$'ba'.L13]*[$'bb'.L13]+[$'axi'.$A13];0;[.L13];2;0);[.L13])" office:value-type="float" office:value="0">
            <text:p>0</text:p>
          </table:table-cell>
          <table:table-cell table:style-name="ACE-8" table:formula="of:=IF([$'abs'.M13]&lt;2;COM.MICROSOFT.SWITCH([$'switches'.$A$1];1;2*[$'ba'.M13]*[$'bb'.M13]+[$'axi'.$A13];0;[.M13];2;0);[.M13])" office:value-type="float" office:value="0">
            <text:p>0</text:p>
          </table:table-cell>
          <table:table-cell table:style-name="ACE-8" table:formula="of:=IF([$'abs'.N13]&lt;2;COM.MICROSOFT.SWITCH([$'switches'.$A$1];1;2*[$'ba'.N13]*[$'bb'.N13]+[$'axi'.$A13];0;[.N13];2;0);[.N13])" office:value-type="float" office:value="0">
            <text:p>0</text:p>
          </table:table-cell>
          <table:table-cell table:style-name="ACE-8" table:formula="of:=IF([$'abs'.O13]&lt;2;COM.MICROSOFT.SWITCH([$'switches'.$A$1];1;2*[$'ba'.O13]*[$'bb'.O13]+[$'axi'.$A13];0;[.O13];2;0);[.O13])" office:value-type="float" office:value="0">
            <text:p>0</text:p>
          </table:table-cell>
          <table:table-cell table:style-name="ACE-8" table:formula="of:=IF([$'abs'.P13]&lt;2;COM.MICROSOFT.SWITCH([$'switches'.$A$1];1;2*[$'ba'.P13]*[$'bb'.P13]+[$'axi'.$A13];0;[.P13];2;0);[.P13])" office:value-type="float" office:value="0">
            <text:p>0</text:p>
          </table:table-cell>
          <table:table-cell table:style-name="ACE-8" table:formula="of:=IF([$'abs'.Q13]&lt;2;COM.MICROSOFT.SWITCH([$'switches'.$A$1];1;2*[$'ba'.Q13]*[$'bb'.Q13]+[$'axi'.$A13];0;[.Q13];2;0);[.Q13])" office:value-type="float" office:value="0">
            <text:p>0</text:p>
          </table:table-cell>
          <table:table-cell table:style-name="ACE-8" table:formula="of:=IF([$'abs'.R13]&lt;2;COM.MICROSOFT.SWITCH([$'switches'.$A$1];1;2*[$'ba'.R13]*[$'bb'.R13]+[$'axi'.$A13];0;[.R13];2;0);[.R13])" office:value-type="float" office:value="0">
            <text:p>0</text:p>
          </table:table-cell>
          <table:table-cell table:style-name="ACE-8" table:formula="of:=IF([$'abs'.S13]&lt;2;COM.MICROSOFT.SWITCH([$'switches'.$A$1];1;2*[$'ba'.S13]*[$'bb'.S13]+[$'axi'.$A13];0;[.S13];2;0);[.S13])" office:value-type="float" office:value="0">
            <text:p>0</text:p>
          </table:table-cell>
          <table:table-cell table:style-name="ACE-8" table:formula="of:=IF([$'abs'.T13]&lt;2;COM.MICROSOFT.SWITCH([$'switches'.$A$1];1;2*[$'ba'.T13]*[$'bb'.T13]+[$'axi'.$A13];0;[.T13];2;0);[.T13])" office:value-type="float" office:value="0">
            <text:p>0</text:p>
          </table:table-cell>
          <table:table-cell table:style-name="ACE-8" table:formula="of:=IF([$'abs'.U13]&lt;2;COM.MICROSOFT.SWITCH([$'switches'.$A$1];1;2*[$'ba'.U13]*[$'bb'.U13]+[$'axi'.$A13];0;[.U13];2;0);[.U13])" office:value-type="float" office:value="0">
            <text:p>0</text:p>
          </table:table-cell>
          <table:table-cell table:style-name="ACE-8" table:formula="of:=IF([$'abs'.V13]&lt;2;COM.MICROSOFT.SWITCH([$'switches'.$A$1];1;2*[$'ba'.V13]*[$'bb'.V13]+[$'axi'.$A13];0;[.V13];2;0);[.V13])" office:value-type="float" office:value="0">
            <text:p>0</text:p>
          </table:table-cell>
          <table:table-cell table:style-name="ACE-8" table:formula="of:=IF([$'abs'.W13]&lt;2;COM.MICROSOFT.SWITCH([$'switches'.$A$1];1;2*[$'ba'.W13]*[$'bb'.W13]+[$'axi'.$A13];0;[.W13];2;0);[.W13])" office:value-type="float" office:value="0">
            <text:p>0</text:p>
          </table:table-cell>
          <table:table-cell table:style-name="ACE-8" table:formula="of:=IF([$'abs'.X13]&lt;2;COM.MICROSOFT.SWITCH([$'switches'.$A$1];1;2*[$'ba'.X13]*[$'bb'.X13]+[$'axi'.$A13];0;[.X13];2;0);[.X13])" office:value-type="float" office:value="0">
            <text:p>0</text:p>
          </table:table-cell>
          <table:table-cell table:style-name="ACE-8" table:formula="of:=IF([$'abs'.Y13]&lt;2;COM.MICROSOFT.SWITCH([$'switches'.$A$1];1;2*[$'ba'.Y13]*[$'bb'.Y13]+[$'axi'.$A13];0;[.Y13];2;0);[.Y13])" office:value-type="float" office:value="0">
            <text:p>0</text:p>
          </table:table-cell>
          <table:table-cell table:style-name="ACE-8" table:formula="of:=IF([$'abs'.Z13]&lt;2;COM.MICROSOFT.SWITCH([$'switches'.$A$1];1;2*[$'ba'.Z13]*[$'bb'.Z13]+[$'axi'.$A13];0;[.Z13];2;0);[.Z13])" office:value-type="float" office:value="0">
            <text:p>0</text:p>
          </table:table-cell>
          <table:table-cell table:style-name="ACE-8" table:formula="of:=IF([$'abs'.AA13]&lt;2;COM.MICROSOFT.SWITCH([$'switches'.$A$1];1;2*[$'ba'.AA13]*[$'bb'.AA13]+[$'axi'.$A13];0;[.AA13];2;0);[.AA13])" office:value-type="float" office:value="0">
            <text:p>0</text:p>
          </table:table-cell>
          <table:table-cell table:style-name="ACE-8" table:formula="of:=IF([$'abs'.AB13]&lt;2;COM.MICROSOFT.SWITCH([$'switches'.$A$1];1;2*[$'ba'.AB13]*[$'bb'.AB13]+[$'axi'.$A13];0;[.AB13];2;0);[.AB13])" office:value-type="float" office:value="0">
            <text:p>0</text:p>
          </table:table-cell>
          <table:table-cell table:style-name="ACE-8" table:formula="of:=IF([$'abs'.AC13]&lt;2;COM.MICROSOFT.SWITCH([$'switches'.$A$1];1;2*[$'ba'.AC13]*[$'bb'.AC13]+[$'axi'.$A13];0;[.AC13];2;0);[.AC13])" office:value-type="float" office:value="0">
            <text:p>0</text:p>
          </table:table-cell>
          <table:table-cell table:style-name="ACE-8" table:formula="of:=IF([$'abs'.AD13]&lt;2;COM.MICROSOFT.SWITCH([$'switches'.$A$1];1;2*[$'ba'.AD13]*[$'bb'.AD13]+[$'axi'.$A13];0;[.AD13];2;0);[.AD13])" office:value-type="float" office:value="0">
            <text:p>0</text:p>
          </table:table-cell>
          <table:table-cell table:style-name="ACE-8" table:formula="of:=IF([$'abs'.AE13]&lt;2;COM.MICROSOFT.SWITCH([$'switches'.$A$1];1;2*[$'ba'.AE13]*[$'bb'.AE13]+[$'axi'.$A13];0;[.AE13];2;0);[.AE13])" office:value-type="float" office:value="0">
            <text:p>0</text:p>
          </table:table-cell>
          <table:table-cell table:style-name="ACE-8" table:formula="of:=IF([$'abs'.AF13]&lt;2;COM.MICROSOFT.SWITCH([$'switches'.$A$1];1;2*[$'ba'.AF13]*[$'bb'.AF13]+[$'axi'.$A13];0;[.AF13];2;0);[.AF13])" office:value-type="float" office:value="0">
            <text:p>0</text:p>
          </table:table-cell>
          <table:table-cell table:style-name="ACE-8" table:formula="of:=IF([$'abs'.AG13]&lt;2;COM.MICROSOFT.SWITCH([$'switches'.$A$1];1;2*[$'ba'.AG13]*[$'bb'.AG13]+[$'axi'.$A13];0;[.AG13];2;0);[.AG13])" office:value-type="float" office:value="0">
            <text:p>0</text:p>
          </table:table-cell>
          <table:table-cell table:style-name="ACE-8" table:formula="of:=IF([$'abs'.AH13]&lt;2;COM.MICROSOFT.SWITCH([$'switches'.$A$1];1;2*[$'ba'.AH13]*[$'bb'.AH13]+[$'axi'.$A13];0;[.AH13];2;0);[.AH13])" office:value-type="float" office:value="0">
            <text:p>0</text:p>
          </table:table-cell>
          <table:table-cell table:style-name="ACE-8" table:formula="of:=IF([$'abs'.AI13]&lt;2;COM.MICROSOFT.SWITCH([$'switches'.$A$1];1;2*[$'ba'.AI13]*[$'bb'.AI13]+[$'axi'.$A13];0;[.AI13];2;0);[.AI13])" office:value-type="float" office:value="0">
            <text:p>0</text:p>
          </table:table-cell>
          <table:table-cell table:style-name="ACE-8" table:formula="of:=IF([$'abs'.AJ13]&lt;2;COM.MICROSOFT.SWITCH([$'switches'.$A$1];1;2*[$'ba'.AJ13]*[$'bb'.AJ13]+[$'axi'.$A13];0;[.AJ13];2;0);[.AJ13])" office:value-type="float" office:value="0">
            <text:p>0</text:p>
          </table:table-cell>
          <table:table-cell table:style-name="ACE-8" table:formula="of:=IF([$'abs'.AK13]&lt;2;COM.MICROSOFT.SWITCH([$'switches'.$A$1];1;2*[$'ba'.AK13]*[$'bb'.AK13]+[$'axi'.$A13];0;[.AK13];2;0);[.AK13])" office:value-type="float" office:value="0">
            <text:p>0</text:p>
          </table:table-cell>
          <table:table-cell table:style-name="ACE-8" table:formula="of:=IF([$'abs'.AL13]&lt;2;COM.MICROSOFT.SWITCH([$'switches'.$A$1];1;2*[$'ba'.AL13]*[$'bb'.AL13]+[$'axi'.$A13];0;[.AL13];2;0);[.AL13])" office:value-type="float" office:value="0">
            <text:p>0</text:p>
          </table:table-cell>
          <table:table-cell table:style-name="ACE-8" table:formula="of:=IF([$'abs'.AM13]&lt;2;COM.MICROSOFT.SWITCH([$'switches'.$A$1];1;2*[$'ba'.AM13]*[$'bb'.AM13]+[$'axi'.$A13];0;[.AM13];2;0);[.AM13])" office:value-type="float" office:value="0">
            <text:p>0</text:p>
          </table:table-cell>
          <table:table-cell table:style-name="ACE-8" table:formula="of:=IF([$'abs'.AN13]&lt;2;COM.MICROSOFT.SWITCH([$'switches'.$A$1];1;2*[$'ba'.AN13]*[$'bb'.AN13]+[$'axi'.$A13];0;[.AN13];2;0);[.AN13])" office:value-type="float" office:value="0">
            <text:p>0</text:p>
          </table:table-cell>
          <table:table-cell table:style-name="ACE-8" table:formula="of:=IF([$'abs'.AO13]&lt;2;COM.MICROSOFT.SWITCH([$'switches'.$A$1];1;2*[$'ba'.AO13]*[$'bb'.AO13]+[$'axi'.$A13];0;[.AO13];2;0);[.AO13])" office:value-type="float" office:value="0">
            <text:p>0</text:p>
          </table:table-cell>
          <table:table-cell table:style-name="ACE-8" table:formula="of:=IF([$'abs'.AP13]&lt;2;COM.MICROSOFT.SWITCH([$'switches'.$A$1];1;2*[$'ba'.AP13]*[$'bb'.AP13]+[$'axi'.$A13];0;[.AP13];2;0);[.AP13])" office:value-type="float" office:value="0">
            <text:p>0</text:p>
          </table:table-cell>
          <table:table-cell table:style-name="ACE-8" table:formula="of:=IF([$'abs'.AQ13]&lt;2;COM.MICROSOFT.SWITCH([$'switches'.$A$1];1;2*[$'ba'.AQ13]*[$'bb'.AQ13]+[$'axi'.$A13];0;[.AQ13];2;0);[.AQ13])" office:value-type="float" office:value="0">
            <text:p>0</text:p>
          </table:table-cell>
          <table:table-cell table:style-name="ACE-8" table:formula="of:=IF([$'abs'.AR13]&lt;2;COM.MICROSOFT.SWITCH([$'switches'.$A$1];1;2*[$'ba'.AR13]*[$'bb'.AR13]+[$'axi'.$A13];0;[.AR13];2;0);[.AR13])" office:value-type="float" office:value="0">
            <text:p>0</text:p>
          </table:table-cell>
          <table:table-cell table:style-name="ACE-8" table:formula="of:=IF([$'abs'.AS13]&lt;2;COM.MICROSOFT.SWITCH([$'switches'.$A$1];1;2*[$'ba'.AS13]*[$'bb'.AS13]+[$'axi'.$A13];0;[.AS13];2;0);[.AS13])" office:value-type="float" office:value="0">
            <text:p>0</text:p>
          </table:table-cell>
          <table:table-cell table:style-name="ACE-8" table:formula="of:=IF([$'abs'.AT13]&lt;2;COM.MICROSOFT.SWITCH([$'switches'.$A$1];1;2*[$'ba'.AT13]*[$'bb'.AT13]+[$'axi'.$A13];0;[.AT13];2;0);[.AT13])" office:value-type="float" office:value="0">
            <text:p>0</text:p>
          </table:table-cell>
          <table:table-cell table:style-name="ACE-8" table:formula="of:=IF([$'abs'.AU13]&lt;2;COM.MICROSOFT.SWITCH([$'switches'.$A$1];1;2*[$'ba'.AU13]*[$'bb'.AU13]+[$'axi'.$A13];0;[.AU13];2;0);[.AU13])" office:value-type="float" office:value="0">
            <text:p>0</text:p>
          </table:table-cell>
          <table:table-cell table:style-name="ACE-8" table:formula="of:=IF([$'abs'.AV13]&lt;2;COM.MICROSOFT.SWITCH([$'switches'.$A$1];1;2*[$'ba'.AV13]*[$'bb'.AV13]+[$'axi'.$A13];0;[.AV13];2;0);[.AV13])" office:value-type="float" office:value="0">
            <text:p>0</text:p>
          </table:table-cell>
          <table:table-cell table:style-name="ACE-8" table:formula="of:=IF([$'abs'.AW13]&lt;2;COM.MICROSOFT.SWITCH([$'switches'.$A$1];1;2*[$'ba'.AW13]*[$'bb'.AW13]+[$'axi'.$A13];0;[.AW13];2;0);[.AW13])" office:value-type="float" office:value="0">
            <text:p>0</text:p>
          </table:table-cell>
          <table:table-cell table:style-name="ACE-8" table:formula="of:=IF([$'abs'.AX13]&lt;2;COM.MICROSOFT.SWITCH([$'switches'.$A$1];1;2*[$'ba'.AX13]*[$'bb'.AX13]+[$'axi'.$A13];0;[.AX13];2;0);[.AX13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4]&lt;2;COM.MICROSOFT.SWITCH([$'switches'.$A$1];1;2*[$'ba'.B14]*[$'bb'.B14]+[$'axi'.$A14];0;[.B14];2;0);[.B14])" office:value-type="float" office:value="0">
            <text:p>0</text:p>
          </table:table-cell>
          <table:table-cell table:style-name="ACE-8" table:formula="of:=IF([$'abs'.C14]&lt;2;COM.MICROSOFT.SWITCH([$'switches'.$A$1];1;2*[$'ba'.C14]*[$'bb'.C14]+[$'axi'.$A14];0;[.C14];2;0);[.C14])" office:value-type="float" office:value="0">
            <text:p>0</text:p>
          </table:table-cell>
          <table:table-cell table:style-name="ACE-8" table:formula="of:=IF([$'abs'.D14]&lt;2;COM.MICROSOFT.SWITCH([$'switches'.$A$1];1;2*[$'ba'.D14]*[$'bb'.D14]+[$'axi'.$A14];0;[.D14];2;0);[.D14])" office:value-type="float" office:value="0">
            <text:p>0</text:p>
          </table:table-cell>
          <table:table-cell table:style-name="ACE-8" table:formula="of:=IF([$'abs'.E14]&lt;2;COM.MICROSOFT.SWITCH([$'switches'.$A$1];1;2*[$'ba'.E14]*[$'bb'.E14]+[$'axi'.$A14];0;[.E14];2;0);[.E14])" office:value-type="float" office:value="0">
            <text:p>0</text:p>
          </table:table-cell>
          <table:table-cell table:style-name="ACE-8" table:formula="of:=IF([$'abs'.F14]&lt;2;COM.MICROSOFT.SWITCH([$'switches'.$A$1];1;2*[$'ba'.F14]*[$'bb'.F14]+[$'axi'.$A14];0;[.F14];2;0);[.F14])" office:value-type="float" office:value="0">
            <text:p>0</text:p>
          </table:table-cell>
          <table:table-cell table:style-name="ACE-8" table:formula="of:=IF([$'abs'.G14]&lt;2;COM.MICROSOFT.SWITCH([$'switches'.$A$1];1;2*[$'ba'.G14]*[$'bb'.G14]+[$'axi'.$A14];0;[.G14];2;0);[.G14])" office:value-type="float" office:value="0">
            <text:p>0</text:p>
          </table:table-cell>
          <table:table-cell table:style-name="ACE-8" table:formula="of:=IF([$'abs'.H14]&lt;2;COM.MICROSOFT.SWITCH([$'switches'.$A$1];1;2*[$'ba'.H14]*[$'bb'.H14]+[$'axi'.$A14];0;[.H14];2;0);[.H14])" office:value-type="float" office:value="0">
            <text:p>0</text:p>
          </table:table-cell>
          <table:table-cell table:style-name="ACE-8" table:formula="of:=IF([$'abs'.I14]&lt;2;COM.MICROSOFT.SWITCH([$'switches'.$A$1];1;2*[$'ba'.I14]*[$'bb'.I14]+[$'axi'.$A14];0;[.I14];2;0);[.I14])" office:value-type="float" office:value="0">
            <text:p>0</text:p>
          </table:table-cell>
          <table:table-cell table:style-name="ACE-8" table:formula="of:=IF([$'abs'.J14]&lt;2;COM.MICROSOFT.SWITCH([$'switches'.$A$1];1;2*[$'ba'.J14]*[$'bb'.J14]+[$'axi'.$A14];0;[.J14];2;0);[.J14])" office:value-type="float" office:value="0">
            <text:p>0</text:p>
          </table:table-cell>
          <table:table-cell table:style-name="ACE-8" table:formula="of:=IF([$'abs'.K14]&lt;2;COM.MICROSOFT.SWITCH([$'switches'.$A$1];1;2*[$'ba'.K14]*[$'bb'.K14]+[$'axi'.$A14];0;[.K14];2;0);[.K14])" office:value-type="float" office:value="0">
            <text:p>0</text:p>
          </table:table-cell>
          <table:table-cell table:style-name="ACE-8" table:formula="of:=IF([$'abs'.L14]&lt;2;COM.MICROSOFT.SWITCH([$'switches'.$A$1];1;2*[$'ba'.L14]*[$'bb'.L14]+[$'axi'.$A14];0;[.L14];2;0);[.L14])" office:value-type="float" office:value="0">
            <text:p>0</text:p>
          </table:table-cell>
          <table:table-cell table:style-name="ACE-8" table:formula="of:=IF([$'abs'.M14]&lt;2;COM.MICROSOFT.SWITCH([$'switches'.$A$1];1;2*[$'ba'.M14]*[$'bb'.M14]+[$'axi'.$A14];0;[.M14];2;0);[.M14])" office:value-type="float" office:value="0">
            <text:p>0</text:p>
          </table:table-cell>
          <table:table-cell table:style-name="ACE-8" table:formula="of:=IF([$'abs'.N14]&lt;2;COM.MICROSOFT.SWITCH([$'switches'.$A$1];1;2*[$'ba'.N14]*[$'bb'.N14]+[$'axi'.$A14];0;[.N14];2;0);[.N14])" office:value-type="float" office:value="0">
            <text:p>0</text:p>
          </table:table-cell>
          <table:table-cell table:style-name="ACE-8" table:formula="of:=IF([$'abs'.O14]&lt;2;COM.MICROSOFT.SWITCH([$'switches'.$A$1];1;2*[$'ba'.O14]*[$'bb'.O14]+[$'axi'.$A14];0;[.O14];2;0);[.O14])" office:value-type="float" office:value="0">
            <text:p>0</text:p>
          </table:table-cell>
          <table:table-cell table:style-name="ACE-8" table:formula="of:=IF([$'abs'.P14]&lt;2;COM.MICROSOFT.SWITCH([$'switches'.$A$1];1;2*[$'ba'.P14]*[$'bb'.P14]+[$'axi'.$A14];0;[.P14];2;0);[.P14])" office:value-type="float" office:value="0">
            <text:p>0</text:p>
          </table:table-cell>
          <table:table-cell table:style-name="ACE-8" table:formula="of:=IF([$'abs'.Q14]&lt;2;COM.MICROSOFT.SWITCH([$'switches'.$A$1];1;2*[$'ba'.Q14]*[$'bb'.Q14]+[$'axi'.$A14];0;[.Q14];2;0);[.Q14])" office:value-type="float" office:value="0">
            <text:p>0</text:p>
          </table:table-cell>
          <table:table-cell table:style-name="ACE-8" table:formula="of:=IF([$'abs'.R14]&lt;2;COM.MICROSOFT.SWITCH([$'switches'.$A$1];1;2*[$'ba'.R14]*[$'bb'.R14]+[$'axi'.$A14];0;[.R14];2;0);[.R14])" office:value-type="float" office:value="0">
            <text:p>0</text:p>
          </table:table-cell>
          <table:table-cell table:style-name="ACE-8" table:formula="of:=IF([$'abs'.S14]&lt;2;COM.MICROSOFT.SWITCH([$'switches'.$A$1];1;2*[$'ba'.S14]*[$'bb'.S14]+[$'axi'.$A14];0;[.S14];2;0);[.S14])" office:value-type="float" office:value="0">
            <text:p>0</text:p>
          </table:table-cell>
          <table:table-cell table:style-name="ACE-8" table:formula="of:=IF([$'abs'.T14]&lt;2;COM.MICROSOFT.SWITCH([$'switches'.$A$1];1;2*[$'ba'.T14]*[$'bb'.T14]+[$'axi'.$A14];0;[.T14];2;0);[.T14])" office:value-type="float" office:value="0">
            <text:p>0</text:p>
          </table:table-cell>
          <table:table-cell table:style-name="ACE-8" table:formula="of:=IF([$'abs'.U14]&lt;2;COM.MICROSOFT.SWITCH([$'switches'.$A$1];1;2*[$'ba'.U14]*[$'bb'.U14]+[$'axi'.$A14];0;[.U14];2;0);[.U14])" office:value-type="float" office:value="0">
            <text:p>0</text:p>
          </table:table-cell>
          <table:table-cell table:style-name="ACE-8" table:formula="of:=IF([$'abs'.V14]&lt;2;COM.MICROSOFT.SWITCH([$'switches'.$A$1];1;2*[$'ba'.V14]*[$'bb'.V14]+[$'axi'.$A14];0;[.V14];2;0);[.V14])" office:value-type="float" office:value="0">
            <text:p>0</text:p>
          </table:table-cell>
          <table:table-cell table:style-name="ACE-8" table:formula="of:=IF([$'abs'.W14]&lt;2;COM.MICROSOFT.SWITCH([$'switches'.$A$1];1;2*[$'ba'.W14]*[$'bb'.W14]+[$'axi'.$A14];0;[.W14];2;0);[.W14])" office:value-type="float" office:value="0">
            <text:p>0</text:p>
          </table:table-cell>
          <table:table-cell table:style-name="ACE-8" table:formula="of:=IF([$'abs'.X14]&lt;2;COM.MICROSOFT.SWITCH([$'switches'.$A$1];1;2*[$'ba'.X14]*[$'bb'.X14]+[$'axi'.$A14];0;[.X14];2;0);[.X14])" office:value-type="float" office:value="0">
            <text:p>0</text:p>
          </table:table-cell>
          <table:table-cell table:style-name="ACE-8" table:formula="of:=IF([$'abs'.Y14]&lt;2;COM.MICROSOFT.SWITCH([$'switches'.$A$1];1;2*[$'ba'.Y14]*[$'bb'.Y14]+[$'axi'.$A14];0;[.Y14];2;0);[.Y14])" office:value-type="float" office:value="0">
            <text:p>0</text:p>
          </table:table-cell>
          <table:table-cell table:style-name="ACE-8" table:formula="of:=IF([$'abs'.Z14]&lt;2;COM.MICROSOFT.SWITCH([$'switches'.$A$1];1;2*[$'ba'.Z14]*[$'bb'.Z14]+[$'axi'.$A14];0;[.Z14];2;0);[.Z14])" office:value-type="float" office:value="0">
            <text:p>0</text:p>
          </table:table-cell>
          <table:table-cell table:style-name="ACE-8" table:formula="of:=IF([$'abs'.AA14]&lt;2;COM.MICROSOFT.SWITCH([$'switches'.$A$1];1;2*[$'ba'.AA14]*[$'bb'.AA14]+[$'axi'.$A14];0;[.AA14];2;0);[.AA14])" office:value-type="float" office:value="0">
            <text:p>0</text:p>
          </table:table-cell>
          <table:table-cell table:style-name="ACE-8" table:formula="of:=IF([$'abs'.AB14]&lt;2;COM.MICROSOFT.SWITCH([$'switches'.$A$1];1;2*[$'ba'.AB14]*[$'bb'.AB14]+[$'axi'.$A14];0;[.AB14];2;0);[.AB14])" office:value-type="float" office:value="0">
            <text:p>0</text:p>
          </table:table-cell>
          <table:table-cell table:style-name="ACE-8" table:formula="of:=IF([$'abs'.AC14]&lt;2;COM.MICROSOFT.SWITCH([$'switches'.$A$1];1;2*[$'ba'.AC14]*[$'bb'.AC14]+[$'axi'.$A14];0;[.AC14];2;0);[.AC14])" office:value-type="float" office:value="0">
            <text:p>0</text:p>
          </table:table-cell>
          <table:table-cell table:style-name="ACE-8" table:formula="of:=IF([$'abs'.AD14]&lt;2;COM.MICROSOFT.SWITCH([$'switches'.$A$1];1;2*[$'ba'.AD14]*[$'bb'.AD14]+[$'axi'.$A14];0;[.AD14];2;0);[.AD14])" office:value-type="float" office:value="0">
            <text:p>0</text:p>
          </table:table-cell>
          <table:table-cell table:style-name="ACE-8" table:formula="of:=IF([$'abs'.AE14]&lt;2;COM.MICROSOFT.SWITCH([$'switches'.$A$1];1;2*[$'ba'.AE14]*[$'bb'.AE14]+[$'axi'.$A14];0;[.AE14];2;0);[.AE14])" office:value-type="float" office:value="0">
            <text:p>0</text:p>
          </table:table-cell>
          <table:table-cell table:style-name="ACE-8" table:formula="of:=IF([$'abs'.AF14]&lt;2;COM.MICROSOFT.SWITCH([$'switches'.$A$1];1;2*[$'ba'.AF14]*[$'bb'.AF14]+[$'axi'.$A14];0;[.AF14];2;0);[.AF14])" office:value-type="float" office:value="0">
            <text:p>0</text:p>
          </table:table-cell>
          <table:table-cell table:style-name="ACE-8" table:formula="of:=IF([$'abs'.AG14]&lt;2;COM.MICROSOFT.SWITCH([$'switches'.$A$1];1;2*[$'ba'.AG14]*[$'bb'.AG14]+[$'axi'.$A14];0;[.AG14];2;0);[.AG14])" office:value-type="float" office:value="0">
            <text:p>0</text:p>
          </table:table-cell>
          <table:table-cell table:style-name="ACE-8" table:formula="of:=IF([$'abs'.AH14]&lt;2;COM.MICROSOFT.SWITCH([$'switches'.$A$1];1;2*[$'ba'.AH14]*[$'bb'.AH14]+[$'axi'.$A14];0;[.AH14];2;0);[.AH14])" office:value-type="float" office:value="0">
            <text:p>0</text:p>
          </table:table-cell>
          <table:table-cell table:style-name="ACE-8" table:formula="of:=IF([$'abs'.AI14]&lt;2;COM.MICROSOFT.SWITCH([$'switches'.$A$1];1;2*[$'ba'.AI14]*[$'bb'.AI14]+[$'axi'.$A14];0;[.AI14];2;0);[.AI14])" office:value-type="float" office:value="0">
            <text:p>0</text:p>
          </table:table-cell>
          <table:table-cell table:style-name="ACE-8" table:formula="of:=IF([$'abs'.AJ14]&lt;2;COM.MICROSOFT.SWITCH([$'switches'.$A$1];1;2*[$'ba'.AJ14]*[$'bb'.AJ14]+[$'axi'.$A14];0;[.AJ14];2;0);[.AJ14])" office:value-type="float" office:value="0">
            <text:p>0</text:p>
          </table:table-cell>
          <table:table-cell table:style-name="ACE-8" table:formula="of:=IF([$'abs'.AK14]&lt;2;COM.MICROSOFT.SWITCH([$'switches'.$A$1];1;2*[$'ba'.AK14]*[$'bb'.AK14]+[$'axi'.$A14];0;[.AK14];2;0);[.AK14])" office:value-type="float" office:value="0">
            <text:p>0</text:p>
          </table:table-cell>
          <table:table-cell table:style-name="ACE-8" table:formula="of:=IF([$'abs'.AL14]&lt;2;COM.MICROSOFT.SWITCH([$'switches'.$A$1];1;2*[$'ba'.AL14]*[$'bb'.AL14]+[$'axi'.$A14];0;[.AL14];2;0);[.AL14])" office:value-type="float" office:value="0">
            <text:p>0</text:p>
          </table:table-cell>
          <table:table-cell table:style-name="ACE-8" table:formula="of:=IF([$'abs'.AM14]&lt;2;COM.MICROSOFT.SWITCH([$'switches'.$A$1];1;2*[$'ba'.AM14]*[$'bb'.AM14]+[$'axi'.$A14];0;[.AM14];2;0);[.AM14])" office:value-type="float" office:value="0">
            <text:p>0</text:p>
          </table:table-cell>
          <table:table-cell table:style-name="ACE-8" table:formula="of:=IF([$'abs'.AN14]&lt;2;COM.MICROSOFT.SWITCH([$'switches'.$A$1];1;2*[$'ba'.AN14]*[$'bb'.AN14]+[$'axi'.$A14];0;[.AN14];2;0);[.AN14])" office:value-type="float" office:value="0">
            <text:p>0</text:p>
          </table:table-cell>
          <table:table-cell table:style-name="ACE-8" table:formula="of:=IF([$'abs'.AO14]&lt;2;COM.MICROSOFT.SWITCH([$'switches'.$A$1];1;2*[$'ba'.AO14]*[$'bb'.AO14]+[$'axi'.$A14];0;[.AO14];2;0);[.AO14])" office:value-type="float" office:value="0">
            <text:p>0</text:p>
          </table:table-cell>
          <table:table-cell table:style-name="ACE-8" table:formula="of:=IF([$'abs'.AP14]&lt;2;COM.MICROSOFT.SWITCH([$'switches'.$A$1];1;2*[$'ba'.AP14]*[$'bb'.AP14]+[$'axi'.$A14];0;[.AP14];2;0);[.AP14])" office:value-type="float" office:value="0">
            <text:p>0</text:p>
          </table:table-cell>
          <table:table-cell table:style-name="ACE-8" table:formula="of:=IF([$'abs'.AQ14]&lt;2;COM.MICROSOFT.SWITCH([$'switches'.$A$1];1;2*[$'ba'.AQ14]*[$'bb'.AQ14]+[$'axi'.$A14];0;[.AQ14];2;0);[.AQ14])" office:value-type="float" office:value="0">
            <text:p>0</text:p>
          </table:table-cell>
          <table:table-cell table:style-name="ACE-8" table:formula="of:=IF([$'abs'.AR14]&lt;2;COM.MICROSOFT.SWITCH([$'switches'.$A$1];1;2*[$'ba'.AR14]*[$'bb'.AR14]+[$'axi'.$A14];0;[.AR14];2;0);[.AR14])" office:value-type="float" office:value="0">
            <text:p>0</text:p>
          </table:table-cell>
          <table:table-cell table:style-name="ACE-8" table:formula="of:=IF([$'abs'.AS14]&lt;2;COM.MICROSOFT.SWITCH([$'switches'.$A$1];1;2*[$'ba'.AS14]*[$'bb'.AS14]+[$'axi'.$A14];0;[.AS14];2;0);[.AS14])" office:value-type="float" office:value="0">
            <text:p>0</text:p>
          </table:table-cell>
          <table:table-cell table:style-name="ACE-8" table:formula="of:=IF([$'abs'.AT14]&lt;2;COM.MICROSOFT.SWITCH([$'switches'.$A$1];1;2*[$'ba'.AT14]*[$'bb'.AT14]+[$'axi'.$A14];0;[.AT14];2;0);[.AT14])" office:value-type="float" office:value="0">
            <text:p>0</text:p>
          </table:table-cell>
          <table:table-cell table:style-name="ACE-8" table:formula="of:=IF([$'abs'.AU14]&lt;2;COM.MICROSOFT.SWITCH([$'switches'.$A$1];1;2*[$'ba'.AU14]*[$'bb'.AU14]+[$'axi'.$A14];0;[.AU14];2;0);[.AU14])" office:value-type="float" office:value="0">
            <text:p>0</text:p>
          </table:table-cell>
          <table:table-cell table:style-name="ACE-8" table:formula="of:=IF([$'abs'.AV14]&lt;2;COM.MICROSOFT.SWITCH([$'switches'.$A$1];1;2*[$'ba'.AV14]*[$'bb'.AV14]+[$'axi'.$A14];0;[.AV14];2;0);[.AV14])" office:value-type="float" office:value="0">
            <text:p>0</text:p>
          </table:table-cell>
          <table:table-cell table:style-name="ACE-8" table:formula="of:=IF([$'abs'.AW14]&lt;2;COM.MICROSOFT.SWITCH([$'switches'.$A$1];1;2*[$'ba'.AW14]*[$'bb'.AW14]+[$'axi'.$A14];0;[.AW14];2;0);[.AW14])" office:value-type="float" office:value="0">
            <text:p>0</text:p>
          </table:table-cell>
          <table:table-cell table:style-name="ACE-8" table:formula="of:=IF([$'abs'.AX14]&lt;2;COM.MICROSOFT.SWITCH([$'switches'.$A$1];1;2*[$'ba'.AX14]*[$'bb'.AX14]+[$'axi'.$A14];0;[.AX14];2;0);[.AX14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5]&lt;2;COM.MICROSOFT.SWITCH([$'switches'.$A$1];1;2*[$'ba'.B15]*[$'bb'.B15]+[$'axi'.$A15];0;[.B15];2;0);[.B15])" office:value-type="float" office:value="0">
            <text:p>0</text:p>
          </table:table-cell>
          <table:table-cell table:style-name="ACE-8" table:formula="of:=IF([$'abs'.C15]&lt;2;COM.MICROSOFT.SWITCH([$'switches'.$A$1];1;2*[$'ba'.C15]*[$'bb'.C15]+[$'axi'.$A15];0;[.C15];2;0);[.C15])" office:value-type="float" office:value="0">
            <text:p>0</text:p>
          </table:table-cell>
          <table:table-cell table:style-name="ACE-8" table:formula="of:=IF([$'abs'.D15]&lt;2;COM.MICROSOFT.SWITCH([$'switches'.$A$1];1;2*[$'ba'.D15]*[$'bb'.D15]+[$'axi'.$A15];0;[.D15];2;0);[.D15])" office:value-type="float" office:value="0">
            <text:p>0</text:p>
          </table:table-cell>
          <table:table-cell table:style-name="ACE-8" table:formula="of:=IF([$'abs'.E15]&lt;2;COM.MICROSOFT.SWITCH([$'switches'.$A$1];1;2*[$'ba'.E15]*[$'bb'.E15]+[$'axi'.$A15];0;[.E15];2;0);[.E15])" office:value-type="float" office:value="0">
            <text:p>0</text:p>
          </table:table-cell>
          <table:table-cell table:style-name="ACE-8" table:formula="of:=IF([$'abs'.F15]&lt;2;COM.MICROSOFT.SWITCH([$'switches'.$A$1];1;2*[$'ba'.F15]*[$'bb'.F15]+[$'axi'.$A15];0;[.F15];2;0);[.F15])" office:value-type="float" office:value="0">
            <text:p>0</text:p>
          </table:table-cell>
          <table:table-cell table:style-name="ACE-8" table:formula="of:=IF([$'abs'.G15]&lt;2;COM.MICROSOFT.SWITCH([$'switches'.$A$1];1;2*[$'ba'.G15]*[$'bb'.G15]+[$'axi'.$A15];0;[.G15];2;0);[.G15])" office:value-type="float" office:value="0">
            <text:p>0</text:p>
          </table:table-cell>
          <table:table-cell table:style-name="ACE-8" table:formula="of:=IF([$'abs'.H15]&lt;2;COM.MICROSOFT.SWITCH([$'switches'.$A$1];1;2*[$'ba'.H15]*[$'bb'.H15]+[$'axi'.$A15];0;[.H15];2;0);[.H15])" office:value-type="float" office:value="0">
            <text:p>0</text:p>
          </table:table-cell>
          <table:table-cell table:style-name="ACE-8" table:formula="of:=IF([$'abs'.I15]&lt;2;COM.MICROSOFT.SWITCH([$'switches'.$A$1];1;2*[$'ba'.I15]*[$'bb'.I15]+[$'axi'.$A15];0;[.I15];2;0);[.I15])" office:value-type="float" office:value="0">
            <text:p>0</text:p>
          </table:table-cell>
          <table:table-cell table:style-name="ACE-8" table:formula="of:=IF([$'abs'.J15]&lt;2;COM.MICROSOFT.SWITCH([$'switches'.$A$1];1;2*[$'ba'.J15]*[$'bb'.J15]+[$'axi'.$A15];0;[.J15];2;0);[.J15])" office:value-type="float" office:value="0">
            <text:p>0</text:p>
          </table:table-cell>
          <table:table-cell table:style-name="ACE-8" table:formula="of:=IF([$'abs'.K15]&lt;2;COM.MICROSOFT.SWITCH([$'switches'.$A$1];1;2*[$'ba'.K15]*[$'bb'.K15]+[$'axi'.$A15];0;[.K15];2;0);[.K15])" office:value-type="float" office:value="0">
            <text:p>0</text:p>
          </table:table-cell>
          <table:table-cell table:style-name="ACE-8" table:formula="of:=IF([$'abs'.L15]&lt;2;COM.MICROSOFT.SWITCH([$'switches'.$A$1];1;2*[$'ba'.L15]*[$'bb'.L15]+[$'axi'.$A15];0;[.L15];2;0);[.L15])" office:value-type="float" office:value="0">
            <text:p>0</text:p>
          </table:table-cell>
          <table:table-cell table:style-name="ACE-8" table:formula="of:=IF([$'abs'.M15]&lt;2;COM.MICROSOFT.SWITCH([$'switches'.$A$1];1;2*[$'ba'.M15]*[$'bb'.M15]+[$'axi'.$A15];0;[.M15];2;0);[.M15])" office:value-type="float" office:value="0">
            <text:p>0</text:p>
          </table:table-cell>
          <table:table-cell table:style-name="ACE-8" table:formula="of:=IF([$'abs'.N15]&lt;2;COM.MICROSOFT.SWITCH([$'switches'.$A$1];1;2*[$'ba'.N15]*[$'bb'.N15]+[$'axi'.$A15];0;[.N15];2;0);[.N15])" office:value-type="float" office:value="0">
            <text:p>0</text:p>
          </table:table-cell>
          <table:table-cell table:style-name="ACE-8" table:formula="of:=IF([$'abs'.O15]&lt;2;COM.MICROSOFT.SWITCH([$'switches'.$A$1];1;2*[$'ba'.O15]*[$'bb'.O15]+[$'axi'.$A15];0;[.O15];2;0);[.O15])" office:value-type="float" office:value="0">
            <text:p>0</text:p>
          </table:table-cell>
          <table:table-cell table:style-name="ACE-8" table:formula="of:=IF([$'abs'.P15]&lt;2;COM.MICROSOFT.SWITCH([$'switches'.$A$1];1;2*[$'ba'.P15]*[$'bb'.P15]+[$'axi'.$A15];0;[.P15];2;0);[.P15])" office:value-type="float" office:value="0">
            <text:p>0</text:p>
          </table:table-cell>
          <table:table-cell table:style-name="ACE-8" table:formula="of:=IF([$'abs'.Q15]&lt;2;COM.MICROSOFT.SWITCH([$'switches'.$A$1];1;2*[$'ba'.Q15]*[$'bb'.Q15]+[$'axi'.$A15];0;[.Q15];2;0);[.Q15])" office:value-type="float" office:value="0">
            <text:p>0</text:p>
          </table:table-cell>
          <table:table-cell table:style-name="ACE-8" table:formula="of:=IF([$'abs'.R15]&lt;2;COM.MICROSOFT.SWITCH([$'switches'.$A$1];1;2*[$'ba'.R15]*[$'bb'.R15]+[$'axi'.$A15];0;[.R15];2;0);[.R15])" office:value-type="float" office:value="0">
            <text:p>0</text:p>
          </table:table-cell>
          <table:table-cell table:style-name="ACE-8" table:formula="of:=IF([$'abs'.S15]&lt;2;COM.MICROSOFT.SWITCH([$'switches'.$A$1];1;2*[$'ba'.S15]*[$'bb'.S15]+[$'axi'.$A15];0;[.S15];2;0);[.S15])" office:value-type="float" office:value="0">
            <text:p>0</text:p>
          </table:table-cell>
          <table:table-cell table:style-name="ACE-8" table:formula="of:=IF([$'abs'.T15]&lt;2;COM.MICROSOFT.SWITCH([$'switches'.$A$1];1;2*[$'ba'.T15]*[$'bb'.T15]+[$'axi'.$A15];0;[.T15];2;0);[.T15])" office:value-type="float" office:value="0">
            <text:p>0</text:p>
          </table:table-cell>
          <table:table-cell table:style-name="ACE-8" table:formula="of:=IF([$'abs'.U15]&lt;2;COM.MICROSOFT.SWITCH([$'switches'.$A$1];1;2*[$'ba'.U15]*[$'bb'.U15]+[$'axi'.$A15];0;[.U15];2;0);[.U15])" office:value-type="float" office:value="0">
            <text:p>0</text:p>
          </table:table-cell>
          <table:table-cell table:style-name="ACE-8" table:formula="of:=IF([$'abs'.V15]&lt;2;COM.MICROSOFT.SWITCH([$'switches'.$A$1];1;2*[$'ba'.V15]*[$'bb'.V15]+[$'axi'.$A15];0;[.V15];2;0);[.V15])" office:value-type="float" office:value="0">
            <text:p>0</text:p>
          </table:table-cell>
          <table:table-cell table:style-name="ACE-8" table:formula="of:=IF([$'abs'.W15]&lt;2;COM.MICROSOFT.SWITCH([$'switches'.$A$1];1;2*[$'ba'.W15]*[$'bb'.W15]+[$'axi'.$A15];0;[.W15];2;0);[.W15])" office:value-type="float" office:value="0">
            <text:p>0</text:p>
          </table:table-cell>
          <table:table-cell table:style-name="ACE-8" table:formula="of:=IF([$'abs'.X15]&lt;2;COM.MICROSOFT.SWITCH([$'switches'.$A$1];1;2*[$'ba'.X15]*[$'bb'.X15]+[$'axi'.$A15];0;[.X15];2;0);[.X15])" office:value-type="float" office:value="0">
            <text:p>0</text:p>
          </table:table-cell>
          <table:table-cell table:style-name="ACE-8" table:formula="of:=IF([$'abs'.Y15]&lt;2;COM.MICROSOFT.SWITCH([$'switches'.$A$1];1;2*[$'ba'.Y15]*[$'bb'.Y15]+[$'axi'.$A15];0;[.Y15];2;0);[.Y15])" office:value-type="float" office:value="0">
            <text:p>0</text:p>
          </table:table-cell>
          <table:table-cell table:style-name="ACE-8" table:formula="of:=IF([$'abs'.Z15]&lt;2;COM.MICROSOFT.SWITCH([$'switches'.$A$1];1;2*[$'ba'.Z15]*[$'bb'.Z15]+[$'axi'.$A15];0;[.Z15];2;0);[.Z15])" office:value-type="float" office:value="0">
            <text:p>0</text:p>
          </table:table-cell>
          <table:table-cell table:style-name="ACE-8" table:formula="of:=IF([$'abs'.AA15]&lt;2;COM.MICROSOFT.SWITCH([$'switches'.$A$1];1;2*[$'ba'.AA15]*[$'bb'.AA15]+[$'axi'.$A15];0;[.AA15];2;0);[.AA15])" office:value-type="float" office:value="0">
            <text:p>0</text:p>
          </table:table-cell>
          <table:table-cell table:style-name="ACE-8" table:formula="of:=IF([$'abs'.AB15]&lt;2;COM.MICROSOFT.SWITCH([$'switches'.$A$1];1;2*[$'ba'.AB15]*[$'bb'.AB15]+[$'axi'.$A15];0;[.AB15];2;0);[.AB15])" office:value-type="float" office:value="0">
            <text:p>0</text:p>
          </table:table-cell>
          <table:table-cell table:style-name="ACE-8" table:formula="of:=IF([$'abs'.AC15]&lt;2;COM.MICROSOFT.SWITCH([$'switches'.$A$1];1;2*[$'ba'.AC15]*[$'bb'.AC15]+[$'axi'.$A15];0;[.AC15];2;0);[.AC15])" office:value-type="float" office:value="0">
            <text:p>0</text:p>
          </table:table-cell>
          <table:table-cell table:style-name="ACE-8" table:formula="of:=IF([$'abs'.AD15]&lt;2;COM.MICROSOFT.SWITCH([$'switches'.$A$1];1;2*[$'ba'.AD15]*[$'bb'.AD15]+[$'axi'.$A15];0;[.AD15];2;0);[.AD15])" office:value-type="float" office:value="0">
            <text:p>0</text:p>
          </table:table-cell>
          <table:table-cell table:style-name="ACE-8" table:formula="of:=IF([$'abs'.AE15]&lt;2;COM.MICROSOFT.SWITCH([$'switches'.$A$1];1;2*[$'ba'.AE15]*[$'bb'.AE15]+[$'axi'.$A15];0;[.AE15];2;0);[.AE15])" office:value-type="float" office:value="0">
            <text:p>0</text:p>
          </table:table-cell>
          <table:table-cell table:style-name="ACE-8" table:formula="of:=IF([$'abs'.AF15]&lt;2;COM.MICROSOFT.SWITCH([$'switches'.$A$1];1;2*[$'ba'.AF15]*[$'bb'.AF15]+[$'axi'.$A15];0;[.AF15];2;0);[.AF15])" office:value-type="float" office:value="0">
            <text:p>0</text:p>
          </table:table-cell>
          <table:table-cell table:style-name="ACE-8" table:formula="of:=IF([$'abs'.AG15]&lt;2;COM.MICROSOFT.SWITCH([$'switches'.$A$1];1;2*[$'ba'.AG15]*[$'bb'.AG15]+[$'axi'.$A15];0;[.AG15];2;0);[.AG15])" office:value-type="float" office:value="0">
            <text:p>0</text:p>
          </table:table-cell>
          <table:table-cell table:style-name="ACE-8" table:formula="of:=IF([$'abs'.AH15]&lt;2;COM.MICROSOFT.SWITCH([$'switches'.$A$1];1;2*[$'ba'.AH15]*[$'bb'.AH15]+[$'axi'.$A15];0;[.AH15];2;0);[.AH15])" office:value-type="float" office:value="0">
            <text:p>0</text:p>
          </table:table-cell>
          <table:table-cell table:style-name="ACE-8" table:formula="of:=IF([$'abs'.AI15]&lt;2;COM.MICROSOFT.SWITCH([$'switches'.$A$1];1;2*[$'ba'.AI15]*[$'bb'.AI15]+[$'axi'.$A15];0;[.AI15];2;0);[.AI15])" office:value-type="float" office:value="0">
            <text:p>0</text:p>
          </table:table-cell>
          <table:table-cell table:style-name="ACE-8" table:formula="of:=IF([$'abs'.AJ15]&lt;2;COM.MICROSOFT.SWITCH([$'switches'.$A$1];1;2*[$'ba'.AJ15]*[$'bb'.AJ15]+[$'axi'.$A15];0;[.AJ15];2;0);[.AJ15])" office:value-type="float" office:value="0">
            <text:p>0</text:p>
          </table:table-cell>
          <table:table-cell table:style-name="ACE-8" table:formula="of:=IF([$'abs'.AK15]&lt;2;COM.MICROSOFT.SWITCH([$'switches'.$A$1];1;2*[$'ba'.AK15]*[$'bb'.AK15]+[$'axi'.$A15];0;[.AK15];2;0);[.AK15])" office:value-type="float" office:value="0">
            <text:p>0</text:p>
          </table:table-cell>
          <table:table-cell table:style-name="ACE-8" table:formula="of:=IF([$'abs'.AL15]&lt;2;COM.MICROSOFT.SWITCH([$'switches'.$A$1];1;2*[$'ba'.AL15]*[$'bb'.AL15]+[$'axi'.$A15];0;[.AL15];2;0);[.AL15])" office:value-type="float" office:value="0">
            <text:p>0</text:p>
          </table:table-cell>
          <table:table-cell table:style-name="ACE-8" table:formula="of:=IF([$'abs'.AM15]&lt;2;COM.MICROSOFT.SWITCH([$'switches'.$A$1];1;2*[$'ba'.AM15]*[$'bb'.AM15]+[$'axi'.$A15];0;[.AM15];2;0);[.AM15])" office:value-type="float" office:value="0">
            <text:p>0</text:p>
          </table:table-cell>
          <table:table-cell table:style-name="ACE-8" table:formula="of:=IF([$'abs'.AN15]&lt;2;COM.MICROSOFT.SWITCH([$'switches'.$A$1];1;2*[$'ba'.AN15]*[$'bb'.AN15]+[$'axi'.$A15];0;[.AN15];2;0);[.AN15])" office:value-type="float" office:value="0">
            <text:p>0</text:p>
          </table:table-cell>
          <table:table-cell table:style-name="ACE-8" table:formula="of:=IF([$'abs'.AO15]&lt;2;COM.MICROSOFT.SWITCH([$'switches'.$A$1];1;2*[$'ba'.AO15]*[$'bb'.AO15]+[$'axi'.$A15];0;[.AO15];2;0);[.AO15])" office:value-type="float" office:value="0">
            <text:p>0</text:p>
          </table:table-cell>
          <table:table-cell table:style-name="ACE-8" table:formula="of:=IF([$'abs'.AP15]&lt;2;COM.MICROSOFT.SWITCH([$'switches'.$A$1];1;2*[$'ba'.AP15]*[$'bb'.AP15]+[$'axi'.$A15];0;[.AP15];2;0);[.AP15])" office:value-type="float" office:value="0">
            <text:p>0</text:p>
          </table:table-cell>
          <table:table-cell table:style-name="ACE-8" table:formula="of:=IF([$'abs'.AQ15]&lt;2;COM.MICROSOFT.SWITCH([$'switches'.$A$1];1;2*[$'ba'.AQ15]*[$'bb'.AQ15]+[$'axi'.$A15];0;[.AQ15];2;0);[.AQ15])" office:value-type="float" office:value="0">
            <text:p>0</text:p>
          </table:table-cell>
          <table:table-cell table:style-name="ACE-8" table:formula="of:=IF([$'abs'.AR15]&lt;2;COM.MICROSOFT.SWITCH([$'switches'.$A$1];1;2*[$'ba'.AR15]*[$'bb'.AR15]+[$'axi'.$A15];0;[.AR15];2;0);[.AR15])" office:value-type="float" office:value="0">
            <text:p>0</text:p>
          </table:table-cell>
          <table:table-cell table:style-name="ACE-8" table:formula="of:=IF([$'abs'.AS15]&lt;2;COM.MICROSOFT.SWITCH([$'switches'.$A$1];1;2*[$'ba'.AS15]*[$'bb'.AS15]+[$'axi'.$A15];0;[.AS15];2;0);[.AS15])" office:value-type="float" office:value="0">
            <text:p>0</text:p>
          </table:table-cell>
          <table:table-cell table:style-name="ACE-8" table:formula="of:=IF([$'abs'.AT15]&lt;2;COM.MICROSOFT.SWITCH([$'switches'.$A$1];1;2*[$'ba'.AT15]*[$'bb'.AT15]+[$'axi'.$A15];0;[.AT15];2;0);[.AT15])" office:value-type="float" office:value="0">
            <text:p>0</text:p>
          </table:table-cell>
          <table:table-cell table:style-name="ACE-8" table:formula="of:=IF([$'abs'.AU15]&lt;2;COM.MICROSOFT.SWITCH([$'switches'.$A$1];1;2*[$'ba'.AU15]*[$'bb'.AU15]+[$'axi'.$A15];0;[.AU15];2;0);[.AU15])" office:value-type="float" office:value="0">
            <text:p>0</text:p>
          </table:table-cell>
          <table:table-cell table:style-name="ACE-8" table:formula="of:=IF([$'abs'.AV15]&lt;2;COM.MICROSOFT.SWITCH([$'switches'.$A$1];1;2*[$'ba'.AV15]*[$'bb'.AV15]+[$'axi'.$A15];0;[.AV15];2;0);[.AV15])" office:value-type="float" office:value="0">
            <text:p>0</text:p>
          </table:table-cell>
          <table:table-cell table:style-name="ACE-8" table:formula="of:=IF([$'abs'.AW15]&lt;2;COM.MICROSOFT.SWITCH([$'switches'.$A$1];1;2*[$'ba'.AW15]*[$'bb'.AW15]+[$'axi'.$A15];0;[.AW15];2;0);[.AW15])" office:value-type="float" office:value="0">
            <text:p>0</text:p>
          </table:table-cell>
          <table:table-cell table:style-name="ACE-8" table:formula="of:=IF([$'abs'.AX15]&lt;2;COM.MICROSOFT.SWITCH([$'switches'.$A$1];1;2*[$'ba'.AX15]*[$'bb'.AX15]+[$'axi'.$A15];0;[.AX15];2;0);[.AX15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6]&lt;2;COM.MICROSOFT.SWITCH([$'switches'.$A$1];1;2*[$'ba'.B16]*[$'bb'.B16]+[$'axi'.$A16];0;[.B16];2;0);[.B16])" office:value-type="float" office:value="0">
            <text:p>0</text:p>
          </table:table-cell>
          <table:table-cell table:style-name="ACE-8" table:formula="of:=IF([$'abs'.C16]&lt;2;COM.MICROSOFT.SWITCH([$'switches'.$A$1];1;2*[$'ba'.C16]*[$'bb'.C16]+[$'axi'.$A16];0;[.C16];2;0);[.C16])" office:value-type="float" office:value="0">
            <text:p>0</text:p>
          </table:table-cell>
          <table:table-cell table:style-name="ACE-8" table:formula="of:=IF([$'abs'.D16]&lt;2;COM.MICROSOFT.SWITCH([$'switches'.$A$1];1;2*[$'ba'.D16]*[$'bb'.D16]+[$'axi'.$A16];0;[.D16];2;0);[.D16])" office:value-type="float" office:value="0">
            <text:p>0</text:p>
          </table:table-cell>
          <table:table-cell table:style-name="ACE-8" table:formula="of:=IF([$'abs'.E16]&lt;2;COM.MICROSOFT.SWITCH([$'switches'.$A$1];1;2*[$'ba'.E16]*[$'bb'.E16]+[$'axi'.$A16];0;[.E16];2;0);[.E16])" office:value-type="float" office:value="0">
            <text:p>0</text:p>
          </table:table-cell>
          <table:table-cell table:style-name="ACE-8" table:formula="of:=IF([$'abs'.F16]&lt;2;COM.MICROSOFT.SWITCH([$'switches'.$A$1];1;2*[$'ba'.F16]*[$'bb'.F16]+[$'axi'.$A16];0;[.F16];2;0);[.F16])" office:value-type="float" office:value="0">
            <text:p>0</text:p>
          </table:table-cell>
          <table:table-cell table:style-name="ACE-8" table:formula="of:=IF([$'abs'.G16]&lt;2;COM.MICROSOFT.SWITCH([$'switches'.$A$1];1;2*[$'ba'.G16]*[$'bb'.G16]+[$'axi'.$A16];0;[.G16];2;0);[.G16])" office:value-type="float" office:value="0">
            <text:p>0</text:p>
          </table:table-cell>
          <table:table-cell table:style-name="ACE-8" table:formula="of:=IF([$'abs'.H16]&lt;2;COM.MICROSOFT.SWITCH([$'switches'.$A$1];1;2*[$'ba'.H16]*[$'bb'.H16]+[$'axi'.$A16];0;[.H16];2;0);[.H16])" office:value-type="float" office:value="0">
            <text:p>0</text:p>
          </table:table-cell>
          <table:table-cell table:style-name="ACE-8" table:formula="of:=IF([$'abs'.I16]&lt;2;COM.MICROSOFT.SWITCH([$'switches'.$A$1];1;2*[$'ba'.I16]*[$'bb'.I16]+[$'axi'.$A16];0;[.I16];2;0);[.I16])" office:value-type="float" office:value="0">
            <text:p>0</text:p>
          </table:table-cell>
          <table:table-cell table:style-name="ACE-8" table:formula="of:=IF([$'abs'.J16]&lt;2;COM.MICROSOFT.SWITCH([$'switches'.$A$1];1;2*[$'ba'.J16]*[$'bb'.J16]+[$'axi'.$A16];0;[.J16];2;0);[.J16])" office:value-type="float" office:value="0">
            <text:p>0</text:p>
          </table:table-cell>
          <table:table-cell table:style-name="ACE-8" table:formula="of:=IF([$'abs'.K16]&lt;2;COM.MICROSOFT.SWITCH([$'switches'.$A$1];1;2*[$'ba'.K16]*[$'bb'.K16]+[$'axi'.$A16];0;[.K16];2;0);[.K16])" office:value-type="float" office:value="0">
            <text:p>0</text:p>
          </table:table-cell>
          <table:table-cell table:style-name="ACE-8" table:formula="of:=IF([$'abs'.L16]&lt;2;COM.MICROSOFT.SWITCH([$'switches'.$A$1];1;2*[$'ba'.L16]*[$'bb'.L16]+[$'axi'.$A16];0;[.L16];2;0);[.L16])" office:value-type="float" office:value="0">
            <text:p>0</text:p>
          </table:table-cell>
          <table:table-cell table:style-name="ACE-8" table:formula="of:=IF([$'abs'.M16]&lt;2;COM.MICROSOFT.SWITCH([$'switches'.$A$1];1;2*[$'ba'.M16]*[$'bb'.M16]+[$'axi'.$A16];0;[.M16];2;0);[.M16])" office:value-type="float" office:value="0">
            <text:p>0</text:p>
          </table:table-cell>
          <table:table-cell table:style-name="ACE-8" table:formula="of:=IF([$'abs'.N16]&lt;2;COM.MICROSOFT.SWITCH([$'switches'.$A$1];1;2*[$'ba'.N16]*[$'bb'.N16]+[$'axi'.$A16];0;[.N16];2;0);[.N16])" office:value-type="float" office:value="0">
            <text:p>0</text:p>
          </table:table-cell>
          <table:table-cell table:style-name="ACE-8" table:formula="of:=IF([$'abs'.O16]&lt;2;COM.MICROSOFT.SWITCH([$'switches'.$A$1];1;2*[$'ba'.O16]*[$'bb'.O16]+[$'axi'.$A16];0;[.O16];2;0);[.O16])" office:value-type="float" office:value="0">
            <text:p>0</text:p>
          </table:table-cell>
          <table:table-cell table:style-name="ACE-8" table:formula="of:=IF([$'abs'.P16]&lt;2;COM.MICROSOFT.SWITCH([$'switches'.$A$1];1;2*[$'ba'.P16]*[$'bb'.P16]+[$'axi'.$A16];0;[.P16];2;0);[.P16])" office:value-type="float" office:value="0">
            <text:p>0</text:p>
          </table:table-cell>
          <table:table-cell table:style-name="ACE-8" table:formula="of:=IF([$'abs'.Q16]&lt;2;COM.MICROSOFT.SWITCH([$'switches'.$A$1];1;2*[$'ba'.Q16]*[$'bb'.Q16]+[$'axi'.$A16];0;[.Q16];2;0);[.Q16])" office:value-type="float" office:value="0">
            <text:p>0</text:p>
          </table:table-cell>
          <table:table-cell table:style-name="ACE-8" table:formula="of:=IF([$'abs'.R16]&lt;2;COM.MICROSOFT.SWITCH([$'switches'.$A$1];1;2*[$'ba'.R16]*[$'bb'.R16]+[$'axi'.$A16];0;[.R16];2;0);[.R16])" office:value-type="float" office:value="0">
            <text:p>0</text:p>
          </table:table-cell>
          <table:table-cell table:style-name="ACE-8" table:formula="of:=IF([$'abs'.S16]&lt;2;COM.MICROSOFT.SWITCH([$'switches'.$A$1];1;2*[$'ba'.S16]*[$'bb'.S16]+[$'axi'.$A16];0;[.S16];2;0);[.S16])" office:value-type="float" office:value="0">
            <text:p>0</text:p>
          </table:table-cell>
          <table:table-cell table:style-name="ACE-8" table:formula="of:=IF([$'abs'.T16]&lt;2;COM.MICROSOFT.SWITCH([$'switches'.$A$1];1;2*[$'ba'.T16]*[$'bb'.T16]+[$'axi'.$A16];0;[.T16];2;0);[.T16])" office:value-type="float" office:value="0">
            <text:p>0</text:p>
          </table:table-cell>
          <table:table-cell table:style-name="ACE-8" table:formula="of:=IF([$'abs'.U16]&lt;2;COM.MICROSOFT.SWITCH([$'switches'.$A$1];1;2*[$'ba'.U16]*[$'bb'.U16]+[$'axi'.$A16];0;[.U16];2;0);[.U16])" office:value-type="float" office:value="0">
            <text:p>0</text:p>
          </table:table-cell>
          <table:table-cell table:style-name="ACE-8" table:formula="of:=IF([$'abs'.V16]&lt;2;COM.MICROSOFT.SWITCH([$'switches'.$A$1];1;2*[$'ba'.V16]*[$'bb'.V16]+[$'axi'.$A16];0;[.V16];2;0);[.V16])" office:value-type="float" office:value="0">
            <text:p>0</text:p>
          </table:table-cell>
          <table:table-cell table:style-name="ACE-8" table:formula="of:=IF([$'abs'.W16]&lt;2;COM.MICROSOFT.SWITCH([$'switches'.$A$1];1;2*[$'ba'.W16]*[$'bb'.W16]+[$'axi'.$A16];0;[.W16];2;0);[.W16])" office:value-type="float" office:value="0">
            <text:p>0</text:p>
          </table:table-cell>
          <table:table-cell table:style-name="ACE-8" table:formula="of:=IF([$'abs'.X16]&lt;2;COM.MICROSOFT.SWITCH([$'switches'.$A$1];1;2*[$'ba'.X16]*[$'bb'.X16]+[$'axi'.$A16];0;[.X16];2;0);[.X16])" office:value-type="float" office:value="0">
            <text:p>0</text:p>
          </table:table-cell>
          <table:table-cell table:style-name="ACE-8" table:formula="of:=IF([$'abs'.Y16]&lt;2;COM.MICROSOFT.SWITCH([$'switches'.$A$1];1;2*[$'ba'.Y16]*[$'bb'.Y16]+[$'axi'.$A16];0;[.Y16];2;0);[.Y16])" office:value-type="float" office:value="0">
            <text:p>0</text:p>
          </table:table-cell>
          <table:table-cell table:style-name="ACE-8" table:formula="of:=IF([$'abs'.Z16]&lt;2;COM.MICROSOFT.SWITCH([$'switches'.$A$1];1;2*[$'ba'.Z16]*[$'bb'.Z16]+[$'axi'.$A16];0;[.Z16];2;0);[.Z16])" office:value-type="float" office:value="0">
            <text:p>0</text:p>
          </table:table-cell>
          <table:table-cell table:style-name="ACE-8" table:formula="of:=IF([$'abs'.AA16]&lt;2;COM.MICROSOFT.SWITCH([$'switches'.$A$1];1;2*[$'ba'.AA16]*[$'bb'.AA16]+[$'axi'.$A16];0;[.AA16];2;0);[.AA16])" office:value-type="float" office:value="0">
            <text:p>0</text:p>
          </table:table-cell>
          <table:table-cell table:style-name="ACE-8" table:formula="of:=IF([$'abs'.AB16]&lt;2;COM.MICROSOFT.SWITCH([$'switches'.$A$1];1;2*[$'ba'.AB16]*[$'bb'.AB16]+[$'axi'.$A16];0;[.AB16];2;0);[.AB16])" office:value-type="float" office:value="0">
            <text:p>0</text:p>
          </table:table-cell>
          <table:table-cell table:style-name="ACE-8" table:formula="of:=IF([$'abs'.AC16]&lt;2;COM.MICROSOFT.SWITCH([$'switches'.$A$1];1;2*[$'ba'.AC16]*[$'bb'.AC16]+[$'axi'.$A16];0;[.AC16];2;0);[.AC16])" office:value-type="float" office:value="0">
            <text:p>0</text:p>
          </table:table-cell>
          <table:table-cell table:style-name="ACE-8" table:formula="of:=IF([$'abs'.AD16]&lt;2;COM.MICROSOFT.SWITCH([$'switches'.$A$1];1;2*[$'ba'.AD16]*[$'bb'.AD16]+[$'axi'.$A16];0;[.AD16];2;0);[.AD16])" office:value-type="float" office:value="0">
            <text:p>0</text:p>
          </table:table-cell>
          <table:table-cell table:style-name="ACE-8" table:formula="of:=IF([$'abs'.AE16]&lt;2;COM.MICROSOFT.SWITCH([$'switches'.$A$1];1;2*[$'ba'.AE16]*[$'bb'.AE16]+[$'axi'.$A16];0;[.AE16];2;0);[.AE16])" office:value-type="float" office:value="0">
            <text:p>0</text:p>
          </table:table-cell>
          <table:table-cell table:style-name="ACE-8" table:formula="of:=IF([$'abs'.AF16]&lt;2;COM.MICROSOFT.SWITCH([$'switches'.$A$1];1;2*[$'ba'.AF16]*[$'bb'.AF16]+[$'axi'.$A16];0;[.AF16];2;0);[.AF16])" office:value-type="float" office:value="0">
            <text:p>0</text:p>
          </table:table-cell>
          <table:table-cell table:style-name="ACE-8" table:formula="of:=IF([$'abs'.AG16]&lt;2;COM.MICROSOFT.SWITCH([$'switches'.$A$1];1;2*[$'ba'.AG16]*[$'bb'.AG16]+[$'axi'.$A16];0;[.AG16];2;0);[.AG16])" office:value-type="float" office:value="0">
            <text:p>0</text:p>
          </table:table-cell>
          <table:table-cell table:style-name="ACE-8" table:formula="of:=IF([$'abs'.AH16]&lt;2;COM.MICROSOFT.SWITCH([$'switches'.$A$1];1;2*[$'ba'.AH16]*[$'bb'.AH16]+[$'axi'.$A16];0;[.AH16];2;0);[.AH16])" office:value-type="float" office:value="0">
            <text:p>0</text:p>
          </table:table-cell>
          <table:table-cell table:style-name="ACE-8" table:formula="of:=IF([$'abs'.AI16]&lt;2;COM.MICROSOFT.SWITCH([$'switches'.$A$1];1;2*[$'ba'.AI16]*[$'bb'.AI16]+[$'axi'.$A16];0;[.AI16];2;0);[.AI16])" office:value-type="float" office:value="0">
            <text:p>0</text:p>
          </table:table-cell>
          <table:table-cell table:style-name="ACE-8" table:formula="of:=IF([$'abs'.AJ16]&lt;2;COM.MICROSOFT.SWITCH([$'switches'.$A$1];1;2*[$'ba'.AJ16]*[$'bb'.AJ16]+[$'axi'.$A16];0;[.AJ16];2;0);[.AJ16])" office:value-type="float" office:value="0">
            <text:p>0</text:p>
          </table:table-cell>
          <table:table-cell table:style-name="ACE-8" table:formula="of:=IF([$'abs'.AK16]&lt;2;COM.MICROSOFT.SWITCH([$'switches'.$A$1];1;2*[$'ba'.AK16]*[$'bb'.AK16]+[$'axi'.$A16];0;[.AK16];2;0);[.AK16])" office:value-type="float" office:value="0">
            <text:p>0</text:p>
          </table:table-cell>
          <table:table-cell table:style-name="ACE-8" table:formula="of:=IF([$'abs'.AL16]&lt;2;COM.MICROSOFT.SWITCH([$'switches'.$A$1];1;2*[$'ba'.AL16]*[$'bb'.AL16]+[$'axi'.$A16];0;[.AL16];2;0);[.AL16])" office:value-type="float" office:value="0">
            <text:p>0</text:p>
          </table:table-cell>
          <table:table-cell table:style-name="ACE-8" table:formula="of:=IF([$'abs'.AM16]&lt;2;COM.MICROSOFT.SWITCH([$'switches'.$A$1];1;2*[$'ba'.AM16]*[$'bb'.AM16]+[$'axi'.$A16];0;[.AM16];2;0);[.AM16])" office:value-type="float" office:value="0">
            <text:p>0</text:p>
          </table:table-cell>
          <table:table-cell table:style-name="ACE-8" table:formula="of:=IF([$'abs'.AN16]&lt;2;COM.MICROSOFT.SWITCH([$'switches'.$A$1];1;2*[$'ba'.AN16]*[$'bb'.AN16]+[$'axi'.$A16];0;[.AN16];2;0);[.AN16])" office:value-type="float" office:value="0">
            <text:p>0</text:p>
          </table:table-cell>
          <table:table-cell table:style-name="ACE-8" table:formula="of:=IF([$'abs'.AO16]&lt;2;COM.MICROSOFT.SWITCH([$'switches'.$A$1];1;2*[$'ba'.AO16]*[$'bb'.AO16]+[$'axi'.$A16];0;[.AO16];2;0);[.AO16])" office:value-type="float" office:value="0">
            <text:p>0</text:p>
          </table:table-cell>
          <table:table-cell table:style-name="ACE-8" table:formula="of:=IF([$'abs'.AP16]&lt;2;COM.MICROSOFT.SWITCH([$'switches'.$A$1];1;2*[$'ba'.AP16]*[$'bb'.AP16]+[$'axi'.$A16];0;[.AP16];2;0);[.AP16])" office:value-type="float" office:value="0">
            <text:p>0</text:p>
          </table:table-cell>
          <table:table-cell table:style-name="ACE-8" table:formula="of:=IF([$'abs'.AQ16]&lt;2;COM.MICROSOFT.SWITCH([$'switches'.$A$1];1;2*[$'ba'.AQ16]*[$'bb'.AQ16]+[$'axi'.$A16];0;[.AQ16];2;0);[.AQ16])" office:value-type="float" office:value="0">
            <text:p>0</text:p>
          </table:table-cell>
          <table:table-cell table:style-name="ACE-8" table:formula="of:=IF([$'abs'.AR16]&lt;2;COM.MICROSOFT.SWITCH([$'switches'.$A$1];1;2*[$'ba'.AR16]*[$'bb'.AR16]+[$'axi'.$A16];0;[.AR16];2;0);[.AR16])" office:value-type="float" office:value="0">
            <text:p>0</text:p>
          </table:table-cell>
          <table:table-cell table:style-name="ACE-8" table:formula="of:=IF([$'abs'.AS16]&lt;2;COM.MICROSOFT.SWITCH([$'switches'.$A$1];1;2*[$'ba'.AS16]*[$'bb'.AS16]+[$'axi'.$A16];0;[.AS16];2;0);[.AS16])" office:value-type="float" office:value="0">
            <text:p>0</text:p>
          </table:table-cell>
          <table:table-cell table:style-name="ACE-8" table:formula="of:=IF([$'abs'.AT16]&lt;2;COM.MICROSOFT.SWITCH([$'switches'.$A$1];1;2*[$'ba'.AT16]*[$'bb'.AT16]+[$'axi'.$A16];0;[.AT16];2;0);[.AT16])" office:value-type="float" office:value="0">
            <text:p>0</text:p>
          </table:table-cell>
          <table:table-cell table:style-name="ACE-8" table:formula="of:=IF([$'abs'.AU16]&lt;2;COM.MICROSOFT.SWITCH([$'switches'.$A$1];1;2*[$'ba'.AU16]*[$'bb'.AU16]+[$'axi'.$A16];0;[.AU16];2;0);[.AU16])" office:value-type="float" office:value="0">
            <text:p>0</text:p>
          </table:table-cell>
          <table:table-cell table:style-name="ACE-8" table:formula="of:=IF([$'abs'.AV16]&lt;2;COM.MICROSOFT.SWITCH([$'switches'.$A$1];1;2*[$'ba'.AV16]*[$'bb'.AV16]+[$'axi'.$A16];0;[.AV16];2;0);[.AV16])" office:value-type="float" office:value="0">
            <text:p>0</text:p>
          </table:table-cell>
          <table:table-cell table:style-name="ACE-8" table:formula="of:=IF([$'abs'.AW16]&lt;2;COM.MICROSOFT.SWITCH([$'switches'.$A$1];1;2*[$'ba'.AW16]*[$'bb'.AW16]+[$'axi'.$A16];0;[.AW16];2;0);[.AW16])" office:value-type="float" office:value="0">
            <text:p>0</text:p>
          </table:table-cell>
          <table:table-cell table:style-name="ACE-8" table:formula="of:=IF([$'abs'.AX16]&lt;2;COM.MICROSOFT.SWITCH([$'switches'.$A$1];1;2*[$'ba'.AX16]*[$'bb'.AX16]+[$'axi'.$A16];0;[.AX16];2;0);[.AX16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7]&lt;2;COM.MICROSOFT.SWITCH([$'switches'.$A$1];1;2*[$'ba'.B17]*[$'bb'.B17]+[$'axi'.$A17];0;[.B17];2;0);[.B17])" office:value-type="float" office:value="0">
            <text:p>0</text:p>
          </table:table-cell>
          <table:table-cell table:style-name="ACE-8" table:formula="of:=IF([$'abs'.C17]&lt;2;COM.MICROSOFT.SWITCH([$'switches'.$A$1];1;2*[$'ba'.C17]*[$'bb'.C17]+[$'axi'.$A17];0;[.C17];2;0);[.C17])" office:value-type="float" office:value="0">
            <text:p>0</text:p>
          </table:table-cell>
          <table:table-cell table:style-name="ACE-8" table:formula="of:=IF([$'abs'.D17]&lt;2;COM.MICROSOFT.SWITCH([$'switches'.$A$1];1;2*[$'ba'.D17]*[$'bb'.D17]+[$'axi'.$A17];0;[.D17];2;0);[.D17])" office:value-type="float" office:value="0">
            <text:p>0</text:p>
          </table:table-cell>
          <table:table-cell table:style-name="ACE-8" table:formula="of:=IF([$'abs'.E17]&lt;2;COM.MICROSOFT.SWITCH([$'switches'.$A$1];1;2*[$'ba'.E17]*[$'bb'.E17]+[$'axi'.$A17];0;[.E17];2;0);[.E17])" office:value-type="float" office:value="0">
            <text:p>0</text:p>
          </table:table-cell>
          <table:table-cell table:style-name="ACE-8" table:formula="of:=IF([$'abs'.F17]&lt;2;COM.MICROSOFT.SWITCH([$'switches'.$A$1];1;2*[$'ba'.F17]*[$'bb'.F17]+[$'axi'.$A17];0;[.F17];2;0);[.F17])" office:value-type="float" office:value="0">
            <text:p>0</text:p>
          </table:table-cell>
          <table:table-cell table:style-name="ACE-8" table:formula="of:=IF([$'abs'.G17]&lt;2;COM.MICROSOFT.SWITCH([$'switches'.$A$1];1;2*[$'ba'.G17]*[$'bb'.G17]+[$'axi'.$A17];0;[.G17];2;0);[.G17])" office:value-type="float" office:value="0">
            <text:p>0</text:p>
          </table:table-cell>
          <table:table-cell table:style-name="ACE-8" table:formula="of:=IF([$'abs'.H17]&lt;2;COM.MICROSOFT.SWITCH([$'switches'.$A$1];1;2*[$'ba'.H17]*[$'bb'.H17]+[$'axi'.$A17];0;[.H17];2;0);[.H17])" office:value-type="float" office:value="0">
            <text:p>0</text:p>
          </table:table-cell>
          <table:table-cell table:style-name="ACE-8" table:formula="of:=IF([$'abs'.I17]&lt;2;COM.MICROSOFT.SWITCH([$'switches'.$A$1];1;2*[$'ba'.I17]*[$'bb'.I17]+[$'axi'.$A17];0;[.I17];2;0);[.I17])" office:value-type="float" office:value="0">
            <text:p>0</text:p>
          </table:table-cell>
          <table:table-cell table:style-name="ACE-8" table:formula="of:=IF([$'abs'.J17]&lt;2;COM.MICROSOFT.SWITCH([$'switches'.$A$1];1;2*[$'ba'.J17]*[$'bb'.J17]+[$'axi'.$A17];0;[.J17];2;0);[.J17])" office:value-type="float" office:value="0">
            <text:p>0</text:p>
          </table:table-cell>
          <table:table-cell table:style-name="ACE-8" table:formula="of:=IF([$'abs'.K17]&lt;2;COM.MICROSOFT.SWITCH([$'switches'.$A$1];1;2*[$'ba'.K17]*[$'bb'.K17]+[$'axi'.$A17];0;[.K17];2;0);[.K17])" office:value-type="float" office:value="0">
            <text:p>0</text:p>
          </table:table-cell>
          <table:table-cell table:style-name="ACE-8" table:formula="of:=IF([$'abs'.L17]&lt;2;COM.MICROSOFT.SWITCH([$'switches'.$A$1];1;2*[$'ba'.L17]*[$'bb'.L17]+[$'axi'.$A17];0;[.L17];2;0);[.L17])" office:value-type="float" office:value="0">
            <text:p>0</text:p>
          </table:table-cell>
          <table:table-cell table:style-name="ACE-8" table:formula="of:=IF([$'abs'.M17]&lt;2;COM.MICROSOFT.SWITCH([$'switches'.$A$1];1;2*[$'ba'.M17]*[$'bb'.M17]+[$'axi'.$A17];0;[.M17];2;0);[.M17])" office:value-type="float" office:value="0">
            <text:p>0</text:p>
          </table:table-cell>
          <table:table-cell table:style-name="ACE-8" table:formula="of:=IF([$'abs'.N17]&lt;2;COM.MICROSOFT.SWITCH([$'switches'.$A$1];1;2*[$'ba'.N17]*[$'bb'.N17]+[$'axi'.$A17];0;[.N17];2;0);[.N17])" office:value-type="float" office:value="0">
            <text:p>0</text:p>
          </table:table-cell>
          <table:table-cell table:style-name="ACE-8" table:formula="of:=IF([$'abs'.O17]&lt;2;COM.MICROSOFT.SWITCH([$'switches'.$A$1];1;2*[$'ba'.O17]*[$'bb'.O17]+[$'axi'.$A17];0;[.O17];2;0);[.O17])" office:value-type="float" office:value="0">
            <text:p>0</text:p>
          </table:table-cell>
          <table:table-cell table:style-name="ACE-8" table:formula="of:=IF([$'abs'.P17]&lt;2;COM.MICROSOFT.SWITCH([$'switches'.$A$1];1;2*[$'ba'.P17]*[$'bb'.P17]+[$'axi'.$A17];0;[.P17];2;0);[.P17])" office:value-type="float" office:value="0">
            <text:p>0</text:p>
          </table:table-cell>
          <table:table-cell table:style-name="ACE-8" table:formula="of:=IF([$'abs'.Q17]&lt;2;COM.MICROSOFT.SWITCH([$'switches'.$A$1];1;2*[$'ba'.Q17]*[$'bb'.Q17]+[$'axi'.$A17];0;[.Q17];2;0);[.Q17])" office:value-type="float" office:value="0">
            <text:p>0</text:p>
          </table:table-cell>
          <table:table-cell table:style-name="ACE-8" table:formula="of:=IF([$'abs'.R17]&lt;2;COM.MICROSOFT.SWITCH([$'switches'.$A$1];1;2*[$'ba'.R17]*[$'bb'.R17]+[$'axi'.$A17];0;[.R17];2;0);[.R17])" office:value-type="float" office:value="0">
            <text:p>0</text:p>
          </table:table-cell>
          <table:table-cell table:style-name="ACE-8" table:formula="of:=IF([$'abs'.S17]&lt;2;COM.MICROSOFT.SWITCH([$'switches'.$A$1];1;2*[$'ba'.S17]*[$'bb'.S17]+[$'axi'.$A17];0;[.S17];2;0);[.S17])" office:value-type="float" office:value="0">
            <text:p>0</text:p>
          </table:table-cell>
          <table:table-cell table:style-name="ACE-8" table:formula="of:=IF([$'abs'.T17]&lt;2;COM.MICROSOFT.SWITCH([$'switches'.$A$1];1;2*[$'ba'.T17]*[$'bb'.T17]+[$'axi'.$A17];0;[.T17];2;0);[.T17])" office:value-type="float" office:value="0">
            <text:p>0</text:p>
          </table:table-cell>
          <table:table-cell table:style-name="ACE-8" table:formula="of:=IF([$'abs'.U17]&lt;2;COM.MICROSOFT.SWITCH([$'switches'.$A$1];1;2*[$'ba'.U17]*[$'bb'.U17]+[$'axi'.$A17];0;[.U17];2;0);[.U17])" office:value-type="float" office:value="0">
            <text:p>0</text:p>
          </table:table-cell>
          <table:table-cell table:style-name="ACE-8" table:formula="of:=IF([$'abs'.V17]&lt;2;COM.MICROSOFT.SWITCH([$'switches'.$A$1];1;2*[$'ba'.V17]*[$'bb'.V17]+[$'axi'.$A17];0;[.V17];2;0);[.V17])" office:value-type="float" office:value="0">
            <text:p>0</text:p>
          </table:table-cell>
          <table:table-cell table:style-name="ACE-8" table:formula="of:=IF([$'abs'.W17]&lt;2;COM.MICROSOFT.SWITCH([$'switches'.$A$1];1;2*[$'ba'.W17]*[$'bb'.W17]+[$'axi'.$A17];0;[.W17];2;0);[.W17])" office:value-type="float" office:value="0">
            <text:p>0</text:p>
          </table:table-cell>
          <table:table-cell table:style-name="ACE-8" table:formula="of:=IF([$'abs'.X17]&lt;2;COM.MICROSOFT.SWITCH([$'switches'.$A$1];1;2*[$'ba'.X17]*[$'bb'.X17]+[$'axi'.$A17];0;[.X17];2;0);[.X17])" office:value-type="float" office:value="0">
            <text:p>0</text:p>
          </table:table-cell>
          <table:table-cell table:style-name="ACE-8" table:formula="of:=IF([$'abs'.Y17]&lt;2;COM.MICROSOFT.SWITCH([$'switches'.$A$1];1;2*[$'ba'.Y17]*[$'bb'.Y17]+[$'axi'.$A17];0;[.Y17];2;0);[.Y17])" office:value-type="float" office:value="0">
            <text:p>0</text:p>
          </table:table-cell>
          <table:table-cell table:style-name="ACE-8" table:formula="of:=IF([$'abs'.Z17]&lt;2;COM.MICROSOFT.SWITCH([$'switches'.$A$1];1;2*[$'ba'.Z17]*[$'bb'.Z17]+[$'axi'.$A17];0;[.Z17];2;0);[.Z17])" office:value-type="float" office:value="0">
            <text:p>0</text:p>
          </table:table-cell>
          <table:table-cell table:style-name="ACE-8" table:formula="of:=IF([$'abs'.AA17]&lt;2;COM.MICROSOFT.SWITCH([$'switches'.$A$1];1;2*[$'ba'.AA17]*[$'bb'.AA17]+[$'axi'.$A17];0;[.AA17];2;0);[.AA17])" office:value-type="float" office:value="0">
            <text:p>0</text:p>
          </table:table-cell>
          <table:table-cell table:style-name="ACE-8" table:formula="of:=IF([$'abs'.AB17]&lt;2;COM.MICROSOFT.SWITCH([$'switches'.$A$1];1;2*[$'ba'.AB17]*[$'bb'.AB17]+[$'axi'.$A17];0;[.AB17];2;0);[.AB17])" office:value-type="float" office:value="0">
            <text:p>0</text:p>
          </table:table-cell>
          <table:table-cell table:style-name="ACE-8" table:formula="of:=IF([$'abs'.AC17]&lt;2;COM.MICROSOFT.SWITCH([$'switches'.$A$1];1;2*[$'ba'.AC17]*[$'bb'.AC17]+[$'axi'.$A17];0;[.AC17];2;0);[.AC17])" office:value-type="float" office:value="0">
            <text:p>0</text:p>
          </table:table-cell>
          <table:table-cell table:style-name="ACE-8" table:formula="of:=IF([$'abs'.AD17]&lt;2;COM.MICROSOFT.SWITCH([$'switches'.$A$1];1;2*[$'ba'.AD17]*[$'bb'.AD17]+[$'axi'.$A17];0;[.AD17];2;0);[.AD17])" office:value-type="float" office:value="0">
            <text:p>0</text:p>
          </table:table-cell>
          <table:table-cell table:style-name="ACE-8" table:formula="of:=IF([$'abs'.AE17]&lt;2;COM.MICROSOFT.SWITCH([$'switches'.$A$1];1;2*[$'ba'.AE17]*[$'bb'.AE17]+[$'axi'.$A17];0;[.AE17];2;0);[.AE17])" office:value-type="float" office:value="0">
            <text:p>0</text:p>
          </table:table-cell>
          <table:table-cell table:style-name="ACE-8" table:formula="of:=IF([$'abs'.AF17]&lt;2;COM.MICROSOFT.SWITCH([$'switches'.$A$1];1;2*[$'ba'.AF17]*[$'bb'.AF17]+[$'axi'.$A17];0;[.AF17];2;0);[.AF17])" office:value-type="float" office:value="0">
            <text:p>0</text:p>
          </table:table-cell>
          <table:table-cell table:style-name="ACE-8" table:formula="of:=IF([$'abs'.AG17]&lt;2;COM.MICROSOFT.SWITCH([$'switches'.$A$1];1;2*[$'ba'.AG17]*[$'bb'.AG17]+[$'axi'.$A17];0;[.AG17];2;0);[.AG17])" office:value-type="float" office:value="0">
            <text:p>0</text:p>
          </table:table-cell>
          <table:table-cell table:style-name="ACE-8" table:formula="of:=IF([$'abs'.AH17]&lt;2;COM.MICROSOFT.SWITCH([$'switches'.$A$1];1;2*[$'ba'.AH17]*[$'bb'.AH17]+[$'axi'.$A17];0;[.AH17];2;0);[.AH17])" office:value-type="float" office:value="0">
            <text:p>0</text:p>
          </table:table-cell>
          <table:table-cell table:style-name="ACE-8" table:formula="of:=IF([$'abs'.AI17]&lt;2;COM.MICROSOFT.SWITCH([$'switches'.$A$1];1;2*[$'ba'.AI17]*[$'bb'.AI17]+[$'axi'.$A17];0;[.AI17];2;0);[.AI17])" office:value-type="float" office:value="0">
            <text:p>0</text:p>
          </table:table-cell>
          <table:table-cell table:style-name="ACE-8" table:formula="of:=IF([$'abs'.AJ17]&lt;2;COM.MICROSOFT.SWITCH([$'switches'.$A$1];1;2*[$'ba'.AJ17]*[$'bb'.AJ17]+[$'axi'.$A17];0;[.AJ17];2;0);[.AJ17])" office:value-type="float" office:value="0">
            <text:p>0</text:p>
          </table:table-cell>
          <table:table-cell table:style-name="ACE-8" table:formula="of:=IF([$'abs'.AK17]&lt;2;COM.MICROSOFT.SWITCH([$'switches'.$A$1];1;2*[$'ba'.AK17]*[$'bb'.AK17]+[$'axi'.$A17];0;[.AK17];2;0);[.AK17])" office:value-type="float" office:value="0">
            <text:p>0</text:p>
          </table:table-cell>
          <table:table-cell table:style-name="ACE-8" table:formula="of:=IF([$'abs'.AL17]&lt;2;COM.MICROSOFT.SWITCH([$'switches'.$A$1];1;2*[$'ba'.AL17]*[$'bb'.AL17]+[$'axi'.$A17];0;[.AL17];2;0);[.AL17])" office:value-type="float" office:value="0">
            <text:p>0</text:p>
          </table:table-cell>
          <table:table-cell table:style-name="ACE-8" table:formula="of:=IF([$'abs'.AM17]&lt;2;COM.MICROSOFT.SWITCH([$'switches'.$A$1];1;2*[$'ba'.AM17]*[$'bb'.AM17]+[$'axi'.$A17];0;[.AM17];2;0);[.AM17])" office:value-type="float" office:value="0">
            <text:p>0</text:p>
          </table:table-cell>
          <table:table-cell table:style-name="ACE-8" table:formula="of:=IF([$'abs'.AN17]&lt;2;COM.MICROSOFT.SWITCH([$'switches'.$A$1];1;2*[$'ba'.AN17]*[$'bb'.AN17]+[$'axi'.$A17];0;[.AN17];2;0);[.AN17])" office:value-type="float" office:value="0">
            <text:p>0</text:p>
          </table:table-cell>
          <table:table-cell table:style-name="ACE-8" table:formula="of:=IF([$'abs'.AO17]&lt;2;COM.MICROSOFT.SWITCH([$'switches'.$A$1];1;2*[$'ba'.AO17]*[$'bb'.AO17]+[$'axi'.$A17];0;[.AO17];2;0);[.AO17])" office:value-type="float" office:value="0">
            <text:p>0</text:p>
          </table:table-cell>
          <table:table-cell table:style-name="ACE-8" table:formula="of:=IF([$'abs'.AP17]&lt;2;COM.MICROSOFT.SWITCH([$'switches'.$A$1];1;2*[$'ba'.AP17]*[$'bb'.AP17]+[$'axi'.$A17];0;[.AP17];2;0);[.AP17])" office:value-type="float" office:value="0">
            <text:p>0</text:p>
          </table:table-cell>
          <table:table-cell table:style-name="ACE-8" table:formula="of:=IF([$'abs'.AQ17]&lt;2;COM.MICROSOFT.SWITCH([$'switches'.$A$1];1;2*[$'ba'.AQ17]*[$'bb'.AQ17]+[$'axi'.$A17];0;[.AQ17];2;0);[.AQ17])" office:value-type="float" office:value="0">
            <text:p>0</text:p>
          </table:table-cell>
          <table:table-cell table:style-name="ACE-8" table:formula="of:=IF([$'abs'.AR17]&lt;2;COM.MICROSOFT.SWITCH([$'switches'.$A$1];1;2*[$'ba'.AR17]*[$'bb'.AR17]+[$'axi'.$A17];0;[.AR17];2;0);[.AR17])" office:value-type="float" office:value="0">
            <text:p>0</text:p>
          </table:table-cell>
          <table:table-cell table:style-name="ACE-8" table:formula="of:=IF([$'abs'.AS17]&lt;2;COM.MICROSOFT.SWITCH([$'switches'.$A$1];1;2*[$'ba'.AS17]*[$'bb'.AS17]+[$'axi'.$A17];0;[.AS17];2;0);[.AS17])" office:value-type="float" office:value="0">
            <text:p>0</text:p>
          </table:table-cell>
          <table:table-cell table:style-name="ACE-8" table:formula="of:=IF([$'abs'.AT17]&lt;2;COM.MICROSOFT.SWITCH([$'switches'.$A$1];1;2*[$'ba'.AT17]*[$'bb'.AT17]+[$'axi'.$A17];0;[.AT17];2;0);[.AT17])" office:value-type="float" office:value="0">
            <text:p>0</text:p>
          </table:table-cell>
          <table:table-cell table:style-name="ACE-8" table:formula="of:=IF([$'abs'.AU17]&lt;2;COM.MICROSOFT.SWITCH([$'switches'.$A$1];1;2*[$'ba'.AU17]*[$'bb'.AU17]+[$'axi'.$A17];0;[.AU17];2;0);[.AU17])" office:value-type="float" office:value="0">
            <text:p>0</text:p>
          </table:table-cell>
          <table:table-cell table:style-name="ACE-8" table:formula="of:=IF([$'abs'.AV17]&lt;2;COM.MICROSOFT.SWITCH([$'switches'.$A$1];1;2*[$'ba'.AV17]*[$'bb'.AV17]+[$'axi'.$A17];0;[.AV17];2;0);[.AV17])" office:value-type="float" office:value="0">
            <text:p>0</text:p>
          </table:table-cell>
          <table:table-cell table:style-name="ACE-8" table:formula="of:=IF([$'abs'.AW17]&lt;2;COM.MICROSOFT.SWITCH([$'switches'.$A$1];1;2*[$'ba'.AW17]*[$'bb'.AW17]+[$'axi'.$A17];0;[.AW17];2;0);[.AW17])" office:value-type="float" office:value="0">
            <text:p>0</text:p>
          </table:table-cell>
          <table:table-cell table:style-name="ACE-8" table:formula="of:=IF([$'abs'.AX17]&lt;2;COM.MICROSOFT.SWITCH([$'switches'.$A$1];1;2*[$'ba'.AX17]*[$'bb'.AX17]+[$'axi'.$A17];0;[.AX17];2;0);[.AX17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8]&lt;2;COM.MICROSOFT.SWITCH([$'switches'.$A$1];1;2*[$'ba'.B18]*[$'bb'.B18]+[$'axi'.$A18];0;[.B18];2;0);[.B18])" office:value-type="float" office:value="0">
            <text:p>0</text:p>
          </table:table-cell>
          <table:table-cell table:style-name="ACE-8" table:formula="of:=IF([$'abs'.C18]&lt;2;COM.MICROSOFT.SWITCH([$'switches'.$A$1];1;2*[$'ba'.C18]*[$'bb'.C18]+[$'axi'.$A18];0;[.C18];2;0);[.C18])" office:value-type="float" office:value="0">
            <text:p>0</text:p>
          </table:table-cell>
          <table:table-cell table:style-name="ACE-8" table:formula="of:=IF([$'abs'.D18]&lt;2;COM.MICROSOFT.SWITCH([$'switches'.$A$1];1;2*[$'ba'.D18]*[$'bb'.D18]+[$'axi'.$A18];0;[.D18];2;0);[.D18])" office:value-type="float" office:value="0">
            <text:p>0</text:p>
          </table:table-cell>
          <table:table-cell table:style-name="ACE-8" table:formula="of:=IF([$'abs'.E18]&lt;2;COM.MICROSOFT.SWITCH([$'switches'.$A$1];1;2*[$'ba'.E18]*[$'bb'.E18]+[$'axi'.$A18];0;[.E18];2;0);[.E18])" office:value-type="float" office:value="0">
            <text:p>0</text:p>
          </table:table-cell>
          <table:table-cell table:style-name="ACE-8" table:formula="of:=IF([$'abs'.F18]&lt;2;COM.MICROSOFT.SWITCH([$'switches'.$A$1];1;2*[$'ba'.F18]*[$'bb'.F18]+[$'axi'.$A18];0;[.F18];2;0);[.F18])" office:value-type="float" office:value="0">
            <text:p>0</text:p>
          </table:table-cell>
          <table:table-cell table:style-name="ACE-8" table:formula="of:=IF([$'abs'.G18]&lt;2;COM.MICROSOFT.SWITCH([$'switches'.$A$1];1;2*[$'ba'.G18]*[$'bb'.G18]+[$'axi'.$A18];0;[.G18];2;0);[.G18])" office:value-type="float" office:value="0">
            <text:p>0</text:p>
          </table:table-cell>
          <table:table-cell table:style-name="ACE-8" table:formula="of:=IF([$'abs'.H18]&lt;2;COM.MICROSOFT.SWITCH([$'switches'.$A$1];1;2*[$'ba'.H18]*[$'bb'.H18]+[$'axi'.$A18];0;[.H18];2;0);[.H18])" office:value-type="float" office:value="0">
            <text:p>0</text:p>
          </table:table-cell>
          <table:table-cell table:style-name="ACE-8" table:formula="of:=IF([$'abs'.I18]&lt;2;COM.MICROSOFT.SWITCH([$'switches'.$A$1];1;2*[$'ba'.I18]*[$'bb'.I18]+[$'axi'.$A18];0;[.I18];2;0);[.I18])" office:value-type="float" office:value="0">
            <text:p>0</text:p>
          </table:table-cell>
          <table:table-cell table:style-name="ACE-8" table:formula="of:=IF([$'abs'.J18]&lt;2;COM.MICROSOFT.SWITCH([$'switches'.$A$1];1;2*[$'ba'.J18]*[$'bb'.J18]+[$'axi'.$A18];0;[.J18];2;0);[.J18])" office:value-type="float" office:value="0">
            <text:p>0</text:p>
          </table:table-cell>
          <table:table-cell table:style-name="ACE-8" table:formula="of:=IF([$'abs'.K18]&lt;2;COM.MICROSOFT.SWITCH([$'switches'.$A$1];1;2*[$'ba'.K18]*[$'bb'.K18]+[$'axi'.$A18];0;[.K18];2;0);[.K18])" office:value-type="float" office:value="0">
            <text:p>0</text:p>
          </table:table-cell>
          <table:table-cell table:style-name="ACE-8" table:formula="of:=IF([$'abs'.L18]&lt;2;COM.MICROSOFT.SWITCH([$'switches'.$A$1];1;2*[$'ba'.L18]*[$'bb'.L18]+[$'axi'.$A18];0;[.L18];2;0);[.L18])" office:value-type="float" office:value="0">
            <text:p>0</text:p>
          </table:table-cell>
          <table:table-cell table:style-name="ACE-8" table:formula="of:=IF([$'abs'.M18]&lt;2;COM.MICROSOFT.SWITCH([$'switches'.$A$1];1;2*[$'ba'.M18]*[$'bb'.M18]+[$'axi'.$A18];0;[.M18];2;0);[.M18])" office:value-type="float" office:value="0">
            <text:p>0</text:p>
          </table:table-cell>
          <table:table-cell table:style-name="ACE-8" table:formula="of:=IF([$'abs'.N18]&lt;2;COM.MICROSOFT.SWITCH([$'switches'.$A$1];1;2*[$'ba'.N18]*[$'bb'.N18]+[$'axi'.$A18];0;[.N18];2;0);[.N18])" office:value-type="float" office:value="0">
            <text:p>0</text:p>
          </table:table-cell>
          <table:table-cell table:style-name="ACE-8" table:formula="of:=IF([$'abs'.O18]&lt;2;COM.MICROSOFT.SWITCH([$'switches'.$A$1];1;2*[$'ba'.O18]*[$'bb'.O18]+[$'axi'.$A18];0;[.O18];2;0);[.O18])" office:value-type="float" office:value="0">
            <text:p>0</text:p>
          </table:table-cell>
          <table:table-cell table:style-name="ACE-8" table:formula="of:=IF([$'abs'.P18]&lt;2;COM.MICROSOFT.SWITCH([$'switches'.$A$1];1;2*[$'ba'.P18]*[$'bb'.P18]+[$'axi'.$A18];0;[.P18];2;0);[.P18])" office:value-type="float" office:value="0">
            <text:p>0</text:p>
          </table:table-cell>
          <table:table-cell table:style-name="ACE-8" table:formula="of:=IF([$'abs'.Q18]&lt;2;COM.MICROSOFT.SWITCH([$'switches'.$A$1];1;2*[$'ba'.Q18]*[$'bb'.Q18]+[$'axi'.$A18];0;[.Q18];2;0);[.Q18])" office:value-type="float" office:value="0">
            <text:p>0</text:p>
          </table:table-cell>
          <table:table-cell table:style-name="ACE-8" table:formula="of:=IF([$'abs'.R18]&lt;2;COM.MICROSOFT.SWITCH([$'switches'.$A$1];1;2*[$'ba'.R18]*[$'bb'.R18]+[$'axi'.$A18];0;[.R18];2;0);[.R18])" office:value-type="float" office:value="0">
            <text:p>0</text:p>
          </table:table-cell>
          <table:table-cell table:style-name="ACE-8" table:formula="of:=IF([$'abs'.S18]&lt;2;COM.MICROSOFT.SWITCH([$'switches'.$A$1];1;2*[$'ba'.S18]*[$'bb'.S18]+[$'axi'.$A18];0;[.S18];2;0);[.S18])" office:value-type="float" office:value="0">
            <text:p>0</text:p>
          </table:table-cell>
          <table:table-cell table:style-name="ACE-8" table:formula="of:=IF([$'abs'.T18]&lt;2;COM.MICROSOFT.SWITCH([$'switches'.$A$1];1;2*[$'ba'.T18]*[$'bb'.T18]+[$'axi'.$A18];0;[.T18];2;0);[.T18])" office:value-type="float" office:value="0">
            <text:p>0</text:p>
          </table:table-cell>
          <table:table-cell table:style-name="ACE-8" table:formula="of:=IF([$'abs'.U18]&lt;2;COM.MICROSOFT.SWITCH([$'switches'.$A$1];1;2*[$'ba'.U18]*[$'bb'.U18]+[$'axi'.$A18];0;[.U18];2;0);[.U18])" office:value-type="float" office:value="0">
            <text:p>0</text:p>
          </table:table-cell>
          <table:table-cell table:style-name="ACE-8" table:formula="of:=IF([$'abs'.V18]&lt;2;COM.MICROSOFT.SWITCH([$'switches'.$A$1];1;2*[$'ba'.V18]*[$'bb'.V18]+[$'axi'.$A18];0;[.V18];2;0);[.V18])" office:value-type="float" office:value="0">
            <text:p>0</text:p>
          </table:table-cell>
          <table:table-cell table:style-name="ACE-8" table:formula="of:=IF([$'abs'.W18]&lt;2;COM.MICROSOFT.SWITCH([$'switches'.$A$1];1;2*[$'ba'.W18]*[$'bb'.W18]+[$'axi'.$A18];0;[.W18];2;0);[.W18])" office:value-type="float" office:value="0">
            <text:p>0</text:p>
          </table:table-cell>
          <table:table-cell table:style-name="ACE-8" table:formula="of:=IF([$'abs'.X18]&lt;2;COM.MICROSOFT.SWITCH([$'switches'.$A$1];1;2*[$'ba'.X18]*[$'bb'.X18]+[$'axi'.$A18];0;[.X18];2;0);[.X18])" office:value-type="float" office:value="0">
            <text:p>0</text:p>
          </table:table-cell>
          <table:table-cell table:style-name="ACE-8" table:formula="of:=IF([$'abs'.Y18]&lt;2;COM.MICROSOFT.SWITCH([$'switches'.$A$1];1;2*[$'ba'.Y18]*[$'bb'.Y18]+[$'axi'.$A18];0;[.Y18];2;0);[.Y18])" office:value-type="float" office:value="0">
            <text:p>0</text:p>
          </table:table-cell>
          <table:table-cell table:style-name="ACE-8" table:formula="of:=IF([$'abs'.Z18]&lt;2;COM.MICROSOFT.SWITCH([$'switches'.$A$1];1;2*[$'ba'.Z18]*[$'bb'.Z18]+[$'axi'.$A18];0;[.Z18];2;0);[.Z18])" office:value-type="float" office:value="0">
            <text:p>0</text:p>
          </table:table-cell>
          <table:table-cell table:style-name="ACE-8" table:formula="of:=IF([$'abs'.AA18]&lt;2;COM.MICROSOFT.SWITCH([$'switches'.$A$1];1;2*[$'ba'.AA18]*[$'bb'.AA18]+[$'axi'.$A18];0;[.AA18];2;0);[.AA18])" office:value-type="float" office:value="0">
            <text:p>0</text:p>
          </table:table-cell>
          <table:table-cell table:style-name="ACE-8" table:formula="of:=IF([$'abs'.AB18]&lt;2;COM.MICROSOFT.SWITCH([$'switches'.$A$1];1;2*[$'ba'.AB18]*[$'bb'.AB18]+[$'axi'.$A18];0;[.AB18];2;0);[.AB18])" office:value-type="float" office:value="0">
            <text:p>0</text:p>
          </table:table-cell>
          <table:table-cell table:style-name="ACE-8" table:formula="of:=IF([$'abs'.AC18]&lt;2;COM.MICROSOFT.SWITCH([$'switches'.$A$1];1;2*[$'ba'.AC18]*[$'bb'.AC18]+[$'axi'.$A18];0;[.AC18];2;0);[.AC18])" office:value-type="float" office:value="0">
            <text:p>0</text:p>
          </table:table-cell>
          <table:table-cell table:style-name="ACE-8" table:formula="of:=IF([$'abs'.AD18]&lt;2;COM.MICROSOFT.SWITCH([$'switches'.$A$1];1;2*[$'ba'.AD18]*[$'bb'.AD18]+[$'axi'.$A18];0;[.AD18];2;0);[.AD18])" office:value-type="float" office:value="0">
            <text:p>0</text:p>
          </table:table-cell>
          <table:table-cell table:style-name="ACE-8" table:formula="of:=IF([$'abs'.AE18]&lt;2;COM.MICROSOFT.SWITCH([$'switches'.$A$1];1;2*[$'ba'.AE18]*[$'bb'.AE18]+[$'axi'.$A18];0;[.AE18];2;0);[.AE18])" office:value-type="float" office:value="0">
            <text:p>0</text:p>
          </table:table-cell>
          <table:table-cell table:style-name="ACE-8" table:formula="of:=IF([$'abs'.AF18]&lt;2;COM.MICROSOFT.SWITCH([$'switches'.$A$1];1;2*[$'ba'.AF18]*[$'bb'.AF18]+[$'axi'.$A18];0;[.AF18];2;0);[.AF18])" office:value-type="float" office:value="0">
            <text:p>0</text:p>
          </table:table-cell>
          <table:table-cell table:style-name="ACE-8" table:formula="of:=IF([$'abs'.AG18]&lt;2;COM.MICROSOFT.SWITCH([$'switches'.$A$1];1;2*[$'ba'.AG18]*[$'bb'.AG18]+[$'axi'.$A18];0;[.AG18];2;0);[.AG18])" office:value-type="float" office:value="0">
            <text:p>0</text:p>
          </table:table-cell>
          <table:table-cell table:style-name="ACE-8" table:formula="of:=IF([$'abs'.AH18]&lt;2;COM.MICROSOFT.SWITCH([$'switches'.$A$1];1;2*[$'ba'.AH18]*[$'bb'.AH18]+[$'axi'.$A18];0;[.AH18];2;0);[.AH18])" office:value-type="float" office:value="0">
            <text:p>0</text:p>
          </table:table-cell>
          <table:table-cell table:style-name="ACE-8" table:formula="of:=IF([$'abs'.AI18]&lt;2;COM.MICROSOFT.SWITCH([$'switches'.$A$1];1;2*[$'ba'.AI18]*[$'bb'.AI18]+[$'axi'.$A18];0;[.AI18];2;0);[.AI18])" office:value-type="float" office:value="0">
            <text:p>0</text:p>
          </table:table-cell>
          <table:table-cell table:style-name="ACE-8" table:formula="of:=IF([$'abs'.AJ18]&lt;2;COM.MICROSOFT.SWITCH([$'switches'.$A$1];1;2*[$'ba'.AJ18]*[$'bb'.AJ18]+[$'axi'.$A18];0;[.AJ18];2;0);[.AJ18])" office:value-type="float" office:value="0">
            <text:p>0</text:p>
          </table:table-cell>
          <table:table-cell table:style-name="ACE-8" table:formula="of:=IF([$'abs'.AK18]&lt;2;COM.MICROSOFT.SWITCH([$'switches'.$A$1];1;2*[$'ba'.AK18]*[$'bb'.AK18]+[$'axi'.$A18];0;[.AK18];2;0);[.AK18])" office:value-type="float" office:value="0">
            <text:p>0</text:p>
          </table:table-cell>
          <table:table-cell table:style-name="ACE-8" table:formula="of:=IF([$'abs'.AL18]&lt;2;COM.MICROSOFT.SWITCH([$'switches'.$A$1];1;2*[$'ba'.AL18]*[$'bb'.AL18]+[$'axi'.$A18];0;[.AL18];2;0);[.AL18])" office:value-type="float" office:value="0">
            <text:p>0</text:p>
          </table:table-cell>
          <table:table-cell table:style-name="ACE-8" table:formula="of:=IF([$'abs'.AM18]&lt;2;COM.MICROSOFT.SWITCH([$'switches'.$A$1];1;2*[$'ba'.AM18]*[$'bb'.AM18]+[$'axi'.$A18];0;[.AM18];2;0);[.AM18])" office:value-type="float" office:value="0">
            <text:p>0</text:p>
          </table:table-cell>
          <table:table-cell table:style-name="ACE-8" table:formula="of:=IF([$'abs'.AN18]&lt;2;COM.MICROSOFT.SWITCH([$'switches'.$A$1];1;2*[$'ba'.AN18]*[$'bb'.AN18]+[$'axi'.$A18];0;[.AN18];2;0);[.AN18])" office:value-type="float" office:value="0">
            <text:p>0</text:p>
          </table:table-cell>
          <table:table-cell table:style-name="ACE-8" table:formula="of:=IF([$'abs'.AO18]&lt;2;COM.MICROSOFT.SWITCH([$'switches'.$A$1];1;2*[$'ba'.AO18]*[$'bb'.AO18]+[$'axi'.$A18];0;[.AO18];2;0);[.AO18])" office:value-type="float" office:value="0">
            <text:p>0</text:p>
          </table:table-cell>
          <table:table-cell table:style-name="ACE-8" table:formula="of:=IF([$'abs'.AP18]&lt;2;COM.MICROSOFT.SWITCH([$'switches'.$A$1];1;2*[$'ba'.AP18]*[$'bb'.AP18]+[$'axi'.$A18];0;[.AP18];2;0);[.AP18])" office:value-type="float" office:value="0">
            <text:p>0</text:p>
          </table:table-cell>
          <table:table-cell table:style-name="ACE-8" table:formula="of:=IF([$'abs'.AQ18]&lt;2;COM.MICROSOFT.SWITCH([$'switches'.$A$1];1;2*[$'ba'.AQ18]*[$'bb'.AQ18]+[$'axi'.$A18];0;[.AQ18];2;0);[.AQ18])" office:value-type="float" office:value="0">
            <text:p>0</text:p>
          </table:table-cell>
          <table:table-cell table:style-name="ACE-8" table:formula="of:=IF([$'abs'.AR18]&lt;2;COM.MICROSOFT.SWITCH([$'switches'.$A$1];1;2*[$'ba'.AR18]*[$'bb'.AR18]+[$'axi'.$A18];0;[.AR18];2;0);[.AR18])" office:value-type="float" office:value="0">
            <text:p>0</text:p>
          </table:table-cell>
          <table:table-cell table:style-name="ACE-8" table:formula="of:=IF([$'abs'.AS18]&lt;2;COM.MICROSOFT.SWITCH([$'switches'.$A$1];1;2*[$'ba'.AS18]*[$'bb'.AS18]+[$'axi'.$A18];0;[.AS18];2;0);[.AS18])" office:value-type="float" office:value="0">
            <text:p>0</text:p>
          </table:table-cell>
          <table:table-cell table:style-name="ACE-8" table:formula="of:=IF([$'abs'.AT18]&lt;2;COM.MICROSOFT.SWITCH([$'switches'.$A$1];1;2*[$'ba'.AT18]*[$'bb'.AT18]+[$'axi'.$A18];0;[.AT18];2;0);[.AT18])" office:value-type="float" office:value="0">
            <text:p>0</text:p>
          </table:table-cell>
          <table:table-cell table:style-name="ACE-8" table:formula="of:=IF([$'abs'.AU18]&lt;2;COM.MICROSOFT.SWITCH([$'switches'.$A$1];1;2*[$'ba'.AU18]*[$'bb'.AU18]+[$'axi'.$A18];0;[.AU18];2;0);[.AU18])" office:value-type="float" office:value="0">
            <text:p>0</text:p>
          </table:table-cell>
          <table:table-cell table:style-name="ACE-8" table:formula="of:=IF([$'abs'.AV18]&lt;2;COM.MICROSOFT.SWITCH([$'switches'.$A$1];1;2*[$'ba'.AV18]*[$'bb'.AV18]+[$'axi'.$A18];0;[.AV18];2;0);[.AV18])" office:value-type="float" office:value="0">
            <text:p>0</text:p>
          </table:table-cell>
          <table:table-cell table:style-name="ACE-8" table:formula="of:=IF([$'abs'.AW18]&lt;2;COM.MICROSOFT.SWITCH([$'switches'.$A$1];1;2*[$'ba'.AW18]*[$'bb'.AW18]+[$'axi'.$A18];0;[.AW18];2;0);[.AW18])" office:value-type="float" office:value="0">
            <text:p>0</text:p>
          </table:table-cell>
          <table:table-cell table:style-name="ACE-8" table:formula="of:=IF([$'abs'.AX18]&lt;2;COM.MICROSOFT.SWITCH([$'switches'.$A$1];1;2*[$'ba'.AX18]*[$'bb'.AX18]+[$'axi'.$A18];0;[.AX18];2;0);[.AX18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19]&lt;2;COM.MICROSOFT.SWITCH([$'switches'.$A$1];1;2*[$'ba'.B19]*[$'bb'.B19]+[$'axi'.$A19];0;[.B19];2;0);[.B19])" office:value-type="float" office:value="0">
            <text:p>0</text:p>
          </table:table-cell>
          <table:table-cell table:style-name="ACE-8" table:formula="of:=IF([$'abs'.C19]&lt;2;COM.MICROSOFT.SWITCH([$'switches'.$A$1];1;2*[$'ba'.C19]*[$'bb'.C19]+[$'axi'.$A19];0;[.C19];2;0);[.C19])" office:value-type="float" office:value="0">
            <text:p>0</text:p>
          </table:table-cell>
          <table:table-cell table:style-name="ACE-8" table:formula="of:=IF([$'abs'.D19]&lt;2;COM.MICROSOFT.SWITCH([$'switches'.$A$1];1;2*[$'ba'.D19]*[$'bb'.D19]+[$'axi'.$A19];0;[.D19];2;0);[.D19])" office:value-type="float" office:value="0">
            <text:p>0</text:p>
          </table:table-cell>
          <table:table-cell table:style-name="ACE-8" table:formula="of:=IF([$'abs'.E19]&lt;2;COM.MICROSOFT.SWITCH([$'switches'.$A$1];1;2*[$'ba'.E19]*[$'bb'.E19]+[$'axi'.$A19];0;[.E19];2;0);[.E19])" office:value-type="float" office:value="0">
            <text:p>0</text:p>
          </table:table-cell>
          <table:table-cell table:style-name="ACE-8" table:formula="of:=IF([$'abs'.F19]&lt;2;COM.MICROSOFT.SWITCH([$'switches'.$A$1];1;2*[$'ba'.F19]*[$'bb'.F19]+[$'axi'.$A19];0;[.F19];2;0);[.F19])" office:value-type="float" office:value="0">
            <text:p>0</text:p>
          </table:table-cell>
          <table:table-cell table:style-name="ACE-8" table:formula="of:=IF([$'abs'.G19]&lt;2;COM.MICROSOFT.SWITCH([$'switches'.$A$1];1;2*[$'ba'.G19]*[$'bb'.G19]+[$'axi'.$A19];0;[.G19];2;0);[.G19])" office:value-type="float" office:value="0">
            <text:p>0</text:p>
          </table:table-cell>
          <table:table-cell table:style-name="ACE-8" table:formula="of:=IF([$'abs'.H19]&lt;2;COM.MICROSOFT.SWITCH([$'switches'.$A$1];1;2*[$'ba'.H19]*[$'bb'.H19]+[$'axi'.$A19];0;[.H19];2;0);[.H19])" office:value-type="float" office:value="0">
            <text:p>0</text:p>
          </table:table-cell>
          <table:table-cell table:style-name="ACE-8" table:formula="of:=IF([$'abs'.I19]&lt;2;COM.MICROSOFT.SWITCH([$'switches'.$A$1];1;2*[$'ba'.I19]*[$'bb'.I19]+[$'axi'.$A19];0;[.I19];2;0);[.I19])" office:value-type="float" office:value="0">
            <text:p>0</text:p>
          </table:table-cell>
          <table:table-cell table:style-name="ACE-8" table:formula="of:=IF([$'abs'.J19]&lt;2;COM.MICROSOFT.SWITCH([$'switches'.$A$1];1;2*[$'ba'.J19]*[$'bb'.J19]+[$'axi'.$A19];0;[.J19];2;0);[.J19])" office:value-type="float" office:value="0">
            <text:p>0</text:p>
          </table:table-cell>
          <table:table-cell table:style-name="ACE-8" table:formula="of:=IF([$'abs'.K19]&lt;2;COM.MICROSOFT.SWITCH([$'switches'.$A$1];1;2*[$'ba'.K19]*[$'bb'.K19]+[$'axi'.$A19];0;[.K19];2;0);[.K19])" office:value-type="float" office:value="0">
            <text:p>0</text:p>
          </table:table-cell>
          <table:table-cell table:style-name="ACE-8" table:formula="of:=IF([$'abs'.L19]&lt;2;COM.MICROSOFT.SWITCH([$'switches'.$A$1];1;2*[$'ba'.L19]*[$'bb'.L19]+[$'axi'.$A19];0;[.L19];2;0);[.L19])" office:value-type="float" office:value="0">
            <text:p>0</text:p>
          </table:table-cell>
          <table:table-cell table:style-name="ACE-8" table:formula="of:=IF([$'abs'.M19]&lt;2;COM.MICROSOFT.SWITCH([$'switches'.$A$1];1;2*[$'ba'.M19]*[$'bb'.M19]+[$'axi'.$A19];0;[.M19];2;0);[.M19])" office:value-type="float" office:value="0">
            <text:p>0</text:p>
          </table:table-cell>
          <table:table-cell table:style-name="ACE-8" table:formula="of:=IF([$'abs'.N19]&lt;2;COM.MICROSOFT.SWITCH([$'switches'.$A$1];1;2*[$'ba'.N19]*[$'bb'.N19]+[$'axi'.$A19];0;[.N19];2;0);[.N19])" office:value-type="float" office:value="0">
            <text:p>0</text:p>
          </table:table-cell>
          <table:table-cell table:style-name="ACE-8" table:formula="of:=IF([$'abs'.O19]&lt;2;COM.MICROSOFT.SWITCH([$'switches'.$A$1];1;2*[$'ba'.O19]*[$'bb'.O19]+[$'axi'.$A19];0;[.O19];2;0);[.O19])" office:value-type="float" office:value="0">
            <text:p>0</text:p>
          </table:table-cell>
          <table:table-cell table:style-name="ACE-8" table:formula="of:=IF([$'abs'.P19]&lt;2;COM.MICROSOFT.SWITCH([$'switches'.$A$1];1;2*[$'ba'.P19]*[$'bb'.P19]+[$'axi'.$A19];0;[.P19];2;0);[.P19])" office:value-type="float" office:value="0">
            <text:p>0</text:p>
          </table:table-cell>
          <table:table-cell table:style-name="ACE-8" table:formula="of:=IF([$'abs'.Q19]&lt;2;COM.MICROSOFT.SWITCH([$'switches'.$A$1];1;2*[$'ba'.Q19]*[$'bb'.Q19]+[$'axi'.$A19];0;[.Q19];2;0);[.Q19])" office:value-type="float" office:value="0">
            <text:p>0</text:p>
          </table:table-cell>
          <table:table-cell table:style-name="ACE-8" table:formula="of:=IF([$'abs'.R19]&lt;2;COM.MICROSOFT.SWITCH([$'switches'.$A$1];1;2*[$'ba'.R19]*[$'bb'.R19]+[$'axi'.$A19];0;[.R19];2;0);[.R19])" office:value-type="float" office:value="0">
            <text:p>0</text:p>
          </table:table-cell>
          <table:table-cell table:style-name="ACE-8" table:formula="of:=IF([$'abs'.S19]&lt;2;COM.MICROSOFT.SWITCH([$'switches'.$A$1];1;2*[$'ba'.S19]*[$'bb'.S19]+[$'axi'.$A19];0;[.S19];2;0);[.S19])" office:value-type="float" office:value="0">
            <text:p>0</text:p>
          </table:table-cell>
          <table:table-cell table:style-name="ACE-8" table:formula="of:=IF([$'abs'.T19]&lt;2;COM.MICROSOFT.SWITCH([$'switches'.$A$1];1;2*[$'ba'.T19]*[$'bb'.T19]+[$'axi'.$A19];0;[.T19];2;0);[.T19])" office:value-type="float" office:value="0">
            <text:p>0</text:p>
          </table:table-cell>
          <table:table-cell table:style-name="ACE-8" table:formula="of:=IF([$'abs'.U19]&lt;2;COM.MICROSOFT.SWITCH([$'switches'.$A$1];1;2*[$'ba'.U19]*[$'bb'.U19]+[$'axi'.$A19];0;[.U19];2;0);[.U19])" office:value-type="float" office:value="0">
            <text:p>0</text:p>
          </table:table-cell>
          <table:table-cell table:style-name="ACE-8" table:formula="of:=IF([$'abs'.V19]&lt;2;COM.MICROSOFT.SWITCH([$'switches'.$A$1];1;2*[$'ba'.V19]*[$'bb'.V19]+[$'axi'.$A19];0;[.V19];2;0);[.V19])" office:value-type="float" office:value="0">
            <text:p>0</text:p>
          </table:table-cell>
          <table:table-cell table:style-name="ACE-8" table:formula="of:=IF([$'abs'.W19]&lt;2;COM.MICROSOFT.SWITCH([$'switches'.$A$1];1;2*[$'ba'.W19]*[$'bb'.W19]+[$'axi'.$A19];0;[.W19];2;0);[.W19])" office:value-type="float" office:value="0">
            <text:p>0</text:p>
          </table:table-cell>
          <table:table-cell table:style-name="ACE-8" table:formula="of:=IF([$'abs'.X19]&lt;2;COM.MICROSOFT.SWITCH([$'switches'.$A$1];1;2*[$'ba'.X19]*[$'bb'.X19]+[$'axi'.$A19];0;[.X19];2;0);[.X19])" office:value-type="float" office:value="0">
            <text:p>0</text:p>
          </table:table-cell>
          <table:table-cell table:style-name="ACE-8" table:formula="of:=IF([$'abs'.Y19]&lt;2;COM.MICROSOFT.SWITCH([$'switches'.$A$1];1;2*[$'ba'.Y19]*[$'bb'.Y19]+[$'axi'.$A19];0;[.Y19];2;0);[.Y19])" office:value-type="float" office:value="0">
            <text:p>0</text:p>
          </table:table-cell>
          <table:table-cell table:style-name="ACE-8" table:formula="of:=IF([$'abs'.Z19]&lt;2;COM.MICROSOFT.SWITCH([$'switches'.$A$1];1;2*[$'ba'.Z19]*[$'bb'.Z19]+[$'axi'.$A19];0;[.Z19];2;0);[.Z19])" office:value-type="float" office:value="0">
            <text:p>0</text:p>
          </table:table-cell>
          <table:table-cell table:style-name="ACE-8" table:formula="of:=IF([$'abs'.AA19]&lt;2;COM.MICROSOFT.SWITCH([$'switches'.$A$1];1;2*[$'ba'.AA19]*[$'bb'.AA19]+[$'axi'.$A19];0;[.AA19];2;0);[.AA19])" office:value-type="float" office:value="0">
            <text:p>0</text:p>
          </table:table-cell>
          <table:table-cell table:style-name="ACE-8" table:formula="of:=IF([$'abs'.AB19]&lt;2;COM.MICROSOFT.SWITCH([$'switches'.$A$1];1;2*[$'ba'.AB19]*[$'bb'.AB19]+[$'axi'.$A19];0;[.AB19];2;0);[.AB19])" office:value-type="float" office:value="0">
            <text:p>0</text:p>
          </table:table-cell>
          <table:table-cell table:style-name="ACE-8" table:formula="of:=IF([$'abs'.AC19]&lt;2;COM.MICROSOFT.SWITCH([$'switches'.$A$1];1;2*[$'ba'.AC19]*[$'bb'.AC19]+[$'axi'.$A19];0;[.AC19];2;0);[.AC19])" office:value-type="float" office:value="0">
            <text:p>0</text:p>
          </table:table-cell>
          <table:table-cell table:style-name="ACE-8" table:formula="of:=IF([$'abs'.AD19]&lt;2;COM.MICROSOFT.SWITCH([$'switches'.$A$1];1;2*[$'ba'.AD19]*[$'bb'.AD19]+[$'axi'.$A19];0;[.AD19];2;0);[.AD19])" office:value-type="float" office:value="0">
            <text:p>0</text:p>
          </table:table-cell>
          <table:table-cell table:style-name="ACE-8" table:formula="of:=IF([$'abs'.AE19]&lt;2;COM.MICROSOFT.SWITCH([$'switches'.$A$1];1;2*[$'ba'.AE19]*[$'bb'.AE19]+[$'axi'.$A19];0;[.AE19];2;0);[.AE19])" office:value-type="float" office:value="0">
            <text:p>0</text:p>
          </table:table-cell>
          <table:table-cell table:style-name="ACE-8" table:formula="of:=IF([$'abs'.AF19]&lt;2;COM.MICROSOFT.SWITCH([$'switches'.$A$1];1;2*[$'ba'.AF19]*[$'bb'.AF19]+[$'axi'.$A19];0;[.AF19];2;0);[.AF19])" office:value-type="float" office:value="0">
            <text:p>0</text:p>
          </table:table-cell>
          <table:table-cell table:style-name="ACE-8" table:formula="of:=IF([$'abs'.AG19]&lt;2;COM.MICROSOFT.SWITCH([$'switches'.$A$1];1;2*[$'ba'.AG19]*[$'bb'.AG19]+[$'axi'.$A19];0;[.AG19];2;0);[.AG19])" office:value-type="float" office:value="0">
            <text:p>0</text:p>
          </table:table-cell>
          <table:table-cell table:style-name="ACE-8" table:formula="of:=IF([$'abs'.AH19]&lt;2;COM.MICROSOFT.SWITCH([$'switches'.$A$1];1;2*[$'ba'.AH19]*[$'bb'.AH19]+[$'axi'.$A19];0;[.AH19];2;0);[.AH19])" office:value-type="float" office:value="0">
            <text:p>0</text:p>
          </table:table-cell>
          <table:table-cell table:style-name="ACE-8" table:formula="of:=IF([$'abs'.AI19]&lt;2;COM.MICROSOFT.SWITCH([$'switches'.$A$1];1;2*[$'ba'.AI19]*[$'bb'.AI19]+[$'axi'.$A19];0;[.AI19];2;0);[.AI19])" office:value-type="float" office:value="0">
            <text:p>0</text:p>
          </table:table-cell>
          <table:table-cell table:style-name="ACE-8" table:formula="of:=IF([$'abs'.AJ19]&lt;2;COM.MICROSOFT.SWITCH([$'switches'.$A$1];1;2*[$'ba'.AJ19]*[$'bb'.AJ19]+[$'axi'.$A19];0;[.AJ19];2;0);[.AJ19])" office:value-type="float" office:value="0">
            <text:p>0</text:p>
          </table:table-cell>
          <table:table-cell table:style-name="ACE-8" table:formula="of:=IF([$'abs'.AK19]&lt;2;COM.MICROSOFT.SWITCH([$'switches'.$A$1];1;2*[$'ba'.AK19]*[$'bb'.AK19]+[$'axi'.$A19];0;[.AK19];2;0);[.AK19])" office:value-type="float" office:value="0">
            <text:p>0</text:p>
          </table:table-cell>
          <table:table-cell table:style-name="ACE-8" table:formula="of:=IF([$'abs'.AL19]&lt;2;COM.MICROSOFT.SWITCH([$'switches'.$A$1];1;2*[$'ba'.AL19]*[$'bb'.AL19]+[$'axi'.$A19];0;[.AL19];2;0);[.AL19])" office:value-type="float" office:value="0">
            <text:p>0</text:p>
          </table:table-cell>
          <table:table-cell table:style-name="ACE-8" table:formula="of:=IF([$'abs'.AM19]&lt;2;COM.MICROSOFT.SWITCH([$'switches'.$A$1];1;2*[$'ba'.AM19]*[$'bb'.AM19]+[$'axi'.$A19];0;[.AM19];2;0);[.AM19])" office:value-type="float" office:value="0">
            <text:p>0</text:p>
          </table:table-cell>
          <table:table-cell table:style-name="ACE-8" table:formula="of:=IF([$'abs'.AN19]&lt;2;COM.MICROSOFT.SWITCH([$'switches'.$A$1];1;2*[$'ba'.AN19]*[$'bb'.AN19]+[$'axi'.$A19];0;[.AN19];2;0);[.AN19])" office:value-type="float" office:value="0">
            <text:p>0</text:p>
          </table:table-cell>
          <table:table-cell table:style-name="ACE-8" table:formula="of:=IF([$'abs'.AO19]&lt;2;COM.MICROSOFT.SWITCH([$'switches'.$A$1];1;2*[$'ba'.AO19]*[$'bb'.AO19]+[$'axi'.$A19];0;[.AO19];2;0);[.AO19])" office:value-type="float" office:value="0">
            <text:p>0</text:p>
          </table:table-cell>
          <table:table-cell table:style-name="ACE-8" table:formula="of:=IF([$'abs'.AP19]&lt;2;COM.MICROSOFT.SWITCH([$'switches'.$A$1];1;2*[$'ba'.AP19]*[$'bb'.AP19]+[$'axi'.$A19];0;[.AP19];2;0);[.AP19])" office:value-type="float" office:value="0">
            <text:p>0</text:p>
          </table:table-cell>
          <table:table-cell table:style-name="ACE-8" table:formula="of:=IF([$'abs'.AQ19]&lt;2;COM.MICROSOFT.SWITCH([$'switches'.$A$1];1;2*[$'ba'.AQ19]*[$'bb'.AQ19]+[$'axi'.$A19];0;[.AQ19];2;0);[.AQ19])" office:value-type="float" office:value="0">
            <text:p>0</text:p>
          </table:table-cell>
          <table:table-cell table:style-name="ACE-8" table:formula="of:=IF([$'abs'.AR19]&lt;2;COM.MICROSOFT.SWITCH([$'switches'.$A$1];1;2*[$'ba'.AR19]*[$'bb'.AR19]+[$'axi'.$A19];0;[.AR19];2;0);[.AR19])" office:value-type="float" office:value="0">
            <text:p>0</text:p>
          </table:table-cell>
          <table:table-cell table:style-name="ACE-8" table:formula="of:=IF([$'abs'.AS19]&lt;2;COM.MICROSOFT.SWITCH([$'switches'.$A$1];1;2*[$'ba'.AS19]*[$'bb'.AS19]+[$'axi'.$A19];0;[.AS19];2;0);[.AS19])" office:value-type="float" office:value="0">
            <text:p>0</text:p>
          </table:table-cell>
          <table:table-cell table:style-name="ACE-8" table:formula="of:=IF([$'abs'.AT19]&lt;2;COM.MICROSOFT.SWITCH([$'switches'.$A$1];1;2*[$'ba'.AT19]*[$'bb'.AT19]+[$'axi'.$A19];0;[.AT19];2;0);[.AT19])" office:value-type="float" office:value="0">
            <text:p>0</text:p>
          </table:table-cell>
          <table:table-cell table:style-name="ACE-8" table:formula="of:=IF([$'abs'.AU19]&lt;2;COM.MICROSOFT.SWITCH([$'switches'.$A$1];1;2*[$'ba'.AU19]*[$'bb'.AU19]+[$'axi'.$A19];0;[.AU19];2;0);[.AU19])" office:value-type="float" office:value="0">
            <text:p>0</text:p>
          </table:table-cell>
          <table:table-cell table:style-name="ACE-8" table:formula="of:=IF([$'abs'.AV19]&lt;2;COM.MICROSOFT.SWITCH([$'switches'.$A$1];1;2*[$'ba'.AV19]*[$'bb'.AV19]+[$'axi'.$A19];0;[.AV19];2;0);[.AV19])" office:value-type="float" office:value="0">
            <text:p>0</text:p>
          </table:table-cell>
          <table:table-cell table:style-name="ACE-8" table:formula="of:=IF([$'abs'.AW19]&lt;2;COM.MICROSOFT.SWITCH([$'switches'.$A$1];1;2*[$'ba'.AW19]*[$'bb'.AW19]+[$'axi'.$A19];0;[.AW19];2;0);[.AW19])" office:value-type="float" office:value="0">
            <text:p>0</text:p>
          </table:table-cell>
          <table:table-cell table:style-name="ACE-8" table:formula="of:=IF([$'abs'.AX19]&lt;2;COM.MICROSOFT.SWITCH([$'switches'.$A$1];1;2*[$'ba'.AX19]*[$'bb'.AX19]+[$'axi'.$A19];0;[.AX19];2;0);[.AX19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0]&lt;2;COM.MICROSOFT.SWITCH([$'switches'.$A$1];1;2*[$'ba'.B20]*[$'bb'.B20]+[$'axi'.$A20];0;[.B20];2;0);[.B20])" office:value-type="float" office:value="0">
            <text:p>0</text:p>
          </table:table-cell>
          <table:table-cell table:style-name="ACE-8" table:formula="of:=IF([$'abs'.C20]&lt;2;COM.MICROSOFT.SWITCH([$'switches'.$A$1];1;2*[$'ba'.C20]*[$'bb'.C20]+[$'axi'.$A20];0;[.C20];2;0);[.C20])" office:value-type="float" office:value="0">
            <text:p>0</text:p>
          </table:table-cell>
          <table:table-cell table:style-name="ACE-8" table:formula="of:=IF([$'abs'.D20]&lt;2;COM.MICROSOFT.SWITCH([$'switches'.$A$1];1;2*[$'ba'.D20]*[$'bb'.D20]+[$'axi'.$A20];0;[.D20];2;0);[.D20])" office:value-type="float" office:value="0">
            <text:p>0</text:p>
          </table:table-cell>
          <table:table-cell table:style-name="ACE-8" table:formula="of:=IF([$'abs'.E20]&lt;2;COM.MICROSOFT.SWITCH([$'switches'.$A$1];1;2*[$'ba'.E20]*[$'bb'.E20]+[$'axi'.$A20];0;[.E20];2;0);[.E20])" office:value-type="float" office:value="0">
            <text:p>0</text:p>
          </table:table-cell>
          <table:table-cell table:style-name="ACE-8" table:formula="of:=IF([$'abs'.F20]&lt;2;COM.MICROSOFT.SWITCH([$'switches'.$A$1];1;2*[$'ba'.F20]*[$'bb'.F20]+[$'axi'.$A20];0;[.F20];2;0);[.F20])" office:value-type="float" office:value="0">
            <text:p>0</text:p>
          </table:table-cell>
          <table:table-cell table:style-name="ACE-8" table:formula="of:=IF([$'abs'.G20]&lt;2;COM.MICROSOFT.SWITCH([$'switches'.$A$1];1;2*[$'ba'.G20]*[$'bb'.G20]+[$'axi'.$A20];0;[.G20];2;0);[.G20])" office:value-type="float" office:value="0">
            <text:p>0</text:p>
          </table:table-cell>
          <table:table-cell table:style-name="ACE-8" table:formula="of:=IF([$'abs'.H20]&lt;2;COM.MICROSOFT.SWITCH([$'switches'.$A$1];1;2*[$'ba'.H20]*[$'bb'.H20]+[$'axi'.$A20];0;[.H20];2;0);[.H20])" office:value-type="float" office:value="0">
            <text:p>0</text:p>
          </table:table-cell>
          <table:table-cell table:style-name="ACE-8" table:formula="of:=IF([$'abs'.I20]&lt;2;COM.MICROSOFT.SWITCH([$'switches'.$A$1];1;2*[$'ba'.I20]*[$'bb'.I20]+[$'axi'.$A20];0;[.I20];2;0);[.I20])" office:value-type="float" office:value="0">
            <text:p>0</text:p>
          </table:table-cell>
          <table:table-cell table:style-name="ACE-8" table:formula="of:=IF([$'abs'.J20]&lt;2;COM.MICROSOFT.SWITCH([$'switches'.$A$1];1;2*[$'ba'.J20]*[$'bb'.J20]+[$'axi'.$A20];0;[.J20];2;0);[.J20])" office:value-type="float" office:value="0">
            <text:p>0</text:p>
          </table:table-cell>
          <table:table-cell table:style-name="ACE-8" table:formula="of:=IF([$'abs'.K20]&lt;2;COM.MICROSOFT.SWITCH([$'switches'.$A$1];1;2*[$'ba'.K20]*[$'bb'.K20]+[$'axi'.$A20];0;[.K20];2;0);[.K20])" office:value-type="float" office:value="0">
            <text:p>0</text:p>
          </table:table-cell>
          <table:table-cell table:style-name="ACE-8" table:formula="of:=IF([$'abs'.L20]&lt;2;COM.MICROSOFT.SWITCH([$'switches'.$A$1];1;2*[$'ba'.L20]*[$'bb'.L20]+[$'axi'.$A20];0;[.L20];2;0);[.L20])" office:value-type="float" office:value="0">
            <text:p>0</text:p>
          </table:table-cell>
          <table:table-cell table:style-name="ACE-8" table:formula="of:=IF([$'abs'.M20]&lt;2;COM.MICROSOFT.SWITCH([$'switches'.$A$1];1;2*[$'ba'.M20]*[$'bb'.M20]+[$'axi'.$A20];0;[.M20];2;0);[.M20])" office:value-type="float" office:value="0">
            <text:p>0</text:p>
          </table:table-cell>
          <table:table-cell table:style-name="ACE-8" table:formula="of:=IF([$'abs'.N20]&lt;2;COM.MICROSOFT.SWITCH([$'switches'.$A$1];1;2*[$'ba'.N20]*[$'bb'.N20]+[$'axi'.$A20];0;[.N20];2;0);[.N20])" office:value-type="float" office:value="0">
            <text:p>0</text:p>
          </table:table-cell>
          <table:table-cell table:style-name="ACE-8" table:formula="of:=IF([$'abs'.O20]&lt;2;COM.MICROSOFT.SWITCH([$'switches'.$A$1];1;2*[$'ba'.O20]*[$'bb'.O20]+[$'axi'.$A20];0;[.O20];2;0);[.O20])" office:value-type="float" office:value="0">
            <text:p>0</text:p>
          </table:table-cell>
          <table:table-cell table:style-name="ACE-8" table:formula="of:=IF([$'abs'.P20]&lt;2;COM.MICROSOFT.SWITCH([$'switches'.$A$1];1;2*[$'ba'.P20]*[$'bb'.P20]+[$'axi'.$A20];0;[.P20];2;0);[.P20])" office:value-type="float" office:value="0">
            <text:p>0</text:p>
          </table:table-cell>
          <table:table-cell table:style-name="ACE-8" table:formula="of:=IF([$'abs'.Q20]&lt;2;COM.MICROSOFT.SWITCH([$'switches'.$A$1];1;2*[$'ba'.Q20]*[$'bb'.Q20]+[$'axi'.$A20];0;[.Q20];2;0);[.Q20])" office:value-type="float" office:value="0">
            <text:p>0</text:p>
          </table:table-cell>
          <table:table-cell table:style-name="ACE-8" table:formula="of:=IF([$'abs'.R20]&lt;2;COM.MICROSOFT.SWITCH([$'switches'.$A$1];1;2*[$'ba'.R20]*[$'bb'.R20]+[$'axi'.$A20];0;[.R20];2;0);[.R20])" office:value-type="float" office:value="0">
            <text:p>0</text:p>
          </table:table-cell>
          <table:table-cell table:style-name="ACE-8" table:formula="of:=IF([$'abs'.S20]&lt;2;COM.MICROSOFT.SWITCH([$'switches'.$A$1];1;2*[$'ba'.S20]*[$'bb'.S20]+[$'axi'.$A20];0;[.S20];2;0);[.S20])" office:value-type="float" office:value="0">
            <text:p>0</text:p>
          </table:table-cell>
          <table:table-cell table:style-name="ACE-8" table:formula="of:=IF([$'abs'.T20]&lt;2;COM.MICROSOFT.SWITCH([$'switches'.$A$1];1;2*[$'ba'.T20]*[$'bb'.T20]+[$'axi'.$A20];0;[.T20];2;0);[.T20])" office:value-type="float" office:value="0">
            <text:p>0</text:p>
          </table:table-cell>
          <table:table-cell table:style-name="ACE-8" table:formula="of:=IF([$'abs'.U20]&lt;2;COM.MICROSOFT.SWITCH([$'switches'.$A$1];1;2*[$'ba'.U20]*[$'bb'.U20]+[$'axi'.$A20];0;[.U20];2;0);[.U20])" office:value-type="float" office:value="0">
            <text:p>0</text:p>
          </table:table-cell>
          <table:table-cell table:style-name="ACE-8" table:formula="of:=IF([$'abs'.V20]&lt;2;COM.MICROSOFT.SWITCH([$'switches'.$A$1];1;2*[$'ba'.V20]*[$'bb'.V20]+[$'axi'.$A20];0;[.V20];2;0);[.V20])" office:value-type="float" office:value="0">
            <text:p>0</text:p>
          </table:table-cell>
          <table:table-cell table:style-name="ACE-8" table:formula="of:=IF([$'abs'.W20]&lt;2;COM.MICROSOFT.SWITCH([$'switches'.$A$1];1;2*[$'ba'.W20]*[$'bb'.W20]+[$'axi'.$A20];0;[.W20];2;0);[.W20])" office:value-type="float" office:value="0">
            <text:p>0</text:p>
          </table:table-cell>
          <table:table-cell table:style-name="ACE-8" table:formula="of:=IF([$'abs'.X20]&lt;2;COM.MICROSOFT.SWITCH([$'switches'.$A$1];1;2*[$'ba'.X20]*[$'bb'.X20]+[$'axi'.$A20];0;[.X20];2;0);[.X20])" office:value-type="float" office:value="0">
            <text:p>0</text:p>
          </table:table-cell>
          <table:table-cell table:style-name="ACE-8" table:formula="of:=IF([$'abs'.Y20]&lt;2;COM.MICROSOFT.SWITCH([$'switches'.$A$1];1;2*[$'ba'.Y20]*[$'bb'.Y20]+[$'axi'.$A20];0;[.Y20];2;0);[.Y20])" office:value-type="float" office:value="0">
            <text:p>0</text:p>
          </table:table-cell>
          <table:table-cell table:style-name="ACE-8" table:formula="of:=IF([$'abs'.Z20]&lt;2;COM.MICROSOFT.SWITCH([$'switches'.$A$1];1;2*[$'ba'.Z20]*[$'bb'.Z20]+[$'axi'.$A20];0;[.Z20];2;0);[.Z20])" office:value-type="float" office:value="0">
            <text:p>0</text:p>
          </table:table-cell>
          <table:table-cell table:style-name="ACE-8" table:formula="of:=IF([$'abs'.AA20]&lt;2;COM.MICROSOFT.SWITCH([$'switches'.$A$1];1;2*[$'ba'.AA20]*[$'bb'.AA20]+[$'axi'.$A20];0;[.AA20];2;0);[.AA20])" office:value-type="float" office:value="0">
            <text:p>0</text:p>
          </table:table-cell>
          <table:table-cell table:style-name="ACE-8" table:formula="of:=IF([$'abs'.AB20]&lt;2;COM.MICROSOFT.SWITCH([$'switches'.$A$1];1;2*[$'ba'.AB20]*[$'bb'.AB20]+[$'axi'.$A20];0;[.AB20];2;0);[.AB20])" office:value-type="float" office:value="0">
            <text:p>0</text:p>
          </table:table-cell>
          <table:table-cell table:style-name="ACE-8" table:formula="of:=IF([$'abs'.AC20]&lt;2;COM.MICROSOFT.SWITCH([$'switches'.$A$1];1;2*[$'ba'.AC20]*[$'bb'.AC20]+[$'axi'.$A20];0;[.AC20];2;0);[.AC20])" office:value-type="float" office:value="0">
            <text:p>0</text:p>
          </table:table-cell>
          <table:table-cell table:style-name="ACE-8" table:formula="of:=IF([$'abs'.AD20]&lt;2;COM.MICROSOFT.SWITCH([$'switches'.$A$1];1;2*[$'ba'.AD20]*[$'bb'.AD20]+[$'axi'.$A20];0;[.AD20];2;0);[.AD20])" office:value-type="float" office:value="0">
            <text:p>0</text:p>
          </table:table-cell>
          <table:table-cell table:style-name="ACE-8" table:formula="of:=IF([$'abs'.AE20]&lt;2;COM.MICROSOFT.SWITCH([$'switches'.$A$1];1;2*[$'ba'.AE20]*[$'bb'.AE20]+[$'axi'.$A20];0;[.AE20];2;0);[.AE20])" office:value-type="float" office:value="0">
            <text:p>0</text:p>
          </table:table-cell>
          <table:table-cell table:style-name="ACE-8" table:formula="of:=IF([$'abs'.AF20]&lt;2;COM.MICROSOFT.SWITCH([$'switches'.$A$1];1;2*[$'ba'.AF20]*[$'bb'.AF20]+[$'axi'.$A20];0;[.AF20];2;0);[.AF20])" office:value-type="float" office:value="0">
            <text:p>0</text:p>
          </table:table-cell>
          <table:table-cell table:style-name="ACE-8" table:formula="of:=IF([$'abs'.AG20]&lt;2;COM.MICROSOFT.SWITCH([$'switches'.$A$1];1;2*[$'ba'.AG20]*[$'bb'.AG20]+[$'axi'.$A20];0;[.AG20];2;0);[.AG20])" office:value-type="float" office:value="0">
            <text:p>0</text:p>
          </table:table-cell>
          <table:table-cell table:style-name="ACE-8" table:formula="of:=IF([$'abs'.AH20]&lt;2;COM.MICROSOFT.SWITCH([$'switches'.$A$1];1;2*[$'ba'.AH20]*[$'bb'.AH20]+[$'axi'.$A20];0;[.AH20];2;0);[.AH20])" office:value-type="float" office:value="0">
            <text:p>0</text:p>
          </table:table-cell>
          <table:table-cell table:style-name="ACE-8" table:formula="of:=IF([$'abs'.AI20]&lt;2;COM.MICROSOFT.SWITCH([$'switches'.$A$1];1;2*[$'ba'.AI20]*[$'bb'.AI20]+[$'axi'.$A20];0;[.AI20];2;0);[.AI20])" office:value-type="float" office:value="0">
            <text:p>0</text:p>
          </table:table-cell>
          <table:table-cell table:style-name="ACE-8" table:formula="of:=IF([$'abs'.AJ20]&lt;2;COM.MICROSOFT.SWITCH([$'switches'.$A$1];1;2*[$'ba'.AJ20]*[$'bb'.AJ20]+[$'axi'.$A20];0;[.AJ20];2;0);[.AJ20])" office:value-type="float" office:value="0">
            <text:p>0</text:p>
          </table:table-cell>
          <table:table-cell table:style-name="ACE-8" table:formula="of:=IF([$'abs'.AK20]&lt;2;COM.MICROSOFT.SWITCH([$'switches'.$A$1];1;2*[$'ba'.AK20]*[$'bb'.AK20]+[$'axi'.$A20];0;[.AK20];2;0);[.AK20])" office:value-type="float" office:value="0">
            <text:p>0</text:p>
          </table:table-cell>
          <table:table-cell table:style-name="ACE-8" table:formula="of:=IF([$'abs'.AL20]&lt;2;COM.MICROSOFT.SWITCH([$'switches'.$A$1];1;2*[$'ba'.AL20]*[$'bb'.AL20]+[$'axi'.$A20];0;[.AL20];2;0);[.AL20])" office:value-type="float" office:value="0">
            <text:p>0</text:p>
          </table:table-cell>
          <table:table-cell table:style-name="ACE-8" table:formula="of:=IF([$'abs'.AM20]&lt;2;COM.MICROSOFT.SWITCH([$'switches'.$A$1];1;2*[$'ba'.AM20]*[$'bb'.AM20]+[$'axi'.$A20];0;[.AM20];2;0);[.AM20])" office:value-type="float" office:value="0">
            <text:p>0</text:p>
          </table:table-cell>
          <table:table-cell table:style-name="ACE-8" table:formula="of:=IF([$'abs'.AN20]&lt;2;COM.MICROSOFT.SWITCH([$'switches'.$A$1];1;2*[$'ba'.AN20]*[$'bb'.AN20]+[$'axi'.$A20];0;[.AN20];2;0);[.AN20])" office:value-type="float" office:value="0">
            <text:p>0</text:p>
          </table:table-cell>
          <table:table-cell table:style-name="ACE-8" table:formula="of:=IF([$'abs'.AO20]&lt;2;COM.MICROSOFT.SWITCH([$'switches'.$A$1];1;2*[$'ba'.AO20]*[$'bb'.AO20]+[$'axi'.$A20];0;[.AO20];2;0);[.AO20])" office:value-type="float" office:value="0">
            <text:p>0</text:p>
          </table:table-cell>
          <table:table-cell table:style-name="ACE-8" table:formula="of:=IF([$'abs'.AP20]&lt;2;COM.MICROSOFT.SWITCH([$'switches'.$A$1];1;2*[$'ba'.AP20]*[$'bb'.AP20]+[$'axi'.$A20];0;[.AP20];2;0);[.AP20])" office:value-type="float" office:value="0">
            <text:p>0</text:p>
          </table:table-cell>
          <table:table-cell table:style-name="ACE-8" table:formula="of:=IF([$'abs'.AQ20]&lt;2;COM.MICROSOFT.SWITCH([$'switches'.$A$1];1;2*[$'ba'.AQ20]*[$'bb'.AQ20]+[$'axi'.$A20];0;[.AQ20];2;0);[.AQ20])" office:value-type="float" office:value="0">
            <text:p>0</text:p>
          </table:table-cell>
          <table:table-cell table:style-name="ACE-8" table:formula="of:=IF([$'abs'.AR20]&lt;2;COM.MICROSOFT.SWITCH([$'switches'.$A$1];1;2*[$'ba'.AR20]*[$'bb'.AR20]+[$'axi'.$A20];0;[.AR20];2;0);[.AR20])" office:value-type="float" office:value="0">
            <text:p>0</text:p>
          </table:table-cell>
          <table:table-cell table:style-name="ACE-8" table:formula="of:=IF([$'abs'.AS20]&lt;2;COM.MICROSOFT.SWITCH([$'switches'.$A$1];1;2*[$'ba'.AS20]*[$'bb'.AS20]+[$'axi'.$A20];0;[.AS20];2;0);[.AS20])" office:value-type="float" office:value="0">
            <text:p>0</text:p>
          </table:table-cell>
          <table:table-cell table:style-name="ACE-8" table:formula="of:=IF([$'abs'.AT20]&lt;2;COM.MICROSOFT.SWITCH([$'switches'.$A$1];1;2*[$'ba'.AT20]*[$'bb'.AT20]+[$'axi'.$A20];0;[.AT20];2;0);[.AT20])" office:value-type="float" office:value="0">
            <text:p>0</text:p>
          </table:table-cell>
          <table:table-cell table:style-name="ACE-8" table:formula="of:=IF([$'abs'.AU20]&lt;2;COM.MICROSOFT.SWITCH([$'switches'.$A$1];1;2*[$'ba'.AU20]*[$'bb'.AU20]+[$'axi'.$A20];0;[.AU20];2;0);[.AU20])" office:value-type="float" office:value="0">
            <text:p>0</text:p>
          </table:table-cell>
          <table:table-cell table:style-name="ACE-8" table:formula="of:=IF([$'abs'.AV20]&lt;2;COM.MICROSOFT.SWITCH([$'switches'.$A$1];1;2*[$'ba'.AV20]*[$'bb'.AV20]+[$'axi'.$A20];0;[.AV20];2;0);[.AV20])" office:value-type="float" office:value="0">
            <text:p>0</text:p>
          </table:table-cell>
          <table:table-cell table:style-name="ACE-8" table:formula="of:=IF([$'abs'.AW20]&lt;2;COM.MICROSOFT.SWITCH([$'switches'.$A$1];1;2*[$'ba'.AW20]*[$'bb'.AW20]+[$'axi'.$A20];0;[.AW20];2;0);[.AW20])" office:value-type="float" office:value="0">
            <text:p>0</text:p>
          </table:table-cell>
          <table:table-cell table:style-name="ACE-8" table:formula="of:=IF([$'abs'.AX20]&lt;2;COM.MICROSOFT.SWITCH([$'switches'.$A$1];1;2*[$'ba'.AX20]*[$'bb'.AX20]+[$'axi'.$A20];0;[.AX20];2;0);[.AX20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1]&lt;2;COM.MICROSOFT.SWITCH([$'switches'.$A$1];1;2*[$'ba'.B21]*[$'bb'.B21]+[$'axi'.$A21];0;[.B21];2;0);[.B21])" office:value-type="float" office:value="0">
            <text:p>0</text:p>
          </table:table-cell>
          <table:table-cell table:style-name="ACE-8" table:formula="of:=IF([$'abs'.C21]&lt;2;COM.MICROSOFT.SWITCH([$'switches'.$A$1];1;2*[$'ba'.C21]*[$'bb'.C21]+[$'axi'.$A21];0;[.C21];2;0);[.C21])" office:value-type="float" office:value="0">
            <text:p>0</text:p>
          </table:table-cell>
          <table:table-cell table:style-name="ACE-8" table:formula="of:=IF([$'abs'.D21]&lt;2;COM.MICROSOFT.SWITCH([$'switches'.$A$1];1;2*[$'ba'.D21]*[$'bb'.D21]+[$'axi'.$A21];0;[.D21];2;0);[.D21])" office:value-type="float" office:value="0">
            <text:p>0</text:p>
          </table:table-cell>
          <table:table-cell table:style-name="ACE-8" table:formula="of:=IF([$'abs'.E21]&lt;2;COM.MICROSOFT.SWITCH([$'switches'.$A$1];1;2*[$'ba'.E21]*[$'bb'.E21]+[$'axi'.$A21];0;[.E21];2;0);[.E21])" office:value-type="float" office:value="0">
            <text:p>0</text:p>
          </table:table-cell>
          <table:table-cell table:style-name="ACE-8" table:formula="of:=IF([$'abs'.F21]&lt;2;COM.MICROSOFT.SWITCH([$'switches'.$A$1];1;2*[$'ba'.F21]*[$'bb'.F21]+[$'axi'.$A21];0;[.F21];2;0);[.F21])" office:value-type="float" office:value="0">
            <text:p>0</text:p>
          </table:table-cell>
          <table:table-cell table:style-name="ACE-8" table:formula="of:=IF([$'abs'.G21]&lt;2;COM.MICROSOFT.SWITCH([$'switches'.$A$1];1;2*[$'ba'.G21]*[$'bb'.G21]+[$'axi'.$A21];0;[.G21];2;0);[.G21])" office:value-type="float" office:value="0">
            <text:p>0</text:p>
          </table:table-cell>
          <table:table-cell table:style-name="ACE-8" table:formula="of:=IF([$'abs'.H21]&lt;2;COM.MICROSOFT.SWITCH([$'switches'.$A$1];1;2*[$'ba'.H21]*[$'bb'.H21]+[$'axi'.$A21];0;[.H21];2;0);[.H21])" office:value-type="float" office:value="0">
            <text:p>0</text:p>
          </table:table-cell>
          <table:table-cell table:style-name="ACE-8" table:formula="of:=IF([$'abs'.I21]&lt;2;COM.MICROSOFT.SWITCH([$'switches'.$A$1];1;2*[$'ba'.I21]*[$'bb'.I21]+[$'axi'.$A21];0;[.I21];2;0);[.I21])" office:value-type="float" office:value="0">
            <text:p>0</text:p>
          </table:table-cell>
          <table:table-cell table:style-name="ACE-8" table:formula="of:=IF([$'abs'.J21]&lt;2;COM.MICROSOFT.SWITCH([$'switches'.$A$1];1;2*[$'ba'.J21]*[$'bb'.J21]+[$'axi'.$A21];0;[.J21];2;0);[.J21])" office:value-type="float" office:value="0">
            <text:p>0</text:p>
          </table:table-cell>
          <table:table-cell table:style-name="ACE-8" table:formula="of:=IF([$'abs'.K21]&lt;2;COM.MICROSOFT.SWITCH([$'switches'.$A$1];1;2*[$'ba'.K21]*[$'bb'.K21]+[$'axi'.$A21];0;[.K21];2;0);[.K21])" office:value-type="float" office:value="0">
            <text:p>0</text:p>
          </table:table-cell>
          <table:table-cell table:style-name="ACE-8" table:formula="of:=IF([$'abs'.L21]&lt;2;COM.MICROSOFT.SWITCH([$'switches'.$A$1];1;2*[$'ba'.L21]*[$'bb'.L21]+[$'axi'.$A21];0;[.L21];2;0);[.L21])" office:value-type="float" office:value="0">
            <text:p>0</text:p>
          </table:table-cell>
          <table:table-cell table:style-name="ACE-8" table:formula="of:=IF([$'abs'.M21]&lt;2;COM.MICROSOFT.SWITCH([$'switches'.$A$1];1;2*[$'ba'.M21]*[$'bb'.M21]+[$'axi'.$A21];0;[.M21];2;0);[.M21])" office:value-type="float" office:value="0">
            <text:p>0</text:p>
          </table:table-cell>
          <table:table-cell table:style-name="ACE-8" table:formula="of:=IF([$'abs'.N21]&lt;2;COM.MICROSOFT.SWITCH([$'switches'.$A$1];1;2*[$'ba'.N21]*[$'bb'.N21]+[$'axi'.$A21];0;[.N21];2;0);[.N21])" office:value-type="float" office:value="0">
            <text:p>0</text:p>
          </table:table-cell>
          <table:table-cell table:style-name="ACE-8" table:formula="of:=IF([$'abs'.O21]&lt;2;COM.MICROSOFT.SWITCH([$'switches'.$A$1];1;2*[$'ba'.O21]*[$'bb'.O21]+[$'axi'.$A21];0;[.O21];2;0);[.O21])" office:value-type="float" office:value="0">
            <text:p>0</text:p>
          </table:table-cell>
          <table:table-cell table:style-name="ACE-8" table:formula="of:=IF([$'abs'.P21]&lt;2;COM.MICROSOFT.SWITCH([$'switches'.$A$1];1;2*[$'ba'.P21]*[$'bb'.P21]+[$'axi'.$A21];0;[.P21];2;0);[.P21])" office:value-type="float" office:value="0">
            <text:p>0</text:p>
          </table:table-cell>
          <table:table-cell table:style-name="ACE-8" table:formula="of:=IF([$'abs'.Q21]&lt;2;COM.MICROSOFT.SWITCH([$'switches'.$A$1];1;2*[$'ba'.Q21]*[$'bb'.Q21]+[$'axi'.$A21];0;[.Q21];2;0);[.Q21])" office:value-type="float" office:value="0">
            <text:p>0</text:p>
          </table:table-cell>
          <table:table-cell table:style-name="ACE-8" table:formula="of:=IF([$'abs'.R21]&lt;2;COM.MICROSOFT.SWITCH([$'switches'.$A$1];1;2*[$'ba'.R21]*[$'bb'.R21]+[$'axi'.$A21];0;[.R21];2;0);[.R21])" office:value-type="float" office:value="0">
            <text:p>0</text:p>
          </table:table-cell>
          <table:table-cell table:style-name="ACE-8" table:formula="of:=IF([$'abs'.S21]&lt;2;COM.MICROSOFT.SWITCH([$'switches'.$A$1];1;2*[$'ba'.S21]*[$'bb'.S21]+[$'axi'.$A21];0;[.S21];2;0);[.S21])" office:value-type="float" office:value="0">
            <text:p>0</text:p>
          </table:table-cell>
          <table:table-cell table:style-name="ACE-8" table:formula="of:=IF([$'abs'.T21]&lt;2;COM.MICROSOFT.SWITCH([$'switches'.$A$1];1;2*[$'ba'.T21]*[$'bb'.T21]+[$'axi'.$A21];0;[.T21];2;0);[.T21])" office:value-type="float" office:value="0">
            <text:p>0</text:p>
          </table:table-cell>
          <table:table-cell table:style-name="ACE-8" table:formula="of:=IF([$'abs'.U21]&lt;2;COM.MICROSOFT.SWITCH([$'switches'.$A$1];1;2*[$'ba'.U21]*[$'bb'.U21]+[$'axi'.$A21];0;[.U21];2;0);[.U21])" office:value-type="float" office:value="0">
            <text:p>0</text:p>
          </table:table-cell>
          <table:table-cell table:style-name="ACE-8" table:formula="of:=IF([$'abs'.V21]&lt;2;COM.MICROSOFT.SWITCH([$'switches'.$A$1];1;2*[$'ba'.V21]*[$'bb'.V21]+[$'axi'.$A21];0;[.V21];2;0);[.V21])" office:value-type="float" office:value="0">
            <text:p>0</text:p>
          </table:table-cell>
          <table:table-cell table:style-name="ACE-8" table:formula="of:=IF([$'abs'.W21]&lt;2;COM.MICROSOFT.SWITCH([$'switches'.$A$1];1;2*[$'ba'.W21]*[$'bb'.W21]+[$'axi'.$A21];0;[.W21];2;0);[.W21])" office:value-type="float" office:value="0">
            <text:p>0</text:p>
          </table:table-cell>
          <table:table-cell table:style-name="ACE-8" table:formula="of:=IF([$'abs'.X21]&lt;2;COM.MICROSOFT.SWITCH([$'switches'.$A$1];1;2*[$'ba'.X21]*[$'bb'.X21]+[$'axi'.$A21];0;[.X21];2;0);[.X21])" office:value-type="float" office:value="0">
            <text:p>0</text:p>
          </table:table-cell>
          <table:table-cell table:style-name="ACE-8" table:formula="of:=IF([$'abs'.Y21]&lt;2;COM.MICROSOFT.SWITCH([$'switches'.$A$1];1;2*[$'ba'.Y21]*[$'bb'.Y21]+[$'axi'.$A21];0;[.Y21];2;0);[.Y21])" office:value-type="float" office:value="0">
            <text:p>0</text:p>
          </table:table-cell>
          <table:table-cell table:style-name="ACE-8" table:formula="of:=IF([$'abs'.Z21]&lt;2;COM.MICROSOFT.SWITCH([$'switches'.$A$1];1;2*[$'ba'.Z21]*[$'bb'.Z21]+[$'axi'.$A21];0;[.Z21];2;0);[.Z21])" office:value-type="float" office:value="0">
            <text:p>0</text:p>
          </table:table-cell>
          <table:table-cell table:style-name="ACE-8" table:formula="of:=IF([$'abs'.AA21]&lt;2;COM.MICROSOFT.SWITCH([$'switches'.$A$1];1;2*[$'ba'.AA21]*[$'bb'.AA21]+[$'axi'.$A21];0;[.AA21];2;0);[.AA21])" office:value-type="float" office:value="0">
            <text:p>0</text:p>
          </table:table-cell>
          <table:table-cell table:style-name="ACE-8" table:formula="of:=IF([$'abs'.AB21]&lt;2;COM.MICROSOFT.SWITCH([$'switches'.$A$1];1;2*[$'ba'.AB21]*[$'bb'.AB21]+[$'axi'.$A21];0;[.AB21];2;0);[.AB21])" office:value-type="float" office:value="0">
            <text:p>0</text:p>
          </table:table-cell>
          <table:table-cell table:style-name="ACE-8" table:formula="of:=IF([$'abs'.AC21]&lt;2;COM.MICROSOFT.SWITCH([$'switches'.$A$1];1;2*[$'ba'.AC21]*[$'bb'.AC21]+[$'axi'.$A21];0;[.AC21];2;0);[.AC21])" office:value-type="float" office:value="0">
            <text:p>0</text:p>
          </table:table-cell>
          <table:table-cell table:style-name="ACE-8" table:formula="of:=IF([$'abs'.AD21]&lt;2;COM.MICROSOFT.SWITCH([$'switches'.$A$1];1;2*[$'ba'.AD21]*[$'bb'.AD21]+[$'axi'.$A21];0;[.AD21];2;0);[.AD21])" office:value-type="float" office:value="0">
            <text:p>0</text:p>
          </table:table-cell>
          <table:table-cell table:style-name="ACE-8" table:formula="of:=IF([$'abs'.AE21]&lt;2;COM.MICROSOFT.SWITCH([$'switches'.$A$1];1;2*[$'ba'.AE21]*[$'bb'.AE21]+[$'axi'.$A21];0;[.AE21];2;0);[.AE21])" office:value-type="float" office:value="0">
            <text:p>0</text:p>
          </table:table-cell>
          <table:table-cell table:style-name="ACE-8" table:formula="of:=IF([$'abs'.AF21]&lt;2;COM.MICROSOFT.SWITCH([$'switches'.$A$1];1;2*[$'ba'.AF21]*[$'bb'.AF21]+[$'axi'.$A21];0;[.AF21];2;0);[.AF21])" office:value-type="float" office:value="0">
            <text:p>0</text:p>
          </table:table-cell>
          <table:table-cell table:style-name="ACE-8" table:formula="of:=IF([$'abs'.AG21]&lt;2;COM.MICROSOFT.SWITCH([$'switches'.$A$1];1;2*[$'ba'.AG21]*[$'bb'.AG21]+[$'axi'.$A21];0;[.AG21];2;0);[.AG21])" office:value-type="float" office:value="0">
            <text:p>0</text:p>
          </table:table-cell>
          <table:table-cell table:style-name="ACE-8" table:formula="of:=IF([$'abs'.AH21]&lt;2;COM.MICROSOFT.SWITCH([$'switches'.$A$1];1;2*[$'ba'.AH21]*[$'bb'.AH21]+[$'axi'.$A21];0;[.AH21];2;0);[.AH21])" office:value-type="float" office:value="0">
            <text:p>0</text:p>
          </table:table-cell>
          <table:table-cell table:style-name="ACE-8" table:formula="of:=IF([$'abs'.AI21]&lt;2;COM.MICROSOFT.SWITCH([$'switches'.$A$1];1;2*[$'ba'.AI21]*[$'bb'.AI21]+[$'axi'.$A21];0;[.AI21];2;0);[.AI21])" office:value-type="float" office:value="0">
            <text:p>0</text:p>
          </table:table-cell>
          <table:table-cell table:style-name="ACE-8" table:formula="of:=IF([$'abs'.AJ21]&lt;2;COM.MICROSOFT.SWITCH([$'switches'.$A$1];1;2*[$'ba'.AJ21]*[$'bb'.AJ21]+[$'axi'.$A21];0;[.AJ21];2;0);[.AJ21])" office:value-type="float" office:value="0">
            <text:p>0</text:p>
          </table:table-cell>
          <table:table-cell table:style-name="ACE-8" table:formula="of:=IF([$'abs'.AK21]&lt;2;COM.MICROSOFT.SWITCH([$'switches'.$A$1];1;2*[$'ba'.AK21]*[$'bb'.AK21]+[$'axi'.$A21];0;[.AK21];2;0);[.AK21])" office:value-type="float" office:value="0">
            <text:p>0</text:p>
          </table:table-cell>
          <table:table-cell table:style-name="ACE-8" table:formula="of:=IF([$'abs'.AL21]&lt;2;COM.MICROSOFT.SWITCH([$'switches'.$A$1];1;2*[$'ba'.AL21]*[$'bb'.AL21]+[$'axi'.$A21];0;[.AL21];2;0);[.AL21])" office:value-type="float" office:value="0">
            <text:p>0</text:p>
          </table:table-cell>
          <table:table-cell table:style-name="ACE-8" table:formula="of:=IF([$'abs'.AM21]&lt;2;COM.MICROSOFT.SWITCH([$'switches'.$A$1];1;2*[$'ba'.AM21]*[$'bb'.AM21]+[$'axi'.$A21];0;[.AM21];2;0);[.AM21])" office:value-type="float" office:value="0">
            <text:p>0</text:p>
          </table:table-cell>
          <table:table-cell table:style-name="ACE-8" table:formula="of:=IF([$'abs'.AN21]&lt;2;COM.MICROSOFT.SWITCH([$'switches'.$A$1];1;2*[$'ba'.AN21]*[$'bb'.AN21]+[$'axi'.$A21];0;[.AN21];2;0);[.AN21])" office:value-type="float" office:value="0">
            <text:p>0</text:p>
          </table:table-cell>
          <table:table-cell table:style-name="ACE-8" table:formula="of:=IF([$'abs'.AO21]&lt;2;COM.MICROSOFT.SWITCH([$'switches'.$A$1];1;2*[$'ba'.AO21]*[$'bb'.AO21]+[$'axi'.$A21];0;[.AO21];2;0);[.AO21])" office:value-type="float" office:value="0">
            <text:p>0</text:p>
          </table:table-cell>
          <table:table-cell table:style-name="ACE-8" table:formula="of:=IF([$'abs'.AP21]&lt;2;COM.MICROSOFT.SWITCH([$'switches'.$A$1];1;2*[$'ba'.AP21]*[$'bb'.AP21]+[$'axi'.$A21];0;[.AP21];2;0);[.AP21])" office:value-type="float" office:value="0">
            <text:p>0</text:p>
          </table:table-cell>
          <table:table-cell table:style-name="ACE-8" table:formula="of:=IF([$'abs'.AQ21]&lt;2;COM.MICROSOFT.SWITCH([$'switches'.$A$1];1;2*[$'ba'.AQ21]*[$'bb'.AQ21]+[$'axi'.$A21];0;[.AQ21];2;0);[.AQ21])" office:value-type="float" office:value="0">
            <text:p>0</text:p>
          </table:table-cell>
          <table:table-cell table:style-name="ACE-8" table:formula="of:=IF([$'abs'.AR21]&lt;2;COM.MICROSOFT.SWITCH([$'switches'.$A$1];1;2*[$'ba'.AR21]*[$'bb'.AR21]+[$'axi'.$A21];0;[.AR21];2;0);[.AR21])" office:value-type="float" office:value="0">
            <text:p>0</text:p>
          </table:table-cell>
          <table:table-cell table:style-name="ACE-8" table:formula="of:=IF([$'abs'.AS21]&lt;2;COM.MICROSOFT.SWITCH([$'switches'.$A$1];1;2*[$'ba'.AS21]*[$'bb'.AS21]+[$'axi'.$A21];0;[.AS21];2;0);[.AS21])" office:value-type="float" office:value="0">
            <text:p>0</text:p>
          </table:table-cell>
          <table:table-cell table:style-name="ACE-8" table:formula="of:=IF([$'abs'.AT21]&lt;2;COM.MICROSOFT.SWITCH([$'switches'.$A$1];1;2*[$'ba'.AT21]*[$'bb'.AT21]+[$'axi'.$A21];0;[.AT21];2;0);[.AT21])" office:value-type="float" office:value="0">
            <text:p>0</text:p>
          </table:table-cell>
          <table:table-cell table:style-name="ACE-8" table:formula="of:=IF([$'abs'.AU21]&lt;2;COM.MICROSOFT.SWITCH([$'switches'.$A$1];1;2*[$'ba'.AU21]*[$'bb'.AU21]+[$'axi'.$A21];0;[.AU21];2;0);[.AU21])" office:value-type="float" office:value="0">
            <text:p>0</text:p>
          </table:table-cell>
          <table:table-cell table:style-name="ACE-8" table:formula="of:=IF([$'abs'.AV21]&lt;2;COM.MICROSOFT.SWITCH([$'switches'.$A$1];1;2*[$'ba'.AV21]*[$'bb'.AV21]+[$'axi'.$A21];0;[.AV21];2;0);[.AV21])" office:value-type="float" office:value="0">
            <text:p>0</text:p>
          </table:table-cell>
          <table:table-cell table:style-name="ACE-8" table:formula="of:=IF([$'abs'.AW21]&lt;2;COM.MICROSOFT.SWITCH([$'switches'.$A$1];1;2*[$'ba'.AW21]*[$'bb'.AW21]+[$'axi'.$A21];0;[.AW21];2;0);[.AW21])" office:value-type="float" office:value="0">
            <text:p>0</text:p>
          </table:table-cell>
          <table:table-cell table:style-name="ACE-8" table:formula="of:=IF([$'abs'.AX21]&lt;2;COM.MICROSOFT.SWITCH([$'switches'.$A$1];1;2*[$'ba'.AX21]*[$'bb'.AX21]+[$'axi'.$A21];0;[.AX21];2;0);[.AX21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2]&lt;2;COM.MICROSOFT.SWITCH([$'switches'.$A$1];1;2*[$'ba'.B22]*[$'bb'.B22]+[$'axi'.$A22];0;[.B22];2;0);[.B22])" office:value-type="float" office:value="0">
            <text:p>0</text:p>
          </table:table-cell>
          <table:table-cell table:style-name="ACE-8" table:formula="of:=IF([$'abs'.C22]&lt;2;COM.MICROSOFT.SWITCH([$'switches'.$A$1];1;2*[$'ba'.C22]*[$'bb'.C22]+[$'axi'.$A22];0;[.C22];2;0);[.C22])" office:value-type="float" office:value="0">
            <text:p>0</text:p>
          </table:table-cell>
          <table:table-cell table:style-name="ACE-8" table:formula="of:=IF([$'abs'.D22]&lt;2;COM.MICROSOFT.SWITCH([$'switches'.$A$1];1;2*[$'ba'.D22]*[$'bb'.D22]+[$'axi'.$A22];0;[.D22];2;0);[.D22])" office:value-type="float" office:value="0">
            <text:p>0</text:p>
          </table:table-cell>
          <table:table-cell table:style-name="ACE-8" table:formula="of:=IF([$'abs'.E22]&lt;2;COM.MICROSOFT.SWITCH([$'switches'.$A$1];1;2*[$'ba'.E22]*[$'bb'.E22]+[$'axi'.$A22];0;[.E22];2;0);[.E22])" office:value-type="float" office:value="0">
            <text:p>0</text:p>
          </table:table-cell>
          <table:table-cell table:style-name="ACE-8" table:formula="of:=IF([$'abs'.F22]&lt;2;COM.MICROSOFT.SWITCH([$'switches'.$A$1];1;2*[$'ba'.F22]*[$'bb'.F22]+[$'axi'.$A22];0;[.F22];2;0);[.F22])" office:value-type="float" office:value="0">
            <text:p>0</text:p>
          </table:table-cell>
          <table:table-cell table:style-name="ACE-8" table:formula="of:=IF([$'abs'.G22]&lt;2;COM.MICROSOFT.SWITCH([$'switches'.$A$1];1;2*[$'ba'.G22]*[$'bb'.G22]+[$'axi'.$A22];0;[.G22];2;0);[.G22])" office:value-type="float" office:value="0">
            <text:p>0</text:p>
          </table:table-cell>
          <table:table-cell table:style-name="ACE-8" table:formula="of:=IF([$'abs'.H22]&lt;2;COM.MICROSOFT.SWITCH([$'switches'.$A$1];1;2*[$'ba'.H22]*[$'bb'.H22]+[$'axi'.$A22];0;[.H22];2;0);[.H22])" office:value-type="float" office:value="0">
            <text:p>0</text:p>
          </table:table-cell>
          <table:table-cell table:style-name="ACE-8" table:formula="of:=IF([$'abs'.I22]&lt;2;COM.MICROSOFT.SWITCH([$'switches'.$A$1];1;2*[$'ba'.I22]*[$'bb'.I22]+[$'axi'.$A22];0;[.I22];2;0);[.I22])" office:value-type="float" office:value="0">
            <text:p>0</text:p>
          </table:table-cell>
          <table:table-cell table:style-name="ACE-8" table:formula="of:=IF([$'abs'.J22]&lt;2;COM.MICROSOFT.SWITCH([$'switches'.$A$1];1;2*[$'ba'.J22]*[$'bb'.J22]+[$'axi'.$A22];0;[.J22];2;0);[.J22])" office:value-type="float" office:value="0">
            <text:p>0</text:p>
          </table:table-cell>
          <table:table-cell table:style-name="ACE-8" table:formula="of:=IF([$'abs'.K22]&lt;2;COM.MICROSOFT.SWITCH([$'switches'.$A$1];1;2*[$'ba'.K22]*[$'bb'.K22]+[$'axi'.$A22];0;[.K22];2;0);[.K22])" office:value-type="float" office:value="0">
            <text:p>0</text:p>
          </table:table-cell>
          <table:table-cell table:style-name="ACE-8" table:formula="of:=IF([$'abs'.L22]&lt;2;COM.MICROSOFT.SWITCH([$'switches'.$A$1];1;2*[$'ba'.L22]*[$'bb'.L22]+[$'axi'.$A22];0;[.L22];2;0);[.L22])" office:value-type="float" office:value="0">
            <text:p>0</text:p>
          </table:table-cell>
          <table:table-cell table:style-name="ACE-8" table:formula="of:=IF([$'abs'.M22]&lt;2;COM.MICROSOFT.SWITCH([$'switches'.$A$1];1;2*[$'ba'.M22]*[$'bb'.M22]+[$'axi'.$A22];0;[.M22];2;0);[.M22])" office:value-type="float" office:value="0">
            <text:p>0</text:p>
          </table:table-cell>
          <table:table-cell table:style-name="ACE-8" table:formula="of:=IF([$'abs'.N22]&lt;2;COM.MICROSOFT.SWITCH([$'switches'.$A$1];1;2*[$'ba'.N22]*[$'bb'.N22]+[$'axi'.$A22];0;[.N22];2;0);[.N22])" office:value-type="float" office:value="0">
            <text:p>0</text:p>
          </table:table-cell>
          <table:table-cell table:style-name="ACE-8" table:formula="of:=IF([$'abs'.O22]&lt;2;COM.MICROSOFT.SWITCH([$'switches'.$A$1];1;2*[$'ba'.O22]*[$'bb'.O22]+[$'axi'.$A22];0;[.O22];2;0);[.O22])" office:value-type="float" office:value="0">
            <text:p>0</text:p>
          </table:table-cell>
          <table:table-cell table:style-name="ACE-8" table:formula="of:=IF([$'abs'.P22]&lt;2;COM.MICROSOFT.SWITCH([$'switches'.$A$1];1;2*[$'ba'.P22]*[$'bb'.P22]+[$'axi'.$A22];0;[.P22];2;0);[.P22])" office:value-type="float" office:value="0">
            <text:p>0</text:p>
          </table:table-cell>
          <table:table-cell table:style-name="ACE-8" table:formula="of:=IF([$'abs'.Q22]&lt;2;COM.MICROSOFT.SWITCH([$'switches'.$A$1];1;2*[$'ba'.Q22]*[$'bb'.Q22]+[$'axi'.$A22];0;[.Q22];2;0);[.Q22])" office:value-type="float" office:value="0">
            <text:p>0</text:p>
          </table:table-cell>
          <table:table-cell table:style-name="ACE-8" table:formula="of:=IF([$'abs'.R22]&lt;2;COM.MICROSOFT.SWITCH([$'switches'.$A$1];1;2*[$'ba'.R22]*[$'bb'.R22]+[$'axi'.$A22];0;[.R22];2;0);[.R22])" office:value-type="float" office:value="0">
            <text:p>0</text:p>
          </table:table-cell>
          <table:table-cell table:style-name="ACE-8" table:formula="of:=IF([$'abs'.S22]&lt;2;COM.MICROSOFT.SWITCH([$'switches'.$A$1];1;2*[$'ba'.S22]*[$'bb'.S22]+[$'axi'.$A22];0;[.S22];2;0);[.S22])" office:value-type="float" office:value="0">
            <text:p>0</text:p>
          </table:table-cell>
          <table:table-cell table:style-name="ACE-8" table:formula="of:=IF([$'abs'.T22]&lt;2;COM.MICROSOFT.SWITCH([$'switches'.$A$1];1;2*[$'ba'.T22]*[$'bb'.T22]+[$'axi'.$A22];0;[.T22];2;0);[.T22])" office:value-type="float" office:value="0">
            <text:p>0</text:p>
          </table:table-cell>
          <table:table-cell table:style-name="ACE-8" table:formula="of:=IF([$'abs'.U22]&lt;2;COM.MICROSOFT.SWITCH([$'switches'.$A$1];1;2*[$'ba'.U22]*[$'bb'.U22]+[$'axi'.$A22];0;[.U22];2;0);[.U22])" office:value-type="float" office:value="0">
            <text:p>0</text:p>
          </table:table-cell>
          <table:table-cell table:style-name="ACE-8" table:formula="of:=IF([$'abs'.V22]&lt;2;COM.MICROSOFT.SWITCH([$'switches'.$A$1];1;2*[$'ba'.V22]*[$'bb'.V22]+[$'axi'.$A22];0;[.V22];2;0);[.V22])" office:value-type="float" office:value="0">
            <text:p>0</text:p>
          </table:table-cell>
          <table:table-cell table:style-name="ACE-8" table:formula="of:=IF([$'abs'.W22]&lt;2;COM.MICROSOFT.SWITCH([$'switches'.$A$1];1;2*[$'ba'.W22]*[$'bb'.W22]+[$'axi'.$A22];0;[.W22];2;0);[.W22])" office:value-type="float" office:value="0">
            <text:p>0</text:p>
          </table:table-cell>
          <table:table-cell table:style-name="ACE-8" table:formula="of:=IF([$'abs'.X22]&lt;2;COM.MICROSOFT.SWITCH([$'switches'.$A$1];1;2*[$'ba'.X22]*[$'bb'.X22]+[$'axi'.$A22];0;[.X22];2;0);[.X22])" office:value-type="float" office:value="0">
            <text:p>0</text:p>
          </table:table-cell>
          <table:table-cell table:style-name="ACE-8" table:formula="of:=IF([$'abs'.Y22]&lt;2;COM.MICROSOFT.SWITCH([$'switches'.$A$1];1;2*[$'ba'.Y22]*[$'bb'.Y22]+[$'axi'.$A22];0;[.Y22];2;0);[.Y22])" office:value-type="float" office:value="0">
            <text:p>0</text:p>
          </table:table-cell>
          <table:table-cell table:style-name="ACE-8" table:formula="of:=IF([$'abs'.Z22]&lt;2;COM.MICROSOFT.SWITCH([$'switches'.$A$1];1;2*[$'ba'.Z22]*[$'bb'.Z22]+[$'axi'.$A22];0;[.Z22];2;0);[.Z22])" office:value-type="float" office:value="0">
            <text:p>0</text:p>
          </table:table-cell>
          <table:table-cell table:style-name="ACE-8" table:formula="of:=IF([$'abs'.AA22]&lt;2;COM.MICROSOFT.SWITCH([$'switches'.$A$1];1;2*[$'ba'.AA22]*[$'bb'.AA22]+[$'axi'.$A22];0;[.AA22];2;0);[.AA22])" office:value-type="float" office:value="0">
            <text:p>0</text:p>
          </table:table-cell>
          <table:table-cell table:style-name="ACE-8" table:formula="of:=IF([$'abs'.AB22]&lt;2;COM.MICROSOFT.SWITCH([$'switches'.$A$1];1;2*[$'ba'.AB22]*[$'bb'.AB22]+[$'axi'.$A22];0;[.AB22];2;0);[.AB22])" office:value-type="float" office:value="0">
            <text:p>0</text:p>
          </table:table-cell>
          <table:table-cell table:style-name="ACE-8" table:formula="of:=IF([$'abs'.AC22]&lt;2;COM.MICROSOFT.SWITCH([$'switches'.$A$1];1;2*[$'ba'.AC22]*[$'bb'.AC22]+[$'axi'.$A22];0;[.AC22];2;0);[.AC22])" office:value-type="float" office:value="0">
            <text:p>0</text:p>
          </table:table-cell>
          <table:table-cell table:style-name="ACE-8" table:formula="of:=IF([$'abs'.AD22]&lt;2;COM.MICROSOFT.SWITCH([$'switches'.$A$1];1;2*[$'ba'.AD22]*[$'bb'.AD22]+[$'axi'.$A22];0;[.AD22];2;0);[.AD22])" office:value-type="float" office:value="0">
            <text:p>0</text:p>
          </table:table-cell>
          <table:table-cell table:style-name="ACE-8" table:formula="of:=IF([$'abs'.AE22]&lt;2;COM.MICROSOFT.SWITCH([$'switches'.$A$1];1;2*[$'ba'.AE22]*[$'bb'.AE22]+[$'axi'.$A22];0;[.AE22];2;0);[.AE22])" office:value-type="float" office:value="0">
            <text:p>0</text:p>
          </table:table-cell>
          <table:table-cell table:style-name="ACE-8" table:formula="of:=IF([$'abs'.AF22]&lt;2;COM.MICROSOFT.SWITCH([$'switches'.$A$1];1;2*[$'ba'.AF22]*[$'bb'.AF22]+[$'axi'.$A22];0;[.AF22];2;0);[.AF22])" office:value-type="float" office:value="0">
            <text:p>0</text:p>
          </table:table-cell>
          <table:table-cell table:style-name="ACE-8" table:formula="of:=IF([$'abs'.AG22]&lt;2;COM.MICROSOFT.SWITCH([$'switches'.$A$1];1;2*[$'ba'.AG22]*[$'bb'.AG22]+[$'axi'.$A22];0;[.AG22];2;0);[.AG22])" office:value-type="float" office:value="0">
            <text:p>0</text:p>
          </table:table-cell>
          <table:table-cell table:style-name="ACE-8" table:formula="of:=IF([$'abs'.AH22]&lt;2;COM.MICROSOFT.SWITCH([$'switches'.$A$1];1;2*[$'ba'.AH22]*[$'bb'.AH22]+[$'axi'.$A22];0;[.AH22];2;0);[.AH22])" office:value-type="float" office:value="0">
            <text:p>0</text:p>
          </table:table-cell>
          <table:table-cell table:style-name="ACE-8" table:formula="of:=IF([$'abs'.AI22]&lt;2;COM.MICROSOFT.SWITCH([$'switches'.$A$1];1;2*[$'ba'.AI22]*[$'bb'.AI22]+[$'axi'.$A22];0;[.AI22];2;0);[.AI22])" office:value-type="float" office:value="0">
            <text:p>0</text:p>
          </table:table-cell>
          <table:table-cell table:style-name="ACE-8" table:formula="of:=IF([$'abs'.AJ22]&lt;2;COM.MICROSOFT.SWITCH([$'switches'.$A$1];1;2*[$'ba'.AJ22]*[$'bb'.AJ22]+[$'axi'.$A22];0;[.AJ22];2;0);[.AJ22])" office:value-type="float" office:value="0">
            <text:p>0</text:p>
          </table:table-cell>
          <table:table-cell table:style-name="ACE-8" table:formula="of:=IF([$'abs'.AK22]&lt;2;COM.MICROSOFT.SWITCH([$'switches'.$A$1];1;2*[$'ba'.AK22]*[$'bb'.AK22]+[$'axi'.$A22];0;[.AK22];2;0);[.AK22])" office:value-type="float" office:value="0">
            <text:p>0</text:p>
          </table:table-cell>
          <table:table-cell table:style-name="ACE-8" table:formula="of:=IF([$'abs'.AL22]&lt;2;COM.MICROSOFT.SWITCH([$'switches'.$A$1];1;2*[$'ba'.AL22]*[$'bb'.AL22]+[$'axi'.$A22];0;[.AL22];2;0);[.AL22])" office:value-type="float" office:value="0">
            <text:p>0</text:p>
          </table:table-cell>
          <table:table-cell table:style-name="ACE-8" table:formula="of:=IF([$'abs'.AM22]&lt;2;COM.MICROSOFT.SWITCH([$'switches'.$A$1];1;2*[$'ba'.AM22]*[$'bb'.AM22]+[$'axi'.$A22];0;[.AM22];2;0);[.AM22])" office:value-type="float" office:value="0">
            <text:p>0</text:p>
          </table:table-cell>
          <table:table-cell table:style-name="ACE-8" table:formula="of:=IF([$'abs'.AN22]&lt;2;COM.MICROSOFT.SWITCH([$'switches'.$A$1];1;2*[$'ba'.AN22]*[$'bb'.AN22]+[$'axi'.$A22];0;[.AN22];2;0);[.AN22])" office:value-type="float" office:value="0">
            <text:p>0</text:p>
          </table:table-cell>
          <table:table-cell table:style-name="ACE-8" table:formula="of:=IF([$'abs'.AO22]&lt;2;COM.MICROSOFT.SWITCH([$'switches'.$A$1];1;2*[$'ba'.AO22]*[$'bb'.AO22]+[$'axi'.$A22];0;[.AO22];2;0);[.AO22])" office:value-type="float" office:value="0">
            <text:p>0</text:p>
          </table:table-cell>
          <table:table-cell table:style-name="ACE-8" table:formula="of:=IF([$'abs'.AP22]&lt;2;COM.MICROSOFT.SWITCH([$'switches'.$A$1];1;2*[$'ba'.AP22]*[$'bb'.AP22]+[$'axi'.$A22];0;[.AP22];2;0);[.AP22])" office:value-type="float" office:value="0">
            <text:p>0</text:p>
          </table:table-cell>
          <table:table-cell table:style-name="ACE-8" table:formula="of:=IF([$'abs'.AQ22]&lt;2;COM.MICROSOFT.SWITCH([$'switches'.$A$1];1;2*[$'ba'.AQ22]*[$'bb'.AQ22]+[$'axi'.$A22];0;[.AQ22];2;0);[.AQ22])" office:value-type="float" office:value="0">
            <text:p>0</text:p>
          </table:table-cell>
          <table:table-cell table:style-name="ACE-8" table:formula="of:=IF([$'abs'.AR22]&lt;2;COM.MICROSOFT.SWITCH([$'switches'.$A$1];1;2*[$'ba'.AR22]*[$'bb'.AR22]+[$'axi'.$A22];0;[.AR22];2;0);[.AR22])" office:value-type="float" office:value="0">
            <text:p>0</text:p>
          </table:table-cell>
          <table:table-cell table:style-name="ACE-8" table:formula="of:=IF([$'abs'.AS22]&lt;2;COM.MICROSOFT.SWITCH([$'switches'.$A$1];1;2*[$'ba'.AS22]*[$'bb'.AS22]+[$'axi'.$A22];0;[.AS22];2;0);[.AS22])" office:value-type="float" office:value="0">
            <text:p>0</text:p>
          </table:table-cell>
          <table:table-cell table:style-name="ACE-8" table:formula="of:=IF([$'abs'.AT22]&lt;2;COM.MICROSOFT.SWITCH([$'switches'.$A$1];1;2*[$'ba'.AT22]*[$'bb'.AT22]+[$'axi'.$A22];0;[.AT22];2;0);[.AT22])" office:value-type="float" office:value="0">
            <text:p>0</text:p>
          </table:table-cell>
          <table:table-cell table:style-name="ACE-8" table:formula="of:=IF([$'abs'.AU22]&lt;2;COM.MICROSOFT.SWITCH([$'switches'.$A$1];1;2*[$'ba'.AU22]*[$'bb'.AU22]+[$'axi'.$A22];0;[.AU22];2;0);[.AU22])" office:value-type="float" office:value="0">
            <text:p>0</text:p>
          </table:table-cell>
          <table:table-cell table:style-name="ACE-8" table:formula="of:=IF([$'abs'.AV22]&lt;2;COM.MICROSOFT.SWITCH([$'switches'.$A$1];1;2*[$'ba'.AV22]*[$'bb'.AV22]+[$'axi'.$A22];0;[.AV22];2;0);[.AV22])" office:value-type="float" office:value="0">
            <text:p>0</text:p>
          </table:table-cell>
          <table:table-cell table:style-name="ACE-8" table:formula="of:=IF([$'abs'.AW22]&lt;2;COM.MICROSOFT.SWITCH([$'switches'.$A$1];1;2*[$'ba'.AW22]*[$'bb'.AW22]+[$'axi'.$A22];0;[.AW22];2;0);[.AW22])" office:value-type="float" office:value="0">
            <text:p>0</text:p>
          </table:table-cell>
          <table:table-cell table:style-name="ACE-8" table:formula="of:=IF([$'abs'.AX22]&lt;2;COM.MICROSOFT.SWITCH([$'switches'.$A$1];1;2*[$'ba'.AX22]*[$'bb'.AX22]+[$'axi'.$A22];0;[.AX22];2;0);[.AX22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3]&lt;2;COM.MICROSOFT.SWITCH([$'switches'.$A$1];1;2*[$'ba'.B23]*[$'bb'.B23]+[$'axi'.$A23];0;[.B23];2;0);[.B23])" office:value-type="float" office:value="0">
            <text:p>0</text:p>
          </table:table-cell>
          <table:table-cell table:style-name="ACE-8" table:formula="of:=IF([$'abs'.C23]&lt;2;COM.MICROSOFT.SWITCH([$'switches'.$A$1];1;2*[$'ba'.C23]*[$'bb'.C23]+[$'axi'.$A23];0;[.C23];2;0);[.C23])" office:value-type="float" office:value="0">
            <text:p>0</text:p>
          </table:table-cell>
          <table:table-cell table:style-name="ACE-8" table:formula="of:=IF([$'abs'.D23]&lt;2;COM.MICROSOFT.SWITCH([$'switches'.$A$1];1;2*[$'ba'.D23]*[$'bb'.D23]+[$'axi'.$A23];0;[.D23];2;0);[.D23])" office:value-type="float" office:value="0">
            <text:p>0</text:p>
          </table:table-cell>
          <table:table-cell table:style-name="ACE-8" table:formula="of:=IF([$'abs'.E23]&lt;2;COM.MICROSOFT.SWITCH([$'switches'.$A$1];1;2*[$'ba'.E23]*[$'bb'.E23]+[$'axi'.$A23];0;[.E23];2;0);[.E23])" office:value-type="float" office:value="0">
            <text:p>0</text:p>
          </table:table-cell>
          <table:table-cell table:style-name="ACE-8" table:formula="of:=IF([$'abs'.F23]&lt;2;COM.MICROSOFT.SWITCH([$'switches'.$A$1];1;2*[$'ba'.F23]*[$'bb'.F23]+[$'axi'.$A23];0;[.F23];2;0);[.F23])" office:value-type="float" office:value="0">
            <text:p>0</text:p>
          </table:table-cell>
          <table:table-cell table:style-name="ACE-8" table:formula="of:=IF([$'abs'.G23]&lt;2;COM.MICROSOFT.SWITCH([$'switches'.$A$1];1;2*[$'ba'.G23]*[$'bb'.G23]+[$'axi'.$A23];0;[.G23];2;0);[.G23])" office:value-type="float" office:value="0">
            <text:p>0</text:p>
          </table:table-cell>
          <table:table-cell table:style-name="ACE-8" table:formula="of:=IF([$'abs'.H23]&lt;2;COM.MICROSOFT.SWITCH([$'switches'.$A$1];1;2*[$'ba'.H23]*[$'bb'.H23]+[$'axi'.$A23];0;[.H23];2;0);[.H23])" office:value-type="float" office:value="0">
            <text:p>0</text:p>
          </table:table-cell>
          <table:table-cell table:style-name="ACE-8" table:formula="of:=IF([$'abs'.I23]&lt;2;COM.MICROSOFT.SWITCH([$'switches'.$A$1];1;2*[$'ba'.I23]*[$'bb'.I23]+[$'axi'.$A23];0;[.I23];2;0);[.I23])" office:value-type="float" office:value="0">
            <text:p>0</text:p>
          </table:table-cell>
          <table:table-cell table:style-name="ACE-8" table:formula="of:=IF([$'abs'.J23]&lt;2;COM.MICROSOFT.SWITCH([$'switches'.$A$1];1;2*[$'ba'.J23]*[$'bb'.J23]+[$'axi'.$A23];0;[.J23];2;0);[.J23])" office:value-type="float" office:value="0">
            <text:p>0</text:p>
          </table:table-cell>
          <table:table-cell table:style-name="ACE-8" table:formula="of:=IF([$'abs'.K23]&lt;2;COM.MICROSOFT.SWITCH([$'switches'.$A$1];1;2*[$'ba'.K23]*[$'bb'.K23]+[$'axi'.$A23];0;[.K23];2;0);[.K23])" office:value-type="float" office:value="0">
            <text:p>0</text:p>
          </table:table-cell>
          <table:table-cell table:style-name="ACE-8" table:formula="of:=IF([$'abs'.L23]&lt;2;COM.MICROSOFT.SWITCH([$'switches'.$A$1];1;2*[$'ba'.L23]*[$'bb'.L23]+[$'axi'.$A23];0;[.L23];2;0);[.L23])" office:value-type="float" office:value="0">
            <text:p>0</text:p>
          </table:table-cell>
          <table:table-cell table:style-name="ACE-8" table:formula="of:=IF([$'abs'.M23]&lt;2;COM.MICROSOFT.SWITCH([$'switches'.$A$1];1;2*[$'ba'.M23]*[$'bb'.M23]+[$'axi'.$A23];0;[.M23];2;0);[.M23])" office:value-type="float" office:value="0">
            <text:p>0</text:p>
          </table:table-cell>
          <table:table-cell table:style-name="ACE-8" table:formula="of:=IF([$'abs'.N23]&lt;2;COM.MICROSOFT.SWITCH([$'switches'.$A$1];1;2*[$'ba'.N23]*[$'bb'.N23]+[$'axi'.$A23];0;[.N23];2;0);[.N23])" office:value-type="float" office:value="0">
            <text:p>0</text:p>
          </table:table-cell>
          <table:table-cell table:style-name="ACE-8" table:formula="of:=IF([$'abs'.O23]&lt;2;COM.MICROSOFT.SWITCH([$'switches'.$A$1];1;2*[$'ba'.O23]*[$'bb'.O23]+[$'axi'.$A23];0;[.O23];2;0);[.O23])" office:value-type="float" office:value="0">
            <text:p>0</text:p>
          </table:table-cell>
          <table:table-cell table:style-name="ACE-8" table:formula="of:=IF([$'abs'.P23]&lt;2;COM.MICROSOFT.SWITCH([$'switches'.$A$1];1;2*[$'ba'.P23]*[$'bb'.P23]+[$'axi'.$A23];0;[.P23];2;0);[.P23])" office:value-type="float" office:value="0">
            <text:p>0</text:p>
          </table:table-cell>
          <table:table-cell table:style-name="ACE-8" table:formula="of:=IF([$'abs'.Q23]&lt;2;COM.MICROSOFT.SWITCH([$'switches'.$A$1];1;2*[$'ba'.Q23]*[$'bb'.Q23]+[$'axi'.$A23];0;[.Q23];2;0);[.Q23])" office:value-type="float" office:value="0">
            <text:p>0</text:p>
          </table:table-cell>
          <table:table-cell table:style-name="ACE-8" table:formula="of:=IF([$'abs'.R23]&lt;2;COM.MICROSOFT.SWITCH([$'switches'.$A$1];1;2*[$'ba'.R23]*[$'bb'.R23]+[$'axi'.$A23];0;[.R23];2;0);[.R23])" office:value-type="float" office:value="0">
            <text:p>0</text:p>
          </table:table-cell>
          <table:table-cell table:style-name="ACE-8" table:formula="of:=IF([$'abs'.S23]&lt;2;COM.MICROSOFT.SWITCH([$'switches'.$A$1];1;2*[$'ba'.S23]*[$'bb'.S23]+[$'axi'.$A23];0;[.S23];2;0);[.S23])" office:value-type="float" office:value="0">
            <text:p>0</text:p>
          </table:table-cell>
          <table:table-cell table:style-name="ACE-8" table:formula="of:=IF([$'abs'.T23]&lt;2;COM.MICROSOFT.SWITCH([$'switches'.$A$1];1;2*[$'ba'.T23]*[$'bb'.T23]+[$'axi'.$A23];0;[.T23];2;0);[.T23])" office:value-type="float" office:value="0">
            <text:p>0</text:p>
          </table:table-cell>
          <table:table-cell table:style-name="ACE-8" table:formula="of:=IF([$'abs'.U23]&lt;2;COM.MICROSOFT.SWITCH([$'switches'.$A$1];1;2*[$'ba'.U23]*[$'bb'.U23]+[$'axi'.$A23];0;[.U23];2;0);[.U23])" office:value-type="float" office:value="0">
            <text:p>0</text:p>
          </table:table-cell>
          <table:table-cell table:style-name="ACE-8" table:formula="of:=IF([$'abs'.V23]&lt;2;COM.MICROSOFT.SWITCH([$'switches'.$A$1];1;2*[$'ba'.V23]*[$'bb'.V23]+[$'axi'.$A23];0;[.V23];2;0);[.V23])" office:value-type="float" office:value="0">
            <text:p>0</text:p>
          </table:table-cell>
          <table:table-cell table:style-name="ACE-8" table:formula="of:=IF([$'abs'.W23]&lt;2;COM.MICROSOFT.SWITCH([$'switches'.$A$1];1;2*[$'ba'.W23]*[$'bb'.W23]+[$'axi'.$A23];0;[.W23];2;0);[.W23])" office:value-type="float" office:value="0">
            <text:p>0</text:p>
          </table:table-cell>
          <table:table-cell table:style-name="ACE-8" table:formula="of:=IF([$'abs'.X23]&lt;2;COM.MICROSOFT.SWITCH([$'switches'.$A$1];1;2*[$'ba'.X23]*[$'bb'.X23]+[$'axi'.$A23];0;[.X23];2;0);[.X23])" office:value-type="float" office:value="0">
            <text:p>0</text:p>
          </table:table-cell>
          <table:table-cell table:style-name="ACE-8" table:formula="of:=IF([$'abs'.Y23]&lt;2;COM.MICROSOFT.SWITCH([$'switches'.$A$1];1;2*[$'ba'.Y23]*[$'bb'.Y23]+[$'axi'.$A23];0;[.Y23];2;0);[.Y23])" office:value-type="float" office:value="0">
            <text:p>0</text:p>
          </table:table-cell>
          <table:table-cell table:style-name="ACE-8" table:formula="of:=IF([$'abs'.Z23]&lt;2;COM.MICROSOFT.SWITCH([$'switches'.$A$1];1;2*[$'ba'.Z23]*[$'bb'.Z23]+[$'axi'.$A23];0;[.Z23];2;0);[.Z23])" office:value-type="float" office:value="0">
            <text:p>0</text:p>
          </table:table-cell>
          <table:table-cell table:style-name="ACE-8" table:formula="of:=IF([$'abs'.AA23]&lt;2;COM.MICROSOFT.SWITCH([$'switches'.$A$1];1;2*[$'ba'.AA23]*[$'bb'.AA23]+[$'axi'.$A23];0;[.AA23];2;0);[.AA23])" office:value-type="float" office:value="0">
            <text:p>0</text:p>
          </table:table-cell>
          <table:table-cell table:style-name="ACE-8" table:formula="of:=IF([$'abs'.AB23]&lt;2;COM.MICROSOFT.SWITCH([$'switches'.$A$1];1;2*[$'ba'.AB23]*[$'bb'.AB23]+[$'axi'.$A23];0;[.AB23];2;0);[.AB23])" office:value-type="float" office:value="0">
            <text:p>0</text:p>
          </table:table-cell>
          <table:table-cell table:style-name="ACE-8" table:formula="of:=IF([$'abs'.AC23]&lt;2;COM.MICROSOFT.SWITCH([$'switches'.$A$1];1;2*[$'ba'.AC23]*[$'bb'.AC23]+[$'axi'.$A23];0;[.AC23];2;0);[.AC23])" office:value-type="float" office:value="0">
            <text:p>0</text:p>
          </table:table-cell>
          <table:table-cell table:style-name="ACE-8" table:formula="of:=IF([$'abs'.AD23]&lt;2;COM.MICROSOFT.SWITCH([$'switches'.$A$1];1;2*[$'ba'.AD23]*[$'bb'.AD23]+[$'axi'.$A23];0;[.AD23];2;0);[.AD23])" office:value-type="float" office:value="0">
            <text:p>0</text:p>
          </table:table-cell>
          <table:table-cell table:style-name="ACE-8" table:formula="of:=IF([$'abs'.AE23]&lt;2;COM.MICROSOFT.SWITCH([$'switches'.$A$1];1;2*[$'ba'.AE23]*[$'bb'.AE23]+[$'axi'.$A23];0;[.AE23];2;0);[.AE23])" office:value-type="float" office:value="0">
            <text:p>0</text:p>
          </table:table-cell>
          <table:table-cell table:style-name="ACE-8" table:formula="of:=IF([$'abs'.AF23]&lt;2;COM.MICROSOFT.SWITCH([$'switches'.$A$1];1;2*[$'ba'.AF23]*[$'bb'.AF23]+[$'axi'.$A23];0;[.AF23];2;0);[.AF23])" office:value-type="float" office:value="0">
            <text:p>0</text:p>
          </table:table-cell>
          <table:table-cell table:style-name="ACE-8" table:formula="of:=IF([$'abs'.AG23]&lt;2;COM.MICROSOFT.SWITCH([$'switches'.$A$1];1;2*[$'ba'.AG23]*[$'bb'.AG23]+[$'axi'.$A23];0;[.AG23];2;0);[.AG23])" office:value-type="float" office:value="0">
            <text:p>0</text:p>
          </table:table-cell>
          <table:table-cell table:style-name="ACE-8" table:formula="of:=IF([$'abs'.AH23]&lt;2;COM.MICROSOFT.SWITCH([$'switches'.$A$1];1;2*[$'ba'.AH23]*[$'bb'.AH23]+[$'axi'.$A23];0;[.AH23];2;0);[.AH23])" office:value-type="float" office:value="0">
            <text:p>0</text:p>
          </table:table-cell>
          <table:table-cell table:style-name="ACE-8" table:formula="of:=IF([$'abs'.AI23]&lt;2;COM.MICROSOFT.SWITCH([$'switches'.$A$1];1;2*[$'ba'.AI23]*[$'bb'.AI23]+[$'axi'.$A23];0;[.AI23];2;0);[.AI23])" office:value-type="float" office:value="0">
            <text:p>0</text:p>
          </table:table-cell>
          <table:table-cell table:style-name="ACE-8" table:formula="of:=IF([$'abs'.AJ23]&lt;2;COM.MICROSOFT.SWITCH([$'switches'.$A$1];1;2*[$'ba'.AJ23]*[$'bb'.AJ23]+[$'axi'.$A23];0;[.AJ23];2;0);[.AJ23])" office:value-type="float" office:value="0">
            <text:p>0</text:p>
          </table:table-cell>
          <table:table-cell table:style-name="ACE-8" table:formula="of:=IF([$'abs'.AK23]&lt;2;COM.MICROSOFT.SWITCH([$'switches'.$A$1];1;2*[$'ba'.AK23]*[$'bb'.AK23]+[$'axi'.$A23];0;[.AK23];2;0);[.AK23])" office:value-type="float" office:value="0">
            <text:p>0</text:p>
          </table:table-cell>
          <table:table-cell table:style-name="ACE-8" table:formula="of:=IF([$'abs'.AL23]&lt;2;COM.MICROSOFT.SWITCH([$'switches'.$A$1];1;2*[$'ba'.AL23]*[$'bb'.AL23]+[$'axi'.$A23];0;[.AL23];2;0);[.AL23])" office:value-type="float" office:value="0">
            <text:p>0</text:p>
          </table:table-cell>
          <table:table-cell table:style-name="ACE-8" table:formula="of:=IF([$'abs'.AM23]&lt;2;COM.MICROSOFT.SWITCH([$'switches'.$A$1];1;2*[$'ba'.AM23]*[$'bb'.AM23]+[$'axi'.$A23];0;[.AM23];2;0);[.AM23])" office:value-type="float" office:value="0">
            <text:p>0</text:p>
          </table:table-cell>
          <table:table-cell table:style-name="ACE-8" table:formula="of:=IF([$'abs'.AN23]&lt;2;COM.MICROSOFT.SWITCH([$'switches'.$A$1];1;2*[$'ba'.AN23]*[$'bb'.AN23]+[$'axi'.$A23];0;[.AN23];2;0);[.AN23])" office:value-type="float" office:value="0">
            <text:p>0</text:p>
          </table:table-cell>
          <table:table-cell table:style-name="ACE-8" table:formula="of:=IF([$'abs'.AO23]&lt;2;COM.MICROSOFT.SWITCH([$'switches'.$A$1];1;2*[$'ba'.AO23]*[$'bb'.AO23]+[$'axi'.$A23];0;[.AO23];2;0);[.AO23])" office:value-type="float" office:value="0">
            <text:p>0</text:p>
          </table:table-cell>
          <table:table-cell table:style-name="ACE-8" table:formula="of:=IF([$'abs'.AP23]&lt;2;COM.MICROSOFT.SWITCH([$'switches'.$A$1];1;2*[$'ba'.AP23]*[$'bb'.AP23]+[$'axi'.$A23];0;[.AP23];2;0);[.AP23])" office:value-type="float" office:value="0">
            <text:p>0</text:p>
          </table:table-cell>
          <table:table-cell table:style-name="ACE-8" table:formula="of:=IF([$'abs'.AQ23]&lt;2;COM.MICROSOFT.SWITCH([$'switches'.$A$1];1;2*[$'ba'.AQ23]*[$'bb'.AQ23]+[$'axi'.$A23];0;[.AQ23];2;0);[.AQ23])" office:value-type="float" office:value="0">
            <text:p>0</text:p>
          </table:table-cell>
          <table:table-cell table:style-name="ACE-8" table:formula="of:=IF([$'abs'.AR23]&lt;2;COM.MICROSOFT.SWITCH([$'switches'.$A$1];1;2*[$'ba'.AR23]*[$'bb'.AR23]+[$'axi'.$A23];0;[.AR23];2;0);[.AR23])" office:value-type="float" office:value="0">
            <text:p>0</text:p>
          </table:table-cell>
          <table:table-cell table:style-name="ACE-8" table:formula="of:=IF([$'abs'.AS23]&lt;2;COM.MICROSOFT.SWITCH([$'switches'.$A$1];1;2*[$'ba'.AS23]*[$'bb'.AS23]+[$'axi'.$A23];0;[.AS23];2;0);[.AS23])" office:value-type="float" office:value="0">
            <text:p>0</text:p>
          </table:table-cell>
          <table:table-cell table:style-name="ACE-8" table:formula="of:=IF([$'abs'.AT23]&lt;2;COM.MICROSOFT.SWITCH([$'switches'.$A$1];1;2*[$'ba'.AT23]*[$'bb'.AT23]+[$'axi'.$A23];0;[.AT23];2;0);[.AT23])" office:value-type="float" office:value="0">
            <text:p>0</text:p>
          </table:table-cell>
          <table:table-cell table:style-name="ACE-8" table:formula="of:=IF([$'abs'.AU23]&lt;2;COM.MICROSOFT.SWITCH([$'switches'.$A$1];1;2*[$'ba'.AU23]*[$'bb'.AU23]+[$'axi'.$A23];0;[.AU23];2;0);[.AU23])" office:value-type="float" office:value="0">
            <text:p>0</text:p>
          </table:table-cell>
          <table:table-cell table:style-name="ACE-8" table:formula="of:=IF([$'abs'.AV23]&lt;2;COM.MICROSOFT.SWITCH([$'switches'.$A$1];1;2*[$'ba'.AV23]*[$'bb'.AV23]+[$'axi'.$A23];0;[.AV23];2;0);[.AV23])" office:value-type="float" office:value="0">
            <text:p>0</text:p>
          </table:table-cell>
          <table:table-cell table:style-name="ACE-8" table:formula="of:=IF([$'abs'.AW23]&lt;2;COM.MICROSOFT.SWITCH([$'switches'.$A$1];1;2*[$'ba'.AW23]*[$'bb'.AW23]+[$'axi'.$A23];0;[.AW23];2;0);[.AW23])" office:value-type="float" office:value="0">
            <text:p>0</text:p>
          </table:table-cell>
          <table:table-cell table:style-name="ACE-8" table:formula="of:=IF([$'abs'.AX23]&lt;2;COM.MICROSOFT.SWITCH([$'switches'.$A$1];1;2*[$'ba'.AX23]*[$'bb'.AX23]+[$'axi'.$A23];0;[.AX23];2;0);[.AX23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4]&lt;2;COM.MICROSOFT.SWITCH([$'switches'.$A$1];1;2*[$'ba'.B24]*[$'bb'.B24]+[$'axi'.$A24];0;[.B24];2;0);[.B24])" office:value-type="float" office:value="0">
            <text:p>0</text:p>
          </table:table-cell>
          <table:table-cell table:style-name="ACE-8" table:formula="of:=IF([$'abs'.C24]&lt;2;COM.MICROSOFT.SWITCH([$'switches'.$A$1];1;2*[$'ba'.C24]*[$'bb'.C24]+[$'axi'.$A24];0;[.C24];2;0);[.C24])" office:value-type="float" office:value="0">
            <text:p>0</text:p>
          </table:table-cell>
          <table:table-cell table:style-name="ACE-8" table:formula="of:=IF([$'abs'.D24]&lt;2;COM.MICROSOFT.SWITCH([$'switches'.$A$1];1;2*[$'ba'.D24]*[$'bb'.D24]+[$'axi'.$A24];0;[.D24];2;0);[.D24])" office:value-type="float" office:value="0">
            <text:p>0</text:p>
          </table:table-cell>
          <table:table-cell table:style-name="ACE-8" table:formula="of:=IF([$'abs'.E24]&lt;2;COM.MICROSOFT.SWITCH([$'switches'.$A$1];1;2*[$'ba'.E24]*[$'bb'.E24]+[$'axi'.$A24];0;[.E24];2;0);[.E24])" office:value-type="float" office:value="0">
            <text:p>0</text:p>
          </table:table-cell>
          <table:table-cell table:style-name="ACE-8" table:formula="of:=IF([$'abs'.F24]&lt;2;COM.MICROSOFT.SWITCH([$'switches'.$A$1];1;2*[$'ba'.F24]*[$'bb'.F24]+[$'axi'.$A24];0;[.F24];2;0);[.F24])" office:value-type="float" office:value="0">
            <text:p>0</text:p>
          </table:table-cell>
          <table:table-cell table:style-name="ACE-8" table:formula="of:=IF([$'abs'.G24]&lt;2;COM.MICROSOFT.SWITCH([$'switches'.$A$1];1;2*[$'ba'.G24]*[$'bb'.G24]+[$'axi'.$A24];0;[.G24];2;0);[.G24])" office:value-type="float" office:value="0">
            <text:p>0</text:p>
          </table:table-cell>
          <table:table-cell table:style-name="ACE-8" table:formula="of:=IF([$'abs'.H24]&lt;2;COM.MICROSOFT.SWITCH([$'switches'.$A$1];1;2*[$'ba'.H24]*[$'bb'.H24]+[$'axi'.$A24];0;[.H24];2;0);[.H24])" office:value-type="float" office:value="0">
            <text:p>0</text:p>
          </table:table-cell>
          <table:table-cell table:style-name="ACE-8" table:formula="of:=IF([$'abs'.I24]&lt;2;COM.MICROSOFT.SWITCH([$'switches'.$A$1];1;2*[$'ba'.I24]*[$'bb'.I24]+[$'axi'.$A24];0;[.I24];2;0);[.I24])" office:value-type="float" office:value="0">
            <text:p>0</text:p>
          </table:table-cell>
          <table:table-cell table:style-name="ACE-8" table:formula="of:=IF([$'abs'.J24]&lt;2;COM.MICROSOFT.SWITCH([$'switches'.$A$1];1;2*[$'ba'.J24]*[$'bb'.J24]+[$'axi'.$A24];0;[.J24];2;0);[.J24])" office:value-type="float" office:value="0">
            <text:p>0</text:p>
          </table:table-cell>
          <table:table-cell table:style-name="ACE-8" table:formula="of:=IF([$'abs'.K24]&lt;2;COM.MICROSOFT.SWITCH([$'switches'.$A$1];1;2*[$'ba'.K24]*[$'bb'.K24]+[$'axi'.$A24];0;[.K24];2;0);[.K24])" office:value-type="float" office:value="0">
            <text:p>0</text:p>
          </table:table-cell>
          <table:table-cell table:style-name="ACE-8" table:formula="of:=IF([$'abs'.L24]&lt;2;COM.MICROSOFT.SWITCH([$'switches'.$A$1];1;2*[$'ba'.L24]*[$'bb'.L24]+[$'axi'.$A24];0;[.L24];2;0);[.L24])" office:value-type="float" office:value="0">
            <text:p>0</text:p>
          </table:table-cell>
          <table:table-cell table:style-name="ACE-8" table:formula="of:=IF([$'abs'.M24]&lt;2;COM.MICROSOFT.SWITCH([$'switches'.$A$1];1;2*[$'ba'.M24]*[$'bb'.M24]+[$'axi'.$A24];0;[.M24];2;0);[.M24])" office:value-type="float" office:value="0">
            <text:p>0</text:p>
          </table:table-cell>
          <table:table-cell table:style-name="ACE-8" table:formula="of:=IF([$'abs'.N24]&lt;2;COM.MICROSOFT.SWITCH([$'switches'.$A$1];1;2*[$'ba'.N24]*[$'bb'.N24]+[$'axi'.$A24];0;[.N24];2;0);[.N24])" office:value-type="float" office:value="0">
            <text:p>0</text:p>
          </table:table-cell>
          <table:table-cell table:style-name="ACE-8" table:formula="of:=IF([$'abs'.O24]&lt;2;COM.MICROSOFT.SWITCH([$'switches'.$A$1];1;2*[$'ba'.O24]*[$'bb'.O24]+[$'axi'.$A24];0;[.O24];2;0);[.O24])" office:value-type="float" office:value="0">
            <text:p>0</text:p>
          </table:table-cell>
          <table:table-cell table:style-name="ACE-8" table:formula="of:=IF([$'abs'.P24]&lt;2;COM.MICROSOFT.SWITCH([$'switches'.$A$1];1;2*[$'ba'.P24]*[$'bb'.P24]+[$'axi'.$A24];0;[.P24];2;0);[.P24])" office:value-type="float" office:value="0">
            <text:p>0</text:p>
          </table:table-cell>
          <table:table-cell table:style-name="ACE-8" table:formula="of:=IF([$'abs'.Q24]&lt;2;COM.MICROSOFT.SWITCH([$'switches'.$A$1];1;2*[$'ba'.Q24]*[$'bb'.Q24]+[$'axi'.$A24];0;[.Q24];2;0);[.Q24])" office:value-type="float" office:value="0">
            <text:p>0</text:p>
          </table:table-cell>
          <table:table-cell table:style-name="ACE-8" table:formula="of:=IF([$'abs'.R24]&lt;2;COM.MICROSOFT.SWITCH([$'switches'.$A$1];1;2*[$'ba'.R24]*[$'bb'.R24]+[$'axi'.$A24];0;[.R24];2;0);[.R24])" office:value-type="float" office:value="0">
            <text:p>0</text:p>
          </table:table-cell>
          <table:table-cell table:style-name="ACE-8" table:formula="of:=IF([$'abs'.S24]&lt;2;COM.MICROSOFT.SWITCH([$'switches'.$A$1];1;2*[$'ba'.S24]*[$'bb'.S24]+[$'axi'.$A24];0;[.S24];2;0);[.S24])" office:value-type="float" office:value="0">
            <text:p>0</text:p>
          </table:table-cell>
          <table:table-cell table:style-name="ACE-8" table:formula="of:=IF([$'abs'.T24]&lt;2;COM.MICROSOFT.SWITCH([$'switches'.$A$1];1;2*[$'ba'.T24]*[$'bb'.T24]+[$'axi'.$A24];0;[.T24];2;0);[.T24])" office:value-type="float" office:value="0">
            <text:p>0</text:p>
          </table:table-cell>
          <table:table-cell table:style-name="ACE-8" table:formula="of:=IF([$'abs'.U24]&lt;2;COM.MICROSOFT.SWITCH([$'switches'.$A$1];1;2*[$'ba'.U24]*[$'bb'.U24]+[$'axi'.$A24];0;[.U24];2;0);[.U24])" office:value-type="float" office:value="0">
            <text:p>0</text:p>
          </table:table-cell>
          <table:table-cell table:style-name="ACE-8" table:formula="of:=IF([$'abs'.V24]&lt;2;COM.MICROSOFT.SWITCH([$'switches'.$A$1];1;2*[$'ba'.V24]*[$'bb'.V24]+[$'axi'.$A24];0;[.V24];2;0);[.V24])" office:value-type="float" office:value="0">
            <text:p>0</text:p>
          </table:table-cell>
          <table:table-cell table:style-name="ACE-8" table:formula="of:=IF([$'abs'.W24]&lt;2;COM.MICROSOFT.SWITCH([$'switches'.$A$1];1;2*[$'ba'.W24]*[$'bb'.W24]+[$'axi'.$A24];0;[.W24];2;0);[.W24])" office:value-type="float" office:value="0">
            <text:p>0</text:p>
          </table:table-cell>
          <table:table-cell table:style-name="ACE-8" table:formula="of:=IF([$'abs'.X24]&lt;2;COM.MICROSOFT.SWITCH([$'switches'.$A$1];1;2*[$'ba'.X24]*[$'bb'.X24]+[$'axi'.$A24];0;[.X24];2;0);[.X24])" office:value-type="float" office:value="0">
            <text:p>0</text:p>
          </table:table-cell>
          <table:table-cell table:style-name="ACE-8" table:formula="of:=IF([$'abs'.Y24]&lt;2;COM.MICROSOFT.SWITCH([$'switches'.$A$1];1;2*[$'ba'.Y24]*[$'bb'.Y24]+[$'axi'.$A24];0;[.Y24];2;0);[.Y24])" office:value-type="float" office:value="0">
            <text:p>0</text:p>
          </table:table-cell>
          <table:table-cell table:style-name="ACE-8" table:formula="of:=IF([$'abs'.Z24]&lt;2;COM.MICROSOFT.SWITCH([$'switches'.$A$1];1;2*[$'ba'.Z24]*[$'bb'.Z24]+[$'axi'.$A24];0;[.Z24];2;0);[.Z24])" office:value-type="float" office:value="0">
            <text:p>0</text:p>
          </table:table-cell>
          <table:table-cell table:style-name="ACE-8" table:formula="of:=IF([$'abs'.AA24]&lt;2;COM.MICROSOFT.SWITCH([$'switches'.$A$1];1;2*[$'ba'.AA24]*[$'bb'.AA24]+[$'axi'.$A24];0;[.AA24];2;0);[.AA24])" office:value-type="float" office:value="0">
            <text:p>0</text:p>
          </table:table-cell>
          <table:table-cell table:style-name="ACE-8" table:formula="of:=IF([$'abs'.AB24]&lt;2;COM.MICROSOFT.SWITCH([$'switches'.$A$1];1;2*[$'ba'.AB24]*[$'bb'.AB24]+[$'axi'.$A24];0;[.AB24];2;0);[.AB24])" office:value-type="float" office:value="0">
            <text:p>0</text:p>
          </table:table-cell>
          <table:table-cell table:style-name="ACE-8" table:formula="of:=IF([$'abs'.AC24]&lt;2;COM.MICROSOFT.SWITCH([$'switches'.$A$1];1;2*[$'ba'.AC24]*[$'bb'.AC24]+[$'axi'.$A24];0;[.AC24];2;0);[.AC24])" office:value-type="float" office:value="0">
            <text:p>0</text:p>
          </table:table-cell>
          <table:table-cell table:style-name="ACE-8" table:formula="of:=IF([$'abs'.AD24]&lt;2;COM.MICROSOFT.SWITCH([$'switches'.$A$1];1;2*[$'ba'.AD24]*[$'bb'.AD24]+[$'axi'.$A24];0;[.AD24];2;0);[.AD24])" office:value-type="float" office:value="0">
            <text:p>0</text:p>
          </table:table-cell>
          <table:table-cell table:style-name="ACE-8" table:formula="of:=IF([$'abs'.AE24]&lt;2;COM.MICROSOFT.SWITCH([$'switches'.$A$1];1;2*[$'ba'.AE24]*[$'bb'.AE24]+[$'axi'.$A24];0;[.AE24];2;0);[.AE24])" office:value-type="float" office:value="0">
            <text:p>0</text:p>
          </table:table-cell>
          <table:table-cell table:style-name="ACE-8" table:formula="of:=IF([$'abs'.AF24]&lt;2;COM.MICROSOFT.SWITCH([$'switches'.$A$1];1;2*[$'ba'.AF24]*[$'bb'.AF24]+[$'axi'.$A24];0;[.AF24];2;0);[.AF24])" office:value-type="float" office:value="0">
            <text:p>0</text:p>
          </table:table-cell>
          <table:table-cell table:style-name="ACE-8" table:formula="of:=IF([$'abs'.AG24]&lt;2;COM.MICROSOFT.SWITCH([$'switches'.$A$1];1;2*[$'ba'.AG24]*[$'bb'.AG24]+[$'axi'.$A24];0;[.AG24];2;0);[.AG24])" office:value-type="float" office:value="0">
            <text:p>0</text:p>
          </table:table-cell>
          <table:table-cell table:style-name="ACE-8" table:formula="of:=IF([$'abs'.AH24]&lt;2;COM.MICROSOFT.SWITCH([$'switches'.$A$1];1;2*[$'ba'.AH24]*[$'bb'.AH24]+[$'axi'.$A24];0;[.AH24];2;0);[.AH24])" office:value-type="float" office:value="0">
            <text:p>0</text:p>
          </table:table-cell>
          <table:table-cell table:style-name="ACE-8" table:formula="of:=IF([$'abs'.AI24]&lt;2;COM.MICROSOFT.SWITCH([$'switches'.$A$1];1;2*[$'ba'.AI24]*[$'bb'.AI24]+[$'axi'.$A24];0;[.AI24];2;0);[.AI24])" office:value-type="float" office:value="0">
            <text:p>0</text:p>
          </table:table-cell>
          <table:table-cell table:style-name="ACE-8" table:formula="of:=IF([$'abs'.AJ24]&lt;2;COM.MICROSOFT.SWITCH([$'switches'.$A$1];1;2*[$'ba'.AJ24]*[$'bb'.AJ24]+[$'axi'.$A24];0;[.AJ24];2;0);[.AJ24])" office:value-type="float" office:value="0">
            <text:p>0</text:p>
          </table:table-cell>
          <table:table-cell table:style-name="ACE-8" table:formula="of:=IF([$'abs'.AK24]&lt;2;COM.MICROSOFT.SWITCH([$'switches'.$A$1];1;2*[$'ba'.AK24]*[$'bb'.AK24]+[$'axi'.$A24];0;[.AK24];2;0);[.AK24])" office:value-type="float" office:value="0">
            <text:p>0</text:p>
          </table:table-cell>
          <table:table-cell table:style-name="ACE-8" table:formula="of:=IF([$'abs'.AL24]&lt;2;COM.MICROSOFT.SWITCH([$'switches'.$A$1];1;2*[$'ba'.AL24]*[$'bb'.AL24]+[$'axi'.$A24];0;[.AL24];2;0);[.AL24])" office:value-type="float" office:value="0">
            <text:p>0</text:p>
          </table:table-cell>
          <table:table-cell table:style-name="ACE-8" table:formula="of:=IF([$'abs'.AM24]&lt;2;COM.MICROSOFT.SWITCH([$'switches'.$A$1];1;2*[$'ba'.AM24]*[$'bb'.AM24]+[$'axi'.$A24];0;[.AM24];2;0);[.AM24])" office:value-type="float" office:value="0">
            <text:p>0</text:p>
          </table:table-cell>
          <table:table-cell table:style-name="ACE-8" table:formula="of:=IF([$'abs'.AN24]&lt;2;COM.MICROSOFT.SWITCH([$'switches'.$A$1];1;2*[$'ba'.AN24]*[$'bb'.AN24]+[$'axi'.$A24];0;[.AN24];2;0);[.AN24])" office:value-type="float" office:value="0">
            <text:p>0</text:p>
          </table:table-cell>
          <table:table-cell table:style-name="ACE-8" table:formula="of:=IF([$'abs'.AO24]&lt;2;COM.MICROSOFT.SWITCH([$'switches'.$A$1];1;2*[$'ba'.AO24]*[$'bb'.AO24]+[$'axi'.$A24];0;[.AO24];2;0);[.AO24])" office:value-type="float" office:value="0">
            <text:p>0</text:p>
          </table:table-cell>
          <table:table-cell table:style-name="ACE-8" table:formula="of:=IF([$'abs'.AP24]&lt;2;COM.MICROSOFT.SWITCH([$'switches'.$A$1];1;2*[$'ba'.AP24]*[$'bb'.AP24]+[$'axi'.$A24];0;[.AP24];2;0);[.AP24])" office:value-type="float" office:value="0">
            <text:p>0</text:p>
          </table:table-cell>
          <table:table-cell table:style-name="ACE-8" table:formula="of:=IF([$'abs'.AQ24]&lt;2;COM.MICROSOFT.SWITCH([$'switches'.$A$1];1;2*[$'ba'.AQ24]*[$'bb'.AQ24]+[$'axi'.$A24];0;[.AQ24];2;0);[.AQ24])" office:value-type="float" office:value="0">
            <text:p>0</text:p>
          </table:table-cell>
          <table:table-cell table:style-name="ACE-8" table:formula="of:=IF([$'abs'.AR24]&lt;2;COM.MICROSOFT.SWITCH([$'switches'.$A$1];1;2*[$'ba'.AR24]*[$'bb'.AR24]+[$'axi'.$A24];0;[.AR24];2;0);[.AR24])" office:value-type="float" office:value="0">
            <text:p>0</text:p>
          </table:table-cell>
          <table:table-cell table:style-name="ACE-8" table:formula="of:=IF([$'abs'.AS24]&lt;2;COM.MICROSOFT.SWITCH([$'switches'.$A$1];1;2*[$'ba'.AS24]*[$'bb'.AS24]+[$'axi'.$A24];0;[.AS24];2;0);[.AS24])" office:value-type="float" office:value="0">
            <text:p>0</text:p>
          </table:table-cell>
          <table:table-cell table:style-name="ACE-8" table:formula="of:=IF([$'abs'.AT24]&lt;2;COM.MICROSOFT.SWITCH([$'switches'.$A$1];1;2*[$'ba'.AT24]*[$'bb'.AT24]+[$'axi'.$A24];0;[.AT24];2;0);[.AT24])" office:value-type="float" office:value="0">
            <text:p>0</text:p>
          </table:table-cell>
          <table:table-cell table:style-name="ACE-8" table:formula="of:=IF([$'abs'.AU24]&lt;2;COM.MICROSOFT.SWITCH([$'switches'.$A$1];1;2*[$'ba'.AU24]*[$'bb'.AU24]+[$'axi'.$A24];0;[.AU24];2;0);[.AU24])" office:value-type="float" office:value="0">
            <text:p>0</text:p>
          </table:table-cell>
          <table:table-cell table:style-name="ACE-8" table:formula="of:=IF([$'abs'.AV24]&lt;2;COM.MICROSOFT.SWITCH([$'switches'.$A$1];1;2*[$'ba'.AV24]*[$'bb'.AV24]+[$'axi'.$A24];0;[.AV24];2;0);[.AV24])" office:value-type="float" office:value="0">
            <text:p>0</text:p>
          </table:table-cell>
          <table:table-cell table:style-name="ACE-8" table:formula="of:=IF([$'abs'.AW24]&lt;2;COM.MICROSOFT.SWITCH([$'switches'.$A$1];1;2*[$'ba'.AW24]*[$'bb'.AW24]+[$'axi'.$A24];0;[.AW24];2;0);[.AW24])" office:value-type="float" office:value="0">
            <text:p>0</text:p>
          </table:table-cell>
          <table:table-cell table:style-name="ACE-8" table:formula="of:=IF([$'abs'.AX24]&lt;2;COM.MICROSOFT.SWITCH([$'switches'.$A$1];1;2*[$'ba'.AX24]*[$'bb'.AX24]+[$'axi'.$A24];0;[.AX24];2;0);[.AX24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5]&lt;2;COM.MICROSOFT.SWITCH([$'switches'.$A$1];1;2*[$'ba'.B25]*[$'bb'.B25]+[$'axi'.$A25];0;[.B25];2;0);[.B25])" office:value-type="float" office:value="0">
            <text:p>0</text:p>
          </table:table-cell>
          <table:table-cell table:style-name="ACE-8" table:formula="of:=IF([$'abs'.C25]&lt;2;COM.MICROSOFT.SWITCH([$'switches'.$A$1];1;2*[$'ba'.C25]*[$'bb'.C25]+[$'axi'.$A25];0;[.C25];2;0);[.C25])" office:value-type="float" office:value="0">
            <text:p>0</text:p>
          </table:table-cell>
          <table:table-cell table:style-name="ACE-8" table:formula="of:=IF([$'abs'.D25]&lt;2;COM.MICROSOFT.SWITCH([$'switches'.$A$1];1;2*[$'ba'.D25]*[$'bb'.D25]+[$'axi'.$A25];0;[.D25];2;0);[.D25])" office:value-type="float" office:value="0">
            <text:p>0</text:p>
          </table:table-cell>
          <table:table-cell table:style-name="ACE-8" table:formula="of:=IF([$'abs'.E25]&lt;2;COM.MICROSOFT.SWITCH([$'switches'.$A$1];1;2*[$'ba'.E25]*[$'bb'.E25]+[$'axi'.$A25];0;[.E25];2;0);[.E25])" office:value-type="float" office:value="0">
            <text:p>0</text:p>
          </table:table-cell>
          <table:table-cell table:style-name="ACE-8" table:formula="of:=IF([$'abs'.F25]&lt;2;COM.MICROSOFT.SWITCH([$'switches'.$A$1];1;2*[$'ba'.F25]*[$'bb'.F25]+[$'axi'.$A25];0;[.F25];2;0);[.F25])" office:value-type="float" office:value="0">
            <text:p>0</text:p>
          </table:table-cell>
          <table:table-cell table:style-name="ACE-8" table:formula="of:=IF([$'abs'.G25]&lt;2;COM.MICROSOFT.SWITCH([$'switches'.$A$1];1;2*[$'ba'.G25]*[$'bb'.G25]+[$'axi'.$A25];0;[.G25];2;0);[.G25])" office:value-type="float" office:value="0">
            <text:p>0</text:p>
          </table:table-cell>
          <table:table-cell table:style-name="ACE-8" table:formula="of:=IF([$'abs'.H25]&lt;2;COM.MICROSOFT.SWITCH([$'switches'.$A$1];1;2*[$'ba'.H25]*[$'bb'.H25]+[$'axi'.$A25];0;[.H25];2;0);[.H25])" office:value-type="float" office:value="0">
            <text:p>0</text:p>
          </table:table-cell>
          <table:table-cell table:style-name="ACE-8" table:formula="of:=IF([$'abs'.I25]&lt;2;COM.MICROSOFT.SWITCH([$'switches'.$A$1];1;2*[$'ba'.I25]*[$'bb'.I25]+[$'axi'.$A25];0;[.I25];2;0);[.I25])" office:value-type="float" office:value="0">
            <text:p>0</text:p>
          </table:table-cell>
          <table:table-cell table:style-name="ACE-8" table:formula="of:=IF([$'abs'.J25]&lt;2;COM.MICROSOFT.SWITCH([$'switches'.$A$1];1;2*[$'ba'.J25]*[$'bb'.J25]+[$'axi'.$A25];0;[.J25];2;0);[.J25])" office:value-type="float" office:value="0">
            <text:p>0</text:p>
          </table:table-cell>
          <table:table-cell table:style-name="ACE-8" table:formula="of:=IF([$'abs'.K25]&lt;2;COM.MICROSOFT.SWITCH([$'switches'.$A$1];1;2*[$'ba'.K25]*[$'bb'.K25]+[$'axi'.$A25];0;[.K25];2;0);[.K25])" office:value-type="float" office:value="0">
            <text:p>0</text:p>
          </table:table-cell>
          <table:table-cell table:style-name="ACE-8" table:formula="of:=IF([$'abs'.L25]&lt;2;COM.MICROSOFT.SWITCH([$'switches'.$A$1];1;2*[$'ba'.L25]*[$'bb'.L25]+[$'axi'.$A25];0;[.L25];2;0);[.L25])" office:value-type="float" office:value="0">
            <text:p>0</text:p>
          </table:table-cell>
          <table:table-cell table:style-name="ACE-8" table:formula="of:=IF([$'abs'.M25]&lt;2;COM.MICROSOFT.SWITCH([$'switches'.$A$1];1;2*[$'ba'.M25]*[$'bb'.M25]+[$'axi'.$A25];0;[.M25];2;0);[.M25])" office:value-type="float" office:value="0">
            <text:p>0</text:p>
          </table:table-cell>
          <table:table-cell table:style-name="ACE-8" table:formula="of:=IF([$'abs'.N25]&lt;2;COM.MICROSOFT.SWITCH([$'switches'.$A$1];1;2*[$'ba'.N25]*[$'bb'.N25]+[$'axi'.$A25];0;[.N25];2;0);[.N25])" office:value-type="float" office:value="0">
            <text:p>0</text:p>
          </table:table-cell>
          <table:table-cell table:style-name="ACE-8" table:formula="of:=IF([$'abs'.O25]&lt;2;COM.MICROSOFT.SWITCH([$'switches'.$A$1];1;2*[$'ba'.O25]*[$'bb'.O25]+[$'axi'.$A25];0;[.O25];2;0);[.O25])" office:value-type="float" office:value="0">
            <text:p>0</text:p>
          </table:table-cell>
          <table:table-cell table:style-name="ACE-8" table:formula="of:=IF([$'abs'.P25]&lt;2;COM.MICROSOFT.SWITCH([$'switches'.$A$1];1;2*[$'ba'.P25]*[$'bb'.P25]+[$'axi'.$A25];0;[.P25];2;0);[.P25])" office:value-type="float" office:value="0">
            <text:p>0</text:p>
          </table:table-cell>
          <table:table-cell table:style-name="ACE-8" table:formula="of:=IF([$'abs'.Q25]&lt;2;COM.MICROSOFT.SWITCH([$'switches'.$A$1];1;2*[$'ba'.Q25]*[$'bb'.Q25]+[$'axi'.$A25];0;[.Q25];2;0);[.Q25])" office:value-type="float" office:value="0">
            <text:p>0</text:p>
          </table:table-cell>
          <table:table-cell table:style-name="ACE-8" table:formula="of:=IF([$'abs'.R25]&lt;2;COM.MICROSOFT.SWITCH([$'switches'.$A$1];1;2*[$'ba'.R25]*[$'bb'.R25]+[$'axi'.$A25];0;[.R25];2;0);[.R25])" office:value-type="float" office:value="0">
            <text:p>0</text:p>
          </table:table-cell>
          <table:table-cell table:style-name="ACE-8" table:formula="of:=IF([$'abs'.S25]&lt;2;COM.MICROSOFT.SWITCH([$'switches'.$A$1];1;2*[$'ba'.S25]*[$'bb'.S25]+[$'axi'.$A25];0;[.S25];2;0);[.S25])" office:value-type="float" office:value="0">
            <text:p>0</text:p>
          </table:table-cell>
          <table:table-cell table:style-name="ACE-8" table:formula="of:=IF([$'abs'.T25]&lt;2;COM.MICROSOFT.SWITCH([$'switches'.$A$1];1;2*[$'ba'.T25]*[$'bb'.T25]+[$'axi'.$A25];0;[.T25];2;0);[.T25])" office:value-type="float" office:value="0">
            <text:p>0</text:p>
          </table:table-cell>
          <table:table-cell table:style-name="ACE-8" table:formula="of:=IF([$'abs'.U25]&lt;2;COM.MICROSOFT.SWITCH([$'switches'.$A$1];1;2*[$'ba'.U25]*[$'bb'.U25]+[$'axi'.$A25];0;[.U25];2;0);[.U25])" office:value-type="float" office:value="0">
            <text:p>0</text:p>
          </table:table-cell>
          <table:table-cell table:style-name="ACE-8" table:formula="of:=IF([$'abs'.V25]&lt;2;COM.MICROSOFT.SWITCH([$'switches'.$A$1];1;2*[$'ba'.V25]*[$'bb'.V25]+[$'axi'.$A25];0;[.V25];2;0);[.V25])" office:value-type="float" office:value="0">
            <text:p>0</text:p>
          </table:table-cell>
          <table:table-cell table:style-name="ACE-8" table:formula="of:=IF([$'abs'.W25]&lt;2;COM.MICROSOFT.SWITCH([$'switches'.$A$1];1;2*[$'ba'.W25]*[$'bb'.W25]+[$'axi'.$A25];0;[.W25];2;0);[.W25])" office:value-type="float" office:value="0">
            <text:p>0</text:p>
          </table:table-cell>
          <table:table-cell table:style-name="ACE-8" table:formula="of:=IF([$'abs'.X25]&lt;2;COM.MICROSOFT.SWITCH([$'switches'.$A$1];1;2*[$'ba'.X25]*[$'bb'.X25]+[$'axi'.$A25];0;[.X25];2;0);[.X25])" office:value-type="float" office:value="0">
            <text:p>0</text:p>
          </table:table-cell>
          <table:table-cell table:style-name="ACE-8" table:formula="of:=IF([$'abs'.Y25]&lt;2;COM.MICROSOFT.SWITCH([$'switches'.$A$1];1;2*[$'ba'.Y25]*[$'bb'.Y25]+[$'axi'.$A25];0;[.Y25];2;0);[.Y25])" office:value-type="float" office:value="0">
            <text:p>0</text:p>
          </table:table-cell>
          <table:table-cell table:style-name="ACE-8" table:formula="of:=IF([$'abs'.Z25]&lt;2;COM.MICROSOFT.SWITCH([$'switches'.$A$1];1;2*[$'ba'.Z25]*[$'bb'.Z25]+[$'axi'.$A25];0;[.Z25];2;0);[.Z25])" office:value-type="float" office:value="0">
            <text:p>0</text:p>
          </table:table-cell>
          <table:table-cell table:style-name="ACE-8" table:formula="of:=IF([$'abs'.AA25]&lt;2;COM.MICROSOFT.SWITCH([$'switches'.$A$1];1;2*[$'ba'.AA25]*[$'bb'.AA25]+[$'axi'.$A25];0;[.AA25];2;0);[.AA25])" office:value-type="float" office:value="0">
            <text:p>0</text:p>
          </table:table-cell>
          <table:table-cell table:style-name="ACE-8" table:formula="of:=IF([$'abs'.AB25]&lt;2;COM.MICROSOFT.SWITCH([$'switches'.$A$1];1;2*[$'ba'.AB25]*[$'bb'.AB25]+[$'axi'.$A25];0;[.AB25];2;0);[.AB25])" office:value-type="float" office:value="0">
            <text:p>0</text:p>
          </table:table-cell>
          <table:table-cell table:style-name="ACE-8" table:formula="of:=IF([$'abs'.AC25]&lt;2;COM.MICROSOFT.SWITCH([$'switches'.$A$1];1;2*[$'ba'.AC25]*[$'bb'.AC25]+[$'axi'.$A25];0;[.AC25];2;0);[.AC25])" office:value-type="float" office:value="0">
            <text:p>0</text:p>
          </table:table-cell>
          <table:table-cell table:style-name="ACE-8" table:formula="of:=IF([$'abs'.AD25]&lt;2;COM.MICROSOFT.SWITCH([$'switches'.$A$1];1;2*[$'ba'.AD25]*[$'bb'.AD25]+[$'axi'.$A25];0;[.AD25];2;0);[.AD25])" office:value-type="float" office:value="0">
            <text:p>0</text:p>
          </table:table-cell>
          <table:table-cell table:style-name="ACE-8" table:formula="of:=IF([$'abs'.AE25]&lt;2;COM.MICROSOFT.SWITCH([$'switches'.$A$1];1;2*[$'ba'.AE25]*[$'bb'.AE25]+[$'axi'.$A25];0;[.AE25];2;0);[.AE25])" office:value-type="float" office:value="0">
            <text:p>0</text:p>
          </table:table-cell>
          <table:table-cell table:style-name="ACE-8" table:formula="of:=IF([$'abs'.AF25]&lt;2;COM.MICROSOFT.SWITCH([$'switches'.$A$1];1;2*[$'ba'.AF25]*[$'bb'.AF25]+[$'axi'.$A25];0;[.AF25];2;0);[.AF25])" office:value-type="float" office:value="0">
            <text:p>0</text:p>
          </table:table-cell>
          <table:table-cell table:style-name="ACE-8" table:formula="of:=IF([$'abs'.AG25]&lt;2;COM.MICROSOFT.SWITCH([$'switches'.$A$1];1;2*[$'ba'.AG25]*[$'bb'.AG25]+[$'axi'.$A25];0;[.AG25];2;0);[.AG25])" office:value-type="float" office:value="0">
            <text:p>0</text:p>
          </table:table-cell>
          <table:table-cell table:style-name="ACE-8" table:formula="of:=IF([$'abs'.AH25]&lt;2;COM.MICROSOFT.SWITCH([$'switches'.$A$1];1;2*[$'ba'.AH25]*[$'bb'.AH25]+[$'axi'.$A25];0;[.AH25];2;0);[.AH25])" office:value-type="float" office:value="0">
            <text:p>0</text:p>
          </table:table-cell>
          <table:table-cell table:style-name="ACE-8" table:formula="of:=IF([$'abs'.AI25]&lt;2;COM.MICROSOFT.SWITCH([$'switches'.$A$1];1;2*[$'ba'.AI25]*[$'bb'.AI25]+[$'axi'.$A25];0;[.AI25];2;0);[.AI25])" office:value-type="float" office:value="0">
            <text:p>0</text:p>
          </table:table-cell>
          <table:table-cell table:style-name="ACE-8" table:formula="of:=IF([$'abs'.AJ25]&lt;2;COM.MICROSOFT.SWITCH([$'switches'.$A$1];1;2*[$'ba'.AJ25]*[$'bb'.AJ25]+[$'axi'.$A25];0;[.AJ25];2;0);[.AJ25])" office:value-type="float" office:value="0">
            <text:p>0</text:p>
          </table:table-cell>
          <table:table-cell table:style-name="ACE-8" table:formula="of:=IF([$'abs'.AK25]&lt;2;COM.MICROSOFT.SWITCH([$'switches'.$A$1];1;2*[$'ba'.AK25]*[$'bb'.AK25]+[$'axi'.$A25];0;[.AK25];2;0);[.AK25])" office:value-type="float" office:value="0">
            <text:p>0</text:p>
          </table:table-cell>
          <table:table-cell table:style-name="ACE-8" table:formula="of:=IF([$'abs'.AL25]&lt;2;COM.MICROSOFT.SWITCH([$'switches'.$A$1];1;2*[$'ba'.AL25]*[$'bb'.AL25]+[$'axi'.$A25];0;[.AL25];2;0);[.AL25])" office:value-type="float" office:value="0">
            <text:p>0</text:p>
          </table:table-cell>
          <table:table-cell table:style-name="ACE-8" table:formula="of:=IF([$'abs'.AM25]&lt;2;COM.MICROSOFT.SWITCH([$'switches'.$A$1];1;2*[$'ba'.AM25]*[$'bb'.AM25]+[$'axi'.$A25];0;[.AM25];2;0);[.AM25])" office:value-type="float" office:value="0">
            <text:p>0</text:p>
          </table:table-cell>
          <table:table-cell table:style-name="ACE-8" table:formula="of:=IF([$'abs'.AN25]&lt;2;COM.MICROSOFT.SWITCH([$'switches'.$A$1];1;2*[$'ba'.AN25]*[$'bb'.AN25]+[$'axi'.$A25];0;[.AN25];2;0);[.AN25])" office:value-type="float" office:value="0">
            <text:p>0</text:p>
          </table:table-cell>
          <table:table-cell table:style-name="ACE-8" table:formula="of:=IF([$'abs'.AO25]&lt;2;COM.MICROSOFT.SWITCH([$'switches'.$A$1];1;2*[$'ba'.AO25]*[$'bb'.AO25]+[$'axi'.$A25];0;[.AO25];2;0);[.AO25])" office:value-type="float" office:value="0">
            <text:p>0</text:p>
          </table:table-cell>
          <table:table-cell table:style-name="ACE-8" table:formula="of:=IF([$'abs'.AP25]&lt;2;COM.MICROSOFT.SWITCH([$'switches'.$A$1];1;2*[$'ba'.AP25]*[$'bb'.AP25]+[$'axi'.$A25];0;[.AP25];2;0);[.AP25])" office:value-type="float" office:value="0">
            <text:p>0</text:p>
          </table:table-cell>
          <table:table-cell table:style-name="ACE-8" table:formula="of:=IF([$'abs'.AQ25]&lt;2;COM.MICROSOFT.SWITCH([$'switches'.$A$1];1;2*[$'ba'.AQ25]*[$'bb'.AQ25]+[$'axi'.$A25];0;[.AQ25];2;0);[.AQ25])" office:value-type="float" office:value="0">
            <text:p>0</text:p>
          </table:table-cell>
          <table:table-cell table:style-name="ACE-8" table:formula="of:=IF([$'abs'.AR25]&lt;2;COM.MICROSOFT.SWITCH([$'switches'.$A$1];1;2*[$'ba'.AR25]*[$'bb'.AR25]+[$'axi'.$A25];0;[.AR25];2;0);[.AR25])" office:value-type="float" office:value="0">
            <text:p>0</text:p>
          </table:table-cell>
          <table:table-cell table:style-name="ACE-8" table:formula="of:=IF([$'abs'.AS25]&lt;2;COM.MICROSOFT.SWITCH([$'switches'.$A$1];1;2*[$'ba'.AS25]*[$'bb'.AS25]+[$'axi'.$A25];0;[.AS25];2;0);[.AS25])" office:value-type="float" office:value="0">
            <text:p>0</text:p>
          </table:table-cell>
          <table:table-cell table:style-name="ACE-8" table:formula="of:=IF([$'abs'.AT25]&lt;2;COM.MICROSOFT.SWITCH([$'switches'.$A$1];1;2*[$'ba'.AT25]*[$'bb'.AT25]+[$'axi'.$A25];0;[.AT25];2;0);[.AT25])" office:value-type="float" office:value="0">
            <text:p>0</text:p>
          </table:table-cell>
          <table:table-cell table:style-name="ACE-8" table:formula="of:=IF([$'abs'.AU25]&lt;2;COM.MICROSOFT.SWITCH([$'switches'.$A$1];1;2*[$'ba'.AU25]*[$'bb'.AU25]+[$'axi'.$A25];0;[.AU25];2;0);[.AU25])" office:value-type="float" office:value="0">
            <text:p>0</text:p>
          </table:table-cell>
          <table:table-cell table:style-name="ACE-8" table:formula="of:=IF([$'abs'.AV25]&lt;2;COM.MICROSOFT.SWITCH([$'switches'.$A$1];1;2*[$'ba'.AV25]*[$'bb'.AV25]+[$'axi'.$A25];0;[.AV25];2;0);[.AV25])" office:value-type="float" office:value="0">
            <text:p>0</text:p>
          </table:table-cell>
          <table:table-cell table:style-name="ACE-8" table:formula="of:=IF([$'abs'.AW25]&lt;2;COM.MICROSOFT.SWITCH([$'switches'.$A$1];1;2*[$'ba'.AW25]*[$'bb'.AW25]+[$'axi'.$A25];0;[.AW25];2;0);[.AW25])" office:value-type="float" office:value="0">
            <text:p>0</text:p>
          </table:table-cell>
          <table:table-cell table:style-name="ACE-8" table:formula="of:=IF([$'abs'.AX25]&lt;2;COM.MICROSOFT.SWITCH([$'switches'.$A$1];1;2*[$'ba'.AX25]*[$'bb'.AX25]+[$'axi'.$A25];0;[.AX25];2;0);[.AX25])" office:value-type="float" office:value="0">
            <text:p>0</text:p>
          </table:table-cell>
          <table:table-cell table:number-columns-repeated="974" table:style-name="ACE-9"/>
        </table:table-row>
        <table:table-row table:style-name="AROW-0">
          <table:table-cell table:style-name="ACE-9"/>
          <table:table-cell table:style-name="ACE-8" table:formula="of:=IF([$'abs'.B26]&lt;2;COM.MICROSOFT.SWITCH([$'switches'.$A$1];1;2*[$'ba'.B26]*[$'bb'.B26]+[$'axi'.$A26];0;[.B26];2;0);[.B26])" office:value-type="float" office:value="0">
            <text:p>0</text:p>
          </table:table-cell>
          <table:table-cell table:style-name="ACE-8" table:formula="of:=IF([$'abs'.C26]&lt;2;COM.MICROSOFT.SWITCH([$'switches'.$A$1];1;2*[$'ba'.C26]*[$'bb'.C26]+[$'axi'.$A26];0;[.C26];2;0);[.C26])" office:value-type="float" office:value="0">
            <text:p>0</text:p>
          </table:table-cell>
          <table:table-cell table:style-name="ACE-8" table:formula="of:=IF([$'abs'.D26]&lt;2;COM.MICROSOFT.SWITCH([$'switches'.$A$1];1;2*[$'ba'.D26]*[$'bb'.D26]+[$'axi'.$A26];0;[.D26];2;0);[.D26])" office:value-type="float" office:value="0">
            <text:p>0</text:p>
          </table:table-cell>
          <table:table-cell table:style-name="ACE-8" table:formula="of:=IF([$'abs'.E26]&lt;2;COM.MICROSOFT.SWITCH([$'switches'.$A$1];1;2*[$'ba'.E26]*[$'bb'.E26]+[$'axi'.$A26];0;[.E26];2;0);[.E26])" office:value-type="float" office:value="0">
            <text:p>0</text:p>
          </table:table-cell>
          <table:table-cell table:style-name="ACE-8" table:formula="of:=IF([$'abs'.F26]&lt;2;COM.MICROSOFT.SWITCH([$'switches'.$A$1];1;2*[$'ba'.F26]*[$'bb'.F26]+[$'axi'.$A26];0;[.F26];2;0);[.F26])" office:value-type="float" office:value="0">
            <text:p>0</text:p>
          </table:table-cell>
          <table:table-cell table:style-name="ACE-8" table:formula="of:=IF([$'abs'.G26]&lt;2;COM.MICROSOFT.SWITCH([$'switches'.$A$1];1;2*[$'ba'.G26]*[$'bb'.G26]+[$'axi'.$A26];0;[.G26];2;0);[.G26])" office:value-type="float" office:value="0">
            <text:p>0</text:p>
          </table:table-cell>
          <table:table-cell table:style-name="ACE-8" table:formula="of:=IF([$'abs'.H26]&lt;2;COM.MICROSOFT.SWITCH([$'switches'.$A$1];1;2*[$'ba'.H26]*[$'bb'.H26]+[$'axi'.$A26];0;[.H26];2;0);[.H26])" office:value-type="float" office:value="0">
            <text:p>0</text:p>
          </table:table-cell>
          <table:table-cell table:style-name="ACE-8" table:formula="of:=IF([$'abs'.I26]&lt;2;COM.MICROSOFT.SWITCH([$'switches'.$A$1];1;2*[$'ba'.I26]*[$'bb'.I26]+[$'axi'.$A26];0;[.I26];2;0);[.I26])" office:value-type="float" office:value="0">
            <text:p>0</text:p>
          </table:table-cell>
          <table:table-cell table:style-name="ACE-8" table:formula="of:=IF([$'abs'.J26]&lt;2;COM.MICROSOFT.SWITCH([$'switches'.$A$1];1;2*[$'ba'.J26]*[$'bb'.J26]+[$'axi'.$A26];0;[.J26];2;0);[.J26])" office:value-type="float" office:value="0">
            <text:p>0</text:p>
          </table:table-cell>
          <table:table-cell table:style-name="ACE-8" table:formula="of:=IF([$'abs'.K26]&lt;2;COM.MICROSOFT.SWITCH([$'switches'.$A$1];1;2*[$'ba'.K26]*[$'bb'.K26]+[$'axi'.$A26];0;[.K26];2;0);[.K26])" office:value-type="float" office:value="0">
            <text:p>0</text:p>
          </table:table-cell>
          <table:table-cell table:style-name="ACE-8" table:formula="of:=IF([$'abs'.L26]&lt;2;COM.MICROSOFT.SWITCH([$'switches'.$A$1];1;2*[$'ba'.L26]*[$'bb'.L26]+[$'axi'.$A26];0;[.L26];2;0);[.L26])" office:value-type="float" office:value="0">
            <text:p>0</text:p>
          </table:table-cell>
          <table:table-cell table:style-name="ACE-8" table:formula="of:=IF([$'abs'.M26]&lt;2;COM.MICROSOFT.SWITCH([$'switches'.$A$1];1;2*[$'ba'.M26]*[$'bb'.M26]+[$'axi'.$A26];0;[.M26];2;0);[.M26])" office:value-type="float" office:value="0">
            <text:p>0</text:p>
          </table:table-cell>
          <table:table-cell table:style-name="ACE-8" table:formula="of:=IF([$'abs'.N26]&lt;2;COM.MICROSOFT.SWITCH([$'switches'.$A$1];1;2*[$'ba'.N26]*[$'bb'.N26]+[$'axi'.$A26];0;[.N26];2;0);[.N26])" office:value-type="float" office:value="0">
            <text:p>0</text:p>
          </table:table-cell>
          <table:table-cell table:style-name="ACE-8" table:formula="of:=IF([$'abs'.O26]&lt;2;COM.MICROSOFT.SWITCH([$'switches'.$A$1];1;2*[$'ba'.O26]*[$'bb'.O26]+[$'axi'.$A26];0;[.O26];2;0);[.O26])" office:value-type="float" office:value="0">
            <text:p>0</text:p>
          </table:table-cell>
          <table:table-cell table:style-name="ACE-8" table:formula="of:=IF([$'abs'.P26]&lt;2;COM.MICROSOFT.SWITCH([$'switches'.$A$1];1;2*[$'ba'.P26]*[$'bb'.P26]+[$'axi'.$A26];0;[.P26];2;0);[.P26])" office:value-type="float" office:value="0">
            <text:p>0</text:p>
          </table:table-cell>
          <table:table-cell table:style-name="ACE-8" table:formula="of:=IF([$'abs'.Q26]&lt;2;COM.MICROSOFT.SWITCH([$'switches'.$A$1];1;2*[$'ba'.Q26]*[$'bb'.Q26]+[$'axi'.$A26];0;[.Q26];2;0);[.Q26])" office:value-type="float" office:value="0">
            <text:p>0</text:p>
          </table:table-cell>
          <table:table-cell table:style-name="ACE-8" table:formula="of:=IF([$'abs'.R26]&lt;2;COM.MICROSOFT.SWITCH([$'switches'.$A$1];1;2*[$'ba'.R26]*[$'bb'.R26]+[$'axi'.$A26];0;[.R26];2;0);[.R26])" office:value-type="float" office:value="0">
            <text:p>0</text:p>
          </table:table-cell>
          <table:table-cell table:style-name="ACE-8" table:formula="of:=IF([$'abs'.S26]&lt;2;COM.MICROSOFT.SWITCH([$'switches'.$A$1];1;2*[$'ba'.S26]*[$'bb'.S26]+[$'axi'.$A26];0;[.S26];2;0);[.S26])" office:value-type="float" office:value="0">
            <text:p>0</text:p>
          </table:table-cell>
          <table:table-cell table:style-name="ACE-8" table:formula="of:=IF([$'abs'.T26]&lt;2;COM.MICROSOFT.SWITCH([$'switches'.$A$1];1;2*[$'ba'.T26]*[$'bb'.T26]+[$'axi'.$A26];0;[.T26];2;0);[.T26])" office:value-type="float" office:value="0">
            <text:p>0</text:p>
          </table:table-cell>
          <table:table-cell table:style-name="ACE-8" table:formula="of:=IF([$'abs'.U26]&lt;2;COM.MICROSOFT.SWITCH([$'switches'.$A$1];1;2*[$'ba'.U26]*[$'bb'.U26]+[$'axi'.$A26];0;[.U26];2;0);[.U26])" office:value-type="float" office:value="0">
            <text:p>0</text:p>
          </table:table-cell>
          <table:table-cell table:style-name="ACE-8" table:formula="of:=IF([$'abs'.V26]&lt;2;COM.MICROSOFT.SWITCH([$'switches'.$A$1];1;2*[$'ba'.V26]*[$'bb'.V26]+[$'axi'.$A26];0;[.V26];2;0);[.V26])" office:value-type="float" office:value="0">
            <text:p>0</text:p>
          </table:table-cell>
          <table:table-cell table:style-name="ACE-8" table:formula="of:=IF([$'abs'.W26]&lt;2;COM.MICROSOFT.SWITCH([$'switches'.$A$1];1;2*[$'ba'.W26]*[$'bb'.W26]+[$'axi'.$A26];0;[.W26];2;0);[.W26])" office:value-type="float" office:value="0">
            <text:p>0</text:p>
          </table:table-cell>
          <table:table-cell table:style-name="ACE-8" table:formula="of:=IF([$'abs'.X26]&lt;2;COM.MICROSOFT.SWITCH([$'switches'.$A$1];1;2*[$'ba'.X26]*[$'bb'.X26]+[$'axi'.$A26];0;[.X26];2;0);[.X26])" office:value-type="float" office:value="0">
            <text:p>0</text:p>
          </table:table-cell>
          <table:table-cell table:style-name="ACE-8" table:formula="of:=IF([$'abs'.Y26]&lt;2;COM.MICROSOFT.SWITCH([$'switches'.$A$1];1;2*[$'ba'.Y26]*[$'bb'.Y26]+[$'axi'.$A26];0;[.Y26];2;0);[.Y26])" office:value-type="float" office:value="0">
            <text:p>0</text:p>
          </table:table-cell>
          <table:table-cell table:style-name="ACE-8" table:formula="of:=IF([$'abs'.Z26]&lt;2;COM.MICROSOFT.SWITCH([$'switches'.$A$1];1;2*[$'ba'.Z26]*[$'bb'.Z26]+[$'axi'.$A26];0;[.Z26];2;0);[.Z26])" office:value-type="float" office:value="0">
            <text:p>0</text:p>
          </table:table-cell>
          <table:table-cell table:style-name="ACE-8" table:formula="of:=IF([$'abs'.AA26]&lt;2;COM.MICROSOFT.SWITCH([$'switches'.$A$1];1;2*[$'ba'.AA26]*[$'bb'.AA26]+[$'axi'.$A26];0;[.AA26];2;0);[.AA26])" office:value-type="float" office:value="0">
            <text:p>0</text:p>
          </table:table-cell>
          <table:table-cell table:style-name="ACE-8" table:formula="of:=IF([$'abs'.AB26]&lt;2;COM.MICROSOFT.SWITCH([$'switches'.$A$1];1;2*[$'ba'.AB26]*[$'bb'.AB26]+[$'axi'.$A26];0;[.AB26];2;0);[.AB26])" office:value-type="float" office:value="0">
            <text:p>0</text:p>
          </table:table-cell>
          <table:table-cell table:style-name="ACE-8" table:formula="of:=IF([$'abs'.AC26]&lt;2;COM.MICROSOFT.SWITCH([$'switches'.$A$1];1;2*[$'ba'.AC26]*[$'bb'.AC26]+[$'axi'.$A26];0;[.AC26];2;0);[.AC26])" office:value-type="float" office:value="0">
            <text:p>0</text:p>
          </table:table-cell>
          <table:table-cell table:style-name="ACE-8" table:formula="of:=IF([$'abs'.AD26]&lt;2;COM.MICROSOFT.SWITCH([$'switches'.$A$1];1;2*[$'ba'.AD26]*[$'bb'.AD26]+[$'axi'.$A26];0;[.AD26];2;0);[.AD26])" office:value-type="float" office:value="0">
            <text:p>0</text:p>
          </table:table-cell>
          <table:table-cell table:style-name="ACE-8" table:formula="of:=IF([$'abs'.AE26]&lt;2;COM.MICROSOFT.SWITCH([$'switches'.$A$1];1;2*[$'ba'.AE26]*[$'bb'.AE26]+[$'axi'.$A26];0;[.AE26];2;0);[.AE26])" office:value-type="float" office:value="0">
            <text:p>0</text:p>
          </table:table-cell>
          <table:table-cell table:style-name="ACE-8" table:formula="of:=IF([$'abs'.AF26]&lt;2;COM.MICROSOFT.SWITCH([$'switches'.$A$1];1;2*[$'ba'.AF26]*[$'bb'.AF26]+[$'axi'.$A26];0;[.AF26];2;0);[.AF26])" office:value-type="float" office:value="0">
            <text:p>0</text:p>
          </table:table-cell>
          <table:table-cell table:style-name="ACE-8" table:formula="of:=IF([$'abs'.AG26]&lt;2;COM.MICROSOFT.SWITCH([$'switches'.$A$1];1;2*[$'ba'.AG26]*[$'bb'.AG26]+[$'axi'.$A26];0;[.AG26];2;0);[.AG26])" office:value-type="float" office:value="0">
            <text:p>0</text:p>
          </table:table-cell>
          <table:table-cell table:style-name="ACE-8" table:formula="of:=IF([$'abs'.AH26]&lt;2;COM.MICROSOFT.SWITCH([$'switches'.$A$1];1;2*[$'ba'.AH26]*[$'bb'.AH26]+[$'axi'.$A26];0;[.AH26];2;0);[.AH26])" office:value-type="float" office:value="0">
            <text:p>0</text:p>
          </table:table-cell>
          <table:table-cell table:style-name="ACE-8" table:formula="of:=IF([$'abs'.AI26]&lt;2;COM.MICROSOFT.SWITCH([$'switches'.$A$1];1;2*[$'ba'.AI26]*[$'bb'.AI26]+[$'axi'.$A26];0;[.AI26];2;0);[.AI26])" office:value-type="float" office:value="0">
            <text:p>0</text:p>
          </table:table-cell>
          <table:table-cell table:style-name="ACE-8" table:formula="of:=IF([$'abs'.AJ26]&lt;2;COM.MICROSOFT.SWITCH([$'switches'.$A$1];1;2*[$'ba'.AJ26]*[$'bb'.AJ26]+[$'axi'.$A26];0;[.AJ26];2;0);[.AJ26])" office:value-type="float" office:value="0">
            <text:p>0</text:p>
          </table:table-cell>
          <table:table-cell table:style-name="ACE-8" table:formula="of:=IF([$'abs'.AK26]&lt;2;COM.MICROSOFT.SWITCH([$'switches'.$A$1];1;2*[$'ba'.AK26]*[$'bb'.AK26]+[$'axi'.$A26];0;[.AK26];2;0);[.AK26])" office:value-type="float" office:value="0">
            <text:p>0</text:p>
          </table:table-cell>
          <table:table-cell table:style-name="ACE-8" table:formula="of:=IF([$'abs'.AL26]&lt;2;COM.MICROSOFT.SWITCH([$'switches'.$A$1];1;2*[$'ba'.AL26]*[$'bb'.AL26]+[$'axi'.$A26];0;[.AL26];2;0);[.AL26])" office:value-type="float" office:value="0">
            <text:p>0</text:p>
          </table:table-cell>
          <table:table-cell table:style-name="ACE-8" table:formula="of:=IF([$'abs'.AM26]&lt;2;COM.MICROSOFT.SWITCH([$'switches'.$A$1];1;2*[$'ba'.AM26]*[$'bb'.AM26]+[$'axi'.$A26];0;[.AM26];2;0);[.AM26])" office:value-type="float" office:value="0">
            <text:p>0</text:p>
          </table:table-cell>
          <table:table-cell table:style-name="ACE-8" table:formula="of:=IF([$'abs'.AN26]&lt;2;COM.MICROSOFT.SWITCH([$'switches'.$A$1];1;2*[$'ba'.AN26]*[$'bb'.AN26]+[$'axi'.$A26];0;[.AN26];2;0);[.AN26])" office:value-type="float" office:value="0">
            <text:p>0</text:p>
          </table:table-cell>
          <table:table-cell table:style-name="ACE-8" table:formula="of:=IF([$'abs'.AO26]&lt;2;COM.MICROSOFT.SWITCH([$'switches'.$A$1];1;2*[$'ba'.AO26]*[$'bb'.AO26]+[$'axi'.$A26];0;[.AO26];2;0);[.AO26])" office:value-type="float" office:value="0">
            <text:p>0</text:p>
          </table:table-cell>
          <table:table-cell table:style-name="ACE-8" table:formula="of:=IF([$'abs'.AP26]&lt;2;COM.MICROSOFT.SWITCH([$'switches'.$A$1];1;2*[$'ba'.AP26]*[$'bb'.AP26]+[$'axi'.$A26];0;[.AP26];2;0);[.AP26])" office:value-type="float" office:value="0">
            <text:p>0</text:p>
          </table:table-cell>
          <table:table-cell table:style-name="ACE-8" table:formula="of:=IF([$'abs'.AQ26]&lt;2;COM.MICROSOFT.SWITCH([$'switches'.$A$1];1;2*[$'ba'.AQ26]*[$'bb'.AQ26]+[$'axi'.$A26];0;[.AQ26];2;0);[.AQ26])" office:value-type="float" office:value="0">
            <text:p>0</text:p>
          </table:table-cell>
          <table:table-cell table:style-name="ACE-8" table:formula="of:=IF([$'abs'.AR26]&lt;2;COM.MICROSOFT.SWITCH([$'switches'.$A$1];1;2*[$'ba'.AR26]*[$'bb'.AR26]+[$'axi'.$A26];0;[.AR26];2;0);[.AR26])" office:value-type="float" office:value="0">
            <text:p>0</text:p>
          </table:table-cell>
          <table:table-cell table:style-name="ACE-8" table:formula="of:=IF([$'abs'.AS26]&lt;2;COM.MICROSOFT.SWITCH([$'switches'.$A$1];1;2*[$'ba'.AS26]*[$'bb'.AS26]+[$'axi'.$A26];0;[.AS26];2;0);[.AS26])" office:value-type="float" office:value="0">
            <text:p>0</text:p>
          </table:table-cell>
          <table:table-cell table:style-name="ACE-8" table:formula="of:=IF([$'abs'.AT26]&lt;2;COM.MICROSOFT.SWITCH([$'switches'.$A$1];1;2*[$'ba'.AT26]*[$'bb'.AT26]+[$'axi'.$A26];0;[.AT26];2;0);[.AT26])" office:value-type="float" office:value="0">
            <text:p>0</text:p>
          </table:table-cell>
          <table:table-cell table:style-name="ACE-8" table:formula="of:=IF([$'abs'.AU26]&lt;2;COM.MICROSOFT.SWITCH([$'switches'.$A$1];1;2*[$'ba'.AU26]*[$'bb'.AU26]+[$'axi'.$A26];0;[.AU26];2;0);[.AU26])" office:value-type="float" office:value="0">
            <text:p>0</text:p>
          </table:table-cell>
          <table:table-cell table:style-name="ACE-8" table:formula="of:=IF([$'abs'.AV26]&lt;2;COM.MICROSOFT.SWITCH([$'switches'.$A$1];1;2*[$'ba'.AV26]*[$'bb'.AV26]+[$'axi'.$A26];0;[.AV26];2;0);[.AV26])" office:value-type="float" office:value="0">
            <text:p>0</text:p>
          </table:table-cell>
          <table:table-cell table:style-name="ACE-8" table:formula="of:=IF([$'abs'.AW26]&lt;2;COM.MICROSOFT.SWITCH([$'switches'.$A$1];1;2*[$'ba'.AW26]*[$'bb'.AW26]+[$'axi'.$A26];0;[.AW26];2;0);[.AW26])" office:value-type="float" office:value="0">
            <text:p>0</text:p>
          </table:table-cell>
          <table:table-cell table:style-name="ACE-8" table:formula="of:=IF([$'abs'.AX26]&lt;2;COM.MICROSOFT.SWITCH([$'switches'.$A$1];1;2*[$'ba'.AX26]*[$'bb'.AX26]+[$'axi'.$A26];0;[.AX26];2;0);[.AX26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27]&lt;2;COM.MICROSOFT.SWITCH([$'switches'.$A$1];1;2*[$'ba'.B27]*[$'bb'.B27]+[$'axi'.$A27];0;[.B27];2;0);[.B27])" office:value-type="float" office:value="0">
            <text:p>0</text:p>
          </table:table-cell>
          <table:table-cell table:style-name="ACE-8" table:formula="of:=IF([$'abs'.C27]&lt;2;COM.MICROSOFT.SWITCH([$'switches'.$A$1];1;2*[$'ba'.C27]*[$'bb'.C27]+[$'axi'.$A27];0;[.C27];2;0);[.C27])" office:value-type="float" office:value="0">
            <text:p>0</text:p>
          </table:table-cell>
          <table:table-cell table:style-name="ACE-8" table:formula="of:=IF([$'abs'.D27]&lt;2;COM.MICROSOFT.SWITCH([$'switches'.$A$1];1;2*[$'ba'.D27]*[$'bb'.D27]+[$'axi'.$A27];0;[.D27];2;0);[.D27])" office:value-type="float" office:value="0">
            <text:p>0</text:p>
          </table:table-cell>
          <table:table-cell table:style-name="ACE-8" table:formula="of:=IF([$'abs'.E27]&lt;2;COM.MICROSOFT.SWITCH([$'switches'.$A$1];1;2*[$'ba'.E27]*[$'bb'.E27]+[$'axi'.$A27];0;[.E27];2;0);[.E27])" office:value-type="float" office:value="0">
            <text:p>0</text:p>
          </table:table-cell>
          <table:table-cell table:style-name="ACE-8" table:formula="of:=IF([$'abs'.F27]&lt;2;COM.MICROSOFT.SWITCH([$'switches'.$A$1];1;2*[$'ba'.F27]*[$'bb'.F27]+[$'axi'.$A27];0;[.F27];2;0);[.F27])" office:value-type="float" office:value="0">
            <text:p>0</text:p>
          </table:table-cell>
          <table:table-cell table:style-name="ACE-8" table:formula="of:=IF([$'abs'.G27]&lt;2;COM.MICROSOFT.SWITCH([$'switches'.$A$1];1;2*[$'ba'.G27]*[$'bb'.G27]+[$'axi'.$A27];0;[.G27];2;0);[.G27])" office:value-type="float" office:value="0">
            <text:p>0</text:p>
          </table:table-cell>
          <table:table-cell table:style-name="ACE-8" table:formula="of:=IF([$'abs'.H27]&lt;2;COM.MICROSOFT.SWITCH([$'switches'.$A$1];1;2*[$'ba'.H27]*[$'bb'.H27]+[$'axi'.$A27];0;[.H27];2;0);[.H27])" office:value-type="float" office:value="0">
            <text:p>0</text:p>
          </table:table-cell>
          <table:table-cell table:style-name="ACE-8" table:formula="of:=IF([$'abs'.I27]&lt;2;COM.MICROSOFT.SWITCH([$'switches'.$A$1];1;2*[$'ba'.I27]*[$'bb'.I27]+[$'axi'.$A27];0;[.I27];2;0);[.I27])" office:value-type="float" office:value="0">
            <text:p>0</text:p>
          </table:table-cell>
          <table:table-cell table:style-name="ACE-8" table:formula="of:=IF([$'abs'.J27]&lt;2;COM.MICROSOFT.SWITCH([$'switches'.$A$1];1;2*[$'ba'.J27]*[$'bb'.J27]+[$'axi'.$A27];0;[.J27];2;0);[.J27])" office:value-type="float" office:value="0">
            <text:p>0</text:p>
          </table:table-cell>
          <table:table-cell table:style-name="ACE-8" table:formula="of:=IF([$'abs'.K27]&lt;2;COM.MICROSOFT.SWITCH([$'switches'.$A$1];1;2*[$'ba'.K27]*[$'bb'.K27]+[$'axi'.$A27];0;[.K27];2;0);[.K27])" office:value-type="float" office:value="0">
            <text:p>0</text:p>
          </table:table-cell>
          <table:table-cell table:style-name="ACE-8" table:formula="of:=IF([$'abs'.L27]&lt;2;COM.MICROSOFT.SWITCH([$'switches'.$A$1];1;2*[$'ba'.L27]*[$'bb'.L27]+[$'axi'.$A27];0;[.L27];2;0);[.L27])" office:value-type="float" office:value="0">
            <text:p>0</text:p>
          </table:table-cell>
          <table:table-cell table:style-name="ACE-8" table:formula="of:=IF([$'abs'.M27]&lt;2;COM.MICROSOFT.SWITCH([$'switches'.$A$1];1;2*[$'ba'.M27]*[$'bb'.M27]+[$'axi'.$A27];0;[.M27];2;0);[.M27])" office:value-type="float" office:value="0">
            <text:p>0</text:p>
          </table:table-cell>
          <table:table-cell table:style-name="ACE-8" table:formula="of:=IF([$'abs'.N27]&lt;2;COM.MICROSOFT.SWITCH([$'switches'.$A$1];1;2*[$'ba'.N27]*[$'bb'.N27]+[$'axi'.$A27];0;[.N27];2;0);[.N27])" office:value-type="float" office:value="0">
            <text:p>0</text:p>
          </table:table-cell>
          <table:table-cell table:style-name="ACE-8" table:formula="of:=IF([$'abs'.O27]&lt;2;COM.MICROSOFT.SWITCH([$'switches'.$A$1];1;2*[$'ba'.O27]*[$'bb'.O27]+[$'axi'.$A27];0;[.O27];2;0);[.O27])" office:value-type="float" office:value="0">
            <text:p>0</text:p>
          </table:table-cell>
          <table:table-cell table:style-name="ACE-8" table:formula="of:=IF([$'abs'.P27]&lt;2;COM.MICROSOFT.SWITCH([$'switches'.$A$1];1;2*[$'ba'.P27]*[$'bb'.P27]+[$'axi'.$A27];0;[.P27];2;0);[.P27])" office:value-type="float" office:value="0">
            <text:p>0</text:p>
          </table:table-cell>
          <table:table-cell table:style-name="ACE-8" table:formula="of:=IF([$'abs'.Q27]&lt;2;COM.MICROSOFT.SWITCH([$'switches'.$A$1];1;2*[$'ba'.Q27]*[$'bb'.Q27]+[$'axi'.$A27];0;[.Q27];2;0);[.Q27])" office:value-type="float" office:value="0">
            <text:p>0</text:p>
          </table:table-cell>
          <table:table-cell table:style-name="ACE-8" table:formula="of:=IF([$'abs'.R27]&lt;2;COM.MICROSOFT.SWITCH([$'switches'.$A$1];1;2*[$'ba'.R27]*[$'bb'.R27]+[$'axi'.$A27];0;[.R27];2;0);[.R27])" office:value-type="float" office:value="0">
            <text:p>0</text:p>
          </table:table-cell>
          <table:table-cell table:style-name="ACE-8" table:formula="of:=IF([$'abs'.S27]&lt;2;COM.MICROSOFT.SWITCH([$'switches'.$A$1];1;2*[$'ba'.S27]*[$'bb'.S27]+[$'axi'.$A27];0;[.S27];2;0);[.S27])" office:value-type="float" office:value="0">
            <text:p>0</text:p>
          </table:table-cell>
          <table:table-cell table:style-name="ACE-8" table:formula="of:=IF([$'abs'.T27]&lt;2;COM.MICROSOFT.SWITCH([$'switches'.$A$1];1;2*[$'ba'.T27]*[$'bb'.T27]+[$'axi'.$A27];0;[.T27];2;0);[.T27])" office:value-type="float" office:value="0">
            <text:p>0</text:p>
          </table:table-cell>
          <table:table-cell table:style-name="ACE-8" table:formula="of:=IF([$'abs'.U27]&lt;2;COM.MICROSOFT.SWITCH([$'switches'.$A$1];1;2*[$'ba'.U27]*[$'bb'.U27]+[$'axi'.$A27];0;[.U27];2;0);[.U27])" office:value-type="float" office:value="0">
            <text:p>0</text:p>
          </table:table-cell>
          <table:table-cell table:style-name="ACE-8" table:formula="of:=IF([$'abs'.V27]&lt;2;COM.MICROSOFT.SWITCH([$'switches'.$A$1];1;2*[$'ba'.V27]*[$'bb'.V27]+[$'axi'.$A27];0;[.V27];2;0);[.V27])" office:value-type="float" office:value="0">
            <text:p>0</text:p>
          </table:table-cell>
          <table:table-cell table:style-name="ACE-8" table:formula="of:=IF([$'abs'.W27]&lt;2;COM.MICROSOFT.SWITCH([$'switches'.$A$1];1;2*[$'ba'.W27]*[$'bb'.W27]+[$'axi'.$A27];0;[.W27];2;0);[.W27])" office:value-type="float" office:value="0">
            <text:p>0</text:p>
          </table:table-cell>
          <table:table-cell table:style-name="ACE-8" table:formula="of:=IF([$'abs'.X27]&lt;2;COM.MICROSOFT.SWITCH([$'switches'.$A$1];1;2*[$'ba'.X27]*[$'bb'.X27]+[$'axi'.$A27];0;[.X27];2;0);[.X27])" office:value-type="float" office:value="0">
            <text:p>0</text:p>
          </table:table-cell>
          <table:table-cell table:style-name="ACE-8" table:formula="of:=IF([$'abs'.Y27]&lt;2;COM.MICROSOFT.SWITCH([$'switches'.$A$1];1;2*[$'ba'.Y27]*[$'bb'.Y27]+[$'axi'.$A27];0;[.Y27];2;0);[.Y27])" office:value-type="float" office:value="0">
            <text:p>0</text:p>
          </table:table-cell>
          <table:table-cell table:style-name="ACE-8" table:formula="of:=IF([$'abs'.Z27]&lt;2;COM.MICROSOFT.SWITCH([$'switches'.$A$1];1;2*[$'ba'.Z27]*[$'bb'.Z27]+[$'axi'.$A27];0;[.Z27];2;0);[.Z27])" office:value-type="float" office:value="0">
            <text:p>0</text:p>
          </table:table-cell>
          <table:table-cell table:style-name="ACE-8" table:formula="of:=IF([$'abs'.AA27]&lt;2;COM.MICROSOFT.SWITCH([$'switches'.$A$1];1;2*[$'ba'.AA27]*[$'bb'.AA27]+[$'axi'.$A27];0;[.AA27];2;0);[.AA27])" office:value-type="float" office:value="0">
            <text:p>0</text:p>
          </table:table-cell>
          <table:table-cell table:style-name="ACE-8" table:formula="of:=IF([$'abs'.AB27]&lt;2;COM.MICROSOFT.SWITCH([$'switches'.$A$1];1;2*[$'ba'.AB27]*[$'bb'.AB27]+[$'axi'.$A27];0;[.AB27];2;0);[.AB27])" office:value-type="float" office:value="0">
            <text:p>0</text:p>
          </table:table-cell>
          <table:table-cell table:style-name="ACE-8" table:formula="of:=IF([$'abs'.AC27]&lt;2;COM.MICROSOFT.SWITCH([$'switches'.$A$1];1;2*[$'ba'.AC27]*[$'bb'.AC27]+[$'axi'.$A27];0;[.AC27];2;0);[.AC27])" office:value-type="float" office:value="0">
            <text:p>0</text:p>
          </table:table-cell>
          <table:table-cell table:style-name="ACE-8" table:formula="of:=IF([$'abs'.AD27]&lt;2;COM.MICROSOFT.SWITCH([$'switches'.$A$1];1;2*[$'ba'.AD27]*[$'bb'.AD27]+[$'axi'.$A27];0;[.AD27];2;0);[.AD27])" office:value-type="float" office:value="0">
            <text:p>0</text:p>
          </table:table-cell>
          <table:table-cell table:style-name="ACE-8" table:formula="of:=IF([$'abs'.AE27]&lt;2;COM.MICROSOFT.SWITCH([$'switches'.$A$1];1;2*[$'ba'.AE27]*[$'bb'.AE27]+[$'axi'.$A27];0;[.AE27];2;0);[.AE27])" office:value-type="float" office:value="0">
            <text:p>0</text:p>
          </table:table-cell>
          <table:table-cell table:style-name="ACE-8" table:formula="of:=IF([$'abs'.AF27]&lt;2;COM.MICROSOFT.SWITCH([$'switches'.$A$1];1;2*[$'ba'.AF27]*[$'bb'.AF27]+[$'axi'.$A27];0;[.AF27];2;0);[.AF27])" office:value-type="float" office:value="0">
            <text:p>0</text:p>
          </table:table-cell>
          <table:table-cell table:style-name="ACE-8" table:formula="of:=IF([$'abs'.AG27]&lt;2;COM.MICROSOFT.SWITCH([$'switches'.$A$1];1;2*[$'ba'.AG27]*[$'bb'.AG27]+[$'axi'.$A27];0;[.AG27];2;0);[.AG27])" office:value-type="float" office:value="0">
            <text:p>0</text:p>
          </table:table-cell>
          <table:table-cell table:style-name="ACE-8" table:formula="of:=IF([$'abs'.AH27]&lt;2;COM.MICROSOFT.SWITCH([$'switches'.$A$1];1;2*[$'ba'.AH27]*[$'bb'.AH27]+[$'axi'.$A27];0;[.AH27];2;0);[.AH27])" office:value-type="float" office:value="0">
            <text:p>0</text:p>
          </table:table-cell>
          <table:table-cell table:style-name="ACE-8" table:formula="of:=IF([$'abs'.AI27]&lt;2;COM.MICROSOFT.SWITCH([$'switches'.$A$1];1;2*[$'ba'.AI27]*[$'bb'.AI27]+[$'axi'.$A27];0;[.AI27];2;0);[.AI27])" office:value-type="float" office:value="0">
            <text:p>0</text:p>
          </table:table-cell>
          <table:table-cell table:style-name="ACE-8" table:formula="of:=IF([$'abs'.AJ27]&lt;2;COM.MICROSOFT.SWITCH([$'switches'.$A$1];1;2*[$'ba'.AJ27]*[$'bb'.AJ27]+[$'axi'.$A27];0;[.AJ27];2;0);[.AJ27])" office:value-type="float" office:value="0">
            <text:p>0</text:p>
          </table:table-cell>
          <table:table-cell table:style-name="ACE-8" table:formula="of:=IF([$'abs'.AK27]&lt;2;COM.MICROSOFT.SWITCH([$'switches'.$A$1];1;2*[$'ba'.AK27]*[$'bb'.AK27]+[$'axi'.$A27];0;[.AK27];2;0);[.AK27])" office:value-type="float" office:value="0">
            <text:p>0</text:p>
          </table:table-cell>
          <table:table-cell table:style-name="ACE-8" table:formula="of:=IF([$'abs'.AL27]&lt;2;COM.MICROSOFT.SWITCH([$'switches'.$A$1];1;2*[$'ba'.AL27]*[$'bb'.AL27]+[$'axi'.$A27];0;[.AL27];2;0);[.AL27])" office:value-type="float" office:value="0">
            <text:p>0</text:p>
          </table:table-cell>
          <table:table-cell table:style-name="ACE-8" table:formula="of:=IF([$'abs'.AM27]&lt;2;COM.MICROSOFT.SWITCH([$'switches'.$A$1];1;2*[$'ba'.AM27]*[$'bb'.AM27]+[$'axi'.$A27];0;[.AM27];2;0);[.AM27])" office:value-type="float" office:value="0">
            <text:p>0</text:p>
          </table:table-cell>
          <table:table-cell table:style-name="ACE-8" table:formula="of:=IF([$'abs'.AN27]&lt;2;COM.MICROSOFT.SWITCH([$'switches'.$A$1];1;2*[$'ba'.AN27]*[$'bb'.AN27]+[$'axi'.$A27];0;[.AN27];2;0);[.AN27])" office:value-type="float" office:value="0">
            <text:p>0</text:p>
          </table:table-cell>
          <table:table-cell table:style-name="ACE-8" table:formula="of:=IF([$'abs'.AO27]&lt;2;COM.MICROSOFT.SWITCH([$'switches'.$A$1];1;2*[$'ba'.AO27]*[$'bb'.AO27]+[$'axi'.$A27];0;[.AO27];2;0);[.AO27])" office:value-type="float" office:value="0">
            <text:p>0</text:p>
          </table:table-cell>
          <table:table-cell table:style-name="ACE-8" table:formula="of:=IF([$'abs'.AP27]&lt;2;COM.MICROSOFT.SWITCH([$'switches'.$A$1];1;2*[$'ba'.AP27]*[$'bb'.AP27]+[$'axi'.$A27];0;[.AP27];2;0);[.AP27])" office:value-type="float" office:value="0">
            <text:p>0</text:p>
          </table:table-cell>
          <table:table-cell table:style-name="ACE-8" table:formula="of:=IF([$'abs'.AQ27]&lt;2;COM.MICROSOFT.SWITCH([$'switches'.$A$1];1;2*[$'ba'.AQ27]*[$'bb'.AQ27]+[$'axi'.$A27];0;[.AQ27];2;0);[.AQ27])" office:value-type="float" office:value="0">
            <text:p>0</text:p>
          </table:table-cell>
          <table:table-cell table:style-name="ACE-8" table:formula="of:=IF([$'abs'.AR27]&lt;2;COM.MICROSOFT.SWITCH([$'switches'.$A$1];1;2*[$'ba'.AR27]*[$'bb'.AR27]+[$'axi'.$A27];0;[.AR27];2;0);[.AR27])" office:value-type="float" office:value="0">
            <text:p>0</text:p>
          </table:table-cell>
          <table:table-cell table:style-name="ACE-8" table:formula="of:=IF([$'abs'.AS27]&lt;2;COM.MICROSOFT.SWITCH([$'switches'.$A$1];1;2*[$'ba'.AS27]*[$'bb'.AS27]+[$'axi'.$A27];0;[.AS27];2;0);[.AS27])" office:value-type="float" office:value="0">
            <text:p>0</text:p>
          </table:table-cell>
          <table:table-cell table:style-name="ACE-8" table:formula="of:=IF([$'abs'.AT27]&lt;2;COM.MICROSOFT.SWITCH([$'switches'.$A$1];1;2*[$'ba'.AT27]*[$'bb'.AT27]+[$'axi'.$A27];0;[.AT27];2;0);[.AT27])" office:value-type="float" office:value="0">
            <text:p>0</text:p>
          </table:table-cell>
          <table:table-cell table:style-name="ACE-8" table:formula="of:=IF([$'abs'.AU27]&lt;2;COM.MICROSOFT.SWITCH([$'switches'.$A$1];1;2*[$'ba'.AU27]*[$'bb'.AU27]+[$'axi'.$A27];0;[.AU27];2;0);[.AU27])" office:value-type="float" office:value="0">
            <text:p>0</text:p>
          </table:table-cell>
          <table:table-cell table:style-name="ACE-8" table:formula="of:=IF([$'abs'.AV27]&lt;2;COM.MICROSOFT.SWITCH([$'switches'.$A$1];1;2*[$'ba'.AV27]*[$'bb'.AV27]+[$'axi'.$A27];0;[.AV27];2;0);[.AV27])" office:value-type="float" office:value="0">
            <text:p>0</text:p>
          </table:table-cell>
          <table:table-cell table:style-name="ACE-8" table:formula="of:=IF([$'abs'.AW27]&lt;2;COM.MICROSOFT.SWITCH([$'switches'.$A$1];1;2*[$'ba'.AW27]*[$'bb'.AW27]+[$'axi'.$A27];0;[.AW27];2;0);[.AW27])" office:value-type="float" office:value="0">
            <text:p>0</text:p>
          </table:table-cell>
          <table:table-cell table:style-name="ACE-8" table:formula="of:=IF([$'abs'.AX27]&lt;2;COM.MICROSOFT.SWITCH([$'switches'.$A$1];1;2*[$'ba'.AX27]*[$'bb'.AX27]+[$'axi'.$A27];0;[.AX27];2;0);[.AX27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28]&lt;2;COM.MICROSOFT.SWITCH([$'switches'.$A$1];1;2*[$'ba'.B28]*[$'bb'.B28]+[$'axi'.$A28];0;[.B28];2;0);[.B28])" office:value-type="float" office:value="0">
            <text:p>0</text:p>
          </table:table-cell>
          <table:table-cell table:style-name="ACE-8" table:formula="of:=IF([$'abs'.C28]&lt;2;COM.MICROSOFT.SWITCH([$'switches'.$A$1];1;2*[$'ba'.C28]*[$'bb'.C28]+[$'axi'.$A28];0;[.C28];2;0);[.C28])" office:value-type="float" office:value="0">
            <text:p>0</text:p>
          </table:table-cell>
          <table:table-cell table:style-name="ACE-8" table:formula="of:=IF([$'abs'.D28]&lt;2;COM.MICROSOFT.SWITCH([$'switches'.$A$1];1;2*[$'ba'.D28]*[$'bb'.D28]+[$'axi'.$A28];0;[.D28];2;0);[.D28])" office:value-type="float" office:value="0">
            <text:p>0</text:p>
          </table:table-cell>
          <table:table-cell table:style-name="ACE-8" table:formula="of:=IF([$'abs'.E28]&lt;2;COM.MICROSOFT.SWITCH([$'switches'.$A$1];1;2*[$'ba'.E28]*[$'bb'.E28]+[$'axi'.$A28];0;[.E28];2;0);[.E28])" office:value-type="float" office:value="0">
            <text:p>0</text:p>
          </table:table-cell>
          <table:table-cell table:style-name="ACE-8" table:formula="of:=IF([$'abs'.F28]&lt;2;COM.MICROSOFT.SWITCH([$'switches'.$A$1];1;2*[$'ba'.F28]*[$'bb'.F28]+[$'axi'.$A28];0;[.F28];2;0);[.F28])" office:value-type="float" office:value="0">
            <text:p>0</text:p>
          </table:table-cell>
          <table:table-cell table:style-name="ACE-8" table:formula="of:=IF([$'abs'.G28]&lt;2;COM.MICROSOFT.SWITCH([$'switches'.$A$1];1;2*[$'ba'.G28]*[$'bb'.G28]+[$'axi'.$A28];0;[.G28];2;0);[.G28])" office:value-type="float" office:value="0">
            <text:p>0</text:p>
          </table:table-cell>
          <table:table-cell table:style-name="ACE-8" table:formula="of:=IF([$'abs'.H28]&lt;2;COM.MICROSOFT.SWITCH([$'switches'.$A$1];1;2*[$'ba'.H28]*[$'bb'.H28]+[$'axi'.$A28];0;[.H28];2;0);[.H28])" office:value-type="float" office:value="0">
            <text:p>0</text:p>
          </table:table-cell>
          <table:table-cell table:style-name="ACE-8" table:formula="of:=IF([$'abs'.I28]&lt;2;COM.MICROSOFT.SWITCH([$'switches'.$A$1];1;2*[$'ba'.I28]*[$'bb'.I28]+[$'axi'.$A28];0;[.I28];2;0);[.I28])" office:value-type="float" office:value="0">
            <text:p>0</text:p>
          </table:table-cell>
          <table:table-cell table:style-name="ACE-8" table:formula="of:=IF([$'abs'.J28]&lt;2;COM.MICROSOFT.SWITCH([$'switches'.$A$1];1;2*[$'ba'.J28]*[$'bb'.J28]+[$'axi'.$A28];0;[.J28];2;0);[.J28])" office:value-type="float" office:value="0">
            <text:p>0</text:p>
          </table:table-cell>
          <table:table-cell table:style-name="ACE-8" table:formula="of:=IF([$'abs'.K28]&lt;2;COM.MICROSOFT.SWITCH([$'switches'.$A$1];1;2*[$'ba'.K28]*[$'bb'.K28]+[$'axi'.$A28];0;[.K28];2;0);[.K28])" office:value-type="float" office:value="0">
            <text:p>0</text:p>
          </table:table-cell>
          <table:table-cell table:style-name="ACE-8" table:formula="of:=IF([$'abs'.L28]&lt;2;COM.MICROSOFT.SWITCH([$'switches'.$A$1];1;2*[$'ba'.L28]*[$'bb'.L28]+[$'axi'.$A28];0;[.L28];2;0);[.L28])" office:value-type="float" office:value="0">
            <text:p>0</text:p>
          </table:table-cell>
          <table:table-cell table:style-name="ACE-8" table:formula="of:=IF([$'abs'.M28]&lt;2;COM.MICROSOFT.SWITCH([$'switches'.$A$1];1;2*[$'ba'.M28]*[$'bb'.M28]+[$'axi'.$A28];0;[.M28];2;0);[.M28])" office:value-type="float" office:value="0">
            <text:p>0</text:p>
          </table:table-cell>
          <table:table-cell table:style-name="ACE-8" table:formula="of:=IF([$'abs'.N28]&lt;2;COM.MICROSOFT.SWITCH([$'switches'.$A$1];1;2*[$'ba'.N28]*[$'bb'.N28]+[$'axi'.$A28];0;[.N28];2;0);[.N28])" office:value-type="float" office:value="0">
            <text:p>0</text:p>
          </table:table-cell>
          <table:table-cell table:style-name="ACE-8" table:formula="of:=IF([$'abs'.O28]&lt;2;COM.MICROSOFT.SWITCH([$'switches'.$A$1];1;2*[$'ba'.O28]*[$'bb'.O28]+[$'axi'.$A28];0;[.O28];2;0);[.O28])" office:value-type="float" office:value="0">
            <text:p>0</text:p>
          </table:table-cell>
          <table:table-cell table:style-name="ACE-8" table:formula="of:=IF([$'abs'.P28]&lt;2;COM.MICROSOFT.SWITCH([$'switches'.$A$1];1;2*[$'ba'.P28]*[$'bb'.P28]+[$'axi'.$A28];0;[.P28];2;0);[.P28])" office:value-type="float" office:value="0">
            <text:p>0</text:p>
          </table:table-cell>
          <table:table-cell table:style-name="ACE-8" table:formula="of:=IF([$'abs'.Q28]&lt;2;COM.MICROSOFT.SWITCH([$'switches'.$A$1];1;2*[$'ba'.Q28]*[$'bb'.Q28]+[$'axi'.$A28];0;[.Q28];2;0);[.Q28])" office:value-type="float" office:value="0">
            <text:p>0</text:p>
          </table:table-cell>
          <table:table-cell table:style-name="ACE-8" table:formula="of:=IF([$'abs'.R28]&lt;2;COM.MICROSOFT.SWITCH([$'switches'.$A$1];1;2*[$'ba'.R28]*[$'bb'.R28]+[$'axi'.$A28];0;[.R28];2;0);[.R28])" office:value-type="float" office:value="0">
            <text:p>0</text:p>
          </table:table-cell>
          <table:table-cell table:style-name="ACE-8" table:formula="of:=IF([$'abs'.S28]&lt;2;COM.MICROSOFT.SWITCH([$'switches'.$A$1];1;2*[$'ba'.S28]*[$'bb'.S28]+[$'axi'.$A28];0;[.S28];2;0);[.S28])" office:value-type="float" office:value="0">
            <text:p>0</text:p>
          </table:table-cell>
          <table:table-cell table:style-name="ACE-8" table:formula="of:=IF([$'abs'.T28]&lt;2;COM.MICROSOFT.SWITCH([$'switches'.$A$1];1;2*[$'ba'.T28]*[$'bb'.T28]+[$'axi'.$A28];0;[.T28];2;0);[.T28])" office:value-type="float" office:value="0">
            <text:p>0</text:p>
          </table:table-cell>
          <table:table-cell table:style-name="ACE-8" table:formula="of:=IF([$'abs'.U28]&lt;2;COM.MICROSOFT.SWITCH([$'switches'.$A$1];1;2*[$'ba'.U28]*[$'bb'.U28]+[$'axi'.$A28];0;[.U28];2;0);[.U28])" office:value-type="float" office:value="0">
            <text:p>0</text:p>
          </table:table-cell>
          <table:table-cell table:style-name="ACE-8" table:formula="of:=IF([$'abs'.V28]&lt;2;COM.MICROSOFT.SWITCH([$'switches'.$A$1];1;2*[$'ba'.V28]*[$'bb'.V28]+[$'axi'.$A28];0;[.V28];2;0);[.V28])" office:value-type="float" office:value="0">
            <text:p>0</text:p>
          </table:table-cell>
          <table:table-cell table:style-name="ACE-8" table:formula="of:=IF([$'abs'.W28]&lt;2;COM.MICROSOFT.SWITCH([$'switches'.$A$1];1;2*[$'ba'.W28]*[$'bb'.W28]+[$'axi'.$A28];0;[.W28];2;0);[.W28])" office:value-type="float" office:value="0">
            <text:p>0</text:p>
          </table:table-cell>
          <table:table-cell table:style-name="ACE-8" table:formula="of:=IF([$'abs'.X28]&lt;2;COM.MICROSOFT.SWITCH([$'switches'.$A$1];1;2*[$'ba'.X28]*[$'bb'.X28]+[$'axi'.$A28];0;[.X28];2;0);[.X28])" office:value-type="float" office:value="0">
            <text:p>0</text:p>
          </table:table-cell>
          <table:table-cell table:style-name="ACE-8" table:formula="of:=IF([$'abs'.Y28]&lt;2;COM.MICROSOFT.SWITCH([$'switches'.$A$1];1;2*[$'ba'.Y28]*[$'bb'.Y28]+[$'axi'.$A28];0;[.Y28];2;0);[.Y28])" office:value-type="float" office:value="0">
            <text:p>0</text:p>
          </table:table-cell>
          <table:table-cell table:style-name="ACE-8" table:formula="of:=IF([$'abs'.Z28]&lt;2;COM.MICROSOFT.SWITCH([$'switches'.$A$1];1;2*[$'ba'.Z28]*[$'bb'.Z28]+[$'axi'.$A28];0;[.Z28];2;0);[.Z28])" office:value-type="float" office:value="0">
            <text:p>0</text:p>
          </table:table-cell>
          <table:table-cell table:style-name="ACE-8" table:formula="of:=IF([$'abs'.AA28]&lt;2;COM.MICROSOFT.SWITCH([$'switches'.$A$1];1;2*[$'ba'.AA28]*[$'bb'.AA28]+[$'axi'.$A28];0;[.AA28];2;0);[.AA28])" office:value-type="float" office:value="0">
            <text:p>0</text:p>
          </table:table-cell>
          <table:table-cell table:style-name="ACE-8" table:formula="of:=IF([$'abs'.AB28]&lt;2;COM.MICROSOFT.SWITCH([$'switches'.$A$1];1;2*[$'ba'.AB28]*[$'bb'.AB28]+[$'axi'.$A28];0;[.AB28];2;0);[.AB28])" office:value-type="float" office:value="0">
            <text:p>0</text:p>
          </table:table-cell>
          <table:table-cell table:style-name="ACE-8" table:formula="of:=IF([$'abs'.AC28]&lt;2;COM.MICROSOFT.SWITCH([$'switches'.$A$1];1;2*[$'ba'.AC28]*[$'bb'.AC28]+[$'axi'.$A28];0;[.AC28];2;0);[.AC28])" office:value-type="float" office:value="0">
            <text:p>0</text:p>
          </table:table-cell>
          <table:table-cell table:style-name="ACE-8" table:formula="of:=IF([$'abs'.AD28]&lt;2;COM.MICROSOFT.SWITCH([$'switches'.$A$1];1;2*[$'ba'.AD28]*[$'bb'.AD28]+[$'axi'.$A28];0;[.AD28];2;0);[.AD28])" office:value-type="float" office:value="0">
            <text:p>0</text:p>
          </table:table-cell>
          <table:table-cell table:style-name="ACE-8" table:formula="of:=IF([$'abs'.AE28]&lt;2;COM.MICROSOFT.SWITCH([$'switches'.$A$1];1;2*[$'ba'.AE28]*[$'bb'.AE28]+[$'axi'.$A28];0;[.AE28];2;0);[.AE28])" office:value-type="float" office:value="0">
            <text:p>0</text:p>
          </table:table-cell>
          <table:table-cell table:style-name="ACE-8" table:formula="of:=IF([$'abs'.AF28]&lt;2;COM.MICROSOFT.SWITCH([$'switches'.$A$1];1;2*[$'ba'.AF28]*[$'bb'.AF28]+[$'axi'.$A28];0;[.AF28];2;0);[.AF28])" office:value-type="float" office:value="0">
            <text:p>0</text:p>
          </table:table-cell>
          <table:table-cell table:style-name="ACE-8" table:formula="of:=IF([$'abs'.AG28]&lt;2;COM.MICROSOFT.SWITCH([$'switches'.$A$1];1;2*[$'ba'.AG28]*[$'bb'.AG28]+[$'axi'.$A28];0;[.AG28];2;0);[.AG28])" office:value-type="float" office:value="0">
            <text:p>0</text:p>
          </table:table-cell>
          <table:table-cell table:style-name="ACE-8" table:formula="of:=IF([$'abs'.AH28]&lt;2;COM.MICROSOFT.SWITCH([$'switches'.$A$1];1;2*[$'ba'.AH28]*[$'bb'.AH28]+[$'axi'.$A28];0;[.AH28];2;0);[.AH28])" office:value-type="float" office:value="0">
            <text:p>0</text:p>
          </table:table-cell>
          <table:table-cell table:style-name="ACE-8" table:formula="of:=IF([$'abs'.AI28]&lt;2;COM.MICROSOFT.SWITCH([$'switches'.$A$1];1;2*[$'ba'.AI28]*[$'bb'.AI28]+[$'axi'.$A28];0;[.AI28];2;0);[.AI28])" office:value-type="float" office:value="0">
            <text:p>0</text:p>
          </table:table-cell>
          <table:table-cell table:style-name="ACE-8" table:formula="of:=IF([$'abs'.AJ28]&lt;2;COM.MICROSOFT.SWITCH([$'switches'.$A$1];1;2*[$'ba'.AJ28]*[$'bb'.AJ28]+[$'axi'.$A28];0;[.AJ28];2;0);[.AJ28])" office:value-type="float" office:value="0">
            <text:p>0</text:p>
          </table:table-cell>
          <table:table-cell table:style-name="ACE-8" table:formula="of:=IF([$'abs'.AK28]&lt;2;COM.MICROSOFT.SWITCH([$'switches'.$A$1];1;2*[$'ba'.AK28]*[$'bb'.AK28]+[$'axi'.$A28];0;[.AK28];2;0);[.AK28])" office:value-type="float" office:value="0">
            <text:p>0</text:p>
          </table:table-cell>
          <table:table-cell table:style-name="ACE-8" table:formula="of:=IF([$'abs'.AL28]&lt;2;COM.MICROSOFT.SWITCH([$'switches'.$A$1];1;2*[$'ba'.AL28]*[$'bb'.AL28]+[$'axi'.$A28];0;[.AL28];2;0);[.AL28])" office:value-type="float" office:value="0">
            <text:p>0</text:p>
          </table:table-cell>
          <table:table-cell table:style-name="ACE-8" table:formula="of:=IF([$'abs'.AM28]&lt;2;COM.MICROSOFT.SWITCH([$'switches'.$A$1];1;2*[$'ba'.AM28]*[$'bb'.AM28]+[$'axi'.$A28];0;[.AM28];2;0);[.AM28])" office:value-type="float" office:value="0">
            <text:p>0</text:p>
          </table:table-cell>
          <table:table-cell table:style-name="ACE-8" table:formula="of:=IF([$'abs'.AN28]&lt;2;COM.MICROSOFT.SWITCH([$'switches'.$A$1];1;2*[$'ba'.AN28]*[$'bb'.AN28]+[$'axi'.$A28];0;[.AN28];2;0);[.AN28])" office:value-type="float" office:value="0">
            <text:p>0</text:p>
          </table:table-cell>
          <table:table-cell table:style-name="ACE-8" table:formula="of:=IF([$'abs'.AO28]&lt;2;COM.MICROSOFT.SWITCH([$'switches'.$A$1];1;2*[$'ba'.AO28]*[$'bb'.AO28]+[$'axi'.$A28];0;[.AO28];2;0);[.AO28])" office:value-type="float" office:value="0">
            <text:p>0</text:p>
          </table:table-cell>
          <table:table-cell table:style-name="ACE-8" table:formula="of:=IF([$'abs'.AP28]&lt;2;COM.MICROSOFT.SWITCH([$'switches'.$A$1];1;2*[$'ba'.AP28]*[$'bb'.AP28]+[$'axi'.$A28];0;[.AP28];2;0);[.AP28])" office:value-type="float" office:value="0">
            <text:p>0</text:p>
          </table:table-cell>
          <table:table-cell table:style-name="ACE-8" table:formula="of:=IF([$'abs'.AQ28]&lt;2;COM.MICROSOFT.SWITCH([$'switches'.$A$1];1;2*[$'ba'.AQ28]*[$'bb'.AQ28]+[$'axi'.$A28];0;[.AQ28];2;0);[.AQ28])" office:value-type="float" office:value="0">
            <text:p>0</text:p>
          </table:table-cell>
          <table:table-cell table:style-name="ACE-8" table:formula="of:=IF([$'abs'.AR28]&lt;2;COM.MICROSOFT.SWITCH([$'switches'.$A$1];1;2*[$'ba'.AR28]*[$'bb'.AR28]+[$'axi'.$A28];0;[.AR28];2;0);[.AR28])" office:value-type="float" office:value="0">
            <text:p>0</text:p>
          </table:table-cell>
          <table:table-cell table:style-name="ACE-8" table:formula="of:=IF([$'abs'.AS28]&lt;2;COM.MICROSOFT.SWITCH([$'switches'.$A$1];1;2*[$'ba'.AS28]*[$'bb'.AS28]+[$'axi'.$A28];0;[.AS28];2;0);[.AS28])" office:value-type="float" office:value="0">
            <text:p>0</text:p>
          </table:table-cell>
          <table:table-cell table:style-name="ACE-8" table:formula="of:=IF([$'abs'.AT28]&lt;2;COM.MICROSOFT.SWITCH([$'switches'.$A$1];1;2*[$'ba'.AT28]*[$'bb'.AT28]+[$'axi'.$A28];0;[.AT28];2;0);[.AT28])" office:value-type="float" office:value="0">
            <text:p>0</text:p>
          </table:table-cell>
          <table:table-cell table:style-name="ACE-8" table:formula="of:=IF([$'abs'.AU28]&lt;2;COM.MICROSOFT.SWITCH([$'switches'.$A$1];1;2*[$'ba'.AU28]*[$'bb'.AU28]+[$'axi'.$A28];0;[.AU28];2;0);[.AU28])" office:value-type="float" office:value="0">
            <text:p>0</text:p>
          </table:table-cell>
          <table:table-cell table:style-name="ACE-8" table:formula="of:=IF([$'abs'.AV28]&lt;2;COM.MICROSOFT.SWITCH([$'switches'.$A$1];1;2*[$'ba'.AV28]*[$'bb'.AV28]+[$'axi'.$A28];0;[.AV28];2;0);[.AV28])" office:value-type="float" office:value="0">
            <text:p>0</text:p>
          </table:table-cell>
          <table:table-cell table:style-name="ACE-8" table:formula="of:=IF([$'abs'.AW28]&lt;2;COM.MICROSOFT.SWITCH([$'switches'.$A$1];1;2*[$'ba'.AW28]*[$'bb'.AW28]+[$'axi'.$A28];0;[.AW28];2;0);[.AW28])" office:value-type="float" office:value="0">
            <text:p>0</text:p>
          </table:table-cell>
          <table:table-cell table:style-name="ACE-8" table:formula="of:=IF([$'abs'.AX28]&lt;2;COM.MICROSOFT.SWITCH([$'switches'.$A$1];1;2*[$'ba'.AX28]*[$'bb'.AX28]+[$'axi'.$A28];0;[.AX28];2;0);[.AX28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29]&lt;2;COM.MICROSOFT.SWITCH([$'switches'.$A$1];1;2*[$'ba'.B29]*[$'bb'.B29]+[$'axi'.$A29];0;[.B29];2;0);[.B29])" office:value-type="float" office:value="0">
            <text:p>0</text:p>
          </table:table-cell>
          <table:table-cell table:style-name="ACE-8" table:formula="of:=IF([$'abs'.C29]&lt;2;COM.MICROSOFT.SWITCH([$'switches'.$A$1];1;2*[$'ba'.C29]*[$'bb'.C29]+[$'axi'.$A29];0;[.C29];2;0);[.C29])" office:value-type="float" office:value="0">
            <text:p>0</text:p>
          </table:table-cell>
          <table:table-cell table:style-name="ACE-8" table:formula="of:=IF([$'abs'.D29]&lt;2;COM.MICROSOFT.SWITCH([$'switches'.$A$1];1;2*[$'ba'.D29]*[$'bb'.D29]+[$'axi'.$A29];0;[.D29];2;0);[.D29])" office:value-type="float" office:value="0">
            <text:p>0</text:p>
          </table:table-cell>
          <table:table-cell table:style-name="ACE-8" table:formula="of:=IF([$'abs'.E29]&lt;2;COM.MICROSOFT.SWITCH([$'switches'.$A$1];1;2*[$'ba'.E29]*[$'bb'.E29]+[$'axi'.$A29];0;[.E29];2;0);[.E29])" office:value-type="float" office:value="0">
            <text:p>0</text:p>
          </table:table-cell>
          <table:table-cell table:style-name="ACE-8" table:formula="of:=IF([$'abs'.F29]&lt;2;COM.MICROSOFT.SWITCH([$'switches'.$A$1];1;2*[$'ba'.F29]*[$'bb'.F29]+[$'axi'.$A29];0;[.F29];2;0);[.F29])" office:value-type="float" office:value="0">
            <text:p>0</text:p>
          </table:table-cell>
          <table:table-cell table:style-name="ACE-8" table:formula="of:=IF([$'abs'.G29]&lt;2;COM.MICROSOFT.SWITCH([$'switches'.$A$1];1;2*[$'ba'.G29]*[$'bb'.G29]+[$'axi'.$A29];0;[.G29];2;0);[.G29])" office:value-type="float" office:value="0">
            <text:p>0</text:p>
          </table:table-cell>
          <table:table-cell table:style-name="ACE-8" table:formula="of:=IF([$'abs'.H29]&lt;2;COM.MICROSOFT.SWITCH([$'switches'.$A$1];1;2*[$'ba'.H29]*[$'bb'.H29]+[$'axi'.$A29];0;[.H29];2;0);[.H29])" office:value-type="float" office:value="0">
            <text:p>0</text:p>
          </table:table-cell>
          <table:table-cell table:style-name="ACE-8" table:formula="of:=IF([$'abs'.I29]&lt;2;COM.MICROSOFT.SWITCH([$'switches'.$A$1];1;2*[$'ba'.I29]*[$'bb'.I29]+[$'axi'.$A29];0;[.I29];2;0);[.I29])" office:value-type="float" office:value="0">
            <text:p>0</text:p>
          </table:table-cell>
          <table:table-cell table:style-name="ACE-8" table:formula="of:=IF([$'abs'.J29]&lt;2;COM.MICROSOFT.SWITCH([$'switches'.$A$1];1;2*[$'ba'.J29]*[$'bb'.J29]+[$'axi'.$A29];0;[.J29];2;0);[.J29])" office:value-type="float" office:value="0">
            <text:p>0</text:p>
          </table:table-cell>
          <table:table-cell table:style-name="ACE-8" table:formula="of:=IF([$'abs'.K29]&lt;2;COM.MICROSOFT.SWITCH([$'switches'.$A$1];1;2*[$'ba'.K29]*[$'bb'.K29]+[$'axi'.$A29];0;[.K29];2;0);[.K29])" office:value-type="float" office:value="0">
            <text:p>0</text:p>
          </table:table-cell>
          <table:table-cell table:style-name="ACE-8" table:formula="of:=IF([$'abs'.L29]&lt;2;COM.MICROSOFT.SWITCH([$'switches'.$A$1];1;2*[$'ba'.L29]*[$'bb'.L29]+[$'axi'.$A29];0;[.L29];2;0);[.L29])" office:value-type="float" office:value="0">
            <text:p>0</text:p>
          </table:table-cell>
          <table:table-cell table:style-name="ACE-8" table:formula="of:=IF([$'abs'.M29]&lt;2;COM.MICROSOFT.SWITCH([$'switches'.$A$1];1;2*[$'ba'.M29]*[$'bb'.M29]+[$'axi'.$A29];0;[.M29];2;0);[.M29])" office:value-type="float" office:value="0">
            <text:p>0</text:p>
          </table:table-cell>
          <table:table-cell table:style-name="ACE-8" table:formula="of:=IF([$'abs'.N29]&lt;2;COM.MICROSOFT.SWITCH([$'switches'.$A$1];1;2*[$'ba'.N29]*[$'bb'.N29]+[$'axi'.$A29];0;[.N29];2;0);[.N29])" office:value-type="float" office:value="0">
            <text:p>0</text:p>
          </table:table-cell>
          <table:table-cell table:style-name="ACE-8" table:formula="of:=IF([$'abs'.O29]&lt;2;COM.MICROSOFT.SWITCH([$'switches'.$A$1];1;2*[$'ba'.O29]*[$'bb'.O29]+[$'axi'.$A29];0;[.O29];2;0);[.O29])" office:value-type="float" office:value="0">
            <text:p>0</text:p>
          </table:table-cell>
          <table:table-cell table:style-name="ACE-8" table:formula="of:=IF([$'abs'.P29]&lt;2;COM.MICROSOFT.SWITCH([$'switches'.$A$1];1;2*[$'ba'.P29]*[$'bb'.P29]+[$'axi'.$A29];0;[.P29];2;0);[.P29])" office:value-type="float" office:value="0">
            <text:p>0</text:p>
          </table:table-cell>
          <table:table-cell table:style-name="ACE-8" table:formula="of:=IF([$'abs'.Q29]&lt;2;COM.MICROSOFT.SWITCH([$'switches'.$A$1];1;2*[$'ba'.Q29]*[$'bb'.Q29]+[$'axi'.$A29];0;[.Q29];2;0);[.Q29])" office:value-type="float" office:value="0">
            <text:p>0</text:p>
          </table:table-cell>
          <table:table-cell table:style-name="ACE-8" table:formula="of:=IF([$'abs'.R29]&lt;2;COM.MICROSOFT.SWITCH([$'switches'.$A$1];1;2*[$'ba'.R29]*[$'bb'.R29]+[$'axi'.$A29];0;[.R29];2;0);[.R29])" office:value-type="float" office:value="0">
            <text:p>0</text:p>
          </table:table-cell>
          <table:table-cell table:style-name="ACE-8" table:formula="of:=IF([$'abs'.S29]&lt;2;COM.MICROSOFT.SWITCH([$'switches'.$A$1];1;2*[$'ba'.S29]*[$'bb'.S29]+[$'axi'.$A29];0;[.S29];2;0);[.S29])" office:value-type="float" office:value="0">
            <text:p>0</text:p>
          </table:table-cell>
          <table:table-cell table:style-name="ACE-8" table:formula="of:=IF([$'abs'.T29]&lt;2;COM.MICROSOFT.SWITCH([$'switches'.$A$1];1;2*[$'ba'.T29]*[$'bb'.T29]+[$'axi'.$A29];0;[.T29];2;0);[.T29])" office:value-type="float" office:value="0">
            <text:p>0</text:p>
          </table:table-cell>
          <table:table-cell table:style-name="ACE-8" table:formula="of:=IF([$'abs'.U29]&lt;2;COM.MICROSOFT.SWITCH([$'switches'.$A$1];1;2*[$'ba'.U29]*[$'bb'.U29]+[$'axi'.$A29];0;[.U29];2;0);[.U29])" office:value-type="float" office:value="0">
            <text:p>0</text:p>
          </table:table-cell>
          <table:table-cell table:style-name="ACE-8" table:formula="of:=IF([$'abs'.V29]&lt;2;COM.MICROSOFT.SWITCH([$'switches'.$A$1];1;2*[$'ba'.V29]*[$'bb'.V29]+[$'axi'.$A29];0;[.V29];2;0);[.V29])" office:value-type="float" office:value="0">
            <text:p>0</text:p>
          </table:table-cell>
          <table:table-cell table:style-name="ACE-8" table:formula="of:=IF([$'abs'.W29]&lt;2;COM.MICROSOFT.SWITCH([$'switches'.$A$1];1;2*[$'ba'.W29]*[$'bb'.W29]+[$'axi'.$A29];0;[.W29];2;0);[.W29])" office:value-type="float" office:value="0">
            <text:p>0</text:p>
          </table:table-cell>
          <table:table-cell table:style-name="ACE-8" table:formula="of:=IF([$'abs'.X29]&lt;2;COM.MICROSOFT.SWITCH([$'switches'.$A$1];1;2*[$'ba'.X29]*[$'bb'.X29]+[$'axi'.$A29];0;[.X29];2;0);[.X29])" office:value-type="float" office:value="0">
            <text:p>0</text:p>
          </table:table-cell>
          <table:table-cell table:style-name="ACE-8" table:formula="of:=IF([$'abs'.Y29]&lt;2;COM.MICROSOFT.SWITCH([$'switches'.$A$1];1;2*[$'ba'.Y29]*[$'bb'.Y29]+[$'axi'.$A29];0;[.Y29];2;0);[.Y29])" office:value-type="float" office:value="0">
            <text:p>0</text:p>
          </table:table-cell>
          <table:table-cell table:style-name="ACE-8" table:formula="of:=IF([$'abs'.Z29]&lt;2;COM.MICROSOFT.SWITCH([$'switches'.$A$1];1;2*[$'ba'.Z29]*[$'bb'.Z29]+[$'axi'.$A29];0;[.Z29];2;0);[.Z29])" office:value-type="float" office:value="0">
            <text:p>0</text:p>
          </table:table-cell>
          <table:table-cell table:style-name="ACE-8" table:formula="of:=IF([$'abs'.AA29]&lt;2;COM.MICROSOFT.SWITCH([$'switches'.$A$1];1;2*[$'ba'.AA29]*[$'bb'.AA29]+[$'axi'.$A29];0;[.AA29];2;0);[.AA29])" office:value-type="float" office:value="0">
            <text:p>0</text:p>
          </table:table-cell>
          <table:table-cell table:style-name="ACE-8" table:formula="of:=IF([$'abs'.AB29]&lt;2;COM.MICROSOFT.SWITCH([$'switches'.$A$1];1;2*[$'ba'.AB29]*[$'bb'.AB29]+[$'axi'.$A29];0;[.AB29];2;0);[.AB29])" office:value-type="float" office:value="0">
            <text:p>0</text:p>
          </table:table-cell>
          <table:table-cell table:style-name="ACE-8" table:formula="of:=IF([$'abs'.AC29]&lt;2;COM.MICROSOFT.SWITCH([$'switches'.$A$1];1;2*[$'ba'.AC29]*[$'bb'.AC29]+[$'axi'.$A29];0;[.AC29];2;0);[.AC29])" office:value-type="float" office:value="0">
            <text:p>0</text:p>
          </table:table-cell>
          <table:table-cell table:style-name="ACE-8" table:formula="of:=IF([$'abs'.AD29]&lt;2;COM.MICROSOFT.SWITCH([$'switches'.$A$1];1;2*[$'ba'.AD29]*[$'bb'.AD29]+[$'axi'.$A29];0;[.AD29];2;0);[.AD29])" office:value-type="float" office:value="0">
            <text:p>0</text:p>
          </table:table-cell>
          <table:table-cell table:style-name="ACE-8" table:formula="of:=IF([$'abs'.AE29]&lt;2;COM.MICROSOFT.SWITCH([$'switches'.$A$1];1;2*[$'ba'.AE29]*[$'bb'.AE29]+[$'axi'.$A29];0;[.AE29];2;0);[.AE29])" office:value-type="float" office:value="0">
            <text:p>0</text:p>
          </table:table-cell>
          <table:table-cell table:style-name="ACE-8" table:formula="of:=IF([$'abs'.AF29]&lt;2;COM.MICROSOFT.SWITCH([$'switches'.$A$1];1;2*[$'ba'.AF29]*[$'bb'.AF29]+[$'axi'.$A29];0;[.AF29];2;0);[.AF29])" office:value-type="float" office:value="0">
            <text:p>0</text:p>
          </table:table-cell>
          <table:table-cell table:style-name="ACE-8" table:formula="of:=IF([$'abs'.AG29]&lt;2;COM.MICROSOFT.SWITCH([$'switches'.$A$1];1;2*[$'ba'.AG29]*[$'bb'.AG29]+[$'axi'.$A29];0;[.AG29];2;0);[.AG29])" office:value-type="float" office:value="0">
            <text:p>0</text:p>
          </table:table-cell>
          <table:table-cell table:style-name="ACE-8" table:formula="of:=IF([$'abs'.AH29]&lt;2;COM.MICROSOFT.SWITCH([$'switches'.$A$1];1;2*[$'ba'.AH29]*[$'bb'.AH29]+[$'axi'.$A29];0;[.AH29];2;0);[.AH29])" office:value-type="float" office:value="0">
            <text:p>0</text:p>
          </table:table-cell>
          <table:table-cell table:style-name="ACE-8" table:formula="of:=IF([$'abs'.AI29]&lt;2;COM.MICROSOFT.SWITCH([$'switches'.$A$1];1;2*[$'ba'.AI29]*[$'bb'.AI29]+[$'axi'.$A29];0;[.AI29];2;0);[.AI29])" office:value-type="float" office:value="0">
            <text:p>0</text:p>
          </table:table-cell>
          <table:table-cell table:style-name="ACE-8" table:formula="of:=IF([$'abs'.AJ29]&lt;2;COM.MICROSOFT.SWITCH([$'switches'.$A$1];1;2*[$'ba'.AJ29]*[$'bb'.AJ29]+[$'axi'.$A29];0;[.AJ29];2;0);[.AJ29])" office:value-type="float" office:value="0">
            <text:p>0</text:p>
          </table:table-cell>
          <table:table-cell table:style-name="ACE-8" table:formula="of:=IF([$'abs'.AK29]&lt;2;COM.MICROSOFT.SWITCH([$'switches'.$A$1];1;2*[$'ba'.AK29]*[$'bb'.AK29]+[$'axi'.$A29];0;[.AK29];2;0);[.AK29])" office:value-type="float" office:value="0">
            <text:p>0</text:p>
          </table:table-cell>
          <table:table-cell table:style-name="ACE-8" table:formula="of:=IF([$'abs'.AL29]&lt;2;COM.MICROSOFT.SWITCH([$'switches'.$A$1];1;2*[$'ba'.AL29]*[$'bb'.AL29]+[$'axi'.$A29];0;[.AL29];2;0);[.AL29])" office:value-type="float" office:value="0">
            <text:p>0</text:p>
          </table:table-cell>
          <table:table-cell table:style-name="ACE-8" table:formula="of:=IF([$'abs'.AM29]&lt;2;COM.MICROSOFT.SWITCH([$'switches'.$A$1];1;2*[$'ba'.AM29]*[$'bb'.AM29]+[$'axi'.$A29];0;[.AM29];2;0);[.AM29])" office:value-type="float" office:value="0">
            <text:p>0</text:p>
          </table:table-cell>
          <table:table-cell table:style-name="ACE-8" table:formula="of:=IF([$'abs'.AN29]&lt;2;COM.MICROSOFT.SWITCH([$'switches'.$A$1];1;2*[$'ba'.AN29]*[$'bb'.AN29]+[$'axi'.$A29];0;[.AN29];2;0);[.AN29])" office:value-type="float" office:value="0">
            <text:p>0</text:p>
          </table:table-cell>
          <table:table-cell table:style-name="ACE-8" table:formula="of:=IF([$'abs'.AO29]&lt;2;COM.MICROSOFT.SWITCH([$'switches'.$A$1];1;2*[$'ba'.AO29]*[$'bb'.AO29]+[$'axi'.$A29];0;[.AO29];2;0);[.AO29])" office:value-type="float" office:value="0">
            <text:p>0</text:p>
          </table:table-cell>
          <table:table-cell table:style-name="ACE-8" table:formula="of:=IF([$'abs'.AP29]&lt;2;COM.MICROSOFT.SWITCH([$'switches'.$A$1];1;2*[$'ba'.AP29]*[$'bb'.AP29]+[$'axi'.$A29];0;[.AP29];2;0);[.AP29])" office:value-type="float" office:value="0">
            <text:p>0</text:p>
          </table:table-cell>
          <table:table-cell table:style-name="ACE-8" table:formula="of:=IF([$'abs'.AQ29]&lt;2;COM.MICROSOFT.SWITCH([$'switches'.$A$1];1;2*[$'ba'.AQ29]*[$'bb'.AQ29]+[$'axi'.$A29];0;[.AQ29];2;0);[.AQ29])" office:value-type="float" office:value="0">
            <text:p>0</text:p>
          </table:table-cell>
          <table:table-cell table:style-name="ACE-8" table:formula="of:=IF([$'abs'.AR29]&lt;2;COM.MICROSOFT.SWITCH([$'switches'.$A$1];1;2*[$'ba'.AR29]*[$'bb'.AR29]+[$'axi'.$A29];0;[.AR29];2;0);[.AR29])" office:value-type="float" office:value="0">
            <text:p>0</text:p>
          </table:table-cell>
          <table:table-cell table:style-name="ACE-8" table:formula="of:=IF([$'abs'.AS29]&lt;2;COM.MICROSOFT.SWITCH([$'switches'.$A$1];1;2*[$'ba'.AS29]*[$'bb'.AS29]+[$'axi'.$A29];0;[.AS29];2;0);[.AS29])" office:value-type="float" office:value="0">
            <text:p>0</text:p>
          </table:table-cell>
          <table:table-cell table:style-name="ACE-8" table:formula="of:=IF([$'abs'.AT29]&lt;2;COM.MICROSOFT.SWITCH([$'switches'.$A$1];1;2*[$'ba'.AT29]*[$'bb'.AT29]+[$'axi'.$A29];0;[.AT29];2;0);[.AT29])" office:value-type="float" office:value="0">
            <text:p>0</text:p>
          </table:table-cell>
          <table:table-cell table:style-name="ACE-8" table:formula="of:=IF([$'abs'.AU29]&lt;2;COM.MICROSOFT.SWITCH([$'switches'.$A$1];1;2*[$'ba'.AU29]*[$'bb'.AU29]+[$'axi'.$A29];0;[.AU29];2;0);[.AU29])" office:value-type="float" office:value="0">
            <text:p>0</text:p>
          </table:table-cell>
          <table:table-cell table:style-name="ACE-8" table:formula="of:=IF([$'abs'.AV29]&lt;2;COM.MICROSOFT.SWITCH([$'switches'.$A$1];1;2*[$'ba'.AV29]*[$'bb'.AV29]+[$'axi'.$A29];0;[.AV29];2;0);[.AV29])" office:value-type="float" office:value="0">
            <text:p>0</text:p>
          </table:table-cell>
          <table:table-cell table:style-name="ACE-8" table:formula="of:=IF([$'abs'.AW29]&lt;2;COM.MICROSOFT.SWITCH([$'switches'.$A$1];1;2*[$'ba'.AW29]*[$'bb'.AW29]+[$'axi'.$A29];0;[.AW29];2;0);[.AW29])" office:value-type="float" office:value="0">
            <text:p>0</text:p>
          </table:table-cell>
          <table:table-cell table:style-name="ACE-8" table:formula="of:=IF([$'abs'.AX29]&lt;2;COM.MICROSOFT.SWITCH([$'switches'.$A$1];1;2*[$'ba'.AX29]*[$'bb'.AX29]+[$'axi'.$A29];0;[.AX29];2;0);[.AX29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0]&lt;2;COM.MICROSOFT.SWITCH([$'switches'.$A$1];1;2*[$'ba'.B30]*[$'bb'.B30]+[$'axi'.$A30];0;[.B30];2;0);[.B30])" office:value-type="float" office:value="0">
            <text:p>0</text:p>
          </table:table-cell>
          <table:table-cell table:style-name="ACE-8" table:formula="of:=IF([$'abs'.C30]&lt;2;COM.MICROSOFT.SWITCH([$'switches'.$A$1];1;2*[$'ba'.C30]*[$'bb'.C30]+[$'axi'.$A30];0;[.C30];2;0);[.C30])" office:value-type="float" office:value="0">
            <text:p>0</text:p>
          </table:table-cell>
          <table:table-cell table:style-name="ACE-8" table:formula="of:=IF([$'abs'.D30]&lt;2;COM.MICROSOFT.SWITCH([$'switches'.$A$1];1;2*[$'ba'.D30]*[$'bb'.D30]+[$'axi'.$A30];0;[.D30];2;0);[.D30])" office:value-type="float" office:value="0">
            <text:p>0</text:p>
          </table:table-cell>
          <table:table-cell table:style-name="ACE-8" table:formula="of:=IF([$'abs'.E30]&lt;2;COM.MICROSOFT.SWITCH([$'switches'.$A$1];1;2*[$'ba'.E30]*[$'bb'.E30]+[$'axi'.$A30];0;[.E30];2;0);[.E30])" office:value-type="float" office:value="0">
            <text:p>0</text:p>
          </table:table-cell>
          <table:table-cell table:style-name="ACE-8" table:formula="of:=IF([$'abs'.F30]&lt;2;COM.MICROSOFT.SWITCH([$'switches'.$A$1];1;2*[$'ba'.F30]*[$'bb'.F30]+[$'axi'.$A30];0;[.F30];2;0);[.F30])" office:value-type="float" office:value="0">
            <text:p>0</text:p>
          </table:table-cell>
          <table:table-cell table:style-name="ACE-8" table:formula="of:=IF([$'abs'.G30]&lt;2;COM.MICROSOFT.SWITCH([$'switches'.$A$1];1;2*[$'ba'.G30]*[$'bb'.G30]+[$'axi'.$A30];0;[.G30];2;0);[.G30])" office:value-type="float" office:value="0">
            <text:p>0</text:p>
          </table:table-cell>
          <table:table-cell table:style-name="ACE-8" table:formula="of:=IF([$'abs'.H30]&lt;2;COM.MICROSOFT.SWITCH([$'switches'.$A$1];1;2*[$'ba'.H30]*[$'bb'.H30]+[$'axi'.$A30];0;[.H30];2;0);[.H30])" office:value-type="float" office:value="0">
            <text:p>0</text:p>
          </table:table-cell>
          <table:table-cell table:style-name="ACE-8" table:formula="of:=IF([$'abs'.I30]&lt;2;COM.MICROSOFT.SWITCH([$'switches'.$A$1];1;2*[$'ba'.I30]*[$'bb'.I30]+[$'axi'.$A30];0;[.I30];2;0);[.I30])" office:value-type="float" office:value="0">
            <text:p>0</text:p>
          </table:table-cell>
          <table:table-cell table:style-name="ACE-8" table:formula="of:=IF([$'abs'.J30]&lt;2;COM.MICROSOFT.SWITCH([$'switches'.$A$1];1;2*[$'ba'.J30]*[$'bb'.J30]+[$'axi'.$A30];0;[.J30];2;0);[.J30])" office:value-type="float" office:value="0">
            <text:p>0</text:p>
          </table:table-cell>
          <table:table-cell table:style-name="ACE-8" table:formula="of:=IF([$'abs'.K30]&lt;2;COM.MICROSOFT.SWITCH([$'switches'.$A$1];1;2*[$'ba'.K30]*[$'bb'.K30]+[$'axi'.$A30];0;[.K30];2;0);[.K30])" office:value-type="float" office:value="0">
            <text:p>0</text:p>
          </table:table-cell>
          <table:table-cell table:style-name="ACE-8" table:formula="of:=IF([$'abs'.L30]&lt;2;COM.MICROSOFT.SWITCH([$'switches'.$A$1];1;2*[$'ba'.L30]*[$'bb'.L30]+[$'axi'.$A30];0;[.L30];2;0);[.L30])" office:value-type="float" office:value="0">
            <text:p>0</text:p>
          </table:table-cell>
          <table:table-cell table:style-name="ACE-8" table:formula="of:=IF([$'abs'.M30]&lt;2;COM.MICROSOFT.SWITCH([$'switches'.$A$1];1;2*[$'ba'.M30]*[$'bb'.M30]+[$'axi'.$A30];0;[.M30];2;0);[.M30])" office:value-type="float" office:value="0">
            <text:p>0</text:p>
          </table:table-cell>
          <table:table-cell table:style-name="ACE-8" table:formula="of:=IF([$'abs'.N30]&lt;2;COM.MICROSOFT.SWITCH([$'switches'.$A$1];1;2*[$'ba'.N30]*[$'bb'.N30]+[$'axi'.$A30];0;[.N30];2;0);[.N30])" office:value-type="float" office:value="0">
            <text:p>0</text:p>
          </table:table-cell>
          <table:table-cell table:style-name="ACE-8" table:formula="of:=IF([$'abs'.O30]&lt;2;COM.MICROSOFT.SWITCH([$'switches'.$A$1];1;2*[$'ba'.O30]*[$'bb'.O30]+[$'axi'.$A30];0;[.O30];2;0);[.O30])" office:value-type="float" office:value="0">
            <text:p>0</text:p>
          </table:table-cell>
          <table:table-cell table:style-name="ACE-8" table:formula="of:=IF([$'abs'.P30]&lt;2;COM.MICROSOFT.SWITCH([$'switches'.$A$1];1;2*[$'ba'.P30]*[$'bb'.P30]+[$'axi'.$A30];0;[.P30];2;0);[.P30])" office:value-type="float" office:value="0">
            <text:p>0</text:p>
          </table:table-cell>
          <table:table-cell table:style-name="ACE-8" table:formula="of:=IF([$'abs'.Q30]&lt;2;COM.MICROSOFT.SWITCH([$'switches'.$A$1];1;2*[$'ba'.Q30]*[$'bb'.Q30]+[$'axi'.$A30];0;[.Q30];2;0);[.Q30])" office:value-type="float" office:value="0">
            <text:p>0</text:p>
          </table:table-cell>
          <table:table-cell table:style-name="ACE-8" table:formula="of:=IF([$'abs'.R30]&lt;2;COM.MICROSOFT.SWITCH([$'switches'.$A$1];1;2*[$'ba'.R30]*[$'bb'.R30]+[$'axi'.$A30];0;[.R30];2;0);[.R30])" office:value-type="float" office:value="0">
            <text:p>0</text:p>
          </table:table-cell>
          <table:table-cell table:style-name="ACE-8" table:formula="of:=IF([$'abs'.S30]&lt;2;COM.MICROSOFT.SWITCH([$'switches'.$A$1];1;2*[$'ba'.S30]*[$'bb'.S30]+[$'axi'.$A30];0;[.S30];2;0);[.S30])" office:value-type="float" office:value="0">
            <text:p>0</text:p>
          </table:table-cell>
          <table:table-cell table:style-name="ACE-8" table:formula="of:=IF([$'abs'.T30]&lt;2;COM.MICROSOFT.SWITCH([$'switches'.$A$1];1;2*[$'ba'.T30]*[$'bb'.T30]+[$'axi'.$A30];0;[.T30];2;0);[.T30])" office:value-type="float" office:value="0">
            <text:p>0</text:p>
          </table:table-cell>
          <table:table-cell table:style-name="ACE-8" table:formula="of:=IF([$'abs'.U30]&lt;2;COM.MICROSOFT.SWITCH([$'switches'.$A$1];1;2*[$'ba'.U30]*[$'bb'.U30]+[$'axi'.$A30];0;[.U30];2;0);[.U30])" office:value-type="float" office:value="0">
            <text:p>0</text:p>
          </table:table-cell>
          <table:table-cell table:style-name="ACE-8" table:formula="of:=IF([$'abs'.V30]&lt;2;COM.MICROSOFT.SWITCH([$'switches'.$A$1];1;2*[$'ba'.V30]*[$'bb'.V30]+[$'axi'.$A30];0;[.V30];2;0);[.V30])" office:value-type="float" office:value="0">
            <text:p>0</text:p>
          </table:table-cell>
          <table:table-cell table:style-name="ACE-8" table:formula="of:=IF([$'abs'.W30]&lt;2;COM.MICROSOFT.SWITCH([$'switches'.$A$1];1;2*[$'ba'.W30]*[$'bb'.W30]+[$'axi'.$A30];0;[.W30];2;0);[.W30])" office:value-type="float" office:value="0">
            <text:p>0</text:p>
          </table:table-cell>
          <table:table-cell table:style-name="ACE-8" table:formula="of:=IF([$'abs'.X30]&lt;2;COM.MICROSOFT.SWITCH([$'switches'.$A$1];1;2*[$'ba'.X30]*[$'bb'.X30]+[$'axi'.$A30];0;[.X30];2;0);[.X30])" office:value-type="float" office:value="0">
            <text:p>0</text:p>
          </table:table-cell>
          <table:table-cell table:style-name="ACE-8" table:formula="of:=IF([$'abs'.Y30]&lt;2;COM.MICROSOFT.SWITCH([$'switches'.$A$1];1;2*[$'ba'.Y30]*[$'bb'.Y30]+[$'axi'.$A30];0;[.Y30];2;0);[.Y30])" office:value-type="float" office:value="0">
            <text:p>0</text:p>
          </table:table-cell>
          <table:table-cell table:style-name="ACE-8" table:formula="of:=IF([$'abs'.Z30]&lt;2;COM.MICROSOFT.SWITCH([$'switches'.$A$1];1;2*[$'ba'.Z30]*[$'bb'.Z30]+[$'axi'.$A30];0;[.Z30];2;0);[.Z30])" office:value-type="float" office:value="0">
            <text:p>0</text:p>
          </table:table-cell>
          <table:table-cell table:style-name="ACE-8" table:formula="of:=IF([$'abs'.AA30]&lt;2;COM.MICROSOFT.SWITCH([$'switches'.$A$1];1;2*[$'ba'.AA30]*[$'bb'.AA30]+[$'axi'.$A30];0;[.AA30];2;0);[.AA30])" office:value-type="float" office:value="0">
            <text:p>0</text:p>
          </table:table-cell>
          <table:table-cell table:style-name="ACE-8" table:formula="of:=IF([$'abs'.AB30]&lt;2;COM.MICROSOFT.SWITCH([$'switches'.$A$1];1;2*[$'ba'.AB30]*[$'bb'.AB30]+[$'axi'.$A30];0;[.AB30];2;0);[.AB30])" office:value-type="float" office:value="0">
            <text:p>0</text:p>
          </table:table-cell>
          <table:table-cell table:style-name="ACE-8" table:formula="of:=IF([$'abs'.AC30]&lt;2;COM.MICROSOFT.SWITCH([$'switches'.$A$1];1;2*[$'ba'.AC30]*[$'bb'.AC30]+[$'axi'.$A30];0;[.AC30];2;0);[.AC30])" office:value-type="float" office:value="0">
            <text:p>0</text:p>
          </table:table-cell>
          <table:table-cell table:style-name="ACE-8" table:formula="of:=IF([$'abs'.AD30]&lt;2;COM.MICROSOFT.SWITCH([$'switches'.$A$1];1;2*[$'ba'.AD30]*[$'bb'.AD30]+[$'axi'.$A30];0;[.AD30];2;0);[.AD30])" office:value-type="float" office:value="0">
            <text:p>0</text:p>
          </table:table-cell>
          <table:table-cell table:style-name="ACE-8" table:formula="of:=IF([$'abs'.AE30]&lt;2;COM.MICROSOFT.SWITCH([$'switches'.$A$1];1;2*[$'ba'.AE30]*[$'bb'.AE30]+[$'axi'.$A30];0;[.AE30];2;0);[.AE30])" office:value-type="float" office:value="0">
            <text:p>0</text:p>
          </table:table-cell>
          <table:table-cell table:style-name="ACE-8" table:formula="of:=IF([$'abs'.AF30]&lt;2;COM.MICROSOFT.SWITCH([$'switches'.$A$1];1;2*[$'ba'.AF30]*[$'bb'.AF30]+[$'axi'.$A30];0;[.AF30];2;0);[.AF30])" office:value-type="float" office:value="0">
            <text:p>0</text:p>
          </table:table-cell>
          <table:table-cell table:style-name="ACE-8" table:formula="of:=IF([$'abs'.AG30]&lt;2;COM.MICROSOFT.SWITCH([$'switches'.$A$1];1;2*[$'ba'.AG30]*[$'bb'.AG30]+[$'axi'.$A30];0;[.AG30];2;0);[.AG30])" office:value-type="float" office:value="0">
            <text:p>0</text:p>
          </table:table-cell>
          <table:table-cell table:style-name="ACE-8" table:formula="of:=IF([$'abs'.AH30]&lt;2;COM.MICROSOFT.SWITCH([$'switches'.$A$1];1;2*[$'ba'.AH30]*[$'bb'.AH30]+[$'axi'.$A30];0;[.AH30];2;0);[.AH30])" office:value-type="float" office:value="0">
            <text:p>0</text:p>
          </table:table-cell>
          <table:table-cell table:style-name="ACE-8" table:formula="of:=IF([$'abs'.AI30]&lt;2;COM.MICROSOFT.SWITCH([$'switches'.$A$1];1;2*[$'ba'.AI30]*[$'bb'.AI30]+[$'axi'.$A30];0;[.AI30];2;0);[.AI30])" office:value-type="float" office:value="0">
            <text:p>0</text:p>
          </table:table-cell>
          <table:table-cell table:style-name="ACE-8" table:formula="of:=IF([$'abs'.AJ30]&lt;2;COM.MICROSOFT.SWITCH([$'switches'.$A$1];1;2*[$'ba'.AJ30]*[$'bb'.AJ30]+[$'axi'.$A30];0;[.AJ30];2;0);[.AJ30])" office:value-type="float" office:value="0">
            <text:p>0</text:p>
          </table:table-cell>
          <table:table-cell table:style-name="ACE-8" table:formula="of:=IF([$'abs'.AK30]&lt;2;COM.MICROSOFT.SWITCH([$'switches'.$A$1];1;2*[$'ba'.AK30]*[$'bb'.AK30]+[$'axi'.$A30];0;[.AK30];2;0);[.AK30])" office:value-type="float" office:value="0">
            <text:p>0</text:p>
          </table:table-cell>
          <table:table-cell table:style-name="ACE-8" table:formula="of:=IF([$'abs'.AL30]&lt;2;COM.MICROSOFT.SWITCH([$'switches'.$A$1];1;2*[$'ba'.AL30]*[$'bb'.AL30]+[$'axi'.$A30];0;[.AL30];2;0);[.AL30])" office:value-type="float" office:value="0">
            <text:p>0</text:p>
          </table:table-cell>
          <table:table-cell table:style-name="ACE-8" table:formula="of:=IF([$'abs'.AM30]&lt;2;COM.MICROSOFT.SWITCH([$'switches'.$A$1];1;2*[$'ba'.AM30]*[$'bb'.AM30]+[$'axi'.$A30];0;[.AM30];2;0);[.AM30])" office:value-type="float" office:value="0">
            <text:p>0</text:p>
          </table:table-cell>
          <table:table-cell table:style-name="ACE-8" table:formula="of:=IF([$'abs'.AN30]&lt;2;COM.MICROSOFT.SWITCH([$'switches'.$A$1];1;2*[$'ba'.AN30]*[$'bb'.AN30]+[$'axi'.$A30];0;[.AN30];2;0);[.AN30])" office:value-type="float" office:value="0">
            <text:p>0</text:p>
          </table:table-cell>
          <table:table-cell table:style-name="ACE-8" table:formula="of:=IF([$'abs'.AO30]&lt;2;COM.MICROSOFT.SWITCH([$'switches'.$A$1];1;2*[$'ba'.AO30]*[$'bb'.AO30]+[$'axi'.$A30];0;[.AO30];2;0);[.AO30])" office:value-type="float" office:value="0">
            <text:p>0</text:p>
          </table:table-cell>
          <table:table-cell table:style-name="ACE-8" table:formula="of:=IF([$'abs'.AP30]&lt;2;COM.MICROSOFT.SWITCH([$'switches'.$A$1];1;2*[$'ba'.AP30]*[$'bb'.AP30]+[$'axi'.$A30];0;[.AP30];2;0);[.AP30])" office:value-type="float" office:value="0">
            <text:p>0</text:p>
          </table:table-cell>
          <table:table-cell table:style-name="ACE-8" table:formula="of:=IF([$'abs'.AQ30]&lt;2;COM.MICROSOFT.SWITCH([$'switches'.$A$1];1;2*[$'ba'.AQ30]*[$'bb'.AQ30]+[$'axi'.$A30];0;[.AQ30];2;0);[.AQ30])" office:value-type="float" office:value="0">
            <text:p>0</text:p>
          </table:table-cell>
          <table:table-cell table:style-name="ACE-8" table:formula="of:=IF([$'abs'.AR30]&lt;2;COM.MICROSOFT.SWITCH([$'switches'.$A$1];1;2*[$'ba'.AR30]*[$'bb'.AR30]+[$'axi'.$A30];0;[.AR30];2;0);[.AR30])" office:value-type="float" office:value="0">
            <text:p>0</text:p>
          </table:table-cell>
          <table:table-cell table:style-name="ACE-8" table:formula="of:=IF([$'abs'.AS30]&lt;2;COM.MICROSOFT.SWITCH([$'switches'.$A$1];1;2*[$'ba'.AS30]*[$'bb'.AS30]+[$'axi'.$A30];0;[.AS30];2;0);[.AS30])" office:value-type="float" office:value="0">
            <text:p>0</text:p>
          </table:table-cell>
          <table:table-cell table:style-name="ACE-8" table:formula="of:=IF([$'abs'.AT30]&lt;2;COM.MICROSOFT.SWITCH([$'switches'.$A$1];1;2*[$'ba'.AT30]*[$'bb'.AT30]+[$'axi'.$A30];0;[.AT30];2;0);[.AT30])" office:value-type="float" office:value="0">
            <text:p>0</text:p>
          </table:table-cell>
          <table:table-cell table:style-name="ACE-8" table:formula="of:=IF([$'abs'.AU30]&lt;2;COM.MICROSOFT.SWITCH([$'switches'.$A$1];1;2*[$'ba'.AU30]*[$'bb'.AU30]+[$'axi'.$A30];0;[.AU30];2;0);[.AU30])" office:value-type="float" office:value="0">
            <text:p>0</text:p>
          </table:table-cell>
          <table:table-cell table:style-name="ACE-8" table:formula="of:=IF([$'abs'.AV30]&lt;2;COM.MICROSOFT.SWITCH([$'switches'.$A$1];1;2*[$'ba'.AV30]*[$'bb'.AV30]+[$'axi'.$A30];0;[.AV30];2;0);[.AV30])" office:value-type="float" office:value="0">
            <text:p>0</text:p>
          </table:table-cell>
          <table:table-cell table:style-name="ACE-8" table:formula="of:=IF([$'abs'.AW30]&lt;2;COM.MICROSOFT.SWITCH([$'switches'.$A$1];1;2*[$'ba'.AW30]*[$'bb'.AW30]+[$'axi'.$A30];0;[.AW30];2;0);[.AW30])" office:value-type="float" office:value="0">
            <text:p>0</text:p>
          </table:table-cell>
          <table:table-cell table:style-name="ACE-8" table:formula="of:=IF([$'abs'.AX30]&lt;2;COM.MICROSOFT.SWITCH([$'switches'.$A$1];1;2*[$'ba'.AX30]*[$'bb'.AX30]+[$'axi'.$A30];0;[.AX30];2;0);[.AX30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1]&lt;2;COM.MICROSOFT.SWITCH([$'switches'.$A$1];1;2*[$'ba'.B31]*[$'bb'.B31]+[$'axi'.$A31];0;[.B31];2;0);[.B31])" office:value-type="float" office:value="0">
            <text:p>0</text:p>
          </table:table-cell>
          <table:table-cell table:style-name="ACE-8" table:formula="of:=IF([$'abs'.C31]&lt;2;COM.MICROSOFT.SWITCH([$'switches'.$A$1];1;2*[$'ba'.C31]*[$'bb'.C31]+[$'axi'.$A31];0;[.C31];2;0);[.C31])" office:value-type="float" office:value="0">
            <text:p>0</text:p>
          </table:table-cell>
          <table:table-cell table:style-name="ACE-8" table:formula="of:=IF([$'abs'.D31]&lt;2;COM.MICROSOFT.SWITCH([$'switches'.$A$1];1;2*[$'ba'.D31]*[$'bb'.D31]+[$'axi'.$A31];0;[.D31];2;0);[.D31])" office:value-type="float" office:value="0">
            <text:p>0</text:p>
          </table:table-cell>
          <table:table-cell table:style-name="ACE-8" table:formula="of:=IF([$'abs'.E31]&lt;2;COM.MICROSOFT.SWITCH([$'switches'.$A$1];1;2*[$'ba'.E31]*[$'bb'.E31]+[$'axi'.$A31];0;[.E31];2;0);[.E31])" office:value-type="float" office:value="0">
            <text:p>0</text:p>
          </table:table-cell>
          <table:table-cell table:style-name="ACE-8" table:formula="of:=IF([$'abs'.F31]&lt;2;COM.MICROSOFT.SWITCH([$'switches'.$A$1];1;2*[$'ba'.F31]*[$'bb'.F31]+[$'axi'.$A31];0;[.F31];2;0);[.F31])" office:value-type="float" office:value="0">
            <text:p>0</text:p>
          </table:table-cell>
          <table:table-cell table:style-name="ACE-8" table:formula="of:=IF([$'abs'.G31]&lt;2;COM.MICROSOFT.SWITCH([$'switches'.$A$1];1;2*[$'ba'.G31]*[$'bb'.G31]+[$'axi'.$A31];0;[.G31];2;0);[.G31])" office:value-type="float" office:value="0">
            <text:p>0</text:p>
          </table:table-cell>
          <table:table-cell table:style-name="ACE-8" table:formula="of:=IF([$'abs'.H31]&lt;2;COM.MICROSOFT.SWITCH([$'switches'.$A$1];1;2*[$'ba'.H31]*[$'bb'.H31]+[$'axi'.$A31];0;[.H31];2;0);[.H31])" office:value-type="float" office:value="0">
            <text:p>0</text:p>
          </table:table-cell>
          <table:table-cell table:style-name="ACE-8" table:formula="of:=IF([$'abs'.I31]&lt;2;COM.MICROSOFT.SWITCH([$'switches'.$A$1];1;2*[$'ba'.I31]*[$'bb'.I31]+[$'axi'.$A31];0;[.I31];2;0);[.I31])" office:value-type="float" office:value="0">
            <text:p>0</text:p>
          </table:table-cell>
          <table:table-cell table:style-name="ACE-8" table:formula="of:=IF([$'abs'.J31]&lt;2;COM.MICROSOFT.SWITCH([$'switches'.$A$1];1;2*[$'ba'.J31]*[$'bb'.J31]+[$'axi'.$A31];0;[.J31];2;0);[.J31])" office:value-type="float" office:value="0">
            <text:p>0</text:p>
          </table:table-cell>
          <table:table-cell table:style-name="ACE-8" table:formula="of:=IF([$'abs'.K31]&lt;2;COM.MICROSOFT.SWITCH([$'switches'.$A$1];1;2*[$'ba'.K31]*[$'bb'.K31]+[$'axi'.$A31];0;[.K31];2;0);[.K31])" office:value-type="float" office:value="0">
            <text:p>0</text:p>
          </table:table-cell>
          <table:table-cell table:style-name="ACE-8" table:formula="of:=IF([$'abs'.L31]&lt;2;COM.MICROSOFT.SWITCH([$'switches'.$A$1];1;2*[$'ba'.L31]*[$'bb'.L31]+[$'axi'.$A31];0;[.L31];2;0);[.L31])" office:value-type="float" office:value="0">
            <text:p>0</text:p>
          </table:table-cell>
          <table:table-cell table:style-name="ACE-8" table:formula="of:=IF([$'abs'.M31]&lt;2;COM.MICROSOFT.SWITCH([$'switches'.$A$1];1;2*[$'ba'.M31]*[$'bb'.M31]+[$'axi'.$A31];0;[.M31];2;0);[.M31])" office:value-type="float" office:value="0">
            <text:p>0</text:p>
          </table:table-cell>
          <table:table-cell table:style-name="ACE-8" table:formula="of:=IF([$'abs'.N31]&lt;2;COM.MICROSOFT.SWITCH([$'switches'.$A$1];1;2*[$'ba'.N31]*[$'bb'.N31]+[$'axi'.$A31];0;[.N31];2;0);[.N31])" office:value-type="float" office:value="0">
            <text:p>0</text:p>
          </table:table-cell>
          <table:table-cell table:style-name="ACE-8" table:formula="of:=IF([$'abs'.O31]&lt;2;COM.MICROSOFT.SWITCH([$'switches'.$A$1];1;2*[$'ba'.O31]*[$'bb'.O31]+[$'axi'.$A31];0;[.O31];2;0);[.O31])" office:value-type="float" office:value="0">
            <text:p>0</text:p>
          </table:table-cell>
          <table:table-cell table:style-name="ACE-8" table:formula="of:=IF([$'abs'.P31]&lt;2;COM.MICROSOFT.SWITCH([$'switches'.$A$1];1;2*[$'ba'.P31]*[$'bb'.P31]+[$'axi'.$A31];0;[.P31];2;0);[.P31])" office:value-type="float" office:value="0">
            <text:p>0</text:p>
          </table:table-cell>
          <table:table-cell table:style-name="ACE-8" table:formula="of:=IF([$'abs'.Q31]&lt;2;COM.MICROSOFT.SWITCH([$'switches'.$A$1];1;2*[$'ba'.Q31]*[$'bb'.Q31]+[$'axi'.$A31];0;[.Q31];2;0);[.Q31])" office:value-type="float" office:value="0">
            <text:p>0</text:p>
          </table:table-cell>
          <table:table-cell table:style-name="ACE-8" table:formula="of:=IF([$'abs'.R31]&lt;2;COM.MICROSOFT.SWITCH([$'switches'.$A$1];1;2*[$'ba'.R31]*[$'bb'.R31]+[$'axi'.$A31];0;[.R31];2;0);[.R31])" office:value-type="float" office:value="0">
            <text:p>0</text:p>
          </table:table-cell>
          <table:table-cell table:style-name="ACE-8" table:formula="of:=IF([$'abs'.S31]&lt;2;COM.MICROSOFT.SWITCH([$'switches'.$A$1];1;2*[$'ba'.S31]*[$'bb'.S31]+[$'axi'.$A31];0;[.S31];2;0);[.S31])" office:value-type="float" office:value="0">
            <text:p>0</text:p>
          </table:table-cell>
          <table:table-cell table:style-name="ACE-8" table:formula="of:=IF([$'abs'.T31]&lt;2;COM.MICROSOFT.SWITCH([$'switches'.$A$1];1;2*[$'ba'.T31]*[$'bb'.T31]+[$'axi'.$A31];0;[.T31];2;0);[.T31])" office:value-type="float" office:value="0">
            <text:p>0</text:p>
          </table:table-cell>
          <table:table-cell table:style-name="ACE-8" table:formula="of:=IF([$'abs'.U31]&lt;2;COM.MICROSOFT.SWITCH([$'switches'.$A$1];1;2*[$'ba'.U31]*[$'bb'.U31]+[$'axi'.$A31];0;[.U31];2;0);[.U31])" office:value-type="float" office:value="0">
            <text:p>0</text:p>
          </table:table-cell>
          <table:table-cell table:style-name="ACE-8" table:formula="of:=IF([$'abs'.V31]&lt;2;COM.MICROSOFT.SWITCH([$'switches'.$A$1];1;2*[$'ba'.V31]*[$'bb'.V31]+[$'axi'.$A31];0;[.V31];2;0);[.V31])" office:value-type="float" office:value="0">
            <text:p>0</text:p>
          </table:table-cell>
          <table:table-cell table:style-name="ACE-8" table:formula="of:=IF([$'abs'.W31]&lt;2;COM.MICROSOFT.SWITCH([$'switches'.$A$1];1;2*[$'ba'.W31]*[$'bb'.W31]+[$'axi'.$A31];0;[.W31];2;0);[.W31])" office:value-type="float" office:value="0">
            <text:p>0</text:p>
          </table:table-cell>
          <table:table-cell table:style-name="ACE-8" table:formula="of:=IF([$'abs'.X31]&lt;2;COM.MICROSOFT.SWITCH([$'switches'.$A$1];1;2*[$'ba'.X31]*[$'bb'.X31]+[$'axi'.$A31];0;[.X31];2;0);[.X31])" office:value-type="float" office:value="0">
            <text:p>0</text:p>
          </table:table-cell>
          <table:table-cell table:style-name="ACE-8" table:formula="of:=IF([$'abs'.Y31]&lt;2;COM.MICROSOFT.SWITCH([$'switches'.$A$1];1;2*[$'ba'.Y31]*[$'bb'.Y31]+[$'axi'.$A31];0;[.Y31];2;0);[.Y31])" office:value-type="float" office:value="0">
            <text:p>0</text:p>
          </table:table-cell>
          <table:table-cell table:style-name="ACE-8" table:formula="of:=IF([$'abs'.Z31]&lt;2;COM.MICROSOFT.SWITCH([$'switches'.$A$1];1;2*[$'ba'.Z31]*[$'bb'.Z31]+[$'axi'.$A31];0;[.Z31];2;0);[.Z31])" office:value-type="float" office:value="0">
            <text:p>0</text:p>
          </table:table-cell>
          <table:table-cell table:style-name="ACE-8" table:formula="of:=IF([$'abs'.AA31]&lt;2;COM.MICROSOFT.SWITCH([$'switches'.$A$1];1;2*[$'ba'.AA31]*[$'bb'.AA31]+[$'axi'.$A31];0;[.AA31];2;0);[.AA31])" office:value-type="float" office:value="0">
            <text:p>0</text:p>
          </table:table-cell>
          <table:table-cell table:style-name="ACE-8" table:formula="of:=IF([$'abs'.AB31]&lt;2;COM.MICROSOFT.SWITCH([$'switches'.$A$1];1;2*[$'ba'.AB31]*[$'bb'.AB31]+[$'axi'.$A31];0;[.AB31];2;0);[.AB31])" office:value-type="float" office:value="0">
            <text:p>0</text:p>
          </table:table-cell>
          <table:table-cell table:style-name="ACE-8" table:formula="of:=IF([$'abs'.AC31]&lt;2;COM.MICROSOFT.SWITCH([$'switches'.$A$1];1;2*[$'ba'.AC31]*[$'bb'.AC31]+[$'axi'.$A31];0;[.AC31];2;0);[.AC31])" office:value-type="float" office:value="0">
            <text:p>0</text:p>
          </table:table-cell>
          <table:table-cell table:style-name="ACE-8" table:formula="of:=IF([$'abs'.AD31]&lt;2;COM.MICROSOFT.SWITCH([$'switches'.$A$1];1;2*[$'ba'.AD31]*[$'bb'.AD31]+[$'axi'.$A31];0;[.AD31];2;0);[.AD31])" office:value-type="float" office:value="0">
            <text:p>0</text:p>
          </table:table-cell>
          <table:table-cell table:style-name="ACE-8" table:formula="of:=IF([$'abs'.AE31]&lt;2;COM.MICROSOFT.SWITCH([$'switches'.$A$1];1;2*[$'ba'.AE31]*[$'bb'.AE31]+[$'axi'.$A31];0;[.AE31];2;0);[.AE31])" office:value-type="float" office:value="0">
            <text:p>0</text:p>
          </table:table-cell>
          <table:table-cell table:style-name="ACE-8" table:formula="of:=IF([$'abs'.AF31]&lt;2;COM.MICROSOFT.SWITCH([$'switches'.$A$1];1;2*[$'ba'.AF31]*[$'bb'.AF31]+[$'axi'.$A31];0;[.AF31];2;0);[.AF31])" office:value-type="float" office:value="0">
            <text:p>0</text:p>
          </table:table-cell>
          <table:table-cell table:style-name="ACE-8" table:formula="of:=IF([$'abs'.AG31]&lt;2;COM.MICROSOFT.SWITCH([$'switches'.$A$1];1;2*[$'ba'.AG31]*[$'bb'.AG31]+[$'axi'.$A31];0;[.AG31];2;0);[.AG31])" office:value-type="float" office:value="0">
            <text:p>0</text:p>
          </table:table-cell>
          <table:table-cell table:style-name="ACE-8" table:formula="of:=IF([$'abs'.AH31]&lt;2;COM.MICROSOFT.SWITCH([$'switches'.$A$1];1;2*[$'ba'.AH31]*[$'bb'.AH31]+[$'axi'.$A31];0;[.AH31];2;0);[.AH31])" office:value-type="float" office:value="0">
            <text:p>0</text:p>
          </table:table-cell>
          <table:table-cell table:style-name="ACE-8" table:formula="of:=IF([$'abs'.AI31]&lt;2;COM.MICROSOFT.SWITCH([$'switches'.$A$1];1;2*[$'ba'.AI31]*[$'bb'.AI31]+[$'axi'.$A31];0;[.AI31];2;0);[.AI31])" office:value-type="float" office:value="0">
            <text:p>0</text:p>
          </table:table-cell>
          <table:table-cell table:style-name="ACE-8" table:formula="of:=IF([$'abs'.AJ31]&lt;2;COM.MICROSOFT.SWITCH([$'switches'.$A$1];1;2*[$'ba'.AJ31]*[$'bb'.AJ31]+[$'axi'.$A31];0;[.AJ31];2;0);[.AJ31])" office:value-type="float" office:value="0">
            <text:p>0</text:p>
          </table:table-cell>
          <table:table-cell table:style-name="ACE-8" table:formula="of:=IF([$'abs'.AK31]&lt;2;COM.MICROSOFT.SWITCH([$'switches'.$A$1];1;2*[$'ba'.AK31]*[$'bb'.AK31]+[$'axi'.$A31];0;[.AK31];2;0);[.AK31])" office:value-type="float" office:value="0">
            <text:p>0</text:p>
          </table:table-cell>
          <table:table-cell table:style-name="ACE-8" table:formula="of:=IF([$'abs'.AL31]&lt;2;COM.MICROSOFT.SWITCH([$'switches'.$A$1];1;2*[$'ba'.AL31]*[$'bb'.AL31]+[$'axi'.$A31];0;[.AL31];2;0);[.AL31])" office:value-type="float" office:value="0">
            <text:p>0</text:p>
          </table:table-cell>
          <table:table-cell table:style-name="ACE-8" table:formula="of:=IF([$'abs'.AM31]&lt;2;COM.MICROSOFT.SWITCH([$'switches'.$A$1];1;2*[$'ba'.AM31]*[$'bb'.AM31]+[$'axi'.$A31];0;[.AM31];2;0);[.AM31])" office:value-type="float" office:value="0">
            <text:p>0</text:p>
          </table:table-cell>
          <table:table-cell table:style-name="ACE-8" table:formula="of:=IF([$'abs'.AN31]&lt;2;COM.MICROSOFT.SWITCH([$'switches'.$A$1];1;2*[$'ba'.AN31]*[$'bb'.AN31]+[$'axi'.$A31];0;[.AN31];2;0);[.AN31])" office:value-type="float" office:value="0">
            <text:p>0</text:p>
          </table:table-cell>
          <table:table-cell table:style-name="ACE-8" table:formula="of:=IF([$'abs'.AO31]&lt;2;COM.MICROSOFT.SWITCH([$'switches'.$A$1];1;2*[$'ba'.AO31]*[$'bb'.AO31]+[$'axi'.$A31];0;[.AO31];2;0);[.AO31])" office:value-type="float" office:value="0">
            <text:p>0</text:p>
          </table:table-cell>
          <table:table-cell table:style-name="ACE-8" table:formula="of:=IF([$'abs'.AP31]&lt;2;COM.MICROSOFT.SWITCH([$'switches'.$A$1];1;2*[$'ba'.AP31]*[$'bb'.AP31]+[$'axi'.$A31];0;[.AP31];2;0);[.AP31])" office:value-type="float" office:value="0">
            <text:p>0</text:p>
          </table:table-cell>
          <table:table-cell table:style-name="ACE-8" table:formula="of:=IF([$'abs'.AQ31]&lt;2;COM.MICROSOFT.SWITCH([$'switches'.$A$1];1;2*[$'ba'.AQ31]*[$'bb'.AQ31]+[$'axi'.$A31];0;[.AQ31];2;0);[.AQ31])" office:value-type="float" office:value="0">
            <text:p>0</text:p>
          </table:table-cell>
          <table:table-cell table:style-name="ACE-8" table:formula="of:=IF([$'abs'.AR31]&lt;2;COM.MICROSOFT.SWITCH([$'switches'.$A$1];1;2*[$'ba'.AR31]*[$'bb'.AR31]+[$'axi'.$A31];0;[.AR31];2;0);[.AR31])" office:value-type="float" office:value="0">
            <text:p>0</text:p>
          </table:table-cell>
          <table:table-cell table:style-name="ACE-8" table:formula="of:=IF([$'abs'.AS31]&lt;2;COM.MICROSOFT.SWITCH([$'switches'.$A$1];1;2*[$'ba'.AS31]*[$'bb'.AS31]+[$'axi'.$A31];0;[.AS31];2;0);[.AS31])" office:value-type="float" office:value="0">
            <text:p>0</text:p>
          </table:table-cell>
          <table:table-cell table:style-name="ACE-8" table:formula="of:=IF([$'abs'.AT31]&lt;2;COM.MICROSOFT.SWITCH([$'switches'.$A$1];1;2*[$'ba'.AT31]*[$'bb'.AT31]+[$'axi'.$A31];0;[.AT31];2;0);[.AT31])" office:value-type="float" office:value="0">
            <text:p>0</text:p>
          </table:table-cell>
          <table:table-cell table:style-name="ACE-8" table:formula="of:=IF([$'abs'.AU31]&lt;2;COM.MICROSOFT.SWITCH([$'switches'.$A$1];1;2*[$'ba'.AU31]*[$'bb'.AU31]+[$'axi'.$A31];0;[.AU31];2;0);[.AU31])" office:value-type="float" office:value="0">
            <text:p>0</text:p>
          </table:table-cell>
          <table:table-cell table:style-name="ACE-8" table:formula="of:=IF([$'abs'.AV31]&lt;2;COM.MICROSOFT.SWITCH([$'switches'.$A$1];1;2*[$'ba'.AV31]*[$'bb'.AV31]+[$'axi'.$A31];0;[.AV31];2;0);[.AV31])" office:value-type="float" office:value="0">
            <text:p>0</text:p>
          </table:table-cell>
          <table:table-cell table:style-name="ACE-8" table:formula="of:=IF([$'abs'.AW31]&lt;2;COM.MICROSOFT.SWITCH([$'switches'.$A$1];1;2*[$'ba'.AW31]*[$'bb'.AW31]+[$'axi'.$A31];0;[.AW31];2;0);[.AW31])" office:value-type="float" office:value="0">
            <text:p>0</text:p>
          </table:table-cell>
          <table:table-cell table:style-name="ACE-8" table:formula="of:=IF([$'abs'.AX31]&lt;2;COM.MICROSOFT.SWITCH([$'switches'.$A$1];1;2*[$'ba'.AX31]*[$'bb'.AX31]+[$'axi'.$A31];0;[.AX31];2;0);[.AX31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2]&lt;2;COM.MICROSOFT.SWITCH([$'switches'.$A$1];1;2*[$'ba'.B32]*[$'bb'.B32]+[$'axi'.$A32];0;[.B32];2;0);[.B32])" office:value-type="float" office:value="0">
            <text:p>0</text:p>
          </table:table-cell>
          <table:table-cell table:style-name="ACE-8" table:formula="of:=IF([$'abs'.C32]&lt;2;COM.MICROSOFT.SWITCH([$'switches'.$A$1];1;2*[$'ba'.C32]*[$'bb'.C32]+[$'axi'.$A32];0;[.C32];2;0);[.C32])" office:value-type="float" office:value="0">
            <text:p>0</text:p>
          </table:table-cell>
          <table:table-cell table:style-name="ACE-8" table:formula="of:=IF([$'abs'.D32]&lt;2;COM.MICROSOFT.SWITCH([$'switches'.$A$1];1;2*[$'ba'.D32]*[$'bb'.D32]+[$'axi'.$A32];0;[.D32];2;0);[.D32])" office:value-type="float" office:value="0">
            <text:p>0</text:p>
          </table:table-cell>
          <table:table-cell table:style-name="ACE-8" table:formula="of:=IF([$'abs'.E32]&lt;2;COM.MICROSOFT.SWITCH([$'switches'.$A$1];1;2*[$'ba'.E32]*[$'bb'.E32]+[$'axi'.$A32];0;[.E32];2;0);[.E32])" office:value-type="float" office:value="0">
            <text:p>0</text:p>
          </table:table-cell>
          <table:table-cell table:style-name="ACE-8" table:formula="of:=IF([$'abs'.F32]&lt;2;COM.MICROSOFT.SWITCH([$'switches'.$A$1];1;2*[$'ba'.F32]*[$'bb'.F32]+[$'axi'.$A32];0;[.F32];2;0);[.F32])" office:value-type="float" office:value="0">
            <text:p>0</text:p>
          </table:table-cell>
          <table:table-cell table:style-name="ACE-8" table:formula="of:=IF([$'abs'.G32]&lt;2;COM.MICROSOFT.SWITCH([$'switches'.$A$1];1;2*[$'ba'.G32]*[$'bb'.G32]+[$'axi'.$A32];0;[.G32];2;0);[.G32])" office:value-type="float" office:value="0">
            <text:p>0</text:p>
          </table:table-cell>
          <table:table-cell table:style-name="ACE-8" table:formula="of:=IF([$'abs'.H32]&lt;2;COM.MICROSOFT.SWITCH([$'switches'.$A$1];1;2*[$'ba'.H32]*[$'bb'.H32]+[$'axi'.$A32];0;[.H32];2;0);[.H32])" office:value-type="float" office:value="0">
            <text:p>0</text:p>
          </table:table-cell>
          <table:table-cell table:style-name="ACE-8" table:formula="of:=IF([$'abs'.I32]&lt;2;COM.MICROSOFT.SWITCH([$'switches'.$A$1];1;2*[$'ba'.I32]*[$'bb'.I32]+[$'axi'.$A32];0;[.I32];2;0);[.I32])" office:value-type="float" office:value="0">
            <text:p>0</text:p>
          </table:table-cell>
          <table:table-cell table:style-name="ACE-8" table:formula="of:=IF([$'abs'.J32]&lt;2;COM.MICROSOFT.SWITCH([$'switches'.$A$1];1;2*[$'ba'.J32]*[$'bb'.J32]+[$'axi'.$A32];0;[.J32];2;0);[.J32])" office:value-type="float" office:value="0">
            <text:p>0</text:p>
          </table:table-cell>
          <table:table-cell table:style-name="ACE-8" table:formula="of:=IF([$'abs'.K32]&lt;2;COM.MICROSOFT.SWITCH([$'switches'.$A$1];1;2*[$'ba'.K32]*[$'bb'.K32]+[$'axi'.$A32];0;[.K32];2;0);[.K32])" office:value-type="float" office:value="0">
            <text:p>0</text:p>
          </table:table-cell>
          <table:table-cell table:style-name="ACE-8" table:formula="of:=IF([$'abs'.L32]&lt;2;COM.MICROSOFT.SWITCH([$'switches'.$A$1];1;2*[$'ba'.L32]*[$'bb'.L32]+[$'axi'.$A32];0;[.L32];2;0);[.L32])" office:value-type="float" office:value="0">
            <text:p>0</text:p>
          </table:table-cell>
          <table:table-cell table:style-name="ACE-8" table:formula="of:=IF([$'abs'.M32]&lt;2;COM.MICROSOFT.SWITCH([$'switches'.$A$1];1;2*[$'ba'.M32]*[$'bb'.M32]+[$'axi'.$A32];0;[.M32];2;0);[.M32])" office:value-type="float" office:value="0">
            <text:p>0</text:p>
          </table:table-cell>
          <table:table-cell table:style-name="ACE-8" table:formula="of:=IF([$'abs'.N32]&lt;2;COM.MICROSOFT.SWITCH([$'switches'.$A$1];1;2*[$'ba'.N32]*[$'bb'.N32]+[$'axi'.$A32];0;[.N32];2;0);[.N32])" office:value-type="float" office:value="0">
            <text:p>0</text:p>
          </table:table-cell>
          <table:table-cell table:style-name="ACE-8" table:formula="of:=IF([$'abs'.O32]&lt;2;COM.MICROSOFT.SWITCH([$'switches'.$A$1];1;2*[$'ba'.O32]*[$'bb'.O32]+[$'axi'.$A32];0;[.O32];2;0);[.O32])" office:value-type="float" office:value="0">
            <text:p>0</text:p>
          </table:table-cell>
          <table:table-cell table:style-name="ACE-8" table:formula="of:=IF([$'abs'.P32]&lt;2;COM.MICROSOFT.SWITCH([$'switches'.$A$1];1;2*[$'ba'.P32]*[$'bb'.P32]+[$'axi'.$A32];0;[.P32];2;0);[.P32])" office:value-type="float" office:value="0">
            <text:p>0</text:p>
          </table:table-cell>
          <table:table-cell table:style-name="ACE-8" table:formula="of:=IF([$'abs'.Q32]&lt;2;COM.MICROSOFT.SWITCH([$'switches'.$A$1];1;2*[$'ba'.Q32]*[$'bb'.Q32]+[$'axi'.$A32];0;[.Q32];2;0);[.Q32])" office:value-type="float" office:value="0">
            <text:p>0</text:p>
          </table:table-cell>
          <table:table-cell table:style-name="ACE-8" table:formula="of:=IF([$'abs'.R32]&lt;2;COM.MICROSOFT.SWITCH([$'switches'.$A$1];1;2*[$'ba'.R32]*[$'bb'.R32]+[$'axi'.$A32];0;[.R32];2;0);[.R32])" office:value-type="float" office:value="0">
            <text:p>0</text:p>
          </table:table-cell>
          <table:table-cell table:style-name="ACE-8" table:formula="of:=IF([$'abs'.S32]&lt;2;COM.MICROSOFT.SWITCH([$'switches'.$A$1];1;2*[$'ba'.S32]*[$'bb'.S32]+[$'axi'.$A32];0;[.S32];2;0);[.S32])" office:value-type="float" office:value="0">
            <text:p>0</text:p>
          </table:table-cell>
          <table:table-cell table:style-name="ACE-8" table:formula="of:=IF([$'abs'.T32]&lt;2;COM.MICROSOFT.SWITCH([$'switches'.$A$1];1;2*[$'ba'.T32]*[$'bb'.T32]+[$'axi'.$A32];0;[.T32];2;0);[.T32])" office:value-type="float" office:value="0">
            <text:p>0</text:p>
          </table:table-cell>
          <table:table-cell table:style-name="ACE-8" table:formula="of:=IF([$'abs'.U32]&lt;2;COM.MICROSOFT.SWITCH([$'switches'.$A$1];1;2*[$'ba'.U32]*[$'bb'.U32]+[$'axi'.$A32];0;[.U32];2;0);[.U32])" office:value-type="float" office:value="0">
            <text:p>0</text:p>
          </table:table-cell>
          <table:table-cell table:style-name="ACE-8" table:formula="of:=IF([$'abs'.V32]&lt;2;COM.MICROSOFT.SWITCH([$'switches'.$A$1];1;2*[$'ba'.V32]*[$'bb'.V32]+[$'axi'.$A32];0;[.V32];2;0);[.V32])" office:value-type="float" office:value="0">
            <text:p>0</text:p>
          </table:table-cell>
          <table:table-cell table:style-name="ACE-8" table:formula="of:=IF([$'abs'.W32]&lt;2;COM.MICROSOFT.SWITCH([$'switches'.$A$1];1;2*[$'ba'.W32]*[$'bb'.W32]+[$'axi'.$A32];0;[.W32];2;0);[.W32])" office:value-type="float" office:value="0">
            <text:p>0</text:p>
          </table:table-cell>
          <table:table-cell table:style-name="ACE-8" table:formula="of:=IF([$'abs'.X32]&lt;2;COM.MICROSOFT.SWITCH([$'switches'.$A$1];1;2*[$'ba'.X32]*[$'bb'.X32]+[$'axi'.$A32];0;[.X32];2;0);[.X32])" office:value-type="float" office:value="0">
            <text:p>0</text:p>
          </table:table-cell>
          <table:table-cell table:style-name="ACE-8" table:formula="of:=IF([$'abs'.Y32]&lt;2;COM.MICROSOFT.SWITCH([$'switches'.$A$1];1;2*[$'ba'.Y32]*[$'bb'.Y32]+[$'axi'.$A32];0;[.Y32];2;0);[.Y32])" office:value-type="float" office:value="0">
            <text:p>0</text:p>
          </table:table-cell>
          <table:table-cell table:style-name="ACE-8" table:formula="of:=IF([$'abs'.Z32]&lt;2;COM.MICROSOFT.SWITCH([$'switches'.$A$1];1;2*[$'ba'.Z32]*[$'bb'.Z32]+[$'axi'.$A32];0;[.Z32];2;0);[.Z32])" office:value-type="float" office:value="0">
            <text:p>0</text:p>
          </table:table-cell>
          <table:table-cell table:style-name="ACE-8" table:formula="of:=IF([$'abs'.AA32]&lt;2;COM.MICROSOFT.SWITCH([$'switches'.$A$1];1;2*[$'ba'.AA32]*[$'bb'.AA32]+[$'axi'.$A32];0;[.AA32];2;0);[.AA32])" office:value-type="float" office:value="0">
            <text:p>0</text:p>
          </table:table-cell>
          <table:table-cell table:style-name="ACE-8" table:formula="of:=IF([$'abs'.AB32]&lt;2;COM.MICROSOFT.SWITCH([$'switches'.$A$1];1;2*[$'ba'.AB32]*[$'bb'.AB32]+[$'axi'.$A32];0;[.AB32];2;0);[.AB32])" office:value-type="float" office:value="0">
            <text:p>0</text:p>
          </table:table-cell>
          <table:table-cell table:style-name="ACE-8" table:formula="of:=IF([$'abs'.AC32]&lt;2;COM.MICROSOFT.SWITCH([$'switches'.$A$1];1;2*[$'ba'.AC32]*[$'bb'.AC32]+[$'axi'.$A32];0;[.AC32];2;0);[.AC32])" office:value-type="float" office:value="0">
            <text:p>0</text:p>
          </table:table-cell>
          <table:table-cell table:style-name="ACE-8" table:formula="of:=IF([$'abs'.AD32]&lt;2;COM.MICROSOFT.SWITCH([$'switches'.$A$1];1;2*[$'ba'.AD32]*[$'bb'.AD32]+[$'axi'.$A32];0;[.AD32];2;0);[.AD32])" office:value-type="float" office:value="0">
            <text:p>0</text:p>
          </table:table-cell>
          <table:table-cell table:style-name="ACE-8" table:formula="of:=IF([$'abs'.AE32]&lt;2;COM.MICROSOFT.SWITCH([$'switches'.$A$1];1;2*[$'ba'.AE32]*[$'bb'.AE32]+[$'axi'.$A32];0;[.AE32];2;0);[.AE32])" office:value-type="float" office:value="0">
            <text:p>0</text:p>
          </table:table-cell>
          <table:table-cell table:style-name="ACE-8" table:formula="of:=IF([$'abs'.AF32]&lt;2;COM.MICROSOFT.SWITCH([$'switches'.$A$1];1;2*[$'ba'.AF32]*[$'bb'.AF32]+[$'axi'.$A32];0;[.AF32];2;0);[.AF32])" office:value-type="float" office:value="0">
            <text:p>0</text:p>
          </table:table-cell>
          <table:table-cell table:style-name="ACE-8" table:formula="of:=IF([$'abs'.AG32]&lt;2;COM.MICROSOFT.SWITCH([$'switches'.$A$1];1;2*[$'ba'.AG32]*[$'bb'.AG32]+[$'axi'.$A32];0;[.AG32];2;0);[.AG32])" office:value-type="float" office:value="0">
            <text:p>0</text:p>
          </table:table-cell>
          <table:table-cell table:style-name="ACE-8" table:formula="of:=IF([$'abs'.AH32]&lt;2;COM.MICROSOFT.SWITCH([$'switches'.$A$1];1;2*[$'ba'.AH32]*[$'bb'.AH32]+[$'axi'.$A32];0;[.AH32];2;0);[.AH32])" office:value-type="float" office:value="0">
            <text:p>0</text:p>
          </table:table-cell>
          <table:table-cell table:style-name="ACE-8" table:formula="of:=IF([$'abs'.AI32]&lt;2;COM.MICROSOFT.SWITCH([$'switches'.$A$1];1;2*[$'ba'.AI32]*[$'bb'.AI32]+[$'axi'.$A32];0;[.AI32];2;0);[.AI32])" office:value-type="float" office:value="0">
            <text:p>0</text:p>
          </table:table-cell>
          <table:table-cell table:style-name="ACE-8" table:formula="of:=IF([$'abs'.AJ32]&lt;2;COM.MICROSOFT.SWITCH([$'switches'.$A$1];1;2*[$'ba'.AJ32]*[$'bb'.AJ32]+[$'axi'.$A32];0;[.AJ32];2;0);[.AJ32])" office:value-type="float" office:value="0">
            <text:p>0</text:p>
          </table:table-cell>
          <table:table-cell table:style-name="ACE-8" table:formula="of:=IF([$'abs'.AK32]&lt;2;COM.MICROSOFT.SWITCH([$'switches'.$A$1];1;2*[$'ba'.AK32]*[$'bb'.AK32]+[$'axi'.$A32];0;[.AK32];2;0);[.AK32])" office:value-type="float" office:value="0">
            <text:p>0</text:p>
          </table:table-cell>
          <table:table-cell table:style-name="ACE-8" table:formula="of:=IF([$'abs'.AL32]&lt;2;COM.MICROSOFT.SWITCH([$'switches'.$A$1];1;2*[$'ba'.AL32]*[$'bb'.AL32]+[$'axi'.$A32];0;[.AL32];2;0);[.AL32])" office:value-type="float" office:value="0">
            <text:p>0</text:p>
          </table:table-cell>
          <table:table-cell table:style-name="ACE-8" table:formula="of:=IF([$'abs'.AM32]&lt;2;COM.MICROSOFT.SWITCH([$'switches'.$A$1];1;2*[$'ba'.AM32]*[$'bb'.AM32]+[$'axi'.$A32];0;[.AM32];2;0);[.AM32])" office:value-type="float" office:value="0">
            <text:p>0</text:p>
          </table:table-cell>
          <table:table-cell table:style-name="ACE-8" table:formula="of:=IF([$'abs'.AN32]&lt;2;COM.MICROSOFT.SWITCH([$'switches'.$A$1];1;2*[$'ba'.AN32]*[$'bb'.AN32]+[$'axi'.$A32];0;[.AN32];2;0);[.AN32])" office:value-type="float" office:value="0">
            <text:p>0</text:p>
          </table:table-cell>
          <table:table-cell table:style-name="ACE-8" table:formula="of:=IF([$'abs'.AO32]&lt;2;COM.MICROSOFT.SWITCH([$'switches'.$A$1];1;2*[$'ba'.AO32]*[$'bb'.AO32]+[$'axi'.$A32];0;[.AO32];2;0);[.AO32])" office:value-type="float" office:value="0">
            <text:p>0</text:p>
          </table:table-cell>
          <table:table-cell table:style-name="ACE-8" table:formula="of:=IF([$'abs'.AP32]&lt;2;COM.MICROSOFT.SWITCH([$'switches'.$A$1];1;2*[$'ba'.AP32]*[$'bb'.AP32]+[$'axi'.$A32];0;[.AP32];2;0);[.AP32])" office:value-type="float" office:value="0">
            <text:p>0</text:p>
          </table:table-cell>
          <table:table-cell table:style-name="ACE-8" table:formula="of:=IF([$'abs'.AQ32]&lt;2;COM.MICROSOFT.SWITCH([$'switches'.$A$1];1;2*[$'ba'.AQ32]*[$'bb'.AQ32]+[$'axi'.$A32];0;[.AQ32];2;0);[.AQ32])" office:value-type="float" office:value="0">
            <text:p>0</text:p>
          </table:table-cell>
          <table:table-cell table:style-name="ACE-8" table:formula="of:=IF([$'abs'.AR32]&lt;2;COM.MICROSOFT.SWITCH([$'switches'.$A$1];1;2*[$'ba'.AR32]*[$'bb'.AR32]+[$'axi'.$A32];0;[.AR32];2;0);[.AR32])" office:value-type="float" office:value="0">
            <text:p>0</text:p>
          </table:table-cell>
          <table:table-cell table:style-name="ACE-8" table:formula="of:=IF([$'abs'.AS32]&lt;2;COM.MICROSOFT.SWITCH([$'switches'.$A$1];1;2*[$'ba'.AS32]*[$'bb'.AS32]+[$'axi'.$A32];0;[.AS32];2;0);[.AS32])" office:value-type="float" office:value="0">
            <text:p>0</text:p>
          </table:table-cell>
          <table:table-cell table:style-name="ACE-8" table:formula="of:=IF([$'abs'.AT32]&lt;2;COM.MICROSOFT.SWITCH([$'switches'.$A$1];1;2*[$'ba'.AT32]*[$'bb'.AT32]+[$'axi'.$A32];0;[.AT32];2;0);[.AT32])" office:value-type="float" office:value="0">
            <text:p>0</text:p>
          </table:table-cell>
          <table:table-cell table:style-name="ACE-8" table:formula="of:=IF([$'abs'.AU32]&lt;2;COM.MICROSOFT.SWITCH([$'switches'.$A$1];1;2*[$'ba'.AU32]*[$'bb'.AU32]+[$'axi'.$A32];0;[.AU32];2;0);[.AU32])" office:value-type="float" office:value="0">
            <text:p>0</text:p>
          </table:table-cell>
          <table:table-cell table:style-name="ACE-8" table:formula="of:=IF([$'abs'.AV32]&lt;2;COM.MICROSOFT.SWITCH([$'switches'.$A$1];1;2*[$'ba'.AV32]*[$'bb'.AV32]+[$'axi'.$A32];0;[.AV32];2;0);[.AV32])" office:value-type="float" office:value="0">
            <text:p>0</text:p>
          </table:table-cell>
          <table:table-cell table:style-name="ACE-8" table:formula="of:=IF([$'abs'.AW32]&lt;2;COM.MICROSOFT.SWITCH([$'switches'.$A$1];1;2*[$'ba'.AW32]*[$'bb'.AW32]+[$'axi'.$A32];0;[.AW32];2;0);[.AW32])" office:value-type="float" office:value="0">
            <text:p>0</text:p>
          </table:table-cell>
          <table:table-cell table:style-name="ACE-8" table:formula="of:=IF([$'abs'.AX32]&lt;2;COM.MICROSOFT.SWITCH([$'switches'.$A$1];1;2*[$'ba'.AX32]*[$'bb'.AX32]+[$'axi'.$A32];0;[.AX32];2;0);[.AX32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3]&lt;2;COM.MICROSOFT.SWITCH([$'switches'.$A$1];1;2*[$'ba'.B33]*[$'bb'.B33]+[$'axi'.$A33];0;[.B33];2;0);[.B33])" office:value-type="float" office:value="0">
            <text:p>0</text:p>
          </table:table-cell>
          <table:table-cell table:style-name="ACE-8" table:formula="of:=IF([$'abs'.C33]&lt;2;COM.MICROSOFT.SWITCH([$'switches'.$A$1];1;2*[$'ba'.C33]*[$'bb'.C33]+[$'axi'.$A33];0;[.C33];2;0);[.C33])" office:value-type="float" office:value="0">
            <text:p>0</text:p>
          </table:table-cell>
          <table:table-cell table:style-name="ACE-8" table:formula="of:=IF([$'abs'.D33]&lt;2;COM.MICROSOFT.SWITCH([$'switches'.$A$1];1;2*[$'ba'.D33]*[$'bb'.D33]+[$'axi'.$A33];0;[.D33];2;0);[.D33])" office:value-type="float" office:value="0">
            <text:p>0</text:p>
          </table:table-cell>
          <table:table-cell table:style-name="ACE-8" table:formula="of:=IF([$'abs'.E33]&lt;2;COM.MICROSOFT.SWITCH([$'switches'.$A$1];1;2*[$'ba'.E33]*[$'bb'.E33]+[$'axi'.$A33];0;[.E33];2;0);[.E33])" office:value-type="float" office:value="0">
            <text:p>0</text:p>
          </table:table-cell>
          <table:table-cell table:style-name="ACE-8" table:formula="of:=IF([$'abs'.F33]&lt;2;COM.MICROSOFT.SWITCH([$'switches'.$A$1];1;2*[$'ba'.F33]*[$'bb'.F33]+[$'axi'.$A33];0;[.F33];2;0);[.F33])" office:value-type="float" office:value="0">
            <text:p>0</text:p>
          </table:table-cell>
          <table:table-cell table:style-name="ACE-8" table:formula="of:=IF([$'abs'.G33]&lt;2;COM.MICROSOFT.SWITCH([$'switches'.$A$1];1;2*[$'ba'.G33]*[$'bb'.G33]+[$'axi'.$A33];0;[.G33];2;0);[.G33])" office:value-type="float" office:value="0">
            <text:p>0</text:p>
          </table:table-cell>
          <table:table-cell table:style-name="ACE-8" table:formula="of:=IF([$'abs'.H33]&lt;2;COM.MICROSOFT.SWITCH([$'switches'.$A$1];1;2*[$'ba'.H33]*[$'bb'.H33]+[$'axi'.$A33];0;[.H33];2;0);[.H33])" office:value-type="float" office:value="0">
            <text:p>0</text:p>
          </table:table-cell>
          <table:table-cell table:style-name="ACE-8" table:formula="of:=IF([$'abs'.I33]&lt;2;COM.MICROSOFT.SWITCH([$'switches'.$A$1];1;2*[$'ba'.I33]*[$'bb'.I33]+[$'axi'.$A33];0;[.I33];2;0);[.I33])" office:value-type="float" office:value="0">
            <text:p>0</text:p>
          </table:table-cell>
          <table:table-cell table:style-name="ACE-8" table:formula="of:=IF([$'abs'.J33]&lt;2;COM.MICROSOFT.SWITCH([$'switches'.$A$1];1;2*[$'ba'.J33]*[$'bb'.J33]+[$'axi'.$A33];0;[.J33];2;0);[.J33])" office:value-type="float" office:value="0">
            <text:p>0</text:p>
          </table:table-cell>
          <table:table-cell table:style-name="ACE-8" table:formula="of:=IF([$'abs'.K33]&lt;2;COM.MICROSOFT.SWITCH([$'switches'.$A$1];1;2*[$'ba'.K33]*[$'bb'.K33]+[$'axi'.$A33];0;[.K33];2;0);[.K33])" office:value-type="float" office:value="0">
            <text:p>0</text:p>
          </table:table-cell>
          <table:table-cell table:style-name="ACE-8" table:formula="of:=IF([$'abs'.L33]&lt;2;COM.MICROSOFT.SWITCH([$'switches'.$A$1];1;2*[$'ba'.L33]*[$'bb'.L33]+[$'axi'.$A33];0;[.L33];2;0);[.L33])" office:value-type="float" office:value="0">
            <text:p>0</text:p>
          </table:table-cell>
          <table:table-cell table:style-name="ACE-8" table:formula="of:=IF([$'abs'.M33]&lt;2;COM.MICROSOFT.SWITCH([$'switches'.$A$1];1;2*[$'ba'.M33]*[$'bb'.M33]+[$'axi'.$A33];0;[.M33];2;0);[.M33])" office:value-type="float" office:value="0">
            <text:p>0</text:p>
          </table:table-cell>
          <table:table-cell table:style-name="ACE-8" table:formula="of:=IF([$'abs'.N33]&lt;2;COM.MICROSOFT.SWITCH([$'switches'.$A$1];1;2*[$'ba'.N33]*[$'bb'.N33]+[$'axi'.$A33];0;[.N33];2;0);[.N33])" office:value-type="float" office:value="0">
            <text:p>0</text:p>
          </table:table-cell>
          <table:table-cell table:style-name="ACE-8" table:formula="of:=IF([$'abs'.O33]&lt;2;COM.MICROSOFT.SWITCH([$'switches'.$A$1];1;2*[$'ba'.O33]*[$'bb'.O33]+[$'axi'.$A33];0;[.O33];2;0);[.O33])" office:value-type="float" office:value="0">
            <text:p>0</text:p>
          </table:table-cell>
          <table:table-cell table:style-name="ACE-8" table:formula="of:=IF([$'abs'.P33]&lt;2;COM.MICROSOFT.SWITCH([$'switches'.$A$1];1;2*[$'ba'.P33]*[$'bb'.P33]+[$'axi'.$A33];0;[.P33];2;0);[.P33])" office:value-type="float" office:value="0">
            <text:p>0</text:p>
          </table:table-cell>
          <table:table-cell table:style-name="ACE-8" table:formula="of:=IF([$'abs'.Q33]&lt;2;COM.MICROSOFT.SWITCH([$'switches'.$A$1];1;2*[$'ba'.Q33]*[$'bb'.Q33]+[$'axi'.$A33];0;[.Q33];2;0);[.Q33])" office:value-type="float" office:value="0">
            <text:p>0</text:p>
          </table:table-cell>
          <table:table-cell table:style-name="ACE-8" table:formula="of:=IF([$'abs'.R33]&lt;2;COM.MICROSOFT.SWITCH([$'switches'.$A$1];1;2*[$'ba'.R33]*[$'bb'.R33]+[$'axi'.$A33];0;[.R33];2;0);[.R33])" office:value-type="float" office:value="0">
            <text:p>0</text:p>
          </table:table-cell>
          <table:table-cell table:style-name="ACE-8" table:formula="of:=IF([$'abs'.S33]&lt;2;COM.MICROSOFT.SWITCH([$'switches'.$A$1];1;2*[$'ba'.S33]*[$'bb'.S33]+[$'axi'.$A33];0;[.S33];2;0);[.S33])" office:value-type="float" office:value="0">
            <text:p>0</text:p>
          </table:table-cell>
          <table:table-cell table:style-name="ACE-8" table:formula="of:=IF([$'abs'.T33]&lt;2;COM.MICROSOFT.SWITCH([$'switches'.$A$1];1;2*[$'ba'.T33]*[$'bb'.T33]+[$'axi'.$A33];0;[.T33];2;0);[.T33])" office:value-type="float" office:value="0">
            <text:p>0</text:p>
          </table:table-cell>
          <table:table-cell table:style-name="ACE-8" table:formula="of:=IF([$'abs'.U33]&lt;2;COM.MICROSOFT.SWITCH([$'switches'.$A$1];1;2*[$'ba'.U33]*[$'bb'.U33]+[$'axi'.$A33];0;[.U33];2;0);[.U33])" office:value-type="float" office:value="0">
            <text:p>0</text:p>
          </table:table-cell>
          <table:table-cell table:style-name="ACE-8" table:formula="of:=IF([$'abs'.V33]&lt;2;COM.MICROSOFT.SWITCH([$'switches'.$A$1];1;2*[$'ba'.V33]*[$'bb'.V33]+[$'axi'.$A33];0;[.V33];2;0);[.V33])" office:value-type="float" office:value="0">
            <text:p>0</text:p>
          </table:table-cell>
          <table:table-cell table:style-name="ACE-8" table:formula="of:=IF([$'abs'.W33]&lt;2;COM.MICROSOFT.SWITCH([$'switches'.$A$1];1;2*[$'ba'.W33]*[$'bb'.W33]+[$'axi'.$A33];0;[.W33];2;0);[.W33])" office:value-type="float" office:value="0">
            <text:p>0</text:p>
          </table:table-cell>
          <table:table-cell table:style-name="ACE-8" table:formula="of:=IF([$'abs'.X33]&lt;2;COM.MICROSOFT.SWITCH([$'switches'.$A$1];1;2*[$'ba'.X33]*[$'bb'.X33]+[$'axi'.$A33];0;[.X33];2;0);[.X33])" office:value-type="float" office:value="0">
            <text:p>0</text:p>
          </table:table-cell>
          <table:table-cell table:style-name="ACE-8" table:formula="of:=IF([$'abs'.Y33]&lt;2;COM.MICROSOFT.SWITCH([$'switches'.$A$1];1;2*[$'ba'.Y33]*[$'bb'.Y33]+[$'axi'.$A33];0;[.Y33];2;0);[.Y33])" office:value-type="float" office:value="0">
            <text:p>0</text:p>
          </table:table-cell>
          <table:table-cell table:style-name="ACE-8" table:formula="of:=IF([$'abs'.Z33]&lt;2;COM.MICROSOFT.SWITCH([$'switches'.$A$1];1;2*[$'ba'.Z33]*[$'bb'.Z33]+[$'axi'.$A33];0;[.Z33];2;0);[.Z33])" office:value-type="float" office:value="0">
            <text:p>0</text:p>
          </table:table-cell>
          <table:table-cell table:style-name="ACE-8" table:formula="of:=IF([$'abs'.AA33]&lt;2;COM.MICROSOFT.SWITCH([$'switches'.$A$1];1;2*[$'ba'.AA33]*[$'bb'.AA33]+[$'axi'.$A33];0;[.AA33];2;0);[.AA33])" office:value-type="float" office:value="0">
            <text:p>0</text:p>
          </table:table-cell>
          <table:table-cell table:style-name="ACE-8" table:formula="of:=IF([$'abs'.AB33]&lt;2;COM.MICROSOFT.SWITCH([$'switches'.$A$1];1;2*[$'ba'.AB33]*[$'bb'.AB33]+[$'axi'.$A33];0;[.AB33];2;0);[.AB33])" office:value-type="float" office:value="0">
            <text:p>0</text:p>
          </table:table-cell>
          <table:table-cell table:style-name="ACE-8" table:formula="of:=IF([$'abs'.AC33]&lt;2;COM.MICROSOFT.SWITCH([$'switches'.$A$1];1;2*[$'ba'.AC33]*[$'bb'.AC33]+[$'axi'.$A33];0;[.AC33];2;0);[.AC33])" office:value-type="float" office:value="0">
            <text:p>0</text:p>
          </table:table-cell>
          <table:table-cell table:style-name="ACE-8" table:formula="of:=IF([$'abs'.AD33]&lt;2;COM.MICROSOFT.SWITCH([$'switches'.$A$1];1;2*[$'ba'.AD33]*[$'bb'.AD33]+[$'axi'.$A33];0;[.AD33];2;0);[.AD33])" office:value-type="float" office:value="0">
            <text:p>0</text:p>
          </table:table-cell>
          <table:table-cell table:style-name="ACE-8" table:formula="of:=IF([$'abs'.AE33]&lt;2;COM.MICROSOFT.SWITCH([$'switches'.$A$1];1;2*[$'ba'.AE33]*[$'bb'.AE33]+[$'axi'.$A33];0;[.AE33];2;0);[.AE33])" office:value-type="float" office:value="0">
            <text:p>0</text:p>
          </table:table-cell>
          <table:table-cell table:style-name="ACE-8" table:formula="of:=IF([$'abs'.AF33]&lt;2;COM.MICROSOFT.SWITCH([$'switches'.$A$1];1;2*[$'ba'.AF33]*[$'bb'.AF33]+[$'axi'.$A33];0;[.AF33];2;0);[.AF33])" office:value-type="float" office:value="0">
            <text:p>0</text:p>
          </table:table-cell>
          <table:table-cell table:style-name="ACE-8" table:formula="of:=IF([$'abs'.AG33]&lt;2;COM.MICROSOFT.SWITCH([$'switches'.$A$1];1;2*[$'ba'.AG33]*[$'bb'.AG33]+[$'axi'.$A33];0;[.AG33];2;0);[.AG33])" office:value-type="float" office:value="0">
            <text:p>0</text:p>
          </table:table-cell>
          <table:table-cell table:style-name="ACE-8" table:formula="of:=IF([$'abs'.AH33]&lt;2;COM.MICROSOFT.SWITCH([$'switches'.$A$1];1;2*[$'ba'.AH33]*[$'bb'.AH33]+[$'axi'.$A33];0;[.AH33];2;0);[.AH33])" office:value-type="float" office:value="0">
            <text:p>0</text:p>
          </table:table-cell>
          <table:table-cell table:style-name="ACE-8" table:formula="of:=IF([$'abs'.AI33]&lt;2;COM.MICROSOFT.SWITCH([$'switches'.$A$1];1;2*[$'ba'.AI33]*[$'bb'.AI33]+[$'axi'.$A33];0;[.AI33];2;0);[.AI33])" office:value-type="float" office:value="0">
            <text:p>0</text:p>
          </table:table-cell>
          <table:table-cell table:style-name="ACE-8" table:formula="of:=IF([$'abs'.AJ33]&lt;2;COM.MICROSOFT.SWITCH([$'switches'.$A$1];1;2*[$'ba'.AJ33]*[$'bb'.AJ33]+[$'axi'.$A33];0;[.AJ33];2;0);[.AJ33])" office:value-type="float" office:value="0">
            <text:p>0</text:p>
          </table:table-cell>
          <table:table-cell table:style-name="ACE-8" table:formula="of:=IF([$'abs'.AK33]&lt;2;COM.MICROSOFT.SWITCH([$'switches'.$A$1];1;2*[$'ba'.AK33]*[$'bb'.AK33]+[$'axi'.$A33];0;[.AK33];2;0);[.AK33])" office:value-type="float" office:value="0">
            <text:p>0</text:p>
          </table:table-cell>
          <table:table-cell table:style-name="ACE-8" table:formula="of:=IF([$'abs'.AL33]&lt;2;COM.MICROSOFT.SWITCH([$'switches'.$A$1];1;2*[$'ba'.AL33]*[$'bb'.AL33]+[$'axi'.$A33];0;[.AL33];2;0);[.AL33])" office:value-type="float" office:value="0">
            <text:p>0</text:p>
          </table:table-cell>
          <table:table-cell table:style-name="ACE-8" table:formula="of:=IF([$'abs'.AM33]&lt;2;COM.MICROSOFT.SWITCH([$'switches'.$A$1];1;2*[$'ba'.AM33]*[$'bb'.AM33]+[$'axi'.$A33];0;[.AM33];2;0);[.AM33])" office:value-type="float" office:value="0">
            <text:p>0</text:p>
          </table:table-cell>
          <table:table-cell table:style-name="ACE-8" table:formula="of:=IF([$'abs'.AN33]&lt;2;COM.MICROSOFT.SWITCH([$'switches'.$A$1];1;2*[$'ba'.AN33]*[$'bb'.AN33]+[$'axi'.$A33];0;[.AN33];2;0);[.AN33])" office:value-type="float" office:value="0">
            <text:p>0</text:p>
          </table:table-cell>
          <table:table-cell table:style-name="ACE-8" table:formula="of:=IF([$'abs'.AO33]&lt;2;COM.MICROSOFT.SWITCH([$'switches'.$A$1];1;2*[$'ba'.AO33]*[$'bb'.AO33]+[$'axi'.$A33];0;[.AO33];2;0);[.AO33])" office:value-type="float" office:value="0">
            <text:p>0</text:p>
          </table:table-cell>
          <table:table-cell table:style-name="ACE-8" table:formula="of:=IF([$'abs'.AP33]&lt;2;COM.MICROSOFT.SWITCH([$'switches'.$A$1];1;2*[$'ba'.AP33]*[$'bb'.AP33]+[$'axi'.$A33];0;[.AP33];2;0);[.AP33])" office:value-type="float" office:value="0">
            <text:p>0</text:p>
          </table:table-cell>
          <table:table-cell table:style-name="ACE-8" table:formula="of:=IF([$'abs'.AQ33]&lt;2;COM.MICROSOFT.SWITCH([$'switches'.$A$1];1;2*[$'ba'.AQ33]*[$'bb'.AQ33]+[$'axi'.$A33];0;[.AQ33];2;0);[.AQ33])" office:value-type="float" office:value="0">
            <text:p>0</text:p>
          </table:table-cell>
          <table:table-cell table:style-name="ACE-8" table:formula="of:=IF([$'abs'.AR33]&lt;2;COM.MICROSOFT.SWITCH([$'switches'.$A$1];1;2*[$'ba'.AR33]*[$'bb'.AR33]+[$'axi'.$A33];0;[.AR33];2;0);[.AR33])" office:value-type="float" office:value="0">
            <text:p>0</text:p>
          </table:table-cell>
          <table:table-cell table:style-name="ACE-8" table:formula="of:=IF([$'abs'.AS33]&lt;2;COM.MICROSOFT.SWITCH([$'switches'.$A$1];1;2*[$'ba'.AS33]*[$'bb'.AS33]+[$'axi'.$A33];0;[.AS33];2;0);[.AS33])" office:value-type="float" office:value="0">
            <text:p>0</text:p>
          </table:table-cell>
          <table:table-cell table:style-name="ACE-8" table:formula="of:=IF([$'abs'.AT33]&lt;2;COM.MICROSOFT.SWITCH([$'switches'.$A$1];1;2*[$'ba'.AT33]*[$'bb'.AT33]+[$'axi'.$A33];0;[.AT33];2;0);[.AT33])" office:value-type="float" office:value="0">
            <text:p>0</text:p>
          </table:table-cell>
          <table:table-cell table:style-name="ACE-8" table:formula="of:=IF([$'abs'.AU33]&lt;2;COM.MICROSOFT.SWITCH([$'switches'.$A$1];1;2*[$'ba'.AU33]*[$'bb'.AU33]+[$'axi'.$A33];0;[.AU33];2;0);[.AU33])" office:value-type="float" office:value="0">
            <text:p>0</text:p>
          </table:table-cell>
          <table:table-cell table:style-name="ACE-8" table:formula="of:=IF([$'abs'.AV33]&lt;2;COM.MICROSOFT.SWITCH([$'switches'.$A$1];1;2*[$'ba'.AV33]*[$'bb'.AV33]+[$'axi'.$A33];0;[.AV33];2;0);[.AV33])" office:value-type="float" office:value="0">
            <text:p>0</text:p>
          </table:table-cell>
          <table:table-cell table:style-name="ACE-8" table:formula="of:=IF([$'abs'.AW33]&lt;2;COM.MICROSOFT.SWITCH([$'switches'.$A$1];1;2*[$'ba'.AW33]*[$'bb'.AW33]+[$'axi'.$A33];0;[.AW33];2;0);[.AW33])" office:value-type="float" office:value="0">
            <text:p>0</text:p>
          </table:table-cell>
          <table:table-cell table:style-name="ACE-8" table:formula="of:=IF([$'abs'.AX33]&lt;2;COM.MICROSOFT.SWITCH([$'switches'.$A$1];1;2*[$'ba'.AX33]*[$'bb'.AX33]+[$'axi'.$A33];0;[.AX33];2;0);[.AX33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4]&lt;2;COM.MICROSOFT.SWITCH([$'switches'.$A$1];1;2*[$'ba'.B34]*[$'bb'.B34]+[$'axi'.$A34];0;[.B34];2;0);[.B34])" office:value-type="float" office:value="0">
            <text:p>0</text:p>
          </table:table-cell>
          <table:table-cell table:style-name="ACE-8" table:formula="of:=IF([$'abs'.C34]&lt;2;COM.MICROSOFT.SWITCH([$'switches'.$A$1];1;2*[$'ba'.C34]*[$'bb'.C34]+[$'axi'.$A34];0;[.C34];2;0);[.C34])" office:value-type="float" office:value="0">
            <text:p>0</text:p>
          </table:table-cell>
          <table:table-cell table:style-name="ACE-8" table:formula="of:=IF([$'abs'.D34]&lt;2;COM.MICROSOFT.SWITCH([$'switches'.$A$1];1;2*[$'ba'.D34]*[$'bb'.D34]+[$'axi'.$A34];0;[.D34];2;0);[.D34])" office:value-type="float" office:value="0">
            <text:p>0</text:p>
          </table:table-cell>
          <table:table-cell table:style-name="ACE-8" table:formula="of:=IF([$'abs'.E34]&lt;2;COM.MICROSOFT.SWITCH([$'switches'.$A$1];1;2*[$'ba'.E34]*[$'bb'.E34]+[$'axi'.$A34];0;[.E34];2;0);[.E34])" office:value-type="float" office:value="0">
            <text:p>0</text:p>
          </table:table-cell>
          <table:table-cell table:style-name="ACE-8" table:formula="of:=IF([$'abs'.F34]&lt;2;COM.MICROSOFT.SWITCH([$'switches'.$A$1];1;2*[$'ba'.F34]*[$'bb'.F34]+[$'axi'.$A34];0;[.F34];2;0);[.F34])" office:value-type="float" office:value="0">
            <text:p>0</text:p>
          </table:table-cell>
          <table:table-cell table:style-name="ACE-8" table:formula="of:=IF([$'abs'.G34]&lt;2;COM.MICROSOFT.SWITCH([$'switches'.$A$1];1;2*[$'ba'.G34]*[$'bb'.G34]+[$'axi'.$A34];0;[.G34];2;0);[.G34])" office:value-type="float" office:value="0">
            <text:p>0</text:p>
          </table:table-cell>
          <table:table-cell table:style-name="ACE-8" table:formula="of:=IF([$'abs'.H34]&lt;2;COM.MICROSOFT.SWITCH([$'switches'.$A$1];1;2*[$'ba'.H34]*[$'bb'.H34]+[$'axi'.$A34];0;[.H34];2;0);[.H34])" office:value-type="float" office:value="0">
            <text:p>0</text:p>
          </table:table-cell>
          <table:table-cell table:style-name="ACE-8" table:formula="of:=IF([$'abs'.I34]&lt;2;COM.MICROSOFT.SWITCH([$'switches'.$A$1];1;2*[$'ba'.I34]*[$'bb'.I34]+[$'axi'.$A34];0;[.I34];2;0);[.I34])" office:value-type="float" office:value="0">
            <text:p>0</text:p>
          </table:table-cell>
          <table:table-cell table:style-name="ACE-8" table:formula="of:=IF([$'abs'.J34]&lt;2;COM.MICROSOFT.SWITCH([$'switches'.$A$1];1;2*[$'ba'.J34]*[$'bb'.J34]+[$'axi'.$A34];0;[.J34];2;0);[.J34])" office:value-type="float" office:value="0">
            <text:p>0</text:p>
          </table:table-cell>
          <table:table-cell table:style-name="ACE-8" table:formula="of:=IF([$'abs'.K34]&lt;2;COM.MICROSOFT.SWITCH([$'switches'.$A$1];1;2*[$'ba'.K34]*[$'bb'.K34]+[$'axi'.$A34];0;[.K34];2;0);[.K34])" office:value-type="float" office:value="0">
            <text:p>0</text:p>
          </table:table-cell>
          <table:table-cell table:style-name="ACE-8" table:formula="of:=IF([$'abs'.L34]&lt;2;COM.MICROSOFT.SWITCH([$'switches'.$A$1];1;2*[$'ba'.L34]*[$'bb'.L34]+[$'axi'.$A34];0;[.L34];2;0);[.L34])" office:value-type="float" office:value="0">
            <text:p>0</text:p>
          </table:table-cell>
          <table:table-cell table:style-name="ACE-8" table:formula="of:=IF([$'abs'.M34]&lt;2;COM.MICROSOFT.SWITCH([$'switches'.$A$1];1;2*[$'ba'.M34]*[$'bb'.M34]+[$'axi'.$A34];0;[.M34];2;0);[.M34])" office:value-type="float" office:value="0">
            <text:p>0</text:p>
          </table:table-cell>
          <table:table-cell table:style-name="ACE-8" table:formula="of:=IF([$'abs'.N34]&lt;2;COM.MICROSOFT.SWITCH([$'switches'.$A$1];1;2*[$'ba'.N34]*[$'bb'.N34]+[$'axi'.$A34];0;[.N34];2;0);[.N34])" office:value-type="float" office:value="0">
            <text:p>0</text:p>
          </table:table-cell>
          <table:table-cell table:style-name="ACE-8" table:formula="of:=IF([$'abs'.O34]&lt;2;COM.MICROSOFT.SWITCH([$'switches'.$A$1];1;2*[$'ba'.O34]*[$'bb'.O34]+[$'axi'.$A34];0;[.O34];2;0);[.O34])" office:value-type="float" office:value="0">
            <text:p>0</text:p>
          </table:table-cell>
          <table:table-cell table:style-name="ACE-8" table:formula="of:=IF([$'abs'.P34]&lt;2;COM.MICROSOFT.SWITCH([$'switches'.$A$1];1;2*[$'ba'.P34]*[$'bb'.P34]+[$'axi'.$A34];0;[.P34];2;0);[.P34])" office:value-type="float" office:value="0">
            <text:p>0</text:p>
          </table:table-cell>
          <table:table-cell table:style-name="ACE-8" table:formula="of:=IF([$'abs'.Q34]&lt;2;COM.MICROSOFT.SWITCH([$'switches'.$A$1];1;2*[$'ba'.Q34]*[$'bb'.Q34]+[$'axi'.$A34];0;[.Q34];2;0);[.Q34])" office:value-type="float" office:value="0">
            <text:p>0</text:p>
          </table:table-cell>
          <table:table-cell table:style-name="ACE-8" table:formula="of:=IF([$'abs'.R34]&lt;2;COM.MICROSOFT.SWITCH([$'switches'.$A$1];1;2*[$'ba'.R34]*[$'bb'.R34]+[$'axi'.$A34];0;[.R34];2;0);[.R34])" office:value-type="float" office:value="0">
            <text:p>0</text:p>
          </table:table-cell>
          <table:table-cell table:style-name="ACE-8" table:formula="of:=IF([$'abs'.S34]&lt;2;COM.MICROSOFT.SWITCH([$'switches'.$A$1];1;2*[$'ba'.S34]*[$'bb'.S34]+[$'axi'.$A34];0;[.S34];2;0);[.S34])" office:value-type="float" office:value="0">
            <text:p>0</text:p>
          </table:table-cell>
          <table:table-cell table:style-name="ACE-8" table:formula="of:=IF([$'abs'.T34]&lt;2;COM.MICROSOFT.SWITCH([$'switches'.$A$1];1;2*[$'ba'.T34]*[$'bb'.T34]+[$'axi'.$A34];0;[.T34];2;0);[.T34])" office:value-type="float" office:value="0">
            <text:p>0</text:p>
          </table:table-cell>
          <table:table-cell table:style-name="ACE-8" table:formula="of:=IF([$'abs'.U34]&lt;2;COM.MICROSOFT.SWITCH([$'switches'.$A$1];1;2*[$'ba'.U34]*[$'bb'.U34]+[$'axi'.$A34];0;[.U34];2;0);[.U34])" office:value-type="float" office:value="0">
            <text:p>0</text:p>
          </table:table-cell>
          <table:table-cell table:style-name="ACE-8" table:formula="of:=IF([$'abs'.V34]&lt;2;COM.MICROSOFT.SWITCH([$'switches'.$A$1];1;2*[$'ba'.V34]*[$'bb'.V34]+[$'axi'.$A34];0;[.V34];2;0);[.V34])" office:value-type="float" office:value="0">
            <text:p>0</text:p>
          </table:table-cell>
          <table:table-cell table:style-name="ACE-8" table:formula="of:=IF([$'abs'.W34]&lt;2;COM.MICROSOFT.SWITCH([$'switches'.$A$1];1;2*[$'ba'.W34]*[$'bb'.W34]+[$'axi'.$A34];0;[.W34];2;0);[.W34])" office:value-type="float" office:value="0">
            <text:p>0</text:p>
          </table:table-cell>
          <table:table-cell table:style-name="ACE-8" table:formula="of:=IF([$'abs'.X34]&lt;2;COM.MICROSOFT.SWITCH([$'switches'.$A$1];1;2*[$'ba'.X34]*[$'bb'.X34]+[$'axi'.$A34];0;[.X34];2;0);[.X34])" office:value-type="float" office:value="0">
            <text:p>0</text:p>
          </table:table-cell>
          <table:table-cell table:style-name="ACE-8" table:formula="of:=IF([$'abs'.Y34]&lt;2;COM.MICROSOFT.SWITCH([$'switches'.$A$1];1;2*[$'ba'.Y34]*[$'bb'.Y34]+[$'axi'.$A34];0;[.Y34];2;0);[.Y34])" office:value-type="float" office:value="0">
            <text:p>0</text:p>
          </table:table-cell>
          <table:table-cell table:style-name="ACE-8" table:formula="of:=IF([$'abs'.Z34]&lt;2;COM.MICROSOFT.SWITCH([$'switches'.$A$1];1;2*[$'ba'.Z34]*[$'bb'.Z34]+[$'axi'.$A34];0;[.Z34];2;0);[.Z34])" office:value-type="float" office:value="0">
            <text:p>0</text:p>
          </table:table-cell>
          <table:table-cell table:style-name="ACE-8" table:formula="of:=IF([$'abs'.AA34]&lt;2;COM.MICROSOFT.SWITCH([$'switches'.$A$1];1;2*[$'ba'.AA34]*[$'bb'.AA34]+[$'axi'.$A34];0;[.AA34];2;0);[.AA34])" office:value-type="float" office:value="0">
            <text:p>0</text:p>
          </table:table-cell>
          <table:table-cell table:style-name="ACE-8" table:formula="of:=IF([$'abs'.AB34]&lt;2;COM.MICROSOFT.SWITCH([$'switches'.$A$1];1;2*[$'ba'.AB34]*[$'bb'.AB34]+[$'axi'.$A34];0;[.AB34];2;0);[.AB34])" office:value-type="float" office:value="0">
            <text:p>0</text:p>
          </table:table-cell>
          <table:table-cell table:style-name="ACE-8" table:formula="of:=IF([$'abs'.AC34]&lt;2;COM.MICROSOFT.SWITCH([$'switches'.$A$1];1;2*[$'ba'.AC34]*[$'bb'.AC34]+[$'axi'.$A34];0;[.AC34];2;0);[.AC34])" office:value-type="float" office:value="0">
            <text:p>0</text:p>
          </table:table-cell>
          <table:table-cell table:style-name="ACE-8" table:formula="of:=IF([$'abs'.AD34]&lt;2;COM.MICROSOFT.SWITCH([$'switches'.$A$1];1;2*[$'ba'.AD34]*[$'bb'.AD34]+[$'axi'.$A34];0;[.AD34];2;0);[.AD34])" office:value-type="float" office:value="0">
            <text:p>0</text:p>
          </table:table-cell>
          <table:table-cell table:style-name="ACE-8" table:formula="of:=IF([$'abs'.AE34]&lt;2;COM.MICROSOFT.SWITCH([$'switches'.$A$1];1;2*[$'ba'.AE34]*[$'bb'.AE34]+[$'axi'.$A34];0;[.AE34];2;0);[.AE34])" office:value-type="float" office:value="0">
            <text:p>0</text:p>
          </table:table-cell>
          <table:table-cell table:style-name="ACE-8" table:formula="of:=IF([$'abs'.AF34]&lt;2;COM.MICROSOFT.SWITCH([$'switches'.$A$1];1;2*[$'ba'.AF34]*[$'bb'.AF34]+[$'axi'.$A34];0;[.AF34];2;0);[.AF34])" office:value-type="float" office:value="0">
            <text:p>0</text:p>
          </table:table-cell>
          <table:table-cell table:style-name="ACE-8" table:formula="of:=IF([$'abs'.AG34]&lt;2;COM.MICROSOFT.SWITCH([$'switches'.$A$1];1;2*[$'ba'.AG34]*[$'bb'.AG34]+[$'axi'.$A34];0;[.AG34];2;0);[.AG34])" office:value-type="float" office:value="0">
            <text:p>0</text:p>
          </table:table-cell>
          <table:table-cell table:style-name="ACE-8" table:formula="of:=IF([$'abs'.AH34]&lt;2;COM.MICROSOFT.SWITCH([$'switches'.$A$1];1;2*[$'ba'.AH34]*[$'bb'.AH34]+[$'axi'.$A34];0;[.AH34];2;0);[.AH34])" office:value-type="float" office:value="0">
            <text:p>0</text:p>
          </table:table-cell>
          <table:table-cell table:style-name="ACE-8" table:formula="of:=IF([$'abs'.AI34]&lt;2;COM.MICROSOFT.SWITCH([$'switches'.$A$1];1;2*[$'ba'.AI34]*[$'bb'.AI34]+[$'axi'.$A34];0;[.AI34];2;0);[.AI34])" office:value-type="float" office:value="0">
            <text:p>0</text:p>
          </table:table-cell>
          <table:table-cell table:style-name="ACE-8" table:formula="of:=IF([$'abs'.AJ34]&lt;2;COM.MICROSOFT.SWITCH([$'switches'.$A$1];1;2*[$'ba'.AJ34]*[$'bb'.AJ34]+[$'axi'.$A34];0;[.AJ34];2;0);[.AJ34])" office:value-type="float" office:value="0">
            <text:p>0</text:p>
          </table:table-cell>
          <table:table-cell table:style-name="ACE-8" table:formula="of:=IF([$'abs'.AK34]&lt;2;COM.MICROSOFT.SWITCH([$'switches'.$A$1];1;2*[$'ba'.AK34]*[$'bb'.AK34]+[$'axi'.$A34];0;[.AK34];2;0);[.AK34])" office:value-type="float" office:value="0">
            <text:p>0</text:p>
          </table:table-cell>
          <table:table-cell table:style-name="ACE-8" table:formula="of:=IF([$'abs'.AL34]&lt;2;COM.MICROSOFT.SWITCH([$'switches'.$A$1];1;2*[$'ba'.AL34]*[$'bb'.AL34]+[$'axi'.$A34];0;[.AL34];2;0);[.AL34])" office:value-type="float" office:value="0">
            <text:p>0</text:p>
          </table:table-cell>
          <table:table-cell table:style-name="ACE-8" table:formula="of:=IF([$'abs'.AM34]&lt;2;COM.MICROSOFT.SWITCH([$'switches'.$A$1];1;2*[$'ba'.AM34]*[$'bb'.AM34]+[$'axi'.$A34];0;[.AM34];2;0);[.AM34])" office:value-type="float" office:value="0">
            <text:p>0</text:p>
          </table:table-cell>
          <table:table-cell table:style-name="ACE-8" table:formula="of:=IF([$'abs'.AN34]&lt;2;COM.MICROSOFT.SWITCH([$'switches'.$A$1];1;2*[$'ba'.AN34]*[$'bb'.AN34]+[$'axi'.$A34];0;[.AN34];2;0);[.AN34])" office:value-type="float" office:value="0">
            <text:p>0</text:p>
          </table:table-cell>
          <table:table-cell table:style-name="ACE-8" table:formula="of:=IF([$'abs'.AO34]&lt;2;COM.MICROSOFT.SWITCH([$'switches'.$A$1];1;2*[$'ba'.AO34]*[$'bb'.AO34]+[$'axi'.$A34];0;[.AO34];2;0);[.AO34])" office:value-type="float" office:value="0">
            <text:p>0</text:p>
          </table:table-cell>
          <table:table-cell table:style-name="ACE-8" table:formula="of:=IF([$'abs'.AP34]&lt;2;COM.MICROSOFT.SWITCH([$'switches'.$A$1];1;2*[$'ba'.AP34]*[$'bb'.AP34]+[$'axi'.$A34];0;[.AP34];2;0);[.AP34])" office:value-type="float" office:value="0">
            <text:p>0</text:p>
          </table:table-cell>
          <table:table-cell table:style-name="ACE-8" table:formula="of:=IF([$'abs'.AQ34]&lt;2;COM.MICROSOFT.SWITCH([$'switches'.$A$1];1;2*[$'ba'.AQ34]*[$'bb'.AQ34]+[$'axi'.$A34];0;[.AQ34];2;0);[.AQ34])" office:value-type="float" office:value="0">
            <text:p>0</text:p>
          </table:table-cell>
          <table:table-cell table:style-name="ACE-8" table:formula="of:=IF([$'abs'.AR34]&lt;2;COM.MICROSOFT.SWITCH([$'switches'.$A$1];1;2*[$'ba'.AR34]*[$'bb'.AR34]+[$'axi'.$A34];0;[.AR34];2;0);[.AR34])" office:value-type="float" office:value="0">
            <text:p>0</text:p>
          </table:table-cell>
          <table:table-cell table:style-name="ACE-8" table:formula="of:=IF([$'abs'.AS34]&lt;2;COM.MICROSOFT.SWITCH([$'switches'.$A$1];1;2*[$'ba'.AS34]*[$'bb'.AS34]+[$'axi'.$A34];0;[.AS34];2;0);[.AS34])" office:value-type="float" office:value="0">
            <text:p>0</text:p>
          </table:table-cell>
          <table:table-cell table:style-name="ACE-8" table:formula="of:=IF([$'abs'.AT34]&lt;2;COM.MICROSOFT.SWITCH([$'switches'.$A$1];1;2*[$'ba'.AT34]*[$'bb'.AT34]+[$'axi'.$A34];0;[.AT34];2;0);[.AT34])" office:value-type="float" office:value="0">
            <text:p>0</text:p>
          </table:table-cell>
          <table:table-cell table:style-name="ACE-8" table:formula="of:=IF([$'abs'.AU34]&lt;2;COM.MICROSOFT.SWITCH([$'switches'.$A$1];1;2*[$'ba'.AU34]*[$'bb'.AU34]+[$'axi'.$A34];0;[.AU34];2;0);[.AU34])" office:value-type="float" office:value="0">
            <text:p>0</text:p>
          </table:table-cell>
          <table:table-cell table:style-name="ACE-8" table:formula="of:=IF([$'abs'.AV34]&lt;2;COM.MICROSOFT.SWITCH([$'switches'.$A$1];1;2*[$'ba'.AV34]*[$'bb'.AV34]+[$'axi'.$A34];0;[.AV34];2;0);[.AV34])" office:value-type="float" office:value="0">
            <text:p>0</text:p>
          </table:table-cell>
          <table:table-cell table:style-name="ACE-8" table:formula="of:=IF([$'abs'.AW34]&lt;2;COM.MICROSOFT.SWITCH([$'switches'.$A$1];1;2*[$'ba'.AW34]*[$'bb'.AW34]+[$'axi'.$A34];0;[.AW34];2;0);[.AW34])" office:value-type="float" office:value="0">
            <text:p>0</text:p>
          </table:table-cell>
          <table:table-cell table:style-name="ACE-8" table:formula="of:=IF([$'abs'.AX34]&lt;2;COM.MICROSOFT.SWITCH([$'switches'.$A$1];1;2*[$'ba'.AX34]*[$'bb'.AX34]+[$'axi'.$A34];0;[.AX34];2;0);[.AX34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5]&lt;2;COM.MICROSOFT.SWITCH([$'switches'.$A$1];1;2*[$'ba'.B35]*[$'bb'.B35]+[$'axi'.$A35];0;[.B35];2;0);[.B35])" office:value-type="float" office:value="0">
            <text:p>0</text:p>
          </table:table-cell>
          <table:table-cell table:style-name="ACE-8" table:formula="of:=IF([$'abs'.C35]&lt;2;COM.MICROSOFT.SWITCH([$'switches'.$A$1];1;2*[$'ba'.C35]*[$'bb'.C35]+[$'axi'.$A35];0;[.C35];2;0);[.C35])" office:value-type="float" office:value="0">
            <text:p>0</text:p>
          </table:table-cell>
          <table:table-cell table:style-name="ACE-8" table:formula="of:=IF([$'abs'.D35]&lt;2;COM.MICROSOFT.SWITCH([$'switches'.$A$1];1;2*[$'ba'.D35]*[$'bb'.D35]+[$'axi'.$A35];0;[.D35];2;0);[.D35])" office:value-type="float" office:value="0">
            <text:p>0</text:p>
          </table:table-cell>
          <table:table-cell table:style-name="ACE-8" table:formula="of:=IF([$'abs'.E35]&lt;2;COM.MICROSOFT.SWITCH([$'switches'.$A$1];1;2*[$'ba'.E35]*[$'bb'.E35]+[$'axi'.$A35];0;[.E35];2;0);[.E35])" office:value-type="float" office:value="0">
            <text:p>0</text:p>
          </table:table-cell>
          <table:table-cell table:style-name="ACE-8" table:formula="of:=IF([$'abs'.F35]&lt;2;COM.MICROSOFT.SWITCH([$'switches'.$A$1];1;2*[$'ba'.F35]*[$'bb'.F35]+[$'axi'.$A35];0;[.F35];2;0);[.F35])" office:value-type="float" office:value="0">
            <text:p>0</text:p>
          </table:table-cell>
          <table:table-cell table:style-name="ACE-8" table:formula="of:=IF([$'abs'.G35]&lt;2;COM.MICROSOFT.SWITCH([$'switches'.$A$1];1;2*[$'ba'.G35]*[$'bb'.G35]+[$'axi'.$A35];0;[.G35];2;0);[.G35])" office:value-type="float" office:value="0">
            <text:p>0</text:p>
          </table:table-cell>
          <table:table-cell table:style-name="ACE-8" table:formula="of:=IF([$'abs'.H35]&lt;2;COM.MICROSOFT.SWITCH([$'switches'.$A$1];1;2*[$'ba'.H35]*[$'bb'.H35]+[$'axi'.$A35];0;[.H35];2;0);[.H35])" office:value-type="float" office:value="0">
            <text:p>0</text:p>
          </table:table-cell>
          <table:table-cell table:style-name="ACE-8" table:formula="of:=IF([$'abs'.I35]&lt;2;COM.MICROSOFT.SWITCH([$'switches'.$A$1];1;2*[$'ba'.I35]*[$'bb'.I35]+[$'axi'.$A35];0;[.I35];2;0);[.I35])" office:value-type="float" office:value="0">
            <text:p>0</text:p>
          </table:table-cell>
          <table:table-cell table:style-name="ACE-8" table:formula="of:=IF([$'abs'.J35]&lt;2;COM.MICROSOFT.SWITCH([$'switches'.$A$1];1;2*[$'ba'.J35]*[$'bb'.J35]+[$'axi'.$A35];0;[.J35];2;0);[.J35])" office:value-type="float" office:value="0">
            <text:p>0</text:p>
          </table:table-cell>
          <table:table-cell table:style-name="ACE-8" table:formula="of:=IF([$'abs'.K35]&lt;2;COM.MICROSOFT.SWITCH([$'switches'.$A$1];1;2*[$'ba'.K35]*[$'bb'.K35]+[$'axi'.$A35];0;[.K35];2;0);[.K35])" office:value-type="float" office:value="0">
            <text:p>0</text:p>
          </table:table-cell>
          <table:table-cell table:style-name="ACE-8" table:formula="of:=IF([$'abs'.L35]&lt;2;COM.MICROSOFT.SWITCH([$'switches'.$A$1];1;2*[$'ba'.L35]*[$'bb'.L35]+[$'axi'.$A35];0;[.L35];2;0);[.L35])" office:value-type="float" office:value="0">
            <text:p>0</text:p>
          </table:table-cell>
          <table:table-cell table:style-name="ACE-8" table:formula="of:=IF([$'abs'.M35]&lt;2;COM.MICROSOFT.SWITCH([$'switches'.$A$1];1;2*[$'ba'.M35]*[$'bb'.M35]+[$'axi'.$A35];0;[.M35];2;0);[.M35])" office:value-type="float" office:value="0">
            <text:p>0</text:p>
          </table:table-cell>
          <table:table-cell table:style-name="ACE-8" table:formula="of:=IF([$'abs'.N35]&lt;2;COM.MICROSOFT.SWITCH([$'switches'.$A$1];1;2*[$'ba'.N35]*[$'bb'.N35]+[$'axi'.$A35];0;[.N35];2;0);[.N35])" office:value-type="float" office:value="0">
            <text:p>0</text:p>
          </table:table-cell>
          <table:table-cell table:style-name="ACE-8" table:formula="of:=IF([$'abs'.O35]&lt;2;COM.MICROSOFT.SWITCH([$'switches'.$A$1];1;2*[$'ba'.O35]*[$'bb'.O35]+[$'axi'.$A35];0;[.O35];2;0);[.O35])" office:value-type="float" office:value="0">
            <text:p>0</text:p>
          </table:table-cell>
          <table:table-cell table:style-name="ACE-8" table:formula="of:=IF([$'abs'.P35]&lt;2;COM.MICROSOFT.SWITCH([$'switches'.$A$1];1;2*[$'ba'.P35]*[$'bb'.P35]+[$'axi'.$A35];0;[.P35];2;0);[.P35])" office:value-type="float" office:value="0">
            <text:p>0</text:p>
          </table:table-cell>
          <table:table-cell table:style-name="ACE-8" table:formula="of:=IF([$'abs'.Q35]&lt;2;COM.MICROSOFT.SWITCH([$'switches'.$A$1];1;2*[$'ba'.Q35]*[$'bb'.Q35]+[$'axi'.$A35];0;[.Q35];2;0);[.Q35])" office:value-type="float" office:value="0">
            <text:p>0</text:p>
          </table:table-cell>
          <table:table-cell table:style-name="ACE-8" table:formula="of:=IF([$'abs'.R35]&lt;2;COM.MICROSOFT.SWITCH([$'switches'.$A$1];1;2*[$'ba'.R35]*[$'bb'.R35]+[$'axi'.$A35];0;[.R35];2;0);[.R35])" office:value-type="float" office:value="0">
            <text:p>0</text:p>
          </table:table-cell>
          <table:table-cell table:style-name="ACE-8" table:formula="of:=IF([$'abs'.S35]&lt;2;COM.MICROSOFT.SWITCH([$'switches'.$A$1];1;2*[$'ba'.S35]*[$'bb'.S35]+[$'axi'.$A35];0;[.S35];2;0);[.S35])" office:value-type="float" office:value="0">
            <text:p>0</text:p>
          </table:table-cell>
          <table:table-cell table:style-name="ACE-8" table:formula="of:=IF([$'abs'.T35]&lt;2;COM.MICROSOFT.SWITCH([$'switches'.$A$1];1;2*[$'ba'.T35]*[$'bb'.T35]+[$'axi'.$A35];0;[.T35];2;0);[.T35])" office:value-type="float" office:value="0">
            <text:p>0</text:p>
          </table:table-cell>
          <table:table-cell table:style-name="ACE-8" table:formula="of:=IF([$'abs'.U35]&lt;2;COM.MICROSOFT.SWITCH([$'switches'.$A$1];1;2*[$'ba'.U35]*[$'bb'.U35]+[$'axi'.$A35];0;[.U35];2;0);[.U35])" office:value-type="float" office:value="0">
            <text:p>0</text:p>
          </table:table-cell>
          <table:table-cell table:style-name="ACE-8" table:formula="of:=IF([$'abs'.V35]&lt;2;COM.MICROSOFT.SWITCH([$'switches'.$A$1];1;2*[$'ba'.V35]*[$'bb'.V35]+[$'axi'.$A35];0;[.V35];2;0);[.V35])" office:value-type="float" office:value="0">
            <text:p>0</text:p>
          </table:table-cell>
          <table:table-cell table:style-name="ACE-8" table:formula="of:=IF([$'abs'.W35]&lt;2;COM.MICROSOFT.SWITCH([$'switches'.$A$1];1;2*[$'ba'.W35]*[$'bb'.W35]+[$'axi'.$A35];0;[.W35];2;0);[.W35])" office:value-type="float" office:value="0">
            <text:p>0</text:p>
          </table:table-cell>
          <table:table-cell table:style-name="ACE-8" table:formula="of:=IF([$'abs'.X35]&lt;2;COM.MICROSOFT.SWITCH([$'switches'.$A$1];1;2*[$'ba'.X35]*[$'bb'.X35]+[$'axi'.$A35];0;[.X35];2;0);[.X35])" office:value-type="float" office:value="0">
            <text:p>0</text:p>
          </table:table-cell>
          <table:table-cell table:style-name="ACE-8" table:formula="of:=IF([$'abs'.Y35]&lt;2;COM.MICROSOFT.SWITCH([$'switches'.$A$1];1;2*[$'ba'.Y35]*[$'bb'.Y35]+[$'axi'.$A35];0;[.Y35];2;0);[.Y35])" office:value-type="float" office:value="0">
            <text:p>0</text:p>
          </table:table-cell>
          <table:table-cell table:style-name="ACE-8" table:formula="of:=IF([$'abs'.Z35]&lt;2;COM.MICROSOFT.SWITCH([$'switches'.$A$1];1;2*[$'ba'.Z35]*[$'bb'.Z35]+[$'axi'.$A35];0;[.Z35];2;0);[.Z35])" office:value-type="float" office:value="0">
            <text:p>0</text:p>
          </table:table-cell>
          <table:table-cell table:style-name="ACE-8" table:formula="of:=IF([$'abs'.AA35]&lt;2;COM.MICROSOFT.SWITCH([$'switches'.$A$1];1;2*[$'ba'.AA35]*[$'bb'.AA35]+[$'axi'.$A35];0;[.AA35];2;0);[.AA35])" office:value-type="float" office:value="0">
            <text:p>0</text:p>
          </table:table-cell>
          <table:table-cell table:style-name="ACE-8" table:formula="of:=IF([$'abs'.AB35]&lt;2;COM.MICROSOFT.SWITCH([$'switches'.$A$1];1;2*[$'ba'.AB35]*[$'bb'.AB35]+[$'axi'.$A35];0;[.AB35];2;0);[.AB35])" office:value-type="float" office:value="0">
            <text:p>0</text:p>
          </table:table-cell>
          <table:table-cell table:style-name="ACE-8" table:formula="of:=IF([$'abs'.AC35]&lt;2;COM.MICROSOFT.SWITCH([$'switches'.$A$1];1;2*[$'ba'.AC35]*[$'bb'.AC35]+[$'axi'.$A35];0;[.AC35];2;0);[.AC35])" office:value-type="float" office:value="0">
            <text:p>0</text:p>
          </table:table-cell>
          <table:table-cell table:style-name="ACE-8" table:formula="of:=IF([$'abs'.AD35]&lt;2;COM.MICROSOFT.SWITCH([$'switches'.$A$1];1;2*[$'ba'.AD35]*[$'bb'.AD35]+[$'axi'.$A35];0;[.AD35];2;0);[.AD35])" office:value-type="float" office:value="0">
            <text:p>0</text:p>
          </table:table-cell>
          <table:table-cell table:style-name="ACE-8" table:formula="of:=IF([$'abs'.AE35]&lt;2;COM.MICROSOFT.SWITCH([$'switches'.$A$1];1;2*[$'ba'.AE35]*[$'bb'.AE35]+[$'axi'.$A35];0;[.AE35];2;0);[.AE35])" office:value-type="float" office:value="0">
            <text:p>0</text:p>
          </table:table-cell>
          <table:table-cell table:style-name="ACE-8" table:formula="of:=IF([$'abs'.AF35]&lt;2;COM.MICROSOFT.SWITCH([$'switches'.$A$1];1;2*[$'ba'.AF35]*[$'bb'.AF35]+[$'axi'.$A35];0;[.AF35];2;0);[.AF35])" office:value-type="float" office:value="0">
            <text:p>0</text:p>
          </table:table-cell>
          <table:table-cell table:style-name="ACE-8" table:formula="of:=IF([$'abs'.AG35]&lt;2;COM.MICROSOFT.SWITCH([$'switches'.$A$1];1;2*[$'ba'.AG35]*[$'bb'.AG35]+[$'axi'.$A35];0;[.AG35];2;0);[.AG35])" office:value-type="float" office:value="0">
            <text:p>0</text:p>
          </table:table-cell>
          <table:table-cell table:style-name="ACE-8" table:formula="of:=IF([$'abs'.AH35]&lt;2;COM.MICROSOFT.SWITCH([$'switches'.$A$1];1;2*[$'ba'.AH35]*[$'bb'.AH35]+[$'axi'.$A35];0;[.AH35];2;0);[.AH35])" office:value-type="float" office:value="0">
            <text:p>0</text:p>
          </table:table-cell>
          <table:table-cell table:style-name="ACE-8" table:formula="of:=IF([$'abs'.AI35]&lt;2;COM.MICROSOFT.SWITCH([$'switches'.$A$1];1;2*[$'ba'.AI35]*[$'bb'.AI35]+[$'axi'.$A35];0;[.AI35];2;0);[.AI35])" office:value-type="float" office:value="0">
            <text:p>0</text:p>
          </table:table-cell>
          <table:table-cell table:style-name="ACE-8" table:formula="of:=IF([$'abs'.AJ35]&lt;2;COM.MICROSOFT.SWITCH([$'switches'.$A$1];1;2*[$'ba'.AJ35]*[$'bb'.AJ35]+[$'axi'.$A35];0;[.AJ35];2;0);[.AJ35])" office:value-type="float" office:value="0">
            <text:p>0</text:p>
          </table:table-cell>
          <table:table-cell table:style-name="ACE-8" table:formula="of:=IF([$'abs'.AK35]&lt;2;COM.MICROSOFT.SWITCH([$'switches'.$A$1];1;2*[$'ba'.AK35]*[$'bb'.AK35]+[$'axi'.$A35];0;[.AK35];2;0);[.AK35])" office:value-type="float" office:value="0">
            <text:p>0</text:p>
          </table:table-cell>
          <table:table-cell table:style-name="ACE-8" table:formula="of:=IF([$'abs'.AL35]&lt;2;COM.MICROSOFT.SWITCH([$'switches'.$A$1];1;2*[$'ba'.AL35]*[$'bb'.AL35]+[$'axi'.$A35];0;[.AL35];2;0);[.AL35])" office:value-type="float" office:value="0">
            <text:p>0</text:p>
          </table:table-cell>
          <table:table-cell table:style-name="ACE-8" table:formula="of:=IF([$'abs'.AM35]&lt;2;COM.MICROSOFT.SWITCH([$'switches'.$A$1];1;2*[$'ba'.AM35]*[$'bb'.AM35]+[$'axi'.$A35];0;[.AM35];2;0);[.AM35])" office:value-type="float" office:value="0">
            <text:p>0</text:p>
          </table:table-cell>
          <table:table-cell table:style-name="ACE-8" table:formula="of:=IF([$'abs'.AN35]&lt;2;COM.MICROSOFT.SWITCH([$'switches'.$A$1];1;2*[$'ba'.AN35]*[$'bb'.AN35]+[$'axi'.$A35];0;[.AN35];2;0);[.AN35])" office:value-type="float" office:value="0">
            <text:p>0</text:p>
          </table:table-cell>
          <table:table-cell table:style-name="ACE-8" table:formula="of:=IF([$'abs'.AO35]&lt;2;COM.MICROSOFT.SWITCH([$'switches'.$A$1];1;2*[$'ba'.AO35]*[$'bb'.AO35]+[$'axi'.$A35];0;[.AO35];2;0);[.AO35])" office:value-type="float" office:value="0">
            <text:p>0</text:p>
          </table:table-cell>
          <table:table-cell table:style-name="ACE-8" table:formula="of:=IF([$'abs'.AP35]&lt;2;COM.MICROSOFT.SWITCH([$'switches'.$A$1];1;2*[$'ba'.AP35]*[$'bb'.AP35]+[$'axi'.$A35];0;[.AP35];2;0);[.AP35])" office:value-type="float" office:value="0">
            <text:p>0</text:p>
          </table:table-cell>
          <table:table-cell table:style-name="ACE-8" table:formula="of:=IF([$'abs'.AQ35]&lt;2;COM.MICROSOFT.SWITCH([$'switches'.$A$1];1;2*[$'ba'.AQ35]*[$'bb'.AQ35]+[$'axi'.$A35];0;[.AQ35];2;0);[.AQ35])" office:value-type="float" office:value="0">
            <text:p>0</text:p>
          </table:table-cell>
          <table:table-cell table:style-name="ACE-8" table:formula="of:=IF([$'abs'.AR35]&lt;2;COM.MICROSOFT.SWITCH([$'switches'.$A$1];1;2*[$'ba'.AR35]*[$'bb'.AR35]+[$'axi'.$A35];0;[.AR35];2;0);[.AR35])" office:value-type="float" office:value="0">
            <text:p>0</text:p>
          </table:table-cell>
          <table:table-cell table:style-name="ACE-8" table:formula="of:=IF([$'abs'.AS35]&lt;2;COM.MICROSOFT.SWITCH([$'switches'.$A$1];1;2*[$'ba'.AS35]*[$'bb'.AS35]+[$'axi'.$A35];0;[.AS35];2;0);[.AS35])" office:value-type="float" office:value="0">
            <text:p>0</text:p>
          </table:table-cell>
          <table:table-cell table:style-name="ACE-8" table:formula="of:=IF([$'abs'.AT35]&lt;2;COM.MICROSOFT.SWITCH([$'switches'.$A$1];1;2*[$'ba'.AT35]*[$'bb'.AT35]+[$'axi'.$A35];0;[.AT35];2;0);[.AT35])" office:value-type="float" office:value="0">
            <text:p>0</text:p>
          </table:table-cell>
          <table:table-cell table:style-name="ACE-8" table:formula="of:=IF([$'abs'.AU35]&lt;2;COM.MICROSOFT.SWITCH([$'switches'.$A$1];1;2*[$'ba'.AU35]*[$'bb'.AU35]+[$'axi'.$A35];0;[.AU35];2;0);[.AU35])" office:value-type="float" office:value="0">
            <text:p>0</text:p>
          </table:table-cell>
          <table:table-cell table:style-name="ACE-8" table:formula="of:=IF([$'abs'.AV35]&lt;2;COM.MICROSOFT.SWITCH([$'switches'.$A$1];1;2*[$'ba'.AV35]*[$'bb'.AV35]+[$'axi'.$A35];0;[.AV35];2;0);[.AV35])" office:value-type="float" office:value="0">
            <text:p>0</text:p>
          </table:table-cell>
          <table:table-cell table:style-name="ACE-8" table:formula="of:=IF([$'abs'.AW35]&lt;2;COM.MICROSOFT.SWITCH([$'switches'.$A$1];1;2*[$'ba'.AW35]*[$'bb'.AW35]+[$'axi'.$A35];0;[.AW35];2;0);[.AW35])" office:value-type="float" office:value="0">
            <text:p>0</text:p>
          </table:table-cell>
          <table:table-cell table:style-name="ACE-8" table:formula="of:=IF([$'abs'.AX35]&lt;2;COM.MICROSOFT.SWITCH([$'switches'.$A$1];1;2*[$'ba'.AX35]*[$'bb'.AX35]+[$'axi'.$A35];0;[.AX35];2;0);[.AX35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6]&lt;2;COM.MICROSOFT.SWITCH([$'switches'.$A$1];1;2*[$'ba'.B36]*[$'bb'.B36]+[$'axi'.$A36];0;[.B36];2;0);[.B36])" office:value-type="float" office:value="0">
            <text:p>0</text:p>
          </table:table-cell>
          <table:table-cell table:style-name="ACE-8" table:formula="of:=IF([$'abs'.C36]&lt;2;COM.MICROSOFT.SWITCH([$'switches'.$A$1];1;2*[$'ba'.C36]*[$'bb'.C36]+[$'axi'.$A36];0;[.C36];2;0);[.C36])" office:value-type="float" office:value="0">
            <text:p>0</text:p>
          </table:table-cell>
          <table:table-cell table:style-name="ACE-8" table:formula="of:=IF([$'abs'.D36]&lt;2;COM.MICROSOFT.SWITCH([$'switches'.$A$1];1;2*[$'ba'.D36]*[$'bb'.D36]+[$'axi'.$A36];0;[.D36];2;0);[.D36])" office:value-type="float" office:value="0">
            <text:p>0</text:p>
          </table:table-cell>
          <table:table-cell table:style-name="ACE-8" table:formula="of:=IF([$'abs'.E36]&lt;2;COM.MICROSOFT.SWITCH([$'switches'.$A$1];1;2*[$'ba'.E36]*[$'bb'.E36]+[$'axi'.$A36];0;[.E36];2;0);[.E36])" office:value-type="float" office:value="0">
            <text:p>0</text:p>
          </table:table-cell>
          <table:table-cell table:style-name="ACE-8" table:formula="of:=IF([$'abs'.F36]&lt;2;COM.MICROSOFT.SWITCH([$'switches'.$A$1];1;2*[$'ba'.F36]*[$'bb'.F36]+[$'axi'.$A36];0;[.F36];2;0);[.F36])" office:value-type="float" office:value="0">
            <text:p>0</text:p>
          </table:table-cell>
          <table:table-cell table:style-name="ACE-8" table:formula="of:=IF([$'abs'.G36]&lt;2;COM.MICROSOFT.SWITCH([$'switches'.$A$1];1;2*[$'ba'.G36]*[$'bb'.G36]+[$'axi'.$A36];0;[.G36];2;0);[.G36])" office:value-type="float" office:value="0">
            <text:p>0</text:p>
          </table:table-cell>
          <table:table-cell table:style-name="ACE-8" table:formula="of:=IF([$'abs'.H36]&lt;2;COM.MICROSOFT.SWITCH([$'switches'.$A$1];1;2*[$'ba'.H36]*[$'bb'.H36]+[$'axi'.$A36];0;[.H36];2;0);[.H36])" office:value-type="float" office:value="0">
            <text:p>0</text:p>
          </table:table-cell>
          <table:table-cell table:style-name="ACE-8" table:formula="of:=IF([$'abs'.I36]&lt;2;COM.MICROSOFT.SWITCH([$'switches'.$A$1];1;2*[$'ba'.I36]*[$'bb'.I36]+[$'axi'.$A36];0;[.I36];2;0);[.I36])" office:value-type="float" office:value="0">
            <text:p>0</text:p>
          </table:table-cell>
          <table:table-cell table:style-name="ACE-8" table:formula="of:=IF([$'abs'.J36]&lt;2;COM.MICROSOFT.SWITCH([$'switches'.$A$1];1;2*[$'ba'.J36]*[$'bb'.J36]+[$'axi'.$A36];0;[.J36];2;0);[.J36])" office:value-type="float" office:value="0">
            <text:p>0</text:p>
          </table:table-cell>
          <table:table-cell table:style-name="ACE-8" table:formula="of:=IF([$'abs'.K36]&lt;2;COM.MICROSOFT.SWITCH([$'switches'.$A$1];1;2*[$'ba'.K36]*[$'bb'.K36]+[$'axi'.$A36];0;[.K36];2;0);[.K36])" office:value-type="float" office:value="0">
            <text:p>0</text:p>
          </table:table-cell>
          <table:table-cell table:style-name="ACE-8" table:formula="of:=IF([$'abs'.L36]&lt;2;COM.MICROSOFT.SWITCH([$'switches'.$A$1];1;2*[$'ba'.L36]*[$'bb'.L36]+[$'axi'.$A36];0;[.L36];2;0);[.L36])" office:value-type="float" office:value="0">
            <text:p>0</text:p>
          </table:table-cell>
          <table:table-cell table:style-name="ACE-8" table:formula="of:=IF([$'abs'.M36]&lt;2;COM.MICROSOFT.SWITCH([$'switches'.$A$1];1;2*[$'ba'.M36]*[$'bb'.M36]+[$'axi'.$A36];0;[.M36];2;0);[.M36])" office:value-type="float" office:value="0">
            <text:p>0</text:p>
          </table:table-cell>
          <table:table-cell table:style-name="ACE-8" table:formula="of:=IF([$'abs'.N36]&lt;2;COM.MICROSOFT.SWITCH([$'switches'.$A$1];1;2*[$'ba'.N36]*[$'bb'.N36]+[$'axi'.$A36];0;[.N36];2;0);[.N36])" office:value-type="float" office:value="0">
            <text:p>0</text:p>
          </table:table-cell>
          <table:table-cell table:style-name="ACE-8" table:formula="of:=IF([$'abs'.O36]&lt;2;COM.MICROSOFT.SWITCH([$'switches'.$A$1];1;2*[$'ba'.O36]*[$'bb'.O36]+[$'axi'.$A36];0;[.O36];2;0);[.O36])" office:value-type="float" office:value="0">
            <text:p>0</text:p>
          </table:table-cell>
          <table:table-cell table:style-name="ACE-8" table:formula="of:=IF([$'abs'.P36]&lt;2;COM.MICROSOFT.SWITCH([$'switches'.$A$1];1;2*[$'ba'.P36]*[$'bb'.P36]+[$'axi'.$A36];0;[.P36];2;0);[.P36])" office:value-type="float" office:value="0">
            <text:p>0</text:p>
          </table:table-cell>
          <table:table-cell table:style-name="ACE-8" table:formula="of:=IF([$'abs'.Q36]&lt;2;COM.MICROSOFT.SWITCH([$'switches'.$A$1];1;2*[$'ba'.Q36]*[$'bb'.Q36]+[$'axi'.$A36];0;[.Q36];2;0);[.Q36])" office:value-type="float" office:value="0">
            <text:p>0</text:p>
          </table:table-cell>
          <table:table-cell table:style-name="ACE-8" table:formula="of:=IF([$'abs'.R36]&lt;2;COM.MICROSOFT.SWITCH([$'switches'.$A$1];1;2*[$'ba'.R36]*[$'bb'.R36]+[$'axi'.$A36];0;[.R36];2;0);[.R36])" office:value-type="float" office:value="0">
            <text:p>0</text:p>
          </table:table-cell>
          <table:table-cell table:style-name="ACE-8" table:formula="of:=IF([$'abs'.S36]&lt;2;COM.MICROSOFT.SWITCH([$'switches'.$A$1];1;2*[$'ba'.S36]*[$'bb'.S36]+[$'axi'.$A36];0;[.S36];2;0);[.S36])" office:value-type="float" office:value="0">
            <text:p>0</text:p>
          </table:table-cell>
          <table:table-cell table:style-name="ACE-8" table:formula="of:=IF([$'abs'.T36]&lt;2;COM.MICROSOFT.SWITCH([$'switches'.$A$1];1;2*[$'ba'.T36]*[$'bb'.T36]+[$'axi'.$A36];0;[.T36];2;0);[.T36])" office:value-type="float" office:value="0">
            <text:p>0</text:p>
          </table:table-cell>
          <table:table-cell table:style-name="ACE-8" table:formula="of:=IF([$'abs'.U36]&lt;2;COM.MICROSOFT.SWITCH([$'switches'.$A$1];1;2*[$'ba'.U36]*[$'bb'.U36]+[$'axi'.$A36];0;[.U36];2;0);[.U36])" office:value-type="float" office:value="0">
            <text:p>0</text:p>
          </table:table-cell>
          <table:table-cell table:style-name="ACE-8" table:formula="of:=IF([$'abs'.V36]&lt;2;COM.MICROSOFT.SWITCH([$'switches'.$A$1];1;2*[$'ba'.V36]*[$'bb'.V36]+[$'axi'.$A36];0;[.V36];2;0);[.V36])" office:value-type="float" office:value="0">
            <text:p>0</text:p>
          </table:table-cell>
          <table:table-cell table:style-name="ACE-8" table:formula="of:=IF([$'abs'.W36]&lt;2;COM.MICROSOFT.SWITCH([$'switches'.$A$1];1;2*[$'ba'.W36]*[$'bb'.W36]+[$'axi'.$A36];0;[.W36];2;0);[.W36])" office:value-type="float" office:value="0">
            <text:p>0</text:p>
          </table:table-cell>
          <table:table-cell table:style-name="ACE-8" table:formula="of:=IF([$'abs'.X36]&lt;2;COM.MICROSOFT.SWITCH([$'switches'.$A$1];1;2*[$'ba'.X36]*[$'bb'.X36]+[$'axi'.$A36];0;[.X36];2;0);[.X36])" office:value-type="float" office:value="0">
            <text:p>0</text:p>
          </table:table-cell>
          <table:table-cell table:style-name="ACE-8" table:formula="of:=IF([$'abs'.Y36]&lt;2;COM.MICROSOFT.SWITCH([$'switches'.$A$1];1;2*[$'ba'.Y36]*[$'bb'.Y36]+[$'axi'.$A36];0;[.Y36];2;0);[.Y36])" office:value-type="float" office:value="0">
            <text:p>0</text:p>
          </table:table-cell>
          <table:table-cell table:style-name="ACE-8" table:formula="of:=IF([$'abs'.Z36]&lt;2;COM.MICROSOFT.SWITCH([$'switches'.$A$1];1;2*[$'ba'.Z36]*[$'bb'.Z36]+[$'axi'.$A36];0;[.Z36];2;0);[.Z36])" office:value-type="float" office:value="0">
            <text:p>0</text:p>
          </table:table-cell>
          <table:table-cell table:style-name="ACE-8" table:formula="of:=IF([$'abs'.AA36]&lt;2;COM.MICROSOFT.SWITCH([$'switches'.$A$1];1;2*[$'ba'.AA36]*[$'bb'.AA36]+[$'axi'.$A36];0;[.AA36];2;0);[.AA36])" office:value-type="float" office:value="0">
            <text:p>0</text:p>
          </table:table-cell>
          <table:table-cell table:style-name="ACE-8" table:formula="of:=IF([$'abs'.AB36]&lt;2;COM.MICROSOFT.SWITCH([$'switches'.$A$1];1;2*[$'ba'.AB36]*[$'bb'.AB36]+[$'axi'.$A36];0;[.AB36];2;0);[.AB36])" office:value-type="float" office:value="0">
            <text:p>0</text:p>
          </table:table-cell>
          <table:table-cell table:style-name="ACE-8" table:formula="of:=IF([$'abs'.AC36]&lt;2;COM.MICROSOFT.SWITCH([$'switches'.$A$1];1;2*[$'ba'.AC36]*[$'bb'.AC36]+[$'axi'.$A36];0;[.AC36];2;0);[.AC36])" office:value-type="float" office:value="0">
            <text:p>0</text:p>
          </table:table-cell>
          <table:table-cell table:style-name="ACE-8" table:formula="of:=IF([$'abs'.AD36]&lt;2;COM.MICROSOFT.SWITCH([$'switches'.$A$1];1;2*[$'ba'.AD36]*[$'bb'.AD36]+[$'axi'.$A36];0;[.AD36];2;0);[.AD36])" office:value-type="float" office:value="0">
            <text:p>0</text:p>
          </table:table-cell>
          <table:table-cell table:style-name="ACE-8" table:formula="of:=IF([$'abs'.AE36]&lt;2;COM.MICROSOFT.SWITCH([$'switches'.$A$1];1;2*[$'ba'.AE36]*[$'bb'.AE36]+[$'axi'.$A36];0;[.AE36];2;0);[.AE36])" office:value-type="float" office:value="0">
            <text:p>0</text:p>
          </table:table-cell>
          <table:table-cell table:style-name="ACE-8" table:formula="of:=IF([$'abs'.AF36]&lt;2;COM.MICROSOFT.SWITCH([$'switches'.$A$1];1;2*[$'ba'.AF36]*[$'bb'.AF36]+[$'axi'.$A36];0;[.AF36];2;0);[.AF36])" office:value-type="float" office:value="0">
            <text:p>0</text:p>
          </table:table-cell>
          <table:table-cell table:style-name="ACE-8" table:formula="of:=IF([$'abs'.AG36]&lt;2;COM.MICROSOFT.SWITCH([$'switches'.$A$1];1;2*[$'ba'.AG36]*[$'bb'.AG36]+[$'axi'.$A36];0;[.AG36];2;0);[.AG36])" office:value-type="float" office:value="0">
            <text:p>0</text:p>
          </table:table-cell>
          <table:table-cell table:style-name="ACE-8" table:formula="of:=IF([$'abs'.AH36]&lt;2;COM.MICROSOFT.SWITCH([$'switches'.$A$1];1;2*[$'ba'.AH36]*[$'bb'.AH36]+[$'axi'.$A36];0;[.AH36];2;0);[.AH36])" office:value-type="float" office:value="0">
            <text:p>0</text:p>
          </table:table-cell>
          <table:table-cell table:style-name="ACE-8" table:formula="of:=IF([$'abs'.AI36]&lt;2;COM.MICROSOFT.SWITCH([$'switches'.$A$1];1;2*[$'ba'.AI36]*[$'bb'.AI36]+[$'axi'.$A36];0;[.AI36];2;0);[.AI36])" office:value-type="float" office:value="0">
            <text:p>0</text:p>
          </table:table-cell>
          <table:table-cell table:style-name="ACE-8" table:formula="of:=IF([$'abs'.AJ36]&lt;2;COM.MICROSOFT.SWITCH([$'switches'.$A$1];1;2*[$'ba'.AJ36]*[$'bb'.AJ36]+[$'axi'.$A36];0;[.AJ36];2;0);[.AJ36])" office:value-type="float" office:value="0">
            <text:p>0</text:p>
          </table:table-cell>
          <table:table-cell table:style-name="ACE-8" table:formula="of:=IF([$'abs'.AK36]&lt;2;COM.MICROSOFT.SWITCH([$'switches'.$A$1];1;2*[$'ba'.AK36]*[$'bb'.AK36]+[$'axi'.$A36];0;[.AK36];2;0);[.AK36])" office:value-type="float" office:value="0">
            <text:p>0</text:p>
          </table:table-cell>
          <table:table-cell table:style-name="ACE-8" table:formula="of:=IF([$'abs'.AL36]&lt;2;COM.MICROSOFT.SWITCH([$'switches'.$A$1];1;2*[$'ba'.AL36]*[$'bb'.AL36]+[$'axi'.$A36];0;[.AL36];2;0);[.AL36])" office:value-type="float" office:value="0">
            <text:p>0</text:p>
          </table:table-cell>
          <table:table-cell table:style-name="ACE-8" table:formula="of:=IF([$'abs'.AM36]&lt;2;COM.MICROSOFT.SWITCH([$'switches'.$A$1];1;2*[$'ba'.AM36]*[$'bb'.AM36]+[$'axi'.$A36];0;[.AM36];2;0);[.AM36])" office:value-type="float" office:value="0">
            <text:p>0</text:p>
          </table:table-cell>
          <table:table-cell table:style-name="ACE-8" table:formula="of:=IF([$'abs'.AN36]&lt;2;COM.MICROSOFT.SWITCH([$'switches'.$A$1];1;2*[$'ba'.AN36]*[$'bb'.AN36]+[$'axi'.$A36];0;[.AN36];2;0);[.AN36])" office:value-type="float" office:value="0">
            <text:p>0</text:p>
          </table:table-cell>
          <table:table-cell table:style-name="ACE-8" table:formula="of:=IF([$'abs'.AO36]&lt;2;COM.MICROSOFT.SWITCH([$'switches'.$A$1];1;2*[$'ba'.AO36]*[$'bb'.AO36]+[$'axi'.$A36];0;[.AO36];2;0);[.AO36])" office:value-type="float" office:value="0">
            <text:p>0</text:p>
          </table:table-cell>
          <table:table-cell table:style-name="ACE-8" table:formula="of:=IF([$'abs'.AP36]&lt;2;COM.MICROSOFT.SWITCH([$'switches'.$A$1];1;2*[$'ba'.AP36]*[$'bb'.AP36]+[$'axi'.$A36];0;[.AP36];2;0);[.AP36])" office:value-type="float" office:value="0">
            <text:p>0</text:p>
          </table:table-cell>
          <table:table-cell table:style-name="ACE-8" table:formula="of:=IF([$'abs'.AQ36]&lt;2;COM.MICROSOFT.SWITCH([$'switches'.$A$1];1;2*[$'ba'.AQ36]*[$'bb'.AQ36]+[$'axi'.$A36];0;[.AQ36];2;0);[.AQ36])" office:value-type="float" office:value="0">
            <text:p>0</text:p>
          </table:table-cell>
          <table:table-cell table:style-name="ACE-8" table:formula="of:=IF([$'abs'.AR36]&lt;2;COM.MICROSOFT.SWITCH([$'switches'.$A$1];1;2*[$'ba'.AR36]*[$'bb'.AR36]+[$'axi'.$A36];0;[.AR36];2;0);[.AR36])" office:value-type="float" office:value="0">
            <text:p>0</text:p>
          </table:table-cell>
          <table:table-cell table:style-name="ACE-8" table:formula="of:=IF([$'abs'.AS36]&lt;2;COM.MICROSOFT.SWITCH([$'switches'.$A$1];1;2*[$'ba'.AS36]*[$'bb'.AS36]+[$'axi'.$A36];0;[.AS36];2;0);[.AS36])" office:value-type="float" office:value="0">
            <text:p>0</text:p>
          </table:table-cell>
          <table:table-cell table:style-name="ACE-8" table:formula="of:=IF([$'abs'.AT36]&lt;2;COM.MICROSOFT.SWITCH([$'switches'.$A$1];1;2*[$'ba'.AT36]*[$'bb'.AT36]+[$'axi'.$A36];0;[.AT36];2;0);[.AT36])" office:value-type="float" office:value="0">
            <text:p>0</text:p>
          </table:table-cell>
          <table:table-cell table:style-name="ACE-8" table:formula="of:=IF([$'abs'.AU36]&lt;2;COM.MICROSOFT.SWITCH([$'switches'.$A$1];1;2*[$'ba'.AU36]*[$'bb'.AU36]+[$'axi'.$A36];0;[.AU36];2;0);[.AU36])" office:value-type="float" office:value="0">
            <text:p>0</text:p>
          </table:table-cell>
          <table:table-cell table:style-name="ACE-8" table:formula="of:=IF([$'abs'.AV36]&lt;2;COM.MICROSOFT.SWITCH([$'switches'.$A$1];1;2*[$'ba'.AV36]*[$'bb'.AV36]+[$'axi'.$A36];0;[.AV36];2;0);[.AV36])" office:value-type="float" office:value="0">
            <text:p>0</text:p>
          </table:table-cell>
          <table:table-cell table:style-name="ACE-8" table:formula="of:=IF([$'abs'.AW36]&lt;2;COM.MICROSOFT.SWITCH([$'switches'.$A$1];1;2*[$'ba'.AW36]*[$'bb'.AW36]+[$'axi'.$A36];0;[.AW36];2;0);[.AW36])" office:value-type="float" office:value="0">
            <text:p>0</text:p>
          </table:table-cell>
          <table:table-cell table:style-name="ACE-8" table:formula="of:=IF([$'abs'.AX36]&lt;2;COM.MICROSOFT.SWITCH([$'switches'.$A$1];1;2*[$'ba'.AX36]*[$'bb'.AX36]+[$'axi'.$A36];0;[.AX36];2;0);[.AX36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7]&lt;2;COM.MICROSOFT.SWITCH([$'switches'.$A$1];1;2*[$'ba'.B37]*[$'bb'.B37]+[$'axi'.$A37];0;[.B37];2;0);[.B37])" office:value-type="float" office:value="0">
            <text:p>0</text:p>
          </table:table-cell>
          <table:table-cell table:style-name="ACE-8" table:formula="of:=IF([$'abs'.C37]&lt;2;COM.MICROSOFT.SWITCH([$'switches'.$A$1];1;2*[$'ba'.C37]*[$'bb'.C37]+[$'axi'.$A37];0;[.C37];2;0);[.C37])" office:value-type="float" office:value="0">
            <text:p>0</text:p>
          </table:table-cell>
          <table:table-cell table:style-name="ACE-8" table:formula="of:=IF([$'abs'.D37]&lt;2;COM.MICROSOFT.SWITCH([$'switches'.$A$1];1;2*[$'ba'.D37]*[$'bb'.D37]+[$'axi'.$A37];0;[.D37];2;0);[.D37])" office:value-type="float" office:value="0">
            <text:p>0</text:p>
          </table:table-cell>
          <table:table-cell table:style-name="ACE-8" table:formula="of:=IF([$'abs'.E37]&lt;2;COM.MICROSOFT.SWITCH([$'switches'.$A$1];1;2*[$'ba'.E37]*[$'bb'.E37]+[$'axi'.$A37];0;[.E37];2;0);[.E37])" office:value-type="float" office:value="0">
            <text:p>0</text:p>
          </table:table-cell>
          <table:table-cell table:style-name="ACE-8" table:formula="of:=IF([$'abs'.F37]&lt;2;COM.MICROSOFT.SWITCH([$'switches'.$A$1];1;2*[$'ba'.F37]*[$'bb'.F37]+[$'axi'.$A37];0;[.F37];2;0);[.F37])" office:value-type="float" office:value="0">
            <text:p>0</text:p>
          </table:table-cell>
          <table:table-cell table:style-name="ACE-8" table:formula="of:=IF([$'abs'.G37]&lt;2;COM.MICROSOFT.SWITCH([$'switches'.$A$1];1;2*[$'ba'.G37]*[$'bb'.G37]+[$'axi'.$A37];0;[.G37];2;0);[.G37])" office:value-type="float" office:value="0">
            <text:p>0</text:p>
          </table:table-cell>
          <table:table-cell table:style-name="ACE-8" table:formula="of:=IF([$'abs'.H37]&lt;2;COM.MICROSOFT.SWITCH([$'switches'.$A$1];1;2*[$'ba'.H37]*[$'bb'.H37]+[$'axi'.$A37];0;[.H37];2;0);[.H37])" office:value-type="float" office:value="0">
            <text:p>0</text:p>
          </table:table-cell>
          <table:table-cell table:style-name="ACE-8" table:formula="of:=IF([$'abs'.I37]&lt;2;COM.MICROSOFT.SWITCH([$'switches'.$A$1];1;2*[$'ba'.I37]*[$'bb'.I37]+[$'axi'.$A37];0;[.I37];2;0);[.I37])" office:value-type="float" office:value="0">
            <text:p>0</text:p>
          </table:table-cell>
          <table:table-cell table:style-name="ACE-8" table:formula="of:=IF([$'abs'.J37]&lt;2;COM.MICROSOFT.SWITCH([$'switches'.$A$1];1;2*[$'ba'.J37]*[$'bb'.J37]+[$'axi'.$A37];0;[.J37];2;0);[.J37])" office:value-type="float" office:value="0">
            <text:p>0</text:p>
          </table:table-cell>
          <table:table-cell table:style-name="ACE-8" table:formula="of:=IF([$'abs'.K37]&lt;2;COM.MICROSOFT.SWITCH([$'switches'.$A$1];1;2*[$'ba'.K37]*[$'bb'.K37]+[$'axi'.$A37];0;[.K37];2;0);[.K37])" office:value-type="float" office:value="0">
            <text:p>0</text:p>
          </table:table-cell>
          <table:table-cell table:style-name="ACE-8" table:formula="of:=IF([$'abs'.L37]&lt;2;COM.MICROSOFT.SWITCH([$'switches'.$A$1];1;2*[$'ba'.L37]*[$'bb'.L37]+[$'axi'.$A37];0;[.L37];2;0);[.L37])" office:value-type="float" office:value="0">
            <text:p>0</text:p>
          </table:table-cell>
          <table:table-cell table:style-name="ACE-8" table:formula="of:=IF([$'abs'.M37]&lt;2;COM.MICROSOFT.SWITCH([$'switches'.$A$1];1;2*[$'ba'.M37]*[$'bb'.M37]+[$'axi'.$A37];0;[.M37];2;0);[.M37])" office:value-type="float" office:value="0">
            <text:p>0</text:p>
          </table:table-cell>
          <table:table-cell table:style-name="ACE-8" table:formula="of:=IF([$'abs'.N37]&lt;2;COM.MICROSOFT.SWITCH([$'switches'.$A$1];1;2*[$'ba'.N37]*[$'bb'.N37]+[$'axi'.$A37];0;[.N37];2;0);[.N37])" office:value-type="float" office:value="0">
            <text:p>0</text:p>
          </table:table-cell>
          <table:table-cell table:style-name="ACE-8" table:formula="of:=IF([$'abs'.O37]&lt;2;COM.MICROSOFT.SWITCH([$'switches'.$A$1];1;2*[$'ba'.O37]*[$'bb'.O37]+[$'axi'.$A37];0;[.O37];2;0);[.O37])" office:value-type="float" office:value="0">
            <text:p>0</text:p>
          </table:table-cell>
          <table:table-cell table:style-name="ACE-8" table:formula="of:=IF([$'abs'.P37]&lt;2;COM.MICROSOFT.SWITCH([$'switches'.$A$1];1;2*[$'ba'.P37]*[$'bb'.P37]+[$'axi'.$A37];0;[.P37];2;0);[.P37])" office:value-type="float" office:value="0">
            <text:p>0</text:p>
          </table:table-cell>
          <table:table-cell table:style-name="ACE-8" table:formula="of:=IF([$'abs'.Q37]&lt;2;COM.MICROSOFT.SWITCH([$'switches'.$A$1];1;2*[$'ba'.Q37]*[$'bb'.Q37]+[$'axi'.$A37];0;[.Q37];2;0);[.Q37])" office:value-type="float" office:value="0">
            <text:p>0</text:p>
          </table:table-cell>
          <table:table-cell table:style-name="ACE-8" table:formula="of:=IF([$'abs'.R37]&lt;2;COM.MICROSOFT.SWITCH([$'switches'.$A$1];1;2*[$'ba'.R37]*[$'bb'.R37]+[$'axi'.$A37];0;[.R37];2;0);[.R37])" office:value-type="float" office:value="0">
            <text:p>0</text:p>
          </table:table-cell>
          <table:table-cell table:style-name="ACE-8" table:formula="of:=IF([$'abs'.S37]&lt;2;COM.MICROSOFT.SWITCH([$'switches'.$A$1];1;2*[$'ba'.S37]*[$'bb'.S37]+[$'axi'.$A37];0;[.S37];2;0);[.S37])" office:value-type="float" office:value="0">
            <text:p>0</text:p>
          </table:table-cell>
          <table:table-cell table:style-name="ACE-8" table:formula="of:=IF([$'abs'.T37]&lt;2;COM.MICROSOFT.SWITCH([$'switches'.$A$1];1;2*[$'ba'.T37]*[$'bb'.T37]+[$'axi'.$A37];0;[.T37];2;0);[.T37])" office:value-type="float" office:value="0">
            <text:p>0</text:p>
          </table:table-cell>
          <table:table-cell table:style-name="ACE-8" table:formula="of:=IF([$'abs'.U37]&lt;2;COM.MICROSOFT.SWITCH([$'switches'.$A$1];1;2*[$'ba'.U37]*[$'bb'.U37]+[$'axi'.$A37];0;[.U37];2;0);[.U37])" office:value-type="float" office:value="0">
            <text:p>0</text:p>
          </table:table-cell>
          <table:table-cell table:style-name="ACE-8" table:formula="of:=IF([$'abs'.V37]&lt;2;COM.MICROSOFT.SWITCH([$'switches'.$A$1];1;2*[$'ba'.V37]*[$'bb'.V37]+[$'axi'.$A37];0;[.V37];2;0);[.V37])" office:value-type="float" office:value="0">
            <text:p>0</text:p>
          </table:table-cell>
          <table:table-cell table:style-name="ACE-8" table:formula="of:=IF([$'abs'.W37]&lt;2;COM.MICROSOFT.SWITCH([$'switches'.$A$1];1;2*[$'ba'.W37]*[$'bb'.W37]+[$'axi'.$A37];0;[.W37];2;0);[.W37])" office:value-type="float" office:value="0">
            <text:p>0</text:p>
          </table:table-cell>
          <table:table-cell table:style-name="ACE-8" table:formula="of:=IF([$'abs'.X37]&lt;2;COM.MICROSOFT.SWITCH([$'switches'.$A$1];1;2*[$'ba'.X37]*[$'bb'.X37]+[$'axi'.$A37];0;[.X37];2;0);[.X37])" office:value-type="float" office:value="0">
            <text:p>0</text:p>
          </table:table-cell>
          <table:table-cell table:style-name="ACE-8" table:formula="of:=IF([$'abs'.Y37]&lt;2;COM.MICROSOFT.SWITCH([$'switches'.$A$1];1;2*[$'ba'.Y37]*[$'bb'.Y37]+[$'axi'.$A37];0;[.Y37];2;0);[.Y37])" office:value-type="float" office:value="0">
            <text:p>0</text:p>
          </table:table-cell>
          <table:table-cell table:style-name="ACE-8" table:formula="of:=IF([$'abs'.Z37]&lt;2;COM.MICROSOFT.SWITCH([$'switches'.$A$1];1;2*[$'ba'.Z37]*[$'bb'.Z37]+[$'axi'.$A37];0;[.Z37];2;0);[.Z37])" office:value-type="float" office:value="0">
            <text:p>0</text:p>
          </table:table-cell>
          <table:table-cell table:style-name="ACE-8" table:formula="of:=IF([$'abs'.AA37]&lt;2;COM.MICROSOFT.SWITCH([$'switches'.$A$1];1;2*[$'ba'.AA37]*[$'bb'.AA37]+[$'axi'.$A37];0;[.AA37];2;0);[.AA37])" office:value-type="float" office:value="0">
            <text:p>0</text:p>
          </table:table-cell>
          <table:table-cell table:style-name="ACE-8" table:formula="of:=IF([$'abs'.AB37]&lt;2;COM.MICROSOFT.SWITCH([$'switches'.$A$1];1;2*[$'ba'.AB37]*[$'bb'.AB37]+[$'axi'.$A37];0;[.AB37];2;0);[.AB37])" office:value-type="float" office:value="0">
            <text:p>0</text:p>
          </table:table-cell>
          <table:table-cell table:style-name="ACE-8" table:formula="of:=IF([$'abs'.AC37]&lt;2;COM.MICROSOFT.SWITCH([$'switches'.$A$1];1;2*[$'ba'.AC37]*[$'bb'.AC37]+[$'axi'.$A37];0;[.AC37];2;0);[.AC37])" office:value-type="float" office:value="0">
            <text:p>0</text:p>
          </table:table-cell>
          <table:table-cell table:style-name="ACE-8" table:formula="of:=IF([$'abs'.AD37]&lt;2;COM.MICROSOFT.SWITCH([$'switches'.$A$1];1;2*[$'ba'.AD37]*[$'bb'.AD37]+[$'axi'.$A37];0;[.AD37];2;0);[.AD37])" office:value-type="float" office:value="0">
            <text:p>0</text:p>
          </table:table-cell>
          <table:table-cell table:style-name="ACE-8" table:formula="of:=IF([$'abs'.AE37]&lt;2;COM.MICROSOFT.SWITCH([$'switches'.$A$1];1;2*[$'ba'.AE37]*[$'bb'.AE37]+[$'axi'.$A37];0;[.AE37];2;0);[.AE37])" office:value-type="float" office:value="0">
            <text:p>0</text:p>
          </table:table-cell>
          <table:table-cell table:style-name="ACE-8" table:formula="of:=IF([$'abs'.AF37]&lt;2;COM.MICROSOFT.SWITCH([$'switches'.$A$1];1;2*[$'ba'.AF37]*[$'bb'.AF37]+[$'axi'.$A37];0;[.AF37];2;0);[.AF37])" office:value-type="float" office:value="0">
            <text:p>0</text:p>
          </table:table-cell>
          <table:table-cell table:style-name="ACE-8" table:formula="of:=IF([$'abs'.AG37]&lt;2;COM.MICROSOFT.SWITCH([$'switches'.$A$1];1;2*[$'ba'.AG37]*[$'bb'.AG37]+[$'axi'.$A37];0;[.AG37];2;0);[.AG37])" office:value-type="float" office:value="0">
            <text:p>0</text:p>
          </table:table-cell>
          <table:table-cell table:style-name="ACE-8" table:formula="of:=IF([$'abs'.AH37]&lt;2;COM.MICROSOFT.SWITCH([$'switches'.$A$1];1;2*[$'ba'.AH37]*[$'bb'.AH37]+[$'axi'.$A37];0;[.AH37];2;0);[.AH37])" office:value-type="float" office:value="0">
            <text:p>0</text:p>
          </table:table-cell>
          <table:table-cell table:style-name="ACE-8" table:formula="of:=IF([$'abs'.AI37]&lt;2;COM.MICROSOFT.SWITCH([$'switches'.$A$1];1;2*[$'ba'.AI37]*[$'bb'.AI37]+[$'axi'.$A37];0;[.AI37];2;0);[.AI37])" office:value-type="float" office:value="0">
            <text:p>0</text:p>
          </table:table-cell>
          <table:table-cell table:style-name="ACE-8" table:formula="of:=IF([$'abs'.AJ37]&lt;2;COM.MICROSOFT.SWITCH([$'switches'.$A$1];1;2*[$'ba'.AJ37]*[$'bb'.AJ37]+[$'axi'.$A37];0;[.AJ37];2;0);[.AJ37])" office:value-type="float" office:value="0">
            <text:p>0</text:p>
          </table:table-cell>
          <table:table-cell table:style-name="ACE-8" table:formula="of:=IF([$'abs'.AK37]&lt;2;COM.MICROSOFT.SWITCH([$'switches'.$A$1];1;2*[$'ba'.AK37]*[$'bb'.AK37]+[$'axi'.$A37];0;[.AK37];2;0);[.AK37])" office:value-type="float" office:value="0">
            <text:p>0</text:p>
          </table:table-cell>
          <table:table-cell table:style-name="ACE-8" table:formula="of:=IF([$'abs'.AL37]&lt;2;COM.MICROSOFT.SWITCH([$'switches'.$A$1];1;2*[$'ba'.AL37]*[$'bb'.AL37]+[$'axi'.$A37];0;[.AL37];2;0);[.AL37])" office:value-type="float" office:value="0">
            <text:p>0</text:p>
          </table:table-cell>
          <table:table-cell table:style-name="ACE-8" table:formula="of:=IF([$'abs'.AM37]&lt;2;COM.MICROSOFT.SWITCH([$'switches'.$A$1];1;2*[$'ba'.AM37]*[$'bb'.AM37]+[$'axi'.$A37];0;[.AM37];2;0);[.AM37])" office:value-type="float" office:value="0">
            <text:p>0</text:p>
          </table:table-cell>
          <table:table-cell table:style-name="ACE-8" table:formula="of:=IF([$'abs'.AN37]&lt;2;COM.MICROSOFT.SWITCH([$'switches'.$A$1];1;2*[$'ba'.AN37]*[$'bb'.AN37]+[$'axi'.$A37];0;[.AN37];2;0);[.AN37])" office:value-type="float" office:value="0">
            <text:p>0</text:p>
          </table:table-cell>
          <table:table-cell table:style-name="ACE-8" table:formula="of:=IF([$'abs'.AO37]&lt;2;COM.MICROSOFT.SWITCH([$'switches'.$A$1];1;2*[$'ba'.AO37]*[$'bb'.AO37]+[$'axi'.$A37];0;[.AO37];2;0);[.AO37])" office:value-type="float" office:value="0">
            <text:p>0</text:p>
          </table:table-cell>
          <table:table-cell table:style-name="ACE-8" table:formula="of:=IF([$'abs'.AP37]&lt;2;COM.MICROSOFT.SWITCH([$'switches'.$A$1];1;2*[$'ba'.AP37]*[$'bb'.AP37]+[$'axi'.$A37];0;[.AP37];2;0);[.AP37])" office:value-type="float" office:value="0">
            <text:p>0</text:p>
          </table:table-cell>
          <table:table-cell table:style-name="ACE-8" table:formula="of:=IF([$'abs'.AQ37]&lt;2;COM.MICROSOFT.SWITCH([$'switches'.$A$1];1;2*[$'ba'.AQ37]*[$'bb'.AQ37]+[$'axi'.$A37];0;[.AQ37];2;0);[.AQ37])" office:value-type="float" office:value="0">
            <text:p>0</text:p>
          </table:table-cell>
          <table:table-cell table:style-name="ACE-8" table:formula="of:=IF([$'abs'.AR37]&lt;2;COM.MICROSOFT.SWITCH([$'switches'.$A$1];1;2*[$'ba'.AR37]*[$'bb'.AR37]+[$'axi'.$A37];0;[.AR37];2;0);[.AR37])" office:value-type="float" office:value="0">
            <text:p>0</text:p>
          </table:table-cell>
          <table:table-cell table:style-name="ACE-8" table:formula="of:=IF([$'abs'.AS37]&lt;2;COM.MICROSOFT.SWITCH([$'switches'.$A$1];1;2*[$'ba'.AS37]*[$'bb'.AS37]+[$'axi'.$A37];0;[.AS37];2;0);[.AS37])" office:value-type="float" office:value="0">
            <text:p>0</text:p>
          </table:table-cell>
          <table:table-cell table:style-name="ACE-8" table:formula="of:=IF([$'abs'.AT37]&lt;2;COM.MICROSOFT.SWITCH([$'switches'.$A$1];1;2*[$'ba'.AT37]*[$'bb'.AT37]+[$'axi'.$A37];0;[.AT37];2;0);[.AT37])" office:value-type="float" office:value="0">
            <text:p>0</text:p>
          </table:table-cell>
          <table:table-cell table:style-name="ACE-8" table:formula="of:=IF([$'abs'.AU37]&lt;2;COM.MICROSOFT.SWITCH([$'switches'.$A$1];1;2*[$'ba'.AU37]*[$'bb'.AU37]+[$'axi'.$A37];0;[.AU37];2;0);[.AU37])" office:value-type="float" office:value="0">
            <text:p>0</text:p>
          </table:table-cell>
          <table:table-cell table:style-name="ACE-8" table:formula="of:=IF([$'abs'.AV37]&lt;2;COM.MICROSOFT.SWITCH([$'switches'.$A$1];1;2*[$'ba'.AV37]*[$'bb'.AV37]+[$'axi'.$A37];0;[.AV37];2;0);[.AV37])" office:value-type="float" office:value="0">
            <text:p>0</text:p>
          </table:table-cell>
          <table:table-cell table:style-name="ACE-8" table:formula="of:=IF([$'abs'.AW37]&lt;2;COM.MICROSOFT.SWITCH([$'switches'.$A$1];1;2*[$'ba'.AW37]*[$'bb'.AW37]+[$'axi'.$A37];0;[.AW37];2;0);[.AW37])" office:value-type="float" office:value="0">
            <text:p>0</text:p>
          </table:table-cell>
          <table:table-cell table:style-name="ACE-8" table:formula="of:=IF([$'abs'.AX37]&lt;2;COM.MICROSOFT.SWITCH([$'switches'.$A$1];1;2*[$'ba'.AX37]*[$'bb'.AX37]+[$'axi'.$A37];0;[.AX37];2;0);[.AX37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8]&lt;2;COM.MICROSOFT.SWITCH([$'switches'.$A$1];1;2*[$'ba'.B38]*[$'bb'.B38]+[$'axi'.$A38];0;[.B38];2;0);[.B38])" office:value-type="float" office:value="0">
            <text:p>0</text:p>
          </table:table-cell>
          <table:table-cell table:style-name="ACE-8" table:formula="of:=IF([$'abs'.C38]&lt;2;COM.MICROSOFT.SWITCH([$'switches'.$A$1];1;2*[$'ba'.C38]*[$'bb'.C38]+[$'axi'.$A38];0;[.C38];2;0);[.C38])" office:value-type="float" office:value="0">
            <text:p>0</text:p>
          </table:table-cell>
          <table:table-cell table:style-name="ACE-8" table:formula="of:=IF([$'abs'.D38]&lt;2;COM.MICROSOFT.SWITCH([$'switches'.$A$1];1;2*[$'ba'.D38]*[$'bb'.D38]+[$'axi'.$A38];0;[.D38];2;0);[.D38])" office:value-type="float" office:value="0">
            <text:p>0</text:p>
          </table:table-cell>
          <table:table-cell table:style-name="ACE-8" table:formula="of:=IF([$'abs'.E38]&lt;2;COM.MICROSOFT.SWITCH([$'switches'.$A$1];1;2*[$'ba'.E38]*[$'bb'.E38]+[$'axi'.$A38];0;[.E38];2;0);[.E38])" office:value-type="float" office:value="0">
            <text:p>0</text:p>
          </table:table-cell>
          <table:table-cell table:style-name="ACE-8" table:formula="of:=IF([$'abs'.F38]&lt;2;COM.MICROSOFT.SWITCH([$'switches'.$A$1];1;2*[$'ba'.F38]*[$'bb'.F38]+[$'axi'.$A38];0;[.F38];2;0);[.F38])" office:value-type="float" office:value="0">
            <text:p>0</text:p>
          </table:table-cell>
          <table:table-cell table:style-name="ACE-8" table:formula="of:=IF([$'abs'.G38]&lt;2;COM.MICROSOFT.SWITCH([$'switches'.$A$1];1;2*[$'ba'.G38]*[$'bb'.G38]+[$'axi'.$A38];0;[.G38];2;0);[.G38])" office:value-type="float" office:value="0">
            <text:p>0</text:p>
          </table:table-cell>
          <table:table-cell table:style-name="ACE-8" table:formula="of:=IF([$'abs'.H38]&lt;2;COM.MICROSOFT.SWITCH([$'switches'.$A$1];1;2*[$'ba'.H38]*[$'bb'.H38]+[$'axi'.$A38];0;[.H38];2;0);[.H38])" office:value-type="float" office:value="0">
            <text:p>0</text:p>
          </table:table-cell>
          <table:table-cell table:style-name="ACE-8" table:formula="of:=IF([$'abs'.I38]&lt;2;COM.MICROSOFT.SWITCH([$'switches'.$A$1];1;2*[$'ba'.I38]*[$'bb'.I38]+[$'axi'.$A38];0;[.I38];2;0);[.I38])" office:value-type="float" office:value="0">
            <text:p>0</text:p>
          </table:table-cell>
          <table:table-cell table:style-name="ACE-8" table:formula="of:=IF([$'abs'.J38]&lt;2;COM.MICROSOFT.SWITCH([$'switches'.$A$1];1;2*[$'ba'.J38]*[$'bb'.J38]+[$'axi'.$A38];0;[.J38];2;0);[.J38])" office:value-type="float" office:value="0">
            <text:p>0</text:p>
          </table:table-cell>
          <table:table-cell table:style-name="ACE-8" table:formula="of:=IF([$'abs'.K38]&lt;2;COM.MICROSOFT.SWITCH([$'switches'.$A$1];1;2*[$'ba'.K38]*[$'bb'.K38]+[$'axi'.$A38];0;[.K38];2;0);[.K38])" office:value-type="float" office:value="0">
            <text:p>0</text:p>
          </table:table-cell>
          <table:table-cell table:style-name="ACE-8" table:formula="of:=IF([$'abs'.L38]&lt;2;COM.MICROSOFT.SWITCH([$'switches'.$A$1];1;2*[$'ba'.L38]*[$'bb'.L38]+[$'axi'.$A38];0;[.L38];2;0);[.L38])" office:value-type="float" office:value="0">
            <text:p>0</text:p>
          </table:table-cell>
          <table:table-cell table:style-name="ACE-8" table:formula="of:=IF([$'abs'.M38]&lt;2;COM.MICROSOFT.SWITCH([$'switches'.$A$1];1;2*[$'ba'.M38]*[$'bb'.M38]+[$'axi'.$A38];0;[.M38];2;0);[.M38])" office:value-type="float" office:value="0">
            <text:p>0</text:p>
          </table:table-cell>
          <table:table-cell table:style-name="ACE-8" table:formula="of:=IF([$'abs'.N38]&lt;2;COM.MICROSOFT.SWITCH([$'switches'.$A$1];1;2*[$'ba'.N38]*[$'bb'.N38]+[$'axi'.$A38];0;[.N38];2;0);[.N38])" office:value-type="float" office:value="0">
            <text:p>0</text:p>
          </table:table-cell>
          <table:table-cell table:style-name="ACE-8" table:formula="of:=IF([$'abs'.O38]&lt;2;COM.MICROSOFT.SWITCH([$'switches'.$A$1];1;2*[$'ba'.O38]*[$'bb'.O38]+[$'axi'.$A38];0;[.O38];2;0);[.O38])" office:value-type="float" office:value="0">
            <text:p>0</text:p>
          </table:table-cell>
          <table:table-cell table:style-name="ACE-8" table:formula="of:=IF([$'abs'.P38]&lt;2;COM.MICROSOFT.SWITCH([$'switches'.$A$1];1;2*[$'ba'.P38]*[$'bb'.P38]+[$'axi'.$A38];0;[.P38];2;0);[.P38])" office:value-type="float" office:value="0">
            <text:p>0</text:p>
          </table:table-cell>
          <table:table-cell table:style-name="ACE-8" table:formula="of:=IF([$'abs'.Q38]&lt;2;COM.MICROSOFT.SWITCH([$'switches'.$A$1];1;2*[$'ba'.Q38]*[$'bb'.Q38]+[$'axi'.$A38];0;[.Q38];2;0);[.Q38])" office:value-type="float" office:value="0">
            <text:p>0</text:p>
          </table:table-cell>
          <table:table-cell table:style-name="ACE-8" table:formula="of:=IF([$'abs'.R38]&lt;2;COM.MICROSOFT.SWITCH([$'switches'.$A$1];1;2*[$'ba'.R38]*[$'bb'.R38]+[$'axi'.$A38];0;[.R38];2;0);[.R38])" office:value-type="float" office:value="0">
            <text:p>0</text:p>
          </table:table-cell>
          <table:table-cell table:style-name="ACE-8" table:formula="of:=IF([$'abs'.S38]&lt;2;COM.MICROSOFT.SWITCH([$'switches'.$A$1];1;2*[$'ba'.S38]*[$'bb'.S38]+[$'axi'.$A38];0;[.S38];2;0);[.S38])" office:value-type="float" office:value="0">
            <text:p>0</text:p>
          </table:table-cell>
          <table:table-cell table:style-name="ACE-8" table:formula="of:=IF([$'abs'.T38]&lt;2;COM.MICROSOFT.SWITCH([$'switches'.$A$1];1;2*[$'ba'.T38]*[$'bb'.T38]+[$'axi'.$A38];0;[.T38];2;0);[.T38])" office:value-type="float" office:value="0">
            <text:p>0</text:p>
          </table:table-cell>
          <table:table-cell table:style-name="ACE-8" table:formula="of:=IF([$'abs'.U38]&lt;2;COM.MICROSOFT.SWITCH([$'switches'.$A$1];1;2*[$'ba'.U38]*[$'bb'.U38]+[$'axi'.$A38];0;[.U38];2;0);[.U38])" office:value-type="float" office:value="0">
            <text:p>0</text:p>
          </table:table-cell>
          <table:table-cell table:style-name="ACE-8" table:formula="of:=IF([$'abs'.V38]&lt;2;COM.MICROSOFT.SWITCH([$'switches'.$A$1];1;2*[$'ba'.V38]*[$'bb'.V38]+[$'axi'.$A38];0;[.V38];2;0);[.V38])" office:value-type="float" office:value="0">
            <text:p>0</text:p>
          </table:table-cell>
          <table:table-cell table:style-name="ACE-8" table:formula="of:=IF([$'abs'.W38]&lt;2;COM.MICROSOFT.SWITCH([$'switches'.$A$1];1;2*[$'ba'.W38]*[$'bb'.W38]+[$'axi'.$A38];0;[.W38];2;0);[.W38])" office:value-type="float" office:value="0">
            <text:p>0</text:p>
          </table:table-cell>
          <table:table-cell table:style-name="ACE-8" table:formula="of:=IF([$'abs'.X38]&lt;2;COM.MICROSOFT.SWITCH([$'switches'.$A$1];1;2*[$'ba'.X38]*[$'bb'.X38]+[$'axi'.$A38];0;[.X38];2;0);[.X38])" office:value-type="float" office:value="0">
            <text:p>0</text:p>
          </table:table-cell>
          <table:table-cell table:style-name="ACE-8" table:formula="of:=IF([$'abs'.Y38]&lt;2;COM.MICROSOFT.SWITCH([$'switches'.$A$1];1;2*[$'ba'.Y38]*[$'bb'.Y38]+[$'axi'.$A38];0;[.Y38];2;0);[.Y38])" office:value-type="float" office:value="0">
            <text:p>0</text:p>
          </table:table-cell>
          <table:table-cell table:style-name="ACE-8" table:formula="of:=IF([$'abs'.Z38]&lt;2;COM.MICROSOFT.SWITCH([$'switches'.$A$1];1;2*[$'ba'.Z38]*[$'bb'.Z38]+[$'axi'.$A38];0;[.Z38];2;0);[.Z38])" office:value-type="float" office:value="0">
            <text:p>0</text:p>
          </table:table-cell>
          <table:table-cell table:style-name="ACE-8" table:formula="of:=IF([$'abs'.AA38]&lt;2;COM.MICROSOFT.SWITCH([$'switches'.$A$1];1;2*[$'ba'.AA38]*[$'bb'.AA38]+[$'axi'.$A38];0;[.AA38];2;0);[.AA38])" office:value-type="float" office:value="0">
            <text:p>0</text:p>
          </table:table-cell>
          <table:table-cell table:style-name="ACE-8" table:formula="of:=IF([$'abs'.AB38]&lt;2;COM.MICROSOFT.SWITCH([$'switches'.$A$1];1;2*[$'ba'.AB38]*[$'bb'.AB38]+[$'axi'.$A38];0;[.AB38];2;0);[.AB38])" office:value-type="float" office:value="0">
            <text:p>0</text:p>
          </table:table-cell>
          <table:table-cell table:style-name="ACE-8" table:formula="of:=IF([$'abs'.AC38]&lt;2;COM.MICROSOFT.SWITCH([$'switches'.$A$1];1;2*[$'ba'.AC38]*[$'bb'.AC38]+[$'axi'.$A38];0;[.AC38];2;0);[.AC38])" office:value-type="float" office:value="0">
            <text:p>0</text:p>
          </table:table-cell>
          <table:table-cell table:style-name="ACE-8" table:formula="of:=IF([$'abs'.AD38]&lt;2;COM.MICROSOFT.SWITCH([$'switches'.$A$1];1;2*[$'ba'.AD38]*[$'bb'.AD38]+[$'axi'.$A38];0;[.AD38];2;0);[.AD38])" office:value-type="float" office:value="0">
            <text:p>0</text:p>
          </table:table-cell>
          <table:table-cell table:style-name="ACE-8" table:formula="of:=IF([$'abs'.AE38]&lt;2;COM.MICROSOFT.SWITCH([$'switches'.$A$1];1;2*[$'ba'.AE38]*[$'bb'.AE38]+[$'axi'.$A38];0;[.AE38];2;0);[.AE38])" office:value-type="float" office:value="0">
            <text:p>0</text:p>
          </table:table-cell>
          <table:table-cell table:style-name="ACE-8" table:formula="of:=IF([$'abs'.AF38]&lt;2;COM.MICROSOFT.SWITCH([$'switches'.$A$1];1;2*[$'ba'.AF38]*[$'bb'.AF38]+[$'axi'.$A38];0;[.AF38];2;0);[.AF38])" office:value-type="float" office:value="0">
            <text:p>0</text:p>
          </table:table-cell>
          <table:table-cell table:style-name="ACE-8" table:formula="of:=IF([$'abs'.AG38]&lt;2;COM.MICROSOFT.SWITCH([$'switches'.$A$1];1;2*[$'ba'.AG38]*[$'bb'.AG38]+[$'axi'.$A38];0;[.AG38];2;0);[.AG38])" office:value-type="float" office:value="0">
            <text:p>0</text:p>
          </table:table-cell>
          <table:table-cell table:style-name="ACE-8" table:formula="of:=IF([$'abs'.AH38]&lt;2;COM.MICROSOFT.SWITCH([$'switches'.$A$1];1;2*[$'ba'.AH38]*[$'bb'.AH38]+[$'axi'.$A38];0;[.AH38];2;0);[.AH38])" office:value-type="float" office:value="0">
            <text:p>0</text:p>
          </table:table-cell>
          <table:table-cell table:style-name="ACE-8" table:formula="of:=IF([$'abs'.AI38]&lt;2;COM.MICROSOFT.SWITCH([$'switches'.$A$1];1;2*[$'ba'.AI38]*[$'bb'.AI38]+[$'axi'.$A38];0;[.AI38];2;0);[.AI38])" office:value-type="float" office:value="0">
            <text:p>0</text:p>
          </table:table-cell>
          <table:table-cell table:style-name="ACE-8" table:formula="of:=IF([$'abs'.AJ38]&lt;2;COM.MICROSOFT.SWITCH([$'switches'.$A$1];1;2*[$'ba'.AJ38]*[$'bb'.AJ38]+[$'axi'.$A38];0;[.AJ38];2;0);[.AJ38])" office:value-type="float" office:value="0">
            <text:p>0</text:p>
          </table:table-cell>
          <table:table-cell table:style-name="ACE-8" table:formula="of:=IF([$'abs'.AK38]&lt;2;COM.MICROSOFT.SWITCH([$'switches'.$A$1];1;2*[$'ba'.AK38]*[$'bb'.AK38]+[$'axi'.$A38];0;[.AK38];2;0);[.AK38])" office:value-type="float" office:value="0">
            <text:p>0</text:p>
          </table:table-cell>
          <table:table-cell table:style-name="ACE-8" table:formula="of:=IF([$'abs'.AL38]&lt;2;COM.MICROSOFT.SWITCH([$'switches'.$A$1];1;2*[$'ba'.AL38]*[$'bb'.AL38]+[$'axi'.$A38];0;[.AL38];2;0);[.AL38])" office:value-type="float" office:value="0">
            <text:p>0</text:p>
          </table:table-cell>
          <table:table-cell table:style-name="ACE-8" table:formula="of:=IF([$'abs'.AM38]&lt;2;COM.MICROSOFT.SWITCH([$'switches'.$A$1];1;2*[$'ba'.AM38]*[$'bb'.AM38]+[$'axi'.$A38];0;[.AM38];2;0);[.AM38])" office:value-type="float" office:value="0">
            <text:p>0</text:p>
          </table:table-cell>
          <table:table-cell table:style-name="ACE-8" table:formula="of:=IF([$'abs'.AN38]&lt;2;COM.MICROSOFT.SWITCH([$'switches'.$A$1];1;2*[$'ba'.AN38]*[$'bb'.AN38]+[$'axi'.$A38];0;[.AN38];2;0);[.AN38])" office:value-type="float" office:value="0">
            <text:p>0</text:p>
          </table:table-cell>
          <table:table-cell table:style-name="ACE-8" table:formula="of:=IF([$'abs'.AO38]&lt;2;COM.MICROSOFT.SWITCH([$'switches'.$A$1];1;2*[$'ba'.AO38]*[$'bb'.AO38]+[$'axi'.$A38];0;[.AO38];2;0);[.AO38])" office:value-type="float" office:value="0">
            <text:p>0</text:p>
          </table:table-cell>
          <table:table-cell table:style-name="ACE-8" table:formula="of:=IF([$'abs'.AP38]&lt;2;COM.MICROSOFT.SWITCH([$'switches'.$A$1];1;2*[$'ba'.AP38]*[$'bb'.AP38]+[$'axi'.$A38];0;[.AP38];2;0);[.AP38])" office:value-type="float" office:value="0">
            <text:p>0</text:p>
          </table:table-cell>
          <table:table-cell table:style-name="ACE-8" table:formula="of:=IF([$'abs'.AQ38]&lt;2;COM.MICROSOFT.SWITCH([$'switches'.$A$1];1;2*[$'ba'.AQ38]*[$'bb'.AQ38]+[$'axi'.$A38];0;[.AQ38];2;0);[.AQ38])" office:value-type="float" office:value="0">
            <text:p>0</text:p>
          </table:table-cell>
          <table:table-cell table:style-name="ACE-8" table:formula="of:=IF([$'abs'.AR38]&lt;2;COM.MICROSOFT.SWITCH([$'switches'.$A$1];1;2*[$'ba'.AR38]*[$'bb'.AR38]+[$'axi'.$A38];0;[.AR38];2;0);[.AR38])" office:value-type="float" office:value="0">
            <text:p>0</text:p>
          </table:table-cell>
          <table:table-cell table:style-name="ACE-8" table:formula="of:=IF([$'abs'.AS38]&lt;2;COM.MICROSOFT.SWITCH([$'switches'.$A$1];1;2*[$'ba'.AS38]*[$'bb'.AS38]+[$'axi'.$A38];0;[.AS38];2;0);[.AS38])" office:value-type="float" office:value="0">
            <text:p>0</text:p>
          </table:table-cell>
          <table:table-cell table:style-name="ACE-8" table:formula="of:=IF([$'abs'.AT38]&lt;2;COM.MICROSOFT.SWITCH([$'switches'.$A$1];1;2*[$'ba'.AT38]*[$'bb'.AT38]+[$'axi'.$A38];0;[.AT38];2;0);[.AT38])" office:value-type="float" office:value="0">
            <text:p>0</text:p>
          </table:table-cell>
          <table:table-cell table:style-name="ACE-8" table:formula="of:=IF([$'abs'.AU38]&lt;2;COM.MICROSOFT.SWITCH([$'switches'.$A$1];1;2*[$'ba'.AU38]*[$'bb'.AU38]+[$'axi'.$A38];0;[.AU38];2;0);[.AU38])" office:value-type="float" office:value="0">
            <text:p>0</text:p>
          </table:table-cell>
          <table:table-cell table:style-name="ACE-8" table:formula="of:=IF([$'abs'.AV38]&lt;2;COM.MICROSOFT.SWITCH([$'switches'.$A$1];1;2*[$'ba'.AV38]*[$'bb'.AV38]+[$'axi'.$A38];0;[.AV38];2;0);[.AV38])" office:value-type="float" office:value="0">
            <text:p>0</text:p>
          </table:table-cell>
          <table:table-cell table:style-name="ACE-8" table:formula="of:=IF([$'abs'.AW38]&lt;2;COM.MICROSOFT.SWITCH([$'switches'.$A$1];1;2*[$'ba'.AW38]*[$'bb'.AW38]+[$'axi'.$A38];0;[.AW38];2;0);[.AW38])" office:value-type="float" office:value="0">
            <text:p>0</text:p>
          </table:table-cell>
          <table:table-cell table:style-name="ACE-8" table:formula="of:=IF([$'abs'.AX38]&lt;2;COM.MICROSOFT.SWITCH([$'switches'.$A$1];1;2*[$'ba'.AX38]*[$'bb'.AX38]+[$'axi'.$A38];0;[.AX38];2;0);[.AX38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39]&lt;2;COM.MICROSOFT.SWITCH([$'switches'.$A$1];1;2*[$'ba'.B39]*[$'bb'.B39]+[$'axi'.$A39];0;[.B39];2;0);[.B39])" office:value-type="float" office:value="0">
            <text:p>0</text:p>
          </table:table-cell>
          <table:table-cell table:style-name="ACE-8" table:formula="of:=IF([$'abs'.C39]&lt;2;COM.MICROSOFT.SWITCH([$'switches'.$A$1];1;2*[$'ba'.C39]*[$'bb'.C39]+[$'axi'.$A39];0;[.C39];2;0);[.C39])" office:value-type="float" office:value="0">
            <text:p>0</text:p>
          </table:table-cell>
          <table:table-cell table:style-name="ACE-8" table:formula="of:=IF([$'abs'.D39]&lt;2;COM.MICROSOFT.SWITCH([$'switches'.$A$1];1;2*[$'ba'.D39]*[$'bb'.D39]+[$'axi'.$A39];0;[.D39];2;0);[.D39])" office:value-type="float" office:value="0">
            <text:p>0</text:p>
          </table:table-cell>
          <table:table-cell table:style-name="ACE-8" table:formula="of:=IF([$'abs'.E39]&lt;2;COM.MICROSOFT.SWITCH([$'switches'.$A$1];1;2*[$'ba'.E39]*[$'bb'.E39]+[$'axi'.$A39];0;[.E39];2;0);[.E39])" office:value-type="float" office:value="0">
            <text:p>0</text:p>
          </table:table-cell>
          <table:table-cell table:style-name="ACE-8" table:formula="of:=IF([$'abs'.F39]&lt;2;COM.MICROSOFT.SWITCH([$'switches'.$A$1];1;2*[$'ba'.F39]*[$'bb'.F39]+[$'axi'.$A39];0;[.F39];2;0);[.F39])" office:value-type="float" office:value="0">
            <text:p>0</text:p>
          </table:table-cell>
          <table:table-cell table:style-name="ACE-8" table:formula="of:=IF([$'abs'.G39]&lt;2;COM.MICROSOFT.SWITCH([$'switches'.$A$1];1;2*[$'ba'.G39]*[$'bb'.G39]+[$'axi'.$A39];0;[.G39];2;0);[.G39])" office:value-type="float" office:value="0">
            <text:p>0</text:p>
          </table:table-cell>
          <table:table-cell table:style-name="ACE-8" table:formula="of:=IF([$'abs'.H39]&lt;2;COM.MICROSOFT.SWITCH([$'switches'.$A$1];1;2*[$'ba'.H39]*[$'bb'.H39]+[$'axi'.$A39];0;[.H39];2;0);[.H39])" office:value-type="float" office:value="0">
            <text:p>0</text:p>
          </table:table-cell>
          <table:table-cell table:style-name="ACE-8" table:formula="of:=IF([$'abs'.I39]&lt;2;COM.MICROSOFT.SWITCH([$'switches'.$A$1];1;2*[$'ba'.I39]*[$'bb'.I39]+[$'axi'.$A39];0;[.I39];2;0);[.I39])" office:value-type="float" office:value="0">
            <text:p>0</text:p>
          </table:table-cell>
          <table:table-cell table:style-name="ACE-8" table:formula="of:=IF([$'abs'.J39]&lt;2;COM.MICROSOFT.SWITCH([$'switches'.$A$1];1;2*[$'ba'.J39]*[$'bb'.J39]+[$'axi'.$A39];0;[.J39];2;0);[.J39])" office:value-type="float" office:value="0">
            <text:p>0</text:p>
          </table:table-cell>
          <table:table-cell table:style-name="ACE-8" table:formula="of:=IF([$'abs'.K39]&lt;2;COM.MICROSOFT.SWITCH([$'switches'.$A$1];1;2*[$'ba'.K39]*[$'bb'.K39]+[$'axi'.$A39];0;[.K39];2;0);[.K39])" office:value-type="float" office:value="0">
            <text:p>0</text:p>
          </table:table-cell>
          <table:table-cell table:style-name="ACE-8" table:formula="of:=IF([$'abs'.L39]&lt;2;COM.MICROSOFT.SWITCH([$'switches'.$A$1];1;2*[$'ba'.L39]*[$'bb'.L39]+[$'axi'.$A39];0;[.L39];2;0);[.L39])" office:value-type="float" office:value="0">
            <text:p>0</text:p>
          </table:table-cell>
          <table:table-cell table:style-name="ACE-8" table:formula="of:=IF([$'abs'.M39]&lt;2;COM.MICROSOFT.SWITCH([$'switches'.$A$1];1;2*[$'ba'.M39]*[$'bb'.M39]+[$'axi'.$A39];0;[.M39];2;0);[.M39])" office:value-type="float" office:value="0">
            <text:p>0</text:p>
          </table:table-cell>
          <table:table-cell table:style-name="ACE-8" table:formula="of:=IF([$'abs'.N39]&lt;2;COM.MICROSOFT.SWITCH([$'switches'.$A$1];1;2*[$'ba'.N39]*[$'bb'.N39]+[$'axi'.$A39];0;[.N39];2;0);[.N39])" office:value-type="float" office:value="0">
            <text:p>0</text:p>
          </table:table-cell>
          <table:table-cell table:style-name="ACE-8" table:formula="of:=IF([$'abs'.O39]&lt;2;COM.MICROSOFT.SWITCH([$'switches'.$A$1];1;2*[$'ba'.O39]*[$'bb'.O39]+[$'axi'.$A39];0;[.O39];2;0);[.O39])" office:value-type="float" office:value="0">
            <text:p>0</text:p>
          </table:table-cell>
          <table:table-cell table:style-name="ACE-8" table:formula="of:=IF([$'abs'.P39]&lt;2;COM.MICROSOFT.SWITCH([$'switches'.$A$1];1;2*[$'ba'.P39]*[$'bb'.P39]+[$'axi'.$A39];0;[.P39];2;0);[.P39])" office:value-type="float" office:value="0">
            <text:p>0</text:p>
          </table:table-cell>
          <table:table-cell table:style-name="ACE-8" table:formula="of:=IF([$'abs'.Q39]&lt;2;COM.MICROSOFT.SWITCH([$'switches'.$A$1];1;2*[$'ba'.Q39]*[$'bb'.Q39]+[$'axi'.$A39];0;[.Q39];2;0);[.Q39])" office:value-type="float" office:value="0">
            <text:p>0</text:p>
          </table:table-cell>
          <table:table-cell table:style-name="ACE-8" table:formula="of:=IF([$'abs'.R39]&lt;2;COM.MICROSOFT.SWITCH([$'switches'.$A$1];1;2*[$'ba'.R39]*[$'bb'.R39]+[$'axi'.$A39];0;[.R39];2;0);[.R39])" office:value-type="float" office:value="0">
            <text:p>0</text:p>
          </table:table-cell>
          <table:table-cell table:style-name="ACE-8" table:formula="of:=IF([$'abs'.S39]&lt;2;COM.MICROSOFT.SWITCH([$'switches'.$A$1];1;2*[$'ba'.S39]*[$'bb'.S39]+[$'axi'.$A39];0;[.S39];2;0);[.S39])" office:value-type="float" office:value="0">
            <text:p>0</text:p>
          </table:table-cell>
          <table:table-cell table:style-name="ACE-8" table:formula="of:=IF([$'abs'.T39]&lt;2;COM.MICROSOFT.SWITCH([$'switches'.$A$1];1;2*[$'ba'.T39]*[$'bb'.T39]+[$'axi'.$A39];0;[.T39];2;0);[.T39])" office:value-type="float" office:value="0">
            <text:p>0</text:p>
          </table:table-cell>
          <table:table-cell table:style-name="ACE-8" table:formula="of:=IF([$'abs'.U39]&lt;2;COM.MICROSOFT.SWITCH([$'switches'.$A$1];1;2*[$'ba'.U39]*[$'bb'.U39]+[$'axi'.$A39];0;[.U39];2;0);[.U39])" office:value-type="float" office:value="0">
            <text:p>0</text:p>
          </table:table-cell>
          <table:table-cell table:style-name="ACE-8" table:formula="of:=IF([$'abs'.V39]&lt;2;COM.MICROSOFT.SWITCH([$'switches'.$A$1];1;2*[$'ba'.V39]*[$'bb'.V39]+[$'axi'.$A39];0;[.V39];2;0);[.V39])" office:value-type="float" office:value="0">
            <text:p>0</text:p>
          </table:table-cell>
          <table:table-cell table:style-name="ACE-8" table:formula="of:=IF([$'abs'.W39]&lt;2;COM.MICROSOFT.SWITCH([$'switches'.$A$1];1;2*[$'ba'.W39]*[$'bb'.W39]+[$'axi'.$A39];0;[.W39];2;0);[.W39])" office:value-type="float" office:value="0">
            <text:p>0</text:p>
          </table:table-cell>
          <table:table-cell table:style-name="ACE-8" table:formula="of:=IF([$'abs'.X39]&lt;2;COM.MICROSOFT.SWITCH([$'switches'.$A$1];1;2*[$'ba'.X39]*[$'bb'.X39]+[$'axi'.$A39];0;[.X39];2;0);[.X39])" office:value-type="float" office:value="0">
            <text:p>0</text:p>
          </table:table-cell>
          <table:table-cell table:style-name="ACE-8" table:formula="of:=IF([$'abs'.Y39]&lt;2;COM.MICROSOFT.SWITCH([$'switches'.$A$1];1;2*[$'ba'.Y39]*[$'bb'.Y39]+[$'axi'.$A39];0;[.Y39];2;0);[.Y39])" office:value-type="float" office:value="0">
            <text:p>0</text:p>
          </table:table-cell>
          <table:table-cell table:style-name="ACE-8" table:formula="of:=IF([$'abs'.Z39]&lt;2;COM.MICROSOFT.SWITCH([$'switches'.$A$1];1;2*[$'ba'.Z39]*[$'bb'.Z39]+[$'axi'.$A39];0;[.Z39];2;0);[.Z39])" office:value-type="float" office:value="0">
            <text:p>0</text:p>
          </table:table-cell>
          <table:table-cell table:style-name="ACE-8" table:formula="of:=IF([$'abs'.AA39]&lt;2;COM.MICROSOFT.SWITCH([$'switches'.$A$1];1;2*[$'ba'.AA39]*[$'bb'.AA39]+[$'axi'.$A39];0;[.AA39];2;0);[.AA39])" office:value-type="float" office:value="0">
            <text:p>0</text:p>
          </table:table-cell>
          <table:table-cell table:style-name="ACE-8" table:formula="of:=IF([$'abs'.AB39]&lt;2;COM.MICROSOFT.SWITCH([$'switches'.$A$1];1;2*[$'ba'.AB39]*[$'bb'.AB39]+[$'axi'.$A39];0;[.AB39];2;0);[.AB39])" office:value-type="float" office:value="0">
            <text:p>0</text:p>
          </table:table-cell>
          <table:table-cell table:style-name="ACE-8" table:formula="of:=IF([$'abs'.AC39]&lt;2;COM.MICROSOFT.SWITCH([$'switches'.$A$1];1;2*[$'ba'.AC39]*[$'bb'.AC39]+[$'axi'.$A39];0;[.AC39];2;0);[.AC39])" office:value-type="float" office:value="0">
            <text:p>0</text:p>
          </table:table-cell>
          <table:table-cell table:style-name="ACE-8" table:formula="of:=IF([$'abs'.AD39]&lt;2;COM.MICROSOFT.SWITCH([$'switches'.$A$1];1;2*[$'ba'.AD39]*[$'bb'.AD39]+[$'axi'.$A39];0;[.AD39];2;0);[.AD39])" office:value-type="float" office:value="0">
            <text:p>0</text:p>
          </table:table-cell>
          <table:table-cell table:style-name="ACE-8" table:formula="of:=IF([$'abs'.AE39]&lt;2;COM.MICROSOFT.SWITCH([$'switches'.$A$1];1;2*[$'ba'.AE39]*[$'bb'.AE39]+[$'axi'.$A39];0;[.AE39];2;0);[.AE39])" office:value-type="float" office:value="0">
            <text:p>0</text:p>
          </table:table-cell>
          <table:table-cell table:style-name="ACE-8" table:formula="of:=IF([$'abs'.AF39]&lt;2;COM.MICROSOFT.SWITCH([$'switches'.$A$1];1;2*[$'ba'.AF39]*[$'bb'.AF39]+[$'axi'.$A39];0;[.AF39];2;0);[.AF39])" office:value-type="float" office:value="0">
            <text:p>0</text:p>
          </table:table-cell>
          <table:table-cell table:style-name="ACE-8" table:formula="of:=IF([$'abs'.AG39]&lt;2;COM.MICROSOFT.SWITCH([$'switches'.$A$1];1;2*[$'ba'.AG39]*[$'bb'.AG39]+[$'axi'.$A39];0;[.AG39];2;0);[.AG39])" office:value-type="float" office:value="0">
            <text:p>0</text:p>
          </table:table-cell>
          <table:table-cell table:style-name="ACE-8" table:formula="of:=IF([$'abs'.AH39]&lt;2;COM.MICROSOFT.SWITCH([$'switches'.$A$1];1;2*[$'ba'.AH39]*[$'bb'.AH39]+[$'axi'.$A39];0;[.AH39];2;0);[.AH39])" office:value-type="float" office:value="0">
            <text:p>0</text:p>
          </table:table-cell>
          <table:table-cell table:style-name="ACE-8" table:formula="of:=IF([$'abs'.AI39]&lt;2;COM.MICROSOFT.SWITCH([$'switches'.$A$1];1;2*[$'ba'.AI39]*[$'bb'.AI39]+[$'axi'.$A39];0;[.AI39];2;0);[.AI39])" office:value-type="float" office:value="0">
            <text:p>0</text:p>
          </table:table-cell>
          <table:table-cell table:style-name="ACE-8" table:formula="of:=IF([$'abs'.AJ39]&lt;2;COM.MICROSOFT.SWITCH([$'switches'.$A$1];1;2*[$'ba'.AJ39]*[$'bb'.AJ39]+[$'axi'.$A39];0;[.AJ39];2;0);[.AJ39])" office:value-type="float" office:value="0">
            <text:p>0</text:p>
          </table:table-cell>
          <table:table-cell table:style-name="ACE-8" table:formula="of:=IF([$'abs'.AK39]&lt;2;COM.MICROSOFT.SWITCH([$'switches'.$A$1];1;2*[$'ba'.AK39]*[$'bb'.AK39]+[$'axi'.$A39];0;[.AK39];2;0);[.AK39])" office:value-type="float" office:value="0">
            <text:p>0</text:p>
          </table:table-cell>
          <table:table-cell table:style-name="ACE-8" table:formula="of:=IF([$'abs'.AL39]&lt;2;COM.MICROSOFT.SWITCH([$'switches'.$A$1];1;2*[$'ba'.AL39]*[$'bb'.AL39]+[$'axi'.$A39];0;[.AL39];2;0);[.AL39])" office:value-type="float" office:value="0">
            <text:p>0</text:p>
          </table:table-cell>
          <table:table-cell table:style-name="ACE-8" table:formula="of:=IF([$'abs'.AM39]&lt;2;COM.MICROSOFT.SWITCH([$'switches'.$A$1];1;2*[$'ba'.AM39]*[$'bb'.AM39]+[$'axi'.$A39];0;[.AM39];2;0);[.AM39])" office:value-type="float" office:value="0">
            <text:p>0</text:p>
          </table:table-cell>
          <table:table-cell table:style-name="ACE-8" table:formula="of:=IF([$'abs'.AN39]&lt;2;COM.MICROSOFT.SWITCH([$'switches'.$A$1];1;2*[$'ba'.AN39]*[$'bb'.AN39]+[$'axi'.$A39];0;[.AN39];2;0);[.AN39])" office:value-type="float" office:value="0">
            <text:p>0</text:p>
          </table:table-cell>
          <table:table-cell table:style-name="ACE-8" table:formula="of:=IF([$'abs'.AO39]&lt;2;COM.MICROSOFT.SWITCH([$'switches'.$A$1];1;2*[$'ba'.AO39]*[$'bb'.AO39]+[$'axi'.$A39];0;[.AO39];2;0);[.AO39])" office:value-type="float" office:value="0">
            <text:p>0</text:p>
          </table:table-cell>
          <table:table-cell table:style-name="ACE-8" table:formula="of:=IF([$'abs'.AP39]&lt;2;COM.MICROSOFT.SWITCH([$'switches'.$A$1];1;2*[$'ba'.AP39]*[$'bb'.AP39]+[$'axi'.$A39];0;[.AP39];2;0);[.AP39])" office:value-type="float" office:value="0">
            <text:p>0</text:p>
          </table:table-cell>
          <table:table-cell table:style-name="ACE-8" table:formula="of:=IF([$'abs'.AQ39]&lt;2;COM.MICROSOFT.SWITCH([$'switches'.$A$1];1;2*[$'ba'.AQ39]*[$'bb'.AQ39]+[$'axi'.$A39];0;[.AQ39];2;0);[.AQ39])" office:value-type="float" office:value="0">
            <text:p>0</text:p>
          </table:table-cell>
          <table:table-cell table:style-name="ACE-8" table:formula="of:=IF([$'abs'.AR39]&lt;2;COM.MICROSOFT.SWITCH([$'switches'.$A$1];1;2*[$'ba'.AR39]*[$'bb'.AR39]+[$'axi'.$A39];0;[.AR39];2;0);[.AR39])" office:value-type="float" office:value="0">
            <text:p>0</text:p>
          </table:table-cell>
          <table:table-cell table:style-name="ACE-8" table:formula="of:=IF([$'abs'.AS39]&lt;2;COM.MICROSOFT.SWITCH([$'switches'.$A$1];1;2*[$'ba'.AS39]*[$'bb'.AS39]+[$'axi'.$A39];0;[.AS39];2;0);[.AS39])" office:value-type="float" office:value="0">
            <text:p>0</text:p>
          </table:table-cell>
          <table:table-cell table:style-name="ACE-8" table:formula="of:=IF([$'abs'.AT39]&lt;2;COM.MICROSOFT.SWITCH([$'switches'.$A$1];1;2*[$'ba'.AT39]*[$'bb'.AT39]+[$'axi'.$A39];0;[.AT39];2;0);[.AT39])" office:value-type="float" office:value="0">
            <text:p>0</text:p>
          </table:table-cell>
          <table:table-cell table:style-name="ACE-8" table:formula="of:=IF([$'abs'.AU39]&lt;2;COM.MICROSOFT.SWITCH([$'switches'.$A$1];1;2*[$'ba'.AU39]*[$'bb'.AU39]+[$'axi'.$A39];0;[.AU39];2;0);[.AU39])" office:value-type="float" office:value="0">
            <text:p>0</text:p>
          </table:table-cell>
          <table:table-cell table:style-name="ACE-8" table:formula="of:=IF([$'abs'.AV39]&lt;2;COM.MICROSOFT.SWITCH([$'switches'.$A$1];1;2*[$'ba'.AV39]*[$'bb'.AV39]+[$'axi'.$A39];0;[.AV39];2;0);[.AV39])" office:value-type="float" office:value="0">
            <text:p>0</text:p>
          </table:table-cell>
          <table:table-cell table:style-name="ACE-8" table:formula="of:=IF([$'abs'.AW39]&lt;2;COM.MICROSOFT.SWITCH([$'switches'.$A$1];1;2*[$'ba'.AW39]*[$'bb'.AW39]+[$'axi'.$A39];0;[.AW39];2;0);[.AW39])" office:value-type="float" office:value="0">
            <text:p>0</text:p>
          </table:table-cell>
          <table:table-cell table:style-name="ACE-8" table:formula="of:=IF([$'abs'.AX39]&lt;2;COM.MICROSOFT.SWITCH([$'switches'.$A$1];1;2*[$'ba'.AX39]*[$'bb'.AX39]+[$'axi'.$A39];0;[.AX39];2;0);[.AX39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0]&lt;2;COM.MICROSOFT.SWITCH([$'switches'.$A$1];1;2*[$'ba'.B40]*[$'bb'.B40]+[$'axi'.$A40];0;[.B40];2;0);[.B40])" office:value-type="float" office:value="0">
            <text:p>0</text:p>
          </table:table-cell>
          <table:table-cell table:style-name="ACE-8" table:formula="of:=IF([$'abs'.C40]&lt;2;COM.MICROSOFT.SWITCH([$'switches'.$A$1];1;2*[$'ba'.C40]*[$'bb'.C40]+[$'axi'.$A40];0;[.C40];2;0);[.C40])" office:value-type="float" office:value="0">
            <text:p>0</text:p>
          </table:table-cell>
          <table:table-cell table:style-name="ACE-8" table:formula="of:=IF([$'abs'.D40]&lt;2;COM.MICROSOFT.SWITCH([$'switches'.$A$1];1;2*[$'ba'.D40]*[$'bb'.D40]+[$'axi'.$A40];0;[.D40];2;0);[.D40])" office:value-type="float" office:value="0">
            <text:p>0</text:p>
          </table:table-cell>
          <table:table-cell table:style-name="ACE-8" table:formula="of:=IF([$'abs'.E40]&lt;2;COM.MICROSOFT.SWITCH([$'switches'.$A$1];1;2*[$'ba'.E40]*[$'bb'.E40]+[$'axi'.$A40];0;[.E40];2;0);[.E40])" office:value-type="float" office:value="0">
            <text:p>0</text:p>
          </table:table-cell>
          <table:table-cell table:style-name="ACE-8" table:formula="of:=IF([$'abs'.F40]&lt;2;COM.MICROSOFT.SWITCH([$'switches'.$A$1];1;2*[$'ba'.F40]*[$'bb'.F40]+[$'axi'.$A40];0;[.F40];2;0);[.F40])" office:value-type="float" office:value="0">
            <text:p>0</text:p>
          </table:table-cell>
          <table:table-cell table:style-name="ACE-8" table:formula="of:=IF([$'abs'.G40]&lt;2;COM.MICROSOFT.SWITCH([$'switches'.$A$1];1;2*[$'ba'.G40]*[$'bb'.G40]+[$'axi'.$A40];0;[.G40];2;0);[.G40])" office:value-type="float" office:value="0">
            <text:p>0</text:p>
          </table:table-cell>
          <table:table-cell table:style-name="ACE-8" table:formula="of:=IF([$'abs'.H40]&lt;2;COM.MICROSOFT.SWITCH([$'switches'.$A$1];1;2*[$'ba'.H40]*[$'bb'.H40]+[$'axi'.$A40];0;[.H40];2;0);[.H40])" office:value-type="float" office:value="0">
            <text:p>0</text:p>
          </table:table-cell>
          <table:table-cell table:style-name="ACE-8" table:formula="of:=IF([$'abs'.I40]&lt;2;COM.MICROSOFT.SWITCH([$'switches'.$A$1];1;2*[$'ba'.I40]*[$'bb'.I40]+[$'axi'.$A40];0;[.I40];2;0);[.I40])" office:value-type="float" office:value="0">
            <text:p>0</text:p>
          </table:table-cell>
          <table:table-cell table:style-name="ACE-8" table:formula="of:=IF([$'abs'.J40]&lt;2;COM.MICROSOFT.SWITCH([$'switches'.$A$1];1;2*[$'ba'.J40]*[$'bb'.J40]+[$'axi'.$A40];0;[.J40];2;0);[.J40])" office:value-type="float" office:value="0">
            <text:p>0</text:p>
          </table:table-cell>
          <table:table-cell table:style-name="ACE-8" table:formula="of:=IF([$'abs'.K40]&lt;2;COM.MICROSOFT.SWITCH([$'switches'.$A$1];1;2*[$'ba'.K40]*[$'bb'.K40]+[$'axi'.$A40];0;[.K40];2;0);[.K40])" office:value-type="float" office:value="0">
            <text:p>0</text:p>
          </table:table-cell>
          <table:table-cell table:style-name="ACE-8" table:formula="of:=IF([$'abs'.L40]&lt;2;COM.MICROSOFT.SWITCH([$'switches'.$A$1];1;2*[$'ba'.L40]*[$'bb'.L40]+[$'axi'.$A40];0;[.L40];2;0);[.L40])" office:value-type="float" office:value="0">
            <text:p>0</text:p>
          </table:table-cell>
          <table:table-cell table:style-name="ACE-8" table:formula="of:=IF([$'abs'.M40]&lt;2;COM.MICROSOFT.SWITCH([$'switches'.$A$1];1;2*[$'ba'.M40]*[$'bb'.M40]+[$'axi'.$A40];0;[.M40];2;0);[.M40])" office:value-type="float" office:value="0">
            <text:p>0</text:p>
          </table:table-cell>
          <table:table-cell table:style-name="ACE-8" table:formula="of:=IF([$'abs'.N40]&lt;2;COM.MICROSOFT.SWITCH([$'switches'.$A$1];1;2*[$'ba'.N40]*[$'bb'.N40]+[$'axi'.$A40];0;[.N40];2;0);[.N40])" office:value-type="float" office:value="0">
            <text:p>0</text:p>
          </table:table-cell>
          <table:table-cell table:style-name="ACE-8" table:formula="of:=IF([$'abs'.O40]&lt;2;COM.MICROSOFT.SWITCH([$'switches'.$A$1];1;2*[$'ba'.O40]*[$'bb'.O40]+[$'axi'.$A40];0;[.O40];2;0);[.O40])" office:value-type="float" office:value="0">
            <text:p>0</text:p>
          </table:table-cell>
          <table:table-cell table:style-name="ACE-8" table:formula="of:=IF([$'abs'.P40]&lt;2;COM.MICROSOFT.SWITCH([$'switches'.$A$1];1;2*[$'ba'.P40]*[$'bb'.P40]+[$'axi'.$A40];0;[.P40];2;0);[.P40])" office:value-type="float" office:value="0">
            <text:p>0</text:p>
          </table:table-cell>
          <table:table-cell table:style-name="ACE-8" table:formula="of:=IF([$'abs'.Q40]&lt;2;COM.MICROSOFT.SWITCH([$'switches'.$A$1];1;2*[$'ba'.Q40]*[$'bb'.Q40]+[$'axi'.$A40];0;[.Q40];2;0);[.Q40])" office:value-type="float" office:value="0">
            <text:p>0</text:p>
          </table:table-cell>
          <table:table-cell table:style-name="ACE-8" table:formula="of:=IF([$'abs'.R40]&lt;2;COM.MICROSOFT.SWITCH([$'switches'.$A$1];1;2*[$'ba'.R40]*[$'bb'.R40]+[$'axi'.$A40];0;[.R40];2;0);[.R40])" office:value-type="float" office:value="0">
            <text:p>0</text:p>
          </table:table-cell>
          <table:table-cell table:style-name="ACE-8" table:formula="of:=IF([$'abs'.S40]&lt;2;COM.MICROSOFT.SWITCH([$'switches'.$A$1];1;2*[$'ba'.S40]*[$'bb'.S40]+[$'axi'.$A40];0;[.S40];2;0);[.S40])" office:value-type="float" office:value="0">
            <text:p>0</text:p>
          </table:table-cell>
          <table:table-cell table:style-name="ACE-8" table:formula="of:=IF([$'abs'.T40]&lt;2;COM.MICROSOFT.SWITCH([$'switches'.$A$1];1;2*[$'ba'.T40]*[$'bb'.T40]+[$'axi'.$A40];0;[.T40];2;0);[.T40])" office:value-type="float" office:value="0">
            <text:p>0</text:p>
          </table:table-cell>
          <table:table-cell table:style-name="ACE-8" table:formula="of:=IF([$'abs'.U40]&lt;2;COM.MICROSOFT.SWITCH([$'switches'.$A$1];1;2*[$'ba'.U40]*[$'bb'.U40]+[$'axi'.$A40];0;[.U40];2;0);[.U40])" office:value-type="float" office:value="0">
            <text:p>0</text:p>
          </table:table-cell>
          <table:table-cell table:style-name="ACE-8" table:formula="of:=IF([$'abs'.V40]&lt;2;COM.MICROSOFT.SWITCH([$'switches'.$A$1];1;2*[$'ba'.V40]*[$'bb'.V40]+[$'axi'.$A40];0;[.V40];2;0);[.V40])" office:value-type="float" office:value="0">
            <text:p>0</text:p>
          </table:table-cell>
          <table:table-cell table:style-name="ACE-8" table:formula="of:=IF([$'abs'.W40]&lt;2;COM.MICROSOFT.SWITCH([$'switches'.$A$1];1;2*[$'ba'.W40]*[$'bb'.W40]+[$'axi'.$A40];0;[.W40];2;0);[.W40])" office:value-type="float" office:value="0">
            <text:p>0</text:p>
          </table:table-cell>
          <table:table-cell table:style-name="ACE-8" table:formula="of:=IF([$'abs'.X40]&lt;2;COM.MICROSOFT.SWITCH([$'switches'.$A$1];1;2*[$'ba'.X40]*[$'bb'.X40]+[$'axi'.$A40];0;[.X40];2;0);[.X40])" office:value-type="float" office:value="0">
            <text:p>0</text:p>
          </table:table-cell>
          <table:table-cell table:style-name="ACE-8" table:formula="of:=IF([$'abs'.Y40]&lt;2;COM.MICROSOFT.SWITCH([$'switches'.$A$1];1;2*[$'ba'.Y40]*[$'bb'.Y40]+[$'axi'.$A40];0;[.Y40];2;0);[.Y40])" office:value-type="float" office:value="0">
            <text:p>0</text:p>
          </table:table-cell>
          <table:table-cell table:style-name="ACE-8" table:formula="of:=IF([$'abs'.Z40]&lt;2;COM.MICROSOFT.SWITCH([$'switches'.$A$1];1;2*[$'ba'.Z40]*[$'bb'.Z40]+[$'axi'.$A40];0;[.Z40];2;0);[.Z40])" office:value-type="float" office:value="0">
            <text:p>0</text:p>
          </table:table-cell>
          <table:table-cell table:style-name="ACE-8" table:formula="of:=IF([$'abs'.AA40]&lt;2;COM.MICROSOFT.SWITCH([$'switches'.$A$1];1;2*[$'ba'.AA40]*[$'bb'.AA40]+[$'axi'.$A40];0;[.AA40];2;0);[.AA40])" office:value-type="float" office:value="0">
            <text:p>0</text:p>
          </table:table-cell>
          <table:table-cell table:style-name="ACE-8" table:formula="of:=IF([$'abs'.AB40]&lt;2;COM.MICROSOFT.SWITCH([$'switches'.$A$1];1;2*[$'ba'.AB40]*[$'bb'.AB40]+[$'axi'.$A40];0;[.AB40];2;0);[.AB40])" office:value-type="float" office:value="0">
            <text:p>0</text:p>
          </table:table-cell>
          <table:table-cell table:style-name="ACE-8" table:formula="of:=IF([$'abs'.AC40]&lt;2;COM.MICROSOFT.SWITCH([$'switches'.$A$1];1;2*[$'ba'.AC40]*[$'bb'.AC40]+[$'axi'.$A40];0;[.AC40];2;0);[.AC40])" office:value-type="float" office:value="0">
            <text:p>0</text:p>
          </table:table-cell>
          <table:table-cell table:style-name="ACE-8" table:formula="of:=IF([$'abs'.AD40]&lt;2;COM.MICROSOFT.SWITCH([$'switches'.$A$1];1;2*[$'ba'.AD40]*[$'bb'.AD40]+[$'axi'.$A40];0;[.AD40];2;0);[.AD40])" office:value-type="float" office:value="0">
            <text:p>0</text:p>
          </table:table-cell>
          <table:table-cell table:style-name="ACE-8" table:formula="of:=IF([$'abs'.AE40]&lt;2;COM.MICROSOFT.SWITCH([$'switches'.$A$1];1;2*[$'ba'.AE40]*[$'bb'.AE40]+[$'axi'.$A40];0;[.AE40];2;0);[.AE40])" office:value-type="float" office:value="0">
            <text:p>0</text:p>
          </table:table-cell>
          <table:table-cell table:style-name="ACE-8" table:formula="of:=IF([$'abs'.AF40]&lt;2;COM.MICROSOFT.SWITCH([$'switches'.$A$1];1;2*[$'ba'.AF40]*[$'bb'.AF40]+[$'axi'.$A40];0;[.AF40];2;0);[.AF40])" office:value-type="float" office:value="0">
            <text:p>0</text:p>
          </table:table-cell>
          <table:table-cell table:style-name="ACE-8" table:formula="of:=IF([$'abs'.AG40]&lt;2;COM.MICROSOFT.SWITCH([$'switches'.$A$1];1;2*[$'ba'.AG40]*[$'bb'.AG40]+[$'axi'.$A40];0;[.AG40];2;0);[.AG40])" office:value-type="float" office:value="0">
            <text:p>0</text:p>
          </table:table-cell>
          <table:table-cell table:style-name="ACE-8" table:formula="of:=IF([$'abs'.AH40]&lt;2;COM.MICROSOFT.SWITCH([$'switches'.$A$1];1;2*[$'ba'.AH40]*[$'bb'.AH40]+[$'axi'.$A40];0;[.AH40];2;0);[.AH40])" office:value-type="float" office:value="0">
            <text:p>0</text:p>
          </table:table-cell>
          <table:table-cell table:style-name="ACE-8" table:formula="of:=IF([$'abs'.AI40]&lt;2;COM.MICROSOFT.SWITCH([$'switches'.$A$1];1;2*[$'ba'.AI40]*[$'bb'.AI40]+[$'axi'.$A40];0;[.AI40];2;0);[.AI40])" office:value-type="float" office:value="0">
            <text:p>0</text:p>
          </table:table-cell>
          <table:table-cell table:style-name="ACE-8" table:formula="of:=IF([$'abs'.AJ40]&lt;2;COM.MICROSOFT.SWITCH([$'switches'.$A$1];1;2*[$'ba'.AJ40]*[$'bb'.AJ40]+[$'axi'.$A40];0;[.AJ40];2;0);[.AJ40])" office:value-type="float" office:value="0">
            <text:p>0</text:p>
          </table:table-cell>
          <table:table-cell table:style-name="ACE-8" table:formula="of:=IF([$'abs'.AK40]&lt;2;COM.MICROSOFT.SWITCH([$'switches'.$A$1];1;2*[$'ba'.AK40]*[$'bb'.AK40]+[$'axi'.$A40];0;[.AK40];2;0);[.AK40])" office:value-type="float" office:value="0">
            <text:p>0</text:p>
          </table:table-cell>
          <table:table-cell table:style-name="ACE-8" table:formula="of:=IF([$'abs'.AL40]&lt;2;COM.MICROSOFT.SWITCH([$'switches'.$A$1];1;2*[$'ba'.AL40]*[$'bb'.AL40]+[$'axi'.$A40];0;[.AL40];2;0);[.AL40])" office:value-type="float" office:value="0">
            <text:p>0</text:p>
          </table:table-cell>
          <table:table-cell table:style-name="ACE-8" table:formula="of:=IF([$'abs'.AM40]&lt;2;COM.MICROSOFT.SWITCH([$'switches'.$A$1];1;2*[$'ba'.AM40]*[$'bb'.AM40]+[$'axi'.$A40];0;[.AM40];2;0);[.AM40])" office:value-type="float" office:value="0">
            <text:p>0</text:p>
          </table:table-cell>
          <table:table-cell table:style-name="ACE-8" table:formula="of:=IF([$'abs'.AN40]&lt;2;COM.MICROSOFT.SWITCH([$'switches'.$A$1];1;2*[$'ba'.AN40]*[$'bb'.AN40]+[$'axi'.$A40];0;[.AN40];2;0);[.AN40])" office:value-type="float" office:value="0">
            <text:p>0</text:p>
          </table:table-cell>
          <table:table-cell table:style-name="ACE-8" table:formula="of:=IF([$'abs'.AO40]&lt;2;COM.MICROSOFT.SWITCH([$'switches'.$A$1];1;2*[$'ba'.AO40]*[$'bb'.AO40]+[$'axi'.$A40];0;[.AO40];2;0);[.AO40])" office:value-type="float" office:value="0">
            <text:p>0</text:p>
          </table:table-cell>
          <table:table-cell table:style-name="ACE-8" table:formula="of:=IF([$'abs'.AP40]&lt;2;COM.MICROSOFT.SWITCH([$'switches'.$A$1];1;2*[$'ba'.AP40]*[$'bb'.AP40]+[$'axi'.$A40];0;[.AP40];2;0);[.AP40])" office:value-type="float" office:value="0">
            <text:p>0</text:p>
          </table:table-cell>
          <table:table-cell table:style-name="ACE-8" table:formula="of:=IF([$'abs'.AQ40]&lt;2;COM.MICROSOFT.SWITCH([$'switches'.$A$1];1;2*[$'ba'.AQ40]*[$'bb'.AQ40]+[$'axi'.$A40];0;[.AQ40];2;0);[.AQ40])" office:value-type="float" office:value="0">
            <text:p>0</text:p>
          </table:table-cell>
          <table:table-cell table:style-name="ACE-8" table:formula="of:=IF([$'abs'.AR40]&lt;2;COM.MICROSOFT.SWITCH([$'switches'.$A$1];1;2*[$'ba'.AR40]*[$'bb'.AR40]+[$'axi'.$A40];0;[.AR40];2;0);[.AR40])" office:value-type="float" office:value="0">
            <text:p>0</text:p>
          </table:table-cell>
          <table:table-cell table:style-name="ACE-8" table:formula="of:=IF([$'abs'.AS40]&lt;2;COM.MICROSOFT.SWITCH([$'switches'.$A$1];1;2*[$'ba'.AS40]*[$'bb'.AS40]+[$'axi'.$A40];0;[.AS40];2;0);[.AS40])" office:value-type="float" office:value="0">
            <text:p>0</text:p>
          </table:table-cell>
          <table:table-cell table:style-name="ACE-8" table:formula="of:=IF([$'abs'.AT40]&lt;2;COM.MICROSOFT.SWITCH([$'switches'.$A$1];1;2*[$'ba'.AT40]*[$'bb'.AT40]+[$'axi'.$A40];0;[.AT40];2;0);[.AT40])" office:value-type="float" office:value="0">
            <text:p>0</text:p>
          </table:table-cell>
          <table:table-cell table:style-name="ACE-8" table:formula="of:=IF([$'abs'.AU40]&lt;2;COM.MICROSOFT.SWITCH([$'switches'.$A$1];1;2*[$'ba'.AU40]*[$'bb'.AU40]+[$'axi'.$A40];0;[.AU40];2;0);[.AU40])" office:value-type="float" office:value="0">
            <text:p>0</text:p>
          </table:table-cell>
          <table:table-cell table:style-name="ACE-8" table:formula="of:=IF([$'abs'.AV40]&lt;2;COM.MICROSOFT.SWITCH([$'switches'.$A$1];1;2*[$'ba'.AV40]*[$'bb'.AV40]+[$'axi'.$A40];0;[.AV40];2;0);[.AV40])" office:value-type="float" office:value="0">
            <text:p>0</text:p>
          </table:table-cell>
          <table:table-cell table:style-name="ACE-8" table:formula="of:=IF([$'abs'.AW40]&lt;2;COM.MICROSOFT.SWITCH([$'switches'.$A$1];1;2*[$'ba'.AW40]*[$'bb'.AW40]+[$'axi'.$A40];0;[.AW40];2;0);[.AW40])" office:value-type="float" office:value="0">
            <text:p>0</text:p>
          </table:table-cell>
          <table:table-cell table:style-name="ACE-8" table:formula="of:=IF([$'abs'.AX40]&lt;2;COM.MICROSOFT.SWITCH([$'switches'.$A$1];1;2*[$'ba'.AX40]*[$'bb'.AX40]+[$'axi'.$A40];0;[.AX40];2;0);[.AX40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1]&lt;2;COM.MICROSOFT.SWITCH([$'switches'.$A$1];1;2*[$'ba'.B41]*[$'bb'.B41]+[$'axi'.$A41];0;[.B41];2;0);[.B41])" office:value-type="float" office:value="0">
            <text:p>0</text:p>
          </table:table-cell>
          <table:table-cell table:style-name="ACE-8" table:formula="of:=IF([$'abs'.C41]&lt;2;COM.MICROSOFT.SWITCH([$'switches'.$A$1];1;2*[$'ba'.C41]*[$'bb'.C41]+[$'axi'.$A41];0;[.C41];2;0);[.C41])" office:value-type="float" office:value="0">
            <text:p>0</text:p>
          </table:table-cell>
          <table:table-cell table:style-name="ACE-8" table:formula="of:=IF([$'abs'.D41]&lt;2;COM.MICROSOFT.SWITCH([$'switches'.$A$1];1;2*[$'ba'.D41]*[$'bb'.D41]+[$'axi'.$A41];0;[.D41];2;0);[.D41])" office:value-type="float" office:value="0">
            <text:p>0</text:p>
          </table:table-cell>
          <table:table-cell table:style-name="ACE-8" table:formula="of:=IF([$'abs'.E41]&lt;2;COM.MICROSOFT.SWITCH([$'switches'.$A$1];1;2*[$'ba'.E41]*[$'bb'.E41]+[$'axi'.$A41];0;[.E41];2;0);[.E41])" office:value-type="float" office:value="0">
            <text:p>0</text:p>
          </table:table-cell>
          <table:table-cell table:style-name="ACE-8" table:formula="of:=IF([$'abs'.F41]&lt;2;COM.MICROSOFT.SWITCH([$'switches'.$A$1];1;2*[$'ba'.F41]*[$'bb'.F41]+[$'axi'.$A41];0;[.F41];2;0);[.F41])" office:value-type="float" office:value="0">
            <text:p>0</text:p>
          </table:table-cell>
          <table:table-cell table:style-name="ACE-8" table:formula="of:=IF([$'abs'.G41]&lt;2;COM.MICROSOFT.SWITCH([$'switches'.$A$1];1;2*[$'ba'.G41]*[$'bb'.G41]+[$'axi'.$A41];0;[.G41];2;0);[.G41])" office:value-type="float" office:value="0">
            <text:p>0</text:p>
          </table:table-cell>
          <table:table-cell table:style-name="ACE-8" table:formula="of:=IF([$'abs'.H41]&lt;2;COM.MICROSOFT.SWITCH([$'switches'.$A$1];1;2*[$'ba'.H41]*[$'bb'.H41]+[$'axi'.$A41];0;[.H41];2;0);[.H41])" office:value-type="float" office:value="0">
            <text:p>0</text:p>
          </table:table-cell>
          <table:table-cell table:style-name="ACE-8" table:formula="of:=IF([$'abs'.I41]&lt;2;COM.MICROSOFT.SWITCH([$'switches'.$A$1];1;2*[$'ba'.I41]*[$'bb'.I41]+[$'axi'.$A41];0;[.I41];2;0);[.I41])" office:value-type="float" office:value="0">
            <text:p>0</text:p>
          </table:table-cell>
          <table:table-cell table:style-name="ACE-8" table:formula="of:=IF([$'abs'.J41]&lt;2;COM.MICROSOFT.SWITCH([$'switches'.$A$1];1;2*[$'ba'.J41]*[$'bb'.J41]+[$'axi'.$A41];0;[.J41];2;0);[.J41])" office:value-type="float" office:value="0">
            <text:p>0</text:p>
          </table:table-cell>
          <table:table-cell table:style-name="ACE-8" table:formula="of:=IF([$'abs'.K41]&lt;2;COM.MICROSOFT.SWITCH([$'switches'.$A$1];1;2*[$'ba'.K41]*[$'bb'.K41]+[$'axi'.$A41];0;[.K41];2;0);[.K41])" office:value-type="float" office:value="0">
            <text:p>0</text:p>
          </table:table-cell>
          <table:table-cell table:style-name="ACE-8" table:formula="of:=IF([$'abs'.L41]&lt;2;COM.MICROSOFT.SWITCH([$'switches'.$A$1];1;2*[$'ba'.L41]*[$'bb'.L41]+[$'axi'.$A41];0;[.L41];2;0);[.L41])" office:value-type="float" office:value="0">
            <text:p>0</text:p>
          </table:table-cell>
          <table:table-cell table:style-name="ACE-8" table:formula="of:=IF([$'abs'.M41]&lt;2;COM.MICROSOFT.SWITCH([$'switches'.$A$1];1;2*[$'ba'.M41]*[$'bb'.M41]+[$'axi'.$A41];0;[.M41];2;0);[.M41])" office:value-type="float" office:value="0">
            <text:p>0</text:p>
          </table:table-cell>
          <table:table-cell table:style-name="ACE-8" table:formula="of:=IF([$'abs'.N41]&lt;2;COM.MICROSOFT.SWITCH([$'switches'.$A$1];1;2*[$'ba'.N41]*[$'bb'.N41]+[$'axi'.$A41];0;[.N41];2;0);[.N41])" office:value-type="float" office:value="0">
            <text:p>0</text:p>
          </table:table-cell>
          <table:table-cell table:style-name="ACE-8" table:formula="of:=IF([$'abs'.O41]&lt;2;COM.MICROSOFT.SWITCH([$'switches'.$A$1];1;2*[$'ba'.O41]*[$'bb'.O41]+[$'axi'.$A41];0;[.O41];2;0);[.O41])" office:value-type="float" office:value="0">
            <text:p>0</text:p>
          </table:table-cell>
          <table:table-cell table:style-name="ACE-8" table:formula="of:=IF([$'abs'.P41]&lt;2;COM.MICROSOFT.SWITCH([$'switches'.$A$1];1;2*[$'ba'.P41]*[$'bb'.P41]+[$'axi'.$A41];0;[.P41];2;0);[.P41])" office:value-type="float" office:value="0">
            <text:p>0</text:p>
          </table:table-cell>
          <table:table-cell table:style-name="ACE-8" table:formula="of:=IF([$'abs'.Q41]&lt;2;COM.MICROSOFT.SWITCH([$'switches'.$A$1];1;2*[$'ba'.Q41]*[$'bb'.Q41]+[$'axi'.$A41];0;[.Q41];2;0);[.Q41])" office:value-type="float" office:value="0">
            <text:p>0</text:p>
          </table:table-cell>
          <table:table-cell table:style-name="ACE-8" table:formula="of:=IF([$'abs'.R41]&lt;2;COM.MICROSOFT.SWITCH([$'switches'.$A$1];1;2*[$'ba'.R41]*[$'bb'.R41]+[$'axi'.$A41];0;[.R41];2;0);[.R41])" office:value-type="float" office:value="0">
            <text:p>0</text:p>
          </table:table-cell>
          <table:table-cell table:style-name="ACE-8" table:formula="of:=IF([$'abs'.S41]&lt;2;COM.MICROSOFT.SWITCH([$'switches'.$A$1];1;2*[$'ba'.S41]*[$'bb'.S41]+[$'axi'.$A41];0;[.S41];2;0);[.S41])" office:value-type="float" office:value="0">
            <text:p>0</text:p>
          </table:table-cell>
          <table:table-cell table:style-name="ACE-8" table:formula="of:=IF([$'abs'.T41]&lt;2;COM.MICROSOFT.SWITCH([$'switches'.$A$1];1;2*[$'ba'.T41]*[$'bb'.T41]+[$'axi'.$A41];0;[.T41];2;0);[.T41])" office:value-type="float" office:value="0">
            <text:p>0</text:p>
          </table:table-cell>
          <table:table-cell table:style-name="ACE-8" table:formula="of:=IF([$'abs'.U41]&lt;2;COM.MICROSOFT.SWITCH([$'switches'.$A$1];1;2*[$'ba'.U41]*[$'bb'.U41]+[$'axi'.$A41];0;[.U41];2;0);[.U41])" office:value-type="float" office:value="0">
            <text:p>0</text:p>
          </table:table-cell>
          <table:table-cell table:style-name="ACE-8" table:formula="of:=IF([$'abs'.V41]&lt;2;COM.MICROSOFT.SWITCH([$'switches'.$A$1];1;2*[$'ba'.V41]*[$'bb'.V41]+[$'axi'.$A41];0;[.V41];2;0);[.V41])" office:value-type="float" office:value="0">
            <text:p>0</text:p>
          </table:table-cell>
          <table:table-cell table:style-name="ACE-8" table:formula="of:=IF([$'abs'.W41]&lt;2;COM.MICROSOFT.SWITCH([$'switches'.$A$1];1;2*[$'ba'.W41]*[$'bb'.W41]+[$'axi'.$A41];0;[.W41];2;0);[.W41])" office:value-type="float" office:value="0">
            <text:p>0</text:p>
          </table:table-cell>
          <table:table-cell table:style-name="ACE-8" table:formula="of:=IF([$'abs'.X41]&lt;2;COM.MICROSOFT.SWITCH([$'switches'.$A$1];1;2*[$'ba'.X41]*[$'bb'.X41]+[$'axi'.$A41];0;[.X41];2;0);[.X41])" office:value-type="float" office:value="0">
            <text:p>0</text:p>
          </table:table-cell>
          <table:table-cell table:style-name="ACE-8" table:formula="of:=IF([$'abs'.Y41]&lt;2;COM.MICROSOFT.SWITCH([$'switches'.$A$1];1;2*[$'ba'.Y41]*[$'bb'.Y41]+[$'axi'.$A41];0;[.Y41];2;0);[.Y41])" office:value-type="float" office:value="0">
            <text:p>0</text:p>
          </table:table-cell>
          <table:table-cell table:style-name="ACE-8" table:formula="of:=IF([$'abs'.Z41]&lt;2;COM.MICROSOFT.SWITCH([$'switches'.$A$1];1;2*[$'ba'.Z41]*[$'bb'.Z41]+[$'axi'.$A41];0;[.Z41];2;0);[.Z41])" office:value-type="float" office:value="0">
            <text:p>0</text:p>
          </table:table-cell>
          <table:table-cell table:style-name="ACE-8" table:formula="of:=IF([$'abs'.AA41]&lt;2;COM.MICROSOFT.SWITCH([$'switches'.$A$1];1;2*[$'ba'.AA41]*[$'bb'.AA41]+[$'axi'.$A41];0;[.AA41];2;0);[.AA41])" office:value-type="float" office:value="0">
            <text:p>0</text:p>
          </table:table-cell>
          <table:table-cell table:style-name="ACE-8" table:formula="of:=IF([$'abs'.AB41]&lt;2;COM.MICROSOFT.SWITCH([$'switches'.$A$1];1;2*[$'ba'.AB41]*[$'bb'.AB41]+[$'axi'.$A41];0;[.AB41];2;0);[.AB41])" office:value-type="float" office:value="0">
            <text:p>0</text:p>
          </table:table-cell>
          <table:table-cell table:style-name="ACE-8" table:formula="of:=IF([$'abs'.AC41]&lt;2;COM.MICROSOFT.SWITCH([$'switches'.$A$1];1;2*[$'ba'.AC41]*[$'bb'.AC41]+[$'axi'.$A41];0;[.AC41];2;0);[.AC41])" office:value-type="float" office:value="0">
            <text:p>0</text:p>
          </table:table-cell>
          <table:table-cell table:style-name="ACE-8" table:formula="of:=IF([$'abs'.AD41]&lt;2;COM.MICROSOFT.SWITCH([$'switches'.$A$1];1;2*[$'ba'.AD41]*[$'bb'.AD41]+[$'axi'.$A41];0;[.AD41];2;0);[.AD41])" office:value-type="float" office:value="0">
            <text:p>0</text:p>
          </table:table-cell>
          <table:table-cell table:style-name="ACE-8" table:formula="of:=IF([$'abs'.AE41]&lt;2;COM.MICROSOFT.SWITCH([$'switches'.$A$1];1;2*[$'ba'.AE41]*[$'bb'.AE41]+[$'axi'.$A41];0;[.AE41];2;0);[.AE41])" office:value-type="float" office:value="0">
            <text:p>0</text:p>
          </table:table-cell>
          <table:table-cell table:style-name="ACE-8" table:formula="of:=IF([$'abs'.AF41]&lt;2;COM.MICROSOFT.SWITCH([$'switches'.$A$1];1;2*[$'ba'.AF41]*[$'bb'.AF41]+[$'axi'.$A41];0;[.AF41];2;0);[.AF41])" office:value-type="float" office:value="0">
            <text:p>0</text:p>
          </table:table-cell>
          <table:table-cell table:style-name="ACE-8" table:formula="of:=IF([$'abs'.AG41]&lt;2;COM.MICROSOFT.SWITCH([$'switches'.$A$1];1;2*[$'ba'.AG41]*[$'bb'.AG41]+[$'axi'.$A41];0;[.AG41];2;0);[.AG41])" office:value-type="float" office:value="0">
            <text:p>0</text:p>
          </table:table-cell>
          <table:table-cell table:style-name="ACE-8" table:formula="of:=IF([$'abs'.AH41]&lt;2;COM.MICROSOFT.SWITCH([$'switches'.$A$1];1;2*[$'ba'.AH41]*[$'bb'.AH41]+[$'axi'.$A41];0;[.AH41];2;0);[.AH41])" office:value-type="float" office:value="0">
            <text:p>0</text:p>
          </table:table-cell>
          <table:table-cell table:style-name="ACE-8" table:formula="of:=IF([$'abs'.AI41]&lt;2;COM.MICROSOFT.SWITCH([$'switches'.$A$1];1;2*[$'ba'.AI41]*[$'bb'.AI41]+[$'axi'.$A41];0;[.AI41];2;0);[.AI41])" office:value-type="float" office:value="0">
            <text:p>0</text:p>
          </table:table-cell>
          <table:table-cell table:style-name="ACE-8" table:formula="of:=IF([$'abs'.AJ41]&lt;2;COM.MICROSOFT.SWITCH([$'switches'.$A$1];1;2*[$'ba'.AJ41]*[$'bb'.AJ41]+[$'axi'.$A41];0;[.AJ41];2;0);[.AJ41])" office:value-type="float" office:value="0">
            <text:p>0</text:p>
          </table:table-cell>
          <table:table-cell table:style-name="ACE-8" table:formula="of:=IF([$'abs'.AK41]&lt;2;COM.MICROSOFT.SWITCH([$'switches'.$A$1];1;2*[$'ba'.AK41]*[$'bb'.AK41]+[$'axi'.$A41];0;[.AK41];2;0);[.AK41])" office:value-type="float" office:value="0">
            <text:p>0</text:p>
          </table:table-cell>
          <table:table-cell table:style-name="ACE-8" table:formula="of:=IF([$'abs'.AL41]&lt;2;COM.MICROSOFT.SWITCH([$'switches'.$A$1];1;2*[$'ba'.AL41]*[$'bb'.AL41]+[$'axi'.$A41];0;[.AL41];2;0);[.AL41])" office:value-type="float" office:value="0">
            <text:p>0</text:p>
          </table:table-cell>
          <table:table-cell table:style-name="ACE-8" table:formula="of:=IF([$'abs'.AM41]&lt;2;COM.MICROSOFT.SWITCH([$'switches'.$A$1];1;2*[$'ba'.AM41]*[$'bb'.AM41]+[$'axi'.$A41];0;[.AM41];2;0);[.AM41])" office:value-type="float" office:value="0">
            <text:p>0</text:p>
          </table:table-cell>
          <table:table-cell table:style-name="ACE-8" table:formula="of:=IF([$'abs'.AN41]&lt;2;COM.MICROSOFT.SWITCH([$'switches'.$A$1];1;2*[$'ba'.AN41]*[$'bb'.AN41]+[$'axi'.$A41];0;[.AN41];2;0);[.AN41])" office:value-type="float" office:value="0">
            <text:p>0</text:p>
          </table:table-cell>
          <table:table-cell table:style-name="ACE-8" table:formula="of:=IF([$'abs'.AO41]&lt;2;COM.MICROSOFT.SWITCH([$'switches'.$A$1];1;2*[$'ba'.AO41]*[$'bb'.AO41]+[$'axi'.$A41];0;[.AO41];2;0);[.AO41])" office:value-type="float" office:value="0">
            <text:p>0</text:p>
          </table:table-cell>
          <table:table-cell table:style-name="ACE-8" table:formula="of:=IF([$'abs'.AP41]&lt;2;COM.MICROSOFT.SWITCH([$'switches'.$A$1];1;2*[$'ba'.AP41]*[$'bb'.AP41]+[$'axi'.$A41];0;[.AP41];2;0);[.AP41])" office:value-type="float" office:value="0">
            <text:p>0</text:p>
          </table:table-cell>
          <table:table-cell table:style-name="ACE-8" table:formula="of:=IF([$'abs'.AQ41]&lt;2;COM.MICROSOFT.SWITCH([$'switches'.$A$1];1;2*[$'ba'.AQ41]*[$'bb'.AQ41]+[$'axi'.$A41];0;[.AQ41];2;0);[.AQ41])" office:value-type="float" office:value="0">
            <text:p>0</text:p>
          </table:table-cell>
          <table:table-cell table:style-name="ACE-8" table:formula="of:=IF([$'abs'.AR41]&lt;2;COM.MICROSOFT.SWITCH([$'switches'.$A$1];1;2*[$'ba'.AR41]*[$'bb'.AR41]+[$'axi'.$A41];0;[.AR41];2;0);[.AR41])" office:value-type="float" office:value="0">
            <text:p>0</text:p>
          </table:table-cell>
          <table:table-cell table:style-name="ACE-8" table:formula="of:=IF([$'abs'.AS41]&lt;2;COM.MICROSOFT.SWITCH([$'switches'.$A$1];1;2*[$'ba'.AS41]*[$'bb'.AS41]+[$'axi'.$A41];0;[.AS41];2;0);[.AS41])" office:value-type="float" office:value="0">
            <text:p>0</text:p>
          </table:table-cell>
          <table:table-cell table:style-name="ACE-8" table:formula="of:=IF([$'abs'.AT41]&lt;2;COM.MICROSOFT.SWITCH([$'switches'.$A$1];1;2*[$'ba'.AT41]*[$'bb'.AT41]+[$'axi'.$A41];0;[.AT41];2;0);[.AT41])" office:value-type="float" office:value="0">
            <text:p>0</text:p>
          </table:table-cell>
          <table:table-cell table:style-name="ACE-8" table:formula="of:=IF([$'abs'.AU41]&lt;2;COM.MICROSOFT.SWITCH([$'switches'.$A$1];1;2*[$'ba'.AU41]*[$'bb'.AU41]+[$'axi'.$A41];0;[.AU41];2;0);[.AU41])" office:value-type="float" office:value="0">
            <text:p>0</text:p>
          </table:table-cell>
          <table:table-cell table:style-name="ACE-8" table:formula="of:=IF([$'abs'.AV41]&lt;2;COM.MICROSOFT.SWITCH([$'switches'.$A$1];1;2*[$'ba'.AV41]*[$'bb'.AV41]+[$'axi'.$A41];0;[.AV41];2;0);[.AV41])" office:value-type="float" office:value="0">
            <text:p>0</text:p>
          </table:table-cell>
          <table:table-cell table:style-name="ACE-8" table:formula="of:=IF([$'abs'.AW41]&lt;2;COM.MICROSOFT.SWITCH([$'switches'.$A$1];1;2*[$'ba'.AW41]*[$'bb'.AW41]+[$'axi'.$A41];0;[.AW41];2;0);[.AW41])" office:value-type="float" office:value="0">
            <text:p>0</text:p>
          </table:table-cell>
          <table:table-cell table:style-name="ACE-8" table:formula="of:=IF([$'abs'.AX41]&lt;2;COM.MICROSOFT.SWITCH([$'switches'.$A$1];1;2*[$'ba'.AX41]*[$'bb'.AX41]+[$'axi'.$A41];0;[.AX41];2;0);[.AX41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2]&lt;2;COM.MICROSOFT.SWITCH([$'switches'.$A$1];1;2*[$'ba'.B42]*[$'bb'.B42]+[$'axi'.$A42];0;[.B42];2;0);[.B42])" office:value-type="float" office:value="0">
            <text:p>0</text:p>
          </table:table-cell>
          <table:table-cell table:style-name="ACE-8" table:formula="of:=IF([$'abs'.C42]&lt;2;COM.MICROSOFT.SWITCH([$'switches'.$A$1];1;2*[$'ba'.C42]*[$'bb'.C42]+[$'axi'.$A42];0;[.C42];2;0);[.C42])" office:value-type="float" office:value="0">
            <text:p>0</text:p>
          </table:table-cell>
          <table:table-cell table:style-name="ACE-8" table:formula="of:=IF([$'abs'.D42]&lt;2;COM.MICROSOFT.SWITCH([$'switches'.$A$1];1;2*[$'ba'.D42]*[$'bb'.D42]+[$'axi'.$A42];0;[.D42];2;0);[.D42])" office:value-type="float" office:value="0">
            <text:p>0</text:p>
          </table:table-cell>
          <table:table-cell table:style-name="ACE-8" table:formula="of:=IF([$'abs'.E42]&lt;2;COM.MICROSOFT.SWITCH([$'switches'.$A$1];1;2*[$'ba'.E42]*[$'bb'.E42]+[$'axi'.$A42];0;[.E42];2;0);[.E42])" office:value-type="float" office:value="0">
            <text:p>0</text:p>
          </table:table-cell>
          <table:table-cell table:style-name="ACE-8" table:formula="of:=IF([$'abs'.F42]&lt;2;COM.MICROSOFT.SWITCH([$'switches'.$A$1];1;2*[$'ba'.F42]*[$'bb'.F42]+[$'axi'.$A42];0;[.F42];2;0);[.F42])" office:value-type="float" office:value="0">
            <text:p>0</text:p>
          </table:table-cell>
          <table:table-cell table:style-name="ACE-8" table:formula="of:=IF([$'abs'.G42]&lt;2;COM.MICROSOFT.SWITCH([$'switches'.$A$1];1;2*[$'ba'.G42]*[$'bb'.G42]+[$'axi'.$A42];0;[.G42];2;0);[.G42])" office:value-type="float" office:value="0">
            <text:p>0</text:p>
          </table:table-cell>
          <table:table-cell table:style-name="ACE-8" table:formula="of:=IF([$'abs'.H42]&lt;2;COM.MICROSOFT.SWITCH([$'switches'.$A$1];1;2*[$'ba'.H42]*[$'bb'.H42]+[$'axi'.$A42];0;[.H42];2;0);[.H42])" office:value-type="float" office:value="0">
            <text:p>0</text:p>
          </table:table-cell>
          <table:table-cell table:style-name="ACE-8" table:formula="of:=IF([$'abs'.I42]&lt;2;COM.MICROSOFT.SWITCH([$'switches'.$A$1];1;2*[$'ba'.I42]*[$'bb'.I42]+[$'axi'.$A42];0;[.I42];2;0);[.I42])" office:value-type="float" office:value="0">
            <text:p>0</text:p>
          </table:table-cell>
          <table:table-cell table:style-name="ACE-8" table:formula="of:=IF([$'abs'.J42]&lt;2;COM.MICROSOFT.SWITCH([$'switches'.$A$1];1;2*[$'ba'.J42]*[$'bb'.J42]+[$'axi'.$A42];0;[.J42];2;0);[.J42])" office:value-type="float" office:value="0">
            <text:p>0</text:p>
          </table:table-cell>
          <table:table-cell table:style-name="ACE-8" table:formula="of:=IF([$'abs'.K42]&lt;2;COM.MICROSOFT.SWITCH([$'switches'.$A$1];1;2*[$'ba'.K42]*[$'bb'.K42]+[$'axi'.$A42];0;[.K42];2;0);[.K42])" office:value-type="float" office:value="0">
            <text:p>0</text:p>
          </table:table-cell>
          <table:table-cell table:style-name="ACE-8" table:formula="of:=IF([$'abs'.L42]&lt;2;COM.MICROSOFT.SWITCH([$'switches'.$A$1];1;2*[$'ba'.L42]*[$'bb'.L42]+[$'axi'.$A42];0;[.L42];2;0);[.L42])" office:value-type="float" office:value="0">
            <text:p>0</text:p>
          </table:table-cell>
          <table:table-cell table:style-name="ACE-8" table:formula="of:=IF([$'abs'.M42]&lt;2;COM.MICROSOFT.SWITCH([$'switches'.$A$1];1;2*[$'ba'.M42]*[$'bb'.M42]+[$'axi'.$A42];0;[.M42];2;0);[.M42])" office:value-type="float" office:value="0">
            <text:p>0</text:p>
          </table:table-cell>
          <table:table-cell table:style-name="ACE-8" table:formula="of:=IF([$'abs'.N42]&lt;2;COM.MICROSOFT.SWITCH([$'switches'.$A$1];1;2*[$'ba'.N42]*[$'bb'.N42]+[$'axi'.$A42];0;[.N42];2;0);[.N42])" office:value-type="float" office:value="0">
            <text:p>0</text:p>
          </table:table-cell>
          <table:table-cell table:style-name="ACE-8" table:formula="of:=IF([$'abs'.O42]&lt;2;COM.MICROSOFT.SWITCH([$'switches'.$A$1];1;2*[$'ba'.O42]*[$'bb'.O42]+[$'axi'.$A42];0;[.O42];2;0);[.O42])" office:value-type="float" office:value="0">
            <text:p>0</text:p>
          </table:table-cell>
          <table:table-cell table:style-name="ACE-8" table:formula="of:=IF([$'abs'.P42]&lt;2;COM.MICROSOFT.SWITCH([$'switches'.$A$1];1;2*[$'ba'.P42]*[$'bb'.P42]+[$'axi'.$A42];0;[.P42];2;0);[.P42])" office:value-type="float" office:value="0">
            <text:p>0</text:p>
          </table:table-cell>
          <table:table-cell table:style-name="ACE-8" table:formula="of:=IF([$'abs'.Q42]&lt;2;COM.MICROSOFT.SWITCH([$'switches'.$A$1];1;2*[$'ba'.Q42]*[$'bb'.Q42]+[$'axi'.$A42];0;[.Q42];2;0);[.Q42])" office:value-type="float" office:value="0">
            <text:p>0</text:p>
          </table:table-cell>
          <table:table-cell table:style-name="ACE-8" table:formula="of:=IF([$'abs'.R42]&lt;2;COM.MICROSOFT.SWITCH([$'switches'.$A$1];1;2*[$'ba'.R42]*[$'bb'.R42]+[$'axi'.$A42];0;[.R42];2;0);[.R42])" office:value-type="float" office:value="0">
            <text:p>0</text:p>
          </table:table-cell>
          <table:table-cell table:style-name="ACE-8" table:formula="of:=IF([$'abs'.S42]&lt;2;COM.MICROSOFT.SWITCH([$'switches'.$A$1];1;2*[$'ba'.S42]*[$'bb'.S42]+[$'axi'.$A42];0;[.S42];2;0);[.S42])" office:value-type="float" office:value="0">
            <text:p>0</text:p>
          </table:table-cell>
          <table:table-cell table:style-name="ACE-8" table:formula="of:=IF([$'abs'.T42]&lt;2;COM.MICROSOFT.SWITCH([$'switches'.$A$1];1;2*[$'ba'.T42]*[$'bb'.T42]+[$'axi'.$A42];0;[.T42];2;0);[.T42])" office:value-type="float" office:value="0">
            <text:p>0</text:p>
          </table:table-cell>
          <table:table-cell table:style-name="ACE-8" table:formula="of:=IF([$'abs'.U42]&lt;2;COM.MICROSOFT.SWITCH([$'switches'.$A$1];1;2*[$'ba'.U42]*[$'bb'.U42]+[$'axi'.$A42];0;[.U42];2;0);[.U42])" office:value-type="float" office:value="0">
            <text:p>0</text:p>
          </table:table-cell>
          <table:table-cell table:style-name="ACE-8" table:formula="of:=IF([$'abs'.V42]&lt;2;COM.MICROSOFT.SWITCH([$'switches'.$A$1];1;2*[$'ba'.V42]*[$'bb'.V42]+[$'axi'.$A42];0;[.V42];2;0);[.V42])" office:value-type="float" office:value="0">
            <text:p>0</text:p>
          </table:table-cell>
          <table:table-cell table:style-name="ACE-8" table:formula="of:=IF([$'abs'.W42]&lt;2;COM.MICROSOFT.SWITCH([$'switches'.$A$1];1;2*[$'ba'.W42]*[$'bb'.W42]+[$'axi'.$A42];0;[.W42];2;0);[.W42])" office:value-type="float" office:value="0">
            <text:p>0</text:p>
          </table:table-cell>
          <table:table-cell table:style-name="ACE-8" table:formula="of:=IF([$'abs'.X42]&lt;2;COM.MICROSOFT.SWITCH([$'switches'.$A$1];1;2*[$'ba'.X42]*[$'bb'.X42]+[$'axi'.$A42];0;[.X42];2;0);[.X42])" office:value-type="float" office:value="0">
            <text:p>0</text:p>
          </table:table-cell>
          <table:table-cell table:style-name="ACE-8" table:formula="of:=IF([$'abs'.Y42]&lt;2;COM.MICROSOFT.SWITCH([$'switches'.$A$1];1;2*[$'ba'.Y42]*[$'bb'.Y42]+[$'axi'.$A42];0;[.Y42];2;0);[.Y42])" office:value-type="float" office:value="0">
            <text:p>0</text:p>
          </table:table-cell>
          <table:table-cell table:style-name="ACE-8" table:formula="of:=IF([$'abs'.Z42]&lt;2;COM.MICROSOFT.SWITCH([$'switches'.$A$1];1;2*[$'ba'.Z42]*[$'bb'.Z42]+[$'axi'.$A42];0;[.Z42];2;0);[.Z42])" office:value-type="float" office:value="0">
            <text:p>0</text:p>
          </table:table-cell>
          <table:table-cell table:style-name="ACE-8" table:formula="of:=IF([$'abs'.AA42]&lt;2;COM.MICROSOFT.SWITCH([$'switches'.$A$1];1;2*[$'ba'.AA42]*[$'bb'.AA42]+[$'axi'.$A42];0;[.AA42];2;0);[.AA42])" office:value-type="float" office:value="0">
            <text:p>0</text:p>
          </table:table-cell>
          <table:table-cell table:style-name="ACE-8" table:formula="of:=IF([$'abs'.AB42]&lt;2;COM.MICROSOFT.SWITCH([$'switches'.$A$1];1;2*[$'ba'.AB42]*[$'bb'.AB42]+[$'axi'.$A42];0;[.AB42];2;0);[.AB42])" office:value-type="float" office:value="0">
            <text:p>0</text:p>
          </table:table-cell>
          <table:table-cell table:style-name="ACE-8" table:formula="of:=IF([$'abs'.AC42]&lt;2;COM.MICROSOFT.SWITCH([$'switches'.$A$1];1;2*[$'ba'.AC42]*[$'bb'.AC42]+[$'axi'.$A42];0;[.AC42];2;0);[.AC42])" office:value-type="float" office:value="0">
            <text:p>0</text:p>
          </table:table-cell>
          <table:table-cell table:style-name="ACE-8" table:formula="of:=IF([$'abs'.AD42]&lt;2;COM.MICROSOFT.SWITCH([$'switches'.$A$1];1;2*[$'ba'.AD42]*[$'bb'.AD42]+[$'axi'.$A42];0;[.AD42];2;0);[.AD42])" office:value-type="float" office:value="0">
            <text:p>0</text:p>
          </table:table-cell>
          <table:table-cell table:style-name="ACE-8" table:formula="of:=IF([$'abs'.AE42]&lt;2;COM.MICROSOFT.SWITCH([$'switches'.$A$1];1;2*[$'ba'.AE42]*[$'bb'.AE42]+[$'axi'.$A42];0;[.AE42];2;0);[.AE42])" office:value-type="float" office:value="0">
            <text:p>0</text:p>
          </table:table-cell>
          <table:table-cell table:style-name="ACE-8" table:formula="of:=IF([$'abs'.AF42]&lt;2;COM.MICROSOFT.SWITCH([$'switches'.$A$1];1;2*[$'ba'.AF42]*[$'bb'.AF42]+[$'axi'.$A42];0;[.AF42];2;0);[.AF42])" office:value-type="float" office:value="0">
            <text:p>0</text:p>
          </table:table-cell>
          <table:table-cell table:style-name="ACE-8" table:formula="of:=IF([$'abs'.AG42]&lt;2;COM.MICROSOFT.SWITCH([$'switches'.$A$1];1;2*[$'ba'.AG42]*[$'bb'.AG42]+[$'axi'.$A42];0;[.AG42];2;0);[.AG42])" office:value-type="float" office:value="0">
            <text:p>0</text:p>
          </table:table-cell>
          <table:table-cell table:style-name="ACE-8" table:formula="of:=IF([$'abs'.AH42]&lt;2;COM.MICROSOFT.SWITCH([$'switches'.$A$1];1;2*[$'ba'.AH42]*[$'bb'.AH42]+[$'axi'.$A42];0;[.AH42];2;0);[.AH42])" office:value-type="float" office:value="0">
            <text:p>0</text:p>
          </table:table-cell>
          <table:table-cell table:style-name="ACE-8" table:formula="of:=IF([$'abs'.AI42]&lt;2;COM.MICROSOFT.SWITCH([$'switches'.$A$1];1;2*[$'ba'.AI42]*[$'bb'.AI42]+[$'axi'.$A42];0;[.AI42];2;0);[.AI42])" office:value-type="float" office:value="0">
            <text:p>0</text:p>
          </table:table-cell>
          <table:table-cell table:style-name="ACE-8" table:formula="of:=IF([$'abs'.AJ42]&lt;2;COM.MICROSOFT.SWITCH([$'switches'.$A$1];1;2*[$'ba'.AJ42]*[$'bb'.AJ42]+[$'axi'.$A42];0;[.AJ42];2;0);[.AJ42])" office:value-type="float" office:value="0">
            <text:p>0</text:p>
          </table:table-cell>
          <table:table-cell table:style-name="ACE-8" table:formula="of:=IF([$'abs'.AK42]&lt;2;COM.MICROSOFT.SWITCH([$'switches'.$A$1];1;2*[$'ba'.AK42]*[$'bb'.AK42]+[$'axi'.$A42];0;[.AK42];2;0);[.AK42])" office:value-type="float" office:value="0">
            <text:p>0</text:p>
          </table:table-cell>
          <table:table-cell table:style-name="ACE-8" table:formula="of:=IF([$'abs'.AL42]&lt;2;COM.MICROSOFT.SWITCH([$'switches'.$A$1];1;2*[$'ba'.AL42]*[$'bb'.AL42]+[$'axi'.$A42];0;[.AL42];2;0);[.AL42])" office:value-type="float" office:value="0">
            <text:p>0</text:p>
          </table:table-cell>
          <table:table-cell table:style-name="ACE-8" table:formula="of:=IF([$'abs'.AM42]&lt;2;COM.MICROSOFT.SWITCH([$'switches'.$A$1];1;2*[$'ba'.AM42]*[$'bb'.AM42]+[$'axi'.$A42];0;[.AM42];2;0);[.AM42])" office:value-type="float" office:value="0">
            <text:p>0</text:p>
          </table:table-cell>
          <table:table-cell table:style-name="ACE-8" table:formula="of:=IF([$'abs'.AN42]&lt;2;COM.MICROSOFT.SWITCH([$'switches'.$A$1];1;2*[$'ba'.AN42]*[$'bb'.AN42]+[$'axi'.$A42];0;[.AN42];2;0);[.AN42])" office:value-type="float" office:value="0">
            <text:p>0</text:p>
          </table:table-cell>
          <table:table-cell table:style-name="ACE-8" table:formula="of:=IF([$'abs'.AO42]&lt;2;COM.MICROSOFT.SWITCH([$'switches'.$A$1];1;2*[$'ba'.AO42]*[$'bb'.AO42]+[$'axi'.$A42];0;[.AO42];2;0);[.AO42])" office:value-type="float" office:value="0">
            <text:p>0</text:p>
          </table:table-cell>
          <table:table-cell table:style-name="ACE-8" table:formula="of:=IF([$'abs'.AP42]&lt;2;COM.MICROSOFT.SWITCH([$'switches'.$A$1];1;2*[$'ba'.AP42]*[$'bb'.AP42]+[$'axi'.$A42];0;[.AP42];2;0);[.AP42])" office:value-type="float" office:value="0">
            <text:p>0</text:p>
          </table:table-cell>
          <table:table-cell table:style-name="ACE-8" table:formula="of:=IF([$'abs'.AQ42]&lt;2;COM.MICROSOFT.SWITCH([$'switches'.$A$1];1;2*[$'ba'.AQ42]*[$'bb'.AQ42]+[$'axi'.$A42];0;[.AQ42];2;0);[.AQ42])" office:value-type="float" office:value="0">
            <text:p>0</text:p>
          </table:table-cell>
          <table:table-cell table:style-name="ACE-8" table:formula="of:=IF([$'abs'.AR42]&lt;2;COM.MICROSOFT.SWITCH([$'switches'.$A$1];1;2*[$'ba'.AR42]*[$'bb'.AR42]+[$'axi'.$A42];0;[.AR42];2;0);[.AR42])" office:value-type="float" office:value="0">
            <text:p>0</text:p>
          </table:table-cell>
          <table:table-cell table:style-name="ACE-8" table:formula="of:=IF([$'abs'.AS42]&lt;2;COM.MICROSOFT.SWITCH([$'switches'.$A$1];1;2*[$'ba'.AS42]*[$'bb'.AS42]+[$'axi'.$A42];0;[.AS42];2;0);[.AS42])" office:value-type="float" office:value="0">
            <text:p>0</text:p>
          </table:table-cell>
          <table:table-cell table:style-name="ACE-8" table:formula="of:=IF([$'abs'.AT42]&lt;2;COM.MICROSOFT.SWITCH([$'switches'.$A$1];1;2*[$'ba'.AT42]*[$'bb'.AT42]+[$'axi'.$A42];0;[.AT42];2;0);[.AT42])" office:value-type="float" office:value="0">
            <text:p>0</text:p>
          </table:table-cell>
          <table:table-cell table:style-name="ACE-8" table:formula="of:=IF([$'abs'.AU42]&lt;2;COM.MICROSOFT.SWITCH([$'switches'.$A$1];1;2*[$'ba'.AU42]*[$'bb'.AU42]+[$'axi'.$A42];0;[.AU42];2;0);[.AU42])" office:value-type="float" office:value="0">
            <text:p>0</text:p>
          </table:table-cell>
          <table:table-cell table:style-name="ACE-8" table:formula="of:=IF([$'abs'.AV42]&lt;2;COM.MICROSOFT.SWITCH([$'switches'.$A$1];1;2*[$'ba'.AV42]*[$'bb'.AV42]+[$'axi'.$A42];0;[.AV42];2;0);[.AV42])" office:value-type="float" office:value="0">
            <text:p>0</text:p>
          </table:table-cell>
          <table:table-cell table:style-name="ACE-8" table:formula="of:=IF([$'abs'.AW42]&lt;2;COM.MICROSOFT.SWITCH([$'switches'.$A$1];1;2*[$'ba'.AW42]*[$'bb'.AW42]+[$'axi'.$A42];0;[.AW42];2;0);[.AW42])" office:value-type="float" office:value="0">
            <text:p>0</text:p>
          </table:table-cell>
          <table:table-cell table:style-name="ACE-8" table:formula="of:=IF([$'abs'.AX42]&lt;2;COM.MICROSOFT.SWITCH([$'switches'.$A$1];1;2*[$'ba'.AX42]*[$'bb'.AX42]+[$'axi'.$A42];0;[.AX42];2;0);[.AX42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3]&lt;2;COM.MICROSOFT.SWITCH([$'switches'.$A$1];1;2*[$'ba'.B43]*[$'bb'.B43]+[$'axi'.$A43];0;[.B43];2;0);[.B43])" office:value-type="float" office:value="0">
            <text:p>0</text:p>
          </table:table-cell>
          <table:table-cell table:style-name="ACE-8" table:formula="of:=IF([$'abs'.C43]&lt;2;COM.MICROSOFT.SWITCH([$'switches'.$A$1];1;2*[$'ba'.C43]*[$'bb'.C43]+[$'axi'.$A43];0;[.C43];2;0);[.C43])" office:value-type="float" office:value="0">
            <text:p>0</text:p>
          </table:table-cell>
          <table:table-cell table:style-name="ACE-8" table:formula="of:=IF([$'abs'.D43]&lt;2;COM.MICROSOFT.SWITCH([$'switches'.$A$1];1;2*[$'ba'.D43]*[$'bb'.D43]+[$'axi'.$A43];0;[.D43];2;0);[.D43])" office:value-type="float" office:value="0">
            <text:p>0</text:p>
          </table:table-cell>
          <table:table-cell table:style-name="ACE-8" table:formula="of:=IF([$'abs'.E43]&lt;2;COM.MICROSOFT.SWITCH([$'switches'.$A$1];1;2*[$'ba'.E43]*[$'bb'.E43]+[$'axi'.$A43];0;[.E43];2;0);[.E43])" office:value-type="float" office:value="0">
            <text:p>0</text:p>
          </table:table-cell>
          <table:table-cell table:style-name="ACE-8" table:formula="of:=IF([$'abs'.F43]&lt;2;COM.MICROSOFT.SWITCH([$'switches'.$A$1];1;2*[$'ba'.F43]*[$'bb'.F43]+[$'axi'.$A43];0;[.F43];2;0);[.F43])" office:value-type="float" office:value="0">
            <text:p>0</text:p>
          </table:table-cell>
          <table:table-cell table:style-name="ACE-8" table:formula="of:=IF([$'abs'.G43]&lt;2;COM.MICROSOFT.SWITCH([$'switches'.$A$1];1;2*[$'ba'.G43]*[$'bb'.G43]+[$'axi'.$A43];0;[.G43];2;0);[.G43])" office:value-type="float" office:value="0">
            <text:p>0</text:p>
          </table:table-cell>
          <table:table-cell table:style-name="ACE-8" table:formula="of:=IF([$'abs'.H43]&lt;2;COM.MICROSOFT.SWITCH([$'switches'.$A$1];1;2*[$'ba'.H43]*[$'bb'.H43]+[$'axi'.$A43];0;[.H43];2;0);[.H43])" office:value-type="float" office:value="0">
            <text:p>0</text:p>
          </table:table-cell>
          <table:table-cell table:style-name="ACE-8" table:formula="of:=IF([$'abs'.I43]&lt;2;COM.MICROSOFT.SWITCH([$'switches'.$A$1];1;2*[$'ba'.I43]*[$'bb'.I43]+[$'axi'.$A43];0;[.I43];2;0);[.I43])" office:value-type="float" office:value="0">
            <text:p>0</text:p>
          </table:table-cell>
          <table:table-cell table:style-name="ACE-8" table:formula="of:=IF([$'abs'.J43]&lt;2;COM.MICROSOFT.SWITCH([$'switches'.$A$1];1;2*[$'ba'.J43]*[$'bb'.J43]+[$'axi'.$A43];0;[.J43];2;0);[.J43])" office:value-type="float" office:value="0">
            <text:p>0</text:p>
          </table:table-cell>
          <table:table-cell table:style-name="ACE-8" table:formula="of:=IF([$'abs'.K43]&lt;2;COM.MICROSOFT.SWITCH([$'switches'.$A$1];1;2*[$'ba'.K43]*[$'bb'.K43]+[$'axi'.$A43];0;[.K43];2;0);[.K43])" office:value-type="float" office:value="0">
            <text:p>0</text:p>
          </table:table-cell>
          <table:table-cell table:style-name="ACE-8" table:formula="of:=IF([$'abs'.L43]&lt;2;COM.MICROSOFT.SWITCH([$'switches'.$A$1];1;2*[$'ba'.L43]*[$'bb'.L43]+[$'axi'.$A43];0;[.L43];2;0);[.L43])" office:value-type="float" office:value="0">
            <text:p>0</text:p>
          </table:table-cell>
          <table:table-cell table:style-name="ACE-8" table:formula="of:=IF([$'abs'.M43]&lt;2;COM.MICROSOFT.SWITCH([$'switches'.$A$1];1;2*[$'ba'.M43]*[$'bb'.M43]+[$'axi'.$A43];0;[.M43];2;0);[.M43])" office:value-type="float" office:value="0">
            <text:p>0</text:p>
          </table:table-cell>
          <table:table-cell table:style-name="ACE-8" table:formula="of:=IF([$'abs'.N43]&lt;2;COM.MICROSOFT.SWITCH([$'switches'.$A$1];1;2*[$'ba'.N43]*[$'bb'.N43]+[$'axi'.$A43];0;[.N43];2;0);[.N43])" office:value-type="float" office:value="0">
            <text:p>0</text:p>
          </table:table-cell>
          <table:table-cell table:style-name="ACE-8" table:formula="of:=IF([$'abs'.O43]&lt;2;COM.MICROSOFT.SWITCH([$'switches'.$A$1];1;2*[$'ba'.O43]*[$'bb'.O43]+[$'axi'.$A43];0;[.O43];2;0);[.O43])" office:value-type="float" office:value="0">
            <text:p>0</text:p>
          </table:table-cell>
          <table:table-cell table:style-name="ACE-8" table:formula="of:=IF([$'abs'.P43]&lt;2;COM.MICROSOFT.SWITCH([$'switches'.$A$1];1;2*[$'ba'.P43]*[$'bb'.P43]+[$'axi'.$A43];0;[.P43];2;0);[.P43])" office:value-type="float" office:value="0">
            <text:p>0</text:p>
          </table:table-cell>
          <table:table-cell table:style-name="ACE-8" table:formula="of:=IF([$'abs'.Q43]&lt;2;COM.MICROSOFT.SWITCH([$'switches'.$A$1];1;2*[$'ba'.Q43]*[$'bb'.Q43]+[$'axi'.$A43];0;[.Q43];2;0);[.Q43])" office:value-type="float" office:value="0">
            <text:p>0</text:p>
          </table:table-cell>
          <table:table-cell table:style-name="ACE-8" table:formula="of:=IF([$'abs'.R43]&lt;2;COM.MICROSOFT.SWITCH([$'switches'.$A$1];1;2*[$'ba'.R43]*[$'bb'.R43]+[$'axi'.$A43];0;[.R43];2;0);[.R43])" office:value-type="float" office:value="0">
            <text:p>0</text:p>
          </table:table-cell>
          <table:table-cell table:style-name="ACE-8" table:formula="of:=IF([$'abs'.S43]&lt;2;COM.MICROSOFT.SWITCH([$'switches'.$A$1];1;2*[$'ba'.S43]*[$'bb'.S43]+[$'axi'.$A43];0;[.S43];2;0);[.S43])" office:value-type="float" office:value="0">
            <text:p>0</text:p>
          </table:table-cell>
          <table:table-cell table:style-name="ACE-8" table:formula="of:=IF([$'abs'.T43]&lt;2;COM.MICROSOFT.SWITCH([$'switches'.$A$1];1;2*[$'ba'.T43]*[$'bb'.T43]+[$'axi'.$A43];0;[.T43];2;0);[.T43])" office:value-type="float" office:value="0">
            <text:p>0</text:p>
          </table:table-cell>
          <table:table-cell table:style-name="ACE-8" table:formula="of:=IF([$'abs'.U43]&lt;2;COM.MICROSOFT.SWITCH([$'switches'.$A$1];1;2*[$'ba'.U43]*[$'bb'.U43]+[$'axi'.$A43];0;[.U43];2;0);[.U43])" office:value-type="float" office:value="0">
            <text:p>0</text:p>
          </table:table-cell>
          <table:table-cell table:style-name="ACE-8" table:formula="of:=IF([$'abs'.V43]&lt;2;COM.MICROSOFT.SWITCH([$'switches'.$A$1];1;2*[$'ba'.V43]*[$'bb'.V43]+[$'axi'.$A43];0;[.V43];2;0);[.V43])" office:value-type="float" office:value="0">
            <text:p>0</text:p>
          </table:table-cell>
          <table:table-cell table:style-name="ACE-8" table:formula="of:=IF([$'abs'.W43]&lt;2;COM.MICROSOFT.SWITCH([$'switches'.$A$1];1;2*[$'ba'.W43]*[$'bb'.W43]+[$'axi'.$A43];0;[.W43];2;0);[.W43])" office:value-type="float" office:value="0">
            <text:p>0</text:p>
          </table:table-cell>
          <table:table-cell table:style-name="ACE-8" table:formula="of:=IF([$'abs'.X43]&lt;2;COM.MICROSOFT.SWITCH([$'switches'.$A$1];1;2*[$'ba'.X43]*[$'bb'.X43]+[$'axi'.$A43];0;[.X43];2;0);[.X43])" office:value-type="float" office:value="0">
            <text:p>0</text:p>
          </table:table-cell>
          <table:table-cell table:style-name="ACE-8" table:formula="of:=IF([$'abs'.Y43]&lt;2;COM.MICROSOFT.SWITCH([$'switches'.$A$1];1;2*[$'ba'.Y43]*[$'bb'.Y43]+[$'axi'.$A43];0;[.Y43];2;0);[.Y43])" office:value-type="float" office:value="0">
            <text:p>0</text:p>
          </table:table-cell>
          <table:table-cell table:style-name="ACE-8" table:formula="of:=IF([$'abs'.Z43]&lt;2;COM.MICROSOFT.SWITCH([$'switches'.$A$1];1;2*[$'ba'.Z43]*[$'bb'.Z43]+[$'axi'.$A43];0;[.Z43];2;0);[.Z43])" office:value-type="float" office:value="0">
            <text:p>0</text:p>
          </table:table-cell>
          <table:table-cell table:style-name="ACE-8" table:formula="of:=IF([$'abs'.AA43]&lt;2;COM.MICROSOFT.SWITCH([$'switches'.$A$1];1;2*[$'ba'.AA43]*[$'bb'.AA43]+[$'axi'.$A43];0;[.AA43];2;0);[.AA43])" office:value-type="float" office:value="0">
            <text:p>0</text:p>
          </table:table-cell>
          <table:table-cell table:style-name="ACE-8" table:formula="of:=IF([$'abs'.AB43]&lt;2;COM.MICROSOFT.SWITCH([$'switches'.$A$1];1;2*[$'ba'.AB43]*[$'bb'.AB43]+[$'axi'.$A43];0;[.AB43];2;0);[.AB43])" office:value-type="float" office:value="0">
            <text:p>0</text:p>
          </table:table-cell>
          <table:table-cell table:style-name="ACE-8" table:formula="of:=IF([$'abs'.AC43]&lt;2;COM.MICROSOFT.SWITCH([$'switches'.$A$1];1;2*[$'ba'.AC43]*[$'bb'.AC43]+[$'axi'.$A43];0;[.AC43];2;0);[.AC43])" office:value-type="float" office:value="0">
            <text:p>0</text:p>
          </table:table-cell>
          <table:table-cell table:style-name="ACE-8" table:formula="of:=IF([$'abs'.AD43]&lt;2;COM.MICROSOFT.SWITCH([$'switches'.$A$1];1;2*[$'ba'.AD43]*[$'bb'.AD43]+[$'axi'.$A43];0;[.AD43];2;0);[.AD43])" office:value-type="float" office:value="0">
            <text:p>0</text:p>
          </table:table-cell>
          <table:table-cell table:style-name="ACE-8" table:formula="of:=IF([$'abs'.AE43]&lt;2;COM.MICROSOFT.SWITCH([$'switches'.$A$1];1;2*[$'ba'.AE43]*[$'bb'.AE43]+[$'axi'.$A43];0;[.AE43];2;0);[.AE43])" office:value-type="float" office:value="0">
            <text:p>0</text:p>
          </table:table-cell>
          <table:table-cell table:style-name="ACE-8" table:formula="of:=IF([$'abs'.AF43]&lt;2;COM.MICROSOFT.SWITCH([$'switches'.$A$1];1;2*[$'ba'.AF43]*[$'bb'.AF43]+[$'axi'.$A43];0;[.AF43];2;0);[.AF43])" office:value-type="float" office:value="0">
            <text:p>0</text:p>
          </table:table-cell>
          <table:table-cell table:style-name="ACE-8" table:formula="of:=IF([$'abs'.AG43]&lt;2;COM.MICROSOFT.SWITCH([$'switches'.$A$1];1;2*[$'ba'.AG43]*[$'bb'.AG43]+[$'axi'.$A43];0;[.AG43];2;0);[.AG43])" office:value-type="float" office:value="0">
            <text:p>0</text:p>
          </table:table-cell>
          <table:table-cell table:style-name="ACE-8" table:formula="of:=IF([$'abs'.AH43]&lt;2;COM.MICROSOFT.SWITCH([$'switches'.$A$1];1;2*[$'ba'.AH43]*[$'bb'.AH43]+[$'axi'.$A43];0;[.AH43];2;0);[.AH43])" office:value-type="float" office:value="0">
            <text:p>0</text:p>
          </table:table-cell>
          <table:table-cell table:style-name="ACE-8" table:formula="of:=IF([$'abs'.AI43]&lt;2;COM.MICROSOFT.SWITCH([$'switches'.$A$1];1;2*[$'ba'.AI43]*[$'bb'.AI43]+[$'axi'.$A43];0;[.AI43];2;0);[.AI43])" office:value-type="float" office:value="0">
            <text:p>0</text:p>
          </table:table-cell>
          <table:table-cell table:style-name="ACE-8" table:formula="of:=IF([$'abs'.AJ43]&lt;2;COM.MICROSOFT.SWITCH([$'switches'.$A$1];1;2*[$'ba'.AJ43]*[$'bb'.AJ43]+[$'axi'.$A43];0;[.AJ43];2;0);[.AJ43])" office:value-type="float" office:value="0">
            <text:p>0</text:p>
          </table:table-cell>
          <table:table-cell table:style-name="ACE-8" table:formula="of:=IF([$'abs'.AK43]&lt;2;COM.MICROSOFT.SWITCH([$'switches'.$A$1];1;2*[$'ba'.AK43]*[$'bb'.AK43]+[$'axi'.$A43];0;[.AK43];2;0);[.AK43])" office:value-type="float" office:value="0">
            <text:p>0</text:p>
          </table:table-cell>
          <table:table-cell table:style-name="ACE-8" table:formula="of:=IF([$'abs'.AL43]&lt;2;COM.MICROSOFT.SWITCH([$'switches'.$A$1];1;2*[$'ba'.AL43]*[$'bb'.AL43]+[$'axi'.$A43];0;[.AL43];2;0);[.AL43])" office:value-type="float" office:value="0">
            <text:p>0</text:p>
          </table:table-cell>
          <table:table-cell table:style-name="ACE-8" table:formula="of:=IF([$'abs'.AM43]&lt;2;COM.MICROSOFT.SWITCH([$'switches'.$A$1];1;2*[$'ba'.AM43]*[$'bb'.AM43]+[$'axi'.$A43];0;[.AM43];2;0);[.AM43])" office:value-type="float" office:value="0">
            <text:p>0</text:p>
          </table:table-cell>
          <table:table-cell table:style-name="ACE-8" table:formula="of:=IF([$'abs'.AN43]&lt;2;COM.MICROSOFT.SWITCH([$'switches'.$A$1];1;2*[$'ba'.AN43]*[$'bb'.AN43]+[$'axi'.$A43];0;[.AN43];2;0);[.AN43])" office:value-type="float" office:value="0">
            <text:p>0</text:p>
          </table:table-cell>
          <table:table-cell table:style-name="ACE-8" table:formula="of:=IF([$'abs'.AO43]&lt;2;COM.MICROSOFT.SWITCH([$'switches'.$A$1];1;2*[$'ba'.AO43]*[$'bb'.AO43]+[$'axi'.$A43];0;[.AO43];2;0);[.AO43])" office:value-type="float" office:value="0">
            <text:p>0</text:p>
          </table:table-cell>
          <table:table-cell table:style-name="ACE-8" table:formula="of:=IF([$'abs'.AP43]&lt;2;COM.MICROSOFT.SWITCH([$'switches'.$A$1];1;2*[$'ba'.AP43]*[$'bb'.AP43]+[$'axi'.$A43];0;[.AP43];2;0);[.AP43])" office:value-type="float" office:value="0">
            <text:p>0</text:p>
          </table:table-cell>
          <table:table-cell table:style-name="ACE-8" table:formula="of:=IF([$'abs'.AQ43]&lt;2;COM.MICROSOFT.SWITCH([$'switches'.$A$1];1;2*[$'ba'.AQ43]*[$'bb'.AQ43]+[$'axi'.$A43];0;[.AQ43];2;0);[.AQ43])" office:value-type="float" office:value="0">
            <text:p>0</text:p>
          </table:table-cell>
          <table:table-cell table:style-name="ACE-8" table:formula="of:=IF([$'abs'.AR43]&lt;2;COM.MICROSOFT.SWITCH([$'switches'.$A$1];1;2*[$'ba'.AR43]*[$'bb'.AR43]+[$'axi'.$A43];0;[.AR43];2;0);[.AR43])" office:value-type="float" office:value="0">
            <text:p>0</text:p>
          </table:table-cell>
          <table:table-cell table:style-name="ACE-8" table:formula="of:=IF([$'abs'.AS43]&lt;2;COM.MICROSOFT.SWITCH([$'switches'.$A$1];1;2*[$'ba'.AS43]*[$'bb'.AS43]+[$'axi'.$A43];0;[.AS43];2;0);[.AS43])" office:value-type="float" office:value="0">
            <text:p>0</text:p>
          </table:table-cell>
          <table:table-cell table:style-name="ACE-8" table:formula="of:=IF([$'abs'.AT43]&lt;2;COM.MICROSOFT.SWITCH([$'switches'.$A$1];1;2*[$'ba'.AT43]*[$'bb'.AT43]+[$'axi'.$A43];0;[.AT43];2;0);[.AT43])" office:value-type="float" office:value="0">
            <text:p>0</text:p>
          </table:table-cell>
          <table:table-cell table:style-name="ACE-8" table:formula="of:=IF([$'abs'.AU43]&lt;2;COM.MICROSOFT.SWITCH([$'switches'.$A$1];1;2*[$'ba'.AU43]*[$'bb'.AU43]+[$'axi'.$A43];0;[.AU43];2;0);[.AU43])" office:value-type="float" office:value="0">
            <text:p>0</text:p>
          </table:table-cell>
          <table:table-cell table:style-name="ACE-8" table:formula="of:=IF([$'abs'.AV43]&lt;2;COM.MICROSOFT.SWITCH([$'switches'.$A$1];1;2*[$'ba'.AV43]*[$'bb'.AV43]+[$'axi'.$A43];0;[.AV43];2;0);[.AV43])" office:value-type="float" office:value="0">
            <text:p>0</text:p>
          </table:table-cell>
          <table:table-cell table:style-name="ACE-8" table:formula="of:=IF([$'abs'.AW43]&lt;2;COM.MICROSOFT.SWITCH([$'switches'.$A$1];1;2*[$'ba'.AW43]*[$'bb'.AW43]+[$'axi'.$A43];0;[.AW43];2;0);[.AW43])" office:value-type="float" office:value="0">
            <text:p>0</text:p>
          </table:table-cell>
          <table:table-cell table:style-name="ACE-8" table:formula="of:=IF([$'abs'.AX43]&lt;2;COM.MICROSOFT.SWITCH([$'switches'.$A$1];1;2*[$'ba'.AX43]*[$'bb'.AX43]+[$'axi'.$A43];0;[.AX43];2;0);[.AX43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4]&lt;2;COM.MICROSOFT.SWITCH([$'switches'.$A$1];1;2*[$'ba'.B44]*[$'bb'.B44]+[$'axi'.$A44];0;[.B44];2;0);[.B44])" office:value-type="float" office:value="0">
            <text:p>0</text:p>
          </table:table-cell>
          <table:table-cell table:style-name="ACE-8" table:formula="of:=IF([$'abs'.C44]&lt;2;COM.MICROSOFT.SWITCH([$'switches'.$A$1];1;2*[$'ba'.C44]*[$'bb'.C44]+[$'axi'.$A44];0;[.C44];2;0);[.C44])" office:value-type="float" office:value="0">
            <text:p>0</text:p>
          </table:table-cell>
          <table:table-cell table:style-name="ACE-8" table:formula="of:=IF([$'abs'.D44]&lt;2;COM.MICROSOFT.SWITCH([$'switches'.$A$1];1;2*[$'ba'.D44]*[$'bb'.D44]+[$'axi'.$A44];0;[.D44];2;0);[.D44])" office:value-type="float" office:value="0">
            <text:p>0</text:p>
          </table:table-cell>
          <table:table-cell table:style-name="ACE-8" table:formula="of:=IF([$'abs'.E44]&lt;2;COM.MICROSOFT.SWITCH([$'switches'.$A$1];1;2*[$'ba'.E44]*[$'bb'.E44]+[$'axi'.$A44];0;[.E44];2;0);[.E44])" office:value-type="float" office:value="0">
            <text:p>0</text:p>
          </table:table-cell>
          <table:table-cell table:style-name="ACE-8" table:formula="of:=IF([$'abs'.F44]&lt;2;COM.MICROSOFT.SWITCH([$'switches'.$A$1];1;2*[$'ba'.F44]*[$'bb'.F44]+[$'axi'.$A44];0;[.F44];2;0);[.F44])" office:value-type="float" office:value="0">
            <text:p>0</text:p>
          </table:table-cell>
          <table:table-cell table:style-name="ACE-8" table:formula="of:=IF([$'abs'.G44]&lt;2;COM.MICROSOFT.SWITCH([$'switches'.$A$1];1;2*[$'ba'.G44]*[$'bb'.G44]+[$'axi'.$A44];0;[.G44];2;0);[.G44])" office:value-type="float" office:value="0">
            <text:p>0</text:p>
          </table:table-cell>
          <table:table-cell table:style-name="ACE-8" table:formula="of:=IF([$'abs'.H44]&lt;2;COM.MICROSOFT.SWITCH([$'switches'.$A$1];1;2*[$'ba'.H44]*[$'bb'.H44]+[$'axi'.$A44];0;[.H44];2;0);[.H44])" office:value-type="float" office:value="0">
            <text:p>0</text:p>
          </table:table-cell>
          <table:table-cell table:style-name="ACE-8" table:formula="of:=IF([$'abs'.I44]&lt;2;COM.MICROSOFT.SWITCH([$'switches'.$A$1];1;2*[$'ba'.I44]*[$'bb'.I44]+[$'axi'.$A44];0;[.I44];2;0);[.I44])" office:value-type="float" office:value="0">
            <text:p>0</text:p>
          </table:table-cell>
          <table:table-cell table:style-name="ACE-8" table:formula="of:=IF([$'abs'.J44]&lt;2;COM.MICROSOFT.SWITCH([$'switches'.$A$1];1;2*[$'ba'.J44]*[$'bb'.J44]+[$'axi'.$A44];0;[.J44];2;0);[.J44])" office:value-type="float" office:value="0">
            <text:p>0</text:p>
          </table:table-cell>
          <table:table-cell table:style-name="ACE-8" table:formula="of:=IF([$'abs'.K44]&lt;2;COM.MICROSOFT.SWITCH([$'switches'.$A$1];1;2*[$'ba'.K44]*[$'bb'.K44]+[$'axi'.$A44];0;[.K44];2;0);[.K44])" office:value-type="float" office:value="0">
            <text:p>0</text:p>
          </table:table-cell>
          <table:table-cell table:style-name="ACE-8" table:formula="of:=IF([$'abs'.L44]&lt;2;COM.MICROSOFT.SWITCH([$'switches'.$A$1];1;2*[$'ba'.L44]*[$'bb'.L44]+[$'axi'.$A44];0;[.L44];2;0);[.L44])" office:value-type="float" office:value="0">
            <text:p>0</text:p>
          </table:table-cell>
          <table:table-cell table:style-name="ACE-8" table:formula="of:=IF([$'abs'.M44]&lt;2;COM.MICROSOFT.SWITCH([$'switches'.$A$1];1;2*[$'ba'.M44]*[$'bb'.M44]+[$'axi'.$A44];0;[.M44];2;0);[.M44])" office:value-type="float" office:value="0">
            <text:p>0</text:p>
          </table:table-cell>
          <table:table-cell table:style-name="ACE-8" table:formula="of:=IF([$'abs'.N44]&lt;2;COM.MICROSOFT.SWITCH([$'switches'.$A$1];1;2*[$'ba'.N44]*[$'bb'.N44]+[$'axi'.$A44];0;[.N44];2;0);[.N44])" office:value-type="float" office:value="0">
            <text:p>0</text:p>
          </table:table-cell>
          <table:table-cell table:style-name="ACE-8" table:formula="of:=IF([$'abs'.O44]&lt;2;COM.MICROSOFT.SWITCH([$'switches'.$A$1];1;2*[$'ba'.O44]*[$'bb'.O44]+[$'axi'.$A44];0;[.O44];2;0);[.O44])" office:value-type="float" office:value="0">
            <text:p>0</text:p>
          </table:table-cell>
          <table:table-cell table:style-name="ACE-8" table:formula="of:=IF([$'abs'.P44]&lt;2;COM.MICROSOFT.SWITCH([$'switches'.$A$1];1;2*[$'ba'.P44]*[$'bb'.P44]+[$'axi'.$A44];0;[.P44];2;0);[.P44])" office:value-type="float" office:value="0">
            <text:p>0</text:p>
          </table:table-cell>
          <table:table-cell table:style-name="ACE-8" table:formula="of:=IF([$'abs'.Q44]&lt;2;COM.MICROSOFT.SWITCH([$'switches'.$A$1];1;2*[$'ba'.Q44]*[$'bb'.Q44]+[$'axi'.$A44];0;[.Q44];2;0);[.Q44])" office:value-type="float" office:value="0">
            <text:p>0</text:p>
          </table:table-cell>
          <table:table-cell table:style-name="ACE-8" table:formula="of:=IF([$'abs'.R44]&lt;2;COM.MICROSOFT.SWITCH([$'switches'.$A$1];1;2*[$'ba'.R44]*[$'bb'.R44]+[$'axi'.$A44];0;[.R44];2;0);[.R44])" office:value-type="float" office:value="0">
            <text:p>0</text:p>
          </table:table-cell>
          <table:table-cell table:style-name="ACE-8" table:formula="of:=IF([$'abs'.S44]&lt;2;COM.MICROSOFT.SWITCH([$'switches'.$A$1];1;2*[$'ba'.S44]*[$'bb'.S44]+[$'axi'.$A44];0;[.S44];2;0);[.S44])" office:value-type="float" office:value="0">
            <text:p>0</text:p>
          </table:table-cell>
          <table:table-cell table:style-name="ACE-8" table:formula="of:=IF([$'abs'.T44]&lt;2;COM.MICROSOFT.SWITCH([$'switches'.$A$1];1;2*[$'ba'.T44]*[$'bb'.T44]+[$'axi'.$A44];0;[.T44];2;0);[.T44])" office:value-type="float" office:value="0">
            <text:p>0</text:p>
          </table:table-cell>
          <table:table-cell table:style-name="ACE-8" table:formula="of:=IF([$'abs'.U44]&lt;2;COM.MICROSOFT.SWITCH([$'switches'.$A$1];1;2*[$'ba'.U44]*[$'bb'.U44]+[$'axi'.$A44];0;[.U44];2;0);[.U44])" office:value-type="float" office:value="0">
            <text:p>0</text:p>
          </table:table-cell>
          <table:table-cell table:style-name="ACE-8" table:formula="of:=IF([$'abs'.V44]&lt;2;COM.MICROSOFT.SWITCH([$'switches'.$A$1];1;2*[$'ba'.V44]*[$'bb'.V44]+[$'axi'.$A44];0;[.V44];2;0);[.V44])" office:value-type="float" office:value="0">
            <text:p>0</text:p>
          </table:table-cell>
          <table:table-cell table:style-name="ACE-8" table:formula="of:=IF([$'abs'.W44]&lt;2;COM.MICROSOFT.SWITCH([$'switches'.$A$1];1;2*[$'ba'.W44]*[$'bb'.W44]+[$'axi'.$A44];0;[.W44];2;0);[.W44])" office:value-type="float" office:value="0">
            <text:p>0</text:p>
          </table:table-cell>
          <table:table-cell table:style-name="ACE-8" table:formula="of:=IF([$'abs'.X44]&lt;2;COM.MICROSOFT.SWITCH([$'switches'.$A$1];1;2*[$'ba'.X44]*[$'bb'.X44]+[$'axi'.$A44];0;[.X44];2;0);[.X44])" office:value-type="float" office:value="0">
            <text:p>0</text:p>
          </table:table-cell>
          <table:table-cell table:style-name="ACE-8" table:formula="of:=IF([$'abs'.Y44]&lt;2;COM.MICROSOFT.SWITCH([$'switches'.$A$1];1;2*[$'ba'.Y44]*[$'bb'.Y44]+[$'axi'.$A44];0;[.Y44];2;0);[.Y44])" office:value-type="float" office:value="0">
            <text:p>0</text:p>
          </table:table-cell>
          <table:table-cell table:style-name="ACE-8" table:formula="of:=IF([$'abs'.Z44]&lt;2;COM.MICROSOFT.SWITCH([$'switches'.$A$1];1;2*[$'ba'.Z44]*[$'bb'.Z44]+[$'axi'.$A44];0;[.Z44];2;0);[.Z44])" office:value-type="float" office:value="0">
            <text:p>0</text:p>
          </table:table-cell>
          <table:table-cell table:style-name="ACE-8" table:formula="of:=IF([$'abs'.AA44]&lt;2;COM.MICROSOFT.SWITCH([$'switches'.$A$1];1;2*[$'ba'.AA44]*[$'bb'.AA44]+[$'axi'.$A44];0;[.AA44];2;0);[.AA44])" office:value-type="float" office:value="0">
            <text:p>0</text:p>
          </table:table-cell>
          <table:table-cell table:style-name="ACE-8" table:formula="of:=IF([$'abs'.AB44]&lt;2;COM.MICROSOFT.SWITCH([$'switches'.$A$1];1;2*[$'ba'.AB44]*[$'bb'.AB44]+[$'axi'.$A44];0;[.AB44];2;0);[.AB44])" office:value-type="float" office:value="0">
            <text:p>0</text:p>
          </table:table-cell>
          <table:table-cell table:style-name="ACE-8" table:formula="of:=IF([$'abs'.AC44]&lt;2;COM.MICROSOFT.SWITCH([$'switches'.$A$1];1;2*[$'ba'.AC44]*[$'bb'.AC44]+[$'axi'.$A44];0;[.AC44];2;0);[.AC44])" office:value-type="float" office:value="0">
            <text:p>0</text:p>
          </table:table-cell>
          <table:table-cell table:style-name="ACE-8" table:formula="of:=IF([$'abs'.AD44]&lt;2;COM.MICROSOFT.SWITCH([$'switches'.$A$1];1;2*[$'ba'.AD44]*[$'bb'.AD44]+[$'axi'.$A44];0;[.AD44];2;0);[.AD44])" office:value-type="float" office:value="0">
            <text:p>0</text:p>
          </table:table-cell>
          <table:table-cell table:style-name="ACE-8" table:formula="of:=IF([$'abs'.AE44]&lt;2;COM.MICROSOFT.SWITCH([$'switches'.$A$1];1;2*[$'ba'.AE44]*[$'bb'.AE44]+[$'axi'.$A44];0;[.AE44];2;0);[.AE44])" office:value-type="float" office:value="0">
            <text:p>0</text:p>
          </table:table-cell>
          <table:table-cell table:style-name="ACE-8" table:formula="of:=IF([$'abs'.AF44]&lt;2;COM.MICROSOFT.SWITCH([$'switches'.$A$1];1;2*[$'ba'.AF44]*[$'bb'.AF44]+[$'axi'.$A44];0;[.AF44];2;0);[.AF44])" office:value-type="float" office:value="0">
            <text:p>0</text:p>
          </table:table-cell>
          <table:table-cell table:style-name="ACE-8" table:formula="of:=IF([$'abs'.AG44]&lt;2;COM.MICROSOFT.SWITCH([$'switches'.$A$1];1;2*[$'ba'.AG44]*[$'bb'.AG44]+[$'axi'.$A44];0;[.AG44];2;0);[.AG44])" office:value-type="float" office:value="0">
            <text:p>0</text:p>
          </table:table-cell>
          <table:table-cell table:style-name="ACE-8" table:formula="of:=IF([$'abs'.AH44]&lt;2;COM.MICROSOFT.SWITCH([$'switches'.$A$1];1;2*[$'ba'.AH44]*[$'bb'.AH44]+[$'axi'.$A44];0;[.AH44];2;0);[.AH44])" office:value-type="float" office:value="0">
            <text:p>0</text:p>
          </table:table-cell>
          <table:table-cell table:style-name="ACE-8" table:formula="of:=IF([$'abs'.AI44]&lt;2;COM.MICROSOFT.SWITCH([$'switches'.$A$1];1;2*[$'ba'.AI44]*[$'bb'.AI44]+[$'axi'.$A44];0;[.AI44];2;0);[.AI44])" office:value-type="float" office:value="0">
            <text:p>0</text:p>
          </table:table-cell>
          <table:table-cell table:style-name="ACE-8" table:formula="of:=IF([$'abs'.AJ44]&lt;2;COM.MICROSOFT.SWITCH([$'switches'.$A$1];1;2*[$'ba'.AJ44]*[$'bb'.AJ44]+[$'axi'.$A44];0;[.AJ44];2;0);[.AJ44])" office:value-type="float" office:value="0">
            <text:p>0</text:p>
          </table:table-cell>
          <table:table-cell table:style-name="ACE-8" table:formula="of:=IF([$'abs'.AK44]&lt;2;COM.MICROSOFT.SWITCH([$'switches'.$A$1];1;2*[$'ba'.AK44]*[$'bb'.AK44]+[$'axi'.$A44];0;[.AK44];2;0);[.AK44])" office:value-type="float" office:value="0">
            <text:p>0</text:p>
          </table:table-cell>
          <table:table-cell table:style-name="ACE-8" table:formula="of:=IF([$'abs'.AL44]&lt;2;COM.MICROSOFT.SWITCH([$'switches'.$A$1];1;2*[$'ba'.AL44]*[$'bb'.AL44]+[$'axi'.$A44];0;[.AL44];2;0);[.AL44])" office:value-type="float" office:value="0">
            <text:p>0</text:p>
          </table:table-cell>
          <table:table-cell table:style-name="ACE-8" table:formula="of:=IF([$'abs'.AM44]&lt;2;COM.MICROSOFT.SWITCH([$'switches'.$A$1];1;2*[$'ba'.AM44]*[$'bb'.AM44]+[$'axi'.$A44];0;[.AM44];2;0);[.AM44])" office:value-type="float" office:value="0">
            <text:p>0</text:p>
          </table:table-cell>
          <table:table-cell table:style-name="ACE-8" table:formula="of:=IF([$'abs'.AN44]&lt;2;COM.MICROSOFT.SWITCH([$'switches'.$A$1];1;2*[$'ba'.AN44]*[$'bb'.AN44]+[$'axi'.$A44];0;[.AN44];2;0);[.AN44])" office:value-type="float" office:value="0">
            <text:p>0</text:p>
          </table:table-cell>
          <table:table-cell table:style-name="ACE-8" table:formula="of:=IF([$'abs'.AO44]&lt;2;COM.MICROSOFT.SWITCH([$'switches'.$A$1];1;2*[$'ba'.AO44]*[$'bb'.AO44]+[$'axi'.$A44];0;[.AO44];2;0);[.AO44])" office:value-type="float" office:value="0">
            <text:p>0</text:p>
          </table:table-cell>
          <table:table-cell table:style-name="ACE-8" table:formula="of:=IF([$'abs'.AP44]&lt;2;COM.MICROSOFT.SWITCH([$'switches'.$A$1];1;2*[$'ba'.AP44]*[$'bb'.AP44]+[$'axi'.$A44];0;[.AP44];2;0);[.AP44])" office:value-type="float" office:value="0">
            <text:p>0</text:p>
          </table:table-cell>
          <table:table-cell table:style-name="ACE-8" table:formula="of:=IF([$'abs'.AQ44]&lt;2;COM.MICROSOFT.SWITCH([$'switches'.$A$1];1;2*[$'ba'.AQ44]*[$'bb'.AQ44]+[$'axi'.$A44];0;[.AQ44];2;0);[.AQ44])" office:value-type="float" office:value="0">
            <text:p>0</text:p>
          </table:table-cell>
          <table:table-cell table:style-name="ACE-8" table:formula="of:=IF([$'abs'.AR44]&lt;2;COM.MICROSOFT.SWITCH([$'switches'.$A$1];1;2*[$'ba'.AR44]*[$'bb'.AR44]+[$'axi'.$A44];0;[.AR44];2;0);[.AR44])" office:value-type="float" office:value="0">
            <text:p>0</text:p>
          </table:table-cell>
          <table:table-cell table:style-name="ACE-8" table:formula="of:=IF([$'abs'.AS44]&lt;2;COM.MICROSOFT.SWITCH([$'switches'.$A$1];1;2*[$'ba'.AS44]*[$'bb'.AS44]+[$'axi'.$A44];0;[.AS44];2;0);[.AS44])" office:value-type="float" office:value="0">
            <text:p>0</text:p>
          </table:table-cell>
          <table:table-cell table:style-name="ACE-8" table:formula="of:=IF([$'abs'.AT44]&lt;2;COM.MICROSOFT.SWITCH([$'switches'.$A$1];1;2*[$'ba'.AT44]*[$'bb'.AT44]+[$'axi'.$A44];0;[.AT44];2;0);[.AT44])" office:value-type="float" office:value="0">
            <text:p>0</text:p>
          </table:table-cell>
          <table:table-cell table:style-name="ACE-8" table:formula="of:=IF([$'abs'.AU44]&lt;2;COM.MICROSOFT.SWITCH([$'switches'.$A$1];1;2*[$'ba'.AU44]*[$'bb'.AU44]+[$'axi'.$A44];0;[.AU44];2;0);[.AU44])" office:value-type="float" office:value="0">
            <text:p>0</text:p>
          </table:table-cell>
          <table:table-cell table:style-name="ACE-8" table:formula="of:=IF([$'abs'.AV44]&lt;2;COM.MICROSOFT.SWITCH([$'switches'.$A$1];1;2*[$'ba'.AV44]*[$'bb'.AV44]+[$'axi'.$A44];0;[.AV44];2;0);[.AV44])" office:value-type="float" office:value="0">
            <text:p>0</text:p>
          </table:table-cell>
          <table:table-cell table:style-name="ACE-8" table:formula="of:=IF([$'abs'.AW44]&lt;2;COM.MICROSOFT.SWITCH([$'switches'.$A$1];1;2*[$'ba'.AW44]*[$'bb'.AW44]+[$'axi'.$A44];0;[.AW44];2;0);[.AW44])" office:value-type="float" office:value="0">
            <text:p>0</text:p>
          </table:table-cell>
          <table:table-cell table:style-name="ACE-8" table:formula="of:=IF([$'abs'.AX44]&lt;2;COM.MICROSOFT.SWITCH([$'switches'.$A$1];1;2*[$'ba'.AX44]*[$'bb'.AX44]+[$'axi'.$A44];0;[.AX44];2;0);[.AX44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5]&lt;2;COM.MICROSOFT.SWITCH([$'switches'.$A$1];1;2*[$'ba'.B45]*[$'bb'.B45]+[$'axi'.$A45];0;[.B45];2;0);[.B45])" office:value-type="float" office:value="0">
            <text:p>0</text:p>
          </table:table-cell>
          <table:table-cell table:style-name="ACE-8" table:formula="of:=IF([$'abs'.C45]&lt;2;COM.MICROSOFT.SWITCH([$'switches'.$A$1];1;2*[$'ba'.C45]*[$'bb'.C45]+[$'axi'.$A45];0;[.C45];2;0);[.C45])" office:value-type="float" office:value="0">
            <text:p>0</text:p>
          </table:table-cell>
          <table:table-cell table:style-name="ACE-8" table:formula="of:=IF([$'abs'.D45]&lt;2;COM.MICROSOFT.SWITCH([$'switches'.$A$1];1;2*[$'ba'.D45]*[$'bb'.D45]+[$'axi'.$A45];0;[.D45];2;0);[.D45])" office:value-type="float" office:value="0">
            <text:p>0</text:p>
          </table:table-cell>
          <table:table-cell table:style-name="ACE-8" table:formula="of:=IF([$'abs'.E45]&lt;2;COM.MICROSOFT.SWITCH([$'switches'.$A$1];1;2*[$'ba'.E45]*[$'bb'.E45]+[$'axi'.$A45];0;[.E45];2;0);[.E45])" office:value-type="float" office:value="0">
            <text:p>0</text:p>
          </table:table-cell>
          <table:table-cell table:style-name="ACE-8" table:formula="of:=IF([$'abs'.F45]&lt;2;COM.MICROSOFT.SWITCH([$'switches'.$A$1];1;2*[$'ba'.F45]*[$'bb'.F45]+[$'axi'.$A45];0;[.F45];2;0);[.F45])" office:value-type="float" office:value="0">
            <text:p>0</text:p>
          </table:table-cell>
          <table:table-cell table:style-name="ACE-8" table:formula="of:=IF([$'abs'.G45]&lt;2;COM.MICROSOFT.SWITCH([$'switches'.$A$1];1;2*[$'ba'.G45]*[$'bb'.G45]+[$'axi'.$A45];0;[.G45];2;0);[.G45])" office:value-type="float" office:value="0">
            <text:p>0</text:p>
          </table:table-cell>
          <table:table-cell table:style-name="ACE-8" table:formula="of:=IF([$'abs'.H45]&lt;2;COM.MICROSOFT.SWITCH([$'switches'.$A$1];1;2*[$'ba'.H45]*[$'bb'.H45]+[$'axi'.$A45];0;[.H45];2;0);[.H45])" office:value-type="float" office:value="0">
            <text:p>0</text:p>
          </table:table-cell>
          <table:table-cell table:style-name="ACE-8" table:formula="of:=IF([$'abs'.I45]&lt;2;COM.MICROSOFT.SWITCH([$'switches'.$A$1];1;2*[$'ba'.I45]*[$'bb'.I45]+[$'axi'.$A45];0;[.I45];2;0);[.I45])" office:value-type="float" office:value="0">
            <text:p>0</text:p>
          </table:table-cell>
          <table:table-cell table:style-name="ACE-8" table:formula="of:=IF([$'abs'.J45]&lt;2;COM.MICROSOFT.SWITCH([$'switches'.$A$1];1;2*[$'ba'.J45]*[$'bb'.J45]+[$'axi'.$A45];0;[.J45];2;0);[.J45])" office:value-type="float" office:value="0">
            <text:p>0</text:p>
          </table:table-cell>
          <table:table-cell table:style-name="ACE-8" table:formula="of:=IF([$'abs'.K45]&lt;2;COM.MICROSOFT.SWITCH([$'switches'.$A$1];1;2*[$'ba'.K45]*[$'bb'.K45]+[$'axi'.$A45];0;[.K45];2;0);[.K45])" office:value-type="float" office:value="0">
            <text:p>0</text:p>
          </table:table-cell>
          <table:table-cell table:style-name="ACE-8" table:formula="of:=IF([$'abs'.L45]&lt;2;COM.MICROSOFT.SWITCH([$'switches'.$A$1];1;2*[$'ba'.L45]*[$'bb'.L45]+[$'axi'.$A45];0;[.L45];2;0);[.L45])" office:value-type="float" office:value="0">
            <text:p>0</text:p>
          </table:table-cell>
          <table:table-cell table:style-name="ACE-8" table:formula="of:=IF([$'abs'.M45]&lt;2;COM.MICROSOFT.SWITCH([$'switches'.$A$1];1;2*[$'ba'.M45]*[$'bb'.M45]+[$'axi'.$A45];0;[.M45];2;0);[.M45])" office:value-type="float" office:value="0">
            <text:p>0</text:p>
          </table:table-cell>
          <table:table-cell table:style-name="ACE-8" table:formula="of:=IF([$'abs'.N45]&lt;2;COM.MICROSOFT.SWITCH([$'switches'.$A$1];1;2*[$'ba'.N45]*[$'bb'.N45]+[$'axi'.$A45];0;[.N45];2;0);[.N45])" office:value-type="float" office:value="0">
            <text:p>0</text:p>
          </table:table-cell>
          <table:table-cell table:style-name="ACE-8" table:formula="of:=IF([$'abs'.O45]&lt;2;COM.MICROSOFT.SWITCH([$'switches'.$A$1];1;2*[$'ba'.O45]*[$'bb'.O45]+[$'axi'.$A45];0;[.O45];2;0);[.O45])" office:value-type="float" office:value="0">
            <text:p>0</text:p>
          </table:table-cell>
          <table:table-cell table:style-name="ACE-8" table:formula="of:=IF([$'abs'.P45]&lt;2;COM.MICROSOFT.SWITCH([$'switches'.$A$1];1;2*[$'ba'.P45]*[$'bb'.P45]+[$'axi'.$A45];0;[.P45];2;0);[.P45])" office:value-type="float" office:value="0">
            <text:p>0</text:p>
          </table:table-cell>
          <table:table-cell table:style-name="ACE-8" table:formula="of:=IF([$'abs'.Q45]&lt;2;COM.MICROSOFT.SWITCH([$'switches'.$A$1];1;2*[$'ba'.Q45]*[$'bb'.Q45]+[$'axi'.$A45];0;[.Q45];2;0);[.Q45])" office:value-type="float" office:value="0">
            <text:p>0</text:p>
          </table:table-cell>
          <table:table-cell table:style-name="ACE-8" table:formula="of:=IF([$'abs'.R45]&lt;2;COM.MICROSOFT.SWITCH([$'switches'.$A$1];1;2*[$'ba'.R45]*[$'bb'.R45]+[$'axi'.$A45];0;[.R45];2;0);[.R45])" office:value-type="float" office:value="0">
            <text:p>0</text:p>
          </table:table-cell>
          <table:table-cell table:style-name="ACE-8" table:formula="of:=IF([$'abs'.S45]&lt;2;COM.MICROSOFT.SWITCH([$'switches'.$A$1];1;2*[$'ba'.S45]*[$'bb'.S45]+[$'axi'.$A45];0;[.S45];2;0);[.S45])" office:value-type="float" office:value="0">
            <text:p>0</text:p>
          </table:table-cell>
          <table:table-cell table:style-name="ACE-8" table:formula="of:=IF([$'abs'.T45]&lt;2;COM.MICROSOFT.SWITCH([$'switches'.$A$1];1;2*[$'ba'.T45]*[$'bb'.T45]+[$'axi'.$A45];0;[.T45];2;0);[.T45])" office:value-type="float" office:value="0">
            <text:p>0</text:p>
          </table:table-cell>
          <table:table-cell table:style-name="ACE-8" table:formula="of:=IF([$'abs'.U45]&lt;2;COM.MICROSOFT.SWITCH([$'switches'.$A$1];1;2*[$'ba'.U45]*[$'bb'.U45]+[$'axi'.$A45];0;[.U45];2;0);[.U45])" office:value-type="float" office:value="0">
            <text:p>0</text:p>
          </table:table-cell>
          <table:table-cell table:style-name="ACE-8" table:formula="of:=IF([$'abs'.V45]&lt;2;COM.MICROSOFT.SWITCH([$'switches'.$A$1];1;2*[$'ba'.V45]*[$'bb'.V45]+[$'axi'.$A45];0;[.V45];2;0);[.V45])" office:value-type="float" office:value="0">
            <text:p>0</text:p>
          </table:table-cell>
          <table:table-cell table:style-name="ACE-8" table:formula="of:=IF([$'abs'.W45]&lt;2;COM.MICROSOFT.SWITCH([$'switches'.$A$1];1;2*[$'ba'.W45]*[$'bb'.W45]+[$'axi'.$A45];0;[.W45];2;0);[.W45])" office:value-type="float" office:value="0">
            <text:p>0</text:p>
          </table:table-cell>
          <table:table-cell table:style-name="ACE-8" table:formula="of:=IF([$'abs'.X45]&lt;2;COM.MICROSOFT.SWITCH([$'switches'.$A$1];1;2*[$'ba'.X45]*[$'bb'.X45]+[$'axi'.$A45];0;[.X45];2;0);[.X45])" office:value-type="float" office:value="0">
            <text:p>0</text:p>
          </table:table-cell>
          <table:table-cell table:style-name="ACE-8" table:formula="of:=IF([$'abs'.Y45]&lt;2;COM.MICROSOFT.SWITCH([$'switches'.$A$1];1;2*[$'ba'.Y45]*[$'bb'.Y45]+[$'axi'.$A45];0;[.Y45];2;0);[.Y45])" office:value-type="float" office:value="0">
            <text:p>0</text:p>
          </table:table-cell>
          <table:table-cell table:style-name="ACE-8" table:formula="of:=IF([$'abs'.Z45]&lt;2;COM.MICROSOFT.SWITCH([$'switches'.$A$1];1;2*[$'ba'.Z45]*[$'bb'.Z45]+[$'axi'.$A45];0;[.Z45];2;0);[.Z45])" office:value-type="float" office:value="0">
            <text:p>0</text:p>
          </table:table-cell>
          <table:table-cell table:style-name="ACE-8" table:formula="of:=IF([$'abs'.AA45]&lt;2;COM.MICROSOFT.SWITCH([$'switches'.$A$1];1;2*[$'ba'.AA45]*[$'bb'.AA45]+[$'axi'.$A45];0;[.AA45];2;0);[.AA45])" office:value-type="float" office:value="0">
            <text:p>0</text:p>
          </table:table-cell>
          <table:table-cell table:style-name="ACE-8" table:formula="of:=IF([$'abs'.AB45]&lt;2;COM.MICROSOFT.SWITCH([$'switches'.$A$1];1;2*[$'ba'.AB45]*[$'bb'.AB45]+[$'axi'.$A45];0;[.AB45];2;0);[.AB45])" office:value-type="float" office:value="0">
            <text:p>0</text:p>
          </table:table-cell>
          <table:table-cell table:style-name="ACE-8" table:formula="of:=IF([$'abs'.AC45]&lt;2;COM.MICROSOFT.SWITCH([$'switches'.$A$1];1;2*[$'ba'.AC45]*[$'bb'.AC45]+[$'axi'.$A45];0;[.AC45];2;0);[.AC45])" office:value-type="float" office:value="0">
            <text:p>0</text:p>
          </table:table-cell>
          <table:table-cell table:style-name="ACE-8" table:formula="of:=IF([$'abs'.AD45]&lt;2;COM.MICROSOFT.SWITCH([$'switches'.$A$1];1;2*[$'ba'.AD45]*[$'bb'.AD45]+[$'axi'.$A45];0;[.AD45];2;0);[.AD45])" office:value-type="float" office:value="0">
            <text:p>0</text:p>
          </table:table-cell>
          <table:table-cell table:style-name="ACE-8" table:formula="of:=IF([$'abs'.AE45]&lt;2;COM.MICROSOFT.SWITCH([$'switches'.$A$1];1;2*[$'ba'.AE45]*[$'bb'.AE45]+[$'axi'.$A45];0;[.AE45];2;0);[.AE45])" office:value-type="float" office:value="0">
            <text:p>0</text:p>
          </table:table-cell>
          <table:table-cell table:style-name="ACE-8" table:formula="of:=IF([$'abs'.AF45]&lt;2;COM.MICROSOFT.SWITCH([$'switches'.$A$1];1;2*[$'ba'.AF45]*[$'bb'.AF45]+[$'axi'.$A45];0;[.AF45];2;0);[.AF45])" office:value-type="float" office:value="0">
            <text:p>0</text:p>
          </table:table-cell>
          <table:table-cell table:style-name="ACE-8" table:formula="of:=IF([$'abs'.AG45]&lt;2;COM.MICROSOFT.SWITCH([$'switches'.$A$1];1;2*[$'ba'.AG45]*[$'bb'.AG45]+[$'axi'.$A45];0;[.AG45];2;0);[.AG45])" office:value-type="float" office:value="0">
            <text:p>0</text:p>
          </table:table-cell>
          <table:table-cell table:style-name="ACE-8" table:formula="of:=IF([$'abs'.AH45]&lt;2;COM.MICROSOFT.SWITCH([$'switches'.$A$1];1;2*[$'ba'.AH45]*[$'bb'.AH45]+[$'axi'.$A45];0;[.AH45];2;0);[.AH45])" office:value-type="float" office:value="0">
            <text:p>0</text:p>
          </table:table-cell>
          <table:table-cell table:style-name="ACE-8" table:formula="of:=IF([$'abs'.AI45]&lt;2;COM.MICROSOFT.SWITCH([$'switches'.$A$1];1;2*[$'ba'.AI45]*[$'bb'.AI45]+[$'axi'.$A45];0;[.AI45];2;0);[.AI45])" office:value-type="float" office:value="0">
            <text:p>0</text:p>
          </table:table-cell>
          <table:table-cell table:style-name="ACE-8" table:formula="of:=IF([$'abs'.AJ45]&lt;2;COM.MICROSOFT.SWITCH([$'switches'.$A$1];1;2*[$'ba'.AJ45]*[$'bb'.AJ45]+[$'axi'.$A45];0;[.AJ45];2;0);[.AJ45])" office:value-type="float" office:value="0">
            <text:p>0</text:p>
          </table:table-cell>
          <table:table-cell table:style-name="ACE-8" table:formula="of:=IF([$'abs'.AK45]&lt;2;COM.MICROSOFT.SWITCH([$'switches'.$A$1];1;2*[$'ba'.AK45]*[$'bb'.AK45]+[$'axi'.$A45];0;[.AK45];2;0);[.AK45])" office:value-type="float" office:value="0">
            <text:p>0</text:p>
          </table:table-cell>
          <table:table-cell table:style-name="ACE-8" table:formula="of:=IF([$'abs'.AL45]&lt;2;COM.MICROSOFT.SWITCH([$'switches'.$A$1];1;2*[$'ba'.AL45]*[$'bb'.AL45]+[$'axi'.$A45];0;[.AL45];2;0);[.AL45])" office:value-type="float" office:value="0">
            <text:p>0</text:p>
          </table:table-cell>
          <table:table-cell table:style-name="ACE-8" table:formula="of:=IF([$'abs'.AM45]&lt;2;COM.MICROSOFT.SWITCH([$'switches'.$A$1];1;2*[$'ba'.AM45]*[$'bb'.AM45]+[$'axi'.$A45];0;[.AM45];2;0);[.AM45])" office:value-type="float" office:value="0">
            <text:p>0</text:p>
          </table:table-cell>
          <table:table-cell table:style-name="ACE-8" table:formula="of:=IF([$'abs'.AN45]&lt;2;COM.MICROSOFT.SWITCH([$'switches'.$A$1];1;2*[$'ba'.AN45]*[$'bb'.AN45]+[$'axi'.$A45];0;[.AN45];2;0);[.AN45])" office:value-type="float" office:value="0">
            <text:p>0</text:p>
          </table:table-cell>
          <table:table-cell table:style-name="ACE-8" table:formula="of:=IF([$'abs'.AO45]&lt;2;COM.MICROSOFT.SWITCH([$'switches'.$A$1];1;2*[$'ba'.AO45]*[$'bb'.AO45]+[$'axi'.$A45];0;[.AO45];2;0);[.AO45])" office:value-type="float" office:value="0">
            <text:p>0</text:p>
          </table:table-cell>
          <table:table-cell table:style-name="ACE-8" table:formula="of:=IF([$'abs'.AP45]&lt;2;COM.MICROSOFT.SWITCH([$'switches'.$A$1];1;2*[$'ba'.AP45]*[$'bb'.AP45]+[$'axi'.$A45];0;[.AP45];2;0);[.AP45])" office:value-type="float" office:value="0">
            <text:p>0</text:p>
          </table:table-cell>
          <table:table-cell table:style-name="ACE-8" table:formula="of:=IF([$'abs'.AQ45]&lt;2;COM.MICROSOFT.SWITCH([$'switches'.$A$1];1;2*[$'ba'.AQ45]*[$'bb'.AQ45]+[$'axi'.$A45];0;[.AQ45];2;0);[.AQ45])" office:value-type="float" office:value="0">
            <text:p>0</text:p>
          </table:table-cell>
          <table:table-cell table:style-name="ACE-8" table:formula="of:=IF([$'abs'.AR45]&lt;2;COM.MICROSOFT.SWITCH([$'switches'.$A$1];1;2*[$'ba'.AR45]*[$'bb'.AR45]+[$'axi'.$A45];0;[.AR45];2;0);[.AR45])" office:value-type="float" office:value="0">
            <text:p>0</text:p>
          </table:table-cell>
          <table:table-cell table:style-name="ACE-8" table:formula="of:=IF([$'abs'.AS45]&lt;2;COM.MICROSOFT.SWITCH([$'switches'.$A$1];1;2*[$'ba'.AS45]*[$'bb'.AS45]+[$'axi'.$A45];0;[.AS45];2;0);[.AS45])" office:value-type="float" office:value="0">
            <text:p>0</text:p>
          </table:table-cell>
          <table:table-cell table:style-name="ACE-8" table:formula="of:=IF([$'abs'.AT45]&lt;2;COM.MICROSOFT.SWITCH([$'switches'.$A$1];1;2*[$'ba'.AT45]*[$'bb'.AT45]+[$'axi'.$A45];0;[.AT45];2;0);[.AT45])" office:value-type="float" office:value="0">
            <text:p>0</text:p>
          </table:table-cell>
          <table:table-cell table:style-name="ACE-8" table:formula="of:=IF([$'abs'.AU45]&lt;2;COM.MICROSOFT.SWITCH([$'switches'.$A$1];1;2*[$'ba'.AU45]*[$'bb'.AU45]+[$'axi'.$A45];0;[.AU45];2;0);[.AU45])" office:value-type="float" office:value="0">
            <text:p>0</text:p>
          </table:table-cell>
          <table:table-cell table:style-name="ACE-8" table:formula="of:=IF([$'abs'.AV45]&lt;2;COM.MICROSOFT.SWITCH([$'switches'.$A$1];1;2*[$'ba'.AV45]*[$'bb'.AV45]+[$'axi'.$A45];0;[.AV45];2;0);[.AV45])" office:value-type="float" office:value="0">
            <text:p>0</text:p>
          </table:table-cell>
          <table:table-cell table:style-name="ACE-8" table:formula="of:=IF([$'abs'.AW45]&lt;2;COM.MICROSOFT.SWITCH([$'switches'.$A$1];1;2*[$'ba'.AW45]*[$'bb'.AW45]+[$'axi'.$A45];0;[.AW45];2;0);[.AW45])" office:value-type="float" office:value="0">
            <text:p>0</text:p>
          </table:table-cell>
          <table:table-cell table:style-name="ACE-8" table:formula="of:=IF([$'abs'.AX45]&lt;2;COM.MICROSOFT.SWITCH([$'switches'.$A$1];1;2*[$'ba'.AX45]*[$'bb'.AX45]+[$'axi'.$A45];0;[.AX45];2;0);[.AX45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6]&lt;2;COM.MICROSOFT.SWITCH([$'switches'.$A$1];1;2*[$'ba'.B46]*[$'bb'.B46]+[$'axi'.$A46];0;[.B46];2;0);[.B46])" office:value-type="float" office:value="0">
            <text:p>0</text:p>
          </table:table-cell>
          <table:table-cell table:style-name="ACE-8" table:formula="of:=IF([$'abs'.C46]&lt;2;COM.MICROSOFT.SWITCH([$'switches'.$A$1];1;2*[$'ba'.C46]*[$'bb'.C46]+[$'axi'.$A46];0;[.C46];2;0);[.C46])" office:value-type="float" office:value="0">
            <text:p>0</text:p>
          </table:table-cell>
          <table:table-cell table:style-name="ACE-8" table:formula="of:=IF([$'abs'.D46]&lt;2;COM.MICROSOFT.SWITCH([$'switches'.$A$1];1;2*[$'ba'.D46]*[$'bb'.D46]+[$'axi'.$A46];0;[.D46];2;0);[.D46])" office:value-type="float" office:value="0">
            <text:p>0</text:p>
          </table:table-cell>
          <table:table-cell table:style-name="ACE-8" table:formula="of:=IF([$'abs'.E46]&lt;2;COM.MICROSOFT.SWITCH([$'switches'.$A$1];1;2*[$'ba'.E46]*[$'bb'.E46]+[$'axi'.$A46];0;[.E46];2;0);[.E46])" office:value-type="float" office:value="0">
            <text:p>0</text:p>
          </table:table-cell>
          <table:table-cell table:style-name="ACE-8" table:formula="of:=IF([$'abs'.F46]&lt;2;COM.MICROSOFT.SWITCH([$'switches'.$A$1];1;2*[$'ba'.F46]*[$'bb'.F46]+[$'axi'.$A46];0;[.F46];2;0);[.F46])" office:value-type="float" office:value="0">
            <text:p>0</text:p>
          </table:table-cell>
          <table:table-cell table:style-name="ACE-8" table:formula="of:=IF([$'abs'.G46]&lt;2;COM.MICROSOFT.SWITCH([$'switches'.$A$1];1;2*[$'ba'.G46]*[$'bb'.G46]+[$'axi'.$A46];0;[.G46];2;0);[.G46])" office:value-type="float" office:value="0">
            <text:p>0</text:p>
          </table:table-cell>
          <table:table-cell table:style-name="ACE-8" table:formula="of:=IF([$'abs'.H46]&lt;2;COM.MICROSOFT.SWITCH([$'switches'.$A$1];1;2*[$'ba'.H46]*[$'bb'.H46]+[$'axi'.$A46];0;[.H46];2;0);[.H46])" office:value-type="float" office:value="0">
            <text:p>0</text:p>
          </table:table-cell>
          <table:table-cell table:style-name="ACE-8" table:formula="of:=IF([$'abs'.I46]&lt;2;COM.MICROSOFT.SWITCH([$'switches'.$A$1];1;2*[$'ba'.I46]*[$'bb'.I46]+[$'axi'.$A46];0;[.I46];2;0);[.I46])" office:value-type="float" office:value="0">
            <text:p>0</text:p>
          </table:table-cell>
          <table:table-cell table:style-name="ACE-8" table:formula="of:=IF([$'abs'.J46]&lt;2;COM.MICROSOFT.SWITCH([$'switches'.$A$1];1;2*[$'ba'.J46]*[$'bb'.J46]+[$'axi'.$A46];0;[.J46];2;0);[.J46])" office:value-type="float" office:value="0">
            <text:p>0</text:p>
          </table:table-cell>
          <table:table-cell table:style-name="ACE-8" table:formula="of:=IF([$'abs'.K46]&lt;2;COM.MICROSOFT.SWITCH([$'switches'.$A$1];1;2*[$'ba'.K46]*[$'bb'.K46]+[$'axi'.$A46];0;[.K46];2;0);[.K46])" office:value-type="float" office:value="0">
            <text:p>0</text:p>
          </table:table-cell>
          <table:table-cell table:style-name="ACE-8" table:formula="of:=IF([$'abs'.L46]&lt;2;COM.MICROSOFT.SWITCH([$'switches'.$A$1];1;2*[$'ba'.L46]*[$'bb'.L46]+[$'axi'.$A46];0;[.L46];2;0);[.L46])" office:value-type="float" office:value="0">
            <text:p>0</text:p>
          </table:table-cell>
          <table:table-cell table:style-name="ACE-8" table:formula="of:=IF([$'abs'.M46]&lt;2;COM.MICROSOFT.SWITCH([$'switches'.$A$1];1;2*[$'ba'.M46]*[$'bb'.M46]+[$'axi'.$A46];0;[.M46];2;0);[.M46])" office:value-type="float" office:value="0">
            <text:p>0</text:p>
          </table:table-cell>
          <table:table-cell table:style-name="ACE-8" table:formula="of:=IF([$'abs'.N46]&lt;2;COM.MICROSOFT.SWITCH([$'switches'.$A$1];1;2*[$'ba'.N46]*[$'bb'.N46]+[$'axi'.$A46];0;[.N46];2;0);[.N46])" office:value-type="float" office:value="0">
            <text:p>0</text:p>
          </table:table-cell>
          <table:table-cell table:style-name="ACE-8" table:formula="of:=IF([$'abs'.O46]&lt;2;COM.MICROSOFT.SWITCH([$'switches'.$A$1];1;2*[$'ba'.O46]*[$'bb'.O46]+[$'axi'.$A46];0;[.O46];2;0);[.O46])" office:value-type="float" office:value="0">
            <text:p>0</text:p>
          </table:table-cell>
          <table:table-cell table:style-name="ACE-8" table:formula="of:=IF([$'abs'.P46]&lt;2;COM.MICROSOFT.SWITCH([$'switches'.$A$1];1;2*[$'ba'.P46]*[$'bb'.P46]+[$'axi'.$A46];0;[.P46];2;0);[.P46])" office:value-type="float" office:value="0">
            <text:p>0</text:p>
          </table:table-cell>
          <table:table-cell table:style-name="ACE-8" table:formula="of:=IF([$'abs'.Q46]&lt;2;COM.MICROSOFT.SWITCH([$'switches'.$A$1];1;2*[$'ba'.Q46]*[$'bb'.Q46]+[$'axi'.$A46];0;[.Q46];2;0);[.Q46])" office:value-type="float" office:value="0">
            <text:p>0</text:p>
          </table:table-cell>
          <table:table-cell table:style-name="ACE-8" table:formula="of:=IF([$'abs'.R46]&lt;2;COM.MICROSOFT.SWITCH([$'switches'.$A$1];1;2*[$'ba'.R46]*[$'bb'.R46]+[$'axi'.$A46];0;[.R46];2;0);[.R46])" office:value-type="float" office:value="0">
            <text:p>0</text:p>
          </table:table-cell>
          <table:table-cell table:style-name="ACE-8" table:formula="of:=IF([$'abs'.S46]&lt;2;COM.MICROSOFT.SWITCH([$'switches'.$A$1];1;2*[$'ba'.S46]*[$'bb'.S46]+[$'axi'.$A46];0;[.S46];2;0);[.S46])" office:value-type="float" office:value="0">
            <text:p>0</text:p>
          </table:table-cell>
          <table:table-cell table:style-name="ACE-8" table:formula="of:=IF([$'abs'.T46]&lt;2;COM.MICROSOFT.SWITCH([$'switches'.$A$1];1;2*[$'ba'.T46]*[$'bb'.T46]+[$'axi'.$A46];0;[.T46];2;0);[.T46])" office:value-type="float" office:value="0">
            <text:p>0</text:p>
          </table:table-cell>
          <table:table-cell table:style-name="ACE-8" table:formula="of:=IF([$'abs'.U46]&lt;2;COM.MICROSOFT.SWITCH([$'switches'.$A$1];1;2*[$'ba'.U46]*[$'bb'.U46]+[$'axi'.$A46];0;[.U46];2;0);[.U46])" office:value-type="float" office:value="0">
            <text:p>0</text:p>
          </table:table-cell>
          <table:table-cell table:style-name="ACE-8" table:formula="of:=IF([$'abs'.V46]&lt;2;COM.MICROSOFT.SWITCH([$'switches'.$A$1];1;2*[$'ba'.V46]*[$'bb'.V46]+[$'axi'.$A46];0;[.V46];2;0);[.V46])" office:value-type="float" office:value="0">
            <text:p>0</text:p>
          </table:table-cell>
          <table:table-cell table:style-name="ACE-8" table:formula="of:=IF([$'abs'.W46]&lt;2;COM.MICROSOFT.SWITCH([$'switches'.$A$1];1;2*[$'ba'.W46]*[$'bb'.W46]+[$'axi'.$A46];0;[.W46];2;0);[.W46])" office:value-type="float" office:value="0">
            <text:p>0</text:p>
          </table:table-cell>
          <table:table-cell table:style-name="ACE-8" table:formula="of:=IF([$'abs'.X46]&lt;2;COM.MICROSOFT.SWITCH([$'switches'.$A$1];1;2*[$'ba'.X46]*[$'bb'.X46]+[$'axi'.$A46];0;[.X46];2;0);[.X46])" office:value-type="float" office:value="0">
            <text:p>0</text:p>
          </table:table-cell>
          <table:table-cell table:style-name="ACE-8" table:formula="of:=IF([$'abs'.Y46]&lt;2;COM.MICROSOFT.SWITCH([$'switches'.$A$1];1;2*[$'ba'.Y46]*[$'bb'.Y46]+[$'axi'.$A46];0;[.Y46];2;0);[.Y46])" office:value-type="float" office:value="0">
            <text:p>0</text:p>
          </table:table-cell>
          <table:table-cell table:style-name="ACE-8" table:formula="of:=IF([$'abs'.Z46]&lt;2;COM.MICROSOFT.SWITCH([$'switches'.$A$1];1;2*[$'ba'.Z46]*[$'bb'.Z46]+[$'axi'.$A46];0;[.Z46];2;0);[.Z46])" office:value-type="float" office:value="0">
            <text:p>0</text:p>
          </table:table-cell>
          <table:table-cell table:style-name="ACE-8" table:formula="of:=IF([$'abs'.AA46]&lt;2;COM.MICROSOFT.SWITCH([$'switches'.$A$1];1;2*[$'ba'.AA46]*[$'bb'.AA46]+[$'axi'.$A46];0;[.AA46];2;0);[.AA46])" office:value-type="float" office:value="0">
            <text:p>0</text:p>
          </table:table-cell>
          <table:table-cell table:style-name="ACE-8" table:formula="of:=IF([$'abs'.AB46]&lt;2;COM.MICROSOFT.SWITCH([$'switches'.$A$1];1;2*[$'ba'.AB46]*[$'bb'.AB46]+[$'axi'.$A46];0;[.AB46];2;0);[.AB46])" office:value-type="float" office:value="0">
            <text:p>0</text:p>
          </table:table-cell>
          <table:table-cell table:style-name="ACE-8" table:formula="of:=IF([$'abs'.AC46]&lt;2;COM.MICROSOFT.SWITCH([$'switches'.$A$1];1;2*[$'ba'.AC46]*[$'bb'.AC46]+[$'axi'.$A46];0;[.AC46];2;0);[.AC46])" office:value-type="float" office:value="0">
            <text:p>0</text:p>
          </table:table-cell>
          <table:table-cell table:style-name="ACE-8" table:formula="of:=IF([$'abs'.AD46]&lt;2;COM.MICROSOFT.SWITCH([$'switches'.$A$1];1;2*[$'ba'.AD46]*[$'bb'.AD46]+[$'axi'.$A46];0;[.AD46];2;0);[.AD46])" office:value-type="float" office:value="0">
            <text:p>0</text:p>
          </table:table-cell>
          <table:table-cell table:style-name="ACE-8" table:formula="of:=IF([$'abs'.AE46]&lt;2;COM.MICROSOFT.SWITCH([$'switches'.$A$1];1;2*[$'ba'.AE46]*[$'bb'.AE46]+[$'axi'.$A46];0;[.AE46];2;0);[.AE46])" office:value-type="float" office:value="0">
            <text:p>0</text:p>
          </table:table-cell>
          <table:table-cell table:style-name="ACE-8" table:formula="of:=IF([$'abs'.AF46]&lt;2;COM.MICROSOFT.SWITCH([$'switches'.$A$1];1;2*[$'ba'.AF46]*[$'bb'.AF46]+[$'axi'.$A46];0;[.AF46];2;0);[.AF46])" office:value-type="float" office:value="0">
            <text:p>0</text:p>
          </table:table-cell>
          <table:table-cell table:style-name="ACE-8" table:formula="of:=IF([$'abs'.AG46]&lt;2;COM.MICROSOFT.SWITCH([$'switches'.$A$1];1;2*[$'ba'.AG46]*[$'bb'.AG46]+[$'axi'.$A46];0;[.AG46];2;0);[.AG46])" office:value-type="float" office:value="0">
            <text:p>0</text:p>
          </table:table-cell>
          <table:table-cell table:style-name="ACE-8" table:formula="of:=IF([$'abs'.AH46]&lt;2;COM.MICROSOFT.SWITCH([$'switches'.$A$1];1;2*[$'ba'.AH46]*[$'bb'.AH46]+[$'axi'.$A46];0;[.AH46];2;0);[.AH46])" office:value-type="float" office:value="0">
            <text:p>0</text:p>
          </table:table-cell>
          <table:table-cell table:style-name="ACE-8" table:formula="of:=IF([$'abs'.AI46]&lt;2;COM.MICROSOFT.SWITCH([$'switches'.$A$1];1;2*[$'ba'.AI46]*[$'bb'.AI46]+[$'axi'.$A46];0;[.AI46];2;0);[.AI46])" office:value-type="float" office:value="0">
            <text:p>0</text:p>
          </table:table-cell>
          <table:table-cell table:style-name="ACE-8" table:formula="of:=IF([$'abs'.AJ46]&lt;2;COM.MICROSOFT.SWITCH([$'switches'.$A$1];1;2*[$'ba'.AJ46]*[$'bb'.AJ46]+[$'axi'.$A46];0;[.AJ46];2;0);[.AJ46])" office:value-type="float" office:value="0">
            <text:p>0</text:p>
          </table:table-cell>
          <table:table-cell table:style-name="ACE-8" table:formula="of:=IF([$'abs'.AK46]&lt;2;COM.MICROSOFT.SWITCH([$'switches'.$A$1];1;2*[$'ba'.AK46]*[$'bb'.AK46]+[$'axi'.$A46];0;[.AK46];2;0);[.AK46])" office:value-type="float" office:value="0">
            <text:p>0</text:p>
          </table:table-cell>
          <table:table-cell table:style-name="ACE-8" table:formula="of:=IF([$'abs'.AL46]&lt;2;COM.MICROSOFT.SWITCH([$'switches'.$A$1];1;2*[$'ba'.AL46]*[$'bb'.AL46]+[$'axi'.$A46];0;[.AL46];2;0);[.AL46])" office:value-type="float" office:value="0">
            <text:p>0</text:p>
          </table:table-cell>
          <table:table-cell table:style-name="ACE-8" table:formula="of:=IF([$'abs'.AM46]&lt;2;COM.MICROSOFT.SWITCH([$'switches'.$A$1];1;2*[$'ba'.AM46]*[$'bb'.AM46]+[$'axi'.$A46];0;[.AM46];2;0);[.AM46])" office:value-type="float" office:value="0">
            <text:p>0</text:p>
          </table:table-cell>
          <table:table-cell table:style-name="ACE-8" table:formula="of:=IF([$'abs'.AN46]&lt;2;COM.MICROSOFT.SWITCH([$'switches'.$A$1];1;2*[$'ba'.AN46]*[$'bb'.AN46]+[$'axi'.$A46];0;[.AN46];2;0);[.AN46])" office:value-type="float" office:value="0">
            <text:p>0</text:p>
          </table:table-cell>
          <table:table-cell table:style-name="ACE-8" table:formula="of:=IF([$'abs'.AO46]&lt;2;COM.MICROSOFT.SWITCH([$'switches'.$A$1];1;2*[$'ba'.AO46]*[$'bb'.AO46]+[$'axi'.$A46];0;[.AO46];2;0);[.AO46])" office:value-type="float" office:value="0">
            <text:p>0</text:p>
          </table:table-cell>
          <table:table-cell table:style-name="ACE-8" table:formula="of:=IF([$'abs'.AP46]&lt;2;COM.MICROSOFT.SWITCH([$'switches'.$A$1];1;2*[$'ba'.AP46]*[$'bb'.AP46]+[$'axi'.$A46];0;[.AP46];2;0);[.AP46])" office:value-type="float" office:value="0">
            <text:p>0</text:p>
          </table:table-cell>
          <table:table-cell table:style-name="ACE-8" table:formula="of:=IF([$'abs'.AQ46]&lt;2;COM.MICROSOFT.SWITCH([$'switches'.$A$1];1;2*[$'ba'.AQ46]*[$'bb'.AQ46]+[$'axi'.$A46];0;[.AQ46];2;0);[.AQ46])" office:value-type="float" office:value="0">
            <text:p>0</text:p>
          </table:table-cell>
          <table:table-cell table:style-name="ACE-8" table:formula="of:=IF([$'abs'.AR46]&lt;2;COM.MICROSOFT.SWITCH([$'switches'.$A$1];1;2*[$'ba'.AR46]*[$'bb'.AR46]+[$'axi'.$A46];0;[.AR46];2;0);[.AR46])" office:value-type="float" office:value="0">
            <text:p>0</text:p>
          </table:table-cell>
          <table:table-cell table:style-name="ACE-8" table:formula="of:=IF([$'abs'.AS46]&lt;2;COM.MICROSOFT.SWITCH([$'switches'.$A$1];1;2*[$'ba'.AS46]*[$'bb'.AS46]+[$'axi'.$A46];0;[.AS46];2;0);[.AS46])" office:value-type="float" office:value="0">
            <text:p>0</text:p>
          </table:table-cell>
          <table:table-cell table:style-name="ACE-8" table:formula="of:=IF([$'abs'.AT46]&lt;2;COM.MICROSOFT.SWITCH([$'switches'.$A$1];1;2*[$'ba'.AT46]*[$'bb'.AT46]+[$'axi'.$A46];0;[.AT46];2;0);[.AT46])" office:value-type="float" office:value="0">
            <text:p>0</text:p>
          </table:table-cell>
          <table:table-cell table:style-name="ACE-8" table:formula="of:=IF([$'abs'.AU46]&lt;2;COM.MICROSOFT.SWITCH([$'switches'.$A$1];1;2*[$'ba'.AU46]*[$'bb'.AU46]+[$'axi'.$A46];0;[.AU46];2;0);[.AU46])" office:value-type="float" office:value="0">
            <text:p>0</text:p>
          </table:table-cell>
          <table:table-cell table:style-name="ACE-8" table:formula="of:=IF([$'abs'.AV46]&lt;2;COM.MICROSOFT.SWITCH([$'switches'.$A$1];1;2*[$'ba'.AV46]*[$'bb'.AV46]+[$'axi'.$A46];0;[.AV46];2;0);[.AV46])" office:value-type="float" office:value="0">
            <text:p>0</text:p>
          </table:table-cell>
          <table:table-cell table:style-name="ACE-8" table:formula="of:=IF([$'abs'.AW46]&lt;2;COM.MICROSOFT.SWITCH([$'switches'.$A$1];1;2*[$'ba'.AW46]*[$'bb'.AW46]+[$'axi'.$A46];0;[.AW46];2;0);[.AW46])" office:value-type="float" office:value="0">
            <text:p>0</text:p>
          </table:table-cell>
          <table:table-cell table:style-name="ACE-8" table:formula="of:=IF([$'abs'.AX46]&lt;2;COM.MICROSOFT.SWITCH([$'switches'.$A$1];1;2*[$'ba'.AX46]*[$'bb'.AX46]+[$'axi'.$A46];0;[.AX46];2;0);[.AX46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7]&lt;2;COM.MICROSOFT.SWITCH([$'switches'.$A$1];1;2*[$'ba'.B47]*[$'bb'.B47]+[$'axi'.$A47];0;[.B47];2;0);[.B47])" office:value-type="float" office:value="0">
            <text:p>0</text:p>
          </table:table-cell>
          <table:table-cell table:style-name="ACE-8" table:formula="of:=IF([$'abs'.C47]&lt;2;COM.MICROSOFT.SWITCH([$'switches'.$A$1];1;2*[$'ba'.C47]*[$'bb'.C47]+[$'axi'.$A47];0;[.C47];2;0);[.C47])" office:value-type="float" office:value="0">
            <text:p>0</text:p>
          </table:table-cell>
          <table:table-cell table:style-name="ACE-8" table:formula="of:=IF([$'abs'.D47]&lt;2;COM.MICROSOFT.SWITCH([$'switches'.$A$1];1;2*[$'ba'.D47]*[$'bb'.D47]+[$'axi'.$A47];0;[.D47];2;0);[.D47])" office:value-type="float" office:value="0">
            <text:p>0</text:p>
          </table:table-cell>
          <table:table-cell table:style-name="ACE-8" table:formula="of:=IF([$'abs'.E47]&lt;2;COM.MICROSOFT.SWITCH([$'switches'.$A$1];1;2*[$'ba'.E47]*[$'bb'.E47]+[$'axi'.$A47];0;[.E47];2;0);[.E47])" office:value-type="float" office:value="0">
            <text:p>0</text:p>
          </table:table-cell>
          <table:table-cell table:style-name="ACE-8" table:formula="of:=IF([$'abs'.F47]&lt;2;COM.MICROSOFT.SWITCH([$'switches'.$A$1];1;2*[$'ba'.F47]*[$'bb'.F47]+[$'axi'.$A47];0;[.F47];2;0);[.F47])" office:value-type="float" office:value="0">
            <text:p>0</text:p>
          </table:table-cell>
          <table:table-cell table:style-name="ACE-8" table:formula="of:=IF([$'abs'.G47]&lt;2;COM.MICROSOFT.SWITCH([$'switches'.$A$1];1;2*[$'ba'.G47]*[$'bb'.G47]+[$'axi'.$A47];0;[.G47];2;0);[.G47])" office:value-type="float" office:value="0">
            <text:p>0</text:p>
          </table:table-cell>
          <table:table-cell table:style-name="ACE-8" table:formula="of:=IF([$'abs'.H47]&lt;2;COM.MICROSOFT.SWITCH([$'switches'.$A$1];1;2*[$'ba'.H47]*[$'bb'.H47]+[$'axi'.$A47];0;[.H47];2;0);[.H47])" office:value-type="float" office:value="0">
            <text:p>0</text:p>
          </table:table-cell>
          <table:table-cell table:style-name="ACE-8" table:formula="of:=IF([$'abs'.I47]&lt;2;COM.MICROSOFT.SWITCH([$'switches'.$A$1];1;2*[$'ba'.I47]*[$'bb'.I47]+[$'axi'.$A47];0;[.I47];2;0);[.I47])" office:value-type="float" office:value="0">
            <text:p>0</text:p>
          </table:table-cell>
          <table:table-cell table:style-name="ACE-8" table:formula="of:=IF([$'abs'.J47]&lt;2;COM.MICROSOFT.SWITCH([$'switches'.$A$1];1;2*[$'ba'.J47]*[$'bb'.J47]+[$'axi'.$A47];0;[.J47];2;0);[.J47])" office:value-type="float" office:value="0">
            <text:p>0</text:p>
          </table:table-cell>
          <table:table-cell table:style-name="ACE-8" table:formula="of:=IF([$'abs'.K47]&lt;2;COM.MICROSOFT.SWITCH([$'switches'.$A$1];1;2*[$'ba'.K47]*[$'bb'.K47]+[$'axi'.$A47];0;[.K47];2;0);[.K47])" office:value-type="float" office:value="0">
            <text:p>0</text:p>
          </table:table-cell>
          <table:table-cell table:style-name="ACE-8" table:formula="of:=IF([$'abs'.L47]&lt;2;COM.MICROSOFT.SWITCH([$'switches'.$A$1];1;2*[$'ba'.L47]*[$'bb'.L47]+[$'axi'.$A47];0;[.L47];2;0);[.L47])" office:value-type="float" office:value="0">
            <text:p>0</text:p>
          </table:table-cell>
          <table:table-cell table:style-name="ACE-8" table:formula="of:=IF([$'abs'.M47]&lt;2;COM.MICROSOFT.SWITCH([$'switches'.$A$1];1;2*[$'ba'.M47]*[$'bb'.M47]+[$'axi'.$A47];0;[.M47];2;0);[.M47])" office:value-type="float" office:value="0">
            <text:p>0</text:p>
          </table:table-cell>
          <table:table-cell table:style-name="ACE-8" table:formula="of:=IF([$'abs'.N47]&lt;2;COM.MICROSOFT.SWITCH([$'switches'.$A$1];1;2*[$'ba'.N47]*[$'bb'.N47]+[$'axi'.$A47];0;[.N47];2;0);[.N47])" office:value-type="float" office:value="0">
            <text:p>0</text:p>
          </table:table-cell>
          <table:table-cell table:style-name="ACE-8" table:formula="of:=IF([$'abs'.O47]&lt;2;COM.MICROSOFT.SWITCH([$'switches'.$A$1];1;2*[$'ba'.O47]*[$'bb'.O47]+[$'axi'.$A47];0;[.O47];2;0);[.O47])" office:value-type="float" office:value="0">
            <text:p>0</text:p>
          </table:table-cell>
          <table:table-cell table:style-name="ACE-8" table:formula="of:=IF([$'abs'.P47]&lt;2;COM.MICROSOFT.SWITCH([$'switches'.$A$1];1;2*[$'ba'.P47]*[$'bb'.P47]+[$'axi'.$A47];0;[.P47];2;0);[.P47])" office:value-type="float" office:value="0">
            <text:p>0</text:p>
          </table:table-cell>
          <table:table-cell table:style-name="ACE-8" table:formula="of:=IF([$'abs'.Q47]&lt;2;COM.MICROSOFT.SWITCH([$'switches'.$A$1];1;2*[$'ba'.Q47]*[$'bb'.Q47]+[$'axi'.$A47];0;[.Q47];2;0);[.Q47])" office:value-type="float" office:value="0">
            <text:p>0</text:p>
          </table:table-cell>
          <table:table-cell table:style-name="ACE-8" table:formula="of:=IF([$'abs'.R47]&lt;2;COM.MICROSOFT.SWITCH([$'switches'.$A$1];1;2*[$'ba'.R47]*[$'bb'.R47]+[$'axi'.$A47];0;[.R47];2;0);[.R47])" office:value-type="float" office:value="0">
            <text:p>0</text:p>
          </table:table-cell>
          <table:table-cell table:style-name="ACE-8" table:formula="of:=IF([$'abs'.S47]&lt;2;COM.MICROSOFT.SWITCH([$'switches'.$A$1];1;2*[$'ba'.S47]*[$'bb'.S47]+[$'axi'.$A47];0;[.S47];2;0);[.S47])" office:value-type="float" office:value="0">
            <text:p>0</text:p>
          </table:table-cell>
          <table:table-cell table:style-name="ACE-8" table:formula="of:=IF([$'abs'.T47]&lt;2;COM.MICROSOFT.SWITCH([$'switches'.$A$1];1;2*[$'ba'.T47]*[$'bb'.T47]+[$'axi'.$A47];0;[.T47];2;0);[.T47])" office:value-type="float" office:value="0">
            <text:p>0</text:p>
          </table:table-cell>
          <table:table-cell table:style-name="ACE-8" table:formula="of:=IF([$'abs'.U47]&lt;2;COM.MICROSOFT.SWITCH([$'switches'.$A$1];1;2*[$'ba'.U47]*[$'bb'.U47]+[$'axi'.$A47];0;[.U47];2;0);[.U47])" office:value-type="float" office:value="0">
            <text:p>0</text:p>
          </table:table-cell>
          <table:table-cell table:style-name="ACE-8" table:formula="of:=IF([$'abs'.V47]&lt;2;COM.MICROSOFT.SWITCH([$'switches'.$A$1];1;2*[$'ba'.V47]*[$'bb'.V47]+[$'axi'.$A47];0;[.V47];2;0);[.V47])" office:value-type="float" office:value="0">
            <text:p>0</text:p>
          </table:table-cell>
          <table:table-cell table:style-name="ACE-8" table:formula="of:=IF([$'abs'.W47]&lt;2;COM.MICROSOFT.SWITCH([$'switches'.$A$1];1;2*[$'ba'.W47]*[$'bb'.W47]+[$'axi'.$A47];0;[.W47];2;0);[.W47])" office:value-type="float" office:value="0">
            <text:p>0</text:p>
          </table:table-cell>
          <table:table-cell table:style-name="ACE-8" table:formula="of:=IF([$'abs'.X47]&lt;2;COM.MICROSOFT.SWITCH([$'switches'.$A$1];1;2*[$'ba'.X47]*[$'bb'.X47]+[$'axi'.$A47];0;[.X47];2;0);[.X47])" office:value-type="float" office:value="0">
            <text:p>0</text:p>
          </table:table-cell>
          <table:table-cell table:style-name="ACE-8" table:formula="of:=IF([$'abs'.Y47]&lt;2;COM.MICROSOFT.SWITCH([$'switches'.$A$1];1;2*[$'ba'.Y47]*[$'bb'.Y47]+[$'axi'.$A47];0;[.Y47];2;0);[.Y47])" office:value-type="float" office:value="0">
            <text:p>0</text:p>
          </table:table-cell>
          <table:table-cell table:style-name="ACE-8" table:formula="of:=IF([$'abs'.Z47]&lt;2;COM.MICROSOFT.SWITCH([$'switches'.$A$1];1;2*[$'ba'.Z47]*[$'bb'.Z47]+[$'axi'.$A47];0;[.Z47];2;0);[.Z47])" office:value-type="float" office:value="0">
            <text:p>0</text:p>
          </table:table-cell>
          <table:table-cell table:style-name="ACE-8" table:formula="of:=IF([$'abs'.AA47]&lt;2;COM.MICROSOFT.SWITCH([$'switches'.$A$1];1;2*[$'ba'.AA47]*[$'bb'.AA47]+[$'axi'.$A47];0;[.AA47];2;0);[.AA47])" office:value-type="float" office:value="0">
            <text:p>0</text:p>
          </table:table-cell>
          <table:table-cell table:style-name="ACE-8" table:formula="of:=IF([$'abs'.AB47]&lt;2;COM.MICROSOFT.SWITCH([$'switches'.$A$1];1;2*[$'ba'.AB47]*[$'bb'.AB47]+[$'axi'.$A47];0;[.AB47];2;0);[.AB47])" office:value-type="float" office:value="0">
            <text:p>0</text:p>
          </table:table-cell>
          <table:table-cell table:style-name="ACE-8" table:formula="of:=IF([$'abs'.AC47]&lt;2;COM.MICROSOFT.SWITCH([$'switches'.$A$1];1;2*[$'ba'.AC47]*[$'bb'.AC47]+[$'axi'.$A47];0;[.AC47];2;0);[.AC47])" office:value-type="float" office:value="0">
            <text:p>0</text:p>
          </table:table-cell>
          <table:table-cell table:style-name="ACE-8" table:formula="of:=IF([$'abs'.AD47]&lt;2;COM.MICROSOFT.SWITCH([$'switches'.$A$1];1;2*[$'ba'.AD47]*[$'bb'.AD47]+[$'axi'.$A47];0;[.AD47];2;0);[.AD47])" office:value-type="float" office:value="0">
            <text:p>0</text:p>
          </table:table-cell>
          <table:table-cell table:style-name="ACE-8" table:formula="of:=IF([$'abs'.AE47]&lt;2;COM.MICROSOFT.SWITCH([$'switches'.$A$1];1;2*[$'ba'.AE47]*[$'bb'.AE47]+[$'axi'.$A47];0;[.AE47];2;0);[.AE47])" office:value-type="float" office:value="0">
            <text:p>0</text:p>
          </table:table-cell>
          <table:table-cell table:style-name="ACE-8" table:formula="of:=IF([$'abs'.AF47]&lt;2;COM.MICROSOFT.SWITCH([$'switches'.$A$1];1;2*[$'ba'.AF47]*[$'bb'.AF47]+[$'axi'.$A47];0;[.AF47];2;0);[.AF47])" office:value-type="float" office:value="0">
            <text:p>0</text:p>
          </table:table-cell>
          <table:table-cell table:style-name="ACE-8" table:formula="of:=IF([$'abs'.AG47]&lt;2;COM.MICROSOFT.SWITCH([$'switches'.$A$1];1;2*[$'ba'.AG47]*[$'bb'.AG47]+[$'axi'.$A47];0;[.AG47];2;0);[.AG47])" office:value-type="float" office:value="0">
            <text:p>0</text:p>
          </table:table-cell>
          <table:table-cell table:style-name="ACE-8" table:formula="of:=IF([$'abs'.AH47]&lt;2;COM.MICROSOFT.SWITCH([$'switches'.$A$1];1;2*[$'ba'.AH47]*[$'bb'.AH47]+[$'axi'.$A47];0;[.AH47];2;0);[.AH47])" office:value-type="float" office:value="0">
            <text:p>0</text:p>
          </table:table-cell>
          <table:table-cell table:style-name="ACE-8" table:formula="of:=IF([$'abs'.AI47]&lt;2;COM.MICROSOFT.SWITCH([$'switches'.$A$1];1;2*[$'ba'.AI47]*[$'bb'.AI47]+[$'axi'.$A47];0;[.AI47];2;0);[.AI47])" office:value-type="float" office:value="0">
            <text:p>0</text:p>
          </table:table-cell>
          <table:table-cell table:style-name="ACE-8" table:formula="of:=IF([$'abs'.AJ47]&lt;2;COM.MICROSOFT.SWITCH([$'switches'.$A$1];1;2*[$'ba'.AJ47]*[$'bb'.AJ47]+[$'axi'.$A47];0;[.AJ47];2;0);[.AJ47])" office:value-type="float" office:value="0">
            <text:p>0</text:p>
          </table:table-cell>
          <table:table-cell table:style-name="ACE-8" table:formula="of:=IF([$'abs'.AK47]&lt;2;COM.MICROSOFT.SWITCH([$'switches'.$A$1];1;2*[$'ba'.AK47]*[$'bb'.AK47]+[$'axi'.$A47];0;[.AK47];2;0);[.AK47])" office:value-type="float" office:value="0">
            <text:p>0</text:p>
          </table:table-cell>
          <table:table-cell table:style-name="ACE-8" table:formula="of:=IF([$'abs'.AL47]&lt;2;COM.MICROSOFT.SWITCH([$'switches'.$A$1];1;2*[$'ba'.AL47]*[$'bb'.AL47]+[$'axi'.$A47];0;[.AL47];2;0);[.AL47])" office:value-type="float" office:value="0">
            <text:p>0</text:p>
          </table:table-cell>
          <table:table-cell table:style-name="ACE-8" table:formula="of:=IF([$'abs'.AM47]&lt;2;COM.MICROSOFT.SWITCH([$'switches'.$A$1];1;2*[$'ba'.AM47]*[$'bb'.AM47]+[$'axi'.$A47];0;[.AM47];2;0);[.AM47])" office:value-type="float" office:value="0">
            <text:p>0</text:p>
          </table:table-cell>
          <table:table-cell table:style-name="ACE-8" table:formula="of:=IF([$'abs'.AN47]&lt;2;COM.MICROSOFT.SWITCH([$'switches'.$A$1];1;2*[$'ba'.AN47]*[$'bb'.AN47]+[$'axi'.$A47];0;[.AN47];2;0);[.AN47])" office:value-type="float" office:value="0">
            <text:p>0</text:p>
          </table:table-cell>
          <table:table-cell table:style-name="ACE-8" table:formula="of:=IF([$'abs'.AO47]&lt;2;COM.MICROSOFT.SWITCH([$'switches'.$A$1];1;2*[$'ba'.AO47]*[$'bb'.AO47]+[$'axi'.$A47];0;[.AO47];2;0);[.AO47])" office:value-type="float" office:value="0">
            <text:p>0</text:p>
          </table:table-cell>
          <table:table-cell table:style-name="ACE-8" table:formula="of:=IF([$'abs'.AP47]&lt;2;COM.MICROSOFT.SWITCH([$'switches'.$A$1];1;2*[$'ba'.AP47]*[$'bb'.AP47]+[$'axi'.$A47];0;[.AP47];2;0);[.AP47])" office:value-type="float" office:value="0">
            <text:p>0</text:p>
          </table:table-cell>
          <table:table-cell table:style-name="ACE-8" table:formula="of:=IF([$'abs'.AQ47]&lt;2;COM.MICROSOFT.SWITCH([$'switches'.$A$1];1;2*[$'ba'.AQ47]*[$'bb'.AQ47]+[$'axi'.$A47];0;[.AQ47];2;0);[.AQ47])" office:value-type="float" office:value="0">
            <text:p>0</text:p>
          </table:table-cell>
          <table:table-cell table:style-name="ACE-8" table:formula="of:=IF([$'abs'.AR47]&lt;2;COM.MICROSOFT.SWITCH([$'switches'.$A$1];1;2*[$'ba'.AR47]*[$'bb'.AR47]+[$'axi'.$A47];0;[.AR47];2;0);[.AR47])" office:value-type="float" office:value="0">
            <text:p>0</text:p>
          </table:table-cell>
          <table:table-cell table:style-name="ACE-8" table:formula="of:=IF([$'abs'.AS47]&lt;2;COM.MICROSOFT.SWITCH([$'switches'.$A$1];1;2*[$'ba'.AS47]*[$'bb'.AS47]+[$'axi'.$A47];0;[.AS47];2;0);[.AS47])" office:value-type="float" office:value="0">
            <text:p>0</text:p>
          </table:table-cell>
          <table:table-cell table:style-name="ACE-8" table:formula="of:=IF([$'abs'.AT47]&lt;2;COM.MICROSOFT.SWITCH([$'switches'.$A$1];1;2*[$'ba'.AT47]*[$'bb'.AT47]+[$'axi'.$A47];0;[.AT47];2;0);[.AT47])" office:value-type="float" office:value="0">
            <text:p>0</text:p>
          </table:table-cell>
          <table:table-cell table:style-name="ACE-8" table:formula="of:=IF([$'abs'.AU47]&lt;2;COM.MICROSOFT.SWITCH([$'switches'.$A$1];1;2*[$'ba'.AU47]*[$'bb'.AU47]+[$'axi'.$A47];0;[.AU47];2;0);[.AU47])" office:value-type="float" office:value="0">
            <text:p>0</text:p>
          </table:table-cell>
          <table:table-cell table:style-name="ACE-8" table:formula="of:=IF([$'abs'.AV47]&lt;2;COM.MICROSOFT.SWITCH([$'switches'.$A$1];1;2*[$'ba'.AV47]*[$'bb'.AV47]+[$'axi'.$A47];0;[.AV47];2;0);[.AV47])" office:value-type="float" office:value="0">
            <text:p>0</text:p>
          </table:table-cell>
          <table:table-cell table:style-name="ACE-8" table:formula="of:=IF([$'abs'.AW47]&lt;2;COM.MICROSOFT.SWITCH([$'switches'.$A$1];1;2*[$'ba'.AW47]*[$'bb'.AW47]+[$'axi'.$A47];0;[.AW47];2;0);[.AW47])" office:value-type="float" office:value="0">
            <text:p>0</text:p>
          </table:table-cell>
          <table:table-cell table:style-name="ACE-8" table:formula="of:=IF([$'abs'.AX47]&lt;2;COM.MICROSOFT.SWITCH([$'switches'.$A$1];1;2*[$'ba'.AX47]*[$'bb'.AX47]+[$'axi'.$A47];0;[.AX47];2;0);[.AX47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8]&lt;2;COM.MICROSOFT.SWITCH([$'switches'.$A$1];1;2*[$'ba'.B48]*[$'bb'.B48]+[$'axi'.$A48];0;[.B48];2;0);[.B48])" office:value-type="float" office:value="0">
            <text:p>0</text:p>
          </table:table-cell>
          <table:table-cell table:style-name="ACE-8" table:formula="of:=IF([$'abs'.C48]&lt;2;COM.MICROSOFT.SWITCH([$'switches'.$A$1];1;2*[$'ba'.C48]*[$'bb'.C48]+[$'axi'.$A48];0;[.C48];2;0);[.C48])" office:value-type="float" office:value="0">
            <text:p>0</text:p>
          </table:table-cell>
          <table:table-cell table:style-name="ACE-8" table:formula="of:=IF([$'abs'.D48]&lt;2;COM.MICROSOFT.SWITCH([$'switches'.$A$1];1;2*[$'ba'.D48]*[$'bb'.D48]+[$'axi'.$A48];0;[.D48];2;0);[.D48])" office:value-type="float" office:value="0">
            <text:p>0</text:p>
          </table:table-cell>
          <table:table-cell table:style-name="ACE-8" table:formula="of:=IF([$'abs'.E48]&lt;2;COM.MICROSOFT.SWITCH([$'switches'.$A$1];1;2*[$'ba'.E48]*[$'bb'.E48]+[$'axi'.$A48];0;[.E48];2;0);[.E48])" office:value-type="float" office:value="0">
            <text:p>0</text:p>
          </table:table-cell>
          <table:table-cell table:style-name="ACE-8" table:formula="of:=IF([$'abs'.F48]&lt;2;COM.MICROSOFT.SWITCH([$'switches'.$A$1];1;2*[$'ba'.F48]*[$'bb'.F48]+[$'axi'.$A48];0;[.F48];2;0);[.F48])" office:value-type="float" office:value="0">
            <text:p>0</text:p>
          </table:table-cell>
          <table:table-cell table:style-name="ACE-8" table:formula="of:=IF([$'abs'.G48]&lt;2;COM.MICROSOFT.SWITCH([$'switches'.$A$1];1;2*[$'ba'.G48]*[$'bb'.G48]+[$'axi'.$A48];0;[.G48];2;0);[.G48])" office:value-type="float" office:value="0">
            <text:p>0</text:p>
          </table:table-cell>
          <table:table-cell table:style-name="ACE-8" table:formula="of:=IF([$'abs'.H48]&lt;2;COM.MICROSOFT.SWITCH([$'switches'.$A$1];1;2*[$'ba'.H48]*[$'bb'.H48]+[$'axi'.$A48];0;[.H48];2;0);[.H48])" office:value-type="float" office:value="0">
            <text:p>0</text:p>
          </table:table-cell>
          <table:table-cell table:style-name="ACE-8" table:formula="of:=IF([$'abs'.I48]&lt;2;COM.MICROSOFT.SWITCH([$'switches'.$A$1];1;2*[$'ba'.I48]*[$'bb'.I48]+[$'axi'.$A48];0;[.I48];2;0);[.I48])" office:value-type="float" office:value="0">
            <text:p>0</text:p>
          </table:table-cell>
          <table:table-cell table:style-name="ACE-8" table:formula="of:=IF([$'abs'.J48]&lt;2;COM.MICROSOFT.SWITCH([$'switches'.$A$1];1;2*[$'ba'.J48]*[$'bb'.J48]+[$'axi'.$A48];0;[.J48];2;0);[.J48])" office:value-type="float" office:value="0">
            <text:p>0</text:p>
          </table:table-cell>
          <table:table-cell table:style-name="ACE-8" table:formula="of:=IF([$'abs'.K48]&lt;2;COM.MICROSOFT.SWITCH([$'switches'.$A$1];1;2*[$'ba'.K48]*[$'bb'.K48]+[$'axi'.$A48];0;[.K48];2;0);[.K48])" office:value-type="float" office:value="0">
            <text:p>0</text:p>
          </table:table-cell>
          <table:table-cell table:style-name="ACE-8" table:formula="of:=IF([$'abs'.L48]&lt;2;COM.MICROSOFT.SWITCH([$'switches'.$A$1];1;2*[$'ba'.L48]*[$'bb'.L48]+[$'axi'.$A48];0;[.L48];2;0);[.L48])" office:value-type="float" office:value="0">
            <text:p>0</text:p>
          </table:table-cell>
          <table:table-cell table:style-name="ACE-8" table:formula="of:=IF([$'abs'.M48]&lt;2;COM.MICROSOFT.SWITCH([$'switches'.$A$1];1;2*[$'ba'.M48]*[$'bb'.M48]+[$'axi'.$A48];0;[.M48];2;0);[.M48])" office:value-type="float" office:value="0">
            <text:p>0</text:p>
          </table:table-cell>
          <table:table-cell table:style-name="ACE-8" table:formula="of:=IF([$'abs'.N48]&lt;2;COM.MICROSOFT.SWITCH([$'switches'.$A$1];1;2*[$'ba'.N48]*[$'bb'.N48]+[$'axi'.$A48];0;[.N48];2;0);[.N48])" office:value-type="float" office:value="0">
            <text:p>0</text:p>
          </table:table-cell>
          <table:table-cell table:style-name="ACE-8" table:formula="of:=IF([$'abs'.O48]&lt;2;COM.MICROSOFT.SWITCH([$'switches'.$A$1];1;2*[$'ba'.O48]*[$'bb'.O48]+[$'axi'.$A48];0;[.O48];2;0);[.O48])" office:value-type="float" office:value="0">
            <text:p>0</text:p>
          </table:table-cell>
          <table:table-cell table:style-name="ACE-8" table:formula="of:=IF([$'abs'.P48]&lt;2;COM.MICROSOFT.SWITCH([$'switches'.$A$1];1;2*[$'ba'.P48]*[$'bb'.P48]+[$'axi'.$A48];0;[.P48];2;0);[.P48])" office:value-type="float" office:value="0">
            <text:p>0</text:p>
          </table:table-cell>
          <table:table-cell table:style-name="ACE-8" table:formula="of:=IF([$'abs'.Q48]&lt;2;COM.MICROSOFT.SWITCH([$'switches'.$A$1];1;2*[$'ba'.Q48]*[$'bb'.Q48]+[$'axi'.$A48];0;[.Q48];2;0);[.Q48])" office:value-type="float" office:value="0">
            <text:p>0</text:p>
          </table:table-cell>
          <table:table-cell table:style-name="ACE-8" table:formula="of:=IF([$'abs'.R48]&lt;2;COM.MICROSOFT.SWITCH([$'switches'.$A$1];1;2*[$'ba'.R48]*[$'bb'.R48]+[$'axi'.$A48];0;[.R48];2;0);[.R48])" office:value-type="float" office:value="0">
            <text:p>0</text:p>
          </table:table-cell>
          <table:table-cell table:style-name="ACE-8" table:formula="of:=IF([$'abs'.S48]&lt;2;COM.MICROSOFT.SWITCH([$'switches'.$A$1];1;2*[$'ba'.S48]*[$'bb'.S48]+[$'axi'.$A48];0;[.S48];2;0);[.S48])" office:value-type="float" office:value="0">
            <text:p>0</text:p>
          </table:table-cell>
          <table:table-cell table:style-name="ACE-8" table:formula="of:=IF([$'abs'.T48]&lt;2;COM.MICROSOFT.SWITCH([$'switches'.$A$1];1;2*[$'ba'.T48]*[$'bb'.T48]+[$'axi'.$A48];0;[.T48];2;0);[.T48])" office:value-type="float" office:value="0">
            <text:p>0</text:p>
          </table:table-cell>
          <table:table-cell table:style-name="ACE-8" table:formula="of:=IF([$'abs'.U48]&lt;2;COM.MICROSOFT.SWITCH([$'switches'.$A$1];1;2*[$'ba'.U48]*[$'bb'.U48]+[$'axi'.$A48];0;[.U48];2;0);[.U48])" office:value-type="float" office:value="0">
            <text:p>0</text:p>
          </table:table-cell>
          <table:table-cell table:style-name="ACE-8" table:formula="of:=IF([$'abs'.V48]&lt;2;COM.MICROSOFT.SWITCH([$'switches'.$A$1];1;2*[$'ba'.V48]*[$'bb'.V48]+[$'axi'.$A48];0;[.V48];2;0);[.V48])" office:value-type="float" office:value="0">
            <text:p>0</text:p>
          </table:table-cell>
          <table:table-cell table:style-name="ACE-8" table:formula="of:=IF([$'abs'.W48]&lt;2;COM.MICROSOFT.SWITCH([$'switches'.$A$1];1;2*[$'ba'.W48]*[$'bb'.W48]+[$'axi'.$A48];0;[.W48];2;0);[.W48])" office:value-type="float" office:value="0">
            <text:p>0</text:p>
          </table:table-cell>
          <table:table-cell table:style-name="ACE-8" table:formula="of:=IF([$'abs'.X48]&lt;2;COM.MICROSOFT.SWITCH([$'switches'.$A$1];1;2*[$'ba'.X48]*[$'bb'.X48]+[$'axi'.$A48];0;[.X48];2;0);[.X48])" office:value-type="float" office:value="0">
            <text:p>0</text:p>
          </table:table-cell>
          <table:table-cell table:style-name="ACE-8" table:formula="of:=IF([$'abs'.Y48]&lt;2;COM.MICROSOFT.SWITCH([$'switches'.$A$1];1;2*[$'ba'.Y48]*[$'bb'.Y48]+[$'axi'.$A48];0;[.Y48];2;0);[.Y48])" office:value-type="float" office:value="0">
            <text:p>0</text:p>
          </table:table-cell>
          <table:table-cell table:style-name="ACE-8" table:formula="of:=IF([$'abs'.Z48]&lt;2;COM.MICROSOFT.SWITCH([$'switches'.$A$1];1;2*[$'ba'.Z48]*[$'bb'.Z48]+[$'axi'.$A48];0;[.Z48];2;0);[.Z48])" office:value-type="float" office:value="0">
            <text:p>0</text:p>
          </table:table-cell>
          <table:table-cell table:style-name="ACE-8" table:formula="of:=IF([$'abs'.AA48]&lt;2;COM.MICROSOFT.SWITCH([$'switches'.$A$1];1;2*[$'ba'.AA48]*[$'bb'.AA48]+[$'axi'.$A48];0;[.AA48];2;0);[.AA48])" office:value-type="float" office:value="0">
            <text:p>0</text:p>
          </table:table-cell>
          <table:table-cell table:style-name="ACE-8" table:formula="of:=IF([$'abs'.AB48]&lt;2;COM.MICROSOFT.SWITCH([$'switches'.$A$1];1;2*[$'ba'.AB48]*[$'bb'.AB48]+[$'axi'.$A48];0;[.AB48];2;0);[.AB48])" office:value-type="float" office:value="0">
            <text:p>0</text:p>
          </table:table-cell>
          <table:table-cell table:style-name="ACE-8" table:formula="of:=IF([$'abs'.AC48]&lt;2;COM.MICROSOFT.SWITCH([$'switches'.$A$1];1;2*[$'ba'.AC48]*[$'bb'.AC48]+[$'axi'.$A48];0;[.AC48];2;0);[.AC48])" office:value-type="float" office:value="0">
            <text:p>0</text:p>
          </table:table-cell>
          <table:table-cell table:style-name="ACE-8" table:formula="of:=IF([$'abs'.AD48]&lt;2;COM.MICROSOFT.SWITCH([$'switches'.$A$1];1;2*[$'ba'.AD48]*[$'bb'.AD48]+[$'axi'.$A48];0;[.AD48];2;0);[.AD48])" office:value-type="float" office:value="0">
            <text:p>0</text:p>
          </table:table-cell>
          <table:table-cell table:style-name="ACE-8" table:formula="of:=IF([$'abs'.AE48]&lt;2;COM.MICROSOFT.SWITCH([$'switches'.$A$1];1;2*[$'ba'.AE48]*[$'bb'.AE48]+[$'axi'.$A48];0;[.AE48];2;0);[.AE48])" office:value-type="float" office:value="0">
            <text:p>0</text:p>
          </table:table-cell>
          <table:table-cell table:style-name="ACE-8" table:formula="of:=IF([$'abs'.AF48]&lt;2;COM.MICROSOFT.SWITCH([$'switches'.$A$1];1;2*[$'ba'.AF48]*[$'bb'.AF48]+[$'axi'.$A48];0;[.AF48];2;0);[.AF48])" office:value-type="float" office:value="0">
            <text:p>0</text:p>
          </table:table-cell>
          <table:table-cell table:style-name="ACE-8" table:formula="of:=IF([$'abs'.AG48]&lt;2;COM.MICROSOFT.SWITCH([$'switches'.$A$1];1;2*[$'ba'.AG48]*[$'bb'.AG48]+[$'axi'.$A48];0;[.AG48];2;0);[.AG48])" office:value-type="float" office:value="0">
            <text:p>0</text:p>
          </table:table-cell>
          <table:table-cell table:style-name="ACE-8" table:formula="of:=IF([$'abs'.AH48]&lt;2;COM.MICROSOFT.SWITCH([$'switches'.$A$1];1;2*[$'ba'.AH48]*[$'bb'.AH48]+[$'axi'.$A48];0;[.AH48];2;0);[.AH48])" office:value-type="float" office:value="0">
            <text:p>0</text:p>
          </table:table-cell>
          <table:table-cell table:style-name="ACE-8" table:formula="of:=IF([$'abs'.AI48]&lt;2;COM.MICROSOFT.SWITCH([$'switches'.$A$1];1;2*[$'ba'.AI48]*[$'bb'.AI48]+[$'axi'.$A48];0;[.AI48];2;0);[.AI48])" office:value-type="float" office:value="0">
            <text:p>0</text:p>
          </table:table-cell>
          <table:table-cell table:style-name="ACE-8" table:formula="of:=IF([$'abs'.AJ48]&lt;2;COM.MICROSOFT.SWITCH([$'switches'.$A$1];1;2*[$'ba'.AJ48]*[$'bb'.AJ48]+[$'axi'.$A48];0;[.AJ48];2;0);[.AJ48])" office:value-type="float" office:value="0">
            <text:p>0</text:p>
          </table:table-cell>
          <table:table-cell table:style-name="ACE-8" table:formula="of:=IF([$'abs'.AK48]&lt;2;COM.MICROSOFT.SWITCH([$'switches'.$A$1];1;2*[$'ba'.AK48]*[$'bb'.AK48]+[$'axi'.$A48];0;[.AK48];2;0);[.AK48])" office:value-type="float" office:value="0">
            <text:p>0</text:p>
          </table:table-cell>
          <table:table-cell table:style-name="ACE-8" table:formula="of:=IF([$'abs'.AL48]&lt;2;COM.MICROSOFT.SWITCH([$'switches'.$A$1];1;2*[$'ba'.AL48]*[$'bb'.AL48]+[$'axi'.$A48];0;[.AL48];2;0);[.AL48])" office:value-type="float" office:value="0">
            <text:p>0</text:p>
          </table:table-cell>
          <table:table-cell table:style-name="ACE-8" table:formula="of:=IF([$'abs'.AM48]&lt;2;COM.MICROSOFT.SWITCH([$'switches'.$A$1];1;2*[$'ba'.AM48]*[$'bb'.AM48]+[$'axi'.$A48];0;[.AM48];2;0);[.AM48])" office:value-type="float" office:value="0">
            <text:p>0</text:p>
          </table:table-cell>
          <table:table-cell table:style-name="ACE-8" table:formula="of:=IF([$'abs'.AN48]&lt;2;COM.MICROSOFT.SWITCH([$'switches'.$A$1];1;2*[$'ba'.AN48]*[$'bb'.AN48]+[$'axi'.$A48];0;[.AN48];2;0);[.AN48])" office:value-type="float" office:value="0">
            <text:p>0</text:p>
          </table:table-cell>
          <table:table-cell table:style-name="ACE-8" table:formula="of:=IF([$'abs'.AO48]&lt;2;COM.MICROSOFT.SWITCH([$'switches'.$A$1];1;2*[$'ba'.AO48]*[$'bb'.AO48]+[$'axi'.$A48];0;[.AO48];2;0);[.AO48])" office:value-type="float" office:value="0">
            <text:p>0</text:p>
          </table:table-cell>
          <table:table-cell table:style-name="ACE-8" table:formula="of:=IF([$'abs'.AP48]&lt;2;COM.MICROSOFT.SWITCH([$'switches'.$A$1];1;2*[$'ba'.AP48]*[$'bb'.AP48]+[$'axi'.$A48];0;[.AP48];2;0);[.AP48])" office:value-type="float" office:value="0">
            <text:p>0</text:p>
          </table:table-cell>
          <table:table-cell table:style-name="ACE-8" table:formula="of:=IF([$'abs'.AQ48]&lt;2;COM.MICROSOFT.SWITCH([$'switches'.$A$1];1;2*[$'ba'.AQ48]*[$'bb'.AQ48]+[$'axi'.$A48];0;[.AQ48];2;0);[.AQ48])" office:value-type="float" office:value="0">
            <text:p>0</text:p>
          </table:table-cell>
          <table:table-cell table:style-name="ACE-8" table:formula="of:=IF([$'abs'.AR48]&lt;2;COM.MICROSOFT.SWITCH([$'switches'.$A$1];1;2*[$'ba'.AR48]*[$'bb'.AR48]+[$'axi'.$A48];0;[.AR48];2;0);[.AR48])" office:value-type="float" office:value="0">
            <text:p>0</text:p>
          </table:table-cell>
          <table:table-cell table:style-name="ACE-8" table:formula="of:=IF([$'abs'.AS48]&lt;2;COM.MICROSOFT.SWITCH([$'switches'.$A$1];1;2*[$'ba'.AS48]*[$'bb'.AS48]+[$'axi'.$A48];0;[.AS48];2;0);[.AS48])" office:value-type="float" office:value="0">
            <text:p>0</text:p>
          </table:table-cell>
          <table:table-cell table:style-name="ACE-8" table:formula="of:=IF([$'abs'.AT48]&lt;2;COM.MICROSOFT.SWITCH([$'switches'.$A$1];1;2*[$'ba'.AT48]*[$'bb'.AT48]+[$'axi'.$A48];0;[.AT48];2;0);[.AT48])" office:value-type="float" office:value="0">
            <text:p>0</text:p>
          </table:table-cell>
          <table:table-cell table:style-name="ACE-8" table:formula="of:=IF([$'abs'.AU48]&lt;2;COM.MICROSOFT.SWITCH([$'switches'.$A$1];1;2*[$'ba'.AU48]*[$'bb'.AU48]+[$'axi'.$A48];0;[.AU48];2;0);[.AU48])" office:value-type="float" office:value="0">
            <text:p>0</text:p>
          </table:table-cell>
          <table:table-cell table:style-name="ACE-8" table:formula="of:=IF([$'abs'.AV48]&lt;2;COM.MICROSOFT.SWITCH([$'switches'.$A$1];1;2*[$'ba'.AV48]*[$'bb'.AV48]+[$'axi'.$A48];0;[.AV48];2;0);[.AV48])" office:value-type="float" office:value="0">
            <text:p>0</text:p>
          </table:table-cell>
          <table:table-cell table:style-name="ACE-8" table:formula="of:=IF([$'abs'.AW48]&lt;2;COM.MICROSOFT.SWITCH([$'switches'.$A$1];1;2*[$'ba'.AW48]*[$'bb'.AW48]+[$'axi'.$A48];0;[.AW48];2;0);[.AW48])" office:value-type="float" office:value="0">
            <text:p>0</text:p>
          </table:table-cell>
          <table:table-cell table:style-name="ACE-8" table:formula="of:=IF([$'abs'.AX48]&lt;2;COM.MICROSOFT.SWITCH([$'switches'.$A$1];1;2*[$'ba'.AX48]*[$'bb'.AX48]+[$'axi'.$A48];0;[.AX48];2;0);[.AX48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49]&lt;2;COM.MICROSOFT.SWITCH([$'switches'.$A$1];1;2*[$'ba'.B49]*[$'bb'.B49]+[$'axi'.$A49];0;[.B49];2;0);[.B49])" office:value-type="float" office:value="0">
            <text:p>0</text:p>
          </table:table-cell>
          <table:table-cell table:style-name="ACE-8" table:formula="of:=IF([$'abs'.C49]&lt;2;COM.MICROSOFT.SWITCH([$'switches'.$A$1];1;2*[$'ba'.C49]*[$'bb'.C49]+[$'axi'.$A49];0;[.C49];2;0);[.C49])" office:value-type="float" office:value="0">
            <text:p>0</text:p>
          </table:table-cell>
          <table:table-cell table:style-name="ACE-8" table:formula="of:=IF([$'abs'.D49]&lt;2;COM.MICROSOFT.SWITCH([$'switches'.$A$1];1;2*[$'ba'.D49]*[$'bb'.D49]+[$'axi'.$A49];0;[.D49];2;0);[.D49])" office:value-type="float" office:value="0">
            <text:p>0</text:p>
          </table:table-cell>
          <table:table-cell table:style-name="ACE-8" table:formula="of:=IF([$'abs'.E49]&lt;2;COM.MICROSOFT.SWITCH([$'switches'.$A$1];1;2*[$'ba'.E49]*[$'bb'.E49]+[$'axi'.$A49];0;[.E49];2;0);[.E49])" office:value-type="float" office:value="0">
            <text:p>0</text:p>
          </table:table-cell>
          <table:table-cell table:style-name="ACE-8" table:formula="of:=IF([$'abs'.F49]&lt;2;COM.MICROSOFT.SWITCH([$'switches'.$A$1];1;2*[$'ba'.F49]*[$'bb'.F49]+[$'axi'.$A49];0;[.F49];2;0);[.F49])" office:value-type="float" office:value="0">
            <text:p>0</text:p>
          </table:table-cell>
          <table:table-cell table:style-name="ACE-8" table:formula="of:=IF([$'abs'.G49]&lt;2;COM.MICROSOFT.SWITCH([$'switches'.$A$1];1;2*[$'ba'.G49]*[$'bb'.G49]+[$'axi'.$A49];0;[.G49];2;0);[.G49])" office:value-type="float" office:value="0">
            <text:p>0</text:p>
          </table:table-cell>
          <table:table-cell table:style-name="ACE-8" table:formula="of:=IF([$'abs'.H49]&lt;2;COM.MICROSOFT.SWITCH([$'switches'.$A$1];1;2*[$'ba'.H49]*[$'bb'.H49]+[$'axi'.$A49];0;[.H49];2;0);[.H49])" office:value-type="float" office:value="0">
            <text:p>0</text:p>
          </table:table-cell>
          <table:table-cell table:style-name="ACE-8" table:formula="of:=IF([$'abs'.I49]&lt;2;COM.MICROSOFT.SWITCH([$'switches'.$A$1];1;2*[$'ba'.I49]*[$'bb'.I49]+[$'axi'.$A49];0;[.I49];2;0);[.I49])" office:value-type="float" office:value="0">
            <text:p>0</text:p>
          </table:table-cell>
          <table:table-cell table:style-name="ACE-8" table:formula="of:=IF([$'abs'.J49]&lt;2;COM.MICROSOFT.SWITCH([$'switches'.$A$1];1;2*[$'ba'.J49]*[$'bb'.J49]+[$'axi'.$A49];0;[.J49];2;0);[.J49])" office:value-type="float" office:value="0">
            <text:p>0</text:p>
          </table:table-cell>
          <table:table-cell table:style-name="ACE-8" table:formula="of:=IF([$'abs'.K49]&lt;2;COM.MICROSOFT.SWITCH([$'switches'.$A$1];1;2*[$'ba'.K49]*[$'bb'.K49]+[$'axi'.$A49];0;[.K49];2;0);[.K49])" office:value-type="float" office:value="0">
            <text:p>0</text:p>
          </table:table-cell>
          <table:table-cell table:style-name="ACE-8" table:formula="of:=IF([$'abs'.L49]&lt;2;COM.MICROSOFT.SWITCH([$'switches'.$A$1];1;2*[$'ba'.L49]*[$'bb'.L49]+[$'axi'.$A49];0;[.L49];2;0);[.L49])" office:value-type="float" office:value="0">
            <text:p>0</text:p>
          </table:table-cell>
          <table:table-cell table:style-name="ACE-8" table:formula="of:=IF([$'abs'.M49]&lt;2;COM.MICROSOFT.SWITCH([$'switches'.$A$1];1;2*[$'ba'.M49]*[$'bb'.M49]+[$'axi'.$A49];0;[.M49];2;0);[.M49])" office:value-type="float" office:value="0">
            <text:p>0</text:p>
          </table:table-cell>
          <table:table-cell table:style-name="ACE-8" table:formula="of:=IF([$'abs'.N49]&lt;2;COM.MICROSOFT.SWITCH([$'switches'.$A$1];1;2*[$'ba'.N49]*[$'bb'.N49]+[$'axi'.$A49];0;[.N49];2;0);[.N49])" office:value-type="float" office:value="0">
            <text:p>0</text:p>
          </table:table-cell>
          <table:table-cell table:style-name="ACE-8" table:formula="of:=IF([$'abs'.O49]&lt;2;COM.MICROSOFT.SWITCH([$'switches'.$A$1];1;2*[$'ba'.O49]*[$'bb'.O49]+[$'axi'.$A49];0;[.O49];2;0);[.O49])" office:value-type="float" office:value="0">
            <text:p>0</text:p>
          </table:table-cell>
          <table:table-cell table:style-name="ACE-8" table:formula="of:=IF([$'abs'.P49]&lt;2;COM.MICROSOFT.SWITCH([$'switches'.$A$1];1;2*[$'ba'.P49]*[$'bb'.P49]+[$'axi'.$A49];0;[.P49];2;0);[.P49])" office:value-type="float" office:value="0">
            <text:p>0</text:p>
          </table:table-cell>
          <table:table-cell table:style-name="ACE-8" table:formula="of:=IF([$'abs'.Q49]&lt;2;COM.MICROSOFT.SWITCH([$'switches'.$A$1];1;2*[$'ba'.Q49]*[$'bb'.Q49]+[$'axi'.$A49];0;[.Q49];2;0);[.Q49])" office:value-type="float" office:value="0">
            <text:p>0</text:p>
          </table:table-cell>
          <table:table-cell table:style-name="ACE-8" table:formula="of:=IF([$'abs'.R49]&lt;2;COM.MICROSOFT.SWITCH([$'switches'.$A$1];1;2*[$'ba'.R49]*[$'bb'.R49]+[$'axi'.$A49];0;[.R49];2;0);[.R49])" office:value-type="float" office:value="0">
            <text:p>0</text:p>
          </table:table-cell>
          <table:table-cell table:style-name="ACE-8" table:formula="of:=IF([$'abs'.S49]&lt;2;COM.MICROSOFT.SWITCH([$'switches'.$A$1];1;2*[$'ba'.S49]*[$'bb'.S49]+[$'axi'.$A49];0;[.S49];2;0);[.S49])" office:value-type="float" office:value="0">
            <text:p>0</text:p>
          </table:table-cell>
          <table:table-cell table:style-name="ACE-8" table:formula="of:=IF([$'abs'.T49]&lt;2;COM.MICROSOFT.SWITCH([$'switches'.$A$1];1;2*[$'ba'.T49]*[$'bb'.T49]+[$'axi'.$A49];0;[.T49];2;0);[.T49])" office:value-type="float" office:value="0">
            <text:p>0</text:p>
          </table:table-cell>
          <table:table-cell table:style-name="ACE-8" table:formula="of:=IF([$'abs'.U49]&lt;2;COM.MICROSOFT.SWITCH([$'switches'.$A$1];1;2*[$'ba'.U49]*[$'bb'.U49]+[$'axi'.$A49];0;[.U49];2;0);[.U49])" office:value-type="float" office:value="0">
            <text:p>0</text:p>
          </table:table-cell>
          <table:table-cell table:style-name="ACE-8" table:formula="of:=IF([$'abs'.V49]&lt;2;COM.MICROSOFT.SWITCH([$'switches'.$A$1];1;2*[$'ba'.V49]*[$'bb'.V49]+[$'axi'.$A49];0;[.V49];2;0);[.V49])" office:value-type="float" office:value="0">
            <text:p>0</text:p>
          </table:table-cell>
          <table:table-cell table:style-name="ACE-8" table:formula="of:=IF([$'abs'.W49]&lt;2;COM.MICROSOFT.SWITCH([$'switches'.$A$1];1;2*[$'ba'.W49]*[$'bb'.W49]+[$'axi'.$A49];0;[.W49];2;0);[.W49])" office:value-type="float" office:value="0">
            <text:p>0</text:p>
          </table:table-cell>
          <table:table-cell table:style-name="ACE-8" table:formula="of:=IF([$'abs'.X49]&lt;2;COM.MICROSOFT.SWITCH([$'switches'.$A$1];1;2*[$'ba'.X49]*[$'bb'.X49]+[$'axi'.$A49];0;[.X49];2;0);[.X49])" office:value-type="float" office:value="0">
            <text:p>0</text:p>
          </table:table-cell>
          <table:table-cell table:style-name="ACE-8" table:formula="of:=IF([$'abs'.Y49]&lt;2;COM.MICROSOFT.SWITCH([$'switches'.$A$1];1;2*[$'ba'.Y49]*[$'bb'.Y49]+[$'axi'.$A49];0;[.Y49];2;0);[.Y49])" office:value-type="float" office:value="0">
            <text:p>0</text:p>
          </table:table-cell>
          <table:table-cell table:style-name="ACE-8" table:formula="of:=IF([$'abs'.Z49]&lt;2;COM.MICROSOFT.SWITCH([$'switches'.$A$1];1;2*[$'ba'.Z49]*[$'bb'.Z49]+[$'axi'.$A49];0;[.Z49];2;0);[.Z49])" office:value-type="float" office:value="0">
            <text:p>0</text:p>
          </table:table-cell>
          <table:table-cell table:style-name="ACE-8" table:formula="of:=IF([$'abs'.AA49]&lt;2;COM.MICROSOFT.SWITCH([$'switches'.$A$1];1;2*[$'ba'.AA49]*[$'bb'.AA49]+[$'axi'.$A49];0;[.AA49];2;0);[.AA49])" office:value-type="float" office:value="0">
            <text:p>0</text:p>
          </table:table-cell>
          <table:table-cell table:style-name="ACE-8" table:formula="of:=IF([$'abs'.AB49]&lt;2;COM.MICROSOFT.SWITCH([$'switches'.$A$1];1;2*[$'ba'.AB49]*[$'bb'.AB49]+[$'axi'.$A49];0;[.AB49];2;0);[.AB49])" office:value-type="float" office:value="0">
            <text:p>0</text:p>
          </table:table-cell>
          <table:table-cell table:style-name="ACE-8" table:formula="of:=IF([$'abs'.AC49]&lt;2;COM.MICROSOFT.SWITCH([$'switches'.$A$1];1;2*[$'ba'.AC49]*[$'bb'.AC49]+[$'axi'.$A49];0;[.AC49];2;0);[.AC49])" office:value-type="float" office:value="0">
            <text:p>0</text:p>
          </table:table-cell>
          <table:table-cell table:style-name="ACE-8" table:formula="of:=IF([$'abs'.AD49]&lt;2;COM.MICROSOFT.SWITCH([$'switches'.$A$1];1;2*[$'ba'.AD49]*[$'bb'.AD49]+[$'axi'.$A49];0;[.AD49];2;0);[.AD49])" office:value-type="float" office:value="0">
            <text:p>0</text:p>
          </table:table-cell>
          <table:table-cell table:style-name="ACE-8" table:formula="of:=IF([$'abs'.AE49]&lt;2;COM.MICROSOFT.SWITCH([$'switches'.$A$1];1;2*[$'ba'.AE49]*[$'bb'.AE49]+[$'axi'.$A49];0;[.AE49];2;0);[.AE49])" office:value-type="float" office:value="0">
            <text:p>0</text:p>
          </table:table-cell>
          <table:table-cell table:style-name="ACE-8" table:formula="of:=IF([$'abs'.AF49]&lt;2;COM.MICROSOFT.SWITCH([$'switches'.$A$1];1;2*[$'ba'.AF49]*[$'bb'.AF49]+[$'axi'.$A49];0;[.AF49];2;0);[.AF49])" office:value-type="float" office:value="0">
            <text:p>0</text:p>
          </table:table-cell>
          <table:table-cell table:style-name="ACE-8" table:formula="of:=IF([$'abs'.AG49]&lt;2;COM.MICROSOFT.SWITCH([$'switches'.$A$1];1;2*[$'ba'.AG49]*[$'bb'.AG49]+[$'axi'.$A49];0;[.AG49];2;0);[.AG49])" office:value-type="float" office:value="0">
            <text:p>0</text:p>
          </table:table-cell>
          <table:table-cell table:style-name="ACE-8" table:formula="of:=IF([$'abs'.AH49]&lt;2;COM.MICROSOFT.SWITCH([$'switches'.$A$1];1;2*[$'ba'.AH49]*[$'bb'.AH49]+[$'axi'.$A49];0;[.AH49];2;0);[.AH49])" office:value-type="float" office:value="0">
            <text:p>0</text:p>
          </table:table-cell>
          <table:table-cell table:style-name="ACE-8" table:formula="of:=IF([$'abs'.AI49]&lt;2;COM.MICROSOFT.SWITCH([$'switches'.$A$1];1;2*[$'ba'.AI49]*[$'bb'.AI49]+[$'axi'.$A49];0;[.AI49];2;0);[.AI49])" office:value-type="float" office:value="0">
            <text:p>0</text:p>
          </table:table-cell>
          <table:table-cell table:style-name="ACE-8" table:formula="of:=IF([$'abs'.AJ49]&lt;2;COM.MICROSOFT.SWITCH([$'switches'.$A$1];1;2*[$'ba'.AJ49]*[$'bb'.AJ49]+[$'axi'.$A49];0;[.AJ49];2;0);[.AJ49])" office:value-type="float" office:value="0">
            <text:p>0</text:p>
          </table:table-cell>
          <table:table-cell table:style-name="ACE-8" table:formula="of:=IF([$'abs'.AK49]&lt;2;COM.MICROSOFT.SWITCH([$'switches'.$A$1];1;2*[$'ba'.AK49]*[$'bb'.AK49]+[$'axi'.$A49];0;[.AK49];2;0);[.AK49])" office:value-type="float" office:value="0">
            <text:p>0</text:p>
          </table:table-cell>
          <table:table-cell table:style-name="ACE-8" table:formula="of:=IF([$'abs'.AL49]&lt;2;COM.MICROSOFT.SWITCH([$'switches'.$A$1];1;2*[$'ba'.AL49]*[$'bb'.AL49]+[$'axi'.$A49];0;[.AL49];2;0);[.AL49])" office:value-type="float" office:value="0">
            <text:p>0</text:p>
          </table:table-cell>
          <table:table-cell table:style-name="ACE-8" table:formula="of:=IF([$'abs'.AM49]&lt;2;COM.MICROSOFT.SWITCH([$'switches'.$A$1];1;2*[$'ba'.AM49]*[$'bb'.AM49]+[$'axi'.$A49];0;[.AM49];2;0);[.AM49])" office:value-type="float" office:value="0">
            <text:p>0</text:p>
          </table:table-cell>
          <table:table-cell table:style-name="ACE-8" table:formula="of:=IF([$'abs'.AN49]&lt;2;COM.MICROSOFT.SWITCH([$'switches'.$A$1];1;2*[$'ba'.AN49]*[$'bb'.AN49]+[$'axi'.$A49];0;[.AN49];2;0);[.AN49])" office:value-type="float" office:value="0">
            <text:p>0</text:p>
          </table:table-cell>
          <table:table-cell table:style-name="ACE-8" table:formula="of:=IF([$'abs'.AO49]&lt;2;COM.MICROSOFT.SWITCH([$'switches'.$A$1];1;2*[$'ba'.AO49]*[$'bb'.AO49]+[$'axi'.$A49];0;[.AO49];2;0);[.AO49])" office:value-type="float" office:value="0">
            <text:p>0</text:p>
          </table:table-cell>
          <table:table-cell table:style-name="ACE-8" table:formula="of:=IF([$'abs'.AP49]&lt;2;COM.MICROSOFT.SWITCH([$'switches'.$A$1];1;2*[$'ba'.AP49]*[$'bb'.AP49]+[$'axi'.$A49];0;[.AP49];2;0);[.AP49])" office:value-type="float" office:value="0">
            <text:p>0</text:p>
          </table:table-cell>
          <table:table-cell table:style-name="ACE-8" table:formula="of:=IF([$'abs'.AQ49]&lt;2;COM.MICROSOFT.SWITCH([$'switches'.$A$1];1;2*[$'ba'.AQ49]*[$'bb'.AQ49]+[$'axi'.$A49];0;[.AQ49];2;0);[.AQ49])" office:value-type="float" office:value="0">
            <text:p>0</text:p>
          </table:table-cell>
          <table:table-cell table:style-name="ACE-8" table:formula="of:=IF([$'abs'.AR49]&lt;2;COM.MICROSOFT.SWITCH([$'switches'.$A$1];1;2*[$'ba'.AR49]*[$'bb'.AR49]+[$'axi'.$A49];0;[.AR49];2;0);[.AR49])" office:value-type="float" office:value="0">
            <text:p>0</text:p>
          </table:table-cell>
          <table:table-cell table:style-name="ACE-8" table:formula="of:=IF([$'abs'.AS49]&lt;2;COM.MICROSOFT.SWITCH([$'switches'.$A$1];1;2*[$'ba'.AS49]*[$'bb'.AS49]+[$'axi'.$A49];0;[.AS49];2;0);[.AS49])" office:value-type="float" office:value="0">
            <text:p>0</text:p>
          </table:table-cell>
          <table:table-cell table:style-name="ACE-8" table:formula="of:=IF([$'abs'.AT49]&lt;2;COM.MICROSOFT.SWITCH([$'switches'.$A$1];1;2*[$'ba'.AT49]*[$'bb'.AT49]+[$'axi'.$A49];0;[.AT49];2;0);[.AT49])" office:value-type="float" office:value="0">
            <text:p>0</text:p>
          </table:table-cell>
          <table:table-cell table:style-name="ACE-8" table:formula="of:=IF([$'abs'.AU49]&lt;2;COM.MICROSOFT.SWITCH([$'switches'.$A$1];1;2*[$'ba'.AU49]*[$'bb'.AU49]+[$'axi'.$A49];0;[.AU49];2;0);[.AU49])" office:value-type="float" office:value="0">
            <text:p>0</text:p>
          </table:table-cell>
          <table:table-cell table:style-name="ACE-8" table:formula="of:=IF([$'abs'.AV49]&lt;2;COM.MICROSOFT.SWITCH([$'switches'.$A$1];1;2*[$'ba'.AV49]*[$'bb'.AV49]+[$'axi'.$A49];0;[.AV49];2;0);[.AV49])" office:value-type="float" office:value="0">
            <text:p>0</text:p>
          </table:table-cell>
          <table:table-cell table:style-name="ACE-8" table:formula="of:=IF([$'abs'.AW49]&lt;2;COM.MICROSOFT.SWITCH([$'switches'.$A$1];1;2*[$'ba'.AW49]*[$'bb'.AW49]+[$'axi'.$A49];0;[.AW49];2;0);[.AW49])" office:value-type="float" office:value="0">
            <text:p>0</text:p>
          </table:table-cell>
          <table:table-cell table:style-name="ACE-8" table:formula="of:=IF([$'abs'.AX49]&lt;2;COM.MICROSOFT.SWITCH([$'switches'.$A$1];1;2*[$'ba'.AX49]*[$'bb'.AX49]+[$'axi'.$A49];0;[.AX49];2;0);[.AX49])" office:value-type="float" office:value="0">
            <text:p>0</text:p>
          </table:table-cell>
          <table:table-cell table:number-columns-repeated="974" table:style-name="ACE-9"/>
        </table:table-row>
        <table:table-row table:style-name="AROW-1">
          <table:table-cell table:style-name="ACE-9"/>
          <table:table-cell table:style-name="ACE-8" table:formula="of:=IF([$'abs'.B50]&lt;2;COM.MICROSOFT.SWITCH([$'switches'.$A$1];1;2*[$'ba'.B50]*[$'bb'.B50]+[$'axi'.$A50];0;[.B50];2;0);[.B50])" office:value-type="float" office:value="0">
            <text:p>0</text:p>
          </table:table-cell>
          <table:table-cell table:style-name="ACE-8" table:formula="of:=IF([$'abs'.C50]&lt;2;COM.MICROSOFT.SWITCH([$'switches'.$A$1];1;2*[$'ba'.C50]*[$'bb'.C50]+[$'axi'.$A50];0;[.C50];2;0);[.C50])" office:value-type="float" office:value="0">
            <text:p>0</text:p>
          </table:table-cell>
          <table:table-cell table:style-name="ACE-8" table:formula="of:=IF([$'abs'.D50]&lt;2;COM.MICROSOFT.SWITCH([$'switches'.$A$1];1;2*[$'ba'.D50]*[$'bb'.D50]+[$'axi'.$A50];0;[.D50];2;0);[.D50])" office:value-type="float" office:value="0">
            <text:p>0</text:p>
          </table:table-cell>
          <table:table-cell table:style-name="ACE-8" table:formula="of:=IF([$'abs'.E50]&lt;2;COM.MICROSOFT.SWITCH([$'switches'.$A$1];1;2*[$'ba'.E50]*[$'bb'.E50]+[$'axi'.$A50];0;[.E50];2;0);[.E50])" office:value-type="float" office:value="0">
            <text:p>0</text:p>
          </table:table-cell>
          <table:table-cell table:style-name="ACE-8" table:formula="of:=IF([$'abs'.F50]&lt;2;COM.MICROSOFT.SWITCH([$'switches'.$A$1];1;2*[$'ba'.F50]*[$'bb'.F50]+[$'axi'.$A50];0;[.F50];2;0);[.F50])" office:value-type="float" office:value="0">
            <text:p>0</text:p>
          </table:table-cell>
          <table:table-cell table:style-name="ACE-8" table:formula="of:=IF([$'abs'.G50]&lt;2;COM.MICROSOFT.SWITCH([$'switches'.$A$1];1;2*[$'ba'.G50]*[$'bb'.G50]+[$'axi'.$A50];0;[.G50];2;0);[.G50])" office:value-type="float" office:value="0">
            <text:p>0</text:p>
          </table:table-cell>
          <table:table-cell table:style-name="ACE-8" table:formula="of:=IF([$'abs'.H50]&lt;2;COM.MICROSOFT.SWITCH([$'switches'.$A$1];1;2*[$'ba'.H50]*[$'bb'.H50]+[$'axi'.$A50];0;[.H50];2;0);[.H50])" office:value-type="float" office:value="0">
            <text:p>0</text:p>
          </table:table-cell>
          <table:table-cell table:style-name="ACE-8" table:formula="of:=IF([$'abs'.I50]&lt;2;COM.MICROSOFT.SWITCH([$'switches'.$A$1];1;2*[$'ba'.I50]*[$'bb'.I50]+[$'axi'.$A50];0;[.I50];2;0);[.I50])" office:value-type="float" office:value="0">
            <text:p>0</text:p>
          </table:table-cell>
          <table:table-cell table:style-name="ACE-8" table:formula="of:=IF([$'abs'.J50]&lt;2;COM.MICROSOFT.SWITCH([$'switches'.$A$1];1;2*[$'ba'.J50]*[$'bb'.J50]+[$'axi'.$A50];0;[.J50];2;0);[.J50])" office:value-type="float" office:value="0">
            <text:p>0</text:p>
          </table:table-cell>
          <table:table-cell table:style-name="ACE-8" table:formula="of:=IF([$'abs'.K50]&lt;2;COM.MICROSOFT.SWITCH([$'switches'.$A$1];1;2*[$'ba'.K50]*[$'bb'.K50]+[$'axi'.$A50];0;[.K50];2;0);[.K50])" office:value-type="float" office:value="0">
            <text:p>0</text:p>
          </table:table-cell>
          <table:table-cell table:style-name="ACE-8" table:formula="of:=IF([$'abs'.L50]&lt;2;COM.MICROSOFT.SWITCH([$'switches'.$A$1];1;2*[$'ba'.L50]*[$'bb'.L50]+[$'axi'.$A50];0;[.L50];2;0);[.L50])" office:value-type="float" office:value="0">
            <text:p>0</text:p>
          </table:table-cell>
          <table:table-cell table:style-name="ACE-8" table:formula="of:=IF([$'abs'.M50]&lt;2;COM.MICROSOFT.SWITCH([$'switches'.$A$1];1;2*[$'ba'.M50]*[$'bb'.M50]+[$'axi'.$A50];0;[.M50];2;0);[.M50])" office:value-type="float" office:value="0">
            <text:p>0</text:p>
          </table:table-cell>
          <table:table-cell table:style-name="ACE-8" table:formula="of:=IF([$'abs'.N50]&lt;2;COM.MICROSOFT.SWITCH([$'switches'.$A$1];1;2*[$'ba'.N50]*[$'bb'.N50]+[$'axi'.$A50];0;[.N50];2;0);[.N50])" office:value-type="float" office:value="0">
            <text:p>0</text:p>
          </table:table-cell>
          <table:table-cell table:style-name="ACE-8" table:formula="of:=IF([$'abs'.O50]&lt;2;COM.MICROSOFT.SWITCH([$'switches'.$A$1];1;2*[$'ba'.O50]*[$'bb'.O50]+[$'axi'.$A50];0;[.O50];2;0);[.O50])" office:value-type="float" office:value="0">
            <text:p>0</text:p>
          </table:table-cell>
          <table:table-cell table:style-name="ACE-8" table:formula="of:=IF([$'abs'.P50]&lt;2;COM.MICROSOFT.SWITCH([$'switches'.$A$1];1;2*[$'ba'.P50]*[$'bb'.P50]+[$'axi'.$A50];0;[.P50];2;0);[.P50])" office:value-type="float" office:value="0">
            <text:p>0</text:p>
          </table:table-cell>
          <table:table-cell table:style-name="ACE-8" table:formula="of:=IF([$'abs'.Q50]&lt;2;COM.MICROSOFT.SWITCH([$'switches'.$A$1];1;2*[$'ba'.Q50]*[$'bb'.Q50]+[$'axi'.$A50];0;[.Q50];2;0);[.Q50])" office:value-type="float" office:value="0">
            <text:p>0</text:p>
          </table:table-cell>
          <table:table-cell table:style-name="ACE-8" table:formula="of:=IF([$'abs'.R50]&lt;2;COM.MICROSOFT.SWITCH([$'switches'.$A$1];1;2*[$'ba'.R50]*[$'bb'.R50]+[$'axi'.$A50];0;[.R50];2;0);[.R50])" office:value-type="float" office:value="0">
            <text:p>0</text:p>
          </table:table-cell>
          <table:table-cell table:style-name="ACE-8" table:formula="of:=IF([$'abs'.S50]&lt;2;COM.MICROSOFT.SWITCH([$'switches'.$A$1];1;2*[$'ba'.S50]*[$'bb'.S50]+[$'axi'.$A50];0;[.S50];2;0);[.S50])" office:value-type="float" office:value="0">
            <text:p>0</text:p>
          </table:table-cell>
          <table:table-cell table:style-name="ACE-8" table:formula="of:=IF([$'abs'.T50]&lt;2;COM.MICROSOFT.SWITCH([$'switches'.$A$1];1;2*[$'ba'.T50]*[$'bb'.T50]+[$'axi'.$A50];0;[.T50];2;0);[.T50])" office:value-type="float" office:value="0">
            <text:p>0</text:p>
          </table:table-cell>
          <table:table-cell table:style-name="ACE-8" table:formula="of:=IF([$'abs'.U50]&lt;2;COM.MICROSOFT.SWITCH([$'switches'.$A$1];1;2*[$'ba'.U50]*[$'bb'.U50]+[$'axi'.$A50];0;[.U50];2;0);[.U50])" office:value-type="float" office:value="0">
            <text:p>0</text:p>
          </table:table-cell>
          <table:table-cell table:style-name="ACE-8" table:formula="of:=IF([$'abs'.V50]&lt;2;COM.MICROSOFT.SWITCH([$'switches'.$A$1];1;2*[$'ba'.V50]*[$'bb'.V50]+[$'axi'.$A50];0;[.V50];2;0);[.V50])" office:value-type="float" office:value="0">
            <text:p>0</text:p>
          </table:table-cell>
          <table:table-cell table:style-name="ACE-8" table:formula="of:=IF([$'abs'.W50]&lt;2;COM.MICROSOFT.SWITCH([$'switches'.$A$1];1;2*[$'ba'.W50]*[$'bb'.W50]+[$'axi'.$A50];0;[.W50];2;0);[.W50])" office:value-type="float" office:value="0">
            <text:p>0</text:p>
          </table:table-cell>
          <table:table-cell table:style-name="ACE-8" table:formula="of:=IF([$'abs'.X50]&lt;2;COM.MICROSOFT.SWITCH([$'switches'.$A$1];1;2*[$'ba'.X50]*[$'bb'.X50]+[$'axi'.$A50];0;[.X50];2;0);[.X50])" office:value-type="float" office:value="0">
            <text:p>0</text:p>
          </table:table-cell>
          <table:table-cell table:style-name="ACE-8" table:formula="of:=IF([$'abs'.Y50]&lt;2;COM.MICROSOFT.SWITCH([$'switches'.$A$1];1;2*[$'ba'.Y50]*[$'bb'.Y50]+[$'axi'.$A50];0;[.Y50];2;0);[.Y50])" office:value-type="float" office:value="0">
            <text:p>0</text:p>
          </table:table-cell>
          <table:table-cell table:style-name="ACE-8" table:formula="of:=IF([$'abs'.Z50]&lt;2;COM.MICROSOFT.SWITCH([$'switches'.$A$1];1;2*[$'ba'.Z50]*[$'bb'.Z50]+[$'axi'.$A50];0;[.Z50];2;0);[.Z50])" office:value-type="float" office:value="0">
            <text:p>0</text:p>
          </table:table-cell>
          <table:table-cell table:style-name="ACE-8" table:formula="of:=IF([$'abs'.AA50]&lt;2;COM.MICROSOFT.SWITCH([$'switches'.$A$1];1;2*[$'ba'.AA50]*[$'bb'.AA50]+[$'axi'.$A50];0;[.AA50];2;0);[.AA50])" office:value-type="float" office:value="0">
            <text:p>0</text:p>
          </table:table-cell>
          <table:table-cell table:style-name="ACE-8" table:formula="of:=IF([$'abs'.AB50]&lt;2;COM.MICROSOFT.SWITCH([$'switches'.$A$1];1;2*[$'ba'.AB50]*[$'bb'.AB50]+[$'axi'.$A50];0;[.AB50];2;0);[.AB50])" office:value-type="float" office:value="0">
            <text:p>0</text:p>
          </table:table-cell>
          <table:table-cell table:style-name="ACE-8" table:formula="of:=IF([$'abs'.AC50]&lt;2;COM.MICROSOFT.SWITCH([$'switches'.$A$1];1;2*[$'ba'.AC50]*[$'bb'.AC50]+[$'axi'.$A50];0;[.AC50];2;0);[.AC50])" office:value-type="float" office:value="0">
            <text:p>0</text:p>
          </table:table-cell>
          <table:table-cell table:style-name="ACE-8" table:formula="of:=IF([$'abs'.AD50]&lt;2;COM.MICROSOFT.SWITCH([$'switches'.$A$1];1;2*[$'ba'.AD50]*[$'bb'.AD50]+[$'axi'.$A50];0;[.AD50];2;0);[.AD50])" office:value-type="float" office:value="0">
            <text:p>0</text:p>
          </table:table-cell>
          <table:table-cell table:style-name="ACE-8" table:formula="of:=IF([$'abs'.AE50]&lt;2;COM.MICROSOFT.SWITCH([$'switches'.$A$1];1;2*[$'ba'.AE50]*[$'bb'.AE50]+[$'axi'.$A50];0;[.AE50];2;0);[.AE50])" office:value-type="float" office:value="0">
            <text:p>0</text:p>
          </table:table-cell>
          <table:table-cell table:style-name="ACE-8" table:formula="of:=IF([$'abs'.AF50]&lt;2;COM.MICROSOFT.SWITCH([$'switches'.$A$1];1;2*[$'ba'.AF50]*[$'bb'.AF50]+[$'axi'.$A50];0;[.AF50];2;0);[.AF50])" office:value-type="float" office:value="0">
            <text:p>0</text:p>
          </table:table-cell>
          <table:table-cell table:style-name="ACE-8" table:formula="of:=IF([$'abs'.AG50]&lt;2;COM.MICROSOFT.SWITCH([$'switches'.$A$1];1;2*[$'ba'.AG50]*[$'bb'.AG50]+[$'axi'.$A50];0;[.AG50];2;0);[.AG50])" office:value-type="float" office:value="0">
            <text:p>0</text:p>
          </table:table-cell>
          <table:table-cell table:style-name="ACE-8" table:formula="of:=IF([$'abs'.AH50]&lt;2;COM.MICROSOFT.SWITCH([$'switches'.$A$1];1;2*[$'ba'.AH50]*[$'bb'.AH50]+[$'axi'.$A50];0;[.AH50];2;0);[.AH50])" office:value-type="float" office:value="0">
            <text:p>0</text:p>
          </table:table-cell>
          <table:table-cell table:style-name="ACE-8" table:formula="of:=IF([$'abs'.AI50]&lt;2;COM.MICROSOFT.SWITCH([$'switches'.$A$1];1;2*[$'ba'.AI50]*[$'bb'.AI50]+[$'axi'.$A50];0;[.AI50];2;0);[.AI50])" office:value-type="float" office:value="0">
            <text:p>0</text:p>
          </table:table-cell>
          <table:table-cell table:style-name="ACE-8" table:formula="of:=IF([$'abs'.AJ50]&lt;2;COM.MICROSOFT.SWITCH([$'switches'.$A$1];1;2*[$'ba'.AJ50]*[$'bb'.AJ50]+[$'axi'.$A50];0;[.AJ50];2;0);[.AJ50])" office:value-type="float" office:value="0">
            <text:p>0</text:p>
          </table:table-cell>
          <table:table-cell table:style-name="ACE-8" table:formula="of:=IF([$'abs'.AK50]&lt;2;COM.MICROSOFT.SWITCH([$'switches'.$A$1];1;2*[$'ba'.AK50]*[$'bb'.AK50]+[$'axi'.$A50];0;[.AK50];2;0);[.AK50])" office:value-type="float" office:value="0">
            <text:p>0</text:p>
          </table:table-cell>
          <table:table-cell table:style-name="ACE-8" table:formula="of:=IF([$'abs'.AL50]&lt;2;COM.MICROSOFT.SWITCH([$'switches'.$A$1];1;2*[$'ba'.AL50]*[$'bb'.AL50]+[$'axi'.$A50];0;[.AL50];2;0);[.AL50])" office:value-type="float" office:value="0">
            <text:p>0</text:p>
          </table:table-cell>
          <table:table-cell table:style-name="ACE-8" table:formula="of:=IF([$'abs'.AM50]&lt;2;COM.MICROSOFT.SWITCH([$'switches'.$A$1];1;2*[$'ba'.AM50]*[$'bb'.AM50]+[$'axi'.$A50];0;[.AM50];2;0);[.AM50])" office:value-type="float" office:value="0">
            <text:p>0</text:p>
          </table:table-cell>
          <table:table-cell table:style-name="ACE-8" table:formula="of:=IF([$'abs'.AN50]&lt;2;COM.MICROSOFT.SWITCH([$'switches'.$A$1];1;2*[$'ba'.AN50]*[$'bb'.AN50]+[$'axi'.$A50];0;[.AN50];2;0);[.AN50])" office:value-type="float" office:value="0">
            <text:p>0</text:p>
          </table:table-cell>
          <table:table-cell table:style-name="ACE-8" table:formula="of:=IF([$'abs'.AO50]&lt;2;COM.MICROSOFT.SWITCH([$'switches'.$A$1];1;2*[$'ba'.AO50]*[$'bb'.AO50]+[$'axi'.$A50];0;[.AO50];2;0);[.AO50])" office:value-type="float" office:value="0">
            <text:p>0</text:p>
          </table:table-cell>
          <table:table-cell table:style-name="ACE-8" table:formula="of:=IF([$'abs'.AP50]&lt;2;COM.MICROSOFT.SWITCH([$'switches'.$A$1];1;2*[$'ba'.AP50]*[$'bb'.AP50]+[$'axi'.$A50];0;[.AP50];2;0);[.AP50])" office:value-type="float" office:value="0">
            <text:p>0</text:p>
          </table:table-cell>
          <table:table-cell table:style-name="ACE-8" table:formula="of:=IF([$'abs'.AQ50]&lt;2;COM.MICROSOFT.SWITCH([$'switches'.$A$1];1;2*[$'ba'.AQ50]*[$'bb'.AQ50]+[$'axi'.$A50];0;[.AQ50];2;0);[.AQ50])" office:value-type="float" office:value="0">
            <text:p>0</text:p>
          </table:table-cell>
          <table:table-cell table:style-name="ACE-8" table:formula="of:=IF([$'abs'.AR50]&lt;2;COM.MICROSOFT.SWITCH([$'switches'.$A$1];1;2*[$'ba'.AR50]*[$'bb'.AR50]+[$'axi'.$A50];0;[.AR50];2;0);[.AR50])" office:value-type="float" office:value="0">
            <text:p>0</text:p>
          </table:table-cell>
          <table:table-cell table:style-name="ACE-8" table:formula="of:=IF([$'abs'.AS50]&lt;2;COM.MICROSOFT.SWITCH([$'switches'.$A$1];1;2*[$'ba'.AS50]*[$'bb'.AS50]+[$'axi'.$A50];0;[.AS50];2;0);[.AS50])" office:value-type="float" office:value="0">
            <text:p>0</text:p>
          </table:table-cell>
          <table:table-cell table:style-name="ACE-8" table:formula="of:=IF([$'abs'.AT50]&lt;2;COM.MICROSOFT.SWITCH([$'switches'.$A$1];1;2*[$'ba'.AT50]*[$'bb'.AT50]+[$'axi'.$A50];0;[.AT50];2;0);[.AT50])" office:value-type="float" office:value="0">
            <text:p>0</text:p>
          </table:table-cell>
          <table:table-cell table:style-name="ACE-8" table:formula="of:=IF([$'abs'.AU50]&lt;2;COM.MICROSOFT.SWITCH([$'switches'.$A$1];1;2*[$'ba'.AU50]*[$'bb'.AU50]+[$'axi'.$A50];0;[.AU50];2;0);[.AU50])" office:value-type="float" office:value="0">
            <text:p>0</text:p>
          </table:table-cell>
          <table:table-cell table:style-name="ACE-8" table:formula="of:=IF([$'abs'.AV50]&lt;2;COM.MICROSOFT.SWITCH([$'switches'.$A$1];1;2*[$'ba'.AV50]*[$'bb'.AV50]+[$'axi'.$A50];0;[.AV50];2;0);[.AV50])" office:value-type="float" office:value="0">
            <text:p>0</text:p>
          </table:table-cell>
          <table:table-cell table:style-name="ACE-8" table:formula="of:=IF([$'abs'.AW50]&lt;2;COM.MICROSOFT.SWITCH([$'switches'.$A$1];1;2*[$'ba'.AW50]*[$'bb'.AW50]+[$'axi'.$A50];0;[.AW50];2;0);[.AW50])" office:value-type="float" office:value="0">
            <text:p>0</text:p>
          </table:table-cell>
          <table:table-cell table:style-name="ACE-8" table:formula="of:=IF([$'abs'.AX50]&lt;2;COM.MICROSOFT.SWITCH([$'switches'.$A$1];1;2*[$'ba'.AX50]*[$'bb'.AX50]+[$'axi'.$A50];0;[.AX50];2;0);[.AX50])" office:value-type="float" office:value="0">
            <text:p>0</text:p>
          </table:table-cell>
          <table:table-cell table:number-columns-repeated="974" table:style-name="ACE-9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b&quot;" table:base-cell-address="$'b'.$A$1"/>
          <table:named-expression table:name="Print_Area" table:expression="of:=#REF!" table:base-cell-address="$'b'.$A$1"/>
        </table:named-expressions>
        <gnm:selections gnm:cursor-col="6" gnm:cursor-row="21">
          <gnm:selection gnm:start-col="6" gnm:start-row="21" gnm:end-col="6" gnm:end-row="21"/>
        </gnm:selections>
      </table:table>
      <table:table table:name="ba" table:style-name="ta-5" table:print="true">
        <office:forms form:automatic-focus="false" form:apply-design-mode="false">
          <form:form/>
        </office:forms>
        <table:table-column table:default-cell-style-name="ACE-11" table:style-name="ACOL-0" table:number-columns-repeated="50"/>
        <table:table-column table:default-cell-style-name="ACE-11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11"/>
          <table:table-cell table:style-name="ACE-10" table:formula="of:=COM.MICROSOFT.SWITCH([$'switches'.$B$1];1;[$'a'.B2];0;[.B2];2;0)" office:value-type="float" office:value="0">
            <text:p>0</text:p>
          </table:table-cell>
          <table:table-cell table:style-name="ACE-10" table:formula="of:=COM.MICROSOFT.SWITCH([$'switches'.$B$1];1;[$'a'.C2];0;[.C2];2;0)" office:value-type="float" office:value="0">
            <text:p>0</text:p>
          </table:table-cell>
          <table:table-cell table:style-name="ACE-10" table:formula="of:=COM.MICROSOFT.SWITCH([$'switches'.$B$1];1;[$'a'.D2];0;[.D2];2;0)" office:value-type="float" office:value="0">
            <text:p>0</text:p>
          </table:table-cell>
          <table:table-cell table:style-name="ACE-10" table:formula="of:=COM.MICROSOFT.SWITCH([$'switches'.$B$1];1;[$'a'.E2];0;[.E2];2;0)" office:value-type="float" office:value="0">
            <text:p>0</text:p>
          </table:table-cell>
          <table:table-cell table:style-name="ACE-10" table:formula="of:=COM.MICROSOFT.SWITCH([$'switches'.$B$1];1;[$'a'.F2];0;[.F2];2;0)" office:value-type="float" office:value="0">
            <text:p>0</text:p>
          </table:table-cell>
          <table:table-cell table:style-name="ACE-10" table:formula="of:=COM.MICROSOFT.SWITCH([$'switches'.$B$1];1;[$'a'.G2];0;[.G2];2;0)" office:value-type="float" office:value="0">
            <text:p>0</text:p>
          </table:table-cell>
          <table:table-cell table:style-name="ACE-10" table:formula="of:=COM.MICROSOFT.SWITCH([$'switches'.$B$1];1;[$'a'.H2];0;[.H2];2;0)" office:value-type="float" office:value="0">
            <text:p>0</text:p>
          </table:table-cell>
          <table:table-cell table:style-name="ACE-10" table:formula="of:=COM.MICROSOFT.SWITCH([$'switches'.$B$1];1;[$'a'.I2];0;[.I2];2;0)" office:value-type="float" office:value="0">
            <text:p>0</text:p>
          </table:table-cell>
          <table:table-cell table:style-name="ACE-10" table:formula="of:=COM.MICROSOFT.SWITCH([$'switches'.$B$1];1;[$'a'.J2];0;[.J2];2;0)" office:value-type="float" office:value="0">
            <text:p>0</text:p>
          </table:table-cell>
          <table:table-cell table:style-name="ACE-10" table:formula="of:=COM.MICROSOFT.SWITCH([$'switches'.$B$1];1;[$'a'.K2];0;[.K2];2;0)" office:value-type="float" office:value="0">
            <text:p>0</text:p>
          </table:table-cell>
          <table:table-cell table:style-name="ACE-10" table:formula="of:=COM.MICROSOFT.SWITCH([$'switches'.$B$1];1;[$'a'.L2];0;[.L2];2;0)" office:value-type="float" office:value="0">
            <text:p>0</text:p>
          </table:table-cell>
          <table:table-cell table:style-name="ACE-10" table:formula="of:=COM.MICROSOFT.SWITCH([$'switches'.$B$1];1;[$'a'.M2];0;[.M2];2;0)" office:value-type="float" office:value="0">
            <text:p>0</text:p>
          </table:table-cell>
          <table:table-cell table:style-name="ACE-10" table:formula="of:=COM.MICROSOFT.SWITCH([$'switches'.$B$1];1;[$'a'.N2];0;[.N2];2;0)" office:value-type="float" office:value="0">
            <text:p>0</text:p>
          </table:table-cell>
          <table:table-cell table:style-name="ACE-10" table:formula="of:=COM.MICROSOFT.SWITCH([$'switches'.$B$1];1;[$'a'.O2];0;[.O2];2;0)" office:value-type="float" office:value="0">
            <text:p>0</text:p>
          </table:table-cell>
          <table:table-cell table:style-name="ACE-10" table:formula="of:=COM.MICROSOFT.SWITCH([$'switches'.$B$1];1;[$'a'.P2];0;[.P2];2;0)" office:value-type="float" office:value="0">
            <text:p>0</text:p>
          </table:table-cell>
          <table:table-cell table:style-name="ACE-10" table:formula="of:=COM.MICROSOFT.SWITCH([$'switches'.$B$1];1;[$'a'.Q2];0;[.Q2];2;0)" office:value-type="float" office:value="0">
            <text:p>0</text:p>
          </table:table-cell>
          <table:table-cell table:style-name="ACE-10" table:formula="of:=COM.MICROSOFT.SWITCH([$'switches'.$B$1];1;[$'a'.R2];0;[.R2];2;0)" office:value-type="float" office:value="0">
            <text:p>0</text:p>
          </table:table-cell>
          <table:table-cell table:style-name="ACE-10" table:formula="of:=COM.MICROSOFT.SWITCH([$'switches'.$B$1];1;[$'a'.S2];0;[.S2];2;0)" office:value-type="float" office:value="0">
            <text:p>0</text:p>
          </table:table-cell>
          <table:table-cell table:style-name="ACE-10" table:formula="of:=COM.MICROSOFT.SWITCH([$'switches'.$B$1];1;[$'a'.T2];0;[.T2];2;0)" office:value-type="float" office:value="0">
            <text:p>0</text:p>
          </table:table-cell>
          <table:table-cell table:style-name="ACE-10" table:formula="of:=COM.MICROSOFT.SWITCH([$'switches'.$B$1];1;[$'a'.U2];0;[.U2];2;0)" office:value-type="float" office:value="0">
            <text:p>0</text:p>
          </table:table-cell>
          <table:table-cell table:style-name="ACE-10" table:formula="of:=COM.MICROSOFT.SWITCH([$'switches'.$B$1];1;[$'a'.V2];0;[.V2];2;0)" office:value-type="float" office:value="0">
            <text:p>0</text:p>
          </table:table-cell>
          <table:table-cell table:style-name="ACE-10" table:formula="of:=COM.MICROSOFT.SWITCH([$'switches'.$B$1];1;[$'a'.W2];0;[.W2];2;0)" office:value-type="float" office:value="0">
            <text:p>0</text:p>
          </table:table-cell>
          <table:table-cell table:style-name="ACE-10" table:formula="of:=COM.MICROSOFT.SWITCH([$'switches'.$B$1];1;[$'a'.X2];0;[.X2];2;0)" office:value-type="float" office:value="0">
            <text:p>0</text:p>
          </table:table-cell>
          <table:table-cell table:style-name="ACE-10" table:formula="of:=COM.MICROSOFT.SWITCH([$'switches'.$B$1];1;[$'a'.Y2];0;[.Y2];2;0)" office:value-type="float" office:value="0">
            <text:p>0</text:p>
          </table:table-cell>
          <table:table-cell table:style-name="ACE-10" table:formula="of:=COM.MICROSOFT.SWITCH([$'switches'.$B$1];1;[$'a'.Z2];0;[.Z2];2;0)" office:value-type="float" office:value="0">
            <text:p>0</text:p>
          </table:table-cell>
          <table:table-cell table:style-name="ACE-10" table:formula="of:=COM.MICROSOFT.SWITCH([$'switches'.$B$1];1;[$'a'.AA2];0;[.AA2];2;0)" office:value-type="float" office:value="0">
            <text:p>0</text:p>
          </table:table-cell>
          <table:table-cell table:style-name="ACE-10" table:formula="of:=COM.MICROSOFT.SWITCH([$'switches'.$B$1];1;[$'a'.AB2];0;[.AB2];2;0)" office:value-type="float" office:value="0">
            <text:p>0</text:p>
          </table:table-cell>
          <table:table-cell table:style-name="ACE-10" table:formula="of:=COM.MICROSOFT.SWITCH([$'switches'.$B$1];1;[$'a'.AC2];0;[.AC2];2;0)" office:value-type="float" office:value="0">
            <text:p>0</text:p>
          </table:table-cell>
          <table:table-cell table:style-name="ACE-10" table:formula="of:=COM.MICROSOFT.SWITCH([$'switches'.$B$1];1;[$'a'.AD2];0;[.AD2];2;0)" office:value-type="float" office:value="0">
            <text:p>0</text:p>
          </table:table-cell>
          <table:table-cell table:style-name="ACE-10" table:formula="of:=COM.MICROSOFT.SWITCH([$'switches'.$B$1];1;[$'a'.AE2];0;[.AE2];2;0)" office:value-type="float" office:value="0">
            <text:p>0</text:p>
          </table:table-cell>
          <table:table-cell table:style-name="ACE-10" table:formula="of:=COM.MICROSOFT.SWITCH([$'switches'.$B$1];1;[$'a'.AF2];0;[.AF2];2;0)" office:value-type="float" office:value="0">
            <text:p>0</text:p>
          </table:table-cell>
          <table:table-cell table:style-name="ACE-10" table:formula="of:=COM.MICROSOFT.SWITCH([$'switches'.$B$1];1;[$'a'.AG2];0;[.AG2];2;0)" office:value-type="float" office:value="0">
            <text:p>0</text:p>
          </table:table-cell>
          <table:table-cell table:style-name="ACE-10" table:formula="of:=COM.MICROSOFT.SWITCH([$'switches'.$B$1];1;[$'a'.AH2];0;[.AH2];2;0)" office:value-type="float" office:value="0">
            <text:p>0</text:p>
          </table:table-cell>
          <table:table-cell table:style-name="ACE-10" table:formula="of:=COM.MICROSOFT.SWITCH([$'switches'.$B$1];1;[$'a'.AI2];0;[.AI2];2;0)" office:value-type="float" office:value="0">
            <text:p>0</text:p>
          </table:table-cell>
          <table:table-cell table:style-name="ACE-10" table:formula="of:=COM.MICROSOFT.SWITCH([$'switches'.$B$1];1;[$'a'.AJ2];0;[.AJ2];2;0)" office:value-type="float" office:value="0">
            <text:p>0</text:p>
          </table:table-cell>
          <table:table-cell table:style-name="ACE-10" table:formula="of:=COM.MICROSOFT.SWITCH([$'switches'.$B$1];1;[$'a'.AK2];0;[.AK2];2;0)" office:value-type="float" office:value="0">
            <text:p>0</text:p>
          </table:table-cell>
          <table:table-cell table:style-name="ACE-10" table:formula="of:=COM.MICROSOFT.SWITCH([$'switches'.$B$1];1;[$'a'.AL2];0;[.AL2];2;0)" office:value-type="float" office:value="0">
            <text:p>0</text:p>
          </table:table-cell>
          <table:table-cell table:style-name="ACE-10" table:formula="of:=COM.MICROSOFT.SWITCH([$'switches'.$B$1];1;[$'a'.AM2];0;[.AM2];2;0)" office:value-type="float" office:value="0">
            <text:p>0</text:p>
          </table:table-cell>
          <table:table-cell table:style-name="ACE-10" table:formula="of:=COM.MICROSOFT.SWITCH([$'switches'.$B$1];1;[$'a'.AN2];0;[.AN2];2;0)" office:value-type="float" office:value="0">
            <text:p>0</text:p>
          </table:table-cell>
          <table:table-cell table:style-name="ACE-10" table:formula="of:=COM.MICROSOFT.SWITCH([$'switches'.$B$1];1;[$'a'.AO2];0;[.AO2];2;0)" office:value-type="float" office:value="0">
            <text:p>0</text:p>
          </table:table-cell>
          <table:table-cell table:style-name="ACE-10" table:formula="of:=COM.MICROSOFT.SWITCH([$'switches'.$B$1];1;[$'a'.AP2];0;[.AP2];2;0)" office:value-type="float" office:value="0">
            <text:p>0</text:p>
          </table:table-cell>
          <table:table-cell table:style-name="ACE-10" table:formula="of:=COM.MICROSOFT.SWITCH([$'switches'.$B$1];1;[$'a'.AQ2];0;[.AQ2];2;0)" office:value-type="float" office:value="0">
            <text:p>0</text:p>
          </table:table-cell>
          <table:table-cell table:style-name="ACE-10" table:formula="of:=COM.MICROSOFT.SWITCH([$'switches'.$B$1];1;[$'a'.AR2];0;[.AR2];2;0)" office:value-type="float" office:value="0">
            <text:p>0</text:p>
          </table:table-cell>
          <table:table-cell table:style-name="ACE-10" table:formula="of:=COM.MICROSOFT.SWITCH([$'switches'.$B$1];1;[$'a'.AS2];0;[.AS2];2;0)" office:value-type="float" office:value="0">
            <text:p>0</text:p>
          </table:table-cell>
          <table:table-cell table:style-name="ACE-10" table:formula="of:=COM.MICROSOFT.SWITCH([$'switches'.$B$1];1;[$'a'.AT2];0;[.AT2];2;0)" office:value-type="float" office:value="0">
            <text:p>0</text:p>
          </table:table-cell>
          <table:table-cell table:style-name="ACE-10" table:formula="of:=COM.MICROSOFT.SWITCH([$'switches'.$B$1];1;[$'a'.AU2];0;[.AU2];2;0)" office:value-type="float" office:value="0">
            <text:p>0</text:p>
          </table:table-cell>
          <table:table-cell table:style-name="ACE-10" table:formula="of:=COM.MICROSOFT.SWITCH([$'switches'.$B$1];1;[$'a'.AV2];0;[.AV2];2;0)" office:value-type="float" office:value="0">
            <text:p>0</text:p>
          </table:table-cell>
          <table:table-cell table:style-name="ACE-10" table:formula="of:=COM.MICROSOFT.SWITCH([$'switches'.$B$1];1;[$'a'.AW2];0;[.AW2];2;0)" office:value-type="float" office:value="0">
            <text:p>0</text:p>
          </table:table-cell>
          <table:table-cell table:style-name="ACE-10" table:formula="of:=COM.MICROSOFT.SWITCH([$'switches'.$B$1];1;[$'a'.AX2];0;[.AX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3];0;[.B3];2;0)" office:value-type="float" office:value="0">
            <text:p>0</text:p>
          </table:table-cell>
          <table:table-cell table:style-name="ACE-10" table:formula="of:=COM.MICROSOFT.SWITCH([$'switches'.$B$1];1;[$'a'.C3];0;[.C3];2;0)" office:value-type="float" office:value="0">
            <text:p>0</text:p>
          </table:table-cell>
          <table:table-cell table:style-name="ACE-10" table:formula="of:=COM.MICROSOFT.SWITCH([$'switches'.$B$1];1;[$'a'.D3];0;[.D3];2;0)" office:value-type="float" office:value="0">
            <text:p>0</text:p>
          </table:table-cell>
          <table:table-cell table:style-name="ACE-10" table:formula="of:=COM.MICROSOFT.SWITCH([$'switches'.$B$1];1;[$'a'.E3];0;[.E3];2;0)" office:value-type="float" office:value="0">
            <text:p>0</text:p>
          </table:table-cell>
          <table:table-cell table:style-name="ACE-10" table:formula="of:=COM.MICROSOFT.SWITCH([$'switches'.$B$1];1;[$'a'.F3];0;[.F3];2;0)" office:value-type="float" office:value="0">
            <text:p>0</text:p>
          </table:table-cell>
          <table:table-cell table:style-name="ACE-10" table:formula="of:=COM.MICROSOFT.SWITCH([$'switches'.$B$1];1;[$'a'.G3];0;[.G3];2;0)" office:value-type="float" office:value="0">
            <text:p>0</text:p>
          </table:table-cell>
          <table:table-cell table:style-name="ACE-10" table:formula="of:=COM.MICROSOFT.SWITCH([$'switches'.$B$1];1;[$'a'.H3];0;[.H3];2;0)" office:value-type="float" office:value="0">
            <text:p>0</text:p>
          </table:table-cell>
          <table:table-cell table:style-name="ACE-10" table:formula="of:=COM.MICROSOFT.SWITCH([$'switches'.$B$1];1;[$'a'.I3];0;[.I3];2;0)" office:value-type="float" office:value="0">
            <text:p>0</text:p>
          </table:table-cell>
          <table:table-cell table:style-name="ACE-10" table:formula="of:=COM.MICROSOFT.SWITCH([$'switches'.$B$1];1;[$'a'.J3];0;[.J3];2;0)" office:value-type="float" office:value="0">
            <text:p>0</text:p>
          </table:table-cell>
          <table:table-cell table:style-name="ACE-10" table:formula="of:=COM.MICROSOFT.SWITCH([$'switches'.$B$1];1;[$'a'.K3];0;[.K3];2;0)" office:value-type="float" office:value="0">
            <text:p>0</text:p>
          </table:table-cell>
          <table:table-cell table:style-name="ACE-10" table:formula="of:=COM.MICROSOFT.SWITCH([$'switches'.$B$1];1;[$'a'.L3];0;[.L3];2;0)" office:value-type="float" office:value="0">
            <text:p>0</text:p>
          </table:table-cell>
          <table:table-cell table:style-name="ACE-10" table:formula="of:=COM.MICROSOFT.SWITCH([$'switches'.$B$1];1;[$'a'.M3];0;[.M3];2;0)" office:value-type="float" office:value="0">
            <text:p>0</text:p>
          </table:table-cell>
          <table:table-cell table:style-name="ACE-10" table:formula="of:=COM.MICROSOFT.SWITCH([$'switches'.$B$1];1;[$'a'.N3];0;[.N3];2;0)" office:value-type="float" office:value="0">
            <text:p>0</text:p>
          </table:table-cell>
          <table:table-cell table:style-name="ACE-10" table:formula="of:=COM.MICROSOFT.SWITCH([$'switches'.$B$1];1;[$'a'.O3];0;[.O3];2;0)" office:value-type="float" office:value="0">
            <text:p>0</text:p>
          </table:table-cell>
          <table:table-cell table:style-name="ACE-10" table:formula="of:=COM.MICROSOFT.SWITCH([$'switches'.$B$1];1;[$'a'.P3];0;[.P3];2;0)" office:value-type="float" office:value="0">
            <text:p>0</text:p>
          </table:table-cell>
          <table:table-cell table:style-name="ACE-10" table:formula="of:=COM.MICROSOFT.SWITCH([$'switches'.$B$1];1;[$'a'.Q3];0;[.Q3];2;0)" office:value-type="float" office:value="0">
            <text:p>0</text:p>
          </table:table-cell>
          <table:table-cell table:style-name="ACE-10" table:formula="of:=COM.MICROSOFT.SWITCH([$'switches'.$B$1];1;[$'a'.R3];0;[.R3];2;0)" office:value-type="float" office:value="0">
            <text:p>0</text:p>
          </table:table-cell>
          <table:table-cell table:style-name="ACE-10" table:formula="of:=COM.MICROSOFT.SWITCH([$'switches'.$B$1];1;[$'a'.S3];0;[.S3];2;0)" office:value-type="float" office:value="0">
            <text:p>0</text:p>
          </table:table-cell>
          <table:table-cell table:style-name="ACE-10" table:formula="of:=COM.MICROSOFT.SWITCH([$'switches'.$B$1];1;[$'a'.T3];0;[.T3];2;0)" office:value-type="float" office:value="0">
            <text:p>0</text:p>
          </table:table-cell>
          <table:table-cell table:style-name="ACE-10" table:formula="of:=COM.MICROSOFT.SWITCH([$'switches'.$B$1];1;[$'a'.U3];0;[.U3];2;0)" office:value-type="float" office:value="0">
            <text:p>0</text:p>
          </table:table-cell>
          <table:table-cell table:style-name="ACE-10" table:formula="of:=COM.MICROSOFT.SWITCH([$'switches'.$B$1];1;[$'a'.V3];0;[.V3];2;0)" office:value-type="float" office:value="0">
            <text:p>0</text:p>
          </table:table-cell>
          <table:table-cell table:style-name="ACE-10" table:formula="of:=COM.MICROSOFT.SWITCH([$'switches'.$B$1];1;[$'a'.W3];0;[.W3];2;0)" office:value-type="float" office:value="0">
            <text:p>0</text:p>
          </table:table-cell>
          <table:table-cell table:style-name="ACE-10" table:formula="of:=COM.MICROSOFT.SWITCH([$'switches'.$B$1];1;[$'a'.X3];0;[.X3];2;0)" office:value-type="float" office:value="0">
            <text:p>0</text:p>
          </table:table-cell>
          <table:table-cell table:style-name="ACE-10" table:formula="of:=COM.MICROSOFT.SWITCH([$'switches'.$B$1];1;[$'a'.Y3];0;[.Y3];2;0)" office:value-type="float" office:value="0">
            <text:p>0</text:p>
          </table:table-cell>
          <table:table-cell table:style-name="ACE-10" table:formula="of:=COM.MICROSOFT.SWITCH([$'switches'.$B$1];1;[$'a'.Z3];0;[.Z3];2;0)" office:value-type="float" office:value="0">
            <text:p>0</text:p>
          </table:table-cell>
          <table:table-cell table:style-name="ACE-10" table:formula="of:=COM.MICROSOFT.SWITCH([$'switches'.$B$1];1;[$'a'.AA3];0;[.AA3];2;0)" office:value-type="float" office:value="0">
            <text:p>0</text:p>
          </table:table-cell>
          <table:table-cell table:style-name="ACE-10" table:formula="of:=COM.MICROSOFT.SWITCH([$'switches'.$B$1];1;[$'a'.AB3];0;[.AB3];2;0)" office:value-type="float" office:value="0">
            <text:p>0</text:p>
          </table:table-cell>
          <table:table-cell table:style-name="ACE-10" table:formula="of:=COM.MICROSOFT.SWITCH([$'switches'.$B$1];1;[$'a'.AC3];0;[.AC3];2;0)" office:value-type="float" office:value="0">
            <text:p>0</text:p>
          </table:table-cell>
          <table:table-cell table:style-name="ACE-10" table:formula="of:=COM.MICROSOFT.SWITCH([$'switches'.$B$1];1;[$'a'.AD3];0;[.AD3];2;0)" office:value-type="float" office:value="0">
            <text:p>0</text:p>
          </table:table-cell>
          <table:table-cell table:style-name="ACE-10" table:formula="of:=COM.MICROSOFT.SWITCH([$'switches'.$B$1];1;[$'a'.AE3];0;[.AE3];2;0)" office:value-type="float" office:value="0">
            <text:p>0</text:p>
          </table:table-cell>
          <table:table-cell table:style-name="ACE-10" table:formula="of:=COM.MICROSOFT.SWITCH([$'switches'.$B$1];1;[$'a'.AF3];0;[.AF3];2;0)" office:value-type="float" office:value="0">
            <text:p>0</text:p>
          </table:table-cell>
          <table:table-cell table:style-name="ACE-10" table:formula="of:=COM.MICROSOFT.SWITCH([$'switches'.$B$1];1;[$'a'.AG3];0;[.AG3];2;0)" office:value-type="float" office:value="0">
            <text:p>0</text:p>
          </table:table-cell>
          <table:table-cell table:style-name="ACE-10" table:formula="of:=COM.MICROSOFT.SWITCH([$'switches'.$B$1];1;[$'a'.AH3];0;[.AH3];2;0)" office:value-type="float" office:value="0">
            <text:p>0</text:p>
          </table:table-cell>
          <table:table-cell table:style-name="ACE-10" table:formula="of:=COM.MICROSOFT.SWITCH([$'switches'.$B$1];1;[$'a'.AI3];0;[.AI3];2;0)" office:value-type="float" office:value="0">
            <text:p>0</text:p>
          </table:table-cell>
          <table:table-cell table:style-name="ACE-10" table:formula="of:=COM.MICROSOFT.SWITCH([$'switches'.$B$1];1;[$'a'.AJ3];0;[.AJ3];2;0)" office:value-type="float" office:value="0">
            <text:p>0</text:p>
          </table:table-cell>
          <table:table-cell table:style-name="ACE-10" table:formula="of:=COM.MICROSOFT.SWITCH([$'switches'.$B$1];1;[$'a'.AK3];0;[.AK3];2;0)" office:value-type="float" office:value="0">
            <text:p>0</text:p>
          </table:table-cell>
          <table:table-cell table:style-name="ACE-10" table:formula="of:=COM.MICROSOFT.SWITCH([$'switches'.$B$1];1;[$'a'.AL3];0;[.AL3];2;0)" office:value-type="float" office:value="0">
            <text:p>0</text:p>
          </table:table-cell>
          <table:table-cell table:style-name="ACE-10" table:formula="of:=COM.MICROSOFT.SWITCH([$'switches'.$B$1];1;[$'a'.AM3];0;[.AM3];2;0)" office:value-type="float" office:value="0">
            <text:p>0</text:p>
          </table:table-cell>
          <table:table-cell table:style-name="ACE-10" table:formula="of:=COM.MICROSOFT.SWITCH([$'switches'.$B$1];1;[$'a'.AN3];0;[.AN3];2;0)" office:value-type="float" office:value="0">
            <text:p>0</text:p>
          </table:table-cell>
          <table:table-cell table:style-name="ACE-10" table:formula="of:=COM.MICROSOFT.SWITCH([$'switches'.$B$1];1;[$'a'.AO3];0;[.AO3];2;0)" office:value-type="float" office:value="0">
            <text:p>0</text:p>
          </table:table-cell>
          <table:table-cell table:style-name="ACE-10" table:formula="of:=COM.MICROSOFT.SWITCH([$'switches'.$B$1];1;[$'a'.AP3];0;[.AP3];2;0)" office:value-type="float" office:value="0">
            <text:p>0</text:p>
          </table:table-cell>
          <table:table-cell table:style-name="ACE-10" table:formula="of:=COM.MICROSOFT.SWITCH([$'switches'.$B$1];1;[$'a'.AQ3];0;[.AQ3];2;0)" office:value-type="float" office:value="0">
            <text:p>0</text:p>
          </table:table-cell>
          <table:table-cell table:style-name="ACE-10" table:formula="of:=COM.MICROSOFT.SWITCH([$'switches'.$B$1];1;[$'a'.AR3];0;[.AR3];2;0)" office:value-type="float" office:value="0">
            <text:p>0</text:p>
          </table:table-cell>
          <table:table-cell table:style-name="ACE-10" table:formula="of:=COM.MICROSOFT.SWITCH([$'switches'.$B$1];1;[$'a'.AS3];0;[.AS3];2;0)" office:value-type="float" office:value="0">
            <text:p>0</text:p>
          </table:table-cell>
          <table:table-cell table:style-name="ACE-10" table:formula="of:=COM.MICROSOFT.SWITCH([$'switches'.$B$1];1;[$'a'.AT3];0;[.AT3];2;0)" office:value-type="float" office:value="0">
            <text:p>0</text:p>
          </table:table-cell>
          <table:table-cell table:style-name="ACE-10" table:formula="of:=COM.MICROSOFT.SWITCH([$'switches'.$B$1];1;[$'a'.AU3];0;[.AU3];2;0)" office:value-type="float" office:value="0">
            <text:p>0</text:p>
          </table:table-cell>
          <table:table-cell table:style-name="ACE-10" table:formula="of:=COM.MICROSOFT.SWITCH([$'switches'.$B$1];1;[$'a'.AV3];0;[.AV3];2;0)" office:value-type="float" office:value="0">
            <text:p>0</text:p>
          </table:table-cell>
          <table:table-cell table:style-name="ACE-10" table:formula="of:=COM.MICROSOFT.SWITCH([$'switches'.$B$1];1;[$'a'.AW3];0;[.AW3];2;0)" office:value-type="float" office:value="0">
            <text:p>0</text:p>
          </table:table-cell>
          <table:table-cell table:style-name="ACE-10" table:formula="of:=COM.MICROSOFT.SWITCH([$'switches'.$B$1];1;[$'a'.AX3];0;[.AX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4];0;[.B4];2;0)" office:value-type="float" office:value="0">
            <text:p>0</text:p>
          </table:table-cell>
          <table:table-cell table:style-name="ACE-10" table:formula="of:=COM.MICROSOFT.SWITCH([$'switches'.$B$1];1;[$'a'.C4];0;[.C4];2;0)" office:value-type="float" office:value="0">
            <text:p>0</text:p>
          </table:table-cell>
          <table:table-cell table:style-name="ACE-10" table:formula="of:=COM.MICROSOFT.SWITCH([$'switches'.$B$1];1;[$'a'.D4];0;[.D4];2;0)" office:value-type="float" office:value="0">
            <text:p>0</text:p>
          </table:table-cell>
          <table:table-cell table:style-name="ACE-10" table:formula="of:=COM.MICROSOFT.SWITCH([$'switches'.$B$1];1;[$'a'.E4];0;[.E4];2;0)" office:value-type="float" office:value="0">
            <text:p>0</text:p>
          </table:table-cell>
          <table:table-cell table:style-name="ACE-10" table:formula="of:=COM.MICROSOFT.SWITCH([$'switches'.$B$1];1;[$'a'.F4];0;[.F4];2;0)" office:value-type="float" office:value="0">
            <text:p>0</text:p>
          </table:table-cell>
          <table:table-cell table:style-name="ACE-10" table:formula="of:=COM.MICROSOFT.SWITCH([$'switches'.$B$1];1;[$'a'.G4];0;[.G4];2;0)" office:value-type="float" office:value="0">
            <text:p>0</text:p>
          </table:table-cell>
          <table:table-cell table:style-name="ACE-10" table:formula="of:=COM.MICROSOFT.SWITCH([$'switches'.$B$1];1;[$'a'.H4];0;[.H4];2;0)" office:value-type="float" office:value="0">
            <text:p>0</text:p>
          </table:table-cell>
          <table:table-cell table:style-name="ACE-10" table:formula="of:=COM.MICROSOFT.SWITCH([$'switches'.$B$1];1;[$'a'.I4];0;[.I4];2;0)" office:value-type="float" office:value="0">
            <text:p>0</text:p>
          </table:table-cell>
          <table:table-cell table:style-name="ACE-10" table:formula="of:=COM.MICROSOFT.SWITCH([$'switches'.$B$1];1;[$'a'.J4];0;[.J4];2;0)" office:value-type="float" office:value="0">
            <text:p>0</text:p>
          </table:table-cell>
          <table:table-cell table:style-name="ACE-10" table:formula="of:=COM.MICROSOFT.SWITCH([$'switches'.$B$1];1;[$'a'.K4];0;[.K4];2;0)" office:value-type="float" office:value="0">
            <text:p>0</text:p>
          </table:table-cell>
          <table:table-cell table:style-name="ACE-10" table:formula="of:=COM.MICROSOFT.SWITCH([$'switches'.$B$1];1;[$'a'.L4];0;[.L4];2;0)" office:value-type="float" office:value="0">
            <text:p>0</text:p>
          </table:table-cell>
          <table:table-cell table:style-name="ACE-10" table:formula="of:=COM.MICROSOFT.SWITCH([$'switches'.$B$1];1;[$'a'.M4];0;[.M4];2;0)" office:value-type="float" office:value="0">
            <text:p>0</text:p>
          </table:table-cell>
          <table:table-cell table:style-name="ACE-10" table:formula="of:=COM.MICROSOFT.SWITCH([$'switches'.$B$1];1;[$'a'.N4];0;[.N4];2;0)" office:value-type="float" office:value="0">
            <text:p>0</text:p>
          </table:table-cell>
          <table:table-cell table:style-name="ACE-10" table:formula="of:=COM.MICROSOFT.SWITCH([$'switches'.$B$1];1;[$'a'.O4];0;[.O4];2;0)" office:value-type="float" office:value="0">
            <text:p>0</text:p>
          </table:table-cell>
          <table:table-cell table:style-name="ACE-10" table:formula="of:=COM.MICROSOFT.SWITCH([$'switches'.$B$1];1;[$'a'.P4];0;[.P4];2;0)" office:value-type="float" office:value="0">
            <text:p>0</text:p>
          </table:table-cell>
          <table:table-cell table:style-name="ACE-10" table:formula="of:=COM.MICROSOFT.SWITCH([$'switches'.$B$1];1;[$'a'.Q4];0;[.Q4];2;0)" office:value-type="float" office:value="0">
            <text:p>0</text:p>
          </table:table-cell>
          <table:table-cell table:style-name="ACE-10" table:formula="of:=COM.MICROSOFT.SWITCH([$'switches'.$B$1];1;[$'a'.R4];0;[.R4];2;0)" office:value-type="float" office:value="0">
            <text:p>0</text:p>
          </table:table-cell>
          <table:table-cell table:style-name="ACE-10" table:formula="of:=COM.MICROSOFT.SWITCH([$'switches'.$B$1];1;[$'a'.S4];0;[.S4];2;0)" office:value-type="float" office:value="0">
            <text:p>0</text:p>
          </table:table-cell>
          <table:table-cell table:style-name="ACE-10" table:formula="of:=COM.MICROSOFT.SWITCH([$'switches'.$B$1];1;[$'a'.T4];0;[.T4];2;0)" office:value-type="float" office:value="0">
            <text:p>0</text:p>
          </table:table-cell>
          <table:table-cell table:style-name="ACE-10" table:formula="of:=COM.MICROSOFT.SWITCH([$'switches'.$B$1];1;[$'a'.U4];0;[.U4];2;0)" office:value-type="float" office:value="0">
            <text:p>0</text:p>
          </table:table-cell>
          <table:table-cell table:style-name="ACE-10" table:formula="of:=COM.MICROSOFT.SWITCH([$'switches'.$B$1];1;[$'a'.V4];0;[.V4];2;0)" office:value-type="float" office:value="0">
            <text:p>0</text:p>
          </table:table-cell>
          <table:table-cell table:style-name="ACE-10" table:formula="of:=COM.MICROSOFT.SWITCH([$'switches'.$B$1];1;[$'a'.W4];0;[.W4];2;0)" office:value-type="float" office:value="0">
            <text:p>0</text:p>
          </table:table-cell>
          <table:table-cell table:style-name="ACE-10" table:formula="of:=COM.MICROSOFT.SWITCH([$'switches'.$B$1];1;[$'a'.X4];0;[.X4];2;0)" office:value-type="float" office:value="0">
            <text:p>0</text:p>
          </table:table-cell>
          <table:table-cell table:style-name="ACE-10" table:formula="of:=COM.MICROSOFT.SWITCH([$'switches'.$B$1];1;[$'a'.Y4];0;[.Y4];2;0)" office:value-type="float" office:value="0">
            <text:p>0</text:p>
          </table:table-cell>
          <table:table-cell table:style-name="ACE-10" table:formula="of:=COM.MICROSOFT.SWITCH([$'switches'.$B$1];1;[$'a'.Z4];0;[.Z4];2;0)" office:value-type="float" office:value="0">
            <text:p>0</text:p>
          </table:table-cell>
          <table:table-cell table:style-name="ACE-10" table:formula="of:=COM.MICROSOFT.SWITCH([$'switches'.$B$1];1;[$'a'.AA4];0;[.AA4];2;0)" office:value-type="float" office:value="0">
            <text:p>0</text:p>
          </table:table-cell>
          <table:table-cell table:style-name="ACE-10" table:formula="of:=COM.MICROSOFT.SWITCH([$'switches'.$B$1];1;[$'a'.AB4];0;[.AB4];2;0)" office:value-type="float" office:value="0">
            <text:p>0</text:p>
          </table:table-cell>
          <table:table-cell table:style-name="ACE-10" table:formula="of:=COM.MICROSOFT.SWITCH([$'switches'.$B$1];1;[$'a'.AC4];0;[.AC4];2;0)" office:value-type="float" office:value="0">
            <text:p>0</text:p>
          </table:table-cell>
          <table:table-cell table:style-name="ACE-10" table:formula="of:=COM.MICROSOFT.SWITCH([$'switches'.$B$1];1;[$'a'.AD4];0;[.AD4];2;0)" office:value-type="float" office:value="0">
            <text:p>0</text:p>
          </table:table-cell>
          <table:table-cell table:style-name="ACE-10" table:formula="of:=COM.MICROSOFT.SWITCH([$'switches'.$B$1];1;[$'a'.AE4];0;[.AE4];2;0)" office:value-type="float" office:value="0">
            <text:p>0</text:p>
          </table:table-cell>
          <table:table-cell table:style-name="ACE-10" table:formula="of:=COM.MICROSOFT.SWITCH([$'switches'.$B$1];1;[$'a'.AF4];0;[.AF4];2;0)" office:value-type="float" office:value="0">
            <text:p>0</text:p>
          </table:table-cell>
          <table:table-cell table:style-name="ACE-10" table:formula="of:=COM.MICROSOFT.SWITCH([$'switches'.$B$1];1;[$'a'.AG4];0;[.AG4];2;0)" office:value-type="float" office:value="0">
            <text:p>0</text:p>
          </table:table-cell>
          <table:table-cell table:style-name="ACE-10" table:formula="of:=COM.MICROSOFT.SWITCH([$'switches'.$B$1];1;[$'a'.AH4];0;[.AH4];2;0)" office:value-type="float" office:value="0">
            <text:p>0</text:p>
          </table:table-cell>
          <table:table-cell table:style-name="ACE-10" table:formula="of:=COM.MICROSOFT.SWITCH([$'switches'.$B$1];1;[$'a'.AI4];0;[.AI4];2;0)" office:value-type="float" office:value="0">
            <text:p>0</text:p>
          </table:table-cell>
          <table:table-cell table:style-name="ACE-10" table:formula="of:=COM.MICROSOFT.SWITCH([$'switches'.$B$1];1;[$'a'.AJ4];0;[.AJ4];2;0)" office:value-type="float" office:value="0">
            <text:p>0</text:p>
          </table:table-cell>
          <table:table-cell table:style-name="ACE-10" table:formula="of:=COM.MICROSOFT.SWITCH([$'switches'.$B$1];1;[$'a'.AK4];0;[.AK4];2;0)" office:value-type="float" office:value="0">
            <text:p>0</text:p>
          </table:table-cell>
          <table:table-cell table:style-name="ACE-10" table:formula="of:=COM.MICROSOFT.SWITCH([$'switches'.$B$1];1;[$'a'.AL4];0;[.AL4];2;0)" office:value-type="float" office:value="0">
            <text:p>0</text:p>
          </table:table-cell>
          <table:table-cell table:style-name="ACE-10" table:formula="of:=COM.MICROSOFT.SWITCH([$'switches'.$B$1];1;[$'a'.AM4];0;[.AM4];2;0)" office:value-type="float" office:value="0">
            <text:p>0</text:p>
          </table:table-cell>
          <table:table-cell table:style-name="ACE-10" table:formula="of:=COM.MICROSOFT.SWITCH([$'switches'.$B$1];1;[$'a'.AN4];0;[.AN4];2;0)" office:value-type="float" office:value="0">
            <text:p>0</text:p>
          </table:table-cell>
          <table:table-cell table:style-name="ACE-10" table:formula="of:=COM.MICROSOFT.SWITCH([$'switches'.$B$1];1;[$'a'.AO4];0;[.AO4];2;0)" office:value-type="float" office:value="0">
            <text:p>0</text:p>
          </table:table-cell>
          <table:table-cell table:style-name="ACE-10" table:formula="of:=COM.MICROSOFT.SWITCH([$'switches'.$B$1];1;[$'a'.AP4];0;[.AP4];2;0)" office:value-type="float" office:value="0">
            <text:p>0</text:p>
          </table:table-cell>
          <table:table-cell table:style-name="ACE-10" table:formula="of:=COM.MICROSOFT.SWITCH([$'switches'.$B$1];1;[$'a'.AQ4];0;[.AQ4];2;0)" office:value-type="float" office:value="0">
            <text:p>0</text:p>
          </table:table-cell>
          <table:table-cell table:style-name="ACE-10" table:formula="of:=COM.MICROSOFT.SWITCH([$'switches'.$B$1];1;[$'a'.AR4];0;[.AR4];2;0)" office:value-type="float" office:value="0">
            <text:p>0</text:p>
          </table:table-cell>
          <table:table-cell table:style-name="ACE-10" table:formula="of:=COM.MICROSOFT.SWITCH([$'switches'.$B$1];1;[$'a'.AS4];0;[.AS4];2;0)" office:value-type="float" office:value="0">
            <text:p>0</text:p>
          </table:table-cell>
          <table:table-cell table:style-name="ACE-10" table:formula="of:=COM.MICROSOFT.SWITCH([$'switches'.$B$1];1;[$'a'.AT4];0;[.AT4];2;0)" office:value-type="float" office:value="0">
            <text:p>0</text:p>
          </table:table-cell>
          <table:table-cell table:style-name="ACE-10" table:formula="of:=COM.MICROSOFT.SWITCH([$'switches'.$B$1];1;[$'a'.AU4];0;[.AU4];2;0)" office:value-type="float" office:value="0">
            <text:p>0</text:p>
          </table:table-cell>
          <table:table-cell table:style-name="ACE-10" table:formula="of:=COM.MICROSOFT.SWITCH([$'switches'.$B$1];1;[$'a'.AV4];0;[.AV4];2;0)" office:value-type="float" office:value="0">
            <text:p>0</text:p>
          </table:table-cell>
          <table:table-cell table:style-name="ACE-10" table:formula="of:=COM.MICROSOFT.SWITCH([$'switches'.$B$1];1;[$'a'.AW4];0;[.AW4];2;0)" office:value-type="float" office:value="0">
            <text:p>0</text:p>
          </table:table-cell>
          <table:table-cell table:style-name="ACE-10" table:formula="of:=COM.MICROSOFT.SWITCH([$'switches'.$B$1];1;[$'a'.AX4];0;[.AX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5];0;[.B5];2;0)" office:value-type="float" office:value="0">
            <text:p>0</text:p>
          </table:table-cell>
          <table:table-cell table:style-name="ACE-10" table:formula="of:=COM.MICROSOFT.SWITCH([$'switches'.$B$1];1;[$'a'.C5];0;[.C5];2;0)" office:value-type="float" office:value="0">
            <text:p>0</text:p>
          </table:table-cell>
          <table:table-cell table:style-name="ACE-10" table:formula="of:=COM.MICROSOFT.SWITCH([$'switches'.$B$1];1;[$'a'.D5];0;[.D5];2;0)" office:value-type="float" office:value="0">
            <text:p>0</text:p>
          </table:table-cell>
          <table:table-cell table:style-name="ACE-10" table:formula="of:=COM.MICROSOFT.SWITCH([$'switches'.$B$1];1;[$'a'.E5];0;[.E5];2;0)" office:value-type="float" office:value="0">
            <text:p>0</text:p>
          </table:table-cell>
          <table:table-cell table:style-name="ACE-10" table:formula="of:=COM.MICROSOFT.SWITCH([$'switches'.$B$1];1;[$'a'.F5];0;[.F5];2;0)" office:value-type="float" office:value="0">
            <text:p>0</text:p>
          </table:table-cell>
          <table:table-cell table:style-name="ACE-10" table:formula="of:=COM.MICROSOFT.SWITCH([$'switches'.$B$1];1;[$'a'.G5];0;[.G5];2;0)" office:value-type="float" office:value="0">
            <text:p>0</text:p>
          </table:table-cell>
          <table:table-cell table:style-name="ACE-10" table:formula="of:=COM.MICROSOFT.SWITCH([$'switches'.$B$1];1;[$'a'.H5];0;[.H5];2;0)" office:value-type="float" office:value="0">
            <text:p>0</text:p>
          </table:table-cell>
          <table:table-cell table:style-name="ACE-10" table:formula="of:=COM.MICROSOFT.SWITCH([$'switches'.$B$1];1;[$'a'.I5];0;[.I5];2;0)" office:value-type="float" office:value="0">
            <text:p>0</text:p>
          </table:table-cell>
          <table:table-cell table:style-name="ACE-10" table:formula="of:=COM.MICROSOFT.SWITCH([$'switches'.$B$1];1;[$'a'.J5];0;[.J5];2;0)" office:value-type="float" office:value="0">
            <text:p>0</text:p>
          </table:table-cell>
          <table:table-cell table:style-name="ACE-10" table:formula="of:=COM.MICROSOFT.SWITCH([$'switches'.$B$1];1;[$'a'.K5];0;[.K5];2;0)" office:value-type="float" office:value="0">
            <text:p>0</text:p>
          </table:table-cell>
          <table:table-cell table:style-name="ACE-10" table:formula="of:=COM.MICROSOFT.SWITCH([$'switches'.$B$1];1;[$'a'.L5];0;[.L5];2;0)" office:value-type="float" office:value="0">
            <text:p>0</text:p>
          </table:table-cell>
          <table:table-cell table:style-name="ACE-10" table:formula="of:=COM.MICROSOFT.SWITCH([$'switches'.$B$1];1;[$'a'.M5];0;[.M5];2;0)" office:value-type="float" office:value="0">
            <text:p>0</text:p>
          </table:table-cell>
          <table:table-cell table:style-name="ACE-10" table:formula="of:=COM.MICROSOFT.SWITCH([$'switches'.$B$1];1;[$'a'.N5];0;[.N5];2;0)" office:value-type="float" office:value="0">
            <text:p>0</text:p>
          </table:table-cell>
          <table:table-cell table:style-name="ACE-10" table:formula="of:=COM.MICROSOFT.SWITCH([$'switches'.$B$1];1;[$'a'.O5];0;[.O5];2;0)" office:value-type="float" office:value="0">
            <text:p>0</text:p>
          </table:table-cell>
          <table:table-cell table:style-name="ACE-10" table:formula="of:=COM.MICROSOFT.SWITCH([$'switches'.$B$1];1;[$'a'.P5];0;[.P5];2;0)" office:value-type="float" office:value="0">
            <text:p>0</text:p>
          </table:table-cell>
          <table:table-cell table:style-name="ACE-10" table:formula="of:=COM.MICROSOFT.SWITCH([$'switches'.$B$1];1;[$'a'.Q5];0;[.Q5];2;0)" office:value-type="float" office:value="0">
            <text:p>0</text:p>
          </table:table-cell>
          <table:table-cell table:style-name="ACE-10" table:formula="of:=COM.MICROSOFT.SWITCH([$'switches'.$B$1];1;[$'a'.R5];0;[.R5];2;0)" office:value-type="float" office:value="0">
            <text:p>0</text:p>
          </table:table-cell>
          <table:table-cell table:style-name="ACE-10" table:formula="of:=COM.MICROSOFT.SWITCH([$'switches'.$B$1];1;[$'a'.S5];0;[.S5];2;0)" office:value-type="float" office:value="0">
            <text:p>0</text:p>
          </table:table-cell>
          <table:table-cell table:style-name="ACE-10" table:formula="of:=COM.MICROSOFT.SWITCH([$'switches'.$B$1];1;[$'a'.T5];0;[.T5];2;0)" office:value-type="float" office:value="0">
            <text:p>0</text:p>
          </table:table-cell>
          <table:table-cell table:style-name="ACE-10" table:formula="of:=COM.MICROSOFT.SWITCH([$'switches'.$B$1];1;[$'a'.U5];0;[.U5];2;0)" office:value-type="float" office:value="0">
            <text:p>0</text:p>
          </table:table-cell>
          <table:table-cell table:style-name="ACE-10" table:formula="of:=COM.MICROSOFT.SWITCH([$'switches'.$B$1];1;[$'a'.V5];0;[.V5];2;0)" office:value-type="float" office:value="0">
            <text:p>0</text:p>
          </table:table-cell>
          <table:table-cell table:style-name="ACE-10" table:formula="of:=COM.MICROSOFT.SWITCH([$'switches'.$B$1];1;[$'a'.W5];0;[.W5];2;0)" office:value-type="float" office:value="0">
            <text:p>0</text:p>
          </table:table-cell>
          <table:table-cell table:style-name="ACE-10" table:formula="of:=COM.MICROSOFT.SWITCH([$'switches'.$B$1];1;[$'a'.X5];0;[.X5];2;0)" office:value-type="float" office:value="0">
            <text:p>0</text:p>
          </table:table-cell>
          <table:table-cell table:style-name="ACE-10" table:formula="of:=COM.MICROSOFT.SWITCH([$'switches'.$B$1];1;[$'a'.Y5];0;[.Y5];2;0)" office:value-type="float" office:value="0">
            <text:p>0</text:p>
          </table:table-cell>
          <table:table-cell table:style-name="ACE-10" table:formula="of:=COM.MICROSOFT.SWITCH([$'switches'.$B$1];1;[$'a'.Z5];0;[.Z5];2;0)" office:value-type="float" office:value="0">
            <text:p>0</text:p>
          </table:table-cell>
          <table:table-cell table:style-name="ACE-10" table:formula="of:=COM.MICROSOFT.SWITCH([$'switches'.$B$1];1;[$'a'.AA5];0;[.AA5];2;0)" office:value-type="float" office:value="0">
            <text:p>0</text:p>
          </table:table-cell>
          <table:table-cell table:style-name="ACE-10" table:formula="of:=COM.MICROSOFT.SWITCH([$'switches'.$B$1];1;[$'a'.AB5];0;[.AB5];2;0)" office:value-type="float" office:value="0">
            <text:p>0</text:p>
          </table:table-cell>
          <table:table-cell table:style-name="ACE-10" table:formula="of:=COM.MICROSOFT.SWITCH([$'switches'.$B$1];1;[$'a'.AC5];0;[.AC5];2;0)" office:value-type="float" office:value="0">
            <text:p>0</text:p>
          </table:table-cell>
          <table:table-cell table:style-name="ACE-10" table:formula="of:=COM.MICROSOFT.SWITCH([$'switches'.$B$1];1;[$'a'.AD5];0;[.AD5];2;0)" office:value-type="float" office:value="0">
            <text:p>0</text:p>
          </table:table-cell>
          <table:table-cell table:style-name="ACE-10" table:formula="of:=COM.MICROSOFT.SWITCH([$'switches'.$B$1];1;[$'a'.AE5];0;[.AE5];2;0)" office:value-type="float" office:value="0">
            <text:p>0</text:p>
          </table:table-cell>
          <table:table-cell table:style-name="ACE-10" table:formula="of:=COM.MICROSOFT.SWITCH([$'switches'.$B$1];1;[$'a'.AF5];0;[.AF5];2;0)" office:value-type="float" office:value="0">
            <text:p>0</text:p>
          </table:table-cell>
          <table:table-cell table:style-name="ACE-10" table:formula="of:=COM.MICROSOFT.SWITCH([$'switches'.$B$1];1;[$'a'.AG5];0;[.AG5];2;0)" office:value-type="float" office:value="0">
            <text:p>0</text:p>
          </table:table-cell>
          <table:table-cell table:style-name="ACE-10" table:formula="of:=COM.MICROSOFT.SWITCH([$'switches'.$B$1];1;[$'a'.AH5];0;[.AH5];2;0)" office:value-type="float" office:value="0">
            <text:p>0</text:p>
          </table:table-cell>
          <table:table-cell table:style-name="ACE-10" table:formula="of:=COM.MICROSOFT.SWITCH([$'switches'.$B$1];1;[$'a'.AI5];0;[.AI5];2;0)" office:value-type="float" office:value="0">
            <text:p>0</text:p>
          </table:table-cell>
          <table:table-cell table:style-name="ACE-10" table:formula="of:=COM.MICROSOFT.SWITCH([$'switches'.$B$1];1;[$'a'.AJ5];0;[.AJ5];2;0)" office:value-type="float" office:value="0">
            <text:p>0</text:p>
          </table:table-cell>
          <table:table-cell table:style-name="ACE-10" table:formula="of:=COM.MICROSOFT.SWITCH([$'switches'.$B$1];1;[$'a'.AK5];0;[.AK5];2;0)" office:value-type="float" office:value="0">
            <text:p>0</text:p>
          </table:table-cell>
          <table:table-cell table:style-name="ACE-10" table:formula="of:=COM.MICROSOFT.SWITCH([$'switches'.$B$1];1;[$'a'.AL5];0;[.AL5];2;0)" office:value-type="float" office:value="0">
            <text:p>0</text:p>
          </table:table-cell>
          <table:table-cell table:style-name="ACE-10" table:formula="of:=COM.MICROSOFT.SWITCH([$'switches'.$B$1];1;[$'a'.AM5];0;[.AM5];2;0)" office:value-type="float" office:value="0">
            <text:p>0</text:p>
          </table:table-cell>
          <table:table-cell table:style-name="ACE-10" table:formula="of:=COM.MICROSOFT.SWITCH([$'switches'.$B$1];1;[$'a'.AN5];0;[.AN5];2;0)" office:value-type="float" office:value="0">
            <text:p>0</text:p>
          </table:table-cell>
          <table:table-cell table:style-name="ACE-10" table:formula="of:=COM.MICROSOFT.SWITCH([$'switches'.$B$1];1;[$'a'.AO5];0;[.AO5];2;0)" office:value-type="float" office:value="0">
            <text:p>0</text:p>
          </table:table-cell>
          <table:table-cell table:style-name="ACE-10" table:formula="of:=COM.MICROSOFT.SWITCH([$'switches'.$B$1];1;[$'a'.AP5];0;[.AP5];2;0)" office:value-type="float" office:value="0">
            <text:p>0</text:p>
          </table:table-cell>
          <table:table-cell table:style-name="ACE-10" table:formula="of:=COM.MICROSOFT.SWITCH([$'switches'.$B$1];1;[$'a'.AQ5];0;[.AQ5];2;0)" office:value-type="float" office:value="0">
            <text:p>0</text:p>
          </table:table-cell>
          <table:table-cell table:style-name="ACE-10" table:formula="of:=COM.MICROSOFT.SWITCH([$'switches'.$B$1];1;[$'a'.AR5];0;[.AR5];2;0)" office:value-type="float" office:value="0">
            <text:p>0</text:p>
          </table:table-cell>
          <table:table-cell table:style-name="ACE-10" table:formula="of:=COM.MICROSOFT.SWITCH([$'switches'.$B$1];1;[$'a'.AS5];0;[.AS5];2;0)" office:value-type="float" office:value="0">
            <text:p>0</text:p>
          </table:table-cell>
          <table:table-cell table:style-name="ACE-10" table:formula="of:=COM.MICROSOFT.SWITCH([$'switches'.$B$1];1;[$'a'.AT5];0;[.AT5];2;0)" office:value-type="float" office:value="0">
            <text:p>0</text:p>
          </table:table-cell>
          <table:table-cell table:style-name="ACE-10" table:formula="of:=COM.MICROSOFT.SWITCH([$'switches'.$B$1];1;[$'a'.AU5];0;[.AU5];2;0)" office:value-type="float" office:value="0">
            <text:p>0</text:p>
          </table:table-cell>
          <table:table-cell table:style-name="ACE-10" table:formula="of:=COM.MICROSOFT.SWITCH([$'switches'.$B$1];1;[$'a'.AV5];0;[.AV5];2;0)" office:value-type="float" office:value="0">
            <text:p>0</text:p>
          </table:table-cell>
          <table:table-cell table:style-name="ACE-10" table:formula="of:=COM.MICROSOFT.SWITCH([$'switches'.$B$1];1;[$'a'.AW5];0;[.AW5];2;0)" office:value-type="float" office:value="0">
            <text:p>0</text:p>
          </table:table-cell>
          <table:table-cell table:style-name="ACE-10" table:formula="of:=COM.MICROSOFT.SWITCH([$'switches'.$B$1];1;[$'a'.AX5];0;[.AX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6];0;[.B6];2;0)" office:value-type="float" office:value="0">
            <text:p>0</text:p>
          </table:table-cell>
          <table:table-cell table:style-name="ACE-10" table:formula="of:=COM.MICROSOFT.SWITCH([$'switches'.$B$1];1;[$'a'.C6];0;[.C6];2;0)" office:value-type="float" office:value="0">
            <text:p>0</text:p>
          </table:table-cell>
          <table:table-cell table:style-name="ACE-10" table:formula="of:=COM.MICROSOFT.SWITCH([$'switches'.$B$1];1;[$'a'.D6];0;[.D6];2;0)" office:value-type="float" office:value="0">
            <text:p>0</text:p>
          </table:table-cell>
          <table:table-cell table:style-name="ACE-10" table:formula="of:=COM.MICROSOFT.SWITCH([$'switches'.$B$1];1;[$'a'.E6];0;[.E6];2;0)" office:value-type="float" office:value="0">
            <text:p>0</text:p>
          </table:table-cell>
          <table:table-cell table:style-name="ACE-10" table:formula="of:=COM.MICROSOFT.SWITCH([$'switches'.$B$1];1;[$'a'.F6];0;[.F6];2;0)" office:value-type="float" office:value="0">
            <text:p>0</text:p>
          </table:table-cell>
          <table:table-cell table:style-name="ACE-10" table:formula="of:=COM.MICROSOFT.SWITCH([$'switches'.$B$1];1;[$'a'.G6];0;[.G6];2;0)" office:value-type="float" office:value="0">
            <text:p>0</text:p>
          </table:table-cell>
          <table:table-cell table:style-name="ACE-10" table:formula="of:=COM.MICROSOFT.SWITCH([$'switches'.$B$1];1;[$'a'.H6];0;[.H6];2;0)" office:value-type="float" office:value="0">
            <text:p>0</text:p>
          </table:table-cell>
          <table:table-cell table:style-name="ACE-10" table:formula="of:=COM.MICROSOFT.SWITCH([$'switches'.$B$1];1;[$'a'.I6];0;[.I6];2;0)" office:value-type="float" office:value="0">
            <text:p>0</text:p>
          </table:table-cell>
          <table:table-cell table:style-name="ACE-10" table:formula="of:=COM.MICROSOFT.SWITCH([$'switches'.$B$1];1;[$'a'.J6];0;[.J6];2;0)" office:value-type="float" office:value="0">
            <text:p>0</text:p>
          </table:table-cell>
          <table:table-cell table:style-name="ACE-10" table:formula="of:=COM.MICROSOFT.SWITCH([$'switches'.$B$1];1;[$'a'.K6];0;[.K6];2;0)" office:value-type="float" office:value="0">
            <text:p>0</text:p>
          </table:table-cell>
          <table:table-cell table:style-name="ACE-10" table:formula="of:=COM.MICROSOFT.SWITCH([$'switches'.$B$1];1;[$'a'.L6];0;[.L6];2;0)" office:value-type="float" office:value="0">
            <text:p>0</text:p>
          </table:table-cell>
          <table:table-cell table:style-name="ACE-10" table:formula="of:=COM.MICROSOFT.SWITCH([$'switches'.$B$1];1;[$'a'.M6];0;[.M6];2;0)" office:value-type="float" office:value="0">
            <text:p>0</text:p>
          </table:table-cell>
          <table:table-cell table:style-name="ACE-10" table:formula="of:=COM.MICROSOFT.SWITCH([$'switches'.$B$1];1;[$'a'.N6];0;[.N6];2;0)" office:value-type="float" office:value="0">
            <text:p>0</text:p>
          </table:table-cell>
          <table:table-cell table:style-name="ACE-10" table:formula="of:=COM.MICROSOFT.SWITCH([$'switches'.$B$1];1;[$'a'.O6];0;[.O6];2;0)" office:value-type="float" office:value="0">
            <text:p>0</text:p>
          </table:table-cell>
          <table:table-cell table:style-name="ACE-10" table:formula="of:=COM.MICROSOFT.SWITCH([$'switches'.$B$1];1;[$'a'.P6];0;[.P6];2;0)" office:value-type="float" office:value="0">
            <text:p>0</text:p>
          </table:table-cell>
          <table:table-cell table:style-name="ACE-10" table:formula="of:=COM.MICROSOFT.SWITCH([$'switches'.$B$1];1;[$'a'.Q6];0;[.Q6];2;0)" office:value-type="float" office:value="0">
            <text:p>0</text:p>
          </table:table-cell>
          <table:table-cell table:style-name="ACE-10" table:formula="of:=COM.MICROSOFT.SWITCH([$'switches'.$B$1];1;[$'a'.R6];0;[.R6];2;0)" office:value-type="float" office:value="0">
            <text:p>0</text:p>
          </table:table-cell>
          <table:table-cell table:style-name="ACE-10" table:formula="of:=COM.MICROSOFT.SWITCH([$'switches'.$B$1];1;[$'a'.S6];0;[.S6];2;0)" office:value-type="float" office:value="0">
            <text:p>0</text:p>
          </table:table-cell>
          <table:table-cell table:style-name="ACE-10" table:formula="of:=COM.MICROSOFT.SWITCH([$'switches'.$B$1];1;[$'a'.T6];0;[.T6];2;0)" office:value-type="float" office:value="0">
            <text:p>0</text:p>
          </table:table-cell>
          <table:table-cell table:style-name="ACE-10" table:formula="of:=COM.MICROSOFT.SWITCH([$'switches'.$B$1];1;[$'a'.U6];0;[.U6];2;0)" office:value-type="float" office:value="0">
            <text:p>0</text:p>
          </table:table-cell>
          <table:table-cell table:style-name="ACE-10" table:formula="of:=COM.MICROSOFT.SWITCH([$'switches'.$B$1];1;[$'a'.V6];0;[.V6];2;0)" office:value-type="float" office:value="0">
            <text:p>0</text:p>
          </table:table-cell>
          <table:table-cell table:style-name="ACE-10" table:formula="of:=COM.MICROSOFT.SWITCH([$'switches'.$B$1];1;[$'a'.W6];0;[.W6];2;0)" office:value-type="float" office:value="0">
            <text:p>0</text:p>
          </table:table-cell>
          <table:table-cell table:style-name="ACE-10" table:formula="of:=COM.MICROSOFT.SWITCH([$'switches'.$B$1];1;[$'a'.X6];0;[.X6];2;0)" office:value-type="float" office:value="0">
            <text:p>0</text:p>
          </table:table-cell>
          <table:table-cell table:style-name="ACE-10" table:formula="of:=COM.MICROSOFT.SWITCH([$'switches'.$B$1];1;[$'a'.Y6];0;[.Y6];2;0)" office:value-type="float" office:value="0">
            <text:p>0</text:p>
          </table:table-cell>
          <table:table-cell table:style-name="ACE-10" table:formula="of:=COM.MICROSOFT.SWITCH([$'switches'.$B$1];1;[$'a'.Z6];0;[.Z6];2;0)" office:value-type="float" office:value="0">
            <text:p>0</text:p>
          </table:table-cell>
          <table:table-cell table:style-name="ACE-10" table:formula="of:=COM.MICROSOFT.SWITCH([$'switches'.$B$1];1;[$'a'.AA6];0;[.AA6];2;0)" office:value-type="float" office:value="0">
            <text:p>0</text:p>
          </table:table-cell>
          <table:table-cell table:style-name="ACE-10" table:formula="of:=COM.MICROSOFT.SWITCH([$'switches'.$B$1];1;[$'a'.AB6];0;[.AB6];2;0)" office:value-type="float" office:value="0">
            <text:p>0</text:p>
          </table:table-cell>
          <table:table-cell table:style-name="ACE-10" table:formula="of:=COM.MICROSOFT.SWITCH([$'switches'.$B$1];1;[$'a'.AC6];0;[.AC6];2;0)" office:value-type="float" office:value="0">
            <text:p>0</text:p>
          </table:table-cell>
          <table:table-cell table:style-name="ACE-10" table:formula="of:=COM.MICROSOFT.SWITCH([$'switches'.$B$1];1;[$'a'.AD6];0;[.AD6];2;0)" office:value-type="float" office:value="0">
            <text:p>0</text:p>
          </table:table-cell>
          <table:table-cell table:style-name="ACE-10" table:formula="of:=COM.MICROSOFT.SWITCH([$'switches'.$B$1];1;[$'a'.AE6];0;[.AE6];2;0)" office:value-type="float" office:value="0">
            <text:p>0</text:p>
          </table:table-cell>
          <table:table-cell table:style-name="ACE-10" table:formula="of:=COM.MICROSOFT.SWITCH([$'switches'.$B$1];1;[$'a'.AF6];0;[.AF6];2;0)" office:value-type="float" office:value="0">
            <text:p>0</text:p>
          </table:table-cell>
          <table:table-cell table:style-name="ACE-10" table:formula="of:=COM.MICROSOFT.SWITCH([$'switches'.$B$1];1;[$'a'.AG6];0;[.AG6];2;0)" office:value-type="float" office:value="0">
            <text:p>0</text:p>
          </table:table-cell>
          <table:table-cell table:style-name="ACE-10" table:formula="of:=COM.MICROSOFT.SWITCH([$'switches'.$B$1];1;[$'a'.AH6];0;[.AH6];2;0)" office:value-type="float" office:value="0">
            <text:p>0</text:p>
          </table:table-cell>
          <table:table-cell table:style-name="ACE-10" table:formula="of:=COM.MICROSOFT.SWITCH([$'switches'.$B$1];1;[$'a'.AI6];0;[.AI6];2;0)" office:value-type="float" office:value="0">
            <text:p>0</text:p>
          </table:table-cell>
          <table:table-cell table:style-name="ACE-10" table:formula="of:=COM.MICROSOFT.SWITCH([$'switches'.$B$1];1;[$'a'.AJ6];0;[.AJ6];2;0)" office:value-type="float" office:value="0">
            <text:p>0</text:p>
          </table:table-cell>
          <table:table-cell table:style-name="ACE-10" table:formula="of:=COM.MICROSOFT.SWITCH([$'switches'.$B$1];1;[$'a'.AK6];0;[.AK6];2;0)" office:value-type="float" office:value="0">
            <text:p>0</text:p>
          </table:table-cell>
          <table:table-cell table:style-name="ACE-10" table:formula="of:=COM.MICROSOFT.SWITCH([$'switches'.$B$1];1;[$'a'.AL6];0;[.AL6];2;0)" office:value-type="float" office:value="0">
            <text:p>0</text:p>
          </table:table-cell>
          <table:table-cell table:style-name="ACE-10" table:formula="of:=COM.MICROSOFT.SWITCH([$'switches'.$B$1];1;[$'a'.AM6];0;[.AM6];2;0)" office:value-type="float" office:value="0">
            <text:p>0</text:p>
          </table:table-cell>
          <table:table-cell table:style-name="ACE-10" table:formula="of:=COM.MICROSOFT.SWITCH([$'switches'.$B$1];1;[$'a'.AN6];0;[.AN6];2;0)" office:value-type="float" office:value="0">
            <text:p>0</text:p>
          </table:table-cell>
          <table:table-cell table:style-name="ACE-10" table:formula="of:=COM.MICROSOFT.SWITCH([$'switches'.$B$1];1;[$'a'.AO6];0;[.AO6];2;0)" office:value-type="float" office:value="0">
            <text:p>0</text:p>
          </table:table-cell>
          <table:table-cell table:style-name="ACE-10" table:formula="of:=COM.MICROSOFT.SWITCH([$'switches'.$B$1];1;[$'a'.AP6];0;[.AP6];2;0)" office:value-type="float" office:value="0">
            <text:p>0</text:p>
          </table:table-cell>
          <table:table-cell table:style-name="ACE-10" table:formula="of:=COM.MICROSOFT.SWITCH([$'switches'.$B$1];1;[$'a'.AQ6];0;[.AQ6];2;0)" office:value-type="float" office:value="0">
            <text:p>0</text:p>
          </table:table-cell>
          <table:table-cell table:style-name="ACE-10" table:formula="of:=COM.MICROSOFT.SWITCH([$'switches'.$B$1];1;[$'a'.AR6];0;[.AR6];2;0)" office:value-type="float" office:value="0">
            <text:p>0</text:p>
          </table:table-cell>
          <table:table-cell table:style-name="ACE-10" table:formula="of:=COM.MICROSOFT.SWITCH([$'switches'.$B$1];1;[$'a'.AS6];0;[.AS6];2;0)" office:value-type="float" office:value="0">
            <text:p>0</text:p>
          </table:table-cell>
          <table:table-cell table:style-name="ACE-10" table:formula="of:=COM.MICROSOFT.SWITCH([$'switches'.$B$1];1;[$'a'.AT6];0;[.AT6];2;0)" office:value-type="float" office:value="0">
            <text:p>0</text:p>
          </table:table-cell>
          <table:table-cell table:style-name="ACE-10" table:formula="of:=COM.MICROSOFT.SWITCH([$'switches'.$B$1];1;[$'a'.AU6];0;[.AU6];2;0)" office:value-type="float" office:value="0">
            <text:p>0</text:p>
          </table:table-cell>
          <table:table-cell table:style-name="ACE-10" table:formula="of:=COM.MICROSOFT.SWITCH([$'switches'.$B$1];1;[$'a'.AV6];0;[.AV6];2;0)" office:value-type="float" office:value="0">
            <text:p>0</text:p>
          </table:table-cell>
          <table:table-cell table:style-name="ACE-10" table:formula="of:=COM.MICROSOFT.SWITCH([$'switches'.$B$1];1;[$'a'.AW6];0;[.AW6];2;0)" office:value-type="float" office:value="0">
            <text:p>0</text:p>
          </table:table-cell>
          <table:table-cell table:style-name="ACE-10" table:formula="of:=COM.MICROSOFT.SWITCH([$'switches'.$B$1];1;[$'a'.AX6];0;[.AX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7];0;[.B7];2;0)" office:value-type="float" office:value="0">
            <text:p>0</text:p>
          </table:table-cell>
          <table:table-cell table:style-name="ACE-10" table:formula="of:=COM.MICROSOFT.SWITCH([$'switches'.$B$1];1;[$'a'.C7];0;[.C7];2;0)" office:value-type="float" office:value="0">
            <text:p>0</text:p>
          </table:table-cell>
          <table:table-cell table:style-name="ACE-10" table:formula="of:=COM.MICROSOFT.SWITCH([$'switches'.$B$1];1;[$'a'.D7];0;[.D7];2;0)" office:value-type="float" office:value="0">
            <text:p>0</text:p>
          </table:table-cell>
          <table:table-cell table:style-name="ACE-10" table:formula="of:=COM.MICROSOFT.SWITCH([$'switches'.$B$1];1;[$'a'.E7];0;[.E7];2;0)" office:value-type="float" office:value="0">
            <text:p>0</text:p>
          </table:table-cell>
          <table:table-cell table:style-name="ACE-10" table:formula="of:=COM.MICROSOFT.SWITCH([$'switches'.$B$1];1;[$'a'.F7];0;[.F7];2;0)" office:value-type="float" office:value="0">
            <text:p>0</text:p>
          </table:table-cell>
          <table:table-cell table:style-name="ACE-10" table:formula="of:=COM.MICROSOFT.SWITCH([$'switches'.$B$1];1;[$'a'.G7];0;[.G7];2;0)" office:value-type="float" office:value="0">
            <text:p>0</text:p>
          </table:table-cell>
          <table:table-cell table:style-name="ACE-10" table:formula="of:=COM.MICROSOFT.SWITCH([$'switches'.$B$1];1;[$'a'.H7];0;[.H7];2;0)" office:value-type="float" office:value="0">
            <text:p>0</text:p>
          </table:table-cell>
          <table:table-cell table:style-name="ACE-10" table:formula="of:=COM.MICROSOFT.SWITCH([$'switches'.$B$1];1;[$'a'.I7];0;[.I7];2;0)" office:value-type="float" office:value="0">
            <text:p>0</text:p>
          </table:table-cell>
          <table:table-cell table:style-name="ACE-10" table:formula="of:=COM.MICROSOFT.SWITCH([$'switches'.$B$1];1;[$'a'.J7];0;[.J7];2;0)" office:value-type="float" office:value="0">
            <text:p>0</text:p>
          </table:table-cell>
          <table:table-cell table:style-name="ACE-10" table:formula="of:=COM.MICROSOFT.SWITCH([$'switches'.$B$1];1;[$'a'.K7];0;[.K7];2;0)" office:value-type="float" office:value="0">
            <text:p>0</text:p>
          </table:table-cell>
          <table:table-cell table:style-name="ACE-10" table:formula="of:=COM.MICROSOFT.SWITCH([$'switches'.$B$1];1;[$'a'.L7];0;[.L7];2;0)" office:value-type="float" office:value="0">
            <text:p>0</text:p>
          </table:table-cell>
          <table:table-cell table:style-name="ACE-10" table:formula="of:=COM.MICROSOFT.SWITCH([$'switches'.$B$1];1;[$'a'.M7];0;[.M7];2;0)" office:value-type="float" office:value="0">
            <text:p>0</text:p>
          </table:table-cell>
          <table:table-cell table:style-name="ACE-10" table:formula="of:=COM.MICROSOFT.SWITCH([$'switches'.$B$1];1;[$'a'.N7];0;[.N7];2;0)" office:value-type="float" office:value="0">
            <text:p>0</text:p>
          </table:table-cell>
          <table:table-cell table:style-name="ACE-10" table:formula="of:=COM.MICROSOFT.SWITCH([$'switches'.$B$1];1;[$'a'.O7];0;[.O7];2;0)" office:value-type="float" office:value="0">
            <text:p>0</text:p>
          </table:table-cell>
          <table:table-cell table:style-name="ACE-10" table:formula="of:=COM.MICROSOFT.SWITCH([$'switches'.$B$1];1;[$'a'.P7];0;[.P7];2;0)" office:value-type="float" office:value="0">
            <text:p>0</text:p>
          </table:table-cell>
          <table:table-cell table:style-name="ACE-10" table:formula="of:=COM.MICROSOFT.SWITCH([$'switches'.$B$1];1;[$'a'.Q7];0;[.Q7];2;0)" office:value-type="float" office:value="0">
            <text:p>0</text:p>
          </table:table-cell>
          <table:table-cell table:style-name="ACE-10" table:formula="of:=COM.MICROSOFT.SWITCH([$'switches'.$B$1];1;[$'a'.R7];0;[.R7];2;0)" office:value-type="float" office:value="0">
            <text:p>0</text:p>
          </table:table-cell>
          <table:table-cell table:style-name="ACE-10" table:formula="of:=COM.MICROSOFT.SWITCH([$'switches'.$B$1];1;[$'a'.S7];0;[.S7];2;0)" office:value-type="float" office:value="0">
            <text:p>0</text:p>
          </table:table-cell>
          <table:table-cell table:style-name="ACE-10" table:formula="of:=COM.MICROSOFT.SWITCH([$'switches'.$B$1];1;[$'a'.T7];0;[.T7];2;0)" office:value-type="float" office:value="0">
            <text:p>0</text:p>
          </table:table-cell>
          <table:table-cell table:style-name="ACE-10" table:formula="of:=COM.MICROSOFT.SWITCH([$'switches'.$B$1];1;[$'a'.U7];0;[.U7];2;0)" office:value-type="float" office:value="0">
            <text:p>0</text:p>
          </table:table-cell>
          <table:table-cell table:style-name="ACE-10" table:formula="of:=COM.MICROSOFT.SWITCH([$'switches'.$B$1];1;[$'a'.V7];0;[.V7];2;0)" office:value-type="float" office:value="0">
            <text:p>0</text:p>
          </table:table-cell>
          <table:table-cell table:style-name="ACE-10" table:formula="of:=COM.MICROSOFT.SWITCH([$'switches'.$B$1];1;[$'a'.W7];0;[.W7];2;0)" office:value-type="float" office:value="0">
            <text:p>0</text:p>
          </table:table-cell>
          <table:table-cell table:style-name="ACE-10" table:formula="of:=COM.MICROSOFT.SWITCH([$'switches'.$B$1];1;[$'a'.X7];0;[.X7];2;0)" office:value-type="float" office:value="0">
            <text:p>0</text:p>
          </table:table-cell>
          <table:table-cell table:style-name="ACE-10" table:formula="of:=COM.MICROSOFT.SWITCH([$'switches'.$B$1];1;[$'a'.Y7];0;[.Y7];2;0)" office:value-type="float" office:value="0">
            <text:p>0</text:p>
          </table:table-cell>
          <table:table-cell table:style-name="ACE-10" table:formula="of:=COM.MICROSOFT.SWITCH([$'switches'.$B$1];1;[$'a'.Z7];0;[.Z7];2;0)" office:value-type="float" office:value="0">
            <text:p>0</text:p>
          </table:table-cell>
          <table:table-cell table:style-name="ACE-10" table:formula="of:=COM.MICROSOFT.SWITCH([$'switches'.$B$1];1;[$'a'.AA7];0;[.AA7];2;0)" office:value-type="float" office:value="0">
            <text:p>0</text:p>
          </table:table-cell>
          <table:table-cell table:style-name="ACE-10" table:formula="of:=COM.MICROSOFT.SWITCH([$'switches'.$B$1];1;[$'a'.AB7];0;[.AB7];2;0)" office:value-type="float" office:value="0">
            <text:p>0</text:p>
          </table:table-cell>
          <table:table-cell table:style-name="ACE-10" table:formula="of:=COM.MICROSOFT.SWITCH([$'switches'.$B$1];1;[$'a'.AC7];0;[.AC7];2;0)" office:value-type="float" office:value="0">
            <text:p>0</text:p>
          </table:table-cell>
          <table:table-cell table:style-name="ACE-10" table:formula="of:=COM.MICROSOFT.SWITCH([$'switches'.$B$1];1;[$'a'.AD7];0;[.AD7];2;0)" office:value-type="float" office:value="0">
            <text:p>0</text:p>
          </table:table-cell>
          <table:table-cell table:style-name="ACE-10" table:formula="of:=COM.MICROSOFT.SWITCH([$'switches'.$B$1];1;[$'a'.AE7];0;[.AE7];2;0)" office:value-type="float" office:value="0">
            <text:p>0</text:p>
          </table:table-cell>
          <table:table-cell table:style-name="ACE-10" table:formula="of:=COM.MICROSOFT.SWITCH([$'switches'.$B$1];1;[$'a'.AF7];0;[.AF7];2;0)" office:value-type="float" office:value="0">
            <text:p>0</text:p>
          </table:table-cell>
          <table:table-cell table:style-name="ACE-10" table:formula="of:=COM.MICROSOFT.SWITCH([$'switches'.$B$1];1;[$'a'.AG7];0;[.AG7];2;0)" office:value-type="float" office:value="0">
            <text:p>0</text:p>
          </table:table-cell>
          <table:table-cell table:style-name="ACE-10" table:formula="of:=COM.MICROSOFT.SWITCH([$'switches'.$B$1];1;[$'a'.AH7];0;[.AH7];2;0)" office:value-type="float" office:value="0">
            <text:p>0</text:p>
          </table:table-cell>
          <table:table-cell table:style-name="ACE-10" table:formula="of:=COM.MICROSOFT.SWITCH([$'switches'.$B$1];1;[$'a'.AI7];0;[.AI7];2;0)" office:value-type="float" office:value="0">
            <text:p>0</text:p>
          </table:table-cell>
          <table:table-cell table:style-name="ACE-10" table:formula="of:=COM.MICROSOFT.SWITCH([$'switches'.$B$1];1;[$'a'.AJ7];0;[.AJ7];2;0)" office:value-type="float" office:value="0">
            <text:p>0</text:p>
          </table:table-cell>
          <table:table-cell table:style-name="ACE-10" table:formula="of:=COM.MICROSOFT.SWITCH([$'switches'.$B$1];1;[$'a'.AK7];0;[.AK7];2;0)" office:value-type="float" office:value="0">
            <text:p>0</text:p>
          </table:table-cell>
          <table:table-cell table:style-name="ACE-10" table:formula="of:=COM.MICROSOFT.SWITCH([$'switches'.$B$1];1;[$'a'.AL7];0;[.AL7];2;0)" office:value-type="float" office:value="0">
            <text:p>0</text:p>
          </table:table-cell>
          <table:table-cell table:style-name="ACE-10" table:formula="of:=COM.MICROSOFT.SWITCH([$'switches'.$B$1];1;[$'a'.AM7];0;[.AM7];2;0)" office:value-type="float" office:value="0">
            <text:p>0</text:p>
          </table:table-cell>
          <table:table-cell table:style-name="ACE-10" table:formula="of:=COM.MICROSOFT.SWITCH([$'switches'.$B$1];1;[$'a'.AN7];0;[.AN7];2;0)" office:value-type="float" office:value="0">
            <text:p>0</text:p>
          </table:table-cell>
          <table:table-cell table:style-name="ACE-10" table:formula="of:=COM.MICROSOFT.SWITCH([$'switches'.$B$1];1;[$'a'.AO7];0;[.AO7];2;0)" office:value-type="float" office:value="0">
            <text:p>0</text:p>
          </table:table-cell>
          <table:table-cell table:style-name="ACE-10" table:formula="of:=COM.MICROSOFT.SWITCH([$'switches'.$B$1];1;[$'a'.AP7];0;[.AP7];2;0)" office:value-type="float" office:value="0">
            <text:p>0</text:p>
          </table:table-cell>
          <table:table-cell table:style-name="ACE-10" table:formula="of:=COM.MICROSOFT.SWITCH([$'switches'.$B$1];1;[$'a'.AQ7];0;[.AQ7];2;0)" office:value-type="float" office:value="0">
            <text:p>0</text:p>
          </table:table-cell>
          <table:table-cell table:style-name="ACE-10" table:formula="of:=COM.MICROSOFT.SWITCH([$'switches'.$B$1];1;[$'a'.AR7];0;[.AR7];2;0)" office:value-type="float" office:value="0">
            <text:p>0</text:p>
          </table:table-cell>
          <table:table-cell table:style-name="ACE-10" table:formula="of:=COM.MICROSOFT.SWITCH([$'switches'.$B$1];1;[$'a'.AS7];0;[.AS7];2;0)" office:value-type="float" office:value="0">
            <text:p>0</text:p>
          </table:table-cell>
          <table:table-cell table:style-name="ACE-10" table:formula="of:=COM.MICROSOFT.SWITCH([$'switches'.$B$1];1;[$'a'.AT7];0;[.AT7];2;0)" office:value-type="float" office:value="0">
            <text:p>0</text:p>
          </table:table-cell>
          <table:table-cell table:style-name="ACE-10" table:formula="of:=COM.MICROSOFT.SWITCH([$'switches'.$B$1];1;[$'a'.AU7];0;[.AU7];2;0)" office:value-type="float" office:value="0">
            <text:p>0</text:p>
          </table:table-cell>
          <table:table-cell table:style-name="ACE-10" table:formula="of:=COM.MICROSOFT.SWITCH([$'switches'.$B$1];1;[$'a'.AV7];0;[.AV7];2;0)" office:value-type="float" office:value="0">
            <text:p>0</text:p>
          </table:table-cell>
          <table:table-cell table:style-name="ACE-10" table:formula="of:=COM.MICROSOFT.SWITCH([$'switches'.$B$1];1;[$'a'.AW7];0;[.AW7];2;0)" office:value-type="float" office:value="0">
            <text:p>0</text:p>
          </table:table-cell>
          <table:table-cell table:style-name="ACE-10" table:formula="of:=COM.MICROSOFT.SWITCH([$'switches'.$B$1];1;[$'a'.AX7];0;[.AX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8];0;[.B8];2;0)" office:value-type="float" office:value="0">
            <text:p>0</text:p>
          </table:table-cell>
          <table:table-cell table:style-name="ACE-10" table:formula="of:=COM.MICROSOFT.SWITCH([$'switches'.$B$1];1;[$'a'.C8];0;[.C8];2;0)" office:value-type="float" office:value="0">
            <text:p>0</text:p>
          </table:table-cell>
          <table:table-cell table:style-name="ACE-10" table:formula="of:=COM.MICROSOFT.SWITCH([$'switches'.$B$1];1;[$'a'.D8];0;[.D8];2;0)" office:value-type="float" office:value="0">
            <text:p>0</text:p>
          </table:table-cell>
          <table:table-cell table:style-name="ACE-10" table:formula="of:=COM.MICROSOFT.SWITCH([$'switches'.$B$1];1;[$'a'.E8];0;[.E8];2;0)" office:value-type="float" office:value="0">
            <text:p>0</text:p>
          </table:table-cell>
          <table:table-cell table:style-name="ACE-10" table:formula="of:=COM.MICROSOFT.SWITCH([$'switches'.$B$1];1;[$'a'.F8];0;[.F8];2;0)" office:value-type="float" office:value="0">
            <text:p>0</text:p>
          </table:table-cell>
          <table:table-cell table:style-name="ACE-10" table:formula="of:=COM.MICROSOFT.SWITCH([$'switches'.$B$1];1;[$'a'.G8];0;[.G8];2;0)" office:value-type="float" office:value="0">
            <text:p>0</text:p>
          </table:table-cell>
          <table:table-cell table:style-name="ACE-10" table:formula="of:=COM.MICROSOFT.SWITCH([$'switches'.$B$1];1;[$'a'.H8];0;[.H8];2;0)" office:value-type="float" office:value="0">
            <text:p>0</text:p>
          </table:table-cell>
          <table:table-cell table:style-name="ACE-10" table:formula="of:=COM.MICROSOFT.SWITCH([$'switches'.$B$1];1;[$'a'.I8];0;[.I8];2;0)" office:value-type="float" office:value="0">
            <text:p>0</text:p>
          </table:table-cell>
          <table:table-cell table:style-name="ACE-10" table:formula="of:=COM.MICROSOFT.SWITCH([$'switches'.$B$1];1;[$'a'.J8];0;[.J8];2;0)" office:value-type="float" office:value="0">
            <text:p>0</text:p>
          </table:table-cell>
          <table:table-cell table:style-name="ACE-10" table:formula="of:=COM.MICROSOFT.SWITCH([$'switches'.$B$1];1;[$'a'.K8];0;[.K8];2;0)" office:value-type="float" office:value="0">
            <text:p>0</text:p>
          </table:table-cell>
          <table:table-cell table:style-name="ACE-10" table:formula="of:=COM.MICROSOFT.SWITCH([$'switches'.$B$1];1;[$'a'.L8];0;[.L8];2;0)" office:value-type="float" office:value="0">
            <text:p>0</text:p>
          </table:table-cell>
          <table:table-cell table:style-name="ACE-10" table:formula="of:=COM.MICROSOFT.SWITCH([$'switches'.$B$1];1;[$'a'.M8];0;[.M8];2;0)" office:value-type="float" office:value="0">
            <text:p>0</text:p>
          </table:table-cell>
          <table:table-cell table:style-name="ACE-10" table:formula="of:=COM.MICROSOFT.SWITCH([$'switches'.$B$1];1;[$'a'.N8];0;[.N8];2;0)" office:value-type="float" office:value="0">
            <text:p>0</text:p>
          </table:table-cell>
          <table:table-cell table:style-name="ACE-10" table:formula="of:=COM.MICROSOFT.SWITCH([$'switches'.$B$1];1;[$'a'.O8];0;[.O8];2;0)" office:value-type="float" office:value="0">
            <text:p>0</text:p>
          </table:table-cell>
          <table:table-cell table:style-name="ACE-10" table:formula="of:=COM.MICROSOFT.SWITCH([$'switches'.$B$1];1;[$'a'.P8];0;[.P8];2;0)" office:value-type="float" office:value="0">
            <text:p>0</text:p>
          </table:table-cell>
          <table:table-cell table:style-name="ACE-10" table:formula="of:=COM.MICROSOFT.SWITCH([$'switches'.$B$1];1;[$'a'.Q8];0;[.Q8];2;0)" office:value-type="float" office:value="0">
            <text:p>0</text:p>
          </table:table-cell>
          <table:table-cell table:style-name="ACE-10" table:formula="of:=COM.MICROSOFT.SWITCH([$'switches'.$B$1];1;[$'a'.R8];0;[.R8];2;0)" office:value-type="float" office:value="0">
            <text:p>0</text:p>
          </table:table-cell>
          <table:table-cell table:style-name="ACE-10" table:formula="of:=COM.MICROSOFT.SWITCH([$'switches'.$B$1];1;[$'a'.S8];0;[.S8];2;0)" office:value-type="float" office:value="0">
            <text:p>0</text:p>
          </table:table-cell>
          <table:table-cell table:style-name="ACE-10" table:formula="of:=COM.MICROSOFT.SWITCH([$'switches'.$B$1];1;[$'a'.T8];0;[.T8];2;0)" office:value-type="float" office:value="0">
            <text:p>0</text:p>
          </table:table-cell>
          <table:table-cell table:style-name="ACE-10" table:formula="of:=COM.MICROSOFT.SWITCH([$'switches'.$B$1];1;[$'a'.U8];0;[.U8];2;0)" office:value-type="float" office:value="0">
            <text:p>0</text:p>
          </table:table-cell>
          <table:table-cell table:style-name="ACE-10" table:formula="of:=COM.MICROSOFT.SWITCH([$'switches'.$B$1];1;[$'a'.V8];0;[.V8];2;0)" office:value-type="float" office:value="0">
            <text:p>0</text:p>
          </table:table-cell>
          <table:table-cell table:style-name="ACE-10" table:formula="of:=COM.MICROSOFT.SWITCH([$'switches'.$B$1];1;[$'a'.W8];0;[.W8];2;0)" office:value-type="float" office:value="0">
            <text:p>0</text:p>
          </table:table-cell>
          <table:table-cell table:style-name="ACE-10" table:formula="of:=COM.MICROSOFT.SWITCH([$'switches'.$B$1];1;[$'a'.X8];0;[.X8];2;0)" office:value-type="float" office:value="0">
            <text:p>0</text:p>
          </table:table-cell>
          <table:table-cell table:style-name="ACE-10" table:formula="of:=COM.MICROSOFT.SWITCH([$'switches'.$B$1];1;[$'a'.Y8];0;[.Y8];2;0)" office:value-type="float" office:value="0">
            <text:p>0</text:p>
          </table:table-cell>
          <table:table-cell table:style-name="ACE-10" table:formula="of:=COM.MICROSOFT.SWITCH([$'switches'.$B$1];1;[$'a'.Z8];0;[.Z8];2;0)" office:value-type="float" office:value="0">
            <text:p>0</text:p>
          </table:table-cell>
          <table:table-cell table:style-name="ACE-10" table:formula="of:=COM.MICROSOFT.SWITCH([$'switches'.$B$1];1;[$'a'.AA8];0;[.AA8];2;0)" office:value-type="float" office:value="0">
            <text:p>0</text:p>
          </table:table-cell>
          <table:table-cell table:style-name="ACE-10" table:formula="of:=COM.MICROSOFT.SWITCH([$'switches'.$B$1];1;[$'a'.AB8];0;[.AB8];2;0)" office:value-type="float" office:value="0">
            <text:p>0</text:p>
          </table:table-cell>
          <table:table-cell table:style-name="ACE-10" table:formula="of:=COM.MICROSOFT.SWITCH([$'switches'.$B$1];1;[$'a'.AC8];0;[.AC8];2;0)" office:value-type="float" office:value="0">
            <text:p>0</text:p>
          </table:table-cell>
          <table:table-cell table:style-name="ACE-10" table:formula="of:=COM.MICROSOFT.SWITCH([$'switches'.$B$1];1;[$'a'.AD8];0;[.AD8];2;0)" office:value-type="float" office:value="0">
            <text:p>0</text:p>
          </table:table-cell>
          <table:table-cell table:style-name="ACE-10" table:formula="of:=COM.MICROSOFT.SWITCH([$'switches'.$B$1];1;[$'a'.AE8];0;[.AE8];2;0)" office:value-type="float" office:value="0">
            <text:p>0</text:p>
          </table:table-cell>
          <table:table-cell table:style-name="ACE-10" table:formula="of:=COM.MICROSOFT.SWITCH([$'switches'.$B$1];1;[$'a'.AF8];0;[.AF8];2;0)" office:value-type="float" office:value="0">
            <text:p>0</text:p>
          </table:table-cell>
          <table:table-cell table:style-name="ACE-10" table:formula="of:=COM.MICROSOFT.SWITCH([$'switches'.$B$1];1;[$'a'.AG8];0;[.AG8];2;0)" office:value-type="float" office:value="0">
            <text:p>0</text:p>
          </table:table-cell>
          <table:table-cell table:style-name="ACE-10" table:formula="of:=COM.MICROSOFT.SWITCH([$'switches'.$B$1];1;[$'a'.AH8];0;[.AH8];2;0)" office:value-type="float" office:value="0">
            <text:p>0</text:p>
          </table:table-cell>
          <table:table-cell table:style-name="ACE-10" table:formula="of:=COM.MICROSOFT.SWITCH([$'switches'.$B$1];1;[$'a'.AI8];0;[.AI8];2;0)" office:value-type="float" office:value="0">
            <text:p>0</text:p>
          </table:table-cell>
          <table:table-cell table:style-name="ACE-10" table:formula="of:=COM.MICROSOFT.SWITCH([$'switches'.$B$1];1;[$'a'.AJ8];0;[.AJ8];2;0)" office:value-type="float" office:value="0">
            <text:p>0</text:p>
          </table:table-cell>
          <table:table-cell table:style-name="ACE-10" table:formula="of:=COM.MICROSOFT.SWITCH([$'switches'.$B$1];1;[$'a'.AK8];0;[.AK8];2;0)" office:value-type="float" office:value="0">
            <text:p>0</text:p>
          </table:table-cell>
          <table:table-cell table:style-name="ACE-10" table:formula="of:=COM.MICROSOFT.SWITCH([$'switches'.$B$1];1;[$'a'.AL8];0;[.AL8];2;0)" office:value-type="float" office:value="0">
            <text:p>0</text:p>
          </table:table-cell>
          <table:table-cell table:style-name="ACE-10" table:formula="of:=COM.MICROSOFT.SWITCH([$'switches'.$B$1];1;[$'a'.AM8];0;[.AM8];2;0)" office:value-type="float" office:value="0">
            <text:p>0</text:p>
          </table:table-cell>
          <table:table-cell table:style-name="ACE-10" table:formula="of:=COM.MICROSOFT.SWITCH([$'switches'.$B$1];1;[$'a'.AN8];0;[.AN8];2;0)" office:value-type="float" office:value="0">
            <text:p>0</text:p>
          </table:table-cell>
          <table:table-cell table:style-name="ACE-10" table:formula="of:=COM.MICROSOFT.SWITCH([$'switches'.$B$1];1;[$'a'.AO8];0;[.AO8];2;0)" office:value-type="float" office:value="0">
            <text:p>0</text:p>
          </table:table-cell>
          <table:table-cell table:style-name="ACE-10" table:formula="of:=COM.MICROSOFT.SWITCH([$'switches'.$B$1];1;[$'a'.AP8];0;[.AP8];2;0)" office:value-type="float" office:value="0">
            <text:p>0</text:p>
          </table:table-cell>
          <table:table-cell table:style-name="ACE-10" table:formula="of:=COM.MICROSOFT.SWITCH([$'switches'.$B$1];1;[$'a'.AQ8];0;[.AQ8];2;0)" office:value-type="float" office:value="0">
            <text:p>0</text:p>
          </table:table-cell>
          <table:table-cell table:style-name="ACE-10" table:formula="of:=COM.MICROSOFT.SWITCH([$'switches'.$B$1];1;[$'a'.AR8];0;[.AR8];2;0)" office:value-type="float" office:value="0">
            <text:p>0</text:p>
          </table:table-cell>
          <table:table-cell table:style-name="ACE-10" table:formula="of:=COM.MICROSOFT.SWITCH([$'switches'.$B$1];1;[$'a'.AS8];0;[.AS8];2;0)" office:value-type="float" office:value="0">
            <text:p>0</text:p>
          </table:table-cell>
          <table:table-cell table:style-name="ACE-10" table:formula="of:=COM.MICROSOFT.SWITCH([$'switches'.$B$1];1;[$'a'.AT8];0;[.AT8];2;0)" office:value-type="float" office:value="0">
            <text:p>0</text:p>
          </table:table-cell>
          <table:table-cell table:style-name="ACE-10" table:formula="of:=COM.MICROSOFT.SWITCH([$'switches'.$B$1];1;[$'a'.AU8];0;[.AU8];2;0)" office:value-type="float" office:value="0">
            <text:p>0</text:p>
          </table:table-cell>
          <table:table-cell table:style-name="ACE-10" table:formula="of:=COM.MICROSOFT.SWITCH([$'switches'.$B$1];1;[$'a'.AV8];0;[.AV8];2;0)" office:value-type="float" office:value="0">
            <text:p>0</text:p>
          </table:table-cell>
          <table:table-cell table:style-name="ACE-10" table:formula="of:=COM.MICROSOFT.SWITCH([$'switches'.$B$1];1;[$'a'.AW8];0;[.AW8];2;0)" office:value-type="float" office:value="0">
            <text:p>0</text:p>
          </table:table-cell>
          <table:table-cell table:style-name="ACE-10" table:formula="of:=COM.MICROSOFT.SWITCH([$'switches'.$B$1];1;[$'a'.AX8];0;[.AX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9];0;[.B9];2;0)" office:value-type="float" office:value="0">
            <text:p>0</text:p>
          </table:table-cell>
          <table:table-cell table:style-name="ACE-10" table:formula="of:=COM.MICROSOFT.SWITCH([$'switches'.$B$1];1;[$'a'.C9];0;[.C9];2;0)" office:value-type="float" office:value="0">
            <text:p>0</text:p>
          </table:table-cell>
          <table:table-cell table:style-name="ACE-10" table:formula="of:=COM.MICROSOFT.SWITCH([$'switches'.$B$1];1;[$'a'.D9];0;[.D9];2;0)" office:value-type="float" office:value="0">
            <text:p>0</text:p>
          </table:table-cell>
          <table:table-cell table:style-name="ACE-10" table:formula="of:=COM.MICROSOFT.SWITCH([$'switches'.$B$1];1;[$'a'.E9];0;[.E9];2;0)" office:value-type="float" office:value="0">
            <text:p>0</text:p>
          </table:table-cell>
          <table:table-cell table:style-name="ACE-10" table:formula="of:=COM.MICROSOFT.SWITCH([$'switches'.$B$1];1;[$'a'.F9];0;[.F9];2;0)" office:value-type="float" office:value="0">
            <text:p>0</text:p>
          </table:table-cell>
          <table:table-cell table:style-name="ACE-10" table:formula="of:=COM.MICROSOFT.SWITCH([$'switches'.$B$1];1;[$'a'.G9];0;[.G9];2;0)" office:value-type="float" office:value="0">
            <text:p>0</text:p>
          </table:table-cell>
          <table:table-cell table:style-name="ACE-10" table:formula="of:=COM.MICROSOFT.SWITCH([$'switches'.$B$1];1;[$'a'.H9];0;[.H9];2;0)" office:value-type="float" office:value="0">
            <text:p>0</text:p>
          </table:table-cell>
          <table:table-cell table:style-name="ACE-10" table:formula="of:=COM.MICROSOFT.SWITCH([$'switches'.$B$1];1;[$'a'.I9];0;[.I9];2;0)" office:value-type="float" office:value="0">
            <text:p>0</text:p>
          </table:table-cell>
          <table:table-cell table:style-name="ACE-10" table:formula="of:=COM.MICROSOFT.SWITCH([$'switches'.$B$1];1;[$'a'.J9];0;[.J9];2;0)" office:value-type="float" office:value="0">
            <text:p>0</text:p>
          </table:table-cell>
          <table:table-cell table:style-name="ACE-10" table:formula="of:=COM.MICROSOFT.SWITCH([$'switches'.$B$1];1;[$'a'.K9];0;[.K9];2;0)" office:value-type="float" office:value="0">
            <text:p>0</text:p>
          </table:table-cell>
          <table:table-cell table:style-name="ACE-10" table:formula="of:=COM.MICROSOFT.SWITCH([$'switches'.$B$1];1;[$'a'.L9];0;[.L9];2;0)" office:value-type="float" office:value="0">
            <text:p>0</text:p>
          </table:table-cell>
          <table:table-cell table:style-name="ACE-10" table:formula="of:=COM.MICROSOFT.SWITCH([$'switches'.$B$1];1;[$'a'.M9];0;[.M9];2;0)" office:value-type="float" office:value="0">
            <text:p>0</text:p>
          </table:table-cell>
          <table:table-cell table:style-name="ACE-10" table:formula="of:=COM.MICROSOFT.SWITCH([$'switches'.$B$1];1;[$'a'.N9];0;[.N9];2;0)" office:value-type="float" office:value="0">
            <text:p>0</text:p>
          </table:table-cell>
          <table:table-cell table:style-name="ACE-10" table:formula="of:=COM.MICROSOFT.SWITCH([$'switches'.$B$1];1;[$'a'.O9];0;[.O9];2;0)" office:value-type="float" office:value="0">
            <text:p>0</text:p>
          </table:table-cell>
          <table:table-cell table:style-name="ACE-10" table:formula="of:=COM.MICROSOFT.SWITCH([$'switches'.$B$1];1;[$'a'.P9];0;[.P9];2;0)" office:value-type="float" office:value="0">
            <text:p>0</text:p>
          </table:table-cell>
          <table:table-cell table:style-name="ACE-10" table:formula="of:=COM.MICROSOFT.SWITCH([$'switches'.$B$1];1;[$'a'.Q9];0;[.Q9];2;0)" office:value-type="float" office:value="0">
            <text:p>0</text:p>
          </table:table-cell>
          <table:table-cell table:style-name="ACE-10" table:formula="of:=COM.MICROSOFT.SWITCH([$'switches'.$B$1];1;[$'a'.R9];0;[.R9];2;0)" office:value-type="float" office:value="0">
            <text:p>0</text:p>
          </table:table-cell>
          <table:table-cell table:style-name="ACE-10" table:formula="of:=COM.MICROSOFT.SWITCH([$'switches'.$B$1];1;[$'a'.S9];0;[.S9];2;0)" office:value-type="float" office:value="0">
            <text:p>0</text:p>
          </table:table-cell>
          <table:table-cell table:style-name="ACE-10" table:formula="of:=COM.MICROSOFT.SWITCH([$'switches'.$B$1];1;[$'a'.T9];0;[.T9];2;0)" office:value-type="float" office:value="0">
            <text:p>0</text:p>
          </table:table-cell>
          <table:table-cell table:style-name="ACE-10" table:formula="of:=COM.MICROSOFT.SWITCH([$'switches'.$B$1];1;[$'a'.U9];0;[.U9];2;0)" office:value-type="float" office:value="0">
            <text:p>0</text:p>
          </table:table-cell>
          <table:table-cell table:style-name="ACE-10" table:formula="of:=COM.MICROSOFT.SWITCH([$'switches'.$B$1];1;[$'a'.V9];0;[.V9];2;0)" office:value-type="float" office:value="0">
            <text:p>0</text:p>
          </table:table-cell>
          <table:table-cell table:style-name="ACE-10" table:formula="of:=COM.MICROSOFT.SWITCH([$'switches'.$B$1];1;[$'a'.W9];0;[.W9];2;0)" office:value-type="float" office:value="0">
            <text:p>0</text:p>
          </table:table-cell>
          <table:table-cell table:style-name="ACE-10" table:formula="of:=COM.MICROSOFT.SWITCH([$'switches'.$B$1];1;[$'a'.X9];0;[.X9];2;0)" office:value-type="float" office:value="0">
            <text:p>0</text:p>
          </table:table-cell>
          <table:table-cell table:style-name="ACE-10" table:formula="of:=COM.MICROSOFT.SWITCH([$'switches'.$B$1];1;[$'a'.Y9];0;[.Y9];2;0)" office:value-type="float" office:value="0">
            <text:p>0</text:p>
          </table:table-cell>
          <table:table-cell table:style-name="ACE-10" table:formula="of:=COM.MICROSOFT.SWITCH([$'switches'.$B$1];1;[$'a'.Z9];0;[.Z9];2;0)" office:value-type="float" office:value="0">
            <text:p>0</text:p>
          </table:table-cell>
          <table:table-cell table:style-name="ACE-10" table:formula="of:=COM.MICROSOFT.SWITCH([$'switches'.$B$1];1;[$'a'.AA9];0;[.AA9];2;0)" office:value-type="float" office:value="0">
            <text:p>0</text:p>
          </table:table-cell>
          <table:table-cell table:style-name="ACE-10" table:formula="of:=COM.MICROSOFT.SWITCH([$'switches'.$B$1];1;[$'a'.AB9];0;[.AB9];2;0)" office:value-type="float" office:value="0">
            <text:p>0</text:p>
          </table:table-cell>
          <table:table-cell table:style-name="ACE-10" table:formula="of:=COM.MICROSOFT.SWITCH([$'switches'.$B$1];1;[$'a'.AC9];0;[.AC9];2;0)" office:value-type="float" office:value="0">
            <text:p>0</text:p>
          </table:table-cell>
          <table:table-cell table:style-name="ACE-10" table:formula="of:=COM.MICROSOFT.SWITCH([$'switches'.$B$1];1;[$'a'.AD9];0;[.AD9];2;0)" office:value-type="float" office:value="0">
            <text:p>0</text:p>
          </table:table-cell>
          <table:table-cell table:style-name="ACE-10" table:formula="of:=COM.MICROSOFT.SWITCH([$'switches'.$B$1];1;[$'a'.AE9];0;[.AE9];2;0)" office:value-type="float" office:value="0">
            <text:p>0</text:p>
          </table:table-cell>
          <table:table-cell table:style-name="ACE-10" table:formula="of:=COM.MICROSOFT.SWITCH([$'switches'.$B$1];1;[$'a'.AF9];0;[.AF9];2;0)" office:value-type="float" office:value="0">
            <text:p>0</text:p>
          </table:table-cell>
          <table:table-cell table:style-name="ACE-10" table:formula="of:=COM.MICROSOFT.SWITCH([$'switches'.$B$1];1;[$'a'.AG9];0;[.AG9];2;0)" office:value-type="float" office:value="0">
            <text:p>0</text:p>
          </table:table-cell>
          <table:table-cell table:style-name="ACE-10" table:formula="of:=COM.MICROSOFT.SWITCH([$'switches'.$B$1];1;[$'a'.AH9];0;[.AH9];2;0)" office:value-type="float" office:value="0">
            <text:p>0</text:p>
          </table:table-cell>
          <table:table-cell table:style-name="ACE-10" table:formula="of:=COM.MICROSOFT.SWITCH([$'switches'.$B$1];1;[$'a'.AI9];0;[.AI9];2;0)" office:value-type="float" office:value="0">
            <text:p>0</text:p>
          </table:table-cell>
          <table:table-cell table:style-name="ACE-10" table:formula="of:=COM.MICROSOFT.SWITCH([$'switches'.$B$1];1;[$'a'.AJ9];0;[.AJ9];2;0)" office:value-type="float" office:value="0">
            <text:p>0</text:p>
          </table:table-cell>
          <table:table-cell table:style-name="ACE-10" table:formula="of:=COM.MICROSOFT.SWITCH([$'switches'.$B$1];1;[$'a'.AK9];0;[.AK9];2;0)" office:value-type="float" office:value="0">
            <text:p>0</text:p>
          </table:table-cell>
          <table:table-cell table:style-name="ACE-10" table:formula="of:=COM.MICROSOFT.SWITCH([$'switches'.$B$1];1;[$'a'.AL9];0;[.AL9];2;0)" office:value-type="float" office:value="0">
            <text:p>0</text:p>
          </table:table-cell>
          <table:table-cell table:style-name="ACE-10" table:formula="of:=COM.MICROSOFT.SWITCH([$'switches'.$B$1];1;[$'a'.AM9];0;[.AM9];2;0)" office:value-type="float" office:value="0">
            <text:p>0</text:p>
          </table:table-cell>
          <table:table-cell table:style-name="ACE-10" table:formula="of:=COM.MICROSOFT.SWITCH([$'switches'.$B$1];1;[$'a'.AN9];0;[.AN9];2;0)" office:value-type="float" office:value="0">
            <text:p>0</text:p>
          </table:table-cell>
          <table:table-cell table:style-name="ACE-10" table:formula="of:=COM.MICROSOFT.SWITCH([$'switches'.$B$1];1;[$'a'.AO9];0;[.AO9];2;0)" office:value-type="float" office:value="0">
            <text:p>0</text:p>
          </table:table-cell>
          <table:table-cell table:style-name="ACE-10" table:formula="of:=COM.MICROSOFT.SWITCH([$'switches'.$B$1];1;[$'a'.AP9];0;[.AP9];2;0)" office:value-type="float" office:value="0">
            <text:p>0</text:p>
          </table:table-cell>
          <table:table-cell table:style-name="ACE-10" table:formula="of:=COM.MICROSOFT.SWITCH([$'switches'.$B$1];1;[$'a'.AQ9];0;[.AQ9];2;0)" office:value-type="float" office:value="0">
            <text:p>0</text:p>
          </table:table-cell>
          <table:table-cell table:style-name="ACE-10" table:formula="of:=COM.MICROSOFT.SWITCH([$'switches'.$B$1];1;[$'a'.AR9];0;[.AR9];2;0)" office:value-type="float" office:value="0">
            <text:p>0</text:p>
          </table:table-cell>
          <table:table-cell table:style-name="ACE-10" table:formula="of:=COM.MICROSOFT.SWITCH([$'switches'.$B$1];1;[$'a'.AS9];0;[.AS9];2;0)" office:value-type="float" office:value="0">
            <text:p>0</text:p>
          </table:table-cell>
          <table:table-cell table:style-name="ACE-10" table:formula="of:=COM.MICROSOFT.SWITCH([$'switches'.$B$1];1;[$'a'.AT9];0;[.AT9];2;0)" office:value-type="float" office:value="0">
            <text:p>0</text:p>
          </table:table-cell>
          <table:table-cell table:style-name="ACE-10" table:formula="of:=COM.MICROSOFT.SWITCH([$'switches'.$B$1];1;[$'a'.AU9];0;[.AU9];2;0)" office:value-type="float" office:value="0">
            <text:p>0</text:p>
          </table:table-cell>
          <table:table-cell table:style-name="ACE-10" table:formula="of:=COM.MICROSOFT.SWITCH([$'switches'.$B$1];1;[$'a'.AV9];0;[.AV9];2;0)" office:value-type="float" office:value="0">
            <text:p>0</text:p>
          </table:table-cell>
          <table:table-cell table:style-name="ACE-10" table:formula="of:=COM.MICROSOFT.SWITCH([$'switches'.$B$1];1;[$'a'.AW9];0;[.AW9];2;0)" office:value-type="float" office:value="0">
            <text:p>0</text:p>
          </table:table-cell>
          <table:table-cell table:style-name="ACE-10" table:formula="of:=COM.MICROSOFT.SWITCH([$'switches'.$B$1];1;[$'a'.AX9];0;[.AX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0];0;[.B10];2;0)" office:value-type="float" office:value="0">
            <text:p>0</text:p>
          </table:table-cell>
          <table:table-cell table:style-name="ACE-10" table:formula="of:=COM.MICROSOFT.SWITCH([$'switches'.$B$1];1;[$'a'.C10];0;[.C10];2;0)" office:value-type="float" office:value="0">
            <text:p>0</text:p>
          </table:table-cell>
          <table:table-cell table:style-name="ACE-10" table:formula="of:=COM.MICROSOFT.SWITCH([$'switches'.$B$1];1;[$'a'.D10];0;[.D10];2;0)" office:value-type="float" office:value="0">
            <text:p>0</text:p>
          </table:table-cell>
          <table:table-cell table:style-name="ACE-10" table:formula="of:=COM.MICROSOFT.SWITCH([$'switches'.$B$1];1;[$'a'.E10];0;[.E10];2;0)" office:value-type="float" office:value="0">
            <text:p>0</text:p>
          </table:table-cell>
          <table:table-cell table:style-name="ACE-10" table:formula="of:=COM.MICROSOFT.SWITCH([$'switches'.$B$1];1;[$'a'.F10];0;[.F10];2;0)" office:value-type="float" office:value="0">
            <text:p>0</text:p>
          </table:table-cell>
          <table:table-cell table:style-name="ACE-10" table:formula="of:=COM.MICROSOFT.SWITCH([$'switches'.$B$1];1;[$'a'.G10];0;[.G10];2;0)" office:value-type="float" office:value="0">
            <text:p>0</text:p>
          </table:table-cell>
          <table:table-cell table:style-name="ACE-10" table:formula="of:=COM.MICROSOFT.SWITCH([$'switches'.$B$1];1;[$'a'.H10];0;[.H10];2;0)" office:value-type="float" office:value="0">
            <text:p>0</text:p>
          </table:table-cell>
          <table:table-cell table:style-name="ACE-10" table:formula="of:=COM.MICROSOFT.SWITCH([$'switches'.$B$1];1;[$'a'.I10];0;[.I10];2;0)" office:value-type="float" office:value="0">
            <text:p>0</text:p>
          </table:table-cell>
          <table:table-cell table:style-name="ACE-10" table:formula="of:=COM.MICROSOFT.SWITCH([$'switches'.$B$1];1;[$'a'.J10];0;[.J10];2;0)" office:value-type="float" office:value="0">
            <text:p>0</text:p>
          </table:table-cell>
          <table:table-cell table:style-name="ACE-10" table:formula="of:=COM.MICROSOFT.SWITCH([$'switches'.$B$1];1;[$'a'.K10];0;[.K10];2;0)" office:value-type="float" office:value="0">
            <text:p>0</text:p>
          </table:table-cell>
          <table:table-cell table:style-name="ACE-10" table:formula="of:=COM.MICROSOFT.SWITCH([$'switches'.$B$1];1;[$'a'.L10];0;[.L10];2;0)" office:value-type="float" office:value="0">
            <text:p>0</text:p>
          </table:table-cell>
          <table:table-cell table:style-name="ACE-10" table:formula="of:=COM.MICROSOFT.SWITCH([$'switches'.$B$1];1;[$'a'.M10];0;[.M10];2;0)" office:value-type="float" office:value="0">
            <text:p>0</text:p>
          </table:table-cell>
          <table:table-cell table:style-name="ACE-10" table:formula="of:=COM.MICROSOFT.SWITCH([$'switches'.$B$1];1;[$'a'.N10];0;[.N10];2;0)" office:value-type="float" office:value="0">
            <text:p>0</text:p>
          </table:table-cell>
          <table:table-cell table:style-name="ACE-10" table:formula="of:=COM.MICROSOFT.SWITCH([$'switches'.$B$1];1;[$'a'.O10];0;[.O10];2;0)" office:value-type="float" office:value="0">
            <text:p>0</text:p>
          </table:table-cell>
          <table:table-cell table:style-name="ACE-10" table:formula="of:=COM.MICROSOFT.SWITCH([$'switches'.$B$1];1;[$'a'.P10];0;[.P10];2;0)" office:value-type="float" office:value="0">
            <text:p>0</text:p>
          </table:table-cell>
          <table:table-cell table:style-name="ACE-10" table:formula="of:=COM.MICROSOFT.SWITCH([$'switches'.$B$1];1;[$'a'.Q10];0;[.Q10];2;0)" office:value-type="float" office:value="0">
            <text:p>0</text:p>
          </table:table-cell>
          <table:table-cell table:style-name="ACE-10" table:formula="of:=COM.MICROSOFT.SWITCH([$'switches'.$B$1];1;[$'a'.R10];0;[.R10];2;0)" office:value-type="float" office:value="0">
            <text:p>0</text:p>
          </table:table-cell>
          <table:table-cell table:style-name="ACE-10" table:formula="of:=COM.MICROSOFT.SWITCH([$'switches'.$B$1];1;[$'a'.S10];0;[.S10];2;0)" office:value-type="float" office:value="0">
            <text:p>0</text:p>
          </table:table-cell>
          <table:table-cell table:style-name="ACE-10" table:formula="of:=COM.MICROSOFT.SWITCH([$'switches'.$B$1];1;[$'a'.T10];0;[.T10];2;0)" office:value-type="float" office:value="0">
            <text:p>0</text:p>
          </table:table-cell>
          <table:table-cell table:style-name="ACE-10" table:formula="of:=COM.MICROSOFT.SWITCH([$'switches'.$B$1];1;[$'a'.U10];0;[.U10];2;0)" office:value-type="float" office:value="0">
            <text:p>0</text:p>
          </table:table-cell>
          <table:table-cell table:style-name="ACE-10" table:formula="of:=COM.MICROSOFT.SWITCH([$'switches'.$B$1];1;[$'a'.V10];0;[.V10];2;0)" office:value-type="float" office:value="0">
            <text:p>0</text:p>
          </table:table-cell>
          <table:table-cell table:style-name="ACE-10" table:formula="of:=COM.MICROSOFT.SWITCH([$'switches'.$B$1];1;[$'a'.W10];0;[.W10];2;0)" office:value-type="float" office:value="0">
            <text:p>0</text:p>
          </table:table-cell>
          <table:table-cell table:style-name="ACE-10" table:formula="of:=COM.MICROSOFT.SWITCH([$'switches'.$B$1];1;[$'a'.X10];0;[.X10];2;0)" office:value-type="float" office:value="0">
            <text:p>0</text:p>
          </table:table-cell>
          <table:table-cell table:style-name="ACE-10" table:formula="of:=COM.MICROSOFT.SWITCH([$'switches'.$B$1];1;[$'a'.Y10];0;[.Y10];2;0)" office:value-type="float" office:value="0">
            <text:p>0</text:p>
          </table:table-cell>
          <table:table-cell table:style-name="ACE-10" table:formula="of:=COM.MICROSOFT.SWITCH([$'switches'.$B$1];1;[$'a'.Z10];0;[.Z10];2;0)" office:value-type="float" office:value="0">
            <text:p>0</text:p>
          </table:table-cell>
          <table:table-cell table:style-name="ACE-10" table:formula="of:=COM.MICROSOFT.SWITCH([$'switches'.$B$1];1;[$'a'.AA10];0;[.AA10];2;0)" office:value-type="float" office:value="0">
            <text:p>0</text:p>
          </table:table-cell>
          <table:table-cell table:style-name="ACE-10" table:formula="of:=COM.MICROSOFT.SWITCH([$'switches'.$B$1];1;[$'a'.AB10];0;[.AB10];2;0)" office:value-type="float" office:value="0">
            <text:p>0</text:p>
          </table:table-cell>
          <table:table-cell table:style-name="ACE-10" table:formula="of:=COM.MICROSOFT.SWITCH([$'switches'.$B$1];1;[$'a'.AC10];0;[.AC10];2;0)" office:value-type="float" office:value="0">
            <text:p>0</text:p>
          </table:table-cell>
          <table:table-cell table:style-name="ACE-10" table:formula="of:=COM.MICROSOFT.SWITCH([$'switches'.$B$1];1;[$'a'.AD10];0;[.AD10];2;0)" office:value-type="float" office:value="0">
            <text:p>0</text:p>
          </table:table-cell>
          <table:table-cell table:style-name="ACE-10" table:formula="of:=COM.MICROSOFT.SWITCH([$'switches'.$B$1];1;[$'a'.AE10];0;[.AE10];2;0)" office:value-type="float" office:value="0">
            <text:p>0</text:p>
          </table:table-cell>
          <table:table-cell table:style-name="ACE-10" table:formula="of:=COM.MICROSOFT.SWITCH([$'switches'.$B$1];1;[$'a'.AF10];0;[.AF10];2;0)" office:value-type="float" office:value="0">
            <text:p>0</text:p>
          </table:table-cell>
          <table:table-cell table:style-name="ACE-10" table:formula="of:=COM.MICROSOFT.SWITCH([$'switches'.$B$1];1;[$'a'.AG10];0;[.AG10];2;0)" office:value-type="float" office:value="0">
            <text:p>0</text:p>
          </table:table-cell>
          <table:table-cell table:style-name="ACE-10" table:formula="of:=COM.MICROSOFT.SWITCH([$'switches'.$B$1];1;[$'a'.AH10];0;[.AH10];2;0)" office:value-type="float" office:value="0">
            <text:p>0</text:p>
          </table:table-cell>
          <table:table-cell table:style-name="ACE-10" table:formula="of:=COM.MICROSOFT.SWITCH([$'switches'.$B$1];1;[$'a'.AI10];0;[.AI10];2;0)" office:value-type="float" office:value="0">
            <text:p>0</text:p>
          </table:table-cell>
          <table:table-cell table:style-name="ACE-10" table:formula="of:=COM.MICROSOFT.SWITCH([$'switches'.$B$1];1;[$'a'.AJ10];0;[.AJ10];2;0)" office:value-type="float" office:value="0">
            <text:p>0</text:p>
          </table:table-cell>
          <table:table-cell table:style-name="ACE-10" table:formula="of:=COM.MICROSOFT.SWITCH([$'switches'.$B$1];1;[$'a'.AK10];0;[.AK10];2;0)" office:value-type="float" office:value="0">
            <text:p>0</text:p>
          </table:table-cell>
          <table:table-cell table:style-name="ACE-10" table:formula="of:=COM.MICROSOFT.SWITCH([$'switches'.$B$1];1;[$'a'.AL10];0;[.AL10];2;0)" office:value-type="float" office:value="0">
            <text:p>0</text:p>
          </table:table-cell>
          <table:table-cell table:style-name="ACE-10" table:formula="of:=COM.MICROSOFT.SWITCH([$'switches'.$B$1];1;[$'a'.AM10];0;[.AM10];2;0)" office:value-type="float" office:value="0">
            <text:p>0</text:p>
          </table:table-cell>
          <table:table-cell table:style-name="ACE-10" table:formula="of:=COM.MICROSOFT.SWITCH([$'switches'.$B$1];1;[$'a'.AN10];0;[.AN10];2;0)" office:value-type="float" office:value="0">
            <text:p>0</text:p>
          </table:table-cell>
          <table:table-cell table:style-name="ACE-10" table:formula="of:=COM.MICROSOFT.SWITCH([$'switches'.$B$1];1;[$'a'.AO10];0;[.AO10];2;0)" office:value-type="float" office:value="0">
            <text:p>0</text:p>
          </table:table-cell>
          <table:table-cell table:style-name="ACE-10" table:formula="of:=COM.MICROSOFT.SWITCH([$'switches'.$B$1];1;[$'a'.AP10];0;[.AP10];2;0)" office:value-type="float" office:value="0">
            <text:p>0</text:p>
          </table:table-cell>
          <table:table-cell table:style-name="ACE-10" table:formula="of:=COM.MICROSOFT.SWITCH([$'switches'.$B$1];1;[$'a'.AQ10];0;[.AQ10];2;0)" office:value-type="float" office:value="0">
            <text:p>0</text:p>
          </table:table-cell>
          <table:table-cell table:style-name="ACE-10" table:formula="of:=COM.MICROSOFT.SWITCH([$'switches'.$B$1];1;[$'a'.AR10];0;[.AR10];2;0)" office:value-type="float" office:value="0">
            <text:p>0</text:p>
          </table:table-cell>
          <table:table-cell table:style-name="ACE-10" table:formula="of:=COM.MICROSOFT.SWITCH([$'switches'.$B$1];1;[$'a'.AS10];0;[.AS10];2;0)" office:value-type="float" office:value="0">
            <text:p>0</text:p>
          </table:table-cell>
          <table:table-cell table:style-name="ACE-10" table:formula="of:=COM.MICROSOFT.SWITCH([$'switches'.$B$1];1;[$'a'.AT10];0;[.AT10];2;0)" office:value-type="float" office:value="0">
            <text:p>0</text:p>
          </table:table-cell>
          <table:table-cell table:style-name="ACE-10" table:formula="of:=COM.MICROSOFT.SWITCH([$'switches'.$B$1];1;[$'a'.AU10];0;[.AU10];2;0)" office:value-type="float" office:value="0">
            <text:p>0</text:p>
          </table:table-cell>
          <table:table-cell table:style-name="ACE-10" table:formula="of:=COM.MICROSOFT.SWITCH([$'switches'.$B$1];1;[$'a'.AV10];0;[.AV10];2;0)" office:value-type="float" office:value="0">
            <text:p>0</text:p>
          </table:table-cell>
          <table:table-cell table:style-name="ACE-10" table:formula="of:=COM.MICROSOFT.SWITCH([$'switches'.$B$1];1;[$'a'.AW10];0;[.AW10];2;0)" office:value-type="float" office:value="0">
            <text:p>0</text:p>
          </table:table-cell>
          <table:table-cell table:style-name="ACE-10" table:formula="of:=COM.MICROSOFT.SWITCH([$'switches'.$B$1];1;[$'a'.AX10];0;[.AX1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1];0;[.B11];2;0)" office:value-type="float" office:value="0">
            <text:p>0</text:p>
          </table:table-cell>
          <table:table-cell table:style-name="ACE-10" table:formula="of:=COM.MICROSOFT.SWITCH([$'switches'.$B$1];1;[$'a'.C11];0;[.C11];2;0)" office:value-type="float" office:value="0">
            <text:p>0</text:p>
          </table:table-cell>
          <table:table-cell table:style-name="ACE-10" table:formula="of:=COM.MICROSOFT.SWITCH([$'switches'.$B$1];1;[$'a'.D11];0;[.D11];2;0)" office:value-type="float" office:value="0">
            <text:p>0</text:p>
          </table:table-cell>
          <table:table-cell table:style-name="ACE-10" table:formula="of:=COM.MICROSOFT.SWITCH([$'switches'.$B$1];1;[$'a'.E11];0;[.E11];2;0)" office:value-type="float" office:value="0">
            <text:p>0</text:p>
          </table:table-cell>
          <table:table-cell table:style-name="ACE-10" table:formula="of:=COM.MICROSOFT.SWITCH([$'switches'.$B$1];1;[$'a'.F11];0;[.F11];2;0)" office:value-type="float" office:value="0">
            <text:p>0</text:p>
          </table:table-cell>
          <table:table-cell table:style-name="ACE-10" table:formula="of:=COM.MICROSOFT.SWITCH([$'switches'.$B$1];1;[$'a'.G11];0;[.G11];2;0)" office:value-type="float" office:value="0">
            <text:p>0</text:p>
          </table:table-cell>
          <table:table-cell table:style-name="ACE-10" table:formula="of:=COM.MICROSOFT.SWITCH([$'switches'.$B$1];1;[$'a'.H11];0;[.H11];2;0)" office:value-type="float" office:value="0">
            <text:p>0</text:p>
          </table:table-cell>
          <table:table-cell table:style-name="ACE-10" table:formula="of:=COM.MICROSOFT.SWITCH([$'switches'.$B$1];1;[$'a'.I11];0;[.I11];2;0)" office:value-type="float" office:value="0">
            <text:p>0</text:p>
          </table:table-cell>
          <table:table-cell table:style-name="ACE-10" table:formula="of:=COM.MICROSOFT.SWITCH([$'switches'.$B$1];1;[$'a'.J11];0;[.J11];2;0)" office:value-type="float" office:value="0">
            <text:p>0</text:p>
          </table:table-cell>
          <table:table-cell table:style-name="ACE-10" table:formula="of:=COM.MICROSOFT.SWITCH([$'switches'.$B$1];1;[$'a'.K11];0;[.K11];2;0)" office:value-type="float" office:value="0">
            <text:p>0</text:p>
          </table:table-cell>
          <table:table-cell table:style-name="ACE-10" table:formula="of:=COM.MICROSOFT.SWITCH([$'switches'.$B$1];1;[$'a'.L11];0;[.L11];2;0)" office:value-type="float" office:value="0">
            <text:p>0</text:p>
          </table:table-cell>
          <table:table-cell table:style-name="ACE-10" table:formula="of:=COM.MICROSOFT.SWITCH([$'switches'.$B$1];1;[$'a'.M11];0;[.M11];2;0)" office:value-type="float" office:value="0">
            <text:p>0</text:p>
          </table:table-cell>
          <table:table-cell table:style-name="ACE-10" table:formula="of:=COM.MICROSOFT.SWITCH([$'switches'.$B$1];1;[$'a'.N11];0;[.N11];2;0)" office:value-type="float" office:value="0">
            <text:p>0</text:p>
          </table:table-cell>
          <table:table-cell table:style-name="ACE-10" table:formula="of:=COM.MICROSOFT.SWITCH([$'switches'.$B$1];1;[$'a'.O11];0;[.O11];2;0)" office:value-type="float" office:value="0">
            <text:p>0</text:p>
          </table:table-cell>
          <table:table-cell table:style-name="ACE-10" table:formula="of:=COM.MICROSOFT.SWITCH([$'switches'.$B$1];1;[$'a'.P11];0;[.P11];2;0)" office:value-type="float" office:value="0">
            <text:p>0</text:p>
          </table:table-cell>
          <table:table-cell table:style-name="ACE-10" table:formula="of:=COM.MICROSOFT.SWITCH([$'switches'.$B$1];1;[$'a'.Q11];0;[.Q11];2;0)" office:value-type="float" office:value="0">
            <text:p>0</text:p>
          </table:table-cell>
          <table:table-cell table:style-name="ACE-10" table:formula="of:=COM.MICROSOFT.SWITCH([$'switches'.$B$1];1;[$'a'.R11];0;[.R11];2;0)" office:value-type="float" office:value="0">
            <text:p>0</text:p>
          </table:table-cell>
          <table:table-cell table:style-name="ACE-10" table:formula="of:=COM.MICROSOFT.SWITCH([$'switches'.$B$1];1;[$'a'.S11];0;[.S11];2;0)" office:value-type="float" office:value="0">
            <text:p>0</text:p>
          </table:table-cell>
          <table:table-cell table:style-name="ACE-10" table:formula="of:=COM.MICROSOFT.SWITCH([$'switches'.$B$1];1;[$'a'.T11];0;[.T11];2;0)" office:value-type="float" office:value="0">
            <text:p>0</text:p>
          </table:table-cell>
          <table:table-cell table:style-name="ACE-10" table:formula="of:=COM.MICROSOFT.SWITCH([$'switches'.$B$1];1;[$'a'.U11];0;[.U11];2;0)" office:value-type="float" office:value="0">
            <text:p>0</text:p>
          </table:table-cell>
          <table:table-cell table:style-name="ACE-10" table:formula="of:=COM.MICROSOFT.SWITCH([$'switches'.$B$1];1;[$'a'.V11];0;[.V11];2;0)" office:value-type="float" office:value="0">
            <text:p>0</text:p>
          </table:table-cell>
          <table:table-cell table:style-name="ACE-10" table:formula="of:=COM.MICROSOFT.SWITCH([$'switches'.$B$1];1;[$'a'.W11];0;[.W11];2;0)" office:value-type="float" office:value="0">
            <text:p>0</text:p>
          </table:table-cell>
          <table:table-cell table:style-name="ACE-10" table:formula="of:=COM.MICROSOFT.SWITCH([$'switches'.$B$1];1;[$'a'.X11];0;[.X11];2;0)" office:value-type="float" office:value="0">
            <text:p>0</text:p>
          </table:table-cell>
          <table:table-cell table:style-name="ACE-10" table:formula="of:=COM.MICROSOFT.SWITCH([$'switches'.$B$1];1;[$'a'.Y11];0;[.Y11];2;0)" office:value-type="float" office:value="0">
            <text:p>0</text:p>
          </table:table-cell>
          <table:table-cell table:style-name="ACE-10" table:formula="of:=COM.MICROSOFT.SWITCH([$'switches'.$B$1];1;[$'a'.Z11];0;[.Z11];2;0)" office:value-type="float" office:value="0">
            <text:p>0</text:p>
          </table:table-cell>
          <table:table-cell table:style-name="ACE-10" table:formula="of:=COM.MICROSOFT.SWITCH([$'switches'.$B$1];1;[$'a'.AA11];0;[.AA11];2;0)" office:value-type="float" office:value="0">
            <text:p>0</text:p>
          </table:table-cell>
          <table:table-cell table:style-name="ACE-10" table:formula="of:=COM.MICROSOFT.SWITCH([$'switches'.$B$1];1;[$'a'.AB11];0;[.AB11];2;0)" office:value-type="float" office:value="0">
            <text:p>0</text:p>
          </table:table-cell>
          <table:table-cell table:style-name="ACE-10" table:formula="of:=COM.MICROSOFT.SWITCH([$'switches'.$B$1];1;[$'a'.AC11];0;[.AC11];2;0)" office:value-type="float" office:value="0">
            <text:p>0</text:p>
          </table:table-cell>
          <table:table-cell table:style-name="ACE-10" table:formula="of:=COM.MICROSOFT.SWITCH([$'switches'.$B$1];1;[$'a'.AD11];0;[.AD11];2;0)" office:value-type="float" office:value="0">
            <text:p>0</text:p>
          </table:table-cell>
          <table:table-cell table:style-name="ACE-10" table:formula="of:=COM.MICROSOFT.SWITCH([$'switches'.$B$1];1;[$'a'.AE11];0;[.AE11];2;0)" office:value-type="float" office:value="0">
            <text:p>0</text:p>
          </table:table-cell>
          <table:table-cell table:style-name="ACE-10" table:formula="of:=COM.MICROSOFT.SWITCH([$'switches'.$B$1];1;[$'a'.AF11];0;[.AF11];2;0)" office:value-type="float" office:value="0">
            <text:p>0</text:p>
          </table:table-cell>
          <table:table-cell table:style-name="ACE-10" table:formula="of:=COM.MICROSOFT.SWITCH([$'switches'.$B$1];1;[$'a'.AG11];0;[.AG11];2;0)" office:value-type="float" office:value="0">
            <text:p>0</text:p>
          </table:table-cell>
          <table:table-cell table:style-name="ACE-10" table:formula="of:=COM.MICROSOFT.SWITCH([$'switches'.$B$1];1;[$'a'.AH11];0;[.AH11];2;0)" office:value-type="float" office:value="0">
            <text:p>0</text:p>
          </table:table-cell>
          <table:table-cell table:style-name="ACE-10" table:formula="of:=COM.MICROSOFT.SWITCH([$'switches'.$B$1];1;[$'a'.AI11];0;[.AI11];2;0)" office:value-type="float" office:value="0">
            <text:p>0</text:p>
          </table:table-cell>
          <table:table-cell table:style-name="ACE-10" table:formula="of:=COM.MICROSOFT.SWITCH([$'switches'.$B$1];1;[$'a'.AJ11];0;[.AJ11];2;0)" office:value-type="float" office:value="0">
            <text:p>0</text:p>
          </table:table-cell>
          <table:table-cell table:style-name="ACE-10" table:formula="of:=COM.MICROSOFT.SWITCH([$'switches'.$B$1];1;[$'a'.AK11];0;[.AK11];2;0)" office:value-type="float" office:value="0">
            <text:p>0</text:p>
          </table:table-cell>
          <table:table-cell table:style-name="ACE-10" table:formula="of:=COM.MICROSOFT.SWITCH([$'switches'.$B$1];1;[$'a'.AL11];0;[.AL11];2;0)" office:value-type="float" office:value="0">
            <text:p>0</text:p>
          </table:table-cell>
          <table:table-cell table:style-name="ACE-10" table:formula="of:=COM.MICROSOFT.SWITCH([$'switches'.$B$1];1;[$'a'.AM11];0;[.AM11];2;0)" office:value-type="float" office:value="0">
            <text:p>0</text:p>
          </table:table-cell>
          <table:table-cell table:style-name="ACE-10" table:formula="of:=COM.MICROSOFT.SWITCH([$'switches'.$B$1];1;[$'a'.AN11];0;[.AN11];2;0)" office:value-type="float" office:value="0">
            <text:p>0</text:p>
          </table:table-cell>
          <table:table-cell table:style-name="ACE-10" table:formula="of:=COM.MICROSOFT.SWITCH([$'switches'.$B$1];1;[$'a'.AO11];0;[.AO11];2;0)" office:value-type="float" office:value="0">
            <text:p>0</text:p>
          </table:table-cell>
          <table:table-cell table:style-name="ACE-10" table:formula="of:=COM.MICROSOFT.SWITCH([$'switches'.$B$1];1;[$'a'.AP11];0;[.AP11];2;0)" office:value-type="float" office:value="0">
            <text:p>0</text:p>
          </table:table-cell>
          <table:table-cell table:style-name="ACE-10" table:formula="of:=COM.MICROSOFT.SWITCH([$'switches'.$B$1];1;[$'a'.AQ11];0;[.AQ11];2;0)" office:value-type="float" office:value="0">
            <text:p>0</text:p>
          </table:table-cell>
          <table:table-cell table:style-name="ACE-10" table:formula="of:=COM.MICROSOFT.SWITCH([$'switches'.$B$1];1;[$'a'.AR11];0;[.AR11];2;0)" office:value-type="float" office:value="0">
            <text:p>0</text:p>
          </table:table-cell>
          <table:table-cell table:style-name="ACE-10" table:formula="of:=COM.MICROSOFT.SWITCH([$'switches'.$B$1];1;[$'a'.AS11];0;[.AS11];2;0)" office:value-type="float" office:value="0">
            <text:p>0</text:p>
          </table:table-cell>
          <table:table-cell table:style-name="ACE-10" table:formula="of:=COM.MICROSOFT.SWITCH([$'switches'.$B$1];1;[$'a'.AT11];0;[.AT11];2;0)" office:value-type="float" office:value="0">
            <text:p>0</text:p>
          </table:table-cell>
          <table:table-cell table:style-name="ACE-10" table:formula="of:=COM.MICROSOFT.SWITCH([$'switches'.$B$1];1;[$'a'.AU11];0;[.AU11];2;0)" office:value-type="float" office:value="0">
            <text:p>0</text:p>
          </table:table-cell>
          <table:table-cell table:style-name="ACE-10" table:formula="of:=COM.MICROSOFT.SWITCH([$'switches'.$B$1];1;[$'a'.AV11];0;[.AV11];2;0)" office:value-type="float" office:value="0">
            <text:p>0</text:p>
          </table:table-cell>
          <table:table-cell table:style-name="ACE-10" table:formula="of:=COM.MICROSOFT.SWITCH([$'switches'.$B$1];1;[$'a'.AW11];0;[.AW11];2;0)" office:value-type="float" office:value="0">
            <text:p>0</text:p>
          </table:table-cell>
          <table:table-cell table:style-name="ACE-10" table:formula="of:=COM.MICROSOFT.SWITCH([$'switches'.$B$1];1;[$'a'.AX11];0;[.AX11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2];0;[.B12];2;0)" office:value-type="float" office:value="0">
            <text:p>0</text:p>
          </table:table-cell>
          <table:table-cell table:style-name="ACE-10" table:formula="of:=COM.MICROSOFT.SWITCH([$'switches'.$B$1];1;[$'a'.C12];0;[.C12];2;0)" office:value-type="float" office:value="0">
            <text:p>0</text:p>
          </table:table-cell>
          <table:table-cell table:style-name="ACE-10" table:formula="of:=COM.MICROSOFT.SWITCH([$'switches'.$B$1];1;[$'a'.D12];0;[.D12];2;0)" office:value-type="float" office:value="0">
            <text:p>0</text:p>
          </table:table-cell>
          <table:table-cell table:style-name="ACE-10" table:formula="of:=COM.MICROSOFT.SWITCH([$'switches'.$B$1];1;[$'a'.E12];0;[.E12];2;0)" office:value-type="float" office:value="0">
            <text:p>0</text:p>
          </table:table-cell>
          <table:table-cell table:style-name="ACE-10" table:formula="of:=COM.MICROSOFT.SWITCH([$'switches'.$B$1];1;[$'a'.F12];0;[.F12];2;0)" office:value-type="float" office:value="0">
            <text:p>0</text:p>
          </table:table-cell>
          <table:table-cell table:style-name="ACE-10" table:formula="of:=COM.MICROSOFT.SWITCH([$'switches'.$B$1];1;[$'a'.G12];0;[.G12];2;0)" office:value-type="float" office:value="0">
            <text:p>0</text:p>
          </table:table-cell>
          <table:table-cell table:style-name="ACE-10" table:formula="of:=COM.MICROSOFT.SWITCH([$'switches'.$B$1];1;[$'a'.H12];0;[.H12];2;0)" office:value-type="float" office:value="0">
            <text:p>0</text:p>
          </table:table-cell>
          <table:table-cell table:style-name="ACE-10" table:formula="of:=COM.MICROSOFT.SWITCH([$'switches'.$B$1];1;[$'a'.I12];0;[.I12];2;0)" office:value-type="float" office:value="0">
            <text:p>0</text:p>
          </table:table-cell>
          <table:table-cell table:style-name="ACE-10" table:formula="of:=COM.MICROSOFT.SWITCH([$'switches'.$B$1];1;[$'a'.J12];0;[.J12];2;0)" office:value-type="float" office:value="0">
            <text:p>0</text:p>
          </table:table-cell>
          <table:table-cell table:style-name="ACE-10" table:formula="of:=COM.MICROSOFT.SWITCH([$'switches'.$B$1];1;[$'a'.K12];0;[.K12];2;0)" office:value-type="float" office:value="0">
            <text:p>0</text:p>
          </table:table-cell>
          <table:table-cell table:style-name="ACE-10" table:formula="of:=COM.MICROSOFT.SWITCH([$'switches'.$B$1];1;[$'a'.L12];0;[.L12];2;0)" office:value-type="float" office:value="0">
            <text:p>0</text:p>
          </table:table-cell>
          <table:table-cell table:style-name="ACE-10" table:formula="of:=COM.MICROSOFT.SWITCH([$'switches'.$B$1];1;[$'a'.M12];0;[.M12];2;0)" office:value-type="float" office:value="0">
            <text:p>0</text:p>
          </table:table-cell>
          <table:table-cell table:style-name="ACE-10" table:formula="of:=COM.MICROSOFT.SWITCH([$'switches'.$B$1];1;[$'a'.N12];0;[.N12];2;0)" office:value-type="float" office:value="0">
            <text:p>0</text:p>
          </table:table-cell>
          <table:table-cell table:style-name="ACE-10" table:formula="of:=COM.MICROSOFT.SWITCH([$'switches'.$B$1];1;[$'a'.O12];0;[.O12];2;0)" office:value-type="float" office:value="0">
            <text:p>0</text:p>
          </table:table-cell>
          <table:table-cell table:style-name="ACE-10" table:formula="of:=COM.MICROSOFT.SWITCH([$'switches'.$B$1];1;[$'a'.P12];0;[.P12];2;0)" office:value-type="float" office:value="0">
            <text:p>0</text:p>
          </table:table-cell>
          <table:table-cell table:style-name="ACE-10" table:formula="of:=COM.MICROSOFT.SWITCH([$'switches'.$B$1];1;[$'a'.Q12];0;[.Q12];2;0)" office:value-type="float" office:value="0">
            <text:p>0</text:p>
          </table:table-cell>
          <table:table-cell table:style-name="ACE-10" table:formula="of:=COM.MICROSOFT.SWITCH([$'switches'.$B$1];1;[$'a'.R12];0;[.R12];2;0)" office:value-type="float" office:value="0">
            <text:p>0</text:p>
          </table:table-cell>
          <table:table-cell table:style-name="ACE-10" table:formula="of:=COM.MICROSOFT.SWITCH([$'switches'.$B$1];1;[$'a'.S12];0;[.S12];2;0)" office:value-type="float" office:value="0">
            <text:p>0</text:p>
          </table:table-cell>
          <table:table-cell table:style-name="ACE-10" table:formula="of:=COM.MICROSOFT.SWITCH([$'switches'.$B$1];1;[$'a'.T12];0;[.T12];2;0)" office:value-type="float" office:value="0">
            <text:p>0</text:p>
          </table:table-cell>
          <table:table-cell table:style-name="ACE-10" table:formula="of:=COM.MICROSOFT.SWITCH([$'switches'.$B$1];1;[$'a'.U12];0;[.U12];2;0)" office:value-type="float" office:value="0">
            <text:p>0</text:p>
          </table:table-cell>
          <table:table-cell table:style-name="ACE-10" table:formula="of:=COM.MICROSOFT.SWITCH([$'switches'.$B$1];1;[$'a'.V12];0;[.V12];2;0)" office:value-type="float" office:value="0">
            <text:p>0</text:p>
          </table:table-cell>
          <table:table-cell table:style-name="ACE-10" table:formula="of:=COM.MICROSOFT.SWITCH([$'switches'.$B$1];1;[$'a'.W12];0;[.W12];2;0)" office:value-type="float" office:value="0">
            <text:p>0</text:p>
          </table:table-cell>
          <table:table-cell table:style-name="ACE-10" table:formula="of:=COM.MICROSOFT.SWITCH([$'switches'.$B$1];1;[$'a'.X12];0;[.X12];2;0)" office:value-type="float" office:value="0">
            <text:p>0</text:p>
          </table:table-cell>
          <table:table-cell table:style-name="ACE-10" table:formula="of:=COM.MICROSOFT.SWITCH([$'switches'.$B$1];1;[$'a'.Y12];0;[.Y12];2;0)" office:value-type="float" office:value="0">
            <text:p>0</text:p>
          </table:table-cell>
          <table:table-cell table:style-name="ACE-10" table:formula="of:=COM.MICROSOFT.SWITCH([$'switches'.$B$1];1;[$'a'.Z12];0;[.Z12];2;0)" office:value-type="float" office:value="0">
            <text:p>0</text:p>
          </table:table-cell>
          <table:table-cell table:style-name="ACE-10" table:formula="of:=COM.MICROSOFT.SWITCH([$'switches'.$B$1];1;[$'a'.AA12];0;[.AA12];2;0)" office:value-type="float" office:value="0">
            <text:p>0</text:p>
          </table:table-cell>
          <table:table-cell table:style-name="ACE-10" table:formula="of:=COM.MICROSOFT.SWITCH([$'switches'.$B$1];1;[$'a'.AB12];0;[.AB12];2;0)" office:value-type="float" office:value="0">
            <text:p>0</text:p>
          </table:table-cell>
          <table:table-cell table:style-name="ACE-10" table:formula="of:=COM.MICROSOFT.SWITCH([$'switches'.$B$1];1;[$'a'.AC12];0;[.AC12];2;0)" office:value-type="float" office:value="0">
            <text:p>0</text:p>
          </table:table-cell>
          <table:table-cell table:style-name="ACE-10" table:formula="of:=COM.MICROSOFT.SWITCH([$'switches'.$B$1];1;[$'a'.AD12];0;[.AD12];2;0)" office:value-type="float" office:value="0">
            <text:p>0</text:p>
          </table:table-cell>
          <table:table-cell table:style-name="ACE-10" table:formula="of:=COM.MICROSOFT.SWITCH([$'switches'.$B$1];1;[$'a'.AE12];0;[.AE12];2;0)" office:value-type="float" office:value="0">
            <text:p>0</text:p>
          </table:table-cell>
          <table:table-cell table:style-name="ACE-10" table:formula="of:=COM.MICROSOFT.SWITCH([$'switches'.$B$1];1;[$'a'.AF12];0;[.AF12];2;0)" office:value-type="float" office:value="0">
            <text:p>0</text:p>
          </table:table-cell>
          <table:table-cell table:style-name="ACE-10" table:formula="of:=COM.MICROSOFT.SWITCH([$'switches'.$B$1];1;[$'a'.AG12];0;[.AG12];2;0)" office:value-type="float" office:value="0">
            <text:p>0</text:p>
          </table:table-cell>
          <table:table-cell table:style-name="ACE-10" table:formula="of:=COM.MICROSOFT.SWITCH([$'switches'.$B$1];1;[$'a'.AH12];0;[.AH12];2;0)" office:value-type="float" office:value="0">
            <text:p>0</text:p>
          </table:table-cell>
          <table:table-cell table:style-name="ACE-10" table:formula="of:=COM.MICROSOFT.SWITCH([$'switches'.$B$1];1;[$'a'.AI12];0;[.AI12];2;0)" office:value-type="float" office:value="0">
            <text:p>0</text:p>
          </table:table-cell>
          <table:table-cell table:style-name="ACE-10" table:formula="of:=COM.MICROSOFT.SWITCH([$'switches'.$B$1];1;[$'a'.AJ12];0;[.AJ12];2;0)" office:value-type="float" office:value="0">
            <text:p>0</text:p>
          </table:table-cell>
          <table:table-cell table:style-name="ACE-10" table:formula="of:=COM.MICROSOFT.SWITCH([$'switches'.$B$1];1;[$'a'.AK12];0;[.AK12];2;0)" office:value-type="float" office:value="0">
            <text:p>0</text:p>
          </table:table-cell>
          <table:table-cell table:style-name="ACE-10" table:formula="of:=COM.MICROSOFT.SWITCH([$'switches'.$B$1];1;[$'a'.AL12];0;[.AL12];2;0)" office:value-type="float" office:value="0">
            <text:p>0</text:p>
          </table:table-cell>
          <table:table-cell table:style-name="ACE-10" table:formula="of:=COM.MICROSOFT.SWITCH([$'switches'.$B$1];1;[$'a'.AM12];0;[.AM12];2;0)" office:value-type="float" office:value="0">
            <text:p>0</text:p>
          </table:table-cell>
          <table:table-cell table:style-name="ACE-10" table:formula="of:=COM.MICROSOFT.SWITCH([$'switches'.$B$1];1;[$'a'.AN12];0;[.AN12];2;0)" office:value-type="float" office:value="0">
            <text:p>0</text:p>
          </table:table-cell>
          <table:table-cell table:style-name="ACE-10" table:formula="of:=COM.MICROSOFT.SWITCH([$'switches'.$B$1];1;[$'a'.AO12];0;[.AO12];2;0)" office:value-type="float" office:value="0">
            <text:p>0</text:p>
          </table:table-cell>
          <table:table-cell table:style-name="ACE-10" table:formula="of:=COM.MICROSOFT.SWITCH([$'switches'.$B$1];1;[$'a'.AP12];0;[.AP12];2;0)" office:value-type="float" office:value="0">
            <text:p>0</text:p>
          </table:table-cell>
          <table:table-cell table:style-name="ACE-10" table:formula="of:=COM.MICROSOFT.SWITCH([$'switches'.$B$1];1;[$'a'.AQ12];0;[.AQ12];2;0)" office:value-type="float" office:value="0">
            <text:p>0</text:p>
          </table:table-cell>
          <table:table-cell table:style-name="ACE-10" table:formula="of:=COM.MICROSOFT.SWITCH([$'switches'.$B$1];1;[$'a'.AR12];0;[.AR12];2;0)" office:value-type="float" office:value="0">
            <text:p>0</text:p>
          </table:table-cell>
          <table:table-cell table:style-name="ACE-10" table:formula="of:=COM.MICROSOFT.SWITCH([$'switches'.$B$1];1;[$'a'.AS12];0;[.AS12];2;0)" office:value-type="float" office:value="0">
            <text:p>0</text:p>
          </table:table-cell>
          <table:table-cell table:style-name="ACE-10" table:formula="of:=COM.MICROSOFT.SWITCH([$'switches'.$B$1];1;[$'a'.AT12];0;[.AT12];2;0)" office:value-type="float" office:value="0">
            <text:p>0</text:p>
          </table:table-cell>
          <table:table-cell table:style-name="ACE-10" table:formula="of:=COM.MICROSOFT.SWITCH([$'switches'.$B$1];1;[$'a'.AU12];0;[.AU12];2;0)" office:value-type="float" office:value="0">
            <text:p>0</text:p>
          </table:table-cell>
          <table:table-cell table:style-name="ACE-10" table:formula="of:=COM.MICROSOFT.SWITCH([$'switches'.$B$1];1;[$'a'.AV12];0;[.AV12];2;0)" office:value-type="float" office:value="0">
            <text:p>0</text:p>
          </table:table-cell>
          <table:table-cell table:style-name="ACE-10" table:formula="of:=COM.MICROSOFT.SWITCH([$'switches'.$B$1];1;[$'a'.AW12];0;[.AW12];2;0)" office:value-type="float" office:value="0">
            <text:p>0</text:p>
          </table:table-cell>
          <table:table-cell table:style-name="ACE-10" table:formula="of:=COM.MICROSOFT.SWITCH([$'switches'.$B$1];1;[$'a'.AX12];0;[.AX1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3];0;[.B13];2;0)" office:value-type="float" office:value="0">
            <text:p>0</text:p>
          </table:table-cell>
          <table:table-cell table:style-name="ACE-10" table:formula="of:=COM.MICROSOFT.SWITCH([$'switches'.$B$1];1;[$'a'.C13];0;[.C13];2;0)" office:value-type="float" office:value="0">
            <text:p>0</text:p>
          </table:table-cell>
          <table:table-cell table:style-name="ACE-10" table:formula="of:=COM.MICROSOFT.SWITCH([$'switches'.$B$1];1;[$'a'.D13];0;[.D13];2;0)" office:value-type="float" office:value="0">
            <text:p>0</text:p>
          </table:table-cell>
          <table:table-cell table:style-name="ACE-10" table:formula="of:=COM.MICROSOFT.SWITCH([$'switches'.$B$1];1;[$'a'.E13];0;[.E13];2;0)" office:value-type="float" office:value="0">
            <text:p>0</text:p>
          </table:table-cell>
          <table:table-cell table:style-name="ACE-10" table:formula="of:=COM.MICROSOFT.SWITCH([$'switches'.$B$1];1;[$'a'.F13];0;[.F13];2;0)" office:value-type="float" office:value="0">
            <text:p>0</text:p>
          </table:table-cell>
          <table:table-cell table:style-name="ACE-10" table:formula="of:=COM.MICROSOFT.SWITCH([$'switches'.$B$1];1;[$'a'.G13];0;[.G13];2;0)" office:value-type="float" office:value="0">
            <text:p>0</text:p>
          </table:table-cell>
          <table:table-cell table:style-name="ACE-10" table:formula="of:=COM.MICROSOFT.SWITCH([$'switches'.$B$1];1;[$'a'.H13];0;[.H13];2;0)" office:value-type="float" office:value="0">
            <text:p>0</text:p>
          </table:table-cell>
          <table:table-cell table:style-name="ACE-10" table:formula="of:=COM.MICROSOFT.SWITCH([$'switches'.$B$1];1;[$'a'.I13];0;[.I13];2;0)" office:value-type="float" office:value="0">
            <text:p>0</text:p>
          </table:table-cell>
          <table:table-cell table:style-name="ACE-10" table:formula="of:=COM.MICROSOFT.SWITCH([$'switches'.$B$1];1;[$'a'.J13];0;[.J13];2;0)" office:value-type="float" office:value="0">
            <text:p>0</text:p>
          </table:table-cell>
          <table:table-cell table:style-name="ACE-10" table:formula="of:=COM.MICROSOFT.SWITCH([$'switches'.$B$1];1;[$'a'.K13];0;[.K13];2;0)" office:value-type="float" office:value="0">
            <text:p>0</text:p>
          </table:table-cell>
          <table:table-cell table:style-name="ACE-10" table:formula="of:=COM.MICROSOFT.SWITCH([$'switches'.$B$1];1;[$'a'.L13];0;[.L13];2;0)" office:value-type="float" office:value="0">
            <text:p>0</text:p>
          </table:table-cell>
          <table:table-cell table:style-name="ACE-10" table:formula="of:=COM.MICROSOFT.SWITCH([$'switches'.$B$1];1;[$'a'.M13];0;[.M13];2;0)" office:value-type="float" office:value="0">
            <text:p>0</text:p>
          </table:table-cell>
          <table:table-cell table:style-name="ACE-10" table:formula="of:=COM.MICROSOFT.SWITCH([$'switches'.$B$1];1;[$'a'.N13];0;[.N13];2;0)" office:value-type="float" office:value="0">
            <text:p>0</text:p>
          </table:table-cell>
          <table:table-cell table:style-name="ACE-10" table:formula="of:=COM.MICROSOFT.SWITCH([$'switches'.$B$1];1;[$'a'.O13];0;[.O13];2;0)" office:value-type="float" office:value="0">
            <text:p>0</text:p>
          </table:table-cell>
          <table:table-cell table:style-name="ACE-10" table:formula="of:=COM.MICROSOFT.SWITCH([$'switches'.$B$1];1;[$'a'.P13];0;[.P13];2;0)" office:value-type="float" office:value="0">
            <text:p>0</text:p>
          </table:table-cell>
          <table:table-cell table:style-name="ACE-10" table:formula="of:=COM.MICROSOFT.SWITCH([$'switches'.$B$1];1;[$'a'.Q13];0;[.Q13];2;0)" office:value-type="float" office:value="0">
            <text:p>0</text:p>
          </table:table-cell>
          <table:table-cell table:style-name="ACE-10" table:formula="of:=COM.MICROSOFT.SWITCH([$'switches'.$B$1];1;[$'a'.R13];0;[.R13];2;0)" office:value-type="float" office:value="0">
            <text:p>0</text:p>
          </table:table-cell>
          <table:table-cell table:style-name="ACE-10" table:formula="of:=COM.MICROSOFT.SWITCH([$'switches'.$B$1];1;[$'a'.S13];0;[.S13];2;0)" office:value-type="float" office:value="0">
            <text:p>0</text:p>
          </table:table-cell>
          <table:table-cell table:style-name="ACE-10" table:formula="of:=COM.MICROSOFT.SWITCH([$'switches'.$B$1];1;[$'a'.T13];0;[.T13];2;0)" office:value-type="float" office:value="0">
            <text:p>0</text:p>
          </table:table-cell>
          <table:table-cell table:style-name="ACE-10" table:formula="of:=COM.MICROSOFT.SWITCH([$'switches'.$B$1];1;[$'a'.U13];0;[.U13];2;0)" office:value-type="float" office:value="0">
            <text:p>0</text:p>
          </table:table-cell>
          <table:table-cell table:style-name="ACE-10" table:formula="of:=COM.MICROSOFT.SWITCH([$'switches'.$B$1];1;[$'a'.V13];0;[.V13];2;0)" office:value-type="float" office:value="0">
            <text:p>0</text:p>
          </table:table-cell>
          <table:table-cell table:style-name="ACE-10" table:formula="of:=COM.MICROSOFT.SWITCH([$'switches'.$B$1];1;[$'a'.W13];0;[.W13];2;0)" office:value-type="float" office:value="0">
            <text:p>0</text:p>
          </table:table-cell>
          <table:table-cell table:style-name="ACE-10" table:formula="of:=COM.MICROSOFT.SWITCH([$'switches'.$B$1];1;[$'a'.X13];0;[.X13];2;0)" office:value-type="float" office:value="0">
            <text:p>0</text:p>
          </table:table-cell>
          <table:table-cell table:style-name="ACE-10" table:formula="of:=COM.MICROSOFT.SWITCH([$'switches'.$B$1];1;[$'a'.Y13];0;[.Y13];2;0)" office:value-type="float" office:value="0">
            <text:p>0</text:p>
          </table:table-cell>
          <table:table-cell table:style-name="ACE-10" table:formula="of:=COM.MICROSOFT.SWITCH([$'switches'.$B$1];1;[$'a'.Z13];0;[.Z13];2;0)" office:value-type="float" office:value="0">
            <text:p>0</text:p>
          </table:table-cell>
          <table:table-cell table:style-name="ACE-10" table:formula="of:=COM.MICROSOFT.SWITCH([$'switches'.$B$1];1;[$'a'.AA13];0;[.AA13];2;0)" office:value-type="float" office:value="0">
            <text:p>0</text:p>
          </table:table-cell>
          <table:table-cell table:style-name="ACE-10" table:formula="of:=COM.MICROSOFT.SWITCH([$'switches'.$B$1];1;[$'a'.AB13];0;[.AB13];2;0)" office:value-type="float" office:value="0">
            <text:p>0</text:p>
          </table:table-cell>
          <table:table-cell table:style-name="ACE-10" table:formula="of:=COM.MICROSOFT.SWITCH([$'switches'.$B$1];1;[$'a'.AC13];0;[.AC13];2;0)" office:value-type="float" office:value="0">
            <text:p>0</text:p>
          </table:table-cell>
          <table:table-cell table:style-name="ACE-10" table:formula="of:=COM.MICROSOFT.SWITCH([$'switches'.$B$1];1;[$'a'.AD13];0;[.AD13];2;0)" office:value-type="float" office:value="0">
            <text:p>0</text:p>
          </table:table-cell>
          <table:table-cell table:style-name="ACE-10" table:formula="of:=COM.MICROSOFT.SWITCH([$'switches'.$B$1];1;[$'a'.AE13];0;[.AE13];2;0)" office:value-type="float" office:value="0">
            <text:p>0</text:p>
          </table:table-cell>
          <table:table-cell table:style-name="ACE-10" table:formula="of:=COM.MICROSOFT.SWITCH([$'switches'.$B$1];1;[$'a'.AF13];0;[.AF13];2;0)" office:value-type="float" office:value="0">
            <text:p>0</text:p>
          </table:table-cell>
          <table:table-cell table:style-name="ACE-10" table:formula="of:=COM.MICROSOFT.SWITCH([$'switches'.$B$1];1;[$'a'.AG13];0;[.AG13];2;0)" office:value-type="float" office:value="0">
            <text:p>0</text:p>
          </table:table-cell>
          <table:table-cell table:style-name="ACE-10" table:formula="of:=COM.MICROSOFT.SWITCH([$'switches'.$B$1];1;[$'a'.AH13];0;[.AH13];2;0)" office:value-type="float" office:value="0">
            <text:p>0</text:p>
          </table:table-cell>
          <table:table-cell table:style-name="ACE-10" table:formula="of:=COM.MICROSOFT.SWITCH([$'switches'.$B$1];1;[$'a'.AI13];0;[.AI13];2;0)" office:value-type="float" office:value="0">
            <text:p>0</text:p>
          </table:table-cell>
          <table:table-cell table:style-name="ACE-10" table:formula="of:=COM.MICROSOFT.SWITCH([$'switches'.$B$1];1;[$'a'.AJ13];0;[.AJ13];2;0)" office:value-type="float" office:value="0">
            <text:p>0</text:p>
          </table:table-cell>
          <table:table-cell table:style-name="ACE-10" table:formula="of:=COM.MICROSOFT.SWITCH([$'switches'.$B$1];1;[$'a'.AK13];0;[.AK13];2;0)" office:value-type="float" office:value="0">
            <text:p>0</text:p>
          </table:table-cell>
          <table:table-cell table:style-name="ACE-10" table:formula="of:=COM.MICROSOFT.SWITCH([$'switches'.$B$1];1;[$'a'.AL13];0;[.AL13];2;0)" office:value-type="float" office:value="0">
            <text:p>0</text:p>
          </table:table-cell>
          <table:table-cell table:style-name="ACE-10" table:formula="of:=COM.MICROSOFT.SWITCH([$'switches'.$B$1];1;[$'a'.AM13];0;[.AM13];2;0)" office:value-type="float" office:value="0">
            <text:p>0</text:p>
          </table:table-cell>
          <table:table-cell table:style-name="ACE-10" table:formula="of:=COM.MICROSOFT.SWITCH([$'switches'.$B$1];1;[$'a'.AN13];0;[.AN13];2;0)" office:value-type="float" office:value="0">
            <text:p>0</text:p>
          </table:table-cell>
          <table:table-cell table:style-name="ACE-10" table:formula="of:=COM.MICROSOFT.SWITCH([$'switches'.$B$1];1;[$'a'.AO13];0;[.AO13];2;0)" office:value-type="float" office:value="0">
            <text:p>0</text:p>
          </table:table-cell>
          <table:table-cell table:style-name="ACE-10" table:formula="of:=COM.MICROSOFT.SWITCH([$'switches'.$B$1];1;[$'a'.AP13];0;[.AP13];2;0)" office:value-type="float" office:value="0">
            <text:p>0</text:p>
          </table:table-cell>
          <table:table-cell table:style-name="ACE-10" table:formula="of:=COM.MICROSOFT.SWITCH([$'switches'.$B$1];1;[$'a'.AQ13];0;[.AQ13];2;0)" office:value-type="float" office:value="0">
            <text:p>0</text:p>
          </table:table-cell>
          <table:table-cell table:style-name="ACE-10" table:formula="of:=COM.MICROSOFT.SWITCH([$'switches'.$B$1];1;[$'a'.AR13];0;[.AR13];2;0)" office:value-type="float" office:value="0">
            <text:p>0</text:p>
          </table:table-cell>
          <table:table-cell table:style-name="ACE-10" table:formula="of:=COM.MICROSOFT.SWITCH([$'switches'.$B$1];1;[$'a'.AS13];0;[.AS13];2;0)" office:value-type="float" office:value="0">
            <text:p>0</text:p>
          </table:table-cell>
          <table:table-cell table:style-name="ACE-10" table:formula="of:=COM.MICROSOFT.SWITCH([$'switches'.$B$1];1;[$'a'.AT13];0;[.AT13];2;0)" office:value-type="float" office:value="0">
            <text:p>0</text:p>
          </table:table-cell>
          <table:table-cell table:style-name="ACE-10" table:formula="of:=COM.MICROSOFT.SWITCH([$'switches'.$B$1];1;[$'a'.AU13];0;[.AU13];2;0)" office:value-type="float" office:value="0">
            <text:p>0</text:p>
          </table:table-cell>
          <table:table-cell table:style-name="ACE-10" table:formula="of:=COM.MICROSOFT.SWITCH([$'switches'.$B$1];1;[$'a'.AV13];0;[.AV13];2;0)" office:value-type="float" office:value="0">
            <text:p>0</text:p>
          </table:table-cell>
          <table:table-cell table:style-name="ACE-10" table:formula="of:=COM.MICROSOFT.SWITCH([$'switches'.$B$1];1;[$'a'.AW13];0;[.AW13];2;0)" office:value-type="float" office:value="0">
            <text:p>0</text:p>
          </table:table-cell>
          <table:table-cell table:style-name="ACE-10" table:formula="of:=COM.MICROSOFT.SWITCH([$'switches'.$B$1];1;[$'a'.AX13];0;[.AX1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4];0;[.B14];2;0)" office:value-type="float" office:value="0">
            <text:p>0</text:p>
          </table:table-cell>
          <table:table-cell table:style-name="ACE-10" table:formula="of:=COM.MICROSOFT.SWITCH([$'switches'.$B$1];1;[$'a'.C14];0;[.C14];2;0)" office:value-type="float" office:value="0">
            <text:p>0</text:p>
          </table:table-cell>
          <table:table-cell table:style-name="ACE-10" table:formula="of:=COM.MICROSOFT.SWITCH([$'switches'.$B$1];1;[$'a'.D14];0;[.D14];2;0)" office:value-type="float" office:value="0">
            <text:p>0</text:p>
          </table:table-cell>
          <table:table-cell table:style-name="ACE-10" table:formula="of:=COM.MICROSOFT.SWITCH([$'switches'.$B$1];1;[$'a'.E14];0;[.E14];2;0)" office:value-type="float" office:value="0">
            <text:p>0</text:p>
          </table:table-cell>
          <table:table-cell table:style-name="ACE-10" table:formula="of:=COM.MICROSOFT.SWITCH([$'switches'.$B$1];1;[$'a'.F14];0;[.F14];2;0)" office:value-type="float" office:value="0">
            <text:p>0</text:p>
          </table:table-cell>
          <table:table-cell table:style-name="ACE-10" table:formula="of:=COM.MICROSOFT.SWITCH([$'switches'.$B$1];1;[$'a'.G14];0;[.G14];2;0)" office:value-type="float" office:value="0">
            <text:p>0</text:p>
          </table:table-cell>
          <table:table-cell table:style-name="ACE-10" table:formula="of:=COM.MICROSOFT.SWITCH([$'switches'.$B$1];1;[$'a'.H14];0;[.H14];2;0)" office:value-type="float" office:value="0">
            <text:p>0</text:p>
          </table:table-cell>
          <table:table-cell table:style-name="ACE-10" table:formula="of:=COM.MICROSOFT.SWITCH([$'switches'.$B$1];1;[$'a'.I14];0;[.I14];2;0)" office:value-type="float" office:value="0">
            <text:p>0</text:p>
          </table:table-cell>
          <table:table-cell table:style-name="ACE-10" table:formula="of:=COM.MICROSOFT.SWITCH([$'switches'.$B$1];1;[$'a'.J14];0;[.J14];2;0)" office:value-type="float" office:value="0">
            <text:p>0</text:p>
          </table:table-cell>
          <table:table-cell table:style-name="ACE-10" table:formula="of:=COM.MICROSOFT.SWITCH([$'switches'.$B$1];1;[$'a'.K14];0;[.K14];2;0)" office:value-type="float" office:value="0">
            <text:p>0</text:p>
          </table:table-cell>
          <table:table-cell table:style-name="ACE-10" table:formula="of:=COM.MICROSOFT.SWITCH([$'switches'.$B$1];1;[$'a'.L14];0;[.L14];2;0)" office:value-type="float" office:value="0">
            <text:p>0</text:p>
          </table:table-cell>
          <table:table-cell table:style-name="ACE-10" table:formula="of:=COM.MICROSOFT.SWITCH([$'switches'.$B$1];1;[$'a'.M14];0;[.M14];2;0)" office:value-type="float" office:value="0">
            <text:p>0</text:p>
          </table:table-cell>
          <table:table-cell table:style-name="ACE-10" table:formula="of:=COM.MICROSOFT.SWITCH([$'switches'.$B$1];1;[$'a'.N14];0;[.N14];2;0)" office:value-type="float" office:value="0">
            <text:p>0</text:p>
          </table:table-cell>
          <table:table-cell table:style-name="ACE-10" table:formula="of:=COM.MICROSOFT.SWITCH([$'switches'.$B$1];1;[$'a'.O14];0;[.O14];2;0)" office:value-type="float" office:value="0">
            <text:p>0</text:p>
          </table:table-cell>
          <table:table-cell table:style-name="ACE-10" table:formula="of:=COM.MICROSOFT.SWITCH([$'switches'.$B$1];1;[$'a'.P14];0;[.P14];2;0)" office:value-type="float" office:value="0">
            <text:p>0</text:p>
          </table:table-cell>
          <table:table-cell table:style-name="ACE-10" table:formula="of:=COM.MICROSOFT.SWITCH([$'switches'.$B$1];1;[$'a'.Q14];0;[.Q14];2;0)" office:value-type="float" office:value="0">
            <text:p>0</text:p>
          </table:table-cell>
          <table:table-cell table:style-name="ACE-10" table:formula="of:=COM.MICROSOFT.SWITCH([$'switches'.$B$1];1;[$'a'.R14];0;[.R14];2;0)" office:value-type="float" office:value="0">
            <text:p>0</text:p>
          </table:table-cell>
          <table:table-cell table:style-name="ACE-10" table:formula="of:=COM.MICROSOFT.SWITCH([$'switches'.$B$1];1;[$'a'.S14];0;[.S14];2;0)" office:value-type="float" office:value="0">
            <text:p>0</text:p>
          </table:table-cell>
          <table:table-cell table:style-name="ACE-10" table:formula="of:=COM.MICROSOFT.SWITCH([$'switches'.$B$1];1;[$'a'.T14];0;[.T14];2;0)" office:value-type="float" office:value="0">
            <text:p>0</text:p>
          </table:table-cell>
          <table:table-cell table:style-name="ACE-10" table:formula="of:=COM.MICROSOFT.SWITCH([$'switches'.$B$1];1;[$'a'.U14];0;[.U14];2;0)" office:value-type="float" office:value="0">
            <text:p>0</text:p>
          </table:table-cell>
          <table:table-cell table:style-name="ACE-10" table:formula="of:=COM.MICROSOFT.SWITCH([$'switches'.$B$1];1;[$'a'.V14];0;[.V14];2;0)" office:value-type="float" office:value="0">
            <text:p>0</text:p>
          </table:table-cell>
          <table:table-cell table:style-name="ACE-10" table:formula="of:=COM.MICROSOFT.SWITCH([$'switches'.$B$1];1;[$'a'.W14];0;[.W14];2;0)" office:value-type="float" office:value="0">
            <text:p>0</text:p>
          </table:table-cell>
          <table:table-cell table:style-name="ACE-10" table:formula="of:=COM.MICROSOFT.SWITCH([$'switches'.$B$1];1;[$'a'.X14];0;[.X14];2;0)" office:value-type="float" office:value="0">
            <text:p>0</text:p>
          </table:table-cell>
          <table:table-cell table:style-name="ACE-10" table:formula="of:=COM.MICROSOFT.SWITCH([$'switches'.$B$1];1;[$'a'.Y14];0;[.Y14];2;0)" office:value-type="float" office:value="0">
            <text:p>0</text:p>
          </table:table-cell>
          <table:table-cell table:style-name="ACE-10" table:formula="of:=COM.MICROSOFT.SWITCH([$'switches'.$B$1];1;[$'a'.Z14];0;[.Z14];2;0)" office:value-type="float" office:value="0">
            <text:p>0</text:p>
          </table:table-cell>
          <table:table-cell table:style-name="ACE-10" table:formula="of:=COM.MICROSOFT.SWITCH([$'switches'.$B$1];1;[$'a'.AA14];0;[.AA14];2;0)" office:value-type="float" office:value="0">
            <text:p>0</text:p>
          </table:table-cell>
          <table:table-cell table:style-name="ACE-10" table:formula="of:=COM.MICROSOFT.SWITCH([$'switches'.$B$1];1;[$'a'.AB14];0;[.AB14];2;0)" office:value-type="float" office:value="0">
            <text:p>0</text:p>
          </table:table-cell>
          <table:table-cell table:style-name="ACE-10" table:formula="of:=COM.MICROSOFT.SWITCH([$'switches'.$B$1];1;[$'a'.AC14];0;[.AC14];2;0)" office:value-type="float" office:value="0">
            <text:p>0</text:p>
          </table:table-cell>
          <table:table-cell table:style-name="ACE-10" table:formula="of:=COM.MICROSOFT.SWITCH([$'switches'.$B$1];1;[$'a'.AD14];0;[.AD14];2;0)" office:value-type="float" office:value="0">
            <text:p>0</text:p>
          </table:table-cell>
          <table:table-cell table:style-name="ACE-10" table:formula="of:=COM.MICROSOFT.SWITCH([$'switches'.$B$1];1;[$'a'.AE14];0;[.AE14];2;0)" office:value-type="float" office:value="0">
            <text:p>0</text:p>
          </table:table-cell>
          <table:table-cell table:style-name="ACE-10" table:formula="of:=COM.MICROSOFT.SWITCH([$'switches'.$B$1];1;[$'a'.AF14];0;[.AF14];2;0)" office:value-type="float" office:value="0">
            <text:p>0</text:p>
          </table:table-cell>
          <table:table-cell table:style-name="ACE-10" table:formula="of:=COM.MICROSOFT.SWITCH([$'switches'.$B$1];1;[$'a'.AG14];0;[.AG14];2;0)" office:value-type="float" office:value="0">
            <text:p>0</text:p>
          </table:table-cell>
          <table:table-cell table:style-name="ACE-10" table:formula="of:=COM.MICROSOFT.SWITCH([$'switches'.$B$1];1;[$'a'.AH14];0;[.AH14];2;0)" office:value-type="float" office:value="0">
            <text:p>0</text:p>
          </table:table-cell>
          <table:table-cell table:style-name="ACE-10" table:formula="of:=COM.MICROSOFT.SWITCH([$'switches'.$B$1];1;[$'a'.AI14];0;[.AI14];2;0)" office:value-type="float" office:value="0">
            <text:p>0</text:p>
          </table:table-cell>
          <table:table-cell table:style-name="ACE-10" table:formula="of:=COM.MICROSOFT.SWITCH([$'switches'.$B$1];1;[$'a'.AJ14];0;[.AJ14];2;0)" office:value-type="float" office:value="0">
            <text:p>0</text:p>
          </table:table-cell>
          <table:table-cell table:style-name="ACE-10" table:formula="of:=COM.MICROSOFT.SWITCH([$'switches'.$B$1];1;[$'a'.AK14];0;[.AK14];2;0)" office:value-type="float" office:value="0">
            <text:p>0</text:p>
          </table:table-cell>
          <table:table-cell table:style-name="ACE-10" table:formula="of:=COM.MICROSOFT.SWITCH([$'switches'.$B$1];1;[$'a'.AL14];0;[.AL14];2;0)" office:value-type="float" office:value="0">
            <text:p>0</text:p>
          </table:table-cell>
          <table:table-cell table:style-name="ACE-10" table:formula="of:=COM.MICROSOFT.SWITCH([$'switches'.$B$1];1;[$'a'.AM14];0;[.AM14];2;0)" office:value-type="float" office:value="0">
            <text:p>0</text:p>
          </table:table-cell>
          <table:table-cell table:style-name="ACE-10" table:formula="of:=COM.MICROSOFT.SWITCH([$'switches'.$B$1];1;[$'a'.AN14];0;[.AN14];2;0)" office:value-type="float" office:value="0">
            <text:p>0</text:p>
          </table:table-cell>
          <table:table-cell table:style-name="ACE-10" table:formula="of:=COM.MICROSOFT.SWITCH([$'switches'.$B$1];1;[$'a'.AO14];0;[.AO14];2;0)" office:value-type="float" office:value="0">
            <text:p>0</text:p>
          </table:table-cell>
          <table:table-cell table:style-name="ACE-10" table:formula="of:=COM.MICROSOFT.SWITCH([$'switches'.$B$1];1;[$'a'.AP14];0;[.AP14];2;0)" office:value-type="float" office:value="0">
            <text:p>0</text:p>
          </table:table-cell>
          <table:table-cell table:style-name="ACE-10" table:formula="of:=COM.MICROSOFT.SWITCH([$'switches'.$B$1];1;[$'a'.AQ14];0;[.AQ14];2;0)" office:value-type="float" office:value="0">
            <text:p>0</text:p>
          </table:table-cell>
          <table:table-cell table:style-name="ACE-10" table:formula="of:=COM.MICROSOFT.SWITCH([$'switches'.$B$1];1;[$'a'.AR14];0;[.AR14];2;0)" office:value-type="float" office:value="0">
            <text:p>0</text:p>
          </table:table-cell>
          <table:table-cell table:style-name="ACE-10" table:formula="of:=COM.MICROSOFT.SWITCH([$'switches'.$B$1];1;[$'a'.AS14];0;[.AS14];2;0)" office:value-type="float" office:value="0">
            <text:p>0</text:p>
          </table:table-cell>
          <table:table-cell table:style-name="ACE-10" table:formula="of:=COM.MICROSOFT.SWITCH([$'switches'.$B$1];1;[$'a'.AT14];0;[.AT14];2;0)" office:value-type="float" office:value="0">
            <text:p>0</text:p>
          </table:table-cell>
          <table:table-cell table:style-name="ACE-10" table:formula="of:=COM.MICROSOFT.SWITCH([$'switches'.$B$1];1;[$'a'.AU14];0;[.AU14];2;0)" office:value-type="float" office:value="0">
            <text:p>0</text:p>
          </table:table-cell>
          <table:table-cell table:style-name="ACE-10" table:formula="of:=COM.MICROSOFT.SWITCH([$'switches'.$B$1];1;[$'a'.AV14];0;[.AV14];2;0)" office:value-type="float" office:value="0">
            <text:p>0</text:p>
          </table:table-cell>
          <table:table-cell table:style-name="ACE-10" table:formula="of:=COM.MICROSOFT.SWITCH([$'switches'.$B$1];1;[$'a'.AW14];0;[.AW14];2;0)" office:value-type="float" office:value="0">
            <text:p>0</text:p>
          </table:table-cell>
          <table:table-cell table:style-name="ACE-10" table:formula="of:=COM.MICROSOFT.SWITCH([$'switches'.$B$1];1;[$'a'.AX14];0;[.AX1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5];0;[.B15];2;0)" office:value-type="float" office:value="0">
            <text:p>0</text:p>
          </table:table-cell>
          <table:table-cell table:style-name="ACE-10" table:formula="of:=COM.MICROSOFT.SWITCH([$'switches'.$B$1];1;[$'a'.C15];0;[.C15];2;0)" office:value-type="float" office:value="0">
            <text:p>0</text:p>
          </table:table-cell>
          <table:table-cell table:style-name="ACE-10" table:formula="of:=COM.MICROSOFT.SWITCH([$'switches'.$B$1];1;[$'a'.D15];0;[.D15];2;0)" office:value-type="float" office:value="0">
            <text:p>0</text:p>
          </table:table-cell>
          <table:table-cell table:style-name="ACE-10" table:formula="of:=COM.MICROSOFT.SWITCH([$'switches'.$B$1];1;[$'a'.E15];0;[.E15];2;0)" office:value-type="float" office:value="0">
            <text:p>0</text:p>
          </table:table-cell>
          <table:table-cell table:style-name="ACE-10" table:formula="of:=COM.MICROSOFT.SWITCH([$'switches'.$B$1];1;[$'a'.F15];0;[.F15];2;0)" office:value-type="float" office:value="0">
            <text:p>0</text:p>
          </table:table-cell>
          <table:table-cell table:style-name="ACE-10" table:formula="of:=COM.MICROSOFT.SWITCH([$'switches'.$B$1];1;[$'a'.G15];0;[.G15];2;0)" office:value-type="float" office:value="0">
            <text:p>0</text:p>
          </table:table-cell>
          <table:table-cell table:style-name="ACE-10" table:formula="of:=COM.MICROSOFT.SWITCH([$'switches'.$B$1];1;[$'a'.H15];0;[.H15];2;0)" office:value-type="float" office:value="0">
            <text:p>0</text:p>
          </table:table-cell>
          <table:table-cell table:style-name="ACE-10" table:formula="of:=COM.MICROSOFT.SWITCH([$'switches'.$B$1];1;[$'a'.I15];0;[.I15];2;0)" office:value-type="float" office:value="0">
            <text:p>0</text:p>
          </table:table-cell>
          <table:table-cell table:style-name="ACE-10" table:formula="of:=COM.MICROSOFT.SWITCH([$'switches'.$B$1];1;[$'a'.J15];0;[.J15];2;0)" office:value-type="float" office:value="0">
            <text:p>0</text:p>
          </table:table-cell>
          <table:table-cell table:style-name="ACE-10" table:formula="of:=COM.MICROSOFT.SWITCH([$'switches'.$B$1];1;[$'a'.K15];0;[.K15];2;0)" office:value-type="float" office:value="0">
            <text:p>0</text:p>
          </table:table-cell>
          <table:table-cell table:style-name="ACE-10" table:formula="of:=COM.MICROSOFT.SWITCH([$'switches'.$B$1];1;[$'a'.L15];0;[.L15];2;0)" office:value-type="float" office:value="0">
            <text:p>0</text:p>
          </table:table-cell>
          <table:table-cell table:style-name="ACE-10" table:formula="of:=COM.MICROSOFT.SWITCH([$'switches'.$B$1];1;[$'a'.M15];0;[.M15];2;0)" office:value-type="float" office:value="0">
            <text:p>0</text:p>
          </table:table-cell>
          <table:table-cell table:style-name="ACE-10" table:formula="of:=COM.MICROSOFT.SWITCH([$'switches'.$B$1];1;[$'a'.N15];0;[.N15];2;0)" office:value-type="float" office:value="0">
            <text:p>0</text:p>
          </table:table-cell>
          <table:table-cell table:style-name="ACE-10" table:formula="of:=COM.MICROSOFT.SWITCH([$'switches'.$B$1];1;[$'a'.O15];0;[.O15];2;0)" office:value-type="float" office:value="0">
            <text:p>0</text:p>
          </table:table-cell>
          <table:table-cell table:style-name="ACE-10" table:formula="of:=COM.MICROSOFT.SWITCH([$'switches'.$B$1];1;[$'a'.P15];0;[.P15];2;0)" office:value-type="float" office:value="0">
            <text:p>0</text:p>
          </table:table-cell>
          <table:table-cell table:style-name="ACE-10" table:formula="of:=COM.MICROSOFT.SWITCH([$'switches'.$B$1];1;[$'a'.Q15];0;[.Q15];2;0)" office:value-type="float" office:value="0">
            <text:p>0</text:p>
          </table:table-cell>
          <table:table-cell table:style-name="ACE-10" table:formula="of:=COM.MICROSOFT.SWITCH([$'switches'.$B$1];1;[$'a'.R15];0;[.R15];2;0)" office:value-type="float" office:value="0">
            <text:p>0</text:p>
          </table:table-cell>
          <table:table-cell table:style-name="ACE-10" table:formula="of:=COM.MICROSOFT.SWITCH([$'switches'.$B$1];1;[$'a'.S15];0;[.S15];2;0)" office:value-type="float" office:value="0">
            <text:p>0</text:p>
          </table:table-cell>
          <table:table-cell table:style-name="ACE-10" table:formula="of:=COM.MICROSOFT.SWITCH([$'switches'.$B$1];1;[$'a'.T15];0;[.T15];2;0)" office:value-type="float" office:value="0">
            <text:p>0</text:p>
          </table:table-cell>
          <table:table-cell table:style-name="ACE-10" table:formula="of:=COM.MICROSOFT.SWITCH([$'switches'.$B$1];1;[$'a'.U15];0;[.U15];2;0)" office:value-type="float" office:value="0">
            <text:p>0</text:p>
          </table:table-cell>
          <table:table-cell table:style-name="ACE-10" table:formula="of:=COM.MICROSOFT.SWITCH([$'switches'.$B$1];1;[$'a'.V15];0;[.V15];2;0)" office:value-type="float" office:value="0">
            <text:p>0</text:p>
          </table:table-cell>
          <table:table-cell table:style-name="ACE-10" table:formula="of:=COM.MICROSOFT.SWITCH([$'switches'.$B$1];1;[$'a'.W15];0;[.W15];2;0)" office:value-type="float" office:value="0">
            <text:p>0</text:p>
          </table:table-cell>
          <table:table-cell table:style-name="ACE-10" table:formula="of:=COM.MICROSOFT.SWITCH([$'switches'.$B$1];1;[$'a'.X15];0;[.X15];2;0)" office:value-type="float" office:value="0">
            <text:p>0</text:p>
          </table:table-cell>
          <table:table-cell table:style-name="ACE-10" table:formula="of:=COM.MICROSOFT.SWITCH([$'switches'.$B$1];1;[$'a'.Y15];0;[.Y15];2;0)" office:value-type="float" office:value="0">
            <text:p>0</text:p>
          </table:table-cell>
          <table:table-cell table:style-name="ACE-10" table:formula="of:=COM.MICROSOFT.SWITCH([$'switches'.$B$1];1;[$'a'.Z15];0;[.Z15];2;0)" office:value-type="float" office:value="0">
            <text:p>0</text:p>
          </table:table-cell>
          <table:table-cell table:style-name="ACE-10" table:formula="of:=COM.MICROSOFT.SWITCH([$'switches'.$B$1];1;[$'a'.AA15];0;[.AA15];2;0)" office:value-type="float" office:value="0">
            <text:p>0</text:p>
          </table:table-cell>
          <table:table-cell table:style-name="ACE-10" table:formula="of:=COM.MICROSOFT.SWITCH([$'switches'.$B$1];1;[$'a'.AB15];0;[.AB15];2;0)" office:value-type="float" office:value="0">
            <text:p>0</text:p>
          </table:table-cell>
          <table:table-cell table:style-name="ACE-10" table:formula="of:=COM.MICROSOFT.SWITCH([$'switches'.$B$1];1;[$'a'.AC15];0;[.AC15];2;0)" office:value-type="float" office:value="0">
            <text:p>0</text:p>
          </table:table-cell>
          <table:table-cell table:style-name="ACE-10" table:formula="of:=COM.MICROSOFT.SWITCH([$'switches'.$B$1];1;[$'a'.AD15];0;[.AD15];2;0)" office:value-type="float" office:value="0">
            <text:p>0</text:p>
          </table:table-cell>
          <table:table-cell table:style-name="ACE-10" table:formula="of:=COM.MICROSOFT.SWITCH([$'switches'.$B$1];1;[$'a'.AE15];0;[.AE15];2;0)" office:value-type="float" office:value="0">
            <text:p>0</text:p>
          </table:table-cell>
          <table:table-cell table:style-name="ACE-10" table:formula="of:=COM.MICROSOFT.SWITCH([$'switches'.$B$1];1;[$'a'.AF15];0;[.AF15];2;0)" office:value-type="float" office:value="0">
            <text:p>0</text:p>
          </table:table-cell>
          <table:table-cell table:style-name="ACE-10" table:formula="of:=COM.MICROSOFT.SWITCH([$'switches'.$B$1];1;[$'a'.AG15];0;[.AG15];2;0)" office:value-type="float" office:value="0">
            <text:p>0</text:p>
          </table:table-cell>
          <table:table-cell table:style-name="ACE-10" table:formula="of:=COM.MICROSOFT.SWITCH([$'switches'.$B$1];1;[$'a'.AH15];0;[.AH15];2;0)" office:value-type="float" office:value="0">
            <text:p>0</text:p>
          </table:table-cell>
          <table:table-cell table:style-name="ACE-10" table:formula="of:=COM.MICROSOFT.SWITCH([$'switches'.$B$1];1;[$'a'.AI15];0;[.AI15];2;0)" office:value-type="float" office:value="0">
            <text:p>0</text:p>
          </table:table-cell>
          <table:table-cell table:style-name="ACE-10" table:formula="of:=COM.MICROSOFT.SWITCH([$'switches'.$B$1];1;[$'a'.AJ15];0;[.AJ15];2;0)" office:value-type="float" office:value="0">
            <text:p>0</text:p>
          </table:table-cell>
          <table:table-cell table:style-name="ACE-10" table:formula="of:=COM.MICROSOFT.SWITCH([$'switches'.$B$1];1;[$'a'.AK15];0;[.AK15];2;0)" office:value-type="float" office:value="0">
            <text:p>0</text:p>
          </table:table-cell>
          <table:table-cell table:style-name="ACE-10" table:formula="of:=COM.MICROSOFT.SWITCH([$'switches'.$B$1];1;[$'a'.AL15];0;[.AL15];2;0)" office:value-type="float" office:value="0">
            <text:p>0</text:p>
          </table:table-cell>
          <table:table-cell table:style-name="ACE-10" table:formula="of:=COM.MICROSOFT.SWITCH([$'switches'.$B$1];1;[$'a'.AM15];0;[.AM15];2;0)" office:value-type="float" office:value="0">
            <text:p>0</text:p>
          </table:table-cell>
          <table:table-cell table:style-name="ACE-10" table:formula="of:=COM.MICROSOFT.SWITCH([$'switches'.$B$1];1;[$'a'.AN15];0;[.AN15];2;0)" office:value-type="float" office:value="0">
            <text:p>0</text:p>
          </table:table-cell>
          <table:table-cell table:style-name="ACE-10" table:formula="of:=COM.MICROSOFT.SWITCH([$'switches'.$B$1];1;[$'a'.AO15];0;[.AO15];2;0)" office:value-type="float" office:value="0">
            <text:p>0</text:p>
          </table:table-cell>
          <table:table-cell table:style-name="ACE-10" table:formula="of:=COM.MICROSOFT.SWITCH([$'switches'.$B$1];1;[$'a'.AP15];0;[.AP15];2;0)" office:value-type="float" office:value="0">
            <text:p>0</text:p>
          </table:table-cell>
          <table:table-cell table:style-name="ACE-10" table:formula="of:=COM.MICROSOFT.SWITCH([$'switches'.$B$1];1;[$'a'.AQ15];0;[.AQ15];2;0)" office:value-type="float" office:value="0">
            <text:p>0</text:p>
          </table:table-cell>
          <table:table-cell table:style-name="ACE-10" table:formula="of:=COM.MICROSOFT.SWITCH([$'switches'.$B$1];1;[$'a'.AR15];0;[.AR15];2;0)" office:value-type="float" office:value="0">
            <text:p>0</text:p>
          </table:table-cell>
          <table:table-cell table:style-name="ACE-10" table:formula="of:=COM.MICROSOFT.SWITCH([$'switches'.$B$1];1;[$'a'.AS15];0;[.AS15];2;0)" office:value-type="float" office:value="0">
            <text:p>0</text:p>
          </table:table-cell>
          <table:table-cell table:style-name="ACE-10" table:formula="of:=COM.MICROSOFT.SWITCH([$'switches'.$B$1];1;[$'a'.AT15];0;[.AT15];2;0)" office:value-type="float" office:value="0">
            <text:p>0</text:p>
          </table:table-cell>
          <table:table-cell table:style-name="ACE-10" table:formula="of:=COM.MICROSOFT.SWITCH([$'switches'.$B$1];1;[$'a'.AU15];0;[.AU15];2;0)" office:value-type="float" office:value="0">
            <text:p>0</text:p>
          </table:table-cell>
          <table:table-cell table:style-name="ACE-10" table:formula="of:=COM.MICROSOFT.SWITCH([$'switches'.$B$1];1;[$'a'.AV15];0;[.AV15];2;0)" office:value-type="float" office:value="0">
            <text:p>0</text:p>
          </table:table-cell>
          <table:table-cell table:style-name="ACE-10" table:formula="of:=COM.MICROSOFT.SWITCH([$'switches'.$B$1];1;[$'a'.AW15];0;[.AW15];2;0)" office:value-type="float" office:value="0">
            <text:p>0</text:p>
          </table:table-cell>
          <table:table-cell table:style-name="ACE-10" table:formula="of:=COM.MICROSOFT.SWITCH([$'switches'.$B$1];1;[$'a'.AX15];0;[.AX1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6];0;[.B16];2;0)" office:value-type="float" office:value="0">
            <text:p>0</text:p>
          </table:table-cell>
          <table:table-cell table:style-name="ACE-10" table:formula="of:=COM.MICROSOFT.SWITCH([$'switches'.$B$1];1;[$'a'.C16];0;[.C16];2;0)" office:value-type="float" office:value="0">
            <text:p>0</text:p>
          </table:table-cell>
          <table:table-cell table:style-name="ACE-10" table:formula="of:=COM.MICROSOFT.SWITCH([$'switches'.$B$1];1;[$'a'.D16];0;[.D16];2;0)" office:value-type="float" office:value="0">
            <text:p>0</text:p>
          </table:table-cell>
          <table:table-cell table:style-name="ACE-10" table:formula="of:=COM.MICROSOFT.SWITCH([$'switches'.$B$1];1;[$'a'.E16];0;[.E16];2;0)" office:value-type="float" office:value="0">
            <text:p>0</text:p>
          </table:table-cell>
          <table:table-cell table:style-name="ACE-10" table:formula="of:=COM.MICROSOFT.SWITCH([$'switches'.$B$1];1;[$'a'.F16];0;[.F16];2;0)" office:value-type="float" office:value="0">
            <text:p>0</text:p>
          </table:table-cell>
          <table:table-cell table:style-name="ACE-10" table:formula="of:=COM.MICROSOFT.SWITCH([$'switches'.$B$1];1;[$'a'.G16];0;[.G16];2;0)" office:value-type="float" office:value="0">
            <text:p>0</text:p>
          </table:table-cell>
          <table:table-cell table:style-name="ACE-10" table:formula="of:=COM.MICROSOFT.SWITCH([$'switches'.$B$1];1;[$'a'.H16];0;[.H16];2;0)" office:value-type="float" office:value="0">
            <text:p>0</text:p>
          </table:table-cell>
          <table:table-cell table:style-name="ACE-10" table:formula="of:=COM.MICROSOFT.SWITCH([$'switches'.$B$1];1;[$'a'.I16];0;[.I16];2;0)" office:value-type="float" office:value="0">
            <text:p>0</text:p>
          </table:table-cell>
          <table:table-cell table:style-name="ACE-10" table:formula="of:=COM.MICROSOFT.SWITCH([$'switches'.$B$1];1;[$'a'.J16];0;[.J16];2;0)" office:value-type="float" office:value="0">
            <text:p>0</text:p>
          </table:table-cell>
          <table:table-cell table:style-name="ACE-10" table:formula="of:=COM.MICROSOFT.SWITCH([$'switches'.$B$1];1;[$'a'.K16];0;[.K16];2;0)" office:value-type="float" office:value="0">
            <text:p>0</text:p>
          </table:table-cell>
          <table:table-cell table:style-name="ACE-10" table:formula="of:=COM.MICROSOFT.SWITCH([$'switches'.$B$1];1;[$'a'.L16];0;[.L16];2;0)" office:value-type="float" office:value="0">
            <text:p>0</text:p>
          </table:table-cell>
          <table:table-cell table:style-name="ACE-10" table:formula="of:=COM.MICROSOFT.SWITCH([$'switches'.$B$1];1;[$'a'.M16];0;[.M16];2;0)" office:value-type="float" office:value="0">
            <text:p>0</text:p>
          </table:table-cell>
          <table:table-cell table:style-name="ACE-10" table:formula="of:=COM.MICROSOFT.SWITCH([$'switches'.$B$1];1;[$'a'.N16];0;[.N16];2;0)" office:value-type="float" office:value="0">
            <text:p>0</text:p>
          </table:table-cell>
          <table:table-cell table:style-name="ACE-10" table:formula="of:=COM.MICROSOFT.SWITCH([$'switches'.$B$1];1;[$'a'.O16];0;[.O16];2;0)" office:value-type="float" office:value="0">
            <text:p>0</text:p>
          </table:table-cell>
          <table:table-cell table:style-name="ACE-10" table:formula="of:=COM.MICROSOFT.SWITCH([$'switches'.$B$1];1;[$'a'.P16];0;[.P16];2;0)" office:value-type="float" office:value="0">
            <text:p>0</text:p>
          </table:table-cell>
          <table:table-cell table:style-name="ACE-10" table:formula="of:=COM.MICROSOFT.SWITCH([$'switches'.$B$1];1;[$'a'.Q16];0;[.Q16];2;0)" office:value-type="float" office:value="0">
            <text:p>0</text:p>
          </table:table-cell>
          <table:table-cell table:style-name="ACE-10" table:formula="of:=COM.MICROSOFT.SWITCH([$'switches'.$B$1];1;[$'a'.R16];0;[.R16];2;0)" office:value-type="float" office:value="0">
            <text:p>0</text:p>
          </table:table-cell>
          <table:table-cell table:style-name="ACE-10" table:formula="of:=COM.MICROSOFT.SWITCH([$'switches'.$B$1];1;[$'a'.S16];0;[.S16];2;0)" office:value-type="float" office:value="0">
            <text:p>0</text:p>
          </table:table-cell>
          <table:table-cell table:style-name="ACE-10" table:formula="of:=COM.MICROSOFT.SWITCH([$'switches'.$B$1];1;[$'a'.T16];0;[.T16];2;0)" office:value-type="float" office:value="0">
            <text:p>0</text:p>
          </table:table-cell>
          <table:table-cell table:style-name="ACE-10" table:formula="of:=COM.MICROSOFT.SWITCH([$'switches'.$B$1];1;[$'a'.U16];0;[.U16];2;0)" office:value-type="float" office:value="0">
            <text:p>0</text:p>
          </table:table-cell>
          <table:table-cell table:style-name="ACE-10" table:formula="of:=COM.MICROSOFT.SWITCH([$'switches'.$B$1];1;[$'a'.V16];0;[.V16];2;0)" office:value-type="float" office:value="0">
            <text:p>0</text:p>
          </table:table-cell>
          <table:table-cell table:style-name="ACE-10" table:formula="of:=COM.MICROSOFT.SWITCH([$'switches'.$B$1];1;[$'a'.W16];0;[.W16];2;0)" office:value-type="float" office:value="0">
            <text:p>0</text:p>
          </table:table-cell>
          <table:table-cell table:style-name="ACE-10" table:formula="of:=COM.MICROSOFT.SWITCH([$'switches'.$B$1];1;[$'a'.X16];0;[.X16];2;0)" office:value-type="float" office:value="0">
            <text:p>0</text:p>
          </table:table-cell>
          <table:table-cell table:style-name="ACE-10" table:formula="of:=COM.MICROSOFT.SWITCH([$'switches'.$B$1];1;[$'a'.Y16];0;[.Y16];2;0)" office:value-type="float" office:value="0">
            <text:p>0</text:p>
          </table:table-cell>
          <table:table-cell table:style-name="ACE-10" table:formula="of:=COM.MICROSOFT.SWITCH([$'switches'.$B$1];1;[$'a'.Z16];0;[.Z16];2;0)" office:value-type="float" office:value="0">
            <text:p>0</text:p>
          </table:table-cell>
          <table:table-cell table:style-name="ACE-10" table:formula="of:=COM.MICROSOFT.SWITCH([$'switches'.$B$1];1;[$'a'.AA16];0;[.AA16];2;0)" office:value-type="float" office:value="0">
            <text:p>0</text:p>
          </table:table-cell>
          <table:table-cell table:style-name="ACE-10" table:formula="of:=COM.MICROSOFT.SWITCH([$'switches'.$B$1];1;[$'a'.AB16];0;[.AB16];2;0)" office:value-type="float" office:value="0">
            <text:p>0</text:p>
          </table:table-cell>
          <table:table-cell table:style-name="ACE-10" table:formula="of:=COM.MICROSOFT.SWITCH([$'switches'.$B$1];1;[$'a'.AC16];0;[.AC16];2;0)" office:value-type="float" office:value="0">
            <text:p>0</text:p>
          </table:table-cell>
          <table:table-cell table:style-name="ACE-10" table:formula="of:=COM.MICROSOFT.SWITCH([$'switches'.$B$1];1;[$'a'.AD16];0;[.AD16];2;0)" office:value-type="float" office:value="0">
            <text:p>0</text:p>
          </table:table-cell>
          <table:table-cell table:style-name="ACE-10" table:formula="of:=COM.MICROSOFT.SWITCH([$'switches'.$B$1];1;[$'a'.AE16];0;[.AE16];2;0)" office:value-type="float" office:value="0">
            <text:p>0</text:p>
          </table:table-cell>
          <table:table-cell table:style-name="ACE-10" table:formula="of:=COM.MICROSOFT.SWITCH([$'switches'.$B$1];1;[$'a'.AF16];0;[.AF16];2;0)" office:value-type="float" office:value="0">
            <text:p>0</text:p>
          </table:table-cell>
          <table:table-cell table:style-name="ACE-10" table:formula="of:=COM.MICROSOFT.SWITCH([$'switches'.$B$1];1;[$'a'.AG16];0;[.AG16];2;0)" office:value-type="float" office:value="0">
            <text:p>0</text:p>
          </table:table-cell>
          <table:table-cell table:style-name="ACE-10" table:formula="of:=COM.MICROSOFT.SWITCH([$'switches'.$B$1];1;[$'a'.AH16];0;[.AH16];2;0)" office:value-type="float" office:value="0">
            <text:p>0</text:p>
          </table:table-cell>
          <table:table-cell table:style-name="ACE-10" table:formula="of:=COM.MICROSOFT.SWITCH([$'switches'.$B$1];1;[$'a'.AI16];0;[.AI16];2;0)" office:value-type="float" office:value="0">
            <text:p>0</text:p>
          </table:table-cell>
          <table:table-cell table:style-name="ACE-10" table:formula="of:=COM.MICROSOFT.SWITCH([$'switches'.$B$1];1;[$'a'.AJ16];0;[.AJ16];2;0)" office:value-type="float" office:value="0">
            <text:p>0</text:p>
          </table:table-cell>
          <table:table-cell table:style-name="ACE-10" table:formula="of:=COM.MICROSOFT.SWITCH([$'switches'.$B$1];1;[$'a'.AK16];0;[.AK16];2;0)" office:value-type="float" office:value="0">
            <text:p>0</text:p>
          </table:table-cell>
          <table:table-cell table:style-name="ACE-10" table:formula="of:=COM.MICROSOFT.SWITCH([$'switches'.$B$1];1;[$'a'.AL16];0;[.AL16];2;0)" office:value-type="float" office:value="0">
            <text:p>0</text:p>
          </table:table-cell>
          <table:table-cell table:style-name="ACE-10" table:formula="of:=COM.MICROSOFT.SWITCH([$'switches'.$B$1];1;[$'a'.AM16];0;[.AM16];2;0)" office:value-type="float" office:value="0">
            <text:p>0</text:p>
          </table:table-cell>
          <table:table-cell table:style-name="ACE-10" table:formula="of:=COM.MICROSOFT.SWITCH([$'switches'.$B$1];1;[$'a'.AN16];0;[.AN16];2;0)" office:value-type="float" office:value="0">
            <text:p>0</text:p>
          </table:table-cell>
          <table:table-cell table:style-name="ACE-10" table:formula="of:=COM.MICROSOFT.SWITCH([$'switches'.$B$1];1;[$'a'.AO16];0;[.AO16];2;0)" office:value-type="float" office:value="0">
            <text:p>0</text:p>
          </table:table-cell>
          <table:table-cell table:style-name="ACE-10" table:formula="of:=COM.MICROSOFT.SWITCH([$'switches'.$B$1];1;[$'a'.AP16];0;[.AP16];2;0)" office:value-type="float" office:value="0">
            <text:p>0</text:p>
          </table:table-cell>
          <table:table-cell table:style-name="ACE-10" table:formula="of:=COM.MICROSOFT.SWITCH([$'switches'.$B$1];1;[$'a'.AQ16];0;[.AQ16];2;0)" office:value-type="float" office:value="0">
            <text:p>0</text:p>
          </table:table-cell>
          <table:table-cell table:style-name="ACE-10" table:formula="of:=COM.MICROSOFT.SWITCH([$'switches'.$B$1];1;[$'a'.AR16];0;[.AR16];2;0)" office:value-type="float" office:value="0">
            <text:p>0</text:p>
          </table:table-cell>
          <table:table-cell table:style-name="ACE-10" table:formula="of:=COM.MICROSOFT.SWITCH([$'switches'.$B$1];1;[$'a'.AS16];0;[.AS16];2;0)" office:value-type="float" office:value="0">
            <text:p>0</text:p>
          </table:table-cell>
          <table:table-cell table:style-name="ACE-10" table:formula="of:=COM.MICROSOFT.SWITCH([$'switches'.$B$1];1;[$'a'.AT16];0;[.AT16];2;0)" office:value-type="float" office:value="0">
            <text:p>0</text:p>
          </table:table-cell>
          <table:table-cell table:style-name="ACE-10" table:formula="of:=COM.MICROSOFT.SWITCH([$'switches'.$B$1];1;[$'a'.AU16];0;[.AU16];2;0)" office:value-type="float" office:value="0">
            <text:p>0</text:p>
          </table:table-cell>
          <table:table-cell table:style-name="ACE-10" table:formula="of:=COM.MICROSOFT.SWITCH([$'switches'.$B$1];1;[$'a'.AV16];0;[.AV16];2;0)" office:value-type="float" office:value="0">
            <text:p>0</text:p>
          </table:table-cell>
          <table:table-cell table:style-name="ACE-10" table:formula="of:=COM.MICROSOFT.SWITCH([$'switches'.$B$1];1;[$'a'.AW16];0;[.AW16];2;0)" office:value-type="float" office:value="0">
            <text:p>0</text:p>
          </table:table-cell>
          <table:table-cell table:style-name="ACE-10" table:formula="of:=COM.MICROSOFT.SWITCH([$'switches'.$B$1];1;[$'a'.AX16];0;[.AX1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7];0;[.B17];2;0)" office:value-type="float" office:value="0">
            <text:p>0</text:p>
          </table:table-cell>
          <table:table-cell table:style-name="ACE-10" table:formula="of:=COM.MICROSOFT.SWITCH([$'switches'.$B$1];1;[$'a'.C17];0;[.C17];2;0)" office:value-type="float" office:value="0">
            <text:p>0</text:p>
          </table:table-cell>
          <table:table-cell table:style-name="ACE-10" table:formula="of:=COM.MICROSOFT.SWITCH([$'switches'.$B$1];1;[$'a'.D17];0;[.D17];2;0)" office:value-type="float" office:value="0">
            <text:p>0</text:p>
          </table:table-cell>
          <table:table-cell table:style-name="ACE-10" table:formula="of:=COM.MICROSOFT.SWITCH([$'switches'.$B$1];1;[$'a'.E17];0;[.E17];2;0)" office:value-type="float" office:value="0">
            <text:p>0</text:p>
          </table:table-cell>
          <table:table-cell table:style-name="ACE-10" table:formula="of:=COM.MICROSOFT.SWITCH([$'switches'.$B$1];1;[$'a'.F17];0;[.F17];2;0)" office:value-type="float" office:value="0">
            <text:p>0</text:p>
          </table:table-cell>
          <table:table-cell table:style-name="ACE-10" table:formula="of:=COM.MICROSOFT.SWITCH([$'switches'.$B$1];1;[$'a'.G17];0;[.G17];2;0)" office:value-type="float" office:value="0">
            <text:p>0</text:p>
          </table:table-cell>
          <table:table-cell table:style-name="ACE-10" table:formula="of:=COM.MICROSOFT.SWITCH([$'switches'.$B$1];1;[$'a'.H17];0;[.H17];2;0)" office:value-type="float" office:value="0">
            <text:p>0</text:p>
          </table:table-cell>
          <table:table-cell table:style-name="ACE-10" table:formula="of:=COM.MICROSOFT.SWITCH([$'switches'.$B$1];1;[$'a'.I17];0;[.I17];2;0)" office:value-type="float" office:value="0">
            <text:p>0</text:p>
          </table:table-cell>
          <table:table-cell table:style-name="ACE-10" table:formula="of:=COM.MICROSOFT.SWITCH([$'switches'.$B$1];1;[$'a'.J17];0;[.J17];2;0)" office:value-type="float" office:value="0">
            <text:p>0</text:p>
          </table:table-cell>
          <table:table-cell table:style-name="ACE-10" table:formula="of:=COM.MICROSOFT.SWITCH([$'switches'.$B$1];1;[$'a'.K17];0;[.K17];2;0)" office:value-type="float" office:value="0">
            <text:p>0</text:p>
          </table:table-cell>
          <table:table-cell table:style-name="ACE-10" table:formula="of:=COM.MICROSOFT.SWITCH([$'switches'.$B$1];1;[$'a'.L17];0;[.L17];2;0)" office:value-type="float" office:value="0">
            <text:p>0</text:p>
          </table:table-cell>
          <table:table-cell table:style-name="ACE-10" table:formula="of:=COM.MICROSOFT.SWITCH([$'switches'.$B$1];1;[$'a'.M17];0;[.M17];2;0)" office:value-type="float" office:value="0">
            <text:p>0</text:p>
          </table:table-cell>
          <table:table-cell table:style-name="ACE-10" table:formula="of:=COM.MICROSOFT.SWITCH([$'switches'.$B$1];1;[$'a'.N17];0;[.N17];2;0)" office:value-type="float" office:value="0">
            <text:p>0</text:p>
          </table:table-cell>
          <table:table-cell table:style-name="ACE-10" table:formula="of:=COM.MICROSOFT.SWITCH([$'switches'.$B$1];1;[$'a'.O17];0;[.O17];2;0)" office:value-type="float" office:value="0">
            <text:p>0</text:p>
          </table:table-cell>
          <table:table-cell table:style-name="ACE-10" table:formula="of:=COM.MICROSOFT.SWITCH([$'switches'.$B$1];1;[$'a'.P17];0;[.P17];2;0)" office:value-type="float" office:value="0">
            <text:p>0</text:p>
          </table:table-cell>
          <table:table-cell table:style-name="ACE-10" table:formula="of:=COM.MICROSOFT.SWITCH([$'switches'.$B$1];1;[$'a'.Q17];0;[.Q17];2;0)" office:value-type="float" office:value="0">
            <text:p>0</text:p>
          </table:table-cell>
          <table:table-cell table:style-name="ACE-10" table:formula="of:=COM.MICROSOFT.SWITCH([$'switches'.$B$1];1;[$'a'.R17];0;[.R17];2;0)" office:value-type="float" office:value="0">
            <text:p>0</text:p>
          </table:table-cell>
          <table:table-cell table:style-name="ACE-10" table:formula="of:=COM.MICROSOFT.SWITCH([$'switches'.$B$1];1;[$'a'.S17];0;[.S17];2;0)" office:value-type="float" office:value="0">
            <text:p>0</text:p>
          </table:table-cell>
          <table:table-cell table:style-name="ACE-10" table:formula="of:=COM.MICROSOFT.SWITCH([$'switches'.$B$1];1;[$'a'.T17];0;[.T17];2;0)" office:value-type="float" office:value="0">
            <text:p>0</text:p>
          </table:table-cell>
          <table:table-cell table:style-name="ACE-10" table:formula="of:=COM.MICROSOFT.SWITCH([$'switches'.$B$1];1;[$'a'.U17];0;[.U17];2;0)" office:value-type="float" office:value="0">
            <text:p>0</text:p>
          </table:table-cell>
          <table:table-cell table:style-name="ACE-10" table:formula="of:=COM.MICROSOFT.SWITCH([$'switches'.$B$1];1;[$'a'.V17];0;[.V17];2;0)" office:value-type="float" office:value="0">
            <text:p>0</text:p>
          </table:table-cell>
          <table:table-cell table:style-name="ACE-10" table:formula="of:=COM.MICROSOFT.SWITCH([$'switches'.$B$1];1;[$'a'.W17];0;[.W17];2;0)" office:value-type="float" office:value="0">
            <text:p>0</text:p>
          </table:table-cell>
          <table:table-cell table:style-name="ACE-10" table:formula="of:=COM.MICROSOFT.SWITCH([$'switches'.$B$1];1;[$'a'.X17];0;[.X17];2;0)" office:value-type="float" office:value="0">
            <text:p>0</text:p>
          </table:table-cell>
          <table:table-cell table:style-name="ACE-10" table:formula="of:=COM.MICROSOFT.SWITCH([$'switches'.$B$1];1;[$'a'.Y17];0;[.Y17];2;0)" office:value-type="float" office:value="0">
            <text:p>0</text:p>
          </table:table-cell>
          <table:table-cell table:style-name="ACE-10" table:formula="of:=COM.MICROSOFT.SWITCH([$'switches'.$B$1];1;[$'a'.Z17];0;[.Z17];2;0)" office:value-type="float" office:value="0">
            <text:p>0</text:p>
          </table:table-cell>
          <table:table-cell table:style-name="ACE-10" table:formula="of:=COM.MICROSOFT.SWITCH([$'switches'.$B$1];1;[$'a'.AA17];0;[.AA17];2;0)" office:value-type="float" office:value="0">
            <text:p>0</text:p>
          </table:table-cell>
          <table:table-cell table:style-name="ACE-10" table:formula="of:=COM.MICROSOFT.SWITCH([$'switches'.$B$1];1;[$'a'.AB17];0;[.AB17];2;0)" office:value-type="float" office:value="0">
            <text:p>0</text:p>
          </table:table-cell>
          <table:table-cell table:style-name="ACE-10" table:formula="of:=COM.MICROSOFT.SWITCH([$'switches'.$B$1];1;[$'a'.AC17];0;[.AC17];2;0)" office:value-type="float" office:value="0">
            <text:p>0</text:p>
          </table:table-cell>
          <table:table-cell table:style-name="ACE-10" table:formula="of:=COM.MICROSOFT.SWITCH([$'switches'.$B$1];1;[$'a'.AD17];0;[.AD17];2;0)" office:value-type="float" office:value="0">
            <text:p>0</text:p>
          </table:table-cell>
          <table:table-cell table:style-name="ACE-10" table:formula="of:=COM.MICROSOFT.SWITCH([$'switches'.$B$1];1;[$'a'.AE17];0;[.AE17];2;0)" office:value-type="float" office:value="0">
            <text:p>0</text:p>
          </table:table-cell>
          <table:table-cell table:style-name="ACE-10" table:formula="of:=COM.MICROSOFT.SWITCH([$'switches'.$B$1];1;[$'a'.AF17];0;[.AF17];2;0)" office:value-type="float" office:value="0">
            <text:p>0</text:p>
          </table:table-cell>
          <table:table-cell table:style-name="ACE-10" table:formula="of:=COM.MICROSOFT.SWITCH([$'switches'.$B$1];1;[$'a'.AG17];0;[.AG17];2;0)" office:value-type="float" office:value="0">
            <text:p>0</text:p>
          </table:table-cell>
          <table:table-cell table:style-name="ACE-10" table:formula="of:=COM.MICROSOFT.SWITCH([$'switches'.$B$1];1;[$'a'.AH17];0;[.AH17];2;0)" office:value-type="float" office:value="0">
            <text:p>0</text:p>
          </table:table-cell>
          <table:table-cell table:style-name="ACE-10" table:formula="of:=COM.MICROSOFT.SWITCH([$'switches'.$B$1];1;[$'a'.AI17];0;[.AI17];2;0)" office:value-type="float" office:value="0">
            <text:p>0</text:p>
          </table:table-cell>
          <table:table-cell table:style-name="ACE-10" table:formula="of:=COM.MICROSOFT.SWITCH([$'switches'.$B$1];1;[$'a'.AJ17];0;[.AJ17];2;0)" office:value-type="float" office:value="0">
            <text:p>0</text:p>
          </table:table-cell>
          <table:table-cell table:style-name="ACE-10" table:formula="of:=COM.MICROSOFT.SWITCH([$'switches'.$B$1];1;[$'a'.AK17];0;[.AK17];2;0)" office:value-type="float" office:value="0">
            <text:p>0</text:p>
          </table:table-cell>
          <table:table-cell table:style-name="ACE-10" table:formula="of:=COM.MICROSOFT.SWITCH([$'switches'.$B$1];1;[$'a'.AL17];0;[.AL17];2;0)" office:value-type="float" office:value="0">
            <text:p>0</text:p>
          </table:table-cell>
          <table:table-cell table:style-name="ACE-10" table:formula="of:=COM.MICROSOFT.SWITCH([$'switches'.$B$1];1;[$'a'.AM17];0;[.AM17];2;0)" office:value-type="float" office:value="0">
            <text:p>0</text:p>
          </table:table-cell>
          <table:table-cell table:style-name="ACE-10" table:formula="of:=COM.MICROSOFT.SWITCH([$'switches'.$B$1];1;[$'a'.AN17];0;[.AN17];2;0)" office:value-type="float" office:value="0">
            <text:p>0</text:p>
          </table:table-cell>
          <table:table-cell table:style-name="ACE-10" table:formula="of:=COM.MICROSOFT.SWITCH([$'switches'.$B$1];1;[$'a'.AO17];0;[.AO17];2;0)" office:value-type="float" office:value="0">
            <text:p>0</text:p>
          </table:table-cell>
          <table:table-cell table:style-name="ACE-10" table:formula="of:=COM.MICROSOFT.SWITCH([$'switches'.$B$1];1;[$'a'.AP17];0;[.AP17];2;0)" office:value-type="float" office:value="0">
            <text:p>0</text:p>
          </table:table-cell>
          <table:table-cell table:style-name="ACE-10" table:formula="of:=COM.MICROSOFT.SWITCH([$'switches'.$B$1];1;[$'a'.AQ17];0;[.AQ17];2;0)" office:value-type="float" office:value="0">
            <text:p>0</text:p>
          </table:table-cell>
          <table:table-cell table:style-name="ACE-10" table:formula="of:=COM.MICROSOFT.SWITCH([$'switches'.$B$1];1;[$'a'.AR17];0;[.AR17];2;0)" office:value-type="float" office:value="0">
            <text:p>0</text:p>
          </table:table-cell>
          <table:table-cell table:style-name="ACE-10" table:formula="of:=COM.MICROSOFT.SWITCH([$'switches'.$B$1];1;[$'a'.AS17];0;[.AS17];2;0)" office:value-type="float" office:value="0">
            <text:p>0</text:p>
          </table:table-cell>
          <table:table-cell table:style-name="ACE-10" table:formula="of:=COM.MICROSOFT.SWITCH([$'switches'.$B$1];1;[$'a'.AT17];0;[.AT17];2;0)" office:value-type="float" office:value="0">
            <text:p>0</text:p>
          </table:table-cell>
          <table:table-cell table:style-name="ACE-10" table:formula="of:=COM.MICROSOFT.SWITCH([$'switches'.$B$1];1;[$'a'.AU17];0;[.AU17];2;0)" office:value-type="float" office:value="0">
            <text:p>0</text:p>
          </table:table-cell>
          <table:table-cell table:style-name="ACE-10" table:formula="of:=COM.MICROSOFT.SWITCH([$'switches'.$B$1];1;[$'a'.AV17];0;[.AV17];2;0)" office:value-type="float" office:value="0">
            <text:p>0</text:p>
          </table:table-cell>
          <table:table-cell table:style-name="ACE-10" table:formula="of:=COM.MICROSOFT.SWITCH([$'switches'.$B$1];1;[$'a'.AW17];0;[.AW17];2;0)" office:value-type="float" office:value="0">
            <text:p>0</text:p>
          </table:table-cell>
          <table:table-cell table:style-name="ACE-10" table:formula="of:=COM.MICROSOFT.SWITCH([$'switches'.$B$1];1;[$'a'.AX17];0;[.AX1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8];0;[.B18];2;0)" office:value-type="float" office:value="0">
            <text:p>0</text:p>
          </table:table-cell>
          <table:table-cell table:style-name="ACE-10" table:formula="of:=COM.MICROSOFT.SWITCH([$'switches'.$B$1];1;[$'a'.C18];0;[.C18];2;0)" office:value-type="float" office:value="0">
            <text:p>0</text:p>
          </table:table-cell>
          <table:table-cell table:style-name="ACE-10" table:formula="of:=COM.MICROSOFT.SWITCH([$'switches'.$B$1];1;[$'a'.D18];0;[.D18];2;0)" office:value-type="float" office:value="0">
            <text:p>0</text:p>
          </table:table-cell>
          <table:table-cell table:style-name="ACE-10" table:formula="of:=COM.MICROSOFT.SWITCH([$'switches'.$B$1];1;[$'a'.E18];0;[.E18];2;0)" office:value-type="float" office:value="0">
            <text:p>0</text:p>
          </table:table-cell>
          <table:table-cell table:style-name="ACE-10" table:formula="of:=COM.MICROSOFT.SWITCH([$'switches'.$B$1];1;[$'a'.F18];0;[.F18];2;0)" office:value-type="float" office:value="0">
            <text:p>0</text:p>
          </table:table-cell>
          <table:table-cell table:style-name="ACE-10" table:formula="of:=COM.MICROSOFT.SWITCH([$'switches'.$B$1];1;[$'a'.G18];0;[.G18];2;0)" office:value-type="float" office:value="0">
            <text:p>0</text:p>
          </table:table-cell>
          <table:table-cell table:style-name="ACE-10" table:formula="of:=COM.MICROSOFT.SWITCH([$'switches'.$B$1];1;[$'a'.H18];0;[.H18];2;0)" office:value-type="float" office:value="0">
            <text:p>0</text:p>
          </table:table-cell>
          <table:table-cell table:style-name="ACE-10" table:formula="of:=COM.MICROSOFT.SWITCH([$'switches'.$B$1];1;[$'a'.I18];0;[.I18];2;0)" office:value-type="float" office:value="0">
            <text:p>0</text:p>
          </table:table-cell>
          <table:table-cell table:style-name="ACE-10" table:formula="of:=COM.MICROSOFT.SWITCH([$'switches'.$B$1];1;[$'a'.J18];0;[.J18];2;0)" office:value-type="float" office:value="0">
            <text:p>0</text:p>
          </table:table-cell>
          <table:table-cell table:style-name="ACE-10" table:formula="of:=COM.MICROSOFT.SWITCH([$'switches'.$B$1];1;[$'a'.K18];0;[.K18];2;0)" office:value-type="float" office:value="0">
            <text:p>0</text:p>
          </table:table-cell>
          <table:table-cell table:style-name="ACE-10" table:formula="of:=COM.MICROSOFT.SWITCH([$'switches'.$B$1];1;[$'a'.L18];0;[.L18];2;0)" office:value-type="float" office:value="0">
            <text:p>0</text:p>
          </table:table-cell>
          <table:table-cell table:style-name="ACE-10" table:formula="of:=COM.MICROSOFT.SWITCH([$'switches'.$B$1];1;[$'a'.M18];0;[.M18];2;0)" office:value-type="float" office:value="0">
            <text:p>0</text:p>
          </table:table-cell>
          <table:table-cell table:style-name="ACE-10" table:formula="of:=COM.MICROSOFT.SWITCH([$'switches'.$B$1];1;[$'a'.N18];0;[.N18];2;0)" office:value-type="float" office:value="0">
            <text:p>0</text:p>
          </table:table-cell>
          <table:table-cell table:style-name="ACE-10" table:formula="of:=COM.MICROSOFT.SWITCH([$'switches'.$B$1];1;[$'a'.O18];0;[.O18];2;0)" office:value-type="float" office:value="0">
            <text:p>0</text:p>
          </table:table-cell>
          <table:table-cell table:style-name="ACE-10" table:formula="of:=COM.MICROSOFT.SWITCH([$'switches'.$B$1];1;[$'a'.P18];0;[.P18];2;0)" office:value-type="float" office:value="0">
            <text:p>0</text:p>
          </table:table-cell>
          <table:table-cell table:style-name="ACE-10" table:formula="of:=COM.MICROSOFT.SWITCH([$'switches'.$B$1];1;[$'a'.Q18];0;[.Q18];2;0)" office:value-type="float" office:value="0">
            <text:p>0</text:p>
          </table:table-cell>
          <table:table-cell table:style-name="ACE-10" table:formula="of:=COM.MICROSOFT.SWITCH([$'switches'.$B$1];1;[$'a'.R18];0;[.R18];2;0)" office:value-type="float" office:value="0">
            <text:p>0</text:p>
          </table:table-cell>
          <table:table-cell table:style-name="ACE-10" table:formula="of:=COM.MICROSOFT.SWITCH([$'switches'.$B$1];1;[$'a'.S18];0;[.S18];2;0)" office:value-type="float" office:value="0">
            <text:p>0</text:p>
          </table:table-cell>
          <table:table-cell table:style-name="ACE-10" table:formula="of:=COM.MICROSOFT.SWITCH([$'switches'.$B$1];1;[$'a'.T18];0;[.T18];2;0)" office:value-type="float" office:value="0">
            <text:p>0</text:p>
          </table:table-cell>
          <table:table-cell table:style-name="ACE-10" table:formula="of:=COM.MICROSOFT.SWITCH([$'switches'.$B$1];1;[$'a'.U18];0;[.U18];2;0)" office:value-type="float" office:value="0">
            <text:p>0</text:p>
          </table:table-cell>
          <table:table-cell table:style-name="ACE-10" table:formula="of:=COM.MICROSOFT.SWITCH([$'switches'.$B$1];1;[$'a'.V18];0;[.V18];2;0)" office:value-type="float" office:value="0">
            <text:p>0</text:p>
          </table:table-cell>
          <table:table-cell table:style-name="ACE-10" table:formula="of:=COM.MICROSOFT.SWITCH([$'switches'.$B$1];1;[$'a'.W18];0;[.W18];2;0)" office:value-type="float" office:value="0">
            <text:p>0</text:p>
          </table:table-cell>
          <table:table-cell table:style-name="ACE-10" table:formula="of:=COM.MICROSOFT.SWITCH([$'switches'.$B$1];1;[$'a'.X18];0;[.X18];2;0)" office:value-type="float" office:value="0">
            <text:p>0</text:p>
          </table:table-cell>
          <table:table-cell table:style-name="ACE-10" table:formula="of:=COM.MICROSOFT.SWITCH([$'switches'.$B$1];1;[$'a'.Y18];0;[.Y18];2;0)" office:value-type="float" office:value="0">
            <text:p>0</text:p>
          </table:table-cell>
          <table:table-cell table:style-name="ACE-10" table:formula="of:=COM.MICROSOFT.SWITCH([$'switches'.$B$1];1;[$'a'.Z18];0;[.Z18];2;0)" office:value-type="float" office:value="0">
            <text:p>0</text:p>
          </table:table-cell>
          <table:table-cell table:style-name="ACE-10" table:formula="of:=COM.MICROSOFT.SWITCH([$'switches'.$B$1];1;[$'a'.AA18];0;[.AA18];2;0)" office:value-type="float" office:value="0">
            <text:p>0</text:p>
          </table:table-cell>
          <table:table-cell table:style-name="ACE-10" table:formula="of:=COM.MICROSOFT.SWITCH([$'switches'.$B$1];1;[$'a'.AB18];0;[.AB18];2;0)" office:value-type="float" office:value="0">
            <text:p>0</text:p>
          </table:table-cell>
          <table:table-cell table:style-name="ACE-10" table:formula="of:=COM.MICROSOFT.SWITCH([$'switches'.$B$1];1;[$'a'.AC18];0;[.AC18];2;0)" office:value-type="float" office:value="0">
            <text:p>0</text:p>
          </table:table-cell>
          <table:table-cell table:style-name="ACE-10" table:formula="of:=COM.MICROSOFT.SWITCH([$'switches'.$B$1];1;[$'a'.AD18];0;[.AD18];2;0)" office:value-type="float" office:value="0">
            <text:p>0</text:p>
          </table:table-cell>
          <table:table-cell table:style-name="ACE-10" table:formula="of:=COM.MICROSOFT.SWITCH([$'switches'.$B$1];1;[$'a'.AE18];0;[.AE18];2;0)" office:value-type="float" office:value="0">
            <text:p>0</text:p>
          </table:table-cell>
          <table:table-cell table:style-name="ACE-10" table:formula="of:=COM.MICROSOFT.SWITCH([$'switches'.$B$1];1;[$'a'.AF18];0;[.AF18];2;0)" office:value-type="float" office:value="0">
            <text:p>0</text:p>
          </table:table-cell>
          <table:table-cell table:style-name="ACE-10" table:formula="of:=COM.MICROSOFT.SWITCH([$'switches'.$B$1];1;[$'a'.AG18];0;[.AG18];2;0)" office:value-type="float" office:value="0">
            <text:p>0</text:p>
          </table:table-cell>
          <table:table-cell table:style-name="ACE-10" table:formula="of:=COM.MICROSOFT.SWITCH([$'switches'.$B$1];1;[$'a'.AH18];0;[.AH18];2;0)" office:value-type="float" office:value="0">
            <text:p>0</text:p>
          </table:table-cell>
          <table:table-cell table:style-name="ACE-10" table:formula="of:=COM.MICROSOFT.SWITCH([$'switches'.$B$1];1;[$'a'.AI18];0;[.AI18];2;0)" office:value-type="float" office:value="0">
            <text:p>0</text:p>
          </table:table-cell>
          <table:table-cell table:style-name="ACE-10" table:formula="of:=COM.MICROSOFT.SWITCH([$'switches'.$B$1];1;[$'a'.AJ18];0;[.AJ18];2;0)" office:value-type="float" office:value="0">
            <text:p>0</text:p>
          </table:table-cell>
          <table:table-cell table:style-name="ACE-10" table:formula="of:=COM.MICROSOFT.SWITCH([$'switches'.$B$1];1;[$'a'.AK18];0;[.AK18];2;0)" office:value-type="float" office:value="0">
            <text:p>0</text:p>
          </table:table-cell>
          <table:table-cell table:style-name="ACE-10" table:formula="of:=COM.MICROSOFT.SWITCH([$'switches'.$B$1];1;[$'a'.AL18];0;[.AL18];2;0)" office:value-type="float" office:value="0">
            <text:p>0</text:p>
          </table:table-cell>
          <table:table-cell table:style-name="ACE-10" table:formula="of:=COM.MICROSOFT.SWITCH([$'switches'.$B$1];1;[$'a'.AM18];0;[.AM18];2;0)" office:value-type="float" office:value="0">
            <text:p>0</text:p>
          </table:table-cell>
          <table:table-cell table:style-name="ACE-10" table:formula="of:=COM.MICROSOFT.SWITCH([$'switches'.$B$1];1;[$'a'.AN18];0;[.AN18];2;0)" office:value-type="float" office:value="0">
            <text:p>0</text:p>
          </table:table-cell>
          <table:table-cell table:style-name="ACE-10" table:formula="of:=COM.MICROSOFT.SWITCH([$'switches'.$B$1];1;[$'a'.AO18];0;[.AO18];2;0)" office:value-type="float" office:value="0">
            <text:p>0</text:p>
          </table:table-cell>
          <table:table-cell table:style-name="ACE-10" table:formula="of:=COM.MICROSOFT.SWITCH([$'switches'.$B$1];1;[$'a'.AP18];0;[.AP18];2;0)" office:value-type="float" office:value="0">
            <text:p>0</text:p>
          </table:table-cell>
          <table:table-cell table:style-name="ACE-10" table:formula="of:=COM.MICROSOFT.SWITCH([$'switches'.$B$1];1;[$'a'.AQ18];0;[.AQ18];2;0)" office:value-type="float" office:value="0">
            <text:p>0</text:p>
          </table:table-cell>
          <table:table-cell table:style-name="ACE-10" table:formula="of:=COM.MICROSOFT.SWITCH([$'switches'.$B$1];1;[$'a'.AR18];0;[.AR18];2;0)" office:value-type="float" office:value="0">
            <text:p>0</text:p>
          </table:table-cell>
          <table:table-cell table:style-name="ACE-10" table:formula="of:=COM.MICROSOFT.SWITCH([$'switches'.$B$1];1;[$'a'.AS18];0;[.AS18];2;0)" office:value-type="float" office:value="0">
            <text:p>0</text:p>
          </table:table-cell>
          <table:table-cell table:style-name="ACE-10" table:formula="of:=COM.MICROSOFT.SWITCH([$'switches'.$B$1];1;[$'a'.AT18];0;[.AT18];2;0)" office:value-type="float" office:value="0">
            <text:p>0</text:p>
          </table:table-cell>
          <table:table-cell table:style-name="ACE-10" table:formula="of:=COM.MICROSOFT.SWITCH([$'switches'.$B$1];1;[$'a'.AU18];0;[.AU18];2;0)" office:value-type="float" office:value="0">
            <text:p>0</text:p>
          </table:table-cell>
          <table:table-cell table:style-name="ACE-10" table:formula="of:=COM.MICROSOFT.SWITCH([$'switches'.$B$1];1;[$'a'.AV18];0;[.AV18];2;0)" office:value-type="float" office:value="0">
            <text:p>0</text:p>
          </table:table-cell>
          <table:table-cell table:style-name="ACE-10" table:formula="of:=COM.MICROSOFT.SWITCH([$'switches'.$B$1];1;[$'a'.AW18];0;[.AW18];2;0)" office:value-type="float" office:value="0">
            <text:p>0</text:p>
          </table:table-cell>
          <table:table-cell table:style-name="ACE-10" table:formula="of:=COM.MICROSOFT.SWITCH([$'switches'.$B$1];1;[$'a'.AX18];0;[.AX1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19];0;[.B19];2;0)" office:value-type="float" office:value="0">
            <text:p>0</text:p>
          </table:table-cell>
          <table:table-cell table:style-name="ACE-10" table:formula="of:=COM.MICROSOFT.SWITCH([$'switches'.$B$1];1;[$'a'.C19];0;[.C19];2;0)" office:value-type="float" office:value="0">
            <text:p>0</text:p>
          </table:table-cell>
          <table:table-cell table:style-name="ACE-10" table:formula="of:=COM.MICROSOFT.SWITCH([$'switches'.$B$1];1;[$'a'.D19];0;[.D19];2;0)" office:value-type="float" office:value="0">
            <text:p>0</text:p>
          </table:table-cell>
          <table:table-cell table:style-name="ACE-10" table:formula="of:=COM.MICROSOFT.SWITCH([$'switches'.$B$1];1;[$'a'.E19];0;[.E19];2;0)" office:value-type="float" office:value="0">
            <text:p>0</text:p>
          </table:table-cell>
          <table:table-cell table:style-name="ACE-10" table:formula="of:=COM.MICROSOFT.SWITCH([$'switches'.$B$1];1;[$'a'.F19];0;[.F19];2;0)" office:value-type="float" office:value="0">
            <text:p>0</text:p>
          </table:table-cell>
          <table:table-cell table:style-name="ACE-10" table:formula="of:=COM.MICROSOFT.SWITCH([$'switches'.$B$1];1;[$'a'.G19];0;[.G19];2;0)" office:value-type="float" office:value="0">
            <text:p>0</text:p>
          </table:table-cell>
          <table:table-cell table:style-name="ACE-10" table:formula="of:=COM.MICROSOFT.SWITCH([$'switches'.$B$1];1;[$'a'.H19];0;[.H19];2;0)" office:value-type="float" office:value="0">
            <text:p>0</text:p>
          </table:table-cell>
          <table:table-cell table:style-name="ACE-10" table:formula="of:=COM.MICROSOFT.SWITCH([$'switches'.$B$1];1;[$'a'.I19];0;[.I19];2;0)" office:value-type="float" office:value="0">
            <text:p>0</text:p>
          </table:table-cell>
          <table:table-cell table:style-name="ACE-10" table:formula="of:=COM.MICROSOFT.SWITCH([$'switches'.$B$1];1;[$'a'.J19];0;[.J19];2;0)" office:value-type="float" office:value="0">
            <text:p>0</text:p>
          </table:table-cell>
          <table:table-cell table:style-name="ACE-10" table:formula="of:=COM.MICROSOFT.SWITCH([$'switches'.$B$1];1;[$'a'.K19];0;[.K19];2;0)" office:value-type="float" office:value="0">
            <text:p>0</text:p>
          </table:table-cell>
          <table:table-cell table:style-name="ACE-10" table:formula="of:=COM.MICROSOFT.SWITCH([$'switches'.$B$1];1;[$'a'.L19];0;[.L19];2;0)" office:value-type="float" office:value="0">
            <text:p>0</text:p>
          </table:table-cell>
          <table:table-cell table:style-name="ACE-10" table:formula="of:=COM.MICROSOFT.SWITCH([$'switches'.$B$1];1;[$'a'.M19];0;[.M19];2;0)" office:value-type="float" office:value="0">
            <text:p>0</text:p>
          </table:table-cell>
          <table:table-cell table:style-name="ACE-10" table:formula="of:=COM.MICROSOFT.SWITCH([$'switches'.$B$1];1;[$'a'.N19];0;[.N19];2;0)" office:value-type="float" office:value="0">
            <text:p>0</text:p>
          </table:table-cell>
          <table:table-cell table:style-name="ACE-10" table:formula="of:=COM.MICROSOFT.SWITCH([$'switches'.$B$1];1;[$'a'.O19];0;[.O19];2;0)" office:value-type="float" office:value="0">
            <text:p>0</text:p>
          </table:table-cell>
          <table:table-cell table:style-name="ACE-10" table:formula="of:=COM.MICROSOFT.SWITCH([$'switches'.$B$1];1;[$'a'.P19];0;[.P19];2;0)" office:value-type="float" office:value="0">
            <text:p>0</text:p>
          </table:table-cell>
          <table:table-cell table:style-name="ACE-10" table:formula="of:=COM.MICROSOFT.SWITCH([$'switches'.$B$1];1;[$'a'.Q19];0;[.Q19];2;0)" office:value-type="float" office:value="0">
            <text:p>0</text:p>
          </table:table-cell>
          <table:table-cell table:style-name="ACE-10" table:formula="of:=COM.MICROSOFT.SWITCH([$'switches'.$B$1];1;[$'a'.R19];0;[.R19];2;0)" office:value-type="float" office:value="0">
            <text:p>0</text:p>
          </table:table-cell>
          <table:table-cell table:style-name="ACE-10" table:formula="of:=COM.MICROSOFT.SWITCH([$'switches'.$B$1];1;[$'a'.S19];0;[.S19];2;0)" office:value-type="float" office:value="0">
            <text:p>0</text:p>
          </table:table-cell>
          <table:table-cell table:style-name="ACE-10" table:formula="of:=COM.MICROSOFT.SWITCH([$'switches'.$B$1];1;[$'a'.T19];0;[.T19];2;0)" office:value-type="float" office:value="0">
            <text:p>0</text:p>
          </table:table-cell>
          <table:table-cell table:style-name="ACE-10" table:formula="of:=COM.MICROSOFT.SWITCH([$'switches'.$B$1];1;[$'a'.U19];0;[.U19];2;0)" office:value-type="float" office:value="0">
            <text:p>0</text:p>
          </table:table-cell>
          <table:table-cell table:style-name="ACE-10" table:formula="of:=COM.MICROSOFT.SWITCH([$'switches'.$B$1];1;[$'a'.V19];0;[.V19];2;0)" office:value-type="float" office:value="0">
            <text:p>0</text:p>
          </table:table-cell>
          <table:table-cell table:style-name="ACE-10" table:formula="of:=COM.MICROSOFT.SWITCH([$'switches'.$B$1];1;[$'a'.W19];0;[.W19];2;0)" office:value-type="float" office:value="0">
            <text:p>0</text:p>
          </table:table-cell>
          <table:table-cell table:style-name="ACE-10" table:formula="of:=COM.MICROSOFT.SWITCH([$'switches'.$B$1];1;[$'a'.X19];0;[.X19];2;0)" office:value-type="float" office:value="0">
            <text:p>0</text:p>
          </table:table-cell>
          <table:table-cell table:style-name="ACE-10" table:formula="of:=COM.MICROSOFT.SWITCH([$'switches'.$B$1];1;[$'a'.Y19];0;[.Y19];2;0)" office:value-type="float" office:value="0">
            <text:p>0</text:p>
          </table:table-cell>
          <table:table-cell table:style-name="ACE-10" table:formula="of:=COM.MICROSOFT.SWITCH([$'switches'.$B$1];1;[$'a'.Z19];0;[.Z19];2;0)" office:value-type="float" office:value="0">
            <text:p>0</text:p>
          </table:table-cell>
          <table:table-cell table:style-name="ACE-10" table:formula="of:=COM.MICROSOFT.SWITCH([$'switches'.$B$1];1;[$'a'.AA19];0;[.AA19];2;0)" office:value-type="float" office:value="0">
            <text:p>0</text:p>
          </table:table-cell>
          <table:table-cell table:style-name="ACE-10" table:formula="of:=COM.MICROSOFT.SWITCH([$'switches'.$B$1];1;[$'a'.AB19];0;[.AB19];2;0)" office:value-type="float" office:value="0">
            <text:p>0</text:p>
          </table:table-cell>
          <table:table-cell table:style-name="ACE-10" table:formula="of:=COM.MICROSOFT.SWITCH([$'switches'.$B$1];1;[$'a'.AC19];0;[.AC19];2;0)" office:value-type="float" office:value="0">
            <text:p>0</text:p>
          </table:table-cell>
          <table:table-cell table:style-name="ACE-10" table:formula="of:=COM.MICROSOFT.SWITCH([$'switches'.$B$1];1;[$'a'.AD19];0;[.AD19];2;0)" office:value-type="float" office:value="0">
            <text:p>0</text:p>
          </table:table-cell>
          <table:table-cell table:style-name="ACE-10" table:formula="of:=COM.MICROSOFT.SWITCH([$'switches'.$B$1];1;[$'a'.AE19];0;[.AE19];2;0)" office:value-type="float" office:value="0">
            <text:p>0</text:p>
          </table:table-cell>
          <table:table-cell table:style-name="ACE-10" table:formula="of:=COM.MICROSOFT.SWITCH([$'switches'.$B$1];1;[$'a'.AF19];0;[.AF19];2;0)" office:value-type="float" office:value="0">
            <text:p>0</text:p>
          </table:table-cell>
          <table:table-cell table:style-name="ACE-10" table:formula="of:=COM.MICROSOFT.SWITCH([$'switches'.$B$1];1;[$'a'.AG19];0;[.AG19];2;0)" office:value-type="float" office:value="0">
            <text:p>0</text:p>
          </table:table-cell>
          <table:table-cell table:style-name="ACE-10" table:formula="of:=COM.MICROSOFT.SWITCH([$'switches'.$B$1];1;[$'a'.AH19];0;[.AH19];2;0)" office:value-type="float" office:value="0">
            <text:p>0</text:p>
          </table:table-cell>
          <table:table-cell table:style-name="ACE-10" table:formula="of:=COM.MICROSOFT.SWITCH([$'switches'.$B$1];1;[$'a'.AI19];0;[.AI19];2;0)" office:value-type="float" office:value="0">
            <text:p>0</text:p>
          </table:table-cell>
          <table:table-cell table:style-name="ACE-10" table:formula="of:=COM.MICROSOFT.SWITCH([$'switches'.$B$1];1;[$'a'.AJ19];0;[.AJ19];2;0)" office:value-type="float" office:value="0">
            <text:p>0</text:p>
          </table:table-cell>
          <table:table-cell table:style-name="ACE-10" table:formula="of:=COM.MICROSOFT.SWITCH([$'switches'.$B$1];1;[$'a'.AK19];0;[.AK19];2;0)" office:value-type="float" office:value="0">
            <text:p>0</text:p>
          </table:table-cell>
          <table:table-cell table:style-name="ACE-10" table:formula="of:=COM.MICROSOFT.SWITCH([$'switches'.$B$1];1;[$'a'.AL19];0;[.AL19];2;0)" office:value-type="float" office:value="0">
            <text:p>0</text:p>
          </table:table-cell>
          <table:table-cell table:style-name="ACE-10" table:formula="of:=COM.MICROSOFT.SWITCH([$'switches'.$B$1];1;[$'a'.AM19];0;[.AM19];2;0)" office:value-type="float" office:value="0">
            <text:p>0</text:p>
          </table:table-cell>
          <table:table-cell table:style-name="ACE-10" table:formula="of:=COM.MICROSOFT.SWITCH([$'switches'.$B$1];1;[$'a'.AN19];0;[.AN19];2;0)" office:value-type="float" office:value="0">
            <text:p>0</text:p>
          </table:table-cell>
          <table:table-cell table:style-name="ACE-10" table:formula="of:=COM.MICROSOFT.SWITCH([$'switches'.$B$1];1;[$'a'.AO19];0;[.AO19];2;0)" office:value-type="float" office:value="0">
            <text:p>0</text:p>
          </table:table-cell>
          <table:table-cell table:style-name="ACE-10" table:formula="of:=COM.MICROSOFT.SWITCH([$'switches'.$B$1];1;[$'a'.AP19];0;[.AP19];2;0)" office:value-type="float" office:value="0">
            <text:p>0</text:p>
          </table:table-cell>
          <table:table-cell table:style-name="ACE-10" table:formula="of:=COM.MICROSOFT.SWITCH([$'switches'.$B$1];1;[$'a'.AQ19];0;[.AQ19];2;0)" office:value-type="float" office:value="0">
            <text:p>0</text:p>
          </table:table-cell>
          <table:table-cell table:style-name="ACE-10" table:formula="of:=COM.MICROSOFT.SWITCH([$'switches'.$B$1];1;[$'a'.AR19];0;[.AR19];2;0)" office:value-type="float" office:value="0">
            <text:p>0</text:p>
          </table:table-cell>
          <table:table-cell table:style-name="ACE-10" table:formula="of:=COM.MICROSOFT.SWITCH([$'switches'.$B$1];1;[$'a'.AS19];0;[.AS19];2;0)" office:value-type="float" office:value="0">
            <text:p>0</text:p>
          </table:table-cell>
          <table:table-cell table:style-name="ACE-10" table:formula="of:=COM.MICROSOFT.SWITCH([$'switches'.$B$1];1;[$'a'.AT19];0;[.AT19];2;0)" office:value-type="float" office:value="0">
            <text:p>0</text:p>
          </table:table-cell>
          <table:table-cell table:style-name="ACE-10" table:formula="of:=COM.MICROSOFT.SWITCH([$'switches'.$B$1];1;[$'a'.AU19];0;[.AU19];2;0)" office:value-type="float" office:value="0">
            <text:p>0</text:p>
          </table:table-cell>
          <table:table-cell table:style-name="ACE-10" table:formula="of:=COM.MICROSOFT.SWITCH([$'switches'.$B$1];1;[$'a'.AV19];0;[.AV19];2;0)" office:value-type="float" office:value="0">
            <text:p>0</text:p>
          </table:table-cell>
          <table:table-cell table:style-name="ACE-10" table:formula="of:=COM.MICROSOFT.SWITCH([$'switches'.$B$1];1;[$'a'.AW19];0;[.AW19];2;0)" office:value-type="float" office:value="0">
            <text:p>0</text:p>
          </table:table-cell>
          <table:table-cell table:style-name="ACE-10" table:formula="of:=COM.MICROSOFT.SWITCH([$'switches'.$B$1];1;[$'a'.AX19];0;[.AX1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0];0;[.B20];2;0)" office:value-type="float" office:value="0">
            <text:p>0</text:p>
          </table:table-cell>
          <table:table-cell table:style-name="ACE-10" table:formula="of:=COM.MICROSOFT.SWITCH([$'switches'.$B$1];1;[$'a'.C20];0;[.C20];2;0)" office:value-type="float" office:value="0">
            <text:p>0</text:p>
          </table:table-cell>
          <table:table-cell table:style-name="ACE-10" table:formula="of:=COM.MICROSOFT.SWITCH([$'switches'.$B$1];1;[$'a'.D20];0;[.D20];2;0)" office:value-type="float" office:value="0">
            <text:p>0</text:p>
          </table:table-cell>
          <table:table-cell table:style-name="ACE-10" table:formula="of:=COM.MICROSOFT.SWITCH([$'switches'.$B$1];1;[$'a'.E20];0;[.E20];2;0)" office:value-type="float" office:value="0">
            <text:p>0</text:p>
          </table:table-cell>
          <table:table-cell table:style-name="ACE-10" table:formula="of:=COM.MICROSOFT.SWITCH([$'switches'.$B$1];1;[$'a'.F20];0;[.F20];2;0)" office:value-type="float" office:value="0">
            <text:p>0</text:p>
          </table:table-cell>
          <table:table-cell table:style-name="ACE-10" table:formula="of:=COM.MICROSOFT.SWITCH([$'switches'.$B$1];1;[$'a'.G20];0;[.G20];2;0)" office:value-type="float" office:value="0">
            <text:p>0</text:p>
          </table:table-cell>
          <table:table-cell table:style-name="ACE-10" table:formula="of:=COM.MICROSOFT.SWITCH([$'switches'.$B$1];1;[$'a'.H20];0;[.H20];2;0)" office:value-type="float" office:value="0">
            <text:p>0</text:p>
          </table:table-cell>
          <table:table-cell table:style-name="ACE-10" table:formula="of:=COM.MICROSOFT.SWITCH([$'switches'.$B$1];1;[$'a'.I20];0;[.I20];2;0)" office:value-type="float" office:value="0">
            <text:p>0</text:p>
          </table:table-cell>
          <table:table-cell table:style-name="ACE-10" table:formula="of:=COM.MICROSOFT.SWITCH([$'switches'.$B$1];1;[$'a'.J20];0;[.J20];2;0)" office:value-type="float" office:value="0">
            <text:p>0</text:p>
          </table:table-cell>
          <table:table-cell table:style-name="ACE-10" table:formula="of:=COM.MICROSOFT.SWITCH([$'switches'.$B$1];1;[$'a'.K20];0;[.K20];2;0)" office:value-type="float" office:value="0">
            <text:p>0</text:p>
          </table:table-cell>
          <table:table-cell table:style-name="ACE-10" table:formula="of:=COM.MICROSOFT.SWITCH([$'switches'.$B$1];1;[$'a'.L20];0;[.L20];2;0)" office:value-type="float" office:value="0">
            <text:p>0</text:p>
          </table:table-cell>
          <table:table-cell table:style-name="ACE-10" table:formula="of:=COM.MICROSOFT.SWITCH([$'switches'.$B$1];1;[$'a'.M20];0;[.M20];2;0)" office:value-type="float" office:value="0">
            <text:p>0</text:p>
          </table:table-cell>
          <table:table-cell table:style-name="ACE-10" table:formula="of:=COM.MICROSOFT.SWITCH([$'switches'.$B$1];1;[$'a'.N20];0;[.N20];2;0)" office:value-type="float" office:value="0">
            <text:p>0</text:p>
          </table:table-cell>
          <table:table-cell table:style-name="ACE-10" table:formula="of:=COM.MICROSOFT.SWITCH([$'switches'.$B$1];1;[$'a'.O20];0;[.O20];2;0)" office:value-type="float" office:value="0">
            <text:p>0</text:p>
          </table:table-cell>
          <table:table-cell table:style-name="ACE-10" table:formula="of:=COM.MICROSOFT.SWITCH([$'switches'.$B$1];1;[$'a'.P20];0;[.P20];2;0)" office:value-type="float" office:value="0">
            <text:p>0</text:p>
          </table:table-cell>
          <table:table-cell table:style-name="ACE-10" table:formula="of:=COM.MICROSOFT.SWITCH([$'switches'.$B$1];1;[$'a'.Q20];0;[.Q20];2;0)" office:value-type="float" office:value="0">
            <text:p>0</text:p>
          </table:table-cell>
          <table:table-cell table:style-name="ACE-10" table:formula="of:=COM.MICROSOFT.SWITCH([$'switches'.$B$1];1;[$'a'.R20];0;[.R20];2;0)" office:value-type="float" office:value="0">
            <text:p>0</text:p>
          </table:table-cell>
          <table:table-cell table:style-name="ACE-10" table:formula="of:=COM.MICROSOFT.SWITCH([$'switches'.$B$1];1;[$'a'.S20];0;[.S20];2;0)" office:value-type="float" office:value="0">
            <text:p>0</text:p>
          </table:table-cell>
          <table:table-cell table:style-name="ACE-10" table:formula="of:=COM.MICROSOFT.SWITCH([$'switches'.$B$1];1;[$'a'.T20];0;[.T20];2;0)" office:value-type="float" office:value="0">
            <text:p>0</text:p>
          </table:table-cell>
          <table:table-cell table:style-name="ACE-10" table:formula="of:=COM.MICROSOFT.SWITCH([$'switches'.$B$1];1;[$'a'.U20];0;[.U20];2;0)" office:value-type="float" office:value="0">
            <text:p>0</text:p>
          </table:table-cell>
          <table:table-cell table:style-name="ACE-10" table:formula="of:=COM.MICROSOFT.SWITCH([$'switches'.$B$1];1;[$'a'.V20];0;[.V20];2;0)" office:value-type="float" office:value="0">
            <text:p>0</text:p>
          </table:table-cell>
          <table:table-cell table:style-name="ACE-10" table:formula="of:=COM.MICROSOFT.SWITCH([$'switches'.$B$1];1;[$'a'.W20];0;[.W20];2;0)" office:value-type="float" office:value="0">
            <text:p>0</text:p>
          </table:table-cell>
          <table:table-cell table:style-name="ACE-10" table:formula="of:=COM.MICROSOFT.SWITCH([$'switches'.$B$1];1;[$'a'.X20];0;[.X20];2;0)" office:value-type="float" office:value="0">
            <text:p>0</text:p>
          </table:table-cell>
          <table:table-cell table:style-name="ACE-10" table:formula="of:=COM.MICROSOFT.SWITCH([$'switches'.$B$1];1;[$'a'.Y20];0;[.Y20];2;0)" office:value-type="float" office:value="0">
            <text:p>0</text:p>
          </table:table-cell>
          <table:table-cell table:style-name="ACE-10" table:formula="of:=COM.MICROSOFT.SWITCH([$'switches'.$B$1];1;[$'a'.Z20];0;[.Z20];2;0)" office:value-type="float" office:value="0">
            <text:p>0</text:p>
          </table:table-cell>
          <table:table-cell table:style-name="ACE-10" table:formula="of:=COM.MICROSOFT.SWITCH([$'switches'.$B$1];1;[$'a'.AA20];0;[.AA20];2;0)" office:value-type="float" office:value="0">
            <text:p>0</text:p>
          </table:table-cell>
          <table:table-cell table:style-name="ACE-10" table:formula="of:=COM.MICROSOFT.SWITCH([$'switches'.$B$1];1;[$'a'.AB20];0;[.AB20];2;0)" office:value-type="float" office:value="0">
            <text:p>0</text:p>
          </table:table-cell>
          <table:table-cell table:style-name="ACE-10" table:formula="of:=COM.MICROSOFT.SWITCH([$'switches'.$B$1];1;[$'a'.AC20];0;[.AC20];2;0)" office:value-type="float" office:value="0">
            <text:p>0</text:p>
          </table:table-cell>
          <table:table-cell table:style-name="ACE-10" table:formula="of:=COM.MICROSOFT.SWITCH([$'switches'.$B$1];1;[$'a'.AD20];0;[.AD20];2;0)" office:value-type="float" office:value="0">
            <text:p>0</text:p>
          </table:table-cell>
          <table:table-cell table:style-name="ACE-10" table:formula="of:=COM.MICROSOFT.SWITCH([$'switches'.$B$1];1;[$'a'.AE20];0;[.AE20];2;0)" office:value-type="float" office:value="0">
            <text:p>0</text:p>
          </table:table-cell>
          <table:table-cell table:style-name="ACE-10" table:formula="of:=COM.MICROSOFT.SWITCH([$'switches'.$B$1];1;[$'a'.AF20];0;[.AF20];2;0)" office:value-type="float" office:value="0">
            <text:p>0</text:p>
          </table:table-cell>
          <table:table-cell table:style-name="ACE-10" table:formula="of:=COM.MICROSOFT.SWITCH([$'switches'.$B$1];1;[$'a'.AG20];0;[.AG20];2;0)" office:value-type="float" office:value="0">
            <text:p>0</text:p>
          </table:table-cell>
          <table:table-cell table:style-name="ACE-10" table:formula="of:=COM.MICROSOFT.SWITCH([$'switches'.$B$1];1;[$'a'.AH20];0;[.AH20];2;0)" office:value-type="float" office:value="0">
            <text:p>0</text:p>
          </table:table-cell>
          <table:table-cell table:style-name="ACE-10" table:formula="of:=COM.MICROSOFT.SWITCH([$'switches'.$B$1];1;[$'a'.AI20];0;[.AI20];2;0)" office:value-type="float" office:value="0">
            <text:p>0</text:p>
          </table:table-cell>
          <table:table-cell table:style-name="ACE-10" table:formula="of:=COM.MICROSOFT.SWITCH([$'switches'.$B$1];1;[$'a'.AJ20];0;[.AJ20];2;0)" office:value-type="float" office:value="0">
            <text:p>0</text:p>
          </table:table-cell>
          <table:table-cell table:style-name="ACE-10" table:formula="of:=COM.MICROSOFT.SWITCH([$'switches'.$B$1];1;[$'a'.AK20];0;[.AK20];2;0)" office:value-type="float" office:value="0">
            <text:p>0</text:p>
          </table:table-cell>
          <table:table-cell table:style-name="ACE-10" table:formula="of:=COM.MICROSOFT.SWITCH([$'switches'.$B$1];1;[$'a'.AL20];0;[.AL20];2;0)" office:value-type="float" office:value="0">
            <text:p>0</text:p>
          </table:table-cell>
          <table:table-cell table:style-name="ACE-10" table:formula="of:=COM.MICROSOFT.SWITCH([$'switches'.$B$1];1;[$'a'.AM20];0;[.AM20];2;0)" office:value-type="float" office:value="0">
            <text:p>0</text:p>
          </table:table-cell>
          <table:table-cell table:style-name="ACE-10" table:formula="of:=COM.MICROSOFT.SWITCH([$'switches'.$B$1];1;[$'a'.AN20];0;[.AN20];2;0)" office:value-type="float" office:value="0">
            <text:p>0</text:p>
          </table:table-cell>
          <table:table-cell table:style-name="ACE-10" table:formula="of:=COM.MICROSOFT.SWITCH([$'switches'.$B$1];1;[$'a'.AO20];0;[.AO20];2;0)" office:value-type="float" office:value="0">
            <text:p>0</text:p>
          </table:table-cell>
          <table:table-cell table:style-name="ACE-10" table:formula="of:=COM.MICROSOFT.SWITCH([$'switches'.$B$1];1;[$'a'.AP20];0;[.AP20];2;0)" office:value-type="float" office:value="0">
            <text:p>0</text:p>
          </table:table-cell>
          <table:table-cell table:style-name="ACE-10" table:formula="of:=COM.MICROSOFT.SWITCH([$'switches'.$B$1];1;[$'a'.AQ20];0;[.AQ20];2;0)" office:value-type="float" office:value="0">
            <text:p>0</text:p>
          </table:table-cell>
          <table:table-cell table:style-name="ACE-10" table:formula="of:=COM.MICROSOFT.SWITCH([$'switches'.$B$1];1;[$'a'.AR20];0;[.AR20];2;0)" office:value-type="float" office:value="0">
            <text:p>0</text:p>
          </table:table-cell>
          <table:table-cell table:style-name="ACE-10" table:formula="of:=COM.MICROSOFT.SWITCH([$'switches'.$B$1];1;[$'a'.AS20];0;[.AS20];2;0)" office:value-type="float" office:value="0">
            <text:p>0</text:p>
          </table:table-cell>
          <table:table-cell table:style-name="ACE-10" table:formula="of:=COM.MICROSOFT.SWITCH([$'switches'.$B$1];1;[$'a'.AT20];0;[.AT20];2;0)" office:value-type="float" office:value="0">
            <text:p>0</text:p>
          </table:table-cell>
          <table:table-cell table:style-name="ACE-10" table:formula="of:=COM.MICROSOFT.SWITCH([$'switches'.$B$1];1;[$'a'.AU20];0;[.AU20];2;0)" office:value-type="float" office:value="0">
            <text:p>0</text:p>
          </table:table-cell>
          <table:table-cell table:style-name="ACE-10" table:formula="of:=COM.MICROSOFT.SWITCH([$'switches'.$B$1];1;[$'a'.AV20];0;[.AV20];2;0)" office:value-type="float" office:value="0">
            <text:p>0</text:p>
          </table:table-cell>
          <table:table-cell table:style-name="ACE-10" table:formula="of:=COM.MICROSOFT.SWITCH([$'switches'.$B$1];1;[$'a'.AW20];0;[.AW20];2;0)" office:value-type="float" office:value="0">
            <text:p>0</text:p>
          </table:table-cell>
          <table:table-cell table:style-name="ACE-10" table:formula="of:=COM.MICROSOFT.SWITCH([$'switches'.$B$1];1;[$'a'.AX20];0;[.AX2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1];0;[.B21];2;0)" office:value-type="float" office:value="0">
            <text:p>0</text:p>
          </table:table-cell>
          <table:table-cell table:style-name="ACE-10" table:formula="of:=COM.MICROSOFT.SWITCH([$'switches'.$B$1];1;[$'a'.C21];0;[.C21];2;0)" office:value-type="float" office:value="0">
            <text:p>0</text:p>
          </table:table-cell>
          <table:table-cell table:style-name="ACE-10" table:formula="of:=COM.MICROSOFT.SWITCH([$'switches'.$B$1];1;[$'a'.D21];0;[.D21];2;0)" office:value-type="float" office:value="0">
            <text:p>0</text:p>
          </table:table-cell>
          <table:table-cell table:style-name="ACE-10" table:formula="of:=COM.MICROSOFT.SWITCH([$'switches'.$B$1];1;[$'a'.E21];0;[.E21];2;0)" office:value-type="float" office:value="0">
            <text:p>0</text:p>
          </table:table-cell>
          <table:table-cell table:style-name="ACE-10" table:formula="of:=COM.MICROSOFT.SWITCH([$'switches'.$B$1];1;[$'a'.F21];0;[.F21];2;0)" office:value-type="float" office:value="0">
            <text:p>0</text:p>
          </table:table-cell>
          <table:table-cell table:style-name="ACE-10" table:formula="of:=COM.MICROSOFT.SWITCH([$'switches'.$B$1];1;[$'a'.G21];0;[.G21];2;0)" office:value-type="float" office:value="0">
            <text:p>0</text:p>
          </table:table-cell>
          <table:table-cell table:style-name="ACE-10" table:formula="of:=COM.MICROSOFT.SWITCH([$'switches'.$B$1];1;[$'a'.H21];0;[.H21];2;0)" office:value-type="float" office:value="0">
            <text:p>0</text:p>
          </table:table-cell>
          <table:table-cell table:style-name="ACE-10" table:formula="of:=COM.MICROSOFT.SWITCH([$'switches'.$B$1];1;[$'a'.I21];0;[.I21];2;0)" office:value-type="float" office:value="0">
            <text:p>0</text:p>
          </table:table-cell>
          <table:table-cell table:style-name="ACE-10" table:formula="of:=COM.MICROSOFT.SWITCH([$'switches'.$B$1];1;[$'a'.J21];0;[.J21];2;0)" office:value-type="float" office:value="0">
            <text:p>0</text:p>
          </table:table-cell>
          <table:table-cell table:style-name="ACE-10" table:formula="of:=COM.MICROSOFT.SWITCH([$'switches'.$B$1];1;[$'a'.K21];0;[.K21];2;0)" office:value-type="float" office:value="0">
            <text:p>0</text:p>
          </table:table-cell>
          <table:table-cell table:style-name="ACE-10" table:formula="of:=COM.MICROSOFT.SWITCH([$'switches'.$B$1];1;[$'a'.L21];0;[.L21];2;0)" office:value-type="float" office:value="0">
            <text:p>0</text:p>
          </table:table-cell>
          <table:table-cell table:style-name="ACE-10" table:formula="of:=COM.MICROSOFT.SWITCH([$'switches'.$B$1];1;[$'a'.M21];0;[.M21];2;0)" office:value-type="float" office:value="0">
            <text:p>0</text:p>
          </table:table-cell>
          <table:table-cell table:style-name="ACE-10" table:formula="of:=COM.MICROSOFT.SWITCH([$'switches'.$B$1];1;[$'a'.N21];0;[.N21];2;0)" office:value-type="float" office:value="0">
            <text:p>0</text:p>
          </table:table-cell>
          <table:table-cell table:style-name="ACE-10" table:formula="of:=COM.MICROSOFT.SWITCH([$'switches'.$B$1];1;[$'a'.O21];0;[.O21];2;0)" office:value-type="float" office:value="0">
            <text:p>0</text:p>
          </table:table-cell>
          <table:table-cell table:style-name="ACE-10" table:formula="of:=COM.MICROSOFT.SWITCH([$'switches'.$B$1];1;[$'a'.P21];0;[.P21];2;0)" office:value-type="float" office:value="0">
            <text:p>0</text:p>
          </table:table-cell>
          <table:table-cell table:style-name="ACE-10" table:formula="of:=COM.MICROSOFT.SWITCH([$'switches'.$B$1];1;[$'a'.Q21];0;[.Q21];2;0)" office:value-type="float" office:value="0">
            <text:p>0</text:p>
          </table:table-cell>
          <table:table-cell table:style-name="ACE-10" table:formula="of:=COM.MICROSOFT.SWITCH([$'switches'.$B$1];1;[$'a'.R21];0;[.R21];2;0)" office:value-type="float" office:value="0">
            <text:p>0</text:p>
          </table:table-cell>
          <table:table-cell table:style-name="ACE-10" table:formula="of:=COM.MICROSOFT.SWITCH([$'switches'.$B$1];1;[$'a'.S21];0;[.S21];2;0)" office:value-type="float" office:value="0">
            <text:p>0</text:p>
          </table:table-cell>
          <table:table-cell table:style-name="ACE-10" table:formula="of:=COM.MICROSOFT.SWITCH([$'switches'.$B$1];1;[$'a'.T21];0;[.T21];2;0)" office:value-type="float" office:value="0">
            <text:p>0</text:p>
          </table:table-cell>
          <table:table-cell table:style-name="ACE-10" table:formula="of:=COM.MICROSOFT.SWITCH([$'switches'.$B$1];1;[$'a'.U21];0;[.U21];2;0)" office:value-type="float" office:value="0">
            <text:p>0</text:p>
          </table:table-cell>
          <table:table-cell table:style-name="ACE-10" table:formula="of:=COM.MICROSOFT.SWITCH([$'switches'.$B$1];1;[$'a'.V21];0;[.V21];2;0)" office:value-type="float" office:value="0">
            <text:p>0</text:p>
          </table:table-cell>
          <table:table-cell table:style-name="ACE-10" table:formula="of:=COM.MICROSOFT.SWITCH([$'switches'.$B$1];1;[$'a'.W21];0;[.W21];2;0)" office:value-type="float" office:value="0">
            <text:p>0</text:p>
          </table:table-cell>
          <table:table-cell table:style-name="ACE-10" table:formula="of:=COM.MICROSOFT.SWITCH([$'switches'.$B$1];1;[$'a'.X21];0;[.X21];2;0)" office:value-type="float" office:value="0">
            <text:p>0</text:p>
          </table:table-cell>
          <table:table-cell table:style-name="ACE-10" table:formula="of:=COM.MICROSOFT.SWITCH([$'switches'.$B$1];1;[$'a'.Y21];0;[.Y21];2;0)" office:value-type="float" office:value="0">
            <text:p>0</text:p>
          </table:table-cell>
          <table:table-cell table:style-name="ACE-10" table:formula="of:=COM.MICROSOFT.SWITCH([$'switches'.$B$1];1;[$'a'.Z21];0;[.Z21];2;0)" office:value-type="float" office:value="0">
            <text:p>0</text:p>
          </table:table-cell>
          <table:table-cell table:style-name="ACE-10" table:formula="of:=COM.MICROSOFT.SWITCH([$'switches'.$B$1];1;[$'a'.AA21];0;[.AA21];2;0)" office:value-type="float" office:value="0">
            <text:p>0</text:p>
          </table:table-cell>
          <table:table-cell table:style-name="ACE-10" table:formula="of:=COM.MICROSOFT.SWITCH([$'switches'.$B$1];1;[$'a'.AB21];0;[.AB21];2;0)" office:value-type="float" office:value="0">
            <text:p>0</text:p>
          </table:table-cell>
          <table:table-cell table:style-name="ACE-10" table:formula="of:=COM.MICROSOFT.SWITCH([$'switches'.$B$1];1;[$'a'.AC21];0;[.AC21];2;0)" office:value-type="float" office:value="0">
            <text:p>0</text:p>
          </table:table-cell>
          <table:table-cell table:style-name="ACE-10" table:formula="of:=COM.MICROSOFT.SWITCH([$'switches'.$B$1];1;[$'a'.AD21];0;[.AD21];2;0)" office:value-type="float" office:value="0">
            <text:p>0</text:p>
          </table:table-cell>
          <table:table-cell table:style-name="ACE-10" table:formula="of:=COM.MICROSOFT.SWITCH([$'switches'.$B$1];1;[$'a'.AE21];0;[.AE21];2;0)" office:value-type="float" office:value="0">
            <text:p>0</text:p>
          </table:table-cell>
          <table:table-cell table:style-name="ACE-10" table:formula="of:=COM.MICROSOFT.SWITCH([$'switches'.$B$1];1;[$'a'.AF21];0;[.AF21];2;0)" office:value-type="float" office:value="0">
            <text:p>0</text:p>
          </table:table-cell>
          <table:table-cell table:style-name="ACE-10" table:formula="of:=COM.MICROSOFT.SWITCH([$'switches'.$B$1];1;[$'a'.AG21];0;[.AG21];2;0)" office:value-type="float" office:value="0">
            <text:p>0</text:p>
          </table:table-cell>
          <table:table-cell table:style-name="ACE-10" table:formula="of:=COM.MICROSOFT.SWITCH([$'switches'.$B$1];1;[$'a'.AH21];0;[.AH21];2;0)" office:value-type="float" office:value="0">
            <text:p>0</text:p>
          </table:table-cell>
          <table:table-cell table:style-name="ACE-10" table:formula="of:=COM.MICROSOFT.SWITCH([$'switches'.$B$1];1;[$'a'.AI21];0;[.AI21];2;0)" office:value-type="float" office:value="0">
            <text:p>0</text:p>
          </table:table-cell>
          <table:table-cell table:style-name="ACE-10" table:formula="of:=COM.MICROSOFT.SWITCH([$'switches'.$B$1];1;[$'a'.AJ21];0;[.AJ21];2;0)" office:value-type="float" office:value="0">
            <text:p>0</text:p>
          </table:table-cell>
          <table:table-cell table:style-name="ACE-10" table:formula="of:=COM.MICROSOFT.SWITCH([$'switches'.$B$1];1;[$'a'.AK21];0;[.AK21];2;0)" office:value-type="float" office:value="0">
            <text:p>0</text:p>
          </table:table-cell>
          <table:table-cell table:style-name="ACE-10" table:formula="of:=COM.MICROSOFT.SWITCH([$'switches'.$B$1];1;[$'a'.AL21];0;[.AL21];2;0)" office:value-type="float" office:value="0">
            <text:p>0</text:p>
          </table:table-cell>
          <table:table-cell table:style-name="ACE-10" table:formula="of:=COM.MICROSOFT.SWITCH([$'switches'.$B$1];1;[$'a'.AM21];0;[.AM21];2;0)" office:value-type="float" office:value="0">
            <text:p>0</text:p>
          </table:table-cell>
          <table:table-cell table:style-name="ACE-10" table:formula="of:=COM.MICROSOFT.SWITCH([$'switches'.$B$1];1;[$'a'.AN21];0;[.AN21];2;0)" office:value-type="float" office:value="0">
            <text:p>0</text:p>
          </table:table-cell>
          <table:table-cell table:style-name="ACE-10" table:formula="of:=COM.MICROSOFT.SWITCH([$'switches'.$B$1];1;[$'a'.AO21];0;[.AO21];2;0)" office:value-type="float" office:value="0">
            <text:p>0</text:p>
          </table:table-cell>
          <table:table-cell table:style-name="ACE-10" table:formula="of:=COM.MICROSOFT.SWITCH([$'switches'.$B$1];1;[$'a'.AP21];0;[.AP21];2;0)" office:value-type="float" office:value="0">
            <text:p>0</text:p>
          </table:table-cell>
          <table:table-cell table:style-name="ACE-10" table:formula="of:=COM.MICROSOFT.SWITCH([$'switches'.$B$1];1;[$'a'.AQ21];0;[.AQ21];2;0)" office:value-type="float" office:value="0">
            <text:p>0</text:p>
          </table:table-cell>
          <table:table-cell table:style-name="ACE-10" table:formula="of:=COM.MICROSOFT.SWITCH([$'switches'.$B$1];1;[$'a'.AR21];0;[.AR21];2;0)" office:value-type="float" office:value="0">
            <text:p>0</text:p>
          </table:table-cell>
          <table:table-cell table:style-name="ACE-10" table:formula="of:=COM.MICROSOFT.SWITCH([$'switches'.$B$1];1;[$'a'.AS21];0;[.AS21];2;0)" office:value-type="float" office:value="0">
            <text:p>0</text:p>
          </table:table-cell>
          <table:table-cell table:style-name="ACE-10" table:formula="of:=COM.MICROSOFT.SWITCH([$'switches'.$B$1];1;[$'a'.AT21];0;[.AT21];2;0)" office:value-type="float" office:value="0">
            <text:p>0</text:p>
          </table:table-cell>
          <table:table-cell table:style-name="ACE-10" table:formula="of:=COM.MICROSOFT.SWITCH([$'switches'.$B$1];1;[$'a'.AU21];0;[.AU21];2;0)" office:value-type="float" office:value="0">
            <text:p>0</text:p>
          </table:table-cell>
          <table:table-cell table:style-name="ACE-10" table:formula="of:=COM.MICROSOFT.SWITCH([$'switches'.$B$1];1;[$'a'.AV21];0;[.AV21];2;0)" office:value-type="float" office:value="0">
            <text:p>0</text:p>
          </table:table-cell>
          <table:table-cell table:style-name="ACE-10" table:formula="of:=COM.MICROSOFT.SWITCH([$'switches'.$B$1];1;[$'a'.AW21];0;[.AW21];2;0)" office:value-type="float" office:value="0">
            <text:p>0</text:p>
          </table:table-cell>
          <table:table-cell table:style-name="ACE-10" table:formula="of:=COM.MICROSOFT.SWITCH([$'switches'.$B$1];1;[$'a'.AX21];0;[.AX21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2];0;[.B22];2;0)" office:value-type="float" office:value="0">
            <text:p>0</text:p>
          </table:table-cell>
          <table:table-cell table:style-name="ACE-10" table:formula="of:=COM.MICROSOFT.SWITCH([$'switches'.$B$1];1;[$'a'.C22];0;[.C22];2;0)" office:value-type="float" office:value="0">
            <text:p>0</text:p>
          </table:table-cell>
          <table:table-cell table:style-name="ACE-10" table:formula="of:=COM.MICROSOFT.SWITCH([$'switches'.$B$1];1;[$'a'.D22];0;[.D22];2;0)" office:value-type="float" office:value="0">
            <text:p>0</text:p>
          </table:table-cell>
          <table:table-cell table:style-name="ACE-10" table:formula="of:=COM.MICROSOFT.SWITCH([$'switches'.$B$1];1;[$'a'.E22];0;[.E22];2;0)" office:value-type="float" office:value="0">
            <text:p>0</text:p>
          </table:table-cell>
          <table:table-cell table:style-name="ACE-10" table:formula="of:=COM.MICROSOFT.SWITCH([$'switches'.$B$1];1;[$'a'.F22];0;[.F22];2;0)" office:value-type="float" office:value="0">
            <text:p>0</text:p>
          </table:table-cell>
          <table:table-cell table:style-name="ACE-10" table:formula="of:=COM.MICROSOFT.SWITCH([$'switches'.$B$1];1;[$'a'.G22];0;[.G22];2;0)" office:value-type="float" office:value="0">
            <text:p>0</text:p>
          </table:table-cell>
          <table:table-cell table:style-name="ACE-10" table:formula="of:=COM.MICROSOFT.SWITCH([$'switches'.$B$1];1;[$'a'.H22];0;[.H22];2;0)" office:value-type="float" office:value="0">
            <text:p>0</text:p>
          </table:table-cell>
          <table:table-cell table:style-name="ACE-10" table:formula="of:=COM.MICROSOFT.SWITCH([$'switches'.$B$1];1;[$'a'.I22];0;[.I22];2;0)" office:value-type="float" office:value="0">
            <text:p>0</text:p>
          </table:table-cell>
          <table:table-cell table:style-name="ACE-10" table:formula="of:=COM.MICROSOFT.SWITCH([$'switches'.$B$1];1;[$'a'.J22];0;[.J22];2;0)" office:value-type="float" office:value="0">
            <text:p>0</text:p>
          </table:table-cell>
          <table:table-cell table:style-name="ACE-10" table:formula="of:=COM.MICROSOFT.SWITCH([$'switches'.$B$1];1;[$'a'.K22];0;[.K22];2;0)" office:value-type="float" office:value="0">
            <text:p>0</text:p>
          </table:table-cell>
          <table:table-cell table:style-name="ACE-10" table:formula="of:=COM.MICROSOFT.SWITCH([$'switches'.$B$1];1;[$'a'.L22];0;[.L22];2;0)" office:value-type="float" office:value="0">
            <text:p>0</text:p>
          </table:table-cell>
          <table:table-cell table:style-name="ACE-10" table:formula="of:=COM.MICROSOFT.SWITCH([$'switches'.$B$1];1;[$'a'.M22];0;[.M22];2;0)" office:value-type="float" office:value="0">
            <text:p>0</text:p>
          </table:table-cell>
          <table:table-cell table:style-name="ACE-10" table:formula="of:=COM.MICROSOFT.SWITCH([$'switches'.$B$1];1;[$'a'.N22];0;[.N22];2;0)" office:value-type="float" office:value="0">
            <text:p>0</text:p>
          </table:table-cell>
          <table:table-cell table:style-name="ACE-10" table:formula="of:=COM.MICROSOFT.SWITCH([$'switches'.$B$1];1;[$'a'.O22];0;[.O22];2;0)" office:value-type="float" office:value="0">
            <text:p>0</text:p>
          </table:table-cell>
          <table:table-cell table:style-name="ACE-10" table:formula="of:=COM.MICROSOFT.SWITCH([$'switches'.$B$1];1;[$'a'.P22];0;[.P22];2;0)" office:value-type="float" office:value="0">
            <text:p>0</text:p>
          </table:table-cell>
          <table:table-cell table:style-name="ACE-10" table:formula="of:=COM.MICROSOFT.SWITCH([$'switches'.$B$1];1;[$'a'.Q22];0;[.Q22];2;0)" office:value-type="float" office:value="0">
            <text:p>0</text:p>
          </table:table-cell>
          <table:table-cell table:style-name="ACE-10" table:formula="of:=COM.MICROSOFT.SWITCH([$'switches'.$B$1];1;[$'a'.R22];0;[.R22];2;0)" office:value-type="float" office:value="0">
            <text:p>0</text:p>
          </table:table-cell>
          <table:table-cell table:style-name="ACE-10" table:formula="of:=COM.MICROSOFT.SWITCH([$'switches'.$B$1];1;[$'a'.S22];0;[.S22];2;0)" office:value-type="float" office:value="0">
            <text:p>0</text:p>
          </table:table-cell>
          <table:table-cell table:style-name="ACE-10" table:formula="of:=COM.MICROSOFT.SWITCH([$'switches'.$B$1];1;[$'a'.T22];0;[.T22];2;0)" office:value-type="float" office:value="0">
            <text:p>0</text:p>
          </table:table-cell>
          <table:table-cell table:style-name="ACE-10" table:formula="of:=COM.MICROSOFT.SWITCH([$'switches'.$B$1];1;[$'a'.U22];0;[.U22];2;0)" office:value-type="float" office:value="0">
            <text:p>0</text:p>
          </table:table-cell>
          <table:table-cell table:style-name="ACE-10" table:formula="of:=COM.MICROSOFT.SWITCH([$'switches'.$B$1];1;[$'a'.V22];0;[.V22];2;0)" office:value-type="float" office:value="0">
            <text:p>0</text:p>
          </table:table-cell>
          <table:table-cell table:style-name="ACE-10" table:formula="of:=COM.MICROSOFT.SWITCH([$'switches'.$B$1];1;[$'a'.W22];0;[.W22];2;0)" office:value-type="float" office:value="0">
            <text:p>0</text:p>
          </table:table-cell>
          <table:table-cell table:style-name="ACE-10" table:formula="of:=COM.MICROSOFT.SWITCH([$'switches'.$B$1];1;[$'a'.X22];0;[.X22];2;0)" office:value-type="float" office:value="0">
            <text:p>0</text:p>
          </table:table-cell>
          <table:table-cell table:style-name="ACE-10" table:formula="of:=COM.MICROSOFT.SWITCH([$'switches'.$B$1];1;[$'a'.Y22];0;[.Y22];2;0)" office:value-type="float" office:value="0">
            <text:p>0</text:p>
          </table:table-cell>
          <table:table-cell table:style-name="ACE-10" table:formula="of:=COM.MICROSOFT.SWITCH([$'switches'.$B$1];1;[$'a'.Z22];0;[.Z22];2;0)" office:value-type="float" office:value="0">
            <text:p>0</text:p>
          </table:table-cell>
          <table:table-cell table:style-name="ACE-10" table:formula="of:=COM.MICROSOFT.SWITCH([$'switches'.$B$1];1;[$'a'.AA22];0;[.AA22];2;0)" office:value-type="float" office:value="0">
            <text:p>0</text:p>
          </table:table-cell>
          <table:table-cell table:style-name="ACE-10" table:formula="of:=COM.MICROSOFT.SWITCH([$'switches'.$B$1];1;[$'a'.AB22];0;[.AB22];2;0)" office:value-type="float" office:value="0">
            <text:p>0</text:p>
          </table:table-cell>
          <table:table-cell table:style-name="ACE-10" table:formula="of:=COM.MICROSOFT.SWITCH([$'switches'.$B$1];1;[$'a'.AC22];0;[.AC22];2;0)" office:value-type="float" office:value="0">
            <text:p>0</text:p>
          </table:table-cell>
          <table:table-cell table:style-name="ACE-10" table:formula="of:=COM.MICROSOFT.SWITCH([$'switches'.$B$1];1;[$'a'.AD22];0;[.AD22];2;0)" office:value-type="float" office:value="0">
            <text:p>0</text:p>
          </table:table-cell>
          <table:table-cell table:style-name="ACE-10" table:formula="of:=COM.MICROSOFT.SWITCH([$'switches'.$B$1];1;[$'a'.AE22];0;[.AE22];2;0)" office:value-type="float" office:value="0">
            <text:p>0</text:p>
          </table:table-cell>
          <table:table-cell table:style-name="ACE-10" table:formula="of:=COM.MICROSOFT.SWITCH([$'switches'.$B$1];1;[$'a'.AF22];0;[.AF22];2;0)" office:value-type="float" office:value="0">
            <text:p>0</text:p>
          </table:table-cell>
          <table:table-cell table:style-name="ACE-10" table:formula="of:=COM.MICROSOFT.SWITCH([$'switches'.$B$1];1;[$'a'.AG22];0;[.AG22];2;0)" office:value-type="float" office:value="0">
            <text:p>0</text:p>
          </table:table-cell>
          <table:table-cell table:style-name="ACE-10" table:formula="of:=COM.MICROSOFT.SWITCH([$'switches'.$B$1];1;[$'a'.AH22];0;[.AH22];2;0)" office:value-type="float" office:value="0">
            <text:p>0</text:p>
          </table:table-cell>
          <table:table-cell table:style-name="ACE-10" table:formula="of:=COM.MICROSOFT.SWITCH([$'switches'.$B$1];1;[$'a'.AI22];0;[.AI22];2;0)" office:value-type="float" office:value="0">
            <text:p>0</text:p>
          </table:table-cell>
          <table:table-cell table:style-name="ACE-10" table:formula="of:=COM.MICROSOFT.SWITCH([$'switches'.$B$1];1;[$'a'.AJ22];0;[.AJ22];2;0)" office:value-type="float" office:value="0">
            <text:p>0</text:p>
          </table:table-cell>
          <table:table-cell table:style-name="ACE-10" table:formula="of:=COM.MICROSOFT.SWITCH([$'switches'.$B$1];1;[$'a'.AK22];0;[.AK22];2;0)" office:value-type="float" office:value="0">
            <text:p>0</text:p>
          </table:table-cell>
          <table:table-cell table:style-name="ACE-10" table:formula="of:=COM.MICROSOFT.SWITCH([$'switches'.$B$1];1;[$'a'.AL22];0;[.AL22];2;0)" office:value-type="float" office:value="0">
            <text:p>0</text:p>
          </table:table-cell>
          <table:table-cell table:style-name="ACE-10" table:formula="of:=COM.MICROSOFT.SWITCH([$'switches'.$B$1];1;[$'a'.AM22];0;[.AM22];2;0)" office:value-type="float" office:value="0">
            <text:p>0</text:p>
          </table:table-cell>
          <table:table-cell table:style-name="ACE-10" table:formula="of:=COM.MICROSOFT.SWITCH([$'switches'.$B$1];1;[$'a'.AN22];0;[.AN22];2;0)" office:value-type="float" office:value="0">
            <text:p>0</text:p>
          </table:table-cell>
          <table:table-cell table:style-name="ACE-10" table:formula="of:=COM.MICROSOFT.SWITCH([$'switches'.$B$1];1;[$'a'.AO22];0;[.AO22];2;0)" office:value-type="float" office:value="0">
            <text:p>0</text:p>
          </table:table-cell>
          <table:table-cell table:style-name="ACE-10" table:formula="of:=COM.MICROSOFT.SWITCH([$'switches'.$B$1];1;[$'a'.AP22];0;[.AP22];2;0)" office:value-type="float" office:value="0">
            <text:p>0</text:p>
          </table:table-cell>
          <table:table-cell table:style-name="ACE-10" table:formula="of:=COM.MICROSOFT.SWITCH([$'switches'.$B$1];1;[$'a'.AQ22];0;[.AQ22];2;0)" office:value-type="float" office:value="0">
            <text:p>0</text:p>
          </table:table-cell>
          <table:table-cell table:style-name="ACE-10" table:formula="of:=COM.MICROSOFT.SWITCH([$'switches'.$B$1];1;[$'a'.AR22];0;[.AR22];2;0)" office:value-type="float" office:value="0">
            <text:p>0</text:p>
          </table:table-cell>
          <table:table-cell table:style-name="ACE-10" table:formula="of:=COM.MICROSOFT.SWITCH([$'switches'.$B$1];1;[$'a'.AS22];0;[.AS22];2;0)" office:value-type="float" office:value="0">
            <text:p>0</text:p>
          </table:table-cell>
          <table:table-cell table:style-name="ACE-10" table:formula="of:=COM.MICROSOFT.SWITCH([$'switches'.$B$1];1;[$'a'.AT22];0;[.AT22];2;0)" office:value-type="float" office:value="0">
            <text:p>0</text:p>
          </table:table-cell>
          <table:table-cell table:style-name="ACE-10" table:formula="of:=COM.MICROSOFT.SWITCH([$'switches'.$B$1];1;[$'a'.AU22];0;[.AU22];2;0)" office:value-type="float" office:value="0">
            <text:p>0</text:p>
          </table:table-cell>
          <table:table-cell table:style-name="ACE-10" table:formula="of:=COM.MICROSOFT.SWITCH([$'switches'.$B$1];1;[$'a'.AV22];0;[.AV22];2;0)" office:value-type="float" office:value="0">
            <text:p>0</text:p>
          </table:table-cell>
          <table:table-cell table:style-name="ACE-10" table:formula="of:=COM.MICROSOFT.SWITCH([$'switches'.$B$1];1;[$'a'.AW22];0;[.AW22];2;0)" office:value-type="float" office:value="0">
            <text:p>0</text:p>
          </table:table-cell>
          <table:table-cell table:style-name="ACE-10" table:formula="of:=COM.MICROSOFT.SWITCH([$'switches'.$B$1];1;[$'a'.AX22];0;[.AX2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3];0;[.B23];2;0)" office:value-type="float" office:value="0">
            <text:p>0</text:p>
          </table:table-cell>
          <table:table-cell table:style-name="ACE-10" table:formula="of:=COM.MICROSOFT.SWITCH([$'switches'.$B$1];1;[$'a'.C23];0;[.C23];2;0)" office:value-type="float" office:value="0">
            <text:p>0</text:p>
          </table:table-cell>
          <table:table-cell table:style-name="ACE-10" table:formula="of:=COM.MICROSOFT.SWITCH([$'switches'.$B$1];1;[$'a'.D23];0;[.D23];2;0)" office:value-type="float" office:value="0">
            <text:p>0</text:p>
          </table:table-cell>
          <table:table-cell table:style-name="ACE-10" table:formula="of:=COM.MICROSOFT.SWITCH([$'switches'.$B$1];1;[$'a'.E23];0;[.E23];2;0)" office:value-type="float" office:value="0">
            <text:p>0</text:p>
          </table:table-cell>
          <table:table-cell table:style-name="ACE-10" table:formula="of:=COM.MICROSOFT.SWITCH([$'switches'.$B$1];1;[$'a'.F23];0;[.F23];2;0)" office:value-type="float" office:value="0">
            <text:p>0</text:p>
          </table:table-cell>
          <table:table-cell table:style-name="ACE-10" table:formula="of:=COM.MICROSOFT.SWITCH([$'switches'.$B$1];1;[$'a'.G23];0;[.G23];2;0)" office:value-type="float" office:value="0">
            <text:p>0</text:p>
          </table:table-cell>
          <table:table-cell table:style-name="ACE-10" table:formula="of:=COM.MICROSOFT.SWITCH([$'switches'.$B$1];1;[$'a'.H23];0;[.H23];2;0)" office:value-type="float" office:value="0">
            <text:p>0</text:p>
          </table:table-cell>
          <table:table-cell table:style-name="ACE-10" table:formula="of:=COM.MICROSOFT.SWITCH([$'switches'.$B$1];1;[$'a'.I23];0;[.I23];2;0)" office:value-type="float" office:value="0">
            <text:p>0</text:p>
          </table:table-cell>
          <table:table-cell table:style-name="ACE-10" table:formula="of:=COM.MICROSOFT.SWITCH([$'switches'.$B$1];1;[$'a'.J23];0;[.J23];2;0)" office:value-type="float" office:value="0">
            <text:p>0</text:p>
          </table:table-cell>
          <table:table-cell table:style-name="ACE-10" table:formula="of:=COM.MICROSOFT.SWITCH([$'switches'.$B$1];1;[$'a'.K23];0;[.K23];2;0)" office:value-type="float" office:value="0">
            <text:p>0</text:p>
          </table:table-cell>
          <table:table-cell table:style-name="ACE-10" table:formula="of:=COM.MICROSOFT.SWITCH([$'switches'.$B$1];1;[$'a'.L23];0;[.L23];2;0)" office:value-type="float" office:value="0">
            <text:p>0</text:p>
          </table:table-cell>
          <table:table-cell table:style-name="ACE-10" table:formula="of:=COM.MICROSOFT.SWITCH([$'switches'.$B$1];1;[$'a'.M23];0;[.M23];2;0)" office:value-type="float" office:value="0">
            <text:p>0</text:p>
          </table:table-cell>
          <table:table-cell table:style-name="ACE-10" table:formula="of:=COM.MICROSOFT.SWITCH([$'switches'.$B$1];1;[$'a'.N23];0;[.N23];2;0)" office:value-type="float" office:value="0">
            <text:p>0</text:p>
          </table:table-cell>
          <table:table-cell table:style-name="ACE-10" table:formula="of:=COM.MICROSOFT.SWITCH([$'switches'.$B$1];1;[$'a'.O23];0;[.O23];2;0)" office:value-type="float" office:value="0">
            <text:p>0</text:p>
          </table:table-cell>
          <table:table-cell table:style-name="ACE-10" table:formula="of:=COM.MICROSOFT.SWITCH([$'switches'.$B$1];1;[$'a'.P23];0;[.P23];2;0)" office:value-type="float" office:value="0">
            <text:p>0</text:p>
          </table:table-cell>
          <table:table-cell table:style-name="ACE-10" table:formula="of:=COM.MICROSOFT.SWITCH([$'switches'.$B$1];1;[$'a'.Q23];0;[.Q23];2;0)" office:value-type="float" office:value="0">
            <text:p>0</text:p>
          </table:table-cell>
          <table:table-cell table:style-name="ACE-10" table:formula="of:=COM.MICROSOFT.SWITCH([$'switches'.$B$1];1;[$'a'.R23];0;[.R23];2;0)" office:value-type="float" office:value="0">
            <text:p>0</text:p>
          </table:table-cell>
          <table:table-cell table:style-name="ACE-10" table:formula="of:=COM.MICROSOFT.SWITCH([$'switches'.$B$1];1;[$'a'.S23];0;[.S23];2;0)" office:value-type="float" office:value="0">
            <text:p>0</text:p>
          </table:table-cell>
          <table:table-cell table:style-name="ACE-10" table:formula="of:=COM.MICROSOFT.SWITCH([$'switches'.$B$1];1;[$'a'.T23];0;[.T23];2;0)" office:value-type="float" office:value="0">
            <text:p>0</text:p>
          </table:table-cell>
          <table:table-cell table:style-name="ACE-10" table:formula="of:=COM.MICROSOFT.SWITCH([$'switches'.$B$1];1;[$'a'.U23];0;[.U23];2;0)" office:value-type="float" office:value="0">
            <text:p>0</text:p>
          </table:table-cell>
          <table:table-cell table:style-name="ACE-10" table:formula="of:=COM.MICROSOFT.SWITCH([$'switches'.$B$1];1;[$'a'.V23];0;[.V23];2;0)" office:value-type="float" office:value="0">
            <text:p>0</text:p>
          </table:table-cell>
          <table:table-cell table:style-name="ACE-10" table:formula="of:=COM.MICROSOFT.SWITCH([$'switches'.$B$1];1;[$'a'.W23];0;[.W23];2;0)" office:value-type="float" office:value="0">
            <text:p>0</text:p>
          </table:table-cell>
          <table:table-cell table:style-name="ACE-10" table:formula="of:=COM.MICROSOFT.SWITCH([$'switches'.$B$1];1;[$'a'.X23];0;[.X23];2;0)" office:value-type="float" office:value="0">
            <text:p>0</text:p>
          </table:table-cell>
          <table:table-cell table:style-name="ACE-10" table:formula="of:=COM.MICROSOFT.SWITCH([$'switches'.$B$1];1;[$'a'.Y23];0;[.Y23];2;0)" office:value-type="float" office:value="0">
            <text:p>0</text:p>
          </table:table-cell>
          <table:table-cell table:style-name="ACE-10" table:formula="of:=COM.MICROSOFT.SWITCH([$'switches'.$B$1];1;[$'a'.Z23];0;[.Z23];2;0)" office:value-type="float" office:value="0">
            <text:p>0</text:p>
          </table:table-cell>
          <table:table-cell table:style-name="ACE-10" table:formula="of:=COM.MICROSOFT.SWITCH([$'switches'.$B$1];1;[$'a'.AA23];0;[.AA23];2;0)" office:value-type="float" office:value="0">
            <text:p>0</text:p>
          </table:table-cell>
          <table:table-cell table:style-name="ACE-10" table:formula="of:=COM.MICROSOFT.SWITCH([$'switches'.$B$1];1;[$'a'.AB23];0;[.AB23];2;0)" office:value-type="float" office:value="0">
            <text:p>0</text:p>
          </table:table-cell>
          <table:table-cell table:style-name="ACE-10" table:formula="of:=COM.MICROSOFT.SWITCH([$'switches'.$B$1];1;[$'a'.AC23];0;[.AC23];2;0)" office:value-type="float" office:value="0">
            <text:p>0</text:p>
          </table:table-cell>
          <table:table-cell table:style-name="ACE-10" table:formula="of:=COM.MICROSOFT.SWITCH([$'switches'.$B$1];1;[$'a'.AD23];0;[.AD23];2;0)" office:value-type="float" office:value="0">
            <text:p>0</text:p>
          </table:table-cell>
          <table:table-cell table:style-name="ACE-10" table:formula="of:=COM.MICROSOFT.SWITCH([$'switches'.$B$1];1;[$'a'.AE23];0;[.AE23];2;0)" office:value-type="float" office:value="0">
            <text:p>0</text:p>
          </table:table-cell>
          <table:table-cell table:style-name="ACE-10" table:formula="of:=COM.MICROSOFT.SWITCH([$'switches'.$B$1];1;[$'a'.AF23];0;[.AF23];2;0)" office:value-type="float" office:value="0">
            <text:p>0</text:p>
          </table:table-cell>
          <table:table-cell table:style-name="ACE-10" table:formula="of:=COM.MICROSOFT.SWITCH([$'switches'.$B$1];1;[$'a'.AG23];0;[.AG23];2;0)" office:value-type="float" office:value="0">
            <text:p>0</text:p>
          </table:table-cell>
          <table:table-cell table:style-name="ACE-10" table:formula="of:=COM.MICROSOFT.SWITCH([$'switches'.$B$1];1;[$'a'.AH23];0;[.AH23];2;0)" office:value-type="float" office:value="0">
            <text:p>0</text:p>
          </table:table-cell>
          <table:table-cell table:style-name="ACE-10" table:formula="of:=COM.MICROSOFT.SWITCH([$'switches'.$B$1];1;[$'a'.AI23];0;[.AI23];2;0)" office:value-type="float" office:value="0">
            <text:p>0</text:p>
          </table:table-cell>
          <table:table-cell table:style-name="ACE-10" table:formula="of:=COM.MICROSOFT.SWITCH([$'switches'.$B$1];1;[$'a'.AJ23];0;[.AJ23];2;0)" office:value-type="float" office:value="0">
            <text:p>0</text:p>
          </table:table-cell>
          <table:table-cell table:style-name="ACE-10" table:formula="of:=COM.MICROSOFT.SWITCH([$'switches'.$B$1];1;[$'a'.AK23];0;[.AK23];2;0)" office:value-type="float" office:value="0">
            <text:p>0</text:p>
          </table:table-cell>
          <table:table-cell table:style-name="ACE-10" table:formula="of:=COM.MICROSOFT.SWITCH([$'switches'.$B$1];1;[$'a'.AL23];0;[.AL23];2;0)" office:value-type="float" office:value="0">
            <text:p>0</text:p>
          </table:table-cell>
          <table:table-cell table:style-name="ACE-10" table:formula="of:=COM.MICROSOFT.SWITCH([$'switches'.$B$1];1;[$'a'.AM23];0;[.AM23];2;0)" office:value-type="float" office:value="0">
            <text:p>0</text:p>
          </table:table-cell>
          <table:table-cell table:style-name="ACE-10" table:formula="of:=COM.MICROSOFT.SWITCH([$'switches'.$B$1];1;[$'a'.AN23];0;[.AN23];2;0)" office:value-type="float" office:value="0">
            <text:p>0</text:p>
          </table:table-cell>
          <table:table-cell table:style-name="ACE-10" table:formula="of:=COM.MICROSOFT.SWITCH([$'switches'.$B$1];1;[$'a'.AO23];0;[.AO23];2;0)" office:value-type="float" office:value="0">
            <text:p>0</text:p>
          </table:table-cell>
          <table:table-cell table:style-name="ACE-10" table:formula="of:=COM.MICROSOFT.SWITCH([$'switches'.$B$1];1;[$'a'.AP23];0;[.AP23];2;0)" office:value-type="float" office:value="0">
            <text:p>0</text:p>
          </table:table-cell>
          <table:table-cell table:style-name="ACE-10" table:formula="of:=COM.MICROSOFT.SWITCH([$'switches'.$B$1];1;[$'a'.AQ23];0;[.AQ23];2;0)" office:value-type="float" office:value="0">
            <text:p>0</text:p>
          </table:table-cell>
          <table:table-cell table:style-name="ACE-10" table:formula="of:=COM.MICROSOFT.SWITCH([$'switches'.$B$1];1;[$'a'.AR23];0;[.AR23];2;0)" office:value-type="float" office:value="0">
            <text:p>0</text:p>
          </table:table-cell>
          <table:table-cell table:style-name="ACE-10" table:formula="of:=COM.MICROSOFT.SWITCH([$'switches'.$B$1];1;[$'a'.AS23];0;[.AS23];2;0)" office:value-type="float" office:value="0">
            <text:p>0</text:p>
          </table:table-cell>
          <table:table-cell table:style-name="ACE-10" table:formula="of:=COM.MICROSOFT.SWITCH([$'switches'.$B$1];1;[$'a'.AT23];0;[.AT23];2;0)" office:value-type="float" office:value="0">
            <text:p>0</text:p>
          </table:table-cell>
          <table:table-cell table:style-name="ACE-10" table:formula="of:=COM.MICROSOFT.SWITCH([$'switches'.$B$1];1;[$'a'.AU23];0;[.AU23];2;0)" office:value-type="float" office:value="0">
            <text:p>0</text:p>
          </table:table-cell>
          <table:table-cell table:style-name="ACE-10" table:formula="of:=COM.MICROSOFT.SWITCH([$'switches'.$B$1];1;[$'a'.AV23];0;[.AV23];2;0)" office:value-type="float" office:value="0">
            <text:p>0</text:p>
          </table:table-cell>
          <table:table-cell table:style-name="ACE-10" table:formula="of:=COM.MICROSOFT.SWITCH([$'switches'.$B$1];1;[$'a'.AW23];0;[.AW23];2;0)" office:value-type="float" office:value="0">
            <text:p>0</text:p>
          </table:table-cell>
          <table:table-cell table:style-name="ACE-10" table:formula="of:=COM.MICROSOFT.SWITCH([$'switches'.$B$1];1;[$'a'.AX23];0;[.AX2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4];0;[.B24];2;0)" office:value-type="float" office:value="0">
            <text:p>0</text:p>
          </table:table-cell>
          <table:table-cell table:style-name="ACE-10" table:formula="of:=COM.MICROSOFT.SWITCH([$'switches'.$B$1];1;[$'a'.C24];0;[.C24];2;0)" office:value-type="float" office:value="0">
            <text:p>0</text:p>
          </table:table-cell>
          <table:table-cell table:style-name="ACE-10" table:formula="of:=COM.MICROSOFT.SWITCH([$'switches'.$B$1];1;[$'a'.D24];0;[.D24];2;0)" office:value-type="float" office:value="0">
            <text:p>0</text:p>
          </table:table-cell>
          <table:table-cell table:style-name="ACE-10" table:formula="of:=COM.MICROSOFT.SWITCH([$'switches'.$B$1];1;[$'a'.E24];0;[.E24];2;0)" office:value-type="float" office:value="0">
            <text:p>0</text:p>
          </table:table-cell>
          <table:table-cell table:style-name="ACE-10" table:formula="of:=COM.MICROSOFT.SWITCH([$'switches'.$B$1];1;[$'a'.F24];0;[.F24];2;0)" office:value-type="float" office:value="0">
            <text:p>0</text:p>
          </table:table-cell>
          <table:table-cell table:style-name="ACE-10" table:formula="of:=COM.MICROSOFT.SWITCH([$'switches'.$B$1];1;[$'a'.G24];0;[.G24];2;0)" office:value-type="float" office:value="0">
            <text:p>0</text:p>
          </table:table-cell>
          <table:table-cell table:style-name="ACE-10" table:formula="of:=COM.MICROSOFT.SWITCH([$'switches'.$B$1];1;[$'a'.H24];0;[.H24];2;0)" office:value-type="float" office:value="0">
            <text:p>0</text:p>
          </table:table-cell>
          <table:table-cell table:style-name="ACE-10" table:formula="of:=COM.MICROSOFT.SWITCH([$'switches'.$B$1];1;[$'a'.I24];0;[.I24];2;0)" office:value-type="float" office:value="0">
            <text:p>0</text:p>
          </table:table-cell>
          <table:table-cell table:style-name="ACE-10" table:formula="of:=COM.MICROSOFT.SWITCH([$'switches'.$B$1];1;[$'a'.J24];0;[.J24];2;0)" office:value-type="float" office:value="0">
            <text:p>0</text:p>
          </table:table-cell>
          <table:table-cell table:style-name="ACE-10" table:formula="of:=COM.MICROSOFT.SWITCH([$'switches'.$B$1];1;[$'a'.K24];0;[.K24];2;0)" office:value-type="float" office:value="0">
            <text:p>0</text:p>
          </table:table-cell>
          <table:table-cell table:style-name="ACE-10" table:formula="of:=COM.MICROSOFT.SWITCH([$'switches'.$B$1];1;[$'a'.L24];0;[.L24];2;0)" office:value-type="float" office:value="0">
            <text:p>0</text:p>
          </table:table-cell>
          <table:table-cell table:style-name="ACE-10" table:formula="of:=COM.MICROSOFT.SWITCH([$'switches'.$B$1];1;[$'a'.M24];0;[.M24];2;0)" office:value-type="float" office:value="0">
            <text:p>0</text:p>
          </table:table-cell>
          <table:table-cell table:style-name="ACE-10" table:formula="of:=COM.MICROSOFT.SWITCH([$'switches'.$B$1];1;[$'a'.N24];0;[.N24];2;0)" office:value-type="float" office:value="0">
            <text:p>0</text:p>
          </table:table-cell>
          <table:table-cell table:style-name="ACE-10" table:formula="of:=COM.MICROSOFT.SWITCH([$'switches'.$B$1];1;[$'a'.O24];0;[.O24];2;0)" office:value-type="float" office:value="0">
            <text:p>0</text:p>
          </table:table-cell>
          <table:table-cell table:style-name="ACE-10" table:formula="of:=COM.MICROSOFT.SWITCH([$'switches'.$B$1];1;[$'a'.P24];0;[.P24];2;0)" office:value-type="float" office:value="0">
            <text:p>0</text:p>
          </table:table-cell>
          <table:table-cell table:style-name="ACE-10" table:formula="of:=COM.MICROSOFT.SWITCH([$'switches'.$B$1];1;[$'a'.Q24];0;[.Q24];2;0)" office:value-type="float" office:value="0">
            <text:p>0</text:p>
          </table:table-cell>
          <table:table-cell table:style-name="ACE-10" table:formula="of:=COM.MICROSOFT.SWITCH([$'switches'.$B$1];1;[$'a'.R24];0;[.R24];2;0)" office:value-type="float" office:value="0">
            <text:p>0</text:p>
          </table:table-cell>
          <table:table-cell table:style-name="ACE-10" table:formula="of:=COM.MICROSOFT.SWITCH([$'switches'.$B$1];1;[$'a'.S24];0;[.S24];2;0)" office:value-type="float" office:value="0">
            <text:p>0</text:p>
          </table:table-cell>
          <table:table-cell table:style-name="ACE-10" table:formula="of:=COM.MICROSOFT.SWITCH([$'switches'.$B$1];1;[$'a'.T24];0;[.T24];2;0)" office:value-type="float" office:value="0">
            <text:p>0</text:p>
          </table:table-cell>
          <table:table-cell table:style-name="ACE-10" table:formula="of:=COM.MICROSOFT.SWITCH([$'switches'.$B$1];1;[$'a'.U24];0;[.U24];2;0)" office:value-type="float" office:value="0">
            <text:p>0</text:p>
          </table:table-cell>
          <table:table-cell table:style-name="ACE-10" table:formula="of:=COM.MICROSOFT.SWITCH([$'switches'.$B$1];1;[$'a'.V24];0;[.V24];2;0)" office:value-type="float" office:value="0">
            <text:p>0</text:p>
          </table:table-cell>
          <table:table-cell table:style-name="ACE-10" table:formula="of:=COM.MICROSOFT.SWITCH([$'switches'.$B$1];1;[$'a'.W24];0;[.W24];2;0)" office:value-type="float" office:value="0">
            <text:p>0</text:p>
          </table:table-cell>
          <table:table-cell table:style-name="ACE-10" table:formula="of:=COM.MICROSOFT.SWITCH([$'switches'.$B$1];1;[$'a'.X24];0;[.X24];2;0)" office:value-type="float" office:value="0">
            <text:p>0</text:p>
          </table:table-cell>
          <table:table-cell table:style-name="ACE-10" table:formula="of:=COM.MICROSOFT.SWITCH([$'switches'.$B$1];1;[$'a'.Y24];0;[.Y24];2;0)" office:value-type="float" office:value="0">
            <text:p>0</text:p>
          </table:table-cell>
          <table:table-cell table:style-name="ACE-10" table:formula="of:=COM.MICROSOFT.SWITCH([$'switches'.$B$1];1;[$'a'.Z24];0;[.Z24];2;0)" office:value-type="float" office:value="0">
            <text:p>0</text:p>
          </table:table-cell>
          <table:table-cell table:style-name="ACE-10" table:formula="of:=COM.MICROSOFT.SWITCH([$'switches'.$B$1];1;[$'a'.AA24];0;[.AA24];2;0)" office:value-type="float" office:value="0">
            <text:p>0</text:p>
          </table:table-cell>
          <table:table-cell table:style-name="ACE-10" table:formula="of:=COM.MICROSOFT.SWITCH([$'switches'.$B$1];1;[$'a'.AB24];0;[.AB24];2;0)" office:value-type="float" office:value="0">
            <text:p>0</text:p>
          </table:table-cell>
          <table:table-cell table:style-name="ACE-10" table:formula="of:=COM.MICROSOFT.SWITCH([$'switches'.$B$1];1;[$'a'.AC24];0;[.AC24];2;0)" office:value-type="float" office:value="0">
            <text:p>0</text:p>
          </table:table-cell>
          <table:table-cell table:style-name="ACE-10" table:formula="of:=COM.MICROSOFT.SWITCH([$'switches'.$B$1];1;[$'a'.AD24];0;[.AD24];2;0)" office:value-type="float" office:value="0">
            <text:p>0</text:p>
          </table:table-cell>
          <table:table-cell table:style-name="ACE-10" table:formula="of:=COM.MICROSOFT.SWITCH([$'switches'.$B$1];1;[$'a'.AE24];0;[.AE24];2;0)" office:value-type="float" office:value="0">
            <text:p>0</text:p>
          </table:table-cell>
          <table:table-cell table:style-name="ACE-10" table:formula="of:=COM.MICROSOFT.SWITCH([$'switches'.$B$1];1;[$'a'.AF24];0;[.AF24];2;0)" office:value-type="float" office:value="0">
            <text:p>0</text:p>
          </table:table-cell>
          <table:table-cell table:style-name="ACE-10" table:formula="of:=COM.MICROSOFT.SWITCH([$'switches'.$B$1];1;[$'a'.AG24];0;[.AG24];2;0)" office:value-type="float" office:value="0">
            <text:p>0</text:p>
          </table:table-cell>
          <table:table-cell table:style-name="ACE-10" table:formula="of:=COM.MICROSOFT.SWITCH([$'switches'.$B$1];1;[$'a'.AH24];0;[.AH24];2;0)" office:value-type="float" office:value="0">
            <text:p>0</text:p>
          </table:table-cell>
          <table:table-cell table:style-name="ACE-10" table:formula="of:=COM.MICROSOFT.SWITCH([$'switches'.$B$1];1;[$'a'.AI24];0;[.AI24];2;0)" office:value-type="float" office:value="0">
            <text:p>0</text:p>
          </table:table-cell>
          <table:table-cell table:style-name="ACE-10" table:formula="of:=COM.MICROSOFT.SWITCH([$'switches'.$B$1];1;[$'a'.AJ24];0;[.AJ24];2;0)" office:value-type="float" office:value="0">
            <text:p>0</text:p>
          </table:table-cell>
          <table:table-cell table:style-name="ACE-10" table:formula="of:=COM.MICROSOFT.SWITCH([$'switches'.$B$1];1;[$'a'.AK24];0;[.AK24];2;0)" office:value-type="float" office:value="0">
            <text:p>0</text:p>
          </table:table-cell>
          <table:table-cell table:style-name="ACE-10" table:formula="of:=COM.MICROSOFT.SWITCH([$'switches'.$B$1];1;[$'a'.AL24];0;[.AL24];2;0)" office:value-type="float" office:value="0">
            <text:p>0</text:p>
          </table:table-cell>
          <table:table-cell table:style-name="ACE-10" table:formula="of:=COM.MICROSOFT.SWITCH([$'switches'.$B$1];1;[$'a'.AM24];0;[.AM24];2;0)" office:value-type="float" office:value="0">
            <text:p>0</text:p>
          </table:table-cell>
          <table:table-cell table:style-name="ACE-10" table:formula="of:=COM.MICROSOFT.SWITCH([$'switches'.$B$1];1;[$'a'.AN24];0;[.AN24];2;0)" office:value-type="float" office:value="0">
            <text:p>0</text:p>
          </table:table-cell>
          <table:table-cell table:style-name="ACE-10" table:formula="of:=COM.MICROSOFT.SWITCH([$'switches'.$B$1];1;[$'a'.AO24];0;[.AO24];2;0)" office:value-type="float" office:value="0">
            <text:p>0</text:p>
          </table:table-cell>
          <table:table-cell table:style-name="ACE-10" table:formula="of:=COM.MICROSOFT.SWITCH([$'switches'.$B$1];1;[$'a'.AP24];0;[.AP24];2;0)" office:value-type="float" office:value="0">
            <text:p>0</text:p>
          </table:table-cell>
          <table:table-cell table:style-name="ACE-10" table:formula="of:=COM.MICROSOFT.SWITCH([$'switches'.$B$1];1;[$'a'.AQ24];0;[.AQ24];2;0)" office:value-type="float" office:value="0">
            <text:p>0</text:p>
          </table:table-cell>
          <table:table-cell table:style-name="ACE-10" table:formula="of:=COM.MICROSOFT.SWITCH([$'switches'.$B$1];1;[$'a'.AR24];0;[.AR24];2;0)" office:value-type="float" office:value="0">
            <text:p>0</text:p>
          </table:table-cell>
          <table:table-cell table:style-name="ACE-10" table:formula="of:=COM.MICROSOFT.SWITCH([$'switches'.$B$1];1;[$'a'.AS24];0;[.AS24];2;0)" office:value-type="float" office:value="0">
            <text:p>0</text:p>
          </table:table-cell>
          <table:table-cell table:style-name="ACE-10" table:formula="of:=COM.MICROSOFT.SWITCH([$'switches'.$B$1];1;[$'a'.AT24];0;[.AT24];2;0)" office:value-type="float" office:value="0">
            <text:p>0</text:p>
          </table:table-cell>
          <table:table-cell table:style-name="ACE-10" table:formula="of:=COM.MICROSOFT.SWITCH([$'switches'.$B$1];1;[$'a'.AU24];0;[.AU24];2;0)" office:value-type="float" office:value="0">
            <text:p>0</text:p>
          </table:table-cell>
          <table:table-cell table:style-name="ACE-10" table:formula="of:=COM.MICROSOFT.SWITCH([$'switches'.$B$1];1;[$'a'.AV24];0;[.AV24];2;0)" office:value-type="float" office:value="0">
            <text:p>0</text:p>
          </table:table-cell>
          <table:table-cell table:style-name="ACE-10" table:formula="of:=COM.MICROSOFT.SWITCH([$'switches'.$B$1];1;[$'a'.AW24];0;[.AW24];2;0)" office:value-type="float" office:value="0">
            <text:p>0</text:p>
          </table:table-cell>
          <table:table-cell table:style-name="ACE-10" table:formula="of:=COM.MICROSOFT.SWITCH([$'switches'.$B$1];1;[$'a'.AX24];0;[.AX2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5];0;[.B25];2;0)" office:value-type="float" office:value="0">
            <text:p>0</text:p>
          </table:table-cell>
          <table:table-cell table:style-name="ACE-10" table:formula="of:=COM.MICROSOFT.SWITCH([$'switches'.$B$1];1;[$'a'.C25];0;[.C25];2;0)" office:value-type="float" office:value="0">
            <text:p>0</text:p>
          </table:table-cell>
          <table:table-cell table:style-name="ACE-10" table:formula="of:=COM.MICROSOFT.SWITCH([$'switches'.$B$1];1;[$'a'.D25];0;[.D25];2;0)" office:value-type="float" office:value="0">
            <text:p>0</text:p>
          </table:table-cell>
          <table:table-cell table:style-name="ACE-10" table:formula="of:=COM.MICROSOFT.SWITCH([$'switches'.$B$1];1;[$'a'.E25];0;[.E25];2;0)" office:value-type="float" office:value="0">
            <text:p>0</text:p>
          </table:table-cell>
          <table:table-cell table:style-name="ACE-10" table:formula="of:=COM.MICROSOFT.SWITCH([$'switches'.$B$1];1;[$'a'.F25];0;[.F25];2;0)" office:value-type="float" office:value="0">
            <text:p>0</text:p>
          </table:table-cell>
          <table:table-cell table:style-name="ACE-10" table:formula="of:=COM.MICROSOFT.SWITCH([$'switches'.$B$1];1;[$'a'.G25];0;[.G25];2;0)" office:value-type="float" office:value="0">
            <text:p>0</text:p>
          </table:table-cell>
          <table:table-cell table:style-name="ACE-10" table:formula="of:=COM.MICROSOFT.SWITCH([$'switches'.$B$1];1;[$'a'.H25];0;[.H25];2;0)" office:value-type="float" office:value="0">
            <text:p>0</text:p>
          </table:table-cell>
          <table:table-cell table:style-name="ACE-10" table:formula="of:=COM.MICROSOFT.SWITCH([$'switches'.$B$1];1;[$'a'.I25];0;[.I25];2;0)" office:value-type="float" office:value="0">
            <text:p>0</text:p>
          </table:table-cell>
          <table:table-cell table:style-name="ACE-10" table:formula="of:=COM.MICROSOFT.SWITCH([$'switches'.$B$1];1;[$'a'.J25];0;[.J25];2;0)" office:value-type="float" office:value="0">
            <text:p>0</text:p>
          </table:table-cell>
          <table:table-cell table:style-name="ACE-10" table:formula="of:=COM.MICROSOFT.SWITCH([$'switches'.$B$1];1;[$'a'.K25];0;[.K25];2;0)" office:value-type="float" office:value="0">
            <text:p>0</text:p>
          </table:table-cell>
          <table:table-cell table:style-name="ACE-10" table:formula="of:=COM.MICROSOFT.SWITCH([$'switches'.$B$1];1;[$'a'.L25];0;[.L25];2;0)" office:value-type="float" office:value="0">
            <text:p>0</text:p>
          </table:table-cell>
          <table:table-cell table:style-name="ACE-10" table:formula="of:=COM.MICROSOFT.SWITCH([$'switches'.$B$1];1;[$'a'.M25];0;[.M25];2;0)" office:value-type="float" office:value="0">
            <text:p>0</text:p>
          </table:table-cell>
          <table:table-cell table:style-name="ACE-10" table:formula="of:=COM.MICROSOFT.SWITCH([$'switches'.$B$1];1;[$'a'.N25];0;[.N25];2;0)" office:value-type="float" office:value="0">
            <text:p>0</text:p>
          </table:table-cell>
          <table:table-cell table:style-name="ACE-10" table:formula="of:=COM.MICROSOFT.SWITCH([$'switches'.$B$1];1;[$'a'.O25];0;[.O25];2;0)" office:value-type="float" office:value="0">
            <text:p>0</text:p>
          </table:table-cell>
          <table:table-cell table:style-name="ACE-10" table:formula="of:=COM.MICROSOFT.SWITCH([$'switches'.$B$1];1;[$'a'.P25];0;[.P25];2;0)" office:value-type="float" office:value="0">
            <text:p>0</text:p>
          </table:table-cell>
          <table:table-cell table:style-name="ACE-10" table:formula="of:=COM.MICROSOFT.SWITCH([$'switches'.$B$1];1;[$'a'.Q25];0;[.Q25];2;0)" office:value-type="float" office:value="0">
            <text:p>0</text:p>
          </table:table-cell>
          <table:table-cell table:style-name="ACE-10" table:formula="of:=COM.MICROSOFT.SWITCH([$'switches'.$B$1];1;[$'a'.R25];0;[.R25];2;0)" office:value-type="float" office:value="0">
            <text:p>0</text:p>
          </table:table-cell>
          <table:table-cell table:style-name="ACE-10" table:formula="of:=COM.MICROSOFT.SWITCH([$'switches'.$B$1];1;[$'a'.S25];0;[.S25];2;0)" office:value-type="float" office:value="0">
            <text:p>0</text:p>
          </table:table-cell>
          <table:table-cell table:style-name="ACE-10" table:formula="of:=COM.MICROSOFT.SWITCH([$'switches'.$B$1];1;[$'a'.T25];0;[.T25];2;0)" office:value-type="float" office:value="0">
            <text:p>0</text:p>
          </table:table-cell>
          <table:table-cell table:style-name="ACE-10" table:formula="of:=COM.MICROSOFT.SWITCH([$'switches'.$B$1];1;[$'a'.U25];0;[.U25];2;0)" office:value-type="float" office:value="0">
            <text:p>0</text:p>
          </table:table-cell>
          <table:table-cell table:style-name="ACE-10" table:formula="of:=COM.MICROSOFT.SWITCH([$'switches'.$B$1];1;[$'a'.V25];0;[.V25];2;0)" office:value-type="float" office:value="0">
            <text:p>0</text:p>
          </table:table-cell>
          <table:table-cell table:style-name="ACE-10" table:formula="of:=COM.MICROSOFT.SWITCH([$'switches'.$B$1];1;[$'a'.W25];0;[.W25];2;0)" office:value-type="float" office:value="0">
            <text:p>0</text:p>
          </table:table-cell>
          <table:table-cell table:style-name="ACE-10" table:formula="of:=COM.MICROSOFT.SWITCH([$'switches'.$B$1];1;[$'a'.X25];0;[.X25];2;0)" office:value-type="float" office:value="0">
            <text:p>0</text:p>
          </table:table-cell>
          <table:table-cell table:style-name="ACE-10" table:formula="of:=COM.MICROSOFT.SWITCH([$'switches'.$B$1];1;[$'a'.Y25];0;[.Y25];2;0)" office:value-type="float" office:value="0">
            <text:p>0</text:p>
          </table:table-cell>
          <table:table-cell table:style-name="ACE-10" table:formula="of:=COM.MICROSOFT.SWITCH([$'switches'.$B$1];1;[$'a'.Z25];0;[.Z25];2;0)" office:value-type="float" office:value="0">
            <text:p>0</text:p>
          </table:table-cell>
          <table:table-cell table:style-name="ACE-10" table:formula="of:=COM.MICROSOFT.SWITCH([$'switches'.$B$1];1;[$'a'.AA25];0;[.AA25];2;0)" office:value-type="float" office:value="0">
            <text:p>0</text:p>
          </table:table-cell>
          <table:table-cell table:style-name="ACE-10" table:formula="of:=COM.MICROSOFT.SWITCH([$'switches'.$B$1];1;[$'a'.AB25];0;[.AB25];2;0)" office:value-type="float" office:value="0">
            <text:p>0</text:p>
          </table:table-cell>
          <table:table-cell table:style-name="ACE-10" table:formula="of:=COM.MICROSOFT.SWITCH([$'switches'.$B$1];1;[$'a'.AC25];0;[.AC25];2;0)" office:value-type="float" office:value="0">
            <text:p>0</text:p>
          </table:table-cell>
          <table:table-cell table:style-name="ACE-10" table:formula="of:=COM.MICROSOFT.SWITCH([$'switches'.$B$1];1;[$'a'.AD25];0;[.AD25];2;0)" office:value-type="float" office:value="0">
            <text:p>0</text:p>
          </table:table-cell>
          <table:table-cell table:style-name="ACE-10" table:formula="of:=COM.MICROSOFT.SWITCH([$'switches'.$B$1];1;[$'a'.AE25];0;[.AE25];2;0)" office:value-type="float" office:value="0">
            <text:p>0</text:p>
          </table:table-cell>
          <table:table-cell table:style-name="ACE-10" table:formula="of:=COM.MICROSOFT.SWITCH([$'switches'.$B$1];1;[$'a'.AF25];0;[.AF25];2;0)" office:value-type="float" office:value="0">
            <text:p>0</text:p>
          </table:table-cell>
          <table:table-cell table:style-name="ACE-10" table:formula="of:=COM.MICROSOFT.SWITCH([$'switches'.$B$1];1;[$'a'.AG25];0;[.AG25];2;0)" office:value-type="float" office:value="0">
            <text:p>0</text:p>
          </table:table-cell>
          <table:table-cell table:style-name="ACE-10" table:formula="of:=COM.MICROSOFT.SWITCH([$'switches'.$B$1];1;[$'a'.AH25];0;[.AH25];2;0)" office:value-type="float" office:value="0">
            <text:p>0</text:p>
          </table:table-cell>
          <table:table-cell table:style-name="ACE-10" table:formula="of:=COM.MICROSOFT.SWITCH([$'switches'.$B$1];1;[$'a'.AI25];0;[.AI25];2;0)" office:value-type="float" office:value="0">
            <text:p>0</text:p>
          </table:table-cell>
          <table:table-cell table:style-name="ACE-10" table:formula="of:=COM.MICROSOFT.SWITCH([$'switches'.$B$1];1;[$'a'.AJ25];0;[.AJ25];2;0)" office:value-type="float" office:value="0">
            <text:p>0</text:p>
          </table:table-cell>
          <table:table-cell table:style-name="ACE-10" table:formula="of:=COM.MICROSOFT.SWITCH([$'switches'.$B$1];1;[$'a'.AK25];0;[.AK25];2;0)" office:value-type="float" office:value="0">
            <text:p>0</text:p>
          </table:table-cell>
          <table:table-cell table:style-name="ACE-10" table:formula="of:=COM.MICROSOFT.SWITCH([$'switches'.$B$1];1;[$'a'.AL25];0;[.AL25];2;0)" office:value-type="float" office:value="0">
            <text:p>0</text:p>
          </table:table-cell>
          <table:table-cell table:style-name="ACE-10" table:formula="of:=COM.MICROSOFT.SWITCH([$'switches'.$B$1];1;[$'a'.AM25];0;[.AM25];2;0)" office:value-type="float" office:value="0">
            <text:p>0</text:p>
          </table:table-cell>
          <table:table-cell table:style-name="ACE-10" table:formula="of:=COM.MICROSOFT.SWITCH([$'switches'.$B$1];1;[$'a'.AN25];0;[.AN25];2;0)" office:value-type="float" office:value="0">
            <text:p>0</text:p>
          </table:table-cell>
          <table:table-cell table:style-name="ACE-10" table:formula="of:=COM.MICROSOFT.SWITCH([$'switches'.$B$1];1;[$'a'.AO25];0;[.AO25];2;0)" office:value-type="float" office:value="0">
            <text:p>0</text:p>
          </table:table-cell>
          <table:table-cell table:style-name="ACE-10" table:formula="of:=COM.MICROSOFT.SWITCH([$'switches'.$B$1];1;[$'a'.AP25];0;[.AP25];2;0)" office:value-type="float" office:value="0">
            <text:p>0</text:p>
          </table:table-cell>
          <table:table-cell table:style-name="ACE-10" table:formula="of:=COM.MICROSOFT.SWITCH([$'switches'.$B$1];1;[$'a'.AQ25];0;[.AQ25];2;0)" office:value-type="float" office:value="0">
            <text:p>0</text:p>
          </table:table-cell>
          <table:table-cell table:style-name="ACE-10" table:formula="of:=COM.MICROSOFT.SWITCH([$'switches'.$B$1];1;[$'a'.AR25];0;[.AR25];2;0)" office:value-type="float" office:value="0">
            <text:p>0</text:p>
          </table:table-cell>
          <table:table-cell table:style-name="ACE-10" table:formula="of:=COM.MICROSOFT.SWITCH([$'switches'.$B$1];1;[$'a'.AS25];0;[.AS25];2;0)" office:value-type="float" office:value="0">
            <text:p>0</text:p>
          </table:table-cell>
          <table:table-cell table:style-name="ACE-10" table:formula="of:=COM.MICROSOFT.SWITCH([$'switches'.$B$1];1;[$'a'.AT25];0;[.AT25];2;0)" office:value-type="float" office:value="0">
            <text:p>0</text:p>
          </table:table-cell>
          <table:table-cell table:style-name="ACE-10" table:formula="of:=COM.MICROSOFT.SWITCH([$'switches'.$B$1];1;[$'a'.AU25];0;[.AU25];2;0)" office:value-type="float" office:value="0">
            <text:p>0</text:p>
          </table:table-cell>
          <table:table-cell table:style-name="ACE-10" table:formula="of:=COM.MICROSOFT.SWITCH([$'switches'.$B$1];1;[$'a'.AV25];0;[.AV25];2;0)" office:value-type="float" office:value="0">
            <text:p>0</text:p>
          </table:table-cell>
          <table:table-cell table:style-name="ACE-10" table:formula="of:=COM.MICROSOFT.SWITCH([$'switches'.$B$1];1;[$'a'.AW25];0;[.AW25];2;0)" office:value-type="float" office:value="0">
            <text:p>0</text:p>
          </table:table-cell>
          <table:table-cell table:style-name="ACE-10" table:formula="of:=COM.MICROSOFT.SWITCH([$'switches'.$B$1];1;[$'a'.AX25];0;[.AX2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0">
          <table:table-cell table:style-name="ACE-11"/>
          <table:table-cell table:style-name="ACE-10" table:formula="of:=COM.MICROSOFT.SWITCH([$'switches'.$B$1];1;[$'a'.B26];0;[.B26];2;0)" office:value-type="float" office:value="0">
            <text:p>0</text:p>
          </table:table-cell>
          <table:table-cell table:style-name="ACE-10" table:formula="of:=COM.MICROSOFT.SWITCH([$'switches'.$B$1];1;[$'a'.C26];0;[.C26];2;0)" office:value-type="float" office:value="0">
            <text:p>0</text:p>
          </table:table-cell>
          <table:table-cell table:style-name="ACE-10" table:formula="of:=COM.MICROSOFT.SWITCH([$'switches'.$B$1];1;[$'a'.D26];0;[.D26];2;0)" office:value-type="float" office:value="0">
            <text:p>0</text:p>
          </table:table-cell>
          <table:table-cell table:style-name="ACE-10" table:formula="of:=COM.MICROSOFT.SWITCH([$'switches'.$B$1];1;[$'a'.E26];0;[.E26];2;0)" office:value-type="float" office:value="0">
            <text:p>0</text:p>
          </table:table-cell>
          <table:table-cell table:style-name="ACE-10" table:formula="of:=COM.MICROSOFT.SWITCH([$'switches'.$B$1];1;[$'a'.F26];0;[.F26];2;0)" office:value-type="float" office:value="0">
            <text:p>0</text:p>
          </table:table-cell>
          <table:table-cell table:style-name="ACE-10" table:formula="of:=COM.MICROSOFT.SWITCH([$'switches'.$B$1];1;[$'a'.G26];0;[.G26];2;0)" office:value-type="float" office:value="0">
            <text:p>0</text:p>
          </table:table-cell>
          <table:table-cell table:style-name="ACE-10" table:formula="of:=COM.MICROSOFT.SWITCH([$'switches'.$B$1];1;[$'a'.H26];0;[.H26];2;0)" office:value-type="float" office:value="0">
            <text:p>0</text:p>
          </table:table-cell>
          <table:table-cell table:style-name="ACE-10" table:formula="of:=COM.MICROSOFT.SWITCH([$'switches'.$B$1];1;[$'a'.I26];0;[.I26];2;0)" office:value-type="float" office:value="0">
            <text:p>0</text:p>
          </table:table-cell>
          <table:table-cell table:style-name="ACE-10" table:formula="of:=COM.MICROSOFT.SWITCH([$'switches'.$B$1];1;[$'a'.J26];0;[.J26];2;0)" office:value-type="float" office:value="0">
            <text:p>0</text:p>
          </table:table-cell>
          <table:table-cell table:style-name="ACE-10" table:formula="of:=COM.MICROSOFT.SWITCH([$'switches'.$B$1];1;[$'a'.K26];0;[.K26];2;0)" office:value-type="float" office:value="0">
            <text:p>0</text:p>
          </table:table-cell>
          <table:table-cell table:style-name="ACE-10" table:formula="of:=COM.MICROSOFT.SWITCH([$'switches'.$B$1];1;[$'a'.L26];0;[.L26];2;0)" office:value-type="float" office:value="0">
            <text:p>0</text:p>
          </table:table-cell>
          <table:table-cell table:style-name="ACE-10" table:formula="of:=COM.MICROSOFT.SWITCH([$'switches'.$B$1];1;[$'a'.M26];0;[.M26];2;0)" office:value-type="float" office:value="0">
            <text:p>0</text:p>
          </table:table-cell>
          <table:table-cell table:style-name="ACE-10" table:formula="of:=COM.MICROSOFT.SWITCH([$'switches'.$B$1];1;[$'a'.N26];0;[.N26];2;0)" office:value-type="float" office:value="0">
            <text:p>0</text:p>
          </table:table-cell>
          <table:table-cell table:style-name="ACE-10" table:formula="of:=COM.MICROSOFT.SWITCH([$'switches'.$B$1];1;[$'a'.O26];0;[.O26];2;0)" office:value-type="float" office:value="0">
            <text:p>0</text:p>
          </table:table-cell>
          <table:table-cell table:style-name="ACE-10" table:formula="of:=COM.MICROSOFT.SWITCH([$'switches'.$B$1];1;[$'a'.P26];0;[.P26];2;0)" office:value-type="float" office:value="0">
            <text:p>0</text:p>
          </table:table-cell>
          <table:table-cell table:style-name="ACE-10" table:formula="of:=COM.MICROSOFT.SWITCH([$'switches'.$B$1];1;[$'a'.Q26];0;[.Q26];2;0)" office:value-type="float" office:value="0">
            <text:p>0</text:p>
          </table:table-cell>
          <table:table-cell table:style-name="ACE-10" table:formula="of:=COM.MICROSOFT.SWITCH([$'switches'.$B$1];1;[$'a'.R26];0;[.R26];2;0)" office:value-type="float" office:value="0">
            <text:p>0</text:p>
          </table:table-cell>
          <table:table-cell table:style-name="ACE-10" table:formula="of:=COM.MICROSOFT.SWITCH([$'switches'.$B$1];1;[$'a'.S26];0;[.S26];2;0)" office:value-type="float" office:value="0">
            <text:p>0</text:p>
          </table:table-cell>
          <table:table-cell table:style-name="ACE-10" table:formula="of:=COM.MICROSOFT.SWITCH([$'switches'.$B$1];1;[$'a'.T26];0;[.T26];2;0)" office:value-type="float" office:value="0">
            <text:p>0</text:p>
          </table:table-cell>
          <table:table-cell table:style-name="ACE-10" table:formula="of:=COM.MICROSOFT.SWITCH([$'switches'.$B$1];1;[$'a'.U26];0;[.U26];2;0)" office:value-type="float" office:value="0">
            <text:p>0</text:p>
          </table:table-cell>
          <table:table-cell table:style-name="ACE-10" table:formula="of:=COM.MICROSOFT.SWITCH([$'switches'.$B$1];1;[$'a'.V26];0;[.V26];2;0)" office:value-type="float" office:value="0">
            <text:p>0</text:p>
          </table:table-cell>
          <table:table-cell table:style-name="ACE-10" table:formula="of:=COM.MICROSOFT.SWITCH([$'switches'.$B$1];1;[$'a'.W26];0;[.W26];2;0)" office:value-type="float" office:value="0">
            <text:p>0</text:p>
          </table:table-cell>
          <table:table-cell table:style-name="ACE-10" table:formula="of:=COM.MICROSOFT.SWITCH([$'switches'.$B$1];1;[$'a'.X26];0;[.X26];2;0)" office:value-type="float" office:value="0">
            <text:p>0</text:p>
          </table:table-cell>
          <table:table-cell table:style-name="ACE-10" table:formula="of:=COM.MICROSOFT.SWITCH([$'switches'.$B$1];1;[$'a'.Y26];0;[.Y26];2;0)" office:value-type="float" office:value="0">
            <text:p>0</text:p>
          </table:table-cell>
          <table:table-cell table:style-name="ACE-10" table:formula="of:=COM.MICROSOFT.SWITCH([$'switches'.$B$1];1;[$'a'.Z26];0;[.Z26];2;0)" office:value-type="float" office:value="0">
            <text:p>0</text:p>
          </table:table-cell>
          <table:table-cell table:style-name="ACE-10" table:formula="of:=COM.MICROSOFT.SWITCH([$'switches'.$B$1];1;[$'a'.AA26];0;[.AA26];2;0)" office:value-type="float" office:value="0">
            <text:p>0</text:p>
          </table:table-cell>
          <table:table-cell table:style-name="ACE-10" table:formula="of:=COM.MICROSOFT.SWITCH([$'switches'.$B$1];1;[$'a'.AB26];0;[.AB26];2;0)" office:value-type="float" office:value="0">
            <text:p>0</text:p>
          </table:table-cell>
          <table:table-cell table:style-name="ACE-10" table:formula="of:=COM.MICROSOFT.SWITCH([$'switches'.$B$1];1;[$'a'.AC26];0;[.AC26];2;0)" office:value-type="float" office:value="0">
            <text:p>0</text:p>
          </table:table-cell>
          <table:table-cell table:style-name="ACE-10" table:formula="of:=COM.MICROSOFT.SWITCH([$'switches'.$B$1];1;[$'a'.AD26];0;[.AD26];2;0)" office:value-type="float" office:value="0">
            <text:p>0</text:p>
          </table:table-cell>
          <table:table-cell table:style-name="ACE-10" table:formula="of:=COM.MICROSOFT.SWITCH([$'switches'.$B$1];1;[$'a'.AE26];0;[.AE26];2;0)" office:value-type="float" office:value="0">
            <text:p>0</text:p>
          </table:table-cell>
          <table:table-cell table:style-name="ACE-10" table:formula="of:=COM.MICROSOFT.SWITCH([$'switches'.$B$1];1;[$'a'.AF26];0;[.AF26];2;0)" office:value-type="float" office:value="0">
            <text:p>0</text:p>
          </table:table-cell>
          <table:table-cell table:style-name="ACE-10" table:formula="of:=COM.MICROSOFT.SWITCH([$'switches'.$B$1];1;[$'a'.AG26];0;[.AG26];2;0)" office:value-type="float" office:value="0">
            <text:p>0</text:p>
          </table:table-cell>
          <table:table-cell table:style-name="ACE-10" table:formula="of:=COM.MICROSOFT.SWITCH([$'switches'.$B$1];1;[$'a'.AH26];0;[.AH26];2;0)" office:value-type="float" office:value="0">
            <text:p>0</text:p>
          </table:table-cell>
          <table:table-cell table:style-name="ACE-10" table:formula="of:=COM.MICROSOFT.SWITCH([$'switches'.$B$1];1;[$'a'.AI26];0;[.AI26];2;0)" office:value-type="float" office:value="0">
            <text:p>0</text:p>
          </table:table-cell>
          <table:table-cell table:style-name="ACE-10" table:formula="of:=COM.MICROSOFT.SWITCH([$'switches'.$B$1];1;[$'a'.AJ26];0;[.AJ26];2;0)" office:value-type="float" office:value="0">
            <text:p>0</text:p>
          </table:table-cell>
          <table:table-cell table:style-name="ACE-10" table:formula="of:=COM.MICROSOFT.SWITCH([$'switches'.$B$1];1;[$'a'.AK26];0;[.AK26];2;0)" office:value-type="float" office:value="0">
            <text:p>0</text:p>
          </table:table-cell>
          <table:table-cell table:style-name="ACE-10" table:formula="of:=COM.MICROSOFT.SWITCH([$'switches'.$B$1];1;[$'a'.AL26];0;[.AL26];2;0)" office:value-type="float" office:value="0">
            <text:p>0</text:p>
          </table:table-cell>
          <table:table-cell table:style-name="ACE-10" table:formula="of:=COM.MICROSOFT.SWITCH([$'switches'.$B$1];1;[$'a'.AM26];0;[.AM26];2;0)" office:value-type="float" office:value="0">
            <text:p>0</text:p>
          </table:table-cell>
          <table:table-cell table:style-name="ACE-10" table:formula="of:=COM.MICROSOFT.SWITCH([$'switches'.$B$1];1;[$'a'.AN26];0;[.AN26];2;0)" office:value-type="float" office:value="0">
            <text:p>0</text:p>
          </table:table-cell>
          <table:table-cell table:style-name="ACE-10" table:formula="of:=COM.MICROSOFT.SWITCH([$'switches'.$B$1];1;[$'a'.AO26];0;[.AO26];2;0)" office:value-type="float" office:value="0">
            <text:p>0</text:p>
          </table:table-cell>
          <table:table-cell table:style-name="ACE-10" table:formula="of:=COM.MICROSOFT.SWITCH([$'switches'.$B$1];1;[$'a'.AP26];0;[.AP26];2;0)" office:value-type="float" office:value="0">
            <text:p>0</text:p>
          </table:table-cell>
          <table:table-cell table:style-name="ACE-10" table:formula="of:=COM.MICROSOFT.SWITCH([$'switches'.$B$1];1;[$'a'.AQ26];0;[.AQ26];2;0)" office:value-type="float" office:value="0">
            <text:p>0</text:p>
          </table:table-cell>
          <table:table-cell table:style-name="ACE-10" table:formula="of:=COM.MICROSOFT.SWITCH([$'switches'.$B$1];1;[$'a'.AR26];0;[.AR26];2;0)" office:value-type="float" office:value="0">
            <text:p>0</text:p>
          </table:table-cell>
          <table:table-cell table:style-name="ACE-10" table:formula="of:=COM.MICROSOFT.SWITCH([$'switches'.$B$1];1;[$'a'.AS26];0;[.AS26];2;0)" office:value-type="float" office:value="0">
            <text:p>0</text:p>
          </table:table-cell>
          <table:table-cell table:style-name="ACE-10" table:formula="of:=COM.MICROSOFT.SWITCH([$'switches'.$B$1];1;[$'a'.AT26];0;[.AT26];2;0)" office:value-type="float" office:value="0">
            <text:p>0</text:p>
          </table:table-cell>
          <table:table-cell table:style-name="ACE-10" table:formula="of:=COM.MICROSOFT.SWITCH([$'switches'.$B$1];1;[$'a'.AU26];0;[.AU26];2;0)" office:value-type="float" office:value="0">
            <text:p>0</text:p>
          </table:table-cell>
          <table:table-cell table:style-name="ACE-10" table:formula="of:=COM.MICROSOFT.SWITCH([$'switches'.$B$1];1;[$'a'.AV26];0;[.AV26];2;0)" office:value-type="float" office:value="0">
            <text:p>0</text:p>
          </table:table-cell>
          <table:table-cell table:style-name="ACE-10" table:formula="of:=COM.MICROSOFT.SWITCH([$'switches'.$B$1];1;[$'a'.AW26];0;[.AW26];2;0)" office:value-type="float" office:value="0">
            <text:p>0</text:p>
          </table:table-cell>
          <table:table-cell table:style-name="ACE-10" table:formula="of:=COM.MICROSOFT.SWITCH([$'switches'.$B$1];1;[$'a'.AX26];0;[.AX2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27];0;[.B27];2;0)" office:value-type="float" office:value="0">
            <text:p>0</text:p>
          </table:table-cell>
          <table:table-cell table:style-name="ACE-10" table:formula="of:=COM.MICROSOFT.SWITCH([$'switches'.$B$1];1;[$'a'.C27];0;[.C27];2;0)" office:value-type="float" office:value="0">
            <text:p>0</text:p>
          </table:table-cell>
          <table:table-cell table:style-name="ACE-10" table:formula="of:=COM.MICROSOFT.SWITCH([$'switches'.$B$1];1;[$'a'.D27];0;[.D27];2;0)" office:value-type="float" office:value="0">
            <text:p>0</text:p>
          </table:table-cell>
          <table:table-cell table:style-name="ACE-10" table:formula="of:=COM.MICROSOFT.SWITCH([$'switches'.$B$1];1;[$'a'.E27];0;[.E27];2;0)" office:value-type="float" office:value="0">
            <text:p>0</text:p>
          </table:table-cell>
          <table:table-cell table:style-name="ACE-10" table:formula="of:=COM.MICROSOFT.SWITCH([$'switches'.$B$1];1;[$'a'.F27];0;[.F27];2;0)" office:value-type="float" office:value="0">
            <text:p>0</text:p>
          </table:table-cell>
          <table:table-cell table:style-name="ACE-10" table:formula="of:=COM.MICROSOFT.SWITCH([$'switches'.$B$1];1;[$'a'.G27];0;[.G27];2;0)" office:value-type="float" office:value="0">
            <text:p>0</text:p>
          </table:table-cell>
          <table:table-cell table:style-name="ACE-10" table:formula="of:=COM.MICROSOFT.SWITCH([$'switches'.$B$1];1;[$'a'.H27];0;[.H27];2;0)" office:value-type="float" office:value="0">
            <text:p>0</text:p>
          </table:table-cell>
          <table:table-cell table:style-name="ACE-10" table:formula="of:=COM.MICROSOFT.SWITCH([$'switches'.$B$1];1;[$'a'.I27];0;[.I27];2;0)" office:value-type="float" office:value="0">
            <text:p>0</text:p>
          </table:table-cell>
          <table:table-cell table:style-name="ACE-10" table:formula="of:=COM.MICROSOFT.SWITCH([$'switches'.$B$1];1;[$'a'.J27];0;[.J27];2;0)" office:value-type="float" office:value="0">
            <text:p>0</text:p>
          </table:table-cell>
          <table:table-cell table:style-name="ACE-10" table:formula="of:=COM.MICROSOFT.SWITCH([$'switches'.$B$1];1;[$'a'.K27];0;[.K27];2;0)" office:value-type="float" office:value="0">
            <text:p>0</text:p>
          </table:table-cell>
          <table:table-cell table:style-name="ACE-10" table:formula="of:=COM.MICROSOFT.SWITCH([$'switches'.$B$1];1;[$'a'.L27];0;[.L27];2;0)" office:value-type="float" office:value="0">
            <text:p>0</text:p>
          </table:table-cell>
          <table:table-cell table:style-name="ACE-10" table:formula="of:=COM.MICROSOFT.SWITCH([$'switches'.$B$1];1;[$'a'.M27];0;[.M27];2;0)" office:value-type="float" office:value="0">
            <text:p>0</text:p>
          </table:table-cell>
          <table:table-cell table:style-name="ACE-10" table:formula="of:=COM.MICROSOFT.SWITCH([$'switches'.$B$1];1;[$'a'.N27];0;[.N27];2;0)" office:value-type="float" office:value="0">
            <text:p>0</text:p>
          </table:table-cell>
          <table:table-cell table:style-name="ACE-10" table:formula="of:=COM.MICROSOFT.SWITCH([$'switches'.$B$1];1;[$'a'.O27];0;[.O27];2;0)" office:value-type="float" office:value="0">
            <text:p>0</text:p>
          </table:table-cell>
          <table:table-cell table:style-name="ACE-10" table:formula="of:=COM.MICROSOFT.SWITCH([$'switches'.$B$1];1;[$'a'.P27];0;[.P27];2;0)" office:value-type="float" office:value="0">
            <text:p>0</text:p>
          </table:table-cell>
          <table:table-cell table:style-name="ACE-10" table:formula="of:=COM.MICROSOFT.SWITCH([$'switches'.$B$1];1;[$'a'.Q27];0;[.Q27];2;0)" office:value-type="float" office:value="0">
            <text:p>0</text:p>
          </table:table-cell>
          <table:table-cell table:style-name="ACE-10" table:formula="of:=COM.MICROSOFT.SWITCH([$'switches'.$B$1];1;[$'a'.R27];0;[.R27];2;0)" office:value-type="float" office:value="0">
            <text:p>0</text:p>
          </table:table-cell>
          <table:table-cell table:style-name="ACE-10" table:formula="of:=COM.MICROSOFT.SWITCH([$'switches'.$B$1];1;[$'a'.S27];0;[.S27];2;0)" office:value-type="float" office:value="0">
            <text:p>0</text:p>
          </table:table-cell>
          <table:table-cell table:style-name="ACE-10" table:formula="of:=COM.MICROSOFT.SWITCH([$'switches'.$B$1];1;[$'a'.T27];0;[.T27];2;0)" office:value-type="float" office:value="0">
            <text:p>0</text:p>
          </table:table-cell>
          <table:table-cell table:style-name="ACE-10" table:formula="of:=COM.MICROSOFT.SWITCH([$'switches'.$B$1];1;[$'a'.U27];0;[.U27];2;0)" office:value-type="float" office:value="0">
            <text:p>0</text:p>
          </table:table-cell>
          <table:table-cell table:style-name="ACE-10" table:formula="of:=COM.MICROSOFT.SWITCH([$'switches'.$B$1];1;[$'a'.V27];0;[.V27];2;0)" office:value-type="float" office:value="0">
            <text:p>0</text:p>
          </table:table-cell>
          <table:table-cell table:style-name="ACE-10" table:formula="of:=COM.MICROSOFT.SWITCH([$'switches'.$B$1];1;[$'a'.W27];0;[.W27];2;0)" office:value-type="float" office:value="0">
            <text:p>0</text:p>
          </table:table-cell>
          <table:table-cell table:style-name="ACE-10" table:formula="of:=COM.MICROSOFT.SWITCH([$'switches'.$B$1];1;[$'a'.X27];0;[.X27];2;0)" office:value-type="float" office:value="0">
            <text:p>0</text:p>
          </table:table-cell>
          <table:table-cell table:style-name="ACE-10" table:formula="of:=COM.MICROSOFT.SWITCH([$'switches'.$B$1];1;[$'a'.Y27];0;[.Y27];2;0)" office:value-type="float" office:value="0">
            <text:p>0</text:p>
          </table:table-cell>
          <table:table-cell table:style-name="ACE-10" table:formula="of:=COM.MICROSOFT.SWITCH([$'switches'.$B$1];1;[$'a'.Z27];0;[.Z27];2;0)" office:value-type="float" office:value="0">
            <text:p>0</text:p>
          </table:table-cell>
          <table:table-cell table:style-name="ACE-10" table:formula="of:=COM.MICROSOFT.SWITCH([$'switches'.$B$1];1;[$'a'.AA27];0;[.AA27];2;0)" office:value-type="float" office:value="0">
            <text:p>0</text:p>
          </table:table-cell>
          <table:table-cell table:style-name="ACE-10" table:formula="of:=COM.MICROSOFT.SWITCH([$'switches'.$B$1];1;[$'a'.AB27];0;[.AB27];2;0)" office:value-type="float" office:value="0">
            <text:p>0</text:p>
          </table:table-cell>
          <table:table-cell table:style-name="ACE-10" table:formula="of:=COM.MICROSOFT.SWITCH([$'switches'.$B$1];1;[$'a'.AC27];0;[.AC27];2;0)" office:value-type="float" office:value="0">
            <text:p>0</text:p>
          </table:table-cell>
          <table:table-cell table:style-name="ACE-10" table:formula="of:=COM.MICROSOFT.SWITCH([$'switches'.$B$1];1;[$'a'.AD27];0;[.AD27];2;0)" office:value-type="float" office:value="0">
            <text:p>0</text:p>
          </table:table-cell>
          <table:table-cell table:style-name="ACE-10" table:formula="of:=COM.MICROSOFT.SWITCH([$'switches'.$B$1];1;[$'a'.AE27];0;[.AE27];2;0)" office:value-type="float" office:value="0">
            <text:p>0</text:p>
          </table:table-cell>
          <table:table-cell table:style-name="ACE-10" table:formula="of:=COM.MICROSOFT.SWITCH([$'switches'.$B$1];1;[$'a'.AF27];0;[.AF27];2;0)" office:value-type="float" office:value="0">
            <text:p>0</text:p>
          </table:table-cell>
          <table:table-cell table:style-name="ACE-10" table:formula="of:=COM.MICROSOFT.SWITCH([$'switches'.$B$1];1;[$'a'.AG27];0;[.AG27];2;0)" office:value-type="float" office:value="0">
            <text:p>0</text:p>
          </table:table-cell>
          <table:table-cell table:style-name="ACE-10" table:formula="of:=COM.MICROSOFT.SWITCH([$'switches'.$B$1];1;[$'a'.AH27];0;[.AH27];2;0)" office:value-type="float" office:value="0">
            <text:p>0</text:p>
          </table:table-cell>
          <table:table-cell table:style-name="ACE-10" table:formula="of:=COM.MICROSOFT.SWITCH([$'switches'.$B$1];1;[$'a'.AI27];0;[.AI27];2;0)" office:value-type="float" office:value="0">
            <text:p>0</text:p>
          </table:table-cell>
          <table:table-cell table:style-name="ACE-10" table:formula="of:=COM.MICROSOFT.SWITCH([$'switches'.$B$1];1;[$'a'.AJ27];0;[.AJ27];2;0)" office:value-type="float" office:value="0">
            <text:p>0</text:p>
          </table:table-cell>
          <table:table-cell table:style-name="ACE-10" table:formula="of:=COM.MICROSOFT.SWITCH([$'switches'.$B$1];1;[$'a'.AK27];0;[.AK27];2;0)" office:value-type="float" office:value="0">
            <text:p>0</text:p>
          </table:table-cell>
          <table:table-cell table:style-name="ACE-10" table:formula="of:=COM.MICROSOFT.SWITCH([$'switches'.$B$1];1;[$'a'.AL27];0;[.AL27];2;0)" office:value-type="float" office:value="0">
            <text:p>0</text:p>
          </table:table-cell>
          <table:table-cell table:style-name="ACE-10" table:formula="of:=COM.MICROSOFT.SWITCH([$'switches'.$B$1];1;[$'a'.AM27];0;[.AM27];2;0)" office:value-type="float" office:value="0">
            <text:p>0</text:p>
          </table:table-cell>
          <table:table-cell table:style-name="ACE-10" table:formula="of:=COM.MICROSOFT.SWITCH([$'switches'.$B$1];1;[$'a'.AN27];0;[.AN27];2;0)" office:value-type="float" office:value="0">
            <text:p>0</text:p>
          </table:table-cell>
          <table:table-cell table:style-name="ACE-10" table:formula="of:=COM.MICROSOFT.SWITCH([$'switches'.$B$1];1;[$'a'.AO27];0;[.AO27];2;0)" office:value-type="float" office:value="0">
            <text:p>0</text:p>
          </table:table-cell>
          <table:table-cell table:style-name="ACE-10" table:formula="of:=COM.MICROSOFT.SWITCH([$'switches'.$B$1];1;[$'a'.AP27];0;[.AP27];2;0)" office:value-type="float" office:value="0">
            <text:p>0</text:p>
          </table:table-cell>
          <table:table-cell table:style-name="ACE-10" table:formula="of:=COM.MICROSOFT.SWITCH([$'switches'.$B$1];1;[$'a'.AQ27];0;[.AQ27];2;0)" office:value-type="float" office:value="0">
            <text:p>0</text:p>
          </table:table-cell>
          <table:table-cell table:style-name="ACE-10" table:formula="of:=COM.MICROSOFT.SWITCH([$'switches'.$B$1];1;[$'a'.AR27];0;[.AR27];2;0)" office:value-type="float" office:value="0">
            <text:p>0</text:p>
          </table:table-cell>
          <table:table-cell table:style-name="ACE-10" table:formula="of:=COM.MICROSOFT.SWITCH([$'switches'.$B$1];1;[$'a'.AS27];0;[.AS27];2;0)" office:value-type="float" office:value="0">
            <text:p>0</text:p>
          </table:table-cell>
          <table:table-cell table:style-name="ACE-10" table:formula="of:=COM.MICROSOFT.SWITCH([$'switches'.$B$1];1;[$'a'.AT27];0;[.AT27];2;0)" office:value-type="float" office:value="0">
            <text:p>0</text:p>
          </table:table-cell>
          <table:table-cell table:style-name="ACE-10" table:formula="of:=COM.MICROSOFT.SWITCH([$'switches'.$B$1];1;[$'a'.AU27];0;[.AU27];2;0)" office:value-type="float" office:value="0">
            <text:p>0</text:p>
          </table:table-cell>
          <table:table-cell table:style-name="ACE-10" table:formula="of:=COM.MICROSOFT.SWITCH([$'switches'.$B$1];1;[$'a'.AV27];0;[.AV27];2;0)" office:value-type="float" office:value="0">
            <text:p>0</text:p>
          </table:table-cell>
          <table:table-cell table:style-name="ACE-10" table:formula="of:=COM.MICROSOFT.SWITCH([$'switches'.$B$1];1;[$'a'.AW27];0;[.AW27];2;0)" office:value-type="float" office:value="0">
            <text:p>0</text:p>
          </table:table-cell>
          <table:table-cell table:style-name="ACE-10" table:formula="of:=COM.MICROSOFT.SWITCH([$'switches'.$B$1];1;[$'a'.AX27];0;[.AX2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28];0;[.B28];2;0)" office:value-type="float" office:value="0">
            <text:p>0</text:p>
          </table:table-cell>
          <table:table-cell table:style-name="ACE-10" table:formula="of:=COM.MICROSOFT.SWITCH([$'switches'.$B$1];1;[$'a'.C28];0;[.C28];2;0)" office:value-type="float" office:value="0">
            <text:p>0</text:p>
          </table:table-cell>
          <table:table-cell table:style-name="ACE-10" table:formula="of:=COM.MICROSOFT.SWITCH([$'switches'.$B$1];1;[$'a'.D28];0;[.D28];2;0)" office:value-type="float" office:value="0">
            <text:p>0</text:p>
          </table:table-cell>
          <table:table-cell table:style-name="ACE-10" table:formula="of:=COM.MICROSOFT.SWITCH([$'switches'.$B$1];1;[$'a'.E28];0;[.E28];2;0)" office:value-type="float" office:value="0">
            <text:p>0</text:p>
          </table:table-cell>
          <table:table-cell table:style-name="ACE-10" table:formula="of:=COM.MICROSOFT.SWITCH([$'switches'.$B$1];1;[$'a'.F28];0;[.F28];2;0)" office:value-type="float" office:value="0">
            <text:p>0</text:p>
          </table:table-cell>
          <table:table-cell table:style-name="ACE-10" table:formula="of:=COM.MICROSOFT.SWITCH([$'switches'.$B$1];1;[$'a'.G28];0;[.G28];2;0)" office:value-type="float" office:value="0">
            <text:p>0</text:p>
          </table:table-cell>
          <table:table-cell table:style-name="ACE-10" table:formula="of:=COM.MICROSOFT.SWITCH([$'switches'.$B$1];1;[$'a'.H28];0;[.H28];2;0)" office:value-type="float" office:value="0">
            <text:p>0</text:p>
          </table:table-cell>
          <table:table-cell table:style-name="ACE-10" table:formula="of:=COM.MICROSOFT.SWITCH([$'switches'.$B$1];1;[$'a'.I28];0;[.I28];2;0)" office:value-type="float" office:value="0">
            <text:p>0</text:p>
          </table:table-cell>
          <table:table-cell table:style-name="ACE-10" table:formula="of:=COM.MICROSOFT.SWITCH([$'switches'.$B$1];1;[$'a'.J28];0;[.J28];2;0)" office:value-type="float" office:value="0">
            <text:p>0</text:p>
          </table:table-cell>
          <table:table-cell table:style-name="ACE-10" table:formula="of:=COM.MICROSOFT.SWITCH([$'switches'.$B$1];1;[$'a'.K28];0;[.K28];2;0)" office:value-type="float" office:value="0">
            <text:p>0</text:p>
          </table:table-cell>
          <table:table-cell table:style-name="ACE-10" table:formula="of:=COM.MICROSOFT.SWITCH([$'switches'.$B$1];1;[$'a'.L28];0;[.L28];2;0)" office:value-type="float" office:value="0">
            <text:p>0</text:p>
          </table:table-cell>
          <table:table-cell table:style-name="ACE-10" table:formula="of:=COM.MICROSOFT.SWITCH([$'switches'.$B$1];1;[$'a'.M28];0;[.M28];2;0)" office:value-type="float" office:value="0">
            <text:p>0</text:p>
          </table:table-cell>
          <table:table-cell table:style-name="ACE-10" table:formula="of:=COM.MICROSOFT.SWITCH([$'switches'.$B$1];1;[$'a'.N28];0;[.N28];2;0)" office:value-type="float" office:value="0">
            <text:p>0</text:p>
          </table:table-cell>
          <table:table-cell table:style-name="ACE-10" table:formula="of:=COM.MICROSOFT.SWITCH([$'switches'.$B$1];1;[$'a'.O28];0;[.O28];2;0)" office:value-type="float" office:value="0">
            <text:p>0</text:p>
          </table:table-cell>
          <table:table-cell table:style-name="ACE-10" table:formula="of:=COM.MICROSOFT.SWITCH([$'switches'.$B$1];1;[$'a'.P28];0;[.P28];2;0)" office:value-type="float" office:value="0">
            <text:p>0</text:p>
          </table:table-cell>
          <table:table-cell table:style-name="ACE-10" table:formula="of:=COM.MICROSOFT.SWITCH([$'switches'.$B$1];1;[$'a'.Q28];0;[.Q28];2;0)" office:value-type="float" office:value="0">
            <text:p>0</text:p>
          </table:table-cell>
          <table:table-cell table:style-name="ACE-10" table:formula="of:=COM.MICROSOFT.SWITCH([$'switches'.$B$1];1;[$'a'.R28];0;[.R28];2;0)" office:value-type="float" office:value="0">
            <text:p>0</text:p>
          </table:table-cell>
          <table:table-cell table:style-name="ACE-10" table:formula="of:=COM.MICROSOFT.SWITCH([$'switches'.$B$1];1;[$'a'.S28];0;[.S28];2;0)" office:value-type="float" office:value="0">
            <text:p>0</text:p>
          </table:table-cell>
          <table:table-cell table:style-name="ACE-10" table:formula="of:=COM.MICROSOFT.SWITCH([$'switches'.$B$1];1;[$'a'.T28];0;[.T28];2;0)" office:value-type="float" office:value="0">
            <text:p>0</text:p>
          </table:table-cell>
          <table:table-cell table:style-name="ACE-10" table:formula="of:=COM.MICROSOFT.SWITCH([$'switches'.$B$1];1;[$'a'.U28];0;[.U28];2;0)" office:value-type="float" office:value="0">
            <text:p>0</text:p>
          </table:table-cell>
          <table:table-cell table:style-name="ACE-10" table:formula="of:=COM.MICROSOFT.SWITCH([$'switches'.$B$1];1;[$'a'.V28];0;[.V28];2;0)" office:value-type="float" office:value="0">
            <text:p>0</text:p>
          </table:table-cell>
          <table:table-cell table:style-name="ACE-10" table:formula="of:=COM.MICROSOFT.SWITCH([$'switches'.$B$1];1;[$'a'.W28];0;[.W28];2;0)" office:value-type="float" office:value="0">
            <text:p>0</text:p>
          </table:table-cell>
          <table:table-cell table:style-name="ACE-10" table:formula="of:=COM.MICROSOFT.SWITCH([$'switches'.$B$1];1;[$'a'.X28];0;[.X28];2;0)" office:value-type="float" office:value="0">
            <text:p>0</text:p>
          </table:table-cell>
          <table:table-cell table:style-name="ACE-10" table:formula="of:=COM.MICROSOFT.SWITCH([$'switches'.$B$1];1;[$'a'.Y28];0;[.Y28];2;0)" office:value-type="float" office:value="0">
            <text:p>0</text:p>
          </table:table-cell>
          <table:table-cell table:style-name="ACE-10" table:formula="of:=COM.MICROSOFT.SWITCH([$'switches'.$B$1];1;[$'a'.Z28];0;[.Z28];2;0)" office:value-type="float" office:value="0">
            <text:p>0</text:p>
          </table:table-cell>
          <table:table-cell table:style-name="ACE-10" table:formula="of:=COM.MICROSOFT.SWITCH([$'switches'.$B$1];1;[$'a'.AA28];0;[.AA28];2;0)" office:value-type="float" office:value="0">
            <text:p>0</text:p>
          </table:table-cell>
          <table:table-cell table:style-name="ACE-10" table:formula="of:=COM.MICROSOFT.SWITCH([$'switches'.$B$1];1;[$'a'.AB28];0;[.AB28];2;0)" office:value-type="float" office:value="0">
            <text:p>0</text:p>
          </table:table-cell>
          <table:table-cell table:style-name="ACE-10" table:formula="of:=COM.MICROSOFT.SWITCH([$'switches'.$B$1];1;[$'a'.AC28];0;[.AC28];2;0)" office:value-type="float" office:value="0">
            <text:p>0</text:p>
          </table:table-cell>
          <table:table-cell table:style-name="ACE-10" table:formula="of:=COM.MICROSOFT.SWITCH([$'switches'.$B$1];1;[$'a'.AD28];0;[.AD28];2;0)" office:value-type="float" office:value="0">
            <text:p>0</text:p>
          </table:table-cell>
          <table:table-cell table:style-name="ACE-10" table:formula="of:=COM.MICROSOFT.SWITCH([$'switches'.$B$1];1;[$'a'.AE28];0;[.AE28];2;0)" office:value-type="float" office:value="0">
            <text:p>0</text:p>
          </table:table-cell>
          <table:table-cell table:style-name="ACE-10" table:formula="of:=COM.MICROSOFT.SWITCH([$'switches'.$B$1];1;[$'a'.AF28];0;[.AF28];2;0)" office:value-type="float" office:value="0">
            <text:p>0</text:p>
          </table:table-cell>
          <table:table-cell table:style-name="ACE-10" table:formula="of:=COM.MICROSOFT.SWITCH([$'switches'.$B$1];1;[$'a'.AG28];0;[.AG28];2;0)" office:value-type="float" office:value="0">
            <text:p>0</text:p>
          </table:table-cell>
          <table:table-cell table:style-name="ACE-10" table:formula="of:=COM.MICROSOFT.SWITCH([$'switches'.$B$1];1;[$'a'.AH28];0;[.AH28];2;0)" office:value-type="float" office:value="0">
            <text:p>0</text:p>
          </table:table-cell>
          <table:table-cell table:style-name="ACE-10" table:formula="of:=COM.MICROSOFT.SWITCH([$'switches'.$B$1];1;[$'a'.AI28];0;[.AI28];2;0)" office:value-type="float" office:value="0">
            <text:p>0</text:p>
          </table:table-cell>
          <table:table-cell table:style-name="ACE-10" table:formula="of:=COM.MICROSOFT.SWITCH([$'switches'.$B$1];1;[$'a'.AJ28];0;[.AJ28];2;0)" office:value-type="float" office:value="0">
            <text:p>0</text:p>
          </table:table-cell>
          <table:table-cell table:style-name="ACE-10" table:formula="of:=COM.MICROSOFT.SWITCH([$'switches'.$B$1];1;[$'a'.AK28];0;[.AK28];2;0)" office:value-type="float" office:value="0">
            <text:p>0</text:p>
          </table:table-cell>
          <table:table-cell table:style-name="ACE-10" table:formula="of:=COM.MICROSOFT.SWITCH([$'switches'.$B$1];1;[$'a'.AL28];0;[.AL28];2;0)" office:value-type="float" office:value="0">
            <text:p>0</text:p>
          </table:table-cell>
          <table:table-cell table:style-name="ACE-10" table:formula="of:=COM.MICROSOFT.SWITCH([$'switches'.$B$1];1;[$'a'.AM28];0;[.AM28];2;0)" office:value-type="float" office:value="0">
            <text:p>0</text:p>
          </table:table-cell>
          <table:table-cell table:style-name="ACE-10" table:formula="of:=COM.MICROSOFT.SWITCH([$'switches'.$B$1];1;[$'a'.AN28];0;[.AN28];2;0)" office:value-type="float" office:value="0">
            <text:p>0</text:p>
          </table:table-cell>
          <table:table-cell table:style-name="ACE-10" table:formula="of:=COM.MICROSOFT.SWITCH([$'switches'.$B$1];1;[$'a'.AO28];0;[.AO28];2;0)" office:value-type="float" office:value="0">
            <text:p>0</text:p>
          </table:table-cell>
          <table:table-cell table:style-name="ACE-10" table:formula="of:=COM.MICROSOFT.SWITCH([$'switches'.$B$1];1;[$'a'.AP28];0;[.AP28];2;0)" office:value-type="float" office:value="0">
            <text:p>0</text:p>
          </table:table-cell>
          <table:table-cell table:style-name="ACE-10" table:formula="of:=COM.MICROSOFT.SWITCH([$'switches'.$B$1];1;[$'a'.AQ28];0;[.AQ28];2;0)" office:value-type="float" office:value="0">
            <text:p>0</text:p>
          </table:table-cell>
          <table:table-cell table:style-name="ACE-10" table:formula="of:=COM.MICROSOFT.SWITCH([$'switches'.$B$1];1;[$'a'.AR28];0;[.AR28];2;0)" office:value-type="float" office:value="0">
            <text:p>0</text:p>
          </table:table-cell>
          <table:table-cell table:style-name="ACE-10" table:formula="of:=COM.MICROSOFT.SWITCH([$'switches'.$B$1];1;[$'a'.AS28];0;[.AS28];2;0)" office:value-type="float" office:value="0">
            <text:p>0</text:p>
          </table:table-cell>
          <table:table-cell table:style-name="ACE-10" table:formula="of:=COM.MICROSOFT.SWITCH([$'switches'.$B$1];1;[$'a'.AT28];0;[.AT28];2;0)" office:value-type="float" office:value="0">
            <text:p>0</text:p>
          </table:table-cell>
          <table:table-cell table:style-name="ACE-10" table:formula="of:=COM.MICROSOFT.SWITCH([$'switches'.$B$1];1;[$'a'.AU28];0;[.AU28];2;0)" office:value-type="float" office:value="0">
            <text:p>0</text:p>
          </table:table-cell>
          <table:table-cell table:style-name="ACE-10" table:formula="of:=COM.MICROSOFT.SWITCH([$'switches'.$B$1];1;[$'a'.AV28];0;[.AV28];2;0)" office:value-type="float" office:value="0">
            <text:p>0</text:p>
          </table:table-cell>
          <table:table-cell table:style-name="ACE-10" table:formula="of:=COM.MICROSOFT.SWITCH([$'switches'.$B$1];1;[$'a'.AW28];0;[.AW28];2;0)" office:value-type="float" office:value="0">
            <text:p>0</text:p>
          </table:table-cell>
          <table:table-cell table:style-name="ACE-10" table:formula="of:=COM.MICROSOFT.SWITCH([$'switches'.$B$1];1;[$'a'.AX28];0;[.AX2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29];0;[.B29];2;0)" office:value-type="float" office:value="0">
            <text:p>0</text:p>
          </table:table-cell>
          <table:table-cell table:style-name="ACE-10" table:formula="of:=COM.MICROSOFT.SWITCH([$'switches'.$B$1];1;[$'a'.C29];0;[.C29];2;0)" office:value-type="float" office:value="0">
            <text:p>0</text:p>
          </table:table-cell>
          <table:table-cell table:style-name="ACE-10" table:formula="of:=COM.MICROSOFT.SWITCH([$'switches'.$B$1];1;[$'a'.D29];0;[.D29];2;0)" office:value-type="float" office:value="0">
            <text:p>0</text:p>
          </table:table-cell>
          <table:table-cell table:style-name="ACE-10" table:formula="of:=COM.MICROSOFT.SWITCH([$'switches'.$B$1];1;[$'a'.E29];0;[.E29];2;0)" office:value-type="float" office:value="0">
            <text:p>0</text:p>
          </table:table-cell>
          <table:table-cell table:style-name="ACE-10" table:formula="of:=COM.MICROSOFT.SWITCH([$'switches'.$B$1];1;[$'a'.F29];0;[.F29];2;0)" office:value-type="float" office:value="0">
            <text:p>0</text:p>
          </table:table-cell>
          <table:table-cell table:style-name="ACE-10" table:formula="of:=COM.MICROSOFT.SWITCH([$'switches'.$B$1];1;[$'a'.G29];0;[.G29];2;0)" office:value-type="float" office:value="0">
            <text:p>0</text:p>
          </table:table-cell>
          <table:table-cell table:style-name="ACE-10" table:formula="of:=COM.MICROSOFT.SWITCH([$'switches'.$B$1];1;[$'a'.H29];0;[.H29];2;0)" office:value-type="float" office:value="0">
            <text:p>0</text:p>
          </table:table-cell>
          <table:table-cell table:style-name="ACE-10" table:formula="of:=COM.MICROSOFT.SWITCH([$'switches'.$B$1];1;[$'a'.I29];0;[.I29];2;0)" office:value-type="float" office:value="0">
            <text:p>0</text:p>
          </table:table-cell>
          <table:table-cell table:style-name="ACE-10" table:formula="of:=COM.MICROSOFT.SWITCH([$'switches'.$B$1];1;[$'a'.J29];0;[.J29];2;0)" office:value-type="float" office:value="0">
            <text:p>0</text:p>
          </table:table-cell>
          <table:table-cell table:style-name="ACE-10" table:formula="of:=COM.MICROSOFT.SWITCH([$'switches'.$B$1];1;[$'a'.K29];0;[.K29];2;0)" office:value-type="float" office:value="0">
            <text:p>0</text:p>
          </table:table-cell>
          <table:table-cell table:style-name="ACE-10" table:formula="of:=COM.MICROSOFT.SWITCH([$'switches'.$B$1];1;[$'a'.L29];0;[.L29];2;0)" office:value-type="float" office:value="0">
            <text:p>0</text:p>
          </table:table-cell>
          <table:table-cell table:style-name="ACE-10" table:formula="of:=COM.MICROSOFT.SWITCH([$'switches'.$B$1];1;[$'a'.M29];0;[.M29];2;0)" office:value-type="float" office:value="0">
            <text:p>0</text:p>
          </table:table-cell>
          <table:table-cell table:style-name="ACE-10" table:formula="of:=COM.MICROSOFT.SWITCH([$'switches'.$B$1];1;[$'a'.N29];0;[.N29];2;0)" office:value-type="float" office:value="0">
            <text:p>0</text:p>
          </table:table-cell>
          <table:table-cell table:style-name="ACE-10" table:formula="of:=COM.MICROSOFT.SWITCH([$'switches'.$B$1];1;[$'a'.O29];0;[.O29];2;0)" office:value-type="float" office:value="0">
            <text:p>0</text:p>
          </table:table-cell>
          <table:table-cell table:style-name="ACE-10" table:formula="of:=COM.MICROSOFT.SWITCH([$'switches'.$B$1];1;[$'a'.P29];0;[.P29];2;0)" office:value-type="float" office:value="0">
            <text:p>0</text:p>
          </table:table-cell>
          <table:table-cell table:style-name="ACE-10" table:formula="of:=COM.MICROSOFT.SWITCH([$'switches'.$B$1];1;[$'a'.Q29];0;[.Q29];2;0)" office:value-type="float" office:value="0">
            <text:p>0</text:p>
          </table:table-cell>
          <table:table-cell table:style-name="ACE-10" table:formula="of:=COM.MICROSOFT.SWITCH([$'switches'.$B$1];1;[$'a'.R29];0;[.R29];2;0)" office:value-type="float" office:value="0">
            <text:p>0</text:p>
          </table:table-cell>
          <table:table-cell table:style-name="ACE-10" table:formula="of:=COM.MICROSOFT.SWITCH([$'switches'.$B$1];1;[$'a'.S29];0;[.S29];2;0)" office:value-type="float" office:value="0">
            <text:p>0</text:p>
          </table:table-cell>
          <table:table-cell table:style-name="ACE-10" table:formula="of:=COM.MICROSOFT.SWITCH([$'switches'.$B$1];1;[$'a'.T29];0;[.T29];2;0)" office:value-type="float" office:value="0">
            <text:p>0</text:p>
          </table:table-cell>
          <table:table-cell table:style-name="ACE-10" table:formula="of:=COM.MICROSOFT.SWITCH([$'switches'.$B$1];1;[$'a'.U29];0;[.U29];2;0)" office:value-type="float" office:value="0">
            <text:p>0</text:p>
          </table:table-cell>
          <table:table-cell table:style-name="ACE-10" table:formula="of:=COM.MICROSOFT.SWITCH([$'switches'.$B$1];1;[$'a'.V29];0;[.V29];2;0)" office:value-type="float" office:value="0">
            <text:p>0</text:p>
          </table:table-cell>
          <table:table-cell table:style-name="ACE-10" table:formula="of:=COM.MICROSOFT.SWITCH([$'switches'.$B$1];1;[$'a'.W29];0;[.W29];2;0)" office:value-type="float" office:value="0">
            <text:p>0</text:p>
          </table:table-cell>
          <table:table-cell table:style-name="ACE-10" table:formula="of:=COM.MICROSOFT.SWITCH([$'switches'.$B$1];1;[$'a'.X29];0;[.X29];2;0)" office:value-type="float" office:value="0">
            <text:p>0</text:p>
          </table:table-cell>
          <table:table-cell table:style-name="ACE-10" table:formula="of:=COM.MICROSOFT.SWITCH([$'switches'.$B$1];1;[$'a'.Y29];0;[.Y29];2;0)" office:value-type="float" office:value="0">
            <text:p>0</text:p>
          </table:table-cell>
          <table:table-cell table:style-name="ACE-10" table:formula="of:=COM.MICROSOFT.SWITCH([$'switches'.$B$1];1;[$'a'.Z29];0;[.Z29];2;0)" office:value-type="float" office:value="0">
            <text:p>0</text:p>
          </table:table-cell>
          <table:table-cell table:style-name="ACE-10" table:formula="of:=COM.MICROSOFT.SWITCH([$'switches'.$B$1];1;[$'a'.AA29];0;[.AA29];2;0)" office:value-type="float" office:value="0">
            <text:p>0</text:p>
          </table:table-cell>
          <table:table-cell table:style-name="ACE-10" table:formula="of:=COM.MICROSOFT.SWITCH([$'switches'.$B$1];1;[$'a'.AB29];0;[.AB29];2;0)" office:value-type="float" office:value="0">
            <text:p>0</text:p>
          </table:table-cell>
          <table:table-cell table:style-name="ACE-10" table:formula="of:=COM.MICROSOFT.SWITCH([$'switches'.$B$1];1;[$'a'.AC29];0;[.AC29];2;0)" office:value-type="float" office:value="0">
            <text:p>0</text:p>
          </table:table-cell>
          <table:table-cell table:style-name="ACE-10" table:formula="of:=COM.MICROSOFT.SWITCH([$'switches'.$B$1];1;[$'a'.AD29];0;[.AD29];2;0)" office:value-type="float" office:value="0">
            <text:p>0</text:p>
          </table:table-cell>
          <table:table-cell table:style-name="ACE-10" table:formula="of:=COM.MICROSOFT.SWITCH([$'switches'.$B$1];1;[$'a'.AE29];0;[.AE29];2;0)" office:value-type="float" office:value="0">
            <text:p>0</text:p>
          </table:table-cell>
          <table:table-cell table:style-name="ACE-10" table:formula="of:=COM.MICROSOFT.SWITCH([$'switches'.$B$1];1;[$'a'.AF29];0;[.AF29];2;0)" office:value-type="float" office:value="0">
            <text:p>0</text:p>
          </table:table-cell>
          <table:table-cell table:style-name="ACE-10" table:formula="of:=COM.MICROSOFT.SWITCH([$'switches'.$B$1];1;[$'a'.AG29];0;[.AG29];2;0)" office:value-type="float" office:value="0">
            <text:p>0</text:p>
          </table:table-cell>
          <table:table-cell table:style-name="ACE-10" table:formula="of:=COM.MICROSOFT.SWITCH([$'switches'.$B$1];1;[$'a'.AH29];0;[.AH29];2;0)" office:value-type="float" office:value="0">
            <text:p>0</text:p>
          </table:table-cell>
          <table:table-cell table:style-name="ACE-10" table:formula="of:=COM.MICROSOFT.SWITCH([$'switches'.$B$1];1;[$'a'.AI29];0;[.AI29];2;0)" office:value-type="float" office:value="0">
            <text:p>0</text:p>
          </table:table-cell>
          <table:table-cell table:style-name="ACE-10" table:formula="of:=COM.MICROSOFT.SWITCH([$'switches'.$B$1];1;[$'a'.AJ29];0;[.AJ29];2;0)" office:value-type="float" office:value="0">
            <text:p>0</text:p>
          </table:table-cell>
          <table:table-cell table:style-name="ACE-10" table:formula="of:=COM.MICROSOFT.SWITCH([$'switches'.$B$1];1;[$'a'.AK29];0;[.AK29];2;0)" office:value-type="float" office:value="0">
            <text:p>0</text:p>
          </table:table-cell>
          <table:table-cell table:style-name="ACE-10" table:formula="of:=COM.MICROSOFT.SWITCH([$'switches'.$B$1];1;[$'a'.AL29];0;[.AL29];2;0)" office:value-type="float" office:value="0">
            <text:p>0</text:p>
          </table:table-cell>
          <table:table-cell table:style-name="ACE-10" table:formula="of:=COM.MICROSOFT.SWITCH([$'switches'.$B$1];1;[$'a'.AM29];0;[.AM29];2;0)" office:value-type="float" office:value="0">
            <text:p>0</text:p>
          </table:table-cell>
          <table:table-cell table:style-name="ACE-10" table:formula="of:=COM.MICROSOFT.SWITCH([$'switches'.$B$1];1;[$'a'.AN29];0;[.AN29];2;0)" office:value-type="float" office:value="0">
            <text:p>0</text:p>
          </table:table-cell>
          <table:table-cell table:style-name="ACE-10" table:formula="of:=COM.MICROSOFT.SWITCH([$'switches'.$B$1];1;[$'a'.AO29];0;[.AO29];2;0)" office:value-type="float" office:value="0">
            <text:p>0</text:p>
          </table:table-cell>
          <table:table-cell table:style-name="ACE-10" table:formula="of:=COM.MICROSOFT.SWITCH([$'switches'.$B$1];1;[$'a'.AP29];0;[.AP29];2;0)" office:value-type="float" office:value="0">
            <text:p>0</text:p>
          </table:table-cell>
          <table:table-cell table:style-name="ACE-10" table:formula="of:=COM.MICROSOFT.SWITCH([$'switches'.$B$1];1;[$'a'.AQ29];0;[.AQ29];2;0)" office:value-type="float" office:value="0">
            <text:p>0</text:p>
          </table:table-cell>
          <table:table-cell table:style-name="ACE-10" table:formula="of:=COM.MICROSOFT.SWITCH([$'switches'.$B$1];1;[$'a'.AR29];0;[.AR29];2;0)" office:value-type="float" office:value="0">
            <text:p>0</text:p>
          </table:table-cell>
          <table:table-cell table:style-name="ACE-10" table:formula="of:=COM.MICROSOFT.SWITCH([$'switches'.$B$1];1;[$'a'.AS29];0;[.AS29];2;0)" office:value-type="float" office:value="0">
            <text:p>0</text:p>
          </table:table-cell>
          <table:table-cell table:style-name="ACE-10" table:formula="of:=COM.MICROSOFT.SWITCH([$'switches'.$B$1];1;[$'a'.AT29];0;[.AT29];2;0)" office:value-type="float" office:value="0">
            <text:p>0</text:p>
          </table:table-cell>
          <table:table-cell table:style-name="ACE-10" table:formula="of:=COM.MICROSOFT.SWITCH([$'switches'.$B$1];1;[$'a'.AU29];0;[.AU29];2;0)" office:value-type="float" office:value="0">
            <text:p>0</text:p>
          </table:table-cell>
          <table:table-cell table:style-name="ACE-10" table:formula="of:=COM.MICROSOFT.SWITCH([$'switches'.$B$1];1;[$'a'.AV29];0;[.AV29];2;0)" office:value-type="float" office:value="0">
            <text:p>0</text:p>
          </table:table-cell>
          <table:table-cell table:style-name="ACE-10" table:formula="of:=COM.MICROSOFT.SWITCH([$'switches'.$B$1];1;[$'a'.AW29];0;[.AW29];2;0)" office:value-type="float" office:value="0">
            <text:p>0</text:p>
          </table:table-cell>
          <table:table-cell table:style-name="ACE-10" table:formula="of:=COM.MICROSOFT.SWITCH([$'switches'.$B$1];1;[$'a'.AX29];0;[.AX2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0];0;[.B30];2;0)" office:value-type="float" office:value="0">
            <text:p>0</text:p>
          </table:table-cell>
          <table:table-cell table:style-name="ACE-10" table:formula="of:=COM.MICROSOFT.SWITCH([$'switches'.$B$1];1;[$'a'.C30];0;[.C30];2;0)" office:value-type="float" office:value="0">
            <text:p>0</text:p>
          </table:table-cell>
          <table:table-cell table:style-name="ACE-10" table:formula="of:=COM.MICROSOFT.SWITCH([$'switches'.$B$1];1;[$'a'.D30];0;[.D30];2;0)" office:value-type="float" office:value="0">
            <text:p>0</text:p>
          </table:table-cell>
          <table:table-cell table:style-name="ACE-10" table:formula="of:=COM.MICROSOFT.SWITCH([$'switches'.$B$1];1;[$'a'.E30];0;[.E30];2;0)" office:value-type="float" office:value="0">
            <text:p>0</text:p>
          </table:table-cell>
          <table:table-cell table:style-name="ACE-10" table:formula="of:=COM.MICROSOFT.SWITCH([$'switches'.$B$1];1;[$'a'.F30];0;[.F30];2;0)" office:value-type="float" office:value="0">
            <text:p>0</text:p>
          </table:table-cell>
          <table:table-cell table:style-name="ACE-10" table:formula="of:=COM.MICROSOFT.SWITCH([$'switches'.$B$1];1;[$'a'.G30];0;[.G30];2;0)" office:value-type="float" office:value="0">
            <text:p>0</text:p>
          </table:table-cell>
          <table:table-cell table:style-name="ACE-10" table:formula="of:=COM.MICROSOFT.SWITCH([$'switches'.$B$1];1;[$'a'.H30];0;[.H30];2;0)" office:value-type="float" office:value="0">
            <text:p>0</text:p>
          </table:table-cell>
          <table:table-cell table:style-name="ACE-10" table:formula="of:=COM.MICROSOFT.SWITCH([$'switches'.$B$1];1;[$'a'.I30];0;[.I30];2;0)" office:value-type="float" office:value="0">
            <text:p>0</text:p>
          </table:table-cell>
          <table:table-cell table:style-name="ACE-10" table:formula="of:=COM.MICROSOFT.SWITCH([$'switches'.$B$1];1;[$'a'.J30];0;[.J30];2;0)" office:value-type="float" office:value="0">
            <text:p>0</text:p>
          </table:table-cell>
          <table:table-cell table:style-name="ACE-10" table:formula="of:=COM.MICROSOFT.SWITCH([$'switches'.$B$1];1;[$'a'.K30];0;[.K30];2;0)" office:value-type="float" office:value="0">
            <text:p>0</text:p>
          </table:table-cell>
          <table:table-cell table:style-name="ACE-10" table:formula="of:=COM.MICROSOFT.SWITCH([$'switches'.$B$1];1;[$'a'.L30];0;[.L30];2;0)" office:value-type="float" office:value="0">
            <text:p>0</text:p>
          </table:table-cell>
          <table:table-cell table:style-name="ACE-10" table:formula="of:=COM.MICROSOFT.SWITCH([$'switches'.$B$1];1;[$'a'.M30];0;[.M30];2;0)" office:value-type="float" office:value="0">
            <text:p>0</text:p>
          </table:table-cell>
          <table:table-cell table:style-name="ACE-10" table:formula="of:=COM.MICROSOFT.SWITCH([$'switches'.$B$1];1;[$'a'.N30];0;[.N30];2;0)" office:value-type="float" office:value="0">
            <text:p>0</text:p>
          </table:table-cell>
          <table:table-cell table:style-name="ACE-10" table:formula="of:=COM.MICROSOFT.SWITCH([$'switches'.$B$1];1;[$'a'.O30];0;[.O30];2;0)" office:value-type="float" office:value="0">
            <text:p>0</text:p>
          </table:table-cell>
          <table:table-cell table:style-name="ACE-10" table:formula="of:=COM.MICROSOFT.SWITCH([$'switches'.$B$1];1;[$'a'.P30];0;[.P30];2;0)" office:value-type="float" office:value="0">
            <text:p>0</text:p>
          </table:table-cell>
          <table:table-cell table:style-name="ACE-10" table:formula="of:=COM.MICROSOFT.SWITCH([$'switches'.$B$1];1;[$'a'.Q30];0;[.Q30];2;0)" office:value-type="float" office:value="0">
            <text:p>0</text:p>
          </table:table-cell>
          <table:table-cell table:style-name="ACE-10" table:formula="of:=COM.MICROSOFT.SWITCH([$'switches'.$B$1];1;[$'a'.R30];0;[.R30];2;0)" office:value-type="float" office:value="0">
            <text:p>0</text:p>
          </table:table-cell>
          <table:table-cell table:style-name="ACE-10" table:formula="of:=COM.MICROSOFT.SWITCH([$'switches'.$B$1];1;[$'a'.S30];0;[.S30];2;0)" office:value-type="float" office:value="0">
            <text:p>0</text:p>
          </table:table-cell>
          <table:table-cell table:style-name="ACE-10" table:formula="of:=COM.MICROSOFT.SWITCH([$'switches'.$B$1];1;[$'a'.T30];0;[.T30];2;0)" office:value-type="float" office:value="0">
            <text:p>0</text:p>
          </table:table-cell>
          <table:table-cell table:style-name="ACE-10" table:formula="of:=COM.MICROSOFT.SWITCH([$'switches'.$B$1];1;[$'a'.U30];0;[.U30];2;0)" office:value-type="float" office:value="0">
            <text:p>0</text:p>
          </table:table-cell>
          <table:table-cell table:style-name="ACE-10" table:formula="of:=COM.MICROSOFT.SWITCH([$'switches'.$B$1];1;[$'a'.V30];0;[.V30];2;0)" office:value-type="float" office:value="0">
            <text:p>0</text:p>
          </table:table-cell>
          <table:table-cell table:style-name="ACE-10" table:formula="of:=COM.MICROSOFT.SWITCH([$'switches'.$B$1];1;[$'a'.W30];0;[.W30];2;0)" office:value-type="float" office:value="0">
            <text:p>0</text:p>
          </table:table-cell>
          <table:table-cell table:style-name="ACE-10" table:formula="of:=COM.MICROSOFT.SWITCH([$'switches'.$B$1];1;[$'a'.X30];0;[.X30];2;0)" office:value-type="float" office:value="0">
            <text:p>0</text:p>
          </table:table-cell>
          <table:table-cell table:style-name="ACE-10" table:formula="of:=COM.MICROSOFT.SWITCH([$'switches'.$B$1];1;[$'a'.Y30];0;[.Y30];2;0)" office:value-type="float" office:value="0">
            <text:p>0</text:p>
          </table:table-cell>
          <table:table-cell table:style-name="ACE-10" table:formula="of:=COM.MICROSOFT.SWITCH([$'switches'.$B$1];1;[$'a'.Z30];0;[.Z30];2;0)" office:value-type="float" office:value="0">
            <text:p>0</text:p>
          </table:table-cell>
          <table:table-cell table:style-name="ACE-10" table:formula="of:=COM.MICROSOFT.SWITCH([$'switches'.$B$1];1;[$'a'.AA30];0;[.AA30];2;0)" office:value-type="float" office:value="0">
            <text:p>0</text:p>
          </table:table-cell>
          <table:table-cell table:style-name="ACE-10" table:formula="of:=COM.MICROSOFT.SWITCH([$'switches'.$B$1];1;[$'a'.AB30];0;[.AB30];2;0)" office:value-type="float" office:value="0">
            <text:p>0</text:p>
          </table:table-cell>
          <table:table-cell table:style-name="ACE-10" table:formula="of:=COM.MICROSOFT.SWITCH([$'switches'.$B$1];1;[$'a'.AC30];0;[.AC30];2;0)" office:value-type="float" office:value="0">
            <text:p>0</text:p>
          </table:table-cell>
          <table:table-cell table:style-name="ACE-10" table:formula="of:=COM.MICROSOFT.SWITCH([$'switches'.$B$1];1;[$'a'.AD30];0;[.AD30];2;0)" office:value-type="float" office:value="0">
            <text:p>0</text:p>
          </table:table-cell>
          <table:table-cell table:style-name="ACE-10" table:formula="of:=COM.MICROSOFT.SWITCH([$'switches'.$B$1];1;[$'a'.AE30];0;[.AE30];2;0)" office:value-type="float" office:value="0">
            <text:p>0</text:p>
          </table:table-cell>
          <table:table-cell table:style-name="ACE-10" table:formula="of:=COM.MICROSOFT.SWITCH([$'switches'.$B$1];1;[$'a'.AF30];0;[.AF30];2;0)" office:value-type="float" office:value="0">
            <text:p>0</text:p>
          </table:table-cell>
          <table:table-cell table:style-name="ACE-10" table:formula="of:=COM.MICROSOFT.SWITCH([$'switches'.$B$1];1;[$'a'.AG30];0;[.AG30];2;0)" office:value-type="float" office:value="0">
            <text:p>0</text:p>
          </table:table-cell>
          <table:table-cell table:style-name="ACE-10" table:formula="of:=COM.MICROSOFT.SWITCH([$'switches'.$B$1];1;[$'a'.AH30];0;[.AH30];2;0)" office:value-type="float" office:value="0">
            <text:p>0</text:p>
          </table:table-cell>
          <table:table-cell table:style-name="ACE-10" table:formula="of:=COM.MICROSOFT.SWITCH([$'switches'.$B$1];1;[$'a'.AI30];0;[.AI30];2;0)" office:value-type="float" office:value="0">
            <text:p>0</text:p>
          </table:table-cell>
          <table:table-cell table:style-name="ACE-10" table:formula="of:=COM.MICROSOFT.SWITCH([$'switches'.$B$1];1;[$'a'.AJ30];0;[.AJ30];2;0)" office:value-type="float" office:value="0">
            <text:p>0</text:p>
          </table:table-cell>
          <table:table-cell table:style-name="ACE-10" table:formula="of:=COM.MICROSOFT.SWITCH([$'switches'.$B$1];1;[$'a'.AK30];0;[.AK30];2;0)" office:value-type="float" office:value="0">
            <text:p>0</text:p>
          </table:table-cell>
          <table:table-cell table:style-name="ACE-10" table:formula="of:=COM.MICROSOFT.SWITCH([$'switches'.$B$1];1;[$'a'.AL30];0;[.AL30];2;0)" office:value-type="float" office:value="0">
            <text:p>0</text:p>
          </table:table-cell>
          <table:table-cell table:style-name="ACE-10" table:formula="of:=COM.MICROSOFT.SWITCH([$'switches'.$B$1];1;[$'a'.AM30];0;[.AM30];2;0)" office:value-type="float" office:value="0">
            <text:p>0</text:p>
          </table:table-cell>
          <table:table-cell table:style-name="ACE-10" table:formula="of:=COM.MICROSOFT.SWITCH([$'switches'.$B$1];1;[$'a'.AN30];0;[.AN30];2;0)" office:value-type="float" office:value="0">
            <text:p>0</text:p>
          </table:table-cell>
          <table:table-cell table:style-name="ACE-10" table:formula="of:=COM.MICROSOFT.SWITCH([$'switches'.$B$1];1;[$'a'.AO30];0;[.AO30];2;0)" office:value-type="float" office:value="0">
            <text:p>0</text:p>
          </table:table-cell>
          <table:table-cell table:style-name="ACE-10" table:formula="of:=COM.MICROSOFT.SWITCH([$'switches'.$B$1];1;[$'a'.AP30];0;[.AP30];2;0)" office:value-type="float" office:value="0">
            <text:p>0</text:p>
          </table:table-cell>
          <table:table-cell table:style-name="ACE-10" table:formula="of:=COM.MICROSOFT.SWITCH([$'switches'.$B$1];1;[$'a'.AQ30];0;[.AQ30];2;0)" office:value-type="float" office:value="0">
            <text:p>0</text:p>
          </table:table-cell>
          <table:table-cell table:style-name="ACE-10" table:formula="of:=COM.MICROSOFT.SWITCH([$'switches'.$B$1];1;[$'a'.AR30];0;[.AR30];2;0)" office:value-type="float" office:value="0">
            <text:p>0</text:p>
          </table:table-cell>
          <table:table-cell table:style-name="ACE-10" table:formula="of:=COM.MICROSOFT.SWITCH([$'switches'.$B$1];1;[$'a'.AS30];0;[.AS30];2;0)" office:value-type="float" office:value="0">
            <text:p>0</text:p>
          </table:table-cell>
          <table:table-cell table:style-name="ACE-10" table:formula="of:=COM.MICROSOFT.SWITCH([$'switches'.$B$1];1;[$'a'.AT30];0;[.AT30];2;0)" office:value-type="float" office:value="0">
            <text:p>0</text:p>
          </table:table-cell>
          <table:table-cell table:style-name="ACE-10" table:formula="of:=COM.MICROSOFT.SWITCH([$'switches'.$B$1];1;[$'a'.AU30];0;[.AU30];2;0)" office:value-type="float" office:value="0">
            <text:p>0</text:p>
          </table:table-cell>
          <table:table-cell table:style-name="ACE-10" table:formula="of:=COM.MICROSOFT.SWITCH([$'switches'.$B$1];1;[$'a'.AV30];0;[.AV30];2;0)" office:value-type="float" office:value="0">
            <text:p>0</text:p>
          </table:table-cell>
          <table:table-cell table:style-name="ACE-10" table:formula="of:=COM.MICROSOFT.SWITCH([$'switches'.$B$1];1;[$'a'.AW30];0;[.AW30];2;0)" office:value-type="float" office:value="0">
            <text:p>0</text:p>
          </table:table-cell>
          <table:table-cell table:style-name="ACE-10" table:formula="of:=COM.MICROSOFT.SWITCH([$'switches'.$B$1];1;[$'a'.AX30];0;[.AX3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1];0;[.B31];2;0)" office:value-type="float" office:value="0">
            <text:p>0</text:p>
          </table:table-cell>
          <table:table-cell table:style-name="ACE-10" table:formula="of:=COM.MICROSOFT.SWITCH([$'switches'.$B$1];1;[$'a'.C31];0;[.C31];2;0)" office:value-type="float" office:value="0">
            <text:p>0</text:p>
          </table:table-cell>
          <table:table-cell table:style-name="ACE-10" table:formula="of:=COM.MICROSOFT.SWITCH([$'switches'.$B$1];1;[$'a'.D31];0;[.D31];2;0)" office:value-type="float" office:value="0">
            <text:p>0</text:p>
          </table:table-cell>
          <table:table-cell table:style-name="ACE-10" table:formula="of:=COM.MICROSOFT.SWITCH([$'switches'.$B$1];1;[$'a'.E31];0;[.E31];2;0)" office:value-type="float" office:value="0">
            <text:p>0</text:p>
          </table:table-cell>
          <table:table-cell table:style-name="ACE-10" table:formula="of:=COM.MICROSOFT.SWITCH([$'switches'.$B$1];1;[$'a'.F31];0;[.F31];2;0)" office:value-type="float" office:value="0">
            <text:p>0</text:p>
          </table:table-cell>
          <table:table-cell table:style-name="ACE-10" table:formula="of:=COM.MICROSOFT.SWITCH([$'switches'.$B$1];1;[$'a'.G31];0;[.G31];2;0)" office:value-type="float" office:value="0">
            <text:p>0</text:p>
          </table:table-cell>
          <table:table-cell table:style-name="ACE-10" table:formula="of:=COM.MICROSOFT.SWITCH([$'switches'.$B$1];1;[$'a'.H31];0;[.H31];2;0)" office:value-type="float" office:value="0">
            <text:p>0</text:p>
          </table:table-cell>
          <table:table-cell table:style-name="ACE-10" table:formula="of:=COM.MICROSOFT.SWITCH([$'switches'.$B$1];1;[$'a'.I31];0;[.I31];2;0)" office:value-type="float" office:value="0">
            <text:p>0</text:p>
          </table:table-cell>
          <table:table-cell table:style-name="ACE-10" table:formula="of:=COM.MICROSOFT.SWITCH([$'switches'.$B$1];1;[$'a'.J31];0;[.J31];2;0)" office:value-type="float" office:value="0">
            <text:p>0</text:p>
          </table:table-cell>
          <table:table-cell table:style-name="ACE-10" table:formula="of:=COM.MICROSOFT.SWITCH([$'switches'.$B$1];1;[$'a'.K31];0;[.K31];2;0)" office:value-type="float" office:value="0">
            <text:p>0</text:p>
          </table:table-cell>
          <table:table-cell table:style-name="ACE-10" table:formula="of:=COM.MICROSOFT.SWITCH([$'switches'.$B$1];1;[$'a'.L31];0;[.L31];2;0)" office:value-type="float" office:value="0">
            <text:p>0</text:p>
          </table:table-cell>
          <table:table-cell table:style-name="ACE-10" table:formula="of:=COM.MICROSOFT.SWITCH([$'switches'.$B$1];1;[$'a'.M31];0;[.M31];2;0)" office:value-type="float" office:value="0">
            <text:p>0</text:p>
          </table:table-cell>
          <table:table-cell table:style-name="ACE-10" table:formula="of:=COM.MICROSOFT.SWITCH([$'switches'.$B$1];1;[$'a'.N31];0;[.N31];2;0)" office:value-type="float" office:value="0">
            <text:p>0</text:p>
          </table:table-cell>
          <table:table-cell table:style-name="ACE-10" table:formula="of:=COM.MICROSOFT.SWITCH([$'switches'.$B$1];1;[$'a'.O31];0;[.O31];2;0)" office:value-type="float" office:value="0">
            <text:p>0</text:p>
          </table:table-cell>
          <table:table-cell table:style-name="ACE-10" table:formula="of:=COM.MICROSOFT.SWITCH([$'switches'.$B$1];1;[$'a'.P31];0;[.P31];2;0)" office:value-type="float" office:value="0">
            <text:p>0</text:p>
          </table:table-cell>
          <table:table-cell table:style-name="ACE-10" table:formula="of:=COM.MICROSOFT.SWITCH([$'switches'.$B$1];1;[$'a'.Q31];0;[.Q31];2;0)" office:value-type="float" office:value="0">
            <text:p>0</text:p>
          </table:table-cell>
          <table:table-cell table:style-name="ACE-10" table:formula="of:=COM.MICROSOFT.SWITCH([$'switches'.$B$1];1;[$'a'.R31];0;[.R31];2;0)" office:value-type="float" office:value="0">
            <text:p>0</text:p>
          </table:table-cell>
          <table:table-cell table:style-name="ACE-10" table:formula="of:=COM.MICROSOFT.SWITCH([$'switches'.$B$1];1;[$'a'.S31];0;[.S31];2;0)" office:value-type="float" office:value="0">
            <text:p>0</text:p>
          </table:table-cell>
          <table:table-cell table:style-name="ACE-10" table:formula="of:=COM.MICROSOFT.SWITCH([$'switches'.$B$1];1;[$'a'.T31];0;[.T31];2;0)" office:value-type="float" office:value="0">
            <text:p>0</text:p>
          </table:table-cell>
          <table:table-cell table:style-name="ACE-10" table:formula="of:=COM.MICROSOFT.SWITCH([$'switches'.$B$1];1;[$'a'.U31];0;[.U31];2;0)" office:value-type="float" office:value="0">
            <text:p>0</text:p>
          </table:table-cell>
          <table:table-cell table:style-name="ACE-10" table:formula="of:=COM.MICROSOFT.SWITCH([$'switches'.$B$1];1;[$'a'.V31];0;[.V31];2;0)" office:value-type="float" office:value="0">
            <text:p>0</text:p>
          </table:table-cell>
          <table:table-cell table:style-name="ACE-10" table:formula="of:=COM.MICROSOFT.SWITCH([$'switches'.$B$1];1;[$'a'.W31];0;[.W31];2;0)" office:value-type="float" office:value="0">
            <text:p>0</text:p>
          </table:table-cell>
          <table:table-cell table:style-name="ACE-10" table:formula="of:=COM.MICROSOFT.SWITCH([$'switches'.$B$1];1;[$'a'.X31];0;[.X31];2;0)" office:value-type="float" office:value="0">
            <text:p>0</text:p>
          </table:table-cell>
          <table:table-cell table:style-name="ACE-10" table:formula="of:=COM.MICROSOFT.SWITCH([$'switches'.$B$1];1;[$'a'.Y31];0;[.Y31];2;0)" office:value-type="float" office:value="0">
            <text:p>0</text:p>
          </table:table-cell>
          <table:table-cell table:style-name="ACE-10" table:formula="of:=COM.MICROSOFT.SWITCH([$'switches'.$B$1];1;[$'a'.Z31];0;[.Z31];2;0)" office:value-type="float" office:value="0">
            <text:p>0</text:p>
          </table:table-cell>
          <table:table-cell table:style-name="ACE-10" table:formula="of:=COM.MICROSOFT.SWITCH([$'switches'.$B$1];1;[$'a'.AA31];0;[.AA31];2;0)" office:value-type="float" office:value="0">
            <text:p>0</text:p>
          </table:table-cell>
          <table:table-cell table:style-name="ACE-10" table:formula="of:=COM.MICROSOFT.SWITCH([$'switches'.$B$1];1;[$'a'.AB31];0;[.AB31];2;0)" office:value-type="float" office:value="0">
            <text:p>0</text:p>
          </table:table-cell>
          <table:table-cell table:style-name="ACE-10" table:formula="of:=COM.MICROSOFT.SWITCH([$'switches'.$B$1];1;[$'a'.AC31];0;[.AC31];2;0)" office:value-type="float" office:value="0">
            <text:p>0</text:p>
          </table:table-cell>
          <table:table-cell table:style-name="ACE-10" table:formula="of:=COM.MICROSOFT.SWITCH([$'switches'.$B$1];1;[$'a'.AD31];0;[.AD31];2;0)" office:value-type="float" office:value="0">
            <text:p>0</text:p>
          </table:table-cell>
          <table:table-cell table:style-name="ACE-10" table:formula="of:=COM.MICROSOFT.SWITCH([$'switches'.$B$1];1;[$'a'.AE31];0;[.AE31];2;0)" office:value-type="float" office:value="0">
            <text:p>0</text:p>
          </table:table-cell>
          <table:table-cell table:style-name="ACE-10" table:formula="of:=COM.MICROSOFT.SWITCH([$'switches'.$B$1];1;[$'a'.AF31];0;[.AF31];2;0)" office:value-type="float" office:value="0">
            <text:p>0</text:p>
          </table:table-cell>
          <table:table-cell table:style-name="ACE-10" table:formula="of:=COM.MICROSOFT.SWITCH([$'switches'.$B$1];1;[$'a'.AG31];0;[.AG31];2;0)" office:value-type="float" office:value="0">
            <text:p>0</text:p>
          </table:table-cell>
          <table:table-cell table:style-name="ACE-10" table:formula="of:=COM.MICROSOFT.SWITCH([$'switches'.$B$1];1;[$'a'.AH31];0;[.AH31];2;0)" office:value-type="float" office:value="0">
            <text:p>0</text:p>
          </table:table-cell>
          <table:table-cell table:style-name="ACE-10" table:formula="of:=COM.MICROSOFT.SWITCH([$'switches'.$B$1];1;[$'a'.AI31];0;[.AI31];2;0)" office:value-type="float" office:value="0">
            <text:p>0</text:p>
          </table:table-cell>
          <table:table-cell table:style-name="ACE-10" table:formula="of:=COM.MICROSOFT.SWITCH([$'switches'.$B$1];1;[$'a'.AJ31];0;[.AJ31];2;0)" office:value-type="float" office:value="0">
            <text:p>0</text:p>
          </table:table-cell>
          <table:table-cell table:style-name="ACE-10" table:formula="of:=COM.MICROSOFT.SWITCH([$'switches'.$B$1];1;[$'a'.AK31];0;[.AK31];2;0)" office:value-type="float" office:value="0">
            <text:p>0</text:p>
          </table:table-cell>
          <table:table-cell table:style-name="ACE-10" table:formula="of:=COM.MICROSOFT.SWITCH([$'switches'.$B$1];1;[$'a'.AL31];0;[.AL31];2;0)" office:value-type="float" office:value="0">
            <text:p>0</text:p>
          </table:table-cell>
          <table:table-cell table:style-name="ACE-10" table:formula="of:=COM.MICROSOFT.SWITCH([$'switches'.$B$1];1;[$'a'.AM31];0;[.AM31];2;0)" office:value-type="float" office:value="0">
            <text:p>0</text:p>
          </table:table-cell>
          <table:table-cell table:style-name="ACE-10" table:formula="of:=COM.MICROSOFT.SWITCH([$'switches'.$B$1];1;[$'a'.AN31];0;[.AN31];2;0)" office:value-type="float" office:value="0">
            <text:p>0</text:p>
          </table:table-cell>
          <table:table-cell table:style-name="ACE-10" table:formula="of:=COM.MICROSOFT.SWITCH([$'switches'.$B$1];1;[$'a'.AO31];0;[.AO31];2;0)" office:value-type="float" office:value="0">
            <text:p>0</text:p>
          </table:table-cell>
          <table:table-cell table:style-name="ACE-10" table:formula="of:=COM.MICROSOFT.SWITCH([$'switches'.$B$1];1;[$'a'.AP31];0;[.AP31];2;0)" office:value-type="float" office:value="0">
            <text:p>0</text:p>
          </table:table-cell>
          <table:table-cell table:style-name="ACE-10" table:formula="of:=COM.MICROSOFT.SWITCH([$'switches'.$B$1];1;[$'a'.AQ31];0;[.AQ31];2;0)" office:value-type="float" office:value="0">
            <text:p>0</text:p>
          </table:table-cell>
          <table:table-cell table:style-name="ACE-10" table:formula="of:=COM.MICROSOFT.SWITCH([$'switches'.$B$1];1;[$'a'.AR31];0;[.AR31];2;0)" office:value-type="float" office:value="0">
            <text:p>0</text:p>
          </table:table-cell>
          <table:table-cell table:style-name="ACE-10" table:formula="of:=COM.MICROSOFT.SWITCH([$'switches'.$B$1];1;[$'a'.AS31];0;[.AS31];2;0)" office:value-type="float" office:value="0">
            <text:p>0</text:p>
          </table:table-cell>
          <table:table-cell table:style-name="ACE-10" table:formula="of:=COM.MICROSOFT.SWITCH([$'switches'.$B$1];1;[$'a'.AT31];0;[.AT31];2;0)" office:value-type="float" office:value="0">
            <text:p>0</text:p>
          </table:table-cell>
          <table:table-cell table:style-name="ACE-10" table:formula="of:=COM.MICROSOFT.SWITCH([$'switches'.$B$1];1;[$'a'.AU31];0;[.AU31];2;0)" office:value-type="float" office:value="0">
            <text:p>0</text:p>
          </table:table-cell>
          <table:table-cell table:style-name="ACE-10" table:formula="of:=COM.MICROSOFT.SWITCH([$'switches'.$B$1];1;[$'a'.AV31];0;[.AV31];2;0)" office:value-type="float" office:value="0">
            <text:p>0</text:p>
          </table:table-cell>
          <table:table-cell table:style-name="ACE-10" table:formula="of:=COM.MICROSOFT.SWITCH([$'switches'.$B$1];1;[$'a'.AW31];0;[.AW31];2;0)" office:value-type="float" office:value="0">
            <text:p>0</text:p>
          </table:table-cell>
          <table:table-cell table:style-name="ACE-10" table:formula="of:=COM.MICROSOFT.SWITCH([$'switches'.$B$1];1;[$'a'.AX31];0;[.AX31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2];0;[.B32];2;0)" office:value-type="float" office:value="0">
            <text:p>0</text:p>
          </table:table-cell>
          <table:table-cell table:style-name="ACE-10" table:formula="of:=COM.MICROSOFT.SWITCH([$'switches'.$B$1];1;[$'a'.C32];0;[.C32];2;0)" office:value-type="float" office:value="0">
            <text:p>0</text:p>
          </table:table-cell>
          <table:table-cell table:style-name="ACE-10" table:formula="of:=COM.MICROSOFT.SWITCH([$'switches'.$B$1];1;[$'a'.D32];0;[.D32];2;0)" office:value-type="float" office:value="0">
            <text:p>0</text:p>
          </table:table-cell>
          <table:table-cell table:style-name="ACE-10" table:formula="of:=COM.MICROSOFT.SWITCH([$'switches'.$B$1];1;[$'a'.E32];0;[.E32];2;0)" office:value-type="float" office:value="0">
            <text:p>0</text:p>
          </table:table-cell>
          <table:table-cell table:style-name="ACE-10" table:formula="of:=COM.MICROSOFT.SWITCH([$'switches'.$B$1];1;[$'a'.F32];0;[.F32];2;0)" office:value-type="float" office:value="0">
            <text:p>0</text:p>
          </table:table-cell>
          <table:table-cell table:style-name="ACE-10" table:formula="of:=COM.MICROSOFT.SWITCH([$'switches'.$B$1];1;[$'a'.G32];0;[.G32];2;0)" office:value-type="float" office:value="0">
            <text:p>0</text:p>
          </table:table-cell>
          <table:table-cell table:style-name="ACE-10" table:formula="of:=COM.MICROSOFT.SWITCH([$'switches'.$B$1];1;[$'a'.H32];0;[.H32];2;0)" office:value-type="float" office:value="0">
            <text:p>0</text:p>
          </table:table-cell>
          <table:table-cell table:style-name="ACE-10" table:formula="of:=COM.MICROSOFT.SWITCH([$'switches'.$B$1];1;[$'a'.I32];0;[.I32];2;0)" office:value-type="float" office:value="0">
            <text:p>0</text:p>
          </table:table-cell>
          <table:table-cell table:style-name="ACE-10" table:formula="of:=COM.MICROSOFT.SWITCH([$'switches'.$B$1];1;[$'a'.J32];0;[.J32];2;0)" office:value-type="float" office:value="0">
            <text:p>0</text:p>
          </table:table-cell>
          <table:table-cell table:style-name="ACE-10" table:formula="of:=COM.MICROSOFT.SWITCH([$'switches'.$B$1];1;[$'a'.K32];0;[.K32];2;0)" office:value-type="float" office:value="0">
            <text:p>0</text:p>
          </table:table-cell>
          <table:table-cell table:style-name="ACE-10" table:formula="of:=COM.MICROSOFT.SWITCH([$'switches'.$B$1];1;[$'a'.L32];0;[.L32];2;0)" office:value-type="float" office:value="0">
            <text:p>0</text:p>
          </table:table-cell>
          <table:table-cell table:style-name="ACE-10" table:formula="of:=COM.MICROSOFT.SWITCH([$'switches'.$B$1];1;[$'a'.M32];0;[.M32];2;0)" office:value-type="float" office:value="0">
            <text:p>0</text:p>
          </table:table-cell>
          <table:table-cell table:style-name="ACE-10" table:formula="of:=COM.MICROSOFT.SWITCH([$'switches'.$B$1];1;[$'a'.N32];0;[.N32];2;0)" office:value-type="float" office:value="0">
            <text:p>0</text:p>
          </table:table-cell>
          <table:table-cell table:style-name="ACE-10" table:formula="of:=COM.MICROSOFT.SWITCH([$'switches'.$B$1];1;[$'a'.O32];0;[.O32];2;0)" office:value-type="float" office:value="0">
            <text:p>0</text:p>
          </table:table-cell>
          <table:table-cell table:style-name="ACE-10" table:formula="of:=COM.MICROSOFT.SWITCH([$'switches'.$B$1];1;[$'a'.P32];0;[.P32];2;0)" office:value-type="float" office:value="0">
            <text:p>0</text:p>
          </table:table-cell>
          <table:table-cell table:style-name="ACE-10" table:formula="of:=COM.MICROSOFT.SWITCH([$'switches'.$B$1];1;[$'a'.Q32];0;[.Q32];2;0)" office:value-type="float" office:value="0">
            <text:p>0</text:p>
          </table:table-cell>
          <table:table-cell table:style-name="ACE-10" table:formula="of:=COM.MICROSOFT.SWITCH([$'switches'.$B$1];1;[$'a'.R32];0;[.R32];2;0)" office:value-type="float" office:value="0">
            <text:p>0</text:p>
          </table:table-cell>
          <table:table-cell table:style-name="ACE-10" table:formula="of:=COM.MICROSOFT.SWITCH([$'switches'.$B$1];1;[$'a'.S32];0;[.S32];2;0)" office:value-type="float" office:value="0">
            <text:p>0</text:p>
          </table:table-cell>
          <table:table-cell table:style-name="ACE-10" table:formula="of:=COM.MICROSOFT.SWITCH([$'switches'.$B$1];1;[$'a'.T32];0;[.T32];2;0)" office:value-type="float" office:value="0">
            <text:p>0</text:p>
          </table:table-cell>
          <table:table-cell table:style-name="ACE-10" table:formula="of:=COM.MICROSOFT.SWITCH([$'switches'.$B$1];1;[$'a'.U32];0;[.U32];2;0)" office:value-type="float" office:value="0">
            <text:p>0</text:p>
          </table:table-cell>
          <table:table-cell table:style-name="ACE-10" table:formula="of:=COM.MICROSOFT.SWITCH([$'switches'.$B$1];1;[$'a'.V32];0;[.V32];2;0)" office:value-type="float" office:value="0">
            <text:p>0</text:p>
          </table:table-cell>
          <table:table-cell table:style-name="ACE-10" table:formula="of:=COM.MICROSOFT.SWITCH([$'switches'.$B$1];1;[$'a'.W32];0;[.W32];2;0)" office:value-type="float" office:value="0">
            <text:p>0</text:p>
          </table:table-cell>
          <table:table-cell table:style-name="ACE-10" table:formula="of:=COM.MICROSOFT.SWITCH([$'switches'.$B$1];1;[$'a'.X32];0;[.X32];2;0)" office:value-type="float" office:value="0">
            <text:p>0</text:p>
          </table:table-cell>
          <table:table-cell table:style-name="ACE-10" table:formula="of:=COM.MICROSOFT.SWITCH([$'switches'.$B$1];1;[$'a'.Y32];0;[.Y32];2;0)" office:value-type="float" office:value="0">
            <text:p>0</text:p>
          </table:table-cell>
          <table:table-cell table:style-name="ACE-10" table:formula="of:=COM.MICROSOFT.SWITCH([$'switches'.$B$1];1;[$'a'.Z32];0;[.Z32];2;0)" office:value-type="float" office:value="0">
            <text:p>0</text:p>
          </table:table-cell>
          <table:table-cell table:style-name="ACE-10" table:formula="of:=COM.MICROSOFT.SWITCH([$'switches'.$B$1];1;[$'a'.AA32];0;[.AA32];2;0)" office:value-type="float" office:value="0">
            <text:p>0</text:p>
          </table:table-cell>
          <table:table-cell table:style-name="ACE-10" table:formula="of:=COM.MICROSOFT.SWITCH([$'switches'.$B$1];1;[$'a'.AB32];0;[.AB32];2;0)" office:value-type="float" office:value="0">
            <text:p>0</text:p>
          </table:table-cell>
          <table:table-cell table:style-name="ACE-10" table:formula="of:=COM.MICROSOFT.SWITCH([$'switches'.$B$1];1;[$'a'.AC32];0;[.AC32];2;0)" office:value-type="float" office:value="0">
            <text:p>0</text:p>
          </table:table-cell>
          <table:table-cell table:style-name="ACE-10" table:formula="of:=COM.MICROSOFT.SWITCH([$'switches'.$B$1];1;[$'a'.AD32];0;[.AD32];2;0)" office:value-type="float" office:value="0">
            <text:p>0</text:p>
          </table:table-cell>
          <table:table-cell table:style-name="ACE-10" table:formula="of:=COM.MICROSOFT.SWITCH([$'switches'.$B$1];1;[$'a'.AE32];0;[.AE32];2;0)" office:value-type="float" office:value="0">
            <text:p>0</text:p>
          </table:table-cell>
          <table:table-cell table:style-name="ACE-10" table:formula="of:=COM.MICROSOFT.SWITCH([$'switches'.$B$1];1;[$'a'.AF32];0;[.AF32];2;0)" office:value-type="float" office:value="0">
            <text:p>0</text:p>
          </table:table-cell>
          <table:table-cell table:style-name="ACE-10" table:formula="of:=COM.MICROSOFT.SWITCH([$'switches'.$B$1];1;[$'a'.AG32];0;[.AG32];2;0)" office:value-type="float" office:value="0">
            <text:p>0</text:p>
          </table:table-cell>
          <table:table-cell table:style-name="ACE-10" table:formula="of:=COM.MICROSOFT.SWITCH([$'switches'.$B$1];1;[$'a'.AH32];0;[.AH32];2;0)" office:value-type="float" office:value="0">
            <text:p>0</text:p>
          </table:table-cell>
          <table:table-cell table:style-name="ACE-10" table:formula="of:=COM.MICROSOFT.SWITCH([$'switches'.$B$1];1;[$'a'.AI32];0;[.AI32];2;0)" office:value-type="float" office:value="0">
            <text:p>0</text:p>
          </table:table-cell>
          <table:table-cell table:style-name="ACE-10" table:formula="of:=COM.MICROSOFT.SWITCH([$'switches'.$B$1];1;[$'a'.AJ32];0;[.AJ32];2;0)" office:value-type="float" office:value="0">
            <text:p>0</text:p>
          </table:table-cell>
          <table:table-cell table:style-name="ACE-10" table:formula="of:=COM.MICROSOFT.SWITCH([$'switches'.$B$1];1;[$'a'.AK32];0;[.AK32];2;0)" office:value-type="float" office:value="0">
            <text:p>0</text:p>
          </table:table-cell>
          <table:table-cell table:style-name="ACE-10" table:formula="of:=COM.MICROSOFT.SWITCH([$'switches'.$B$1];1;[$'a'.AL32];0;[.AL32];2;0)" office:value-type="float" office:value="0">
            <text:p>0</text:p>
          </table:table-cell>
          <table:table-cell table:style-name="ACE-10" table:formula="of:=COM.MICROSOFT.SWITCH([$'switches'.$B$1];1;[$'a'.AM32];0;[.AM32];2;0)" office:value-type="float" office:value="0">
            <text:p>0</text:p>
          </table:table-cell>
          <table:table-cell table:style-name="ACE-10" table:formula="of:=COM.MICROSOFT.SWITCH([$'switches'.$B$1];1;[$'a'.AN32];0;[.AN32];2;0)" office:value-type="float" office:value="0">
            <text:p>0</text:p>
          </table:table-cell>
          <table:table-cell table:style-name="ACE-10" table:formula="of:=COM.MICROSOFT.SWITCH([$'switches'.$B$1];1;[$'a'.AO32];0;[.AO32];2;0)" office:value-type="float" office:value="0">
            <text:p>0</text:p>
          </table:table-cell>
          <table:table-cell table:style-name="ACE-10" table:formula="of:=COM.MICROSOFT.SWITCH([$'switches'.$B$1];1;[$'a'.AP32];0;[.AP32];2;0)" office:value-type="float" office:value="0">
            <text:p>0</text:p>
          </table:table-cell>
          <table:table-cell table:style-name="ACE-10" table:formula="of:=COM.MICROSOFT.SWITCH([$'switches'.$B$1];1;[$'a'.AQ32];0;[.AQ32];2;0)" office:value-type="float" office:value="0">
            <text:p>0</text:p>
          </table:table-cell>
          <table:table-cell table:style-name="ACE-10" table:formula="of:=COM.MICROSOFT.SWITCH([$'switches'.$B$1];1;[$'a'.AR32];0;[.AR32];2;0)" office:value-type="float" office:value="0">
            <text:p>0</text:p>
          </table:table-cell>
          <table:table-cell table:style-name="ACE-10" table:formula="of:=COM.MICROSOFT.SWITCH([$'switches'.$B$1];1;[$'a'.AS32];0;[.AS32];2;0)" office:value-type="float" office:value="0">
            <text:p>0</text:p>
          </table:table-cell>
          <table:table-cell table:style-name="ACE-10" table:formula="of:=COM.MICROSOFT.SWITCH([$'switches'.$B$1];1;[$'a'.AT32];0;[.AT32];2;0)" office:value-type="float" office:value="0">
            <text:p>0</text:p>
          </table:table-cell>
          <table:table-cell table:style-name="ACE-10" table:formula="of:=COM.MICROSOFT.SWITCH([$'switches'.$B$1];1;[$'a'.AU32];0;[.AU32];2;0)" office:value-type="float" office:value="0">
            <text:p>0</text:p>
          </table:table-cell>
          <table:table-cell table:style-name="ACE-10" table:formula="of:=COM.MICROSOFT.SWITCH([$'switches'.$B$1];1;[$'a'.AV32];0;[.AV32];2;0)" office:value-type="float" office:value="0">
            <text:p>0</text:p>
          </table:table-cell>
          <table:table-cell table:style-name="ACE-10" table:formula="of:=COM.MICROSOFT.SWITCH([$'switches'.$B$1];1;[$'a'.AW32];0;[.AW32];2;0)" office:value-type="float" office:value="0">
            <text:p>0</text:p>
          </table:table-cell>
          <table:table-cell table:style-name="ACE-10" table:formula="of:=COM.MICROSOFT.SWITCH([$'switches'.$B$1];1;[$'a'.AX32];0;[.AX3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3];0;[.B33];2;0)" office:value-type="float" office:value="0">
            <text:p>0</text:p>
          </table:table-cell>
          <table:table-cell table:style-name="ACE-10" table:formula="of:=COM.MICROSOFT.SWITCH([$'switches'.$B$1];1;[$'a'.C33];0;[.C33];2;0)" office:value-type="float" office:value="0">
            <text:p>0</text:p>
          </table:table-cell>
          <table:table-cell table:style-name="ACE-10" table:formula="of:=COM.MICROSOFT.SWITCH([$'switches'.$B$1];1;[$'a'.D33];0;[.D33];2;0)" office:value-type="float" office:value="0">
            <text:p>0</text:p>
          </table:table-cell>
          <table:table-cell table:style-name="ACE-10" table:formula="of:=COM.MICROSOFT.SWITCH([$'switches'.$B$1];1;[$'a'.E33];0;[.E33];2;0)" office:value-type="float" office:value="0">
            <text:p>0</text:p>
          </table:table-cell>
          <table:table-cell table:style-name="ACE-10" table:formula="of:=COM.MICROSOFT.SWITCH([$'switches'.$B$1];1;[$'a'.F33];0;[.F33];2;0)" office:value-type="float" office:value="0">
            <text:p>0</text:p>
          </table:table-cell>
          <table:table-cell table:style-name="ACE-10" table:formula="of:=COM.MICROSOFT.SWITCH([$'switches'.$B$1];1;[$'a'.G33];0;[.G33];2;0)" office:value-type="float" office:value="0">
            <text:p>0</text:p>
          </table:table-cell>
          <table:table-cell table:style-name="ACE-10" table:formula="of:=COM.MICROSOFT.SWITCH([$'switches'.$B$1];1;[$'a'.H33];0;[.H33];2;0)" office:value-type="float" office:value="0">
            <text:p>0</text:p>
          </table:table-cell>
          <table:table-cell table:style-name="ACE-10" table:formula="of:=COM.MICROSOFT.SWITCH([$'switches'.$B$1];1;[$'a'.I33];0;[.I33];2;0)" office:value-type="float" office:value="0">
            <text:p>0</text:p>
          </table:table-cell>
          <table:table-cell table:style-name="ACE-10" table:formula="of:=COM.MICROSOFT.SWITCH([$'switches'.$B$1];1;[$'a'.J33];0;[.J33];2;0)" office:value-type="float" office:value="0">
            <text:p>0</text:p>
          </table:table-cell>
          <table:table-cell table:style-name="ACE-10" table:formula="of:=COM.MICROSOFT.SWITCH([$'switches'.$B$1];1;[$'a'.K33];0;[.K33];2;0)" office:value-type="float" office:value="0">
            <text:p>0</text:p>
          </table:table-cell>
          <table:table-cell table:style-name="ACE-10" table:formula="of:=COM.MICROSOFT.SWITCH([$'switches'.$B$1];1;[$'a'.L33];0;[.L33];2;0)" office:value-type="float" office:value="0">
            <text:p>0</text:p>
          </table:table-cell>
          <table:table-cell table:style-name="ACE-10" table:formula="of:=COM.MICROSOFT.SWITCH([$'switches'.$B$1];1;[$'a'.M33];0;[.M33];2;0)" office:value-type="float" office:value="0">
            <text:p>0</text:p>
          </table:table-cell>
          <table:table-cell table:style-name="ACE-10" table:formula="of:=COM.MICROSOFT.SWITCH([$'switches'.$B$1];1;[$'a'.N33];0;[.N33];2;0)" office:value-type="float" office:value="0">
            <text:p>0</text:p>
          </table:table-cell>
          <table:table-cell table:style-name="ACE-10" table:formula="of:=COM.MICROSOFT.SWITCH([$'switches'.$B$1];1;[$'a'.O33];0;[.O33];2;0)" office:value-type="float" office:value="0">
            <text:p>0</text:p>
          </table:table-cell>
          <table:table-cell table:style-name="ACE-10" table:formula="of:=COM.MICROSOFT.SWITCH([$'switches'.$B$1];1;[$'a'.P33];0;[.P33];2;0)" office:value-type="float" office:value="0">
            <text:p>0</text:p>
          </table:table-cell>
          <table:table-cell table:style-name="ACE-10" table:formula="of:=COM.MICROSOFT.SWITCH([$'switches'.$B$1];1;[$'a'.Q33];0;[.Q33];2;0)" office:value-type="float" office:value="0">
            <text:p>0</text:p>
          </table:table-cell>
          <table:table-cell table:style-name="ACE-10" table:formula="of:=COM.MICROSOFT.SWITCH([$'switches'.$B$1];1;[$'a'.R33];0;[.R33];2;0)" office:value-type="float" office:value="0">
            <text:p>0</text:p>
          </table:table-cell>
          <table:table-cell table:style-name="ACE-10" table:formula="of:=COM.MICROSOFT.SWITCH([$'switches'.$B$1];1;[$'a'.S33];0;[.S33];2;0)" office:value-type="float" office:value="0">
            <text:p>0</text:p>
          </table:table-cell>
          <table:table-cell table:style-name="ACE-10" table:formula="of:=COM.MICROSOFT.SWITCH([$'switches'.$B$1];1;[$'a'.T33];0;[.T33];2;0)" office:value-type="float" office:value="0">
            <text:p>0</text:p>
          </table:table-cell>
          <table:table-cell table:style-name="ACE-10" table:formula="of:=COM.MICROSOFT.SWITCH([$'switches'.$B$1];1;[$'a'.U33];0;[.U33];2;0)" office:value-type="float" office:value="0">
            <text:p>0</text:p>
          </table:table-cell>
          <table:table-cell table:style-name="ACE-10" table:formula="of:=COM.MICROSOFT.SWITCH([$'switches'.$B$1];1;[$'a'.V33];0;[.V33];2;0)" office:value-type="float" office:value="0">
            <text:p>0</text:p>
          </table:table-cell>
          <table:table-cell table:style-name="ACE-10" table:formula="of:=COM.MICROSOFT.SWITCH([$'switches'.$B$1];1;[$'a'.W33];0;[.W33];2;0)" office:value-type="float" office:value="0">
            <text:p>0</text:p>
          </table:table-cell>
          <table:table-cell table:style-name="ACE-10" table:formula="of:=COM.MICROSOFT.SWITCH([$'switches'.$B$1];1;[$'a'.X33];0;[.X33];2;0)" office:value-type="float" office:value="0">
            <text:p>0</text:p>
          </table:table-cell>
          <table:table-cell table:style-name="ACE-10" table:formula="of:=COM.MICROSOFT.SWITCH([$'switches'.$B$1];1;[$'a'.Y33];0;[.Y33];2;0)" office:value-type="float" office:value="0">
            <text:p>0</text:p>
          </table:table-cell>
          <table:table-cell table:style-name="ACE-10" table:formula="of:=COM.MICROSOFT.SWITCH([$'switches'.$B$1];1;[$'a'.Z33];0;[.Z33];2;0)" office:value-type="float" office:value="0">
            <text:p>0</text:p>
          </table:table-cell>
          <table:table-cell table:style-name="ACE-10" table:formula="of:=COM.MICROSOFT.SWITCH([$'switches'.$B$1];1;[$'a'.AA33];0;[.AA33];2;0)" office:value-type="float" office:value="0">
            <text:p>0</text:p>
          </table:table-cell>
          <table:table-cell table:style-name="ACE-10" table:formula="of:=COM.MICROSOFT.SWITCH([$'switches'.$B$1];1;[$'a'.AB33];0;[.AB33];2;0)" office:value-type="float" office:value="0">
            <text:p>0</text:p>
          </table:table-cell>
          <table:table-cell table:style-name="ACE-10" table:formula="of:=COM.MICROSOFT.SWITCH([$'switches'.$B$1];1;[$'a'.AC33];0;[.AC33];2;0)" office:value-type="float" office:value="0">
            <text:p>0</text:p>
          </table:table-cell>
          <table:table-cell table:style-name="ACE-10" table:formula="of:=COM.MICROSOFT.SWITCH([$'switches'.$B$1];1;[$'a'.AD33];0;[.AD33];2;0)" office:value-type="float" office:value="0">
            <text:p>0</text:p>
          </table:table-cell>
          <table:table-cell table:style-name="ACE-10" table:formula="of:=COM.MICROSOFT.SWITCH([$'switches'.$B$1];1;[$'a'.AE33];0;[.AE33];2;0)" office:value-type="float" office:value="0">
            <text:p>0</text:p>
          </table:table-cell>
          <table:table-cell table:style-name="ACE-10" table:formula="of:=COM.MICROSOFT.SWITCH([$'switches'.$B$1];1;[$'a'.AF33];0;[.AF33];2;0)" office:value-type="float" office:value="0">
            <text:p>0</text:p>
          </table:table-cell>
          <table:table-cell table:style-name="ACE-10" table:formula="of:=COM.MICROSOFT.SWITCH([$'switches'.$B$1];1;[$'a'.AG33];0;[.AG33];2;0)" office:value-type="float" office:value="0">
            <text:p>0</text:p>
          </table:table-cell>
          <table:table-cell table:style-name="ACE-10" table:formula="of:=COM.MICROSOFT.SWITCH([$'switches'.$B$1];1;[$'a'.AH33];0;[.AH33];2;0)" office:value-type="float" office:value="0">
            <text:p>0</text:p>
          </table:table-cell>
          <table:table-cell table:style-name="ACE-10" table:formula="of:=COM.MICROSOFT.SWITCH([$'switches'.$B$1];1;[$'a'.AI33];0;[.AI33];2;0)" office:value-type="float" office:value="0">
            <text:p>0</text:p>
          </table:table-cell>
          <table:table-cell table:style-name="ACE-10" table:formula="of:=COM.MICROSOFT.SWITCH([$'switches'.$B$1];1;[$'a'.AJ33];0;[.AJ33];2;0)" office:value-type="float" office:value="0">
            <text:p>0</text:p>
          </table:table-cell>
          <table:table-cell table:style-name="ACE-10" table:formula="of:=COM.MICROSOFT.SWITCH([$'switches'.$B$1];1;[$'a'.AK33];0;[.AK33];2;0)" office:value-type="float" office:value="0">
            <text:p>0</text:p>
          </table:table-cell>
          <table:table-cell table:style-name="ACE-10" table:formula="of:=COM.MICROSOFT.SWITCH([$'switches'.$B$1];1;[$'a'.AL33];0;[.AL33];2;0)" office:value-type="float" office:value="0">
            <text:p>0</text:p>
          </table:table-cell>
          <table:table-cell table:style-name="ACE-10" table:formula="of:=COM.MICROSOFT.SWITCH([$'switches'.$B$1];1;[$'a'.AM33];0;[.AM33];2;0)" office:value-type="float" office:value="0">
            <text:p>0</text:p>
          </table:table-cell>
          <table:table-cell table:style-name="ACE-10" table:formula="of:=COM.MICROSOFT.SWITCH([$'switches'.$B$1];1;[$'a'.AN33];0;[.AN33];2;0)" office:value-type="float" office:value="0">
            <text:p>0</text:p>
          </table:table-cell>
          <table:table-cell table:style-name="ACE-10" table:formula="of:=COM.MICROSOFT.SWITCH([$'switches'.$B$1];1;[$'a'.AO33];0;[.AO33];2;0)" office:value-type="float" office:value="0">
            <text:p>0</text:p>
          </table:table-cell>
          <table:table-cell table:style-name="ACE-10" table:formula="of:=COM.MICROSOFT.SWITCH([$'switches'.$B$1];1;[$'a'.AP33];0;[.AP33];2;0)" office:value-type="float" office:value="0">
            <text:p>0</text:p>
          </table:table-cell>
          <table:table-cell table:style-name="ACE-10" table:formula="of:=COM.MICROSOFT.SWITCH([$'switches'.$B$1];1;[$'a'.AQ33];0;[.AQ33];2;0)" office:value-type="float" office:value="0">
            <text:p>0</text:p>
          </table:table-cell>
          <table:table-cell table:style-name="ACE-10" table:formula="of:=COM.MICROSOFT.SWITCH([$'switches'.$B$1];1;[$'a'.AR33];0;[.AR33];2;0)" office:value-type="float" office:value="0">
            <text:p>0</text:p>
          </table:table-cell>
          <table:table-cell table:style-name="ACE-10" table:formula="of:=COM.MICROSOFT.SWITCH([$'switches'.$B$1];1;[$'a'.AS33];0;[.AS33];2;0)" office:value-type="float" office:value="0">
            <text:p>0</text:p>
          </table:table-cell>
          <table:table-cell table:style-name="ACE-10" table:formula="of:=COM.MICROSOFT.SWITCH([$'switches'.$B$1];1;[$'a'.AT33];0;[.AT33];2;0)" office:value-type="float" office:value="0">
            <text:p>0</text:p>
          </table:table-cell>
          <table:table-cell table:style-name="ACE-10" table:formula="of:=COM.MICROSOFT.SWITCH([$'switches'.$B$1];1;[$'a'.AU33];0;[.AU33];2;0)" office:value-type="float" office:value="0">
            <text:p>0</text:p>
          </table:table-cell>
          <table:table-cell table:style-name="ACE-10" table:formula="of:=COM.MICROSOFT.SWITCH([$'switches'.$B$1];1;[$'a'.AV33];0;[.AV33];2;0)" office:value-type="float" office:value="0">
            <text:p>0</text:p>
          </table:table-cell>
          <table:table-cell table:style-name="ACE-10" table:formula="of:=COM.MICROSOFT.SWITCH([$'switches'.$B$1];1;[$'a'.AW33];0;[.AW33];2;0)" office:value-type="float" office:value="0">
            <text:p>0</text:p>
          </table:table-cell>
          <table:table-cell table:style-name="ACE-10" table:formula="of:=COM.MICROSOFT.SWITCH([$'switches'.$B$1];1;[$'a'.AX33];0;[.AX3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4];0;[.B34];2;0)" office:value-type="float" office:value="0">
            <text:p>0</text:p>
          </table:table-cell>
          <table:table-cell table:style-name="ACE-10" table:formula="of:=COM.MICROSOFT.SWITCH([$'switches'.$B$1];1;[$'a'.C34];0;[.C34];2;0)" office:value-type="float" office:value="0">
            <text:p>0</text:p>
          </table:table-cell>
          <table:table-cell table:style-name="ACE-10" table:formula="of:=COM.MICROSOFT.SWITCH([$'switches'.$B$1];1;[$'a'.D34];0;[.D34];2;0)" office:value-type="float" office:value="0">
            <text:p>0</text:p>
          </table:table-cell>
          <table:table-cell table:style-name="ACE-10" table:formula="of:=COM.MICROSOFT.SWITCH([$'switches'.$B$1];1;[$'a'.E34];0;[.E34];2;0)" office:value-type="float" office:value="0">
            <text:p>0</text:p>
          </table:table-cell>
          <table:table-cell table:style-name="ACE-10" table:formula="of:=COM.MICROSOFT.SWITCH([$'switches'.$B$1];1;[$'a'.F34];0;[.F34];2;0)" office:value-type="float" office:value="0">
            <text:p>0</text:p>
          </table:table-cell>
          <table:table-cell table:style-name="ACE-10" table:formula="of:=COM.MICROSOFT.SWITCH([$'switches'.$B$1];1;[$'a'.G34];0;[.G34];2;0)" office:value-type="float" office:value="0">
            <text:p>0</text:p>
          </table:table-cell>
          <table:table-cell table:style-name="ACE-10" table:formula="of:=COM.MICROSOFT.SWITCH([$'switches'.$B$1];1;[$'a'.H34];0;[.H34];2;0)" office:value-type="float" office:value="0">
            <text:p>0</text:p>
          </table:table-cell>
          <table:table-cell table:style-name="ACE-10" table:formula="of:=COM.MICROSOFT.SWITCH([$'switches'.$B$1];1;[$'a'.I34];0;[.I34];2;0)" office:value-type="float" office:value="0">
            <text:p>0</text:p>
          </table:table-cell>
          <table:table-cell table:style-name="ACE-10" table:formula="of:=COM.MICROSOFT.SWITCH([$'switches'.$B$1];1;[$'a'.J34];0;[.J34];2;0)" office:value-type="float" office:value="0">
            <text:p>0</text:p>
          </table:table-cell>
          <table:table-cell table:style-name="ACE-10" table:formula="of:=COM.MICROSOFT.SWITCH([$'switches'.$B$1];1;[$'a'.K34];0;[.K34];2;0)" office:value-type="float" office:value="0">
            <text:p>0</text:p>
          </table:table-cell>
          <table:table-cell table:style-name="ACE-10" table:formula="of:=COM.MICROSOFT.SWITCH([$'switches'.$B$1];1;[$'a'.L34];0;[.L34];2;0)" office:value-type="float" office:value="0">
            <text:p>0</text:p>
          </table:table-cell>
          <table:table-cell table:style-name="ACE-10" table:formula="of:=COM.MICROSOFT.SWITCH([$'switches'.$B$1];1;[$'a'.M34];0;[.M34];2;0)" office:value-type="float" office:value="0">
            <text:p>0</text:p>
          </table:table-cell>
          <table:table-cell table:style-name="ACE-10" table:formula="of:=COM.MICROSOFT.SWITCH([$'switches'.$B$1];1;[$'a'.N34];0;[.N34];2;0)" office:value-type="float" office:value="0">
            <text:p>0</text:p>
          </table:table-cell>
          <table:table-cell table:style-name="ACE-10" table:formula="of:=COM.MICROSOFT.SWITCH([$'switches'.$B$1];1;[$'a'.O34];0;[.O34];2;0)" office:value-type="float" office:value="0">
            <text:p>0</text:p>
          </table:table-cell>
          <table:table-cell table:style-name="ACE-10" table:formula="of:=COM.MICROSOFT.SWITCH([$'switches'.$B$1];1;[$'a'.P34];0;[.P34];2;0)" office:value-type="float" office:value="0">
            <text:p>0</text:p>
          </table:table-cell>
          <table:table-cell table:style-name="ACE-10" table:formula="of:=COM.MICROSOFT.SWITCH([$'switches'.$B$1];1;[$'a'.Q34];0;[.Q34];2;0)" office:value-type="float" office:value="0">
            <text:p>0</text:p>
          </table:table-cell>
          <table:table-cell table:style-name="ACE-10" table:formula="of:=COM.MICROSOFT.SWITCH([$'switches'.$B$1];1;[$'a'.R34];0;[.R34];2;0)" office:value-type="float" office:value="0">
            <text:p>0</text:p>
          </table:table-cell>
          <table:table-cell table:style-name="ACE-10" table:formula="of:=COM.MICROSOFT.SWITCH([$'switches'.$B$1];1;[$'a'.S34];0;[.S34];2;0)" office:value-type="float" office:value="0">
            <text:p>0</text:p>
          </table:table-cell>
          <table:table-cell table:style-name="ACE-10" table:formula="of:=COM.MICROSOFT.SWITCH([$'switches'.$B$1];1;[$'a'.T34];0;[.T34];2;0)" office:value-type="float" office:value="0">
            <text:p>0</text:p>
          </table:table-cell>
          <table:table-cell table:style-name="ACE-10" table:formula="of:=COM.MICROSOFT.SWITCH([$'switches'.$B$1];1;[$'a'.U34];0;[.U34];2;0)" office:value-type="float" office:value="0">
            <text:p>0</text:p>
          </table:table-cell>
          <table:table-cell table:style-name="ACE-10" table:formula="of:=COM.MICROSOFT.SWITCH([$'switches'.$B$1];1;[$'a'.V34];0;[.V34];2;0)" office:value-type="float" office:value="0">
            <text:p>0</text:p>
          </table:table-cell>
          <table:table-cell table:style-name="ACE-10" table:formula="of:=COM.MICROSOFT.SWITCH([$'switches'.$B$1];1;[$'a'.W34];0;[.W34];2;0)" office:value-type="float" office:value="0">
            <text:p>0</text:p>
          </table:table-cell>
          <table:table-cell table:style-name="ACE-10" table:formula="of:=COM.MICROSOFT.SWITCH([$'switches'.$B$1];1;[$'a'.X34];0;[.X34];2;0)" office:value-type="float" office:value="0">
            <text:p>0</text:p>
          </table:table-cell>
          <table:table-cell table:style-name="ACE-10" table:formula="of:=COM.MICROSOFT.SWITCH([$'switches'.$B$1];1;[$'a'.Y34];0;[.Y34];2;0)" office:value-type="float" office:value="0">
            <text:p>0</text:p>
          </table:table-cell>
          <table:table-cell table:style-name="ACE-10" table:formula="of:=COM.MICROSOFT.SWITCH([$'switches'.$B$1];1;[$'a'.Z34];0;[.Z34];2;0)" office:value-type="float" office:value="0">
            <text:p>0</text:p>
          </table:table-cell>
          <table:table-cell table:style-name="ACE-10" table:formula="of:=COM.MICROSOFT.SWITCH([$'switches'.$B$1];1;[$'a'.AA34];0;[.AA34];2;0)" office:value-type="float" office:value="0">
            <text:p>0</text:p>
          </table:table-cell>
          <table:table-cell table:style-name="ACE-10" table:formula="of:=COM.MICROSOFT.SWITCH([$'switches'.$B$1];1;[$'a'.AB34];0;[.AB34];2;0)" office:value-type="float" office:value="0">
            <text:p>0</text:p>
          </table:table-cell>
          <table:table-cell table:style-name="ACE-10" table:formula="of:=COM.MICROSOFT.SWITCH([$'switches'.$B$1];1;[$'a'.AC34];0;[.AC34];2;0)" office:value-type="float" office:value="0">
            <text:p>0</text:p>
          </table:table-cell>
          <table:table-cell table:style-name="ACE-10" table:formula="of:=COM.MICROSOFT.SWITCH([$'switches'.$B$1];1;[$'a'.AD34];0;[.AD34];2;0)" office:value-type="float" office:value="0">
            <text:p>0</text:p>
          </table:table-cell>
          <table:table-cell table:style-name="ACE-10" table:formula="of:=COM.MICROSOFT.SWITCH([$'switches'.$B$1];1;[$'a'.AE34];0;[.AE34];2;0)" office:value-type="float" office:value="0">
            <text:p>0</text:p>
          </table:table-cell>
          <table:table-cell table:style-name="ACE-10" table:formula="of:=COM.MICROSOFT.SWITCH([$'switches'.$B$1];1;[$'a'.AF34];0;[.AF34];2;0)" office:value-type="float" office:value="0">
            <text:p>0</text:p>
          </table:table-cell>
          <table:table-cell table:style-name="ACE-10" table:formula="of:=COM.MICROSOFT.SWITCH([$'switches'.$B$1];1;[$'a'.AG34];0;[.AG34];2;0)" office:value-type="float" office:value="0">
            <text:p>0</text:p>
          </table:table-cell>
          <table:table-cell table:style-name="ACE-10" table:formula="of:=COM.MICROSOFT.SWITCH([$'switches'.$B$1];1;[$'a'.AH34];0;[.AH34];2;0)" office:value-type="float" office:value="0">
            <text:p>0</text:p>
          </table:table-cell>
          <table:table-cell table:style-name="ACE-10" table:formula="of:=COM.MICROSOFT.SWITCH([$'switches'.$B$1];1;[$'a'.AI34];0;[.AI34];2;0)" office:value-type="float" office:value="0">
            <text:p>0</text:p>
          </table:table-cell>
          <table:table-cell table:style-name="ACE-10" table:formula="of:=COM.MICROSOFT.SWITCH([$'switches'.$B$1];1;[$'a'.AJ34];0;[.AJ34];2;0)" office:value-type="float" office:value="0">
            <text:p>0</text:p>
          </table:table-cell>
          <table:table-cell table:style-name="ACE-10" table:formula="of:=COM.MICROSOFT.SWITCH([$'switches'.$B$1];1;[$'a'.AK34];0;[.AK34];2;0)" office:value-type="float" office:value="0">
            <text:p>0</text:p>
          </table:table-cell>
          <table:table-cell table:style-name="ACE-10" table:formula="of:=COM.MICROSOFT.SWITCH([$'switches'.$B$1];1;[$'a'.AL34];0;[.AL34];2;0)" office:value-type="float" office:value="0">
            <text:p>0</text:p>
          </table:table-cell>
          <table:table-cell table:style-name="ACE-10" table:formula="of:=COM.MICROSOFT.SWITCH([$'switches'.$B$1];1;[$'a'.AM34];0;[.AM34];2;0)" office:value-type="float" office:value="0">
            <text:p>0</text:p>
          </table:table-cell>
          <table:table-cell table:style-name="ACE-10" table:formula="of:=COM.MICROSOFT.SWITCH([$'switches'.$B$1];1;[$'a'.AN34];0;[.AN34];2;0)" office:value-type="float" office:value="0">
            <text:p>0</text:p>
          </table:table-cell>
          <table:table-cell table:style-name="ACE-10" table:formula="of:=COM.MICROSOFT.SWITCH([$'switches'.$B$1];1;[$'a'.AO34];0;[.AO34];2;0)" office:value-type="float" office:value="0">
            <text:p>0</text:p>
          </table:table-cell>
          <table:table-cell table:style-name="ACE-10" table:formula="of:=COM.MICROSOFT.SWITCH([$'switches'.$B$1];1;[$'a'.AP34];0;[.AP34];2;0)" office:value-type="float" office:value="0">
            <text:p>0</text:p>
          </table:table-cell>
          <table:table-cell table:style-name="ACE-10" table:formula="of:=COM.MICROSOFT.SWITCH([$'switches'.$B$1];1;[$'a'.AQ34];0;[.AQ34];2;0)" office:value-type="float" office:value="0">
            <text:p>0</text:p>
          </table:table-cell>
          <table:table-cell table:style-name="ACE-10" table:formula="of:=COM.MICROSOFT.SWITCH([$'switches'.$B$1];1;[$'a'.AR34];0;[.AR34];2;0)" office:value-type="float" office:value="0">
            <text:p>0</text:p>
          </table:table-cell>
          <table:table-cell table:style-name="ACE-10" table:formula="of:=COM.MICROSOFT.SWITCH([$'switches'.$B$1];1;[$'a'.AS34];0;[.AS34];2;0)" office:value-type="float" office:value="0">
            <text:p>0</text:p>
          </table:table-cell>
          <table:table-cell table:style-name="ACE-10" table:formula="of:=COM.MICROSOFT.SWITCH([$'switches'.$B$1];1;[$'a'.AT34];0;[.AT34];2;0)" office:value-type="float" office:value="0">
            <text:p>0</text:p>
          </table:table-cell>
          <table:table-cell table:style-name="ACE-10" table:formula="of:=COM.MICROSOFT.SWITCH([$'switches'.$B$1];1;[$'a'.AU34];0;[.AU34];2;0)" office:value-type="float" office:value="0">
            <text:p>0</text:p>
          </table:table-cell>
          <table:table-cell table:style-name="ACE-10" table:formula="of:=COM.MICROSOFT.SWITCH([$'switches'.$B$1];1;[$'a'.AV34];0;[.AV34];2;0)" office:value-type="float" office:value="0">
            <text:p>0</text:p>
          </table:table-cell>
          <table:table-cell table:style-name="ACE-10" table:formula="of:=COM.MICROSOFT.SWITCH([$'switches'.$B$1];1;[$'a'.AW34];0;[.AW34];2;0)" office:value-type="float" office:value="0">
            <text:p>0</text:p>
          </table:table-cell>
          <table:table-cell table:style-name="ACE-10" table:formula="of:=COM.MICROSOFT.SWITCH([$'switches'.$B$1];1;[$'a'.AX34];0;[.AX3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5];0;[.B35];2;0)" office:value-type="float" office:value="0">
            <text:p>0</text:p>
          </table:table-cell>
          <table:table-cell table:style-name="ACE-10" table:formula="of:=COM.MICROSOFT.SWITCH([$'switches'.$B$1];1;[$'a'.C35];0;[.C35];2;0)" office:value-type="float" office:value="0">
            <text:p>0</text:p>
          </table:table-cell>
          <table:table-cell table:style-name="ACE-10" table:formula="of:=COM.MICROSOFT.SWITCH([$'switches'.$B$1];1;[$'a'.D35];0;[.D35];2;0)" office:value-type="float" office:value="0">
            <text:p>0</text:p>
          </table:table-cell>
          <table:table-cell table:style-name="ACE-10" table:formula="of:=COM.MICROSOFT.SWITCH([$'switches'.$B$1];1;[$'a'.E35];0;[.E35];2;0)" office:value-type="float" office:value="0">
            <text:p>0</text:p>
          </table:table-cell>
          <table:table-cell table:style-name="ACE-10" table:formula="of:=COM.MICROSOFT.SWITCH([$'switches'.$B$1];1;[$'a'.F35];0;[.F35];2;0)" office:value-type="float" office:value="0">
            <text:p>0</text:p>
          </table:table-cell>
          <table:table-cell table:style-name="ACE-10" table:formula="of:=COM.MICROSOFT.SWITCH([$'switches'.$B$1];1;[$'a'.G35];0;[.G35];2;0)" office:value-type="float" office:value="0">
            <text:p>0</text:p>
          </table:table-cell>
          <table:table-cell table:style-name="ACE-10" table:formula="of:=COM.MICROSOFT.SWITCH([$'switches'.$B$1];1;[$'a'.H35];0;[.H35];2;0)" office:value-type="float" office:value="0">
            <text:p>0</text:p>
          </table:table-cell>
          <table:table-cell table:style-name="ACE-10" table:formula="of:=COM.MICROSOFT.SWITCH([$'switches'.$B$1];1;[$'a'.I35];0;[.I35];2;0)" office:value-type="float" office:value="0">
            <text:p>0</text:p>
          </table:table-cell>
          <table:table-cell table:style-name="ACE-10" table:formula="of:=COM.MICROSOFT.SWITCH([$'switches'.$B$1];1;[$'a'.J35];0;[.J35];2;0)" office:value-type="float" office:value="0">
            <text:p>0</text:p>
          </table:table-cell>
          <table:table-cell table:style-name="ACE-10" table:formula="of:=COM.MICROSOFT.SWITCH([$'switches'.$B$1];1;[$'a'.K35];0;[.K35];2;0)" office:value-type="float" office:value="0">
            <text:p>0</text:p>
          </table:table-cell>
          <table:table-cell table:style-name="ACE-10" table:formula="of:=COM.MICROSOFT.SWITCH([$'switches'.$B$1];1;[$'a'.L35];0;[.L35];2;0)" office:value-type="float" office:value="0">
            <text:p>0</text:p>
          </table:table-cell>
          <table:table-cell table:style-name="ACE-10" table:formula="of:=COM.MICROSOFT.SWITCH([$'switches'.$B$1];1;[$'a'.M35];0;[.M35];2;0)" office:value-type="float" office:value="0">
            <text:p>0</text:p>
          </table:table-cell>
          <table:table-cell table:style-name="ACE-10" table:formula="of:=COM.MICROSOFT.SWITCH([$'switches'.$B$1];1;[$'a'.N35];0;[.N35];2;0)" office:value-type="float" office:value="0">
            <text:p>0</text:p>
          </table:table-cell>
          <table:table-cell table:style-name="ACE-10" table:formula="of:=COM.MICROSOFT.SWITCH([$'switches'.$B$1];1;[$'a'.O35];0;[.O35];2;0)" office:value-type="float" office:value="0">
            <text:p>0</text:p>
          </table:table-cell>
          <table:table-cell table:style-name="ACE-10" table:formula="of:=COM.MICROSOFT.SWITCH([$'switches'.$B$1];1;[$'a'.P35];0;[.P35];2;0)" office:value-type="float" office:value="0">
            <text:p>0</text:p>
          </table:table-cell>
          <table:table-cell table:style-name="ACE-10" table:formula="of:=COM.MICROSOFT.SWITCH([$'switches'.$B$1];1;[$'a'.Q35];0;[.Q35];2;0)" office:value-type="float" office:value="0">
            <text:p>0</text:p>
          </table:table-cell>
          <table:table-cell table:style-name="ACE-10" table:formula="of:=COM.MICROSOFT.SWITCH([$'switches'.$B$1];1;[$'a'.R35];0;[.R35];2;0)" office:value-type="float" office:value="0">
            <text:p>0</text:p>
          </table:table-cell>
          <table:table-cell table:style-name="ACE-10" table:formula="of:=COM.MICROSOFT.SWITCH([$'switches'.$B$1];1;[$'a'.S35];0;[.S35];2;0)" office:value-type="float" office:value="0">
            <text:p>0</text:p>
          </table:table-cell>
          <table:table-cell table:style-name="ACE-10" table:formula="of:=COM.MICROSOFT.SWITCH([$'switches'.$B$1];1;[$'a'.T35];0;[.T35];2;0)" office:value-type="float" office:value="0">
            <text:p>0</text:p>
          </table:table-cell>
          <table:table-cell table:style-name="ACE-10" table:formula="of:=COM.MICROSOFT.SWITCH([$'switches'.$B$1];1;[$'a'.U35];0;[.U35];2;0)" office:value-type="float" office:value="0">
            <text:p>0</text:p>
          </table:table-cell>
          <table:table-cell table:style-name="ACE-10" table:formula="of:=COM.MICROSOFT.SWITCH([$'switches'.$B$1];1;[$'a'.V35];0;[.V35];2;0)" office:value-type="float" office:value="0">
            <text:p>0</text:p>
          </table:table-cell>
          <table:table-cell table:style-name="ACE-10" table:formula="of:=COM.MICROSOFT.SWITCH([$'switches'.$B$1];1;[$'a'.W35];0;[.W35];2;0)" office:value-type="float" office:value="0">
            <text:p>0</text:p>
          </table:table-cell>
          <table:table-cell table:style-name="ACE-10" table:formula="of:=COM.MICROSOFT.SWITCH([$'switches'.$B$1];1;[$'a'.X35];0;[.X35];2;0)" office:value-type="float" office:value="0">
            <text:p>0</text:p>
          </table:table-cell>
          <table:table-cell table:style-name="ACE-10" table:formula="of:=COM.MICROSOFT.SWITCH([$'switches'.$B$1];1;[$'a'.Y35];0;[.Y35];2;0)" office:value-type="float" office:value="0">
            <text:p>0</text:p>
          </table:table-cell>
          <table:table-cell table:style-name="ACE-10" table:formula="of:=COM.MICROSOFT.SWITCH([$'switches'.$B$1];1;[$'a'.Z35];0;[.Z35];2;0)" office:value-type="float" office:value="0">
            <text:p>0</text:p>
          </table:table-cell>
          <table:table-cell table:style-name="ACE-10" table:formula="of:=COM.MICROSOFT.SWITCH([$'switches'.$B$1];1;[$'a'.AA35];0;[.AA35];2;0)" office:value-type="float" office:value="0">
            <text:p>0</text:p>
          </table:table-cell>
          <table:table-cell table:style-name="ACE-10" table:formula="of:=COM.MICROSOFT.SWITCH([$'switches'.$B$1];1;[$'a'.AB35];0;[.AB35];2;0)" office:value-type="float" office:value="0">
            <text:p>0</text:p>
          </table:table-cell>
          <table:table-cell table:style-name="ACE-10" table:formula="of:=COM.MICROSOFT.SWITCH([$'switches'.$B$1];1;[$'a'.AC35];0;[.AC35];2;0)" office:value-type="float" office:value="0">
            <text:p>0</text:p>
          </table:table-cell>
          <table:table-cell table:style-name="ACE-10" table:formula="of:=COM.MICROSOFT.SWITCH([$'switches'.$B$1];1;[$'a'.AD35];0;[.AD35];2;0)" office:value-type="float" office:value="0">
            <text:p>0</text:p>
          </table:table-cell>
          <table:table-cell table:style-name="ACE-10" table:formula="of:=COM.MICROSOFT.SWITCH([$'switches'.$B$1];1;[$'a'.AE35];0;[.AE35];2;0)" office:value-type="float" office:value="0">
            <text:p>0</text:p>
          </table:table-cell>
          <table:table-cell table:style-name="ACE-10" table:formula="of:=COM.MICROSOFT.SWITCH([$'switches'.$B$1];1;[$'a'.AF35];0;[.AF35];2;0)" office:value-type="float" office:value="0">
            <text:p>0</text:p>
          </table:table-cell>
          <table:table-cell table:style-name="ACE-10" table:formula="of:=COM.MICROSOFT.SWITCH([$'switches'.$B$1];1;[$'a'.AG35];0;[.AG35];2;0)" office:value-type="float" office:value="0">
            <text:p>0</text:p>
          </table:table-cell>
          <table:table-cell table:style-name="ACE-10" table:formula="of:=COM.MICROSOFT.SWITCH([$'switches'.$B$1];1;[$'a'.AH35];0;[.AH35];2;0)" office:value-type="float" office:value="0">
            <text:p>0</text:p>
          </table:table-cell>
          <table:table-cell table:style-name="ACE-10" table:formula="of:=COM.MICROSOFT.SWITCH([$'switches'.$B$1];1;[$'a'.AI35];0;[.AI35];2;0)" office:value-type="float" office:value="0">
            <text:p>0</text:p>
          </table:table-cell>
          <table:table-cell table:style-name="ACE-10" table:formula="of:=COM.MICROSOFT.SWITCH([$'switches'.$B$1];1;[$'a'.AJ35];0;[.AJ35];2;0)" office:value-type="float" office:value="0">
            <text:p>0</text:p>
          </table:table-cell>
          <table:table-cell table:style-name="ACE-10" table:formula="of:=COM.MICROSOFT.SWITCH([$'switches'.$B$1];1;[$'a'.AK35];0;[.AK35];2;0)" office:value-type="float" office:value="0">
            <text:p>0</text:p>
          </table:table-cell>
          <table:table-cell table:style-name="ACE-10" table:formula="of:=COM.MICROSOFT.SWITCH([$'switches'.$B$1];1;[$'a'.AL35];0;[.AL35];2;0)" office:value-type="float" office:value="0">
            <text:p>0</text:p>
          </table:table-cell>
          <table:table-cell table:style-name="ACE-10" table:formula="of:=COM.MICROSOFT.SWITCH([$'switches'.$B$1];1;[$'a'.AM35];0;[.AM35];2;0)" office:value-type="float" office:value="0">
            <text:p>0</text:p>
          </table:table-cell>
          <table:table-cell table:style-name="ACE-10" table:formula="of:=COM.MICROSOFT.SWITCH([$'switches'.$B$1];1;[$'a'.AN35];0;[.AN35];2;0)" office:value-type="float" office:value="0">
            <text:p>0</text:p>
          </table:table-cell>
          <table:table-cell table:style-name="ACE-10" table:formula="of:=COM.MICROSOFT.SWITCH([$'switches'.$B$1];1;[$'a'.AO35];0;[.AO35];2;0)" office:value-type="float" office:value="0">
            <text:p>0</text:p>
          </table:table-cell>
          <table:table-cell table:style-name="ACE-10" table:formula="of:=COM.MICROSOFT.SWITCH([$'switches'.$B$1];1;[$'a'.AP35];0;[.AP35];2;0)" office:value-type="float" office:value="0">
            <text:p>0</text:p>
          </table:table-cell>
          <table:table-cell table:style-name="ACE-10" table:formula="of:=COM.MICROSOFT.SWITCH([$'switches'.$B$1];1;[$'a'.AQ35];0;[.AQ35];2;0)" office:value-type="float" office:value="0">
            <text:p>0</text:p>
          </table:table-cell>
          <table:table-cell table:style-name="ACE-10" table:formula="of:=COM.MICROSOFT.SWITCH([$'switches'.$B$1];1;[$'a'.AR35];0;[.AR35];2;0)" office:value-type="float" office:value="0">
            <text:p>0</text:p>
          </table:table-cell>
          <table:table-cell table:style-name="ACE-10" table:formula="of:=COM.MICROSOFT.SWITCH([$'switches'.$B$1];1;[$'a'.AS35];0;[.AS35];2;0)" office:value-type="float" office:value="0">
            <text:p>0</text:p>
          </table:table-cell>
          <table:table-cell table:style-name="ACE-10" table:formula="of:=COM.MICROSOFT.SWITCH([$'switches'.$B$1];1;[$'a'.AT35];0;[.AT35];2;0)" office:value-type="float" office:value="0">
            <text:p>0</text:p>
          </table:table-cell>
          <table:table-cell table:style-name="ACE-10" table:formula="of:=COM.MICROSOFT.SWITCH([$'switches'.$B$1];1;[$'a'.AU35];0;[.AU35];2;0)" office:value-type="float" office:value="0">
            <text:p>0</text:p>
          </table:table-cell>
          <table:table-cell table:style-name="ACE-10" table:formula="of:=COM.MICROSOFT.SWITCH([$'switches'.$B$1];1;[$'a'.AV35];0;[.AV35];2;0)" office:value-type="float" office:value="0">
            <text:p>0</text:p>
          </table:table-cell>
          <table:table-cell table:style-name="ACE-10" table:formula="of:=COM.MICROSOFT.SWITCH([$'switches'.$B$1];1;[$'a'.AW35];0;[.AW35];2;0)" office:value-type="float" office:value="0">
            <text:p>0</text:p>
          </table:table-cell>
          <table:table-cell table:style-name="ACE-10" table:formula="of:=COM.MICROSOFT.SWITCH([$'switches'.$B$1];1;[$'a'.AX35];0;[.AX3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6];0;[.B36];2;0)" office:value-type="float" office:value="0">
            <text:p>0</text:p>
          </table:table-cell>
          <table:table-cell table:style-name="ACE-10" table:formula="of:=COM.MICROSOFT.SWITCH([$'switches'.$B$1];1;[$'a'.C36];0;[.C36];2;0)" office:value-type="float" office:value="0">
            <text:p>0</text:p>
          </table:table-cell>
          <table:table-cell table:style-name="ACE-10" table:formula="of:=COM.MICROSOFT.SWITCH([$'switches'.$B$1];1;[$'a'.D36];0;[.D36];2;0)" office:value-type="float" office:value="0">
            <text:p>0</text:p>
          </table:table-cell>
          <table:table-cell table:style-name="ACE-10" table:formula="of:=COM.MICROSOFT.SWITCH([$'switches'.$B$1];1;[$'a'.E36];0;[.E36];2;0)" office:value-type="float" office:value="0">
            <text:p>0</text:p>
          </table:table-cell>
          <table:table-cell table:style-name="ACE-10" table:formula="of:=COM.MICROSOFT.SWITCH([$'switches'.$B$1];1;[$'a'.F36];0;[.F36];2;0)" office:value-type="float" office:value="0">
            <text:p>0</text:p>
          </table:table-cell>
          <table:table-cell table:style-name="ACE-10" table:formula="of:=COM.MICROSOFT.SWITCH([$'switches'.$B$1];1;[$'a'.G36];0;[.G36];2;0)" office:value-type="float" office:value="0">
            <text:p>0</text:p>
          </table:table-cell>
          <table:table-cell table:style-name="ACE-10" table:formula="of:=COM.MICROSOFT.SWITCH([$'switches'.$B$1];1;[$'a'.H36];0;[.H36];2;0)" office:value-type="float" office:value="0">
            <text:p>0</text:p>
          </table:table-cell>
          <table:table-cell table:style-name="ACE-10" table:formula="of:=COM.MICROSOFT.SWITCH([$'switches'.$B$1];1;[$'a'.I36];0;[.I36];2;0)" office:value-type="float" office:value="0">
            <text:p>0</text:p>
          </table:table-cell>
          <table:table-cell table:style-name="ACE-10" table:formula="of:=COM.MICROSOFT.SWITCH([$'switches'.$B$1];1;[$'a'.J36];0;[.J36];2;0)" office:value-type="float" office:value="0">
            <text:p>0</text:p>
          </table:table-cell>
          <table:table-cell table:style-name="ACE-10" table:formula="of:=COM.MICROSOFT.SWITCH([$'switches'.$B$1];1;[$'a'.K36];0;[.K36];2;0)" office:value-type="float" office:value="0">
            <text:p>0</text:p>
          </table:table-cell>
          <table:table-cell table:style-name="ACE-10" table:formula="of:=COM.MICROSOFT.SWITCH([$'switches'.$B$1];1;[$'a'.L36];0;[.L36];2;0)" office:value-type="float" office:value="0">
            <text:p>0</text:p>
          </table:table-cell>
          <table:table-cell table:style-name="ACE-10" table:formula="of:=COM.MICROSOFT.SWITCH([$'switches'.$B$1];1;[$'a'.M36];0;[.M36];2;0)" office:value-type="float" office:value="0">
            <text:p>0</text:p>
          </table:table-cell>
          <table:table-cell table:style-name="ACE-10" table:formula="of:=COM.MICROSOFT.SWITCH([$'switches'.$B$1];1;[$'a'.N36];0;[.N36];2;0)" office:value-type="float" office:value="0">
            <text:p>0</text:p>
          </table:table-cell>
          <table:table-cell table:style-name="ACE-10" table:formula="of:=COM.MICROSOFT.SWITCH([$'switches'.$B$1];1;[$'a'.O36];0;[.O36];2;0)" office:value-type="float" office:value="0">
            <text:p>0</text:p>
          </table:table-cell>
          <table:table-cell table:style-name="ACE-10" table:formula="of:=COM.MICROSOFT.SWITCH([$'switches'.$B$1];1;[$'a'.P36];0;[.P36];2;0)" office:value-type="float" office:value="0">
            <text:p>0</text:p>
          </table:table-cell>
          <table:table-cell table:style-name="ACE-10" table:formula="of:=COM.MICROSOFT.SWITCH([$'switches'.$B$1];1;[$'a'.Q36];0;[.Q36];2;0)" office:value-type="float" office:value="0">
            <text:p>0</text:p>
          </table:table-cell>
          <table:table-cell table:style-name="ACE-10" table:formula="of:=COM.MICROSOFT.SWITCH([$'switches'.$B$1];1;[$'a'.R36];0;[.R36];2;0)" office:value-type="float" office:value="0">
            <text:p>0</text:p>
          </table:table-cell>
          <table:table-cell table:style-name="ACE-10" table:formula="of:=COM.MICROSOFT.SWITCH([$'switches'.$B$1];1;[$'a'.S36];0;[.S36];2;0)" office:value-type="float" office:value="0">
            <text:p>0</text:p>
          </table:table-cell>
          <table:table-cell table:style-name="ACE-10" table:formula="of:=COM.MICROSOFT.SWITCH([$'switches'.$B$1];1;[$'a'.T36];0;[.T36];2;0)" office:value-type="float" office:value="0">
            <text:p>0</text:p>
          </table:table-cell>
          <table:table-cell table:style-name="ACE-10" table:formula="of:=COM.MICROSOFT.SWITCH([$'switches'.$B$1];1;[$'a'.U36];0;[.U36];2;0)" office:value-type="float" office:value="0">
            <text:p>0</text:p>
          </table:table-cell>
          <table:table-cell table:style-name="ACE-10" table:formula="of:=COM.MICROSOFT.SWITCH([$'switches'.$B$1];1;[$'a'.V36];0;[.V36];2;0)" office:value-type="float" office:value="0">
            <text:p>0</text:p>
          </table:table-cell>
          <table:table-cell table:style-name="ACE-10" table:formula="of:=COM.MICROSOFT.SWITCH([$'switches'.$B$1];1;[$'a'.W36];0;[.W36];2;0)" office:value-type="float" office:value="0">
            <text:p>0</text:p>
          </table:table-cell>
          <table:table-cell table:style-name="ACE-10" table:formula="of:=COM.MICROSOFT.SWITCH([$'switches'.$B$1];1;[$'a'.X36];0;[.X36];2;0)" office:value-type="float" office:value="0">
            <text:p>0</text:p>
          </table:table-cell>
          <table:table-cell table:style-name="ACE-10" table:formula="of:=COM.MICROSOFT.SWITCH([$'switches'.$B$1];1;[$'a'.Y36];0;[.Y36];2;0)" office:value-type="float" office:value="0">
            <text:p>0</text:p>
          </table:table-cell>
          <table:table-cell table:style-name="ACE-10" table:formula="of:=COM.MICROSOFT.SWITCH([$'switches'.$B$1];1;[$'a'.Z36];0;[.Z36];2;0)" office:value-type="float" office:value="0">
            <text:p>0</text:p>
          </table:table-cell>
          <table:table-cell table:style-name="ACE-10" table:formula="of:=COM.MICROSOFT.SWITCH([$'switches'.$B$1];1;[$'a'.AA36];0;[.AA36];2;0)" office:value-type="float" office:value="0">
            <text:p>0</text:p>
          </table:table-cell>
          <table:table-cell table:style-name="ACE-10" table:formula="of:=COM.MICROSOFT.SWITCH([$'switches'.$B$1];1;[$'a'.AB36];0;[.AB36];2;0)" office:value-type="float" office:value="0">
            <text:p>0</text:p>
          </table:table-cell>
          <table:table-cell table:style-name="ACE-10" table:formula="of:=COM.MICROSOFT.SWITCH([$'switches'.$B$1];1;[$'a'.AC36];0;[.AC36];2;0)" office:value-type="float" office:value="0">
            <text:p>0</text:p>
          </table:table-cell>
          <table:table-cell table:style-name="ACE-10" table:formula="of:=COM.MICROSOFT.SWITCH([$'switches'.$B$1];1;[$'a'.AD36];0;[.AD36];2;0)" office:value-type="float" office:value="0">
            <text:p>0</text:p>
          </table:table-cell>
          <table:table-cell table:style-name="ACE-10" table:formula="of:=COM.MICROSOFT.SWITCH([$'switches'.$B$1];1;[$'a'.AE36];0;[.AE36];2;0)" office:value-type="float" office:value="0">
            <text:p>0</text:p>
          </table:table-cell>
          <table:table-cell table:style-name="ACE-10" table:formula="of:=COM.MICROSOFT.SWITCH([$'switches'.$B$1];1;[$'a'.AF36];0;[.AF36];2;0)" office:value-type="float" office:value="0">
            <text:p>0</text:p>
          </table:table-cell>
          <table:table-cell table:style-name="ACE-10" table:formula="of:=COM.MICROSOFT.SWITCH([$'switches'.$B$1];1;[$'a'.AG36];0;[.AG36];2;0)" office:value-type="float" office:value="0">
            <text:p>0</text:p>
          </table:table-cell>
          <table:table-cell table:style-name="ACE-10" table:formula="of:=COM.MICROSOFT.SWITCH([$'switches'.$B$1];1;[$'a'.AH36];0;[.AH36];2;0)" office:value-type="float" office:value="0">
            <text:p>0</text:p>
          </table:table-cell>
          <table:table-cell table:style-name="ACE-10" table:formula="of:=COM.MICROSOFT.SWITCH([$'switches'.$B$1];1;[$'a'.AI36];0;[.AI36];2;0)" office:value-type="float" office:value="0">
            <text:p>0</text:p>
          </table:table-cell>
          <table:table-cell table:style-name="ACE-10" table:formula="of:=COM.MICROSOFT.SWITCH([$'switches'.$B$1];1;[$'a'.AJ36];0;[.AJ36];2;0)" office:value-type="float" office:value="0">
            <text:p>0</text:p>
          </table:table-cell>
          <table:table-cell table:style-name="ACE-10" table:formula="of:=COM.MICROSOFT.SWITCH([$'switches'.$B$1];1;[$'a'.AK36];0;[.AK36];2;0)" office:value-type="float" office:value="0">
            <text:p>0</text:p>
          </table:table-cell>
          <table:table-cell table:style-name="ACE-10" table:formula="of:=COM.MICROSOFT.SWITCH([$'switches'.$B$1];1;[$'a'.AL36];0;[.AL36];2;0)" office:value-type="float" office:value="0">
            <text:p>0</text:p>
          </table:table-cell>
          <table:table-cell table:style-name="ACE-10" table:formula="of:=COM.MICROSOFT.SWITCH([$'switches'.$B$1];1;[$'a'.AM36];0;[.AM36];2;0)" office:value-type="float" office:value="0">
            <text:p>0</text:p>
          </table:table-cell>
          <table:table-cell table:style-name="ACE-10" table:formula="of:=COM.MICROSOFT.SWITCH([$'switches'.$B$1];1;[$'a'.AN36];0;[.AN36];2;0)" office:value-type="float" office:value="0">
            <text:p>0</text:p>
          </table:table-cell>
          <table:table-cell table:style-name="ACE-10" table:formula="of:=COM.MICROSOFT.SWITCH([$'switches'.$B$1];1;[$'a'.AO36];0;[.AO36];2;0)" office:value-type="float" office:value="0">
            <text:p>0</text:p>
          </table:table-cell>
          <table:table-cell table:style-name="ACE-10" table:formula="of:=COM.MICROSOFT.SWITCH([$'switches'.$B$1];1;[$'a'.AP36];0;[.AP36];2;0)" office:value-type="float" office:value="0">
            <text:p>0</text:p>
          </table:table-cell>
          <table:table-cell table:style-name="ACE-10" table:formula="of:=COM.MICROSOFT.SWITCH([$'switches'.$B$1];1;[$'a'.AQ36];0;[.AQ36];2;0)" office:value-type="float" office:value="0">
            <text:p>0</text:p>
          </table:table-cell>
          <table:table-cell table:style-name="ACE-10" table:formula="of:=COM.MICROSOFT.SWITCH([$'switches'.$B$1];1;[$'a'.AR36];0;[.AR36];2;0)" office:value-type="float" office:value="0">
            <text:p>0</text:p>
          </table:table-cell>
          <table:table-cell table:style-name="ACE-10" table:formula="of:=COM.MICROSOFT.SWITCH([$'switches'.$B$1];1;[$'a'.AS36];0;[.AS36];2;0)" office:value-type="float" office:value="0">
            <text:p>0</text:p>
          </table:table-cell>
          <table:table-cell table:style-name="ACE-10" table:formula="of:=COM.MICROSOFT.SWITCH([$'switches'.$B$1];1;[$'a'.AT36];0;[.AT36];2;0)" office:value-type="float" office:value="0">
            <text:p>0</text:p>
          </table:table-cell>
          <table:table-cell table:style-name="ACE-10" table:formula="of:=COM.MICROSOFT.SWITCH([$'switches'.$B$1];1;[$'a'.AU36];0;[.AU36];2;0)" office:value-type="float" office:value="0">
            <text:p>0</text:p>
          </table:table-cell>
          <table:table-cell table:style-name="ACE-10" table:formula="of:=COM.MICROSOFT.SWITCH([$'switches'.$B$1];1;[$'a'.AV36];0;[.AV36];2;0)" office:value-type="float" office:value="0">
            <text:p>0</text:p>
          </table:table-cell>
          <table:table-cell table:style-name="ACE-10" table:formula="of:=COM.MICROSOFT.SWITCH([$'switches'.$B$1];1;[$'a'.AW36];0;[.AW36];2;0)" office:value-type="float" office:value="0">
            <text:p>0</text:p>
          </table:table-cell>
          <table:table-cell table:style-name="ACE-10" table:formula="of:=COM.MICROSOFT.SWITCH([$'switches'.$B$1];1;[$'a'.AX36];0;[.AX3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7];0;[.B37];2;0)" office:value-type="float" office:value="0">
            <text:p>0</text:p>
          </table:table-cell>
          <table:table-cell table:style-name="ACE-10" table:formula="of:=COM.MICROSOFT.SWITCH([$'switches'.$B$1];1;[$'a'.C37];0;[.C37];2;0)" office:value-type="float" office:value="0">
            <text:p>0</text:p>
          </table:table-cell>
          <table:table-cell table:style-name="ACE-10" table:formula="of:=COM.MICROSOFT.SWITCH([$'switches'.$B$1];1;[$'a'.D37];0;[.D37];2;0)" office:value-type="float" office:value="0">
            <text:p>0</text:p>
          </table:table-cell>
          <table:table-cell table:style-name="ACE-10" table:formula="of:=COM.MICROSOFT.SWITCH([$'switches'.$B$1];1;[$'a'.E37];0;[.E37];2;0)" office:value-type="float" office:value="0">
            <text:p>0</text:p>
          </table:table-cell>
          <table:table-cell table:style-name="ACE-10" table:formula="of:=COM.MICROSOFT.SWITCH([$'switches'.$B$1];1;[$'a'.F37];0;[.F37];2;0)" office:value-type="float" office:value="0">
            <text:p>0</text:p>
          </table:table-cell>
          <table:table-cell table:style-name="ACE-10" table:formula="of:=COM.MICROSOFT.SWITCH([$'switches'.$B$1];1;[$'a'.G37];0;[.G37];2;0)" office:value-type="float" office:value="0">
            <text:p>0</text:p>
          </table:table-cell>
          <table:table-cell table:style-name="ACE-10" table:formula="of:=COM.MICROSOFT.SWITCH([$'switches'.$B$1];1;[$'a'.H37];0;[.H37];2;0)" office:value-type="float" office:value="0">
            <text:p>0</text:p>
          </table:table-cell>
          <table:table-cell table:style-name="ACE-10" table:formula="of:=COM.MICROSOFT.SWITCH([$'switches'.$B$1];1;[$'a'.I37];0;[.I37];2;0)" office:value-type="float" office:value="0">
            <text:p>0</text:p>
          </table:table-cell>
          <table:table-cell table:style-name="ACE-10" table:formula="of:=COM.MICROSOFT.SWITCH([$'switches'.$B$1];1;[$'a'.J37];0;[.J37];2;0)" office:value-type="float" office:value="0">
            <text:p>0</text:p>
          </table:table-cell>
          <table:table-cell table:style-name="ACE-10" table:formula="of:=COM.MICROSOFT.SWITCH([$'switches'.$B$1];1;[$'a'.K37];0;[.K37];2;0)" office:value-type="float" office:value="0">
            <text:p>0</text:p>
          </table:table-cell>
          <table:table-cell table:style-name="ACE-10" table:formula="of:=COM.MICROSOFT.SWITCH([$'switches'.$B$1];1;[$'a'.L37];0;[.L37];2;0)" office:value-type="float" office:value="0">
            <text:p>0</text:p>
          </table:table-cell>
          <table:table-cell table:style-name="ACE-10" table:formula="of:=COM.MICROSOFT.SWITCH([$'switches'.$B$1];1;[$'a'.M37];0;[.M37];2;0)" office:value-type="float" office:value="0">
            <text:p>0</text:p>
          </table:table-cell>
          <table:table-cell table:style-name="ACE-10" table:formula="of:=COM.MICROSOFT.SWITCH([$'switches'.$B$1];1;[$'a'.N37];0;[.N37];2;0)" office:value-type="float" office:value="0">
            <text:p>0</text:p>
          </table:table-cell>
          <table:table-cell table:style-name="ACE-10" table:formula="of:=COM.MICROSOFT.SWITCH([$'switches'.$B$1];1;[$'a'.O37];0;[.O37];2;0)" office:value-type="float" office:value="0">
            <text:p>0</text:p>
          </table:table-cell>
          <table:table-cell table:style-name="ACE-10" table:formula="of:=COM.MICROSOFT.SWITCH([$'switches'.$B$1];1;[$'a'.P37];0;[.P37];2;0)" office:value-type="float" office:value="0">
            <text:p>0</text:p>
          </table:table-cell>
          <table:table-cell table:style-name="ACE-10" table:formula="of:=COM.MICROSOFT.SWITCH([$'switches'.$B$1];1;[$'a'.Q37];0;[.Q37];2;0)" office:value-type="float" office:value="0">
            <text:p>0</text:p>
          </table:table-cell>
          <table:table-cell table:style-name="ACE-10" table:formula="of:=COM.MICROSOFT.SWITCH([$'switches'.$B$1];1;[$'a'.R37];0;[.R37];2;0)" office:value-type="float" office:value="0">
            <text:p>0</text:p>
          </table:table-cell>
          <table:table-cell table:style-name="ACE-10" table:formula="of:=COM.MICROSOFT.SWITCH([$'switches'.$B$1];1;[$'a'.S37];0;[.S37];2;0)" office:value-type="float" office:value="0">
            <text:p>0</text:p>
          </table:table-cell>
          <table:table-cell table:style-name="ACE-10" table:formula="of:=COM.MICROSOFT.SWITCH([$'switches'.$B$1];1;[$'a'.T37];0;[.T37];2;0)" office:value-type="float" office:value="0">
            <text:p>0</text:p>
          </table:table-cell>
          <table:table-cell table:style-name="ACE-10" table:formula="of:=COM.MICROSOFT.SWITCH([$'switches'.$B$1];1;[$'a'.U37];0;[.U37];2;0)" office:value-type="float" office:value="0">
            <text:p>0</text:p>
          </table:table-cell>
          <table:table-cell table:style-name="ACE-10" table:formula="of:=COM.MICROSOFT.SWITCH([$'switches'.$B$1];1;[$'a'.V37];0;[.V37];2;0)" office:value-type="float" office:value="0">
            <text:p>0</text:p>
          </table:table-cell>
          <table:table-cell table:style-name="ACE-10" table:formula="of:=COM.MICROSOFT.SWITCH([$'switches'.$B$1];1;[$'a'.W37];0;[.W37];2;0)" office:value-type="float" office:value="0">
            <text:p>0</text:p>
          </table:table-cell>
          <table:table-cell table:style-name="ACE-10" table:formula="of:=COM.MICROSOFT.SWITCH([$'switches'.$B$1];1;[$'a'.X37];0;[.X37];2;0)" office:value-type="float" office:value="0">
            <text:p>0</text:p>
          </table:table-cell>
          <table:table-cell table:style-name="ACE-10" table:formula="of:=COM.MICROSOFT.SWITCH([$'switches'.$B$1];1;[$'a'.Y37];0;[.Y37];2;0)" office:value-type="float" office:value="0">
            <text:p>0</text:p>
          </table:table-cell>
          <table:table-cell table:style-name="ACE-10" table:formula="of:=COM.MICROSOFT.SWITCH([$'switches'.$B$1];1;[$'a'.Z37];0;[.Z37];2;0)" office:value-type="float" office:value="0">
            <text:p>0</text:p>
          </table:table-cell>
          <table:table-cell table:style-name="ACE-10" table:formula="of:=COM.MICROSOFT.SWITCH([$'switches'.$B$1];1;[$'a'.AA37];0;[.AA37];2;0)" office:value-type="float" office:value="0">
            <text:p>0</text:p>
          </table:table-cell>
          <table:table-cell table:style-name="ACE-10" table:formula="of:=COM.MICROSOFT.SWITCH([$'switches'.$B$1];1;[$'a'.AB37];0;[.AB37];2;0)" office:value-type="float" office:value="0">
            <text:p>0</text:p>
          </table:table-cell>
          <table:table-cell table:style-name="ACE-10" table:formula="of:=COM.MICROSOFT.SWITCH([$'switches'.$B$1];1;[$'a'.AC37];0;[.AC37];2;0)" office:value-type="float" office:value="0">
            <text:p>0</text:p>
          </table:table-cell>
          <table:table-cell table:style-name="ACE-10" table:formula="of:=COM.MICROSOFT.SWITCH([$'switches'.$B$1];1;[$'a'.AD37];0;[.AD37];2;0)" office:value-type="float" office:value="0">
            <text:p>0</text:p>
          </table:table-cell>
          <table:table-cell table:style-name="ACE-10" table:formula="of:=COM.MICROSOFT.SWITCH([$'switches'.$B$1];1;[$'a'.AE37];0;[.AE37];2;0)" office:value-type="float" office:value="0">
            <text:p>0</text:p>
          </table:table-cell>
          <table:table-cell table:style-name="ACE-10" table:formula="of:=COM.MICROSOFT.SWITCH([$'switches'.$B$1];1;[$'a'.AF37];0;[.AF37];2;0)" office:value-type="float" office:value="0">
            <text:p>0</text:p>
          </table:table-cell>
          <table:table-cell table:style-name="ACE-10" table:formula="of:=COM.MICROSOFT.SWITCH([$'switches'.$B$1];1;[$'a'.AG37];0;[.AG37];2;0)" office:value-type="float" office:value="0">
            <text:p>0</text:p>
          </table:table-cell>
          <table:table-cell table:style-name="ACE-10" table:formula="of:=COM.MICROSOFT.SWITCH([$'switches'.$B$1];1;[$'a'.AH37];0;[.AH37];2;0)" office:value-type="float" office:value="0">
            <text:p>0</text:p>
          </table:table-cell>
          <table:table-cell table:style-name="ACE-10" table:formula="of:=COM.MICROSOFT.SWITCH([$'switches'.$B$1];1;[$'a'.AI37];0;[.AI37];2;0)" office:value-type="float" office:value="0">
            <text:p>0</text:p>
          </table:table-cell>
          <table:table-cell table:style-name="ACE-10" table:formula="of:=COM.MICROSOFT.SWITCH([$'switches'.$B$1];1;[$'a'.AJ37];0;[.AJ37];2;0)" office:value-type="float" office:value="0">
            <text:p>0</text:p>
          </table:table-cell>
          <table:table-cell table:style-name="ACE-10" table:formula="of:=COM.MICROSOFT.SWITCH([$'switches'.$B$1];1;[$'a'.AK37];0;[.AK37];2;0)" office:value-type="float" office:value="0">
            <text:p>0</text:p>
          </table:table-cell>
          <table:table-cell table:style-name="ACE-10" table:formula="of:=COM.MICROSOFT.SWITCH([$'switches'.$B$1];1;[$'a'.AL37];0;[.AL37];2;0)" office:value-type="float" office:value="0">
            <text:p>0</text:p>
          </table:table-cell>
          <table:table-cell table:style-name="ACE-10" table:formula="of:=COM.MICROSOFT.SWITCH([$'switches'.$B$1];1;[$'a'.AM37];0;[.AM37];2;0)" office:value-type="float" office:value="0">
            <text:p>0</text:p>
          </table:table-cell>
          <table:table-cell table:style-name="ACE-10" table:formula="of:=COM.MICROSOFT.SWITCH([$'switches'.$B$1];1;[$'a'.AN37];0;[.AN37];2;0)" office:value-type="float" office:value="0">
            <text:p>0</text:p>
          </table:table-cell>
          <table:table-cell table:style-name="ACE-10" table:formula="of:=COM.MICROSOFT.SWITCH([$'switches'.$B$1];1;[$'a'.AO37];0;[.AO37];2;0)" office:value-type="float" office:value="0">
            <text:p>0</text:p>
          </table:table-cell>
          <table:table-cell table:style-name="ACE-10" table:formula="of:=COM.MICROSOFT.SWITCH([$'switches'.$B$1];1;[$'a'.AP37];0;[.AP37];2;0)" office:value-type="float" office:value="0">
            <text:p>0</text:p>
          </table:table-cell>
          <table:table-cell table:style-name="ACE-10" table:formula="of:=COM.MICROSOFT.SWITCH([$'switches'.$B$1];1;[$'a'.AQ37];0;[.AQ37];2;0)" office:value-type="float" office:value="0">
            <text:p>0</text:p>
          </table:table-cell>
          <table:table-cell table:style-name="ACE-10" table:formula="of:=COM.MICROSOFT.SWITCH([$'switches'.$B$1];1;[$'a'.AR37];0;[.AR37];2;0)" office:value-type="float" office:value="0">
            <text:p>0</text:p>
          </table:table-cell>
          <table:table-cell table:style-name="ACE-10" table:formula="of:=COM.MICROSOFT.SWITCH([$'switches'.$B$1];1;[$'a'.AS37];0;[.AS37];2;0)" office:value-type="float" office:value="0">
            <text:p>0</text:p>
          </table:table-cell>
          <table:table-cell table:style-name="ACE-10" table:formula="of:=COM.MICROSOFT.SWITCH([$'switches'.$B$1];1;[$'a'.AT37];0;[.AT37];2;0)" office:value-type="float" office:value="0">
            <text:p>0</text:p>
          </table:table-cell>
          <table:table-cell table:style-name="ACE-10" table:formula="of:=COM.MICROSOFT.SWITCH([$'switches'.$B$1];1;[$'a'.AU37];0;[.AU37];2;0)" office:value-type="float" office:value="0">
            <text:p>0</text:p>
          </table:table-cell>
          <table:table-cell table:style-name="ACE-10" table:formula="of:=COM.MICROSOFT.SWITCH([$'switches'.$B$1];1;[$'a'.AV37];0;[.AV37];2;0)" office:value-type="float" office:value="0">
            <text:p>0</text:p>
          </table:table-cell>
          <table:table-cell table:style-name="ACE-10" table:formula="of:=COM.MICROSOFT.SWITCH([$'switches'.$B$1];1;[$'a'.AW37];0;[.AW37];2;0)" office:value-type="float" office:value="0">
            <text:p>0</text:p>
          </table:table-cell>
          <table:table-cell table:style-name="ACE-10" table:formula="of:=COM.MICROSOFT.SWITCH([$'switches'.$B$1];1;[$'a'.AX37];0;[.AX3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8];0;[.B38];2;0)" office:value-type="float" office:value="0">
            <text:p>0</text:p>
          </table:table-cell>
          <table:table-cell table:style-name="ACE-10" table:formula="of:=COM.MICROSOFT.SWITCH([$'switches'.$B$1];1;[$'a'.C38];0;[.C38];2;0)" office:value-type="float" office:value="0">
            <text:p>0</text:p>
          </table:table-cell>
          <table:table-cell table:style-name="ACE-10" table:formula="of:=COM.MICROSOFT.SWITCH([$'switches'.$B$1];1;[$'a'.D38];0;[.D38];2;0)" office:value-type="float" office:value="0">
            <text:p>0</text:p>
          </table:table-cell>
          <table:table-cell table:style-name="ACE-10" table:formula="of:=COM.MICROSOFT.SWITCH([$'switches'.$B$1];1;[$'a'.E38];0;[.E38];2;0)" office:value-type="float" office:value="0">
            <text:p>0</text:p>
          </table:table-cell>
          <table:table-cell table:style-name="ACE-10" table:formula="of:=COM.MICROSOFT.SWITCH([$'switches'.$B$1];1;[$'a'.F38];0;[.F38];2;0)" office:value-type="float" office:value="0">
            <text:p>0</text:p>
          </table:table-cell>
          <table:table-cell table:style-name="ACE-10" table:formula="of:=COM.MICROSOFT.SWITCH([$'switches'.$B$1];1;[$'a'.G38];0;[.G38];2;0)" office:value-type="float" office:value="0">
            <text:p>0</text:p>
          </table:table-cell>
          <table:table-cell table:style-name="ACE-10" table:formula="of:=COM.MICROSOFT.SWITCH([$'switches'.$B$1];1;[$'a'.H38];0;[.H38];2;0)" office:value-type="float" office:value="0">
            <text:p>0</text:p>
          </table:table-cell>
          <table:table-cell table:style-name="ACE-10" table:formula="of:=COM.MICROSOFT.SWITCH([$'switches'.$B$1];1;[$'a'.I38];0;[.I38];2;0)" office:value-type="float" office:value="0">
            <text:p>0</text:p>
          </table:table-cell>
          <table:table-cell table:style-name="ACE-10" table:formula="of:=COM.MICROSOFT.SWITCH([$'switches'.$B$1];1;[$'a'.J38];0;[.J38];2;0)" office:value-type="float" office:value="0">
            <text:p>0</text:p>
          </table:table-cell>
          <table:table-cell table:style-name="ACE-10" table:formula="of:=COM.MICROSOFT.SWITCH([$'switches'.$B$1];1;[$'a'.K38];0;[.K38];2;0)" office:value-type="float" office:value="0">
            <text:p>0</text:p>
          </table:table-cell>
          <table:table-cell table:style-name="ACE-10" table:formula="of:=COM.MICROSOFT.SWITCH([$'switches'.$B$1];1;[$'a'.L38];0;[.L38];2;0)" office:value-type="float" office:value="0">
            <text:p>0</text:p>
          </table:table-cell>
          <table:table-cell table:style-name="ACE-10" table:formula="of:=COM.MICROSOFT.SWITCH([$'switches'.$B$1];1;[$'a'.M38];0;[.M38];2;0)" office:value-type="float" office:value="0">
            <text:p>0</text:p>
          </table:table-cell>
          <table:table-cell table:style-name="ACE-10" table:formula="of:=COM.MICROSOFT.SWITCH([$'switches'.$B$1];1;[$'a'.N38];0;[.N38];2;0)" office:value-type="float" office:value="0">
            <text:p>0</text:p>
          </table:table-cell>
          <table:table-cell table:style-name="ACE-10" table:formula="of:=COM.MICROSOFT.SWITCH([$'switches'.$B$1];1;[$'a'.O38];0;[.O38];2;0)" office:value-type="float" office:value="0">
            <text:p>0</text:p>
          </table:table-cell>
          <table:table-cell table:style-name="ACE-10" table:formula="of:=COM.MICROSOFT.SWITCH([$'switches'.$B$1];1;[$'a'.P38];0;[.P38];2;0)" office:value-type="float" office:value="0">
            <text:p>0</text:p>
          </table:table-cell>
          <table:table-cell table:style-name="ACE-10" table:formula="of:=COM.MICROSOFT.SWITCH([$'switches'.$B$1];1;[$'a'.Q38];0;[.Q38];2;0)" office:value-type="float" office:value="0">
            <text:p>0</text:p>
          </table:table-cell>
          <table:table-cell table:style-name="ACE-10" table:formula="of:=COM.MICROSOFT.SWITCH([$'switches'.$B$1];1;[$'a'.R38];0;[.R38];2;0)" office:value-type="float" office:value="0">
            <text:p>0</text:p>
          </table:table-cell>
          <table:table-cell table:style-name="ACE-10" table:formula="of:=COM.MICROSOFT.SWITCH([$'switches'.$B$1];1;[$'a'.S38];0;[.S38];2;0)" office:value-type="float" office:value="0">
            <text:p>0</text:p>
          </table:table-cell>
          <table:table-cell table:style-name="ACE-10" table:formula="of:=COM.MICROSOFT.SWITCH([$'switches'.$B$1];1;[$'a'.T38];0;[.T38];2;0)" office:value-type="float" office:value="0">
            <text:p>0</text:p>
          </table:table-cell>
          <table:table-cell table:style-name="ACE-10" table:formula="of:=COM.MICROSOFT.SWITCH([$'switches'.$B$1];1;[$'a'.U38];0;[.U38];2;0)" office:value-type="float" office:value="0">
            <text:p>0</text:p>
          </table:table-cell>
          <table:table-cell table:style-name="ACE-10" table:formula="of:=COM.MICROSOFT.SWITCH([$'switches'.$B$1];1;[$'a'.V38];0;[.V38];2;0)" office:value-type="float" office:value="0">
            <text:p>0</text:p>
          </table:table-cell>
          <table:table-cell table:style-name="ACE-10" table:formula="of:=COM.MICROSOFT.SWITCH([$'switches'.$B$1];1;[$'a'.W38];0;[.W38];2;0)" office:value-type="float" office:value="0">
            <text:p>0</text:p>
          </table:table-cell>
          <table:table-cell table:style-name="ACE-10" table:formula="of:=COM.MICROSOFT.SWITCH([$'switches'.$B$1];1;[$'a'.X38];0;[.X38];2;0)" office:value-type="float" office:value="0">
            <text:p>0</text:p>
          </table:table-cell>
          <table:table-cell table:style-name="ACE-10" table:formula="of:=COM.MICROSOFT.SWITCH([$'switches'.$B$1];1;[$'a'.Y38];0;[.Y38];2;0)" office:value-type="float" office:value="0">
            <text:p>0</text:p>
          </table:table-cell>
          <table:table-cell table:style-name="ACE-10" table:formula="of:=COM.MICROSOFT.SWITCH([$'switches'.$B$1];1;[$'a'.Z38];0;[.Z38];2;0)" office:value-type="float" office:value="0">
            <text:p>0</text:p>
          </table:table-cell>
          <table:table-cell table:style-name="ACE-10" table:formula="of:=COM.MICROSOFT.SWITCH([$'switches'.$B$1];1;[$'a'.AA38];0;[.AA38];2;0)" office:value-type="float" office:value="0">
            <text:p>0</text:p>
          </table:table-cell>
          <table:table-cell table:style-name="ACE-10" table:formula="of:=COM.MICROSOFT.SWITCH([$'switches'.$B$1];1;[$'a'.AB38];0;[.AB38];2;0)" office:value-type="float" office:value="0">
            <text:p>0</text:p>
          </table:table-cell>
          <table:table-cell table:style-name="ACE-10" table:formula="of:=COM.MICROSOFT.SWITCH([$'switches'.$B$1];1;[$'a'.AC38];0;[.AC38];2;0)" office:value-type="float" office:value="0">
            <text:p>0</text:p>
          </table:table-cell>
          <table:table-cell table:style-name="ACE-10" table:formula="of:=COM.MICROSOFT.SWITCH([$'switches'.$B$1];1;[$'a'.AD38];0;[.AD38];2;0)" office:value-type="float" office:value="0">
            <text:p>0</text:p>
          </table:table-cell>
          <table:table-cell table:style-name="ACE-10" table:formula="of:=COM.MICROSOFT.SWITCH([$'switches'.$B$1];1;[$'a'.AE38];0;[.AE38];2;0)" office:value-type="float" office:value="0">
            <text:p>0</text:p>
          </table:table-cell>
          <table:table-cell table:style-name="ACE-10" table:formula="of:=COM.MICROSOFT.SWITCH([$'switches'.$B$1];1;[$'a'.AF38];0;[.AF38];2;0)" office:value-type="float" office:value="0">
            <text:p>0</text:p>
          </table:table-cell>
          <table:table-cell table:style-name="ACE-10" table:formula="of:=COM.MICROSOFT.SWITCH([$'switches'.$B$1];1;[$'a'.AG38];0;[.AG38];2;0)" office:value-type="float" office:value="0">
            <text:p>0</text:p>
          </table:table-cell>
          <table:table-cell table:style-name="ACE-10" table:formula="of:=COM.MICROSOFT.SWITCH([$'switches'.$B$1];1;[$'a'.AH38];0;[.AH38];2;0)" office:value-type="float" office:value="0">
            <text:p>0</text:p>
          </table:table-cell>
          <table:table-cell table:style-name="ACE-10" table:formula="of:=COM.MICROSOFT.SWITCH([$'switches'.$B$1];1;[$'a'.AI38];0;[.AI38];2;0)" office:value-type="float" office:value="0">
            <text:p>0</text:p>
          </table:table-cell>
          <table:table-cell table:style-name="ACE-10" table:formula="of:=COM.MICROSOFT.SWITCH([$'switches'.$B$1];1;[$'a'.AJ38];0;[.AJ38];2;0)" office:value-type="float" office:value="0">
            <text:p>0</text:p>
          </table:table-cell>
          <table:table-cell table:style-name="ACE-10" table:formula="of:=COM.MICROSOFT.SWITCH([$'switches'.$B$1];1;[$'a'.AK38];0;[.AK38];2;0)" office:value-type="float" office:value="0">
            <text:p>0</text:p>
          </table:table-cell>
          <table:table-cell table:style-name="ACE-10" table:formula="of:=COM.MICROSOFT.SWITCH([$'switches'.$B$1];1;[$'a'.AL38];0;[.AL38];2;0)" office:value-type="float" office:value="0">
            <text:p>0</text:p>
          </table:table-cell>
          <table:table-cell table:style-name="ACE-10" table:formula="of:=COM.MICROSOFT.SWITCH([$'switches'.$B$1];1;[$'a'.AM38];0;[.AM38];2;0)" office:value-type="float" office:value="0">
            <text:p>0</text:p>
          </table:table-cell>
          <table:table-cell table:style-name="ACE-10" table:formula="of:=COM.MICROSOFT.SWITCH([$'switches'.$B$1];1;[$'a'.AN38];0;[.AN38];2;0)" office:value-type="float" office:value="0">
            <text:p>0</text:p>
          </table:table-cell>
          <table:table-cell table:style-name="ACE-10" table:formula="of:=COM.MICROSOFT.SWITCH([$'switches'.$B$1];1;[$'a'.AO38];0;[.AO38];2;0)" office:value-type="float" office:value="0">
            <text:p>0</text:p>
          </table:table-cell>
          <table:table-cell table:style-name="ACE-10" table:formula="of:=COM.MICROSOFT.SWITCH([$'switches'.$B$1];1;[$'a'.AP38];0;[.AP38];2;0)" office:value-type="float" office:value="0">
            <text:p>0</text:p>
          </table:table-cell>
          <table:table-cell table:style-name="ACE-10" table:formula="of:=COM.MICROSOFT.SWITCH([$'switches'.$B$1];1;[$'a'.AQ38];0;[.AQ38];2;0)" office:value-type="float" office:value="0">
            <text:p>0</text:p>
          </table:table-cell>
          <table:table-cell table:style-name="ACE-10" table:formula="of:=COM.MICROSOFT.SWITCH([$'switches'.$B$1];1;[$'a'.AR38];0;[.AR38];2;0)" office:value-type="float" office:value="0">
            <text:p>0</text:p>
          </table:table-cell>
          <table:table-cell table:style-name="ACE-10" table:formula="of:=COM.MICROSOFT.SWITCH([$'switches'.$B$1];1;[$'a'.AS38];0;[.AS38];2;0)" office:value-type="float" office:value="0">
            <text:p>0</text:p>
          </table:table-cell>
          <table:table-cell table:style-name="ACE-10" table:formula="of:=COM.MICROSOFT.SWITCH([$'switches'.$B$1];1;[$'a'.AT38];0;[.AT38];2;0)" office:value-type="float" office:value="0">
            <text:p>0</text:p>
          </table:table-cell>
          <table:table-cell table:style-name="ACE-10" table:formula="of:=COM.MICROSOFT.SWITCH([$'switches'.$B$1];1;[$'a'.AU38];0;[.AU38];2;0)" office:value-type="float" office:value="0">
            <text:p>0</text:p>
          </table:table-cell>
          <table:table-cell table:style-name="ACE-10" table:formula="of:=COM.MICROSOFT.SWITCH([$'switches'.$B$1];1;[$'a'.AV38];0;[.AV38];2;0)" office:value-type="float" office:value="0">
            <text:p>0</text:p>
          </table:table-cell>
          <table:table-cell table:style-name="ACE-10" table:formula="of:=COM.MICROSOFT.SWITCH([$'switches'.$B$1];1;[$'a'.AW38];0;[.AW38];2;0)" office:value-type="float" office:value="0">
            <text:p>0</text:p>
          </table:table-cell>
          <table:table-cell table:style-name="ACE-10" table:formula="of:=COM.MICROSOFT.SWITCH([$'switches'.$B$1];1;[$'a'.AX38];0;[.AX3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39];0;[.B39];2;0)" office:value-type="float" office:value="0">
            <text:p>0</text:p>
          </table:table-cell>
          <table:table-cell table:style-name="ACE-10" table:formula="of:=COM.MICROSOFT.SWITCH([$'switches'.$B$1];1;[$'a'.C39];0;[.C39];2;0)" office:value-type="float" office:value="0">
            <text:p>0</text:p>
          </table:table-cell>
          <table:table-cell table:style-name="ACE-10" table:formula="of:=COM.MICROSOFT.SWITCH([$'switches'.$B$1];1;[$'a'.D39];0;[.D39];2;0)" office:value-type="float" office:value="0">
            <text:p>0</text:p>
          </table:table-cell>
          <table:table-cell table:style-name="ACE-10" table:formula="of:=COM.MICROSOFT.SWITCH([$'switches'.$B$1];1;[$'a'.E39];0;[.E39];2;0)" office:value-type="float" office:value="0">
            <text:p>0</text:p>
          </table:table-cell>
          <table:table-cell table:style-name="ACE-10" table:formula="of:=COM.MICROSOFT.SWITCH([$'switches'.$B$1];1;[$'a'.F39];0;[.F39];2;0)" office:value-type="float" office:value="0">
            <text:p>0</text:p>
          </table:table-cell>
          <table:table-cell table:style-name="ACE-10" table:formula="of:=COM.MICROSOFT.SWITCH([$'switches'.$B$1];1;[$'a'.G39];0;[.G39];2;0)" office:value-type="float" office:value="0">
            <text:p>0</text:p>
          </table:table-cell>
          <table:table-cell table:style-name="ACE-10" table:formula="of:=COM.MICROSOFT.SWITCH([$'switches'.$B$1];1;[$'a'.H39];0;[.H39];2;0)" office:value-type="float" office:value="0">
            <text:p>0</text:p>
          </table:table-cell>
          <table:table-cell table:style-name="ACE-10" table:formula="of:=COM.MICROSOFT.SWITCH([$'switches'.$B$1];1;[$'a'.I39];0;[.I39];2;0)" office:value-type="float" office:value="0">
            <text:p>0</text:p>
          </table:table-cell>
          <table:table-cell table:style-name="ACE-10" table:formula="of:=COM.MICROSOFT.SWITCH([$'switches'.$B$1];1;[$'a'.J39];0;[.J39];2;0)" office:value-type="float" office:value="0">
            <text:p>0</text:p>
          </table:table-cell>
          <table:table-cell table:style-name="ACE-10" table:formula="of:=COM.MICROSOFT.SWITCH([$'switches'.$B$1];1;[$'a'.K39];0;[.K39];2;0)" office:value-type="float" office:value="0">
            <text:p>0</text:p>
          </table:table-cell>
          <table:table-cell table:style-name="ACE-10" table:formula="of:=COM.MICROSOFT.SWITCH([$'switches'.$B$1];1;[$'a'.L39];0;[.L39];2;0)" office:value-type="float" office:value="0">
            <text:p>0</text:p>
          </table:table-cell>
          <table:table-cell table:style-name="ACE-10" table:formula="of:=COM.MICROSOFT.SWITCH([$'switches'.$B$1];1;[$'a'.M39];0;[.M39];2;0)" office:value-type="float" office:value="0">
            <text:p>0</text:p>
          </table:table-cell>
          <table:table-cell table:style-name="ACE-10" table:formula="of:=COM.MICROSOFT.SWITCH([$'switches'.$B$1];1;[$'a'.N39];0;[.N39];2;0)" office:value-type="float" office:value="0">
            <text:p>0</text:p>
          </table:table-cell>
          <table:table-cell table:style-name="ACE-10" table:formula="of:=COM.MICROSOFT.SWITCH([$'switches'.$B$1];1;[$'a'.O39];0;[.O39];2;0)" office:value-type="float" office:value="0">
            <text:p>0</text:p>
          </table:table-cell>
          <table:table-cell table:style-name="ACE-10" table:formula="of:=COM.MICROSOFT.SWITCH([$'switches'.$B$1];1;[$'a'.P39];0;[.P39];2;0)" office:value-type="float" office:value="0">
            <text:p>0</text:p>
          </table:table-cell>
          <table:table-cell table:style-name="ACE-10" table:formula="of:=COM.MICROSOFT.SWITCH([$'switches'.$B$1];1;[$'a'.Q39];0;[.Q39];2;0)" office:value-type="float" office:value="0">
            <text:p>0</text:p>
          </table:table-cell>
          <table:table-cell table:style-name="ACE-10" table:formula="of:=COM.MICROSOFT.SWITCH([$'switches'.$B$1];1;[$'a'.R39];0;[.R39];2;0)" office:value-type="float" office:value="0">
            <text:p>0</text:p>
          </table:table-cell>
          <table:table-cell table:style-name="ACE-10" table:formula="of:=COM.MICROSOFT.SWITCH([$'switches'.$B$1];1;[$'a'.S39];0;[.S39];2;0)" office:value-type="float" office:value="0">
            <text:p>0</text:p>
          </table:table-cell>
          <table:table-cell table:style-name="ACE-10" table:formula="of:=COM.MICROSOFT.SWITCH([$'switches'.$B$1];1;[$'a'.T39];0;[.T39];2;0)" office:value-type="float" office:value="0">
            <text:p>0</text:p>
          </table:table-cell>
          <table:table-cell table:style-name="ACE-10" table:formula="of:=COM.MICROSOFT.SWITCH([$'switches'.$B$1];1;[$'a'.U39];0;[.U39];2;0)" office:value-type="float" office:value="0">
            <text:p>0</text:p>
          </table:table-cell>
          <table:table-cell table:style-name="ACE-10" table:formula="of:=COM.MICROSOFT.SWITCH([$'switches'.$B$1];1;[$'a'.V39];0;[.V39];2;0)" office:value-type="float" office:value="0">
            <text:p>0</text:p>
          </table:table-cell>
          <table:table-cell table:style-name="ACE-10" table:formula="of:=COM.MICROSOFT.SWITCH([$'switches'.$B$1];1;[$'a'.W39];0;[.W39];2;0)" office:value-type="float" office:value="0">
            <text:p>0</text:p>
          </table:table-cell>
          <table:table-cell table:style-name="ACE-10" table:formula="of:=COM.MICROSOFT.SWITCH([$'switches'.$B$1];1;[$'a'.X39];0;[.X39];2;0)" office:value-type="float" office:value="0">
            <text:p>0</text:p>
          </table:table-cell>
          <table:table-cell table:style-name="ACE-10" table:formula="of:=COM.MICROSOFT.SWITCH([$'switches'.$B$1];1;[$'a'.Y39];0;[.Y39];2;0)" office:value-type="float" office:value="0">
            <text:p>0</text:p>
          </table:table-cell>
          <table:table-cell table:style-name="ACE-10" table:formula="of:=COM.MICROSOFT.SWITCH([$'switches'.$B$1];1;[$'a'.Z39];0;[.Z39];2;0)" office:value-type="float" office:value="0">
            <text:p>0</text:p>
          </table:table-cell>
          <table:table-cell table:style-name="ACE-10" table:formula="of:=COM.MICROSOFT.SWITCH([$'switches'.$B$1];1;[$'a'.AA39];0;[.AA39];2;0)" office:value-type="float" office:value="0">
            <text:p>0</text:p>
          </table:table-cell>
          <table:table-cell table:style-name="ACE-10" table:formula="of:=COM.MICROSOFT.SWITCH([$'switches'.$B$1];1;[$'a'.AB39];0;[.AB39];2;0)" office:value-type="float" office:value="0">
            <text:p>0</text:p>
          </table:table-cell>
          <table:table-cell table:style-name="ACE-10" table:formula="of:=COM.MICROSOFT.SWITCH([$'switches'.$B$1];1;[$'a'.AC39];0;[.AC39];2;0)" office:value-type="float" office:value="0">
            <text:p>0</text:p>
          </table:table-cell>
          <table:table-cell table:style-name="ACE-10" table:formula="of:=COM.MICROSOFT.SWITCH([$'switches'.$B$1];1;[$'a'.AD39];0;[.AD39];2;0)" office:value-type="float" office:value="0">
            <text:p>0</text:p>
          </table:table-cell>
          <table:table-cell table:style-name="ACE-10" table:formula="of:=COM.MICROSOFT.SWITCH([$'switches'.$B$1];1;[$'a'.AE39];0;[.AE39];2;0)" office:value-type="float" office:value="0">
            <text:p>0</text:p>
          </table:table-cell>
          <table:table-cell table:style-name="ACE-10" table:formula="of:=COM.MICROSOFT.SWITCH([$'switches'.$B$1];1;[$'a'.AF39];0;[.AF39];2;0)" office:value-type="float" office:value="0">
            <text:p>0</text:p>
          </table:table-cell>
          <table:table-cell table:style-name="ACE-10" table:formula="of:=COM.MICROSOFT.SWITCH([$'switches'.$B$1];1;[$'a'.AG39];0;[.AG39];2;0)" office:value-type="float" office:value="0">
            <text:p>0</text:p>
          </table:table-cell>
          <table:table-cell table:style-name="ACE-10" table:formula="of:=COM.MICROSOFT.SWITCH([$'switches'.$B$1];1;[$'a'.AH39];0;[.AH39];2;0)" office:value-type="float" office:value="0">
            <text:p>0</text:p>
          </table:table-cell>
          <table:table-cell table:style-name="ACE-10" table:formula="of:=COM.MICROSOFT.SWITCH([$'switches'.$B$1];1;[$'a'.AI39];0;[.AI39];2;0)" office:value-type="float" office:value="0">
            <text:p>0</text:p>
          </table:table-cell>
          <table:table-cell table:style-name="ACE-10" table:formula="of:=COM.MICROSOFT.SWITCH([$'switches'.$B$1];1;[$'a'.AJ39];0;[.AJ39];2;0)" office:value-type="float" office:value="0">
            <text:p>0</text:p>
          </table:table-cell>
          <table:table-cell table:style-name="ACE-10" table:formula="of:=COM.MICROSOFT.SWITCH([$'switches'.$B$1];1;[$'a'.AK39];0;[.AK39];2;0)" office:value-type="float" office:value="0">
            <text:p>0</text:p>
          </table:table-cell>
          <table:table-cell table:style-name="ACE-10" table:formula="of:=COM.MICROSOFT.SWITCH([$'switches'.$B$1];1;[$'a'.AL39];0;[.AL39];2;0)" office:value-type="float" office:value="0">
            <text:p>0</text:p>
          </table:table-cell>
          <table:table-cell table:style-name="ACE-10" table:formula="of:=COM.MICROSOFT.SWITCH([$'switches'.$B$1];1;[$'a'.AM39];0;[.AM39];2;0)" office:value-type="float" office:value="0">
            <text:p>0</text:p>
          </table:table-cell>
          <table:table-cell table:style-name="ACE-10" table:formula="of:=COM.MICROSOFT.SWITCH([$'switches'.$B$1];1;[$'a'.AN39];0;[.AN39];2;0)" office:value-type="float" office:value="0">
            <text:p>0</text:p>
          </table:table-cell>
          <table:table-cell table:style-name="ACE-10" table:formula="of:=COM.MICROSOFT.SWITCH([$'switches'.$B$1];1;[$'a'.AO39];0;[.AO39];2;0)" office:value-type="float" office:value="0">
            <text:p>0</text:p>
          </table:table-cell>
          <table:table-cell table:style-name="ACE-10" table:formula="of:=COM.MICROSOFT.SWITCH([$'switches'.$B$1];1;[$'a'.AP39];0;[.AP39];2;0)" office:value-type="float" office:value="0">
            <text:p>0</text:p>
          </table:table-cell>
          <table:table-cell table:style-name="ACE-10" table:formula="of:=COM.MICROSOFT.SWITCH([$'switches'.$B$1];1;[$'a'.AQ39];0;[.AQ39];2;0)" office:value-type="float" office:value="0">
            <text:p>0</text:p>
          </table:table-cell>
          <table:table-cell table:style-name="ACE-10" table:formula="of:=COM.MICROSOFT.SWITCH([$'switches'.$B$1];1;[$'a'.AR39];0;[.AR39];2;0)" office:value-type="float" office:value="0">
            <text:p>0</text:p>
          </table:table-cell>
          <table:table-cell table:style-name="ACE-10" table:formula="of:=COM.MICROSOFT.SWITCH([$'switches'.$B$1];1;[$'a'.AS39];0;[.AS39];2;0)" office:value-type="float" office:value="0">
            <text:p>0</text:p>
          </table:table-cell>
          <table:table-cell table:style-name="ACE-10" table:formula="of:=COM.MICROSOFT.SWITCH([$'switches'.$B$1];1;[$'a'.AT39];0;[.AT39];2;0)" office:value-type="float" office:value="0">
            <text:p>0</text:p>
          </table:table-cell>
          <table:table-cell table:style-name="ACE-10" table:formula="of:=COM.MICROSOFT.SWITCH([$'switches'.$B$1];1;[$'a'.AU39];0;[.AU39];2;0)" office:value-type="float" office:value="0">
            <text:p>0</text:p>
          </table:table-cell>
          <table:table-cell table:style-name="ACE-10" table:formula="of:=COM.MICROSOFT.SWITCH([$'switches'.$B$1];1;[$'a'.AV39];0;[.AV39];2;0)" office:value-type="float" office:value="0">
            <text:p>0</text:p>
          </table:table-cell>
          <table:table-cell table:style-name="ACE-10" table:formula="of:=COM.MICROSOFT.SWITCH([$'switches'.$B$1];1;[$'a'.AW39];0;[.AW39];2;0)" office:value-type="float" office:value="0">
            <text:p>0</text:p>
          </table:table-cell>
          <table:table-cell table:style-name="ACE-10" table:formula="of:=COM.MICROSOFT.SWITCH([$'switches'.$B$1];1;[$'a'.AX39];0;[.AX3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0];0;[.B40];2;0)" office:value-type="float" office:value="0">
            <text:p>0</text:p>
          </table:table-cell>
          <table:table-cell table:style-name="ACE-10" table:formula="of:=COM.MICROSOFT.SWITCH([$'switches'.$B$1];1;[$'a'.C40];0;[.C40];2;0)" office:value-type="float" office:value="0">
            <text:p>0</text:p>
          </table:table-cell>
          <table:table-cell table:style-name="ACE-10" table:formula="of:=COM.MICROSOFT.SWITCH([$'switches'.$B$1];1;[$'a'.D40];0;[.D40];2;0)" office:value-type="float" office:value="0">
            <text:p>0</text:p>
          </table:table-cell>
          <table:table-cell table:style-name="ACE-10" table:formula="of:=COM.MICROSOFT.SWITCH([$'switches'.$B$1];1;[$'a'.E40];0;[.E40];2;0)" office:value-type="float" office:value="0">
            <text:p>0</text:p>
          </table:table-cell>
          <table:table-cell table:style-name="ACE-10" table:formula="of:=COM.MICROSOFT.SWITCH([$'switches'.$B$1];1;[$'a'.F40];0;[.F40];2;0)" office:value-type="float" office:value="0">
            <text:p>0</text:p>
          </table:table-cell>
          <table:table-cell table:style-name="ACE-10" table:formula="of:=COM.MICROSOFT.SWITCH([$'switches'.$B$1];1;[$'a'.G40];0;[.G40];2;0)" office:value-type="float" office:value="0">
            <text:p>0</text:p>
          </table:table-cell>
          <table:table-cell table:style-name="ACE-10" table:formula="of:=COM.MICROSOFT.SWITCH([$'switches'.$B$1];1;[$'a'.H40];0;[.H40];2;0)" office:value-type="float" office:value="0">
            <text:p>0</text:p>
          </table:table-cell>
          <table:table-cell table:style-name="ACE-10" table:formula="of:=COM.MICROSOFT.SWITCH([$'switches'.$B$1];1;[$'a'.I40];0;[.I40];2;0)" office:value-type="float" office:value="0">
            <text:p>0</text:p>
          </table:table-cell>
          <table:table-cell table:style-name="ACE-10" table:formula="of:=COM.MICROSOFT.SWITCH([$'switches'.$B$1];1;[$'a'.J40];0;[.J40];2;0)" office:value-type="float" office:value="0">
            <text:p>0</text:p>
          </table:table-cell>
          <table:table-cell table:style-name="ACE-10" table:formula="of:=COM.MICROSOFT.SWITCH([$'switches'.$B$1];1;[$'a'.K40];0;[.K40];2;0)" office:value-type="float" office:value="0">
            <text:p>0</text:p>
          </table:table-cell>
          <table:table-cell table:style-name="ACE-10" table:formula="of:=COM.MICROSOFT.SWITCH([$'switches'.$B$1];1;[$'a'.L40];0;[.L40];2;0)" office:value-type="float" office:value="0">
            <text:p>0</text:p>
          </table:table-cell>
          <table:table-cell table:style-name="ACE-10" table:formula="of:=COM.MICROSOFT.SWITCH([$'switches'.$B$1];1;[$'a'.M40];0;[.M40];2;0)" office:value-type="float" office:value="0">
            <text:p>0</text:p>
          </table:table-cell>
          <table:table-cell table:style-name="ACE-10" table:formula="of:=COM.MICROSOFT.SWITCH([$'switches'.$B$1];1;[$'a'.N40];0;[.N40];2;0)" office:value-type="float" office:value="0">
            <text:p>0</text:p>
          </table:table-cell>
          <table:table-cell table:style-name="ACE-10" table:formula="of:=COM.MICROSOFT.SWITCH([$'switches'.$B$1];1;[$'a'.O40];0;[.O40];2;0)" office:value-type="float" office:value="0">
            <text:p>0</text:p>
          </table:table-cell>
          <table:table-cell table:style-name="ACE-10" table:formula="of:=COM.MICROSOFT.SWITCH([$'switches'.$B$1];1;[$'a'.P40];0;[.P40];2;0)" office:value-type="float" office:value="0">
            <text:p>0</text:p>
          </table:table-cell>
          <table:table-cell table:style-name="ACE-10" table:formula="of:=COM.MICROSOFT.SWITCH([$'switches'.$B$1];1;[$'a'.Q40];0;[.Q40];2;0)" office:value-type="float" office:value="0">
            <text:p>0</text:p>
          </table:table-cell>
          <table:table-cell table:style-name="ACE-10" table:formula="of:=COM.MICROSOFT.SWITCH([$'switches'.$B$1];1;[$'a'.R40];0;[.R40];2;0)" office:value-type="float" office:value="0">
            <text:p>0</text:p>
          </table:table-cell>
          <table:table-cell table:style-name="ACE-10" table:formula="of:=COM.MICROSOFT.SWITCH([$'switches'.$B$1];1;[$'a'.S40];0;[.S40];2;0)" office:value-type="float" office:value="0">
            <text:p>0</text:p>
          </table:table-cell>
          <table:table-cell table:style-name="ACE-10" table:formula="of:=COM.MICROSOFT.SWITCH([$'switches'.$B$1];1;[$'a'.T40];0;[.T40];2;0)" office:value-type="float" office:value="0">
            <text:p>0</text:p>
          </table:table-cell>
          <table:table-cell table:style-name="ACE-10" table:formula="of:=COM.MICROSOFT.SWITCH([$'switches'.$B$1];1;[$'a'.U40];0;[.U40];2;0)" office:value-type="float" office:value="0">
            <text:p>0</text:p>
          </table:table-cell>
          <table:table-cell table:style-name="ACE-10" table:formula="of:=COM.MICROSOFT.SWITCH([$'switches'.$B$1];1;[$'a'.V40];0;[.V40];2;0)" office:value-type="float" office:value="0">
            <text:p>0</text:p>
          </table:table-cell>
          <table:table-cell table:style-name="ACE-10" table:formula="of:=COM.MICROSOFT.SWITCH([$'switches'.$B$1];1;[$'a'.W40];0;[.W40];2;0)" office:value-type="float" office:value="0">
            <text:p>0</text:p>
          </table:table-cell>
          <table:table-cell table:style-name="ACE-10" table:formula="of:=COM.MICROSOFT.SWITCH([$'switches'.$B$1];1;[$'a'.X40];0;[.X40];2;0)" office:value-type="float" office:value="0">
            <text:p>0</text:p>
          </table:table-cell>
          <table:table-cell table:style-name="ACE-10" table:formula="of:=COM.MICROSOFT.SWITCH([$'switches'.$B$1];1;[$'a'.Y40];0;[.Y40];2;0)" office:value-type="float" office:value="0">
            <text:p>0</text:p>
          </table:table-cell>
          <table:table-cell table:style-name="ACE-10" table:formula="of:=COM.MICROSOFT.SWITCH([$'switches'.$B$1];1;[$'a'.Z40];0;[.Z40];2;0)" office:value-type="float" office:value="0">
            <text:p>0</text:p>
          </table:table-cell>
          <table:table-cell table:style-name="ACE-10" table:formula="of:=COM.MICROSOFT.SWITCH([$'switches'.$B$1];1;[$'a'.AA40];0;[.AA40];2;0)" office:value-type="float" office:value="0">
            <text:p>0</text:p>
          </table:table-cell>
          <table:table-cell table:style-name="ACE-10" table:formula="of:=COM.MICROSOFT.SWITCH([$'switches'.$B$1];1;[$'a'.AB40];0;[.AB40];2;0)" office:value-type="float" office:value="0">
            <text:p>0</text:p>
          </table:table-cell>
          <table:table-cell table:style-name="ACE-10" table:formula="of:=COM.MICROSOFT.SWITCH([$'switches'.$B$1];1;[$'a'.AC40];0;[.AC40];2;0)" office:value-type="float" office:value="0">
            <text:p>0</text:p>
          </table:table-cell>
          <table:table-cell table:style-name="ACE-10" table:formula="of:=COM.MICROSOFT.SWITCH([$'switches'.$B$1];1;[$'a'.AD40];0;[.AD40];2;0)" office:value-type="float" office:value="0">
            <text:p>0</text:p>
          </table:table-cell>
          <table:table-cell table:style-name="ACE-10" table:formula="of:=COM.MICROSOFT.SWITCH([$'switches'.$B$1];1;[$'a'.AE40];0;[.AE40];2;0)" office:value-type="float" office:value="0">
            <text:p>0</text:p>
          </table:table-cell>
          <table:table-cell table:style-name="ACE-10" table:formula="of:=COM.MICROSOFT.SWITCH([$'switches'.$B$1];1;[$'a'.AF40];0;[.AF40];2;0)" office:value-type="float" office:value="0">
            <text:p>0</text:p>
          </table:table-cell>
          <table:table-cell table:style-name="ACE-10" table:formula="of:=COM.MICROSOFT.SWITCH([$'switches'.$B$1];1;[$'a'.AG40];0;[.AG40];2;0)" office:value-type="float" office:value="0">
            <text:p>0</text:p>
          </table:table-cell>
          <table:table-cell table:style-name="ACE-10" table:formula="of:=COM.MICROSOFT.SWITCH([$'switches'.$B$1];1;[$'a'.AH40];0;[.AH40];2;0)" office:value-type="float" office:value="0">
            <text:p>0</text:p>
          </table:table-cell>
          <table:table-cell table:style-name="ACE-10" table:formula="of:=COM.MICROSOFT.SWITCH([$'switches'.$B$1];1;[$'a'.AI40];0;[.AI40];2;0)" office:value-type="float" office:value="0">
            <text:p>0</text:p>
          </table:table-cell>
          <table:table-cell table:style-name="ACE-10" table:formula="of:=COM.MICROSOFT.SWITCH([$'switches'.$B$1];1;[$'a'.AJ40];0;[.AJ40];2;0)" office:value-type="float" office:value="0">
            <text:p>0</text:p>
          </table:table-cell>
          <table:table-cell table:style-name="ACE-10" table:formula="of:=COM.MICROSOFT.SWITCH([$'switches'.$B$1];1;[$'a'.AK40];0;[.AK40];2;0)" office:value-type="float" office:value="0">
            <text:p>0</text:p>
          </table:table-cell>
          <table:table-cell table:style-name="ACE-10" table:formula="of:=COM.MICROSOFT.SWITCH([$'switches'.$B$1];1;[$'a'.AL40];0;[.AL40];2;0)" office:value-type="float" office:value="0">
            <text:p>0</text:p>
          </table:table-cell>
          <table:table-cell table:style-name="ACE-10" table:formula="of:=COM.MICROSOFT.SWITCH([$'switches'.$B$1];1;[$'a'.AM40];0;[.AM40];2;0)" office:value-type="float" office:value="0">
            <text:p>0</text:p>
          </table:table-cell>
          <table:table-cell table:style-name="ACE-10" table:formula="of:=COM.MICROSOFT.SWITCH([$'switches'.$B$1];1;[$'a'.AN40];0;[.AN40];2;0)" office:value-type="float" office:value="0">
            <text:p>0</text:p>
          </table:table-cell>
          <table:table-cell table:style-name="ACE-10" table:formula="of:=COM.MICROSOFT.SWITCH([$'switches'.$B$1];1;[$'a'.AO40];0;[.AO40];2;0)" office:value-type="float" office:value="0">
            <text:p>0</text:p>
          </table:table-cell>
          <table:table-cell table:style-name="ACE-10" table:formula="of:=COM.MICROSOFT.SWITCH([$'switches'.$B$1];1;[$'a'.AP40];0;[.AP40];2;0)" office:value-type="float" office:value="0">
            <text:p>0</text:p>
          </table:table-cell>
          <table:table-cell table:style-name="ACE-10" table:formula="of:=COM.MICROSOFT.SWITCH([$'switches'.$B$1];1;[$'a'.AQ40];0;[.AQ40];2;0)" office:value-type="float" office:value="0">
            <text:p>0</text:p>
          </table:table-cell>
          <table:table-cell table:style-name="ACE-10" table:formula="of:=COM.MICROSOFT.SWITCH([$'switches'.$B$1];1;[$'a'.AR40];0;[.AR40];2;0)" office:value-type="float" office:value="0">
            <text:p>0</text:p>
          </table:table-cell>
          <table:table-cell table:style-name="ACE-10" table:formula="of:=COM.MICROSOFT.SWITCH([$'switches'.$B$1];1;[$'a'.AS40];0;[.AS40];2;0)" office:value-type="float" office:value="0">
            <text:p>0</text:p>
          </table:table-cell>
          <table:table-cell table:style-name="ACE-10" table:formula="of:=COM.MICROSOFT.SWITCH([$'switches'.$B$1];1;[$'a'.AT40];0;[.AT40];2;0)" office:value-type="float" office:value="0">
            <text:p>0</text:p>
          </table:table-cell>
          <table:table-cell table:style-name="ACE-10" table:formula="of:=COM.MICROSOFT.SWITCH([$'switches'.$B$1];1;[$'a'.AU40];0;[.AU40];2;0)" office:value-type="float" office:value="0">
            <text:p>0</text:p>
          </table:table-cell>
          <table:table-cell table:style-name="ACE-10" table:formula="of:=COM.MICROSOFT.SWITCH([$'switches'.$B$1];1;[$'a'.AV40];0;[.AV40];2;0)" office:value-type="float" office:value="0">
            <text:p>0</text:p>
          </table:table-cell>
          <table:table-cell table:style-name="ACE-10" table:formula="of:=COM.MICROSOFT.SWITCH([$'switches'.$B$1];1;[$'a'.AW40];0;[.AW40];2;0)" office:value-type="float" office:value="0">
            <text:p>0</text:p>
          </table:table-cell>
          <table:table-cell table:style-name="ACE-10" table:formula="of:=COM.MICROSOFT.SWITCH([$'switches'.$B$1];1;[$'a'.AX40];0;[.AX4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1];0;[.B41];2;0)" office:value-type="float" office:value="0">
            <text:p>0</text:p>
          </table:table-cell>
          <table:table-cell table:style-name="ACE-10" table:formula="of:=COM.MICROSOFT.SWITCH([$'switches'.$B$1];1;[$'a'.C41];0;[.C41];2;0)" office:value-type="float" office:value="0">
            <text:p>0</text:p>
          </table:table-cell>
          <table:table-cell table:style-name="ACE-10" table:formula="of:=COM.MICROSOFT.SWITCH([$'switches'.$B$1];1;[$'a'.D41];0;[.D41];2;0)" office:value-type="float" office:value="0">
            <text:p>0</text:p>
          </table:table-cell>
          <table:table-cell table:style-name="ACE-10" table:formula="of:=COM.MICROSOFT.SWITCH([$'switches'.$B$1];1;[$'a'.E41];0;[.E41];2;0)" office:value-type="float" office:value="0">
            <text:p>0</text:p>
          </table:table-cell>
          <table:table-cell table:style-name="ACE-10" table:formula="of:=COM.MICROSOFT.SWITCH([$'switches'.$B$1];1;[$'a'.F41];0;[.F41];2;0)" office:value-type="float" office:value="0">
            <text:p>0</text:p>
          </table:table-cell>
          <table:table-cell table:style-name="ACE-10" table:formula="of:=COM.MICROSOFT.SWITCH([$'switches'.$B$1];1;[$'a'.G41];0;[.G41];2;0)" office:value-type="float" office:value="0">
            <text:p>0</text:p>
          </table:table-cell>
          <table:table-cell table:style-name="ACE-10" table:formula="of:=COM.MICROSOFT.SWITCH([$'switches'.$B$1];1;[$'a'.H41];0;[.H41];2;0)" office:value-type="float" office:value="0">
            <text:p>0</text:p>
          </table:table-cell>
          <table:table-cell table:style-name="ACE-10" table:formula="of:=COM.MICROSOFT.SWITCH([$'switches'.$B$1];1;[$'a'.I41];0;[.I41];2;0)" office:value-type="float" office:value="0">
            <text:p>0</text:p>
          </table:table-cell>
          <table:table-cell table:style-name="ACE-10" table:formula="of:=COM.MICROSOFT.SWITCH([$'switches'.$B$1];1;[$'a'.J41];0;[.J41];2;0)" office:value-type="float" office:value="0">
            <text:p>0</text:p>
          </table:table-cell>
          <table:table-cell table:style-name="ACE-10" table:formula="of:=COM.MICROSOFT.SWITCH([$'switches'.$B$1];1;[$'a'.K41];0;[.K41];2;0)" office:value-type="float" office:value="0">
            <text:p>0</text:p>
          </table:table-cell>
          <table:table-cell table:style-name="ACE-10" table:formula="of:=COM.MICROSOFT.SWITCH([$'switches'.$B$1];1;[$'a'.L41];0;[.L41];2;0)" office:value-type="float" office:value="0">
            <text:p>0</text:p>
          </table:table-cell>
          <table:table-cell table:style-name="ACE-10" table:formula="of:=COM.MICROSOFT.SWITCH([$'switches'.$B$1];1;[$'a'.M41];0;[.M41];2;0)" office:value-type="float" office:value="0">
            <text:p>0</text:p>
          </table:table-cell>
          <table:table-cell table:style-name="ACE-10" table:formula="of:=COM.MICROSOFT.SWITCH([$'switches'.$B$1];1;[$'a'.N41];0;[.N41];2;0)" office:value-type="float" office:value="0">
            <text:p>0</text:p>
          </table:table-cell>
          <table:table-cell table:style-name="ACE-10" table:formula="of:=COM.MICROSOFT.SWITCH([$'switches'.$B$1];1;[$'a'.O41];0;[.O41];2;0)" office:value-type="float" office:value="0">
            <text:p>0</text:p>
          </table:table-cell>
          <table:table-cell table:style-name="ACE-10" table:formula="of:=COM.MICROSOFT.SWITCH([$'switches'.$B$1];1;[$'a'.P41];0;[.P41];2;0)" office:value-type="float" office:value="0">
            <text:p>0</text:p>
          </table:table-cell>
          <table:table-cell table:style-name="ACE-10" table:formula="of:=COM.MICROSOFT.SWITCH([$'switches'.$B$1];1;[$'a'.Q41];0;[.Q41];2;0)" office:value-type="float" office:value="0">
            <text:p>0</text:p>
          </table:table-cell>
          <table:table-cell table:style-name="ACE-10" table:formula="of:=COM.MICROSOFT.SWITCH([$'switches'.$B$1];1;[$'a'.R41];0;[.R41];2;0)" office:value-type="float" office:value="0">
            <text:p>0</text:p>
          </table:table-cell>
          <table:table-cell table:style-name="ACE-10" table:formula="of:=COM.MICROSOFT.SWITCH([$'switches'.$B$1];1;[$'a'.S41];0;[.S41];2;0)" office:value-type="float" office:value="0">
            <text:p>0</text:p>
          </table:table-cell>
          <table:table-cell table:style-name="ACE-10" table:formula="of:=COM.MICROSOFT.SWITCH([$'switches'.$B$1];1;[$'a'.T41];0;[.T41];2;0)" office:value-type="float" office:value="0">
            <text:p>0</text:p>
          </table:table-cell>
          <table:table-cell table:style-name="ACE-10" table:formula="of:=COM.MICROSOFT.SWITCH([$'switches'.$B$1];1;[$'a'.U41];0;[.U41];2;0)" office:value-type="float" office:value="0">
            <text:p>0</text:p>
          </table:table-cell>
          <table:table-cell table:style-name="ACE-10" table:formula="of:=COM.MICROSOFT.SWITCH([$'switches'.$B$1];1;[$'a'.V41];0;[.V41];2;0)" office:value-type="float" office:value="0">
            <text:p>0</text:p>
          </table:table-cell>
          <table:table-cell table:style-name="ACE-10" table:formula="of:=COM.MICROSOFT.SWITCH([$'switches'.$B$1];1;[$'a'.W41];0;[.W41];2;0)" office:value-type="float" office:value="0">
            <text:p>0</text:p>
          </table:table-cell>
          <table:table-cell table:style-name="ACE-10" table:formula="of:=COM.MICROSOFT.SWITCH([$'switches'.$B$1];1;[$'a'.X41];0;[.X41];2;0)" office:value-type="float" office:value="0">
            <text:p>0</text:p>
          </table:table-cell>
          <table:table-cell table:style-name="ACE-10" table:formula="of:=COM.MICROSOFT.SWITCH([$'switches'.$B$1];1;[$'a'.Y41];0;[.Y41];2;0)" office:value-type="float" office:value="0">
            <text:p>0</text:p>
          </table:table-cell>
          <table:table-cell table:style-name="ACE-10" table:formula="of:=COM.MICROSOFT.SWITCH([$'switches'.$B$1];1;[$'a'.Z41];0;[.Z41];2;0)" office:value-type="float" office:value="0">
            <text:p>0</text:p>
          </table:table-cell>
          <table:table-cell table:style-name="ACE-10" table:formula="of:=COM.MICROSOFT.SWITCH([$'switches'.$B$1];1;[$'a'.AA41];0;[.AA41];2;0)" office:value-type="float" office:value="0">
            <text:p>0</text:p>
          </table:table-cell>
          <table:table-cell table:style-name="ACE-10" table:formula="of:=COM.MICROSOFT.SWITCH([$'switches'.$B$1];1;[$'a'.AB41];0;[.AB41];2;0)" office:value-type="float" office:value="0">
            <text:p>0</text:p>
          </table:table-cell>
          <table:table-cell table:style-name="ACE-10" table:formula="of:=COM.MICROSOFT.SWITCH([$'switches'.$B$1];1;[$'a'.AC41];0;[.AC41];2;0)" office:value-type="float" office:value="0">
            <text:p>0</text:p>
          </table:table-cell>
          <table:table-cell table:style-name="ACE-10" table:formula="of:=COM.MICROSOFT.SWITCH([$'switches'.$B$1];1;[$'a'.AD41];0;[.AD41];2;0)" office:value-type="float" office:value="0">
            <text:p>0</text:p>
          </table:table-cell>
          <table:table-cell table:style-name="ACE-10" table:formula="of:=COM.MICROSOFT.SWITCH([$'switches'.$B$1];1;[$'a'.AE41];0;[.AE41];2;0)" office:value-type="float" office:value="0">
            <text:p>0</text:p>
          </table:table-cell>
          <table:table-cell table:style-name="ACE-10" table:formula="of:=COM.MICROSOFT.SWITCH([$'switches'.$B$1];1;[$'a'.AF41];0;[.AF41];2;0)" office:value-type="float" office:value="0">
            <text:p>0</text:p>
          </table:table-cell>
          <table:table-cell table:style-name="ACE-10" table:formula="of:=COM.MICROSOFT.SWITCH([$'switches'.$B$1];1;[$'a'.AG41];0;[.AG41];2;0)" office:value-type="float" office:value="0">
            <text:p>0</text:p>
          </table:table-cell>
          <table:table-cell table:style-name="ACE-10" table:formula="of:=COM.MICROSOFT.SWITCH([$'switches'.$B$1];1;[$'a'.AH41];0;[.AH41];2;0)" office:value-type="float" office:value="0">
            <text:p>0</text:p>
          </table:table-cell>
          <table:table-cell table:style-name="ACE-10" table:formula="of:=COM.MICROSOFT.SWITCH([$'switches'.$B$1];1;[$'a'.AI41];0;[.AI41];2;0)" office:value-type="float" office:value="0">
            <text:p>0</text:p>
          </table:table-cell>
          <table:table-cell table:style-name="ACE-10" table:formula="of:=COM.MICROSOFT.SWITCH([$'switches'.$B$1];1;[$'a'.AJ41];0;[.AJ41];2;0)" office:value-type="float" office:value="0">
            <text:p>0</text:p>
          </table:table-cell>
          <table:table-cell table:style-name="ACE-10" table:formula="of:=COM.MICROSOFT.SWITCH([$'switches'.$B$1];1;[$'a'.AK41];0;[.AK41];2;0)" office:value-type="float" office:value="0">
            <text:p>0</text:p>
          </table:table-cell>
          <table:table-cell table:style-name="ACE-10" table:formula="of:=COM.MICROSOFT.SWITCH([$'switches'.$B$1];1;[$'a'.AL41];0;[.AL41];2;0)" office:value-type="float" office:value="0">
            <text:p>0</text:p>
          </table:table-cell>
          <table:table-cell table:style-name="ACE-10" table:formula="of:=COM.MICROSOFT.SWITCH([$'switches'.$B$1];1;[$'a'.AM41];0;[.AM41];2;0)" office:value-type="float" office:value="0">
            <text:p>0</text:p>
          </table:table-cell>
          <table:table-cell table:style-name="ACE-10" table:formula="of:=COM.MICROSOFT.SWITCH([$'switches'.$B$1];1;[$'a'.AN41];0;[.AN41];2;0)" office:value-type="float" office:value="0">
            <text:p>0</text:p>
          </table:table-cell>
          <table:table-cell table:style-name="ACE-10" table:formula="of:=COM.MICROSOFT.SWITCH([$'switches'.$B$1];1;[$'a'.AO41];0;[.AO41];2;0)" office:value-type="float" office:value="0">
            <text:p>0</text:p>
          </table:table-cell>
          <table:table-cell table:style-name="ACE-10" table:formula="of:=COM.MICROSOFT.SWITCH([$'switches'.$B$1];1;[$'a'.AP41];0;[.AP41];2;0)" office:value-type="float" office:value="0">
            <text:p>0</text:p>
          </table:table-cell>
          <table:table-cell table:style-name="ACE-10" table:formula="of:=COM.MICROSOFT.SWITCH([$'switches'.$B$1];1;[$'a'.AQ41];0;[.AQ41];2;0)" office:value-type="float" office:value="0">
            <text:p>0</text:p>
          </table:table-cell>
          <table:table-cell table:style-name="ACE-10" table:formula="of:=COM.MICROSOFT.SWITCH([$'switches'.$B$1];1;[$'a'.AR41];0;[.AR41];2;0)" office:value-type="float" office:value="0">
            <text:p>0</text:p>
          </table:table-cell>
          <table:table-cell table:style-name="ACE-10" table:formula="of:=COM.MICROSOFT.SWITCH([$'switches'.$B$1];1;[$'a'.AS41];0;[.AS41];2;0)" office:value-type="float" office:value="0">
            <text:p>0</text:p>
          </table:table-cell>
          <table:table-cell table:style-name="ACE-10" table:formula="of:=COM.MICROSOFT.SWITCH([$'switches'.$B$1];1;[$'a'.AT41];0;[.AT41];2;0)" office:value-type="float" office:value="0">
            <text:p>0</text:p>
          </table:table-cell>
          <table:table-cell table:style-name="ACE-10" table:formula="of:=COM.MICROSOFT.SWITCH([$'switches'.$B$1];1;[$'a'.AU41];0;[.AU41];2;0)" office:value-type="float" office:value="0">
            <text:p>0</text:p>
          </table:table-cell>
          <table:table-cell table:style-name="ACE-10" table:formula="of:=COM.MICROSOFT.SWITCH([$'switches'.$B$1];1;[$'a'.AV41];0;[.AV41];2;0)" office:value-type="float" office:value="0">
            <text:p>0</text:p>
          </table:table-cell>
          <table:table-cell table:style-name="ACE-10" table:formula="of:=COM.MICROSOFT.SWITCH([$'switches'.$B$1];1;[$'a'.AW41];0;[.AW41];2;0)" office:value-type="float" office:value="0">
            <text:p>0</text:p>
          </table:table-cell>
          <table:table-cell table:style-name="ACE-10" table:formula="of:=COM.MICROSOFT.SWITCH([$'switches'.$B$1];1;[$'a'.AX41];0;[.AX41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2];0;[.B42];2;0)" office:value-type="float" office:value="0">
            <text:p>0</text:p>
          </table:table-cell>
          <table:table-cell table:style-name="ACE-10" table:formula="of:=COM.MICROSOFT.SWITCH([$'switches'.$B$1];1;[$'a'.C42];0;[.C42];2;0)" office:value-type="float" office:value="0">
            <text:p>0</text:p>
          </table:table-cell>
          <table:table-cell table:style-name="ACE-10" table:formula="of:=COM.MICROSOFT.SWITCH([$'switches'.$B$1];1;[$'a'.D42];0;[.D42];2;0)" office:value-type="float" office:value="0">
            <text:p>0</text:p>
          </table:table-cell>
          <table:table-cell table:style-name="ACE-10" table:formula="of:=COM.MICROSOFT.SWITCH([$'switches'.$B$1];1;[$'a'.E42];0;[.E42];2;0)" office:value-type="float" office:value="0">
            <text:p>0</text:p>
          </table:table-cell>
          <table:table-cell table:style-name="ACE-10" table:formula="of:=COM.MICROSOFT.SWITCH([$'switches'.$B$1];1;[$'a'.F42];0;[.F42];2;0)" office:value-type="float" office:value="0">
            <text:p>0</text:p>
          </table:table-cell>
          <table:table-cell table:style-name="ACE-10" table:formula="of:=COM.MICROSOFT.SWITCH([$'switches'.$B$1];1;[$'a'.G42];0;[.G42];2;0)" office:value-type="float" office:value="0">
            <text:p>0</text:p>
          </table:table-cell>
          <table:table-cell table:style-name="ACE-10" table:formula="of:=COM.MICROSOFT.SWITCH([$'switches'.$B$1];1;[$'a'.H42];0;[.H42];2;0)" office:value-type="float" office:value="0">
            <text:p>0</text:p>
          </table:table-cell>
          <table:table-cell table:style-name="ACE-10" table:formula="of:=COM.MICROSOFT.SWITCH([$'switches'.$B$1];1;[$'a'.I42];0;[.I42];2;0)" office:value-type="float" office:value="0">
            <text:p>0</text:p>
          </table:table-cell>
          <table:table-cell table:style-name="ACE-10" table:formula="of:=COM.MICROSOFT.SWITCH([$'switches'.$B$1];1;[$'a'.J42];0;[.J42];2;0)" office:value-type="float" office:value="0">
            <text:p>0</text:p>
          </table:table-cell>
          <table:table-cell table:style-name="ACE-10" table:formula="of:=COM.MICROSOFT.SWITCH([$'switches'.$B$1];1;[$'a'.K42];0;[.K42];2;0)" office:value-type="float" office:value="0">
            <text:p>0</text:p>
          </table:table-cell>
          <table:table-cell table:style-name="ACE-10" table:formula="of:=COM.MICROSOFT.SWITCH([$'switches'.$B$1];1;[$'a'.L42];0;[.L42];2;0)" office:value-type="float" office:value="0">
            <text:p>0</text:p>
          </table:table-cell>
          <table:table-cell table:style-name="ACE-10" table:formula="of:=COM.MICROSOFT.SWITCH([$'switches'.$B$1];1;[$'a'.M42];0;[.M42];2;0)" office:value-type="float" office:value="0">
            <text:p>0</text:p>
          </table:table-cell>
          <table:table-cell table:style-name="ACE-10" table:formula="of:=COM.MICROSOFT.SWITCH([$'switches'.$B$1];1;[$'a'.N42];0;[.N42];2;0)" office:value-type="float" office:value="0">
            <text:p>0</text:p>
          </table:table-cell>
          <table:table-cell table:style-name="ACE-10" table:formula="of:=COM.MICROSOFT.SWITCH([$'switches'.$B$1];1;[$'a'.O42];0;[.O42];2;0)" office:value-type="float" office:value="0">
            <text:p>0</text:p>
          </table:table-cell>
          <table:table-cell table:style-name="ACE-10" table:formula="of:=COM.MICROSOFT.SWITCH([$'switches'.$B$1];1;[$'a'.P42];0;[.P42];2;0)" office:value-type="float" office:value="0">
            <text:p>0</text:p>
          </table:table-cell>
          <table:table-cell table:style-name="ACE-10" table:formula="of:=COM.MICROSOFT.SWITCH([$'switches'.$B$1];1;[$'a'.Q42];0;[.Q42];2;0)" office:value-type="float" office:value="0">
            <text:p>0</text:p>
          </table:table-cell>
          <table:table-cell table:style-name="ACE-10" table:formula="of:=COM.MICROSOFT.SWITCH([$'switches'.$B$1];1;[$'a'.R42];0;[.R42];2;0)" office:value-type="float" office:value="0">
            <text:p>0</text:p>
          </table:table-cell>
          <table:table-cell table:style-name="ACE-10" table:formula="of:=COM.MICROSOFT.SWITCH([$'switches'.$B$1];1;[$'a'.S42];0;[.S42];2;0)" office:value-type="float" office:value="0">
            <text:p>0</text:p>
          </table:table-cell>
          <table:table-cell table:style-name="ACE-10" table:formula="of:=COM.MICROSOFT.SWITCH([$'switches'.$B$1];1;[$'a'.T42];0;[.T42];2;0)" office:value-type="float" office:value="0">
            <text:p>0</text:p>
          </table:table-cell>
          <table:table-cell table:style-name="ACE-10" table:formula="of:=COM.MICROSOFT.SWITCH([$'switches'.$B$1];1;[$'a'.U42];0;[.U42];2;0)" office:value-type="float" office:value="0">
            <text:p>0</text:p>
          </table:table-cell>
          <table:table-cell table:style-name="ACE-10" table:formula="of:=COM.MICROSOFT.SWITCH([$'switches'.$B$1];1;[$'a'.V42];0;[.V42];2;0)" office:value-type="float" office:value="0">
            <text:p>0</text:p>
          </table:table-cell>
          <table:table-cell table:style-name="ACE-10" table:formula="of:=COM.MICROSOFT.SWITCH([$'switches'.$B$1];1;[$'a'.W42];0;[.W42];2;0)" office:value-type="float" office:value="0">
            <text:p>0</text:p>
          </table:table-cell>
          <table:table-cell table:style-name="ACE-10" table:formula="of:=COM.MICROSOFT.SWITCH([$'switches'.$B$1];1;[$'a'.X42];0;[.X42];2;0)" office:value-type="float" office:value="0">
            <text:p>0</text:p>
          </table:table-cell>
          <table:table-cell table:style-name="ACE-10" table:formula="of:=COM.MICROSOFT.SWITCH([$'switches'.$B$1];1;[$'a'.Y42];0;[.Y42];2;0)" office:value-type="float" office:value="0">
            <text:p>0</text:p>
          </table:table-cell>
          <table:table-cell table:style-name="ACE-10" table:formula="of:=COM.MICROSOFT.SWITCH([$'switches'.$B$1];1;[$'a'.Z42];0;[.Z42];2;0)" office:value-type="float" office:value="0">
            <text:p>0</text:p>
          </table:table-cell>
          <table:table-cell table:style-name="ACE-10" table:formula="of:=COM.MICROSOFT.SWITCH([$'switches'.$B$1];1;[$'a'.AA42];0;[.AA42];2;0)" office:value-type="float" office:value="0">
            <text:p>0</text:p>
          </table:table-cell>
          <table:table-cell table:style-name="ACE-10" table:formula="of:=COM.MICROSOFT.SWITCH([$'switches'.$B$1];1;[$'a'.AB42];0;[.AB42];2;0)" office:value-type="float" office:value="0">
            <text:p>0</text:p>
          </table:table-cell>
          <table:table-cell table:style-name="ACE-10" table:formula="of:=COM.MICROSOFT.SWITCH([$'switches'.$B$1];1;[$'a'.AC42];0;[.AC42];2;0)" office:value-type="float" office:value="0">
            <text:p>0</text:p>
          </table:table-cell>
          <table:table-cell table:style-name="ACE-10" table:formula="of:=COM.MICROSOFT.SWITCH([$'switches'.$B$1];1;[$'a'.AD42];0;[.AD42];2;0)" office:value-type="float" office:value="0">
            <text:p>0</text:p>
          </table:table-cell>
          <table:table-cell table:style-name="ACE-10" table:formula="of:=COM.MICROSOFT.SWITCH([$'switches'.$B$1];1;[$'a'.AE42];0;[.AE42];2;0)" office:value-type="float" office:value="0">
            <text:p>0</text:p>
          </table:table-cell>
          <table:table-cell table:style-name="ACE-10" table:formula="of:=COM.MICROSOFT.SWITCH([$'switches'.$B$1];1;[$'a'.AF42];0;[.AF42];2;0)" office:value-type="float" office:value="0">
            <text:p>0</text:p>
          </table:table-cell>
          <table:table-cell table:style-name="ACE-10" table:formula="of:=COM.MICROSOFT.SWITCH([$'switches'.$B$1];1;[$'a'.AG42];0;[.AG42];2;0)" office:value-type="float" office:value="0">
            <text:p>0</text:p>
          </table:table-cell>
          <table:table-cell table:style-name="ACE-10" table:formula="of:=COM.MICROSOFT.SWITCH([$'switches'.$B$1];1;[$'a'.AH42];0;[.AH42];2;0)" office:value-type="float" office:value="0">
            <text:p>0</text:p>
          </table:table-cell>
          <table:table-cell table:style-name="ACE-10" table:formula="of:=COM.MICROSOFT.SWITCH([$'switches'.$B$1];1;[$'a'.AI42];0;[.AI42];2;0)" office:value-type="float" office:value="0">
            <text:p>0</text:p>
          </table:table-cell>
          <table:table-cell table:style-name="ACE-10" table:formula="of:=COM.MICROSOFT.SWITCH([$'switches'.$B$1];1;[$'a'.AJ42];0;[.AJ42];2;0)" office:value-type="float" office:value="0">
            <text:p>0</text:p>
          </table:table-cell>
          <table:table-cell table:style-name="ACE-10" table:formula="of:=COM.MICROSOFT.SWITCH([$'switches'.$B$1];1;[$'a'.AK42];0;[.AK42];2;0)" office:value-type="float" office:value="0">
            <text:p>0</text:p>
          </table:table-cell>
          <table:table-cell table:style-name="ACE-10" table:formula="of:=COM.MICROSOFT.SWITCH([$'switches'.$B$1];1;[$'a'.AL42];0;[.AL42];2;0)" office:value-type="float" office:value="0">
            <text:p>0</text:p>
          </table:table-cell>
          <table:table-cell table:style-name="ACE-10" table:formula="of:=COM.MICROSOFT.SWITCH([$'switches'.$B$1];1;[$'a'.AM42];0;[.AM42];2;0)" office:value-type="float" office:value="0">
            <text:p>0</text:p>
          </table:table-cell>
          <table:table-cell table:style-name="ACE-10" table:formula="of:=COM.MICROSOFT.SWITCH([$'switches'.$B$1];1;[$'a'.AN42];0;[.AN42];2;0)" office:value-type="float" office:value="0">
            <text:p>0</text:p>
          </table:table-cell>
          <table:table-cell table:style-name="ACE-10" table:formula="of:=COM.MICROSOFT.SWITCH([$'switches'.$B$1];1;[$'a'.AO42];0;[.AO42];2;0)" office:value-type="float" office:value="0">
            <text:p>0</text:p>
          </table:table-cell>
          <table:table-cell table:style-name="ACE-10" table:formula="of:=COM.MICROSOFT.SWITCH([$'switches'.$B$1];1;[$'a'.AP42];0;[.AP42];2;0)" office:value-type="float" office:value="0">
            <text:p>0</text:p>
          </table:table-cell>
          <table:table-cell table:style-name="ACE-10" table:formula="of:=COM.MICROSOFT.SWITCH([$'switches'.$B$1];1;[$'a'.AQ42];0;[.AQ42];2;0)" office:value-type="float" office:value="0">
            <text:p>0</text:p>
          </table:table-cell>
          <table:table-cell table:style-name="ACE-10" table:formula="of:=COM.MICROSOFT.SWITCH([$'switches'.$B$1];1;[$'a'.AR42];0;[.AR42];2;0)" office:value-type="float" office:value="0">
            <text:p>0</text:p>
          </table:table-cell>
          <table:table-cell table:style-name="ACE-10" table:formula="of:=COM.MICROSOFT.SWITCH([$'switches'.$B$1];1;[$'a'.AS42];0;[.AS42];2;0)" office:value-type="float" office:value="0">
            <text:p>0</text:p>
          </table:table-cell>
          <table:table-cell table:style-name="ACE-10" table:formula="of:=COM.MICROSOFT.SWITCH([$'switches'.$B$1];1;[$'a'.AT42];0;[.AT42];2;0)" office:value-type="float" office:value="0">
            <text:p>0</text:p>
          </table:table-cell>
          <table:table-cell table:style-name="ACE-10" table:formula="of:=COM.MICROSOFT.SWITCH([$'switches'.$B$1];1;[$'a'.AU42];0;[.AU42];2;0)" office:value-type="float" office:value="0">
            <text:p>0</text:p>
          </table:table-cell>
          <table:table-cell table:style-name="ACE-10" table:formula="of:=COM.MICROSOFT.SWITCH([$'switches'.$B$1];1;[$'a'.AV42];0;[.AV42];2;0)" office:value-type="float" office:value="0">
            <text:p>0</text:p>
          </table:table-cell>
          <table:table-cell table:style-name="ACE-10" table:formula="of:=COM.MICROSOFT.SWITCH([$'switches'.$B$1];1;[$'a'.AW42];0;[.AW42];2;0)" office:value-type="float" office:value="0">
            <text:p>0</text:p>
          </table:table-cell>
          <table:table-cell table:style-name="ACE-10" table:formula="of:=COM.MICROSOFT.SWITCH([$'switches'.$B$1];1;[$'a'.AX42];0;[.AX42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3];0;[.B43];2;0)" office:value-type="float" office:value="0">
            <text:p>0</text:p>
          </table:table-cell>
          <table:table-cell table:style-name="ACE-10" table:formula="of:=COM.MICROSOFT.SWITCH([$'switches'.$B$1];1;[$'a'.C43];0;[.C43];2;0)" office:value-type="float" office:value="0">
            <text:p>0</text:p>
          </table:table-cell>
          <table:table-cell table:style-name="ACE-10" table:formula="of:=COM.MICROSOFT.SWITCH([$'switches'.$B$1];1;[$'a'.D43];0;[.D43];2;0)" office:value-type="float" office:value="0">
            <text:p>0</text:p>
          </table:table-cell>
          <table:table-cell table:style-name="ACE-10" table:formula="of:=COM.MICROSOFT.SWITCH([$'switches'.$B$1];1;[$'a'.E43];0;[.E43];2;0)" office:value-type="float" office:value="0">
            <text:p>0</text:p>
          </table:table-cell>
          <table:table-cell table:style-name="ACE-10" table:formula="of:=COM.MICROSOFT.SWITCH([$'switches'.$B$1];1;[$'a'.F43];0;[.F43];2;0)" office:value-type="float" office:value="0">
            <text:p>0</text:p>
          </table:table-cell>
          <table:table-cell table:style-name="ACE-10" table:formula="of:=COM.MICROSOFT.SWITCH([$'switches'.$B$1];1;[$'a'.G43];0;[.G43];2;0)" office:value-type="float" office:value="0">
            <text:p>0</text:p>
          </table:table-cell>
          <table:table-cell table:style-name="ACE-10" table:formula="of:=COM.MICROSOFT.SWITCH([$'switches'.$B$1];1;[$'a'.H43];0;[.H43];2;0)" office:value-type="float" office:value="0">
            <text:p>0</text:p>
          </table:table-cell>
          <table:table-cell table:style-name="ACE-10" table:formula="of:=COM.MICROSOFT.SWITCH([$'switches'.$B$1];1;[$'a'.I43];0;[.I43];2;0)" office:value-type="float" office:value="0">
            <text:p>0</text:p>
          </table:table-cell>
          <table:table-cell table:style-name="ACE-10" table:formula="of:=COM.MICROSOFT.SWITCH([$'switches'.$B$1];1;[$'a'.J43];0;[.J43];2;0)" office:value-type="float" office:value="0">
            <text:p>0</text:p>
          </table:table-cell>
          <table:table-cell table:style-name="ACE-10" table:formula="of:=COM.MICROSOFT.SWITCH([$'switches'.$B$1];1;[$'a'.K43];0;[.K43];2;0)" office:value-type="float" office:value="0">
            <text:p>0</text:p>
          </table:table-cell>
          <table:table-cell table:style-name="ACE-10" table:formula="of:=COM.MICROSOFT.SWITCH([$'switches'.$B$1];1;[$'a'.L43];0;[.L43];2;0)" office:value-type="float" office:value="0">
            <text:p>0</text:p>
          </table:table-cell>
          <table:table-cell table:style-name="ACE-10" table:formula="of:=COM.MICROSOFT.SWITCH([$'switches'.$B$1];1;[$'a'.M43];0;[.M43];2;0)" office:value-type="float" office:value="0">
            <text:p>0</text:p>
          </table:table-cell>
          <table:table-cell table:style-name="ACE-10" table:formula="of:=COM.MICROSOFT.SWITCH([$'switches'.$B$1];1;[$'a'.N43];0;[.N43];2;0)" office:value-type="float" office:value="0">
            <text:p>0</text:p>
          </table:table-cell>
          <table:table-cell table:style-name="ACE-10" table:formula="of:=COM.MICROSOFT.SWITCH([$'switches'.$B$1];1;[$'a'.O43];0;[.O43];2;0)" office:value-type="float" office:value="0">
            <text:p>0</text:p>
          </table:table-cell>
          <table:table-cell table:style-name="ACE-10" table:formula="of:=COM.MICROSOFT.SWITCH([$'switches'.$B$1];1;[$'a'.P43];0;[.P43];2;0)" office:value-type="float" office:value="0">
            <text:p>0</text:p>
          </table:table-cell>
          <table:table-cell table:style-name="ACE-10" table:formula="of:=COM.MICROSOFT.SWITCH([$'switches'.$B$1];1;[$'a'.Q43];0;[.Q43];2;0)" office:value-type="float" office:value="0">
            <text:p>0</text:p>
          </table:table-cell>
          <table:table-cell table:style-name="ACE-10" table:formula="of:=COM.MICROSOFT.SWITCH([$'switches'.$B$1];1;[$'a'.R43];0;[.R43];2;0)" office:value-type="float" office:value="0">
            <text:p>0</text:p>
          </table:table-cell>
          <table:table-cell table:style-name="ACE-10" table:formula="of:=COM.MICROSOFT.SWITCH([$'switches'.$B$1];1;[$'a'.S43];0;[.S43];2;0)" office:value-type="float" office:value="0">
            <text:p>0</text:p>
          </table:table-cell>
          <table:table-cell table:style-name="ACE-10" table:formula="of:=COM.MICROSOFT.SWITCH([$'switches'.$B$1];1;[$'a'.T43];0;[.T43];2;0)" office:value-type="float" office:value="0">
            <text:p>0</text:p>
          </table:table-cell>
          <table:table-cell table:style-name="ACE-10" table:formula="of:=COM.MICROSOFT.SWITCH([$'switches'.$B$1];1;[$'a'.U43];0;[.U43];2;0)" office:value-type="float" office:value="0">
            <text:p>0</text:p>
          </table:table-cell>
          <table:table-cell table:style-name="ACE-10" table:formula="of:=COM.MICROSOFT.SWITCH([$'switches'.$B$1];1;[$'a'.V43];0;[.V43];2;0)" office:value-type="float" office:value="0">
            <text:p>0</text:p>
          </table:table-cell>
          <table:table-cell table:style-name="ACE-10" table:formula="of:=COM.MICROSOFT.SWITCH([$'switches'.$B$1];1;[$'a'.W43];0;[.W43];2;0)" office:value-type="float" office:value="0">
            <text:p>0</text:p>
          </table:table-cell>
          <table:table-cell table:style-name="ACE-10" table:formula="of:=COM.MICROSOFT.SWITCH([$'switches'.$B$1];1;[$'a'.X43];0;[.X43];2;0)" office:value-type="float" office:value="0">
            <text:p>0</text:p>
          </table:table-cell>
          <table:table-cell table:style-name="ACE-10" table:formula="of:=COM.MICROSOFT.SWITCH([$'switches'.$B$1];1;[$'a'.Y43];0;[.Y43];2;0)" office:value-type="float" office:value="0">
            <text:p>0</text:p>
          </table:table-cell>
          <table:table-cell table:style-name="ACE-10" table:formula="of:=COM.MICROSOFT.SWITCH([$'switches'.$B$1];1;[$'a'.Z43];0;[.Z43];2;0)" office:value-type="float" office:value="0">
            <text:p>0</text:p>
          </table:table-cell>
          <table:table-cell table:style-name="ACE-10" table:formula="of:=COM.MICROSOFT.SWITCH([$'switches'.$B$1];1;[$'a'.AA43];0;[.AA43];2;0)" office:value-type="float" office:value="0">
            <text:p>0</text:p>
          </table:table-cell>
          <table:table-cell table:style-name="ACE-10" table:formula="of:=COM.MICROSOFT.SWITCH([$'switches'.$B$1];1;[$'a'.AB43];0;[.AB43];2;0)" office:value-type="float" office:value="0">
            <text:p>0</text:p>
          </table:table-cell>
          <table:table-cell table:style-name="ACE-10" table:formula="of:=COM.MICROSOFT.SWITCH([$'switches'.$B$1];1;[$'a'.AC43];0;[.AC43];2;0)" office:value-type="float" office:value="0">
            <text:p>0</text:p>
          </table:table-cell>
          <table:table-cell table:style-name="ACE-10" table:formula="of:=COM.MICROSOFT.SWITCH([$'switches'.$B$1];1;[$'a'.AD43];0;[.AD43];2;0)" office:value-type="float" office:value="0">
            <text:p>0</text:p>
          </table:table-cell>
          <table:table-cell table:style-name="ACE-10" table:formula="of:=COM.MICROSOFT.SWITCH([$'switches'.$B$1];1;[$'a'.AE43];0;[.AE43];2;0)" office:value-type="float" office:value="0">
            <text:p>0</text:p>
          </table:table-cell>
          <table:table-cell table:style-name="ACE-10" table:formula="of:=COM.MICROSOFT.SWITCH([$'switches'.$B$1];1;[$'a'.AF43];0;[.AF43];2;0)" office:value-type="float" office:value="0">
            <text:p>0</text:p>
          </table:table-cell>
          <table:table-cell table:style-name="ACE-10" table:formula="of:=COM.MICROSOFT.SWITCH([$'switches'.$B$1];1;[$'a'.AG43];0;[.AG43];2;0)" office:value-type="float" office:value="0">
            <text:p>0</text:p>
          </table:table-cell>
          <table:table-cell table:style-name="ACE-10" table:formula="of:=COM.MICROSOFT.SWITCH([$'switches'.$B$1];1;[$'a'.AH43];0;[.AH43];2;0)" office:value-type="float" office:value="0">
            <text:p>0</text:p>
          </table:table-cell>
          <table:table-cell table:style-name="ACE-10" table:formula="of:=COM.MICROSOFT.SWITCH([$'switches'.$B$1];1;[$'a'.AI43];0;[.AI43];2;0)" office:value-type="float" office:value="0">
            <text:p>0</text:p>
          </table:table-cell>
          <table:table-cell table:style-name="ACE-10" table:formula="of:=COM.MICROSOFT.SWITCH([$'switches'.$B$1];1;[$'a'.AJ43];0;[.AJ43];2;0)" office:value-type="float" office:value="0">
            <text:p>0</text:p>
          </table:table-cell>
          <table:table-cell table:style-name="ACE-10" table:formula="of:=COM.MICROSOFT.SWITCH([$'switches'.$B$1];1;[$'a'.AK43];0;[.AK43];2;0)" office:value-type="float" office:value="0">
            <text:p>0</text:p>
          </table:table-cell>
          <table:table-cell table:style-name="ACE-10" table:formula="of:=COM.MICROSOFT.SWITCH([$'switches'.$B$1];1;[$'a'.AL43];0;[.AL43];2;0)" office:value-type="float" office:value="0">
            <text:p>0</text:p>
          </table:table-cell>
          <table:table-cell table:style-name="ACE-10" table:formula="of:=COM.MICROSOFT.SWITCH([$'switches'.$B$1];1;[$'a'.AM43];0;[.AM43];2;0)" office:value-type="float" office:value="0">
            <text:p>0</text:p>
          </table:table-cell>
          <table:table-cell table:style-name="ACE-10" table:formula="of:=COM.MICROSOFT.SWITCH([$'switches'.$B$1];1;[$'a'.AN43];0;[.AN43];2;0)" office:value-type="float" office:value="0">
            <text:p>0</text:p>
          </table:table-cell>
          <table:table-cell table:style-name="ACE-10" table:formula="of:=COM.MICROSOFT.SWITCH([$'switches'.$B$1];1;[$'a'.AO43];0;[.AO43];2;0)" office:value-type="float" office:value="0">
            <text:p>0</text:p>
          </table:table-cell>
          <table:table-cell table:style-name="ACE-10" table:formula="of:=COM.MICROSOFT.SWITCH([$'switches'.$B$1];1;[$'a'.AP43];0;[.AP43];2;0)" office:value-type="float" office:value="0">
            <text:p>0</text:p>
          </table:table-cell>
          <table:table-cell table:style-name="ACE-10" table:formula="of:=COM.MICROSOFT.SWITCH([$'switches'.$B$1];1;[$'a'.AQ43];0;[.AQ43];2;0)" office:value-type="float" office:value="0">
            <text:p>0</text:p>
          </table:table-cell>
          <table:table-cell table:style-name="ACE-10" table:formula="of:=COM.MICROSOFT.SWITCH([$'switches'.$B$1];1;[$'a'.AR43];0;[.AR43];2;0)" office:value-type="float" office:value="0">
            <text:p>0</text:p>
          </table:table-cell>
          <table:table-cell table:style-name="ACE-10" table:formula="of:=COM.MICROSOFT.SWITCH([$'switches'.$B$1];1;[$'a'.AS43];0;[.AS43];2;0)" office:value-type="float" office:value="0">
            <text:p>0</text:p>
          </table:table-cell>
          <table:table-cell table:style-name="ACE-10" table:formula="of:=COM.MICROSOFT.SWITCH([$'switches'.$B$1];1;[$'a'.AT43];0;[.AT43];2;0)" office:value-type="float" office:value="0">
            <text:p>0</text:p>
          </table:table-cell>
          <table:table-cell table:style-name="ACE-10" table:formula="of:=COM.MICROSOFT.SWITCH([$'switches'.$B$1];1;[$'a'.AU43];0;[.AU43];2;0)" office:value-type="float" office:value="0">
            <text:p>0</text:p>
          </table:table-cell>
          <table:table-cell table:style-name="ACE-10" table:formula="of:=COM.MICROSOFT.SWITCH([$'switches'.$B$1];1;[$'a'.AV43];0;[.AV43];2;0)" office:value-type="float" office:value="0">
            <text:p>0</text:p>
          </table:table-cell>
          <table:table-cell table:style-name="ACE-10" table:formula="of:=COM.MICROSOFT.SWITCH([$'switches'.$B$1];1;[$'a'.AW43];0;[.AW43];2;0)" office:value-type="float" office:value="0">
            <text:p>0</text:p>
          </table:table-cell>
          <table:table-cell table:style-name="ACE-10" table:formula="of:=COM.MICROSOFT.SWITCH([$'switches'.$B$1];1;[$'a'.AX43];0;[.AX43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4];0;[.B44];2;0)" office:value-type="float" office:value="0">
            <text:p>0</text:p>
          </table:table-cell>
          <table:table-cell table:style-name="ACE-10" table:formula="of:=COM.MICROSOFT.SWITCH([$'switches'.$B$1];1;[$'a'.C44];0;[.C44];2;0)" office:value-type="float" office:value="0">
            <text:p>0</text:p>
          </table:table-cell>
          <table:table-cell table:style-name="ACE-10" table:formula="of:=COM.MICROSOFT.SWITCH([$'switches'.$B$1];1;[$'a'.D44];0;[.D44];2;0)" office:value-type="float" office:value="0">
            <text:p>0</text:p>
          </table:table-cell>
          <table:table-cell table:style-name="ACE-10" table:formula="of:=COM.MICROSOFT.SWITCH([$'switches'.$B$1];1;[$'a'.E44];0;[.E44];2;0)" office:value-type="float" office:value="0">
            <text:p>0</text:p>
          </table:table-cell>
          <table:table-cell table:style-name="ACE-10" table:formula="of:=COM.MICROSOFT.SWITCH([$'switches'.$B$1];1;[$'a'.F44];0;[.F44];2;0)" office:value-type="float" office:value="0">
            <text:p>0</text:p>
          </table:table-cell>
          <table:table-cell table:style-name="ACE-10" table:formula="of:=COM.MICROSOFT.SWITCH([$'switches'.$B$1];1;[$'a'.G44];0;[.G44];2;0)" office:value-type="float" office:value="0">
            <text:p>0</text:p>
          </table:table-cell>
          <table:table-cell table:style-name="ACE-10" table:formula="of:=COM.MICROSOFT.SWITCH([$'switches'.$B$1];1;[$'a'.H44];0;[.H44];2;0)" office:value-type="float" office:value="0">
            <text:p>0</text:p>
          </table:table-cell>
          <table:table-cell table:style-name="ACE-10" table:formula="of:=COM.MICROSOFT.SWITCH([$'switches'.$B$1];1;[$'a'.I44];0;[.I44];2;0)" office:value-type="float" office:value="0">
            <text:p>0</text:p>
          </table:table-cell>
          <table:table-cell table:style-name="ACE-10" table:formula="of:=COM.MICROSOFT.SWITCH([$'switches'.$B$1];1;[$'a'.J44];0;[.J44];2;0)" office:value-type="float" office:value="0">
            <text:p>0</text:p>
          </table:table-cell>
          <table:table-cell table:style-name="ACE-10" table:formula="of:=COM.MICROSOFT.SWITCH([$'switches'.$B$1];1;[$'a'.K44];0;[.K44];2;0)" office:value-type="float" office:value="0">
            <text:p>0</text:p>
          </table:table-cell>
          <table:table-cell table:style-name="ACE-10" table:formula="of:=COM.MICROSOFT.SWITCH([$'switches'.$B$1];1;[$'a'.L44];0;[.L44];2;0)" office:value-type="float" office:value="0">
            <text:p>0</text:p>
          </table:table-cell>
          <table:table-cell table:style-name="ACE-10" table:formula="of:=COM.MICROSOFT.SWITCH([$'switches'.$B$1];1;[$'a'.M44];0;[.M44];2;0)" office:value-type="float" office:value="0">
            <text:p>0</text:p>
          </table:table-cell>
          <table:table-cell table:style-name="ACE-10" table:formula="of:=COM.MICROSOFT.SWITCH([$'switches'.$B$1];1;[$'a'.N44];0;[.N44];2;0)" office:value-type="float" office:value="0">
            <text:p>0</text:p>
          </table:table-cell>
          <table:table-cell table:style-name="ACE-10" table:formula="of:=COM.MICROSOFT.SWITCH([$'switches'.$B$1];1;[$'a'.O44];0;[.O44];2;0)" office:value-type="float" office:value="0">
            <text:p>0</text:p>
          </table:table-cell>
          <table:table-cell table:style-name="ACE-10" table:formula="of:=COM.MICROSOFT.SWITCH([$'switches'.$B$1];1;[$'a'.P44];0;[.P44];2;0)" office:value-type="float" office:value="0">
            <text:p>0</text:p>
          </table:table-cell>
          <table:table-cell table:style-name="ACE-10" table:formula="of:=COM.MICROSOFT.SWITCH([$'switches'.$B$1];1;[$'a'.Q44];0;[.Q44];2;0)" office:value-type="float" office:value="0">
            <text:p>0</text:p>
          </table:table-cell>
          <table:table-cell table:style-name="ACE-10" table:formula="of:=COM.MICROSOFT.SWITCH([$'switches'.$B$1];1;[$'a'.R44];0;[.R44];2;0)" office:value-type="float" office:value="0">
            <text:p>0</text:p>
          </table:table-cell>
          <table:table-cell table:style-name="ACE-10" table:formula="of:=COM.MICROSOFT.SWITCH([$'switches'.$B$1];1;[$'a'.S44];0;[.S44];2;0)" office:value-type="float" office:value="0">
            <text:p>0</text:p>
          </table:table-cell>
          <table:table-cell table:style-name="ACE-10" table:formula="of:=COM.MICROSOFT.SWITCH([$'switches'.$B$1];1;[$'a'.T44];0;[.T44];2;0)" office:value-type="float" office:value="0">
            <text:p>0</text:p>
          </table:table-cell>
          <table:table-cell table:style-name="ACE-10" table:formula="of:=COM.MICROSOFT.SWITCH([$'switches'.$B$1];1;[$'a'.U44];0;[.U44];2;0)" office:value-type="float" office:value="0">
            <text:p>0</text:p>
          </table:table-cell>
          <table:table-cell table:style-name="ACE-10" table:formula="of:=COM.MICROSOFT.SWITCH([$'switches'.$B$1];1;[$'a'.V44];0;[.V44];2;0)" office:value-type="float" office:value="0">
            <text:p>0</text:p>
          </table:table-cell>
          <table:table-cell table:style-name="ACE-10" table:formula="of:=COM.MICROSOFT.SWITCH([$'switches'.$B$1];1;[$'a'.W44];0;[.W44];2;0)" office:value-type="float" office:value="0">
            <text:p>0</text:p>
          </table:table-cell>
          <table:table-cell table:style-name="ACE-10" table:formula="of:=COM.MICROSOFT.SWITCH([$'switches'.$B$1];1;[$'a'.X44];0;[.X44];2;0)" office:value-type="float" office:value="0">
            <text:p>0</text:p>
          </table:table-cell>
          <table:table-cell table:style-name="ACE-10" table:formula="of:=COM.MICROSOFT.SWITCH([$'switches'.$B$1];1;[$'a'.Y44];0;[.Y44];2;0)" office:value-type="float" office:value="0">
            <text:p>0</text:p>
          </table:table-cell>
          <table:table-cell table:style-name="ACE-10" table:formula="of:=COM.MICROSOFT.SWITCH([$'switches'.$B$1];1;[$'a'.Z44];0;[.Z44];2;0)" office:value-type="float" office:value="0">
            <text:p>0</text:p>
          </table:table-cell>
          <table:table-cell table:style-name="ACE-10" table:formula="of:=COM.MICROSOFT.SWITCH([$'switches'.$B$1];1;[$'a'.AA44];0;[.AA44];2;0)" office:value-type="float" office:value="0">
            <text:p>0</text:p>
          </table:table-cell>
          <table:table-cell table:style-name="ACE-10" table:formula="of:=COM.MICROSOFT.SWITCH([$'switches'.$B$1];1;[$'a'.AB44];0;[.AB44];2;0)" office:value-type="float" office:value="0">
            <text:p>0</text:p>
          </table:table-cell>
          <table:table-cell table:style-name="ACE-10" table:formula="of:=COM.MICROSOFT.SWITCH([$'switches'.$B$1];1;[$'a'.AC44];0;[.AC44];2;0)" office:value-type="float" office:value="0">
            <text:p>0</text:p>
          </table:table-cell>
          <table:table-cell table:style-name="ACE-10" table:formula="of:=COM.MICROSOFT.SWITCH([$'switches'.$B$1];1;[$'a'.AD44];0;[.AD44];2;0)" office:value-type="float" office:value="0">
            <text:p>0</text:p>
          </table:table-cell>
          <table:table-cell table:style-name="ACE-10" table:formula="of:=COM.MICROSOFT.SWITCH([$'switches'.$B$1];1;[$'a'.AE44];0;[.AE44];2;0)" office:value-type="float" office:value="0">
            <text:p>0</text:p>
          </table:table-cell>
          <table:table-cell table:style-name="ACE-10" table:formula="of:=COM.MICROSOFT.SWITCH([$'switches'.$B$1];1;[$'a'.AF44];0;[.AF44];2;0)" office:value-type="float" office:value="0">
            <text:p>0</text:p>
          </table:table-cell>
          <table:table-cell table:style-name="ACE-10" table:formula="of:=COM.MICROSOFT.SWITCH([$'switches'.$B$1];1;[$'a'.AG44];0;[.AG44];2;0)" office:value-type="float" office:value="0">
            <text:p>0</text:p>
          </table:table-cell>
          <table:table-cell table:style-name="ACE-10" table:formula="of:=COM.MICROSOFT.SWITCH([$'switches'.$B$1];1;[$'a'.AH44];0;[.AH44];2;0)" office:value-type="float" office:value="0">
            <text:p>0</text:p>
          </table:table-cell>
          <table:table-cell table:style-name="ACE-10" table:formula="of:=COM.MICROSOFT.SWITCH([$'switches'.$B$1];1;[$'a'.AI44];0;[.AI44];2;0)" office:value-type="float" office:value="0">
            <text:p>0</text:p>
          </table:table-cell>
          <table:table-cell table:style-name="ACE-10" table:formula="of:=COM.MICROSOFT.SWITCH([$'switches'.$B$1];1;[$'a'.AJ44];0;[.AJ44];2;0)" office:value-type="float" office:value="0">
            <text:p>0</text:p>
          </table:table-cell>
          <table:table-cell table:style-name="ACE-10" table:formula="of:=COM.MICROSOFT.SWITCH([$'switches'.$B$1];1;[$'a'.AK44];0;[.AK44];2;0)" office:value-type="float" office:value="0">
            <text:p>0</text:p>
          </table:table-cell>
          <table:table-cell table:style-name="ACE-10" table:formula="of:=COM.MICROSOFT.SWITCH([$'switches'.$B$1];1;[$'a'.AL44];0;[.AL44];2;0)" office:value-type="float" office:value="0">
            <text:p>0</text:p>
          </table:table-cell>
          <table:table-cell table:style-name="ACE-10" table:formula="of:=COM.MICROSOFT.SWITCH([$'switches'.$B$1];1;[$'a'.AM44];0;[.AM44];2;0)" office:value-type="float" office:value="0">
            <text:p>0</text:p>
          </table:table-cell>
          <table:table-cell table:style-name="ACE-10" table:formula="of:=COM.MICROSOFT.SWITCH([$'switches'.$B$1];1;[$'a'.AN44];0;[.AN44];2;0)" office:value-type="float" office:value="0">
            <text:p>0</text:p>
          </table:table-cell>
          <table:table-cell table:style-name="ACE-10" table:formula="of:=COM.MICROSOFT.SWITCH([$'switches'.$B$1];1;[$'a'.AO44];0;[.AO44];2;0)" office:value-type="float" office:value="0">
            <text:p>0</text:p>
          </table:table-cell>
          <table:table-cell table:style-name="ACE-10" table:formula="of:=COM.MICROSOFT.SWITCH([$'switches'.$B$1];1;[$'a'.AP44];0;[.AP44];2;0)" office:value-type="float" office:value="0">
            <text:p>0</text:p>
          </table:table-cell>
          <table:table-cell table:style-name="ACE-10" table:formula="of:=COM.MICROSOFT.SWITCH([$'switches'.$B$1];1;[$'a'.AQ44];0;[.AQ44];2;0)" office:value-type="float" office:value="0">
            <text:p>0</text:p>
          </table:table-cell>
          <table:table-cell table:style-name="ACE-10" table:formula="of:=COM.MICROSOFT.SWITCH([$'switches'.$B$1];1;[$'a'.AR44];0;[.AR44];2;0)" office:value-type="float" office:value="0">
            <text:p>0</text:p>
          </table:table-cell>
          <table:table-cell table:style-name="ACE-10" table:formula="of:=COM.MICROSOFT.SWITCH([$'switches'.$B$1];1;[$'a'.AS44];0;[.AS44];2;0)" office:value-type="float" office:value="0">
            <text:p>0</text:p>
          </table:table-cell>
          <table:table-cell table:style-name="ACE-10" table:formula="of:=COM.MICROSOFT.SWITCH([$'switches'.$B$1];1;[$'a'.AT44];0;[.AT44];2;0)" office:value-type="float" office:value="0">
            <text:p>0</text:p>
          </table:table-cell>
          <table:table-cell table:style-name="ACE-10" table:formula="of:=COM.MICROSOFT.SWITCH([$'switches'.$B$1];1;[$'a'.AU44];0;[.AU44];2;0)" office:value-type="float" office:value="0">
            <text:p>0</text:p>
          </table:table-cell>
          <table:table-cell table:style-name="ACE-10" table:formula="of:=COM.MICROSOFT.SWITCH([$'switches'.$B$1];1;[$'a'.AV44];0;[.AV44];2;0)" office:value-type="float" office:value="0">
            <text:p>0</text:p>
          </table:table-cell>
          <table:table-cell table:style-name="ACE-10" table:formula="of:=COM.MICROSOFT.SWITCH([$'switches'.$B$1];1;[$'a'.AW44];0;[.AW44];2;0)" office:value-type="float" office:value="0">
            <text:p>0</text:p>
          </table:table-cell>
          <table:table-cell table:style-name="ACE-10" table:formula="of:=COM.MICROSOFT.SWITCH([$'switches'.$B$1];1;[$'a'.AX44];0;[.AX44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5];0;[.B45];2;0)" office:value-type="float" office:value="0">
            <text:p>0</text:p>
          </table:table-cell>
          <table:table-cell table:style-name="ACE-10" table:formula="of:=COM.MICROSOFT.SWITCH([$'switches'.$B$1];1;[$'a'.C45];0;[.C45];2;0)" office:value-type="float" office:value="0">
            <text:p>0</text:p>
          </table:table-cell>
          <table:table-cell table:style-name="ACE-10" table:formula="of:=COM.MICROSOFT.SWITCH([$'switches'.$B$1];1;[$'a'.D45];0;[.D45];2;0)" office:value-type="float" office:value="0">
            <text:p>0</text:p>
          </table:table-cell>
          <table:table-cell table:style-name="ACE-10" table:formula="of:=COM.MICROSOFT.SWITCH([$'switches'.$B$1];1;[$'a'.E45];0;[.E45];2;0)" office:value-type="float" office:value="0">
            <text:p>0</text:p>
          </table:table-cell>
          <table:table-cell table:style-name="ACE-10" table:formula="of:=COM.MICROSOFT.SWITCH([$'switches'.$B$1];1;[$'a'.F45];0;[.F45];2;0)" office:value-type="float" office:value="0">
            <text:p>0</text:p>
          </table:table-cell>
          <table:table-cell table:style-name="ACE-10" table:formula="of:=COM.MICROSOFT.SWITCH([$'switches'.$B$1];1;[$'a'.G45];0;[.G45];2;0)" office:value-type="float" office:value="0">
            <text:p>0</text:p>
          </table:table-cell>
          <table:table-cell table:style-name="ACE-10" table:formula="of:=COM.MICROSOFT.SWITCH([$'switches'.$B$1];1;[$'a'.H45];0;[.H45];2;0)" office:value-type="float" office:value="0">
            <text:p>0</text:p>
          </table:table-cell>
          <table:table-cell table:style-name="ACE-10" table:formula="of:=COM.MICROSOFT.SWITCH([$'switches'.$B$1];1;[$'a'.I45];0;[.I45];2;0)" office:value-type="float" office:value="0">
            <text:p>0</text:p>
          </table:table-cell>
          <table:table-cell table:style-name="ACE-10" table:formula="of:=COM.MICROSOFT.SWITCH([$'switches'.$B$1];1;[$'a'.J45];0;[.J45];2;0)" office:value-type="float" office:value="0">
            <text:p>0</text:p>
          </table:table-cell>
          <table:table-cell table:style-name="ACE-10" table:formula="of:=COM.MICROSOFT.SWITCH([$'switches'.$B$1];1;[$'a'.K45];0;[.K45];2;0)" office:value-type="float" office:value="0">
            <text:p>0</text:p>
          </table:table-cell>
          <table:table-cell table:style-name="ACE-10" table:formula="of:=COM.MICROSOFT.SWITCH([$'switches'.$B$1];1;[$'a'.L45];0;[.L45];2;0)" office:value-type="float" office:value="0">
            <text:p>0</text:p>
          </table:table-cell>
          <table:table-cell table:style-name="ACE-10" table:formula="of:=COM.MICROSOFT.SWITCH([$'switches'.$B$1];1;[$'a'.M45];0;[.M45];2;0)" office:value-type="float" office:value="0">
            <text:p>0</text:p>
          </table:table-cell>
          <table:table-cell table:style-name="ACE-10" table:formula="of:=COM.MICROSOFT.SWITCH([$'switches'.$B$1];1;[$'a'.N45];0;[.N45];2;0)" office:value-type="float" office:value="0">
            <text:p>0</text:p>
          </table:table-cell>
          <table:table-cell table:style-name="ACE-10" table:formula="of:=COM.MICROSOFT.SWITCH([$'switches'.$B$1];1;[$'a'.O45];0;[.O45];2;0)" office:value-type="float" office:value="0">
            <text:p>0</text:p>
          </table:table-cell>
          <table:table-cell table:style-name="ACE-10" table:formula="of:=COM.MICROSOFT.SWITCH([$'switches'.$B$1];1;[$'a'.P45];0;[.P45];2;0)" office:value-type="float" office:value="0">
            <text:p>0</text:p>
          </table:table-cell>
          <table:table-cell table:style-name="ACE-10" table:formula="of:=COM.MICROSOFT.SWITCH([$'switches'.$B$1];1;[$'a'.Q45];0;[.Q45];2;0)" office:value-type="float" office:value="0">
            <text:p>0</text:p>
          </table:table-cell>
          <table:table-cell table:style-name="ACE-10" table:formula="of:=COM.MICROSOFT.SWITCH([$'switches'.$B$1];1;[$'a'.R45];0;[.R45];2;0)" office:value-type="float" office:value="0">
            <text:p>0</text:p>
          </table:table-cell>
          <table:table-cell table:style-name="ACE-10" table:formula="of:=COM.MICROSOFT.SWITCH([$'switches'.$B$1];1;[$'a'.S45];0;[.S45];2;0)" office:value-type="float" office:value="0">
            <text:p>0</text:p>
          </table:table-cell>
          <table:table-cell table:style-name="ACE-10" table:formula="of:=COM.MICROSOFT.SWITCH([$'switches'.$B$1];1;[$'a'.T45];0;[.T45];2;0)" office:value-type="float" office:value="0">
            <text:p>0</text:p>
          </table:table-cell>
          <table:table-cell table:style-name="ACE-10" table:formula="of:=COM.MICROSOFT.SWITCH([$'switches'.$B$1];1;[$'a'.U45];0;[.U45];2;0)" office:value-type="float" office:value="0">
            <text:p>0</text:p>
          </table:table-cell>
          <table:table-cell table:style-name="ACE-10" table:formula="of:=COM.MICROSOFT.SWITCH([$'switches'.$B$1];1;[$'a'.V45];0;[.V45];2;0)" office:value-type="float" office:value="0">
            <text:p>0</text:p>
          </table:table-cell>
          <table:table-cell table:style-name="ACE-10" table:formula="of:=COM.MICROSOFT.SWITCH([$'switches'.$B$1];1;[$'a'.W45];0;[.W45];2;0)" office:value-type="float" office:value="0">
            <text:p>0</text:p>
          </table:table-cell>
          <table:table-cell table:style-name="ACE-10" table:formula="of:=COM.MICROSOFT.SWITCH([$'switches'.$B$1];1;[$'a'.X45];0;[.X45];2;0)" office:value-type="float" office:value="0">
            <text:p>0</text:p>
          </table:table-cell>
          <table:table-cell table:style-name="ACE-10" table:formula="of:=COM.MICROSOFT.SWITCH([$'switches'.$B$1];1;[$'a'.Y45];0;[.Y45];2;0)" office:value-type="float" office:value="0">
            <text:p>0</text:p>
          </table:table-cell>
          <table:table-cell table:style-name="ACE-10" table:formula="of:=COM.MICROSOFT.SWITCH([$'switches'.$B$1];1;[$'a'.Z45];0;[.Z45];2;0)" office:value-type="float" office:value="0">
            <text:p>0</text:p>
          </table:table-cell>
          <table:table-cell table:style-name="ACE-10" table:formula="of:=COM.MICROSOFT.SWITCH([$'switches'.$B$1];1;[$'a'.AA45];0;[.AA45];2;0)" office:value-type="float" office:value="0">
            <text:p>0</text:p>
          </table:table-cell>
          <table:table-cell table:style-name="ACE-10" table:formula="of:=COM.MICROSOFT.SWITCH([$'switches'.$B$1];1;[$'a'.AB45];0;[.AB45];2;0)" office:value-type="float" office:value="0">
            <text:p>0</text:p>
          </table:table-cell>
          <table:table-cell table:style-name="ACE-10" table:formula="of:=COM.MICROSOFT.SWITCH([$'switches'.$B$1];1;[$'a'.AC45];0;[.AC45];2;0)" office:value-type="float" office:value="0">
            <text:p>0</text:p>
          </table:table-cell>
          <table:table-cell table:style-name="ACE-10" table:formula="of:=COM.MICROSOFT.SWITCH([$'switches'.$B$1];1;[$'a'.AD45];0;[.AD45];2;0)" office:value-type="float" office:value="0">
            <text:p>0</text:p>
          </table:table-cell>
          <table:table-cell table:style-name="ACE-10" table:formula="of:=COM.MICROSOFT.SWITCH([$'switches'.$B$1];1;[$'a'.AE45];0;[.AE45];2;0)" office:value-type="float" office:value="0">
            <text:p>0</text:p>
          </table:table-cell>
          <table:table-cell table:style-name="ACE-10" table:formula="of:=COM.MICROSOFT.SWITCH([$'switches'.$B$1];1;[$'a'.AF45];0;[.AF45];2;0)" office:value-type="float" office:value="0">
            <text:p>0</text:p>
          </table:table-cell>
          <table:table-cell table:style-name="ACE-10" table:formula="of:=COM.MICROSOFT.SWITCH([$'switches'.$B$1];1;[$'a'.AG45];0;[.AG45];2;0)" office:value-type="float" office:value="0">
            <text:p>0</text:p>
          </table:table-cell>
          <table:table-cell table:style-name="ACE-10" table:formula="of:=COM.MICROSOFT.SWITCH([$'switches'.$B$1];1;[$'a'.AH45];0;[.AH45];2;0)" office:value-type="float" office:value="0">
            <text:p>0</text:p>
          </table:table-cell>
          <table:table-cell table:style-name="ACE-10" table:formula="of:=COM.MICROSOFT.SWITCH([$'switches'.$B$1];1;[$'a'.AI45];0;[.AI45];2;0)" office:value-type="float" office:value="0">
            <text:p>0</text:p>
          </table:table-cell>
          <table:table-cell table:style-name="ACE-10" table:formula="of:=COM.MICROSOFT.SWITCH([$'switches'.$B$1];1;[$'a'.AJ45];0;[.AJ45];2;0)" office:value-type="float" office:value="0">
            <text:p>0</text:p>
          </table:table-cell>
          <table:table-cell table:style-name="ACE-10" table:formula="of:=COM.MICROSOFT.SWITCH([$'switches'.$B$1];1;[$'a'.AK45];0;[.AK45];2;0)" office:value-type="float" office:value="0">
            <text:p>0</text:p>
          </table:table-cell>
          <table:table-cell table:style-name="ACE-10" table:formula="of:=COM.MICROSOFT.SWITCH([$'switches'.$B$1];1;[$'a'.AL45];0;[.AL45];2;0)" office:value-type="float" office:value="0">
            <text:p>0</text:p>
          </table:table-cell>
          <table:table-cell table:style-name="ACE-10" table:formula="of:=COM.MICROSOFT.SWITCH([$'switches'.$B$1];1;[$'a'.AM45];0;[.AM45];2;0)" office:value-type="float" office:value="0">
            <text:p>0</text:p>
          </table:table-cell>
          <table:table-cell table:style-name="ACE-10" table:formula="of:=COM.MICROSOFT.SWITCH([$'switches'.$B$1];1;[$'a'.AN45];0;[.AN45];2;0)" office:value-type="float" office:value="0">
            <text:p>0</text:p>
          </table:table-cell>
          <table:table-cell table:style-name="ACE-10" table:formula="of:=COM.MICROSOFT.SWITCH([$'switches'.$B$1];1;[$'a'.AO45];0;[.AO45];2;0)" office:value-type="float" office:value="0">
            <text:p>0</text:p>
          </table:table-cell>
          <table:table-cell table:style-name="ACE-10" table:formula="of:=COM.MICROSOFT.SWITCH([$'switches'.$B$1];1;[$'a'.AP45];0;[.AP45];2;0)" office:value-type="float" office:value="0">
            <text:p>0</text:p>
          </table:table-cell>
          <table:table-cell table:style-name="ACE-10" table:formula="of:=COM.MICROSOFT.SWITCH([$'switches'.$B$1];1;[$'a'.AQ45];0;[.AQ45];2;0)" office:value-type="float" office:value="0">
            <text:p>0</text:p>
          </table:table-cell>
          <table:table-cell table:style-name="ACE-10" table:formula="of:=COM.MICROSOFT.SWITCH([$'switches'.$B$1];1;[$'a'.AR45];0;[.AR45];2;0)" office:value-type="float" office:value="0">
            <text:p>0</text:p>
          </table:table-cell>
          <table:table-cell table:style-name="ACE-10" table:formula="of:=COM.MICROSOFT.SWITCH([$'switches'.$B$1];1;[$'a'.AS45];0;[.AS45];2;0)" office:value-type="float" office:value="0">
            <text:p>0</text:p>
          </table:table-cell>
          <table:table-cell table:style-name="ACE-10" table:formula="of:=COM.MICROSOFT.SWITCH([$'switches'.$B$1];1;[$'a'.AT45];0;[.AT45];2;0)" office:value-type="float" office:value="0">
            <text:p>0</text:p>
          </table:table-cell>
          <table:table-cell table:style-name="ACE-10" table:formula="of:=COM.MICROSOFT.SWITCH([$'switches'.$B$1];1;[$'a'.AU45];0;[.AU45];2;0)" office:value-type="float" office:value="0">
            <text:p>0</text:p>
          </table:table-cell>
          <table:table-cell table:style-name="ACE-10" table:formula="of:=COM.MICROSOFT.SWITCH([$'switches'.$B$1];1;[$'a'.AV45];0;[.AV45];2;0)" office:value-type="float" office:value="0">
            <text:p>0</text:p>
          </table:table-cell>
          <table:table-cell table:style-name="ACE-10" table:formula="of:=COM.MICROSOFT.SWITCH([$'switches'.$B$1];1;[$'a'.AW45];0;[.AW45];2;0)" office:value-type="float" office:value="0">
            <text:p>0</text:p>
          </table:table-cell>
          <table:table-cell table:style-name="ACE-10" table:formula="of:=COM.MICROSOFT.SWITCH([$'switches'.$B$1];1;[$'a'.AX45];0;[.AX45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6];0;[.B46];2;0)" office:value-type="float" office:value="0">
            <text:p>0</text:p>
          </table:table-cell>
          <table:table-cell table:style-name="ACE-10" table:formula="of:=COM.MICROSOFT.SWITCH([$'switches'.$B$1];1;[$'a'.C46];0;[.C46];2;0)" office:value-type="float" office:value="0">
            <text:p>0</text:p>
          </table:table-cell>
          <table:table-cell table:style-name="ACE-10" table:formula="of:=COM.MICROSOFT.SWITCH([$'switches'.$B$1];1;[$'a'.D46];0;[.D46];2;0)" office:value-type="float" office:value="0">
            <text:p>0</text:p>
          </table:table-cell>
          <table:table-cell table:style-name="ACE-10" table:formula="of:=COM.MICROSOFT.SWITCH([$'switches'.$B$1];1;[$'a'.E46];0;[.E46];2;0)" office:value-type="float" office:value="0">
            <text:p>0</text:p>
          </table:table-cell>
          <table:table-cell table:style-name="ACE-10" table:formula="of:=COM.MICROSOFT.SWITCH([$'switches'.$B$1];1;[$'a'.F46];0;[.F46];2;0)" office:value-type="float" office:value="0">
            <text:p>0</text:p>
          </table:table-cell>
          <table:table-cell table:style-name="ACE-10" table:formula="of:=COM.MICROSOFT.SWITCH([$'switches'.$B$1];1;[$'a'.G46];0;[.G46];2;0)" office:value-type="float" office:value="0">
            <text:p>0</text:p>
          </table:table-cell>
          <table:table-cell table:style-name="ACE-10" table:formula="of:=COM.MICROSOFT.SWITCH([$'switches'.$B$1];1;[$'a'.H46];0;[.H46];2;0)" office:value-type="float" office:value="0">
            <text:p>0</text:p>
          </table:table-cell>
          <table:table-cell table:style-name="ACE-10" table:formula="of:=COM.MICROSOFT.SWITCH([$'switches'.$B$1];1;[$'a'.I46];0;[.I46];2;0)" office:value-type="float" office:value="0">
            <text:p>0</text:p>
          </table:table-cell>
          <table:table-cell table:style-name="ACE-10" table:formula="of:=COM.MICROSOFT.SWITCH([$'switches'.$B$1];1;[$'a'.J46];0;[.J46];2;0)" office:value-type="float" office:value="0">
            <text:p>0</text:p>
          </table:table-cell>
          <table:table-cell table:style-name="ACE-10" table:formula="of:=COM.MICROSOFT.SWITCH([$'switches'.$B$1];1;[$'a'.K46];0;[.K46];2;0)" office:value-type="float" office:value="0">
            <text:p>0</text:p>
          </table:table-cell>
          <table:table-cell table:style-name="ACE-10" table:formula="of:=COM.MICROSOFT.SWITCH([$'switches'.$B$1];1;[$'a'.L46];0;[.L46];2;0)" office:value-type="float" office:value="0">
            <text:p>0</text:p>
          </table:table-cell>
          <table:table-cell table:style-name="ACE-10" table:formula="of:=COM.MICROSOFT.SWITCH([$'switches'.$B$1];1;[$'a'.M46];0;[.M46];2;0)" office:value-type="float" office:value="0">
            <text:p>0</text:p>
          </table:table-cell>
          <table:table-cell table:style-name="ACE-10" table:formula="of:=COM.MICROSOFT.SWITCH([$'switches'.$B$1];1;[$'a'.N46];0;[.N46];2;0)" office:value-type="float" office:value="0">
            <text:p>0</text:p>
          </table:table-cell>
          <table:table-cell table:style-name="ACE-10" table:formula="of:=COM.MICROSOFT.SWITCH([$'switches'.$B$1];1;[$'a'.O46];0;[.O46];2;0)" office:value-type="float" office:value="0">
            <text:p>0</text:p>
          </table:table-cell>
          <table:table-cell table:style-name="ACE-10" table:formula="of:=COM.MICROSOFT.SWITCH([$'switches'.$B$1];1;[$'a'.P46];0;[.P46];2;0)" office:value-type="float" office:value="0">
            <text:p>0</text:p>
          </table:table-cell>
          <table:table-cell table:style-name="ACE-10" table:formula="of:=COM.MICROSOFT.SWITCH([$'switches'.$B$1];1;[$'a'.Q46];0;[.Q46];2;0)" office:value-type="float" office:value="0">
            <text:p>0</text:p>
          </table:table-cell>
          <table:table-cell table:style-name="ACE-10" table:formula="of:=COM.MICROSOFT.SWITCH([$'switches'.$B$1];1;[$'a'.R46];0;[.R46];2;0)" office:value-type="float" office:value="0">
            <text:p>0</text:p>
          </table:table-cell>
          <table:table-cell table:style-name="ACE-10" table:formula="of:=COM.MICROSOFT.SWITCH([$'switches'.$B$1];1;[$'a'.S46];0;[.S46];2;0)" office:value-type="float" office:value="0">
            <text:p>0</text:p>
          </table:table-cell>
          <table:table-cell table:style-name="ACE-10" table:formula="of:=COM.MICROSOFT.SWITCH([$'switches'.$B$1];1;[$'a'.T46];0;[.T46];2;0)" office:value-type="float" office:value="0">
            <text:p>0</text:p>
          </table:table-cell>
          <table:table-cell table:style-name="ACE-10" table:formula="of:=COM.MICROSOFT.SWITCH([$'switches'.$B$1];1;[$'a'.U46];0;[.U46];2;0)" office:value-type="float" office:value="0">
            <text:p>0</text:p>
          </table:table-cell>
          <table:table-cell table:style-name="ACE-10" table:formula="of:=COM.MICROSOFT.SWITCH([$'switches'.$B$1];1;[$'a'.V46];0;[.V46];2;0)" office:value-type="float" office:value="0">
            <text:p>0</text:p>
          </table:table-cell>
          <table:table-cell table:style-name="ACE-10" table:formula="of:=COM.MICROSOFT.SWITCH([$'switches'.$B$1];1;[$'a'.W46];0;[.W46];2;0)" office:value-type="float" office:value="0">
            <text:p>0</text:p>
          </table:table-cell>
          <table:table-cell table:style-name="ACE-10" table:formula="of:=COM.MICROSOFT.SWITCH([$'switches'.$B$1];1;[$'a'.X46];0;[.X46];2;0)" office:value-type="float" office:value="0">
            <text:p>0</text:p>
          </table:table-cell>
          <table:table-cell table:style-name="ACE-10" table:formula="of:=COM.MICROSOFT.SWITCH([$'switches'.$B$1];1;[$'a'.Y46];0;[.Y46];2;0)" office:value-type="float" office:value="0">
            <text:p>0</text:p>
          </table:table-cell>
          <table:table-cell table:style-name="ACE-10" table:formula="of:=COM.MICROSOFT.SWITCH([$'switches'.$B$1];1;[$'a'.Z46];0;[.Z46];2;0)" office:value-type="float" office:value="0">
            <text:p>0</text:p>
          </table:table-cell>
          <table:table-cell table:style-name="ACE-10" table:formula="of:=COM.MICROSOFT.SWITCH([$'switches'.$B$1];1;[$'a'.AA46];0;[.AA46];2;0)" office:value-type="float" office:value="0">
            <text:p>0</text:p>
          </table:table-cell>
          <table:table-cell table:style-name="ACE-10" table:formula="of:=COM.MICROSOFT.SWITCH([$'switches'.$B$1];1;[$'a'.AB46];0;[.AB46];2;0)" office:value-type="float" office:value="0">
            <text:p>0</text:p>
          </table:table-cell>
          <table:table-cell table:style-name="ACE-10" table:formula="of:=COM.MICROSOFT.SWITCH([$'switches'.$B$1];1;[$'a'.AC46];0;[.AC46];2;0)" office:value-type="float" office:value="0">
            <text:p>0</text:p>
          </table:table-cell>
          <table:table-cell table:style-name="ACE-10" table:formula="of:=COM.MICROSOFT.SWITCH([$'switches'.$B$1];1;[$'a'.AD46];0;[.AD46];2;0)" office:value-type="float" office:value="0">
            <text:p>0</text:p>
          </table:table-cell>
          <table:table-cell table:style-name="ACE-10" table:formula="of:=COM.MICROSOFT.SWITCH([$'switches'.$B$1];1;[$'a'.AE46];0;[.AE46];2;0)" office:value-type="float" office:value="0">
            <text:p>0</text:p>
          </table:table-cell>
          <table:table-cell table:style-name="ACE-10" table:formula="of:=COM.MICROSOFT.SWITCH([$'switches'.$B$1];1;[$'a'.AF46];0;[.AF46];2;0)" office:value-type="float" office:value="0">
            <text:p>0</text:p>
          </table:table-cell>
          <table:table-cell table:style-name="ACE-10" table:formula="of:=COM.MICROSOFT.SWITCH([$'switches'.$B$1];1;[$'a'.AG46];0;[.AG46];2;0)" office:value-type="float" office:value="0">
            <text:p>0</text:p>
          </table:table-cell>
          <table:table-cell table:style-name="ACE-10" table:formula="of:=COM.MICROSOFT.SWITCH([$'switches'.$B$1];1;[$'a'.AH46];0;[.AH46];2;0)" office:value-type="float" office:value="0">
            <text:p>0</text:p>
          </table:table-cell>
          <table:table-cell table:style-name="ACE-10" table:formula="of:=COM.MICROSOFT.SWITCH([$'switches'.$B$1];1;[$'a'.AI46];0;[.AI46];2;0)" office:value-type="float" office:value="0">
            <text:p>0</text:p>
          </table:table-cell>
          <table:table-cell table:style-name="ACE-10" table:formula="of:=COM.MICROSOFT.SWITCH([$'switches'.$B$1];1;[$'a'.AJ46];0;[.AJ46];2;0)" office:value-type="float" office:value="0">
            <text:p>0</text:p>
          </table:table-cell>
          <table:table-cell table:style-name="ACE-10" table:formula="of:=COM.MICROSOFT.SWITCH([$'switches'.$B$1];1;[$'a'.AK46];0;[.AK46];2;0)" office:value-type="float" office:value="0">
            <text:p>0</text:p>
          </table:table-cell>
          <table:table-cell table:style-name="ACE-10" table:formula="of:=COM.MICROSOFT.SWITCH([$'switches'.$B$1];1;[$'a'.AL46];0;[.AL46];2;0)" office:value-type="float" office:value="0">
            <text:p>0</text:p>
          </table:table-cell>
          <table:table-cell table:style-name="ACE-10" table:formula="of:=COM.MICROSOFT.SWITCH([$'switches'.$B$1];1;[$'a'.AM46];0;[.AM46];2;0)" office:value-type="float" office:value="0">
            <text:p>0</text:p>
          </table:table-cell>
          <table:table-cell table:style-name="ACE-10" table:formula="of:=COM.MICROSOFT.SWITCH([$'switches'.$B$1];1;[$'a'.AN46];0;[.AN46];2;0)" office:value-type="float" office:value="0">
            <text:p>0</text:p>
          </table:table-cell>
          <table:table-cell table:style-name="ACE-10" table:formula="of:=COM.MICROSOFT.SWITCH([$'switches'.$B$1];1;[$'a'.AO46];0;[.AO46];2;0)" office:value-type="float" office:value="0">
            <text:p>0</text:p>
          </table:table-cell>
          <table:table-cell table:style-name="ACE-10" table:formula="of:=COM.MICROSOFT.SWITCH([$'switches'.$B$1];1;[$'a'.AP46];0;[.AP46];2;0)" office:value-type="float" office:value="0">
            <text:p>0</text:p>
          </table:table-cell>
          <table:table-cell table:style-name="ACE-10" table:formula="of:=COM.MICROSOFT.SWITCH([$'switches'.$B$1];1;[$'a'.AQ46];0;[.AQ46];2;0)" office:value-type="float" office:value="0">
            <text:p>0</text:p>
          </table:table-cell>
          <table:table-cell table:style-name="ACE-10" table:formula="of:=COM.MICROSOFT.SWITCH([$'switches'.$B$1];1;[$'a'.AR46];0;[.AR46];2;0)" office:value-type="float" office:value="0">
            <text:p>0</text:p>
          </table:table-cell>
          <table:table-cell table:style-name="ACE-10" table:formula="of:=COM.MICROSOFT.SWITCH([$'switches'.$B$1];1;[$'a'.AS46];0;[.AS46];2;0)" office:value-type="float" office:value="0">
            <text:p>0</text:p>
          </table:table-cell>
          <table:table-cell table:style-name="ACE-10" table:formula="of:=COM.MICROSOFT.SWITCH([$'switches'.$B$1];1;[$'a'.AT46];0;[.AT46];2;0)" office:value-type="float" office:value="0">
            <text:p>0</text:p>
          </table:table-cell>
          <table:table-cell table:style-name="ACE-10" table:formula="of:=COM.MICROSOFT.SWITCH([$'switches'.$B$1];1;[$'a'.AU46];0;[.AU46];2;0)" office:value-type="float" office:value="0">
            <text:p>0</text:p>
          </table:table-cell>
          <table:table-cell table:style-name="ACE-10" table:formula="of:=COM.MICROSOFT.SWITCH([$'switches'.$B$1];1;[$'a'.AV46];0;[.AV46];2;0)" office:value-type="float" office:value="0">
            <text:p>0</text:p>
          </table:table-cell>
          <table:table-cell table:style-name="ACE-10" table:formula="of:=COM.MICROSOFT.SWITCH([$'switches'.$B$1];1;[$'a'.AW46];0;[.AW46];2;0)" office:value-type="float" office:value="0">
            <text:p>0</text:p>
          </table:table-cell>
          <table:table-cell table:style-name="ACE-10" table:formula="of:=COM.MICROSOFT.SWITCH([$'switches'.$B$1];1;[$'a'.AX46];0;[.AX46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7];0;[.B47];2;0)" office:value-type="float" office:value="0">
            <text:p>0</text:p>
          </table:table-cell>
          <table:table-cell table:style-name="ACE-10" table:formula="of:=COM.MICROSOFT.SWITCH([$'switches'.$B$1];1;[$'a'.C47];0;[.C47];2;0)" office:value-type="float" office:value="0">
            <text:p>0</text:p>
          </table:table-cell>
          <table:table-cell table:style-name="ACE-10" table:formula="of:=COM.MICROSOFT.SWITCH([$'switches'.$B$1];1;[$'a'.D47];0;[.D47];2;0)" office:value-type="float" office:value="0">
            <text:p>0</text:p>
          </table:table-cell>
          <table:table-cell table:style-name="ACE-10" table:formula="of:=COM.MICROSOFT.SWITCH([$'switches'.$B$1];1;[$'a'.E47];0;[.E47];2;0)" office:value-type="float" office:value="0">
            <text:p>0</text:p>
          </table:table-cell>
          <table:table-cell table:style-name="ACE-10" table:formula="of:=COM.MICROSOFT.SWITCH([$'switches'.$B$1];1;[$'a'.F47];0;[.F47];2;0)" office:value-type="float" office:value="0">
            <text:p>0</text:p>
          </table:table-cell>
          <table:table-cell table:style-name="ACE-10" table:formula="of:=COM.MICROSOFT.SWITCH([$'switches'.$B$1];1;[$'a'.G47];0;[.G47];2;0)" office:value-type="float" office:value="0">
            <text:p>0</text:p>
          </table:table-cell>
          <table:table-cell table:style-name="ACE-10" table:formula="of:=COM.MICROSOFT.SWITCH([$'switches'.$B$1];1;[$'a'.H47];0;[.H47];2;0)" office:value-type="float" office:value="0">
            <text:p>0</text:p>
          </table:table-cell>
          <table:table-cell table:style-name="ACE-10" table:formula="of:=COM.MICROSOFT.SWITCH([$'switches'.$B$1];1;[$'a'.I47];0;[.I47];2;0)" office:value-type="float" office:value="0">
            <text:p>0</text:p>
          </table:table-cell>
          <table:table-cell table:style-name="ACE-10" table:formula="of:=COM.MICROSOFT.SWITCH([$'switches'.$B$1];1;[$'a'.J47];0;[.J47];2;0)" office:value-type="float" office:value="0">
            <text:p>0</text:p>
          </table:table-cell>
          <table:table-cell table:style-name="ACE-10" table:formula="of:=COM.MICROSOFT.SWITCH([$'switches'.$B$1];1;[$'a'.K47];0;[.K47];2;0)" office:value-type="float" office:value="0">
            <text:p>0</text:p>
          </table:table-cell>
          <table:table-cell table:style-name="ACE-10" table:formula="of:=COM.MICROSOFT.SWITCH([$'switches'.$B$1];1;[$'a'.L47];0;[.L47];2;0)" office:value-type="float" office:value="0">
            <text:p>0</text:p>
          </table:table-cell>
          <table:table-cell table:style-name="ACE-10" table:formula="of:=COM.MICROSOFT.SWITCH([$'switches'.$B$1];1;[$'a'.M47];0;[.M47];2;0)" office:value-type="float" office:value="0">
            <text:p>0</text:p>
          </table:table-cell>
          <table:table-cell table:style-name="ACE-10" table:formula="of:=COM.MICROSOFT.SWITCH([$'switches'.$B$1];1;[$'a'.N47];0;[.N47];2;0)" office:value-type="float" office:value="0">
            <text:p>0</text:p>
          </table:table-cell>
          <table:table-cell table:style-name="ACE-10" table:formula="of:=COM.MICROSOFT.SWITCH([$'switches'.$B$1];1;[$'a'.O47];0;[.O47];2;0)" office:value-type="float" office:value="0">
            <text:p>0</text:p>
          </table:table-cell>
          <table:table-cell table:style-name="ACE-10" table:formula="of:=COM.MICROSOFT.SWITCH([$'switches'.$B$1];1;[$'a'.P47];0;[.P47];2;0)" office:value-type="float" office:value="0">
            <text:p>0</text:p>
          </table:table-cell>
          <table:table-cell table:style-name="ACE-10" table:formula="of:=COM.MICROSOFT.SWITCH([$'switches'.$B$1];1;[$'a'.Q47];0;[.Q47];2;0)" office:value-type="float" office:value="0">
            <text:p>0</text:p>
          </table:table-cell>
          <table:table-cell table:style-name="ACE-10" table:formula="of:=COM.MICROSOFT.SWITCH([$'switches'.$B$1];1;[$'a'.R47];0;[.R47];2;0)" office:value-type="float" office:value="0">
            <text:p>0</text:p>
          </table:table-cell>
          <table:table-cell table:style-name="ACE-10" table:formula="of:=COM.MICROSOFT.SWITCH([$'switches'.$B$1];1;[$'a'.S47];0;[.S47];2;0)" office:value-type="float" office:value="0">
            <text:p>0</text:p>
          </table:table-cell>
          <table:table-cell table:style-name="ACE-10" table:formula="of:=COM.MICROSOFT.SWITCH([$'switches'.$B$1];1;[$'a'.T47];0;[.T47];2;0)" office:value-type="float" office:value="0">
            <text:p>0</text:p>
          </table:table-cell>
          <table:table-cell table:style-name="ACE-10" table:formula="of:=COM.MICROSOFT.SWITCH([$'switches'.$B$1];1;[$'a'.U47];0;[.U47];2;0)" office:value-type="float" office:value="0">
            <text:p>0</text:p>
          </table:table-cell>
          <table:table-cell table:style-name="ACE-10" table:formula="of:=COM.MICROSOFT.SWITCH([$'switches'.$B$1];1;[$'a'.V47];0;[.V47];2;0)" office:value-type="float" office:value="0">
            <text:p>0</text:p>
          </table:table-cell>
          <table:table-cell table:style-name="ACE-10" table:formula="of:=COM.MICROSOFT.SWITCH([$'switches'.$B$1];1;[$'a'.W47];0;[.W47];2;0)" office:value-type="float" office:value="0">
            <text:p>0</text:p>
          </table:table-cell>
          <table:table-cell table:style-name="ACE-10" table:formula="of:=COM.MICROSOFT.SWITCH([$'switches'.$B$1];1;[$'a'.X47];0;[.X47];2;0)" office:value-type="float" office:value="0">
            <text:p>0</text:p>
          </table:table-cell>
          <table:table-cell table:style-name="ACE-10" table:formula="of:=COM.MICROSOFT.SWITCH([$'switches'.$B$1];1;[$'a'.Y47];0;[.Y47];2;0)" office:value-type="float" office:value="0">
            <text:p>0</text:p>
          </table:table-cell>
          <table:table-cell table:style-name="ACE-10" table:formula="of:=COM.MICROSOFT.SWITCH([$'switches'.$B$1];1;[$'a'.Z47];0;[.Z47];2;0)" office:value-type="float" office:value="0">
            <text:p>0</text:p>
          </table:table-cell>
          <table:table-cell table:style-name="ACE-10" table:formula="of:=COM.MICROSOFT.SWITCH([$'switches'.$B$1];1;[$'a'.AA47];0;[.AA47];2;0)" office:value-type="float" office:value="0">
            <text:p>0</text:p>
          </table:table-cell>
          <table:table-cell table:style-name="ACE-10" table:formula="of:=COM.MICROSOFT.SWITCH([$'switches'.$B$1];1;[$'a'.AB47];0;[.AB47];2;0)" office:value-type="float" office:value="0">
            <text:p>0</text:p>
          </table:table-cell>
          <table:table-cell table:style-name="ACE-10" table:formula="of:=COM.MICROSOFT.SWITCH([$'switches'.$B$1];1;[$'a'.AC47];0;[.AC47];2;0)" office:value-type="float" office:value="0">
            <text:p>0</text:p>
          </table:table-cell>
          <table:table-cell table:style-name="ACE-10" table:formula="of:=COM.MICROSOFT.SWITCH([$'switches'.$B$1];1;[$'a'.AD47];0;[.AD47];2;0)" office:value-type="float" office:value="0">
            <text:p>0</text:p>
          </table:table-cell>
          <table:table-cell table:style-name="ACE-10" table:formula="of:=COM.MICROSOFT.SWITCH([$'switches'.$B$1];1;[$'a'.AE47];0;[.AE47];2;0)" office:value-type="float" office:value="0">
            <text:p>0</text:p>
          </table:table-cell>
          <table:table-cell table:style-name="ACE-10" table:formula="of:=COM.MICROSOFT.SWITCH([$'switches'.$B$1];1;[$'a'.AF47];0;[.AF47];2;0)" office:value-type="float" office:value="0">
            <text:p>0</text:p>
          </table:table-cell>
          <table:table-cell table:style-name="ACE-10" table:formula="of:=COM.MICROSOFT.SWITCH([$'switches'.$B$1];1;[$'a'.AG47];0;[.AG47];2;0)" office:value-type="float" office:value="0">
            <text:p>0</text:p>
          </table:table-cell>
          <table:table-cell table:style-name="ACE-10" table:formula="of:=COM.MICROSOFT.SWITCH([$'switches'.$B$1];1;[$'a'.AH47];0;[.AH47];2;0)" office:value-type="float" office:value="0">
            <text:p>0</text:p>
          </table:table-cell>
          <table:table-cell table:style-name="ACE-10" table:formula="of:=COM.MICROSOFT.SWITCH([$'switches'.$B$1];1;[$'a'.AI47];0;[.AI47];2;0)" office:value-type="float" office:value="0">
            <text:p>0</text:p>
          </table:table-cell>
          <table:table-cell table:style-name="ACE-10" table:formula="of:=COM.MICROSOFT.SWITCH([$'switches'.$B$1];1;[$'a'.AJ47];0;[.AJ47];2;0)" office:value-type="float" office:value="0">
            <text:p>0</text:p>
          </table:table-cell>
          <table:table-cell table:style-name="ACE-10" table:formula="of:=COM.MICROSOFT.SWITCH([$'switches'.$B$1];1;[$'a'.AK47];0;[.AK47];2;0)" office:value-type="float" office:value="0">
            <text:p>0</text:p>
          </table:table-cell>
          <table:table-cell table:style-name="ACE-10" table:formula="of:=COM.MICROSOFT.SWITCH([$'switches'.$B$1];1;[$'a'.AL47];0;[.AL47];2;0)" office:value-type="float" office:value="0">
            <text:p>0</text:p>
          </table:table-cell>
          <table:table-cell table:style-name="ACE-10" table:formula="of:=COM.MICROSOFT.SWITCH([$'switches'.$B$1];1;[$'a'.AM47];0;[.AM47];2;0)" office:value-type="float" office:value="0">
            <text:p>0</text:p>
          </table:table-cell>
          <table:table-cell table:style-name="ACE-10" table:formula="of:=COM.MICROSOFT.SWITCH([$'switches'.$B$1];1;[$'a'.AN47];0;[.AN47];2;0)" office:value-type="float" office:value="0">
            <text:p>0</text:p>
          </table:table-cell>
          <table:table-cell table:style-name="ACE-10" table:formula="of:=COM.MICROSOFT.SWITCH([$'switches'.$B$1];1;[$'a'.AO47];0;[.AO47];2;0)" office:value-type="float" office:value="0">
            <text:p>0</text:p>
          </table:table-cell>
          <table:table-cell table:style-name="ACE-10" table:formula="of:=COM.MICROSOFT.SWITCH([$'switches'.$B$1];1;[$'a'.AP47];0;[.AP47];2;0)" office:value-type="float" office:value="0">
            <text:p>0</text:p>
          </table:table-cell>
          <table:table-cell table:style-name="ACE-10" table:formula="of:=COM.MICROSOFT.SWITCH([$'switches'.$B$1];1;[$'a'.AQ47];0;[.AQ47];2;0)" office:value-type="float" office:value="0">
            <text:p>0</text:p>
          </table:table-cell>
          <table:table-cell table:style-name="ACE-10" table:formula="of:=COM.MICROSOFT.SWITCH([$'switches'.$B$1];1;[$'a'.AR47];0;[.AR47];2;0)" office:value-type="float" office:value="0">
            <text:p>0</text:p>
          </table:table-cell>
          <table:table-cell table:style-name="ACE-10" table:formula="of:=COM.MICROSOFT.SWITCH([$'switches'.$B$1];1;[$'a'.AS47];0;[.AS47];2;0)" office:value-type="float" office:value="0">
            <text:p>0</text:p>
          </table:table-cell>
          <table:table-cell table:style-name="ACE-10" table:formula="of:=COM.MICROSOFT.SWITCH([$'switches'.$B$1];1;[$'a'.AT47];0;[.AT47];2;0)" office:value-type="float" office:value="0">
            <text:p>0</text:p>
          </table:table-cell>
          <table:table-cell table:style-name="ACE-10" table:formula="of:=COM.MICROSOFT.SWITCH([$'switches'.$B$1];1;[$'a'.AU47];0;[.AU47];2;0)" office:value-type="float" office:value="0">
            <text:p>0</text:p>
          </table:table-cell>
          <table:table-cell table:style-name="ACE-10" table:formula="of:=COM.MICROSOFT.SWITCH([$'switches'.$B$1];1;[$'a'.AV47];0;[.AV47];2;0)" office:value-type="float" office:value="0">
            <text:p>0</text:p>
          </table:table-cell>
          <table:table-cell table:style-name="ACE-10" table:formula="of:=COM.MICROSOFT.SWITCH([$'switches'.$B$1];1;[$'a'.AW47];0;[.AW47];2;0)" office:value-type="float" office:value="0">
            <text:p>0</text:p>
          </table:table-cell>
          <table:table-cell table:style-name="ACE-10" table:formula="of:=COM.MICROSOFT.SWITCH([$'switches'.$B$1];1;[$'a'.AX47];0;[.AX47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8];0;[.B48];2;0)" office:value-type="float" office:value="0">
            <text:p>0</text:p>
          </table:table-cell>
          <table:table-cell table:style-name="ACE-10" table:formula="of:=COM.MICROSOFT.SWITCH([$'switches'.$B$1];1;[$'a'.C48];0;[.C48];2;0)" office:value-type="float" office:value="0">
            <text:p>0</text:p>
          </table:table-cell>
          <table:table-cell table:style-name="ACE-10" table:formula="of:=COM.MICROSOFT.SWITCH([$'switches'.$B$1];1;[$'a'.D48];0;[.D48];2;0)" office:value-type="float" office:value="0">
            <text:p>0</text:p>
          </table:table-cell>
          <table:table-cell table:style-name="ACE-10" table:formula="of:=COM.MICROSOFT.SWITCH([$'switches'.$B$1];1;[$'a'.E48];0;[.E48];2;0)" office:value-type="float" office:value="0">
            <text:p>0</text:p>
          </table:table-cell>
          <table:table-cell table:style-name="ACE-10" table:formula="of:=COM.MICROSOFT.SWITCH([$'switches'.$B$1];1;[$'a'.F48];0;[.F48];2;0)" office:value-type="float" office:value="0">
            <text:p>0</text:p>
          </table:table-cell>
          <table:table-cell table:style-name="ACE-10" table:formula="of:=COM.MICROSOFT.SWITCH([$'switches'.$B$1];1;[$'a'.G48];0;[.G48];2;0)" office:value-type="float" office:value="0">
            <text:p>0</text:p>
          </table:table-cell>
          <table:table-cell table:style-name="ACE-10" table:formula="of:=COM.MICROSOFT.SWITCH([$'switches'.$B$1];1;[$'a'.H48];0;[.H48];2;0)" office:value-type="float" office:value="0">
            <text:p>0</text:p>
          </table:table-cell>
          <table:table-cell table:style-name="ACE-10" table:formula="of:=COM.MICROSOFT.SWITCH([$'switches'.$B$1];1;[$'a'.I48];0;[.I48];2;0)" office:value-type="float" office:value="0">
            <text:p>0</text:p>
          </table:table-cell>
          <table:table-cell table:style-name="ACE-10" table:formula="of:=COM.MICROSOFT.SWITCH([$'switches'.$B$1];1;[$'a'.J48];0;[.J48];2;0)" office:value-type="float" office:value="0">
            <text:p>0</text:p>
          </table:table-cell>
          <table:table-cell table:style-name="ACE-10" table:formula="of:=COM.MICROSOFT.SWITCH([$'switches'.$B$1];1;[$'a'.K48];0;[.K48];2;0)" office:value-type="float" office:value="0">
            <text:p>0</text:p>
          </table:table-cell>
          <table:table-cell table:style-name="ACE-10" table:formula="of:=COM.MICROSOFT.SWITCH([$'switches'.$B$1];1;[$'a'.L48];0;[.L48];2;0)" office:value-type="float" office:value="0">
            <text:p>0</text:p>
          </table:table-cell>
          <table:table-cell table:style-name="ACE-10" table:formula="of:=COM.MICROSOFT.SWITCH([$'switches'.$B$1];1;[$'a'.M48];0;[.M48];2;0)" office:value-type="float" office:value="0">
            <text:p>0</text:p>
          </table:table-cell>
          <table:table-cell table:style-name="ACE-10" table:formula="of:=COM.MICROSOFT.SWITCH([$'switches'.$B$1];1;[$'a'.N48];0;[.N48];2;0)" office:value-type="float" office:value="0">
            <text:p>0</text:p>
          </table:table-cell>
          <table:table-cell table:style-name="ACE-10" table:formula="of:=COM.MICROSOFT.SWITCH([$'switches'.$B$1];1;[$'a'.O48];0;[.O48];2;0)" office:value-type="float" office:value="0">
            <text:p>0</text:p>
          </table:table-cell>
          <table:table-cell table:style-name="ACE-10" table:formula="of:=COM.MICROSOFT.SWITCH([$'switches'.$B$1];1;[$'a'.P48];0;[.P48];2;0)" office:value-type="float" office:value="0">
            <text:p>0</text:p>
          </table:table-cell>
          <table:table-cell table:style-name="ACE-10" table:formula="of:=COM.MICROSOFT.SWITCH([$'switches'.$B$1];1;[$'a'.Q48];0;[.Q48];2;0)" office:value-type="float" office:value="0">
            <text:p>0</text:p>
          </table:table-cell>
          <table:table-cell table:style-name="ACE-10" table:formula="of:=COM.MICROSOFT.SWITCH([$'switches'.$B$1];1;[$'a'.R48];0;[.R48];2;0)" office:value-type="float" office:value="0">
            <text:p>0</text:p>
          </table:table-cell>
          <table:table-cell table:style-name="ACE-10" table:formula="of:=COM.MICROSOFT.SWITCH([$'switches'.$B$1];1;[$'a'.S48];0;[.S48];2;0)" office:value-type="float" office:value="0">
            <text:p>0</text:p>
          </table:table-cell>
          <table:table-cell table:style-name="ACE-10" table:formula="of:=COM.MICROSOFT.SWITCH([$'switches'.$B$1];1;[$'a'.T48];0;[.T48];2;0)" office:value-type="float" office:value="0">
            <text:p>0</text:p>
          </table:table-cell>
          <table:table-cell table:style-name="ACE-10" table:formula="of:=COM.MICROSOFT.SWITCH([$'switches'.$B$1];1;[$'a'.U48];0;[.U48];2;0)" office:value-type="float" office:value="0">
            <text:p>0</text:p>
          </table:table-cell>
          <table:table-cell table:style-name="ACE-10" table:formula="of:=COM.MICROSOFT.SWITCH([$'switches'.$B$1];1;[$'a'.V48];0;[.V48];2;0)" office:value-type="float" office:value="0">
            <text:p>0</text:p>
          </table:table-cell>
          <table:table-cell table:style-name="ACE-10" table:formula="of:=COM.MICROSOFT.SWITCH([$'switches'.$B$1];1;[$'a'.W48];0;[.W48];2;0)" office:value-type="float" office:value="0">
            <text:p>0</text:p>
          </table:table-cell>
          <table:table-cell table:style-name="ACE-10" table:formula="of:=COM.MICROSOFT.SWITCH([$'switches'.$B$1];1;[$'a'.X48];0;[.X48];2;0)" office:value-type="float" office:value="0">
            <text:p>0</text:p>
          </table:table-cell>
          <table:table-cell table:style-name="ACE-10" table:formula="of:=COM.MICROSOFT.SWITCH([$'switches'.$B$1];1;[$'a'.Y48];0;[.Y48];2;0)" office:value-type="float" office:value="0">
            <text:p>0</text:p>
          </table:table-cell>
          <table:table-cell table:style-name="ACE-10" table:formula="of:=COM.MICROSOFT.SWITCH([$'switches'.$B$1];1;[$'a'.Z48];0;[.Z48];2;0)" office:value-type="float" office:value="0">
            <text:p>0</text:p>
          </table:table-cell>
          <table:table-cell table:style-name="ACE-10" table:formula="of:=COM.MICROSOFT.SWITCH([$'switches'.$B$1];1;[$'a'.AA48];0;[.AA48];2;0)" office:value-type="float" office:value="0">
            <text:p>0</text:p>
          </table:table-cell>
          <table:table-cell table:style-name="ACE-10" table:formula="of:=COM.MICROSOFT.SWITCH([$'switches'.$B$1];1;[$'a'.AB48];0;[.AB48];2;0)" office:value-type="float" office:value="0">
            <text:p>0</text:p>
          </table:table-cell>
          <table:table-cell table:style-name="ACE-10" table:formula="of:=COM.MICROSOFT.SWITCH([$'switches'.$B$1];1;[$'a'.AC48];0;[.AC48];2;0)" office:value-type="float" office:value="0">
            <text:p>0</text:p>
          </table:table-cell>
          <table:table-cell table:style-name="ACE-10" table:formula="of:=COM.MICROSOFT.SWITCH([$'switches'.$B$1];1;[$'a'.AD48];0;[.AD48];2;0)" office:value-type="float" office:value="0">
            <text:p>0</text:p>
          </table:table-cell>
          <table:table-cell table:style-name="ACE-10" table:formula="of:=COM.MICROSOFT.SWITCH([$'switches'.$B$1];1;[$'a'.AE48];0;[.AE48];2;0)" office:value-type="float" office:value="0">
            <text:p>0</text:p>
          </table:table-cell>
          <table:table-cell table:style-name="ACE-10" table:formula="of:=COM.MICROSOFT.SWITCH([$'switches'.$B$1];1;[$'a'.AF48];0;[.AF48];2;0)" office:value-type="float" office:value="0">
            <text:p>0</text:p>
          </table:table-cell>
          <table:table-cell table:style-name="ACE-10" table:formula="of:=COM.MICROSOFT.SWITCH([$'switches'.$B$1];1;[$'a'.AG48];0;[.AG48];2;0)" office:value-type="float" office:value="0">
            <text:p>0</text:p>
          </table:table-cell>
          <table:table-cell table:style-name="ACE-10" table:formula="of:=COM.MICROSOFT.SWITCH([$'switches'.$B$1];1;[$'a'.AH48];0;[.AH48];2;0)" office:value-type="float" office:value="0">
            <text:p>0</text:p>
          </table:table-cell>
          <table:table-cell table:style-name="ACE-10" table:formula="of:=COM.MICROSOFT.SWITCH([$'switches'.$B$1];1;[$'a'.AI48];0;[.AI48];2;0)" office:value-type="float" office:value="0">
            <text:p>0</text:p>
          </table:table-cell>
          <table:table-cell table:style-name="ACE-10" table:formula="of:=COM.MICROSOFT.SWITCH([$'switches'.$B$1];1;[$'a'.AJ48];0;[.AJ48];2;0)" office:value-type="float" office:value="0">
            <text:p>0</text:p>
          </table:table-cell>
          <table:table-cell table:style-name="ACE-10" table:formula="of:=COM.MICROSOFT.SWITCH([$'switches'.$B$1];1;[$'a'.AK48];0;[.AK48];2;0)" office:value-type="float" office:value="0">
            <text:p>0</text:p>
          </table:table-cell>
          <table:table-cell table:style-name="ACE-10" table:formula="of:=COM.MICROSOFT.SWITCH([$'switches'.$B$1];1;[$'a'.AL48];0;[.AL48];2;0)" office:value-type="float" office:value="0">
            <text:p>0</text:p>
          </table:table-cell>
          <table:table-cell table:style-name="ACE-10" table:formula="of:=COM.MICROSOFT.SWITCH([$'switches'.$B$1];1;[$'a'.AM48];0;[.AM48];2;0)" office:value-type="float" office:value="0">
            <text:p>0</text:p>
          </table:table-cell>
          <table:table-cell table:style-name="ACE-10" table:formula="of:=COM.MICROSOFT.SWITCH([$'switches'.$B$1];1;[$'a'.AN48];0;[.AN48];2;0)" office:value-type="float" office:value="0">
            <text:p>0</text:p>
          </table:table-cell>
          <table:table-cell table:style-name="ACE-10" table:formula="of:=COM.MICROSOFT.SWITCH([$'switches'.$B$1];1;[$'a'.AO48];0;[.AO48];2;0)" office:value-type="float" office:value="0">
            <text:p>0</text:p>
          </table:table-cell>
          <table:table-cell table:style-name="ACE-10" table:formula="of:=COM.MICROSOFT.SWITCH([$'switches'.$B$1];1;[$'a'.AP48];0;[.AP48];2;0)" office:value-type="float" office:value="0">
            <text:p>0</text:p>
          </table:table-cell>
          <table:table-cell table:style-name="ACE-10" table:formula="of:=COM.MICROSOFT.SWITCH([$'switches'.$B$1];1;[$'a'.AQ48];0;[.AQ48];2;0)" office:value-type="float" office:value="0">
            <text:p>0</text:p>
          </table:table-cell>
          <table:table-cell table:style-name="ACE-10" table:formula="of:=COM.MICROSOFT.SWITCH([$'switches'.$B$1];1;[$'a'.AR48];0;[.AR48];2;0)" office:value-type="float" office:value="0">
            <text:p>0</text:p>
          </table:table-cell>
          <table:table-cell table:style-name="ACE-10" table:formula="of:=COM.MICROSOFT.SWITCH([$'switches'.$B$1];1;[$'a'.AS48];0;[.AS48];2;0)" office:value-type="float" office:value="0">
            <text:p>0</text:p>
          </table:table-cell>
          <table:table-cell table:style-name="ACE-10" table:formula="of:=COM.MICROSOFT.SWITCH([$'switches'.$B$1];1;[$'a'.AT48];0;[.AT48];2;0)" office:value-type="float" office:value="0">
            <text:p>0</text:p>
          </table:table-cell>
          <table:table-cell table:style-name="ACE-10" table:formula="of:=COM.MICROSOFT.SWITCH([$'switches'.$B$1];1;[$'a'.AU48];0;[.AU48];2;0)" office:value-type="float" office:value="0">
            <text:p>0</text:p>
          </table:table-cell>
          <table:table-cell table:style-name="ACE-10" table:formula="of:=COM.MICROSOFT.SWITCH([$'switches'.$B$1];1;[$'a'.AV48];0;[.AV48];2;0)" office:value-type="float" office:value="0">
            <text:p>0</text:p>
          </table:table-cell>
          <table:table-cell table:style-name="ACE-10" table:formula="of:=COM.MICROSOFT.SWITCH([$'switches'.$B$1];1;[$'a'.AW48];0;[.AW48];2;0)" office:value-type="float" office:value="0">
            <text:p>0</text:p>
          </table:table-cell>
          <table:table-cell table:style-name="ACE-10" table:formula="of:=COM.MICROSOFT.SWITCH([$'switches'.$B$1];1;[$'a'.AX48];0;[.AX48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49];0;[.B49];2;0)" office:value-type="float" office:value="0">
            <text:p>0</text:p>
          </table:table-cell>
          <table:table-cell table:style-name="ACE-10" table:formula="of:=COM.MICROSOFT.SWITCH([$'switches'.$B$1];1;[$'a'.C49];0;[.C49];2;0)" office:value-type="float" office:value="0">
            <text:p>0</text:p>
          </table:table-cell>
          <table:table-cell table:style-name="ACE-10" table:formula="of:=COM.MICROSOFT.SWITCH([$'switches'.$B$1];1;[$'a'.D49];0;[.D49];2;0)" office:value-type="float" office:value="0">
            <text:p>0</text:p>
          </table:table-cell>
          <table:table-cell table:style-name="ACE-10" table:formula="of:=COM.MICROSOFT.SWITCH([$'switches'.$B$1];1;[$'a'.E49];0;[.E49];2;0)" office:value-type="float" office:value="0">
            <text:p>0</text:p>
          </table:table-cell>
          <table:table-cell table:style-name="ACE-10" table:formula="of:=COM.MICROSOFT.SWITCH([$'switches'.$B$1];1;[$'a'.F49];0;[.F49];2;0)" office:value-type="float" office:value="0">
            <text:p>0</text:p>
          </table:table-cell>
          <table:table-cell table:style-name="ACE-10" table:formula="of:=COM.MICROSOFT.SWITCH([$'switches'.$B$1];1;[$'a'.G49];0;[.G49];2;0)" office:value-type="float" office:value="0">
            <text:p>0</text:p>
          </table:table-cell>
          <table:table-cell table:style-name="ACE-10" table:formula="of:=COM.MICROSOFT.SWITCH([$'switches'.$B$1];1;[$'a'.H49];0;[.H49];2;0)" office:value-type="float" office:value="0">
            <text:p>0</text:p>
          </table:table-cell>
          <table:table-cell table:style-name="ACE-10" table:formula="of:=COM.MICROSOFT.SWITCH([$'switches'.$B$1];1;[$'a'.I49];0;[.I49];2;0)" office:value-type="float" office:value="0">
            <text:p>0</text:p>
          </table:table-cell>
          <table:table-cell table:style-name="ACE-10" table:formula="of:=COM.MICROSOFT.SWITCH([$'switches'.$B$1];1;[$'a'.J49];0;[.J49];2;0)" office:value-type="float" office:value="0">
            <text:p>0</text:p>
          </table:table-cell>
          <table:table-cell table:style-name="ACE-10" table:formula="of:=COM.MICROSOFT.SWITCH([$'switches'.$B$1];1;[$'a'.K49];0;[.K49];2;0)" office:value-type="float" office:value="0">
            <text:p>0</text:p>
          </table:table-cell>
          <table:table-cell table:style-name="ACE-10" table:formula="of:=COM.MICROSOFT.SWITCH([$'switches'.$B$1];1;[$'a'.L49];0;[.L49];2;0)" office:value-type="float" office:value="0">
            <text:p>0</text:p>
          </table:table-cell>
          <table:table-cell table:style-name="ACE-10" table:formula="of:=COM.MICROSOFT.SWITCH([$'switches'.$B$1];1;[$'a'.M49];0;[.M49];2;0)" office:value-type="float" office:value="0">
            <text:p>0</text:p>
          </table:table-cell>
          <table:table-cell table:style-name="ACE-10" table:formula="of:=COM.MICROSOFT.SWITCH([$'switches'.$B$1];1;[$'a'.N49];0;[.N49];2;0)" office:value-type="float" office:value="0">
            <text:p>0</text:p>
          </table:table-cell>
          <table:table-cell table:style-name="ACE-10" table:formula="of:=COM.MICROSOFT.SWITCH([$'switches'.$B$1];1;[$'a'.O49];0;[.O49];2;0)" office:value-type="float" office:value="0">
            <text:p>0</text:p>
          </table:table-cell>
          <table:table-cell table:style-name="ACE-10" table:formula="of:=COM.MICROSOFT.SWITCH([$'switches'.$B$1];1;[$'a'.P49];0;[.P49];2;0)" office:value-type="float" office:value="0">
            <text:p>0</text:p>
          </table:table-cell>
          <table:table-cell table:style-name="ACE-10" table:formula="of:=COM.MICROSOFT.SWITCH([$'switches'.$B$1];1;[$'a'.Q49];0;[.Q49];2;0)" office:value-type="float" office:value="0">
            <text:p>0</text:p>
          </table:table-cell>
          <table:table-cell table:style-name="ACE-10" table:formula="of:=COM.MICROSOFT.SWITCH([$'switches'.$B$1];1;[$'a'.R49];0;[.R49];2;0)" office:value-type="float" office:value="0">
            <text:p>0</text:p>
          </table:table-cell>
          <table:table-cell table:style-name="ACE-10" table:formula="of:=COM.MICROSOFT.SWITCH([$'switches'.$B$1];1;[$'a'.S49];0;[.S49];2;0)" office:value-type="float" office:value="0">
            <text:p>0</text:p>
          </table:table-cell>
          <table:table-cell table:style-name="ACE-10" table:formula="of:=COM.MICROSOFT.SWITCH([$'switches'.$B$1];1;[$'a'.T49];0;[.T49];2;0)" office:value-type="float" office:value="0">
            <text:p>0</text:p>
          </table:table-cell>
          <table:table-cell table:style-name="ACE-10" table:formula="of:=COM.MICROSOFT.SWITCH([$'switches'.$B$1];1;[$'a'.U49];0;[.U49];2;0)" office:value-type="float" office:value="0">
            <text:p>0</text:p>
          </table:table-cell>
          <table:table-cell table:style-name="ACE-10" table:formula="of:=COM.MICROSOFT.SWITCH([$'switches'.$B$1];1;[$'a'.V49];0;[.V49];2;0)" office:value-type="float" office:value="0">
            <text:p>0</text:p>
          </table:table-cell>
          <table:table-cell table:style-name="ACE-10" table:formula="of:=COM.MICROSOFT.SWITCH([$'switches'.$B$1];1;[$'a'.W49];0;[.W49];2;0)" office:value-type="float" office:value="0">
            <text:p>0</text:p>
          </table:table-cell>
          <table:table-cell table:style-name="ACE-10" table:formula="of:=COM.MICROSOFT.SWITCH([$'switches'.$B$1];1;[$'a'.X49];0;[.X49];2;0)" office:value-type="float" office:value="0">
            <text:p>0</text:p>
          </table:table-cell>
          <table:table-cell table:style-name="ACE-10" table:formula="of:=COM.MICROSOFT.SWITCH([$'switches'.$B$1];1;[$'a'.Y49];0;[.Y49];2;0)" office:value-type="float" office:value="0">
            <text:p>0</text:p>
          </table:table-cell>
          <table:table-cell table:style-name="ACE-10" table:formula="of:=COM.MICROSOFT.SWITCH([$'switches'.$B$1];1;[$'a'.Z49];0;[.Z49];2;0)" office:value-type="float" office:value="0">
            <text:p>0</text:p>
          </table:table-cell>
          <table:table-cell table:style-name="ACE-10" table:formula="of:=COM.MICROSOFT.SWITCH([$'switches'.$B$1];1;[$'a'.AA49];0;[.AA49];2;0)" office:value-type="float" office:value="0">
            <text:p>0</text:p>
          </table:table-cell>
          <table:table-cell table:style-name="ACE-10" table:formula="of:=COM.MICROSOFT.SWITCH([$'switches'.$B$1];1;[$'a'.AB49];0;[.AB49];2;0)" office:value-type="float" office:value="0">
            <text:p>0</text:p>
          </table:table-cell>
          <table:table-cell table:style-name="ACE-10" table:formula="of:=COM.MICROSOFT.SWITCH([$'switches'.$B$1];1;[$'a'.AC49];0;[.AC49];2;0)" office:value-type="float" office:value="0">
            <text:p>0</text:p>
          </table:table-cell>
          <table:table-cell table:style-name="ACE-10" table:formula="of:=COM.MICROSOFT.SWITCH([$'switches'.$B$1];1;[$'a'.AD49];0;[.AD49];2;0)" office:value-type="float" office:value="0">
            <text:p>0</text:p>
          </table:table-cell>
          <table:table-cell table:style-name="ACE-10" table:formula="of:=COM.MICROSOFT.SWITCH([$'switches'.$B$1];1;[$'a'.AE49];0;[.AE49];2;0)" office:value-type="float" office:value="0">
            <text:p>0</text:p>
          </table:table-cell>
          <table:table-cell table:style-name="ACE-10" table:formula="of:=COM.MICROSOFT.SWITCH([$'switches'.$B$1];1;[$'a'.AF49];0;[.AF49];2;0)" office:value-type="float" office:value="0">
            <text:p>0</text:p>
          </table:table-cell>
          <table:table-cell table:style-name="ACE-10" table:formula="of:=COM.MICROSOFT.SWITCH([$'switches'.$B$1];1;[$'a'.AG49];0;[.AG49];2;0)" office:value-type="float" office:value="0">
            <text:p>0</text:p>
          </table:table-cell>
          <table:table-cell table:style-name="ACE-10" table:formula="of:=COM.MICROSOFT.SWITCH([$'switches'.$B$1];1;[$'a'.AH49];0;[.AH49];2;0)" office:value-type="float" office:value="0">
            <text:p>0</text:p>
          </table:table-cell>
          <table:table-cell table:style-name="ACE-10" table:formula="of:=COM.MICROSOFT.SWITCH([$'switches'.$B$1];1;[$'a'.AI49];0;[.AI49];2;0)" office:value-type="float" office:value="0">
            <text:p>0</text:p>
          </table:table-cell>
          <table:table-cell table:style-name="ACE-10" table:formula="of:=COM.MICROSOFT.SWITCH([$'switches'.$B$1];1;[$'a'.AJ49];0;[.AJ49];2;0)" office:value-type="float" office:value="0">
            <text:p>0</text:p>
          </table:table-cell>
          <table:table-cell table:style-name="ACE-10" table:formula="of:=COM.MICROSOFT.SWITCH([$'switches'.$B$1];1;[$'a'.AK49];0;[.AK49];2;0)" office:value-type="float" office:value="0">
            <text:p>0</text:p>
          </table:table-cell>
          <table:table-cell table:style-name="ACE-10" table:formula="of:=COM.MICROSOFT.SWITCH([$'switches'.$B$1];1;[$'a'.AL49];0;[.AL49];2;0)" office:value-type="float" office:value="0">
            <text:p>0</text:p>
          </table:table-cell>
          <table:table-cell table:style-name="ACE-10" table:formula="of:=COM.MICROSOFT.SWITCH([$'switches'.$B$1];1;[$'a'.AM49];0;[.AM49];2;0)" office:value-type="float" office:value="0">
            <text:p>0</text:p>
          </table:table-cell>
          <table:table-cell table:style-name="ACE-10" table:formula="of:=COM.MICROSOFT.SWITCH([$'switches'.$B$1];1;[$'a'.AN49];0;[.AN49];2;0)" office:value-type="float" office:value="0">
            <text:p>0</text:p>
          </table:table-cell>
          <table:table-cell table:style-name="ACE-10" table:formula="of:=COM.MICROSOFT.SWITCH([$'switches'.$B$1];1;[$'a'.AO49];0;[.AO49];2;0)" office:value-type="float" office:value="0">
            <text:p>0</text:p>
          </table:table-cell>
          <table:table-cell table:style-name="ACE-10" table:formula="of:=COM.MICROSOFT.SWITCH([$'switches'.$B$1];1;[$'a'.AP49];0;[.AP49];2;0)" office:value-type="float" office:value="0">
            <text:p>0</text:p>
          </table:table-cell>
          <table:table-cell table:style-name="ACE-10" table:formula="of:=COM.MICROSOFT.SWITCH([$'switches'.$B$1];1;[$'a'.AQ49];0;[.AQ49];2;0)" office:value-type="float" office:value="0">
            <text:p>0</text:p>
          </table:table-cell>
          <table:table-cell table:style-name="ACE-10" table:formula="of:=COM.MICROSOFT.SWITCH([$'switches'.$B$1];1;[$'a'.AR49];0;[.AR49];2;0)" office:value-type="float" office:value="0">
            <text:p>0</text:p>
          </table:table-cell>
          <table:table-cell table:style-name="ACE-10" table:formula="of:=COM.MICROSOFT.SWITCH([$'switches'.$B$1];1;[$'a'.AS49];0;[.AS49];2;0)" office:value-type="float" office:value="0">
            <text:p>0</text:p>
          </table:table-cell>
          <table:table-cell table:style-name="ACE-10" table:formula="of:=COM.MICROSOFT.SWITCH([$'switches'.$B$1];1;[$'a'.AT49];0;[.AT49];2;0)" office:value-type="float" office:value="0">
            <text:p>0</text:p>
          </table:table-cell>
          <table:table-cell table:style-name="ACE-10" table:formula="of:=COM.MICROSOFT.SWITCH([$'switches'.$B$1];1;[$'a'.AU49];0;[.AU49];2;0)" office:value-type="float" office:value="0">
            <text:p>0</text:p>
          </table:table-cell>
          <table:table-cell table:style-name="ACE-10" table:formula="of:=COM.MICROSOFT.SWITCH([$'switches'.$B$1];1;[$'a'.AV49];0;[.AV49];2;0)" office:value-type="float" office:value="0">
            <text:p>0</text:p>
          </table:table-cell>
          <table:table-cell table:style-name="ACE-10" table:formula="of:=COM.MICROSOFT.SWITCH([$'switches'.$B$1];1;[$'a'.AW49];0;[.AW49];2;0)" office:value-type="float" office:value="0">
            <text:p>0</text:p>
          </table:table-cell>
          <table:table-cell table:style-name="ACE-10" table:formula="of:=COM.MICROSOFT.SWITCH([$'switches'.$B$1];1;[$'a'.AX49];0;[.AX49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>
          <table:table-cell table:style-name="ACE-11"/>
          <table:table-cell table:style-name="ACE-10" table:formula="of:=COM.MICROSOFT.SWITCH([$'switches'.$B$1];1;[$'a'.B50];0;[.B50];2;0)" office:value-type="float" office:value="0">
            <text:p>0</text:p>
          </table:table-cell>
          <table:table-cell table:style-name="ACE-10" table:formula="of:=COM.MICROSOFT.SWITCH([$'switches'.$B$1];1;[$'a'.C50];0;[.C50];2;0)" office:value-type="float" office:value="0">
            <text:p>0</text:p>
          </table:table-cell>
          <table:table-cell table:style-name="ACE-10" table:formula="of:=COM.MICROSOFT.SWITCH([$'switches'.$B$1];1;[$'a'.D50];0;[.D50];2;0)" office:value-type="float" office:value="0">
            <text:p>0</text:p>
          </table:table-cell>
          <table:table-cell table:style-name="ACE-10" table:formula="of:=COM.MICROSOFT.SWITCH([$'switches'.$B$1];1;[$'a'.E50];0;[.E50];2;0)" office:value-type="float" office:value="0">
            <text:p>0</text:p>
          </table:table-cell>
          <table:table-cell table:style-name="ACE-10" table:formula="of:=COM.MICROSOFT.SWITCH([$'switches'.$B$1];1;[$'a'.F50];0;[.F50];2;0)" office:value-type="float" office:value="0">
            <text:p>0</text:p>
          </table:table-cell>
          <table:table-cell table:style-name="ACE-10" table:formula="of:=COM.MICROSOFT.SWITCH([$'switches'.$B$1];1;[$'a'.G50];0;[.G50];2;0)" office:value-type="float" office:value="0">
            <text:p>0</text:p>
          </table:table-cell>
          <table:table-cell table:style-name="ACE-10" table:formula="of:=COM.MICROSOFT.SWITCH([$'switches'.$B$1];1;[$'a'.H50];0;[.H50];2;0)" office:value-type="float" office:value="0">
            <text:p>0</text:p>
          </table:table-cell>
          <table:table-cell table:style-name="ACE-10" table:formula="of:=COM.MICROSOFT.SWITCH([$'switches'.$B$1];1;[$'a'.I50];0;[.I50];2;0)" office:value-type="float" office:value="0">
            <text:p>0</text:p>
          </table:table-cell>
          <table:table-cell table:style-name="ACE-10" table:formula="of:=COM.MICROSOFT.SWITCH([$'switches'.$B$1];1;[$'a'.J50];0;[.J50];2;0)" office:value-type="float" office:value="0">
            <text:p>0</text:p>
          </table:table-cell>
          <table:table-cell table:style-name="ACE-10" table:formula="of:=COM.MICROSOFT.SWITCH([$'switches'.$B$1];1;[$'a'.K50];0;[.K50];2;0)" office:value-type="float" office:value="0">
            <text:p>0</text:p>
          </table:table-cell>
          <table:table-cell table:style-name="ACE-10" table:formula="of:=COM.MICROSOFT.SWITCH([$'switches'.$B$1];1;[$'a'.L50];0;[.L50];2;0)" office:value-type="float" office:value="0">
            <text:p>0</text:p>
          </table:table-cell>
          <table:table-cell table:style-name="ACE-10" table:formula="of:=COM.MICROSOFT.SWITCH([$'switches'.$B$1];1;[$'a'.M50];0;[.M50];2;0)" office:value-type="float" office:value="0">
            <text:p>0</text:p>
          </table:table-cell>
          <table:table-cell table:style-name="ACE-10" table:formula="of:=COM.MICROSOFT.SWITCH([$'switches'.$B$1];1;[$'a'.N50];0;[.N50];2;0)" office:value-type="float" office:value="0">
            <text:p>0</text:p>
          </table:table-cell>
          <table:table-cell table:style-name="ACE-10" table:formula="of:=COM.MICROSOFT.SWITCH([$'switches'.$B$1];1;[$'a'.O50];0;[.O50];2;0)" office:value-type="float" office:value="0">
            <text:p>0</text:p>
          </table:table-cell>
          <table:table-cell table:style-name="ACE-10" table:formula="of:=COM.MICROSOFT.SWITCH([$'switches'.$B$1];1;[$'a'.P50];0;[.P50];2;0)" office:value-type="float" office:value="0">
            <text:p>0</text:p>
          </table:table-cell>
          <table:table-cell table:style-name="ACE-10" table:formula="of:=COM.MICROSOFT.SWITCH([$'switches'.$B$1];1;[$'a'.Q50];0;[.Q50];2;0)" office:value-type="float" office:value="0">
            <text:p>0</text:p>
          </table:table-cell>
          <table:table-cell table:style-name="ACE-10" table:formula="of:=COM.MICROSOFT.SWITCH([$'switches'.$B$1];1;[$'a'.R50];0;[.R50];2;0)" office:value-type="float" office:value="0">
            <text:p>0</text:p>
          </table:table-cell>
          <table:table-cell table:style-name="ACE-10" table:formula="of:=COM.MICROSOFT.SWITCH([$'switches'.$B$1];1;[$'a'.S50];0;[.S50];2;0)" office:value-type="float" office:value="0">
            <text:p>0</text:p>
          </table:table-cell>
          <table:table-cell table:style-name="ACE-10" table:formula="of:=COM.MICROSOFT.SWITCH([$'switches'.$B$1];1;[$'a'.T50];0;[.T50];2;0)" office:value-type="float" office:value="0">
            <text:p>0</text:p>
          </table:table-cell>
          <table:table-cell table:style-name="ACE-10" table:formula="of:=COM.MICROSOFT.SWITCH([$'switches'.$B$1];1;[$'a'.U50];0;[.U50];2;0)" office:value-type="float" office:value="0">
            <text:p>0</text:p>
          </table:table-cell>
          <table:table-cell table:style-name="ACE-10" table:formula="of:=COM.MICROSOFT.SWITCH([$'switches'.$B$1];1;[$'a'.V50];0;[.V50];2;0)" office:value-type="float" office:value="0">
            <text:p>0</text:p>
          </table:table-cell>
          <table:table-cell table:style-name="ACE-10" table:formula="of:=COM.MICROSOFT.SWITCH([$'switches'.$B$1];1;[$'a'.W50];0;[.W50];2;0)" office:value-type="float" office:value="0">
            <text:p>0</text:p>
          </table:table-cell>
          <table:table-cell table:style-name="ACE-10" table:formula="of:=COM.MICROSOFT.SWITCH([$'switches'.$B$1];1;[$'a'.X50];0;[.X50];2;0)" office:value-type="float" office:value="0">
            <text:p>0</text:p>
          </table:table-cell>
          <table:table-cell table:style-name="ACE-10" table:formula="of:=COM.MICROSOFT.SWITCH([$'switches'.$B$1];1;[$'a'.Y50];0;[.Y50];2;0)" office:value-type="float" office:value="0">
            <text:p>0</text:p>
          </table:table-cell>
          <table:table-cell table:style-name="ACE-10" table:formula="of:=COM.MICROSOFT.SWITCH([$'switches'.$B$1];1;[$'a'.Z50];0;[.Z50];2;0)" office:value-type="float" office:value="0">
            <text:p>0</text:p>
          </table:table-cell>
          <table:table-cell table:style-name="ACE-10" table:formula="of:=COM.MICROSOFT.SWITCH([$'switches'.$B$1];1;[$'a'.AA50];0;[.AA50];2;0)" office:value-type="float" office:value="0">
            <text:p>0</text:p>
          </table:table-cell>
          <table:table-cell table:style-name="ACE-10" table:formula="of:=COM.MICROSOFT.SWITCH([$'switches'.$B$1];1;[$'a'.AB50];0;[.AB50];2;0)" office:value-type="float" office:value="0">
            <text:p>0</text:p>
          </table:table-cell>
          <table:table-cell table:style-name="ACE-10" table:formula="of:=COM.MICROSOFT.SWITCH([$'switches'.$B$1];1;[$'a'.AC50];0;[.AC50];2;0)" office:value-type="float" office:value="0">
            <text:p>0</text:p>
          </table:table-cell>
          <table:table-cell table:style-name="ACE-10" table:formula="of:=COM.MICROSOFT.SWITCH([$'switches'.$B$1];1;[$'a'.AD50];0;[.AD50];2;0)" office:value-type="float" office:value="0">
            <text:p>0</text:p>
          </table:table-cell>
          <table:table-cell table:style-name="ACE-10" table:formula="of:=COM.MICROSOFT.SWITCH([$'switches'.$B$1];1;[$'a'.AE50];0;[.AE50];2;0)" office:value-type="float" office:value="0">
            <text:p>0</text:p>
          </table:table-cell>
          <table:table-cell table:style-name="ACE-10" table:formula="of:=COM.MICROSOFT.SWITCH([$'switches'.$B$1];1;[$'a'.AF50];0;[.AF50];2;0)" office:value-type="float" office:value="0">
            <text:p>0</text:p>
          </table:table-cell>
          <table:table-cell table:style-name="ACE-10" table:formula="of:=COM.MICROSOFT.SWITCH([$'switches'.$B$1];1;[$'a'.AG50];0;[.AG50];2;0)" office:value-type="float" office:value="0">
            <text:p>0</text:p>
          </table:table-cell>
          <table:table-cell table:style-name="ACE-10" table:formula="of:=COM.MICROSOFT.SWITCH([$'switches'.$B$1];1;[$'a'.AH50];0;[.AH50];2;0)" office:value-type="float" office:value="0">
            <text:p>0</text:p>
          </table:table-cell>
          <table:table-cell table:style-name="ACE-10" table:formula="of:=COM.MICROSOFT.SWITCH([$'switches'.$B$1];1;[$'a'.AI50];0;[.AI50];2;0)" office:value-type="float" office:value="0">
            <text:p>0</text:p>
          </table:table-cell>
          <table:table-cell table:style-name="ACE-10" table:formula="of:=COM.MICROSOFT.SWITCH([$'switches'.$B$1];1;[$'a'.AJ50];0;[.AJ50];2;0)" office:value-type="float" office:value="0">
            <text:p>0</text:p>
          </table:table-cell>
          <table:table-cell table:style-name="ACE-10" table:formula="of:=COM.MICROSOFT.SWITCH([$'switches'.$B$1];1;[$'a'.AK50];0;[.AK50];2;0)" office:value-type="float" office:value="0">
            <text:p>0</text:p>
          </table:table-cell>
          <table:table-cell table:style-name="ACE-10" table:formula="of:=COM.MICROSOFT.SWITCH([$'switches'.$B$1];1;[$'a'.AL50];0;[.AL50];2;0)" office:value-type="float" office:value="0">
            <text:p>0</text:p>
          </table:table-cell>
          <table:table-cell table:style-name="ACE-10" table:formula="of:=COM.MICROSOFT.SWITCH([$'switches'.$B$1];1;[$'a'.AM50];0;[.AM50];2;0)" office:value-type="float" office:value="0">
            <text:p>0</text:p>
          </table:table-cell>
          <table:table-cell table:style-name="ACE-10" table:formula="of:=COM.MICROSOFT.SWITCH([$'switches'.$B$1];1;[$'a'.AN50];0;[.AN50];2;0)" office:value-type="float" office:value="0">
            <text:p>0</text:p>
          </table:table-cell>
          <table:table-cell table:style-name="ACE-10" table:formula="of:=COM.MICROSOFT.SWITCH([$'switches'.$B$1];1;[$'a'.AO50];0;[.AO50];2;0)" office:value-type="float" office:value="0">
            <text:p>0</text:p>
          </table:table-cell>
          <table:table-cell table:style-name="ACE-10" table:formula="of:=COM.MICROSOFT.SWITCH([$'switches'.$B$1];1;[$'a'.AP50];0;[.AP50];2;0)" office:value-type="float" office:value="0">
            <text:p>0</text:p>
          </table:table-cell>
          <table:table-cell table:style-name="ACE-10" table:formula="of:=COM.MICROSOFT.SWITCH([$'switches'.$B$1];1;[$'a'.AQ50];0;[.AQ50];2;0)" office:value-type="float" office:value="0">
            <text:p>0</text:p>
          </table:table-cell>
          <table:table-cell table:style-name="ACE-10" table:formula="of:=COM.MICROSOFT.SWITCH([$'switches'.$B$1];1;[$'a'.AR50];0;[.AR50];2;0)" office:value-type="float" office:value="0">
            <text:p>0</text:p>
          </table:table-cell>
          <table:table-cell table:style-name="ACE-10" table:formula="of:=COM.MICROSOFT.SWITCH([$'switches'.$B$1];1;[$'a'.AS50];0;[.AS50];2;0)" office:value-type="float" office:value="0">
            <text:p>0</text:p>
          </table:table-cell>
          <table:table-cell table:style-name="ACE-10" table:formula="of:=COM.MICROSOFT.SWITCH([$'switches'.$B$1];1;[$'a'.AT50];0;[.AT50];2;0)" office:value-type="float" office:value="0">
            <text:p>0</text:p>
          </table:table-cell>
          <table:table-cell table:style-name="ACE-10" table:formula="of:=COM.MICROSOFT.SWITCH([$'switches'.$B$1];1;[$'a'.AU50];0;[.AU50];2;0)" office:value-type="float" office:value="0">
            <text:p>0</text:p>
          </table:table-cell>
          <table:table-cell table:style-name="ACE-10" table:formula="of:=COM.MICROSOFT.SWITCH([$'switches'.$B$1];1;[$'a'.AV50];0;[.AV50];2;0)" office:value-type="float" office:value="0">
            <text:p>0</text:p>
          </table:table-cell>
          <table:table-cell table:style-name="ACE-10" table:formula="of:=COM.MICROSOFT.SWITCH([$'switches'.$B$1];1;[$'a'.AW50];0;[.AW50];2;0)" office:value-type="float" office:value="0">
            <text:p>0</text:p>
          </table:table-cell>
          <table:table-cell table:style-name="ACE-10" table:formula="of:=COM.MICROSOFT.SWITCH([$'switches'.$B$1];1;[$'a'.AX50];0;[.AX50];2;0)" office:value-type="float" office:value="0">
            <text:p>0</text:p>
          </table:table-cell>
          <table:table-cell table:number-columns-repeated="974" table:style-name="ACE-11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ba&quot;" table:base-cell-address="$'ba'.$A$1"/>
          <table:named-expression table:name="Print_Area" table:expression="of:=#REF!" table:base-cell-address="$'ba'.$A$1"/>
        </table:named-expressions>
        <gnm:selections gnm:cursor-col="2" gnm:cursor-row="10">
          <gnm:selection gnm:start-col="2" gnm:start-row="10" gnm:end-col="2" gnm:end-row="10"/>
        </gnm:selections>
      </table:table>
      <table:table table:name="bb" table:style-name="ta-6" table:print="true">
        <office:forms form:automatic-focus="false" form:apply-design-mode="false">
          <form:form/>
        </office:forms>
        <table:table-column table:default-cell-style-name="ACE-12" table:style-name="ACOL-0" table:number-columns-repeated="50"/>
        <table:table-column table:default-cell-style-name="ACE-12" table:style-name="ACOL-0" table:number-columns-repeated="974"/>
        <table:table-row table:style-name="AROW-1">
          <table:table-cell table:number-columns-repeated="1024"/>
        </table:table-row>
        <table:table-row table:style-name="AROW-0">
          <table:table-cell table:style-name="ACE-12"/>
          <table:table-cell table:style-name="ACE-13" table:formula="of:=COM.MICROSOFT.SWITCH([$'switches'.$B$1];1;[$'b'.B2];0;[.B2];2;0)" office:value-type="float" office:value="0">
            <text:p>0</text:p>
          </table:table-cell>
          <table:table-cell table:style-name="ACE-13" table:formula="of:=COM.MICROSOFT.SWITCH([$'switches'.$B$1];1;[$'b'.C2];0;[.C2];2;0)" office:value-type="float" office:value="0">
            <text:p>0</text:p>
          </table:table-cell>
          <table:table-cell table:style-name="ACE-13" table:formula="of:=COM.MICROSOFT.SWITCH([$'switches'.$B$1];1;[$'b'.D2];0;[.D2];2;0)" office:value-type="float" office:value="0">
            <text:p>0</text:p>
          </table:table-cell>
          <table:table-cell table:style-name="ACE-13" table:formula="of:=COM.MICROSOFT.SWITCH([$'switches'.$B$1];1;[$'b'.E2];0;[.E2];2;0)" office:value-type="float" office:value="0">
            <text:p>0</text:p>
          </table:table-cell>
          <table:table-cell table:style-name="ACE-13" table:formula="of:=COM.MICROSOFT.SWITCH([$'switches'.$B$1];1;[$'b'.F2];0;[.F2];2;0)" office:value-type="float" office:value="0">
            <text:p>0</text:p>
          </table:table-cell>
          <table:table-cell table:style-name="ACE-13" table:formula="of:=COM.MICROSOFT.SWITCH([$'switches'.$B$1];1;[$'b'.G2];0;[.G2];2;0)" office:value-type="float" office:value="0">
            <text:p>0</text:p>
          </table:table-cell>
          <table:table-cell table:style-name="ACE-13" table:formula="of:=COM.MICROSOFT.SWITCH([$'switches'.$B$1];1;[$'b'.H2];0;[.H2];2;0)" office:value-type="float" office:value="0">
            <text:p>0</text:p>
          </table:table-cell>
          <table:table-cell table:style-name="ACE-13" table:formula="of:=COM.MICROSOFT.SWITCH([$'switches'.$B$1];1;[$'b'.I2];0;[.I2];2;0)" office:value-type="float" office:value="0">
            <text:p>0</text:p>
          </table:table-cell>
          <table:table-cell table:style-name="ACE-13" table:formula="of:=COM.MICROSOFT.SWITCH([$'switches'.$B$1];1;[$'b'.J2];0;[.J2];2;0)" office:value-type="float" office:value="0">
            <text:p>0</text:p>
          </table:table-cell>
          <table:table-cell table:style-name="ACE-13" table:formula="of:=COM.MICROSOFT.SWITCH([$'switches'.$B$1];1;[$'b'.K2];0;[.K2];2;0)" office:value-type="float" office:value="0">
            <text:p>0</text:p>
          </table:table-cell>
          <table:table-cell table:style-name="ACE-13" table:formula="of:=COM.MICROSOFT.SWITCH([$'switches'.$B$1];1;[$'b'.L2];0;[.L2];2;0)" office:value-type="float" office:value="0">
            <text:p>0</text:p>
          </table:table-cell>
          <table:table-cell table:style-name="ACE-13" table:formula="of:=COM.MICROSOFT.SWITCH([$'switches'.$B$1];1;[$'b'.M2];0;[.M2];2;0)" office:value-type="float" office:value="0">
            <text:p>0</text:p>
          </table:table-cell>
          <table:table-cell table:style-name="ACE-13" table:formula="of:=COM.MICROSOFT.SWITCH([$'switches'.$B$1];1;[$'b'.N2];0;[.N2];2;0)" office:value-type="float" office:value="0">
            <text:p>0</text:p>
          </table:table-cell>
          <table:table-cell table:style-name="ACE-13" table:formula="of:=COM.MICROSOFT.SWITCH([$'switches'.$B$1];1;[$'b'.O2];0;[.O2];2;0)" office:value-type="float" office:value="0">
            <text:p>0</text:p>
          </table:table-cell>
          <table:table-cell table:style-name="ACE-13" table:formula="of:=COM.MICROSOFT.SWITCH([$'switches'.$B$1];1;[$'b'.P2];0;[.P2];2;0)" office:value-type="float" office:value="0">
            <text:p>0</text:p>
          </table:table-cell>
          <table:table-cell table:style-name="ACE-13" table:formula="of:=COM.MICROSOFT.SWITCH([$'switches'.$B$1];1;[$'b'.Q2];0;[.Q2];2;0)" office:value-type="float" office:value="0">
            <text:p>0</text:p>
          </table:table-cell>
          <table:table-cell table:style-name="ACE-13" table:formula="of:=COM.MICROSOFT.SWITCH([$'switches'.$B$1];1;[$'b'.R2];0;[.R2];2;0)" office:value-type="float" office:value="0">
            <text:p>0</text:p>
          </table:table-cell>
          <table:table-cell table:style-name="ACE-13" table:formula="of:=COM.MICROSOFT.SWITCH([$'switches'.$B$1];1;[$'b'.S2];0;[.S2];2;0)" office:value-type="float" office:value="0">
            <text:p>0</text:p>
          </table:table-cell>
          <table:table-cell table:style-name="ACE-13" table:formula="of:=COM.MICROSOFT.SWITCH([$'switches'.$B$1];1;[$'b'.T2];0;[.T2];2;0)" office:value-type="float" office:value="0">
            <text:p>0</text:p>
          </table:table-cell>
          <table:table-cell table:style-name="ACE-13" table:formula="of:=COM.MICROSOFT.SWITCH([$'switches'.$B$1];1;[$'b'.U2];0;[.U2];2;0)" office:value-type="float" office:value="0">
            <text:p>0</text:p>
          </table:table-cell>
          <table:table-cell table:style-name="ACE-13" table:formula="of:=COM.MICROSOFT.SWITCH([$'switches'.$B$1];1;[$'b'.V2];0;[.V2];2;0)" office:value-type="float" office:value="0">
            <text:p>0</text:p>
          </table:table-cell>
          <table:table-cell table:style-name="ACE-13" table:formula="of:=COM.MICROSOFT.SWITCH([$'switches'.$B$1];1;[$'b'.W2];0;[.W2];2;0)" office:value-type="float" office:value="0">
            <text:p>0</text:p>
          </table:table-cell>
          <table:table-cell table:style-name="ACE-13" table:formula="of:=COM.MICROSOFT.SWITCH([$'switches'.$B$1];1;[$'b'.X2];0;[.X2];2;0)" office:value-type="float" office:value="0">
            <text:p>0</text:p>
          </table:table-cell>
          <table:table-cell table:style-name="ACE-13" table:formula="of:=COM.MICROSOFT.SWITCH([$'switches'.$B$1];1;[$'b'.Y2];0;[.Y2];2;0)" office:value-type="float" office:value="0">
            <text:p>0</text:p>
          </table:table-cell>
          <table:table-cell table:style-name="ACE-13" table:formula="of:=COM.MICROSOFT.SWITCH([$'switches'.$B$1];1;[$'b'.Z2];0;[.Z2];2;0)" office:value-type="float" office:value="0">
            <text:p>0</text:p>
          </table:table-cell>
          <table:table-cell table:style-name="ACE-13" table:formula="of:=COM.MICROSOFT.SWITCH([$'switches'.$B$1];1;[$'b'.AA2];0;[.AA2];2;0)" office:value-type="float" office:value="0">
            <text:p>0</text:p>
          </table:table-cell>
          <table:table-cell table:style-name="ACE-13" table:formula="of:=COM.MICROSOFT.SWITCH([$'switches'.$B$1];1;[$'b'.AB2];0;[.AB2];2;0)" office:value-type="float" office:value="0">
            <text:p>0</text:p>
          </table:table-cell>
          <table:table-cell table:style-name="ACE-13" table:formula="of:=COM.MICROSOFT.SWITCH([$'switches'.$B$1];1;[$'b'.AC2];0;[.AC2];2;0)" office:value-type="float" office:value="0">
            <text:p>0</text:p>
          </table:table-cell>
          <table:table-cell table:style-name="ACE-13" table:formula="of:=COM.MICROSOFT.SWITCH([$'switches'.$B$1];1;[$'b'.AD2];0;[.AD2];2;0)" office:value-type="float" office:value="0">
            <text:p>0</text:p>
          </table:table-cell>
          <table:table-cell table:style-name="ACE-13" table:formula="of:=COM.MICROSOFT.SWITCH([$'switches'.$B$1];1;[$'b'.AE2];0;[.AE2];2;0)" office:value-type="float" office:value="0">
            <text:p>0</text:p>
          </table:table-cell>
          <table:table-cell table:style-name="ACE-13" table:formula="of:=COM.MICROSOFT.SWITCH([$'switches'.$B$1];1;[$'b'.AF2];0;[.AF2];2;0)" office:value-type="float" office:value="0">
            <text:p>0</text:p>
          </table:table-cell>
          <table:table-cell table:style-name="ACE-13" table:formula="of:=COM.MICROSOFT.SWITCH([$'switches'.$B$1];1;[$'b'.AG2];0;[.AG2];2;0)" office:value-type="float" office:value="0">
            <text:p>0</text:p>
          </table:table-cell>
          <table:table-cell table:style-name="ACE-13" table:formula="of:=COM.MICROSOFT.SWITCH([$'switches'.$B$1];1;[$'b'.AH2];0;[.AH2];2;0)" office:value-type="float" office:value="0">
            <text:p>0</text:p>
          </table:table-cell>
          <table:table-cell table:style-name="ACE-13" table:formula="of:=COM.MICROSOFT.SWITCH([$'switches'.$B$1];1;[$'b'.AI2];0;[.AI2];2;0)" office:value-type="float" office:value="0">
            <text:p>0</text:p>
          </table:table-cell>
          <table:table-cell table:style-name="ACE-13" table:formula="of:=COM.MICROSOFT.SWITCH([$'switches'.$B$1];1;[$'b'.AJ2];0;[.AJ2];2;0)" office:value-type="float" office:value="0">
            <text:p>0</text:p>
          </table:table-cell>
          <table:table-cell table:style-name="ACE-13" table:formula="of:=COM.MICROSOFT.SWITCH([$'switches'.$B$1];1;[$'b'.AK2];0;[.AK2];2;0)" office:value-type="float" office:value="0">
            <text:p>0</text:p>
          </table:table-cell>
          <table:table-cell table:style-name="ACE-13" table:formula="of:=COM.MICROSOFT.SWITCH([$'switches'.$B$1];1;[$'b'.AL2];0;[.AL2];2;0)" office:value-type="float" office:value="0">
            <text:p>0</text:p>
          </table:table-cell>
          <table:table-cell table:style-name="ACE-13" table:formula="of:=COM.MICROSOFT.SWITCH([$'switches'.$B$1];1;[$'b'.AM2];0;[.AM2];2;0)" office:value-type="float" office:value="0">
            <text:p>0</text:p>
          </table:table-cell>
          <table:table-cell table:style-name="ACE-13" table:formula="of:=COM.MICROSOFT.SWITCH([$'switches'.$B$1];1;[$'b'.AN2];0;[.AN2];2;0)" office:value-type="float" office:value="0">
            <text:p>0</text:p>
          </table:table-cell>
          <table:table-cell table:style-name="ACE-13" table:formula="of:=COM.MICROSOFT.SWITCH([$'switches'.$B$1];1;[$'b'.AO2];0;[.AO2];2;0)" office:value-type="float" office:value="0">
            <text:p>0</text:p>
          </table:table-cell>
          <table:table-cell table:style-name="ACE-13" table:formula="of:=COM.MICROSOFT.SWITCH([$'switches'.$B$1];1;[$'b'.AP2];0;[.AP2];2;0)" office:value-type="float" office:value="0">
            <text:p>0</text:p>
          </table:table-cell>
          <table:table-cell table:style-name="ACE-13" table:formula="of:=COM.MICROSOFT.SWITCH([$'switches'.$B$1];1;[$'b'.AQ2];0;[.AQ2];2;0)" office:value-type="float" office:value="0">
            <text:p>0</text:p>
          </table:table-cell>
          <table:table-cell table:style-name="ACE-13" table:formula="of:=COM.MICROSOFT.SWITCH([$'switches'.$B$1];1;[$'b'.AR2];0;[.AR2];2;0)" office:value-type="float" office:value="0">
            <text:p>0</text:p>
          </table:table-cell>
          <table:table-cell table:style-name="ACE-13" table:formula="of:=COM.MICROSOFT.SWITCH([$'switches'.$B$1];1;[$'b'.AS2];0;[.AS2];2;0)" office:value-type="float" office:value="0">
            <text:p>0</text:p>
          </table:table-cell>
          <table:table-cell table:style-name="ACE-13" table:formula="of:=COM.MICROSOFT.SWITCH([$'switches'.$B$1];1;[$'b'.AT2];0;[.AT2];2;0)" office:value-type="float" office:value="0">
            <text:p>0</text:p>
          </table:table-cell>
          <table:table-cell table:style-name="ACE-13" table:formula="of:=COM.MICROSOFT.SWITCH([$'switches'.$B$1];1;[$'b'.AU2];0;[.AU2];2;0)" office:value-type="float" office:value="0">
            <text:p>0</text:p>
          </table:table-cell>
          <table:table-cell table:style-name="ACE-13" table:formula="of:=COM.MICROSOFT.SWITCH([$'switches'.$B$1];1;[$'b'.AV2];0;[.AV2];2;0)" office:value-type="float" office:value="0">
            <text:p>0</text:p>
          </table:table-cell>
          <table:table-cell table:style-name="ACE-13" table:formula="of:=COM.MICROSOFT.SWITCH([$'switches'.$B$1];1;[$'b'.AW2];0;[.AW2];2;0)" office:value-type="float" office:value="0">
            <text:p>0</text:p>
          </table:table-cell>
          <table:table-cell table:style-name="ACE-13" table:formula="of:=COM.MICROSOFT.SWITCH([$'switches'.$B$1];1;[$'b'.AX2];0;[.AX2];2;0)" office:value-type="float" office:value="0">
            <text:p>0</text:p>
          </table:table-cell>
          <table:table-cell table:number-columns-repeated="167" table:style-name="ACE-13"/>
          <table:table-cell table:number-columns-repeated="807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3];0;[.B3];2;0)" office:value-type="float" office:value="0">
            <text:p>0</text:p>
          </table:table-cell>
          <table:table-cell table:style-name="ACE-13" table:formula="of:=COM.MICROSOFT.SWITCH([$'switches'.$B$1];1;[$'b'.C3];0;[.C3];2;0)" office:value-type="float" office:value="0">
            <text:p>0</text:p>
          </table:table-cell>
          <table:table-cell table:style-name="ACE-13" table:formula="of:=COM.MICROSOFT.SWITCH([$'switches'.$B$1];1;[$'b'.D3];0;[.D3];2;0)" office:value-type="float" office:value="0">
            <text:p>0</text:p>
          </table:table-cell>
          <table:table-cell table:style-name="ACE-13" table:formula="of:=COM.MICROSOFT.SWITCH([$'switches'.$B$1];1;[$'b'.E3];0;[.E3];2;0)" office:value-type="float" office:value="0">
            <text:p>0</text:p>
          </table:table-cell>
          <table:table-cell table:style-name="ACE-13" table:formula="of:=COM.MICROSOFT.SWITCH([$'switches'.$B$1];1;[$'b'.F3];0;[.F3];2;0)" office:value-type="float" office:value="0">
            <text:p>0</text:p>
          </table:table-cell>
          <table:table-cell table:style-name="ACE-13" table:formula="of:=COM.MICROSOFT.SWITCH([$'switches'.$B$1];1;[$'b'.G3];0;[.G3];2;0)" office:value-type="float" office:value="0">
            <text:p>0</text:p>
          </table:table-cell>
          <table:table-cell table:style-name="ACE-13" table:formula="of:=COM.MICROSOFT.SWITCH([$'switches'.$B$1];1;[$'b'.H3];0;[.H3];2;0)" office:value-type="float" office:value="0">
            <text:p>0</text:p>
          </table:table-cell>
          <table:table-cell table:style-name="ACE-13" table:formula="of:=COM.MICROSOFT.SWITCH([$'switches'.$B$1];1;[$'b'.I3];0;[.I3];2;0)" office:value-type="float" office:value="0">
            <text:p>0</text:p>
          </table:table-cell>
          <table:table-cell table:style-name="ACE-13" table:formula="of:=COM.MICROSOFT.SWITCH([$'switches'.$B$1];1;[$'b'.J3];0;[.J3];2;0)" office:value-type="float" office:value="0">
            <text:p>0</text:p>
          </table:table-cell>
          <table:table-cell table:style-name="ACE-13" table:formula="of:=COM.MICROSOFT.SWITCH([$'switches'.$B$1];1;[$'b'.K3];0;[.K3];2;0)" office:value-type="float" office:value="0">
            <text:p>0</text:p>
          </table:table-cell>
          <table:table-cell table:style-name="ACE-13" table:formula="of:=COM.MICROSOFT.SWITCH([$'switches'.$B$1];1;[$'b'.L3];0;[.L3];2;0)" office:value-type="float" office:value="0">
            <text:p>0</text:p>
          </table:table-cell>
          <table:table-cell table:style-name="ACE-13" table:formula="of:=COM.MICROSOFT.SWITCH([$'switches'.$B$1];1;[$'b'.M3];0;[.M3];2;0)" office:value-type="float" office:value="0">
            <text:p>0</text:p>
          </table:table-cell>
          <table:table-cell table:style-name="ACE-13" table:formula="of:=COM.MICROSOFT.SWITCH([$'switches'.$B$1];1;[$'b'.N3];0;[.N3];2;0)" office:value-type="float" office:value="0">
            <text:p>0</text:p>
          </table:table-cell>
          <table:table-cell table:style-name="ACE-13" table:formula="of:=COM.MICROSOFT.SWITCH([$'switches'.$B$1];1;[$'b'.O3];0;[.O3];2;0)" office:value-type="float" office:value="0">
            <text:p>0</text:p>
          </table:table-cell>
          <table:table-cell table:style-name="ACE-13" table:formula="of:=COM.MICROSOFT.SWITCH([$'switches'.$B$1];1;[$'b'.P3];0;[.P3];2;0)" office:value-type="float" office:value="0">
            <text:p>0</text:p>
          </table:table-cell>
          <table:table-cell table:style-name="ACE-13" table:formula="of:=COM.MICROSOFT.SWITCH([$'switches'.$B$1];1;[$'b'.Q3];0;[.Q3];2;0)" office:value-type="float" office:value="0">
            <text:p>0</text:p>
          </table:table-cell>
          <table:table-cell table:style-name="ACE-13" table:formula="of:=COM.MICROSOFT.SWITCH([$'switches'.$B$1];1;[$'b'.R3];0;[.R3];2;0)" office:value-type="float" office:value="0">
            <text:p>0</text:p>
          </table:table-cell>
          <table:table-cell table:style-name="ACE-13" table:formula="of:=COM.MICROSOFT.SWITCH([$'switches'.$B$1];1;[$'b'.S3];0;[.S3];2;0)" office:value-type="float" office:value="0">
            <text:p>0</text:p>
          </table:table-cell>
          <table:table-cell table:style-name="ACE-13" table:formula="of:=COM.MICROSOFT.SWITCH([$'switches'.$B$1];1;[$'b'.T3];0;[.T3];2;0)" office:value-type="float" office:value="0">
            <text:p>0</text:p>
          </table:table-cell>
          <table:table-cell table:style-name="ACE-13" table:formula="of:=COM.MICROSOFT.SWITCH([$'switches'.$B$1];1;[$'b'.U3];0;[.U3];2;0)" office:value-type="float" office:value="0">
            <text:p>0</text:p>
          </table:table-cell>
          <table:table-cell table:style-name="ACE-13" table:formula="of:=COM.MICROSOFT.SWITCH([$'switches'.$B$1];1;[$'b'.V3];0;[.V3];2;0)" office:value-type="float" office:value="0">
            <text:p>0</text:p>
          </table:table-cell>
          <table:table-cell table:style-name="ACE-13" table:formula="of:=COM.MICROSOFT.SWITCH([$'switches'.$B$1];1;[$'b'.W3];0;[.W3];2;0)" office:value-type="float" office:value="0">
            <text:p>0</text:p>
          </table:table-cell>
          <table:table-cell table:style-name="ACE-13" table:formula="of:=COM.MICROSOFT.SWITCH([$'switches'.$B$1];1;[$'b'.X3];0;[.X3];2;0)" office:value-type="float" office:value="0">
            <text:p>0</text:p>
          </table:table-cell>
          <table:table-cell table:style-name="ACE-13" table:formula="of:=COM.MICROSOFT.SWITCH([$'switches'.$B$1];1;[$'b'.Y3];0;[.Y3];2;0)" office:value-type="float" office:value="0">
            <text:p>0</text:p>
          </table:table-cell>
          <table:table-cell table:style-name="ACE-13" table:formula="of:=COM.MICROSOFT.SWITCH([$'switches'.$B$1];1;[$'b'.Z3];0;[.Z3];2;0)" office:value-type="float" office:value="0">
            <text:p>0</text:p>
          </table:table-cell>
          <table:table-cell table:style-name="ACE-13" table:formula="of:=COM.MICROSOFT.SWITCH([$'switches'.$B$1];1;[$'b'.AA3];0;[.AA3];2;0)" office:value-type="float" office:value="0">
            <text:p>0</text:p>
          </table:table-cell>
          <table:table-cell table:style-name="ACE-13" table:formula="of:=COM.MICROSOFT.SWITCH([$'switches'.$B$1];1;[$'b'.AB3];0;[.AB3];2;0)" office:value-type="float" office:value="0">
            <text:p>0</text:p>
          </table:table-cell>
          <table:table-cell table:style-name="ACE-13" table:formula="of:=COM.MICROSOFT.SWITCH([$'switches'.$B$1];1;[$'b'.AC3];0;[.AC3];2;0)" office:value-type="float" office:value="0">
            <text:p>0</text:p>
          </table:table-cell>
          <table:table-cell table:style-name="ACE-13" table:formula="of:=COM.MICROSOFT.SWITCH([$'switches'.$B$1];1;[$'b'.AD3];0;[.AD3];2;0)" office:value-type="float" office:value="0">
            <text:p>0</text:p>
          </table:table-cell>
          <table:table-cell table:style-name="ACE-13" table:formula="of:=COM.MICROSOFT.SWITCH([$'switches'.$B$1];1;[$'b'.AE3];0;[.AE3];2;0)" office:value-type="float" office:value="0">
            <text:p>0</text:p>
          </table:table-cell>
          <table:table-cell table:style-name="ACE-13" table:formula="of:=COM.MICROSOFT.SWITCH([$'switches'.$B$1];1;[$'b'.AF3];0;[.AF3];2;0)" office:value-type="float" office:value="0">
            <text:p>0</text:p>
          </table:table-cell>
          <table:table-cell table:style-name="ACE-13" table:formula="of:=COM.MICROSOFT.SWITCH([$'switches'.$B$1];1;[$'b'.AG3];0;[.AG3];2;0)" office:value-type="float" office:value="0">
            <text:p>0</text:p>
          </table:table-cell>
          <table:table-cell table:style-name="ACE-13" table:formula="of:=COM.MICROSOFT.SWITCH([$'switches'.$B$1];1;[$'b'.AH3];0;[.AH3];2;0)" office:value-type="float" office:value="0">
            <text:p>0</text:p>
          </table:table-cell>
          <table:table-cell table:style-name="ACE-13" table:formula="of:=COM.MICROSOFT.SWITCH([$'switches'.$B$1];1;[$'b'.AI3];0;[.AI3];2;0)" office:value-type="float" office:value="0">
            <text:p>0</text:p>
          </table:table-cell>
          <table:table-cell table:style-name="ACE-13" table:formula="of:=COM.MICROSOFT.SWITCH([$'switches'.$B$1];1;[$'b'.AJ3];0;[.AJ3];2;0)" office:value-type="float" office:value="0">
            <text:p>0</text:p>
          </table:table-cell>
          <table:table-cell table:style-name="ACE-13" table:formula="of:=COM.MICROSOFT.SWITCH([$'switches'.$B$1];1;[$'b'.AK3];0;[.AK3];2;0)" office:value-type="float" office:value="0">
            <text:p>0</text:p>
          </table:table-cell>
          <table:table-cell table:style-name="ACE-13" table:formula="of:=COM.MICROSOFT.SWITCH([$'switches'.$B$1];1;[$'b'.AL3];0;[.AL3];2;0)" office:value-type="float" office:value="0">
            <text:p>0</text:p>
          </table:table-cell>
          <table:table-cell table:style-name="ACE-13" table:formula="of:=COM.MICROSOFT.SWITCH([$'switches'.$B$1];1;[$'b'.AM3];0;[.AM3];2;0)" office:value-type="float" office:value="0">
            <text:p>0</text:p>
          </table:table-cell>
          <table:table-cell table:style-name="ACE-13" table:formula="of:=COM.MICROSOFT.SWITCH([$'switches'.$B$1];1;[$'b'.AN3];0;[.AN3];2;0)" office:value-type="float" office:value="0">
            <text:p>0</text:p>
          </table:table-cell>
          <table:table-cell table:style-name="ACE-13" table:formula="of:=COM.MICROSOFT.SWITCH([$'switches'.$B$1];1;[$'b'.AO3];0;[.AO3];2;0)" office:value-type="float" office:value="0">
            <text:p>0</text:p>
          </table:table-cell>
          <table:table-cell table:style-name="ACE-13" table:formula="of:=COM.MICROSOFT.SWITCH([$'switches'.$B$1];1;[$'b'.AP3];0;[.AP3];2;0)" office:value-type="float" office:value="0">
            <text:p>0</text:p>
          </table:table-cell>
          <table:table-cell table:style-name="ACE-13" table:formula="of:=COM.MICROSOFT.SWITCH([$'switches'.$B$1];1;[$'b'.AQ3];0;[.AQ3];2;0)" office:value-type="float" office:value="0">
            <text:p>0</text:p>
          </table:table-cell>
          <table:table-cell table:style-name="ACE-13" table:formula="of:=COM.MICROSOFT.SWITCH([$'switches'.$B$1];1;[$'b'.AR3];0;[.AR3];2;0)" office:value-type="float" office:value="0">
            <text:p>0</text:p>
          </table:table-cell>
          <table:table-cell table:style-name="ACE-13" table:formula="of:=COM.MICROSOFT.SWITCH([$'switches'.$B$1];1;[$'b'.AS3];0;[.AS3];2;0)" office:value-type="float" office:value="0">
            <text:p>0</text:p>
          </table:table-cell>
          <table:table-cell table:style-name="ACE-13" table:formula="of:=COM.MICROSOFT.SWITCH([$'switches'.$B$1];1;[$'b'.AT3];0;[.AT3];2;0)" office:value-type="float" office:value="0">
            <text:p>0</text:p>
          </table:table-cell>
          <table:table-cell table:style-name="ACE-13" table:formula="of:=COM.MICROSOFT.SWITCH([$'switches'.$B$1];1;[$'b'.AU3];0;[.AU3];2;0)" office:value-type="float" office:value="0">
            <text:p>0</text:p>
          </table:table-cell>
          <table:table-cell table:style-name="ACE-13" table:formula="of:=COM.MICROSOFT.SWITCH([$'switches'.$B$1];1;[$'b'.AV3];0;[.AV3];2;0)" office:value-type="float" office:value="0">
            <text:p>0</text:p>
          </table:table-cell>
          <table:table-cell table:style-name="ACE-13" table:formula="of:=COM.MICROSOFT.SWITCH([$'switches'.$B$1];1;[$'b'.AW3];0;[.AW3];2;0)" office:value-type="float" office:value="0">
            <text:p>0</text:p>
          </table:table-cell>
          <table:table-cell table:style-name="ACE-13" table:formula="of:=COM.MICROSOFT.SWITCH([$'switches'.$B$1];1;[$'b'.AX3];0;[.AX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4];0;[.B4];2;0)" office:value-type="float" office:value="0">
            <text:p>0</text:p>
          </table:table-cell>
          <table:table-cell table:style-name="ACE-13" table:formula="of:=COM.MICROSOFT.SWITCH([$'switches'.$B$1];1;[$'b'.C4];0;[.C4];2;0)" office:value-type="float" office:value="0">
            <text:p>0</text:p>
          </table:table-cell>
          <table:table-cell table:style-name="ACE-13" table:formula="of:=COM.MICROSOFT.SWITCH([$'switches'.$B$1];1;[$'b'.D4];0;[.D4];2;0)" office:value-type="float" office:value="0">
            <text:p>0</text:p>
          </table:table-cell>
          <table:table-cell table:style-name="ACE-13" table:formula="of:=COM.MICROSOFT.SWITCH([$'switches'.$B$1];1;[$'b'.E4];0;[.E4];2;0)" office:value-type="float" office:value="0">
            <text:p>0</text:p>
          </table:table-cell>
          <table:table-cell table:style-name="ACE-13" table:formula="of:=COM.MICROSOFT.SWITCH([$'switches'.$B$1];1;[$'b'.F4];0;[.F4];2;0)" office:value-type="float" office:value="0">
            <text:p>0</text:p>
          </table:table-cell>
          <table:table-cell table:style-name="ACE-13" table:formula="of:=COM.MICROSOFT.SWITCH([$'switches'.$B$1];1;[$'b'.G4];0;[.G4];2;0)" office:value-type="float" office:value="0">
            <text:p>0</text:p>
          </table:table-cell>
          <table:table-cell table:style-name="ACE-13" table:formula="of:=COM.MICROSOFT.SWITCH([$'switches'.$B$1];1;[$'b'.H4];0;[.H4];2;0)" office:value-type="float" office:value="0">
            <text:p>0</text:p>
          </table:table-cell>
          <table:table-cell table:style-name="ACE-13" table:formula="of:=COM.MICROSOFT.SWITCH([$'switches'.$B$1];1;[$'b'.I4];0;[.I4];2;0)" office:value-type="float" office:value="0">
            <text:p>0</text:p>
          </table:table-cell>
          <table:table-cell table:style-name="ACE-13" table:formula="of:=COM.MICROSOFT.SWITCH([$'switches'.$B$1];1;[$'b'.J4];0;[.J4];2;0)" office:value-type="float" office:value="0">
            <text:p>0</text:p>
          </table:table-cell>
          <table:table-cell table:style-name="ACE-13" table:formula="of:=COM.MICROSOFT.SWITCH([$'switches'.$B$1];1;[$'b'.K4];0;[.K4];2;0)" office:value-type="float" office:value="0">
            <text:p>0</text:p>
          </table:table-cell>
          <table:table-cell table:style-name="ACE-13" table:formula="of:=COM.MICROSOFT.SWITCH([$'switches'.$B$1];1;[$'b'.L4];0;[.L4];2;0)" office:value-type="float" office:value="0">
            <text:p>0</text:p>
          </table:table-cell>
          <table:table-cell table:style-name="ACE-13" table:formula="of:=COM.MICROSOFT.SWITCH([$'switches'.$B$1];1;[$'b'.M4];0;[.M4];2;0)" office:value-type="float" office:value="0">
            <text:p>0</text:p>
          </table:table-cell>
          <table:table-cell table:style-name="ACE-13" table:formula="of:=COM.MICROSOFT.SWITCH([$'switches'.$B$1];1;[$'b'.N4];0;[.N4];2;0)" office:value-type="float" office:value="0">
            <text:p>0</text:p>
          </table:table-cell>
          <table:table-cell table:style-name="ACE-13" table:formula="of:=COM.MICROSOFT.SWITCH([$'switches'.$B$1];1;[$'b'.O4];0;[.O4];2;0)" office:value-type="float" office:value="0">
            <text:p>0</text:p>
          </table:table-cell>
          <table:table-cell table:style-name="ACE-13" table:formula="of:=COM.MICROSOFT.SWITCH([$'switches'.$B$1];1;[$'b'.P4];0;[.P4];2;0)" office:value-type="float" office:value="0">
            <text:p>0</text:p>
          </table:table-cell>
          <table:table-cell table:style-name="ACE-13" table:formula="of:=COM.MICROSOFT.SWITCH([$'switches'.$B$1];1;[$'b'.Q4];0;[.Q4];2;0)" office:value-type="float" office:value="0">
            <text:p>0</text:p>
          </table:table-cell>
          <table:table-cell table:style-name="ACE-13" table:formula="of:=COM.MICROSOFT.SWITCH([$'switches'.$B$1];1;[$'b'.R4];0;[.R4];2;0)" office:value-type="float" office:value="0">
            <text:p>0</text:p>
          </table:table-cell>
          <table:table-cell table:style-name="ACE-13" table:formula="of:=COM.MICROSOFT.SWITCH([$'switches'.$B$1];1;[$'b'.S4];0;[.S4];2;0)" office:value-type="float" office:value="0">
            <text:p>0</text:p>
          </table:table-cell>
          <table:table-cell table:style-name="ACE-13" table:formula="of:=COM.MICROSOFT.SWITCH([$'switches'.$B$1];1;[$'b'.T4];0;[.T4];2;0)" office:value-type="float" office:value="0">
            <text:p>0</text:p>
          </table:table-cell>
          <table:table-cell table:style-name="ACE-13" table:formula="of:=COM.MICROSOFT.SWITCH([$'switches'.$B$1];1;[$'b'.U4];0;[.U4];2;0)" office:value-type="float" office:value="0">
            <text:p>0</text:p>
          </table:table-cell>
          <table:table-cell table:style-name="ACE-13" table:formula="of:=COM.MICROSOFT.SWITCH([$'switches'.$B$1];1;[$'b'.V4];0;[.V4];2;0)" office:value-type="float" office:value="0">
            <text:p>0</text:p>
          </table:table-cell>
          <table:table-cell table:style-name="ACE-13" table:formula="of:=COM.MICROSOFT.SWITCH([$'switches'.$B$1];1;[$'b'.W4];0;[.W4];2;0)" office:value-type="float" office:value="0">
            <text:p>0</text:p>
          </table:table-cell>
          <table:table-cell table:style-name="ACE-13" table:formula="of:=COM.MICROSOFT.SWITCH([$'switches'.$B$1];1;[$'b'.X4];0;[.X4];2;0)" office:value-type="float" office:value="0">
            <text:p>0</text:p>
          </table:table-cell>
          <table:table-cell table:style-name="ACE-13" table:formula="of:=COM.MICROSOFT.SWITCH([$'switches'.$B$1];1;[$'b'.Y4];0;[.Y4];2;0)" office:value-type="float" office:value="0">
            <text:p>0</text:p>
          </table:table-cell>
          <table:table-cell table:style-name="ACE-13" table:formula="of:=COM.MICROSOFT.SWITCH([$'switches'.$B$1];1;[$'b'.Z4];0;[.Z4];2;0)" office:value-type="float" office:value="0">
            <text:p>0</text:p>
          </table:table-cell>
          <table:table-cell table:style-name="ACE-13" table:formula="of:=COM.MICROSOFT.SWITCH([$'switches'.$B$1];1;[$'b'.AA4];0;[.AA4];2;0)" office:value-type="float" office:value="0">
            <text:p>0</text:p>
          </table:table-cell>
          <table:table-cell table:style-name="ACE-13" table:formula="of:=COM.MICROSOFT.SWITCH([$'switches'.$B$1];1;[$'b'.AB4];0;[.AB4];2;0)" office:value-type="float" office:value="0">
            <text:p>0</text:p>
          </table:table-cell>
          <table:table-cell table:style-name="ACE-13" table:formula="of:=COM.MICROSOFT.SWITCH([$'switches'.$B$1];1;[$'b'.AC4];0;[.AC4];2;0)" office:value-type="float" office:value="0">
            <text:p>0</text:p>
          </table:table-cell>
          <table:table-cell table:style-name="ACE-13" table:formula="of:=COM.MICROSOFT.SWITCH([$'switches'.$B$1];1;[$'b'.AD4];0;[.AD4];2;0)" office:value-type="float" office:value="0">
            <text:p>0</text:p>
          </table:table-cell>
          <table:table-cell table:style-name="ACE-13" table:formula="of:=COM.MICROSOFT.SWITCH([$'switches'.$B$1];1;[$'b'.AE4];0;[.AE4];2;0)" office:value-type="float" office:value="0">
            <text:p>0</text:p>
          </table:table-cell>
          <table:table-cell table:style-name="ACE-13" table:formula="of:=COM.MICROSOFT.SWITCH([$'switches'.$B$1];1;[$'b'.AF4];0;[.AF4];2;0)" office:value-type="float" office:value="0">
            <text:p>0</text:p>
          </table:table-cell>
          <table:table-cell table:style-name="ACE-13" table:formula="of:=COM.MICROSOFT.SWITCH([$'switches'.$B$1];1;[$'b'.AG4];0;[.AG4];2;0)" office:value-type="float" office:value="0">
            <text:p>0</text:p>
          </table:table-cell>
          <table:table-cell table:style-name="ACE-13" table:formula="of:=COM.MICROSOFT.SWITCH([$'switches'.$B$1];1;[$'b'.AH4];0;[.AH4];2;0)" office:value-type="float" office:value="0">
            <text:p>0</text:p>
          </table:table-cell>
          <table:table-cell table:style-name="ACE-13" table:formula="of:=COM.MICROSOFT.SWITCH([$'switches'.$B$1];1;[$'b'.AI4];0;[.AI4];2;0)" office:value-type="float" office:value="0">
            <text:p>0</text:p>
          </table:table-cell>
          <table:table-cell table:style-name="ACE-13" table:formula="of:=COM.MICROSOFT.SWITCH([$'switches'.$B$1];1;[$'b'.AJ4];0;[.AJ4];2;0)" office:value-type="float" office:value="0">
            <text:p>0</text:p>
          </table:table-cell>
          <table:table-cell table:style-name="ACE-13" table:formula="of:=COM.MICROSOFT.SWITCH([$'switches'.$B$1];1;[$'b'.AK4];0;[.AK4];2;0)" office:value-type="float" office:value="0">
            <text:p>0</text:p>
          </table:table-cell>
          <table:table-cell table:style-name="ACE-13" table:formula="of:=COM.MICROSOFT.SWITCH([$'switches'.$B$1];1;[$'b'.AL4];0;[.AL4];2;0)" office:value-type="float" office:value="0">
            <text:p>0</text:p>
          </table:table-cell>
          <table:table-cell table:style-name="ACE-13" table:formula="of:=COM.MICROSOFT.SWITCH([$'switches'.$B$1];1;[$'b'.AM4];0;[.AM4];2;0)" office:value-type="float" office:value="0">
            <text:p>0</text:p>
          </table:table-cell>
          <table:table-cell table:style-name="ACE-13" table:formula="of:=COM.MICROSOFT.SWITCH([$'switches'.$B$1];1;[$'b'.AN4];0;[.AN4];2;0)" office:value-type="float" office:value="0">
            <text:p>0</text:p>
          </table:table-cell>
          <table:table-cell table:style-name="ACE-13" table:formula="of:=COM.MICROSOFT.SWITCH([$'switches'.$B$1];1;[$'b'.AO4];0;[.AO4];2;0)" office:value-type="float" office:value="0">
            <text:p>0</text:p>
          </table:table-cell>
          <table:table-cell table:style-name="ACE-13" table:formula="of:=COM.MICROSOFT.SWITCH([$'switches'.$B$1];1;[$'b'.AP4];0;[.AP4];2;0)" office:value-type="float" office:value="0">
            <text:p>0</text:p>
          </table:table-cell>
          <table:table-cell table:style-name="ACE-13" table:formula="of:=COM.MICROSOFT.SWITCH([$'switches'.$B$1];1;[$'b'.AQ4];0;[.AQ4];2;0)" office:value-type="float" office:value="0">
            <text:p>0</text:p>
          </table:table-cell>
          <table:table-cell table:style-name="ACE-13" table:formula="of:=COM.MICROSOFT.SWITCH([$'switches'.$B$1];1;[$'b'.AR4];0;[.AR4];2;0)" office:value-type="float" office:value="0">
            <text:p>0</text:p>
          </table:table-cell>
          <table:table-cell table:style-name="ACE-13" table:formula="of:=COM.MICROSOFT.SWITCH([$'switches'.$B$1];1;[$'b'.AS4];0;[.AS4];2;0)" office:value-type="float" office:value="0">
            <text:p>0</text:p>
          </table:table-cell>
          <table:table-cell table:style-name="ACE-13" table:formula="of:=COM.MICROSOFT.SWITCH([$'switches'.$B$1];1;[$'b'.AT4];0;[.AT4];2;0)" office:value-type="float" office:value="0">
            <text:p>0</text:p>
          </table:table-cell>
          <table:table-cell table:style-name="ACE-13" table:formula="of:=COM.MICROSOFT.SWITCH([$'switches'.$B$1];1;[$'b'.AU4];0;[.AU4];2;0)" office:value-type="float" office:value="0">
            <text:p>0</text:p>
          </table:table-cell>
          <table:table-cell table:style-name="ACE-13" table:formula="of:=COM.MICROSOFT.SWITCH([$'switches'.$B$1];1;[$'b'.AV4];0;[.AV4];2;0)" office:value-type="float" office:value="0">
            <text:p>0</text:p>
          </table:table-cell>
          <table:table-cell table:style-name="ACE-13" table:formula="of:=COM.MICROSOFT.SWITCH([$'switches'.$B$1];1;[$'b'.AW4];0;[.AW4];2;0)" office:value-type="float" office:value="0">
            <text:p>0</text:p>
          </table:table-cell>
          <table:table-cell table:style-name="ACE-13" table:formula="of:=COM.MICROSOFT.SWITCH([$'switches'.$B$1];1;[$'b'.AX4];0;[.AX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5];0;[.B5];2;0)" office:value-type="float" office:value="0">
            <text:p>0</text:p>
          </table:table-cell>
          <table:table-cell table:style-name="ACE-13" table:formula="of:=COM.MICROSOFT.SWITCH([$'switches'.$B$1];1;[$'b'.C5];0;[.C5];2;0)" office:value-type="float" office:value="0">
            <text:p>0</text:p>
          </table:table-cell>
          <table:table-cell table:style-name="ACE-13" table:formula="of:=COM.MICROSOFT.SWITCH([$'switches'.$B$1];1;[$'b'.D5];0;[.D5];2;0)" office:value-type="float" office:value="0">
            <text:p>0</text:p>
          </table:table-cell>
          <table:table-cell table:style-name="ACE-13" table:formula="of:=COM.MICROSOFT.SWITCH([$'switches'.$B$1];1;[$'b'.E5];0;[.E5];2;0)" office:value-type="float" office:value="0">
            <text:p>0</text:p>
          </table:table-cell>
          <table:table-cell table:style-name="ACE-13" table:formula="of:=COM.MICROSOFT.SWITCH([$'switches'.$B$1];1;[$'b'.F5];0;[.F5];2;0)" office:value-type="float" office:value="0">
            <text:p>0</text:p>
          </table:table-cell>
          <table:table-cell table:style-name="ACE-13" table:formula="of:=COM.MICROSOFT.SWITCH([$'switches'.$B$1];1;[$'b'.G5];0;[.G5];2;0)" office:value-type="float" office:value="0">
            <text:p>0</text:p>
          </table:table-cell>
          <table:table-cell table:style-name="ACE-13" table:formula="of:=COM.MICROSOFT.SWITCH([$'switches'.$B$1];1;[$'b'.H5];0;[.H5];2;0)" office:value-type="float" office:value="0">
            <text:p>0</text:p>
          </table:table-cell>
          <table:table-cell table:style-name="ACE-13" table:formula="of:=COM.MICROSOFT.SWITCH([$'switches'.$B$1];1;[$'b'.I5];0;[.I5];2;0)" office:value-type="float" office:value="0">
            <text:p>0</text:p>
          </table:table-cell>
          <table:table-cell table:style-name="ACE-13" table:formula="of:=COM.MICROSOFT.SWITCH([$'switches'.$B$1];1;[$'b'.J5];0;[.J5];2;0)" office:value-type="float" office:value="0">
            <text:p>0</text:p>
          </table:table-cell>
          <table:table-cell table:style-name="ACE-13" table:formula="of:=COM.MICROSOFT.SWITCH([$'switches'.$B$1];1;[$'b'.K5];0;[.K5];2;0)" office:value-type="float" office:value="0">
            <text:p>0</text:p>
          </table:table-cell>
          <table:table-cell table:style-name="ACE-13" table:formula="of:=COM.MICROSOFT.SWITCH([$'switches'.$B$1];1;[$'b'.L5];0;[.L5];2;0)" office:value-type="float" office:value="0">
            <text:p>0</text:p>
          </table:table-cell>
          <table:table-cell table:style-name="ACE-13" table:formula="of:=COM.MICROSOFT.SWITCH([$'switches'.$B$1];1;[$'b'.M5];0;[.M5];2;0)" office:value-type="float" office:value="0">
            <text:p>0</text:p>
          </table:table-cell>
          <table:table-cell table:style-name="ACE-13" table:formula="of:=COM.MICROSOFT.SWITCH([$'switches'.$B$1];1;[$'b'.N5];0;[.N5];2;0)" office:value-type="float" office:value="0">
            <text:p>0</text:p>
          </table:table-cell>
          <table:table-cell table:style-name="ACE-13" table:formula="of:=COM.MICROSOFT.SWITCH([$'switches'.$B$1];1;[$'b'.O5];0;[.O5];2;0)" office:value-type="float" office:value="0">
            <text:p>0</text:p>
          </table:table-cell>
          <table:table-cell table:style-name="ACE-13" table:formula="of:=COM.MICROSOFT.SWITCH([$'switches'.$B$1];1;[$'b'.P5];0;[.P5];2;0)" office:value-type="float" office:value="0">
            <text:p>0</text:p>
          </table:table-cell>
          <table:table-cell table:style-name="ACE-13" table:formula="of:=COM.MICROSOFT.SWITCH([$'switches'.$B$1];1;[$'b'.Q5];0;[.Q5];2;0)" office:value-type="float" office:value="0">
            <text:p>0</text:p>
          </table:table-cell>
          <table:table-cell table:style-name="ACE-13" table:formula="of:=COM.MICROSOFT.SWITCH([$'switches'.$B$1];1;[$'b'.R5];0;[.R5];2;0)" office:value-type="float" office:value="0">
            <text:p>0</text:p>
          </table:table-cell>
          <table:table-cell table:style-name="ACE-13" table:formula="of:=COM.MICROSOFT.SWITCH([$'switches'.$B$1];1;[$'b'.S5];0;[.S5];2;0)" office:value-type="float" office:value="0">
            <text:p>0</text:p>
          </table:table-cell>
          <table:table-cell table:style-name="ACE-13" table:formula="of:=COM.MICROSOFT.SWITCH([$'switches'.$B$1];1;[$'b'.T5];0;[.T5];2;0)" office:value-type="float" office:value="0">
            <text:p>0</text:p>
          </table:table-cell>
          <table:table-cell table:style-name="ACE-13" table:formula="of:=COM.MICROSOFT.SWITCH([$'switches'.$B$1];1;[$'b'.U5];0;[.U5];2;0)" office:value-type="float" office:value="0">
            <text:p>0</text:p>
          </table:table-cell>
          <table:table-cell table:style-name="ACE-13" table:formula="of:=COM.MICROSOFT.SWITCH([$'switches'.$B$1];1;[$'b'.V5];0;[.V5];2;0)" office:value-type="float" office:value="0">
            <text:p>0</text:p>
          </table:table-cell>
          <table:table-cell table:style-name="ACE-13" table:formula="of:=COM.MICROSOFT.SWITCH([$'switches'.$B$1];1;[$'b'.W5];0;[.W5];2;0)" office:value-type="float" office:value="0">
            <text:p>0</text:p>
          </table:table-cell>
          <table:table-cell table:style-name="ACE-13" table:formula="of:=COM.MICROSOFT.SWITCH([$'switches'.$B$1];1;[$'b'.X5];0;[.X5];2;0)" office:value-type="float" office:value="0">
            <text:p>0</text:p>
          </table:table-cell>
          <table:table-cell table:style-name="ACE-13" table:formula="of:=COM.MICROSOFT.SWITCH([$'switches'.$B$1];1;[$'b'.Y5];0;[.Y5];2;0)" office:value-type="float" office:value="0">
            <text:p>0</text:p>
          </table:table-cell>
          <table:table-cell table:style-name="ACE-13" table:formula="of:=COM.MICROSOFT.SWITCH([$'switches'.$B$1];1;[$'b'.Z5];0;[.Z5];2;0)" office:value-type="float" office:value="0">
            <text:p>0</text:p>
          </table:table-cell>
          <table:table-cell table:style-name="ACE-13" table:formula="of:=COM.MICROSOFT.SWITCH([$'switches'.$B$1];1;[$'b'.AA5];0;[.AA5];2;0)" office:value-type="float" office:value="0">
            <text:p>0</text:p>
          </table:table-cell>
          <table:table-cell table:style-name="ACE-13" table:formula="of:=COM.MICROSOFT.SWITCH([$'switches'.$B$1];1;[$'b'.AB5];0;[.AB5];2;0)" office:value-type="float" office:value="0">
            <text:p>0</text:p>
          </table:table-cell>
          <table:table-cell table:style-name="ACE-13" table:formula="of:=COM.MICROSOFT.SWITCH([$'switches'.$B$1];1;[$'b'.AC5];0;[.AC5];2;0)" office:value-type="float" office:value="0">
            <text:p>0</text:p>
          </table:table-cell>
          <table:table-cell table:style-name="ACE-13" table:formula="of:=COM.MICROSOFT.SWITCH([$'switches'.$B$1];1;[$'b'.AD5];0;[.AD5];2;0)" office:value-type="float" office:value="0">
            <text:p>0</text:p>
          </table:table-cell>
          <table:table-cell table:style-name="ACE-13" table:formula="of:=COM.MICROSOFT.SWITCH([$'switches'.$B$1];1;[$'b'.AE5];0;[.AE5];2;0)" office:value-type="float" office:value="0">
            <text:p>0</text:p>
          </table:table-cell>
          <table:table-cell table:style-name="ACE-13" table:formula="of:=COM.MICROSOFT.SWITCH([$'switches'.$B$1];1;[$'b'.AF5];0;[.AF5];2;0)" office:value-type="float" office:value="0">
            <text:p>0</text:p>
          </table:table-cell>
          <table:table-cell table:style-name="ACE-13" table:formula="of:=COM.MICROSOFT.SWITCH([$'switches'.$B$1];1;[$'b'.AG5];0;[.AG5];2;0)" office:value-type="float" office:value="0">
            <text:p>0</text:p>
          </table:table-cell>
          <table:table-cell table:style-name="ACE-13" table:formula="of:=COM.MICROSOFT.SWITCH([$'switches'.$B$1];1;[$'b'.AH5];0;[.AH5];2;0)" office:value-type="float" office:value="0">
            <text:p>0</text:p>
          </table:table-cell>
          <table:table-cell table:style-name="ACE-13" table:formula="of:=COM.MICROSOFT.SWITCH([$'switches'.$B$1];1;[$'b'.AI5];0;[.AI5];2;0)" office:value-type="float" office:value="0">
            <text:p>0</text:p>
          </table:table-cell>
          <table:table-cell table:style-name="ACE-13" table:formula="of:=COM.MICROSOFT.SWITCH([$'switches'.$B$1];1;[$'b'.AJ5];0;[.AJ5];2;0)" office:value-type="float" office:value="0">
            <text:p>0</text:p>
          </table:table-cell>
          <table:table-cell table:style-name="ACE-13" table:formula="of:=COM.MICROSOFT.SWITCH([$'switches'.$B$1];1;[$'b'.AK5];0;[.AK5];2;0)" office:value-type="float" office:value="0">
            <text:p>0</text:p>
          </table:table-cell>
          <table:table-cell table:style-name="ACE-13" table:formula="of:=COM.MICROSOFT.SWITCH([$'switches'.$B$1];1;[$'b'.AL5];0;[.AL5];2;0)" office:value-type="float" office:value="0">
            <text:p>0</text:p>
          </table:table-cell>
          <table:table-cell table:style-name="ACE-13" table:formula="of:=COM.MICROSOFT.SWITCH([$'switches'.$B$1];1;[$'b'.AM5];0;[.AM5];2;0)" office:value-type="float" office:value="0">
            <text:p>0</text:p>
          </table:table-cell>
          <table:table-cell table:style-name="ACE-13" table:formula="of:=COM.MICROSOFT.SWITCH([$'switches'.$B$1];1;[$'b'.AN5];0;[.AN5];2;0)" office:value-type="float" office:value="0">
            <text:p>0</text:p>
          </table:table-cell>
          <table:table-cell table:style-name="ACE-13" table:formula="of:=COM.MICROSOFT.SWITCH([$'switches'.$B$1];1;[$'b'.AO5];0;[.AO5];2;0)" office:value-type="float" office:value="0">
            <text:p>0</text:p>
          </table:table-cell>
          <table:table-cell table:style-name="ACE-13" table:formula="of:=COM.MICROSOFT.SWITCH([$'switches'.$B$1];1;[$'b'.AP5];0;[.AP5];2;0)" office:value-type="float" office:value="0">
            <text:p>0</text:p>
          </table:table-cell>
          <table:table-cell table:style-name="ACE-13" table:formula="of:=COM.MICROSOFT.SWITCH([$'switches'.$B$1];1;[$'b'.AQ5];0;[.AQ5];2;0)" office:value-type="float" office:value="0">
            <text:p>0</text:p>
          </table:table-cell>
          <table:table-cell table:style-name="ACE-13" table:formula="of:=COM.MICROSOFT.SWITCH([$'switches'.$B$1];1;[$'b'.AR5];0;[.AR5];2;0)" office:value-type="float" office:value="0">
            <text:p>0</text:p>
          </table:table-cell>
          <table:table-cell table:style-name="ACE-13" table:formula="of:=COM.MICROSOFT.SWITCH([$'switches'.$B$1];1;[$'b'.AS5];0;[.AS5];2;0)" office:value-type="float" office:value="0">
            <text:p>0</text:p>
          </table:table-cell>
          <table:table-cell table:style-name="ACE-13" table:formula="of:=COM.MICROSOFT.SWITCH([$'switches'.$B$1];1;[$'b'.AT5];0;[.AT5];2;0)" office:value-type="float" office:value="0">
            <text:p>0</text:p>
          </table:table-cell>
          <table:table-cell table:style-name="ACE-13" table:formula="of:=COM.MICROSOFT.SWITCH([$'switches'.$B$1];1;[$'b'.AU5];0;[.AU5];2;0)" office:value-type="float" office:value="0">
            <text:p>0</text:p>
          </table:table-cell>
          <table:table-cell table:style-name="ACE-13" table:formula="of:=COM.MICROSOFT.SWITCH([$'switches'.$B$1];1;[$'b'.AV5];0;[.AV5];2;0)" office:value-type="float" office:value="0">
            <text:p>0</text:p>
          </table:table-cell>
          <table:table-cell table:style-name="ACE-13" table:formula="of:=COM.MICROSOFT.SWITCH([$'switches'.$B$1];1;[$'b'.AW5];0;[.AW5];2;0)" office:value-type="float" office:value="0">
            <text:p>0</text:p>
          </table:table-cell>
          <table:table-cell table:style-name="ACE-13" table:formula="of:=COM.MICROSOFT.SWITCH([$'switches'.$B$1];1;[$'b'.AX5];0;[.AX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6];0;[.B6];2;0)" office:value-type="float" office:value="0">
            <text:p>0</text:p>
          </table:table-cell>
          <table:table-cell table:style-name="ACE-13" table:formula="of:=COM.MICROSOFT.SWITCH([$'switches'.$B$1];1;[$'b'.C6];0;[.C6];2;0)" office:value-type="float" office:value="0">
            <text:p>0</text:p>
          </table:table-cell>
          <table:table-cell table:style-name="ACE-13" table:formula="of:=COM.MICROSOFT.SWITCH([$'switches'.$B$1];1;[$'b'.D6];0;[.D6];2;0)" office:value-type="float" office:value="0">
            <text:p>0</text:p>
          </table:table-cell>
          <table:table-cell table:style-name="ACE-13" table:formula="of:=COM.MICROSOFT.SWITCH([$'switches'.$B$1];1;[$'b'.E6];0;[.E6];2;0)" office:value-type="float" office:value="0">
            <text:p>0</text:p>
          </table:table-cell>
          <table:table-cell table:style-name="ACE-13" table:formula="of:=COM.MICROSOFT.SWITCH([$'switches'.$B$1];1;[$'b'.F6];0;[.F6];2;0)" office:value-type="float" office:value="0">
            <text:p>0</text:p>
          </table:table-cell>
          <table:table-cell table:style-name="ACE-13" table:formula="of:=COM.MICROSOFT.SWITCH([$'switches'.$B$1];1;[$'b'.G6];0;[.G6];2;0)" office:value-type="float" office:value="0">
            <text:p>0</text:p>
          </table:table-cell>
          <table:table-cell table:style-name="ACE-13" table:formula="of:=COM.MICROSOFT.SWITCH([$'switches'.$B$1];1;[$'b'.H6];0;[.H6];2;0)" office:value-type="float" office:value="0">
            <text:p>0</text:p>
          </table:table-cell>
          <table:table-cell table:style-name="ACE-13" table:formula="of:=COM.MICROSOFT.SWITCH([$'switches'.$B$1];1;[$'b'.I6];0;[.I6];2;0)" office:value-type="float" office:value="0">
            <text:p>0</text:p>
          </table:table-cell>
          <table:table-cell table:style-name="ACE-13" table:formula="of:=COM.MICROSOFT.SWITCH([$'switches'.$B$1];1;[$'b'.J6];0;[.J6];2;0)" office:value-type="float" office:value="0">
            <text:p>0</text:p>
          </table:table-cell>
          <table:table-cell table:style-name="ACE-13" table:formula="of:=COM.MICROSOFT.SWITCH([$'switches'.$B$1];1;[$'b'.K6];0;[.K6];2;0)" office:value-type="float" office:value="0">
            <text:p>0</text:p>
          </table:table-cell>
          <table:table-cell table:style-name="ACE-13" table:formula="of:=COM.MICROSOFT.SWITCH([$'switches'.$B$1];1;[$'b'.L6];0;[.L6];2;0)" office:value-type="float" office:value="0">
            <text:p>0</text:p>
          </table:table-cell>
          <table:table-cell table:style-name="ACE-13" table:formula="of:=COM.MICROSOFT.SWITCH([$'switches'.$B$1];1;[$'b'.M6];0;[.M6];2;0)" office:value-type="float" office:value="0">
            <text:p>0</text:p>
          </table:table-cell>
          <table:table-cell table:style-name="ACE-13" table:formula="of:=COM.MICROSOFT.SWITCH([$'switches'.$B$1];1;[$'b'.N6];0;[.N6];2;0)" office:value-type="float" office:value="0">
            <text:p>0</text:p>
          </table:table-cell>
          <table:table-cell table:style-name="ACE-13" table:formula="of:=COM.MICROSOFT.SWITCH([$'switches'.$B$1];1;[$'b'.O6];0;[.O6];2;0)" office:value-type="float" office:value="0">
            <text:p>0</text:p>
          </table:table-cell>
          <table:table-cell table:style-name="ACE-13" table:formula="of:=COM.MICROSOFT.SWITCH([$'switches'.$B$1];1;[$'b'.P6];0;[.P6];2;0)" office:value-type="float" office:value="0">
            <text:p>0</text:p>
          </table:table-cell>
          <table:table-cell table:style-name="ACE-13" table:formula="of:=COM.MICROSOFT.SWITCH([$'switches'.$B$1];1;[$'b'.Q6];0;[.Q6];2;0)" office:value-type="float" office:value="0">
            <text:p>0</text:p>
          </table:table-cell>
          <table:table-cell table:style-name="ACE-13" table:formula="of:=COM.MICROSOFT.SWITCH([$'switches'.$B$1];1;[$'b'.R6];0;[.R6];2;0)" office:value-type="float" office:value="0">
            <text:p>0</text:p>
          </table:table-cell>
          <table:table-cell table:style-name="ACE-13" table:formula="of:=COM.MICROSOFT.SWITCH([$'switches'.$B$1];1;[$'b'.S6];0;[.S6];2;0)" office:value-type="float" office:value="0">
            <text:p>0</text:p>
          </table:table-cell>
          <table:table-cell table:style-name="ACE-13" table:formula="of:=COM.MICROSOFT.SWITCH([$'switches'.$B$1];1;[$'b'.T6];0;[.T6];2;0)" office:value-type="float" office:value="0">
            <text:p>0</text:p>
          </table:table-cell>
          <table:table-cell table:style-name="ACE-13" table:formula="of:=COM.MICROSOFT.SWITCH([$'switches'.$B$1];1;[$'b'.U6];0;[.U6];2;0)" office:value-type="float" office:value="0">
            <text:p>0</text:p>
          </table:table-cell>
          <table:table-cell table:style-name="ACE-13" table:formula="of:=COM.MICROSOFT.SWITCH([$'switches'.$B$1];1;[$'b'.V6];0;[.V6];2;0)" office:value-type="float" office:value="0">
            <text:p>0</text:p>
          </table:table-cell>
          <table:table-cell table:style-name="ACE-13" table:formula="of:=COM.MICROSOFT.SWITCH([$'switches'.$B$1];1;[$'b'.W6];0;[.W6];2;0)" office:value-type="float" office:value="0">
            <text:p>0</text:p>
          </table:table-cell>
          <table:table-cell table:style-name="ACE-13" table:formula="of:=COM.MICROSOFT.SWITCH([$'switches'.$B$1];1;[$'b'.X6];0;[.X6];2;0)" office:value-type="float" office:value="0">
            <text:p>0</text:p>
          </table:table-cell>
          <table:table-cell table:style-name="ACE-13" table:formula="of:=COM.MICROSOFT.SWITCH([$'switches'.$B$1];1;[$'b'.Y6];0;[.Y6];2;0)" office:value-type="float" office:value="0">
            <text:p>0</text:p>
          </table:table-cell>
          <table:table-cell table:style-name="ACE-13" table:formula="of:=COM.MICROSOFT.SWITCH([$'switches'.$B$1];1;[$'b'.Z6];0;[.Z6];2;0)" office:value-type="float" office:value="0">
            <text:p>0</text:p>
          </table:table-cell>
          <table:table-cell table:style-name="ACE-13" table:formula="of:=COM.MICROSOFT.SWITCH([$'switches'.$B$1];1;[$'b'.AA6];0;[.AA6];2;0)" office:value-type="float" office:value="0">
            <text:p>0</text:p>
          </table:table-cell>
          <table:table-cell table:style-name="ACE-13" table:formula="of:=COM.MICROSOFT.SWITCH([$'switches'.$B$1];1;[$'b'.AB6];0;[.AB6];2;0)" office:value-type="float" office:value="0">
            <text:p>0</text:p>
          </table:table-cell>
          <table:table-cell table:style-name="ACE-13" table:formula="of:=COM.MICROSOFT.SWITCH([$'switches'.$B$1];1;[$'b'.AC6];0;[.AC6];2;0)" office:value-type="float" office:value="0">
            <text:p>0</text:p>
          </table:table-cell>
          <table:table-cell table:style-name="ACE-13" table:formula="of:=COM.MICROSOFT.SWITCH([$'switches'.$B$1];1;[$'b'.AD6];0;[.AD6];2;0)" office:value-type="float" office:value="0">
            <text:p>0</text:p>
          </table:table-cell>
          <table:table-cell table:style-name="ACE-13" table:formula="of:=COM.MICROSOFT.SWITCH([$'switches'.$B$1];1;[$'b'.AE6];0;[.AE6];2;0)" office:value-type="float" office:value="0">
            <text:p>0</text:p>
          </table:table-cell>
          <table:table-cell table:style-name="ACE-13" table:formula="of:=COM.MICROSOFT.SWITCH([$'switches'.$B$1];1;[$'b'.AF6];0;[.AF6];2;0)" office:value-type="float" office:value="0">
            <text:p>0</text:p>
          </table:table-cell>
          <table:table-cell table:style-name="ACE-13" table:formula="of:=COM.MICROSOFT.SWITCH([$'switches'.$B$1];1;[$'b'.AG6];0;[.AG6];2;0)" office:value-type="float" office:value="0">
            <text:p>0</text:p>
          </table:table-cell>
          <table:table-cell table:style-name="ACE-13" table:formula="of:=COM.MICROSOFT.SWITCH([$'switches'.$B$1];1;[$'b'.AH6];0;[.AH6];2;0)" office:value-type="float" office:value="0">
            <text:p>0</text:p>
          </table:table-cell>
          <table:table-cell table:style-name="ACE-13" table:formula="of:=COM.MICROSOFT.SWITCH([$'switches'.$B$1];1;[$'b'.AI6];0;[.AI6];2;0)" office:value-type="float" office:value="0">
            <text:p>0</text:p>
          </table:table-cell>
          <table:table-cell table:style-name="ACE-13" table:formula="of:=COM.MICROSOFT.SWITCH([$'switches'.$B$1];1;[$'b'.AJ6];0;[.AJ6];2;0)" office:value-type="float" office:value="0">
            <text:p>0</text:p>
          </table:table-cell>
          <table:table-cell table:style-name="ACE-13" table:formula="of:=COM.MICROSOFT.SWITCH([$'switches'.$B$1];1;[$'b'.AK6];0;[.AK6];2;0)" office:value-type="float" office:value="0">
            <text:p>0</text:p>
          </table:table-cell>
          <table:table-cell table:style-name="ACE-13" table:formula="of:=COM.MICROSOFT.SWITCH([$'switches'.$B$1];1;[$'b'.AL6];0;[.AL6];2;0)" office:value-type="float" office:value="0">
            <text:p>0</text:p>
          </table:table-cell>
          <table:table-cell table:style-name="ACE-13" table:formula="of:=COM.MICROSOFT.SWITCH([$'switches'.$B$1];1;[$'b'.AM6];0;[.AM6];2;0)" office:value-type="float" office:value="0">
            <text:p>0</text:p>
          </table:table-cell>
          <table:table-cell table:style-name="ACE-13" table:formula="of:=COM.MICROSOFT.SWITCH([$'switches'.$B$1];1;[$'b'.AN6];0;[.AN6];2;0)" office:value-type="float" office:value="0">
            <text:p>0</text:p>
          </table:table-cell>
          <table:table-cell table:style-name="ACE-13" table:formula="of:=COM.MICROSOFT.SWITCH([$'switches'.$B$1];1;[$'b'.AO6];0;[.AO6];2;0)" office:value-type="float" office:value="0">
            <text:p>0</text:p>
          </table:table-cell>
          <table:table-cell table:style-name="ACE-13" table:formula="of:=COM.MICROSOFT.SWITCH([$'switches'.$B$1];1;[$'b'.AP6];0;[.AP6];2;0)" office:value-type="float" office:value="0">
            <text:p>0</text:p>
          </table:table-cell>
          <table:table-cell table:style-name="ACE-13" table:formula="of:=COM.MICROSOFT.SWITCH([$'switches'.$B$1];1;[$'b'.AQ6];0;[.AQ6];2;0)" office:value-type="float" office:value="0">
            <text:p>0</text:p>
          </table:table-cell>
          <table:table-cell table:style-name="ACE-13" table:formula="of:=COM.MICROSOFT.SWITCH([$'switches'.$B$1];1;[$'b'.AR6];0;[.AR6];2;0)" office:value-type="float" office:value="0">
            <text:p>0</text:p>
          </table:table-cell>
          <table:table-cell table:style-name="ACE-13" table:formula="of:=COM.MICROSOFT.SWITCH([$'switches'.$B$1];1;[$'b'.AS6];0;[.AS6];2;0)" office:value-type="float" office:value="0">
            <text:p>0</text:p>
          </table:table-cell>
          <table:table-cell table:style-name="ACE-13" table:formula="of:=COM.MICROSOFT.SWITCH([$'switches'.$B$1];1;[$'b'.AT6];0;[.AT6];2;0)" office:value-type="float" office:value="0">
            <text:p>0</text:p>
          </table:table-cell>
          <table:table-cell table:style-name="ACE-13" table:formula="of:=COM.MICROSOFT.SWITCH([$'switches'.$B$1];1;[$'b'.AU6];0;[.AU6];2;0)" office:value-type="float" office:value="0">
            <text:p>0</text:p>
          </table:table-cell>
          <table:table-cell table:style-name="ACE-13" table:formula="of:=COM.MICROSOFT.SWITCH([$'switches'.$B$1];1;[$'b'.AV6];0;[.AV6];2;0)" office:value-type="float" office:value="0">
            <text:p>0</text:p>
          </table:table-cell>
          <table:table-cell table:style-name="ACE-13" table:formula="of:=COM.MICROSOFT.SWITCH([$'switches'.$B$1];1;[$'b'.AW6];0;[.AW6];2;0)" office:value-type="float" office:value="0">
            <text:p>0</text:p>
          </table:table-cell>
          <table:table-cell table:style-name="ACE-13" table:formula="of:=COM.MICROSOFT.SWITCH([$'switches'.$B$1];1;[$'b'.AX6];0;[.AX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7];0;[.B7];2;0)" office:value-type="float" office:value="0">
            <text:p>0</text:p>
          </table:table-cell>
          <table:table-cell table:style-name="ACE-13" table:formula="of:=COM.MICROSOFT.SWITCH([$'switches'.$B$1];1;[$'b'.C7];0;[.C7];2;0)" office:value-type="float" office:value="0">
            <text:p>0</text:p>
          </table:table-cell>
          <table:table-cell table:style-name="ACE-13" table:formula="of:=COM.MICROSOFT.SWITCH([$'switches'.$B$1];1;[$'b'.D7];0;[.D7];2;0)" office:value-type="float" office:value="0">
            <text:p>0</text:p>
          </table:table-cell>
          <table:table-cell table:style-name="ACE-13" table:formula="of:=COM.MICROSOFT.SWITCH([$'switches'.$B$1];1;[$'b'.E7];0;[.E7];2;0)" office:value-type="float" office:value="0">
            <text:p>0</text:p>
          </table:table-cell>
          <table:table-cell table:style-name="ACE-13" table:formula="of:=COM.MICROSOFT.SWITCH([$'switches'.$B$1];1;[$'b'.F7];0;[.F7];2;0)" office:value-type="float" office:value="0">
            <text:p>0</text:p>
          </table:table-cell>
          <table:table-cell table:style-name="ACE-13" table:formula="of:=COM.MICROSOFT.SWITCH([$'switches'.$B$1];1;[$'b'.G7];0;[.G7];2;0)" office:value-type="float" office:value="0">
            <text:p>0</text:p>
          </table:table-cell>
          <table:table-cell table:style-name="ACE-13" table:formula="of:=COM.MICROSOFT.SWITCH([$'switches'.$B$1];1;[$'b'.H7];0;[.H7];2;0)" office:value-type="float" office:value="0">
            <text:p>0</text:p>
          </table:table-cell>
          <table:table-cell table:style-name="ACE-13" table:formula="of:=COM.MICROSOFT.SWITCH([$'switches'.$B$1];1;[$'b'.I7];0;[.I7];2;0)" office:value-type="float" office:value="0">
            <text:p>0</text:p>
          </table:table-cell>
          <table:table-cell table:style-name="ACE-13" table:formula="of:=COM.MICROSOFT.SWITCH([$'switches'.$B$1];1;[$'b'.J7];0;[.J7];2;0)" office:value-type="float" office:value="0">
            <text:p>0</text:p>
          </table:table-cell>
          <table:table-cell table:style-name="ACE-13" table:formula="of:=COM.MICROSOFT.SWITCH([$'switches'.$B$1];1;[$'b'.K7];0;[.K7];2;0)" office:value-type="float" office:value="0">
            <text:p>0</text:p>
          </table:table-cell>
          <table:table-cell table:style-name="ACE-13" table:formula="of:=COM.MICROSOFT.SWITCH([$'switches'.$B$1];1;[$'b'.L7];0;[.L7];2;0)" office:value-type="float" office:value="0">
            <text:p>0</text:p>
          </table:table-cell>
          <table:table-cell table:style-name="ACE-13" table:formula="of:=COM.MICROSOFT.SWITCH([$'switches'.$B$1];1;[$'b'.M7];0;[.M7];2;0)" office:value-type="float" office:value="0">
            <text:p>0</text:p>
          </table:table-cell>
          <table:table-cell table:style-name="ACE-13" table:formula="of:=COM.MICROSOFT.SWITCH([$'switches'.$B$1];1;[$'b'.N7];0;[.N7];2;0)" office:value-type="float" office:value="0">
            <text:p>0</text:p>
          </table:table-cell>
          <table:table-cell table:style-name="ACE-13" table:formula="of:=COM.MICROSOFT.SWITCH([$'switches'.$B$1];1;[$'b'.O7];0;[.O7];2;0)" office:value-type="float" office:value="0">
            <text:p>0</text:p>
          </table:table-cell>
          <table:table-cell table:style-name="ACE-13" table:formula="of:=COM.MICROSOFT.SWITCH([$'switches'.$B$1];1;[$'b'.P7];0;[.P7];2;0)" office:value-type="float" office:value="0">
            <text:p>0</text:p>
          </table:table-cell>
          <table:table-cell table:style-name="ACE-13" table:formula="of:=COM.MICROSOFT.SWITCH([$'switches'.$B$1];1;[$'b'.Q7];0;[.Q7];2;0)" office:value-type="float" office:value="0">
            <text:p>0</text:p>
          </table:table-cell>
          <table:table-cell table:style-name="ACE-13" table:formula="of:=COM.MICROSOFT.SWITCH([$'switches'.$B$1];1;[$'b'.R7];0;[.R7];2;0)" office:value-type="float" office:value="0">
            <text:p>0</text:p>
          </table:table-cell>
          <table:table-cell table:style-name="ACE-13" table:formula="of:=COM.MICROSOFT.SWITCH([$'switches'.$B$1];1;[$'b'.S7];0;[.S7];2;0)" office:value-type="float" office:value="0">
            <text:p>0</text:p>
          </table:table-cell>
          <table:table-cell table:style-name="ACE-13" table:formula="of:=COM.MICROSOFT.SWITCH([$'switches'.$B$1];1;[$'b'.T7];0;[.T7];2;0)" office:value-type="float" office:value="0">
            <text:p>0</text:p>
          </table:table-cell>
          <table:table-cell table:style-name="ACE-13" table:formula="of:=COM.MICROSOFT.SWITCH([$'switches'.$B$1];1;[$'b'.U7];0;[.U7];2;0)" office:value-type="float" office:value="0">
            <text:p>0</text:p>
          </table:table-cell>
          <table:table-cell table:style-name="ACE-13" table:formula="of:=COM.MICROSOFT.SWITCH([$'switches'.$B$1];1;[$'b'.V7];0;[.V7];2;0)" office:value-type="float" office:value="0">
            <text:p>0</text:p>
          </table:table-cell>
          <table:table-cell table:style-name="ACE-13" table:formula="of:=COM.MICROSOFT.SWITCH([$'switches'.$B$1];1;[$'b'.W7];0;[.W7];2;0)" office:value-type="float" office:value="0">
            <text:p>0</text:p>
          </table:table-cell>
          <table:table-cell table:style-name="ACE-13" table:formula="of:=COM.MICROSOFT.SWITCH([$'switches'.$B$1];1;[$'b'.X7];0;[.X7];2;0)" office:value-type="float" office:value="0">
            <text:p>0</text:p>
          </table:table-cell>
          <table:table-cell table:style-name="ACE-13" table:formula="of:=COM.MICROSOFT.SWITCH([$'switches'.$B$1];1;[$'b'.Y7];0;[.Y7];2;0)" office:value-type="float" office:value="0">
            <text:p>0</text:p>
          </table:table-cell>
          <table:table-cell table:style-name="ACE-13" table:formula="of:=COM.MICROSOFT.SWITCH([$'switches'.$B$1];1;[$'b'.Z7];0;[.Z7];2;0)" office:value-type="float" office:value="0">
            <text:p>0</text:p>
          </table:table-cell>
          <table:table-cell table:style-name="ACE-13" table:formula="of:=COM.MICROSOFT.SWITCH([$'switches'.$B$1];1;[$'b'.AA7];0;[.AA7];2;0)" office:value-type="float" office:value="0">
            <text:p>0</text:p>
          </table:table-cell>
          <table:table-cell table:style-name="ACE-13" table:formula="of:=COM.MICROSOFT.SWITCH([$'switches'.$B$1];1;[$'b'.AB7];0;[.AB7];2;0)" office:value-type="float" office:value="0">
            <text:p>0</text:p>
          </table:table-cell>
          <table:table-cell table:style-name="ACE-13" table:formula="of:=COM.MICROSOFT.SWITCH([$'switches'.$B$1];1;[$'b'.AC7];0;[.AC7];2;0)" office:value-type="float" office:value="0">
            <text:p>0</text:p>
          </table:table-cell>
          <table:table-cell table:style-name="ACE-13" table:formula="of:=COM.MICROSOFT.SWITCH([$'switches'.$B$1];1;[$'b'.AD7];0;[.AD7];2;0)" office:value-type="float" office:value="0">
            <text:p>0</text:p>
          </table:table-cell>
          <table:table-cell table:style-name="ACE-13" table:formula="of:=COM.MICROSOFT.SWITCH([$'switches'.$B$1];1;[$'b'.AE7];0;[.AE7];2;0)" office:value-type="float" office:value="0">
            <text:p>0</text:p>
          </table:table-cell>
          <table:table-cell table:style-name="ACE-13" table:formula="of:=COM.MICROSOFT.SWITCH([$'switches'.$B$1];1;[$'b'.AF7];0;[.AF7];2;0)" office:value-type="float" office:value="0">
            <text:p>0</text:p>
          </table:table-cell>
          <table:table-cell table:style-name="ACE-13" table:formula="of:=COM.MICROSOFT.SWITCH([$'switches'.$B$1];1;[$'b'.AG7];0;[.AG7];2;0)" office:value-type="float" office:value="0">
            <text:p>0</text:p>
          </table:table-cell>
          <table:table-cell table:style-name="ACE-13" table:formula="of:=COM.MICROSOFT.SWITCH([$'switches'.$B$1];1;[$'b'.AH7];0;[.AH7];2;0)" office:value-type="float" office:value="0">
            <text:p>0</text:p>
          </table:table-cell>
          <table:table-cell table:style-name="ACE-13" table:formula="of:=COM.MICROSOFT.SWITCH([$'switches'.$B$1];1;[$'b'.AI7];0;[.AI7];2;0)" office:value-type="float" office:value="0">
            <text:p>0</text:p>
          </table:table-cell>
          <table:table-cell table:style-name="ACE-13" table:formula="of:=COM.MICROSOFT.SWITCH([$'switches'.$B$1];1;[$'b'.AJ7];0;[.AJ7];2;0)" office:value-type="float" office:value="0">
            <text:p>0</text:p>
          </table:table-cell>
          <table:table-cell table:style-name="ACE-13" table:formula="of:=COM.MICROSOFT.SWITCH([$'switches'.$B$1];1;[$'b'.AK7];0;[.AK7];2;0)" office:value-type="float" office:value="0">
            <text:p>0</text:p>
          </table:table-cell>
          <table:table-cell table:style-name="ACE-13" table:formula="of:=COM.MICROSOFT.SWITCH([$'switches'.$B$1];1;[$'b'.AL7];0;[.AL7];2;0)" office:value-type="float" office:value="0">
            <text:p>0</text:p>
          </table:table-cell>
          <table:table-cell table:style-name="ACE-13" table:formula="of:=COM.MICROSOFT.SWITCH([$'switches'.$B$1];1;[$'b'.AM7];0;[.AM7];2;0)" office:value-type="float" office:value="0">
            <text:p>0</text:p>
          </table:table-cell>
          <table:table-cell table:style-name="ACE-13" table:formula="of:=COM.MICROSOFT.SWITCH([$'switches'.$B$1];1;[$'b'.AN7];0;[.AN7];2;0)" office:value-type="float" office:value="0">
            <text:p>0</text:p>
          </table:table-cell>
          <table:table-cell table:style-name="ACE-13" table:formula="of:=COM.MICROSOFT.SWITCH([$'switches'.$B$1];1;[$'b'.AO7];0;[.AO7];2;0)" office:value-type="float" office:value="0">
            <text:p>0</text:p>
          </table:table-cell>
          <table:table-cell table:style-name="ACE-13" table:formula="of:=COM.MICROSOFT.SWITCH([$'switches'.$B$1];1;[$'b'.AP7];0;[.AP7];2;0)" office:value-type="float" office:value="0">
            <text:p>0</text:p>
          </table:table-cell>
          <table:table-cell table:style-name="ACE-13" table:formula="of:=COM.MICROSOFT.SWITCH([$'switches'.$B$1];1;[$'b'.AQ7];0;[.AQ7];2;0)" office:value-type="float" office:value="0">
            <text:p>0</text:p>
          </table:table-cell>
          <table:table-cell table:style-name="ACE-13" table:formula="of:=COM.MICROSOFT.SWITCH([$'switches'.$B$1];1;[$'b'.AR7];0;[.AR7];2;0)" office:value-type="float" office:value="0">
            <text:p>0</text:p>
          </table:table-cell>
          <table:table-cell table:style-name="ACE-13" table:formula="of:=COM.MICROSOFT.SWITCH([$'switches'.$B$1];1;[$'b'.AS7];0;[.AS7];2;0)" office:value-type="float" office:value="0">
            <text:p>0</text:p>
          </table:table-cell>
          <table:table-cell table:style-name="ACE-13" table:formula="of:=COM.MICROSOFT.SWITCH([$'switches'.$B$1];1;[$'b'.AT7];0;[.AT7];2;0)" office:value-type="float" office:value="0">
            <text:p>0</text:p>
          </table:table-cell>
          <table:table-cell table:style-name="ACE-13" table:formula="of:=COM.MICROSOFT.SWITCH([$'switches'.$B$1];1;[$'b'.AU7];0;[.AU7];2;0)" office:value-type="float" office:value="0">
            <text:p>0</text:p>
          </table:table-cell>
          <table:table-cell table:style-name="ACE-13" table:formula="of:=COM.MICROSOFT.SWITCH([$'switches'.$B$1];1;[$'b'.AV7];0;[.AV7];2;0)" office:value-type="float" office:value="0">
            <text:p>0</text:p>
          </table:table-cell>
          <table:table-cell table:style-name="ACE-13" table:formula="of:=COM.MICROSOFT.SWITCH([$'switches'.$B$1];1;[$'b'.AW7];0;[.AW7];2;0)" office:value-type="float" office:value="0">
            <text:p>0</text:p>
          </table:table-cell>
          <table:table-cell table:style-name="ACE-13" table:formula="of:=COM.MICROSOFT.SWITCH([$'switches'.$B$1];1;[$'b'.AX7];0;[.AX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8];0;[.B8];2;0)" office:value-type="float" office:value="0">
            <text:p>0</text:p>
          </table:table-cell>
          <table:table-cell table:style-name="ACE-13" table:formula="of:=COM.MICROSOFT.SWITCH([$'switches'.$B$1];1;[$'b'.C8];0;[.C8];2;0)" office:value-type="float" office:value="0">
            <text:p>0</text:p>
          </table:table-cell>
          <table:table-cell table:style-name="ACE-13" table:formula="of:=COM.MICROSOFT.SWITCH([$'switches'.$B$1];1;[$'b'.D8];0;[.D8];2;0)" office:value-type="float" office:value="0">
            <text:p>0</text:p>
          </table:table-cell>
          <table:table-cell table:style-name="ACE-13" table:formula="of:=COM.MICROSOFT.SWITCH([$'switches'.$B$1];1;[$'b'.E8];0;[.E8];2;0)" office:value-type="float" office:value="0">
            <text:p>0</text:p>
          </table:table-cell>
          <table:table-cell table:style-name="ACE-13" table:formula="of:=COM.MICROSOFT.SWITCH([$'switches'.$B$1];1;[$'b'.F8];0;[.F8];2;0)" office:value-type="float" office:value="0">
            <text:p>0</text:p>
          </table:table-cell>
          <table:table-cell table:style-name="ACE-13" table:formula="of:=COM.MICROSOFT.SWITCH([$'switches'.$B$1];1;[$'b'.G8];0;[.G8];2;0)" office:value-type="float" office:value="0">
            <text:p>0</text:p>
          </table:table-cell>
          <table:table-cell table:style-name="ACE-13" table:formula="of:=COM.MICROSOFT.SWITCH([$'switches'.$B$1];1;[$'b'.H8];0;[.H8];2;0)" office:value-type="float" office:value="0">
            <text:p>0</text:p>
          </table:table-cell>
          <table:table-cell table:style-name="ACE-13" table:formula="of:=COM.MICROSOFT.SWITCH([$'switches'.$B$1];1;[$'b'.I8];0;[.I8];2;0)" office:value-type="float" office:value="0">
            <text:p>0</text:p>
          </table:table-cell>
          <table:table-cell table:style-name="ACE-13" table:formula="of:=COM.MICROSOFT.SWITCH([$'switches'.$B$1];1;[$'b'.J8];0;[.J8];2;0)" office:value-type="float" office:value="0">
            <text:p>0</text:p>
          </table:table-cell>
          <table:table-cell table:style-name="ACE-13" table:formula="of:=COM.MICROSOFT.SWITCH([$'switches'.$B$1];1;[$'b'.K8];0;[.K8];2;0)" office:value-type="float" office:value="0">
            <text:p>0</text:p>
          </table:table-cell>
          <table:table-cell table:style-name="ACE-13" table:formula="of:=COM.MICROSOFT.SWITCH([$'switches'.$B$1];1;[$'b'.L8];0;[.L8];2;0)" office:value-type="float" office:value="0">
            <text:p>0</text:p>
          </table:table-cell>
          <table:table-cell table:style-name="ACE-13" table:formula="of:=COM.MICROSOFT.SWITCH([$'switches'.$B$1];1;[$'b'.M8];0;[.M8];2;0)" office:value-type="float" office:value="0">
            <text:p>0</text:p>
          </table:table-cell>
          <table:table-cell table:style-name="ACE-13" table:formula="of:=COM.MICROSOFT.SWITCH([$'switches'.$B$1];1;[$'b'.N8];0;[.N8];2;0)" office:value-type="float" office:value="0">
            <text:p>0</text:p>
          </table:table-cell>
          <table:table-cell table:style-name="ACE-13" table:formula="of:=COM.MICROSOFT.SWITCH([$'switches'.$B$1];1;[$'b'.O8];0;[.O8];2;0)" office:value-type="float" office:value="0">
            <text:p>0</text:p>
          </table:table-cell>
          <table:table-cell table:style-name="ACE-13" table:formula="of:=COM.MICROSOFT.SWITCH([$'switches'.$B$1];1;[$'b'.P8];0;[.P8];2;0)" office:value-type="float" office:value="0">
            <text:p>0</text:p>
          </table:table-cell>
          <table:table-cell table:style-name="ACE-13" table:formula="of:=COM.MICROSOFT.SWITCH([$'switches'.$B$1];1;[$'b'.Q8];0;[.Q8];2;0)" office:value-type="float" office:value="0">
            <text:p>0</text:p>
          </table:table-cell>
          <table:table-cell table:style-name="ACE-13" table:formula="of:=COM.MICROSOFT.SWITCH([$'switches'.$B$1];1;[$'b'.R8];0;[.R8];2;0)" office:value-type="float" office:value="0">
            <text:p>0</text:p>
          </table:table-cell>
          <table:table-cell table:style-name="ACE-13" table:formula="of:=COM.MICROSOFT.SWITCH([$'switches'.$B$1];1;[$'b'.S8];0;[.S8];2;0)" office:value-type="float" office:value="0">
            <text:p>0</text:p>
          </table:table-cell>
          <table:table-cell table:style-name="ACE-13" table:formula="of:=COM.MICROSOFT.SWITCH([$'switches'.$B$1];1;[$'b'.T8];0;[.T8];2;0)" office:value-type="float" office:value="0">
            <text:p>0</text:p>
          </table:table-cell>
          <table:table-cell table:style-name="ACE-13" table:formula="of:=COM.MICROSOFT.SWITCH([$'switches'.$B$1];1;[$'b'.U8];0;[.U8];2;0)" office:value-type="float" office:value="0">
            <text:p>0</text:p>
          </table:table-cell>
          <table:table-cell table:style-name="ACE-13" table:formula="of:=COM.MICROSOFT.SWITCH([$'switches'.$B$1];1;[$'b'.V8];0;[.V8];2;0)" office:value-type="float" office:value="0">
            <text:p>0</text:p>
          </table:table-cell>
          <table:table-cell table:style-name="ACE-13" table:formula="of:=COM.MICROSOFT.SWITCH([$'switches'.$B$1];1;[$'b'.W8];0;[.W8];2;0)" office:value-type="float" office:value="0">
            <text:p>0</text:p>
          </table:table-cell>
          <table:table-cell table:style-name="ACE-13" table:formula="of:=COM.MICROSOFT.SWITCH([$'switches'.$B$1];1;[$'b'.X8];0;[.X8];2;0)" office:value-type="float" office:value="0">
            <text:p>0</text:p>
          </table:table-cell>
          <table:table-cell table:style-name="ACE-13" table:formula="of:=COM.MICROSOFT.SWITCH([$'switches'.$B$1];1;[$'b'.Y8];0;[.Y8];2;0)" office:value-type="float" office:value="0">
            <text:p>0</text:p>
          </table:table-cell>
          <table:table-cell table:style-name="ACE-13" table:formula="of:=COM.MICROSOFT.SWITCH([$'switches'.$B$1];1;[$'b'.Z8];0;[.Z8];2;0)" office:value-type="float" office:value="0">
            <text:p>0</text:p>
          </table:table-cell>
          <table:table-cell table:style-name="ACE-13" table:formula="of:=COM.MICROSOFT.SWITCH([$'switches'.$B$1];1;[$'b'.AA8];0;[.AA8];2;0)" office:value-type="float" office:value="0">
            <text:p>0</text:p>
          </table:table-cell>
          <table:table-cell table:style-name="ACE-13" table:formula="of:=COM.MICROSOFT.SWITCH([$'switches'.$B$1];1;[$'b'.AB8];0;[.AB8];2;0)" office:value-type="float" office:value="0">
            <text:p>0</text:p>
          </table:table-cell>
          <table:table-cell table:style-name="ACE-13" table:formula="of:=COM.MICROSOFT.SWITCH([$'switches'.$B$1];1;[$'b'.AC8];0;[.AC8];2;0)" office:value-type="float" office:value="0">
            <text:p>0</text:p>
          </table:table-cell>
          <table:table-cell table:style-name="ACE-13" table:formula="of:=COM.MICROSOFT.SWITCH([$'switches'.$B$1];1;[$'b'.AD8];0;[.AD8];2;0)" office:value-type="float" office:value="0">
            <text:p>0</text:p>
          </table:table-cell>
          <table:table-cell table:style-name="ACE-13" table:formula="of:=COM.MICROSOFT.SWITCH([$'switches'.$B$1];1;[$'b'.AE8];0;[.AE8];2;0)" office:value-type="float" office:value="0">
            <text:p>0</text:p>
          </table:table-cell>
          <table:table-cell table:style-name="ACE-13" table:formula="of:=COM.MICROSOFT.SWITCH([$'switches'.$B$1];1;[$'b'.AF8];0;[.AF8];2;0)" office:value-type="float" office:value="0">
            <text:p>0</text:p>
          </table:table-cell>
          <table:table-cell table:style-name="ACE-13" table:formula="of:=COM.MICROSOFT.SWITCH([$'switches'.$B$1];1;[$'b'.AG8];0;[.AG8];2;0)" office:value-type="float" office:value="0">
            <text:p>0</text:p>
          </table:table-cell>
          <table:table-cell table:style-name="ACE-13" table:formula="of:=COM.MICROSOFT.SWITCH([$'switches'.$B$1];1;[$'b'.AH8];0;[.AH8];2;0)" office:value-type="float" office:value="0">
            <text:p>0</text:p>
          </table:table-cell>
          <table:table-cell table:style-name="ACE-13" table:formula="of:=COM.MICROSOFT.SWITCH([$'switches'.$B$1];1;[$'b'.AI8];0;[.AI8];2;0)" office:value-type="float" office:value="0">
            <text:p>0</text:p>
          </table:table-cell>
          <table:table-cell table:style-name="ACE-13" table:formula="of:=COM.MICROSOFT.SWITCH([$'switches'.$B$1];1;[$'b'.AJ8];0;[.AJ8];2;0)" office:value-type="float" office:value="0">
            <text:p>0</text:p>
          </table:table-cell>
          <table:table-cell table:style-name="ACE-13" table:formula="of:=COM.MICROSOFT.SWITCH([$'switches'.$B$1];1;[$'b'.AK8];0;[.AK8];2;0)" office:value-type="float" office:value="0">
            <text:p>0</text:p>
          </table:table-cell>
          <table:table-cell table:style-name="ACE-13" table:formula="of:=COM.MICROSOFT.SWITCH([$'switches'.$B$1];1;[$'b'.AL8];0;[.AL8];2;0)" office:value-type="float" office:value="0">
            <text:p>0</text:p>
          </table:table-cell>
          <table:table-cell table:style-name="ACE-13" table:formula="of:=COM.MICROSOFT.SWITCH([$'switches'.$B$1];1;[$'b'.AM8];0;[.AM8];2;0)" office:value-type="float" office:value="0">
            <text:p>0</text:p>
          </table:table-cell>
          <table:table-cell table:style-name="ACE-13" table:formula="of:=COM.MICROSOFT.SWITCH([$'switches'.$B$1];1;[$'b'.AN8];0;[.AN8];2;0)" office:value-type="float" office:value="0">
            <text:p>0</text:p>
          </table:table-cell>
          <table:table-cell table:style-name="ACE-13" table:formula="of:=COM.MICROSOFT.SWITCH([$'switches'.$B$1];1;[$'b'.AO8];0;[.AO8];2;0)" office:value-type="float" office:value="0">
            <text:p>0</text:p>
          </table:table-cell>
          <table:table-cell table:style-name="ACE-13" table:formula="of:=COM.MICROSOFT.SWITCH([$'switches'.$B$1];1;[$'b'.AP8];0;[.AP8];2;0)" office:value-type="float" office:value="0">
            <text:p>0</text:p>
          </table:table-cell>
          <table:table-cell table:style-name="ACE-13" table:formula="of:=COM.MICROSOFT.SWITCH([$'switches'.$B$1];1;[$'b'.AQ8];0;[.AQ8];2;0)" office:value-type="float" office:value="0">
            <text:p>0</text:p>
          </table:table-cell>
          <table:table-cell table:style-name="ACE-13" table:formula="of:=COM.MICROSOFT.SWITCH([$'switches'.$B$1];1;[$'b'.AR8];0;[.AR8];2;0)" office:value-type="float" office:value="0">
            <text:p>0</text:p>
          </table:table-cell>
          <table:table-cell table:style-name="ACE-13" table:formula="of:=COM.MICROSOFT.SWITCH([$'switches'.$B$1];1;[$'b'.AS8];0;[.AS8];2;0)" office:value-type="float" office:value="0">
            <text:p>0</text:p>
          </table:table-cell>
          <table:table-cell table:style-name="ACE-13" table:formula="of:=COM.MICROSOFT.SWITCH([$'switches'.$B$1];1;[$'b'.AT8];0;[.AT8];2;0)" office:value-type="float" office:value="0">
            <text:p>0</text:p>
          </table:table-cell>
          <table:table-cell table:style-name="ACE-13" table:formula="of:=COM.MICROSOFT.SWITCH([$'switches'.$B$1];1;[$'b'.AU8];0;[.AU8];2;0)" office:value-type="float" office:value="0">
            <text:p>0</text:p>
          </table:table-cell>
          <table:table-cell table:style-name="ACE-13" table:formula="of:=COM.MICROSOFT.SWITCH([$'switches'.$B$1];1;[$'b'.AV8];0;[.AV8];2;0)" office:value-type="float" office:value="0">
            <text:p>0</text:p>
          </table:table-cell>
          <table:table-cell table:style-name="ACE-13" table:formula="of:=COM.MICROSOFT.SWITCH([$'switches'.$B$1];1;[$'b'.AW8];0;[.AW8];2;0)" office:value-type="float" office:value="0">
            <text:p>0</text:p>
          </table:table-cell>
          <table:table-cell table:style-name="ACE-13" table:formula="of:=COM.MICROSOFT.SWITCH([$'switches'.$B$1];1;[$'b'.AX8];0;[.AX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9];0;[.B9];2;0)" office:value-type="float" office:value="0">
            <text:p>0</text:p>
          </table:table-cell>
          <table:table-cell table:style-name="ACE-13" table:formula="of:=COM.MICROSOFT.SWITCH([$'switches'.$B$1];1;[$'b'.C9];0;[.C9];2;0)" office:value-type="float" office:value="0">
            <text:p>0</text:p>
          </table:table-cell>
          <table:table-cell table:style-name="ACE-13" table:formula="of:=COM.MICROSOFT.SWITCH([$'switches'.$B$1];1;[$'b'.D9];0;[.D9];2;0)" office:value-type="float" office:value="0">
            <text:p>0</text:p>
          </table:table-cell>
          <table:table-cell table:style-name="ACE-13" table:formula="of:=COM.MICROSOFT.SWITCH([$'switches'.$B$1];1;[$'b'.E9];0;[.E9];2;0)" office:value-type="float" office:value="0">
            <text:p>0</text:p>
          </table:table-cell>
          <table:table-cell table:style-name="ACE-13" table:formula="of:=COM.MICROSOFT.SWITCH([$'switches'.$B$1];1;[$'b'.F9];0;[.F9];2;0)" office:value-type="float" office:value="0">
            <text:p>0</text:p>
          </table:table-cell>
          <table:table-cell table:style-name="ACE-13" table:formula="of:=COM.MICROSOFT.SWITCH([$'switches'.$B$1];1;[$'b'.G9];0;[.G9];2;0)" office:value-type="float" office:value="0">
            <text:p>0</text:p>
          </table:table-cell>
          <table:table-cell table:style-name="ACE-13" table:formula="of:=COM.MICROSOFT.SWITCH([$'switches'.$B$1];1;[$'b'.H9];0;[.H9];2;0)" office:value-type="float" office:value="0">
            <text:p>0</text:p>
          </table:table-cell>
          <table:table-cell table:style-name="ACE-13" table:formula="of:=COM.MICROSOFT.SWITCH([$'switches'.$B$1];1;[$'b'.I9];0;[.I9];2;0)" office:value-type="float" office:value="0">
            <text:p>0</text:p>
          </table:table-cell>
          <table:table-cell table:style-name="ACE-13" table:formula="of:=COM.MICROSOFT.SWITCH([$'switches'.$B$1];1;[$'b'.J9];0;[.J9];2;0)" office:value-type="float" office:value="0">
            <text:p>0</text:p>
          </table:table-cell>
          <table:table-cell table:style-name="ACE-13" table:formula="of:=COM.MICROSOFT.SWITCH([$'switches'.$B$1];1;[$'b'.K9];0;[.K9];2;0)" office:value-type="float" office:value="0">
            <text:p>0</text:p>
          </table:table-cell>
          <table:table-cell table:style-name="ACE-13" table:formula="of:=COM.MICROSOFT.SWITCH([$'switches'.$B$1];1;[$'b'.L9];0;[.L9];2;0)" office:value-type="float" office:value="0">
            <text:p>0</text:p>
          </table:table-cell>
          <table:table-cell table:style-name="ACE-13" table:formula="of:=COM.MICROSOFT.SWITCH([$'switches'.$B$1];1;[$'b'.M9];0;[.M9];2;0)" office:value-type="float" office:value="0">
            <text:p>0</text:p>
          </table:table-cell>
          <table:table-cell table:style-name="ACE-13" table:formula="of:=COM.MICROSOFT.SWITCH([$'switches'.$B$1];1;[$'b'.N9];0;[.N9];2;0)" office:value-type="float" office:value="0">
            <text:p>0</text:p>
          </table:table-cell>
          <table:table-cell table:style-name="ACE-13" table:formula="of:=COM.MICROSOFT.SWITCH([$'switches'.$B$1];1;[$'b'.O9];0;[.O9];2;0)" office:value-type="float" office:value="0">
            <text:p>0</text:p>
          </table:table-cell>
          <table:table-cell table:style-name="ACE-13" table:formula="of:=COM.MICROSOFT.SWITCH([$'switches'.$B$1];1;[$'b'.P9];0;[.P9];2;0)" office:value-type="float" office:value="0">
            <text:p>0</text:p>
          </table:table-cell>
          <table:table-cell table:style-name="ACE-13" table:formula="of:=COM.MICROSOFT.SWITCH([$'switches'.$B$1];1;[$'b'.Q9];0;[.Q9];2;0)" office:value-type="float" office:value="0">
            <text:p>0</text:p>
          </table:table-cell>
          <table:table-cell table:style-name="ACE-13" table:formula="of:=COM.MICROSOFT.SWITCH([$'switches'.$B$1];1;[$'b'.R9];0;[.R9];2;0)" office:value-type="float" office:value="0">
            <text:p>0</text:p>
          </table:table-cell>
          <table:table-cell table:style-name="ACE-13" table:formula="of:=COM.MICROSOFT.SWITCH([$'switches'.$B$1];1;[$'b'.S9];0;[.S9];2;0)" office:value-type="float" office:value="0">
            <text:p>0</text:p>
          </table:table-cell>
          <table:table-cell table:style-name="ACE-13" table:formula="of:=COM.MICROSOFT.SWITCH([$'switches'.$B$1];1;[$'b'.T9];0;[.T9];2;0)" office:value-type="float" office:value="0">
            <text:p>0</text:p>
          </table:table-cell>
          <table:table-cell table:style-name="ACE-13" table:formula="of:=COM.MICROSOFT.SWITCH([$'switches'.$B$1];1;[$'b'.U9];0;[.U9];2;0)" office:value-type="float" office:value="0">
            <text:p>0</text:p>
          </table:table-cell>
          <table:table-cell table:style-name="ACE-13" table:formula="of:=COM.MICROSOFT.SWITCH([$'switches'.$B$1];1;[$'b'.V9];0;[.V9];2;0)" office:value-type="float" office:value="0">
            <text:p>0</text:p>
          </table:table-cell>
          <table:table-cell table:style-name="ACE-13" table:formula="of:=COM.MICROSOFT.SWITCH([$'switches'.$B$1];1;[$'b'.W9];0;[.W9];2;0)" office:value-type="float" office:value="0">
            <text:p>0</text:p>
          </table:table-cell>
          <table:table-cell table:style-name="ACE-13" table:formula="of:=COM.MICROSOFT.SWITCH([$'switches'.$B$1];1;[$'b'.X9];0;[.X9];2;0)" office:value-type="float" office:value="0">
            <text:p>0</text:p>
          </table:table-cell>
          <table:table-cell table:style-name="ACE-13" table:formula="of:=COM.MICROSOFT.SWITCH([$'switches'.$B$1];1;[$'b'.Y9];0;[.Y9];2;0)" office:value-type="float" office:value="0">
            <text:p>0</text:p>
          </table:table-cell>
          <table:table-cell table:style-name="ACE-13" table:formula="of:=COM.MICROSOFT.SWITCH([$'switches'.$B$1];1;[$'b'.Z9];0;[.Z9];2;0)" office:value-type="float" office:value="0">
            <text:p>0</text:p>
          </table:table-cell>
          <table:table-cell table:style-name="ACE-13" table:formula="of:=COM.MICROSOFT.SWITCH([$'switches'.$B$1];1;[$'b'.AA9];0;[.AA9];2;0)" office:value-type="float" office:value="0">
            <text:p>0</text:p>
          </table:table-cell>
          <table:table-cell table:style-name="ACE-13" table:formula="of:=COM.MICROSOFT.SWITCH([$'switches'.$B$1];1;[$'b'.AB9];0;[.AB9];2;0)" office:value-type="float" office:value="0">
            <text:p>0</text:p>
          </table:table-cell>
          <table:table-cell table:style-name="ACE-13" table:formula="of:=COM.MICROSOFT.SWITCH([$'switches'.$B$1];1;[$'b'.AC9];0;[.AC9];2;0)" office:value-type="float" office:value="0">
            <text:p>0</text:p>
          </table:table-cell>
          <table:table-cell table:style-name="ACE-13" table:formula="of:=COM.MICROSOFT.SWITCH([$'switches'.$B$1];1;[$'b'.AD9];0;[.AD9];2;0)" office:value-type="float" office:value="0">
            <text:p>0</text:p>
          </table:table-cell>
          <table:table-cell table:style-name="ACE-13" table:formula="of:=COM.MICROSOFT.SWITCH([$'switches'.$B$1];1;[$'b'.AE9];0;[.AE9];2;0)" office:value-type="float" office:value="0">
            <text:p>0</text:p>
          </table:table-cell>
          <table:table-cell table:style-name="ACE-13" table:formula="of:=COM.MICROSOFT.SWITCH([$'switches'.$B$1];1;[$'b'.AF9];0;[.AF9];2;0)" office:value-type="float" office:value="0">
            <text:p>0</text:p>
          </table:table-cell>
          <table:table-cell table:style-name="ACE-13" table:formula="of:=COM.MICROSOFT.SWITCH([$'switches'.$B$1];1;[$'b'.AG9];0;[.AG9];2;0)" office:value-type="float" office:value="0">
            <text:p>0</text:p>
          </table:table-cell>
          <table:table-cell table:style-name="ACE-13" table:formula="of:=COM.MICROSOFT.SWITCH([$'switches'.$B$1];1;[$'b'.AH9];0;[.AH9];2;0)" office:value-type="float" office:value="0">
            <text:p>0</text:p>
          </table:table-cell>
          <table:table-cell table:style-name="ACE-13" table:formula="of:=COM.MICROSOFT.SWITCH([$'switches'.$B$1];1;[$'b'.AI9];0;[.AI9];2;0)" office:value-type="float" office:value="0">
            <text:p>0</text:p>
          </table:table-cell>
          <table:table-cell table:style-name="ACE-13" table:formula="of:=COM.MICROSOFT.SWITCH([$'switches'.$B$1];1;[$'b'.AJ9];0;[.AJ9];2;0)" office:value-type="float" office:value="0">
            <text:p>0</text:p>
          </table:table-cell>
          <table:table-cell table:style-name="ACE-13" table:formula="of:=COM.MICROSOFT.SWITCH([$'switches'.$B$1];1;[$'b'.AK9];0;[.AK9];2;0)" office:value-type="float" office:value="0">
            <text:p>0</text:p>
          </table:table-cell>
          <table:table-cell table:style-name="ACE-13" table:formula="of:=COM.MICROSOFT.SWITCH([$'switches'.$B$1];1;[$'b'.AL9];0;[.AL9];2;0)" office:value-type="float" office:value="0">
            <text:p>0</text:p>
          </table:table-cell>
          <table:table-cell table:style-name="ACE-13" table:formula="of:=COM.MICROSOFT.SWITCH([$'switches'.$B$1];1;[$'b'.AM9];0;[.AM9];2;0)" office:value-type="float" office:value="0">
            <text:p>0</text:p>
          </table:table-cell>
          <table:table-cell table:style-name="ACE-13" table:formula="of:=COM.MICROSOFT.SWITCH([$'switches'.$B$1];1;[$'b'.AN9];0;[.AN9];2;0)" office:value-type="float" office:value="0">
            <text:p>0</text:p>
          </table:table-cell>
          <table:table-cell table:style-name="ACE-13" table:formula="of:=COM.MICROSOFT.SWITCH([$'switches'.$B$1];1;[$'b'.AO9];0;[.AO9];2;0)" office:value-type="float" office:value="0">
            <text:p>0</text:p>
          </table:table-cell>
          <table:table-cell table:style-name="ACE-13" table:formula="of:=COM.MICROSOFT.SWITCH([$'switches'.$B$1];1;[$'b'.AP9];0;[.AP9];2;0)" office:value-type="float" office:value="0">
            <text:p>0</text:p>
          </table:table-cell>
          <table:table-cell table:style-name="ACE-13" table:formula="of:=COM.MICROSOFT.SWITCH([$'switches'.$B$1];1;[$'b'.AQ9];0;[.AQ9];2;0)" office:value-type="float" office:value="0">
            <text:p>0</text:p>
          </table:table-cell>
          <table:table-cell table:style-name="ACE-13" table:formula="of:=COM.MICROSOFT.SWITCH([$'switches'.$B$1];1;[$'b'.AR9];0;[.AR9];2;0)" office:value-type="float" office:value="0">
            <text:p>0</text:p>
          </table:table-cell>
          <table:table-cell table:style-name="ACE-13" table:formula="of:=COM.MICROSOFT.SWITCH([$'switches'.$B$1];1;[$'b'.AS9];0;[.AS9];2;0)" office:value-type="float" office:value="0">
            <text:p>0</text:p>
          </table:table-cell>
          <table:table-cell table:style-name="ACE-13" table:formula="of:=COM.MICROSOFT.SWITCH([$'switches'.$B$1];1;[$'b'.AT9];0;[.AT9];2;0)" office:value-type="float" office:value="0">
            <text:p>0</text:p>
          </table:table-cell>
          <table:table-cell table:style-name="ACE-13" table:formula="of:=COM.MICROSOFT.SWITCH([$'switches'.$B$1];1;[$'b'.AU9];0;[.AU9];2;0)" office:value-type="float" office:value="0">
            <text:p>0</text:p>
          </table:table-cell>
          <table:table-cell table:style-name="ACE-13" table:formula="of:=COM.MICROSOFT.SWITCH([$'switches'.$B$1];1;[$'b'.AV9];0;[.AV9];2;0)" office:value-type="float" office:value="0">
            <text:p>0</text:p>
          </table:table-cell>
          <table:table-cell table:style-name="ACE-13" table:formula="of:=COM.MICROSOFT.SWITCH([$'switches'.$B$1];1;[$'b'.AW9];0;[.AW9];2;0)" office:value-type="float" office:value="0">
            <text:p>0</text:p>
          </table:table-cell>
          <table:table-cell table:style-name="ACE-13" table:formula="of:=COM.MICROSOFT.SWITCH([$'switches'.$B$1];1;[$'b'.AX9];0;[.AX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0];0;[.B10];2;0)" office:value-type="float" office:value="0">
            <text:p>0</text:p>
          </table:table-cell>
          <table:table-cell table:style-name="ACE-13" table:formula="of:=COM.MICROSOFT.SWITCH([$'switches'.$B$1];1;[$'b'.C10];0;[.C10];2;0)" office:value-type="float" office:value="0">
            <text:p>0</text:p>
          </table:table-cell>
          <table:table-cell table:style-name="ACE-13" table:formula="of:=COM.MICROSOFT.SWITCH([$'switches'.$B$1];1;[$'b'.D10];0;[.D10];2;0)" office:value-type="float" office:value="0">
            <text:p>0</text:p>
          </table:table-cell>
          <table:table-cell table:style-name="ACE-13" table:formula="of:=COM.MICROSOFT.SWITCH([$'switches'.$B$1];1;[$'b'.E10];0;[.E10];2;0)" office:value-type="float" office:value="0">
            <text:p>0</text:p>
          </table:table-cell>
          <table:table-cell table:style-name="ACE-13" table:formula="of:=COM.MICROSOFT.SWITCH([$'switches'.$B$1];1;[$'b'.F10];0;[.F10];2;0)" office:value-type="float" office:value="0">
            <text:p>0</text:p>
          </table:table-cell>
          <table:table-cell table:style-name="ACE-13" table:formula="of:=COM.MICROSOFT.SWITCH([$'switches'.$B$1];1;[$'b'.G10];0;[.G10];2;0)" office:value-type="float" office:value="0">
            <text:p>0</text:p>
          </table:table-cell>
          <table:table-cell table:style-name="ACE-13" table:formula="of:=COM.MICROSOFT.SWITCH([$'switches'.$B$1];1;[$'b'.H10];0;[.H10];2;0)" office:value-type="float" office:value="0">
            <text:p>0</text:p>
          </table:table-cell>
          <table:table-cell table:style-name="ACE-13" table:formula="of:=COM.MICROSOFT.SWITCH([$'switches'.$B$1];1;[$'b'.I10];0;[.I10];2;0)" office:value-type="float" office:value="0">
            <text:p>0</text:p>
          </table:table-cell>
          <table:table-cell table:style-name="ACE-13" table:formula="of:=COM.MICROSOFT.SWITCH([$'switches'.$B$1];1;[$'b'.J10];0;[.J10];2;0)" office:value-type="float" office:value="0">
            <text:p>0</text:p>
          </table:table-cell>
          <table:table-cell table:style-name="ACE-13" table:formula="of:=COM.MICROSOFT.SWITCH([$'switches'.$B$1];1;[$'b'.K10];0;[.K10];2;0)" office:value-type="float" office:value="0">
            <text:p>0</text:p>
          </table:table-cell>
          <table:table-cell table:style-name="ACE-13" table:formula="of:=COM.MICROSOFT.SWITCH([$'switches'.$B$1];1;[$'b'.L10];0;[.L10];2;0)" office:value-type="float" office:value="0">
            <text:p>0</text:p>
          </table:table-cell>
          <table:table-cell table:style-name="ACE-13" table:formula="of:=COM.MICROSOFT.SWITCH([$'switches'.$B$1];1;[$'b'.M10];0;[.M10];2;0)" office:value-type="float" office:value="0">
            <text:p>0</text:p>
          </table:table-cell>
          <table:table-cell table:style-name="ACE-13" table:formula="of:=COM.MICROSOFT.SWITCH([$'switches'.$B$1];1;[$'b'.N10];0;[.N10];2;0)" office:value-type="float" office:value="0">
            <text:p>0</text:p>
          </table:table-cell>
          <table:table-cell table:style-name="ACE-13" table:formula="of:=COM.MICROSOFT.SWITCH([$'switches'.$B$1];1;[$'b'.O10];0;[.O10];2;0)" office:value-type="float" office:value="0">
            <text:p>0</text:p>
          </table:table-cell>
          <table:table-cell table:style-name="ACE-13" table:formula="of:=COM.MICROSOFT.SWITCH([$'switches'.$B$1];1;[$'b'.P10];0;[.P10];2;0)" office:value-type="float" office:value="0">
            <text:p>0</text:p>
          </table:table-cell>
          <table:table-cell table:style-name="ACE-13" table:formula="of:=COM.MICROSOFT.SWITCH([$'switches'.$B$1];1;[$'b'.Q10];0;[.Q10];2;0)" office:value-type="float" office:value="0">
            <text:p>0</text:p>
          </table:table-cell>
          <table:table-cell table:style-name="ACE-13" table:formula="of:=COM.MICROSOFT.SWITCH([$'switches'.$B$1];1;[$'b'.R10];0;[.R10];2;0)" office:value-type="float" office:value="0">
            <text:p>0</text:p>
          </table:table-cell>
          <table:table-cell table:style-name="ACE-13" table:formula="of:=COM.MICROSOFT.SWITCH([$'switches'.$B$1];1;[$'b'.S10];0;[.S10];2;0)" office:value-type="float" office:value="0">
            <text:p>0</text:p>
          </table:table-cell>
          <table:table-cell table:style-name="ACE-13" table:formula="of:=COM.MICROSOFT.SWITCH([$'switches'.$B$1];1;[$'b'.T10];0;[.T10];2;0)" office:value-type="float" office:value="0">
            <text:p>0</text:p>
          </table:table-cell>
          <table:table-cell table:style-name="ACE-13" table:formula="of:=COM.MICROSOFT.SWITCH([$'switches'.$B$1];1;[$'b'.U10];0;[.U10];2;0)" office:value-type="float" office:value="0">
            <text:p>0</text:p>
          </table:table-cell>
          <table:table-cell table:style-name="ACE-13" table:formula="of:=COM.MICROSOFT.SWITCH([$'switches'.$B$1];1;[$'b'.V10];0;[.V10];2;0)" office:value-type="float" office:value="0">
            <text:p>0</text:p>
          </table:table-cell>
          <table:table-cell table:style-name="ACE-13" table:formula="of:=COM.MICROSOFT.SWITCH([$'switches'.$B$1];1;[$'b'.W10];0;[.W10];2;0)" office:value-type="float" office:value="0">
            <text:p>0</text:p>
          </table:table-cell>
          <table:table-cell table:style-name="ACE-13" table:formula="of:=COM.MICROSOFT.SWITCH([$'switches'.$B$1];1;[$'b'.X10];0;[.X10];2;0)" office:value-type="float" office:value="0">
            <text:p>0</text:p>
          </table:table-cell>
          <table:table-cell table:style-name="ACE-13" table:formula="of:=COM.MICROSOFT.SWITCH([$'switches'.$B$1];1;[$'b'.Y10];0;[.Y10];2;0)" office:value-type="float" office:value="0">
            <text:p>0</text:p>
          </table:table-cell>
          <table:table-cell table:style-name="ACE-13" table:formula="of:=COM.MICROSOFT.SWITCH([$'switches'.$B$1];1;[$'b'.Z10];0;[.Z10];2;0)" office:value-type="float" office:value="0">
            <text:p>0</text:p>
          </table:table-cell>
          <table:table-cell table:style-name="ACE-13" table:formula="of:=COM.MICROSOFT.SWITCH([$'switches'.$B$1];1;[$'b'.AA10];0;[.AA10];2;0)" office:value-type="float" office:value="0">
            <text:p>0</text:p>
          </table:table-cell>
          <table:table-cell table:style-name="ACE-13" table:formula="of:=COM.MICROSOFT.SWITCH([$'switches'.$B$1];1;[$'b'.AB10];0;[.AB10];2;0)" office:value-type="float" office:value="0">
            <text:p>0</text:p>
          </table:table-cell>
          <table:table-cell table:style-name="ACE-13" table:formula="of:=COM.MICROSOFT.SWITCH([$'switches'.$B$1];1;[$'b'.AC10];0;[.AC10];2;0)" office:value-type="float" office:value="0">
            <text:p>0</text:p>
          </table:table-cell>
          <table:table-cell table:style-name="ACE-13" table:formula="of:=COM.MICROSOFT.SWITCH([$'switches'.$B$1];1;[$'b'.AD10];0;[.AD10];2;0)" office:value-type="float" office:value="0">
            <text:p>0</text:p>
          </table:table-cell>
          <table:table-cell table:style-name="ACE-13" table:formula="of:=COM.MICROSOFT.SWITCH([$'switches'.$B$1];1;[$'b'.AE10];0;[.AE10];2;0)" office:value-type="float" office:value="0">
            <text:p>0</text:p>
          </table:table-cell>
          <table:table-cell table:style-name="ACE-13" table:formula="of:=COM.MICROSOFT.SWITCH([$'switches'.$B$1];1;[$'b'.AF10];0;[.AF10];2;0)" office:value-type="float" office:value="0">
            <text:p>0</text:p>
          </table:table-cell>
          <table:table-cell table:style-name="ACE-13" table:formula="of:=COM.MICROSOFT.SWITCH([$'switches'.$B$1];1;[$'b'.AG10];0;[.AG10];2;0)" office:value-type="float" office:value="0">
            <text:p>0</text:p>
          </table:table-cell>
          <table:table-cell table:style-name="ACE-13" table:formula="of:=COM.MICROSOFT.SWITCH([$'switches'.$B$1];1;[$'b'.AH10];0;[.AH10];2;0)" office:value-type="float" office:value="0">
            <text:p>0</text:p>
          </table:table-cell>
          <table:table-cell table:style-name="ACE-13" table:formula="of:=COM.MICROSOFT.SWITCH([$'switches'.$B$1];1;[$'b'.AI10];0;[.AI10];2;0)" office:value-type="float" office:value="0">
            <text:p>0</text:p>
          </table:table-cell>
          <table:table-cell table:style-name="ACE-13" table:formula="of:=COM.MICROSOFT.SWITCH([$'switches'.$B$1];1;[$'b'.AJ10];0;[.AJ10];2;0)" office:value-type="float" office:value="0">
            <text:p>0</text:p>
          </table:table-cell>
          <table:table-cell table:style-name="ACE-13" table:formula="of:=COM.MICROSOFT.SWITCH([$'switches'.$B$1];1;[$'b'.AK10];0;[.AK10];2;0)" office:value-type="float" office:value="0">
            <text:p>0</text:p>
          </table:table-cell>
          <table:table-cell table:style-name="ACE-13" table:formula="of:=COM.MICROSOFT.SWITCH([$'switches'.$B$1];1;[$'b'.AL10];0;[.AL10];2;0)" office:value-type="float" office:value="0">
            <text:p>0</text:p>
          </table:table-cell>
          <table:table-cell table:style-name="ACE-13" table:formula="of:=COM.MICROSOFT.SWITCH([$'switches'.$B$1];1;[$'b'.AM10];0;[.AM10];2;0)" office:value-type="float" office:value="0">
            <text:p>0</text:p>
          </table:table-cell>
          <table:table-cell table:style-name="ACE-13" table:formula="of:=COM.MICROSOFT.SWITCH([$'switches'.$B$1];1;[$'b'.AN10];0;[.AN10];2;0)" office:value-type="float" office:value="0">
            <text:p>0</text:p>
          </table:table-cell>
          <table:table-cell table:style-name="ACE-13" table:formula="of:=COM.MICROSOFT.SWITCH([$'switches'.$B$1];1;[$'b'.AO10];0;[.AO10];2;0)" office:value-type="float" office:value="0">
            <text:p>0</text:p>
          </table:table-cell>
          <table:table-cell table:style-name="ACE-13" table:formula="of:=COM.MICROSOFT.SWITCH([$'switches'.$B$1];1;[$'b'.AP10];0;[.AP10];2;0)" office:value-type="float" office:value="0">
            <text:p>0</text:p>
          </table:table-cell>
          <table:table-cell table:style-name="ACE-13" table:formula="of:=COM.MICROSOFT.SWITCH([$'switches'.$B$1];1;[$'b'.AQ10];0;[.AQ10];2;0)" office:value-type="float" office:value="0">
            <text:p>0</text:p>
          </table:table-cell>
          <table:table-cell table:style-name="ACE-13" table:formula="of:=COM.MICROSOFT.SWITCH([$'switches'.$B$1];1;[$'b'.AR10];0;[.AR10];2;0)" office:value-type="float" office:value="0">
            <text:p>0</text:p>
          </table:table-cell>
          <table:table-cell table:style-name="ACE-13" table:formula="of:=COM.MICROSOFT.SWITCH([$'switches'.$B$1];1;[$'b'.AS10];0;[.AS10];2;0)" office:value-type="float" office:value="0">
            <text:p>0</text:p>
          </table:table-cell>
          <table:table-cell table:style-name="ACE-13" table:formula="of:=COM.MICROSOFT.SWITCH([$'switches'.$B$1];1;[$'b'.AT10];0;[.AT10];2;0)" office:value-type="float" office:value="0">
            <text:p>0</text:p>
          </table:table-cell>
          <table:table-cell table:style-name="ACE-13" table:formula="of:=COM.MICROSOFT.SWITCH([$'switches'.$B$1];1;[$'b'.AU10];0;[.AU10];2;0)" office:value-type="float" office:value="0">
            <text:p>0</text:p>
          </table:table-cell>
          <table:table-cell table:style-name="ACE-13" table:formula="of:=COM.MICROSOFT.SWITCH([$'switches'.$B$1];1;[$'b'.AV10];0;[.AV10];2;0)" office:value-type="float" office:value="0">
            <text:p>0</text:p>
          </table:table-cell>
          <table:table-cell table:style-name="ACE-13" table:formula="of:=COM.MICROSOFT.SWITCH([$'switches'.$B$1];1;[$'b'.AW10];0;[.AW10];2;0)" office:value-type="float" office:value="0">
            <text:p>0</text:p>
          </table:table-cell>
          <table:table-cell table:style-name="ACE-13" table:formula="of:=COM.MICROSOFT.SWITCH([$'switches'.$B$1];1;[$'b'.AX10];0;[.AX1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1];0;[.B11];2;0)" office:value-type="float" office:value="0">
            <text:p>0</text:p>
          </table:table-cell>
          <table:table-cell table:style-name="ACE-13" table:formula="of:=COM.MICROSOFT.SWITCH([$'switches'.$B$1];1;[$'b'.C11];0;[.C11];2;0)" office:value-type="float" office:value="0">
            <text:p>0</text:p>
          </table:table-cell>
          <table:table-cell table:style-name="ACE-13" table:formula="of:=COM.MICROSOFT.SWITCH([$'switches'.$B$1];1;[$'b'.D11];0;[.D11];2;0)" office:value-type="float" office:value="0">
            <text:p>0</text:p>
          </table:table-cell>
          <table:table-cell table:style-name="ACE-13" table:formula="of:=COM.MICROSOFT.SWITCH([$'switches'.$B$1];1;[$'b'.E11];0;[.E11];2;0)" office:value-type="float" office:value="0">
            <text:p>0</text:p>
          </table:table-cell>
          <table:table-cell table:style-name="ACE-13" table:formula="of:=COM.MICROSOFT.SWITCH([$'switches'.$B$1];1;[$'b'.F11];0;[.F11];2;0)" office:value-type="float" office:value="0">
            <text:p>0</text:p>
          </table:table-cell>
          <table:table-cell table:style-name="ACE-13" table:formula="of:=COM.MICROSOFT.SWITCH([$'switches'.$B$1];1;[$'b'.G11];0;[.G11];2;0)" office:value-type="float" office:value="0">
            <text:p>0</text:p>
          </table:table-cell>
          <table:table-cell table:style-name="ACE-13" table:formula="of:=COM.MICROSOFT.SWITCH([$'switches'.$B$1];1;[$'b'.H11];0;[.H11];2;0)" office:value-type="float" office:value="0">
            <text:p>0</text:p>
          </table:table-cell>
          <table:table-cell table:style-name="ACE-13" table:formula="of:=COM.MICROSOFT.SWITCH([$'switches'.$B$1];1;[$'b'.I11];0;[.I11];2;0)" office:value-type="float" office:value="0">
            <text:p>0</text:p>
          </table:table-cell>
          <table:table-cell table:style-name="ACE-13" table:formula="of:=COM.MICROSOFT.SWITCH([$'switches'.$B$1];1;[$'b'.J11];0;[.J11];2;0)" office:value-type="float" office:value="0">
            <text:p>0</text:p>
          </table:table-cell>
          <table:table-cell table:style-name="ACE-13" table:formula="of:=COM.MICROSOFT.SWITCH([$'switches'.$B$1];1;[$'b'.K11];0;[.K11];2;0)" office:value-type="float" office:value="0">
            <text:p>0</text:p>
          </table:table-cell>
          <table:table-cell table:style-name="ACE-13" table:formula="of:=COM.MICROSOFT.SWITCH([$'switches'.$B$1];1;[$'b'.L11];0;[.L11];2;0)" office:value-type="float" office:value="0">
            <text:p>0</text:p>
          </table:table-cell>
          <table:table-cell table:style-name="ACE-13" table:formula="of:=COM.MICROSOFT.SWITCH([$'switches'.$B$1];1;[$'b'.M11];0;[.M11];2;0)" office:value-type="float" office:value="0">
            <text:p>0</text:p>
          </table:table-cell>
          <table:table-cell table:style-name="ACE-13" table:formula="of:=COM.MICROSOFT.SWITCH([$'switches'.$B$1];1;[$'b'.N11];0;[.N11];2;0)" office:value-type="float" office:value="0">
            <text:p>0</text:p>
          </table:table-cell>
          <table:table-cell table:style-name="ACE-13" table:formula="of:=COM.MICROSOFT.SWITCH([$'switches'.$B$1];1;[$'b'.O11];0;[.O11];2;0)" office:value-type="float" office:value="0">
            <text:p>0</text:p>
          </table:table-cell>
          <table:table-cell table:style-name="ACE-13" table:formula="of:=COM.MICROSOFT.SWITCH([$'switches'.$B$1];1;[$'b'.P11];0;[.P11];2;0)" office:value-type="float" office:value="0">
            <text:p>0</text:p>
          </table:table-cell>
          <table:table-cell table:style-name="ACE-13" table:formula="of:=COM.MICROSOFT.SWITCH([$'switches'.$B$1];1;[$'b'.Q11];0;[.Q11];2;0)" office:value-type="float" office:value="0">
            <text:p>0</text:p>
          </table:table-cell>
          <table:table-cell table:style-name="ACE-13" table:formula="of:=COM.MICROSOFT.SWITCH([$'switches'.$B$1];1;[$'b'.R11];0;[.R11];2;0)" office:value-type="float" office:value="0">
            <text:p>0</text:p>
          </table:table-cell>
          <table:table-cell table:style-name="ACE-13" table:formula="of:=COM.MICROSOFT.SWITCH([$'switches'.$B$1];1;[$'b'.S11];0;[.S11];2;0)" office:value-type="float" office:value="0">
            <text:p>0</text:p>
          </table:table-cell>
          <table:table-cell table:style-name="ACE-13" table:formula="of:=COM.MICROSOFT.SWITCH([$'switches'.$B$1];1;[$'b'.T11];0;[.T11];2;0)" office:value-type="float" office:value="0">
            <text:p>0</text:p>
          </table:table-cell>
          <table:table-cell table:style-name="ACE-13" table:formula="of:=COM.MICROSOFT.SWITCH([$'switches'.$B$1];1;[$'b'.U11];0;[.U11];2;0)" office:value-type="float" office:value="0">
            <text:p>0</text:p>
          </table:table-cell>
          <table:table-cell table:style-name="ACE-13" table:formula="of:=COM.MICROSOFT.SWITCH([$'switches'.$B$1];1;[$'b'.V11];0;[.V11];2;0)" office:value-type="float" office:value="0">
            <text:p>0</text:p>
          </table:table-cell>
          <table:table-cell table:style-name="ACE-13" table:formula="of:=COM.MICROSOFT.SWITCH([$'switches'.$B$1];1;[$'b'.W11];0;[.W11];2;0)" office:value-type="float" office:value="0">
            <text:p>0</text:p>
          </table:table-cell>
          <table:table-cell table:style-name="ACE-13" table:formula="of:=COM.MICROSOFT.SWITCH([$'switches'.$B$1];1;[$'b'.X11];0;[.X11];2;0)" office:value-type="float" office:value="0">
            <text:p>0</text:p>
          </table:table-cell>
          <table:table-cell table:style-name="ACE-13" table:formula="of:=COM.MICROSOFT.SWITCH([$'switches'.$B$1];1;[$'b'.Y11];0;[.Y11];2;0)" office:value-type="float" office:value="0">
            <text:p>0</text:p>
          </table:table-cell>
          <table:table-cell table:style-name="ACE-13" table:formula="of:=COM.MICROSOFT.SWITCH([$'switches'.$B$1];1;[$'b'.Z11];0;[.Z11];2;0)" office:value-type="float" office:value="0">
            <text:p>0</text:p>
          </table:table-cell>
          <table:table-cell table:style-name="ACE-13" table:formula="of:=COM.MICROSOFT.SWITCH([$'switches'.$B$1];1;[$'b'.AA11];0;[.AA11];2;0)" office:value-type="float" office:value="0">
            <text:p>0</text:p>
          </table:table-cell>
          <table:table-cell table:style-name="ACE-13" table:formula="of:=COM.MICROSOFT.SWITCH([$'switches'.$B$1];1;[$'b'.AB11];0;[.AB11];2;0)" office:value-type="float" office:value="0">
            <text:p>0</text:p>
          </table:table-cell>
          <table:table-cell table:style-name="ACE-13" table:formula="of:=COM.MICROSOFT.SWITCH([$'switches'.$B$1];1;[$'b'.AC11];0;[.AC11];2;0)" office:value-type="float" office:value="0">
            <text:p>0</text:p>
          </table:table-cell>
          <table:table-cell table:style-name="ACE-13" table:formula="of:=COM.MICROSOFT.SWITCH([$'switches'.$B$1];1;[$'b'.AD11];0;[.AD11];2;0)" office:value-type="float" office:value="0">
            <text:p>0</text:p>
          </table:table-cell>
          <table:table-cell table:style-name="ACE-13" table:formula="of:=COM.MICROSOFT.SWITCH([$'switches'.$B$1];1;[$'b'.AE11];0;[.AE11];2;0)" office:value-type="float" office:value="0">
            <text:p>0</text:p>
          </table:table-cell>
          <table:table-cell table:style-name="ACE-13" table:formula="of:=COM.MICROSOFT.SWITCH([$'switches'.$B$1];1;[$'b'.AF11];0;[.AF11];2;0)" office:value-type="float" office:value="0">
            <text:p>0</text:p>
          </table:table-cell>
          <table:table-cell table:style-name="ACE-13" table:formula="of:=COM.MICROSOFT.SWITCH([$'switches'.$B$1];1;[$'b'.AG11];0;[.AG11];2;0)" office:value-type="float" office:value="0">
            <text:p>0</text:p>
          </table:table-cell>
          <table:table-cell table:style-name="ACE-13" table:formula="of:=COM.MICROSOFT.SWITCH([$'switches'.$B$1];1;[$'b'.AH11];0;[.AH11];2;0)" office:value-type="float" office:value="0">
            <text:p>0</text:p>
          </table:table-cell>
          <table:table-cell table:style-name="ACE-13" table:formula="of:=COM.MICROSOFT.SWITCH([$'switches'.$B$1];1;[$'b'.AI11];0;[.AI11];2;0)" office:value-type="float" office:value="0">
            <text:p>0</text:p>
          </table:table-cell>
          <table:table-cell table:style-name="ACE-13" table:formula="of:=COM.MICROSOFT.SWITCH([$'switches'.$B$1];1;[$'b'.AJ11];0;[.AJ11];2;0)" office:value-type="float" office:value="0">
            <text:p>0</text:p>
          </table:table-cell>
          <table:table-cell table:style-name="ACE-13" table:formula="of:=COM.MICROSOFT.SWITCH([$'switches'.$B$1];1;[$'b'.AK11];0;[.AK11];2;0)" office:value-type="float" office:value="0">
            <text:p>0</text:p>
          </table:table-cell>
          <table:table-cell table:style-name="ACE-13" table:formula="of:=COM.MICROSOFT.SWITCH([$'switches'.$B$1];1;[$'b'.AL11];0;[.AL11];2;0)" office:value-type="float" office:value="0">
            <text:p>0</text:p>
          </table:table-cell>
          <table:table-cell table:style-name="ACE-13" table:formula="of:=COM.MICROSOFT.SWITCH([$'switches'.$B$1];1;[$'b'.AM11];0;[.AM11];2;0)" office:value-type="float" office:value="0">
            <text:p>0</text:p>
          </table:table-cell>
          <table:table-cell table:style-name="ACE-13" table:formula="of:=COM.MICROSOFT.SWITCH([$'switches'.$B$1];1;[$'b'.AN11];0;[.AN11];2;0)" office:value-type="float" office:value="0">
            <text:p>0</text:p>
          </table:table-cell>
          <table:table-cell table:style-name="ACE-13" table:formula="of:=COM.MICROSOFT.SWITCH([$'switches'.$B$1];1;[$'b'.AO11];0;[.AO11];2;0)" office:value-type="float" office:value="0">
            <text:p>0</text:p>
          </table:table-cell>
          <table:table-cell table:style-name="ACE-13" table:formula="of:=COM.MICROSOFT.SWITCH([$'switches'.$B$1];1;[$'b'.AP11];0;[.AP11];2;0)" office:value-type="float" office:value="0">
            <text:p>0</text:p>
          </table:table-cell>
          <table:table-cell table:style-name="ACE-13" table:formula="of:=COM.MICROSOFT.SWITCH([$'switches'.$B$1];1;[$'b'.AQ11];0;[.AQ11];2;0)" office:value-type="float" office:value="0">
            <text:p>0</text:p>
          </table:table-cell>
          <table:table-cell table:style-name="ACE-13" table:formula="of:=COM.MICROSOFT.SWITCH([$'switches'.$B$1];1;[$'b'.AR11];0;[.AR11];2;0)" office:value-type="float" office:value="0">
            <text:p>0</text:p>
          </table:table-cell>
          <table:table-cell table:style-name="ACE-13" table:formula="of:=COM.MICROSOFT.SWITCH([$'switches'.$B$1];1;[$'b'.AS11];0;[.AS11];2;0)" office:value-type="float" office:value="0">
            <text:p>0</text:p>
          </table:table-cell>
          <table:table-cell table:style-name="ACE-13" table:formula="of:=COM.MICROSOFT.SWITCH([$'switches'.$B$1];1;[$'b'.AT11];0;[.AT11];2;0)" office:value-type="float" office:value="0">
            <text:p>0</text:p>
          </table:table-cell>
          <table:table-cell table:style-name="ACE-13" table:formula="of:=COM.MICROSOFT.SWITCH([$'switches'.$B$1];1;[$'b'.AU11];0;[.AU11];2;0)" office:value-type="float" office:value="0">
            <text:p>0</text:p>
          </table:table-cell>
          <table:table-cell table:style-name="ACE-13" table:formula="of:=COM.MICROSOFT.SWITCH([$'switches'.$B$1];1;[$'b'.AV11];0;[.AV11];2;0)" office:value-type="float" office:value="0">
            <text:p>0</text:p>
          </table:table-cell>
          <table:table-cell table:style-name="ACE-13" table:formula="of:=COM.MICROSOFT.SWITCH([$'switches'.$B$1];1;[$'b'.AW11];0;[.AW11];2;0)" office:value-type="float" office:value="0">
            <text:p>0</text:p>
          </table:table-cell>
          <table:table-cell table:style-name="ACE-13" table:formula="of:=COM.MICROSOFT.SWITCH([$'switches'.$B$1];1;[$'b'.AX11];0;[.AX11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2];0;[.B12];2;0)" office:value-type="float" office:value="0">
            <text:p>0</text:p>
          </table:table-cell>
          <table:table-cell table:style-name="ACE-13" table:formula="of:=COM.MICROSOFT.SWITCH([$'switches'.$B$1];1;[$'b'.C12];0;[.C12];2;0)" office:value-type="float" office:value="0">
            <text:p>0</text:p>
          </table:table-cell>
          <table:table-cell table:style-name="ACE-13" table:formula="of:=COM.MICROSOFT.SWITCH([$'switches'.$B$1];1;[$'b'.D12];0;[.D12];2;0)" office:value-type="float" office:value="0">
            <text:p>0</text:p>
          </table:table-cell>
          <table:table-cell table:style-name="ACE-13" table:formula="of:=COM.MICROSOFT.SWITCH([$'switches'.$B$1];1;[$'b'.E12];0;[.E12];2;0)" office:value-type="float" office:value="0">
            <text:p>0</text:p>
          </table:table-cell>
          <table:table-cell table:style-name="ACE-13" table:formula="of:=COM.MICROSOFT.SWITCH([$'switches'.$B$1];1;[$'b'.F12];0;[.F12];2;0)" office:value-type="float" office:value="0">
            <text:p>0</text:p>
          </table:table-cell>
          <table:table-cell table:style-name="ACE-13" table:formula="of:=COM.MICROSOFT.SWITCH([$'switches'.$B$1];1;[$'b'.G12];0;[.G12];2;0)" office:value-type="float" office:value="0">
            <text:p>0</text:p>
          </table:table-cell>
          <table:table-cell table:style-name="ACE-13" table:formula="of:=COM.MICROSOFT.SWITCH([$'switches'.$B$1];1;[$'b'.H12];0;[.H12];2;0)" office:value-type="float" office:value="0">
            <text:p>0</text:p>
          </table:table-cell>
          <table:table-cell table:style-name="ACE-13" table:formula="of:=COM.MICROSOFT.SWITCH([$'switches'.$B$1];1;[$'b'.I12];0;[.I12];2;0)" office:value-type="float" office:value="0">
            <text:p>0</text:p>
          </table:table-cell>
          <table:table-cell table:style-name="ACE-13" table:formula="of:=COM.MICROSOFT.SWITCH([$'switches'.$B$1];1;[$'b'.J12];0;[.J12];2;0)" office:value-type="float" office:value="0">
            <text:p>0</text:p>
          </table:table-cell>
          <table:table-cell table:style-name="ACE-13" table:formula="of:=COM.MICROSOFT.SWITCH([$'switches'.$B$1];1;[$'b'.K12];0;[.K12];2;0)" office:value-type="float" office:value="0">
            <text:p>0</text:p>
          </table:table-cell>
          <table:table-cell table:style-name="ACE-13" table:formula="of:=COM.MICROSOFT.SWITCH([$'switches'.$B$1];1;[$'b'.L12];0;[.L12];2;0)" office:value-type="float" office:value="0">
            <text:p>0</text:p>
          </table:table-cell>
          <table:table-cell table:style-name="ACE-13" table:formula="of:=COM.MICROSOFT.SWITCH([$'switches'.$B$1];1;[$'b'.M12];0;[.M12];2;0)" office:value-type="float" office:value="0">
            <text:p>0</text:p>
          </table:table-cell>
          <table:table-cell table:style-name="ACE-13" table:formula="of:=COM.MICROSOFT.SWITCH([$'switches'.$B$1];1;[$'b'.N12];0;[.N12];2;0)" office:value-type="float" office:value="0">
            <text:p>0</text:p>
          </table:table-cell>
          <table:table-cell table:style-name="ACE-13" table:formula="of:=COM.MICROSOFT.SWITCH([$'switches'.$B$1];1;[$'b'.O12];0;[.O12];2;0)" office:value-type="float" office:value="0">
            <text:p>0</text:p>
          </table:table-cell>
          <table:table-cell table:style-name="ACE-13" table:formula="of:=COM.MICROSOFT.SWITCH([$'switches'.$B$1];1;[$'b'.P12];0;[.P12];2;0)" office:value-type="float" office:value="0">
            <text:p>0</text:p>
          </table:table-cell>
          <table:table-cell table:style-name="ACE-13" table:formula="of:=COM.MICROSOFT.SWITCH([$'switches'.$B$1];1;[$'b'.Q12];0;[.Q12];2;0)" office:value-type="float" office:value="0">
            <text:p>0</text:p>
          </table:table-cell>
          <table:table-cell table:style-name="ACE-13" table:formula="of:=COM.MICROSOFT.SWITCH([$'switches'.$B$1];1;[$'b'.R12];0;[.R12];2;0)" office:value-type="float" office:value="0">
            <text:p>0</text:p>
          </table:table-cell>
          <table:table-cell table:style-name="ACE-13" table:formula="of:=COM.MICROSOFT.SWITCH([$'switches'.$B$1];1;[$'b'.S12];0;[.S12];2;0)" office:value-type="float" office:value="0">
            <text:p>0</text:p>
          </table:table-cell>
          <table:table-cell table:style-name="ACE-13" table:formula="of:=COM.MICROSOFT.SWITCH([$'switches'.$B$1];1;[$'b'.T12];0;[.T12];2;0)" office:value-type="float" office:value="0">
            <text:p>0</text:p>
          </table:table-cell>
          <table:table-cell table:style-name="ACE-13" table:formula="of:=COM.MICROSOFT.SWITCH([$'switches'.$B$1];1;[$'b'.U12];0;[.U12];2;0)" office:value-type="float" office:value="0">
            <text:p>0</text:p>
          </table:table-cell>
          <table:table-cell table:style-name="ACE-13" table:formula="of:=COM.MICROSOFT.SWITCH([$'switches'.$B$1];1;[$'b'.V12];0;[.V12];2;0)" office:value-type="float" office:value="0">
            <text:p>0</text:p>
          </table:table-cell>
          <table:table-cell table:style-name="ACE-13" table:formula="of:=COM.MICROSOFT.SWITCH([$'switches'.$B$1];1;[$'b'.W12];0;[.W12];2;0)" office:value-type="float" office:value="0">
            <text:p>0</text:p>
          </table:table-cell>
          <table:table-cell table:style-name="ACE-13" table:formula="of:=COM.MICROSOFT.SWITCH([$'switches'.$B$1];1;[$'b'.X12];0;[.X12];2;0)" office:value-type="float" office:value="0">
            <text:p>0</text:p>
          </table:table-cell>
          <table:table-cell table:style-name="ACE-13" table:formula="of:=COM.MICROSOFT.SWITCH([$'switches'.$B$1];1;[$'b'.Y12];0;[.Y12];2;0)" office:value-type="float" office:value="0">
            <text:p>0</text:p>
          </table:table-cell>
          <table:table-cell table:style-name="ACE-13" table:formula="of:=COM.MICROSOFT.SWITCH([$'switches'.$B$1];1;[$'b'.Z12];0;[.Z12];2;0)" office:value-type="float" office:value="0">
            <text:p>0</text:p>
          </table:table-cell>
          <table:table-cell table:style-name="ACE-13" table:formula="of:=COM.MICROSOFT.SWITCH([$'switches'.$B$1];1;[$'b'.AA12];0;[.AA12];2;0)" office:value-type="float" office:value="0">
            <text:p>0</text:p>
          </table:table-cell>
          <table:table-cell table:style-name="ACE-13" table:formula="of:=COM.MICROSOFT.SWITCH([$'switches'.$B$1];1;[$'b'.AB12];0;[.AB12];2;0)" office:value-type="float" office:value="0">
            <text:p>0</text:p>
          </table:table-cell>
          <table:table-cell table:style-name="ACE-13" table:formula="of:=COM.MICROSOFT.SWITCH([$'switches'.$B$1];1;[$'b'.AC12];0;[.AC12];2;0)" office:value-type="float" office:value="0">
            <text:p>0</text:p>
          </table:table-cell>
          <table:table-cell table:style-name="ACE-13" table:formula="of:=COM.MICROSOFT.SWITCH([$'switches'.$B$1];1;[$'b'.AD12];0;[.AD12];2;0)" office:value-type="float" office:value="0">
            <text:p>0</text:p>
          </table:table-cell>
          <table:table-cell table:style-name="ACE-13" table:formula="of:=COM.MICROSOFT.SWITCH([$'switches'.$B$1];1;[$'b'.AE12];0;[.AE12];2;0)" office:value-type="float" office:value="0">
            <text:p>0</text:p>
          </table:table-cell>
          <table:table-cell table:style-name="ACE-13" table:formula="of:=COM.MICROSOFT.SWITCH([$'switches'.$B$1];1;[$'b'.AF12];0;[.AF12];2;0)" office:value-type="float" office:value="0">
            <text:p>0</text:p>
          </table:table-cell>
          <table:table-cell table:style-name="ACE-13" table:formula="of:=COM.MICROSOFT.SWITCH([$'switches'.$B$1];1;[$'b'.AG12];0;[.AG12];2;0)" office:value-type="float" office:value="0">
            <text:p>0</text:p>
          </table:table-cell>
          <table:table-cell table:style-name="ACE-13" table:formula="of:=COM.MICROSOFT.SWITCH([$'switches'.$B$1];1;[$'b'.AH12];0;[.AH12];2;0)" office:value-type="float" office:value="0">
            <text:p>0</text:p>
          </table:table-cell>
          <table:table-cell table:style-name="ACE-13" table:formula="of:=COM.MICROSOFT.SWITCH([$'switches'.$B$1];1;[$'b'.AI12];0;[.AI12];2;0)" office:value-type="float" office:value="0">
            <text:p>0</text:p>
          </table:table-cell>
          <table:table-cell table:style-name="ACE-13" table:formula="of:=COM.MICROSOFT.SWITCH([$'switches'.$B$1];1;[$'b'.AJ12];0;[.AJ12];2;0)" office:value-type="float" office:value="0">
            <text:p>0</text:p>
          </table:table-cell>
          <table:table-cell table:style-name="ACE-13" table:formula="of:=COM.MICROSOFT.SWITCH([$'switches'.$B$1];1;[$'b'.AK12];0;[.AK12];2;0)" office:value-type="float" office:value="0">
            <text:p>0</text:p>
          </table:table-cell>
          <table:table-cell table:style-name="ACE-13" table:formula="of:=COM.MICROSOFT.SWITCH([$'switches'.$B$1];1;[$'b'.AL12];0;[.AL12];2;0)" office:value-type="float" office:value="0">
            <text:p>0</text:p>
          </table:table-cell>
          <table:table-cell table:style-name="ACE-13" table:formula="of:=COM.MICROSOFT.SWITCH([$'switches'.$B$1];1;[$'b'.AM12];0;[.AM12];2;0)" office:value-type="float" office:value="0">
            <text:p>0</text:p>
          </table:table-cell>
          <table:table-cell table:style-name="ACE-13" table:formula="of:=COM.MICROSOFT.SWITCH([$'switches'.$B$1];1;[$'b'.AN12];0;[.AN12];2;0)" office:value-type="float" office:value="0">
            <text:p>0</text:p>
          </table:table-cell>
          <table:table-cell table:style-name="ACE-13" table:formula="of:=COM.MICROSOFT.SWITCH([$'switches'.$B$1];1;[$'b'.AO12];0;[.AO12];2;0)" office:value-type="float" office:value="0">
            <text:p>0</text:p>
          </table:table-cell>
          <table:table-cell table:style-name="ACE-13" table:formula="of:=COM.MICROSOFT.SWITCH([$'switches'.$B$1];1;[$'b'.AP12];0;[.AP12];2;0)" office:value-type="float" office:value="0">
            <text:p>0</text:p>
          </table:table-cell>
          <table:table-cell table:style-name="ACE-13" table:formula="of:=COM.MICROSOFT.SWITCH([$'switches'.$B$1];1;[$'b'.AQ12];0;[.AQ12];2;0)" office:value-type="float" office:value="0">
            <text:p>0</text:p>
          </table:table-cell>
          <table:table-cell table:style-name="ACE-13" table:formula="of:=COM.MICROSOFT.SWITCH([$'switches'.$B$1];1;[$'b'.AR12];0;[.AR12];2;0)" office:value-type="float" office:value="0">
            <text:p>0</text:p>
          </table:table-cell>
          <table:table-cell table:style-name="ACE-13" table:formula="of:=COM.MICROSOFT.SWITCH([$'switches'.$B$1];1;[$'b'.AS12];0;[.AS12];2;0)" office:value-type="float" office:value="0">
            <text:p>0</text:p>
          </table:table-cell>
          <table:table-cell table:style-name="ACE-13" table:formula="of:=COM.MICROSOFT.SWITCH([$'switches'.$B$1];1;[$'b'.AT12];0;[.AT12];2;0)" office:value-type="float" office:value="0">
            <text:p>0</text:p>
          </table:table-cell>
          <table:table-cell table:style-name="ACE-13" table:formula="of:=COM.MICROSOFT.SWITCH([$'switches'.$B$1];1;[$'b'.AU12];0;[.AU12];2;0)" office:value-type="float" office:value="0">
            <text:p>0</text:p>
          </table:table-cell>
          <table:table-cell table:style-name="ACE-13" table:formula="of:=COM.MICROSOFT.SWITCH([$'switches'.$B$1];1;[$'b'.AV12];0;[.AV12];2;0)" office:value-type="float" office:value="0">
            <text:p>0</text:p>
          </table:table-cell>
          <table:table-cell table:style-name="ACE-13" table:formula="of:=COM.MICROSOFT.SWITCH([$'switches'.$B$1];1;[$'b'.AW12];0;[.AW12];2;0)" office:value-type="float" office:value="0">
            <text:p>0</text:p>
          </table:table-cell>
          <table:table-cell table:style-name="ACE-13" table:formula="of:=COM.MICROSOFT.SWITCH([$'switches'.$B$1];1;[$'b'.AX12];0;[.AX12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3];0;[.B13];2;0)" office:value-type="float" office:value="0">
            <text:p>0</text:p>
          </table:table-cell>
          <table:table-cell table:style-name="ACE-13" table:formula="of:=COM.MICROSOFT.SWITCH([$'switches'.$B$1];1;[$'b'.C13];0;[.C13];2;0)" office:value-type="float" office:value="0">
            <text:p>0</text:p>
          </table:table-cell>
          <table:table-cell table:style-name="ACE-13" table:formula="of:=COM.MICROSOFT.SWITCH([$'switches'.$B$1];1;[$'b'.D13];0;[.D13];2;0)" office:value-type="float" office:value="0">
            <text:p>0</text:p>
          </table:table-cell>
          <table:table-cell table:style-name="ACE-13" table:formula="of:=COM.MICROSOFT.SWITCH([$'switches'.$B$1];1;[$'b'.E13];0;[.E13];2;0)" office:value-type="float" office:value="0">
            <text:p>0</text:p>
          </table:table-cell>
          <table:table-cell table:style-name="ACE-13" table:formula="of:=COM.MICROSOFT.SWITCH([$'switches'.$B$1];1;[$'b'.F13];0;[.F13];2;0)" office:value-type="float" office:value="0">
            <text:p>0</text:p>
          </table:table-cell>
          <table:table-cell table:style-name="ACE-13" table:formula="of:=COM.MICROSOFT.SWITCH([$'switches'.$B$1];1;[$'b'.G13];0;[.G13];2;0)" office:value-type="float" office:value="0">
            <text:p>0</text:p>
          </table:table-cell>
          <table:table-cell table:style-name="ACE-13" table:formula="of:=COM.MICROSOFT.SWITCH([$'switches'.$B$1];1;[$'b'.H13];0;[.H13];2;0)" office:value-type="float" office:value="0">
            <text:p>0</text:p>
          </table:table-cell>
          <table:table-cell table:style-name="ACE-13" table:formula="of:=COM.MICROSOFT.SWITCH([$'switches'.$B$1];1;[$'b'.I13];0;[.I13];2;0)" office:value-type="float" office:value="0">
            <text:p>0</text:p>
          </table:table-cell>
          <table:table-cell table:style-name="ACE-13" table:formula="of:=COM.MICROSOFT.SWITCH([$'switches'.$B$1];1;[$'b'.J13];0;[.J13];2;0)" office:value-type="float" office:value="0">
            <text:p>0</text:p>
          </table:table-cell>
          <table:table-cell table:style-name="ACE-13" table:formula="of:=COM.MICROSOFT.SWITCH([$'switches'.$B$1];1;[$'b'.K13];0;[.K13];2;0)" office:value-type="float" office:value="0">
            <text:p>0</text:p>
          </table:table-cell>
          <table:table-cell table:style-name="ACE-13" table:formula="of:=COM.MICROSOFT.SWITCH([$'switches'.$B$1];1;[$'b'.L13];0;[.L13];2;0)" office:value-type="float" office:value="0">
            <text:p>0</text:p>
          </table:table-cell>
          <table:table-cell table:style-name="ACE-13" table:formula="of:=COM.MICROSOFT.SWITCH([$'switches'.$B$1];1;[$'b'.M13];0;[.M13];2;0)" office:value-type="float" office:value="0">
            <text:p>0</text:p>
          </table:table-cell>
          <table:table-cell table:style-name="ACE-13" table:formula="of:=COM.MICROSOFT.SWITCH([$'switches'.$B$1];1;[$'b'.N13];0;[.N13];2;0)" office:value-type="float" office:value="0">
            <text:p>0</text:p>
          </table:table-cell>
          <table:table-cell table:style-name="ACE-13" table:formula="of:=COM.MICROSOFT.SWITCH([$'switches'.$B$1];1;[$'b'.O13];0;[.O13];2;0)" office:value-type="float" office:value="0">
            <text:p>0</text:p>
          </table:table-cell>
          <table:table-cell table:style-name="ACE-13" table:formula="of:=COM.MICROSOFT.SWITCH([$'switches'.$B$1];1;[$'b'.P13];0;[.P13];2;0)" office:value-type="float" office:value="0">
            <text:p>0</text:p>
          </table:table-cell>
          <table:table-cell table:style-name="ACE-13" table:formula="of:=COM.MICROSOFT.SWITCH([$'switches'.$B$1];1;[$'b'.Q13];0;[.Q13];2;0)" office:value-type="float" office:value="0">
            <text:p>0</text:p>
          </table:table-cell>
          <table:table-cell table:style-name="ACE-13" table:formula="of:=COM.MICROSOFT.SWITCH([$'switches'.$B$1];1;[$'b'.R13];0;[.R13];2;0)" office:value-type="float" office:value="0">
            <text:p>0</text:p>
          </table:table-cell>
          <table:table-cell table:style-name="ACE-13" table:formula="of:=COM.MICROSOFT.SWITCH([$'switches'.$B$1];1;[$'b'.S13];0;[.S13];2;0)" office:value-type="float" office:value="0">
            <text:p>0</text:p>
          </table:table-cell>
          <table:table-cell table:style-name="ACE-13" table:formula="of:=COM.MICROSOFT.SWITCH([$'switches'.$B$1];1;[$'b'.T13];0;[.T13];2;0)" office:value-type="float" office:value="0">
            <text:p>0</text:p>
          </table:table-cell>
          <table:table-cell table:style-name="ACE-13" table:formula="of:=COM.MICROSOFT.SWITCH([$'switches'.$B$1];1;[$'b'.U13];0;[.U13];2;0)" office:value-type="float" office:value="0">
            <text:p>0</text:p>
          </table:table-cell>
          <table:table-cell table:style-name="ACE-13" table:formula="of:=COM.MICROSOFT.SWITCH([$'switches'.$B$1];1;[$'b'.V13];0;[.V13];2;0)" office:value-type="float" office:value="0">
            <text:p>0</text:p>
          </table:table-cell>
          <table:table-cell table:style-name="ACE-13" table:formula="of:=COM.MICROSOFT.SWITCH([$'switches'.$B$1];1;[$'b'.W13];0;[.W13];2;0)" office:value-type="float" office:value="0">
            <text:p>0</text:p>
          </table:table-cell>
          <table:table-cell table:style-name="ACE-13" table:formula="of:=COM.MICROSOFT.SWITCH([$'switches'.$B$1];1;[$'b'.X13];0;[.X13];2;0)" office:value-type="float" office:value="0">
            <text:p>0</text:p>
          </table:table-cell>
          <table:table-cell table:style-name="ACE-13" table:formula="of:=COM.MICROSOFT.SWITCH([$'switches'.$B$1];1;[$'b'.Y13];0;[.Y13];2;0)" office:value-type="float" office:value="0">
            <text:p>0</text:p>
          </table:table-cell>
          <table:table-cell table:style-name="ACE-13" table:formula="of:=COM.MICROSOFT.SWITCH([$'switches'.$B$1];1;[$'b'.Z13];0;[.Z13];2;0)" office:value-type="float" office:value="0">
            <text:p>0</text:p>
          </table:table-cell>
          <table:table-cell table:style-name="ACE-13" table:formula="of:=COM.MICROSOFT.SWITCH([$'switches'.$B$1];1;[$'b'.AA13];0;[.AA13];2;0)" office:value-type="float" office:value="0">
            <text:p>0</text:p>
          </table:table-cell>
          <table:table-cell table:style-name="ACE-13" table:formula="of:=COM.MICROSOFT.SWITCH([$'switches'.$B$1];1;[$'b'.AB13];0;[.AB13];2;0)" office:value-type="float" office:value="0">
            <text:p>0</text:p>
          </table:table-cell>
          <table:table-cell table:style-name="ACE-13" table:formula="of:=COM.MICROSOFT.SWITCH([$'switches'.$B$1];1;[$'b'.AC13];0;[.AC13];2;0)" office:value-type="float" office:value="0">
            <text:p>0</text:p>
          </table:table-cell>
          <table:table-cell table:style-name="ACE-13" table:formula="of:=COM.MICROSOFT.SWITCH([$'switches'.$B$1];1;[$'b'.AD13];0;[.AD13];2;0)" office:value-type="float" office:value="0">
            <text:p>0</text:p>
          </table:table-cell>
          <table:table-cell table:style-name="ACE-13" table:formula="of:=COM.MICROSOFT.SWITCH([$'switches'.$B$1];1;[$'b'.AE13];0;[.AE13];2;0)" office:value-type="float" office:value="0">
            <text:p>0</text:p>
          </table:table-cell>
          <table:table-cell table:style-name="ACE-13" table:formula="of:=COM.MICROSOFT.SWITCH([$'switches'.$B$1];1;[$'b'.AF13];0;[.AF13];2;0)" office:value-type="float" office:value="0">
            <text:p>0</text:p>
          </table:table-cell>
          <table:table-cell table:style-name="ACE-13" table:formula="of:=COM.MICROSOFT.SWITCH([$'switches'.$B$1];1;[$'b'.AG13];0;[.AG13];2;0)" office:value-type="float" office:value="0">
            <text:p>0</text:p>
          </table:table-cell>
          <table:table-cell table:style-name="ACE-13" table:formula="of:=COM.MICROSOFT.SWITCH([$'switches'.$B$1];1;[$'b'.AH13];0;[.AH13];2;0)" office:value-type="float" office:value="0">
            <text:p>0</text:p>
          </table:table-cell>
          <table:table-cell table:style-name="ACE-13" table:formula="of:=COM.MICROSOFT.SWITCH([$'switches'.$B$1];1;[$'b'.AI13];0;[.AI13];2;0)" office:value-type="float" office:value="0">
            <text:p>0</text:p>
          </table:table-cell>
          <table:table-cell table:style-name="ACE-13" table:formula="of:=COM.MICROSOFT.SWITCH([$'switches'.$B$1];1;[$'b'.AJ13];0;[.AJ13];2;0)" office:value-type="float" office:value="0">
            <text:p>0</text:p>
          </table:table-cell>
          <table:table-cell table:style-name="ACE-13" table:formula="of:=COM.MICROSOFT.SWITCH([$'switches'.$B$1];1;[$'b'.AK13];0;[.AK13];2;0)" office:value-type="float" office:value="0">
            <text:p>0</text:p>
          </table:table-cell>
          <table:table-cell table:style-name="ACE-13" table:formula="of:=COM.MICROSOFT.SWITCH([$'switches'.$B$1];1;[$'b'.AL13];0;[.AL13];2;0)" office:value-type="float" office:value="0">
            <text:p>0</text:p>
          </table:table-cell>
          <table:table-cell table:style-name="ACE-13" table:formula="of:=COM.MICROSOFT.SWITCH([$'switches'.$B$1];1;[$'b'.AM13];0;[.AM13];2;0)" office:value-type="float" office:value="0">
            <text:p>0</text:p>
          </table:table-cell>
          <table:table-cell table:style-name="ACE-13" table:formula="of:=COM.MICROSOFT.SWITCH([$'switches'.$B$1];1;[$'b'.AN13];0;[.AN13];2;0)" office:value-type="float" office:value="0">
            <text:p>0</text:p>
          </table:table-cell>
          <table:table-cell table:style-name="ACE-13" table:formula="of:=COM.MICROSOFT.SWITCH([$'switches'.$B$1];1;[$'b'.AO13];0;[.AO13];2;0)" office:value-type="float" office:value="0">
            <text:p>0</text:p>
          </table:table-cell>
          <table:table-cell table:style-name="ACE-13" table:formula="of:=COM.MICROSOFT.SWITCH([$'switches'.$B$1];1;[$'b'.AP13];0;[.AP13];2;0)" office:value-type="float" office:value="0">
            <text:p>0</text:p>
          </table:table-cell>
          <table:table-cell table:style-name="ACE-13" table:formula="of:=COM.MICROSOFT.SWITCH([$'switches'.$B$1];1;[$'b'.AQ13];0;[.AQ13];2;0)" office:value-type="float" office:value="0">
            <text:p>0</text:p>
          </table:table-cell>
          <table:table-cell table:style-name="ACE-13" table:formula="of:=COM.MICROSOFT.SWITCH([$'switches'.$B$1];1;[$'b'.AR13];0;[.AR13];2;0)" office:value-type="float" office:value="0">
            <text:p>0</text:p>
          </table:table-cell>
          <table:table-cell table:style-name="ACE-13" table:formula="of:=COM.MICROSOFT.SWITCH([$'switches'.$B$1];1;[$'b'.AS13];0;[.AS13];2;0)" office:value-type="float" office:value="0">
            <text:p>0</text:p>
          </table:table-cell>
          <table:table-cell table:style-name="ACE-13" table:formula="of:=COM.MICROSOFT.SWITCH([$'switches'.$B$1];1;[$'b'.AT13];0;[.AT13];2;0)" office:value-type="float" office:value="0">
            <text:p>0</text:p>
          </table:table-cell>
          <table:table-cell table:style-name="ACE-13" table:formula="of:=COM.MICROSOFT.SWITCH([$'switches'.$B$1];1;[$'b'.AU13];0;[.AU13];2;0)" office:value-type="float" office:value="0">
            <text:p>0</text:p>
          </table:table-cell>
          <table:table-cell table:style-name="ACE-13" table:formula="of:=COM.MICROSOFT.SWITCH([$'switches'.$B$1];1;[$'b'.AV13];0;[.AV13];2;0)" office:value-type="float" office:value="0">
            <text:p>0</text:p>
          </table:table-cell>
          <table:table-cell table:style-name="ACE-13" table:formula="of:=COM.MICROSOFT.SWITCH([$'switches'.$B$1];1;[$'b'.AW13];0;[.AW13];2;0)" office:value-type="float" office:value="0">
            <text:p>0</text:p>
          </table:table-cell>
          <table:table-cell table:style-name="ACE-13" table:formula="of:=COM.MICROSOFT.SWITCH([$'switches'.$B$1];1;[$'b'.AX13];0;[.AX1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4];0;[.B14];2;0)" office:value-type="float" office:value="0">
            <text:p>0</text:p>
          </table:table-cell>
          <table:table-cell table:style-name="ACE-13" table:formula="of:=COM.MICROSOFT.SWITCH([$'switches'.$B$1];1;[$'b'.C14];0;[.C14];2;0)" office:value-type="float" office:value="0">
            <text:p>0</text:p>
          </table:table-cell>
          <table:table-cell table:style-name="ACE-13" table:formula="of:=COM.MICROSOFT.SWITCH([$'switches'.$B$1];1;[$'b'.D14];0;[.D14];2;0)" office:value-type="float" office:value="0">
            <text:p>0</text:p>
          </table:table-cell>
          <table:table-cell table:style-name="ACE-13" table:formula="of:=COM.MICROSOFT.SWITCH([$'switches'.$B$1];1;[$'b'.E14];0;[.E14];2;0)" office:value-type="float" office:value="0">
            <text:p>0</text:p>
          </table:table-cell>
          <table:table-cell table:style-name="ACE-13" table:formula="of:=COM.MICROSOFT.SWITCH([$'switches'.$B$1];1;[$'b'.F14];0;[.F14];2;0)" office:value-type="float" office:value="0">
            <text:p>0</text:p>
          </table:table-cell>
          <table:table-cell table:style-name="ACE-13" table:formula="of:=COM.MICROSOFT.SWITCH([$'switches'.$B$1];1;[$'b'.G14];0;[.G14];2;0)" office:value-type="float" office:value="0">
            <text:p>0</text:p>
          </table:table-cell>
          <table:table-cell table:style-name="ACE-13" table:formula="of:=COM.MICROSOFT.SWITCH([$'switches'.$B$1];1;[$'b'.H14];0;[.H14];2;0)" office:value-type="float" office:value="0">
            <text:p>0</text:p>
          </table:table-cell>
          <table:table-cell table:style-name="ACE-13" table:formula="of:=COM.MICROSOFT.SWITCH([$'switches'.$B$1];1;[$'b'.I14];0;[.I14];2;0)" office:value-type="float" office:value="0">
            <text:p>0</text:p>
          </table:table-cell>
          <table:table-cell table:style-name="ACE-13" table:formula="of:=COM.MICROSOFT.SWITCH([$'switches'.$B$1];1;[$'b'.J14];0;[.J14];2;0)" office:value-type="float" office:value="0">
            <text:p>0</text:p>
          </table:table-cell>
          <table:table-cell table:style-name="ACE-13" table:formula="of:=COM.MICROSOFT.SWITCH([$'switches'.$B$1];1;[$'b'.K14];0;[.K14];2;0)" office:value-type="float" office:value="0">
            <text:p>0</text:p>
          </table:table-cell>
          <table:table-cell table:style-name="ACE-13" table:formula="of:=COM.MICROSOFT.SWITCH([$'switches'.$B$1];1;[$'b'.L14];0;[.L14];2;0)" office:value-type="float" office:value="0">
            <text:p>0</text:p>
          </table:table-cell>
          <table:table-cell table:style-name="ACE-13" table:formula="of:=COM.MICROSOFT.SWITCH([$'switches'.$B$1];1;[$'b'.M14];0;[.M14];2;0)" office:value-type="float" office:value="0">
            <text:p>0</text:p>
          </table:table-cell>
          <table:table-cell table:style-name="ACE-13" table:formula="of:=COM.MICROSOFT.SWITCH([$'switches'.$B$1];1;[$'b'.N14];0;[.N14];2;0)" office:value-type="float" office:value="0">
            <text:p>0</text:p>
          </table:table-cell>
          <table:table-cell table:style-name="ACE-13" table:formula="of:=COM.MICROSOFT.SWITCH([$'switches'.$B$1];1;[$'b'.O14];0;[.O14];2;0)" office:value-type="float" office:value="0">
            <text:p>0</text:p>
          </table:table-cell>
          <table:table-cell table:style-name="ACE-13" table:formula="of:=COM.MICROSOFT.SWITCH([$'switches'.$B$1];1;[$'b'.P14];0;[.P14];2;0)" office:value-type="float" office:value="0">
            <text:p>0</text:p>
          </table:table-cell>
          <table:table-cell table:style-name="ACE-13" table:formula="of:=COM.MICROSOFT.SWITCH([$'switches'.$B$1];1;[$'b'.Q14];0;[.Q14];2;0)" office:value-type="float" office:value="0">
            <text:p>0</text:p>
          </table:table-cell>
          <table:table-cell table:style-name="ACE-13" table:formula="of:=COM.MICROSOFT.SWITCH([$'switches'.$B$1];1;[$'b'.R14];0;[.R14];2;0)" office:value-type="float" office:value="0">
            <text:p>0</text:p>
          </table:table-cell>
          <table:table-cell table:style-name="ACE-13" table:formula="of:=COM.MICROSOFT.SWITCH([$'switches'.$B$1];1;[$'b'.S14];0;[.S14];2;0)" office:value-type="float" office:value="0">
            <text:p>0</text:p>
          </table:table-cell>
          <table:table-cell table:style-name="ACE-13" table:formula="of:=COM.MICROSOFT.SWITCH([$'switches'.$B$1];1;[$'b'.T14];0;[.T14];2;0)" office:value-type="float" office:value="0">
            <text:p>0</text:p>
          </table:table-cell>
          <table:table-cell table:style-name="ACE-13" table:formula="of:=COM.MICROSOFT.SWITCH([$'switches'.$B$1];1;[$'b'.U14];0;[.U14];2;0)" office:value-type="float" office:value="0">
            <text:p>0</text:p>
          </table:table-cell>
          <table:table-cell table:style-name="ACE-13" table:formula="of:=COM.MICROSOFT.SWITCH([$'switches'.$B$1];1;[$'b'.V14];0;[.V14];2;0)" office:value-type="float" office:value="0">
            <text:p>0</text:p>
          </table:table-cell>
          <table:table-cell table:style-name="ACE-13" table:formula="of:=COM.MICROSOFT.SWITCH([$'switches'.$B$1];1;[$'b'.W14];0;[.W14];2;0)" office:value-type="float" office:value="0">
            <text:p>0</text:p>
          </table:table-cell>
          <table:table-cell table:style-name="ACE-13" table:formula="of:=COM.MICROSOFT.SWITCH([$'switches'.$B$1];1;[$'b'.X14];0;[.X14];2;0)" office:value-type="float" office:value="0">
            <text:p>0</text:p>
          </table:table-cell>
          <table:table-cell table:style-name="ACE-13" table:formula="of:=COM.MICROSOFT.SWITCH([$'switches'.$B$1];1;[$'b'.Y14];0;[.Y14];2;0)" office:value-type="float" office:value="0">
            <text:p>0</text:p>
          </table:table-cell>
          <table:table-cell table:style-name="ACE-13" table:formula="of:=COM.MICROSOFT.SWITCH([$'switches'.$B$1];1;[$'b'.Z14];0;[.Z14];2;0)" office:value-type="float" office:value="0">
            <text:p>0</text:p>
          </table:table-cell>
          <table:table-cell table:style-name="ACE-13" table:formula="of:=COM.MICROSOFT.SWITCH([$'switches'.$B$1];1;[$'b'.AA14];0;[.AA14];2;0)" office:value-type="float" office:value="0">
            <text:p>0</text:p>
          </table:table-cell>
          <table:table-cell table:style-name="ACE-13" table:formula="of:=COM.MICROSOFT.SWITCH([$'switches'.$B$1];1;[$'b'.AB14];0;[.AB14];2;0)" office:value-type="float" office:value="0">
            <text:p>0</text:p>
          </table:table-cell>
          <table:table-cell table:style-name="ACE-13" table:formula="of:=COM.MICROSOFT.SWITCH([$'switches'.$B$1];1;[$'b'.AC14];0;[.AC14];2;0)" office:value-type="float" office:value="0">
            <text:p>0</text:p>
          </table:table-cell>
          <table:table-cell table:style-name="ACE-13" table:formula="of:=COM.MICROSOFT.SWITCH([$'switches'.$B$1];1;[$'b'.AD14];0;[.AD14];2;0)" office:value-type="float" office:value="0">
            <text:p>0</text:p>
          </table:table-cell>
          <table:table-cell table:style-name="ACE-13" table:formula="of:=COM.MICROSOFT.SWITCH([$'switches'.$B$1];1;[$'b'.AE14];0;[.AE14];2;0)" office:value-type="float" office:value="0">
            <text:p>0</text:p>
          </table:table-cell>
          <table:table-cell table:style-name="ACE-13" table:formula="of:=COM.MICROSOFT.SWITCH([$'switches'.$B$1];1;[$'b'.AF14];0;[.AF14];2;0)" office:value-type="float" office:value="0">
            <text:p>0</text:p>
          </table:table-cell>
          <table:table-cell table:style-name="ACE-13" table:formula="of:=COM.MICROSOFT.SWITCH([$'switches'.$B$1];1;[$'b'.AG14];0;[.AG14];2;0)" office:value-type="float" office:value="0">
            <text:p>0</text:p>
          </table:table-cell>
          <table:table-cell table:style-name="ACE-13" table:formula="of:=COM.MICROSOFT.SWITCH([$'switches'.$B$1];1;[$'b'.AH14];0;[.AH14];2;0)" office:value-type="float" office:value="0">
            <text:p>0</text:p>
          </table:table-cell>
          <table:table-cell table:style-name="ACE-13" table:formula="of:=COM.MICROSOFT.SWITCH([$'switches'.$B$1];1;[$'b'.AI14];0;[.AI14];2;0)" office:value-type="float" office:value="0">
            <text:p>0</text:p>
          </table:table-cell>
          <table:table-cell table:style-name="ACE-13" table:formula="of:=COM.MICROSOFT.SWITCH([$'switches'.$B$1];1;[$'b'.AJ14];0;[.AJ14];2;0)" office:value-type="float" office:value="0">
            <text:p>0</text:p>
          </table:table-cell>
          <table:table-cell table:style-name="ACE-13" table:formula="of:=COM.MICROSOFT.SWITCH([$'switches'.$B$1];1;[$'b'.AK14];0;[.AK14];2;0)" office:value-type="float" office:value="0">
            <text:p>0</text:p>
          </table:table-cell>
          <table:table-cell table:style-name="ACE-13" table:formula="of:=COM.MICROSOFT.SWITCH([$'switches'.$B$1];1;[$'b'.AL14];0;[.AL14];2;0)" office:value-type="float" office:value="0">
            <text:p>0</text:p>
          </table:table-cell>
          <table:table-cell table:style-name="ACE-13" table:formula="of:=COM.MICROSOFT.SWITCH([$'switches'.$B$1];1;[$'b'.AM14];0;[.AM14];2;0)" office:value-type="float" office:value="0">
            <text:p>0</text:p>
          </table:table-cell>
          <table:table-cell table:style-name="ACE-13" table:formula="of:=COM.MICROSOFT.SWITCH([$'switches'.$B$1];1;[$'b'.AN14];0;[.AN14];2;0)" office:value-type="float" office:value="0">
            <text:p>0</text:p>
          </table:table-cell>
          <table:table-cell table:style-name="ACE-13" table:formula="of:=COM.MICROSOFT.SWITCH([$'switches'.$B$1];1;[$'b'.AO14];0;[.AO14];2;0)" office:value-type="float" office:value="0">
            <text:p>0</text:p>
          </table:table-cell>
          <table:table-cell table:style-name="ACE-13" table:formula="of:=COM.MICROSOFT.SWITCH([$'switches'.$B$1];1;[$'b'.AP14];0;[.AP14];2;0)" office:value-type="float" office:value="0">
            <text:p>0</text:p>
          </table:table-cell>
          <table:table-cell table:style-name="ACE-13" table:formula="of:=COM.MICROSOFT.SWITCH([$'switches'.$B$1];1;[$'b'.AQ14];0;[.AQ14];2;0)" office:value-type="float" office:value="0">
            <text:p>0</text:p>
          </table:table-cell>
          <table:table-cell table:style-name="ACE-13" table:formula="of:=COM.MICROSOFT.SWITCH([$'switches'.$B$1];1;[$'b'.AR14];0;[.AR14];2;0)" office:value-type="float" office:value="0">
            <text:p>0</text:p>
          </table:table-cell>
          <table:table-cell table:style-name="ACE-13" table:formula="of:=COM.MICROSOFT.SWITCH([$'switches'.$B$1];1;[$'b'.AS14];0;[.AS14];2;0)" office:value-type="float" office:value="0">
            <text:p>0</text:p>
          </table:table-cell>
          <table:table-cell table:style-name="ACE-13" table:formula="of:=COM.MICROSOFT.SWITCH([$'switches'.$B$1];1;[$'b'.AT14];0;[.AT14];2;0)" office:value-type="float" office:value="0">
            <text:p>0</text:p>
          </table:table-cell>
          <table:table-cell table:style-name="ACE-13" table:formula="of:=COM.MICROSOFT.SWITCH([$'switches'.$B$1];1;[$'b'.AU14];0;[.AU14];2;0)" office:value-type="float" office:value="0">
            <text:p>0</text:p>
          </table:table-cell>
          <table:table-cell table:style-name="ACE-13" table:formula="of:=COM.MICROSOFT.SWITCH([$'switches'.$B$1];1;[$'b'.AV14];0;[.AV14];2;0)" office:value-type="float" office:value="0">
            <text:p>0</text:p>
          </table:table-cell>
          <table:table-cell table:style-name="ACE-13" table:formula="of:=COM.MICROSOFT.SWITCH([$'switches'.$B$1];1;[$'b'.AW14];0;[.AW14];2;0)" office:value-type="float" office:value="0">
            <text:p>0</text:p>
          </table:table-cell>
          <table:table-cell table:style-name="ACE-13" table:formula="of:=COM.MICROSOFT.SWITCH([$'switches'.$B$1];1;[$'b'.AX14];0;[.AX1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5];0;[.B15];2;0)" office:value-type="float" office:value="0">
            <text:p>0</text:p>
          </table:table-cell>
          <table:table-cell table:style-name="ACE-13" table:formula="of:=COM.MICROSOFT.SWITCH([$'switches'.$B$1];1;[$'b'.C15];0;[.C15];2;0)" office:value-type="float" office:value="0">
            <text:p>0</text:p>
          </table:table-cell>
          <table:table-cell table:style-name="ACE-13" table:formula="of:=COM.MICROSOFT.SWITCH([$'switches'.$B$1];1;[$'b'.D15];0;[.D15];2;0)" office:value-type="float" office:value="0">
            <text:p>0</text:p>
          </table:table-cell>
          <table:table-cell table:style-name="ACE-13" table:formula="of:=COM.MICROSOFT.SWITCH([$'switches'.$B$1];1;[$'b'.E15];0;[.E15];2;0)" office:value-type="float" office:value="0">
            <text:p>0</text:p>
          </table:table-cell>
          <table:table-cell table:style-name="ACE-13" table:formula="of:=COM.MICROSOFT.SWITCH([$'switches'.$B$1];1;[$'b'.F15];0;[.F15];2;0)" office:value-type="float" office:value="0">
            <text:p>0</text:p>
          </table:table-cell>
          <table:table-cell table:style-name="ACE-13" table:formula="of:=COM.MICROSOFT.SWITCH([$'switches'.$B$1];1;[$'b'.G15];0;[.G15];2;0)" office:value-type="float" office:value="0">
            <text:p>0</text:p>
          </table:table-cell>
          <table:table-cell table:style-name="ACE-13" table:formula="of:=COM.MICROSOFT.SWITCH([$'switches'.$B$1];1;[$'b'.H15];0;[.H15];2;0)" office:value-type="float" office:value="0">
            <text:p>0</text:p>
          </table:table-cell>
          <table:table-cell table:style-name="ACE-13" table:formula="of:=COM.MICROSOFT.SWITCH([$'switches'.$B$1];1;[$'b'.I15];0;[.I15];2;0)" office:value-type="float" office:value="0">
            <text:p>0</text:p>
          </table:table-cell>
          <table:table-cell table:style-name="ACE-13" table:formula="of:=COM.MICROSOFT.SWITCH([$'switches'.$B$1];1;[$'b'.J15];0;[.J15];2;0)" office:value-type="float" office:value="0">
            <text:p>0</text:p>
          </table:table-cell>
          <table:table-cell table:style-name="ACE-13" table:formula="of:=COM.MICROSOFT.SWITCH([$'switches'.$B$1];1;[$'b'.K15];0;[.K15];2;0)" office:value-type="float" office:value="0">
            <text:p>0</text:p>
          </table:table-cell>
          <table:table-cell table:style-name="ACE-13" table:formula="of:=COM.MICROSOFT.SWITCH([$'switches'.$B$1];1;[$'b'.L15];0;[.L15];2;0)" office:value-type="float" office:value="0">
            <text:p>0</text:p>
          </table:table-cell>
          <table:table-cell table:style-name="ACE-13" table:formula="of:=COM.MICROSOFT.SWITCH([$'switches'.$B$1];1;[$'b'.M15];0;[.M15];2;0)" office:value-type="float" office:value="0">
            <text:p>0</text:p>
          </table:table-cell>
          <table:table-cell table:style-name="ACE-13" table:formula="of:=COM.MICROSOFT.SWITCH([$'switches'.$B$1];1;[$'b'.N15];0;[.N15];2;0)" office:value-type="float" office:value="0">
            <text:p>0</text:p>
          </table:table-cell>
          <table:table-cell table:style-name="ACE-13" table:formula="of:=COM.MICROSOFT.SWITCH([$'switches'.$B$1];1;[$'b'.O15];0;[.O15];2;0)" office:value-type="float" office:value="0">
            <text:p>0</text:p>
          </table:table-cell>
          <table:table-cell table:style-name="ACE-13" table:formula="of:=COM.MICROSOFT.SWITCH([$'switches'.$B$1];1;[$'b'.P15];0;[.P15];2;0)" office:value-type="float" office:value="0">
            <text:p>0</text:p>
          </table:table-cell>
          <table:table-cell table:style-name="ACE-13" table:formula="of:=COM.MICROSOFT.SWITCH([$'switches'.$B$1];1;[$'b'.Q15];0;[.Q15];2;0)" office:value-type="float" office:value="0">
            <text:p>0</text:p>
          </table:table-cell>
          <table:table-cell table:style-name="ACE-13" table:formula="of:=COM.MICROSOFT.SWITCH([$'switches'.$B$1];1;[$'b'.R15];0;[.R15];2;0)" office:value-type="float" office:value="0">
            <text:p>0</text:p>
          </table:table-cell>
          <table:table-cell table:style-name="ACE-13" table:formula="of:=COM.MICROSOFT.SWITCH([$'switches'.$B$1];1;[$'b'.S15];0;[.S15];2;0)" office:value-type="float" office:value="0">
            <text:p>0</text:p>
          </table:table-cell>
          <table:table-cell table:style-name="ACE-13" table:formula="of:=COM.MICROSOFT.SWITCH([$'switches'.$B$1];1;[$'b'.T15];0;[.T15];2;0)" office:value-type="float" office:value="0">
            <text:p>0</text:p>
          </table:table-cell>
          <table:table-cell table:style-name="ACE-13" table:formula="of:=COM.MICROSOFT.SWITCH([$'switches'.$B$1];1;[$'b'.U15];0;[.U15];2;0)" office:value-type="float" office:value="0">
            <text:p>0</text:p>
          </table:table-cell>
          <table:table-cell table:style-name="ACE-13" table:formula="of:=COM.MICROSOFT.SWITCH([$'switches'.$B$1];1;[$'b'.V15];0;[.V15];2;0)" office:value-type="float" office:value="0">
            <text:p>0</text:p>
          </table:table-cell>
          <table:table-cell table:style-name="ACE-13" table:formula="of:=COM.MICROSOFT.SWITCH([$'switches'.$B$1];1;[$'b'.W15];0;[.W15];2;0)" office:value-type="float" office:value="0">
            <text:p>0</text:p>
          </table:table-cell>
          <table:table-cell table:style-name="ACE-13" table:formula="of:=COM.MICROSOFT.SWITCH([$'switches'.$B$1];1;[$'b'.X15];0;[.X15];2;0)" office:value-type="float" office:value="0">
            <text:p>0</text:p>
          </table:table-cell>
          <table:table-cell table:style-name="ACE-13" table:formula="of:=COM.MICROSOFT.SWITCH([$'switches'.$B$1];1;[$'b'.Y15];0;[.Y15];2;0)" office:value-type="float" office:value="0">
            <text:p>0</text:p>
          </table:table-cell>
          <table:table-cell table:style-name="ACE-13" table:formula="of:=COM.MICROSOFT.SWITCH([$'switches'.$B$1];1;[$'b'.Z15];0;[.Z15];2;0)" office:value-type="float" office:value="0">
            <text:p>0</text:p>
          </table:table-cell>
          <table:table-cell table:style-name="ACE-13" table:formula="of:=COM.MICROSOFT.SWITCH([$'switches'.$B$1];1;[$'b'.AA15];0;[.AA15];2;0)" office:value-type="float" office:value="0">
            <text:p>0</text:p>
          </table:table-cell>
          <table:table-cell table:style-name="ACE-13" table:formula="of:=COM.MICROSOFT.SWITCH([$'switches'.$B$1];1;[$'b'.AB15];0;[.AB15];2;0)" office:value-type="float" office:value="0">
            <text:p>0</text:p>
          </table:table-cell>
          <table:table-cell table:style-name="ACE-13" table:formula="of:=COM.MICROSOFT.SWITCH([$'switches'.$B$1];1;[$'b'.AC15];0;[.AC15];2;0)" office:value-type="float" office:value="0">
            <text:p>0</text:p>
          </table:table-cell>
          <table:table-cell table:style-name="ACE-13" table:formula="of:=COM.MICROSOFT.SWITCH([$'switches'.$B$1];1;[$'b'.AD15];0;[.AD15];2;0)" office:value-type="float" office:value="0">
            <text:p>0</text:p>
          </table:table-cell>
          <table:table-cell table:style-name="ACE-13" table:formula="of:=COM.MICROSOFT.SWITCH([$'switches'.$B$1];1;[$'b'.AE15];0;[.AE15];2;0)" office:value-type="float" office:value="0">
            <text:p>0</text:p>
          </table:table-cell>
          <table:table-cell table:style-name="ACE-13" table:formula="of:=COM.MICROSOFT.SWITCH([$'switches'.$B$1];1;[$'b'.AF15];0;[.AF15];2;0)" office:value-type="float" office:value="0">
            <text:p>0</text:p>
          </table:table-cell>
          <table:table-cell table:style-name="ACE-13" table:formula="of:=COM.MICROSOFT.SWITCH([$'switches'.$B$1];1;[$'b'.AG15];0;[.AG15];2;0)" office:value-type="float" office:value="0">
            <text:p>0</text:p>
          </table:table-cell>
          <table:table-cell table:style-name="ACE-13" table:formula="of:=COM.MICROSOFT.SWITCH([$'switches'.$B$1];1;[$'b'.AH15];0;[.AH15];2;0)" office:value-type="float" office:value="0">
            <text:p>0</text:p>
          </table:table-cell>
          <table:table-cell table:style-name="ACE-13" table:formula="of:=COM.MICROSOFT.SWITCH([$'switches'.$B$1];1;[$'b'.AI15];0;[.AI15];2;0)" office:value-type="float" office:value="0">
            <text:p>0</text:p>
          </table:table-cell>
          <table:table-cell table:style-name="ACE-13" table:formula="of:=COM.MICROSOFT.SWITCH([$'switches'.$B$1];1;[$'b'.AJ15];0;[.AJ15];2;0)" office:value-type="float" office:value="0">
            <text:p>0</text:p>
          </table:table-cell>
          <table:table-cell table:style-name="ACE-13" table:formula="of:=COM.MICROSOFT.SWITCH([$'switches'.$B$1];1;[$'b'.AK15];0;[.AK15];2;0)" office:value-type="float" office:value="0">
            <text:p>0</text:p>
          </table:table-cell>
          <table:table-cell table:style-name="ACE-13" table:formula="of:=COM.MICROSOFT.SWITCH([$'switches'.$B$1];1;[$'b'.AL15];0;[.AL15];2;0)" office:value-type="float" office:value="0">
            <text:p>0</text:p>
          </table:table-cell>
          <table:table-cell table:style-name="ACE-13" table:formula="of:=COM.MICROSOFT.SWITCH([$'switches'.$B$1];1;[$'b'.AM15];0;[.AM15];2;0)" office:value-type="float" office:value="0">
            <text:p>0</text:p>
          </table:table-cell>
          <table:table-cell table:style-name="ACE-13" table:formula="of:=COM.MICROSOFT.SWITCH([$'switches'.$B$1];1;[$'b'.AN15];0;[.AN15];2;0)" office:value-type="float" office:value="0">
            <text:p>0</text:p>
          </table:table-cell>
          <table:table-cell table:style-name="ACE-13" table:formula="of:=COM.MICROSOFT.SWITCH([$'switches'.$B$1];1;[$'b'.AO15];0;[.AO15];2;0)" office:value-type="float" office:value="0">
            <text:p>0</text:p>
          </table:table-cell>
          <table:table-cell table:style-name="ACE-13" table:formula="of:=COM.MICROSOFT.SWITCH([$'switches'.$B$1];1;[$'b'.AP15];0;[.AP15];2;0)" office:value-type="float" office:value="0">
            <text:p>0</text:p>
          </table:table-cell>
          <table:table-cell table:style-name="ACE-13" table:formula="of:=COM.MICROSOFT.SWITCH([$'switches'.$B$1];1;[$'b'.AQ15];0;[.AQ15];2;0)" office:value-type="float" office:value="0">
            <text:p>0</text:p>
          </table:table-cell>
          <table:table-cell table:style-name="ACE-13" table:formula="of:=COM.MICROSOFT.SWITCH([$'switches'.$B$1];1;[$'b'.AR15];0;[.AR15];2;0)" office:value-type="float" office:value="0">
            <text:p>0</text:p>
          </table:table-cell>
          <table:table-cell table:style-name="ACE-13" table:formula="of:=COM.MICROSOFT.SWITCH([$'switches'.$B$1];1;[$'b'.AS15];0;[.AS15];2;0)" office:value-type="float" office:value="0">
            <text:p>0</text:p>
          </table:table-cell>
          <table:table-cell table:style-name="ACE-13" table:formula="of:=COM.MICROSOFT.SWITCH([$'switches'.$B$1];1;[$'b'.AT15];0;[.AT15];2;0)" office:value-type="float" office:value="0">
            <text:p>0</text:p>
          </table:table-cell>
          <table:table-cell table:style-name="ACE-13" table:formula="of:=COM.MICROSOFT.SWITCH([$'switches'.$B$1];1;[$'b'.AU15];0;[.AU15];2;0)" office:value-type="float" office:value="0">
            <text:p>0</text:p>
          </table:table-cell>
          <table:table-cell table:style-name="ACE-13" table:formula="of:=COM.MICROSOFT.SWITCH([$'switches'.$B$1];1;[$'b'.AV15];0;[.AV15];2;0)" office:value-type="float" office:value="0">
            <text:p>0</text:p>
          </table:table-cell>
          <table:table-cell table:style-name="ACE-13" table:formula="of:=COM.MICROSOFT.SWITCH([$'switches'.$B$1];1;[$'b'.AW15];0;[.AW15];2;0)" office:value-type="float" office:value="0">
            <text:p>0</text:p>
          </table:table-cell>
          <table:table-cell table:style-name="ACE-13" table:formula="of:=COM.MICROSOFT.SWITCH([$'switches'.$B$1];1;[$'b'.AX15];0;[.AX1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6];0;[.B16];2;0)" office:value-type="float" office:value="0">
            <text:p>0</text:p>
          </table:table-cell>
          <table:table-cell table:style-name="ACE-13" table:formula="of:=COM.MICROSOFT.SWITCH([$'switches'.$B$1];1;[$'b'.C16];0;[.C16];2;0)" office:value-type="float" office:value="0">
            <text:p>0</text:p>
          </table:table-cell>
          <table:table-cell table:style-name="ACE-13" table:formula="of:=COM.MICROSOFT.SWITCH([$'switches'.$B$1];1;[$'b'.D16];0;[.D16];2;0)" office:value-type="float" office:value="0">
            <text:p>0</text:p>
          </table:table-cell>
          <table:table-cell table:style-name="ACE-13" table:formula="of:=COM.MICROSOFT.SWITCH([$'switches'.$B$1];1;[$'b'.E16];0;[.E16];2;0)" office:value-type="float" office:value="0">
            <text:p>0</text:p>
          </table:table-cell>
          <table:table-cell table:style-name="ACE-13" table:formula="of:=COM.MICROSOFT.SWITCH([$'switches'.$B$1];1;[$'b'.F16];0;[.F16];2;0)" office:value-type="float" office:value="0">
            <text:p>0</text:p>
          </table:table-cell>
          <table:table-cell table:style-name="ACE-13" table:formula="of:=COM.MICROSOFT.SWITCH([$'switches'.$B$1];1;[$'b'.G16];0;[.G16];2;0)" office:value-type="float" office:value="0">
            <text:p>0</text:p>
          </table:table-cell>
          <table:table-cell table:style-name="ACE-13" table:formula="of:=COM.MICROSOFT.SWITCH([$'switches'.$B$1];1;[$'b'.H16];0;[.H16];2;0)" office:value-type="float" office:value="0">
            <text:p>0</text:p>
          </table:table-cell>
          <table:table-cell table:style-name="ACE-13" table:formula="of:=COM.MICROSOFT.SWITCH([$'switches'.$B$1];1;[$'b'.I16];0;[.I16];2;0)" office:value-type="float" office:value="0">
            <text:p>0</text:p>
          </table:table-cell>
          <table:table-cell table:style-name="ACE-13" table:formula="of:=COM.MICROSOFT.SWITCH([$'switches'.$B$1];1;[$'b'.J16];0;[.J16];2;0)" office:value-type="float" office:value="0">
            <text:p>0</text:p>
          </table:table-cell>
          <table:table-cell table:style-name="ACE-13" table:formula="of:=COM.MICROSOFT.SWITCH([$'switches'.$B$1];1;[$'b'.K16];0;[.K16];2;0)" office:value-type="float" office:value="0">
            <text:p>0</text:p>
          </table:table-cell>
          <table:table-cell table:style-name="ACE-13" table:formula="of:=COM.MICROSOFT.SWITCH([$'switches'.$B$1];1;[$'b'.L16];0;[.L16];2;0)" office:value-type="float" office:value="0">
            <text:p>0</text:p>
          </table:table-cell>
          <table:table-cell table:style-name="ACE-13" table:formula="of:=COM.MICROSOFT.SWITCH([$'switches'.$B$1];1;[$'b'.M16];0;[.M16];2;0)" office:value-type="float" office:value="0">
            <text:p>0</text:p>
          </table:table-cell>
          <table:table-cell table:style-name="ACE-13" table:formula="of:=COM.MICROSOFT.SWITCH([$'switches'.$B$1];1;[$'b'.N16];0;[.N16];2;0)" office:value-type="float" office:value="0">
            <text:p>0</text:p>
          </table:table-cell>
          <table:table-cell table:style-name="ACE-13" table:formula="of:=COM.MICROSOFT.SWITCH([$'switches'.$B$1];1;[$'b'.O16];0;[.O16];2;0)" office:value-type="float" office:value="0">
            <text:p>0</text:p>
          </table:table-cell>
          <table:table-cell table:style-name="ACE-13" table:formula="of:=COM.MICROSOFT.SWITCH([$'switches'.$B$1];1;[$'b'.P16];0;[.P16];2;0)" office:value-type="float" office:value="0">
            <text:p>0</text:p>
          </table:table-cell>
          <table:table-cell table:style-name="ACE-13" table:formula="of:=COM.MICROSOFT.SWITCH([$'switches'.$B$1];1;[$'b'.Q16];0;[.Q16];2;0)" office:value-type="float" office:value="0">
            <text:p>0</text:p>
          </table:table-cell>
          <table:table-cell table:style-name="ACE-13" table:formula="of:=COM.MICROSOFT.SWITCH([$'switches'.$B$1];1;[$'b'.R16];0;[.R16];2;0)" office:value-type="float" office:value="0">
            <text:p>0</text:p>
          </table:table-cell>
          <table:table-cell table:style-name="ACE-13" table:formula="of:=COM.MICROSOFT.SWITCH([$'switches'.$B$1];1;[$'b'.S16];0;[.S16];2;0)" office:value-type="float" office:value="0">
            <text:p>0</text:p>
          </table:table-cell>
          <table:table-cell table:style-name="ACE-13" table:formula="of:=COM.MICROSOFT.SWITCH([$'switches'.$B$1];1;[$'b'.T16];0;[.T16];2;0)" office:value-type="float" office:value="0">
            <text:p>0</text:p>
          </table:table-cell>
          <table:table-cell table:style-name="ACE-13" table:formula="of:=COM.MICROSOFT.SWITCH([$'switches'.$B$1];1;[$'b'.U16];0;[.U16];2;0)" office:value-type="float" office:value="0">
            <text:p>0</text:p>
          </table:table-cell>
          <table:table-cell table:style-name="ACE-13" table:formula="of:=COM.MICROSOFT.SWITCH([$'switches'.$B$1];1;[$'b'.V16];0;[.V16];2;0)" office:value-type="float" office:value="0">
            <text:p>0</text:p>
          </table:table-cell>
          <table:table-cell table:style-name="ACE-13" table:formula="of:=COM.MICROSOFT.SWITCH([$'switches'.$B$1];1;[$'b'.W16];0;[.W16];2;0)" office:value-type="float" office:value="0">
            <text:p>0</text:p>
          </table:table-cell>
          <table:table-cell table:style-name="ACE-13" table:formula="of:=COM.MICROSOFT.SWITCH([$'switches'.$B$1];1;[$'b'.X16];0;[.X16];2;0)" office:value-type="float" office:value="0">
            <text:p>0</text:p>
          </table:table-cell>
          <table:table-cell table:style-name="ACE-13" table:formula="of:=COM.MICROSOFT.SWITCH([$'switches'.$B$1];1;[$'b'.Y16];0;[.Y16];2;0)" office:value-type="float" office:value="0">
            <text:p>0</text:p>
          </table:table-cell>
          <table:table-cell table:style-name="ACE-13" table:formula="of:=COM.MICROSOFT.SWITCH([$'switches'.$B$1];1;[$'b'.Z16];0;[.Z16];2;0)" office:value-type="float" office:value="0">
            <text:p>0</text:p>
          </table:table-cell>
          <table:table-cell table:style-name="ACE-13" table:formula="of:=COM.MICROSOFT.SWITCH([$'switches'.$B$1];1;[$'b'.AA16];0;[.AA16];2;0)" office:value-type="float" office:value="0">
            <text:p>0</text:p>
          </table:table-cell>
          <table:table-cell table:style-name="ACE-13" table:formula="of:=COM.MICROSOFT.SWITCH([$'switches'.$B$1];1;[$'b'.AB16];0;[.AB16];2;0)" office:value-type="float" office:value="0">
            <text:p>0</text:p>
          </table:table-cell>
          <table:table-cell table:style-name="ACE-13" table:formula="of:=COM.MICROSOFT.SWITCH([$'switches'.$B$1];1;[$'b'.AC16];0;[.AC16];2;0)" office:value-type="float" office:value="0">
            <text:p>0</text:p>
          </table:table-cell>
          <table:table-cell table:style-name="ACE-13" table:formula="of:=COM.MICROSOFT.SWITCH([$'switches'.$B$1];1;[$'b'.AD16];0;[.AD16];2;0)" office:value-type="float" office:value="0">
            <text:p>0</text:p>
          </table:table-cell>
          <table:table-cell table:style-name="ACE-13" table:formula="of:=COM.MICROSOFT.SWITCH([$'switches'.$B$1];1;[$'b'.AE16];0;[.AE16];2;0)" office:value-type="float" office:value="0">
            <text:p>0</text:p>
          </table:table-cell>
          <table:table-cell table:style-name="ACE-13" table:formula="of:=COM.MICROSOFT.SWITCH([$'switches'.$B$1];1;[$'b'.AF16];0;[.AF16];2;0)" office:value-type="float" office:value="0">
            <text:p>0</text:p>
          </table:table-cell>
          <table:table-cell table:style-name="ACE-13" table:formula="of:=COM.MICROSOFT.SWITCH([$'switches'.$B$1];1;[$'b'.AG16];0;[.AG16];2;0)" office:value-type="float" office:value="0">
            <text:p>0</text:p>
          </table:table-cell>
          <table:table-cell table:style-name="ACE-13" table:formula="of:=COM.MICROSOFT.SWITCH([$'switches'.$B$1];1;[$'b'.AH16];0;[.AH16];2;0)" office:value-type="float" office:value="0">
            <text:p>0</text:p>
          </table:table-cell>
          <table:table-cell table:style-name="ACE-13" table:formula="of:=COM.MICROSOFT.SWITCH([$'switches'.$B$1];1;[$'b'.AI16];0;[.AI16];2;0)" office:value-type="float" office:value="0">
            <text:p>0</text:p>
          </table:table-cell>
          <table:table-cell table:style-name="ACE-13" table:formula="of:=COM.MICROSOFT.SWITCH([$'switches'.$B$1];1;[$'b'.AJ16];0;[.AJ16];2;0)" office:value-type="float" office:value="0">
            <text:p>0</text:p>
          </table:table-cell>
          <table:table-cell table:style-name="ACE-13" table:formula="of:=COM.MICROSOFT.SWITCH([$'switches'.$B$1];1;[$'b'.AK16];0;[.AK16];2;0)" office:value-type="float" office:value="0">
            <text:p>0</text:p>
          </table:table-cell>
          <table:table-cell table:style-name="ACE-13" table:formula="of:=COM.MICROSOFT.SWITCH([$'switches'.$B$1];1;[$'b'.AL16];0;[.AL16];2;0)" office:value-type="float" office:value="0">
            <text:p>0</text:p>
          </table:table-cell>
          <table:table-cell table:style-name="ACE-13" table:formula="of:=COM.MICROSOFT.SWITCH([$'switches'.$B$1];1;[$'b'.AM16];0;[.AM16];2;0)" office:value-type="float" office:value="0">
            <text:p>0</text:p>
          </table:table-cell>
          <table:table-cell table:style-name="ACE-13" table:formula="of:=COM.MICROSOFT.SWITCH([$'switches'.$B$1];1;[$'b'.AN16];0;[.AN16];2;0)" office:value-type="float" office:value="0">
            <text:p>0</text:p>
          </table:table-cell>
          <table:table-cell table:style-name="ACE-13" table:formula="of:=COM.MICROSOFT.SWITCH([$'switches'.$B$1];1;[$'b'.AO16];0;[.AO16];2;0)" office:value-type="float" office:value="0">
            <text:p>0</text:p>
          </table:table-cell>
          <table:table-cell table:style-name="ACE-13" table:formula="of:=COM.MICROSOFT.SWITCH([$'switches'.$B$1];1;[$'b'.AP16];0;[.AP16];2;0)" office:value-type="float" office:value="0">
            <text:p>0</text:p>
          </table:table-cell>
          <table:table-cell table:style-name="ACE-13" table:formula="of:=COM.MICROSOFT.SWITCH([$'switches'.$B$1];1;[$'b'.AQ16];0;[.AQ16];2;0)" office:value-type="float" office:value="0">
            <text:p>0</text:p>
          </table:table-cell>
          <table:table-cell table:style-name="ACE-13" table:formula="of:=COM.MICROSOFT.SWITCH([$'switches'.$B$1];1;[$'b'.AR16];0;[.AR16];2;0)" office:value-type="float" office:value="0">
            <text:p>0</text:p>
          </table:table-cell>
          <table:table-cell table:style-name="ACE-13" table:formula="of:=COM.MICROSOFT.SWITCH([$'switches'.$B$1];1;[$'b'.AS16];0;[.AS16];2;0)" office:value-type="float" office:value="0">
            <text:p>0</text:p>
          </table:table-cell>
          <table:table-cell table:style-name="ACE-13" table:formula="of:=COM.MICROSOFT.SWITCH([$'switches'.$B$1];1;[$'b'.AT16];0;[.AT16];2;0)" office:value-type="float" office:value="0">
            <text:p>0</text:p>
          </table:table-cell>
          <table:table-cell table:style-name="ACE-13" table:formula="of:=COM.MICROSOFT.SWITCH([$'switches'.$B$1];1;[$'b'.AU16];0;[.AU16];2;0)" office:value-type="float" office:value="0">
            <text:p>0</text:p>
          </table:table-cell>
          <table:table-cell table:style-name="ACE-13" table:formula="of:=COM.MICROSOFT.SWITCH([$'switches'.$B$1];1;[$'b'.AV16];0;[.AV16];2;0)" office:value-type="float" office:value="0">
            <text:p>0</text:p>
          </table:table-cell>
          <table:table-cell table:style-name="ACE-13" table:formula="of:=COM.MICROSOFT.SWITCH([$'switches'.$B$1];1;[$'b'.AW16];0;[.AW16];2;0)" office:value-type="float" office:value="0">
            <text:p>0</text:p>
          </table:table-cell>
          <table:table-cell table:style-name="ACE-13" table:formula="of:=COM.MICROSOFT.SWITCH([$'switches'.$B$1];1;[$'b'.AX16];0;[.AX1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7];0;[.B17];2;0)" office:value-type="float" office:value="0">
            <text:p>0</text:p>
          </table:table-cell>
          <table:table-cell table:style-name="ACE-13" table:formula="of:=COM.MICROSOFT.SWITCH([$'switches'.$B$1];1;[$'b'.C17];0;[.C17];2;0)" office:value-type="float" office:value="0">
            <text:p>0</text:p>
          </table:table-cell>
          <table:table-cell table:style-name="ACE-13" table:formula="of:=COM.MICROSOFT.SWITCH([$'switches'.$B$1];1;[$'b'.D17];0;[.D17];2;0)" office:value-type="float" office:value="0">
            <text:p>0</text:p>
          </table:table-cell>
          <table:table-cell table:style-name="ACE-13" table:formula="of:=COM.MICROSOFT.SWITCH([$'switches'.$B$1];1;[$'b'.E17];0;[.E17];2;0)" office:value-type="float" office:value="0">
            <text:p>0</text:p>
          </table:table-cell>
          <table:table-cell table:style-name="ACE-13" table:formula="of:=COM.MICROSOFT.SWITCH([$'switches'.$B$1];1;[$'b'.F17];0;[.F17];2;0)" office:value-type="float" office:value="0">
            <text:p>0</text:p>
          </table:table-cell>
          <table:table-cell table:style-name="ACE-13" table:formula="of:=COM.MICROSOFT.SWITCH([$'switches'.$B$1];1;[$'b'.G17];0;[.G17];2;0)" office:value-type="float" office:value="0">
            <text:p>0</text:p>
          </table:table-cell>
          <table:table-cell table:style-name="ACE-13" table:formula="of:=COM.MICROSOFT.SWITCH([$'switches'.$B$1];1;[$'b'.H17];0;[.H17];2;0)" office:value-type="float" office:value="0">
            <text:p>0</text:p>
          </table:table-cell>
          <table:table-cell table:style-name="ACE-13" table:formula="of:=COM.MICROSOFT.SWITCH([$'switches'.$B$1];1;[$'b'.I17];0;[.I17];2;0)" office:value-type="float" office:value="0">
            <text:p>0</text:p>
          </table:table-cell>
          <table:table-cell table:style-name="ACE-13" table:formula="of:=COM.MICROSOFT.SWITCH([$'switches'.$B$1];1;[$'b'.J17];0;[.J17];2;0)" office:value-type="float" office:value="0">
            <text:p>0</text:p>
          </table:table-cell>
          <table:table-cell table:style-name="ACE-13" table:formula="of:=COM.MICROSOFT.SWITCH([$'switches'.$B$1];1;[$'b'.K17];0;[.K17];2;0)" office:value-type="float" office:value="0">
            <text:p>0</text:p>
          </table:table-cell>
          <table:table-cell table:style-name="ACE-13" table:formula="of:=COM.MICROSOFT.SWITCH([$'switches'.$B$1];1;[$'b'.L17];0;[.L17];2;0)" office:value-type="float" office:value="0">
            <text:p>0</text:p>
          </table:table-cell>
          <table:table-cell table:style-name="ACE-13" table:formula="of:=COM.MICROSOFT.SWITCH([$'switches'.$B$1];1;[$'b'.M17];0;[.M17];2;0)" office:value-type="float" office:value="0">
            <text:p>0</text:p>
          </table:table-cell>
          <table:table-cell table:style-name="ACE-13" table:formula="of:=COM.MICROSOFT.SWITCH([$'switches'.$B$1];1;[$'b'.N17];0;[.N17];2;0)" office:value-type="float" office:value="0">
            <text:p>0</text:p>
          </table:table-cell>
          <table:table-cell table:style-name="ACE-13" table:formula="of:=COM.MICROSOFT.SWITCH([$'switches'.$B$1];1;[$'b'.O17];0;[.O17];2;0)" office:value-type="float" office:value="0">
            <text:p>0</text:p>
          </table:table-cell>
          <table:table-cell table:style-name="ACE-13" table:formula="of:=COM.MICROSOFT.SWITCH([$'switches'.$B$1];1;[$'b'.P17];0;[.P17];2;0)" office:value-type="float" office:value="0">
            <text:p>0</text:p>
          </table:table-cell>
          <table:table-cell table:style-name="ACE-13" table:formula="of:=COM.MICROSOFT.SWITCH([$'switches'.$B$1];1;[$'b'.Q17];0;[.Q17];2;0)" office:value-type="float" office:value="0">
            <text:p>0</text:p>
          </table:table-cell>
          <table:table-cell table:style-name="ACE-13" table:formula="of:=COM.MICROSOFT.SWITCH([$'switches'.$B$1];1;[$'b'.R17];0;[.R17];2;0)" office:value-type="float" office:value="0">
            <text:p>0</text:p>
          </table:table-cell>
          <table:table-cell table:style-name="ACE-13" table:formula="of:=COM.MICROSOFT.SWITCH([$'switches'.$B$1];1;[$'b'.S17];0;[.S17];2;0)" office:value-type="float" office:value="0">
            <text:p>0</text:p>
          </table:table-cell>
          <table:table-cell table:style-name="ACE-13" table:formula="of:=COM.MICROSOFT.SWITCH([$'switches'.$B$1];1;[$'b'.T17];0;[.T17];2;0)" office:value-type="float" office:value="0">
            <text:p>0</text:p>
          </table:table-cell>
          <table:table-cell table:style-name="ACE-13" table:formula="of:=COM.MICROSOFT.SWITCH([$'switches'.$B$1];1;[$'b'.U17];0;[.U17];2;0)" office:value-type="float" office:value="0">
            <text:p>0</text:p>
          </table:table-cell>
          <table:table-cell table:style-name="ACE-13" table:formula="of:=COM.MICROSOFT.SWITCH([$'switches'.$B$1];1;[$'b'.V17];0;[.V17];2;0)" office:value-type="float" office:value="0">
            <text:p>0</text:p>
          </table:table-cell>
          <table:table-cell table:style-name="ACE-13" table:formula="of:=COM.MICROSOFT.SWITCH([$'switches'.$B$1];1;[$'b'.W17];0;[.W17];2;0)" office:value-type="float" office:value="0">
            <text:p>0</text:p>
          </table:table-cell>
          <table:table-cell table:style-name="ACE-13" table:formula="of:=COM.MICROSOFT.SWITCH([$'switches'.$B$1];1;[$'b'.X17];0;[.X17];2;0)" office:value-type="float" office:value="0">
            <text:p>0</text:p>
          </table:table-cell>
          <table:table-cell table:style-name="ACE-13" table:formula="of:=COM.MICROSOFT.SWITCH([$'switches'.$B$1];1;[$'b'.Y17];0;[.Y17];2;0)" office:value-type="float" office:value="0">
            <text:p>0</text:p>
          </table:table-cell>
          <table:table-cell table:style-name="ACE-13" table:formula="of:=COM.MICROSOFT.SWITCH([$'switches'.$B$1];1;[$'b'.Z17];0;[.Z17];2;0)" office:value-type="float" office:value="0">
            <text:p>0</text:p>
          </table:table-cell>
          <table:table-cell table:style-name="ACE-13" table:formula="of:=COM.MICROSOFT.SWITCH([$'switches'.$B$1];1;[$'b'.AA17];0;[.AA17];2;0)" office:value-type="float" office:value="0">
            <text:p>0</text:p>
          </table:table-cell>
          <table:table-cell table:style-name="ACE-13" table:formula="of:=COM.MICROSOFT.SWITCH([$'switches'.$B$1];1;[$'b'.AB17];0;[.AB17];2;0)" office:value-type="float" office:value="0">
            <text:p>0</text:p>
          </table:table-cell>
          <table:table-cell table:style-name="ACE-13" table:formula="of:=COM.MICROSOFT.SWITCH([$'switches'.$B$1];1;[$'b'.AC17];0;[.AC17];2;0)" office:value-type="float" office:value="0">
            <text:p>0</text:p>
          </table:table-cell>
          <table:table-cell table:style-name="ACE-13" table:formula="of:=COM.MICROSOFT.SWITCH([$'switches'.$B$1];1;[$'b'.AD17];0;[.AD17];2;0)" office:value-type="float" office:value="0">
            <text:p>0</text:p>
          </table:table-cell>
          <table:table-cell table:style-name="ACE-13" table:formula="of:=COM.MICROSOFT.SWITCH([$'switches'.$B$1];1;[$'b'.AE17];0;[.AE17];2;0)" office:value-type="float" office:value="0">
            <text:p>0</text:p>
          </table:table-cell>
          <table:table-cell table:style-name="ACE-13" table:formula="of:=COM.MICROSOFT.SWITCH([$'switches'.$B$1];1;[$'b'.AF17];0;[.AF17];2;0)" office:value-type="float" office:value="0">
            <text:p>0</text:p>
          </table:table-cell>
          <table:table-cell table:style-name="ACE-13" table:formula="of:=COM.MICROSOFT.SWITCH([$'switches'.$B$1];1;[$'b'.AG17];0;[.AG17];2;0)" office:value-type="float" office:value="0">
            <text:p>0</text:p>
          </table:table-cell>
          <table:table-cell table:style-name="ACE-13" table:formula="of:=COM.MICROSOFT.SWITCH([$'switches'.$B$1];1;[$'b'.AH17];0;[.AH17];2;0)" office:value-type="float" office:value="0">
            <text:p>0</text:p>
          </table:table-cell>
          <table:table-cell table:style-name="ACE-13" table:formula="of:=COM.MICROSOFT.SWITCH([$'switches'.$B$1];1;[$'b'.AI17];0;[.AI17];2;0)" office:value-type="float" office:value="0">
            <text:p>0</text:p>
          </table:table-cell>
          <table:table-cell table:style-name="ACE-13" table:formula="of:=COM.MICROSOFT.SWITCH([$'switches'.$B$1];1;[$'b'.AJ17];0;[.AJ17];2;0)" office:value-type="float" office:value="0">
            <text:p>0</text:p>
          </table:table-cell>
          <table:table-cell table:style-name="ACE-13" table:formula="of:=COM.MICROSOFT.SWITCH([$'switches'.$B$1];1;[$'b'.AK17];0;[.AK17];2;0)" office:value-type="float" office:value="0">
            <text:p>0</text:p>
          </table:table-cell>
          <table:table-cell table:style-name="ACE-13" table:formula="of:=COM.MICROSOFT.SWITCH([$'switches'.$B$1];1;[$'b'.AL17];0;[.AL17];2;0)" office:value-type="float" office:value="0">
            <text:p>0</text:p>
          </table:table-cell>
          <table:table-cell table:style-name="ACE-13" table:formula="of:=COM.MICROSOFT.SWITCH([$'switches'.$B$1];1;[$'b'.AM17];0;[.AM17];2;0)" office:value-type="float" office:value="0">
            <text:p>0</text:p>
          </table:table-cell>
          <table:table-cell table:style-name="ACE-13" table:formula="of:=COM.MICROSOFT.SWITCH([$'switches'.$B$1];1;[$'b'.AN17];0;[.AN17];2;0)" office:value-type="float" office:value="0">
            <text:p>0</text:p>
          </table:table-cell>
          <table:table-cell table:style-name="ACE-13" table:formula="of:=COM.MICROSOFT.SWITCH([$'switches'.$B$1];1;[$'b'.AO17];0;[.AO17];2;0)" office:value-type="float" office:value="0">
            <text:p>0</text:p>
          </table:table-cell>
          <table:table-cell table:style-name="ACE-13" table:formula="of:=COM.MICROSOFT.SWITCH([$'switches'.$B$1];1;[$'b'.AP17];0;[.AP17];2;0)" office:value-type="float" office:value="0">
            <text:p>0</text:p>
          </table:table-cell>
          <table:table-cell table:style-name="ACE-13" table:formula="of:=COM.MICROSOFT.SWITCH([$'switches'.$B$1];1;[$'b'.AQ17];0;[.AQ17];2;0)" office:value-type="float" office:value="0">
            <text:p>0</text:p>
          </table:table-cell>
          <table:table-cell table:style-name="ACE-13" table:formula="of:=COM.MICROSOFT.SWITCH([$'switches'.$B$1];1;[$'b'.AR17];0;[.AR17];2;0)" office:value-type="float" office:value="0">
            <text:p>0</text:p>
          </table:table-cell>
          <table:table-cell table:style-name="ACE-13" table:formula="of:=COM.MICROSOFT.SWITCH([$'switches'.$B$1];1;[$'b'.AS17];0;[.AS17];2;0)" office:value-type="float" office:value="0">
            <text:p>0</text:p>
          </table:table-cell>
          <table:table-cell table:style-name="ACE-13" table:formula="of:=COM.MICROSOFT.SWITCH([$'switches'.$B$1];1;[$'b'.AT17];0;[.AT17];2;0)" office:value-type="float" office:value="0">
            <text:p>0</text:p>
          </table:table-cell>
          <table:table-cell table:style-name="ACE-13" table:formula="of:=COM.MICROSOFT.SWITCH([$'switches'.$B$1];1;[$'b'.AU17];0;[.AU17];2;0)" office:value-type="float" office:value="0">
            <text:p>0</text:p>
          </table:table-cell>
          <table:table-cell table:style-name="ACE-13" table:formula="of:=COM.MICROSOFT.SWITCH([$'switches'.$B$1];1;[$'b'.AV17];0;[.AV17];2;0)" office:value-type="float" office:value="0">
            <text:p>0</text:p>
          </table:table-cell>
          <table:table-cell table:style-name="ACE-13" table:formula="of:=COM.MICROSOFT.SWITCH([$'switches'.$B$1];1;[$'b'.AW17];0;[.AW17];2;0)" office:value-type="float" office:value="0">
            <text:p>0</text:p>
          </table:table-cell>
          <table:table-cell table:style-name="ACE-13" table:formula="of:=COM.MICROSOFT.SWITCH([$'switches'.$B$1];1;[$'b'.AX17];0;[.AX1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8];0;[.B18];2;0)" office:value-type="float" office:value="0">
            <text:p>0</text:p>
          </table:table-cell>
          <table:table-cell table:style-name="ACE-13" table:formula="of:=COM.MICROSOFT.SWITCH([$'switches'.$B$1];1;[$'b'.C18];0;[.C18];2;0)" office:value-type="float" office:value="0">
            <text:p>0</text:p>
          </table:table-cell>
          <table:table-cell table:style-name="ACE-13" table:formula="of:=COM.MICROSOFT.SWITCH([$'switches'.$B$1];1;[$'b'.D18];0;[.D18];2;0)" office:value-type="float" office:value="0">
            <text:p>0</text:p>
          </table:table-cell>
          <table:table-cell table:style-name="ACE-13" table:formula="of:=COM.MICROSOFT.SWITCH([$'switches'.$B$1];1;[$'b'.E18];0;[.E18];2;0)" office:value-type="float" office:value="0">
            <text:p>0</text:p>
          </table:table-cell>
          <table:table-cell table:style-name="ACE-13" table:formula="of:=COM.MICROSOFT.SWITCH([$'switches'.$B$1];1;[$'b'.F18];0;[.F18];2;0)" office:value-type="float" office:value="0">
            <text:p>0</text:p>
          </table:table-cell>
          <table:table-cell table:style-name="ACE-13" table:formula="of:=COM.MICROSOFT.SWITCH([$'switches'.$B$1];1;[$'b'.G18];0;[.G18];2;0)" office:value-type="float" office:value="0">
            <text:p>0</text:p>
          </table:table-cell>
          <table:table-cell table:style-name="ACE-13" table:formula="of:=COM.MICROSOFT.SWITCH([$'switches'.$B$1];1;[$'b'.H18];0;[.H18];2;0)" office:value-type="float" office:value="0">
            <text:p>0</text:p>
          </table:table-cell>
          <table:table-cell table:style-name="ACE-13" table:formula="of:=COM.MICROSOFT.SWITCH([$'switches'.$B$1];1;[$'b'.I18];0;[.I18];2;0)" office:value-type="float" office:value="0">
            <text:p>0</text:p>
          </table:table-cell>
          <table:table-cell table:style-name="ACE-13" table:formula="of:=COM.MICROSOFT.SWITCH([$'switches'.$B$1];1;[$'b'.J18];0;[.J18];2;0)" office:value-type="float" office:value="0">
            <text:p>0</text:p>
          </table:table-cell>
          <table:table-cell table:style-name="ACE-13" table:formula="of:=COM.MICROSOFT.SWITCH([$'switches'.$B$1];1;[$'b'.K18];0;[.K18];2;0)" office:value-type="float" office:value="0">
            <text:p>0</text:p>
          </table:table-cell>
          <table:table-cell table:style-name="ACE-13" table:formula="of:=COM.MICROSOFT.SWITCH([$'switches'.$B$1];1;[$'b'.L18];0;[.L18];2;0)" office:value-type="float" office:value="0">
            <text:p>0</text:p>
          </table:table-cell>
          <table:table-cell table:style-name="ACE-13" table:formula="of:=COM.MICROSOFT.SWITCH([$'switches'.$B$1];1;[$'b'.M18];0;[.M18];2;0)" office:value-type="float" office:value="0">
            <text:p>0</text:p>
          </table:table-cell>
          <table:table-cell table:style-name="ACE-13" table:formula="of:=COM.MICROSOFT.SWITCH([$'switches'.$B$1];1;[$'b'.N18];0;[.N18];2;0)" office:value-type="float" office:value="0">
            <text:p>0</text:p>
          </table:table-cell>
          <table:table-cell table:style-name="ACE-13" table:formula="of:=COM.MICROSOFT.SWITCH([$'switches'.$B$1];1;[$'b'.O18];0;[.O18];2;0)" office:value-type="float" office:value="0">
            <text:p>0</text:p>
          </table:table-cell>
          <table:table-cell table:style-name="ACE-13" table:formula="of:=COM.MICROSOFT.SWITCH([$'switches'.$B$1];1;[$'b'.P18];0;[.P18];2;0)" office:value-type="float" office:value="0">
            <text:p>0</text:p>
          </table:table-cell>
          <table:table-cell table:style-name="ACE-13" table:formula="of:=COM.MICROSOFT.SWITCH([$'switches'.$B$1];1;[$'b'.Q18];0;[.Q18];2;0)" office:value-type="float" office:value="0">
            <text:p>0</text:p>
          </table:table-cell>
          <table:table-cell table:style-name="ACE-13" table:formula="of:=COM.MICROSOFT.SWITCH([$'switches'.$B$1];1;[$'b'.R18];0;[.R18];2;0)" office:value-type="float" office:value="0">
            <text:p>0</text:p>
          </table:table-cell>
          <table:table-cell table:style-name="ACE-13" table:formula="of:=COM.MICROSOFT.SWITCH([$'switches'.$B$1];1;[$'b'.S18];0;[.S18];2;0)" office:value-type="float" office:value="0">
            <text:p>0</text:p>
          </table:table-cell>
          <table:table-cell table:style-name="ACE-13" table:formula="of:=COM.MICROSOFT.SWITCH([$'switches'.$B$1];1;[$'b'.T18];0;[.T18];2;0)" office:value-type="float" office:value="0">
            <text:p>0</text:p>
          </table:table-cell>
          <table:table-cell table:style-name="ACE-13" table:formula="of:=COM.MICROSOFT.SWITCH([$'switches'.$B$1];1;[$'b'.U18];0;[.U18];2;0)" office:value-type="float" office:value="0">
            <text:p>0</text:p>
          </table:table-cell>
          <table:table-cell table:style-name="ACE-13" table:formula="of:=COM.MICROSOFT.SWITCH([$'switches'.$B$1];1;[$'b'.V18];0;[.V18];2;0)" office:value-type="float" office:value="0">
            <text:p>0</text:p>
          </table:table-cell>
          <table:table-cell table:style-name="ACE-13" table:formula="of:=COM.MICROSOFT.SWITCH([$'switches'.$B$1];1;[$'b'.W18];0;[.W18];2;0)" office:value-type="float" office:value="0">
            <text:p>0</text:p>
          </table:table-cell>
          <table:table-cell table:style-name="ACE-13" table:formula="of:=COM.MICROSOFT.SWITCH([$'switches'.$B$1];1;[$'b'.X18];0;[.X18];2;0)" office:value-type="float" office:value="0">
            <text:p>0</text:p>
          </table:table-cell>
          <table:table-cell table:style-name="ACE-13" table:formula="of:=COM.MICROSOFT.SWITCH([$'switches'.$B$1];1;[$'b'.Y18];0;[.Y18];2;0)" office:value-type="float" office:value="0">
            <text:p>0</text:p>
          </table:table-cell>
          <table:table-cell table:style-name="ACE-13" table:formula="of:=COM.MICROSOFT.SWITCH([$'switches'.$B$1];1;[$'b'.Z18];0;[.Z18];2;0)" office:value-type="float" office:value="0">
            <text:p>0</text:p>
          </table:table-cell>
          <table:table-cell table:style-name="ACE-13" table:formula="of:=COM.MICROSOFT.SWITCH([$'switches'.$B$1];1;[$'b'.AA18];0;[.AA18];2;0)" office:value-type="float" office:value="0">
            <text:p>0</text:p>
          </table:table-cell>
          <table:table-cell table:style-name="ACE-13" table:formula="of:=COM.MICROSOFT.SWITCH([$'switches'.$B$1];1;[$'b'.AB18];0;[.AB18];2;0)" office:value-type="float" office:value="0">
            <text:p>0</text:p>
          </table:table-cell>
          <table:table-cell table:style-name="ACE-13" table:formula="of:=COM.MICROSOFT.SWITCH([$'switches'.$B$1];1;[$'b'.AC18];0;[.AC18];2;0)" office:value-type="float" office:value="0">
            <text:p>0</text:p>
          </table:table-cell>
          <table:table-cell table:style-name="ACE-13" table:formula="of:=COM.MICROSOFT.SWITCH([$'switches'.$B$1];1;[$'b'.AD18];0;[.AD18];2;0)" office:value-type="float" office:value="0">
            <text:p>0</text:p>
          </table:table-cell>
          <table:table-cell table:style-name="ACE-13" table:formula="of:=COM.MICROSOFT.SWITCH([$'switches'.$B$1];1;[$'b'.AE18];0;[.AE18];2;0)" office:value-type="float" office:value="0">
            <text:p>0</text:p>
          </table:table-cell>
          <table:table-cell table:style-name="ACE-13" table:formula="of:=COM.MICROSOFT.SWITCH([$'switches'.$B$1];1;[$'b'.AF18];0;[.AF18];2;0)" office:value-type="float" office:value="0">
            <text:p>0</text:p>
          </table:table-cell>
          <table:table-cell table:style-name="ACE-13" table:formula="of:=COM.MICROSOFT.SWITCH([$'switches'.$B$1];1;[$'b'.AG18];0;[.AG18];2;0)" office:value-type="float" office:value="0">
            <text:p>0</text:p>
          </table:table-cell>
          <table:table-cell table:style-name="ACE-13" table:formula="of:=COM.MICROSOFT.SWITCH([$'switches'.$B$1];1;[$'b'.AH18];0;[.AH18];2;0)" office:value-type="float" office:value="0">
            <text:p>0</text:p>
          </table:table-cell>
          <table:table-cell table:style-name="ACE-13" table:formula="of:=COM.MICROSOFT.SWITCH([$'switches'.$B$1];1;[$'b'.AI18];0;[.AI18];2;0)" office:value-type="float" office:value="0">
            <text:p>0</text:p>
          </table:table-cell>
          <table:table-cell table:style-name="ACE-13" table:formula="of:=COM.MICROSOFT.SWITCH([$'switches'.$B$1];1;[$'b'.AJ18];0;[.AJ18];2;0)" office:value-type="float" office:value="0">
            <text:p>0</text:p>
          </table:table-cell>
          <table:table-cell table:style-name="ACE-13" table:formula="of:=COM.MICROSOFT.SWITCH([$'switches'.$B$1];1;[$'b'.AK18];0;[.AK18];2;0)" office:value-type="float" office:value="0">
            <text:p>0</text:p>
          </table:table-cell>
          <table:table-cell table:style-name="ACE-13" table:formula="of:=COM.MICROSOFT.SWITCH([$'switches'.$B$1];1;[$'b'.AL18];0;[.AL18];2;0)" office:value-type="float" office:value="0">
            <text:p>0</text:p>
          </table:table-cell>
          <table:table-cell table:style-name="ACE-13" table:formula="of:=COM.MICROSOFT.SWITCH([$'switches'.$B$1];1;[$'b'.AM18];0;[.AM18];2;0)" office:value-type="float" office:value="0">
            <text:p>0</text:p>
          </table:table-cell>
          <table:table-cell table:style-name="ACE-13" table:formula="of:=COM.MICROSOFT.SWITCH([$'switches'.$B$1];1;[$'b'.AN18];0;[.AN18];2;0)" office:value-type="float" office:value="0">
            <text:p>0</text:p>
          </table:table-cell>
          <table:table-cell table:style-name="ACE-13" table:formula="of:=COM.MICROSOFT.SWITCH([$'switches'.$B$1];1;[$'b'.AO18];0;[.AO18];2;0)" office:value-type="float" office:value="0">
            <text:p>0</text:p>
          </table:table-cell>
          <table:table-cell table:style-name="ACE-13" table:formula="of:=COM.MICROSOFT.SWITCH([$'switches'.$B$1];1;[$'b'.AP18];0;[.AP18];2;0)" office:value-type="float" office:value="0">
            <text:p>0</text:p>
          </table:table-cell>
          <table:table-cell table:style-name="ACE-13" table:formula="of:=COM.MICROSOFT.SWITCH([$'switches'.$B$1];1;[$'b'.AQ18];0;[.AQ18];2;0)" office:value-type="float" office:value="0">
            <text:p>0</text:p>
          </table:table-cell>
          <table:table-cell table:style-name="ACE-13" table:formula="of:=COM.MICROSOFT.SWITCH([$'switches'.$B$1];1;[$'b'.AR18];0;[.AR18];2;0)" office:value-type="float" office:value="0">
            <text:p>0</text:p>
          </table:table-cell>
          <table:table-cell table:style-name="ACE-13" table:formula="of:=COM.MICROSOFT.SWITCH([$'switches'.$B$1];1;[$'b'.AS18];0;[.AS18];2;0)" office:value-type="float" office:value="0">
            <text:p>0</text:p>
          </table:table-cell>
          <table:table-cell table:style-name="ACE-13" table:formula="of:=COM.MICROSOFT.SWITCH([$'switches'.$B$1];1;[$'b'.AT18];0;[.AT18];2;0)" office:value-type="float" office:value="0">
            <text:p>0</text:p>
          </table:table-cell>
          <table:table-cell table:style-name="ACE-13" table:formula="of:=COM.MICROSOFT.SWITCH([$'switches'.$B$1];1;[$'b'.AU18];0;[.AU18];2;0)" office:value-type="float" office:value="0">
            <text:p>0</text:p>
          </table:table-cell>
          <table:table-cell table:style-name="ACE-13" table:formula="of:=COM.MICROSOFT.SWITCH([$'switches'.$B$1];1;[$'b'.AV18];0;[.AV18];2;0)" office:value-type="float" office:value="0">
            <text:p>0</text:p>
          </table:table-cell>
          <table:table-cell table:style-name="ACE-13" table:formula="of:=COM.MICROSOFT.SWITCH([$'switches'.$B$1];1;[$'b'.AW18];0;[.AW18];2;0)" office:value-type="float" office:value="0">
            <text:p>0</text:p>
          </table:table-cell>
          <table:table-cell table:style-name="ACE-13" table:formula="of:=COM.MICROSOFT.SWITCH([$'switches'.$B$1];1;[$'b'.AX18];0;[.AX1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19];0;[.B19];2;0)" office:value-type="float" office:value="0">
            <text:p>0</text:p>
          </table:table-cell>
          <table:table-cell table:style-name="ACE-13" table:formula="of:=COM.MICROSOFT.SWITCH([$'switches'.$B$1];1;[$'b'.C19];0;[.C19];2;0)" office:value-type="float" office:value="0">
            <text:p>0</text:p>
          </table:table-cell>
          <table:table-cell table:style-name="ACE-13" table:formula="of:=COM.MICROSOFT.SWITCH([$'switches'.$B$1];1;[$'b'.D19];0;[.D19];2;0)" office:value-type="float" office:value="0">
            <text:p>0</text:p>
          </table:table-cell>
          <table:table-cell table:style-name="ACE-13" table:formula="of:=COM.MICROSOFT.SWITCH([$'switches'.$B$1];1;[$'b'.E19];0;[.E19];2;0)" office:value-type="float" office:value="0">
            <text:p>0</text:p>
          </table:table-cell>
          <table:table-cell table:style-name="ACE-13" table:formula="of:=COM.MICROSOFT.SWITCH([$'switches'.$B$1];1;[$'b'.F19];0;[.F19];2;0)" office:value-type="float" office:value="0">
            <text:p>0</text:p>
          </table:table-cell>
          <table:table-cell table:style-name="ACE-13" table:formula="of:=COM.MICROSOFT.SWITCH([$'switches'.$B$1];1;[$'b'.G19];0;[.G19];2;0)" office:value-type="float" office:value="0">
            <text:p>0</text:p>
          </table:table-cell>
          <table:table-cell table:style-name="ACE-13" table:formula="of:=COM.MICROSOFT.SWITCH([$'switches'.$B$1];1;[$'b'.H19];0;[.H19];2;0)" office:value-type="float" office:value="0">
            <text:p>0</text:p>
          </table:table-cell>
          <table:table-cell table:style-name="ACE-13" table:formula="of:=COM.MICROSOFT.SWITCH([$'switches'.$B$1];1;[$'b'.I19];0;[.I19];2;0)" office:value-type="float" office:value="0">
            <text:p>0</text:p>
          </table:table-cell>
          <table:table-cell table:style-name="ACE-13" table:formula="of:=COM.MICROSOFT.SWITCH([$'switches'.$B$1];1;[$'b'.J19];0;[.J19];2;0)" office:value-type="float" office:value="0">
            <text:p>0</text:p>
          </table:table-cell>
          <table:table-cell table:style-name="ACE-13" table:formula="of:=COM.MICROSOFT.SWITCH([$'switches'.$B$1];1;[$'b'.K19];0;[.K19];2;0)" office:value-type="float" office:value="0">
            <text:p>0</text:p>
          </table:table-cell>
          <table:table-cell table:style-name="ACE-13" table:formula="of:=COM.MICROSOFT.SWITCH([$'switches'.$B$1];1;[$'b'.L19];0;[.L19];2;0)" office:value-type="float" office:value="0">
            <text:p>0</text:p>
          </table:table-cell>
          <table:table-cell table:style-name="ACE-13" table:formula="of:=COM.MICROSOFT.SWITCH([$'switches'.$B$1];1;[$'b'.M19];0;[.M19];2;0)" office:value-type="float" office:value="0">
            <text:p>0</text:p>
          </table:table-cell>
          <table:table-cell table:style-name="ACE-13" table:formula="of:=COM.MICROSOFT.SWITCH([$'switches'.$B$1];1;[$'b'.N19];0;[.N19];2;0)" office:value-type="float" office:value="0">
            <text:p>0</text:p>
          </table:table-cell>
          <table:table-cell table:style-name="ACE-13" table:formula="of:=COM.MICROSOFT.SWITCH([$'switches'.$B$1];1;[$'b'.O19];0;[.O19];2;0)" office:value-type="float" office:value="0">
            <text:p>0</text:p>
          </table:table-cell>
          <table:table-cell table:style-name="ACE-13" table:formula="of:=COM.MICROSOFT.SWITCH([$'switches'.$B$1];1;[$'b'.P19];0;[.P19];2;0)" office:value-type="float" office:value="0">
            <text:p>0</text:p>
          </table:table-cell>
          <table:table-cell table:style-name="ACE-13" table:formula="of:=COM.MICROSOFT.SWITCH([$'switches'.$B$1];1;[$'b'.Q19];0;[.Q19];2;0)" office:value-type="float" office:value="0">
            <text:p>0</text:p>
          </table:table-cell>
          <table:table-cell table:style-name="ACE-13" table:formula="of:=COM.MICROSOFT.SWITCH([$'switches'.$B$1];1;[$'b'.R19];0;[.R19];2;0)" office:value-type="float" office:value="0">
            <text:p>0</text:p>
          </table:table-cell>
          <table:table-cell table:style-name="ACE-13" table:formula="of:=COM.MICROSOFT.SWITCH([$'switches'.$B$1];1;[$'b'.S19];0;[.S19];2;0)" office:value-type="float" office:value="0">
            <text:p>0</text:p>
          </table:table-cell>
          <table:table-cell table:style-name="ACE-13" table:formula="of:=COM.MICROSOFT.SWITCH([$'switches'.$B$1];1;[$'b'.T19];0;[.T19];2;0)" office:value-type="float" office:value="0">
            <text:p>0</text:p>
          </table:table-cell>
          <table:table-cell table:style-name="ACE-13" table:formula="of:=COM.MICROSOFT.SWITCH([$'switches'.$B$1];1;[$'b'.U19];0;[.U19];2;0)" office:value-type="float" office:value="0">
            <text:p>0</text:p>
          </table:table-cell>
          <table:table-cell table:style-name="ACE-13" table:formula="of:=COM.MICROSOFT.SWITCH([$'switches'.$B$1];1;[$'b'.V19];0;[.V19];2;0)" office:value-type="float" office:value="0">
            <text:p>0</text:p>
          </table:table-cell>
          <table:table-cell table:style-name="ACE-13" table:formula="of:=COM.MICROSOFT.SWITCH([$'switches'.$B$1];1;[$'b'.W19];0;[.W19];2;0)" office:value-type="float" office:value="0">
            <text:p>0</text:p>
          </table:table-cell>
          <table:table-cell table:style-name="ACE-13" table:formula="of:=COM.MICROSOFT.SWITCH([$'switches'.$B$1];1;[$'b'.X19];0;[.X19];2;0)" office:value-type="float" office:value="0">
            <text:p>0</text:p>
          </table:table-cell>
          <table:table-cell table:style-name="ACE-13" table:formula="of:=COM.MICROSOFT.SWITCH([$'switches'.$B$1];1;[$'b'.Y19];0;[.Y19];2;0)" office:value-type="float" office:value="0">
            <text:p>0</text:p>
          </table:table-cell>
          <table:table-cell table:style-name="ACE-13" table:formula="of:=COM.MICROSOFT.SWITCH([$'switches'.$B$1];1;[$'b'.Z19];0;[.Z19];2;0)" office:value-type="float" office:value="0">
            <text:p>0</text:p>
          </table:table-cell>
          <table:table-cell table:style-name="ACE-13" table:formula="of:=COM.MICROSOFT.SWITCH([$'switches'.$B$1];1;[$'b'.AA19];0;[.AA19];2;0)" office:value-type="float" office:value="0">
            <text:p>0</text:p>
          </table:table-cell>
          <table:table-cell table:style-name="ACE-13" table:formula="of:=COM.MICROSOFT.SWITCH([$'switches'.$B$1];1;[$'b'.AB19];0;[.AB19];2;0)" office:value-type="float" office:value="0">
            <text:p>0</text:p>
          </table:table-cell>
          <table:table-cell table:style-name="ACE-13" table:formula="of:=COM.MICROSOFT.SWITCH([$'switches'.$B$1];1;[$'b'.AC19];0;[.AC19];2;0)" office:value-type="float" office:value="0">
            <text:p>0</text:p>
          </table:table-cell>
          <table:table-cell table:style-name="ACE-13" table:formula="of:=COM.MICROSOFT.SWITCH([$'switches'.$B$1];1;[$'b'.AD19];0;[.AD19];2;0)" office:value-type="float" office:value="0">
            <text:p>0</text:p>
          </table:table-cell>
          <table:table-cell table:style-name="ACE-13" table:formula="of:=COM.MICROSOFT.SWITCH([$'switches'.$B$1];1;[$'b'.AE19];0;[.AE19];2;0)" office:value-type="float" office:value="0">
            <text:p>0</text:p>
          </table:table-cell>
          <table:table-cell table:style-name="ACE-13" table:formula="of:=COM.MICROSOFT.SWITCH([$'switches'.$B$1];1;[$'b'.AF19];0;[.AF19];2;0)" office:value-type="float" office:value="0">
            <text:p>0</text:p>
          </table:table-cell>
          <table:table-cell table:style-name="ACE-13" table:formula="of:=COM.MICROSOFT.SWITCH([$'switches'.$B$1];1;[$'b'.AG19];0;[.AG19];2;0)" office:value-type="float" office:value="0">
            <text:p>0</text:p>
          </table:table-cell>
          <table:table-cell table:style-name="ACE-13" table:formula="of:=COM.MICROSOFT.SWITCH([$'switches'.$B$1];1;[$'b'.AH19];0;[.AH19];2;0)" office:value-type="float" office:value="0">
            <text:p>0</text:p>
          </table:table-cell>
          <table:table-cell table:style-name="ACE-13" table:formula="of:=COM.MICROSOFT.SWITCH([$'switches'.$B$1];1;[$'b'.AI19];0;[.AI19];2;0)" office:value-type="float" office:value="0">
            <text:p>0</text:p>
          </table:table-cell>
          <table:table-cell table:style-name="ACE-13" table:formula="of:=COM.MICROSOFT.SWITCH([$'switches'.$B$1];1;[$'b'.AJ19];0;[.AJ19];2;0)" office:value-type="float" office:value="0">
            <text:p>0</text:p>
          </table:table-cell>
          <table:table-cell table:style-name="ACE-13" table:formula="of:=COM.MICROSOFT.SWITCH([$'switches'.$B$1];1;[$'b'.AK19];0;[.AK19];2;0)" office:value-type="float" office:value="0">
            <text:p>0</text:p>
          </table:table-cell>
          <table:table-cell table:style-name="ACE-13" table:formula="of:=COM.MICROSOFT.SWITCH([$'switches'.$B$1];1;[$'b'.AL19];0;[.AL19];2;0)" office:value-type="float" office:value="0">
            <text:p>0</text:p>
          </table:table-cell>
          <table:table-cell table:style-name="ACE-13" table:formula="of:=COM.MICROSOFT.SWITCH([$'switches'.$B$1];1;[$'b'.AM19];0;[.AM19];2;0)" office:value-type="float" office:value="0">
            <text:p>0</text:p>
          </table:table-cell>
          <table:table-cell table:style-name="ACE-13" table:formula="of:=COM.MICROSOFT.SWITCH([$'switches'.$B$1];1;[$'b'.AN19];0;[.AN19];2;0)" office:value-type="float" office:value="0">
            <text:p>0</text:p>
          </table:table-cell>
          <table:table-cell table:style-name="ACE-13" table:formula="of:=COM.MICROSOFT.SWITCH([$'switches'.$B$1];1;[$'b'.AO19];0;[.AO19];2;0)" office:value-type="float" office:value="0">
            <text:p>0</text:p>
          </table:table-cell>
          <table:table-cell table:style-name="ACE-13" table:formula="of:=COM.MICROSOFT.SWITCH([$'switches'.$B$1];1;[$'b'.AP19];0;[.AP19];2;0)" office:value-type="float" office:value="0">
            <text:p>0</text:p>
          </table:table-cell>
          <table:table-cell table:style-name="ACE-13" table:formula="of:=COM.MICROSOFT.SWITCH([$'switches'.$B$1];1;[$'b'.AQ19];0;[.AQ19];2;0)" office:value-type="float" office:value="0">
            <text:p>0</text:p>
          </table:table-cell>
          <table:table-cell table:style-name="ACE-13" table:formula="of:=COM.MICROSOFT.SWITCH([$'switches'.$B$1];1;[$'b'.AR19];0;[.AR19];2;0)" office:value-type="float" office:value="0">
            <text:p>0</text:p>
          </table:table-cell>
          <table:table-cell table:style-name="ACE-13" table:formula="of:=COM.MICROSOFT.SWITCH([$'switches'.$B$1];1;[$'b'.AS19];0;[.AS19];2;0)" office:value-type="float" office:value="0">
            <text:p>0</text:p>
          </table:table-cell>
          <table:table-cell table:style-name="ACE-13" table:formula="of:=COM.MICROSOFT.SWITCH([$'switches'.$B$1];1;[$'b'.AT19];0;[.AT19];2;0)" office:value-type="float" office:value="0">
            <text:p>0</text:p>
          </table:table-cell>
          <table:table-cell table:style-name="ACE-13" table:formula="of:=COM.MICROSOFT.SWITCH([$'switches'.$B$1];1;[$'b'.AU19];0;[.AU19];2;0)" office:value-type="float" office:value="0">
            <text:p>0</text:p>
          </table:table-cell>
          <table:table-cell table:style-name="ACE-13" table:formula="of:=COM.MICROSOFT.SWITCH([$'switches'.$B$1];1;[$'b'.AV19];0;[.AV19];2;0)" office:value-type="float" office:value="0">
            <text:p>0</text:p>
          </table:table-cell>
          <table:table-cell table:style-name="ACE-13" table:formula="of:=COM.MICROSOFT.SWITCH([$'switches'.$B$1];1;[$'b'.AW19];0;[.AW19];2;0)" office:value-type="float" office:value="0">
            <text:p>0</text:p>
          </table:table-cell>
          <table:table-cell table:style-name="ACE-13" table:formula="of:=COM.MICROSOFT.SWITCH([$'switches'.$B$1];1;[$'b'.AX19];0;[.AX1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0];0;[.B20];2;0)" office:value-type="float" office:value="0">
            <text:p>0</text:p>
          </table:table-cell>
          <table:table-cell table:style-name="ACE-13" table:formula="of:=COM.MICROSOFT.SWITCH([$'switches'.$B$1];1;[$'b'.C20];0;[.C20];2;0)" office:value-type="float" office:value="0">
            <text:p>0</text:p>
          </table:table-cell>
          <table:table-cell table:style-name="ACE-13" table:formula="of:=COM.MICROSOFT.SWITCH([$'switches'.$B$1];1;[$'b'.D20];0;[.D20];2;0)" office:value-type="float" office:value="0">
            <text:p>0</text:p>
          </table:table-cell>
          <table:table-cell table:style-name="ACE-13" table:formula="of:=COM.MICROSOFT.SWITCH([$'switches'.$B$1];1;[$'b'.E20];0;[.E20];2;0)" office:value-type="float" office:value="0">
            <text:p>0</text:p>
          </table:table-cell>
          <table:table-cell table:style-name="ACE-13" table:formula="of:=COM.MICROSOFT.SWITCH([$'switches'.$B$1];1;[$'b'.F20];0;[.F20];2;0)" office:value-type="float" office:value="0">
            <text:p>0</text:p>
          </table:table-cell>
          <table:table-cell table:style-name="ACE-13" table:formula="of:=COM.MICROSOFT.SWITCH([$'switches'.$B$1];1;[$'b'.G20];0;[.G20];2;0)" office:value-type="float" office:value="0">
            <text:p>0</text:p>
          </table:table-cell>
          <table:table-cell table:style-name="ACE-13" table:formula="of:=COM.MICROSOFT.SWITCH([$'switches'.$B$1];1;[$'b'.H20];0;[.H20];2;0)" office:value-type="float" office:value="0">
            <text:p>0</text:p>
          </table:table-cell>
          <table:table-cell table:style-name="ACE-13" table:formula="of:=COM.MICROSOFT.SWITCH([$'switches'.$B$1];1;[$'b'.I20];0;[.I20];2;0)" office:value-type="float" office:value="0">
            <text:p>0</text:p>
          </table:table-cell>
          <table:table-cell table:style-name="ACE-13" table:formula="of:=COM.MICROSOFT.SWITCH([$'switches'.$B$1];1;[$'b'.J20];0;[.J20];2;0)" office:value-type="float" office:value="0">
            <text:p>0</text:p>
          </table:table-cell>
          <table:table-cell table:style-name="ACE-13" table:formula="of:=COM.MICROSOFT.SWITCH([$'switches'.$B$1];1;[$'b'.K20];0;[.K20];2;0)" office:value-type="float" office:value="0">
            <text:p>0</text:p>
          </table:table-cell>
          <table:table-cell table:style-name="ACE-13" table:formula="of:=COM.MICROSOFT.SWITCH([$'switches'.$B$1];1;[$'b'.L20];0;[.L20];2;0)" office:value-type="float" office:value="0">
            <text:p>0</text:p>
          </table:table-cell>
          <table:table-cell table:style-name="ACE-13" table:formula="of:=COM.MICROSOFT.SWITCH([$'switches'.$B$1];1;[$'b'.M20];0;[.M20];2;0)" office:value-type="float" office:value="0">
            <text:p>0</text:p>
          </table:table-cell>
          <table:table-cell table:style-name="ACE-13" table:formula="of:=COM.MICROSOFT.SWITCH([$'switches'.$B$1];1;[$'b'.N20];0;[.N20];2;0)" office:value-type="float" office:value="0">
            <text:p>0</text:p>
          </table:table-cell>
          <table:table-cell table:style-name="ACE-13" table:formula="of:=COM.MICROSOFT.SWITCH([$'switches'.$B$1];1;[$'b'.O20];0;[.O20];2;0)" office:value-type="float" office:value="0">
            <text:p>0</text:p>
          </table:table-cell>
          <table:table-cell table:style-name="ACE-13" table:formula="of:=COM.MICROSOFT.SWITCH([$'switches'.$B$1];1;[$'b'.P20];0;[.P20];2;0)" office:value-type="float" office:value="0">
            <text:p>0</text:p>
          </table:table-cell>
          <table:table-cell table:style-name="ACE-13" table:formula="of:=COM.MICROSOFT.SWITCH([$'switches'.$B$1];1;[$'b'.Q20];0;[.Q20];2;0)" office:value-type="float" office:value="0">
            <text:p>0</text:p>
          </table:table-cell>
          <table:table-cell table:style-name="ACE-13" table:formula="of:=COM.MICROSOFT.SWITCH([$'switches'.$B$1];1;[$'b'.R20];0;[.R20];2;0)" office:value-type="float" office:value="0">
            <text:p>0</text:p>
          </table:table-cell>
          <table:table-cell table:style-name="ACE-13" table:formula="of:=COM.MICROSOFT.SWITCH([$'switches'.$B$1];1;[$'b'.S20];0;[.S20];2;0)" office:value-type="float" office:value="0">
            <text:p>0</text:p>
          </table:table-cell>
          <table:table-cell table:style-name="ACE-13" table:formula="of:=COM.MICROSOFT.SWITCH([$'switches'.$B$1];1;[$'b'.T20];0;[.T20];2;0)" office:value-type="float" office:value="0">
            <text:p>0</text:p>
          </table:table-cell>
          <table:table-cell table:style-name="ACE-13" table:formula="of:=COM.MICROSOFT.SWITCH([$'switches'.$B$1];1;[$'b'.U20];0;[.U20];2;0)" office:value-type="float" office:value="0">
            <text:p>0</text:p>
          </table:table-cell>
          <table:table-cell table:style-name="ACE-13" table:formula="of:=COM.MICROSOFT.SWITCH([$'switches'.$B$1];1;[$'b'.V20];0;[.V20];2;0)" office:value-type="float" office:value="0">
            <text:p>0</text:p>
          </table:table-cell>
          <table:table-cell table:style-name="ACE-13" table:formula="of:=COM.MICROSOFT.SWITCH([$'switches'.$B$1];1;[$'b'.W20];0;[.W20];2;0)" office:value-type="float" office:value="0">
            <text:p>0</text:p>
          </table:table-cell>
          <table:table-cell table:style-name="ACE-13" table:formula="of:=COM.MICROSOFT.SWITCH([$'switches'.$B$1];1;[$'b'.X20];0;[.X20];2;0)" office:value-type="float" office:value="0">
            <text:p>0</text:p>
          </table:table-cell>
          <table:table-cell table:style-name="ACE-13" table:formula="of:=COM.MICROSOFT.SWITCH([$'switches'.$B$1];1;[$'b'.Y20];0;[.Y20];2;0)" office:value-type="float" office:value="0">
            <text:p>0</text:p>
          </table:table-cell>
          <table:table-cell table:style-name="ACE-13" table:formula="of:=COM.MICROSOFT.SWITCH([$'switches'.$B$1];1;[$'b'.Z20];0;[.Z20];2;0)" office:value-type="float" office:value="0">
            <text:p>0</text:p>
          </table:table-cell>
          <table:table-cell table:style-name="ACE-13" table:formula="of:=COM.MICROSOFT.SWITCH([$'switches'.$B$1];1;[$'b'.AA20];0;[.AA20];2;0)" office:value-type="float" office:value="0">
            <text:p>0</text:p>
          </table:table-cell>
          <table:table-cell table:style-name="ACE-13" table:formula="of:=COM.MICROSOFT.SWITCH([$'switches'.$B$1];1;[$'b'.AB20];0;[.AB20];2;0)" office:value-type="float" office:value="0">
            <text:p>0</text:p>
          </table:table-cell>
          <table:table-cell table:style-name="ACE-13" table:formula="of:=COM.MICROSOFT.SWITCH([$'switches'.$B$1];1;[$'b'.AC20];0;[.AC20];2;0)" office:value-type="float" office:value="0">
            <text:p>0</text:p>
          </table:table-cell>
          <table:table-cell table:style-name="ACE-13" table:formula="of:=COM.MICROSOFT.SWITCH([$'switches'.$B$1];1;[$'b'.AD20];0;[.AD20];2;0)" office:value-type="float" office:value="0">
            <text:p>0</text:p>
          </table:table-cell>
          <table:table-cell table:style-name="ACE-13" table:formula="of:=COM.MICROSOFT.SWITCH([$'switches'.$B$1];1;[$'b'.AE20];0;[.AE20];2;0)" office:value-type="float" office:value="0">
            <text:p>0</text:p>
          </table:table-cell>
          <table:table-cell table:style-name="ACE-13" table:formula="of:=COM.MICROSOFT.SWITCH([$'switches'.$B$1];1;[$'b'.AF20];0;[.AF20];2;0)" office:value-type="float" office:value="0">
            <text:p>0</text:p>
          </table:table-cell>
          <table:table-cell table:style-name="ACE-13" table:formula="of:=COM.MICROSOFT.SWITCH([$'switches'.$B$1];1;[$'b'.AG20];0;[.AG20];2;0)" office:value-type="float" office:value="0">
            <text:p>0</text:p>
          </table:table-cell>
          <table:table-cell table:style-name="ACE-13" table:formula="of:=COM.MICROSOFT.SWITCH([$'switches'.$B$1];1;[$'b'.AH20];0;[.AH20];2;0)" office:value-type="float" office:value="0">
            <text:p>0</text:p>
          </table:table-cell>
          <table:table-cell table:style-name="ACE-13" table:formula="of:=COM.MICROSOFT.SWITCH([$'switches'.$B$1];1;[$'b'.AI20];0;[.AI20];2;0)" office:value-type="float" office:value="0">
            <text:p>0</text:p>
          </table:table-cell>
          <table:table-cell table:style-name="ACE-13" table:formula="of:=COM.MICROSOFT.SWITCH([$'switches'.$B$1];1;[$'b'.AJ20];0;[.AJ20];2;0)" office:value-type="float" office:value="0">
            <text:p>0</text:p>
          </table:table-cell>
          <table:table-cell table:style-name="ACE-13" table:formula="of:=COM.MICROSOFT.SWITCH([$'switches'.$B$1];1;[$'b'.AK20];0;[.AK20];2;0)" office:value-type="float" office:value="0">
            <text:p>0</text:p>
          </table:table-cell>
          <table:table-cell table:style-name="ACE-13" table:formula="of:=COM.MICROSOFT.SWITCH([$'switches'.$B$1];1;[$'b'.AL20];0;[.AL20];2;0)" office:value-type="float" office:value="0">
            <text:p>0</text:p>
          </table:table-cell>
          <table:table-cell table:style-name="ACE-13" table:formula="of:=COM.MICROSOFT.SWITCH([$'switches'.$B$1];1;[$'b'.AM20];0;[.AM20];2;0)" office:value-type="float" office:value="0">
            <text:p>0</text:p>
          </table:table-cell>
          <table:table-cell table:style-name="ACE-13" table:formula="of:=COM.MICROSOFT.SWITCH([$'switches'.$B$1];1;[$'b'.AN20];0;[.AN20];2;0)" office:value-type="float" office:value="0">
            <text:p>0</text:p>
          </table:table-cell>
          <table:table-cell table:style-name="ACE-13" table:formula="of:=COM.MICROSOFT.SWITCH([$'switches'.$B$1];1;[$'b'.AO20];0;[.AO20];2;0)" office:value-type="float" office:value="0">
            <text:p>0</text:p>
          </table:table-cell>
          <table:table-cell table:style-name="ACE-13" table:formula="of:=COM.MICROSOFT.SWITCH([$'switches'.$B$1];1;[$'b'.AP20];0;[.AP20];2;0)" office:value-type="float" office:value="0">
            <text:p>0</text:p>
          </table:table-cell>
          <table:table-cell table:style-name="ACE-13" table:formula="of:=COM.MICROSOFT.SWITCH([$'switches'.$B$1];1;[$'b'.AQ20];0;[.AQ20];2;0)" office:value-type="float" office:value="0">
            <text:p>0</text:p>
          </table:table-cell>
          <table:table-cell table:style-name="ACE-13" table:formula="of:=COM.MICROSOFT.SWITCH([$'switches'.$B$1];1;[$'b'.AR20];0;[.AR20];2;0)" office:value-type="float" office:value="0">
            <text:p>0</text:p>
          </table:table-cell>
          <table:table-cell table:style-name="ACE-13" table:formula="of:=COM.MICROSOFT.SWITCH([$'switches'.$B$1];1;[$'b'.AS20];0;[.AS20];2;0)" office:value-type="float" office:value="0">
            <text:p>0</text:p>
          </table:table-cell>
          <table:table-cell table:style-name="ACE-13" table:formula="of:=COM.MICROSOFT.SWITCH([$'switches'.$B$1];1;[$'b'.AT20];0;[.AT20];2;0)" office:value-type="float" office:value="0">
            <text:p>0</text:p>
          </table:table-cell>
          <table:table-cell table:style-name="ACE-13" table:formula="of:=COM.MICROSOFT.SWITCH([$'switches'.$B$1];1;[$'b'.AU20];0;[.AU20];2;0)" office:value-type="float" office:value="0">
            <text:p>0</text:p>
          </table:table-cell>
          <table:table-cell table:style-name="ACE-13" table:formula="of:=COM.MICROSOFT.SWITCH([$'switches'.$B$1];1;[$'b'.AV20];0;[.AV20];2;0)" office:value-type="float" office:value="0">
            <text:p>0</text:p>
          </table:table-cell>
          <table:table-cell table:style-name="ACE-13" table:formula="of:=COM.MICROSOFT.SWITCH([$'switches'.$B$1];1;[$'b'.AW20];0;[.AW20];2;0)" office:value-type="float" office:value="0">
            <text:p>0</text:p>
          </table:table-cell>
          <table:table-cell table:style-name="ACE-13" table:formula="of:=COM.MICROSOFT.SWITCH([$'switches'.$B$1];1;[$'b'.AX20];0;[.AX2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1];0;[.B21];2;0)" office:value-type="float" office:value="0">
            <text:p>0</text:p>
          </table:table-cell>
          <table:table-cell table:style-name="ACE-13" table:formula="of:=COM.MICROSOFT.SWITCH([$'switches'.$B$1];1;[$'b'.C21];0;[.C21];2;0)" office:value-type="float" office:value="0">
            <text:p>0</text:p>
          </table:table-cell>
          <table:table-cell table:style-name="ACE-13" table:formula="of:=COM.MICROSOFT.SWITCH([$'switches'.$B$1];1;[$'b'.D21];0;[.D21];2;0)" office:value-type="float" office:value="0">
            <text:p>0</text:p>
          </table:table-cell>
          <table:table-cell table:style-name="ACE-13" table:formula="of:=COM.MICROSOFT.SWITCH([$'switches'.$B$1];1;[$'b'.E21];0;[.E21];2;0)" office:value-type="float" office:value="0">
            <text:p>0</text:p>
          </table:table-cell>
          <table:table-cell table:style-name="ACE-13" table:formula="of:=COM.MICROSOFT.SWITCH([$'switches'.$B$1];1;[$'b'.F21];0;[.F21];2;0)" office:value-type="float" office:value="0">
            <text:p>0</text:p>
          </table:table-cell>
          <table:table-cell table:style-name="ACE-13" table:formula="of:=COM.MICROSOFT.SWITCH([$'switches'.$B$1];1;[$'b'.G21];0;[.G21];2;0)" office:value-type="float" office:value="0">
            <text:p>0</text:p>
          </table:table-cell>
          <table:table-cell table:style-name="ACE-13" table:formula="of:=COM.MICROSOFT.SWITCH([$'switches'.$B$1];1;[$'b'.H21];0;[.H21];2;0)" office:value-type="float" office:value="0">
            <text:p>0</text:p>
          </table:table-cell>
          <table:table-cell table:style-name="ACE-13" table:formula="of:=COM.MICROSOFT.SWITCH([$'switches'.$B$1];1;[$'b'.I21];0;[.I21];2;0)" office:value-type="float" office:value="0">
            <text:p>0</text:p>
          </table:table-cell>
          <table:table-cell table:style-name="ACE-13" table:formula="of:=COM.MICROSOFT.SWITCH([$'switches'.$B$1];1;[$'b'.J21];0;[.J21];2;0)" office:value-type="float" office:value="0">
            <text:p>0</text:p>
          </table:table-cell>
          <table:table-cell table:style-name="ACE-13" table:formula="of:=COM.MICROSOFT.SWITCH([$'switches'.$B$1];1;[$'b'.K21];0;[.K21];2;0)" office:value-type="float" office:value="0">
            <text:p>0</text:p>
          </table:table-cell>
          <table:table-cell table:style-name="ACE-13" table:formula="of:=COM.MICROSOFT.SWITCH([$'switches'.$B$1];1;[$'b'.L21];0;[.L21];2;0)" office:value-type="float" office:value="0">
            <text:p>0</text:p>
          </table:table-cell>
          <table:table-cell table:style-name="ACE-13" table:formula="of:=COM.MICROSOFT.SWITCH([$'switches'.$B$1];1;[$'b'.M21];0;[.M21];2;0)" office:value-type="float" office:value="0">
            <text:p>0</text:p>
          </table:table-cell>
          <table:table-cell table:style-name="ACE-13" table:formula="of:=COM.MICROSOFT.SWITCH([$'switches'.$B$1];1;[$'b'.N21];0;[.N21];2;0)" office:value-type="float" office:value="0">
            <text:p>0</text:p>
          </table:table-cell>
          <table:table-cell table:style-name="ACE-13" table:formula="of:=COM.MICROSOFT.SWITCH([$'switches'.$B$1];1;[$'b'.O21];0;[.O21];2;0)" office:value-type="float" office:value="0">
            <text:p>0</text:p>
          </table:table-cell>
          <table:table-cell table:style-name="ACE-13" table:formula="of:=COM.MICROSOFT.SWITCH([$'switches'.$B$1];1;[$'b'.P21];0;[.P21];2;0)" office:value-type="float" office:value="0">
            <text:p>0</text:p>
          </table:table-cell>
          <table:table-cell table:style-name="ACE-13" table:formula="of:=COM.MICROSOFT.SWITCH([$'switches'.$B$1];1;[$'b'.Q21];0;[.Q21];2;0)" office:value-type="float" office:value="0">
            <text:p>0</text:p>
          </table:table-cell>
          <table:table-cell table:style-name="ACE-13" table:formula="of:=COM.MICROSOFT.SWITCH([$'switches'.$B$1];1;[$'b'.R21];0;[.R21];2;0)" office:value-type="float" office:value="0">
            <text:p>0</text:p>
          </table:table-cell>
          <table:table-cell table:style-name="ACE-13" table:formula="of:=COM.MICROSOFT.SWITCH([$'switches'.$B$1];1;[$'b'.S21];0;[.S21];2;0)" office:value-type="float" office:value="0">
            <text:p>0</text:p>
          </table:table-cell>
          <table:table-cell table:style-name="ACE-13" table:formula="of:=COM.MICROSOFT.SWITCH([$'switches'.$B$1];1;[$'b'.T21];0;[.T21];2;0)" office:value-type="float" office:value="0">
            <text:p>0</text:p>
          </table:table-cell>
          <table:table-cell table:style-name="ACE-13" table:formula="of:=COM.MICROSOFT.SWITCH([$'switches'.$B$1];1;[$'b'.U21];0;[.U21];2;0)" office:value-type="float" office:value="0">
            <text:p>0</text:p>
          </table:table-cell>
          <table:table-cell table:style-name="ACE-13" table:formula="of:=COM.MICROSOFT.SWITCH([$'switches'.$B$1];1;[$'b'.V21];0;[.V21];2;0)" office:value-type="float" office:value="0">
            <text:p>0</text:p>
          </table:table-cell>
          <table:table-cell table:style-name="ACE-13" table:formula="of:=COM.MICROSOFT.SWITCH([$'switches'.$B$1];1;[$'b'.W21];0;[.W21];2;0)" office:value-type="float" office:value="0">
            <text:p>0</text:p>
          </table:table-cell>
          <table:table-cell table:style-name="ACE-13" table:formula="of:=COM.MICROSOFT.SWITCH([$'switches'.$B$1];1;[$'b'.X21];0;[.X21];2;0)" office:value-type="float" office:value="0">
            <text:p>0</text:p>
          </table:table-cell>
          <table:table-cell table:style-name="ACE-13" table:formula="of:=COM.MICROSOFT.SWITCH([$'switches'.$B$1];1;[$'b'.Y21];0;[.Y21];2;0)" office:value-type="float" office:value="0">
            <text:p>0</text:p>
          </table:table-cell>
          <table:table-cell table:style-name="ACE-13" table:formula="of:=COM.MICROSOFT.SWITCH([$'switches'.$B$1];1;[$'b'.Z21];0;[.Z21];2;0)" office:value-type="float" office:value="0">
            <text:p>0</text:p>
          </table:table-cell>
          <table:table-cell table:style-name="ACE-13" table:formula="of:=COM.MICROSOFT.SWITCH([$'switches'.$B$1];1;[$'b'.AA21];0;[.AA21];2;0)" office:value-type="float" office:value="0">
            <text:p>0</text:p>
          </table:table-cell>
          <table:table-cell table:style-name="ACE-13" table:formula="of:=COM.MICROSOFT.SWITCH([$'switches'.$B$1];1;[$'b'.AB21];0;[.AB21];2;0)" office:value-type="float" office:value="0">
            <text:p>0</text:p>
          </table:table-cell>
          <table:table-cell table:style-name="ACE-13" table:formula="of:=COM.MICROSOFT.SWITCH([$'switches'.$B$1];1;[$'b'.AC21];0;[.AC21];2;0)" office:value-type="float" office:value="0">
            <text:p>0</text:p>
          </table:table-cell>
          <table:table-cell table:style-name="ACE-13" table:formula="of:=COM.MICROSOFT.SWITCH([$'switches'.$B$1];1;[$'b'.AD21];0;[.AD21];2;0)" office:value-type="float" office:value="0">
            <text:p>0</text:p>
          </table:table-cell>
          <table:table-cell table:style-name="ACE-13" table:formula="of:=COM.MICROSOFT.SWITCH([$'switches'.$B$1];1;[$'b'.AE21];0;[.AE21];2;0)" office:value-type="float" office:value="0">
            <text:p>0</text:p>
          </table:table-cell>
          <table:table-cell table:style-name="ACE-13" table:formula="of:=COM.MICROSOFT.SWITCH([$'switches'.$B$1];1;[$'b'.AF21];0;[.AF21];2;0)" office:value-type="float" office:value="0">
            <text:p>0</text:p>
          </table:table-cell>
          <table:table-cell table:style-name="ACE-13" table:formula="of:=COM.MICROSOFT.SWITCH([$'switches'.$B$1];1;[$'b'.AG21];0;[.AG21];2;0)" office:value-type="float" office:value="0">
            <text:p>0</text:p>
          </table:table-cell>
          <table:table-cell table:style-name="ACE-13" table:formula="of:=COM.MICROSOFT.SWITCH([$'switches'.$B$1];1;[$'b'.AH21];0;[.AH21];2;0)" office:value-type="float" office:value="0">
            <text:p>0</text:p>
          </table:table-cell>
          <table:table-cell table:style-name="ACE-13" table:formula="of:=COM.MICROSOFT.SWITCH([$'switches'.$B$1];1;[$'b'.AI21];0;[.AI21];2;0)" office:value-type="float" office:value="0">
            <text:p>0</text:p>
          </table:table-cell>
          <table:table-cell table:style-name="ACE-13" table:formula="of:=COM.MICROSOFT.SWITCH([$'switches'.$B$1];1;[$'b'.AJ21];0;[.AJ21];2;0)" office:value-type="float" office:value="0">
            <text:p>0</text:p>
          </table:table-cell>
          <table:table-cell table:style-name="ACE-13" table:formula="of:=COM.MICROSOFT.SWITCH([$'switches'.$B$1];1;[$'b'.AK21];0;[.AK21];2;0)" office:value-type="float" office:value="0">
            <text:p>0</text:p>
          </table:table-cell>
          <table:table-cell table:style-name="ACE-13" table:formula="of:=COM.MICROSOFT.SWITCH([$'switches'.$B$1];1;[$'b'.AL21];0;[.AL21];2;0)" office:value-type="float" office:value="0">
            <text:p>0</text:p>
          </table:table-cell>
          <table:table-cell table:style-name="ACE-13" table:formula="of:=COM.MICROSOFT.SWITCH([$'switches'.$B$1];1;[$'b'.AM21];0;[.AM21];2;0)" office:value-type="float" office:value="0">
            <text:p>0</text:p>
          </table:table-cell>
          <table:table-cell table:style-name="ACE-13" table:formula="of:=COM.MICROSOFT.SWITCH([$'switches'.$B$1];1;[$'b'.AN21];0;[.AN21];2;0)" office:value-type="float" office:value="0">
            <text:p>0</text:p>
          </table:table-cell>
          <table:table-cell table:style-name="ACE-13" table:formula="of:=COM.MICROSOFT.SWITCH([$'switches'.$B$1];1;[$'b'.AO21];0;[.AO21];2;0)" office:value-type="float" office:value="0">
            <text:p>0</text:p>
          </table:table-cell>
          <table:table-cell table:style-name="ACE-13" table:formula="of:=COM.MICROSOFT.SWITCH([$'switches'.$B$1];1;[$'b'.AP21];0;[.AP21];2;0)" office:value-type="float" office:value="0">
            <text:p>0</text:p>
          </table:table-cell>
          <table:table-cell table:style-name="ACE-13" table:formula="of:=COM.MICROSOFT.SWITCH([$'switches'.$B$1];1;[$'b'.AQ21];0;[.AQ21];2;0)" office:value-type="float" office:value="0">
            <text:p>0</text:p>
          </table:table-cell>
          <table:table-cell table:style-name="ACE-13" table:formula="of:=COM.MICROSOFT.SWITCH([$'switches'.$B$1];1;[$'b'.AR21];0;[.AR21];2;0)" office:value-type="float" office:value="0">
            <text:p>0</text:p>
          </table:table-cell>
          <table:table-cell table:style-name="ACE-13" table:formula="of:=COM.MICROSOFT.SWITCH([$'switches'.$B$1];1;[$'b'.AS21];0;[.AS21];2;0)" office:value-type="float" office:value="0">
            <text:p>0</text:p>
          </table:table-cell>
          <table:table-cell table:style-name="ACE-13" table:formula="of:=COM.MICROSOFT.SWITCH([$'switches'.$B$1];1;[$'b'.AT21];0;[.AT21];2;0)" office:value-type="float" office:value="0">
            <text:p>0</text:p>
          </table:table-cell>
          <table:table-cell table:style-name="ACE-13" table:formula="of:=COM.MICROSOFT.SWITCH([$'switches'.$B$1];1;[$'b'.AU21];0;[.AU21];2;0)" office:value-type="float" office:value="0">
            <text:p>0</text:p>
          </table:table-cell>
          <table:table-cell table:style-name="ACE-13" table:formula="of:=COM.MICROSOFT.SWITCH([$'switches'.$B$1];1;[$'b'.AV21];0;[.AV21];2;0)" office:value-type="float" office:value="0">
            <text:p>0</text:p>
          </table:table-cell>
          <table:table-cell table:style-name="ACE-13" table:formula="of:=COM.MICROSOFT.SWITCH([$'switches'.$B$1];1;[$'b'.AW21];0;[.AW21];2;0)" office:value-type="float" office:value="0">
            <text:p>0</text:p>
          </table:table-cell>
          <table:table-cell table:style-name="ACE-13" table:formula="of:=COM.MICROSOFT.SWITCH([$'switches'.$B$1];1;[$'b'.AX21];0;[.AX21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2];0;[.B22];2;0)" office:value-type="float" office:value="0">
            <text:p>0</text:p>
          </table:table-cell>
          <table:table-cell table:style-name="ACE-13" table:formula="of:=COM.MICROSOFT.SWITCH([$'switches'.$B$1];1;[$'b'.C22];0;[.C22];2;0)" office:value-type="float" office:value="0">
            <text:p>0</text:p>
          </table:table-cell>
          <table:table-cell table:style-name="ACE-13" table:formula="of:=COM.MICROSOFT.SWITCH([$'switches'.$B$1];1;[$'b'.D22];0;[.D22];2;0)" office:value-type="float" office:value="0">
            <text:p>0</text:p>
          </table:table-cell>
          <table:table-cell table:style-name="ACE-13" table:formula="of:=COM.MICROSOFT.SWITCH([$'switches'.$B$1];1;[$'b'.E22];0;[.E22];2;0)" office:value-type="float" office:value="0">
            <text:p>0</text:p>
          </table:table-cell>
          <table:table-cell table:style-name="ACE-13" table:formula="of:=COM.MICROSOFT.SWITCH([$'switches'.$B$1];1;[$'b'.F22];0;[.F22];2;0)" office:value-type="float" office:value="0">
            <text:p>0</text:p>
          </table:table-cell>
          <table:table-cell table:style-name="ACE-13" table:formula="of:=COM.MICROSOFT.SWITCH([$'switches'.$B$1];1;[$'b'.G22];0;[.G22];2;0)" office:value-type="float" office:value="0">
            <text:p>0</text:p>
          </table:table-cell>
          <table:table-cell table:style-name="ACE-13" table:formula="of:=COM.MICROSOFT.SWITCH([$'switches'.$B$1];1;[$'b'.H22];0;[.H22];2;0)" office:value-type="float" office:value="0">
            <text:p>0</text:p>
          </table:table-cell>
          <table:table-cell table:style-name="ACE-13" table:formula="of:=COM.MICROSOFT.SWITCH([$'switches'.$B$1];1;[$'b'.I22];0;[.I22];2;0)" office:value-type="float" office:value="0">
            <text:p>0</text:p>
          </table:table-cell>
          <table:table-cell table:style-name="ACE-13" table:formula="of:=COM.MICROSOFT.SWITCH([$'switches'.$B$1];1;[$'b'.J22];0;[.J22];2;0)" office:value-type="float" office:value="0">
            <text:p>0</text:p>
          </table:table-cell>
          <table:table-cell table:style-name="ACE-13" table:formula="of:=COM.MICROSOFT.SWITCH([$'switches'.$B$1];1;[$'b'.K22];0;[.K22];2;0)" office:value-type="float" office:value="0">
            <text:p>0</text:p>
          </table:table-cell>
          <table:table-cell table:style-name="ACE-13" table:formula="of:=COM.MICROSOFT.SWITCH([$'switches'.$B$1];1;[$'b'.L22];0;[.L22];2;0)" office:value-type="float" office:value="0">
            <text:p>0</text:p>
          </table:table-cell>
          <table:table-cell table:style-name="ACE-13" table:formula="of:=COM.MICROSOFT.SWITCH([$'switches'.$B$1];1;[$'b'.M22];0;[.M22];2;0)" office:value-type="float" office:value="0">
            <text:p>0</text:p>
          </table:table-cell>
          <table:table-cell table:style-name="ACE-13" table:formula="of:=COM.MICROSOFT.SWITCH([$'switches'.$B$1];1;[$'b'.N22];0;[.N22];2;0)" office:value-type="float" office:value="0">
            <text:p>0</text:p>
          </table:table-cell>
          <table:table-cell table:style-name="ACE-13" table:formula="of:=COM.MICROSOFT.SWITCH([$'switches'.$B$1];1;[$'b'.O22];0;[.O22];2;0)" office:value-type="float" office:value="0">
            <text:p>0</text:p>
          </table:table-cell>
          <table:table-cell table:style-name="ACE-13" table:formula="of:=COM.MICROSOFT.SWITCH([$'switches'.$B$1];1;[$'b'.P22];0;[.P22];2;0)" office:value-type="float" office:value="0">
            <text:p>0</text:p>
          </table:table-cell>
          <table:table-cell table:style-name="ACE-13" table:formula="of:=COM.MICROSOFT.SWITCH([$'switches'.$B$1];1;[$'b'.Q22];0;[.Q22];2;0)" office:value-type="float" office:value="0">
            <text:p>0</text:p>
          </table:table-cell>
          <table:table-cell table:style-name="ACE-13" table:formula="of:=COM.MICROSOFT.SWITCH([$'switches'.$B$1];1;[$'b'.R22];0;[.R22];2;0)" office:value-type="float" office:value="0">
            <text:p>0</text:p>
          </table:table-cell>
          <table:table-cell table:style-name="ACE-13" table:formula="of:=COM.MICROSOFT.SWITCH([$'switches'.$B$1];1;[$'b'.S22];0;[.S22];2;0)" office:value-type="float" office:value="0">
            <text:p>0</text:p>
          </table:table-cell>
          <table:table-cell table:style-name="ACE-13" table:formula="of:=COM.MICROSOFT.SWITCH([$'switches'.$B$1];1;[$'b'.T22];0;[.T22];2;0)" office:value-type="float" office:value="0">
            <text:p>0</text:p>
          </table:table-cell>
          <table:table-cell table:style-name="ACE-13" table:formula="of:=COM.MICROSOFT.SWITCH([$'switches'.$B$1];1;[$'b'.U22];0;[.U22];2;0)" office:value-type="float" office:value="0">
            <text:p>0</text:p>
          </table:table-cell>
          <table:table-cell table:style-name="ACE-13" table:formula="of:=COM.MICROSOFT.SWITCH([$'switches'.$B$1];1;[$'b'.V22];0;[.V22];2;0)" office:value-type="float" office:value="0">
            <text:p>0</text:p>
          </table:table-cell>
          <table:table-cell table:style-name="ACE-13" table:formula="of:=COM.MICROSOFT.SWITCH([$'switches'.$B$1];1;[$'b'.W22];0;[.W22];2;0)" office:value-type="float" office:value="0">
            <text:p>0</text:p>
          </table:table-cell>
          <table:table-cell table:style-name="ACE-13" table:formula="of:=COM.MICROSOFT.SWITCH([$'switches'.$B$1];1;[$'b'.X22];0;[.X22];2;0)" office:value-type="float" office:value="0">
            <text:p>0</text:p>
          </table:table-cell>
          <table:table-cell table:style-name="ACE-13" table:formula="of:=COM.MICROSOFT.SWITCH([$'switches'.$B$1];1;[$'b'.Y22];0;[.Y22];2;0)" office:value-type="float" office:value="0">
            <text:p>0</text:p>
          </table:table-cell>
          <table:table-cell table:style-name="ACE-13" table:formula="of:=COM.MICROSOFT.SWITCH([$'switches'.$B$1];1;[$'b'.Z22];0;[.Z22];2;0)" office:value-type="float" office:value="0">
            <text:p>0</text:p>
          </table:table-cell>
          <table:table-cell table:style-name="ACE-13" table:formula="of:=COM.MICROSOFT.SWITCH([$'switches'.$B$1];1;[$'b'.AA22];0;[.AA22];2;0)" office:value-type="float" office:value="0">
            <text:p>0</text:p>
          </table:table-cell>
          <table:table-cell table:style-name="ACE-13" table:formula="of:=COM.MICROSOFT.SWITCH([$'switches'.$B$1];1;[$'b'.AB22];0;[.AB22];2;0)" office:value-type="float" office:value="0">
            <text:p>0</text:p>
          </table:table-cell>
          <table:table-cell table:style-name="ACE-13" table:formula="of:=COM.MICROSOFT.SWITCH([$'switches'.$B$1];1;[$'b'.AC22];0;[.AC22];2;0)" office:value-type="float" office:value="0">
            <text:p>0</text:p>
          </table:table-cell>
          <table:table-cell table:style-name="ACE-13" table:formula="of:=COM.MICROSOFT.SWITCH([$'switches'.$B$1];1;[$'b'.AD22];0;[.AD22];2;0)" office:value-type="float" office:value="0">
            <text:p>0</text:p>
          </table:table-cell>
          <table:table-cell table:style-name="ACE-13" table:formula="of:=COM.MICROSOFT.SWITCH([$'switches'.$B$1];1;[$'b'.AE22];0;[.AE22];2;0)" office:value-type="float" office:value="0">
            <text:p>0</text:p>
          </table:table-cell>
          <table:table-cell table:style-name="ACE-13" table:formula="of:=COM.MICROSOFT.SWITCH([$'switches'.$B$1];1;[$'b'.AF22];0;[.AF22];2;0)" office:value-type="float" office:value="0">
            <text:p>0</text:p>
          </table:table-cell>
          <table:table-cell table:style-name="ACE-13" table:formula="of:=COM.MICROSOFT.SWITCH([$'switches'.$B$1];1;[$'b'.AG22];0;[.AG22];2;0)" office:value-type="float" office:value="0">
            <text:p>0</text:p>
          </table:table-cell>
          <table:table-cell table:style-name="ACE-13" table:formula="of:=COM.MICROSOFT.SWITCH([$'switches'.$B$1];1;[$'b'.AH22];0;[.AH22];2;0)" office:value-type="float" office:value="0">
            <text:p>0</text:p>
          </table:table-cell>
          <table:table-cell table:style-name="ACE-13" table:formula="of:=COM.MICROSOFT.SWITCH([$'switches'.$B$1];1;[$'b'.AI22];0;[.AI22];2;0)" office:value-type="float" office:value="0">
            <text:p>0</text:p>
          </table:table-cell>
          <table:table-cell table:style-name="ACE-13" table:formula="of:=COM.MICROSOFT.SWITCH([$'switches'.$B$1];1;[$'b'.AJ22];0;[.AJ22];2;0)" office:value-type="float" office:value="0">
            <text:p>0</text:p>
          </table:table-cell>
          <table:table-cell table:style-name="ACE-13" table:formula="of:=COM.MICROSOFT.SWITCH([$'switches'.$B$1];1;[$'b'.AK22];0;[.AK22];2;0)" office:value-type="float" office:value="0">
            <text:p>0</text:p>
          </table:table-cell>
          <table:table-cell table:style-name="ACE-13" table:formula="of:=COM.MICROSOFT.SWITCH([$'switches'.$B$1];1;[$'b'.AL22];0;[.AL22];2;0)" office:value-type="float" office:value="0">
            <text:p>0</text:p>
          </table:table-cell>
          <table:table-cell table:style-name="ACE-13" table:formula="of:=COM.MICROSOFT.SWITCH([$'switches'.$B$1];1;[$'b'.AM22];0;[.AM22];2;0)" office:value-type="float" office:value="0">
            <text:p>0</text:p>
          </table:table-cell>
          <table:table-cell table:style-name="ACE-13" table:formula="of:=COM.MICROSOFT.SWITCH([$'switches'.$B$1];1;[$'b'.AN22];0;[.AN22];2;0)" office:value-type="float" office:value="0">
            <text:p>0</text:p>
          </table:table-cell>
          <table:table-cell table:style-name="ACE-13" table:formula="of:=COM.MICROSOFT.SWITCH([$'switches'.$B$1];1;[$'b'.AO22];0;[.AO22];2;0)" office:value-type="float" office:value="0">
            <text:p>0</text:p>
          </table:table-cell>
          <table:table-cell table:style-name="ACE-13" table:formula="of:=COM.MICROSOFT.SWITCH([$'switches'.$B$1];1;[$'b'.AP22];0;[.AP22];2;0)" office:value-type="float" office:value="0">
            <text:p>0</text:p>
          </table:table-cell>
          <table:table-cell table:style-name="ACE-13" table:formula="of:=COM.MICROSOFT.SWITCH([$'switches'.$B$1];1;[$'b'.AQ22];0;[.AQ22];2;0)" office:value-type="float" office:value="0">
            <text:p>0</text:p>
          </table:table-cell>
          <table:table-cell table:style-name="ACE-13" table:formula="of:=COM.MICROSOFT.SWITCH([$'switches'.$B$1];1;[$'b'.AR22];0;[.AR22];2;0)" office:value-type="float" office:value="0">
            <text:p>0</text:p>
          </table:table-cell>
          <table:table-cell table:style-name="ACE-13" table:formula="of:=COM.MICROSOFT.SWITCH([$'switches'.$B$1];1;[$'b'.AS22];0;[.AS22];2;0)" office:value-type="float" office:value="0">
            <text:p>0</text:p>
          </table:table-cell>
          <table:table-cell table:style-name="ACE-13" table:formula="of:=COM.MICROSOFT.SWITCH([$'switches'.$B$1];1;[$'b'.AT22];0;[.AT22];2;0)" office:value-type="float" office:value="0">
            <text:p>0</text:p>
          </table:table-cell>
          <table:table-cell table:style-name="ACE-13" table:formula="of:=COM.MICROSOFT.SWITCH([$'switches'.$B$1];1;[$'b'.AU22];0;[.AU22];2;0)" office:value-type="float" office:value="0">
            <text:p>0</text:p>
          </table:table-cell>
          <table:table-cell table:style-name="ACE-13" table:formula="of:=COM.MICROSOFT.SWITCH([$'switches'.$B$1];1;[$'b'.AV22];0;[.AV22];2;0)" office:value-type="float" office:value="0">
            <text:p>0</text:p>
          </table:table-cell>
          <table:table-cell table:style-name="ACE-13" table:formula="of:=COM.MICROSOFT.SWITCH([$'switches'.$B$1];1;[$'b'.AW22];0;[.AW22];2;0)" office:value-type="float" office:value="0">
            <text:p>0</text:p>
          </table:table-cell>
          <table:table-cell table:style-name="ACE-13" table:formula="of:=COM.MICROSOFT.SWITCH([$'switches'.$B$1];1;[$'b'.AX22];0;[.AX22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3];0;[.B23];2;0)" office:value-type="float" office:value="0">
            <text:p>0</text:p>
          </table:table-cell>
          <table:table-cell table:style-name="ACE-13" table:formula="of:=COM.MICROSOFT.SWITCH([$'switches'.$B$1];1;[$'b'.C23];0;[.C23];2;0)" office:value-type="float" office:value="0">
            <text:p>0</text:p>
          </table:table-cell>
          <table:table-cell table:style-name="ACE-13" table:formula="of:=COM.MICROSOFT.SWITCH([$'switches'.$B$1];1;[$'b'.D23];0;[.D23];2;0)" office:value-type="float" office:value="0">
            <text:p>0</text:p>
          </table:table-cell>
          <table:table-cell table:style-name="ACE-13" table:formula="of:=COM.MICROSOFT.SWITCH([$'switches'.$B$1];1;[$'b'.E23];0;[.E23];2;0)" office:value-type="float" office:value="0">
            <text:p>0</text:p>
          </table:table-cell>
          <table:table-cell table:style-name="ACE-13" table:formula="of:=COM.MICROSOFT.SWITCH([$'switches'.$B$1];1;[$'b'.F23];0;[.F23];2;0)" office:value-type="float" office:value="0">
            <text:p>0</text:p>
          </table:table-cell>
          <table:table-cell table:style-name="ACE-13" table:formula="of:=COM.MICROSOFT.SWITCH([$'switches'.$B$1];1;[$'b'.G23];0;[.G23];2;0)" office:value-type="float" office:value="0">
            <text:p>0</text:p>
          </table:table-cell>
          <table:table-cell table:style-name="ACE-13" table:formula="of:=COM.MICROSOFT.SWITCH([$'switches'.$B$1];1;[$'b'.H23];0;[.H23];2;0)" office:value-type="float" office:value="0">
            <text:p>0</text:p>
          </table:table-cell>
          <table:table-cell table:style-name="ACE-13" table:formula="of:=COM.MICROSOFT.SWITCH([$'switches'.$B$1];1;[$'b'.I23];0;[.I23];2;0)" office:value-type="float" office:value="0">
            <text:p>0</text:p>
          </table:table-cell>
          <table:table-cell table:style-name="ACE-13" table:formula="of:=COM.MICROSOFT.SWITCH([$'switches'.$B$1];1;[$'b'.J23];0;[.J23];2;0)" office:value-type="float" office:value="0">
            <text:p>0</text:p>
          </table:table-cell>
          <table:table-cell table:style-name="ACE-13" table:formula="of:=COM.MICROSOFT.SWITCH([$'switches'.$B$1];1;[$'b'.K23];0;[.K23];2;0)" office:value-type="float" office:value="0">
            <text:p>0</text:p>
          </table:table-cell>
          <table:table-cell table:style-name="ACE-13" table:formula="of:=COM.MICROSOFT.SWITCH([$'switches'.$B$1];1;[$'b'.L23];0;[.L23];2;0)" office:value-type="float" office:value="0">
            <text:p>0</text:p>
          </table:table-cell>
          <table:table-cell table:style-name="ACE-13" table:formula="of:=COM.MICROSOFT.SWITCH([$'switches'.$B$1];1;[$'b'.M23];0;[.M23];2;0)" office:value-type="float" office:value="0">
            <text:p>0</text:p>
          </table:table-cell>
          <table:table-cell table:style-name="ACE-13" table:formula="of:=COM.MICROSOFT.SWITCH([$'switches'.$B$1];1;[$'b'.N23];0;[.N23];2;0)" office:value-type="float" office:value="0">
            <text:p>0</text:p>
          </table:table-cell>
          <table:table-cell table:style-name="ACE-13" table:formula="of:=COM.MICROSOFT.SWITCH([$'switches'.$B$1];1;[$'b'.O23];0;[.O23];2;0)" office:value-type="float" office:value="0">
            <text:p>0</text:p>
          </table:table-cell>
          <table:table-cell table:style-name="ACE-13" table:formula="of:=COM.MICROSOFT.SWITCH([$'switches'.$B$1];1;[$'b'.P23];0;[.P23];2;0)" office:value-type="float" office:value="0">
            <text:p>0</text:p>
          </table:table-cell>
          <table:table-cell table:style-name="ACE-13" table:formula="of:=COM.MICROSOFT.SWITCH([$'switches'.$B$1];1;[$'b'.Q23];0;[.Q23];2;0)" office:value-type="float" office:value="0">
            <text:p>0</text:p>
          </table:table-cell>
          <table:table-cell table:style-name="ACE-13" table:formula="of:=COM.MICROSOFT.SWITCH([$'switches'.$B$1];1;[$'b'.R23];0;[.R23];2;0)" office:value-type="float" office:value="0">
            <text:p>0</text:p>
          </table:table-cell>
          <table:table-cell table:style-name="ACE-13" table:formula="of:=COM.MICROSOFT.SWITCH([$'switches'.$B$1];1;[$'b'.S23];0;[.S23];2;0)" office:value-type="float" office:value="0">
            <text:p>0</text:p>
          </table:table-cell>
          <table:table-cell table:style-name="ACE-13" table:formula="of:=COM.MICROSOFT.SWITCH([$'switches'.$B$1];1;[$'b'.T23];0;[.T23];2;0)" office:value-type="float" office:value="0">
            <text:p>0</text:p>
          </table:table-cell>
          <table:table-cell table:style-name="ACE-13" table:formula="of:=COM.MICROSOFT.SWITCH([$'switches'.$B$1];1;[$'b'.U23];0;[.U23];2;0)" office:value-type="float" office:value="0">
            <text:p>0</text:p>
          </table:table-cell>
          <table:table-cell table:style-name="ACE-13" table:formula="of:=COM.MICROSOFT.SWITCH([$'switches'.$B$1];1;[$'b'.V23];0;[.V23];2;0)" office:value-type="float" office:value="0">
            <text:p>0</text:p>
          </table:table-cell>
          <table:table-cell table:style-name="ACE-13" table:formula="of:=COM.MICROSOFT.SWITCH([$'switches'.$B$1];1;[$'b'.W23];0;[.W23];2;0)" office:value-type="float" office:value="0">
            <text:p>0</text:p>
          </table:table-cell>
          <table:table-cell table:style-name="ACE-13" table:formula="of:=COM.MICROSOFT.SWITCH([$'switches'.$B$1];1;[$'b'.X23];0;[.X23];2;0)" office:value-type="float" office:value="0">
            <text:p>0</text:p>
          </table:table-cell>
          <table:table-cell table:style-name="ACE-13" table:formula="of:=COM.MICROSOFT.SWITCH([$'switches'.$B$1];1;[$'b'.Y23];0;[.Y23];2;0)" office:value-type="float" office:value="0">
            <text:p>0</text:p>
          </table:table-cell>
          <table:table-cell table:style-name="ACE-13" table:formula="of:=COM.MICROSOFT.SWITCH([$'switches'.$B$1];1;[$'b'.Z23];0;[.Z23];2;0)" office:value-type="float" office:value="0">
            <text:p>0</text:p>
          </table:table-cell>
          <table:table-cell table:style-name="ACE-13" table:formula="of:=COM.MICROSOFT.SWITCH([$'switches'.$B$1];1;[$'b'.AA23];0;[.AA23];2;0)" office:value-type="float" office:value="0">
            <text:p>0</text:p>
          </table:table-cell>
          <table:table-cell table:style-name="ACE-13" table:formula="of:=COM.MICROSOFT.SWITCH([$'switches'.$B$1];1;[$'b'.AB23];0;[.AB23];2;0)" office:value-type="float" office:value="0">
            <text:p>0</text:p>
          </table:table-cell>
          <table:table-cell table:style-name="ACE-13" table:formula="of:=COM.MICROSOFT.SWITCH([$'switches'.$B$1];1;[$'b'.AC23];0;[.AC23];2;0)" office:value-type="float" office:value="0">
            <text:p>0</text:p>
          </table:table-cell>
          <table:table-cell table:style-name="ACE-13" table:formula="of:=COM.MICROSOFT.SWITCH([$'switches'.$B$1];1;[$'b'.AD23];0;[.AD23];2;0)" office:value-type="float" office:value="0">
            <text:p>0</text:p>
          </table:table-cell>
          <table:table-cell table:style-name="ACE-13" table:formula="of:=COM.MICROSOFT.SWITCH([$'switches'.$B$1];1;[$'b'.AE23];0;[.AE23];2;0)" office:value-type="float" office:value="0">
            <text:p>0</text:p>
          </table:table-cell>
          <table:table-cell table:style-name="ACE-13" table:formula="of:=COM.MICROSOFT.SWITCH([$'switches'.$B$1];1;[$'b'.AF23];0;[.AF23];2;0)" office:value-type="float" office:value="0">
            <text:p>0</text:p>
          </table:table-cell>
          <table:table-cell table:style-name="ACE-13" table:formula="of:=COM.MICROSOFT.SWITCH([$'switches'.$B$1];1;[$'b'.AG23];0;[.AG23];2;0)" office:value-type="float" office:value="0">
            <text:p>0</text:p>
          </table:table-cell>
          <table:table-cell table:style-name="ACE-13" table:formula="of:=COM.MICROSOFT.SWITCH([$'switches'.$B$1];1;[$'b'.AH23];0;[.AH23];2;0)" office:value-type="float" office:value="0">
            <text:p>0</text:p>
          </table:table-cell>
          <table:table-cell table:style-name="ACE-13" table:formula="of:=COM.MICROSOFT.SWITCH([$'switches'.$B$1];1;[$'b'.AI23];0;[.AI23];2;0)" office:value-type="float" office:value="0">
            <text:p>0</text:p>
          </table:table-cell>
          <table:table-cell table:style-name="ACE-13" table:formula="of:=COM.MICROSOFT.SWITCH([$'switches'.$B$1];1;[$'b'.AJ23];0;[.AJ23];2;0)" office:value-type="float" office:value="0">
            <text:p>0</text:p>
          </table:table-cell>
          <table:table-cell table:style-name="ACE-13" table:formula="of:=COM.MICROSOFT.SWITCH([$'switches'.$B$1];1;[$'b'.AK23];0;[.AK23];2;0)" office:value-type="float" office:value="0">
            <text:p>0</text:p>
          </table:table-cell>
          <table:table-cell table:style-name="ACE-13" table:formula="of:=COM.MICROSOFT.SWITCH([$'switches'.$B$1];1;[$'b'.AL23];0;[.AL23];2;0)" office:value-type="float" office:value="0">
            <text:p>0</text:p>
          </table:table-cell>
          <table:table-cell table:style-name="ACE-13" table:formula="of:=COM.MICROSOFT.SWITCH([$'switches'.$B$1];1;[$'b'.AM23];0;[.AM23];2;0)" office:value-type="float" office:value="0">
            <text:p>0</text:p>
          </table:table-cell>
          <table:table-cell table:style-name="ACE-13" table:formula="of:=COM.MICROSOFT.SWITCH([$'switches'.$B$1];1;[$'b'.AN23];0;[.AN23];2;0)" office:value-type="float" office:value="0">
            <text:p>0</text:p>
          </table:table-cell>
          <table:table-cell table:style-name="ACE-13" table:formula="of:=COM.MICROSOFT.SWITCH([$'switches'.$B$1];1;[$'b'.AO23];0;[.AO23];2;0)" office:value-type="float" office:value="0">
            <text:p>0</text:p>
          </table:table-cell>
          <table:table-cell table:style-name="ACE-13" table:formula="of:=COM.MICROSOFT.SWITCH([$'switches'.$B$1];1;[$'b'.AP23];0;[.AP23];2;0)" office:value-type="float" office:value="0">
            <text:p>0</text:p>
          </table:table-cell>
          <table:table-cell table:style-name="ACE-13" table:formula="of:=COM.MICROSOFT.SWITCH([$'switches'.$B$1];1;[$'b'.AQ23];0;[.AQ23];2;0)" office:value-type="float" office:value="0">
            <text:p>0</text:p>
          </table:table-cell>
          <table:table-cell table:style-name="ACE-13" table:formula="of:=COM.MICROSOFT.SWITCH([$'switches'.$B$1];1;[$'b'.AR23];0;[.AR23];2;0)" office:value-type="float" office:value="0">
            <text:p>0</text:p>
          </table:table-cell>
          <table:table-cell table:style-name="ACE-13" table:formula="of:=COM.MICROSOFT.SWITCH([$'switches'.$B$1];1;[$'b'.AS23];0;[.AS23];2;0)" office:value-type="float" office:value="0">
            <text:p>0</text:p>
          </table:table-cell>
          <table:table-cell table:style-name="ACE-13" table:formula="of:=COM.MICROSOFT.SWITCH([$'switches'.$B$1];1;[$'b'.AT23];0;[.AT23];2;0)" office:value-type="float" office:value="0">
            <text:p>0</text:p>
          </table:table-cell>
          <table:table-cell table:style-name="ACE-13" table:formula="of:=COM.MICROSOFT.SWITCH([$'switches'.$B$1];1;[$'b'.AU23];0;[.AU23];2;0)" office:value-type="float" office:value="0">
            <text:p>0</text:p>
          </table:table-cell>
          <table:table-cell table:style-name="ACE-13" table:formula="of:=COM.MICROSOFT.SWITCH([$'switches'.$B$1];1;[$'b'.AV23];0;[.AV23];2;0)" office:value-type="float" office:value="0">
            <text:p>0</text:p>
          </table:table-cell>
          <table:table-cell table:style-name="ACE-13" table:formula="of:=COM.MICROSOFT.SWITCH([$'switches'.$B$1];1;[$'b'.AW23];0;[.AW23];2;0)" office:value-type="float" office:value="0">
            <text:p>0</text:p>
          </table:table-cell>
          <table:table-cell table:style-name="ACE-13" table:formula="of:=COM.MICROSOFT.SWITCH([$'switches'.$B$1];1;[$'b'.AX23];0;[.AX2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4];0;[.B24];2;0)" office:value-type="float" office:value="0">
            <text:p>0</text:p>
          </table:table-cell>
          <table:table-cell table:style-name="ACE-13" table:formula="of:=COM.MICROSOFT.SWITCH([$'switches'.$B$1];1;[$'b'.C24];0;[.C24];2;0)" office:value-type="float" office:value="0">
            <text:p>0</text:p>
          </table:table-cell>
          <table:table-cell table:style-name="ACE-13" table:formula="of:=COM.MICROSOFT.SWITCH([$'switches'.$B$1];1;[$'b'.D24];0;[.D24];2;0)" office:value-type="float" office:value="0">
            <text:p>0</text:p>
          </table:table-cell>
          <table:table-cell table:style-name="ACE-13" table:formula="of:=COM.MICROSOFT.SWITCH([$'switches'.$B$1];1;[$'b'.E24];0;[.E24];2;0)" office:value-type="float" office:value="0">
            <text:p>0</text:p>
          </table:table-cell>
          <table:table-cell table:style-name="ACE-13" table:formula="of:=COM.MICROSOFT.SWITCH([$'switches'.$B$1];1;[$'b'.F24];0;[.F24];2;0)" office:value-type="float" office:value="0">
            <text:p>0</text:p>
          </table:table-cell>
          <table:table-cell table:style-name="ACE-13" table:formula="of:=COM.MICROSOFT.SWITCH([$'switches'.$B$1];1;[$'b'.G24];0;[.G24];2;0)" office:value-type="float" office:value="0">
            <text:p>0</text:p>
          </table:table-cell>
          <table:table-cell table:style-name="ACE-13" table:formula="of:=COM.MICROSOFT.SWITCH([$'switches'.$B$1];1;[$'b'.H24];0;[.H24];2;0)" office:value-type="float" office:value="0">
            <text:p>0</text:p>
          </table:table-cell>
          <table:table-cell table:style-name="ACE-13" table:formula="of:=COM.MICROSOFT.SWITCH([$'switches'.$B$1];1;[$'b'.I24];0;[.I24];2;0)" office:value-type="float" office:value="0">
            <text:p>0</text:p>
          </table:table-cell>
          <table:table-cell table:style-name="ACE-13" table:formula="of:=COM.MICROSOFT.SWITCH([$'switches'.$B$1];1;[$'b'.J24];0;[.J24];2;0)" office:value-type="float" office:value="0">
            <text:p>0</text:p>
          </table:table-cell>
          <table:table-cell table:style-name="ACE-13" table:formula="of:=COM.MICROSOFT.SWITCH([$'switches'.$B$1];1;[$'b'.K24];0;[.K24];2;0)" office:value-type="float" office:value="0">
            <text:p>0</text:p>
          </table:table-cell>
          <table:table-cell table:style-name="ACE-13" table:formula="of:=COM.MICROSOFT.SWITCH([$'switches'.$B$1];1;[$'b'.L24];0;[.L24];2;0)" office:value-type="float" office:value="0">
            <text:p>0</text:p>
          </table:table-cell>
          <table:table-cell table:style-name="ACE-13" table:formula="of:=COM.MICROSOFT.SWITCH([$'switches'.$B$1];1;[$'b'.M24];0;[.M24];2;0)" office:value-type="float" office:value="0">
            <text:p>0</text:p>
          </table:table-cell>
          <table:table-cell table:style-name="ACE-13" table:formula="of:=COM.MICROSOFT.SWITCH([$'switches'.$B$1];1;[$'b'.N24];0;[.N24];2;0)" office:value-type="float" office:value="0">
            <text:p>0</text:p>
          </table:table-cell>
          <table:table-cell table:style-name="ACE-13" table:formula="of:=COM.MICROSOFT.SWITCH([$'switches'.$B$1];1;[$'b'.O24];0;[.O24];2;0)" office:value-type="float" office:value="0">
            <text:p>0</text:p>
          </table:table-cell>
          <table:table-cell table:style-name="ACE-13" table:formula="of:=COM.MICROSOFT.SWITCH([$'switches'.$B$1];1;[$'b'.P24];0;[.P24];2;0)" office:value-type="float" office:value="0">
            <text:p>0</text:p>
          </table:table-cell>
          <table:table-cell table:style-name="ACE-13" table:formula="of:=COM.MICROSOFT.SWITCH([$'switches'.$B$1];1;[$'b'.Q24];0;[.Q24];2;0)" office:value-type="float" office:value="0">
            <text:p>0</text:p>
          </table:table-cell>
          <table:table-cell table:style-name="ACE-13" table:formula="of:=COM.MICROSOFT.SWITCH([$'switches'.$B$1];1;[$'b'.R24];0;[.R24];2;0)" office:value-type="float" office:value="0">
            <text:p>0</text:p>
          </table:table-cell>
          <table:table-cell table:style-name="ACE-13" table:formula="of:=COM.MICROSOFT.SWITCH([$'switches'.$B$1];1;[$'b'.S24];0;[.S24];2;0)" office:value-type="float" office:value="0">
            <text:p>0</text:p>
          </table:table-cell>
          <table:table-cell table:style-name="ACE-13" table:formula="of:=COM.MICROSOFT.SWITCH([$'switches'.$B$1];1;[$'b'.T24];0;[.T24];2;0)" office:value-type="float" office:value="0">
            <text:p>0</text:p>
          </table:table-cell>
          <table:table-cell table:style-name="ACE-13" table:formula="of:=COM.MICROSOFT.SWITCH([$'switches'.$B$1];1;[$'b'.U24];0;[.U24];2;0)" office:value-type="float" office:value="0">
            <text:p>0</text:p>
          </table:table-cell>
          <table:table-cell table:style-name="ACE-13" table:formula="of:=COM.MICROSOFT.SWITCH([$'switches'.$B$1];1;[$'b'.V24];0;[.V24];2;0)" office:value-type="float" office:value="0">
            <text:p>0</text:p>
          </table:table-cell>
          <table:table-cell table:style-name="ACE-13" table:formula="of:=COM.MICROSOFT.SWITCH([$'switches'.$B$1];1;[$'b'.W24];0;[.W24];2;0)" office:value-type="float" office:value="0">
            <text:p>0</text:p>
          </table:table-cell>
          <table:table-cell table:style-name="ACE-13" table:formula="of:=COM.MICROSOFT.SWITCH([$'switches'.$B$1];1;[$'b'.X24];0;[.X24];2;0)" office:value-type="float" office:value="0">
            <text:p>0</text:p>
          </table:table-cell>
          <table:table-cell table:style-name="ACE-13" table:formula="of:=COM.MICROSOFT.SWITCH([$'switches'.$B$1];1;[$'b'.Y24];0;[.Y24];2;0)" office:value-type="float" office:value="0">
            <text:p>0</text:p>
          </table:table-cell>
          <table:table-cell table:style-name="ACE-13" table:formula="of:=COM.MICROSOFT.SWITCH([$'switches'.$B$1];1;[$'b'.Z24];0;[.Z24];2;0)" office:value-type="float" office:value="0">
            <text:p>0</text:p>
          </table:table-cell>
          <table:table-cell table:style-name="ACE-13" table:formula="of:=COM.MICROSOFT.SWITCH([$'switches'.$B$1];1;[$'b'.AA24];0;[.AA24];2;0)" office:value-type="float" office:value="0">
            <text:p>0</text:p>
          </table:table-cell>
          <table:table-cell table:style-name="ACE-13" table:formula="of:=COM.MICROSOFT.SWITCH([$'switches'.$B$1];1;[$'b'.AB24];0;[.AB24];2;0)" office:value-type="float" office:value="0">
            <text:p>0</text:p>
          </table:table-cell>
          <table:table-cell table:style-name="ACE-13" table:formula="of:=COM.MICROSOFT.SWITCH([$'switches'.$B$1];1;[$'b'.AC24];0;[.AC24];2;0)" office:value-type="float" office:value="0">
            <text:p>0</text:p>
          </table:table-cell>
          <table:table-cell table:style-name="ACE-13" table:formula="of:=COM.MICROSOFT.SWITCH([$'switches'.$B$1];1;[$'b'.AD24];0;[.AD24];2;0)" office:value-type="float" office:value="0">
            <text:p>0</text:p>
          </table:table-cell>
          <table:table-cell table:style-name="ACE-13" table:formula="of:=COM.MICROSOFT.SWITCH([$'switches'.$B$1];1;[$'b'.AE24];0;[.AE24];2;0)" office:value-type="float" office:value="0">
            <text:p>0</text:p>
          </table:table-cell>
          <table:table-cell table:style-name="ACE-13" table:formula="of:=COM.MICROSOFT.SWITCH([$'switches'.$B$1];1;[$'b'.AF24];0;[.AF24];2;0)" office:value-type="float" office:value="0">
            <text:p>0</text:p>
          </table:table-cell>
          <table:table-cell table:style-name="ACE-13" table:formula="of:=COM.MICROSOFT.SWITCH([$'switches'.$B$1];1;[$'b'.AG24];0;[.AG24];2;0)" office:value-type="float" office:value="0">
            <text:p>0</text:p>
          </table:table-cell>
          <table:table-cell table:style-name="ACE-13" table:formula="of:=COM.MICROSOFT.SWITCH([$'switches'.$B$1];1;[$'b'.AH24];0;[.AH24];2;0)" office:value-type="float" office:value="0">
            <text:p>0</text:p>
          </table:table-cell>
          <table:table-cell table:style-name="ACE-13" table:formula="of:=COM.MICROSOFT.SWITCH([$'switches'.$B$1];1;[$'b'.AI24];0;[.AI24];2;0)" office:value-type="float" office:value="0">
            <text:p>0</text:p>
          </table:table-cell>
          <table:table-cell table:style-name="ACE-13" table:formula="of:=COM.MICROSOFT.SWITCH([$'switches'.$B$1];1;[$'b'.AJ24];0;[.AJ24];2;0)" office:value-type="float" office:value="0">
            <text:p>0</text:p>
          </table:table-cell>
          <table:table-cell table:style-name="ACE-13" table:formula="of:=COM.MICROSOFT.SWITCH([$'switches'.$B$1];1;[$'b'.AK24];0;[.AK24];2;0)" office:value-type="float" office:value="0">
            <text:p>0</text:p>
          </table:table-cell>
          <table:table-cell table:style-name="ACE-13" table:formula="of:=COM.MICROSOFT.SWITCH([$'switches'.$B$1];1;[$'b'.AL24];0;[.AL24];2;0)" office:value-type="float" office:value="0">
            <text:p>0</text:p>
          </table:table-cell>
          <table:table-cell table:style-name="ACE-13" table:formula="of:=COM.MICROSOFT.SWITCH([$'switches'.$B$1];1;[$'b'.AM24];0;[.AM24];2;0)" office:value-type="float" office:value="0">
            <text:p>0</text:p>
          </table:table-cell>
          <table:table-cell table:style-name="ACE-13" table:formula="of:=COM.MICROSOFT.SWITCH([$'switches'.$B$1];1;[$'b'.AN24];0;[.AN24];2;0)" office:value-type="float" office:value="0">
            <text:p>0</text:p>
          </table:table-cell>
          <table:table-cell table:style-name="ACE-13" table:formula="of:=COM.MICROSOFT.SWITCH([$'switches'.$B$1];1;[$'b'.AO24];0;[.AO24];2;0)" office:value-type="float" office:value="0">
            <text:p>0</text:p>
          </table:table-cell>
          <table:table-cell table:style-name="ACE-13" table:formula="of:=COM.MICROSOFT.SWITCH([$'switches'.$B$1];1;[$'b'.AP24];0;[.AP24];2;0)" office:value-type="float" office:value="0">
            <text:p>0</text:p>
          </table:table-cell>
          <table:table-cell table:style-name="ACE-13" table:formula="of:=COM.MICROSOFT.SWITCH([$'switches'.$B$1];1;[$'b'.AQ24];0;[.AQ24];2;0)" office:value-type="float" office:value="0">
            <text:p>0</text:p>
          </table:table-cell>
          <table:table-cell table:style-name="ACE-13" table:formula="of:=COM.MICROSOFT.SWITCH([$'switches'.$B$1];1;[$'b'.AR24];0;[.AR24];2;0)" office:value-type="float" office:value="0">
            <text:p>0</text:p>
          </table:table-cell>
          <table:table-cell table:style-name="ACE-13" table:formula="of:=COM.MICROSOFT.SWITCH([$'switches'.$B$1];1;[$'b'.AS24];0;[.AS24];2;0)" office:value-type="float" office:value="0">
            <text:p>0</text:p>
          </table:table-cell>
          <table:table-cell table:style-name="ACE-13" table:formula="of:=COM.MICROSOFT.SWITCH([$'switches'.$B$1];1;[$'b'.AT24];0;[.AT24];2;0)" office:value-type="float" office:value="0">
            <text:p>0</text:p>
          </table:table-cell>
          <table:table-cell table:style-name="ACE-13" table:formula="of:=COM.MICROSOFT.SWITCH([$'switches'.$B$1];1;[$'b'.AU24];0;[.AU24];2;0)" office:value-type="float" office:value="0">
            <text:p>0</text:p>
          </table:table-cell>
          <table:table-cell table:style-name="ACE-13" table:formula="of:=COM.MICROSOFT.SWITCH([$'switches'.$B$1];1;[$'b'.AV24];0;[.AV24];2;0)" office:value-type="float" office:value="0">
            <text:p>0</text:p>
          </table:table-cell>
          <table:table-cell table:style-name="ACE-13" table:formula="of:=COM.MICROSOFT.SWITCH([$'switches'.$B$1];1;[$'b'.AW24];0;[.AW24];2;0)" office:value-type="float" office:value="0">
            <text:p>0</text:p>
          </table:table-cell>
          <table:table-cell table:style-name="ACE-13" table:formula="of:=COM.MICROSOFT.SWITCH([$'switches'.$B$1];1;[$'b'.AX24];0;[.AX2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5];0;[.B25];2;0)" office:value-type="float" office:value="0">
            <text:p>0</text:p>
          </table:table-cell>
          <table:table-cell table:style-name="ACE-13" table:formula="of:=COM.MICROSOFT.SWITCH([$'switches'.$B$1];1;[$'b'.C25];0;[.C25];2;0)" office:value-type="float" office:value="0">
            <text:p>0</text:p>
          </table:table-cell>
          <table:table-cell table:style-name="ACE-13" table:formula="of:=COM.MICROSOFT.SWITCH([$'switches'.$B$1];1;[$'b'.D25];0;[.D25];2;0)" office:value-type="float" office:value="0">
            <text:p>0</text:p>
          </table:table-cell>
          <table:table-cell table:style-name="ACE-13" table:formula="of:=COM.MICROSOFT.SWITCH([$'switches'.$B$1];1;[$'b'.E25];0;[.E25];2;0)" office:value-type="float" office:value="0">
            <text:p>0</text:p>
          </table:table-cell>
          <table:table-cell table:style-name="ACE-13" table:formula="of:=COM.MICROSOFT.SWITCH([$'switches'.$B$1];1;[$'b'.F25];0;[.F25];2;0)" office:value-type="float" office:value="0">
            <text:p>0</text:p>
          </table:table-cell>
          <table:table-cell table:style-name="ACE-13" table:formula="of:=COM.MICROSOFT.SWITCH([$'switches'.$B$1];1;[$'b'.G25];0;[.G25];2;0)" office:value-type="float" office:value="0">
            <text:p>0</text:p>
          </table:table-cell>
          <table:table-cell table:style-name="ACE-13" table:formula="of:=COM.MICROSOFT.SWITCH([$'switches'.$B$1];1;[$'b'.H25];0;[.H25];2;0)" office:value-type="float" office:value="0">
            <text:p>0</text:p>
          </table:table-cell>
          <table:table-cell table:style-name="ACE-13" table:formula="of:=COM.MICROSOFT.SWITCH([$'switches'.$B$1];1;[$'b'.I25];0;[.I25];2;0)" office:value-type="float" office:value="0">
            <text:p>0</text:p>
          </table:table-cell>
          <table:table-cell table:style-name="ACE-13" table:formula="of:=COM.MICROSOFT.SWITCH([$'switches'.$B$1];1;[$'b'.J25];0;[.J25];2;0)" office:value-type="float" office:value="0">
            <text:p>0</text:p>
          </table:table-cell>
          <table:table-cell table:style-name="ACE-13" table:formula="of:=COM.MICROSOFT.SWITCH([$'switches'.$B$1];1;[$'b'.K25];0;[.K25];2;0)" office:value-type="float" office:value="0">
            <text:p>0</text:p>
          </table:table-cell>
          <table:table-cell table:style-name="ACE-13" table:formula="of:=COM.MICROSOFT.SWITCH([$'switches'.$B$1];1;[$'b'.L25];0;[.L25];2;0)" office:value-type="float" office:value="0">
            <text:p>0</text:p>
          </table:table-cell>
          <table:table-cell table:style-name="ACE-13" table:formula="of:=COM.MICROSOFT.SWITCH([$'switches'.$B$1];1;[$'b'.M25];0;[.M25];2;0)" office:value-type="float" office:value="0">
            <text:p>0</text:p>
          </table:table-cell>
          <table:table-cell table:style-name="ACE-13" table:formula="of:=COM.MICROSOFT.SWITCH([$'switches'.$B$1];1;[$'b'.N25];0;[.N25];2;0)" office:value-type="float" office:value="0">
            <text:p>0</text:p>
          </table:table-cell>
          <table:table-cell table:style-name="ACE-13" table:formula="of:=COM.MICROSOFT.SWITCH([$'switches'.$B$1];1;[$'b'.O25];0;[.O25];2;0)" office:value-type="float" office:value="0">
            <text:p>0</text:p>
          </table:table-cell>
          <table:table-cell table:style-name="ACE-13" table:formula="of:=COM.MICROSOFT.SWITCH([$'switches'.$B$1];1;[$'b'.P25];0;[.P25];2;0)" office:value-type="float" office:value="0">
            <text:p>0</text:p>
          </table:table-cell>
          <table:table-cell table:style-name="ACE-13" table:formula="of:=COM.MICROSOFT.SWITCH([$'switches'.$B$1];1;[$'b'.Q25];0;[.Q25];2;0)" office:value-type="float" office:value="0">
            <text:p>0</text:p>
          </table:table-cell>
          <table:table-cell table:style-name="ACE-13" table:formula="of:=COM.MICROSOFT.SWITCH([$'switches'.$B$1];1;[$'b'.R25];0;[.R25];2;0)" office:value-type="float" office:value="0">
            <text:p>0</text:p>
          </table:table-cell>
          <table:table-cell table:style-name="ACE-13" table:formula="of:=COM.MICROSOFT.SWITCH([$'switches'.$B$1];1;[$'b'.S25];0;[.S25];2;0)" office:value-type="float" office:value="0">
            <text:p>0</text:p>
          </table:table-cell>
          <table:table-cell table:style-name="ACE-13" table:formula="of:=COM.MICROSOFT.SWITCH([$'switches'.$B$1];1;[$'b'.T25];0;[.T25];2;0)" office:value-type="float" office:value="0">
            <text:p>0</text:p>
          </table:table-cell>
          <table:table-cell table:style-name="ACE-13" table:formula="of:=COM.MICROSOFT.SWITCH([$'switches'.$B$1];1;[$'b'.U25];0;[.U25];2;0)" office:value-type="float" office:value="0">
            <text:p>0</text:p>
          </table:table-cell>
          <table:table-cell table:style-name="ACE-13" table:formula="of:=COM.MICROSOFT.SWITCH([$'switches'.$B$1];1;[$'b'.V25];0;[.V25];2;0)" office:value-type="float" office:value="0">
            <text:p>0</text:p>
          </table:table-cell>
          <table:table-cell table:style-name="ACE-13" table:formula="of:=COM.MICROSOFT.SWITCH([$'switches'.$B$1];1;[$'b'.W25];0;[.W25];2;0)" office:value-type="float" office:value="0">
            <text:p>0</text:p>
          </table:table-cell>
          <table:table-cell table:style-name="ACE-13" table:formula="of:=COM.MICROSOFT.SWITCH([$'switches'.$B$1];1;[$'b'.X25];0;[.X25];2;0)" office:value-type="float" office:value="0">
            <text:p>0</text:p>
          </table:table-cell>
          <table:table-cell table:style-name="ACE-13" table:formula="of:=COM.MICROSOFT.SWITCH([$'switches'.$B$1];1;[$'b'.Y25];0;[.Y25];2;0)" office:value-type="float" office:value="0">
            <text:p>0</text:p>
          </table:table-cell>
          <table:table-cell table:style-name="ACE-13" table:formula="of:=COM.MICROSOFT.SWITCH([$'switches'.$B$1];1;[$'b'.Z25];0;[.Z25];2;0)" office:value-type="float" office:value="0">
            <text:p>0</text:p>
          </table:table-cell>
          <table:table-cell table:style-name="ACE-13" table:formula="of:=COM.MICROSOFT.SWITCH([$'switches'.$B$1];1;[$'b'.AA25];0;[.AA25];2;0)" office:value-type="float" office:value="0">
            <text:p>0</text:p>
          </table:table-cell>
          <table:table-cell table:style-name="ACE-13" table:formula="of:=COM.MICROSOFT.SWITCH([$'switches'.$B$1];1;[$'b'.AB25];0;[.AB25];2;0)" office:value-type="float" office:value="0">
            <text:p>0</text:p>
          </table:table-cell>
          <table:table-cell table:style-name="ACE-13" table:formula="of:=COM.MICROSOFT.SWITCH([$'switches'.$B$1];1;[$'b'.AC25];0;[.AC25];2;0)" office:value-type="float" office:value="0">
            <text:p>0</text:p>
          </table:table-cell>
          <table:table-cell table:style-name="ACE-13" table:formula="of:=COM.MICROSOFT.SWITCH([$'switches'.$B$1];1;[$'b'.AD25];0;[.AD25];2;0)" office:value-type="float" office:value="0">
            <text:p>0</text:p>
          </table:table-cell>
          <table:table-cell table:style-name="ACE-13" table:formula="of:=COM.MICROSOFT.SWITCH([$'switches'.$B$1];1;[$'b'.AE25];0;[.AE25];2;0)" office:value-type="float" office:value="0">
            <text:p>0</text:p>
          </table:table-cell>
          <table:table-cell table:style-name="ACE-13" table:formula="of:=COM.MICROSOFT.SWITCH([$'switches'.$B$1];1;[$'b'.AF25];0;[.AF25];2;0)" office:value-type="float" office:value="0">
            <text:p>0</text:p>
          </table:table-cell>
          <table:table-cell table:style-name="ACE-13" table:formula="of:=COM.MICROSOFT.SWITCH([$'switches'.$B$1];1;[$'b'.AG25];0;[.AG25];2;0)" office:value-type="float" office:value="0">
            <text:p>0</text:p>
          </table:table-cell>
          <table:table-cell table:style-name="ACE-13" table:formula="of:=COM.MICROSOFT.SWITCH([$'switches'.$B$1];1;[$'b'.AH25];0;[.AH25];2;0)" office:value-type="float" office:value="0">
            <text:p>0</text:p>
          </table:table-cell>
          <table:table-cell table:style-name="ACE-13" table:formula="of:=COM.MICROSOFT.SWITCH([$'switches'.$B$1];1;[$'b'.AI25];0;[.AI25];2;0)" office:value-type="float" office:value="0">
            <text:p>0</text:p>
          </table:table-cell>
          <table:table-cell table:style-name="ACE-13" table:formula="of:=COM.MICROSOFT.SWITCH([$'switches'.$B$1];1;[$'b'.AJ25];0;[.AJ25];2;0)" office:value-type="float" office:value="0">
            <text:p>0</text:p>
          </table:table-cell>
          <table:table-cell table:style-name="ACE-13" table:formula="of:=COM.MICROSOFT.SWITCH([$'switches'.$B$1];1;[$'b'.AK25];0;[.AK25];2;0)" office:value-type="float" office:value="0">
            <text:p>0</text:p>
          </table:table-cell>
          <table:table-cell table:style-name="ACE-13" table:formula="of:=COM.MICROSOFT.SWITCH([$'switches'.$B$1];1;[$'b'.AL25];0;[.AL25];2;0)" office:value-type="float" office:value="0">
            <text:p>0</text:p>
          </table:table-cell>
          <table:table-cell table:style-name="ACE-13" table:formula="of:=COM.MICROSOFT.SWITCH([$'switches'.$B$1];1;[$'b'.AM25];0;[.AM25];2;0)" office:value-type="float" office:value="0">
            <text:p>0</text:p>
          </table:table-cell>
          <table:table-cell table:style-name="ACE-13" table:formula="of:=COM.MICROSOFT.SWITCH([$'switches'.$B$1];1;[$'b'.AN25];0;[.AN25];2;0)" office:value-type="float" office:value="0">
            <text:p>0</text:p>
          </table:table-cell>
          <table:table-cell table:style-name="ACE-13" table:formula="of:=COM.MICROSOFT.SWITCH([$'switches'.$B$1];1;[$'b'.AO25];0;[.AO25];2;0)" office:value-type="float" office:value="0">
            <text:p>0</text:p>
          </table:table-cell>
          <table:table-cell table:style-name="ACE-13" table:formula="of:=COM.MICROSOFT.SWITCH([$'switches'.$B$1];1;[$'b'.AP25];0;[.AP25];2;0)" office:value-type="float" office:value="0">
            <text:p>0</text:p>
          </table:table-cell>
          <table:table-cell table:style-name="ACE-13" table:formula="of:=COM.MICROSOFT.SWITCH([$'switches'.$B$1];1;[$'b'.AQ25];0;[.AQ25];2;0)" office:value-type="float" office:value="0">
            <text:p>0</text:p>
          </table:table-cell>
          <table:table-cell table:style-name="ACE-13" table:formula="of:=COM.MICROSOFT.SWITCH([$'switches'.$B$1];1;[$'b'.AR25];0;[.AR25];2;0)" office:value-type="float" office:value="0">
            <text:p>0</text:p>
          </table:table-cell>
          <table:table-cell table:style-name="ACE-13" table:formula="of:=COM.MICROSOFT.SWITCH([$'switches'.$B$1];1;[$'b'.AS25];0;[.AS25];2;0)" office:value-type="float" office:value="0">
            <text:p>0</text:p>
          </table:table-cell>
          <table:table-cell table:style-name="ACE-13" table:formula="of:=COM.MICROSOFT.SWITCH([$'switches'.$B$1];1;[$'b'.AT25];0;[.AT25];2;0)" office:value-type="float" office:value="0">
            <text:p>0</text:p>
          </table:table-cell>
          <table:table-cell table:style-name="ACE-13" table:formula="of:=COM.MICROSOFT.SWITCH([$'switches'.$B$1];1;[$'b'.AU25];0;[.AU25];2;0)" office:value-type="float" office:value="0">
            <text:p>0</text:p>
          </table:table-cell>
          <table:table-cell table:style-name="ACE-13" table:formula="of:=COM.MICROSOFT.SWITCH([$'switches'.$B$1];1;[$'b'.AV25];0;[.AV25];2;0)" office:value-type="float" office:value="0">
            <text:p>0</text:p>
          </table:table-cell>
          <table:table-cell table:style-name="ACE-13" table:formula="of:=COM.MICROSOFT.SWITCH([$'switches'.$B$1];1;[$'b'.AW25];0;[.AW25];2;0)" office:value-type="float" office:value="0">
            <text:p>0</text:p>
          </table:table-cell>
          <table:table-cell table:style-name="ACE-13" table:formula="of:=COM.MICROSOFT.SWITCH([$'switches'.$B$1];1;[$'b'.AX25];0;[.AX2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0">
          <table:table-cell table:style-name="ACE-12"/>
          <table:table-cell table:style-name="ACE-13" table:formula="of:=COM.MICROSOFT.SWITCH([$'switches'.$B$1];1;[$'b'.B26];0;[.B26];2;0)" office:value-type="float" office:value="0">
            <text:p>0</text:p>
          </table:table-cell>
          <table:table-cell table:style-name="ACE-13" table:formula="of:=COM.MICROSOFT.SWITCH([$'switches'.$B$1];1;[$'b'.C26];0;[.C26];2;0)" office:value-type="float" office:value="0">
            <text:p>0</text:p>
          </table:table-cell>
          <table:table-cell table:style-name="ACE-13" table:formula="of:=COM.MICROSOFT.SWITCH([$'switches'.$B$1];1;[$'b'.D26];0;[.D26];2;0)" office:value-type="float" office:value="0">
            <text:p>0</text:p>
          </table:table-cell>
          <table:table-cell table:style-name="ACE-13" table:formula="of:=COM.MICROSOFT.SWITCH([$'switches'.$B$1];1;[$'b'.E26];0;[.E26];2;0)" office:value-type="float" office:value="0">
            <text:p>0</text:p>
          </table:table-cell>
          <table:table-cell table:style-name="ACE-13" table:formula="of:=COM.MICROSOFT.SWITCH([$'switches'.$B$1];1;[$'b'.F26];0;[.F26];2;0)" office:value-type="float" office:value="0">
            <text:p>0</text:p>
          </table:table-cell>
          <table:table-cell table:style-name="ACE-13" table:formula="of:=COM.MICROSOFT.SWITCH([$'switches'.$B$1];1;[$'b'.G26];0;[.G26];2;0)" office:value-type="float" office:value="0">
            <text:p>0</text:p>
          </table:table-cell>
          <table:table-cell table:style-name="ACE-13" table:formula="of:=COM.MICROSOFT.SWITCH([$'switches'.$B$1];1;[$'b'.H26];0;[.H26];2;0)" office:value-type="float" office:value="0">
            <text:p>0</text:p>
          </table:table-cell>
          <table:table-cell table:style-name="ACE-13" table:formula="of:=COM.MICROSOFT.SWITCH([$'switches'.$B$1];1;[$'b'.I26];0;[.I26];2;0)" office:value-type="float" office:value="0">
            <text:p>0</text:p>
          </table:table-cell>
          <table:table-cell table:style-name="ACE-13" table:formula="of:=COM.MICROSOFT.SWITCH([$'switches'.$B$1];1;[$'b'.J26];0;[.J26];2;0)" office:value-type="float" office:value="0">
            <text:p>0</text:p>
          </table:table-cell>
          <table:table-cell table:style-name="ACE-13" table:formula="of:=COM.MICROSOFT.SWITCH([$'switches'.$B$1];1;[$'b'.K26];0;[.K26];2;0)" office:value-type="float" office:value="0">
            <text:p>0</text:p>
          </table:table-cell>
          <table:table-cell table:style-name="ACE-13" table:formula="of:=COM.MICROSOFT.SWITCH([$'switches'.$B$1];1;[$'b'.L26];0;[.L26];2;0)" office:value-type="float" office:value="0">
            <text:p>0</text:p>
          </table:table-cell>
          <table:table-cell table:style-name="ACE-13" table:formula="of:=COM.MICROSOFT.SWITCH([$'switches'.$B$1];1;[$'b'.M26];0;[.M26];2;0)" office:value-type="float" office:value="0">
            <text:p>0</text:p>
          </table:table-cell>
          <table:table-cell table:style-name="ACE-13" table:formula="of:=COM.MICROSOFT.SWITCH([$'switches'.$B$1];1;[$'b'.N26];0;[.N26];2;0)" office:value-type="float" office:value="0">
            <text:p>0</text:p>
          </table:table-cell>
          <table:table-cell table:style-name="ACE-13" table:formula="of:=COM.MICROSOFT.SWITCH([$'switches'.$B$1];1;[$'b'.O26];0;[.O26];2;0)" office:value-type="float" office:value="0">
            <text:p>0</text:p>
          </table:table-cell>
          <table:table-cell table:style-name="ACE-13" table:formula="of:=COM.MICROSOFT.SWITCH([$'switches'.$B$1];1;[$'b'.P26];0;[.P26];2;0)" office:value-type="float" office:value="0">
            <text:p>0</text:p>
          </table:table-cell>
          <table:table-cell table:style-name="ACE-13" table:formula="of:=COM.MICROSOFT.SWITCH([$'switches'.$B$1];1;[$'b'.Q26];0;[.Q26];2;0)" office:value-type="float" office:value="0">
            <text:p>0</text:p>
          </table:table-cell>
          <table:table-cell table:style-name="ACE-13" table:formula="of:=COM.MICROSOFT.SWITCH([$'switches'.$B$1];1;[$'b'.R26];0;[.R26];2;0)" office:value-type="float" office:value="0">
            <text:p>0</text:p>
          </table:table-cell>
          <table:table-cell table:style-name="ACE-13" table:formula="of:=COM.MICROSOFT.SWITCH([$'switches'.$B$1];1;[$'b'.S26];0;[.S26];2;0)" office:value-type="float" office:value="0">
            <text:p>0</text:p>
          </table:table-cell>
          <table:table-cell table:style-name="ACE-13" table:formula="of:=COM.MICROSOFT.SWITCH([$'switches'.$B$1];1;[$'b'.T26];0;[.T26];2;0)" office:value-type="float" office:value="0">
            <text:p>0</text:p>
          </table:table-cell>
          <table:table-cell table:style-name="ACE-13" table:formula="of:=COM.MICROSOFT.SWITCH([$'switches'.$B$1];1;[$'b'.U26];0;[.U26];2;0)" office:value-type="float" office:value="0">
            <text:p>0</text:p>
          </table:table-cell>
          <table:table-cell table:style-name="ACE-13" table:formula="of:=COM.MICROSOFT.SWITCH([$'switches'.$B$1];1;[$'b'.V26];0;[.V26];2;0)" office:value-type="float" office:value="0">
            <text:p>0</text:p>
          </table:table-cell>
          <table:table-cell table:style-name="ACE-13" table:formula="of:=COM.MICROSOFT.SWITCH([$'switches'.$B$1];1;[$'b'.W26];0;[.W26];2;0)" office:value-type="float" office:value="0">
            <text:p>0</text:p>
          </table:table-cell>
          <table:table-cell table:style-name="ACE-13" table:formula="of:=COM.MICROSOFT.SWITCH([$'switches'.$B$1];1;[$'b'.X26];0;[.X26];2;0)" office:value-type="float" office:value="0">
            <text:p>0</text:p>
          </table:table-cell>
          <table:table-cell table:style-name="ACE-13" table:formula="of:=COM.MICROSOFT.SWITCH([$'switches'.$B$1];1;[$'b'.Y26];0;[.Y26];2;0)" office:value-type="float" office:value="0">
            <text:p>0</text:p>
          </table:table-cell>
          <table:table-cell table:style-name="ACE-13" table:formula="of:=COM.MICROSOFT.SWITCH([$'switches'.$B$1];1;[$'b'.Z26];0;[.Z26];2;0)" office:value-type="float" office:value="0">
            <text:p>0</text:p>
          </table:table-cell>
          <table:table-cell table:style-name="ACE-13" table:formula="of:=COM.MICROSOFT.SWITCH([$'switches'.$B$1];1;[$'b'.AA26];0;[.AA26];2;0)" office:value-type="float" office:value="0">
            <text:p>0</text:p>
          </table:table-cell>
          <table:table-cell table:style-name="ACE-13" table:formula="of:=COM.MICROSOFT.SWITCH([$'switches'.$B$1];1;[$'b'.AB26];0;[.AB26];2;0)" office:value-type="float" office:value="0">
            <text:p>0</text:p>
          </table:table-cell>
          <table:table-cell table:style-name="ACE-13" table:formula="of:=COM.MICROSOFT.SWITCH([$'switches'.$B$1];1;[$'b'.AC26];0;[.AC26];2;0)" office:value-type="float" office:value="0">
            <text:p>0</text:p>
          </table:table-cell>
          <table:table-cell table:style-name="ACE-13" table:formula="of:=COM.MICROSOFT.SWITCH([$'switches'.$B$1];1;[$'b'.AD26];0;[.AD26];2;0)" office:value-type="float" office:value="0">
            <text:p>0</text:p>
          </table:table-cell>
          <table:table-cell table:style-name="ACE-13" table:formula="of:=COM.MICROSOFT.SWITCH([$'switches'.$B$1];1;[$'b'.AE26];0;[.AE26];2;0)" office:value-type="float" office:value="0">
            <text:p>0</text:p>
          </table:table-cell>
          <table:table-cell table:style-name="ACE-13" table:formula="of:=COM.MICROSOFT.SWITCH([$'switches'.$B$1];1;[$'b'.AF26];0;[.AF26];2;0)" office:value-type="float" office:value="0">
            <text:p>0</text:p>
          </table:table-cell>
          <table:table-cell table:style-name="ACE-13" table:formula="of:=COM.MICROSOFT.SWITCH([$'switches'.$B$1];1;[$'b'.AG26];0;[.AG26];2;0)" office:value-type="float" office:value="0">
            <text:p>0</text:p>
          </table:table-cell>
          <table:table-cell table:style-name="ACE-13" table:formula="of:=COM.MICROSOFT.SWITCH([$'switches'.$B$1];1;[$'b'.AH26];0;[.AH26];2;0)" office:value-type="float" office:value="0">
            <text:p>0</text:p>
          </table:table-cell>
          <table:table-cell table:style-name="ACE-13" table:formula="of:=COM.MICROSOFT.SWITCH([$'switches'.$B$1];1;[$'b'.AI26];0;[.AI26];2;0)" office:value-type="float" office:value="0">
            <text:p>0</text:p>
          </table:table-cell>
          <table:table-cell table:style-name="ACE-13" table:formula="of:=COM.MICROSOFT.SWITCH([$'switches'.$B$1];1;[$'b'.AJ26];0;[.AJ26];2;0)" office:value-type="float" office:value="0">
            <text:p>0</text:p>
          </table:table-cell>
          <table:table-cell table:style-name="ACE-13" table:formula="of:=COM.MICROSOFT.SWITCH([$'switches'.$B$1];1;[$'b'.AK26];0;[.AK26];2;0)" office:value-type="float" office:value="0">
            <text:p>0</text:p>
          </table:table-cell>
          <table:table-cell table:style-name="ACE-13" table:formula="of:=COM.MICROSOFT.SWITCH([$'switches'.$B$1];1;[$'b'.AL26];0;[.AL26];2;0)" office:value-type="float" office:value="0">
            <text:p>0</text:p>
          </table:table-cell>
          <table:table-cell table:style-name="ACE-13" table:formula="of:=COM.MICROSOFT.SWITCH([$'switches'.$B$1];1;[$'b'.AM26];0;[.AM26];2;0)" office:value-type="float" office:value="0">
            <text:p>0</text:p>
          </table:table-cell>
          <table:table-cell table:style-name="ACE-13" table:formula="of:=COM.MICROSOFT.SWITCH([$'switches'.$B$1];1;[$'b'.AN26];0;[.AN26];2;0)" office:value-type="float" office:value="0">
            <text:p>0</text:p>
          </table:table-cell>
          <table:table-cell table:style-name="ACE-13" table:formula="of:=COM.MICROSOFT.SWITCH([$'switches'.$B$1];1;[$'b'.AO26];0;[.AO26];2;0)" office:value-type="float" office:value="0">
            <text:p>0</text:p>
          </table:table-cell>
          <table:table-cell table:style-name="ACE-13" table:formula="of:=COM.MICROSOFT.SWITCH([$'switches'.$B$1];1;[$'b'.AP26];0;[.AP26];2;0)" office:value-type="float" office:value="0">
            <text:p>0</text:p>
          </table:table-cell>
          <table:table-cell table:style-name="ACE-13" table:formula="of:=COM.MICROSOFT.SWITCH([$'switches'.$B$1];1;[$'b'.AQ26];0;[.AQ26];2;0)" office:value-type="float" office:value="0">
            <text:p>0</text:p>
          </table:table-cell>
          <table:table-cell table:style-name="ACE-13" table:formula="of:=COM.MICROSOFT.SWITCH([$'switches'.$B$1];1;[$'b'.AR26];0;[.AR26];2;0)" office:value-type="float" office:value="0">
            <text:p>0</text:p>
          </table:table-cell>
          <table:table-cell table:style-name="ACE-13" table:formula="of:=COM.MICROSOFT.SWITCH([$'switches'.$B$1];1;[$'b'.AS26];0;[.AS26];2;0)" office:value-type="float" office:value="0">
            <text:p>0</text:p>
          </table:table-cell>
          <table:table-cell table:style-name="ACE-13" table:formula="of:=COM.MICROSOFT.SWITCH([$'switches'.$B$1];1;[$'b'.AT26];0;[.AT26];2;0)" office:value-type="float" office:value="0">
            <text:p>0</text:p>
          </table:table-cell>
          <table:table-cell table:style-name="ACE-13" table:formula="of:=COM.MICROSOFT.SWITCH([$'switches'.$B$1];1;[$'b'.AU26];0;[.AU26];2;0)" office:value-type="float" office:value="0">
            <text:p>0</text:p>
          </table:table-cell>
          <table:table-cell table:style-name="ACE-13" table:formula="of:=COM.MICROSOFT.SWITCH([$'switches'.$B$1];1;[$'b'.AV26];0;[.AV26];2;0)" office:value-type="float" office:value="0">
            <text:p>0</text:p>
          </table:table-cell>
          <table:table-cell table:style-name="ACE-13" table:formula="of:=COM.MICROSOFT.SWITCH([$'switches'.$B$1];1;[$'b'.AW26];0;[.AW26];2;0)" office:value-type="float" office:value="0">
            <text:p>0</text:p>
          </table:table-cell>
          <table:table-cell table:style-name="ACE-13" table:formula="of:=COM.MICROSOFT.SWITCH([$'switches'.$B$1];1;[$'b'.AX26];0;[.AX2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27];0;[.B27];2;0)" office:value-type="float" office:value="0">
            <text:p>0</text:p>
          </table:table-cell>
          <table:table-cell table:style-name="ACE-13" table:formula="of:=COM.MICROSOFT.SWITCH([$'switches'.$B$1];1;[$'b'.C27];0;[.C27];2;0)" office:value-type="float" office:value="0">
            <text:p>0</text:p>
          </table:table-cell>
          <table:table-cell table:style-name="ACE-13" table:formula="of:=COM.MICROSOFT.SWITCH([$'switches'.$B$1];1;[$'b'.D27];0;[.D27];2;0)" office:value-type="float" office:value="0">
            <text:p>0</text:p>
          </table:table-cell>
          <table:table-cell table:style-name="ACE-13" table:formula="of:=COM.MICROSOFT.SWITCH([$'switches'.$B$1];1;[$'b'.E27];0;[.E27];2;0)" office:value-type="float" office:value="0">
            <text:p>0</text:p>
          </table:table-cell>
          <table:table-cell table:style-name="ACE-13" table:formula="of:=COM.MICROSOFT.SWITCH([$'switches'.$B$1];1;[$'b'.F27];0;[.F27];2;0)" office:value-type="float" office:value="0">
            <text:p>0</text:p>
          </table:table-cell>
          <table:table-cell table:style-name="ACE-13" table:formula="of:=COM.MICROSOFT.SWITCH([$'switches'.$B$1];1;[$'b'.G27];0;[.G27];2;0)" office:value-type="float" office:value="0">
            <text:p>0</text:p>
          </table:table-cell>
          <table:table-cell table:style-name="ACE-13" table:formula="of:=COM.MICROSOFT.SWITCH([$'switches'.$B$1];1;[$'b'.H27];0;[.H27];2;0)" office:value-type="float" office:value="0">
            <text:p>0</text:p>
          </table:table-cell>
          <table:table-cell table:style-name="ACE-13" table:formula="of:=COM.MICROSOFT.SWITCH([$'switches'.$B$1];1;[$'b'.I27];0;[.I27];2;0)" office:value-type="float" office:value="0">
            <text:p>0</text:p>
          </table:table-cell>
          <table:table-cell table:style-name="ACE-13" table:formula="of:=COM.MICROSOFT.SWITCH([$'switches'.$B$1];1;[$'b'.J27];0;[.J27];2;0)" office:value-type="float" office:value="0">
            <text:p>0</text:p>
          </table:table-cell>
          <table:table-cell table:style-name="ACE-13" table:formula="of:=COM.MICROSOFT.SWITCH([$'switches'.$B$1];1;[$'b'.K27];0;[.K27];2;0)" office:value-type="float" office:value="0">
            <text:p>0</text:p>
          </table:table-cell>
          <table:table-cell table:style-name="ACE-13" table:formula="of:=COM.MICROSOFT.SWITCH([$'switches'.$B$1];1;[$'b'.L27];0;[.L27];2;0)" office:value-type="float" office:value="0">
            <text:p>0</text:p>
          </table:table-cell>
          <table:table-cell table:style-name="ACE-13" table:formula="of:=COM.MICROSOFT.SWITCH([$'switches'.$B$1];1;[$'b'.M27];0;[.M27];2;0)" office:value-type="float" office:value="0">
            <text:p>0</text:p>
          </table:table-cell>
          <table:table-cell table:style-name="ACE-13" table:formula="of:=COM.MICROSOFT.SWITCH([$'switches'.$B$1];1;[$'b'.N27];0;[.N27];2;0)" office:value-type="float" office:value="0">
            <text:p>0</text:p>
          </table:table-cell>
          <table:table-cell table:style-name="ACE-13" table:formula="of:=COM.MICROSOFT.SWITCH([$'switches'.$B$1];1;[$'b'.O27];0;[.O27];2;0)" office:value-type="float" office:value="0">
            <text:p>0</text:p>
          </table:table-cell>
          <table:table-cell table:style-name="ACE-13" table:formula="of:=COM.MICROSOFT.SWITCH([$'switches'.$B$1];1;[$'b'.P27];0;[.P27];2;0)" office:value-type="float" office:value="0">
            <text:p>0</text:p>
          </table:table-cell>
          <table:table-cell table:style-name="ACE-13" table:formula="of:=COM.MICROSOFT.SWITCH([$'switches'.$B$1];1;[$'b'.Q27];0;[.Q27];2;0)" office:value-type="float" office:value="0">
            <text:p>0</text:p>
          </table:table-cell>
          <table:table-cell table:style-name="ACE-13" table:formula="of:=COM.MICROSOFT.SWITCH([$'switches'.$B$1];1;[$'b'.R27];0;[.R27];2;0)" office:value-type="float" office:value="0">
            <text:p>0</text:p>
          </table:table-cell>
          <table:table-cell table:style-name="ACE-13" table:formula="of:=COM.MICROSOFT.SWITCH([$'switches'.$B$1];1;[$'b'.S27];0;[.S27];2;0)" office:value-type="float" office:value="0">
            <text:p>0</text:p>
          </table:table-cell>
          <table:table-cell table:style-name="ACE-13" table:formula="of:=COM.MICROSOFT.SWITCH([$'switches'.$B$1];1;[$'b'.T27];0;[.T27];2;0)" office:value-type="float" office:value="0">
            <text:p>0</text:p>
          </table:table-cell>
          <table:table-cell table:style-name="ACE-13" table:formula="of:=COM.MICROSOFT.SWITCH([$'switches'.$B$1];1;[$'b'.U27];0;[.U27];2;0)" office:value-type="float" office:value="0">
            <text:p>0</text:p>
          </table:table-cell>
          <table:table-cell table:style-name="ACE-13" table:formula="of:=COM.MICROSOFT.SWITCH([$'switches'.$B$1];1;[$'b'.V27];0;[.V27];2;0)" office:value-type="float" office:value="0">
            <text:p>0</text:p>
          </table:table-cell>
          <table:table-cell table:style-name="ACE-13" table:formula="of:=COM.MICROSOFT.SWITCH([$'switches'.$B$1];1;[$'b'.W27];0;[.W27];2;0)" office:value-type="float" office:value="0">
            <text:p>0</text:p>
          </table:table-cell>
          <table:table-cell table:style-name="ACE-13" table:formula="of:=COM.MICROSOFT.SWITCH([$'switches'.$B$1];1;[$'b'.X27];0;[.X27];2;0)" office:value-type="float" office:value="0">
            <text:p>0</text:p>
          </table:table-cell>
          <table:table-cell table:style-name="ACE-13" table:formula="of:=COM.MICROSOFT.SWITCH([$'switches'.$B$1];1;[$'b'.Y27];0;[.Y27];2;0)" office:value-type="float" office:value="0">
            <text:p>0</text:p>
          </table:table-cell>
          <table:table-cell table:style-name="ACE-13" table:formula="of:=COM.MICROSOFT.SWITCH([$'switches'.$B$1];1;[$'b'.Z27];0;[.Z27];2;0)" office:value-type="float" office:value="0">
            <text:p>0</text:p>
          </table:table-cell>
          <table:table-cell table:style-name="ACE-13" table:formula="of:=COM.MICROSOFT.SWITCH([$'switches'.$B$1];1;[$'b'.AA27];0;[.AA27];2;0)" office:value-type="float" office:value="0">
            <text:p>0</text:p>
          </table:table-cell>
          <table:table-cell table:style-name="ACE-13" table:formula="of:=COM.MICROSOFT.SWITCH([$'switches'.$B$1];1;[$'b'.AB27];0;[.AB27];2;0)" office:value-type="float" office:value="0">
            <text:p>0</text:p>
          </table:table-cell>
          <table:table-cell table:style-name="ACE-13" table:formula="of:=COM.MICROSOFT.SWITCH([$'switches'.$B$1];1;[$'b'.AC27];0;[.AC27];2;0)" office:value-type="float" office:value="0">
            <text:p>0</text:p>
          </table:table-cell>
          <table:table-cell table:style-name="ACE-13" table:formula="of:=COM.MICROSOFT.SWITCH([$'switches'.$B$1];1;[$'b'.AD27];0;[.AD27];2;0)" office:value-type="float" office:value="0">
            <text:p>0</text:p>
          </table:table-cell>
          <table:table-cell table:style-name="ACE-13" table:formula="of:=COM.MICROSOFT.SWITCH([$'switches'.$B$1];1;[$'b'.AE27];0;[.AE27];2;0)" office:value-type="float" office:value="0">
            <text:p>0</text:p>
          </table:table-cell>
          <table:table-cell table:style-name="ACE-13" table:formula="of:=COM.MICROSOFT.SWITCH([$'switches'.$B$1];1;[$'b'.AF27];0;[.AF27];2;0)" office:value-type="float" office:value="0">
            <text:p>0</text:p>
          </table:table-cell>
          <table:table-cell table:style-name="ACE-13" table:formula="of:=COM.MICROSOFT.SWITCH([$'switches'.$B$1];1;[$'b'.AG27];0;[.AG27];2;0)" office:value-type="float" office:value="0">
            <text:p>0</text:p>
          </table:table-cell>
          <table:table-cell table:style-name="ACE-13" table:formula="of:=COM.MICROSOFT.SWITCH([$'switches'.$B$1];1;[$'b'.AH27];0;[.AH27];2;0)" office:value-type="float" office:value="0">
            <text:p>0</text:p>
          </table:table-cell>
          <table:table-cell table:style-name="ACE-13" table:formula="of:=COM.MICROSOFT.SWITCH([$'switches'.$B$1];1;[$'b'.AI27];0;[.AI27];2;0)" office:value-type="float" office:value="0">
            <text:p>0</text:p>
          </table:table-cell>
          <table:table-cell table:style-name="ACE-13" table:formula="of:=COM.MICROSOFT.SWITCH([$'switches'.$B$1];1;[$'b'.AJ27];0;[.AJ27];2;0)" office:value-type="float" office:value="0">
            <text:p>0</text:p>
          </table:table-cell>
          <table:table-cell table:style-name="ACE-13" table:formula="of:=COM.MICROSOFT.SWITCH([$'switches'.$B$1];1;[$'b'.AK27];0;[.AK27];2;0)" office:value-type="float" office:value="0">
            <text:p>0</text:p>
          </table:table-cell>
          <table:table-cell table:style-name="ACE-13" table:formula="of:=COM.MICROSOFT.SWITCH([$'switches'.$B$1];1;[$'b'.AL27];0;[.AL27];2;0)" office:value-type="float" office:value="0">
            <text:p>0</text:p>
          </table:table-cell>
          <table:table-cell table:style-name="ACE-13" table:formula="of:=COM.MICROSOFT.SWITCH([$'switches'.$B$1];1;[$'b'.AM27];0;[.AM27];2;0)" office:value-type="float" office:value="0">
            <text:p>0</text:p>
          </table:table-cell>
          <table:table-cell table:style-name="ACE-13" table:formula="of:=COM.MICROSOFT.SWITCH([$'switches'.$B$1];1;[$'b'.AN27];0;[.AN27];2;0)" office:value-type="float" office:value="0">
            <text:p>0</text:p>
          </table:table-cell>
          <table:table-cell table:style-name="ACE-13" table:formula="of:=COM.MICROSOFT.SWITCH([$'switches'.$B$1];1;[$'b'.AO27];0;[.AO27];2;0)" office:value-type="float" office:value="0">
            <text:p>0</text:p>
          </table:table-cell>
          <table:table-cell table:style-name="ACE-13" table:formula="of:=COM.MICROSOFT.SWITCH([$'switches'.$B$1];1;[$'b'.AP27];0;[.AP27];2;0)" office:value-type="float" office:value="0">
            <text:p>0</text:p>
          </table:table-cell>
          <table:table-cell table:style-name="ACE-13" table:formula="of:=COM.MICROSOFT.SWITCH([$'switches'.$B$1];1;[$'b'.AQ27];0;[.AQ27];2;0)" office:value-type="float" office:value="0">
            <text:p>0</text:p>
          </table:table-cell>
          <table:table-cell table:style-name="ACE-13" table:formula="of:=COM.MICROSOFT.SWITCH([$'switches'.$B$1];1;[$'b'.AR27];0;[.AR27];2;0)" office:value-type="float" office:value="0">
            <text:p>0</text:p>
          </table:table-cell>
          <table:table-cell table:style-name="ACE-13" table:formula="of:=COM.MICROSOFT.SWITCH([$'switches'.$B$1];1;[$'b'.AS27];0;[.AS27];2;0)" office:value-type="float" office:value="0">
            <text:p>0</text:p>
          </table:table-cell>
          <table:table-cell table:style-name="ACE-13" table:formula="of:=COM.MICROSOFT.SWITCH([$'switches'.$B$1];1;[$'b'.AT27];0;[.AT27];2;0)" office:value-type="float" office:value="0">
            <text:p>0</text:p>
          </table:table-cell>
          <table:table-cell table:style-name="ACE-13" table:formula="of:=COM.MICROSOFT.SWITCH([$'switches'.$B$1];1;[$'b'.AU27];0;[.AU27];2;0)" office:value-type="float" office:value="0">
            <text:p>0</text:p>
          </table:table-cell>
          <table:table-cell table:style-name="ACE-13" table:formula="of:=COM.MICROSOFT.SWITCH([$'switches'.$B$1];1;[$'b'.AV27];0;[.AV27];2;0)" office:value-type="float" office:value="0">
            <text:p>0</text:p>
          </table:table-cell>
          <table:table-cell table:style-name="ACE-13" table:formula="of:=COM.MICROSOFT.SWITCH([$'switches'.$B$1];1;[$'b'.AW27];0;[.AW27];2;0)" office:value-type="float" office:value="0">
            <text:p>0</text:p>
          </table:table-cell>
          <table:table-cell table:style-name="ACE-13" table:formula="of:=COM.MICROSOFT.SWITCH([$'switches'.$B$1];1;[$'b'.AX27];0;[.AX2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28];0;[.B28];2;0)" office:value-type="float" office:value="0">
            <text:p>0</text:p>
          </table:table-cell>
          <table:table-cell table:style-name="ACE-13" table:formula="of:=COM.MICROSOFT.SWITCH([$'switches'.$B$1];1;[$'b'.C28];0;[.C28];2;0)" office:value-type="float" office:value="0">
            <text:p>0</text:p>
          </table:table-cell>
          <table:table-cell table:style-name="ACE-13" table:formula="of:=COM.MICROSOFT.SWITCH([$'switches'.$B$1];1;[$'b'.D28];0;[.D28];2;0)" office:value-type="float" office:value="0">
            <text:p>0</text:p>
          </table:table-cell>
          <table:table-cell table:style-name="ACE-13" table:formula="of:=COM.MICROSOFT.SWITCH([$'switches'.$B$1];1;[$'b'.E28];0;[.E28];2;0)" office:value-type="float" office:value="0">
            <text:p>0</text:p>
          </table:table-cell>
          <table:table-cell table:style-name="ACE-13" table:formula="of:=COM.MICROSOFT.SWITCH([$'switches'.$B$1];1;[$'b'.F28];0;[.F28];2;0)" office:value-type="float" office:value="0">
            <text:p>0</text:p>
          </table:table-cell>
          <table:table-cell table:style-name="ACE-13" table:formula="of:=COM.MICROSOFT.SWITCH([$'switches'.$B$1];1;[$'b'.G28];0;[.G28];2;0)" office:value-type="float" office:value="0">
            <text:p>0</text:p>
          </table:table-cell>
          <table:table-cell table:style-name="ACE-13" table:formula="of:=COM.MICROSOFT.SWITCH([$'switches'.$B$1];1;[$'b'.H28];0;[.H28];2;0)" office:value-type="float" office:value="0">
            <text:p>0</text:p>
          </table:table-cell>
          <table:table-cell table:style-name="ACE-13" table:formula="of:=COM.MICROSOFT.SWITCH([$'switches'.$B$1];1;[$'b'.I28];0;[.I28];2;0)" office:value-type="float" office:value="0">
            <text:p>0</text:p>
          </table:table-cell>
          <table:table-cell table:style-name="ACE-13" table:formula="of:=COM.MICROSOFT.SWITCH([$'switches'.$B$1];1;[$'b'.J28];0;[.J28];2;0)" office:value-type="float" office:value="0">
            <text:p>0</text:p>
          </table:table-cell>
          <table:table-cell table:style-name="ACE-13" table:formula="of:=COM.MICROSOFT.SWITCH([$'switches'.$B$1];1;[$'b'.K28];0;[.K28];2;0)" office:value-type="float" office:value="0">
            <text:p>0</text:p>
          </table:table-cell>
          <table:table-cell table:style-name="ACE-13" table:formula="of:=COM.MICROSOFT.SWITCH([$'switches'.$B$1];1;[$'b'.L28];0;[.L28];2;0)" office:value-type="float" office:value="0">
            <text:p>0</text:p>
          </table:table-cell>
          <table:table-cell table:style-name="ACE-13" table:formula="of:=COM.MICROSOFT.SWITCH([$'switches'.$B$1];1;[$'b'.M28];0;[.M28];2;0)" office:value-type="float" office:value="0">
            <text:p>0</text:p>
          </table:table-cell>
          <table:table-cell table:style-name="ACE-13" table:formula="of:=COM.MICROSOFT.SWITCH([$'switches'.$B$1];1;[$'b'.N28];0;[.N28];2;0)" office:value-type="float" office:value="0">
            <text:p>0</text:p>
          </table:table-cell>
          <table:table-cell table:style-name="ACE-13" table:formula="of:=COM.MICROSOFT.SWITCH([$'switches'.$B$1];1;[$'b'.O28];0;[.O28];2;0)" office:value-type="float" office:value="0">
            <text:p>0</text:p>
          </table:table-cell>
          <table:table-cell table:style-name="ACE-13" table:formula="of:=COM.MICROSOFT.SWITCH([$'switches'.$B$1];1;[$'b'.P28];0;[.P28];2;0)" office:value-type="float" office:value="0">
            <text:p>0</text:p>
          </table:table-cell>
          <table:table-cell table:style-name="ACE-13" table:formula="of:=COM.MICROSOFT.SWITCH([$'switches'.$B$1];1;[$'b'.Q28];0;[.Q28];2;0)" office:value-type="float" office:value="0">
            <text:p>0</text:p>
          </table:table-cell>
          <table:table-cell table:style-name="ACE-13" table:formula="of:=COM.MICROSOFT.SWITCH([$'switches'.$B$1];1;[$'b'.R28];0;[.R28];2;0)" office:value-type="float" office:value="0">
            <text:p>0</text:p>
          </table:table-cell>
          <table:table-cell table:style-name="ACE-13" table:formula="of:=COM.MICROSOFT.SWITCH([$'switches'.$B$1];1;[$'b'.S28];0;[.S28];2;0)" office:value-type="float" office:value="0">
            <text:p>0</text:p>
          </table:table-cell>
          <table:table-cell table:style-name="ACE-13" table:formula="of:=COM.MICROSOFT.SWITCH([$'switches'.$B$1];1;[$'b'.T28];0;[.T28];2;0)" office:value-type="float" office:value="0">
            <text:p>0</text:p>
          </table:table-cell>
          <table:table-cell table:style-name="ACE-13" table:formula="of:=COM.MICROSOFT.SWITCH([$'switches'.$B$1];1;[$'b'.U28];0;[.U28];2;0)" office:value-type="float" office:value="0">
            <text:p>0</text:p>
          </table:table-cell>
          <table:table-cell table:style-name="ACE-13" table:formula="of:=COM.MICROSOFT.SWITCH([$'switches'.$B$1];1;[$'b'.V28];0;[.V28];2;0)" office:value-type="float" office:value="0">
            <text:p>0</text:p>
          </table:table-cell>
          <table:table-cell table:style-name="ACE-13" table:formula="of:=COM.MICROSOFT.SWITCH([$'switches'.$B$1];1;[$'b'.W28];0;[.W28];2;0)" office:value-type="float" office:value="0">
            <text:p>0</text:p>
          </table:table-cell>
          <table:table-cell table:style-name="ACE-13" table:formula="of:=COM.MICROSOFT.SWITCH([$'switches'.$B$1];1;[$'b'.X28];0;[.X28];2;0)" office:value-type="float" office:value="0">
            <text:p>0</text:p>
          </table:table-cell>
          <table:table-cell table:style-name="ACE-13" table:formula="of:=COM.MICROSOFT.SWITCH([$'switches'.$B$1];1;[$'b'.Y28];0;[.Y28];2;0)" office:value-type="float" office:value="0">
            <text:p>0</text:p>
          </table:table-cell>
          <table:table-cell table:style-name="ACE-13" table:formula="of:=COM.MICROSOFT.SWITCH([$'switches'.$B$1];1;[$'b'.Z28];0;[.Z28];2;0)" office:value-type="float" office:value="0">
            <text:p>0</text:p>
          </table:table-cell>
          <table:table-cell table:style-name="ACE-13" table:formula="of:=COM.MICROSOFT.SWITCH([$'switches'.$B$1];1;[$'b'.AA28];0;[.AA28];2;0)" office:value-type="float" office:value="0">
            <text:p>0</text:p>
          </table:table-cell>
          <table:table-cell table:style-name="ACE-13" table:formula="of:=COM.MICROSOFT.SWITCH([$'switches'.$B$1];1;[$'b'.AB28];0;[.AB28];2;0)" office:value-type="float" office:value="0">
            <text:p>0</text:p>
          </table:table-cell>
          <table:table-cell table:style-name="ACE-13" table:formula="of:=COM.MICROSOFT.SWITCH([$'switches'.$B$1];1;[$'b'.AC28];0;[.AC28];2;0)" office:value-type="float" office:value="0">
            <text:p>0</text:p>
          </table:table-cell>
          <table:table-cell table:style-name="ACE-13" table:formula="of:=COM.MICROSOFT.SWITCH([$'switches'.$B$1];1;[$'b'.AD28];0;[.AD28];2;0)" office:value-type="float" office:value="0">
            <text:p>0</text:p>
          </table:table-cell>
          <table:table-cell table:style-name="ACE-13" table:formula="of:=COM.MICROSOFT.SWITCH([$'switches'.$B$1];1;[$'b'.AE28];0;[.AE28];2;0)" office:value-type="float" office:value="0">
            <text:p>0</text:p>
          </table:table-cell>
          <table:table-cell table:style-name="ACE-13" table:formula="of:=COM.MICROSOFT.SWITCH([$'switches'.$B$1];1;[$'b'.AF28];0;[.AF28];2;0)" office:value-type="float" office:value="0">
            <text:p>0</text:p>
          </table:table-cell>
          <table:table-cell table:style-name="ACE-13" table:formula="of:=COM.MICROSOFT.SWITCH([$'switches'.$B$1];1;[$'b'.AG28];0;[.AG28];2;0)" office:value-type="float" office:value="0">
            <text:p>0</text:p>
          </table:table-cell>
          <table:table-cell table:style-name="ACE-13" table:formula="of:=COM.MICROSOFT.SWITCH([$'switches'.$B$1];1;[$'b'.AH28];0;[.AH28];2;0)" office:value-type="float" office:value="0">
            <text:p>0</text:p>
          </table:table-cell>
          <table:table-cell table:style-name="ACE-13" table:formula="of:=COM.MICROSOFT.SWITCH([$'switches'.$B$1];1;[$'b'.AI28];0;[.AI28];2;0)" office:value-type="float" office:value="0">
            <text:p>0</text:p>
          </table:table-cell>
          <table:table-cell table:style-name="ACE-13" table:formula="of:=COM.MICROSOFT.SWITCH([$'switches'.$B$1];1;[$'b'.AJ28];0;[.AJ28];2;0)" office:value-type="float" office:value="0">
            <text:p>0</text:p>
          </table:table-cell>
          <table:table-cell table:style-name="ACE-13" table:formula="of:=COM.MICROSOFT.SWITCH([$'switches'.$B$1];1;[$'b'.AK28];0;[.AK28];2;0)" office:value-type="float" office:value="0">
            <text:p>0</text:p>
          </table:table-cell>
          <table:table-cell table:style-name="ACE-13" table:formula="of:=COM.MICROSOFT.SWITCH([$'switches'.$B$1];1;[$'b'.AL28];0;[.AL28];2;0)" office:value-type="float" office:value="0">
            <text:p>0</text:p>
          </table:table-cell>
          <table:table-cell table:style-name="ACE-13" table:formula="of:=COM.MICROSOFT.SWITCH([$'switches'.$B$1];1;[$'b'.AM28];0;[.AM28];2;0)" office:value-type="float" office:value="0">
            <text:p>0</text:p>
          </table:table-cell>
          <table:table-cell table:style-name="ACE-13" table:formula="of:=COM.MICROSOFT.SWITCH([$'switches'.$B$1];1;[$'b'.AN28];0;[.AN28];2;0)" office:value-type="float" office:value="0">
            <text:p>0</text:p>
          </table:table-cell>
          <table:table-cell table:style-name="ACE-13" table:formula="of:=COM.MICROSOFT.SWITCH([$'switches'.$B$1];1;[$'b'.AO28];0;[.AO28];2;0)" office:value-type="float" office:value="0">
            <text:p>0</text:p>
          </table:table-cell>
          <table:table-cell table:style-name="ACE-13" table:formula="of:=COM.MICROSOFT.SWITCH([$'switches'.$B$1];1;[$'b'.AP28];0;[.AP28];2;0)" office:value-type="float" office:value="0">
            <text:p>0</text:p>
          </table:table-cell>
          <table:table-cell table:style-name="ACE-13" table:formula="of:=COM.MICROSOFT.SWITCH([$'switches'.$B$1];1;[$'b'.AQ28];0;[.AQ28];2;0)" office:value-type="float" office:value="0">
            <text:p>0</text:p>
          </table:table-cell>
          <table:table-cell table:style-name="ACE-13" table:formula="of:=COM.MICROSOFT.SWITCH([$'switches'.$B$1];1;[$'b'.AR28];0;[.AR28];2;0)" office:value-type="float" office:value="0">
            <text:p>0</text:p>
          </table:table-cell>
          <table:table-cell table:style-name="ACE-13" table:formula="of:=COM.MICROSOFT.SWITCH([$'switches'.$B$1];1;[$'b'.AS28];0;[.AS28];2;0)" office:value-type="float" office:value="0">
            <text:p>0</text:p>
          </table:table-cell>
          <table:table-cell table:style-name="ACE-13" table:formula="of:=COM.MICROSOFT.SWITCH([$'switches'.$B$1];1;[$'b'.AT28];0;[.AT28];2;0)" office:value-type="float" office:value="0">
            <text:p>0</text:p>
          </table:table-cell>
          <table:table-cell table:style-name="ACE-13" table:formula="of:=COM.MICROSOFT.SWITCH([$'switches'.$B$1];1;[$'b'.AU28];0;[.AU28];2;0)" office:value-type="float" office:value="0">
            <text:p>0</text:p>
          </table:table-cell>
          <table:table-cell table:style-name="ACE-13" table:formula="of:=COM.MICROSOFT.SWITCH([$'switches'.$B$1];1;[$'b'.AV28];0;[.AV28];2;0)" office:value-type="float" office:value="0">
            <text:p>0</text:p>
          </table:table-cell>
          <table:table-cell table:style-name="ACE-13" table:formula="of:=COM.MICROSOFT.SWITCH([$'switches'.$B$1];1;[$'b'.AW28];0;[.AW28];2;0)" office:value-type="float" office:value="0">
            <text:p>0</text:p>
          </table:table-cell>
          <table:table-cell table:style-name="ACE-13" table:formula="of:=COM.MICROSOFT.SWITCH([$'switches'.$B$1];1;[$'b'.AX28];0;[.AX2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29];0;[.B29];2;0)" office:value-type="float" office:value="0">
            <text:p>0</text:p>
          </table:table-cell>
          <table:table-cell table:style-name="ACE-13" table:formula="of:=COM.MICROSOFT.SWITCH([$'switches'.$B$1];1;[$'b'.C29];0;[.C29];2;0)" office:value-type="float" office:value="0">
            <text:p>0</text:p>
          </table:table-cell>
          <table:table-cell table:style-name="ACE-13" table:formula="of:=COM.MICROSOFT.SWITCH([$'switches'.$B$1];1;[$'b'.D29];0;[.D29];2;0)" office:value-type="float" office:value="0">
            <text:p>0</text:p>
          </table:table-cell>
          <table:table-cell table:style-name="ACE-13" table:formula="of:=COM.MICROSOFT.SWITCH([$'switches'.$B$1];1;[$'b'.E29];0;[.E29];2;0)" office:value-type="float" office:value="0">
            <text:p>0</text:p>
          </table:table-cell>
          <table:table-cell table:style-name="ACE-13" table:formula="of:=COM.MICROSOFT.SWITCH([$'switches'.$B$1];1;[$'b'.F29];0;[.F29];2;0)" office:value-type="float" office:value="0">
            <text:p>0</text:p>
          </table:table-cell>
          <table:table-cell table:style-name="ACE-13" table:formula="of:=COM.MICROSOFT.SWITCH([$'switches'.$B$1];1;[$'b'.G29];0;[.G29];2;0)" office:value-type="float" office:value="0">
            <text:p>0</text:p>
          </table:table-cell>
          <table:table-cell table:style-name="ACE-13" table:formula="of:=COM.MICROSOFT.SWITCH([$'switches'.$B$1];1;[$'b'.H29];0;[.H29];2;0)" office:value-type="float" office:value="0">
            <text:p>0</text:p>
          </table:table-cell>
          <table:table-cell table:style-name="ACE-13" table:formula="of:=COM.MICROSOFT.SWITCH([$'switches'.$B$1];1;[$'b'.I29];0;[.I29];2;0)" office:value-type="float" office:value="0">
            <text:p>0</text:p>
          </table:table-cell>
          <table:table-cell table:style-name="ACE-13" table:formula="of:=COM.MICROSOFT.SWITCH([$'switches'.$B$1];1;[$'b'.J29];0;[.J29];2;0)" office:value-type="float" office:value="0">
            <text:p>0</text:p>
          </table:table-cell>
          <table:table-cell table:style-name="ACE-13" table:formula="of:=COM.MICROSOFT.SWITCH([$'switches'.$B$1];1;[$'b'.K29];0;[.K29];2;0)" office:value-type="float" office:value="0">
            <text:p>0</text:p>
          </table:table-cell>
          <table:table-cell table:style-name="ACE-13" table:formula="of:=COM.MICROSOFT.SWITCH([$'switches'.$B$1];1;[$'b'.L29];0;[.L29];2;0)" office:value-type="float" office:value="0">
            <text:p>0</text:p>
          </table:table-cell>
          <table:table-cell table:style-name="ACE-13" table:formula="of:=COM.MICROSOFT.SWITCH([$'switches'.$B$1];1;[$'b'.M29];0;[.M29];2;0)" office:value-type="float" office:value="0">
            <text:p>0</text:p>
          </table:table-cell>
          <table:table-cell table:style-name="ACE-13" table:formula="of:=COM.MICROSOFT.SWITCH([$'switches'.$B$1];1;[$'b'.N29];0;[.N29];2;0)" office:value-type="float" office:value="0">
            <text:p>0</text:p>
          </table:table-cell>
          <table:table-cell table:style-name="ACE-13" table:formula="of:=COM.MICROSOFT.SWITCH([$'switches'.$B$1];1;[$'b'.O29];0;[.O29];2;0)" office:value-type="float" office:value="0">
            <text:p>0</text:p>
          </table:table-cell>
          <table:table-cell table:style-name="ACE-13" table:formula="of:=COM.MICROSOFT.SWITCH([$'switches'.$B$1];1;[$'b'.P29];0;[.P29];2;0)" office:value-type="float" office:value="0">
            <text:p>0</text:p>
          </table:table-cell>
          <table:table-cell table:style-name="ACE-13" table:formula="of:=COM.MICROSOFT.SWITCH([$'switches'.$B$1];1;[$'b'.Q29];0;[.Q29];2;0)" office:value-type="float" office:value="0">
            <text:p>0</text:p>
          </table:table-cell>
          <table:table-cell table:style-name="ACE-13" table:formula="of:=COM.MICROSOFT.SWITCH([$'switches'.$B$1];1;[$'b'.R29];0;[.R29];2;0)" office:value-type="float" office:value="0">
            <text:p>0</text:p>
          </table:table-cell>
          <table:table-cell table:style-name="ACE-13" table:formula="of:=COM.MICROSOFT.SWITCH([$'switches'.$B$1];1;[$'b'.S29];0;[.S29];2;0)" office:value-type="float" office:value="0">
            <text:p>0</text:p>
          </table:table-cell>
          <table:table-cell table:style-name="ACE-13" table:formula="of:=COM.MICROSOFT.SWITCH([$'switches'.$B$1];1;[$'b'.T29];0;[.T29];2;0)" office:value-type="float" office:value="0">
            <text:p>0</text:p>
          </table:table-cell>
          <table:table-cell table:style-name="ACE-13" table:formula="of:=COM.MICROSOFT.SWITCH([$'switches'.$B$1];1;[$'b'.U29];0;[.U29];2;0)" office:value-type="float" office:value="0">
            <text:p>0</text:p>
          </table:table-cell>
          <table:table-cell table:style-name="ACE-13" table:formula="of:=COM.MICROSOFT.SWITCH([$'switches'.$B$1];1;[$'b'.V29];0;[.V29];2;0)" office:value-type="float" office:value="0">
            <text:p>0</text:p>
          </table:table-cell>
          <table:table-cell table:style-name="ACE-13" table:formula="of:=COM.MICROSOFT.SWITCH([$'switches'.$B$1];1;[$'b'.W29];0;[.W29];2;0)" office:value-type="float" office:value="0">
            <text:p>0</text:p>
          </table:table-cell>
          <table:table-cell table:style-name="ACE-13" table:formula="of:=COM.MICROSOFT.SWITCH([$'switches'.$B$1];1;[$'b'.X29];0;[.X29];2;0)" office:value-type="float" office:value="0">
            <text:p>0</text:p>
          </table:table-cell>
          <table:table-cell table:style-name="ACE-13" table:formula="of:=COM.MICROSOFT.SWITCH([$'switches'.$B$1];1;[$'b'.Y29];0;[.Y29];2;0)" office:value-type="float" office:value="0">
            <text:p>0</text:p>
          </table:table-cell>
          <table:table-cell table:style-name="ACE-13" table:formula="of:=COM.MICROSOFT.SWITCH([$'switches'.$B$1];1;[$'b'.Z29];0;[.Z29];2;0)" office:value-type="float" office:value="0">
            <text:p>0</text:p>
          </table:table-cell>
          <table:table-cell table:style-name="ACE-13" table:formula="of:=COM.MICROSOFT.SWITCH([$'switches'.$B$1];1;[$'b'.AA29];0;[.AA29];2;0)" office:value-type="float" office:value="0">
            <text:p>0</text:p>
          </table:table-cell>
          <table:table-cell table:style-name="ACE-13" table:formula="of:=COM.MICROSOFT.SWITCH([$'switches'.$B$1];1;[$'b'.AB29];0;[.AB29];2;0)" office:value-type="float" office:value="0">
            <text:p>0</text:p>
          </table:table-cell>
          <table:table-cell table:style-name="ACE-13" table:formula="of:=COM.MICROSOFT.SWITCH([$'switches'.$B$1];1;[$'b'.AC29];0;[.AC29];2;0)" office:value-type="float" office:value="0">
            <text:p>0</text:p>
          </table:table-cell>
          <table:table-cell table:style-name="ACE-13" table:formula="of:=COM.MICROSOFT.SWITCH([$'switches'.$B$1];1;[$'b'.AD29];0;[.AD29];2;0)" office:value-type="float" office:value="0">
            <text:p>0</text:p>
          </table:table-cell>
          <table:table-cell table:style-name="ACE-13" table:formula="of:=COM.MICROSOFT.SWITCH([$'switches'.$B$1];1;[$'b'.AE29];0;[.AE29];2;0)" office:value-type="float" office:value="0">
            <text:p>0</text:p>
          </table:table-cell>
          <table:table-cell table:style-name="ACE-13" table:formula="of:=COM.MICROSOFT.SWITCH([$'switches'.$B$1];1;[$'b'.AF29];0;[.AF29];2;0)" office:value-type="float" office:value="0">
            <text:p>0</text:p>
          </table:table-cell>
          <table:table-cell table:style-name="ACE-13" table:formula="of:=COM.MICROSOFT.SWITCH([$'switches'.$B$1];1;[$'b'.AG29];0;[.AG29];2;0)" office:value-type="float" office:value="0">
            <text:p>0</text:p>
          </table:table-cell>
          <table:table-cell table:style-name="ACE-13" table:formula="of:=COM.MICROSOFT.SWITCH([$'switches'.$B$1];1;[$'b'.AH29];0;[.AH29];2;0)" office:value-type="float" office:value="0">
            <text:p>0</text:p>
          </table:table-cell>
          <table:table-cell table:style-name="ACE-13" table:formula="of:=COM.MICROSOFT.SWITCH([$'switches'.$B$1];1;[$'b'.AI29];0;[.AI29];2;0)" office:value-type="float" office:value="0">
            <text:p>0</text:p>
          </table:table-cell>
          <table:table-cell table:style-name="ACE-13" table:formula="of:=COM.MICROSOFT.SWITCH([$'switches'.$B$1];1;[$'b'.AJ29];0;[.AJ29];2;0)" office:value-type="float" office:value="0">
            <text:p>0</text:p>
          </table:table-cell>
          <table:table-cell table:style-name="ACE-13" table:formula="of:=COM.MICROSOFT.SWITCH([$'switches'.$B$1];1;[$'b'.AK29];0;[.AK29];2;0)" office:value-type="float" office:value="0">
            <text:p>0</text:p>
          </table:table-cell>
          <table:table-cell table:style-name="ACE-13" table:formula="of:=COM.MICROSOFT.SWITCH([$'switches'.$B$1];1;[$'b'.AL29];0;[.AL29];2;0)" office:value-type="float" office:value="0">
            <text:p>0</text:p>
          </table:table-cell>
          <table:table-cell table:style-name="ACE-13" table:formula="of:=COM.MICROSOFT.SWITCH([$'switches'.$B$1];1;[$'b'.AM29];0;[.AM29];2;0)" office:value-type="float" office:value="0">
            <text:p>0</text:p>
          </table:table-cell>
          <table:table-cell table:style-name="ACE-13" table:formula="of:=COM.MICROSOFT.SWITCH([$'switches'.$B$1];1;[$'b'.AN29];0;[.AN29];2;0)" office:value-type="float" office:value="0">
            <text:p>0</text:p>
          </table:table-cell>
          <table:table-cell table:style-name="ACE-13" table:formula="of:=COM.MICROSOFT.SWITCH([$'switches'.$B$1];1;[$'b'.AO29];0;[.AO29];2;0)" office:value-type="float" office:value="0">
            <text:p>0</text:p>
          </table:table-cell>
          <table:table-cell table:style-name="ACE-13" table:formula="of:=COM.MICROSOFT.SWITCH([$'switches'.$B$1];1;[$'b'.AP29];0;[.AP29];2;0)" office:value-type="float" office:value="0">
            <text:p>0</text:p>
          </table:table-cell>
          <table:table-cell table:style-name="ACE-13" table:formula="of:=COM.MICROSOFT.SWITCH([$'switches'.$B$1];1;[$'b'.AQ29];0;[.AQ29];2;0)" office:value-type="float" office:value="0">
            <text:p>0</text:p>
          </table:table-cell>
          <table:table-cell table:style-name="ACE-13" table:formula="of:=COM.MICROSOFT.SWITCH([$'switches'.$B$1];1;[$'b'.AR29];0;[.AR29];2;0)" office:value-type="float" office:value="0">
            <text:p>0</text:p>
          </table:table-cell>
          <table:table-cell table:style-name="ACE-13" table:formula="of:=COM.MICROSOFT.SWITCH([$'switches'.$B$1];1;[$'b'.AS29];0;[.AS29];2;0)" office:value-type="float" office:value="0">
            <text:p>0</text:p>
          </table:table-cell>
          <table:table-cell table:style-name="ACE-13" table:formula="of:=COM.MICROSOFT.SWITCH([$'switches'.$B$1];1;[$'b'.AT29];0;[.AT29];2;0)" office:value-type="float" office:value="0">
            <text:p>0</text:p>
          </table:table-cell>
          <table:table-cell table:style-name="ACE-13" table:formula="of:=COM.MICROSOFT.SWITCH([$'switches'.$B$1];1;[$'b'.AU29];0;[.AU29];2;0)" office:value-type="float" office:value="0">
            <text:p>0</text:p>
          </table:table-cell>
          <table:table-cell table:style-name="ACE-13" table:formula="of:=COM.MICROSOFT.SWITCH([$'switches'.$B$1];1;[$'b'.AV29];0;[.AV29];2;0)" office:value-type="float" office:value="0">
            <text:p>0</text:p>
          </table:table-cell>
          <table:table-cell table:style-name="ACE-13" table:formula="of:=COM.MICROSOFT.SWITCH([$'switches'.$B$1];1;[$'b'.AW29];0;[.AW29];2;0)" office:value-type="float" office:value="0">
            <text:p>0</text:p>
          </table:table-cell>
          <table:table-cell table:style-name="ACE-13" table:formula="of:=COM.MICROSOFT.SWITCH([$'switches'.$B$1];1;[$'b'.AX29];0;[.AX2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0];0;[.B30];2;0)" office:value-type="float" office:value="0">
            <text:p>0</text:p>
          </table:table-cell>
          <table:table-cell table:style-name="ACE-13" table:formula="of:=COM.MICROSOFT.SWITCH([$'switches'.$B$1];1;[$'b'.C30];0;[.C30];2;0)" office:value-type="float" office:value="0">
            <text:p>0</text:p>
          </table:table-cell>
          <table:table-cell table:style-name="ACE-13" table:formula="of:=COM.MICROSOFT.SWITCH([$'switches'.$B$1];1;[$'b'.D30];0;[.D30];2;0)" office:value-type="float" office:value="0">
            <text:p>0</text:p>
          </table:table-cell>
          <table:table-cell table:style-name="ACE-13" table:formula="of:=COM.MICROSOFT.SWITCH([$'switches'.$B$1];1;[$'b'.E30];0;[.E30];2;0)" office:value-type="float" office:value="0">
            <text:p>0</text:p>
          </table:table-cell>
          <table:table-cell table:style-name="ACE-13" table:formula="of:=COM.MICROSOFT.SWITCH([$'switches'.$B$1];1;[$'b'.F30];0;[.F30];2;0)" office:value-type="float" office:value="0">
            <text:p>0</text:p>
          </table:table-cell>
          <table:table-cell table:style-name="ACE-13" table:formula="of:=COM.MICROSOFT.SWITCH([$'switches'.$B$1];1;[$'b'.G30];0;[.G30];2;0)" office:value-type="float" office:value="0">
            <text:p>0</text:p>
          </table:table-cell>
          <table:table-cell table:style-name="ACE-13" table:formula="of:=COM.MICROSOFT.SWITCH([$'switches'.$B$1];1;[$'b'.H30];0;[.H30];2;0)" office:value-type="float" office:value="0">
            <text:p>0</text:p>
          </table:table-cell>
          <table:table-cell table:style-name="ACE-13" table:formula="of:=COM.MICROSOFT.SWITCH([$'switches'.$B$1];1;[$'b'.I30];0;[.I30];2;0)" office:value-type="float" office:value="0">
            <text:p>0</text:p>
          </table:table-cell>
          <table:table-cell table:style-name="ACE-13" table:formula="of:=COM.MICROSOFT.SWITCH([$'switches'.$B$1];1;[$'b'.J30];0;[.J30];2;0)" office:value-type="float" office:value="0">
            <text:p>0</text:p>
          </table:table-cell>
          <table:table-cell table:style-name="ACE-13" table:formula="of:=COM.MICROSOFT.SWITCH([$'switches'.$B$1];1;[$'b'.K30];0;[.K30];2;0)" office:value-type="float" office:value="0">
            <text:p>0</text:p>
          </table:table-cell>
          <table:table-cell table:style-name="ACE-13" table:formula="of:=COM.MICROSOFT.SWITCH([$'switches'.$B$1];1;[$'b'.L30];0;[.L30];2;0)" office:value-type="float" office:value="0">
            <text:p>0</text:p>
          </table:table-cell>
          <table:table-cell table:style-name="ACE-13" table:formula="of:=COM.MICROSOFT.SWITCH([$'switches'.$B$1];1;[$'b'.M30];0;[.M30];2;0)" office:value-type="float" office:value="0">
            <text:p>0</text:p>
          </table:table-cell>
          <table:table-cell table:style-name="ACE-13" table:formula="of:=COM.MICROSOFT.SWITCH([$'switches'.$B$1];1;[$'b'.N30];0;[.N30];2;0)" office:value-type="float" office:value="0">
            <text:p>0</text:p>
          </table:table-cell>
          <table:table-cell table:style-name="ACE-13" table:formula="of:=COM.MICROSOFT.SWITCH([$'switches'.$B$1];1;[$'b'.O30];0;[.O30];2;0)" office:value-type="float" office:value="0">
            <text:p>0</text:p>
          </table:table-cell>
          <table:table-cell table:style-name="ACE-13" table:formula="of:=COM.MICROSOFT.SWITCH([$'switches'.$B$1];1;[$'b'.P30];0;[.P30];2;0)" office:value-type="float" office:value="0">
            <text:p>0</text:p>
          </table:table-cell>
          <table:table-cell table:style-name="ACE-13" table:formula="of:=COM.MICROSOFT.SWITCH([$'switches'.$B$1];1;[$'b'.Q30];0;[.Q30];2;0)" office:value-type="float" office:value="0">
            <text:p>0</text:p>
          </table:table-cell>
          <table:table-cell table:style-name="ACE-13" table:formula="of:=COM.MICROSOFT.SWITCH([$'switches'.$B$1];1;[$'b'.R30];0;[.R30];2;0)" office:value-type="float" office:value="0">
            <text:p>0</text:p>
          </table:table-cell>
          <table:table-cell table:style-name="ACE-13" table:formula="of:=COM.MICROSOFT.SWITCH([$'switches'.$B$1];1;[$'b'.S30];0;[.S30];2;0)" office:value-type="float" office:value="0">
            <text:p>0</text:p>
          </table:table-cell>
          <table:table-cell table:style-name="ACE-13" table:formula="of:=COM.MICROSOFT.SWITCH([$'switches'.$B$1];1;[$'b'.T30];0;[.T30];2;0)" office:value-type="float" office:value="0">
            <text:p>0</text:p>
          </table:table-cell>
          <table:table-cell table:style-name="ACE-13" table:formula="of:=COM.MICROSOFT.SWITCH([$'switches'.$B$1];1;[$'b'.U30];0;[.U30];2;0)" office:value-type="float" office:value="0">
            <text:p>0</text:p>
          </table:table-cell>
          <table:table-cell table:style-name="ACE-13" table:formula="of:=COM.MICROSOFT.SWITCH([$'switches'.$B$1];1;[$'b'.V30];0;[.V30];2;0)" office:value-type="float" office:value="0">
            <text:p>0</text:p>
          </table:table-cell>
          <table:table-cell table:style-name="ACE-13" table:formula="of:=COM.MICROSOFT.SWITCH([$'switches'.$B$1];1;[$'b'.W30];0;[.W30];2;0)" office:value-type="float" office:value="0">
            <text:p>0</text:p>
          </table:table-cell>
          <table:table-cell table:style-name="ACE-13" table:formula="of:=COM.MICROSOFT.SWITCH([$'switches'.$B$1];1;[$'b'.X30];0;[.X30];2;0)" office:value-type="float" office:value="0">
            <text:p>0</text:p>
          </table:table-cell>
          <table:table-cell table:style-name="ACE-13" table:formula="of:=COM.MICROSOFT.SWITCH([$'switches'.$B$1];1;[$'b'.Y30];0;[.Y30];2;0)" office:value-type="float" office:value="0">
            <text:p>0</text:p>
          </table:table-cell>
          <table:table-cell table:style-name="ACE-13" table:formula="of:=COM.MICROSOFT.SWITCH([$'switches'.$B$1];1;[$'b'.Z30];0;[.Z30];2;0)" office:value-type="float" office:value="0">
            <text:p>0</text:p>
          </table:table-cell>
          <table:table-cell table:style-name="ACE-13" table:formula="of:=COM.MICROSOFT.SWITCH([$'switches'.$B$1];1;[$'b'.AA30];0;[.AA30];2;0)" office:value-type="float" office:value="0">
            <text:p>0</text:p>
          </table:table-cell>
          <table:table-cell table:style-name="ACE-13" table:formula="of:=COM.MICROSOFT.SWITCH([$'switches'.$B$1];1;[$'b'.AB30];0;[.AB30];2;0)" office:value-type="float" office:value="0">
            <text:p>0</text:p>
          </table:table-cell>
          <table:table-cell table:style-name="ACE-13" table:formula="of:=COM.MICROSOFT.SWITCH([$'switches'.$B$1];1;[$'b'.AC30];0;[.AC30];2;0)" office:value-type="float" office:value="0">
            <text:p>0</text:p>
          </table:table-cell>
          <table:table-cell table:style-name="ACE-13" table:formula="of:=COM.MICROSOFT.SWITCH([$'switches'.$B$1];1;[$'b'.AD30];0;[.AD30];2;0)" office:value-type="float" office:value="0">
            <text:p>0</text:p>
          </table:table-cell>
          <table:table-cell table:style-name="ACE-13" table:formula="of:=COM.MICROSOFT.SWITCH([$'switches'.$B$1];1;[$'b'.AE30];0;[.AE30];2;0)" office:value-type="float" office:value="0">
            <text:p>0</text:p>
          </table:table-cell>
          <table:table-cell table:style-name="ACE-13" table:formula="of:=COM.MICROSOFT.SWITCH([$'switches'.$B$1];1;[$'b'.AF30];0;[.AF30];2;0)" office:value-type="float" office:value="0">
            <text:p>0</text:p>
          </table:table-cell>
          <table:table-cell table:style-name="ACE-13" table:formula="of:=COM.MICROSOFT.SWITCH([$'switches'.$B$1];1;[$'b'.AG30];0;[.AG30];2;0)" office:value-type="float" office:value="0">
            <text:p>0</text:p>
          </table:table-cell>
          <table:table-cell table:style-name="ACE-13" table:formula="of:=COM.MICROSOFT.SWITCH([$'switches'.$B$1];1;[$'b'.AH30];0;[.AH30];2;0)" office:value-type="float" office:value="0">
            <text:p>0</text:p>
          </table:table-cell>
          <table:table-cell table:style-name="ACE-13" table:formula="of:=COM.MICROSOFT.SWITCH([$'switches'.$B$1];1;[$'b'.AI30];0;[.AI30];2;0)" office:value-type="float" office:value="0">
            <text:p>0</text:p>
          </table:table-cell>
          <table:table-cell table:style-name="ACE-13" table:formula="of:=COM.MICROSOFT.SWITCH([$'switches'.$B$1];1;[$'b'.AJ30];0;[.AJ30];2;0)" office:value-type="float" office:value="0">
            <text:p>0</text:p>
          </table:table-cell>
          <table:table-cell table:style-name="ACE-13" table:formula="of:=COM.MICROSOFT.SWITCH([$'switches'.$B$1];1;[$'b'.AK30];0;[.AK30];2;0)" office:value-type="float" office:value="0">
            <text:p>0</text:p>
          </table:table-cell>
          <table:table-cell table:style-name="ACE-13" table:formula="of:=COM.MICROSOFT.SWITCH([$'switches'.$B$1];1;[$'b'.AL30];0;[.AL30];2;0)" office:value-type="float" office:value="0">
            <text:p>0</text:p>
          </table:table-cell>
          <table:table-cell table:style-name="ACE-13" table:formula="of:=COM.MICROSOFT.SWITCH([$'switches'.$B$1];1;[$'b'.AM30];0;[.AM30];2;0)" office:value-type="float" office:value="0">
            <text:p>0</text:p>
          </table:table-cell>
          <table:table-cell table:style-name="ACE-13" table:formula="of:=COM.MICROSOFT.SWITCH([$'switches'.$B$1];1;[$'b'.AN30];0;[.AN30];2;0)" office:value-type="float" office:value="0">
            <text:p>0</text:p>
          </table:table-cell>
          <table:table-cell table:style-name="ACE-13" table:formula="of:=COM.MICROSOFT.SWITCH([$'switches'.$B$1];1;[$'b'.AO30];0;[.AO30];2;0)" office:value-type="float" office:value="0">
            <text:p>0</text:p>
          </table:table-cell>
          <table:table-cell table:style-name="ACE-13" table:formula="of:=COM.MICROSOFT.SWITCH([$'switches'.$B$1];1;[$'b'.AP30];0;[.AP30];2;0)" office:value-type="float" office:value="0">
            <text:p>0</text:p>
          </table:table-cell>
          <table:table-cell table:style-name="ACE-13" table:formula="of:=COM.MICROSOFT.SWITCH([$'switches'.$B$1];1;[$'b'.AQ30];0;[.AQ30];2;0)" office:value-type="float" office:value="0">
            <text:p>0</text:p>
          </table:table-cell>
          <table:table-cell table:style-name="ACE-13" table:formula="of:=COM.MICROSOFT.SWITCH([$'switches'.$B$1];1;[$'b'.AR30];0;[.AR30];2;0)" office:value-type="float" office:value="0">
            <text:p>0</text:p>
          </table:table-cell>
          <table:table-cell table:style-name="ACE-13" table:formula="of:=COM.MICROSOFT.SWITCH([$'switches'.$B$1];1;[$'b'.AS30];0;[.AS30];2;0)" office:value-type="float" office:value="0">
            <text:p>0</text:p>
          </table:table-cell>
          <table:table-cell table:style-name="ACE-13" table:formula="of:=COM.MICROSOFT.SWITCH([$'switches'.$B$1];1;[$'b'.AT30];0;[.AT30];2;0)" office:value-type="float" office:value="0">
            <text:p>0</text:p>
          </table:table-cell>
          <table:table-cell table:style-name="ACE-13" table:formula="of:=COM.MICROSOFT.SWITCH([$'switches'.$B$1];1;[$'b'.AU30];0;[.AU30];2;0)" office:value-type="float" office:value="0">
            <text:p>0</text:p>
          </table:table-cell>
          <table:table-cell table:style-name="ACE-13" table:formula="of:=COM.MICROSOFT.SWITCH([$'switches'.$B$1];1;[$'b'.AV30];0;[.AV30];2;0)" office:value-type="float" office:value="0">
            <text:p>0</text:p>
          </table:table-cell>
          <table:table-cell table:style-name="ACE-13" table:formula="of:=COM.MICROSOFT.SWITCH([$'switches'.$B$1];1;[$'b'.AW30];0;[.AW30];2;0)" office:value-type="float" office:value="0">
            <text:p>0</text:p>
          </table:table-cell>
          <table:table-cell table:style-name="ACE-13" table:formula="of:=COM.MICROSOFT.SWITCH([$'switches'.$B$1];1;[$'b'.AX30];0;[.AX3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1];0;[.B31];2;0)" office:value-type="float" office:value="0">
            <text:p>0</text:p>
          </table:table-cell>
          <table:table-cell table:style-name="ACE-13" table:formula="of:=COM.MICROSOFT.SWITCH([$'switches'.$B$1];1;[$'b'.C31];0;[.C31];2;0)" office:value-type="float" office:value="0">
            <text:p>0</text:p>
          </table:table-cell>
          <table:table-cell table:style-name="ACE-13" table:formula="of:=COM.MICROSOFT.SWITCH([$'switches'.$B$1];1;[$'b'.D31];0;[.D31];2;0)" office:value-type="float" office:value="0">
            <text:p>0</text:p>
          </table:table-cell>
          <table:table-cell table:style-name="ACE-13" table:formula="of:=COM.MICROSOFT.SWITCH([$'switches'.$B$1];1;[$'b'.E31];0;[.E31];2;0)" office:value-type="float" office:value="0">
            <text:p>0</text:p>
          </table:table-cell>
          <table:table-cell table:style-name="ACE-13" table:formula="of:=COM.MICROSOFT.SWITCH([$'switches'.$B$1];1;[$'b'.F31];0;[.F31];2;0)" office:value-type="float" office:value="0">
            <text:p>0</text:p>
          </table:table-cell>
          <table:table-cell table:style-name="ACE-13" table:formula="of:=COM.MICROSOFT.SWITCH([$'switches'.$B$1];1;[$'b'.G31];0;[.G31];2;0)" office:value-type="float" office:value="0">
            <text:p>0</text:p>
          </table:table-cell>
          <table:table-cell table:style-name="ACE-13" table:formula="of:=COM.MICROSOFT.SWITCH([$'switches'.$B$1];1;[$'b'.H31];0;[.H31];2;0)" office:value-type="float" office:value="0">
            <text:p>0</text:p>
          </table:table-cell>
          <table:table-cell table:style-name="ACE-13" table:formula="of:=COM.MICROSOFT.SWITCH([$'switches'.$B$1];1;[$'b'.I31];0;[.I31];2;0)" office:value-type="float" office:value="0">
            <text:p>0</text:p>
          </table:table-cell>
          <table:table-cell table:style-name="ACE-13" table:formula="of:=COM.MICROSOFT.SWITCH([$'switches'.$B$1];1;[$'b'.J31];0;[.J31];2;0)" office:value-type="float" office:value="0">
            <text:p>0</text:p>
          </table:table-cell>
          <table:table-cell table:style-name="ACE-13" table:formula="of:=COM.MICROSOFT.SWITCH([$'switches'.$B$1];1;[$'b'.K31];0;[.K31];2;0)" office:value-type="float" office:value="0">
            <text:p>0</text:p>
          </table:table-cell>
          <table:table-cell table:style-name="ACE-13" table:formula="of:=COM.MICROSOFT.SWITCH([$'switches'.$B$1];1;[$'b'.L31];0;[.L31];2;0)" office:value-type="float" office:value="0">
            <text:p>0</text:p>
          </table:table-cell>
          <table:table-cell table:style-name="ACE-13" table:formula="of:=COM.MICROSOFT.SWITCH([$'switches'.$B$1];1;[$'b'.M31];0;[.M31];2;0)" office:value-type="float" office:value="0">
            <text:p>0</text:p>
          </table:table-cell>
          <table:table-cell table:style-name="ACE-13" table:formula="of:=COM.MICROSOFT.SWITCH([$'switches'.$B$1];1;[$'b'.N31];0;[.N31];2;0)" office:value-type="float" office:value="0">
            <text:p>0</text:p>
          </table:table-cell>
          <table:table-cell table:style-name="ACE-13" table:formula="of:=COM.MICROSOFT.SWITCH([$'switches'.$B$1];1;[$'b'.O31];0;[.O31];2;0)" office:value-type="float" office:value="0">
            <text:p>0</text:p>
          </table:table-cell>
          <table:table-cell table:style-name="ACE-13" table:formula="of:=COM.MICROSOFT.SWITCH([$'switches'.$B$1];1;[$'b'.P31];0;[.P31];2;0)" office:value-type="float" office:value="0">
            <text:p>0</text:p>
          </table:table-cell>
          <table:table-cell table:style-name="ACE-13" table:formula="of:=COM.MICROSOFT.SWITCH([$'switches'.$B$1];1;[$'b'.Q31];0;[.Q31];2;0)" office:value-type="float" office:value="0">
            <text:p>0</text:p>
          </table:table-cell>
          <table:table-cell table:style-name="ACE-13" table:formula="of:=COM.MICROSOFT.SWITCH([$'switches'.$B$1];1;[$'b'.R31];0;[.R31];2;0)" office:value-type="float" office:value="0">
            <text:p>0</text:p>
          </table:table-cell>
          <table:table-cell table:style-name="ACE-13" table:formula="of:=COM.MICROSOFT.SWITCH([$'switches'.$B$1];1;[$'b'.S31];0;[.S31];2;0)" office:value-type="float" office:value="0">
            <text:p>0</text:p>
          </table:table-cell>
          <table:table-cell table:style-name="ACE-13" table:formula="of:=COM.MICROSOFT.SWITCH([$'switches'.$B$1];1;[$'b'.T31];0;[.T31];2;0)" office:value-type="float" office:value="0">
            <text:p>0</text:p>
          </table:table-cell>
          <table:table-cell table:style-name="ACE-13" table:formula="of:=COM.MICROSOFT.SWITCH([$'switches'.$B$1];1;[$'b'.U31];0;[.U31];2;0)" office:value-type="float" office:value="0">
            <text:p>0</text:p>
          </table:table-cell>
          <table:table-cell table:style-name="ACE-13" table:formula="of:=COM.MICROSOFT.SWITCH([$'switches'.$B$1];1;[$'b'.V31];0;[.V31];2;0)" office:value-type="float" office:value="0">
            <text:p>0</text:p>
          </table:table-cell>
          <table:table-cell table:style-name="ACE-13" table:formula="of:=COM.MICROSOFT.SWITCH([$'switches'.$B$1];1;[$'b'.W31];0;[.W31];2;0)" office:value-type="float" office:value="0">
            <text:p>0</text:p>
          </table:table-cell>
          <table:table-cell table:style-name="ACE-13" table:formula="of:=COM.MICROSOFT.SWITCH([$'switches'.$B$1];1;[$'b'.X31];0;[.X31];2;0)" office:value-type="float" office:value="0">
            <text:p>0</text:p>
          </table:table-cell>
          <table:table-cell table:style-name="ACE-13" table:formula="of:=COM.MICROSOFT.SWITCH([$'switches'.$B$1];1;[$'b'.Y31];0;[.Y31];2;0)" office:value-type="float" office:value="0">
            <text:p>0</text:p>
          </table:table-cell>
          <table:table-cell table:style-name="ACE-13" table:formula="of:=COM.MICROSOFT.SWITCH([$'switches'.$B$1];1;[$'b'.Z31];0;[.Z31];2;0)" office:value-type="float" office:value="0">
            <text:p>0</text:p>
          </table:table-cell>
          <table:table-cell table:style-name="ACE-13" table:formula="of:=COM.MICROSOFT.SWITCH([$'switches'.$B$1];1;[$'b'.AA31];0;[.AA31];2;0)" office:value-type="float" office:value="0">
            <text:p>0</text:p>
          </table:table-cell>
          <table:table-cell table:style-name="ACE-13" table:formula="of:=COM.MICROSOFT.SWITCH([$'switches'.$B$1];1;[$'b'.AB31];0;[.AB31];2;0)" office:value-type="float" office:value="0">
            <text:p>0</text:p>
          </table:table-cell>
          <table:table-cell table:style-name="ACE-13" table:formula="of:=COM.MICROSOFT.SWITCH([$'switches'.$B$1];1;[$'b'.AC31];0;[.AC31];2;0)" office:value-type="float" office:value="0">
            <text:p>0</text:p>
          </table:table-cell>
          <table:table-cell table:style-name="ACE-13" table:formula="of:=COM.MICROSOFT.SWITCH([$'switches'.$B$1];1;[$'b'.AD31];0;[.AD31];2;0)" office:value-type="float" office:value="0">
            <text:p>0</text:p>
          </table:table-cell>
          <table:table-cell table:style-name="ACE-13" table:formula="of:=COM.MICROSOFT.SWITCH([$'switches'.$B$1];1;[$'b'.AE31];0;[.AE31];2;0)" office:value-type="float" office:value="0">
            <text:p>0</text:p>
          </table:table-cell>
          <table:table-cell table:style-name="ACE-13" table:formula="of:=COM.MICROSOFT.SWITCH([$'switches'.$B$1];1;[$'b'.AF31];0;[.AF31];2;0)" office:value-type="float" office:value="0">
            <text:p>0</text:p>
          </table:table-cell>
          <table:table-cell table:style-name="ACE-13" table:formula="of:=COM.MICROSOFT.SWITCH([$'switches'.$B$1];1;[$'b'.AG31];0;[.AG31];2;0)" office:value-type="float" office:value="0">
            <text:p>0</text:p>
          </table:table-cell>
          <table:table-cell table:style-name="ACE-13" table:formula="of:=COM.MICROSOFT.SWITCH([$'switches'.$B$1];1;[$'b'.AH31];0;[.AH31];2;0)" office:value-type="float" office:value="0">
            <text:p>0</text:p>
          </table:table-cell>
          <table:table-cell table:style-name="ACE-13" table:formula="of:=COM.MICROSOFT.SWITCH([$'switches'.$B$1];1;[$'b'.AI31];0;[.AI31];2;0)" office:value-type="float" office:value="0">
            <text:p>0</text:p>
          </table:table-cell>
          <table:table-cell table:style-name="ACE-13" table:formula="of:=COM.MICROSOFT.SWITCH([$'switches'.$B$1];1;[$'b'.AJ31];0;[.AJ31];2;0)" office:value-type="float" office:value="0">
            <text:p>0</text:p>
          </table:table-cell>
          <table:table-cell table:style-name="ACE-13" table:formula="of:=COM.MICROSOFT.SWITCH([$'switches'.$B$1];1;[$'b'.AK31];0;[.AK31];2;0)" office:value-type="float" office:value="0">
            <text:p>0</text:p>
          </table:table-cell>
          <table:table-cell table:style-name="ACE-13" table:formula="of:=COM.MICROSOFT.SWITCH([$'switches'.$B$1];1;[$'b'.AL31];0;[.AL31];2;0)" office:value-type="float" office:value="0">
            <text:p>0</text:p>
          </table:table-cell>
          <table:table-cell table:style-name="ACE-13" table:formula="of:=COM.MICROSOFT.SWITCH([$'switches'.$B$1];1;[$'b'.AM31];0;[.AM31];2;0)" office:value-type="float" office:value="0">
            <text:p>0</text:p>
          </table:table-cell>
          <table:table-cell table:style-name="ACE-13" table:formula="of:=COM.MICROSOFT.SWITCH([$'switches'.$B$1];1;[$'b'.AN31];0;[.AN31];2;0)" office:value-type="float" office:value="0">
            <text:p>0</text:p>
          </table:table-cell>
          <table:table-cell table:style-name="ACE-13" table:formula="of:=COM.MICROSOFT.SWITCH([$'switches'.$B$1];1;[$'b'.AO31];0;[.AO31];2;0)" office:value-type="float" office:value="0">
            <text:p>0</text:p>
          </table:table-cell>
          <table:table-cell table:style-name="ACE-13" table:formula="of:=COM.MICROSOFT.SWITCH([$'switches'.$B$1];1;[$'b'.AP31];0;[.AP31];2;0)" office:value-type="float" office:value="0">
            <text:p>0</text:p>
          </table:table-cell>
          <table:table-cell table:style-name="ACE-13" table:formula="of:=COM.MICROSOFT.SWITCH([$'switches'.$B$1];1;[$'b'.AQ31];0;[.AQ31];2;0)" office:value-type="float" office:value="0">
            <text:p>0</text:p>
          </table:table-cell>
          <table:table-cell table:style-name="ACE-13" table:formula="of:=COM.MICROSOFT.SWITCH([$'switches'.$B$1];1;[$'b'.AR31];0;[.AR31];2;0)" office:value-type="float" office:value="0">
            <text:p>0</text:p>
          </table:table-cell>
          <table:table-cell table:style-name="ACE-13" table:formula="of:=COM.MICROSOFT.SWITCH([$'switches'.$B$1];1;[$'b'.AS31];0;[.AS31];2;0)" office:value-type="float" office:value="0">
            <text:p>0</text:p>
          </table:table-cell>
          <table:table-cell table:style-name="ACE-13" table:formula="of:=COM.MICROSOFT.SWITCH([$'switches'.$B$1];1;[$'b'.AT31];0;[.AT31];2;0)" office:value-type="float" office:value="0">
            <text:p>0</text:p>
          </table:table-cell>
          <table:table-cell table:style-name="ACE-13" table:formula="of:=COM.MICROSOFT.SWITCH([$'switches'.$B$1];1;[$'b'.AU31];0;[.AU31];2;0)" office:value-type="float" office:value="0">
            <text:p>0</text:p>
          </table:table-cell>
          <table:table-cell table:style-name="ACE-13" table:formula="of:=COM.MICROSOFT.SWITCH([$'switches'.$B$1];1;[$'b'.AV31];0;[.AV31];2;0)" office:value-type="float" office:value="0">
            <text:p>0</text:p>
          </table:table-cell>
          <table:table-cell table:style-name="ACE-13" table:formula="of:=COM.MICROSOFT.SWITCH([$'switches'.$B$1];1;[$'b'.AW31];0;[.AW31];2;0)" office:value-type="float" office:value="0">
            <text:p>0</text:p>
          </table:table-cell>
          <table:table-cell table:style-name="ACE-13" table:formula="of:=COM.MICROSOFT.SWITCH([$'switches'.$B$1];1;[$'b'.AX31];0;[.AX31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2];0;[.B32];2;0)" office:value-type="float" office:value="0">
            <text:p>0</text:p>
          </table:table-cell>
          <table:table-cell table:style-name="ACE-13" table:formula="of:=COM.MICROSOFT.SWITCH([$'switches'.$B$1];1;[$'b'.C32];0;[.C32];2;0)" office:value-type="float" office:value="0">
            <text:p>0</text:p>
          </table:table-cell>
          <table:table-cell table:style-name="ACE-13" table:formula="of:=COM.MICROSOFT.SWITCH([$'switches'.$B$1];1;[$'b'.D32];0;[.D32];2;0)" office:value-type="float" office:value="0">
            <text:p>0</text:p>
          </table:table-cell>
          <table:table-cell table:style-name="ACE-13" table:formula="of:=COM.MICROSOFT.SWITCH([$'switches'.$B$1];1;[$'b'.E32];0;[.E32];2;0)" office:value-type="float" office:value="0">
            <text:p>0</text:p>
          </table:table-cell>
          <table:table-cell table:style-name="ACE-13" table:formula="of:=COM.MICROSOFT.SWITCH([$'switches'.$B$1];1;[$'b'.F32];0;[.F32];2;0)" office:value-type="float" office:value="0">
            <text:p>0</text:p>
          </table:table-cell>
          <table:table-cell table:style-name="ACE-13" table:formula="of:=COM.MICROSOFT.SWITCH([$'switches'.$B$1];1;[$'b'.G32];0;[.G32];2;0)" office:value-type="float" office:value="0">
            <text:p>0</text:p>
          </table:table-cell>
          <table:table-cell table:style-name="ACE-13" table:formula="of:=COM.MICROSOFT.SWITCH([$'switches'.$B$1];1;[$'b'.H32];0;[.H32];2;0)" office:value-type="float" office:value="0">
            <text:p>0</text:p>
          </table:table-cell>
          <table:table-cell table:style-name="ACE-13" table:formula="of:=COM.MICROSOFT.SWITCH([$'switches'.$B$1];1;[$'b'.I32];0;[.I32];2;0)" office:value-type="float" office:value="0">
            <text:p>0</text:p>
          </table:table-cell>
          <table:table-cell table:style-name="ACE-13" table:formula="of:=COM.MICROSOFT.SWITCH([$'switches'.$B$1];1;[$'b'.J32];0;[.J32];2;0)" office:value-type="float" office:value="0">
            <text:p>0</text:p>
          </table:table-cell>
          <table:table-cell table:style-name="ACE-13" table:formula="of:=COM.MICROSOFT.SWITCH([$'switches'.$B$1];1;[$'b'.K32];0;[.K32];2;0)" office:value-type="float" office:value="0">
            <text:p>0</text:p>
          </table:table-cell>
          <table:table-cell table:style-name="ACE-13" table:formula="of:=COM.MICROSOFT.SWITCH([$'switches'.$B$1];1;[$'b'.L32];0;[.L32];2;0)" office:value-type="float" office:value="0">
            <text:p>0</text:p>
          </table:table-cell>
          <table:table-cell table:style-name="ACE-13" table:formula="of:=COM.MICROSOFT.SWITCH([$'switches'.$B$1];1;[$'b'.M32];0;[.M32];2;0)" office:value-type="float" office:value="0">
            <text:p>0</text:p>
          </table:table-cell>
          <table:table-cell table:style-name="ACE-13" table:formula="of:=COM.MICROSOFT.SWITCH([$'switches'.$B$1];1;[$'b'.N32];0;[.N32];2;0)" office:value-type="float" office:value="0">
            <text:p>0</text:p>
          </table:table-cell>
          <table:table-cell table:style-name="ACE-13" table:formula="of:=COM.MICROSOFT.SWITCH([$'switches'.$B$1];1;[$'b'.O32];0;[.O32];2;0)" office:value-type="float" office:value="0">
            <text:p>0</text:p>
          </table:table-cell>
          <table:table-cell table:style-name="ACE-13" table:formula="of:=COM.MICROSOFT.SWITCH([$'switches'.$B$1];1;[$'b'.P32];0;[.P32];2;0)" office:value-type="float" office:value="0">
            <text:p>0</text:p>
          </table:table-cell>
          <table:table-cell table:style-name="ACE-13" table:formula="of:=COM.MICROSOFT.SWITCH([$'switches'.$B$1];1;[$'b'.Q32];0;[.Q32];2;0)" office:value-type="float" office:value="0">
            <text:p>0</text:p>
          </table:table-cell>
          <table:table-cell table:style-name="ACE-13" table:formula="of:=COM.MICROSOFT.SWITCH([$'switches'.$B$1];1;[$'b'.R32];0;[.R32];2;0)" office:value-type="float" office:value="0">
            <text:p>0</text:p>
          </table:table-cell>
          <table:table-cell table:style-name="ACE-13" table:formula="of:=COM.MICROSOFT.SWITCH([$'switches'.$B$1];1;[$'b'.S32];0;[.S32];2;0)" office:value-type="float" office:value="0">
            <text:p>0</text:p>
          </table:table-cell>
          <table:table-cell table:style-name="ACE-13" table:formula="of:=COM.MICROSOFT.SWITCH([$'switches'.$B$1];1;[$'b'.T32];0;[.T32];2;0)" office:value-type="float" office:value="0">
            <text:p>0</text:p>
          </table:table-cell>
          <table:table-cell table:style-name="ACE-13" table:formula="of:=COM.MICROSOFT.SWITCH([$'switches'.$B$1];1;[$'b'.U32];0;[.U32];2;0)" office:value-type="float" office:value="0">
            <text:p>0</text:p>
          </table:table-cell>
          <table:table-cell table:style-name="ACE-13" table:formula="of:=COM.MICROSOFT.SWITCH([$'switches'.$B$1];1;[$'b'.V32];0;[.V32];2;0)" office:value-type="float" office:value="0">
            <text:p>0</text:p>
          </table:table-cell>
          <table:table-cell table:style-name="ACE-13" table:formula="of:=COM.MICROSOFT.SWITCH([$'switches'.$B$1];1;[$'b'.W32];0;[.W32];2;0)" office:value-type="float" office:value="0">
            <text:p>0</text:p>
          </table:table-cell>
          <table:table-cell table:style-name="ACE-13" table:formula="of:=COM.MICROSOFT.SWITCH([$'switches'.$B$1];1;[$'b'.X32];0;[.X32];2;0)" office:value-type="float" office:value="0">
            <text:p>0</text:p>
          </table:table-cell>
          <table:table-cell table:style-name="ACE-13" table:formula="of:=COM.MICROSOFT.SWITCH([$'switches'.$B$1];1;[$'b'.Y32];0;[.Y32];2;0)" office:value-type="float" office:value="0">
            <text:p>0</text:p>
          </table:table-cell>
          <table:table-cell table:style-name="ACE-13" table:formula="of:=COM.MICROSOFT.SWITCH([$'switches'.$B$1];1;[$'b'.Z32];0;[.Z32];2;0)" office:value-type="float" office:value="0">
            <text:p>0</text:p>
          </table:table-cell>
          <table:table-cell table:style-name="ACE-13" table:formula="of:=COM.MICROSOFT.SWITCH([$'switches'.$B$1];1;[$'b'.AA32];0;[.AA32];2;0)" office:value-type="float" office:value="0">
            <text:p>0</text:p>
          </table:table-cell>
          <table:table-cell table:style-name="ACE-13" table:formula="of:=COM.MICROSOFT.SWITCH([$'switches'.$B$1];1;[$'b'.AB32];0;[.AB32];2;0)" office:value-type="float" office:value="0">
            <text:p>0</text:p>
          </table:table-cell>
          <table:table-cell table:style-name="ACE-13" table:formula="of:=COM.MICROSOFT.SWITCH([$'switches'.$B$1];1;[$'b'.AC32];0;[.AC32];2;0)" office:value-type="float" office:value="0">
            <text:p>0</text:p>
          </table:table-cell>
          <table:table-cell table:style-name="ACE-13" table:formula="of:=COM.MICROSOFT.SWITCH([$'switches'.$B$1];1;[$'b'.AD32];0;[.AD32];2;0)" office:value-type="float" office:value="0">
            <text:p>0</text:p>
          </table:table-cell>
          <table:table-cell table:style-name="ACE-13" table:formula="of:=COM.MICROSOFT.SWITCH([$'switches'.$B$1];1;[$'b'.AE32];0;[.AE32];2;0)" office:value-type="float" office:value="0">
            <text:p>0</text:p>
          </table:table-cell>
          <table:table-cell table:style-name="ACE-13" table:formula="of:=COM.MICROSOFT.SWITCH([$'switches'.$B$1];1;[$'b'.AF32];0;[.AF32];2;0)" office:value-type="float" office:value="0">
            <text:p>0</text:p>
          </table:table-cell>
          <table:table-cell table:style-name="ACE-13" table:formula="of:=COM.MICROSOFT.SWITCH([$'switches'.$B$1];1;[$'b'.AG32];0;[.AG32];2;0)" office:value-type="float" office:value="0">
            <text:p>0</text:p>
          </table:table-cell>
          <table:table-cell table:style-name="ACE-13" table:formula="of:=COM.MICROSOFT.SWITCH([$'switches'.$B$1];1;[$'b'.AH32];0;[.AH32];2;0)" office:value-type="float" office:value="0">
            <text:p>0</text:p>
          </table:table-cell>
          <table:table-cell table:style-name="ACE-13" table:formula="of:=COM.MICROSOFT.SWITCH([$'switches'.$B$1];1;[$'b'.AI32];0;[.AI32];2;0)" office:value-type="float" office:value="0">
            <text:p>0</text:p>
          </table:table-cell>
          <table:table-cell table:style-name="ACE-13" table:formula="of:=COM.MICROSOFT.SWITCH([$'switches'.$B$1];1;[$'b'.AJ32];0;[.AJ32];2;0)" office:value-type="float" office:value="0">
            <text:p>0</text:p>
          </table:table-cell>
          <table:table-cell table:style-name="ACE-13" table:formula="of:=COM.MICROSOFT.SWITCH([$'switches'.$B$1];1;[$'b'.AK32];0;[.AK32];2;0)" office:value-type="float" office:value="0">
            <text:p>0</text:p>
          </table:table-cell>
          <table:table-cell table:style-name="ACE-13" table:formula="of:=COM.MICROSOFT.SWITCH([$'switches'.$B$1];1;[$'b'.AL32];0;[.AL32];2;0)" office:value-type="float" office:value="0">
            <text:p>0</text:p>
          </table:table-cell>
          <table:table-cell table:style-name="ACE-13" table:formula="of:=COM.MICROSOFT.SWITCH([$'switches'.$B$1];1;[$'b'.AM32];0;[.AM32];2;0)" office:value-type="float" office:value="0">
            <text:p>0</text:p>
          </table:table-cell>
          <table:table-cell table:style-name="ACE-13" table:formula="of:=COM.MICROSOFT.SWITCH([$'switches'.$B$1];1;[$'b'.AN32];0;[.AN32];2;0)" office:value-type="float" office:value="0">
            <text:p>0</text:p>
          </table:table-cell>
          <table:table-cell table:style-name="ACE-13" table:formula="of:=COM.MICROSOFT.SWITCH([$'switches'.$B$1];1;[$'b'.AO32];0;[.AO32];2;0)" office:value-type="float" office:value="0">
            <text:p>0</text:p>
          </table:table-cell>
          <table:table-cell table:style-name="ACE-13" table:formula="of:=COM.MICROSOFT.SWITCH([$'switches'.$B$1];1;[$'b'.AP32];0;[.AP32];2;0)" office:value-type="float" office:value="0">
            <text:p>0</text:p>
          </table:table-cell>
          <table:table-cell table:style-name="ACE-13" table:formula="of:=COM.MICROSOFT.SWITCH([$'switches'.$B$1];1;[$'b'.AQ32];0;[.AQ32];2;0)" office:value-type="float" office:value="0">
            <text:p>0</text:p>
          </table:table-cell>
          <table:table-cell table:style-name="ACE-13" table:formula="of:=COM.MICROSOFT.SWITCH([$'switches'.$B$1];1;[$'b'.AR32];0;[.AR32];2;0)" office:value-type="float" office:value="0">
            <text:p>0</text:p>
          </table:table-cell>
          <table:table-cell table:style-name="ACE-13" table:formula="of:=COM.MICROSOFT.SWITCH([$'switches'.$B$1];1;[$'b'.AS32];0;[.AS32];2;0)" office:value-type="float" office:value="0">
            <text:p>0</text:p>
          </table:table-cell>
          <table:table-cell table:style-name="ACE-13" table:formula="of:=COM.MICROSOFT.SWITCH([$'switches'.$B$1];1;[$'b'.AT32];0;[.AT32];2;0)" office:value-type="float" office:value="0">
            <text:p>0</text:p>
          </table:table-cell>
          <table:table-cell table:style-name="ACE-13" table:formula="of:=COM.MICROSOFT.SWITCH([$'switches'.$B$1];1;[$'b'.AU32];0;[.AU32];2;0)" office:value-type="float" office:value="0">
            <text:p>0</text:p>
          </table:table-cell>
          <table:table-cell table:style-name="ACE-13" table:formula="of:=COM.MICROSOFT.SWITCH([$'switches'.$B$1];1;[$'b'.AV32];0;[.AV32];2;0)" office:value-type="float" office:value="0">
            <text:p>0</text:p>
          </table:table-cell>
          <table:table-cell table:style-name="ACE-13" table:formula="of:=COM.MICROSOFT.SWITCH([$'switches'.$B$1];1;[$'b'.AW32];0;[.AW32];2;0)" office:value-type="float" office:value="0">
            <text:p>0</text:p>
          </table:table-cell>
          <table:table-cell table:style-name="ACE-13" table:formula="of:=COM.MICROSOFT.SWITCH([$'switches'.$B$1];1;[$'b'.AX32];0;[.AX32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3];0;[.B33];2;0)" office:value-type="float" office:value="0">
            <text:p>0</text:p>
          </table:table-cell>
          <table:table-cell table:style-name="ACE-13" table:formula="of:=COM.MICROSOFT.SWITCH([$'switches'.$B$1];1;[$'b'.C33];0;[.C33];2;0)" office:value-type="float" office:value="0">
            <text:p>0</text:p>
          </table:table-cell>
          <table:table-cell table:style-name="ACE-13" table:formula="of:=COM.MICROSOFT.SWITCH([$'switches'.$B$1];1;[$'b'.D33];0;[.D33];2;0)" office:value-type="float" office:value="0">
            <text:p>0</text:p>
          </table:table-cell>
          <table:table-cell table:style-name="ACE-13" table:formula="of:=COM.MICROSOFT.SWITCH([$'switches'.$B$1];1;[$'b'.E33];0;[.E33];2;0)" office:value-type="float" office:value="0">
            <text:p>0</text:p>
          </table:table-cell>
          <table:table-cell table:style-name="ACE-13" table:formula="of:=COM.MICROSOFT.SWITCH([$'switches'.$B$1];1;[$'b'.F33];0;[.F33];2;0)" office:value-type="float" office:value="0">
            <text:p>0</text:p>
          </table:table-cell>
          <table:table-cell table:style-name="ACE-13" table:formula="of:=COM.MICROSOFT.SWITCH([$'switches'.$B$1];1;[$'b'.G33];0;[.G33];2;0)" office:value-type="float" office:value="0">
            <text:p>0</text:p>
          </table:table-cell>
          <table:table-cell table:style-name="ACE-13" table:formula="of:=COM.MICROSOFT.SWITCH([$'switches'.$B$1];1;[$'b'.H33];0;[.H33];2;0)" office:value-type="float" office:value="0">
            <text:p>0</text:p>
          </table:table-cell>
          <table:table-cell table:style-name="ACE-13" table:formula="of:=COM.MICROSOFT.SWITCH([$'switches'.$B$1];1;[$'b'.I33];0;[.I33];2;0)" office:value-type="float" office:value="0">
            <text:p>0</text:p>
          </table:table-cell>
          <table:table-cell table:style-name="ACE-13" table:formula="of:=COM.MICROSOFT.SWITCH([$'switches'.$B$1];1;[$'b'.J33];0;[.J33];2;0)" office:value-type="float" office:value="0">
            <text:p>0</text:p>
          </table:table-cell>
          <table:table-cell table:style-name="ACE-13" table:formula="of:=COM.MICROSOFT.SWITCH([$'switches'.$B$1];1;[$'b'.K33];0;[.K33];2;0)" office:value-type="float" office:value="0">
            <text:p>0</text:p>
          </table:table-cell>
          <table:table-cell table:style-name="ACE-13" table:formula="of:=COM.MICROSOFT.SWITCH([$'switches'.$B$1];1;[$'b'.L33];0;[.L33];2;0)" office:value-type="float" office:value="0">
            <text:p>0</text:p>
          </table:table-cell>
          <table:table-cell table:style-name="ACE-13" table:formula="of:=COM.MICROSOFT.SWITCH([$'switches'.$B$1];1;[$'b'.M33];0;[.M33];2;0)" office:value-type="float" office:value="0">
            <text:p>0</text:p>
          </table:table-cell>
          <table:table-cell table:style-name="ACE-13" table:formula="of:=COM.MICROSOFT.SWITCH([$'switches'.$B$1];1;[$'b'.N33];0;[.N33];2;0)" office:value-type="float" office:value="0">
            <text:p>0</text:p>
          </table:table-cell>
          <table:table-cell table:style-name="ACE-13" table:formula="of:=COM.MICROSOFT.SWITCH([$'switches'.$B$1];1;[$'b'.O33];0;[.O33];2;0)" office:value-type="float" office:value="0">
            <text:p>0</text:p>
          </table:table-cell>
          <table:table-cell table:style-name="ACE-13" table:formula="of:=COM.MICROSOFT.SWITCH([$'switches'.$B$1];1;[$'b'.P33];0;[.P33];2;0)" office:value-type="float" office:value="0">
            <text:p>0</text:p>
          </table:table-cell>
          <table:table-cell table:style-name="ACE-13" table:formula="of:=COM.MICROSOFT.SWITCH([$'switches'.$B$1];1;[$'b'.Q33];0;[.Q33];2;0)" office:value-type="float" office:value="0">
            <text:p>0</text:p>
          </table:table-cell>
          <table:table-cell table:style-name="ACE-13" table:formula="of:=COM.MICROSOFT.SWITCH([$'switches'.$B$1];1;[$'b'.R33];0;[.R33];2;0)" office:value-type="float" office:value="0">
            <text:p>0</text:p>
          </table:table-cell>
          <table:table-cell table:style-name="ACE-13" table:formula="of:=COM.MICROSOFT.SWITCH([$'switches'.$B$1];1;[$'b'.S33];0;[.S33];2;0)" office:value-type="float" office:value="0">
            <text:p>0</text:p>
          </table:table-cell>
          <table:table-cell table:style-name="ACE-13" table:formula="of:=COM.MICROSOFT.SWITCH([$'switches'.$B$1];1;[$'b'.T33];0;[.T33];2;0)" office:value-type="float" office:value="0">
            <text:p>0</text:p>
          </table:table-cell>
          <table:table-cell table:style-name="ACE-13" table:formula="of:=COM.MICROSOFT.SWITCH([$'switches'.$B$1];1;[$'b'.U33];0;[.U33];2;0)" office:value-type="float" office:value="0">
            <text:p>0</text:p>
          </table:table-cell>
          <table:table-cell table:style-name="ACE-13" table:formula="of:=COM.MICROSOFT.SWITCH([$'switches'.$B$1];1;[$'b'.V33];0;[.V33];2;0)" office:value-type="float" office:value="0">
            <text:p>0</text:p>
          </table:table-cell>
          <table:table-cell table:style-name="ACE-13" table:formula="of:=COM.MICROSOFT.SWITCH([$'switches'.$B$1];1;[$'b'.W33];0;[.W33];2;0)" office:value-type="float" office:value="0">
            <text:p>0</text:p>
          </table:table-cell>
          <table:table-cell table:style-name="ACE-13" table:formula="of:=COM.MICROSOFT.SWITCH([$'switches'.$B$1];1;[$'b'.X33];0;[.X33];2;0)" office:value-type="float" office:value="0">
            <text:p>0</text:p>
          </table:table-cell>
          <table:table-cell table:style-name="ACE-13" table:formula="of:=COM.MICROSOFT.SWITCH([$'switches'.$B$1];1;[$'b'.Y33];0;[.Y33];2;0)" office:value-type="float" office:value="0">
            <text:p>0</text:p>
          </table:table-cell>
          <table:table-cell table:style-name="ACE-13" table:formula="of:=COM.MICROSOFT.SWITCH([$'switches'.$B$1];1;[$'b'.Z33];0;[.Z33];2;0)" office:value-type="float" office:value="0">
            <text:p>0</text:p>
          </table:table-cell>
          <table:table-cell table:style-name="ACE-13" table:formula="of:=COM.MICROSOFT.SWITCH([$'switches'.$B$1];1;[$'b'.AA33];0;[.AA33];2;0)" office:value-type="float" office:value="0">
            <text:p>0</text:p>
          </table:table-cell>
          <table:table-cell table:style-name="ACE-13" table:formula="of:=COM.MICROSOFT.SWITCH([$'switches'.$B$1];1;[$'b'.AB33];0;[.AB33];2;0)" office:value-type="float" office:value="0">
            <text:p>0</text:p>
          </table:table-cell>
          <table:table-cell table:style-name="ACE-13" table:formula="of:=COM.MICROSOFT.SWITCH([$'switches'.$B$1];1;[$'b'.AC33];0;[.AC33];2;0)" office:value-type="float" office:value="0">
            <text:p>0</text:p>
          </table:table-cell>
          <table:table-cell table:style-name="ACE-13" table:formula="of:=COM.MICROSOFT.SWITCH([$'switches'.$B$1];1;[$'b'.AD33];0;[.AD33];2;0)" office:value-type="float" office:value="0">
            <text:p>0</text:p>
          </table:table-cell>
          <table:table-cell table:style-name="ACE-13" table:formula="of:=COM.MICROSOFT.SWITCH([$'switches'.$B$1];1;[$'b'.AE33];0;[.AE33];2;0)" office:value-type="float" office:value="0">
            <text:p>0</text:p>
          </table:table-cell>
          <table:table-cell table:style-name="ACE-13" table:formula="of:=COM.MICROSOFT.SWITCH([$'switches'.$B$1];1;[$'b'.AF33];0;[.AF33];2;0)" office:value-type="float" office:value="0">
            <text:p>0</text:p>
          </table:table-cell>
          <table:table-cell table:style-name="ACE-13" table:formula="of:=COM.MICROSOFT.SWITCH([$'switches'.$B$1];1;[$'b'.AG33];0;[.AG33];2;0)" office:value-type="float" office:value="0">
            <text:p>0</text:p>
          </table:table-cell>
          <table:table-cell table:style-name="ACE-13" table:formula="of:=COM.MICROSOFT.SWITCH([$'switches'.$B$1];1;[$'b'.AH33];0;[.AH33];2;0)" office:value-type="float" office:value="0">
            <text:p>0</text:p>
          </table:table-cell>
          <table:table-cell table:style-name="ACE-13" table:formula="of:=COM.MICROSOFT.SWITCH([$'switches'.$B$1];1;[$'b'.AI33];0;[.AI33];2;0)" office:value-type="float" office:value="0">
            <text:p>0</text:p>
          </table:table-cell>
          <table:table-cell table:style-name="ACE-13" table:formula="of:=COM.MICROSOFT.SWITCH([$'switches'.$B$1];1;[$'b'.AJ33];0;[.AJ33];2;0)" office:value-type="float" office:value="0">
            <text:p>0</text:p>
          </table:table-cell>
          <table:table-cell table:style-name="ACE-13" table:formula="of:=COM.MICROSOFT.SWITCH([$'switches'.$B$1];1;[$'b'.AK33];0;[.AK33];2;0)" office:value-type="float" office:value="0">
            <text:p>0</text:p>
          </table:table-cell>
          <table:table-cell table:style-name="ACE-13" table:formula="of:=COM.MICROSOFT.SWITCH([$'switches'.$B$1];1;[$'b'.AL33];0;[.AL33];2;0)" office:value-type="float" office:value="0">
            <text:p>0</text:p>
          </table:table-cell>
          <table:table-cell table:style-name="ACE-13" table:formula="of:=COM.MICROSOFT.SWITCH([$'switches'.$B$1];1;[$'b'.AM33];0;[.AM33];2;0)" office:value-type="float" office:value="0">
            <text:p>0</text:p>
          </table:table-cell>
          <table:table-cell table:style-name="ACE-13" table:formula="of:=COM.MICROSOFT.SWITCH([$'switches'.$B$1];1;[$'b'.AN33];0;[.AN33];2;0)" office:value-type="float" office:value="0">
            <text:p>0</text:p>
          </table:table-cell>
          <table:table-cell table:style-name="ACE-13" table:formula="of:=COM.MICROSOFT.SWITCH([$'switches'.$B$1];1;[$'b'.AO33];0;[.AO33];2;0)" office:value-type="float" office:value="0">
            <text:p>0</text:p>
          </table:table-cell>
          <table:table-cell table:style-name="ACE-13" table:formula="of:=COM.MICROSOFT.SWITCH([$'switches'.$B$1];1;[$'b'.AP33];0;[.AP33];2;0)" office:value-type="float" office:value="0">
            <text:p>0</text:p>
          </table:table-cell>
          <table:table-cell table:style-name="ACE-13" table:formula="of:=COM.MICROSOFT.SWITCH([$'switches'.$B$1];1;[$'b'.AQ33];0;[.AQ33];2;0)" office:value-type="float" office:value="0">
            <text:p>0</text:p>
          </table:table-cell>
          <table:table-cell table:style-name="ACE-13" table:formula="of:=COM.MICROSOFT.SWITCH([$'switches'.$B$1];1;[$'b'.AR33];0;[.AR33];2;0)" office:value-type="float" office:value="0">
            <text:p>0</text:p>
          </table:table-cell>
          <table:table-cell table:style-name="ACE-13" table:formula="of:=COM.MICROSOFT.SWITCH([$'switches'.$B$1];1;[$'b'.AS33];0;[.AS33];2;0)" office:value-type="float" office:value="0">
            <text:p>0</text:p>
          </table:table-cell>
          <table:table-cell table:style-name="ACE-13" table:formula="of:=COM.MICROSOFT.SWITCH([$'switches'.$B$1];1;[$'b'.AT33];0;[.AT33];2;0)" office:value-type="float" office:value="0">
            <text:p>0</text:p>
          </table:table-cell>
          <table:table-cell table:style-name="ACE-13" table:formula="of:=COM.MICROSOFT.SWITCH([$'switches'.$B$1];1;[$'b'.AU33];0;[.AU33];2;0)" office:value-type="float" office:value="0">
            <text:p>0</text:p>
          </table:table-cell>
          <table:table-cell table:style-name="ACE-13" table:formula="of:=COM.MICROSOFT.SWITCH([$'switches'.$B$1];1;[$'b'.AV33];0;[.AV33];2;0)" office:value-type="float" office:value="0">
            <text:p>0</text:p>
          </table:table-cell>
          <table:table-cell table:style-name="ACE-13" table:formula="of:=COM.MICROSOFT.SWITCH([$'switches'.$B$1];1;[$'b'.AW33];0;[.AW33];2;0)" office:value-type="float" office:value="0">
            <text:p>0</text:p>
          </table:table-cell>
          <table:table-cell table:style-name="ACE-13" table:formula="of:=COM.MICROSOFT.SWITCH([$'switches'.$B$1];1;[$'b'.AX33];0;[.AX3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4];0;[.B34];2;0)" office:value-type="float" office:value="0">
            <text:p>0</text:p>
          </table:table-cell>
          <table:table-cell table:style-name="ACE-13" table:formula="of:=COM.MICROSOFT.SWITCH([$'switches'.$B$1];1;[$'b'.C34];0;[.C34];2;0)" office:value-type="float" office:value="0">
            <text:p>0</text:p>
          </table:table-cell>
          <table:table-cell table:style-name="ACE-13" table:formula="of:=COM.MICROSOFT.SWITCH([$'switches'.$B$1];1;[$'b'.D34];0;[.D34];2;0)" office:value-type="float" office:value="0">
            <text:p>0</text:p>
          </table:table-cell>
          <table:table-cell table:style-name="ACE-13" table:formula="of:=COM.MICROSOFT.SWITCH([$'switches'.$B$1];1;[$'b'.E34];0;[.E34];2;0)" office:value-type="float" office:value="0">
            <text:p>0</text:p>
          </table:table-cell>
          <table:table-cell table:style-name="ACE-13" table:formula="of:=COM.MICROSOFT.SWITCH([$'switches'.$B$1];1;[$'b'.F34];0;[.F34];2;0)" office:value-type="float" office:value="0">
            <text:p>0</text:p>
          </table:table-cell>
          <table:table-cell table:style-name="ACE-13" table:formula="of:=COM.MICROSOFT.SWITCH([$'switches'.$B$1];1;[$'b'.G34];0;[.G34];2;0)" office:value-type="float" office:value="0">
            <text:p>0</text:p>
          </table:table-cell>
          <table:table-cell table:style-name="ACE-13" table:formula="of:=COM.MICROSOFT.SWITCH([$'switches'.$B$1];1;[$'b'.H34];0;[.H34];2;0)" office:value-type="float" office:value="0">
            <text:p>0</text:p>
          </table:table-cell>
          <table:table-cell table:style-name="ACE-13" table:formula="of:=COM.MICROSOFT.SWITCH([$'switches'.$B$1];1;[$'b'.I34];0;[.I34];2;0)" office:value-type="float" office:value="0">
            <text:p>0</text:p>
          </table:table-cell>
          <table:table-cell table:style-name="ACE-13" table:formula="of:=COM.MICROSOFT.SWITCH([$'switches'.$B$1];1;[$'b'.J34];0;[.J34];2;0)" office:value-type="float" office:value="0">
            <text:p>0</text:p>
          </table:table-cell>
          <table:table-cell table:style-name="ACE-13" table:formula="of:=COM.MICROSOFT.SWITCH([$'switches'.$B$1];1;[$'b'.K34];0;[.K34];2;0)" office:value-type="float" office:value="0">
            <text:p>0</text:p>
          </table:table-cell>
          <table:table-cell table:style-name="ACE-13" table:formula="of:=COM.MICROSOFT.SWITCH([$'switches'.$B$1];1;[$'b'.L34];0;[.L34];2;0)" office:value-type="float" office:value="0">
            <text:p>0</text:p>
          </table:table-cell>
          <table:table-cell table:style-name="ACE-13" table:formula="of:=COM.MICROSOFT.SWITCH([$'switches'.$B$1];1;[$'b'.M34];0;[.M34];2;0)" office:value-type="float" office:value="0">
            <text:p>0</text:p>
          </table:table-cell>
          <table:table-cell table:style-name="ACE-13" table:formula="of:=COM.MICROSOFT.SWITCH([$'switches'.$B$1];1;[$'b'.N34];0;[.N34];2;0)" office:value-type="float" office:value="0">
            <text:p>0</text:p>
          </table:table-cell>
          <table:table-cell table:style-name="ACE-13" table:formula="of:=COM.MICROSOFT.SWITCH([$'switches'.$B$1];1;[$'b'.O34];0;[.O34];2;0)" office:value-type="float" office:value="0">
            <text:p>0</text:p>
          </table:table-cell>
          <table:table-cell table:style-name="ACE-13" table:formula="of:=COM.MICROSOFT.SWITCH([$'switches'.$B$1];1;[$'b'.P34];0;[.P34];2;0)" office:value-type="float" office:value="0">
            <text:p>0</text:p>
          </table:table-cell>
          <table:table-cell table:style-name="ACE-13" table:formula="of:=COM.MICROSOFT.SWITCH([$'switches'.$B$1];1;[$'b'.Q34];0;[.Q34];2;0)" office:value-type="float" office:value="0">
            <text:p>0</text:p>
          </table:table-cell>
          <table:table-cell table:style-name="ACE-13" table:formula="of:=COM.MICROSOFT.SWITCH([$'switches'.$B$1];1;[$'b'.R34];0;[.R34];2;0)" office:value-type="float" office:value="0">
            <text:p>0</text:p>
          </table:table-cell>
          <table:table-cell table:style-name="ACE-13" table:formula="of:=COM.MICROSOFT.SWITCH([$'switches'.$B$1];1;[$'b'.S34];0;[.S34];2;0)" office:value-type="float" office:value="0">
            <text:p>0</text:p>
          </table:table-cell>
          <table:table-cell table:style-name="ACE-13" table:formula="of:=COM.MICROSOFT.SWITCH([$'switches'.$B$1];1;[$'b'.T34];0;[.T34];2;0)" office:value-type="float" office:value="0">
            <text:p>0</text:p>
          </table:table-cell>
          <table:table-cell table:style-name="ACE-13" table:formula="of:=COM.MICROSOFT.SWITCH([$'switches'.$B$1];1;[$'b'.U34];0;[.U34];2;0)" office:value-type="float" office:value="0">
            <text:p>0</text:p>
          </table:table-cell>
          <table:table-cell table:style-name="ACE-13" table:formula="of:=COM.MICROSOFT.SWITCH([$'switches'.$B$1];1;[$'b'.V34];0;[.V34];2;0)" office:value-type="float" office:value="0">
            <text:p>0</text:p>
          </table:table-cell>
          <table:table-cell table:style-name="ACE-13" table:formula="of:=COM.MICROSOFT.SWITCH([$'switches'.$B$1];1;[$'b'.W34];0;[.W34];2;0)" office:value-type="float" office:value="0">
            <text:p>0</text:p>
          </table:table-cell>
          <table:table-cell table:style-name="ACE-13" table:formula="of:=COM.MICROSOFT.SWITCH([$'switches'.$B$1];1;[$'b'.X34];0;[.X34];2;0)" office:value-type="float" office:value="0">
            <text:p>0</text:p>
          </table:table-cell>
          <table:table-cell table:style-name="ACE-13" table:formula="of:=COM.MICROSOFT.SWITCH([$'switches'.$B$1];1;[$'b'.Y34];0;[.Y34];2;0)" office:value-type="float" office:value="0">
            <text:p>0</text:p>
          </table:table-cell>
          <table:table-cell table:style-name="ACE-13" table:formula="of:=COM.MICROSOFT.SWITCH([$'switches'.$B$1];1;[$'b'.Z34];0;[.Z34];2;0)" office:value-type="float" office:value="0">
            <text:p>0</text:p>
          </table:table-cell>
          <table:table-cell table:style-name="ACE-13" table:formula="of:=COM.MICROSOFT.SWITCH([$'switches'.$B$1];1;[$'b'.AA34];0;[.AA34];2;0)" office:value-type="float" office:value="0">
            <text:p>0</text:p>
          </table:table-cell>
          <table:table-cell table:style-name="ACE-13" table:formula="of:=COM.MICROSOFT.SWITCH([$'switches'.$B$1];1;[$'b'.AB34];0;[.AB34];2;0)" office:value-type="float" office:value="0">
            <text:p>0</text:p>
          </table:table-cell>
          <table:table-cell table:style-name="ACE-13" table:formula="of:=COM.MICROSOFT.SWITCH([$'switches'.$B$1];1;[$'b'.AC34];0;[.AC34];2;0)" office:value-type="float" office:value="0">
            <text:p>0</text:p>
          </table:table-cell>
          <table:table-cell table:style-name="ACE-13" table:formula="of:=COM.MICROSOFT.SWITCH([$'switches'.$B$1];1;[$'b'.AD34];0;[.AD34];2;0)" office:value-type="float" office:value="0">
            <text:p>0</text:p>
          </table:table-cell>
          <table:table-cell table:style-name="ACE-13" table:formula="of:=COM.MICROSOFT.SWITCH([$'switches'.$B$1];1;[$'b'.AE34];0;[.AE34];2;0)" office:value-type="float" office:value="0">
            <text:p>0</text:p>
          </table:table-cell>
          <table:table-cell table:style-name="ACE-13" table:formula="of:=COM.MICROSOFT.SWITCH([$'switches'.$B$1];1;[$'b'.AF34];0;[.AF34];2;0)" office:value-type="float" office:value="0">
            <text:p>0</text:p>
          </table:table-cell>
          <table:table-cell table:style-name="ACE-13" table:formula="of:=COM.MICROSOFT.SWITCH([$'switches'.$B$1];1;[$'b'.AG34];0;[.AG34];2;0)" office:value-type="float" office:value="0">
            <text:p>0</text:p>
          </table:table-cell>
          <table:table-cell table:style-name="ACE-13" table:formula="of:=COM.MICROSOFT.SWITCH([$'switches'.$B$1];1;[$'b'.AH34];0;[.AH34];2;0)" office:value-type="float" office:value="0">
            <text:p>0</text:p>
          </table:table-cell>
          <table:table-cell table:style-name="ACE-13" table:formula="of:=COM.MICROSOFT.SWITCH([$'switches'.$B$1];1;[$'b'.AI34];0;[.AI34];2;0)" office:value-type="float" office:value="0">
            <text:p>0</text:p>
          </table:table-cell>
          <table:table-cell table:style-name="ACE-13" table:formula="of:=COM.MICROSOFT.SWITCH([$'switches'.$B$1];1;[$'b'.AJ34];0;[.AJ34];2;0)" office:value-type="float" office:value="0">
            <text:p>0</text:p>
          </table:table-cell>
          <table:table-cell table:style-name="ACE-13" table:formula="of:=COM.MICROSOFT.SWITCH([$'switches'.$B$1];1;[$'b'.AK34];0;[.AK34];2;0)" office:value-type="float" office:value="0">
            <text:p>0</text:p>
          </table:table-cell>
          <table:table-cell table:style-name="ACE-13" table:formula="of:=COM.MICROSOFT.SWITCH([$'switches'.$B$1];1;[$'b'.AL34];0;[.AL34];2;0)" office:value-type="float" office:value="0">
            <text:p>0</text:p>
          </table:table-cell>
          <table:table-cell table:style-name="ACE-13" table:formula="of:=COM.MICROSOFT.SWITCH([$'switches'.$B$1];1;[$'b'.AM34];0;[.AM34];2;0)" office:value-type="float" office:value="0">
            <text:p>0</text:p>
          </table:table-cell>
          <table:table-cell table:style-name="ACE-13" table:formula="of:=COM.MICROSOFT.SWITCH([$'switches'.$B$1];1;[$'b'.AN34];0;[.AN34];2;0)" office:value-type="float" office:value="0">
            <text:p>0</text:p>
          </table:table-cell>
          <table:table-cell table:style-name="ACE-13" table:formula="of:=COM.MICROSOFT.SWITCH([$'switches'.$B$1];1;[$'b'.AO34];0;[.AO34];2;0)" office:value-type="float" office:value="0">
            <text:p>0</text:p>
          </table:table-cell>
          <table:table-cell table:style-name="ACE-13" table:formula="of:=COM.MICROSOFT.SWITCH([$'switches'.$B$1];1;[$'b'.AP34];0;[.AP34];2;0)" office:value-type="float" office:value="0">
            <text:p>0</text:p>
          </table:table-cell>
          <table:table-cell table:style-name="ACE-13" table:formula="of:=COM.MICROSOFT.SWITCH([$'switches'.$B$1];1;[$'b'.AQ34];0;[.AQ34];2;0)" office:value-type="float" office:value="0">
            <text:p>0</text:p>
          </table:table-cell>
          <table:table-cell table:style-name="ACE-13" table:formula="of:=COM.MICROSOFT.SWITCH([$'switches'.$B$1];1;[$'b'.AR34];0;[.AR34];2;0)" office:value-type="float" office:value="0">
            <text:p>0</text:p>
          </table:table-cell>
          <table:table-cell table:style-name="ACE-13" table:formula="of:=COM.MICROSOFT.SWITCH([$'switches'.$B$1];1;[$'b'.AS34];0;[.AS34];2;0)" office:value-type="float" office:value="0">
            <text:p>0</text:p>
          </table:table-cell>
          <table:table-cell table:style-name="ACE-13" table:formula="of:=COM.MICROSOFT.SWITCH([$'switches'.$B$1];1;[$'b'.AT34];0;[.AT34];2;0)" office:value-type="float" office:value="0">
            <text:p>0</text:p>
          </table:table-cell>
          <table:table-cell table:style-name="ACE-13" table:formula="of:=COM.MICROSOFT.SWITCH([$'switches'.$B$1];1;[$'b'.AU34];0;[.AU34];2;0)" office:value-type="float" office:value="0">
            <text:p>0</text:p>
          </table:table-cell>
          <table:table-cell table:style-name="ACE-13" table:formula="of:=COM.MICROSOFT.SWITCH([$'switches'.$B$1];1;[$'b'.AV34];0;[.AV34];2;0)" office:value-type="float" office:value="0">
            <text:p>0</text:p>
          </table:table-cell>
          <table:table-cell table:style-name="ACE-13" table:formula="of:=COM.MICROSOFT.SWITCH([$'switches'.$B$1];1;[$'b'.AW34];0;[.AW34];2;0)" office:value-type="float" office:value="0">
            <text:p>0</text:p>
          </table:table-cell>
          <table:table-cell table:style-name="ACE-13" table:formula="of:=COM.MICROSOFT.SWITCH([$'switches'.$B$1];1;[$'b'.AX34];0;[.AX3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5];0;[.B35];2;0)" office:value-type="float" office:value="0">
            <text:p>0</text:p>
          </table:table-cell>
          <table:table-cell table:style-name="ACE-13" table:formula="of:=COM.MICROSOFT.SWITCH([$'switches'.$B$1];1;[$'b'.C35];0;[.C35];2;0)" office:value-type="float" office:value="0">
            <text:p>0</text:p>
          </table:table-cell>
          <table:table-cell table:style-name="ACE-13" table:formula="of:=COM.MICROSOFT.SWITCH([$'switches'.$B$1];1;[$'b'.D35];0;[.D35];2;0)" office:value-type="float" office:value="0">
            <text:p>0</text:p>
          </table:table-cell>
          <table:table-cell table:style-name="ACE-13" table:formula="of:=COM.MICROSOFT.SWITCH([$'switches'.$B$1];1;[$'b'.E35];0;[.E35];2;0)" office:value-type="float" office:value="0">
            <text:p>0</text:p>
          </table:table-cell>
          <table:table-cell table:style-name="ACE-13" table:formula="of:=COM.MICROSOFT.SWITCH([$'switches'.$B$1];1;[$'b'.F35];0;[.F35];2;0)" office:value-type="float" office:value="0">
            <text:p>0</text:p>
          </table:table-cell>
          <table:table-cell table:style-name="ACE-13" table:formula="of:=COM.MICROSOFT.SWITCH([$'switches'.$B$1];1;[$'b'.G35];0;[.G35];2;0)" office:value-type="float" office:value="0">
            <text:p>0</text:p>
          </table:table-cell>
          <table:table-cell table:style-name="ACE-13" table:formula="of:=COM.MICROSOFT.SWITCH([$'switches'.$B$1];1;[$'b'.H35];0;[.H35];2;0)" office:value-type="float" office:value="0">
            <text:p>0</text:p>
          </table:table-cell>
          <table:table-cell table:style-name="ACE-13" table:formula="of:=COM.MICROSOFT.SWITCH([$'switches'.$B$1];1;[$'b'.I35];0;[.I35];2;0)" office:value-type="float" office:value="0">
            <text:p>0</text:p>
          </table:table-cell>
          <table:table-cell table:style-name="ACE-13" table:formula="of:=COM.MICROSOFT.SWITCH([$'switches'.$B$1];1;[$'b'.J35];0;[.J35];2;0)" office:value-type="float" office:value="0">
            <text:p>0</text:p>
          </table:table-cell>
          <table:table-cell table:style-name="ACE-13" table:formula="of:=COM.MICROSOFT.SWITCH([$'switches'.$B$1];1;[$'b'.K35];0;[.K35];2;0)" office:value-type="float" office:value="0">
            <text:p>0</text:p>
          </table:table-cell>
          <table:table-cell table:style-name="ACE-13" table:formula="of:=COM.MICROSOFT.SWITCH([$'switches'.$B$1];1;[$'b'.L35];0;[.L35];2;0)" office:value-type="float" office:value="0">
            <text:p>0</text:p>
          </table:table-cell>
          <table:table-cell table:style-name="ACE-13" table:formula="of:=COM.MICROSOFT.SWITCH([$'switches'.$B$1];1;[$'b'.M35];0;[.M35];2;0)" office:value-type="float" office:value="0">
            <text:p>0</text:p>
          </table:table-cell>
          <table:table-cell table:style-name="ACE-13" table:formula="of:=COM.MICROSOFT.SWITCH([$'switches'.$B$1];1;[$'b'.N35];0;[.N35];2;0)" office:value-type="float" office:value="0">
            <text:p>0</text:p>
          </table:table-cell>
          <table:table-cell table:style-name="ACE-13" table:formula="of:=COM.MICROSOFT.SWITCH([$'switches'.$B$1];1;[$'b'.O35];0;[.O35];2;0)" office:value-type="float" office:value="0">
            <text:p>0</text:p>
          </table:table-cell>
          <table:table-cell table:style-name="ACE-13" table:formula="of:=COM.MICROSOFT.SWITCH([$'switches'.$B$1];1;[$'b'.P35];0;[.P35];2;0)" office:value-type="float" office:value="0">
            <text:p>0</text:p>
          </table:table-cell>
          <table:table-cell table:style-name="ACE-13" table:formula="of:=COM.MICROSOFT.SWITCH([$'switches'.$B$1];1;[$'b'.Q35];0;[.Q35];2;0)" office:value-type="float" office:value="0">
            <text:p>0</text:p>
          </table:table-cell>
          <table:table-cell table:style-name="ACE-13" table:formula="of:=COM.MICROSOFT.SWITCH([$'switches'.$B$1];1;[$'b'.R35];0;[.R35];2;0)" office:value-type="float" office:value="0">
            <text:p>0</text:p>
          </table:table-cell>
          <table:table-cell table:style-name="ACE-13" table:formula="of:=COM.MICROSOFT.SWITCH([$'switches'.$B$1];1;[$'b'.S35];0;[.S35];2;0)" office:value-type="float" office:value="0">
            <text:p>0</text:p>
          </table:table-cell>
          <table:table-cell table:style-name="ACE-13" table:formula="of:=COM.MICROSOFT.SWITCH([$'switches'.$B$1];1;[$'b'.T35];0;[.T35];2;0)" office:value-type="float" office:value="0">
            <text:p>0</text:p>
          </table:table-cell>
          <table:table-cell table:style-name="ACE-13" table:formula="of:=COM.MICROSOFT.SWITCH([$'switches'.$B$1];1;[$'b'.U35];0;[.U35];2;0)" office:value-type="float" office:value="0">
            <text:p>0</text:p>
          </table:table-cell>
          <table:table-cell table:style-name="ACE-13" table:formula="of:=COM.MICROSOFT.SWITCH([$'switches'.$B$1];1;[$'b'.V35];0;[.V35];2;0)" office:value-type="float" office:value="0">
            <text:p>0</text:p>
          </table:table-cell>
          <table:table-cell table:style-name="ACE-13" table:formula="of:=COM.MICROSOFT.SWITCH([$'switches'.$B$1];1;[$'b'.W35];0;[.W35];2;0)" office:value-type="float" office:value="0">
            <text:p>0</text:p>
          </table:table-cell>
          <table:table-cell table:style-name="ACE-13" table:formula="of:=COM.MICROSOFT.SWITCH([$'switches'.$B$1];1;[$'b'.X35];0;[.X35];2;0)" office:value-type="float" office:value="0">
            <text:p>0</text:p>
          </table:table-cell>
          <table:table-cell table:style-name="ACE-13" table:formula="of:=COM.MICROSOFT.SWITCH([$'switches'.$B$1];1;[$'b'.Y35];0;[.Y35];2;0)" office:value-type="float" office:value="0">
            <text:p>0</text:p>
          </table:table-cell>
          <table:table-cell table:style-name="ACE-13" table:formula="of:=COM.MICROSOFT.SWITCH([$'switches'.$B$1];1;[$'b'.Z35];0;[.Z35];2;0)" office:value-type="float" office:value="0">
            <text:p>0</text:p>
          </table:table-cell>
          <table:table-cell table:style-name="ACE-13" table:formula="of:=COM.MICROSOFT.SWITCH([$'switches'.$B$1];1;[$'b'.AA35];0;[.AA35];2;0)" office:value-type="float" office:value="0">
            <text:p>0</text:p>
          </table:table-cell>
          <table:table-cell table:style-name="ACE-13" table:formula="of:=COM.MICROSOFT.SWITCH([$'switches'.$B$1];1;[$'b'.AB35];0;[.AB35];2;0)" office:value-type="float" office:value="0">
            <text:p>0</text:p>
          </table:table-cell>
          <table:table-cell table:style-name="ACE-13" table:formula="of:=COM.MICROSOFT.SWITCH([$'switches'.$B$1];1;[$'b'.AC35];0;[.AC35];2;0)" office:value-type="float" office:value="0">
            <text:p>0</text:p>
          </table:table-cell>
          <table:table-cell table:style-name="ACE-13" table:formula="of:=COM.MICROSOFT.SWITCH([$'switches'.$B$1];1;[$'b'.AD35];0;[.AD35];2;0)" office:value-type="float" office:value="0">
            <text:p>0</text:p>
          </table:table-cell>
          <table:table-cell table:style-name="ACE-13" table:formula="of:=COM.MICROSOFT.SWITCH([$'switches'.$B$1];1;[$'b'.AE35];0;[.AE35];2;0)" office:value-type="float" office:value="0">
            <text:p>0</text:p>
          </table:table-cell>
          <table:table-cell table:style-name="ACE-13" table:formula="of:=COM.MICROSOFT.SWITCH([$'switches'.$B$1];1;[$'b'.AF35];0;[.AF35];2;0)" office:value-type="float" office:value="0">
            <text:p>0</text:p>
          </table:table-cell>
          <table:table-cell table:style-name="ACE-13" table:formula="of:=COM.MICROSOFT.SWITCH([$'switches'.$B$1];1;[$'b'.AG35];0;[.AG35];2;0)" office:value-type="float" office:value="0">
            <text:p>0</text:p>
          </table:table-cell>
          <table:table-cell table:style-name="ACE-13" table:formula="of:=COM.MICROSOFT.SWITCH([$'switches'.$B$1];1;[$'b'.AH35];0;[.AH35];2;0)" office:value-type="float" office:value="0">
            <text:p>0</text:p>
          </table:table-cell>
          <table:table-cell table:style-name="ACE-13" table:formula="of:=COM.MICROSOFT.SWITCH([$'switches'.$B$1];1;[$'b'.AI35];0;[.AI35];2;0)" office:value-type="float" office:value="0">
            <text:p>0</text:p>
          </table:table-cell>
          <table:table-cell table:style-name="ACE-13" table:formula="of:=COM.MICROSOFT.SWITCH([$'switches'.$B$1];1;[$'b'.AJ35];0;[.AJ35];2;0)" office:value-type="float" office:value="0">
            <text:p>0</text:p>
          </table:table-cell>
          <table:table-cell table:style-name="ACE-13" table:formula="of:=COM.MICROSOFT.SWITCH([$'switches'.$B$1];1;[$'b'.AK35];0;[.AK35];2;0)" office:value-type="float" office:value="0">
            <text:p>0</text:p>
          </table:table-cell>
          <table:table-cell table:style-name="ACE-13" table:formula="of:=COM.MICROSOFT.SWITCH([$'switches'.$B$1];1;[$'b'.AL35];0;[.AL35];2;0)" office:value-type="float" office:value="0">
            <text:p>0</text:p>
          </table:table-cell>
          <table:table-cell table:style-name="ACE-13" table:formula="of:=COM.MICROSOFT.SWITCH([$'switches'.$B$1];1;[$'b'.AM35];0;[.AM35];2;0)" office:value-type="float" office:value="0">
            <text:p>0</text:p>
          </table:table-cell>
          <table:table-cell table:style-name="ACE-13" table:formula="of:=COM.MICROSOFT.SWITCH([$'switches'.$B$1];1;[$'b'.AN35];0;[.AN35];2;0)" office:value-type="float" office:value="0">
            <text:p>0</text:p>
          </table:table-cell>
          <table:table-cell table:style-name="ACE-13" table:formula="of:=COM.MICROSOFT.SWITCH([$'switches'.$B$1];1;[$'b'.AO35];0;[.AO35];2;0)" office:value-type="float" office:value="0">
            <text:p>0</text:p>
          </table:table-cell>
          <table:table-cell table:style-name="ACE-13" table:formula="of:=COM.MICROSOFT.SWITCH([$'switches'.$B$1];1;[$'b'.AP35];0;[.AP35];2;0)" office:value-type="float" office:value="0">
            <text:p>0</text:p>
          </table:table-cell>
          <table:table-cell table:style-name="ACE-13" table:formula="of:=COM.MICROSOFT.SWITCH([$'switches'.$B$1];1;[$'b'.AQ35];0;[.AQ35];2;0)" office:value-type="float" office:value="0">
            <text:p>0</text:p>
          </table:table-cell>
          <table:table-cell table:style-name="ACE-13" table:formula="of:=COM.MICROSOFT.SWITCH([$'switches'.$B$1];1;[$'b'.AR35];0;[.AR35];2;0)" office:value-type="float" office:value="0">
            <text:p>0</text:p>
          </table:table-cell>
          <table:table-cell table:style-name="ACE-13" table:formula="of:=COM.MICROSOFT.SWITCH([$'switches'.$B$1];1;[$'b'.AS35];0;[.AS35];2;0)" office:value-type="float" office:value="0">
            <text:p>0</text:p>
          </table:table-cell>
          <table:table-cell table:style-name="ACE-13" table:formula="of:=COM.MICROSOFT.SWITCH([$'switches'.$B$1];1;[$'b'.AT35];0;[.AT35];2;0)" office:value-type="float" office:value="0">
            <text:p>0</text:p>
          </table:table-cell>
          <table:table-cell table:style-name="ACE-13" table:formula="of:=COM.MICROSOFT.SWITCH([$'switches'.$B$1];1;[$'b'.AU35];0;[.AU35];2;0)" office:value-type="float" office:value="0">
            <text:p>0</text:p>
          </table:table-cell>
          <table:table-cell table:style-name="ACE-13" table:formula="of:=COM.MICROSOFT.SWITCH([$'switches'.$B$1];1;[$'b'.AV35];0;[.AV35];2;0)" office:value-type="float" office:value="0">
            <text:p>0</text:p>
          </table:table-cell>
          <table:table-cell table:style-name="ACE-13" table:formula="of:=COM.MICROSOFT.SWITCH([$'switches'.$B$1];1;[$'b'.AW35];0;[.AW35];2;0)" office:value-type="float" office:value="0">
            <text:p>0</text:p>
          </table:table-cell>
          <table:table-cell table:style-name="ACE-13" table:formula="of:=COM.MICROSOFT.SWITCH([$'switches'.$B$1];1;[$'b'.AX35];0;[.AX3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6];0;[.B36];2;0)" office:value-type="float" office:value="0">
            <text:p>0</text:p>
          </table:table-cell>
          <table:table-cell table:style-name="ACE-13" table:formula="of:=COM.MICROSOFT.SWITCH([$'switches'.$B$1];1;[$'b'.C36];0;[.C36];2;0)" office:value-type="float" office:value="0">
            <text:p>0</text:p>
          </table:table-cell>
          <table:table-cell table:style-name="ACE-13" table:formula="of:=COM.MICROSOFT.SWITCH([$'switches'.$B$1];1;[$'b'.D36];0;[.D36];2;0)" office:value-type="float" office:value="0">
            <text:p>0</text:p>
          </table:table-cell>
          <table:table-cell table:style-name="ACE-13" table:formula="of:=COM.MICROSOFT.SWITCH([$'switches'.$B$1];1;[$'b'.E36];0;[.E36];2;0)" office:value-type="float" office:value="0">
            <text:p>0</text:p>
          </table:table-cell>
          <table:table-cell table:style-name="ACE-13" table:formula="of:=COM.MICROSOFT.SWITCH([$'switches'.$B$1];1;[$'b'.F36];0;[.F36];2;0)" office:value-type="float" office:value="0">
            <text:p>0</text:p>
          </table:table-cell>
          <table:table-cell table:style-name="ACE-13" table:formula="of:=COM.MICROSOFT.SWITCH([$'switches'.$B$1];1;[$'b'.G36];0;[.G36];2;0)" office:value-type="float" office:value="0">
            <text:p>0</text:p>
          </table:table-cell>
          <table:table-cell table:style-name="ACE-13" table:formula="of:=COM.MICROSOFT.SWITCH([$'switches'.$B$1];1;[$'b'.H36];0;[.H36];2;0)" office:value-type="float" office:value="0">
            <text:p>0</text:p>
          </table:table-cell>
          <table:table-cell table:style-name="ACE-13" table:formula="of:=COM.MICROSOFT.SWITCH([$'switches'.$B$1];1;[$'b'.I36];0;[.I36];2;0)" office:value-type="float" office:value="0">
            <text:p>0</text:p>
          </table:table-cell>
          <table:table-cell table:style-name="ACE-13" table:formula="of:=COM.MICROSOFT.SWITCH([$'switches'.$B$1];1;[$'b'.J36];0;[.J36];2;0)" office:value-type="float" office:value="0">
            <text:p>0</text:p>
          </table:table-cell>
          <table:table-cell table:style-name="ACE-13" table:formula="of:=COM.MICROSOFT.SWITCH([$'switches'.$B$1];1;[$'b'.K36];0;[.K36];2;0)" office:value-type="float" office:value="0">
            <text:p>0</text:p>
          </table:table-cell>
          <table:table-cell table:style-name="ACE-13" table:formula="of:=COM.MICROSOFT.SWITCH([$'switches'.$B$1];1;[$'b'.L36];0;[.L36];2;0)" office:value-type="float" office:value="0">
            <text:p>0</text:p>
          </table:table-cell>
          <table:table-cell table:style-name="ACE-13" table:formula="of:=COM.MICROSOFT.SWITCH([$'switches'.$B$1];1;[$'b'.M36];0;[.M36];2;0)" office:value-type="float" office:value="0">
            <text:p>0</text:p>
          </table:table-cell>
          <table:table-cell table:style-name="ACE-13" table:formula="of:=COM.MICROSOFT.SWITCH([$'switches'.$B$1];1;[$'b'.N36];0;[.N36];2;0)" office:value-type="float" office:value="0">
            <text:p>0</text:p>
          </table:table-cell>
          <table:table-cell table:style-name="ACE-13" table:formula="of:=COM.MICROSOFT.SWITCH([$'switches'.$B$1];1;[$'b'.O36];0;[.O36];2;0)" office:value-type="float" office:value="0">
            <text:p>0</text:p>
          </table:table-cell>
          <table:table-cell table:style-name="ACE-13" table:formula="of:=COM.MICROSOFT.SWITCH([$'switches'.$B$1];1;[$'b'.P36];0;[.P36];2;0)" office:value-type="float" office:value="0">
            <text:p>0</text:p>
          </table:table-cell>
          <table:table-cell table:style-name="ACE-13" table:formula="of:=COM.MICROSOFT.SWITCH([$'switches'.$B$1];1;[$'b'.Q36];0;[.Q36];2;0)" office:value-type="float" office:value="0">
            <text:p>0</text:p>
          </table:table-cell>
          <table:table-cell table:style-name="ACE-13" table:formula="of:=COM.MICROSOFT.SWITCH([$'switches'.$B$1];1;[$'b'.R36];0;[.R36];2;0)" office:value-type="float" office:value="0">
            <text:p>0</text:p>
          </table:table-cell>
          <table:table-cell table:style-name="ACE-13" table:formula="of:=COM.MICROSOFT.SWITCH([$'switches'.$B$1];1;[$'b'.S36];0;[.S36];2;0)" office:value-type="float" office:value="0">
            <text:p>0</text:p>
          </table:table-cell>
          <table:table-cell table:style-name="ACE-13" table:formula="of:=COM.MICROSOFT.SWITCH([$'switches'.$B$1];1;[$'b'.T36];0;[.T36];2;0)" office:value-type="float" office:value="0">
            <text:p>0</text:p>
          </table:table-cell>
          <table:table-cell table:style-name="ACE-13" table:formula="of:=COM.MICROSOFT.SWITCH([$'switches'.$B$1];1;[$'b'.U36];0;[.U36];2;0)" office:value-type="float" office:value="0">
            <text:p>0</text:p>
          </table:table-cell>
          <table:table-cell table:style-name="ACE-13" table:formula="of:=COM.MICROSOFT.SWITCH([$'switches'.$B$1];1;[$'b'.V36];0;[.V36];2;0)" office:value-type="float" office:value="0">
            <text:p>0</text:p>
          </table:table-cell>
          <table:table-cell table:style-name="ACE-13" table:formula="of:=COM.MICROSOFT.SWITCH([$'switches'.$B$1];1;[$'b'.W36];0;[.W36];2;0)" office:value-type="float" office:value="0">
            <text:p>0</text:p>
          </table:table-cell>
          <table:table-cell table:style-name="ACE-13" table:formula="of:=COM.MICROSOFT.SWITCH([$'switches'.$B$1];1;[$'b'.X36];0;[.X36];2;0)" office:value-type="float" office:value="0">
            <text:p>0</text:p>
          </table:table-cell>
          <table:table-cell table:style-name="ACE-13" table:formula="of:=COM.MICROSOFT.SWITCH([$'switches'.$B$1];1;[$'b'.Y36];0;[.Y36];2;0)" office:value-type="float" office:value="0">
            <text:p>0</text:p>
          </table:table-cell>
          <table:table-cell table:style-name="ACE-13" table:formula="of:=COM.MICROSOFT.SWITCH([$'switches'.$B$1];1;[$'b'.Z36];0;[.Z36];2;0)" office:value-type="float" office:value="0">
            <text:p>0</text:p>
          </table:table-cell>
          <table:table-cell table:style-name="ACE-13" table:formula="of:=COM.MICROSOFT.SWITCH([$'switches'.$B$1];1;[$'b'.AA36];0;[.AA36];2;0)" office:value-type="float" office:value="0">
            <text:p>0</text:p>
          </table:table-cell>
          <table:table-cell table:style-name="ACE-13" table:formula="of:=COM.MICROSOFT.SWITCH([$'switches'.$B$1];1;[$'b'.AB36];0;[.AB36];2;0)" office:value-type="float" office:value="0">
            <text:p>0</text:p>
          </table:table-cell>
          <table:table-cell table:style-name="ACE-13" table:formula="of:=COM.MICROSOFT.SWITCH([$'switches'.$B$1];1;[$'b'.AC36];0;[.AC36];2;0)" office:value-type="float" office:value="0">
            <text:p>0</text:p>
          </table:table-cell>
          <table:table-cell table:style-name="ACE-13" table:formula="of:=COM.MICROSOFT.SWITCH([$'switches'.$B$1];1;[$'b'.AD36];0;[.AD36];2;0)" office:value-type="float" office:value="0">
            <text:p>0</text:p>
          </table:table-cell>
          <table:table-cell table:style-name="ACE-13" table:formula="of:=COM.MICROSOFT.SWITCH([$'switches'.$B$1];1;[$'b'.AE36];0;[.AE36];2;0)" office:value-type="float" office:value="0">
            <text:p>0</text:p>
          </table:table-cell>
          <table:table-cell table:style-name="ACE-13" table:formula="of:=COM.MICROSOFT.SWITCH([$'switches'.$B$1];1;[$'b'.AF36];0;[.AF36];2;0)" office:value-type="float" office:value="0">
            <text:p>0</text:p>
          </table:table-cell>
          <table:table-cell table:style-name="ACE-13" table:formula="of:=COM.MICROSOFT.SWITCH([$'switches'.$B$1];1;[$'b'.AG36];0;[.AG36];2;0)" office:value-type="float" office:value="0">
            <text:p>0</text:p>
          </table:table-cell>
          <table:table-cell table:style-name="ACE-13" table:formula="of:=COM.MICROSOFT.SWITCH([$'switches'.$B$1];1;[$'b'.AH36];0;[.AH36];2;0)" office:value-type="float" office:value="0">
            <text:p>0</text:p>
          </table:table-cell>
          <table:table-cell table:style-name="ACE-13" table:formula="of:=COM.MICROSOFT.SWITCH([$'switches'.$B$1];1;[$'b'.AI36];0;[.AI36];2;0)" office:value-type="float" office:value="0">
            <text:p>0</text:p>
          </table:table-cell>
          <table:table-cell table:style-name="ACE-13" table:formula="of:=COM.MICROSOFT.SWITCH([$'switches'.$B$1];1;[$'b'.AJ36];0;[.AJ36];2;0)" office:value-type="float" office:value="0">
            <text:p>0</text:p>
          </table:table-cell>
          <table:table-cell table:style-name="ACE-13" table:formula="of:=COM.MICROSOFT.SWITCH([$'switches'.$B$1];1;[$'b'.AK36];0;[.AK36];2;0)" office:value-type="float" office:value="0">
            <text:p>0</text:p>
          </table:table-cell>
          <table:table-cell table:style-name="ACE-13" table:formula="of:=COM.MICROSOFT.SWITCH([$'switches'.$B$1];1;[$'b'.AL36];0;[.AL36];2;0)" office:value-type="float" office:value="0">
            <text:p>0</text:p>
          </table:table-cell>
          <table:table-cell table:style-name="ACE-13" table:formula="of:=COM.MICROSOFT.SWITCH([$'switches'.$B$1];1;[$'b'.AM36];0;[.AM36];2;0)" office:value-type="float" office:value="0">
            <text:p>0</text:p>
          </table:table-cell>
          <table:table-cell table:style-name="ACE-13" table:formula="of:=COM.MICROSOFT.SWITCH([$'switches'.$B$1];1;[$'b'.AN36];0;[.AN36];2;0)" office:value-type="float" office:value="0">
            <text:p>0</text:p>
          </table:table-cell>
          <table:table-cell table:style-name="ACE-13" table:formula="of:=COM.MICROSOFT.SWITCH([$'switches'.$B$1];1;[$'b'.AO36];0;[.AO36];2;0)" office:value-type="float" office:value="0">
            <text:p>0</text:p>
          </table:table-cell>
          <table:table-cell table:style-name="ACE-13" table:formula="of:=COM.MICROSOFT.SWITCH([$'switches'.$B$1];1;[$'b'.AP36];0;[.AP36];2;0)" office:value-type="float" office:value="0">
            <text:p>0</text:p>
          </table:table-cell>
          <table:table-cell table:style-name="ACE-13" table:formula="of:=COM.MICROSOFT.SWITCH([$'switches'.$B$1];1;[$'b'.AQ36];0;[.AQ36];2;0)" office:value-type="float" office:value="0">
            <text:p>0</text:p>
          </table:table-cell>
          <table:table-cell table:style-name="ACE-13" table:formula="of:=COM.MICROSOFT.SWITCH([$'switches'.$B$1];1;[$'b'.AR36];0;[.AR36];2;0)" office:value-type="float" office:value="0">
            <text:p>0</text:p>
          </table:table-cell>
          <table:table-cell table:style-name="ACE-13" table:formula="of:=COM.MICROSOFT.SWITCH([$'switches'.$B$1];1;[$'b'.AS36];0;[.AS36];2;0)" office:value-type="float" office:value="0">
            <text:p>0</text:p>
          </table:table-cell>
          <table:table-cell table:style-name="ACE-13" table:formula="of:=COM.MICROSOFT.SWITCH([$'switches'.$B$1];1;[$'b'.AT36];0;[.AT36];2;0)" office:value-type="float" office:value="0">
            <text:p>0</text:p>
          </table:table-cell>
          <table:table-cell table:style-name="ACE-13" table:formula="of:=COM.MICROSOFT.SWITCH([$'switches'.$B$1];1;[$'b'.AU36];0;[.AU36];2;0)" office:value-type="float" office:value="0">
            <text:p>0</text:p>
          </table:table-cell>
          <table:table-cell table:style-name="ACE-13" table:formula="of:=COM.MICROSOFT.SWITCH([$'switches'.$B$1];1;[$'b'.AV36];0;[.AV36];2;0)" office:value-type="float" office:value="0">
            <text:p>0</text:p>
          </table:table-cell>
          <table:table-cell table:style-name="ACE-13" table:formula="of:=COM.MICROSOFT.SWITCH([$'switches'.$B$1];1;[$'b'.AW36];0;[.AW36];2;0)" office:value-type="float" office:value="0">
            <text:p>0</text:p>
          </table:table-cell>
          <table:table-cell table:style-name="ACE-13" table:formula="of:=COM.MICROSOFT.SWITCH([$'switches'.$B$1];1;[$'b'.AX36];0;[.AX3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7];0;[.B37];2;0)" office:value-type="float" office:value="0">
            <text:p>0</text:p>
          </table:table-cell>
          <table:table-cell table:style-name="ACE-13" table:formula="of:=COM.MICROSOFT.SWITCH([$'switches'.$B$1];1;[$'b'.C37];0;[.C37];2;0)" office:value-type="float" office:value="0">
            <text:p>0</text:p>
          </table:table-cell>
          <table:table-cell table:style-name="ACE-13" table:formula="of:=COM.MICROSOFT.SWITCH([$'switches'.$B$1];1;[$'b'.D37];0;[.D37];2;0)" office:value-type="float" office:value="0">
            <text:p>0</text:p>
          </table:table-cell>
          <table:table-cell table:style-name="ACE-13" table:formula="of:=COM.MICROSOFT.SWITCH([$'switches'.$B$1];1;[$'b'.E37];0;[.E37];2;0)" office:value-type="float" office:value="0">
            <text:p>0</text:p>
          </table:table-cell>
          <table:table-cell table:style-name="ACE-13" table:formula="of:=COM.MICROSOFT.SWITCH([$'switches'.$B$1];1;[$'b'.F37];0;[.F37];2;0)" office:value-type="float" office:value="0">
            <text:p>0</text:p>
          </table:table-cell>
          <table:table-cell table:style-name="ACE-13" table:formula="of:=COM.MICROSOFT.SWITCH([$'switches'.$B$1];1;[$'b'.G37];0;[.G37];2;0)" office:value-type="float" office:value="0">
            <text:p>0</text:p>
          </table:table-cell>
          <table:table-cell table:style-name="ACE-13" table:formula="of:=COM.MICROSOFT.SWITCH([$'switches'.$B$1];1;[$'b'.H37];0;[.H37];2;0)" office:value-type="float" office:value="0">
            <text:p>0</text:p>
          </table:table-cell>
          <table:table-cell table:style-name="ACE-13" table:formula="of:=COM.MICROSOFT.SWITCH([$'switches'.$B$1];1;[$'b'.I37];0;[.I37];2;0)" office:value-type="float" office:value="0">
            <text:p>0</text:p>
          </table:table-cell>
          <table:table-cell table:style-name="ACE-13" table:formula="of:=COM.MICROSOFT.SWITCH([$'switches'.$B$1];1;[$'b'.J37];0;[.J37];2;0)" office:value-type="float" office:value="0">
            <text:p>0</text:p>
          </table:table-cell>
          <table:table-cell table:style-name="ACE-13" table:formula="of:=COM.MICROSOFT.SWITCH([$'switches'.$B$1];1;[$'b'.K37];0;[.K37];2;0)" office:value-type="float" office:value="0">
            <text:p>0</text:p>
          </table:table-cell>
          <table:table-cell table:style-name="ACE-13" table:formula="of:=COM.MICROSOFT.SWITCH([$'switches'.$B$1];1;[$'b'.L37];0;[.L37];2;0)" office:value-type="float" office:value="0">
            <text:p>0</text:p>
          </table:table-cell>
          <table:table-cell table:style-name="ACE-13" table:formula="of:=COM.MICROSOFT.SWITCH([$'switches'.$B$1];1;[$'b'.M37];0;[.M37];2;0)" office:value-type="float" office:value="0">
            <text:p>0</text:p>
          </table:table-cell>
          <table:table-cell table:style-name="ACE-13" table:formula="of:=COM.MICROSOFT.SWITCH([$'switches'.$B$1];1;[$'b'.N37];0;[.N37];2;0)" office:value-type="float" office:value="0">
            <text:p>0</text:p>
          </table:table-cell>
          <table:table-cell table:style-name="ACE-13" table:formula="of:=COM.MICROSOFT.SWITCH([$'switches'.$B$1];1;[$'b'.O37];0;[.O37];2;0)" office:value-type="float" office:value="0">
            <text:p>0</text:p>
          </table:table-cell>
          <table:table-cell table:style-name="ACE-13" table:formula="of:=COM.MICROSOFT.SWITCH([$'switches'.$B$1];1;[$'b'.P37];0;[.P37];2;0)" office:value-type="float" office:value="0">
            <text:p>0</text:p>
          </table:table-cell>
          <table:table-cell table:style-name="ACE-13" table:formula="of:=COM.MICROSOFT.SWITCH([$'switches'.$B$1];1;[$'b'.Q37];0;[.Q37];2;0)" office:value-type="float" office:value="0">
            <text:p>0</text:p>
          </table:table-cell>
          <table:table-cell table:style-name="ACE-13" table:formula="of:=COM.MICROSOFT.SWITCH([$'switches'.$B$1];1;[$'b'.R37];0;[.R37];2;0)" office:value-type="float" office:value="0">
            <text:p>0</text:p>
          </table:table-cell>
          <table:table-cell table:style-name="ACE-13" table:formula="of:=COM.MICROSOFT.SWITCH([$'switches'.$B$1];1;[$'b'.S37];0;[.S37];2;0)" office:value-type="float" office:value="0">
            <text:p>0</text:p>
          </table:table-cell>
          <table:table-cell table:style-name="ACE-13" table:formula="of:=COM.MICROSOFT.SWITCH([$'switches'.$B$1];1;[$'b'.T37];0;[.T37];2;0)" office:value-type="float" office:value="0">
            <text:p>0</text:p>
          </table:table-cell>
          <table:table-cell table:style-name="ACE-13" table:formula="of:=COM.MICROSOFT.SWITCH([$'switches'.$B$1];1;[$'b'.U37];0;[.U37];2;0)" office:value-type="float" office:value="0">
            <text:p>0</text:p>
          </table:table-cell>
          <table:table-cell table:style-name="ACE-13" table:formula="of:=COM.MICROSOFT.SWITCH([$'switches'.$B$1];1;[$'b'.V37];0;[.V37];2;0)" office:value-type="float" office:value="0">
            <text:p>0</text:p>
          </table:table-cell>
          <table:table-cell table:style-name="ACE-13" table:formula="of:=COM.MICROSOFT.SWITCH([$'switches'.$B$1];1;[$'b'.W37];0;[.W37];2;0)" office:value-type="float" office:value="0">
            <text:p>0</text:p>
          </table:table-cell>
          <table:table-cell table:style-name="ACE-13" table:formula="of:=COM.MICROSOFT.SWITCH([$'switches'.$B$1];1;[$'b'.X37];0;[.X37];2;0)" office:value-type="float" office:value="0">
            <text:p>0</text:p>
          </table:table-cell>
          <table:table-cell table:style-name="ACE-13" table:formula="of:=COM.MICROSOFT.SWITCH([$'switches'.$B$1];1;[$'b'.Y37];0;[.Y37];2;0)" office:value-type="float" office:value="0">
            <text:p>0</text:p>
          </table:table-cell>
          <table:table-cell table:style-name="ACE-13" table:formula="of:=COM.MICROSOFT.SWITCH([$'switches'.$B$1];1;[$'b'.Z37];0;[.Z37];2;0)" office:value-type="float" office:value="0">
            <text:p>0</text:p>
          </table:table-cell>
          <table:table-cell table:style-name="ACE-13" table:formula="of:=COM.MICROSOFT.SWITCH([$'switches'.$B$1];1;[$'b'.AA37];0;[.AA37];2;0)" office:value-type="float" office:value="0">
            <text:p>0</text:p>
          </table:table-cell>
          <table:table-cell table:style-name="ACE-13" table:formula="of:=COM.MICROSOFT.SWITCH([$'switches'.$B$1];1;[$'b'.AB37];0;[.AB37];2;0)" office:value-type="float" office:value="0">
            <text:p>0</text:p>
          </table:table-cell>
          <table:table-cell table:style-name="ACE-13" table:formula="of:=COM.MICROSOFT.SWITCH([$'switches'.$B$1];1;[$'b'.AC37];0;[.AC37];2;0)" office:value-type="float" office:value="0">
            <text:p>0</text:p>
          </table:table-cell>
          <table:table-cell table:style-name="ACE-13" table:formula="of:=COM.MICROSOFT.SWITCH([$'switches'.$B$1];1;[$'b'.AD37];0;[.AD37];2;0)" office:value-type="float" office:value="0">
            <text:p>0</text:p>
          </table:table-cell>
          <table:table-cell table:style-name="ACE-13" table:formula="of:=COM.MICROSOFT.SWITCH([$'switches'.$B$1];1;[$'b'.AE37];0;[.AE37];2;0)" office:value-type="float" office:value="0">
            <text:p>0</text:p>
          </table:table-cell>
          <table:table-cell table:style-name="ACE-13" table:formula="of:=COM.MICROSOFT.SWITCH([$'switches'.$B$1];1;[$'b'.AF37];0;[.AF37];2;0)" office:value-type="float" office:value="0">
            <text:p>0</text:p>
          </table:table-cell>
          <table:table-cell table:style-name="ACE-13" table:formula="of:=COM.MICROSOFT.SWITCH([$'switches'.$B$1];1;[$'b'.AG37];0;[.AG37];2;0)" office:value-type="float" office:value="0">
            <text:p>0</text:p>
          </table:table-cell>
          <table:table-cell table:style-name="ACE-13" table:formula="of:=COM.MICROSOFT.SWITCH([$'switches'.$B$1];1;[$'b'.AH37];0;[.AH37];2;0)" office:value-type="float" office:value="0">
            <text:p>0</text:p>
          </table:table-cell>
          <table:table-cell table:style-name="ACE-13" table:formula="of:=COM.MICROSOFT.SWITCH([$'switches'.$B$1];1;[$'b'.AI37];0;[.AI37];2;0)" office:value-type="float" office:value="0">
            <text:p>0</text:p>
          </table:table-cell>
          <table:table-cell table:style-name="ACE-13" table:formula="of:=COM.MICROSOFT.SWITCH([$'switches'.$B$1];1;[$'b'.AJ37];0;[.AJ37];2;0)" office:value-type="float" office:value="0">
            <text:p>0</text:p>
          </table:table-cell>
          <table:table-cell table:style-name="ACE-13" table:formula="of:=COM.MICROSOFT.SWITCH([$'switches'.$B$1];1;[$'b'.AK37];0;[.AK37];2;0)" office:value-type="float" office:value="0">
            <text:p>0</text:p>
          </table:table-cell>
          <table:table-cell table:style-name="ACE-13" table:formula="of:=COM.MICROSOFT.SWITCH([$'switches'.$B$1];1;[$'b'.AL37];0;[.AL37];2;0)" office:value-type="float" office:value="0">
            <text:p>0</text:p>
          </table:table-cell>
          <table:table-cell table:style-name="ACE-13" table:formula="of:=COM.MICROSOFT.SWITCH([$'switches'.$B$1];1;[$'b'.AM37];0;[.AM37];2;0)" office:value-type="float" office:value="0">
            <text:p>0</text:p>
          </table:table-cell>
          <table:table-cell table:style-name="ACE-13" table:formula="of:=COM.MICROSOFT.SWITCH([$'switches'.$B$1];1;[$'b'.AN37];0;[.AN37];2;0)" office:value-type="float" office:value="0">
            <text:p>0</text:p>
          </table:table-cell>
          <table:table-cell table:style-name="ACE-13" table:formula="of:=COM.MICROSOFT.SWITCH([$'switches'.$B$1];1;[$'b'.AO37];0;[.AO37];2;0)" office:value-type="float" office:value="0">
            <text:p>0</text:p>
          </table:table-cell>
          <table:table-cell table:style-name="ACE-13" table:formula="of:=COM.MICROSOFT.SWITCH([$'switches'.$B$1];1;[$'b'.AP37];0;[.AP37];2;0)" office:value-type="float" office:value="0">
            <text:p>0</text:p>
          </table:table-cell>
          <table:table-cell table:style-name="ACE-13" table:formula="of:=COM.MICROSOFT.SWITCH([$'switches'.$B$1];1;[$'b'.AQ37];0;[.AQ37];2;0)" office:value-type="float" office:value="0">
            <text:p>0</text:p>
          </table:table-cell>
          <table:table-cell table:style-name="ACE-13" table:formula="of:=COM.MICROSOFT.SWITCH([$'switches'.$B$1];1;[$'b'.AR37];0;[.AR37];2;0)" office:value-type="float" office:value="0">
            <text:p>0</text:p>
          </table:table-cell>
          <table:table-cell table:style-name="ACE-13" table:formula="of:=COM.MICROSOFT.SWITCH([$'switches'.$B$1];1;[$'b'.AS37];0;[.AS37];2;0)" office:value-type="float" office:value="0">
            <text:p>0</text:p>
          </table:table-cell>
          <table:table-cell table:style-name="ACE-13" table:formula="of:=COM.MICROSOFT.SWITCH([$'switches'.$B$1];1;[$'b'.AT37];0;[.AT37];2;0)" office:value-type="float" office:value="0">
            <text:p>0</text:p>
          </table:table-cell>
          <table:table-cell table:style-name="ACE-13" table:formula="of:=COM.MICROSOFT.SWITCH([$'switches'.$B$1];1;[$'b'.AU37];0;[.AU37];2;0)" office:value-type="float" office:value="0">
            <text:p>0</text:p>
          </table:table-cell>
          <table:table-cell table:style-name="ACE-13" table:formula="of:=COM.MICROSOFT.SWITCH([$'switches'.$B$1];1;[$'b'.AV37];0;[.AV37];2;0)" office:value-type="float" office:value="0">
            <text:p>0</text:p>
          </table:table-cell>
          <table:table-cell table:style-name="ACE-13" table:formula="of:=COM.MICROSOFT.SWITCH([$'switches'.$B$1];1;[$'b'.AW37];0;[.AW37];2;0)" office:value-type="float" office:value="0">
            <text:p>0</text:p>
          </table:table-cell>
          <table:table-cell table:style-name="ACE-13" table:formula="of:=COM.MICROSOFT.SWITCH([$'switches'.$B$1];1;[$'b'.AX37];0;[.AX3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8];0;[.B38];2;0)" office:value-type="float" office:value="0">
            <text:p>0</text:p>
          </table:table-cell>
          <table:table-cell table:style-name="ACE-13" table:formula="of:=COM.MICROSOFT.SWITCH([$'switches'.$B$1];1;[$'b'.C38];0;[.C38];2;0)" office:value-type="float" office:value="0">
            <text:p>0</text:p>
          </table:table-cell>
          <table:table-cell table:style-name="ACE-13" table:formula="of:=COM.MICROSOFT.SWITCH([$'switches'.$B$1];1;[$'b'.D38];0;[.D38];2;0)" office:value-type="float" office:value="0">
            <text:p>0</text:p>
          </table:table-cell>
          <table:table-cell table:style-name="ACE-13" table:formula="of:=COM.MICROSOFT.SWITCH([$'switches'.$B$1];1;[$'b'.E38];0;[.E38];2;0)" office:value-type="float" office:value="0">
            <text:p>0</text:p>
          </table:table-cell>
          <table:table-cell table:style-name="ACE-13" table:formula="of:=COM.MICROSOFT.SWITCH([$'switches'.$B$1];1;[$'b'.F38];0;[.F38];2;0)" office:value-type="float" office:value="0">
            <text:p>0</text:p>
          </table:table-cell>
          <table:table-cell table:style-name="ACE-13" table:formula="of:=COM.MICROSOFT.SWITCH([$'switches'.$B$1];1;[$'b'.G38];0;[.G38];2;0)" office:value-type="float" office:value="0">
            <text:p>0</text:p>
          </table:table-cell>
          <table:table-cell table:style-name="ACE-13" table:formula="of:=COM.MICROSOFT.SWITCH([$'switches'.$B$1];1;[$'b'.H38];0;[.H38];2;0)" office:value-type="float" office:value="0">
            <text:p>0</text:p>
          </table:table-cell>
          <table:table-cell table:style-name="ACE-13" table:formula="of:=COM.MICROSOFT.SWITCH([$'switches'.$B$1];1;[$'b'.I38];0;[.I38];2;0)" office:value-type="float" office:value="0">
            <text:p>0</text:p>
          </table:table-cell>
          <table:table-cell table:style-name="ACE-13" table:formula="of:=COM.MICROSOFT.SWITCH([$'switches'.$B$1];1;[$'b'.J38];0;[.J38];2;0)" office:value-type="float" office:value="0">
            <text:p>0</text:p>
          </table:table-cell>
          <table:table-cell table:style-name="ACE-13" table:formula="of:=COM.MICROSOFT.SWITCH([$'switches'.$B$1];1;[$'b'.K38];0;[.K38];2;0)" office:value-type="float" office:value="0">
            <text:p>0</text:p>
          </table:table-cell>
          <table:table-cell table:style-name="ACE-13" table:formula="of:=COM.MICROSOFT.SWITCH([$'switches'.$B$1];1;[$'b'.L38];0;[.L38];2;0)" office:value-type="float" office:value="0">
            <text:p>0</text:p>
          </table:table-cell>
          <table:table-cell table:style-name="ACE-13" table:formula="of:=COM.MICROSOFT.SWITCH([$'switches'.$B$1];1;[$'b'.M38];0;[.M38];2;0)" office:value-type="float" office:value="0">
            <text:p>0</text:p>
          </table:table-cell>
          <table:table-cell table:style-name="ACE-13" table:formula="of:=COM.MICROSOFT.SWITCH([$'switches'.$B$1];1;[$'b'.N38];0;[.N38];2;0)" office:value-type="float" office:value="0">
            <text:p>0</text:p>
          </table:table-cell>
          <table:table-cell table:style-name="ACE-13" table:formula="of:=COM.MICROSOFT.SWITCH([$'switches'.$B$1];1;[$'b'.O38];0;[.O38];2;0)" office:value-type="float" office:value="0">
            <text:p>0</text:p>
          </table:table-cell>
          <table:table-cell table:style-name="ACE-13" table:formula="of:=COM.MICROSOFT.SWITCH([$'switches'.$B$1];1;[$'b'.P38];0;[.P38];2;0)" office:value-type="float" office:value="0">
            <text:p>0</text:p>
          </table:table-cell>
          <table:table-cell table:style-name="ACE-13" table:formula="of:=COM.MICROSOFT.SWITCH([$'switches'.$B$1];1;[$'b'.Q38];0;[.Q38];2;0)" office:value-type="float" office:value="0">
            <text:p>0</text:p>
          </table:table-cell>
          <table:table-cell table:style-name="ACE-13" table:formula="of:=COM.MICROSOFT.SWITCH([$'switches'.$B$1];1;[$'b'.R38];0;[.R38];2;0)" office:value-type="float" office:value="0">
            <text:p>0</text:p>
          </table:table-cell>
          <table:table-cell table:style-name="ACE-13" table:formula="of:=COM.MICROSOFT.SWITCH([$'switches'.$B$1];1;[$'b'.S38];0;[.S38];2;0)" office:value-type="float" office:value="0">
            <text:p>0</text:p>
          </table:table-cell>
          <table:table-cell table:style-name="ACE-13" table:formula="of:=COM.MICROSOFT.SWITCH([$'switches'.$B$1];1;[$'b'.T38];0;[.T38];2;0)" office:value-type="float" office:value="0">
            <text:p>0</text:p>
          </table:table-cell>
          <table:table-cell table:style-name="ACE-13" table:formula="of:=COM.MICROSOFT.SWITCH([$'switches'.$B$1];1;[$'b'.U38];0;[.U38];2;0)" office:value-type="float" office:value="0">
            <text:p>0</text:p>
          </table:table-cell>
          <table:table-cell table:style-name="ACE-13" table:formula="of:=COM.MICROSOFT.SWITCH([$'switches'.$B$1];1;[$'b'.V38];0;[.V38];2;0)" office:value-type="float" office:value="0">
            <text:p>0</text:p>
          </table:table-cell>
          <table:table-cell table:style-name="ACE-13" table:formula="of:=COM.MICROSOFT.SWITCH([$'switches'.$B$1];1;[$'b'.W38];0;[.W38];2;0)" office:value-type="float" office:value="0">
            <text:p>0</text:p>
          </table:table-cell>
          <table:table-cell table:style-name="ACE-13" table:formula="of:=COM.MICROSOFT.SWITCH([$'switches'.$B$1];1;[$'b'.X38];0;[.X38];2;0)" office:value-type="float" office:value="0">
            <text:p>0</text:p>
          </table:table-cell>
          <table:table-cell table:style-name="ACE-13" table:formula="of:=COM.MICROSOFT.SWITCH([$'switches'.$B$1];1;[$'b'.Y38];0;[.Y38];2;0)" office:value-type="float" office:value="0">
            <text:p>0</text:p>
          </table:table-cell>
          <table:table-cell table:style-name="ACE-13" table:formula="of:=COM.MICROSOFT.SWITCH([$'switches'.$B$1];1;[$'b'.Z38];0;[.Z38];2;0)" office:value-type="float" office:value="0">
            <text:p>0</text:p>
          </table:table-cell>
          <table:table-cell table:style-name="ACE-13" table:formula="of:=COM.MICROSOFT.SWITCH([$'switches'.$B$1];1;[$'b'.AA38];0;[.AA38];2;0)" office:value-type="float" office:value="0">
            <text:p>0</text:p>
          </table:table-cell>
          <table:table-cell table:style-name="ACE-13" table:formula="of:=COM.MICROSOFT.SWITCH([$'switches'.$B$1];1;[$'b'.AB38];0;[.AB38];2;0)" office:value-type="float" office:value="0">
            <text:p>0</text:p>
          </table:table-cell>
          <table:table-cell table:style-name="ACE-13" table:formula="of:=COM.MICROSOFT.SWITCH([$'switches'.$B$1];1;[$'b'.AC38];0;[.AC38];2;0)" office:value-type="float" office:value="0">
            <text:p>0</text:p>
          </table:table-cell>
          <table:table-cell table:style-name="ACE-13" table:formula="of:=COM.MICROSOFT.SWITCH([$'switches'.$B$1];1;[$'b'.AD38];0;[.AD38];2;0)" office:value-type="float" office:value="0">
            <text:p>0</text:p>
          </table:table-cell>
          <table:table-cell table:style-name="ACE-13" table:formula="of:=COM.MICROSOFT.SWITCH([$'switches'.$B$1];1;[$'b'.AE38];0;[.AE38];2;0)" office:value-type="float" office:value="0">
            <text:p>0</text:p>
          </table:table-cell>
          <table:table-cell table:style-name="ACE-13" table:formula="of:=COM.MICROSOFT.SWITCH([$'switches'.$B$1];1;[$'b'.AF38];0;[.AF38];2;0)" office:value-type="float" office:value="0">
            <text:p>0</text:p>
          </table:table-cell>
          <table:table-cell table:style-name="ACE-13" table:formula="of:=COM.MICROSOFT.SWITCH([$'switches'.$B$1];1;[$'b'.AG38];0;[.AG38];2;0)" office:value-type="float" office:value="0">
            <text:p>0</text:p>
          </table:table-cell>
          <table:table-cell table:style-name="ACE-13" table:formula="of:=COM.MICROSOFT.SWITCH([$'switches'.$B$1];1;[$'b'.AH38];0;[.AH38];2;0)" office:value-type="float" office:value="0">
            <text:p>0</text:p>
          </table:table-cell>
          <table:table-cell table:style-name="ACE-13" table:formula="of:=COM.MICROSOFT.SWITCH([$'switches'.$B$1];1;[$'b'.AI38];0;[.AI38];2;0)" office:value-type="float" office:value="0">
            <text:p>0</text:p>
          </table:table-cell>
          <table:table-cell table:style-name="ACE-13" table:formula="of:=COM.MICROSOFT.SWITCH([$'switches'.$B$1];1;[$'b'.AJ38];0;[.AJ38];2;0)" office:value-type="float" office:value="0">
            <text:p>0</text:p>
          </table:table-cell>
          <table:table-cell table:style-name="ACE-13" table:formula="of:=COM.MICROSOFT.SWITCH([$'switches'.$B$1];1;[$'b'.AK38];0;[.AK38];2;0)" office:value-type="float" office:value="0">
            <text:p>0</text:p>
          </table:table-cell>
          <table:table-cell table:style-name="ACE-13" table:formula="of:=COM.MICROSOFT.SWITCH([$'switches'.$B$1];1;[$'b'.AL38];0;[.AL38];2;0)" office:value-type="float" office:value="0">
            <text:p>0</text:p>
          </table:table-cell>
          <table:table-cell table:style-name="ACE-13" table:formula="of:=COM.MICROSOFT.SWITCH([$'switches'.$B$1];1;[$'b'.AM38];0;[.AM38];2;0)" office:value-type="float" office:value="0">
            <text:p>0</text:p>
          </table:table-cell>
          <table:table-cell table:style-name="ACE-13" table:formula="of:=COM.MICROSOFT.SWITCH([$'switches'.$B$1];1;[$'b'.AN38];0;[.AN38];2;0)" office:value-type="float" office:value="0">
            <text:p>0</text:p>
          </table:table-cell>
          <table:table-cell table:style-name="ACE-13" table:formula="of:=COM.MICROSOFT.SWITCH([$'switches'.$B$1];1;[$'b'.AO38];0;[.AO38];2;0)" office:value-type="float" office:value="0">
            <text:p>0</text:p>
          </table:table-cell>
          <table:table-cell table:style-name="ACE-13" table:formula="of:=COM.MICROSOFT.SWITCH([$'switches'.$B$1];1;[$'b'.AP38];0;[.AP38];2;0)" office:value-type="float" office:value="0">
            <text:p>0</text:p>
          </table:table-cell>
          <table:table-cell table:style-name="ACE-13" table:formula="of:=COM.MICROSOFT.SWITCH([$'switches'.$B$1];1;[$'b'.AQ38];0;[.AQ38];2;0)" office:value-type="float" office:value="0">
            <text:p>0</text:p>
          </table:table-cell>
          <table:table-cell table:style-name="ACE-13" table:formula="of:=COM.MICROSOFT.SWITCH([$'switches'.$B$1];1;[$'b'.AR38];0;[.AR38];2;0)" office:value-type="float" office:value="0">
            <text:p>0</text:p>
          </table:table-cell>
          <table:table-cell table:style-name="ACE-13" table:formula="of:=COM.MICROSOFT.SWITCH([$'switches'.$B$1];1;[$'b'.AS38];0;[.AS38];2;0)" office:value-type="float" office:value="0">
            <text:p>0</text:p>
          </table:table-cell>
          <table:table-cell table:style-name="ACE-13" table:formula="of:=COM.MICROSOFT.SWITCH([$'switches'.$B$1];1;[$'b'.AT38];0;[.AT38];2;0)" office:value-type="float" office:value="0">
            <text:p>0</text:p>
          </table:table-cell>
          <table:table-cell table:style-name="ACE-13" table:formula="of:=COM.MICROSOFT.SWITCH([$'switches'.$B$1];1;[$'b'.AU38];0;[.AU38];2;0)" office:value-type="float" office:value="0">
            <text:p>0</text:p>
          </table:table-cell>
          <table:table-cell table:style-name="ACE-13" table:formula="of:=COM.MICROSOFT.SWITCH([$'switches'.$B$1];1;[$'b'.AV38];0;[.AV38];2;0)" office:value-type="float" office:value="0">
            <text:p>0</text:p>
          </table:table-cell>
          <table:table-cell table:style-name="ACE-13" table:formula="of:=COM.MICROSOFT.SWITCH([$'switches'.$B$1];1;[$'b'.AW38];0;[.AW38];2;0)" office:value-type="float" office:value="0">
            <text:p>0</text:p>
          </table:table-cell>
          <table:table-cell table:style-name="ACE-13" table:formula="of:=COM.MICROSOFT.SWITCH([$'switches'.$B$1];1;[$'b'.AX38];0;[.AX3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39];0;[.B39];2;0)" office:value-type="float" office:value="0">
            <text:p>0</text:p>
          </table:table-cell>
          <table:table-cell table:style-name="ACE-13" table:formula="of:=COM.MICROSOFT.SWITCH([$'switches'.$B$1];1;[$'b'.C39];0;[.C39];2;0)" office:value-type="float" office:value="0">
            <text:p>0</text:p>
          </table:table-cell>
          <table:table-cell table:style-name="ACE-13" table:formula="of:=COM.MICROSOFT.SWITCH([$'switches'.$B$1];1;[$'b'.D39];0;[.D39];2;0)" office:value-type="float" office:value="0">
            <text:p>0</text:p>
          </table:table-cell>
          <table:table-cell table:style-name="ACE-13" table:formula="of:=COM.MICROSOFT.SWITCH([$'switches'.$B$1];1;[$'b'.E39];0;[.E39];2;0)" office:value-type="float" office:value="0">
            <text:p>0</text:p>
          </table:table-cell>
          <table:table-cell table:style-name="ACE-13" table:formula="of:=COM.MICROSOFT.SWITCH([$'switches'.$B$1];1;[$'b'.F39];0;[.F39];2;0)" office:value-type="float" office:value="0">
            <text:p>0</text:p>
          </table:table-cell>
          <table:table-cell table:style-name="ACE-13" table:formula="of:=COM.MICROSOFT.SWITCH([$'switches'.$B$1];1;[$'b'.G39];0;[.G39];2;0)" office:value-type="float" office:value="0">
            <text:p>0</text:p>
          </table:table-cell>
          <table:table-cell table:style-name="ACE-13" table:formula="of:=COM.MICROSOFT.SWITCH([$'switches'.$B$1];1;[$'b'.H39];0;[.H39];2;0)" office:value-type="float" office:value="0">
            <text:p>0</text:p>
          </table:table-cell>
          <table:table-cell table:style-name="ACE-13" table:formula="of:=COM.MICROSOFT.SWITCH([$'switches'.$B$1];1;[$'b'.I39];0;[.I39];2;0)" office:value-type="float" office:value="0">
            <text:p>0</text:p>
          </table:table-cell>
          <table:table-cell table:style-name="ACE-13" table:formula="of:=COM.MICROSOFT.SWITCH([$'switches'.$B$1];1;[$'b'.J39];0;[.J39];2;0)" office:value-type="float" office:value="0">
            <text:p>0</text:p>
          </table:table-cell>
          <table:table-cell table:style-name="ACE-13" table:formula="of:=COM.MICROSOFT.SWITCH([$'switches'.$B$1];1;[$'b'.K39];0;[.K39];2;0)" office:value-type="float" office:value="0">
            <text:p>0</text:p>
          </table:table-cell>
          <table:table-cell table:style-name="ACE-13" table:formula="of:=COM.MICROSOFT.SWITCH([$'switches'.$B$1];1;[$'b'.L39];0;[.L39];2;0)" office:value-type="float" office:value="0">
            <text:p>0</text:p>
          </table:table-cell>
          <table:table-cell table:style-name="ACE-13" table:formula="of:=COM.MICROSOFT.SWITCH([$'switches'.$B$1];1;[$'b'.M39];0;[.M39];2;0)" office:value-type="float" office:value="0">
            <text:p>0</text:p>
          </table:table-cell>
          <table:table-cell table:style-name="ACE-13" table:formula="of:=COM.MICROSOFT.SWITCH([$'switches'.$B$1];1;[$'b'.N39];0;[.N39];2;0)" office:value-type="float" office:value="0">
            <text:p>0</text:p>
          </table:table-cell>
          <table:table-cell table:style-name="ACE-13" table:formula="of:=COM.MICROSOFT.SWITCH([$'switches'.$B$1];1;[$'b'.O39];0;[.O39];2;0)" office:value-type="float" office:value="0">
            <text:p>0</text:p>
          </table:table-cell>
          <table:table-cell table:style-name="ACE-13" table:formula="of:=COM.MICROSOFT.SWITCH([$'switches'.$B$1];1;[$'b'.P39];0;[.P39];2;0)" office:value-type="float" office:value="0">
            <text:p>0</text:p>
          </table:table-cell>
          <table:table-cell table:style-name="ACE-13" table:formula="of:=COM.MICROSOFT.SWITCH([$'switches'.$B$1];1;[$'b'.Q39];0;[.Q39];2;0)" office:value-type="float" office:value="0">
            <text:p>0</text:p>
          </table:table-cell>
          <table:table-cell table:style-name="ACE-13" table:formula="of:=COM.MICROSOFT.SWITCH([$'switches'.$B$1];1;[$'b'.R39];0;[.R39];2;0)" office:value-type="float" office:value="0">
            <text:p>0</text:p>
          </table:table-cell>
          <table:table-cell table:style-name="ACE-13" table:formula="of:=COM.MICROSOFT.SWITCH([$'switches'.$B$1];1;[$'b'.S39];0;[.S39];2;0)" office:value-type="float" office:value="0">
            <text:p>0</text:p>
          </table:table-cell>
          <table:table-cell table:style-name="ACE-13" table:formula="of:=COM.MICROSOFT.SWITCH([$'switches'.$B$1];1;[$'b'.T39];0;[.T39];2;0)" office:value-type="float" office:value="0">
            <text:p>0</text:p>
          </table:table-cell>
          <table:table-cell table:style-name="ACE-13" table:formula="of:=COM.MICROSOFT.SWITCH([$'switches'.$B$1];1;[$'b'.U39];0;[.U39];2;0)" office:value-type="float" office:value="0">
            <text:p>0</text:p>
          </table:table-cell>
          <table:table-cell table:style-name="ACE-13" table:formula="of:=COM.MICROSOFT.SWITCH([$'switches'.$B$1];1;[$'b'.V39];0;[.V39];2;0)" office:value-type="float" office:value="0">
            <text:p>0</text:p>
          </table:table-cell>
          <table:table-cell table:style-name="ACE-13" table:formula="of:=COM.MICROSOFT.SWITCH([$'switches'.$B$1];1;[$'b'.W39];0;[.W39];2;0)" office:value-type="float" office:value="0">
            <text:p>0</text:p>
          </table:table-cell>
          <table:table-cell table:style-name="ACE-13" table:formula="of:=COM.MICROSOFT.SWITCH([$'switches'.$B$1];1;[$'b'.X39];0;[.X39];2;0)" office:value-type="float" office:value="0">
            <text:p>0</text:p>
          </table:table-cell>
          <table:table-cell table:style-name="ACE-13" table:formula="of:=COM.MICROSOFT.SWITCH([$'switches'.$B$1];1;[$'b'.Y39];0;[.Y39];2;0)" office:value-type="float" office:value="0">
            <text:p>0</text:p>
          </table:table-cell>
          <table:table-cell table:style-name="ACE-13" table:formula="of:=COM.MICROSOFT.SWITCH([$'switches'.$B$1];1;[$'b'.Z39];0;[.Z39];2;0)" office:value-type="float" office:value="0">
            <text:p>0</text:p>
          </table:table-cell>
          <table:table-cell table:style-name="ACE-13" table:formula="of:=COM.MICROSOFT.SWITCH([$'switches'.$B$1];1;[$'b'.AA39];0;[.AA39];2;0)" office:value-type="float" office:value="0">
            <text:p>0</text:p>
          </table:table-cell>
          <table:table-cell table:style-name="ACE-13" table:formula="of:=COM.MICROSOFT.SWITCH([$'switches'.$B$1];1;[$'b'.AB39];0;[.AB39];2;0)" office:value-type="float" office:value="0">
            <text:p>0</text:p>
          </table:table-cell>
          <table:table-cell table:style-name="ACE-13" table:formula="of:=COM.MICROSOFT.SWITCH([$'switches'.$B$1];1;[$'b'.AC39];0;[.AC39];2;0)" office:value-type="float" office:value="0">
            <text:p>0</text:p>
          </table:table-cell>
          <table:table-cell table:style-name="ACE-13" table:formula="of:=COM.MICROSOFT.SWITCH([$'switches'.$B$1];1;[$'b'.AD39];0;[.AD39];2;0)" office:value-type="float" office:value="0">
            <text:p>0</text:p>
          </table:table-cell>
          <table:table-cell table:style-name="ACE-13" table:formula="of:=COM.MICROSOFT.SWITCH([$'switches'.$B$1];1;[$'b'.AE39];0;[.AE39];2;0)" office:value-type="float" office:value="0">
            <text:p>0</text:p>
          </table:table-cell>
          <table:table-cell table:style-name="ACE-13" table:formula="of:=COM.MICROSOFT.SWITCH([$'switches'.$B$1];1;[$'b'.AF39];0;[.AF39];2;0)" office:value-type="float" office:value="0">
            <text:p>0</text:p>
          </table:table-cell>
          <table:table-cell table:style-name="ACE-13" table:formula="of:=COM.MICROSOFT.SWITCH([$'switches'.$B$1];1;[$'b'.AG39];0;[.AG39];2;0)" office:value-type="float" office:value="0">
            <text:p>0</text:p>
          </table:table-cell>
          <table:table-cell table:style-name="ACE-13" table:formula="of:=COM.MICROSOFT.SWITCH([$'switches'.$B$1];1;[$'b'.AH39];0;[.AH39];2;0)" office:value-type="float" office:value="0">
            <text:p>0</text:p>
          </table:table-cell>
          <table:table-cell table:style-name="ACE-13" table:formula="of:=COM.MICROSOFT.SWITCH([$'switches'.$B$1];1;[$'b'.AI39];0;[.AI39];2;0)" office:value-type="float" office:value="0">
            <text:p>0</text:p>
          </table:table-cell>
          <table:table-cell table:style-name="ACE-13" table:formula="of:=COM.MICROSOFT.SWITCH([$'switches'.$B$1];1;[$'b'.AJ39];0;[.AJ39];2;0)" office:value-type="float" office:value="0">
            <text:p>0</text:p>
          </table:table-cell>
          <table:table-cell table:style-name="ACE-13" table:formula="of:=COM.MICROSOFT.SWITCH([$'switches'.$B$1];1;[$'b'.AK39];0;[.AK39];2;0)" office:value-type="float" office:value="0">
            <text:p>0</text:p>
          </table:table-cell>
          <table:table-cell table:style-name="ACE-13" table:formula="of:=COM.MICROSOFT.SWITCH([$'switches'.$B$1];1;[$'b'.AL39];0;[.AL39];2;0)" office:value-type="float" office:value="0">
            <text:p>0</text:p>
          </table:table-cell>
          <table:table-cell table:style-name="ACE-13" table:formula="of:=COM.MICROSOFT.SWITCH([$'switches'.$B$1];1;[$'b'.AM39];0;[.AM39];2;0)" office:value-type="float" office:value="0">
            <text:p>0</text:p>
          </table:table-cell>
          <table:table-cell table:style-name="ACE-13" table:formula="of:=COM.MICROSOFT.SWITCH([$'switches'.$B$1];1;[$'b'.AN39];0;[.AN39];2;0)" office:value-type="float" office:value="0">
            <text:p>0</text:p>
          </table:table-cell>
          <table:table-cell table:style-name="ACE-13" table:formula="of:=COM.MICROSOFT.SWITCH([$'switches'.$B$1];1;[$'b'.AO39];0;[.AO39];2;0)" office:value-type="float" office:value="0">
            <text:p>0</text:p>
          </table:table-cell>
          <table:table-cell table:style-name="ACE-13" table:formula="of:=COM.MICROSOFT.SWITCH([$'switches'.$B$1];1;[$'b'.AP39];0;[.AP39];2;0)" office:value-type="float" office:value="0">
            <text:p>0</text:p>
          </table:table-cell>
          <table:table-cell table:style-name="ACE-13" table:formula="of:=COM.MICROSOFT.SWITCH([$'switches'.$B$1];1;[$'b'.AQ39];0;[.AQ39];2;0)" office:value-type="float" office:value="0">
            <text:p>0</text:p>
          </table:table-cell>
          <table:table-cell table:style-name="ACE-13" table:formula="of:=COM.MICROSOFT.SWITCH([$'switches'.$B$1];1;[$'b'.AR39];0;[.AR39];2;0)" office:value-type="float" office:value="0">
            <text:p>0</text:p>
          </table:table-cell>
          <table:table-cell table:style-name="ACE-13" table:formula="of:=COM.MICROSOFT.SWITCH([$'switches'.$B$1];1;[$'b'.AS39];0;[.AS39];2;0)" office:value-type="float" office:value="0">
            <text:p>0</text:p>
          </table:table-cell>
          <table:table-cell table:style-name="ACE-13" table:formula="of:=COM.MICROSOFT.SWITCH([$'switches'.$B$1];1;[$'b'.AT39];0;[.AT39];2;0)" office:value-type="float" office:value="0">
            <text:p>0</text:p>
          </table:table-cell>
          <table:table-cell table:style-name="ACE-13" table:formula="of:=COM.MICROSOFT.SWITCH([$'switches'.$B$1];1;[$'b'.AU39];0;[.AU39];2;0)" office:value-type="float" office:value="0">
            <text:p>0</text:p>
          </table:table-cell>
          <table:table-cell table:style-name="ACE-13" table:formula="of:=COM.MICROSOFT.SWITCH([$'switches'.$B$1];1;[$'b'.AV39];0;[.AV39];2;0)" office:value-type="float" office:value="0">
            <text:p>0</text:p>
          </table:table-cell>
          <table:table-cell table:style-name="ACE-13" table:formula="of:=COM.MICROSOFT.SWITCH([$'switches'.$B$1];1;[$'b'.AW39];0;[.AW39];2;0)" office:value-type="float" office:value="0">
            <text:p>0</text:p>
          </table:table-cell>
          <table:table-cell table:style-name="ACE-13" table:formula="of:=COM.MICROSOFT.SWITCH([$'switches'.$B$1];1;[$'b'.AX39];0;[.AX3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0];0;[.B40];2;0)" office:value-type="float" office:value="0">
            <text:p>0</text:p>
          </table:table-cell>
          <table:table-cell table:style-name="ACE-13" table:formula="of:=COM.MICROSOFT.SWITCH([$'switches'.$B$1];1;[$'b'.C40];0;[.C40];2;0)" office:value-type="float" office:value="0">
            <text:p>0</text:p>
          </table:table-cell>
          <table:table-cell table:style-name="ACE-13" table:formula="of:=COM.MICROSOFT.SWITCH([$'switches'.$B$1];1;[$'b'.D40];0;[.D40];2;0)" office:value-type="float" office:value="0">
            <text:p>0</text:p>
          </table:table-cell>
          <table:table-cell table:style-name="ACE-13" table:formula="of:=COM.MICROSOFT.SWITCH([$'switches'.$B$1];1;[$'b'.E40];0;[.E40];2;0)" office:value-type="float" office:value="0">
            <text:p>0</text:p>
          </table:table-cell>
          <table:table-cell table:style-name="ACE-13" table:formula="of:=COM.MICROSOFT.SWITCH([$'switches'.$B$1];1;[$'b'.F40];0;[.F40];2;0)" office:value-type="float" office:value="0">
            <text:p>0</text:p>
          </table:table-cell>
          <table:table-cell table:style-name="ACE-13" table:formula="of:=COM.MICROSOFT.SWITCH([$'switches'.$B$1];1;[$'b'.G40];0;[.G40];2;0)" office:value-type="float" office:value="0">
            <text:p>0</text:p>
          </table:table-cell>
          <table:table-cell table:style-name="ACE-13" table:formula="of:=COM.MICROSOFT.SWITCH([$'switches'.$B$1];1;[$'b'.H40];0;[.H40];2;0)" office:value-type="float" office:value="0">
            <text:p>0</text:p>
          </table:table-cell>
          <table:table-cell table:style-name="ACE-13" table:formula="of:=COM.MICROSOFT.SWITCH([$'switches'.$B$1];1;[$'b'.I40];0;[.I40];2;0)" office:value-type="float" office:value="0">
            <text:p>0</text:p>
          </table:table-cell>
          <table:table-cell table:style-name="ACE-13" table:formula="of:=COM.MICROSOFT.SWITCH([$'switches'.$B$1];1;[$'b'.J40];0;[.J40];2;0)" office:value-type="float" office:value="0">
            <text:p>0</text:p>
          </table:table-cell>
          <table:table-cell table:style-name="ACE-13" table:formula="of:=COM.MICROSOFT.SWITCH([$'switches'.$B$1];1;[$'b'.K40];0;[.K40];2;0)" office:value-type="float" office:value="0">
            <text:p>0</text:p>
          </table:table-cell>
          <table:table-cell table:style-name="ACE-13" table:formula="of:=COM.MICROSOFT.SWITCH([$'switches'.$B$1];1;[$'b'.L40];0;[.L40];2;0)" office:value-type="float" office:value="0">
            <text:p>0</text:p>
          </table:table-cell>
          <table:table-cell table:style-name="ACE-13" table:formula="of:=COM.MICROSOFT.SWITCH([$'switches'.$B$1];1;[$'b'.M40];0;[.M40];2;0)" office:value-type="float" office:value="0">
            <text:p>0</text:p>
          </table:table-cell>
          <table:table-cell table:style-name="ACE-13" table:formula="of:=COM.MICROSOFT.SWITCH([$'switches'.$B$1];1;[$'b'.N40];0;[.N40];2;0)" office:value-type="float" office:value="0">
            <text:p>0</text:p>
          </table:table-cell>
          <table:table-cell table:style-name="ACE-13" table:formula="of:=COM.MICROSOFT.SWITCH([$'switches'.$B$1];1;[$'b'.O40];0;[.O40];2;0)" office:value-type="float" office:value="0">
            <text:p>0</text:p>
          </table:table-cell>
          <table:table-cell table:style-name="ACE-13" table:formula="of:=COM.MICROSOFT.SWITCH([$'switches'.$B$1];1;[$'b'.P40];0;[.P40];2;0)" office:value-type="float" office:value="0">
            <text:p>0</text:p>
          </table:table-cell>
          <table:table-cell table:style-name="ACE-13" table:formula="of:=COM.MICROSOFT.SWITCH([$'switches'.$B$1];1;[$'b'.Q40];0;[.Q40];2;0)" office:value-type="float" office:value="0">
            <text:p>0</text:p>
          </table:table-cell>
          <table:table-cell table:style-name="ACE-13" table:formula="of:=COM.MICROSOFT.SWITCH([$'switches'.$B$1];1;[$'b'.R40];0;[.R40];2;0)" office:value-type="float" office:value="0">
            <text:p>0</text:p>
          </table:table-cell>
          <table:table-cell table:style-name="ACE-13" table:formula="of:=COM.MICROSOFT.SWITCH([$'switches'.$B$1];1;[$'b'.S40];0;[.S40];2;0)" office:value-type="float" office:value="0">
            <text:p>0</text:p>
          </table:table-cell>
          <table:table-cell table:style-name="ACE-13" table:formula="of:=COM.MICROSOFT.SWITCH([$'switches'.$B$1];1;[$'b'.T40];0;[.T40];2;0)" office:value-type="float" office:value="0">
            <text:p>0</text:p>
          </table:table-cell>
          <table:table-cell table:style-name="ACE-13" table:formula="of:=COM.MICROSOFT.SWITCH([$'switches'.$B$1];1;[$'b'.U40];0;[.U40];2;0)" office:value-type="float" office:value="0">
            <text:p>0</text:p>
          </table:table-cell>
          <table:table-cell table:style-name="ACE-13" table:formula="of:=COM.MICROSOFT.SWITCH([$'switches'.$B$1];1;[$'b'.V40];0;[.V40];2;0)" office:value-type="float" office:value="0">
            <text:p>0</text:p>
          </table:table-cell>
          <table:table-cell table:style-name="ACE-13" table:formula="of:=COM.MICROSOFT.SWITCH([$'switches'.$B$1];1;[$'b'.W40];0;[.W40];2;0)" office:value-type="float" office:value="0">
            <text:p>0</text:p>
          </table:table-cell>
          <table:table-cell table:style-name="ACE-13" table:formula="of:=COM.MICROSOFT.SWITCH([$'switches'.$B$1];1;[$'b'.X40];0;[.X40];2;0)" office:value-type="float" office:value="0">
            <text:p>0</text:p>
          </table:table-cell>
          <table:table-cell table:style-name="ACE-13" table:formula="of:=COM.MICROSOFT.SWITCH([$'switches'.$B$1];1;[$'b'.Y40];0;[.Y40];2;0)" office:value-type="float" office:value="0">
            <text:p>0</text:p>
          </table:table-cell>
          <table:table-cell table:style-name="ACE-13" table:formula="of:=COM.MICROSOFT.SWITCH([$'switches'.$B$1];1;[$'b'.Z40];0;[.Z40];2;0)" office:value-type="float" office:value="0">
            <text:p>0</text:p>
          </table:table-cell>
          <table:table-cell table:style-name="ACE-13" table:formula="of:=COM.MICROSOFT.SWITCH([$'switches'.$B$1];1;[$'b'.AA40];0;[.AA40];2;0)" office:value-type="float" office:value="0">
            <text:p>0</text:p>
          </table:table-cell>
          <table:table-cell table:style-name="ACE-13" table:formula="of:=COM.MICROSOFT.SWITCH([$'switches'.$B$1];1;[$'b'.AB40];0;[.AB40];2;0)" office:value-type="float" office:value="0">
            <text:p>0</text:p>
          </table:table-cell>
          <table:table-cell table:style-name="ACE-13" table:formula="of:=COM.MICROSOFT.SWITCH([$'switches'.$B$1];1;[$'b'.AC40];0;[.AC40];2;0)" office:value-type="float" office:value="0">
            <text:p>0</text:p>
          </table:table-cell>
          <table:table-cell table:style-name="ACE-13" table:formula="of:=COM.MICROSOFT.SWITCH([$'switches'.$B$1];1;[$'b'.AD40];0;[.AD40];2;0)" office:value-type="float" office:value="0">
            <text:p>0</text:p>
          </table:table-cell>
          <table:table-cell table:style-name="ACE-13" table:formula="of:=COM.MICROSOFT.SWITCH([$'switches'.$B$1];1;[$'b'.AE40];0;[.AE40];2;0)" office:value-type="float" office:value="0">
            <text:p>0</text:p>
          </table:table-cell>
          <table:table-cell table:style-name="ACE-13" table:formula="of:=COM.MICROSOFT.SWITCH([$'switches'.$B$1];1;[$'b'.AF40];0;[.AF40];2;0)" office:value-type="float" office:value="0">
            <text:p>0</text:p>
          </table:table-cell>
          <table:table-cell table:style-name="ACE-13" table:formula="of:=COM.MICROSOFT.SWITCH([$'switches'.$B$1];1;[$'b'.AG40];0;[.AG40];2;0)" office:value-type="float" office:value="0">
            <text:p>0</text:p>
          </table:table-cell>
          <table:table-cell table:style-name="ACE-13" table:formula="of:=COM.MICROSOFT.SWITCH([$'switches'.$B$1];1;[$'b'.AH40];0;[.AH40];2;0)" office:value-type="float" office:value="0">
            <text:p>0</text:p>
          </table:table-cell>
          <table:table-cell table:style-name="ACE-13" table:formula="of:=COM.MICROSOFT.SWITCH([$'switches'.$B$1];1;[$'b'.AI40];0;[.AI40];2;0)" office:value-type="float" office:value="0">
            <text:p>0</text:p>
          </table:table-cell>
          <table:table-cell table:style-name="ACE-13" table:formula="of:=COM.MICROSOFT.SWITCH([$'switches'.$B$1];1;[$'b'.AJ40];0;[.AJ40];2;0)" office:value-type="float" office:value="0">
            <text:p>0</text:p>
          </table:table-cell>
          <table:table-cell table:style-name="ACE-13" table:formula="of:=COM.MICROSOFT.SWITCH([$'switches'.$B$1];1;[$'b'.AK40];0;[.AK40];2;0)" office:value-type="float" office:value="0">
            <text:p>0</text:p>
          </table:table-cell>
          <table:table-cell table:style-name="ACE-13" table:formula="of:=COM.MICROSOFT.SWITCH([$'switches'.$B$1];1;[$'b'.AL40];0;[.AL40];2;0)" office:value-type="float" office:value="0">
            <text:p>0</text:p>
          </table:table-cell>
          <table:table-cell table:style-name="ACE-13" table:formula="of:=COM.MICROSOFT.SWITCH([$'switches'.$B$1];1;[$'b'.AM40];0;[.AM40];2;0)" office:value-type="float" office:value="0">
            <text:p>0</text:p>
          </table:table-cell>
          <table:table-cell table:style-name="ACE-13" table:formula="of:=COM.MICROSOFT.SWITCH([$'switches'.$B$1];1;[$'b'.AN40];0;[.AN40];2;0)" office:value-type="float" office:value="0">
            <text:p>0</text:p>
          </table:table-cell>
          <table:table-cell table:style-name="ACE-13" table:formula="of:=COM.MICROSOFT.SWITCH([$'switches'.$B$1];1;[$'b'.AO40];0;[.AO40];2;0)" office:value-type="float" office:value="0">
            <text:p>0</text:p>
          </table:table-cell>
          <table:table-cell table:style-name="ACE-13" table:formula="of:=COM.MICROSOFT.SWITCH([$'switches'.$B$1];1;[$'b'.AP40];0;[.AP40];2;0)" office:value-type="float" office:value="0">
            <text:p>0</text:p>
          </table:table-cell>
          <table:table-cell table:style-name="ACE-13" table:formula="of:=COM.MICROSOFT.SWITCH([$'switches'.$B$1];1;[$'b'.AQ40];0;[.AQ40];2;0)" office:value-type="float" office:value="0">
            <text:p>0</text:p>
          </table:table-cell>
          <table:table-cell table:style-name="ACE-13" table:formula="of:=COM.MICROSOFT.SWITCH([$'switches'.$B$1];1;[$'b'.AR40];0;[.AR40];2;0)" office:value-type="float" office:value="0">
            <text:p>0</text:p>
          </table:table-cell>
          <table:table-cell table:style-name="ACE-13" table:formula="of:=COM.MICROSOFT.SWITCH([$'switches'.$B$1];1;[$'b'.AS40];0;[.AS40];2;0)" office:value-type="float" office:value="0">
            <text:p>0</text:p>
          </table:table-cell>
          <table:table-cell table:style-name="ACE-13" table:formula="of:=COM.MICROSOFT.SWITCH([$'switches'.$B$1];1;[$'b'.AT40];0;[.AT40];2;0)" office:value-type="float" office:value="0">
            <text:p>0</text:p>
          </table:table-cell>
          <table:table-cell table:style-name="ACE-13" table:formula="of:=COM.MICROSOFT.SWITCH([$'switches'.$B$1];1;[$'b'.AU40];0;[.AU40];2;0)" office:value-type="float" office:value="0">
            <text:p>0</text:p>
          </table:table-cell>
          <table:table-cell table:style-name="ACE-13" table:formula="of:=COM.MICROSOFT.SWITCH([$'switches'.$B$1];1;[$'b'.AV40];0;[.AV40];2;0)" office:value-type="float" office:value="0">
            <text:p>0</text:p>
          </table:table-cell>
          <table:table-cell table:style-name="ACE-13" table:formula="of:=COM.MICROSOFT.SWITCH([$'switches'.$B$1];1;[$'b'.AW40];0;[.AW40];2;0)" office:value-type="float" office:value="0">
            <text:p>0</text:p>
          </table:table-cell>
          <table:table-cell table:style-name="ACE-13" table:formula="of:=COM.MICROSOFT.SWITCH([$'switches'.$B$1];1;[$'b'.AX40];0;[.AX4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1];0;[.B41];2;0)" office:value-type="float" office:value="0">
            <text:p>0</text:p>
          </table:table-cell>
          <table:table-cell table:style-name="ACE-13" table:formula="of:=COM.MICROSOFT.SWITCH([$'switches'.$B$1];1;[$'b'.C41];0;[.C41];2;0)" office:value-type="float" office:value="0">
            <text:p>0</text:p>
          </table:table-cell>
          <table:table-cell table:style-name="ACE-13" table:formula="of:=COM.MICROSOFT.SWITCH([$'switches'.$B$1];1;[$'b'.D41];0;[.D41];2;0)" office:value-type="float" office:value="0">
            <text:p>0</text:p>
          </table:table-cell>
          <table:table-cell table:style-name="ACE-13" table:formula="of:=COM.MICROSOFT.SWITCH([$'switches'.$B$1];1;[$'b'.E41];0;[.E41];2;0)" office:value-type="float" office:value="0">
            <text:p>0</text:p>
          </table:table-cell>
          <table:table-cell table:style-name="ACE-13" table:formula="of:=COM.MICROSOFT.SWITCH([$'switches'.$B$1];1;[$'b'.F41];0;[.F41];2;0)" office:value-type="float" office:value="0">
            <text:p>0</text:p>
          </table:table-cell>
          <table:table-cell table:style-name="ACE-13" table:formula="of:=COM.MICROSOFT.SWITCH([$'switches'.$B$1];1;[$'b'.G41];0;[.G41];2;0)" office:value-type="float" office:value="0">
            <text:p>0</text:p>
          </table:table-cell>
          <table:table-cell table:style-name="ACE-13" table:formula="of:=COM.MICROSOFT.SWITCH([$'switches'.$B$1];1;[$'b'.H41];0;[.H41];2;0)" office:value-type="float" office:value="0">
            <text:p>0</text:p>
          </table:table-cell>
          <table:table-cell table:style-name="ACE-13" table:formula="of:=COM.MICROSOFT.SWITCH([$'switches'.$B$1];1;[$'b'.I41];0;[.I41];2;0)" office:value-type="float" office:value="0">
            <text:p>0</text:p>
          </table:table-cell>
          <table:table-cell table:style-name="ACE-13" table:formula="of:=COM.MICROSOFT.SWITCH([$'switches'.$B$1];1;[$'b'.J41];0;[.J41];2;0)" office:value-type="float" office:value="0">
            <text:p>0</text:p>
          </table:table-cell>
          <table:table-cell table:style-name="ACE-13" table:formula="of:=COM.MICROSOFT.SWITCH([$'switches'.$B$1];1;[$'b'.K41];0;[.K41];2;0)" office:value-type="float" office:value="0">
            <text:p>0</text:p>
          </table:table-cell>
          <table:table-cell table:style-name="ACE-13" table:formula="of:=COM.MICROSOFT.SWITCH([$'switches'.$B$1];1;[$'b'.L41];0;[.L41];2;0)" office:value-type="float" office:value="0">
            <text:p>0</text:p>
          </table:table-cell>
          <table:table-cell table:style-name="ACE-13" table:formula="of:=COM.MICROSOFT.SWITCH([$'switches'.$B$1];1;[$'b'.M41];0;[.M41];2;0)" office:value-type="float" office:value="0">
            <text:p>0</text:p>
          </table:table-cell>
          <table:table-cell table:style-name="ACE-13" table:formula="of:=COM.MICROSOFT.SWITCH([$'switches'.$B$1];1;[$'b'.N41];0;[.N41];2;0)" office:value-type="float" office:value="0">
            <text:p>0</text:p>
          </table:table-cell>
          <table:table-cell table:style-name="ACE-13" table:formula="of:=COM.MICROSOFT.SWITCH([$'switches'.$B$1];1;[$'b'.O41];0;[.O41];2;0)" office:value-type="float" office:value="0">
            <text:p>0</text:p>
          </table:table-cell>
          <table:table-cell table:style-name="ACE-13" table:formula="of:=COM.MICROSOFT.SWITCH([$'switches'.$B$1];1;[$'b'.P41];0;[.P41];2;0)" office:value-type="float" office:value="0">
            <text:p>0</text:p>
          </table:table-cell>
          <table:table-cell table:style-name="ACE-13" table:formula="of:=COM.MICROSOFT.SWITCH([$'switches'.$B$1];1;[$'b'.Q41];0;[.Q41];2;0)" office:value-type="float" office:value="0">
            <text:p>0</text:p>
          </table:table-cell>
          <table:table-cell table:style-name="ACE-13" table:formula="of:=COM.MICROSOFT.SWITCH([$'switches'.$B$1];1;[$'b'.R41];0;[.R41];2;0)" office:value-type="float" office:value="0">
            <text:p>0</text:p>
          </table:table-cell>
          <table:table-cell table:style-name="ACE-13" table:formula="of:=COM.MICROSOFT.SWITCH([$'switches'.$B$1];1;[$'b'.S41];0;[.S41];2;0)" office:value-type="float" office:value="0">
            <text:p>0</text:p>
          </table:table-cell>
          <table:table-cell table:style-name="ACE-13" table:formula="of:=COM.MICROSOFT.SWITCH([$'switches'.$B$1];1;[$'b'.T41];0;[.T41];2;0)" office:value-type="float" office:value="0">
            <text:p>0</text:p>
          </table:table-cell>
          <table:table-cell table:style-name="ACE-13" table:formula="of:=COM.MICROSOFT.SWITCH([$'switches'.$B$1];1;[$'b'.U41];0;[.U41];2;0)" office:value-type="float" office:value="0">
            <text:p>0</text:p>
          </table:table-cell>
          <table:table-cell table:style-name="ACE-13" table:formula="of:=COM.MICROSOFT.SWITCH([$'switches'.$B$1];1;[$'b'.V41];0;[.V41];2;0)" office:value-type="float" office:value="0">
            <text:p>0</text:p>
          </table:table-cell>
          <table:table-cell table:style-name="ACE-13" table:formula="of:=COM.MICROSOFT.SWITCH([$'switches'.$B$1];1;[$'b'.W41];0;[.W41];2;0)" office:value-type="float" office:value="0">
            <text:p>0</text:p>
          </table:table-cell>
          <table:table-cell table:style-name="ACE-13" table:formula="of:=COM.MICROSOFT.SWITCH([$'switches'.$B$1];1;[$'b'.X41];0;[.X41];2;0)" office:value-type="float" office:value="0">
            <text:p>0</text:p>
          </table:table-cell>
          <table:table-cell table:style-name="ACE-13" table:formula="of:=COM.MICROSOFT.SWITCH([$'switches'.$B$1];1;[$'b'.Y41];0;[.Y41];2;0)" office:value-type="float" office:value="0">
            <text:p>0</text:p>
          </table:table-cell>
          <table:table-cell table:style-name="ACE-13" table:formula="of:=COM.MICROSOFT.SWITCH([$'switches'.$B$1];1;[$'b'.Z41];0;[.Z41];2;0)" office:value-type="float" office:value="0">
            <text:p>0</text:p>
          </table:table-cell>
          <table:table-cell table:style-name="ACE-13" table:formula="of:=COM.MICROSOFT.SWITCH([$'switches'.$B$1];1;[$'b'.AA41];0;[.AA41];2;0)" office:value-type="float" office:value="0">
            <text:p>0</text:p>
          </table:table-cell>
          <table:table-cell table:style-name="ACE-13" table:formula="of:=COM.MICROSOFT.SWITCH([$'switches'.$B$1];1;[$'b'.AB41];0;[.AB41];2;0)" office:value-type="float" office:value="0">
            <text:p>0</text:p>
          </table:table-cell>
          <table:table-cell table:style-name="ACE-13" table:formula="of:=COM.MICROSOFT.SWITCH([$'switches'.$B$1];1;[$'b'.AC41];0;[.AC41];2;0)" office:value-type="float" office:value="0">
            <text:p>0</text:p>
          </table:table-cell>
          <table:table-cell table:style-name="ACE-13" table:formula="of:=COM.MICROSOFT.SWITCH([$'switches'.$B$1];1;[$'b'.AD41];0;[.AD41];2;0)" office:value-type="float" office:value="0">
            <text:p>0</text:p>
          </table:table-cell>
          <table:table-cell table:style-name="ACE-13" table:formula="of:=COM.MICROSOFT.SWITCH([$'switches'.$B$1];1;[$'b'.AE41];0;[.AE41];2;0)" office:value-type="float" office:value="0">
            <text:p>0</text:p>
          </table:table-cell>
          <table:table-cell table:style-name="ACE-13" table:formula="of:=COM.MICROSOFT.SWITCH([$'switches'.$B$1];1;[$'b'.AF41];0;[.AF41];2;0)" office:value-type="float" office:value="0">
            <text:p>0</text:p>
          </table:table-cell>
          <table:table-cell table:style-name="ACE-13" table:formula="of:=COM.MICROSOFT.SWITCH([$'switches'.$B$1];1;[$'b'.AG41];0;[.AG41];2;0)" office:value-type="float" office:value="0">
            <text:p>0</text:p>
          </table:table-cell>
          <table:table-cell table:style-name="ACE-13" table:formula="of:=COM.MICROSOFT.SWITCH([$'switches'.$B$1];1;[$'b'.AH41];0;[.AH41];2;0)" office:value-type="float" office:value="0">
            <text:p>0</text:p>
          </table:table-cell>
          <table:table-cell table:style-name="ACE-13" table:formula="of:=COM.MICROSOFT.SWITCH([$'switches'.$B$1];1;[$'b'.AI41];0;[.AI41];2;0)" office:value-type="float" office:value="0">
            <text:p>0</text:p>
          </table:table-cell>
          <table:table-cell table:style-name="ACE-13" table:formula="of:=COM.MICROSOFT.SWITCH([$'switches'.$B$1];1;[$'b'.AJ41];0;[.AJ41];2;0)" office:value-type="float" office:value="0">
            <text:p>0</text:p>
          </table:table-cell>
          <table:table-cell table:style-name="ACE-13" table:formula="of:=COM.MICROSOFT.SWITCH([$'switches'.$B$1];1;[$'b'.AK41];0;[.AK41];2;0)" office:value-type="float" office:value="0">
            <text:p>0</text:p>
          </table:table-cell>
          <table:table-cell table:style-name="ACE-13" table:formula="of:=COM.MICROSOFT.SWITCH([$'switches'.$B$1];1;[$'b'.AL41];0;[.AL41];2;0)" office:value-type="float" office:value="0">
            <text:p>0</text:p>
          </table:table-cell>
          <table:table-cell table:style-name="ACE-13" table:formula="of:=COM.MICROSOFT.SWITCH([$'switches'.$B$1];1;[$'b'.AM41];0;[.AM41];2;0)" office:value-type="float" office:value="0">
            <text:p>0</text:p>
          </table:table-cell>
          <table:table-cell table:style-name="ACE-13" table:formula="of:=COM.MICROSOFT.SWITCH([$'switches'.$B$1];1;[$'b'.AN41];0;[.AN41];2;0)" office:value-type="float" office:value="0">
            <text:p>0</text:p>
          </table:table-cell>
          <table:table-cell table:style-name="ACE-13" table:formula="of:=COM.MICROSOFT.SWITCH([$'switches'.$B$1];1;[$'b'.AO41];0;[.AO41];2;0)" office:value-type="float" office:value="0">
            <text:p>0</text:p>
          </table:table-cell>
          <table:table-cell table:style-name="ACE-13" table:formula="of:=COM.MICROSOFT.SWITCH([$'switches'.$B$1];1;[$'b'.AP41];0;[.AP41];2;0)" office:value-type="float" office:value="0">
            <text:p>0</text:p>
          </table:table-cell>
          <table:table-cell table:style-name="ACE-13" table:formula="of:=COM.MICROSOFT.SWITCH([$'switches'.$B$1];1;[$'b'.AQ41];0;[.AQ41];2;0)" office:value-type="float" office:value="0">
            <text:p>0</text:p>
          </table:table-cell>
          <table:table-cell table:style-name="ACE-13" table:formula="of:=COM.MICROSOFT.SWITCH([$'switches'.$B$1];1;[$'b'.AR41];0;[.AR41];2;0)" office:value-type="float" office:value="0">
            <text:p>0</text:p>
          </table:table-cell>
          <table:table-cell table:style-name="ACE-13" table:formula="of:=COM.MICROSOFT.SWITCH([$'switches'.$B$1];1;[$'b'.AS41];0;[.AS41];2;0)" office:value-type="float" office:value="0">
            <text:p>0</text:p>
          </table:table-cell>
          <table:table-cell table:style-name="ACE-13" table:formula="of:=COM.MICROSOFT.SWITCH([$'switches'.$B$1];1;[$'b'.AT41];0;[.AT41];2;0)" office:value-type="float" office:value="0">
            <text:p>0</text:p>
          </table:table-cell>
          <table:table-cell table:style-name="ACE-13" table:formula="of:=COM.MICROSOFT.SWITCH([$'switches'.$B$1];1;[$'b'.AU41];0;[.AU41];2;0)" office:value-type="float" office:value="0">
            <text:p>0</text:p>
          </table:table-cell>
          <table:table-cell table:style-name="ACE-13" table:formula="of:=COM.MICROSOFT.SWITCH([$'switches'.$B$1];1;[$'b'.AV41];0;[.AV41];2;0)" office:value-type="float" office:value="0">
            <text:p>0</text:p>
          </table:table-cell>
          <table:table-cell table:style-name="ACE-13" table:formula="of:=COM.MICROSOFT.SWITCH([$'switches'.$B$1];1;[$'b'.AW41];0;[.AW41];2;0)" office:value-type="float" office:value="0">
            <text:p>0</text:p>
          </table:table-cell>
          <table:table-cell table:style-name="ACE-13" table:formula="of:=COM.MICROSOFT.SWITCH([$'switches'.$B$1];1;[$'b'.AX41];0;[.AX41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2];0;[.B42];2;0)" office:value-type="float" office:value="0">
            <text:p>0</text:p>
          </table:table-cell>
          <table:table-cell table:style-name="ACE-13" table:formula="of:=COM.MICROSOFT.SWITCH([$'switches'.$B$1];1;[$'b'.C42];0;[.C42];2;0)" office:value-type="float" office:value="0">
            <text:p>0</text:p>
          </table:table-cell>
          <table:table-cell table:style-name="ACE-13" table:formula="of:=COM.MICROSOFT.SWITCH([$'switches'.$B$1];1;[$'b'.D42];0;[.D42];2;0)" office:value-type="float" office:value="0">
            <text:p>0</text:p>
          </table:table-cell>
          <table:table-cell table:style-name="ACE-13" table:formula="of:=COM.MICROSOFT.SWITCH([$'switches'.$B$1];1;[$'b'.E42];0;[.E42];2;0)" office:value-type="float" office:value="0">
            <text:p>0</text:p>
          </table:table-cell>
          <table:table-cell table:style-name="ACE-13" table:formula="of:=COM.MICROSOFT.SWITCH([$'switches'.$B$1];1;[$'b'.F42];0;[.F42];2;0)" office:value-type="float" office:value="0">
            <text:p>0</text:p>
          </table:table-cell>
          <table:table-cell table:style-name="ACE-13" table:formula="of:=COM.MICROSOFT.SWITCH([$'switches'.$B$1];1;[$'b'.G42];0;[.G42];2;0)" office:value-type="float" office:value="0">
            <text:p>0</text:p>
          </table:table-cell>
          <table:table-cell table:style-name="ACE-13" table:formula="of:=COM.MICROSOFT.SWITCH([$'switches'.$B$1];1;[$'b'.H42];0;[.H42];2;0)" office:value-type="float" office:value="0">
            <text:p>0</text:p>
          </table:table-cell>
          <table:table-cell table:style-name="ACE-13" table:formula="of:=COM.MICROSOFT.SWITCH([$'switches'.$B$1];1;[$'b'.I42];0;[.I42];2;0)" office:value-type="float" office:value="0">
            <text:p>0</text:p>
          </table:table-cell>
          <table:table-cell table:style-name="ACE-13" table:formula="of:=COM.MICROSOFT.SWITCH([$'switches'.$B$1];1;[$'b'.J42];0;[.J42];2;0)" office:value-type="float" office:value="0">
            <text:p>0</text:p>
          </table:table-cell>
          <table:table-cell table:style-name="ACE-13" table:formula="of:=COM.MICROSOFT.SWITCH([$'switches'.$B$1];1;[$'b'.K42];0;[.K42];2;0)" office:value-type="float" office:value="0">
            <text:p>0</text:p>
          </table:table-cell>
          <table:table-cell table:style-name="ACE-13" table:formula="of:=COM.MICROSOFT.SWITCH([$'switches'.$B$1];1;[$'b'.L42];0;[.L42];2;0)" office:value-type="float" office:value="0">
            <text:p>0</text:p>
          </table:table-cell>
          <table:table-cell table:style-name="ACE-13" table:formula="of:=COM.MICROSOFT.SWITCH([$'switches'.$B$1];1;[$'b'.M42];0;[.M42];2;0)" office:value-type="float" office:value="0">
            <text:p>0</text:p>
          </table:table-cell>
          <table:table-cell table:style-name="ACE-13" table:formula="of:=COM.MICROSOFT.SWITCH([$'switches'.$B$1];1;[$'b'.N42];0;[.N42];2;0)" office:value-type="float" office:value="0">
            <text:p>0</text:p>
          </table:table-cell>
          <table:table-cell table:style-name="ACE-13" table:formula="of:=COM.MICROSOFT.SWITCH([$'switches'.$B$1];1;[$'b'.O42];0;[.O42];2;0)" office:value-type="float" office:value="0">
            <text:p>0</text:p>
          </table:table-cell>
          <table:table-cell table:style-name="ACE-13" table:formula="of:=COM.MICROSOFT.SWITCH([$'switches'.$B$1];1;[$'b'.P42];0;[.P42];2;0)" office:value-type="float" office:value="0">
            <text:p>0</text:p>
          </table:table-cell>
          <table:table-cell table:style-name="ACE-13" table:formula="of:=COM.MICROSOFT.SWITCH([$'switches'.$B$1];1;[$'b'.Q42];0;[.Q42];2;0)" office:value-type="float" office:value="0">
            <text:p>0</text:p>
          </table:table-cell>
          <table:table-cell table:style-name="ACE-13" table:formula="of:=COM.MICROSOFT.SWITCH([$'switches'.$B$1];1;[$'b'.R42];0;[.R42];2;0)" office:value-type="float" office:value="0">
            <text:p>0</text:p>
          </table:table-cell>
          <table:table-cell table:style-name="ACE-13" table:formula="of:=COM.MICROSOFT.SWITCH([$'switches'.$B$1];1;[$'b'.S42];0;[.S42];2;0)" office:value-type="float" office:value="0">
            <text:p>0</text:p>
          </table:table-cell>
          <table:table-cell table:style-name="ACE-13" table:formula="of:=COM.MICROSOFT.SWITCH([$'switches'.$B$1];1;[$'b'.T42];0;[.T42];2;0)" office:value-type="float" office:value="0">
            <text:p>0</text:p>
          </table:table-cell>
          <table:table-cell table:style-name="ACE-13" table:formula="of:=COM.MICROSOFT.SWITCH([$'switches'.$B$1];1;[$'b'.U42];0;[.U42];2;0)" office:value-type="float" office:value="0">
            <text:p>0</text:p>
          </table:table-cell>
          <table:table-cell table:style-name="ACE-13" table:formula="of:=COM.MICROSOFT.SWITCH([$'switches'.$B$1];1;[$'b'.V42];0;[.V42];2;0)" office:value-type="float" office:value="0">
            <text:p>0</text:p>
          </table:table-cell>
          <table:table-cell table:style-name="ACE-13" table:formula="of:=COM.MICROSOFT.SWITCH([$'switches'.$B$1];1;[$'b'.W42];0;[.W42];2;0)" office:value-type="float" office:value="0">
            <text:p>0</text:p>
          </table:table-cell>
          <table:table-cell table:style-name="ACE-13" table:formula="of:=COM.MICROSOFT.SWITCH([$'switches'.$B$1];1;[$'b'.X42];0;[.X42];2;0)" office:value-type="float" office:value="0">
            <text:p>0</text:p>
          </table:table-cell>
          <table:table-cell table:style-name="ACE-13" table:formula="of:=COM.MICROSOFT.SWITCH([$'switches'.$B$1];1;[$'b'.Y42];0;[.Y42];2;0)" office:value-type="float" office:value="0">
            <text:p>0</text:p>
          </table:table-cell>
          <table:table-cell table:style-name="ACE-13" table:formula="of:=COM.MICROSOFT.SWITCH([$'switches'.$B$1];1;[$'b'.Z42];0;[.Z42];2;0)" office:value-type="float" office:value="0">
            <text:p>0</text:p>
          </table:table-cell>
          <table:table-cell table:style-name="ACE-13" table:formula="of:=COM.MICROSOFT.SWITCH([$'switches'.$B$1];1;[$'b'.AA42];0;[.AA42];2;0)" office:value-type="float" office:value="0">
            <text:p>0</text:p>
          </table:table-cell>
          <table:table-cell table:style-name="ACE-13" table:formula="of:=COM.MICROSOFT.SWITCH([$'switches'.$B$1];1;[$'b'.AB42];0;[.AB42];2;0)" office:value-type="float" office:value="0">
            <text:p>0</text:p>
          </table:table-cell>
          <table:table-cell table:style-name="ACE-13" table:formula="of:=COM.MICROSOFT.SWITCH([$'switches'.$B$1];1;[$'b'.AC42];0;[.AC42];2;0)" office:value-type="float" office:value="0">
            <text:p>0</text:p>
          </table:table-cell>
          <table:table-cell table:style-name="ACE-13" table:formula="of:=COM.MICROSOFT.SWITCH([$'switches'.$B$1];1;[$'b'.AD42];0;[.AD42];2;0)" office:value-type="float" office:value="0">
            <text:p>0</text:p>
          </table:table-cell>
          <table:table-cell table:style-name="ACE-13" table:formula="of:=COM.MICROSOFT.SWITCH([$'switches'.$B$1];1;[$'b'.AE42];0;[.AE42];2;0)" office:value-type="float" office:value="0">
            <text:p>0</text:p>
          </table:table-cell>
          <table:table-cell table:style-name="ACE-13" table:formula="of:=COM.MICROSOFT.SWITCH([$'switches'.$B$1];1;[$'b'.AF42];0;[.AF42];2;0)" office:value-type="float" office:value="0">
            <text:p>0</text:p>
          </table:table-cell>
          <table:table-cell table:style-name="ACE-13" table:formula="of:=COM.MICROSOFT.SWITCH([$'switches'.$B$1];1;[$'b'.AG42];0;[.AG42];2;0)" office:value-type="float" office:value="0">
            <text:p>0</text:p>
          </table:table-cell>
          <table:table-cell table:style-name="ACE-13" table:formula="of:=COM.MICROSOFT.SWITCH([$'switches'.$B$1];1;[$'b'.AH42];0;[.AH42];2;0)" office:value-type="float" office:value="0">
            <text:p>0</text:p>
          </table:table-cell>
          <table:table-cell table:style-name="ACE-13" table:formula="of:=COM.MICROSOFT.SWITCH([$'switches'.$B$1];1;[$'b'.AI42];0;[.AI42];2;0)" office:value-type="float" office:value="0">
            <text:p>0</text:p>
          </table:table-cell>
          <table:table-cell table:style-name="ACE-13" table:formula="of:=COM.MICROSOFT.SWITCH([$'switches'.$B$1];1;[$'b'.AJ42];0;[.AJ42];2;0)" office:value-type="float" office:value="0">
            <text:p>0</text:p>
          </table:table-cell>
          <table:table-cell table:style-name="ACE-13" table:formula="of:=COM.MICROSOFT.SWITCH([$'switches'.$B$1];1;[$'b'.AK42];0;[.AK42];2;0)" office:value-type="float" office:value="0">
            <text:p>0</text:p>
          </table:table-cell>
          <table:table-cell table:style-name="ACE-13" table:formula="of:=COM.MICROSOFT.SWITCH([$'switches'.$B$1];1;[$'b'.AL42];0;[.AL42];2;0)" office:value-type="float" office:value="0">
            <text:p>0</text:p>
          </table:table-cell>
          <table:table-cell table:style-name="ACE-13" table:formula="of:=COM.MICROSOFT.SWITCH([$'switches'.$B$1];1;[$'b'.AM42];0;[.AM42];2;0)" office:value-type="float" office:value="0">
            <text:p>0</text:p>
          </table:table-cell>
          <table:table-cell table:style-name="ACE-13" table:formula="of:=COM.MICROSOFT.SWITCH([$'switches'.$B$1];1;[$'b'.AN42];0;[.AN42];2;0)" office:value-type="float" office:value="0">
            <text:p>0</text:p>
          </table:table-cell>
          <table:table-cell table:style-name="ACE-13" table:formula="of:=COM.MICROSOFT.SWITCH([$'switches'.$B$1];1;[$'b'.AO42];0;[.AO42];2;0)" office:value-type="float" office:value="0">
            <text:p>0</text:p>
          </table:table-cell>
          <table:table-cell table:style-name="ACE-13" table:formula="of:=COM.MICROSOFT.SWITCH([$'switches'.$B$1];1;[$'b'.AP42];0;[.AP42];2;0)" office:value-type="float" office:value="0">
            <text:p>0</text:p>
          </table:table-cell>
          <table:table-cell table:style-name="ACE-13" table:formula="of:=COM.MICROSOFT.SWITCH([$'switches'.$B$1];1;[$'b'.AQ42];0;[.AQ42];2;0)" office:value-type="float" office:value="0">
            <text:p>0</text:p>
          </table:table-cell>
          <table:table-cell table:style-name="ACE-13" table:formula="of:=COM.MICROSOFT.SWITCH([$'switches'.$B$1];1;[$'b'.AR42];0;[.AR42];2;0)" office:value-type="float" office:value="0">
            <text:p>0</text:p>
          </table:table-cell>
          <table:table-cell table:style-name="ACE-13" table:formula="of:=COM.MICROSOFT.SWITCH([$'switches'.$B$1];1;[$'b'.AS42];0;[.AS42];2;0)" office:value-type="float" office:value="0">
            <text:p>0</text:p>
          </table:table-cell>
          <table:table-cell table:style-name="ACE-13" table:formula="of:=COM.MICROSOFT.SWITCH([$'switches'.$B$1];1;[$'b'.AT42];0;[.AT42];2;0)" office:value-type="float" office:value="0">
            <text:p>0</text:p>
          </table:table-cell>
          <table:table-cell table:style-name="ACE-13" table:formula="of:=COM.MICROSOFT.SWITCH([$'switches'.$B$1];1;[$'b'.AU42];0;[.AU42];2;0)" office:value-type="float" office:value="0">
            <text:p>0</text:p>
          </table:table-cell>
          <table:table-cell table:style-name="ACE-13" table:formula="of:=COM.MICROSOFT.SWITCH([$'switches'.$B$1];1;[$'b'.AV42];0;[.AV42];2;0)" office:value-type="float" office:value="0">
            <text:p>0</text:p>
          </table:table-cell>
          <table:table-cell table:style-name="ACE-13" table:formula="of:=COM.MICROSOFT.SWITCH([$'switches'.$B$1];1;[$'b'.AW42];0;[.AW42];2;0)" office:value-type="float" office:value="0">
            <text:p>0</text:p>
          </table:table-cell>
          <table:table-cell table:style-name="ACE-13" table:formula="of:=COM.MICROSOFT.SWITCH([$'switches'.$B$1];1;[$'b'.AX42];0;[.AX42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3];0;[.B43];2;0)" office:value-type="float" office:value="0">
            <text:p>0</text:p>
          </table:table-cell>
          <table:table-cell table:style-name="ACE-13" table:formula="of:=COM.MICROSOFT.SWITCH([$'switches'.$B$1];1;[$'b'.C43];0;[.C43];2;0)" office:value-type="float" office:value="0">
            <text:p>0</text:p>
          </table:table-cell>
          <table:table-cell table:style-name="ACE-13" table:formula="of:=COM.MICROSOFT.SWITCH([$'switches'.$B$1];1;[$'b'.D43];0;[.D43];2;0)" office:value-type="float" office:value="0">
            <text:p>0</text:p>
          </table:table-cell>
          <table:table-cell table:style-name="ACE-13" table:formula="of:=COM.MICROSOFT.SWITCH([$'switches'.$B$1];1;[$'b'.E43];0;[.E43];2;0)" office:value-type="float" office:value="0">
            <text:p>0</text:p>
          </table:table-cell>
          <table:table-cell table:style-name="ACE-13" table:formula="of:=COM.MICROSOFT.SWITCH([$'switches'.$B$1];1;[$'b'.F43];0;[.F43];2;0)" office:value-type="float" office:value="0">
            <text:p>0</text:p>
          </table:table-cell>
          <table:table-cell table:style-name="ACE-13" table:formula="of:=COM.MICROSOFT.SWITCH([$'switches'.$B$1];1;[$'b'.G43];0;[.G43];2;0)" office:value-type="float" office:value="0">
            <text:p>0</text:p>
          </table:table-cell>
          <table:table-cell table:style-name="ACE-13" table:formula="of:=COM.MICROSOFT.SWITCH([$'switches'.$B$1];1;[$'b'.H43];0;[.H43];2;0)" office:value-type="float" office:value="0">
            <text:p>0</text:p>
          </table:table-cell>
          <table:table-cell table:style-name="ACE-13" table:formula="of:=COM.MICROSOFT.SWITCH([$'switches'.$B$1];1;[$'b'.I43];0;[.I43];2;0)" office:value-type="float" office:value="0">
            <text:p>0</text:p>
          </table:table-cell>
          <table:table-cell table:style-name="ACE-13" table:formula="of:=COM.MICROSOFT.SWITCH([$'switches'.$B$1];1;[$'b'.J43];0;[.J43];2;0)" office:value-type="float" office:value="0">
            <text:p>0</text:p>
          </table:table-cell>
          <table:table-cell table:style-name="ACE-13" table:formula="of:=COM.MICROSOFT.SWITCH([$'switches'.$B$1];1;[$'b'.K43];0;[.K43];2;0)" office:value-type="float" office:value="0">
            <text:p>0</text:p>
          </table:table-cell>
          <table:table-cell table:style-name="ACE-13" table:formula="of:=COM.MICROSOFT.SWITCH([$'switches'.$B$1];1;[$'b'.L43];0;[.L43];2;0)" office:value-type="float" office:value="0">
            <text:p>0</text:p>
          </table:table-cell>
          <table:table-cell table:style-name="ACE-13" table:formula="of:=COM.MICROSOFT.SWITCH([$'switches'.$B$1];1;[$'b'.M43];0;[.M43];2;0)" office:value-type="float" office:value="0">
            <text:p>0</text:p>
          </table:table-cell>
          <table:table-cell table:style-name="ACE-13" table:formula="of:=COM.MICROSOFT.SWITCH([$'switches'.$B$1];1;[$'b'.N43];0;[.N43];2;0)" office:value-type="float" office:value="0">
            <text:p>0</text:p>
          </table:table-cell>
          <table:table-cell table:style-name="ACE-13" table:formula="of:=COM.MICROSOFT.SWITCH([$'switches'.$B$1];1;[$'b'.O43];0;[.O43];2;0)" office:value-type="float" office:value="0">
            <text:p>0</text:p>
          </table:table-cell>
          <table:table-cell table:style-name="ACE-13" table:formula="of:=COM.MICROSOFT.SWITCH([$'switches'.$B$1];1;[$'b'.P43];0;[.P43];2;0)" office:value-type="float" office:value="0">
            <text:p>0</text:p>
          </table:table-cell>
          <table:table-cell table:style-name="ACE-13" table:formula="of:=COM.MICROSOFT.SWITCH([$'switches'.$B$1];1;[$'b'.Q43];0;[.Q43];2;0)" office:value-type="float" office:value="0">
            <text:p>0</text:p>
          </table:table-cell>
          <table:table-cell table:style-name="ACE-13" table:formula="of:=COM.MICROSOFT.SWITCH([$'switches'.$B$1];1;[$'b'.R43];0;[.R43];2;0)" office:value-type="float" office:value="0">
            <text:p>0</text:p>
          </table:table-cell>
          <table:table-cell table:style-name="ACE-13" table:formula="of:=COM.MICROSOFT.SWITCH([$'switches'.$B$1];1;[$'b'.S43];0;[.S43];2;0)" office:value-type="float" office:value="0">
            <text:p>0</text:p>
          </table:table-cell>
          <table:table-cell table:style-name="ACE-13" table:formula="of:=COM.MICROSOFT.SWITCH([$'switches'.$B$1];1;[$'b'.T43];0;[.T43];2;0)" office:value-type="float" office:value="0">
            <text:p>0</text:p>
          </table:table-cell>
          <table:table-cell table:style-name="ACE-13" table:formula="of:=COM.MICROSOFT.SWITCH([$'switches'.$B$1];1;[$'b'.U43];0;[.U43];2;0)" office:value-type="float" office:value="0">
            <text:p>0</text:p>
          </table:table-cell>
          <table:table-cell table:style-name="ACE-13" table:formula="of:=COM.MICROSOFT.SWITCH([$'switches'.$B$1];1;[$'b'.V43];0;[.V43];2;0)" office:value-type="float" office:value="0">
            <text:p>0</text:p>
          </table:table-cell>
          <table:table-cell table:style-name="ACE-13" table:formula="of:=COM.MICROSOFT.SWITCH([$'switches'.$B$1];1;[$'b'.W43];0;[.W43];2;0)" office:value-type="float" office:value="0">
            <text:p>0</text:p>
          </table:table-cell>
          <table:table-cell table:style-name="ACE-13" table:formula="of:=COM.MICROSOFT.SWITCH([$'switches'.$B$1];1;[$'b'.X43];0;[.X43];2;0)" office:value-type="float" office:value="0">
            <text:p>0</text:p>
          </table:table-cell>
          <table:table-cell table:style-name="ACE-13" table:formula="of:=COM.MICROSOFT.SWITCH([$'switches'.$B$1];1;[$'b'.Y43];0;[.Y43];2;0)" office:value-type="float" office:value="0">
            <text:p>0</text:p>
          </table:table-cell>
          <table:table-cell table:style-name="ACE-13" table:formula="of:=COM.MICROSOFT.SWITCH([$'switches'.$B$1];1;[$'b'.Z43];0;[.Z43];2;0)" office:value-type="float" office:value="0">
            <text:p>0</text:p>
          </table:table-cell>
          <table:table-cell table:style-name="ACE-13" table:formula="of:=COM.MICROSOFT.SWITCH([$'switches'.$B$1];1;[$'b'.AA43];0;[.AA43];2;0)" office:value-type="float" office:value="0">
            <text:p>0</text:p>
          </table:table-cell>
          <table:table-cell table:style-name="ACE-13" table:formula="of:=COM.MICROSOFT.SWITCH([$'switches'.$B$1];1;[$'b'.AB43];0;[.AB43];2;0)" office:value-type="float" office:value="0">
            <text:p>0</text:p>
          </table:table-cell>
          <table:table-cell table:style-name="ACE-13" table:formula="of:=COM.MICROSOFT.SWITCH([$'switches'.$B$1];1;[$'b'.AC43];0;[.AC43];2;0)" office:value-type="float" office:value="0">
            <text:p>0</text:p>
          </table:table-cell>
          <table:table-cell table:style-name="ACE-13" table:formula="of:=COM.MICROSOFT.SWITCH([$'switches'.$B$1];1;[$'b'.AD43];0;[.AD43];2;0)" office:value-type="float" office:value="0">
            <text:p>0</text:p>
          </table:table-cell>
          <table:table-cell table:style-name="ACE-13" table:formula="of:=COM.MICROSOFT.SWITCH([$'switches'.$B$1];1;[$'b'.AE43];0;[.AE43];2;0)" office:value-type="float" office:value="0">
            <text:p>0</text:p>
          </table:table-cell>
          <table:table-cell table:style-name="ACE-13" table:formula="of:=COM.MICROSOFT.SWITCH([$'switches'.$B$1];1;[$'b'.AF43];0;[.AF43];2;0)" office:value-type="float" office:value="0">
            <text:p>0</text:p>
          </table:table-cell>
          <table:table-cell table:style-name="ACE-13" table:formula="of:=COM.MICROSOFT.SWITCH([$'switches'.$B$1];1;[$'b'.AG43];0;[.AG43];2;0)" office:value-type="float" office:value="0">
            <text:p>0</text:p>
          </table:table-cell>
          <table:table-cell table:style-name="ACE-13" table:formula="of:=COM.MICROSOFT.SWITCH([$'switches'.$B$1];1;[$'b'.AH43];0;[.AH43];2;0)" office:value-type="float" office:value="0">
            <text:p>0</text:p>
          </table:table-cell>
          <table:table-cell table:style-name="ACE-13" table:formula="of:=COM.MICROSOFT.SWITCH([$'switches'.$B$1];1;[$'b'.AI43];0;[.AI43];2;0)" office:value-type="float" office:value="0">
            <text:p>0</text:p>
          </table:table-cell>
          <table:table-cell table:style-name="ACE-13" table:formula="of:=COM.MICROSOFT.SWITCH([$'switches'.$B$1];1;[$'b'.AJ43];0;[.AJ43];2;0)" office:value-type="float" office:value="0">
            <text:p>0</text:p>
          </table:table-cell>
          <table:table-cell table:style-name="ACE-13" table:formula="of:=COM.MICROSOFT.SWITCH([$'switches'.$B$1];1;[$'b'.AK43];0;[.AK43];2;0)" office:value-type="float" office:value="0">
            <text:p>0</text:p>
          </table:table-cell>
          <table:table-cell table:style-name="ACE-13" table:formula="of:=COM.MICROSOFT.SWITCH([$'switches'.$B$1];1;[$'b'.AL43];0;[.AL43];2;0)" office:value-type="float" office:value="0">
            <text:p>0</text:p>
          </table:table-cell>
          <table:table-cell table:style-name="ACE-13" table:formula="of:=COM.MICROSOFT.SWITCH([$'switches'.$B$1];1;[$'b'.AM43];0;[.AM43];2;0)" office:value-type="float" office:value="0">
            <text:p>0</text:p>
          </table:table-cell>
          <table:table-cell table:style-name="ACE-13" table:formula="of:=COM.MICROSOFT.SWITCH([$'switches'.$B$1];1;[$'b'.AN43];0;[.AN43];2;0)" office:value-type="float" office:value="0">
            <text:p>0</text:p>
          </table:table-cell>
          <table:table-cell table:style-name="ACE-13" table:formula="of:=COM.MICROSOFT.SWITCH([$'switches'.$B$1];1;[$'b'.AO43];0;[.AO43];2;0)" office:value-type="float" office:value="0">
            <text:p>0</text:p>
          </table:table-cell>
          <table:table-cell table:style-name="ACE-13" table:formula="of:=COM.MICROSOFT.SWITCH([$'switches'.$B$1];1;[$'b'.AP43];0;[.AP43];2;0)" office:value-type="float" office:value="0">
            <text:p>0</text:p>
          </table:table-cell>
          <table:table-cell table:style-name="ACE-13" table:formula="of:=COM.MICROSOFT.SWITCH([$'switches'.$B$1];1;[$'b'.AQ43];0;[.AQ43];2;0)" office:value-type="float" office:value="0">
            <text:p>0</text:p>
          </table:table-cell>
          <table:table-cell table:style-name="ACE-13" table:formula="of:=COM.MICROSOFT.SWITCH([$'switches'.$B$1];1;[$'b'.AR43];0;[.AR43];2;0)" office:value-type="float" office:value="0">
            <text:p>0</text:p>
          </table:table-cell>
          <table:table-cell table:style-name="ACE-13" table:formula="of:=COM.MICROSOFT.SWITCH([$'switches'.$B$1];1;[$'b'.AS43];0;[.AS43];2;0)" office:value-type="float" office:value="0">
            <text:p>0</text:p>
          </table:table-cell>
          <table:table-cell table:style-name="ACE-13" table:formula="of:=COM.MICROSOFT.SWITCH([$'switches'.$B$1];1;[$'b'.AT43];0;[.AT43];2;0)" office:value-type="float" office:value="0">
            <text:p>0</text:p>
          </table:table-cell>
          <table:table-cell table:style-name="ACE-13" table:formula="of:=COM.MICROSOFT.SWITCH([$'switches'.$B$1];1;[$'b'.AU43];0;[.AU43];2;0)" office:value-type="float" office:value="0">
            <text:p>0</text:p>
          </table:table-cell>
          <table:table-cell table:style-name="ACE-13" table:formula="of:=COM.MICROSOFT.SWITCH([$'switches'.$B$1];1;[$'b'.AV43];0;[.AV43];2;0)" office:value-type="float" office:value="0">
            <text:p>0</text:p>
          </table:table-cell>
          <table:table-cell table:style-name="ACE-13" table:formula="of:=COM.MICROSOFT.SWITCH([$'switches'.$B$1];1;[$'b'.AW43];0;[.AW43];2;0)" office:value-type="float" office:value="0">
            <text:p>0</text:p>
          </table:table-cell>
          <table:table-cell table:style-name="ACE-13" table:formula="of:=COM.MICROSOFT.SWITCH([$'switches'.$B$1];1;[$'b'.AX43];0;[.AX43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4];0;[.B44];2;0)" office:value-type="float" office:value="0">
            <text:p>0</text:p>
          </table:table-cell>
          <table:table-cell table:style-name="ACE-13" table:formula="of:=COM.MICROSOFT.SWITCH([$'switches'.$B$1];1;[$'b'.C44];0;[.C44];2;0)" office:value-type="float" office:value="0">
            <text:p>0</text:p>
          </table:table-cell>
          <table:table-cell table:style-name="ACE-13" table:formula="of:=COM.MICROSOFT.SWITCH([$'switches'.$B$1];1;[$'b'.D44];0;[.D44];2;0)" office:value-type="float" office:value="0">
            <text:p>0</text:p>
          </table:table-cell>
          <table:table-cell table:style-name="ACE-13" table:formula="of:=COM.MICROSOFT.SWITCH([$'switches'.$B$1];1;[$'b'.E44];0;[.E44];2;0)" office:value-type="float" office:value="0">
            <text:p>0</text:p>
          </table:table-cell>
          <table:table-cell table:style-name="ACE-13" table:formula="of:=COM.MICROSOFT.SWITCH([$'switches'.$B$1];1;[$'b'.F44];0;[.F44];2;0)" office:value-type="float" office:value="0">
            <text:p>0</text:p>
          </table:table-cell>
          <table:table-cell table:style-name="ACE-13" table:formula="of:=COM.MICROSOFT.SWITCH([$'switches'.$B$1];1;[$'b'.G44];0;[.G44];2;0)" office:value-type="float" office:value="0">
            <text:p>0</text:p>
          </table:table-cell>
          <table:table-cell table:style-name="ACE-13" table:formula="of:=COM.MICROSOFT.SWITCH([$'switches'.$B$1];1;[$'b'.H44];0;[.H44];2;0)" office:value-type="float" office:value="0">
            <text:p>0</text:p>
          </table:table-cell>
          <table:table-cell table:style-name="ACE-13" table:formula="of:=COM.MICROSOFT.SWITCH([$'switches'.$B$1];1;[$'b'.I44];0;[.I44];2;0)" office:value-type="float" office:value="0">
            <text:p>0</text:p>
          </table:table-cell>
          <table:table-cell table:style-name="ACE-13" table:formula="of:=COM.MICROSOFT.SWITCH([$'switches'.$B$1];1;[$'b'.J44];0;[.J44];2;0)" office:value-type="float" office:value="0">
            <text:p>0</text:p>
          </table:table-cell>
          <table:table-cell table:style-name="ACE-13" table:formula="of:=COM.MICROSOFT.SWITCH([$'switches'.$B$1];1;[$'b'.K44];0;[.K44];2;0)" office:value-type="float" office:value="0">
            <text:p>0</text:p>
          </table:table-cell>
          <table:table-cell table:style-name="ACE-13" table:formula="of:=COM.MICROSOFT.SWITCH([$'switches'.$B$1];1;[$'b'.L44];0;[.L44];2;0)" office:value-type="float" office:value="0">
            <text:p>0</text:p>
          </table:table-cell>
          <table:table-cell table:style-name="ACE-13" table:formula="of:=COM.MICROSOFT.SWITCH([$'switches'.$B$1];1;[$'b'.M44];0;[.M44];2;0)" office:value-type="float" office:value="0">
            <text:p>0</text:p>
          </table:table-cell>
          <table:table-cell table:style-name="ACE-13" table:formula="of:=COM.MICROSOFT.SWITCH([$'switches'.$B$1];1;[$'b'.N44];0;[.N44];2;0)" office:value-type="float" office:value="0">
            <text:p>0</text:p>
          </table:table-cell>
          <table:table-cell table:style-name="ACE-13" table:formula="of:=COM.MICROSOFT.SWITCH([$'switches'.$B$1];1;[$'b'.O44];0;[.O44];2;0)" office:value-type="float" office:value="0">
            <text:p>0</text:p>
          </table:table-cell>
          <table:table-cell table:style-name="ACE-13" table:formula="of:=COM.MICROSOFT.SWITCH([$'switches'.$B$1];1;[$'b'.P44];0;[.P44];2;0)" office:value-type="float" office:value="0">
            <text:p>0</text:p>
          </table:table-cell>
          <table:table-cell table:style-name="ACE-13" table:formula="of:=COM.MICROSOFT.SWITCH([$'switches'.$B$1];1;[$'b'.Q44];0;[.Q44];2;0)" office:value-type="float" office:value="0">
            <text:p>0</text:p>
          </table:table-cell>
          <table:table-cell table:style-name="ACE-13" table:formula="of:=COM.MICROSOFT.SWITCH([$'switches'.$B$1];1;[$'b'.R44];0;[.R44];2;0)" office:value-type="float" office:value="0">
            <text:p>0</text:p>
          </table:table-cell>
          <table:table-cell table:style-name="ACE-13" table:formula="of:=COM.MICROSOFT.SWITCH([$'switches'.$B$1];1;[$'b'.S44];0;[.S44];2;0)" office:value-type="float" office:value="0">
            <text:p>0</text:p>
          </table:table-cell>
          <table:table-cell table:style-name="ACE-13" table:formula="of:=COM.MICROSOFT.SWITCH([$'switches'.$B$1];1;[$'b'.T44];0;[.T44];2;0)" office:value-type="float" office:value="0">
            <text:p>0</text:p>
          </table:table-cell>
          <table:table-cell table:style-name="ACE-13" table:formula="of:=COM.MICROSOFT.SWITCH([$'switches'.$B$1];1;[$'b'.U44];0;[.U44];2;0)" office:value-type="float" office:value="0">
            <text:p>0</text:p>
          </table:table-cell>
          <table:table-cell table:style-name="ACE-13" table:formula="of:=COM.MICROSOFT.SWITCH([$'switches'.$B$1];1;[$'b'.V44];0;[.V44];2;0)" office:value-type="float" office:value="0">
            <text:p>0</text:p>
          </table:table-cell>
          <table:table-cell table:style-name="ACE-13" table:formula="of:=COM.MICROSOFT.SWITCH([$'switches'.$B$1];1;[$'b'.W44];0;[.W44];2;0)" office:value-type="float" office:value="0">
            <text:p>0</text:p>
          </table:table-cell>
          <table:table-cell table:style-name="ACE-13" table:formula="of:=COM.MICROSOFT.SWITCH([$'switches'.$B$1];1;[$'b'.X44];0;[.X44];2;0)" office:value-type="float" office:value="0">
            <text:p>0</text:p>
          </table:table-cell>
          <table:table-cell table:style-name="ACE-13" table:formula="of:=COM.MICROSOFT.SWITCH([$'switches'.$B$1];1;[$'b'.Y44];0;[.Y44];2;0)" office:value-type="float" office:value="0">
            <text:p>0</text:p>
          </table:table-cell>
          <table:table-cell table:style-name="ACE-13" table:formula="of:=COM.MICROSOFT.SWITCH([$'switches'.$B$1];1;[$'b'.Z44];0;[.Z44];2;0)" office:value-type="float" office:value="0">
            <text:p>0</text:p>
          </table:table-cell>
          <table:table-cell table:style-name="ACE-13" table:formula="of:=COM.MICROSOFT.SWITCH([$'switches'.$B$1];1;[$'b'.AA44];0;[.AA44];2;0)" office:value-type="float" office:value="0">
            <text:p>0</text:p>
          </table:table-cell>
          <table:table-cell table:style-name="ACE-13" table:formula="of:=COM.MICROSOFT.SWITCH([$'switches'.$B$1];1;[$'b'.AB44];0;[.AB44];2;0)" office:value-type="float" office:value="0">
            <text:p>0</text:p>
          </table:table-cell>
          <table:table-cell table:style-name="ACE-13" table:formula="of:=COM.MICROSOFT.SWITCH([$'switches'.$B$1];1;[$'b'.AC44];0;[.AC44];2;0)" office:value-type="float" office:value="0">
            <text:p>0</text:p>
          </table:table-cell>
          <table:table-cell table:style-name="ACE-13" table:formula="of:=COM.MICROSOFT.SWITCH([$'switches'.$B$1];1;[$'b'.AD44];0;[.AD44];2;0)" office:value-type="float" office:value="0">
            <text:p>0</text:p>
          </table:table-cell>
          <table:table-cell table:style-name="ACE-13" table:formula="of:=COM.MICROSOFT.SWITCH([$'switches'.$B$1];1;[$'b'.AE44];0;[.AE44];2;0)" office:value-type="float" office:value="0">
            <text:p>0</text:p>
          </table:table-cell>
          <table:table-cell table:style-name="ACE-13" table:formula="of:=COM.MICROSOFT.SWITCH([$'switches'.$B$1];1;[$'b'.AF44];0;[.AF44];2;0)" office:value-type="float" office:value="0">
            <text:p>0</text:p>
          </table:table-cell>
          <table:table-cell table:style-name="ACE-13" table:formula="of:=COM.MICROSOFT.SWITCH([$'switches'.$B$1];1;[$'b'.AG44];0;[.AG44];2;0)" office:value-type="float" office:value="0">
            <text:p>0</text:p>
          </table:table-cell>
          <table:table-cell table:style-name="ACE-13" table:formula="of:=COM.MICROSOFT.SWITCH([$'switches'.$B$1];1;[$'b'.AH44];0;[.AH44];2;0)" office:value-type="float" office:value="0">
            <text:p>0</text:p>
          </table:table-cell>
          <table:table-cell table:style-name="ACE-13" table:formula="of:=COM.MICROSOFT.SWITCH([$'switches'.$B$1];1;[$'b'.AI44];0;[.AI44];2;0)" office:value-type="float" office:value="0">
            <text:p>0</text:p>
          </table:table-cell>
          <table:table-cell table:style-name="ACE-13" table:formula="of:=COM.MICROSOFT.SWITCH([$'switches'.$B$1];1;[$'b'.AJ44];0;[.AJ44];2;0)" office:value-type="float" office:value="0">
            <text:p>0</text:p>
          </table:table-cell>
          <table:table-cell table:style-name="ACE-13" table:formula="of:=COM.MICROSOFT.SWITCH([$'switches'.$B$1];1;[$'b'.AK44];0;[.AK44];2;0)" office:value-type="float" office:value="0">
            <text:p>0</text:p>
          </table:table-cell>
          <table:table-cell table:style-name="ACE-13" table:formula="of:=COM.MICROSOFT.SWITCH([$'switches'.$B$1];1;[$'b'.AL44];0;[.AL44];2;0)" office:value-type="float" office:value="0">
            <text:p>0</text:p>
          </table:table-cell>
          <table:table-cell table:style-name="ACE-13" table:formula="of:=COM.MICROSOFT.SWITCH([$'switches'.$B$1];1;[$'b'.AM44];0;[.AM44];2;0)" office:value-type="float" office:value="0">
            <text:p>0</text:p>
          </table:table-cell>
          <table:table-cell table:style-name="ACE-13" table:formula="of:=COM.MICROSOFT.SWITCH([$'switches'.$B$1];1;[$'b'.AN44];0;[.AN44];2;0)" office:value-type="float" office:value="0">
            <text:p>0</text:p>
          </table:table-cell>
          <table:table-cell table:style-name="ACE-13" table:formula="of:=COM.MICROSOFT.SWITCH([$'switches'.$B$1];1;[$'b'.AO44];0;[.AO44];2;0)" office:value-type="float" office:value="0">
            <text:p>0</text:p>
          </table:table-cell>
          <table:table-cell table:style-name="ACE-13" table:formula="of:=COM.MICROSOFT.SWITCH([$'switches'.$B$1];1;[$'b'.AP44];0;[.AP44];2;0)" office:value-type="float" office:value="0">
            <text:p>0</text:p>
          </table:table-cell>
          <table:table-cell table:style-name="ACE-13" table:formula="of:=COM.MICROSOFT.SWITCH([$'switches'.$B$1];1;[$'b'.AQ44];0;[.AQ44];2;0)" office:value-type="float" office:value="0">
            <text:p>0</text:p>
          </table:table-cell>
          <table:table-cell table:style-name="ACE-13" table:formula="of:=COM.MICROSOFT.SWITCH([$'switches'.$B$1];1;[$'b'.AR44];0;[.AR44];2;0)" office:value-type="float" office:value="0">
            <text:p>0</text:p>
          </table:table-cell>
          <table:table-cell table:style-name="ACE-13" table:formula="of:=COM.MICROSOFT.SWITCH([$'switches'.$B$1];1;[$'b'.AS44];0;[.AS44];2;0)" office:value-type="float" office:value="0">
            <text:p>0</text:p>
          </table:table-cell>
          <table:table-cell table:style-name="ACE-13" table:formula="of:=COM.MICROSOFT.SWITCH([$'switches'.$B$1];1;[$'b'.AT44];0;[.AT44];2;0)" office:value-type="float" office:value="0">
            <text:p>0</text:p>
          </table:table-cell>
          <table:table-cell table:style-name="ACE-13" table:formula="of:=COM.MICROSOFT.SWITCH([$'switches'.$B$1];1;[$'b'.AU44];0;[.AU44];2;0)" office:value-type="float" office:value="0">
            <text:p>0</text:p>
          </table:table-cell>
          <table:table-cell table:style-name="ACE-13" table:formula="of:=COM.MICROSOFT.SWITCH([$'switches'.$B$1];1;[$'b'.AV44];0;[.AV44];2;0)" office:value-type="float" office:value="0">
            <text:p>0</text:p>
          </table:table-cell>
          <table:table-cell table:style-name="ACE-13" table:formula="of:=COM.MICROSOFT.SWITCH([$'switches'.$B$1];1;[$'b'.AW44];0;[.AW44];2;0)" office:value-type="float" office:value="0">
            <text:p>0</text:p>
          </table:table-cell>
          <table:table-cell table:style-name="ACE-13" table:formula="of:=COM.MICROSOFT.SWITCH([$'switches'.$B$1];1;[$'b'.AX44];0;[.AX44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5];0;[.B45];2;0)" office:value-type="float" office:value="0">
            <text:p>0</text:p>
          </table:table-cell>
          <table:table-cell table:style-name="ACE-13" table:formula="of:=COM.MICROSOFT.SWITCH([$'switches'.$B$1];1;[$'b'.C45];0;[.C45];2;0)" office:value-type="float" office:value="0">
            <text:p>0</text:p>
          </table:table-cell>
          <table:table-cell table:style-name="ACE-13" table:formula="of:=COM.MICROSOFT.SWITCH([$'switches'.$B$1];1;[$'b'.D45];0;[.D45];2;0)" office:value-type="float" office:value="0">
            <text:p>0</text:p>
          </table:table-cell>
          <table:table-cell table:style-name="ACE-13" table:formula="of:=COM.MICROSOFT.SWITCH([$'switches'.$B$1];1;[$'b'.E45];0;[.E45];2;0)" office:value-type="float" office:value="0">
            <text:p>0</text:p>
          </table:table-cell>
          <table:table-cell table:style-name="ACE-13" table:formula="of:=COM.MICROSOFT.SWITCH([$'switches'.$B$1];1;[$'b'.F45];0;[.F45];2;0)" office:value-type="float" office:value="0">
            <text:p>0</text:p>
          </table:table-cell>
          <table:table-cell table:style-name="ACE-13" table:formula="of:=COM.MICROSOFT.SWITCH([$'switches'.$B$1];1;[$'b'.G45];0;[.G45];2;0)" office:value-type="float" office:value="0">
            <text:p>0</text:p>
          </table:table-cell>
          <table:table-cell table:style-name="ACE-13" table:formula="of:=COM.MICROSOFT.SWITCH([$'switches'.$B$1];1;[$'b'.H45];0;[.H45];2;0)" office:value-type="float" office:value="0">
            <text:p>0</text:p>
          </table:table-cell>
          <table:table-cell table:style-name="ACE-13" table:formula="of:=COM.MICROSOFT.SWITCH([$'switches'.$B$1];1;[$'b'.I45];0;[.I45];2;0)" office:value-type="float" office:value="0">
            <text:p>0</text:p>
          </table:table-cell>
          <table:table-cell table:style-name="ACE-13" table:formula="of:=COM.MICROSOFT.SWITCH([$'switches'.$B$1];1;[$'b'.J45];0;[.J45];2;0)" office:value-type="float" office:value="0">
            <text:p>0</text:p>
          </table:table-cell>
          <table:table-cell table:style-name="ACE-13" table:formula="of:=COM.MICROSOFT.SWITCH([$'switches'.$B$1];1;[$'b'.K45];0;[.K45];2;0)" office:value-type="float" office:value="0">
            <text:p>0</text:p>
          </table:table-cell>
          <table:table-cell table:style-name="ACE-13" table:formula="of:=COM.MICROSOFT.SWITCH([$'switches'.$B$1];1;[$'b'.L45];0;[.L45];2;0)" office:value-type="float" office:value="0">
            <text:p>0</text:p>
          </table:table-cell>
          <table:table-cell table:style-name="ACE-13" table:formula="of:=COM.MICROSOFT.SWITCH([$'switches'.$B$1];1;[$'b'.M45];0;[.M45];2;0)" office:value-type="float" office:value="0">
            <text:p>0</text:p>
          </table:table-cell>
          <table:table-cell table:style-name="ACE-13" table:formula="of:=COM.MICROSOFT.SWITCH([$'switches'.$B$1];1;[$'b'.N45];0;[.N45];2;0)" office:value-type="float" office:value="0">
            <text:p>0</text:p>
          </table:table-cell>
          <table:table-cell table:style-name="ACE-13" table:formula="of:=COM.MICROSOFT.SWITCH([$'switches'.$B$1];1;[$'b'.O45];0;[.O45];2;0)" office:value-type="float" office:value="0">
            <text:p>0</text:p>
          </table:table-cell>
          <table:table-cell table:style-name="ACE-13" table:formula="of:=COM.MICROSOFT.SWITCH([$'switches'.$B$1];1;[$'b'.P45];0;[.P45];2;0)" office:value-type="float" office:value="0">
            <text:p>0</text:p>
          </table:table-cell>
          <table:table-cell table:style-name="ACE-13" table:formula="of:=COM.MICROSOFT.SWITCH([$'switches'.$B$1];1;[$'b'.Q45];0;[.Q45];2;0)" office:value-type="float" office:value="0">
            <text:p>0</text:p>
          </table:table-cell>
          <table:table-cell table:style-name="ACE-13" table:formula="of:=COM.MICROSOFT.SWITCH([$'switches'.$B$1];1;[$'b'.R45];0;[.R45];2;0)" office:value-type="float" office:value="0">
            <text:p>0</text:p>
          </table:table-cell>
          <table:table-cell table:style-name="ACE-13" table:formula="of:=COM.MICROSOFT.SWITCH([$'switches'.$B$1];1;[$'b'.S45];0;[.S45];2;0)" office:value-type="float" office:value="0">
            <text:p>0</text:p>
          </table:table-cell>
          <table:table-cell table:style-name="ACE-13" table:formula="of:=COM.MICROSOFT.SWITCH([$'switches'.$B$1];1;[$'b'.T45];0;[.T45];2;0)" office:value-type="float" office:value="0">
            <text:p>0</text:p>
          </table:table-cell>
          <table:table-cell table:style-name="ACE-13" table:formula="of:=COM.MICROSOFT.SWITCH([$'switches'.$B$1];1;[$'b'.U45];0;[.U45];2;0)" office:value-type="float" office:value="0">
            <text:p>0</text:p>
          </table:table-cell>
          <table:table-cell table:style-name="ACE-13" table:formula="of:=COM.MICROSOFT.SWITCH([$'switches'.$B$1];1;[$'b'.V45];0;[.V45];2;0)" office:value-type="float" office:value="0">
            <text:p>0</text:p>
          </table:table-cell>
          <table:table-cell table:style-name="ACE-13" table:formula="of:=COM.MICROSOFT.SWITCH([$'switches'.$B$1];1;[$'b'.W45];0;[.W45];2;0)" office:value-type="float" office:value="0">
            <text:p>0</text:p>
          </table:table-cell>
          <table:table-cell table:style-name="ACE-13" table:formula="of:=COM.MICROSOFT.SWITCH([$'switches'.$B$1];1;[$'b'.X45];0;[.X45];2;0)" office:value-type="float" office:value="0">
            <text:p>0</text:p>
          </table:table-cell>
          <table:table-cell table:style-name="ACE-13" table:formula="of:=COM.MICROSOFT.SWITCH([$'switches'.$B$1];1;[$'b'.Y45];0;[.Y45];2;0)" office:value-type="float" office:value="0">
            <text:p>0</text:p>
          </table:table-cell>
          <table:table-cell table:style-name="ACE-13" table:formula="of:=COM.MICROSOFT.SWITCH([$'switches'.$B$1];1;[$'b'.Z45];0;[.Z45];2;0)" office:value-type="float" office:value="0">
            <text:p>0</text:p>
          </table:table-cell>
          <table:table-cell table:style-name="ACE-13" table:formula="of:=COM.MICROSOFT.SWITCH([$'switches'.$B$1];1;[$'b'.AA45];0;[.AA45];2;0)" office:value-type="float" office:value="0">
            <text:p>0</text:p>
          </table:table-cell>
          <table:table-cell table:style-name="ACE-13" table:formula="of:=COM.MICROSOFT.SWITCH([$'switches'.$B$1];1;[$'b'.AB45];0;[.AB45];2;0)" office:value-type="float" office:value="0">
            <text:p>0</text:p>
          </table:table-cell>
          <table:table-cell table:style-name="ACE-13" table:formula="of:=COM.MICROSOFT.SWITCH([$'switches'.$B$1];1;[$'b'.AC45];0;[.AC45];2;0)" office:value-type="float" office:value="0">
            <text:p>0</text:p>
          </table:table-cell>
          <table:table-cell table:style-name="ACE-13" table:formula="of:=COM.MICROSOFT.SWITCH([$'switches'.$B$1];1;[$'b'.AD45];0;[.AD45];2;0)" office:value-type="float" office:value="0">
            <text:p>0</text:p>
          </table:table-cell>
          <table:table-cell table:style-name="ACE-13" table:formula="of:=COM.MICROSOFT.SWITCH([$'switches'.$B$1];1;[$'b'.AE45];0;[.AE45];2;0)" office:value-type="float" office:value="0">
            <text:p>0</text:p>
          </table:table-cell>
          <table:table-cell table:style-name="ACE-13" table:formula="of:=COM.MICROSOFT.SWITCH([$'switches'.$B$1];1;[$'b'.AF45];0;[.AF45];2;0)" office:value-type="float" office:value="0">
            <text:p>0</text:p>
          </table:table-cell>
          <table:table-cell table:style-name="ACE-13" table:formula="of:=COM.MICROSOFT.SWITCH([$'switches'.$B$1];1;[$'b'.AG45];0;[.AG45];2;0)" office:value-type="float" office:value="0">
            <text:p>0</text:p>
          </table:table-cell>
          <table:table-cell table:style-name="ACE-13" table:formula="of:=COM.MICROSOFT.SWITCH([$'switches'.$B$1];1;[$'b'.AH45];0;[.AH45];2;0)" office:value-type="float" office:value="0">
            <text:p>0</text:p>
          </table:table-cell>
          <table:table-cell table:style-name="ACE-13" table:formula="of:=COM.MICROSOFT.SWITCH([$'switches'.$B$1];1;[$'b'.AI45];0;[.AI45];2;0)" office:value-type="float" office:value="0">
            <text:p>0</text:p>
          </table:table-cell>
          <table:table-cell table:style-name="ACE-13" table:formula="of:=COM.MICROSOFT.SWITCH([$'switches'.$B$1];1;[$'b'.AJ45];0;[.AJ45];2;0)" office:value-type="float" office:value="0">
            <text:p>0</text:p>
          </table:table-cell>
          <table:table-cell table:style-name="ACE-13" table:formula="of:=COM.MICROSOFT.SWITCH([$'switches'.$B$1];1;[$'b'.AK45];0;[.AK45];2;0)" office:value-type="float" office:value="0">
            <text:p>0</text:p>
          </table:table-cell>
          <table:table-cell table:style-name="ACE-13" table:formula="of:=COM.MICROSOFT.SWITCH([$'switches'.$B$1];1;[$'b'.AL45];0;[.AL45];2;0)" office:value-type="float" office:value="0">
            <text:p>0</text:p>
          </table:table-cell>
          <table:table-cell table:style-name="ACE-13" table:formula="of:=COM.MICROSOFT.SWITCH([$'switches'.$B$1];1;[$'b'.AM45];0;[.AM45];2;0)" office:value-type="float" office:value="0">
            <text:p>0</text:p>
          </table:table-cell>
          <table:table-cell table:style-name="ACE-13" table:formula="of:=COM.MICROSOFT.SWITCH([$'switches'.$B$1];1;[$'b'.AN45];0;[.AN45];2;0)" office:value-type="float" office:value="0">
            <text:p>0</text:p>
          </table:table-cell>
          <table:table-cell table:style-name="ACE-13" table:formula="of:=COM.MICROSOFT.SWITCH([$'switches'.$B$1];1;[$'b'.AO45];0;[.AO45];2;0)" office:value-type="float" office:value="0">
            <text:p>0</text:p>
          </table:table-cell>
          <table:table-cell table:style-name="ACE-13" table:formula="of:=COM.MICROSOFT.SWITCH([$'switches'.$B$1];1;[$'b'.AP45];0;[.AP45];2;0)" office:value-type="float" office:value="0">
            <text:p>0</text:p>
          </table:table-cell>
          <table:table-cell table:style-name="ACE-13" table:formula="of:=COM.MICROSOFT.SWITCH([$'switches'.$B$1];1;[$'b'.AQ45];0;[.AQ45];2;0)" office:value-type="float" office:value="0">
            <text:p>0</text:p>
          </table:table-cell>
          <table:table-cell table:style-name="ACE-13" table:formula="of:=COM.MICROSOFT.SWITCH([$'switches'.$B$1];1;[$'b'.AR45];0;[.AR45];2;0)" office:value-type="float" office:value="0">
            <text:p>0</text:p>
          </table:table-cell>
          <table:table-cell table:style-name="ACE-13" table:formula="of:=COM.MICROSOFT.SWITCH([$'switches'.$B$1];1;[$'b'.AS45];0;[.AS45];2;0)" office:value-type="float" office:value="0">
            <text:p>0</text:p>
          </table:table-cell>
          <table:table-cell table:style-name="ACE-13" table:formula="of:=COM.MICROSOFT.SWITCH([$'switches'.$B$1];1;[$'b'.AT45];0;[.AT45];2;0)" office:value-type="float" office:value="0">
            <text:p>0</text:p>
          </table:table-cell>
          <table:table-cell table:style-name="ACE-13" table:formula="of:=COM.MICROSOFT.SWITCH([$'switches'.$B$1];1;[$'b'.AU45];0;[.AU45];2;0)" office:value-type="float" office:value="0">
            <text:p>0</text:p>
          </table:table-cell>
          <table:table-cell table:style-name="ACE-13" table:formula="of:=COM.MICROSOFT.SWITCH([$'switches'.$B$1];1;[$'b'.AV45];0;[.AV45];2;0)" office:value-type="float" office:value="0">
            <text:p>0</text:p>
          </table:table-cell>
          <table:table-cell table:style-name="ACE-13" table:formula="of:=COM.MICROSOFT.SWITCH([$'switches'.$B$1];1;[$'b'.AW45];0;[.AW45];2;0)" office:value-type="float" office:value="0">
            <text:p>0</text:p>
          </table:table-cell>
          <table:table-cell table:style-name="ACE-13" table:formula="of:=COM.MICROSOFT.SWITCH([$'switches'.$B$1];1;[$'b'.AX45];0;[.AX45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6];0;[.B46];2;0)" office:value-type="float" office:value="0">
            <text:p>0</text:p>
          </table:table-cell>
          <table:table-cell table:style-name="ACE-13" table:formula="of:=COM.MICROSOFT.SWITCH([$'switches'.$B$1];1;[$'b'.C46];0;[.C46];2;0)" office:value-type="float" office:value="0">
            <text:p>0</text:p>
          </table:table-cell>
          <table:table-cell table:style-name="ACE-13" table:formula="of:=COM.MICROSOFT.SWITCH([$'switches'.$B$1];1;[$'b'.D46];0;[.D46];2;0)" office:value-type="float" office:value="0">
            <text:p>0</text:p>
          </table:table-cell>
          <table:table-cell table:style-name="ACE-13" table:formula="of:=COM.MICROSOFT.SWITCH([$'switches'.$B$1];1;[$'b'.E46];0;[.E46];2;0)" office:value-type="float" office:value="0">
            <text:p>0</text:p>
          </table:table-cell>
          <table:table-cell table:style-name="ACE-13" table:formula="of:=COM.MICROSOFT.SWITCH([$'switches'.$B$1];1;[$'b'.F46];0;[.F46];2;0)" office:value-type="float" office:value="0">
            <text:p>0</text:p>
          </table:table-cell>
          <table:table-cell table:style-name="ACE-13" table:formula="of:=COM.MICROSOFT.SWITCH([$'switches'.$B$1];1;[$'b'.G46];0;[.G46];2;0)" office:value-type="float" office:value="0">
            <text:p>0</text:p>
          </table:table-cell>
          <table:table-cell table:style-name="ACE-13" table:formula="of:=COM.MICROSOFT.SWITCH([$'switches'.$B$1];1;[$'b'.H46];0;[.H46];2;0)" office:value-type="float" office:value="0">
            <text:p>0</text:p>
          </table:table-cell>
          <table:table-cell table:style-name="ACE-13" table:formula="of:=COM.MICROSOFT.SWITCH([$'switches'.$B$1];1;[$'b'.I46];0;[.I46];2;0)" office:value-type="float" office:value="0">
            <text:p>0</text:p>
          </table:table-cell>
          <table:table-cell table:style-name="ACE-13" table:formula="of:=COM.MICROSOFT.SWITCH([$'switches'.$B$1];1;[$'b'.J46];0;[.J46];2;0)" office:value-type="float" office:value="0">
            <text:p>0</text:p>
          </table:table-cell>
          <table:table-cell table:style-name="ACE-13" table:formula="of:=COM.MICROSOFT.SWITCH([$'switches'.$B$1];1;[$'b'.K46];0;[.K46];2;0)" office:value-type="float" office:value="0">
            <text:p>0</text:p>
          </table:table-cell>
          <table:table-cell table:style-name="ACE-13" table:formula="of:=COM.MICROSOFT.SWITCH([$'switches'.$B$1];1;[$'b'.L46];0;[.L46];2;0)" office:value-type="float" office:value="0">
            <text:p>0</text:p>
          </table:table-cell>
          <table:table-cell table:style-name="ACE-13" table:formula="of:=COM.MICROSOFT.SWITCH([$'switches'.$B$1];1;[$'b'.M46];0;[.M46];2;0)" office:value-type="float" office:value="0">
            <text:p>0</text:p>
          </table:table-cell>
          <table:table-cell table:style-name="ACE-13" table:formula="of:=COM.MICROSOFT.SWITCH([$'switches'.$B$1];1;[$'b'.N46];0;[.N46];2;0)" office:value-type="float" office:value="0">
            <text:p>0</text:p>
          </table:table-cell>
          <table:table-cell table:style-name="ACE-13" table:formula="of:=COM.MICROSOFT.SWITCH([$'switches'.$B$1];1;[$'b'.O46];0;[.O46];2;0)" office:value-type="float" office:value="0">
            <text:p>0</text:p>
          </table:table-cell>
          <table:table-cell table:style-name="ACE-13" table:formula="of:=COM.MICROSOFT.SWITCH([$'switches'.$B$1];1;[$'b'.P46];0;[.P46];2;0)" office:value-type="float" office:value="0">
            <text:p>0</text:p>
          </table:table-cell>
          <table:table-cell table:style-name="ACE-13" table:formula="of:=COM.MICROSOFT.SWITCH([$'switches'.$B$1];1;[$'b'.Q46];0;[.Q46];2;0)" office:value-type="float" office:value="0">
            <text:p>0</text:p>
          </table:table-cell>
          <table:table-cell table:style-name="ACE-13" table:formula="of:=COM.MICROSOFT.SWITCH([$'switches'.$B$1];1;[$'b'.R46];0;[.R46];2;0)" office:value-type="float" office:value="0">
            <text:p>0</text:p>
          </table:table-cell>
          <table:table-cell table:style-name="ACE-13" table:formula="of:=COM.MICROSOFT.SWITCH([$'switches'.$B$1];1;[$'b'.S46];0;[.S46];2;0)" office:value-type="float" office:value="0">
            <text:p>0</text:p>
          </table:table-cell>
          <table:table-cell table:style-name="ACE-13" table:formula="of:=COM.MICROSOFT.SWITCH([$'switches'.$B$1];1;[$'b'.T46];0;[.T46];2;0)" office:value-type="float" office:value="0">
            <text:p>0</text:p>
          </table:table-cell>
          <table:table-cell table:style-name="ACE-13" table:formula="of:=COM.MICROSOFT.SWITCH([$'switches'.$B$1];1;[$'b'.U46];0;[.U46];2;0)" office:value-type="float" office:value="0">
            <text:p>0</text:p>
          </table:table-cell>
          <table:table-cell table:style-name="ACE-13" table:formula="of:=COM.MICROSOFT.SWITCH([$'switches'.$B$1];1;[$'b'.V46];0;[.V46];2;0)" office:value-type="float" office:value="0">
            <text:p>0</text:p>
          </table:table-cell>
          <table:table-cell table:style-name="ACE-13" table:formula="of:=COM.MICROSOFT.SWITCH([$'switches'.$B$1];1;[$'b'.W46];0;[.W46];2;0)" office:value-type="float" office:value="0">
            <text:p>0</text:p>
          </table:table-cell>
          <table:table-cell table:style-name="ACE-13" table:formula="of:=COM.MICROSOFT.SWITCH([$'switches'.$B$1];1;[$'b'.X46];0;[.X46];2;0)" office:value-type="float" office:value="0">
            <text:p>0</text:p>
          </table:table-cell>
          <table:table-cell table:style-name="ACE-13" table:formula="of:=COM.MICROSOFT.SWITCH([$'switches'.$B$1];1;[$'b'.Y46];0;[.Y46];2;0)" office:value-type="float" office:value="0">
            <text:p>0</text:p>
          </table:table-cell>
          <table:table-cell table:style-name="ACE-13" table:formula="of:=COM.MICROSOFT.SWITCH([$'switches'.$B$1];1;[$'b'.Z46];0;[.Z46];2;0)" office:value-type="float" office:value="0">
            <text:p>0</text:p>
          </table:table-cell>
          <table:table-cell table:style-name="ACE-13" table:formula="of:=COM.MICROSOFT.SWITCH([$'switches'.$B$1];1;[$'b'.AA46];0;[.AA46];2;0)" office:value-type="float" office:value="0">
            <text:p>0</text:p>
          </table:table-cell>
          <table:table-cell table:style-name="ACE-13" table:formula="of:=COM.MICROSOFT.SWITCH([$'switches'.$B$1];1;[$'b'.AB46];0;[.AB46];2;0)" office:value-type="float" office:value="0">
            <text:p>0</text:p>
          </table:table-cell>
          <table:table-cell table:style-name="ACE-13" table:formula="of:=COM.MICROSOFT.SWITCH([$'switches'.$B$1];1;[$'b'.AC46];0;[.AC46];2;0)" office:value-type="float" office:value="0">
            <text:p>0</text:p>
          </table:table-cell>
          <table:table-cell table:style-name="ACE-13" table:formula="of:=COM.MICROSOFT.SWITCH([$'switches'.$B$1];1;[$'b'.AD46];0;[.AD46];2;0)" office:value-type="float" office:value="0">
            <text:p>0</text:p>
          </table:table-cell>
          <table:table-cell table:style-name="ACE-13" table:formula="of:=COM.MICROSOFT.SWITCH([$'switches'.$B$1];1;[$'b'.AE46];0;[.AE46];2;0)" office:value-type="float" office:value="0">
            <text:p>0</text:p>
          </table:table-cell>
          <table:table-cell table:style-name="ACE-13" table:formula="of:=COM.MICROSOFT.SWITCH([$'switches'.$B$1];1;[$'b'.AF46];0;[.AF46];2;0)" office:value-type="float" office:value="0">
            <text:p>0</text:p>
          </table:table-cell>
          <table:table-cell table:style-name="ACE-13" table:formula="of:=COM.MICROSOFT.SWITCH([$'switches'.$B$1];1;[$'b'.AG46];0;[.AG46];2;0)" office:value-type="float" office:value="0">
            <text:p>0</text:p>
          </table:table-cell>
          <table:table-cell table:style-name="ACE-13" table:formula="of:=COM.MICROSOFT.SWITCH([$'switches'.$B$1];1;[$'b'.AH46];0;[.AH46];2;0)" office:value-type="float" office:value="0">
            <text:p>0</text:p>
          </table:table-cell>
          <table:table-cell table:style-name="ACE-13" table:formula="of:=COM.MICROSOFT.SWITCH([$'switches'.$B$1];1;[$'b'.AI46];0;[.AI46];2;0)" office:value-type="float" office:value="0">
            <text:p>0</text:p>
          </table:table-cell>
          <table:table-cell table:style-name="ACE-13" table:formula="of:=COM.MICROSOFT.SWITCH([$'switches'.$B$1];1;[$'b'.AJ46];0;[.AJ46];2;0)" office:value-type="float" office:value="0">
            <text:p>0</text:p>
          </table:table-cell>
          <table:table-cell table:style-name="ACE-13" table:formula="of:=COM.MICROSOFT.SWITCH([$'switches'.$B$1];1;[$'b'.AK46];0;[.AK46];2;0)" office:value-type="float" office:value="0">
            <text:p>0</text:p>
          </table:table-cell>
          <table:table-cell table:style-name="ACE-13" table:formula="of:=COM.MICROSOFT.SWITCH([$'switches'.$B$1];1;[$'b'.AL46];0;[.AL46];2;0)" office:value-type="float" office:value="0">
            <text:p>0</text:p>
          </table:table-cell>
          <table:table-cell table:style-name="ACE-13" table:formula="of:=COM.MICROSOFT.SWITCH([$'switches'.$B$1];1;[$'b'.AM46];0;[.AM46];2;0)" office:value-type="float" office:value="0">
            <text:p>0</text:p>
          </table:table-cell>
          <table:table-cell table:style-name="ACE-13" table:formula="of:=COM.MICROSOFT.SWITCH([$'switches'.$B$1];1;[$'b'.AN46];0;[.AN46];2;0)" office:value-type="float" office:value="0">
            <text:p>0</text:p>
          </table:table-cell>
          <table:table-cell table:style-name="ACE-13" table:formula="of:=COM.MICROSOFT.SWITCH([$'switches'.$B$1];1;[$'b'.AO46];0;[.AO46];2;0)" office:value-type="float" office:value="0">
            <text:p>0</text:p>
          </table:table-cell>
          <table:table-cell table:style-name="ACE-13" table:formula="of:=COM.MICROSOFT.SWITCH([$'switches'.$B$1];1;[$'b'.AP46];0;[.AP46];2;0)" office:value-type="float" office:value="0">
            <text:p>0</text:p>
          </table:table-cell>
          <table:table-cell table:style-name="ACE-13" table:formula="of:=COM.MICROSOFT.SWITCH([$'switches'.$B$1];1;[$'b'.AQ46];0;[.AQ46];2;0)" office:value-type="float" office:value="0">
            <text:p>0</text:p>
          </table:table-cell>
          <table:table-cell table:style-name="ACE-13" table:formula="of:=COM.MICROSOFT.SWITCH([$'switches'.$B$1];1;[$'b'.AR46];0;[.AR46];2;0)" office:value-type="float" office:value="0">
            <text:p>0</text:p>
          </table:table-cell>
          <table:table-cell table:style-name="ACE-13" table:formula="of:=COM.MICROSOFT.SWITCH([$'switches'.$B$1];1;[$'b'.AS46];0;[.AS46];2;0)" office:value-type="float" office:value="0">
            <text:p>0</text:p>
          </table:table-cell>
          <table:table-cell table:style-name="ACE-13" table:formula="of:=COM.MICROSOFT.SWITCH([$'switches'.$B$1];1;[$'b'.AT46];0;[.AT46];2;0)" office:value-type="float" office:value="0">
            <text:p>0</text:p>
          </table:table-cell>
          <table:table-cell table:style-name="ACE-13" table:formula="of:=COM.MICROSOFT.SWITCH([$'switches'.$B$1];1;[$'b'.AU46];0;[.AU46];2;0)" office:value-type="float" office:value="0">
            <text:p>0</text:p>
          </table:table-cell>
          <table:table-cell table:style-name="ACE-13" table:formula="of:=COM.MICROSOFT.SWITCH([$'switches'.$B$1];1;[$'b'.AV46];0;[.AV46];2;0)" office:value-type="float" office:value="0">
            <text:p>0</text:p>
          </table:table-cell>
          <table:table-cell table:style-name="ACE-13" table:formula="of:=COM.MICROSOFT.SWITCH([$'switches'.$B$1];1;[$'b'.AW46];0;[.AW46];2;0)" office:value-type="float" office:value="0">
            <text:p>0</text:p>
          </table:table-cell>
          <table:table-cell table:style-name="ACE-13" table:formula="of:=COM.MICROSOFT.SWITCH([$'switches'.$B$1];1;[$'b'.AX46];0;[.AX46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7];0;[.B47];2;0)" office:value-type="float" office:value="0">
            <text:p>0</text:p>
          </table:table-cell>
          <table:table-cell table:style-name="ACE-13" table:formula="of:=COM.MICROSOFT.SWITCH([$'switches'.$B$1];1;[$'b'.C47];0;[.C47];2;0)" office:value-type="float" office:value="0">
            <text:p>0</text:p>
          </table:table-cell>
          <table:table-cell table:style-name="ACE-13" table:formula="of:=COM.MICROSOFT.SWITCH([$'switches'.$B$1];1;[$'b'.D47];0;[.D47];2;0)" office:value-type="float" office:value="0">
            <text:p>0</text:p>
          </table:table-cell>
          <table:table-cell table:style-name="ACE-13" table:formula="of:=COM.MICROSOFT.SWITCH([$'switches'.$B$1];1;[$'b'.E47];0;[.E47];2;0)" office:value-type="float" office:value="0">
            <text:p>0</text:p>
          </table:table-cell>
          <table:table-cell table:style-name="ACE-13" table:formula="of:=COM.MICROSOFT.SWITCH([$'switches'.$B$1];1;[$'b'.F47];0;[.F47];2;0)" office:value-type="float" office:value="0">
            <text:p>0</text:p>
          </table:table-cell>
          <table:table-cell table:style-name="ACE-13" table:formula="of:=COM.MICROSOFT.SWITCH([$'switches'.$B$1];1;[$'b'.G47];0;[.G47];2;0)" office:value-type="float" office:value="0">
            <text:p>0</text:p>
          </table:table-cell>
          <table:table-cell table:style-name="ACE-13" table:formula="of:=COM.MICROSOFT.SWITCH([$'switches'.$B$1];1;[$'b'.H47];0;[.H47];2;0)" office:value-type="float" office:value="0">
            <text:p>0</text:p>
          </table:table-cell>
          <table:table-cell table:style-name="ACE-13" table:formula="of:=COM.MICROSOFT.SWITCH([$'switches'.$B$1];1;[$'b'.I47];0;[.I47];2;0)" office:value-type="float" office:value="0">
            <text:p>0</text:p>
          </table:table-cell>
          <table:table-cell table:style-name="ACE-13" table:formula="of:=COM.MICROSOFT.SWITCH([$'switches'.$B$1];1;[$'b'.J47];0;[.J47];2;0)" office:value-type="float" office:value="0">
            <text:p>0</text:p>
          </table:table-cell>
          <table:table-cell table:style-name="ACE-13" table:formula="of:=COM.MICROSOFT.SWITCH([$'switches'.$B$1];1;[$'b'.K47];0;[.K47];2;0)" office:value-type="float" office:value="0">
            <text:p>0</text:p>
          </table:table-cell>
          <table:table-cell table:style-name="ACE-13" table:formula="of:=COM.MICROSOFT.SWITCH([$'switches'.$B$1];1;[$'b'.L47];0;[.L47];2;0)" office:value-type="float" office:value="0">
            <text:p>0</text:p>
          </table:table-cell>
          <table:table-cell table:style-name="ACE-13" table:formula="of:=COM.MICROSOFT.SWITCH([$'switches'.$B$1];1;[$'b'.M47];0;[.M47];2;0)" office:value-type="float" office:value="0">
            <text:p>0</text:p>
          </table:table-cell>
          <table:table-cell table:style-name="ACE-13" table:formula="of:=COM.MICROSOFT.SWITCH([$'switches'.$B$1];1;[$'b'.N47];0;[.N47];2;0)" office:value-type="float" office:value="0">
            <text:p>0</text:p>
          </table:table-cell>
          <table:table-cell table:style-name="ACE-13" table:formula="of:=COM.MICROSOFT.SWITCH([$'switches'.$B$1];1;[$'b'.O47];0;[.O47];2;0)" office:value-type="float" office:value="0">
            <text:p>0</text:p>
          </table:table-cell>
          <table:table-cell table:style-name="ACE-13" table:formula="of:=COM.MICROSOFT.SWITCH([$'switches'.$B$1];1;[$'b'.P47];0;[.P47];2;0)" office:value-type="float" office:value="0">
            <text:p>0</text:p>
          </table:table-cell>
          <table:table-cell table:style-name="ACE-13" table:formula="of:=COM.MICROSOFT.SWITCH([$'switches'.$B$1];1;[$'b'.Q47];0;[.Q47];2;0)" office:value-type="float" office:value="0">
            <text:p>0</text:p>
          </table:table-cell>
          <table:table-cell table:style-name="ACE-13" table:formula="of:=COM.MICROSOFT.SWITCH([$'switches'.$B$1];1;[$'b'.R47];0;[.R47];2;0)" office:value-type="float" office:value="0">
            <text:p>0</text:p>
          </table:table-cell>
          <table:table-cell table:style-name="ACE-13" table:formula="of:=COM.MICROSOFT.SWITCH([$'switches'.$B$1];1;[$'b'.S47];0;[.S47];2;0)" office:value-type="float" office:value="0">
            <text:p>0</text:p>
          </table:table-cell>
          <table:table-cell table:style-name="ACE-13" table:formula="of:=COM.MICROSOFT.SWITCH([$'switches'.$B$1];1;[$'b'.T47];0;[.T47];2;0)" office:value-type="float" office:value="0">
            <text:p>0</text:p>
          </table:table-cell>
          <table:table-cell table:style-name="ACE-13" table:formula="of:=COM.MICROSOFT.SWITCH([$'switches'.$B$1];1;[$'b'.U47];0;[.U47];2;0)" office:value-type="float" office:value="0">
            <text:p>0</text:p>
          </table:table-cell>
          <table:table-cell table:style-name="ACE-13" table:formula="of:=COM.MICROSOFT.SWITCH([$'switches'.$B$1];1;[$'b'.V47];0;[.V47];2;0)" office:value-type="float" office:value="0">
            <text:p>0</text:p>
          </table:table-cell>
          <table:table-cell table:style-name="ACE-13" table:formula="of:=COM.MICROSOFT.SWITCH([$'switches'.$B$1];1;[$'b'.W47];0;[.W47];2;0)" office:value-type="float" office:value="0">
            <text:p>0</text:p>
          </table:table-cell>
          <table:table-cell table:style-name="ACE-13" table:formula="of:=COM.MICROSOFT.SWITCH([$'switches'.$B$1];1;[$'b'.X47];0;[.X47];2;0)" office:value-type="float" office:value="0">
            <text:p>0</text:p>
          </table:table-cell>
          <table:table-cell table:style-name="ACE-13" table:formula="of:=COM.MICROSOFT.SWITCH([$'switches'.$B$1];1;[$'b'.Y47];0;[.Y47];2;0)" office:value-type="float" office:value="0">
            <text:p>0</text:p>
          </table:table-cell>
          <table:table-cell table:style-name="ACE-13" table:formula="of:=COM.MICROSOFT.SWITCH([$'switches'.$B$1];1;[$'b'.Z47];0;[.Z47];2;0)" office:value-type="float" office:value="0">
            <text:p>0</text:p>
          </table:table-cell>
          <table:table-cell table:style-name="ACE-13" table:formula="of:=COM.MICROSOFT.SWITCH([$'switches'.$B$1];1;[$'b'.AA47];0;[.AA47];2;0)" office:value-type="float" office:value="0">
            <text:p>0</text:p>
          </table:table-cell>
          <table:table-cell table:style-name="ACE-13" table:formula="of:=COM.MICROSOFT.SWITCH([$'switches'.$B$1];1;[$'b'.AB47];0;[.AB47];2;0)" office:value-type="float" office:value="0">
            <text:p>0</text:p>
          </table:table-cell>
          <table:table-cell table:style-name="ACE-13" table:formula="of:=COM.MICROSOFT.SWITCH([$'switches'.$B$1];1;[$'b'.AC47];0;[.AC47];2;0)" office:value-type="float" office:value="0">
            <text:p>0</text:p>
          </table:table-cell>
          <table:table-cell table:style-name="ACE-13" table:formula="of:=COM.MICROSOFT.SWITCH([$'switches'.$B$1];1;[$'b'.AD47];0;[.AD47];2;0)" office:value-type="float" office:value="0">
            <text:p>0</text:p>
          </table:table-cell>
          <table:table-cell table:style-name="ACE-13" table:formula="of:=COM.MICROSOFT.SWITCH([$'switches'.$B$1];1;[$'b'.AE47];0;[.AE47];2;0)" office:value-type="float" office:value="0">
            <text:p>0</text:p>
          </table:table-cell>
          <table:table-cell table:style-name="ACE-13" table:formula="of:=COM.MICROSOFT.SWITCH([$'switches'.$B$1];1;[$'b'.AF47];0;[.AF47];2;0)" office:value-type="float" office:value="0">
            <text:p>0</text:p>
          </table:table-cell>
          <table:table-cell table:style-name="ACE-13" table:formula="of:=COM.MICROSOFT.SWITCH([$'switches'.$B$1];1;[$'b'.AG47];0;[.AG47];2;0)" office:value-type="float" office:value="0">
            <text:p>0</text:p>
          </table:table-cell>
          <table:table-cell table:style-name="ACE-13" table:formula="of:=COM.MICROSOFT.SWITCH([$'switches'.$B$1];1;[$'b'.AH47];0;[.AH47];2;0)" office:value-type="float" office:value="0">
            <text:p>0</text:p>
          </table:table-cell>
          <table:table-cell table:style-name="ACE-13" table:formula="of:=COM.MICROSOFT.SWITCH([$'switches'.$B$1];1;[$'b'.AI47];0;[.AI47];2;0)" office:value-type="float" office:value="0">
            <text:p>0</text:p>
          </table:table-cell>
          <table:table-cell table:style-name="ACE-13" table:formula="of:=COM.MICROSOFT.SWITCH([$'switches'.$B$1];1;[$'b'.AJ47];0;[.AJ47];2;0)" office:value-type="float" office:value="0">
            <text:p>0</text:p>
          </table:table-cell>
          <table:table-cell table:style-name="ACE-13" table:formula="of:=COM.MICROSOFT.SWITCH([$'switches'.$B$1];1;[$'b'.AK47];0;[.AK47];2;0)" office:value-type="float" office:value="0">
            <text:p>0</text:p>
          </table:table-cell>
          <table:table-cell table:style-name="ACE-13" table:formula="of:=COM.MICROSOFT.SWITCH([$'switches'.$B$1];1;[$'b'.AL47];0;[.AL47];2;0)" office:value-type="float" office:value="0">
            <text:p>0</text:p>
          </table:table-cell>
          <table:table-cell table:style-name="ACE-13" table:formula="of:=COM.MICROSOFT.SWITCH([$'switches'.$B$1];1;[$'b'.AM47];0;[.AM47];2;0)" office:value-type="float" office:value="0">
            <text:p>0</text:p>
          </table:table-cell>
          <table:table-cell table:style-name="ACE-13" table:formula="of:=COM.MICROSOFT.SWITCH([$'switches'.$B$1];1;[$'b'.AN47];0;[.AN47];2;0)" office:value-type="float" office:value="0">
            <text:p>0</text:p>
          </table:table-cell>
          <table:table-cell table:style-name="ACE-13" table:formula="of:=COM.MICROSOFT.SWITCH([$'switches'.$B$1];1;[$'b'.AO47];0;[.AO47];2;0)" office:value-type="float" office:value="0">
            <text:p>0</text:p>
          </table:table-cell>
          <table:table-cell table:style-name="ACE-13" table:formula="of:=COM.MICROSOFT.SWITCH([$'switches'.$B$1];1;[$'b'.AP47];0;[.AP47];2;0)" office:value-type="float" office:value="0">
            <text:p>0</text:p>
          </table:table-cell>
          <table:table-cell table:style-name="ACE-13" table:formula="of:=COM.MICROSOFT.SWITCH([$'switches'.$B$1];1;[$'b'.AQ47];0;[.AQ47];2;0)" office:value-type="float" office:value="0">
            <text:p>0</text:p>
          </table:table-cell>
          <table:table-cell table:style-name="ACE-13" table:formula="of:=COM.MICROSOFT.SWITCH([$'switches'.$B$1];1;[$'b'.AR47];0;[.AR47];2;0)" office:value-type="float" office:value="0">
            <text:p>0</text:p>
          </table:table-cell>
          <table:table-cell table:style-name="ACE-13" table:formula="of:=COM.MICROSOFT.SWITCH([$'switches'.$B$1];1;[$'b'.AS47];0;[.AS47];2;0)" office:value-type="float" office:value="0">
            <text:p>0</text:p>
          </table:table-cell>
          <table:table-cell table:style-name="ACE-13" table:formula="of:=COM.MICROSOFT.SWITCH([$'switches'.$B$1];1;[$'b'.AT47];0;[.AT47];2;0)" office:value-type="float" office:value="0">
            <text:p>0</text:p>
          </table:table-cell>
          <table:table-cell table:style-name="ACE-13" table:formula="of:=COM.MICROSOFT.SWITCH([$'switches'.$B$1];1;[$'b'.AU47];0;[.AU47];2;0)" office:value-type="float" office:value="0">
            <text:p>0</text:p>
          </table:table-cell>
          <table:table-cell table:style-name="ACE-13" table:formula="of:=COM.MICROSOFT.SWITCH([$'switches'.$B$1];1;[$'b'.AV47];0;[.AV47];2;0)" office:value-type="float" office:value="0">
            <text:p>0</text:p>
          </table:table-cell>
          <table:table-cell table:style-name="ACE-13" table:formula="of:=COM.MICROSOFT.SWITCH([$'switches'.$B$1];1;[$'b'.AW47];0;[.AW47];2;0)" office:value-type="float" office:value="0">
            <text:p>0</text:p>
          </table:table-cell>
          <table:table-cell table:style-name="ACE-13" table:formula="of:=COM.MICROSOFT.SWITCH([$'switches'.$B$1];1;[$'b'.AX47];0;[.AX47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8];0;[.B48];2;0)" office:value-type="float" office:value="0">
            <text:p>0</text:p>
          </table:table-cell>
          <table:table-cell table:style-name="ACE-13" table:formula="of:=COM.MICROSOFT.SWITCH([$'switches'.$B$1];1;[$'b'.C48];0;[.C48];2;0)" office:value-type="float" office:value="0">
            <text:p>0</text:p>
          </table:table-cell>
          <table:table-cell table:style-name="ACE-13" table:formula="of:=COM.MICROSOFT.SWITCH([$'switches'.$B$1];1;[$'b'.D48];0;[.D48];2;0)" office:value-type="float" office:value="0">
            <text:p>0</text:p>
          </table:table-cell>
          <table:table-cell table:style-name="ACE-13" table:formula="of:=COM.MICROSOFT.SWITCH([$'switches'.$B$1];1;[$'b'.E48];0;[.E48];2;0)" office:value-type="float" office:value="0">
            <text:p>0</text:p>
          </table:table-cell>
          <table:table-cell table:style-name="ACE-13" table:formula="of:=COM.MICROSOFT.SWITCH([$'switches'.$B$1];1;[$'b'.F48];0;[.F48];2;0)" office:value-type="float" office:value="0">
            <text:p>0</text:p>
          </table:table-cell>
          <table:table-cell table:style-name="ACE-13" table:formula="of:=COM.MICROSOFT.SWITCH([$'switches'.$B$1];1;[$'b'.G48];0;[.G48];2;0)" office:value-type="float" office:value="0">
            <text:p>0</text:p>
          </table:table-cell>
          <table:table-cell table:style-name="ACE-13" table:formula="of:=COM.MICROSOFT.SWITCH([$'switches'.$B$1];1;[$'b'.H48];0;[.H48];2;0)" office:value-type="float" office:value="0">
            <text:p>0</text:p>
          </table:table-cell>
          <table:table-cell table:style-name="ACE-13" table:formula="of:=COM.MICROSOFT.SWITCH([$'switches'.$B$1];1;[$'b'.I48];0;[.I48];2;0)" office:value-type="float" office:value="0">
            <text:p>0</text:p>
          </table:table-cell>
          <table:table-cell table:style-name="ACE-13" table:formula="of:=COM.MICROSOFT.SWITCH([$'switches'.$B$1];1;[$'b'.J48];0;[.J48];2;0)" office:value-type="float" office:value="0">
            <text:p>0</text:p>
          </table:table-cell>
          <table:table-cell table:style-name="ACE-13" table:formula="of:=COM.MICROSOFT.SWITCH([$'switches'.$B$1];1;[$'b'.K48];0;[.K48];2;0)" office:value-type="float" office:value="0">
            <text:p>0</text:p>
          </table:table-cell>
          <table:table-cell table:style-name="ACE-13" table:formula="of:=COM.MICROSOFT.SWITCH([$'switches'.$B$1];1;[$'b'.L48];0;[.L48];2;0)" office:value-type="float" office:value="0">
            <text:p>0</text:p>
          </table:table-cell>
          <table:table-cell table:style-name="ACE-13" table:formula="of:=COM.MICROSOFT.SWITCH([$'switches'.$B$1];1;[$'b'.M48];0;[.M48];2;0)" office:value-type="float" office:value="0">
            <text:p>0</text:p>
          </table:table-cell>
          <table:table-cell table:style-name="ACE-13" table:formula="of:=COM.MICROSOFT.SWITCH([$'switches'.$B$1];1;[$'b'.N48];0;[.N48];2;0)" office:value-type="float" office:value="0">
            <text:p>0</text:p>
          </table:table-cell>
          <table:table-cell table:style-name="ACE-13" table:formula="of:=COM.MICROSOFT.SWITCH([$'switches'.$B$1];1;[$'b'.O48];0;[.O48];2;0)" office:value-type="float" office:value="0">
            <text:p>0</text:p>
          </table:table-cell>
          <table:table-cell table:style-name="ACE-13" table:formula="of:=COM.MICROSOFT.SWITCH([$'switches'.$B$1];1;[$'b'.P48];0;[.P48];2;0)" office:value-type="float" office:value="0">
            <text:p>0</text:p>
          </table:table-cell>
          <table:table-cell table:style-name="ACE-13" table:formula="of:=COM.MICROSOFT.SWITCH([$'switches'.$B$1];1;[$'b'.Q48];0;[.Q48];2;0)" office:value-type="float" office:value="0">
            <text:p>0</text:p>
          </table:table-cell>
          <table:table-cell table:style-name="ACE-13" table:formula="of:=COM.MICROSOFT.SWITCH([$'switches'.$B$1];1;[$'b'.R48];0;[.R48];2;0)" office:value-type="float" office:value="0">
            <text:p>0</text:p>
          </table:table-cell>
          <table:table-cell table:style-name="ACE-13" table:formula="of:=COM.MICROSOFT.SWITCH([$'switches'.$B$1];1;[$'b'.S48];0;[.S48];2;0)" office:value-type="float" office:value="0">
            <text:p>0</text:p>
          </table:table-cell>
          <table:table-cell table:style-name="ACE-13" table:formula="of:=COM.MICROSOFT.SWITCH([$'switches'.$B$1];1;[$'b'.T48];0;[.T48];2;0)" office:value-type="float" office:value="0">
            <text:p>0</text:p>
          </table:table-cell>
          <table:table-cell table:style-name="ACE-13" table:formula="of:=COM.MICROSOFT.SWITCH([$'switches'.$B$1];1;[$'b'.U48];0;[.U48];2;0)" office:value-type="float" office:value="0">
            <text:p>0</text:p>
          </table:table-cell>
          <table:table-cell table:style-name="ACE-13" table:formula="of:=COM.MICROSOFT.SWITCH([$'switches'.$B$1];1;[$'b'.V48];0;[.V48];2;0)" office:value-type="float" office:value="0">
            <text:p>0</text:p>
          </table:table-cell>
          <table:table-cell table:style-name="ACE-13" table:formula="of:=COM.MICROSOFT.SWITCH([$'switches'.$B$1];1;[$'b'.W48];0;[.W48];2;0)" office:value-type="float" office:value="0">
            <text:p>0</text:p>
          </table:table-cell>
          <table:table-cell table:style-name="ACE-13" table:formula="of:=COM.MICROSOFT.SWITCH([$'switches'.$B$1];1;[$'b'.X48];0;[.X48];2;0)" office:value-type="float" office:value="0">
            <text:p>0</text:p>
          </table:table-cell>
          <table:table-cell table:style-name="ACE-13" table:formula="of:=COM.MICROSOFT.SWITCH([$'switches'.$B$1];1;[$'b'.Y48];0;[.Y48];2;0)" office:value-type="float" office:value="0">
            <text:p>0</text:p>
          </table:table-cell>
          <table:table-cell table:style-name="ACE-13" table:formula="of:=COM.MICROSOFT.SWITCH([$'switches'.$B$1];1;[$'b'.Z48];0;[.Z48];2;0)" office:value-type="float" office:value="0">
            <text:p>0</text:p>
          </table:table-cell>
          <table:table-cell table:style-name="ACE-13" table:formula="of:=COM.MICROSOFT.SWITCH([$'switches'.$B$1];1;[$'b'.AA48];0;[.AA48];2;0)" office:value-type="float" office:value="0">
            <text:p>0</text:p>
          </table:table-cell>
          <table:table-cell table:style-name="ACE-13" table:formula="of:=COM.MICROSOFT.SWITCH([$'switches'.$B$1];1;[$'b'.AB48];0;[.AB48];2;0)" office:value-type="float" office:value="0">
            <text:p>0</text:p>
          </table:table-cell>
          <table:table-cell table:style-name="ACE-13" table:formula="of:=COM.MICROSOFT.SWITCH([$'switches'.$B$1];1;[$'b'.AC48];0;[.AC48];2;0)" office:value-type="float" office:value="0">
            <text:p>0</text:p>
          </table:table-cell>
          <table:table-cell table:style-name="ACE-13" table:formula="of:=COM.MICROSOFT.SWITCH([$'switches'.$B$1];1;[$'b'.AD48];0;[.AD48];2;0)" office:value-type="float" office:value="0">
            <text:p>0</text:p>
          </table:table-cell>
          <table:table-cell table:style-name="ACE-13" table:formula="of:=COM.MICROSOFT.SWITCH([$'switches'.$B$1];1;[$'b'.AE48];0;[.AE48];2;0)" office:value-type="float" office:value="0">
            <text:p>0</text:p>
          </table:table-cell>
          <table:table-cell table:style-name="ACE-13" table:formula="of:=COM.MICROSOFT.SWITCH([$'switches'.$B$1];1;[$'b'.AF48];0;[.AF48];2;0)" office:value-type="float" office:value="0">
            <text:p>0</text:p>
          </table:table-cell>
          <table:table-cell table:style-name="ACE-13" table:formula="of:=COM.MICROSOFT.SWITCH([$'switches'.$B$1];1;[$'b'.AG48];0;[.AG48];2;0)" office:value-type="float" office:value="0">
            <text:p>0</text:p>
          </table:table-cell>
          <table:table-cell table:style-name="ACE-13" table:formula="of:=COM.MICROSOFT.SWITCH([$'switches'.$B$1];1;[$'b'.AH48];0;[.AH48];2;0)" office:value-type="float" office:value="0">
            <text:p>0</text:p>
          </table:table-cell>
          <table:table-cell table:style-name="ACE-13" table:formula="of:=COM.MICROSOFT.SWITCH([$'switches'.$B$1];1;[$'b'.AI48];0;[.AI48];2;0)" office:value-type="float" office:value="0">
            <text:p>0</text:p>
          </table:table-cell>
          <table:table-cell table:style-name="ACE-13" table:formula="of:=COM.MICROSOFT.SWITCH([$'switches'.$B$1];1;[$'b'.AJ48];0;[.AJ48];2;0)" office:value-type="float" office:value="0">
            <text:p>0</text:p>
          </table:table-cell>
          <table:table-cell table:style-name="ACE-13" table:formula="of:=COM.MICROSOFT.SWITCH([$'switches'.$B$1];1;[$'b'.AK48];0;[.AK48];2;0)" office:value-type="float" office:value="0">
            <text:p>0</text:p>
          </table:table-cell>
          <table:table-cell table:style-name="ACE-13" table:formula="of:=COM.MICROSOFT.SWITCH([$'switches'.$B$1];1;[$'b'.AL48];0;[.AL48];2;0)" office:value-type="float" office:value="0">
            <text:p>0</text:p>
          </table:table-cell>
          <table:table-cell table:style-name="ACE-13" table:formula="of:=COM.MICROSOFT.SWITCH([$'switches'.$B$1];1;[$'b'.AM48];0;[.AM48];2;0)" office:value-type="float" office:value="0">
            <text:p>0</text:p>
          </table:table-cell>
          <table:table-cell table:style-name="ACE-13" table:formula="of:=COM.MICROSOFT.SWITCH([$'switches'.$B$1];1;[$'b'.AN48];0;[.AN48];2;0)" office:value-type="float" office:value="0">
            <text:p>0</text:p>
          </table:table-cell>
          <table:table-cell table:style-name="ACE-13" table:formula="of:=COM.MICROSOFT.SWITCH([$'switches'.$B$1];1;[$'b'.AO48];0;[.AO48];2;0)" office:value-type="float" office:value="0">
            <text:p>0</text:p>
          </table:table-cell>
          <table:table-cell table:style-name="ACE-13" table:formula="of:=COM.MICROSOFT.SWITCH([$'switches'.$B$1];1;[$'b'.AP48];0;[.AP48];2;0)" office:value-type="float" office:value="0">
            <text:p>0</text:p>
          </table:table-cell>
          <table:table-cell table:style-name="ACE-13" table:formula="of:=COM.MICROSOFT.SWITCH([$'switches'.$B$1];1;[$'b'.AQ48];0;[.AQ48];2;0)" office:value-type="float" office:value="0">
            <text:p>0</text:p>
          </table:table-cell>
          <table:table-cell table:style-name="ACE-13" table:formula="of:=COM.MICROSOFT.SWITCH([$'switches'.$B$1];1;[$'b'.AR48];0;[.AR48];2;0)" office:value-type="float" office:value="0">
            <text:p>0</text:p>
          </table:table-cell>
          <table:table-cell table:style-name="ACE-13" table:formula="of:=COM.MICROSOFT.SWITCH([$'switches'.$B$1];1;[$'b'.AS48];0;[.AS48];2;0)" office:value-type="float" office:value="0">
            <text:p>0</text:p>
          </table:table-cell>
          <table:table-cell table:style-name="ACE-13" table:formula="of:=COM.MICROSOFT.SWITCH([$'switches'.$B$1];1;[$'b'.AT48];0;[.AT48];2;0)" office:value-type="float" office:value="0">
            <text:p>0</text:p>
          </table:table-cell>
          <table:table-cell table:style-name="ACE-13" table:formula="of:=COM.MICROSOFT.SWITCH([$'switches'.$B$1];1;[$'b'.AU48];0;[.AU48];2;0)" office:value-type="float" office:value="0">
            <text:p>0</text:p>
          </table:table-cell>
          <table:table-cell table:style-name="ACE-13" table:formula="of:=COM.MICROSOFT.SWITCH([$'switches'.$B$1];1;[$'b'.AV48];0;[.AV48];2;0)" office:value-type="float" office:value="0">
            <text:p>0</text:p>
          </table:table-cell>
          <table:table-cell table:style-name="ACE-13" table:formula="of:=COM.MICROSOFT.SWITCH([$'switches'.$B$1];1;[$'b'.AW48];0;[.AW48];2;0)" office:value-type="float" office:value="0">
            <text:p>0</text:p>
          </table:table-cell>
          <table:table-cell table:style-name="ACE-13" table:formula="of:=COM.MICROSOFT.SWITCH([$'switches'.$B$1];1;[$'b'.AX48];0;[.AX48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49];0;[.B49];2;0)" office:value-type="float" office:value="0">
            <text:p>0</text:p>
          </table:table-cell>
          <table:table-cell table:style-name="ACE-13" table:formula="of:=COM.MICROSOFT.SWITCH([$'switches'.$B$1];1;[$'b'.C49];0;[.C49];2;0)" office:value-type="float" office:value="0">
            <text:p>0</text:p>
          </table:table-cell>
          <table:table-cell table:style-name="ACE-13" table:formula="of:=COM.MICROSOFT.SWITCH([$'switches'.$B$1];1;[$'b'.D49];0;[.D49];2;0)" office:value-type="float" office:value="0">
            <text:p>0</text:p>
          </table:table-cell>
          <table:table-cell table:style-name="ACE-13" table:formula="of:=COM.MICROSOFT.SWITCH([$'switches'.$B$1];1;[$'b'.E49];0;[.E49];2;0)" office:value-type="float" office:value="0">
            <text:p>0</text:p>
          </table:table-cell>
          <table:table-cell table:style-name="ACE-13" table:formula="of:=COM.MICROSOFT.SWITCH([$'switches'.$B$1];1;[$'b'.F49];0;[.F49];2;0)" office:value-type="float" office:value="0">
            <text:p>0</text:p>
          </table:table-cell>
          <table:table-cell table:style-name="ACE-13" table:formula="of:=COM.MICROSOFT.SWITCH([$'switches'.$B$1];1;[$'b'.G49];0;[.G49];2;0)" office:value-type="float" office:value="0">
            <text:p>0</text:p>
          </table:table-cell>
          <table:table-cell table:style-name="ACE-13" table:formula="of:=COM.MICROSOFT.SWITCH([$'switches'.$B$1];1;[$'b'.H49];0;[.H49];2;0)" office:value-type="float" office:value="0">
            <text:p>0</text:p>
          </table:table-cell>
          <table:table-cell table:style-name="ACE-13" table:formula="of:=COM.MICROSOFT.SWITCH([$'switches'.$B$1];1;[$'b'.I49];0;[.I49];2;0)" office:value-type="float" office:value="0">
            <text:p>0</text:p>
          </table:table-cell>
          <table:table-cell table:style-name="ACE-13" table:formula="of:=COM.MICROSOFT.SWITCH([$'switches'.$B$1];1;[$'b'.J49];0;[.J49];2;0)" office:value-type="float" office:value="0">
            <text:p>0</text:p>
          </table:table-cell>
          <table:table-cell table:style-name="ACE-13" table:formula="of:=COM.MICROSOFT.SWITCH([$'switches'.$B$1];1;[$'b'.K49];0;[.K49];2;0)" office:value-type="float" office:value="0">
            <text:p>0</text:p>
          </table:table-cell>
          <table:table-cell table:style-name="ACE-13" table:formula="of:=COM.MICROSOFT.SWITCH([$'switches'.$B$1];1;[$'b'.L49];0;[.L49];2;0)" office:value-type="float" office:value="0">
            <text:p>0</text:p>
          </table:table-cell>
          <table:table-cell table:style-name="ACE-13" table:formula="of:=COM.MICROSOFT.SWITCH([$'switches'.$B$1];1;[$'b'.M49];0;[.M49];2;0)" office:value-type="float" office:value="0">
            <text:p>0</text:p>
          </table:table-cell>
          <table:table-cell table:style-name="ACE-13" table:formula="of:=COM.MICROSOFT.SWITCH([$'switches'.$B$1];1;[$'b'.N49];0;[.N49];2;0)" office:value-type="float" office:value="0">
            <text:p>0</text:p>
          </table:table-cell>
          <table:table-cell table:style-name="ACE-13" table:formula="of:=COM.MICROSOFT.SWITCH([$'switches'.$B$1];1;[$'b'.O49];0;[.O49];2;0)" office:value-type="float" office:value="0">
            <text:p>0</text:p>
          </table:table-cell>
          <table:table-cell table:style-name="ACE-13" table:formula="of:=COM.MICROSOFT.SWITCH([$'switches'.$B$1];1;[$'b'.P49];0;[.P49];2;0)" office:value-type="float" office:value="0">
            <text:p>0</text:p>
          </table:table-cell>
          <table:table-cell table:style-name="ACE-13" table:formula="of:=COM.MICROSOFT.SWITCH([$'switches'.$B$1];1;[$'b'.Q49];0;[.Q49];2;0)" office:value-type="float" office:value="0">
            <text:p>0</text:p>
          </table:table-cell>
          <table:table-cell table:style-name="ACE-13" table:formula="of:=COM.MICROSOFT.SWITCH([$'switches'.$B$1];1;[$'b'.R49];0;[.R49];2;0)" office:value-type="float" office:value="0">
            <text:p>0</text:p>
          </table:table-cell>
          <table:table-cell table:style-name="ACE-13" table:formula="of:=COM.MICROSOFT.SWITCH([$'switches'.$B$1];1;[$'b'.S49];0;[.S49];2;0)" office:value-type="float" office:value="0">
            <text:p>0</text:p>
          </table:table-cell>
          <table:table-cell table:style-name="ACE-13" table:formula="of:=COM.MICROSOFT.SWITCH([$'switches'.$B$1];1;[$'b'.T49];0;[.T49];2;0)" office:value-type="float" office:value="0">
            <text:p>0</text:p>
          </table:table-cell>
          <table:table-cell table:style-name="ACE-13" table:formula="of:=COM.MICROSOFT.SWITCH([$'switches'.$B$1];1;[$'b'.U49];0;[.U49];2;0)" office:value-type="float" office:value="0">
            <text:p>0</text:p>
          </table:table-cell>
          <table:table-cell table:style-name="ACE-13" table:formula="of:=COM.MICROSOFT.SWITCH([$'switches'.$B$1];1;[$'b'.V49];0;[.V49];2;0)" office:value-type="float" office:value="0">
            <text:p>0</text:p>
          </table:table-cell>
          <table:table-cell table:style-name="ACE-13" table:formula="of:=COM.MICROSOFT.SWITCH([$'switches'.$B$1];1;[$'b'.W49];0;[.W49];2;0)" office:value-type="float" office:value="0">
            <text:p>0</text:p>
          </table:table-cell>
          <table:table-cell table:style-name="ACE-13" table:formula="of:=COM.MICROSOFT.SWITCH([$'switches'.$B$1];1;[$'b'.X49];0;[.X49];2;0)" office:value-type="float" office:value="0">
            <text:p>0</text:p>
          </table:table-cell>
          <table:table-cell table:style-name="ACE-13" table:formula="of:=COM.MICROSOFT.SWITCH([$'switches'.$B$1];1;[$'b'.Y49];0;[.Y49];2;0)" office:value-type="float" office:value="0">
            <text:p>0</text:p>
          </table:table-cell>
          <table:table-cell table:style-name="ACE-13" table:formula="of:=COM.MICROSOFT.SWITCH([$'switches'.$B$1];1;[$'b'.Z49];0;[.Z49];2;0)" office:value-type="float" office:value="0">
            <text:p>0</text:p>
          </table:table-cell>
          <table:table-cell table:style-name="ACE-13" table:formula="of:=COM.MICROSOFT.SWITCH([$'switches'.$B$1];1;[$'b'.AA49];0;[.AA49];2;0)" office:value-type="float" office:value="0">
            <text:p>0</text:p>
          </table:table-cell>
          <table:table-cell table:style-name="ACE-13" table:formula="of:=COM.MICROSOFT.SWITCH([$'switches'.$B$1];1;[$'b'.AB49];0;[.AB49];2;0)" office:value-type="float" office:value="0">
            <text:p>0</text:p>
          </table:table-cell>
          <table:table-cell table:style-name="ACE-13" table:formula="of:=COM.MICROSOFT.SWITCH([$'switches'.$B$1];1;[$'b'.AC49];0;[.AC49];2;0)" office:value-type="float" office:value="0">
            <text:p>0</text:p>
          </table:table-cell>
          <table:table-cell table:style-name="ACE-13" table:formula="of:=COM.MICROSOFT.SWITCH([$'switches'.$B$1];1;[$'b'.AD49];0;[.AD49];2;0)" office:value-type="float" office:value="0">
            <text:p>0</text:p>
          </table:table-cell>
          <table:table-cell table:style-name="ACE-13" table:formula="of:=COM.MICROSOFT.SWITCH([$'switches'.$B$1];1;[$'b'.AE49];0;[.AE49];2;0)" office:value-type="float" office:value="0">
            <text:p>0</text:p>
          </table:table-cell>
          <table:table-cell table:style-name="ACE-13" table:formula="of:=COM.MICROSOFT.SWITCH([$'switches'.$B$1];1;[$'b'.AF49];0;[.AF49];2;0)" office:value-type="float" office:value="0">
            <text:p>0</text:p>
          </table:table-cell>
          <table:table-cell table:style-name="ACE-13" table:formula="of:=COM.MICROSOFT.SWITCH([$'switches'.$B$1];1;[$'b'.AG49];0;[.AG49];2;0)" office:value-type="float" office:value="0">
            <text:p>0</text:p>
          </table:table-cell>
          <table:table-cell table:style-name="ACE-13" table:formula="of:=COM.MICROSOFT.SWITCH([$'switches'.$B$1];1;[$'b'.AH49];0;[.AH49];2;0)" office:value-type="float" office:value="0">
            <text:p>0</text:p>
          </table:table-cell>
          <table:table-cell table:style-name="ACE-13" table:formula="of:=COM.MICROSOFT.SWITCH([$'switches'.$B$1];1;[$'b'.AI49];0;[.AI49];2;0)" office:value-type="float" office:value="0">
            <text:p>0</text:p>
          </table:table-cell>
          <table:table-cell table:style-name="ACE-13" table:formula="of:=COM.MICROSOFT.SWITCH([$'switches'.$B$1];1;[$'b'.AJ49];0;[.AJ49];2;0)" office:value-type="float" office:value="0">
            <text:p>0</text:p>
          </table:table-cell>
          <table:table-cell table:style-name="ACE-13" table:formula="of:=COM.MICROSOFT.SWITCH([$'switches'.$B$1];1;[$'b'.AK49];0;[.AK49];2;0)" office:value-type="float" office:value="0">
            <text:p>0</text:p>
          </table:table-cell>
          <table:table-cell table:style-name="ACE-13" table:formula="of:=COM.MICROSOFT.SWITCH([$'switches'.$B$1];1;[$'b'.AL49];0;[.AL49];2;0)" office:value-type="float" office:value="0">
            <text:p>0</text:p>
          </table:table-cell>
          <table:table-cell table:style-name="ACE-13" table:formula="of:=COM.MICROSOFT.SWITCH([$'switches'.$B$1];1;[$'b'.AM49];0;[.AM49];2;0)" office:value-type="float" office:value="0">
            <text:p>0</text:p>
          </table:table-cell>
          <table:table-cell table:style-name="ACE-13" table:formula="of:=COM.MICROSOFT.SWITCH([$'switches'.$B$1];1;[$'b'.AN49];0;[.AN49];2;0)" office:value-type="float" office:value="0">
            <text:p>0</text:p>
          </table:table-cell>
          <table:table-cell table:style-name="ACE-13" table:formula="of:=COM.MICROSOFT.SWITCH([$'switches'.$B$1];1;[$'b'.AO49];0;[.AO49];2;0)" office:value-type="float" office:value="0">
            <text:p>0</text:p>
          </table:table-cell>
          <table:table-cell table:style-name="ACE-13" table:formula="of:=COM.MICROSOFT.SWITCH([$'switches'.$B$1];1;[$'b'.AP49];0;[.AP49];2;0)" office:value-type="float" office:value="0">
            <text:p>0</text:p>
          </table:table-cell>
          <table:table-cell table:style-name="ACE-13" table:formula="of:=COM.MICROSOFT.SWITCH([$'switches'.$B$1];1;[$'b'.AQ49];0;[.AQ49];2;0)" office:value-type="float" office:value="0">
            <text:p>0</text:p>
          </table:table-cell>
          <table:table-cell table:style-name="ACE-13" table:formula="of:=COM.MICROSOFT.SWITCH([$'switches'.$B$1];1;[$'b'.AR49];0;[.AR49];2;0)" office:value-type="float" office:value="0">
            <text:p>0</text:p>
          </table:table-cell>
          <table:table-cell table:style-name="ACE-13" table:formula="of:=COM.MICROSOFT.SWITCH([$'switches'.$B$1];1;[$'b'.AS49];0;[.AS49];2;0)" office:value-type="float" office:value="0">
            <text:p>0</text:p>
          </table:table-cell>
          <table:table-cell table:style-name="ACE-13" table:formula="of:=COM.MICROSOFT.SWITCH([$'switches'.$B$1];1;[$'b'.AT49];0;[.AT49];2;0)" office:value-type="float" office:value="0">
            <text:p>0</text:p>
          </table:table-cell>
          <table:table-cell table:style-name="ACE-13" table:formula="of:=COM.MICROSOFT.SWITCH([$'switches'.$B$1];1;[$'b'.AU49];0;[.AU49];2;0)" office:value-type="float" office:value="0">
            <text:p>0</text:p>
          </table:table-cell>
          <table:table-cell table:style-name="ACE-13" table:formula="of:=COM.MICROSOFT.SWITCH([$'switches'.$B$1];1;[$'b'.AV49];0;[.AV49];2;0)" office:value-type="float" office:value="0">
            <text:p>0</text:p>
          </table:table-cell>
          <table:table-cell table:style-name="ACE-13" table:formula="of:=COM.MICROSOFT.SWITCH([$'switches'.$B$1];1;[$'b'.AW49];0;[.AW49];2;0)" office:value-type="float" office:value="0">
            <text:p>0</text:p>
          </table:table-cell>
          <table:table-cell table:style-name="ACE-13" table:formula="of:=COM.MICROSOFT.SWITCH([$'switches'.$B$1];1;[$'b'.AX49];0;[.AX49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>
          <table:table-cell table:style-name="ACE-12"/>
          <table:table-cell table:style-name="ACE-13" table:formula="of:=COM.MICROSOFT.SWITCH([$'switches'.$B$1];1;[$'b'.B50];0;[.B50];2;0)" office:value-type="float" office:value="0">
            <text:p>0</text:p>
          </table:table-cell>
          <table:table-cell table:style-name="ACE-13" table:formula="of:=COM.MICROSOFT.SWITCH([$'switches'.$B$1];1;[$'b'.C50];0;[.C50];2;0)" office:value-type="float" office:value="0">
            <text:p>0</text:p>
          </table:table-cell>
          <table:table-cell table:style-name="ACE-13" table:formula="of:=COM.MICROSOFT.SWITCH([$'switches'.$B$1];1;[$'b'.D50];0;[.D50];2;0)" office:value-type="float" office:value="0">
            <text:p>0</text:p>
          </table:table-cell>
          <table:table-cell table:style-name="ACE-13" table:formula="of:=COM.MICROSOFT.SWITCH([$'switches'.$B$1];1;[$'b'.E50];0;[.E50];2;0)" office:value-type="float" office:value="0">
            <text:p>0</text:p>
          </table:table-cell>
          <table:table-cell table:style-name="ACE-13" table:formula="of:=COM.MICROSOFT.SWITCH([$'switches'.$B$1];1;[$'b'.F50];0;[.F50];2;0)" office:value-type="float" office:value="0">
            <text:p>0</text:p>
          </table:table-cell>
          <table:table-cell table:style-name="ACE-13" table:formula="of:=COM.MICROSOFT.SWITCH([$'switches'.$B$1];1;[$'b'.G50];0;[.G50];2;0)" office:value-type="float" office:value="0">
            <text:p>0</text:p>
          </table:table-cell>
          <table:table-cell table:style-name="ACE-13" table:formula="of:=COM.MICROSOFT.SWITCH([$'switches'.$B$1];1;[$'b'.H50];0;[.H50];2;0)" office:value-type="float" office:value="0">
            <text:p>0</text:p>
          </table:table-cell>
          <table:table-cell table:style-name="ACE-13" table:formula="of:=COM.MICROSOFT.SWITCH([$'switches'.$B$1];1;[$'b'.I50];0;[.I50];2;0)" office:value-type="float" office:value="0">
            <text:p>0</text:p>
          </table:table-cell>
          <table:table-cell table:style-name="ACE-13" table:formula="of:=COM.MICROSOFT.SWITCH([$'switches'.$B$1];1;[$'b'.J50];0;[.J50];2;0)" office:value-type="float" office:value="0">
            <text:p>0</text:p>
          </table:table-cell>
          <table:table-cell table:style-name="ACE-13" table:formula="of:=COM.MICROSOFT.SWITCH([$'switches'.$B$1];1;[$'b'.K50];0;[.K50];2;0)" office:value-type="float" office:value="0">
            <text:p>0</text:p>
          </table:table-cell>
          <table:table-cell table:style-name="ACE-13" table:formula="of:=COM.MICROSOFT.SWITCH([$'switches'.$B$1];1;[$'b'.L50];0;[.L50];2;0)" office:value-type="float" office:value="0">
            <text:p>0</text:p>
          </table:table-cell>
          <table:table-cell table:style-name="ACE-13" table:formula="of:=COM.MICROSOFT.SWITCH([$'switches'.$B$1];1;[$'b'.M50];0;[.M50];2;0)" office:value-type="float" office:value="0">
            <text:p>0</text:p>
          </table:table-cell>
          <table:table-cell table:style-name="ACE-13" table:formula="of:=COM.MICROSOFT.SWITCH([$'switches'.$B$1];1;[$'b'.N50];0;[.N50];2;0)" office:value-type="float" office:value="0">
            <text:p>0</text:p>
          </table:table-cell>
          <table:table-cell table:style-name="ACE-13" table:formula="of:=COM.MICROSOFT.SWITCH([$'switches'.$B$1];1;[$'b'.O50];0;[.O50];2;0)" office:value-type="float" office:value="0">
            <text:p>0</text:p>
          </table:table-cell>
          <table:table-cell table:style-name="ACE-13" table:formula="of:=COM.MICROSOFT.SWITCH([$'switches'.$B$1];1;[$'b'.P50];0;[.P50];2;0)" office:value-type="float" office:value="0">
            <text:p>0</text:p>
          </table:table-cell>
          <table:table-cell table:style-name="ACE-13" table:formula="of:=COM.MICROSOFT.SWITCH([$'switches'.$B$1];1;[$'b'.Q50];0;[.Q50];2;0)" office:value-type="float" office:value="0">
            <text:p>0</text:p>
          </table:table-cell>
          <table:table-cell table:style-name="ACE-13" table:formula="of:=COM.MICROSOFT.SWITCH([$'switches'.$B$1];1;[$'b'.R50];0;[.R50];2;0)" office:value-type="float" office:value="0">
            <text:p>0</text:p>
          </table:table-cell>
          <table:table-cell table:style-name="ACE-13" table:formula="of:=COM.MICROSOFT.SWITCH([$'switches'.$B$1];1;[$'b'.S50];0;[.S50];2;0)" office:value-type="float" office:value="0">
            <text:p>0</text:p>
          </table:table-cell>
          <table:table-cell table:style-name="ACE-13" table:formula="of:=COM.MICROSOFT.SWITCH([$'switches'.$B$1];1;[$'b'.T50];0;[.T50];2;0)" office:value-type="float" office:value="0">
            <text:p>0</text:p>
          </table:table-cell>
          <table:table-cell table:style-name="ACE-13" table:formula="of:=COM.MICROSOFT.SWITCH([$'switches'.$B$1];1;[$'b'.U50];0;[.U50];2;0)" office:value-type="float" office:value="0">
            <text:p>0</text:p>
          </table:table-cell>
          <table:table-cell table:style-name="ACE-13" table:formula="of:=COM.MICROSOFT.SWITCH([$'switches'.$B$1];1;[$'b'.V50];0;[.V50];2;0)" office:value-type="float" office:value="0">
            <text:p>0</text:p>
          </table:table-cell>
          <table:table-cell table:style-name="ACE-13" table:formula="of:=COM.MICROSOFT.SWITCH([$'switches'.$B$1];1;[$'b'.W50];0;[.W50];2;0)" office:value-type="float" office:value="0">
            <text:p>0</text:p>
          </table:table-cell>
          <table:table-cell table:style-name="ACE-13" table:formula="of:=COM.MICROSOFT.SWITCH([$'switches'.$B$1];1;[$'b'.X50];0;[.X50];2;0)" office:value-type="float" office:value="0">
            <text:p>0</text:p>
          </table:table-cell>
          <table:table-cell table:style-name="ACE-13" table:formula="of:=COM.MICROSOFT.SWITCH([$'switches'.$B$1];1;[$'b'.Y50];0;[.Y50];2;0)" office:value-type="float" office:value="0">
            <text:p>0</text:p>
          </table:table-cell>
          <table:table-cell table:style-name="ACE-13" table:formula="of:=COM.MICROSOFT.SWITCH([$'switches'.$B$1];1;[$'b'.Z50];0;[.Z50];2;0)" office:value-type="float" office:value="0">
            <text:p>0</text:p>
          </table:table-cell>
          <table:table-cell table:style-name="ACE-13" table:formula="of:=COM.MICROSOFT.SWITCH([$'switches'.$B$1];1;[$'b'.AA50];0;[.AA50];2;0)" office:value-type="float" office:value="0">
            <text:p>0</text:p>
          </table:table-cell>
          <table:table-cell table:style-name="ACE-13" table:formula="of:=COM.MICROSOFT.SWITCH([$'switches'.$B$1];1;[$'b'.AB50];0;[.AB50];2;0)" office:value-type="float" office:value="0">
            <text:p>0</text:p>
          </table:table-cell>
          <table:table-cell table:style-name="ACE-13" table:formula="of:=COM.MICROSOFT.SWITCH([$'switches'.$B$1];1;[$'b'.AC50];0;[.AC50];2;0)" office:value-type="float" office:value="0">
            <text:p>0</text:p>
          </table:table-cell>
          <table:table-cell table:style-name="ACE-13" table:formula="of:=COM.MICROSOFT.SWITCH([$'switches'.$B$1];1;[$'b'.AD50];0;[.AD50];2;0)" office:value-type="float" office:value="0">
            <text:p>0</text:p>
          </table:table-cell>
          <table:table-cell table:style-name="ACE-13" table:formula="of:=COM.MICROSOFT.SWITCH([$'switches'.$B$1];1;[$'b'.AE50];0;[.AE50];2;0)" office:value-type="float" office:value="0">
            <text:p>0</text:p>
          </table:table-cell>
          <table:table-cell table:style-name="ACE-13" table:formula="of:=COM.MICROSOFT.SWITCH([$'switches'.$B$1];1;[$'b'.AF50];0;[.AF50];2;0)" office:value-type="float" office:value="0">
            <text:p>0</text:p>
          </table:table-cell>
          <table:table-cell table:style-name="ACE-13" table:formula="of:=COM.MICROSOFT.SWITCH([$'switches'.$B$1];1;[$'b'.AG50];0;[.AG50];2;0)" office:value-type="float" office:value="0">
            <text:p>0</text:p>
          </table:table-cell>
          <table:table-cell table:style-name="ACE-13" table:formula="of:=COM.MICROSOFT.SWITCH([$'switches'.$B$1];1;[$'b'.AH50];0;[.AH50];2;0)" office:value-type="float" office:value="0">
            <text:p>0</text:p>
          </table:table-cell>
          <table:table-cell table:style-name="ACE-13" table:formula="of:=COM.MICROSOFT.SWITCH([$'switches'.$B$1];1;[$'b'.AI50];0;[.AI50];2;0)" office:value-type="float" office:value="0">
            <text:p>0</text:p>
          </table:table-cell>
          <table:table-cell table:style-name="ACE-13" table:formula="of:=COM.MICROSOFT.SWITCH([$'switches'.$B$1];1;[$'b'.AJ50];0;[.AJ50];2;0)" office:value-type="float" office:value="0">
            <text:p>0</text:p>
          </table:table-cell>
          <table:table-cell table:style-name="ACE-13" table:formula="of:=COM.MICROSOFT.SWITCH([$'switches'.$B$1];1;[$'b'.AK50];0;[.AK50];2;0)" office:value-type="float" office:value="0">
            <text:p>0</text:p>
          </table:table-cell>
          <table:table-cell table:style-name="ACE-13" table:formula="of:=COM.MICROSOFT.SWITCH([$'switches'.$B$1];1;[$'b'.AL50];0;[.AL50];2;0)" office:value-type="float" office:value="0">
            <text:p>0</text:p>
          </table:table-cell>
          <table:table-cell table:style-name="ACE-13" table:formula="of:=COM.MICROSOFT.SWITCH([$'switches'.$B$1];1;[$'b'.AM50];0;[.AM50];2;0)" office:value-type="float" office:value="0">
            <text:p>0</text:p>
          </table:table-cell>
          <table:table-cell table:style-name="ACE-13" table:formula="of:=COM.MICROSOFT.SWITCH([$'switches'.$B$1];1;[$'b'.AN50];0;[.AN50];2;0)" office:value-type="float" office:value="0">
            <text:p>0</text:p>
          </table:table-cell>
          <table:table-cell table:style-name="ACE-13" table:formula="of:=COM.MICROSOFT.SWITCH([$'switches'.$B$1];1;[$'b'.AO50];0;[.AO50];2;0)" office:value-type="float" office:value="0">
            <text:p>0</text:p>
          </table:table-cell>
          <table:table-cell table:style-name="ACE-13" table:formula="of:=COM.MICROSOFT.SWITCH([$'switches'.$B$1];1;[$'b'.AP50];0;[.AP50];2;0)" office:value-type="float" office:value="0">
            <text:p>0</text:p>
          </table:table-cell>
          <table:table-cell table:style-name="ACE-13" table:formula="of:=COM.MICROSOFT.SWITCH([$'switches'.$B$1];1;[$'b'.AQ50];0;[.AQ50];2;0)" office:value-type="float" office:value="0">
            <text:p>0</text:p>
          </table:table-cell>
          <table:table-cell table:style-name="ACE-13" table:formula="of:=COM.MICROSOFT.SWITCH([$'switches'.$B$1];1;[$'b'.AR50];0;[.AR50];2;0)" office:value-type="float" office:value="0">
            <text:p>0</text:p>
          </table:table-cell>
          <table:table-cell table:style-name="ACE-13" table:formula="of:=COM.MICROSOFT.SWITCH([$'switches'.$B$1];1;[$'b'.AS50];0;[.AS50];2;0)" office:value-type="float" office:value="0">
            <text:p>0</text:p>
          </table:table-cell>
          <table:table-cell table:style-name="ACE-13" table:formula="of:=COM.MICROSOFT.SWITCH([$'switches'.$B$1];1;[$'b'.AT50];0;[.AT50];2;0)" office:value-type="float" office:value="0">
            <text:p>0</text:p>
          </table:table-cell>
          <table:table-cell table:style-name="ACE-13" table:formula="of:=COM.MICROSOFT.SWITCH([$'switches'.$B$1];1;[$'b'.AU50];0;[.AU50];2;0)" office:value-type="float" office:value="0">
            <text:p>0</text:p>
          </table:table-cell>
          <table:table-cell table:style-name="ACE-13" table:formula="of:=COM.MICROSOFT.SWITCH([$'switches'.$B$1];1;[$'b'.AV50];0;[.AV50];2;0)" office:value-type="float" office:value="0">
            <text:p>0</text:p>
          </table:table-cell>
          <table:table-cell table:style-name="ACE-13" table:formula="of:=COM.MICROSOFT.SWITCH([$'switches'.$B$1];1;[$'b'.AW50];0;[.AW50];2;0)" office:value-type="float" office:value="0">
            <text:p>0</text:p>
          </table:table-cell>
          <table:table-cell table:style-name="ACE-13" table:formula="of:=COM.MICROSOFT.SWITCH([$'switches'.$B$1];1;[$'b'.AX50];0;[.AX50];2;0)" office:value-type="float" office:value="0">
            <text:p>0</text:p>
          </table:table-cell>
          <table:table-cell table:number-columns-repeated="974" table:style-name="ACE-12"/>
        </table:table-row>
        <table:table-row table:style-name="AROW-1" table:number-rows-repeated="1048526">
          <table:table-cell table:number-columns-repeated="1024"/>
        </table:table-row>
        <table:named-expressions>
          <table:named-expression table:name="Sheet_Title" table:expression="of:=&quot;bb&quot;" table:base-cell-address="$'bb'.$A$1"/>
          <table:named-expression table:name="Print_Area" table:expression="of:=#REF!" table:base-cell-address="$'bb'.$A$1"/>
        </table:named-expressions>
        <gnm:selections gnm:cursor-col="2" gnm:cursor-row="7">
          <gnm:selection gnm:start-col="2" gnm:start-row="7" gnm:end-col="2" gnm:end-row="7"/>
        </gnm:selections>
      </table:table>
      <table:table table:name="switches" table:style-name="ta-7" table:print="true">
        <office:forms form:automatic-focus="false" form:apply-design-mode="false">
          <form:form/>
        </office:forms>
        <table:table-column table:default-cell-style-name="ACE-15" table:style-name="ACOL-0" table:number-columns-repeated="2"/>
        <table:table-column table:default-cell-style-name="ACE-15" table:style-name="ACOL-0" table:number-columns-repeated="1022"/>
        <table:table-row table:style-name="AROW-0">
          <table:table-cell table:style-name="ACE-14" table:formula="of:=[$'display'.A1]" office:value-type="float" office:value="2">
            <text:p>2</text:p>
          </table:table-cell>
          <table:table-cell table:style-name="ACE-14" table:formula="of:=COM.MICROSOFT.SWITCH([.A1];0;1;1;0;2;2)" office:value-type="float" office:value="2">
            <text:p>2</text:p>
          </table:table-cell>
          <table:table-cell table:number-columns-repeated="1022" table:style-name="ACE-15"/>
        </table:table-row>
        <table:table-row table:style-name="AROW-0">
          <table:table-cell table:style-name="ACE-14"/>
          <table:table-cell table:number-columns-repeated="1023" table:style-name="ACE-15"/>
        </table:table-row>
        <table:table-row table:style-name="AROW-0">
          <table:table-cell table:number-columns-repeated="4" table:style-name="ACE-15"/>
          <table:table-cell table:style-name="ACE-14"/>
          <table:table-cell table:number-columns-repeated="1019" table:style-name="ACE-15"/>
        </table:table-row>
        <table:table-row table:style-name="AROW-0">
          <table:table-cell table:style-name="ACE-15"/>
          <table:table-cell table:style-name="ACE-14"/>
          <table:table-cell table:number-columns-repeated="1022" table:style-name="ACE-15"/>
        </table:table-row>
        <table:table-row table:style-name="AROW-1" table:number-rows-repeated="1048572">
          <table:table-cell table:number-columns-repeated="1024"/>
        </table:table-row>
        <table:named-expressions>
          <table:named-expression table:name="Sheet_Title" table:expression="of:=&quot;switches&quot;" table:base-cell-address="$'switches'.$A$1"/>
          <table:named-expression table:name="Print_Area" table:expression="of:=#REF!" table:base-cell-address="$'switches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1" style:family="table-cell">
      <style:table-cell-properties fo:background-color="#000000" gnm:background-colour="#000000" gnm:pattern="1" style:vertical-align="bottom" style:print-content="true" style:decimal-places="13"/>
      <style:paragraph-properties/>
      <style:text-properties fo:color="#000000" fo:font-family="Arial"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80.16pt" style:use-optimal-column-width="true"/>
    </style:default-style>
    <style:default-style style:family="table-row">
      <style:table-row-properties style:row-height="15.76pt" style:use-optimal-row-height="true"/>
    </style:default-style>
  </office:styles>
  <office:automatic-styles>
    <style:page-layout style:name="pl-0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2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3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4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5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6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7" style:page-usage="all">
      <style:page-layout-properties fo:margin-top="70.84pt" fo:margin-bottom="70.84pt" fo:margin-left="53.86pt" fo:margin-right="53.8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display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axi" style:page-layout-name="pl-1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abs" style:page-layout-name="pl-2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3" style:display-name="a" style:page-layout-name="pl-3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4" style:display-name="b" style:page-layout-name="pl-4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5" style:display-name="ba" style:page-layout-name="pl-5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6" style:display-name="bb" style:page-layout-name="pl-6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7" style:display-name="switches" style:page-layout-name="pl-7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1-29T16:54:42Z</dc:date>
    <meta:generator>gnumeric/1.12.46</meta:generator>
  </office:meta>
</office:document-meta>
</file>